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0def"/>
    </style:style>
    <style:style style:name="T1" style:family="text">
      <style:text-properties officeooo:rsid="00120d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/text:span></text:p>
      <text:p text:style-name="P1"><text:span text:style-name="T1">VOTE 1168041837 Campaign:ssss_uk_01B Validity:during Choice:Leon CONN:MIG00VU MSISDN:00777770939999 GUID:88B52A7B-A182-405C-9AE6-36FCF2E47294 Shortcode:63334</text:span></text:p>
      <text:p text:style-name="P1"><text:span text:style-name="T1">VOTE 1168041869 Campaign:ssss_uk_01B Validity:during Choice:Tupele CONN:MIG01XU MSISDN:00777771069999 GUID:5E99841C-EF10-4A38-8D3F-060A78B934F0 Shortcode:63334</text:span></text:p>
      <text:p text:style-name="P1"><text:span text:style-name="T1">VOTE 1168041915 Campaign:ssss_uk_01B Validity:during Choice:Tupele CONN:MIG00VU MSISDN:00777770739999 GUID:7CDD83DA-89D0-47F6-B770-669FE7CD76E6 Shortcode:63334</text:span></text:p>
      <text:p text:style-name="P1"><text:span text:style-name="T1">VOTE 1168041962 Campaign:ssss_uk_01B Validity:during Choice:Tupele CONN:MIG00VU MSISDN:00777770739999 GUID:B204C8C4-F218-4531-A42C-7EAC624B5830 Shortcode:63334</text:span></text:p>
      <text:p text:style-name="P1"><text:span text:style-name="T1">VOTE 1168041975 Campaign:ssss_uk_01B Validity:during Choice:Jane CONN:MIG01XU MSISDN:00777770509999 GUID:6946D7D5-4B9D-4364-BBCF-57359A336581 Shortcode:63334</text:span></text:p>
      <text:p text:style-name="P1"><text:span text:style-name="T1">VOTE 1168041980 Campaign:ssss_uk_01B Validity:during Choice:Tupele CONN:MIG00VU MSISDN:00777776359999 GUID:A12F2CF1-FDD4-46D4-A582-AD58BAA05E19 Shortcode:63334</text:span></text:p>
      <text:p text:style-name="P1"><text:span text:style-name="T1">VOTE 1168042049 Campaign:ssss_uk_01B Validity:during Choice:Jane CONN:MIG01TU MSISDN:00777777239999 GUID:E0B5B381-B858-4CFD-B868-F265E870F926 Shortcode:63334</text:span></text:p>
      <text:p text:style-name="P1"><text:span text:style-name="T1">VOTE 1168042215 Campaign:ssss_uk_01B Validity:during Choice:Mark CONN:MIG01OU MSISDN:00777779769999 GUID:C732AD84-A454-4F74-B585-5882C78BA4D4 Shortcode:63334</text:span></text:p>
      <text:p text:style-name="P1"><text:span text:style-name="T1">VOTE 1168042246 Campaign:ssss_uk_01B Validity:during Choice:Verity CONN:MIG01OU MSISDN:00777774029999 GUID:B9A7CF73-6EAB-45E2-9A0B-C59FE3F3F7F3 Shortcode:63334</text:span></text:p>
      <text:p text:style-name="P1"><text:span text:style-name="T1">VOTE 1168042294 Campaign:ssss_uk_01B Validity:during Choice:Mark CONN:MIG01OU MSISDN:00777779769999 GUID:93A33C8C-3068-4468-9F66-61CA5FB357C6 Shortcode:63334</text:span></text:p>
      <text:p text:style-name="P1"><text:span text:style-name="T1">VOTE 1168042298 Campaign:ssss_uk_01B Validity:during Choice:Matthew CONN:MIG01XU MSISDN:00777772159999 GUID:5449CEAF-C9F6-439F-BB8C-84AFAB3DEC36 Shortcode:63334</text:span></text:p>
      <text:p text:style-name="P1"><text:span text:style-name="T1">VOTE 1168042332 Campaign:ssss_uk_01B Validity:during Choice:Gemma CONN:MIG01XU MSISDN:00777774649999 GUID:F9F2611D-1C3A-4512-9521-B4763B263326 Shortcode:63334</text:span></text:p>
      <text:p text:style-name="P1"><text:span text:style-name="T1">VOTE 1168042355 Campaign:ssss_uk_01B Validity:during Choice:Mark CONN:MIG01XU MSISDN:00777771349999 GUID:D1DD26BF-7372-42CD-9E66-7383A4815CCB Shortcode:63334</text:span></text:p>
      <text:p text:style-name="P1"><text:span text:style-name="T1">VOTE 1168042390 Campaign:ssss_uk_01B Validity:during Choice:Jane CONN:MIG00VU MSISDN:00777778389999 GUID:0A6829A8-A296-4E04-B50C-6C3CDF275F7E Shortcode:63334</text:span></text:p>
      <text:p text:style-name="P1"><text:span text:style-name="T1">VOTE 1168042505 Campaign:ssss_uk_01B Validity:during Choice:Tupele CONN:MIG01XU MSISDN:00777777179999 GUID:D43F154B-1B71-4AE9-A255-0CE21176D99B Shortcode:63334</text:span></text:p>
      <text:p text:style-name="P1"><text:span text:style-name="T1">VOTE 1168042506 Campaign:ssss_uk_01B Validity:during Choice:Tupele CONN:MIG01OU MSISDN:00777771199999 GUID:74A0EBEF-1C42-4842-94D9-B50ADDC3C69E Shortcode:63334</text:span></text:p>
      <text:p text:style-name="P1"><text:span text:style-name="T1">VOTE 1168042507 Campaign:ssss_uk_01B Validity:during Choice:Tupele CONN:MIG01XU MSISDN:00777774039999 GUID:2E57FBCC-9A5E-48C0-A5C9-D9372AA3440A Shortcode:63334</text:span></text:p>
      <text:p text:style-name="P1"><text:span text:style-name="T1">VOTE 1168042515 Campaign:ssss_uk_01B Validity:during Choice:Mark CONN:MIG01XU MSISDN:00777778179999 GUID:C2FD053E-8EBE-49A5-A940-D76A71F6D6A7 Shortcode:63334</text:span></text:p>
      <text:p text:style-name="P1"><text:span text:style-name="T1">VOTE 1168042552 Campaign:ssss_uk_01B Validity:during Choice:Tupele CONN:MIG00VU MSISDN:00777770939999 GUID:A0E2C5B2-3AFB-40D7-8D48-B68B93D4FFE9 Shortcode:63334</text:span></text:p>
      <text:p text:style-name="P1"><text:span text:style-name="T1">VOTE 1168042591 Campaign:ssss_uk_01B Validity:during Choice:Jane CONN:MIG01TU MSISDN:00777779489999 GUID:190E96A8-89CA-41F8-9611-91F3490ACCA4 Shortcode:63334</text:span></text:p>
      <text:p text:style-name="P1"><text:span text:style-name="T1">VOTE 1168042606 Campaign:ssss_uk_01B Validity:during Choice:Tupele CONN:MIG01TU MSISDN:00777773559999 GUID:A375C7FE-B748-480B-B8D4-5CE86A79762B Shortcode:63334</text:span></text:p>
      <text:p text:style-name="P1"><text:span text:style-name="T1">VOTE 1168042652 Campaign:Emmerdale Validity:during Choice:GRAYSON CONN:MIG01OU MSISDN:00777771739999 GUID:36E30841-0B9A-47FF-9A13-AA97A27A2E18 Shortcode:63339</text:span></text:p>
      <text:p text:style-name="P1"><text:span text:style-name="T1">VOTE 1168042670 Campaign:ssss_uk_01B Validity:during Choice:Antony CONN:MIG01OU MSISDN:00777770359999 GUID:3B5E32FC-D612-43AC-BDEE-025FFBE02D10 Shortcode:63334</text:span></text:p>
      <text:p text:style-name="P1"><text:span text:style-name="T1">VOTE 1168042698 Campaign:ssss_uk_01B Validity:during Choice:Jane CONN:MIG00VU MSISDN:00777778749999 GUID:E09643C9-9483-49FC-A5F7-8772305C333C Shortcode:63334</text:span></text:p>
      <text:p text:style-name="P1"><text:span text:style-name="T1">VOTE 1168042949 Campaign:ssss_uk_01B Validity:during Choice:Antony CONN:MIG01XU MSISDN:00777770119999 GUID:AD2A1C72-05E6-4B29-8DD1-8D9B1EC9AED5 Shortcode:63334</text:span></text:p>
      <text:p text:style-name="P1"><text:span text:style-name="T1">VOTE 1168042955 Campaign:ssss_uk_01B Validity:during Choice:Jane CONN:MIG01XU MSISDN:00777777519999 GUID:A4CFAE03-7A56-4AA6-894C-DA10CD51D451 Shortcode:63334</text:span></text:p>
      <text:p text:style-name="P1"><text:span text:style-name="T1">VOTE 1168042991 Campaign:ssss_uk_01B Validity:during Choice:Jane CONN:MIG01XU MSISDN:00777779929999 GUID:4D3A7108-1085-4EBB-936C-4B1F933FF1F0 Shortcode:63334</text:span></text:p>
      <text:p text:style-name="P1"><text:span text:style-name="T1">VOTE 1168042994 Campaign:ssss_uk_01B Validity:during Choice:Hayley CONN:MIG01XU MSISDN:00777774569999 GUID:3FFD804D-20AB-48B4-B3C7-5C888E600E7E Shortcode:63334</text:span></text:p>
      <text:p text:style-name="P1"><text:span text:style-name="T1">VOTE 1168043036 Campaign:ssss_uk_01B Validity:during Choice:Alan CONN:MIG01XU MSISDN:00777771339999 GUID:8D5416B0-E409-4155-AFB2-9914FD7A1CD4 Shortcode:63334</text:span></text:p>
      <text:p text:style-name="P1"><text:span text:style-name="T1">VOTE 1168043039 Campaign:ssss_uk_01B Validity:during Choice:Antony CONN:MIG01XU MSISDN:00777775419999 GUID:2B7B4F8F-B865-4273-9FC5-EC6CEE509396 Shortcode:63334</text:span></text:p>
      <text:p text:style-name="P1"><text:span text:style-name="T1">VOTE 1168043092 Campaign:ssss_uk_01B Validity:during Choice:Gemma CONN:MIG01XU </text:span><text:soft-page-break/><text:span text:style-name="T1">MSISDN:00777779969999 GUID:F24193EC-C145-438C-9AB8-341CF309201A Shortcode:63334</text:span></text:p>
      <text:p text:style-name="P1"><text:span text:style-name="T1">VOTE 1168043122 Campaign:ssss_uk_01B Validity:during Choice:Tupele CONN:MIG00VU MSISDN:00777771789999 GUID:C6B54410-7362-45CA-98F8-0015D7338703 Shortcode:63334</text:span></text:p>
      <text:p text:style-name="P1"><text:span text:style-name="T1">VOTE 1168043141 Campaign:ssss_uk_01B Validity:during Choice:Tupele CONN:MIG00VU MSISDN:00777777679999 GUID:D103E272-9A30-418D-9A61-23B1DBD1FB64 Shortcode:63334</text:span></text:p>
      <text:p text:style-name="P1"><text:span text:style-name="T1">VOTE 1168043145 Campaign:ssss_uk_01B Validity:during Choice:Tupele CONN:MIG00VU MSISDN:00777770519999 GUID:4F17C19E-80DA-418C-9C62-47DA7A465E0D Shortcode:63334</text:span></text:p>
      <text:p text:style-name="P1"><text:span text:style-name="T1">VOTE 1168043554 Campaign:ssss_uk_01B Validity:during Choice:Jane CONN:MIG01OU MSISDN:00777779449999 GUID:47D212EE-B34D-42F9-B3CB-23E90C0F63A0 Shortcode:63334</text:span></text:p>
      <text:p text:style-name="P1"><text:span text:style-name="T1">VOTE 1168043557 Campaign:ssss_uk_01B Validity:during Choice:Jane CONN:MIG01OU MSISDN:00777771209999 GUID:D2F65471-A3FE-495C-A99B-DB8FD913A8E9 Shortcode:63334</text:span></text:p>
      <text:p text:style-name="P1"><text:span text:style-name="T1">VOTE 1168043560 Campaign:ssss_uk_01B Validity:during Choice:Hayley CONN:MIG01XU MSISDN:00777772909999 GUID:4E6985B6-C227-4D17-AA6C-0FA5D9D90371 Shortcode:63334</text:span></text:p>
      <text:p text:style-name="P1"><text:span text:style-name="T1">VOTE 1168043568 Campaign:ssss_uk_01B Validity:during Choice:Tupele CONN:MIG01XU MSISDN:00777772799999 GUID:FDC982FF-D1E4-4532-AAB4-DD288B32C700 Shortcode:63334</text:span></text:p>
      <text:p text:style-name="P1"><text:span text:style-name="T1">VOTE 1168043571 Campaign:ssss_uk_01B Validity:during Choice:Jane CONN:MIG01OU MSISDN:00777779449999 GUID:E78A38AE-B7DE-45E5-8288-7B2AD3658EEE Shortcode:63334</text:span></text:p>
      <text:p text:style-name="P1"><text:span text:style-name="T1">VOTE 1168043597 Campaign:ssss_uk_01B Validity:during Choice:Jane CONN:MIG01OU MSISDN:00777779449999 GUID:26E23499-41F6-427B-9024-6A6F2702A607 Shortcode:63334</text:span></text:p>
      <text:p text:style-name="P1"><text:span text:style-name="T1">VOTE 1168043610 Campaign:ssss_uk_01B Validity:during Choice:Jane CONN:MIG00VU MSISDN:00777777669999 GUID:E9FEB08C-1BE0-47DC-9FDE-8F7E2529AD54 Shortcode:63334</text:span></text:p>
      <text:p text:style-name="P1"><text:span text:style-name="T1">VOTE 1168043635 Campaign:ssss_uk_01B Validity:during Choice:Elaine CONN:MIG01XU MSISDN:00777770549999 GUID:EC431332-7228-4026-8AC4-7F411B18174C Shortcode:63334</text:span></text:p>
      <text:p text:style-name="P1"><text:span text:style-name="T1">VOTE 1168043672 Campaign:ssss_uk_01B Validity:during Choice:Antony CONN:MIG01XU MSISDN:00777771239999 GUID:2A249F05-50A9-4FC0-8E2D-C84E100754C4 Shortcode:63334</text:span></text:p>
      <text:p text:style-name="P1"><text:span text:style-name="T1">VOTE 1168043926 Campaign:ssss_uk_01B Validity:during Choice:Antony CONN:MIG00VU MSISDN:00777770479999 GUID:0F3DB43D-B2DE-4940-BDEB-6617D7FB552B Shortcode:63334</text:span></text:p>
      <text:p text:style-name="P1"><text:span text:style-name="T1">VOTE 1168044008 Campaign:ssss_uk_01B Validity:during Choice:Verity CONN:MIG00VU MSISDN:00777775849999 GUID:2D35AFDD-80A7-43A2-B9FC-E7995FEE151F Shortcode:63334</text:span></text:p>
      <text:p text:style-name="P1"><text:span text:style-name="T1">VOTE 1168044018 Campaign:ssss_uk_01B Validity:during Choice:Tupele CONN:MIG01OU MSISDN:00777777469999 GUID:4791A064-0A9A-44FF-9B5D-0F18AE8ADC5B Shortcode:63334</text:span></text:p>
      <text:p text:style-name="P1"><text:span text:style-name="T1">VOTE 1168044021 Campaign:ssss_uk_01B Validity:during Choice:Jane CONN:MIG01OU MSISDN:00777777309999 GUID:A359BD4E-2A16-49ED-B3F1-5B2B37BE0956 Shortcode:63334</text:span></text:p>
      <text:p text:style-name="P1"><text:span text:style-name="T1">VOTE 1168044060 Campaign:ssss_uk_01B Validity:during Choice:Antony CONN:MIG00VU MSISDN:00777770479999 GUID:E7C30309-8571-4CC1-98A2-522F5358093E Shortcode:63334</text:span></text:p>
      <text:p text:style-name="P1"><text:span text:style-name="T1">VOTE 1168044156 Campaign:ssss_uk_01B Validity:during Choice:Jane CONN:MIG01TU MSISDN:00777776609999 GUID:BAE4141B-B409-4A78-9A1B-22BF9E002295 Shortcode:63334</text:span></text:p>
      <text:p text:style-name="P1"><text:span text:style-name="T1">VOTE 1168044417 Campaign:ssss_uk_01B Validity:during Choice:Jane CONN:MIG01TU MSISDN:00777771519999 GUID:5BEA4B24-DECB-422A-9C02-2BA576372251 Shortcode:63334</text:span></text:p>
      <text:p text:style-name="P1"><text:span text:style-name="T1">VOTE 1168044482 Campaign:ssss_uk_01B Validity:during Choice:Antony CONN:MIG01OU MSISDN:00777770149999 GUID:0FA2D871-BC0D-47B5-9C95-BC0702B7491C Shortcode:63334</text:span></text:p>
      <text:p text:style-name="P1"><text:span text:style-name="T1">VOTE 1168044500 Campaign:Emmerdale Validity:during Choice:LEN CONN:MIG00VU MSISDN:00777778179999 GUID:89259091-D9B1-485E-9E72-25AA45DC8E5D Shortcode:63339</text:span></text:p>
      <text:p text:style-name="P1"><text:span text:style-name="T1">VOTE 1168044528 Campaign:ssss_uk_01B Validity:during Choice:Tupele CONN:MIG00VU MSISDN:00777771789999 GUID:37001393-A298-4F52-8E0A-246556876EE0 Shortcode:63334</text:span></text:p>
      <text:p text:style-name="P1"><text:span text:style-name="T1">VOTE 1168044554 Campaign:ssss_uk_01B Validity:during Choice:Hayley CONN:MIG01XU MSISDN:00777772669999 GUID:213F88C3-BF44-4570-84DB-14640265329B Shortcode:63334</text:span></text:p>
      <text:p text:style-name="P1"><text:span text:style-name="T1">VOTE 1168044566 Campaign:ssss_uk_01B Validity:during Choice:Jane CONN:MIG01OU MSISDN:00777779289999 GUID:5E3C0350-4959-4FA9-919C-71ED199AF32A Shortcode:63334</text:span></text:p>
      <text:p text:style-name="P1"><text:span text:style-name="T1">VOTE 1168045025 Campaign:ssss_uk_01B Validity:during Choice:Hayley CONN:MIG01XU MSISDN:00777772669999 GUID:5959440A-7B79-4F59-894E-8D130DE0E681 Shortcode:63334</text:span></text:p>
      <text:p text:style-name="P1"><text:span text:style-name="T1">VOTE 1168045091 Campaign:ssss_uk_01B Validity:during Choice:Tupele CONN:MIG01TU MSISDN:00777772399999 GUID:661FCC2F-F4AF-4F9E-8E9F-8BED523841D4 Shortcode:63334</text:span></text:p>
      <text:p text:style-name="P1"><text:span text:style-name="T1">VOTE 1168045320 Campaign:ssss_uk_01B Validity:during Choice:Tupele CONN:MIG01XU MSISDN:00777771899999 GUID:41370E9E-3A88-45B2-A3DA-E03649CCA69A Shortcode:63334</text:span></text:p>
      <text:p text:style-name="P1"><text:span text:style-name="T1">VOTE 1168045355 Campaign:ssss_uk_01B Validity:during Choice:Mark CONN:MIG01XU MSISDN:00777779519999 GUID:23610F6F-7BEC-4EC6-8F6C-A98A779A761E Shortcode:63334</text:span></text:p>
      <text:p text:style-name="P1"><text:span text:style-name="T1">VOTE 1168045431 Campaign:ssss_uk_01B Validity:during Choice:Alan CONN:MIG01TU MSISDN:00777775519999 GUID:9D515C32-6FDF-4AA0-8114-2CCFBCA387EC Shortcode:63334</text:span></text:p>
      <text:p text:style-name="P1"><text:span text:style-name="T1">VOTE 1168045611 Campaign:ssss_uk_01B Validity:during Choice:Jane CONN:MIG00VU MSISDN:00777777369999 GUID:129BE612-1A57-49BF-B866-9057106E862C Shortcode:63334</text:span></text:p>
      <text:p text:style-name="P1"><text:span text:style-name="T1">VOTE 1168045851 Campaign:ssss_uk_01B Validity:during Choice:Gemma CONN:MIG01OU </text:span><text:soft-page-break/><text:span text:style-name="T1">MSISDN:00777771669999 GUID:299D912F-40CF-4D5C-9844-057C6AC56163 Shortcode:63334</text:span></text:p>
      <text:p text:style-name="P1"><text:span text:style-name="T1">VOTE 1168045874 Campaign:ssss_uk_01B Validity:during Choice:Tupele CONN:MIG01OU MSISDN:00777771669999 GUID:D3157E32-EF81-451D-ADF3-B709CAC173B3 Shortcode:63334</text:span></text:p>
      <text:p text:style-name="P1"><text:span text:style-name="T1">VOTE 1168045939 Campaign:ssss_uk_01B Validity:during Choice:Gemma CONN:MIG01OU MSISDN:00777771669999 GUID:814CE036-9FB6-45B0-9D81-C49D1B6D00F3 Shortcode:63334</text:span></text:p>
      <text:p text:style-name="P1"><text:span text:style-name="T1">VOTE 1168045993 Campaign:ssss_uk_01B Validity:during Choice:Tupele CONN:MIG00VU MSISDN:00777777969999 GUID:6A322387-E1B9-42D0-896E-F7F48DF0447F Shortcode:63334</text:span></text:p>
      <text:p text:style-name="P1"><text:span text:style-name="T1">VOTE 1168045995 Campaign:ssss_uk_01B Validity:during Choice:Hayley CONN:MIG01OU MSISDN:00777770949999 GUID:AAB8256E-C554-4793-84C4-2CB56A60E5FF Shortcode:63334</text:span></text:p>
      <text:p text:style-name="P1"><text:span text:style-name="T1">VOTE 1168046884 Campaign:Emmerdale Validity:during Choice:ROSEMARY CONN:MIG01OU MSISDN:00777778099999 GUID:DDB97455-342C-424A-AAB1-C9FAD3EE44FD Shortcode:63339</text:span></text:p>
      <text:p text:style-name="P1"><text:span text:style-name="T1">VOTE 1168047119 Campaign:Emmerdale Validity:during Choice:JIMMY CONN:MIG01OU MSISDN:00777774359999 GUID:9A859937-70F5-4F2C-853C-5FBB5514C6CF Shortcode:63339</text:span></text:p>
      <text:p text:style-name="P1"><text:span text:style-name="T1">VOTE 1168047446 Campaign:ssss_uk_01B Validity:during Choice:Tupele CONN:MIG01OU MSISDN:00777777979999 GUID:75D8FF2A-AEDE-4047-9653-DE45925AEF33 Shortcode:63334</text:span></text:p>
      <text:p text:style-name="P1"><text:span text:style-name="T1">VOTE 1168048049 Campaign:ssss_uk_01B Validity:during Choice:Antony CONN:MIG01XU MSISDN:00777778849999 GUID:FD285C74-36F1-49F4-B865-923081ED6887 Shortcode:63334</text:span></text:p>
      <text:p text:style-name="P1"><text:span text:style-name="T1">VOTE 1168048062 Campaign:ssss_uk_01B Validity:during Choice:Antony CONN:MIG01XU MSISDN:00777778849999 GUID:7BF12723-C554-47A3-82A1-0ABFDEA200C2 Shortcode:63334</text:span></text:p>
      <text:p text:style-name="P1"><text:span text:style-name="T1">VOTE 1168048144 Campaign:ssss_uk_01B Validity:during Choice:Mark CONN:MIG00VU MSISDN:00777779689999 GUID:4B4D1F03-122E-4304-91B0-16DC8E993F03 Shortcode:63334</text:span></text:p>
      <text:p text:style-name="P1"><text:span text:style-name="T1">VOTE 1168048381 Campaign:ssss_uk_01B Validity:during Choice:Tupele CONN:MIG01XU MSISDN:00777775069999 GUID:84535545-4AF7-480C-A8A1-FF1DB330E63F Shortcode:63334</text:span></text:p>
      <text:p text:style-name="P1"><text:span text:style-name="T1">VOTE 1168048410 Campaign:ssss_uk_01B Validity:during Choice:Tupele CONN:MIG01XU MSISDN:00777777459999 GUID:612287B2-FB75-456E-96CD-AE83F7B84E53 Shortcode:63334</text:span></text:p>
      <text:p text:style-name="P1"><text:span text:style-name="T1">VOTE 1168048466 Campaign:ssss_uk_01B Validity:during Choice:Antony CONN:MIG01OU MSISDN:00777779829999 GUID:4ECCB2B5-7417-4917-B7C0-4D81DEDEE002 Shortcode:63334</text:span></text:p>
      <text:p text:style-name="P1"><text:span text:style-name="T1">VOTE 1168049018 Campaign:ssss_uk_01B Validity:during Choice:Jane CONN:MIG01OU MSISDN:00777771549999 GUID:13229144-CF70-42F4-B2F5-AFBCA2ACC320 Shortcode:63334</text:span></text:p>
      <text:p text:style-name="P1"><text:span text:style-name="T1">VOTE 1168049093 Campaign:Emmerdale Validity:during Choice:JAMIE CONN:MIG00VU MSISDN:00777773449999 GUID:29F3D47C-1675-465E-9529-492BEE4A9F3E Shortcode:63339</text:span></text:p>
      <text:p text:style-name="P1"><text:span text:style-name="T1">VOTE 1168049692 Campaign:ssss_uk_01B Validity:during Choice:Jane CONN:MIG01TU MSISDN:00777778159999 GUID:4C67D61C-3D03-41A0-A847-66D042189DBA Shortcode:63334</text:span></text:p>
      <text:p text:style-name="P1"><text:span text:style-name="T1">VOTE 1168053242 Campaign:ssss_uk_01B Validity:during Choice:Jane CONN:MIG01XU MSISDN:00777772079999 GUID:A4184A3C-719C-4583-B873-471D17EB9795 Shortcode:63334</text:span></text:p>
      <text:p text:style-name="P1"><text:span text:style-name="T1">VOTE 1168053313 Campaign:ssss_uk_01B Validity:during Choice:Tupele CONN:MIG01TU MSISDN:00777773699999 GUID:B5EF24B3-80B5-407F-9161-3FC6E05A37D1 Shortcode:63334</text:span></text:p>
      <text:p text:style-name="P1"><text:span text:style-name="T1">VOTE 1168053345 Campaign:ssss_uk_01B Validity:during Choice:Jane CONN:MIG01XU MSISDN:00777772079999 GUID:DDA951C1-AA99-4BC3-8D33-EBDBD679BC14 Shortcode:63334</text:span></text:p>
      <text:p text:style-name="P1"><text:span text:style-name="T1">VOTE 1168053360 Campaign:ssss_uk_01B Validity:during Choice:Jane CONN:MIG01XU MSISDN:00777772079999 GUID:F078782A-8E82-4CF3-A57D-25EBA0562539 Shortcode:63334</text:span></text:p>
      <text:p text:style-name="P1"><text:span text:style-name="T1">VOTE 1168053372 Campaign:ssss_uk_01B Validity:during Choice:Jane CONN:MIG01XU MSISDN:00777772079999 GUID:B91D2D10-F537-4703-A058-553352AC73C2 Shortcode:63334</text:span></text:p>
      <text:p text:style-name="P1"><text:span text:style-name="T1">VOTE 1168053466 Campaign:ssss_uk_01B Validity:during Choice:Tupele CONN:MIG01TU MSISDN:00777773699999 GUID:BDBA0A8B-4CE8-4650-9E59-8F3862C68CFC Shortcode:63334</text:span></text:p>
      <text:p text:style-name="P1"><text:span text:style-name="T1">VOTE 1168054158 Campaign:ssss_uk_01B Validity:during Choice:Tupele CONN:MIG01TU MSISDN:00777773699999 GUID:9BFB221B-537E-4DF0-8754-86F5539CA9E3 Shortcode:63334</text:span></text:p>
      <text:p text:style-name="P1"><text:span text:style-name="T1">VOTE 1168054230 Campaign:ssss_uk_01B Validity:during Choice:Tupele CONN:MIG01TU MSISDN:00777773699999 GUID:F0C273E1-9B04-405A-8905-3AE2EA437266 Shortcode:63334</text:span></text:p>
      <text:p text:style-name="P1"><text:span text:style-name="T1">VOTE 1168054592 Campaign:ssss_uk_01B Validity:during Choice:Jane CONN:MIG00VU MSISDN:00777776489999 GUID:E3088322-5A96-482A-B689-0E3E583FEF7F Shortcode:63334</text:span></text:p>
      <text:p text:style-name="P1"><text:span text:style-name="T1">VOTE 1168063732 Campaign:ssss_uk_01B Validity:during Choice:Tupele CONN:MIG01OU MSISDN:00777777909999 GUID:D8FB37CE-4138-4F2D-818C-2C601C3EB101 Shortcode:63334</text:span></text:p>
      <text:p text:style-name="P1"><text:span text:style-name="T1">VOTE 1168064494 Campaign:ssss_uk_01B Validity:during Choice:Tupele CONN:MIG00VU MSISDN:00777779589999 GUID:23B85017-3925-4C32-907F-4D66FDF37255 Shortcode:63334</text:span></text:p>
      <text:p text:style-name="P1"><text:span text:style-name="T1">VOTE 1168065841 Campaign:ssss_uk_01B Validity:during Choice:Alan CONN:MIG01XU MSISDN:00777775549999 GUID:CD9FF203-4A76-49FA-A91E-282DE84DE22C Shortcode:63334</text:span></text:p>
      <text:p text:style-name="P1"><text:span text:style-name="T1">VOTE 1168067369 Campaign:ssss_uk_01B Validity:during Choice:Alan CONN:MIG01XU MSISDN:00777773289999 GUID:39B50448-484E-4AB2-B246-273EC0D8AB27 Shortcode:63334</text:span></text:p>
      <text:p text:style-name="P1"><text:span text:style-name="T1">VOTE 1168067757 Campaign:ssss_uk_01B Validity:during Choice:Jane CONN:MIG01TU MSISDN:00777770809999 GUID:F9148897-7363-4477-B1AE-CCDBB8BF0C05 Shortcode:63334</text:span></text:p>
      <text:p text:style-name="P1"><text:span text:style-name="T1">VOTE 1168068786 Campaign:ssss_uk_01B Validity:during Choice:Tupele CONN:MIG01OU </text:span><text:soft-page-break/><text:span text:style-name="T1">MSISDN:00777771779999 GUID:E3D5819B-87FD-4A71-9A18-C95FD54B2490 Shortcode:63334</text:span></text:p>
      <text:p text:style-name="P1"><text:span text:style-name="T1">VOTE 1168069706 Campaign:ssss_uk_01B Validity:during Choice:Jane CONN:MIG01TU MSISDN:00777775219999 GUID:013828E0-39F9-4BB7-95BE-7C3B2F626A8C Shortcode:63334</text:span></text:p>
      <text:p text:style-name="P1"><text:span text:style-name="T1">VOTE 1168072487 Campaign:ssss_uk_01B Validity:during Choice:Tupele CONN:MIG01XU MSISDN:00777774789999 GUID:6AC2BB82-D9FD-42BF-A3FC-11BA7A5ECA61 Shortcode:63334</text:span></text:p>
      <text:p text:style-name="P1"><text:span text:style-name="T1">VOTE 1168072946 Campaign:ssss_uk_01B Validity:during Choice:Tupele CONN:MIG01OU MSISDN:00777774719999 GUID:B19C1303-82E1-4EA4-8548-2ADD46514338 Shortcode:63334</text:span></text:p>
      <text:p text:style-name="P1"><text:span text:style-name="T1">VOTE 1168073212 Campaign:ssss_uk_01B Validity:during Choice:Hayley CONN:MIG00VU MSISDN:00777773949999 GUID:8741BEBB-8DDC-4F78-8AE8-A1199AF080B9 Shortcode:63334</text:span></text:p>
      <text:p text:style-name="P1"><text:span text:style-name="T1">VOTE 1168073621 Campaign:ssss_uk_01B Validity:during Choice:Tupele CONN:MIG00VU MSISDN:00777775289999 GUID:F5DE1D41-D5CB-47ED-BB38-A1D9611F23E2 Shortcode:63334</text:span></text:p>
      <text:p text:style-name="P1"><text:span text:style-name="T1">VOTE 1168074035 Campaign:Emmerdale Validity:during Choice:ROSEMARY CONN:MIG01XU MSISDN:00777777349999 GUID:308395FA-B49A-440C-8FC2-CD1129F7613D Shortcode:63339</text:span></text:p>
      <text:p text:style-name="P1"><text:span text:style-name="T1">VOTE 1168075398 Campaign:ssss_uk_01B Validity:during Choice:Jane CONN:MIG01TU MSISDN:00777773469999 GUID:8812A8BA-3392-4807-AF72-B428CA93C84F Shortcode:63334</text:span></text:p>
      <text:p text:style-name="P1"><text:span text:style-name="T1">VOTE 1168075419 Campaign:ssss_uk_01B Validity:during Choice:Tupele CONN:MIG01HU MSISDN:00777777579999 GUID:05041C48-A908-46C8-94F2-0F7E2D714BDD Shortcode:63334</text:span></text:p>
      <text:p text:style-name="P1"><text:span text:style-name="T1">VOTE 1168075579 Campaign:Emmerdale Validity:during Choice:CARL CONN:MIG01TU MSISDN:00777778749999 GUID:64666709-98A5-46A0-9C17-6F3D81C2F4A3 Shortcode:63339</text:span></text:p>
      <text:p text:style-name="P1"><text:span text:style-name="T1">VOTE 1168075612 Campaign:ssss_uk_01B Validity:during Choice:Jane CONN:MIG01TU MSISDN:00777771509999 GUID:3F854F6A-1039-4569-9AC2-2BABC52124F1 Shortcode:63334</text:span></text:p>
      <text:p text:style-name="P1"><text:span text:style-name="T1">VOTE 1168075966 Campaign:ssss_uk_01B Validity:during Choice:Antony CONN:MIG01XU MSISDN:00777773109999 GUID:D6ECAEEE-74AD-4FF3-BE29-8EE0F1550F0C Shortcode:63334</text:span></text:p>
      <text:p text:style-name="P1"><text:span text:style-name="T1">VOTE 1168076466 Campaign:ssss_uk_01B Validity:during Choice:Verity CONN:MIG01XU MSISDN:00777771989999 GUID:A23AD5B3-4087-4212-A090-89C566B452BE Shortcode:63334</text:span></text:p>
      <text:p text:style-name="P1"><text:span text:style-name="T1">VOTE 1168077391 Campaign:ssss_uk_01B Validity:during Choice:Jane CONN:MIG01OU MSISDN:00777772089999 GUID:4A58836A-645C-4957-B7E4-796074DA21D9 Shortcode:63334</text:span></text:p>
      <text:p text:style-name="P1"><text:span text:style-name="T1">VOTE 1168077447 Campaign:Emmerdale Validity:during Choice:JAMIE CONN:MIG01HU MSISDN:00777778669999 GUID:2D3C2AC6-5675-4CFF-977F-F008BC9C0172 Shortcode:63339</text:span></text:p>
      <text:p text:style-name="P1"><text:span text:style-name="T1">VOTE 1168077545 Campaign:ssss_uk_01B Validity:during Choice:Tupele CONN:MIG01XU MSISDN:00777770439999 GUID:64F0933B-EE50-4126-9639-F70D1BE9DAAF Shortcode:63334</text:span></text:p>
      <text:p text:style-name="P1"><text:span text:style-name="T1">VOTE 1168077628 Campaign:ssss_uk_01B Validity:during Choice:Jane CONN:MIG00VU MSISDN:00777779319999 GUID:4FBC2F8F-7B07-4277-8C4B-775535BA35AA Shortcode:63334</text:span></text:p>
      <text:p text:style-name="P1"><text:span text:style-name="T1">VOTE 1168077631 Campaign:ssss_uk_01B Validity:during Choice:Tupele CONN:MIG01XU MSISDN:00777770439999 GUID:ACEA582A-B751-4E37-81B4-324CFA7A9AC9 Shortcode:63334</text:span></text:p>
      <text:p text:style-name="P1"><text:span text:style-name="T1">VOTE 1168077660 Campaign:ssss_uk_01B Validity:during Choice:Jane CONN:MIG00VU MSISDN:00777778189999 GUID:E634A01E-772D-417A-85C7-A0047651B67D Shortcode:63334</text:span></text:p>
      <text:p text:style-name="P1"><text:span text:style-name="T1">VOTE 1168078396 Campaign:Emmerdale Validity:during Choice:GRAYSON CONN:MIG01TU MSISDN:00777772019999 GUID:DDE67AB1-8DA4-4E7B-A2FC-A2A3009F3037 Shortcode:63339</text:span></text:p>
      <text:p text:style-name="P1"><text:span text:style-name="T1">VOTE 1168079680 Campaign:ssss_uk_01B Validity:during Choice:Hayley CONN:MIG00VU MSISDN:00777773669999 GUID:575984B2-B2E8-4FA2-9020-85AD3A45479E Shortcode:63334</text:span></text:p>
      <text:p text:style-name="P1"><text:span text:style-name="T1">VOTE 1168079872 Campaign:ssss_uk_01B Validity:during Choice:Tupele CONN:MIG01XU MSISDN:00777771369999 GUID:46A86316-5A04-4417-A14B-66CC0E1172C1 Shortcode:63334</text:span></text:p>
      <text:p text:style-name="P1"><text:span text:style-name="T1">VOTE 1168080141 Campaign:Emmerdale Validity:during Choice:LEN CONN:MIG01XU MSISDN:00777779899999 GUID:E1522B03-B3FD-4507-A71C-99CA7B81E5CE Shortcode:63339</text:span></text:p>
      <text:p text:style-name="P1"><text:span text:style-name="T1">VOTE 1168080870 Campaign:ssss_uk_01B Validity:during Choice:Tupele CONN:MIG01XU MSISDN:00777775439999 GUID:5FD95D46-DF6F-4CA7-AEB7-D015D56AAED9 Shortcode:63334</text:span></text:p>
      <text:p text:style-name="P1"><text:span text:style-name="T1">VOTE 1168081029 Campaign:ssss_uk_01B Validity:during Choice:Jane CONN:MIG01TU MSISDN:00777776549999 GUID:CCBD40F8-997D-4995-80BB-B8428113B39C Shortcode:63334</text:span></text:p>
      <text:p text:style-name="P1"><text:span text:style-name="T1">VOTE 1168081207 Campaign:ssss_uk_01B Validity:during Choice:Tupele CONN:MIG01XU MSISDN:00777777479999 GUID:E643A772-374E-44AA-A76F-F4CEB3CE8389 Shortcode:63334</text:span></text:p>
      <text:p text:style-name="P1"><text:span text:style-name="T1">VOTE 1168081210 Campaign:ssss_uk_01B Validity:during Choice:Tupele CONN:MIG01XU MSISDN:00777775659999 GUID:920CB3D5-E112-44ED-9B1E-50693677E3A5 Shortcode:63334</text:span></text:p>
      <text:p text:style-name="P1"><text:span text:style-name="T1">VOTE 1168081223 Campaign:ssss_uk_01B Validity:during Choice:Tupele CONN:MIG01XU MSISDN:00777777479999 GUID:FCF50F28-8AB7-4621-9E38-20144C6BD728 Shortcode:63334</text:span></text:p>
      <text:p text:style-name="P1"><text:span text:style-name="T1">VOTE 1168081850 Campaign:ssss_uk_01B Validity:during Choice:Tupele CONN:MIG00VU MSISDN:00777774559999 GUID:90C24E6C-4A13-4F8E-8FE7-3D7D531B76CA Shortcode:63334</text:span></text:p>
      <text:p text:style-name="P1"><text:span text:style-name="T1">VOTE 1168082067 Campaign:ssss_uk_01B Validity:during Choice:Alan CONN:MIG01XU MSISDN:00777778539999 GUID:7A14F63F-A3F9-4039-A180-772F93C89C31 Shortcode:63334</text:span></text:p>
      <text:p text:style-name="P1"><text:span text:style-name="T1">VOTE 1168082097 Campaign:ssss_uk_01B Validity:during Choice:Alan CONN:MIG00VU MSISDN:00777775519999 GUID:358BAC85-26B8-48E6-9E4F-25E64150B01C Shortcode:63334</text:span></text:p>
      <text:p text:style-name="P1"><text:span text:style-name="T1">VOTE 1168082969 Campaign:Emmerdale Validity:during Choice:ROSEMARY CONN:MIG01TU </text:span><text:soft-page-break/><text:span text:style-name="T1">MSISDN:00777778969999 GUID:9E260307-13CE-47C0-88FC-8B1BAB406184 Shortcode:63339</text:span></text:p>
      <text:p text:style-name="P1"><text:span text:style-name="T1">VOTE 1168083089 Campaign:ssss_uk_01B Validity:during Choice:Tupele CONN:MIG01OU MSISDN:00777770359999 GUID:D853878E-58DE-4966-8879-49849CBEF7EA Shortcode:63334</text:span></text:p>
      <text:p text:style-name="P1"><text:span text:style-name="T1">VOTE 1168083176 Campaign:ssss_uk_01B Validity:during Choice:Tupele CONN:MIG01OU MSISDN:00777776889999 GUID:752D4907-9CA6-4553-B122-2C36BB02FEB1 Shortcode:63334</text:span></text:p>
      <text:p text:style-name="P1"><text:span text:style-name="T1">VOTE 1168083248 Campaign:ssss_uk_01B Validity:during Choice:Tupele CONN:MIG01OU MSISDN:00777771589999 GUID:13981E53-21BE-4B8B-AE29-934492249D55 Shortcode:63334</text:span></text:p>
      <text:p text:style-name="P1"><text:span text:style-name="T1">VOTE 1168083282 Campaign:ssss_uk_01B Validity:during Choice:Gemma CONN:MIG00VU MSISDN:00777778729999 GUID:79EA3DF9-4EE1-4C2D-A6AB-F097867A1178 Shortcode:63334</text:span></text:p>
      <text:p text:style-name="P1"><text:span text:style-name="T1">VOTE 1168083436 Campaign:ssss_uk_01B Validity:during Choice:Jane CONN:MIG01TU MSISDN:00777770099999 GUID:7F630E80-A61B-4996-A61E-71C28A2F1930 Shortcode:63334</text:span></text:p>
      <text:p text:style-name="P1"><text:span text:style-name="T1">VOTE 1168083860 Campaign:ssss_uk_01B Validity:during Choice:Hayley CONN:MIG00VU MSISDN:00777774129999 GUID:7F581DEB-0584-4D4E-9845-0E0A2B9FC55A Shortcode:63334</text:span></text:p>
      <text:p text:style-name="P1"><text:span text:style-name="T1">VOTE 1168083963 Campaign:Emmerdale Validity:during Choice:ROSEMARY CONN:MIG00VU MSISDN:00777777869999 GUID:E8085239-A624-4C09-8DC9-68A200D6A4D7 Shortcode:63339</text:span></text:p>
      <text:p text:style-name="P1"><text:span text:style-name="T1">VOTE 1168084068 Campaign:ssss_uk_01B Validity:during Choice:Tupele CONN:MIG01XU MSISDN:00777773339999 GUID:316D33BE-877F-406D-99DB-37319D86258E Shortcode:63334</text:span></text:p>
      <text:p text:style-name="P1"><text:span text:style-name="T1">VOTE 1168084115 Campaign:ssss_uk_01B Validity:during Choice:Jane CONN:MIG01OU MSISDN:00777772679999 GUID:43DB3483-6BA2-438D-BBE7-4FFFA7278B8F Shortcode:63334</text:span></text:p>
      <text:p text:style-name="P1"><text:span text:style-name="T1">VOTE 1168084168 Campaign:ssss_uk_01B Validity:during Choice:Jane CONN:MIG01OU MSISDN:00777779029999 GUID:89FEEDE2-0317-4D1D-84F4-F939463E58D4 Shortcode:63334</text:span></text:p>
      <text:p text:style-name="P1"><text:span text:style-name="T1">VOTE 1168084188 Campaign:ssss_uk_01B Validity:during Choice:Tupele CONN:MIG01OU MSISDN:00777772679999 GUID:6C8A473A-788F-4A33-83F6-487A3B1CDBB9 Shortcode:63334</text:span></text:p>
      <text:p text:style-name="P1"><text:span text:style-name="T1">VOTE 1168084232 Campaign:ssss_uk_01B Validity:during Choice:Jane CONN:MIG01OU MSISDN:00777772679999 GUID:D579DBEA-0AB0-4280-8EBB-C17447EBBCAD Shortcode:63334</text:span></text:p>
      <text:p text:style-name="P1"><text:span text:style-name="T1">VOTE 1168084274 Campaign:ssss_uk_01B Validity:during Choice:Tupele CONN:MIG01OU MSISDN:00777772679999 GUID:2DB6F884-230D-46ED-9223-7C4267B6ED62 Shortcode:63334</text:span></text:p>
      <text:p text:style-name="P1"><text:span text:style-name="T1">VOTE 1168085170 Campaign:ssss_uk_01B Validity:during Choice:Gemma CONN:MIG01XU MSISDN:00777770349999 GUID:FA922E25-94F9-403A-9214-99F039A4E011 Shortcode:63334</text:span></text:p>
      <text:p text:style-name="P1"><text:span text:style-name="T1">VOTE 1168085239 Campaign:ssss_uk_01B Validity:during Choice:Tupele CONN:MIG01OU MSISDN:00777771539999 GUID:6975790F-36AE-4719-8759-DEF569B0CC99 Shortcode:63334</text:span></text:p>
      <text:p text:style-name="P1"><text:span text:style-name="T1">VOTE 1168085320 Campaign:ssss_uk_01B Validity:during Choice:Tupele CONN:MIG00VU MSISDN:00777771789999 GUID:3A6BEA52-D8B2-47A0-87AC-378D2D7E9C64 Shortcode:63334</text:span></text:p>
      <text:p text:style-name="P1"><text:span text:style-name="T1">VOTE 1168085336 Campaign:ssss_uk_01B Validity:during Choice:Tupele CONN:MIG00VU MSISDN:00777771789999 GUID:39FE46CD-F265-465B-A52E-CC29AC66D7A3 Shortcode:63334</text:span></text:p>
      <text:p text:style-name="P1"><text:span text:style-name="T1">VOTE 1168085390 Campaign:ssss_uk_01B Validity:during Choice:Tupele CONN:MIG00VU MSISDN:00777771789999 GUID:1D30174C-8D6F-4C81-8F96-A29B6BD561D9 Shortcode:63334</text:span></text:p>
      <text:p text:style-name="P1"><text:span text:style-name="T1">VOTE 1168085395 Campaign:ssss_uk_01B Validity:during Choice:Matthew CONN:MIG01XU MSISDN:00777771579999 GUID:855A101F-F03A-4C9B-BB96-DE2E777E51B5 Shortcode:63334</text:span></text:p>
      <text:p text:style-name="P1"><text:span text:style-name="T1">VOTE 1168085403 Campaign:ssss_uk_01B Validity:during Choice:Tupele CONN:MIG00VU MSISDN:00777771789999 GUID:28499E72-4F83-4667-AB1D-8EF91A5B3B49 Shortcode:63334</text:span></text:p>
      <text:p text:style-name="P1"><text:span text:style-name="T1">VOTE 1168085478 Campaign:Emmerdale Validity:during Choice:ROSEMARY CONN:MIG01XU MSISDN:00777770889999 GUID:11AABCC5-1194-49AC-A31D-E7DE8CE41C12 Shortcode:63339</text:span></text:p>
      <text:p text:style-name="P1"><text:span text:style-name="T1">VOTE 1168085481 Campaign:ssss_uk_01B Validity:during Choice:Tupele CONN:MIG01XU MSISDN:00777774769999 GUID:EE0B6150-9075-44FA-90B9-4682764F91E2 Shortcode:63334</text:span></text:p>
      <text:p text:style-name="P1"><text:span text:style-name="T1">VOTE 1168086048 Campaign:Emmerdale Validity:during Choice:GRAYSON CONN:MIG00VU MSISDN:00777774309999 GUID:A05688A6-E51A-4341-B114-2090FF1A7FD4 Shortcode:63339</text:span></text:p>
      <text:p text:style-name="P1"><text:span text:style-name="T1">VOTE 1168086081 Campaign:ssss_uk_01B Validity:during Choice:Alan CONN:MIG01OU MSISDN:00777770959999 GUID:03E2E373-C857-4963-ABFB-F4D104817805 Shortcode:63334</text:span></text:p>
      <text:p text:style-name="P1"><text:span text:style-name="T1">VOTE 1168086207 Campaign:ssss_uk_01B Validity:during Choice:Jane CONN:MIG00VU MSISDN:00777778959999 GUID:1E64B76E-EFA9-48ED-87DF-C590420E2BB5 Shortcode:63334</text:span></text:p>
      <text:p text:style-name="P1"><text:span text:style-name="T1">VOTE 1168086275 Campaign:Emmerdale Validity:during Choice:GRAYSON CONN:MIG01OU MSISDN:00777779919999 GUID:F4F58AB4-E6E5-445B-91AC-39FE553BE7CF Shortcode:63339</text:span></text:p>
      <text:p text:style-name="P1"><text:span text:style-name="T1">VOTE 1168086424 Campaign:ssss_uk_01B Validity:during Choice:Jane CONN:MIG01XU MSISDN:00777779299999 GUID:3526E036-7A38-4BE6-8085-047D614425E5 Shortcode:63334</text:span></text:p>
      <text:p text:style-name="P1"><text:span text:style-name="T1">VOTE 1168087092 Campaign:ssss_uk_01B Validity:during Choice:Jane CONN:MIG01XU MSISDN:00777774639999 GUID:7A86BB5E-547F-45BD-B912-B2524A51D6B8 Shortcode:63334</text:span></text:p>
      <text:p text:style-name="P1"><text:span text:style-name="T1">VOTE 1168087252 Campaign:ssss_uk_01B Validity:during Choice:Jane CONN:MIG00VU MSISDN:00777770889999 GUID:7B1CF755-68D9-4B5A-A7AF-17FB83887809 Shortcode:63334</text:span></text:p>
      <text:p text:style-name="P1"><text:span text:style-name="T1">VOTE 1168087456 Campaign:ssss_uk_01B Validity:during Choice:Tupele CONN:MIG01XU MSISDN:00777770719999 GUID:428095EC-E982-4238-988D-3604E789E6B5 Shortcode:63334</text:span></text:p>
      <text:p text:style-name="P1"><text:span text:style-name="T1">VOTE 1168088122 Campaign:ssss_uk_01B Validity:during Choice:Jane CONN:MIG01TU </text:span><text:soft-page-break/><text:span text:style-name="T1">MSISDN:00777771639999 GUID:E3BE2B67-B090-4E1C-B22F-B11261C49402 Shortcode:63334</text:span></text:p>
      <text:p text:style-name="P1"><text:span text:style-name="T1">VOTE 1168088161 Campaign:ssss_uk_01B Validity:during Choice:Jane CONN:MIG01TU MSISDN:00777771639999 GUID:AFC144F9-1D6B-4947-8B7F-9D63C2F7577E Shortcode:63334</text:span></text:p>
      <text:p text:style-name="P1"><text:span text:style-name="T1">VOTE 1168088168 Campaign:ssss_uk_01B Validity:during Choice:Jane CONN:MIG01OU MSISDN:00777771759999 GUID:3447E5B5-E809-4CDE-ACE2-FF74161C36BE Shortcode:63334</text:span></text:p>
      <text:p text:style-name="P1"><text:span text:style-name="T1">VOTE 1168088321 Campaign:ssss_uk_01B Validity:during Choice:Jane CONN:MIG01XU MSISDN:00777771889999 GUID:EF93BA52-E766-4ED4-95F6-E4A4702D7487 Shortcode:63334</text:span></text:p>
      <text:p text:style-name="P1"><text:span text:style-name="T1">VOTE 1168088425 Campaign:ssss_uk_01B Validity:during Choice:Elaine CONN:MIG01XU MSISDN:00777776069999 GUID:C13F2077-236E-4FAC-9A73-0C0153A4510D Shortcode:63334</text:span></text:p>
      <text:p text:style-name="P1"><text:span text:style-name="T1">VOTE 1168088457 Campaign:ssss_uk_01B Validity:during Choice:Jane CONN:MIG01OU MSISDN:00777771069999 GUID:D4BFDBF4-FD52-4352-A2D3-D12E2E1E3067 Shortcode:63334</text:span></text:p>
      <text:p text:style-name="P1"><text:span text:style-name="T1">VOTE 1168088477 Campaign:ssss_uk_01B Validity:during Choice:Jane CONN:MIG01XU MSISDN:00777776069999 GUID:6C1766B6-33F1-4DC5-BC2F-2A9906B472AD Shortcode:63334</text:span></text:p>
      <text:p text:style-name="P1"><text:span text:style-name="T1">VOTE 1168089245 Campaign:ssss_uk_01B Validity:during Choice:Tupele CONN:MIG01TU MSISDN:00777775539999 GUID:6DDB6BBA-6EFB-4225-A51F-C61CB38E8024 Shortcode:63334</text:span></text:p>
      <text:p text:style-name="P1"><text:span text:style-name="T1">VOTE 1168089275 Campaign:ssss_uk_01B Validity:during Choice:Gemma CONN:MIG01XU MSISDN:00777777869999 GUID:59AF44B8-131B-4F22-9F15-532893151BE9 Shortcode:63334</text:span></text:p>
      <text:p text:style-name="P1"><text:span text:style-name="T1">VOTE 1168089311 Campaign:ssss_uk_01B Validity:during Choice:Tupele CONN:MIG01XU MSISDN:00777773909999 GUID:4091E71B-0D67-4FA2-83DB-3936BB178DF0 Shortcode:63334</text:span></text:p>
      <text:p text:style-name="P1"><text:span text:style-name="T1">VOTE 1168089314 Campaign:ssss_uk_01B Validity:during Choice:Tupele CONN:MIG01OU MSISDN:00777774339999 GUID:5037AD09-B21C-4F4E-8136-FCA96EECAB75 Shortcode:63334</text:span></text:p>
      <text:p text:style-name="P1"><text:span text:style-name="T1">VOTE 1168089562 Campaign:ssss_uk_01B Validity:during Choice:Tupele CONN:MIG00VU MSISDN:00777776889999 GUID:6499BC3C-D559-4992-8572-2020DDA4957C Shortcode:63334</text:span></text:p>
      <text:p text:style-name="P1"><text:span text:style-name="T1">VOTE 1168089625 Campaign:ssss_uk_01B Validity:during Choice:Tupele CONN:MIG00VU MSISDN:00777770299999 GUID:0421AF67-1B67-45D0-A025-0194C91DC435 Shortcode:63334</text:span></text:p>
      <text:p text:style-name="P1"><text:span text:style-name="T1">VOTE 1168089649 Campaign:Emmerdale Validity:during Choice:ROSEMARY CONN:MIG01OU MSISDN:00777774299999 GUID:A144F95C-BB9C-4A3A-A795-20C6059A0942 Shortcode:63339</text:span></text:p>
      <text:p text:style-name="P1"><text:span text:style-name="T1">VOTE 1168089755 Campaign:ssss_uk_01B Validity:during Choice:Jane CONN:MIG00VU MSISDN:00777777919999 GUID:5CC271D0-73E0-43A2-B3F7-77D2A751233C Shortcode:63334</text:span></text:p>
      <text:p text:style-name="P1"><text:span text:style-name="T1">VOTE 1168090520 Campaign:ssss_uk_01B Validity:during Choice:Tupele CONN:MIG01XU MSISDN:00777777869999 GUID:FEBA2175-BBAA-4C48-829E-7C852F8749E2 Shortcode:63334</text:span></text:p>
      <text:p text:style-name="P1"><text:span text:style-name="T1">VOTE 1168090592 Campaign:ssss_uk_01B Validity:during Choice:Jane CONN:MIG00VU MSISDN:00777776039999 GUID:D7A1507E-3F2E-4803-9FDD-CE25D8AE6B20 Shortcode:63334</text:span></text:p>
      <text:p text:style-name="P1"><text:span text:style-name="T1">VOTE 1168090602 Campaign:ssss_uk_01B Validity:during Choice:Jane CONN:MIG01XU MSISDN:00777776849999 GUID:7F44587C-2AA2-4D9C-B987-9321F6D2115F Shortcode:63334</text:span></text:p>
      <text:p text:style-name="P1"><text:span text:style-name="T1">VOTE 1168090817 Campaign:ssss_uk_01B Validity:during Choice:Antony CONN:MIG01XU MSISDN:00777770529999 GUID:03895EA2-EB7F-4919-9ABD-C17722956A41 Shortcode:63334</text:span></text:p>
      <text:p text:style-name="P1"><text:span text:style-name="T1">VOTE 1168090835 Campaign:Emmerdale Validity:during Choice:JAMIE CONN:MIG00VU MSISDN:00777773039999 GUID:5EF85C10-C28F-4CAC-AF82-DA0E1FDB6667 Shortcode:63339</text:span></text:p>
      <text:p text:style-name="P1"><text:span text:style-name="T1">VOTE 1168091039 Campaign:ssss_uk_01B Validity:during Choice:Matthew CONN:MIG01OU MSISDN:00777771179999 GUID:A45868AB-EFCA-4B4B-917B-384A01ABB864 Shortcode:63334</text:span></text:p>
      <text:p text:style-name="P1"><text:span text:style-name="T1">VOTE 1168091325 Campaign:ssss_uk_01B Validity:during Choice:Tupele CONN:MIG01HU MSISDN:00777777259999 GUID:EE014E47-65FA-473D-A88B-D9B958850DAB Shortcode:63334</text:span></text:p>
      <text:p text:style-name="P1"><text:span text:style-name="T1">VOTE 1168091844 Campaign:ssss_uk_01B Validity:during Choice:Jane CONN:MIG01OU MSISDN:00777771139999 GUID:B7DDB416-C979-4408-97EB-626F7F4C9B56 Shortcode:63334</text:span></text:p>
      <text:p text:style-name="P1"><text:span text:style-name="T1">VOTE 1168092062 Campaign:Emmerdale Validity:during Choice:GRAYSON CONN:MIG01XU MSISDN:00777774469999 GUID:89F864E3-CD6A-44AC-86AD-DAB8AF0347A4 Shortcode:63339</text:span></text:p>
      <text:p text:style-name="P1"><text:span text:style-name="T1">VOTE 1168092064 Campaign:ssss_uk_01B Validity:during Choice:Jane CONN:MIG01XU MSISDN:00777773899999 GUID:720A12F8-F87C-4258-A566-92A64DAD8C41 Shortcode:63334</text:span></text:p>
      <text:p text:style-name="P1"><text:span text:style-name="T1">VOTE 1168092088 Campaign:ssss_uk_01B Validity:during Choice:Jane CONN:MIG01XU MSISDN:00777773899999 GUID:2ED9D91A-0145-435B-97C8-B5A7FB4A081E Shortcode:63334</text:span></text:p>
      <text:p text:style-name="P1"><text:span text:style-name="T1">VOTE 1168092122 Campaign:Emmerdale Validity:during Choice:JAMIE CONN:MIG01XU MSISDN:00777774469999 GUID:5CECD26B-30FB-4F82-817C-C9577C32F151 Shortcode:63339</text:span></text:p>
      <text:p text:style-name="P1"><text:span text:style-name="T1">VOTE 1168092164 Campaign:Emmerdale Validity:during Choice:CARL CONN:MIG01XU MSISDN:00777774469999 GUID:5B772F6D-916E-40B7-9581-2DE7C222BDB4 Shortcode:63339</text:span></text:p>
      <text:p text:style-name="P1"><text:span text:style-name="T1">VOTE 1168092676 Campaign:Emmerdale Validity:during Choice:GRAYSON CONN:MIG00VU MSISDN:00777779489999 GUID:72607489-93EA-493C-9CF6-38E5D4A665AB Shortcode:63339</text:span></text:p>
      <text:p text:style-name="P1"><text:span text:style-name="T1">VOTE 1168092731 Campaign:ssss_uk_01B Validity:during Choice:Tupele CONN:MIG01OU MSISDN:00777770389999 GUID:7AE2EF7D-664D-4EB5-ACD3-B6961F5E129D Shortcode:63334</text:span></text:p>
      <text:p text:style-name="P1"><text:span text:style-name="T1">VOTE 1168092766 Campaign:ssss_uk_01B Validity:during Choice:Jane CONN:MIG01OU MSISDN:00777774799999 GUID:944E6B60-F218-45B3-9367-FD96E9062134 Shortcode:63334</text:span></text:p>
      <text:p text:style-name="P1"><text:span text:style-name="T1">VOTE 1168092786 Campaign:ssss_uk_01B Validity:during Choice:Jane CONN:MIG00VU </text:span><text:soft-page-break/><text:span text:style-name="T1">MSISDN:00777778139999 GUID:DBCF773D-E9B7-48D9-9838-A1746E0755F9 Shortcode:63334</text:span></text:p>
      <text:p text:style-name="P1"><text:span text:style-name="T1">VOTE 1168092813 Campaign:ssss_uk_01B Validity:during Choice:Alan CONN:MIG01TU MSISDN:00777774579999 GUID:81B2C09E-4DCB-4766-A119-B982177CC290 Shortcode:63334</text:span></text:p>
      <text:p text:style-name="P1"><text:span text:style-name="T1">VOTE 1168092815 Campaign:ssss_uk_01B Validity:during Choice:Hayley CONN:MIG01XU MSISDN:00777779009999 GUID:71C04789-65D8-4D71-BC70-D12A3EBF3404 Shortcode:63334</text:span></text:p>
      <text:p text:style-name="P1"><text:span text:style-name="T1">VOTE 1168092867 Campaign:ssss_uk_01B Validity:during Choice:Tupele CONN:MIG01OU MSISDN:00777770549999 GUID:D5360774-D771-4C7F-935E-3EB6F53E5E91 Shortcode:63334</text:span></text:p>
      <text:p text:style-name="P1"><text:span text:style-name="T1">VOTE 1168093058 Campaign:ssss_uk_01B Validity:during Choice:Tupele CONN:MIG01OU MSISDN:00777770389999 GUID:A793881D-1A48-403D-BCA7-C2FD9CF59814 Shortcode:63334</text:span></text:p>
      <text:p text:style-name="P1"><text:span text:style-name="T1">VOTE 1168093078 Campaign:ssss_uk_01B Validity:during Choice:Tupele CONN:MIG00VU MSISDN:00777779709999 GUID:C6CD1D14-5B7C-4630-8225-6A0F24A3AE81 Shortcode:63334</text:span></text:p>
      <text:p text:style-name="P1"><text:span text:style-name="T1">VOTE 1168093147 Campaign:Emmerdale Validity:during Choice:ROSEMARY CONN:MIG01TU MSISDN:00777777949999 GUID:1C372EF3-2914-43EB-AA88-8D7536233C0E Shortcode:63339</text:span></text:p>
      <text:p text:style-name="P1"><text:span text:style-name="T1">VOTE 1168093159 Campaign:ssss_uk_01B Validity:during Choice:Tupele CONN:MIG01OU MSISDN:00777778319999 GUID:3253A22E-B4EE-43BB-8A10-491EC9F154CE Shortcode:63334</text:span></text:p>
      <text:p text:style-name="P1"><text:span text:style-name="T1">VOTE 1168093194 Campaign:ssss_uk_01B Validity:during Choice:Tupele CONN:MIG01HU MSISDN:00777777959999 GUID:A4A08C07-6764-47DF-A564-8EA2F87DF717 Shortcode:63334</text:span></text:p>
      <text:p text:style-name="P1"><text:span text:style-name="T1">VOTE 1168093218 Campaign:ssss_uk_01B Validity:during Choice:Tupele CONN:MIG01XU MSISDN:00777774949999 GUID:E8D62BE1-B740-4CA5-8B65-AA6ACDEFCE96 Shortcode:63334</text:span></text:p>
      <text:p text:style-name="P1"><text:span text:style-name="T1">VOTE 1168093605 Campaign:ssss_uk_01B Validity:during Choice:Tupele CONN:MIG01XU MSISDN:00777779409999 GUID:85CB81FF-8D43-43F6-B32C-3D468A42E62A Shortcode:63334</text:span></text:p>
      <text:p text:style-name="P1"><text:span text:style-name="T1">VOTE 1168094036 Campaign:ssss_uk_01B Validity:during Choice:Jane CONN:MIG00VU MSISDN:00777776119999 GUID:D366D57D-C257-4E5B-A24A-83665A2C0ADA Shortcode:63334</text:span></text:p>
      <text:p text:style-name="P1"><text:span text:style-name="T1">VOTE 1168094039 Campaign:ssss_uk_01B Validity:during Choice:Tupele CONN:MIG01XU MSISDN:00777770439999 GUID:27E0B871-9837-49BD-B0EC-F99D35076E50 Shortcode:63334</text:span></text:p>
      <text:p text:style-name="P1"><text:span text:style-name="T1">VOTE 1168094042 Campaign:ssss_uk_01B Validity:during Choice:Tupele CONN:MIG01XU MSISDN:00777770439999 GUID:527B4CFB-B129-42C8-82F8-BB85939F3D1F Shortcode:63334</text:span></text:p>
      <text:p text:style-name="P1"><text:span text:style-name="T1">VOTE 1168094051 Campaign:Emmerdale Validity:during Choice:ROSEMARY CONN:MIG00VU MSISDN:00777776899999 GUID:7B9F2181-5129-4C90-97E8-D847850FD34F Shortcode:63339</text:span></text:p>
      <text:p text:style-name="P1"><text:span text:style-name="T1">VOTE 1168094127 Campaign:ssss_uk_01B Validity:during Choice:Tupele CONN:MIG01XU MSISDN:00777771829999 GUID:84F51E84-8758-43BA-A8EE-54DBC25C8B9F Shortcode:63334</text:span></text:p>
      <text:p text:style-name="P1"><text:span text:style-name="T1">VOTE 1168094183 Campaign:ssss_uk_01B Validity:during Choice:Tupele CONN:MIG01OU MSISDN:00777771849999 GUID:6A2C5072-A20D-4AD3-8784-138253BAD004 Shortcode:63334</text:span></text:p>
      <text:p text:style-name="P1"><text:span text:style-name="T1">VOTE 1168094189 Campaign:ssss_uk_01B Validity:during Choice:Tupele CONN:MIG01XU MSISDN:00777770439999 GUID:CA0EB331-6DE6-481F-8649-98D6070C3553 Shortcode:63334</text:span></text:p>
      <text:p text:style-name="P1"><text:span text:style-name="T1">VOTE 1168094192 Campaign:ssss_uk_01B Validity:during Choice:Tupele CONN:MIG01XU MSISDN:00777770439999 GUID:8150853A-92F5-4E22-8336-4A1395CFA079 Shortcode:63334</text:span></text:p>
      <text:p text:style-name="P1"><text:span text:style-name="T1">VOTE 1168094195 Campaign:ssss_uk_01B Validity:during Choice:Tupele CONN:MIG01XU MSISDN:00777770439999 GUID:F421FCD0-AA0D-4681-979E-E1136425D7E6 Shortcode:63334</text:span></text:p>
      <text:p text:style-name="P1"><text:span text:style-name="T1">VOTE 1168094198 Campaign:ssss_uk_01B Validity:during Choice:Tupele CONN:MIG01XU MSISDN:00777770439999 GUID:3720E6B8-70C2-40A7-9AAD-B48BB63F61E2 Shortcode:63334</text:span></text:p>
      <text:p text:style-name="P1"><text:span text:style-name="T1">VOTE 1168094212 Campaign:ssss_uk_01B Validity:during Choice:Tupele CONN:MIG01XU MSISDN:00777770439999 GUID:477C6E1B-7B21-4F9D-87B0-428A22E8CA5E Shortcode:63334</text:span></text:p>
      <text:p text:style-name="P1"><text:span text:style-name="T1">VOTE 1168094215 Campaign:ssss_uk_01B Validity:during Choice:Tupele CONN:MIG01XU MSISDN:00777770439999 GUID:77703031-3329-47C7-A517-0CAD722CB24F Shortcode:63334</text:span></text:p>
      <text:p text:style-name="P1"><text:span text:style-name="T1">VOTE 1168094219 Campaign:ssss_uk_01B Validity:during Choice:Tupele CONN:MIG01XU MSISDN:00777770439999 GUID:6A878408-48BB-4D97-AF1F-523534846D6F Shortcode:63334</text:span></text:p>
      <text:p text:style-name="P1"><text:span text:style-name="T1">VOTE 1168094222 Campaign:ssss_uk_01B Validity:during Choice:Tupele CONN:MIG01XU MSISDN:00777770439999 GUID:9E280BF7-BDBD-4FB0-BBAB-A901B18DDAE3 Shortcode:63334</text:span></text:p>
      <text:p text:style-name="P1"><text:span text:style-name="T1">VOTE 1168094225 Campaign:ssss_uk_01B Validity:during Choice:Tupele CONN:MIG01XU MSISDN:00777770439999 GUID:47803E54-AE23-4891-B056-4C7A0EB16B1C Shortcode:63334</text:span></text:p>
      <text:p text:style-name="P1"><text:span text:style-name="T1">VOTE 1168094228 Campaign:ssss_uk_01B Validity:during Choice:Tupele CONN:MIG01XU MSISDN:00777770439999 GUID:092FD4A3-6C6E-466C-A391-3EFF4735F98E Shortcode:63334</text:span></text:p>
      <text:p text:style-name="P1"><text:span text:style-name="T1">VOTE 1168094231 Campaign:ssss_uk_01B Validity:during Choice:Tupele CONN:MIG01XU MSISDN:00777770439999 GUID:9D60CDBA-03BC-411D-8D6A-FBE567D9D018 Shortcode:63334</text:span></text:p>
      <text:p text:style-name="P1"><text:span text:style-name="T1">VOTE 1168094234 Campaign:ssss_uk_01B Validity:during Choice:Tupele CONN:MIG01XU MSISDN:00777770439999 GUID:1D2AD29C-4CA7-4ECE-84C8-CEB4F0398DC5 Shortcode:63334</text:span></text:p>
      <text:p text:style-name="P1"><text:span text:style-name="T1">VOTE 1168094272 Campaign:ssss_uk_01B Validity:during Choice:Tupele CONN:MIG01XU MSISDN:00777776649999 GUID:16066016-2167-489B-A182-131B137EDED1 Shortcode:63334</text:span></text:p>
      <text:p text:style-name="P1"><text:span text:style-name="T1">VOTE 1168095014 Campaign:ssss_uk_01B Validity:during Choice:Alan CONN:MIG01XU MSISDN:00777773549999 GUID:9ACA0AA6-B25B-4D6A-81F7-86F5E7D4448F Shortcode:63334</text:span></text:p>
      <text:p text:style-name="P1"><text:span text:style-name="T1">VOTE 1168095118 Campaign:ssss_uk_01B Validity:during Choice:Jane CONN:MIG01TU </text:span><text:soft-page-break/><text:span text:style-name="T1">MSISDN:00777773469999 GUID:800BDCA5-8093-4B6E-A66A-D561E7D83E12 Shortcode:63334</text:span></text:p>
      <text:p text:style-name="P1"><text:span text:style-name="T1">VOTE 1168095235 Campaign:ssss_uk_01B Validity:during Choice:Matthew CONN:MIG00VU MSISDN:00777775939999 GUID:80D61B40-6F24-447D-A55E-8CC31ADAA1CD Shortcode:63334</text:span></text:p>
      <text:p text:style-name="P1"><text:span text:style-name="T1">VOTE 1168095236 Campaign:ssss_uk_01B Validity:during Choice:Tupele CONN:MIG00VU MSISDN:00777779389999 GUID:AF884C6D-02B5-459A-A382-671F8962F49E Shortcode:63334</text:span></text:p>
      <text:p text:style-name="P1"><text:span text:style-name="T1">VOTE 1168095239 Campaign:ssss_uk_01B Validity:during Choice:Matthew CONN:MIG00VU MSISDN:00777775939999 GUID:2B940BA9-1BF5-422C-8C31-85A7DA444FB5 Shortcode:63334</text:span></text:p>
      <text:p text:style-name="P1"><text:span text:style-name="T1">VOTE 1168095244 Campaign:ssss_uk_01B Validity:during Choice:Matthew CONN:MIG00VU MSISDN:00777775939999 GUID:8964C8AF-C75A-4C0D-A8EC-40FFF2FC1F9A Shortcode:63334</text:span></text:p>
      <text:p text:style-name="P1"><text:span text:style-name="T1">VOTE 1168095247 Campaign:ssss_uk_01B Validity:during Choice:Jane CONN:MIG01XU MSISDN:00777776779999 GUID:6B5227FE-53B8-4FC6-BFD3-EAF3C5C00244 Shortcode:63334</text:span></text:p>
      <text:p text:style-name="P1"><text:span text:style-name="T1">VOTE 1168095251 Campaign:ssss_uk_01B Validity:during Choice:Matthew CONN:MIG00VU MSISDN:00777775939999 GUID:EED4A11E-97AB-49D7-9ADA-0C6773C91D40 Shortcode:63334</text:span></text:p>
      <text:p text:style-name="P1"><text:span text:style-name="T1">VOTE 1168095255 Campaign:ssss_uk_01B Validity:during Choice:Matthew CONN:MIG00VU MSISDN:00777775939999 GUID:AED54D76-016D-4A3A-8546-73D902FECECC Shortcode:63334</text:span></text:p>
      <text:p text:style-name="P1"><text:span text:style-name="T1">VOTE 1168095260 Campaign:ssss_uk_01B Validity:during Choice:Matthew CONN:MIG00VU MSISDN:00777775939999 GUID:38A1DDE4-646A-4AE6-8A0D-70FE571B0E8C Shortcode:63334</text:span></text:p>
      <text:p text:style-name="P1"><text:span text:style-name="T1">VOTE 1168095264 Campaign:ssss_uk_01B Validity:during Choice:Matthew CONN:MIG00VU MSISDN:00777775939999 GUID:025D22DB-4BD3-462D-99A3-48B48B0FD6AF Shortcode:63334</text:span></text:p>
      <text:p text:style-name="P1"><text:span text:style-name="T1">VOTE 1168095278 Campaign:ssss_uk_01B Validity:during Choice:Antony CONN:MIG01XU MSISDN:00777778069999 GUID:37F18ACC-8F4F-4B62-B2A3-9EEE28B437E4 Shortcode:63334</text:span></text:p>
      <text:p text:style-name="P1"><text:span text:style-name="T1">VOTE 1168095326 Campaign:ssss_uk_01B Validity:during Choice:Tupele CONN:MIG01OU MSISDN:00777770389999 GUID:DF558772-6809-4198-A239-3668C3723575 Shortcode:63334</text:span></text:p>
      <text:p text:style-name="P1"><text:span text:style-name="T1">VOTE 1168095337 Campaign:ssss_uk_01B Validity:during Choice:Tupele CONN:MIG01OU MSISDN:00777770389999 GUID:7F17E286-A308-4D66-B4EF-63899399059C Shortcode:63334</text:span></text:p>
      <text:p text:style-name="P1"><text:span text:style-name="T1">VOTE 1168095339 Campaign:ssss_uk_01B Validity:during Choice:Tupele CONN:MIG01OU MSISDN:00777770389999 GUID:759E5367-502E-4271-B732-A6F4D860A0F6 Shortcode:63334</text:span></text:p>
      <text:p text:style-name="P1"><text:span text:style-name="T1">VOTE 1168095341 Campaign:Emmerdale Validity:during Choice:ROSEMARY CONN:MIG01TU MSISDN:00777778289999 GUID:C9838EE9-FA88-46CE-9650-20A75EA8C99A Shortcode:63339</text:span></text:p>
      <text:p text:style-name="P1"><text:span text:style-name="T1">VOTE 1168095650 Campaign:ssss_uk_01B Validity:during Choice:Jane CONN:MIG00VU MSISDN:00777777509999 GUID:6F4D4220-37CA-4B55-975D-295EB1096483 Shortcode:63334</text:span></text:p>
      <text:p text:style-name="P1"><text:span text:style-name="T1">VOTE 1168095677 Campaign:ssss_uk_01B Validity:during Choice:Jane CONN:MIG00VU MSISDN:00777777509999 GUID:9EBA67A4-AAB3-4ABA-8984-13BCEE35E880 Shortcode:63334</text:span></text:p>
      <text:p text:style-name="P1"><text:span text:style-name="T1">VOTE 1168095884 Campaign:Emmerdale Validity:during Choice:GRAYSON CONN:MIG01OU MSISDN:00777776629999 GUID:83BF5D33-86B2-4668-AE08-0C559ABA4B4C Shortcode:63339</text:span></text:p>
      <text:p text:style-name="P1"><text:span text:style-name="T1">VOTE 1168095974 Campaign:ssss_uk_01B Validity:during Choice:Verity CONN:MIG01OU MSISDN:00777776979999 GUID:0707C805-4279-47AC-B4AF-436F750AFB50 Shortcode:63334</text:span></text:p>
      <text:p text:style-name="P1"><text:span text:style-name="T1">VOTE 1168096066 Campaign:ssss_uk_01B Validity:during Choice:Tupele CONN:MIG01XU MSISDN:00777770439999 GUID:DB2DFC34-7D57-41AD-AC32-39FC33786DAD Shortcode:63334</text:span></text:p>
      <text:p text:style-name="P1"><text:span text:style-name="T1">VOTE 1168096069 Campaign:ssss_uk_01B Validity:during Choice:Tupele CONN:MIG01XU MSISDN:00777770439999 GUID:67E88AD7-A840-4B89-BA7B-2AA233C56497 Shortcode:63334</text:span></text:p>
      <text:p text:style-name="P1"><text:span text:style-name="T1">VOTE 1168096072 Campaign:ssss_uk_01B Validity:during Choice:Tupele CONN:MIG01XU MSISDN:00777770439999 GUID:15E511B7-DD38-4A48-80A7-5C042A58CDB8 Shortcode:63334</text:span></text:p>
      <text:p text:style-name="P1"><text:span text:style-name="T1">VOTE 1168096084 Campaign:ssss_uk_01B Validity:during Choice:Tupele CONN:MIG01XU MSISDN:00777770439999 GUID:EB0A897D-3A7B-4EA9-8901-8E8E5837EDCA Shortcode:63334</text:span></text:p>
      <text:p text:style-name="P1"><text:span text:style-name="T1">VOTE 1168096112 Campaign:ssss_uk_01B Validity:during Choice:Tupele CONN:MIG01XU MSISDN:00777770439999 GUID:66E0D907-0F43-4517-9C59-96307AC69DFC Shortcode:63334</text:span></text:p>
      <text:p text:style-name="P1"><text:span text:style-name="T1">VOTE 1168096115 Campaign:ssss_uk_01B Validity:during Choice:Tupele CONN:MIG01XU MSISDN:00777770439999 GUID:201DBE87-00A8-43A8-9285-5A50441C9E0E Shortcode:63334</text:span></text:p>
      <text:p text:style-name="P1"><text:span text:style-name="T1">VOTE 1168096118 Campaign:ssss_uk_01B Validity:during Choice:Tupele CONN:MIG01XU MSISDN:00777770439999 GUID:4912DC67-8B17-4349-9A68-99E9A1C0781E Shortcode:63334</text:span></text:p>
      <text:p text:style-name="P1"><text:span text:style-name="T1">VOTE 1168096122 Campaign:ssss_uk_01B Validity:during Choice:Tupele CONN:MIG01XU MSISDN:00777770439999 GUID:EC3887CA-576E-42F5-BD45-C6EADCB1465B Shortcode:63334</text:span></text:p>
      <text:p text:style-name="P1"><text:span text:style-name="T1">VOTE 1168096125 Campaign:ssss_uk_01B Validity:during Choice:Tupele CONN:MIG01XU MSISDN:00777770439999 GUID:F2161C5D-AFC1-44DD-933F-35ECF960FB03 Shortcode:63334</text:span></text:p>
      <text:p text:style-name="P1"><text:span text:style-name="T1">VOTE 1168096130 Campaign:ssss_uk_01B Validity:during Choice:Tupele CONN:MIG01XU MSISDN:00777770439999 GUID:A2F2DA8E-5143-4C8C-95F7-AA17E19DAC98 Shortcode:63334</text:span></text:p>
      <text:p text:style-name="P1"><text:span text:style-name="T1">VOTE 1168096133 Campaign:ssss_uk_01B Validity:during Choice:Tupele CONN:MIG01XU MSISDN:00777770439999 GUID:C8EB8EA8-9E0B-427E-BC54-23C04CDB9C9B Shortcode:63334</text:span></text:p>
      <text:p text:style-name="P1"><text:span text:style-name="T1">VOTE 1168096138 Campaign:ssss_uk_01B Validity:during Choice:Tupele CONN:MIG01XU MSISDN:00777770439999 GUID:02F1AC88-8A7A-4854-837A-05CF4FFE35A7 Shortcode:63334</text:span></text:p>
      <text:p text:style-name="P1"><text:span text:style-name="T1">VOTE 1168096141 Campaign:ssss_uk_01B Validity:during Choice:Tupele CONN:MIG01XU </text:span><text:soft-page-break/><text:span text:style-name="T1">MSISDN:00777770439999 GUID:8C371DBD-2E2D-4051-9791-1D68D335F099 Shortcode:63334</text:span></text:p>
      <text:p text:style-name="P1"><text:span text:style-name="T1">VOTE 1168096144 Campaign:ssss_uk_01B Validity:during Choice:Tupele CONN:MIG01XU MSISDN:00777770439999 GUID:85FA196D-16F7-49CC-87FF-29E955AF0215 Shortcode:63334</text:span></text:p>
      <text:p text:style-name="P1"><text:span text:style-name="T1">VOTE 1168096875 Campaign:Emmerdale Validity:during Choice:ROSEMARY CONN:MIG01XU MSISDN:00777777779999 GUID:26FD0D6E-DA12-4C1F-BAFF-221E3CB9255A Shortcode:63339</text:span></text:p>
      <text:p text:style-name="P1"><text:span text:style-name="T1">VOTE 1168096907 Campaign:ssss_uk_01B Validity:during Choice:Jane CONN:MIG00VU MSISDN:00777776239999 GUID:5EDF0D8A-E799-4CFE-83E4-BC007C1AEBB0 Shortcode:63334</text:span></text:p>
      <text:p text:style-name="P1"><text:span text:style-name="T1">VOTE 1168096909 Campaign:ssss_uk_01B Validity:during Choice:Tupele CONN:MIG01OU MSISDN:00777770389999 GUID:CA66D8E1-92A5-45A4-81A9-70FF20CE32E6 Shortcode:63334</text:span></text:p>
      <text:p text:style-name="P1"><text:span text:style-name="T1">VOTE 1168096922 Campaign:ssss_uk_01B Validity:during Choice:Tupele CONN:MIG01OU MSISDN:00777770389999 GUID:01327E2A-A298-4A09-9D72-C108E0E0F4F2 Shortcode:63334</text:span></text:p>
      <text:p text:style-name="P1"><text:span text:style-name="T1">VOTE 1168096934 Campaign:ssss_uk_01B Validity:during Choice:Tupele CONN:MIG01OU MSISDN:00777770389999 GUID:B327D9F5-9C76-42A6-8ADE-0A208F68FC08 Shortcode:63334</text:span></text:p>
      <text:p text:style-name="P1"><text:span text:style-name="T1">VOTE 1168097030 Campaign:ssss_uk_01B Validity:during Choice:Tupele CONN:MIG01XU MSISDN:00777774669999 GUID:64979302-CA5C-49DA-B4B2-88C1079D7E81 Shortcode:63334</text:span></text:p>
      <text:p text:style-name="P1"><text:span text:style-name="T1">VOTE 1168097347 Campaign:Emmerdale Validity:during Choice:LEN CONN:MIG01XU MSISDN:00777771809999 GUID:D985EB39-B2D6-404E-A6FD-ED2E5CAFEE43 Shortcode:63339</text:span></text:p>
      <text:p text:style-name="P1"><text:span text:style-name="T1">VOTE 1168097433 Campaign:ssss_uk_01B Validity:during Choice:Jane CONN:MIG01XU MSISDN:00777776979999 GUID:59E0CE74-F850-4D80-B86C-C9A77805B0DB Shortcode:63334</text:span></text:p>
      <text:p text:style-name="P1"><text:span text:style-name="T1">VOTE 1168097444 Campaign:ssss_uk_01B Validity:during Choice:Jane CONN:MIG01TU MSISDN:00777771149999 GUID:881F2B49-F74A-4114-B85F-5DE23C1E0192 Shortcode:63334</text:span></text:p>
      <text:p text:style-name="P1"><text:span text:style-name="T1">VOTE 1168098384 Campaign:Emmerdale Validity:during Choice:ROSEMARY CONN:MIG01XU MSISDN:00777772189999 GUID:C2CB3065-7219-461E-B329-6CE93B1787EA Shortcode:63339</text:span></text:p>
      <text:p text:style-name="P1"><text:span text:style-name="T1">VOTE 1168098414 Campaign:ssss_uk_01B Validity:during Choice:Antony CONN:MIG01XU MSISDN:00777779709999 GUID:1E81AC51-9CBC-4BC2-B3AC-07EACDE8FEC5 Shortcode:63334</text:span></text:p>
      <text:p text:style-name="P1"><text:span text:style-name="T1">VOTE 1168098731 Campaign:ssss_uk_01B Validity:during Choice:Jane CONN:MIG01XU MSISDN:00777774699999 GUID:F686DFED-DD84-4BF7-B48F-613DB72EF312 Shortcode:63334</text:span></text:p>
      <text:p text:style-name="P1"><text:span text:style-name="T1">VOTE 1168098743 Campaign:Emmerdale Validity:during Choice:GRAYSON CONN:MIG01HU MSISDN:00777777539999 GUID:92966BA7-65CE-4F01-9CE8-784ACFF5B887 Shortcode:63339</text:span></text:p>
      <text:p text:style-name="P1"><text:span text:style-name="T1">VOTE 1168099589 Campaign:ssss_uk_01B Validity:during Choice:Tupele CONN:MIG01XU MSISDN:00777772909999 GUID:0FC2EC69-8CF3-4F84-B1DD-523712F4A947 Shortcode:63334</text:span></text:p>
      <text:p text:style-name="P1"><text:span text:style-name="T1">VOTE 1168099728 Campaign:ssss_uk_01B Validity:during Choice:Tupele CONN:MIG01XU MSISDN:00777772349999 GUID:CE867040-A40B-42D4-905C-A2C9969490E9 Shortcode:63334</text:span></text:p>
      <text:p text:style-name="P1"><text:span text:style-name="T1">VOTE 1168099881 Campaign:ssss_uk_01B Validity:during Choice:Jane CONN:MIG00VU MSISDN:00777770559999 GUID:C984FA9A-471C-4FEC-8B9C-1B615557F854 Shortcode:63334</text:span></text:p>
      <text:p text:style-name="P1"><text:span text:style-name="T1">VOTE 1168099894 Campaign:ssss_uk_01B Validity:during Choice:Jane CONN:MIG00VU MSISDN:00777770559999 GUID:292047D2-8F50-43F7-B0BF-0CA09E526CCA Shortcode:63334</text:span></text:p>
      <text:p text:style-name="P1"><text:span text:style-name="T1">VOTE 1168100333 Campaign:Emmerdale Validity:during Choice:ROSEMARY CONN:MIG01TU MSISDN:00777772239999 GUID:4D1F021A-F1EE-42C4-A0D4-BCFEA31C22EA Shortcode:63339</text:span></text:p>
      <text:p text:style-name="P1"><text:span text:style-name="T1">VOTE 1168100608 Campaign:Emmerdale Validity:during Choice:LEN CONN:MIG00VU MSISDN:00777777919999 GUID:7AEC35AC-713C-4485-A0E3-E21981AC7899 Shortcode:63339</text:span></text:p>
      <text:p text:style-name="P1"><text:span text:style-name="T1">VOTE 1168100649 Campaign:ssss_uk_01B Validity:during Choice:Antony CONN:MIG01TU MSISDN:00777777209999 GUID:3E35F35C-9517-4389-A7E4-49616604A39C Shortcode:63334</text:span></text:p>
      <text:p text:style-name="P1"><text:span text:style-name="T1">VOTE 1168100658 Campaign:ssss_uk_01B Validity:during Choice:Tupele CONN:MIG01TU MSISDN:00777779319999 GUID:BD32FB62-EF93-4A8D-BA36-2656ED84AD95 Shortcode:63334</text:span></text:p>
      <text:p text:style-name="P1"><text:span text:style-name="T1">VOTE 1168101102 Campaign:Emmerdale Validity:during Choice:ROSEMARY CONN:MIG01XU MSISDN:00777777159999 GUID:BA64457D-077F-45FE-A123-D4C87134B898 Shortcode:63339</text:span></text:p>
      <text:p text:style-name="P1"><text:span text:style-name="T1">VOTE 1168101305 Campaign:Emmerdale Validity:during Choice:ROSEMARY CONN:MIG01TU MSISDN:00777777059999 GUID:F6D7F3AC-05C8-4FB1-81CD-9FC1129B0355 Shortcode:63339</text:span></text:p>
      <text:p text:style-name="P1"><text:span text:style-name="T1">VOTE 1168101432 Campaign:Emmerdale Validity:during Choice:GRAYSON CONN:MIG01OU MSISDN:00777770699999 GUID:16ADDE9A-65A5-4872-872E-4276B3A4D163 Shortcode:63339</text:span></text:p>
      <text:p text:style-name="P1"><text:span text:style-name="T1">VOTE 1168101489 Campaign:ssss_uk_01B Validity:during Choice:Tupele CONN:MIG00VU MSISDN:00777773649999 GUID:1DDE6622-92E0-4EC6-AAF8-18476BEC13F8 Shortcode:63334</text:span></text:p>
      <text:p text:style-name="P1"><text:span text:style-name="T1">VOTE 1168101544 Campaign:ssss_uk_01B Validity:during Choice:Tupele CONN:MIG01HU MSISDN:00777770439999 GUID:34E637CB-6E76-47E3-B9A4-D3A8347B66FB Shortcode:63334</text:span></text:p>
      <text:p text:style-name="P1"><text:span text:style-name="T1">VOTE 1168101559 Campaign:ssss_uk_01B Validity:during Choice:Tupele CONN:MIG01HU MSISDN:00777770439999 GUID:C6503A99-9579-436E-9F3B-A848DDD1E4CC Shortcode:63334</text:span></text:p>
      <text:p text:style-name="P1"><text:span text:style-name="T1">VOTE 1168102376 Campaign:ssss_uk_01B Validity:during Choice:Gemma CONN:MIG01TU MSISDN:00777774929999 GUID:83963D14-8E19-4C84-B19B-B41E8C79DE05 Shortcode:63334</text:span></text:p>
      <text:p text:style-name="P1"><text:span text:style-name="T1">VOTE 1168102430 Campaign:Emmerdale Validity:during Choice:ROSEMARY CONN:MIG01XU MSISDN:00777775569999 GUID:05807122-DC1B-465E-BAE3-9C48C5A71AC4 Shortcode:63339</text:span></text:p>
      <text:p text:style-name="P1"><text:span text:style-name="T1">VOTE 1168102521 Campaign:ssss_uk_01B Validity:during Choice:Tupele CONN:MIG01TU </text:span><text:soft-page-break/><text:span text:style-name="T1">MSISDN:00777778619999 GUID:5A5DA012-C3CC-4B80-99B3-4CE4BB142A90 Shortcode:63334</text:span></text:p>
      <text:p text:style-name="P1"><text:span text:style-name="T1">VOTE 1168102703 Campaign:Emmerdale Validity:during Choice:LEN CONN:MIG01OU MSISDN:00777779849999 GUID:7A93D9DB-7888-45BA-AEEC-1FEEF7D782AD Shortcode:63339</text:span></text:p>
      <text:p text:style-name="P1"><text:span text:style-name="T1">VOTE 1168103054 Campaign:ssss_uk_01B Validity:during Choice:Antony CONN:MIG01OU MSISDN:00777772759999 GUID:9EFE8DC9-3499-4E30-90C6-7959FB962FCF Shortcode:63334</text:span></text:p>
      <text:p text:style-name="P1"><text:span text:style-name="T1">VOTE 1168103402 Campaign:ssss_uk_01B Validity:during Choice:Tupele CONN:MIG01XU MSISDN:00777778289999 GUID:2465223D-D31C-42E1-85EC-937AB0212C2C Shortcode:63334</text:span></text:p>
      <text:p text:style-name="P1"><text:span text:style-name="T1">VOTE 1168103402 Campaign:ssss_uk_01B Validity:during Choice:Jane CONN:MIG01XU MSISDN:00777776879999 GUID:321FBAD4-721A-4D8B-8CE9-944E40BE908D Shortcode:63334</text:span></text:p>
      <text:p text:style-name="P1"><text:span text:style-name="T1">VOTE 1168103421 Campaign:ssss_uk_01B Validity:during Choice:Tupele CONN:MIG01XU MSISDN:00777778289999 GUID:AF800719-5410-4641-9732-04BB5C1052B9 Shortcode:63334</text:span></text:p>
      <text:p text:style-name="P1"><text:span text:style-name="T1">VOTE 1168103481 Campaign:ssss_uk_01B Validity:during Choice:Tupele CONN:MIG01XU MSISDN:00777773379999 GUID:81EE9697-7154-4880-AFDA-8FC09A7AC541 Shortcode:63334</text:span></text:p>
      <text:p text:style-name="P1"><text:span text:style-name="T1">VOTE 1168103756 Campaign:ssss_uk_01B Validity:during Choice:Antony CONN:MIG01XU MSISDN:00777777679999 GUID:E3D0CB3F-5D37-41BB-8D67-5B4D620EE900 Shortcode:63334</text:span></text:p>
      <text:p text:style-name="P1"><text:span text:style-name="T1">VOTE 1168103826 Campaign:Emmerdale Validity:during Choice:MATTHEW CONN:MIG01XU MSISDN:00777779669999 GUID:D1F769FD-051B-4AA7-9A47-5CA0E9486ED5 Shortcode:63339</text:span></text:p>
      <text:p text:style-name="P1"><text:span text:style-name="T1">VOTE 1168103844 Campaign:ssss_uk_01B Validity:during Choice:Jane CONN:MIG01XU MSISDN:00777775379999 GUID:BA604B56-BDFC-4ECA-AAAF-0D6404CC9A8B Shortcode:63334</text:span></text:p>
      <text:p text:style-name="P1"><text:span text:style-name="T1">VOTE 1168104130 Campaign:ssss_uk_01B Validity:during Choice:Tupele CONN:MIG01OU MSISDN:00777774049999 GUID:2F0F2F77-CE6C-450A-9CF6-59A63A551A7C Shortcode:63334</text:span></text:p>
      <text:p text:style-name="P1"><text:span text:style-name="T1">VOTE 1168104151 Campaign:ssss_uk_01B Validity:during Choice:Tupele CONN:MIG01OU MSISDN:00777774049999 GUID:F4785B56-4C72-44A0-8A39-0B72AC65589C Shortcode:63334</text:span></text:p>
      <text:p text:style-name="P1"><text:span text:style-name="T1">VOTE 1168104158 Campaign:Emmerdale Validity:during Choice:ROSEMARY CONN:MIG01OU MSISDN:00777778829999 GUID:5F2CEA1C-DA5E-4E49-8240-B36975CEA081 Shortcode:63339</text:span></text:p>
      <text:p text:style-name="P1"><text:span text:style-name="T1">VOTE 1168104173 Campaign:ssss_uk_01B Validity:during Choice:Mark CONN:MIG01XU MSISDN:00777778829999 GUID:2AA0AEC0-0DBE-4705-AFE4-180DBE2E526F Shortcode:63334</text:span></text:p>
      <text:p text:style-name="P1"><text:span text:style-name="T1">VOTE 1168104189 Campaign:ssss_uk_01B Validity:during Choice:Tupele CONN:MIG01TU MSISDN:00777773469999 GUID:FF14DE24-9483-426F-A679-151157B32594 Shortcode:63334</text:span></text:p>
      <text:p text:style-name="P1"><text:span text:style-name="T1">VOTE 1168104411 Campaign:Emmerdale Validity:during Choice:JIMMY CONN:MIG01XU MSISDN:00777774049999 GUID:D78D4D73-2F90-4F8C-A588-0D7FAE2B2F31 Shortcode:63339</text:span></text:p>
      <text:p text:style-name="P1"><text:span text:style-name="T1">VOTE 1168104421 Campaign:ssss_uk_01B Validity:during Choice:Antony CONN:MIG01HU MSISDN:00777777159999 GUID:58C1C91E-20A7-418A-AF59-6E208AF7AC36 Shortcode:63334</text:span></text:p>
      <text:p text:style-name="P1"><text:span text:style-name="T1">VOTE 1168104599 Campaign:ssss_uk_01B Validity:during Choice:Hayley CONN:MIG00VU MSISDN:00777777349999 GUID:3BAC7896-A1E0-48DD-AC21-C0F683139EDA Shortcode:63334</text:span></text:p>
      <text:p text:style-name="P1"><text:span text:style-name="T1">VOTE 1168104607 Campaign:Emmerdale Validity:during Choice:GRAYSON CONN:MIG01OU MSISDN:00777774659999 GUID:484C4702-B591-4E91-920E-0C6A12DE9D1D Shortcode:63339</text:span></text:p>
      <text:p text:style-name="P1"><text:span text:style-name="T1">VOTE 1168104635 Campaign:ssss_uk_01B Validity:during Choice:Jane CONN:MIG01OU MSISDN:00777773909999 GUID:054078A6-2929-4D62-AE30-B05892D0DA1C Shortcode:63334</text:span></text:p>
      <text:p text:style-name="P1"><text:span text:style-name="T1">VOTE 1168104688 Campaign:ssss_uk_01B Validity:during Choice:Mark CONN:MIG01OU MSISDN:00777773779999 GUID:C536CF41-C439-4F6D-992F-378694D59036 Shortcode:63334</text:span></text:p>
      <text:p text:style-name="P1"><text:span text:style-name="T1">VOTE 1168104763 Campaign:ssss_uk_01B Validity:during Choice:Mark CONN:MIG01OU MSISDN:00777773779999 GUID:BFB95F8B-10DF-4152-B64D-BAE642949BC9 Shortcode:63334</text:span></text:p>
      <text:p text:style-name="P1"><text:span text:style-name="T1">VOTE 1168104791 Campaign:ssss_uk_01B Validity:during Choice:Hayley CONN:MIG00VU MSISDN:00777777349999 GUID:91E80447-89FA-4DB4-9110-BC30E0ACF688 Shortcode:63334</text:span></text:p>
      <text:p text:style-name="P1"><text:span text:style-name="T1">VOTE 1168106345 Campaign:ssss_uk_01B Validity:during Choice:Tupele CONN:MIG01XU MSISDN:00777774209999 GUID:7AAF0D25-7580-4EBB-AB68-47991EDAF163 Shortcode:63334</text:span></text:p>
      <text:p text:style-name="P1"><text:span text:style-name="T1">VOTE 1168106423 Campaign:Emmerdale Validity:during Choice:ROSEMARY CONN:MIG01TU MSISDN:00777773729999 GUID:84B3EAF2-484A-4DA7-B9EE-6C80348FC1C0 Shortcode:63339</text:span></text:p>
      <text:p text:style-name="P1"><text:span text:style-name="T1">VOTE 1168108187 Campaign:Emmerdale Validity:during Choice:GRAYSON CONN:MIG01XU MSISDN:00777776919999 GUID:BA3B630C-99A3-4109-B0B5-84BE8C6242DB Shortcode:63339</text:span></text:p>
      <text:p text:style-name="P1"><text:span text:style-name="T1">VOTE 1168109694 Campaign:Emmerdale Validity:during Choice:LEN CONN:MIG01TU MSISDN:00777773119999 GUID:60C7D50D-BA57-4E74-B690-D7329AECD4A5 Shortcode:63339</text:span></text:p>
      <text:p text:style-name="P1"><text:span text:style-name="T1">VOTE 1168109811 Campaign:Emmerdale Validity:during Choice:JIMMY CONN:MIG01XU MSISDN:00777772449999 GUID:A276BBC4-11D6-442A-B84F-B79C50EDAE51 Shortcode:63339</text:span></text:p>
      <text:p text:style-name="P1"><text:span text:style-name="T1">VOTE 1168110395 Campaign:Emmerdale Validity:during Choice:GRAYSON CONN:MIG01TU MSISDN:00777773449999 GUID:4BA110E1-3394-48F3-8690-532C009E1433 Shortcode:63339</text:span></text:p>
      <text:p text:style-name="P1"><text:span text:style-name="T1">VOTE 1168111797 Campaign:Emmerdale Validity:during Choice:GRAYSON CONN:MIG01XU MSISDN:00777776199999 GUID:11B29071-0D94-4F3A-B5AC-C93D5C70BA32 Shortcode:63339</text:span></text:p>
      <text:p text:style-name="P1"><text:span text:style-name="T1">VOTE 1168111905 Campaign:Emmerdale Validity:during Choice:ROSEMARY CONN:MIG01XU MSISDN:00777776199999 GUID:57BB760E-BBDA-48AB-B726-4F1A8A81CC96 Shortcode:63339</text:span></text:p>
      <text:p text:style-name="P1"><text:span text:style-name="T1">VOTE 1168112479 Campaign:Emmerdale Validity:during Choice:ROSEMARY CONN:MIG01TU </text:span><text:soft-page-break/><text:span text:style-name="T1">MSISDN:00777774039999 GUID:0EBAD44E-64DF-4A4B-B23C-B0956AFE430C Shortcode:63339</text:span></text:p>
      <text:p text:style-name="P1"><text:span text:style-name="T1">VOTE 1168112675 Campaign:ssss_uk_02A Validity:pre Choice:Alan CONN:MIG01XU MSISDN:00777778409999 GUID:9BC54ED4-CF7D-4A8A-90B3-8DEA7C396DB3 Shortcode:63334</text:span></text:p>
      <text:p text:style-name="P1"><text:span text:style-name="T1">VOTE 1168112758 Campaign:Emmerdale Validity:during Choice:JAMIE CONN:MIG01TU MSISDN:00777772509999 GUID:8BF84571-E93E-453C-9C82-E514DEE24631 Shortcode:63339</text:span></text:p>
      <text:p text:style-name="P1"><text:span text:style-name="T1">VOTE 1168112998 Campaign:ssss_uk_02A Validity:pre Choice:Antony CONN:MIG01XU MSISDN:00777771559999 GUID:A378901D-3836-4263-8C6D-53B93EA95C3A Shortcode:63334</text:span></text:p>
      <text:p text:style-name="P1"><text:span text:style-name="T1">VOTE 1168113104 Campaign:ssss_uk_02A Validity:pre Choice:Leon CONN:MIG01TU MSISDN:00777776599999 GUID:56A9E8E5-C395-4F6A-8812-A4E203FE5CC4 Shortcode:63334</text:span></text:p>
      <text:p text:style-name="P1"><text:span text:style-name="T1">VOTE 1168113732 Campaign:Emmerdale Validity:during Choice:TERRY CONN:MIG00VU MSISDN:00777776139999 GUID:6E69BE37-7332-45F1-A073-60F4B992EF5C Shortcode:63339</text:span></text:p>
      <text:p text:style-name="P1"><text:span text:style-name="T1">VOTE 1168113779 Campaign:Emmerdale Validity:during Choice:JAMIE CONN:MIG01OU MSISDN:00777774209999 GUID:3E264A64-F436-4EFC-B7FA-06FDCD86EEFA Shortcode:63339</text:span></text:p>
      <text:p text:style-name="P1"><text:span text:style-name="T1">VOTE 1168113826 Campaign:ssss_uk_02A Validity:pre Choice:Tupele CONN:MIG01XU MSISDN:00777775949999 GUID:0277AF37-E56E-4255-B628-1619BF08EB8A Shortcode:63334</text:span></text:p>
      <text:p text:style-name="P1"><text:span text:style-name="T1">VOTE 1168113875 Campaign:Emmerdale Validity:during Choice:ROSEMARY CONN:MIG00VU MSISDN:00777776139999 GUID:71BFC7E1-E0C2-4574-9D89-63533C34FBE9 Shortcode:63339</text:span></text:p>
      <text:p text:style-name="P1"><text:span text:style-name="T1">VOTE 1168113903 Campaign:Emmerdale Validity:during Choice:ROSEMARY CONN:MIG01HU MSISDN:00777777379999 GUID:877CCD27-A7E4-48CA-A73B-5AA6BBBB9BA4 Shortcode:63339</text:span></text:p>
      <text:p text:style-name="P1"><text:span text:style-name="T1">VOTE 1168114041 Campaign:Emmerdale Validity:during Choice:ROSEMARY CONN:MIG01XU MSISDN:00777770489999 GUID:9FAB7145-6251-4F4B-AEE7-B975AE46B701 Shortcode:63339</text:span></text:p>
      <text:p text:style-name="P1"><text:span text:style-name="T1">VOTE 1168114194 Campaign:ssss_uk_02A Validity:pre Choice:Tupele CONN:MIG01OU MSISDN:00777771169999 GUID:47CF45D0-6FB8-46B2-89CC-C836485470B1 Shortcode:63334</text:span></text:p>
      <text:p text:style-name="P1"><text:span text:style-name="T1">VOTE 1168114705 Campaign:ssss_uk_02A Validity:pre Choice:Jane CONN:MIG01XU MSISDN:00777779639999 GUID:4FCF336A-B8CE-4AB8-897B-F2F84802B6D0 Shortcode:63334</text:span></text:p>
      <text:p text:style-name="P1"><text:span text:style-name="T1">VOTE 1168114732 Campaign:ssss_uk_02A Validity:pre Choice:Verity CONN:MIG01OU MSISDN:00777775849999 GUID:823236A1-E977-4005-843F-5888151F99D7 Shortcode:63334</text:span></text:p>
      <text:p text:style-name="P1"><text:span text:style-name="T1">VOTE 1168114786 Campaign:Emmerdale Validity:during Choice:TERRY CONN:MIG01XU MSISDN:00777775299999 GUID:98121FAD-A904-4CB6-8F90-B86C58EA01CC Shortcode:63339</text:span></text:p>
      <text:p text:style-name="P1"><text:span text:style-name="T1">VOTE 1168114797 Campaign:ssss_uk_02A Validity:pre Choice:Tupele CONN:MIG01OU MSISDN:00777773669999 GUID:DCA2533B-7FA1-4232-9F2A-1FAA13F2C541 Shortcode:63334</text:span></text:p>
      <text:p text:style-name="P1"><text:span text:style-name="T1">VOTE 1168115080 Campaign:Emmerdale Validity:during Choice:LEN CONN:MIG01TU MSISDN:00777773109999 GUID:41646DA8-C28C-4930-9E2B-66AB71B7BDE1 Shortcode:63339</text:span></text:p>
      <text:p text:style-name="P1"><text:span text:style-name="T1">VOTE 1168115090 Campaign:Emmerdale Validity:during Choice:ROSEMARY CONN:MIG01XU MSISDN:00777777759999 GUID:70D6C335-DD65-492A-9208-C9F0CE830267 Shortcode:63339</text:span></text:p>
      <text:p text:style-name="P1"><text:span text:style-name="T1">VOTE 1168115634 Campaign:Emmerdale Validity:during Choice:JIMMY CONN:MIG01XU MSISDN:00777779959999 GUID:00430DF1-C683-41CB-A59E-4206BA71F041 Shortcode:63339</text:span></text:p>
      <text:p text:style-name="P1"><text:span text:style-name="T1">VOTE 1168115824 Campaign:ssss_uk_02A Validity:pre Choice:Alan CONN:MIG01TU MSISDN:00777772669999 GUID:70E9065D-A4D9-46A3-BD44-B8154CF8D9AE Shortcode:63334</text:span></text:p>
      <text:p text:style-name="P1"><text:span text:style-name="T1">VOTE 1168116053 Campaign:ssss_uk_02A Validity:pre Choice:Jane CONN:MIG00VU MSISDN:00777773089999 GUID:A1B286C4-A73B-44BE-815C-3E0B27738064 Shortcode:63334</text:span></text:p>
      <text:p text:style-name="P1"><text:span text:style-name="T1">VOTE 1168116288 Campaign:ssss_uk_02A Validity:pre Choice:Matthew CONN:MIG01XU MSISDN:00777773269999 GUID:D1A4AA4F-BB4C-4414-B851-629E5437EBF8 Shortcode:63334</text:span></text:p>
      <text:p text:style-name="P1"><text:span text:style-name="T1">VOTE 1168116296 Campaign:ssss_uk_02A Validity:pre Choice:Jane CONN:MIG00VU MSISDN:00777770069999 GUID:3A26B991-FC26-4C00-A81F-C493D80279E1 Shortcode:63334</text:span></text:p>
      <text:p text:style-name="P1"><text:span text:style-name="T1">VOTE 1168116557 Campaign:ssss_uk_02A Validity:pre Choice:Jane CONN:MIG00VU MSISDN:00777773089999 GUID:4BC94BB7-34D5-4679-B9D7-1FBE2D59A316 Shortcode:63334</text:span></text:p>
      <text:p text:style-name="P1"><text:span text:style-name="T1">VOTE 1168116643 Campaign:ssss_uk_02A Validity:pre Choice:Antony CONN:MIG00VU MSISDN:00777776949999 GUID:D7A3F7C2-43DF-4CD2-B298-0C11426498FA Shortcode:63334</text:span></text:p>
      <text:p text:style-name="P1"><text:span text:style-name="T1">VOTE 1168116677 Campaign:ssss_uk_02A Validity:pre Choice:Tupele CONN:MIG01OU MSISDN:00777770309999 GUID:390D092F-7732-4393-87D4-94F7C51D6D8F Shortcode:63334</text:span></text:p>
      <text:p text:style-name="P1"><text:span text:style-name="T1">VOTE 1168117490 Campaign:Emmerdale Validity:during Choice:ROSEMARY CONN:MIG01XU MSISDN:00777775139999 GUID:C47B01DB-28DA-4480-8557-DB6A301A86BA Shortcode:63339</text:span></text:p>
      <text:p text:style-name="P1"><text:span text:style-name="T1">VOTE 1168117498 Campaign:ssss_uk_02A Validity:pre Choice:Jane CONN:MIG01XU MSISDN:00777771929999 GUID:27557870-43F8-470A-B70C-0689EEEF7C0E Shortcode:63334</text:span></text:p>
      <text:p text:style-name="P1"><text:span text:style-name="T1">VOTE 1168117628 Campaign:ssss_uk_02A Validity:pre Choice:Tupele CONN:MIG00VU MSISDN:00777778149999 GUID:6BD5D41B-ACFE-4BED-AA8E-F68175EE2BED Shortcode:63334</text:span></text:p>
      <text:p text:style-name="P1"><text:span text:style-name="T1">VOTE 1168117676 Campaign:ssss_uk_02A Validity:pre Choice:Jane CONN:MIG01OU MSISDN:00777770629999 GUID:886D63EE-812C-4A1F-9C0A-BCF1DC619FB7 Shortcode:63334</text:span></text:p>
      <text:p text:style-name="P1"><text:span text:style-name="T1">VOTE 1168117711 Campaign:ssss_uk_02A Validity:pre Choice:Tupele CONN:MIG01XU MSISDN:00777778639999 GUID:B37FC0D6-BFFB-46BC-A33C-869369CADD8A Shortcode:63334</text:span></text:p>
      <text:p text:style-name="P1"><text:span text:style-name="T1">VOTE 1168118323 Campaign:ssss_uk_02A Validity:pre Choice:Jane CONN:MIG00VU </text:span><text:soft-page-break/><text:span text:style-name="T1">MSISDN:00777770589999 GUID:FDA29E40-2803-4F73-8AA4-03FFD9347EEE Shortcode:63334</text:span></text:p>
      <text:p text:style-name="P1"><text:span text:style-name="T1">VOTE 1168118333 Campaign:ssss_uk_02A Validity:pre Choice:Jane CONN:MIG00VU MSISDN:00777770589999 GUID:62632942-FFAA-41C6-A451-AD4BC9493114 Shortcode:63334</text:span></text:p>
      <text:p text:style-name="P1"><text:span text:style-name="T1">VOTE 1168118360 Campaign:ssss_uk_02A Validity:pre Choice:Tupele CONN:MIG01OU MSISDN:00777770449999 GUID:ADED53DC-F534-49E2-824A-52842CC2DE3C Shortcode:63334</text:span></text:p>
      <text:p text:style-name="P1"><text:span text:style-name="T1">VOTE 1168118385 Campaign:ssss_uk_02A Validity:pre Choice:Matthew CONN:MIG00VU MSISDN:00777776409999 GUID:2C0A21FA-E136-4718-AA51-2FB2CBAE8071 Shortcode:63334</text:span></text:p>
      <text:p text:style-name="P1"><text:span text:style-name="T1">VOTE 1168118472 Campaign:ssss_uk_02A Validity:pre Choice:Jane CONN:MIG01XU MSISDN:00777779549999 GUID:B90DB791-774D-4D56-BEAC-470209EB43F0 Shortcode:63334</text:span></text:p>
      <text:p text:style-name="P1"><text:span text:style-name="T1">VOTE 1168118497 Campaign:ssss_uk_02A Validity:pre Choice:Tupele CONN:MIG01TU MSISDN:00777772369999 GUID:9BBD0698-9050-4AFD-8183-C17E94AFC5D0 Shortcode:63334</text:span></text:p>
      <text:p text:style-name="P1"><text:span text:style-name="T1">VOTE 1168118535 Campaign:ssss_uk_02A Validity:pre Choice:Jane CONN:MIG01OU MSISDN:00777776199999 GUID:BDF9A8CF-CB4D-4AC2-A49F-C324E115AC5C Shortcode:63334</text:span></text:p>
      <text:p text:style-name="P1"><text:span text:style-name="T1">VOTE 1168118754 Campaign:ssss_uk_02A Validity:pre Choice:Tupele CONN:MIG00VU MSISDN:00777778149999 GUID:97E6DC6A-C399-43FF-83A8-2CA3D8F8EBDD Shortcode:63334</text:span></text:p>
      <text:p text:style-name="P1"><text:span text:style-name="T1">VOTE 1168118758 Campaign:ssss_uk_02A Validity:pre Choice:Jane CONN:MIG01XU MSISDN:00777775979999 GUID:63A1AD9E-9714-46DF-8830-BA12DC698BB1 Shortcode:63334</text:span></text:p>
      <text:p text:style-name="P1"><text:span text:style-name="T1">VOTE 1168118760 Campaign:ssss_uk_02A Validity:pre Choice:Tupele CONN:MIG01TU MSISDN:00777774469999 GUID:B71CA712-4EEC-4E2F-AAFE-CC6C49AD762D Shortcode:63334</text:span></text:p>
      <text:p text:style-name="P1"><text:span text:style-name="T1">VOTE 1168118775 Campaign:ssss_uk_02A Validity:pre Choice:Tupele CONN:MIG00VU MSISDN:00777779069999 GUID:5261553B-C011-47FC-8D49-1A13BBA8FA9E Shortcode:63334</text:span></text:p>
      <text:p text:style-name="P1"><text:span text:style-name="T1">VOTE 1168118779 Campaign:Emmerdale Validity:during Choice:ROSEMARY CONN:MIG01TU MSISDN:00777772509999 GUID:14DE91CF-9B15-4AF4-8DDF-270BF57163F0 Shortcode:63339</text:span></text:p>
      <text:p text:style-name="P1"><text:span text:style-name="T1">VOTE 1168118787 Campaign:ssss_uk_02A Validity:pre Choice:Tupele CONN:MIG01XU MSISDN:00777775259999 GUID:AE513775-D35C-4464-94F6-0D0C12287B31 Shortcode:63334</text:span></text:p>
      <text:p text:style-name="P1"><text:span text:style-name="T1">VOTE 1168118815 Campaign:ssss_uk_02A Validity:pre Choice:Tupele CONN:MIG01TU MSISDN:00777774839999 GUID:490D5FEE-078C-4B79-A845-BC1605802829 Shortcode:63334</text:span></text:p>
      <text:p text:style-name="P1"><text:span text:style-name="T1">VOTE 1168118821 Campaign:ssss_uk_02A Validity:pre Choice:Jane CONN:MIG01TU MSISDN:00777776359999 GUID:091EEDA8-5E23-4871-A991-D5411D846DE3 Shortcode:63334</text:span></text:p>
      <text:p text:style-name="P1"><text:span text:style-name="T1">VOTE 1168118831 Campaign:ssss_uk_02A Validity:pre Choice:Jane CONN:MIG01HU MSISDN:00777778399999 GUID:63FC5C12-E588-46F1-A708-13512E727D3B Shortcode:63334</text:span></text:p>
      <text:p text:style-name="P1"><text:span text:style-name="T1">VOTE 1168119141 Campaign:ssss_uk_02A Validity:pre Choice:Tupele CONN:MIG01TU MSISDN:00777777339999 GUID:543734B2-807D-4EDF-BDC2-CC7E5C4B47C4 Shortcode:63334</text:span></text:p>
      <text:p text:style-name="P1"><text:span text:style-name="T1">VOTE 1168119338 Campaign:ssss_uk_02A Validity:pre Choice:Tupele CONN:MIG00VU MSISDN:00777778849999 GUID:7F00E448-0AAD-43CB-A938-9B5D628D8639 Shortcode:63334</text:span></text:p>
      <text:p text:style-name="P1"><text:span text:style-name="T1">VOTE 1168119346 Campaign:ssss_uk_02A Validity:pre Choice:Tupele CONN:MIG01XU MSISDN:00777771969999 GUID:70AFF4D0-CF05-4712-B097-2A47359F87E2 Shortcode:63334</text:span></text:p>
      <text:p text:style-name="P1"><text:span text:style-name="T1">VOTE 1168119358 Campaign:ssss_uk_02A Validity:pre Choice:Tupele CONN:MIG01TU MSISDN:00777772249999 GUID:4F72C16E-9334-457E-93CB-AF91E58B63B2 Shortcode:63334</text:span></text:p>
      <text:p text:style-name="P1"><text:span text:style-name="T1">VOTE 1168119358 Campaign:ssss_uk_02A Validity:pre Choice:Tupele CONN:MIG01OU MSISDN:00777770009999 GUID:0E04923D-85F7-41DE-B867-82FF5D69D290 Shortcode:63334</text:span></text:p>
      <text:p text:style-name="P1"><text:span text:style-name="T1">VOTE 1168119383 Campaign:ssss_uk_02A Validity:pre Choice:Tupele CONN:MIG01OU MSISDN:00777777209999 GUID:7A86851A-0289-43BB-B9DD-95B09E72F7E9 Shortcode:63334</text:span></text:p>
      <text:p text:style-name="P1"><text:span text:style-name="T1">VOTE 1168119385 Campaign:ssss_uk_02A Validity:pre Choice:Tupele CONN:MIG01TU MSISDN:00777775339999 GUID:17CCF3A4-6C37-42B8-A0C0-D86BAF1845DC Shortcode:63334</text:span></text:p>
      <text:p text:style-name="P1"><text:span text:style-name="T1">VOTE 1168119410 Campaign:ssss_uk_02A Validity:pre Choice:Tupele CONN:MIG01OU MSISDN:00777773549999 GUID:CC6E606C-1DF8-40AA-9679-3C029F7F5CAF Shortcode:63334</text:span></text:p>
      <text:p text:style-name="P1"><text:span text:style-name="T1">VOTE 1168119871 Campaign:ssss_uk_02A Validity:pre Choice:Tupele CONN:MIG01TU MSISDN:00777774209999 GUID:A772E4D7-D757-4B06-BB60-B55CAA53AF5D Shortcode:63334</text:span></text:p>
      <text:p text:style-name="P1"><text:span text:style-name="T1">VOTE 1168119874 Campaign:ssss_uk_02A Validity:pre Choice:Tupele CONN:MIG01TU MSISDN:00777776659999 GUID:4DE3ADB7-1621-4C34-B77C-5DE6CE837028 Shortcode:63334</text:span></text:p>
      <text:p text:style-name="P1"><text:span text:style-name="T1">VOTE 1168119886 Campaign:ssss_uk_02A Validity:pre Choice:Matthew CONN:MIG01TU MSISDN:00777776379999 GUID:079B3660-B3B1-4A85-B9D0-B4736E9FDDB6 Shortcode:63334</text:span></text:p>
      <text:p text:style-name="P1"><text:span text:style-name="T1">VOTE 1168119888 Campaign:ssss_uk_02A Validity:pre Choice:Matthew CONN:MIG01OU MSISDN:00777774119999 GUID:468702CE-E1B1-4B3A-AF73-DE5B466FEF1C Shortcode:63334</text:span></text:p>
      <text:p text:style-name="P1"><text:span text:style-name="T1">VOTE 1168119896 Campaign:ssss_uk_02A Validity:pre Choice:Matthew CONN:MIG01OU MSISDN:00777777209999 GUID:1E255F34-1DC5-4B4F-AA14-3206F89F2B69 Shortcode:63334</text:span></text:p>
      <text:p text:style-name="P1"><text:span text:style-name="T1">VOTE 1168119897 Campaign:ssss_uk_02A Validity:pre Choice:Tupele CONN:MIG01XU MSISDN:00777777099999 GUID:46769177-12CF-4B8F-ABDC-D845F98D734B Shortcode:63334</text:span></text:p>
      <text:p text:style-name="P1"><text:span text:style-name="T1">VOTE 1168119899 Campaign:ssss_uk_02A Validity:pre Choice:Matthew CONN:MIG00VU MSISDN:00777774399999 GUID:A37BA206-B26A-4520-B76B-8E4517086D5F Shortcode:63334</text:span></text:p>
      <text:p text:style-name="P1"><text:span text:style-name="T1">VOTE 1168119903 Campaign:ssss_uk_02A Validity:pre Choice:Matthew CONN:MIG00VU </text:span><text:soft-page-break/><text:span text:style-name="T1">MSISDN:00777776539999 GUID:A235A5C1-A620-49CE-9D39-62749A1B347F Shortcode:63334</text:span></text:p>
      <text:p text:style-name="P1"><text:span text:style-name="T1">VOTE 1168119904 Campaign:ssss_uk_02A Validity:pre Choice:Matthew CONN:MIG01TU MSISDN:00777773029999 GUID:F8F109C2-2DA6-49E8-9B80-C672900DAA74 Shortcode:63334</text:span></text:p>
      <text:p text:style-name="P1"><text:span text:style-name="T1">VOTE 1168119905 Campaign:ssss_uk_02A Validity:pre Choice:Matthew CONN:MIG01OU MSISDN:00777770789999 GUID:7460B34E-6D33-4C8D-949C-1364526C7435 Shortcode:63334</text:span></text:p>
      <text:p text:style-name="P1"><text:span text:style-name="T1">VOTE 1168119907 Campaign:ssss_uk_02A Validity:pre Choice:Matthew CONN:MIG01XU MSISDN:00777771789999 GUID:F34E1F4A-BD78-4A72-AA6A-DE1DC6F343AA Shortcode:63334</text:span></text:p>
      <text:p text:style-name="P1"><text:span text:style-name="T1">VOTE 1168119910 Campaign:ssss_uk_02A Validity:pre Choice:Matthew CONN:MIG01XU MSISDN:00777775429999 GUID:7CB98D4D-F644-47DD-8352-6D24CBC11AA6 Shortcode:63334</text:span></text:p>
      <text:p text:style-name="P1"><text:span text:style-name="T1">VOTE 1168119925 Campaign:ssss_uk_02A Validity:pre Choice:Tupele CONN:MIG01XU MSISDN:00777771789999 GUID:01CD0A08-CE67-41BA-913F-5DEFC641B9A6 Shortcode:63334</text:span></text:p>
      <text:p text:style-name="P1"><text:span text:style-name="T1">VOTE 1168119931 Campaign:ssss_uk_02A Validity:pre Choice:Matthew CONN:MIG01TU MSISDN:00777776829999 GUID:FA22A399-50D6-463C-8C8B-180D33320F13 Shortcode:63334</text:span></text:p>
      <text:p text:style-name="P1"><text:span text:style-name="T1">VOTE 1168119947 Campaign:ssss_uk_02A Validity:pre Choice:Matthew CONN:MIG01XU MSISDN:00777774209999 GUID:D58EF041-FDA3-465E-AD6B-A2FAB790D503 Shortcode:63334</text:span></text:p>
      <text:p text:style-name="P1"><text:span text:style-name="T1">VOTE 1168119952 Campaign:ssss_uk_02A Validity:pre Choice:Matthew CONN:MIG01TU MSISDN:00777778689999 GUID:E52BA56D-6C11-4F7A-9C33-C510BCEE4429 Shortcode:63334</text:span></text:p>
      <text:p text:style-name="P1"><text:span text:style-name="T1">VOTE 1168119965 Campaign:ssss_uk_02A Validity:pre Choice:Matthew CONN:MIG01XU MSISDN:00777774259999 GUID:39AA2192-BFFC-41F4-ADEF-4FFC1D007DCD Shortcode:63334</text:span></text:p>
      <text:p text:style-name="P1"><text:span text:style-name="T1">VOTE 1168120177 Campaign:ssss_uk_02A Validity:pre Choice:Tupele CONN:MIG01OU MSISDN:00777777049999 GUID:53DA455C-EEFB-4192-827F-40CA09F55073 Shortcode:63334</text:span></text:p>
      <text:p text:style-name="P1"><text:span text:style-name="T1">VOTE 1168120181 Campaign:ssss_uk_02A Validity:pre Choice:Matthew CONN:MIG01HU MSISDN:00777778809999 GUID:CC6BE31F-F9C8-433D-ABDC-DA98B8A0C87A Shortcode:63334</text:span></text:p>
      <text:p text:style-name="P1"><text:span text:style-name="T1">VOTE 1168120184 Campaign:ssss_uk_02A Validity:pre Choice:Gemma CONN:MIG01XU MSISDN:00777775479999 GUID:5CF29159-7921-4926-B503-C61AB0B18DFF Shortcode:63334</text:span></text:p>
      <text:p text:style-name="P1"><text:span text:style-name="T1">VOTE 1168120190 Campaign:ssss_uk_02A Validity:pre Choice:Matthew CONN:MIG01OU MSISDN:00777779729999 GUID:A8C8A081-B38E-49FB-A124-E824567DA1BB Shortcode:63334</text:span></text:p>
      <text:p text:style-name="P1"><text:span text:style-name="T1">VOTE 1168120191 Campaign:ssss_uk_02A Validity:pre Choice:Gemma CONN:MIG01OU MSISDN:00777777209999 GUID:9CD470AC-E8E8-47DB-B5AA-E8F7474F54F1 Shortcode:63334</text:span></text:p>
      <text:p text:style-name="P1"><text:span text:style-name="T1">VOTE 1168120193 Campaign:ssss_uk_02A Validity:pre Choice:Matthew CONN:MIG01HU MSISDN:00777778809999 GUID:C7768850-7C73-4788-ADD8-8BB44E9534A1 Shortcode:63334</text:span></text:p>
      <text:p text:style-name="P1"><text:span text:style-name="T1">VOTE 1168120193 Campaign:ssss_uk_02A Validity:pre Choice:Gemma CONN:MIG01OU MSISDN:00777776419999 GUID:37B22A54-E2CC-4E8A-84EF-AFFEFCF02C44 Shortcode:63334</text:span></text:p>
      <text:p text:style-name="P1"><text:span text:style-name="T1">VOTE 1168120194 Campaign:ssss_uk_02A Validity:pre Choice:Gemma CONN:MIG01XU MSISDN:00777771839999 GUID:7E1B4792-231C-4715-A9F3-25D6CB773C6F Shortcode:63334</text:span></text:p>
      <text:p text:style-name="P1"><text:span text:style-name="T1">VOTE 1168120195 Campaign:ssss_uk_02A Validity:pre Choice:Matthew CONN:MIG01HU MSISDN:00777778809999 GUID:3069FEF6-EA63-4E43-BBC3-6AD33E694001 Shortcode:63334</text:span></text:p>
      <text:p text:style-name="P1"><text:span text:style-name="T1">VOTE 1168120201 Campaign:ssss_uk_02A Validity:pre Choice:Gemma CONN:MIG01OU MSISDN:00777770349999 GUID:C39D50F5-4704-47C3-AB84-66EC2EC233FC Shortcode:63334</text:span></text:p>
      <text:p text:style-name="P1"><text:span text:style-name="T1">VOTE 1168120201 Campaign:ssss_uk_02A Validity:pre Choice:Gemma CONN:MIG01XU MSISDN:00777777139999 GUID:CD461A0F-1E66-4297-9B6C-531E8004D229 Shortcode:63334</text:span></text:p>
      <text:p text:style-name="P1"><text:span text:style-name="T1">VOTE 1168120202 Campaign:ssss_uk_02A Validity:pre Choice:Gemma CONN:MIG01OU MSISDN:00777773609999 GUID:0B3557D2-7B18-4E54-8105-457324D7CE1C Shortcode:63334</text:span></text:p>
      <text:p text:style-name="P1"><text:span text:style-name="T1">VOTE 1168120204 Campaign:ssss_uk_02A Validity:pre Choice:Gemma CONN:MIG01HU MSISDN:00777777819999 GUID:F3426683-1341-47FB-BEB5-3A5D23A50EA3 Shortcode:63334</text:span></text:p>
      <text:p text:style-name="P1"><text:span text:style-name="T1">VOTE 1168120205 Campaign:ssss_uk_02A Validity:pre Choice:Gemma CONN:MIG01XU MSISDN:00777771709999 GUID:A4F83E0B-53D2-49CE-8703-5F8EB734F6CA Shortcode:63334</text:span></text:p>
      <text:p text:style-name="P1"><text:span text:style-name="T1">VOTE 1168120210 Campaign:ssss_uk_02A Validity:pre Choice:Gemma CONN:MIG01XU MSISDN:00777776709999 GUID:879FCEAE-E8B4-48F3-A503-149951A2602F Shortcode:63334</text:span></text:p>
      <text:p text:style-name="P1"><text:span text:style-name="T1">VOTE 1168120215 Campaign:ssss_uk_02A Validity:pre Choice:Gemma CONN:MIG01HU MSISDN:00777777819999 GUID:AAFD2CDC-467C-4756-B342-2C8C6E9ED6B4 Shortcode:63334</text:span></text:p>
      <text:p text:style-name="P1"><text:span text:style-name="T1">VOTE 1168120218 Campaign:ssss_uk_02A Validity:pre Choice:Matthew CONN:MIG01OU MSISDN:00777772479999 GUID:0057BEDD-5418-45A9-A68F-7AE3EA07170C Shortcode:63334</text:span></text:p>
      <text:p text:style-name="P1"><text:span text:style-name="T1">VOTE 1168120223 Campaign:ssss_uk_02A Validity:pre Choice:Gemma CONN:MIG00VU MSISDN:00777773719999 GUID:9F0B5976-EB82-4058-A895-6E7773DD01C3 Shortcode:63334</text:span></text:p>
      <text:p text:style-name="P1"><text:span text:style-name="T1">VOTE 1168120239 Campaign:ssss_uk_02A Validity:pre Choice:Gemma CONN:MIG01OU MSISDN:00777776979999 GUID:7666963D-719E-4C13-B9E4-1FEA602CAFE0 Shortcode:63334</text:span></text:p>
      <text:p text:style-name="P1"><text:span text:style-name="T1">VOTE 1168120244 Campaign:ssss_uk_02A Validity:pre Choice:Gemma CONN:MIG01OU MSISDN:00777775839999 GUID:A63A08E8-A00D-45BD-9233-A4FB3DD0D478 Shortcode:63334</text:span></text:p>
      <text:p text:style-name="P1"><text:span text:style-name="T1">VOTE 1168120251 Campaign:ssss_uk_02A Validity:pre Choice:Gemma CONN:MIG01HU MSISDN:00777776319999 GUID:2B7034B7-B655-4772-83A3-D93CF0851421 Shortcode:63334</text:span></text:p>
      <text:p text:style-name="P1"><text:span text:style-name="T1">VOTE 1168120257 Campaign:Emmerdale Validity:during Choice:GRAYSON CONN:MIG01HU </text:span><text:soft-page-break/><text:span text:style-name="T1">MSISDN:00777770189999 GUID:995D3BAD-B234-477F-9BEB-BBD740A27907 Shortcode:63339</text:span></text:p>
      <text:p text:style-name="P1"><text:span text:style-name="T1">VOTE 1168120362 Campaign:ssss_uk_02A Validity:pre Choice:Gemma CONN:MIG01TU MSISDN:00777771699999 GUID:AF54DA31-DC59-4D67-B697-BBA4819221BB Shortcode:63334</text:span></text:p>
      <text:p text:style-name="P1"><text:span text:style-name="T1">VOTE 1168120372 Campaign:ssss_uk_02A Validity:pre Choice:Gemma CONN:MIG01XU MSISDN:00777776789999 GUID:62EA4D7B-8002-435B-B625-83E8938A2BC1 Shortcode:63334</text:span></text:p>
      <text:p text:style-name="P1"><text:span text:style-name="T1">VOTE 1168120380 Campaign:ssss_uk_02A Validity:pre Choice:Gemma CONN:MIG01TU MSISDN:00777779399999 GUID:EFAB1547-09DC-4987-BF4E-5F6673FEDA2A Shortcode:63334</text:span></text:p>
      <text:p text:style-name="P1"><text:span text:style-name="T1">VOTE 1168120410 Campaign:ssss_uk_02A Validity:pre Choice:Gemma CONN:MIG01HU MSISDN:00777778789999 GUID:6AA7F1DB-8D78-45C5-971C-C9F04D0A4390 Shortcode:63334</text:span></text:p>
      <text:p text:style-name="P1"><text:span text:style-name="T1">VOTE 1168120522 Campaign:ssss_uk_02A Validity:pre Choice:Gemma CONN:MIG00VU MSISDN:00777777809999 GUID:7A3C8974-06FF-42EB-9DCA-51484A8080D3 Shortcode:63334</text:span></text:p>
      <text:p text:style-name="P1"><text:span text:style-name="T1">VOTE 1168120562 Campaign:ssss_uk_02A Validity:pre Choice:Matthew CONN:MIG01XU MSISDN:00777779419999 GUID:BAFF15DB-5E03-4D9D-8388-4A3B58B5B274 Shortcode:63334</text:span></text:p>
      <text:p text:style-name="P1"><text:span text:style-name="T1">VOTE 1168120560 Campaign:ssss_uk_02A Validity:pre Choice:Matthew CONN:MIG01XU MSISDN:00777774489999 GUID:2F8C307D-2BC6-4111-B030-020843DB8EB0 Shortcode:63334</text:span></text:p>
      <text:p text:style-name="P1"><text:span text:style-name="T1">VOTE 1168120784 Campaign:ssss_uk_02A Validity:pre Choice:Mark CONN:MIG00VU MSISDN:00777776399999 GUID:74F3AC2D-21F1-4A6F-AD4B-52985781B9A7 Shortcode:63334</text:span></text:p>
      <text:p text:style-name="P1"><text:span text:style-name="T1">VOTE 1168120786 Campaign:ssss_uk_02A Validity:pre Choice:Mark CONN:MIG00VU MSISDN:00777777589999 GUID:0D4182D2-B1D6-4E78-980D-95A3C9599A98 Shortcode:63334</text:span></text:p>
      <text:p text:style-name="P1"><text:span text:style-name="T1">VOTE 1168120792 Campaign:ssss_uk_02A Validity:pre Choice:Mark CONN:MIG00VU MSISDN:00777770299999 GUID:CF4F482E-C171-491A-A50F-EC22BAE20C55 Shortcode:63334</text:span></text:p>
      <text:p text:style-name="P1"><text:span text:style-name="T1">VOTE 1168120789 Campaign:ssss_uk_02A Validity:pre Choice:Mark CONN:MIG01OU MSISDN:00777770809999 GUID:D6621303-D2CA-4D9B-9BA6-2F42457A51BC Shortcode:63334</text:span></text:p>
      <text:p text:style-name="P1"><text:span text:style-name="T1">VOTE 1168120790 Campaign:ssss_uk_02A Validity:pre Choice:Mark CONN:MIG01OU MSISDN:00777776509999 GUID:E6191623-A7DD-47EA-BF94-2AA994E2070C Shortcode:63334</text:span></text:p>
      <text:p text:style-name="P1"><text:span text:style-name="T1">VOTE 1168120793 Campaign:ssss_uk_02A Validity:pre Choice:Gemma CONN:MIG01TU MSISDN:00777774619999 GUID:99BF28A0-2C9C-4E15-8CC6-67A4636895A0 Shortcode:63334</text:span></text:p>
      <text:p text:style-name="P1"><text:span text:style-name="T1">VOTE 1168120797 Campaign:ssss_uk_02A Validity:pre Choice:Matthew CONN:MIG00VU MSISDN:00777771719999 GUID:45BE28EB-93B7-40BA-A69F-F1DD81B4AE9B Shortcode:63334</text:span></text:p>
      <text:p text:style-name="P1"><text:span text:style-name="T1">VOTE 1168120798 Campaign:ssss_uk_02A Validity:pre Choice:Mark CONN:MIG01HU MSISDN:00777778849999 GUID:B9D16A59-A276-449F-A2A5-317D3BFB1F8D Shortcode:63334</text:span></text:p>
      <text:p text:style-name="P1"><text:span text:style-name="T1">VOTE 1168120799 Campaign:ssss_uk_02A Validity:pre Choice:Mark CONN:MIG00VU MSISDN:00777776229999 GUID:1FFF17CA-3260-4E97-93CB-4FAA922DA10C Shortcode:63334</text:span></text:p>
      <text:p text:style-name="P1"><text:span text:style-name="T1">VOTE 1168120802 Campaign:ssss_uk_02A Validity:pre Choice:Mark CONN:MIG01HU MSISDN:00777773369999 GUID:C2F22B42-EDFB-4F7C-AC28-297BE29C99C7 Shortcode:63334</text:span></text:p>
      <text:p text:style-name="P1"><text:span text:style-name="T1">VOTE 1168120802 Campaign:ssss_uk_02A Validity:pre Choice:Mark CONN:MIG00VU MSISDN:00777776399999 GUID:9CEFA589-7A31-497B-B68F-6563A7706C86 Shortcode:63334</text:span></text:p>
      <text:p text:style-name="P1"><text:span text:style-name="T1">VOTE 1168120805 Campaign:ssss_uk_02A Validity:pre Choice:Mark CONN:MIG01TU MSISDN:00777773479999 GUID:5D1BA9DC-3101-44DE-975D-19A071DC1B0F Shortcode:63334</text:span></text:p>
      <text:p text:style-name="P1"><text:span text:style-name="T1">VOTE 1168120805 Campaign:ssss_uk_02A Validity:pre Choice:Mark CONN:MIG00VU MSISDN:00777770739999 GUID:D7778F4F-9F5C-49E9-BD46-4A23315B8D25 Shortcode:63334</text:span></text:p>
      <text:p text:style-name="P1"><text:span text:style-name="T1">VOTE 1168120810 Campaign:ssss_uk_02A Validity:pre Choice:Mark CONN:MIG00VU MSISDN:00777778869999 GUID:DFB20F1B-3139-4BB9-8DAD-FAD9CC4CD19B Shortcode:63334</text:span></text:p>
      <text:p text:style-name="P1"><text:span text:style-name="T1">VOTE 1168120811 Campaign:ssss_uk_02A Validity:pre Choice:Mark CONN:MIG01TU MSISDN:00777773769999 GUID:74543050-3CFA-4E5A-A602-F3E8E7CEB657 Shortcode:63334</text:span></text:p>
      <text:p text:style-name="P1"><text:span text:style-name="T1">VOTE 1168120813 Campaign:ssss_uk_02A Validity:pre Choice:Gemma CONN:MIG01OU MSISDN:00777779189999 GUID:5BF9829D-7896-4271-8DA3-18A74C5D4898 Shortcode:63334</text:span></text:p>
      <text:p text:style-name="P1"><text:span text:style-name="T1">VOTE 1168120815 Campaign:ssss_uk_02A Validity:pre Choice:Mark CONN:MIG00VU MSISDN:00777776659999 GUID:C5ED78C5-5065-4464-9FFB-A969C7A34FF4 Shortcode:63334</text:span></text:p>
      <text:p text:style-name="P1"><text:span text:style-name="T1">VOTE 1168120817 Campaign:ssss_uk_02A Validity:pre Choice:Mark CONN:MIG00VU MSISDN:00777779329999 GUID:78113F0A-0D27-4518-ABBA-CAA01C9BA81F Shortcode:63334</text:span></text:p>
      <text:p text:style-name="P1"><text:span text:style-name="T1">VOTE 1168120820 Campaign:ssss_uk_02A Validity:pre Choice:Mark CONN:MIG01OU MSISDN:00777777319999 GUID:A7D4A688-3F74-4A3E-945A-3D2E893FFC2C Shortcode:63334</text:span></text:p>
      <text:p text:style-name="P1"><text:span text:style-name="T1">VOTE 1168120820 Campaign:ssss_uk_02A Validity:pre Choice:Mark CONN:MIG01OU MSISDN:00777771089999 GUID:4920D1D4-EAC7-4DF1-B7DD-7C98680B0B29 Shortcode:63334</text:span></text:p>
      <text:p text:style-name="P1"><text:span text:style-name="T1">VOTE 1168120822 Campaign:ssss_uk_02A Validity:pre Choice:Gemma CONN:MIG00VU MSISDN:00777778899999 GUID:437A77B4-BE86-4151-ADEC-5F601A842256 Shortcode:63334</text:span></text:p>
      <text:p text:style-name="P1"><text:span text:style-name="T1">VOTE 1168120823 Campaign:ssss_uk_02A Validity:pre Choice:Tupele CONN:MIG00VU MSISDN:00777779549999 GUID:B421BC00-A827-46AC-956D-3713316A6005 Shortcode:63334</text:span></text:p>
      <text:p text:style-name="P1"><text:span text:style-name="T1">VOTE 1168120823 Campaign:ssss_uk_02A Validity:pre Choice:Mark CONN:MIG00VU MSISDN:00777770999999 GUID:E5CE8C1C-E880-435C-AF68-6B9569926BF3 Shortcode:63334</text:span></text:p>
      <text:p text:style-name="P1"><text:span text:style-name="T1">VOTE 1168120832 Campaign:ssss_uk_02A Validity:pre Choice:Mark CONN:MIG01XU </text:span><text:soft-page-break/><text:span text:style-name="T1">MSISDN:00777772039999 GUID:7777C20A-E03B-404A-BDBA-D9DD7DC039D6 Shortcode:63334</text:span></text:p>
      <text:p text:style-name="P1"><text:span text:style-name="T1">VOTE 1168120836 Campaign:ssss_uk_02A Validity:pre Choice:Mark CONN:MIG00VU MSISDN:00777771589999 GUID:3D12CBE5-865E-4E24-B9F9-E06E5A8CD1A0 Shortcode:63334</text:span></text:p>
      <text:p text:style-name="P1"><text:span text:style-name="T1">VOTE 1168120836 Campaign:ssss_uk_02A Validity:pre Choice:Mark CONN:MIG00VU MSISDN:00777777709999 GUID:AE70D00D-DCDB-44AA-9B77-84FB77CF99E8 Shortcode:63334</text:span></text:p>
      <text:p text:style-name="P1"><text:span text:style-name="T1">VOTE 1168120849 Campaign:ssss_uk_02A Validity:pre Choice:Gemma CONN:MIG01XU MSISDN:00777775569999 GUID:7D3D9793-F973-41B5-9E4A-DC0AB1D7880D Shortcode:63334</text:span></text:p>
      <text:p text:style-name="P1"><text:span text:style-name="T1">VOTE 1168120862 Campaign:ssss_uk_02A Validity:pre Choice:Mark CONN:MIG01XU MSISDN:00777775389999 GUID:AB8E4450-3DD9-4C83-B237-32FA4C09F3D5 Shortcode:63334</text:span></text:p>
      <text:p text:style-name="P1"><text:span text:style-name="T1">VOTE 1168120984 Campaign:ssss_uk_02A Validity:pre Choice:Gemma CONN:MIG01OU MSISDN:00777775129999 GUID:3B8C8098-5669-4EAF-A3B7-4058D4CACBA5 Shortcode:63334</text:span></text:p>
      <text:p text:style-name="P1"><text:span text:style-name="T1">VOTE 1168121020 Campaign:ssss_uk_02A Validity:pre Choice:Alan CONN:MIG01XU MSISDN:00777776009999 GUID:CC761245-E0E2-41E5-B6F3-DCCF5C236800 Shortcode:63334</text:span></text:p>
      <text:p text:style-name="P1"><text:span text:style-name="T1">VOTE 1168121039 Campaign:ssss_uk_02A Validity:pre Choice:Mark CONN:MIG01OU MSISDN:00777772639999 GUID:3089D7AB-733E-421A-AE11-E5F6E8BA6A9E Shortcode:63334</text:span></text:p>
      <text:p text:style-name="P1"><text:span text:style-name="T1">VOTE 1168121115 Campaign:ssss_uk_02A Validity:pre Choice:Gemma CONN:MIG01TU MSISDN:00777771099999 GUID:06C8915B-DD86-4256-8137-FC427E9C4564 Shortcode:63334</text:span></text:p>
      <text:p text:style-name="P1"><text:span text:style-name="T1">VOTE 1168121116 Campaign:ssss_uk_02A Validity:pre Choice:Mark CONN:MIG01XU MSISDN:00777771309999 GUID:0183CFA3-FE46-41AC-A7C8-3B06790E62B7 Shortcode:63334</text:span></text:p>
      <text:p text:style-name="P1"><text:span text:style-name="T1">VOTE 1168121116 Campaign:ssss_uk_02A Validity:pre Choice:Mark CONN:MIG01XU MSISDN:00777779329999 GUID:D5483304-4B6F-4D88-83EC-00158407696A Shortcode:63334</text:span></text:p>
      <text:p text:style-name="P1"><text:span text:style-name="T1">VOTE 1168121121 Campaign:ssss_uk_02A Validity:pre Choice:Gemma CONN:MIG01TU MSISDN:00777777609999 GUID:057CDFB0-41F9-43D4-8E69-FBAD52F7CFE0 Shortcode:63334</text:span></text:p>
      <text:p text:style-name="P1"><text:span text:style-name="T1">VOTE 1168121125 Campaign:ssss_uk_02A Validity:pre Choice:Alan CONN:MIG01XU MSISDN:00777774619999 GUID:3F966C33-D35F-4FF0-9CEE-5ECDB0761BF7 Shortcode:63334</text:span></text:p>
      <text:p text:style-name="P1"><text:span text:style-name="T1">VOTE 1168121126 Campaign:ssss_uk_02A Validity:pre Choice:Gemma CONN:MIG01XU MSISDN:00777778799999 GUID:6541A140-1DBE-4C04-A3CF-DC6A69034DFA Shortcode:63334</text:span></text:p>
      <text:p text:style-name="P1"><text:span text:style-name="T1">VOTE 1168121127 Campaign:ssss_uk_02A Validity:pre Choice:Alan CONN:MIG01XU MSISDN:00777778469999 GUID:196CAE2C-9AC1-40C7-B47E-09F8A4833464 Shortcode:63334</text:span></text:p>
      <text:p text:style-name="P1"><text:span text:style-name="T1">VOTE 1168121128 Campaign:ssss_uk_02A Validity:pre Choice:Alan CONN:MIG01XU MSISDN:00777779319999 GUID:26E2934B-C33A-4D79-8A0F-1F202C829CCC Shortcode:63334</text:span></text:p>
      <text:p text:style-name="P1"><text:span text:style-name="T1">VOTE 1168121130 Campaign:ssss_uk_02A Validity:pre Choice:Alan CONN:MIG01HU MSISDN:00777773109999 GUID:5578D46D-C114-4831-A98F-714881CA64F4 Shortcode:63334</text:span></text:p>
      <text:p text:style-name="P1"><text:span text:style-name="T1">VOTE 1168121130 Campaign:ssss_uk_02A Validity:pre Choice:Alan CONN:MIG01XU MSISDN:00777771319999 GUID:D67E0512-1716-40B5-9BC7-63619E67B78E Shortcode:63334</text:span></text:p>
      <text:p text:style-name="P1"><text:span text:style-name="T1">VOTE 1168121130 Campaign:ssss_uk_02A Validity:pre Choice:Gemma CONN:MIG01TU MSISDN:00777771959999 GUID:322F0765-78E3-486E-8712-0708A99AA00F Shortcode:63334</text:span></text:p>
      <text:p text:style-name="P1"><text:span text:style-name="T1">VOTE 1168121130 Campaign:ssss_uk_02A Validity:pre Choice:Alan CONN:MIG01XU MSISDN:00777776089999 GUID:4B245EFF-E41D-4FA6-87E6-8A4D68C7B63A Shortcode:63334</text:span></text:p>
      <text:p text:style-name="P1"><text:span text:style-name="T1">VOTE 1168121131 Campaign:ssss_uk_02A Validity:pre Choice:Alan CONN:MIG01HU MSISDN:00777778299999 GUID:50379219-2888-438D-8E9F-F8E48815DAC3 Shortcode:63334</text:span></text:p>
      <text:p text:style-name="P1"><text:span text:style-name="T1">VOTE 1168121132 Campaign:ssss_uk_02A Validity:pre Choice:Alan CONN:MIG01XU MSISDN:00777775659999 GUID:45A715A4-1854-4854-B0FF-02F1D602DD2C Shortcode:63334</text:span></text:p>
      <text:p text:style-name="P1"><text:span text:style-name="T1">VOTE 1168121133 Campaign:ssss_uk_02A Validity:pre Choice:Mark CONN:MIG01XU MSISDN:00777771599999 GUID:A452D4C7-527E-4A72-AED3-BEEACFBC08E0 Shortcode:63334</text:span></text:p>
      <text:p text:style-name="P1"><text:span text:style-name="T1">VOTE 1168121133 Campaign:ssss_uk_02A Validity:pre Choice:Alan CONN:MIG01XU MSISDN:00777774649999 GUID:A223D7BD-472F-4D02-841E-3B78BFAA00AB Shortcode:63334</text:span></text:p>
      <text:p text:style-name="P1"><text:span text:style-name="T1">VOTE 1168121134 Campaign:ssss_uk_02A Validity:pre Choice:Alan CONN:MIG01HU MSISDN:00777777539999 GUID:6BF7FCDE-583E-4493-8DAE-AB5C15C291EA Shortcode:63334</text:span></text:p>
      <text:p text:style-name="P1"><text:span text:style-name="T1">VOTE 1168121134 Campaign:ssss_uk_02A Validity:pre Choice:Mark CONN:MIG01XU MSISDN:00777771869999 GUID:BE5671DE-DDA2-44E3-98E4-433D9FE8D6B5 Shortcode:63334</text:span></text:p>
      <text:p text:style-name="P1"><text:span text:style-name="T1">VOTE 1168121136 Campaign:ssss_uk_02A Validity:pre Choice:Alan CONN:MIG01TU MSISDN:00777772789999 GUID:7C764695-A79F-40D2-8993-419AC72135BB Shortcode:63334</text:span></text:p>
      <text:p text:style-name="P1"><text:span text:style-name="T1">VOTE 1168121142 Campaign:ssss_uk_02A Validity:pre Choice:Alan CONN:MIG01XU MSISDN:00777773829999 GUID:37BD05B5-53AD-4435-BA75-0514523F977C Shortcode:63334</text:span></text:p>
      <text:p text:style-name="P1"><text:span text:style-name="T1">VOTE 1168121142 Campaign:ssss_uk_02A Validity:pre Choice:Mark CONN:MIG01XU MSISDN:00777775009999 GUID:0E089446-3A4B-4B7D-915C-CD505B91CB8C Shortcode:63334</text:span></text:p>
      <text:p text:style-name="P1"><text:span text:style-name="T1">VOTE 1168121143 Campaign:ssss_uk_02A Validity:pre Choice:Mark CONN:MIG01HU MSISDN:00777777479999 GUID:3BC855BE-C063-4FF9-BEA2-0DC70FAD031D Shortcode:63334</text:span></text:p>
      <text:p text:style-name="P1"><text:span text:style-name="T1">VOTE 1168121145 Campaign:ssss_uk_02A Validity:pre Choice:Alan CONN:MIG01XU MSISDN:00777776659999 GUID:32828A07-E0CD-4462-8F76-62D3D027572C Shortcode:63334</text:span></text:p>
      <text:p text:style-name="P1"><text:span text:style-name="T1">VOTE 1168121145 Campaign:ssss_uk_02A Validity:pre Choice:Alan CONN:MIG01TU </text:span><text:soft-page-break/><text:span text:style-name="T1">MSISDN:00777771099999 GUID:F107E2F3-2475-4D2A-B9D4-F094E6FCE276 Shortcode:63334</text:span></text:p>
      <text:p text:style-name="P1"><text:span text:style-name="T1">VOTE 1168121146 Campaign:ssss_uk_02A Validity:pre Choice:Alan CONN:MIG01XU MSISDN:00777776049999 GUID:FDC39F91-610A-47FF-8360-B0A80A920D2B Shortcode:63334</text:span></text:p>
      <text:p text:style-name="P1"><text:span text:style-name="T1">VOTE 1168121148 Campaign:ssss_uk_02A Validity:pre Choice:Alan CONN:MIG01XU MSISDN:00777774229999 GUID:9DADD870-F0C0-4EDA-B37E-4DB54498E975 Shortcode:63334</text:span></text:p>
      <text:p text:style-name="P1"><text:span text:style-name="T1">VOTE 1168121149 Campaign:ssss_uk_02A Validity:pre Choice:Alan CONN:MIG01TU MSISDN:00777775659999 GUID:F61E9187-6096-4E1F-899E-5057F263B127 Shortcode:63334</text:span></text:p>
      <text:p text:style-name="P1"><text:span text:style-name="T1">VOTE 1168121149 Campaign:ssss_uk_02A Validity:pre Choice:Alan CONN:MIG01XU MSISDN:00777773379999 GUID:C00D19B6-2C32-4360-A960-2FB7564A18A4 Shortcode:63334</text:span></text:p>
      <text:p text:style-name="P1"><text:span text:style-name="T1">VOTE 1168121152 Campaign:ssss_uk_02A Validity:pre Choice:Alan CONN:MIG01TU MSISDN:00777774359999 GUID:451F7CF2-99B5-49C2-AD01-CBC74952D16B Shortcode:63334</text:span></text:p>
      <text:p text:style-name="P1"><text:span text:style-name="T1">VOTE 1168121155 Campaign:ssss_uk_02A Validity:pre Choice:Alan CONN:MIG01XU MSISDN:00777773489999 GUID:7EFDD000-D864-4405-B786-E2C238BD25A0 Shortcode:63334</text:span></text:p>
      <text:p text:style-name="P1"><text:span text:style-name="T1">VOTE 1168121161 Campaign:ssss_uk_02A Validity:pre Choice:Gemma CONN:MIG01TU MSISDN:00777779159999 GUID:A8D50F0D-AAE2-458A-B30B-3D49ED551CB5 Shortcode:63334</text:span></text:p>
      <text:p text:style-name="P1"><text:span text:style-name="T1">VOTE 1168121161 Campaign:ssss_uk_02A Validity:pre Choice:Alan CONN:MIG01XU MSISDN:00777771399999 GUID:891BEEC6-59C7-434B-89DB-D2A47DEB6ADC Shortcode:63334</text:span></text:p>
      <text:p text:style-name="P1"><text:span text:style-name="T1">VOTE 1168121163 Campaign:ssss_uk_02A Validity:pre Choice:Alan CONN:MIG01XU MSISDN:00777772919999 GUID:A3CD88D0-8A4E-497D-B4B3-77A0AEC5BB95 Shortcode:63334</text:span></text:p>
      <text:p text:style-name="P1"><text:span text:style-name="T1">VOTE 1168121169 Campaign:ssss_uk_02A Validity:pre Choice:Alan CONN:MIG01XU MSISDN:00777772499999 GUID:2A6776F7-942D-4511-A2B2-7AF554762015 Shortcode:63334</text:span></text:p>
      <text:p text:style-name="P1"><text:span text:style-name="T1">VOTE 1168121174 Campaign:ssss_uk_02A Validity:pre Choice:Alan CONN:MIG01HU MSISDN:00777779369999 GUID:326D23E0-8FCE-472E-ACAE-5367B32DB4C9 Shortcode:63334</text:span></text:p>
      <text:p text:style-name="P1"><text:span text:style-name="T1">VOTE 1168121178 Campaign:ssss_uk_02A Validity:pre Choice:Alan CONN:MIG01XU MSISDN:00777772709999 GUID:7D087E5F-329E-41E1-B7B7-C3968E27DEB3 Shortcode:63334</text:span></text:p>
      <text:p text:style-name="P1"><text:span text:style-name="T1">VOTE 1168121179 Campaign:ssss_uk_02A Validity:pre Choice:Alan CONN:MIG01TU MSISDN:00777774979999 GUID:F5EB107A-A9A0-4082-B615-E68F6C5AF485 Shortcode:63334</text:span></text:p>
      <text:p text:style-name="P1"><text:span text:style-name="T1">VOTE 1168121179 Campaign:ssss_uk_02A Validity:pre Choice:Alan CONN:MIG01XU MSISDN:00777777589999 GUID:E41AB134-34E4-4752-ADC9-BEC07A18C4D7 Shortcode:63334</text:span></text:p>
      <text:p text:style-name="P1"><text:span text:style-name="T1">VOTE 1168121184 Campaign:ssss_uk_02A Validity:pre Choice:Alan CONN:MIG01XU MSISDN:00777772879999 GUID:D9F6562D-82CA-4897-A559-9F618BD70331 Shortcode:63334</text:span></text:p>
      <text:p text:style-name="P1"><text:span text:style-name="T1">VOTE 1168121187 Campaign:ssss_uk_02A Validity:pre Choice:Alan CONN:MIG01XU MSISDN:00777779329999 GUID:DA02F24D-904F-42B8-BF58-1629C1901FF2 Shortcode:63334</text:span></text:p>
      <text:p text:style-name="P1"><text:span text:style-name="T1">VOTE 1168121212 Campaign:ssss_uk_02A Validity:pre Choice:Alan CONN:MIG01XU MSISDN:00777774199999 GUID:3B78B883-03B1-4B0E-B834-41FABF628601 Shortcode:63334</text:span></text:p>
      <text:p text:style-name="P1"><text:span text:style-name="T1">VOTE 1168121212 Campaign:ssss_uk_02A Validity:pre Choice:Gemma CONN:MIG01XU MSISDN:00777772189999 GUID:59730F5C-9E6B-4974-9085-98360D64F41D Shortcode:63334</text:span></text:p>
      <text:p text:style-name="P1"><text:span text:style-name="T1">VOTE 1168121217 Campaign:ssss_uk_02A Validity:pre Choice:Mark CONN:MIG01XU MSISDN:00777776689999 GUID:D2A57D55-8FAE-4856-8710-D92D2719568B Shortcode:63334</text:span></text:p>
      <text:p text:style-name="P1"><text:span text:style-name="T1">VOTE 1168121215 Campaign:ssss_uk_02A Validity:pre Choice:Alan CONN:MIG01OU MSISDN:00777773379999 GUID:22F237DE-0A0D-4A49-887B-C7B2EBB25E7B Shortcode:63334</text:span></text:p>
      <text:p text:style-name="P1"><text:span text:style-name="T1">VOTE 1168121225 Campaign:ssss_uk_02A Validity:pre Choice:Alan CONN:MIG01XU MSISDN:00777772769999 GUID:3121AB9D-9513-46A0-8CD3-EBFBE05E1808 Shortcode:63334</text:span></text:p>
      <text:p text:style-name="P1"><text:span text:style-name="T1">VOTE 1168121226 Campaign:ssss_uk_02A Validity:pre Choice:Alan CONN:MIG00VU MSISDN:00777776149999 GUID:BC844047-72CE-4809-8C21-F7823660161D Shortcode:63334</text:span></text:p>
      <text:p text:style-name="P1"><text:span text:style-name="T1">VOTE 1168121231 Campaign:ssss_uk_02A Validity:pre Choice:Mark CONN:MIG00VU MSISDN:00777777949999 GUID:41107C61-E118-48D9-A2E1-559F620FB230 Shortcode:63334</text:span></text:p>
      <text:p text:style-name="P1"><text:span text:style-name="T1">VOTE 1168121248 Campaign:ssss_uk_02A Validity:pre Choice:Alan CONN:MIG00VU MSISDN:00777775229999 GUID:F1588A9D-A393-4852-84A9-57447686A134 Shortcode:63334</text:span></text:p>
      <text:p text:style-name="P1"><text:span text:style-name="T1">VOTE 1168121266 Campaign:ssss_uk_02A Validity:pre Choice:Alan CONN:MIG01XU MSISDN:00777774059999 GUID:08AA3E83-B6B1-4EA0-BF83-FCBAE4E5F237 Shortcode:63334</text:span></text:p>
      <text:p text:style-name="P1"><text:span text:style-name="T1">VOTE 1168121487 Campaign:ssss_uk_02A Validity:pre Choice:Mark CONN:MIG01XU MSISDN:00777776609999 GUID:7758E734-BA7F-450D-BCE9-32D9F7E7AE58 Shortcode:63334</text:span></text:p>
      <text:p text:style-name="P1"><text:span text:style-name="T1">VOTE 1168121493 Campaign:ssss_uk_02A Validity:pre Choice:Alan CONN:MIG01XU MSISDN:00777775479999 GUID:599F6BCF-4527-4CFC-AD2E-204107A88F83 Shortcode:63334</text:span></text:p>
      <text:p text:style-name="P1"><text:span text:style-name="T1">VOTE 1168121494 Campaign:ssss_uk_02A Validity:pre Choice:Alan CONN:MIG01XU MSISDN:00777779559999 GUID:5646FF97-3FFB-4974-A78C-9CEFC855FAA8 Shortcode:63334</text:span></text:p>
      <text:p text:style-name="P1"><text:span text:style-name="T1">VOTE 1168121490 Campaign:ssss_uk_02A Validity:pre Choice:Alan CONN:MIG01OU MSISDN:00777771529999 GUID:11A81BFD-0FFE-463E-9D8D-AB8C4E241D68 Shortcode:63334</text:span></text:p>
      <text:p text:style-name="P1"><text:span text:style-name="T1">VOTE 1168121494 Campaign:ssss_uk_02A Validity:pre Choice:Alan CONN:MIG01XU MSISDN:00777771719999 GUID:FCEE2241-4349-4E19-8FA1-5C86706E655F Shortcode:63334</text:span></text:p>
      <text:p text:style-name="P1"><text:span text:style-name="T1">VOTE 1168121492 Campaign:ssss_uk_02A Validity:pre Choice:Alan CONN:MIG01XU </text:span><text:soft-page-break/><text:span text:style-name="T1">MSISDN:00777775169999 GUID:8295DF23-B45F-45A5-B51D-B309D35EA485 Shortcode:63334</text:span></text:p>
      <text:p text:style-name="P1"><text:span text:style-name="T1">VOTE 1168121492 Campaign:ssss_uk_02A Validity:pre Choice:Hayley CONN:MIG01OU MSISDN:00777773929999 GUID:1856D135-05C4-4456-9DC8-231DE33D65C4 Shortcode:63334</text:span></text:p>
      <text:p text:style-name="P1"><text:span text:style-name="T1">VOTE 1168121496 Campaign:ssss_uk_02A Validity:pre Choice:Alan CONN:MIG01XU MSISDN:00777773279999 GUID:2A65A5E4-D5C1-424F-97BC-76F6F9B3DE39 Shortcode:63334</text:span></text:p>
      <text:p text:style-name="P1"><text:span text:style-name="T1">VOTE 1168121496 Campaign:ssss_uk_02A Validity:pre Choice:Alan CONN:MIG01OU MSISDN:00777776599999 GUID:114F2930-CD89-4824-8D66-FF46F94303FC Shortcode:63334</text:span></text:p>
      <text:p text:style-name="P1"><text:span text:style-name="T1">VOTE 1168121493 Campaign:ssss_uk_02A Validity:pre Choice:Alan CONN:MIG01OU MSISDN:00777772269999 GUID:4FB58E2A-FB8F-4EF4-AB27-674162759089 Shortcode:63334</text:span></text:p>
      <text:p text:style-name="P1"><text:span text:style-name="T1">VOTE 1168121494 Campaign:ssss_uk_02A Validity:pre Choice:Mark CONN:MIG01XU MSISDN:00777777609999 GUID:245773D9-8AB3-4049-A250-36751057CC16 Shortcode:63334</text:span></text:p>
      <text:p text:style-name="P1"><text:span text:style-name="T1">VOTE 1168121495 Campaign:ssss_uk_02A Validity:pre Choice:Alan CONN:MIG01TU MSISDN:00777779919999 GUID:D616E7A7-B791-4D79-82B1-77EA9BFB1367 Shortcode:63334</text:span></text:p>
      <text:p text:style-name="P1"><text:span text:style-name="T1">VOTE 1168121498 Campaign:ssss_uk_02A Validity:pre Choice:Hayley CONN:MIG01OU MSISDN:00777777209999 GUID:115EFF78-112F-49A7-868A-2D8B9E91CE38 Shortcode:63334</text:span></text:p>
      <text:p text:style-name="P1"><text:span text:style-name="T1">VOTE 1168121499 Campaign:ssss_uk_02A Validity:pre Choice:Alan CONN:MIG01XU MSISDN:00777770459999 GUID:032D7FEB-27EB-48C5-937E-4A516E8E84B8 Shortcode:63334</text:span></text:p>
      <text:p text:style-name="P1"><text:span text:style-name="T1">VOTE 1168121500 Campaign:ssss_uk_02A Validity:pre Choice:Alan CONN:MIG01XU MSISDN:00777778679999 GUID:FE9A5375-DC75-4BB3-85F6-9882F86739AA Shortcode:63334</text:span></text:p>
      <text:p text:style-name="P1"><text:span text:style-name="T1">VOTE 1168121501 Campaign:ssss_uk_02A Validity:pre Choice:Mark CONN:MIG01TU MSISDN:00777773229999 GUID:8065B776-4116-402E-8F80-C05F60543ADA Shortcode:63334</text:span></text:p>
      <text:p text:style-name="P1"><text:span text:style-name="T1">VOTE 1168121501 Campaign:ssss_uk_02A Validity:pre Choice:Alan CONN:MIG01OU MSISDN:00777777549999 GUID:255EC9AC-B59B-4E74-ABAE-EBA4AE850048 Shortcode:63334</text:span></text:p>
      <text:p text:style-name="P1"><text:span text:style-name="T1">VOTE 1168121495 Campaign:ssss_uk_02A Validity:pre Choice:Alan CONN:MIG01TU MSISDN:00777778769999 GUID:FE3329A0-FE76-4870-B070-BA3B5395E22E Shortcode:63334</text:span></text:p>
      <text:p text:style-name="P1"><text:span text:style-name="T1">VOTE 1168121505 Campaign:ssss_uk_02A Validity:pre Choice:Alan CONN:MIG01XU MSISDN:00777778389999 GUID:B7310326-54AE-4A1F-94E3-400006627356 Shortcode:63334</text:span></text:p>
      <text:p text:style-name="P1"><text:span text:style-name="T1">VOTE 1168121507 Campaign:ssss_uk_02A Validity:pre Choice:Alan CONN:MIG01HU MSISDN:00777779019999 GUID:2FA4330D-A0C4-47DF-8229-069591586DBB Shortcode:63334</text:span></text:p>
      <text:p text:style-name="P1"><text:span text:style-name="T1">VOTE 1168121510 Campaign:ssss_uk_02A Validity:pre Choice:Alan CONN:MIG01OU MSISDN:00777774189999 GUID:765D1C4D-689B-483A-8CD4-E718D5023D65 Shortcode:63334</text:span></text:p>
      <text:p text:style-name="P1"><text:span text:style-name="T1">VOTE 1168121510 Campaign:ssss_uk_02A Validity:pre Choice:Alan CONN:MIG01XU MSISDN:00777777479999 GUID:FB89DAA2-F28B-49A8-9D5D-BAF28D5F6E0C Shortcode:63334</text:span></text:p>
      <text:p text:style-name="P1"><text:span text:style-name="T1">VOTE 1168121510 Campaign:ssss_uk_02A Validity:pre Choice:Alan CONN:MIG01XU MSISDN:00777779709999 GUID:D78C5CEF-ABB6-4CE2-8A6B-FBD2C8DDE25F Shortcode:63334</text:span></text:p>
      <text:p text:style-name="P1"><text:span text:style-name="T1">VOTE 1168121510 Campaign:ssss_uk_02A Validity:pre Choice:Hayley CONN:MIG01OU MSISDN:00777774199999 GUID:8560D48A-C1D4-47C5-96E0-C7FC393A61F0 Shortcode:63334</text:span></text:p>
      <text:p text:style-name="P1"><text:span text:style-name="T1">VOTE 1168121511 Campaign:ssss_uk_02A Validity:pre Choice:Hayley CONN:MIG01XU MSISDN:00777776909999 GUID:6AACB1E1-01B4-46BC-893A-2AA32CD3EF20 Shortcode:63334</text:span></text:p>
      <text:p text:style-name="P1"><text:span text:style-name="T1">VOTE 1168121511 Campaign:ssss_uk_02A Validity:pre Choice:Hayley CONN:MIG01XU MSISDN:00777771399999 GUID:EFC668FF-71F6-4A5C-BAFB-4E8AADED1500 Shortcode:63334</text:span></text:p>
      <text:p text:style-name="P1"><text:span text:style-name="T1">VOTE 1168121512 Campaign:ssss_uk_02A Validity:pre Choice:Hayley CONN:MIG01OU MSISDN:00777771389999 GUID:B66E17C5-3BD2-4188-8963-0B5B00F3962B Shortcode:63334</text:span></text:p>
      <text:p text:style-name="P1"><text:span text:style-name="T1">VOTE 1168121513 Campaign:ssss_uk_02A Validity:pre Choice:Hayley CONN:MIG01XU MSISDN:00777774119999 GUID:8079CED8-EB40-421D-B3D5-34661DB89D35 Shortcode:63334</text:span></text:p>
      <text:p text:style-name="P1"><text:span text:style-name="T1">VOTE 1168121515 Campaign:ssss_uk_02A Validity:pre Choice:Alan CONN:MIG01XU MSISDN:00777771449999 GUID:52E1B58F-635D-4A98-9321-3D83C6F8F7CE Shortcode:63334</text:span></text:p>
      <text:p text:style-name="P1"><text:span text:style-name="T1">VOTE 1168121515 Campaign:ssss_uk_02A Validity:pre Choice:Hayley CONN:MIG01XU MSISDN:00777777349999 GUID:C00CF610-9CB0-4666-8524-B769AB45061E Shortcode:63334</text:span></text:p>
      <text:p text:style-name="P1"><text:span text:style-name="T1">VOTE 1168121515 Campaign:ssss_uk_02A Validity:pre Choice:Hayley CONN:MIG01XU MSISDN:00777774019999 GUID:E98B16D8-F311-4255-917D-C343CCCC0AE4 Shortcode:63334</text:span></text:p>
      <text:p text:style-name="P1"><text:span text:style-name="T1">VOTE 1168121516 Campaign:ssss_uk_02A Validity:pre Choice:Hayley CONN:MIG01HU MSISDN:00777778439999 GUID:9B839F00-B6AE-478A-BB76-38E8746E9935 Shortcode:63334</text:span></text:p>
      <text:p text:style-name="P1"><text:span text:style-name="T1">VOTE 1168121516 Campaign:ssss_uk_02A Validity:pre Choice:Alan CONN:MIG01XU MSISDN:00777777649999 GUID:626CC617-3271-4EFE-9BD8-F457D6AE328E Shortcode:63334</text:span></text:p>
      <text:p text:style-name="P1"><text:span text:style-name="T1">VOTE 1168121517 Campaign:ssss_uk_02A Validity:pre Choice:Alan CONN:MIG01HU MSISDN:00777771869999 GUID:D79AF8FD-F038-4FB5-B83E-0270E90B38C0 Shortcode:63334</text:span></text:p>
      <text:p text:style-name="P1"><text:span text:style-name="T1">VOTE 1168121519 Campaign:ssss_uk_02A Validity:pre Choice:Hayley CONN:MIG01TU MSISDN:00777778129999 GUID:473AEAAD-0A40-4975-ADC0-250D5D35FDA6 Shortcode:63334</text:span></text:p>
      <text:p text:style-name="P1"><text:span text:style-name="T1">VOTE 1168121519 Campaign:ssss_uk_02A Validity:pre Choice:Alan CONN:MIG01TU MSISDN:00777773479999 GUID:D5876008-7AF0-4325-85DA-E7AFDF64A1A0 Shortcode:63334</text:span></text:p>
      <text:p text:style-name="P1"><text:span text:style-name="T1">VOTE 1168121520 Campaign:ssss_uk_02A Validity:pre Choice:Alan CONN:MIG01XU </text:span><text:soft-page-break/><text:span text:style-name="T1">MSISDN:00777773209999 GUID:CA903BAD-DE53-44A2-BCAD-515FF4D0F2E9 Shortcode:63334</text:span></text:p>
      <text:p text:style-name="P1"><text:span text:style-name="T1">VOTE 1168121521 Campaign:ssss_uk_02A Validity:pre Choice:Hayley CONN:MIG01XU MSISDN:00777774889999 GUID:D8F54B13-ED51-4B60-A633-92FFC43B8995 Shortcode:63334</text:span></text:p>
      <text:p text:style-name="P1"><text:span text:style-name="T1">VOTE 1168121522 Campaign:ssss_uk_02A Validity:pre Choice:Hayley CONN:MIG01OU MSISDN:00777774789999 GUID:8D66618F-5D77-40D0-B1E4-E8AE33A1424E Shortcode:63334</text:span></text:p>
      <text:p text:style-name="P1"><text:span text:style-name="T1">VOTE 1168121524 Campaign:ssss_uk_02A Validity:pre Choice:Hayley CONN:MIG01OU MSISDN:00777777369999 GUID:6D55FEBE-0C14-4861-8C32-B2B55B79E6F3 Shortcode:63334</text:span></text:p>
      <text:p text:style-name="P1"><text:span text:style-name="T1">VOTE 1168121525 Campaign:ssss_uk_02A Validity:pre Choice:Alan CONN:MIG01XU MSISDN:00777779429999 GUID:D8ADC079-0826-46FB-AEE4-E97CBC7EF783 Shortcode:63334</text:span></text:p>
      <text:p text:style-name="P1"><text:span text:style-name="T1">VOTE 1168121526 Campaign:ssss_uk_02A Validity:pre Choice:Hayley CONN:MIG01XU MSISDN:00777779329999 GUID:D82434E7-2E2D-4020-90CB-1354C80D70C3 Shortcode:63334</text:span></text:p>
      <text:p text:style-name="P1"><text:span text:style-name="T1">VOTE 1168121528 Campaign:ssss_uk_02A Validity:pre Choice:Hayley CONN:MIG01TU MSISDN:00777779079999 GUID:3843C1AA-C843-462B-9C5E-AB6D074A3B0F Shortcode:63334</text:span></text:p>
      <text:p text:style-name="P1"><text:span text:style-name="T1">VOTE 1168121528 Campaign:ssss_uk_02A Validity:pre Choice:Hayley CONN:MIG01XU MSISDN:00777777749999 GUID:834B8F8D-7076-49F2-BA91-A72D4F889AB0 Shortcode:63334</text:span></text:p>
      <text:p text:style-name="P1"><text:span text:style-name="T1">VOTE 1168121529 Campaign:ssss_uk_02A Validity:pre Choice:Hayley CONN:MIG01XU MSISDN:00777778919999 GUID:1CFB5548-A8BA-419A-9AF9-80BCE2C14C10 Shortcode:63334</text:span></text:p>
      <text:p text:style-name="P1"><text:span text:style-name="T1">VOTE 1168121530 Campaign:ssss_uk_02A Validity:pre Choice:Hayley CONN:MIG01OU MSISDN:00777779389999 GUID:08714685-3366-4450-A997-DA04DC8074A9 Shortcode:63334</text:span></text:p>
      <text:p text:style-name="P1"><text:span text:style-name="T1">VOTE 1168121534 Campaign:ssss_uk_02A Validity:pre Choice:Hayley CONN:MIG01XU MSISDN:00777776199999 GUID:974AFBB9-7670-422E-B466-1A4A84118739 Shortcode:63334</text:span></text:p>
      <text:p text:style-name="P1"><text:span text:style-name="T1">VOTE 1168121534 Campaign:ssss_uk_02A Validity:pre Choice:Hayley CONN:MIG01TU MSISDN:00777771619999 GUID:3D259FD2-B3A1-4724-8591-C93483FFE561 Shortcode:63334</text:span></text:p>
      <text:p text:style-name="P1"><text:span text:style-name="T1">VOTE 1168121535 Campaign:ssss_uk_02A Validity:pre Choice:Mark CONN:MIG01XU MSISDN:00777776139999 GUID:C436A209-4602-4C08-9C2B-9C9C5C36D25A Shortcode:63334</text:span></text:p>
      <text:p text:style-name="P1"><text:span text:style-name="T1">VOTE 1168121536 Campaign:ssss_uk_02A Validity:pre Choice:Hayley CONN:MIG01OU MSISDN:00777771709999 GUID:99E8BAA7-BEB1-48FA-88D3-1738BEC13061 Shortcode:63334</text:span></text:p>
      <text:p text:style-name="P1"><text:span text:style-name="T1">VOTE 1168121539 Campaign:ssss_uk_02A Validity:pre Choice:Alan CONN:MIG01OU MSISDN:00777776669999 GUID:6C9AF415-DA21-4F49-B139-8AD28A617DCC Shortcode:63334</text:span></text:p>
      <text:p text:style-name="P1"><text:span text:style-name="T1">VOTE 1168121541 Campaign:ssss_uk_02A Validity:pre Choice:Hayley CONN:MIG01XU MSISDN:00777776299999 GUID:CDF3D8C9-6BDA-4C25-84A4-9354A1C03E00 Shortcode:63334</text:span></text:p>
      <text:p text:style-name="P1"><text:span text:style-name="T1">VOTE 1168121542 Campaign:ssss_uk_02A Validity:pre Choice:Alan CONN:MIG01XU MSISDN:00777772249999 GUID:9E0F93F5-1711-4D02-AD33-DBC2A2BA39A8 Shortcode:63334</text:span></text:p>
      <text:p text:style-name="P1"><text:span text:style-name="T1">VOTE 1168121543 Campaign:ssss_uk_02A Validity:pre Choice:Hayley CONN:MIG01OU MSISDN:00777772169999 GUID:112DD275-3051-4878-87B8-1FC723477E35 Shortcode:63334</text:span></text:p>
      <text:p text:style-name="P1"><text:span text:style-name="T1">VOTE 1168121544 Campaign:ssss_uk_02A Validity:pre Choice:Mark CONN:MIG01XU MSISDN:00777772299999 GUID:3A785CE9-E173-4AF4-89D7-0DF25D67C460 Shortcode:63334</text:span></text:p>
      <text:p text:style-name="P1"><text:span text:style-name="T1">VOTE 1168121544 Campaign:ssss_uk_02A Validity:pre Choice:Hayley CONN:MIG01XU MSISDN:00777771419999 GUID:24D51B1A-637C-4BB8-84DF-DFF3BFC5A38F Shortcode:63334</text:span></text:p>
      <text:p text:style-name="P1"><text:span text:style-name="T1">VOTE 1168121547 Campaign:ssss_uk_02A Validity:pre Choice:Gemma CONN:MIG01OU MSISDN:00777775539999 GUID:595AA5C8-41B7-4B99-BD6A-F2E85D7E9E7B Shortcode:63334</text:span></text:p>
      <text:p text:style-name="P1"><text:span text:style-name="T1">VOTE 1168121548 Campaign:ssss_uk_02A Validity:pre Choice:Alan CONN:MIG01XU MSISDN:00777771459999 GUID:05E9715B-ABCA-4293-B29C-12BC9927B3A9 Shortcode:63334</text:span></text:p>
      <text:p text:style-name="P1"><text:span text:style-name="T1">VOTE 1168121552 Campaign:ssss_uk_02A Validity:pre Choice:Hayley CONN:MIG01XU MSISDN:00777773019999 GUID:D11C25B3-478A-448A-BCE4-016693FD95F5 Shortcode:63334</text:span></text:p>
      <text:p text:style-name="P1"><text:span text:style-name="T1">VOTE 1168121559 Campaign:ssss_uk_02A Validity:pre Choice:Hayley CONN:MIG01XU MSISDN:00777770259999 GUID:B4238395-E748-4003-B280-7F1C88D8497C Shortcode:63334</text:span></text:p>
      <text:p text:style-name="P1"><text:span text:style-name="T1">VOTE 1168121562 Campaign:ssss_uk_02A Validity:pre Choice:Hayley CONN:MIG01OU MSISDN:00777775399999 GUID:AAF7FBE8-5700-4DF6-8919-0F58F4070F55 Shortcode:63334</text:span></text:p>
      <text:p text:style-name="P1"><text:span text:style-name="T1">VOTE 1168121568 Campaign:ssss_uk_02A Validity:pre Choice:Hayley CONN:MIG01XU MSISDN:00777771089999 GUID:C6E77011-DB2F-4228-8B0B-804FCBD3853D Shortcode:63334</text:span></text:p>
      <text:p text:style-name="P1"><text:span text:style-name="T1">VOTE 1168121570 Campaign:ssss_uk_02A Validity:pre Choice:Gemma CONN:MIG01OU MSISDN:00777776129999 GUID:39C04C83-56DA-428A-A367-A803A6CB0CE7 Shortcode:63334</text:span></text:p>
      <text:p text:style-name="P1"><text:span text:style-name="T1">VOTE 1168121573 Campaign:ssss_uk_02A Validity:pre Choice:Hayley CONN:MIG01OU MSISDN:00777770869999 GUID:0239E662-EDA1-49FB-90EB-7B22EB94C910 Shortcode:63334</text:span></text:p>
      <text:p text:style-name="P1"><text:span text:style-name="T1">VOTE 1168121573 Campaign:ssss_uk_02A Validity:pre Choice:Alan CONN:MIG01XU MSISDN:00777772549999 GUID:5F971FB5-0967-43C9-BB67-0FDBD34BC7B5 Shortcode:63334</text:span></text:p>
      <text:p text:style-name="P1"><text:span text:style-name="T1">VOTE 1168121574 Campaign:ssss_uk_02A Validity:pre Choice:Mark CONN:MIG01XU MSISDN:00777775989999 GUID:480BE92D-7F68-4F8E-A83E-E908C6D45D58 Shortcode:63334</text:span></text:p>
      <text:p text:style-name="P1"><text:span text:style-name="T1">VOTE 1168121576 Campaign:ssss_uk_02A Validity:pre Choice:Hayley CONN:MIG01XU MSISDN:00777771689999 GUID:4006980D-4B64-4DFA-8D7F-7A711E5A9254 Shortcode:63334</text:span></text:p>
      <text:p text:style-name="P1"><text:span text:style-name="T1">VOTE 1168121579 Campaign:ssss_uk_02A Validity:pre Choice:Mark CONN:MIG01OU </text:span><text:soft-page-break/><text:span text:style-name="T1">MSISDN:00777776829999 GUID:8FDF70B9-651B-4403-9C8B-6C1F6609F1D3 Shortcode:63334</text:span></text:p>
      <text:p text:style-name="P1"><text:span text:style-name="T1">VOTE 1168121589 Campaign:ssss_uk_02A Validity:pre Choice:Gemma CONN:MIG01OU MSISDN:00777775899999 GUID:302D1D53-2A36-49CD-BDC6-C669F2F6F6E1 Shortcode:63334</text:span></text:p>
      <text:p text:style-name="P1"><text:span text:style-name="T1">VOTE 1168121635 Campaign:ssss_uk_02A Validity:pre Choice:Hayley CONN:MIG01TU MSISDN:00777775299999 GUID:74F9680D-9F51-409A-9B13-45F7BADD6CFF Shortcode:63334</text:span></text:p>
      <text:p text:style-name="P1"><text:span text:style-name="T1">VOTE 1168121659 Campaign:ssss_uk_02A Validity:pre Choice:Hayley CONN:MIG00VU MSISDN:00777779529999 GUID:7396A7CD-2EF2-4261-BA4F-E22B0E1714BC Shortcode:63334</text:span></text:p>
      <text:p text:style-name="P1"><text:span text:style-name="T1">VOTE 1168121661 Campaign:ssss_uk_02A Validity:pre Choice:Hayley CONN:MIG01TU MSISDN:00777774839999 GUID:02CDC83F-9FE3-439D-BC90-FC86BD10768E Shortcode:63334</text:span></text:p>
      <text:p text:style-name="P1"><text:span text:style-name="T1">VOTE 1168121670 Campaign:ssss_uk_02A Validity:pre Choice:Tupele CONN:MIG01OU MSISDN:00777771169999 GUID:6711CF9F-17F7-48A7-B9C8-86277F58D2F3 Shortcode:63334</text:span></text:p>
      <text:p text:style-name="P1"><text:span text:style-name="T1">VOTE 1168121685 Campaign:ssss_uk_02A Validity:pre Choice:Hayley CONN:MIG01TU MSISDN:00777774199999 GUID:4615DFEB-48A4-45BB-84AA-8F11872FBD04 Shortcode:63334</text:span></text:p>
      <text:p text:style-name="P1"><text:span text:style-name="T1">VOTE 1168121688 Campaign:ssss_uk_02A Validity:pre Choice:Alan CONN:MIG01OU MSISDN:00777770339999 GUID:01B8E9C7-258B-4850-9D6E-3529FA3138A0 Shortcode:63334</text:span></text:p>
      <text:p text:style-name="P1"><text:span text:style-name="T1">VOTE 1168121827 Campaign:ssss_uk_02A Validity:pre Choice:Hayley CONN:MIG01TU MSISDN:00777777649999 GUID:5BDB9D95-75E9-4A3B-8F15-79DDA703CC05 Shortcode:63334</text:span></text:p>
      <text:p text:style-name="P1"><text:span text:style-name="T1">VOTE 1168121830 Campaign:ssss_uk_02A Validity:pre Choice:Alan CONN:MIG01TU MSISDN:00777777659999 GUID:BA583D90-C1BB-4AD3-BE9F-61DDA8F235B8 Shortcode:63334</text:span></text:p>
      <text:p text:style-name="P1"><text:span text:style-name="T1">VOTE 1168121866 Campaign:ssss_uk_02A Validity:pre Choice:Hayley CONN:MIG01TU MSISDN:00777778659999 GUID:D48CFF08-1FD5-428B-9A79-C0377D2AD5B2 Shortcode:63334</text:span></text:p>
      <text:p text:style-name="P1"><text:span text:style-name="T1">VOTE 1168121867 Campaign:ssss_uk_02A Validity:pre Choice:Hayley CONN:MIG01XU MSISDN:00777779629999 GUID:E380AC39-C2C2-4A1A-85C4-5F1B2C1EC008 Shortcode:63334</text:span></text:p>
      <text:p text:style-name="P1"><text:span text:style-name="T1">VOTE 1168121886 Campaign:ssss_uk_02A Validity:pre Choice:Hayley CONN:MIG01XU MSISDN:00777772639999 GUID:8B465F26-D151-466E-9542-1C82EF37ECCC Shortcode:63334</text:span></text:p>
      <text:p text:style-name="P1"><text:span text:style-name="T1">VOTE 1168121905 Campaign:ssss_uk_02A Validity:pre Choice:Alan CONN:MIG01XU MSISDN:00777779339999 GUID:E082FFB7-FD0C-4611-BCDE-11BC958EFD6C Shortcode:63334</text:span></text:p>
      <text:p text:style-name="P1"><text:span text:style-name="T1">VOTE 1168121908 Campaign:ssss_uk_02A Validity:pre Choice:Matthew CONN:MIG01XU MSISDN:00777774489999 GUID:1CA3C35D-64BF-447B-BC2E-8F4A7B5CB276 Shortcode:63334</text:span></text:p>
      <text:p text:style-name="P1"><text:span text:style-name="T1">VOTE 1168121913 Campaign:ssss_uk_02A Validity:pre Choice:Matthew CONN:MIG01XU MSISDN:00777778659999 GUID:9C094B8D-2CB5-42EF-A25F-F50FC867FCAE Shortcode:63334</text:span></text:p>
      <text:p text:style-name="P1"><text:span text:style-name="T1">VOTE 1168121923 Campaign:ssss_uk_02A Validity:pre Choice:Gemma CONN:MIG00VU MSISDN:00777773669999 GUID:4E824FA5-BE79-41C2-AE84-CE9741DACF6C Shortcode:63334</text:span></text:p>
      <text:p text:style-name="P1"><text:span text:style-name="T1">VOTE 1168121935 Campaign:ssss_uk_02A Validity:pre Choice:Gemma CONN:MIG01TU MSISDN:00777779429999 GUID:3D995212-CC84-41BA-8591-73FAC696460E Shortcode:63334</text:span></text:p>
      <text:p text:style-name="P1"><text:span text:style-name="T1">VOTE 1168121948 Campaign:ssss_uk_02A Validity:pre Choice:Mark CONN:MIG01OU MSISDN:00777774529999 GUID:0DA48797-4B16-4F29-86DE-FC75D5757DF5 Shortcode:63334</text:span></text:p>
      <text:p text:style-name="P1"><text:span text:style-name="T1">VOTE 1168122047 Campaign:Emmerdale Validity:during Choice:ROSEMARY CONN:MIG01TU MSISDN:00777770749999 GUID:8CA36871-20F0-4282-9D45-ADE593C1D467 Shortcode:63339</text:span></text:p>
      <text:p text:style-name="P1"><text:span text:style-name="T1">VOTE 1168123200 Campaign:ssss_uk_02A Validity:during Choice:Alan CONN:MIG01TU MSISDN:00777772669999 GUID:B95644DF-1162-4529-9DF1-63232B49FDD5 Shortcode:63334</text:span></text:p>
      <text:p text:style-name="P1"><text:span text:style-name="T1">VOTE 1168122080 Campaign:Emmerdale Validity:during Choice:CARL CONN:MIG01TU MSISDN:00777770749999 GUID:C69EB6FF-9ABD-4779-81E4-6017E9C4BD39 Shortcode:63339</text:span></text:p>
      <text:p text:style-name="P1"><text:span text:style-name="T1">VOTE 1168122088 Campaign:ssss_uk_02A Validity:pre Choice:Alan CONN:MIG01XU MSISDN:00777775599999 GUID:7995EFF7-AD1A-4CA9-AD73-81683B168828 Shortcode:63334</text:span></text:p>
      <text:p text:style-name="P1"><text:span text:style-name="T1">VOTE 1168122104 Campaign:ssss_uk_02A Validity:pre Choice:Alan CONN:MIG01XU MSISDN:00777774729999 GUID:3BB260FE-4D7C-4B50-8188-8B305152297F Shortcode:63334</text:span></text:p>
      <text:p text:style-name="P1"><text:span text:style-name="T1">VOTE 1168122107 Campaign:ssss_uk_02A Validity:pre Choice:Mark CONN:MIG01XU MSISDN:00777776749999 GUID:D6F824BA-4995-4788-9941-1D11D9D6DAEB Shortcode:63334</text:span></text:p>
      <text:p text:style-name="P1"><text:span text:style-name="T1">VOTE 1168122109 Campaign:ssss_uk_02A Validity:pre Choice:Hayley CONN:MIG00VU MSISDN:00777778359999 GUID:102F178D-40F9-4B9E-BDA7-E9FC30A19C87 Shortcode:63334</text:span></text:p>
      <text:p text:style-name="P1"><text:span text:style-name="T1">VOTE 1168122109 Campaign:ssss_uk_02A Validity:pre Choice:Alan CONN:MIG00VU MSISDN:00777773259999 GUID:DE4ED422-4158-4B99-B670-CDADB655D92A Shortcode:63334</text:span></text:p>
      <text:p text:style-name="P1"><text:span text:style-name="T1">VOTE 1168122110 Campaign:ssss_uk_02A Validity:pre Choice:Leon CONN:MIG01XU MSISDN:00777777759999 GUID:D546210A-DF5B-48AA-910E-133EB27C02F5 Shortcode:63334</text:span></text:p>
      <text:p text:style-name="P1"><text:span text:style-name="T1">VOTE 1168122111 Campaign:ssss_uk_02A Validity:pre Choice:Alan CONN:MIG01XU MSISDN:00777779699999 GUID:59350335-E5ED-4CE3-A3A6-B8C3AED37C18 Shortcode:63334</text:span></text:p>
      <text:p text:style-name="P1"><text:span text:style-name="T1">VOTE 1168122112 Campaign:ssss_uk_02A Validity:pre Choice:Leon CONN:MIG00VU MSISDN:00777776499999 GUID:F9DB089D-21A8-4FF3-AEA6-B3B426CAA873 Shortcode:63334</text:span></text:p>
      <text:p text:style-name="P1"><text:span text:style-name="T1">VOTE 1168122111 Campaign:ssss_uk_02A Validity:pre Choice:Mark CONN:MIG01OU MSISDN:00777770069999 GUID:9629EB7C-0465-4E58-A3FA-7F685ACCC5EE Shortcode:63334</text:span></text:p>
      <text:p text:style-name="P1"><text:span text:style-name="T1">VOTE 1168122112 Campaign:ssss_uk_02A Validity:pre Choice:Leon CONN:MIG00VU </text:span><text:soft-page-break/><text:span text:style-name="T1">MSISDN:00777778529999 GUID:41A0431B-C3A2-4537-83F9-C7E78805D437 Shortcode:63334</text:span></text:p>
      <text:p text:style-name="P1"><text:span text:style-name="T1">VOTE 1168122113 Campaign:ssss_uk_02A Validity:pre Choice:Alan CONN:MIG01TU MSISDN:00777770409999 GUID:6ABC8B44-70EE-44C1-8901-7DAB4F8DF030 Shortcode:63334</text:span></text:p>
      <text:p text:style-name="P1"><text:span text:style-name="T1">VOTE 1168122114 Campaign:ssss_uk_02A Validity:pre Choice:Hayley CONN:MIG01XU MSISDN:00777775899999 GUID:22252DB6-9133-4EF7-A5BD-6821427940D7 Shortcode:63334</text:span></text:p>
      <text:p text:style-name="P1"><text:span text:style-name="T1">VOTE 1168122116 Campaign:ssss_uk_02A Validity:pre Choice:Leon CONN:MIG00VU MSISDN:00777775289999 GUID:8B9F6A90-0835-434C-ABF3-7A0C37519CAA Shortcode:63334</text:span></text:p>
      <text:p text:style-name="P1"><text:span text:style-name="T1">VOTE 1168122116 Campaign:ssss_uk_02A Validity:pre Choice:Leon CONN:MIG01OU MSISDN:00777777209999 GUID:6889048A-AD18-477B-B990-8EE4469F1B4F Shortcode:63334</text:span></text:p>
      <text:p text:style-name="P1"><text:span text:style-name="T1">VOTE 1168122116 Campaign:ssss_uk_02A Validity:pre Choice:Gemma CONN:MIG01TU MSISDN:00777772659999 GUID:F6623CD0-681A-4755-BF57-381065F5CDEB Shortcode:63334</text:span></text:p>
      <text:p text:style-name="P1"><text:span text:style-name="T1">VOTE 1168122117 Campaign:ssss_uk_02A Validity:pre Choice:Leon CONN:MIG01XU MSISDN:00777774369999 GUID:085F1BB1-1705-49D4-B87A-681694062D9E Shortcode:63334</text:span></text:p>
      <text:p text:style-name="P1"><text:span text:style-name="T1">VOTE 1168122119 Campaign:ssss_uk_02A Validity:pre Choice:Leon CONN:MIG01TU MSISDN:00777772539999 GUID:E03F7226-7455-48F6-AA13-9D43BB7EC18B Shortcode:63334</text:span></text:p>
      <text:p text:style-name="P1"><text:span text:style-name="T1">VOTE 1168122119 Campaign:ssss_uk_02A Validity:pre Choice:Leon CONN:MIG01XU MSISDN:00777774649999 GUID:41E420E2-4840-493B-A55B-32CAAF1B936D Shortcode:63334</text:span></text:p>
      <text:p text:style-name="P1"><text:span text:style-name="T1">VOTE 1168122119 Campaign:ssss_uk_02A Validity:pre Choice:Leon CONN:MIG00VU MSISDN:00777771789999 GUID:71547EDB-7AFF-4108-8DA0-36F6C8F5B584 Shortcode:63334</text:span></text:p>
      <text:p text:style-name="P1"><text:span text:style-name="T1">VOTE 1168122119 Campaign:ssss_uk_02A Validity:pre Choice:Gemma CONN:MIG00VU MSISDN:00777779019999 GUID:313EF0A3-D9CB-4E8C-9C1A-58673D6119BB Shortcode:63334</text:span></text:p>
      <text:p text:style-name="P1"><text:span text:style-name="T1">VOTE 1168122123 Campaign:ssss_uk_02A Validity:pre Choice:Hayley CONN:MIG01XU MSISDN:00777778559999 GUID:7BE30C75-6A49-4E2D-8483-E1D80AEF930A Shortcode:63334</text:span></text:p>
      <text:p text:style-name="P1"><text:span text:style-name="T1">VOTE 1168122123 Campaign:ssss_uk_02A Validity:pre Choice:Hayley CONN:MIG01XU MSISDN:00777772879999 GUID:F6811FBA-C5CE-41E8-AC79-39A90F931326 Shortcode:63334</text:span></text:p>
      <text:p text:style-name="P1"><text:span text:style-name="T1">VOTE 1168122125 Campaign:ssss_uk_02A Validity:pre Choice:Alan CONN:MIG01TU MSISDN:00777771829999 GUID:79D906EA-4D17-4F67-A6E8-DBA3298A594A Shortcode:63334</text:span></text:p>
      <text:p text:style-name="P1"><text:span text:style-name="T1">VOTE 1168122125 Campaign:ssss_uk_02A Validity:pre Choice:Leon CONN:MIG01XU MSISDN:00777777549999 GUID:481A4F0B-6FBA-48C4-BFE6-824B0CEBB137 Shortcode:63334</text:span></text:p>
      <text:p text:style-name="P1"><text:span text:style-name="T1">VOTE 1168122126 Campaign:ssss_uk_02A Validity:pre Choice:Leon CONN:MIG00VU MSISDN:00777779589999 GUID:44CE5668-B8AA-42E5-8ED1-2DB9BBECF32C Shortcode:63334</text:span></text:p>
      <text:p text:style-name="P1"><text:span text:style-name="T1">VOTE 1168122128 Campaign:ssss_uk_02A Validity:pre Choice:Leon CONN:MIG01TU MSISDN:00777778989999 GUID:1412FC2E-FDF8-4BF7-B0B1-282BB5B03A6A Shortcode:63334</text:span></text:p>
      <text:p text:style-name="P1"><text:span text:style-name="T1">VOTE 1168122128 Campaign:ssss_uk_02A Validity:pre Choice:Gemma CONN:MIG01XU MSISDN:00777776789999 GUID:C1F27E5A-9AF2-49DF-AB4C-6768130EF4C7 Shortcode:63334</text:span></text:p>
      <text:p text:style-name="P1"><text:span text:style-name="T1">VOTE 1168122133 Campaign:ssss_uk_02A Validity:pre Choice:Hayley CONN:MIG00VU MSISDN:00777778129999 GUID:833EADD4-3354-470E-871E-8DFC6ACB798F Shortcode:63334</text:span></text:p>
      <text:p text:style-name="P1"><text:span text:style-name="T1">VOTE 1168122134 Campaign:ssss_uk_02A Validity:pre Choice:Leon CONN:MIG01HU MSISDN:00777774169999 GUID:FEB9E85C-C83A-4230-AB79-6F3CD43D8FA3 Shortcode:63334</text:span></text:p>
      <text:p text:style-name="P1"><text:span text:style-name="T1">VOTE 1168122135 Campaign:ssss_uk_02A Validity:pre Choice:Hayley CONN:MIG00VU MSISDN:00777775509999 GUID:F4A90B67-C46D-42B1-BD08-D1DA53698013 Shortcode:63334</text:span></text:p>
      <text:p text:style-name="P1"><text:span text:style-name="T1">VOTE 1168122135 Campaign:ssss_uk_02A Validity:pre Choice:Leon CONN:MIG01XU MSISDN:00777779379999 GUID:C615A356-46C2-424E-B55B-739BBC86B15D Shortcode:63334</text:span></text:p>
      <text:p text:style-name="P1"><text:span text:style-name="T1">VOTE 1168122141 Campaign:ssss_uk_02A Validity:pre Choice:Matthew CONN:MIG00VU MSISDN:00777772149999 GUID:52ED7856-7077-4A09-8BDF-2605DB8A629B Shortcode:63334</text:span></text:p>
      <text:p text:style-name="P1"><text:span text:style-name="T1">VOTE 1168122142 Campaign:ssss_uk_02A Validity:pre Choice:Leon CONN:MIG01XU MSISDN:00777773019999 GUID:04CAA678-F92C-4FCA-A702-A97BC5AD6D53 Shortcode:63334</text:span></text:p>
      <text:p text:style-name="P1"><text:span text:style-name="T1">VOTE 1168122145 Campaign:ssss_uk_02A Validity:pre Choice:Leon CONN:MIG01XU MSISDN:00777771269999 GUID:5AB64277-8D4B-4ED8-985D-18C2097AD8DA Shortcode:63334</text:span></text:p>
      <text:p text:style-name="P1"><text:span text:style-name="T1">VOTE 1168122146 Campaign:ssss_uk_02A Validity:pre Choice:Leon CONN:MIG01TU MSISDN:00777778609999 GUID:6E22F3F5-5B2D-4E17-B35A-71A9D12A9D86 Shortcode:63334</text:span></text:p>
      <text:p text:style-name="P1"><text:span text:style-name="T1">VOTE 1168122147 Campaign:ssss_uk_02A Validity:pre Choice:Leon CONN:MIG00VU MSISDN:00777773679999 GUID:E4886C07-9DE2-41F6-B155-04810D0CAE8D Shortcode:63334</text:span></text:p>
      <text:p text:style-name="P1"><text:span text:style-name="T1">VOTE 1168122152 Campaign:ssss_uk_02A Validity:pre Choice:Matthew CONN:MIG00VU MSISDN:00777772149999 GUID:02BEB1F9-3BFE-4F82-9D03-0DEAAC8E961C Shortcode:63334</text:span></text:p>
      <text:p text:style-name="P1"><text:span text:style-name="T1">VOTE 1168122155 Campaign:ssss_uk_02A Validity:pre Choice:Hayley CONN:MIG00VU MSISDN:00777770129999 GUID:3C3470B5-223F-46B7-B8E1-CEF068C697A1 Shortcode:63334</text:span></text:p>
      <text:p text:style-name="P1"><text:span text:style-name="T1">VOTE 1168122158 Campaign:ssss_uk_02A Validity:pre Choice:Leon CONN:MIG00VU MSISDN:00777775629999 GUID:9517D8B0-C625-4C26-B967-4FD201DB7563 Shortcode:63334</text:span></text:p>
      <text:p text:style-name="P1"><text:span text:style-name="T1">VOTE 1168122159 Campaign:ssss_uk_02A Validity:pre Choice:Leon CONN:MIG01XU MSISDN:00777776439999 GUID:68181B3D-5EFD-45EC-B2DC-BABB2483711D Shortcode:63334</text:span></text:p>
      <text:p text:style-name="P1"><text:span text:style-name="T1">VOTE 1168123200 Campaign:ssss_uk_02A Validity:during Choice:Mark CONN:MIG00VU </text:span><text:soft-page-break/><text:span text:style-name="T1">MSISDN:00777777139999 GUID:843EDE6F-9EF1-4DE8-A5CC-7B83247C96E8 Shortcode:63334</text:span></text:p>
      <text:p text:style-name="P1"><text:span text:style-name="T1">VOTE 1168122163 Campaign:ssss_uk_02A Validity:pre Choice:Alan CONN:MIG01XU MSISDN:00777775599999 GUID:122B8E73-B952-40DE-A3D0-555FE79C5586 Shortcode:63334</text:span></text:p>
      <text:p text:style-name="P1"><text:span text:style-name="T1">VOTE 1168122168 Campaign:ssss_uk_02A Validity:pre Choice:Leon CONN:MIG00VU MSISDN:00777776199999 GUID:2CB85B9F-C6D0-4AC3-87DC-B8ADACF6DA4A Shortcode:63334</text:span></text:p>
      <text:p text:style-name="P1"><text:span text:style-name="T1">VOTE 1168122172 Campaign:ssss_uk_02A Validity:pre Choice:Alan CONN:MIG00VU MSISDN:00777776319999 GUID:54AF7503-A6C7-4766-8173-650F91B18041 Shortcode:63334</text:span></text:p>
      <text:p text:style-name="P1"><text:span text:style-name="T1">VOTE 1168122174 Campaign:ssss_uk_02A Validity:pre Choice:Hayley CONN:MIG01XU MSISDN:00777774509999 GUID:3D6B5DF2-00A3-4C3A-8B4D-955C9035B28F Shortcode:63334</text:span></text:p>
      <text:p text:style-name="P1"><text:span text:style-name="T1">VOTE 1168122182 Campaign:ssss_uk_02A Validity:pre Choice:Matthew CONN:MIG01XU MSISDN:00777778309999 GUID:8348FDB2-30B2-4F4B-941D-99E8AAD4C6E5 Shortcode:63334</text:span></text:p>
      <text:p text:style-name="P1"><text:span text:style-name="T1">VOTE 1168122187 Campaign:ssss_uk_02A Validity:pre Choice:Alan CONN:MIG01XU MSISDN:00777775599999 GUID:3F7F6CAE-956E-41DD-8FAD-BA65E31EA525 Shortcode:63334</text:span></text:p>
      <text:p text:style-name="P1"><text:span text:style-name="T1">VOTE 1168122197 Campaign:ssss_uk_02A Validity:pre Choice:Leon CONN:MIG01XU MSISDN:00777777889999 GUID:F46AA086-1B0F-4900-916A-FA7CD9CC488F Shortcode:63334</text:span></text:p>
      <text:p text:style-name="P1"><text:span text:style-name="T1">VOTE 1168122220 Campaign:ssss_uk_02A Validity:pre Choice:Leon CONN:MIG01OU MSISDN:00777774379999 GUID:71B7BAC5-1658-4499-A72C-6A159075DF17 Shortcode:63334</text:span></text:p>
      <text:p text:style-name="P1"><text:span text:style-name="T1">VOTE 1168122227 Campaign:ssss_uk_02A Validity:pre Choice:Alan CONN:MIG01OU MSISDN:00777777109999 GUID:356A2E5D-8126-47DC-9F39-24B85AEB428E Shortcode:63334</text:span></text:p>
      <text:p text:style-name="P1"><text:span text:style-name="T1">VOTE 1168122228 Campaign:ssss_uk_02A Validity:pre Choice:Leon CONN:MIG01OU MSISDN:00777775139999 GUID:D3315E6F-6245-4AD2-BE87-FBF704CB9FB4 Shortcode:63334</text:span></text:p>
      <text:p text:style-name="P1"><text:span text:style-name="T1">VOTE 1168122230 Campaign:ssss_uk_02A Validity:pre Choice:Hayley CONN:MIG01TU MSISDN:00777778359999 GUID:50122D32-0A1D-430D-A78D-8FEC31C45FB3 Shortcode:63334</text:span></text:p>
      <text:p text:style-name="P1"><text:span text:style-name="T1">VOTE 1168122236 Campaign:ssss_uk_02A Validity:pre Choice:Hayley CONN:MIG01HU MSISDN:00777777649999 GUID:AAD730CD-0F86-45E2-9199-580E785DD9D9 Shortcode:63334</text:span></text:p>
      <text:p text:style-name="P1"><text:span text:style-name="T1">VOTE 1168122238 Campaign:ssss_uk_02A Validity:pre Choice:Alan CONN:MIG01XU MSISDN:00777775599999 GUID:E0B1862D-BC9B-4E71-B154-765CCF948A12 Shortcode:63334</text:span></text:p>
      <text:p text:style-name="P1"><text:span text:style-name="T1">VOTE 1168122246 Campaign:ssss_uk_02A Validity:pre Choice:Hayley CONN:MIG01HU MSISDN:00777777649999 GUID:AA4723C8-618E-4DE1-9A1A-71F6D6174ED6 Shortcode:63334</text:span></text:p>
      <text:p text:style-name="P1"><text:span text:style-name="T1">VOTE 1168122267 Campaign:ssss_uk_02A Validity:pre Choice:Matthew CONN:MIG00VU MSISDN:00777775219999 GUID:04DFA296-C96B-404B-99D9-A8E6ED1F318A Shortcode:63334</text:span></text:p>
      <text:p text:style-name="P1"><text:span text:style-name="T1">VOTE 1168122271 Campaign:ssss_uk_02A Validity:pre Choice:Hayley CONN:MIG01OU MSISDN:00777772639999 GUID:F05ED068-C757-4DFB-9D6D-C522D117959F Shortcode:63334</text:span></text:p>
      <text:p text:style-name="P1"><text:span text:style-name="T1">VOTE 1168122276 Campaign:ssss_uk_02A Validity:pre Choice:Leon CONN:MIG01XU MSISDN:00777779949999 GUID:8F585CEA-EBB5-4E17-A8E3-4B1D7A2F85E4 Shortcode:63334</text:span></text:p>
      <text:p text:style-name="P1"><text:span text:style-name="T1">VOTE 1168122282 Campaign:ssss_uk_02A Validity:pre Choice:Leon CONN:MIG01TU MSISDN:00777776289999 GUID:500822E1-DF6E-4DBC-835F-65CB0DCF8C1F Shortcode:63334</text:span></text:p>
      <text:p text:style-name="P1"><text:span text:style-name="T1">VOTE 1168122282 Campaign:ssss_uk_02A Validity:pre Choice:Alan CONN:MIG01TU MSISDN:00777776759999 GUID:33C99D64-7238-4160-BD13-AB4C8F721987 Shortcode:63334</text:span></text:p>
      <text:p text:style-name="P1"><text:span text:style-name="T1">VOTE 1168122415 Campaign:ssss_uk_02A Validity:pre Choice:Matthew CONN:MIG01XU MSISDN:00777774489999 GUID:18A84834-4B89-49BA-89DC-A2B772F6E965 Shortcode:63334</text:span></text:p>
      <text:p text:style-name="P1"><text:span text:style-name="T1">VOTE 1168122417 Campaign:ssss_uk_02A Validity:pre Choice:Leon CONN:MIG01XU MSISDN:00777776959999 GUID:4448F0C2-8BFE-45DC-9DF0-CA4F3EEAF7EC Shortcode:63334</text:span></text:p>
      <text:p text:style-name="P1"><text:span text:style-name="T1">VOTE 1168122417 Campaign:ssss_uk_02A Validity:pre Choice:Verity CONN:MIG01XU MSISDN:00777778789999 GUID:9DBD6E29-8E48-4073-896D-F0C9ACEF406B Shortcode:63334</text:span></text:p>
      <text:p text:style-name="P1"><text:span text:style-name="T1">VOTE 1168122414 Campaign:ssss_uk_02A Validity:pre Choice:Leon CONN:MIG01OU MSISDN:00777778979999 GUID:104E91C4-55F1-4DA2-A142-709D25A03DEF Shortcode:63334</text:span></text:p>
      <text:p text:style-name="P1"><text:span text:style-name="T1">VOTE 1168122417 Campaign:ssss_uk_02A Validity:pre Choice:Leon CONN:MIG01TU MSISDN:00777777469999 GUID:BF82D7D6-5F51-4D64-9BB5-0988C9D54D6A Shortcode:63334</text:span></text:p>
      <text:p text:style-name="P1"><text:span text:style-name="T1">VOTE 1168122420 Campaign:ssss_uk_02A Validity:pre Choice:Leon CONN:MIG01OU MSISDN:00777772249999 GUID:15F76CBA-9815-4775-B2E9-620E6FDED712 Shortcode:63334</text:span></text:p>
      <text:p text:style-name="P1"><text:span text:style-name="T1">VOTE 1168122420 Campaign:ssss_uk_02A Validity:pre Choice:Gemma CONN:MIG01TU MSISDN:00777777819999 GUID:D97072B7-C409-4B08-8A7A-6511821E8354 Shortcode:63334</text:span></text:p>
      <text:p text:style-name="P1"><text:span text:style-name="T1">VOTE 1168122420 Campaign:ssss_uk_02A Validity:pre Choice:Hayley CONN:MIG01XU MSISDN:00777774239999 GUID:1128086A-7224-4609-8246-89818C229F45 Shortcode:63334</text:span></text:p>
      <text:p text:style-name="P1"><text:span text:style-name="T1">VOTE 1168122421 Campaign:ssss_uk_02A Validity:pre Choice:Alan CONN:MIG01OU MSISDN:00777775739999 GUID:489D1533-177D-49E5-AEF4-E7F693498CD2 Shortcode:63334</text:span></text:p>
      <text:p text:style-name="P1"><text:span text:style-name="T1">VOTE 1168122421 Campaign:ssss_uk_02A Validity:pre Choice:Verity CONN:MIG01XU MSISDN:00777773019999 GUID:135C7AE3-2C1B-4ABD-8A6D-6DE6FE56D332 Shortcode:63334</text:span></text:p>
      <text:p text:style-name="P1"><text:span text:style-name="T1">VOTE 1168122419 Campaign:ssss_uk_02A Validity:pre Choice:Leon CONN:MIG01HU MSISDN:00777772599999 GUID:6550FD09-EA7C-44B5-B0F7-C44A26243705 Shortcode:63334</text:span></text:p>
      <text:p text:style-name="P1"><text:span text:style-name="T1">VOTE 1168122423 Campaign:ssss_uk_02A Validity:pre Choice:Leon CONN:MIG01TU </text:span><text:soft-page-break/><text:span text:style-name="T1">MSISDN:00777774469999 GUID:00A14588-A4F7-4D85-AB73-C43A57A82943 Shortcode:63334</text:span></text:p>
      <text:p text:style-name="P1"><text:span text:style-name="T1">VOTE 1168122423 Campaign:ssss_uk_02A Validity:pre Choice:Verity CONN:MIG01TU MSISDN:00777773709999 GUID:E160FE8E-5D35-43AB-BBC2-67B1FA0E09A5 Shortcode:63334</text:span></text:p>
      <text:p text:style-name="P1"><text:span text:style-name="T1">VOTE 1168122424 Campaign:ssss_uk_02A Validity:pre Choice:Verity CONN:MIG01OU MSISDN:00777775729999 GUID:27C6A4BF-22A4-405E-A5AC-CA6AF81E8A97 Shortcode:63334</text:span></text:p>
      <text:p text:style-name="P1"><text:span text:style-name="T1">VOTE 1168122420 Campaign:ssss_uk_02A Validity:pre Choice:Leon CONN:MIG01TU MSISDN:00777776669999 GUID:1D6E90DF-AC76-4443-8DFA-9A677A811770 Shortcode:63334</text:span></text:p>
      <text:p text:style-name="P1"><text:span text:style-name="T1">VOTE 1168122420 Campaign:ssss_uk_02A Validity:pre Choice:Alan CONN:MIG01TU MSISDN:00777778739999 GUID:E5EAE934-68E1-4601-A1FC-D71A7D13220A Shortcode:63334</text:span></text:p>
      <text:p text:style-name="P1"><text:span text:style-name="T1">VOTE 1168122427 Campaign:ssss_uk_02A Validity:pre Choice:Hayley CONN:MIG01XU MSISDN:00777779319999 GUID:1CACF260-09E1-4DDA-8825-FEAD764839AB Shortcode:63334</text:span></text:p>
      <text:p text:style-name="P1"><text:span text:style-name="T1">VOTE 1168122423 Campaign:ssss_uk_02A Validity:pre Choice:Leon CONN:MIG01TU MSISDN:00777777259999 GUID:9A3660C4-45BF-4046-90B2-4E9D2A735F18 Shortcode:63334</text:span></text:p>
      <text:p text:style-name="P1"><text:span text:style-name="T1">VOTE 1168122428 Campaign:ssss_uk_02A Validity:pre Choice:Verity CONN:MIG01OU MSISDN:00777775739999 GUID:4C79007F-1234-4353-BF85-70D6557CEE0C Shortcode:63334</text:span></text:p>
      <text:p text:style-name="P1"><text:span text:style-name="T1">VOTE 1168122428 Campaign:ssss_uk_02A Validity:pre Choice:Alan CONN:MIG01HU MSISDN:00777778729999 GUID:EF438C9E-2483-4A3B-970E-5627086EBEFD Shortcode:63334</text:span></text:p>
      <text:p text:style-name="P1"><text:span text:style-name="T1">VOTE 1168122430 Campaign:ssss_uk_02A Validity:pre Choice:Leon CONN:MIG01TU MSISDN:00777776309999 GUID:8C862EB0-F892-403A-877F-2485B1F2408D Shortcode:63334</text:span></text:p>
      <text:p text:style-name="P1"><text:span text:style-name="T1">VOTE 1168122430 Campaign:ssss_uk_02A Validity:pre Choice:Leon CONN:MIG01TU MSISDN:00777772249999 GUID:F71A78F4-B137-40D2-944B-7132CA5D5CC4 Shortcode:63334</text:span></text:p>
      <text:p text:style-name="P1"><text:span text:style-name="T1">VOTE 1168122430 Campaign:ssss_uk_02A Validity:pre Choice:Hayley CONN:MIG01XU MSISDN:00777772689999 GUID:ECF9A8E9-6313-4669-984F-849D68E4585E Shortcode:63334</text:span></text:p>
      <text:p text:style-name="P1"><text:span text:style-name="T1">VOTE 1168122430 Campaign:ssss_uk_02A Validity:pre Choice:Verity CONN:MIG01XU MSISDN:00777776929999 GUID:7F60C424-EC01-4179-80EE-AB238DD998A3 Shortcode:63334</text:span></text:p>
      <text:p text:style-name="P1"><text:span text:style-name="T1">VOTE 1168122432 Campaign:ssss_uk_02A Validity:pre Choice:Verity CONN:MIG01XU MSISDN:00777778369999 GUID:527781E7-2CC8-479D-8034-43C713F21152 Shortcode:63334</text:span></text:p>
      <text:p text:style-name="P1"><text:span text:style-name="T1">VOTE 1168122433 Campaign:ssss_uk_02A Validity:pre Choice:Hayley CONN:MIG01XU MSISDN:00777779119999 GUID:19143CC9-ED19-4A48-89AA-E14F09EB0109 Shortcode:63334</text:span></text:p>
      <text:p text:style-name="P1"><text:span text:style-name="T1">VOTE 1168122433 Campaign:ssss_uk_02A Validity:pre Choice:Verity CONN:MIG01XU MSISDN:00777776979999 GUID:B8248210-6962-4523-84F5-08C4BE68F628 Shortcode:63334</text:span></text:p>
      <text:p text:style-name="P1"><text:span text:style-name="T1">VOTE 1168122435 Campaign:ssss_uk_02A Validity:pre Choice:Leon CONN:MIG01XU MSISDN:00777771109999 GUID:9D647536-B546-478C-B2D1-8C3BBABB6FFB Shortcode:63334</text:span></text:p>
      <text:p text:style-name="P1"><text:span text:style-name="T1">VOTE 1168122436 Campaign:ssss_uk_02A Validity:pre Choice:Verity CONN:MIG01XU MSISDN:00777771169999 GUID:CFFD7864-8A10-4035-A7EB-432816EA891C Shortcode:63334</text:span></text:p>
      <text:p text:style-name="P1"><text:span text:style-name="T1">VOTE 1168122436 Campaign:ssss_uk_02A Validity:pre Choice:Verity CONN:MIG01OU MSISDN:00777770929999 GUID:CD385F77-8D34-439F-ACA3-2E853A5A7424 Shortcode:63334</text:span></text:p>
      <text:p text:style-name="P1"><text:span text:style-name="T1">VOTE 1168122438 Campaign:ssss_uk_02A Validity:pre Choice:Verity CONN:MIG01OU MSISDN:00777772369999 GUID:FD22B72F-B4DD-4CB1-B762-04D6F1969A0E Shortcode:63334</text:span></text:p>
      <text:p text:style-name="P1"><text:span text:style-name="T1">VOTE 1168122443 Campaign:ssss_uk_02A Validity:pre Choice:Verity CONN:MIG01XU MSISDN:00777770249999 GUID:1A096CDB-2C5A-4C1A-A11D-F53C8C4460EA Shortcode:63334</text:span></text:p>
      <text:p text:style-name="P1"><text:span text:style-name="T1">VOTE 1168122427 Campaign:ssss_uk_02A Validity:pre Choice:Leon CONN:MIG00VU MSISDN:00777779759999 GUID:C5E2A139-B9B7-4B5E-9D71-BE1A491426C4 Shortcode:63334</text:span></text:p>
      <text:p text:style-name="P1"><text:span text:style-name="T1">VOTE 1168122445 Campaign:ssss_uk_02A Validity:pre Choice:Verity CONN:MIG01OU MSISDN:00777772429999 GUID:31E8D973-55DF-459A-99BF-BAFF2981BFD2 Shortcode:63334</text:span></text:p>
      <text:p text:style-name="P1"><text:span text:style-name="T1">VOTE 1168122445 Campaign:ssss_uk_02A Validity:pre Choice:Verity CONN:MIG01XU MSISDN:00777770729999 GUID:83E33492-9FEF-47A7-96A2-B91EF36C39C8 Shortcode:63334</text:span></text:p>
      <text:p text:style-name="P1"><text:span text:style-name="T1">VOTE 1168122446 Campaign:ssss_uk_02A Validity:pre Choice:Verity CONN:MIG01XU MSISDN:00777775919999 GUID:9FD5F5E9-C1AE-495C-B602-FE0D2A285260 Shortcode:63334</text:span></text:p>
      <text:p text:style-name="P1"><text:span text:style-name="T1">VOTE 1168122446 Campaign:ssss_uk_02A Validity:pre Choice:Verity CONN:MIG01XU MSISDN:00777779139999 GUID:5505C1D6-31C0-453B-B427-B1047F8BBA22 Shortcode:63334</text:span></text:p>
      <text:p text:style-name="P1"><text:span text:style-name="T1">VOTE 1168122447 Campaign:ssss_uk_02A Validity:pre Choice:Verity CONN:MIG01OU MSISDN:00777776969999 GUID:62B52877-BC0B-44C7-BA6F-1ACF74889797 Shortcode:63334</text:span></text:p>
      <text:p text:style-name="P1"><text:span text:style-name="T1">VOTE 1168122447 Campaign:ssss_uk_02A Validity:pre Choice:Verity CONN:MIG01OU MSISDN:00777775419999 GUID:5C9EC254-F7C8-4485-83A7-DDF1B0BE1A4B Shortcode:63334</text:span></text:p>
      <text:p text:style-name="P1"><text:span text:style-name="T1">VOTE 1168122447 Campaign:ssss_uk_02A Validity:pre Choice:Verity CONN:MIG01XU MSISDN:00777779809999 GUID:70D48306-D5AA-4DFA-B2C9-859A3C7934C9 Shortcode:63334</text:span></text:p>
      <text:p text:style-name="P1"><text:span text:style-name="T1">VOTE 1168122448 Campaign:ssss_uk_02A Validity:pre Choice:Verity CONN:MIG01XU MSISDN:00777778059999 GUID:20E4F695-98D6-4E5E-B596-316275826EE9 Shortcode:63334</text:span></text:p>
      <text:p text:style-name="P1"><text:span text:style-name="T1">VOTE 1168122448 Campaign:ssss_uk_02A Validity:pre Choice:Verity CONN:MIG01OU MSISDN:00777779339999 GUID:42499C4F-5D87-4F7F-A78B-4D4D84C66199 Shortcode:63334</text:span></text:p>
      <text:p text:style-name="P1"><text:span text:style-name="T1">VOTE 1168122449 Campaign:ssss_uk_02A Validity:pre Choice:Leon CONN:MIG01XU </text:span><text:soft-page-break/><text:span text:style-name="T1">MSISDN:00777779389999 GUID:E9902D35-CC71-4669-8D08-B8E227F6B88E Shortcode:63334</text:span></text:p>
      <text:p text:style-name="P1"><text:span text:style-name="T1">VOTE 1168122450 Campaign:ssss_uk_02A Validity:pre Choice:Verity CONN:MIG01XU MSISDN:00777779109999 GUID:E945F144-7BBC-4EE2-98AE-F1FF6AB03921 Shortcode:63334</text:span></text:p>
      <text:p text:style-name="P1"><text:span text:style-name="T1">VOTE 1168122451 Campaign:ssss_uk_02A Validity:pre Choice:Verity CONN:MIG01XU MSISDN:00777777109999 GUID:65DE3913-0C71-4AC3-B34D-FE0E64096515 Shortcode:63334</text:span></text:p>
      <text:p text:style-name="P1"><text:span text:style-name="T1">VOTE 1168122451 Campaign:ssss_uk_02A Validity:pre Choice:Verity CONN:MIG01XU MSISDN:00777779209999 GUID:A9498958-3BF0-4472-9D48-3EA759985F73 Shortcode:63334</text:span></text:p>
      <text:p text:style-name="P1"><text:span text:style-name="T1">VOTE 1168122451 Campaign:ssss_uk_02A Validity:pre Choice:Leon CONN:MIG01OU MSISDN:00777774399999 GUID:7F2C1A38-8283-4CFA-B48D-388394161F73 Shortcode:63334</text:span></text:p>
      <text:p text:style-name="P1"><text:span text:style-name="T1">VOTE 1168122452 Campaign:ssss_uk_02A Validity:pre Choice:Leon CONN:MIG01XU MSISDN:00777776719999 GUID:C1347933-6E68-4604-9B1F-504FB078F04F Shortcode:63334</text:span></text:p>
      <text:p text:style-name="P1"><text:span text:style-name="T1">VOTE 1168122453 Campaign:ssss_uk_02A Validity:pre Choice:Leon CONN:MIG01XU MSISDN:00777776619999 GUID:EAB4F630-3760-4BEA-B160-B58FFC343053 Shortcode:63334</text:span></text:p>
      <text:p text:style-name="P1"><text:span text:style-name="T1">VOTE 1168122455 Campaign:ssss_uk_02A Validity:pre Choice:Verity CONN:MIG01XU MSISDN:00777775499999 GUID:34A049BD-B412-4A51-9FC7-2F596EA715AB Shortcode:63334</text:span></text:p>
      <text:p text:style-name="P1"><text:span text:style-name="T1">VOTE 1168122455 Campaign:ssss_uk_02A Validity:pre Choice:Verity CONN:MIG01XU MSISDN:00777775759999 GUID:A2C31920-5FDB-4AF4-9871-B48D137E826C Shortcode:63334</text:span></text:p>
      <text:p text:style-name="P1"><text:span text:style-name="T1">VOTE 1168122464 Campaign:ssss_uk_02A Validity:pre Choice:Verity CONN:MIG01XU MSISDN:00777774529999 GUID:20D2312B-121A-4C99-99ED-00DABEEB4873 Shortcode:63334</text:span></text:p>
      <text:p text:style-name="P1"><text:span text:style-name="T1">VOTE 1168122465 Campaign:ssss_uk_02A Validity:pre Choice:Verity CONN:MIG01OU MSISDN:00777777209999 GUID:020A3027-9110-4EF1-9FE5-262FC885C8C0 Shortcode:63334</text:span></text:p>
      <text:p text:style-name="P1"><text:span text:style-name="T1">VOTE 1168122468 Campaign:ssss_uk_02A Validity:pre Choice:Hayley CONN:MIG01OU MSISDN:00777771849999 GUID:A0BBF2AD-645D-45BB-99F4-B5514D3B2341 Shortcode:63334</text:span></text:p>
      <text:p text:style-name="P1"><text:span text:style-name="T1">VOTE 1168122480 Campaign:ssss_uk_02A Validity:pre Choice:Tupele CONN:MIG01OU MSISDN:00777771999999 GUID:378F9824-493C-4A2B-8EA4-00B440B2C60F Shortcode:63334</text:span></text:p>
      <text:p text:style-name="P1"><text:span text:style-name="T1">VOTE 1168122511 Campaign:ssss_uk_02A Validity:pre Choice:Verity CONN:MIG00VU MSISDN:00777775689999 GUID:8037BD9C-EC40-4FAF-9AAB-A22D3C7FAA88 Shortcode:63334</text:span></text:p>
      <text:p text:style-name="P1"><text:span text:style-name="T1">VOTE 1168122519 Campaign:ssss_uk_02A Validity:pre Choice:Verity CONN:MIG00VU MSISDN:00777779279999 GUID:AB6624BD-32A7-4114-B0EC-79FAEF3B88CA Shortcode:63334</text:span></text:p>
      <text:p text:style-name="P1"><text:span text:style-name="T1">VOTE 1168122523 Campaign:ssss_uk_02A Validity:pre Choice:Verity CONN:MIG00VU MSISDN:00777775819999 GUID:6D5D547E-B973-4755-B11C-FE856EAB2CC2 Shortcode:63334</text:span></text:p>
      <text:p text:style-name="P1"><text:span text:style-name="T1">VOTE 1168122530 Campaign:ssss_uk_02A Validity:pre Choice:Verity CONN:MIG00VU MSISDN:00777770359999 GUID:BCCA78A6-A583-450E-A2FC-A0D704BD6EC3 Shortcode:63334</text:span></text:p>
      <text:p text:style-name="P1"><text:span text:style-name="T1">VOTE 1168122535 Campaign:ssss_uk_02A Validity:pre Choice:Verity CONN:MIG01TU MSISDN:00777772439999 GUID:B62DE29E-6E74-422D-8A8D-D3263CC2BEE7 Shortcode:63334</text:span></text:p>
      <text:p text:style-name="P1"><text:span text:style-name="T1">VOTE 1168122540 Campaign:ssss_uk_02A Validity:pre Choice:Verity CONN:MIG00VU MSISDN:00777775469999 GUID:40223DD6-B36D-405A-ADA1-15311A7654AE Shortcode:63334</text:span></text:p>
      <text:p text:style-name="P1"><text:span text:style-name="T1">VOTE 1168122551 Campaign:ssss_uk_02A Validity:pre Choice:Verity CONN:MIG00VU MSISDN:00777779649999 GUID:9D1BE081-9F60-4051-943C-22B0951555D6 Shortcode:63334</text:span></text:p>
      <text:p text:style-name="P1"><text:span text:style-name="T1">VOTE 1168122556 Campaign:ssss_uk_02A Validity:pre Choice:Verity CONN:MIG01TU MSISDN:00777773769999 GUID:38E77679-F849-47DE-B691-DB3A2BC0DCB3 Shortcode:63334</text:span></text:p>
      <text:p text:style-name="P1"><text:span text:style-name="T1">VOTE 1168122575 Campaign:Emmerdale Validity:during Choice:ROSEMARY CONN:MIG00VU MSISDN:00777778449999 GUID:9F215CE0-DD67-47D5-8D1C-0DBCDEC26C80 Shortcode:63339</text:span></text:p>
      <text:p text:style-name="P1"><text:span text:style-name="T1">VOTE 1168122579 Campaign:ssss_uk_02A Validity:pre Choice:Antony CONN:MIG00VU MSISDN:00777775979999 GUID:5C31D9C9-919C-472B-947F-41F11504D190 Shortcode:63334</text:span></text:p>
      <text:p text:style-name="P1"><text:span text:style-name="T1">VOTE 1168122580 Campaign:ssss_uk_02A Validity:pre Choice:Verity CONN:MIG01TU MSISDN:00777777649999 GUID:4D9CBB41-4CC9-4AA4-9121-07379BDAFE8B Shortcode:63334</text:span></text:p>
      <text:p text:style-name="P1"><text:span text:style-name="T1">VOTE 1168122585 Campaign:ssss_uk_02A Validity:pre Choice:Verity CONN:MIG00VU MSISDN:00777779099999 GUID:FF73263D-EE9C-42DA-97EB-C5AA61C956EC Shortcode:63334</text:span></text:p>
      <text:p text:style-name="P1"><text:span text:style-name="T1">VOTE 1168122589 Campaign:ssss_uk_02A Validity:pre Choice:Verity CONN:MIG01TU MSISDN:00777770839999 GUID:080BAF29-F8CB-4016-B149-C38E823A235B Shortcode:63334</text:span></text:p>
      <text:p text:style-name="P1"><text:span text:style-name="T1">VOTE 1168122599 Campaign:ssss_uk_02A Validity:pre Choice:Verity CONN:MIG00VU MSISDN:00777778659999 GUID:C9993259-6822-488E-B418-2FCB2B867B04 Shortcode:63334</text:span></text:p>
      <text:p text:style-name="P1"><text:span text:style-name="T1">VOTE 1168122721 Campaign:ssss_uk_02A Validity:pre Choice:Mark CONN:MIG01XU MSISDN:00777776299999 GUID:59D2FD20-22C6-4793-BCAA-8747511B6029 Shortcode:63334</text:span></text:p>
      <text:p text:style-name="P1"><text:span text:style-name="T1">VOTE 1168122734 Campaign:ssss_uk_02A Validity:pre Choice:Verity CONN:MIG01XU MSISDN:00777776899999 GUID:7ACA64DF-1A32-41A4-BA60-8542B8487922 Shortcode:63334</text:span></text:p>
      <text:p text:style-name="P1"><text:span text:style-name="T1">VOTE 1168122733 Campaign:ssss_uk_02A Validity:pre Choice:Gemma CONN:MIG01OU MSISDN:00777775769999 GUID:06648211-35D6-44E2-9A27-8886B9DD2FED Shortcode:63334</text:span></text:p>
      <text:p text:style-name="P1"><text:span text:style-name="T1">VOTE 1168122740 Campaign:ssss_uk_02A Validity:pre Choice:Hayley CONN:MIG01XU MSISDN:00777776759999 GUID:CA0BC1FF-794F-435C-A6CC-54E93E2CC4EC Shortcode:63334</text:span></text:p>
      <text:p text:style-name="P1"><text:span text:style-name="T1">VOTE 1168122742 Campaign:ssss_uk_02A Validity:pre Choice:Verity CONN:MIG01XU </text:span><text:soft-page-break/><text:span text:style-name="T1">MSISDN:00777775589999 GUID:865ECA53-CFBF-4E0A-A10F-99687CAF3287 Shortcode:63334</text:span></text:p>
      <text:p text:style-name="P1"><text:span text:style-name="T1">VOTE 1168122761 Campaign:ssss_uk_02A Validity:pre Choice:Mark CONN:MIG01XU MSISDN:00777778769999 GUID:ABDC2F0D-97B9-4C65-8933-6F08925BF2E2 Shortcode:63334</text:span></text:p>
      <text:p text:style-name="P1"><text:span text:style-name="T1">VOTE 1168122762 Campaign:ssss_uk_02A Validity:pre Choice:Verity CONN:MIG01XU MSISDN:00777771029999 GUID:60D9967D-61CA-4D15-91AE-9D2473E1D310 Shortcode:63334</text:span></text:p>
      <text:p text:style-name="P1"><text:span text:style-name="T1">VOTE 1168122765 Campaign:ssss_uk_02A Validity:pre Choice:Alan CONN:MIG00VU MSISDN:00777775789999 GUID:BE768E50-5C8E-4DFD-8078-DF81A90FB09A Shortcode:63334</text:span></text:p>
      <text:p text:style-name="P1"><text:span text:style-name="T1">VOTE 1168122771 Campaign:ssss_uk_02A Validity:pre Choice:Antony CONN:MIG01XU MSISDN:00777778969999 GUID:40845388-A408-40AD-B03B-D2D0DE47379E Shortcode:63334</text:span></text:p>
      <text:p text:style-name="P1"><text:span text:style-name="T1">VOTE 1168122774 Campaign:ssss_uk_02A Validity:pre Choice:Antony CONN:MIG00VU MSISDN:00777776589999 GUID:BE123316-C17C-4C5C-B6E0-51350462EDD2 Shortcode:63334</text:span></text:p>
      <text:p text:style-name="P1"><text:span text:style-name="T1">VOTE 1168122777 Campaign:ssss_uk_02A Validity:pre Choice:Verity CONN:MIG01XU MSISDN:00777771029999 GUID:B1BFE2EE-DF90-41B1-A3CD-6BCB5ABEB353 Shortcode:63334</text:span></text:p>
      <text:p text:style-name="P1"><text:span text:style-name="T1">VOTE 1168122783 Campaign:ssss_uk_02A Validity:pre Choice:Matthew CONN:MIG00VU MSISDN:00777775089999 GUID:A97A10E1-9D58-4CA6-B886-42FD0931E2E5 Shortcode:63334</text:span></text:p>
      <text:p text:style-name="P1"><text:span text:style-name="T1">VOTE 1168122784 Campaign:ssss_uk_02A Validity:pre Choice:Verity CONN:MIG01XU MSISDN:00777779289999 GUID:B03D21F7-9353-427F-847B-DD02A51639B0 Shortcode:63334</text:span></text:p>
      <text:p text:style-name="P1"><text:span text:style-name="T1">VOTE 1168122785 Campaign:ssss_uk_02A Validity:pre Choice:Verity CONN:MIG01XU MSISDN:00777775989999 GUID:F9FCF849-9BDD-44BF-A8D9-97ACE41DB621 Shortcode:63334</text:span></text:p>
      <text:p text:style-name="P1"><text:span text:style-name="T1">VOTE 1168122785 Campaign:ssss_uk_02A Validity:pre Choice:Gemma CONN:MIG01HU MSISDN:00777777049999 GUID:AC572DD1-367E-486B-8845-52E326EB7BFA Shortcode:63334</text:span></text:p>
      <text:p text:style-name="P1"><text:span text:style-name="T1">VOTE 1168122786 Campaign:ssss_uk_02A Validity:pre Choice:Verity CONN:MIG01XU MSISDN:00777775999999 GUID:EE5E9D96-30EB-475E-8D55-03A69B8BB07D Shortcode:63334</text:span></text:p>
      <text:p text:style-name="P1"><text:span text:style-name="T1">VOTE 1168122785 Campaign:ssss_uk_02A Validity:pre Choice:Leon CONN:MIG01TU MSISDN:00777772609999 GUID:8BD3A300-5937-47DE-94EC-24498E0E97AF Shortcode:63334</text:span></text:p>
      <text:p text:style-name="P1"><text:span text:style-name="T1">VOTE 1168122785 Campaign:ssss_uk_02A Validity:pre Choice:Leon CONN:MIG01TU MSISDN:00777777219999 GUID:62940132-8CFE-4B93-A0B0-FD088120B77A Shortcode:63334</text:span></text:p>
      <text:p text:style-name="P1"><text:span text:style-name="T1">VOTE 1168122788 Campaign:ssss_uk_02A Validity:pre Choice:Verity CONN:MIG01XU MSISDN:00777773019999 GUID:DA2A3E7C-3420-4D03-A96D-4AE60DB08F17 Shortcode:63334</text:span></text:p>
      <text:p text:style-name="P1"><text:span text:style-name="T1">VOTE 1168122788 Campaign:ssss_uk_02A Validity:pre Choice:Antony CONN:MIG01TU MSISDN:00777772439999 GUID:F3AB09D6-BAA2-4E19-B710-A3D7E1EB4D3B Shortcode:63334</text:span></text:p>
      <text:p text:style-name="P1"><text:span text:style-name="T1">VOTE 1168122788 Campaign:ssss_uk_02A Validity:pre Choice:Verity CONN:MIG01XU MSISDN:00777774449999 GUID:C7376235-7C96-419E-AE46-F36265889F09 Shortcode:63334</text:span></text:p>
      <text:p text:style-name="P1"><text:span text:style-name="T1">VOTE 1168122788 Campaign:ssss_uk_02A Validity:pre Choice:Hayley CONN:MIG01XU MSISDN:00777772889999 GUID:46DDB387-A246-4623-B169-B559B3060798 Shortcode:63334</text:span></text:p>
      <text:p text:style-name="P1"><text:span text:style-name="T1">VOTE 1168122788 Campaign:ssss_uk_02A Validity:pre Choice:Verity CONN:MIG01HU MSISDN:00777778259999 GUID:7FA59582-3AE7-4AF2-A614-5A3052EB524D Shortcode:63334</text:span></text:p>
      <text:p text:style-name="P1"><text:span text:style-name="T1">VOTE 1168122789 Campaign:ssss_uk_02A Validity:pre Choice:Verity CONN:MIG00VU MSISDN:00777778649999 GUID:C5F10083-8C72-4CCD-B824-61E9D2D18330 Shortcode:63334</text:span></text:p>
      <text:p text:style-name="P1"><text:span text:style-name="T1">VOTE 1168122790 Campaign:ssss_uk_02A Validity:pre Choice:Verity CONN:MIG01XU MSISDN:00777772099999 GUID:9F5840D6-F7FB-4434-B4B8-131B406ACB9B Shortcode:63334</text:span></text:p>
      <text:p text:style-name="P1"><text:span text:style-name="T1">VOTE 1168122790 Campaign:ssss_uk_02A Validity:pre Choice:Verity CONN:MIG00VU MSISDN:00777770059999 GUID:BEBA9704-D94E-4C3C-8C2C-A407D5A2ABA7 Shortcode:63334</text:span></text:p>
      <text:p text:style-name="P1"><text:span text:style-name="T1">VOTE 1168122791 Campaign:ssss_uk_02A Validity:pre Choice:Verity CONN:MIG01TU MSISDN:00777776789999 GUID:DF0E129D-4FCC-4D18-A74A-FA1F3803785D Shortcode:63334</text:span></text:p>
      <text:p text:style-name="P1"><text:span text:style-name="T1">VOTE 1168122791 Campaign:ssss_uk_02A Validity:pre Choice:Verity CONN:MIG01TU MSISDN:00777772449999 GUID:5DE4A3AD-893A-4B25-B358-7CD8D541D74F Shortcode:63334</text:span></text:p>
      <text:p text:style-name="P1"><text:span text:style-name="T1">VOTE 1168122791 Campaign:ssss_uk_02A Validity:pre Choice:Tupele CONN:MIG01XU MSISDN:00777774489999 GUID:9C9E646A-DBB2-477D-81C1-0DBF33E404AB Shortcode:63334</text:span></text:p>
      <text:p text:style-name="P1"><text:span text:style-name="T1">VOTE 1168122791 Campaign:ssss_uk_02A Validity:pre Choice:Leon CONN:MIG01OU MSISDN:00777770549999 GUID:092C80B4-7788-4174-BE05-E857BD7B48C4 Shortcode:63334</text:span></text:p>
      <text:p text:style-name="P1"><text:span text:style-name="T1">VOTE 1168122791 Campaign:ssss_uk_02A Validity:pre Choice:Antony CONN:MIG01XU MSISDN:00777775899999 GUID:593416DC-F116-465D-8244-DAC189144226 Shortcode:63334</text:span></text:p>
      <text:p text:style-name="P1"><text:span text:style-name="T1">VOTE 1168122792 Campaign:ssss_uk_02A Validity:pre Choice:Antony CONN:MIG00VU MSISDN:00777775379999 GUID:F1D8036E-32A3-4552-8ED0-5C0626E814FB Shortcode:63334</text:span></text:p>
      <text:p text:style-name="P1"><text:span text:style-name="T1">VOTE 1168122792 Campaign:ssss_uk_02A Validity:pre Choice:Antony CONN:MIG01OU MSISDN:00777779449999 GUID:AF5A025D-DDBF-4425-83B5-A8BDFF846172 Shortcode:63334</text:span></text:p>
      <text:p text:style-name="P1"><text:span text:style-name="T1">VOTE 1168122793 Campaign:ssss_uk_02A Validity:pre Choice:Verity CONN:MIG01XU MSISDN:00777776499999 GUID:DA447FD1-7BA1-4DBF-B1FE-495A7F6E5F7E Shortcode:63334</text:span></text:p>
      <text:p text:style-name="P1"><text:span text:style-name="T1">VOTE 1168122788 Campaign:ssss_uk_02A Validity:pre Choice:Alan CONN:MIG01XU MSISDN:00777772309999 GUID:3CB32E85-F422-4C70-9C8E-A66C6DDF701E Shortcode:63334</text:span></text:p>
      <text:p text:style-name="P1"><text:span text:style-name="T1">VOTE 1168122794 Campaign:ssss_uk_02A Validity:pre Choice:Alan CONN:MIG01TU </text:span><text:soft-page-break/><text:span text:style-name="T1">MSISDN:00777771099999 GUID:6CCC36D5-A48C-48AA-9BF8-AC282CEB6BCE Shortcode:63334</text:span></text:p>
      <text:p text:style-name="P1"><text:span text:style-name="T1">VOTE 1168122794 Campaign:ssss_uk_02A Validity:pre Choice:Verity CONN:MIG01TU MSISDN:00777777929999 GUID:44B2B01D-CB33-4CD5-A1A2-ED833C6D209B Shortcode:63334</text:span></text:p>
      <text:p text:style-name="P1"><text:span text:style-name="T1">VOTE 1168122794 Campaign:ssss_uk_02A Validity:pre Choice:Antony CONN:MIG01HU MSISDN:00777771659999 GUID:B7698AFE-89C0-43B2-A725-0C668A5FEFD9 Shortcode:63334</text:span></text:p>
      <text:p text:style-name="P1"><text:span text:style-name="T1">VOTE 1168122794 Campaign:ssss_uk_02A Validity:pre Choice:Verity CONN:MIG01OU MSISDN:00777777129999 GUID:1E1303F3-B950-40AB-B00E-B858C7D66C10 Shortcode:63334</text:span></text:p>
      <text:p text:style-name="P1"><text:span text:style-name="T1">VOTE 1168122795 Campaign:ssss_uk_02A Validity:pre Choice:Antony CONN:MIG01XU MSISDN:00777773679999 GUID:3C032B0A-997C-44BE-B61F-74A22F30A231 Shortcode:63334</text:span></text:p>
      <text:p text:style-name="P1"><text:span text:style-name="T1">VOTE 1168122795 Campaign:ssss_uk_02A Validity:pre Choice:Antony CONN:MIG01XU MSISDN:00777779119999 GUID:ABFE61D1-A1B3-4D31-A93E-BA44BBA26548 Shortcode:63334</text:span></text:p>
      <text:p text:style-name="P1"><text:span text:style-name="T1">VOTE 1168122795 Campaign:ssss_uk_02A Validity:pre Choice:Antony CONN:MIG00VU MSISDN:00777775189999 GUID:249A5FC4-B1EE-4C95-8139-B751E8C5E357 Shortcode:63334</text:span></text:p>
      <text:p text:style-name="P1"><text:span text:style-name="T1">VOTE 1168122795 Campaign:ssss_uk_02A Validity:pre Choice:Verity CONN:MIG00VU MSISDN:00777779919999 GUID:E4050C2A-E50B-4BB5-BCDA-8D06AA6E5958 Shortcode:63334</text:span></text:p>
      <text:p text:style-name="P1"><text:span text:style-name="T1">VOTE 1168122796 Campaign:ssss_uk_02A Validity:pre Choice:Antony CONN:MIG01XU MSISDN:00777773349999 GUID:B4FE0DBA-12D7-4BFF-A3F9-7EB8132C42F6 Shortcode:63334</text:span></text:p>
      <text:p text:style-name="P1"><text:span text:style-name="T1">VOTE 1168122796 Campaign:ssss_uk_02A Validity:pre Choice:Antony CONN:MIG01XU MSISDN:00777775079999 GUID:35DA0256-7899-4A6A-9DF2-7829C1BFAF76 Shortcode:63334</text:span></text:p>
      <text:p text:style-name="P1"><text:span text:style-name="T1">VOTE 1168122796 Campaign:ssss_uk_02A Validity:pre Choice:Antony CONN:MIG00VU MSISDN:00777771969999 GUID:BA77FB1C-0116-4F19-B5E8-7C297751EFD9 Shortcode:63334</text:span></text:p>
      <text:p text:style-name="P1"><text:span text:style-name="T1">VOTE 1168122797 Campaign:ssss_uk_02A Validity:pre Choice:Verity CONN:MIG01XU MSISDN:00777775279999 GUID:6F89BDFB-35F7-4C8B-A3E5-C927F15D26F5 Shortcode:63334</text:span></text:p>
      <text:p text:style-name="P1"><text:span text:style-name="T1">VOTE 1168122797 Campaign:ssss_uk_02A Validity:pre Choice:Alan CONN:MIG01OU MSISDN:00777771709999 GUID:B60C95B6-1515-436A-96E5-7FE5BDBA1E1D Shortcode:63334</text:span></text:p>
      <text:p text:style-name="P1"><text:span text:style-name="T1">VOTE 1168122798 Campaign:ssss_uk_02A Validity:pre Choice:Antony CONN:MIG01OU MSISDN:00777775409999 GUID:97A58D80-9A56-4828-985D-AA5DD6A7A39B Shortcode:63334</text:span></text:p>
      <text:p text:style-name="P1"><text:span text:style-name="T1">VOTE 1168122798 Campaign:ssss_uk_02A Validity:pre Choice:Verity CONN:MIG00VU MSISDN:00777770949999 GUID:945F5E5C-F500-4DFC-947E-71F1D5C0D601 Shortcode:63334</text:span></text:p>
      <text:p text:style-name="P1"><text:span text:style-name="T1">VOTE 1168122799 Campaign:ssss_uk_02A Validity:pre Choice:Antony CONN:MIG01OU MSISDN:00777775769999 GUID:CAC980E4-1A5D-4AE8-8280-D4CF6C8F5118 Shortcode:63334</text:span></text:p>
      <text:p text:style-name="P1"><text:span text:style-name="T1">VOTE 1168122799 Campaign:ssss_uk_02A Validity:pre Choice:Verity CONN:MIG01OU MSISDN:00777771909999 GUID:877FBC0C-B0AC-46F7-8056-7EFE7CCC456B Shortcode:63334</text:span></text:p>
      <text:p text:style-name="P1"><text:span text:style-name="T1">VOTE 1168122799 Campaign:ssss_uk_02A Validity:pre Choice:Verity CONN:MIG01OU MSISDN:00777777769999 GUID:3E2444AC-3AC4-4528-A6F1-709063846B60 Shortcode:63334</text:span></text:p>
      <text:p text:style-name="P1"><text:span text:style-name="T1">VOTE 1168122799 Campaign:ssss_uk_02A Validity:pre Choice:Verity CONN:MIG01HU MSISDN:00777778439999 GUID:930ED15B-45AD-4E63-9335-F3C96D16DC4F Shortcode:63334</text:span></text:p>
      <text:p text:style-name="P1"><text:span text:style-name="T1">VOTE 1168122800 Campaign:ssss_uk_02A Validity:pre Choice:Antony CONN:MIG01OU MSISDN:00777777589999 GUID:FD78DEDD-E447-499A-9D33-82FDB3504779 Shortcode:63334</text:span></text:p>
      <text:p text:style-name="P1"><text:span text:style-name="T1">VOTE 1168122800 Campaign:ssss_uk_02A Validity:pre Choice:Hayley CONN:MIG01TU MSISDN:00777777309999 GUID:73F16C01-7CA5-4E74-B269-80E2833346AF Shortcode:63334</text:span></text:p>
      <text:p text:style-name="P1"><text:span text:style-name="T1">VOTE 1168122800 Campaign:ssss_uk_02A Validity:pre Choice:Verity CONN:MIG01TU MSISDN:00777779119999 GUID:711DA496-9924-41B5-9284-8889C0586A2A Shortcode:63334</text:span></text:p>
      <text:p text:style-name="P1"><text:span text:style-name="T1">VOTE 1168122800 Campaign:ssss_uk_02A Validity:pre Choice:Verity CONN:MIG01TU MSISDN:00777777179999 GUID:68C14EDC-564A-43AE-9249-AC65E1A10B01 Shortcode:63334</text:span></text:p>
      <text:p text:style-name="P1"><text:span text:style-name="T1">VOTE 1168122800 Campaign:ssss_uk_02A Validity:pre Choice:Gemma CONN:MIG01XU MSISDN:00777772769999 GUID:CD2B7246-DCC1-40F1-B81E-C7ED5BE04157 Shortcode:63334</text:span></text:p>
      <text:p text:style-name="P1"><text:span text:style-name="T1">VOTE 1168122801 Campaign:ssss_uk_02A Validity:pre Choice:Antony CONN:MIG01XU MSISDN:00777776029999 GUID:CF8913F4-3E18-47FF-919E-BBC2C90D7231 Shortcode:63334</text:span></text:p>
      <text:p text:style-name="P1"><text:span text:style-name="T1">VOTE 1168122801 Campaign:ssss_uk_02A Validity:pre Choice:Antony CONN:MIG00VU MSISDN:00777776109999 GUID:9F0581ED-4B28-4F5B-9566-B8743DC8915E Shortcode:63334</text:span></text:p>
      <text:p text:style-name="P1"><text:span text:style-name="T1">VOTE 1168122802 Campaign:ssss_uk_02A Validity:pre Choice:Antony CONN:MIG01OU MSISDN:00777770549999 GUID:A395F71E-258B-456F-9585-C9ED932F58D8 Shortcode:63334</text:span></text:p>
      <text:p text:style-name="P1"><text:span text:style-name="T1">VOTE 1168122802 Campaign:ssss_uk_02A Validity:pre Choice:Mark CONN:MIG01XU MSISDN:00777775069999 GUID:B6784212-6946-4DA9-90D6-F485AF225CC4 Shortcode:63334</text:span></text:p>
      <text:p text:style-name="P1"><text:span text:style-name="T1">VOTE 1168122802 Campaign:ssss_uk_02A Validity:pre Choice:Hayley CONN:MIG01XU MSISDN:00777774129999 GUID:E6B21A61-24CC-4C7F-BEEC-8A878883B9DB Shortcode:63334</text:span></text:p>
      <text:p text:style-name="P1"><text:span text:style-name="T1">VOTE 1168122803 Campaign:ssss_uk_02A Validity:pre Choice:Leon CONN:MIG01OU MSISDN:00777779179999 GUID:7CBDC4DF-C5E7-4F73-A23A-0F62924EB9C6 Shortcode:63334</text:span></text:p>
      <text:p text:style-name="P1"><text:span text:style-name="T1">VOTE 1168122803 Campaign:ssss_uk_02A Validity:pre Choice:Mark CONN:MIG01HU MSISDN:00777778849999 GUID:131616D3-F3FA-44C4-A654-81863D0F2E4B Shortcode:63334</text:span></text:p>
      <text:p text:style-name="P1"><text:span text:style-name="T1">VOTE 1168122803 Campaign:ssss_uk_02A Validity:pre Choice:Leon CONN:MIG01TU </text:span><text:soft-page-break/><text:span text:style-name="T1">MSISDN:00777773469999 GUID:A42513FF-5F0A-45E3-A5AB-D746D89092D2 Shortcode:63334</text:span></text:p>
      <text:p text:style-name="P1"><text:span text:style-name="T1">VOTE 1168122803 Campaign:ssss_uk_02A Validity:pre Choice:Antony CONN:MIG01TU MSISDN:00777770449999 GUID:439892E5-A0E6-4C41-87E7-911E5D907A73 Shortcode:63334</text:span></text:p>
      <text:p text:style-name="P1"><text:span text:style-name="T1">VOTE 1168122803 Campaign:ssss_uk_02A Validity:pre Choice:Verity CONN:MIG00VU MSISDN:00777773759999 GUID:8EB09F22-1E3D-43C9-A1B1-D43DAB8DBE49 Shortcode:63334</text:span></text:p>
      <text:p text:style-name="P1"><text:span text:style-name="T1">VOTE 1168122803 Campaign:ssss_uk_02A Validity:pre Choice:Hayley CONN:MIG01XU MSISDN:00777770259999 GUID:DC6B3A9F-C310-4901-AB0A-25688C596167 Shortcode:63334</text:span></text:p>
      <text:p text:style-name="P1"><text:span text:style-name="T1">VOTE 1168122804 Campaign:ssss_uk_02A Validity:pre Choice:Alan CONN:MIG01HU MSISDN:00777778729999 GUID:9869FAF4-3719-43DC-9838-C937A59441C4 Shortcode:63334</text:span></text:p>
      <text:p text:style-name="P1"><text:span text:style-name="T1">VOTE 1168122804 Campaign:ssss_uk_02A Validity:pre Choice:Leon CONN:MIG01XU MSISDN:00777777589999 GUID:1209759A-C544-4A76-AF48-F15515574F89 Shortcode:63334</text:span></text:p>
      <text:p text:style-name="P1"><text:span text:style-name="T1">VOTE 1168122804 Campaign:ssss_uk_02A Validity:pre Choice:Antony CONN:MIG01OU MSISDN:00777773379999 GUID:9EF4D1DB-65A5-4BE6-888E-193E2184797D Shortcode:63334</text:span></text:p>
      <text:p text:style-name="P1"><text:span text:style-name="T1">VOTE 1168122804 Campaign:ssss_uk_02A Validity:pre Choice:Leon CONN:MIG01HU MSISDN:00777778259999 GUID:6A22DB45-589F-46E6-A923-852BA3392F2C Shortcode:63334</text:span></text:p>
      <text:p text:style-name="P1"><text:span text:style-name="T1">VOTE 1168122805 Campaign:ssss_uk_02A Validity:pre Choice:Antony CONN:MIG00VU MSISDN:00777777679999 GUID:B28D4500-2A95-4FA8-8396-533B63F373C7 Shortcode:63334</text:span></text:p>
      <text:p text:style-name="P1"><text:span text:style-name="T1">VOTE 1168122806 Campaign:ssss_uk_02A Validity:pre Choice:Antony CONN:MIG01XU MSISDN:00777779429999 GUID:06D832F8-2ED7-47E4-A710-3F6E4464E3B8 Shortcode:63334</text:span></text:p>
      <text:p text:style-name="P1"><text:span text:style-name="T1">VOTE 1168122806 Campaign:ssss_uk_02A Validity:pre Choice:Mark CONN:MIG01TU MSISDN:00777774629999 GUID:B9BBA2E2-78AF-4575-8966-2E7889106FCE Shortcode:63334</text:span></text:p>
      <text:p text:style-name="P1"><text:span text:style-name="T1">VOTE 1168122806 Campaign:ssss_uk_02A Validity:pre Choice:Antony CONN:MIG01TU MSISDN:00777773209999 GUID:55C18C0E-0C70-42EA-BF78-6DA66F483D6B Shortcode:63334</text:span></text:p>
      <text:p text:style-name="P1"><text:span text:style-name="T1">VOTE 1168122806 Campaign:ssss_uk_02A Validity:pre Choice:Leon CONN:MIG01TU MSISDN:00777774939999 GUID:1704BA71-E2D3-4418-9958-2489F3A1F7FA Shortcode:63334</text:span></text:p>
      <text:p text:style-name="P1"><text:span text:style-name="T1">VOTE 1168122806 Campaign:ssss_uk_02A Validity:pre Choice:Antony CONN:MIG01OU MSISDN:00777770929999 GUID:55F8CE8A-9DBE-48DD-9861-FD00F1581750 Shortcode:63334</text:span></text:p>
      <text:p text:style-name="P1"><text:span text:style-name="T1">VOTE 1168122807 Campaign:ssss_uk_02A Validity:pre Choice:Verity CONN:MIG01XU MSISDN:00777776219999 GUID:637006FF-1DE8-43B1-94E4-07DBDD57F8D2 Shortcode:63334</text:span></text:p>
      <text:p text:style-name="P1"><text:span text:style-name="T1">VOTE 1168122807 Campaign:ssss_uk_02A Validity:pre Choice:Antony CONN:MIG01OU MSISDN:00777770439999 GUID:792013CE-B4B7-421B-8556-ADB20F5E65EA Shortcode:63334</text:span></text:p>
      <text:p text:style-name="P1"><text:span text:style-name="T1">VOTE 1168122808 Campaign:ssss_uk_02A Validity:pre Choice:Tupele CONN:MIG01XU MSISDN:00777772279999 GUID:CFE43E3A-55FC-463E-ACC8-990FC2E91E0A Shortcode:63334</text:span></text:p>
      <text:p text:style-name="P1"><text:span text:style-name="T1">VOTE 1168122808 Campaign:ssss_uk_02A Validity:pre Choice:Antony CONN:MIG01OU MSISDN:00777771539999 GUID:037DB0D8-6411-4E6A-8016-4B3D7DF637E5 Shortcode:63334</text:span></text:p>
      <text:p text:style-name="P1"><text:span text:style-name="T1">VOTE 1168122809 Campaign:ssss_uk_02A Validity:pre Choice:Leon CONN:MIG01TU MSISDN:00777779809999 GUID:F279AA24-ED97-4FC0-895D-F3CF6C329444 Shortcode:63334</text:span></text:p>
      <text:p text:style-name="P1"><text:span text:style-name="T1">VOTE 1168122809 Campaign:ssss_uk_02A Validity:pre Choice:Antony CONN:MIG01TU MSISDN:00777773509999 GUID:815D46F9-EE02-4C93-94D8-F01288798D6C Shortcode:63334</text:span></text:p>
      <text:p text:style-name="P1"><text:span text:style-name="T1">VOTE 1168122809 Campaign:ssss_uk_02A Validity:pre Choice:Antony CONN:MIG01TU MSISDN:00777770959999 GUID:B4BA8E3E-67DD-413E-9D34-DFE1679D6E24 Shortcode:63334</text:span></text:p>
      <text:p text:style-name="P1"><text:span text:style-name="T1">VOTE 1168122810 Campaign:ssss_uk_02A Validity:pre Choice:Alan CONN:MIG00VU MSISDN:00777771709999 GUID:3937C6A8-0ABF-4961-976C-684104646D52 Shortcode:63334</text:span></text:p>
      <text:p text:style-name="P1"><text:span text:style-name="T1">VOTE 1168122810 Campaign:ssss_uk_02A Validity:pre Choice:Leon CONN:MIG01OU MSISDN:00777775759999 GUID:F75E7806-88EF-4B0A-A926-8163D607B3F2 Shortcode:63334</text:span></text:p>
      <text:p text:style-name="P1"><text:span text:style-name="T1">VOTE 1168122811 Campaign:ssss_uk_02A Validity:pre Choice:Antony CONN:MIG01XU MSISDN:00777770589999 GUID:5A2723F6-AC28-42A7-9F7E-F126BEBD44A6 Shortcode:63334</text:span></text:p>
      <text:p text:style-name="P1"><text:span text:style-name="T1">VOTE 1168122811 Campaign:ssss_uk_02A Validity:pre Choice:Antony CONN:MIG01XU MSISDN:00777774449999 GUID:E462C859-3415-4E90-AB5E-C97C15A3060D Shortcode:63334</text:span></text:p>
      <text:p text:style-name="P1"><text:span text:style-name="T1">VOTE 1168122812 Campaign:ssss_uk_02A Validity:pre Choice:Leon CONN:MIG01TU MSISDN:00777772429999 GUID:57B73AA9-82CE-438C-B45D-D62EA8295FC5 Shortcode:63334</text:span></text:p>
      <text:p text:style-name="P1"><text:span text:style-name="T1">VOTE 1168122812 Campaign:ssss_uk_02A Validity:pre Choice:Antony CONN:MIG01TU MSISDN:00777778599999 GUID:370F27E1-93F4-43B0-8B35-8E62C515FABC Shortcode:63334</text:span></text:p>
      <text:p text:style-name="P1"><text:span text:style-name="T1">VOTE 1168122812 Campaign:ssss_uk_02A Validity:pre Choice:Antony CONN:MIG01TU MSISDN:00777774969999 GUID:86BCD6AE-665E-474E-9D8F-B72B5B663F5A Shortcode:63334</text:span></text:p>
      <text:p text:style-name="P1"><text:span text:style-name="T1">VOTE 1168122813 Campaign:ssss_uk_02A Validity:pre Choice:Antony CONN:MIG01XU MSISDN:00777775849999 GUID:E33E4281-F344-42E8-BC9B-5474D1058BF1 Shortcode:63334</text:span></text:p>
      <text:p text:style-name="P1"><text:span text:style-name="T1">VOTE 1168122813 Campaign:ssss_uk_02A Validity:pre Choice:Antony CONN:MIG01XU MSISDN:00777776679999 GUID:1280972E-6842-4DB3-BC8A-CD220072A8F3 Shortcode:63334</text:span></text:p>
      <text:p text:style-name="P1"><text:span text:style-name="T1">VOTE 1168122813 Campaign:ssss_uk_02A Validity:pre Choice:Mark CONN:MIG01XU MSISDN:00777776789999 GUID:8AAC8DD0-399C-4D28-9F1B-1EC59236E054 Shortcode:63334</text:span></text:p>
      <text:p text:style-name="P1"><text:span text:style-name="T1">VOTE 1168122813 Campaign:ssss_uk_02A Validity:pre Choice:Alan CONN:MIG01OU </text:span><text:soft-page-break/><text:span text:style-name="T1">MSISDN:00777779069999 GUID:2FAD39B4-8B3F-4450-9C51-925986EEA572 Shortcode:63334</text:span></text:p>
      <text:p text:style-name="P1"><text:span text:style-name="T1">VOTE 1168122813 Campaign:ssss_uk_02A Validity:pre Choice:Antony CONN:MIG00VU MSISDN:00777771789999 GUID:8935252C-D807-49AD-8785-7F7EEB593917 Shortcode:63334</text:span></text:p>
      <text:p text:style-name="P1"><text:span text:style-name="T1">VOTE 1168122814 Campaign:ssss_uk_02A Validity:pre Choice:Verity CONN:MIG01XU MSISDN:00777779539999 GUID:57F6A07F-2BD0-4F35-87E1-731358382A03 Shortcode:63334</text:span></text:p>
      <text:p text:style-name="P1"><text:span text:style-name="T1">VOTE 1168122814 Campaign:ssss_uk_02A Validity:pre Choice:Antony CONN:MIG01XU MSISDN:00777778729999 GUID:F7AACC54-F0F0-4584-A0DD-595CD9AA4B9B Shortcode:63334</text:span></text:p>
      <text:p text:style-name="P1"><text:span text:style-name="T1">VOTE 1168122815 Campaign:ssss_uk_02A Validity:pre Choice:Antony CONN:MIG00VU MSISDN:00777778079999 GUID:FE054FEF-3DFC-4AF9-99ED-3FBB000F4D86 Shortcode:63334</text:span></text:p>
      <text:p text:style-name="P1"><text:span text:style-name="T1">VOTE 1168122815 Campaign:ssss_uk_02A Validity:pre Choice:Antony CONN:MIG01TU MSISDN:00777774359999 GUID:C9FF524D-74B8-42BE-A518-382AA1824505 Shortcode:63334</text:span></text:p>
      <text:p text:style-name="P1"><text:span text:style-name="T1">VOTE 1168122815 Campaign:ssss_uk_02A Validity:pre Choice:Antony CONN:MIG01TU MSISDN:00777771579999 GUID:9E51756E-C422-46E1-BDB4-D467B747E65B Shortcode:63334</text:span></text:p>
      <text:p text:style-name="P1"><text:span text:style-name="T1">VOTE 1168122815 Campaign:ssss_uk_02A Validity:pre Choice:Antony CONN:MIG01TU MSISDN:00777772599999 GUID:78613825-BDA8-49B8-A3EA-A33E62E299D0 Shortcode:63334</text:span></text:p>
      <text:p text:style-name="P1"><text:span text:style-name="T1">VOTE 1168122815 Campaign:ssss_uk_02A Validity:pre Choice:Antony CONN:MIG01XU MSISDN:00777771339999 GUID:B49B508A-FF04-41AE-8476-428BFA78EE99 Shortcode:63334</text:span></text:p>
      <text:p text:style-name="P1"><text:span text:style-name="T1">VOTE 1168122816 Campaign:ssss_uk_02A Validity:pre Choice:Antony CONN:MIG00VU MSISDN:00777776719999 GUID:634FE5E0-7616-40DF-9F63-7D22F3F8A709 Shortcode:63334</text:span></text:p>
      <text:p text:style-name="P1"><text:span text:style-name="T1">VOTE 1168122817 Campaign:ssss_uk_02A Validity:pre Choice:Antony CONN:MIG01OU MSISDN:00777776339999 GUID:C8D4B152-ABEC-4C61-BF55-58BF6EF41C3E Shortcode:63334</text:span></text:p>
      <text:p text:style-name="P1"><text:span text:style-name="T1">VOTE 1168122818 Campaign:ssss_uk_02A Validity:pre Choice:Leon CONN:MIG01TU MSISDN:00777772429999 GUID:D652336E-7652-4EE3-A565-761BA9F6B7B2 Shortcode:63334</text:span></text:p>
      <text:p text:style-name="P1"><text:span text:style-name="T1">VOTE 1168122818 Campaign:ssss_uk_02A Validity:pre Choice:Antony CONN:MIG01TU MSISDN:00777777629999 GUID:BD1B8321-EE78-44D1-A3E5-869B33744D72 Shortcode:63334</text:span></text:p>
      <text:p text:style-name="P1"><text:span text:style-name="T1">VOTE 1168122818 Campaign:ssss_uk_02A Validity:pre Choice:Antony CONN:MIG01OU MSISDN:00777775739999 GUID:7DDFEE4F-E275-4032-8684-CEB8FAA1D165 Shortcode:63334</text:span></text:p>
      <text:p text:style-name="P1"><text:span text:style-name="T1">VOTE 1168122818 Campaign:ssss_uk_02A Validity:pre Choice:Antony CONN:MIG00VU MSISDN:00777770989999 GUID:0E241FB0-C60F-4011-A33B-F30024FF5510 Shortcode:63334</text:span></text:p>
      <text:p text:style-name="P1"><text:span text:style-name="T1">VOTE 1168122819 Campaign:ssss_uk_02A Validity:pre Choice:Antony CONN:MIG01TU MSISDN:00777771569999 GUID:2375645E-8E0A-4BF5-95DB-AE27BE593602 Shortcode:63334</text:span></text:p>
      <text:p text:style-name="P1"><text:span text:style-name="T1">VOTE 1168122819 Campaign:ssss_uk_02A Validity:pre Choice:Antony CONN:MIG01XU MSISDN:00777773829999 GUID:2A759989-6966-4576-AFBB-D82528641B4D Shortcode:63334</text:span></text:p>
      <text:p text:style-name="P1"><text:span text:style-name="T1">VOTE 1168122819 Campaign:ssss_uk_02A Validity:pre Choice:Antony CONN:MIG01HU MSISDN:00777776279999 GUID:A878F80E-D3A1-449A-A691-C4DA339B342B Shortcode:63334</text:span></text:p>
      <text:p text:style-name="P1"><text:span text:style-name="T1">VOTE 1168122820 Campaign:ssss_uk_02A Validity:pre Choice:Verity CONN:MIG01XU MSISDN:00777772139999 GUID:769408B3-A1D7-407B-B9ED-194C0C80C8D6 Shortcode:63334</text:span></text:p>
      <text:p text:style-name="P1"><text:span text:style-name="T1">VOTE 1168122820 Campaign:ssss_uk_02A Validity:pre Choice:Hayley CONN:MIG01OU MSISDN:00777777879999 GUID:101FA715-3ECF-457C-B33D-8670E76E05E3 Shortcode:63334</text:span></text:p>
      <text:p text:style-name="P1"><text:span text:style-name="T1">VOTE 1168122821 Campaign:ssss_uk_02A Validity:pre Choice:Antony CONN:MIG01HU MSISDN:00777773789999 GUID:EB96DE7B-6351-4EB9-AC29-CB9A20FD4492 Shortcode:63334</text:span></text:p>
      <text:p text:style-name="P1"><text:span text:style-name="T1">VOTE 1168122821 Campaign:ssss_uk_02A Validity:pre Choice:Antony CONN:MIG01OU MSISDN:00777773369999 GUID:95B662F4-B42F-47C1-AFCC-198B9B7EEB57 Shortcode:63334</text:span></text:p>
      <text:p text:style-name="P1"><text:span text:style-name="T1">VOTE 1168122821 Campaign:ssss_uk_02A Validity:pre Choice:Antony CONN:MIG01XU MSISDN:00777774009999 GUID:03AE81DB-92CE-49AB-AD69-9E5DB2723B3B Shortcode:63334</text:span></text:p>
      <text:p text:style-name="P1"><text:span text:style-name="T1">VOTE 1168122821 Campaign:ssss_uk_02A Validity:pre Choice:Antony CONN:MIG00VU MSISDN:00777776469999 GUID:DB475B56-9CEB-4F67-8614-EA145690F005 Shortcode:63334</text:span></text:p>
      <text:p text:style-name="P1"><text:span text:style-name="T1">VOTE 1168122822 Campaign:ssss_uk_02A Validity:pre Choice:Hayley CONN:MIG00VU MSISDN:00777777169999 GUID:818B86DE-0708-4E77-8B23-9569BD54F79A Shortcode:63334</text:span></text:p>
      <text:p text:style-name="P1"><text:span text:style-name="T1">VOTE 1168122823 Campaign:ssss_uk_02A Validity:pre Choice:Verity CONN:MIG01XU MSISDN:00777774729999 GUID:2D1C506D-4AFA-4284-8359-681B9AB02A69 Shortcode:63334</text:span></text:p>
      <text:p text:style-name="P1"><text:span text:style-name="T1">VOTE 1168122823 Campaign:ssss_uk_02A Validity:pre Choice:Antony CONN:MIG00VU MSISDN:00777778579999 GUID:3BD17915-DFCE-4CDB-AE49-90CD0EBB6899 Shortcode:63334</text:span></text:p>
      <text:p text:style-name="P1"><text:span text:style-name="T1">VOTE 1168122823 Campaign:ssss_uk_02A Validity:pre Choice:Hayley CONN:MIG01XU MSISDN:00777772389999 GUID:6BA7371E-6F1B-45A3-B7E5-55D2DB791E15 Shortcode:63334</text:span></text:p>
      <text:p text:style-name="P1"><text:span text:style-name="T1">VOTE 1168122824 Campaign:ssss_uk_02A Validity:pre Choice:Leon CONN:MIG01TU MSISDN:00777776759999 GUID:7C26CF83-507A-42CF-8E75-0B7D7021A3C0 Shortcode:63334</text:span></text:p>
      <text:p text:style-name="P1"><text:span text:style-name="T1">VOTE 1168122825 Campaign:ssss_uk_02A Validity:pre Choice:Antony CONN:MIG01HU MSISDN:00777771399999 GUID:1F83EDD6-E388-433D-A149-33C7783D79CD Shortcode:63334</text:span></text:p>
      <text:p text:style-name="P1"><text:span text:style-name="T1">VOTE 1168122825 Campaign:ssss_uk_02A Validity:pre Choice:Hayley CONN:MIG01XU MSISDN:00777779339999 GUID:303C46BC-23D7-48F9-B294-3778CD276A68 Shortcode:63334</text:span></text:p>
      <text:p text:style-name="P1"><text:span text:style-name="T1">VOTE 1168122825 Campaign:ssss_uk_02A Validity:pre Choice:Antony CONN:MIG01OU </text:span><text:soft-page-break/><text:span text:style-name="T1">MSISDN:00777770569999 GUID:7172471A-BFFE-44B6-B489-BF9EC45A3BBC Shortcode:63334</text:span></text:p>
      <text:p text:style-name="P1"><text:span text:style-name="T1">VOTE 1168122825 Campaign:ssss_uk_02A Validity:pre Choice:Hayley CONN:MIG01HU MSISDN:00777776579999 GUID:2961D523-D047-46DA-80D3-C1B32C1F7C8E Shortcode:63334</text:span></text:p>
      <text:p text:style-name="P1"><text:span text:style-name="T1">VOTE 1168122825 Campaign:ssss_uk_02A Validity:pre Choice:Hayley CONN:MIG01XU MSISDN:00777774249999 GUID:D3FCC45D-C82C-452A-A084-3EE48D10675B Shortcode:63334</text:span></text:p>
      <text:p text:style-name="P1"><text:span text:style-name="T1">VOTE 1168122826 Campaign:ssss_uk_02A Validity:pre Choice:Antony CONN:MIG00VU MSISDN:00777777559999 GUID:0756BC2E-332A-4029-A2D4-523F86113B22 Shortcode:63334</text:span></text:p>
      <text:p text:style-name="P1"><text:span text:style-name="T1">VOTE 1168122827 Campaign:ssss_uk_02A Validity:pre Choice:Gemma CONN:MIG01TU MSISDN:00777771699999 GUID:51F99F80-C88E-4DA5-AAA4-799BCEB003C2 Shortcode:63334</text:span></text:p>
      <text:p text:style-name="P1"><text:span text:style-name="T1">VOTE 1168122827 Campaign:ssss_uk_02A Validity:pre Choice:Alan CONN:MIG01XU MSISDN:00777779989999 GUID:4F00EB71-DFC2-4F89-948A-E643633CD468 Shortcode:63334</text:span></text:p>
      <text:p text:style-name="P1"><text:span text:style-name="T1">VOTE 1168122827 Campaign:ssss_uk_02A Validity:pre Choice:Hayley CONN:MIG01OU MSISDN:00777771439999 GUID:4E55D037-7202-4E39-A7E4-883868545121 Shortcode:63334</text:span></text:p>
      <text:p text:style-name="P1"><text:span text:style-name="T1">VOTE 1168122827 Campaign:ssss_uk_02A Validity:pre Choice:Leon CONN:MIG01XU MSISDN:00777775249999 GUID:256DBCEB-02DB-4818-8635-907B90089865 Shortcode:63334</text:span></text:p>
      <text:p text:style-name="P1"><text:span text:style-name="T1">VOTE 1168122828 Campaign:ssss_uk_02A Validity:pre Choice:Antony CONN:MIG01XU MSISDN:00777773439999 GUID:160563C8-25D7-4608-9DCE-9B1D6273890E Shortcode:63334</text:span></text:p>
      <text:p text:style-name="P1"><text:span text:style-name="T1">VOTE 1168122828 Campaign:ssss_uk_02A Validity:pre Choice:Mark CONN:MIG01OU MSISDN:00777770849999 GUID:877AA540-E926-4837-9F8D-97636FF1EAE9 Shortcode:63334</text:span></text:p>
      <text:p text:style-name="P1"><text:span text:style-name="T1">VOTE 1168122830 Campaign:ssss_uk_02A Validity:pre Choice:Antony CONN:MIG01XU MSISDN:00777771919999 GUID:1183D405-821F-40B3-A4D5-2D2CD906AEF1 Shortcode:63334</text:span></text:p>
      <text:p text:style-name="P1"><text:span text:style-name="T1">VOTE 1168122830 Campaign:ssss_uk_02A Validity:pre Choice:Antony CONN:MIG01TU MSISDN:00777774919999 GUID:ED404277-5752-4956-85B2-0B9945FBB743 Shortcode:63334</text:span></text:p>
      <text:p text:style-name="P1"><text:span text:style-name="T1">VOTE 1168122830 Campaign:ssss_uk_02A Validity:pre Choice:Alan CONN:MIG01TU MSISDN:00777772909999 GUID:AF912112-78DE-4B76-B56B-A5B01D0B4448 Shortcode:63334</text:span></text:p>
      <text:p text:style-name="P1"><text:span text:style-name="T1">VOTE 1168122831 Campaign:ssss_uk_02A Validity:pre Choice:Antony CONN:MIG01XU MSISDN:00777771429999 GUID:8E5201FE-EE17-4D3D-AC41-65336E8FC35E Shortcode:63334</text:span></text:p>
      <text:p text:style-name="P1"><text:span text:style-name="T1">VOTE 1168122832 Campaign:ssss_uk_02A Validity:pre Choice:Gemma CONN:MIG01OU MSISDN:00777778879999 GUID:B8342386-18D6-48D1-8EF7-C2157F8266DD Shortcode:63334</text:span></text:p>
      <text:p text:style-name="P1"><text:span text:style-name="T1">VOTE 1168122832 Campaign:ssss_uk_02A Validity:pre Choice:Leon CONN:MIG01HU MSISDN:00777776639999 GUID:549196DE-2848-4EF9-9273-30E4D3D2519F Shortcode:63334</text:span></text:p>
      <text:p text:style-name="P1"><text:span text:style-name="T1">VOTE 1168122833 Campaign:ssss_uk_02A Validity:pre Choice:Antony CONN:MIG01OU MSISDN:00777771919999 GUID:FB2DAEC1-3A16-41C0-905B-ED446DFAC85B Shortcode:63334</text:span></text:p>
      <text:p text:style-name="P1"><text:span text:style-name="T1">VOTE 1168122833 Campaign:ssss_uk_02A Validity:pre Choice:Gemma CONN:MIG01HU MSISDN:00777778289999 GUID:9B89DD02-7656-48BD-B9C7-318E99BD1295 Shortcode:63334</text:span></text:p>
      <text:p text:style-name="P1"><text:span text:style-name="T1">VOTE 1168122833 Campaign:ssss_uk_02A Validity:pre Choice:Matthew CONN:MIG01XU MSISDN:00777771759999 GUID:7F9F0C6D-CED7-4BC6-9CB3-75424F8FAC61 Shortcode:63334</text:span></text:p>
      <text:p text:style-name="P1"><text:span text:style-name="T1">VOTE 1168122830 Campaign:ssss_uk_02A Validity:pre Choice:Gemma CONN:MIG01TU MSISDN:00777771099999 GUID:7935D408-C275-4926-99B7-7D03BCF97941 Shortcode:63334</text:span></text:p>
      <text:p text:style-name="P1"><text:span text:style-name="T1">VOTE 1168122830 Campaign:ssss_uk_02A Validity:pre Choice:Verity CONN:MIG01TU MSISDN:00777777989999 GUID:06799CC7-B824-46AD-90BE-718E3A2D6A66 Shortcode:63334</text:span></text:p>
      <text:p text:style-name="P1"><text:span text:style-name="T1">VOTE 1168122833 Campaign:ssss_uk_02A Validity:pre Choice:Mark CONN:MIG01TU MSISDN:00777772219999 GUID:8D02CCBB-55B8-4EC8-AE84-CBD7FABB7435 Shortcode:63334</text:span></text:p>
      <text:p text:style-name="P1"><text:span text:style-name="T1">VOTE 1168122833 Campaign:ssss_uk_02A Validity:pre Choice:Antony CONN:MIG01OU MSISDN:00777779629999 GUID:1CD0483B-CC80-4875-95EC-4CC9EB93A873 Shortcode:63334</text:span></text:p>
      <text:p text:style-name="P1"><text:span text:style-name="T1">VOTE 1168122834 Campaign:ssss_uk_02A Validity:pre Choice:Alan CONN:MIG01XU MSISDN:00777773129999 GUID:FF010059-312B-4478-9FAD-FE01993D3C85 Shortcode:63334</text:span></text:p>
      <text:p text:style-name="P1"><text:span text:style-name="T1">VOTE 1168122834 Campaign:ssss_uk_02A Validity:pre Choice:Antony CONN:MIG01OU MSISDN:00777775529999 GUID:652F04F9-CF39-40FE-BBA2-F1E94E91BA87 Shortcode:63334</text:span></text:p>
      <text:p text:style-name="P1"><text:span text:style-name="T1">VOTE 1168122835 Campaign:ssss_uk_02A Validity:pre Choice:Mark CONN:MIG01XU MSISDN:00777774269999 GUID:DCB44F6E-F5E6-45EC-9E53-49188951A9D1 Shortcode:63334</text:span></text:p>
      <text:p text:style-name="P1"><text:span text:style-name="T1">VOTE 1168122829 Campaign:ssss_uk_02A Validity:pre Choice:Alan CONN:MIG00VU MSISDN:00777777879999 GUID:9BBF57D2-5657-49F5-8710-D250214F0A7E Shortcode:63334</text:span></text:p>
      <text:p text:style-name="P1"><text:span text:style-name="T1">VOTE 1168122836 Campaign:ssss_uk_02A Validity:pre Choice:Antony CONN:MIG01OU MSISDN:00777776729999 GUID:9C319156-60AA-4F40-8C77-2F4EC9980065 Shortcode:63334</text:span></text:p>
      <text:p text:style-name="P1"><text:span text:style-name="T1">VOTE 1168122837 Campaign:ssss_uk_02A Validity:pre Choice:Mark CONN:MIG01XU MSISDN:00777778179999 GUID:CFDDAA26-6816-41ED-8050-CC82283CC2CA Shortcode:63334</text:span></text:p>
      <text:p text:style-name="P1"><text:span text:style-name="T1">VOTE 1168122837 Campaign:ssss_uk_02A Validity:pre Choice:Antony CONN:MIG01TU MSISDN:00777770649999 GUID:225EC2B4-8679-4AF3-B77B-5CE13B3DC20A Shortcode:63334</text:span></text:p>
      <text:p text:style-name="P1"><text:span text:style-name="T1">VOTE 1168122837 Campaign:ssss_uk_02A Validity:pre Choice:Verity CONN:MIG01TU MSISDN:00777772869999 GUID:13B1967A-533B-4E7C-AD37-25F940AAFF20 Shortcode:63334</text:span></text:p>
      <text:p text:style-name="P1"><text:span text:style-name="T1">VOTE 1168122837 Campaign:ssss_uk_02A Validity:pre Choice:Antony CONN:MIG01TU </text:span><text:soft-page-break/><text:span text:style-name="T1">MSISDN:00777775239999 GUID:74F11BE5-BB86-4AAE-9886-4987D7B1E922 Shortcode:63334</text:span></text:p>
      <text:p text:style-name="P1"><text:span text:style-name="T1">VOTE 1168122837 Campaign:ssss_uk_02A Validity:pre Choice:Antony CONN:MIG01TU MSISDN:00777778749999 GUID:9B5E8405-29D9-438B-9FF0-899669F8896F Shortcode:63334</text:span></text:p>
      <text:p text:style-name="P1"><text:span text:style-name="T1">VOTE 1168122837 Campaign:ssss_uk_02A Validity:pre Choice:Gemma CONN:MIG01TU MSISDN:00777777709999 GUID:A88CFCFB-C641-4CCA-ADEB-4C823D831EC6 Shortcode:63334</text:span></text:p>
      <text:p text:style-name="P1"><text:span text:style-name="T1">VOTE 1168122838 Campaign:ssss_uk_02A Validity:pre Choice:Antony CONN:MIG01OU MSISDN:00777777649999 GUID:1EE765B8-1547-4194-9C42-AFB4A95D68D9 Shortcode:63334</text:span></text:p>
      <text:p text:style-name="P1"><text:span text:style-name="T1">VOTE 1168122838 Campaign:ssss_uk_02A Validity:pre Choice:Antony CONN:MIG00VU MSISDN:00777777879999 GUID:ECDB783C-2BD6-4C56-AA49-9EB382BB2AA7 Shortcode:63334</text:span></text:p>
      <text:p text:style-name="P1"><text:span text:style-name="T1">VOTE 1168122839 Campaign:ssss_uk_02A Validity:pre Choice:Antony CONN:MIG01OU MSISDN:00777774319999 GUID:E2FE080B-07FF-45F3-965D-ED25C214AEC8 Shortcode:63334</text:span></text:p>
      <text:p text:style-name="P1"><text:span text:style-name="T1">VOTE 1168122839 Campaign:ssss_uk_02A Validity:pre Choice:Tupele CONN:MIG01XU MSISDN:00777774669999 GUID:C812CD6C-148B-43A3-9D31-908A16EA774E Shortcode:63334</text:span></text:p>
      <text:p text:style-name="P1"><text:span text:style-name="T1">VOTE 1168122839 Campaign:ssss_uk_02A Validity:pre Choice:Hayley CONN:MIG01OU MSISDN:00777778879999 GUID:AFDE03B7-8D72-40CC-85A5-CF2E3E8C44BF Shortcode:63334</text:span></text:p>
      <text:p text:style-name="P1"><text:span text:style-name="T1">VOTE 1168122839 Campaign:ssss_uk_02A Validity:pre Choice:Antony CONN:MIG01TU MSISDN:00777770569999 GUID:BBB9F234-BB4B-4991-A788-DF9239048F70 Shortcode:63334</text:span></text:p>
      <text:p text:style-name="P1"><text:span text:style-name="T1">VOTE 1168122839 Campaign:ssss_uk_02A Validity:pre Choice:Verity CONN:MIG01TU MSISDN:00777771589999 GUID:C041EA0A-1ADF-4EAB-A8A7-FF5439684AA7 Shortcode:63334</text:span></text:p>
      <text:p text:style-name="P1"><text:span text:style-name="T1">VOTE 1168122839 Campaign:ssss_uk_02A Validity:pre Choice:Antony CONN:MIG01TU MSISDN:00777770159999 GUID:38B484F0-19A5-4435-AA93-483918B19582 Shortcode:63334</text:span></text:p>
      <text:p text:style-name="P1"><text:span text:style-name="T1">VOTE 1168122839 Campaign:ssss_uk_02A Validity:pre Choice:Antony CONN:MIG01TU MSISDN:00777774339999 GUID:357568CD-DF03-46A9-821C-3720C284ED77 Shortcode:63334</text:span></text:p>
      <text:p text:style-name="P1"><text:span text:style-name="T1">VOTE 1168122839 Campaign:ssss_uk_02A Validity:pre Choice:Verity CONN:MIG01OU MSISDN:00777779479999 GUID:102C3DA1-1FA3-4DD7-BD55-3A364EA22CCF Shortcode:63334</text:span></text:p>
      <text:p text:style-name="P1"><text:span text:style-name="T1">VOTE 1168122840 Campaign:ssss_uk_02A Validity:during Choice:Leon CONN:MIG01XU MSISDN:00777771769999 GUID:90DB1720-47B4-42C8-96E1-40B07CB7D387 Shortcode:63334</text:span></text:p>
      <text:p text:style-name="P1"><text:span text:style-name="T1">VOTE 1168122841 Campaign:ssss_uk_02A Validity:during Choice:Mark CONN:MIG01XU MSISDN:00777771869999 GUID:C7768086-68DA-4625-835C-918A167AFE95 Shortcode:63334</text:span></text:p>
      <text:p text:style-name="P1"><text:span text:style-name="T1">VOTE 1168122841 Campaign:ssss_uk_02A Validity:during Choice:Antony CONN:MIG01OU MSISDN:00777770319999 GUID:7EE115F3-1AA5-4421-9AB7-C3D7042D0D34 Shortcode:63334</text:span></text:p>
      <text:p text:style-name="P1"><text:span text:style-name="T1">VOTE 1168122842 Campaign:ssss_uk_02A Validity:during Choice:Gemma CONN:MIG01TU MSISDN:00777771699999 GUID:C0B95FBE-2FDF-4BFA-9224-2041C7E70E60 Shortcode:63334</text:span></text:p>
      <text:p text:style-name="P1"><text:span text:style-name="T1">VOTE 1168122842 Campaign:ssss_uk_02A Validity:during Choice:Antony CONN:MIG01TU MSISDN:00777778359999 GUID:3B3B37B7-B4A2-40C8-BB23-F8674E894C24 Shortcode:63334</text:span></text:p>
      <text:p text:style-name="P1"><text:span text:style-name="T1">VOTE 1168122842 Campaign:ssss_uk_02A Validity:during Choice:Antony CONN:MIG01TU MSISDN:00777777609999 GUID:5A69659B-E8AD-4C14-8BC6-8346D208F0A8 Shortcode:63334</text:span></text:p>
      <text:p text:style-name="P1"><text:span text:style-name="T1">VOTE 1168122842 Campaign:ssss_uk_02A Validity:during Choice:Antony CONN:MIG01TU MSISDN:00777771919999 GUID:A06ABB5E-0BDE-42E7-8D32-4FD6CA6E6F7B Shortcode:63334</text:span></text:p>
      <text:p text:style-name="P1"><text:span text:style-name="T1">VOTE 1168122842 Campaign:ssss_uk_02A Validity:during Choice:Antony CONN:MIG01TU MSISDN:00777774839999 GUID:5D7E52DD-D0D7-4A2A-9954-915718753A46 Shortcode:63334</text:span></text:p>
      <text:p text:style-name="P1"><text:span text:style-name="T1">VOTE 1168122843 Campaign:ssss_uk_02A Validity:during Choice:Antony CONN:MIG00VU MSISDN:00777777169999 GUID:7A5A175E-D52B-44B7-9676-771B8D462204 Shortcode:63334</text:span></text:p>
      <text:p text:style-name="P1"><text:span text:style-name="T1">VOTE 1168122843 Campaign:ssss_uk_02A Validity:during Choice:Leon CONN:MIG01OU MSISDN:00777774039999 GUID:F247A11F-35A3-4AC8-9418-9A6ED934AC22 Shortcode:63334</text:span></text:p>
      <text:p text:style-name="P1"><text:span text:style-name="T1">VOTE 1168122844 Campaign:ssss_uk_02A Validity:during Choice:Gemma CONN:MIG01XU MSISDN:00777770149999 GUID:34B61E33-915C-4185-B683-67F1F4DC8836 Shortcode:63334</text:span></text:p>
      <text:p text:style-name="P1"><text:span text:style-name="T1">VOTE 1168122844 Campaign:ssss_uk_02A Validity:during Choice:Mark CONN:MIG01XU MSISDN:00777775929999 GUID:9C18E882-5DFD-4403-8273-CB09CE830414 Shortcode:63334</text:span></text:p>
      <text:p text:style-name="P1"><text:span text:style-name="T1">VOTE 1168122844 Campaign:ssss_uk_02A Validity:during Choice:Antony CONN:MIG01HU MSISDN:00777776629999 GUID:FFB00351-1C5A-47B1-8D0A-76F434A0696F Shortcode:63334</text:span></text:p>
      <text:p text:style-name="P1"><text:span text:style-name="T1">VOTE 1168122845 Campaign:ssss_uk_02A Validity:during Choice:Mark CONN:MIG01TU MSISDN:00777776339999 GUID:95A74890-41EF-4C2E-A341-0C3E84BC2E4C Shortcode:63334</text:span></text:p>
      <text:p text:style-name="P1"><text:span text:style-name="T1">VOTE 1168122845 Campaign:ssss_uk_02A Validity:during Choice:Antony CONN:MIG01TU MSISDN:00777772749999 GUID:025481C2-E30E-479E-8AEF-7BE38532BA4F Shortcode:63334</text:span></text:p>
      <text:p text:style-name="P1"><text:span text:style-name="T1">VOTE 1168122845 Campaign:ssss_uk_02A Validity:during Choice:Tupele CONN:MIG01TU MSISDN:00777776729999 GUID:25AFB918-9B24-49CF-A230-FC1892FBE7EE Shortcode:63334</text:span></text:p>
      <text:p text:style-name="P1"><text:span text:style-name="T1">VOTE 1168122845 Campaign:ssss_uk_02A Validity:during Choice:Mark CONN:MIG01OU MSISDN:00777770849999 GUID:12DEB39F-2F87-4E6D-91AE-C420B833DA04 Shortcode:63334</text:span></text:p>
      <text:p text:style-name="P1"><text:span text:style-name="T1">VOTE 1168122845 Campaign:ssss_uk_02A Validity:during Choice:Antony CONN:MIG00VU MSISDN:00777770439999 GUID:AA503734-6772-4750-B7D2-E7789E3FCF52 Shortcode:63334</text:span></text:p>
      <text:p text:style-name="P1"><text:span text:style-name="T1">VOTE 1168122845 Campaign:ssss_uk_02A Validity:during Choice:Mark CONN:MIG01OU </text:span><text:soft-page-break/><text:span text:style-name="T1">MSISDN:00777770259999 GUID:89E322E5-0C35-48CC-AF4B-7099E4F84AAB Shortcode:63334</text:span></text:p>
      <text:p text:style-name="P1"><text:span text:style-name="T1">VOTE 1168122845 Campaign:ssss_uk_02A Validity:during Choice:Antony CONN:MIG01XU MSISDN:00777773039999 GUID:EDA60B96-898A-4B2C-B7C8-BE57F388231C Shortcode:63334</text:span></text:p>
      <text:p text:style-name="P1"><text:span text:style-name="T1">VOTE 1168122846 Campaign:ssss_uk_02A Validity:during Choice:Leon CONN:MIG01HU MSISDN:00777777569999 GUID:2553A238-0C4F-4D15-A0F0-3F8B6CE0A2F0 Shortcode:63334</text:span></text:p>
      <text:p text:style-name="P1"><text:span text:style-name="T1">VOTE 1168122846 Campaign:ssss_uk_02A Validity:during Choice:Antony CONN:MIG01OU MSISDN:00777771829999 GUID:FFA22587-C026-4EEE-AA01-CB166D4DD4BE Shortcode:63334</text:span></text:p>
      <text:p text:style-name="P1"><text:span text:style-name="T1">VOTE 1168122846 Campaign:ssss_uk_02A Validity:during Choice:Antony CONN:MIG00VU MSISDN:00777770509999 GUID:5AE39532-CA04-45BD-B834-78B9D4C26936 Shortcode:63334</text:span></text:p>
      <text:p text:style-name="P1"><text:span text:style-name="T1">VOTE 1168122848 Campaign:ssss_uk_02A Validity:during Choice:Mark CONN:MIG01OU MSISDN:00777770409999 GUID:3AA4B8B2-82E0-4A5A-83FB-A0D5EF3269DF Shortcode:63334</text:span></text:p>
      <text:p text:style-name="P1"><text:span text:style-name="T1">VOTE 1168122848 Campaign:ssss_uk_02A Validity:during Choice:Leon CONN:MIG01TU MSISDN:00777771719999 GUID:857F70B6-50DB-4BA9-9CB9-9093D0934892 Shortcode:63334</text:span></text:p>
      <text:p text:style-name="P1"><text:span text:style-name="T1">VOTE 1168122848 Campaign:ssss_uk_02A Validity:during Choice:Matthew CONN:MIG01HU MSISDN:00777778809999 GUID:B0CB1A5A-EF54-4847-BE18-8E15103BC794 Shortcode:63334</text:span></text:p>
      <text:p text:style-name="P1"><text:span text:style-name="T1">VOTE 1168122848 Campaign:ssss_uk_02A Validity:during Choice:Antony CONN:MIG01XU MSISDN:00777771269999 GUID:E0B35C98-CBD0-49A3-BF15-D1608CC45605 Shortcode:63334</text:span></text:p>
      <text:p text:style-name="P1"><text:span text:style-name="T1">VOTE 1168122849 Campaign:ssss_uk_02A Validity:during Choice:Hayley CONN:MIG00VU MSISDN:00777779619999 GUID:140BCBFD-AD78-4F9F-9CA9-AE169141597C Shortcode:63334</text:span></text:p>
      <text:p text:style-name="P1"><text:span text:style-name="T1">VOTE 1168122849 Campaign:ssss_uk_02A Validity:during Choice:Antony CONN:MIG01OU MSISDN:00777776379999 GUID:46D97F0C-5AE5-47C6-88F2-5E9DACF39DEE Shortcode:63334</text:span></text:p>
      <text:p text:style-name="P1"><text:span text:style-name="T1">VOTE 1168122848 Campaign:ssss_uk_02A Validity:during Choice:Antony CONN:MIG01XU MSISDN:00777777619999 GUID:CE515E7C-F830-4675-86D6-5F3DF6006370 Shortcode:63334</text:span></text:p>
      <text:p text:style-name="P1"><text:span text:style-name="T1">VOTE 1168122850 Campaign:ssss_uk_02A Validity:during Choice:Antony CONN:MIG01XU MSISDN:00777774059999 GUID:A8D1370B-6F67-4B06-8638-66172B3513C2 Shortcode:63334</text:span></text:p>
      <text:p text:style-name="P1"><text:span text:style-name="T1">VOTE 1168122848 Campaign:ssss_uk_02A Validity:during Choice:Antony CONN:MIG01TU MSISDN:00777776849999 GUID:457532F4-7E1A-405E-9204-95790270EA08 Shortcode:63334</text:span></text:p>
      <text:p text:style-name="P1"><text:span text:style-name="T1">VOTE 1168122851 Campaign:ssss_uk_02A Validity:during Choice:Antony CONN:MIG00VU MSISDN:00777778419999 GUID:515849D7-077C-4466-B77A-8BF5596EBECD Shortcode:63334</text:span></text:p>
      <text:p text:style-name="P1"><text:span text:style-name="T1">VOTE 1168122851 Campaign:ssss_uk_02A Validity:during Choice:Antony CONN:MIG01TU MSISDN:00777774329999 GUID:49A3D134-C88B-4D43-8D07-B47C2CAB02C1 Shortcode:63334</text:span></text:p>
      <text:p text:style-name="P1"><text:span text:style-name="T1">VOTE 1168122851 Campaign:ssss_uk_02A Validity:during Choice:Antony CONN:MIG01TU MSISDN:00777775939999 GUID:F9C6CE87-192F-4972-9650-0292A275D3F7 Shortcode:63334</text:span></text:p>
      <text:p text:style-name="P1"><text:span text:style-name="T1">VOTE 1168122851 Campaign:ssss_uk_02A Validity:during Choice:Verity CONN:MIG01XU MSISDN:00777775949999 GUID:6F5BEC32-91B2-4EAD-A559-85BF03170F0F Shortcode:63334</text:span></text:p>
      <text:p text:style-name="P1"><text:span text:style-name="T1">VOTE 1168122851 Campaign:ssss_uk_02A Validity:during Choice:Antony CONN:MIG01OU MSISDN:00777774639999 GUID:6C938FAF-ED84-413F-B102-3D7AB819FF38 Shortcode:63334</text:span></text:p>
      <text:p text:style-name="P1"><text:span text:style-name="T1">VOTE 1168122854 Campaign:ssss_uk_02A Validity:during Choice:Alan CONN:MIG01XU MSISDN:00777776089999 GUID:7B018C2B-9701-449C-BC96-17A100C4A57E Shortcode:63334</text:span></text:p>
      <text:p text:style-name="P1"><text:span text:style-name="T1">VOTE 1168122854 Campaign:ssss_uk_02A Validity:during Choice:Verity CONN:MIG00VU MSISDN:00777774429999 GUID:42A5E24E-3D95-456D-B2BD-C1DE32D24B35 Shortcode:63334</text:span></text:p>
      <text:p text:style-name="P1"><text:span text:style-name="T1">VOTE 1168122854 Campaign:ssss_uk_02A Validity:during Choice:Hayley CONN:MIG01HU MSISDN:00777778279999 GUID:0849E945-50CA-4799-97F5-B910DBF14DEC Shortcode:63334</text:span></text:p>
      <text:p text:style-name="P1"><text:span text:style-name="T1">VOTE 1168122854 Campaign:ssss_uk_02A Validity:during Choice:Hayley CONN:MIG01XU MSISDN:00777779509999 GUID:72C56128-F3D0-46DD-B1A7-CE6A7BA806CA Shortcode:63334</text:span></text:p>
      <text:p text:style-name="P1"><text:span text:style-name="T1">VOTE 1168122855 Campaign:ssss_uk_02A Validity:during Choice:Antony CONN:MIG01OU MSISDN:00777779269999 GUID:99C862F2-0BA7-479C-8E21-0EA4880DEC8E Shortcode:63334</text:span></text:p>
      <text:p text:style-name="P1"><text:span text:style-name="T1">VOTE 1168122855 Campaign:ssss_uk_02A Validity:during Choice:Gemma CONN:MIG01HU MSISDN:00777777819999 GUID:E4DCC1A1-C9C1-4AB1-BD4A-E7DDBC061D29 Shortcode:63334</text:span></text:p>
      <text:p text:style-name="P1"><text:span text:style-name="T1">VOTE 1168122845 Campaign:ssss_uk_02A Validity:during Choice:Antony CONN:MIG01OU MSISDN:00777777919999 GUID:2011B9C0-E3FD-44C1-AF31-88790DDBDC7E Shortcode:63334</text:span></text:p>
      <text:p text:style-name="P1"><text:span text:style-name="T1">VOTE 1168122851 Campaign:ssss_uk_02A Validity:during Choice:Antony CONN:MIG01TU MSISDN:00777771129999 GUID:4C64CB03-A29B-434D-91AC-5690D9827FB0 Shortcode:63334</text:span></text:p>
      <text:p text:style-name="P1"><text:span text:style-name="T1">VOTE 1168122855 Campaign:ssss_uk_02A Validity:during Choice:Hayley CONN:MIG01XU MSISDN:00777779339999 GUID:4F6BBF7B-3458-45F3-84DB-F8032105E005 Shortcode:63334</text:span></text:p>
      <text:p text:style-name="P1"><text:span text:style-name="T1">VOTE 1168122856 Campaign:ssss_uk_02A Validity:during Choice:Mark CONN:MIG01OU MSISDN:00777770849999 GUID:EF4C4BC2-30B2-4B33-BBB2-A52672CF89AC Shortcode:63334</text:span></text:p>
      <text:p text:style-name="P1"><text:span text:style-name="T1">VOTE 1168122857 Campaign:ssss_uk_02A Validity:during Choice:Alan CONN:MIG00VU MSISDN:00777776209999 GUID:1C8D90D3-39C3-439E-9E86-1496DCE99FFE Shortcode:63334</text:span></text:p>
      <text:p text:style-name="P1"><text:span text:style-name="T1">VOTE 1168122858 Campaign:ssss_uk_02A Validity:during Choice:Verity CONN:MIG01TU MSISDN:00777775329999 GUID:1D844257-7C04-43B6-B8A3-0CDD9B34C4AD Shortcode:63334</text:span></text:p>
      <text:p text:style-name="P1"><text:span text:style-name="T1">VOTE 1168122858 Campaign:ssss_uk_02A Validity:during Choice:Hayley CONN:MIG01TU </text:span><text:soft-page-break/><text:span text:style-name="T1">MSISDN:00777774549999 GUID:AAAA862F-FD91-435A-8612-16AE2A95741E Shortcode:63334</text:span></text:p>
      <text:p text:style-name="P1"><text:span text:style-name="T1">VOTE 1168122858 Campaign:ssss_uk_02A Validity:during Choice:Hayley CONN:MIG01XU MSISDN:00777772639999 GUID:F3D87AD6-E7E9-4554-8B0C-E4AC53ED9AEE Shortcode:63334</text:span></text:p>
      <text:p text:style-name="P1"><text:span text:style-name="T1">VOTE 1168122855 Campaign:ssss_uk_02A Validity:during Choice:Verity CONN:MIG01XU MSISDN:00777779539999 GUID:2CFD0CC6-5DB7-4D06-B0C7-044CF6998631 Shortcode:63334</text:span></text:p>
      <text:p text:style-name="P1"><text:span text:style-name="T1">VOTE 1168122858 Campaign:ssss_uk_02A Validity:during Choice:Hayley CONN:MIG00VU MSISDN:00777778489999 GUID:FCBCC1D1-E42F-48D6-BBF6-48195B57A61D Shortcode:63334</text:span></text:p>
      <text:p text:style-name="P1"><text:span text:style-name="T1">VOTE 1168122859 Campaign:ssss_uk_02A Validity:during Choice:Hayley CONN:MIG01OU MSISDN:00777770139999 GUID:DC859E99-42F5-47A8-BAA4-DB5F3C702B62 Shortcode:63334</text:span></text:p>
      <text:p text:style-name="P1"><text:span text:style-name="T1">VOTE 1168122860 Campaign:ssss_uk_02A Validity:during Choice:Antony CONN:MIG01TU MSISDN:00777775459999 GUID:85869256-0D58-4265-9C09-01148B6CACA8 Shortcode:63334</text:span></text:p>
      <text:p text:style-name="P1"><text:span text:style-name="T1">VOTE 1168122861 Campaign:ssss_uk_02A Validity:during Choice:Alan CONN:MIG01OU MSISDN:00777771989999 GUID:8350CB3D-522A-4799-8532-97E44D8D17F1 Shortcode:63334</text:span></text:p>
      <text:p text:style-name="P1"><text:span text:style-name="T1">VOTE 1168122861 Campaign:ssss_uk_02A Validity:during Choice:Antony CONN:MIG01XU MSISDN:00777774299999 GUID:A8B74011-6B99-4B90-BDA6-F944A1D701CE Shortcode:63334</text:span></text:p>
      <text:p text:style-name="P1"><text:span text:style-name="T1">VOTE 1168122861 Campaign:ssss_uk_02A Validity:during Choice:Antony CONN:MIG00VU MSISDN:00777779669999 GUID:A4C7DFC3-1F01-4BC1-A75D-41955936948C Shortcode:63334</text:span></text:p>
      <text:p text:style-name="P1"><text:span text:style-name="T1">VOTE 1168122861 Campaign:ssss_uk_02A Validity:during Choice:Antony CONN:MIG01XU MSISDN:00777777719999 GUID:80FF0393-CB6E-408C-B883-4D655F6E59D5 Shortcode:63334</text:span></text:p>
      <text:p text:style-name="P1"><text:span text:style-name="T1">VOTE 1168122863 Campaign:ssss_uk_02A Validity:during Choice:Alan CONN:MIG01TU MSISDN:00777773579999 GUID:0685DE6C-D2F4-48B9-A601-14C0D9D1A37E Shortcode:63334</text:span></text:p>
      <text:p text:style-name="P1"><text:span text:style-name="T1">VOTE 1168122863 Campaign:ssss_uk_02A Validity:during Choice:Antony CONN:MIG01TU MSISDN:00777778599999 GUID:0AE1FA82-0DFC-4235-970F-0D0DFA1951C8 Shortcode:63334</text:span></text:p>
      <text:p text:style-name="P1"><text:span text:style-name="T1">VOTE 1168122863 Campaign:ssss_uk_02A Validity:during Choice:Leon CONN:MIG01TU MSISDN:00777772739999 GUID:0BBBC0D4-E38B-48DF-BF59-B2AF09AFEB33 Shortcode:63334</text:span></text:p>
      <text:p text:style-name="P1"><text:span text:style-name="T1">VOTE 1168122863 Campaign:ssss_uk_02A Validity:during Choice:Antony CONN:MIG01TU MSISDN:00777771919999 GUID:107E9411-A24F-400F-B3CB-C8D0685A7963 Shortcode:63334</text:span></text:p>
      <text:p text:style-name="P1"><text:span text:style-name="T1">VOTE 1168122864 Campaign:ssss_uk_02A Validity:during Choice:Alan CONN:MIG01XU MSISDN:00777779229999 GUID:DC5268D4-BC97-456F-990B-EDAC27C8098C Shortcode:63334</text:span></text:p>
      <text:p text:style-name="P1"><text:span text:style-name="T1">VOTE 1168122864 Campaign:ssss_uk_02A Validity:during Choice:Antony CONN:MIG01OU MSISDN:00777770089999 GUID:058747C2-17F5-4843-A4E5-B5C2D31A2681 Shortcode:63334</text:span></text:p>
      <text:p text:style-name="P1"><text:span text:style-name="T1">VOTE 1168122865 Campaign:ssss_uk_02A Validity:during Choice:Alan CONN:MIG00VU MSISDN:00777771709999 GUID:FB3D3445-1D38-4838-B530-F28F20F111C6 Shortcode:63334</text:span></text:p>
      <text:p text:style-name="P1"><text:span text:style-name="T1">VOTE 1168122866 Campaign:ssss_uk_02A Validity:during Choice:Antony CONN:MIG01OU MSISDN:00777778759999 GUID:6119E850-B7CA-4737-80A1-FFBEF5BDFB13 Shortcode:63334</text:span></text:p>
      <text:p text:style-name="P1"><text:span text:style-name="T1">VOTE 1168122866 Campaign:ssss_uk_02A Validity:during Choice:Antony CONN:MIG01TU MSISDN:00777770579999 GUID:4D69274D-5171-41C5-B960-140BD1E48369 Shortcode:63334</text:span></text:p>
      <text:p text:style-name="P1"><text:span text:style-name="T1">VOTE 1168122866 Campaign:ssss_uk_02A Validity:during Choice:Antony CONN:MIG01TU MSISDN:00777772239999 GUID:56111C8D-4FCE-4AF1-A48A-A338F806E90C Shortcode:63334</text:span></text:p>
      <text:p text:style-name="P1"><text:span text:style-name="T1">VOTE 1168122866 Campaign:ssss_uk_02A Validity:during Choice:Leon CONN:MIG01TU MSISDN:00777777009999 GUID:C35D5D07-10CC-41D3-8009-BFD626BA1984 Shortcode:63334</text:span></text:p>
      <text:p text:style-name="P1"><text:span text:style-name="T1">VOTE 1168122867 Campaign:ssss_uk_02A Validity:during Choice:Alan CONN:MIG01HU MSISDN:00777771149999 GUID:64E31B9A-83A8-466B-861F-EB451939D2B2 Shortcode:63334</text:span></text:p>
      <text:p text:style-name="P1"><text:span text:style-name="T1">VOTE 1168122867 Campaign:ssss_uk_02A Validity:during Choice:Antony CONN:MIG00VU MSISDN:00777779159999 GUID:3462A8E5-93B7-429B-9D99-7A32214FA5B8 Shortcode:63334</text:span></text:p>
      <text:p text:style-name="P1"><text:span text:style-name="T1">VOTE 1168122868 Campaign:ssss_uk_02A Validity:during Choice:Antony CONN:MIG01XU MSISDN:00777779659999 GUID:00CDEF30-95E2-4907-BD6C-B531394D1416 Shortcode:63334</text:span></text:p>
      <text:p text:style-name="P1"><text:span text:style-name="T1">VOTE 1168122868 Campaign:ssss_uk_02A Validity:during Choice:Alan CONN:MIG01OU MSISDN:00777774729999 GUID:37B54D63-0C03-4A2F-95DB-375AD5C483B9 Shortcode:63334</text:span></text:p>
      <text:p text:style-name="P1"><text:span text:style-name="T1">VOTE 1168122869 Campaign:ssss_uk_02A Validity:during Choice:Antony CONN:MIG01OU MSISDN:00777771339999 GUID:198DC743-55DD-46E8-AEF7-6CB42BC5052F Shortcode:63334</text:span></text:p>
      <text:p text:style-name="P1"><text:span text:style-name="T1">VOTE 1168122869 Campaign:ssss_uk_02A Validity:during Choice:Antony CONN:MIG01TU MSISDN:00777776559999 GUID:B67D21DE-529B-457E-BEBC-2F7EC8A0107F Shortcode:63334</text:span></text:p>
      <text:p text:style-name="P1"><text:span text:style-name="T1">VOTE 1168122869 Campaign:ssss_uk_02A Validity:during Choice:Antony CONN:MIG01TU MSISDN:00777772239999 GUID:8D4AEAD0-D0FB-4112-B2BB-2976F4FE2534 Shortcode:63334</text:span></text:p>
      <text:p text:style-name="P1"><text:span text:style-name="T1">VOTE 1168122869 Campaign:ssss_uk_02A Validity:during Choice:Antony CONN:MIG01TU MSISDN:00777770409999 GUID:E8F9AD75-50DB-459D-B1FA-C3B592AABA1C Shortcode:63334</text:span></text:p>
      <text:p text:style-name="P1"><text:span text:style-name="T1">VOTE 1168122870 Campaign:ssss_uk_02A Validity:during Choice:Antony CONN:MIG01XU MSISDN:00777773619999 GUID:DFEB86DB-C334-41D8-9CFF-A2E7EA4B6173 Shortcode:63334</text:span></text:p>
      <text:p text:style-name="P1"><text:span text:style-name="T1">VOTE 1168122870 Campaign:ssss_uk_02A Validity:during Choice:Tupele CONN:MIG01OU MSISDN:00777770479999 GUID:D1B5E479-A3D4-4CF6-A676-B4D1D52BEFD6 Shortcode:63334</text:span></text:p>
      <text:p text:style-name="P1"><text:span text:style-name="T1">VOTE 1168122870 Campaign:ssss_uk_02A Validity:during Choice:Antony CONN:MIG00VU </text:span><text:soft-page-break/><text:span text:style-name="T1">MSISDN:00777771629999 GUID:E1C66B3C-2038-45A9-A91A-22F295370A99 Shortcode:63334</text:span></text:p>
      <text:p text:style-name="P1"><text:span text:style-name="T1">VOTE 1168122870 Campaign:ssss_uk_02A Validity:during Choice:Verity CONN:MIG01HU MSISDN:00777778059999 GUID:82DF4C7F-5CF1-4C88-B731-B7487F64FDF2 Shortcode:63334</text:span></text:p>
      <text:p text:style-name="P1"><text:span text:style-name="T1">VOTE 1168122870 Campaign:ssss_uk_02A Validity:during Choice:Hayley CONN:MIG01XU MSISDN:00777774429999 GUID:E9560FC6-199A-48C4-8859-905BB16965C9 Shortcode:63334</text:span></text:p>
      <text:p text:style-name="P1"><text:span text:style-name="T1">VOTE 1168122871 Campaign:ssss_uk_02A Validity:during Choice:Mark CONN:MIG01OU MSISDN:00777775519999 GUID:10EA7DF5-9218-4235-8B5A-1E9CFC6E4F9E Shortcode:63334</text:span></text:p>
      <text:p text:style-name="P1"><text:span text:style-name="T1">VOTE 1168122871 Campaign:ssss_uk_02A Validity:during Choice:Antony CONN:MIG01OU MSISDN:00777771219999 GUID:7BB8477A-A347-4428-90A9-5E62F0FE2F4A Shortcode:63334</text:span></text:p>
      <text:p text:style-name="P1"><text:span text:style-name="T1">VOTE 1168122872 Campaign:ssss_uk_02A Validity:during Choice:Verity CONN:MIG01OU MSISDN:00777772049999 GUID:FC3802C6-EE24-4D83-AB0C-C4D0BBB29609 Shortcode:63334</text:span></text:p>
      <text:p text:style-name="P1"><text:span text:style-name="T1">VOTE 1168122872 Campaign:ssss_uk_02A Validity:during Choice:Hayley CONN:MIG01OU MSISDN:00777773389999 GUID:5FF2FC7F-276F-4135-B6AA-645B067B3ACB Shortcode:63334</text:span></text:p>
      <text:p text:style-name="P1"><text:span text:style-name="T1">VOTE 1168122872 Campaign:ssss_uk_02A Validity:during Choice:Gemma CONN:MIG01TU MSISDN:00777770529999 GUID:14DE7131-E1CA-4EC1-9892-EC78DC055982 Shortcode:63334</text:span></text:p>
      <text:p text:style-name="P1"><text:span text:style-name="T1">VOTE 1168122873 Campaign:ssss_uk_02A Validity:during Choice:Hayley CONN:MIG01OU MSISDN:00777771049999 GUID:42C8C639-1EA8-4A77-8D90-066A18BC0935 Shortcode:63334</text:span></text:p>
      <text:p text:style-name="P1"><text:span text:style-name="T1">VOTE 1168122874 Campaign:ssss_uk_02A Validity:during Choice:Alan CONN:MIG01OU MSISDN:00777775369999 GUID:745C3D50-7C76-40B4-A8A1-60944E205A6A Shortcode:63334</text:span></text:p>
      <text:p text:style-name="P1"><text:span text:style-name="T1">VOTE 1168122874 Campaign:ssss_uk_02A Validity:during Choice:Antony CONN:MIG01XU MSISDN:00777775519999 GUID:32C7049E-CAC6-4EC1-B2B6-65CB56D2E66F Shortcode:63334</text:span></text:p>
      <text:p text:style-name="P1"><text:span text:style-name="T1">VOTE 1168122875 Campaign:ssss_uk_02A Validity:during Choice:Alan CONN:MIG00VU MSISDN:00777773379999 GUID:F33C79B9-539E-4858-9B35-292C5F84DEDC Shortcode:63334</text:span></text:p>
      <text:p text:style-name="P1"><text:span text:style-name="T1">VOTE 1168122876 Campaign:ssss_uk_02A Validity:during Choice:Antony CONN:MIG01OU MSISDN:00777774939999 GUID:02355032-6393-430C-B4CB-FCE03F254D25 Shortcode:63334</text:span></text:p>
      <text:p text:style-name="P1"><text:span text:style-name="T1">VOTE 1168122876 Campaign:ssss_uk_02A Validity:during Choice:Antony CONN:MIG01TU MSISDN:00777773419999 GUID:C848AFC1-A786-41BC-8754-CE3F3495B828 Shortcode:63334</text:span></text:p>
      <text:p text:style-name="P1"><text:span text:style-name="T1">VOTE 1168122876 Campaign:ssss_uk_02A Validity:during Choice:Antony CONN:MIG01TU MSISDN:00777775609999 GUID:C67A085B-FE30-486E-9725-2F3F2EB40CFA Shortcode:63334</text:span></text:p>
      <text:p text:style-name="P1"><text:span text:style-name="T1">VOTE 1168122876 Campaign:ssss_uk_02A Validity:during Choice:Mark CONN:MIG01TU MSISDN:00777774289999 GUID:2AC6435A-AC87-4F9B-9613-797B2D803D02 Shortcode:63334</text:span></text:p>
      <text:p text:style-name="P1"><text:span text:style-name="T1">VOTE 1168122878 Campaign:ssss_uk_02A Validity:during Choice:Gemma CONN:MIG01XU MSISDN:00777770779999 GUID:067DAE0C-B38D-44CA-94C1-EB2185BD300B Shortcode:63334</text:span></text:p>
      <text:p text:style-name="P1"><text:span text:style-name="T1">VOTE 1168122879 Campaign:ssss_uk_02A Validity:during Choice:Antony CONN:MIG00VU MSISDN:00777770519999 GUID:575D96B9-75CD-4ED7-A104-5092F11FB5F5 Shortcode:63334</text:span></text:p>
      <text:p text:style-name="P1"><text:span text:style-name="T1">VOTE 1168122879 Campaign:ssss_uk_02A Validity:during Choice:Antony CONN:MIG01TU MSISDN:00777779189999 GUID:F5C46129-B462-478D-88F2-F7FC3A4AE66F Shortcode:63334</text:span></text:p>
      <text:p text:style-name="P1"><text:span text:style-name="T1">VOTE 1168122879 Campaign:ssss_uk_02A Validity:during Choice:Leon CONN:MIG01TU MSISDN:00777772539999 GUID:AC458CF0-FA79-42A3-978B-FD5615BC3917 Shortcode:63334</text:span></text:p>
      <text:p text:style-name="P1"><text:span text:style-name="T1">VOTE 1168122879 Campaign:ssss_uk_02A Validity:during Choice:Leon CONN:MIG01TU MSISDN:00777773159999 GUID:2480E492-4441-4893-9908-5322331AE58E Shortcode:63334</text:span></text:p>
      <text:p text:style-name="P1"><text:span text:style-name="T1">VOTE 1168122879 Campaign:ssss_uk_02A Validity:during Choice:Antony CONN:MIG01TU MSISDN:00777776409999 GUID:B9AD6E96-CF1B-41F1-9EA1-9E0522482831 Shortcode:63334</text:span></text:p>
      <text:p text:style-name="P1"><text:span text:style-name="T1">VOTE 1168122879 Campaign:ssss_uk_02A Validity:during Choice:Mark CONN:MIG01XU MSISDN:00777772039999 GUID:6CE1FC60-7096-410B-87DA-9975229F589F Shortcode:63334</text:span></text:p>
      <text:p text:style-name="P1"><text:span text:style-name="T1">VOTE 1168122880 Campaign:ssss_uk_02A Validity:during Choice:Verity CONN:MIG01HU MSISDN:00777772679999 GUID:CCDA0C11-C10E-4A6F-A98F-042CC8EC2BB7 Shortcode:63334</text:span></text:p>
      <text:p text:style-name="P1"><text:span text:style-name="T1">VOTE 1168122880 Campaign:ssss_uk_02A Validity:during Choice:Hayley CONN:MIG01OU MSISDN:00777776349999 GUID:12ADCBD2-0621-4BD2-BB27-EF470318605F Shortcode:63334</text:span></text:p>
      <text:p text:style-name="P1"><text:span text:style-name="T1">VOTE 1168122882 Campaign:ssss_uk_02A Validity:during Choice:Antony CONN:MIG01TU MSISDN:00777776559999 GUID:436EBAA8-F8CE-4894-9EE1-9874069A96B3 Shortcode:63334</text:span></text:p>
      <text:p text:style-name="P1"><text:span text:style-name="T1">VOTE 1168122882 Campaign:ssss_uk_02A Validity:during Choice:Antony CONN:MIG01TU MSISDN:00777778019999 GUID:F2E736EB-76F3-4C04-A88E-CB7436AE92E9 Shortcode:63334</text:span></text:p>
      <text:p text:style-name="P1"><text:span text:style-name="T1">VOTE 1168122883 Campaign:ssss_uk_02A Validity:during Choice:Antony CONN:MIG01OU MSISDN:00777778149999 GUID:CDDE70EB-CC06-48E7-BA7A-B3D6AA6E0052 Shortcode:63334</text:span></text:p>
      <text:p text:style-name="P1"><text:span text:style-name="T1">VOTE 1168122883 Campaign:ssss_uk_02A Validity:during Choice:Hayley CONN:MIG01OU MSISDN:00777779779999 GUID:713F1E73-7C16-4C21-8BB1-AD9F4B9FF53B Shortcode:63334</text:span></text:p>
      <text:p text:style-name="P1"><text:span text:style-name="T1">VOTE 1168122885 Campaign:ssss_uk_02A Validity:during Choice:Antony CONN:MIG01TU MSISDN:00777777809999 GUID:8CD46C96-D46E-496C-A00D-B29185E50A6C Shortcode:63334</text:span></text:p>
      <text:p text:style-name="P1"><text:span text:style-name="T1">VOTE 1168122885 Campaign:ssss_uk_02A Validity:during Choice:Antony CONN:MIG01TU MSISDN:00777778609999 GUID:E8271732-1370-4E61-84BD-7F6C3D23F3EA Shortcode:63334</text:span></text:p>
      <text:p text:style-name="P1"><text:span text:style-name="T1">VOTE 1168122885 Campaign:ssss_uk_02A Validity:during Choice:Antony CONN:MIG01TU </text:span><text:soft-page-break/><text:span text:style-name="T1">MSISDN:00777775219999 GUID:AD1C95D5-6C9D-4F98-92E8-841058D2C54F Shortcode:63334</text:span></text:p>
      <text:p text:style-name="P1"><text:span text:style-name="T1">VOTE 1168122885 Campaign:ssss_uk_02A Validity:during Choice:Leon CONN:MIG01XU MSISDN:00777776279999 GUID:E3098F26-A4E0-45C3-B8E4-A8D68CC3843C Shortcode:63334</text:span></text:p>
      <text:p text:style-name="P1"><text:span text:style-name="T1">VOTE 1168122885 Campaign:ssss_uk_02A Validity:during Choice:Antony CONN:MIG01OU MSISDN:00777776789999 GUID:A5B60820-FDA8-4354-B880-5E4E2E5DE73D Shortcode:63334</text:span></text:p>
      <text:p text:style-name="P1"><text:span text:style-name="T1">VOTE 1168122885 Campaign:ssss_uk_02A Validity:during Choice:Hayley CONN:MIG00VU MSISDN:00777779589999 GUID:7BCED980-C4C9-4791-BBE7-E65D033407A4 Shortcode:63334</text:span></text:p>
      <text:p text:style-name="P1"><text:span text:style-name="T1">VOTE 1168122885 Campaign:ssss_uk_02A Validity:during Choice:Gemma CONN:MIG01HU MSISDN:00777779059999 GUID:467CB969-E996-44FC-939C-FCA6FFBBB87B Shortcode:63334</text:span></text:p>
      <text:p text:style-name="P1"><text:span text:style-name="T1">VOTE 1168122886 Campaign:ssss_uk_02A Validity:during Choice:Alan CONN:MIG01XU MSISDN:00777770379999 GUID:22299083-3621-4A10-8C68-381528F96710 Shortcode:63334</text:span></text:p>
      <text:p text:style-name="P1"><text:span text:style-name="T1">VOTE 1168122887 Campaign:ssss_uk_02A Validity:during Choice:Antony CONN:MIG01OU MSISDN:00777775389999 GUID:C9D3B95D-445B-4E3B-9C34-9B8378C1943B Shortcode:63334</text:span></text:p>
      <text:p text:style-name="P1"><text:span text:style-name="T1">VOTE 1168122888 Campaign:ssss_uk_02A Validity:during Choice:Verity CONN:MIG01TU MSISDN:00777770839999 GUID:35DDBF46-0CE3-4198-8C23-7A7C5F232C52 Shortcode:63334</text:span></text:p>
      <text:p text:style-name="P1"><text:span text:style-name="T1">VOTE 1168122889 Campaign:ssss_uk_02A Validity:during Choice:Hayley CONN:MIG01HU MSISDN:00777777849999 GUID:E343BDC4-FBEA-4AF0-A4C5-CBCA3D726FCC Shortcode:63334</text:span></text:p>
      <text:p text:style-name="P1"><text:span text:style-name="T1">VOTE 1168122889 Campaign:ssss_uk_02A Validity:during Choice:Alan CONN:MIG01XU MSISDN:00777778679999 GUID:91ADC8B3-ADFB-406D-8B93-AA0BD8FCA422 Shortcode:63334</text:span></text:p>
      <text:p text:style-name="P1"><text:span text:style-name="T1">VOTE 1168122890 Campaign:ssss_uk_02A Validity:during Choice:Hayley CONN:MIG01HU MSISDN:00777777579999 GUID:6F7ABF5F-01D2-4D0F-ADB9-321A5FCB8C32 Shortcode:63334</text:span></text:p>
      <text:p text:style-name="P1"><text:span text:style-name="T1">VOTE 1168122892 Campaign:ssss_uk_02A Validity:during Choice:Antony CONN:MIG01XU MSISDN:00777779509999 GUID:5B701E74-BA40-4BE0-AB46-961E88E3A55D Shortcode:63334</text:span></text:p>
      <text:p text:style-name="P1"><text:span text:style-name="T1">VOTE 1168122893 Campaign:ssss_uk_02A Validity:during Choice:Hayley CONN:MIG00VU MSISDN:00777779769999 GUID:B8A10579-C1E2-4D3F-96EE-D2EEBD8E82CB Shortcode:63334</text:span></text:p>
      <text:p text:style-name="P1"><text:span text:style-name="T1">VOTE 1168122894 Campaign:ssss_uk_02A Validity:during Choice:Antony CONN:MIG01TU MSISDN:00777773509999 GUID:949939BB-F3EA-47E8-8A42-ED17BFD52639 Shortcode:63334</text:span></text:p>
      <text:p text:style-name="P1"><text:span text:style-name="T1">VOTE 1168122894 Campaign:ssss_uk_02A Validity:during Choice:Hayley CONN:MIG01TU MSISDN:00777774969999 GUID:54358BA4-3E01-4F69-8E56-5DAB6B0ABB6B Shortcode:63334</text:span></text:p>
      <text:p text:style-name="P1"><text:span text:style-name="T1">VOTE 1168122894 Campaign:ssss_uk_02A Validity:during Choice:Antony CONN:MIG01OU MSISDN:00777779109999 GUID:2A4C54DE-AB98-460F-8554-D5275B1CC6BD Shortcode:63334</text:span></text:p>
      <text:p text:style-name="P1"><text:span text:style-name="T1">VOTE 1168122895 Campaign:ssss_uk_02A Validity:during Choice:Antony CONN:MIG01XU MSISDN:00777775519999 GUID:E8A9E52A-B73E-42FF-9087-DBB45F7CF3EF Shortcode:63334</text:span></text:p>
      <text:p text:style-name="P1"><text:span text:style-name="T1">VOTE 1168122895 Campaign:ssss_uk_02A Validity:during Choice:Verity CONN:MIG00VU MSISDN:00777773139999 GUID:AA6E5D41-B23B-4B8C-AA44-C81535BBEA63 Shortcode:63334</text:span></text:p>
      <text:p text:style-name="P1"><text:span text:style-name="T1">VOTE 1168122895 Campaign:ssss_uk_02A Validity:during Choice:Alan CONN:MIG01XU MSISDN:00777774579999 GUID:3529D94F-662F-412B-9064-A683B7DB0729 Shortcode:63334</text:span></text:p>
      <text:p text:style-name="P1"><text:span text:style-name="T1">VOTE 1168122897 Campaign:ssss_uk_02A Validity:during Choice:Antony CONN:MIG01TU MSISDN:00777775999999 GUID:B8B2687B-77F4-4122-B37F-DD6FCFB56E45 Shortcode:63334</text:span></text:p>
      <text:p text:style-name="P1"><text:span text:style-name="T1">VOTE 1168122897 Campaign:ssss_uk_02A Validity:during Choice:Gemma CONN:MIG01TU MSISDN:00777771099999 GUID:528BB397-093F-4EA6-9CB4-9C5FA8404D37 Shortcode:63334</text:span></text:p>
      <text:p text:style-name="P1"><text:span text:style-name="T1">VOTE 1168122894 Campaign:ssss_uk_02A Validity:during Choice:Alan CONN:MIG01TU MSISDN:00777771349999 GUID:7E3CDC2E-75E2-4D4F-8088-8DA0EB0C6FD3 Shortcode:63334</text:span></text:p>
      <text:p text:style-name="P1"><text:span text:style-name="T1">VOTE 1168122900 Campaign:ssss_uk_02A Validity:during Choice:Hayley CONN:MIG01TU MSISDN:00777778359999 GUID:9ED99EAD-9C86-49CD-A21F-ED18CA06E98E Shortcode:63334</text:span></text:p>
      <text:p text:style-name="P1"><text:span text:style-name="T1">VOTE 1168122900 Campaign:ssss_uk_02A Validity:during Choice:Antony CONN:MIG01TU MSISDN:00777774529999 GUID:392CBE75-85C1-4995-8D47-5B3818496801 Shortcode:63334</text:span></text:p>
      <text:p text:style-name="P1"><text:span text:style-name="T1">VOTE 1168122900 Campaign:ssss_uk_02A Validity:during Choice:Mark CONN:MIG01TU MSISDN:00777772779999 GUID:E4ADAF0D-8D35-45F1-BA20-E0105A7BD49B Shortcode:63334</text:span></text:p>
      <text:p text:style-name="P1"><text:span text:style-name="T1">VOTE 1168122900 Campaign:ssss_uk_02A Validity:during Choice:Antony CONN:MIG01OU MSISDN:00777777869999 GUID:B24FE663-F057-4E7A-8107-E8CED63AE2E8 Shortcode:63334</text:span></text:p>
      <text:p text:style-name="P1"><text:span text:style-name="T1">VOTE 1168122901 Campaign:ssss_uk_02A Validity:during Choice:Verity CONN:MIG01OU MSISDN:00777775029999 GUID:5A442BAD-8F63-44B0-B11F-ACD45DC90C12 Shortcode:63334</text:span></text:p>
      <text:p text:style-name="P1"><text:span text:style-name="T1">VOTE 1168122903 Campaign:ssss_uk_02A Validity:during Choice:Leon CONN:MIG01XU MSISDN:00777778849999 GUID:17D72D21-949C-435C-BBC9-2D3BBC204EE8 Shortcode:63334</text:span></text:p>
      <text:p text:style-name="P1"><text:span text:style-name="T1">VOTE 1168122904 Campaign:ssss_uk_02A Validity:during Choice:Matthew CONN:MIG01XU MSISDN:00777776239999 GUID:920AB629-D7AB-426C-A28F-BFD09DB30328 Shortcode:63334</text:span></text:p>
      <text:p text:style-name="P1"><text:span text:style-name="T1">VOTE 1168122900 Campaign:ssss_uk_02A Validity:during Choice:Antony CONN:MIG00VU MSISDN:00777779649999 GUID:695B2101-5777-44D0-A845-682C74240BA9 Shortcode:63334</text:span></text:p>
      <text:p text:style-name="P1"><text:span text:style-name="T1">VOTE 1168122906 Campaign:ssss_uk_02A Validity:during Choice:Verity CONN:MIG01TU MSISDN:00777771199999 GUID:E8891E0F-8E34-43A8-B157-47B3C17013B6 Shortcode:63334</text:span></text:p>
      <text:p text:style-name="P1"><text:span text:style-name="T1">VOTE 1168122907 Campaign:ssss_uk_02A Validity:during Choice:Alan CONN:MIG01XU </text:span><text:soft-page-break/><text:span text:style-name="T1">MSISDN:00777774319999 GUID:CEC15B2B-CC48-4103-915B-9AA06C596FEA Shortcode:63334</text:span></text:p>
      <text:p text:style-name="P1"><text:span text:style-name="T1">VOTE 1168122908 Campaign:ssss_uk_02A Validity:during Choice:Hayley CONN:MIG00VU MSISDN:00777773889999 GUID:B4983721-48F3-4014-95F5-8CDCC4B4A6C7 Shortcode:63334</text:span></text:p>
      <text:p text:style-name="P1"><text:span text:style-name="T1">VOTE 1168122909 Campaign:ssss_uk_02A Validity:during Choice:Antony CONN:MIG01TU MSISDN:00777779769999 GUID:D2C3352B-8AD8-4A4B-A78F-85E04C82A94B Shortcode:63334</text:span></text:p>
      <text:p text:style-name="P1"><text:span text:style-name="T1">VOTE 1168122909 Campaign:ssss_uk_02A Validity:during Choice:Matthew CONN:MIG01TU MSISDN:00777778019999 GUID:05A81569-83EF-4DD7-85D7-E1CFE5BC5ACD Shortcode:63334</text:span></text:p>
      <text:p text:style-name="P1"><text:span text:style-name="T1">VOTE 1168122909 Campaign:ssss_uk_02A Validity:during Choice:Antony CONN:MIG01HU MSISDN:00777778419999 GUID:65DCFE2E-4A37-409B-967F-46931429C866 Shortcode:63334</text:span></text:p>
      <text:p text:style-name="P1"><text:span text:style-name="T1">VOTE 1168122912 Campaign:ssss_uk_02A Validity:during Choice:Gemma CONN:MIG01TU MSISDN:00777771699999 GUID:87B3FE84-49B4-4586-8D58-168A40930C61 Shortcode:63334</text:span></text:p>
      <text:p text:style-name="P1"><text:span text:style-name="T1">VOTE 1168122915 Campaign:ssss_uk_02A Validity:during Choice:Gemma CONN:MIG01TU MSISDN:00777778069999 GUID:A4385FD7-CBF1-42F7-912D-6D94ED270969 Shortcode:63334</text:span></text:p>
      <text:p text:style-name="P1"><text:span text:style-name="T1">VOTE 1168122915 Campaign:ssss_uk_02A Validity:during Choice:Leon CONN:MIG01TU MSISDN:00777772479999 GUID:74DCE0FF-DBF4-46DD-B836-812627912888 Shortcode:63334</text:span></text:p>
      <text:p text:style-name="P1"><text:span text:style-name="T1">VOTE 1168122918 Campaign:ssss_uk_02A Validity:during Choice:Matthew CONN:MIG01XU MSISDN:00777774209999 GUID:74647678-C31D-4037-8041-1F9C9C776D1F Shortcode:63334</text:span></text:p>
      <text:p text:style-name="P1"><text:span text:style-name="T1">VOTE 1168122918 Campaign:ssss_uk_02A Validity:during Choice:Alan CONN:MIG01XU MSISDN:00777772769999 GUID:5889E512-8FE4-4B1C-84CC-D96B787C9F6F Shortcode:63334</text:span></text:p>
      <text:p text:style-name="P1"><text:span text:style-name="T1">VOTE 1168122921 Campaign:ssss_uk_02A Validity:during Choice:Alan CONN:MIG00VU MSISDN:00777779589999 GUID:C57571A3-3F20-4B58-9FDE-D1E456B11047 Shortcode:63334</text:span></text:p>
      <text:p text:style-name="P1"><text:span text:style-name="T1">VOTE 1168122921 Campaign:ssss_uk_02A Validity:during Choice:Matthew CONN:MIG01TU MSISDN:00777776379999 GUID:FE0B7C36-35A3-4F9C-A507-19FC5AC9A328 Shortcode:63334</text:span></text:p>
      <text:p text:style-name="P1"><text:span text:style-name="T1">VOTE 1168122928 Campaign:ssss_uk_02A Validity:during Choice:Hayley CONN:MIG01XU MSISDN:00777776629999 GUID:97669B68-3D6A-49D0-A11E-3D9D580D429F Shortcode:63334</text:span></text:p>
      <text:p text:style-name="P1"><text:span text:style-name="T1">VOTE 1168122930 Campaign:ssss_uk_02A Validity:during Choice:Antony CONN:MIG01HU MSISDN:00777778479999 GUID:3ECFF1A1-50E3-4F48-884A-6B4C06FCC4F8 Shortcode:63334</text:span></text:p>
      <text:p text:style-name="P1"><text:span text:style-name="T1">VOTE 1168122927 Campaign:ssss_uk_02A Validity:during Choice:Hayley CONN:MIG01TU MSISDN:00777774639999 GUID:CB62B36D-7089-4C3B-A1EF-650A2D8D1341 Shortcode:63334</text:span></text:p>
      <text:p text:style-name="P1"><text:span text:style-name="T1">VOTE 1168122931 Campaign:ssss_uk_02A Validity:during Choice:Antony CONN:MIG01XU MSISDN:00777770989999 GUID:E9E5D339-7431-4960-A4B5-3AB116A0DD95 Shortcode:63334</text:span></text:p>
      <text:p text:style-name="P1"><text:span text:style-name="T1">VOTE 1168122921 Campaign:ssss_uk_02A Validity:during Choice:Antony CONN:MIG01TU MSISDN:00777776879999 GUID:C9747582-6300-4E48-BEF4-38B3DDA7321E Shortcode:63334</text:span></text:p>
      <text:p text:style-name="P1"><text:span text:style-name="T1">VOTE 1168122932 Campaign:ssss_uk_02A Validity:during Choice:Antony CONN:MIG00VU MSISDN:00777776169999 GUID:88C6AA30-3224-4739-BB58-82CC35CC60D5 Shortcode:63334</text:span></text:p>
      <text:p text:style-name="P1"><text:span text:style-name="T1">VOTE 1168122932 Campaign:ssss_uk_02A Validity:during Choice:Alan CONN:MIG01OU MSISDN:00777771989999 GUID:A9DEF9F3-2D91-4FDA-9ED1-8CD22185C7B3 Shortcode:63334</text:span></text:p>
      <text:p text:style-name="P1"><text:span text:style-name="T1">VOTE 1168122932 Campaign:ssss_uk_02A Validity:during Choice:Antony CONN:MIG01OU MSISDN:00777779269999 GUID:A36645AD-1BCF-443E-961D-A05EF22F042A Shortcode:63334</text:span></text:p>
      <text:p text:style-name="P1"><text:span text:style-name="T1">VOTE 1168122932 Campaign:ssss_uk_02A Validity:during Choice:Antony CONN:MIG01OU MSISDN:00777775089999 GUID:F05C6149-27C8-4D7D-9A2F-6A94240AE920 Shortcode:63334</text:span></text:p>
      <text:p text:style-name="P1"><text:span text:style-name="T1">VOTE 1168122932 Campaign:ssss_uk_02A Validity:during Choice:Antony CONN:MIG01OU MSISDN:00777776689999 GUID:C325447C-EE77-4318-9F10-6FBE0CFD3A8D Shortcode:63334</text:span></text:p>
      <text:p text:style-name="P1"><text:span text:style-name="T1">VOTE 1168122933 Campaign:ssss_uk_02A Validity:during Choice:Gemma CONN:MIG01OU MSISDN:00777779279999 GUID:63FABC34-65B1-4E56-9A2A-DD7F2D3091F1 Shortcode:63334</text:span></text:p>
      <text:p text:style-name="P1"><text:span text:style-name="T1">VOTE 1168122933 Campaign:ssss_uk_02A Validity:during Choice:Antony CONN:MIG00VU MSISDN:00777776229999 GUID:21EE78EC-B665-41A5-939B-FE3D45C88E2E Shortcode:63334</text:span></text:p>
      <text:p text:style-name="P1"><text:span text:style-name="T1">VOTE 1168122933 Campaign:ssss_uk_02A Validity:during Choice:Mark CONN:MIG01TU MSISDN:00777771349999 GUID:0C206CD0-98B1-46BB-921D-D1671ADA40A5 Shortcode:63334</text:span></text:p>
      <text:p text:style-name="P1"><text:span text:style-name="T1">VOTE 1168122933 Campaign:ssss_uk_02A Validity:during Choice:Antony CONN:MIG01TU MSISDN:00777771949999 GUID:EA0ECBF4-29C8-46F4-8693-57C9371122F1 Shortcode:63334</text:span></text:p>
      <text:p text:style-name="P1"><text:span text:style-name="T1">VOTE 1168122933 Campaign:ssss_uk_02A Validity:during Choice:Mark CONN:MIG01XU MSISDN:00777778969999 GUID:AA060B3F-DF82-44F4-A640-D5528396EC5E Shortcode:63334</text:span></text:p>
      <text:p text:style-name="P1"><text:span text:style-name="T1">VOTE 1168122933 Campaign:ssss_uk_02A Validity:during Choice:Antony CONN:MIG01XU MSISDN:00777776039999 GUID:4292A0D9-651F-45A1-9CA6-8BC6DAFC325A Shortcode:63334</text:span></text:p>
      <text:p text:style-name="P1"><text:span text:style-name="T1">VOTE 1168122935 Campaign:ssss_uk_02A Validity:during Choice:Verity CONN:MIG01OU MSISDN:00777776459999 GUID:6036DA7D-14D4-4081-939E-289DD26F7357 Shortcode:63334</text:span></text:p>
      <text:p text:style-name="P1"><text:span text:style-name="T1">VOTE 1168122935 Campaign:ssss_uk_02A Validity:during Choice:Alan CONN:MIG01OU MSISDN:00777771249999 GUID:B9A2E6EC-42A4-4084-9EDF-C2C6A1EE803D Shortcode:63334</text:span></text:p>
      <text:p text:style-name="P1"><text:span text:style-name="T1">VOTE 1168122936 Campaign:ssss_uk_02A Validity:during Choice:Antony CONN:MIG01XU MSISDN:00777772289999 GUID:837BA938-07B1-4098-AC70-3D115AF6FE83 Shortcode:63334</text:span></text:p>
      <text:p text:style-name="P1"><text:span text:style-name="T1">VOTE 1168122936 Campaign:ssss_uk_02A Validity:during Choice:Leon CONN:MIG01OU </text:span><text:soft-page-break/><text:span text:style-name="T1">MSISDN:00777772459999 GUID:41A1A10C-0ABB-4505-B356-F9C6CA6BFD33 Shortcode:63334</text:span></text:p>
      <text:p text:style-name="P1"><text:span text:style-name="T1">VOTE 1168122936 Campaign:ssss_uk_02A Validity:during Choice:Verity CONN:MIG00VU MSISDN:00777777389999 GUID:603AEE8E-A899-46D0-84D9-9E398A1AC4FF Shortcode:63334</text:span></text:p>
      <text:p text:style-name="P1"><text:span text:style-name="T1">VOTE 1168122936 Campaign:ssss_uk_02A Validity:during Choice:Antony CONN:MIG01TU MSISDN:00777777659999 GUID:56CCE4AB-E920-4733-B0B3-F6E8E994848E Shortcode:63334</text:span></text:p>
      <text:p text:style-name="P1"><text:span text:style-name="T1">VOTE 1168122936 Campaign:ssss_uk_02A Validity:during Choice:Antony CONN:MIG01TU MSISDN:00777771389999 GUID:F3CD7D78-3C9F-4B38-B134-7CD2368457F9 Shortcode:63334</text:span></text:p>
      <text:p text:style-name="P1"><text:span text:style-name="T1">VOTE 1168122936 Campaign:ssss_uk_02A Validity:during Choice:Antony CONN:MIG01TU MSISDN:00777777459999 GUID:3AF950B0-3B11-4821-96E7-4A10B9233695 Shortcode:63334</text:span></text:p>
      <text:p text:style-name="P1"><text:span text:style-name="T1">VOTE 1168122937 Campaign:ssss_uk_02A Validity:during Choice:Antony CONN:MIG01XU MSISDN:00777776459999 GUID:6842CB80-B37A-4ED4-BCC9-81B26453DB65 Shortcode:63334</text:span></text:p>
      <text:p text:style-name="P1"><text:span text:style-name="T1">VOTE 1168122938 Campaign:ssss_uk_02A Validity:during Choice:Matthew CONN:MIG00VU MSISDN:00777779599999 GUID:10CE0174-371A-4A33-B520-06B394A7F3B2 Shortcode:63334</text:span></text:p>
      <text:p text:style-name="P1"><text:span text:style-name="T1">VOTE 1168122938 Campaign:ssss_uk_02A Validity:during Choice:Antony CONN:MIG01OU MSISDN:00777777969999 GUID:59D943D9-B895-4A4E-99F8-DF1DF35FA254 Shortcode:63334</text:span></text:p>
      <text:p text:style-name="P1"><text:span text:style-name="T1">VOTE 1168122939 Campaign:ssss_uk_02A Validity:during Choice:Alan CONN:MIG01XU MSISDN:00777771319999 GUID:2BB819F7-1A35-439E-BEF0-ED1FA98E9E63 Shortcode:63334</text:span></text:p>
      <text:p text:style-name="P1"><text:span text:style-name="T1">VOTE 1168122939 Campaign:ssss_uk_02A Validity:during Choice:Gemma CONN:MIG01OU MSISDN:00777776229999 GUID:AC569290-0FF3-4975-A2B1-4CD353A17C37 Shortcode:63334</text:span></text:p>
      <text:p text:style-name="P1"><text:span text:style-name="T1">VOTE 1168122939 Campaign:ssss_uk_02A Validity:during Choice:Alan CONN:MIG01OU MSISDN:00777771709999 GUID:8C660EEA-5928-4188-AC8C-588A6D49402A Shortcode:63334</text:span></text:p>
      <text:p text:style-name="P1"><text:span text:style-name="T1">VOTE 1168122939 Campaign:ssss_uk_02A Validity:during Choice:Hayley CONN:MIG01TU MSISDN:00777773919999 GUID:56F22099-CF4B-44B2-AA66-B6A07FF3676D Shortcode:63334</text:span></text:p>
      <text:p text:style-name="P1"><text:span text:style-name="T1">VOTE 1168122939 Campaign:ssss_uk_02A Validity:during Choice:Matthew CONN:MIG01TU MSISDN:00777771129999 GUID:E145D0AF-4F8B-4AAF-8AE2-4FA5BBE3B3BE Shortcode:63334</text:span></text:p>
      <text:p text:style-name="P1"><text:span text:style-name="T1">VOTE 1168122939 Campaign:ssss_uk_02A Validity:during Choice:Hayley CONN:MIG01TU MSISDN:00777770579999 GUID:C39B6988-229B-4852-9987-14C38A90C8B2 Shortcode:63334</text:span></text:p>
      <text:p text:style-name="P1"><text:span text:style-name="T1">VOTE 1168122939 Campaign:ssss_uk_02A Validity:during Choice:Verity CONN:MIG01OU MSISDN:00777776299999 GUID:17B6D9EE-0983-49A4-A389-7FF49E198C9A Shortcode:63334</text:span></text:p>
      <text:p text:style-name="P1"><text:span text:style-name="T1">VOTE 1168122940 Campaign:ssss_uk_02A Validity:during Choice:Matthew CONN:MIG01HU MSISDN:00777778809999 GUID:D8EE0CC3-050B-4167-A15D-9EA2C1472364 Shortcode:63334</text:span></text:p>
      <text:p text:style-name="P1"><text:span text:style-name="T1">VOTE 1168122940 Campaign:ssss_uk_02A Validity:during Choice:Verity CONN:MIG01OU MSISDN:00777770909999 GUID:4D880064-8229-437D-9A7B-D75E9BBED063 Shortcode:63334</text:span></text:p>
      <text:p text:style-name="P1"><text:span text:style-name="T1">VOTE 1168122940 Campaign:ssss_uk_02A Validity:during Choice:Hayley CONN:MIG01OU MSISDN:00777773759999 GUID:4C8601D6-2594-464F-85FE-4E2A04B25CC4 Shortcode:63334</text:span></text:p>
      <text:p text:style-name="P1"><text:span text:style-name="T1">VOTE 1168122941 Campaign:ssss_uk_02A Validity:during Choice:Mark CONN:MIG01OU MSISDN:00777779619999 GUID:2CF7D0F5-E69C-49CF-B47F-E849922C0E04 Shortcode:63334</text:span></text:p>
      <text:p text:style-name="P1"><text:span text:style-name="T1">VOTE 1168122941 Campaign:ssss_uk_02A Validity:during Choice:Antony CONN:MIG01OU MSISDN:00777772049999 GUID:DF2FFB59-2B7E-48DF-A9AA-949253AC7119 Shortcode:63334</text:span></text:p>
      <text:p text:style-name="P1"><text:span text:style-name="T1">VOTE 1168122942 Campaign:ssss_uk_02A Validity:during Choice:Tupele CONN:MIG00VU MSISDN:00777778509999 GUID:66819EDD-BA09-4052-ADDC-6088FAADEE0F Shortcode:63334</text:span></text:p>
      <text:p text:style-name="P1"><text:span text:style-name="T1">VOTE 1168122942 Campaign:ssss_uk_02A Validity:during Choice:Antony CONN:MIG01HU MSISDN:00777772679999 GUID:20641D54-8EC5-4F68-9BA6-44EA092B7D79 Shortcode:63334</text:span></text:p>
      <text:p text:style-name="P1"><text:span text:style-name="T1">VOTE 1168122942 Campaign:ssss_uk_02A Validity:during Choice:Antony CONN:MIG01XU MSISDN:00777771209999 GUID:86D41033-A793-4C05-96D7-4E893B72F00F Shortcode:63334</text:span></text:p>
      <text:p text:style-name="P1"><text:span text:style-name="T1">VOTE 1168122942 Campaign:ssss_uk_02A Validity:during Choice:Matthew CONN:MIG01TU MSISDN:00777776919999 GUID:36920A6B-30F5-4CDF-9C34-99266E7435A1 Shortcode:63334</text:span></text:p>
      <text:p text:style-name="P1"><text:span text:style-name="T1">VOTE 1168122942 Campaign:ssss_uk_02A Validity:during Choice:Antony CONN:MIG01OU MSISDN:00777773439999 GUID:9513ECA9-38E9-4270-9B95-B340E92E5280 Shortcode:63334</text:span></text:p>
      <text:p text:style-name="P1"><text:span text:style-name="T1">VOTE 1168122943 Campaign:ssss_uk_02A Validity:during Choice:Gemma CONN:MIG01HU MSISDN:00777777759999 GUID:915CD5D9-659C-4AD2-B301-48149C319F0C Shortcode:63334</text:span></text:p>
      <text:p text:style-name="P1"><text:span text:style-name="T1">VOTE 1168122945 Campaign:ssss_uk_02A Validity:during Choice:Antony CONN:MIG01OU MSISDN:00777776689999 GUID:3908DBC7-D1DA-41C4-B7F5-95C939504790 Shortcode:63334</text:span></text:p>
      <text:p text:style-name="P1"><text:span text:style-name="T1">VOTE 1168122947 Campaign:ssss_uk_02A Validity:during Choice:Antony CONN:MIG00VU MSISDN:00777777679999 GUID:F9BC0C9D-DC33-4DD6-AF0B-14A9A1869B05 Shortcode:63334</text:span></text:p>
      <text:p text:style-name="P1"><text:span text:style-name="T1">VOTE 1168122948 Campaign:ssss_uk_02A Validity:during Choice:Tupele CONN:MIG01TU MSISDN:00777770799999 GUID:CB17C99F-4D7D-42C0-A0EF-464951E40CE0 Shortcode:63334</text:span></text:p>
      <text:p text:style-name="P1"><text:span text:style-name="T1">VOTE 1168122948 Campaign:ssss_uk_02A Validity:during Choice:Hayley CONN:MIG01TU MSISDN:00777778009999 GUID:F4D860FE-D0B0-40CC-A5E1-892C413AFD24 Shortcode:63334</text:span></text:p>
      <text:p text:style-name="P1"><text:span text:style-name="T1">VOTE 1168122950 Campaign:ssss_uk_02A Validity:during Choice:Mark CONN:MIG01XU MSISDN:00777775089999 GUID:E99D48AA-22F9-47D9-AC07-91929B92A6CC Shortcode:63334</text:span></text:p>
      <text:p text:style-name="P1"><text:span text:style-name="T1">VOTE 1168122951 Campaign:ssss_uk_02A Validity:during Choice:Hayley CONN:MIG01OU </text:span><text:soft-page-break/><text:span text:style-name="T1">MSISDN:00777779969999 GUID:BEBA09C1-42FF-4E2D-B972-DF1A725DEEB2 Shortcode:63334</text:span></text:p>
      <text:p text:style-name="P1"><text:span text:style-name="T1">VOTE 1168122952 Campaign:ssss_uk_02A Validity:during Choice:Antony CONN:MIG01OU MSISDN:00777777889999 GUID:A9627246-1478-401E-BBEF-95F17554326B Shortcode:63334</text:span></text:p>
      <text:p text:style-name="P1"><text:span text:style-name="T1">VOTE 1168122952 Campaign:ssss_uk_02A Validity:during Choice:Matthew CONN:MIG01HU MSISDN:00777778809999 GUID:6C9EFCA3-0BB4-41C9-8BB9-51D2B9FC36D7 Shortcode:63334</text:span></text:p>
      <text:p text:style-name="P1"><text:span text:style-name="T1">VOTE 1168122954 Campaign:ssss_uk_02A Validity:during Choice:Verity CONN:MIG01OU MSISDN:00777774539999 GUID:425BD9AC-2719-4E5D-8058-ECD4D3CBA859 Shortcode:63334</text:span></text:p>
      <text:p text:style-name="P1"><text:span text:style-name="T1">VOTE 1168122954 Campaign:ssss_uk_02A Validity:during Choice:Hayley CONN:MIG01XU MSISDN:00777770739999 GUID:736C693E-F212-4354-BE52-7B2403564979 Shortcode:63334</text:span></text:p>
      <text:p text:style-name="P1"><text:span text:style-name="T1">VOTE 1168122954 Campaign:ssss_uk_02A Validity:during Choice:Antony CONN:MIG00VU MSISDN:00777775919999 GUID:AB73172A-696D-4DDB-AFC5-6FA2D850F809 Shortcode:63334</text:span></text:p>
      <text:p text:style-name="P1"><text:span text:style-name="T1">VOTE 1168122956 Campaign:ssss_uk_02A Validity:during Choice:Antony CONN:MIG01OU MSISDN:00777771079999 GUID:5BCFB8EB-BF6A-40DD-BF4F-22118AA0F329 Shortcode:63334</text:span></text:p>
      <text:p text:style-name="P1"><text:span text:style-name="T1">VOTE 1168122957 Campaign:ssss_uk_02A Validity:during Choice:Antony CONN:MIG01TU MSISDN:00777778679999 GUID:E654DC7E-3504-481C-AF58-886BB74A8B80 Shortcode:63334</text:span></text:p>
      <text:p text:style-name="P1"><text:span text:style-name="T1">VOTE 1168122958 Campaign:ssss_uk_02A Validity:during Choice:Gemma CONN:MIG01OU MSISDN:00777779279999 GUID:9C72FC74-FD5A-4626-B4FB-326BEBB4CB43 Shortcode:63334</text:span></text:p>
      <text:p text:style-name="P1"><text:span text:style-name="T1">VOTE 1168122958 Campaign:ssss_uk_02A Validity:during Choice:Antony CONN:MIG01XU MSISDN:00777772879999 GUID:31FF3FE1-D4DB-46F0-8267-ACDA09A3CC3E Shortcode:63334</text:span></text:p>
      <text:p text:style-name="P1"><text:span text:style-name="T1">VOTE 1168122958 Campaign:ssss_uk_02A Validity:during Choice:Verity CONN:MIG01OU MSISDN:00777776299999 GUID:B15499CE-E7A2-4479-B8BD-18CF1C9115E0 Shortcode:63334</text:span></text:p>
      <text:p text:style-name="P1"><text:span text:style-name="T1">VOTE 1168122959 Campaign:ssss_uk_02A Validity:during Choice:Antony CONN:MIG01XU MSISDN:00777774819999 GUID:E5246381-F2C3-49F4-B6EF-6E45AC839286 Shortcode:63334</text:span></text:p>
      <text:p text:style-name="P1"><text:span text:style-name="T1">VOTE 1168122959 Campaign:ssss_uk_02A Validity:during Choice:Mark CONN:MIG01HU MSISDN:00777778849999 GUID:665936E6-37F9-4943-B9F9-282934E14050 Shortcode:63334</text:span></text:p>
      <text:p text:style-name="P1"><text:span text:style-name="T1">VOTE 1168122959 Campaign:ssss_uk_02A Validity:during Choice:Antony CONN:MIG00VU MSISDN:00777771709999 GUID:77B983B5-1339-4546-AF3A-A083C7C76AAF Shortcode:63334</text:span></text:p>
      <text:p text:style-name="P1"><text:span text:style-name="T1">VOTE 1168122961 Campaign:ssss_uk_02A Validity:during Choice:Antony CONN:MIG01OU MSISDN:00777776689999 GUID:FA8D2173-53F4-48B3-AF9D-0C251B671AC4 Shortcode:63334</text:span></text:p>
      <text:p text:style-name="P1"><text:span text:style-name="T1">VOTE 1168122961 Campaign:ssss_uk_02A Validity:during Choice:Verity CONN:MIG01XU MSISDN:00777771849999 GUID:2BA8F80F-0676-4059-B310-BA57138E2578 Shortcode:63334</text:span></text:p>
      <text:p text:style-name="P1"><text:span text:style-name="T1">VOTE 1168122961 Campaign:ssss_uk_02A Validity:during Choice:Verity CONN:MIG01OU MSISDN:00777770159999 GUID:8AC464F8-88AC-4380-8804-328F3D110831 Shortcode:63334</text:span></text:p>
      <text:p text:style-name="P1"><text:span text:style-name="T1">VOTE 1168122962 Campaign:ssss_uk_02A Validity:during Choice:Gemma CONN:MIG01XU MSISDN:00777772889999 GUID:7C6D9025-A5E2-441D-A3CC-5CCE2D324CD3 Shortcode:63334</text:span></text:p>
      <text:p text:style-name="P1"><text:span text:style-name="T1">VOTE 1168122962 Campaign:ssss_uk_02A Validity:during Choice:Verity CONN:MIG01OU MSISDN:00777774439999 GUID:AED5B012-0F96-4067-BA11-1F2A350FD08A Shortcode:63334</text:span></text:p>
      <text:p text:style-name="P1"><text:span text:style-name="T1">VOTE 1168122963 Campaign:ssss_uk_02A Validity:during Choice:Alan CONN:MIG01OU MSISDN:00777771299999 GUID:D9D1DB62-1843-4667-A599-45C3111B6CFB Shortcode:63334</text:span></text:p>
      <text:p text:style-name="P1"><text:span text:style-name="T1">VOTE 1168122963 Campaign:ssss_uk_02A Validity:during Choice:Antony CONN:MIG01TU MSISDN:00777773509999 GUID:83D3BDEC-D0E3-4D02-8D64-29089AE8D24C Shortcode:63334</text:span></text:p>
      <text:p text:style-name="P1"><text:span text:style-name="T1">VOTE 1168122963 Campaign:ssss_uk_02A Validity:during Choice:Gemma CONN:MIG00VU MSISDN:00777774349999 GUID:EA3BD5AD-78B1-41FB-9C1C-AD09F5D05D82 Shortcode:63334</text:span></text:p>
      <text:p text:style-name="P1"><text:span text:style-name="T1">VOTE 1168122964 Campaign:ssss_uk_02A Validity:during Choice:Verity CONN:MIG01OU MSISDN:00777770049999 GUID:C2B3B749-D841-4255-890A-FEB8933107F4 Shortcode:63334</text:span></text:p>
      <text:p text:style-name="P1"><text:span text:style-name="T1">VOTE 1168122964 Campaign:ssss_uk_02A Validity:during Choice:Antony CONN:MIG00VU MSISDN:00777773309999 GUID:835E5B63-275E-4FD7-B210-8B7E9C1C5851 Shortcode:63334</text:span></text:p>
      <text:p text:style-name="P1"><text:span text:style-name="T1">VOTE 1168122965 Campaign:ssss_uk_02A Validity:during Choice:Antony CONN:MIG01OU MSISDN:00777770239999 GUID:31A02436-F9C1-4516-A955-3A571DB79583 Shortcode:63334</text:span></text:p>
      <text:p text:style-name="P1"><text:span text:style-name="T1">VOTE 1168122965 Campaign:ssss_uk_02A Validity:during Choice:Alan CONN:MIG01XU MSISDN:00777774909999 GUID:627C011B-A9D1-4DE5-9F11-7A20B41CC169 Shortcode:63334</text:span></text:p>
      <text:p text:style-name="P1"><text:span text:style-name="T1">VOTE 1168122966 Campaign:ssss_uk_02A Validity:during Choice:Antony CONN:MIG01OU MSISDN:00777772199999 GUID:F64B88BF-123A-41D8-B8B9-6E2588FB8319 Shortcode:63334</text:span></text:p>
      <text:p text:style-name="P1"><text:span text:style-name="T1">VOTE 1168122966 Campaign:ssss_uk_02A Validity:during Choice:Antony CONN:MIG01OU MSISDN:00777772529999 GUID:87772F52-B5C9-4D9F-8301-961ACA0FCCC1 Shortcode:63334</text:span></text:p>
      <text:p text:style-name="P1"><text:span text:style-name="T1">VOTE 1168122966 Campaign:ssss_uk_02A Validity:during Choice:Antony CONN:MIG01XU MSISDN:00777778459999 GUID:025AE69D-A773-45DF-9D04-DC8A636DD65E Shortcode:63334</text:span></text:p>
      <text:p text:style-name="P1"><text:span text:style-name="T1">VOTE 1168122966 Campaign:ssss_uk_02A Validity:during Choice:Antony CONN:MIG01TU MSISDN:00777770129999 GUID:57B9BE87-C1C1-4F80-ACFC-B32CB88CE463 Shortcode:63334</text:span></text:p>
      <text:p text:style-name="P1"><text:span text:style-name="T1">VOTE 1168122967 Campaign:ssss_uk_02A Validity:during Choice:Antony CONN:MIG01OU MSISDN:00777771539999 GUID:3F66DF37-7B95-49AB-A773-70E4BA7DE8E7 Shortcode:63334</text:span></text:p>
      <text:p text:style-name="P1"><text:span text:style-name="T1">VOTE 1168122967 Campaign:ssss_uk_02A Validity:during Choice:Antony CONN:MIG01OU </text:span><text:soft-page-break/><text:span text:style-name="T1">MSISDN:00777771729999 GUID:03219AC9-8CBC-4080-AB47-F675CCC8BF64 Shortcode:63334</text:span></text:p>
      <text:p text:style-name="P1"><text:span text:style-name="T1">VOTE 1168122967 Campaign:ssss_uk_02A Validity:during Choice:Tupele CONN:MIG01OU MSISDN:00777776639999 GUID:AD519B42-5BC6-4F78-9B7F-1C0B1A4AA033 Shortcode:63334</text:span></text:p>
      <text:p text:style-name="P1"><text:span text:style-name="T1">VOTE 1168122967 Campaign:ssss_uk_02A Validity:during Choice:Verity CONN:MIG01XU MSISDN:00777774909999 GUID:BA2BD940-6918-42F5-B85F-E77D0487052E Shortcode:63334</text:span></text:p>
      <text:p text:style-name="P1"><text:span text:style-name="T1">VOTE 1168122967 Campaign:ssss_uk_02A Validity:during Choice:Matthew CONN:MIG01HU MSISDN:00777778809999 GUID:4D9E827D-DBE6-4E5C-848B-3834793D2DF6 Shortcode:63334</text:span></text:p>
      <text:p text:style-name="P1"><text:span text:style-name="T1">VOTE 1168122967 Campaign:ssss_uk_02A Validity:during Choice:Alan CONN:MIG01OU MSISDN:00777770689999 GUID:563EB780-DE32-4A62-81FE-8F37B80B71BD Shortcode:63334</text:span></text:p>
      <text:p text:style-name="P1"><text:span text:style-name="T1">VOTE 1168122967 Campaign:ssss_uk_02A Validity:during Choice:Alan CONN:MIG01OU MSISDN:00777776949999 GUID:1FCD1B86-CF4C-4EF2-8329-8F5B108C3F31 Shortcode:63334</text:span></text:p>
      <text:p text:style-name="P1"><text:span text:style-name="T1">VOTE 1168122967 Campaign:ssss_uk_02A Validity:during Choice:Mark CONN:MIG01XU MSISDN:00777776169999 GUID:07C41B97-D27F-495F-B3E3-50758EA9082B Shortcode:63334</text:span></text:p>
      <text:p text:style-name="P1"><text:span text:style-name="T1">VOTE 1168122968 Campaign:ssss_uk_02A Validity:during Choice:Antony CONN:MIG01OU MSISDN:00777775059999 GUID:98B4EE78-2AA0-480A-BC83-0EB1C5AB5404 Shortcode:63334</text:span></text:p>
      <text:p text:style-name="P1"><text:span text:style-name="T1">VOTE 1168122968 Campaign:ssss_uk_02A Validity:during Choice:Leon CONN:MIG01OU MSISDN:00777772169999 GUID:E7A7A0F8-FBE4-4C0A-BDE7-3E7093B0C122 Shortcode:63334</text:span></text:p>
      <text:p text:style-name="P1"><text:span text:style-name="T1">VOTE 1168122968 Campaign:ssss_uk_02A Validity:during Choice:Alan CONN:MIG01XU MSISDN:00777772219999 GUID:952CC747-6543-428C-9762-D49C278C2325 Shortcode:63334</text:span></text:p>
      <text:p text:style-name="P1"><text:span text:style-name="T1">VOTE 1168122968 Campaign:ssss_uk_02A Validity:during Choice:Verity CONN:MIG01XU MSISDN:00777778939999 GUID:BF9274F3-67F8-446C-BB3B-F5912E3E6B88 Shortcode:63334</text:span></text:p>
      <text:p text:style-name="P1"><text:span text:style-name="T1">VOTE 1168122968 Campaign:ssss_uk_02A Validity:during Choice:Antony CONN:MIG01OU MSISDN:00777779109999 GUID:BBCF13E2-D9EF-4A01-9123-8E98C87D7C1B Shortcode:63334</text:span></text:p>
      <text:p text:style-name="P1"><text:span text:style-name="T1">VOTE 1168122968 Campaign:ssss_uk_02A Validity:during Choice:Antony CONN:MIG01XU MSISDN:00777776029999 GUID:1FBD5458-7060-48F1-9175-71F0E1CAE7DB Shortcode:63334</text:span></text:p>
      <text:p text:style-name="P1"><text:span text:style-name="T1">VOTE 1168122968 Campaign:ssss_uk_02A Validity:during Choice:Hayley CONN:MIG01XU MSISDN:00777773309999 GUID:988A972A-6FDB-4122-8C33-6F7E9FE4AE0A Shortcode:63334</text:span></text:p>
      <text:p text:style-name="P1"><text:span text:style-name="T1">VOTE 1168122968 Campaign:ssss_uk_02A Validity:during Choice:Gemma CONN:MIG01OU MSISDN:00777775029999 GUID:D5BC59D7-725E-4576-AE7D-CFADF1D6D38C Shortcode:63334</text:span></text:p>
      <text:p text:style-name="P1"><text:span text:style-name="T1">VOTE 1168122969 Campaign:ssss_uk_02A Validity:during Choice:Leon CONN:MIG01OU MSISDN:00777772409999 GUID:8C248457-BC14-4AB0-8C89-857337C995B0 Shortcode:63334</text:span></text:p>
      <text:p text:style-name="P1"><text:span text:style-name="T1">VOTE 1168122969 Campaign:ssss_uk_02A Validity:during Choice:Verity CONN:MIG01OU MSISDN:00777779309999 GUID:39649FBB-5740-4C5F-BD7D-E936D05D683F Shortcode:63334</text:span></text:p>
      <text:p text:style-name="P1"><text:span text:style-name="T1">VOTE 1168122969 Campaign:ssss_uk_02A Validity:during Choice:Antony CONN:MIG01XU MSISDN:00777772899999 GUID:BF02891A-D946-4DDE-A896-36390EFF79C5 Shortcode:63334</text:span></text:p>
      <text:p text:style-name="P1"><text:span text:style-name="T1">VOTE 1168122969 Campaign:ssss_uk_02A Validity:during Choice:Alan CONN:MIG01OU MSISDN:00777777019999 GUID:2D7F974B-EF3E-46A6-AD1D-FB5CD6A99391 Shortcode:63334</text:span></text:p>
      <text:p text:style-name="P1"><text:span text:style-name="T1">VOTE 1168122969 Campaign:ssss_uk_02A Validity:during Choice:Antony CONN:MIG01XU MSISDN:00777776149999 GUID:4729FEA7-6938-43B5-9589-55665C504B41 Shortcode:63334</text:span></text:p>
      <text:p text:style-name="P1"><text:span text:style-name="T1">VOTE 1168122969 Campaign:ssss_uk_02A Validity:during Choice:Antony CONN:MIG01OU MSISDN:00777774939999 GUID:4A070A51-5F91-41DF-BC01-18EACA670E66 Shortcode:63334</text:span></text:p>
      <text:p text:style-name="P1"><text:span text:style-name="T1">VOTE 1168122969 Campaign:ssss_uk_02A Validity:during Choice:Gemma CONN:MIG01OU MSISDN:00777776129999 GUID:D5C5A4DB-F636-40CA-9D8E-72F6BF9A24A8 Shortcode:63334</text:span></text:p>
      <text:p text:style-name="P1"><text:span text:style-name="T1">VOTE 1168122969 Campaign:ssss_uk_02A Validity:during Choice:Tupele CONN:MIG01OU MSISDN:00777776229999 GUID:A144F142-65D1-4530-960D-0A025F56EDE6 Shortcode:63334</text:span></text:p>
      <text:p text:style-name="P1"><text:span text:style-name="T1">VOTE 1168122969 Campaign:ssss_uk_02A Validity:during Choice:Verity CONN:MIG01OU MSISDN:00777777719999 GUID:9790E430-BA31-4A11-B492-C7CB42855D7E Shortcode:63334</text:span></text:p>
      <text:p text:style-name="P1"><text:span text:style-name="T1">VOTE 1168122969 Campaign:ssss_uk_02A Validity:during Choice:Antony CONN:MIG01XU MSISDN:00777776889999 GUID:B931A6E3-610D-4849-AB36-A89FB3D58F99 Shortcode:63334</text:span></text:p>
      <text:p text:style-name="P1"><text:span text:style-name="T1">VOTE 1168122969 Campaign:ssss_uk_02A Validity:during Choice:Antony CONN:MIG01TU MSISDN:00777776659999 GUID:C98853F1-519C-4270-A25C-9454CE50D1A8 Shortcode:63334</text:span></text:p>
      <text:p text:style-name="P1"><text:span text:style-name="T1">VOTE 1168122969 Campaign:ssss_uk_02A Validity:during Choice:Antony CONN:MIG01TU MSISDN:00777772599999 GUID:EE729CAE-2E69-488C-AE33-639F2F231BDD Shortcode:63334</text:span></text:p>
      <text:p text:style-name="P1"><text:span text:style-name="T1">VOTE 1168122969 Campaign:ssss_uk_02A Validity:during Choice:Mark CONN:MIG01TU MSISDN:00777772219999 GUID:DBC9A00B-8AEC-4AAD-99D7-6F997FDD9477 Shortcode:63334</text:span></text:p>
      <text:p text:style-name="P1"><text:span text:style-name="T1">VOTE 1168122970 Campaign:ssss_uk_02A Validity:during Choice:Antony CONN:MIG01OU MSISDN:00777777589999 GUID:091B73E6-6010-4B03-8934-7A86B0C046A9 Shortcode:63334</text:span></text:p>
      <text:p text:style-name="P1"><text:span text:style-name="T1">VOTE 1168122970 Campaign:ssss_uk_02A Validity:during Choice:Verity CONN:MIG01OU MSISDN:00777776939999 GUID:F517DC14-1CA9-480A-BF7B-1E14A6828320 Shortcode:63334</text:span></text:p>
      <text:p text:style-name="P1"><text:span text:style-name="T1">VOTE 1168122970 Campaign:ssss_uk_02A Validity:during Choice:Antony CONN:MIG01OU MSISDN:00777774379999 GUID:1E963205-0241-4782-BFF5-C8FF306CD2F4 Shortcode:63334</text:span></text:p>
      <text:p text:style-name="P1"><text:span text:style-name="T1">VOTE 1168122970 Campaign:ssss_uk_02A Validity:during Choice:Antony CONN:MIG01OU </text:span><text:soft-page-break/><text:span text:style-name="T1">MSISDN:00777775529999 GUID:C0BA4BCD-35B9-4972-BE9C-74BBA8BFA247 Shortcode:63334</text:span></text:p>
      <text:p text:style-name="P1"><text:span text:style-name="T1">VOTE 1168122970 Campaign:ssss_uk_02A Validity:during Choice:Verity CONN:MIG01XU MSISDN:00777773239999 GUID:C2FF33CF-85D4-4B36-B533-178A73142E3F Shortcode:63334</text:span></text:p>
      <text:p text:style-name="P1"><text:span text:style-name="T1">VOTE 1168122970 Campaign:ssss_uk_02A Validity:during Choice:Mark CONN:MIG01OU MSISDN:00777776509999 GUID:F8D048E1-C126-4EE9-A11A-06AC78D2C4BF Shortcode:63334</text:span></text:p>
      <text:p text:style-name="P1"><text:span text:style-name="T1">VOTE 1168122970 Campaign:ssss_uk_02A Validity:during Choice:Gemma CONN:MIG01XU MSISDN:00777774279999 GUID:63FEF394-E7A0-48C5-AC54-45FD4056CFA8 Shortcode:63334</text:span></text:p>
      <text:p text:style-name="P1"><text:span text:style-name="T1">VOTE 1168122970 Campaign:ssss_uk_02A Validity:during Choice:Mark CONN:MIG01OU MSISDN:00777775139999 GUID:036C8155-C8EC-4958-9E03-4BE4185CC633 Shortcode:63334</text:span></text:p>
      <text:p text:style-name="P1"><text:span text:style-name="T1">VOTE 1168122970 Campaign:ssss_uk_02A Validity:during Choice:Alan CONN:MIG01OU MSISDN:00777774949999 GUID:E1D60EC2-9786-40F7-9A52-5951C4505ACB Shortcode:63334</text:span></text:p>
      <text:p text:style-name="P1"><text:span text:style-name="T1">VOTE 1168122970 Campaign:ssss_uk_02A Validity:during Choice:Verity CONN:MIG01OU MSISDN:00777776969999 GUID:5A3A01F2-A667-4207-BDCD-AB3916C3B9E1 Shortcode:63334</text:span></text:p>
      <text:p text:style-name="P1"><text:span text:style-name="T1">VOTE 1168122970 Campaign:ssss_uk_02A Validity:during Choice:Antony CONN:MIG01OU MSISDN:00777772429999 GUID:E2C7A9CD-B39F-4496-92C8-A538A39C61AD Shortcode:63334</text:span></text:p>
      <text:p text:style-name="P1"><text:span text:style-name="T1">VOTE 1168122970 Campaign:ssss_uk_02A Validity:during Choice:Antony CONN:MIG01OU MSISDN:00777776739999 GUID:C7851C10-641A-45DF-95F8-2830AA41772A Shortcode:63334</text:span></text:p>
      <text:p text:style-name="P1"><text:span text:style-name="T1">VOTE 1168122970 Campaign:ssss_uk_02A Validity:during Choice:Alan CONN:MIG01OU MSISDN:00777779429999 GUID:4286582C-CDC6-4775-82D8-2B1D3C818BD7 Shortcode:63334</text:span></text:p>
      <text:p text:style-name="P1"><text:span text:style-name="T1">VOTE 1168122970 Campaign:ssss_uk_02A Validity:during Choice:Alan CONN:MIG01OU MSISDN:00777779069999 GUID:C989344D-207C-4171-91AA-95F61ED1668B Shortcode:63334</text:span></text:p>
      <text:p text:style-name="P1"><text:span text:style-name="T1">VOTE 1168122970 Campaign:ssss_uk_02A Validity:during Choice:Antony CONN:MIG01OU MSISDN:00777779449999 GUID:341F8A06-C059-4F73-854B-0E6EA86054CC Shortcode:63334</text:span></text:p>
      <text:p text:style-name="P1"><text:span text:style-name="T1">VOTE 1168122971 Campaign:ssss_uk_02A Validity:during Choice:Verity CONN:MIG01XU MSISDN:00777776499999 GUID:02CE88FA-7943-4978-B977-C6D4DD8493B7 Shortcode:63334</text:span></text:p>
      <text:p text:style-name="P1"><text:span text:style-name="T1">VOTE 1168122971 Campaign:ssss_uk_02A Validity:during Choice:Verity CONN:MIG01XU MSISDN:00777772139999 GUID:8961764A-FCCD-460D-904E-79F96EB4F4D7 Shortcode:63334</text:span></text:p>
      <text:p text:style-name="P1"><text:span text:style-name="T1">VOTE 1168122971 Campaign:ssss_uk_02A Validity:during Choice:Antony CONN:MIG01OU MSISDN:00777772419999 GUID:AAF57A5E-99EA-458F-AEB1-20B5CA17D9C4 Shortcode:63334</text:span></text:p>
      <text:p text:style-name="P1"><text:span text:style-name="T1">VOTE 1168122971 Campaign:ssss_uk_02A Validity:during Choice:Leon CONN:MIG01XU MSISDN:00777776509999 GUID:110FC6C3-76B0-471E-9641-65BA17C8AABD Shortcode:63334</text:span></text:p>
      <text:p text:style-name="P1"><text:span text:style-name="T1">VOTE 1168122971 Campaign:ssss_uk_02A Validity:during Choice:Verity CONN:MIG01XU MSISDN:00777774529999 GUID:36253425-1B99-4A19-84F0-5DE6856B61C0 Shortcode:63334</text:span></text:p>
      <text:p text:style-name="P1"><text:span text:style-name="T1">VOTE 1168122971 Campaign:ssss_uk_02A Validity:during Choice:Mark CONN:MIG01OU MSISDN:00777775769999 GUID:51D9422C-1540-4AD0-9A25-5C9F2B05E603 Shortcode:63334</text:span></text:p>
      <text:p text:style-name="P1"><text:span text:style-name="T1">VOTE 1168122971 Campaign:ssss_uk_02A Validity:during Choice:Alan CONN:MIG01OU MSISDN:00777779919999 GUID:D3C3102D-8549-4407-B230-5829C5218A06 Shortcode:63334</text:span></text:p>
      <text:p text:style-name="P1"><text:span text:style-name="T1">VOTE 1168122971 Campaign:ssss_uk_02A Validity:during Choice:Alan CONN:MIG01OU MSISDN:00777772339999 GUID:2682B1DE-9F96-4D04-B54F-169FE185DDF8 Shortcode:63334</text:span></text:p>
      <text:p text:style-name="P1"><text:span text:style-name="T1">VOTE 1168122971 Campaign:ssss_uk_02A Validity:during Choice:Mark CONN:MIG01OU MSISDN:00777779729999 GUID:B89E5D9A-C3A1-4E61-8BD3-2EC601981849 Shortcode:63334</text:span></text:p>
      <text:p text:style-name="P1"><text:span text:style-name="T1">VOTE 1168122971 Campaign:ssss_uk_02A Validity:during Choice:Alan CONN:MIG01OU MSISDN:00777770079999 GUID:D5EC4380-85C8-4492-9FA2-56878123C31D Shortcode:63334</text:span></text:p>
      <text:p text:style-name="P1"><text:span text:style-name="T1">VOTE 1168122971 Campaign:ssss_uk_02A Validity:during Choice:Alan CONN:MIG01XU MSISDN:00777773759999 GUID:D2D3437B-2550-44E4-9E57-E6E2EB4033B1 Shortcode:63334</text:span></text:p>
      <text:p text:style-name="P1"><text:span text:style-name="T1">VOTE 1168122971 Campaign:ssss_uk_02A Validity:during Choice:Gemma CONN:MIG01OU MSISDN:00777779189999 GUID:BB75F2BF-ABA5-4C46-AE9E-43D7B902C609 Shortcode:63334</text:span></text:p>
      <text:p text:style-name="P1"><text:span text:style-name="T1">VOTE 1168122971 Campaign:ssss_uk_02A Validity:during Choice:Mark CONN:MIG01XU MSISDN:00777771549999 GUID:E60BECE0-1793-480A-A5B9-DB50D99D3DB4 Shortcode:63334</text:span></text:p>
      <text:p text:style-name="P1"><text:span text:style-name="T1">VOTE 1168122971 Campaign:ssss_uk_02A Validity:during Choice:Mark CONN:MIG01OU MSISDN:00777770939999 GUID:2429D32D-A21D-4396-B176-A45CFB1ABE2E Shortcode:63334</text:span></text:p>
      <text:p text:style-name="P1"><text:span text:style-name="T1">VOTE 1168122971 Campaign:ssss_uk_02A Validity:during Choice:Matthew CONN:MIG01OU MSISDN:00777770529999 GUID:567ADE8E-CFD3-43B1-ADEB-61DE94633387 Shortcode:63334</text:span></text:p>
      <text:p text:style-name="P1"><text:span text:style-name="T1">VOTE 1168122972 Campaign:ssss_uk_02A Validity:during Choice:Verity CONN:MIG01XU MSISDN:00777774889999 GUID:087DEA25-F0FE-427B-B317-3CA4A3D69E50 Shortcode:63334</text:span></text:p>
      <text:p text:style-name="P1"><text:span text:style-name="T1">VOTE 1168122972 Campaign:ssss_uk_02A Validity:during Choice:Leon CONN:MIG01OU MSISDN:00777775759999 GUID:9A9F51BF-7DB2-4542-A615-609B37B38E8A Shortcode:63334</text:span></text:p>
      <text:p text:style-name="P1"><text:span text:style-name="T1">VOTE 1168122972 Campaign:ssss_uk_02A Validity:during Choice:Hayley CONN:MIG01OU MSISDN:00777774079999 GUID:5C85104C-7ED4-4BA6-97F1-FE689AEC28EC Shortcode:63334</text:span></text:p>
      <text:p text:style-name="P1"><text:span text:style-name="T1">VOTE 1168122972 Campaign:ssss_uk_02A Validity:during Choice:Antony CONN:MIG01OU MSISDN:00777776479999 GUID:540C511F-DB8D-450A-A309-5655738DA336 Shortcode:63334</text:span></text:p>
      <text:p text:style-name="P1"><text:span text:style-name="T1">VOTE 1168122972 Campaign:ssss_uk_02A Validity:during Choice:Mark CONN:MIG01OU </text:span><text:soft-page-break/><text:span text:style-name="T1">MSISDN:00777772029999 GUID:1DF8D539-E022-43F4-B021-F6BF3F45F6AC Shortcode:63334</text:span></text:p>
      <text:p text:style-name="P1"><text:span text:style-name="T1">VOTE 1168122968 Campaign:ssss_uk_02A Validity:during Choice:Mark CONN:MIG01XU MSISDN:00777772279999 GUID:F8E03D6B-8EB2-45C4-A1B6-F238B25FEEE8 Shortcode:63334</text:span></text:p>
      <text:p text:style-name="P1"><text:span text:style-name="T1">VOTE 1168122972 Campaign:ssss_uk_02A Validity:during Choice:Antony CONN:MIG01XU MSISDN:00777778369999 GUID:12950E3B-7A41-4696-8136-978EAF7243A5 Shortcode:63334</text:span></text:p>
      <text:p text:style-name="P1"><text:span text:style-name="T1">VOTE 1168122972 Campaign:ssss_uk_02A Validity:during Choice:Alan CONN:MIG01HU MSISDN:00777779369999 GUID:FDA5EFF2-B5E7-46A8-89AA-11246BB9A652 Shortcode:63334</text:span></text:p>
      <text:p text:style-name="P1"><text:span text:style-name="T1">VOTE 1168122973 Campaign:ssss_uk_02A Validity:during Choice:Verity CONN:MIG01XU MSISDN:00777773019999 GUID:B7495BDB-704C-4A08-87A3-FE2CA346DBCB Shortcode:63334</text:span></text:p>
      <text:p text:style-name="P1"><text:span text:style-name="T1">VOTE 1168122973 Campaign:ssss_uk_02A Validity:during Choice:Alan CONN:MIG01TU MSISDN:00777778769999 GUID:F3D68861-3A80-492A-8DC8-4B101E5537E5 Shortcode:63334</text:span></text:p>
      <text:p text:style-name="P1"><text:span text:style-name="T1">VOTE 1168122973 Campaign:ssss_uk_02A Validity:during Choice:Antony CONN:MIG01TU MSISDN:00777779609999 GUID:700CE6C0-4DF1-46ED-A2C2-072AA773F84C Shortcode:63334</text:span></text:p>
      <text:p text:style-name="P1"><text:span text:style-name="T1">VOTE 1168122973 Campaign:ssss_uk_02A Validity:during Choice:Leon CONN:MIG01TU MSISDN:00777770849999 GUID:9A8885C9-18D0-403D-B12C-E975F23E6BCC Shortcode:63334</text:span></text:p>
      <text:p text:style-name="P1"><text:span text:style-name="T1">VOTE 1168122973 Campaign:ssss_uk_02A Validity:during Choice:Antony CONN:MIG01XU MSISDN:00777773829999 GUID:E52B2C7F-1EE3-44F9-9748-45136F6AA9C1 Shortcode:63334</text:span></text:p>
      <text:p text:style-name="P1"><text:span text:style-name="T1">VOTE 1168122973 Campaign:ssss_uk_02A Validity:during Choice:Alan CONN:MIG01XU MSISDN:00777778309999 GUID:A3188E87-A503-4F1B-9987-B68731EA224C Shortcode:63334</text:span></text:p>
      <text:p text:style-name="P1"><text:span text:style-name="T1">VOTE 1168122973 Campaign:ssss_uk_02A Validity:during Choice:Antony CONN:MIG01TU MSISDN:00777777759999 GUID:E883D5FA-E1EC-44A5-8CD3-492123124D39 Shortcode:63334</text:span></text:p>
      <text:p text:style-name="P1"><text:span text:style-name="T1">VOTE 1168122973 Campaign:ssss_uk_02A Validity:during Choice:Leon CONN:MIG01TU MSISDN:00777777919999 GUID:9A11B60E-3952-46B3-8ACE-DF8BE0645EC9 Shortcode:63334</text:span></text:p>
      <text:p text:style-name="P1"><text:span text:style-name="T1">VOTE 1168122973 Campaign:ssss_uk_02A Validity:during Choice:Mark CONN:MIG01TU MSISDN:00777776649999 GUID:A5581CA0-5DEB-4A08-B7CD-FF0704234252 Shortcode:63334</text:span></text:p>
      <text:p text:style-name="P1"><text:span text:style-name="T1">VOTE 1168122973 Campaign:ssss_uk_02A Validity:during Choice:Antony CONN:MIG01OU MSISDN:00777775689999 GUID:17923D86-2731-40F3-8D7C-62FF874B7741 Shortcode:63334</text:span></text:p>
      <text:p text:style-name="P1"><text:span text:style-name="T1">VOTE 1168122973 Campaign:ssss_uk_02A Validity:during Choice:Mark CONN:MIG01OU MSISDN:00777770809999 GUID:D8A3D44A-7BF4-4D7E-9FF0-82D7582E9EBC Shortcode:63334</text:span></text:p>
      <text:p text:style-name="P1"><text:span text:style-name="T1">VOTE 1168122973 Campaign:ssss_uk_02A Validity:during Choice:Mark CONN:MIG01OU MSISDN:00777778499999 GUID:3D1632B7-FE24-4CD0-8235-AA25F8A74E3C Shortcode:63334</text:span></text:p>
      <text:p text:style-name="P1"><text:span text:style-name="T1">VOTE 1168122973 Campaign:ssss_uk_02A Validity:during Choice:Gemma CONN:MIG01OU MSISDN:00777773529999 GUID:62A9D7DF-45E5-4013-9A5E-C898DAA63991 Shortcode:63334</text:span></text:p>
      <text:p text:style-name="P1"><text:span text:style-name="T1">VOTE 1168122973 Campaign:ssss_uk_02A Validity:during Choice:Tupele CONN:MIG01XU MSISDN:00777776349999 GUID:356DC7B2-931D-4B7C-845C-2E36C81809B9 Shortcode:63334</text:span></text:p>
      <text:p text:style-name="P1"><text:span text:style-name="T1">VOTE 1168122973 Campaign:ssss_uk_02A Validity:during Choice:Alan CONN:MIG01XU MSISDN:00777779689999 GUID:753EFF13-371C-4E41-9CE4-2C8F8C036512 Shortcode:63334</text:span></text:p>
      <text:p text:style-name="P1"><text:span text:style-name="T1">VOTE 1168122973 Campaign:ssss_uk_02A Validity:during Choice:Antony CONN:MIG01HU MSISDN:00777773789999 GUID:4AEE62DA-0894-4A2E-99F8-18F774FE2E77 Shortcode:63334</text:span></text:p>
      <text:p text:style-name="P1"><text:span text:style-name="T1">VOTE 1168122973 Campaign:ssss_uk_02A Validity:during Choice:Gemma CONN:MIG01XU MSISDN:00777776579999 GUID:6F8AAF39-DFBE-400C-A650-EF30C2BEC6D3 Shortcode:63334</text:span></text:p>
      <text:p text:style-name="P1"><text:span text:style-name="T1">VOTE 1168122974 Campaign:ssss_uk_02A Validity:during Choice:Alan CONN:MIG01HU MSISDN:00777772849999 GUID:8716B84C-FB20-4E86-B926-D8FAFE40036C Shortcode:63334</text:span></text:p>
      <text:p text:style-name="P1"><text:span text:style-name="T1">VOTE 1168122974 Campaign:ssss_uk_02A Validity:during Choice:Alan CONN:MIG01OU MSISDN:00777770979999 GUID:CDB881A2-8995-40B7-B424-41EEBD3431C9 Shortcode:63334</text:span></text:p>
      <text:p text:style-name="P1"><text:span text:style-name="T1">VOTE 1168122974 Campaign:ssss_uk_02A Validity:during Choice:Leon CONN:MIG01XU MSISDN:00777774319999 GUID:FDFF42F0-54C4-4D57-A241-C2CB5890A0AD Shortcode:63334</text:span></text:p>
      <text:p text:style-name="P1"><text:span text:style-name="T1">VOTE 1168122974 Campaign:ssss_uk_02A Validity:during Choice:Leon CONN:MIG01HU MSISDN:00777778469999 GUID:FF6FDAA8-5449-492B-A0B1-393694461EF9 Shortcode:63334</text:span></text:p>
      <text:p text:style-name="P1"><text:span text:style-name="T1">VOTE 1168122974 Campaign:ssss_uk_02A Validity:during Choice:Antony CONN:MIG01OU MSISDN:00777777859999 GUID:5F2C0A45-798D-405B-B951-E6F436A4C241 Shortcode:63334</text:span></text:p>
      <text:p text:style-name="P1"><text:span text:style-name="T1">VOTE 1168122974 Campaign:ssss_uk_02A Validity:during Choice:Mark CONN:MIG01XU MSISDN:00777773159999 GUID:80E3CF41-4098-4F4E-836C-B5170319CEF2 Shortcode:63334</text:span></text:p>
      <text:p text:style-name="P1"><text:span text:style-name="T1">VOTE 1168122974 Campaign:ssss_uk_02A Validity:during Choice:Leon CONN:MIG01XU MSISDN:00777774739999 GUID:1AFDD45D-EFB3-480E-BA9F-6B9DCBAFC090 Shortcode:63334</text:span></text:p>
      <text:p text:style-name="P1"><text:span text:style-name="T1">VOTE 1168122970 Campaign:ssss_uk_02A Validity:during Choice:Antony CONN:MIG00VU MSISDN:00777771669999 GUID:A2215BD7-41A0-45C6-8B20-F6E79B4E4D66 Shortcode:63334</text:span></text:p>
      <text:p text:style-name="P1"><text:span text:style-name="T1">VOTE 1168122974 Campaign:ssss_uk_02A Validity:during Choice:Antony CONN:MIG01XU MSISDN:00777774819999 GUID:521ADE5E-7224-4018-9201-E22541273117 Shortcode:63334</text:span></text:p>
      <text:p text:style-name="P1"><text:span text:style-name="T1">VOTE 1168122971 Campaign:ssss_uk_02A Validity:during Choice:Antony CONN:MIG00VU MSISDN:00777777819999 GUID:7A0DBC3C-57E8-45D6-9E9B-FA2FAC85D37B Shortcode:63334</text:span></text:p>
      <text:p text:style-name="P1"><text:span text:style-name="T1">VOTE 1168122974 Campaign:ssss_uk_02A Validity:during Choice:Alan CONN:MIG01OU </text:span><text:soft-page-break/><text:span text:style-name="T1">MSISDN:00777777359999 GUID:A725B6E5-4F03-4635-9378-57845871379D Shortcode:63334</text:span></text:p>
      <text:p text:style-name="P1"><text:span text:style-name="T1">VOTE 1168122974 Campaign:ssss_uk_02A Validity:during Choice:Antony CONN:MIG00VU MSISDN:00777771919999 GUID:F4283148-BCC0-4C6C-A212-C4715AADA868 Shortcode:63334</text:span></text:p>
      <text:p text:style-name="P1"><text:span text:style-name="T1">VOTE 1168122974 Campaign:ssss_uk_02A Validity:during Choice:Antony CONN:MIG00VU MSISDN:00777779129999 GUID:12D040B7-B665-4EC6-93DB-503FA79DBEE7 Shortcode:63334</text:span></text:p>
      <text:p text:style-name="P1"><text:span text:style-name="T1">VOTE 1168122975 Campaign:ssss_uk_02A Validity:during Choice:Verity CONN:MIG00VU MSISDN:00777776009999 GUID:FD97E04C-E714-4437-B60D-7203011B6891 Shortcode:63334</text:span></text:p>
      <text:p text:style-name="P1"><text:span text:style-name="T1">VOTE 1168122975 Campaign:ssss_uk_02A Validity:during Choice:Leon CONN:MIG01XU MSISDN:00777772899999 GUID:A6A8E5D5-17E0-49CF-9A6F-6D16F754EC34 Shortcode:63334</text:span></text:p>
      <text:p text:style-name="P1"><text:span text:style-name="T1">VOTE 1168122975 Campaign:ssss_uk_02A Validity:during Choice:Tupele CONN:MIG01OU MSISDN:00777776889999 GUID:8BA0D97B-C5A4-4C97-A4B6-C0A29BFAE9CB Shortcode:63334</text:span></text:p>
      <text:p text:style-name="P1"><text:span text:style-name="T1">VOTE 1168122975 Campaign:ssss_uk_02A Validity:during Choice:Leon CONN:MIG01XU MSISDN:00777779859999 GUID:EC529589-DBEA-48F9-B45E-98A942210EE6 Shortcode:63334</text:span></text:p>
      <text:p text:style-name="P1"><text:span text:style-name="T1">VOTE 1168122975 Campaign:ssss_uk_02A Validity:during Choice:Tupele CONN:MIG01XU MSISDN:00777773159999 GUID:5425637D-40C8-474B-9760-DA05071D9AF6 Shortcode:63334</text:span></text:p>
      <text:p text:style-name="P1"><text:span text:style-name="T1">VOTE 1168122975 Campaign:ssss_uk_02A Validity:during Choice:Antony CONN:MIG01OU MSISDN:00777773369999 GUID:C2E30942-FBA0-48E2-9BFE-3B0032345D59 Shortcode:63334</text:span></text:p>
      <text:p text:style-name="P1"><text:span text:style-name="T1">VOTE 1168122975 Campaign:ssss_uk_02A Validity:during Choice:Alan CONN:MIG01OU MSISDN:00777777019999 GUID:14C98851-1474-4C1A-876F-5E0219A3D287 Shortcode:63334</text:span></text:p>
      <text:p text:style-name="P1"><text:span text:style-name="T1">VOTE 1168122975 Campaign:ssss_uk_02A Validity:during Choice:Gemma CONN:MIG01XU MSISDN:00777779759999 GUID:5B4E6116-824D-43FD-99EF-1D42C52CBD7F Shortcode:63334</text:span></text:p>
      <text:p text:style-name="P1"><text:span text:style-name="T1">VOTE 1168122975 Campaign:ssss_uk_02A Validity:during Choice:Antony CONN:MIG01OU MSISDN:00777777769999 GUID:B791BB0A-76A7-4EF4-BEF2-453479F7FD26 Shortcode:63334</text:span></text:p>
      <text:p text:style-name="P1"><text:span text:style-name="T1">VOTE 1168122975 Campaign:ssss_uk_02A Validity:during Choice:Alan CONN:MIG01XU MSISDN:00777776459999 GUID:B876345D-D77D-4F18-A8ED-BB261E81E9DE Shortcode:63334</text:span></text:p>
      <text:p text:style-name="P1"><text:span text:style-name="T1">VOTE 1168122976 Campaign:ssss_uk_02A Validity:during Choice:Antony CONN:MIG01OU MSISDN:00777775739999 GUID:B8C0AD0A-5FD7-414E-9D55-A44145F90994 Shortcode:63334</text:span></text:p>
      <text:p text:style-name="P1"><text:span text:style-name="T1">VOTE 1168122976 Campaign:ssss_uk_02A Validity:during Choice:Antony CONN:MIG00VU MSISDN:00777778869999 GUID:BDF4485D-DD17-4A5F-A991-97A2B5506413 Shortcode:63334</text:span></text:p>
      <text:p text:style-name="P1"><text:span text:style-name="T1">VOTE 1168122976 Campaign:ssss_uk_02A Validity:during Choice:Antony CONN:MIG01XU MSISDN:00777771949999 GUID:C7F2349E-2B38-4EBD-8049-747DD6908A10 Shortcode:63334</text:span></text:p>
      <text:p text:style-name="P1"><text:span text:style-name="T1">VOTE 1168122976 Campaign:ssss_uk_02A Validity:during Choice:Alan CONN:MIG01XU MSISDN:00777778499999 GUID:DE4D48E5-2591-40B7-A3B4-D1B9E596EDC4 Shortcode:63334</text:span></text:p>
      <text:p text:style-name="P1"><text:span text:style-name="T1">VOTE 1168122976 Campaign:ssss_uk_02A Validity:during Choice:Antony CONN:MIG01XU MSISDN:00777776209999 GUID:4AB23239-045E-46A3-8442-3194597F3A45 Shortcode:63334</text:span></text:p>
      <text:p text:style-name="P1"><text:span text:style-name="T1">VOTE 1168122976 Campaign:ssss_uk_02A Validity:during Choice:Antony CONN:MIG01OU MSISDN:00777776399999 GUID:64C4C301-325A-4F14-B073-0283B45F398F Shortcode:63334</text:span></text:p>
      <text:p text:style-name="P1"><text:span text:style-name="T1">VOTE 1168122976 Campaign:ssss_uk_02A Validity:during Choice:Tupele CONN:MIG01OU MSISDN:00777775509999 GUID:2D642171-AB93-4834-86E9-71F96F016120 Shortcode:63334</text:span></text:p>
      <text:p text:style-name="P1"><text:span text:style-name="T1">VOTE 1168122976 Campaign:ssss_uk_02A Validity:during Choice:Gemma CONN:MIG00VU MSISDN:00777779399999 GUID:242FEA0B-35ED-4461-9774-B1542BDAF50F Shortcode:63334</text:span></text:p>
      <text:p text:style-name="P1"><text:span text:style-name="T1">VOTE 1168122976 Campaign:ssss_uk_02A Validity:during Choice:Alan CONN:MIG01OU MSISDN:00777776699999 GUID:CD17F062-B01C-4B41-B4E0-1C929E9D3785 Shortcode:63334</text:span></text:p>
      <text:p text:style-name="P1"><text:span text:style-name="T1">VOTE 1168122976 Campaign:ssss_uk_02A Validity:during Choice:Antony CONN:MIG01OU MSISDN:00777775529999 GUID:C1EDCBFB-1030-4A6F-8C8F-D0F256DCAC4D Shortcode:63334</text:span></text:p>
      <text:p text:style-name="P1"><text:span text:style-name="T1">VOTE 1168122976 Campaign:ssss_uk_02A Validity:during Choice:Alan CONN:MIG01XU MSISDN:00777773279999 GUID:DB38E9AB-DE50-4F21-8D24-E505997722FD Shortcode:63334</text:span></text:p>
      <text:p text:style-name="P1"><text:span text:style-name="T1">VOTE 1168122976 Campaign:ssss_uk_02A Validity:during Choice:Mark CONN:MIG01XU MSISDN:00777775559999 GUID:2D530BA2-2F01-4929-87E8-F292A2FE0823 Shortcode:63334</text:span></text:p>
      <text:p text:style-name="P1"><text:span text:style-name="T1">VOTE 1168122977 Campaign:ssss_uk_02A Validity:during Choice:Gemma CONN:MIG01OU MSISDN:00777775619999 GUID:981C9D0F-21F6-41D0-8349-0B4F10FAE4E0 Shortcode:63334</text:span></text:p>
      <text:p text:style-name="P1"><text:span text:style-name="T1">VOTE 1168122977 Campaign:ssss_uk_02A Validity:during Choice:Antony CONN:MIG01XU MSISDN:00777777149999 GUID:DD42BB66-92EC-46FC-AF9B-11847AF6E485 Shortcode:63334</text:span></text:p>
      <text:p text:style-name="P1"><text:span text:style-name="T1">VOTE 1168122977 Campaign:ssss_uk_02A Validity:during Choice:Antony CONN:MIG01XU MSISDN:00777772109999 GUID:BFEE0ECF-2DCF-409D-8690-383BCE872CC5 Shortcode:63334</text:span></text:p>
      <text:p text:style-name="P1"><text:span text:style-name="T1">VOTE 1168122977 Campaign:ssss_uk_02A Validity:during Choice:Alan CONN:MIG01OU MSISDN:00777773439999 GUID:8231408F-AB57-4A73-905C-232354E6BCA2 Shortcode:63334</text:span></text:p>
      <text:p text:style-name="P1"><text:span text:style-name="T1">VOTE 1168122977 Campaign:ssss_uk_02A Validity:during Choice:Antony CONN:MIG01XU MSISDN:00777779249999 GUID:6248CAFE-AF86-4633-8D48-FE9E53A04178 Shortcode:63334</text:span></text:p>
      <text:p text:style-name="P1"><text:span text:style-name="T1">VOTE 1168122977 Campaign:ssss_uk_02A Validity:during Choice:Alan CONN:MIG01OU MSISDN:00777775299999 GUID:73F3A734-06AE-48C9-9B9B-AFBCA70FBF16 Shortcode:63334</text:span></text:p>
      <text:p text:style-name="P1"><text:span text:style-name="T1">VOTE 1168122977 Campaign:ssss_uk_02A Validity:during Choice:Gemma CONN:MIG00VU </text:span><text:soft-page-break/><text:span text:style-name="T1">MSISDN:00777770689999 GUID:97778AA7-87A0-4D1C-9F01-FD217AFA7779 Shortcode:63334</text:span></text:p>
      <text:p text:style-name="P1"><text:span text:style-name="T1">VOTE 1168122977 Campaign:ssss_uk_02A Validity:during Choice:Antony CONN:MIG01OU MSISDN:00777771219999 GUID:ADF26907-7ED1-493B-B3F0-D53B498F356C Shortcode:63334</text:span></text:p>
      <text:p text:style-name="P1"><text:span text:style-name="T1">VOTE 1168122977 Campaign:ssss_uk_02A Validity:during Choice:Antony CONN:MIG01OU MSISDN:00777770569999 GUID:A5CE974D-FF0A-49F4-9C8C-33B8F666C232 Shortcode:63334</text:span></text:p>
      <text:p text:style-name="P1"><text:span text:style-name="T1">VOTE 1168122978 Campaign:ssss_uk_02A Validity:during Choice:Antony CONN:MIG00VU MSISDN:00777770609999 GUID:17097D26-EEA6-4958-89D3-5DE5EFFFD95F Shortcode:63334</text:span></text:p>
      <text:p text:style-name="P1"><text:span text:style-name="T1">VOTE 1168122978 Campaign:ssss_uk_02A Validity:during Choice:Antony CONN:MIG01OU MSISDN:00777775319999 GUID:5A0BFB27-C2D1-44BC-9FAC-5DBDF78B38C6 Shortcode:63334</text:span></text:p>
      <text:p text:style-name="P1"><text:span text:style-name="T1">VOTE 1168122978 Campaign:ssss_uk_02A Validity:during Choice:Mark CONN:MIG01OU MSISDN:00777772829999 GUID:A84458F7-E113-4D49-A28E-E56A26E09555 Shortcode:63334</text:span></text:p>
      <text:p text:style-name="P1"><text:span text:style-name="T1">VOTE 1168122978 Campaign:ssss_uk_02A Validity:during Choice:Antony CONN:MIG01XU MSISDN:00777772049999 GUID:F3DE3AF8-5BCB-431C-82D8-873218427384 Shortcode:63334</text:span></text:p>
      <text:p text:style-name="P1"><text:span text:style-name="T1">VOTE 1168122978 Campaign:ssss_uk_02A Validity:during Choice:Antony CONN:MIG01XU MSISDN:00777774009999 GUID:D0EC8E35-B689-42AA-BE49-93738C1F5F8B Shortcode:63334</text:span></text:p>
      <text:p text:style-name="P1"><text:span text:style-name="T1">VOTE 1168122978 Campaign:ssss_uk_02A Validity:during Choice:Leon CONN:MIG01XU MSISDN:00777775769999 GUID:0562A165-4269-40FF-B6AE-DE2916F842BD Shortcode:63334</text:span></text:p>
      <text:p text:style-name="P1"><text:span text:style-name="T1">VOTE 1168122978 Campaign:ssss_uk_02A Validity:during Choice:Antony CONN:MIG01OU MSISDN:00777775129999 GUID:0ADF268C-7E89-49B5-B9B8-2270B6BE812B Shortcode:63334</text:span></text:p>
      <text:p text:style-name="P1"><text:span text:style-name="T1">VOTE 1168122978 Campaign:ssss_uk_02A Validity:during Choice:Gemma CONN:MIG01OU MSISDN:00777770209999 GUID:7D160640-F9E4-443A-8567-673E72D6963C Shortcode:63334</text:span></text:p>
      <text:p text:style-name="P1"><text:span text:style-name="T1">VOTE 1168122978 Campaign:ssss_uk_02A Validity:during Choice:Antony CONN:MIG01OU MSISDN:00777774289999 GUID:C08F5BF0-D9E4-4874-A74E-170FCD308BF3 Shortcode:63334</text:span></text:p>
      <text:p text:style-name="P1"><text:span text:style-name="T1">VOTE 1168122978 Campaign:ssss_uk_02A Validity:during Choice:Antony CONN:MIG01OU MSISDN:00777770929999 GUID:1C8C5D39-BE9B-4D67-9394-BD0B44A5892E Shortcode:63334</text:span></text:p>
      <text:p text:style-name="P1"><text:span text:style-name="T1">VOTE 1168122978 Campaign:ssss_uk_02A Validity:during Choice:Leon CONN:MIG01OU MSISDN:00777774579999 GUID:CFE36B08-444D-452A-8D40-7F60D61179AE Shortcode:63334</text:span></text:p>
      <text:p text:style-name="P1"><text:span text:style-name="T1">VOTE 1168122978 Campaign:ssss_uk_02A Validity:during Choice:Verity CONN:MIG01OU MSISDN:00777774259999 GUID:E484C33B-84FF-4410-B1FB-3905E0A255A3 Shortcode:63334</text:span></text:p>
      <text:p text:style-name="P1"><text:span text:style-name="T1">VOTE 1168122978 Campaign:ssss_uk_02A Validity:during Choice:Antony CONN:MIG01OU MSISDN:00777774809999 GUID:B29007DF-62D7-4134-9095-86626638D43D Shortcode:63334</text:span></text:p>
      <text:p text:style-name="P1"><text:span text:style-name="T1">VOTE 1168122978 Campaign:ssss_uk_02A Validity:during Choice:Mark CONN:MIG01OU MSISDN:00777779619999 GUID:C49E4B94-7EA6-42BC-9BB7-036B625D4628 Shortcode:63334</text:span></text:p>
      <text:p text:style-name="P1"><text:span text:style-name="T1">VOTE 1168122978 Campaign:ssss_uk_02A Validity:during Choice:Gemma CONN:MIG01TU MSISDN:00777777549999 GUID:B43F5518-49C4-4DF3-B918-53EEBC7DB182 Shortcode:63334</text:span></text:p>
      <text:p text:style-name="P1"><text:span text:style-name="T1">VOTE 1168122978 Campaign:ssss_uk_02A Validity:during Choice:Antony CONN:MIG01TU MSISDN:00777771319999 GUID:8445CA0C-8FEE-44B1-8693-BA1D6807FC7E Shortcode:63334</text:span></text:p>
      <text:p text:style-name="P1"><text:span text:style-name="T1">VOTE 1168122978 Campaign:ssss_uk_02A Validity:during Choice:Alan CONN:MIG01TU MSISDN:00777777659999 GUID:A884FD43-A4CD-4B75-AAA8-77D4A0688326 Shortcode:63334</text:span></text:p>
      <text:p text:style-name="P1"><text:span text:style-name="T1">VOTE 1168122978 Campaign:ssss_uk_02A Validity:during Choice:Antony CONN:MIG01OU MSISDN:00777771919999 GUID:88287D72-206D-4C57-B1CE-199F10E5809C Shortcode:63334</text:span></text:p>
      <text:p text:style-name="P1"><text:span text:style-name="T1">VOTE 1168122978 Campaign:ssss_uk_02A Validity:during Choice:Mark CONN:MIG01OU MSISDN:00777779429999 GUID:A84AD97C-A0DF-4833-9FAB-835DBAF5904E Shortcode:63334</text:span></text:p>
      <text:p text:style-name="P1"><text:span text:style-name="T1">VOTE 1168122978 Campaign:ssss_uk_02A Validity:during Choice:Antony CONN:MIG01TU MSISDN:00777776499999 GUID:C161D2A3-8ABE-4C3B-BDBA-39B211FAD443 Shortcode:63334</text:span></text:p>
      <text:p text:style-name="P1"><text:span text:style-name="T1">VOTE 1168122979 Campaign:ssss_uk_02A Validity:during Choice:Antony CONN:MIG01XU MSISDN:00777770939999 GUID:9847150C-431D-435F-9315-460EBCA680C0 Shortcode:63334</text:span></text:p>
      <text:p text:style-name="P1"><text:span text:style-name="T1">VOTE 1168122979 Campaign:ssss_uk_02A Validity:during Choice:Antony CONN:MIG01XU MSISDN:00777773489999 GUID:D0721C36-0F7B-4451-A953-E7C435D877ED Shortcode:63334</text:span></text:p>
      <text:p text:style-name="P1"><text:span text:style-name="T1">VOTE 1168122979 Campaign:ssss_uk_02A Validity:during Choice:Alan CONN:MIG01XU MSISDN:00777777979999 GUID:050B6821-C9AF-47B8-B10B-4E39761D19DB Shortcode:63334</text:span></text:p>
      <text:p text:style-name="P1"><text:span text:style-name="T1">VOTE 1168122979 Campaign:ssss_uk_02A Validity:during Choice:Alan CONN:MIG01OU MSISDN:00777774339999 GUID:F344D823-3B7C-49B0-9B0F-0D122B6E312C Shortcode:63334</text:span></text:p>
      <text:p text:style-name="P1"><text:span text:style-name="T1">VOTE 1168122979 Campaign:ssss_uk_02A Validity:during Choice:Tupele CONN:MIG01OU MSISDN:00777778319999 GUID:9835C03F-3570-4CD2-8668-CC0B17EE5618 Shortcode:63334</text:span></text:p>
      <text:p text:style-name="P1"><text:span text:style-name="T1">VOTE 1168122979 Campaign:ssss_uk_02A Validity:during Choice:Verity CONN:MIG01OU MSISDN:00777777859999 GUID:E14B3BDA-EBCD-4BAD-B887-FE3351ACDF26 Shortcode:63334</text:span></text:p>
      <text:p text:style-name="P1"><text:span text:style-name="T1">VOTE 1168122979 Campaign:ssss_uk_02A Validity:during Choice:Verity CONN:MIG01OU MSISDN:00777776689999 GUID:361FE1B4-1B68-4D4D-B55C-D46BFFC65304 Shortcode:63334</text:span></text:p>
      <text:p text:style-name="P1"><text:span text:style-name="T1">VOTE 1168122979 Campaign:ssss_uk_02A Validity:during Choice:Verity CONN:MIG01TU MSISDN:00777776539999 GUID:C23D6F5A-9111-4192-AE08-69AD27E486DB Shortcode:63334</text:span></text:p>
      <text:p text:style-name="P1"><text:span text:style-name="T1">VOTE 1168122979 Campaign:ssss_uk_02A Validity:during Choice:Antony CONN:MIG00VU </text:span><text:soft-page-break/><text:span text:style-name="T1">MSISDN:00777778089999 GUID:64195010-2232-4D1B-821D-DC351EBC1871 Shortcode:63334</text:span></text:p>
      <text:p text:style-name="P1"><text:span text:style-name="T1">VOTE 1168122979 Campaign:ssss_uk_02A Validity:during Choice:Alan CONN:MIG01TU MSISDN:00777770549999 GUID:7A066922-8998-4217-A8DB-E90A1F1C308B Shortcode:63334</text:span></text:p>
      <text:p text:style-name="P1"><text:span text:style-name="T1">VOTE 1168122979 Campaign:ssss_uk_02A Validity:during Choice:Verity CONN:MIG01OU MSISDN:00777775549999 GUID:A9452681-D5CD-460A-A9AF-AA6BE0A3E1FD Shortcode:63334</text:span></text:p>
      <text:p text:style-name="P1"><text:span text:style-name="T1">VOTE 1168122979 Campaign:ssss_uk_02A Validity:during Choice:Leon CONN:MIG01OU MSISDN:00777778849999 GUID:4A322539-1E81-4492-9D09-249206197762 Shortcode:63334</text:span></text:p>
      <text:p text:style-name="P1"><text:span text:style-name="T1">VOTE 1168122979 Campaign:ssss_uk_02A Validity:during Choice:Verity CONN:MIG01XU MSISDN:00777775759999 GUID:5D021051-DDC9-4E38-AD5C-C9BFB224180D Shortcode:63334</text:span></text:p>
      <text:p text:style-name="P1"><text:span text:style-name="T1">VOTE 1168122979 Campaign:ssss_uk_02A Validity:during Choice:Verity CONN:MIG01XU MSISDN:00777776299999 GUID:4D8714BE-24C5-4365-8372-869B3B92A542 Shortcode:63334</text:span></text:p>
      <text:p text:style-name="P1"><text:span text:style-name="T1">VOTE 1168122979 Campaign:ssss_uk_02A Validity:during Choice:Verity CONN:MIG01XU MSISDN:00777773159999 GUID:BA36AC2C-4632-440E-BC6F-594D49AF74A1 Shortcode:63334</text:span></text:p>
      <text:p text:style-name="P1"><text:span text:style-name="T1">VOTE 1168122979 Campaign:ssss_uk_02A Validity:during Choice:Leon CONN:MIG01TU MSISDN:00777776669999 GUID:4BB4AF04-8A39-497F-B11A-115C1A0A4270 Shortcode:63334</text:span></text:p>
      <text:p text:style-name="P1"><text:span text:style-name="T1">VOTE 1168122980 Campaign:ssss_uk_02A Validity:during Choice:Leon CONN:MIG01OU MSISDN:00777774169999 GUID:B1FB962C-23E8-49DE-8AE5-95B3126C1E3E Shortcode:63334</text:span></text:p>
      <text:p text:style-name="P1"><text:span text:style-name="T1">VOTE 1168122980 Campaign:ssss_uk_02A Validity:during Choice:Antony CONN:MIG01OU MSISDN:00777774829999 GUID:6C6159D9-1C60-43B6-8C1F-82A397620E60 Shortcode:63334</text:span></text:p>
      <text:p text:style-name="P1"><text:span text:style-name="T1">VOTE 1168122980 Campaign:ssss_uk_02A Validity:during Choice:Gemma CONN:MIG01OU MSISDN:00777778879999 GUID:AAFDE815-4D3F-46B8-BA2D-3AD3ED7BAA2D Shortcode:63334</text:span></text:p>
      <text:p text:style-name="P1"><text:span text:style-name="T1">VOTE 1168122980 Campaign:ssss_uk_02A Validity:during Choice:Alan CONN:MIG01OU MSISDN:00777777579999 GUID:EE1623C0-0D60-442F-B8CB-8751522666DB Shortcode:63334</text:span></text:p>
      <text:p text:style-name="P1"><text:span text:style-name="T1">VOTE 1168122980 Campaign:ssss_uk_02A Validity:during Choice:Alan CONN:MIG01TU MSISDN:00777775829999 GUID:368CAF4E-4050-446B-911B-A7D2E9961F4F Shortcode:63334</text:span></text:p>
      <text:p text:style-name="P1"><text:span text:style-name="T1">VOTE 1168122980 Campaign:ssss_uk_02A Validity:during Choice:Matthew CONN:MIG01TU MSISDN:00777777849999 GUID:DD392E8F-B578-40EE-9398-74A55C162664 Shortcode:63334</text:span></text:p>
      <text:p text:style-name="P1"><text:span text:style-name="T1">VOTE 1168122980 Campaign:ssss_uk_02A Validity:during Choice:Verity CONN:MIG01OU MSISDN:00777771059999 GUID:431D1EA3-1759-44B4-9FEC-B221EA4F1DAD Shortcode:63334</text:span></text:p>
      <text:p text:style-name="P1"><text:span text:style-name="T1">VOTE 1168122980 Campaign:ssss_uk_02A Validity:during Choice:Antony CONN:MIG00VU MSISDN:00777778809999 GUID:E60B1217-7E39-4C7B-9E85-B41437C797FF Shortcode:63334</text:span></text:p>
      <text:p text:style-name="P1"><text:span text:style-name="T1">VOTE 1168122980 Campaign:ssss_uk_02A Validity:during Choice:Mark CONN:MIG01HU MSISDN:00777776659999 GUID:36728E0F-57FA-4664-A74B-6F79BEFDEFDA Shortcode:63334</text:span></text:p>
      <text:p text:style-name="P1"><text:span text:style-name="T1">VOTE 1168122980 Campaign:ssss_uk_02A Validity:during Choice:Mark CONN:MIG01OU MSISDN:00777773609999 GUID:DCA5F60A-5704-4A29-A13F-5762113F38A4 Shortcode:63334</text:span></text:p>
      <text:p text:style-name="P1"><text:span text:style-name="T1">VOTE 1168122980 Campaign:ssss_uk_02A Validity:during Choice:Antony CONN:MIG01OU MSISDN:00777770829999 GUID:E0B79063-7B55-44B1-9B09-ED01148090C8 Shortcode:63334</text:span></text:p>
      <text:p text:style-name="P1"><text:span text:style-name="T1">VOTE 1168122980 Campaign:ssss_uk_02A Validity:during Choice:Alan CONN:MIG01OU MSISDN:00777774079999 GUID:AA57CB15-95AF-4E9E-A2D8-0CD61384E793 Shortcode:63334</text:span></text:p>
      <text:p text:style-name="P1"><text:span text:style-name="T1">VOTE 1168122980 Campaign:ssss_uk_02A Validity:during Choice:Mark CONN:MIG01XU MSISDN:00777776789999 GUID:CEDE7106-56A5-42B9-8D1C-B94FA5044A1A Shortcode:63334</text:span></text:p>
      <text:p text:style-name="P1"><text:span text:style-name="T1">VOTE 1168122980 Campaign:ssss_uk_02A Validity:during Choice:Antony CONN:MIG01XU MSISDN:00777775169999 GUID:8C60D86B-8EB9-45B1-9158-3E8FC41D7DDB Shortcode:63334</text:span></text:p>
      <text:p text:style-name="P1"><text:span text:style-name="T1">VOTE 1168122980 Campaign:ssss_uk_02A Validity:during Choice:Antony CONN:MIG01OU MSISDN:00777779069999 GUID:02884128-526E-4183-BD47-A6888F5508FE Shortcode:63334</text:span></text:p>
      <text:p text:style-name="P1"><text:span text:style-name="T1">VOTE 1168122980 Campaign:ssss_uk_02A Validity:during Choice:Mark CONN:MIG01XU MSISDN:00777771359999 GUID:39E8C699-E4E6-4EEC-A87F-1B85C1F66CE7 Shortcode:63334</text:span></text:p>
      <text:p text:style-name="P1"><text:span text:style-name="T1">VOTE 1168122981 Campaign:ssss_uk_02A Validity:during Choice:Verity CONN:MIG01OU MSISDN:00777775729999 GUID:444A3AC7-286D-4D7C-A7D7-843005070C34 Shortcode:63334</text:span></text:p>
      <text:p text:style-name="P1"><text:span text:style-name="T1">VOTE 1168122981 Campaign:ssss_uk_02A Validity:during Choice:Verity CONN:MIG00VU MSISDN:00777779099999 GUID:AF906BD9-839F-475D-A6F8-30E3A5004513 Shortcode:63334</text:span></text:p>
      <text:p text:style-name="P1"><text:span text:style-name="T1">VOTE 1168122981 Campaign:ssss_uk_02A Validity:during Choice:Antony CONN:MIG01XU MSISDN:00777771659999 GUID:1D2055E5-D1B7-427A-AA07-F05C375FE268 Shortcode:63334</text:span></text:p>
      <text:p text:style-name="P1"><text:span text:style-name="T1">VOTE 1168122981 Campaign:ssss_uk_02A Validity:during Choice:Alan CONN:MIG01XU MSISDN:00777771049999 GUID:2D602151-5267-4863-8D92-4F9E4673D582 Shortcode:63334</text:span></text:p>
      <text:p text:style-name="P1"><text:span text:style-name="T1">VOTE 1168122981 Campaign:ssss_uk_02A Validity:during Choice:Alan CONN:MIG01OU MSISDN:00777777019999 GUID:7F2E447F-3B15-46CD-BBA2-499D287F321B Shortcode:63334</text:span></text:p>
      <text:p text:style-name="P1"><text:span text:style-name="T1">VOTE 1168122981 Campaign:ssss_uk_02A Validity:during Choice:Antony CONN:MIG01OU MSISDN:00777774619999 GUID:9E35DC13-CFD8-4395-9210-41FA8EC606BC Shortcode:63334</text:span></text:p>
      <text:p text:style-name="P1"><text:span text:style-name="T1">VOTE 1168122981 Campaign:ssss_uk_02A Validity:during Choice:Tupele CONN:MIG01OU MSISDN:00777779149999 GUID:71634AD9-E3C8-43C8-BFF6-2662FD56C3EE Shortcode:63334</text:span></text:p>
      <text:p text:style-name="P1"><text:span text:style-name="T1">VOTE 1168122981 Campaign:ssss_uk_02A Validity:during Choice:Alan CONN:MIG01XU </text:span><text:soft-page-break/><text:span text:style-name="T1">MSISDN:00777773729999 GUID:35BFD416-16D8-48F3-BB4C-1CD9A009E740 Shortcode:63334</text:span></text:p>
      <text:p text:style-name="P1"><text:span text:style-name="T1">VOTE 1168122981 Campaign:ssss_uk_02A Validity:during Choice:Leon CONN:MIG01XU MSISDN:00777770519999 GUID:12483726-5E41-4180-AC7A-87CFECEF0F2B Shortcode:63334</text:span></text:p>
      <text:p text:style-name="P1"><text:span text:style-name="T1">VOTE 1168122981 Campaign:ssss_uk_02A Validity:during Choice:Antony CONN:MIG01XU MSISDN:00777775369999 GUID:C04491B5-4A5A-48A7-8100-3EB374F6B671 Shortcode:63334</text:span></text:p>
      <text:p text:style-name="P1"><text:span text:style-name="T1">VOTE 1168122981 Campaign:ssss_uk_02A Validity:during Choice:Gemma CONN:MIG01OU MSISDN:00777776419999 GUID:CAF4FFF4-A5C4-4408-B8D6-2D3082D33291 Shortcode:63334</text:span></text:p>
      <text:p text:style-name="P1"><text:span text:style-name="T1">VOTE 1168122981 Campaign:ssss_uk_02A Validity:during Choice:Antony CONN:MIG00VU MSISDN:00777775369999 GUID:9FC991FF-F1C3-4C1A-9094-B2108AA5293C Shortcode:63334</text:span></text:p>
      <text:p text:style-name="P1"><text:span text:style-name="T1">VOTE 1168122982 Campaign:ssss_uk_02A Validity:during Choice:Antony CONN:MIG01XU MSISDN:00777779859999 GUID:B9C88094-2DEE-48CF-8DDF-2E8361674408 Shortcode:63334</text:span></text:p>
      <text:p text:style-name="P1"><text:span text:style-name="T1">VOTE 1168122982 Campaign:ssss_uk_02A Validity:during Choice:Antony CONN:MIG01XU MSISDN:00777773679999 GUID:0BD50F0B-C09E-45B0-AE4F-3C3067092D3F Shortcode:63334</text:span></text:p>
      <text:p text:style-name="P1"><text:span text:style-name="T1">VOTE 1168122982 Campaign:ssss_uk_02A Validity:during Choice:Tupele CONN:MIG01OU MSISDN:00777770479999 GUID:6AB6C815-DDAC-446E-B3A6-0A8F052BDF14 Shortcode:63334</text:span></text:p>
      <text:p text:style-name="P1"><text:span text:style-name="T1">VOTE 1168122982 Campaign:ssss_uk_02A Validity:during Choice:Antony CONN:MIG01XU MSISDN:00777775519999 GUID:9ED1CDA8-7EA9-4F2E-94BB-143EC33E4A7B Shortcode:63334</text:span></text:p>
      <text:p text:style-name="P1"><text:span text:style-name="T1">VOTE 1168122982 Campaign:ssss_uk_02A Validity:during Choice:Antony CONN:MIG01OU MSISDN:00777772839999 GUID:CA165AB4-10CF-4AA3-8315-53F45C8DC454 Shortcode:63334</text:span></text:p>
      <text:p text:style-name="P1"><text:span text:style-name="T1">VOTE 1168122982 Campaign:ssss_uk_02A Validity:during Choice:Antony CONN:MIG01OU MSISDN:00777776579999 GUID:9512A5E2-3D2C-4DC3-933A-BA48BE028F24 Shortcode:63334</text:span></text:p>
      <text:p text:style-name="P1"><text:span text:style-name="T1">VOTE 1168122982 Campaign:ssss_uk_02A Validity:during Choice:Antony CONN:MIG01OU MSISDN:00777771199999 GUID:1559E45E-CCEB-4BF9-A42D-0F9998CF87B0 Shortcode:63334</text:span></text:p>
      <text:p text:style-name="P1"><text:span text:style-name="T1">VOTE 1168122982 Campaign:ssss_uk_02A Validity:during Choice:Verity CONN:MIG01OU MSISDN:00777776059999 GUID:A49AE3EF-5819-4880-A413-7235D241F3CA Shortcode:63334</text:span></text:p>
      <text:p text:style-name="P1"><text:span text:style-name="T1">VOTE 1168122982 Campaign:ssss_uk_02A Validity:during Choice:Antony CONN:MIG01XU MSISDN:00777775349999 GUID:6E42255C-07AB-41EB-95B2-9A5F275CE060 Shortcode:63334</text:span></text:p>
      <text:p text:style-name="P1"><text:span text:style-name="T1">VOTE 1168122982 Campaign:ssss_uk_02A Validity:during Choice:Antony CONN:MIG01XU MSISDN:00777771749999 GUID:6915DBE5-DDCA-4D56-AF89-7920E84B10A8 Shortcode:63334</text:span></text:p>
      <text:p text:style-name="P1"><text:span text:style-name="T1">VOTE 1168122982 Campaign:ssss_uk_02A Validity:during Choice:Verity CONN:MIG01XU MSISDN:00777772409999 GUID:13303C92-C7AC-4615-A90A-CC2F7535E8B2 Shortcode:63334</text:span></text:p>
      <text:p text:style-name="P1"><text:span text:style-name="T1">VOTE 1168122982 Campaign:ssss_uk_02A Validity:during Choice:Alan CONN:MIG01XU MSISDN:00777773669999 GUID:B2547D7C-B67F-43BB-9177-9B2B370341C9 Shortcode:63334</text:span></text:p>
      <text:p text:style-name="P1"><text:span text:style-name="T1">VOTE 1168122982 Campaign:ssss_uk_02A Validity:during Choice:Antony CONN:MIG01OU MSISDN:00777774189999 GUID:CE87FAF0-EC0D-46DD-99CA-5363B7E06F74 Shortcode:63334</text:span></text:p>
      <text:p text:style-name="P1"><text:span text:style-name="T1">VOTE 1168122983 Campaign:ssss_uk_02A Validity:during Choice:Antony CONN:MIG00VU MSISDN:00777770189999 GUID:A6B3999C-C387-47F5-A16F-8E0069CDAF82 Shortcode:63334</text:span></text:p>
      <text:p text:style-name="P1"><text:span text:style-name="T1">VOTE 1168122983 Campaign:ssss_uk_02A Validity:during Choice:Alan CONN:MIG01OU MSISDN:00777779349999 GUID:EC71A5E0-47C4-46B6-8E0E-1D0C519478AA Shortcode:63334</text:span></text:p>
      <text:p text:style-name="P1"><text:span text:style-name="T1">VOTE 1168122983 Campaign:ssss_uk_02A Validity:during Choice:Verity CONN:MIG01OU MSISDN:00777779449999 GUID:E9F39513-5152-431E-8B59-CAE9D01B4E5E Shortcode:63334</text:span></text:p>
      <text:p text:style-name="P1"><text:span text:style-name="T1">VOTE 1168122983 Campaign:ssss_uk_02A Validity:during Choice:Antony CONN:MIG01OU MSISDN:00777776339999 GUID:3D4F051C-EB76-4C58-8C7F-93F2CDD0AFE6 Shortcode:63334</text:span></text:p>
      <text:p text:style-name="P1"><text:span text:style-name="T1">VOTE 1168122983 Campaign:ssss_uk_02A Validity:during Choice:Matthew CONN:MIG00VU MSISDN:00777770819999 GUID:AC891F6D-57DE-4C70-BEB2-C1F6DBC0B8B6 Shortcode:63334</text:span></text:p>
      <text:p text:style-name="P1"><text:span text:style-name="T1">VOTE 1168122983 Campaign:ssss_uk_02A Validity:during Choice:Antony CONN:MIG01XU MSISDN:00777772659999 GUID:68665B9A-FC99-40C6-8B00-815DFD3233C1 Shortcode:63334</text:span></text:p>
      <text:p text:style-name="P1"><text:span text:style-name="T1">VOTE 1168122983 Campaign:ssss_uk_02A Validity:during Choice:Antony CONN:MIG01OU MSISDN:00777777009999 GUID:B221B4BA-65DF-401E-8243-2D9FACEFF4B4 Shortcode:63334</text:span></text:p>
      <text:p text:style-name="P1"><text:span text:style-name="T1">VOTE 1168122983 Campaign:ssss_uk_02A Validity:during Choice:Antony CONN:MIG01OU MSISDN:00777771219999 GUID:91052EBA-7074-47C4-AD14-8BCD88ECD1F4 Shortcode:63334</text:span></text:p>
      <text:p text:style-name="P1"><text:span text:style-name="T1">VOTE 1168122983 Campaign:ssss_uk_02A Validity:during Choice:Tupele CONN:MIG01XU MSISDN:00777774669999 GUID:7EE08D4A-4A8A-4DE2-8158-3F7957608B82 Shortcode:63334</text:span></text:p>
      <text:p text:style-name="P1"><text:span text:style-name="T1">VOTE 1168122983 Campaign:ssss_uk_02A Validity:during Choice:Antony CONN:MIG01XU MSISDN:00777774859999 GUID:D249F4B1-EA01-40D7-AB3B-8866B811EE9A Shortcode:63334</text:span></text:p>
      <text:p text:style-name="P1"><text:span text:style-name="T1">VOTE 1168122983 Campaign:ssss_uk_02A Validity:during Choice:Mark CONN:MIG01OU MSISDN:00777770069999 GUID:8A7F711A-90B5-4780-897A-7735AC7A4C04 Shortcode:63334</text:span></text:p>
      <text:p text:style-name="P1"><text:span text:style-name="T1">VOTE 1168122983 Campaign:ssss_uk_02A Validity:during Choice:Antony CONN:MIG01OU MSISDN:00777773989999 GUID:25AAFE10-4CE0-4294-8CBC-7F5818950D26 Shortcode:63334</text:span></text:p>
      <text:p text:style-name="P1"><text:span text:style-name="T1">VOTE 1168122983 Campaign:ssss_uk_02A Validity:during Choice:Alan CONN:MIG01TU MSISDN:00777772029999 GUID:23D7AEA2-B690-4955-B191-2B0C0FA5413B Shortcode:63334</text:span></text:p>
      <text:p text:style-name="P1"><text:span text:style-name="T1">VOTE 1168122983 Campaign:ssss_uk_02A Validity:during Choice:Antony CONN:MIG01TU </text:span><text:soft-page-break/><text:span text:style-name="T1">MSISDN:00777771369999 GUID:AE7CC34B-B344-4D2C-B5F4-1D2C61D8591B Shortcode:63334</text:span></text:p>
      <text:p text:style-name="P1"><text:span text:style-name="T1">VOTE 1168122983 Campaign:ssss_uk_02A Validity:during Choice:Alan CONN:MIG01TU MSISDN:00777772189999 GUID:AA5435AD-A4FB-443A-8CDB-F7DE7BEF362C Shortcode:63334</text:span></text:p>
      <text:p text:style-name="P1"><text:span text:style-name="T1">VOTE 1168122983 Campaign:ssss_uk_02A Validity:during Choice:Tupele CONN:MIG01TU MSISDN:00777775059999 GUID:ADE0BF12-CADA-4B30-8113-35CB07511A6B Shortcode:63334</text:span></text:p>
      <text:p text:style-name="P1"><text:span text:style-name="T1">VOTE 1168122983 Campaign:ssss_uk_02A Validity:during Choice:Mark CONN:MIG01TU MSISDN:00777772219999 GUID:4EE1C9AD-6C52-437F-ACD2-BDAD9FE446EE Shortcode:63334</text:span></text:p>
      <text:p text:style-name="P1"><text:span text:style-name="T1">VOTE 1168122984 Campaign:ssss_uk_02A Validity:during Choice:Verity CONN:MIG01OU MSISDN:00777775929999 GUID:21771406-57DE-4901-9F93-5EA2D3F921F6 Shortcode:63334</text:span></text:p>
      <text:p text:style-name="P1"><text:span text:style-name="T1">VOTE 1168122984 Campaign:ssss_uk_02A Validity:during Choice:Antony CONN:MIG01OU MSISDN:00777777209999 GUID:56870EC7-450D-4324-8F26-AD583CE6FE02 Shortcode:63334</text:span></text:p>
      <text:p text:style-name="P1"><text:span text:style-name="T1">VOTE 1168122984 Campaign:ssss_uk_02A Validity:during Choice:Antony CONN:MIG00VU MSISDN:00777774399999 GUID:CA702DFE-D16F-4A16-992B-E8F057B20D9A Shortcode:63334</text:span></text:p>
      <text:p text:style-name="P1"><text:span text:style-name="T1">VOTE 1168122984 Campaign:ssss_uk_02A Validity:during Choice:Gemma CONN:MIG01OU MSISDN:00777774979999 GUID:A0554070-9318-4D30-9762-A803BA7C13F7 Shortcode:63334</text:span></text:p>
      <text:p text:style-name="P1"><text:span text:style-name="T1">VOTE 1168122984 Campaign:ssss_uk_02A Validity:during Choice:Alan CONN:MIG01OU MSISDN:00777771639999 GUID:7CA71721-91BE-4929-8A65-56640FB83F37 Shortcode:63334</text:span></text:p>
      <text:p text:style-name="P1"><text:span text:style-name="T1">VOTE 1168122984 Campaign:ssss_uk_02A Validity:during Choice:Alan CONN:MIG01OU MSISDN:00777779369999 GUID:C62FC66E-4324-4C73-B759-CB8F7FEA77E2 Shortcode:63334</text:span></text:p>
      <text:p text:style-name="P1"><text:span text:style-name="T1">VOTE 1168122984 Campaign:ssss_uk_02A Validity:during Choice:Alan CONN:MIG00VU MSISDN:00777779409999 GUID:28E9FE51-E043-4B98-847C-FF56E6E6140B Shortcode:63334</text:span></text:p>
      <text:p text:style-name="P1"><text:span text:style-name="T1">VOTE 1168122984 Campaign:ssss_uk_02A Validity:during Choice:Tupele CONN:MIG01XU MSISDN:00777778159999 GUID:C0388999-8254-428D-8B69-ABA2794AC1CF Shortcode:63334</text:span></text:p>
      <text:p text:style-name="P1"><text:span text:style-name="T1">VOTE 1168122984 Campaign:ssss_uk_02A Validity:during Choice:Mark CONN:MIG01OU MSISDN:00777775319999 GUID:8879B56E-DC28-4950-890F-DB555071865A Shortcode:63334</text:span></text:p>
      <text:p text:style-name="P1"><text:span text:style-name="T1">VOTE 1168122984 Campaign:ssss_uk_02A Validity:during Choice:Alan CONN:MIG01HU MSISDN:00777779369999 GUID:25256530-908C-4245-B7BA-BADE327746AB Shortcode:63334</text:span></text:p>
      <text:p text:style-name="P1"><text:span text:style-name="T1">VOTE 1168122985 Campaign:ssss_uk_02A Validity:during Choice:Alan CONN:MIG01XU MSISDN:00777772329999 GUID:463C44C3-91AF-4188-A71A-7B59F5B0E88F Shortcode:63334</text:span></text:p>
      <text:p text:style-name="P1"><text:span text:style-name="T1">VOTE 1168122985 Campaign:ssss_uk_02A Validity:during Choice:Alan CONN:MIG01OU MSISDN:00777777299999 GUID:F66FA6E8-84B2-43A9-9452-A6A847C135E8 Shortcode:63334</text:span></text:p>
      <text:p text:style-name="P1"><text:span text:style-name="T1">VOTE 1168122985 Campaign:ssss_uk_02A Validity:during Choice:Antony CONN:MIG01OU MSISDN:00777779759999 GUID:BE788537-8D1C-4206-AFA2-BC867AC4E01D Shortcode:63334</text:span></text:p>
      <text:p text:style-name="P1"><text:span text:style-name="T1">VOTE 1168122985 Campaign:ssss_uk_02A Validity:during Choice:Antony CONN:MIG01XU MSISDN:00777776879999 GUID:761C74A9-B249-4019-AF18-C44C970C3A0E Shortcode:63334</text:span></text:p>
      <text:p text:style-name="P1"><text:span text:style-name="T1">VOTE 1168122985 Campaign:ssss_uk_02A Validity:during Choice:Mark CONN:MIG01XU MSISDN:00777771309999 GUID:BE8D00A4-5D52-4640-896F-615B156843CD Shortcode:63334</text:span></text:p>
      <text:p text:style-name="P1"><text:span text:style-name="T1">VOTE 1168122985 Campaign:ssss_uk_02A Validity:during Choice:Hayley CONN:MIG01OU MSISDN:00777774379999 GUID:ED519159-95DF-439B-BB9E-0F9F585CF43D Shortcode:63334</text:span></text:p>
      <text:p text:style-name="P1"><text:span text:style-name="T1">VOTE 1168122985 Campaign:ssss_uk_02A Validity:during Choice:Antony CONN:MIG01OU MSISDN:00777770729999 GUID:0E06C70B-6F7E-4C94-B538-7F7F5DF12F36 Shortcode:63334</text:span></text:p>
      <text:p text:style-name="P1"><text:span text:style-name="T1">VOTE 1168122985 Campaign:ssss_uk_02A Validity:during Choice:Antony CONN:MIG01OU MSISDN:00777774439999 GUID:1578EFA5-4616-46F6-8B72-D07C67811874 Shortcode:63334</text:span></text:p>
      <text:p text:style-name="P1"><text:span text:style-name="T1">VOTE 1168122986 Campaign:ssss_uk_02A Validity:during Choice:Alan CONN:MIG01OU MSISDN:00777771219999 GUID:4FC01702-9E12-4E97-A616-BB751ACC1270 Shortcode:63334</text:span></text:p>
      <text:p text:style-name="P1"><text:span text:style-name="T1">VOTE 1168122986 Campaign:ssss_uk_02A Validity:during Choice:Mark CONN:MIG01OU MSISDN:00777775619999 GUID:2E007935-2E96-49A0-B772-174B79B090C8 Shortcode:63334</text:span></text:p>
      <text:p text:style-name="P1"><text:span text:style-name="T1">VOTE 1168122986 Campaign:ssss_uk_02A Validity:during Choice:Gemma CONN:MIG01OU MSISDN:00777770349999 GUID:53CC7DC7-4BB3-4428-A07F-AA6020D30A5F Shortcode:63334</text:span></text:p>
      <text:p text:style-name="P1"><text:span text:style-name="T1">VOTE 1168122986 Campaign:ssss_uk_02A Validity:during Choice:Mark CONN:MIG01TU MSISDN:00777773539999 GUID:8EB92E64-4EFE-4CEC-B801-BF0795CA37E0 Shortcode:63334</text:span></text:p>
      <text:p text:style-name="P1"><text:span text:style-name="T1">VOTE 1168122986 Campaign:ssss_uk_02A Validity:during Choice:Antony CONN:MIG01TU MSISDN:00777779699999 GUID:3B4EE4BD-5E8B-4F38-85EB-60159683A034 Shortcode:63334</text:span></text:p>
      <text:p text:style-name="P1"><text:span text:style-name="T1">VOTE 1168122986 Campaign:ssss_uk_02A Validity:during Choice:Alan CONN:MIG01XU MSISDN:00777774359999 GUID:F1AEBEC3-0647-409D-9C58-92C78540FCBA Shortcode:63334</text:span></text:p>
      <text:p text:style-name="P1"><text:span text:style-name="T1">VOTE 1168122986 Campaign:ssss_uk_02A Validity:during Choice:Antony CONN:MIG01TU MSISDN:00777773029999 GUID:112A2E07-9739-476C-B72D-B88D46119184 Shortcode:63334</text:span></text:p>
      <text:p text:style-name="P1"><text:span text:style-name="T1">VOTE 1168122986 Campaign:ssss_uk_02A Validity:during Choice:Tupele CONN:MIG00VU MSISDN:00777775149999 GUID:D6B56277-2B92-4E0A-825E-D3AF0EBC5A3F Shortcode:63334</text:span></text:p>
      <text:p text:style-name="P1"><text:span text:style-name="T1">VOTE 1168122986 Campaign:ssss_uk_02A Validity:during Choice:Leon CONN:MIG01OU MSISDN:00777771599999 GUID:E38FB44D-5E5F-4829-8EB8-6CC880341DBE Shortcode:63334</text:span></text:p>
      <text:p text:style-name="P1"><text:span text:style-name="T1">VOTE 1168122986 Campaign:ssss_uk_02A Validity:during Choice:Antony CONN:MIG01OU </text:span><text:soft-page-break/><text:span text:style-name="T1">MSISDN:00777775529999 GUID:20A7ED82-5E80-4263-BD35-3F3C08A1427B Shortcode:63334</text:span></text:p>
      <text:p text:style-name="P1"><text:span text:style-name="T1">VOTE 1168122986 Campaign:ssss_uk_02A Validity:during Choice:Alan CONN:MIG01XU MSISDN:00777774209999 GUID:BF0F95EC-6812-4D42-B687-0BA2547A07B7 Shortcode:63334</text:span></text:p>
      <text:p text:style-name="P1"><text:span text:style-name="T1">VOTE 1168122986 Campaign:ssss_uk_02A Validity:during Choice:Antony CONN:MIG01XU MSISDN:00777772419999 GUID:18E7D246-E68F-4D75-8689-670F7DFA5F36 Shortcode:63334</text:span></text:p>
      <text:p text:style-name="P1"><text:span text:style-name="T1">VOTE 1168122986 Campaign:ssss_uk_02A Validity:during Choice:Antony CONN:MIG00VU MSISDN:00777775439999 GUID:2FEE2A16-1DBE-450C-985A-0AA7461915C1 Shortcode:63334</text:span></text:p>
      <text:p text:style-name="P1"><text:span text:style-name="T1">VOTE 1168122986 Campaign:ssss_uk_02A Validity:during Choice:Leon CONN:MIG01OU MSISDN:00777774779999 GUID:B092F9AE-25DD-4FCC-82CF-ED495BE01D9B Shortcode:63334</text:span></text:p>
      <text:p text:style-name="P1"><text:span text:style-name="T1">VOTE 1168122986 Campaign:ssss_uk_02A Validity:during Choice:Antony CONN:MIG01OU MSISDN:00777774499999 GUID:21C1D05F-07E4-4767-8283-128B9BD593CF Shortcode:63334</text:span></text:p>
      <text:p text:style-name="P1"><text:span text:style-name="T1">VOTE 1168122986 Campaign:ssss_uk_02A Validity:during Choice:Alan CONN:MIG01OU MSISDN:00777777019999 GUID:62DAC9BF-6C98-477D-B813-C97C84C1FB89 Shortcode:63334</text:span></text:p>
      <text:p text:style-name="P1"><text:span text:style-name="T1">VOTE 1168122986 Campaign:ssss_uk_02A Validity:during Choice:Verity CONN:MIG01OU MSISDN:00777775609999 GUID:B77BEDF4-D26A-4AA1-BBE2-38DFAAEB2F8C Shortcode:63334</text:span></text:p>
      <text:p text:style-name="P1"><text:span text:style-name="T1">VOTE 1168122987 Campaign:ssss_uk_02A Validity:during Choice:Antony CONN:MIG01XU MSISDN:00777779669999 GUID:1D4DF529-1011-46BD-AAD4-2198024F3787 Shortcode:63334</text:span></text:p>
      <text:p text:style-name="P1"><text:span text:style-name="T1">VOTE 1168122987 Campaign:ssss_uk_02A Validity:during Choice:Leon CONN:MIG01OU MSISDN:00777775759999 GUID:F2FD8F12-A7AB-4A75-B103-781B9D8B6A48 Shortcode:63334</text:span></text:p>
      <text:p text:style-name="P1"><text:span text:style-name="T1">VOTE 1168122987 Campaign:ssss_uk_02A Validity:during Choice:Antony CONN:MIG01OU MSISDN:00777771009999 GUID:736708AC-E017-431C-BBC2-5CFB6D36F8AB Shortcode:63334</text:span></text:p>
      <text:p text:style-name="P1"><text:span text:style-name="T1">VOTE 1168122987 Campaign:ssss_uk_02A Validity:during Choice:Alan CONN:MIG01OU MSISDN:00777773549999 GUID:6AAA145A-0029-4123-877E-A342AEADDDC3 Shortcode:63334</text:span></text:p>
      <text:p text:style-name="P1"><text:span text:style-name="T1">VOTE 1168122987 Campaign:ssss_uk_02A Validity:during Choice:Verity CONN:MIG01XU MSISDN:00777771209999 GUID:A0D75B9A-B0BB-4A27-95FD-1159C9BD92B7 Shortcode:63334</text:span></text:p>
      <text:p text:style-name="P1"><text:span text:style-name="T1">VOTE 1168122987 Campaign:ssss_uk_02A Validity:during Choice:Antony CONN:MIG01OU MSISDN:00777777059999 GUID:C839CC65-D990-4CD8-85D8-9B7DCE09D96E Shortcode:63334</text:span></text:p>
      <text:p text:style-name="P1"><text:span text:style-name="T1">VOTE 1168122987 Campaign:ssss_uk_02A Validity:during Choice:Mark CONN:MIG01OU MSISDN:00777774079999 GUID:17CA2F96-32A0-4F36-9ED1-77B813510797 Shortcode:63334</text:span></text:p>
      <text:p text:style-name="P1"><text:span text:style-name="T1">VOTE 1168122987 Campaign:ssss_uk_02A Validity:during Choice:Tupele CONN:MIG01OU MSISDN:00777777249999 GUID:16757A57-F449-4173-AFC4-6833C5776693 Shortcode:63334</text:span></text:p>
      <text:p text:style-name="P1"><text:span text:style-name="T1">VOTE 1168122987 Campaign:ssss_uk_02A Validity:during Choice:Alan CONN:MIG01XU MSISDN:00777775479999 GUID:82ECBB32-63ED-4145-B43C-BB0F895CAE5A Shortcode:63334</text:span></text:p>
      <text:p text:style-name="P1"><text:span text:style-name="T1">VOTE 1168122987 Campaign:ssss_uk_02A Validity:during Choice:Leon CONN:MIG01XU MSISDN:00777774699999 GUID:E77ADD3B-48D6-4CA5-8291-484838DC7763 Shortcode:63334</text:span></text:p>
      <text:p text:style-name="P1"><text:span text:style-name="T1">VOTE 1168122987 Campaign:ssss_uk_02A Validity:during Choice:Tupele CONN:MIG01XU MSISDN:00777774859999 GUID:4AB7EB06-FBE4-46B6-A564-1B09032293CC Shortcode:63334</text:span></text:p>
      <text:p text:style-name="P1"><text:span text:style-name="T1">VOTE 1168122988 Campaign:ssss_uk_02A Validity:during Choice:Antony CONN:MIG01OU MSISDN:00777774959999 GUID:1F865F5E-AE16-49A2-A64A-7C43CBA38CD3 Shortcode:63334</text:span></text:p>
      <text:p text:style-name="P1"><text:span text:style-name="T1">VOTE 1168122988 Campaign:ssss_uk_02A Validity:during Choice:Alan CONN:MIG01XU MSISDN:00777779569999 GUID:81195C49-FA6B-40AE-9D42-C54930B9F766 Shortcode:63334</text:span></text:p>
      <text:p text:style-name="P1"><text:span text:style-name="T1">VOTE 1168122988 Campaign:ssss_uk_02A Validity:during Choice:Verity CONN:MIG01OU MSISDN:00777770889999 GUID:D39F5D29-ADFC-46DB-8F3D-614863E71424 Shortcode:63334</text:span></text:p>
      <text:p text:style-name="P1"><text:span text:style-name="T1">VOTE 1168122988 Campaign:ssss_uk_02A Validity:during Choice:Antony CONN:MIG01OU MSISDN:00777771209999 GUID:48DDA765-DD32-4CED-ACFF-67D88B11A3DC Shortcode:63334</text:span></text:p>
      <text:p text:style-name="P1"><text:span text:style-name="T1">VOTE 1168122988 Campaign:ssss_uk_02A Validity:during Choice:Antony CONN:MIG00VU MSISDN:00777777039999 GUID:95DB4F72-C146-4303-8977-EFE3D7941631 Shortcode:63334</text:span></text:p>
      <text:p text:style-name="P1"><text:span text:style-name="T1">VOTE 1168122988 Campaign:ssss_uk_02A Validity:during Choice:Antony CONN:MIG01XU MSISDN:00777775199999 GUID:7552832C-FA01-4322-9D9F-E3CD8145CFD5 Shortcode:63334</text:span></text:p>
      <text:p text:style-name="P1"><text:span text:style-name="T1">VOTE 1168122987 Campaign:ssss_uk_02A Validity:during Choice:Antony CONN:MIG01HU MSISDN:00777777679999 GUID:4F0BA0A7-9EB6-4947-B743-9F3B294CAE1C Shortcode:63334</text:span></text:p>
      <text:p text:style-name="P1"><text:span text:style-name="T1">VOTE 1168122988 Campaign:ssss_uk_02A Validity:during Choice:Antony CONN:MIG01TU MSISDN:00777773869999 GUID:4178E916-0C10-488E-BB57-8E0C8EF0CF74 Shortcode:63334</text:span></text:p>
      <text:p text:style-name="P1"><text:span text:style-name="T1">VOTE 1168122988 Campaign:ssss_uk_02A Validity:during Choice:Tupele CONN:MIG01OU MSISDN:00777778319999 GUID:EC98F88E-1701-49D7-9F56-2E48393F057F Shortcode:63334</text:span></text:p>
      <text:p text:style-name="P1"><text:span text:style-name="T1">VOTE 1168122988 Campaign:ssss_uk_02A Validity:during Choice:Antony CONN:MIG01OU MSISDN:00777779299999 GUID:B8B2FCC5-6E36-4FDB-8AF1-1D6CCD993615 Shortcode:63334</text:span></text:p>
      <text:p text:style-name="P1"><text:span text:style-name="T1">VOTE 1168122988 Campaign:ssss_uk_02A Validity:during Choice:Verity CONN:MIG01XU MSISDN:00777772349999 GUID:A6124B3C-0B18-406A-8FB5-C60C7DBCCCE4 Shortcode:63334</text:span></text:p>
      <text:p text:style-name="P1"><text:span text:style-name="T1">VOTE 1168122988 Campaign:ssss_uk_02A Validity:during Choice:Leon CONN:MIG01TU MSISDN:00777772249999 GUID:19EBDC47-748F-4018-A00D-F1402001ECC5 Shortcode:63334</text:span></text:p>
      <text:p text:style-name="P1"><text:span text:style-name="T1">VOTE 1168122988 Campaign:ssss_uk_02A Validity:during Choice:Antony CONN:MIG00VU </text:span><text:soft-page-break/><text:span text:style-name="T1">MSISDN:00777779669999 GUID:E9BC9590-9F01-4D20-ABB7-7B8012E2AC2D Shortcode:63334</text:span></text:p>
      <text:p text:style-name="P1"><text:span text:style-name="T1">VOTE 1168122988 Campaign:ssss_uk_02A Validity:during Choice:Hayley CONN:MIG01OU MSISDN:00777778879999 GUID:A1AB04C8-E983-4F10-91C9-7271567BFCFD Shortcode:63334</text:span></text:p>
      <text:p text:style-name="P1"><text:span text:style-name="T1">VOTE 1168122988 Campaign:ssss_uk_02A Validity:during Choice:Antony CONN:MIG01TU MSISDN:00777777699999 GUID:B736F0AE-E73F-43E0-A945-DF55B089371D Shortcode:63334</text:span></text:p>
      <text:p text:style-name="P1"><text:span text:style-name="T1">VOTE 1168122988 Campaign:ssss_uk_02A Validity:during Choice:Antony CONN:MIG01TU MSISDN:00777772879999 GUID:72F4B9D5-8F0F-4CAD-BD99-5DB87DDD472B Shortcode:63334</text:span></text:p>
      <text:p text:style-name="P1"><text:span text:style-name="T1">VOTE 1168122988 Campaign:ssss_uk_02A Validity:during Choice:Antony CONN:MIG01TU MSISDN:00777770189999 GUID:DF6C13B8-968C-4995-8E71-1D18A060BDF0 Shortcode:63334</text:span></text:p>
      <text:p text:style-name="P1"><text:span text:style-name="T1">VOTE 1168122988 Campaign:ssss_uk_02A Validity:during Choice:Antony CONN:MIG01XU MSISDN:00777775719999 GUID:FCA22B19-6F43-497F-916F-58CE52969F9C Shortcode:63334</text:span></text:p>
      <text:p text:style-name="P1"><text:span text:style-name="T1">VOTE 1168122989 Campaign:ssss_uk_02A Validity:during Choice:Tupele CONN:MIG01XU MSISDN:00777772639999 GUID:B643D0E7-AFD3-4158-A670-8F2CDD6F8B41 Shortcode:63334</text:span></text:p>
      <text:p text:style-name="P1"><text:span text:style-name="T1">VOTE 1168122989 Campaign:ssss_uk_02A Validity:during Choice:Gemma CONN:MIG01OU MSISDN:00777776129999 GUID:FC44A390-9D82-4585-BEDD-61A616683547 Shortcode:63334</text:span></text:p>
      <text:p text:style-name="P1"><text:span text:style-name="T1">VOTE 1168122989 Campaign:ssss_uk_02A Validity:during Choice:Tupele CONN:MIG01OU MSISDN:00777770219999 GUID:F53FA925-6D61-4BCE-B333-8E1F73B09161 Shortcode:63334</text:span></text:p>
      <text:p text:style-name="P1"><text:span text:style-name="T1">VOTE 1168122989 Campaign:ssss_uk_02A Validity:during Choice:Tupele CONN:MIG01XU MSISDN:00777771269999 GUID:56B710F5-A07E-408F-AA30-047E12E720BB Shortcode:63334</text:span></text:p>
      <text:p text:style-name="P1"><text:span text:style-name="T1">VOTE 1168122989 Campaign:ssss_uk_02A Validity:during Choice:Tupele CONN:MIG01OU MSISDN:00777775799999 GUID:B58E1BED-1118-4703-A526-ED58F06A099D Shortcode:63334</text:span></text:p>
      <text:p text:style-name="P1"><text:span text:style-name="T1">VOTE 1168122989 Campaign:ssss_uk_02A Validity:during Choice:Tupele CONN:MIG01OU MSISDN:00777775519999 GUID:33F6CA80-E237-49F2-82F5-130F626F6700 Shortcode:63334</text:span></text:p>
      <text:p text:style-name="P1"><text:span text:style-name="T1">VOTE 1168122989 Campaign:ssss_uk_02A Validity:during Choice:Alan CONN:MIG01XU MSISDN:00777779459999 GUID:60C457C7-E955-4E69-AEBD-3A76C609FC46 Shortcode:63334</text:span></text:p>
      <text:p text:style-name="P1"><text:span text:style-name="T1">VOTE 1168122989 Campaign:ssss_uk_02A Validity:during Choice:Antony CONN:MIG01OU MSISDN:00777773799999 GUID:EE93933D-E521-40A2-B045-6757E90543A2 Shortcode:63334</text:span></text:p>
      <text:p text:style-name="P1"><text:span text:style-name="T1">VOTE 1168122989 Campaign:ssss_uk_02A Validity:during Choice:Antony CONN:MIG01OU MSISDN:00777773709999 GUID:60489D70-704A-4B00-B055-4017DA74EECF Shortcode:63334</text:span></text:p>
      <text:p text:style-name="P1"><text:span text:style-name="T1">VOTE 1168122989 Campaign:ssss_uk_02A Validity:during Choice:Verity CONN:MIG01OU MSISDN:00777776439999 GUID:487C6A05-7245-4A56-A6DA-97E5FDFBFAAC Shortcode:63334</text:span></text:p>
      <text:p text:style-name="P1"><text:span text:style-name="T1">VOTE 1168122990 Campaign:ssss_uk_02A Validity:during Choice:Leon CONN:MIG01XU MSISDN:00777771839999 GUID:4012C853-93C6-4F1E-9D08-BDD120E492F3 Shortcode:63334</text:span></text:p>
      <text:p text:style-name="P1"><text:span text:style-name="T1">VOTE 1168122990 Campaign:ssss_uk_02A Validity:during Choice:Antony CONN:MIG01OU MSISDN:00777774959999 GUID:F40631E3-890D-4612-A80E-000EB70D01A9 Shortcode:63334</text:span></text:p>
      <text:p text:style-name="P1"><text:span text:style-name="T1">VOTE 1168122990 Campaign:ssss_uk_02A Validity:during Choice:Mark CONN:MIG01XU MSISDN:00777770439999 GUID:2B673856-C531-4D44-AB82-89C7CB208DEF Shortcode:63334</text:span></text:p>
      <text:p text:style-name="P1"><text:span text:style-name="T1">VOTE 1168122990 Campaign:ssss_uk_02A Validity:during Choice:Alan CONN:MIG01OU MSISDN:00777773469999 GUID:FF052B8B-FC04-426C-80E3-3D4143A4F6AF Shortcode:63334</text:span></text:p>
      <text:p text:style-name="P1"><text:span text:style-name="T1">VOTE 1168122990 Campaign:ssss_uk_02A Validity:during Choice:Tupele CONN:MIG01OU MSISDN:00777770029999 GUID:A8BAE374-5912-4614-837E-3656B0567522 Shortcode:63334</text:span></text:p>
      <text:p text:style-name="P1"><text:span text:style-name="T1">VOTE 1168122990 Campaign:ssss_uk_02A Validity:during Choice:Hayley CONN:MIG01XU MSISDN:00777777789999 GUID:7F32D592-8F28-4FA0-9400-8D3A45F68D43 Shortcode:63334</text:span></text:p>
      <text:p text:style-name="P1"><text:span text:style-name="T1">VOTE 1168122990 Campaign:ssss_uk_02A Validity:during Choice:Verity CONN:MIG01OU MSISDN:00777776419999 GUID:60131B0A-FE27-446C-82DF-7BFA1F2D8E41 Shortcode:63334</text:span></text:p>
      <text:p text:style-name="P1"><text:span text:style-name="T1">VOTE 1168122990 Campaign:ssss_uk_02A Validity:during Choice:Tupele CONN:MIG01OU MSISDN:00777773409999 GUID:48DB2430-E0B1-45B0-ACF6-5D0C9AFFA5E2 Shortcode:63334</text:span></text:p>
      <text:p text:style-name="P1"><text:span text:style-name="T1">VOTE 1168122990 Campaign:ssss_uk_02A Validity:during Choice:Antony CONN:MIG01OU MSISDN:00777779639999 GUID:83DB3957-8FB7-4CA4-BF65-18A1B89F0406 Shortcode:63334</text:span></text:p>
      <text:p text:style-name="P1"><text:span text:style-name="T1">VOTE 1168122990 Campaign:ssss_uk_02A Validity:during Choice:Gemma CONN:MIG01OU MSISDN:00777779279999 GUID:1E27526B-B999-44FE-9AD0-5F9389EB9236 Shortcode:63334</text:span></text:p>
      <text:p text:style-name="P1"><text:span text:style-name="T1">VOTE 1168122990 Campaign:ssss_uk_02A Validity:during Choice:Antony CONN:MIG01OU MSISDN:00777776629999 GUID:4B95693A-72D3-40E0-99DC-EB9F1B90EBCF Shortcode:63334</text:span></text:p>
      <text:p text:style-name="P1"><text:span text:style-name="T1">VOTE 1168122990 Campaign:ssss_uk_02A Validity:during Choice:Antony CONN:MIG01OU MSISDN:00777776939999 GUID:9B2495E0-A07B-4867-9413-D030BD1D43CD Shortcode:63334</text:span></text:p>
      <text:p text:style-name="P1"><text:span text:style-name="T1">VOTE 1168122991 Campaign:ssss_uk_02A Validity:during Choice:Mark CONN:MIG01XU MSISDN:00777777609999 GUID:C234CD2D-4BFD-4643-B661-8077FB719587 Shortcode:63334</text:span></text:p>
      <text:p text:style-name="P1"><text:span text:style-name="T1">VOTE 1168122991 Campaign:ssss_uk_02A Validity:during Choice:Alan CONN:MIG01TU MSISDN:00777771439999 GUID:A6B6D170-2562-4B66-AF70-A2236BAE09A3 Shortcode:63334</text:span></text:p>
      <text:p text:style-name="P1"><text:span text:style-name="T1">VOTE 1168122991 Campaign:ssss_uk_02A Validity:during Choice:Verity CONN:MIG01TU MSISDN:00777777869999 GUID:8F168264-3D4D-42B1-92DC-80596BE03E20 Shortcode:63334</text:span></text:p>
      <text:p text:style-name="P1"><text:span text:style-name="T1">VOTE 1168122991 Campaign:ssss_uk_02A Validity:during Choice:Verity CONN:MIG01OU </text:span><text:soft-page-break/><text:span text:style-name="T1">MSISDN:00777771169999 GUID:88BE05F1-9AFC-4BD3-BC0D-782A55FE40A5 Shortcode:63334</text:span></text:p>
      <text:p text:style-name="P1"><text:span text:style-name="T1">VOTE 1168122991 Campaign:ssss_uk_02A Validity:during Choice:Verity CONN:MIG01XU MSISDN:00777773089999 GUID:E05254A7-F2CB-4262-B5F0-521970719170 Shortcode:63334</text:span></text:p>
      <text:p text:style-name="P1"><text:span text:style-name="T1">VOTE 1168122991 Campaign:ssss_uk_02A Validity:during Choice:Tupele CONN:MIG01OU MSISDN:00777775069999 GUID:22023139-34C2-4992-9804-9F09A6FCE047 Shortcode:63334</text:span></text:p>
      <text:p text:style-name="P1"><text:span text:style-name="T1">VOTE 1168122991 Campaign:ssss_uk_02A Validity:during Choice:Antony CONN:MIG01OU MSISDN:00777772609999 GUID:74FA3272-E5E9-4533-B1D7-7C987D8504D3 Shortcode:63334</text:span></text:p>
      <text:p text:style-name="P1"><text:span text:style-name="T1">VOTE 1168122991 Campaign:ssss_uk_02A Validity:during Choice:Hayley CONN:MIG00VU MSISDN:00777778859999 GUID:D7FC47FA-4258-4F2F-8D19-C900CFD245A9 Shortcode:63334</text:span></text:p>
      <text:p text:style-name="P1"><text:span text:style-name="T1">VOTE 1168122991 Campaign:ssss_uk_02A Validity:during Choice:Antony CONN:MIG01HU MSISDN:00777772169999 GUID:88609862-DBD1-4335-A0FC-0B2928FECEC4 Shortcode:63334</text:span></text:p>
      <text:p text:style-name="P1"><text:span text:style-name="T1">VOTE 1168122992 Campaign:ssss_uk_02A Validity:during Choice:Antony CONN:MIG01OU MSISDN:00777771119999 GUID:8E804CD9-896B-495D-8B3C-1AE1BF30D10D Shortcode:63334</text:span></text:p>
      <text:p text:style-name="P1"><text:span text:style-name="T1">VOTE 1168122992 Campaign:ssss_uk_02A Validity:during Choice:Tupele CONN:MIG01OU MSISDN:00777774579999 GUID:4482543E-81D3-4425-B769-B5855EB9CC71 Shortcode:63334</text:span></text:p>
      <text:p text:style-name="P1"><text:span text:style-name="T1">VOTE 1168122992 Campaign:ssss_uk_02A Validity:during Choice:Antony CONN:MIG01XU MSISDN:00777774319999 GUID:14C35D37-1103-4AF7-A5B6-D52D41F807C1 Shortcode:63334</text:span></text:p>
      <text:p text:style-name="P1"><text:span text:style-name="T1">VOTE 1168122992 Campaign:ssss_uk_02A Validity:during Choice:Verity CONN:MIG00VU MSISDN:00777778249999 GUID:2938AE2F-B9F5-4731-B8E9-4AD2AA0D530A Shortcode:63334</text:span></text:p>
      <text:p text:style-name="P1"><text:span text:style-name="T1">VOTE 1168122992 Campaign:ssss_uk_02A Validity:during Choice:Alan CONN:MIG01XU MSISDN:00777779929999 GUID:B784722A-980B-4AEB-85AF-A242D80BC07E Shortcode:63334</text:span></text:p>
      <text:p text:style-name="P1"><text:span text:style-name="T1">VOTE 1168122992 Campaign:ssss_uk_02A Validity:during Choice:Gemma CONN:MIG01XU MSISDN:00777775139999 GUID:DBE63306-2D49-4A79-94DB-84E6936BE807 Shortcode:63334</text:span></text:p>
      <text:p text:style-name="P1"><text:span text:style-name="T1">VOTE 1168122992 Campaign:ssss_uk_02A Validity:during Choice:Antony CONN:MIG00VU MSISDN:00777773349999 GUID:A5D01012-24B8-4651-A202-0FAFCE657861 Shortcode:63334</text:span></text:p>
      <text:p text:style-name="P1"><text:span text:style-name="T1">VOTE 1168122992 Campaign:ssss_uk_02A Validity:during Choice:Gemma CONN:MIG01OU MSISDN:00777779529999 GUID:6529E360-564C-4B30-AF60-99991B0EBF8D Shortcode:63334</text:span></text:p>
      <text:p text:style-name="P1"><text:span text:style-name="T1">VOTE 1168122992 Campaign:ssss_uk_02A Validity:during Choice:Antony CONN:MIG00VU MSISDN:00777778369999 GUID:EEFC6DB8-0B95-4BC1-B68C-91223FFB4855 Shortcode:63334</text:span></text:p>
      <text:p text:style-name="P1"><text:span text:style-name="T1">VOTE 1168122992 Campaign:ssss_uk_02A Validity:during Choice:Mark CONN:MIG01OU MSISDN:00777776949999 GUID:7910D4CF-ECCC-4055-87E7-C9DA9D533440 Shortcode:63334</text:span></text:p>
      <text:p text:style-name="P1"><text:span text:style-name="T1">VOTE 1168122992 Campaign:ssss_uk_02A Validity:during Choice:Tupele CONN:MIG01OU MSISDN:00777779449999 GUID:51A18652-CAF0-4BD6-950B-AE83C80F03DC Shortcode:63334</text:span></text:p>
      <text:p text:style-name="P1"><text:span text:style-name="T1">VOTE 1168122992 Campaign:ssss_uk_02A Validity:during Choice:Verity CONN:MIG01OU MSISDN:00777778859999 GUID:17F9623A-A73C-4217-9979-C0E65137F24F Shortcode:63334</text:span></text:p>
      <text:p text:style-name="P1"><text:span text:style-name="T1">VOTE 1168122992 Campaign:ssss_uk_02A Validity:during Choice:Tupele CONN:MIG01XU MSISDN:00777779519999 GUID:9BE6820E-2F27-4E5C-AF53-85744DD952B7 Shortcode:63334</text:span></text:p>
      <text:p text:style-name="P1"><text:span text:style-name="T1">VOTE 1168122992 Campaign:ssss_uk_02A Validity:during Choice:Tupele CONN:MIG01XU MSISDN:00777771849999 GUID:47B5DE2B-2BCA-4128-8B3E-D06BEE9A53BB Shortcode:63334</text:span></text:p>
      <text:p text:style-name="P1"><text:span text:style-name="T1">VOTE 1168122993 Campaign:ssss_uk_02A Validity:during Choice:Tupele CONN:MIG01XU MSISDN:00777778869999 GUID:DDE4249C-3B76-4A35-8F11-13D0D99DBC84 Shortcode:63334</text:span></text:p>
      <text:p text:style-name="P1"><text:span text:style-name="T1">VOTE 1168122993 Campaign:ssss_uk_02A Validity:during Choice:Alan CONN:MIG00VU MSISDN:00777778569999 GUID:A7A114CD-B157-479D-B29A-9B816BA0DABF Shortcode:63334</text:span></text:p>
      <text:p text:style-name="P1"><text:span text:style-name="T1">VOTE 1168122993 Campaign:ssss_uk_02A Validity:during Choice:Antony CONN:MIG01XU MSISDN:00777779999999 GUID:3D55C814-2D43-4717-88BC-7042014D6F11 Shortcode:63334</text:span></text:p>
      <text:p text:style-name="P1"><text:span text:style-name="T1">VOTE 1168122994 Campaign:ssss_uk_02A Validity:during Choice:Tupele CONN:MIG00VU MSISDN:00777773309999 GUID:C6DB5654-3C4A-449F-A184-A57DDA1E995D Shortcode:63334</text:span></text:p>
      <text:p text:style-name="P1"><text:span text:style-name="T1">VOTE 1168122994 Campaign:ssss_uk_02A Validity:during Choice:Antony CONN:MIG01XU MSISDN:00777776749999 GUID:5BD6352B-1020-45CA-A11D-504F48045E28 Shortcode:63334</text:span></text:p>
      <text:p text:style-name="P1"><text:span text:style-name="T1">VOTE 1168122994 Campaign:ssss_uk_02A Validity:during Choice:Tupele CONN:MIG01XU MSISDN:00777776919999 GUID:8DAD7224-656B-471F-8C91-A5282EBBC5C0 Shortcode:63334</text:span></text:p>
      <text:p text:style-name="P1"><text:span text:style-name="T1">VOTE 1168122995 Campaign:ssss_uk_02A Validity:during Choice:Gemma CONN:MIG01XU MSISDN:00777774839999 GUID:D1808F0A-7803-405D-8064-2D20B05351EB Shortcode:63334</text:span></text:p>
      <text:p text:style-name="P1"><text:span text:style-name="T1">VOTE 1168122993 Campaign:ssss_uk_02A Validity:during Choice:Antony CONN:MIG01XU MSISDN:00777775859999 GUID:4002296A-330A-4788-AD46-D8F875B3041F Shortcode:63334</text:span></text:p>
      <text:p text:style-name="P1"><text:span text:style-name="T1">VOTE 1168122995 Campaign:ssss_uk_02A Validity:during Choice:Antony CONN:MIG01XU MSISDN:00777771629999 GUID:018C00DB-EC5E-4513-B2A0-B92BEE924B51 Shortcode:63334</text:span></text:p>
      <text:p text:style-name="P1"><text:span text:style-name="T1">VOTE 1168122995 Campaign:ssss_uk_02A Validity:during Choice:Leon CONN:MIG01XU MSISDN:00777774879999 GUID:30DD67FF-0BE6-411A-9E0A-CD05B913C44F Shortcode:63334</text:span></text:p>
      <text:p text:style-name="P1"><text:span text:style-name="T1">VOTE 1168122995 Campaign:ssss_uk_02A Validity:during Choice:Antony CONN:MIG00VU MSISDN:00777775879999 GUID:F5D2D7E9-AA91-4C2B-8035-1319C8648DD6 Shortcode:63334</text:span></text:p>
      <text:p text:style-name="P1"><text:span text:style-name="T1">VOTE 1168122995 Campaign:ssss_uk_02A Validity:during Choice:Alan CONN:MIG01XU </text:span><text:soft-page-break/><text:span text:style-name="T1">MSISDN:00777774429999 GUID:744ECF4E-A3C6-4C81-8ED7-8AE689E00155 Shortcode:63334</text:span></text:p>
      <text:p text:style-name="P1"><text:span text:style-name="T1">VOTE 1168122996 Campaign:ssss_uk_02A Validity:during Choice:Matthew CONN:MIG01XU MSISDN:00777777639999 GUID:B985B94A-133B-4EE0-AA0B-E7B999250295 Shortcode:63334</text:span></text:p>
      <text:p text:style-name="P1"><text:span text:style-name="T1">VOTE 1168122996 Campaign:ssss_uk_02A Validity:during Choice:Antony CONN:MIG01XU MSISDN:00777775619999 GUID:3F26ACFF-AB5C-4C52-AD59-EFC1207644E7 Shortcode:63334</text:span></text:p>
      <text:p text:style-name="P1"><text:span text:style-name="T1">VOTE 1168122996 Campaign:ssss_uk_02A Validity:during Choice:Gemma CONN:MIG01XU MSISDN:00777777749999 GUID:65241821-4220-4C12-A50F-7DA20D129711 Shortcode:63334</text:span></text:p>
      <text:p text:style-name="P1"><text:span text:style-name="T1">VOTE 1168122997 Campaign:ssss_uk_02A Validity:during Choice:Antony CONN:MIG01XU MSISDN:00777772519999 GUID:2DB580F9-7591-4055-98F5-8DAF3BAB2A7C Shortcode:63334</text:span></text:p>
      <text:p text:style-name="P1"><text:span text:style-name="T1">VOTE 1168122997 Campaign:ssss_uk_02A Validity:during Choice:Antony CONN:MIG01TU MSISDN:00777776069999 GUID:831317FE-E0B7-47B1-9D1D-428F67259C65 Shortcode:63334</text:span></text:p>
      <text:p text:style-name="P1"><text:span text:style-name="T1">VOTE 1168122997 Campaign:ssss_uk_02A Validity:during Choice:Mark CONN:MIG01HU MSISDN:00777775239999 GUID:83B9A127-D59E-4D5A-9928-01D78C3A515F Shortcode:63334</text:span></text:p>
      <text:p text:style-name="P1"><text:span text:style-name="T1">VOTE 1168122997 Campaign:ssss_uk_02A Validity:during Choice:Antony CONN:MIG00VU MSISDN:00777774489999 GUID:CB13EF8C-40D5-490D-96D9-3AF0D9F7C4DA Shortcode:63334</text:span></text:p>
      <text:p text:style-name="P1"><text:span text:style-name="T1">VOTE 1168122997 Campaign:ssss_uk_02A Validity:during Choice:Antony CONN:MIG00VU MSISDN:00777776009999 GUID:D73E52B3-AB59-4569-A18F-643E607A45A0 Shortcode:63334</text:span></text:p>
      <text:p text:style-name="P1"><text:span text:style-name="T1">VOTE 1168122997 Campaign:ssss_uk_02A Validity:during Choice:Alan CONN:MIG01TU MSISDN:00777777589999 GUID:E1C634D1-ECCD-43ED-8101-A22E9C90E04F Shortcode:63334</text:span></text:p>
      <text:p text:style-name="P1"><text:span text:style-name="T1">VOTE 1168122997 Campaign:ssss_uk_02A Validity:during Choice:Mark CONN:MIG01TU MSISDN:00777772589999 GUID:F669841F-9A5A-438F-A20C-C3337F834D4F Shortcode:63334</text:span></text:p>
      <text:p text:style-name="P1"><text:span text:style-name="T1">VOTE 1168122997 Campaign:ssss_uk_02A Validity:during Choice:Matthew CONN:MIG01XU MSISDN:00777776719999 GUID:9BE5DBB4-3B48-4134-8E48-579A0BDCB56D Shortcode:63334</text:span></text:p>
      <text:p text:style-name="P1"><text:span text:style-name="T1">VOTE 1168122997 Campaign:ssss_uk_02A Validity:during Choice:Antony CONN:MIG01XU MSISDN:00777778809999 GUID:D99412DE-6195-4FAC-9696-EB9FC0BFF7A6 Shortcode:63334</text:span></text:p>
      <text:p text:style-name="P1"><text:span text:style-name="T1">VOTE 1168122998 Campaign:ssss_uk_02A Validity:during Choice:Tupele CONN:MIG01XU MSISDN:00777773589999 GUID:7F7B612D-3829-4720-9226-F72BCF1DDA12 Shortcode:63334</text:span></text:p>
      <text:p text:style-name="P1"><text:span text:style-name="T1">VOTE 1168122998 Campaign:ssss_uk_02A Validity:during Choice:Tupele CONN:MIG01XU MSISDN:00777779119999 GUID:002F2CFC-D3A4-4ACA-A239-2E9AC8CC77B2 Shortcode:63334</text:span></text:p>
      <text:p text:style-name="P1"><text:span text:style-name="T1">VOTE 1168122998 Campaign:ssss_uk_02A Validity:during Choice:Tupele CONN:MIG01XU MSISDN:00777774909999 GUID:6DF277D9-8C71-4393-BE9D-AFD5D268EF1F Shortcode:63334</text:span></text:p>
      <text:p text:style-name="P1"><text:span text:style-name="T1">VOTE 1168122999 Campaign:ssss_uk_02A Validity:during Choice:Leon CONN:MIG00VU MSISDN:00777776099999 GUID:BD500508-2828-4E6D-8A16-AB7D9D389070 Shortcode:63334</text:span></text:p>
      <text:p text:style-name="P1"><text:span text:style-name="T1">VOTE 1168122999 Campaign:ssss_uk_02A Validity:during Choice:Antony CONN:MIG01XU MSISDN:00777776679999 GUID:01B6CF66-EE6C-4EE8-87FD-CC3E77628977 Shortcode:63334</text:span></text:p>
      <text:p text:style-name="P1"><text:span text:style-name="T1">VOTE 1168122999 Campaign:ssss_uk_02A Validity:during Choice:Gemma CONN:MIG01XU MSISDN:00777778089999 GUID:2E315F4A-35DE-4799-8623-E8E6BBABFD3F Shortcode:63334</text:span></text:p>
      <text:p text:style-name="P1"><text:span text:style-name="T1">VOTE 1168122999 Campaign:ssss_uk_02A Validity:during Choice:Matthew CONN:MIG01XU MSISDN:00777772029999 GUID:0880FEB4-3DC9-4D5C-86C6-5DD53D60DACF Shortcode:63334</text:span></text:p>
      <text:p text:style-name="P1"><text:span text:style-name="T1">VOTE 1168122999 Campaign:ssss_uk_02A Validity:during Choice:Antony CONN:MIG00VU MSISDN:00777778219999 GUID:09084EEC-914E-4128-8A1E-A256780928C5 Shortcode:63334</text:span></text:p>
      <text:p text:style-name="P1"><text:span text:style-name="T1">VOTE 1168122999 Campaign:ssss_uk_02A Validity:during Choice:Mark CONN:MIG01XU MSISDN:00777774439999 GUID:5CCAF2D3-1DE4-4165-BA9C-DAB570D5D841 Shortcode:63334</text:span></text:p>
      <text:p text:style-name="P1"><text:span text:style-name="T1">VOTE 1168123000 Campaign:ssss_uk_02A Validity:during Choice:Alan CONN:MIG01TU MSISDN:00777778769999 GUID:65813B89-778C-414E-841A-DC9A0E5F99EF Shortcode:63334</text:span></text:p>
      <text:p text:style-name="P1"><text:span text:style-name="T1">VOTE 1168123000 Campaign:ssss_uk_02A Validity:during Choice:Leon CONN:MIG01XU MSISDN:00777779619999 GUID:EB6DFC8F-3A8D-4D65-846F-4E7F0B5F0EC1 Shortcode:63334</text:span></text:p>
      <text:p text:style-name="P1"><text:span text:style-name="T1">VOTE 1168123000 Campaign:ssss_uk_02A Validity:during Choice:Gemma CONN:MIG01XU MSISDN:00777774879999 GUID:80DCE1B1-F0D4-4F87-A906-0EC6FFD978B6 Shortcode:63334</text:span></text:p>
      <text:p text:style-name="P1"><text:span text:style-name="T1">VOTE 1168123000 Campaign:ssss_uk_02A Validity:during Choice:Antony CONN:MIG01TU MSISDN:00777778449999 GUID:D384D5C3-E308-4231-9C7A-4224899CBE83 Shortcode:63334</text:span></text:p>
      <text:p text:style-name="P1"><text:span text:style-name="T1">VOTE 1168123001 Campaign:ssss_uk_02A Validity:during Choice:Verity CONN:MIG01XU MSISDN:00777779559999 GUID:41448744-EBFD-4F15-ADB0-15F2E0FCB027 Shortcode:63334</text:span></text:p>
      <text:p text:style-name="P1"><text:span text:style-name="T1">VOTE 1168123001 Campaign:ssss_uk_02A Validity:during Choice:Tupele CONN:MIG00VU MSISDN:00777770869999 GUID:71667A7B-9200-4CE1-B90F-BE73B272F806 Shortcode:63334</text:span></text:p>
      <text:p text:style-name="P1"><text:span text:style-name="T1">VOTE 1168123001 Campaign:ssss_uk_02A Validity:during Choice:Tupele CONN:MIG00VU MSISDN:00777770579999 GUID:BEAEEC64-98A7-4C7B-A96F-7E1C48E463E1 Shortcode:63334</text:span></text:p>
      <text:p text:style-name="P1"><text:span text:style-name="T1">VOTE 1168123001 Campaign:ssss_uk_02A Validity:during Choice:Antony CONN:MIG01XU MSISDN:00777778409999 GUID:D6C985F0-17A5-40B1-8E2D-04DD4803DD55 Shortcode:63334</text:span></text:p>
      <text:p text:style-name="P1"><text:span text:style-name="T1">VOTE 1168123001 Campaign:ssss_uk_02A Validity:during Choice:Antony CONN:MIG01XU MSISDN:00777773989999 GUID:2D8DE123-CAB7-4A97-ACC9-F4655B06C887 Shortcode:63334</text:span></text:p>
      <text:p text:style-name="P1"><text:span text:style-name="T1">VOTE 1168123002 Campaign:ssss_uk_02A Validity:during Choice:Tupele CONN:MIG01XU </text:span><text:soft-page-break/><text:span text:style-name="T1">MSISDN:00777774479999 GUID:8EEDB2D2-7A1B-4C7C-BC04-A7FE53B6FB5B Shortcode:63334</text:span></text:p>
      <text:p text:style-name="P1"><text:span text:style-name="T1">VOTE 1168123002 Campaign:ssss_uk_02A Validity:during Choice:Tupele CONN:MIG01XU MSISDN:00777778689999 GUID:AF8AA132-7FB4-467B-8C74-0C890C64DE37 Shortcode:63334</text:span></text:p>
      <text:p text:style-name="P1"><text:span text:style-name="T1">VOTE 1168123002 Campaign:ssss_uk_02A Validity:during Choice:Antony CONN:MIG00VU MSISDN:00777770979999 GUID:CAD5C24E-2583-4A53-A473-F79A72A1DE7B Shortcode:63334</text:span></text:p>
      <text:p text:style-name="P1"><text:span text:style-name="T1">VOTE 1168123003 Campaign:ssss_uk_02A Validity:during Choice:Tupele CONN:MIG00VU MSISDN:00777775069999 GUID:C933DC98-C1BA-4E0A-A039-99F970163DCF Shortcode:63334</text:span></text:p>
      <text:p text:style-name="P1"><text:span text:style-name="T1">VOTE 1168123003 Campaign:ssss_uk_02A Validity:during Choice:Antony CONN:MIG01TU MSISDN:00777770839999 GUID:56FDB45E-6530-4772-8F12-A0AFE7D7D4D9 Shortcode:63334</text:span></text:p>
      <text:p text:style-name="P1"><text:span text:style-name="T1">VOTE 1168123003 Campaign:ssss_uk_02A Validity:during Choice:Verity CONN:MIG01XU MSISDN:00777773599999 GUID:3E61621D-C878-421E-ABF1-87795FCFB76A Shortcode:63334</text:span></text:p>
      <text:p text:style-name="P1"><text:span text:style-name="T1">VOTE 1168123003 Campaign:ssss_uk_02A Validity:during Choice:Tupele CONN:MIG01XU MSISDN:00777777099999 GUID:36895157-81AA-4F2F-BF6B-5D19A2A73AF3 Shortcode:63334</text:span></text:p>
      <text:p text:style-name="P1"><text:span text:style-name="T1">VOTE 1168123004 Campaign:ssss_uk_02A Validity:during Choice:Matthew CONN:MIG01XU MSISDN:00777776479999 GUID:6F539E16-B927-4421-85C5-BB378F732314 Shortcode:63334</text:span></text:p>
      <text:p text:style-name="P1"><text:span text:style-name="T1">VOTE 1168123004 Campaign:ssss_uk_02A Validity:during Choice:Matthew CONN:MIG01XU MSISDN:00777775109999 GUID:6918BB80-8CA3-493F-BA15-D694FD9754C7 Shortcode:63334</text:span></text:p>
      <text:p text:style-name="P1"><text:span text:style-name="T1">VOTE 1168123004 Campaign:ssss_uk_02A Validity:during Choice:Leon CONN:MIG01XU MSISDN:00777778209999 GUID:9E330F92-B19F-4909-926F-E54B90173308 Shortcode:63334</text:span></text:p>
      <text:p text:style-name="P1"><text:span text:style-name="T1">VOTE 1168123004 Campaign:ssss_uk_02A Validity:during Choice:Antony CONN:MIG00VU MSISDN:00777778399999 GUID:C6662303-AFDB-43E5-997B-9F570250C7A3 Shortcode:63334</text:span></text:p>
      <text:p text:style-name="P1"><text:span text:style-name="T1">VOTE 1168123005 Campaign:ssss_uk_02A Validity:during Choice:Antony CONN:MIG01XU MSISDN:00777776759999 GUID:7A5C78E5-78EB-4649-AE69-F3040D12C9BB Shortcode:63334</text:span></text:p>
      <text:p text:style-name="P1"><text:span text:style-name="T1">VOTE 1168123005 Campaign:ssss_uk_02A Validity:during Choice:Tupele CONN:MIG01XU MSISDN:00777779189999 GUID:EC1E9FD8-7C3D-447F-B04C-3F7846E13130 Shortcode:63334</text:span></text:p>
      <text:p text:style-name="P1"><text:span text:style-name="T1">VOTE 1168123005 Campaign:ssss_uk_02A Validity:during Choice:Tupele CONN:MIG01HU MSISDN:00777773609999 GUID:AC373C34-DEB4-4421-9C6E-70FC46D2BD6B Shortcode:63334</text:span></text:p>
      <text:p text:style-name="P1"><text:span text:style-name="T1">VOTE 1168123005 Campaign:ssss_uk_02A Validity:during Choice:Alan CONN:MIG01XU MSISDN:00777777479999 GUID:645282DE-439C-4A9B-9B4F-9975431F001E Shortcode:63334</text:span></text:p>
      <text:p text:style-name="P1"><text:span text:style-name="T1">VOTE 1168123005 Campaign:ssss_uk_02A Validity:during Choice:Antony CONN:MIG00VU MSISDN:00777770609999 GUID:994B1A59-8B89-431B-8F11-43E0AE787829 Shortcode:63334</text:span></text:p>
      <text:p text:style-name="P1"><text:span text:style-name="T1">VOTE 1168123005 Campaign:ssss_uk_02A Validity:during Choice:Leon CONN:MIG01XU MSISDN:00777771799999 GUID:7E2E9308-4170-4EC8-ACBC-EE49695E9EA9 Shortcode:63334</text:span></text:p>
      <text:p text:style-name="P1"><text:span text:style-name="T1">VOTE 1168123005 Campaign:ssss_uk_02A Validity:during Choice:Antony CONN:MIG01XU MSISDN:00777770659999 GUID:44287647-5935-442D-A766-68B4820C8F34 Shortcode:63334</text:span></text:p>
      <text:p text:style-name="P1"><text:span text:style-name="T1">VOTE 1168123006 Campaign:ssss_uk_02A Validity:during Choice:Tupele CONN:MIG01TU MSISDN:00777779219999 GUID:AA707E47-8CB8-4BD9-9C0B-28132C692674 Shortcode:63334</text:span></text:p>
      <text:p text:style-name="P1"><text:span text:style-name="T1">VOTE 1168123007 Campaign:ssss_uk_02A Validity:during Choice:Matthew CONN:MIG01XU MSISDN:00777776239999 GUID:BD81CB24-F0CC-433B-AF7F-E0B611FD20B2 Shortcode:63334</text:span></text:p>
      <text:p text:style-name="P1"><text:span text:style-name="T1">VOTE 1168123007 Campaign:ssss_uk_02A Validity:during Choice:Antony CONN:MIG00VU MSISDN:00777775859999 GUID:7E2D7D05-C926-4631-ABA8-6990B32848F4 Shortcode:63334</text:span></text:p>
      <text:p text:style-name="P1"><text:span text:style-name="T1">VOTE 1168123007 Campaign:ssss_uk_02A Validity:during Choice:Tupele CONN:MIG01XU MSISDN:00777778139999 GUID:75E57B4B-F796-4D85-BE2C-142208ABDB88 Shortcode:63334</text:span></text:p>
      <text:p text:style-name="P1"><text:span text:style-name="T1">VOTE 1168123007 Campaign:ssss_uk_02A Validity:during Choice:Tupele CONN:MIG01XU MSISDN:00777778369999 GUID:E4D6BBE0-F1BF-452E-B2A6-2DE372C2EFEA Shortcode:63334</text:span></text:p>
      <text:p text:style-name="P1"><text:span text:style-name="T1">VOTE 1168123007 Campaign:ssss_uk_02A Validity:during Choice:Verity CONN:MIG00VU MSISDN:00777778139999 GUID:0C03FADD-170E-4519-B06C-D4FBB83B78A1 Shortcode:63334</text:span></text:p>
      <text:p text:style-name="P1"><text:span text:style-name="T1">VOTE 1168123008 Campaign:ssss_uk_02A Validity:during Choice:Matthew CONN:MIG01XU MSISDN:00777774379999 GUID:9679D74B-95EC-4DC0-B3A4-773AD525407C Shortcode:63334</text:span></text:p>
      <text:p text:style-name="P1"><text:span text:style-name="T1">VOTE 1168123008 Campaign:ssss_uk_02A Validity:during Choice:Tupele CONN:MIG01XU MSISDN:00777776369999 GUID:279F28FE-0A2A-4AF7-A376-9A366BE8A698 Shortcode:63334</text:span></text:p>
      <text:p text:style-name="P1"><text:span text:style-name="T1">VOTE 1168123008 Campaign:ssss_uk_02A Validity:during Choice:Mark CONN:MIG01XU MSISDN:00777773809999 GUID:CC25800A-1124-4EC0-8DF9-9899B095D733 Shortcode:63334</text:span></text:p>
      <text:p text:style-name="P1"><text:span text:style-name="T1">VOTE 1168123008 Campaign:ssss_uk_02A Validity:during Choice:Tupele CONN:MIG01XU MSISDN:00777777689999 GUID:529E5C6B-7885-4A1C-BC2A-F6586A4D94F5 Shortcode:63334</text:span></text:p>
      <text:p text:style-name="P1"><text:span text:style-name="T1">VOTE 1168123008 Campaign:ssss_uk_02A Validity:during Choice:Antony CONN:MIG01XU MSISDN:00777778029999 GUID:D440CB54-B7C1-4EBA-AD5A-41AF57F8AF87 Shortcode:63334</text:span></text:p>
      <text:p text:style-name="P1"><text:span text:style-name="T1">VOTE 1168123008 Campaign:ssss_uk_02A Validity:during Choice:Tupele CONN:MIG01XU MSISDN:00777775539999 GUID:A85F338E-9EE5-415D-A393-0ED10B7CC2C4 Shortcode:63334</text:span></text:p>
      <text:p text:style-name="P1"><text:span text:style-name="T1">VOTE 1168123009 Campaign:ssss_uk_02A Validity:during Choice:Tupele CONN:MIG01XU MSISDN:00777772509999 GUID:C1E958B7-19BF-40B9-B643-9CB4DC67F417 Shortcode:63334</text:span></text:p>
      <text:p text:style-name="P1"><text:span text:style-name="T1">VOTE 1168123009 Campaign:ssss_uk_02A Validity:during Choice:Antony CONN:MIG00VU </text:span><text:soft-page-break/><text:span text:style-name="T1">MSISDN:00777778799999 GUID:7468C9B1-8A62-4FD5-95A3-DA6A0A53FB82 Shortcode:63334</text:span></text:p>
      <text:p text:style-name="P1"><text:span text:style-name="T1">VOTE 1168123009 Campaign:ssss_uk_02A Validity:during Choice:Antony CONN:MIG00VU MSISDN:00777777549999 GUID:E198FC78-C4AC-4415-BFE3-BFE5D8AAA6FA Shortcode:63334</text:span></text:p>
      <text:p text:style-name="P1"><text:span text:style-name="T1">VOTE 1168123009 Campaign:ssss_uk_02A Validity:during Choice:Alan CONN:MIG01TU MSISDN:00777774879999 GUID:37F4B206-8AA4-4247-8844-EBB57620E331 Shortcode:63334</text:span></text:p>
      <text:p text:style-name="P1"><text:span text:style-name="T1">VOTE 1168123009 Campaign:ssss_uk_02A Validity:during Choice:Matthew CONN:MIG01XU MSISDN:00777775379999 GUID:1E5E90D2-92AA-4998-950F-039FDB3D38FB Shortcode:63334</text:span></text:p>
      <text:p text:style-name="P1"><text:span text:style-name="T1">VOTE 1168123009 Campaign:ssss_uk_02A Validity:during Choice:Verity CONN:MIG01XU MSISDN:00777776379999 GUID:60B5819C-E103-465A-81E7-5B5C1A1A925F Shortcode:63334</text:span></text:p>
      <text:p text:style-name="P1"><text:span text:style-name="T1">VOTE 1168123010 Campaign:ssss_uk_02A Validity:during Choice:Antony CONN:MIG01XU MSISDN:00777771809999 GUID:63C11CE5-8692-4548-B543-02CC149C85A3 Shortcode:63334</text:span></text:p>
      <text:p text:style-name="P1"><text:span text:style-name="T1">VOTE 1168123010 Campaign:ssss_uk_02A Validity:during Choice:Antony CONN:MIG01XU MSISDN:00777779669999 GUID:D00E0802-FD92-4344-92D5-971615A02D24 Shortcode:63334</text:span></text:p>
      <text:p text:style-name="P1"><text:span text:style-name="T1">VOTE 1168123010 Campaign:ssss_uk_02A Validity:during Choice:Matthew CONN:MIG00VU MSISDN:00777772599999 GUID:4882C1A8-4ECB-41D4-9518-84A6ED6C903E Shortcode:63334</text:span></text:p>
      <text:p text:style-name="P1"><text:span text:style-name="T1">VOTE 1168123010 Campaign:ssss_uk_02A Validity:during Choice:Leon CONN:MIG01XU MSISDN:00777777479999 GUID:AFDE552D-A46D-4E5A-9B91-74CDB6DFC634 Shortcode:63334</text:span></text:p>
      <text:p text:style-name="P1"><text:span text:style-name="T1">VOTE 1168123011 Campaign:ssss_uk_02A Validity:during Choice:Antony CONN:MIG01XU MSISDN:00777778379999 GUID:62AF188D-19BD-47E4-952C-31590E267C17 Shortcode:63334</text:span></text:p>
      <text:p text:style-name="P1"><text:span text:style-name="T1">VOTE 1168123011 Campaign:ssss_uk_02A Validity:during Choice:Matthew CONN:MIG00VU MSISDN:00777779819999 GUID:AF0B8876-016B-4B79-B3F0-553656D3865C Shortcode:63334</text:span></text:p>
      <text:p text:style-name="P1"><text:span text:style-name="T1">VOTE 1168123011 Campaign:ssss_uk_02A Validity:during Choice:Alan CONN:MIG01XU MSISDN:00777774579999 GUID:95CC9661-EBE2-4DA6-A013-D4729376E2D8 Shortcode:63334</text:span></text:p>
      <text:p text:style-name="P1"><text:span text:style-name="T1">VOTE 1168123011 Campaign:ssss_uk_02A Validity:during Choice:Alan CONN:MIG01XU MSISDN:00777772889999 GUID:921709D5-A9FD-40C1-880E-6A8BFD58C1E7 Shortcode:63334</text:span></text:p>
      <text:p text:style-name="P1"><text:span text:style-name="T1">VOTE 1168123012 Campaign:ssss_uk_02A Validity:during Choice:Matthew CONN:MIG01XU MSISDN:00777772469999 GUID:AD7DB705-A9BE-4CB0-9056-FBA9E1CD3352 Shortcode:63334</text:span></text:p>
      <text:p text:style-name="P1"><text:span text:style-name="T1">VOTE 1168123012 Campaign:ssss_uk_02A Validity:during Choice:Tupele CONN:MIG01XU MSISDN:00777776079999 GUID:CBE718B7-5C39-464B-9362-E5B88603E92F Shortcode:63334</text:span></text:p>
      <text:p text:style-name="P1"><text:span text:style-name="T1">VOTE 1168123012 Campaign:ssss_uk_02A Validity:during Choice:Alan CONN:MIG00VU MSISDN:00777771509999 GUID:12C1A71B-7C84-43D9-8D21-4400A779CE4E Shortcode:63334</text:span></text:p>
      <text:p text:style-name="P1"><text:span text:style-name="T1">VOTE 1168123012 Campaign:ssss_uk_02A Validity:during Choice:Verity CONN:MIG01XU MSISDN:00777773279999 GUID:37346145-5256-48CD-8771-30997EAC2C5C Shortcode:63334</text:span></text:p>
      <text:p text:style-name="P1"><text:span text:style-name="T1">VOTE 1168123012 Campaign:ssss_uk_02A Validity:during Choice:Tupele CONN:MIG01XU MSISDN:00777774819999 GUID:A03B32FA-B22B-44A4-9667-E178B7EF8673 Shortcode:63334</text:span></text:p>
      <text:p text:style-name="P1"><text:span text:style-name="T1">VOTE 1168123012 Campaign:ssss_uk_02A Validity:during Choice:Antony CONN:MIG01TU MSISDN:00777778739999 GUID:78F0C624-2F37-42F0-9672-EACF7A7C72F5 Shortcode:63334</text:span></text:p>
      <text:p text:style-name="P1"><text:span text:style-name="T1">VOTE 1168123012 Campaign:ssss_uk_02A Validity:during Choice:Gemma CONN:MIG01XU MSISDN:00777778049999 GUID:8F0C803C-C09C-468F-BC55-9DDA37707A66 Shortcode:63334</text:span></text:p>
      <text:p text:style-name="P1"><text:span text:style-name="T1">VOTE 1168123012 Campaign:ssss_uk_02A Validity:during Choice:Mark CONN:MIG01XU MSISDN:00777775659999 GUID:CF2F6605-4B00-4FC0-B0EC-DC89BBA7BE86 Shortcode:63334</text:span></text:p>
      <text:p text:style-name="P1"><text:span text:style-name="T1">VOTE 1168123012 Campaign:ssss_uk_02A Validity:during Choice:Matthew CONN:MIG00VU MSISDN:00777771899999 GUID:452973C1-98DD-4D2E-8900-1FA68C8B877E Shortcode:63334</text:span></text:p>
      <text:p text:style-name="P1"><text:span text:style-name="T1">VOTE 1168123012 Campaign:ssss_uk_02A Validity:during Choice:Antony CONN:MIG01TU MSISDN:00777777729999 GUID:90A30FFB-91AC-4451-BA8E-F68AF4CDAD40 Shortcode:63334</text:span></text:p>
      <text:p text:style-name="P1"><text:span text:style-name="T1">VOTE 1168123013 Campaign:ssss_uk_02A Validity:during Choice:Alan CONN:MIG01XU MSISDN:00777773269999 GUID:7B9ABF98-CD53-43A2-ADDB-191C1A1DFE15 Shortcode:63334</text:span></text:p>
      <text:p text:style-name="P1"><text:span text:style-name="T1">VOTE 1168123013 Campaign:ssss_uk_02A Validity:during Choice:Matthew CONN:MIG01XU MSISDN:00777770199999 GUID:18AD0452-6B2B-41F1-AEDA-4AFF87262F5C Shortcode:63334</text:span></text:p>
      <text:p text:style-name="P1"><text:span text:style-name="T1">VOTE 1168123013 Campaign:ssss_uk_02A Validity:during Choice:Antony CONN:MIG01XU MSISDN:00777771769999 GUID:072051FE-FB93-4740-913D-48F73591DCED Shortcode:63334</text:span></text:p>
      <text:p text:style-name="P1"><text:span text:style-name="T1">VOTE 1168123014 Campaign:ssss_uk_02A Validity:during Choice:Gemma CONN:MIG01XU MSISDN:00777773089999 GUID:6B1C3134-B6D5-4F5E-961F-46E909D49992 Shortcode:63334</text:span></text:p>
      <text:p text:style-name="P1"><text:span text:style-name="T1">VOTE 1168123014 Campaign:ssss_uk_02A Validity:during Choice:Verity CONN:MIG01XU MSISDN:00777774299999 GUID:FC092216-B5E3-41B1-A3AF-D587983F3050 Shortcode:63334</text:span></text:p>
      <text:p text:style-name="P1"><text:span text:style-name="T1">VOTE 1168123014 Campaign:ssss_uk_02A Validity:during Choice:Gemma CONN:MIG00VU MSISDN:00777770449999 GUID:460FE1D6-FF44-4388-99F9-D36F2D4EF9DF Shortcode:63334</text:span></text:p>
      <text:p text:style-name="P1"><text:span text:style-name="T1">VOTE 1168123014 Campaign:ssss_uk_02A Validity:during Choice:Gemma CONN:MIG01XU MSISDN:00777772879999 GUID:50F8CD3B-7627-4DFC-8329-CB094C914531 Shortcode:63334</text:span></text:p>
      <text:p text:style-name="P1"><text:span text:style-name="T1">VOTE 1168123014 Campaign:ssss_uk_02A Validity:during Choice:Gemma CONN:MIG01XU MSISDN:00777773089999 GUID:D9ED8502-BBEB-4082-B0C7-D20DB65F9BCE Shortcode:63334</text:span></text:p>
      <text:p text:style-name="P1"><text:span text:style-name="T1">VOTE 1168123015 Campaign:ssss_uk_02A Validity:during Choice:Verity CONN:MIG00VU </text:span><text:soft-page-break/><text:span text:style-name="T1">MSISDN:00777777889999 GUID:52CB0F7F-B95B-4A95-9F4E-966F4E7F54A4 Shortcode:63334</text:span></text:p>
      <text:p text:style-name="P1"><text:span text:style-name="T1">VOTE 1168123015 Campaign:ssss_uk_02A Validity:during Choice:Matthew CONN:MIG01XU MSISDN:00777775229999 GUID:1E40F7F0-B832-4EA2-9D97-1CC7AC85B1B7 Shortcode:63334</text:span></text:p>
      <text:p text:style-name="P1"><text:span text:style-name="T1">VOTE 1168123015 Campaign:ssss_uk_02A Validity:during Choice:Verity CONN:MIG01XU MSISDN:00777774979999 GUID:799583C8-6933-48B6-91B1-ED3C132B6F58 Shortcode:63334</text:span></text:p>
      <text:p text:style-name="P1"><text:span text:style-name="T1">VOTE 1168123015 Campaign:ssss_uk_02A Validity:during Choice:Gemma CONN:MIG01XU MSISDN:00777777059999 GUID:EB3CAF94-DB09-48B8-9905-239F3F3695B7 Shortcode:63334</text:span></text:p>
      <text:p text:style-name="P1"><text:span text:style-name="T1">VOTE 1168123015 Campaign:ssss_uk_02A Validity:during Choice:Gemma CONN:MIG01TU MSISDN:00777770549999 GUID:774AF0CC-4AF6-43CE-B943-EBD297A5D514 Shortcode:63334</text:span></text:p>
      <text:p text:style-name="P1"><text:span text:style-name="T1">VOTE 1168123015 Campaign:ssss_uk_02A Validity:during Choice:Tupele CONN:MIG01XU MSISDN:00777779219999 GUID:970D072A-114D-4518-83D6-B30C5E570FBD Shortcode:63334</text:span></text:p>
      <text:p text:style-name="P1"><text:span text:style-name="T1">VOTE 1168123016 Campaign:ssss_uk_02A Validity:during Choice:Gemma CONN:MIG01XU MSISDN:00777771179999 GUID:D7F66393-22D7-47A4-B887-6CDB65DD8729 Shortcode:63334</text:span></text:p>
      <text:p text:style-name="P1"><text:span text:style-name="T1">VOTE 1168123016 Campaign:ssss_uk_02A Validity:during Choice:Matthew CONN:MIG01XU MSISDN:00777773539999 GUID:71A8D7CB-F27D-4012-AE8B-9013B2E7115F Shortcode:63334</text:span></text:p>
      <text:p text:style-name="P1"><text:span text:style-name="T1">VOTE 1168123016 Campaign:ssss_uk_02A Validity:during Choice:Gemma CONN:MIG01XU MSISDN:00777771599999 GUID:71A4501F-E174-4641-9C7A-1640D47BBC15 Shortcode:63334</text:span></text:p>
      <text:p text:style-name="P1"><text:span text:style-name="T1">VOTE 1168123016 Campaign:ssss_uk_02A Validity:during Choice:Gemma CONN:MIG00VU MSISDN:00777776619999 GUID:736A94D6-7D39-4D0C-AAD1-846A3F25EFEC Shortcode:63334</text:span></text:p>
      <text:p text:style-name="P1"><text:span text:style-name="T1">VOTE 1168123016 Campaign:ssss_uk_02A Validity:during Choice:Leon CONN:MIG01XU MSISDN:00777778859999 GUID:9072076C-09AA-426C-8108-68EA85BA4269 Shortcode:63334</text:span></text:p>
      <text:p text:style-name="P1"><text:span text:style-name="T1">VOTE 1168123017 Campaign:ssss_uk_02A Validity:during Choice:Gemma CONN:MIG01XU MSISDN:00777779489999 GUID:1A12CAE0-1C5B-46A0-9A58-BA89BAB8EC94 Shortcode:63334</text:span></text:p>
      <text:p text:style-name="P1"><text:span text:style-name="T1">VOTE 1168123017 Campaign:ssss_uk_02A Validity:during Choice:Mark CONN:MIG00VU MSISDN:00777778309999 GUID:CA64CF0D-4A77-4156-AB9F-F941CF80A9D3 Shortcode:63334</text:span></text:p>
      <text:p text:style-name="P1"><text:span text:style-name="T1">VOTE 1168123017 Campaign:ssss_uk_02A Validity:during Choice:Alan CONN:MIG01XU MSISDN:00777773249999 GUID:679E87AF-90A6-4242-A4FE-9CB985DADBA4 Shortcode:63334</text:span></text:p>
      <text:p text:style-name="P1"><text:span text:style-name="T1">VOTE 1168123017 Campaign:ssss_uk_02A Validity:during Choice:Gemma CONN:MIG01XU MSISDN:00777773999999 GUID:0ADB7E65-46C5-4466-8811-BA425CBCC7E7 Shortcode:63334</text:span></text:p>
      <text:p text:style-name="P1"><text:span text:style-name="T1">VOTE 1168123017 Campaign:ssss_uk_02A Validity:during Choice:Tupele CONN:MIG01XU MSISDN:00777778059999 GUID:A710BB61-C3BA-4728-9DED-0C67130692F5 Shortcode:63334</text:span></text:p>
      <text:p text:style-name="P1"><text:span text:style-name="T1">VOTE 1168122968 Campaign:ssss_uk_02A Validity:during Choice:Alan CONN:MIG01XU MSISDN:00777772769999 GUID:867D61B2-C4C7-49AE-A6C6-9E9A7B18F75C Shortcode:63334</text:span></text:p>
      <text:p text:style-name="P1"><text:span text:style-name="T1">VOTE 1168123017 Campaign:ssss_uk_02A Validity:during Choice:Matthew CONN:MIG01XU MSISDN:00777779839999 GUID:67376AE7-05B1-458A-8663-4BFFD9C1E55B Shortcode:63334</text:span></text:p>
      <text:p text:style-name="P1"><text:span text:style-name="T1">VOTE 1168123017 Campaign:ssss_uk_02A Validity:during Choice:Antony CONN:MIG01XU MSISDN:00777771459999 GUID:6EEEA379-F514-4ED8-BD39-71BE3BA32FA1 Shortcode:63334</text:span></text:p>
      <text:p text:style-name="P1"><text:span text:style-name="T1">VOTE 1168123018 Campaign:ssss_uk_02A Validity:during Choice:Antony CONN:MIG01XU MSISDN:00777779619999 GUID:6CE6DEFA-1DB2-4D88-9F47-30FEDBFCFDED Shortcode:63334</text:span></text:p>
      <text:p text:style-name="P1"><text:span text:style-name="T1">VOTE 1168123018 Campaign:ssss_uk_02A Validity:during Choice:Alan CONN:MIG01XU MSISDN:00777771969999 GUID:69239313-6079-4CF7-A27C-E9651936E121 Shortcode:63334</text:span></text:p>
      <text:p text:style-name="P1"><text:span text:style-name="T1">VOTE 1168123018 Campaign:ssss_uk_02A Validity:during Choice:Gemma CONN:MIG00VU MSISDN:00777775229999 GUID:671E14FA-BFE4-4E03-8C39-0052FDE02124 Shortcode:63334</text:span></text:p>
      <text:p text:style-name="P1"><text:span text:style-name="T1">VOTE 1168123018 Campaign:ssss_uk_02A Validity:during Choice:Gemma CONN:MIG01TU MSISDN:00777771579999 GUID:8C268EA0-D9A1-4A50-8123-52F470941F65 Shortcode:63334</text:span></text:p>
      <text:p text:style-name="P1"><text:span text:style-name="T1">VOTE 1168123018 Campaign:ssss_uk_02A Validity:during Choice:Gemma CONN:MIG01XU MSISDN:00777775039999 GUID:C73AEE0C-6D53-418A-AD84-BEC575D3D1B6 Shortcode:63334</text:span></text:p>
      <text:p text:style-name="P1"><text:span text:style-name="T1">VOTE 1168123018 Campaign:ssss_uk_02A Validity:during Choice:Tupele CONN:MIG01XU MSISDN:00777779539999 GUID:F741AFFC-83C4-4911-BB7E-9583E14AC3CE Shortcode:63334</text:span></text:p>
      <text:p text:style-name="P1"><text:span text:style-name="T1">VOTE 1168123018 Campaign:ssss_uk_02A Validity:during Choice:Tupele CONN:MIG01XU MSISDN:00777779989999 GUID:F140DBE0-796E-4672-A68E-05D66D550007 Shortcode:63334</text:span></text:p>
      <text:p text:style-name="P1"><text:span text:style-name="T1">VOTE 1168123018 Campaign:ssss_uk_02A Validity:during Choice:Gemma CONN:MIG01TU MSISDN:00777773919999 GUID:D2FE7544-600F-4547-9EF2-780A8A0C593E Shortcode:63334</text:span></text:p>
      <text:p text:style-name="P1"><text:span text:style-name="T1">VOTE 1168123018 Campaign:ssss_uk_02A Validity:during Choice:Gemma CONN:MIG01XU MSISDN:00777772319999 GUID:B905ECFB-2C07-4878-A42F-B6EE2D9283A3 Shortcode:63334</text:span></text:p>
      <text:p text:style-name="P1"><text:span text:style-name="T1">VOTE 1168123019 Campaign:ssss_uk_02A Validity:during Choice:Mark CONN:MIG01XU MSISDN:00777775549999 GUID:849ED95D-1DFB-44AF-8F98-EC6E1D0592FC Shortcode:63334</text:span></text:p>
      <text:p text:style-name="P1"><text:span text:style-name="T1">VOTE 1168123019 Campaign:ssss_uk_02A Validity:during Choice:Matthew CONN:MIG01XU MSISDN:00777771339999 GUID:20A28ADF-CF2C-4C49-B601-6D513757F4FE Shortcode:63334</text:span></text:p>
      <text:p text:style-name="P1"><text:span text:style-name="T1">VOTE 1168123019 Campaign:ssss_uk_02A Validity:during Choice:Tupele CONN:MIG01XU MSISDN:00777779169999 GUID:74D033C4-2729-40EA-BD30-7675F35C60C3 Shortcode:63334</text:span></text:p>
      <text:p text:style-name="P1"><text:span text:style-name="T1">VOTE 1168123019 Campaign:ssss_uk_02A Validity:during Choice:Gemma CONN:MIG01XU </text:span><text:soft-page-break/><text:span text:style-name="T1">MSISDN:00777770779999 GUID:D2A1A1EF-ADE2-463A-8FEF-AB81390762C5 Shortcode:63334</text:span></text:p>
      <text:p text:style-name="P1"><text:span text:style-name="T1">VOTE 1168123019 Campaign:ssss_uk_02A Validity:during Choice:Antony CONN:MIG01XU MSISDN:00777773049999 GUID:43CE2AFC-8DD7-40F4-93A7-464BB4115EE7 Shortcode:63334</text:span></text:p>
      <text:p text:style-name="P1"><text:span text:style-name="T1">VOTE 1168123020 Campaign:ssss_uk_02A Validity:during Choice:Leon CONN:MIG00VU MSISDN:00777777789999 GUID:6617DA35-2890-4004-9509-3A8FCAA251F0 Shortcode:63334</text:span></text:p>
      <text:p text:style-name="P1"><text:span text:style-name="T1">VOTE 1168123020 Campaign:ssss_uk_02A Validity:during Choice:Antony CONN:MIG01XU MSISDN:00777775349999 GUID:C2374FC5-3947-4317-B0E4-DABE883C1EDA Shortcode:63334</text:span></text:p>
      <text:p text:style-name="P1"><text:span text:style-name="T1">VOTE 1168123020 Campaign:ssss_uk_02A Validity:during Choice:Gemma CONN:MIG01HU MSISDN:00777778839999 GUID:4FD1ED64-7C48-44B2-A778-67B0BBAE2E20 Shortcode:63334</text:span></text:p>
      <text:p text:style-name="P1"><text:span text:style-name="T1">VOTE 1168123020 Campaign:ssss_uk_02A Validity:during Choice:Tupele CONN:MIG01XU MSISDN:00777771639999 GUID:858446F9-4638-4558-9E0C-8B373CE00356 Shortcode:63334</text:span></text:p>
      <text:p text:style-name="P1"><text:span text:style-name="T1">VOTE 1168123020 Campaign:ssss_uk_02A Validity:during Choice:Gemma CONN:MIG01XU MSISDN:00777779429999 GUID:DFB1AE42-FBE0-4FBC-A2A1-B5BF75E32E86 Shortcode:63334</text:span></text:p>
      <text:p text:style-name="P1"><text:span text:style-name="T1">VOTE 1168123020 Campaign:ssss_uk_02A Validity:during Choice:Matthew CONN:MIG01XU MSISDN:00777771599999 GUID:2F77BC50-38B2-4258-AB89-D1AF105D94C8 Shortcode:63334</text:span></text:p>
      <text:p text:style-name="P1"><text:span text:style-name="T1">VOTE 1168123020 Campaign:ssss_uk_02A Validity:during Choice:Antony CONN:MIG01XU MSISDN:00777773409999 GUID:596B1F3E-9120-46A0-97C4-DDA037A1C73C Shortcode:63334</text:span></text:p>
      <text:p text:style-name="P1"><text:span text:style-name="T1">VOTE 1168123020 Campaign:ssss_uk_02A Validity:during Choice:Tupele CONN:MIG01XU MSISDN:00777773249999 GUID:73B52C7B-122E-4236-8E37-6202CB1F5F3A Shortcode:63334</text:span></text:p>
      <text:p text:style-name="P1"><text:span text:style-name="T1">VOTE 1168123021 Campaign:ssss_uk_02A Validity:during Choice:Antony CONN:MIG01XU MSISDN:00777772159999 GUID:B6A57C8B-6891-4798-9FDB-056F87125463 Shortcode:63334</text:span></text:p>
      <text:p text:style-name="P1"><text:span text:style-name="T1">VOTE 1168123021 Campaign:ssss_uk_02A Validity:during Choice:Matthew CONN:MIG01XU MSISDN:00777773289999 GUID:AE270A79-85DD-4BE9-AC40-8684797BA147 Shortcode:63334</text:span></text:p>
      <text:p text:style-name="P1"><text:span text:style-name="T1">VOTE 1168123021 Campaign:ssss_uk_02A Validity:during Choice:Antony CONN:MIG01XU MSISDN:00777771229999 GUID:58203741-510B-4355-9CFD-EDEBF720E37B Shortcode:63334</text:span></text:p>
      <text:p text:style-name="P1"><text:span text:style-name="T1">VOTE 1168123021 Campaign:ssss_uk_02A Validity:during Choice:Antony CONN:MIG00VU MSISDN:00777770319999 GUID:57815A01-6459-43AE-A7B8-0744D188ADD0 Shortcode:63334</text:span></text:p>
      <text:p text:style-name="P1"><text:span text:style-name="T1">VOTE 1168123021 Campaign:ssss_uk_02A Validity:during Choice:Antony CONN:MIG01XU MSISDN:00777771429999 GUID:B0F64151-8003-461E-8BE1-4BE17A3B3BC0 Shortcode:63334</text:span></text:p>
      <text:p text:style-name="P1"><text:span text:style-name="T1">VOTE 1168123021 Campaign:ssss_uk_02A Validity:during Choice:Matthew CONN:MIG01XU MSISDN:00777779279999 GUID:4069BC34-F357-4AAA-AA97-7EABDEDE12FD Shortcode:63334</text:span></text:p>
      <text:p text:style-name="P1"><text:span text:style-name="T1">VOTE 1168123021 Campaign:ssss_uk_02A Validity:during Choice:Gemma CONN:MIG01XU MSISDN:00777771229999 GUID:EC24F830-E38E-4B5F-94A9-A5032DF8FC47 Shortcode:63334</text:span></text:p>
      <text:p text:style-name="P1"><text:span text:style-name="T1">VOTE 1168123021 Campaign:ssss_uk_02A Validity:during Choice:Gemma CONN:MIG00VU MSISDN:00777778829999 GUID:D740150A-B4C2-4000-A428-3B27AC6F1666 Shortcode:63334</text:span></text:p>
      <text:p text:style-name="P1"><text:span text:style-name="T1">VOTE 1168123022 Campaign:ssss_uk_02A Validity:during Choice:Tupele CONN:MIG01TU MSISDN:00777772149999 GUID:C6C0E418-0977-4CEF-95A3-8B9EDCB38435 Shortcode:63334</text:span></text:p>
      <text:p text:style-name="P1"><text:span text:style-name="T1">VOTE 1168123022 Campaign:ssss_uk_02A Validity:during Choice:Gemma CONN:MIG01XU MSISDN:00777775369999 GUID:DB34DFCC-A7D6-4AF3-B38F-BAA41F9683E0 Shortcode:63334</text:span></text:p>
      <text:p text:style-name="P1"><text:span text:style-name="T1">VOTE 1168123022 Campaign:ssss_uk_02A Validity:during Choice:Gemma CONN:MIG01XU MSISDN:00777771019999 GUID:C777D574-C14B-4C3A-9DBB-FA78C7F41174 Shortcode:63334</text:span></text:p>
      <text:p text:style-name="P1"><text:span text:style-name="T1">VOTE 1168123022 Campaign:ssss_uk_02A Validity:during Choice:Tupele CONN:MIG01XU MSISDN:00777778359999 GUID:82578D47-B035-42D6-8EEB-1F01CA170E98 Shortcode:63334</text:span></text:p>
      <text:p text:style-name="P1"><text:span text:style-name="T1">VOTE 1168123022 Campaign:ssss_uk_02A Validity:during Choice:Tupele CONN:MIG00VU MSISDN:00777776019999 GUID:884EB632-E460-43DB-9297-8AE00BE14FAF Shortcode:63334</text:span></text:p>
      <text:p text:style-name="P1"><text:span text:style-name="T1">VOTE 1168123022 Campaign:ssss_uk_02A Validity:during Choice:Gemma CONN:MIG01XU MSISDN:00777771219999 GUID:00DD74C5-64FD-4B65-9AB2-0B363CA11225 Shortcode:63334</text:span></text:p>
      <text:p text:style-name="P1"><text:span text:style-name="T1">VOTE 1168123022 Campaign:ssss_uk_02A Validity:during Choice:Antony CONN:MIG00VU MSISDN:00777770979999 GUID:3B266679-B66A-4412-A9F3-B21C651D4336 Shortcode:63334</text:span></text:p>
      <text:p text:style-name="P1"><text:span text:style-name="T1">VOTE 1168123022 Campaign:ssss_uk_02A Validity:during Choice:Alan CONN:MIG01XU MSISDN:00777775279999 GUID:8A36A482-47C5-42A9-B374-5E1BB4EC16AE Shortcode:63334</text:span></text:p>
      <text:p text:style-name="P1"><text:span text:style-name="T1">VOTE 1168123022 Campaign:ssss_uk_02A Validity:during Choice:Verity CONN:MIG01XU MSISDN:00777774599999 GUID:C7A9E357-71E0-4AEB-96C0-0BCECD514415 Shortcode:63334</text:span></text:p>
      <text:p text:style-name="P1"><text:span text:style-name="T1">VOTE 1168123022 Campaign:ssss_uk_02A Validity:during Choice:Gemma CONN:MIG01XU MSISDN:00777778919999 GUID:639A6693-3F17-4C68-B010-FC4F41DE6375 Shortcode:63334</text:span></text:p>
      <text:p text:style-name="P1"><text:span text:style-name="T1">VOTE 1168123023 Campaign:ssss_uk_02A Validity:during Choice:Gemma CONN:MIG01XU MSISDN:00777776899999 GUID:0F25234E-46FC-4A43-98B3-50E54A9665D4 Shortcode:63334</text:span></text:p>
      <text:p text:style-name="P1"><text:span text:style-name="T1">VOTE 1168123023 Campaign:ssss_uk_02A Validity:during Choice:Gemma CONN:MIG01XU MSISDN:00777776509999 GUID:DB326495-C1B5-487B-9D86-9FEA4F4AAFA4 Shortcode:63334</text:span></text:p>
      <text:p text:style-name="P1"><text:span text:style-name="T1">VOTE 1168123023 Campaign:ssss_uk_02A Validity:during Choice:Gemma CONN:MIG00VU MSISDN:00777779969999 GUID:3FB284F4-EBC4-4042-A471-578CA5A6A8C8 Shortcode:63334</text:span></text:p>
      <text:p text:style-name="P1"><text:span text:style-name="T1">VOTE 1168123023 Campaign:ssss_uk_02A Validity:during Choice:Mark CONN:MIG00VU </text:span><text:soft-page-break/><text:span text:style-name="T1">MSISDN:00777779069999 GUID:C1819CA3-7370-4F67-8FB2-A8864D475B25 Shortcode:63334</text:span></text:p>
      <text:p text:style-name="P1"><text:span text:style-name="T1">VOTE 1168123023 Campaign:ssss_uk_02A Validity:during Choice:Gemma CONN:MIG01XU MSISDN:00777778629999 GUID:8C5B4E5D-2FA0-423B-A54A-6399F6D9F23F Shortcode:63334</text:span></text:p>
      <text:p text:style-name="P1"><text:span text:style-name="T1">VOTE 1168123024 Campaign:ssss_uk_02A Validity:during Choice:Matthew CONN:MIG01HU MSISDN:00777777509999 GUID:C29A8532-3F9F-4EDD-9FF3-E6BFB8F4498D Shortcode:63334</text:span></text:p>
      <text:p text:style-name="P1"><text:span text:style-name="T1">VOTE 1168123024 Campaign:ssss_uk_02A Validity:during Choice:Verity CONN:MIG01XU MSISDN:00777771149999 GUID:716FAEC7-B8B2-428F-B146-37D679B08E05 Shortcode:63334</text:span></text:p>
      <text:p text:style-name="P1"><text:span text:style-name="T1">VOTE 1168123024 Campaign:ssss_uk_02A Validity:during Choice:Gemma CONN:MIG01XU MSISDN:00777776009999 GUID:39EA2F1D-D1FD-4E93-A062-B40BA62CFA4B Shortcode:63334</text:span></text:p>
      <text:p text:style-name="P1"><text:span text:style-name="T1">VOTE 1168123024 Campaign:ssss_uk_02A Validity:during Choice:Gemma CONN:MIG01XU MSISDN:00777779359999 GUID:CC258D44-8681-47E8-9838-869480A2C3A6 Shortcode:63334</text:span></text:p>
      <text:p text:style-name="P1"><text:span text:style-name="T1">VOTE 1168123024 Campaign:ssss_uk_02A Validity:during Choice:Gemma CONN:MIG00VU MSISDN:00777779619999 GUID:B7F2F410-8EF9-4F77-BA92-A2021EC36124 Shortcode:63334</text:span></text:p>
      <text:p text:style-name="P1"><text:span text:style-name="T1">VOTE 1168123024 Campaign:ssss_uk_02A Validity:during Choice:Matthew CONN:MIG00VU MSISDN:00777779009999 GUID:92A6F0B5-0A26-43D2-B6B3-586B4C148968 Shortcode:63334</text:span></text:p>
      <text:p text:style-name="P1"><text:span text:style-name="T1">VOTE 1168123024 Campaign:ssss_uk_02A Validity:during Choice:Gemma CONN:MIG01XU MSISDN:00777773999999 GUID:595B2D73-9267-412B-A8E6-9DFE3963EE73 Shortcode:63334</text:span></text:p>
      <text:p text:style-name="P1"><text:span text:style-name="T1">VOTE 1168123024 Campaign:ssss_uk_02A Validity:during Choice:Tupele CONN:MIG01XU MSISDN:00777778339999 GUID:551D2F77-607E-4696-93B0-3FE0AD61C02D Shortcode:63334</text:span></text:p>
      <text:p text:style-name="P1"><text:span text:style-name="T1">VOTE 1168123025 Campaign:ssss_uk_02A Validity:during Choice:Matthew CONN:MIG01XU MSISDN:00777773459999 GUID:B2999C60-09FE-4498-B30D-CA5B506F8816 Shortcode:63334</text:span></text:p>
      <text:p text:style-name="P1"><text:span text:style-name="T1">VOTE 1168123025 Campaign:ssss_uk_02A Validity:during Choice:Gemma CONN:MIG01XU MSISDN:00777772759999 GUID:5C7BE292-7BA3-46EE-A0A2-54581C3DDC84 Shortcode:63334</text:span></text:p>
      <text:p text:style-name="P1"><text:span text:style-name="T1">VOTE 1168123025 Campaign:ssss_uk_02A Validity:during Choice:Gemma CONN:MIG01XU MSISDN:00777776319999 GUID:BA0F19ED-106B-41D6-8474-22C9625060F9 Shortcode:63334</text:span></text:p>
      <text:p text:style-name="P1"><text:span text:style-name="T1">VOTE 1168123025 Campaign:ssss_uk_02A Validity:during Choice:Gemma CONN:MIG01XU MSISDN:00777773489999 GUID:600E5F2F-70DE-459F-8DA3-A8CB25285EC1 Shortcode:63334</text:span></text:p>
      <text:p text:style-name="P1"><text:span text:style-name="T1">VOTE 1168123025 Campaign:ssss_uk_02A Validity:during Choice:Gemma CONN:MIG01XU MSISDN:00777776219999 GUID:CF949122-2353-4085-8F4A-AB887F0EC08E Shortcode:63334</text:span></text:p>
      <text:p text:style-name="P1"><text:span text:style-name="T1">VOTE 1168123025 Campaign:ssss_uk_02A Validity:during Choice:Antony CONN:MIG00VU MSISDN:00777779589999 GUID:B1D3AF55-5782-4CC7-91F0-2A6005826FE3 Shortcode:63334</text:span></text:p>
      <text:p text:style-name="P1"><text:span text:style-name="T1">VOTE 1168123025 Campaign:ssss_uk_02A Validity:during Choice:Gemma CONN:MIG00VU MSISDN:00777770759999 GUID:874C2523-108A-4345-8158-CFA84E1833B4 Shortcode:63334</text:span></text:p>
      <text:p text:style-name="P1"><text:span text:style-name="T1">VOTE 1168123026 Campaign:ssss_uk_02A Validity:during Choice:Gemma CONN:MIG01XU MSISDN:00777774949999 GUID:2B6FA328-A1DC-4DEA-B808-8B6489A6120C Shortcode:63334</text:span></text:p>
      <text:p text:style-name="P1"><text:span text:style-name="T1">VOTE 1168123026 Campaign:ssss_uk_02A Validity:during Choice:Matthew CONN:MIG01XU MSISDN:00777774589999 GUID:9BB29FB4-7C2F-4378-87E4-4104D77C3A40 Shortcode:63334</text:span></text:p>
      <text:p text:style-name="P1"><text:span text:style-name="T1">VOTE 1168123026 Campaign:ssss_uk_02A Validity:during Choice:Gemma CONN:MIG00VU MSISDN:00777776069999 GUID:FD7834C9-ABA7-409B-9CA3-C3C35DCC0A27 Shortcode:63334</text:span></text:p>
      <text:p text:style-name="P1"><text:span text:style-name="T1">VOTE 1168123026 Campaign:ssss_uk_02A Validity:during Choice:Gemma CONN:MIG01XU MSISDN:00777772429999 GUID:9ECC0C89-809D-4A95-8250-84359F045362 Shortcode:63334</text:span></text:p>
      <text:p text:style-name="P1"><text:span text:style-name="T1">VOTE 1168123026 Campaign:ssss_uk_02A Validity:during Choice:Leon CONN:MIG00VU MSISDN:00777775049999 GUID:BD1302ED-8C42-4248-95AF-D91D584AF182 Shortcode:63334</text:span></text:p>
      <text:p text:style-name="P1"><text:span text:style-name="T1">VOTE 1168123026 Campaign:ssss_uk_02A Validity:during Choice:Matthew CONN:MIG01XU MSISDN:00777775219999 GUID:B1753A54-ED99-4FE2-BBCB-AC0CE7363A35 Shortcode:63334</text:span></text:p>
      <text:p text:style-name="P1"><text:span text:style-name="T1">VOTE 1168123026 Campaign:ssss_uk_02A Validity:during Choice:Matthew CONN:MIG01XU MSISDN:00777776569999 GUID:4F363B1C-CEBE-47B7-BDA0-79277F2D2A60 Shortcode:63334</text:span></text:p>
      <text:p text:style-name="P1"><text:span text:style-name="T1">VOTE 1168123026 Campaign:ssss_uk_02A Validity:during Choice:Gemma CONN:MIG01XU MSISDN:00777776389999 GUID:FFCD1A26-7B77-4812-9270-71073DA8F046 Shortcode:63334</text:span></text:p>
      <text:p text:style-name="P1"><text:span text:style-name="T1">VOTE 1168123026 Campaign:ssss_uk_02A Validity:during Choice:Gemma CONN:MIG01XU MSISDN:00777779759999 GUID:284A9F3D-9315-4319-B998-397DAF464A6D Shortcode:63334</text:span></text:p>
      <text:p text:style-name="P1"><text:span text:style-name="T1">VOTE 1168123026 Campaign:ssss_uk_02A Validity:during Choice:Gemma CONN:MIG01XU MSISDN:00777778109999 GUID:5B692465-9BA1-4F2D-892C-F0A08718BC5F Shortcode:63334</text:span></text:p>
      <text:p text:style-name="P1"><text:span text:style-name="T1">VOTE 1168123027 Campaign:ssss_uk_02A Validity:during Choice:Gemma CONN:MIG01XU MSISDN:00777772419999 GUID:BFBA88B7-4BF3-4217-B55A-8F81E4A1556F Shortcode:63334</text:span></text:p>
      <text:p text:style-name="P1"><text:span text:style-name="T1">VOTE 1168123027 Campaign:ssss_uk_02A Validity:during Choice:Matthew CONN:MIG01XU MSISDN:00777775199999 GUID:C3FEE93C-3166-4280-AB47-A486A39FE81F Shortcode:63334</text:span></text:p>
      <text:p text:style-name="P1"><text:span text:style-name="T1">VOTE 1168123027 Campaign:ssss_uk_02A Validity:during Choice:Gemma CONN:MIG01XU MSISDN:00777771319999 GUID:84549860-2517-4968-B0FA-88D21399C457 Shortcode:63334</text:span></text:p>
      <text:p text:style-name="P1"><text:span text:style-name="T1">VOTE 1168123027 Campaign:ssss_uk_02A Validity:during Choice:Gemma CONN:MIG01XU MSISDN:00777773189999 GUID:2D2A4478-FEED-48E5-B095-E2900882AB4F Shortcode:63334</text:span></text:p>
      <text:p text:style-name="P1"><text:span text:style-name="T1">VOTE 1168123027 Campaign:ssss_uk_02A Validity:during Choice:Antony CONN:MIG01XU </text:span><text:soft-page-break/><text:span text:style-name="T1">MSISDN:00777771299999 GUID:F7C59918-3ABC-4CA0-9160-6EE73D5C9F42 Shortcode:63334</text:span></text:p>
      <text:p text:style-name="P1"><text:span text:style-name="T1">VOTE 1168123027 Campaign:ssss_uk_02A Validity:during Choice:Matthew CONN:MIG01XU MSISDN:00777776219999 GUID:9629B560-7262-457D-8CBC-83C1044E16BB Shortcode:63334</text:span></text:p>
      <text:p text:style-name="P1"><text:span text:style-name="T1">VOTE 1168123027 Campaign:ssss_uk_02A Validity:during Choice:Gemma CONN:MIG01XU MSISDN:00777776879999 GUID:9EED9C54-2249-4079-95A3-439AE915C8F0 Shortcode:63334</text:span></text:p>
      <text:p text:style-name="P1"><text:span text:style-name="T1">VOTE 1168123027 Campaign:ssss_uk_02A Validity:during Choice:Mark CONN:MIG01XU MSISDN:00777777429999 GUID:D181A8EB-A67F-47F2-92D7-454A62E7A7F7 Shortcode:63334</text:span></text:p>
      <text:p text:style-name="P1"><text:span text:style-name="T1">VOTE 1168123027 Campaign:ssss_uk_02A Validity:during Choice:Gemma CONN:MIG01XU MSISDN:00777771849999 GUID:108450F6-4A6B-4687-8636-8C7AE3BE73E1 Shortcode:63334</text:span></text:p>
      <text:p text:style-name="P1"><text:span text:style-name="T1">VOTE 1168123028 Campaign:ssss_uk_02A Validity:during Choice:Alan CONN:MIG00VU MSISDN:00777776149999 GUID:B3260876-CCFB-4865-90FD-7082399C4EF3 Shortcode:63334</text:span></text:p>
      <text:p text:style-name="P1"><text:span text:style-name="T1">VOTE 1168123028 Campaign:ssss_uk_02A Validity:during Choice:Gemma CONN:MIG00VU MSISDN:00777779849999 GUID:5A97DFF1-7401-4FA8-9AC1-50E60CCA4416 Shortcode:63334</text:span></text:p>
      <text:p text:style-name="P1"><text:span text:style-name="T1">VOTE 1168123028 Campaign:ssss_uk_02A Validity:during Choice:Matthew CONN:MIG01XU MSISDN:00777774979999 GUID:C729F006-E216-4B71-BAF4-FE1F3544A34A Shortcode:63334</text:span></text:p>
      <text:p text:style-name="P1"><text:span text:style-name="T1">VOTE 1168123028 Campaign:ssss_uk_02A Validity:during Choice:Mark CONN:MIG01XU MSISDN:00777773769999 GUID:9E991FFD-238B-4C41-96D9-779A7B128618 Shortcode:63334</text:span></text:p>
      <text:p text:style-name="P1"><text:span text:style-name="T1">VOTE 1168123028 Campaign:ssss_uk_02A Validity:during Choice:Antony CONN:MIG01TU MSISDN:00777776899999 GUID:578201F5-B8B2-4D33-8133-6B73A52666E4 Shortcode:63334</text:span></text:p>
      <text:p text:style-name="P1"><text:span text:style-name="T1">VOTE 1168123028 Campaign:ssss_uk_02A Validity:during Choice:Gemma CONN:MIG01HU MSISDN:00777774989999 GUID:A05D0332-CF93-453A-846C-FCACE06F504C Shortcode:63334</text:span></text:p>
      <text:p text:style-name="P1"><text:span text:style-name="T1">VOTE 1168123028 Campaign:ssss_uk_02A Validity:during Choice:Matthew CONN:MIG01XU MSISDN:00777772519999 GUID:72F4520C-68D7-4E68-A9B1-A3CF21585436 Shortcode:63334</text:span></text:p>
      <text:p text:style-name="P1"><text:span text:style-name="T1">VOTE 1168123028 Campaign:ssss_uk_02A Validity:during Choice:Gemma CONN:MIG00VU MSISDN:00777777029999 GUID:6A18F106-E285-4A25-97CD-9573A711D6D3 Shortcode:63334</text:span></text:p>
      <text:p text:style-name="P1"><text:span text:style-name="T1">VOTE 1168123028 Campaign:ssss_uk_02A Validity:during Choice:Gemma CONN:MIG00VU MSISDN:00777770339999 GUID:6F9DC85F-5768-4A9E-931F-06FA8A3015BC Shortcode:63334</text:span></text:p>
      <text:p text:style-name="P1"><text:span text:style-name="T1">VOTE 1168123028 Campaign:ssss_uk_02A Validity:during Choice:Gemma CONN:MIG01TU MSISDN:00777775439999 GUID:A5A7232D-DE62-4612-8866-A8A7A81C0633 Shortcode:63334</text:span></text:p>
      <text:p text:style-name="P1"><text:span text:style-name="T1">VOTE 1168123028 Campaign:ssss_uk_02A Validity:during Choice:Matthew CONN:MIG01TU MSISDN:00777771169999 GUID:FED90CBB-4950-451A-AF08-F877CBB60E54 Shortcode:63334</text:span></text:p>
      <text:p text:style-name="P1"><text:span text:style-name="T1">VOTE 1168123028 Campaign:ssss_uk_02A Validity:during Choice:Gemma CONN:MIG01XU MSISDN:00777773249999 GUID:DB59E664-8F28-438E-A28D-8FD1CA6448C0 Shortcode:63334</text:span></text:p>
      <text:p text:style-name="P1"><text:span text:style-name="T1">VOTE 1168123028 Campaign:ssss_uk_02A Validity:during Choice:Antony CONN:MIG01XU MSISDN:00777776459999 GUID:71DC5A21-B887-4B41-ABBD-ECEC5328A326 Shortcode:63334</text:span></text:p>
      <text:p text:style-name="P1"><text:span text:style-name="T1">VOTE 1168123028 Campaign:ssss_uk_02A Validity:during Choice:Tupele CONN:MIG01XU MSISDN:00777776719999 GUID:1248494E-2068-4269-8969-487D445E3BE8 Shortcode:63334</text:span></text:p>
      <text:p text:style-name="P1"><text:span text:style-name="T1">VOTE 1168123029 Campaign:ssss_uk_02A Validity:during Choice:Gemma CONN:MIG01XU MSISDN:00777778919999 GUID:909AE89E-EA13-4548-A235-2A92DA55BB51 Shortcode:63334</text:span></text:p>
      <text:p text:style-name="P1"><text:span text:style-name="T1">VOTE 1168123029 Campaign:ssss_uk_02A Validity:during Choice:Gemma CONN:MIG00VU MSISDN:00777775289999 GUID:13242F2D-13B2-42CE-B464-A73A9A4A42D4 Shortcode:63334</text:span></text:p>
      <text:p text:style-name="P1"><text:span text:style-name="T1">VOTE 1168123029 Campaign:ssss_uk_02A Validity:during Choice:Gemma CONN:MIG01XU MSISDN:00777779289999 GUID:05C644DB-336E-4678-AB59-58E9AE7E08B6 Shortcode:63334</text:span></text:p>
      <text:p text:style-name="P1"><text:span text:style-name="T1">VOTE 1168123029 Campaign:ssss_uk_02A Validity:during Choice:Verity CONN:MIG01XU MSISDN:00777774219999 GUID:F5721B42-9A3A-477F-8C1D-72E6C5DCFDF1 Shortcode:63334</text:span></text:p>
      <text:p text:style-name="P1"><text:span text:style-name="T1">VOTE 1168123029 Campaign:ssss_uk_02A Validity:during Choice:Verity CONN:MIG01XU MSISDN:00777776789999 GUID:ABFB69FC-DFD6-49EC-B6C9-D4D69C798A4C Shortcode:63334</text:span></text:p>
      <text:p text:style-name="P1"><text:span text:style-name="T1">VOTE 1168123029 Campaign:ssss_uk_02A Validity:during Choice:Gemma CONN:MIG00VU MSISDN:00777770109999 GUID:9665DE1C-4F66-46A9-B1DE-CD8F5E716FC0 Shortcode:63334</text:span></text:p>
      <text:p text:style-name="P1"><text:span text:style-name="T1">VOTE 1168123029 Campaign:ssss_uk_02A Validity:during Choice:Gemma CONN:MIG01XU MSISDN:00777776169999 GUID:180ED219-FD1C-43D7-A034-839CC88286C4 Shortcode:63334</text:span></text:p>
      <text:p text:style-name="P1"><text:span text:style-name="T1">VOTE 1168123030 Campaign:ssss_uk_02A Validity:during Choice:Gemma CONN:MIG01XU MSISDN:00777777709999 GUID:51B8A88F-A3C3-4E89-999F-82BC02DDC722 Shortcode:63334</text:span></text:p>
      <text:p text:style-name="P1"><text:span text:style-name="T1">VOTE 1168123030 Campaign:ssss_uk_02A Validity:during Choice:Matthew CONN:MIG01XU MSISDN:00777776799999 GUID:DDD5C8A4-A47E-493A-800A-A735D2B161AD Shortcode:63334</text:span></text:p>
      <text:p text:style-name="P1"><text:span text:style-name="T1">VOTE 1168123030 Campaign:ssss_uk_02A Validity:during Choice:Gemma CONN:MIG01XU MSISDN:00777778689999 GUID:679B3F6E-37EA-4733-A60C-36D0766D86EF Shortcode:63334</text:span></text:p>
      <text:p text:style-name="P1"><text:span text:style-name="T1">VOTE 1168123030 Campaign:ssss_uk_02A Validity:during Choice:Gemma CONN:MIG01XU MSISDN:00777777189999 GUID:9AB02200-8C91-4EED-9881-F76164392AC3 Shortcode:63334</text:span></text:p>
      <text:p text:style-name="P1"><text:span text:style-name="T1">VOTE 1168123030 Campaign:ssss_uk_02A Validity:during Choice:Mark CONN:MIG01XU MSISDN:00777779389999 GUID:641E8811-3EB2-4A55-B712-1C2045FECA08 Shortcode:63334</text:span></text:p>
      <text:p text:style-name="P1"><text:span text:style-name="T1">VOTE 1168123030 Campaign:ssss_uk_02A Validity:during Choice:Gemma CONN:MIG01XU </text:span><text:soft-page-break/><text:span text:style-name="T1">MSISDN:00777779819999 GUID:A99D41F2-41BF-48AB-BD41-C3D71F1F3AFA Shortcode:63334</text:span></text:p>
      <text:p text:style-name="P1"><text:span text:style-name="T1">VOTE 1168123030 Campaign:ssss_uk_02A Validity:during Choice:Gemma CONN:MIG01XU MSISDN:00777775069999 GUID:DC6B5288-096B-41E1-88B4-AF9091D875DB Shortcode:63334</text:span></text:p>
      <text:p text:style-name="P1"><text:span text:style-name="T1">VOTE 1168123030 Campaign:ssss_uk_02A Validity:during Choice:Mark CONN:MIG01XU MSISDN:00777778619999 GUID:8BD4C42E-B7FA-4FB8-861A-879B49150FFF Shortcode:63334</text:span></text:p>
      <text:p text:style-name="P1"><text:span text:style-name="T1">VOTE 1168123030 Campaign:ssss_uk_02A Validity:during Choice:Gemma CONN:MIG01TU MSISDN:00777778049999 GUID:1BC6AF9D-C33B-4B59-AA82-424E39C84B16 Shortcode:63334</text:span></text:p>
      <text:p text:style-name="P1"><text:span text:style-name="T1">VOTE 1168123030 Campaign:ssss_uk_02A Validity:during Choice:Gemma CONN:MIG00VU MSISDN:00777774319999 GUID:F1F2E13A-33A2-45A6-A29A-BE8CDE62A4A8 Shortcode:63334</text:span></text:p>
      <text:p text:style-name="P1"><text:span text:style-name="T1">VOTE 1168123030 Campaign:ssss_uk_02A Validity:during Choice:Antony CONN:MIG00VU MSISDN:00777770999999 GUID:5E1B8106-EE56-4159-9D15-851E55122461 Shortcode:63334</text:span></text:p>
      <text:p text:style-name="P1"><text:span text:style-name="T1">VOTE 1168123031 Campaign:ssss_uk_02A Validity:during Choice:Gemma CONN:MIG01XU MSISDN:00777777289999 GUID:519A8882-E29D-477A-B012-1D5A2750C851 Shortcode:63334</text:span></text:p>
      <text:p text:style-name="P1"><text:span text:style-name="T1">VOTE 1168123031 Campaign:ssss_uk_02A Validity:during Choice:Gemma CONN:MIG01XU MSISDN:00777777999999 GUID:79FCFF24-2EB8-4C4C-A125-E5E538663658 Shortcode:63334</text:span></text:p>
      <text:p text:style-name="P1"><text:span text:style-name="T1">VOTE 1168123031 Campaign:ssss_uk_02A Validity:during Choice:Alan CONN:MIG01XU MSISDN:00777773969999 GUID:7B1D7B70-68CF-47B7-95FA-8EAD0412F35F Shortcode:63334</text:span></text:p>
      <text:p text:style-name="P1"><text:span text:style-name="T1">VOTE 1168123031 Campaign:ssss_uk_02A Validity:during Choice:Mark CONN:MIG01XU MSISDN:00777773569999 GUID:B6014FEE-1B1F-4EBA-B44D-A4AAE91BE918 Shortcode:63334</text:span></text:p>
      <text:p text:style-name="P1"><text:span text:style-name="T1">VOTE 1168123031 Campaign:ssss_uk_02A Validity:during Choice:Gemma CONN:MIG01XU MSISDN:00777779179999 GUID:6802995F-0B3D-432F-8A7B-B2161EB98970 Shortcode:63334</text:span></text:p>
      <text:p text:style-name="P1"><text:span text:style-name="T1">VOTE 1168123031 Campaign:ssss_uk_02A Validity:during Choice:Mark CONN:MIG01XU MSISDN:00777773489999 GUID:49DB611E-C815-403C-A2E2-8F30709A6966 Shortcode:63334</text:span></text:p>
      <text:p text:style-name="P1"><text:span text:style-name="T1">VOTE 1168123031 Campaign:ssss_uk_02A Validity:during Choice:Gemma CONN:MIG01XU MSISDN:00777776039999 GUID:48570C8A-2D2A-477E-87BA-CBBAC03D7AAE Shortcode:63334</text:span></text:p>
      <text:p text:style-name="P1"><text:span text:style-name="T1">VOTE 1168123031 Campaign:ssss_uk_02A Validity:during Choice:Mark CONN:MIG01XU MSISDN:00777771269999 GUID:619FE798-D876-4BD3-8B62-86871C79A58C Shortcode:63334</text:span></text:p>
      <text:p text:style-name="P1"><text:span text:style-name="T1">VOTE 1168123031 Campaign:ssss_uk_02A Validity:during Choice:Gemma CONN:MIG01XU MSISDN:00777776139999 GUID:E9F32CF9-1A44-4FBF-8F51-63BE176FFF84 Shortcode:63334</text:span></text:p>
      <text:p text:style-name="P1"><text:span text:style-name="T1">VOTE 1168123031 Campaign:ssss_uk_02A Validity:during Choice:Tupele CONN:MIG01TU MSISDN:00777779469999 GUID:40C26F5F-770E-445C-9ACE-887F2BD1FAB3 Shortcode:63334</text:span></text:p>
      <text:p text:style-name="P1"><text:span text:style-name="T1">VOTE 1168122967 Campaign:ssss_uk_02A Validity:during Choice:Mark CONN:MIG00VU MSISDN:00777776749999 GUID:F7EE8BD3-8FBB-421A-B707-3DA7152D6E5F Shortcode:63334</text:span></text:p>
      <text:p text:style-name="P1"><text:span text:style-name="T1">VOTE 1168123032 Campaign:ssss_uk_02A Validity:during Choice:Gemma CONN:MIG01XU MSISDN:00777771819999 GUID:C4E49D63-21B1-41B7-8080-3C2B8AAE57D7 Shortcode:63334</text:span></text:p>
      <text:p text:style-name="P1"><text:span text:style-name="T1">VOTE 1168123032 Campaign:ssss_uk_02A Validity:during Choice:Gemma CONN:MIG01XU MSISDN:00777776129999 GUID:5A49B208-A092-4572-80BC-CCA83F66D81D Shortcode:63334</text:span></text:p>
      <text:p text:style-name="P1"><text:span text:style-name="T1">VOTE 1168123032 Campaign:ssss_uk_02A Validity:during Choice:Matthew CONN:MIG01XU MSISDN:00777775079999 GUID:0D3467E7-6C8D-4E8A-BF26-F03E37F3E9FC Shortcode:63334</text:span></text:p>
      <text:p text:style-name="P1"><text:span text:style-name="T1">VOTE 1168123032 Campaign:ssss_uk_02A Validity:during Choice:Gemma CONN:MIG01XU MSISDN:00777772799999 GUID:60F7D28F-81A5-4A20-9691-5ABB40C1C821 Shortcode:63334</text:span></text:p>
      <text:p text:style-name="P1"><text:span text:style-name="T1">VOTE 1168123032 Campaign:ssss_uk_02A Validity:during Choice:Tupele CONN:MIG00VU MSISDN:00777775189999 GUID:7F48DE24-B97E-4E2C-AFF4-07B5E9AD7B88 Shortcode:63334</text:span></text:p>
      <text:p text:style-name="P1"><text:span text:style-name="T1">VOTE 1168123032 Campaign:ssss_uk_02A Validity:during Choice:Antony CONN:MIG00VU MSISDN:00777776749999 GUID:0DD9266A-44E7-4ACE-82DB-507B175A5BA3 Shortcode:63334</text:span></text:p>
      <text:p text:style-name="P1"><text:span text:style-name="T1">VOTE 1168123032 Campaign:ssss_uk_02A Validity:during Choice:Mark CONN:MIG01HU MSISDN:00777772769999 GUID:46E50131-49C1-4B64-A43B-B6A618B4391F Shortcode:63334</text:span></text:p>
      <text:p text:style-name="P1"><text:span text:style-name="T1">VOTE 1168123032 Campaign:ssss_uk_02A Validity:during Choice:Gemma CONN:MIG01XU MSISDN:00777776539999 GUID:71860087-16EC-4445-B81C-FBCB72120C87 Shortcode:63334</text:span></text:p>
      <text:p text:style-name="P1"><text:span text:style-name="T1">VOTE 1168123032 Campaign:ssss_uk_02A Validity:during Choice:Gemma CONN:MIG01XU MSISDN:00777779339999 GUID:2394FBB0-CFEB-42B0-BA8E-EBFADA1C08AB Shortcode:63334</text:span></text:p>
      <text:p text:style-name="P1"><text:span text:style-name="T1">VOTE 1168123032 Campaign:ssss_uk_02A Validity:during Choice:Alan CONN:MIG01XU MSISDN:00777778599999 GUID:62891417-C12B-402D-B620-5BA6D8DAEE77 Shortcode:63334</text:span></text:p>
      <text:p text:style-name="P1"><text:span text:style-name="T1">VOTE 1168123032 Campaign:ssss_uk_02A Validity:during Choice:Tupele CONN:MIG01XU MSISDN:00777775259999 GUID:2D6B86ED-024A-4211-A0C1-2241E070E5E3 Shortcode:63334</text:span></text:p>
      <text:p text:style-name="P1"><text:span text:style-name="T1">VOTE 1168123032 Campaign:ssss_uk_02A Validity:during Choice:Leon CONN:MIG01XU MSISDN:00777771799999 GUID:07EB08C1-F2EB-4E1E-9FC3-B286B93A36FA Shortcode:63334</text:span></text:p>
      <text:p text:style-name="P1"><text:span text:style-name="T1">VOTE 1168123033 Campaign:ssss_uk_02A Validity:during Choice:Tupele CONN:MIG01XU MSISDN:00777774439999 GUID:0DAD492F-32D1-4D07-BB8A-E777D5F4711C Shortcode:63334</text:span></text:p>
      <text:p text:style-name="P1"><text:span text:style-name="T1">VOTE 1168123033 Campaign:ssss_uk_02A Validity:during Choice:Gemma CONN:MIG01XU MSISDN:00777773679999 GUID:BC7D079C-4F39-4793-AB8B-F267EE355BC7 Shortcode:63334</text:span></text:p>
      <text:p text:style-name="P1"><text:span text:style-name="T1">VOTE 1168123033 Campaign:ssss_uk_02A Validity:during Choice:Alan CONN:MIG00VU </text:span><text:soft-page-break/><text:span text:style-name="T1">MSISDN:00777779549999 GUID:CA86A405-63B4-48EF-8138-000C9A3A7BEA Shortcode:63334</text:span></text:p>
      <text:p text:style-name="P1"><text:span text:style-name="T1">VOTE 1168123033 Campaign:ssss_uk_02A Validity:during Choice:Mark CONN:MIG00VU MSISDN:00777771559999 GUID:06847231-9029-412B-B35B-DEB4C12CBCAF Shortcode:63334</text:span></text:p>
      <text:p text:style-name="P1"><text:span text:style-name="T1">VOTE 1168123033 Campaign:ssss_uk_02A Validity:during Choice:Gemma CONN:MIG01XU MSISDN:00777776109999 GUID:6F806A64-897C-4995-9C84-8D7C07A4E45B Shortcode:63334</text:span></text:p>
      <text:p text:style-name="P1"><text:span text:style-name="T1">VOTE 1168123033 Campaign:ssss_uk_02A Validity:during Choice:Mark CONN:MIG01XU MSISDN:00777772879999 GUID:4A536A16-C1A9-47BA-9EA7-7CB07BCC97E8 Shortcode:63334</text:span></text:p>
      <text:p text:style-name="P1"><text:span text:style-name="T1">VOTE 1168123033 Campaign:ssss_uk_02A Validity:during Choice:Mark CONN:MIG01XU MSISDN:00777771179999 GUID:C5E05082-16BE-44B0-B440-7A946570686A Shortcode:63334</text:span></text:p>
      <text:p text:style-name="P1"><text:span text:style-name="T1">VOTE 1168123033 Campaign:ssss_uk_02A Validity:during Choice:Matthew CONN:MIG01XU MSISDN:00777779369999 GUID:EF5775ED-2E6F-4FBC-AAC6-7BB6FBE67EA2 Shortcode:63334</text:span></text:p>
      <text:p text:style-name="P1"><text:span text:style-name="T1">VOTE 1168123033 Campaign:ssss_uk_02A Validity:during Choice:Mark CONN:MIG01XU MSISDN:00777773119999 GUID:91F2873A-B36C-437E-BC45-5023D68C8A8F Shortcode:63334</text:span></text:p>
      <text:p text:style-name="P1"><text:span text:style-name="T1">VOTE 1168123033 Campaign:ssss_uk_02A Validity:during Choice:Gemma CONN:MIG00VU MSISDN:00777775069999 GUID:0642CA48-0038-4835-AB47-257DEE59BCB2 Shortcode:63334</text:span></text:p>
      <text:p text:style-name="P1"><text:span text:style-name="T1">VOTE 1168123033 Campaign:ssss_uk_02A Validity:during Choice:Antony CONN:MIG00VU MSISDN:00777775879999 GUID:CB60A696-A8B5-45F0-B8CE-09F85A1900C6 Shortcode:63334</text:span></text:p>
      <text:p text:style-name="P1"><text:span text:style-name="T1">VOTE 1168123033 Campaign:ssss_uk_02A Validity:during Choice:Mark CONN:MIG01XU MSISDN:00777777799999 GUID:68024DAD-0B99-4C10-ADB9-FC3C38E1BB55 Shortcode:63334</text:span></text:p>
      <text:p text:style-name="P1"><text:span text:style-name="T1">VOTE 1168123033 Campaign:ssss_uk_02A Validity:during Choice:Gemma CONN:MIG01XU MSISDN:00777773239999 GUID:13CC119E-F8DD-43B4-AF9C-4422EFD96405 Shortcode:63334</text:span></text:p>
      <text:p text:style-name="P1"><text:span text:style-name="T1">VOTE 1168123033 Campaign:ssss_uk_02A Validity:during Choice:Gemma CONN:MIG01XU MSISDN:00777775569999 GUID:5CF490A8-F310-417D-A25A-6DB735A60513 Shortcode:63334</text:span></text:p>
      <text:p text:style-name="P1"><text:span text:style-name="T1">VOTE 1168123034 Campaign:ssss_uk_02A Validity:during Choice:Gemma CONN:MIG01XU MSISDN:00777777009999 GUID:D151EB64-D6AE-452C-82F9-791FB5F9C014 Shortcode:63334</text:span></text:p>
      <text:p text:style-name="P1"><text:span text:style-name="T1">VOTE 1168123034 Campaign:ssss_uk_02A Validity:during Choice:Gemma CONN:MIG01TU MSISDN:00777770019999 GUID:F109EE78-08E4-433F-91BC-47146000E23D Shortcode:63334</text:span></text:p>
      <text:p text:style-name="P1"><text:span text:style-name="T1">VOTE 1168123034 Campaign:ssss_uk_02A Validity:during Choice:Mark CONN:MIG01XU MSISDN:00777773699999 GUID:BC68F52B-5BA9-4FF3-854F-55E7E5CD7386 Shortcode:63334</text:span></text:p>
      <text:p text:style-name="P1"><text:span text:style-name="T1">VOTE 1168123034 Campaign:ssss_uk_02A Validity:during Choice:Tupele CONN:MIG01XU MSISDN:00777772589999 GUID:8DD734F7-67FC-4209-B554-244841DCCF0B Shortcode:63334</text:span></text:p>
      <text:p text:style-name="P1"><text:span text:style-name="T1">VOTE 1168123034 Campaign:ssss_uk_02A Validity:during Choice:Gemma CONN:MIG01XU MSISDN:00777771059999 GUID:4AB4528D-EBB0-4F62-AECA-14080369FA6B Shortcode:63334</text:span></text:p>
      <text:p text:style-name="P1"><text:span text:style-name="T1">VOTE 1168123034 Campaign:ssss_uk_02A Validity:during Choice:Mark CONN:MIG01TU MSISDN:00777778519999 GUID:CE749307-B71E-4A9A-9A1F-BF294A8853FB Shortcode:63334</text:span></text:p>
      <text:p text:style-name="P1"><text:span text:style-name="T1">VOTE 1168123034 Campaign:ssss_uk_02A Validity:during Choice:Tupele CONN:MIG01XU MSISDN:00777776069999 GUID:B4A72FD9-D628-462D-82BF-5FC280740B59 Shortcode:63334</text:span></text:p>
      <text:p text:style-name="P1"><text:span text:style-name="T1">VOTE 1168123034 Campaign:ssss_uk_02A Validity:during Choice:Mark CONN:MIG01XU MSISDN:00777772639999 GUID:E90A13FC-88B4-4CC2-AF49-F1CED3AE9001 Shortcode:63334</text:span></text:p>
      <text:p text:style-name="P1"><text:span text:style-name="T1">VOTE 1168123034 Campaign:ssss_uk_02A Validity:during Choice:Gemma CONN:MIG01XU MSISDN:00777773869999 GUID:7D03D30D-3285-4D26-95C2-FBAD6B1CE0DB Shortcode:63334</text:span></text:p>
      <text:p text:style-name="P1"><text:span text:style-name="T1">VOTE 1168123034 Campaign:ssss_uk_02A Validity:during Choice:Gemma CONN:MIG00VU MSISDN:00777777129999 GUID:D9FCE744-88EA-46F4-9B81-84EDA9E9BF77 Shortcode:63334</text:span></text:p>
      <text:p text:style-name="P1"><text:span text:style-name="T1">VOTE 1168123034 Campaign:ssss_uk_02A Validity:during Choice:Mark CONN:MIG00VU MSISDN:00777770119999 GUID:1D257E18-406A-4F78-AB54-4CF745596835 Shortcode:63334</text:span></text:p>
      <text:p text:style-name="P1"><text:span text:style-name="T1">VOTE 1168123035 Campaign:ssss_uk_02A Validity:during Choice:Mark CONN:MIG01XU MSISDN:00777771509999 GUID:1C1379CC-BB42-4C34-9154-4107FF314826 Shortcode:63334</text:span></text:p>
      <text:p text:style-name="P1"><text:span text:style-name="T1">VOTE 1168123035 Campaign:ssss_uk_02A Validity:during Choice:Alan CONN:MIG01XU MSISDN:00777778049999 GUID:2C3BF8BD-4690-43A8-8620-2971813CCEFF Shortcode:63334</text:span></text:p>
      <text:p text:style-name="P1"><text:span text:style-name="T1">VOTE 1168123035 Campaign:ssss_uk_02A Validity:during Choice:Gemma CONN:MIG01XU MSISDN:00777772709999 GUID:E42F7469-E01F-4ED5-A53E-FB6FFFAE273B Shortcode:63334</text:span></text:p>
      <text:p text:style-name="P1"><text:span text:style-name="T1">VOTE 1168123035 Campaign:ssss_uk_02A Validity:during Choice:Mark CONN:MIG01XU MSISDN:00777772779999 GUID:B39B296D-4C11-4E6C-A7E5-8250661010BA Shortcode:63334</text:span></text:p>
      <text:p text:style-name="P1"><text:span text:style-name="T1">VOTE 1168123035 Campaign:ssss_uk_02A Validity:during Choice:Gemma CONN:MIG01XU MSISDN:00777777849999 GUID:1FBED9A7-E938-4EA4-8C6B-82E8699C6569 Shortcode:63334</text:span></text:p>
      <text:p text:style-name="P1"><text:span text:style-name="T1">VOTE 1168123035 Campaign:ssss_uk_02A Validity:during Choice:Tupele CONN:MIG01XU MSISDN:00777772859999 GUID:9F6B5B33-CB69-4C71-8E88-287DB721B5E0 Shortcode:63334</text:span></text:p>
      <text:p text:style-name="P1"><text:span text:style-name="T1">VOTE 1168123035 Campaign:ssss_uk_02A Validity:during Choice:Mark CONN:MIG01XU MSISDN:00777774319999 GUID:36B33C06-C19A-4281-8D34-0AFE99232F7F Shortcode:63334</text:span></text:p>
      <text:p text:style-name="P1"><text:span text:style-name="T1">VOTE 1168123035 Campaign:ssss_uk_02A Validity:during Choice:Antony CONN:MIG01XU MSISDN:00777773979999 GUID:F01348BF-CF9B-4873-8882-B64C617EF6AC Shortcode:63334</text:span></text:p>
      <text:p text:style-name="P1"><text:span text:style-name="T1">VOTE 1168123035 Campaign:ssss_uk_02A Validity:during Choice:Mark CONN:MIG01XU </text:span><text:soft-page-break/><text:span text:style-name="T1">MSISDN:00777772649999 GUID:622384BE-7D0F-4F35-984C-42BDE8DA8C22 Shortcode:63334</text:span></text:p>
      <text:p text:style-name="P1"><text:span text:style-name="T1">VOTE 1168123036 Campaign:ssss_uk_02A Validity:during Choice:Gemma CONN:MIG01XU MSISDN:00777770519999 GUID:B58F5AC3-602E-4DE7-88B5-618F4310356A Shortcode:63334</text:span></text:p>
      <text:p text:style-name="P1"><text:span text:style-name="T1">VOTE 1168123036 Campaign:ssss_uk_02A Validity:during Choice:Antony CONN:MIG01XU MSISDN:00777777489999 GUID:05C4EC9C-AA46-4A7D-AB6E-F8EDC4CE86A5 Shortcode:63334</text:span></text:p>
      <text:p text:style-name="P1"><text:span text:style-name="T1">VOTE 1168123036 Campaign:ssss_uk_02A Validity:during Choice:Gemma CONN:MIG01XU MSISDN:00777779269999 GUID:A4410BB7-D6D2-4FC5-93D3-6BA9AE0D879E Shortcode:63334</text:span></text:p>
      <text:p text:style-name="P1"><text:span text:style-name="T1">VOTE 1168123036 Campaign:ssss_uk_02A Validity:during Choice:Gemma CONN:MIG01XU MSISDN:00777775439999 GUID:B15A7F04-E5CD-4412-B693-1A08D4ABC78A Shortcode:63334</text:span></text:p>
      <text:p text:style-name="P1"><text:span text:style-name="T1">VOTE 1168123035 Campaign:ssss_uk_02A Validity:during Choice:Verity CONN:MIG00VU MSISDN:00777776009999 GUID:AE2C1489-A451-4767-9A95-4B7D197D6AEE Shortcode:63334</text:span></text:p>
      <text:p text:style-name="P1"><text:span text:style-name="T1">VOTE 1168123036 Campaign:ssss_uk_02A Validity:during Choice:Mark CONN:MIG01HU MSISDN:00777777879999 GUID:480377D2-AF1E-47DA-B7D4-4FEDF788E515 Shortcode:63334</text:span></text:p>
      <text:p text:style-name="P1"><text:span text:style-name="T1">VOTE 1168123036 Campaign:ssss_uk_02A Validity:during Choice:Mark CONN:MIG01XU MSISDN:00777774479999 GUID:7C88068B-33C5-4345-879B-BF5B114A8B86 Shortcode:63334</text:span></text:p>
      <text:p text:style-name="P1"><text:span text:style-name="T1">VOTE 1168123036 Campaign:ssss_uk_02A Validity:during Choice:Gemma CONN:MIG01XU MSISDN:00777776009999 GUID:B04727D7-A48F-4E16-8FEE-B5D3C78C0413 Shortcode:63334</text:span></text:p>
      <text:p text:style-name="P1"><text:span text:style-name="T1">VOTE 1168123036 Campaign:ssss_uk_02A Validity:during Choice:Mark CONN:MIG01XU MSISDN:00777779339999 GUID:5165FEED-0162-437E-925F-55AAEF080FDB Shortcode:63334</text:span></text:p>
      <text:p text:style-name="P1"><text:span text:style-name="T1">VOTE 1168123037 Campaign:ssss_uk_02A Validity:during Choice:Gemma CONN:MIG01XU MSISDN:00777773029999 GUID:FA7785DF-FF77-4074-8D7A-B5ABD866FD0D Shortcode:63334</text:span></text:p>
      <text:p text:style-name="P1"><text:span text:style-name="T1">VOTE 1168123037 Campaign:ssss_uk_02A Validity:during Choice:Mark CONN:MIG01XU MSISDN:00777775779999 GUID:F568F379-4971-42D2-8F54-71136C22B97D Shortcode:63334</text:span></text:p>
      <text:p text:style-name="P1"><text:span text:style-name="T1">VOTE 1168123037 Campaign:ssss_uk_02A Validity:during Choice:Gemma CONN:MIG01XU MSISDN:00777771909999 GUID:A54F0653-B8E7-405D-97C2-3AFAC75FDC08 Shortcode:63334</text:span></text:p>
      <text:p text:style-name="P1"><text:span text:style-name="T1">VOTE 1168123037 Campaign:ssss_uk_02A Validity:during Choice:Gemma CONN:MIG01XU MSISDN:00777772809999 GUID:DDCD3015-9EE0-4021-AE49-9B7197BF8FA9 Shortcode:63334</text:span></text:p>
      <text:p text:style-name="P1"><text:span text:style-name="T1">VOTE 1168123037 Campaign:ssss_uk_02A Validity:during Choice:Alan CONN:MIG01XU MSISDN:00777774489999 GUID:3312B8C5-405C-4A6E-8DCF-A8D9928B3F24 Shortcode:63334</text:span></text:p>
      <text:p text:style-name="P1"><text:span text:style-name="T1">VOTE 1168123037 Campaign:ssss_uk_02A Validity:during Choice:Antony CONN:MIG01XU MSISDN:00777772349999 GUID:8598510E-863E-4371-A78B-57C438913C7E Shortcode:63334</text:span></text:p>
      <text:p text:style-name="P1"><text:span text:style-name="T1">VOTE 1168123037 Campaign:ssss_uk_02A Validity:during Choice:Matthew CONN:MIG01XU MSISDN:00777773029999 GUID:6F9228B7-C18F-48BE-B174-ACB0D0D88C01 Shortcode:63334</text:span></text:p>
      <text:p text:style-name="P1"><text:span text:style-name="T1">VOTE 1168123037 Campaign:ssss_uk_02A Validity:during Choice:Mark CONN:MIG01XU MSISDN:00777773749999 GUID:801F0C73-4227-434D-9A86-300FDD581C70 Shortcode:63334</text:span></text:p>
      <text:p text:style-name="P1"><text:span text:style-name="T1">VOTE 1168123037 Campaign:ssss_uk_02A Validity:during Choice:Alan CONN:MIG01XU MSISDN:00777779699999 GUID:0F1E6D50-CCD7-425A-942F-AFCF5E6D5736 Shortcode:63334</text:span></text:p>
      <text:p text:style-name="P1"><text:span text:style-name="T1">VOTE 1168123037 Campaign:ssss_uk_02A Validity:during Choice:Matthew CONN:MIG00VU MSISDN:00777770459999 GUID:A549C179-2BD8-49F7-BA44-0FFA8E2974D3 Shortcode:63334</text:span></text:p>
      <text:p text:style-name="P1"><text:span text:style-name="T1">VOTE 1168123037 Campaign:ssss_uk_02A Validity:during Choice:Matthew CONN:MIG01XU MSISDN:00777773109999 GUID:9D4E93C9-0D24-4B47-AB97-C87D131484E8 Shortcode:63334</text:span></text:p>
      <text:p text:style-name="P1"><text:span text:style-name="T1">VOTE 1168123037 Campaign:ssss_uk_02A Validity:during Choice:Gemma CONN:MIG01XU MSISDN:00777778969999 GUID:BDDB53E9-1E4D-4769-B9DA-1D8A3FB06836 Shortcode:63334</text:span></text:p>
      <text:p text:style-name="P1"><text:span text:style-name="T1">VOTE 1168123037 Campaign:ssss_uk_02A Validity:during Choice:Gemma CONN:MIG01XU MSISDN:00777770929999 GUID:029915EE-6BD2-4B0A-A629-38C7D88CADF2 Shortcode:63334</text:span></text:p>
      <text:p text:style-name="P1"><text:span text:style-name="T1">VOTE 1168123038 Campaign:ssss_uk_02A Validity:during Choice:Mark CONN:MIG01XU MSISDN:00777778739999 GUID:2FCF0AE6-7444-4A85-9E26-15E12798A157 Shortcode:63334</text:span></text:p>
      <text:p text:style-name="P1"><text:span text:style-name="T1">VOTE 1168123038 Campaign:ssss_uk_02A Validity:during Choice:Tupele CONN:MIG00VU MSISDN:00777770449999 GUID:0FD33964-ECBB-4BC0-B294-258B48C27847 Shortcode:63334</text:span></text:p>
      <text:p text:style-name="P1"><text:span text:style-name="T1">VOTE 1168123038 Campaign:ssss_uk_02A Validity:during Choice:Tupele CONN:MIG01XU MSISDN:00777776389999 GUID:1B59C4EF-8CEF-4A0E-BED0-DA1D2E833585 Shortcode:63334</text:span></text:p>
      <text:p text:style-name="P1"><text:span text:style-name="T1">VOTE 1168123038 Campaign:ssss_uk_02A Validity:during Choice:Mark CONN:MIG01XU MSISDN:00777776559999 GUID:58E9FCE5-E66B-492A-AF83-A7BF5379C4DC Shortcode:63334</text:span></text:p>
      <text:p text:style-name="P1"><text:span text:style-name="T1">VOTE 1168123038 Campaign:ssss_uk_02A Validity:during Choice:Mark CONN:MIG01XU MSISDN:00777779719999 GUID:14E25F74-7B22-4BB8-845E-5F53F5CF0F9F Shortcode:63334</text:span></text:p>
      <text:p text:style-name="P1"><text:span text:style-name="T1">VOTE 1168123038 Campaign:ssss_uk_02A Validity:during Choice:Gemma CONN:MIG01XU MSISDN:00777779919999 GUID:91B7A348-4490-4B73-A257-D139160C4C46 Shortcode:63334</text:span></text:p>
      <text:p text:style-name="P1"><text:span text:style-name="T1">VOTE 1168123038 Campaign:ssss_uk_02A Validity:during Choice:Gemma CONN:MIG01XU MSISDN:00777771709999 GUID:0FBBBD88-D573-46F3-8EA1-2C8B921CD8EC Shortcode:63334</text:span></text:p>
      <text:p text:style-name="P1"><text:span text:style-name="T1">VOTE 1168123038 Campaign:ssss_uk_02A Validity:during Choice:Mark CONN:MIG01XU MSISDN:00777771189999 GUID:BD663C95-E924-4FDA-A604-1A510C154F4D Shortcode:63334</text:span></text:p>
      <text:p text:style-name="P1"><text:span text:style-name="T1">VOTE 1168123038 Campaign:ssss_uk_02A Validity:during Choice:Gemma CONN:MIG01XU </text:span><text:soft-page-break/><text:span text:style-name="T1">MSISDN:00777776849999 GUID:8B8E65B7-1C9A-4EDE-8948-3D5DC98AC890 Shortcode:63334</text:span></text:p>
      <text:p text:style-name="P1"><text:span text:style-name="T1">VOTE 1168123036 Campaign:ssss_uk_02A Validity:during Choice:Mark CONN:MIG00VU MSISDN:00777771589999 GUID:C14756C3-6FC1-4D48-BD8D-B9B07410D0D5 Shortcode:63334</text:span></text:p>
      <text:p text:style-name="P1"><text:span text:style-name="T1">VOTE 1168123038 Campaign:ssss_uk_02A Validity:during Choice:Gemma CONN:MIG01XU MSISDN:00777770859999 GUID:E167B452-EBCC-4B22-BDFE-E30FCE8A1320 Shortcode:63334</text:span></text:p>
      <text:p text:style-name="P1"><text:span text:style-name="T1">VOTE 1168123038 Campaign:ssss_uk_02A Validity:during Choice:Tupele CONN:MIG01XU MSISDN:00777775479999 GUID:EF7ACE9A-F29E-4F31-957A-044A131C4A20 Shortcode:63334</text:span></text:p>
      <text:p text:style-name="P1"><text:span text:style-name="T1">VOTE 1168123038 Campaign:ssss_uk_02A Validity:during Choice:Gemma CONN:MIG01XU MSISDN:00777776709999 GUID:1779265A-7602-4A60-BD4E-8012505CEA00 Shortcode:63334</text:span></text:p>
      <text:p text:style-name="P1"><text:span text:style-name="T1">VOTE 1168123038 Campaign:ssss_uk_02A Validity:during Choice:Mark CONN:MIG00VU MSISDN:00777776549999 GUID:1B74249C-1610-44DA-B29F-B7405561043F Shortcode:63334</text:span></text:p>
      <text:p text:style-name="P1"><text:span text:style-name="T1">VOTE 1168123038 Campaign:ssss_uk_02A Validity:during Choice:Verity CONN:MIG01TU MSISDN:00777771589999 GUID:9D1D6B88-785A-490C-85EA-BBF0EA09EDE8 Shortcode:63334</text:span></text:p>
      <text:p text:style-name="P1"><text:span text:style-name="T1">VOTE 1168123038 Campaign:ssss_uk_02A Validity:during Choice:Mark CONN:MIG01XU MSISDN:00777773029999 GUID:8C4AE074-9635-445B-A435-4E773DF05184 Shortcode:63334</text:span></text:p>
      <text:p text:style-name="P1"><text:span text:style-name="T1">VOTE 1168123038 Campaign:ssss_uk_02A Validity:during Choice:Alan CONN:MIG01XU MSISDN:00777775089999 GUID:CEC27B01-5F25-4CA8-856C-6A3778533883 Shortcode:63334</text:span></text:p>
      <text:p text:style-name="P1"><text:span text:style-name="T1">VOTE 1168123039 Campaign:ssss_uk_02A Validity:during Choice:Gemma CONN:MIG01TU MSISDN:00777771069999 GUID:D800C8FF-A7EF-4737-8FE0-4160188B050B Shortcode:63334</text:span></text:p>
      <text:p text:style-name="P1"><text:span text:style-name="T1">VOTE 1168123039 Campaign:ssss_uk_02A Validity:during Choice:Gemma CONN:MIG01HU MSISDN:00777777219999 GUID:70C2EFF6-00E6-4CA6-A383-E01BD7039D48 Shortcode:63334</text:span></text:p>
      <text:p text:style-name="P1"><text:span text:style-name="T1">VOTE 1168123039 Campaign:ssss_uk_02A Validity:during Choice:Matthew CONN:MIG01XU MSISDN:00777779949999 GUID:1366F6B1-8E56-470A-9546-8C5AD1AB73E2 Shortcode:63334</text:span></text:p>
      <text:p text:style-name="P1"><text:span text:style-name="T1">VOTE 1168123039 Campaign:ssss_uk_02A Validity:during Choice:Mark CONN:MIG01XU MSISDN:00777773979999 GUID:F814C3B4-9BE9-485E-A13A-5E421E2A7C3B Shortcode:63334</text:span></text:p>
      <text:p text:style-name="P1"><text:span text:style-name="T1">VOTE 1168123039 Campaign:ssss_uk_02A Validity:during Choice:Gemma CONN:MIG01XU MSISDN:00777773159999 GUID:6575DA3C-1E22-4F54-91D6-A9122D706F9E Shortcode:63334</text:span></text:p>
      <text:p text:style-name="P1"><text:span text:style-name="T1">VOTE 1168123039 Campaign:ssss_uk_02A Validity:during Choice:Mark CONN:MIG00VU MSISDN:00777779429999 GUID:D11497FB-351E-4CBD-967A-E4D7CDE2474C Shortcode:63334</text:span></text:p>
      <text:p text:style-name="P1"><text:span text:style-name="T1">VOTE 1168123039 Campaign:ssss_uk_02A Validity:during Choice:Matthew CONN:MIG00VU MSISDN:00777774129999 GUID:3162B5B4-8562-4C9E-A180-B98F7D3C8759 Shortcode:63334</text:span></text:p>
      <text:p text:style-name="P1"><text:span text:style-name="T1">VOTE 1168123039 Campaign:ssss_uk_02A Validity:during Choice:Mark CONN:MIG01XU MSISDN:00777777979999 GUID:D0BAF99D-1583-4367-BB1E-92200D4FB010 Shortcode:63334</text:span></text:p>
      <text:p text:style-name="P1"><text:span text:style-name="T1">VOTE 1168123039 Campaign:ssss_uk_02A Validity:during Choice:Gemma CONN:MIG01XU MSISDN:00777773549999 GUID:C2D9F483-A58C-4B26-B4E2-3B506A1B7275 Shortcode:63334</text:span></text:p>
      <text:p text:style-name="P1"><text:span text:style-name="T1">VOTE 1168123039 Campaign:ssss_uk_02A Validity:during Choice:Gemma CONN:MIG01XU MSISDN:00777775919999 GUID:2F505D33-A571-4B14-954E-E281C6C37158 Shortcode:63334</text:span></text:p>
      <text:p text:style-name="P1"><text:span text:style-name="T1">VOTE 1168123039 Campaign:ssss_uk_02A Validity:during Choice:Gemma CONN:MIG01XU MSISDN:00777772459999 GUID:49CB4D1F-F2B2-4341-ABC3-EBFB91FE2E2E Shortcode:63334</text:span></text:p>
      <text:p text:style-name="P1"><text:span text:style-name="T1">VOTE 1168123039 Campaign:ssss_uk_02A Validity:during Choice:Mark CONN:MIG01XU MSISDN:00777778379999 GUID:B1C3778D-20B1-49C2-AC1B-E523B982014F Shortcode:63334</text:span></text:p>
      <text:p text:style-name="P1"><text:span text:style-name="T1">VOTE 1168123039 Campaign:ssss_uk_02A Validity:during Choice:Mark CONN:MIG01XU MSISDN:00777777009999 GUID:849B46A6-9591-4A7E-9AC7-82EEF7B245B8 Shortcode:63334</text:span></text:p>
      <text:p text:style-name="P1"><text:span text:style-name="T1">VOTE 1168123039 Campaign:ssss_uk_02A Validity:during Choice:Gemma CONN:MIG01HU MSISDN:00777777899999 GUID:D887ED76-8F4A-4534-BF62-648C4BB2D427 Shortcode:63334</text:span></text:p>
      <text:p text:style-name="P1"><text:span text:style-name="T1">VOTE 1168123039 Campaign:ssss_uk_02A Validity:during Choice:Gemma CONN:MIG00VU MSISDN:00777776779999 GUID:EBEECEA9-71BC-4570-87F3-90104F7B978D Shortcode:63334</text:span></text:p>
      <text:p text:style-name="P1"><text:span text:style-name="T1">VOTE 1168123039 Campaign:ssss_uk_02A Validity:during Choice:Gemma CONN:MIG00VU MSISDN:00777776019999 GUID:A56F22CF-417A-4E7E-BD80-26499B04DDAB Shortcode:63334</text:span></text:p>
      <text:p text:style-name="P1"><text:span text:style-name="T1">VOTE 1168123040 Campaign:ssss_uk_02A Validity:during Choice:Gemma CONN:MIG01XU MSISDN:00777770749999 GUID:E5211D74-CEAE-4EEA-8109-53930CE30C70 Shortcode:63334</text:span></text:p>
      <text:p text:style-name="P1"><text:span text:style-name="T1">VOTE 1168123040 Campaign:ssss_uk_02A Validity:during Choice:Gemma CONN:MIG01TU MSISDN:00777779259999 GUID:0E9FAF53-A2E1-4021-BBA6-DE0CE06C11B3 Shortcode:63334</text:span></text:p>
      <text:p text:style-name="P1"><text:span text:style-name="T1">VOTE 1168123040 Campaign:ssss_uk_02A Validity:during Choice:Gemma CONN:MIG01XU MSISDN:00777776309999 GUID:B80FEBA0-89A4-4EF6-A6B7-7CDC803C128A Shortcode:63334</text:span></text:p>
      <text:p text:style-name="P1"><text:span text:style-name="T1">VOTE 1168123040 Campaign:ssss_uk_02A Validity:during Choice:Alan CONN:MIG01XU MSISDN:00777772859999 GUID:DB609C44-E6D8-4F00-91AF-8A985E940A1B Shortcode:63334</text:span></text:p>
      <text:p text:style-name="P1"><text:span text:style-name="T1">VOTE 1168123040 Campaign:ssss_uk_02A Validity:during Choice:Mark CONN:MIG01XU MSISDN:00777777089999 GUID:DBFFDC58-55FD-4F97-A422-3205F52DEB63 Shortcode:63334</text:span></text:p>
      <text:p text:style-name="P1"><text:span text:style-name="T1">VOTE 1168123040 Campaign:ssss_uk_02A Validity:during Choice:Gemma CONN:MIG01XU MSISDN:00777774819999 GUID:72157563-BBB4-46F9-B2C0-FAAC25DCF7CA Shortcode:63334</text:span></text:p>
      <text:p text:style-name="P1"><text:span text:style-name="T1">VOTE 1168123040 Campaign:ssss_uk_02A Validity:during Choice:Mark CONN:MIG01XU </text:span><text:soft-page-break/><text:span text:style-name="T1">MSISDN:00777774169999 GUID:63C37CBE-D714-4E11-880B-E28594C0B5F7 Shortcode:63334</text:span></text:p>
      <text:p text:style-name="P1"><text:span text:style-name="T1">VOTE 1168123040 Campaign:ssss_uk_02A Validity:during Choice:Gemma CONN:MIG01XU MSISDN:00777778229999 GUID:6F77789F-D400-498C-9DFB-E12A1B8F3125 Shortcode:63334</text:span></text:p>
      <text:p text:style-name="P1"><text:span text:style-name="T1">VOTE 1168123040 Campaign:ssss_uk_02A Validity:during Choice:Mark CONN:MIG01XU MSISDN:00777776449999 GUID:331B5C1E-02A7-405B-A43B-17C7D2658E87 Shortcode:63334</text:span></text:p>
      <text:p text:style-name="P1"><text:span text:style-name="T1">VOTE 1168123040 Campaign:ssss_uk_02A Validity:during Choice:Mark CONN:MIG00VU MSISDN:00777774509999 GUID:B1143C66-F941-4D9C-B014-7DEC991D7B76 Shortcode:63334</text:span></text:p>
      <text:p text:style-name="P1"><text:span text:style-name="T1">VOTE 1168123040 Campaign:ssss_uk_02A Validity:during Choice:Tupele CONN:MIG00VU MSISDN:00777771739999 GUID:AF06D49F-83C1-43CB-966B-AA0D89BCE697 Shortcode:63334</text:span></text:p>
      <text:p text:style-name="P1"><text:span text:style-name="T1">VOTE 1168123040 Campaign:ssss_uk_02A Validity:during Choice:Mark CONN:MIG01TU MSISDN:00777776649999 GUID:D8AE6A41-6022-49F4-9339-D8C716DA21F6 Shortcode:63334</text:span></text:p>
      <text:p text:style-name="P1"><text:span text:style-name="T1">VOTE 1168123040 Campaign:ssss_uk_02A Validity:during Choice:Gemma CONN:MIG01TU MSISDN:00777773359999 GUID:28815F78-6993-4A35-B201-48F1546EAFB4 Shortcode:63334</text:span></text:p>
      <text:p text:style-name="P1"><text:span text:style-name="T1">VOTE 1168123041 Campaign:ssss_uk_02A Validity:during Choice:Alan CONN:MIG01XU MSISDN:00777771459999 GUID:CB34FB75-B058-4DF3-8048-3A68433CAFC6 Shortcode:63334</text:span></text:p>
      <text:p text:style-name="P1"><text:span text:style-name="T1">VOTE 1168123041 Campaign:ssss_uk_02A Validity:during Choice:Gemma CONN:MIG01XU MSISDN:00777773829999 GUID:915D140C-8EC6-417F-BFAD-6433166339A4 Shortcode:63334</text:span></text:p>
      <text:p text:style-name="P1"><text:span text:style-name="T1">VOTE 1168123041 Campaign:ssss_uk_02A Validity:during Choice:Mark CONN:MIG00VU MSISDN:00777778599999 GUID:83AC960D-B223-4D34-9455-3B1354019D09 Shortcode:63334</text:span></text:p>
      <text:p text:style-name="P1"><text:span text:style-name="T1">VOTE 1168123041 Campaign:ssss_uk_02A Validity:during Choice:Gemma CONN:MIG00VU MSISDN:00777776109999 GUID:C8C19419-F457-43E3-B5F0-6B0721ECEEFC Shortcode:63334</text:span></text:p>
      <text:p text:style-name="P1"><text:span text:style-name="T1">VOTE 1168123041 Campaign:ssss_uk_02A Validity:during Choice:Mark CONN:MIG01XU MSISDN:00777775439999 GUID:53B1A0D2-DC1E-4B6F-BD87-03F57CB52FDC Shortcode:63334</text:span></text:p>
      <text:p text:style-name="P1"><text:span text:style-name="T1">VOTE 1168123041 Campaign:ssss_uk_02A Validity:during Choice:Alan CONN:MIG01XU MSISDN:00777771669999 GUID:85D36895-6A5E-4466-9642-F4FFCBD985E6 Shortcode:63334</text:span></text:p>
      <text:p text:style-name="P1"><text:span text:style-name="T1">VOTE 1168123041 Campaign:ssss_uk_02A Validity:during Choice:Gemma CONN:MIG00VU MSISDN:00777771819999 GUID:FA4E0D80-02C1-4852-9B92-F4493A4A1579 Shortcode:63334</text:span></text:p>
      <text:p text:style-name="P1"><text:span text:style-name="T1">VOTE 1168123041 Campaign:ssss_uk_02A Validity:during Choice:Gemma CONN:MIG01XU MSISDN:00777778419999 GUID:8BB00037-9D21-453A-942F-07F897CC4F28 Shortcode:63334</text:span></text:p>
      <text:p text:style-name="P1"><text:span text:style-name="T1">VOTE 1168123041 Campaign:ssss_uk_02A Validity:during Choice:Mark CONN:MIG01XU MSISDN:00777771999999 GUID:2E560FFA-73AC-48A3-B2E1-CD1C8FF048E0 Shortcode:63334</text:span></text:p>
      <text:p text:style-name="P1"><text:span text:style-name="T1">VOTE 1168123041 Campaign:ssss_uk_02A Validity:during Choice:Gemma CONN:MIG00VU MSISDN:00777777069999 GUID:C7597801-446D-40D0-A761-C9599E9BDD4D Shortcode:63334</text:span></text:p>
      <text:p text:style-name="P1"><text:span text:style-name="T1">VOTE 1168123041 Campaign:ssss_uk_02A Validity:during Choice:Tupele CONN:MIG01OU MSISDN:00777776129999 GUID:ED7B7602-C06F-4ECE-B9BE-C3DD1B017E90 Shortcode:63334</text:span></text:p>
      <text:p text:style-name="P1"><text:span text:style-name="T1">VOTE 1168123041 Campaign:ssss_uk_02A Validity:during Choice:Alan CONN:MIG01HU MSISDN:00777779759999 GUID:B27725BE-E1E8-4922-BA6E-4A792E58FACD Shortcode:63334</text:span></text:p>
      <text:p text:style-name="P1"><text:span text:style-name="T1">VOTE 1168123042 Campaign:ssss_uk_02A Validity:during Choice:Alan CONN:MIG01XU MSISDN:00777779859999 GUID:BEF41114-13C9-40E1-8EEC-6615EE4658EE Shortcode:63334</text:span></text:p>
      <text:p text:style-name="P1"><text:span text:style-name="T1">VOTE 1168123042 Campaign:ssss_uk_02A Validity:during Choice:Gemma CONN:MIG01XU MSISDN:00777776509999 GUID:104AB5D6-5B5E-48AA-B2B3-9514F8877118 Shortcode:63334</text:span></text:p>
      <text:p text:style-name="P1"><text:span text:style-name="T1">VOTE 1168123042 Campaign:ssss_uk_02A Validity:during Choice:Mark CONN:MIG01XU MSISDN:00777777779999 GUID:52C7075F-529A-4891-9ADC-FB006B069E9B Shortcode:63334</text:span></text:p>
      <text:p text:style-name="P1"><text:span text:style-name="T1">VOTE 1168123042 Campaign:ssss_uk_02A Validity:during Choice:Tupele CONN:MIG01XU MSISDN:00777778039999 GUID:7684870E-D3BB-446A-AC18-A64D8F6E2ABD Shortcode:63334</text:span></text:p>
      <text:p text:style-name="P1"><text:span text:style-name="T1">VOTE 1168123041 Campaign:ssss_uk_02A Validity:during Choice:Mark CONN:MIG01XU MSISDN:00777771379999 GUID:326A140C-3B14-413E-819D-43E4A6AFD688 Shortcode:63334</text:span></text:p>
      <text:p text:style-name="P1"><text:span text:style-name="T1">VOTE 1168123042 Campaign:ssss_uk_02A Validity:during Choice:Mark CONN:MIG00VU MSISDN:00777770189999 GUID:9005F06D-542A-4771-8591-58AC8BD0F58D Shortcode:63334</text:span></text:p>
      <text:p text:style-name="P1"><text:span text:style-name="T1">VOTE 1168123042 Campaign:ssss_uk_02A Validity:during Choice:Mark CONN:MIG01OU MSISDN:00777771299999 GUID:0E193471-0D5A-4DE5-BBB4-C241F8F86195 Shortcode:63334</text:span></text:p>
      <text:p text:style-name="P1"><text:span text:style-name="T1">VOTE 1168123042 Campaign:ssss_uk_02A Validity:during Choice:Alan CONN:MIG01XU MSISDN:00777773019999 GUID:B590DF28-DC86-4B4A-9994-22A00346F423 Shortcode:63334</text:span></text:p>
      <text:p text:style-name="P1"><text:span text:style-name="T1">VOTE 1168123042 Campaign:ssss_uk_02A Validity:during Choice:Gemma CONN:MIG01XU MSISDN:00777779519999 GUID:DABDD789-779B-4F6A-9D93-F2E4F43A3CF3 Shortcode:63334</text:span></text:p>
      <text:p text:style-name="P1"><text:span text:style-name="T1">VOTE 1168123042 Campaign:ssss_uk_02A Validity:during Choice:Verity CONN:MIG00VU MSISDN:00777770209999 GUID:8E79CFEE-BC85-4870-B1A4-40732BBFAFC2 Shortcode:63334</text:span></text:p>
      <text:p text:style-name="P1"><text:span text:style-name="T1">VOTE 1168123042 Campaign:ssss_uk_02A Validity:during Choice:Mark CONN:MIG01XU MSISDN:00777779349999 GUID:39F8DDC7-4C48-4B60-A97E-C8255BACA7E2 Shortcode:63334</text:span></text:p>
      <text:p text:style-name="P1"><text:span text:style-name="T1">VOTE 1168123042 Campaign:ssss_uk_02A Validity:during Choice:Matthew CONN:MIG01XU MSISDN:00777776409999 GUID:61D36C37-2869-4F7F-97F5-626B8908B55A Shortcode:63334</text:span></text:p>
      <text:p text:style-name="P1"><text:span text:style-name="T1">VOTE 1168123042 Campaign:ssss_uk_02A Validity:during Choice:Gemma CONN:MIG01XU </text:span><text:soft-page-break/><text:span text:style-name="T1">MSISDN:00777773009999 GUID:88CE8CC5-247B-42C0-9E6D-28A33A936783 Shortcode:63334</text:span></text:p>
      <text:p text:style-name="P1"><text:span text:style-name="T1">VOTE 1168123042 Campaign:ssss_uk_02A Validity:during Choice:Mark CONN:MIG01OU MSISDN:00777771679999 GUID:B49B67FE-7B0F-4BE5-8499-04CEA229F1F1 Shortcode:63334</text:span></text:p>
      <text:p text:style-name="P1"><text:span text:style-name="T1">VOTE 1168123042 Campaign:ssss_uk_02A Validity:during Choice:Mark CONN:MIG01XU MSISDN:00777776569999 GUID:9832C463-8FF8-4442-AB5B-7E85FD5BEA16 Shortcode:63334</text:span></text:p>
      <text:p text:style-name="P1"><text:span text:style-name="T1">VOTE 1168123043 Campaign:ssss_uk_02A Validity:during Choice:Mark CONN:MIG01XU MSISDN:00777771059999 GUID:AE856088-A290-418A-B089-18CC9D6A748C Shortcode:63334</text:span></text:p>
      <text:p text:style-name="P1"><text:span text:style-name="T1">VOTE 1168123043 Campaign:ssss_uk_02A Validity:during Choice:Antony CONN:MIG01XU MSISDN:00777779099999 GUID:9BC1BE05-92EB-4AF8-9168-1BF6DFAA438F Shortcode:63334</text:span></text:p>
      <text:p text:style-name="P1"><text:span text:style-name="T1">VOTE 1168123043 Campaign:ssss_uk_02A Validity:during Choice:Gemma CONN:MIG01XU MSISDN:00777778719999 GUID:CE112A42-1C75-4216-8F51-36780E464C9F Shortcode:63334</text:span></text:p>
      <text:p text:style-name="P1"><text:span text:style-name="T1">VOTE 1168123043 Campaign:ssss_uk_02A Validity:during Choice:Gemma CONN:MIG01XU MSISDN:00777776589999 GUID:89D15CCC-311A-40FC-AD37-5B55EB9E9521 Shortcode:63334</text:span></text:p>
      <text:p text:style-name="P1"><text:span text:style-name="T1">VOTE 1168123043 Campaign:ssss_uk_02A Validity:during Choice:Mark CONN:MIG01TU MSISDN:00777779299999 GUID:9C6CACEA-F0B0-44D7-96E4-170EF81125E9 Shortcode:63334</text:span></text:p>
      <text:p text:style-name="P1"><text:span text:style-name="T1">VOTE 1168123043 Campaign:ssss_uk_02A Validity:during Choice:Mark CONN:MIG00VU MSISDN:00777779029999 GUID:CD92905F-B282-4E98-B581-821C789EC6E7 Shortcode:63334</text:span></text:p>
      <text:p text:style-name="P1"><text:span text:style-name="T1">VOTE 1168123043 Campaign:ssss_uk_02A Validity:during Choice:Antony CONN:MIG01XU MSISDN:00777773929999 GUID:53F63F0A-C8D9-4AD9-A297-AD28B6CC172D Shortcode:63334</text:span></text:p>
      <text:p text:style-name="P1"><text:span text:style-name="T1">VOTE 1168123043 Campaign:ssss_uk_02A Validity:during Choice:Mark CONN:MIG01XU MSISDN:00777776449999 GUID:CF61BE65-FA23-4F37-BA06-4C2031448A1D Shortcode:63334</text:span></text:p>
      <text:p text:style-name="P1"><text:span text:style-name="T1">VOTE 1168123043 Campaign:ssss_uk_02A Validity:during Choice:Alan CONN:MIG01XU MSISDN:00777775039999 GUID:B1B46063-D8A1-4D16-A928-C858C202F2E6 Shortcode:63334</text:span></text:p>
      <text:p text:style-name="P1"><text:span text:style-name="T1">VOTE 1168123043 Campaign:ssss_uk_02A Validity:during Choice:Gemma CONN:MIG01XU MSISDN:00777779179999 GUID:80871FE5-4E7C-45DB-BC6B-799F62380F1E Shortcode:63334</text:span></text:p>
      <text:p text:style-name="P1"><text:span text:style-name="T1">VOTE 1168123043 Campaign:ssss_uk_02A Validity:during Choice:Mark CONN:MIG01OU MSISDN:00777775659999 GUID:F4B7E55C-C6B3-4A1C-9E07-E2D90AB13A14 Shortcode:63334</text:span></text:p>
      <text:p text:style-name="P1"><text:span text:style-name="T1">VOTE 1168123043 Campaign:ssss_uk_02A Validity:during Choice:Tupele CONN:MIG01XU MSISDN:00777779419999 GUID:50D91AA2-C1CC-4D59-B7CB-714F2370B63F Shortcode:63334</text:span></text:p>
      <text:p text:style-name="P1"><text:span text:style-name="T1">VOTE 1168123043 Campaign:ssss_uk_02A Validity:during Choice:Alan CONN:MIG01XU MSISDN:00777776149999 GUID:EBF295CE-F4D0-47B1-84BC-D54CE2628582 Shortcode:63334</text:span></text:p>
      <text:p text:style-name="P1"><text:span text:style-name="T1">VOTE 1168123043 Campaign:ssss_uk_02A Validity:during Choice:Gemma CONN:MIG01XU MSISDN:00777772609999 GUID:FD2FF24C-8699-496B-A732-855404B749DC Shortcode:63334</text:span></text:p>
      <text:p text:style-name="P1"><text:span text:style-name="T1">VOTE 1168123043 Campaign:ssss_uk_02A Validity:during Choice:Matthew CONN:MIG01XU MSISDN:00777777889999 GUID:8E0019F5-6572-4549-9CA7-275643CCE6B7 Shortcode:63334</text:span></text:p>
      <text:p text:style-name="P1"><text:span text:style-name="T1">VOTE 1168123043 Campaign:ssss_uk_02A Validity:during Choice:Alan CONN:MIG01XU MSISDN:00777776859999 GUID:350F86BE-020D-4018-A5D3-ED068D58156E Shortcode:63334</text:span></text:p>
      <text:p text:style-name="P1"><text:span text:style-name="T1">VOTE 1168123043 Campaign:ssss_uk_02A Validity:during Choice:Mark CONN:MIG01XU MSISDN:00777774459999 GUID:BB7B69A6-6EC0-4C6A-84B5-FEA4E91FE7A9 Shortcode:63334</text:span></text:p>
      <text:p text:style-name="P1"><text:span text:style-name="T1">VOTE 1168123043 Campaign:ssss_uk_02A Validity:during Choice:Mark CONN:MIG01XU MSISDN:00777776839999 GUID:47BA8C41-1BB7-4DEF-8A08-63ED803A8480 Shortcode:63334</text:span></text:p>
      <text:p text:style-name="P1"><text:span text:style-name="T1">VOTE 1168123043 Campaign:ssss_uk_02A Validity:during Choice:Alan CONN:MIG01XU MSISDN:00777778169999 GUID:01A2E17A-EF43-407F-B279-B010FB53FA44 Shortcode:63334</text:span></text:p>
      <text:p text:style-name="P1"><text:span text:style-name="T1">VOTE 1168123043 Campaign:ssss_uk_02A Validity:during Choice:Mark CONN:MIG00VU MSISDN:00777777539999 GUID:C30627B0-2C3A-4DF6-986D-3E90E7D74B8F Shortcode:63334</text:span></text:p>
      <text:p text:style-name="P1"><text:span text:style-name="T1">VOTE 1168123043 Campaign:ssss_uk_02A Validity:during Choice:Gemma CONN:MIG01TU MSISDN:00777779239999 GUID:574AD8A4-1679-4164-B89E-5E1EECCF7A9B Shortcode:63334</text:span></text:p>
      <text:p text:style-name="P1"><text:span text:style-name="T1">VOTE 1168123043 Campaign:ssss_uk_02A Validity:during Choice:Antony CONN:MIG01XU MSISDN:00777771069999 GUID:30151EDA-8FCA-4EAC-820E-E2AA18636804 Shortcode:63334</text:span></text:p>
      <text:p text:style-name="P1"><text:span text:style-name="T1">VOTE 1168123044 Campaign:ssss_uk_02A Validity:during Choice:Alan CONN:MIG01OU MSISDN:00777775439999 GUID:BC7E5CCC-1D18-484D-85B1-30E40827B596 Shortcode:63334</text:span></text:p>
      <text:p text:style-name="P1"><text:span text:style-name="T1">VOTE 1168123044 Campaign:ssss_uk_02A Validity:during Choice:Mark CONN:MIG01HU MSISDN:00777777949999 GUID:D3B2E541-717E-464D-BEBD-977FC1171D89 Shortcode:63334</text:span></text:p>
      <text:p text:style-name="P1"><text:span text:style-name="T1">VOTE 1168123044 Campaign:ssss_uk_02A Validity:during Choice:Mark CONN:MIG01XU MSISDN:00777774149999 GUID:BA02C04A-1193-420F-87F0-46320A19E01B Shortcode:63334</text:span></text:p>
      <text:p text:style-name="P1"><text:span text:style-name="T1">VOTE 1168123044 Campaign:ssss_uk_02A Validity:during Choice:Gemma CONN:MIG01XU MSISDN:00777772279999 GUID:E9A46792-64F7-4BE2-9A1F-A0D21EE9D548 Shortcode:63334</text:span></text:p>
      <text:p text:style-name="P1"><text:span text:style-name="T1">VOTE 1168123044 Campaign:ssss_uk_02A Validity:during Choice:Mark CONN:MIG00VU MSISDN:00777775569999 GUID:CBE81D10-EE12-4D64-8116-6FF2837B006F Shortcode:63334</text:span></text:p>
      <text:p text:style-name="P1"><text:span text:style-name="T1">VOTE 1168123044 Campaign:ssss_uk_02A Validity:during Choice:Gemma CONN:MIG01OU MSISDN:00777779239999 GUID:2A09917C-B941-47BE-9745-2ED0D8FEAC1D Shortcode:63334</text:span></text:p>
      <text:p text:style-name="P1"><text:span text:style-name="T1">VOTE 1168123044 Campaign:ssss_uk_02A Validity:during Choice:Gemma CONN:MIG01XU </text:span><text:soft-page-break/><text:span text:style-name="T1">MSISDN:00777771529999 GUID:2E48845F-E7B5-4902-9E3D-30744CD08770 Shortcode:63334</text:span></text:p>
      <text:p text:style-name="P1"><text:span text:style-name="T1">VOTE 1168123044 Campaign:ssss_uk_02A Validity:during Choice:Mark CONN:MIG01XU MSISDN:00777773559999 GUID:ECA0AF42-F022-4E45-9AE4-8F16287F1FC8 Shortcode:63334</text:span></text:p>
      <text:p text:style-name="P1"><text:span text:style-name="T1">VOTE 1168123044 Campaign:ssss_uk_02A Validity:during Choice:Mark CONN:MIG00VU MSISDN:00777777099999 GUID:C77FE9C3-10F4-41C3-8152-A184BE4B89F8 Shortcode:63334</text:span></text:p>
      <text:p text:style-name="P1"><text:span text:style-name="T1">VOTE 1168123044 Campaign:ssss_uk_02A Validity:during Choice:Alan CONN:MIG01OU MSISDN:00777775499999 GUID:D40C9CE6-A58F-4606-824A-3B30BF65F6F7 Shortcode:63334</text:span></text:p>
      <text:p text:style-name="P1"><text:span text:style-name="T1">VOTE 1168123044 Campaign:ssss_uk_02A Validity:during Choice:Mark CONN:MIG01XU MSISDN:00777778249999 GUID:E7EE868C-8701-4ACF-95E4-4B4E1B4A4462 Shortcode:63334</text:span></text:p>
      <text:p text:style-name="P1"><text:span text:style-name="T1">VOTE 1168123044 Campaign:ssss_uk_02A Validity:during Choice:Mark CONN:MIG01XU MSISDN:00777778569999 GUID:93607621-38DA-430D-B0A9-C4BAEACF62BC Shortcode:63334</text:span></text:p>
      <text:p text:style-name="P1"><text:span text:style-name="T1">VOTE 1168123044 Campaign:ssss_uk_02A Validity:during Choice:Mark CONN:MIG01HU MSISDN:00777776869999 GUID:96AED81E-3A05-4C06-B478-ED465B750CF9 Shortcode:63334</text:span></text:p>
      <text:p text:style-name="P1"><text:span text:style-name="T1">VOTE 1168123044 Campaign:ssss_uk_02A Validity:during Choice:Antony CONN:MIG01XU MSISDN:00777775619999 GUID:3934DB50-DD98-4BE0-8F75-761E6C28790E Shortcode:63334</text:span></text:p>
      <text:p text:style-name="P1"><text:span text:style-name="T1">VOTE 1168123045 Campaign:ssss_uk_02A Validity:during Choice:Gemma CONN:MIG00VU MSISDN:00777779819999 GUID:7D1AE191-6C71-489E-B25C-AC6AA6FAC9EA Shortcode:63334</text:span></text:p>
      <text:p text:style-name="P1"><text:span text:style-name="T1">VOTE 1168123045 Campaign:ssss_uk_02A Validity:during Choice:Mark CONN:MIG00VU MSISDN:00777776329999 GUID:EFD45C57-89C6-463E-BFB1-B49B3BD23324 Shortcode:63334</text:span></text:p>
      <text:p text:style-name="P1"><text:span text:style-name="T1">VOTE 1168123045 Campaign:ssss_uk_02A Validity:during Choice:Leon CONN:MIG01XU MSISDN:00777775209999 GUID:B4E5D64C-3941-4502-B877-7CD4D20C1CBD Shortcode:63334</text:span></text:p>
      <text:p text:style-name="P1"><text:span text:style-name="T1">VOTE 1168123045 Campaign:ssss_uk_02A Validity:during Choice:Mark CONN:MIG01XU MSISDN:00777779469999 GUID:44C0F31F-53E2-4E64-A063-BDDA75A10C68 Shortcode:63334</text:span></text:p>
      <text:p text:style-name="P1"><text:span text:style-name="T1">VOTE 1168123045 Campaign:ssss_uk_02A Validity:during Choice:Gemma CONN:MIG01XU MSISDN:00777775529999 GUID:BFD67E8D-AFCB-4560-AAD1-46E8DC74ABB8 Shortcode:63334</text:span></text:p>
      <text:p text:style-name="P1"><text:span text:style-name="T1">VOTE 1168123045 Campaign:ssss_uk_02A Validity:during Choice:Mark CONN:MIG01XU MSISDN:00777778089999 GUID:BE451144-5F5D-4FC4-954E-E7C24858CF99 Shortcode:63334</text:span></text:p>
      <text:p text:style-name="P1"><text:span text:style-name="T1">VOTE 1168123045 Campaign:ssss_uk_02A Validity:during Choice:Mark CONN:MIG01XU MSISDN:00777773419999 GUID:9A354CB5-E778-4A04-A6A7-BA0D7993C2D8 Shortcode:63334</text:span></text:p>
      <text:p text:style-name="P1"><text:span text:style-name="T1">VOTE 1168123045 Campaign:ssss_uk_02A Validity:during Choice:Mark CONN:MIG00VU MSISDN:00777779519999 GUID:A621A9DF-6597-4E75-960B-2E7B7B35650A Shortcode:63334</text:span></text:p>
      <text:p text:style-name="P1"><text:span text:style-name="T1">VOTE 1168123045 Campaign:ssss_uk_02A Validity:during Choice:Gemma CONN:MIG01OU MSISDN:00777771059999 GUID:333727C4-D527-4EA0-8DCA-022E0045B60B Shortcode:63334</text:span></text:p>
      <text:p text:style-name="P1"><text:span text:style-name="T1">VOTE 1168123045 Campaign:ssss_uk_02A Validity:during Choice:Mark CONN:MIG01XU MSISDN:00777778399999 GUID:AF74AD0D-E789-4B6F-B9BE-3B30B6AC6078 Shortcode:63334</text:span></text:p>
      <text:p text:style-name="P1"><text:span text:style-name="T1">VOTE 1168123045 Campaign:ssss_uk_02A Validity:during Choice:Gemma CONN:MIG01XU MSISDN:00777771529999 GUID:1BBEA95A-273F-4656-AB3A-96C446AADD65 Shortcode:63334</text:span></text:p>
      <text:p text:style-name="P1"><text:span text:style-name="T1">VOTE 1168123045 Campaign:ssss_uk_02A Validity:during Choice:Gemma CONN:MIG01XU MSISDN:00777772599999 GUID:1B6C675B-F467-4416-9C84-050AC9D6440C Shortcode:63334</text:span></text:p>
      <text:p text:style-name="P1"><text:span text:style-name="T1">VOTE 1168123046 Campaign:ssss_uk_02A Validity:during Choice:Mark CONN:MIG01XU MSISDN:00777778549999 GUID:DD78B7C4-13CB-42A8-8BC6-7563249ABF08 Shortcode:63334</text:span></text:p>
      <text:p text:style-name="P1"><text:span text:style-name="T1">VOTE 1168123046 Campaign:ssss_uk_02A Validity:during Choice:Gemma CONN:MIG01XU MSISDN:00777775409999 GUID:8188D5C7-F667-430F-80E3-7C36A1C01B7F Shortcode:63334</text:span></text:p>
      <text:p text:style-name="P1"><text:span text:style-name="T1">VOTE 1168123046 Campaign:ssss_uk_02A Validity:during Choice:Gemma CONN:MIG00VU MSISDN:00777779639999 GUID:8ED3013C-5C2C-4496-B4E9-72B0151ECBC6 Shortcode:63334</text:span></text:p>
      <text:p text:style-name="P1"><text:span text:style-name="T1">VOTE 1168123046 Campaign:ssss_uk_02A Validity:during Choice:Matthew CONN:MIG00VU MSISDN:00777777679999 GUID:300AF981-D76A-4518-A449-DFC580A8EC53 Shortcode:63334</text:span></text:p>
      <text:p text:style-name="P1"><text:span text:style-name="T1">VOTE 1168123046 Campaign:ssss_uk_02A Validity:during Choice:Gemma CONN:MIG01XU MSISDN:00777772629999 GUID:F0103742-472B-4D9D-A5F8-03DD3FBCC8C5 Shortcode:63334</text:span></text:p>
      <text:p text:style-name="P1"><text:span text:style-name="T1">VOTE 1168123046 Campaign:ssss_uk_02A Validity:during Choice:Tupele CONN:MIG01XU MSISDN:00777776389999 GUID:C155C0A8-1823-40C7-BD3A-1676B2E57A07 Shortcode:63334</text:span></text:p>
      <text:p text:style-name="P1"><text:span text:style-name="T1">VOTE 1168123046 Campaign:ssss_uk_02A Validity:during Choice:Mark CONN:MIG01TU MSISDN:00777779229999 GUID:E272C8C4-C180-46ED-96FC-A880F9E6897B Shortcode:63334</text:span></text:p>
      <text:p text:style-name="P1"><text:span text:style-name="T1">VOTE 1168123046 Campaign:ssss_uk_02A Validity:during Choice:Mark CONN:MIG01XU MSISDN:00777773759999 GUID:22B70AEF-D659-4B12-82B6-6F2230FE672A Shortcode:63334</text:span></text:p>
      <text:p text:style-name="P1"><text:span text:style-name="T1">VOTE 1168123046 Campaign:ssss_uk_02A Validity:during Choice:Alan CONN:MIG01XU MSISDN:00777775549999 GUID:50C8017F-94EB-424F-A81F-738C34A5DF57 Shortcode:63334</text:span></text:p>
      <text:p text:style-name="P1"><text:span text:style-name="T1">VOTE 1168123046 Campaign:ssss_uk_02A Validity:during Choice:Mark CONN:MIG01XU MSISDN:00777773449999 GUID:CF22FEED-3B84-48B1-A126-950ECEFCAE16 Shortcode:63334</text:span></text:p>
      <text:p text:style-name="P1"><text:span text:style-name="T1">VOTE 1168123046 Campaign:ssss_uk_02A Validity:during Choice:Mark CONN:MIG01XU MSISDN:00777776029999 GUID:02965B10-70AC-47F8-BEB1-B61458929753 Shortcode:63334</text:span></text:p>
      <text:p text:style-name="P1"><text:span text:style-name="T1">VOTE 1168123046 Campaign:ssss_uk_02A Validity:during Choice:Alan CONN:MIG01OU </text:span><text:soft-page-break/><text:span text:style-name="T1">MSISDN:00777771969999 GUID:A834159C-19EF-4E3C-99F7-502A66BC03EF Shortcode:63334</text:span></text:p>
      <text:p text:style-name="P1"><text:span text:style-name="T1">VOTE 1168123046 Campaign:ssss_uk_02A Validity:during Choice:Mark CONN:MIG01XU MSISDN:00777773279999 GUID:E4B18568-7C93-4C7D-B0C9-26850CA7EC37 Shortcode:63334</text:span></text:p>
      <text:p text:style-name="P1"><text:span text:style-name="T1">VOTE 1168123046 Campaign:ssss_uk_02A Validity:during Choice:Alan CONN:MIG01XU MSISDN:00777775839999 GUID:6EC1F021-BB45-407E-AF04-381482E8EAD1 Shortcode:63334</text:span></text:p>
      <text:p text:style-name="P1"><text:span text:style-name="T1">VOTE 1168123046 Campaign:ssss_uk_02A Validity:during Choice:Alan CONN:MIG01XU MSISDN:00777778309999 GUID:241CDCFF-F2F2-4236-A244-7F040857B15A Shortcode:63334</text:span></text:p>
      <text:p text:style-name="P1"><text:span text:style-name="T1">VOTE 1168123046 Campaign:ssss_uk_02A Validity:during Choice:Mark CONN:MIG01XU MSISDN:00777778519999 GUID:E9DA795D-3463-4BB5-9B18-30B9D0C155AC Shortcode:63334</text:span></text:p>
      <text:p text:style-name="P1"><text:span text:style-name="T1">VOTE 1168123046 Campaign:ssss_uk_02A Validity:during Choice:Mark CONN:MIG01XU MSISDN:00777779249999 GUID:A3350FDE-4BF6-467F-A518-99952D74FE9B Shortcode:63334</text:span></text:p>
      <text:p text:style-name="P1"><text:span text:style-name="T1">VOTE 1168123047 Campaign:ssss_uk_02A Validity:during Choice:Alan CONN:MIG00VU MSISDN:00777779979999 GUID:AC9F882C-6134-47D3-BC3D-D13A1A5FC665 Shortcode:63334</text:span></text:p>
      <text:p text:style-name="P1"><text:span text:style-name="T1">VOTE 1168123047 Campaign:ssss_uk_02A Validity:during Choice:Mark CONN:MIG00VU MSISDN:00777770909999 GUID:D26725EF-EE2B-4D44-8242-766C00B0D748 Shortcode:63334</text:span></text:p>
      <text:p text:style-name="P1"><text:span text:style-name="T1">VOTE 1168123047 Campaign:ssss_uk_02A Validity:during Choice:Gemma CONN:MIG01OU MSISDN:00777775349999 GUID:0762A381-0B2D-4135-BFE8-CF2F9124116A Shortcode:63334</text:span></text:p>
      <text:p text:style-name="P1"><text:span text:style-name="T1">VOTE 1168123047 Campaign:ssss_uk_02A Validity:during Choice:Mark CONN:MIG01XU MSISDN:00777773459999 GUID:EED58D0E-0E6B-4D40-A9F0-6480A679274A Shortcode:63334</text:span></text:p>
      <text:p text:style-name="P1"><text:span text:style-name="T1">VOTE 1168123047 Campaign:ssss_uk_02A Validity:during Choice:Matthew CONN:MIG01XU MSISDN:00777776159999 GUID:866F0A41-3D3F-4251-8B32-FC26D289E1A7 Shortcode:63334</text:span></text:p>
      <text:p text:style-name="P1"><text:span text:style-name="T1">VOTE 1168123047 Campaign:ssss_uk_02A Validity:during Choice:Gemma CONN:MIG00VU MSISDN:00777777379999 GUID:C027E1E1-9D52-4E08-8482-E5ACE1F8435A Shortcode:63334</text:span></text:p>
      <text:p text:style-name="P1"><text:span text:style-name="T1">VOTE 1168123047 Campaign:ssss_uk_02A Validity:during Choice:Alan CONN:MIG01XU MSISDN:00777770349999 GUID:2F7C93EB-D8CC-4E2D-9570-02D425EF1FB1 Shortcode:63334</text:span></text:p>
      <text:p text:style-name="P1"><text:span text:style-name="T1">VOTE 1168123047 Campaign:ssss_uk_02A Validity:during Choice:Mark CONN:MIG01XU MSISDN:00777776169999 GUID:C6F98FF4-C22B-4149-BEC7-8C597615CF1F Shortcode:63334</text:span></text:p>
      <text:p text:style-name="P1"><text:span text:style-name="T1">VOTE 1168123047 Campaign:ssss_uk_02A Validity:during Choice:Mark CONN:MIG01XU MSISDN:00777776639999 GUID:6FC8CC08-6331-46DC-8387-D00335ADC89D Shortcode:63334</text:span></text:p>
      <text:p text:style-name="P1"><text:span text:style-name="T1">VOTE 1168123047 Campaign:ssss_uk_02A Validity:during Choice:Mark CONN:MIG00VU MSISDN:00777776379999 GUID:90805BB8-F45A-4660-95FC-0AD8591368B2 Shortcode:63334</text:span></text:p>
      <text:p text:style-name="P1"><text:span text:style-name="T1">VOTE 1168123048 Campaign:ssss_uk_02A Validity:during Choice:Mark CONN:MIG01XU MSISDN:00777777779999 GUID:EEFA1374-4C21-4885-A16E-46586DF3D868 Shortcode:63334</text:span></text:p>
      <text:p text:style-name="P1"><text:span text:style-name="T1">VOTE 1168123048 Campaign:ssss_uk_02A Validity:during Choice:Mark CONN:MIG01XU MSISDN:00777778339999 GUID:CE350BED-23C9-49BE-A88B-433B9187EA59 Shortcode:63334</text:span></text:p>
      <text:p text:style-name="P1"><text:span text:style-name="T1">VOTE 1168123048 Campaign:ssss_uk_02A Validity:during Choice:Gemma CONN:MIG01XU MSISDN:00777776029999 GUID:3ED1B6F8-3CE2-43D6-B0A7-ECE8B8CFB343 Shortcode:63334</text:span></text:p>
      <text:p text:style-name="P1"><text:span text:style-name="T1">VOTE 1168123048 Campaign:ssss_uk_02A Validity:during Choice:Gemma CONN:MIG01XU MSISDN:00777775779999 GUID:15583021-6B24-474B-A098-8942737C86DF Shortcode:63334</text:span></text:p>
      <text:p text:style-name="P1"><text:span text:style-name="T1">VOTE 1168123048 Campaign:ssss_uk_02A Validity:during Choice:Alan CONN:MIG00VU MSISDN:00777779779999 GUID:58C4DC11-7502-425D-B06E-AA6B484AE2A5 Shortcode:63334</text:span></text:p>
      <text:p text:style-name="P1"><text:span text:style-name="T1">VOTE 1168123048 Campaign:ssss_uk_02A Validity:during Choice:Alan CONN:MIG01OU MSISDN:00777774079999 GUID:6CC43B9B-6E77-4075-ABBD-D091D9263E4D Shortcode:63334</text:span></text:p>
      <text:p text:style-name="P1"><text:span text:style-name="T1">VOTE 1168123048 Campaign:ssss_uk_02A Validity:during Choice:Mark CONN:MIG01TU MSISDN:00777772059999 GUID:EB4CBA35-A244-4A28-BD76-9484D171AA8F Shortcode:63334</text:span></text:p>
      <text:p text:style-name="P1"><text:span text:style-name="T1">VOTE 1168122993 Campaign:ssss_uk_02A Validity:during Choice:Verity CONN:MIG01OU MSISDN:00777770429999 GUID:AD35B382-DFB1-4305-AA6F-C8146736A268 Shortcode:63334</text:span></text:p>
      <text:p text:style-name="P1"><text:span text:style-name="T1">VOTE 1168122993 Campaign:ssss_uk_02A Validity:during Choice:Verity CONN:MIG01OU MSISDN:00777774259999 GUID:99A080CE-E4BE-46F4-A4CA-C91E0FD499DD Shortcode:63334</text:span></text:p>
      <text:p text:style-name="P1"><text:span text:style-name="T1">VOTE 1168123048 Campaign:ssss_uk_02A Validity:during Choice:Alan CONN:MIG01OU MSISDN:00777779919999 GUID:ECB0A68D-85E6-453A-9820-4D8FBF0478CD Shortcode:63334</text:span></text:p>
      <text:p text:style-name="P1"><text:span text:style-name="T1">VOTE 1168122993 Campaign:ssss_uk_02A Validity:during Choice:Antony CONN:MIG01OU MSISDN:00777778369999 GUID:EB0F90C1-09A6-4C0F-8217-0AC09BED1185 Shortcode:63334</text:span></text:p>
      <text:p text:style-name="P1"><text:span text:style-name="T1">VOTE 1168123049 Campaign:ssss_uk_02A Validity:during Choice:Gemma CONN:MIG00VU MSISDN:00777779519999 GUID:B7C16F87-8A18-4004-A8AB-AADDC40E2FFA Shortcode:63334</text:span></text:p>
      <text:p text:style-name="P1"><text:span text:style-name="T1">VOTE 1168123049 Campaign:ssss_uk_02A Validity:during Choice:Gemma CONN:MIG01OU MSISDN:00777777429999 GUID:41D22A70-E397-4BF4-AC29-5C91FB00CF5F Shortcode:63334</text:span></text:p>
      <text:p text:style-name="P1"><text:span text:style-name="T1">VOTE 1168123049 Campaign:ssss_uk_02A Validity:during Choice:Mark CONN:MIG01XU MSISDN:00777771629999 GUID:DFFB53F5-DC45-4961-BFAB-289621837B25 Shortcode:63334</text:span></text:p>
      <text:p text:style-name="P1"><text:span text:style-name="T1">VOTE 1168123049 Campaign:ssss_uk_02A Validity:during Choice:Mark CONN:MIG00VU MSISDN:00777775799999 GUID:ADA55609-E3A8-43BB-BBD4-5A97146FE6FD Shortcode:63334</text:span></text:p>
      <text:p text:style-name="P1"><text:span text:style-name="T1">VOTE 1168123049 Campaign:ssss_uk_02A Validity:during Choice:Mark CONN:MIG01XU </text:span><text:soft-page-break/><text:span text:style-name="T1">MSISDN:00777775039999 GUID:CFDFC065-7F2C-4BBD-BE52-34C2B45A9744 Shortcode:63334</text:span></text:p>
      <text:p text:style-name="P1"><text:span text:style-name="T1">VOTE 1168123049 Campaign:ssss_uk_02A Validity:during Choice:Tupele CONN:MIG00VU MSISDN:00777776299999 GUID:61DB5550-8531-4E52-AF38-9EFEA6335FA3 Shortcode:63334</text:span></text:p>
      <text:p text:style-name="P1"><text:span text:style-name="T1">VOTE 1168123049 Campaign:ssss_uk_02A Validity:during Choice:Mark CONN:MIG01XU MSISDN:00777779719999 GUID:D2E856AF-F9D0-49CC-AB19-B0D4CF50A5D6 Shortcode:63334</text:span></text:p>
      <text:p text:style-name="P1"><text:span text:style-name="T1">VOTE 1168123049 Campaign:ssss_uk_02A Validity:during Choice:Mark CONN:MIG01XU MSISDN:00777772789999 GUID:71B5C36C-3B3F-48FC-84C4-1083ABA45730 Shortcode:63334</text:span></text:p>
      <text:p text:style-name="P1"><text:span text:style-name="T1">VOTE 1168123049 Campaign:ssss_uk_02A Validity:during Choice:Mark CONN:MIG01XU MSISDN:00777776149999 GUID:EBFBB323-1369-49A4-95EE-AF234D39DBD2 Shortcode:63334</text:span></text:p>
      <text:p text:style-name="P1"><text:span text:style-name="T1">VOTE 1168123049 Campaign:ssss_uk_02A Validity:during Choice:Gemma CONN:MIG01XU MSISDN:00777775509999 GUID:85080B6D-1C11-4953-A3F1-F5DB2099B4C2 Shortcode:63334</text:span></text:p>
      <text:p text:style-name="P1"><text:span text:style-name="T1">VOTE 1168123049 Campaign:ssss_uk_02A Validity:during Choice:Mark CONN:MIG01XU MSISDN:00777777969999 GUID:DA5AFD50-A2EA-4A0C-8EE0-0C6D1081475A Shortcode:63334</text:span></text:p>
      <text:p text:style-name="P1"><text:span text:style-name="T1">VOTE 1168123049 Campaign:ssss_uk_02A Validity:during Choice:Matthew CONN:MIG01XU MSISDN:00777775799999 GUID:1A0E2AEA-06F1-4B1A-AD8A-C6A26304ED5F Shortcode:63334</text:span></text:p>
      <text:p text:style-name="P1"><text:span text:style-name="T1">VOTE 1168123050 Campaign:ssss_uk_02A Validity:during Choice:Mark CONN:MIG01OU MSISDN:00777777309999 GUID:D72F0644-2E5A-4022-B9C9-2C8CF41A0214 Shortcode:63334</text:span></text:p>
      <text:p text:style-name="P1"><text:span text:style-name="T1">VOTE 1168123050 Campaign:ssss_uk_02A Validity:during Choice:Alan CONN:MIG01XU MSISDN:00777778049999 GUID:1328A980-42E5-4BD8-ACF5-B968568A8B13 Shortcode:63334</text:span></text:p>
      <text:p text:style-name="P1"><text:span text:style-name="T1">VOTE 1168123050 Campaign:ssss_uk_02A Validity:during Choice:Matthew CONN:MIG01XU MSISDN:00777776519999 GUID:2F19F01C-77F8-450F-BEF9-8031CBD73E75 Shortcode:63334</text:span></text:p>
      <text:p text:style-name="P1"><text:span text:style-name="T1">VOTE 1168123050 Campaign:ssss_uk_02A Validity:during Choice:Mark CONN:MIG01XU MSISDN:00777775479999 GUID:2FF59D8F-0C0A-47E4-AA16-31B246C0EB15 Shortcode:63334</text:span></text:p>
      <text:p text:style-name="P1"><text:span text:style-name="T1">VOTE 1168123050 Campaign:ssss_uk_02A Validity:during Choice:Leon CONN:MIG01XU MSISDN:00777770619999 GUID:10F253B4-E4E3-4595-AF58-ADC5AE06B2F3 Shortcode:63334</text:span></text:p>
      <text:p text:style-name="P1"><text:span text:style-name="T1">VOTE 1168123049 Campaign:ssss_uk_02A Validity:during Choice:Matthew CONN:MIG01TU MSISDN:00777773869999 GUID:F7E753F4-DC5F-44C0-BB3B-25CEEE501C28 Shortcode:63334</text:span></text:p>
      <text:p text:style-name="P1"><text:span text:style-name="T1">VOTE 1168123050 Campaign:ssss_uk_02A Validity:during Choice:Alan CONN:MIG01OU MSISDN:00777776989999 GUID:D46F2E74-4D12-48A6-9E9A-3EC9BF0B0AD2 Shortcode:63334</text:span></text:p>
      <text:p text:style-name="P1"><text:span text:style-name="T1">VOTE 1168123050 Campaign:ssss_uk_02A Validity:during Choice:Mark CONN:MIG00VU MSISDN:00777775969999 GUID:4E7C894F-60AD-4A6B-A64C-BB0131960BAE Shortcode:63334</text:span></text:p>
      <text:p text:style-name="P1"><text:span text:style-name="T1">VOTE 1168123050 Campaign:ssss_uk_02A Validity:during Choice:Alan CONN:MIG01HU MSISDN:00777778769999 GUID:8DF2126C-1C09-485F-AA19-720C5176B71B Shortcode:63334</text:span></text:p>
      <text:p text:style-name="P1"><text:span text:style-name="T1">VOTE 1168123050 Campaign:ssss_uk_02A Validity:during Choice:Alan CONN:MIG00VU MSISDN:00777776869999 GUID:06A927FE-03C6-43F6-BFAA-1BD7BB510B46 Shortcode:63334</text:span></text:p>
      <text:p text:style-name="P1"><text:span text:style-name="T1">VOTE 1168123051 Campaign:ssss_uk_02A Validity:during Choice:Antony CONN:MIG01OU MSISDN:00777770879999 GUID:9FD6AE32-AE27-461B-A435-5DF7CCA064C5 Shortcode:63334</text:span></text:p>
      <text:p text:style-name="P1"><text:span text:style-name="T1">VOTE 1168123051 Campaign:ssss_uk_02A Validity:during Choice:Alan CONN:MIG01XU MSISDN:00777774189999 GUID:BD180C65-C348-4E4A-866D-B5B32F1774A8 Shortcode:63334</text:span></text:p>
      <text:p text:style-name="P1"><text:span text:style-name="T1">VOTE 1168123051 Campaign:ssss_uk_02A Validity:during Choice:Gemma CONN:MIG01XU MSISDN:00777774169999 GUID:FE4338DB-8C92-4F47-9C0B-4ABA0F4746C9 Shortcode:63334</text:span></text:p>
      <text:p text:style-name="P1"><text:span text:style-name="T1">VOTE 1168123051 Campaign:ssss_uk_02A Validity:during Choice:Gemma CONN:MIG01XU MSISDN:00777772019999 GUID:39DACEDF-F338-40C4-8802-E68456818B6F Shortcode:63334</text:span></text:p>
      <text:p text:style-name="P1"><text:span text:style-name="T1">VOTE 1168123051 Campaign:ssss_uk_02A Validity:during Choice:Matthew CONN:MIG01XU MSISDN:00777775819999 GUID:16514B86-3CFE-47AF-BF4C-8014450D2D0A Shortcode:63334</text:span></text:p>
      <text:p text:style-name="P1"><text:span text:style-name="T1">VOTE 1168123051 Campaign:ssss_uk_02A Validity:during Choice:Alan CONN:MIG01XU MSISDN:00777772259999 GUID:75F500FE-7452-4B16-81FE-E6D35665D939 Shortcode:63334</text:span></text:p>
      <text:p text:style-name="P1"><text:span text:style-name="T1">VOTE 1168123051 Campaign:ssss_uk_02A Validity:during Choice:Tupele CONN:MIG01XU MSISDN:00777778369999 GUID:78DD0FAE-3E90-4B02-93CB-AE297E55CC77 Shortcode:63334</text:span></text:p>
      <text:p text:style-name="P1"><text:span text:style-name="T1">VOTE 1168123051 Campaign:ssss_uk_02A Validity:during Choice:Alan CONN:MIG01XU MSISDN:00777770309999 GUID:8DB29BEA-0F82-47DB-95EC-4F46161477CD Shortcode:63334</text:span></text:p>
      <text:p text:style-name="P1"><text:span text:style-name="T1">VOTE 1168123051 Campaign:ssss_uk_02A Validity:during Choice:Alan CONN:MIG01XU MSISDN:00777770159999 GUID:142DED4E-B1BF-47F9-A726-BC1804B88081 Shortcode:63334</text:span></text:p>
      <text:p text:style-name="P1"><text:span text:style-name="T1">VOTE 1168123051 Campaign:ssss_uk_02A Validity:during Choice:Gemma CONN:MIG01XU MSISDN:00777779849999 GUID:AFFC4096-99C0-46EA-961B-9CBA680022DE Shortcode:63334</text:span></text:p>
      <text:p text:style-name="P1"><text:span text:style-name="T1">VOTE 1168123051 Campaign:ssss_uk_02A Validity:during Choice:Alan CONN:MIG01XU MSISDN:00777775359999 GUID:3AEF3360-C8DC-42C4-8C46-ED2CA75EE32D Shortcode:63334</text:span></text:p>
      <text:p text:style-name="P1"><text:span text:style-name="T1">VOTE 1168123051 Campaign:ssss_uk_02A Validity:during Choice:Alan CONN:MIG01XU MSISDN:00777776269999 GUID:C4BC9C39-60A4-423D-841B-ACFC26A6B751 Shortcode:63334</text:span></text:p>
      <text:p text:style-name="P1"><text:span text:style-name="T1">VOTE 1168123051 Campaign:ssss_uk_02A Validity:during Choice:Gemma CONN:MIG00VU MSISDN:00777778919999 GUID:DAD2DC55-95A6-4DBF-A745-DAE62658DACB Shortcode:63334</text:span></text:p>
      <text:p text:style-name="P1"><text:span text:style-name="T1">VOTE 1168123051 Campaign:ssss_uk_02A Validity:during Choice:Alan CONN:MIG01XU </text:span><text:soft-page-break/><text:span text:style-name="T1">MSISDN:00777774249999 GUID:F632262A-0DC6-4B9A-94F7-91C49058F20E Shortcode:63334</text:span></text:p>
      <text:p text:style-name="P1"><text:span text:style-name="T1">VOTE 1168123051 Campaign:ssss_uk_02A Validity:during Choice:Alan CONN:MIG01XU MSISDN:00777771749999 GUID:C9140F1D-7399-4953-AFB0-62E3A9745D3D Shortcode:63334</text:span></text:p>
      <text:p text:style-name="P1"><text:span text:style-name="T1">VOTE 1168123051 Campaign:ssss_uk_02A Validity:during Choice:Matthew CONN:MIG01OU MSISDN:00777770929999 GUID:7CBBE74B-88A3-4E0A-8EFB-71DFCE41BC90 Shortcode:63334</text:span></text:p>
      <text:p text:style-name="P1"><text:span text:style-name="T1">VOTE 1168123051 Campaign:ssss_uk_02A Validity:during Choice:Gemma CONN:MIG01XU MSISDN:00777770679999 GUID:38E5DB8A-00D0-4106-BB01-2A97389F8122 Shortcode:63334</text:span></text:p>
      <text:p text:style-name="P1"><text:span text:style-name="T1">VOTE 1168123051 Campaign:ssss_uk_02A Validity:during Choice:Gemma CONN:MIG00VU MSISDN:00777774169999 GUID:DE0FC3FD-9EDC-4A25-9FE3-CE6F0E10F666 Shortcode:63334</text:span></text:p>
      <text:p text:style-name="P1"><text:span text:style-name="T1">VOTE 1168123052 Campaign:ssss_uk_02A Validity:during Choice:Gemma CONN:MIG00VU MSISDN:00777778249999 GUID:FC1E7BF4-DCE8-43BD-A7D6-B29AA9C03CFF Shortcode:63334</text:span></text:p>
      <text:p text:style-name="P1"><text:span text:style-name="T1">VOTE 1168123052 Campaign:ssss_uk_02A Validity:during Choice:Alan CONN:MIG01XU MSISDN:00777771919999 GUID:6B028383-3B88-46CF-B4D3-EF65C480A553 Shortcode:63334</text:span></text:p>
      <text:p text:style-name="P1"><text:span text:style-name="T1">VOTE 1168123052 Campaign:ssss_uk_02A Validity:during Choice:Mark CONN:MIG01XU MSISDN:00777771049999 GUID:5521E740-7BBF-4044-AEA0-039E023842C2 Shortcode:63334</text:span></text:p>
      <text:p text:style-name="P1"><text:span text:style-name="T1">VOTE 1168123052 Campaign:ssss_uk_02A Validity:during Choice:Matthew CONN:MIG00VU MSISDN:00777779339999 GUID:2FB7FE61-0557-4BDA-8822-01D2E2FE3673 Shortcode:63334</text:span></text:p>
      <text:p text:style-name="P1"><text:span text:style-name="T1">VOTE 1168123052 Campaign:ssss_uk_02A Validity:during Choice:Mark CONN:MIG01XU MSISDN:00777779349999 GUID:85EE3177-8F9D-43D9-ABF6-55C6A0E2D956 Shortcode:63334</text:span></text:p>
      <text:p text:style-name="P1"><text:span text:style-name="T1">VOTE 1168123052 Campaign:ssss_uk_02A Validity:during Choice:Alan CONN:MIG01TU MSISDN:00777774999999 GUID:602201F3-E27E-4EE5-8F5E-80C02F4DDE93 Shortcode:63334</text:span></text:p>
      <text:p text:style-name="P1"><text:span text:style-name="T1">VOTE 1168123052 Campaign:ssss_uk_02A Validity:during Choice:Gemma CONN:MIG00VU MSISDN:00777779929999 GUID:A78E073B-B6E8-4834-A153-0BD9B1A32610 Shortcode:63334</text:span></text:p>
      <text:p text:style-name="P1"><text:span text:style-name="T1">VOTE 1168123052 Campaign:ssss_uk_02A Validity:during Choice:Gemma CONN:MIG01OU MSISDN:00777776829999 GUID:E58BD9C7-49C4-402A-A932-B74401426CDD Shortcode:63334</text:span></text:p>
      <text:p text:style-name="P1"><text:span text:style-name="T1">VOTE 1168123052 Campaign:ssss_uk_02A Validity:during Choice:Gemma CONN:MIG00VU MSISDN:00777778659999 GUID:93337D94-9000-4545-A4F3-E980E9712683 Shortcode:63334</text:span></text:p>
      <text:p text:style-name="P1"><text:span text:style-name="T1">VOTE 1168123052 Campaign:ssss_uk_02A Validity:during Choice:Mark CONN:MIG01TU MSISDN:00777777639999 GUID:52AF6A48-46D9-4F99-9DC6-D98192C587F5 Shortcode:63334</text:span></text:p>
      <text:p text:style-name="P1"><text:span text:style-name="T1">VOTE 1168123052 Campaign:ssss_uk_02A Validity:during Choice:Alan CONN:MIG00VU MSISDN:00777770869999 GUID:DDFBEAA7-4AF3-44A1-A2CD-9540BC76D36C Shortcode:63334</text:span></text:p>
      <text:p text:style-name="P1"><text:span text:style-name="T1">VOTE 1168123052 Campaign:ssss_uk_02A Validity:during Choice:Gemma CONN:MIG01XU MSISDN:00777776209999 GUID:819775EA-C8C5-4617-9188-09FAD87D1FCB Shortcode:63334</text:span></text:p>
      <text:p text:style-name="P1"><text:span text:style-name="T1">VOTE 1168123052 Campaign:ssss_uk_02A Validity:during Choice:Mark CONN:MIG01XU MSISDN:00777774959999 GUID:F8A4C714-D743-4C7C-AAE7-46FE5DF7C83F Shortcode:63334</text:span></text:p>
      <text:p text:style-name="P1"><text:span text:style-name="T1">VOTE 1168123052 Campaign:ssss_uk_02A Validity:during Choice:Mark CONN:MIG01XU MSISDN:00777771019999 GUID:14C9B891-7648-4BDA-8490-5DCBDF19C4B7 Shortcode:63334</text:span></text:p>
      <text:p text:style-name="P1"><text:span text:style-name="T1">VOTE 1168123052 Campaign:ssss_uk_02A Validity:during Choice:Alan CONN:MIG01XU MSISDN:00777774579999 GUID:9E194A1C-E573-4647-AD72-27583E4F1134 Shortcode:63334</text:span></text:p>
      <text:p text:style-name="P1"><text:span text:style-name="T1">VOTE 1168123053 Campaign:ssss_uk_02A Validity:during Choice:Mark CONN:MIG01XU MSISDN:00777773019999 GUID:EFB6F55F-3CF1-4097-AA0E-995C06E049E6 Shortcode:63334</text:span></text:p>
      <text:p text:style-name="P1"><text:span text:style-name="T1">VOTE 1168123053 Campaign:ssss_uk_02A Validity:during Choice:Mark CONN:MIG01XU MSISDN:00777772329999 GUID:FB86A093-E196-44B5-BBC5-29A8C16FDF74 Shortcode:63334</text:span></text:p>
      <text:p text:style-name="P1"><text:span text:style-name="T1">VOTE 1168123053 Campaign:ssss_uk_02A Validity:during Choice:Gemma CONN:MIG00VU MSISDN:00777778249999 GUID:7BF113EB-002B-45F1-AB67-04816BD1AD59 Shortcode:63334</text:span></text:p>
      <text:p text:style-name="P1"><text:span text:style-name="T1">VOTE 1168123053 Campaign:ssss_uk_02A Validity:during Choice:Mark CONN:MIG01XU MSISDN:00777775249999 GUID:1B1A3490-0743-4288-9952-1206D00C97FE Shortcode:63334</text:span></text:p>
      <text:p text:style-name="P1"><text:span text:style-name="T1">VOTE 1168123053 Campaign:ssss_uk_02A Validity:during Choice:Gemma CONN:MIG01XU MSISDN:00777772069999 GUID:3A775C98-9AE9-407C-8E50-ADF3F6142F0C Shortcode:63334</text:span></text:p>
      <text:p text:style-name="P1"><text:span text:style-name="T1">VOTE 1168123053 Campaign:ssss_uk_02A Validity:during Choice:Gemma CONN:MIG01XU MSISDN:00777775819999 GUID:4AADC545-0374-4FB8-BB5A-64BEAC0D35DC Shortcode:63334</text:span></text:p>
      <text:p text:style-name="P1"><text:span text:style-name="T1">VOTE 1168123053 Campaign:ssss_uk_02A Validity:during Choice:Mark CONN:MIG01XU MSISDN:00777771439999 GUID:C43C42D4-C8BC-4776-8F9C-213655EA9C5F Shortcode:63334</text:span></text:p>
      <text:p text:style-name="P1"><text:span text:style-name="T1">VOTE 1168123053 Campaign:ssss_uk_02A Validity:during Choice:Gemma CONN:MIG01XU MSISDN:00777770539999 GUID:AF3579B5-7B77-4A2C-8711-B8B4EAC6EED4 Shortcode:63334</text:span></text:p>
      <text:p text:style-name="P1"><text:span text:style-name="T1">VOTE 1168123053 Campaign:ssss_uk_02A Validity:during Choice:Alan CONN:MIG01OU MSISDN:00777776969999 GUID:13FC0F5C-C4D6-4C3C-97B8-15574510DDAC Shortcode:63334</text:span></text:p>
      <text:p text:style-name="P1"><text:span text:style-name="T1">VOTE 1168123053 Campaign:ssss_uk_02A Validity:during Choice:Gemma CONN:MIG01XU MSISDN:00777771329999 GUID:C910EA69-4777-4FD4-8FAF-04912B23AD29 Shortcode:63334</text:span></text:p>
      <text:p text:style-name="P1"><text:span text:style-name="T1">VOTE 1168123053 Campaign:ssss_uk_02A Validity:during Choice:Tupele CONN:MIG00VU MSISDN:00777777859999 GUID:7AED53D9-44DC-450A-A6B9-BCCD91D39407 Shortcode:63334</text:span></text:p>
      <text:p text:style-name="P1"><text:span text:style-name="T1">VOTE 1168123053 Campaign:ssss_uk_02A Validity:during Choice:Matthew CONN:MIG01XU </text:span><text:soft-page-break/><text:span text:style-name="T1">MSISDN:00777776099999 GUID:DB513720-2847-488A-A1C7-87EC1E77CF88 Shortcode:63334</text:span></text:p>
      <text:p text:style-name="P1"><text:span text:style-name="T1">VOTE 1168123053 Campaign:ssss_uk_02A Validity:during Choice:Mark CONN:MIG01XU MSISDN:00777775629999 GUID:C06B1C76-6137-4B7D-896A-BFC1CB23D162 Shortcode:63334</text:span></text:p>
      <text:p text:style-name="P1"><text:span text:style-name="T1">VOTE 1168123053 Campaign:ssss_uk_02A Validity:during Choice:Mark CONN:MIG01XU MSISDN:00777774929999 GUID:F482D230-E2D0-4F9B-B4EB-4FB7B30ABBD3 Shortcode:63334</text:span></text:p>
      <text:p text:style-name="P1"><text:span text:style-name="T1">VOTE 1168123053 Campaign:ssss_uk_02A Validity:during Choice:Gemma CONN:MIG01XU MSISDN:00777772619999 GUID:CBD04BED-6C28-47B3-98E9-2B982F4B02DA Shortcode:63334</text:span></text:p>
      <text:p text:style-name="P1"><text:span text:style-name="T1">VOTE 1168123053 Campaign:ssss_uk_02A Validity:during Choice:Gemma CONN:MIG00VU MSISDN:00777773589999 GUID:26090663-EDD2-46B4-BFB8-31E685401A32 Shortcode:63334</text:span></text:p>
      <text:p text:style-name="P1"><text:span text:style-name="T1">VOTE 1168123053 Campaign:ssss_uk_02A Validity:during Choice:Tupele CONN:MIG00VU MSISDN:00777776399999 GUID:9045532B-FBCD-4EFA-A180-0E0D68B9FA83 Shortcode:63334</text:span></text:p>
      <text:p text:style-name="P1"><text:span text:style-name="T1">VOTE 1168123053 Campaign:ssss_uk_02A Validity:during Choice:Mark CONN:MIG01OU MSISDN:00777777149999 GUID:58C04656-804B-4302-A014-9F60743AA09C Shortcode:63334</text:span></text:p>
      <text:p text:style-name="P1"><text:span text:style-name="T1">VOTE 1168123053 Campaign:ssss_uk_02A Validity:during Choice:Mark CONN:MIG01XU MSISDN:00777779629999 GUID:60E57DE9-EC97-48A1-9826-E4B129DA6889 Shortcode:63334</text:span></text:p>
      <text:p text:style-name="P1"><text:span text:style-name="T1">VOTE 1168123053 Campaign:ssss_uk_02A Validity:during Choice:Gemma CONN:MIG01XU MSISDN:00777772559999 GUID:03E601E7-6F34-4E05-A537-5E1AAFD8DA71 Shortcode:63334</text:span></text:p>
      <text:p text:style-name="P1"><text:span text:style-name="T1">VOTE 1168123053 Campaign:ssss_uk_02A Validity:during Choice:Mark CONN:MIG01XU MSISDN:00777774689999 GUID:FF973DC1-DAFD-46E4-AEEA-BCB5C514FC6C Shortcode:63334</text:span></text:p>
      <text:p text:style-name="P1"><text:span text:style-name="T1">VOTE 1168123053 Campaign:ssss_uk_02A Validity:during Choice:Alan CONN:MIG01XU MSISDN:00777775609999 GUID:6A40789B-9AC7-493D-8FA8-0C84C8DBF78C Shortcode:63334</text:span></text:p>
      <text:p text:style-name="P1"><text:span text:style-name="T1">VOTE 1168123053 Campaign:ssss_uk_02A Validity:during Choice:Mark CONN:MIG00VU MSISDN:00777775219999 GUID:A8F743B2-7BC3-4DFE-993E-32092D5FF229 Shortcode:63334</text:span></text:p>
      <text:p text:style-name="P1"><text:span text:style-name="T1">VOTE 1168123053 Campaign:ssss_uk_02A Validity:during Choice:Alan CONN:MIG01TU MSISDN:00777774279999 GUID:EA4DB66C-4E0C-49F5-ADCD-0C32B59BAFE2 Shortcode:63334</text:span></text:p>
      <text:p text:style-name="P1"><text:span text:style-name="T1">VOTE 1168123054 Campaign:ssss_uk_02A Validity:during Choice:Alan CONN:MIG00VU MSISDN:00777771909999 GUID:19E4BBC9-8811-4B91-96F1-28694D748E1A Shortcode:63334</text:span></text:p>
      <text:p text:style-name="P1"><text:span text:style-name="T1">VOTE 1168123054 Campaign:ssss_uk_02A Validity:during Choice:Antony CONN:MIG01TU MSISDN:00777770429999 GUID:930D008C-375B-4799-8653-4DE8529C401A Shortcode:63334</text:span></text:p>
      <text:p text:style-name="P1"><text:span text:style-name="T1">VOTE 1168123054 Campaign:ssss_uk_02A Validity:during Choice:Leon CONN:MIG00VU MSISDN:00777779749999 GUID:AD7FBA4A-87DC-4DA3-8979-361A286B5BAA Shortcode:63334</text:span></text:p>
      <text:p text:style-name="P1"><text:span text:style-name="T1">VOTE 1168123054 Campaign:ssss_uk_02A Validity:during Choice:Gemma CONN:MIG00VU MSISDN:00777770169999 GUID:7468BC1F-E176-4D38-BF8B-C6AD8C257725 Shortcode:63334</text:span></text:p>
      <text:p text:style-name="P1"><text:span text:style-name="T1">VOTE 1168123054 Campaign:ssss_uk_02A Validity:during Choice:Antony CONN:MIG01OU MSISDN:00777777009999 GUID:45C43587-E483-45CE-95B5-29A1A1E1AC68 Shortcode:63334</text:span></text:p>
      <text:p text:style-name="P1"><text:span text:style-name="T1">VOTE 1168123054 Campaign:ssss_uk_02A Validity:during Choice:Mark CONN:MIG01XU MSISDN:00777774759999 GUID:42213F99-F141-41B0-A814-F96E2F3E54CA Shortcode:63334</text:span></text:p>
      <text:p text:style-name="P1"><text:span text:style-name="T1">VOTE 1168123054 Campaign:ssss_uk_02A Validity:during Choice:Mark CONN:MIG01XU MSISDN:00777771579999 GUID:B458F2CC-64BE-4222-8CDA-90AA1CF9E232 Shortcode:63334</text:span></text:p>
      <text:p text:style-name="P1"><text:span text:style-name="T1">VOTE 1168123054 Campaign:ssss_uk_02A Validity:during Choice:Gemma CONN:MIG01XU MSISDN:00777771019999 GUID:E29447AF-91B4-4EB3-8797-C18507E3F2AB Shortcode:63334</text:span></text:p>
      <text:p text:style-name="P1"><text:span text:style-name="T1">VOTE 1168123054 Campaign:ssss_uk_02A Validity:during Choice:Alan CONN:MIG01XU MSISDN:00777776959999 GUID:16F72A1C-9CCD-434E-AFC6-916A1FF6C2C5 Shortcode:63334</text:span></text:p>
      <text:p text:style-name="P1"><text:span text:style-name="T1">VOTE 1168123054 Campaign:ssss_uk_02A Validity:during Choice:Alan CONN:MIG01OU MSISDN:00777775199999 GUID:FC44F0FD-FFBE-43BC-9D68-4FAA94F6DF20 Shortcode:63334</text:span></text:p>
      <text:p text:style-name="P1"><text:span text:style-name="T1">VOTE 1168123054 Campaign:ssss_uk_02A Validity:during Choice:Alan CONN:MIG01XU MSISDN:00777773119999 GUID:4E845E5D-8D05-4354-B9AD-49633B706BC0 Shortcode:63334</text:span></text:p>
      <text:p text:style-name="P1"><text:span text:style-name="T1">VOTE 1168123054 Campaign:ssss_uk_02A Validity:during Choice:Mark CONN:MIG01XU MSISDN:00777773199999 GUID:2963FB73-EA5A-46A9-AD67-BBD05867A389 Shortcode:63334</text:span></text:p>
      <text:p text:style-name="P1"><text:span text:style-name="T1">VOTE 1168123054 Campaign:ssss_uk_02A Validity:during Choice:Mark CONN:MIG01XU MSISDN:00777772869999 GUID:96E180CD-7D86-4D7E-B960-C574C1F6CC7E Shortcode:63334</text:span></text:p>
      <text:p text:style-name="P1"><text:span text:style-name="T1">VOTE 1168123054 Campaign:ssss_uk_02A Validity:during Choice:Antony CONN:MIG01XU MSISDN:00777771919999 GUID:BB592E26-EE0D-4A48-85A3-9548F54A20A2 Shortcode:63334</text:span></text:p>
      <text:p text:style-name="P1"><text:span text:style-name="T1">VOTE 1168123054 Campaign:ssss_uk_02A Validity:during Choice:Mark CONN:MIG01XU MSISDN:00777771679999 GUID:B65146C8-25BD-4944-A4F5-4613B5598938 Shortcode:63334</text:span></text:p>
      <text:p text:style-name="P1"><text:span text:style-name="T1">VOTE 1168123054 Campaign:ssss_uk_02A Validity:during Choice:Antony CONN:MIG01XU MSISDN:00777777959999 GUID:5F448EB9-2E51-4A5C-AC60-F549B0BCC279 Shortcode:63334</text:span></text:p>
      <text:p text:style-name="P1"><text:span text:style-name="T1">VOTE 1168123054 Campaign:ssss_uk_02A Validity:during Choice:Mark CONN:MIG01XU MSISDN:00777774789999 GUID:7C4CB940-97C2-403D-8834-58020DD95307 Shortcode:63334</text:span></text:p>
      <text:p text:style-name="P1"><text:span text:style-name="T1">VOTE 1168123054 Campaign:ssss_uk_02A Validity:during Choice:Alan CONN:MIG01XU MSISDN:00777772819999 GUID:5561BFF9-66FC-4809-8C67-2C579E32085F Shortcode:63334</text:span></text:p>
      <text:p text:style-name="P1"><text:span text:style-name="T1">VOTE 1168123054 Campaign:ssss_uk_02A Validity:during Choice:Mark CONN:MIG01XU </text:span><text:soft-page-break/><text:span text:style-name="T1">MSISDN:00777778739999 GUID:5413B564-7870-4070-9D06-3B9A8D1E54EC Shortcode:63334</text:span></text:p>
      <text:p text:style-name="P1"><text:span text:style-name="T1">VOTE 1168123054 Campaign:ssss_uk_02A Validity:during Choice:Mark CONN:MIG01XU MSISDN:00777775469999 GUID:FAF088B7-0990-4B47-943B-47E50A9194EB Shortcode:63334</text:span></text:p>
      <text:p text:style-name="P1"><text:span text:style-name="T1">VOTE 1168123054 Campaign:ssss_uk_02A Validity:during Choice:Matthew CONN:MIG01XU MSISDN:00777773379999 GUID:5473A26C-54AB-4F01-B0A8-37CBEA75239C Shortcode:63334</text:span></text:p>
      <text:p text:style-name="P1"><text:span text:style-name="T1">VOTE 1168123054 Campaign:ssss_uk_02A Validity:during Choice:Hayley CONN:MIG01XU MSISDN:00777774389999 GUID:6F591D2D-57CD-42F9-8A8D-19FE4E5E5FC9 Shortcode:63334</text:span></text:p>
      <text:p text:style-name="P1"><text:span text:style-name="T1">VOTE 1168123054 Campaign:ssss_uk_02A Validity:during Choice:Alan CONN:MIG01HU MSISDN:00777776179999 GUID:007F3043-AA57-4547-9340-11E1A808E28F Shortcode:63334</text:span></text:p>
      <text:p text:style-name="P1"><text:span text:style-name="T1">VOTE 1168123054 Campaign:ssss_uk_02A Validity:during Choice:Alan CONN:MIG01XU MSISDN:00777775279999 GUID:81FDD211-A45D-4273-8087-83D01BA4052F Shortcode:63334</text:span></text:p>
      <text:p text:style-name="P1"><text:span text:style-name="T1">VOTE 1168123055 Campaign:ssss_uk_02A Validity:during Choice:Gemma CONN:MIG01XU MSISDN:00777775689999 GUID:49F28698-7721-423E-9E88-04B9076CC947 Shortcode:63334</text:span></text:p>
      <text:p text:style-name="P1"><text:span text:style-name="T1">VOTE 1168123055 Campaign:ssss_uk_02A Validity:during Choice:Mark CONN:MIG01XU MSISDN:00777773849999 GUID:F1623151-FD61-4B5F-95C0-B5C0B9AEBF4A Shortcode:63334</text:span></text:p>
      <text:p text:style-name="P1"><text:span text:style-name="T1">VOTE 1168123055 Campaign:ssss_uk_02A Validity:during Choice:Alan CONN:MIG01XU MSISDN:00777771249999 GUID:FAE6D8B4-178E-4B06-8BD3-B80D4C0EDCFB Shortcode:63334</text:span></text:p>
      <text:p text:style-name="P1"><text:span text:style-name="T1">VOTE 1168123055 Campaign:ssss_uk_02A Validity:during Choice:Alan CONN:MIG00VU MSISDN:00777779809999 GUID:43DEC801-C6C9-416E-B25E-7CB9C66C7F1B Shortcode:63334</text:span></text:p>
      <text:p text:style-name="P1"><text:span text:style-name="T1">VOTE 1168123055 Campaign:ssss_uk_02A Validity:during Choice:Alan CONN:MIG00VU MSISDN:00777775759999 GUID:17B60B99-CF89-42B2-A7EF-B0CC9A247723 Shortcode:63334</text:span></text:p>
      <text:p text:style-name="P1"><text:span text:style-name="T1">VOTE 1168123055 Campaign:ssss_uk_02A Validity:during Choice:Alan CONN:MIG01XU MSISDN:00777779489999 GUID:1AFDEDE4-F987-4061-A9AC-6C07AA987891 Shortcode:63334</text:span></text:p>
      <text:p text:style-name="P1"><text:span text:style-name="T1">VOTE 1168123055 Campaign:ssss_uk_02A Validity:during Choice:Gemma CONN:MIG01XU MSISDN:00777770529999 GUID:0E05B273-C398-433E-BCDB-BB735D391D8B Shortcode:63334</text:span></text:p>
      <text:p text:style-name="P1"><text:span text:style-name="T1">VOTE 1168123055 Campaign:ssss_uk_02A Validity:during Choice:Matthew CONN:MIG00VU MSISDN:00777770919999 GUID:A6ED2539-8A98-47AB-B697-D999ACB80C69 Shortcode:63334</text:span></text:p>
      <text:p text:style-name="P1"><text:span text:style-name="T1">VOTE 1168123055 Campaign:ssss_uk_02A Validity:during Choice:Alan CONN:MIG01XU MSISDN:00777770899999 GUID:4DF021AA-9594-4A25-B0B1-3F1EEF592927 Shortcode:63334</text:span></text:p>
      <text:p text:style-name="P1"><text:span text:style-name="T1">VOTE 1168123055 Campaign:ssss_uk_02A Validity:during Choice:Alan CONN:MIG01XU MSISDN:00777774759999 GUID:7CED876D-FE0B-4CFB-871C-189C9F724B8C Shortcode:63334</text:span></text:p>
      <text:p text:style-name="P1"><text:span text:style-name="T1">VOTE 1168123055 Campaign:ssss_uk_02A Validity:during Choice:Alan CONN:MIG00VU MSISDN:00777777779999 GUID:04C06208-659F-49F5-93E6-0FB23D71FBDA Shortcode:63334</text:span></text:p>
      <text:p text:style-name="P1"><text:span text:style-name="T1">VOTE 1168123055 Campaign:ssss_uk_02A Validity:during Choice:Alan CONN:MIG01XU MSISDN:00777773029999 GUID:E5242D96-5406-43FD-8DD3-31E98919794E Shortcode:63334</text:span></text:p>
      <text:p text:style-name="P1"><text:span text:style-name="T1">VOTE 1168123055 Campaign:ssss_uk_02A Validity:during Choice:Alan CONN:MIG01XU MSISDN:00777771569999 GUID:28015467-94F9-4351-822B-20F1503F8007 Shortcode:63334</text:span></text:p>
      <text:p text:style-name="P1"><text:span text:style-name="T1">VOTE 1168123055 Campaign:ssss_uk_02A Validity:during Choice:Matthew CONN:MIG00VU MSISDN:00777770779999 GUID:B7AC71DA-0DB6-4A8B-84DE-8CCC26283C6A Shortcode:63334</text:span></text:p>
      <text:p text:style-name="P1"><text:span text:style-name="T1">VOTE 1168123055 Campaign:ssss_uk_02A Validity:during Choice:Alan CONN:MIG01XU MSISDN:00777775079999 GUID:5607E991-7A91-4301-88CF-0D068D9925DE Shortcode:63334</text:span></text:p>
      <text:p text:style-name="P1"><text:span text:style-name="T1">VOTE 1168123055 Campaign:ssss_uk_02A Validity:during Choice:Gemma CONN:MIG01XU MSISDN:00777776489999 GUID:AB700AED-F650-41EF-B74D-9450FD70C9B3 Shortcode:63334</text:span></text:p>
      <text:p text:style-name="P1"><text:span text:style-name="T1">VOTE 1168123055 Campaign:ssss_uk_02A Validity:during Choice:Gemma CONN:MIG01TU MSISDN:00777771519999 GUID:21BD51E5-3415-4DD2-94FC-1FA394473FC0 Shortcode:63334</text:span></text:p>
      <text:p text:style-name="P1"><text:span text:style-name="T1">VOTE 1168123055 Campaign:ssss_uk_02A Validity:during Choice:Alan CONN:MIG00VU MSISDN:00777775049999 GUID:524512FC-F9E1-48EF-A5DD-FBE0E4DA0AE0 Shortcode:63334</text:span></text:p>
      <text:p text:style-name="P1"><text:span text:style-name="T1">VOTE 1168123055 Campaign:ssss_uk_02A Validity:during Choice:Antony CONN:MIG00VU MSISDN:00777777629999 GUID:57D3E301-FCB6-4739-B21A-BB0BC124A278 Shortcode:63334</text:span></text:p>
      <text:p text:style-name="P1"><text:span text:style-name="T1">VOTE 1168123056 Campaign:ssss_uk_02A Validity:during Choice:Gemma CONN:MIG01OU MSISDN:00777771309999 GUID:6BEF48A8-C8A6-4C19-97BF-AF9884D1A69D Shortcode:63334</text:span></text:p>
      <text:p text:style-name="P1"><text:span text:style-name="T1">VOTE 1168123056 Campaign:ssss_uk_02A Validity:during Choice:Gemma CONN:MIG01XU MSISDN:00777773969999 GUID:95C21EF9-DB49-4C4D-AF78-5D560730D0B0 Shortcode:63334</text:span></text:p>
      <text:p text:style-name="P1"><text:span text:style-name="T1">VOTE 1168123056 Campaign:ssss_uk_02A Validity:during Choice:Tupele CONN:MIG01XU MSISDN:00777776639999 GUID:C107842B-DADF-4F81-9887-40141B4EA2C8 Shortcode:63334</text:span></text:p>
      <text:p text:style-name="P1"><text:span text:style-name="T1">VOTE 1168123056 Campaign:ssss_uk_02A Validity:during Choice:Gemma CONN:MIG01XU MSISDN:00777778119999 GUID:3B7BECD6-A148-466C-A716-5666E2A0B446 Shortcode:63334</text:span></text:p>
      <text:p text:style-name="P1"><text:span text:style-name="T1">VOTE 1168123056 Campaign:ssss_uk_02A Validity:during Choice:Tupele CONN:MIG01XU MSISDN:00777777269999 GUID:9A16949F-49F6-435A-B8CE-A2B1B72A2448 Shortcode:63334</text:span></text:p>
      <text:p text:style-name="P1"><text:span text:style-name="T1">VOTE 1168123056 Campaign:ssss_uk_02A Validity:during Choice:Alan CONN:MIG01XU MSISDN:00777778429999 GUID:C25EDAEE-B75D-4F54-9DB8-3E54493C3A29 Shortcode:63334</text:span></text:p>
      <text:p text:style-name="P1"><text:span text:style-name="T1">VOTE 1168123056 Campaign:ssss_uk_02A Validity:during Choice:Gemma CONN:MIG01TU </text:span><text:soft-page-break/><text:span text:style-name="T1">MSISDN:00777771459999 GUID:63DF042B-1B85-4214-A99B-2DBD08ABB0BD Shortcode:63334</text:span></text:p>
      <text:p text:style-name="P1"><text:span text:style-name="T1">VOTE 1168123056 Campaign:ssss_uk_02A Validity:during Choice:Mark CONN:MIG00VU MSISDN:00777778919999 GUID:958E1FBC-9406-4A16-8423-F8D3D5CE5320 Shortcode:63334</text:span></text:p>
      <text:p text:style-name="P1"><text:span text:style-name="T1">VOTE 1168123056 Campaign:ssss_uk_02A Validity:during Choice:Gemma CONN:MIG01TU MSISDN:00777772319999 GUID:E0B2BBDE-86FB-413F-97DB-D8F497418C37 Shortcode:63334</text:span></text:p>
      <text:p text:style-name="P1"><text:span text:style-name="T1">VOTE 1168123056 Campaign:ssss_uk_02A Validity:during Choice:Alan CONN:MIG01TU MSISDN:00777779039999 GUID:75C7C7B6-2BAF-49C5-8CCA-CED509D590DA Shortcode:63334</text:span></text:p>
      <text:p text:style-name="P1"><text:span text:style-name="T1">VOTE 1168123056 Campaign:ssss_uk_02A Validity:during Choice:Tupele CONN:MIG00VU MSISDN:00777775079999 GUID:A3E556B7-E518-431F-A37B-50B6CF10A2E7 Shortcode:63334</text:span></text:p>
      <text:p text:style-name="P1"><text:span text:style-name="T1">VOTE 1168123056 Campaign:ssss_uk_02A Validity:during Choice:Alan CONN:MIG01XU MSISDN:00777776189999 GUID:8D283E9E-0A84-4469-B390-ED09E947A324 Shortcode:63334</text:span></text:p>
      <text:p text:style-name="P1"><text:span text:style-name="T1">VOTE 1168123056 Campaign:ssss_uk_02A Validity:during Choice:Mark CONN:MIG01XU MSISDN:00777771899999 GUID:A01F3985-8180-495B-8682-BFA1E3D15A9E Shortcode:63334</text:span></text:p>
      <text:p text:style-name="P1"><text:span text:style-name="T1">VOTE 1168123056 Campaign:ssss_uk_02A Validity:during Choice:Mark CONN:MIG01XU MSISDN:00777779059999 GUID:583DB47F-41F9-4412-A9A4-CDD48CFD2C42 Shortcode:63334</text:span></text:p>
      <text:p text:style-name="P1"><text:span text:style-name="T1">VOTE 1168123056 Campaign:ssss_uk_02A Validity:during Choice:Mark CONN:MIG01XU MSISDN:00777774389999 GUID:190121F6-B9BF-435A-ACD7-EDD333AD4CAF Shortcode:63334</text:span></text:p>
      <text:p text:style-name="P1"><text:span text:style-name="T1">VOTE 1168123056 Campaign:ssss_uk_02A Validity:during Choice:Mark CONN:MIG01XU MSISDN:00777771139999 GUID:2E1C76F2-37BC-4791-B4EA-0F958BB08D80 Shortcode:63334</text:span></text:p>
      <text:p text:style-name="P1"><text:span text:style-name="T1">VOTE 1168123056 Campaign:ssss_uk_02A Validity:during Choice:Alan CONN:MIG01OU MSISDN:00777771789999 GUID:8A71BB00-E921-4D51-97EB-10E270C708A1 Shortcode:63334</text:span></text:p>
      <text:p text:style-name="P1"><text:span text:style-name="T1">VOTE 1168123056 Campaign:ssss_uk_02A Validity:during Choice:Mark CONN:MIG01XU MSISDN:00777779739999 GUID:EE2B899C-D9B9-4006-A047-1D1D8AC6EE21 Shortcode:63334</text:span></text:p>
      <text:p text:style-name="P1"><text:span text:style-name="T1">VOTE 1168123056 Campaign:ssss_uk_02A Validity:during Choice:Mark CONN:MIG01XU MSISDN:00777773379999 GUID:D9E82809-7629-41B5-B203-3F17992C107B Shortcode:63334</text:span></text:p>
      <text:p text:style-name="P1"><text:span text:style-name="T1">VOTE 1168123056 Campaign:ssss_uk_02A Validity:during Choice:Alan CONN:MIG01XU MSISDN:00777772109999 GUID:E0F0B140-3B17-496D-BE30-BCE5F327AD63 Shortcode:63334</text:span></text:p>
      <text:p text:style-name="P1"><text:span text:style-name="T1">VOTE 1168123057 Campaign:ssss_uk_02A Validity:during Choice:Gemma CONN:MIG00VU MSISDN:00777774009999 GUID:E239457A-FAB6-481E-B522-5C0F3EFFEE61 Shortcode:63334</text:span></text:p>
      <text:p text:style-name="P1"><text:span text:style-name="T1">VOTE 1168123057 Campaign:ssss_uk_02A Validity:during Choice:Verity CONN:MIG01TU MSISDN:00777777649999 GUID:58CC013F-A135-4A78-BE8B-1FD1A3A7D75A Shortcode:63334</text:span></text:p>
      <text:p text:style-name="P1"><text:span text:style-name="T1">VOTE 1168123057 Campaign:ssss_uk_02A Validity:during Choice:Mark CONN:MIG00VU MSISDN:00777775949999 GUID:B1CF347C-03F1-4574-AE1D-00E79A9ECFF4 Shortcode:63334</text:span></text:p>
      <text:p text:style-name="P1"><text:span text:style-name="T1">VOTE 1168123057 Campaign:ssss_uk_02A Validity:during Choice:Alan CONN:MIG01HU MSISDN:00777778299999 GUID:F39EDF23-0055-4C78-8F0C-75A12C602E09 Shortcode:63334</text:span></text:p>
      <text:p text:style-name="P1"><text:span text:style-name="T1">VOTE 1168123057 Campaign:ssss_uk_02A Validity:during Choice:Antony CONN:MIG01TU MSISDN:00777770959999 GUID:7BFADFD1-D9FA-4D81-8108-10149064829F Shortcode:63334</text:span></text:p>
      <text:p text:style-name="P1"><text:span text:style-name="T1">VOTE 1168123057 Campaign:ssss_uk_02A Validity:during Choice:Gemma CONN:MIG01TU MSISDN:00777774009999 GUID:A60FEEFA-D8A7-4219-BC13-ED3C2FD27AB2 Shortcode:63334</text:span></text:p>
      <text:p text:style-name="P1"><text:span text:style-name="T1">VOTE 1168123057 Campaign:ssss_uk_02A Validity:during Choice:Gemma CONN:MIG01XU MSISDN:00777773309999 GUID:268DEEB5-C5FB-460C-8077-6C81255D3551 Shortcode:63334</text:span></text:p>
      <text:p text:style-name="P1"><text:span text:style-name="T1">VOTE 1168123057 Campaign:ssss_uk_02A Validity:during Choice:Gemma CONN:MIG01XU MSISDN:00777771799999 GUID:8D6493C3-F86A-44A8-992C-44C24FB38710 Shortcode:63334</text:span></text:p>
      <text:p text:style-name="P1"><text:span text:style-name="T1">VOTE 1168123057 Campaign:ssss_uk_02A Validity:during Choice:Alan CONN:MIG01XU MSISDN:00777778789999 GUID:485C9E11-D101-45B3-B64A-5A9CDE05625E Shortcode:63334</text:span></text:p>
      <text:p text:style-name="P1"><text:span text:style-name="T1">VOTE 1168123057 Campaign:ssss_uk_02A Validity:during Choice:Alan CONN:MIG01XU MSISDN:00777775559999 GUID:5ADAAF6F-2C86-4B8B-81B2-10D919888A41 Shortcode:63334</text:span></text:p>
      <text:p text:style-name="P1"><text:span text:style-name="T1">VOTE 1168123057 Campaign:ssss_uk_02A Validity:during Choice:Alan CONN:MIG00VU MSISDN:00777774449999 GUID:B51DA833-03C6-4783-BB9B-D5486ADF8095 Shortcode:63334</text:span></text:p>
      <text:p text:style-name="P1"><text:span text:style-name="T1">VOTE 1168123057 Campaign:ssss_uk_02A Validity:during Choice:Leon CONN:MIG00VU MSISDN:00777771819999 GUID:1FC2FEAF-6E20-4711-99D5-2A32F7C467D8 Shortcode:63334</text:span></text:p>
      <text:p text:style-name="P1"><text:span text:style-name="T1">VOTE 1168123057 Campaign:ssss_uk_02A Validity:during Choice:Alan CONN:MIG00VU MSISDN:00777776319999 GUID:EEA037E9-4C6A-4DE0-92FA-35C827724E40 Shortcode:63334</text:span></text:p>
      <text:p text:style-name="P1"><text:span text:style-name="T1">VOTE 1168123057 Campaign:ssss_uk_02A Validity:during Choice:Gemma CONN:MIG01OU MSISDN:00777774659999 GUID:F7639246-B373-452A-8ACF-BE0D0AE6EB4B Shortcode:63334</text:span></text:p>
      <text:p text:style-name="P1"><text:span text:style-name="T1">VOTE 1168123058 Campaign:ssss_uk_02A Validity:during Choice:Alan CONN:MIG01XU MSISDN:00777776369999 GUID:7175F8A9-EACB-4F19-BBE5-3BB381376B62 Shortcode:63334</text:span></text:p>
      <text:p text:style-name="P1"><text:span text:style-name="T1">VOTE 1168123058 Campaign:ssss_uk_02A Validity:during Choice:Mark CONN:MIG01TU MSISDN:00777771559999 GUID:723854DA-82E4-4480-B244-5048DAA49EC9 Shortcode:63334</text:span></text:p>
      <text:p text:style-name="P1"><text:span text:style-name="T1">VOTE 1168123058 Campaign:ssss_uk_02A Validity:during Choice:Leon CONN:MIG01OU MSISDN:00777775029999 GUID:49A97E19-8355-4735-9911-A47498CE8D00 Shortcode:63334</text:span></text:p>
      <text:p text:style-name="P1"><text:span text:style-name="T1">VOTE 1168123058 Campaign:ssss_uk_02A Validity:during Choice:Alan CONN:MIG00VU </text:span><text:soft-page-break/><text:span text:style-name="T1">MSISDN:00777778709999 GUID:06E5B488-5A68-450E-8E67-FD351C600063 Shortcode:63334</text:span></text:p>
      <text:p text:style-name="P1"><text:span text:style-name="T1">VOTE 1168123059 Campaign:ssss_uk_02A Validity:during Choice:Alan CONN:MIG00VU MSISDN:00777778799999 GUID:FCE123E5-8AE0-4BB9-A090-BB1A799D0AF9 Shortcode:63334</text:span></text:p>
      <text:p text:style-name="P1"><text:span text:style-name="T1">VOTE 1168123059 Campaign:ssss_uk_02A Validity:during Choice:Tupele CONN:MIG00VU MSISDN:00777776629999 GUID:31BA618C-4BD6-465B-B4FB-E5289D3D0A6C Shortcode:63334</text:span></text:p>
      <text:p text:style-name="P1"><text:span text:style-name="T1">VOTE 1168123059 Campaign:ssss_uk_02A Validity:during Choice:Mark CONN:MIG01TU MSISDN:00777776289999 GUID:EA7FA020-CF25-4EB6-9969-9B9A9D5C8BBB Shortcode:63334</text:span></text:p>
      <text:p text:style-name="P1"><text:span text:style-name="T1">VOTE 1168123059 Campaign:ssss_uk_02A Validity:during Choice:Antony CONN:MIG00VU MSISDN:00777779789999 GUID:D6374CFD-2B86-4BE5-ABEA-8B868B6B355C Shortcode:63334</text:span></text:p>
      <text:p text:style-name="P1"><text:span text:style-name="T1">VOTE 1168123059 Campaign:ssss_uk_02A Validity:during Choice:Matthew CONN:MIG00VU MSISDN:00777770229999 GUID:3796FFF4-ABD5-4671-BF0D-BD2581897A79 Shortcode:63334</text:span></text:p>
      <text:p text:style-name="P1"><text:span text:style-name="T1">VOTE 1168123059 Campaign:ssss_uk_02A Validity:during Choice:Antony CONN:MIG01TU MSISDN:00777773769999 GUID:AB2F9821-510B-4580-BC02-6CF3B3843365 Shortcode:63334</text:span></text:p>
      <text:p text:style-name="P1"><text:span text:style-name="T1">DEFAULT 1168123059 Campaign:ssss_uk_zzactions CONN:MIG01TU MSISDN:00777778559999 GUID:50E9B098-4F3E-4433-AC0B-AC55A7290117 Shortcode:63334</text:span></text:p>
      <text:p text:style-name="P1"><text:span text:style-name="T1">VOTE 1168123059 Campaign:ssss_uk_02A Validity:during Choice:Alan CONN:MIG01OU MSISDN:00777779179999 GUID:3C9CA8B7-3562-4BE4-979B-26D8A170D0D6 Shortcode:63334</text:span></text:p>
      <text:p text:style-name="P1"><text:span text:style-name="T1">VOTE 1168123059 Campaign:ssss_uk_02A Validity:during Choice:Mark CONN:MIG01XU MSISDN:00777778779999 GUID:6DC09A51-B063-4FAD-815A-4789DF3CA9A8 Shortcode:63334</text:span></text:p>
      <text:p text:style-name="P1"><text:span text:style-name="T1">VOTE 1168123059 Campaign:ssss_uk_02A Validity:during Choice:Alan CONN:MIG01XU MSISDN:00777771589999 GUID:1CDBD1D1-43EA-4919-AA95-B318D577FCC7 Shortcode:63334</text:span></text:p>
      <text:p text:style-name="P1"><text:span text:style-name="T1">VOTE 1168123059 Campaign:ssss_uk_02A Validity:during Choice:Mark CONN:MIG01XU MSISDN:00777773349999 GUID:FB199B8E-C586-42E4-9902-3E2146723A96 Shortcode:63334</text:span></text:p>
      <text:p text:style-name="P1"><text:span text:style-name="T1">VOTE 1168123059 Campaign:ssss_uk_02A Validity:during Choice:Mark CONN:MIG01XU MSISDN:00777773599999 GUID:BD39C931-798C-4FFA-ABC6-E4E19FFAC214 Shortcode:63334</text:span></text:p>
      <text:p text:style-name="P1"><text:span text:style-name="T1">VOTE 1168123059 Campaign:ssss_uk_02A Validity:during Choice:Alan CONN:MIG01XU MSISDN:00777775839999 GUID:D4E94C90-A29D-4F49-9FE5-17F10A87DB6F Shortcode:63334</text:span></text:p>
      <text:p text:style-name="P1"><text:span text:style-name="T1">VOTE 1168123059 Campaign:ssss_uk_02A Validity:during Choice:Gemma CONN:MIG01XU MSISDN:00777771819999 GUID:C615D133-F6CC-451A-ACE7-FACFA1FBFE3A Shortcode:63334</text:span></text:p>
      <text:p text:style-name="P1"><text:span text:style-name="T1">VOTE 1168123059 Campaign:ssss_uk_02A Validity:during Choice:Mark CONN:MIG01XU MSISDN:00777771989999 GUID:3A9D2DD7-99B1-46F7-9D64-88D301906DB6 Shortcode:63334</text:span></text:p>
      <text:p text:style-name="P1"><text:span text:style-name="T1">VOTE 1168123059 Campaign:ssss_uk_02A Validity:during Choice:Alan CONN:MIG01XU MSISDN:00777772509999 GUID:CFB50543-B5E3-42EB-BED4-AF169E101843 Shortcode:63334</text:span></text:p>
      <text:p text:style-name="P1"><text:span text:style-name="T1">VOTE 1168123059 Campaign:ssss_uk_02A Validity:during Choice:Mark CONN:MIG01XU MSISDN:00777770579999 GUID:19AADFB7-6ACD-4E46-809E-E5A367D51F82 Shortcode:63334</text:span></text:p>
      <text:p text:style-name="P1"><text:span text:style-name="T1">VOTE 1168123059 Campaign:ssss_uk_02A Validity:during Choice:Tupele CONN:MIG01XU MSISDN:00777774639999 GUID:0180137D-233F-4E89-81A6-E004E8F88045 Shortcode:63334</text:span></text:p>
      <text:p text:style-name="P1"><text:span text:style-name="T1">VOTE 1168123059 Campaign:ssss_uk_02A Validity:during Choice:Mark CONN:MIG01XU MSISDN:00777779459999 GUID:AAD47866-D835-4FCC-80BE-A17A2F64032E Shortcode:63334</text:span></text:p>
      <text:p text:style-name="P1"><text:span text:style-name="T1">VOTE 1168123059 Campaign:ssss_uk_02A Validity:during Choice:Alan CONN:MIG01XU MSISDN:00777771919999 GUID:BAD0014C-B77C-43BB-8BFD-6BF0BCF02A54 Shortcode:63334</text:span></text:p>
      <text:p text:style-name="P1"><text:span text:style-name="T1">VOTE 1168123059 Campaign:ssss_uk_02A Validity:during Choice:Mark CONN:MIG01XU MSISDN:00777778689999 GUID:66291A3B-201E-4219-9C67-C5A445623A7A Shortcode:63334</text:span></text:p>
      <text:p text:style-name="P1"><text:span text:style-name="T1">VOTE 1168123059 Campaign:ssss_uk_02A Validity:during Choice:Alan CONN:MIG01XU MSISDN:00777777009999 GUID:5E2DD057-C9FD-43A9-877B-A83709D501F3 Shortcode:63334</text:span></text:p>
      <text:p text:style-name="P1"><text:span text:style-name="T1">VOTE 1168123060 Campaign:ssss_uk_02A Validity:during Choice:Alan CONN:MIG01XU MSISDN:00777775619999 GUID:41697BA6-B2E4-4144-AE3F-6050DEAF0E78 Shortcode:63334</text:span></text:p>
      <text:p text:style-name="P1"><text:span text:style-name="T1">VOTE 1168123060 Campaign:ssss_uk_02A Validity:during Choice:Alan CONN:MIG01XU MSISDN:00777777219999 GUID:AC40132E-8D6C-4485-8806-DD9304E0C977 Shortcode:63334</text:span></text:p>
      <text:p text:style-name="P1"><text:span text:style-name="T1">VOTE 1168123060 Campaign:ssss_uk_02A Validity:during Choice:Alan CONN:MIG01XU MSISDN:00777772779999 GUID:3ECB4004-4819-4369-86A6-6B338746A304 Shortcode:63334</text:span></text:p>
      <text:p text:style-name="P1"><text:span text:style-name="T1">VOTE 1168123060 Campaign:ssss_uk_02A Validity:during Choice:Gemma CONN:MIG01XU MSISDN:00777773059999 GUID:00302902-0575-40F2-A93B-4887A8BA9E72 Shortcode:63334</text:span></text:p>
      <text:p text:style-name="P1"><text:span text:style-name="T1">VOTE 1168123060 Campaign:ssss_uk_02A Validity:during Choice:Alan CONN:MIG01XU MSISDN:00777771029999 GUID:7C76A277-9713-49DF-AC82-EC906B3B1D2D Shortcode:63334</text:span></text:p>
      <text:p text:style-name="P1"><text:span text:style-name="T1">VOTE 1168123060 Campaign:ssss_uk_02A Validity:during Choice:Gemma CONN:MIG00VU MSISDN:00777770849999 GUID:762F16F9-7FA6-4C88-9728-5B17DA2FB7B3 Shortcode:63334</text:span></text:p>
      <text:p text:style-name="P1"><text:span text:style-name="T1">VOTE 1168123060 Campaign:ssss_uk_02A Validity:during Choice:Mark CONN:MIG01OU MSISDN:00777776149999 GUID:ECBCCE40-F172-48C6-BA20-D14DE1B85635 Shortcode:63334</text:span></text:p>
      <text:p text:style-name="P1"><text:span text:style-name="T1">VOTE 1168123060 Campaign:ssss_uk_02A Validity:during Choice:Alan CONN:MIG01XU MSISDN:00777772239999 GUID:8324D3B1-4FDE-48EF-85DD-F76F5EBAC095 Shortcode:63334</text:span></text:p>
      <text:p text:style-name="P1"><text:span text:style-name="T1">VOTE 1168123060 Campaign:ssss_uk_02A Validity:during Choice:Gemma CONN:MIG01XU </text:span><text:soft-page-break/><text:span text:style-name="T1">MSISDN:00777774479999 GUID:9AEEF28A-D464-4DD3-9AEE-5B0557783D36 Shortcode:63334</text:span></text:p>
      <text:p text:style-name="P1"><text:span text:style-name="T1">VOTE 1168123060 Campaign:ssss_uk_02A Validity:during Choice:Mark CONN:MIG01XU MSISDN:00777772559999 GUID:1DA028CC-50D0-42D8-AFC9-AB7F154ED384 Shortcode:63334</text:span></text:p>
      <text:p text:style-name="P1"><text:span text:style-name="T1">VOTE 1168123060 Campaign:ssss_uk_02A Validity:during Choice:Alan CONN:MIG01XU MSISDN:00777779109999 GUID:03888025-8389-4D05-B8CB-309DB6BA7159 Shortcode:63334</text:span></text:p>
      <text:p text:style-name="P1"><text:span text:style-name="T1">VOTE 1168123060 Campaign:ssss_uk_02A Validity:during Choice:Alan CONN:MIG01XU MSISDN:00777776079999 GUID:0CCC06C6-7A6E-4D18-8A1E-24098D3B21A2 Shortcode:63334</text:span></text:p>
      <text:p text:style-name="P1"><text:span text:style-name="T1">VOTE 1168123060 Campaign:ssss_uk_02A Validity:during Choice:Gemma CONN:MIG01OU MSISDN:00777777129999 GUID:97F968AA-5E58-425B-B69A-427C4A8B9F61 Shortcode:63334</text:span></text:p>
      <text:p text:style-name="P1"><text:span text:style-name="T1">VOTE 1168123060 Campaign:ssss_uk_02A Validity:during Choice:Alan CONN:MIG01XU MSISDN:00777771189999 GUID:90047D0D-0E8C-44E7-A38D-7443DCF3373F Shortcode:63334</text:span></text:p>
      <text:p text:style-name="P1"><text:span text:style-name="T1">VOTE 1168123060 Campaign:ssss_uk_02A Validity:during Choice:Alan CONN:MIG01XU MSISDN:00777770519999 GUID:BCFF8D8E-CC8F-4690-87CF-6F30FF5A7911 Shortcode:63334</text:span></text:p>
      <text:p text:style-name="P1"><text:span text:style-name="T1">VOTE 1168123060 Campaign:ssss_uk_02A Validity:during Choice:Alan CONN:MIG01XU MSISDN:00777779039999 GUID:42E0C468-DFC3-4ED2-BDD0-A1DD6AE022DD Shortcode:63334</text:span></text:p>
      <text:p text:style-name="P1"><text:span text:style-name="T1">VOTE 1168123060 Campaign:ssss_uk_02A Validity:during Choice:Mark CONN:MIG01XU MSISDN:00777779119999 GUID:F308259F-56E8-489C-999D-0DCD5D7058A1 Shortcode:63334</text:span></text:p>
      <text:p text:style-name="P1"><text:span text:style-name="T1">VOTE 1168123061 Campaign:ssss_uk_02A Validity:during Choice:Alan CONN:MIG01XU MSISDN:00777771579999 GUID:39A727FF-6044-45C9-A239-3E1FF2BCFCB5 Shortcode:63334</text:span></text:p>
      <text:p text:style-name="P1"><text:span text:style-name="T1">VOTE 1168123061 Campaign:ssss_uk_02A Validity:during Choice:Alan CONN:MIG00VU MSISDN:00777776249999 GUID:F861C6AB-D786-4824-88B6-019A58782634 Shortcode:63334</text:span></text:p>
      <text:p text:style-name="P1"><text:span text:style-name="T1">VOTE 1168123061 Campaign:ssss_uk_02A Validity:during Choice:Alan CONN:MIG01TU MSISDN:00777772259999 GUID:D4E60C42-E47E-482D-9992-3FD7DFB8E078 Shortcode:63334</text:span></text:p>
      <text:p text:style-name="P1"><text:span text:style-name="T1">VOTE 1168123061 Campaign:ssss_uk_02A Validity:during Choice:Alan CONN:MIG01XU MSISDN:00777779359999 GUID:6A677675-D337-468E-87D8-34F5EC6DA7EE Shortcode:63334</text:span></text:p>
      <text:p text:style-name="P1"><text:span text:style-name="T1">VOTE 1168123061 Campaign:ssss_uk_02A Validity:during Choice:Mark CONN:MIG01XU MSISDN:00777777779999 GUID:6874BD5C-FDCB-4EB4-9F3D-94CA30D13D4B Shortcode:63334</text:span></text:p>
      <text:p text:style-name="P1"><text:span text:style-name="T1">VOTE 1168123061 Campaign:ssss_uk_02A Validity:during Choice:Leon CONN:MIG01XU MSISDN:00777774839999 GUID:BD4E2AC7-7D45-4C9F-AB16-E2CDA2765C49 Shortcode:63334</text:span></text:p>
      <text:p text:style-name="P1"><text:span text:style-name="T1">VOTE 1168123061 Campaign:ssss_uk_02A Validity:during Choice:Matthew CONN:MIG01HU MSISDN:00777778639999 GUID:8DC4BB84-5F9D-416A-9EC3-9C97C7945108 Shortcode:63334</text:span></text:p>
      <text:p text:style-name="P1"><text:span text:style-name="T1">VOTE 1168123061 Campaign:ssss_uk_02A Validity:during Choice:Alan CONN:MIG01XU MSISDN:00777771919999 GUID:252846B7-D7A6-44C6-91D0-E77149E9A0E8 Shortcode:63334</text:span></text:p>
      <text:p text:style-name="P1"><text:span text:style-name="T1">VOTE 1168123061 Campaign:ssss_uk_02A Validity:during Choice:Tupele CONN:MIG00VU MSISDN:00777776449999 GUID:9E2BCAA2-D3F4-4F73-9FE9-D9FFA490184B Shortcode:63334</text:span></text:p>
      <text:p text:style-name="P1"><text:span text:style-name="T1">VOTE 1168123061 Campaign:ssss_uk_02A Validity:during Choice:Leon CONN:MIG00VU MSISDN:00777779629999 GUID:CC3814BE-ADA2-4F37-81BB-B33A9D7F8000 Shortcode:63334</text:span></text:p>
      <text:p text:style-name="P1"><text:span text:style-name="T1">VOTE 1168123061 Campaign:ssss_uk_02A Validity:during Choice:Mark CONN:MIG01OU MSISDN:00777777599999 GUID:983FD104-8027-4DAC-B497-A187498EBCBE Shortcode:63334</text:span></text:p>
      <text:p text:style-name="P1"><text:span text:style-name="T1">VOTE 1168123062 Campaign:ssss_uk_02A Validity:during Choice:Alan CONN:MIG01OU MSISDN:00777776659999 GUID:CE1E1CD3-B61F-488C-BA90-11F8FF09D247 Shortcode:63334</text:span></text:p>
      <text:p text:style-name="P1"><text:span text:style-name="T1">VOTE 1168123062 Campaign:ssss_uk_02A Validity:during Choice:Alan CONN:MIG00VU MSISDN:00777774109999 GUID:70AB546A-36B9-4A42-AD65-6C5ED99639B9 Shortcode:63334</text:span></text:p>
      <text:p text:style-name="P1"><text:span text:style-name="T1">VOTE 1168123062 Campaign:ssss_uk_02A Validity:during Choice:Mark CONN:MIG01TU MSISDN:00777773939999 GUID:AD37A8F2-6BA5-49AA-8755-2D78A40B6FDE Shortcode:63334</text:span></text:p>
      <text:p text:style-name="P1"><text:span text:style-name="T1">VOTE 1168123062 Campaign:ssss_uk_02A Validity:during Choice:Alan CONN:MIG01TU MSISDN:00777772069999 GUID:8C0866A6-AA1B-43F8-A9FA-98321E51AF62 Shortcode:63334</text:span></text:p>
      <text:p text:style-name="P1"><text:span text:style-name="T1">VOTE 1168123062 Campaign:ssss_uk_02A Validity:during Choice:Gemma CONN:MIG00VU MSISDN:00777770019999 GUID:2B031EDC-5930-4132-B5AF-4FAE4FB669F0 Shortcode:63334</text:span></text:p>
      <text:p text:style-name="P1"><text:span text:style-name="T1">VOTE 1168123062 Campaign:ssss_uk_02A Validity:during Choice:Mark CONN:MIG01HU MSISDN:00777779339999 GUID:DF3BF616-11BA-4215-AAB5-AB482219E1C6 Shortcode:63334</text:span></text:p>
      <text:p text:style-name="P1"><text:span text:style-name="T1">VOTE 1168123062 Campaign:ssss_uk_02A Validity:during Choice:Alan CONN:MIG01XU MSISDN:00777774809999 GUID:7167F854-1AA4-4439-B881-8618CEC147B2 Shortcode:63334</text:span></text:p>
      <text:p text:style-name="P1"><text:span text:style-name="T1">VOTE 1168123062 Campaign:ssss_uk_02A Validity:during Choice:Gemma CONN:MIG01XU MSISDN:00777776979999 GUID:9AE8C96A-FB30-4BC0-BE31-02185E4D8210 Shortcode:63334</text:span></text:p>
      <text:p text:style-name="P1"><text:span text:style-name="T1">VOTE 1168123062 Campaign:ssss_uk_02A Validity:during Choice:Mark CONN:MIG01XU MSISDN:00777772529999 GUID:2436690E-5AFC-428F-ADC9-41F709807CD7 Shortcode:63334</text:span></text:p>
      <text:p text:style-name="P1"><text:span text:style-name="T1">VOTE 1168123062 Campaign:ssss_uk_02A Validity:during Choice:Mark CONN:MIG01XU MSISDN:00777777299999 GUID:8DAACDC5-DB7D-4B84-99D7-47204A24B472 Shortcode:63334</text:span></text:p>
      <text:p text:style-name="P1"><text:span text:style-name="T1">VOTE 1168123062 Campaign:ssss_uk_02A Validity:during Choice:Alan CONN:MIG01XU MSISDN:00777775219999 GUID:4E4F7EBE-1AE9-435A-844D-AEEEE9E98B2A Shortcode:63334</text:span></text:p>
      <text:p text:style-name="P1"><text:span text:style-name="T1">VOTE 1168123062 Campaign:ssss_uk_02A Validity:during Choice:Mark CONN:MIG01XU </text:span><text:soft-page-break/><text:span text:style-name="T1">MSISDN:00777771699999 GUID:E678BCD5-1DD5-4875-9E8B-ADC2B64AA0DB Shortcode:63334</text:span></text:p>
      <text:p text:style-name="P1"><text:span text:style-name="T1">VOTE 1168123062 Campaign:ssss_uk_02A Validity:during Choice:Gemma CONN:MIG01XU MSISDN:00777777049999 GUID:AB30A9C7-B564-4E50-9C67-998BDF6A008D Shortcode:63334</text:span></text:p>
      <text:p text:style-name="P1"><text:span text:style-name="T1">VOTE 1168123062 Campaign:ssss_uk_02A Validity:during Choice:Gemma CONN:MIG01XU MSISDN:00777772239999 GUID:A868C37D-5113-4457-B460-BE7F10587E09 Shortcode:63334</text:span></text:p>
      <text:p text:style-name="P1"><text:span text:style-name="T1">VOTE 1168123062 Campaign:ssss_uk_02A Validity:during Choice:Mark CONN:MIG01XU MSISDN:00777777879999 GUID:43EA2C52-215A-4A73-A38D-E4F81C9C7BA1 Shortcode:63334</text:span></text:p>
      <text:p text:style-name="P1"><text:span text:style-name="T1">VOTE 1168123062 Campaign:ssss_uk_02A Validity:during Choice:Alan CONN:MIG01XU MSISDN:00777776079999 GUID:2EADBF71-DCEC-4C5D-BE6C-050336E3AFF9 Shortcode:63334</text:span></text:p>
      <text:p text:style-name="P1"><text:span text:style-name="T1">VOTE 1168123062 Campaign:ssss_uk_02A Validity:during Choice:Gemma CONN:MIG01XU MSISDN:00777772509999 GUID:819180F7-230E-4651-95CB-06570B0B6463 Shortcode:63334</text:span></text:p>
      <text:p text:style-name="P1"><text:span text:style-name="T1">VOTE 1168123062 Campaign:ssss_uk_02A Validity:during Choice:Mark CONN:MIG01XU MSISDN:00777779719999 GUID:1C1FE4D4-95A8-494F-A017-8FC789BFDFF2 Shortcode:63334</text:span></text:p>
      <text:p text:style-name="P1"><text:span text:style-name="T1">VOTE 1168123062 Campaign:ssss_uk_02A Validity:during Choice:Gemma CONN:MIG01OU MSISDN:00777777429999 GUID:61AC41D1-FD95-46B1-A1B4-D9B3F4BB7DF6 Shortcode:63334</text:span></text:p>
      <text:p text:style-name="P1"><text:span text:style-name="T1">VOTE 1168123062 Campaign:ssss_uk_02A Validity:during Choice:Mark CONN:MIG00VU MSISDN:00777776889999 GUID:8CB101CA-D55A-42F7-AE68-7D8E760666FA Shortcode:63334</text:span></text:p>
      <text:p text:style-name="P1"><text:span text:style-name="T1">VOTE 1168123062 Campaign:ssss_uk_02A Validity:during Choice:Alan CONN:MIG01XU MSISDN:00777773289999 GUID:5580A8ED-4416-4F90-8565-65251B00CB5C Shortcode:63334</text:span></text:p>
      <text:p text:style-name="P1"><text:span text:style-name="T1">VOTE 1168123063 Campaign:ssss_uk_02A Validity:during Choice:Alan CONN:MIG01XU MSISDN:00777779099999 GUID:E24C5063-F08D-4F7D-BECF-2BEB70C0E332 Shortcode:63334</text:span></text:p>
      <text:p text:style-name="P1"><text:span text:style-name="T1">VOTE 1168123063 Campaign:ssss_uk_02A Validity:during Choice:Gemma CONN:MIG00VU MSISDN:00777779589999 GUID:B6CFD0BB-4FCA-4BD4-81B9-85C0CC5186E9 Shortcode:63334</text:span></text:p>
      <text:p text:style-name="P1"><text:span text:style-name="T1">VOTE 1168123063 Campaign:ssss_uk_02A Validity:during Choice:Mark CONN:MIG00VU MSISDN:00777777109999 GUID:B15925CF-C531-4631-BCC4-79EDF4EDEC91 Shortcode:63334</text:span></text:p>
      <text:p text:style-name="P1"><text:span text:style-name="T1">VOTE 1168123063 Campaign:ssss_uk_02A Validity:during Choice:Alan CONN:MIG01XU MSISDN:00777773929999 GUID:0BB517F7-2AD1-4285-ACFF-8256B926A29F Shortcode:63334</text:span></text:p>
      <text:p text:style-name="P1"><text:span text:style-name="T1">VOTE 1168123063 Campaign:ssss_uk_02A Validity:during Choice:Leon CONN:MIG01OU MSISDN:00777773949999 GUID:DDE130DE-1A30-4C27-B1D0-B04CB77511F3 Shortcode:63334</text:span></text:p>
      <text:p text:style-name="P1"><text:span text:style-name="T1">VOTE 1168123063 Campaign:ssss_uk_02A Validity:during Choice:Alan CONN:MIG01OU MSISDN:00777774789999 GUID:B5E5A147-D6C2-466A-BF48-E98F923FFCFE Shortcode:63334</text:span></text:p>
      <text:p text:style-name="P1"><text:span text:style-name="T1">VOTE 1168122993 Campaign:ssss_uk_02A Validity:during Choice:Alan CONN:MIG01OU MSISDN:00777773839999 GUID:2BF4ED83-C7D8-4135-B752-94AC173F59A5 Shortcode:63334</text:span></text:p>
      <text:p text:style-name="P1"><text:span text:style-name="T1">VOTE 1168122991 Campaign:ssss_uk_02A Validity:during Choice:Antony CONN:MIG01TU MSISDN:00777776849999 GUID:57C33210-3F05-4102-8980-0E928AAB0F33 Shortcode:63334</text:span></text:p>
      <text:p text:style-name="P1"><text:span text:style-name="T1">VOTE 1168122993 Campaign:ssss_uk_02A Validity:during Choice:Verity CONN:MIG01HU MSISDN:00777777699999 GUID:A1E25A04-FCB5-4DBD-9F9C-9BEE1202ECC4 Shortcode:63334</text:span></text:p>
      <text:p text:style-name="P1"><text:span text:style-name="T1">VOTE 1168123064 Campaign:ssss_uk_02A Validity:during Choice:Alan CONN:MIG01XU MSISDN:00777773489999 GUID:877E8894-13E8-4FB6-97F6-8FB5B33F73F7 Shortcode:63334</text:span></text:p>
      <text:p text:style-name="P1"><text:span text:style-name="T1">VOTE 1168123064 Campaign:ssss_uk_02A Validity:during Choice:Verity CONN:MIG01XU MSISDN:00777775569999 GUID:BE1F11E9-0FCE-4962-8AE7-FC9B4E208925 Shortcode:63334</text:span></text:p>
      <text:p text:style-name="P1"><text:span text:style-name="T1">VOTE 1168123064 Campaign:ssss_uk_02A Validity:during Choice:Alan CONN:MIG01XU MSISDN:00777779049999 GUID:AD61ECAF-1DF5-4C51-B16E-6FD1BB9A8A36 Shortcode:63334</text:span></text:p>
      <text:p text:style-name="P1"><text:span text:style-name="T1">VOTE 1168123064 Campaign:ssss_uk_02A Validity:during Choice:Alan CONN:MIG01XU MSISDN:00777773809999 GUID:5B43A51F-29DF-4D06-89D7-44A44FCFE584 Shortcode:63334</text:span></text:p>
      <text:p text:style-name="P1"><text:span text:style-name="T1">VOTE 1168123064 Campaign:ssss_uk_02A Validity:during Choice:Leon CONN:MIG01HU MSISDN:00777777659999 GUID:52ADC75A-E2EA-481B-A3F7-2A10D4743B66 Shortcode:63334</text:span></text:p>
      <text:p text:style-name="P1"><text:span text:style-name="T1">VOTE 1168123064 Campaign:ssss_uk_02A Validity:during Choice:Alan CONN:MIG00VU MSISDN:00777776319999 GUID:8B380686-6A64-4A96-9E33-294294AFD6AF Shortcode:63334</text:span></text:p>
      <text:p text:style-name="P1"><text:span text:style-name="T1">VOTE 1168123064 Campaign:ssss_uk_02A Validity:during Choice:Alan CONN:MIG00VU MSISDN:00777773979999 GUID:6E27815F-2DEE-4AF5-A8DD-3D8239C030FF Shortcode:63334</text:span></text:p>
      <text:p text:style-name="P1"><text:span text:style-name="T1">VOTE 1168123064 Campaign:ssss_uk_02A Validity:during Choice:Alan CONN:MIG01XU MSISDN:00777779189999 GUID:9525B328-2D30-4A9F-831F-87184CCCCA9C Shortcode:63334</text:span></text:p>
      <text:p text:style-name="P1"><text:span text:style-name="T1">VOTE 1168123064 Campaign:ssss_uk_02A Validity:during Choice:Tupele CONN:MIG01XU MSISDN:00777775269999 GUID:2C5E9FFD-3456-452E-BD3F-D4F5A0861D89 Shortcode:63334</text:span></text:p>
      <text:p text:style-name="P1"><text:span text:style-name="T1">VOTE 1168123064 Campaign:ssss_uk_02A Validity:during Choice:Alan CONN:MIG01XU MSISDN:00777779199999 GUID:6BF49942-E13B-4DD0-9318-C1FBBA92D28E Shortcode:63334</text:span></text:p>
      <text:p text:style-name="P1"><text:span text:style-name="T1">VOTE 1168123064 Campaign:ssss_uk_02A Validity:during Choice:Alan CONN:MIG01XU MSISDN:00777770689999 GUID:04F86E86-68A9-4D2B-A601-6F89975ABF75 Shortcode:63334</text:span></text:p>
      <text:p text:style-name="P1"><text:span text:style-name="T1">VOTE 1168123064 Campaign:ssss_uk_02A Validity:during Choice:Mark CONN:MIG01XU MSISDN:00777775649999 GUID:B2AA99B0-6715-490E-A831-4C288B1C71E3 Shortcode:63334</text:span></text:p>
      <text:p text:style-name="P1"><text:span text:style-name="T1">VOTE 1168123064 Campaign:ssss_uk_02A Validity:during Choice:Tupele CONN:MIG01XU </text:span><text:soft-page-break/><text:span text:style-name="T1">MSISDN:00777777339999 GUID:6F2DCA45-A332-41BE-99FE-A250A08F110D Shortcode:63334</text:span></text:p>
      <text:p text:style-name="P1"><text:span text:style-name="T1">VOTE 1168123064 Campaign:ssss_uk_02A Validity:during Choice:Tupele CONN:MIG01XU MSISDN:00777779329999 GUID:3DCF4AC3-BA72-437F-8DEC-79E484680F6D Shortcode:63334</text:span></text:p>
      <text:p text:style-name="P1"><text:span text:style-name="T1">VOTE 1168123064 Campaign:ssss_uk_02A Validity:during Choice:Alan CONN:MIG01XU MSISDN:00777771089999 GUID:15E97E16-A7FA-497A-B1EF-0D2F6898ADCC Shortcode:63334</text:span></text:p>
      <text:p text:style-name="P1"><text:span text:style-name="T1">VOTE 1168123064 Campaign:ssss_uk_02A Validity:during Choice:Mark CONN:MIG01XU MSISDN:00777775649999 GUID:9AD518CD-6B27-4E7B-93C8-9F06126B1582 Shortcode:63334</text:span></text:p>
      <text:p text:style-name="P1"><text:span text:style-name="T1">VOTE 1168123064 Campaign:ssss_uk_02A Validity:during Choice:Gemma CONN:MIG01OU MSISDN:00777779199999 GUID:09815C02-F216-4BA7-81B9-B5E3045F4F1E Shortcode:63334</text:span></text:p>
      <text:p text:style-name="P1"><text:span text:style-name="T1">VOTE 1168123064 Campaign:ssss_uk_02A Validity:during Choice:Alan CONN:MIG01XU MSISDN:00777773719999 GUID:AB64A211-F36B-49CE-92CF-2B8E05C64D19 Shortcode:63334</text:span></text:p>
      <text:p text:style-name="P1"><text:span text:style-name="T1">VOTE 1168123064 Campaign:ssss_uk_02A Validity:during Choice:Alan CONN:MIG01XU MSISDN:00777775939999 GUID:F5FDF0B2-0D08-42AE-B5E9-2648C0C97E32 Shortcode:63334</text:span></text:p>
      <text:p text:style-name="P1"><text:span text:style-name="T1">VOTE 1168123064 Campaign:ssss_uk_02A Validity:during Choice:Mark CONN:MIG01XU MSISDN:00777775329999 GUID:F246FDD6-53B3-41EF-B2F7-3087C5B1BF3E Shortcode:63334</text:span></text:p>
      <text:p text:style-name="P1"><text:span text:style-name="T1">VOTE 1168123064 Campaign:ssss_uk_02A Validity:during Choice:Mark CONN:MIG01XU MSISDN:00777779539999 GUID:A2BC33ED-A99D-41BB-9382-BC8F13086360 Shortcode:63334</text:span></text:p>
      <text:p text:style-name="P1"><text:span text:style-name="T1">VOTE 1168123064 Campaign:ssss_uk_02A Validity:during Choice:Gemma CONN:MIG01XU MSISDN:00777776259999 GUID:CA281B39-A9F5-45B9-B5F9-2982BC40F168 Shortcode:63334</text:span></text:p>
      <text:p text:style-name="P1"><text:span text:style-name="T1">VOTE 1168123064 Campaign:ssss_uk_02A Validity:during Choice:Verity CONN:MIG01XU MSISDN:00777771009999 GUID:EB46B2F9-47C6-4104-B89F-AB31AC876CCF Shortcode:63334</text:span></text:p>
      <text:p text:style-name="P1"><text:span text:style-name="T1">VOTE 1168123064 Campaign:ssss_uk_02A Validity:during Choice:Mark CONN:MIG01XU MSISDN:00777771349999 GUID:F1E94048-42E5-4F01-9745-2329BF67A162 Shortcode:63334</text:span></text:p>
      <text:p text:style-name="P1"><text:span text:style-name="T1">VOTE 1168123064 Campaign:ssss_uk_02A Validity:during Choice:Antony CONN:MIG01XU MSISDN:00777779699999 GUID:7B1E0BC7-455C-4D21-A88B-194852AFA2BD Shortcode:63334</text:span></text:p>
      <text:p text:style-name="P1"><text:span text:style-name="T1">VOTE 1168123064 Campaign:ssss_uk_02A Validity:during Choice:Alan CONN:MIG01XU MSISDN:00777773069999 GUID:9651AB53-B102-4195-AEB4-BE3B7B4FA4CA Shortcode:63334</text:span></text:p>
      <text:p text:style-name="P1"><text:span text:style-name="T1">VOTE 1168123064 Campaign:ssss_uk_02A Validity:during Choice:Mark CONN:MIG01XU MSISDN:00777776859999 GUID:88EB4024-CBD1-47E9-89E6-5F176BAC3A3E Shortcode:63334</text:span></text:p>
      <text:p text:style-name="P1"><text:span text:style-name="T1">VOTE 1168123064 Campaign:ssss_uk_02A Validity:during Choice:Alan CONN:MIG01XU MSISDN:00777774859999 GUID:C563A9D4-BCAC-4B2E-A85B-5903C9BEC962 Shortcode:63334</text:span></text:p>
      <text:p text:style-name="P1"><text:span text:style-name="T1">VOTE 1168123064 Campaign:ssss_uk_02A Validity:during Choice:Alan CONN:MIG00VU MSISDN:00777776689999 GUID:A0DD62CC-663D-4E7E-880F-A3BC78F9D404 Shortcode:63334</text:span></text:p>
      <text:p text:style-name="P1"><text:span text:style-name="T1">VOTE 1168123064 Campaign:ssss_uk_02A Validity:during Choice:Alan CONN:MIG01XU MSISDN:00777774379999 GUID:46E00378-15EF-4830-8407-7ED24A3C34BC Shortcode:63334</text:span></text:p>
      <text:p text:style-name="P1"><text:span text:style-name="T1">VOTE 1168123064 Campaign:ssss_uk_02A Validity:during Choice:Gemma CONN:MIG01XU MSISDN:00777774679999 GUID:FB4FF772-048B-4F9F-9741-3785AD52582F Shortcode:63334</text:span></text:p>
      <text:p text:style-name="P1"><text:span text:style-name="T1">VOTE 1168123064 Campaign:ssss_uk_02A Validity:during Choice:Tupele CONN:MIG01XU MSISDN:00777772669999 GUID:907B17DE-50BC-4E4E-847D-5F967ABE008B Shortcode:63334</text:span></text:p>
      <text:p text:style-name="P1"><text:span text:style-name="T1">VOTE 1168123064 Campaign:ssss_uk_02A Validity:during Choice:Alan CONN:MIG01XU MSISDN:00777775999999 GUID:7E6E9074-3339-4E36-AEA8-958F08BF2C80 Shortcode:63334</text:span></text:p>
      <text:p text:style-name="P1"><text:span text:style-name="T1">VOTE 1168123064 Campaign:ssss_uk_02A Validity:during Choice:Gemma CONN:MIG01XU MSISDN:00777773339999 GUID:ED03FBC6-D8DD-4539-9413-93D4ABBDE2B9 Shortcode:63334</text:span></text:p>
      <text:p text:style-name="P1"><text:span text:style-name="T1">VOTE 1168123065 Campaign:ssss_uk_02A Validity:during Choice:Hayley CONN:MIG01TU MSISDN:00777776899999 GUID:B3061929-FFF8-43D6-B79E-4CCBCAB2AC40 Shortcode:63334</text:span></text:p>
      <text:p text:style-name="P1"><text:span text:style-name="T1">VOTE 1168123065 Campaign:ssss_uk_02A Validity:during Choice:Gemma CONN:MIG01OU MSISDN:00777774059999 GUID:0CFA1ACB-FE1A-438D-9EFB-E665D634BC4D Shortcode:63334</text:span></text:p>
      <text:p text:style-name="P1"><text:span text:style-name="T1">VOTE 1168123065 Campaign:ssss_uk_02A Validity:during Choice:Mark CONN:MIG01XU MSISDN:00777771899999 GUID:DBEA538B-AEC5-4F5D-9923-6D900612347C Shortcode:63334</text:span></text:p>
      <text:p text:style-name="P1"><text:span text:style-name="T1">VOTE 1168122993 Campaign:ssss_uk_02A Validity:during Choice:Verity CONN:MIG01OU MSISDN:00777770869999 GUID:0E6306EE-101D-4DEC-A3C4-D3A10B7EC45C Shortcode:63334</text:span></text:p>
      <text:p text:style-name="P1"><text:span text:style-name="T1">VOTE 1168123065 Campaign:ssss_uk_02A Validity:during Choice:Alan CONN:MIG01XU MSISDN:00777770619999 GUID:E6A10072-9E8B-406C-A964-5976B0BFC7B9 Shortcode:63334</text:span></text:p>
      <text:p text:style-name="P1"><text:span text:style-name="T1">VOTE 1168123065 Campaign:ssss_uk_02A Validity:during Choice:Alan CONN:MIG01XU MSISDN:00777770469999 GUID:1BADB588-43EC-454C-9E6E-B3783D102891 Shortcode:63334</text:span></text:p>
      <text:p text:style-name="P1"><text:span text:style-name="T1">VOTE 1168123065 Campaign:ssss_uk_02A Validity:during Choice:Gemma CONN:MIG01XU MSISDN:00777773749999 GUID:126FD1AB-8748-4281-A441-2794834381F1 Shortcode:63334</text:span></text:p>
      <text:p text:style-name="P1"><text:span text:style-name="T1">VOTE 1168123065 Campaign:ssss_uk_02A Validity:during Choice:Alan CONN:MIG01XU MSISDN:00777779059999 GUID:A7D1E073-DFEA-4D8E-972B-7531A5292AA5 Shortcode:63334</text:span></text:p>
      <text:p text:style-name="P1"><text:span text:style-name="T1">VOTE 1168123065 Campaign:ssss_uk_02A Validity:during Choice:Mark CONN:MIG00VU MSISDN:00777773889999 GUID:B04F4B4A-FA39-4130-B13E-F5FB01BBDA5A Shortcode:63334</text:span></text:p>
      <text:p text:style-name="P1"><text:span text:style-name="T1">VOTE 1168123065 Campaign:ssss_uk_02A Validity:during Choice:Alan CONN:MIG00VU </text:span><text:soft-page-break/><text:span text:style-name="T1">MSISDN:00777779849999 GUID:6B87645F-91A9-443A-87EB-F81FB4F7A3BB Shortcode:63334</text:span></text:p>
      <text:p text:style-name="P1"><text:span text:style-name="T1">VOTE 1168123065 Campaign:ssss_uk_02A Validity:during Choice:Gemma CONN:MIG01TU MSISDN:00777777069999 GUID:80D157E4-2379-4CD3-9033-161FFA4BD953 Shortcode:63334</text:span></text:p>
      <text:p text:style-name="P1"><text:span text:style-name="T1">VOTE 1168123065 Campaign:ssss_uk_02A Validity:during Choice:Leon CONN:MIG01XU MSISDN:00777772069999 GUID:5CCA3ABC-60C0-4A2B-8E1F-0EFF46DD9DE4 Shortcode:63334</text:span></text:p>
      <text:p text:style-name="P1"><text:span text:style-name="T1">VOTE 1168123065 Campaign:ssss_uk_02A Validity:during Choice:Leon CONN:MIG01XU MSISDN:00777775059999 GUID:A9C2CC71-9A3B-4C39-B3C8-EC14AFC908FF Shortcode:63334</text:span></text:p>
      <text:p text:style-name="P1"><text:span text:style-name="T1">VOTE 1168123065 Campaign:ssss_uk_02A Validity:during Choice:Mark CONN:MIG01XU MSISDN:00777773159999 GUID:ECAC5D79-4A85-45B8-96C4-385F64F7E06F Shortcode:63334</text:span></text:p>
      <text:p text:style-name="P1"><text:span text:style-name="T1">VOTE 1168123065 Campaign:ssss_uk_02A Validity:during Choice:Mark CONN:MIG01XU MSISDN:00777772839999 GUID:162A53A7-32C1-41D1-9E57-2707B73CB5A0 Shortcode:63334</text:span></text:p>
      <text:p text:style-name="P1"><text:span text:style-name="T1">VOTE 1168123065 Campaign:ssss_uk_02A Validity:during Choice:Leon CONN:MIG01XU MSISDN:00777777099999 GUID:7C118F45-5BA3-4D94-B74E-68B56BE02C1E Shortcode:63334</text:span></text:p>
      <text:p text:style-name="P1"><text:span text:style-name="T1">VOTE 1168123065 Campaign:ssss_uk_02A Validity:during Choice:Tupele CONN:MIG01XU MSISDN:00777772989999 GUID:B8DC9FDF-85B0-48B4-B80E-2CC9B3FCB34A Shortcode:63334</text:span></text:p>
      <text:p text:style-name="P1"><text:span text:style-name="T1">VOTE 1168123065 Campaign:ssss_uk_02A Validity:during Choice:Leon CONN:MIG01XU MSISDN:00777775259999 GUID:1C2D7919-8A28-4078-A861-5EDA9BEDB2A2 Shortcode:63334</text:span></text:p>
      <text:p text:style-name="P1"><text:span text:style-name="T1">VOTE 1168123065 Campaign:ssss_uk_02A Validity:during Choice:Alan CONN:MIG01XU MSISDN:00777771929999 GUID:AE139FDD-A8FC-4EFA-BB50-150D94B99825 Shortcode:63334</text:span></text:p>
      <text:p text:style-name="P1"><text:span text:style-name="T1">VOTE 1168123065 Campaign:ssss_uk_02A Validity:during Choice:Tupele CONN:MIG01XU MSISDN:00777771179999 GUID:F1F4B27F-4259-4714-8415-52E9CEBEC351 Shortcode:63334</text:span></text:p>
      <text:p text:style-name="P1"><text:span text:style-name="T1">VOTE 1168123065 Campaign:ssss_uk_02A Validity:during Choice:Alan CONN:MIG01XU MSISDN:00777774069999 GUID:1DD99277-0B86-4655-8850-340BCC3DC24C Shortcode:63334</text:span></text:p>
      <text:p text:style-name="P1"><text:span text:style-name="T1">VOTE 1168123065 Campaign:ssss_uk_02A Validity:during Choice:Mark CONN:MIG01HU MSISDN:00777772509999 GUID:94FF389A-E367-43D6-BA95-D955223171C5 Shortcode:63334</text:span></text:p>
      <text:p text:style-name="P1"><text:span text:style-name="T1">VOTE 1168123065 Campaign:ssss_uk_02A Validity:during Choice:Antony CONN:MIG00VU MSISDN:00777771939999 GUID:434C38EE-9059-48D2-934B-4508EA0527C3 Shortcode:63334</text:span></text:p>
      <text:p text:style-name="P1"><text:span text:style-name="T1">VOTE 1168123065 Campaign:ssss_uk_02A Validity:during Choice:Alan CONN:MIG01XU MSISDN:00777772439999 GUID:0D64F9BC-D044-47A9-804F-488449AE7686 Shortcode:63334</text:span></text:p>
      <text:p text:style-name="P1"><text:span text:style-name="T1">VOTE 1168123065 Campaign:ssss_uk_02A Validity:during Choice:Alan CONN:MIG01XU MSISDN:00777772889999 GUID:A980FA10-14E1-4A56-8AC3-8BD7D19E9B7F Shortcode:63334</text:span></text:p>
      <text:p text:style-name="P1"><text:span text:style-name="T1">VOTE 1168123065 Campaign:ssss_uk_02A Validity:during Choice:Mark CONN:MIG01XU MSISDN:00777779699999 GUID:2656C8A2-DBD1-45AD-9D52-111CD8DF671C Shortcode:63334</text:span></text:p>
      <text:p text:style-name="P1"><text:span text:style-name="T1">VOTE 1168123066 Campaign:ssss_uk_02A Validity:during Choice:Leon CONN:MIG01OU MSISDN:00777770279999 GUID:9E0B4449-90AA-4CF4-9D84-40CCA2C6AA6A Shortcode:63334</text:span></text:p>
      <text:p text:style-name="P1"><text:span text:style-name="T1">VOTE 1168123066 Campaign:ssss_uk_02A Validity:during Choice:Gemma CONN:MIG01XU MSISDN:00777771059999 GUID:3FAD45F1-6D04-4959-9765-BA9DAE963345 Shortcode:63334</text:span></text:p>
      <text:p text:style-name="P1"><text:span text:style-name="T1">VOTE 1168123066 Campaign:ssss_uk_02A Validity:during Choice:Antony CONN:MIG00VU MSISDN:00777779849999 GUID:23B3D12F-0DE7-4480-A87C-4066AEF5B609 Shortcode:63334</text:span></text:p>
      <text:p text:style-name="P1"><text:span text:style-name="T1">VOTE 1168123066 Campaign:ssss_uk_02A Validity:during Choice:Matthew CONN:MIG01TU MSISDN:00777777429999 GUID:9091FF3D-6BDD-44B6-A75E-CDA38BDEEF53 Shortcode:63334</text:span></text:p>
      <text:p text:style-name="P1"><text:span text:style-name="T1">VOTE 1168123066 Campaign:ssss_uk_02A Validity:during Choice:Alan CONN:MIG01HU MSISDN:00777777059999 GUID:F1C58CD1-D841-47DB-BCD1-8B82290C4D6F Shortcode:63334</text:span></text:p>
      <text:p text:style-name="P1"><text:span text:style-name="T1">VOTE 1168123066 Campaign:ssss_uk_02A Validity:during Choice:Mark CONN:MIG00VU MSISDN:00777777569999 GUID:8EBEA99D-9423-4875-988E-B243FE866E0D Shortcode:63334</text:span></text:p>
      <text:p text:style-name="P1"><text:span text:style-name="T1">VOTE 1168123066 Campaign:ssss_uk_02A Validity:during Choice:Gemma CONN:MIG00VU MSISDN:00777771979999 GUID:063E53E5-35B5-482E-9148-F957F9342ED8 Shortcode:63334</text:span></text:p>
      <text:p text:style-name="P1"><text:span text:style-name="T1">VOTE 1168123066 Campaign:ssss_uk_02A Validity:during Choice:Alan CONN:MIG01XU MSISDN:00777772849999 GUID:38BC2331-B1CE-4076-AF2B-5302A8A91331 Shortcode:63334</text:span></text:p>
      <text:p text:style-name="P1"><text:span text:style-name="T1">VOTE 1168123066 Campaign:ssss_uk_02A Validity:during Choice:Gemma CONN:MIG01XU MSISDN:00777775039999 GUID:0EBE5F5E-239C-43F2-8499-056C22261791 Shortcode:63334</text:span></text:p>
      <text:p text:style-name="P1"><text:span text:style-name="T1">VOTE 1168123066 Campaign:ssss_uk_02A Validity:during Choice:Alan CONN:MIG01XU MSISDN:00777774139999 GUID:5AE13F1F-EF67-42B8-A3D1-AA81B848A81A Shortcode:63334</text:span></text:p>
      <text:p text:style-name="P1"><text:span text:style-name="T1">VOTE 1168123066 Campaign:ssss_uk_02A Validity:during Choice:Leon CONN:MIG01OU MSISDN:00777774029999 GUID:BD6BCB37-FC23-4335-8D5E-0C688C6479B3 Shortcode:63334</text:span></text:p>
      <text:p text:style-name="P1"><text:span text:style-name="T1">VOTE 1168123067 Campaign:ssss_uk_02A Validity:during Choice:Gemma CONN:MIG00VU MSISDN:00777779849999 GUID:6FAC2CA2-2629-4B0C-8D83-8BB434ECDBB4 Shortcode:63334</text:span></text:p>
      <text:p text:style-name="P1"><text:span text:style-name="T1">VOTE 1168123067 Campaign:ssss_uk_02A Validity:during Choice:Tupele CONN:MIG00VU MSISDN:00777776469999 GUID:A3EC38F0-B028-4B24-851E-08F67D28424E Shortcode:63334</text:span></text:p>
      <text:p text:style-name="P1"><text:span text:style-name="T1">VOTE 1168123067 Campaign:ssss_uk_02A Validity:during Choice:Alan CONN:MIG01XU MSISDN:00777772389999 GUID:55A7BDF4-86BD-4B31-BF5A-F82499C5FF3B Shortcode:63334</text:span></text:p>
      <text:p text:style-name="P1"><text:span text:style-name="T1">VOTE 1168123067 Campaign:ssss_uk_02A Validity:during Choice:Mark CONN:MIG01XU </text:span><text:soft-page-break/><text:span text:style-name="T1">MSISDN:00777772559999 GUID:3F9DE752-9386-457A-A1A0-F83C8A40137C Shortcode:63334</text:span></text:p>
      <text:p text:style-name="P1"><text:span text:style-name="T1">VOTE 1168123067 Campaign:ssss_uk_02A Validity:during Choice:Alan CONN:MIG01XU MSISDN:00777776229999 GUID:25C0DB2A-A587-4313-9612-6C3D179E176F Shortcode:63334</text:span></text:p>
      <text:p text:style-name="P1"><text:span text:style-name="T1">VOTE 1168123067 Campaign:ssss_uk_02A Validity:during Choice:Mark CONN:MIG01XU MSISDN:00777771999999 GUID:CCE69E3C-146E-4FA2-87C7-32E9412A4481 Shortcode:63334</text:span></text:p>
      <text:p text:style-name="P1"><text:span text:style-name="T1">VOTE 1168123067 Campaign:ssss_uk_02A Validity:during Choice:Alan CONN:MIG01XU MSISDN:00777779009999 GUID:06AAFB08-138C-454D-A375-9244DE77A724 Shortcode:63334</text:span></text:p>
      <text:p text:style-name="P1"><text:span text:style-name="T1">VOTE 1168123067 Campaign:ssss_uk_02A Validity:during Choice:Alan CONN:MIG01XU MSISDN:00777773019999 GUID:785756AC-8F6C-4558-99EF-DE4A88896E1F Shortcode:63334</text:span></text:p>
      <text:p text:style-name="P1"><text:span text:style-name="T1">VOTE 1168123067 Campaign:ssss_uk_02A Validity:during Choice:Mark CONN:MIG01XU MSISDN:00777776839999 GUID:B3015940-689A-44E6-862D-EE362F5DB90D Shortcode:63334</text:span></text:p>
      <text:p text:style-name="P1"><text:span text:style-name="T1">VOTE 1168123067 Campaign:ssss_uk_02A Validity:during Choice:Alan CONN:MIG01TU MSISDN:00777773699999 GUID:4880FBB9-D321-4DE1-BFE5-605ADE9F5035 Shortcode:63334</text:span></text:p>
      <text:p text:style-name="P1"><text:span text:style-name="T1">VOTE 1168123067 Campaign:ssss_uk_02A Validity:during Choice:Tupele CONN:MIG01OU MSISDN:00777770659999 GUID:BDCBCCC4-640C-4E22-85EA-A6DB1907D309 Shortcode:63334</text:span></text:p>
      <text:p text:style-name="P1"><text:span text:style-name="T1">VOTE 1168123067 Campaign:ssss_uk_02A Validity:during Choice:Antony CONN:MIG00VU MSISDN:00777779669999 GUID:AB37BBE5-A3B6-480E-8B09-67F5B201509A Shortcode:63334</text:span></text:p>
      <text:p text:style-name="P1"><text:span text:style-name="T1">VOTE 1168123067 Campaign:ssss_uk_02A Validity:during Choice:Leon CONN:MIG00VU MSISDN:00777771749999 GUID:68867C55-2A1B-43C7-836D-97BE41F8264F Shortcode:63334</text:span></text:p>
      <text:p text:style-name="P1"><text:span text:style-name="T1">VOTE 1168123068 Campaign:ssss_uk_02A Validity:during Choice:Leon CONN:MIG01OU MSISDN:00777778309999 GUID:0D5C78A3-377F-4684-A4C0-4094BE1B870B Shortcode:63334</text:span></text:p>
      <text:p text:style-name="P1"><text:span text:style-name="T1">VOTE 1168123068 Campaign:ssss_uk_02A Validity:during Choice:Gemma CONN:MIG01XU MSISDN:00777775839999 GUID:1F34CCA4-9C38-48D4-B64F-162D26A2946E Shortcode:63334</text:span></text:p>
      <text:p text:style-name="P1"><text:span text:style-name="T1">VOTE 1168123068 Campaign:ssss_uk_02A Validity:during Choice:Tupele CONN:MIG01XU MSISDN:00777770259999 GUID:D76D78FB-F374-40AB-AF4E-1D525DB64049 Shortcode:63334</text:span></text:p>
      <text:p text:style-name="P1"><text:span text:style-name="T1">VOTE 1168123068 Campaign:ssss_uk_02A Validity:during Choice:Gemma CONN:MIG01XU MSISDN:00777779959999 GUID:58ABAC11-40B8-4CB8-BF07-7D4CB541DD23 Shortcode:63334</text:span></text:p>
      <text:p text:style-name="P1"><text:span text:style-name="T1">VOTE 1168123068 Campaign:ssss_uk_02A Validity:during Choice:Gemma CONN:MIG01XU MSISDN:00777776299999 GUID:EFF991AB-710C-4E02-8F95-BDC4323F51AA Shortcode:63334</text:span></text:p>
      <text:p text:style-name="P1"><text:span text:style-name="T1">VOTE 1168123068 Campaign:ssss_uk_02A Validity:during Choice:Alan CONN:MIG01XU MSISDN:00777770499999 GUID:6D871794-745A-41E4-B7B1-9AA6994E0F4C Shortcode:63334</text:span></text:p>
      <text:p text:style-name="P1"><text:span text:style-name="T1">VOTE 1168123068 Campaign:ssss_uk_02A Validity:during Choice:Alan CONN:MIG01XU MSISDN:00777775549999 GUID:70320982-0F50-4C99-85F2-FA0B79EAD10D Shortcode:63334</text:span></text:p>
      <text:p text:style-name="P1"><text:span text:style-name="T1">VOTE 1168123068 Campaign:ssss_uk_02A Validity:during Choice:Alan CONN:MIG01XU MSISDN:00777774769999 GUID:DF001169-5759-428E-949E-61AD0523668E Shortcode:63334</text:span></text:p>
      <text:p text:style-name="P1"><text:span text:style-name="T1">VOTE 1168123068 Campaign:ssss_uk_02A Validity:during Choice:Gemma CONN:MIG01XU MSISDN:00777772039999 GUID:12E61EB7-8678-4278-8218-A6D6A1E986CF Shortcode:63334</text:span></text:p>
      <text:p text:style-name="P1"><text:span text:style-name="T1">VOTE 1168123068 Campaign:ssss_uk_02A Validity:during Choice:Leon CONN:MIG01XU MSISDN:00777776139999 GUID:AA4B06B6-0E0B-428E-A05A-7D3E79F8138C Shortcode:63334</text:span></text:p>
      <text:p text:style-name="P1"><text:span text:style-name="T1">VOTE 1168123068 Campaign:ssss_uk_02A Validity:during Choice:Mark CONN:MIG01XU MSISDN:00777775119999 GUID:1CC0E9E4-0BF0-4FCC-BEA0-6DBBC02F95BB Shortcode:63334</text:span></text:p>
      <text:p text:style-name="P1"><text:span text:style-name="T1">VOTE 1168123068 Campaign:ssss_uk_02A Validity:during Choice:Leon CONN:MIG01XU MSISDN:00777778119999 GUID:4EF71BDD-6CDD-4632-A1CC-1567B90778A6 Shortcode:63334</text:span></text:p>
      <text:p text:style-name="P1"><text:span text:style-name="T1">VOTE 1168123068 Campaign:ssss_uk_02A Validity:during Choice:Alan CONN:MIG01XU MSISDN:00777772549999 GUID:04296D7A-0808-46A5-8F44-A1C43F8986FA Shortcode:63334</text:span></text:p>
      <text:p text:style-name="P1"><text:span text:style-name="T1">VOTE 1168123068 Campaign:ssss_uk_02A Validity:during Choice:Mark CONN:MIG01XU MSISDN:00777771569999 GUID:9B4F7B7F-CCFE-4C4A-B674-A98EABA35F8B Shortcode:63334</text:span></text:p>
      <text:p text:style-name="P1"><text:span text:style-name="T1">VOTE 1168123068 Campaign:ssss_uk_02A Validity:during Choice:Alan CONN:MIG01XU MSISDN:00777774969999 GUID:89211DD4-2B51-49FE-985B-BB9D49339A09 Shortcode:63334</text:span></text:p>
      <text:p text:style-name="P1"><text:span text:style-name="T1">VOTE 1168123068 Campaign:ssss_uk_02A Validity:during Choice:Alan CONN:MIG01XU MSISDN:00777773279999 GUID:2B580253-D1BC-44B3-B39D-B8F94A5CC2A5 Shortcode:63334</text:span></text:p>
      <text:p text:style-name="P1"><text:span text:style-name="T1">VOTE 1168123068 Campaign:ssss_uk_02A Validity:during Choice:Gemma CONN:MIG01OU MSISDN:00777771689999 GUID:D9CE42ED-D152-4BF5-A024-B13766145CDB Shortcode:63334</text:span></text:p>
      <text:p text:style-name="P1"><text:span text:style-name="T1">VOTE 1168123068 Campaign:ssss_uk_02A Validity:during Choice:Mark CONN:MIG01TU MSISDN:00777774519999 GUID:D6D4A1A8-DCB8-4ECF-BB32-34B53275BA56 Shortcode:63334</text:span></text:p>
      <text:p text:style-name="P1"><text:span text:style-name="T1">VOTE 1168123068 Campaign:ssss_uk_02A Validity:during Choice:Antony CONN:MIG01XU MSISDN:00777771279999 GUID:963A3B5D-59EB-42F6-BCEF-827121267A9C Shortcode:63334</text:span></text:p>
      <text:p text:style-name="P1"><text:span text:style-name="T1">VOTE 1168123068 Campaign:ssss_uk_02A Validity:during Choice:Mark CONN:MIG01XU MSISDN:00777773779999 GUID:884D0625-43C7-46F7-85A5-327495245E7C Shortcode:63334</text:span></text:p>
      <text:p text:style-name="P1"><text:span text:style-name="T1">VOTE 1168123069 Campaign:ssss_uk_02A Validity:during Choice:Alan CONN:MIG01XU MSISDN:00777778559999 GUID:B358F443-AB88-452E-A38A-ABFBC155628D Shortcode:63334</text:span></text:p>
      <text:p text:style-name="P1"><text:span text:style-name="T1">VOTE 1168123069 Campaign:ssss_uk_02A Validity:during Choice:Alan CONN:MIG00VU </text:span><text:soft-page-break/><text:span text:style-name="T1">MSISDN:00777775279999 GUID:D3F921FB-88AD-40AF-9295-41C31EBD2FFA Shortcode:63334</text:span></text:p>
      <text:p text:style-name="P1"><text:span text:style-name="T1">VOTE 1168123069 Campaign:ssss_uk_02A Validity:during Choice:Alan CONN:MIG00VU MSISDN:00777777439999 GUID:316AA056-92A2-404D-938F-9C31E6A03344 Shortcode:63334</text:span></text:p>
      <text:p text:style-name="P1"><text:span text:style-name="T1">VOTE 1168123069 Campaign:ssss_uk_02A Validity:during Choice:Alan CONN:MIG01XU MSISDN:00777774559999 GUID:4ADB59DA-A84D-4A60-B56F-54E8E5728EDA Shortcode:63334</text:span></text:p>
      <text:p text:style-name="P1"><text:span text:style-name="T1">VOTE 1168123069 Campaign:ssss_uk_02A Validity:during Choice:Mark CONN:MIG01TU MSISDN:00777772149999 GUID:F970F457-881D-4D4E-82E3-39A7A1117DDE Shortcode:63334</text:span></text:p>
      <text:p text:style-name="P1"><text:span text:style-name="T1">VOTE 1168123069 Campaign:ssss_uk_02A Validity:during Choice:Mark CONN:MIG01XU MSISDN:00777773139999 GUID:DB158DB2-B552-41DF-9B3E-9B8D687DD377 Shortcode:63334</text:span></text:p>
      <text:p text:style-name="P1"><text:span text:style-name="T1">VOTE 1168123069 Campaign:ssss_uk_02A Validity:during Choice:Alan CONN:MIG01XU MSISDN:00777775629999 GUID:36C7D126-6A2F-4C57-9EA5-859F9496BD22 Shortcode:63334</text:span></text:p>
      <text:p text:style-name="P1"><text:span text:style-name="T1">VOTE 1168123069 Campaign:ssss_uk_02A Validity:during Choice:Mark CONN:MIG01OU MSISDN:00777778919999 GUID:85D8B33A-964F-4C50-9FB1-D101425DB04D Shortcode:63334</text:span></text:p>
      <text:p text:style-name="P1"><text:span text:style-name="T1">VOTE 1168123069 Campaign:ssss_uk_02A Validity:during Choice:Matthew CONN:MIG01XU MSISDN:00777775469999 GUID:3DE36566-DB0F-4845-B317-3FCF3D964C91 Shortcode:63334</text:span></text:p>
      <text:p text:style-name="P1"><text:span text:style-name="T1">VOTE 1168123069 Campaign:ssss_uk_02A Validity:during Choice:Alan CONN:MIG01XU MSISDN:00777776089999 GUID:B5238A98-194C-4539-828F-0318EAEEC903 Shortcode:63334</text:span></text:p>
      <text:p text:style-name="P1"><text:span text:style-name="T1">VOTE 1168123069 Campaign:ssss_uk_02A Validity:during Choice:Mark CONN:MIG01XU MSISDN:00777773699999 GUID:FC9EF91A-A6E4-4CF3-B9DA-F56FB9B4E6D2 Shortcode:63334</text:span></text:p>
      <text:p text:style-name="P1"><text:span text:style-name="T1">VOTE 1168123069 Campaign:ssss_uk_02A Validity:during Choice:Verity CONN:MIG01XU MSISDN:00777774489999 GUID:E07E1239-3FFC-407B-881B-DB21AC067A47 Shortcode:63334</text:span></text:p>
      <text:p text:style-name="P1"><text:span text:style-name="T1">VOTE 1168123069 Campaign:ssss_uk_02A Validity:during Choice:Matthew CONN:MIG01XU MSISDN:00777776599999 GUID:7B2122C4-1B97-4F8A-9BF4-11AB94362A18 Shortcode:63334</text:span></text:p>
      <text:p text:style-name="P1"><text:span text:style-name="T1">VOTE 1168123069 Campaign:ssss_uk_02A Validity:during Choice:Tupele CONN:MIG01OU MSISDN:00777770549999 GUID:9B657715-B56A-488A-A965-81074531C222 Shortcode:63334</text:span></text:p>
      <text:p text:style-name="P1"><text:span text:style-name="T1">VOTE 1168123069 Campaign:ssss_uk_02A Validity:during Choice:Leon CONN:MIG01XU MSISDN:00777779469999 GUID:40E3C935-F227-4D24-B6D8-854FA25BEBA1 Shortcode:63334</text:span></text:p>
      <text:p text:style-name="P1"><text:span text:style-name="T1">VOTE 1168123069 Campaign:ssss_uk_02A Validity:during Choice:Alan CONN:MIG01XU MSISDN:00777771349999 GUID:8AFBCB87-9473-4E72-AE11-AF662B63A61F Shortcode:63334</text:span></text:p>
      <text:p text:style-name="P1"><text:span text:style-name="T1">VOTE 1168123069 Campaign:ssss_uk_02A Validity:during Choice:Leon CONN:MIG01XU MSISDN:00777779579999 GUID:B8C0EF1C-B486-4478-97DD-DA1EF08ADAB6 Shortcode:63334</text:span></text:p>
      <text:p text:style-name="P1"><text:span text:style-name="T1">VOTE 1168123069 Campaign:ssss_uk_02A Validity:during Choice:Verity CONN:MIG01XU MSISDN:00777772099999 GUID:7630C30B-EAF7-4041-B313-80A7B99B4EAD Shortcode:63334</text:span></text:p>
      <text:p text:style-name="P1"><text:span text:style-name="T1">VOTE 1168123069 Campaign:ssss_uk_02A Validity:during Choice:Alan CONN:MIG01XU MSISDN:00777779959999 GUID:5D2BE342-CA09-4D0F-B392-B1AE718C51E0 Shortcode:63334</text:span></text:p>
      <text:p text:style-name="P1"><text:span text:style-name="T1">VOTE 1168123069 Campaign:ssss_uk_02A Validity:during Choice:Gemma CONN:MIG01XU MSISDN:00777774849999 GUID:0C8C3915-1981-48C0-AE3B-9800D471BB39 Shortcode:63334</text:span></text:p>
      <text:p text:style-name="P1"><text:span text:style-name="T1">VOTE 1168123070 Campaign:ssss_uk_02A Validity:during Choice:Gemma CONN:MIG01XU MSISDN:00777773849999 GUID:1EE427ED-9784-41F2-A317-B001ED9D6B61 Shortcode:63334</text:span></text:p>
      <text:p text:style-name="P1"><text:span text:style-name="T1">VOTE 1168123070 Campaign:ssss_uk_02A Validity:during Choice:Tupele CONN:MIG01XU MSISDN:00777774109999 GUID:35E71701-32E5-4E3D-9C22-8144CD1C2D6F Shortcode:63334</text:span></text:p>
      <text:p text:style-name="P1"><text:span text:style-name="T1">VOTE 1168123070 Campaign:ssss_uk_02A Validity:during Choice:Gemma CONN:MIG00VU MSISDN:00777775969999 GUID:67520B55-F1E2-4D33-8050-A62C46055B87 Shortcode:63334</text:span></text:p>
      <text:p text:style-name="P1"><text:span text:style-name="T1">VOTE 1168123070 Campaign:ssss_uk_02A Validity:during Choice:Alan CONN:MIG01TU MSISDN:00777776049999 GUID:169388AF-F2E7-4F71-AD93-FDEF1C6F38A2 Shortcode:63334</text:span></text:p>
      <text:p text:style-name="P1"><text:span text:style-name="T1">VOTE 1168123070 Campaign:ssss_uk_02A Validity:during Choice:Gemma CONN:MIG01XU MSISDN:00777776669999 GUID:23F9236E-4B2C-4C03-8048-BAB3F6F40DE3 Shortcode:63334</text:span></text:p>
      <text:p text:style-name="P1"><text:span text:style-name="T1">VOTE 1168123070 Campaign:ssss_uk_02A Validity:during Choice:Leon CONN:MIG01XU MSISDN:00777774459999 GUID:DED58E01-CB5C-4698-8B4E-04EF4EB32EE3 Shortcode:63334</text:span></text:p>
      <text:p text:style-name="P1"><text:span text:style-name="T1">VOTE 1168123070 Campaign:ssss_uk_02A Validity:during Choice:Mark CONN:MIG01XU MSISDN:00777778319999 GUID:73508A28-EC81-43A4-867E-9F74914CF8C0 Shortcode:63334</text:span></text:p>
      <text:p text:style-name="P1"><text:span text:style-name="T1">VOTE 1168123070 Campaign:ssss_uk_02A Validity:during Choice:Gemma CONN:MIG01XU MSISDN:00777779699999 GUID:0D0CCCB5-761E-47CF-8280-CDFB1C3051B6 Shortcode:63334</text:span></text:p>
      <text:p text:style-name="P1"><text:span text:style-name="T1">VOTE 1168123070 Campaign:ssss_uk_02A Validity:during Choice:Alan CONN:MIG01XU MSISDN:00777771469999 GUID:A18302C5-6036-4CE9-A1FB-314D2DFB8E14 Shortcode:63334</text:span></text:p>
      <text:p text:style-name="P1"><text:span text:style-name="T1">VOTE 1168123070 Campaign:ssss_uk_02A Validity:during Choice:Leon CONN:MIG00VU MSISDN:00777771749999 GUID:5B7928BF-5041-4171-9454-5E9F59CE2EBB Shortcode:63334</text:span></text:p>
      <text:p text:style-name="P1"><text:span text:style-name="T1">VOTE 1168123070 Campaign:ssss_uk_02A Validity:during Choice:Alan CONN:MIG00VU MSISDN:00777778609999 GUID:F6DEA37B-B226-4B2C-A490-05859E14569D Shortcode:63334</text:span></text:p>
      <text:p text:style-name="P1"><text:span text:style-name="T1">VOTE 1168123070 Campaign:ssss_uk_02A Validity:during Choice:Mark CONN:MIG01TU MSISDN:00777771259999 GUID:B2BA8AFC-EC8A-46A3-B824-DC1133AB5183 Shortcode:63334</text:span></text:p>
      <text:p text:style-name="P1"><text:span text:style-name="T1">VOTE 1168123070 Campaign:ssss_uk_02A Validity:during Choice:Alan CONN:MIG01XU </text:span><text:soft-page-break/><text:span text:style-name="T1">MSISDN:00777772339999 GUID:EED64404-11D3-4799-9243-883066C39682 Shortcode:63334</text:span></text:p>
      <text:p text:style-name="P1"><text:span text:style-name="T1">VOTE 1168123070 Campaign:ssss_uk_02A Validity:during Choice:Alan CONN:MIG00VU MSISDN:00777777329999 GUID:E342721D-6D24-4A1B-8D81-6C63F2251CFA Shortcode:63334</text:span></text:p>
      <text:p text:style-name="P1"><text:span text:style-name="T1">VOTE 1168123070 Campaign:ssss_uk_02A Validity:during Choice:Alan CONN:MIG01OU MSISDN:00777770549999 GUID:30C55E8F-7E11-4BF0-9D9E-115E2A947299 Shortcode:63334</text:span></text:p>
      <text:p text:style-name="P1"><text:span text:style-name="T1">VOTE 1168123071 Campaign:ssss_uk_02A Validity:during Choice:Matthew CONN:MIG00VU MSISDN:00777770929999 GUID:7DD7D8B9-9368-4AA5-8C7E-BCC2C892B2C9 Shortcode:63334</text:span></text:p>
      <text:p text:style-name="P1"><text:span text:style-name="T1">VOTE 1168123071 Campaign:ssss_uk_02A Validity:during Choice:Tupele CONN:MIG01TU MSISDN:00777770359999 GUID:B256C2E8-F703-49DE-A31C-12654E9C2F31 Shortcode:63334</text:span></text:p>
      <text:p text:style-name="P1"><text:span text:style-name="T1">VOTE 1168123071 Campaign:ssss_uk_02A Validity:during Choice:Verity CONN:MIG01XU MSISDN:00777772139999 GUID:69E9CB0D-DD46-4F3A-A884-0627372A457C Shortcode:63334</text:span></text:p>
      <text:p text:style-name="P1"><text:span text:style-name="T1">VOTE 1168123071 Campaign:ssss_uk_02A Validity:during Choice:Alan CONN:MIG01XU MSISDN:00777772329999 GUID:C010CB7B-190A-45F8-A181-231A33431C31 Shortcode:63334</text:span></text:p>
      <text:p text:style-name="P1"><text:span text:style-name="T1">VOTE 1168123071 Campaign:ssss_uk_02A Validity:during Choice:Matthew CONN:MIG01XU MSISDN:00777774209999 GUID:7CE3F7E5-5CA0-4BC7-B220-EFE768CC025C Shortcode:63334</text:span></text:p>
      <text:p text:style-name="P1"><text:span text:style-name="T1">VOTE 1168123071 Campaign:ssss_uk_02A Validity:during Choice:Mark CONN:MIG01OU MSISDN:00777777189999 GUID:53D84C47-11E6-4CC8-A58E-8FB648D66719 Shortcode:63334</text:span></text:p>
      <text:p text:style-name="P1"><text:span text:style-name="T1">VOTE 1168123071 Campaign:ssss_uk_02A Validity:during Choice:Alan CONN:MIG00VU MSISDN:00777778839999 GUID:0E15B91C-DEFD-4BDD-8D9D-99D4E4A13356 Shortcode:63334</text:span></text:p>
      <text:p text:style-name="P1"><text:span text:style-name="T1">VOTE 1168123071 Campaign:ssss_uk_02A Validity:during Choice:Verity CONN:MIG01OU MSISDN:00777774129999 GUID:E85DC4DA-1E4F-4C67-96DA-5D93E9299D7E Shortcode:63334</text:span></text:p>
      <text:p text:style-name="P1"><text:span text:style-name="T1">VOTE 1168123071 Campaign:ssss_uk_02A Validity:during Choice:Alan CONN:MIG01OU MSISDN:00777770099999 GUID:648F9FB0-68D3-4844-ADE4-F0516E003ABB Shortcode:63334</text:span></text:p>
      <text:p text:style-name="P1"><text:span text:style-name="T1">VOTE 1168123071 Campaign:ssss_uk_02A Validity:during Choice:Alan CONN:MIG00VU MSISDN:00777775509999 GUID:70A89163-F340-4151-A4F3-C98CB27C48BC Shortcode:63334</text:span></text:p>
      <text:p text:style-name="P1"><text:span text:style-name="T1">VOTE 1168123072 Campaign:ssss_uk_02A Validity:during Choice:Gemma CONN:MIG01OU MSISDN:00777772489999 GUID:49592CF0-3C27-45B3-8DB4-236D539EA376 Shortcode:63334</text:span></text:p>
      <text:p text:style-name="P1"><text:span text:style-name="T1">VOTE 1168123072 Campaign:ssss_uk_02A Validity:during Choice:Alan CONN:MIG01OU MSISDN:00777775729999 GUID:A058000B-7F8B-4782-AC4B-20DEA19BED1F Shortcode:63334</text:span></text:p>
      <text:p text:style-name="P1"><text:span text:style-name="T1">VOTE 1168123072 Campaign:ssss_uk_02A Validity:during Choice:Gemma CONN:MIG01OU MSISDN:00777775979999 GUID:E9B8FF60-D01E-43B9-B001-25D191A446E7 Shortcode:63334</text:span></text:p>
      <text:p text:style-name="P1"><text:span text:style-name="T1">VOTE 1168123072 Campaign:ssss_uk_02A Validity:during Choice:Alan CONN:MIG01XU MSISDN:00777779379999 GUID:4B0CE3E3-F722-4703-B1F9-167EAFF975D0 Shortcode:63334</text:span></text:p>
      <text:p text:style-name="P1"><text:span text:style-name="T1">VOTE 1168123072 Campaign:ssss_uk_02A Validity:during Choice:Alan CONN:MIG01XU MSISDN:00777771069999 GUID:86134F43-FB58-46A4-9A52-59D10414F993 Shortcode:63334</text:span></text:p>
      <text:p text:style-name="P1"><text:span text:style-name="T1">VOTE 1168123072 Campaign:ssss_uk_02A Validity:during Choice:Leon CONN:MIG01XU MSISDN:00777778039999 GUID:326C4806-532B-41AB-AD00-0EA730DECB7B Shortcode:63334</text:span></text:p>
      <text:p text:style-name="P1"><text:span text:style-name="T1">VOTE 1168123072 Campaign:ssss_uk_02A Validity:during Choice:Leon CONN:MIG01XU MSISDN:00777771509999 GUID:406E5F04-E9C1-4AF1-B46D-C825062ED951 Shortcode:63334</text:span></text:p>
      <text:p text:style-name="P1"><text:span text:style-name="T1">VOTE 1168123072 Campaign:ssss_uk_02A Validity:during Choice:Alan CONN:MIG01XU MSISDN:00777773379999 GUID:49A2A8E0-9F43-4218-A023-6133F3E02ACF Shortcode:63334</text:span></text:p>
      <text:p text:style-name="P1"><text:span text:style-name="T1">VOTE 1168123072 Campaign:ssss_uk_02A Validity:during Choice:Mark CONN:MIG01OU MSISDN:00777771439999 GUID:707D1FF5-31F1-4026-A7A7-D4814CC4CFB8 Shortcode:63334</text:span></text:p>
      <text:p text:style-name="P1"><text:span text:style-name="T1">VOTE 1168123072 Campaign:ssss_uk_02A Validity:during Choice:Gemma CONN:MIG01XU MSISDN:00777774479999 GUID:F65EA941-7B44-4AD9-8552-8DB963DBB24E Shortcode:63334</text:span></text:p>
      <text:p text:style-name="P1"><text:span text:style-name="T1">VOTE 1168123072 Campaign:ssss_uk_02A Validity:during Choice:Verity CONN:MIG01XU MSISDN:00777776169999 GUID:406F9C56-036D-4569-B21D-E297A3748D52 Shortcode:63334</text:span></text:p>
      <text:p text:style-name="P1"><text:span text:style-name="T1">VOTE 1168123072 Campaign:ssss_uk_02A Validity:during Choice:Tupele CONN:MIG00VU MSISDN:00777770089999 GUID:CDAC478B-64A1-409D-B0E2-1D8BBF5E6452 Shortcode:63334</text:span></text:p>
      <text:p text:style-name="P1"><text:span text:style-name="T1">VOTE 1168123072 Campaign:ssss_uk_02A Validity:during Choice:Mark CONN:MIG00VU MSISDN:00777778109999 GUID:BB81C16B-629A-4B82-BE00-428EBC76C868 Shortcode:63334</text:span></text:p>
      <text:p text:style-name="P1"><text:span text:style-name="T1">VOTE 1168123072 Campaign:ssss_uk_02A Validity:during Choice:Leon CONN:MIG01XU MSISDN:00777776879999 GUID:F132416A-B7D3-4F1E-8E99-BAC7B3EBB52B Shortcode:63334</text:span></text:p>
      <text:p text:style-name="P1"><text:span text:style-name="T1">VOTE 1168123072 Campaign:ssss_uk_02A Validity:during Choice:Mark CONN:MIG01XU MSISDN:00777779499999 GUID:E814AD7E-AC6A-4E5A-B59E-CA67F12BE016 Shortcode:63334</text:span></text:p>
      <text:p text:style-name="P1"><text:span text:style-name="T1">VOTE 1168123072 Campaign:ssss_uk_02A Validity:during Choice:Gemma CONN:MIG01XU MSISDN:00777772599999 GUID:59306093-D20E-4AC0-BB29-FF2C244C08ED Shortcode:63334</text:span></text:p>
      <text:p text:style-name="P1"><text:span text:style-name="T1">VOTE 1168123072 Campaign:ssss_uk_02A Validity:during Choice:Mark CONN:MIG01XU MSISDN:00777776399999 GUID:DEED4784-3157-49D0-9CC6-5773BFB9E1FD Shortcode:63334</text:span></text:p>
      <text:p text:style-name="P1"><text:span text:style-name="T1">VOTE 1168123072 Campaign:ssss_uk_02A Validity:during Choice:Gemma CONN:MIG01XU MSISDN:00777775289999 GUID:F384CB2E-3C91-4E90-8B6C-49C5AB121AAE Shortcode:63334</text:span></text:p>
      <text:p text:style-name="P1"><text:span text:style-name="T1">VOTE 1168123072 Campaign:ssss_uk_02A Validity:during Choice:Verity CONN:MIG01XU </text:span><text:soft-page-break/><text:span text:style-name="T1">MSISDN:00777773129999 GUID:63169079-6C1C-40F5-8A75-D13577C15AD1 Shortcode:63334</text:span></text:p>
      <text:p text:style-name="P1"><text:span text:style-name="T1">VOTE 1168123073 Campaign:ssss_uk_02A Validity:during Choice:Leon CONN:MIG00VU MSISDN:00777770809999 GUID:67A919D2-E2B8-4330-8011-25F834E7EB50 Shortcode:63334</text:span></text:p>
      <text:p text:style-name="P1"><text:span text:style-name="T1">VOTE 1168123073 Campaign:ssss_uk_02A Validity:during Choice:Alan CONN:MIG01OU MSISDN:00777771909999 GUID:19150AB2-4018-498F-89CC-E4E9D893360C Shortcode:63334</text:span></text:p>
      <text:p text:style-name="P1"><text:span text:style-name="T1">VOTE 1168123073 Campaign:ssss_uk_02A Validity:during Choice:Alan CONN:MIG01OU MSISDN:00777776529999 GUID:C6F94AE2-BD81-4AF1-AC1D-3D2BE3997BAB Shortcode:63334</text:span></text:p>
      <text:p text:style-name="P1"><text:span text:style-name="T1">VOTE 1168123073 Campaign:ssss_uk_02A Validity:during Choice:Tupele CONN:MIG01OU MSISDN:00777778309999 GUID:552B3283-7D42-44FE-AD2B-816B034F00ED Shortcode:63334</text:span></text:p>
      <text:p text:style-name="P1"><text:span text:style-name="T1">VOTE 1168123073 Campaign:ssss_uk_02A Validity:during Choice:Alan CONN:MIG00VU MSISDN:00777778659999 GUID:D3DF32E5-E8A8-43D7-944C-D4D9746E6D6E Shortcode:63334</text:span></text:p>
      <text:p text:style-name="P1"><text:span text:style-name="T1">VOTE 1168123073 Campaign:ssss_uk_02A Validity:during Choice:Gemma CONN:MIG01OU MSISDN:00777779999999 GUID:279FDDC3-089A-4AE5-B1B6-F41899022ED3 Shortcode:63334</text:span></text:p>
      <text:p text:style-name="P1"><text:span text:style-name="T1">VOTE 1168123073 Campaign:ssss_uk_02A Validity:during Choice:Tupele CONN:MIG01OU MSISDN:00777776869999 GUID:B020A927-EF7B-44DF-85F9-93CB2137ABAC Shortcode:63334</text:span></text:p>
      <text:p text:style-name="P1"><text:span text:style-name="T1">VOTE 1168123073 Campaign:ssss_uk_02A Validity:during Choice:Verity CONN:MIG01XU MSISDN:00777779209999 GUID:B786EB57-B649-4F84-8E38-ADC296908BAD Shortcode:63334</text:span></text:p>
      <text:p text:style-name="P1"><text:span text:style-name="T1">VOTE 1168123073 Campaign:ssss_uk_02A Validity:during Choice:Alan CONN:MIG01XU MSISDN:00777779359999 GUID:2BA5DB8C-0C6E-4850-A43D-1A2CEF3B6F64 Shortcode:63334</text:span></text:p>
      <text:p text:style-name="P1"><text:span text:style-name="T1">VOTE 1168123073 Campaign:ssss_uk_02A Validity:during Choice:Tupele CONN:MIG01XU MSISDN:00777774739999 GUID:FEC34C77-3143-4170-88EF-99CE991B5BBB Shortcode:63334</text:span></text:p>
      <text:p text:style-name="P1"><text:span text:style-name="T1">VOTE 1168123073 Campaign:ssss_uk_02A Validity:during Choice:Verity CONN:MIG01OU MSISDN:00777770689999 GUID:FA42CA3E-1A62-4A7A-A758-AB017C5E594B Shortcode:63334</text:span></text:p>
      <text:p text:style-name="P1"><text:span text:style-name="T1">VOTE 1168123073 Campaign:ssss_uk_02A Validity:during Choice:Mark CONN:MIG01XU MSISDN:00777770639999 GUID:A01F1346-3F9B-4A4A-9D70-10E0A2AC9482 Shortcode:63334</text:span></text:p>
      <text:p text:style-name="P1"><text:span text:style-name="T1">VOTE 1168123073 Campaign:ssss_uk_02A Validity:during Choice:Gemma CONN:MIG01XU MSISDN:00777773799999 GUID:12CEE981-8869-48C9-92CF-78F8DDB19F1E Shortcode:63334</text:span></text:p>
      <text:p text:style-name="P1"><text:span text:style-name="T1">VOTE 1168123073 Campaign:ssss_uk_02A Validity:during Choice:Alan CONN:MIG01XU MSISDN:00777770119999 GUID:D5A5648F-CB55-43E0-8661-0CE46B763511 Shortcode:63334</text:span></text:p>
      <text:p text:style-name="P1"><text:span text:style-name="T1">VOTE 1168123073 Campaign:ssss_uk_02A Validity:during Choice:Alan CONN:MIG01XU MSISDN:00777770079999 GUID:7A73B50A-1728-4F47-AF95-AD535D1ED104 Shortcode:63334</text:span></text:p>
      <text:p text:style-name="P1"><text:span text:style-name="T1">VOTE 1168123073 Campaign:ssss_uk_02A Validity:during Choice:Matthew CONN:MIG01XU MSISDN:00777779309999 GUID:CD2E64AA-E872-44E4-AAC8-A1DFD086ED2D Shortcode:63334</text:span></text:p>
      <text:p text:style-name="P1"><text:span text:style-name="T1">VOTE 1168123073 Campaign:ssss_uk_02A Validity:during Choice:Antony CONN:MIG01HU MSISDN:00777777579999 GUID:75058A46-E907-4033-9673-1500C0808838 Shortcode:63334</text:span></text:p>
      <text:p text:style-name="P1"><text:span text:style-name="T1">VOTE 1168123073 Campaign:ssss_uk_02A Validity:during Choice:Tupele CONN:MIG01XU MSISDN:00777770939999 GUID:82D66F05-1F17-43EC-ADC6-9AF7F996D7BC Shortcode:63334</text:span></text:p>
      <text:p text:style-name="P1"><text:span text:style-name="T1">VOTE 1168123073 Campaign:ssss_uk_02A Validity:during Choice:Leon CONN:MIG01XU MSISDN:00777773349999 GUID:94A256B8-F9DD-4A06-9B19-44E4A0FCBEFE Shortcode:63334</text:span></text:p>
      <text:p text:style-name="P1"><text:span text:style-name="T1">VOTE 1168123073 Campaign:ssss_uk_02A Validity:during Choice:Gemma CONN:MIG01OU MSISDN:00777771379999 GUID:AFBACB53-47DE-40A6-A03A-20D033F4785F Shortcode:63334</text:span></text:p>
      <text:p text:style-name="P1"><text:span text:style-name="T1">VOTE 1168123073 Campaign:ssss_uk_02A Validity:during Choice:Mark CONN:MIG01TU MSISDN:00777777339999 GUID:62D1492A-AAA9-446C-B9E8-7E1F95E54A72 Shortcode:63334</text:span></text:p>
      <text:p text:style-name="P1"><text:span text:style-name="T1">VOTE 1168123074 Campaign:ssss_uk_02A Validity:during Choice:Antony CONN:MIG01OU MSISDN:00777770499999 GUID:31C47A6D-186B-432D-811C-524F1386BC3A Shortcode:63334</text:span></text:p>
      <text:p text:style-name="P1"><text:span text:style-name="T1">VOTE 1168123074 Campaign:ssss_uk_02A Validity:during Choice:Antony CONN:MIG01OU MSISDN:00777770719999 GUID:BC0EAC3E-246A-4089-AE63-E63A12644A24 Shortcode:63334</text:span></text:p>
      <text:p text:style-name="P1"><text:span text:style-name="T1">VOTE 1168123074 Campaign:ssss_uk_02A Validity:during Choice:Antony CONN:MIG01OU MSISDN:00777775459999 GUID:3DBEBD67-C711-4F48-A74F-9D3F94AE037F Shortcode:63334</text:span></text:p>
      <text:p text:style-name="P1"><text:span text:style-name="T1">VOTE 1168123074 Campaign:ssss_uk_02A Validity:during Choice:Alan CONN:MIG01XU MSISDN:00777779079999 GUID:74378F28-DFD7-4A3B-8788-FAE48099574B Shortcode:63334</text:span></text:p>
      <text:p text:style-name="P1"><text:span text:style-name="T1">VOTE 1168123074 Campaign:ssss_uk_02A Validity:during Choice:Verity CONN:MIG01OU MSISDN:00777770249999 GUID:19D1C4D3-6015-4030-8190-D42BC41A6EDC Shortcode:63334</text:span></text:p>
      <text:p text:style-name="P1"><text:span text:style-name="T1">VOTE 1168123074 Campaign:ssss_uk_02A Validity:during Choice:Antony CONN:MIG01OU MSISDN:00777772119999 GUID:FB65AB1D-B94F-4316-A093-E7BFB79ADA5B Shortcode:63334</text:span></text:p>
      <text:p text:style-name="P1"><text:span text:style-name="T1">VOTE 1168123074 Campaign:ssss_uk_02A Validity:during Choice:Mark CONN:MIG01OU MSISDN:00777775459999 GUID:9CD3CAE2-8614-45D3-8CE8-CB316B308E97 Shortcode:63334</text:span></text:p>
      <text:p text:style-name="P1"><text:span text:style-name="T1">VOTE 1168123074 Campaign:ssss_uk_02A Validity:during Choice:Alan CONN:MIG01OU MSISDN:00777776459999 GUID:48081E3D-3529-43C3-BB51-F58118D2E215 Shortcode:63334</text:span></text:p>
      <text:p text:style-name="P1"><text:span text:style-name="T1">VOTE 1168123074 Campaign:ssss_uk_02A Validity:during Choice:Alan CONN:MIG01OU MSISDN:00777779429999 GUID:6445F378-6889-486C-937B-AF6F8A02BD18 Shortcode:63334</text:span></text:p>
      <text:p text:style-name="P1"><text:span text:style-name="T1">VOTE 1168123074 Campaign:ssss_uk_02A Validity:during Choice:Leon CONN:MIG01XU </text:span><text:soft-page-break/><text:span text:style-name="T1">MSISDN:00777774129999 GUID:ECF9BF4C-57BD-489E-9DBC-87729BFA70E9 Shortcode:63334</text:span></text:p>
      <text:p text:style-name="P1"><text:span text:style-name="T1">VOTE 1168123074 Campaign:ssss_uk_02A Validity:during Choice:Leon CONN:MIG01XU MSISDN:00777771519999 GUID:6E57C36B-1C06-411C-AFEA-B37E80416CE7 Shortcode:63334</text:span></text:p>
      <text:p text:style-name="P1"><text:span text:style-name="T1">VOTE 1168123074 Campaign:ssss_uk_02A Validity:during Choice:Alan CONN:MIG01XU MSISDN:00777772919999 GUID:D2F4AC67-A9D6-448C-940E-258FA8D59D43 Shortcode:63334</text:span></text:p>
      <text:p text:style-name="P1"><text:span text:style-name="T1">VOTE 1168123074 Campaign:ssss_uk_02A Validity:during Choice:Alan CONN:MIG01XU MSISDN:00777772689999 GUID:E9F174E1-E68F-442B-873B-2127086168BD Shortcode:63334</text:span></text:p>
      <text:p text:style-name="P1"><text:span text:style-name="T1">VOTE 1168123074 Campaign:ssss_uk_02A Validity:during Choice:Alan CONN:MIG00VU MSISDN:00777770459999 GUID:7906522F-EA06-4502-B365-0E755708B8BC Shortcode:63334</text:span></text:p>
      <text:p text:style-name="P1"><text:span text:style-name="T1">VOTE 1168123074 Campaign:ssss_uk_02A Validity:during Choice:Alan CONN:MIG01XU MSISDN:00777773209999 GUID:7861A49C-28D2-46AF-B7CF-9D729F0A8081 Shortcode:63334</text:span></text:p>
      <text:p text:style-name="P1"><text:span text:style-name="T1">VOTE 1168123074 Campaign:ssss_uk_02A Validity:during Choice:Leon CONN:MIG01TU MSISDN:00777770469999 GUID:3D278E4C-C646-465F-83BC-E9CB29B0BC2D Shortcode:63334</text:span></text:p>
      <text:p text:style-name="P1"><text:span text:style-name="T1">VOTE 1168123074 Campaign:ssss_uk_02A Validity:during Choice:Antony CONN:MIG00VU MSISDN:00777776249999 GUID:ECF12DBC-207B-4D02-B7DE-6A7EE1DAC3D9 Shortcode:63334</text:span></text:p>
      <text:p text:style-name="P1"><text:span text:style-name="T1">VOTE 1168123074 Campaign:ssss_uk_02A Validity:during Choice:Verity CONN:MIG01OU MSISDN:00777774159999 GUID:1D0F3316-F35F-45DD-8C52-D6D90657540F Shortcode:63334</text:span></text:p>
      <text:p text:style-name="P1"><text:span text:style-name="T1">VOTE 1168123074 Campaign:ssss_uk_02A Validity:during Choice:Gemma CONN:MIG01TU MSISDN:00777774069999 GUID:325CC3B6-3A1A-4DA1-9672-1D4E402E066B Shortcode:63334</text:span></text:p>
      <text:p text:style-name="P1"><text:span text:style-name="T1">VOTE 1168123074 Campaign:ssss_uk_02A Validity:during Choice:Alan CONN:MIG00VU MSISDN:00777775909999 GUID:689922E5-245A-49C9-A47B-A9F2784FB9A3 Shortcode:63334</text:span></text:p>
      <text:p text:style-name="P1"><text:span text:style-name="T1">VOTE 1168123074 Campaign:ssss_uk_02A Validity:during Choice:Verity CONN:MIG01HU MSISDN:00777778999999 GUID:79A071E6-5163-447C-900E-75FB8DEFC616 Shortcode:63334</text:span></text:p>
      <text:p text:style-name="P1"><text:span text:style-name="T1">VOTE 1168123074 Campaign:ssss_uk_02A Validity:during Choice:Verity CONN:MIG00VU MSISDN:00777779039999 GUID:E99A7824-E9E8-4995-9DC1-435221166E15 Shortcode:63334</text:span></text:p>
      <text:p text:style-name="P1"><text:span text:style-name="T1">VOTE 1168123074 Campaign:ssss_uk_02A Validity:during Choice:Leon CONN:MIG01OU MSISDN:00777771709999 GUID:ECC0416B-4F55-4276-9573-2F517055F0D4 Shortcode:63334</text:span></text:p>
      <text:p text:style-name="P1"><text:span text:style-name="T1">VOTE 1168123074 Campaign:ssss_uk_02A Validity:during Choice:Leon CONN:MIG01XU MSISDN:00777776439999 GUID:BFE18809-1BB4-415B-82C1-C03CC77A158F Shortcode:63334</text:span></text:p>
      <text:p text:style-name="P1"><text:span text:style-name="T1">VOTE 1168123074 Campaign:ssss_uk_02A Validity:during Choice:Gemma CONN:MIG01XU MSISDN:00777775829999 GUID:F5A2512D-1023-4DDB-8848-0CD3FCAA29B3 Shortcode:63334</text:span></text:p>
      <text:p text:style-name="P1"><text:span text:style-name="T1">VOTE 1168123074 Campaign:ssss_uk_02A Validity:during Choice:Leon CONN:MIG01XU MSISDN:00777775389999 GUID:304CCCF8-8276-465A-BB7A-81669F348E7B Shortcode:63334</text:span></text:p>
      <text:p text:style-name="P1"><text:span text:style-name="T1">VOTE 1168123074 Campaign:ssss_uk_02A Validity:during Choice:Alan CONN:MIG01OU MSISDN:00777774719999 GUID:7FDEFEA4-D9E2-4E3E-A37B-A41219449F3B Shortcode:63334</text:span></text:p>
      <text:p text:style-name="P1"><text:span text:style-name="T1">VOTE 1168123074 Campaign:ssss_uk_02A Validity:during Choice:Leon CONN:MIG01XU MSISDN:00777775949999 GUID:E415283E-1862-4DDA-A44E-E0F04941FC20 Shortcode:63334</text:span></text:p>
      <text:p text:style-name="P1"><text:span text:style-name="T1">VOTE 1168123074 Campaign:ssss_uk_02A Validity:during Choice:Leon CONN:MIG01OU MSISDN:00777777739999 GUID:CBF14DDE-0C65-443B-8225-7C7BE4486184 Shortcode:63334</text:span></text:p>
      <text:p text:style-name="P1"><text:span text:style-name="T1">VOTE 1168123074 Campaign:ssss_uk_02A Validity:during Choice:Mark CONN:MIG01OU MSISDN:00777774819999 GUID:8FE914B4-09AA-414B-9371-9FF3579B7208 Shortcode:63334</text:span></text:p>
      <text:p text:style-name="P1"><text:span text:style-name="T1">VOTE 1168123074 Campaign:ssss_uk_02A Validity:during Choice:Mark CONN:MIG01OU MSISDN:00777777959999 GUID:1E25D972-DFD7-4578-B1AA-3A3F383F0C61 Shortcode:63334</text:span></text:p>
      <text:p text:style-name="P1"><text:span text:style-name="T1">VOTE 1168123074 Campaign:ssss_uk_02A Validity:during Choice:Verity CONN:MIG01XU MSISDN:00777770399999 GUID:A06E4763-D917-4A48-89EA-D8BB9414455A Shortcode:63334</text:span></text:p>
      <text:p text:style-name="P1"><text:span text:style-name="T1">VOTE 1168123075 Campaign:ssss_uk_02A Validity:during Choice:Tupele CONN:MIG01XU MSISDN:00777772869999 GUID:3936DCA5-DF56-4C2E-91BF-F5B72B47C68C Shortcode:63334</text:span></text:p>
      <text:p text:style-name="P1"><text:span text:style-name="T1">VOTE 1168123075 Campaign:ssss_uk_02A Validity:during Choice:Leon CONN:MIG01XU MSISDN:00777773109999 GUID:6624A45F-E19A-4492-A854-C829C3F48C93 Shortcode:63334</text:span></text:p>
      <text:p text:style-name="P1"><text:span text:style-name="T1">VOTE 1168123075 Campaign:ssss_uk_02A Validity:during Choice:Leon CONN:MIG01XU MSISDN:00777776609999 GUID:1C03FF69-0A76-43CD-80DC-2968D74F7ABE Shortcode:63334</text:span></text:p>
      <text:p text:style-name="P1"><text:span text:style-name="T1">VOTE 1168123075 Campaign:ssss_uk_02A Validity:during Choice:Mark CONN:MIG01XU MSISDN:00777775109999 GUID:52235C45-CDB2-440C-B19F-24913DBB7129 Shortcode:63334</text:span></text:p>
      <text:p text:style-name="P1"><text:span text:style-name="T1">VOTE 1168123075 Campaign:ssss_uk_02A Validity:during Choice:Alan CONN:MIG01XU MSISDN:00777779489999 GUID:7979F9F9-74F5-4ACD-B327-0164F2E74BFB Shortcode:63334</text:span></text:p>
      <text:p text:style-name="P1"><text:span text:style-name="T1">VOTE 1168123075 Campaign:ssss_uk_02A Validity:during Choice:Leon CONN:MIG01XU MSISDN:00777776779999 GUID:465879E1-4CCE-47A0-94F9-BEA7E60B7D5D Shortcode:63334</text:span></text:p>
      <text:p text:style-name="P1"><text:span text:style-name="T1">VOTE 1168123075 Campaign:ssss_uk_02A Validity:during Choice:Alan CONN:MIG01XU MSISDN:00777778919999 GUID:2D81D397-F56E-42B8-9654-38585A30B90C Shortcode:63334</text:span></text:p>
      <text:p text:style-name="P1"><text:span text:style-name="T1">VOTE 1168123075 Campaign:ssss_uk_02A Validity:during Choice:Alan CONN:MIG01XU MSISDN:00777771649999 GUID:7FE0DB48-D927-4076-8930-CC23991D7011 Shortcode:63334</text:span></text:p>
      <text:p text:style-name="P1"><text:span text:style-name="T1">VOTE 1168123075 Campaign:ssss_uk_02A Validity:during Choice:Mark CONN:MIG01XU </text:span><text:soft-page-break/><text:span text:style-name="T1">MSISDN:00777776009999 GUID:F9068C28-A096-4D50-8CA5-48B4AFD9D859 Shortcode:63334</text:span></text:p>
      <text:p text:style-name="P1"><text:span text:style-name="T1">VOTE 1168123075 Campaign:ssss_uk_02A Validity:during Choice:Alan CONN:MIG01XU MSISDN:00777774999999 GUID:6F172705-EFCC-41B3-96E5-76C958672369 Shortcode:63334</text:span></text:p>
      <text:p text:style-name="P1"><text:span text:style-name="T1">VOTE 1168123075 Campaign:ssss_uk_02A Validity:during Choice:Alan CONN:MIG01XU MSISDN:00777773199999 GUID:B815B0C1-FF0A-4A9F-8438-A5E870F37BE8 Shortcode:63334</text:span></text:p>
      <text:p text:style-name="P1"><text:span text:style-name="T1">VOTE 1168123075 Campaign:ssss_uk_02A Validity:during Choice:Alan CONN:MIG01XU MSISDN:00777779849999 GUID:26CD8705-9AB2-4795-94EA-4191A8C470FA Shortcode:63334</text:span></text:p>
      <text:p text:style-name="P1"><text:span text:style-name="T1">VOTE 1168123075 Campaign:ssss_uk_02A Validity:during Choice:Gemma CONN:MIG01XU MSISDN:00777777449999 GUID:7F4BC910-BDD7-4E40-A7D8-5C3F1FD315EF Shortcode:63334</text:span></text:p>
      <text:p text:style-name="P1"><text:span text:style-name="T1">VOTE 1168123075 Campaign:ssss_uk_02A Validity:during Choice:Gemma CONN:MIG01OU MSISDN:00777770519999 GUID:A37AE380-C0AD-44A6-8421-AC29786DB3CB Shortcode:63334</text:span></text:p>
      <text:p text:style-name="P1"><text:span text:style-name="T1">VOTE 1168123075 Campaign:ssss_uk_02A Validity:during Choice:Alan CONN:MIG01XU MSISDN:00777774209999 GUID:F6681BA1-F0B4-4027-BD5D-8BFAA14948E3 Shortcode:63334</text:span></text:p>
      <text:p text:style-name="P1"><text:span text:style-name="T1">VOTE 1168123075 Campaign:ssss_uk_02A Validity:during Choice:Alan CONN:MIG01XU MSISDN:00777779459999 GUID:6F740776-2AE6-46C4-B18C-F63CEB34306E Shortcode:63334</text:span></text:p>
      <text:p text:style-name="P1"><text:span text:style-name="T1">VOTE 1168123075 Campaign:ssss_uk_02A Validity:during Choice:Leon CONN:MIG01XU MSISDN:00777776989999 GUID:B3960977-75D7-47EB-875B-75BDCCB4B30A Shortcode:63334</text:span></text:p>
      <text:p text:style-name="P1"><text:span text:style-name="T1">VOTE 1168123075 Campaign:ssss_uk_02A Validity:during Choice:Alan CONN:MIG00VU MSISDN:00777775679999 GUID:5630497B-0AEE-453A-8630-9753DE065884 Shortcode:63334</text:span></text:p>
      <text:p text:style-name="P1"><text:span text:style-name="T1">VOTE 1168123075 Campaign:ssss_uk_02A Validity:during Choice:Tupele CONN:MIG00VU MSISDN:00777779909999 GUID:FED26F84-9570-4856-B5BD-4C0DAEDFB433 Shortcode:63334</text:span></text:p>
      <text:p text:style-name="P1"><text:span text:style-name="T1">VOTE 1168123075 Campaign:ssss_uk_02A Validity:during Choice:Mark CONN:MIG01XU MSISDN:00777778819999 GUID:5BB98AFA-9D3F-408D-978F-40F7B9331BCB Shortcode:63334</text:span></text:p>
      <text:p text:style-name="P1"><text:span text:style-name="T1">VOTE 1168123075 Campaign:ssss_uk_02A Validity:during Choice:Antony CONN:MIG01XU MSISDN:00777776409999 GUID:EE3CEA09-C4D7-49D1-B06A-911D4B6D35D0 Shortcode:63334</text:span></text:p>
      <text:p text:style-name="P1"><text:span text:style-name="T1">VOTE 1168123075 Campaign:ssss_uk_02A Validity:during Choice:Leon CONN:MIG01XU MSISDN:00777778129999 GUID:546E7972-A1FE-4693-8816-BC7F35BFFF68 Shortcode:63334</text:span></text:p>
      <text:p text:style-name="P1"><text:span text:style-name="T1">VOTE 1168123075 Campaign:ssss_uk_02A Validity:during Choice:Mark CONN:MIG01XU MSISDN:00777771309999 GUID:C0B6A151-0D2D-40B8-9CAA-12BCBF023A2C Shortcode:63334</text:span></text:p>
      <text:p text:style-name="P1"><text:span text:style-name="T1">VOTE 1168123075 Campaign:ssss_uk_02A Validity:during Choice:Leon CONN:MIG01XU MSISDN:00777775969999 GUID:CFA39EF3-3E5C-40B4-8EE4-35F275A1E560 Shortcode:63334</text:span></text:p>
      <text:p text:style-name="P1"><text:span text:style-name="T1">VOTE 1168123075 Campaign:ssss_uk_02A Validity:during Choice:Leon CONN:MIG01XU MSISDN:00777775599999 GUID:624D5A1E-FEE2-493A-96D8-63818222ADEF Shortcode:63334</text:span></text:p>
      <text:p text:style-name="P1"><text:span text:style-name="T1">VOTE 1168123076 Campaign:ssss_uk_02A Validity:during Choice:Mark CONN:MIG01XU MSISDN:00777773849999 GUID:9E6FA7A4-206C-48FB-A158-EEF8A2B787D3 Shortcode:63334</text:span></text:p>
      <text:p text:style-name="P1"><text:span text:style-name="T1">VOTE 1168123076 Campaign:ssss_uk_02A Validity:during Choice:Leon CONN:MIG01OU MSISDN:00777774049999 GUID:18B1FEB0-1C02-4D92-8F0C-2EFC0BD877F4 Shortcode:63334</text:span></text:p>
      <text:p text:style-name="P1"><text:span text:style-name="T1">VOTE 1168123076 Campaign:ssss_uk_02A Validity:during Choice:Mark CONN:MIG01OU MSISDN:00777775889999 GUID:ADC67F11-9AC1-438A-9D46-DE25D8ABF58B Shortcode:63334</text:span></text:p>
      <text:p text:style-name="P1"><text:span text:style-name="T1">VOTE 1168123076 Campaign:ssss_uk_02A Validity:during Choice:Matthew CONN:MIG01OU MSISDN:00777777839999 GUID:160EE01D-7770-4856-A73E-74AB4AB6CF5B Shortcode:63334</text:span></text:p>
      <text:p text:style-name="P1"><text:span text:style-name="T1">VOTE 1168123076 Campaign:ssss_uk_02A Validity:during Choice:Mark CONN:MIG01OU MSISDN:00777771889999 GUID:57669BE7-C464-483F-90C5-F6F095FE014E Shortcode:63334</text:span></text:p>
      <text:p text:style-name="P1"><text:span text:style-name="T1">VOTE 1168123076 Campaign:ssss_uk_02A Validity:during Choice:Leon CONN:MIG01XU MSISDN:00777770929999 GUID:AC7C5FD8-DD92-4632-A0D5-2545AF656B7B Shortcode:63334</text:span></text:p>
      <text:p text:style-name="P1"><text:span text:style-name="T1">VOTE 1168123076 Campaign:ssss_uk_02A Validity:during Choice:Alan CONN:MIG01XU MSISDN:00777778889999 GUID:6B520864-EAFE-4D92-B11B-D612552DA6B5 Shortcode:63334</text:span></text:p>
      <text:p text:style-name="P1"><text:span text:style-name="T1">VOTE 1168123076 Campaign:ssss_uk_02A Validity:during Choice:Mark CONN:MIG01XU MSISDN:00777778379999 GUID:C1DF0D4B-3964-4101-B8A5-FE1205845F44 Shortcode:63334</text:span></text:p>
      <text:p text:style-name="P1"><text:span text:style-name="T1">VOTE 1168123076 Campaign:ssss_uk_02A Validity:during Choice:Alan CONN:MIG01XU MSISDN:00777772409999 GUID:BBF642B5-4C4B-428B-A830-AAB4649B54B8 Shortcode:63334</text:span></text:p>
      <text:p text:style-name="P1"><text:span text:style-name="T1">VOTE 1168123076 Campaign:ssss_uk_02A Validity:during Choice:Alan CONN:MIG00VU MSISDN:00777779879999 GUID:BD727EE9-CA2D-4B7E-A99C-357AE2C89050 Shortcode:63334</text:span></text:p>
      <text:p text:style-name="P1"><text:span text:style-name="T1">VOTE 1168123076 Campaign:ssss_uk_02A Validity:during Choice:Alan CONN:MIG01OU MSISDN:00777770169999 GUID:E07174F5-7A51-494F-8E23-333BE9B3AC7E Shortcode:63334</text:span></text:p>
      <text:p text:style-name="P1"><text:span text:style-name="T1">VOTE 1168123076 Campaign:ssss_uk_02A Validity:during Choice:Mark CONN:MIG01OU MSISDN:00777770429999 GUID:EBCBA0C3-C1DD-45DE-AB19-7E932E097439 Shortcode:63334</text:span></text:p>
      <text:p text:style-name="P1"><text:span text:style-name="T1">VOTE 1168123076 Campaign:ssss_uk_02A Validity:during Choice:Alan CONN:MIG01OU MSISDN:00777775429999 GUID:F8D19127-8622-4309-A6E4-90693BC1F3E9 Shortcode:63334</text:span></text:p>
      <text:p text:style-name="P1"><text:span text:style-name="T1">VOTE 1168123076 Campaign:ssss_uk_02A Validity:during Choice:Leon CONN:MIG00VU MSISDN:00777778129999 GUID:0963DDAB-3250-4A1F-B637-C10EE8B685D5 Shortcode:63334</text:span></text:p>
      <text:p text:style-name="P1"><text:span text:style-name="T1">VOTE 1168123076 Campaign:ssss_uk_02A Validity:during Choice:Gemma CONN:MIG01OU </text:span><text:soft-page-break/><text:span text:style-name="T1">MSISDN:00777770839999 GUID:AE3443E9-9611-4E15-B017-D50FD03CCA31 Shortcode:63334</text:span></text:p>
      <text:p text:style-name="P1"><text:span text:style-name="T1">VOTE 1168123076 Campaign:ssss_uk_02A Validity:during Choice:Gemma CONN:MIG01XU MSISDN:00777772709999 GUID:3A16C636-7B92-4C2C-A01A-26AB07E944DE Shortcode:63334</text:span></text:p>
      <text:p text:style-name="P1"><text:span text:style-name="T1">VOTE 1168123076 Campaign:ssss_uk_02A Validity:during Choice:Gemma CONN:MIG01XU MSISDN:00777777529999 GUID:DAF4A1DE-E9EB-433D-8584-5528A64646D6 Shortcode:63334</text:span></text:p>
      <text:p text:style-name="P1"><text:span text:style-name="T1">VOTE 1168123076 Campaign:ssss_uk_02A Validity:during Choice:Alan CONN:MIG01XU MSISDN:00777779499999 GUID:5A7A49E2-BB49-4386-8EAD-3CBB096F988D Shortcode:63334</text:span></text:p>
      <text:p text:style-name="P1"><text:span text:style-name="T1">VOTE 1168123076 Campaign:ssss_uk_02A Validity:during Choice:Alan CONN:MIG01XU MSISDN:00777771669999 GUID:1CA46C7C-9EA0-4216-9272-954626CAC35A Shortcode:63334</text:span></text:p>
      <text:p text:style-name="P1"><text:span text:style-name="T1">VOTE 1168123076 Campaign:ssss_uk_02A Validity:during Choice:Alan CONN:MIG01XU MSISDN:00777770589999 GUID:ACFA7600-F0A1-4852-B7ED-1D73D5A93635 Shortcode:63334</text:span></text:p>
      <text:p text:style-name="P1"><text:span text:style-name="T1">VOTE 1168123076 Campaign:ssss_uk_02A Validity:during Choice:Verity CONN:MIG01TU MSISDN:00777772309999 GUID:0FC10690-2570-400E-B213-6A52615C93CB Shortcode:63334</text:span></text:p>
      <text:p text:style-name="P1"><text:span text:style-name="T1">VOTE 1168123076 Campaign:ssss_uk_02A Validity:during Choice:Mark CONN:MIG01XU MSISDN:00777778959999 GUID:192B4FE8-1F70-4A8B-96BC-7AF451236CF1 Shortcode:63334</text:span></text:p>
      <text:p text:style-name="P1"><text:span text:style-name="T1">VOTE 1168123076 Campaign:ssss_uk_02A Validity:during Choice:Tupele CONN:MIG01XU MSISDN:00777773579999 GUID:40BCDA73-F7DD-42F7-9B20-238EBCEBDBA1 Shortcode:63334</text:span></text:p>
      <text:p text:style-name="P1"><text:span text:style-name="T1">VOTE 1168123076 Campaign:ssss_uk_02A Validity:during Choice:Matthew CONN:MIG01XU MSISDN:00777779459999 GUID:54220CE4-9FBF-43C5-88C8-96951578814B Shortcode:63334</text:span></text:p>
      <text:p text:style-name="P1"><text:span text:style-name="T1">VOTE 1168123076 Campaign:ssss_uk_02A Validity:during Choice:Alan CONN:MIG01XU MSISDN:00777772889999 GUID:21DF0118-34FC-432A-AFF3-319BC9BFEB44 Shortcode:63334</text:span></text:p>
      <text:p text:style-name="P1"><text:span text:style-name="T1">VOTE 1168123076 Campaign:ssss_uk_02A Validity:during Choice:Alan CONN:MIG01TU MSISDN:00777771259999 GUID:A2E9B369-5501-42F4-AF41-1CB270CE534D Shortcode:63334</text:span></text:p>
      <text:p text:style-name="P1"><text:span text:style-name="T1">VOTE 1168123076 Campaign:ssss_uk_02A Validity:during Choice:Leon CONN:MIG01OU MSISDN:00777777729999 GUID:FFEBA416-B1C1-46CC-8A8F-4764B8E6E043 Shortcode:63334</text:span></text:p>
      <text:p text:style-name="P1"><text:span text:style-name="T1">VOTE 1168123076 Campaign:ssss_uk_02A Validity:during Choice:Leon CONN:MIG01OU MSISDN:00777777399999 GUID:3347FB38-76CC-46BF-AD4F-D17510027577 Shortcode:63334</text:span></text:p>
      <text:p text:style-name="P1"><text:span text:style-name="T1">VOTE 1168123076 Campaign:ssss_uk_02A Validity:during Choice:Leon CONN:MIG01XU MSISDN:00777779249999 GUID:9DE2E557-FD25-493E-8BDF-F5A476905557 Shortcode:63334</text:span></text:p>
      <text:p text:style-name="P1"><text:span text:style-name="T1">VOTE 1168123077 Campaign:ssss_uk_02A Validity:during Choice:Alan CONN:MIG01XU MSISDN:00777774859999 GUID:0354D32A-1C87-44AE-88E4-0BDB37B25F33 Shortcode:63334</text:span></text:p>
      <text:p text:style-name="P1"><text:span text:style-name="T1">VOTE 1168123077 Campaign:ssss_uk_02A Validity:during Choice:Alan CONN:MIG01XU MSISDN:00777773489999 GUID:CCF70E86-4291-4426-B21F-9C0462252B5A Shortcode:63334</text:span></text:p>
      <text:p text:style-name="P1"><text:span text:style-name="T1">VOTE 1168123077 Campaign:ssss_uk_02A Validity:during Choice:Mark CONN:MIG01XU MSISDN:00777777939999 GUID:13C829A8-5046-4D2B-9FA2-ED8CBCD9D80B Shortcode:63334</text:span></text:p>
      <text:p text:style-name="P1"><text:span text:style-name="T1">VOTE 1168123077 Campaign:ssss_uk_02A Validity:during Choice:Alan CONN:MIG00VU MSISDN:00777777809999 GUID:410CD277-A271-4FDC-937A-951FE2B0C597 Shortcode:63334</text:span></text:p>
      <text:p text:style-name="P1"><text:span text:style-name="T1">VOTE 1168123077 Campaign:ssss_uk_02A Validity:during Choice:Gemma CONN:MIG00VU MSISDN:00777774089999 GUID:E419C6C1-F0B6-491F-997D-79F5BB546E48 Shortcode:63334</text:span></text:p>
      <text:p text:style-name="P1"><text:span text:style-name="T1">VOTE 1168123077 Campaign:ssss_uk_02A Validity:during Choice:Leon CONN:MIG01TU MSISDN:00777779029999 GUID:648CBA69-3149-44E7-A31E-B98B5F6DA150 Shortcode:63334</text:span></text:p>
      <text:p text:style-name="P1"><text:span text:style-name="T1">VOTE 1168123077 Campaign:ssss_uk_02A Validity:during Choice:Mark CONN:MIG01TU MSISDN:00777771329999 GUID:9D4D21D0-8CA8-45CD-93A8-E9D22479C341 Shortcode:63334</text:span></text:p>
      <text:p text:style-name="P1"><text:span text:style-name="T1">VOTE 1168123077 Campaign:ssss_uk_02A Validity:during Choice:Mark CONN:MIG01XU MSISDN:00777774649999 GUID:FD981972-9FEF-4BBC-975B-CA9425338C69 Shortcode:63334</text:span></text:p>
      <text:p text:style-name="P1"><text:span text:style-name="T1">VOTE 1168123077 Campaign:ssss_uk_02A Validity:during Choice:Alan CONN:MIG01TU MSISDN:00777771569999 GUID:3C239020-02BB-4EB9-A91A-30FBF8232376 Shortcode:63334</text:span></text:p>
      <text:p text:style-name="P1"><text:span text:style-name="T1">VOTE 1168123077 Campaign:ssss_uk_02A Validity:during Choice:Alan CONN:MIG01XU MSISDN:00777771209999 GUID:FE40E4FB-0DD6-4F18-82F9-D383028DF097 Shortcode:63334</text:span></text:p>
      <text:p text:style-name="P1"><text:span text:style-name="T1">VOTE 1168123077 Campaign:ssss_uk_02A Validity:during Choice:Alan CONN:MIG01XU MSISDN:00777776419999 GUID:3F3E45E8-B5F0-47A2-99C7-2EFA5060B56E Shortcode:63334</text:span></text:p>
      <text:p text:style-name="P1"><text:span text:style-name="T1">VOTE 1168123077 Campaign:ssss_uk_02A Validity:during Choice:Alan CONN:MIG01XU MSISDN:00777774289999 GUID:33F323D6-32AD-471E-B531-C30404CDE9C9 Shortcode:63334</text:span></text:p>
      <text:p text:style-name="P1"><text:span text:style-name="T1">VOTE 1168123077 Campaign:ssss_uk_02A Validity:during Choice:Leon CONN:MIG01XU MSISDN:00777774069999 GUID:DE874953-E22A-459A-84AB-E0ACBF55C272 Shortcode:63334</text:span></text:p>
      <text:p text:style-name="P1"><text:span text:style-name="T1">VOTE 1168123077 Campaign:ssss_uk_02A Validity:during Choice:Mark CONN:MIG01XU MSISDN:00777779559999 GUID:B061443E-393B-4D15-A306-4D1C266ABE5D Shortcode:63334</text:span></text:p>
      <text:p text:style-name="P1"><text:span text:style-name="T1">VOTE 1168123078 Campaign:ssss_uk_02A Validity:during Choice:Antony CONN:MIG01OU MSISDN:00777779229999 GUID:F4EB2CFC-5D86-408E-81FF-87D17C136077 Shortcode:63334</text:span></text:p>
      <text:p text:style-name="P1"><text:span text:style-name="T1">VOTE 1168123078 Campaign:ssss_uk_02A Validity:during Choice:Mark CONN:MIG01OU MSISDN:00777775809999 GUID:55D65A7F-F486-479C-914B-8B372EDD33E7 Shortcode:63334</text:span></text:p>
      <text:p text:style-name="P1"><text:span text:style-name="T1">VOTE 1168123078 Campaign:ssss_uk_02A Validity:during Choice:Mark CONN:MIG01OU </text:span><text:soft-page-break/><text:span text:style-name="T1">MSISDN:00777779889999 GUID:09E0F9BD-5C0A-4DDD-85FD-C6B722822FFE Shortcode:63334</text:span></text:p>
      <text:p text:style-name="P1"><text:span text:style-name="T1">VOTE 1168123078 Campaign:ssss_uk_02A Validity:during Choice:Gemma CONN:MIG01OU MSISDN:00777776049999 GUID:50CFB544-FA5C-4CFE-8A82-8C02BE70A066 Shortcode:63334</text:span></text:p>
      <text:p text:style-name="P1"><text:span text:style-name="T1">VOTE 1168123078 Campaign:ssss_uk_02A Validity:during Choice:Alan CONN:MIG01OU MSISDN:00777770289999 GUID:5A2E41A0-8B9B-4C47-BA28-0C8434563A0F Shortcode:63334</text:span></text:p>
      <text:p text:style-name="P1"><text:span text:style-name="T1">VOTE 1168123078 Campaign:ssss_uk_02A Validity:during Choice:Mark CONN:MIG01XU MSISDN:00777779189999 GUID:DE68557F-D3E0-4054-9CC1-56E4BF41A211 Shortcode:63334</text:span></text:p>
      <text:p text:style-name="P1"><text:span text:style-name="T1">VOTE 1168123078 Campaign:ssss_uk_02A Validity:during Choice:Alan CONN:MIG01XU MSISDN:00777771999999 GUID:007908CC-09D5-4BAE-A678-CC2D0212761B Shortcode:63334</text:span></text:p>
      <text:p text:style-name="P1"><text:span text:style-name="T1">VOTE 1168123078 Campaign:ssss_uk_02A Validity:during Choice:Verity CONN:MIG01XU MSISDN:00777774529999 GUID:24735A1A-E0ED-4628-8804-FB44AD2EF3C7 Shortcode:63334</text:span></text:p>
      <text:p text:style-name="P1"><text:span text:style-name="T1">VOTE 1168123078 Campaign:ssss_uk_02A Validity:during Choice:Leon CONN:MIG01XU MSISDN:00777777579999 GUID:D39AE002-D174-43C0-98AB-50BBC4F73DC0 Shortcode:63334</text:span></text:p>
      <text:p text:style-name="P1"><text:span text:style-name="T1">VOTE 1168123078 Campaign:ssss_uk_02A Validity:during Choice:Alan CONN:MIG01XU MSISDN:00777772709999 GUID:CF2C0B45-597E-49FF-83CC-6D9170F30700 Shortcode:63334</text:span></text:p>
      <text:p text:style-name="P1"><text:span text:style-name="T1">VOTE 1168123078 Campaign:ssss_uk_02A Validity:during Choice:Alan CONN:MIG01XU MSISDN:00777772789999 GUID:EE4E8D7A-080B-4F4E-B5EC-04DE1B7F46D5 Shortcode:63334</text:span></text:p>
      <text:p text:style-name="P1"><text:span text:style-name="T1">VOTE 1168123078 Campaign:ssss_uk_02A Validity:during Choice:Verity CONN:MIG01XU MSISDN:00777779689999 GUID:3BD72C9C-63FE-4F2E-8543-DA1DD8BAA5B9 Shortcode:63334</text:span></text:p>
      <text:p text:style-name="P1"><text:span text:style-name="T1">VOTE 1168123078 Campaign:ssss_uk_02A Validity:during Choice:Verity CONN:MIG01XU MSISDN:00777775489999 GUID:BACB2B42-A72B-47AD-9243-EFEAD9F6DF06 Shortcode:63334</text:span></text:p>
      <text:p text:style-name="P1"><text:span text:style-name="T1">VOTE 1168123078 Campaign:ssss_uk_02A Validity:during Choice:Gemma CONN:MIG01XU MSISDN:00777778799999 GUID:31D1B3F4-F0C8-4F73-AA55-1718E09B48E6 Shortcode:63334</text:span></text:p>
      <text:p text:style-name="P1"><text:span text:style-name="T1">VOTE 1168123078 Campaign:ssss_uk_02A Validity:during Choice:Verity CONN:MIG01XU MSISDN:00777778769999 GUID:41CD16A8-B145-4C7E-86AA-A70235FC75A3 Shortcode:63334</text:span></text:p>
      <text:p text:style-name="P1"><text:span text:style-name="T1">VOTE 1168123078 Campaign:ssss_uk_02A Validity:during Choice:Mark CONN:MIG01XU MSISDN:00777779469999 GUID:3EF08F63-4C45-48A5-8694-BD207B06C505 Shortcode:63334</text:span></text:p>
      <text:p text:style-name="P1"><text:span text:style-name="T1">VOTE 1168123078 Campaign:ssss_uk_02A Validity:during Choice:Alan CONN:MIG01XU MSISDN:00777779189999 GUID:E61FD0C3-CA5A-4411-830C-1FE35A784D76 Shortcode:63334</text:span></text:p>
      <text:p text:style-name="P1"><text:span text:style-name="T1">VOTE 1168123078 Campaign:ssss_uk_02A Validity:during Choice:Antony CONN:MIG01XU MSISDN:00777779569999 GUID:837A7C09-230D-4417-A95D-901E12F60E8F Shortcode:63334</text:span></text:p>
      <text:p text:style-name="P1"><text:span text:style-name="T1">VOTE 1168123078 Campaign:ssss_uk_02A Validity:during Choice:Antony CONN:MIG01XU MSISDN:00777775669999 GUID:F3515F28-5C77-441A-BBE9-221DF8F65365 Shortcode:63334</text:span></text:p>
      <text:p text:style-name="P1"><text:span text:style-name="T1">VOTE 1168123078 Campaign:ssss_uk_02A Validity:during Choice:Verity CONN:MIG01XU MSISDN:00777771669999 GUID:859B51CF-60C9-4F4A-8D4C-87E2AA471A78 Shortcode:63334</text:span></text:p>
      <text:p text:style-name="P1"><text:span text:style-name="T1">VOTE 1168123078 Campaign:ssss_uk_02A Validity:during Choice:Mark CONN:MIG01XU MSISDN:00777774959999 GUID:A80C033D-AD28-43FC-88F7-942D732AE059 Shortcode:63334</text:span></text:p>
      <text:p text:style-name="P1"><text:span text:style-name="T1">VOTE 1168123078 Campaign:ssss_uk_02A Validity:during Choice:Leon CONN:MIG01OU MSISDN:00777772669999 GUID:0A0480D6-12F5-4275-880B-A9F1D031074B Shortcode:63334</text:span></text:p>
      <text:p text:style-name="P1"><text:span text:style-name="T1">VOTE 1168123078 Campaign:ssss_uk_02A Validity:during Choice:Antony CONN:MIG01OU MSISDN:00777774579999 GUID:0B2D1515-EA93-4563-B9C8-730EB97A7E3A Shortcode:63334</text:span></text:p>
      <text:p text:style-name="P1"><text:span text:style-name="T1">VOTE 1168123078 Campaign:ssss_uk_02A Validity:during Choice:Alan CONN:MIG01OU MSISDN:00777777999999 GUID:6998C41B-E935-422D-98BE-AD87D7FAF513 Shortcode:63334</text:span></text:p>
      <text:p text:style-name="P1"><text:span text:style-name="T1">VOTE 1168123078 Campaign:ssss_uk_02A Validity:during Choice:Mark CONN:MIG00VU MSISDN:00777776179999 GUID:F78BD825-534D-4A71-95A2-74AD0CA12632 Shortcode:63334</text:span></text:p>
      <text:p text:style-name="P1"><text:span text:style-name="T1">VOTE 1168123078 Campaign:ssss_uk_02A Validity:during Choice:Verity CONN:MIG00VU MSISDN:00777770859999 GUID:E87AA05C-AD8D-4844-A953-C85C3AEB49AA Shortcode:63334</text:span></text:p>
      <text:p text:style-name="P1"><text:span text:style-name="T1">VOTE 1168123078 Campaign:ssss_uk_02A Validity:during Choice:Alan CONN:MIG01OU MSISDN:00777770499999 GUID:0E59ADF9-96EF-4A33-90F0-E00AB1D5F4DF Shortcode:63334</text:span></text:p>
      <text:p text:style-name="P1"><text:span text:style-name="T1">VOTE 1168123079 Campaign:ssss_uk_02A Validity:during Choice:Verity CONN:MIG01OU MSISDN:00777775439999 GUID:04306D0B-6C21-4FE9-B4A3-7ECA55412598 Shortcode:63334</text:span></text:p>
      <text:p text:style-name="P1"><text:span text:style-name="T1">VOTE 1168123079 Campaign:ssss_uk_02A Validity:during Choice:Leon CONN:MIG01OU MSISDN:00777775759999 GUID:2ECCDDA8-14FE-49C9-AD44-EA52E03194B9 Shortcode:63334</text:span></text:p>
      <text:p text:style-name="P1"><text:span text:style-name="T1">VOTE 1168123078 Campaign:ssss_uk_02A Validity:during Choice:Leon CONN:MIG01XU MSISDN:00777776679999 GUID:80CA6602-7628-4336-9E77-08DA451D0770 Shortcode:63334</text:span></text:p>
      <text:p text:style-name="P1"><text:span text:style-name="T1">VOTE 1168123079 Campaign:ssss_uk_02A Validity:during Choice:Mark CONN:MIG01XU MSISDN:00777776709999 GUID:32623EBB-DC3C-415F-ABDB-BD101D4ACB9B Shortcode:63334</text:span></text:p>
      <text:p text:style-name="P1"><text:span text:style-name="T1">VOTE 1168123079 Campaign:ssss_uk_02A Validity:during Choice:Mark CONN:MIG01XU MSISDN:00777772449999 GUID:356F9E0C-2EFB-4236-96D0-FF268E94EA62 Shortcode:63334</text:span></text:p>
      <text:p text:style-name="P1"><text:span text:style-name="T1">VOTE 1168123079 Campaign:ssss_uk_02A Validity:during Choice:Leon CONN:MIG00VU MSISDN:00777773179999 GUID:8617F971-A11D-480F-97DB-0FE38CA9CF97 Shortcode:63334</text:span></text:p>
      <text:p text:style-name="P1"><text:span text:style-name="T1">VOTE 1168123079 Campaign:ssss_uk_02A Validity:during Choice:Leon CONN:MIG00VU </text:span><text:soft-page-break/><text:span text:style-name="T1">MSISDN:00777776529999 GUID:B700F2B3-021A-4527-875E-969AAF7E1709 Shortcode:63334</text:span></text:p>
      <text:p text:style-name="P1"><text:span text:style-name="T1">VOTE 1168123079 Campaign:ssss_uk_02A Validity:during Choice:Leon CONN:MIG01XU MSISDN:00777774139999 GUID:01A6EE37-1921-40F4-8C64-4179B7C29810 Shortcode:63334</text:span></text:p>
      <text:p text:style-name="P1"><text:span text:style-name="T1">VOTE 1168123079 Campaign:ssss_uk_02A Validity:during Choice:Leon CONN:MIG01XU MSISDN:00777778039999 GUID:CB3E8662-7FA9-4361-8779-9017C049D877 Shortcode:63334</text:span></text:p>
      <text:p text:style-name="P1"><text:span text:style-name="T1">VOTE 1168123079 Campaign:ssss_uk_02A Validity:during Choice:Mark CONN:MIG01XU MSISDN:00777771429999 GUID:14109006-64FE-4C77-AD4E-340CFD654A60 Shortcode:63334</text:span></text:p>
      <text:p text:style-name="P1"><text:span text:style-name="T1">VOTE 1168123079 Campaign:ssss_uk_02A Validity:during Choice:Leon CONN:MIG01XU MSISDN:00777774069999 GUID:0DA43EDC-DEAF-4F97-8617-2F65B10C133D Shortcode:63334</text:span></text:p>
      <text:p text:style-name="P1"><text:span text:style-name="T1">VOTE 1168123079 Campaign:ssss_uk_02A Validity:during Choice:Alan CONN:MIG01XU MSISDN:00777779159999 GUID:B37C89B8-A445-494C-889F-EEC2207B7D74 Shortcode:63334</text:span></text:p>
      <text:p text:style-name="P1"><text:span text:style-name="T1">VOTE 1168123079 Campaign:ssss_uk_02A Validity:during Choice:Alan CONN:MIG01XU MSISDN:00777779819999 GUID:48D975FB-ACE0-4AB8-AC69-F72E35AA440A Shortcode:63334</text:span></text:p>
      <text:p text:style-name="P1"><text:span text:style-name="T1">VOTE 1168123079 Campaign:ssss_uk_02A Validity:during Choice:Gemma CONN:MIG01OU MSISDN:00777772139999 GUID:5BBB6FB0-A769-407C-997A-D5A3DF0E11E7 Shortcode:63334</text:span></text:p>
      <text:p text:style-name="P1"><text:span text:style-name="T1">VOTE 1168123079 Campaign:ssss_uk_02A Validity:during Choice:Matthew CONN:MIG01OU MSISDN:00777775659999 GUID:6136F7A5-68C3-4EA7-852C-DB3D1825D0D8 Shortcode:63334</text:span></text:p>
      <text:p text:style-name="P1"><text:span text:style-name="T1">VOTE 1168123079 Campaign:ssss_uk_02A Validity:during Choice:Antony CONN:MIG01XU MSISDN:00777772409999 GUID:D9C34C8B-63BA-4A35-A02D-C4E10DC22705 Shortcode:63334</text:span></text:p>
      <text:p text:style-name="P1"><text:span text:style-name="T1">VOTE 1168123079 Campaign:ssss_uk_02A Validity:during Choice:Alan CONN:MIG01TU MSISDN:00777770639999 GUID:358A01E9-E505-4989-86EB-2225EE169B42 Shortcode:63334</text:span></text:p>
      <text:p text:style-name="P1"><text:span text:style-name="T1">VOTE 1168123079 Campaign:ssss_uk_02A Validity:during Choice:Mark CONN:MIG01XU MSISDN:00777770469999 GUID:60CEFE27-492F-4635-BE5C-D0B030AFD1F3 Shortcode:63334</text:span></text:p>
      <text:p text:style-name="P1"><text:span text:style-name="T1">VOTE 1168123079 Campaign:ssss_uk_02A Validity:during Choice:Alan CONN:MIG01XU MSISDN:00777772599999 GUID:2A4FB08F-FE84-47E6-BA3A-69F7813EF798 Shortcode:63334</text:span></text:p>
      <text:p text:style-name="P1"><text:span text:style-name="T1">VOTE 1168123079 Campaign:ssss_uk_02A Validity:during Choice:Verity CONN:MIG01XU MSISDN:00777775179999 GUID:4D294799-996F-4F99-A092-C7147F080270 Shortcode:63334</text:span></text:p>
      <text:p text:style-name="P1"><text:span text:style-name="T1">VOTE 1168123079 Campaign:ssss_uk_02A Validity:during Choice:Alan CONN:MIG01XU MSISDN:00777772379999 GUID:287218C6-4C6C-460C-932C-EE7CA2BD02EC Shortcode:63334</text:span></text:p>
      <text:p text:style-name="P1"><text:span text:style-name="T1">VOTE 1168123079 Campaign:ssss_uk_02A Validity:during Choice:Alan CONN:MIG01XU MSISDN:00777773099999 GUID:5C34EC4F-1B90-4F77-8894-C928E4ACA814 Shortcode:63334</text:span></text:p>
      <text:p text:style-name="P1"><text:span text:style-name="T1">VOTE 1168123079 Campaign:ssss_uk_02A Validity:during Choice:Verity CONN:MIG01XU MSISDN:00777770529999 GUID:4226EA28-2F5B-4A0F-9CD5-8C8A9133F8B3 Shortcode:63334</text:span></text:p>
      <text:p text:style-name="P1"><text:span text:style-name="T1">VOTE 1168123079 Campaign:ssss_uk_02A Validity:during Choice:Alan CONN:MIG01XU MSISDN:00777773139999 GUID:FB0FBBD7-15E3-473C-BCEE-F795C4076C82 Shortcode:63334</text:span></text:p>
      <text:p text:style-name="P1"><text:span text:style-name="T1">VOTE 1168123079 Campaign:ssss_uk_02A Validity:during Choice:Matthew CONN:MIG01XU MSISDN:00777776349999 GUID:E988C42C-6DC0-4481-8D9A-B9CAB8389D1D Shortcode:63334</text:span></text:p>
      <text:p text:style-name="P1"><text:span text:style-name="T1">VOTE 1168123079 Campaign:ssss_uk_02A Validity:during Choice:Alan CONN:MIG01OU MSISDN:00777774339999 GUID:3ADD18C9-A864-49F0-9600-5DD189D54547 Shortcode:63334</text:span></text:p>
      <text:p text:style-name="P1"><text:span text:style-name="T1">VOTE 1168123079 Campaign:ssss_uk_02A Validity:during Choice:Leon CONN:MIG01OU MSISDN:00777777329999 GUID:236E1C95-636E-4380-95FD-868F186D21C2 Shortcode:63334</text:span></text:p>
      <text:p text:style-name="P1"><text:span text:style-name="T1">VOTE 1168123080 Campaign:ssss_uk_02A Validity:during Choice:Gemma CONN:MIG01TU MSISDN:00777772789999 GUID:56E98818-4013-4CAF-ACDF-39BFCC115A74 Shortcode:63334</text:span></text:p>
      <text:p text:style-name="P1"><text:span text:style-name="T1">VOTE 1168123080 Campaign:ssss_uk_02A Validity:during Choice:Tupele CONN:MIG00VU MSISDN:00777777829999 GUID:6A72C9D3-E559-46F7-8238-09EDAAB1C980 Shortcode:63334</text:span></text:p>
      <text:p text:style-name="P1"><text:span text:style-name="T1">VOTE 1168123080 Campaign:ssss_uk_02A Validity:during Choice:Alan CONN:MIG01OU MSISDN:00777777429999 GUID:8247F875-6A74-4A5B-AB27-B99985EC9140 Shortcode:63334</text:span></text:p>
      <text:p text:style-name="P1"><text:span text:style-name="T1">VOTE 1168123080 Campaign:ssss_uk_02A Validity:during Choice:Alan CONN:MIG01OU MSISDN:00777772049999 GUID:10482BDE-8CF2-487A-9556-B9445E156926 Shortcode:63334</text:span></text:p>
      <text:p text:style-name="P1"><text:span text:style-name="T1">VOTE 1168123080 Campaign:ssss_uk_02A Validity:during Choice:Leon CONN:MIG01TU MSISDN:00777770239999 GUID:176FFDBF-7A60-4BFC-918D-A722AF1F77F8 Shortcode:63334</text:span></text:p>
      <text:p text:style-name="P1"><text:span text:style-name="T1">VOTE 1168123080 Campaign:ssss_uk_02A Validity:during Choice:Gemma CONN:MIG00VU MSISDN:00777773779999 GUID:DC9BF7B1-46C8-4A49-A60C-F26AB3004D69 Shortcode:63334</text:span></text:p>
      <text:p text:style-name="P1"><text:span text:style-name="T1">VOTE 1168123080 Campaign:ssss_uk_02A Validity:during Choice:Gemma CONN:MIG01OU MSISDN:00777777209999 GUID:C0A7BB10-2F20-494A-BC1B-2A8D0FA81072 Shortcode:63334</text:span></text:p>
      <text:p text:style-name="P1"><text:span text:style-name="T1">VOTE 1168123080 Campaign:ssss_uk_02A Validity:during Choice:Tupele CONN:MIG01OU MSISDN:00777773239999 GUID:23E464EB-D8FA-4385-A19C-4404A022CA50 Shortcode:63334</text:span></text:p>
      <text:p text:style-name="P1"><text:span text:style-name="T1">VOTE 1168123080 Campaign:ssss_uk_02A Validity:during Choice:Alan CONN:MIG01OU MSISDN:00777772989999 GUID:03758F7E-62A7-40D0-ACA7-45428BEC72D3 Shortcode:63334</text:span></text:p>
      <text:p text:style-name="P1"><text:span text:style-name="T1">VOTE 1168123080 Campaign:ssss_uk_02A Validity:during Choice:Verity CONN:MIG01OU MSISDN:00777777329999 GUID:5AE15E53-E06C-4CFE-90E4-050F738EA4AB Shortcode:63334</text:span></text:p>
      <text:p text:style-name="P1"><text:span text:style-name="T1">VOTE 1168123080 Campaign:ssss_uk_02A Validity:during Choice:Leon CONN:MIG01OU </text:span><text:soft-page-break/><text:span text:style-name="T1">MSISDN:00777775459999 GUID:CE8DF9D2-D908-4643-85E4-ED42C679ABA1 Shortcode:63334</text:span></text:p>
      <text:p text:style-name="P1"><text:span text:style-name="T1">VOTE 1168123080 Campaign:ssss_uk_02A Validity:during Choice:Leon CONN:MIG00VU MSISDN:00777777459999 GUID:8251C433-CBF7-42CD-8BAB-6BC732C53646 Shortcode:63334</text:span></text:p>
      <text:p text:style-name="P1"><text:span text:style-name="T1">VOTE 1168123080 Campaign:ssss_uk_02A Validity:during Choice:Alan CONN:MIG00VU MSISDN:00777775039999 GUID:1A6E64A2-44DE-4262-96EB-0B8FE30567DF Shortcode:63334</text:span></text:p>
      <text:p text:style-name="P1"><text:span text:style-name="T1">VOTE 1168123080 Campaign:ssss_uk_02A Validity:during Choice:Verity CONN:MIG01OU MSISDN:00777770789999 GUID:CE77B2F3-6B07-45B6-B47E-92B20E90ACC3 Shortcode:63334</text:span></text:p>
      <text:p text:style-name="P1"><text:span text:style-name="T1">VOTE 1168123080 Campaign:ssss_uk_02A Validity:during Choice:Leon CONN:MIG01OU MSISDN:00777776109999 GUID:838B10CE-4796-4F5B-BF1F-E80122516A1E Shortcode:63334</text:span></text:p>
      <text:p text:style-name="P1"><text:span text:style-name="T1">VOTE 1168123081 Campaign:ssss_uk_02A Validity:during Choice:Leon CONN:MIG01XU MSISDN:00777774039999 GUID:2538353D-7DBF-40A2-8973-A1963312D4FA Shortcode:63334</text:span></text:p>
      <text:p text:style-name="P1"><text:span text:style-name="T1">VOTE 1168123081 Campaign:ssss_uk_02A Validity:during Choice:Leon CONN:MIG01XU MSISDN:00777775869999 GUID:AC0F9922-2D2B-42A7-BB6C-B5B127B6CF2E Shortcode:63334</text:span></text:p>
      <text:p text:style-name="P1"><text:span text:style-name="T1">VOTE 1168123081 Campaign:ssss_uk_02A Validity:during Choice:Alan CONN:MIG01XU MSISDN:00777773359999 GUID:EA3D9E9D-78C1-43FA-84B2-F6D589F181F9 Shortcode:63334</text:span></text:p>
      <text:p text:style-name="P1"><text:span text:style-name="T1">VOTE 1168123081 Campaign:ssss_uk_02A Validity:during Choice:Verity CONN:MIG01XU MSISDN:00777774479999 GUID:042944A1-4E8A-4856-95A9-DFDA76F7BB73 Shortcode:63334</text:span></text:p>
      <text:p text:style-name="P1"><text:span text:style-name="T1">VOTE 1168123081 Campaign:ssss_uk_02A Validity:during Choice:Alan CONN:MIG01XU MSISDN:00777772639999 GUID:86AEE4BD-E5F3-4190-8871-6A9059E61064 Shortcode:63334</text:span></text:p>
      <text:p text:style-name="P1"><text:span text:style-name="T1">VOTE 1168123081 Campaign:ssss_uk_02A Validity:during Choice:Gemma CONN:MIG01TU MSISDN:00777770899999 GUID:CA42B968-FB6C-4479-B49E-389EE0E4AB51 Shortcode:63334</text:span></text:p>
      <text:p text:style-name="P1"><text:span text:style-name="T1">VOTE 1168123081 Campaign:ssss_uk_02A Validity:during Choice:Mark CONN:MIG01XU MSISDN:00777777339999 GUID:D366194C-B671-43F9-A634-BDC74B32F045 Shortcode:63334</text:span></text:p>
      <text:p text:style-name="P1"><text:span text:style-name="T1">VOTE 1168123081 Campaign:ssss_uk_02A Validity:during Choice:Leon CONN:MIG01OU MSISDN:00777776589999 GUID:F3BF7F15-6068-4ED1-9DA1-AB3ABA71BE87 Shortcode:63334</text:span></text:p>
      <text:p text:style-name="P1"><text:span text:style-name="T1">VOTE 1168123081 Campaign:ssss_uk_02A Validity:during Choice:Verity CONN:MIG01XU MSISDN:00777772439999 GUID:11F68393-B57B-42F5-84CA-6E52B1D3FC39 Shortcode:63334</text:span></text:p>
      <text:p text:style-name="P1"><text:span text:style-name="T1">VOTE 1168123081 Campaign:ssss_uk_02A Validity:during Choice:Alan CONN:MIG01XU MSISDN:00777776719999 GUID:F13D350A-4D52-4439-BFC5-B4473FE5C33C Shortcode:63334</text:span></text:p>
      <text:p text:style-name="P1"><text:span text:style-name="T1">VOTE 1168123081 Campaign:ssss_uk_02A Validity:during Choice:Mark CONN:MIG01XU MSISDN:00777771989999 GUID:4CD6BCA7-8979-44E9-869E-723E03095675 Shortcode:63334</text:span></text:p>
      <text:p text:style-name="P1"><text:span text:style-name="T1">VOTE 1168123081 Campaign:ssss_uk_02A Validity:during Choice:Tupele CONN:MIG01XU MSISDN:00777774549999 GUID:07680BDC-8A80-4995-B305-0563443DDF4A Shortcode:63334</text:span></text:p>
      <text:p text:style-name="P1"><text:span text:style-name="T1">VOTE 1168123081 Campaign:ssss_uk_02A Validity:during Choice:Leon CONN:MIG01XU MSISDN:00777779529999 GUID:88DC70C5-DFFE-46C3-BF1A-8E19F6E5E010 Shortcode:63334</text:span></text:p>
      <text:p text:style-name="P1"><text:span text:style-name="T1">VOTE 1168123081 Campaign:ssss_uk_02A Validity:during Choice:Alan CONN:MIG01XU MSISDN:00777775849999 GUID:B8196172-5297-4CA2-BA5B-821EEA427EA6 Shortcode:63334</text:span></text:p>
      <text:p text:style-name="P1"><text:span text:style-name="T1">VOTE 1168123081 Campaign:ssss_uk_02A Validity:during Choice:Verity CONN:MIG01XU MSISDN:00777775199999 GUID:3EAFF4C9-49CE-4CAD-A5F0-D0D8CC525ED5 Shortcode:63334</text:span></text:p>
      <text:p text:style-name="P1"><text:span text:style-name="T1">VOTE 1168123081 Campaign:ssss_uk_02A Validity:during Choice:Alan CONN:MIG01OU MSISDN:00777775059999 GUID:77758926-8447-45EB-AC85-E025A7B064E1 Shortcode:63334</text:span></text:p>
      <text:p text:style-name="P1"><text:span text:style-name="T1">VOTE 1168123081 Campaign:ssss_uk_02A Validity:during Choice:Alan CONN:MIG01OU MSISDN:00777773379999 GUID:35842C56-DACC-444E-AD67-39D7B6806F8F Shortcode:63334</text:span></text:p>
      <text:p text:style-name="P1"><text:span text:style-name="T1">VOTE 1168123081 Campaign:ssss_uk_02A Validity:during Choice:Leon CONN:MIG01OU MSISDN:00777777599999 GUID:E8F82CF6-7681-4EF3-91DF-400E1DE64BB7 Shortcode:63334</text:span></text:p>
      <text:p text:style-name="P1"><text:span text:style-name="T1">VOTE 1168123081 Campaign:ssss_uk_02A Validity:during Choice:Alan CONN:MIG01XU MSISDN:00777773889999 GUID:50469D31-3489-4003-AE38-A755D6F85289 Shortcode:63334</text:span></text:p>
      <text:p text:style-name="P1"><text:span text:style-name="T1">VOTE 1168123081 Campaign:ssss_uk_02A Validity:during Choice:Leon CONN:MIG01XU MSISDN:00777778719999 GUID:340EA7B8-0850-4CD5-8A0E-7EE6918170CB Shortcode:63334</text:span></text:p>
      <text:p text:style-name="P1"><text:span text:style-name="T1">VOTE 1168123081 Campaign:ssss_uk_02A Validity:during Choice:Mark CONN:MIG01XU MSISDN:00777771749999 GUID:51095180-FF58-4FDC-B5AF-C100CB29C241 Shortcode:63334</text:span></text:p>
      <text:p text:style-name="P1"><text:span text:style-name="T1">VOTE 1168123081 Campaign:ssss_uk_02A Validity:during Choice:Mark CONN:MIG01XU MSISDN:00777778319999 GUID:733D7FDE-9F88-4B53-9F31-CEEF62306259 Shortcode:63334</text:span></text:p>
      <text:p text:style-name="P1"><text:span text:style-name="T1">VOTE 1168123081 Campaign:ssss_uk_02A Validity:during Choice:Verity CONN:MIG01XU MSISDN:00777779469999 GUID:4ACDC0BE-0612-46BE-900C-B94782BC5916 Shortcode:63334</text:span></text:p>
      <text:p text:style-name="P1"><text:span text:style-name="T1">VOTE 1168123081 Campaign:ssss_uk_02A Validity:during Choice:Alan CONN:MIG01XU MSISDN:00777776559999 GUID:F98DFA1B-6F2D-4A52-889D-226A651D9D27 Shortcode:63334</text:span></text:p>
      <text:p text:style-name="P1"><text:span text:style-name="T1">VOTE 1168123081 Campaign:ssss_uk_02A Validity:during Choice:Mark CONN:MIG01OU MSISDN:00777775429999 GUID:4A4567E7-B01A-42B3-9869-FDB5949A5453 Shortcode:63334</text:span></text:p>
      <text:p text:style-name="P1"><text:span text:style-name="T1">VOTE 1168123081 Campaign:ssss_uk_02A Validity:during Choice:Mark CONN:MIG01OU MSISDN:00777770029999 GUID:419DCC72-BB44-4178-A1D2-C1EC565B4D44 Shortcode:63334</text:span></text:p>
      <text:p text:style-name="P1"><text:span text:style-name="T1">VOTE 1168123081 Campaign:ssss_uk_02A Validity:during Choice:Verity CONN:MIG01HU </text:span><text:soft-page-break/><text:span text:style-name="T1">MSISDN:00777779109999 GUID:AF9AFA59-3B6B-4643-B763-C10AEA4779A3 Shortcode:63334</text:span></text:p>
      <text:p text:style-name="P1"><text:span text:style-name="T1">VOTE 1168123081 Campaign:ssss_uk_02A Validity:during Choice:Verity CONN:MIG00VU MSISDN:00777775359999 GUID:20A3B75E-F20D-462C-9666-96F0001A4C93 Shortcode:63334</text:span></text:p>
      <text:p text:style-name="P1"><text:span text:style-name="T1">VOTE 1168123081 Campaign:ssss_uk_02A Validity:during Choice:Mark CONN:MIG00VU MSISDN:00777776349999 GUID:2BB7A80A-FD46-4FC1-857B-5CFB560C6363 Shortcode:63334</text:span></text:p>
      <text:p text:style-name="P1"><text:span text:style-name="T1">VOTE 1168123081 Campaign:ssss_uk_02A Validity:during Choice:Alan CONN:MIG01OU MSISDN:00777770859999 GUID:F31E810A-2E18-4A4F-BF4C-CB8E448FC431 Shortcode:63334</text:span></text:p>
      <text:p text:style-name="P1"><text:span text:style-name="T1">VOTE 1168123082 Campaign:ssss_uk_02A Validity:during Choice:Alan CONN:MIG01OU MSISDN:00777775989999 GUID:FFFBCF6F-C5D1-4ABC-A659-DE19A0F63239 Shortcode:63334</text:span></text:p>
      <text:p text:style-name="P1"><text:span text:style-name="T1">VOTE 1168123082 Campaign:ssss_uk_02A Validity:during Choice:Alan CONN:MIG01OU MSISDN:00777770959999 GUID:0277518F-3553-480E-9559-55FFBED2FF38 Shortcode:63334</text:span></text:p>
      <text:p text:style-name="P1"><text:span text:style-name="T1">VOTE 1168123082 Campaign:ssss_uk_02A Validity:during Choice:Gemma CONN:MIG01OU MSISDN:00777773959999 GUID:2FF7B122-B80D-48D0-93FC-347F25DD974F Shortcode:63334</text:span></text:p>
      <text:p text:style-name="P1"><text:span text:style-name="T1">VOTE 1168123082 Campaign:ssss_uk_02A Validity:during Choice:Gemma CONN:MIG01OU MSISDN:00777773979999 GUID:2066E991-E2CD-49C5-9989-7CA66E99B775 Shortcode:63334</text:span></text:p>
      <text:p text:style-name="P1"><text:span text:style-name="T1">VOTE 1168123082 Campaign:ssss_uk_02A Validity:during Choice:Antony CONN:MIG00VU MSISDN:00777770919999 GUID:6AABCFC7-C0E4-4B7C-9922-D64DB39E1530 Shortcode:63334</text:span></text:p>
      <text:p text:style-name="P1"><text:span text:style-name="T1">VOTE 1168123082 Campaign:ssss_uk_02A Validity:during Choice:Alan CONN:MIG00VU MSISDN:00777770359999 GUID:90BF66BB-4351-4BF2-8591-4AB6D4DE198C Shortcode:63334</text:span></text:p>
      <text:p text:style-name="P1"><text:span text:style-name="T1">VOTE 1168123082 Campaign:ssss_uk_02A Validity:during Choice:Leon CONN:MIG01XU MSISDN:00777776399999 GUID:E1D6E804-2232-43FA-9E7C-F182593F226E Shortcode:63334</text:span></text:p>
      <text:p text:style-name="P1"><text:span text:style-name="T1">VOTE 1168123082 Campaign:ssss_uk_02A Validity:during Choice:Verity CONN:MIG01XU MSISDN:00777775629999 GUID:33230E18-51CD-468D-B6E8-D2E396C3EF79 Shortcode:63334</text:span></text:p>
      <text:p text:style-name="P1"><text:span text:style-name="T1">VOTE 1168123082 Campaign:ssss_uk_02A Validity:during Choice:Alan CONN:MIG01OU MSISDN:00777770049999 GUID:C4FFEE74-7D0A-49AB-829D-94DA25788052 Shortcode:63334</text:span></text:p>
      <text:p text:style-name="P1"><text:span text:style-name="T1">VOTE 1168123082 Campaign:ssss_uk_02A Validity:during Choice:Mark CONN:MIG01XU MSISDN:00777774339999 GUID:7E116F0A-0E8A-400A-AE9C-A2A9D1EFAE62 Shortcode:63334</text:span></text:p>
      <text:p text:style-name="P1"><text:span text:style-name="T1">VOTE 1168123082 Campaign:ssss_uk_02A Validity:during Choice:Alan CONN:MIG01OU MSISDN:00777771419999 GUID:8D85E353-529E-4586-B976-128610F18CD4 Shortcode:63334</text:span></text:p>
      <text:p text:style-name="P1"><text:span text:style-name="T1">VOTE 1168123082 Campaign:ssss_uk_02A Validity:during Choice:Leon CONN:MIG01XU MSISDN:00777772229999 GUID:2B88B82A-F4F0-416A-AC07-42F52A632C22 Shortcode:63334</text:span></text:p>
      <text:p text:style-name="P1"><text:span text:style-name="T1">VOTE 1168123082 Campaign:ssss_uk_02A Validity:during Choice:Antony CONN:MIG01OU MSISDN:00777772729999 GUID:444B8E46-60A8-4043-97C4-ECD5FEE96693 Shortcode:63334</text:span></text:p>
      <text:p text:style-name="P1"><text:span text:style-name="T1">VOTE 1168123082 Campaign:ssss_uk_02A Validity:during Choice:Gemma CONN:MIG01OU MSISDN:00777776709999 GUID:C3F33CC8-89EE-45C2-9169-ACCD495D96CD Shortcode:63334</text:span></text:p>
      <text:p text:style-name="P1"><text:span text:style-name="T1">VOTE 1168123083 Campaign:ssss_uk_02A Validity:during Choice:Leon CONN:MIG01TU MSISDN:00777772379999 GUID:9960E7ED-A7C7-48EC-94B1-243EC07963B9 Shortcode:63334</text:span></text:p>
      <text:p text:style-name="P1"><text:span text:style-name="T1">VOTE 1168123083 Campaign:ssss_uk_02A Validity:during Choice:Alan CONN:MIG01XU MSISDN:00777775119999 GUID:15D5FFDD-6E83-4758-8611-CDE2EDF21B0E Shortcode:63334</text:span></text:p>
      <text:p text:style-name="P1"><text:span text:style-name="T1">VOTE 1168123083 Campaign:ssss_uk_02A Validity:during Choice:Gemma CONN:MIG01XU MSISDN:00777770259999 GUID:04AC16CC-6373-4D6B-9397-07B044964B12 Shortcode:63334</text:span></text:p>
      <text:p text:style-name="P1"><text:span text:style-name="T1">VOTE 1168123083 Campaign:ssss_uk_02A Validity:during Choice:Verity CONN:MIG01XU MSISDN:00777775579999 GUID:F07D871E-B1B6-49EB-92E0-0E0BD0367BD9 Shortcode:63334</text:span></text:p>
      <text:p text:style-name="P1"><text:span text:style-name="T1">VOTE 1168123083 Campaign:ssss_uk_02A Validity:during Choice:Alan CONN:MIG01XU MSISDN:00777773059999 GUID:01F8A8AF-43EE-40E4-B7F4-8C299CAAE52F Shortcode:63334</text:span></text:p>
      <text:p text:style-name="P1"><text:span text:style-name="T1">VOTE 1168123083 Campaign:ssss_uk_02A Validity:during Choice:Alan CONN:MIG01XU MSISDN:00777770709999 GUID:4B6324B8-4FA7-4DF5-A150-B036A930FC07 Shortcode:63334</text:span></text:p>
      <text:p text:style-name="P1"><text:span text:style-name="T1">VOTE 1168123083 Campaign:ssss_uk_02A Validity:during Choice:Leon CONN:MIG01XU MSISDN:00777771579999 GUID:59D8741E-972D-47D7-9C82-C59B9E737733 Shortcode:63334</text:span></text:p>
      <text:p text:style-name="P1"><text:span text:style-name="T1">VOTE 1168123083 Campaign:ssss_uk_02A Validity:during Choice:Leon CONN:MIG01XU MSISDN:00777773899999 GUID:3D2EA481-954C-4453-8101-D2ED5621CE48 Shortcode:63334</text:span></text:p>
      <text:p text:style-name="P1"><text:span text:style-name="T1">VOTE 1168123083 Campaign:ssss_uk_02A Validity:during Choice:Leon CONN:MIG01XU MSISDN:00777774229999 GUID:5E49B3D4-8BE7-4227-B1C8-256436CFAD93 Shortcode:63334</text:span></text:p>
      <text:p text:style-name="P1"><text:span text:style-name="T1">VOTE 1168123083 Campaign:ssss_uk_02A Validity:during Choice:Leon CONN:MIG01XU MSISDN:00777779659999 GUID:25DEC5B1-7B3E-4118-B845-EC892A038327 Shortcode:63334</text:span></text:p>
      <text:p text:style-name="P1"><text:span text:style-name="T1">VOTE 1168123083 Campaign:ssss_uk_02A Validity:during Choice:Alan CONN:MIG01XU MSISDN:00777776719999 GUID:C898C3E4-1BFC-43C7-A40C-A877A9F8DA21 Shortcode:63334</text:span></text:p>
      <text:p text:style-name="P1"><text:span text:style-name="T1">VOTE 1168123083 Campaign:ssss_uk_02A Validity:during Choice:Alan CONN:MIG01XU MSISDN:00777774669999 GUID:9247E66E-68F7-493E-922F-27F044B188E0 Shortcode:63334</text:span></text:p>
      <text:p text:style-name="P1"><text:span text:style-name="T1">VOTE 1168123083 Campaign:ssss_uk_02A Validity:during Choice:Leon CONN:MIG01OU MSISDN:00777777839999 GUID:FD97A22D-8040-4FFA-8338-9D0ADE2CBF34 Shortcode:63334</text:span></text:p>
      <text:p text:style-name="P1"><text:span text:style-name="T1">VOTE 1168123083 Campaign:ssss_uk_02A Validity:during Choice:Gemma CONN:MIG01XU </text:span><text:soft-page-break/><text:span text:style-name="T1">MSISDN:00777779869999 GUID:49363589-8EC7-48EC-8470-EA44FFA97489 Shortcode:63334</text:span></text:p>
      <text:p text:style-name="P1"><text:span text:style-name="T1">VOTE 1168123083 Campaign:ssss_uk_02A Validity:during Choice:Matthew CONN:MIG01XU MSISDN:00777773239999 GUID:E2142181-CD77-4DD6-BEEB-EE83E8A4CC2E Shortcode:63334</text:span></text:p>
      <text:p text:style-name="P1"><text:span text:style-name="T1">VOTE 1168123083 Campaign:ssss_uk_02A Validity:during Choice:Verity CONN:MIG01XU MSISDN:00777771139999 GUID:88110410-F6AF-44BA-A9BB-DBB9AA103FCC Shortcode:63334</text:span></text:p>
      <text:p text:style-name="P1"><text:span text:style-name="T1">VOTE 1168123083 Campaign:ssss_uk_02A Validity:during Choice:Verity CONN:MIG01TU MSISDN:00777772749999 GUID:1ADAF95D-1FC3-4759-B12F-8DEDB52B2F1B Shortcode:63334</text:span></text:p>
      <text:p text:style-name="P1"><text:span text:style-name="T1">VOTE 1168123083 Campaign:ssss_uk_02A Validity:during Choice:Mark CONN:MIG00VU MSISDN:00777779549999 GUID:A8EF4A3D-69AF-4BF9-B68A-519C6B6929B4 Shortcode:63334</text:span></text:p>
      <text:p text:style-name="P1"><text:span text:style-name="T1">VOTE 1168123083 Campaign:ssss_uk_02A Validity:during Choice:Verity CONN:MIG00VU MSISDN:00777770269999 GUID:31317B5A-DD82-473A-8AB6-194D1821F1FF Shortcode:63334</text:span></text:p>
      <text:p text:style-name="P1"><text:span text:style-name="T1">VOTE 1168123083 Campaign:ssss_uk_02A Validity:during Choice:Verity CONN:MIG01XU MSISDN:00777779889999 GUID:79E44B8E-CFE0-4557-A001-C86E6DFAFDCA Shortcode:63334</text:span></text:p>
      <text:p text:style-name="P1"><text:span text:style-name="T1">VOTE 1168123083 Campaign:ssss_uk_02A Validity:during Choice:Leon CONN:MIG01XU MSISDN:00777776879999 GUID:731F27C9-B832-400B-AEAE-12992477B0E2 Shortcode:63334</text:span></text:p>
      <text:p text:style-name="P1"><text:span text:style-name="T1">VOTE 1168123083 Campaign:ssss_uk_02A Validity:during Choice:Mark CONN:MIG01XU MSISDN:00777772329999 GUID:378CFBAF-414A-42F1-A1C6-C8C72C576461 Shortcode:63334</text:span></text:p>
      <text:p text:style-name="P1"><text:span text:style-name="T1">VOTE 1168123083 Campaign:ssss_uk_02A Validity:during Choice:Alan CONN:MIG01XU MSISDN:00777774279999 GUID:C328C5B4-468C-4797-8F2F-A44E31C4278A Shortcode:63334</text:span></text:p>
      <text:p text:style-name="P1"><text:span text:style-name="T1">VOTE 1168123083 Campaign:ssss_uk_02A Validity:during Choice:Leon CONN:MIG01XU MSISDN:00777773059999 GUID:0174104E-E631-4754-A983-4511DCE83403 Shortcode:63334</text:span></text:p>
      <text:p text:style-name="P1"><text:span text:style-name="T1">VOTE 1168123083 Campaign:ssss_uk_02A Validity:during Choice:Matthew CONN:MIG01OU MSISDN:00777777919999 GUID:19A96FAF-C0A1-4A9F-A712-C4A453BFACAB Shortcode:63334</text:span></text:p>
      <text:p text:style-name="P1"><text:span text:style-name="T1">VOTE 1168123083 Campaign:ssss_uk_02A Validity:during Choice:Alan CONN:MIG01XU MSISDN:00777779829999 GUID:FF79AFAA-26FF-48CA-9EB6-3663474D7E25 Shortcode:63334</text:span></text:p>
      <text:p text:style-name="P1"><text:span text:style-name="T1">VOTE 1168123083 Campaign:ssss_uk_02A Validity:during Choice:Matthew CONN:MIG01OU MSISDN:00777775859999 GUID:46D48B84-1694-4F24-A545-79058CCF0160 Shortcode:63334</text:span></text:p>
      <text:p text:style-name="P1"><text:span text:style-name="T1">VOTE 1168123083 Campaign:ssss_uk_02A Validity:during Choice:Antony CONN:MIG01OU MSISDN:00777774999999 GUID:A01E27AD-5804-4C79-AF16-D1D04AA834A2 Shortcode:63334</text:span></text:p>
      <text:p text:style-name="P1"><text:span text:style-name="T1">VOTE 1168123083 Campaign:ssss_uk_02A Validity:during Choice:Mark CONN:MIG01OU MSISDN:00777779349999 GUID:595B3C71-368D-4890-8A12-614ED7C5566F Shortcode:63334</text:span></text:p>
      <text:p text:style-name="P1"><text:span text:style-name="T1">VOTE 1168123083 Campaign:ssss_uk_02A Validity:during Choice:Leon CONN:MIG01XU MSISDN:00777774789999 GUID:B3E545A4-0EAD-4BCC-BFDE-9142B1D70C8D Shortcode:63334</text:span></text:p>
      <text:p text:style-name="P1"><text:span text:style-name="T1">VOTE 1168123083 Campaign:ssss_uk_02A Validity:during Choice:Alan CONN:MIG01XU MSISDN:00777770159999 GUID:5C30FA01-B752-43AC-B74A-CAF841E99722 Shortcode:63334</text:span></text:p>
      <text:p text:style-name="P1"><text:span text:style-name="T1">VOTE 1168123083 Campaign:ssss_uk_02A Validity:during Choice:Alan CONN:MIG01XU MSISDN:00777775309999 GUID:E84F1573-2FFD-45FE-B4BD-BE7E7E337311 Shortcode:63334</text:span></text:p>
      <text:p text:style-name="P1"><text:span text:style-name="T1">VOTE 1168123083 Campaign:ssss_uk_02A Validity:during Choice:Alan CONN:MIG01XU MSISDN:00777773219999 GUID:00CEA146-EFEB-44A5-A740-E11180025F4B Shortcode:63334</text:span></text:p>
      <text:p text:style-name="P1"><text:span text:style-name="T1">VOTE 1168123083 Campaign:ssss_uk_02A Validity:during Choice:Leon CONN:MIG01XU MSISDN:00777771019999 GUID:870499FA-6A7B-45CC-8B9C-97CD242C4802 Shortcode:63334</text:span></text:p>
      <text:p text:style-name="P1"><text:span text:style-name="T1">VOTE 1168123083 Campaign:ssss_uk_02A Validity:during Choice:Alan CONN:MIG00VU MSISDN:00777773119999 GUID:9277A158-A624-4DCA-896B-14918BD02DC8 Shortcode:63334</text:span></text:p>
      <text:p text:style-name="P1"><text:span text:style-name="T1">VOTE 1168123083 Campaign:ssss_uk_02A Validity:during Choice:Antony CONN:MIG00VU MSISDN:00777770379999 GUID:FC22AC65-37C6-4EEC-A870-E1B691173C7B Shortcode:63334</text:span></text:p>
      <text:p text:style-name="P1"><text:span text:style-name="T1">VOTE 1168123083 Campaign:ssss_uk_02A Validity:during Choice:Alan CONN:MIG01TU MSISDN:00777771929999 GUID:FC70EB49-ECAF-4B41-87DA-D55ACC0D5B0E Shortcode:63334</text:span></text:p>
      <text:p text:style-name="P1"><text:span text:style-name="T1">VOTE 1168123084 Campaign:ssss_uk_02A Validity:during Choice:Verity CONN:MIG01TU MSISDN:00777776069999 GUID:694E67E3-2B1F-487E-8322-33AB77E1A10A Shortcode:63334</text:span></text:p>
      <text:p text:style-name="P1"><text:span text:style-name="T1">VOTE 1168123084 Campaign:ssss_uk_02A Validity:during Choice:Alan CONN:MIG01OU MSISDN:00777777419999 GUID:6E5EEA96-CE8C-4168-B49A-1542260445DF Shortcode:63334</text:span></text:p>
      <text:p text:style-name="P1"><text:span text:style-name="T1">VOTE 1168123084 Campaign:ssss_uk_02A Validity:during Choice:Alan CONN:MIG01HU MSISDN:00777771539999 GUID:B8981792-A761-4249-B034-D700069D2613 Shortcode:63334</text:span></text:p>
      <text:p text:style-name="P1"><text:span text:style-name="T1">VOTE 1168123084 Campaign:ssss_uk_02A Validity:during Choice:Verity CONN:MIG01OU MSISDN:00777773049999 GUID:1811B8F3-16B6-42FC-B72D-D7077011B816 Shortcode:63334</text:span></text:p>
      <text:p text:style-name="P1"><text:span text:style-name="T1">VOTE 1168123084 Campaign:ssss_uk_02A Validity:during Choice:Verity CONN:MIG01OU MSISDN:00777779849999 GUID:72A3762C-17B9-4C99-8689-0AB0B76D2CBD Shortcode:63334</text:span></text:p>
      <text:p text:style-name="P1"><text:span text:style-name="T1">VOTE 1168123084 Campaign:ssss_uk_02A Validity:during Choice:Alan CONN:MIG01OU MSISDN:00777776739999 GUID:078E96EE-F76E-422E-9470-5C0289D97B8F Shortcode:63334</text:span></text:p>
      <text:p text:style-name="P1"><text:span text:style-name="T1">VOTE 1168123084 Campaign:ssss_uk_02A Validity:during Choice:Verity CONN:MIG01XU MSISDN:00777779049999 GUID:39FF67FF-9C80-4EC5-987F-AF5161358BF9 Shortcode:63334</text:span></text:p>
      <text:p text:style-name="P1"><text:span text:style-name="T1">VOTE 1168123084 Campaign:ssss_uk_02A Validity:during Choice:Verity CONN:MIG01XU </text:span><text:soft-page-break/><text:span text:style-name="T1">MSISDN:00777776709999 GUID:2DD8DC20-B4EE-4A92-A2BC-A24F904EEDCD Shortcode:63334</text:span></text:p>
      <text:p text:style-name="P1"><text:span text:style-name="T1">VOTE 1168123084 Campaign:ssss_uk_02A Validity:during Choice:Mark CONN:MIG01XU MSISDN:00777776649999 GUID:E1E4D3AC-6C24-4370-B192-B93171AB1CDA Shortcode:63334</text:span></text:p>
      <text:p text:style-name="P1"><text:span text:style-name="T1">VOTE 1168123084 Campaign:ssss_uk_02A Validity:during Choice:Verity CONN:MIG01XU MSISDN:00777777369999 GUID:A47B1468-7615-4F22-B73B-EE47477AF995 Shortcode:63334</text:span></text:p>
      <text:p text:style-name="P1"><text:span text:style-name="T1">VOTE 1168123084 Campaign:ssss_uk_02A Validity:during Choice:Alan CONN:MIG01OU MSISDN:00777776599999 GUID:FDA4938A-9284-4401-A977-7B4EBACAF60C Shortcode:63334</text:span></text:p>
      <text:p text:style-name="P1"><text:span text:style-name="T1">VOTE 1168123084 Campaign:ssss_uk_02A Validity:during Choice:Antony CONN:MIG00VU MSISDN:00777779409999 GUID:32492C56-F6E3-4A0B-944A-36F405DB8CAC Shortcode:63334</text:span></text:p>
      <text:p text:style-name="P1"><text:span text:style-name="T1">VOTE 1168123084 Campaign:ssss_uk_02A Validity:during Choice:Alan CONN:MIG00VU MSISDN:00777775949999 GUID:BAB592F3-61CB-4BB7-8AB4-DCF258AE76ED Shortcode:63334</text:span></text:p>
      <text:p text:style-name="P1"><text:span text:style-name="T1">VOTE 1168123085 Campaign:ssss_uk_02A Validity:during Choice:Verity CONN:MIG01OU MSISDN:00777777059999 GUID:E39067FB-A4EB-4EE2-A83F-7EA031CD6BDC Shortcode:63334</text:span></text:p>
      <text:p text:style-name="P1"><text:span text:style-name="T1">VOTE 1168123085 Campaign:ssss_uk_02A Validity:during Choice:Alan CONN:MIG01XU MSISDN:00777776309999 GUID:3C5528AA-5AA8-4E63-B249-1CAB7DC6AF31 Shortcode:63334</text:span></text:p>
      <text:p text:style-name="P1"><text:span text:style-name="T1">VOTE 1168123085 Campaign:ssss_uk_02A Validity:during Choice:Leon CONN:MIG01XU MSISDN:00777776579999 GUID:B4A0E33A-3E06-4654-B6DF-4722DC073311 Shortcode:63334</text:span></text:p>
      <text:p text:style-name="P1"><text:span text:style-name="T1">VOTE 1168123085 Campaign:ssss_uk_02A Validity:during Choice:Gemma CONN:MIG01XU MSISDN:00777775809999 GUID:4ACB266D-4F14-493C-9345-AC0F0C197715 Shortcode:63334</text:span></text:p>
      <text:p text:style-name="P1"><text:span text:style-name="T1">VOTE 1168123085 Campaign:ssss_uk_02A Validity:during Choice:Verity CONN:MIG01XU MSISDN:00777771079999 GUID:18BE83D7-32FF-4AFE-9205-FCB4941D2979 Shortcode:63334</text:span></text:p>
      <text:p text:style-name="P1"><text:span text:style-name="T1">VOTE 1168123085 Campaign:ssss_uk_02A Validity:during Choice:Alan CONN:MIG01XU MSISDN:00777772289999 GUID:6463B72A-A9F8-4BED-AAD1-4994F8A236A6 Shortcode:63334</text:span></text:p>
      <text:p text:style-name="P1"><text:span text:style-name="T1">VOTE 1168123085 Campaign:ssss_uk_02A Validity:during Choice:Mark CONN:MIG01OU MSISDN:00777772389999 GUID:55E3D8A1-5756-4441-9A7E-8D4E057F2289 Shortcode:63334</text:span></text:p>
      <text:p text:style-name="P1"><text:span text:style-name="T1">VOTE 1168123085 Campaign:ssss_uk_02A Validity:during Choice:Verity CONN:MIG01OU MSISDN:00777772209999 GUID:3BD62EC5-49B2-43C5-BCAC-5ECE5C87CF41 Shortcode:63334</text:span></text:p>
      <text:p text:style-name="P1"><text:span text:style-name="T1">VOTE 1168123085 Campaign:ssss_uk_02A Validity:during Choice:Mark CONN:MIG01OU MSISDN:00777776909999 GUID:28A5836D-4C74-4EEA-9FC7-9D14EC706ECD Shortcode:63334</text:span></text:p>
      <text:p text:style-name="P1"><text:span text:style-name="T1">VOTE 1168123085 Campaign:ssss_uk_02A Validity:during Choice:Gemma CONN:MIG01OU MSISDN:00777770029999 GUID:82BF8900-4C24-40A8-8245-41D35F9484CF Shortcode:63334</text:span></text:p>
      <text:p text:style-name="P1"><text:span text:style-name="T1">VOTE 1168123085 Campaign:ssss_uk_02A Validity:during Choice:Leon CONN:MIG00VU MSISDN:00777779199999 GUID:FF92FECA-0055-4742-907F-4CAC50142383 Shortcode:63334</text:span></text:p>
      <text:p text:style-name="P1"><text:span text:style-name="T1">VOTE 1168123085 Campaign:ssss_uk_02A Validity:during Choice:Leon CONN:MIG00VU MSISDN:00777770989999 GUID:B2BB9DC6-736D-45F8-BB52-85E572C04A63 Shortcode:63334</text:span></text:p>
      <text:p text:style-name="P1"><text:span text:style-name="T1">VOTE 1168123085 Campaign:ssss_uk_02A Validity:during Choice:Mark CONN:MIG01OU MSISDN:00777775119999 GUID:1D051808-44B9-4521-833B-0ACE66630A67 Shortcode:63334</text:span></text:p>
      <text:p text:style-name="P1"><text:span text:style-name="T1">VOTE 1168123085 Campaign:ssss_uk_02A Validity:during Choice:Alan CONN:MIG01OU MSISDN:00777775059999 GUID:68A5FCB8-76B5-4B86-BDEC-332261DFF607 Shortcode:63334</text:span></text:p>
      <text:p text:style-name="P1"><text:span text:style-name="T1">VOTE 1168123085 Campaign:ssss_uk_02A Validity:during Choice:Antony CONN:MIG01OU MSISDN:00777770819999 GUID:4CE1B891-07E3-41F0-A89D-2759E2D6DAD9 Shortcode:63334</text:span></text:p>
      <text:p text:style-name="P1"><text:span text:style-name="T1">VOTE 1168123086 Campaign:ssss_uk_02A Validity:during Choice:Gemma CONN:MIG00VU MSISDN:00777779679999 GUID:C2377F0D-C057-4969-9FBE-ECB71BE48D68 Shortcode:63334</text:span></text:p>
      <text:p text:style-name="P1"><text:span text:style-name="T1">VOTE 1168123086 Campaign:ssss_uk_02A Validity:during Choice:Tupele CONN:MIG01TU MSISDN:00777778759999 GUID:648B239B-8E17-4A03-8063-6A9D083497A8 Shortcode:63334</text:span></text:p>
      <text:p text:style-name="P1"><text:span text:style-name="T1">VOTE 1168123086 Campaign:ssss_uk_02A Validity:during Choice:Verity CONN:MIG01OU MSISDN:00777775499999 GUID:E6F0A1BB-AB4E-448A-B1FB-227E926D03BD Shortcode:63334</text:span></text:p>
      <text:p text:style-name="P1"><text:span text:style-name="T1">VOTE 1168123086 Campaign:ssss_uk_02A Validity:during Choice:Leon CONN:MIG01OU MSISDN:00777779759999 GUID:5C37A13A-D78E-4CF5-9D30-116A6007DDB4 Shortcode:63334</text:span></text:p>
      <text:p text:style-name="P1"><text:span text:style-name="T1">VOTE 1168123086 Campaign:ssss_uk_02A Validity:during Choice:Verity CONN:MIG01OU MSISDN:00777773039999 GUID:E2D87A6C-E077-4353-A929-35D69FE8AE7F Shortcode:63334</text:span></text:p>
      <text:p text:style-name="P1"><text:span text:style-name="T1">VOTE 1168123086 Campaign:ssss_uk_02A Validity:during Choice:Verity CONN:MIG00VU MSISDN:00777779319999 GUID:4655314D-E483-4F5B-A886-43DB40AFEBCC Shortcode:63334</text:span></text:p>
      <text:p text:style-name="P1"><text:span text:style-name="T1">VOTE 1168123086 Campaign:ssss_uk_02A Validity:during Choice:Mark CONN:MIG01TU MSISDN:00777779939999 GUID:3E06CDD6-2A9A-4FC5-9B3D-0FFF7FAEEC89 Shortcode:63334</text:span></text:p>
      <text:p text:style-name="P1"><text:span text:style-name="T1">VOTE 1168123086 Campaign:ssss_uk_02A Validity:during Choice:Verity CONN:MIG01XU MSISDN:00777776399999 GUID:C4FEB91E-ECD1-43B3-A0DC-9E70F499B1E3 Shortcode:63334</text:span></text:p>
      <text:p text:style-name="P1"><text:span text:style-name="T1">VOTE 1168123086 Campaign:ssss_uk_02A Validity:during Choice:Verity CONN:MIG01OU MSISDN:00777779499999 GUID:CBA24577-D28D-4477-8B45-D5950EC1FFA3 Shortcode:63334</text:span></text:p>
      <text:p text:style-name="P1"><text:span text:style-name="T1">VOTE 1168123086 Campaign:ssss_uk_02A Validity:during Choice:Verity CONN:MIG01XU MSISDN:00777772339999 GUID:C8F6E1F1-1E70-4FD6-A4AF-8A2B92604C9A Shortcode:63334</text:span></text:p>
      <text:p text:style-name="P1"><text:span text:style-name="T1">VOTE 1168123086 Campaign:ssss_uk_02A Validity:during Choice:Verity CONN:MIG01XU </text:span><text:soft-page-break/><text:span text:style-name="T1">MSISDN:00777777709999 GUID:A5EC0659-0774-42A9-8CA3-464B348CAFAD Shortcode:63334</text:span></text:p>
      <text:p text:style-name="P1"><text:span text:style-name="T1">VOTE 1168123086 Campaign:ssss_uk_02A Validity:during Choice:Verity CONN:MIG01XU MSISDN:00777776559999 GUID:635BD8F5-272B-4BFD-B30F-7FB6779107DA Shortcode:63334</text:span></text:p>
      <text:p text:style-name="P1"><text:span text:style-name="T1">VOTE 1168123086 Campaign:ssss_uk_02A Validity:during Choice:Verity CONN:MIG01XU MSISDN:00777770019999 GUID:AB00E158-6A2E-4FEB-8686-67CE09C0F1CE Shortcode:63334</text:span></text:p>
      <text:p text:style-name="P1"><text:span text:style-name="T1">VOTE 1168123086 Campaign:ssss_uk_02A Validity:during Choice:Verity CONN:MIG01OU MSISDN:00777771319999 GUID:44E516C5-BE34-4645-AAC9-27C9D46E9FF8 Shortcode:63334</text:span></text:p>
      <text:p text:style-name="P1"><text:span text:style-name="T1">VOTE 1168123086 Campaign:ssss_uk_02A Validity:during Choice:Verity CONN:MIG01OU MSISDN:00777776579999 GUID:64D4CD85-BD71-4026-B2BD-82957000CF77 Shortcode:63334</text:span></text:p>
      <text:p text:style-name="P1"><text:span text:style-name="T1">VOTE 1168123086 Campaign:ssss_uk_02A Validity:during Choice:Tupele CONN:MIG01XU MSISDN:00777776119999 GUID:4AC0BCAB-D70E-4CAE-80B5-54CF811169CA Shortcode:63334</text:span></text:p>
      <text:p text:style-name="P1"><text:span text:style-name="T1">VOTE 1168123086 Campaign:ssss_uk_02A Validity:during Choice:Alan CONN:MIG01XU MSISDN:00777771469999 GUID:2E3B42E8-45DE-429D-99E3-3937A89AF0E4 Shortcode:63334</text:span></text:p>
      <text:p text:style-name="P1"><text:span text:style-name="T1">VOTE 1168123086 Campaign:ssss_uk_02A Validity:during Choice:Antony CONN:MIG01XU MSISDN:00777776229999 GUID:48AA8919-2122-4725-B8CC-CA2591C0D24C Shortcode:63334</text:span></text:p>
      <text:p text:style-name="P1"><text:span text:style-name="T1">VOTE 1168123086 Campaign:ssss_uk_02A Validity:during Choice:Antony CONN:MIG01XU MSISDN:00777776039999 GUID:24E8E377-7C7F-4B02-93D8-FB00CBE22233 Shortcode:63334</text:span></text:p>
      <text:p text:style-name="P1"><text:span text:style-name="T1">VOTE 1168123086 Campaign:ssss_uk_02A Validity:during Choice:Mark CONN:MIG01XU MSISDN:00777774789999 GUID:1D35C3D4-CA8A-4372-94B2-8387A50E2A95 Shortcode:63334</text:span></text:p>
      <text:p text:style-name="P1"><text:span text:style-name="T1">VOTE 1168123086 Campaign:ssss_uk_02A Validity:during Choice:Mark CONN:MIG01XU MSISDN:00777778399999 GUID:FB1AF25F-9686-4FE1-90C0-378A570264C0 Shortcode:63334</text:span></text:p>
      <text:p text:style-name="P1"><text:span text:style-name="T1">VOTE 1168123086 Campaign:ssss_uk_02A Validity:during Choice:Alan CONN:MIG01XU MSISDN:00777776119999 GUID:07974311-F951-45D6-B9B2-36A2E92840BC Shortcode:63334</text:span></text:p>
      <text:p text:style-name="P1"><text:span text:style-name="T1">VOTE 1168123087 Campaign:ssss_uk_02A Validity:during Choice:Mark CONN:MIG01XU MSISDN:00777776979999 GUID:85523F7A-3CB3-4EEB-BC48-8C2D8C345714 Shortcode:63334</text:span></text:p>
      <text:p text:style-name="P1"><text:span text:style-name="T1">VOTE 1168123087 Campaign:ssss_uk_02A Validity:during Choice:Verity CONN:MIG00VU MSISDN:00777779849999 GUID:B2E4FB94-4E2E-46E3-A4FF-BE787C5BF5B2 Shortcode:63334</text:span></text:p>
      <text:p text:style-name="P1"><text:span text:style-name="T1">VOTE 1168123087 Campaign:ssss_uk_02A Validity:during Choice:Alan CONN:MIG00VU MSISDN:00777779779999 GUID:CF07F8FC-15E0-4B38-9764-EE2A3A073592 Shortcode:63334</text:span></text:p>
      <text:p text:style-name="P1"><text:span text:style-name="T1">VOTE 1168123087 Campaign:ssss_uk_02A Validity:during Choice:Leon CONN:MIG01OU MSISDN:00777778419999 GUID:B129FF1E-CE92-4C71-92E4-C46704380575 Shortcode:63334</text:span></text:p>
      <text:p text:style-name="P1"><text:span text:style-name="T1">VOTE 1168123087 Campaign:ssss_uk_02A Validity:during Choice:Tupele CONN:MIG01OU MSISDN:00777770969999 GUID:8ADFC6BB-C0F7-49C1-9F59-3318D27D6B3B Shortcode:63334</text:span></text:p>
      <text:p text:style-name="P1"><text:span text:style-name="T1">VOTE 1168123087 Campaign:ssss_uk_02A Validity:during Choice:Leon CONN:MIG01XU MSISDN:00777777759999 GUID:9798E3DB-6E6E-4E84-9AF0-B48E7ADEA2AA Shortcode:63334</text:span></text:p>
      <text:p text:style-name="P1"><text:span text:style-name="T1">VOTE 1168123087 Campaign:ssss_uk_02A Validity:during Choice:Verity CONN:MIG01OU MSISDN:00777777859999 GUID:0D8CA531-C9C5-42A3-B2FF-C0741ECFE13B Shortcode:63334</text:span></text:p>
      <text:p text:style-name="P1"><text:span text:style-name="T1">VOTE 1168123087 Campaign:ssss_uk_02A Validity:during Choice:Antony CONN:MIG01OU MSISDN:00777775489999 GUID:01987229-1479-444C-94A2-E19B4997A4AA Shortcode:63334</text:span></text:p>
      <text:p text:style-name="P1"><text:span text:style-name="T1">VOTE 1168123087 Campaign:ssss_uk_02A Validity:during Choice:Leon CONN:MIG01XU MSISDN:00777778569999 GUID:B41E5086-F36C-4C99-B070-E2EB641E4A92 Shortcode:63334</text:span></text:p>
      <text:p text:style-name="P1"><text:span text:style-name="T1">VOTE 1168123087 Campaign:ssss_uk_02A Validity:during Choice:Alan CONN:MIG01XU MSISDN:00777779679999 GUID:ED9FE550-5F3D-4C58-8DFF-4CC5E3D14A07 Shortcode:63334</text:span></text:p>
      <text:p text:style-name="P1"><text:span text:style-name="T1">VOTE 1168123087 Campaign:ssss_uk_02A Validity:during Choice:Antony CONN:MIG01OU MSISDN:00777776099999 GUID:07C81B64-6BFB-4026-B837-2A81EF0A69BF Shortcode:63334</text:span></text:p>
      <text:p text:style-name="P1"><text:span text:style-name="T1">VOTE 1168123087 Campaign:ssss_uk_02A Validity:during Choice:Leon CONN:MIG01OU MSISDN:00777776899999 GUID:9947005B-2375-49C4-A8CC-2D9A7422149D Shortcode:63334</text:span></text:p>
      <text:p text:style-name="P1"><text:span text:style-name="T1">VOTE 1168123087 Campaign:ssss_uk_02A Validity:during Choice:Gemma CONN:MIG01XU MSISDN:00777776679999 GUID:CF2D10C9-CB2F-4DDA-9786-6DF2AC7E38B7 Shortcode:63334</text:span></text:p>
      <text:p text:style-name="P1"><text:span text:style-name="T1">VOTE 1168123087 Campaign:ssss_uk_02A Validity:during Choice:Alan CONN:MIG00VU MSISDN:00777775969999 GUID:5DCEDA77-C205-40D5-B80E-D3604EF5CC6F Shortcode:63334</text:span></text:p>
      <text:p text:style-name="P1"><text:span text:style-name="T1">VOTE 1168123087 Campaign:ssss_uk_02A Validity:during Choice:Leon CONN:MIG01XU MSISDN:00777779349999 GUID:1651B953-DA10-4D91-8C48-450EDCA966E8 Shortcode:63334</text:span></text:p>
      <text:p text:style-name="P1"><text:span text:style-name="T1">VOTE 1168123087 Campaign:ssss_uk_02A Validity:during Choice:Verity CONN:MIG01XU MSISDN:00777778029999 GUID:AE7354FD-AF90-4D06-A41F-C870BABCA25F Shortcode:63334</text:span></text:p>
      <text:p text:style-name="P1"><text:span text:style-name="T1">VOTE 1168123087 Campaign:ssss_uk_02A Validity:during Choice:Leon CONN:MIG01XU MSISDN:00777772019999 GUID:9D61C21D-5C91-4456-89ED-1696FE44D675 Shortcode:63334</text:span></text:p>
      <text:p text:style-name="P1"><text:span text:style-name="T1">VOTE 1168123087 Campaign:ssss_uk_02A Validity:during Choice:Alan CONN:MIG01XU MSISDN:00777775059999 GUID:C6F6F14F-8DC9-423A-9932-115E1EEC6D30 Shortcode:63334</text:span></text:p>
      <text:p text:style-name="P1"><text:span text:style-name="T1">VOTE 1168123087 Campaign:ssss_uk_02A Validity:during Choice:Mark CONN:MIG01XU MSISDN:00777776489999 GUID:CE3288FC-D74F-43CB-8E32-AD670E19FE1B Shortcode:63334</text:span></text:p>
      <text:p text:style-name="P1"><text:span text:style-name="T1">VOTE 1168123087 Campaign:ssss_uk_02A Validity:during Choice:Verity CONN:MIG01XU </text:span><text:soft-page-break/><text:span text:style-name="T1">MSISDN:00777779129999 GUID:46CA62EF-1FC7-42E2-A6CC-533CEDCF20E0 Shortcode:63334</text:span></text:p>
      <text:p text:style-name="P1"><text:span text:style-name="T1">VOTE 1168123088 Campaign:ssss_uk_02A Validity:during Choice:Verity CONN:MIG01OU MSISDN:00777775759999 GUID:FFC0CCFF-D70A-41E9-8E4D-502832F20891 Shortcode:63334</text:span></text:p>
      <text:p text:style-name="P1"><text:span text:style-name="T1">VOTE 1168123088 Campaign:ssss_uk_02A Validity:during Choice:Alan CONN:MIG01OU MSISDN:00777778449999 GUID:F47B9577-4B49-4AEE-826A-1A720E6A68B0 Shortcode:63334</text:span></text:p>
      <text:p text:style-name="P1"><text:span text:style-name="T1">VOTE 1168123088 Campaign:ssss_uk_02A Validity:during Choice:Antony CONN:MIG01OU MSISDN:00777773279999 GUID:7B2B9464-BC02-4561-8E71-F326A78789D4 Shortcode:63334</text:span></text:p>
      <text:p text:style-name="P1"><text:span text:style-name="T1">VOTE 1168123088 Campaign:ssss_uk_02A Validity:during Choice:Antony CONN:MIG01XU MSISDN:00777779629999 GUID:C0A33177-87C0-42D6-98D6-289EB1563E8E Shortcode:63334</text:span></text:p>
      <text:p text:style-name="P1"><text:span text:style-name="T1">VOTE 1168123088 Campaign:ssss_uk_02A Validity:during Choice:Leon CONN:MIG01XU MSISDN:00777775949999 GUID:3ED4ACC3-69FC-4835-8FFE-78EB27769C5B Shortcode:63334</text:span></text:p>
      <text:p text:style-name="P1"><text:span text:style-name="T1">VOTE 1168123088 Campaign:ssss_uk_02A Validity:during Choice:Alan CONN:MIG01XU MSISDN:00777775929999 GUID:BAB94198-ADB8-4008-ACB9-8DB39338FBEF Shortcode:63334</text:span></text:p>
      <text:p text:style-name="P1"><text:span text:style-name="T1">VOTE 1168123088 Campaign:ssss_uk_02A Validity:during Choice:Leon CONN:MIG01XU MSISDN:00777775979999 GUID:62C9E203-2E9C-4D87-9954-5DBED324FFBA Shortcode:63334</text:span></text:p>
      <text:p text:style-name="P1"><text:span text:style-name="T1">VOTE 1168123088 Campaign:ssss_uk_02A Validity:during Choice:Antony CONN:MIG01XU MSISDN:00777778159999 GUID:B73562FB-53A6-4754-B375-E17A1996AB01 Shortcode:63334</text:span></text:p>
      <text:p text:style-name="P1"><text:span text:style-name="T1">VOTE 1168123088 Campaign:ssss_uk_02A Validity:during Choice:Antony CONN:MIG01XU MSISDN:00777777429999 GUID:A26551A5-6121-4D63-82E2-93697B1A9FBB Shortcode:63334</text:span></text:p>
      <text:p text:style-name="P1"><text:span text:style-name="T1">VOTE 1168123088 Campaign:ssss_uk_02A Validity:during Choice:Alan CONN:MIG01XU MSISDN:00777775269999 GUID:0AEC9390-EEDD-454A-83C4-A5A9934B36BB Shortcode:63334</text:span></text:p>
      <text:p text:style-name="P1"><text:span text:style-name="T1">VOTE 1168123088 Campaign:ssss_uk_02A Validity:during Choice:Verity CONN:MIG01XU MSISDN:00777779119999 GUID:DDCBAB61-5AB7-4359-B2ED-429FE6EF219A Shortcode:63334</text:span></text:p>
      <text:p text:style-name="P1"><text:span text:style-name="T1">VOTE 1168123088 Campaign:ssss_uk_02A Validity:during Choice:Leon CONN:MIG01XU MSISDN:00777773309999 GUID:3286396F-C5EC-427F-BE96-DEE09AA36199 Shortcode:63334</text:span></text:p>
      <text:p text:style-name="P1"><text:span text:style-name="T1">VOTE 1168123088 Campaign:ssss_uk_02A Validity:during Choice:Verity CONN:MIG01XU MSISDN:00777774829999 GUID:EE9D9C18-F8F7-4A7F-940D-24492ED0A49A Shortcode:63334</text:span></text:p>
      <text:p text:style-name="P1"><text:span text:style-name="T1">VOTE 1168123088 Campaign:ssss_uk_02A Validity:during Choice:Verity CONN:MIG01XU MSISDN:00777775859999 GUID:1702F3C4-4791-43BF-8C3C-7C3C4DD95305 Shortcode:63334</text:span></text:p>
      <text:p text:style-name="P1"><text:span text:style-name="T1">VOTE 1168123088 Campaign:ssss_uk_02A Validity:during Choice:Antony CONN:MIG01XU MSISDN:00777771589999 GUID:293023BC-CF47-46F2-9B84-A7BC631C7C00 Shortcode:63334</text:span></text:p>
      <text:p text:style-name="P1"><text:span text:style-name="T1">VOTE 1168123088 Campaign:ssss_uk_02A Validity:during Choice:Verity CONN:MIG01XU MSISDN:00777770779999 GUID:890B4CE8-AB78-45FD-93FB-C0A4686826EB Shortcode:63334</text:span></text:p>
      <text:p text:style-name="P1"><text:span text:style-name="T1">VOTE 1168123088 Campaign:ssss_uk_02A Validity:during Choice:Mark CONN:MIG00VU MSISDN:00777777749999 GUID:D1871331-E0E9-4566-A230-1C5FE292B5DD Shortcode:63334</text:span></text:p>
      <text:p text:style-name="P1"><text:span text:style-name="T1">VOTE 1168123088 Campaign:ssss_uk_02A Validity:during Choice:Antony CONN:MIG00VU MSISDN:00777778989999 GUID:B21AC8D9-C3B2-4CF6-A265-47F9EBE950FC Shortcode:63334</text:span></text:p>
      <text:p text:style-name="P1"><text:span text:style-name="T1">VOTE 1168123088 Campaign:ssss_uk_02A Validity:during Choice:Tupele CONN:MIG01OU MSISDN:00777773869999 GUID:76184B40-BC60-4FA3-89A3-EE8B9421D269 Shortcode:63334</text:span></text:p>
      <text:p text:style-name="P1"><text:span text:style-name="T1">VOTE 1168123088 Campaign:ssss_uk_02A Validity:during Choice:Gemma CONN:MIG01OU MSISDN:00777775909999 GUID:E1AE3424-7837-4AC0-B321-34E7116652FB Shortcode:63334</text:span></text:p>
      <text:p text:style-name="P1"><text:span text:style-name="T1">VOTE 1168123088 Campaign:ssss_uk_02A Validity:during Choice:Gemma CONN:MIG01OU MSISDN:00777771769999 GUID:CA33FF8B-D6CC-43E7-A583-443BDB5941A0 Shortcode:63334</text:span></text:p>
      <text:p text:style-name="P1"><text:span text:style-name="T1">VOTE 1168123088 Campaign:ssss_uk_02A Validity:during Choice:Verity CONN:MIG01OU MSISDN:00777771139999 GUID:734A60DE-B933-4FA3-A0B8-81D023085470 Shortcode:63334</text:span></text:p>
      <text:p text:style-name="P1"><text:span text:style-name="T1">VOTE 1168123088 Campaign:ssss_uk_02A Validity:during Choice:Verity CONN:MIG01OU MSISDN:00777775629999 GUID:CB0A8E40-7F52-4EE6-B623-BAD605533A10 Shortcode:63334</text:span></text:p>
      <text:p text:style-name="P1"><text:span text:style-name="T1">VOTE 1168123088 Campaign:ssss_uk_02A Validity:during Choice:Verity CONN:MIG01OU MSISDN:00777770789999 GUID:DFD5D580-DB4D-494C-8280-5377542AEE4B Shortcode:63334</text:span></text:p>
      <text:p text:style-name="P1"><text:span text:style-name="T1">VOTE 1168123088 Campaign:ssss_uk_02A Validity:during Choice:Mark CONN:MIG01XU MSISDN:00777776789999 GUID:A0616C51-CBED-466F-B9BF-730617A4998A Shortcode:63334</text:span></text:p>
      <text:p text:style-name="P1"><text:span text:style-name="T1">VOTE 1168123088 Campaign:ssss_uk_02A Validity:during Choice:Matthew CONN:MIG01XU MSISDN:00777773419999 GUID:5C2673A6-85C2-477F-8D7E-7D4F1E8B2B21 Shortcode:63334</text:span></text:p>
      <text:p text:style-name="P1"><text:span text:style-name="T1">VOTE 1168123088 Campaign:ssss_uk_02A Validity:during Choice:Gemma CONN:MIG01XU MSISDN:00777771299999 GUID:331B2D71-1A03-444C-B234-92B97F64C901 Shortcode:63334</text:span></text:p>
      <text:p text:style-name="P1"><text:span text:style-name="T1">VOTE 1168123088 Campaign:ssss_uk_02A Validity:during Choice:Verity CONN:MIG01XU MSISDN:00777771309999 GUID:760BCEE3-A270-4C24-8612-0EB27B4AEAEA Shortcode:63334</text:span></text:p>
      <text:p text:style-name="P1"><text:span text:style-name="T1">VOTE 1168123088 Campaign:ssss_uk_02A Validity:during Choice:Mark CONN:MIG01XU MSISDN:00777778049999 GUID:36ECAD1F-36EB-4530-AB89-07FCE57889CD Shortcode:63334</text:span></text:p>
      <text:p text:style-name="P1"><text:span text:style-name="T1">VOTE 1168123088 Campaign:ssss_uk_02A Validity:during Choice:Gemma CONN:MIG01OU MSISDN:00777771919999 GUID:2E0C9AD1-8DE5-4AD7-A5BC-BB6E5ECDB9A4 Shortcode:63334</text:span></text:p>
      <text:p text:style-name="P1"><text:span text:style-name="T1">VOTE 1168123088 Campaign:ssss_uk_02A Validity:during Choice:Alan CONN:MIG01XU </text:span><text:soft-page-break/><text:span text:style-name="T1">MSISDN:00777775169999 GUID:3D9716D2-ED3C-4ED3-951B-62C72982BE63 Shortcode:63334</text:span></text:p>
      <text:p text:style-name="P1"><text:span text:style-name="T1">VOTE 1168123088 Campaign:ssss_uk_02A Validity:during Choice:Tupele CONN:MIG01OU MSISDN:00777770739999 GUID:D0E7E6E5-3CEA-48FC-9BCB-2AE565502DE3 Shortcode:63334</text:span></text:p>
      <text:p text:style-name="P1"><text:span text:style-name="T1">VOTE 1168123088 Campaign:ssss_uk_02A Validity:during Choice:Verity CONN:MIG01OU MSISDN:00777776399999 GUID:41371C09-3A50-4238-92B2-5B230B3FC111 Shortcode:63334</text:span></text:p>
      <text:p text:style-name="P1"><text:span text:style-name="T1">VOTE 1168123088 Campaign:ssss_uk_02A Validity:during Choice:Antony CONN:MIG01OU MSISDN:00777775919999 GUID:96C6B18B-1018-474F-BA90-E3D1BB3CF2A0 Shortcode:63334</text:span></text:p>
      <text:p text:style-name="P1"><text:span text:style-name="T1">VOTE 1168123088 Campaign:ssss_uk_02A Validity:during Choice:Matthew CONN:MIG01OU MSISDN:00777775379999 GUID:F3940EE7-1912-4614-90C7-239519F1E6F4 Shortcode:63334</text:span></text:p>
      <text:p text:style-name="P1"><text:span text:style-name="T1">VOTE 1168123088 Campaign:ssss_uk_02A Validity:during Choice:Verity CONN:MIG00VU MSISDN:00777770079999 GUID:E129F771-3369-4473-B458-DC10540062F7 Shortcode:63334</text:span></text:p>
      <text:p text:style-name="P1"><text:span text:style-name="T1">VOTE 1168123089 Campaign:ssss_uk_02A Validity:during Choice:Mark CONN:MIG01TU MSISDN:00777777949999 GUID:DB4956CD-019C-47FF-8F44-276A6824CECA Shortcode:63334</text:span></text:p>
      <text:p text:style-name="P1"><text:span text:style-name="T1">VOTE 1168123089 Campaign:ssss_uk_02A Validity:during Choice:Verity CONN:MIG01OU MSISDN:00777779339999 GUID:2B87B897-8673-453C-9A6A-2DA0F9F072F1 Shortcode:63334</text:span></text:p>
      <text:p text:style-name="P1"><text:span text:style-name="T1">VOTE 1168123089 Campaign:ssss_uk_02A Validity:during Choice:Alan CONN:MIG01HU MSISDN:00777779019999 GUID:8001B734-5D90-4755-8ED7-7D136B9FC6AD Shortcode:63334</text:span></text:p>
      <text:p text:style-name="P1"><text:span text:style-name="T1">VOTE 1168123089 Campaign:ssss_uk_02A Validity:during Choice:Verity CONN:MIG01TU MSISDN:00777774239999 GUID:8B8EC0D7-C25B-46FA-82D3-4A9551A06E22 Shortcode:63334</text:span></text:p>
      <text:p text:style-name="P1"><text:span text:style-name="T1">VOTE 1168123089 Campaign:ssss_uk_02A Validity:during Choice:Tupele CONN:MIG01TU MSISDN:00777772819999 GUID:EA233470-DE4B-4EB9-A586-0EBEAEB2351D Shortcode:63334</text:span></text:p>
      <text:p text:style-name="P1"><text:span text:style-name="T1">VOTE 1168123089 Campaign:ssss_uk_02A Validity:during Choice:Verity CONN:MIG01XU MSISDN:00777775479999 GUID:EE74EC8C-D40D-41A1-95B1-1712C604D88F Shortcode:63334</text:span></text:p>
      <text:p text:style-name="P1"><text:span text:style-name="T1">VOTE 1168123089 Campaign:ssss_uk_02A Validity:during Choice:Verity CONN:MIG01XU MSISDN:00777775979999 GUID:AE33F510-AE68-40E8-A5BE-1676EF5658D0 Shortcode:63334</text:span></text:p>
      <text:p text:style-name="P1"><text:span text:style-name="T1">VOTE 1168123089 Campaign:ssss_uk_02A Validity:during Choice:Leon CONN:MIG01XU MSISDN:00777772769999 GUID:1F791A82-6693-463A-AF2B-15750D151BA0 Shortcode:63334</text:span></text:p>
      <text:p text:style-name="P1"><text:span text:style-name="T1">VOTE 1168123089 Campaign:ssss_uk_02A Validity:during Choice:Verity CONN:MIG01XU MSISDN:00777777249999 GUID:901C4C11-5EA1-465C-9EEE-E1CA19DC4893 Shortcode:63334</text:span></text:p>
      <text:p text:style-name="P1"><text:span text:style-name="T1">VOTE 1168123089 Campaign:ssss_uk_02A Validity:during Choice:Alan CONN:MIG01XU MSISDN:00777778429999 GUID:52260A50-7266-47FC-9453-290534C6527C Shortcode:63334</text:span></text:p>
      <text:p text:style-name="P1"><text:span text:style-name="T1">VOTE 1168123089 Campaign:ssss_uk_02A Validity:during Choice:Alan CONN:MIG01XU MSISDN:00777771229999 GUID:47470312-3DE5-4DE6-97BF-FB58A010F600 Shortcode:63334</text:span></text:p>
      <text:p text:style-name="P1"><text:span text:style-name="T1">VOTE 1168123089 Campaign:ssss_uk_02A Validity:during Choice:Leon CONN:MIG01XU MSISDN:00777779839999 GUID:887DBADC-D9E0-4BAE-8692-652CD54D9FCB Shortcode:63334</text:span></text:p>
      <text:p text:style-name="P1"><text:span text:style-name="T1">VOTE 1168123089 Campaign:ssss_uk_02A Validity:during Choice:Antony CONN:MIG01XU MSISDN:00777772719999 GUID:5CF865A8-AA65-4126-AB1C-5CD6FE6E013D Shortcode:63334</text:span></text:p>
      <text:p text:style-name="P1"><text:span text:style-name="T1">VOTE 1168123089 Campaign:ssss_uk_02A Validity:during Choice:Alan CONN:MIG01XU MSISDN:00777779619999 GUID:D890D718-E851-46E2-A535-71FB79F0C4B1 Shortcode:63334</text:span></text:p>
      <text:p text:style-name="P1"><text:span text:style-name="T1">VOTE 1168123089 Campaign:ssss_uk_02A Validity:during Choice:Tupele CONN:MIG01OU MSISDN:00777777579999 GUID:B4FC133C-2E6A-4E1A-9369-29575D4F82F0 Shortcode:63334</text:span></text:p>
      <text:p text:style-name="P1"><text:span text:style-name="T1">VOTE 1168123089 Campaign:ssss_uk_02A Validity:during Choice:Leon CONN:MIG01OU MSISDN:00777775649999 GUID:70C5278E-F40D-4B91-843C-FE55687612C1 Shortcode:63334</text:span></text:p>
      <text:p text:style-name="P1"><text:span text:style-name="T1">VOTE 1168123089 Campaign:ssss_uk_02A Validity:during Choice:Leon CONN:MIG00VU MSISDN:00777771789999 GUID:DF365625-4EF3-4A1B-B43C-679484DDC75F Shortcode:63334</text:span></text:p>
      <text:p text:style-name="P1"><text:span text:style-name="T1">VOTE 1168123089 Campaign:ssss_uk_02A Validity:during Choice:Alan CONN:MIG01XU MSISDN:00777773679999 GUID:82EA12CA-BDC6-40CB-80C0-02155320FC00 Shortcode:63334</text:span></text:p>
      <text:p text:style-name="P1"><text:span text:style-name="T1">VOTE 1168123089 Campaign:ssss_uk_02A Validity:during Choice:Mark CONN:MIG01XU MSISDN:00777772649999 GUID:E83C33F3-A4EC-4E0F-B0E1-AD27132C75E2 Shortcode:63334</text:span></text:p>
      <text:p text:style-name="P1"><text:span text:style-name="T1">VOTE 1168123089 Campaign:ssss_uk_02A Validity:during Choice:Mark CONN:MIG01XU MSISDN:00777779859999 GUID:742C6CE4-E79A-408B-AAAB-103249FBAEEC Shortcode:63334</text:span></text:p>
      <text:p text:style-name="P1"><text:span text:style-name="T1">VOTE 1168123089 Campaign:ssss_uk_02A Validity:during Choice:Leon CONN:MIG01XU MSISDN:00777771529999 GUID:5EA547D8-CC38-4DD1-9821-96C006AB97A7 Shortcode:63334</text:span></text:p>
      <text:p text:style-name="P1"><text:span text:style-name="T1">VOTE 1168123089 Campaign:ssss_uk_02A Validity:during Choice:Leon CONN:MIG01XU MSISDN:00777774119999 GUID:2A53D6CC-5C02-437B-8878-83F682CADBD0 Shortcode:63334</text:span></text:p>
      <text:p text:style-name="P1"><text:span text:style-name="T1">VOTE 1168123089 Campaign:ssss_uk_02A Validity:during Choice:Verity CONN:MIG01OU MSISDN:00777779699999 GUID:2F15C873-E51B-4347-B798-87110433B98C Shortcode:63334</text:span></text:p>
      <text:p text:style-name="P1"><text:span text:style-name="T1">VOTE 1168123090 Campaign:ssss_uk_02A Validity:during Choice:Antony CONN:MIG01OU MSISDN:00777770459999 GUID:55C64589-E29E-4104-BB25-6700FEE02930 Shortcode:63334</text:span></text:p>
      <text:p text:style-name="P1"><text:span text:style-name="T1">VOTE 1168123090 Campaign:ssss_uk_02A Validity:during Choice:Leon CONN:MIG01OU MSISDN:00777771529999 GUID:18A5A8E7-6352-4813-ADCE-DB2E2740277D Shortcode:63334</text:span></text:p>
      <text:p text:style-name="P1"><text:span text:style-name="T1">VOTE 1168123090 Campaign:ssss_uk_02A Validity:during Choice:Verity CONN:MIG00VU </text:span><text:soft-page-break/><text:span text:style-name="T1">MSISDN:00777779069999 GUID:67E72A19-9316-4CFD-A61B-7B7D481ECA36 Shortcode:63334</text:span></text:p>
      <text:p text:style-name="P1"><text:span text:style-name="T1">VOTE 1168123090 Campaign:ssss_uk_02A Validity:during Choice:Tupele CONN:MIG01OU MSISDN:00777778599999 GUID:2BA77EDD-6F96-4AC2-85AF-A652F541C16F Shortcode:63334</text:span></text:p>
      <text:p text:style-name="P1"><text:span text:style-name="T1">VOTE 1168123090 Campaign:ssss_uk_02A Validity:during Choice:Leon CONN:MIG00VU MSISDN:00777774479999 GUID:390670D8-D927-4018-9D1D-441FB45E00E9 Shortcode:63334</text:span></text:p>
      <text:p text:style-name="P1"><text:span text:style-name="T1">VOTE 1168123090 Campaign:ssss_uk_02A Validity:during Choice:Gemma CONN:MIG01OU MSISDN:00777774939999 GUID:B4DF6F75-CAF5-405A-B794-24407D9A9172 Shortcode:63334</text:span></text:p>
      <text:p text:style-name="P1"><text:span text:style-name="T1">VOTE 1168123090 Campaign:ssss_uk_02A Validity:during Choice:Alan CONN:MIG01OU MSISDN:00777776689999 GUID:C5831273-BEF1-413D-8CDB-136EE930C1FF Shortcode:63334</text:span></text:p>
      <text:p text:style-name="P1"><text:span text:style-name="T1">VOTE 1168123090 Campaign:ssss_uk_02A Validity:during Choice:Mark CONN:MIG01XU MSISDN:00777778689999 GUID:FAF2989C-106A-42F9-A45F-94536E6AE23C Shortcode:63334</text:span></text:p>
      <text:p text:style-name="P1"><text:span text:style-name="T1">VOTE 1168123090 Campaign:ssss_uk_02A Validity:during Choice:Verity CONN:MIG01XU MSISDN:00777776019999 GUID:59B39C0A-D7F3-42C9-BE09-F0378DEBE099 Shortcode:63334</text:span></text:p>
      <text:p text:style-name="P1"><text:span text:style-name="T1">VOTE 1168123090 Campaign:ssss_uk_02A Validity:during Choice:Tupele CONN:MIG01OU MSISDN:00777776309999 GUID:9C6CC464-56F1-4185-9F5A-51062C3A6955 Shortcode:63334</text:span></text:p>
      <text:p text:style-name="P1"><text:span text:style-name="T1">VOTE 1168123090 Campaign:ssss_uk_02A Validity:during Choice:Matthew CONN:MIG01XU MSISDN:00777772159999 GUID:DFCE9E30-CB88-4E75-B41D-E9D960905775 Shortcode:63334</text:span></text:p>
      <text:p text:style-name="P1"><text:span text:style-name="T1">VOTE 1168123090 Campaign:ssss_uk_02A Validity:during Choice:Gemma CONN:MIG00VU MSISDN:00777775579999 GUID:C735A163-2A30-49A5-A7B3-381240755A8F Shortcode:63334</text:span></text:p>
      <text:p text:style-name="P1"><text:span text:style-name="T1">VOTE 1168123090 Campaign:ssss_uk_02A Validity:during Choice:Verity CONN:MIG01XU MSISDN:00777779759999 GUID:0A572348-E6D3-4DC9-BD97-5DB6AD7BB34D Shortcode:63334</text:span></text:p>
      <text:p text:style-name="P1"><text:span text:style-name="T1">VOTE 1168123090 Campaign:ssss_uk_02A Validity:during Choice:Alan CONN:MIG01XU MSISDN:00777779229999 GUID:69C0A4A3-28A9-46A1-B075-DBEF2E42F13B Shortcode:63334</text:span></text:p>
      <text:p text:style-name="P1"><text:span text:style-name="T1">VOTE 1168123090 Campaign:ssss_uk_02A Validity:during Choice:Alan CONN:MIG01XU MSISDN:00777779599999 GUID:FDFBBB07-446C-47D6-93FB-6B6769EBA0A1 Shortcode:63334</text:span></text:p>
      <text:p text:style-name="P1"><text:span text:style-name="T1">VOTE 1168123090 Campaign:ssss_uk_02A Validity:during Choice:Verity CONN:MIG01OU MSISDN:00777776549999 GUID:EF7D1BED-ABFD-4C37-A72F-586B5058AB5B Shortcode:63334</text:span></text:p>
      <text:p text:style-name="P1"><text:span text:style-name="T1">VOTE 1168123090 Campaign:ssss_uk_02A Validity:during Choice:Verity CONN:MIG01TU MSISDN:00777776019999 GUID:2E3708B6-A484-4E07-9904-0B940286A0F7 Shortcode:63334</text:span></text:p>
      <text:p text:style-name="P1"><text:span text:style-name="T1">VOTE 1168123090 Campaign:ssss_uk_02A Validity:during Choice:Antony CONN:MIG01OU MSISDN:00777774069999 GUID:FCE3E962-5E9A-4251-AC85-4A06C47E4599 Shortcode:63334</text:span></text:p>
      <text:p text:style-name="P1"><text:span text:style-name="T1">VOTE 1168123090 Campaign:ssss_uk_02A Validity:during Choice:Verity CONN:MIG01OU MSISDN:00777773889999 GUID:E5482639-BEE4-472A-A6F9-BFEF2429709B Shortcode:63334</text:span></text:p>
      <text:p text:style-name="P1"><text:span text:style-name="T1">VOTE 1168123091 Campaign:ssss_uk_02A Validity:during Choice:Leon CONN:MIG01XU MSISDN:00777772039999 GUID:7B961EEE-8A66-4D8D-963B-14837E5BA93C Shortcode:63334</text:span></text:p>
      <text:p text:style-name="P1"><text:span text:style-name="T1">VOTE 1168123091 Campaign:ssss_uk_02A Validity:during Choice:Alan CONN:MIG01XU MSISDN:00777771269999 GUID:D119AFC2-8EC0-4A23-90CB-3062BEAAAE08 Shortcode:63334</text:span></text:p>
      <text:p text:style-name="P1"><text:span text:style-name="T1">VOTE 1168123091 Campaign:ssss_uk_02A Validity:during Choice:Verity CONN:MIG01XU MSISDN:00777770079999 GUID:DB68970B-F18B-4E1F-A0D9-F6535A55CCA4 Shortcode:63334</text:span></text:p>
      <text:p text:style-name="P1"><text:span text:style-name="T1">VOTE 1168123091 Campaign:ssss_uk_02A Validity:during Choice:Verity CONN:MIG00VU MSISDN:00777770989999 GUID:66FCA80C-9921-407E-AC8E-9CDA485F5259 Shortcode:63334</text:span></text:p>
      <text:p text:style-name="P1"><text:span text:style-name="T1">VOTE 1168123091 Campaign:ssss_uk_02A Validity:during Choice:Matthew CONN:MIG01TU MSISDN:00777770309999 GUID:2E6F4138-0B80-44C9-BD7D-04E2869EA4C7 Shortcode:63334</text:span></text:p>
      <text:p text:style-name="P1"><text:span text:style-name="T1">VOTE 1168123091 Campaign:ssss_uk_02A Validity:during Choice:Verity CONN:MIG01OU MSISDN:00777770889999 GUID:E32EABFC-50B1-46CC-A69B-CCCF0A2FFC0D Shortcode:63334</text:span></text:p>
      <text:p text:style-name="P1"><text:span text:style-name="T1">VOTE 1168123091 Campaign:ssss_uk_02A Validity:during Choice:Verity CONN:MIG01OU MSISDN:00777771399999 GUID:06351466-6424-453D-8036-43BB3D16440F Shortcode:63334</text:span></text:p>
      <text:p text:style-name="P1"><text:span text:style-name="T1">VOTE 1168123091 Campaign:ssss_uk_02A Validity:during Choice:Mark CONN:MIG01XU MSISDN:00777776899999 GUID:AD12203C-863C-4B0E-AFEB-898D3CD6D288 Shortcode:63334</text:span></text:p>
      <text:p text:style-name="P1"><text:span text:style-name="T1">VOTE 1168123091 Campaign:ssss_uk_02A Validity:during Choice:Verity CONN:MIG01XU MSISDN:00777775549999 GUID:1129D4FB-46CD-4A98-AF83-B48546290BCC Shortcode:63334</text:span></text:p>
      <text:p text:style-name="P1"><text:span text:style-name="T1">VOTE 1168123091 Campaign:ssss_uk_02A Validity:during Choice:Antony CONN:MIG01XU MSISDN:00777772319999 GUID:CBA43F0E-1AD3-42FD-A56E-E0E97E78CC31 Shortcode:63334</text:span></text:p>
      <text:p text:style-name="P1"><text:span text:style-name="T1">VOTE 1168123091 Campaign:ssss_uk_02A Validity:during Choice:Verity CONN:MIG01XU MSISDN:00777779319999 GUID:4EA24D72-6BB6-4532-8D21-722D3C4C3DF2 Shortcode:63334</text:span></text:p>
      <text:p text:style-name="P1"><text:span text:style-name="T1">VOTE 1168123091 Campaign:ssss_uk_02A Validity:during Choice:Alan CONN:MIG01XU MSISDN:00777776879999 GUID:DB5089CB-6383-4440-BC63-A6D33C98E5C4 Shortcode:63334</text:span></text:p>
      <text:p text:style-name="P1"><text:span text:style-name="T1">VOTE 1168123092 Campaign:ssss_uk_02A Validity:during Choice:Alan CONN:MIG01XU MSISDN:00777770829999 GUID:FE8D885E-8460-4221-B8BF-A607ADD6F263 Shortcode:63334</text:span></text:p>
      <text:p text:style-name="P1"><text:span text:style-name="T1">VOTE 1168123092 Campaign:ssss_uk_02A Validity:during Choice:Verity CONN:MIG01XU MSISDN:00777777219999 GUID:03CD6F0D-FF26-41B6-906D-AE10265F2EB6 Shortcode:63334</text:span></text:p>
      <text:p text:style-name="P1"><text:span text:style-name="T1">VOTE 1168123092 Campaign:ssss_uk_02A Validity:during Choice:Mark CONN:MIG01XU </text:span><text:soft-page-break/><text:span text:style-name="T1">MSISDN:00777771869999 GUID:2884A018-4B07-4A2B-8E02-21475C9504BE Shortcode:63334</text:span></text:p>
      <text:p text:style-name="P1"><text:span text:style-name="T1">VOTE 1168123092 Campaign:ssss_uk_02A Validity:during Choice:Alan CONN:MIG01XU MSISDN:00777773739999 GUID:164E404D-E218-467C-B1EB-3B20401CD906 Shortcode:63334</text:span></text:p>
      <text:p text:style-name="P1"><text:span text:style-name="T1">VOTE 1168123092 Campaign:ssss_uk_02A Validity:during Choice:Verity CONN:MIG01OU MSISDN:00777776659999 GUID:B25C9389-3594-466D-B430-1C443B5617DD Shortcode:63334</text:span></text:p>
      <text:p text:style-name="P1"><text:span text:style-name="T1">VOTE 1168123092 Campaign:ssss_uk_02A Validity:during Choice:Verity CONN:MIG01OU MSISDN:00777779199999 GUID:AC5F240F-CD2B-4930-941B-2242F18252E3 Shortcode:63334</text:span></text:p>
      <text:p text:style-name="P1"><text:span text:style-name="T1">VOTE 1168123092 Campaign:ssss_uk_02A Validity:during Choice:Leon CONN:MIG00VU MSISDN:00777778839999 GUID:B125B488-03B6-4368-9B79-7107880F43A4 Shortcode:63334</text:span></text:p>
      <text:p text:style-name="P1"><text:span text:style-name="T1">VOTE 1168123092 Campaign:ssss_uk_02A Validity:during Choice:Antony CONN:MIG01OU MSISDN:00777772969999 GUID:9BC44C40-4FD7-4F50-9FD7-0A2712763C52 Shortcode:63334</text:span></text:p>
      <text:p text:style-name="P1"><text:span text:style-name="T1">VOTE 1168123092 Campaign:ssss_uk_02A Validity:during Choice:Verity CONN:MIG01OU MSISDN:00777773849999 GUID:EF0C0E0B-587A-4541-8B10-D852F664B5FD Shortcode:63334</text:span></text:p>
      <text:p text:style-name="P1"><text:span text:style-name="T1">VOTE 1168123092 Campaign:ssss_uk_02A Validity:during Choice:Antony CONN:MIG01HU MSISDN:00777775069999 GUID:67CB4FE8-CDB5-49E6-A2A4-0F8A2910CC2F Shortcode:63334</text:span></text:p>
      <text:p text:style-name="P1"><text:span text:style-name="T1">VOTE 1168123092 Campaign:ssss_uk_02A Validity:during Choice:Verity CONN:MIG01TU MSISDN:00777774249999 GUID:3F88792B-4EAB-4033-A72D-75AB895F72C9 Shortcode:63334</text:span></text:p>
      <text:p text:style-name="P1"><text:span text:style-name="T1">VOTE 1168123092 Campaign:ssss_uk_02A Validity:during Choice:Leon CONN:MIG01TU MSISDN:00777777169999 GUID:E9B132DE-9511-4BE3-BA76-2B870111691F Shortcode:63334</text:span></text:p>
      <text:p text:style-name="P1"><text:span text:style-name="T1">VOTE 1168123092 Campaign:ssss_uk_02A Validity:during Choice:Alan CONN:MIG01TU MSISDN:00777777659999 GUID:DD509E05-DB2F-4709-BAF7-66ABEBD30C8F Shortcode:63334</text:span></text:p>
      <text:p text:style-name="P1"><text:span text:style-name="T1">VOTE 1168123092 Campaign:ssss_uk_02A Validity:during Choice:Alan CONN:MIG00VU MSISDN:00777778999999 GUID:4DBE970C-A6DB-4DA1-9199-26300B784166 Shortcode:63334</text:span></text:p>
      <text:p text:style-name="P1"><text:span text:style-name="T1">VOTE 1168123092 Campaign:ssss_uk_02A Validity:during Choice:Antony CONN:MIG00VU MSISDN:00777779519999 GUID:0273331B-9AD0-48F9-A526-F0D7F0661CF4 Shortcode:63334</text:span></text:p>
      <text:p text:style-name="P1"><text:span text:style-name="T1">VOTE 1168123092 Campaign:ssss_uk_02A Validity:during Choice:Alan CONN:MIG00VU MSISDN:00777771449999 GUID:B4ED3B4A-0281-4839-ADC6-AE5C66B3B415 Shortcode:63334</text:span></text:p>
      <text:p text:style-name="P1"><text:span text:style-name="T1">VOTE 1168123092 Campaign:ssss_uk_02A Validity:during Choice:Antony CONN:MIG00VU MSISDN:00777777799999 GUID:76ADC1F4-D952-4A77-B74A-B05213FA9BA5 Shortcode:63334</text:span></text:p>
      <text:p text:style-name="P1"><text:span text:style-name="T1">VOTE 1168123092 Campaign:ssss_uk_02A Validity:during Choice:Leon CONN:MIG00VU MSISDN:00777777119999 GUID:95AFF94E-DAAD-4599-AC29-76312AB2DE1A Shortcode:63334</text:span></text:p>
      <text:p text:style-name="P1"><text:span text:style-name="T1">VOTE 1168123092 Campaign:ssss_uk_02A Validity:during Choice:Verity CONN:MIG00VU MSISDN:00777777809999 GUID:8F13AD4B-903D-4EE7-8250-CDB2647936B3 Shortcode:63334</text:span></text:p>
      <text:p text:style-name="P1"><text:span text:style-name="T1">VOTE 1168123092 Campaign:ssss_uk_02A Validity:during Choice:Antony CONN:MIG01OU MSISDN:00777770639999 GUID:4FC270C3-3B4E-4737-9355-297112A6A15A Shortcode:63334</text:span></text:p>
      <text:p text:style-name="P1"><text:span text:style-name="T1">VOTE 1168123092 Campaign:ssss_uk_02A Validity:during Choice:Alan CONN:MIG01OU MSISDN:00777776699999 GUID:D9D422F7-F3B5-4BD1-8D52-B7922758CAF0 Shortcode:63334</text:span></text:p>
      <text:p text:style-name="P1"><text:span text:style-name="T1">VOTE 1168123093 Campaign:ssss_uk_02A Validity:during Choice:Leon CONN:MIG01HU MSISDN:00777777609999 GUID:97D7832E-8343-4442-9B63-8191C2F13E34 Shortcode:63334</text:span></text:p>
      <text:p text:style-name="P1"><text:span text:style-name="T1">VOTE 1168123093 Campaign:ssss_uk_02A Validity:during Choice:Antony CONN:MIG01OU MSISDN:00777775539999 GUID:9EC4C56B-3BF6-4319-A202-C1CBD71717A4 Shortcode:63334</text:span></text:p>
      <text:p text:style-name="P1"><text:span text:style-name="T1">VOTE 1168123093 Campaign:ssss_uk_02A Validity:during Choice:Antony CONN:MIG01OU MSISDN:00777779589999 GUID:D1160873-E7A3-4941-AC78-7E67C07D3A6A Shortcode:63334</text:span></text:p>
      <text:p text:style-name="P1"><text:span text:style-name="T1">VOTE 1168123093 Campaign:ssss_uk_02A Validity:during Choice:Verity CONN:MIG01XU MSISDN:00777772729999 GUID:72CDA9C5-D738-43F0-B4DE-C3AC3C06721A Shortcode:63334</text:span></text:p>
      <text:p text:style-name="P1"><text:span text:style-name="T1">VOTE 1168123093 Campaign:ssss_uk_02A Validity:during Choice:Verity CONN:MIG01XU MSISDN:00777778829999 GUID:B5F3E72B-094D-48A1-B4CD-CC484126154B Shortcode:63334</text:span></text:p>
      <text:p text:style-name="P1"><text:span text:style-name="T1">VOTE 1168123093 Campaign:ssss_uk_02A Validity:during Choice:Gemma CONN:MIG01XU MSISDN:00777776489999 GUID:9D211E03-90F7-4591-B420-B86784D9CAFB Shortcode:63334</text:span></text:p>
      <text:p text:style-name="P1"><text:span text:style-name="T1">VOTE 1168123093 Campaign:ssss_uk_02A Validity:during Choice:Verity CONN:MIG01XU MSISDN:00777778979999 GUID:C856D143-F359-4537-BF52-E88348BEE645 Shortcode:63334</text:span></text:p>
      <text:p text:style-name="P1"><text:span text:style-name="T1">VOTE 1168123093 Campaign:ssss_uk_02A Validity:during Choice:Verity CONN:MIG01XU MSISDN:00777777009999 GUID:D007133A-D2F4-4C6E-99C3-17EEB7386DD1 Shortcode:63334</text:span></text:p>
      <text:p text:style-name="P1"><text:span text:style-name="T1">VOTE 1168123093 Campaign:ssss_uk_02A Validity:during Choice:Verity CONN:MIG01XU MSISDN:00777775339999 GUID:FBF21845-ED52-4539-A69B-66B47A02478E Shortcode:63334</text:span></text:p>
      <text:p text:style-name="P1"><text:span text:style-name="T1">VOTE 1168123093 Campaign:ssss_uk_02A Validity:during Choice:Matthew CONN:MIG01XU MSISDN:00777775259999 GUID:33253FDB-578E-4250-A23E-42F1F9B54B3D Shortcode:63334</text:span></text:p>
      <text:p text:style-name="P1"><text:span text:style-name="T1">VOTE 1168123093 Campaign:ssss_uk_02A Validity:during Choice:Antony CONN:MIG01XU MSISDN:00777771369999 GUID:7DB372F4-21C1-4DAA-869C-29C2A485C45E Shortcode:63334</text:span></text:p>
      <text:p text:style-name="P1"><text:span text:style-name="T1">VOTE 1168123093 Campaign:ssss_uk_02A Validity:during Choice:Alan CONN:MIG01XU MSISDN:00777771399999 GUID:3EB9AE87-98AE-4E88-AD32-828E9ADD0E55 Shortcode:63334</text:span></text:p>
      <text:p text:style-name="P1"><text:span text:style-name="T1">VOTE 1168123093 Campaign:ssss_uk_02A Validity:during Choice:Alan CONN:MIG01XU </text:span><text:soft-page-break/><text:span text:style-name="T1">MSISDN:00777773059999 GUID:A47FEB8F-A67F-47D2-9CBD-B89BCFC193AD Shortcode:63334</text:span></text:p>
      <text:p text:style-name="P1"><text:span text:style-name="T1">VOTE 1168123093 Campaign:ssss_uk_02A Validity:during Choice:Verity CONN:MIG01XU MSISDN:00777773009999 GUID:8C4F5452-DBCA-4260-A0F9-119101B87708 Shortcode:63334</text:span></text:p>
      <text:p text:style-name="P1"><text:span text:style-name="T1">VOTE 1168123093 Campaign:ssss_uk_02A Validity:during Choice:Verity CONN:MIG01XU MSISDN:00777774449999 GUID:635A4ABB-9C76-43E1-9394-05686C49F406 Shortcode:63334</text:span></text:p>
      <text:p text:style-name="P1"><text:span text:style-name="T1">VOTE 1168123093 Campaign:ssss_uk_02A Validity:during Choice:Antony CONN:MIG01OU MSISDN:00777776769999 GUID:EC51E908-751F-4ABB-92B1-53EBF0A742F1 Shortcode:63334</text:span></text:p>
      <text:p text:style-name="P1"><text:span text:style-name="T1">VOTE 1168123093 Campaign:ssss_uk_02A Validity:during Choice:Alan CONN:MIG01XU MSISDN:00777775059999 GUID:FAFFD270-71D0-4420-924E-E18D39343F20 Shortcode:63334</text:span></text:p>
      <text:p text:style-name="P1"><text:span text:style-name="T1">VOTE 1168123093 Campaign:ssss_uk_02A Validity:during Choice:Alan CONN:MIG01XU MSISDN:00777772909999 GUID:1FB9CF46-9631-4DEC-99B6-359402C20C59 Shortcode:63334</text:span></text:p>
      <text:p text:style-name="P1"><text:span text:style-name="T1">VOTE 1168123093 Campaign:ssss_uk_02A Validity:during Choice:Tupele CONN:MIG01XU MSISDN:00777777229999 GUID:C5CF165B-ED1A-41A5-BF3B-896262AC8F52 Shortcode:63334</text:span></text:p>
      <text:p text:style-name="P1"><text:span text:style-name="T1">VOTE 1168123093 Campaign:ssss_uk_02A Validity:during Choice:Mark CONN:MIG01XU MSISDN:00777771899999 GUID:6BAE4CFD-AA85-4610-9B8B-E4A4B8E3C173 Shortcode:63334</text:span></text:p>
      <text:p text:style-name="P1"><text:span text:style-name="T1">VOTE 1168123093 Campaign:ssss_uk_02A Validity:during Choice:Mark CONN:MIG01XU MSISDN:00777772839999 GUID:F454AEFB-DD96-4108-9E39-589EF0D9830B Shortcode:63334</text:span></text:p>
      <text:p text:style-name="P1"><text:span text:style-name="T1">VOTE 1168123093 Campaign:ssss_uk_02A Validity:during Choice:Leon CONN:MIG01XU MSISDN:00777779899999 GUID:86149211-A6DF-4DDC-A0FA-26B3E586E847 Shortcode:63334</text:span></text:p>
      <text:p text:style-name="P1"><text:span text:style-name="T1">VOTE 1168123093 Campaign:ssss_uk_02A Validity:during Choice:Verity CONN:MIG00VU MSISDN:00777779849999 GUID:1873ED97-631D-474A-AE48-E293B270921E Shortcode:63334</text:span></text:p>
      <text:p text:style-name="P1"><text:span text:style-name="T1">VOTE 1168123093 Campaign:ssss_uk_02A Validity:during Choice:Mark CONN:MIG00VU MSISDN:00777776419999 GUID:174A4D5D-2FE2-4BCD-A7D7-AE64471ACABF Shortcode:63334</text:span></text:p>
      <text:p text:style-name="P1"><text:span text:style-name="T1">VOTE 1168123093 Campaign:ssss_uk_02A Validity:during Choice:Leon CONN:MIG01OU MSISDN:00777779669999 GUID:A7C08453-41E2-414B-90D6-2227F5E1AA1C Shortcode:63334</text:span></text:p>
      <text:p text:style-name="P1"><text:span text:style-name="T1">VOTE 1168123093 Campaign:ssss_uk_02A Validity:during Choice:Alan CONN:MIG01OU MSISDN:00777771759999 GUID:1A5FBEC4-C734-4CD3-80DE-639F14A5FC6A Shortcode:63334</text:span></text:p>
      <text:p text:style-name="P1"><text:span text:style-name="T1">VOTE 1168123093 Campaign:ssss_uk_02A Validity:during Choice:Verity CONN:MIG01OU MSISDN:00777774739999 GUID:2F75948D-E2C2-4279-B52F-DF4C499AB553 Shortcode:63334</text:span></text:p>
      <text:p text:style-name="P1"><text:span text:style-name="T1">VOTE 1168123093 Campaign:ssss_uk_02A Validity:during Choice:Antony CONN:MIG01OU MSISDN:00777771009999 GUID:FC9C22F8-BCB3-4E3D-9F1F-C7E15E4C5B4F Shortcode:63334</text:span></text:p>
      <text:p text:style-name="P1"><text:span text:style-name="T1">VOTE 1168123094 Campaign:ssss_uk_02A Validity:during Choice:Verity CONN:MIG01OU MSISDN:00777778599999 GUID:E02B4E1B-7F92-4558-A438-BF89A9530205 Shortcode:63334</text:span></text:p>
      <text:p text:style-name="P1"><text:span text:style-name="T1">VOTE 1168123094 Campaign:ssss_uk_02A Validity:during Choice:Verity CONN:MIG00VU MSISDN:00777775879999 GUID:CC21D3A5-0FC6-4B52-A986-77DFAC2B0ED4 Shortcode:63334</text:span></text:p>
      <text:p text:style-name="P1"><text:span text:style-name="T1">VOTE 1168123094 Campaign:ssss_uk_02A Validity:during Choice:Verity CONN:MIG01OU MSISDN:00777774389999 GUID:B85205F9-78ED-40F8-8CA0-CD44E8A298AA Shortcode:63334</text:span></text:p>
      <text:p text:style-name="P1"><text:span text:style-name="T1">VOTE 1168123094 Campaign:ssss_uk_02A Validity:during Choice:Mark CONN:MIG01OU MSISDN:00777770689999 GUID:65CE7BFE-B01E-4888-91A8-2CFAF88F828D Shortcode:63334</text:span></text:p>
      <text:p text:style-name="P1"><text:span text:style-name="T1">VOTE 1168123094 Campaign:ssss_uk_02A Validity:during Choice:Antony CONN:MIG01OU MSISDN:00777778199999 GUID:7E85930C-52D4-4C2B-B7FA-85B86B18BDBA Shortcode:63334</text:span></text:p>
      <text:p text:style-name="P1"><text:span text:style-name="T1">VOTE 1168123094 Campaign:ssss_uk_02A Validity:during Choice:Antony CONN:MIG01OU MSISDN:00777771469999 GUID:0E9A436C-99F0-4C30-934B-214595F966F8 Shortcode:63334</text:span></text:p>
      <text:p text:style-name="P1"><text:span text:style-name="T1">VOTE 1168123094 Campaign:ssss_uk_02A Validity:during Choice:Antony CONN:MIG00VU MSISDN:00777776349999 GUID:3B584899-667E-4979-8909-FE181D202A37 Shortcode:63334</text:span></text:p>
      <text:p text:style-name="P1"><text:span text:style-name="T1">VOTE 1168123094 Campaign:ssss_uk_02A Validity:during Choice:Leon CONN:MIG00VU MSISDN:00777777749999 GUID:5F56FCA2-34F2-42B7-AAE4-4038ACD9D72C Shortcode:63334</text:span></text:p>
      <text:p text:style-name="P1"><text:span text:style-name="T1">VOTE 1168123094 Campaign:ssss_uk_02A Validity:during Choice:Gemma CONN:MIG01TU MSISDN:00777770769999 GUID:87142923-CDB2-486B-B701-421EAB4CBF1E Shortcode:63334</text:span></text:p>
      <text:p text:style-name="P1"><text:span text:style-name="T1">VOTE 1168123094 Campaign:ssss_uk_02A Validity:during Choice:Verity CONN:MIG01XU MSISDN:00777778029999 GUID:08E50480-75FB-44B8-BE21-11A20FE1A614 Shortcode:63334</text:span></text:p>
      <text:p text:style-name="P1"><text:span text:style-name="T1">VOTE 1168123094 Campaign:ssss_uk_02A Validity:during Choice:Mark CONN:MIG01XU MSISDN:00777776089999 GUID:CEE38C16-C144-4B07-A98A-8CE39B9346AF Shortcode:63334</text:span></text:p>
      <text:p text:style-name="P1"><text:span text:style-name="T1">VOTE 1168123094 Campaign:ssss_uk_02A Validity:during Choice:Alan CONN:MIG01XU MSISDN:00777775279999 GUID:65A3D5D4-5A81-4647-B977-37A4F7669382 Shortcode:63334</text:span></text:p>
      <text:p text:style-name="P1"><text:span text:style-name="T1">VOTE 1168123094 Campaign:ssss_uk_02A Validity:during Choice:Alan CONN:MIG01XU MSISDN:00777771069999 GUID:D28E2638-3A1A-4C1C-AFFD-DA47E6F35FA9 Shortcode:63334</text:span></text:p>
      <text:p text:style-name="P1"><text:span text:style-name="T1">VOTE 1168123094 Campaign:ssss_uk_02A Validity:during Choice:Antony CONN:MIG01XU MSISDN:00777779209999 GUID:6EDDC8DD-F77E-49BB-B518-AD9BDF1F5300 Shortcode:63334</text:span></text:p>
      <text:p text:style-name="P1"><text:span text:style-name="T1">VOTE 1168123094 Campaign:ssss_uk_02A Validity:during Choice:Leon CONN:MIG01XU MSISDN:00777771309999 GUID:7353D580-2408-485F-8AED-1718C573FF2A Shortcode:63334</text:span></text:p>
      <text:p text:style-name="P1"><text:span text:style-name="T1">VOTE 1168123094 Campaign:ssss_uk_02A Validity:during Choice:Tupele CONN:MIG01XU </text:span><text:soft-page-break/><text:span text:style-name="T1">MSISDN:00777772619999 GUID:83817E46-DA9D-43CF-9A11-B2C944D1D522 Shortcode:63334</text:span></text:p>
      <text:p text:style-name="P1"><text:span text:style-name="T1">VOTE 1168123094 Campaign:ssss_uk_02A Validity:during Choice:Gemma CONN:MIG01XU MSISDN:00777774229999 GUID:992EEEEC-D1E9-4D12-A45B-CEAFBD4A3942 Shortcode:63334</text:span></text:p>
      <text:p text:style-name="P1"><text:span text:style-name="T1">VOTE 1168123094 Campaign:ssss_uk_02A Validity:during Choice:Leon CONN:MIG01XU MSISDN:00777773129999 GUID:AB60F0DE-7B4F-471B-8E98-02CE1D6A3939 Shortcode:63334</text:span></text:p>
      <text:p text:style-name="P1"><text:span text:style-name="T1">VOTE 1168123095 Campaign:ssss_uk_02A Validity:during Choice:Mark CONN:MIG01XU MSISDN:00777776309999 GUID:44B6C76C-BA37-4BC5-A111-9311D7E41B5D Shortcode:63334</text:span></text:p>
      <text:p text:style-name="P1"><text:span text:style-name="T1">VOTE 1168123095 Campaign:ssss_uk_02A Validity:during Choice:Verity CONN:MIG01XU MSISDN:00777778209999 GUID:9B7D1E3A-216B-4EC3-A0C1-FB5E76917049 Shortcode:63334</text:span></text:p>
      <text:p text:style-name="P1"><text:span text:style-name="T1">VOTE 1168123095 Campaign:ssss_uk_02A Validity:during Choice:Alan CONN:MIG01XU MSISDN:00777773139999 GUID:74AA52A0-4469-453A-83E6-55E0C2E4A195 Shortcode:63334</text:span></text:p>
      <text:p text:style-name="P1"><text:span text:style-name="T1">VOTE 1168123095 Campaign:ssss_uk_02A Validity:during Choice:Antony CONN:MIG01XU MSISDN:00777777179999 GUID:00403F91-D2CA-4F73-8594-9700585A0F1F Shortcode:63334</text:span></text:p>
      <text:p text:style-name="P1"><text:span text:style-name="T1">VOTE 1168123095 Campaign:ssss_uk_02A Validity:during Choice:Verity CONN:MIG01XU MSISDN:00777776589999 GUID:E95087CD-C191-41AF-936F-3E5B87FE4D21 Shortcode:63334</text:span></text:p>
      <text:p text:style-name="P1"><text:span text:style-name="T1">VOTE 1168123095 Campaign:ssss_uk_02A Validity:during Choice:Verity CONN:MIG00VU MSISDN:00777770369999 GUID:45FA739E-C654-4537-AEF2-9CCE88B683E2 Shortcode:63334</text:span></text:p>
      <text:p text:style-name="P1"><text:span text:style-name="T1">VOTE 1168123095 Campaign:ssss_uk_02A Validity:during Choice:Verity CONN:MIG01XU MSISDN:00777771029999 GUID:24B4A908-5864-4F72-BB06-E57613751C77 Shortcode:63334</text:span></text:p>
      <text:p text:style-name="P1"><text:span text:style-name="T1">VOTE 1168123095 Campaign:ssss_uk_02A Validity:during Choice:Alan CONN:MIG01XU MSISDN:00777779759999 GUID:AED0BD95-A024-4A62-AE1B-E172C44FCA9D Shortcode:63334</text:span></text:p>
      <text:p text:style-name="P1"><text:span text:style-name="T1">VOTE 1168123095 Campaign:ssss_uk_02A Validity:during Choice:Antony CONN:MIG01XU MSISDN:00777771579999 GUID:4FDF9280-6122-4CCC-BA7B-5930DB51C1E0 Shortcode:63334</text:span></text:p>
      <text:p text:style-name="P1"><text:span text:style-name="T1">VOTE 1168123095 Campaign:ssss_uk_02A Validity:during Choice:Verity CONN:MIG01XU MSISDN:00777770989999 GUID:429B121C-ECC2-4447-B688-58B6FBB1F117 Shortcode:63334</text:span></text:p>
      <text:p text:style-name="P1"><text:span text:style-name="T1">VOTE 1168123095 Campaign:ssss_uk_02A Validity:during Choice:Leon CONN:MIG01XU MSISDN:00777776459999 GUID:8478E018-AD9F-455B-9B03-938B60D6D25C Shortcode:63334</text:span></text:p>
      <text:p text:style-name="P1"><text:span text:style-name="T1">VOTE 1168123095 Campaign:ssss_uk_02A Validity:during Choice:Leon CONN:MIG01OU MSISDN:00777775749999 GUID:A9AEAAB3-5191-4BF1-A5C9-D212654E9BC5 Shortcode:63334</text:span></text:p>
      <text:p text:style-name="P1"><text:span text:style-name="T1">VOTE 1168123095 Campaign:ssss_uk_02A Validity:during Choice:Verity CONN:MIG01XU MSISDN:00777772649999 GUID:93FDAF33-C60F-4F25-A1F5-D3234E671C66 Shortcode:63334</text:span></text:p>
      <text:p text:style-name="P1"><text:span text:style-name="T1">VOTE 1168123095 Campaign:ssss_uk_02A Validity:during Choice:Verity CONN:MIG01XU MSISDN:00777774479999 GUID:1A18A834-4339-4AC8-AA9F-B1D515AF801B Shortcode:63334</text:span></text:p>
      <text:p text:style-name="P1"><text:span text:style-name="T1">VOTE 1168123095 Campaign:ssss_uk_02A Validity:during Choice:Verity CONN:MIG01XU MSISDN:00777774249999 GUID:CA51CA96-0B20-4EB1-A3AF-7CAFF54B4FBD Shortcode:63334</text:span></text:p>
      <text:p text:style-name="P1"><text:span text:style-name="T1">VOTE 1168123095 Campaign:ssss_uk_02A Validity:during Choice:Alan CONN:MIG01XU MSISDN:00777774819999 GUID:B0FAC0CA-2ABF-4A0F-92DF-D9651C06E762 Shortcode:63334</text:span></text:p>
      <text:p text:style-name="P1"><text:span text:style-name="T1">VOTE 1168123095 Campaign:ssss_uk_02A Validity:during Choice:Antony CONN:MIG01XU MSISDN:00777774649999 GUID:F7105176-B87A-41E4-90A1-B8F16E3B0F2F Shortcode:63334</text:span></text:p>
      <text:p text:style-name="P1"><text:span text:style-name="T1">VOTE 1168123095 Campaign:ssss_uk_02A Validity:during Choice:Verity CONN:MIG00VU MSISDN:00777770779999 GUID:1898D617-1923-4961-8DB2-283209D2A808 Shortcode:63334</text:span></text:p>
      <text:p text:style-name="P1"><text:span text:style-name="T1">VOTE 1168123095 Campaign:ssss_uk_02A Validity:during Choice:Alan CONN:MIG01XU MSISDN:00777774499999 GUID:D61B9DE5-50D6-48E6-B5BF-5144E9617219 Shortcode:63334</text:span></text:p>
      <text:p text:style-name="P1"><text:span text:style-name="T1">VOTE 1168123095 Campaign:ssss_uk_02A Validity:during Choice:Mark CONN:MIG01XU MSISDN:00777779849999 GUID:4528C557-C317-410C-965A-48E62871FB1A Shortcode:63334</text:span></text:p>
      <text:p text:style-name="P1"><text:span text:style-name="T1">VOTE 1168123095 Campaign:ssss_uk_02A Validity:during Choice:Verity CONN:MIG01XU MSISDN:00777774129999 GUID:5EDA5EBE-A8BB-4305-94AF-1C6D12E0DF2A Shortcode:63334</text:span></text:p>
      <text:p text:style-name="P1"><text:span text:style-name="T1">VOTE 1168123095 Campaign:ssss_uk_02A Validity:during Choice:Alan CONN:MIG01XU MSISDN:00777771389999 GUID:5F86FFA0-4E6D-4025-8151-D2A35C5B00A2 Shortcode:63334</text:span></text:p>
      <text:p text:style-name="P1"><text:span text:style-name="T1">VOTE 1168123095 Campaign:ssss_uk_02A Validity:during Choice:Gemma CONN:MIG01XU MSISDN:00777774739999 GUID:8C8372B4-772C-4FF0-BFD5-F74FFAB0B9FB Shortcode:63334</text:span></text:p>
      <text:p text:style-name="P1"><text:span text:style-name="T1">VOTE 1168123095 Campaign:ssss_uk_02A Validity:during Choice:Mark CONN:MIG01TU MSISDN:00777771839999 GUID:D427B43D-895B-410D-87E4-09DDBDEA2257 Shortcode:63334</text:span></text:p>
      <text:p text:style-name="P1"><text:span text:style-name="T1">VOTE 1168123095 Campaign:ssss_uk_02A Validity:during Choice:Antony CONN:MIG01OU MSISDN:00777770939999 GUID:DF91685A-4A5C-4A3F-BACA-7E7007DBB18F Shortcode:63334</text:span></text:p>
      <text:p text:style-name="P1"><text:span text:style-name="T1">VOTE 1168123095 Campaign:ssss_uk_02A Validity:during Choice:Verity CONN:MIG01OU MSISDN:00777774009999 GUID:902850EB-8472-45AD-865E-70258821F5CB Shortcode:63334</text:span></text:p>
      <text:p text:style-name="P1"><text:span text:style-name="T1">VOTE 1168123095 Campaign:ssss_uk_02A Validity:during Choice:Antony CONN:MIG01XU MSISDN:00777775809999 GUID:410ECA95-1499-4B8F-A6CC-C57C6F70FC61 Shortcode:63334</text:span></text:p>
      <text:p text:style-name="P1"><text:span text:style-name="T1">VOTE 1168123095 Campaign:ssss_uk_02A Validity:during Choice:Alan CONN:MIG01OU MSISDN:00777774659999 GUID:949B849D-D301-489D-842E-FD4F57B12F27 Shortcode:63334</text:span></text:p>
      <text:p text:style-name="P1"><text:span text:style-name="T1">VOTE 1168123095 Campaign:ssss_uk_02A Validity:during Choice:Antony CONN:MIG01OU </text:span><text:soft-page-break/><text:span text:style-name="T1">MSISDN:00777771179999 GUID:1101611D-DD70-42B2-8D3D-DF88CE67C0B2 Shortcode:63334</text:span></text:p>
      <text:p text:style-name="P1"><text:span text:style-name="T1">VOTE 1168123095 Campaign:ssss_uk_02A Validity:during Choice:Alan CONN:MIG01OU MSISDN:00777779629999 GUID:7D0709BD-3CD3-4C03-A6D4-7C0F0DD49474 Shortcode:63334</text:span></text:p>
      <text:p text:style-name="P1"><text:span text:style-name="T1">VOTE 1168123095 Campaign:ssss_uk_02A Validity:during Choice:Antony CONN:MIG01XU MSISDN:00777771599999 GUID:B873A67D-D899-433E-A2C6-95BD7DE52A47 Shortcode:63334</text:span></text:p>
      <text:p text:style-name="P1"><text:span text:style-name="T1">VOTE 1168123095 Campaign:ssss_uk_02A Validity:during Choice:Antony CONN:MIG01XU MSISDN:00777778829999 GUID:CA62C3B6-69B7-4A31-B844-590DB0DEBC63 Shortcode:63334</text:span></text:p>
      <text:p text:style-name="P1"><text:span text:style-name="T1">VOTE 1168123095 Campaign:ssss_uk_02A Validity:during Choice:Mark CONN:MIG01XU MSISDN:00777772179999 GUID:F8AA6D68-B54A-4FAE-B8DB-F219F16BA476 Shortcode:63334</text:span></text:p>
      <text:p text:style-name="P1"><text:span text:style-name="T1">VOTE 1168123095 Campaign:ssss_uk_02A Validity:during Choice:Tupele CONN:MIG01XU MSISDN:00777778669999 GUID:6807BFF2-2C26-4431-A11F-A3C145898DFB Shortcode:63334</text:span></text:p>
      <text:p text:style-name="P1"><text:span text:style-name="T1">VOTE 1168123095 Campaign:ssss_uk_02A Validity:during Choice:Verity CONN:MIG01XU MSISDN:00777778479999 GUID:804040BF-7931-4459-AA90-4B8430EA1A74 Shortcode:63334</text:span></text:p>
      <text:p text:style-name="P1"><text:span text:style-name="T1">VOTE 1168123095 Campaign:ssss_uk_02A Validity:during Choice:Antony CONN:MIG00VU MSISDN:00777779669999 GUID:0A5B4A7B-104C-4B4A-8E88-89A21D3263EF Shortcode:63334</text:span></text:p>
      <text:p text:style-name="P1"><text:span text:style-name="T1">VOTE 1168123095 Campaign:ssss_uk_02A Validity:during Choice:Matthew CONN:MIG01XU MSISDN:00777771089999 GUID:56D58AD6-77F8-4063-8E5D-FF4F4163799C Shortcode:63334</text:span></text:p>
      <text:p text:style-name="P1"><text:span text:style-name="T1">VOTE 1168123095 Campaign:ssss_uk_02A Validity:during Choice:Matthew CONN:MIG01XU MSISDN:00777776099999 GUID:6891860F-2BA9-483A-81EC-632279BF2202 Shortcode:63334</text:span></text:p>
      <text:p text:style-name="P1"><text:span text:style-name="T1">VOTE 1168123095 Campaign:ssss_uk_02A Validity:during Choice:Matthew CONN:MIG01XU MSISDN:00777779719999 GUID:3CC8F143-139B-489E-BBA4-B8E8C0D76232 Shortcode:63334</text:span></text:p>
      <text:p text:style-name="P1"><text:span text:style-name="T1">VOTE 1168123095 Campaign:ssss_uk_02A Validity:during Choice:Alan CONN:MIG01XU MSISDN:00777771769999 GUID:926CFA8F-BAF2-4BFA-AE44-C91C776E38AC Shortcode:63334</text:span></text:p>
      <text:p text:style-name="P1"><text:span text:style-name="T1">VOTE 1168123095 Campaign:ssss_uk_02A Validity:during Choice:Antony CONN:MIG01TU MSISDN:00777774239999 GUID:15A9DD23-CF1B-4451-9915-F632C73BC45C Shortcode:63334</text:span></text:p>
      <text:p text:style-name="P1"><text:span text:style-name="T1">VOTE 1168123095 Campaign:ssss_uk_02A Validity:during Choice:Tupele CONN:MIG01XU MSISDN:00777778579999 GUID:47BE9FF3-EF90-4031-9F36-379A5EBEC2F6 Shortcode:63334</text:span></text:p>
      <text:p text:style-name="P1"><text:span text:style-name="T1">VOTE 1168123096 Campaign:ssss_uk_02A Validity:during Choice:Alan CONN:MIG01OU MSISDN:00777779019999 GUID:F4BA4530-1BE3-4C1E-9610-9A70DA38948E Shortcode:63334</text:span></text:p>
      <text:p text:style-name="P1"><text:span text:style-name="T1">VOTE 1168123096 Campaign:ssss_uk_02A Validity:during Choice:Antony CONN:MIG01OU MSISDN:00777779689999 GUID:CD1CFE6C-0B14-4906-8B6F-7413670A7F94 Shortcode:63334</text:span></text:p>
      <text:p text:style-name="P1"><text:span text:style-name="T1">VOTE 1168123096 Campaign:ssss_uk_02A Validity:during Choice:Verity CONN:MIG01OU MSISDN:00777776759999 GUID:EA36250B-A153-4433-9132-E7BCC5812DC7 Shortcode:63334</text:span></text:p>
      <text:p text:style-name="P1"><text:span text:style-name="T1">VOTE 1168123096 Campaign:ssss_uk_02A Validity:during Choice:Alan CONN:MIG01XU MSISDN:00777779869999 GUID:C814CD18-DCDB-43D3-9A4D-531527F2DC21 Shortcode:63334</text:span></text:p>
      <text:p text:style-name="P1"><text:span text:style-name="T1">VOTE 1168123096 Campaign:ssss_uk_02A Validity:during Choice:Verity CONN:MIG01XU MSISDN:00777772789999 GUID:5BF0A6EF-4645-42AC-9C66-D235EFD5B0E6 Shortcode:63334</text:span></text:p>
      <text:p text:style-name="P1"><text:span text:style-name="T1">VOTE 1168123096 Campaign:ssss_uk_02A Validity:during Choice:Mark CONN:MIG01OU MSISDN:00777774069999 GUID:24FEFF31-ABC4-4D9B-BC36-5B6AE99307CD Shortcode:63334</text:span></text:p>
      <text:p text:style-name="P1"><text:span text:style-name="T1">VOTE 1168123096 Campaign:ssss_uk_02A Validity:during Choice:Alan CONN:MIG01XU MSISDN:00777776129999 GUID:1946895A-5C46-4900-922D-76FEDA357F91 Shortcode:63334</text:span></text:p>
      <text:p text:style-name="P1"><text:span text:style-name="T1">VOTE 1168123096 Campaign:ssss_uk_02A Validity:during Choice:Leon CONN:MIG01XU MSISDN:00777773529999 GUID:18F0FE1D-3E40-49C3-8E49-6CA91E23521D Shortcode:63334</text:span></text:p>
      <text:p text:style-name="P1"><text:span text:style-name="T1">VOTE 1168123096 Campaign:ssss_uk_02A Validity:during Choice:Antony CONN:MIG01XU MSISDN:00777772449999 GUID:220A9133-5459-471F-A94D-AEFC421520FD Shortcode:63334</text:span></text:p>
      <text:p text:style-name="P1"><text:span text:style-name="T1">VOTE 1168123096 Campaign:ssss_uk_02A Validity:during Choice:Antony CONN:MIG00VU MSISDN:00777776269999 GUID:6C909E84-AB9F-4539-9855-FBA0617E6B3E Shortcode:63334</text:span></text:p>
      <text:p text:style-name="P1"><text:span text:style-name="T1">VOTE 1168123096 Campaign:ssss_uk_02A Validity:during Choice:Antony CONN:MIG01OU MSISDN:00777777059999 GUID:CF780DFC-365B-4BB3-A2FA-BE1B663ED529 Shortcode:63334</text:span></text:p>
      <text:p text:style-name="P1"><text:span text:style-name="T1">VOTE 1168123096 Campaign:ssss_uk_02A Validity:during Choice:Antony CONN:MIG01XU MSISDN:00777773459999 GUID:807BC644-2D08-4C36-8A96-A733E3DA910B Shortcode:63334</text:span></text:p>
      <text:p text:style-name="P1"><text:span text:style-name="T1">VOTE 1168123096 Campaign:ssss_uk_02A Validity:during Choice:Leon CONN:MIG01HU MSISDN:00777770389999 GUID:60302DBD-83C0-428E-9A75-98CD37AA86FF Shortcode:63334</text:span></text:p>
      <text:p text:style-name="P1"><text:span text:style-name="T1">VOTE 1168123097 Campaign:ssss_uk_02A Validity:during Choice:Antony CONN:MIG01OU MSISDN:00777777929999 GUID:29EC9A1A-2706-4014-A89F-A370FD5CFE94 Shortcode:63334</text:span></text:p>
      <text:p text:style-name="P1"><text:span text:style-name="T1">VOTE 1168123097 Campaign:ssss_uk_02A Validity:during Choice:Antony CONN:MIG01OU MSISDN:00777775619999 GUID:8920D075-D9E9-4C1A-8625-00D0D1D25B9C Shortcode:63334</text:span></text:p>
      <text:p text:style-name="P1"><text:span text:style-name="T1">VOTE 1168123097 Campaign:ssss_uk_02A Validity:during Choice:Alan CONN:MIG01OU MSISDN:00777770339999 GUID:25DF32D7-445C-4D13-951C-9500E081EDB4 Shortcode:63334</text:span></text:p>
      <text:p text:style-name="P1"><text:span text:style-name="T1">VOTE 1168123093 Campaign:ssss_uk_02A Validity:during Choice:Antony CONN:MIG01OU MSISDN:00777773919999 GUID:86B9A306-B0C3-49C1-8B36-114A1EC1EA24 Shortcode:63334</text:span></text:p>
      <text:p text:style-name="P1"><text:span text:style-name="T1">VOTE 1168123097 Campaign:ssss_uk_02A Validity:during Choice:Verity CONN:MIG00VU </text:span><text:soft-page-break/><text:span text:style-name="T1">MSISDN:00777777159999 GUID:2BBC3049-C1FD-456A-A78B-3A8FB30B2172 Shortcode:63334</text:span></text:p>
      <text:p text:style-name="P1"><text:span text:style-name="T1">VOTE 1168123097 Campaign:ssss_uk_02A Validity:during Choice:Leon CONN:MIG01XU MSISDN:00777772649999 GUID:5485ABB1-42F0-432A-B6C5-9F2A00D36F97 Shortcode:63334</text:span></text:p>
      <text:p text:style-name="P1"><text:span text:style-name="T1">VOTE 1168123097 Campaign:ssss_uk_02A Validity:during Choice:Leon CONN:MIG01XU MSISDN:00777777349999 GUID:A03DCD97-F1A0-4753-A100-8DA94554F613 Shortcode:63334</text:span></text:p>
      <text:p text:style-name="P1"><text:span text:style-name="T1">VOTE 1168123097 Campaign:ssss_uk_02A Validity:during Choice:Antony CONN:MIG01XU MSISDN:00777777169999 GUID:8D67500D-1AA4-481C-9149-844723B75098 Shortcode:63334</text:span></text:p>
      <text:p text:style-name="P1"><text:span text:style-name="T1">VOTE 1168123097 Campaign:ssss_uk_02A Validity:during Choice:Antony CONN:MIG01XU MSISDN:00777773249999 GUID:6AB20348-DC52-4903-A3F2-6E73A1D59333 Shortcode:63334</text:span></text:p>
      <text:p text:style-name="P1"><text:span text:style-name="T1">VOTE 1168123097 Campaign:ssss_uk_02A Validity:during Choice:Tupele CONN:MIG01OU MSISDN:00777770349999 GUID:BB58F0A2-DC72-41C6-9A7E-42B2A950E73C Shortcode:63334</text:span></text:p>
      <text:p text:style-name="P1"><text:span text:style-name="T1">VOTE 1168123097 Campaign:ssss_uk_02A Validity:during Choice:Mark CONN:MIG01OU MSISDN:00777770579999 GUID:5B4A5F8F-45E4-4178-A544-9419F6692E32 Shortcode:63334</text:span></text:p>
      <text:p text:style-name="P1"><text:span text:style-name="T1">VOTE 1168123097 Campaign:ssss_uk_02A Validity:during Choice:Alan CONN:MIG00VU MSISDN:00777770859999 GUID:2418304C-2E7A-4B88-96CA-212A3DDF71C2 Shortcode:63334</text:span></text:p>
      <text:p text:style-name="P1"><text:span text:style-name="T1">VOTE 1168123097 Campaign:ssss_uk_02A Validity:during Choice:Antony CONN:MIG01OU MSISDN:00777772169999 GUID:B2895A62-4FF9-41BE-AF27-22C24380C46B Shortcode:63334</text:span></text:p>
      <text:p text:style-name="P1"><text:span text:style-name="T1">VOTE 1168123097 Campaign:ssss_uk_02A Validity:during Choice:Verity CONN:MIG01XU MSISDN:00777773159999 GUID:A23FBBB3-4D37-4084-AB1D-AF797E57123D Shortcode:63334</text:span></text:p>
      <text:p text:style-name="P1"><text:span text:style-name="T1">VOTE 1168123098 Campaign:ssss_uk_02A Validity:during Choice:Mark CONN:MIG01XU MSISDN:00777772349999 GUID:18702109-F45F-492A-A802-5AEA35D4995E Shortcode:63334</text:span></text:p>
      <text:p text:style-name="P1"><text:span text:style-name="T1">VOTE 1168123098 Campaign:ssss_uk_02A Validity:during Choice:Alan CONN:MIG01XU MSISDN:00777774429999 GUID:86B7E6A6-8E98-4EC7-87E3-58E36AF78093 Shortcode:63334</text:span></text:p>
      <text:p text:style-name="P1"><text:span text:style-name="T1">VOTE 1168123098 Campaign:ssss_uk_02A Validity:during Choice:Leon CONN:MIG01XU MSISDN:00777775289999 GUID:3E1B6E12-4687-404F-85B9-2E9293AD6E12 Shortcode:63334</text:span></text:p>
      <text:p text:style-name="P1"><text:span text:style-name="T1">VOTE 1168123098 Campaign:ssss_uk_02A Validity:during Choice:Leon CONN:MIG01XU MSISDN:00777773869999 GUID:431E8D58-8483-4873-841A-C19A33AD1CDF Shortcode:63334</text:span></text:p>
      <text:p text:style-name="P1"><text:span text:style-name="T1">VOTE 1168123098 Campaign:ssss_uk_02A Validity:during Choice:Verity CONN:MIG01XU MSISDN:00777772119999 GUID:A64EFCD9-37A4-48FD-A459-3BCED767CE60 Shortcode:63334</text:span></text:p>
      <text:p text:style-name="P1"><text:span text:style-name="T1">VOTE 1168123098 Campaign:ssss_uk_02A Validity:during Choice:Verity CONN:MIG01OU MSISDN:00777777759999 GUID:713D7FA9-D7A3-4CD1-AF44-B50E84B7DCB2 Shortcode:63334</text:span></text:p>
      <text:p text:style-name="P1"><text:span text:style-name="T1">VOTE 1168123098 Campaign:ssss_uk_02A Validity:during Choice:Leon CONN:MIG01OU MSISDN:00777775039999 GUID:8E6FAC4B-A370-4D7F-8028-4B1BFB31D63A Shortcode:63334</text:span></text:p>
      <text:p text:style-name="P1"><text:span text:style-name="T1">VOTE 1168123098 Campaign:ssss_uk_02A Validity:during Choice:Mark CONN:MIG01TU MSISDN:00777777749999 GUID:CF8012B1-C7F0-417D-B55B-48C992937FAF Shortcode:63334</text:span></text:p>
      <text:p text:style-name="P1"><text:span text:style-name="T1">VOTE 1168123098 Campaign:ssss_uk_02A Validity:during Choice:Mark CONN:MIG01OU MSISDN:00777773149999 GUID:E29124D5-51FF-431C-BD18-F3469DD89ABB Shortcode:63334</text:span></text:p>
      <text:p text:style-name="P1"><text:span text:style-name="T1">VOTE 1168123097 Campaign:ssss_uk_02A Validity:during Choice:Verity CONN:MIG00VU MSISDN:00777777139999 GUID:DF6B2E63-2E69-4E02-8D66-54875CA9144E Shortcode:63334</text:span></text:p>
      <text:p text:style-name="P1"><text:span text:style-name="T1">VOTE 1168123098 Campaign:ssss_uk_02A Validity:during Choice:Verity CONN:MIG00VU MSISDN:00777778749999 GUID:2D9FF5B0-7102-42D1-974E-106A4D1AE346 Shortcode:63334</text:span></text:p>
      <text:p text:style-name="P1"><text:span text:style-name="T1">VOTE 1168123098 Campaign:ssss_uk_02A Validity:during Choice:Verity CONN:MIG01OU MSISDN:00777774759999 GUID:55E5D801-A415-4A5F-AF4F-7C4F51C1CC38 Shortcode:63334</text:span></text:p>
      <text:p text:style-name="P1"><text:span text:style-name="T1">VOTE 1168123098 Campaign:ssss_uk_02A Validity:during Choice:Antony CONN:MIG01TU MSISDN:00777771669999 GUID:5B838D27-C28A-4C6B-A022-B22EF45D8243 Shortcode:63334</text:span></text:p>
      <text:p text:style-name="P1"><text:span text:style-name="T1">VOTE 1168123098 Campaign:ssss_uk_02A Validity:during Choice:Antony CONN:MIG01OU MSISDN:00777779129999 GUID:B4BDF816-349F-44A0-AD9C-2D3F2EB1C154 Shortcode:63334</text:span></text:p>
      <text:p text:style-name="P1"><text:span text:style-name="T1">VOTE 1168123098 Campaign:ssss_uk_02A Validity:during Choice:Verity CONN:MIG01OU MSISDN:00777777159999 GUID:6BB48452-3F3B-4B4D-AFEE-F59DA4DDE6B3 Shortcode:63334</text:span></text:p>
      <text:p text:style-name="P1"><text:span text:style-name="T1">VOTE 1168123098 Campaign:ssss_uk_02A Validity:during Choice:Leon CONN:MIG00VU MSISDN:00777773109999 GUID:D394D23A-A321-4561-B415-79469AE6E0AC Shortcode:63334</text:span></text:p>
      <text:p text:style-name="P1"><text:span text:style-name="T1">VOTE 1168123098 Campaign:ssss_uk_02A Validity:during Choice:Verity CONN:MIG00VU MSISDN:00777779069999 GUID:5BB672F0-4EC7-4801-AAF4-F0BF5AC60140 Shortcode:63334</text:span></text:p>
      <text:p text:style-name="P1"><text:span text:style-name="T1">VOTE 1168123098 Campaign:ssss_uk_02A Validity:during Choice:Leon CONN:MIG01OU MSISDN:00777772609999 GUID:6B3E9501-4178-492A-81FA-C346C39200A0 Shortcode:63334</text:span></text:p>
      <text:p text:style-name="P1"><text:span text:style-name="T1">VOTE 1168123098 Campaign:ssss_uk_02A Validity:during Choice:Matthew CONN:MIG01OU MSISDN:00777777469999 GUID:6EF6557C-BA84-4DC5-99DB-8861C8AEEAAE Shortcode:63334</text:span></text:p>
      <text:p text:style-name="P1"><text:span text:style-name="T1">VOTE 1168123098 Campaign:ssss_uk_02A Validity:during Choice:Mark CONN:MIG01OU MSISDN:00777776259999 GUID:378FDB1C-8BAC-4F0F-B7E8-070ED52D0650 Shortcode:63334</text:span></text:p>
      <text:p text:style-name="P1"><text:span text:style-name="T1">VOTE 1168123099 Campaign:ssss_uk_02A Validity:during Choice:Verity CONN:MIG01TU MSISDN:00777775269999 GUID:92E19F7D-FE77-4D3E-BA17-6116EE7BCB54 Shortcode:63334</text:span></text:p>
      <text:p text:style-name="P1"><text:span text:style-name="T1">VOTE 1168123099 Campaign:ssss_uk_02A Validity:during Choice:Alan CONN:MIG01OU </text:span><text:soft-page-break/><text:span text:style-name="T1">MSISDN:00777773269999 GUID:0DF0601E-E555-4D0C-A1F0-63B58CF74A84 Shortcode:63334</text:span></text:p>
      <text:p text:style-name="P1"><text:span text:style-name="T1">VOTE 1168123099 Campaign:ssss_uk_02A Validity:during Choice:Mark CONN:MIG01OU MSISDN:00777770039999 GUID:D93A6C5C-78AA-4667-86F9-9831451C1762 Shortcode:63334</text:span></text:p>
      <text:p text:style-name="P1"><text:span text:style-name="T1">VOTE 1168123099 Campaign:ssss_uk_02A Validity:during Choice:Antony CONN:MIG01OU MSISDN:00777778919999 GUID:9D234054-EDEB-4BB6-9DDF-1A056E0440B9 Shortcode:63334</text:span></text:p>
      <text:p text:style-name="P1"><text:span text:style-name="T1">VOTE 1168123099 Campaign:ssss_uk_02A Validity:during Choice:Leon CONN:MIG00VU MSISDN:00777778799999 GUID:66F98A7E-C6FD-4207-9D77-40313152BD5A Shortcode:63334</text:span></text:p>
      <text:p text:style-name="P1"><text:span text:style-name="T1">VOTE 1168123099 Campaign:ssss_uk_02A Validity:during Choice:Antony CONN:MIG01OU MSISDN:00777776189999 GUID:02A1250E-4FA8-4A90-B805-F921FD58B0EA Shortcode:63334</text:span></text:p>
      <text:p text:style-name="P1"><text:span text:style-name="T1">VOTE 1168123099 Campaign:ssss_uk_02A Validity:during Choice:Gemma CONN:MIG01OU MSISDN:00777770689999 GUID:51E5DA98-AB26-4CB7-96E0-0710074F4170 Shortcode:63334</text:span></text:p>
      <text:p text:style-name="P1"><text:span text:style-name="T1">VOTE 1168123099 Campaign:ssss_uk_02A Validity:during Choice:Antony CONN:MIG01HU MSISDN:00777777949999 GUID:0F71CC36-551A-4218-A625-EBE9DCD251B1 Shortcode:63334</text:span></text:p>
      <text:p text:style-name="P1"><text:span text:style-name="T1">VOTE 1168123099 Campaign:ssss_uk_02A Validity:during Choice:Alan CONN:MIG01OU MSISDN:00777771219999 GUID:4C7B26D0-504E-4474-B028-FC77D4AAAE3B Shortcode:63334</text:span></text:p>
      <text:p text:style-name="P1"><text:span text:style-name="T1">VOTE 1168123099 Campaign:ssss_uk_02A Validity:during Choice:Antony CONN:MIG01OU MSISDN:00777771749999 GUID:37AD9938-F425-4B32-9DA1-65147445D425 Shortcode:63334</text:span></text:p>
      <text:p text:style-name="P1"><text:span text:style-name="T1">VOTE 1168123100 Campaign:ssss_uk_02A Validity:during Choice:Antony CONN:MIG00VU MSISDN:00777770729999 GUID:0D1AB597-FA88-46C2-8649-6AC99510DCC4 Shortcode:63334</text:span></text:p>
      <text:p text:style-name="P1"><text:span text:style-name="T1">VOTE 1168123100 Campaign:ssss_uk_02A Validity:during Choice:Alan CONN:MIG01OU MSISDN:00777775379999 GUID:FAA80578-8786-496C-A885-83636BDA4CA7 Shortcode:63334</text:span></text:p>
      <text:p text:style-name="P1"><text:span text:style-name="T1">VOTE 1168123100 Campaign:ssss_uk_02A Validity:during Choice:Antony CONN:MIG01OU MSISDN:00777771469999 GUID:BF788953-B822-4B0C-8953-9C729CE35A15 Shortcode:63334</text:span></text:p>
      <text:p text:style-name="P1"><text:span text:style-name="T1">VOTE 1168123100 Campaign:ssss_uk_02A Validity:during Choice:Antony CONN:MIG01OU MSISDN:00777778259999 GUID:96D65C35-6C51-41D3-B5B9-3301DBB1D6FF Shortcode:63334</text:span></text:p>
      <text:p text:style-name="P1"><text:span text:style-name="T1">VOTE 1168123100 Campaign:ssss_uk_02A Validity:during Choice:Tupele CONN:MIG01OU MSISDN:00777778279999 GUID:AAD38412-793B-4BA9-BE6E-0E585F65268D Shortcode:63334</text:span></text:p>
      <text:p text:style-name="P1"><text:span text:style-name="T1">VOTE 1168123099 Campaign:ssss_uk_02A Validity:during Choice:Verity CONN:MIG00VU MSISDN:00777777209999 GUID:2E1E2F61-AC65-437B-A333-40667896E9E2 Shortcode:63334</text:span></text:p>
      <text:p text:style-name="P1"><text:span text:style-name="T1">VOTE 1168123100 Campaign:ssss_uk_02A Validity:during Choice:Verity CONN:MIG00VU MSISDN:00777779909999 GUID:FE4CCA35-5355-4A5E-8EC7-B48FD1682F4E Shortcode:63334</text:span></text:p>
      <text:p text:style-name="P1"><text:span text:style-name="T1">VOTE 1168123100 Campaign:ssss_uk_02A Validity:during Choice:Antony CONN:MIG01OU MSISDN:00777776239999 GUID:A2EC4910-7FC6-4F26-B4A2-50E6AEE0CBC8 Shortcode:63334</text:span></text:p>
      <text:p text:style-name="P1"><text:span text:style-name="T1">VOTE 1168123100 Campaign:ssss_uk_02A Validity:during Choice:Antony CONN:MIG01OU MSISDN:00777779619999 GUID:DF3AE7CB-FA41-49FB-B937-C2D0B688BA19 Shortcode:63334</text:span></text:p>
      <text:p text:style-name="P1"><text:span text:style-name="T1">VOTE 1168123100 Campaign:ssss_uk_02A Validity:during Choice:Mark CONN:MIG01OU MSISDN:00777771399999 GUID:C97367DA-4695-4BCD-B427-161E4A12C293 Shortcode:63334</text:span></text:p>
      <text:p text:style-name="P1"><text:span text:style-name="T1">VOTE 1168123100 Campaign:ssss_uk_02A Validity:during Choice:Tupele CONN:MIG01OU MSISDN:00777776319999 GUID:D7E013EF-4A0B-4EC2-9370-EAF9118B4C21 Shortcode:63334</text:span></text:p>
      <text:p text:style-name="P1"><text:span text:style-name="T1">VOTE 1168123101 Campaign:ssss_uk_02A Validity:during Choice:Antony CONN:MIG00VU MSISDN:00777779099999 GUID:1577DB85-5FF8-4222-B1D4-D644A971024B Shortcode:63334</text:span></text:p>
      <text:p text:style-name="P1"><text:span text:style-name="T1">VOTE 1168123101 Campaign:ssss_uk_02A Validity:during Choice:Antony CONN:MIG01TU MSISDN:00777773369999 GUID:419105C9-866E-470D-9CB3-904DE3BF1BD8 Shortcode:63334</text:span></text:p>
      <text:p text:style-name="P1"><text:span text:style-name="T1">VOTE 1168123101 Campaign:ssss_uk_02A Validity:during Choice:Verity CONN:MIG01OU MSISDN:00777777329999 GUID:12799B98-BD6A-44EF-A0ED-FF830D57D082 Shortcode:63334</text:span></text:p>
      <text:p text:style-name="P1"><text:span text:style-name="T1">VOTE 1168123101 Campaign:ssss_uk_02A Validity:during Choice:Antony CONN:MIG01OU MSISDN:00777772969999 GUID:7C5D7183-94FB-40B4-87E0-F5494D4DA4ED Shortcode:63334</text:span></text:p>
      <text:p text:style-name="P1"><text:span text:style-name="T1">VOTE 1168123101 Campaign:ssss_uk_02A Validity:during Choice:Tupele CONN:MIG01OU MSISDN:00777777249999 GUID:1BC8F004-CB95-4200-9C23-40F5DD1BD409 Shortcode:63334</text:span></text:p>
      <text:p text:style-name="P1"><text:span text:style-name="T1">VOTE 1168123101 Campaign:ssss_uk_02A Validity:during Choice:Alan CONN:MIG01TU MSISDN:00777776839999 GUID:12E7536A-07AE-4E8F-B679-BE826448DAD3 Shortcode:63334</text:span></text:p>
      <text:p text:style-name="P1"><text:span text:style-name="T1">VOTE 1168123101 Campaign:ssss_uk_02A Validity:during Choice:Alan CONN:MIG00VU MSISDN:00777779679999 GUID:08D6E11D-6591-4BE2-8A01-D1206DC66896 Shortcode:63334</text:span></text:p>
      <text:p text:style-name="P1"><text:span text:style-name="T1">VOTE 1168123101 Campaign:ssss_uk_02A Validity:during Choice:Mark CONN:MIG01TU MSISDN:00777770359999 GUID:5021D55C-5B0F-475F-A5A0-F424CBE0B5AC Shortcode:63334</text:span></text:p>
      <text:p text:style-name="P1"><text:span text:style-name="T1">VOTE 1168123101 Campaign:ssss_uk_02A Validity:during Choice:Gemma CONN:MIG01OU MSISDN:00777775939999 GUID:17997236-BA49-406F-9CDA-EA4464FDE7A7 Shortcode:63334</text:span></text:p>
      <text:p text:style-name="P1"><text:span text:style-name="T1">VOTE 1168123101 Campaign:ssss_uk_02A Validity:during Choice:Mark CONN:MIG01OU MSISDN:00777776159999 GUID:AC5883AF-5923-4C36-8650-62BDFA64350C Shortcode:63334</text:span></text:p>
      <text:p text:style-name="P1"><text:span text:style-name="T1">VOTE 1168123101 Campaign:ssss_uk_02A Validity:during Choice:Antony CONN:MIG01TU MSISDN:00777773969999 GUID:7BE3A4B9-C00A-455D-A265-9C527EB287B4 Shortcode:63334</text:span></text:p>
      <text:p text:style-name="P1"><text:span text:style-name="T1">VOTE 1168123101 Campaign:ssss_uk_02A Validity:during Choice:Leon CONN:MIG01OU </text:span><text:soft-page-break/><text:span text:style-name="T1">MSISDN:00777776829999 GUID:636988D5-57D4-4ABA-8EB1-DBA6B20DEAAD Shortcode:63334</text:span></text:p>
      <text:p text:style-name="P1"><text:span text:style-name="T1">VOTE 1168123102 Campaign:ssss_uk_02A Validity:during Choice:Antony CONN:MIG00VU MSISDN:00777776609999 GUID:F71A6AC6-09FB-42B9-9559-1763C520BE78 Shortcode:63334</text:span></text:p>
      <text:p text:style-name="P1"><text:span text:style-name="T1">VOTE 1168123102 Campaign:ssss_uk_02A Validity:during Choice:Leon CONN:MIG01OU MSISDN:00777771569999 GUID:684CA1EE-45E9-41DE-97A0-26F971641EFF Shortcode:63334</text:span></text:p>
      <text:p text:style-name="P1"><text:span text:style-name="T1">VOTE 1168123102 Campaign:ssss_uk_02A Validity:during Choice:Antony CONN:MIG01OU MSISDN:00777777879999 GUID:C170B1ED-7CC6-4AFD-AE94-08E954C67734 Shortcode:63334</text:span></text:p>
      <text:p text:style-name="P1"><text:span text:style-name="T1">VOTE 1168123102 Campaign:ssss_uk_02A Validity:during Choice:Mark CONN:MIG01TU MSISDN:00777775739999 GUID:CCDA2EC2-65F6-4299-B2E8-C0506999B300 Shortcode:63334</text:span></text:p>
      <text:p text:style-name="P1"><text:span text:style-name="T1">VOTE 1168123102 Campaign:ssss_uk_02A Validity:during Choice:Verity CONN:MIG01OU MSISDN:00777775299999 GUID:9607F55A-6A32-4E49-8A2D-2D4A835D04F3 Shortcode:63334</text:span></text:p>
      <text:p text:style-name="P1"><text:span text:style-name="T1">VOTE 1168123102 Campaign:ssss_uk_02A Validity:during Choice:Leon CONN:MIG01HU MSISDN:00777776699999 GUID:23619550-5A5B-400B-9301-3FE050E347B1 Shortcode:63334</text:span></text:p>
      <text:p text:style-name="P1"><text:span text:style-name="T1">VOTE 1168123102 Campaign:ssss_uk_02A Validity:during Choice:Leon CONN:MIG01OU MSISDN:00777777199999 GUID:B8003F9B-C66D-411E-A09C-9FC30902B1A6 Shortcode:63334</text:span></text:p>
      <text:p text:style-name="P1"><text:span text:style-name="T1">VOTE 1168123102 Campaign:ssss_uk_02A Validity:during Choice:Antony CONN:MIG01OU MSISDN:00777773809999 GUID:586F1AF0-93E5-464C-AD3D-EA3E73096450 Shortcode:63334</text:span></text:p>
      <text:p text:style-name="P1"><text:span text:style-name="T1">VOTE 1168123102 Campaign:ssss_uk_02A Validity:during Choice:Mark CONN:MIG00VU MSISDN:00777777399999 GUID:50B6BFBD-85E4-4F14-82CE-8C73E733F972 Shortcode:63334</text:span></text:p>
      <text:p text:style-name="P1"><text:span text:style-name="T1">VOTE 1168123102 Campaign:ssss_uk_02A Validity:during Choice:Antony CONN:MIG00VU MSISDN:00777778739999 GUID:9AF31AA7-93A2-4830-9FCB-18EE4B5B4FDC Shortcode:63334</text:span></text:p>
      <text:p text:style-name="P1"><text:span text:style-name="T1">VOTE 1168123103 Campaign:ssss_uk_02A Validity:during Choice:Alan CONN:MIG00VU MSISDN:00777779549999 GUID:A2A3C164-0696-4DB4-87A5-DE1496AA91C4 Shortcode:63334</text:span></text:p>
      <text:p text:style-name="P1"><text:span text:style-name="T1">VOTE 1168123103 Campaign:ssss_uk_02A Validity:during Choice:Gemma CONN:MIG01OU MSISDN:00777770269999 GUID:6B4306C3-0B84-466A-9BF4-AD5F79453E59 Shortcode:63334</text:span></text:p>
      <text:p text:style-name="P1"><text:span text:style-name="T1">VOTE 1168123103 Campaign:ssss_uk_02A Validity:during Choice:Verity CONN:MIG00VU MSISDN:00777777429999 GUID:2B9815C6-E224-4CE1-AA84-51EAF33E8538 Shortcode:63334</text:span></text:p>
      <text:p text:style-name="P1"><text:span text:style-name="T1">VOTE 1168123103 Campaign:ssss_uk_02A Validity:during Choice:Alan CONN:MIG01OU MSISDN:00777771939999 GUID:DB0338EA-D34E-40E0-B496-B33C565A688C Shortcode:63334</text:span></text:p>
      <text:p text:style-name="P1"><text:span text:style-name="T1">VOTE 1168123103 Campaign:ssss_uk_02A Validity:during Choice:Antony CONN:MIG00VU MSISDN:00777776199999 GUID:2120E7B2-D237-4110-A4C2-FC9F67F189FF Shortcode:63334</text:span></text:p>
      <text:p text:style-name="P1"><text:span text:style-name="T1">VOTE 1168123103 Campaign:ssss_uk_02A Validity:during Choice:Antony CONN:MIG01OU MSISDN:00777775789999 GUID:ED3AAC57-6F0B-454E-938E-219962835550 Shortcode:63334</text:span></text:p>
      <text:p text:style-name="P1"><text:span text:style-name="T1">VOTE 1168123103 Campaign:ssss_uk_02A Validity:during Choice:Verity CONN:MIG01OU MSISDN:00777777269999 GUID:07472E92-7EE0-48A1-A5D3-8C7AF2A08067 Shortcode:63334</text:span></text:p>
      <text:p text:style-name="P1"><text:span text:style-name="T1">VOTE 1168123103 Campaign:ssss_uk_02A Validity:during Choice:Mark CONN:MIG01OU MSISDN:00777776229999 GUID:44D5FD14-6C14-4F0D-B5DE-33F620672AD4 Shortcode:63334</text:span></text:p>
      <text:p text:style-name="P1"><text:span text:style-name="T1">VOTE 1168123104 Campaign:ssss_uk_02A Validity:during Choice:Antony CONN:MIG01XU MSISDN:00777773419999 GUID:37D23215-E1F8-4F98-A32B-AA9778CBA970 Shortcode:63334</text:span></text:p>
      <text:p text:style-name="P1"><text:span text:style-name="T1">VOTE 1168123104 Campaign:ssss_uk_02A Validity:during Choice:Antony CONN:MIG01OU MSISDN:00777770679999 GUID:5B545712-0076-4B4C-8074-0C7AD1177B59 Shortcode:63334</text:span></text:p>
      <text:p text:style-name="P1"><text:span text:style-name="T1">VOTE 1168123104 Campaign:ssss_uk_02A Validity:during Choice:Antony CONN:MIG01OU MSISDN:00777778549999 GUID:F8245853-973A-47E2-84AA-5AE5CE5EC2CB Shortcode:63334</text:span></text:p>
      <text:p text:style-name="P1"><text:span text:style-name="T1">VOTE 1168123104 Campaign:ssss_uk_02A Validity:during Choice:Antony CONN:MIG01XU MSISDN:00777774509999 GUID:F82E5B5A-75B4-486B-9FBD-1B86EA788DE8 Shortcode:63334</text:span></text:p>
      <text:p text:style-name="P1"><text:span text:style-name="T1">VOTE 1168123104 Campaign:ssss_uk_02A Validity:during Choice:Alan CONN:MIG01XU MSISDN:00777770589999 GUID:C70F701A-0B7C-427A-A440-17EA8E8D6B31 Shortcode:63334</text:span></text:p>
      <text:p text:style-name="P1"><text:span text:style-name="T1">VOTE 1168123104 Campaign:ssss_uk_02A Validity:during Choice:Verity CONN:MIG01OU MSISDN:00777776839999 GUID:8C2D1A3D-BD89-4346-B1EF-0BE8072AD18A Shortcode:63334</text:span></text:p>
      <text:p text:style-name="P1"><text:span text:style-name="T1">VOTE 1168123104 Campaign:ssss_uk_02A Validity:during Choice:Verity CONN:MIG01XU MSISDN:00777775439999 GUID:32308DE1-64BF-4816-AF5B-514D4757C22C Shortcode:63334</text:span></text:p>
      <text:p text:style-name="P1"><text:span text:style-name="T1">VOTE 1168123104 Campaign:ssss_uk_02A Validity:during Choice:Verity CONN:MIG01OU MSISDN:00777770519999 GUID:C4DAEBC3-9317-4A6F-BD1A-1D973A555B3A Shortcode:63334</text:span></text:p>
      <text:p text:style-name="P1"><text:span text:style-name="T1">VOTE 1168123104 Campaign:ssss_uk_02A Validity:during Choice:Antony CONN:MIG01TU MSISDN:00777770089999 GUID:6594791F-543F-47B6-BA63-AD209E7B83C9 Shortcode:63334</text:span></text:p>
      <text:p text:style-name="P1"><text:span text:style-name="T1">VOTE 1168123104 Campaign:ssss_uk_02A Validity:during Choice:Antony CONN:MIG01TU MSISDN:00777779389999 GUID:817ACC55-F21F-4658-BBBF-897BBA1663B9 Shortcode:63334</text:span></text:p>
      <text:p text:style-name="P1"><text:span text:style-name="T1">VOTE 1168123105 Campaign:ssss_uk_02A Validity:during Choice:Alan CONN:MIG01OU MSISDN:00777772619999 GUID:E1F0EF99-C674-44AF-84F1-B583121DE266 Shortcode:63334</text:span></text:p>
      <text:p text:style-name="P1"><text:span text:style-name="T1">VOTE 1168123105 Campaign:ssss_uk_02A Validity:during Choice:Antony CONN:MIG01OU MSISDN:00777770869999 GUID:22CEC38A-CB6F-4DFD-88BA-0581DC882201 Shortcode:63334</text:span></text:p>
      <text:p text:style-name="P1"><text:span text:style-name="T1">VOTE 1168123105 Campaign:ssss_uk_02A Validity:during Choice:Gemma CONN:MIG01XU </text:span><text:soft-page-break/><text:span text:style-name="T1">MSISDN:00777776379999 GUID:2621A9D8-66F3-43D6-826C-DE5CC0734DF2 Shortcode:63334</text:span></text:p>
      <text:p text:style-name="P1"><text:span text:style-name="T1">VOTE 1168123105 Campaign:ssss_uk_02A Validity:during Choice:Antony CONN:MIG00VU MSISDN:00777770709999 GUID:A68F702A-A1C3-4C7C-A23F-E48ACF97A673 Shortcode:63334</text:span></text:p>
      <text:p text:style-name="P1"><text:span text:style-name="T1">VOTE 1168123105 Campaign:ssss_uk_02A Validity:during Choice:Verity CONN:MIG00VU MSISDN:00777774229999 GUID:80313BFE-456D-493C-8B07-39D8F6C580E8 Shortcode:63334</text:span></text:p>
      <text:p text:style-name="P1"><text:span text:style-name="T1">VOTE 1168123105 Campaign:ssss_uk_02A Validity:during Choice:Verity CONN:MIG01OU MSISDN:00777779349999 GUID:34313B94-0A86-432C-8D8A-87BDFB969806 Shortcode:63334</text:span></text:p>
      <text:p text:style-name="P1"><text:span text:style-name="T1">VOTE 1168123105 Campaign:ssss_uk_02A Validity:during Choice:Alan CONN:MIG01OU MSISDN:00777776949999 GUID:AD61233B-B15A-4E53-9859-6A501E07427E Shortcode:63334</text:span></text:p>
      <text:p text:style-name="P1"><text:span text:style-name="T1">VOTE 1168123105 Campaign:ssss_uk_02A Validity:during Choice:Tupele CONN:MIG00VU MSISDN:00777770529999 GUID:0B0BAA41-70D3-42F8-AFEC-7BAAB3859212 Shortcode:63334</text:span></text:p>
      <text:p text:style-name="P1"><text:span text:style-name="T1">VOTE 1168123105 Campaign:ssss_uk_02A Validity:during Choice:Leon CONN:MIG00VU MSISDN:00777777839999 GUID:4126B144-721F-4623-ACEE-1DAE41A9ECDF Shortcode:63334</text:span></text:p>
      <text:p text:style-name="P1"><text:span text:style-name="T1">VOTE 1168123105 Campaign:ssss_uk_02A Validity:during Choice:Verity CONN:MIG00VU MSISDN:00777777139999 GUID:4E1751E7-32E4-4AE8-A0FE-556F9AC0FD84 Shortcode:63334</text:span></text:p>
      <text:p text:style-name="P1"><text:span text:style-name="T1">VOTE 1168123105 Campaign:ssss_uk_02A Validity:during Choice:Antony CONN:MIG01OU MSISDN:00777775729999 GUID:DCDB73CE-3D01-4054-8ECF-4427069DF672 Shortcode:63334</text:span></text:p>
      <text:p text:style-name="P1"><text:span text:style-name="T1">VOTE 1168123106 Campaign:ssss_uk_02A Validity:during Choice:Verity CONN:MIG00VU MSISDN:00777770489999 GUID:C25A759E-3C12-412E-8986-EFB0A8352A55 Shortcode:63334</text:span></text:p>
      <text:p text:style-name="P1"><text:span text:style-name="T1">VOTE 1168123106 Campaign:ssss_uk_02A Validity:during Choice:Mark CONN:MIG01OU MSISDN:00777775559999 GUID:94102942-FEBD-4813-A440-297E2B7CC534 Shortcode:63334</text:span></text:p>
      <text:p text:style-name="P1"><text:span text:style-name="T1">VOTE 1168123106 Campaign:ssss_uk_02A Validity:during Choice:Gemma CONN:MIG01OU MSISDN:00777776369999 GUID:D9F6C4C3-DDC1-436C-98D2-7442FB9D59A5 Shortcode:63334</text:span></text:p>
      <text:p text:style-name="P1"><text:span text:style-name="T1">VOTE 1168123106 Campaign:ssss_uk_02A Validity:during Choice:Leon CONN:MIG01OU MSISDN:00777770549999 GUID:39FE4734-B0C0-46B7-8493-E6EA60AE9A0E Shortcode:63334</text:span></text:p>
      <text:p text:style-name="P1"><text:span text:style-name="T1">VOTE 1168123106 Campaign:ssss_uk_02A Validity:during Choice:Antony CONN:MIG01OU MSISDN:00777779249999 GUID:9FDDEA45-1779-4935-9FE3-34983FB0ED76 Shortcode:63334</text:span></text:p>
      <text:p text:style-name="P1"><text:span text:style-name="T1">VOTE 1168123106 Campaign:ssss_uk_02A Validity:during Choice:Antony CONN:MIG01OU MSISDN:00777772389999 GUID:F7DA79EB-A0EF-46F9-A5C4-5844A6B9E419 Shortcode:63334</text:span></text:p>
      <text:p text:style-name="P1"><text:span text:style-name="T1">VOTE 1168123106 Campaign:ssss_uk_02A Validity:during Choice:Verity CONN:MIG01XU MSISDN:00777770329999 GUID:135646D0-C475-46BA-9CF8-251938D5C524 Shortcode:63334</text:span></text:p>
      <text:p text:style-name="P1"><text:span text:style-name="T1">VOTE 1168123106 Campaign:ssss_uk_02A Validity:during Choice:Verity CONN:MIG01XU MSISDN:00777778179999 GUID:555D538A-14CA-48B2-B86B-56FB46CDF8D2 Shortcode:63334</text:span></text:p>
      <text:p text:style-name="P1"><text:span text:style-name="T1">VOTE 1168123106 Campaign:ssss_uk_02A Validity:during Choice:Leon CONN:MIG01XU MSISDN:00777773759999 GUID:6C6D08C6-0874-42E2-991F-B44F6A5A73AB Shortcode:63334</text:span></text:p>
      <text:p text:style-name="P1"><text:span text:style-name="T1">VOTE 1168123106 Campaign:ssss_uk_02A Validity:during Choice:Gemma CONN:MIG01OU MSISDN:00777770069999 GUID:4D4D5D87-C99A-4A0D-AA93-449557796211 Shortcode:63334</text:span></text:p>
      <text:p text:style-name="P1"><text:span text:style-name="T1">VOTE 1168123107 Campaign:ssss_uk_02A Validity:during Choice:Antony CONN:MIG00VU MSISDN:00777778739999 GUID:AF48E43C-2CFE-44A3-923E-BC4EB289BDC3 Shortcode:63334</text:span></text:p>
      <text:p text:style-name="P1"><text:span text:style-name="T1">VOTE 1168123107 Campaign:ssss_uk_02A Validity:during Choice:Antony CONN:MIG00VU MSISDN:00777779549999 GUID:FD0637D6-926F-4A90-BD69-B69D460FF25F Shortcode:63334</text:span></text:p>
      <text:p text:style-name="P1"><text:span text:style-name="T1">VOTE 1168123107 Campaign:ssss_uk_02A Validity:during Choice:Antony CONN:MIG01OU MSISDN:00777779519999 GUID:F99E4FC2-E8A1-4A7E-86BD-2DB59EED9527 Shortcode:63334</text:span></text:p>
      <text:p text:style-name="P1"><text:span text:style-name="T1">VOTE 1168123107 Campaign:ssss_uk_02A Validity:during Choice:Alan CONN:MIG01XU MSISDN:00777777409999 GUID:2DCB38CC-D283-492F-A5AC-46203F14B299 Shortcode:63334</text:span></text:p>
      <text:p text:style-name="P1"><text:span text:style-name="T1">VOTE 1168123104 Campaign:ssss_uk_02A Validity:during Choice:Antony CONN:MIG01XU MSISDN:00777776019999 GUID:5434E145-5442-4B42-A71B-6AB54C7C8697 Shortcode:63334</text:span></text:p>
      <text:p text:style-name="P1"><text:span text:style-name="T1">VOTE 1168123107 Campaign:ssss_uk_02A Validity:during Choice:Verity CONN:MIG00VU MSISDN:00777776669999 GUID:1B2F9D8D-BF8D-4164-8023-D7F1FE720C0A Shortcode:63334</text:span></text:p>
      <text:p text:style-name="P1"><text:span text:style-name="T1">VOTE 1168123107 Campaign:ssss_uk_02A Validity:during Choice:Mark CONN:MIG01XU MSISDN:00777776429999 GUID:DD53A197-2485-4997-A74F-0DD420D06D2F Shortcode:63334</text:span></text:p>
      <text:p text:style-name="P1"><text:span text:style-name="T1">VOTE 1168123107 Campaign:ssss_uk_02A Validity:during Choice:Alan CONN:MIG00VU MSISDN:00777774569999 GUID:92865B08-A08E-40DE-817B-E78ED69A3D1E Shortcode:63334</text:span></text:p>
      <text:p text:style-name="P1"><text:span text:style-name="T1">VOTE 1168123107 Campaign:ssss_uk_02A Validity:during Choice:Mark CONN:MIG01XU MSISDN:00777774549999 GUID:8D2026E2-65E9-4EE1-969B-20FEBE7A2E3B Shortcode:63334</text:span></text:p>
      <text:p text:style-name="P1"><text:span text:style-name="T1">VOTE 1168123107 Campaign:ssss_uk_02A Validity:during Choice:Antony CONN:MIG01XU MSISDN:00777775519999 GUID:25871DA8-AF0E-423F-A2D2-69F0625408AE Shortcode:63334</text:span></text:p>
      <text:p text:style-name="P1"><text:span text:style-name="T1">VOTE 1168123107 Campaign:ssss_uk_02A Validity:during Choice:Leon CONN:MIG01XU MSISDN:00777774179999 GUID:3939944D-ACF9-4FDE-820B-1E84047EE4CC Shortcode:63334</text:span></text:p>
      <text:p text:style-name="P1"><text:span text:style-name="T1">VOTE 1168123107 Campaign:ssss_uk_02A Validity:during Choice:Leon CONN:MIG01OU MSISDN:00777779669999 GUID:A227DB1B-8FEE-4E60-8B05-979DD1404581 Shortcode:63334</text:span></text:p>
      <text:p text:style-name="P1"><text:span text:style-name="T1">VOTE 1168123107 Campaign:ssss_uk_02A Validity:during Choice:Antony CONN:MIG01OU </text:span><text:soft-page-break/><text:span text:style-name="T1">MSISDN:00777774269999 GUID:40D0E796-8B38-41FE-B822-47056BECAB34 Shortcode:63334</text:span></text:p>
      <text:p text:style-name="P1"><text:span text:style-name="T1">VOTE 1168123107 Campaign:ssss_uk_02A Validity:during Choice:Mark CONN:MIG01OU MSISDN:00777771839999 GUID:6EBE9CBF-501E-4032-9204-F2F9419807CC Shortcode:63334</text:span></text:p>
      <text:p text:style-name="P1"><text:span text:style-name="T1">VOTE 1168123107 Campaign:ssss_uk_02A Validity:during Choice:Leon CONN:MIG01TU MSISDN:00777772709999 GUID:83945A03-3F72-411A-A6EA-35386745808E Shortcode:63334</text:span></text:p>
      <text:p text:style-name="P1"><text:span text:style-name="T1">VOTE 1168123107 Campaign:ssss_uk_02A Validity:during Choice:Antony CONN:MIG01OU MSISDN:00777770319999 GUID:2737ABEE-4B3B-4DD1-ABD4-F0DC9B5906C5 Shortcode:63334</text:span></text:p>
      <text:p text:style-name="P1"><text:span text:style-name="T1">VOTE 1168123107 Campaign:ssss_uk_02A Validity:during Choice:Verity CONN:MIG01OU MSISDN:00777770529999 GUID:146BB915-8793-4AD7-B198-30D9EFC10167 Shortcode:63334</text:span></text:p>
      <text:p text:style-name="P1"><text:span text:style-name="T1">VOTE 1168123107 Campaign:ssss_uk_02A Validity:during Choice:Tupele CONN:MIG01TU MSISDN:00777776169999 GUID:55AF8252-22D2-4617-BD4D-7CC3249D6197 Shortcode:63334</text:span></text:p>
      <text:p text:style-name="P1"><text:span text:style-name="T1">VOTE 1168123107 Campaign:ssss_uk_02A Validity:during Choice:Verity CONN:MIG01XU MSISDN:00777770199999 GUID:8D212F62-9609-4CBD-B5D9-FF72E61BB13E Shortcode:63334</text:span></text:p>
      <text:p text:style-name="P1"><text:span text:style-name="T1">VOTE 1168123107 Campaign:ssss_uk_02A Validity:during Choice:Antony CONN:MIG01XU MSISDN:00777774939999 GUID:D272DBA1-65D9-436F-9D60-A104BE0284DB Shortcode:63334</text:span></text:p>
      <text:p text:style-name="P1"><text:span text:style-name="T1">VOTE 1168123107 Campaign:ssss_uk_02A Validity:during Choice:Alan CONN:MIG01XU MSISDN:00777772369999 GUID:4D161865-927A-4AA4-88E7-CCED14C33E63 Shortcode:63334</text:span></text:p>
      <text:p text:style-name="P1"><text:span text:style-name="T1">VOTE 1168123107 Campaign:ssss_uk_02A Validity:during Choice:Mark CONN:MIG01XU MSISDN:00777771899999 GUID:1E87E98E-FA2B-48FB-9D90-35D80C690CBE Shortcode:63334</text:span></text:p>
      <text:p text:style-name="P1"><text:span text:style-name="T1">VOTE 1168123107 Campaign:ssss_uk_02A Validity:during Choice:Alan CONN:MIG01XU MSISDN:00777773139999 GUID:0A07A769-12B6-42F8-A48F-FF26D48B5C8F Shortcode:63334</text:span></text:p>
      <text:p text:style-name="P1"><text:span text:style-name="T1">VOTE 1168123107 Campaign:ssss_uk_02A Validity:during Choice:Leon CONN:MIG01XU MSISDN:00777773899999 GUID:E7A6991E-11E6-4F6D-A78B-1435B21B1802 Shortcode:63334</text:span></text:p>
      <text:p text:style-name="P1"><text:span text:style-name="T1">VOTE 1168123107 Campaign:ssss_uk_02A Validity:during Choice:Verity CONN:MIG01OU MSISDN:00777770489999 GUID:25C3271F-5FF9-4A0B-B078-5D1C5DAA0D58 Shortcode:63334</text:span></text:p>
      <text:p text:style-name="P1"><text:span text:style-name="T1">VOTE 1168123108 Campaign:ssss_uk_02A Validity:during Choice:Gemma CONN:MIG01OU MSISDN:00777773409999 GUID:3E477BB3-C1CD-4636-A0ED-BF187D7050BD Shortcode:63334</text:span></text:p>
      <text:p text:style-name="P1"><text:span text:style-name="T1">VOTE 1168123108 Campaign:ssss_uk_02A Validity:during Choice:Mark CONN:MIG00VU MSISDN:00777778129999 GUID:8A49115F-C4B0-4490-BB46-D2B59663EAAC Shortcode:63334</text:span></text:p>
      <text:p text:style-name="P1"><text:span text:style-name="T1">VOTE 1168123108 Campaign:ssss_uk_02A Validity:during Choice:Gemma CONN:MIG01XU MSISDN:00777770149999 GUID:4937ACB9-2D24-487A-B5D4-7EC5C7792E0A Shortcode:63334</text:span></text:p>
      <text:p text:style-name="P1"><text:span text:style-name="T1">VOTE 1168123108 Campaign:ssss_uk_02A Validity:during Choice:Tupele CONN:MIG00VU MSISDN:00777771919999 GUID:F6C236BC-A049-4208-8B7E-523DAAD2EF62 Shortcode:63334</text:span></text:p>
      <text:p text:style-name="P1"><text:span text:style-name="T1">VOTE 1168123108 Campaign:ssss_uk_02A Validity:during Choice:Gemma CONN:MIG00VU MSISDN:00777775999999 GUID:10C8BD4D-5543-417D-919A-3460ACE98461 Shortcode:63334</text:span></text:p>
      <text:p text:style-name="P1"><text:span text:style-name="T1">VOTE 1168123108 Campaign:ssss_uk_02A Validity:during Choice:Antony CONN:MIG01OU MSISDN:00777776989999 GUID:17185A74-78ED-4C8A-B262-4B6CE61D415D Shortcode:63334</text:span></text:p>
      <text:p text:style-name="P1"><text:span text:style-name="T1">VOTE 1168123108 Campaign:ssss_uk_02A Validity:during Choice:Antony CONN:MIG01OU MSISDN:00777779969999 GUID:1989A14C-0B6E-4933-887C-1CA35DB9D961 Shortcode:63334</text:span></text:p>
      <text:p text:style-name="P1"><text:span text:style-name="T1">VOTE 1168123108 Campaign:ssss_uk_02A Validity:during Choice:Verity CONN:MIG01OU MSISDN:00777775359999 GUID:404E3465-589D-422C-8D03-15493BF5D8E5 Shortcode:63334</text:span></text:p>
      <text:p text:style-name="P1"><text:span text:style-name="T1">VOTE 1168123108 Campaign:ssss_uk_02A Validity:during Choice:Alan CONN:MIG01OU MSISDN:00777778949999 GUID:ED1A3593-127A-4778-A1E5-7601BE724F5A Shortcode:63334</text:span></text:p>
      <text:p text:style-name="P1"><text:span text:style-name="T1">VOTE 1168123108 Campaign:ssss_uk_02A Validity:during Choice:Antony CONN:MIG01XU MSISDN:00777778259999 GUID:E2EFCBC7-8934-4098-9A3E-01D21CB32E96 Shortcode:63334</text:span></text:p>
      <text:p text:style-name="P1"><text:span text:style-name="T1">VOTE 1168123108 Campaign:ssss_uk_02A Validity:during Choice:Alan CONN:MIG01XU MSISDN:00777778319999 GUID:EF7495E5-2A4B-4121-A239-07998BE34635 Shortcode:63334</text:span></text:p>
      <text:p text:style-name="P1"><text:span text:style-name="T1">VOTE 1168123108 Campaign:ssss_uk_02A Validity:during Choice:Verity CONN:MIG01XU MSISDN:00777770509999 GUID:41C5576E-8618-44B3-B2CB-F858FA8E92A7 Shortcode:63334</text:span></text:p>
      <text:p text:style-name="P1"><text:span text:style-name="T1">VOTE 1168123108 Campaign:ssss_uk_02A Validity:during Choice:Antony CONN:MIG01XU MSISDN:00777778019999 GUID:DFFB0657-3877-48E7-8993-D7BBFE170DE4 Shortcode:63334</text:span></text:p>
      <text:p text:style-name="P1"><text:span text:style-name="T1">VOTE 1168123108 Campaign:ssss_uk_02A Validity:during Choice:Antony CONN:MIG01XU MSISDN:00777776109999 GUID:2D38D457-8D36-400B-8EB1-35DDD466F35C Shortcode:63334</text:span></text:p>
      <text:p text:style-name="P1"><text:span text:style-name="T1">VOTE 1168123108 Campaign:ssss_uk_02A Validity:during Choice:Verity CONN:MIG01XU MSISDN:00777777879999 GUID:0082F999-12AB-4A3D-89E8-71DA29F35988 Shortcode:63334</text:span></text:p>
      <text:p text:style-name="P1"><text:span text:style-name="T1">VOTE 1168123108 Campaign:ssss_uk_02A Validity:during Choice:Leon CONN:MIG01XU MSISDN:00777779449999 GUID:7A234AFF-B497-44BF-9BD3-C3E614780C48 Shortcode:63334</text:span></text:p>
      <text:p text:style-name="P1"><text:span text:style-name="T1">VOTE 1168123108 Campaign:ssss_uk_02A Validity:during Choice:Leon CONN:MIG01XU MSISDN:00777775109999 GUID:D6B58A96-424E-4425-A8D8-AD3D98213456 Shortcode:63334</text:span></text:p>
      <text:p text:style-name="P1"><text:span text:style-name="T1">VOTE 1168123108 Campaign:ssss_uk_02A Validity:during Choice:Antony CONN:MIG01XU MSISDN:00777774009999 GUID:EF2C74FE-D54D-4D9E-90F0-B323EB9C6B98 Shortcode:63334</text:span></text:p>
      <text:p text:style-name="P1"><text:span text:style-name="T1">VOTE 1168123108 Campaign:ssss_uk_02A Validity:during Choice:Antony CONN:MIG01OU </text:span><text:soft-page-break/><text:span text:style-name="T1">MSISDN:00777774349999 GUID:AD8BAABB-1DA2-45BC-BF3C-C66848C52F68 Shortcode:63334</text:span></text:p>
      <text:p text:style-name="P1"><text:span text:style-name="T1">VOTE 1168123108 Campaign:ssss_uk_02A Validity:during Choice:Antony CONN:MIG01XU MSISDN:00777772469999 GUID:B0017E4E-A959-44EC-A65C-2FC27B8B2B51 Shortcode:63334</text:span></text:p>
      <text:p text:style-name="P1"><text:span text:style-name="T1">VOTE 1168123108 Campaign:ssss_uk_02A Validity:during Choice:Alan CONN:MIG01XU MSISDN:00777771729999 GUID:BCF8C9A4-1B13-4723-9D46-624949F32DAF Shortcode:63334</text:span></text:p>
      <text:p text:style-name="P1"><text:span text:style-name="T1">VOTE 1168123108 Campaign:ssss_uk_02A Validity:during Choice:Antony CONN:MIG00VU MSISDN:00777776959999 GUID:7F3CADA8-9C9B-4850-8E30-08736F6C5679 Shortcode:63334</text:span></text:p>
      <text:p text:style-name="P1"><text:span text:style-name="T1">VOTE 1168123108 Campaign:ssss_uk_02A Validity:during Choice:Antony CONN:MIG00VU MSISDN:00777779079999 GUID:B4508D93-7E31-43A0-B222-EEF314E14D55 Shortcode:63334</text:span></text:p>
      <text:p text:style-name="P1"><text:span text:style-name="T1">VOTE 1168123108 Campaign:ssss_uk_02A Validity:during Choice:Mark CONN:MIG01TU MSISDN:00777772279999 GUID:3075E91F-FA3F-47D7-97BC-91A857F2A3F2 Shortcode:63334</text:span></text:p>
      <text:p text:style-name="P1"><text:span text:style-name="T1">VOTE 1168123109 Campaign:ssss_uk_02A Validity:during Choice:Antony CONN:MIG01OU MSISDN:00777773659999 GUID:BBFCA69D-D61D-4F81-92AF-3F8877AB4C3B Shortcode:63334</text:span></text:p>
      <text:p text:style-name="P1"><text:span text:style-name="T1">VOTE 1168123109 Campaign:ssss_uk_02A Validity:during Choice:Verity CONN:MIG01OU MSISDN:00777776129999 GUID:75E9EA5C-2220-4B96-A030-D0E5FB99CD6D Shortcode:63334</text:span></text:p>
      <text:p text:style-name="P1"><text:span text:style-name="T1">VOTE 1168123109 Campaign:ssss_uk_02A Validity:during Choice:Mark CONN:MIG01OU MSISDN:00777777969999 GUID:F296D71B-12C9-44B2-ADC0-52962AE4204D Shortcode:63334</text:span></text:p>
      <text:p text:style-name="P1"><text:span text:style-name="T1">VOTE 1168123109 Campaign:ssss_uk_02A Validity:during Choice:Verity CONN:MIG01OU MSISDN:00777777719999 GUID:D86DFC06-3F41-41F8-A2F8-5D32FF708E75 Shortcode:63334</text:span></text:p>
      <text:p text:style-name="P1"><text:span text:style-name="T1">VOTE 1168123109 Campaign:ssss_uk_02A Validity:during Choice:Alan CONN:MIG01OU MSISDN:00777777209999 GUID:CA339413-2388-464F-8442-13751E0E3EB4 Shortcode:63334</text:span></text:p>
      <text:p text:style-name="P1"><text:span text:style-name="T1">VOTE 1168123109 Campaign:ssss_uk_02A Validity:during Choice:Gemma CONN:MIG01OU MSISDN:00777770129999 GUID:A9AFEAD4-9EEF-4085-8621-D6E94DF2BCA2 Shortcode:63334</text:span></text:p>
      <text:p text:style-name="P1"><text:span text:style-name="T1">VOTE 1168123109 Campaign:ssss_uk_02A Validity:during Choice:Verity CONN:MIG01TU MSISDN:00777779559999 GUID:529896D0-9736-4AB2-935C-98FCE1770322 Shortcode:63334</text:span></text:p>
      <text:p text:style-name="P1"><text:span text:style-name="T1">VOTE 1168123109 Campaign:ssss_uk_02A Validity:during Choice:Leon CONN:MIG01XU MSISDN:00777777349999 GUID:3B89DEC7-F118-4CC1-8693-F8239F547B38 Shortcode:63334</text:span></text:p>
      <text:p text:style-name="P1"><text:span text:style-name="T1">VOTE 1168123109 Campaign:ssss_uk_02A Validity:during Choice:Alan CONN:MIG01XU MSISDN:00777779119999 GUID:4D642018-A408-4FCA-B6E2-1A1058308DE8 Shortcode:63334</text:span></text:p>
      <text:p text:style-name="P1"><text:span text:style-name="T1">VOTE 1168123109 Campaign:ssss_uk_02A Validity:during Choice:Antony CONN:MIG01XU MSISDN:00777773339999 GUID:AFEC997E-CF78-487C-B025-2820913E5BC1 Shortcode:63334</text:span></text:p>
      <text:p text:style-name="P1"><text:span text:style-name="T1">VOTE 1168123109 Campaign:ssss_uk_02A Validity:during Choice:Alan CONN:MIG01XU MSISDN:00777778359999 GUID:1FF4FE4D-24B7-43A1-A4A9-12394F8813EE Shortcode:63334</text:span></text:p>
      <text:p text:style-name="P1"><text:span text:style-name="T1">VOTE 1168123109 Campaign:ssss_uk_02A Validity:during Choice:Antony CONN:MIG01HU MSISDN:00777771899999 GUID:D50297CC-8E82-4992-BA5C-406367480238 Shortcode:63334</text:span></text:p>
      <text:p text:style-name="P1"><text:span text:style-name="T1">VOTE 1168123109 Campaign:ssss_uk_02A Validity:during Choice:Verity CONN:MIG01OU MSISDN:00777779219999 GUID:5A59D4C1-69C9-46BE-AA61-8649BFFFE187 Shortcode:63334</text:span></text:p>
      <text:p text:style-name="P1"><text:span text:style-name="T1">VOTE 1168123109 Campaign:ssss_uk_02A Validity:during Choice:Antony CONN:MIG01HU MSISDN:00777778509999 GUID:912E6005-566D-4DAB-8842-9A9C1FD79938 Shortcode:63334</text:span></text:p>
      <text:p text:style-name="P1"><text:span text:style-name="T1">VOTE 1168123109 Campaign:ssss_uk_02A Validity:during Choice:Antony CONN:MIG01XU MSISDN:00777779189999 GUID:D407DE1A-4DF1-4342-9EFE-2DC8375D4C6E Shortcode:63334</text:span></text:p>
      <text:p text:style-name="P1"><text:span text:style-name="T1">VOTE 1168123109 Campaign:ssss_uk_02A Validity:during Choice:Leon CONN:MIG01XU MSISDN:00777771089999 GUID:8E92770C-8D7F-46DE-A860-0A362E0CF0BE Shortcode:63334</text:span></text:p>
      <text:p text:style-name="P1"><text:span text:style-name="T1">VOTE 1168123109 Campaign:ssss_uk_02A Validity:during Choice:Leon CONN:MIG01XU MSISDN:00777774799999 GUID:E76E6249-C137-4050-9E37-B2305486A06E Shortcode:63334</text:span></text:p>
      <text:p text:style-name="P1"><text:span text:style-name="T1">VOTE 1168123109 Campaign:ssss_uk_02A Validity:during Choice:Verity CONN:MIG01XU MSISDN:00777773249999 GUID:A02AAE86-0167-4192-99C6-B30CBF61551D Shortcode:63334</text:span></text:p>
      <text:p text:style-name="P1"><text:span text:style-name="T1">VOTE 1168123109 Campaign:ssss_uk_02A Validity:during Choice:Leon CONN:MIG01XU MSISDN:00777778399999 GUID:05A9DC6E-0EDD-416F-B3F7-70E4C03E30AF Shortcode:63334</text:span></text:p>
      <text:p text:style-name="P1"><text:span text:style-name="T1">VOTE 1168123109 Campaign:ssss_uk_02A Validity:during Choice:Verity CONN:MIG00VU MSISDN:00777770599999 GUID:1820BA62-9A53-4EA8-A6A4-63A19F098B1C Shortcode:63334</text:span></text:p>
      <text:p text:style-name="P1"><text:span text:style-name="T1">VOTE 1168123109 Campaign:ssss_uk_02A Validity:during Choice:Alan CONN:MIG01OU MSISDN:00777776649999 GUID:B47DE8B4-5F81-49A5-8C2A-89D6F50117F9 Shortcode:63334</text:span></text:p>
      <text:p text:style-name="P1"><text:span text:style-name="T1">VOTE 1168123109 Campaign:ssss_uk_02A Validity:during Choice:Antony CONN:MIG01OU MSISDN:00777777829999 GUID:6F3429F5-3DF4-4E17-A3C4-B579A7A75681 Shortcode:63334</text:span></text:p>
      <text:p text:style-name="P1"><text:span text:style-name="T1">VOTE 1168123109 Campaign:ssss_uk_02A Validity:during Choice:Antony CONN:MIG01OU MSISDN:00777777629999 GUID:03E61474-1859-46D2-B370-63A97F92ED2C Shortcode:63334</text:span></text:p>
      <text:p text:style-name="P1"><text:span text:style-name="T1">VOTE 1168123109 Campaign:ssss_uk_02A Validity:during Choice:Mark CONN:MIG01OU MSISDN:00777770689999 GUID:A34405CA-6456-47F2-B549-668E5EDF7CEE Shortcode:63334</text:span></text:p>
      <text:p text:style-name="P1"><text:span text:style-name="T1">VOTE 1168123109 Campaign:ssss_uk_02A Validity:during Choice:Alan CONN:MIG01OU MSISDN:00777773279999 GUID:47A4AA69-34E6-4EE3-A7FD-B3E11D4A7E52 Shortcode:63334</text:span></text:p>
      <text:p text:style-name="P1"><text:span text:style-name="T1">VOTE 1168123109 Campaign:ssss_uk_02A Validity:during Choice:Alan CONN:MIG01XU </text:span><text:soft-page-break/><text:span text:style-name="T1">MSISDN:00777779449999 GUID:EB9470D6-5795-4BEE-BEE7-9929A4A31947 Shortcode:63334</text:span></text:p>
      <text:p text:style-name="P1"><text:span text:style-name="T1">VOTE 1168123109 Campaign:ssss_uk_02A Validity:during Choice:Gemma CONN:MIG01XU MSISDN:00777777149999 GUID:8B10232B-E41C-45B1-A3FF-93893E79B9DC Shortcode:63334</text:span></text:p>
      <text:p text:style-name="P1"><text:span text:style-name="T1">VOTE 1168123109 Campaign:ssss_uk_02A Validity:during Choice:Tupele CONN:MIG01XU MSISDN:00777774389999 GUID:8E24C304-1571-4888-94C0-7271AC01F129 Shortcode:63334</text:span></text:p>
      <text:p text:style-name="P1"><text:span text:style-name="T1">VOTE 1168123109 Campaign:ssss_uk_02A Validity:during Choice:Gemma CONN:MIG01XU MSISDN:00777772819999 GUID:8C387346-A2BD-4A52-8FD3-26A5AA2F6E19 Shortcode:63334</text:span></text:p>
      <text:p text:style-name="P1"><text:span text:style-name="T1">VOTE 1168123109 Campaign:ssss_uk_02A Validity:during Choice:Leon CONN:MIG01XU MSISDN:00777776419999 GUID:AC842881-D0A0-49FB-A6D7-7D9ADD31416C Shortcode:63334</text:span></text:p>
      <text:p text:style-name="P1"><text:span text:style-name="T1">VOTE 1168123109 Campaign:ssss_uk_02A Validity:during Choice:Leon CONN:MIG01XU MSISDN:00777777289999 GUID:1547526A-3397-4B79-8B75-AB5FD9426A0F Shortcode:63334</text:span></text:p>
      <text:p text:style-name="P1"><text:span text:style-name="T1">VOTE 1168123110 Campaign:ssss_uk_02A Validity:during Choice:Antony CONN:MIG01XU MSISDN:00777779489999 GUID:FB108B2F-28ED-470A-A4E7-489BBD6FB2F8 Shortcode:63334</text:span></text:p>
      <text:p text:style-name="P1"><text:span text:style-name="T1">VOTE 1168123110 Campaign:ssss_uk_02A Validity:during Choice:Antony CONN:MIG01OU MSISDN:00777771749999 GUID:8CC58F89-86A6-4717-B6FC-F34CC0BFDE2C Shortcode:63334</text:span></text:p>
      <text:p text:style-name="P1"><text:span text:style-name="T1">VOTE 1168123110 Campaign:ssss_uk_02A Validity:during Choice:Antony CONN:MIG01OU MSISDN:00777770909999 GUID:553ABE3B-0A7B-4572-945E-3BA885C47061 Shortcode:63334</text:span></text:p>
      <text:p text:style-name="P1"><text:span text:style-name="T1">VOTE 1168123110 Campaign:ssss_uk_02A Validity:during Choice:Tupele CONN:MIG01XU MSISDN:00777771539999 GUID:0072F244-E2ED-40CE-ABAD-AE4FB730F78E Shortcode:63334</text:span></text:p>
      <text:p text:style-name="P1"><text:span text:style-name="T1">VOTE 1168123110 Campaign:ssss_uk_02A Validity:during Choice:Verity CONN:MIG01XU MSISDN:00777771399999 GUID:67BD2BAB-CBDA-4ED1-9FFE-BB1E91EB2097 Shortcode:63334</text:span></text:p>
      <text:p text:style-name="P1"><text:span text:style-name="T1">VOTE 1168123110 Campaign:ssss_uk_02A Validity:during Choice:Mark CONN:MIG01XU MSISDN:00777775529999 GUID:BEAC3921-EE81-4BE3-9773-65DB6B722184 Shortcode:63334</text:span></text:p>
      <text:p text:style-name="P1"><text:span text:style-name="T1">VOTE 1168123110 Campaign:ssss_uk_02A Validity:during Choice:Verity CONN:MIG01XU MSISDN:00777776719999 GUID:45B6C504-27CC-457E-9ED9-0CC3B9C03F98 Shortcode:63334</text:span></text:p>
      <text:p text:style-name="P1"><text:span text:style-name="T1">VOTE 1168123110 Campaign:ssss_uk_02A Validity:during Choice:Antony CONN:MIG01TU MSISDN:00777779539999 GUID:7D1E6A04-F57D-47A2-860C-0D68CB2E5898 Shortcode:63334</text:span></text:p>
      <text:p text:style-name="P1"><text:span text:style-name="T1">VOTE 1168123110 Campaign:ssss_uk_02A Validity:during Choice:Antony CONN:MIG01XU MSISDN:00777778079999 GUID:4AEA7520-47A6-42D2-BBE9-4682741E5221 Shortcode:63334</text:span></text:p>
      <text:p text:style-name="P1"><text:span text:style-name="T1">VOTE 1168123110 Campaign:ssss_uk_02A Validity:during Choice:Matthew CONN:MIG01TU MSISDN:00777778399999 GUID:F082CE8E-B2E5-4F10-9139-9F48EA5D7382 Shortcode:63334</text:span></text:p>
      <text:p text:style-name="P1"><text:span text:style-name="T1">VOTE 1168123110 Campaign:ssss_uk_02A Validity:during Choice:Verity CONN:MIG00VU MSISDN:00777777729999 GUID:B70E8E73-2641-40C7-86E0-B062AFFB0F73 Shortcode:63334</text:span></text:p>
      <text:p text:style-name="P1"><text:span text:style-name="T1">VOTE 1168123110 Campaign:ssss_uk_02A Validity:during Choice:Matthew CONN:MIG01OU MSISDN:00777777769999 GUID:E1C1E622-A5BA-46C9-A220-93138E6A4D8D Shortcode:63334</text:span></text:p>
      <text:p text:style-name="P1"><text:span text:style-name="T1">VOTE 1168123110 Campaign:ssss_uk_02A Validity:during Choice:Verity CONN:MIG01OU MSISDN:00777770209999 GUID:2C2CDF37-F3AF-4DE4-BA54-D4BDFC2D098B Shortcode:63334</text:span></text:p>
      <text:p text:style-name="P1"><text:span text:style-name="T1">VOTE 1168123110 Campaign:ssss_uk_02A Validity:during Choice:Verity CONN:MIG01OU MSISDN:00777770129999 GUID:233294DB-499B-48EF-BBF6-6E3EAA8DA459 Shortcode:63334</text:span></text:p>
      <text:p text:style-name="P1"><text:span text:style-name="T1">VOTE 1168123110 Campaign:ssss_uk_02A Validity:during Choice:Mark CONN:MIG01OU MSISDN:00777777149999 GUID:6F9C4D14-39B0-4FAB-82FA-0E1BB73446E1 Shortcode:63334</text:span></text:p>
      <text:p text:style-name="P1"><text:span text:style-name="T1">VOTE 1168123110 Campaign:ssss_uk_02A Validity:during Choice:Leon CONN:MIG01XU MSISDN:00777776709999 GUID:81158B94-60AE-4F57-BBD5-AFCA9B490AC8 Shortcode:63334</text:span></text:p>
      <text:p text:style-name="P1"><text:span text:style-name="T1">VOTE 1168123110 Campaign:ssss_uk_02A Validity:during Choice:Antony CONN:MIG01XU MSISDN:00777772109999 GUID:0AF93399-6A11-4F59-863C-D7160FE0513D Shortcode:63334</text:span></text:p>
      <text:p text:style-name="P1"><text:span text:style-name="T1">VOTE 1168123110 Campaign:ssss_uk_02A Validity:during Choice:Antony CONN:MIG00VU MSISDN:00777778849999 GUID:E31A72CB-A04A-432B-99A0-A135C3446680 Shortcode:63334</text:span></text:p>
      <text:p text:style-name="P1"><text:span text:style-name="T1">VOTE 1168123110 Campaign:ssss_uk_02A Validity:during Choice:Verity CONN:MIG01XU MSISDN:00777776439999 GUID:A2B92741-3732-446D-86C5-C6F46730B7A6 Shortcode:63334</text:span></text:p>
      <text:p text:style-name="P1"><text:span text:style-name="T1">VOTE 1168123110 Campaign:ssss_uk_02A Validity:during Choice:Verity CONN:MIG01TU MSISDN:00777770469999 GUID:595D34A9-6427-40DF-AB1B-9F69786068CA Shortcode:63334</text:span></text:p>
      <text:p text:style-name="P1"><text:span text:style-name="T1">VOTE 1168123110 Campaign:ssss_uk_02A Validity:during Choice:Mark CONN:MIG01TU MSISDN:00777777639999 GUID:A9C7A8AC-637E-4C2B-AE40-7E17EC1453A6 Shortcode:63334</text:span></text:p>
      <text:p text:style-name="P1"><text:span text:style-name="T1">VOTE 1168123110 Campaign:ssss_uk_02A Validity:during Choice:Mark CONN:MIG01XU MSISDN:00777772899999 GUID:7E9CBFCF-E5C9-4CAC-BF18-34FE173149DF Shortcode:63334</text:span></text:p>
      <text:p text:style-name="P1"><text:span text:style-name="T1">VOTE 1168123110 Campaign:ssss_uk_02A Validity:during Choice:Mark CONN:MIG01OU MSISDN:00777773189999 GUID:5D99299E-DAE4-4862-9320-A4DF65ECDD42 Shortcode:63334</text:span></text:p>
      <text:p text:style-name="P1"><text:span text:style-name="T1">VOTE 1168123110 Campaign:ssss_uk_02A Validity:during Choice:Mark CONN:MIG01OU MSISDN:00777774239999 GUID:0DD23C22-7F14-43EA-9B4B-A56BBB583162 Shortcode:63334</text:span></text:p>
      <text:p text:style-name="P1"><text:span text:style-name="T1">VOTE 1168123110 Campaign:ssss_uk_02A Validity:during Choice:Leon CONN:MIG01OU MSISDN:00777778419999 GUID:5618C426-C3CA-4F1D-8814-E9051AFCE44D Shortcode:63334</text:span></text:p>
      <text:p text:style-name="P1"><text:span text:style-name="T1">VOTE 1168123110 Campaign:ssss_uk_02A Validity:during Choice:Alan CONN:MIG01XU </text:span><text:soft-page-break/><text:span text:style-name="T1">MSISDN:00777776399999 GUID:45D9DA30-7680-4188-84AA-8342888DDBEA Shortcode:63334</text:span></text:p>
      <text:p text:style-name="P1"><text:span text:style-name="T1">VOTE 1168123110 Campaign:ssss_uk_02A Validity:during Choice:Tupele CONN:MIG01XU MSISDN:00777773579999 GUID:1B892202-29DC-4FCE-8132-3AFD61CB2B26 Shortcode:63334</text:span></text:p>
      <text:p text:style-name="P1"><text:span text:style-name="T1">VOTE 1168123110 Campaign:ssss_uk_02A Validity:during Choice:Leon CONN:MIG01XU MSISDN:00777777129999 GUID:BED5CA51-FF05-4F5E-A836-B98FE1F7A526 Shortcode:63334</text:span></text:p>
      <text:p text:style-name="P1"><text:span text:style-name="T1">VOTE 1168123110 Campaign:ssss_uk_02A Validity:during Choice:Tupele CONN:MIG01XU MSISDN:00777775829999 GUID:D644434C-C83F-4D7F-AA1E-5278E57406EC Shortcode:63334</text:span></text:p>
      <text:p text:style-name="P1"><text:span text:style-name="T1">VOTE 1168123111 Campaign:ssss_uk_02A Validity:during Choice:Verity CONN:MIG01XU MSISDN:00777771389999 GUID:FCC28325-C0CF-4E5A-A645-AD3B785A152F Shortcode:63334</text:span></text:p>
      <text:p text:style-name="P1"><text:span text:style-name="T1">VOTE 1168123111 Campaign:ssss_uk_02A Validity:during Choice:Leon CONN:MIG01OU MSISDN:00777776149999 GUID:1FA9C0BE-0954-4108-9038-7C166F094907 Shortcode:63334</text:span></text:p>
      <text:p text:style-name="P1"><text:span text:style-name="T1">VOTE 1168123111 Campaign:ssss_uk_02A Validity:during Choice:Tupele CONN:MIG01OU MSISDN:00777774439999 GUID:B0AC1558-1970-4D1F-B1D3-6BAC90C8F905 Shortcode:63334</text:span></text:p>
      <text:p text:style-name="P1"><text:span text:style-name="T1">VOTE 1168123111 Campaign:ssss_uk_02A Validity:during Choice:Tupele CONN:MIG01XU MSISDN:00777779569999 GUID:CABE744B-ED10-4655-AC2A-5B38D38F99B4 Shortcode:63334</text:span></text:p>
      <text:p text:style-name="P1"><text:span text:style-name="T1">VOTE 1168123111 Campaign:ssss_uk_02A Validity:during Choice:Verity CONN:MIG01OU MSISDN:00777778929999 GUID:E61FBD33-E233-4AFE-A3DA-E6EBBA8AF82B Shortcode:63334</text:span></text:p>
      <text:p text:style-name="P1"><text:span text:style-name="T1">VOTE 1168123111 Campaign:ssss_uk_02A Validity:during Choice:Verity CONN:MIG00VU MSISDN:00777775039999 GUID:6C15840B-0503-46AC-9BA1-C6637CFDC671 Shortcode:63334</text:span></text:p>
      <text:p text:style-name="P1"><text:span text:style-name="T1">VOTE 1168123111 Campaign:ssss_uk_02A Validity:during Choice:Tupele CONN:MIG01OU MSISDN:00777779879999 GUID:28DF7FB6-9D02-487F-BC6A-6D500E709960 Shortcode:63334</text:span></text:p>
      <text:p text:style-name="P1"><text:span text:style-name="T1">VOTE 1168123111 Campaign:ssss_uk_02A Validity:during Choice:Antony CONN:MIG01OU MSISDN:00777777269999 GUID:A840DAFB-265A-498F-9B91-BF699D0C8CE2 Shortcode:63334</text:span></text:p>
      <text:p text:style-name="P1"><text:span text:style-name="T1">VOTE 1168123111 Campaign:ssss_uk_02A Validity:during Choice:Antony CONN:MIG01TU MSISDN:00777771339999 GUID:C7BFA467-2A37-45CE-8C65-DBC570E5EB07 Shortcode:63334</text:span></text:p>
      <text:p text:style-name="P1"><text:span text:style-name="T1">VOTE 1168123111 Campaign:ssss_uk_02A Validity:during Choice:Gemma CONN:MIG00VU MSISDN:00777776179999 GUID:F00B2C51-97D5-4CE7-9F4C-FABCE4470D30 Shortcode:63334</text:span></text:p>
      <text:p text:style-name="P1"><text:span text:style-name="T1">VOTE 1168123111 Campaign:ssss_uk_02A Validity:during Choice:Alan CONN:MIG01HU MSISDN:00777778489999 GUID:4BE91CC2-0D6B-436B-B8DA-15DFB283210D Shortcode:63334</text:span></text:p>
      <text:p text:style-name="P1"><text:span text:style-name="T1">VOTE 1168123111 Campaign:ssss_uk_02A Validity:during Choice:Antony CONN:MIG01XU MSISDN:00777777819999 GUID:9C37C856-7C58-4761-A67B-C0A2DFEB4B0B Shortcode:63334</text:span></text:p>
      <text:p text:style-name="P1"><text:span text:style-name="T1">VOTE 1168123111 Campaign:ssss_uk_02A Validity:during Choice:Mark CONN:MIG01OU MSISDN:00777779189999 GUID:FAE515A9-D021-4F7A-8A4A-D17784F9A962 Shortcode:63334</text:span></text:p>
      <text:p text:style-name="P1"><text:span text:style-name="T1">VOTE 1168123111 Campaign:ssss_uk_02A Validity:during Choice:Gemma CONN:MIG00VU MSISDN:00777777539999 GUID:598BEDEE-A402-4099-99ED-3888F62FE1E3 Shortcode:63334</text:span></text:p>
      <text:p text:style-name="P1"><text:span text:style-name="T1">VOTE 1168123111 Campaign:ssss_uk_02A Validity:during Choice:Antony CONN:MIG00VU MSISDN:00777779619999 GUID:7B26396B-D661-404B-BE48-6400F8CB9BA5 Shortcode:63334</text:span></text:p>
      <text:p text:style-name="P1"><text:span text:style-name="T1">VOTE 1168123111 Campaign:ssss_uk_02A Validity:during Choice:Leon CONN:MIG01XU MSISDN:00777773619999 GUID:4AAB1ECE-9876-4B12-9BC6-DED789F1ACBF Shortcode:63334</text:span></text:p>
      <text:p text:style-name="P1"><text:span text:style-name="T1">VOTE 1168123111 Campaign:ssss_uk_02A Validity:during Choice:Gemma CONN:MIG01OU MSISDN:00777775769999 GUID:890517F1-0BD3-4E1E-A290-C00B4B1CE7C7 Shortcode:63334</text:span></text:p>
      <text:p text:style-name="P1"><text:span text:style-name="T1">VOTE 1168123111 Campaign:ssss_uk_02A Validity:during Choice:Antony CONN:MIG01OU MSISDN:00777770839999 GUID:6D43A114-3AF2-4412-83D9-9F7136BD7188 Shortcode:63334</text:span></text:p>
      <text:p text:style-name="P1"><text:span text:style-name="T1">VOTE 1168123111 Campaign:ssss_uk_02A Validity:during Choice:Verity CONN:MIG01HU MSISDN:00777776379999 GUID:77D237A4-8115-49A4-B631-55CF0FA44189 Shortcode:63334</text:span></text:p>
      <text:p text:style-name="P1"><text:span text:style-name="T1">VOTE 1168123111 Campaign:ssss_uk_02A Validity:during Choice:Antony CONN:MIG01XU MSISDN:00777775599999 GUID:F7A65C50-6985-48F0-A56D-20DA1E989D24 Shortcode:63334</text:span></text:p>
      <text:p text:style-name="P1"><text:span text:style-name="T1">VOTE 1168123111 Campaign:ssss_uk_02A Validity:during Choice:Gemma CONN:MIG01OU MSISDN:00777776789999 GUID:399E1FB0-5094-445D-A9A4-ECF7D099F9F2 Shortcode:63334</text:span></text:p>
      <text:p text:style-name="P1"><text:span text:style-name="T1">VOTE 1168123111 Campaign:ssss_uk_02A Validity:during Choice:Verity CONN:MIG01XU MSISDN:00777770249999 GUID:B04AEA52-AD15-4AF3-8263-93D4C6D8BAFF Shortcode:63334</text:span></text:p>
      <text:p text:style-name="P1"><text:span text:style-name="T1">VOTE 1168123111 Campaign:ssss_uk_02A Validity:during Choice:Antony CONN:MIG01OU MSISDN:00777771519999 GUID:DA2CCBD1-2CD7-409B-A583-74F970D2C624 Shortcode:63334</text:span></text:p>
      <text:p text:style-name="P1"><text:span text:style-name="T1">VOTE 1168123111 Campaign:ssss_uk_02A Validity:during Choice:Antony CONN:MIG01XU MSISDN:00777772039999 GUID:3D427221-64AC-4B52-8B24-ACD1A3612617 Shortcode:63334</text:span></text:p>
      <text:p text:style-name="P1"><text:span text:style-name="T1">VOTE 1168123111 Campaign:ssss_uk_02A Validity:during Choice:Alan CONN:MIG01XU MSISDN:00777772349999 GUID:85FA5264-9A7D-4E70-A386-A7E3F0DC7A67 Shortcode:63334</text:span></text:p>
      <text:p text:style-name="P1"><text:span text:style-name="T1">VOTE 1168123111 Campaign:ssss_uk_02A Validity:during Choice:Alan CONN:MIG01OU MSISDN:00777770229999 GUID:13BF9B10-9397-49EF-9F44-69F307E16C21 Shortcode:63334</text:span></text:p>
      <text:p text:style-name="P1"><text:span text:style-name="T1">VOTE 1168123111 Campaign:ssss_uk_02A Validity:during Choice:Gemma CONN:MIG01TU MSISDN:00777779789999 GUID:8071A46A-4B29-4F84-A86B-DF7BDA584E5C Shortcode:63334</text:span></text:p>
      <text:p text:style-name="P1"><text:span text:style-name="T1">VOTE 1168123112 Campaign:ssss_uk_02A Validity:during Choice:Antony CONN:MIG01XU </text:span><text:soft-page-break/><text:span text:style-name="T1">MSISDN:00777779459999 GUID:F6FA3832-EE79-4D98-98A4-3265E95424FE Shortcode:63334</text:span></text:p>
      <text:p text:style-name="P1"><text:span text:style-name="T1">VOTE 1168123112 Campaign:ssss_uk_02A Validity:during Choice:Antony CONN:MIG01XU MSISDN:00777776359999 GUID:C892F15A-BC33-44CD-A7CF-6758B8582199 Shortcode:63334</text:span></text:p>
      <text:p text:style-name="P1"><text:span text:style-name="T1">VOTE 1168123112 Campaign:ssss_uk_02A Validity:during Choice:Leon CONN:MIG01XU MSISDN:00777773199999 GUID:117D2D90-8D7E-4CD9-A580-9DEB53F7A0EB Shortcode:63334</text:span></text:p>
      <text:p text:style-name="P1"><text:span text:style-name="T1">VOTE 1168123112 Campaign:ssss_uk_02A Validity:during Choice:Antony CONN:MIG00VU MSISDN:00777773659999 GUID:63DFCF29-2276-43A2-9526-441722D13422 Shortcode:63334</text:span></text:p>
      <text:p text:style-name="P1"><text:span text:style-name="T1">VOTE 1168123112 Campaign:ssss_uk_02A Validity:during Choice:Mark CONN:MIG01XU MSISDN:00777775489999 GUID:CC5A7262-047F-4508-AEC9-A3472B590101 Shortcode:63334</text:span></text:p>
      <text:p text:style-name="P1"><text:span text:style-name="T1">VOTE 1168123112 Campaign:ssss_uk_02A Validity:during Choice:Verity CONN:MIG01XU MSISDN:00777775529999 GUID:3FAAB9D4-E5EA-4BCA-A6B3-BDC2F9956391 Shortcode:63334</text:span></text:p>
      <text:p text:style-name="P1"><text:span text:style-name="T1">VOTE 1168123112 Campaign:ssss_uk_02A Validity:during Choice:Antony CONN:MIG01XU MSISDN:00777775189999 GUID:67C2877D-FB86-4690-A0FC-140EA4D1191D Shortcode:63334</text:span></text:p>
      <text:p text:style-name="P1"><text:span text:style-name="T1">VOTE 1168123112 Campaign:ssss_uk_02A Validity:during Choice:Antony CONN:MIG01XU MSISDN:00777770419999 GUID:6A1185EF-0CC1-4C33-AFF4-207E22B5ABD4 Shortcode:63334</text:span></text:p>
      <text:p text:style-name="P1"><text:span text:style-name="T1">VOTE 1168123112 Campaign:ssss_uk_02A Validity:during Choice:Antony CONN:MIG01XU MSISDN:00777772659999 GUID:5ABF75AD-2C89-429F-A6A9-72FC0151603D Shortcode:63334</text:span></text:p>
      <text:p text:style-name="P1"><text:span text:style-name="T1">VOTE 1168123112 Campaign:ssss_uk_02A Validity:during Choice:Antony CONN:MIG00VU MSISDN:00777770559999 GUID:70AD3129-B56A-434E-B232-8CE3D0D75E44 Shortcode:63334</text:span></text:p>
      <text:p text:style-name="P1"><text:span text:style-name="T1">VOTE 1168123112 Campaign:ssss_uk_02A Validity:during Choice:Leon CONN:MIG01XU MSISDN:00777777209999 GUID:899E28DC-8402-4B48-A170-91EBB715B75F Shortcode:63334</text:span></text:p>
      <text:p text:style-name="P1"><text:span text:style-name="T1">VOTE 1168123112 Campaign:ssss_uk_02A Validity:during Choice:Verity CONN:MIG01XU MSISDN:00777776559999 GUID:FF514D75-673B-4AF7-9A3C-0DE5C87D79C4 Shortcode:63334</text:span></text:p>
      <text:p text:style-name="P1"><text:span text:style-name="T1">VOTE 1168123112 Campaign:ssss_uk_02A Validity:during Choice:Alan CONN:MIG01XU MSISDN:00777774419999 GUID:D6354B58-2C9F-4ADE-9651-14AE54C85D98 Shortcode:63334</text:span></text:p>
      <text:p text:style-name="P1"><text:span text:style-name="T1">VOTE 1168123112 Campaign:ssss_uk_02A Validity:during Choice:Antony CONN:MIG01XU MSISDN:00777779669999 GUID:1A09A4A9-588C-4105-95EE-9CD99F6FD2F9 Shortcode:63334</text:span></text:p>
      <text:p text:style-name="P1"><text:span text:style-name="T1">VOTE 1168123112 Campaign:ssss_uk_02A Validity:during Choice:Antony CONN:MIG00VU MSISDN:00777771449999 GUID:E86D3853-4E12-4A4A-B648-A37C6F4624FB Shortcode:63334</text:span></text:p>
      <text:p text:style-name="P1"><text:span text:style-name="T1">VOTE 1168123112 Campaign:ssss_uk_02A Validity:during Choice:Antony CONN:MIG01OU MSISDN:00777772339999 GUID:2FC3EFB3-4795-4364-81C0-951A991C290F Shortcode:63334</text:span></text:p>
      <text:p text:style-name="P1"><text:span text:style-name="T1">VOTE 1168123112 Campaign:ssss_uk_02A Validity:during Choice:Antony CONN:MIG01OU MSISDN:00777779489999 GUID:DA3899B4-B5CF-48F6-94D6-423175C3D648 Shortcode:63334</text:span></text:p>
      <text:p text:style-name="P1"><text:span text:style-name="T1">VOTE 1168123112 Campaign:ssss_uk_02A Validity:during Choice:Verity CONN:MIG01OU MSISDN:00777770969999 GUID:4DCEBC03-56AD-430A-BAF2-2C5C69364893 Shortcode:63334</text:span></text:p>
      <text:p text:style-name="P1"><text:span text:style-name="T1">VOTE 1168123112 Campaign:ssss_uk_02A Validity:during Choice:Alan CONN:MIG01XU MSISDN:00777771899999 GUID:7C103778-AFA2-4397-8A81-7B030BAE4C8C Shortcode:63334</text:span></text:p>
      <text:p text:style-name="P1"><text:span text:style-name="T1">VOTE 1168123112 Campaign:ssss_uk_02A Validity:during Choice:Antony CONN:MIG01XU MSISDN:00777779689999 GUID:1EC86B22-E342-4A28-84B6-7DA3EE64055D Shortcode:63334</text:span></text:p>
      <text:p text:style-name="P1"><text:span text:style-name="T1">VOTE 1168123112 Campaign:ssss_uk_02A Validity:during Choice:Antony CONN:MIG01XU MSISDN:00777771289999 GUID:132A7E5A-503A-4841-9246-1BDE89B136C8 Shortcode:63334</text:span></text:p>
      <text:p text:style-name="P1"><text:span text:style-name="T1">VOTE 1168123112 Campaign:ssss_uk_02A Validity:during Choice:Alan CONN:MIG01OU MSISDN:00777776609999 GUID:1D61DA45-CC63-4FCC-8DE3-FA874F257D93 Shortcode:63334</text:span></text:p>
      <text:p text:style-name="P1"><text:span text:style-name="T1">VOTE 1168123112 Campaign:ssss_uk_02A Validity:during Choice:Gemma CONN:MIG01OU MSISDN:00777776939999 GUID:EEF3FD3A-83D5-4F00-B986-8DE2DF2D05AE Shortcode:63334</text:span></text:p>
      <text:p text:style-name="P1"><text:span text:style-name="T1">VOTE 1168123112 Campaign:ssss_uk_02A Validity:during Choice:Leon CONN:MIG01OU MSISDN:00777772929999 GUID:4EA4BB96-9482-4A69-B347-4928038B56A0 Shortcode:63334</text:span></text:p>
      <text:p text:style-name="P1"><text:span text:style-name="T1">VOTE 1168123112 Campaign:ssss_uk_02A Validity:during Choice:Antony CONN:MIG01XU MSISDN:00777771029999 GUID:C99C8274-C1EF-4C16-ABB7-E5D4A5D000D3 Shortcode:63334</text:span></text:p>
      <text:p text:style-name="P1"><text:span text:style-name="T1">VOTE 1168123112 Campaign:ssss_uk_02A Validity:during Choice:Alan CONN:MIG01XU MSISDN:00777771379999 GUID:3297670E-88C7-4FDA-9E11-8099555C9C43 Shortcode:63334</text:span></text:p>
      <text:p text:style-name="P1"><text:span text:style-name="T1">VOTE 1168123112 Campaign:ssss_uk_02A Validity:during Choice:Matthew CONN:MIG01XU MSISDN:00777774909999 GUID:B0658951-CD11-40D4-8B82-C1121D5D3E6D Shortcode:63334</text:span></text:p>
      <text:p text:style-name="P1"><text:span text:style-name="T1">VOTE 1168123112 Campaign:ssss_uk_02A Validity:during Choice:Verity CONN:MIG01XU MSISDN:00777772639999 GUID:D1520E42-30DB-46FF-9AD0-8A671DFA7777 Shortcode:63334</text:span></text:p>
      <text:p text:style-name="P1"><text:span text:style-name="T1">VOTE 1168123112 Campaign:ssss_uk_02A Validity:during Choice:Alan CONN:MIG01XU MSISDN:00777770379999 GUID:AA61938E-9D9F-4C35-98C5-BB2BB76BBFE5 Shortcode:63334</text:span></text:p>
      <text:p text:style-name="P1"><text:span text:style-name="T1">VOTE 1168123112 Campaign:ssss_uk_02A Validity:during Choice:Alan CONN:MIG00VU MSISDN:00777773109999 GUID:6FF929A6-D79A-4E45-B791-8F20F23D702F Shortcode:63334</text:span></text:p>
      <text:p text:style-name="P1"><text:span text:style-name="T1">VOTE 1168123113 Campaign:ssss_uk_02A Validity:during Choice:Alan CONN:MIG01XU MSISDN:00777779449999 GUID:F754AD42-63D4-4D48-A723-0764064DD5B9 Shortcode:63334</text:span></text:p>
      <text:p text:style-name="P1"><text:span text:style-name="T1">VOTE 1168123113 Campaign:ssss_uk_02A Validity:during Choice:Antony CONN:MIG01XU </text:span><text:soft-page-break/><text:span text:style-name="T1">MSISDN:00777771509999 GUID:A12D90FD-1C5A-4A37-8921-E2CD95F8493D Shortcode:63334</text:span></text:p>
      <text:p text:style-name="P1"><text:span text:style-name="T1">VOTE 1168123113 Campaign:ssss_uk_02A Validity:during Choice:Antony CONN:MIG01XU MSISDN:00777776009999 GUID:C3332EC0-1BA1-45DA-B4AF-00520D81F54D Shortcode:63334</text:span></text:p>
      <text:p text:style-name="P1"><text:span text:style-name="T1">VOTE 1168123113 Campaign:ssss_uk_02A Validity:during Choice:Antony CONN:MIG01XU MSISDN:00777771159999 GUID:1E204241-7DCF-47C1-AC93-50E0BFBC93BA Shortcode:63334</text:span></text:p>
      <text:p text:style-name="P1"><text:span text:style-name="T1">VOTE 1168123113 Campaign:ssss_uk_02A Validity:during Choice:Verity CONN:MIG01XU MSISDN:00777779709999 GUID:322ED4DB-88B0-4537-BE21-AFFA871EDD39 Shortcode:63334</text:span></text:p>
      <text:p text:style-name="P1"><text:span text:style-name="T1">VOTE 1168123113 Campaign:ssss_uk_02A Validity:during Choice:Verity CONN:MIG00VU MSISDN:00777778619999 GUID:9827659C-A645-4ED6-994B-1458A902E02C Shortcode:63334</text:span></text:p>
      <text:p text:style-name="P1"><text:span text:style-name="T1">VOTE 1168123113 Campaign:ssss_uk_02A Validity:during Choice:Mark CONN:MIG01OU MSISDN:00777779539999 GUID:4510C9B9-623F-421A-864B-E8F7872E24F8 Shortcode:63334</text:span></text:p>
      <text:p text:style-name="P1"><text:span text:style-name="T1">VOTE 1168123113 Campaign:ssss_uk_02A Validity:during Choice:Verity CONN:MIG01TU MSISDN:00777772349999 GUID:6FA47C69-B59F-4EC2-BB27-F042C81A61E0 Shortcode:63334</text:span></text:p>
      <text:p text:style-name="P1"><text:span text:style-name="T1">VOTE 1168123113 Campaign:ssss_uk_02A Validity:during Choice:Leon CONN:MIG01XU MSISDN:00777773969999 GUID:4528EACB-4473-4EBA-8E8F-8D27970BE19A Shortcode:63334</text:span></text:p>
      <text:p text:style-name="P1"><text:span text:style-name="T1">VOTE 1168123113 Campaign:ssss_uk_02A Validity:during Choice:Antony CONN:MIG01XU MSISDN:00777771839999 GUID:8764BE8E-2DCE-42B6-B427-EA9069C0B42C Shortcode:63334</text:span></text:p>
      <text:p text:style-name="P1"><text:span text:style-name="T1">VOTE 1168123113 Campaign:ssss_uk_02A Validity:during Choice:Antony CONN:MIG00VU MSISDN:00777775119999 GUID:F758F764-4569-4F64-8ADB-3DBE0D2F8D30 Shortcode:63334</text:span></text:p>
      <text:p text:style-name="P1"><text:span text:style-name="T1">VOTE 1168123113 Campaign:ssss_uk_02A Validity:during Choice:Verity CONN:MIG01XU MSISDN:00777771749999 GUID:78B45BB9-CCCD-423D-8B1D-BB5D76297830 Shortcode:63334</text:span></text:p>
      <text:p text:style-name="P1"><text:span text:style-name="T1">VOTE 1168123113 Campaign:ssss_uk_02A Validity:during Choice:Antony CONN:MIG01XU MSISDN:00777779969999 GUID:CCE0F322-9746-4E8A-8954-59709DDCD489 Shortcode:63334</text:span></text:p>
      <text:p text:style-name="P1"><text:span text:style-name="T1">VOTE 1168123113 Campaign:ssss_uk_02A Validity:during Choice:Mark CONN:MIG01OU MSISDN:00777776439999 GUID:75B83A35-A154-419F-86EE-824FF0BB580B Shortcode:63334</text:span></text:p>
      <text:p text:style-name="P1"><text:span text:style-name="T1">VOTE 1168123113 Campaign:ssss_uk_02A Validity:during Choice:Antony CONN:MIG01OU MSISDN:00777775509999 GUID:14017DA2-CA2C-408B-833F-AEC29C018B46 Shortcode:63334</text:span></text:p>
      <text:p text:style-name="P1"><text:span text:style-name="T1">VOTE 1168123113 Campaign:ssss_uk_02A Validity:during Choice:Antony CONN:MIG01OU MSISDN:00777775639999 GUID:637D39A7-DD7C-4B64-B90C-317491CA6428 Shortcode:63334</text:span></text:p>
      <text:p text:style-name="P1"><text:span text:style-name="T1">VOTE 1168123113 Campaign:ssss_uk_02A Validity:during Choice:Verity CONN:MIG01OU MSISDN:00777772989999 GUID:80A01497-86DE-48F7-BCD0-FAEC11F7F238 Shortcode:63334</text:span></text:p>
      <text:p text:style-name="P1"><text:span text:style-name="T1">VOTE 1168123113 Campaign:ssss_uk_02A Validity:during Choice:Mark CONN:MIG00VU MSISDN:00777779379999 GUID:7748848B-6FCC-417D-B435-D31CF542EDFE Shortcode:63334</text:span></text:p>
      <text:p text:style-name="P1"><text:span text:style-name="T1">VOTE 1168123113 Campaign:ssss_uk_02A Validity:during Choice:Gemma CONN:MIG01XU MSISDN:00777776139999 GUID:DA22F9C9-AA0A-4C7F-AB47-DA35C7494F05 Shortcode:63334</text:span></text:p>
      <text:p text:style-name="P1"><text:span text:style-name="T1">VOTE 1168123113 Campaign:ssss_uk_02A Validity:during Choice:Leon CONN:MIG01XU MSISDN:00777772109999 GUID:0CC03003-FF5B-47AB-ABF6-CF29A22CFC30 Shortcode:63334</text:span></text:p>
      <text:p text:style-name="P1"><text:span text:style-name="T1">VOTE 1168123113 Campaign:ssss_uk_02A Validity:during Choice:Verity CONN:MIG01XU MSISDN:00777773159999 GUID:57E4D609-574B-4A98-9095-79281FCB4B0B Shortcode:63334</text:span></text:p>
      <text:p text:style-name="P1"><text:span text:style-name="T1">VOTE 1168123113 Campaign:ssss_uk_02A Validity:during Choice:Tupele CONN:MIG01XU MSISDN:00777773299999 GUID:AD0F3DAF-10B1-49BB-9573-40A21CE1651B Shortcode:63334</text:span></text:p>
      <text:p text:style-name="P1"><text:span text:style-name="T1">VOTE 1168123113 Campaign:ssss_uk_02A Validity:during Choice:Antony CONN:MIG01XU MSISDN:00777773839999 GUID:97EE9B5D-2E66-48A4-B7DB-ECA694053CAD Shortcode:63334</text:span></text:p>
      <text:p text:style-name="P1"><text:span text:style-name="T1">VOTE 1168123113 Campaign:ssss_uk_02A Validity:during Choice:Leon CONN:MIG01OU MSISDN:00777779599999 GUID:4B76F50E-FC51-4F46-8B24-366DC7007219 Shortcode:63334</text:span></text:p>
      <text:p text:style-name="P1"><text:span text:style-name="T1">VOTE 1168123113 Campaign:ssss_uk_02A Validity:during Choice:Antony CONN:MIG01OU MSISDN:00777779639999 GUID:AF31B04C-48D9-40C9-BB90-9F50A13D2C78 Shortcode:63334</text:span></text:p>
      <text:p text:style-name="P1"><text:span text:style-name="T1">VOTE 1168123113 Campaign:ssss_uk_02A Validity:during Choice:Antony CONN:MIG01XU MSISDN:00777779939999 GUID:9A3E84BA-B757-43B6-917F-724332043652 Shortcode:63334</text:span></text:p>
      <text:p text:style-name="P1"><text:span text:style-name="T1">VOTE 1168123113 Campaign:ssss_uk_02A Validity:during Choice:Alan CONN:MIG01XU MSISDN:00777771129999 GUID:13C2B30C-AD90-4616-9729-A663514A7D27 Shortcode:63334</text:span></text:p>
      <text:p text:style-name="P1"><text:span text:style-name="T1">VOTE 1168123113 Campaign:ssss_uk_02A Validity:during Choice:Antony CONN:MIG01XU MSISDN:00777771849999 GUID:BC5B76C0-7001-46D4-8D6F-5C41C6CDAD3E Shortcode:63334</text:span></text:p>
      <text:p text:style-name="P1"><text:span text:style-name="T1">VOTE 1168123113 Campaign:ssss_uk_02A Validity:during Choice:Mark CONN:MIG01XU MSISDN:00777773629999 GUID:163434CF-3296-4ADA-B173-247BA527B12C Shortcode:63334</text:span></text:p>
      <text:p text:style-name="P1"><text:span text:style-name="T1">VOTE 1168123113 Campaign:ssss_uk_02A Validity:during Choice:Leon CONN:MIG01XU MSISDN:00777773779999 GUID:B67C5992-3318-4926-8F5F-4762D630A402 Shortcode:63334</text:span></text:p>
      <text:p text:style-name="P1"><text:span text:style-name="T1">VOTE 1168123113 Campaign:ssss_uk_02A Validity:during Choice:Matthew CONN:MIG01XU MSISDN:00777771339999 GUID:E48859E3-26B0-478F-B2BC-1283E965E370 Shortcode:63334</text:span></text:p>
      <text:p text:style-name="P1"><text:span text:style-name="T1">VOTE 1168123113 Campaign:ssss_uk_02A Validity:during Choice:Gemma CONN:MIG01XU MSISDN:00777775589999 GUID:212407CA-1A91-421F-9FB4-464A495B9848 Shortcode:63334</text:span></text:p>
      <text:p text:style-name="P1"><text:span text:style-name="T1">VOTE 1168123113 Campaign:ssss_uk_02A Validity:during Choice:Antony CONN:MIG01XU </text:span><text:soft-page-break/><text:span text:style-name="T1">MSISDN:00777774349999 GUID:F2C72F2A-265C-424B-8A2F-D3B10C29E114 Shortcode:63334</text:span></text:p>
      <text:p text:style-name="P1"><text:span text:style-name="T1">VOTE 1168123113 Campaign:ssss_uk_02A Validity:during Choice:Mark CONN:MIG00VU MSISDN:00777770779999 GUID:64EE9634-6109-439E-AB14-CD1658502679 Shortcode:63334</text:span></text:p>
      <text:p text:style-name="P1"><text:span text:style-name="T1">VOTE 1168123114 Campaign:ssss_uk_02A Validity:during Choice:Matthew CONN:MIG01TU MSISDN:00777775779999 GUID:2986BA30-2B99-4311-84FA-00CFC9403755 Shortcode:63334</text:span></text:p>
      <text:p text:style-name="P1"><text:span text:style-name="T1">VOTE 1168123114 Campaign:ssss_uk_02A Validity:during Choice:Mark CONN:MIG01TU MSISDN:00777772599999 GUID:3BF6460A-5EA3-4C40-9368-68C64724174B Shortcode:63334</text:span></text:p>
      <text:p text:style-name="P1"><text:span text:style-name="T1">VOTE 1168123114 Campaign:ssss_uk_02A Validity:during Choice:Antony CONN:MIG01OU MSISDN:00777778689999 GUID:CE3A28D5-BFB6-418C-8C9D-39E04583BCE9 Shortcode:63334</text:span></text:p>
      <text:p text:style-name="P1"><text:span text:style-name="T1">VOTE 1168123114 Campaign:ssss_uk_02A Validity:during Choice:Antony CONN:MIG01XU MSISDN:00777776739999 GUID:EB4A93E8-4B71-4EFB-A80F-97F2AC156FDD Shortcode:63334</text:span></text:p>
      <text:p text:style-name="P1"><text:span text:style-name="T1">VOTE 1168123114 Campaign:ssss_uk_02A Validity:during Choice:Verity CONN:MIG01XU MSISDN:00777779429999 GUID:3FE898AB-CA56-474A-9C0B-C0AE65EB5E55 Shortcode:63334</text:span></text:p>
      <text:p text:style-name="P1"><text:span text:style-name="T1">VOTE 1168123114 Campaign:ssss_uk_02A Validity:during Choice:Mark CONN:MIG01XU MSISDN:00777777589999 GUID:C3A0898E-319A-4474-8F92-D97D6728A2A7 Shortcode:63334</text:span></text:p>
      <text:p text:style-name="P1"><text:span text:style-name="T1">VOTE 1168123114 Campaign:ssss_uk_02A Validity:during Choice:Gemma CONN:MIG01XU MSISDN:00777775259999 GUID:78817DCD-D32A-4393-B9A5-DF21B3AF1B1E Shortcode:63334</text:span></text:p>
      <text:p text:style-name="P1"><text:span text:style-name="T1">VOTE 1168123114 Campaign:ssss_uk_02A Validity:during Choice:Verity CONN:MIG00VU MSISDN:00777770819999 GUID:B891BABF-A6D9-46B2-8140-B754BBE1BF83 Shortcode:63334</text:span></text:p>
      <text:p text:style-name="P1"><text:span text:style-name="T1">VOTE 1168123114 Campaign:ssss_uk_02A Validity:during Choice:Antony CONN:MIG00VU MSISDN:00777779109999 GUID:8C4CCA73-5A30-4476-BEED-F107916B6922 Shortcode:63334</text:span></text:p>
      <text:p text:style-name="P1"><text:span text:style-name="T1">VOTE 1168123114 Campaign:ssss_uk_02A Validity:during Choice:Antony CONN:MIG01XU MSISDN:00777771339999 GUID:C3BF95C8-DF6D-460C-B705-AC2AFF39D93A Shortcode:63334</text:span></text:p>
      <text:p text:style-name="P1"><text:span text:style-name="T1">VOTE 1168123114 Campaign:ssss_uk_02A Validity:during Choice:Alan CONN:MIG01OU MSISDN:00777774599999 GUID:EB81F7F3-7C1C-4C98-87AE-827C6B3C2E69 Shortcode:63334</text:span></text:p>
      <text:p text:style-name="P1"><text:span text:style-name="T1">VOTE 1168123114 Campaign:ssss_uk_02A Validity:during Choice:Antony CONN:MIG01OU MSISDN:00777777719999 GUID:67B82B61-5B59-4EE9-B7E7-9C4CFDB972C1 Shortcode:63334</text:span></text:p>
      <text:p text:style-name="P1"><text:span text:style-name="T1">VOTE 1168123114 Campaign:ssss_uk_02A Validity:during Choice:Verity CONN:MIG01OU MSISDN:00777778989999 GUID:BDC74D82-8A86-4549-BD69-54FF3551266D Shortcode:63334</text:span></text:p>
      <text:p text:style-name="P1"><text:span text:style-name="T1">VOTE 1168123114 Campaign:ssss_uk_02A Validity:during Choice:Matthew CONN:MIG01OU MSISDN:00777770019999 GUID:4661A269-66B5-4C79-96DB-CC5040C96DB6 Shortcode:63334</text:span></text:p>
      <text:p text:style-name="P1"><text:span text:style-name="T1">VOTE 1168123114 Campaign:ssss_uk_02A Validity:during Choice:Antony CONN:MIG01OU MSISDN:00777770629999 GUID:0A5D5EF9-875F-4BD2-9151-76CE712EAFD0 Shortcode:63334</text:span></text:p>
      <text:p text:style-name="P1"><text:span text:style-name="T1">VOTE 1168123114 Campaign:ssss_uk_02A Validity:during Choice:Antony CONN:MIG01TU MSISDN:00777778009999 GUID:2F68C668-5AE2-4F25-8116-BBD83E995F8A Shortcode:63334</text:span></text:p>
      <text:p text:style-name="P1"><text:span text:style-name="T1">VOTE 1168123114 Campaign:ssss_uk_02A Validity:during Choice:Antony CONN:MIG01XU MSISDN:00777775899999 GUID:0A6E7C59-0985-4AC3-94EB-431AAC3D6C96 Shortcode:63334</text:span></text:p>
      <text:p text:style-name="P1"><text:span text:style-name="T1">VOTE 1168123114 Campaign:ssss_uk_02A Validity:during Choice:Antony CONN:MIG01XU MSISDN:00777771069999 GUID:41D26CC0-1592-4E7D-B371-01409E769B50 Shortcode:63334</text:span></text:p>
      <text:p text:style-name="P1"><text:span text:style-name="T1">VOTE 1168123114 Campaign:ssss_uk_02A Validity:during Choice:Verity CONN:MIG01XU MSISDN:00777776719999 GUID:8E1A6371-33DD-48A9-8CAD-F167A599B1A0 Shortcode:63334</text:span></text:p>
      <text:p text:style-name="P1"><text:span text:style-name="T1">VOTE 1168123114 Campaign:ssss_uk_02A Validity:during Choice:Alan CONN:MIG01XU MSISDN:00777778759999 GUID:78FCD793-3CD4-4B0F-8E25-A5DEBB2D83E6 Shortcode:63334</text:span></text:p>
      <text:p text:style-name="P1"><text:span text:style-name="T1">VOTE 1168123114 Campaign:ssss_uk_02A Validity:during Choice:Mark CONN:MIG00VU MSISDN:00777775419999 GUID:784C39CB-5F6F-4E9C-8FA2-21D4F32DF449 Shortcode:63334</text:span></text:p>
      <text:p text:style-name="P1"><text:span text:style-name="T1">VOTE 1168123114 Campaign:ssss_uk_02A Validity:during Choice:Antony CONN:MIG01HU MSISDN:00777773189999 GUID:4C112B9A-C8F2-4434-AC6E-D55DF971F961 Shortcode:63334</text:span></text:p>
      <text:p text:style-name="P1"><text:span text:style-name="T1">VOTE 1168123114 Campaign:ssss_uk_02A Validity:during Choice:Antony CONN:MIG01XU MSISDN:00777777109999 GUID:672DC5A1-93AB-4B85-96C2-7832DF937097 Shortcode:63334</text:span></text:p>
      <text:p text:style-name="P1"><text:span text:style-name="T1">VOTE 1168123114 Campaign:ssss_uk_02A Validity:during Choice:Antony CONN:MIG01XU MSISDN:00777776159999 GUID:E7DC54DA-E774-464B-99B0-418CFE16A955 Shortcode:63334</text:span></text:p>
      <text:p text:style-name="P1"><text:span text:style-name="T1">VOTE 1168123114 Campaign:ssss_uk_02A Validity:during Choice:Verity CONN:MIG01XU MSISDN:00777775039999 GUID:471BFF82-2487-4636-BA9E-14659942AAAF Shortcode:63334</text:span></text:p>
      <text:p text:style-name="P1"><text:span text:style-name="T1">VOTE 1168123114 Campaign:ssss_uk_02A Validity:during Choice:Alan CONN:MIG01XU MSISDN:00777776379999 GUID:22724527-1E32-45A1-95EA-A3FC06ED7373 Shortcode:63334</text:span></text:p>
      <text:p text:style-name="P1"><text:span text:style-name="T1">VOTE 1168123114 Campaign:ssss_uk_02A Validity:during Choice:Alan CONN:MIG01XU MSISDN:00777776329999 GUID:1E23E898-863A-4889-985A-9A77ECD76E40 Shortcode:63334</text:span></text:p>
      <text:p text:style-name="P1"><text:span text:style-name="T1">VOTE 1168123114 Campaign:ssss_uk_02A Validity:during Choice:Leon CONN:MIG00VU MSISDN:00777778169999 GUID:6C8FE9FC-D58C-4514-8B07-022EBA1DAD6E Shortcode:63334</text:span></text:p>
      <text:p text:style-name="P1"><text:span text:style-name="T1">VOTE 1168123114 Campaign:ssss_uk_02A Validity:during Choice:Antony CONN:MIG01OU MSISDN:00777779149999 GUID:C446B9AA-0F08-486D-A116-165E3A99F6D9 Shortcode:63334</text:span></text:p>
      <text:p text:style-name="P1"><text:span text:style-name="T1">VOTE 1168123114 Campaign:ssss_uk_02A Validity:during Choice:Verity CONN:MIG01OU </text:span><text:soft-page-break/><text:span text:style-name="T1">MSISDN:00777770739999 GUID:84762CD6-7F47-4046-BDCA-8B2F7C70F893 Shortcode:63334</text:span></text:p>
      <text:p text:style-name="P1"><text:span text:style-name="T1">VOTE 1168123114 Campaign:ssss_uk_02A Validity:during Choice:Verity CONN:MIG01OU MSISDN:00777773209999 GUID:2CD02DCF-D0B2-4FAD-AFCA-70F8731F6590 Shortcode:63334</text:span></text:p>
      <text:p text:style-name="P1"><text:span text:style-name="T1">VOTE 1168123114 Campaign:ssss_uk_02A Validity:during Choice:Verity CONN:MIG01OU MSISDN:00777776479999 GUID:4676EFB8-56CF-415C-8D2F-D4BB05FD0D41 Shortcode:63334</text:span></text:p>
      <text:p text:style-name="P1"><text:span text:style-name="T1">VOTE 1168123114 Campaign:ssss_uk_02A Validity:during Choice:Leon CONN:MIG01OU MSISDN:00777770249999 GUID:FA85D67D-2556-4D31-805C-D010E3F80704 Shortcode:63334</text:span></text:p>
      <text:p text:style-name="P1"><text:span text:style-name="T1">VOTE 1168123114 Campaign:ssss_uk_02A Validity:during Choice:Antony CONN:MIG01OU MSISDN:00777772389999 GUID:8E4C0FF4-AEDC-4661-B5BB-1C9FE09D9291 Shortcode:63334</text:span></text:p>
      <text:p text:style-name="P1"><text:span text:style-name="T1">VOTE 1168123114 Campaign:ssss_uk_02A Validity:during Choice:Verity CONN:MIG01XU MSISDN:00777774239999 GUID:68E696EE-1D72-4559-B5D4-912EE7DF02DD Shortcode:63334</text:span></text:p>
      <text:p text:style-name="P1"><text:span text:style-name="T1">VOTE 1168123114 Campaign:ssss_uk_02A Validity:during Choice:Verity CONN:MIG01XU MSISDN:00777774729999 GUID:93E17241-C374-4A49-91E7-915D281234EB Shortcode:63334</text:span></text:p>
      <text:p text:style-name="P1"><text:span text:style-name="T1">VOTE 1168123115 Campaign:ssss_uk_02A Validity:during Choice:Leon CONN:MIG01XU MSISDN:00777773019999 GUID:2705B568-1172-4A20-B077-2559FA9ACF80 Shortcode:63334</text:span></text:p>
      <text:p text:style-name="P1"><text:span text:style-name="T1">VOTE 1168123115 Campaign:ssss_uk_02A Validity:during Choice:Gemma CONN:MIG01XU MSISDN:00777773609999 GUID:7AC383B8-3249-4813-AF3D-91716440F1B7 Shortcode:63334</text:span></text:p>
      <text:p text:style-name="P1"><text:span text:style-name="T1">VOTE 1168123115 Campaign:ssss_uk_02A Validity:during Choice:Alan CONN:MIG00VU MSISDN:00777771409999 GUID:982ED597-CAC0-4191-AD11-FA4B30D6AE5E Shortcode:63334</text:span></text:p>
      <text:p text:style-name="P1"><text:span text:style-name="T1">VOTE 1168123115 Campaign:ssss_uk_02A Validity:during Choice:Alan CONN:MIG01XU MSISDN:00777774049999 GUID:76766E2F-0D82-4561-A4F2-1E22A8EF167A Shortcode:63334</text:span></text:p>
      <text:p text:style-name="P1"><text:span text:style-name="T1">VOTE 1168123115 Campaign:ssss_uk_02A Validity:during Choice:Verity CONN:MIG01XU MSISDN:00777779859999 GUID:4EE120AB-933D-4AD8-8DA9-9082B1612D10 Shortcode:63334</text:span></text:p>
      <text:p text:style-name="P1"><text:span text:style-name="T1">VOTE 1168123115 Campaign:ssss_uk_02A Validity:during Choice:Verity CONN:MIG01XU MSISDN:00777775149999 GUID:B9101F85-CF21-47C1-B829-41CF5A8FFC1E Shortcode:63334</text:span></text:p>
      <text:p text:style-name="P1"><text:span text:style-name="T1">VOTE 1168123115 Campaign:ssss_uk_02A Validity:during Choice:Gemma CONN:MIG01XU MSISDN:00777774289999 GUID:EC40C51C-8B43-415E-A96C-BBFF4B62B182 Shortcode:63334</text:span></text:p>
      <text:p text:style-name="P1"><text:span text:style-name="T1">VOTE 1168123115 Campaign:ssss_uk_02A Validity:during Choice:Alan CONN:MIG01XU MSISDN:00777779519999 GUID:B80D18A6-6650-4D7E-A7F7-1BAB75A8E440 Shortcode:63334</text:span></text:p>
      <text:p text:style-name="P1"><text:span text:style-name="T1">VOTE 1168123115 Campaign:ssss_uk_02A Validity:during Choice:Antony CONN:MIG00VU MSISDN:00777777179999 GUID:D721343D-B276-437F-B610-275B5D6EF28A Shortcode:63334</text:span></text:p>
      <text:p text:style-name="P1"><text:span text:style-name="T1">VOTE 1168123115 Campaign:ssss_uk_02A Validity:during Choice:Alan CONN:MIG01XU MSISDN:00777771249999 GUID:646953B6-3F46-4EC7-ABF6-FC34B151FDF8 Shortcode:63334</text:span></text:p>
      <text:p text:style-name="P1"><text:span text:style-name="T1">VOTE 1168123115 Campaign:ssss_uk_02A Validity:during Choice:Antony CONN:MIG01XU MSISDN:00777771689999 GUID:F12CFF63-04B2-402D-8B20-7D63EBC5B909 Shortcode:63334</text:span></text:p>
      <text:p text:style-name="P1"><text:span text:style-name="T1">VOTE 1168123115 Campaign:ssss_uk_02A Validity:during Choice:Leon CONN:MIG01OU MSISDN:00777772249999 GUID:9831286B-5CF8-4F84-8CB3-27388F8E1908 Shortcode:63334</text:span></text:p>
      <text:p text:style-name="P1"><text:span text:style-name="T1">VOTE 1168123115 Campaign:ssss_uk_02A Validity:during Choice:Leon CONN:MIG01XU MSISDN:00777777759999 GUID:DF32F426-861B-4ABD-8121-96A6D2D8CD28 Shortcode:63334</text:span></text:p>
      <text:p text:style-name="P1"><text:span text:style-name="T1">VOTE 1168123115 Campaign:ssss_uk_02A Validity:during Choice:Antony CONN:MIG01XU MSISDN:00777771639999 GUID:EECFC145-39D7-49D4-8D97-52382227C430 Shortcode:63334</text:span></text:p>
      <text:p text:style-name="P1"><text:span text:style-name="T1">VOTE 1168123115 Campaign:ssss_uk_02A Validity:during Choice:Gemma CONN:MIG01XU MSISDN:00777770679999 GUID:17316D17-26A5-4260-9DEC-FA8746630303 Shortcode:63334</text:span></text:p>
      <text:p text:style-name="P1"><text:span text:style-name="T1">VOTE 1168123115 Campaign:ssss_uk_02A Validity:during Choice:Leon CONN:MIG01XU MSISDN:00777771119999 GUID:8ECCEB9C-A1ED-4A9E-A2DF-67713FA6E291 Shortcode:63334</text:span></text:p>
      <text:p text:style-name="P1"><text:span text:style-name="T1">VOTE 1168123115 Campaign:ssss_uk_02A Validity:during Choice:Alan CONN:MIG01XU MSISDN:00777776539999 GUID:AA2D053F-99A4-4680-AA51-4A377E645DF7 Shortcode:63334</text:span></text:p>
      <text:p text:style-name="P1"><text:span text:style-name="T1">VOTE 1168123115 Campaign:ssss_uk_02A Validity:during Choice:Gemma CONN:MIG01XU MSISDN:00777770779999 GUID:0B957D1F-E40A-490B-BB16-E596F84EAEC7 Shortcode:63334</text:span></text:p>
      <text:p text:style-name="P1"><text:span text:style-name="T1">VOTE 1168123115 Campaign:ssss_uk_02A Validity:during Choice:Verity CONN:MIG01XU MSISDN:00777775129999 GUID:F8370FD1-6769-4540-B84B-BFFC8E0194BA Shortcode:63334</text:span></text:p>
      <text:p text:style-name="P1"><text:span text:style-name="T1">VOTE 1168123115 Campaign:ssss_uk_02A Validity:during Choice:Antony CONN:MIG01XU MSISDN:00777771599999 GUID:AAC1AF6A-A264-486C-9CC1-C45DC610E0E2 Shortcode:63334</text:span></text:p>
      <text:p text:style-name="P1"><text:span text:style-name="T1">VOTE 1168123115 Campaign:ssss_uk_02A Validity:during Choice:Verity CONN:MIG01XU MSISDN:00777773319999 GUID:8A01992C-D0BD-40C7-A41E-7BEE6CF638A3 Shortcode:63334</text:span></text:p>
      <text:p text:style-name="P1"><text:span text:style-name="T1">VOTE 1168123115 Campaign:ssss_uk_02A Validity:during Choice:Antony CONN:MIG01TU MSISDN:00777772749999 GUID:947C6869-0AC9-4D62-B5DB-C9208B5AF51B Shortcode:63334</text:span></text:p>
      <text:p text:style-name="P1"><text:span text:style-name="T1">VOTE 1168123115 Campaign:ssss_uk_02A Validity:during Choice:Tupele CONN:MIG01OU MSISDN:00777771629999 GUID:211222D7-D042-48EF-8231-48426A2F6237 Shortcode:63334</text:span></text:p>
      <text:p text:style-name="P1"><text:span text:style-name="T1">VOTE 1168123115 Campaign:ssss_uk_02A Validity:during Choice:Alan CONN:MIG01OU MSISDN:00777777549999 GUID:3406B8C9-6C21-4F09-863D-1C8CEBC6E07A Shortcode:63334</text:span></text:p>
      <text:p text:style-name="P1"><text:span text:style-name="T1">VOTE 1168123115 Campaign:ssss_uk_02A Validity:during Choice:Antony CONN:MIG01OU </text:span><text:soft-page-break/><text:span text:style-name="T1">MSISDN:00777771159999 GUID:5C47B92E-A760-46B4-AE60-AB9B3A9DD562 Shortcode:63334</text:span></text:p>
      <text:p text:style-name="P1"><text:span text:style-name="T1">VOTE 1168123115 Campaign:ssss_uk_02A Validity:during Choice:Verity CONN:MIG00VU MSISDN:00777770019999 GUID:BA9BF9DC-CE53-43B2-B803-FE249ECBD224 Shortcode:63334</text:span></text:p>
      <text:p text:style-name="P1"><text:span text:style-name="T1">VOTE 1168123116 Campaign:ssss_uk_02A Validity:during Choice:Alan CONN:MIG01XU MSISDN:00777770359999 GUID:59305169-FF07-476C-B94A-A410EABB2E94 Shortcode:63334</text:span></text:p>
      <text:p text:style-name="P1"><text:span text:style-name="T1">VOTE 1168123115 Campaign:ssss_uk_02A Validity:during Choice:Gemma CONN:MIG01OU MSISDN:00777779709999 GUID:49EAADD5-0967-4018-81AE-5392A9575989 Shortcode:63334</text:span></text:p>
      <text:p text:style-name="P1"><text:span text:style-name="T1">VOTE 1168123116 Campaign:ssss_uk_02A Validity:during Choice:Gemma CONN:MIG01XU MSISDN:00777776949999 GUID:185AC41C-BA0D-47B2-9DCF-BE6BA65EFBE5 Shortcode:63334</text:span></text:p>
      <text:p text:style-name="P1"><text:span text:style-name="T1">VOTE 1168123116 Campaign:ssss_uk_02A Validity:during Choice:Gemma CONN:MIG01TU MSISDN:00777772489999 GUID:5BF77A90-15E8-41CD-B667-70C0A039E6BF Shortcode:63334</text:span></text:p>
      <text:p text:style-name="P1"><text:span text:style-name="T1">VOTE 1168123116 Campaign:ssss_uk_02A Validity:during Choice:Mark CONN:MIG01XU MSISDN:00777773819999 GUID:2D769B61-395A-4B3B-9C1B-C05E05DB2942 Shortcode:63334</text:span></text:p>
      <text:p text:style-name="P1"><text:span text:style-name="T1">VOTE 1168123116 Campaign:ssss_uk_02A Validity:during Choice:Leon CONN:MIG01XU MSISDN:00777775199999 GUID:476F60E2-5204-4225-9207-D12D22EF7682 Shortcode:63334</text:span></text:p>
      <text:p text:style-name="P1"><text:span text:style-name="T1">VOTE 1168123116 Campaign:ssss_uk_02A Validity:during Choice:Alan CONN:MIG01OU MSISDN:00777774389999 GUID:1DA3FB49-6166-4C56-AD75-F9939B680FC5 Shortcode:63334</text:span></text:p>
      <text:p text:style-name="P1"><text:span text:style-name="T1">VOTE 1168123116 Campaign:ssss_uk_02A Validity:during Choice:Alan CONN:MIG00VU MSISDN:00777776629999 GUID:66D8C2A1-CB8C-4E6F-A695-E3CE4A8C61D4 Shortcode:63334</text:span></text:p>
      <text:p text:style-name="P1"><text:span text:style-name="T1">VOTE 1168123116 Campaign:ssss_uk_02A Validity:during Choice:Antony CONN:MIG01OU MSISDN:00777773319999 GUID:FBB9405F-001A-4CE3-9558-61F78A5403F2 Shortcode:63334</text:span></text:p>
      <text:p text:style-name="P1"><text:span text:style-name="T1">VOTE 1168123117 Campaign:ssss_uk_02A Validity:during Choice:Antony CONN:MIG01XU MSISDN:00777776559999 GUID:23194D04-0936-4187-B3C0-500E255F7E5B Shortcode:63334</text:span></text:p>
      <text:p text:style-name="P1"><text:span text:style-name="T1">VOTE 1168123117 Campaign:ssss_uk_02A Validity:during Choice:Antony CONN:MIG01XU MSISDN:00777776039999 GUID:2DED6D47-1710-407F-9345-CD14E2314440 Shortcode:63334</text:span></text:p>
      <text:p text:style-name="P1"><text:span text:style-name="T1">VOTE 1168123117 Campaign:ssss_uk_02A Validity:during Choice:Antony CONN:MIG01OU MSISDN:00777771809999 GUID:118CD327-6B75-489D-B7FA-EBF93237C539 Shortcode:63334</text:span></text:p>
      <text:p text:style-name="P1"><text:span text:style-name="T1">VOTE 1168123117 Campaign:ssss_uk_02A Validity:during Choice:Alan CONN:MIG01XU MSISDN:00777771659999 GUID:22C22B0B-9A2B-4903-AD86-D4490B3E5580 Shortcode:63334</text:span></text:p>
      <text:p text:style-name="P1"><text:span text:style-name="T1">VOTE 1168123117 Campaign:ssss_uk_02A Validity:during Choice:Alan CONN:MIG01OU MSISDN:00777772929999 GUID:7D6679A9-B625-4246-9FAE-4D3CC221C759 Shortcode:63334</text:span></text:p>
      <text:p text:style-name="P1"><text:span text:style-name="T1">VOTE 1168123117 Campaign:ssss_uk_02A Validity:during Choice:Antony CONN:MIG01OU MSISDN:00777777449999 GUID:4EBCFB4E-2A06-464B-8366-FC92E0B9B2E9 Shortcode:63334</text:span></text:p>
      <text:p text:style-name="P1"><text:span text:style-name="T1">VOTE 1168123117 Campaign:ssss_uk_02A Validity:during Choice:Tupele CONN:MIG00VU MSISDN:00777774189999 GUID:B90CF5C1-A409-4AB3-BC6F-D3884E77D148 Shortcode:63334</text:span></text:p>
      <text:p text:style-name="P1"><text:span text:style-name="T1">VOTE 1168123117 Campaign:ssss_uk_02A Validity:during Choice:Antony CONN:MIG01XU MSISDN:00777779169999 GUID:9094784E-A6F9-4A8B-A526-52580BF85FA5 Shortcode:63334</text:span></text:p>
      <text:p text:style-name="P1"><text:span text:style-name="T1">VOTE 1168123117 Campaign:ssss_uk_02A Validity:during Choice:Antony CONN:MIG01XU MSISDN:00777773209999 GUID:4A485527-64D0-4E95-B7E7-BBD7D0B6C176 Shortcode:63334</text:span></text:p>
      <text:p text:style-name="P1"><text:span text:style-name="T1">VOTE 1168123117 Campaign:ssss_uk_02A Validity:during Choice:Antony CONN:MIG01XU MSISDN:00777779639999 GUID:945D8D3E-24E7-4C3E-9C2B-64C6C7780B12 Shortcode:63334</text:span></text:p>
      <text:p text:style-name="P1"><text:span text:style-name="T1">VOTE 1168123117 Campaign:ssss_uk_02A Validity:during Choice:Leon CONN:MIG01XU MSISDN:00777777729999 GUID:DADA22E8-8B3A-4A1D-AB71-70A8E8BF32AE Shortcode:63334</text:span></text:p>
      <text:p text:style-name="P1"><text:span text:style-name="T1">VOTE 1168123117 Campaign:ssss_uk_02A Validity:during Choice:Verity CONN:MIG01XU MSISDN:00777775869999 GUID:335FCBCA-BA14-473B-AF85-D591CC5385A8 Shortcode:63334</text:span></text:p>
      <text:p text:style-name="P1"><text:span text:style-name="T1">VOTE 1168123117 Campaign:ssss_uk_02A Validity:during Choice:Alan CONN:MIG01OU MSISDN:00777771639999 GUID:92730DB2-EFB7-45A2-94B5-C15A9928B8D1 Shortcode:63334</text:span></text:p>
      <text:p text:style-name="P1"><text:span text:style-name="T1">VOTE 1168123117 Campaign:ssss_uk_02A Validity:during Choice:Mark CONN:MIG01OU MSISDN:00777770909999 GUID:6F0CE73B-1C1E-4B83-98B5-4F549423DFB9 Shortcode:63334</text:span></text:p>
      <text:p text:style-name="P1"><text:span text:style-name="T1">VOTE 1168123117 Campaign:ssss_uk_02A Validity:during Choice:Antony CONN:MIG01OU MSISDN:00777779489999 GUID:7CFEC6F7-016D-4A4E-AA90-381EBBF7689A Shortcode:63334</text:span></text:p>
      <text:p text:style-name="P1"><text:span text:style-name="T1">VOTE 1168123117 Campaign:ssss_uk_02A Validity:during Choice:Mark CONN:MIG00VU MSISDN:00777778229999 GUID:0D1E48FF-9677-46D8-959C-E4839E99AED3 Shortcode:63334</text:span></text:p>
      <text:p text:style-name="P1"><text:span text:style-name="T1">VOTE 1168123117 Campaign:ssss_uk_02A Validity:during Choice:Antony CONN:MIG00VU MSISDN:00777779999999 GUID:634A16BE-C90D-4247-95A7-4D24DDF26447 Shortcode:63334</text:span></text:p>
      <text:p text:style-name="P1"><text:span text:style-name="T1">VOTE 1168123117 Campaign:ssss_uk_02A Validity:during Choice:Verity CONN:MIG01XU MSISDN:00777779969999 GUID:A7C8B2E9-1045-4E9D-8536-EBC603E0497B Shortcode:63334</text:span></text:p>
      <text:p text:style-name="P1"><text:span text:style-name="T1">VOTE 1168123117 Campaign:ssss_uk_02A Validity:during Choice:Mark CONN:MIG01OU MSISDN:00777777939999 GUID:3E1153D8-F113-4EDF-999B-D7B6F511EDA7 Shortcode:63334</text:span></text:p>
      <text:p text:style-name="P1"><text:span text:style-name="T1">VOTE 1168123118 Campaign:ssss_uk_02A Validity:during Choice:Antony CONN:MIG01XU MSISDN:00777772649999 GUID:E5555C7C-BD0E-4EA2-8B3D-34E116D325CC Shortcode:63334</text:span></text:p>
      <text:p text:style-name="P1"><text:span text:style-name="T1">VOTE 1168123118 Campaign:ssss_uk_02A Validity:during Choice:Antony CONN:MIG00VU </text:span><text:soft-page-break/><text:span text:style-name="T1">MSISDN:00777779809999 GUID:FC26BE91-8D2A-4750-BEB7-43B22C26063F Shortcode:63334</text:span></text:p>
      <text:p text:style-name="P1"><text:span text:style-name="T1">VOTE 1168123118 Campaign:ssss_uk_02A Validity:during Choice:Mark CONN:MIG01OU MSISDN:00777776999999 GUID:ADD49490-31EB-42C9-8FDA-7247EFF1EEB4 Shortcode:63334</text:span></text:p>
      <text:p text:style-name="P1"><text:span text:style-name="T1">VOTE 1168123118 Campaign:ssss_uk_02A Validity:during Choice:Mark CONN:MIG00VU MSISDN:00777778449999 GUID:A461754A-D001-4B58-81EE-EB6EA3220F45 Shortcode:63334</text:span></text:p>
      <text:p text:style-name="P1"><text:span text:style-name="T1">VOTE 1168123118 Campaign:ssss_uk_02A Validity:during Choice:Antony CONN:MIG01OU MSISDN:00777775549999 GUID:2C16D6B7-ADF2-4F73-9BD1-DD1EC7173DB5 Shortcode:63334</text:span></text:p>
      <text:p text:style-name="P1"><text:span text:style-name="T1">VOTE 1168123118 Campaign:ssss_uk_02A Validity:during Choice:Antony CONN:MIG01XU MSISDN:00777775879999 GUID:1C3B7B79-DC67-46CC-9798-D5196A179C1F Shortcode:63334</text:span></text:p>
      <text:p text:style-name="P1"><text:span text:style-name="T1">VOTE 1168123118 Campaign:ssss_uk_02A Validity:during Choice:Antony CONN:MIG01XU MSISDN:00777777409999 GUID:078615A5-E637-49EB-9146-BFE8E002ECE5 Shortcode:63334</text:span></text:p>
      <text:p text:style-name="P1"><text:span text:style-name="T1">VOTE 1168123118 Campaign:ssss_uk_02A Validity:during Choice:Alan CONN:MIG01XU MSISDN:00777773749999 GUID:2ADD1EA6-8A58-4642-951F-EECACA5C830A Shortcode:63334</text:span></text:p>
      <text:p text:style-name="P1"><text:span text:style-name="T1">VOTE 1168123118 Campaign:ssss_uk_02A Validity:during Choice:Antony CONN:MIG01XU MSISDN:00777776659999 GUID:185E8A7A-B539-410C-8696-C8F5638B4A90 Shortcode:63334</text:span></text:p>
      <text:p text:style-name="P1"><text:span text:style-name="T1">VOTE 1168123118 Campaign:ssss_uk_02A Validity:during Choice:Antony CONN:MIG01OU MSISDN:00777779929999 GUID:EA41001C-0AE8-40F7-9852-15339DEF44B4 Shortcode:63334</text:span></text:p>
      <text:p text:style-name="P1"><text:span text:style-name="T1">VOTE 1168123118 Campaign:ssss_uk_02A Validity:during Choice:Gemma CONN:MIG01OU MSISDN:00777770919999 GUID:B9D170B0-2D9E-4A26-A508-8AB3B60CE04E Shortcode:63334</text:span></text:p>
      <text:p text:style-name="P1"><text:span text:style-name="T1">VOTE 1168123118 Campaign:ssss_uk_02A Validity:during Choice:Mark CONN:MIG01XU MSISDN:00777772719999 GUID:9293A93A-73DE-4D30-B9C2-BE98B7AE1C4D Shortcode:63334</text:span></text:p>
      <text:p text:style-name="P1"><text:span text:style-name="T1">VOTE 1168123118 Campaign:ssss_uk_02A Validity:during Choice:Verity CONN:MIG01XU MSISDN:00777772389999 GUID:B859EB72-0FAB-4182-A1AD-B79E43162710 Shortcode:63334</text:span></text:p>
      <text:p text:style-name="P1"><text:span text:style-name="T1">VOTE 1168123118 Campaign:ssss_uk_02A Validity:during Choice:Antony CONN:MIG01XU MSISDN:00777775119999 GUID:6A55D4CA-F00B-4527-B278-BC65625BA3A9 Shortcode:63334</text:span></text:p>
      <text:p text:style-name="P1"><text:span text:style-name="T1">VOTE 1168123118 Campaign:ssss_uk_02A Validity:during Choice:Leon CONN:MIG01XU MSISDN:00777779959999 GUID:0A0688D7-8E73-48D1-A9DD-DECA354DFDD2 Shortcode:63334</text:span></text:p>
      <text:p text:style-name="P1"><text:span text:style-name="T1">VOTE 1168123118 Campaign:ssss_uk_02A Validity:during Choice:Matthew CONN:MIG01XU MSISDN:00777779929999 GUID:91E33A43-0B3E-478E-8A8E-2A8F882891ED Shortcode:63334</text:span></text:p>
      <text:p text:style-name="P1"><text:span text:style-name="T1">VOTE 1168123118 Campaign:ssss_uk_02A Validity:during Choice:Antony CONN:MIG01XU MSISDN:00777779479999 GUID:417D3602-7AA2-4E2E-A2F5-CCC8280BAC83 Shortcode:63334</text:span></text:p>
      <text:p text:style-name="P1"><text:span text:style-name="T1">VOTE 1168123118 Campaign:ssss_uk_02A Validity:during Choice:Alan CONN:MIG01OU MSISDN:00777777619999 GUID:1264D45A-54F4-4B09-B646-60613EC799B7 Shortcode:63334</text:span></text:p>
      <text:p text:style-name="P1"><text:span text:style-name="T1">VOTE 1168123118 Campaign:ssss_uk_02A Validity:during Choice:Antony CONN:MIG01OU MSISDN:00777770829999 GUID:87D33DA0-0AF6-4E7C-8537-FC3D8240558E Shortcode:63334</text:span></text:p>
      <text:p text:style-name="P1"><text:span text:style-name="T1">VOTE 1168123118 Campaign:ssss_uk_02A Validity:during Choice:Antony CONN:MIG01OU MSISDN:00777774539999 GUID:B8BC3A87-D932-422D-85DB-1A35D9577CBF Shortcode:63334</text:span></text:p>
      <text:p text:style-name="P1"><text:span text:style-name="T1">VOTE 1168123118 Campaign:ssss_uk_02A Validity:during Choice:Leon CONN:MIG01OU MSISDN:00777779929999 GUID:6A7B6FC1-67C3-4430-BC44-DBB150C9C114 Shortcode:63334</text:span></text:p>
      <text:p text:style-name="P1"><text:span text:style-name="T1">VOTE 1168123119 Campaign:ssss_uk_02A Validity:during Choice:Antony CONN:MIG01OU MSISDN:00777779009999 GUID:BA034304-3209-40C6-B9EA-5E2038EBBF62 Shortcode:63334</text:span></text:p>
      <text:p text:style-name="P1"><text:span text:style-name="T1">VOTE 1168123119 Campaign:ssss_uk_02A Validity:during Choice:Mark CONN:MIG01OU MSISDN:00777776439999 GUID:C2ADEBD5-5220-4365-8610-125C1CB9C71B Shortcode:63334</text:span></text:p>
      <text:p text:style-name="P1"><text:span text:style-name="T1">VOTE 1168123119 Campaign:ssss_uk_02A Validity:during Choice:Antony CONN:MIG01OU MSISDN:00777779129999 GUID:72168A91-2748-4EC7-A3E2-A2F9B5E306C8 Shortcode:63334</text:span></text:p>
      <text:p text:style-name="P1"><text:span text:style-name="T1">VOTE 1168123119 Campaign:ssss_uk_02A Validity:during Choice:Alan CONN:MIG01OU MSISDN:00777772739999 GUID:82CBAFEF-3415-4C7D-9C40-F813E6CE9AB3 Shortcode:63334</text:span></text:p>
      <text:p text:style-name="P1"><text:span text:style-name="T1">VOTE 1168123119 Campaign:ssss_uk_02A Validity:during Choice:Antony CONN:MIG01OU MSISDN:00777776229999 GUID:2F436B84-B9F9-45E4-B97D-36E3D658F919 Shortcode:63334</text:span></text:p>
      <text:p text:style-name="P1"><text:span text:style-name="T1">VOTE 1168123119 Campaign:ssss_uk_02A Validity:during Choice:Verity CONN:MIG01XU MSISDN:00777772119999 GUID:BB24C153-A9F8-46CF-8F8D-AB193A028F53 Shortcode:63334</text:span></text:p>
      <text:p text:style-name="P1"><text:span text:style-name="T1">VOTE 1168123119 Campaign:ssss_uk_02A Validity:during Choice:Verity CONN:MIG01XU MSISDN:00777770869999 GUID:E2DC76FB-3507-482E-BF3B-2EE2D32DDB0D Shortcode:63334</text:span></text:p>
      <text:p text:style-name="P1"><text:span text:style-name="T1">VOTE 1168123119 Campaign:ssss_uk_02A Validity:during Choice:Mark CONN:MIG01XU MSISDN:00777779019999 GUID:060D3E82-6117-4681-9CB3-25882334A204 Shortcode:63334</text:span></text:p>
      <text:p text:style-name="P1"><text:span text:style-name="T1">VOTE 1168123119 Campaign:ssss_uk_02A Validity:during Choice:Antony CONN:MIG01XU MSISDN:00777773259999 GUID:4117ED56-5B53-4DA0-8542-451D54D490D4 Shortcode:63334</text:span></text:p>
      <text:p text:style-name="P1"><text:span text:style-name="T1">VOTE 1168123119 Campaign:ssss_uk_02A Validity:during Choice:Antony CONN:MIG01XU MSISDN:00777775089999 GUID:BCFBA42D-C885-495F-98BA-C162EA5628CD Shortcode:63334</text:span></text:p>
      <text:p text:style-name="P1"><text:span text:style-name="T1">VOTE 1168123119 Campaign:ssss_uk_02A Validity:during Choice:Antony CONN:MIG01XU MSISDN:00777773769999 GUID:E33CE588-596D-4C1E-8CB5-251F17C13BC4 Shortcode:63334</text:span></text:p>
      <text:p text:style-name="P1"><text:span text:style-name="T1">VOTE 1168123119 Campaign:ssss_uk_02A Validity:during Choice:Alan CONN:MIG00VU </text:span><text:soft-page-break/><text:span text:style-name="T1">MSISDN:00777779849999 GUID:243B0085-5A4D-48CC-A247-E0EF749DB03D Shortcode:63334</text:span></text:p>
      <text:p text:style-name="P1"><text:span text:style-name="T1">VOTE 1168123119 Campaign:ssss_uk_02A Validity:during Choice:Mark CONN:MIG00VU MSISDN:00777777499999 GUID:9346BCCA-A81E-490C-BA98-FE67B188423D Shortcode:63334</text:span></text:p>
      <text:p text:style-name="P1"><text:span text:style-name="T1">VOTE 1168123119 Campaign:ssss_uk_02A Validity:during Choice:Tupele CONN:MIG01XU MSISDN:00777771249999 GUID:F84A46DB-6BF4-457E-84EE-B887F413DF61 Shortcode:63334</text:span></text:p>
      <text:p text:style-name="P1"><text:span text:style-name="T1">VOTE 1168123119 Campaign:ssss_uk_02A Validity:during Choice:Antony CONN:MIG01XU MSISDN:00777779549999 GUID:26230EE8-50FC-4455-92DF-72A2AA7689D1 Shortcode:63334</text:span></text:p>
      <text:p text:style-name="P1"><text:span text:style-name="T1">VOTE 1168123119 Campaign:ssss_uk_02A Validity:during Choice:Alan CONN:MIG01HU MSISDN:00777778529999 GUID:083BF6AA-D802-4923-9913-6858A9506054 Shortcode:63334</text:span></text:p>
      <text:p text:style-name="P1"><text:span text:style-name="T1">VOTE 1168123119 Campaign:ssss_uk_02A Validity:during Choice:Antony CONN:MIG00VU MSISDN:00777776339999 GUID:160E54F3-2C0D-4400-9D14-1325AFF786B5 Shortcode:63334</text:span></text:p>
      <text:p text:style-name="P1"><text:span text:style-name="T1">VOTE 1168123119 Campaign:ssss_uk_02A Validity:during Choice:Leon CONN:MIG00VU MSISDN:00777777739999 GUID:A55D9DC6-CCC2-4127-8B6B-17AE98FC7BA6 Shortcode:63334</text:span></text:p>
      <text:p text:style-name="P1"><text:span text:style-name="T1">VOTE 1168123119 Campaign:ssss_uk_02A Validity:during Choice:Alan CONN:MIG00VU MSISDN:00777777049999 GUID:112F1DBD-2318-46CE-8105-B3A17333915C Shortcode:63334</text:span></text:p>
      <text:p text:style-name="P1"><text:span text:style-name="T1">VOTE 1168123119 Campaign:ssss_uk_02A Validity:during Choice:Antony CONN:MIG01XU MSISDN:00777778719999 GUID:863B0694-E0A1-405E-8796-93C363AE0080 Shortcode:63334</text:span></text:p>
      <text:p text:style-name="P1"><text:span text:style-name="T1">VOTE 1168123119 Campaign:ssss_uk_02A Validity:during Choice:Verity CONN:MIG01XU MSISDN:00777776669999 GUID:4A42B904-AC1F-47AE-9D98-10BBC72E9D11 Shortcode:63334</text:span></text:p>
      <text:p text:style-name="P1"><text:span text:style-name="T1">VOTE 1168123119 Campaign:ssss_uk_02A Validity:during Choice:Antony CONN:MIG01OU MSISDN:00777771169999 GUID:46EFF190-6D64-41CB-91C4-AA129810CDC2 Shortcode:63334</text:span></text:p>
      <text:p text:style-name="P1"><text:span text:style-name="T1">VOTE 1168123119 Campaign:ssss_uk_02A Validity:during Choice:Mark CONN:MIG01OU MSISDN:00777775799999 GUID:B0F6E7C0-1FC0-471E-AE0F-4A7C394781D6 Shortcode:63334</text:span></text:p>
      <text:p text:style-name="P1"><text:span text:style-name="T1">VOTE 1168123119 Campaign:ssss_uk_02A Validity:during Choice:Antony CONN:MIG01OU MSISDN:00777770489999 GUID:2876EE81-F522-4B3C-8921-2FE7744A1F51 Shortcode:63334</text:span></text:p>
      <text:p text:style-name="P1"><text:span text:style-name="T1">VOTE 1168123119 Campaign:ssss_uk_02A Validity:during Choice:Antony CONN:MIG01OU MSISDN:00777772979999 GUID:D6349EF7-7D37-4CC2-89B4-ADF2D44F94E0 Shortcode:63334</text:span></text:p>
      <text:p text:style-name="P1"><text:span text:style-name="T1">VOTE 1168123119 Campaign:ssss_uk_02A Validity:during Choice:Antony CONN:MIG01XU MSISDN:00777778549999 GUID:12C39081-ED9F-45D6-96DC-41D006DBD3E4 Shortcode:63334</text:span></text:p>
      <text:p text:style-name="P1"><text:span text:style-name="T1">VOTE 1168123119 Campaign:ssss_uk_02A Validity:during Choice:Antony CONN:MIG01XU MSISDN:00777775209999 GUID:1E7E6BD2-53DC-41F9-8780-1789F1163140 Shortcode:63334</text:span></text:p>
      <text:p text:style-name="P1"><text:span text:style-name="T1">VOTE 1168123119 Campaign:ssss_uk_02A Validity:during Choice:Antony CONN:MIG00VU MSISDN:00777775979999 GUID:E359CAA1-3C7A-4513-851E-64B16198B4D1 Shortcode:63334</text:span></text:p>
      <text:p text:style-name="P1"><text:span text:style-name="T1">VOTE 1168123119 Campaign:ssss_uk_02A Validity:during Choice:Antony CONN:MIG01XU MSISDN:00777773199999 GUID:1128C728-E835-415A-BE4E-CDFC121B1923 Shortcode:63334</text:span></text:p>
      <text:p text:style-name="P1"><text:span text:style-name="T1">VOTE 1168123119 Campaign:ssss_uk_02A Validity:during Choice:Alan CONN:MIG01XU MSISDN:00777773209999 GUID:E0749473-1B68-47DB-8396-7D89527882AC Shortcode:63334</text:span></text:p>
      <text:p text:style-name="P1"><text:span text:style-name="T1">VOTE 1168123119 Campaign:ssss_uk_02A Validity:during Choice:Verity CONN:MIG01XU MSISDN:00777778359999 GUID:5CCEB6F5-8CA9-4AF7-9AFB-F382E439F7E9 Shortcode:63334</text:span></text:p>
      <text:p text:style-name="P1"><text:span text:style-name="T1">VOTE 1168123119 Campaign:ssss_uk_02A Validity:during Choice:Alan CONN:MIG01XU MSISDN:00777774669999 GUID:A33A406B-72DA-44B3-B59F-B9D913A20CC6 Shortcode:63334</text:span></text:p>
      <text:p text:style-name="P1"><text:span text:style-name="T1">VOTE 1168123119 Campaign:ssss_uk_02A Validity:during Choice:Leon CONN:MIG01OU MSISDN:00777770549999 GUID:8367BD4F-184F-460E-B88D-EB233E82F9D2 Shortcode:63334</text:span></text:p>
      <text:p text:style-name="P1"><text:span text:style-name="T1">VOTE 1168123119 Campaign:ssss_uk_02A Validity:during Choice:Antony CONN:MIG01OU MSISDN:00777773119999 GUID:A3B20ED9-012C-4C68-B8D6-13BB9D9449A8 Shortcode:63334</text:span></text:p>
      <text:p text:style-name="P1"><text:span text:style-name="T1">VOTE 1168123119 Campaign:ssss_uk_02A Validity:during Choice:Gemma CONN:MIG01OU MSISDN:00777773959999 GUID:2BA77E21-84FB-4C04-BE93-E982CCABD76F Shortcode:63334</text:span></text:p>
      <text:p text:style-name="P1"><text:span text:style-name="T1">VOTE 1168123119 Campaign:ssss_uk_02A Validity:during Choice:Antony CONN:MIG01OU MSISDN:00777770609999 GUID:B9845195-267C-4A9A-B7FB-1ABE2E7226B0 Shortcode:63334</text:span></text:p>
      <text:p text:style-name="P1"><text:span text:style-name="T1">VOTE 1168123119 Campaign:ssss_uk_02A Validity:during Choice:Verity CONN:MIG00VU MSISDN:00777778249999 GUID:9012E555-C915-45FF-A430-5BE51D09E161 Shortcode:63334</text:span></text:p>
      <text:p text:style-name="P1"><text:span text:style-name="T1">VOTE 1168123119 Campaign:ssss_uk_02A Validity:during Choice:Alan CONN:MIG01OU MSISDN:00777770289999 GUID:96561AC2-1276-4602-ADE8-68A6E90305C4 Shortcode:63334</text:span></text:p>
      <text:p text:style-name="P1"><text:span text:style-name="T1">VOTE 1168123119 Campaign:ssss_uk_02A Validity:during Choice:Antony CONN:MIG01OU MSISDN:00777777899999 GUID:4BC915B9-CA47-406A-BC20-878E356D0625 Shortcode:63334</text:span></text:p>
      <text:p text:style-name="P1"><text:span text:style-name="T1">VOTE 1168123119 Campaign:ssss_uk_02A Validity:during Choice:Verity CONN:MIG00VU MSISDN:00777771549999 GUID:8C43FEF4-4F4E-4549-A780-5E8B6A8F96DE Shortcode:63334</text:span></text:p>
      <text:p text:style-name="P1"><text:span text:style-name="T1">VOTE 1168123119 Campaign:ssss_uk_02A Validity:during Choice:Alan CONN:MIG00VU MSISDN:00777775929999 GUID:258D49DB-7F15-473C-9027-704EBF2EE23B Shortcode:63334</text:span></text:p>
      <text:p text:style-name="P1"><text:span text:style-name="T1">VOTE 1168123119 Campaign:ssss_uk_02A Validity:during Choice:Antony CONN:MIG00VU MSISDN:00777776299999 GUID:91E19334-C062-4FFC-A277-B43BB451D71D Shortcode:63334</text:span></text:p>
      <text:p text:style-name="P1"><text:span text:style-name="T1">VOTE 1168123119 Campaign:ssss_uk_02A Validity:during Choice:Verity CONN:MIG00VU </text:span><text:soft-page-break/><text:span text:style-name="T1">MSISDN:00777770369999 GUID:535C4A31-536A-45D9-BE27-EAB73538FC1B Shortcode:63334</text:span></text:p>
      <text:p text:style-name="P1"><text:span text:style-name="T1">VOTE 1168123120 Campaign:ssss_uk_02A Validity:during Choice:Verity CONN:MIG01XU MSISDN:00777778669999 GUID:13C27E5C-C71C-42E0-ADA4-2FB3CF6BD958 Shortcode:63334</text:span></text:p>
      <text:p text:style-name="P1"><text:span text:style-name="T1">VOTE 1168123120 Campaign:ssss_uk_02A Validity:during Choice:Verity CONN:MIG01XU MSISDN:00777775969999 GUID:E343F078-DF86-45B1-BBFE-9101FF61AA5F Shortcode:63334</text:span></text:p>
      <text:p text:style-name="P1"><text:span text:style-name="T1">VOTE 1168123120 Campaign:ssss_uk_02A Validity:during Choice:Antony CONN:MIG01XU MSISDN:00777771579999 GUID:D2FD398B-6828-4099-A948-56D94BD18194 Shortcode:63334</text:span></text:p>
      <text:p text:style-name="P1"><text:span text:style-name="T1">VOTE 1168123120 Campaign:ssss_uk_02A Validity:during Choice:Antony CONN:MIG01XU MSISDN:00777776419999 GUID:8D959070-B411-4F62-9D48-37EA720ADA47 Shortcode:63334</text:span></text:p>
      <text:p text:style-name="P1"><text:span text:style-name="T1">VOTE 1168123120 Campaign:ssss_uk_02A Validity:during Choice:Alan CONN:MIG01OU MSISDN:00777774129999 GUID:EA3301D2-CAA4-4794-B8FD-05F25CD28480 Shortcode:63334</text:span></text:p>
      <text:p text:style-name="P1"><text:span text:style-name="T1">VOTE 1168123120 Campaign:ssss_uk_02A Validity:during Choice:Alan CONN:MIG01OU MSISDN:00777777699999 GUID:42176F5D-9BE4-47DE-8231-CC3E8CC74E06 Shortcode:63334</text:span></text:p>
      <text:p text:style-name="P1"><text:span text:style-name="T1">VOTE 1168123120 Campaign:ssss_uk_02A Validity:during Choice:Leon CONN:MIG01HU MSISDN:00777778979999 GUID:943C71BE-6AFA-47B3-A17C-FD7DA030CA3D Shortcode:63334</text:span></text:p>
      <text:p text:style-name="P1"><text:span text:style-name="T1">VOTE 1168123120 Campaign:ssss_uk_02A Validity:during Choice:Antony CONN:MIG01HU MSISDN:00777777299999 GUID:DCCEACF8-54B1-483B-A2A6-E4723D2605E1 Shortcode:63334</text:span></text:p>
      <text:p text:style-name="P1"><text:span text:style-name="T1">VOTE 1168123120 Campaign:ssss_uk_02A Validity:during Choice:Verity CONN:MIG00VU MSISDN:00777776719999 GUID:20F31A2C-5285-47C3-8446-F576B8CC63D4 Shortcode:63334</text:span></text:p>
      <text:p text:style-name="P1"><text:span text:style-name="T1">VOTE 1168123120 Campaign:ssss_uk_02A Validity:during Choice:Leon CONN:MIG01XU MSISDN:00777773659999 GUID:527A5568-AEB0-4599-B824-EC1BD9077905 Shortcode:63334</text:span></text:p>
      <text:p text:style-name="P1"><text:span text:style-name="T1">VOTE 1168123120 Campaign:ssss_uk_02A Validity:during Choice:Mark CONN:MIG00VU MSISDN:00777770529999 GUID:7A5435E9-A509-4B6E-ABF1-3CBC87A6D009 Shortcode:63334</text:span></text:p>
      <text:p text:style-name="P1"><text:span text:style-name="T1">VOTE 1168123120 Campaign:ssss_uk_02A Validity:during Choice:Antony CONN:MIG00VU MSISDN:00777777869999 GUID:D49D32C8-7BF5-4B1F-9503-E31C9234E99E Shortcode:63334</text:span></text:p>
      <text:p text:style-name="P1"><text:span text:style-name="T1">VOTE 1168123120 Campaign:ssss_uk_02A Validity:during Choice:Antony CONN:MIG00VU MSISDN:00777775709999 GUID:115EDB57-7BF3-4548-BABF-39498189C44D Shortcode:63334</text:span></text:p>
      <text:p text:style-name="P1"><text:span text:style-name="T1">VOTE 1168123120 Campaign:ssss_uk_02A Validity:during Choice:Antony CONN:MIG01OU MSISDN:00777777969999 GUID:DF01FE07-EB39-434E-ABDF-E48A91FBF203 Shortcode:63334</text:span></text:p>
      <text:p text:style-name="P1"><text:span text:style-name="T1">VOTE 1168123120 Campaign:ssss_uk_02A Validity:during Choice:Verity CONN:MIG01HU MSISDN:00777778399999 GUID:27AFD220-4736-4151-AF17-AF2D21B084BF Shortcode:63334</text:span></text:p>
      <text:p text:style-name="P1"><text:span text:style-name="T1">VOTE 1168123120 Campaign:ssss_uk_02A Validity:during Choice:Gemma CONN:MIG00VU MSISDN:00777770839999 GUID:01002F6D-802B-4FFD-A00D-F43C7F5F26BD Shortcode:63334</text:span></text:p>
      <text:p text:style-name="P1"><text:span text:style-name="T1">VOTE 1168123120 Campaign:ssss_uk_02A Validity:during Choice:Mark CONN:MIG01HU MSISDN:00777777229999 GUID:79188F86-89FD-45DB-9CC4-F232CFB64A70 Shortcode:63334</text:span></text:p>
      <text:p text:style-name="P1"><text:span text:style-name="T1">VOTE 1168123120 Campaign:ssss_uk_02A Validity:during Choice:Antony CONN:MIG01XU MSISDN:00777771109999 GUID:F6D2D2EC-9ACF-44FD-ADB0-66E6B3CD92CB Shortcode:63334</text:span></text:p>
      <text:p text:style-name="P1"><text:span text:style-name="T1">VOTE 1168123120 Campaign:ssss_uk_02A Validity:during Choice:Hayley CONN:MIG01XU MSISDN:00777771079999 GUID:762DDD8B-CD92-40F0-9F08-5FF97F2FE69A Shortcode:63334</text:span></text:p>
      <text:p text:style-name="P1"><text:span text:style-name="T1">VOTE 1168123120 Campaign:ssss_uk_02A Validity:during Choice:Antony CONN:MIG01TU MSISDN:00777779259999 GUID:2DB3DA00-DF23-4D17-9233-2C6DA1F572D1 Shortcode:63334</text:span></text:p>
      <text:p text:style-name="P1"><text:span text:style-name="T1">VOTE 1168123120 Campaign:ssss_uk_02A Validity:during Choice:Antony CONN:MIG01TU MSISDN:00777771899999 GUID:6E596D3A-EC96-4735-9779-E1C9902F6747 Shortcode:63334</text:span></text:p>
      <text:p text:style-name="P1"><text:span text:style-name="T1">VOTE 1168123120 Campaign:ssss_uk_02A Validity:during Choice:Alan CONN:MIG01XU MSISDN:00777778019999 GUID:C03286E7-A65D-4C27-87F2-06A7BCF4AAA6 Shortcode:63334</text:span></text:p>
      <text:p text:style-name="P1"><text:span text:style-name="T1">VOTE 1168123120 Campaign:ssss_uk_02A Validity:during Choice:Antony CONN:MIG01XU MSISDN:00777777579999 GUID:72A7DC60-565D-42B5-83DD-D7C831947456 Shortcode:63334</text:span></text:p>
      <text:p text:style-name="P1"><text:span text:style-name="T1">VOTE 1168123120 Campaign:ssss_uk_02A Validity:during Choice:Mark CONN:MIG01XU MSISDN:00777779549999 GUID:232C6520-004D-454D-8AC3-6A1B6F504968 Shortcode:63334</text:span></text:p>
      <text:p text:style-name="P1"><text:span text:style-name="T1">VOTE 1168123120 Campaign:ssss_uk_02A Validity:during Choice:Leon CONN:MIG01XU MSISDN:00777775219999 GUID:7BB39F3F-FA38-4A89-83BA-F6E93BE51DB9 Shortcode:63334</text:span></text:p>
      <text:p text:style-name="P1"><text:span text:style-name="T1">VOTE 1168123120 Campaign:ssss_uk_02A Validity:during Choice:Alan CONN:MIG01XU MSISDN:00777775299999 GUID:ED97B1DC-645A-4C14-899B-C464017E384D Shortcode:63334</text:span></text:p>
      <text:p text:style-name="P1"><text:span text:style-name="T1">VOTE 1168123120 Campaign:ssss_uk_02A Validity:during Choice:Antony CONN:MIG01TU MSISDN:00777770939999 GUID:8091868E-1ADA-475A-87FE-76070E7EA637 Shortcode:63334</text:span></text:p>
      <text:p text:style-name="P1"><text:span text:style-name="T1">VOTE 1168123120 Campaign:ssss_uk_02A Validity:during Choice:Gemma CONN:MIG01TU MSISDN:00777777409999 GUID:C2B069FF-1BF0-4821-9440-CF83A639A178 Shortcode:63334</text:span></text:p>
      <text:p text:style-name="P1"><text:span text:style-name="T1">VOTE 1168123120 Campaign:ssss_uk_02A Validity:during Choice:Antony CONN:MIG01OU MSISDN:00777779939999 GUID:BD275765-6E10-405D-8DBD-EFBAC0E44815 Shortcode:63334</text:span></text:p>
      <text:p text:style-name="P1"><text:span text:style-name="T1">VOTE 1168123120 Campaign:ssss_uk_02A Validity:during Choice:Antony CONN:MIG01OU MSISDN:00777771099999 GUID:6FB4EEA1-D1A9-4AD1-A4D1-73F7CA7081EB Shortcode:63334</text:span></text:p>
      <text:p text:style-name="P1"><text:span text:style-name="T1">VOTE 1168123120 Campaign:ssss_uk_02A Validity:during Choice:Tupele CONN:MIG01OU </text:span><text:soft-page-break/><text:span text:style-name="T1">MSISDN:00777779829999 GUID:EA53F841-F792-4E1E-8AB3-0B8A239EAA48 Shortcode:63334</text:span></text:p>
      <text:p text:style-name="P1"><text:span text:style-name="T1">VOTE 1168123120 Campaign:ssss_uk_02A Validity:during Choice:Antony CONN:MIG01TU MSISDN:00777772609999 GUID:F19FD28D-F59A-4877-8588-35B5263866A6 Shortcode:63334</text:span></text:p>
      <text:p text:style-name="P1"><text:span text:style-name="T1">VOTE 1168123120 Campaign:ssss_uk_02A Validity:during Choice:Verity CONN:MIG01HU MSISDN:00777777649999 GUID:871E49A1-4E06-44B0-93C2-3130A1595944 Shortcode:63334</text:span></text:p>
      <text:p text:style-name="P1"><text:span text:style-name="T1">VOTE 1168123120 Campaign:ssss_uk_02A Validity:during Choice:Antony CONN:MIG01XU MSISDN:00777779019999 GUID:5F2B3FB0-AB3B-40DA-83D0-DD20FB84F29A Shortcode:63334</text:span></text:p>
      <text:p text:style-name="P1"><text:span text:style-name="T1">VOTE 1168123120 Campaign:ssss_uk_02A Validity:during Choice:Mark CONN:MIG01XU MSISDN:00777775509999 GUID:BFD658D6-26C6-4F1B-AB94-0140DF1254E2 Shortcode:63334</text:span></text:p>
      <text:p text:style-name="P1"><text:span text:style-name="T1">VOTE 1168123120 Campaign:ssss_uk_02A Validity:during Choice:Antony CONN:MIG01XU MSISDN:00777778159999 GUID:6DDFFBFA-6583-4832-A6AA-16C2E78B635A Shortcode:63334</text:span></text:p>
      <text:p text:style-name="P1"><text:span text:style-name="T1">VOTE 1168123120 Campaign:ssss_uk_02A Validity:during Choice:Antony CONN:MIG01XU MSISDN:00777776209999 GUID:A183B95F-4F77-45F0-AECC-7D1F93C74F2A Shortcode:63334</text:span></text:p>
      <text:p text:style-name="P1"><text:span text:style-name="T1">VOTE 1168123120 Campaign:ssss_uk_02A Validity:during Choice:Antony CONN:MIG01XU MSISDN:00777776079999 GUID:20068B6B-73F1-46AC-8F45-9E085F122B8D Shortcode:63334</text:span></text:p>
      <text:p text:style-name="P1"><text:span text:style-name="T1">VOTE 1168123120 Campaign:ssss_uk_02A Validity:during Choice:Leon CONN:MIG01XU MSISDN:00777773259999 GUID:4D36A13C-C69F-47AC-A9E0-E5713974DEF7 Shortcode:63334</text:span></text:p>
      <text:p text:style-name="P1"><text:span text:style-name="T1">VOTE 1168123121 Campaign:ssss_uk_02A Validity:during Choice:Antony CONN:MIG01TU MSISDN:00777779379999 GUID:0A3921A1-75D1-4142-92B8-02961405068C Shortcode:63334</text:span></text:p>
      <text:p text:style-name="P1"><text:span text:style-name="T1">VOTE 1168123121 Campaign:ssss_uk_02A Validity:during Choice:Antony CONN:MIG01XU MSISDN:00777775429999 GUID:5E280D36-69A5-459D-B176-686BF3A79D20 Shortcode:63334</text:span></text:p>
      <text:p text:style-name="P1"><text:span text:style-name="T1">VOTE 1168123121 Campaign:ssss_uk_02A Validity:during Choice:Mark CONN:MIG01TU MSISDN:00777774369999 GUID:E04F6F4B-75BF-45A3-9C58-4E0BFEC4D9A2 Shortcode:63334</text:span></text:p>
      <text:p text:style-name="P1"><text:span text:style-name="T1">VOTE 1168123121 Campaign:ssss_uk_02A Validity:during Choice:Antony CONN:MIG01OU MSISDN:00777779459999 GUID:09C696A9-6D1D-4423-A4B3-79A0DEB9E1E0 Shortcode:63334</text:span></text:p>
      <text:p text:style-name="P1"><text:span text:style-name="T1">VOTE 1168123121 Campaign:ssss_uk_02A Validity:during Choice:Antony CONN:MIG01XU MSISDN:00777771999999 GUID:5CC64D38-680B-4E5B-B9C6-78CD5FBA9FEE Shortcode:63334</text:span></text:p>
      <text:p text:style-name="P1"><text:span text:style-name="T1">VOTE 1168123121 Campaign:ssss_uk_02A Validity:during Choice:Matthew CONN:MIG01OU MSISDN:00777774369999 GUID:114CE454-1263-4ACF-B141-FC40DF7346B2 Shortcode:63334</text:span></text:p>
      <text:p text:style-name="P1"><text:span text:style-name="T1">VOTE 1168123121 Campaign:ssss_uk_02A Validity:during Choice:Gemma CONN:MIG01OU MSISDN:00777774199999 GUID:59981860-38CE-4F87-BA48-E4C222A2DFB7 Shortcode:63334</text:span></text:p>
      <text:p text:style-name="P1"><text:span text:style-name="T1">VOTE 1168123121 Campaign:ssss_uk_02A Validity:during Choice:Verity CONN:MIG01XU MSISDN:00777770249999 GUID:F68FD631-B0DB-443A-8FEE-3384108290F8 Shortcode:63334</text:span></text:p>
      <text:p text:style-name="P1"><text:span text:style-name="T1">VOTE 1168123121 Campaign:ssss_uk_02A Validity:during Choice:Antony CONN:MIG01OU MSISDN:00777775969999 GUID:4F6247B2-6EB7-4D5F-964D-2D834875A001 Shortcode:63334</text:span></text:p>
      <text:p text:style-name="P1"><text:span text:style-name="T1">VOTE 1168123121 Campaign:ssss_uk_02A Validity:during Choice:Antony CONN:MIG01XU MSISDN:00777775059999 GUID:FC613ECE-44A4-4A35-824E-CECE9569254C Shortcode:63334</text:span></text:p>
      <text:p text:style-name="P1"><text:span text:style-name="T1">VOTE 1168123121 Campaign:ssss_uk_02A Validity:during Choice:Gemma CONN:MIG01XU MSISDN:00777773289999 GUID:63696DE4-F2F3-4421-8C3B-9E3C3EC06F8E Shortcode:63334</text:span></text:p>
      <text:p text:style-name="P1"><text:span text:style-name="T1">VOTE 1168123121 Campaign:ssss_uk_02A Validity:during Choice:Antony CONN:MIG01XU MSISDN:00777778369999 GUID:908AC369-3E19-4D79-9A6F-8AA576938844 Shortcode:63334</text:span></text:p>
      <text:p text:style-name="P1"><text:span text:style-name="T1">VOTE 1168123117 Campaign:ssss_uk_02A Validity:during Choice:Alan CONN:MIG01XU MSISDN:00777775579999 GUID:9CB2E727-AA65-4B15-B62F-68095CF065EE Shortcode:63334</text:span></text:p>
      <text:p text:style-name="P1"><text:span text:style-name="T1">VOTE 1168123121 Campaign:ssss_uk_02A Validity:during Choice:Antony CONN:MIG00VU MSISDN:00777776979999 GUID:7554E0A7-BFC4-4C2D-85C5-50ED8FBAC75D Shortcode:63334</text:span></text:p>
      <text:p text:style-name="P1"><text:span text:style-name="T1">VOTE 1168123121 Campaign:ssss_uk_02A Validity:during Choice:Verity CONN:MIG00VU MSISDN:00777775479999 GUID:21FFA197-786D-45C1-BEAF-EF2C43E16F98 Shortcode:63334</text:span></text:p>
      <text:p text:style-name="P1"><text:span text:style-name="T1">VOTE 1168123121 Campaign:ssss_uk_02A Validity:during Choice:Gemma CONN:MIG01XU MSISDN:00777779449999 GUID:4F785D9F-2F91-4488-9F63-133560DEDEDF Shortcode:63334</text:span></text:p>
      <text:p text:style-name="P1"><text:span text:style-name="T1">VOTE 1168123121 Campaign:ssss_uk_02A Validity:during Choice:Antony CONN:MIG01XU MSISDN:00777779929999 GUID:8936E4A0-9B5B-49A9-B646-450031009E4C Shortcode:63334</text:span></text:p>
      <text:p text:style-name="P1"><text:span text:style-name="T1">VOTE 1168123121 Campaign:ssss_uk_02A Validity:during Choice:Antony CONN:MIG01OU MSISDN:00777770019999 GUID:BF78F813-502E-41EE-BDCB-BC39369D5714 Shortcode:63334</text:span></text:p>
      <text:p text:style-name="P1"><text:span text:style-name="T1">VOTE 1168123121 Campaign:ssss_uk_02A Validity:during Choice:Alan CONN:MIG01XU MSISDN:00777770599999 GUID:4593401D-3415-4F7E-87B0-2232772E7C20 Shortcode:63334</text:span></text:p>
      <text:p text:style-name="P1"><text:span text:style-name="T1">VOTE 1168123118 Campaign:ssss_uk_02A Validity:during Choice:Antony CONN:MIG01XU MSISDN:00777772769999 GUID:71734553-9028-42DA-83E5-B95709DB8C7B Shortcode:63334</text:span></text:p>
      <text:p text:style-name="P1"><text:span text:style-name="T1">VOTE 1168123121 Campaign:ssss_uk_02A Validity:during Choice:Tupele CONN:MIG01HU MSISDN:00777778299999 GUID:B91E92EF-4CC8-4657-A538-0D5B3D297843 Shortcode:63334</text:span></text:p>
      <text:p text:style-name="P1"><text:span text:style-name="T1">VOTE 1168123121 Campaign:ssss_uk_02A Validity:during Choice:Antony CONN:MIG00VU MSISDN:00777777619999 GUID:02E8647A-FF46-4CCA-AD68-DCC2600BEB41 Shortcode:63334</text:span></text:p>
      <text:p text:style-name="P1"><text:span text:style-name="T1">VOTE 1168123121 Campaign:ssss_uk_02A Validity:during Choice:Verity CONN:MIG01OU </text:span><text:soft-page-break/><text:span text:style-name="T1">MSISDN:00777777799999 GUID:086D1C90-9A7A-4361-9AB1-23A5276F2CC6 Shortcode:63334</text:span></text:p>
      <text:p text:style-name="P1"><text:span text:style-name="T1">VOTE 1168123121 Campaign:ssss_uk_02A Validity:during Choice:Leon CONN:MIG01OU MSISDN:00777774789999 GUID:3325B8CA-A26E-43FD-975F-AB25B6EC4E16 Shortcode:63334</text:span></text:p>
      <text:p text:style-name="P1"><text:span text:style-name="T1">VOTE 1168123121 Campaign:ssss_uk_02A Validity:during Choice:Leon CONN:MIG01OU MSISDN:00777775349999 GUID:BDC12B1C-215F-4B2C-BA2F-2A30AF873A02 Shortcode:63334</text:span></text:p>
      <text:p text:style-name="P1"><text:span text:style-name="T1">VOTE 1168123121 Campaign:ssss_uk_02A Validity:during Choice:Antony CONN:MIG01OU MSISDN:00777779569999 GUID:76BCCB31-2C76-4650-AF67-6C68B5C2A782 Shortcode:63334</text:span></text:p>
      <text:p text:style-name="P1"><text:span text:style-name="T1">VOTE 1168123121 Campaign:ssss_uk_02A Validity:during Choice:Mark CONN:MIG00VU MSISDN:00777770259999 GUID:E0F03B8E-A80A-4CDD-A5D4-CB455FBD7A3D Shortcode:63334</text:span></text:p>
      <text:p text:style-name="P1"><text:span text:style-name="T1">VOTE 1168123121 Campaign:ssss_uk_02A Validity:during Choice:Antony CONN:MIG01XU MSISDN:00777779109999 GUID:CE33A817-9E9F-4AEC-AA24-37300CBE4658 Shortcode:63334</text:span></text:p>
      <text:p text:style-name="P1"><text:span text:style-name="T1">VOTE 1168123122 Campaign:ssss_uk_02A Validity:during Choice:Gemma CONN:MIG00VU MSISDN:00777776259999 GUID:14D473D3-7D07-4A0C-B741-ED24C7ACC5C0 Shortcode:63334</text:span></text:p>
      <text:p text:style-name="P1"><text:span text:style-name="T1">VOTE 1168123122 Campaign:ssss_uk_02A Validity:during Choice:Alan CONN:MIG00VU MSISDN:00777770939999 GUID:B6C4A0FE-991E-413C-B1B2-A5F9584FBB65 Shortcode:63334</text:span></text:p>
      <text:p text:style-name="P1"><text:span text:style-name="T1">VOTE 1168123122 Campaign:ssss_uk_02A Validity:during Choice:Alan CONN:MIG01XU MSISDN:00777771189999 GUID:321767A8-48E1-4DD8-88A1-3ECBD2BBE917 Shortcode:63334</text:span></text:p>
      <text:p text:style-name="P1"><text:span text:style-name="T1">VOTE 1168123122 Campaign:ssss_uk_02A Validity:during Choice:Tupele CONN:MIG01TU MSISDN:00777774589999 GUID:7F03BE95-DFED-47EE-9F68-9CB1D6054EC7 Shortcode:63334</text:span></text:p>
      <text:p text:style-name="P1"><text:span text:style-name="T1">VOTE 1168123122 Campaign:ssss_uk_02A Validity:during Choice:Antony CONN:MIG01XU MSISDN:00777773309999 GUID:5A5F72CF-A86F-412A-AB7E-49E51BBC3C85 Shortcode:63334</text:span></text:p>
      <text:p text:style-name="P1"><text:span text:style-name="T1">VOTE 1168123122 Campaign:ssss_uk_02A Validity:during Choice:Alan CONN:MIG01XU MSISDN:00777779809999 GUID:31D698CA-8818-4CD8-910F-BA15A520EAB8 Shortcode:63334</text:span></text:p>
      <text:p text:style-name="P1"><text:span text:style-name="T1">VOTE 1168123122 Campaign:ssss_uk_02A Validity:during Choice:Alan CONN:MIG01XU MSISDN:00777775589999 GUID:18122995-86B3-4599-8319-799BB80160A6 Shortcode:63334</text:span></text:p>
      <text:p text:style-name="P1"><text:span text:style-name="T1">VOTE 1168123122 Campaign:ssss_uk_02A Validity:during Choice:Leon CONN:MIG01XU MSISDN:00777778199999 GUID:47A9FFD1-6A03-4BEE-8959-FCA44CBDD7FA Shortcode:63334</text:span></text:p>
      <text:p text:style-name="P1"><text:span text:style-name="T1">VOTE 1168123122 Campaign:ssss_uk_02A Validity:during Choice:Verity CONN:MIG01XU MSISDN:00777774839999 GUID:2A0E78A7-D445-4199-B33C-0477CE4495E3 Shortcode:63334</text:span></text:p>
      <text:p text:style-name="P1"><text:span text:style-name="T1">VOTE 1168123122 Campaign:ssss_uk_02A Validity:during Choice:Antony CONN:MIG01XU MSISDN:00777779699999 GUID:603A8EE7-AB9A-41E1-A89C-DB50DAAD3402 Shortcode:63334</text:span></text:p>
      <text:p text:style-name="P1"><text:span text:style-name="T1">VOTE 1168123122 Campaign:ssss_uk_02A Validity:during Choice:Antony CONN:MIG01XU MSISDN:00777773079999 GUID:E0ED5DE4-F854-456A-85E9-2A3C7C8C7F3F Shortcode:63334</text:span></text:p>
      <text:p text:style-name="P1"><text:span text:style-name="T1">VOTE 1168123122 Campaign:ssss_uk_02A Validity:during Choice:Verity CONN:MIG01XU MSISDN:00777779249999 GUID:6BE78677-B625-421E-9C81-81FF3B4AB6F9 Shortcode:63334</text:span></text:p>
      <text:p text:style-name="P1"><text:span text:style-name="T1">VOTE 1168123122 Campaign:ssss_uk_02A Validity:during Choice:Antony CONN:MIG01XU MSISDN:00777777779999 GUID:57CC3E21-D2B4-4D69-B0E6-9E6CFDB92761 Shortcode:63334</text:span></text:p>
      <text:p text:style-name="P1"><text:span text:style-name="T1">VOTE 1168123122 Campaign:ssss_uk_02A Validity:during Choice:Antony CONN:MIG01HU MSISDN:00777778849999 GUID:ECFA9D5F-955A-421E-B3AF-7AC8FFD57996 Shortcode:63334</text:span></text:p>
      <text:p text:style-name="P1"><text:span text:style-name="T1">VOTE 1168123122 Campaign:ssss_uk_02A Validity:during Choice:Antony CONN:MIG01OU MSISDN:00777775899999 GUID:957298DD-8AA2-446F-9D39-E75B27F8197F Shortcode:63334</text:span></text:p>
      <text:p text:style-name="P1"><text:span text:style-name="T1">VOTE 1168123122 Campaign:ssss_uk_02A Validity:during Choice:Gemma CONN:MIG00VU MSISDN:00777778219999 GUID:A9919BDF-D0A6-4FD7-ABE0-B949FC96619D Shortcode:63334</text:span></text:p>
      <text:p text:style-name="P1"><text:span text:style-name="T1">VOTE 1168123122 Campaign:ssss_uk_02A Validity:during Choice:Antony CONN:MIG01XU MSISDN:00777773819999 GUID:1A043281-86D0-45A2-88C6-5E17BAF9EA7C Shortcode:63334</text:span></text:p>
      <text:p text:style-name="P1"><text:span text:style-name="T1">VOTE 1168123122 Campaign:ssss_uk_02A Validity:during Choice:Alan CONN:MIG01XU MSISDN:00777772339999 GUID:04FE1D76-7162-4699-A13D-2A8A62B4761C Shortcode:63334</text:span></text:p>
      <text:p text:style-name="P1"><text:span text:style-name="T1">VOTE 1168123122 Campaign:ssss_uk_02A Validity:during Choice:Antony CONN:MIG01XU MSISDN:00777772399999 GUID:7CCCE076-2D3B-4389-97FE-E7DDEFB913C2 Shortcode:63334</text:span></text:p>
      <text:p text:style-name="P1"><text:span text:style-name="T1">VOTE 1168123122 Campaign:ssss_uk_02A Validity:during Choice:Alan CONN:MIG01XU MSISDN:00777772469999 GUID:3BDE0597-1EE1-49D3-BDC0-C87B8BAC3208 Shortcode:63334</text:span></text:p>
      <text:p text:style-name="P1"><text:span text:style-name="T1">VOTE 1168123122 Campaign:ssss_uk_02A Validity:during Choice:Gemma CONN:MIG01OU MSISDN:00777772499999 GUID:6BE547E7-D44F-45EC-8FF3-574E7E897145 Shortcode:63334</text:span></text:p>
      <text:p text:style-name="P1"><text:span text:style-name="T1">VOTE 1168123122 Campaign:ssss_uk_02A Validity:during Choice:Leon CONN:MIG01OU MSISDN:00777772909999 GUID:3A422012-50AE-449C-8CA6-801ADE46925A Shortcode:63334</text:span></text:p>
      <text:p text:style-name="P1"><text:span text:style-name="T1">VOTE 1168123122 Campaign:ssss_uk_02A Validity:during Choice:Matthew CONN:MIG01OU MSISDN:00777778689999 GUID:7844A95F-B8C3-4DDF-B3E8-CA37EAB6E098 Shortcode:63334</text:span></text:p>
      <text:p text:style-name="P1"><text:span text:style-name="T1">VOTE 1168123122 Campaign:ssss_uk_02A Validity:during Choice:Antony CONN:MIG01OU MSISDN:00777770509999 GUID:2FDA5BBD-4C60-4950-92BC-DEEAF60189B3 Shortcode:63334</text:span></text:p>
      <text:p text:style-name="P1"><text:span text:style-name="T1">VOTE 1168123122 Campaign:ssss_uk_02A Validity:during Choice:Mark CONN:MIG01TU MSISDN:00777772129999 GUID:C4838CF8-8BF5-490A-88A9-70D0AB8CA624 Shortcode:63334</text:span></text:p>
      <text:p text:style-name="P1"><text:span text:style-name="T1">VOTE 1168123122 Campaign:ssss_uk_02A Validity:during Choice:Verity CONN:MIG01XU </text:span><text:soft-page-break/><text:span text:style-name="T1">MSISDN:00777779919999 GUID:265A2528-93A6-40E6-BE62-8CC4A9009649 Shortcode:63334</text:span></text:p>
      <text:p text:style-name="P1"><text:span text:style-name="T1">VOTE 1168123123 Campaign:ssss_uk_02A Validity:during Choice:Alan CONN:MIG01TU MSISDN:00777777049999 GUID:5964D4A9-E328-46AD-A359-17F7B6A85BF7 Shortcode:63334</text:span></text:p>
      <text:p text:style-name="P1"><text:span text:style-name="T1">VOTE 1168123123 Campaign:ssss_uk_02A Validity:during Choice:Antony CONN:MIG01XU MSISDN:00777774999999 GUID:79DC9514-6EDA-4812-9FF8-5E401478E41D Shortcode:63334</text:span></text:p>
      <text:p text:style-name="P1"><text:span text:style-name="T1">VOTE 1168123123 Campaign:ssss_uk_02A Validity:during Choice:Gemma CONN:MIG01XU MSISDN:00777772209999 GUID:BB7D87DD-BF6D-4D2E-B520-B57CFFB33CA1 Shortcode:63334</text:span></text:p>
      <text:p text:style-name="P1"><text:span text:style-name="T1">VOTE 1168123123 Campaign:ssss_uk_02A Validity:during Choice:Verity CONN:MIG00VU MSISDN:00777779279999 GUID:996A095D-3251-4E4D-99A2-24FE72908EE8 Shortcode:63334</text:span></text:p>
      <text:p text:style-name="P1"><text:span text:style-name="T1">VOTE 1168123123 Campaign:ssss_uk_02A Validity:during Choice:Antony CONN:MIG00VU MSISDN:00777770979999 GUID:8839202E-84F0-47DC-A79A-1859CA68020F Shortcode:63334</text:span></text:p>
      <text:p text:style-name="P1"><text:span text:style-name="T1">VOTE 1168123123 Campaign:ssss_uk_02A Validity:during Choice:Antony CONN:MIG00VU MSISDN:00777773129999 GUID:CF102BA2-8EBB-4B2E-B8B8-3A8A6D01CA0D Shortcode:63334</text:span></text:p>
      <text:p text:style-name="P1"><text:span text:style-name="T1">VOTE 1168123123 Campaign:ssss_uk_02A Validity:during Choice:Verity CONN:MIG01OU MSISDN:00777777719999 GUID:2B8D0199-E19A-4CF8-8E94-84090C85B772 Shortcode:63334</text:span></text:p>
      <text:p text:style-name="P1"><text:span text:style-name="T1">VOTE 1168123123 Campaign:ssss_uk_02A Validity:during Choice:Antony CONN:MIG00VU MSISDN:00777778989999 GUID:BFB9479A-DF24-4944-8F2C-27F0BBCBDD1B Shortcode:63334</text:span></text:p>
      <text:p text:style-name="P1"><text:span text:style-name="T1">VOTE 1168123123 Campaign:ssss_uk_02A Validity:during Choice:Alan CONN:MIG01XU MSISDN:00777775539999 GUID:90805CB1-58C2-4D5E-87FF-0A0940F8DFB5 Shortcode:63334</text:span></text:p>
      <text:p text:style-name="P1"><text:span text:style-name="T1">VOTE 1168123123 Campaign:ssss_uk_02A Validity:during Choice:Gemma CONN:MIG01XU MSISDN:00777775879999 GUID:87A2FB3A-3DA0-42E4-AA78-32ABE3B89218 Shortcode:63334</text:span></text:p>
      <text:p text:style-name="P1"><text:span text:style-name="T1">VOTE 1168123123 Campaign:ssss_uk_02A Validity:during Choice:Antony CONN:MIG01XU MSISDN:00777777409999 GUID:9097E228-5D0D-4A3A-8782-1312810F1793 Shortcode:63334</text:span></text:p>
      <text:p text:style-name="P1"><text:span text:style-name="T1">VOTE 1168123123 Campaign:ssss_uk_02A Validity:during Choice:Antony CONN:MIG01XU MSISDN:00777775009999 GUID:95DCDBAD-6181-4459-A639-9025713AEE62 Shortcode:63334</text:span></text:p>
      <text:p text:style-name="P1"><text:span text:style-name="T1">VOTE 1168123123 Campaign:ssss_uk_02A Validity:during Choice:Gemma CONN:MIG00VU MSISDN:00777777209999 GUID:960A8509-2176-40EF-9BD5-BAAAA01ABD68 Shortcode:63334</text:span></text:p>
      <text:p text:style-name="P1"><text:span text:style-name="T1">VOTE 1168123123 Campaign:ssss_uk_02A Validity:during Choice:Antony CONN:MIG00VU MSISDN:00777778049999 GUID:573AED11-A5E8-4B45-A2E4-6083D5A4833F Shortcode:63334</text:span></text:p>
      <text:p text:style-name="P1"><text:span text:style-name="T1">VOTE 1168123123 Campaign:ssss_uk_02A Validity:during Choice:Antony CONN:MIG00VU MSISDN:00777777039999 GUID:B5B2022D-3519-458B-AF51-18120BBB6EDB Shortcode:63334</text:span></text:p>
      <text:p text:style-name="P1"><text:span text:style-name="T1">VOTE 1168123123 Campaign:ssss_uk_02A Validity:during Choice:Leon CONN:MIG01XU MSISDN:00777773579999 GUID:94829B4B-6071-4286-86FD-8BBD41CDAD30 Shortcode:63334</text:span></text:p>
      <text:p text:style-name="P1"><text:span text:style-name="T1">VOTE 1168123123 Campaign:ssss_uk_02A Validity:during Choice:Leon CONN:MIG00VU MSISDN:00777776059999 GUID:3D428B35-DF63-4694-9008-377353C37CAE Shortcode:63334</text:span></text:p>
      <text:p text:style-name="P1"><text:span text:style-name="T1">VOTE 1168123123 Campaign:ssss_uk_02A Validity:during Choice:Alan CONN:MIG01XU MSISDN:00777773629999 GUID:138D242A-8576-4399-B356-9E6D894F8630 Shortcode:63334</text:span></text:p>
      <text:p text:style-name="P1"><text:span text:style-name="T1">VOTE 1168123123 Campaign:ssss_uk_02A Validity:during Choice:Antony CONN:MIG01XU MSISDN:00777774539999 GUID:FB883749-7DA8-4434-8641-0CE97C262E5F Shortcode:63334</text:span></text:p>
      <text:p text:style-name="P1"><text:span text:style-name="T1">VOTE 1168123123 Campaign:ssss_uk_02A Validity:during Choice:Leon CONN:MIG01XU MSISDN:00777774999999 GUID:FB77C502-F5EC-4E0C-8E5E-53BB56538267 Shortcode:63334</text:span></text:p>
      <text:p text:style-name="P1"><text:span text:style-name="T1">VOTE 1168123123 Campaign:ssss_uk_02A Validity:during Choice:Leon CONN:MIG01XU MSISDN:00777777489999 GUID:31E4E890-F288-4EB7-AB1D-68F5E3733A39 Shortcode:63334</text:span></text:p>
      <text:p text:style-name="P1"><text:span text:style-name="T1">VOTE 1168123123 Campaign:ssss_uk_02A Validity:during Choice:Leon CONN:MIG01TU MSISDN:00777772379999 GUID:524B211F-031B-402C-BD8C-09E7974E0222 Shortcode:63334</text:span></text:p>
      <text:p text:style-name="P1"><text:span text:style-name="T1">VOTE 1168123123 Campaign:ssss_uk_02A Validity:during Choice:Leon CONN:MIG01XU MSISDN:00777774109999 GUID:9449C1DD-D18D-4A81-902A-2F49C6C9A758 Shortcode:63334</text:span></text:p>
      <text:p text:style-name="P1"><text:span text:style-name="T1">VOTE 1168123123 Campaign:ssss_uk_02A Validity:during Choice:Antony CONN:MIG01XU MSISDN:00777774979999 GUID:FF8AC68C-FB47-4199-B5B8-D3531A98E537 Shortcode:63334</text:span></text:p>
      <text:p text:style-name="P1"><text:span text:style-name="T1">VOTE 1168123123 Campaign:ssss_uk_02A Validity:during Choice:Verity CONN:MIG00VU MSISDN:00777777519999 GUID:EB78CF6B-623C-48DE-8A6C-33DB277A88F4 Shortcode:63334</text:span></text:p>
      <text:p text:style-name="P1"><text:span text:style-name="T1">VOTE 1168123123 Campaign:ssss_uk_02A Validity:during Choice:Gemma CONN:MIG01TU MSISDN:00777776579999 GUID:FE7915AC-D3FE-4611-9C6E-117B18BE28F6 Shortcode:63334</text:span></text:p>
      <text:p text:style-name="P1"><text:span text:style-name="T1">VOTE 1168123123 Campaign:ssss_uk_02A Validity:during Choice:Antony CONN:MIG01OU MSISDN:00777770919999 GUID:BD9A0646-A7A1-4A2F-AAB2-00395845BCE0 Shortcode:63334</text:span></text:p>
      <text:p text:style-name="P1"><text:span text:style-name="T1">VOTE 1168123123 Campaign:ssss_uk_02A Validity:during Choice:Antony CONN:MIG01OU MSISDN:00777775639999 GUID:2B01F989-B0A2-4DDB-9FC1-DBE42E3AA343 Shortcode:63334</text:span></text:p>
      <text:p text:style-name="P1"><text:span text:style-name="T1">VOTE 1168123123 Campaign:ssss_uk_02A Validity:during Choice:Antony CONN:MIG01OU MSISDN:00777777299999 GUID:5318A882-BE82-42AA-8BD3-878097FB9C5B Shortcode:63334</text:span></text:p>
      <text:p text:style-name="P1"><text:span text:style-name="T1">VOTE 1168123123 Campaign:ssss_uk_02A Validity:during Choice:Antony CONN:MIG01OU MSISDN:00777773539999 GUID:8B3D6572-7DBE-401F-8A0B-91A536F52905 Shortcode:63334</text:span></text:p>
      <text:p text:style-name="P1"><text:span text:style-name="T1">VOTE 1168123123 Campaign:ssss_uk_02A Validity:during Choice:Alan CONN:MIG01OU </text:span><text:soft-page-break/><text:span text:style-name="T1">MSISDN:00777771609999 GUID:265DCCC6-020A-497E-85CE-2409A543F501 Shortcode:63334</text:span></text:p>
      <text:p text:style-name="P1"><text:span text:style-name="T1">VOTE 1168123123 Campaign:ssss_uk_02A Validity:during Choice:Leon CONN:MIG00VU MSISDN:00777778599999 GUID:4E4693CC-0A48-4F34-BCEA-11C77BECCC88 Shortcode:63334</text:span></text:p>
      <text:p text:style-name="P1"><text:span text:style-name="T1">VOTE 1168123123 Campaign:ssss_uk_02A Validity:during Choice:Verity CONN:MIG01XU MSISDN:00777770249999 GUID:C71340EA-698B-4D18-A579-264EE1C31081 Shortcode:63334</text:span></text:p>
      <text:p text:style-name="P1"><text:span text:style-name="T1">VOTE 1168123123 Campaign:ssss_uk_02A Validity:during Choice:Gemma CONN:MIG01XU MSISDN:00777770539999 GUID:862DBF6B-1734-45CB-8DCC-EF788E39B603 Shortcode:63334</text:span></text:p>
      <text:p text:style-name="P1"><text:span text:style-name="T1">VOTE 1168123123 Campaign:ssss_uk_02A Validity:during Choice:Antony CONN:MIG01XU MSISDN:00777773209999 GUID:A63F23A1-880F-4725-8158-427D06FCE0D7 Shortcode:63334</text:span></text:p>
      <text:p text:style-name="P1"><text:span text:style-name="T1">VOTE 1168123123 Campaign:ssss_uk_02A Validity:during Choice:Alan CONN:MIG01XU MSISDN:00777774569999 GUID:53B40797-2833-444D-9283-16C0E40B6473 Shortcode:63334</text:span></text:p>
      <text:p text:style-name="P1"><text:span text:style-name="T1">VOTE 1168123120 Campaign:ssss_uk_02A Validity:during Choice:Antony CONN:MIG01OU MSISDN:00777778959999 GUID:448B350C-D899-4088-B5A0-E56F6DACC9B4 Shortcode:63334</text:span></text:p>
      <text:p text:style-name="P1"><text:span text:style-name="T1">VOTE 1168123124 Campaign:ssss_uk_02A Validity:during Choice:Mark CONN:MIG01XU MSISDN:00777773409999 GUID:2AAED550-0224-436D-9ED5-18617A90847B Shortcode:63334</text:span></text:p>
      <text:p text:style-name="P1"><text:span text:style-name="T1">VOTE 1168123124 Campaign:ssss_uk_02A Validity:during Choice:Antony CONN:MIG01XU MSISDN:00777772949999 GUID:6EEE8DA2-789F-47F7-90B0-E3B4FBCDE3B7 Shortcode:63334</text:span></text:p>
      <text:p text:style-name="P1"><text:span text:style-name="T1">VOTE 1168123124 Campaign:ssss_uk_02A Validity:during Choice:Verity CONN:MIG01XU MSISDN:00777779729999 GUID:B21A03C5-7107-4E1A-9F5B-FE8001A52939 Shortcode:63334</text:span></text:p>
      <text:p text:style-name="P1"><text:span text:style-name="T1">VOTE 1168123124 Campaign:ssss_uk_02A Validity:during Choice:Verity CONN:MIG01XU MSISDN:00777775589999 GUID:0C20F60A-CBAD-43CE-BEAF-35A0BC0B65FF Shortcode:63334</text:span></text:p>
      <text:p text:style-name="P1"><text:span text:style-name="T1">VOTE 1168123124 Campaign:ssss_uk_02A Validity:during Choice:Verity CONN:MIG01XU MSISDN:00777772519999 GUID:0947550B-16B2-4961-9180-FF1DBA5C81DD Shortcode:63334</text:span></text:p>
      <text:p text:style-name="P1"><text:span text:style-name="T1">VOTE 1168123124 Campaign:ssss_uk_02A Validity:during Choice:Verity CONN:MIG01XU MSISDN:00777776239999 GUID:75E69E4F-D1ED-4F22-BA5F-ECC985029C51 Shortcode:63334</text:span></text:p>
      <text:p text:style-name="P1"><text:span text:style-name="T1">VOTE 1168123124 Campaign:ssss_uk_02A Validity:during Choice:Alan CONN:MIG01XU MSISDN:00777773649999 GUID:1DCB3F78-78EB-4C72-AB7C-DA8EAC7435DB Shortcode:63334</text:span></text:p>
      <text:p text:style-name="P1"><text:span text:style-name="T1">VOTE 1168123124 Campaign:ssss_uk_02A Validity:during Choice:Antony CONN:MIG01XU MSISDN:00777773359999 GUID:B8813D08-AB27-4650-ACF2-9D559F15BF27 Shortcode:63334</text:span></text:p>
      <text:p text:style-name="P1"><text:span text:style-name="T1">VOTE 1168123124 Campaign:ssss_uk_02A Validity:during Choice:Antony CONN:MIG00VU MSISDN:00777776029999 GUID:5B09F144-E0B0-4AF1-93D4-87BD4A41805F Shortcode:63334</text:span></text:p>
      <text:p text:style-name="P1"><text:span text:style-name="T1">VOTE 1168123124 Campaign:ssss_uk_02A Validity:during Choice:Antony CONN:MIG01OU MSISDN:00777779629999 GUID:963A2B21-CB53-4C48-B75D-D3343E3B1AC9 Shortcode:63334</text:span></text:p>
      <text:p text:style-name="P1"><text:span text:style-name="T1">VOTE 1168123124 Campaign:ssss_uk_02A Validity:during Choice:Mark CONN:MIG01OU MSISDN:00777770159999 GUID:94FEC3C9-C8E2-4657-9F50-AD6732111A48 Shortcode:63334</text:span></text:p>
      <text:p text:style-name="P1"><text:span text:style-name="T1">VOTE 1168123124 Campaign:ssss_uk_02A Validity:during Choice:Verity CONN:MIG01OU MSISDN:00777776089999 GUID:7C7AB0CE-E591-41B6-84A0-F7D82F69DCC0 Shortcode:63334</text:span></text:p>
      <text:p text:style-name="P1"><text:span text:style-name="T1">VOTE 1168123124 Campaign:ssss_uk_02A Validity:during Choice:Verity CONN:MIG01XU MSISDN:00777772159999 GUID:2827499A-3827-44E8-AA1A-B29D55E60E3E Shortcode:63334</text:span></text:p>
      <text:p text:style-name="P1"><text:span text:style-name="T1">VOTE 1168123124 Campaign:ssss_uk_02A Validity:during Choice:Verity CONN:MIG01XU MSISDN:00777776669999 GUID:6976998D-1877-4C86-995F-FF54FB76B746 Shortcode:63334</text:span></text:p>
      <text:p text:style-name="P1"><text:span text:style-name="T1">VOTE 1168123124 Campaign:ssss_uk_02A Validity:during Choice:Mark CONN:MIG01TU MSISDN:00777771969999 GUID:5E2327D5-AE65-47A2-8A49-20F490BF3EE5 Shortcode:63334</text:span></text:p>
      <text:p text:style-name="P1"><text:span text:style-name="T1">VOTE 1168123124 Campaign:ssss_uk_02A Validity:during Choice:Leon CONN:MIG01TU MSISDN:00777772949999 GUID:9CC3AC5D-7567-4CB1-9148-C29FD5F3FB22 Shortcode:63334</text:span></text:p>
      <text:p text:style-name="P1"><text:span text:style-name="T1">VOTE 1168123124 Campaign:ssss_uk_02A Validity:during Choice:Leon CONN:MIG00VU MSISDN:00777777659999 GUID:903C1996-2F64-401F-8DFC-D451F9FBF211 Shortcode:63334</text:span></text:p>
      <text:p text:style-name="P1"><text:span text:style-name="T1">VOTE 1168123124 Campaign:ssss_uk_02A Validity:during Choice:Mark CONN:MIG00VU MSISDN:00777778539999 GUID:7F79CCB6-B8EB-4E36-85FE-5139AB406DFA Shortcode:63334</text:span></text:p>
      <text:p text:style-name="P1"><text:span text:style-name="T1">VOTE 1168123124 Campaign:ssss_uk_02A Validity:during Choice:Alan CONN:MIG00VU MSISDN:00777778879999 GUID:CF594B9B-431B-4F5D-A698-9DAC789FAEC0 Shortcode:63334</text:span></text:p>
      <text:p text:style-name="P1"><text:span text:style-name="T1">VOTE 1168123124 Campaign:ssss_uk_02A Validity:during Choice:Leon CONN:MIG01XU MSISDN:00777771149999 GUID:7813A7F2-AA27-4188-9BE1-0EEBDF2535C7 Shortcode:63334</text:span></text:p>
      <text:p text:style-name="P1"><text:span text:style-name="T1">VOTE 1168123124 Campaign:ssss_uk_02A Validity:during Choice:Leon CONN:MIG01HU MSISDN:00777778299999 GUID:4C65C595-76FA-4AF8-A05D-828B7D55BB92 Shortcode:63334</text:span></text:p>
      <text:p text:style-name="P1"><text:span text:style-name="T1">VOTE 1168123124 Campaign:ssss_uk_02A Validity:during Choice:Antony CONN:MIG01XU MSISDN:00777772099999 GUID:E44CDB76-3AF0-4FA9-BA56-ECE03FD9C801 Shortcode:63334</text:span></text:p>
      <text:p text:style-name="P1"><text:span text:style-name="T1">VOTE 1168123124 Campaign:ssss_uk_02A Validity:during Choice:Antony CONN:MIG01XU MSISDN:00777776599999 GUID:AC2CB0E8-BCA6-46A0-A7FD-625B85AF8901 Shortcode:63334</text:span></text:p>
      <text:p text:style-name="P1"><text:span text:style-name="T1">VOTE 1168123124 Campaign:ssss_uk_02A Validity:during Choice:Verity CONN:MIG01XU MSISDN:00777770849999 GUID:83E4BE23-F6A2-4831-AF07-1C4BFBA0020A Shortcode:63334</text:span></text:p>
      <text:p text:style-name="P1"><text:span text:style-name="T1">VOTE 1168123124 Campaign:ssss_uk_02A Validity:during Choice:Antony CONN:MIG01TU </text:span><text:soft-page-break/><text:span text:style-name="T1">MSISDN:00777773829999 GUID:A4BBB626-1A97-46B0-A97D-DF151DDCB6D1 Shortcode:63334</text:span></text:p>
      <text:p text:style-name="P1"><text:span text:style-name="T1">VOTE 1168123124 Campaign:ssss_uk_02A Validity:during Choice:Mark CONN:MIG01OU MSISDN:00777774969999 GUID:2CE1D007-862E-46BC-98BB-B26E67AFA088 Shortcode:63334</text:span></text:p>
      <text:p text:style-name="P1"><text:span text:style-name="T1">VOTE 1168123124 Campaign:ssss_uk_02A Validity:during Choice:Leon CONN:MIG01OU MSISDN:00777772829999 GUID:D644A6AC-2471-4DB9-ABDF-0138F2AF1299 Shortcode:63334</text:span></text:p>
      <text:p text:style-name="P1"><text:span text:style-name="T1">VOTE 1168123125 Campaign:ssss_uk_02A Validity:during Choice:Alan CONN:MIG01TU MSISDN:00777773129999 GUID:3CE3F7FE-BD53-4709-864B-50E726CA4854 Shortcode:63334</text:span></text:p>
      <text:p text:style-name="P1"><text:span text:style-name="T1">VOTE 1168123125 Campaign:ssss_uk_02A Validity:during Choice:Antony CONN:MIG01HU MSISDN:00777771299999 GUID:AE099CE3-2701-44AD-A305-1AE58BA2F5FD Shortcode:63334</text:span></text:p>
      <text:p text:style-name="P1"><text:span text:style-name="T1">VOTE 1168123125 Campaign:ssss_uk_02A Validity:during Choice:Mark CONN:MIG01XU MSISDN:00777779339999 GUID:8F35F8EE-5B99-437B-9490-4570BA5C17EE Shortcode:63334</text:span></text:p>
      <text:p text:style-name="P1"><text:span text:style-name="T1">VOTE 1168123125 Campaign:ssss_uk_02A Validity:during Choice:Verity CONN:MIG01XU MSISDN:00777770379999 GUID:63422EFC-B15C-4C40-BE72-A0755F064BCB Shortcode:63334</text:span></text:p>
      <text:p text:style-name="P1"><text:span text:style-name="T1">VOTE 1168123125 Campaign:ssss_uk_02A Validity:during Choice:Tupele CONN:MIG01OU MSISDN:00777777409999 GUID:A4D7FDED-EBBD-4B26-AD11-C0CEFAE0BB4F Shortcode:63334</text:span></text:p>
      <text:p text:style-name="P1"><text:span text:style-name="T1">VOTE 1168123125 Campaign:ssss_uk_02A Validity:during Choice:Verity CONN:MIG01OU MSISDN:00777775529999 GUID:E0AB7964-3649-484B-8E04-282AD78E2540 Shortcode:63334</text:span></text:p>
      <text:p text:style-name="P1"><text:span text:style-name="T1">VOTE 1168123125 Campaign:ssss_uk_02A Validity:during Choice:Alan CONN:MIG01XU MSISDN:00777778149999 GUID:2183780A-46D5-49CD-870C-E5ECC29F4299 Shortcode:63334</text:span></text:p>
      <text:p text:style-name="P1"><text:span text:style-name="T1">VOTE 1168123125 Campaign:ssss_uk_02A Validity:during Choice:Verity CONN:MIG00VU MSISDN:00777779279999 GUID:9BB2E611-92FF-485A-93B9-9C90E681C52D Shortcode:63334</text:span></text:p>
      <text:p text:style-name="P1"><text:span text:style-name="T1">VOTE 1168123125 Campaign:ssss_uk_02A Validity:during Choice:Antony CONN:MIG01TU MSISDN:00777777549999 GUID:9890A106-1E46-4A61-AB3A-F196C31D6154 Shortcode:63334</text:span></text:p>
      <text:p text:style-name="P1"><text:span text:style-name="T1">VOTE 1168123125 Campaign:ssss_uk_02A Validity:during Choice:Antony CONN:MIG01HU MSISDN:00777774519999 GUID:CE8C3F6A-6ECA-4F4D-AB1F-AC752CFB01ED Shortcode:63334</text:span></text:p>
      <text:p text:style-name="P1"><text:span text:style-name="T1">VOTE 1168123125 Campaign:ssss_uk_02A Validity:during Choice:Antony CONN:MIG00VU MSISDN:00777776749999 GUID:50A38CA4-11D2-4AAF-A796-B9E5214A9743 Shortcode:63334</text:span></text:p>
      <text:p text:style-name="P1"><text:span text:style-name="T1">VOTE 1168123125 Campaign:ssss_uk_02A Validity:during Choice:Antony CONN:MIG00VU MSISDN:00777779709999 GUID:673D20FA-79FC-4098-99B4-18D8199749C6 Shortcode:63334</text:span></text:p>
      <text:p text:style-name="P1"><text:span text:style-name="T1">VOTE 1168123125 Campaign:ssss_uk_02A Validity:during Choice:Antony CONN:MIG00VU MSISDN:00777776899999 GUID:3A0113C4-F1BD-4F9B-BFC1-2F4561651D7A Shortcode:63334</text:span></text:p>
      <text:p text:style-name="P1"><text:span text:style-name="T1">VOTE 1168123125 Campaign:ssss_uk_02A Validity:during Choice:Antony CONN:MIG01XU MSISDN:00777774339999 GUID:88140E27-3C54-431D-8CFF-78E0D002F730 Shortcode:63334</text:span></text:p>
      <text:p text:style-name="P1"><text:span text:style-name="T1">VOTE 1168123125 Campaign:ssss_uk_02A Validity:during Choice:Matthew CONN:MIG01XU MSISDN:00777772179999 GUID:C69E84C1-BA52-4FBC-9742-50312D62EA11 Shortcode:63334</text:span></text:p>
      <text:p text:style-name="P1"><text:span text:style-name="T1">VOTE 1168123125 Campaign:ssss_uk_02A Validity:during Choice:Antony CONN:MIG01XU MSISDN:00777775119999 GUID:976CED83-16E8-4F24-BF09-8D2784BA5CB7 Shortcode:63334</text:span></text:p>
      <text:p text:style-name="P1"><text:span text:style-name="T1">VOTE 1168123125 Campaign:ssss_uk_02A Validity:during Choice:Mark CONN:MIG01XU MSISDN:00777775689999 GUID:4780E533-8812-4DEB-861D-7E6514DC97BB Shortcode:63334</text:span></text:p>
      <text:p text:style-name="P1"><text:span text:style-name="T1">VOTE 1168123125 Campaign:ssss_uk_02A Validity:during Choice:Leon CONN:MIG01XU MSISDN:00777772929999 GUID:E7782251-EEB0-47B7-BBC9-6BDF79600F1C Shortcode:63334</text:span></text:p>
      <text:p text:style-name="P1"><text:span text:style-name="T1">VOTE 1168123125 Campaign:ssss_uk_02A Validity:during Choice:Leon CONN:MIG01XU MSISDN:00777774809999 GUID:4353C4F5-319F-4598-B7A3-95DCCA7C7D1D Shortcode:63334</text:span></text:p>
      <text:p text:style-name="P1"><text:span text:style-name="T1">VOTE 1168123125 Campaign:ssss_uk_02A Validity:during Choice:Verity CONN:MIG01XU MSISDN:00777775239999 GUID:402695C3-69FF-4ADB-AAF8-E0332CF51A9B Shortcode:63334</text:span></text:p>
      <text:p text:style-name="P1"><text:span text:style-name="T1">VOTE 1168123125 Campaign:ssss_uk_02A Validity:during Choice:Antony CONN:MIG01XU MSISDN:00777779509999 GUID:6F9C15DF-9DD7-4785-9BAC-4F580F3CF2E8 Shortcode:63334</text:span></text:p>
      <text:p text:style-name="P1"><text:span text:style-name="T1">VOTE 1168123125 Campaign:ssss_uk_02A Validity:during Choice:Antony CONN:MIG01XU MSISDN:00777772849999 GUID:9DFA072F-2A07-413C-80D8-9B10E5E23D5F Shortcode:63334</text:span></text:p>
      <text:p text:style-name="P1"><text:span text:style-name="T1">VOTE 1168123125 Campaign:ssss_uk_02A Validity:during Choice:Tupele CONN:MIG01OU MSISDN:00777774069999 GUID:7C862E5E-3AB4-4DEB-8EEF-639C4E030BCB Shortcode:63334</text:span></text:p>
      <text:p text:style-name="P1"><text:span text:style-name="T1">VOTE 1168123125 Campaign:ssss_uk_02A Validity:during Choice:Antony CONN:MIG01XU MSISDN:00777779199999 GUID:760C92AE-22DC-483B-9536-5BB0F877278A Shortcode:63334</text:span></text:p>
      <text:p text:style-name="P1"><text:span text:style-name="T1">VOTE 1168123125 Campaign:ssss_uk_02A Validity:during Choice:Verity CONN:MIG01XU MSISDN:00777772349999 GUID:B3D45057-43B3-48D4-A80B-7210C6791426 Shortcode:63334</text:span></text:p>
      <text:p text:style-name="P1"><text:span text:style-name="T1">VOTE 1168123125 Campaign:ssss_uk_02A Validity:during Choice:Alan CONN:MIG01XU MSISDN:00777775529999 GUID:E326993A-E46D-4C43-BC81-58A1EBC13D88 Shortcode:63334</text:span></text:p>
      <text:p text:style-name="P1"><text:span text:style-name="T1">VOTE 1168123125 Campaign:ssss_uk_02A Validity:during Choice:Gemma CONN:MIG01XU MSISDN:00777773709999 GUID:2CE075E3-6DDE-43A9-89E3-ECB544F8ADFD Shortcode:63334</text:span></text:p>
      <text:p text:style-name="P1"><text:span text:style-name="T1">VOTE 1168123125 Campaign:ssss_uk_02A Validity:during Choice:Antony CONN:MIG00VU MSISDN:00777770109999 GUID:96CC68D5-DE28-4A39-9381-A2626868AA4A Shortcode:63334</text:span></text:p>
      <text:p text:style-name="P1"><text:span text:style-name="T1">VOTE 1168123125 Campaign:ssss_uk_02A Validity:during Choice:Verity CONN:MIG01OU </text:span><text:soft-page-break/><text:span text:style-name="T1">MSISDN:00777779899999 GUID:5C1CD388-A942-4B7D-8331-5AD3A43E1971 Shortcode:63334</text:span></text:p>
      <text:p text:style-name="P1"><text:span text:style-name="T1">VOTE 1168123125 Campaign:ssss_uk_02A Validity:during Choice:Matthew CONN:MIG01OU MSISDN:00777772849999 GUID:81F46BB6-ECAF-4A23-8177-37BAD6BA9C28 Shortcode:63334</text:span></text:p>
      <text:p text:style-name="P1"><text:span text:style-name="T1">VOTE 1168123125 Campaign:ssss_uk_02A Validity:during Choice:Antony CONN:MIG00VU MSISDN:00777775899999 GUID:8B9E13A9-E461-4FEC-AD54-692C275CA616 Shortcode:63334</text:span></text:p>
      <text:p text:style-name="P1"><text:span text:style-name="T1">VOTE 1168123125 Campaign:ssss_uk_02A Validity:during Choice:Verity CONN:MIG01XU MSISDN:00777771129999 GUID:AA0881E3-DD45-4492-A945-213579EF7AA9 Shortcode:63334</text:span></text:p>
      <text:p text:style-name="P1"><text:span text:style-name="T1">VOTE 1168123125 Campaign:ssss_uk_02A Validity:during Choice:Antony CONN:MIG01XU MSISDN:00777774539999 GUID:DABD559C-C32A-4BB3-9F87-2A42879F427E Shortcode:63334</text:span></text:p>
      <text:p text:style-name="P1"><text:span text:style-name="T1">VOTE 1168123125 Campaign:ssss_uk_02A Validity:during Choice:Antony CONN:MIG01XU MSISDN:00777779899999 GUID:38461501-7AB1-4150-8771-06D3C8BAB153 Shortcode:63334</text:span></text:p>
      <text:p text:style-name="P1"><text:span text:style-name="T1">VOTE 1168123126 Campaign:ssss_uk_02A Validity:during Choice:Antony CONN:MIG01OU MSISDN:00777773569999 GUID:0F6C8192-27E6-46D0-B490-544CBDF10A54 Shortcode:63334</text:span></text:p>
      <text:p text:style-name="P1"><text:span text:style-name="T1">VOTE 1168123126 Campaign:ssss_uk_02A Validity:during Choice:Leon CONN:MIG01XU MSISDN:00777775539999 GUID:EC6182CE-439C-45D0-A618-B61C2C132AEC Shortcode:63334</text:span></text:p>
      <text:p text:style-name="P1"><text:span text:style-name="T1">VOTE 1168123126 Campaign:ssss_uk_02A Validity:during Choice:Tupele CONN:MIG01TU MSISDN:00777770099999 GUID:B75667BB-9750-48EB-AFEB-9D821947AF0A Shortcode:63334</text:span></text:p>
      <text:p text:style-name="P1"><text:span text:style-name="T1">VOTE 1168123126 Campaign:ssss_uk_02A Validity:during Choice:Antony CONN:MIG00VU MSISDN:00777776689999 GUID:EA0C3934-029F-4B08-A82B-6448F1A4BD50 Shortcode:63334</text:span></text:p>
      <text:p text:style-name="P1"><text:span text:style-name="T1">VOTE 1168123126 Campaign:ssss_uk_02A Validity:during Choice:Antony CONN:MIG00VU MSISDN:00777774369999 GUID:DC9C38F8-DE87-41AF-AF55-E1778126CA84 Shortcode:63334</text:span></text:p>
      <text:p text:style-name="P1"><text:span text:style-name="T1">VOTE 1168123125 Campaign:ssss_uk_02A Validity:during Choice:Verity CONN:MIG01OU MSISDN:00777773429999 GUID:80D59191-2EC8-4057-9478-08F76FD69CD0 Shortcode:63334</text:span></text:p>
      <text:p text:style-name="P1"><text:span text:style-name="T1">VOTE 1168123126 Campaign:ssss_uk_02A Validity:during Choice:Antony CONN:MIG01XU MSISDN:00777777659999 GUID:3BD50AD1-583A-4E88-AA33-8C285F1BA062 Shortcode:63334</text:span></text:p>
      <text:p text:style-name="P1"><text:span text:style-name="T1">VOTE 1168123125 Campaign:ssss_uk_02A Validity:during Choice:Gemma CONN:MIG01OU MSISDN:00777775879999 GUID:675517ED-2A17-48E5-98DD-DA4418508A6F Shortcode:63334</text:span></text:p>
      <text:p text:style-name="P1"><text:span text:style-name="T1">VOTE 1168123126 Campaign:ssss_uk_02A Validity:during Choice:Alan CONN:MIG01TU MSISDN:00777773929999 GUID:944B914A-BE30-42E9-8B1C-F6DF206A22B8 Shortcode:63334</text:span></text:p>
      <text:p text:style-name="P1"><text:span text:style-name="T1">VOTE 1168123124 Campaign:ssss_uk_02A Validity:during Choice:Alan CONN:MIG01OU MSISDN:00777776949999 GUID:FACB7CC1-8F5F-4362-99F0-9341125455C4 Shortcode:63334</text:span></text:p>
      <text:p text:style-name="P1"><text:span text:style-name="T1">VOTE 1168123127 Campaign:ssss_uk_02A Validity:during Choice:Mark CONN:MIG01XU MSISDN:00777771879999 GUID:AB7B9527-F177-4C56-9C68-AD25FCDC0713 Shortcode:63334</text:span></text:p>
      <text:p text:style-name="P1"><text:span text:style-name="T1">VOTE 1168123127 Campaign:ssss_uk_02A Validity:during Choice:Antony CONN:MIG01XU MSISDN:00777775259999 GUID:C3A5FCEF-425D-4A2D-A942-35E9F21891BE Shortcode:63334</text:span></text:p>
      <text:p text:style-name="P1"><text:span text:style-name="T1">VOTE 1168123127 Campaign:ssss_uk_02A Validity:during Choice:Antony CONN:MIG01XU MSISDN:00777772769999 GUID:BD407D51-F18D-4660-8100-8E610BF98030 Shortcode:63334</text:span></text:p>
      <text:p text:style-name="P1"><text:span text:style-name="T1">VOTE 1168123127 Campaign:ssss_uk_02A Validity:during Choice:Antony CONN:MIG01XU MSISDN:00777776669999 GUID:75D89A3F-CF5D-451F-9617-267A99E58DBD Shortcode:63334</text:span></text:p>
      <text:p text:style-name="P1"><text:span text:style-name="T1">VOTE 1168123127 Campaign:ssss_uk_02A Validity:during Choice:Alan CONN:MIG01OU MSISDN:00777779919999 GUID:D61327D7-64A5-4D4E-A9B2-D1AB8E69DEE2 Shortcode:63334</text:span></text:p>
      <text:p text:style-name="P1"><text:span text:style-name="T1">VOTE 1168123127 Campaign:ssss_uk_02A Validity:during Choice:Alan CONN:MIG00VU MSISDN:00777777849999 GUID:DA68F941-7BC3-4A2F-AE2D-2F5BADA39264 Shortcode:63334</text:span></text:p>
      <text:p text:style-name="P1"><text:span text:style-name="T1">VOTE 1168123127 Campaign:ssss_uk_02A Validity:during Choice:Gemma CONN:MIG00VU MSISDN:00777776899999 GUID:F983445E-AD9E-495A-9283-1EE07822D62F Shortcode:63334</text:span></text:p>
      <text:p text:style-name="P1"><text:span text:style-name="T1">VOTE 1168123128 Campaign:ssss_uk_02A Validity:during Choice:Verity CONN:MIG01XU MSISDN:00777773409999 GUID:FAD77B66-346E-49A2-A292-E6D7C3790C98 Shortcode:63334</text:span></text:p>
      <text:p text:style-name="P1"><text:span text:style-name="T1">VOTE 1168123128 Campaign:ssss_uk_02A Validity:during Choice:Antony CONN:MIG01XU MSISDN:00777779659999 GUID:A88B5600-1EF7-41BD-BC03-DAEAC737AC81 Shortcode:63334</text:span></text:p>
      <text:p text:style-name="P1"><text:span text:style-name="T1">VOTE 1168123128 Campaign:ssss_uk_02A Validity:during Choice:Alan CONN:MIG00VU MSISDN:00777775969999 GUID:55FCE5AE-6E31-4A69-8906-1F9CA1689A22 Shortcode:63334</text:span></text:p>
      <text:p text:style-name="P1"><text:span text:style-name="T1">VOTE 1168123128 Campaign:ssss_uk_02A Validity:during Choice:Verity CONN:MIG00VU MSISDN:00777779749999 GUID:D67FB2B6-77F3-4801-A425-A8F6FD39A3AB Shortcode:63334</text:span></text:p>
      <text:p text:style-name="P1"><text:span text:style-name="T1">VOTE 1168123128 Campaign:ssss_uk_02A Validity:during Choice:Leon CONN:MIG01TU MSISDN:00777774769999 GUID:D47ED10A-607D-4EA0-8059-4F9E0AF05FF3 Shortcode:63334</text:span></text:p>
      <text:p text:style-name="P1"><text:span text:style-name="T1">VOTE 1168123128 Campaign:ssss_uk_02A Validity:during Choice:Alan CONN:MIG01XU MSISDN:00777776129999 GUID:B3505621-59FD-408E-81DC-CD5ECD874F4E Shortcode:63334</text:span></text:p>
      <text:p text:style-name="P1"><text:span text:style-name="T1">VOTE 1168123128 Campaign:ssss_uk_02A Validity:during Choice:Tupele CONN:MIG01XU MSISDN:00777776019999 GUID:F37E7716-CC22-4E5E-B1E4-5BD0A128BD6B Shortcode:63334</text:span></text:p>
      <text:p text:style-name="P1"><text:span text:style-name="T1">VOTE 1168123128 Campaign:ssss_uk_02A Validity:during Choice:Tupele CONN:MIG01TU MSISDN:00777774199999 GUID:520E57F9-C4F2-45BE-AA57-B0A213A55713 Shortcode:63334</text:span></text:p>
      <text:p text:style-name="P1"><text:span text:style-name="T1">VOTE 1168123128 Campaign:ssss_uk_02A Validity:during Choice:Antony CONN:MIG01OU </text:span><text:soft-page-break/><text:span text:style-name="T1">MSISDN:00777777669999 GUID:B014C0D2-C9B5-49F5-B558-8681BE97744C Shortcode:63334</text:span></text:p>
      <text:p text:style-name="P1"><text:span text:style-name="T1">VOTE 1168123128 Campaign:ssss_uk_02A Validity:during Choice:Antony CONN:MIG01OU MSISDN:00777771859999 GUID:59558BE0-4675-4C94-9767-6E2F2C08EC80 Shortcode:63334</text:span></text:p>
      <text:p text:style-name="P1"><text:span text:style-name="T1">VOTE 1168123128 Campaign:ssss_uk_02A Validity:during Choice:Antony CONN:MIG01OU MSISDN:00777773349999 GUID:9633F888-462F-43F9-BD39-22763B9D4C60 Shortcode:63334</text:span></text:p>
      <text:p text:style-name="P1"><text:span text:style-name="T1">VOTE 1168123128 Campaign:ssss_uk_02A Validity:during Choice:Antony CONN:MIG01OU MSISDN:00777775019999 GUID:B59D7A06-6093-4F5A-B930-2DFA67BE3575 Shortcode:63334</text:span></text:p>
      <text:p text:style-name="P1"><text:span text:style-name="T1">VOTE 1168123127 Campaign:ssss_uk_02A Validity:during Choice:Antony CONN:MIG01OU MSISDN:00777770689999 GUID:272D63A5-F392-4606-8595-9CBC6D4D76A6 Shortcode:63334</text:span></text:p>
      <text:p text:style-name="P1"><text:span text:style-name="T1">VOTE 1168123128 Campaign:ssss_uk_02A Validity:during Choice:Antony CONN:MIG00VU MSISDN:00777777869999 GUID:B1A10DE9-2D04-4CAA-8F35-8CFFDE755E2E Shortcode:63334</text:span></text:p>
      <text:p text:style-name="P1"><text:span text:style-name="T1">VOTE 1168123128 Campaign:ssss_uk_02A Validity:during Choice:Antony CONN:MIG00VU MSISDN:00777770909999 GUID:1F13D134-B843-46BB-A219-868E8E2B0835 Shortcode:63334</text:span></text:p>
      <text:p text:style-name="P1"><text:span text:style-name="T1">VOTE 1168123128 Campaign:ssss_uk_02A Validity:during Choice:Verity CONN:MIG01OU MSISDN:00777771649999 GUID:8A790C2A-4706-4DC0-82FB-89597554E221 Shortcode:63334</text:span></text:p>
      <text:p text:style-name="P1"><text:span text:style-name="T1">VOTE 1168123128 Campaign:ssss_uk_02A Validity:during Choice:Antony CONN:MIG01XU MSISDN:00777772839999 GUID:5744FCE1-B156-4D90-A982-1901F5A21BD5 Shortcode:63334</text:span></text:p>
      <text:p text:style-name="P1"><text:span text:style-name="T1">VOTE 1168123128 Campaign:ssss_uk_02A Validity:during Choice:Verity CONN:MIG01XU MSISDN:00777775819999 GUID:12D8A243-7ADB-4D9D-99D9-9C4D29F25148 Shortcode:63334</text:span></text:p>
      <text:p text:style-name="P1"><text:span text:style-name="T1">VOTE 1168123128 Campaign:ssss_uk_02A Validity:during Choice:Antony CONN:MIG01XU MSISDN:00777773489999 GUID:8BB14743-111D-4F3C-BBF8-B943C7A2D37D Shortcode:63334</text:span></text:p>
      <text:p text:style-name="P1"><text:span text:style-name="T1">VOTE 1168123128 Campaign:ssss_uk_02A Validity:during Choice:Gemma CONN:MIG01XU MSISDN:00777774819999 GUID:0AB0C3A8-9C25-4F32-9AAE-EAB48E8F64DB Shortcode:63334</text:span></text:p>
      <text:p text:style-name="P1"><text:span text:style-name="T1">VOTE 1168123128 Campaign:ssss_uk_02A Validity:during Choice:Alan CONN:MIG00VU MSISDN:00777775189999 GUID:08512980-2A59-4443-80D3-08183F79CCFC Shortcode:63334</text:span></text:p>
      <text:p text:style-name="P1"><text:span text:style-name="T1">VOTE 1168123128 Campaign:ssss_uk_02A Validity:during Choice:Verity CONN:MIG01OU MSISDN:00777771879999 GUID:4D13CF74-396E-4798-A63D-0FBF526B468A Shortcode:63334</text:span></text:p>
      <text:p text:style-name="P1"><text:span text:style-name="T1">VOTE 1168123128 Campaign:ssss_uk_02A Validity:during Choice:Antony CONN:MIG01OU MSISDN:00777779809999 GUID:5BA6A561-C116-455C-8AA8-701A731CFBF2 Shortcode:63334</text:span></text:p>
      <text:p text:style-name="P1"><text:span text:style-name="T1">VOTE 1168123129 Campaign:ssss_uk_02A Validity:during Choice:Antony CONN:MIG01OU MSISDN:00777779939999 GUID:C2E63F40-4661-4F16-A0DF-932D188F0F43 Shortcode:63334</text:span></text:p>
      <text:p text:style-name="P1"><text:span text:style-name="T1">VOTE 1168123129 Campaign:ssss_uk_02A Validity:during Choice:Antony CONN:MIG00VU MSISDN:00777779679999 GUID:A5086464-6CCC-48D4-8DB4-6635D015374A Shortcode:63334</text:span></text:p>
      <text:p text:style-name="P1"><text:span text:style-name="T1">VOTE 1168123129 Campaign:ssss_uk_02A Validity:during Choice:Antony CONN:MIG01OU MSISDN:00777770769999 GUID:30FDFB7F-8849-41A8-B23A-20641A95D189 Shortcode:63334</text:span></text:p>
      <text:p text:style-name="P1"><text:span text:style-name="T1">VOTE 1168123129 Campaign:ssss_uk_02A Validity:during Choice:Antony CONN:MIG00VU MSISDN:00777779709999 GUID:93970BD0-4ED5-43FE-A76B-65BD30C28BD7 Shortcode:63334</text:span></text:p>
      <text:p text:style-name="P1"><text:span text:style-name="T1">VOTE 1168123129 Campaign:ssss_uk_02A Validity:during Choice:Leon CONN:MIG01XU MSISDN:00777776819999 GUID:F3D367FC-A4D1-4332-BA27-EAF20AB30B31 Shortcode:63334</text:span></text:p>
      <text:p text:style-name="P1"><text:span text:style-name="T1">VOTE 1168123129 Campaign:ssss_uk_02A Validity:during Choice:Tupele CONN:MIG01XU MSISDN:00777770459999 GUID:D3EA7C93-4A91-4DD6-B386-9B041BC02CA9 Shortcode:63334</text:span></text:p>
      <text:p text:style-name="P1"><text:span text:style-name="T1">VOTE 1168123129 Campaign:ssss_uk_02A Validity:during Choice:Leon CONN:MIG01XU MSISDN:00777774429999 GUID:1A3D4DE7-1FC8-4629-A908-276671CEA3D6 Shortcode:63334</text:span></text:p>
      <text:p text:style-name="P1"><text:span text:style-name="T1">VOTE 1168123129 Campaign:ssss_uk_02A Validity:during Choice:Verity CONN:MIG01XU MSISDN:00777773889999 GUID:4A6CB822-401C-4501-899C-427E0B26AA4F Shortcode:63334</text:span></text:p>
      <text:p text:style-name="P1"><text:span text:style-name="T1">VOTE 1168123129 Campaign:ssss_uk_02A Validity:during Choice:Verity CONN:MIG00VU MSISDN:00777776209999 GUID:31FCBA41-772E-4DD4-A7FE-0AA404F4A306 Shortcode:63334</text:span></text:p>
      <text:p text:style-name="P1"><text:span text:style-name="T1">VOTE 1168123129 Campaign:ssss_uk_02A Validity:during Choice:Antony CONN:MIG00VU MSISDN:00777776569999 GUID:B930D823-B326-41EC-9B46-D354B11DC69B Shortcode:63334</text:span></text:p>
      <text:p text:style-name="P1"><text:span text:style-name="T1">VOTE 1168123129 Campaign:ssss_uk_02A Validity:during Choice:Verity CONN:MIG01OU MSISDN:00777770759999 GUID:780B41BB-413B-47E4-9869-99050A790461 Shortcode:63334</text:span></text:p>
      <text:p text:style-name="P1"><text:span text:style-name="T1">VOTE 1168123129 Campaign:ssss_uk_02A Validity:during Choice:Antony CONN:MIG01XU MSISDN:00777771379999 GUID:C9B00334-76D5-4DEC-A092-21A5EC50C3CB Shortcode:63334</text:span></text:p>
      <text:p text:style-name="P1"><text:span text:style-name="T1">VOTE 1168123129 Campaign:ssss_uk_02A Validity:during Choice:Verity CONN:MIG01OU MSISDN:00777774769999 GUID:BDCA1550-4B3E-4EF7-87C2-78A70871192C Shortcode:63334</text:span></text:p>
      <text:p text:style-name="P1"><text:span text:style-name="T1">VOTE 1168123129 Campaign:ssss_uk_02A Validity:during Choice:Antony CONN:MIG01XU MSISDN:00777776219999 GUID:A949A66F-D5AE-440A-8C37-1A24DF2F85F5 Shortcode:63334</text:span></text:p>
      <text:p text:style-name="P1"><text:span text:style-name="T1">VOTE 1168123129 Campaign:ssss_uk_02A Validity:during Choice:Mark CONN:MIG01XU MSISDN:00777772649999 GUID:292265E4-67B4-4A15-A403-9E306AD65A8D Shortcode:63334</text:span></text:p>
      <text:p text:style-name="P1"><text:span text:style-name="T1">VOTE 1168123130 Campaign:ssss_uk_02A Validity:during Choice:Antony CONN:MIG01XU MSISDN:00777772249999 GUID:40673873-AEC4-476D-9318-98B7AB930FBB Shortcode:63334</text:span></text:p>
      <text:p text:style-name="P1"><text:span text:style-name="T1">VOTE 1168123130 Campaign:ssss_uk_02A Validity:during Choice:Leon CONN:MIG01XU </text:span><text:soft-page-break/><text:span text:style-name="T1">MSISDN:00777778859999 GUID:92AD68A5-6FFD-4700-B9F0-389D423C3FE9 Shortcode:63334</text:span></text:p>
      <text:p text:style-name="P1"><text:span text:style-name="T1">VOTE 1168123130 Campaign:ssss_uk_02A Validity:during Choice:Alan CONN:MIG01OU MSISDN:00777770629999 GUID:E2AA265E-2630-4496-BFAE-F663F17AC19D Shortcode:63334</text:span></text:p>
      <text:p text:style-name="P1"><text:span text:style-name="T1">VOTE 1168123130 Campaign:ssss_uk_02A Validity:during Choice:Antony CONN:MIG01XU MSISDN:00777779399999 GUID:48336267-FB9F-4F06-AE44-4A0DC623E6AB Shortcode:63334</text:span></text:p>
      <text:p text:style-name="P1"><text:span text:style-name="T1">VOTE 1168123130 Campaign:ssss_uk_02A Validity:during Choice:Verity CONN:MIG01XU MSISDN:00777776449999 GUID:9F214F1D-DAEC-4A75-A3C1-003427A47342 Shortcode:63334</text:span></text:p>
      <text:p text:style-name="P1"><text:span text:style-name="T1">VOTE 1168123130 Campaign:ssss_uk_02A Validity:during Choice:Verity CONN:MIG01XU MSISDN:00777777759999 GUID:4F795E19-975F-4A77-8549-90CEDAE11DD2 Shortcode:63334</text:span></text:p>
      <text:p text:style-name="P1"><text:span text:style-name="T1">VOTE 1168123130 Campaign:ssss_uk_02A Validity:during Choice:Leon CONN:MIG01XU MSISDN:00777774679999 GUID:09BEEC4A-2771-4F62-B26B-FBE1097604C0 Shortcode:63334</text:span></text:p>
      <text:p text:style-name="P1"><text:span text:style-name="T1">VOTE 1168123130 Campaign:ssss_uk_02A Validity:during Choice:Matthew CONN:MIG01OU MSISDN:00777776579999 GUID:C03415EF-7817-448F-8D84-0883A27F719A Shortcode:63334</text:span></text:p>
      <text:p text:style-name="P1"><text:span text:style-name="T1">VOTE 1168123130 Campaign:ssss_uk_02A Validity:during Choice:Alan CONN:MIG01OU MSISDN:00777770239999 GUID:37A72351-ED46-4259-A395-1101E354289E Shortcode:63334</text:span></text:p>
      <text:p text:style-name="P1"><text:span text:style-name="T1">VOTE 1168123130 Campaign:ssss_uk_02A Validity:during Choice:Antony CONN:MIG01OU MSISDN:00777777759999 GUID:9F10C0B8-9392-4F2E-8469-DE251BF51363 Shortcode:63334</text:span></text:p>
      <text:p text:style-name="P1"><text:span text:style-name="T1">VOTE 1168123131 Campaign:ssss_uk_02A Validity:during Choice:Verity CONN:MIG00VU MSISDN:00777777439999 GUID:08C6A479-A05A-41FD-A416-2A842E8C266D Shortcode:63334</text:span></text:p>
      <text:p text:style-name="P1"><text:span text:style-name="T1">VOTE 1168123131 Campaign:ssss_uk_02A Validity:during Choice:Mark CONN:MIG01XU MSISDN:00777772619999 GUID:B149B1C3-3A9B-4E2C-8899-4E1362E9C430 Shortcode:63334</text:span></text:p>
      <text:p text:style-name="P1"><text:span text:style-name="T1">VOTE 1168123131 Campaign:ssss_uk_02A Validity:during Choice:Matthew CONN:MIG01XU MSISDN:00777776259999 GUID:0DCA5B03-2EBA-4BA4-86F5-234550FD3254 Shortcode:63334</text:span></text:p>
      <text:p text:style-name="P1"><text:span text:style-name="T1">VOTE 1168123131 Campaign:ssss_uk_02A Validity:during Choice:Matthew CONN:MIG01OU MSISDN:00777777929999 GUID:902443A7-B854-4CD7-AD91-9FD2525A1411 Shortcode:63334</text:span></text:p>
      <text:p text:style-name="P1"><text:span text:style-name="T1">VOTE 1168123131 Campaign:ssss_uk_02A Validity:during Choice:Matthew CONN:MIG01OU MSISDN:00777772939999 GUID:0B995CE5-25AA-4191-922C-B6158DE76E25 Shortcode:63334</text:span></text:p>
      <text:p text:style-name="P1"><text:span text:style-name="T1">VOTE 1168123131 Campaign:ssss_uk_02A Validity:during Choice:Antony CONN:MIG00VU MSISDN:00777772119999 GUID:5F01E6F2-BD27-439C-A840-087BC9BD46E1 Shortcode:63334</text:span></text:p>
      <text:p text:style-name="P1"><text:span text:style-name="T1">VOTE 1168123131 Campaign:ssss_uk_02A Validity:during Choice:Antony CONN:MIG00VU MSISDN:00777770579999 GUID:9420AE72-236B-45D9-9879-642BEE354529 Shortcode:63334</text:span></text:p>
      <text:p text:style-name="P1"><text:span text:style-name="T1">VOTE 1168123131 Campaign:ssss_uk_02A Validity:during Choice:Mark CONN:MIG01TU MSISDN:00777770949999 GUID:DF36C8F5-EE52-44E6-8750-6E380656A3CD Shortcode:63334</text:span></text:p>
      <text:p text:style-name="P1"><text:span text:style-name="T1">VOTE 1168123131 Campaign:ssss_uk_02A Validity:during Choice:Alan CONN:MIG00VU MSISDN:00777777889999 GUID:3BD18F12-4A01-42A8-8D18-38BED9DC7753 Shortcode:63334</text:span></text:p>
      <text:p text:style-name="P1"><text:span text:style-name="T1">VOTE 1168123131 Campaign:ssss_uk_02A Validity:during Choice:Antony CONN:MIG01TU MSISDN:00777771349999 GUID:E239AC5C-ADA1-40BB-928C-3F52B55FCABA Shortcode:63334</text:span></text:p>
      <text:p text:style-name="P1"><text:span text:style-name="T1">VOTE 1168123131 Campaign:ssss_uk_02A Validity:during Choice:Verity CONN:MIG01XU MSISDN:00777773289999 GUID:B72F7DEF-6317-4731-9035-F0B6CC0BF0D6 Shortcode:63334</text:span></text:p>
      <text:p text:style-name="P1"><text:span text:style-name="T1">VOTE 1168123131 Campaign:ssss_uk_02A Validity:during Choice:Verity CONN:MIG01XU MSISDN:00777778739999 GUID:6754F5D9-30A2-4053-BED5-70E71907B4F0 Shortcode:63334</text:span></text:p>
      <text:p text:style-name="P1"><text:span text:style-name="T1">VOTE 1168123131 Campaign:ssss_uk_02A Validity:during Choice:Leon CONN:MIG01XU MSISDN:00777776439999 GUID:905C55EB-AD29-454D-91FE-C620EF9BD330 Shortcode:63334</text:span></text:p>
      <text:p text:style-name="P1"><text:span text:style-name="T1">VOTE 1168123131 Campaign:ssss_uk_02A Validity:during Choice:Antony CONN:MIG01OU MSISDN:00777771279999 GUID:007B90D0-FD46-4401-A452-156E46AEF8DA Shortcode:63334</text:span></text:p>
      <text:p text:style-name="P1"><text:span text:style-name="T1">VOTE 1168123131 Campaign:ssss_uk_02A Validity:during Choice:Antony CONN:MIG01OU MSISDN:00777779779999 GUID:ADEB4EF5-F32D-4290-81FF-CB1498C23646 Shortcode:63334</text:span></text:p>
      <text:p text:style-name="P1"><text:span text:style-name="T1">VOTE 1168123131 Campaign:ssss_uk_02A Validity:during Choice:Antony CONN:MIG00VU MSISDN:00777770669999 GUID:88D76061-4AB6-4DCA-8994-5698BD995AD4 Shortcode:63334</text:span></text:p>
      <text:p text:style-name="P1"><text:span text:style-name="T1">VOTE 1168123131 Campaign:ssss_uk_02A Validity:during Choice:Verity CONN:MIG00VU MSISDN:00777777439999 GUID:6285BF4B-127A-4D7A-8274-994B62B06319 Shortcode:63334</text:span></text:p>
      <text:p text:style-name="P1"><text:span text:style-name="T1">VOTE 1168123131 Campaign:ssss_uk_02A Validity:during Choice:Antony CONN:MIG00VU MSISDN:00777779799999 GUID:ECA04853-4EB4-4CB6-9E49-86281D300478 Shortcode:63334</text:span></text:p>
      <text:p text:style-name="P1"><text:span text:style-name="T1">VOTE 1168123131 Campaign:ssss_uk_02A Validity:during Choice:Antony CONN:MIG00VU MSISDN:00777779969999 GUID:A3AAC454-59DD-4809-9DEE-A880B68FA0E3 Shortcode:63334</text:span></text:p>
      <text:p text:style-name="P1"><text:span text:style-name="T1">VOTE 1168123131 Campaign:ssss_uk_02A Validity:during Choice:Antony CONN:MIG01OU MSISDN:00777770839999 GUID:09D87AC6-830B-4BEB-8633-F99CF0265721 Shortcode:63334</text:span></text:p>
      <text:p text:style-name="P1"><text:span text:style-name="T1">VOTE 1168123131 Campaign:ssss_uk_02A Validity:during Choice:Verity CONN:MIG01OU MSISDN:00777775039999 GUID:81FDC1C0-FA14-4EC7-9B4B-2B299EF28F5C Shortcode:63334</text:span></text:p>
      <text:p text:style-name="P1"><text:span text:style-name="T1">VOTE 1168123132 Campaign:ssss_uk_02A Validity:during Choice:Mark CONN:MIG01HU MSISDN:00777776009999 GUID:80F83AAB-7E3A-453D-82BD-8B9FD6616E7E Shortcode:63334</text:span></text:p>
      <text:p text:style-name="P1"><text:span text:style-name="T1">VOTE 1168123132 Campaign:ssss_uk_02A Validity:during Choice:Antony CONN:MIG01HU </text:span><text:soft-page-break/><text:span text:style-name="T1">MSISDN:00777777949999 GUID:0EC62FFB-8A29-486D-B3BA-E4D7505F984D Shortcode:63334</text:span></text:p>
      <text:p text:style-name="P1"><text:span text:style-name="T1">VOTE 1168123132 Campaign:ssss_uk_02A Validity:during Choice:Antony CONN:MIG01OU MSISDN:00777774169999 GUID:894C9FA3-D238-4023-94B5-AD9807218CC3 Shortcode:63334</text:span></text:p>
      <text:p text:style-name="P1"><text:span text:style-name="T1">VOTE 1168123132 Campaign:ssss_uk_02A Validity:during Choice:Antony CONN:MIG00VU MSISDN:00777777899999 GUID:F608D59A-7A0A-4923-B6C9-835F503EEE8B Shortcode:63334</text:span></text:p>
      <text:p text:style-name="P1"><text:span text:style-name="T1">VOTE 1168123132 Campaign:ssss_uk_02A Validity:during Choice:Mark CONN:MIG00VU MSISDN:00777775799999 GUID:E12DCA10-CDA5-4457-A31E-40E272BCB4B2 Shortcode:63334</text:span></text:p>
      <text:p text:style-name="P1"><text:span text:style-name="T1">VOTE 1168123132 Campaign:ssss_uk_02A Validity:during Choice:Antony CONN:MIG01OU MSISDN:00777776879999 GUID:2EFCAD15-68D6-4DD2-9010-016C5E6495C3 Shortcode:63334</text:span></text:p>
      <text:p text:style-name="P1"><text:span text:style-name="T1">VOTE 1168123132 Campaign:ssss_uk_02A Validity:during Choice:Verity CONN:MIG01OU MSISDN:00777775419999 GUID:69032EED-AAF6-4658-ABEA-D2467420349B Shortcode:63334</text:span></text:p>
      <text:p text:style-name="P1"><text:span text:style-name="T1">VOTE 1168123132 Campaign:ssss_uk_02A Validity:during Choice:Antony CONN:MIG01OU MSISDN:00777770789999 GUID:8A3D3BB9-7008-472E-9E88-6D3A2926E2D4 Shortcode:63334</text:span></text:p>
      <text:p text:style-name="P1"><text:span text:style-name="T1">VOTE 1168123132 Campaign:ssss_uk_02A Validity:during Choice:Antony CONN:MIG01XU MSISDN:00777779379999 GUID:45D0598B-CF5A-4D0D-8211-336C52108273 Shortcode:63334</text:span></text:p>
      <text:p text:style-name="P1"><text:span text:style-name="T1">VOTE 1168123132 Campaign:ssss_uk_02A Validity:during Choice:Alan CONN:MIG00VU MSISDN:00777779879999 GUID:3706E956-6135-48E1-B2AD-AC1C0E5972D3 Shortcode:63334</text:span></text:p>
      <text:p text:style-name="P1"><text:span text:style-name="T1">VOTE 1168123132 Campaign:ssss_uk_02A Validity:during Choice:Alan CONN:MIG00VU MSISDN:00777778839999 GUID:15B0E823-ED7F-499A-B676-1943E127F5B2 Shortcode:63334</text:span></text:p>
      <text:p text:style-name="P1"><text:span text:style-name="T1">VOTE 1168123132 Campaign:ssss_uk_02A Validity:during Choice:Gemma CONN:MIG01XU MSISDN:00777774839999 GUID:6559D133-F5D1-4F5E-87EA-BABFFFE1ED99 Shortcode:63334</text:span></text:p>
      <text:p text:style-name="P1"><text:span text:style-name="T1">VOTE 1168123132 Campaign:ssss_uk_02A Validity:during Choice:Mark CONN:MIG01XU MSISDN:00777778949999 GUID:80521156-C363-4880-B44C-678108FF8459 Shortcode:63334</text:span></text:p>
      <text:p text:style-name="P1"><text:span text:style-name="T1">VOTE 1168123132 Campaign:ssss_uk_02A Validity:during Choice:Verity CONN:MIG01XU MSISDN:00777772439999 GUID:BF0B6BA9-FBC4-49B2-9387-C24D038FBF45 Shortcode:63334</text:span></text:p>
      <text:p text:style-name="P1"><text:span text:style-name="T1">VOTE 1168123132 Campaign:ssss_uk_02A Validity:during Choice:Antony CONN:MIG01TU MSISDN:00777774019999 GUID:F132DF08-D0CE-439F-B9C0-3711D5A3DE33 Shortcode:63334</text:span></text:p>
      <text:p text:style-name="P1"><text:span text:style-name="T1">VOTE 1168123132 Campaign:ssss_uk_02A Validity:during Choice:Verity CONN:MIG01XU MSISDN:00777777829999 GUID:BBC70616-849E-4410-8A3C-822A5866706A Shortcode:63334</text:span></text:p>
      <text:p text:style-name="P1"><text:span text:style-name="T1">VOTE 1168123132 Campaign:ssss_uk_02A Validity:during Choice:Antony CONN:MIG01XU MSISDN:00777776839999 GUID:80E5EBB1-2ABC-4058-8BD1-995DAC3974D6 Shortcode:63334</text:span></text:p>
      <text:p text:style-name="P1"><text:span text:style-name="T1">VOTE 1168123132 Campaign:ssss_uk_02A Validity:during Choice:Antony CONN:MIG01XU MSISDN:00777771229999 GUID:A6BAE033-EEA7-4723-AD6C-742E81E5844E Shortcode:63334</text:span></text:p>
      <text:p text:style-name="P1"><text:span text:style-name="T1">VOTE 1168123132 Campaign:ssss_uk_02A Validity:during Choice:Antony CONN:MIG01OU MSISDN:00777777899999 GUID:B3DFCBB4-D5A1-416A-90D8-075B227D435A Shortcode:63334</text:span></text:p>
      <text:p text:style-name="P1"><text:span text:style-name="T1">VOTE 1168123132 Campaign:ssss_uk_02A Validity:during Choice:Antony CONN:MIG01OU MSISDN:00777775569999 GUID:707442FC-9E79-4DCB-A808-461B72530C8B Shortcode:63334</text:span></text:p>
      <text:p text:style-name="P1"><text:span text:style-name="T1">VOTE 1168123132 Campaign:ssss_uk_02A Validity:during Choice:Antony CONN:MIG01OU MSISDN:00777776989999 GUID:8DB64B46-FA7C-4D56-9F03-DB858C0109AD Shortcode:63334</text:span></text:p>
      <text:p text:style-name="P1"><text:span text:style-name="T1">VOTE 1168123132 Campaign:ssss_uk_02A Validity:during Choice:Verity CONN:MIG01XU MSISDN:00777774579999 GUID:4E58B88E-8576-447D-B91A-B2FD98C856A7 Shortcode:63334</text:span></text:p>
      <text:p text:style-name="P1"><text:span text:style-name="T1">VOTE 1168123132 Campaign:ssss_uk_02A Validity:during Choice:Alan CONN:MIG01TU MSISDN:00777776729999 GUID:40E17D3B-966F-4FCC-A13E-6BEB4050DF53 Shortcode:63334</text:span></text:p>
      <text:p text:style-name="P1"><text:span text:style-name="T1">VOTE 1168123132 Campaign:ssss_uk_02A Validity:during Choice:Alan CONN:MIG01XU MSISDN:00777779639999 GUID:6F69785E-7E34-4F8A-A263-6E6EB0CB17FD Shortcode:63334</text:span></text:p>
      <text:p text:style-name="P1"><text:span text:style-name="T1">VOTE 1168123132 Campaign:ssss_uk_02A Validity:during Choice:Verity CONN:MIG01XU MSISDN:00777773339999 GUID:2B916557-C949-472A-A1FB-5057848A350B Shortcode:63334</text:span></text:p>
      <text:p text:style-name="P1"><text:span text:style-name="T1">VOTE 1168123132 Campaign:ssss_uk_02A Validity:during Choice:Antony CONN:MIG00VU MSISDN:00777774279999 GUID:FE31A5FD-0DCF-4A39-B09D-61DAF14D8A64 Shortcode:63334</text:span></text:p>
      <text:p text:style-name="P1"><text:span text:style-name="T1">VOTE 1168123132 Campaign:ssss_uk_02A Validity:during Choice:Leon CONN:MIG00VU MSISDN:00777770739999 GUID:F66E0D60-4691-408B-AEEF-DFDCF02C0D6C Shortcode:63334</text:span></text:p>
      <text:p text:style-name="P1"><text:span text:style-name="T1">VOTE 1168123132 Campaign:ssss_uk_02A Validity:during Choice:Antony CONN:MIG00VU MSISDN:00777776009999 GUID:F1BA0ACE-B1CB-4679-96C8-6E5DCDA6F2E6 Shortcode:63334</text:span></text:p>
      <text:p text:style-name="P1"><text:span text:style-name="T1">VOTE 1168123132 Campaign:ssss_uk_02A Validity:during Choice:Gemma CONN:MIG01OU MSISDN:00777770899999 GUID:13C58FB5-B11F-41AC-AE2F-9227005A78EA Shortcode:63334</text:span></text:p>
      <text:p text:style-name="P1"><text:span text:style-name="T1">VOTE 1168123132 Campaign:ssss_uk_02A Validity:during Choice:Mark CONN:MIG01OU MSISDN:00777771449999 GUID:705292F1-E74D-40BB-9E4C-9FF052577C7D Shortcode:63334</text:span></text:p>
      <text:p text:style-name="P1"><text:span text:style-name="T1">VOTE 1168123132 Campaign:ssss_uk_02A Validity:during Choice:Leon CONN:MIG01OU MSISDN:00777773939999 GUID:799DA7E5-09F7-44FF-99B6-5C1D6C28B815 Shortcode:63334</text:span></text:p>
      <text:p text:style-name="P1"><text:span text:style-name="T1">VOTE 1168123133 Campaign:ssss_uk_02A Validity:during Choice:Mark CONN:MIG01XU MSISDN:00777774269999 GUID:297A0613-DAE9-4DA9-89A3-5083130BB99E Shortcode:63334</text:span></text:p>
      <text:p text:style-name="P1"><text:span text:style-name="T1">VOTE 1168123133 Campaign:ssss_uk_02A Validity:during Choice:Verity CONN:MIG01XU </text:span><text:soft-page-break/><text:span text:style-name="T1">MSISDN:00777773159999 GUID:0B1517C9-572D-48A4-AC6F-27EFEE039C89 Shortcode:63334</text:span></text:p>
      <text:p text:style-name="P1"><text:span text:style-name="T1">VOTE 1168123133 Campaign:ssss_uk_02A Validity:during Choice:Antony CONN:MIG00VU MSISDN:00777773039999 GUID:131DFE22-C4C6-44AE-A3D9-63878B7FC436 Shortcode:63334</text:span></text:p>
      <text:p text:style-name="P1"><text:span text:style-name="T1">VOTE 1168123133 Campaign:ssss_uk_02A Validity:during Choice:Leon CONN:MIG01OU MSISDN:00777770079999 GUID:AF14B7C1-3BED-42E5-97C4-A8FBD8F1586C Shortcode:63334</text:span></text:p>
      <text:p text:style-name="P1"><text:span text:style-name="T1">VOTE 1168123133 Campaign:ssss_uk_02A Validity:during Choice:Mark CONN:MIG01OU MSISDN:00777770919999 GUID:7D1655F0-8652-41AB-B33C-4F33294E4647 Shortcode:63334</text:span></text:p>
      <text:p text:style-name="P1"><text:span text:style-name="T1">VOTE 1168123133 Campaign:ssss_uk_02A Validity:during Choice:Alan CONN:MIG01OU MSISDN:00777772219999 GUID:C960D6FE-D48F-4954-A3B1-9988996E7DB1 Shortcode:63334</text:span></text:p>
      <text:p text:style-name="P1"><text:span text:style-name="T1">VOTE 1168123133 Campaign:ssss_uk_02A Validity:during Choice:Alan CONN:MIG01XU MSISDN:00777778689999 GUID:8AC226BF-DB15-4960-82BD-270E12B660E8 Shortcode:63334</text:span></text:p>
      <text:p text:style-name="P1"><text:span text:style-name="T1">VOTE 1168123133 Campaign:ssss_uk_02A Validity:during Choice:Alan CONN:MIG01XU MSISDN:00777775279999 GUID:34051942-2D24-4EB5-B193-DB5E16D49E98 Shortcode:63334</text:span></text:p>
      <text:p text:style-name="P1"><text:span text:style-name="T1">VOTE 1168123133 Campaign:ssss_uk_02A Validity:during Choice:Mark CONN:MIG01XU MSISDN:00777771899999 GUID:6F850290-9F51-4C38-AEB1-A6F85A406971 Shortcode:63334</text:span></text:p>
      <text:p text:style-name="P1"><text:span text:style-name="T1">VOTE 1168123133 Campaign:ssss_uk_02A Validity:during Choice:Alan CONN:MIG01XU MSISDN:00777779709999 GUID:D1F25137-06C2-4887-8726-735B4365E14E Shortcode:63334</text:span></text:p>
      <text:p text:style-name="P1"><text:span text:style-name="T1">VOTE 1168123133 Campaign:ssss_uk_02A Validity:during Choice:Leon CONN:MIG01XU MSISDN:00777775169999 GUID:56A5C67A-0EEB-4997-9207-7BC02B6489E0 Shortcode:63334</text:span></text:p>
      <text:p text:style-name="P1"><text:span text:style-name="T1">VOTE 1168123133 Campaign:ssss_uk_02A Validity:during Choice:Antony CONN:MIG01XU MSISDN:00777771949999 GUID:39BF35BF-8BC7-44AB-B668-2D83C0F35738 Shortcode:63334</text:span></text:p>
      <text:p text:style-name="P1"><text:span text:style-name="T1">VOTE 1168123133 Campaign:ssss_uk_02A Validity:during Choice:Antony CONN:MIG01XU MSISDN:00777773489999 GUID:1B1A51BB-57D1-4782-B002-11265743A8BF Shortcode:63334</text:span></text:p>
      <text:p text:style-name="P1"><text:span text:style-name="T1">VOTE 1168123133 Campaign:ssss_uk_02A Validity:during Choice:Verity CONN:MIG01XU MSISDN:00777778639999 GUID:E20CEF10-9CB3-4E94-92F5-2995565B3F55 Shortcode:63334</text:span></text:p>
      <text:p text:style-name="P1"><text:span text:style-name="T1">VOTE 1168123133 Campaign:ssss_uk_02A Validity:during Choice:Gemma CONN:MIG00VU MSISDN:00777771609999 GUID:CCE75D5B-2825-446E-92F7-635B0F510654 Shortcode:63334</text:span></text:p>
      <text:p text:style-name="P1"><text:span text:style-name="T1">VOTE 1168123134 Campaign:ssss_uk_02A Validity:during Choice:Antony CONN:MIG00VU MSISDN:00777779139999 GUID:4CA90828-6C91-404A-AE5D-52939CFDF59F Shortcode:63334</text:span></text:p>
      <text:p text:style-name="P1"><text:span text:style-name="T1">VOTE 1168123134 Campaign:ssss_uk_02A Validity:during Choice:Alan CONN:MIG01OU MSISDN:00777772759999 GUID:83774D76-1203-4A90-834E-868926EBA419 Shortcode:63334</text:span></text:p>
      <text:p text:style-name="P1"><text:span text:style-name="T1">VOTE 1168123134 Campaign:ssss_uk_02A Validity:during Choice:Verity CONN:MIG01OU MSISDN:00777770789999 GUID:B42AD354-027A-4F9D-9D9B-5533DE860168 Shortcode:63334</text:span></text:p>
      <text:p text:style-name="P1"><text:span text:style-name="T1">VOTE 1168123134 Campaign:ssss_uk_02A Validity:during Choice:Antony CONN:MIG01OU MSISDN:00777770869999 GUID:FC17F448-0518-4326-92CE-C2B7255545D4 Shortcode:63334</text:span></text:p>
      <text:p text:style-name="P1"><text:span text:style-name="T1">VOTE 1168123134 Campaign:ssss_uk_02A Validity:during Choice:Antony CONN:MIG01HU MSISDN:00777770529999 GUID:3F5493DF-BB82-4E8E-B95D-3508CD84D7E8 Shortcode:63334</text:span></text:p>
      <text:p text:style-name="P1"><text:span text:style-name="T1">VOTE 1168123134 Campaign:ssss_uk_02A Validity:during Choice:Gemma CONN:MIG01HU MSISDN:00777779609999 GUID:F8124177-276D-47A4-BE68-AE309135EE7B Shortcode:63334</text:span></text:p>
      <text:p text:style-name="P1"><text:span text:style-name="T1">VOTE 1168123134 Campaign:ssss_uk_02A Validity:during Choice:Verity CONN:MIG00VU MSISDN:00777777199999 GUID:98B72F20-B41E-4BE4-AA97-5D46866D2F2B Shortcode:63334</text:span></text:p>
      <text:p text:style-name="P1"><text:span text:style-name="T1">VOTE 1168123134 Campaign:ssss_uk_02A Validity:during Choice:Antony CONN:MIG01XU MSISDN:00777772749999 GUID:7C6A36C6-AB4C-4CA6-9391-858DE9A19145 Shortcode:63334</text:span></text:p>
      <text:p text:style-name="P1"><text:span text:style-name="T1">VOTE 1168123134 Campaign:ssss_uk_02A Validity:during Choice:Verity CONN:MIG01XU MSISDN:00777773549999 GUID:8CAE0A03-3164-41CF-A2D2-69E467EEC2C1 Shortcode:63334</text:span></text:p>
      <text:p text:style-name="P1"><text:span text:style-name="T1">VOTE 1168123134 Campaign:ssss_uk_02A Validity:during Choice:Antony CONN:MIG01XU MSISDN:00777775769999 GUID:AFD91FFF-5592-4455-A8F2-556BD130F2ED Shortcode:63334</text:span></text:p>
      <text:p text:style-name="P1"><text:span text:style-name="T1">VOTE 1168123134 Campaign:ssss_uk_02A Validity:during Choice:Antony CONN:MIG01XU MSISDN:00777773369999 GUID:2C0A999A-92DB-4F15-B25C-74D6DF268886 Shortcode:63334</text:span></text:p>
      <text:p text:style-name="P1"><text:span text:style-name="T1">VOTE 1168123134 Campaign:ssss_uk_02A Validity:during Choice:Verity CONN:MIG01XU MSISDN:00777779369999 GUID:DA508E8A-2680-4DBC-887E-DFC51304E08A Shortcode:63334</text:span></text:p>
      <text:p text:style-name="P1"><text:span text:style-name="T1">VOTE 1168123134 Campaign:ssss_uk_02A Validity:during Choice:Verity CONN:MIG01XU MSISDN:00777771409999 GUID:F2A3C5BC-EC65-460A-9C16-19C14F3882AB Shortcode:63334</text:span></text:p>
      <text:p text:style-name="P1"><text:span text:style-name="T1">VOTE 1168123134 Campaign:ssss_uk_02A Validity:during Choice:Antony CONN:MIG01XU MSISDN:00777776559999 GUID:A8B6B7E6-21A2-46AF-9CA9-558BCFB47DB2 Shortcode:63334</text:span></text:p>
      <text:p text:style-name="P1"><text:span text:style-name="T1">VOTE 1168123134 Campaign:ssss_uk_02A Validity:during Choice:Gemma CONN:MIG01TU MSISDN:00777774229999 GUID:6B9CDFBC-2F47-4CE9-9F78-45100E1B6C93 Shortcode:63334</text:span></text:p>
      <text:p text:style-name="P1"><text:span text:style-name="T1">VOTE 1168123134 Campaign:ssss_uk_02A Validity:during Choice:Mark CONN:MIG01OU MSISDN:00777777559999 GUID:AEC0DA53-9A7C-4605-B56A-3AFC09284A3F Shortcode:63334</text:span></text:p>
      <text:p text:style-name="P1"><text:span text:style-name="T1">VOTE 1168123134 Campaign:ssss_uk_02A Validity:during Choice:Antony CONN:MIG01OU MSISDN:00777774849999 GUID:900A4040-EB16-4469-BCC6-1633F892A24A Shortcode:63334</text:span></text:p>
      <text:p text:style-name="P1"><text:span text:style-name="T1">VOTE 1168123134 Campaign:ssss_uk_02A Validity:during Choice:Antony CONN:MIG00VU </text:span><text:soft-page-break/><text:span text:style-name="T1">MSISDN:00777777629999 GUID:2E65F4D6-5529-4DEB-83ED-E75CD7EA5D90 Shortcode:63334</text:span></text:p>
      <text:p text:style-name="P1"><text:span text:style-name="T1">VOTE 1168123134 Campaign:ssss_uk_02A Validity:during Choice:Gemma CONN:MIG00VU MSISDN:00777779619999 GUID:C206E17B-B4A8-43BD-AF1C-C6E073065E22 Shortcode:63334</text:span></text:p>
      <text:p text:style-name="P1"><text:span text:style-name="T1">VOTE 1168123134 Campaign:ssss_uk_02A Validity:during Choice:Verity CONN:MIG00VU MSISDN:00777779549999 GUID:C04A57C0-A6C7-4001-8212-9752ECFE1D16 Shortcode:63334</text:span></text:p>
      <text:p text:style-name="P1"><text:span text:style-name="T1">VOTE 1168123134 Campaign:ssss_uk_02A Validity:during Choice:Antony CONN:MIG01XU MSISDN:00777771529999 GUID:564D2A0A-89B1-4155-BB6E-5A1BE7E0BF16 Shortcode:63334</text:span></text:p>
      <text:p text:style-name="P1"><text:span text:style-name="T1">VOTE 1168123134 Campaign:ssss_uk_02A Validity:during Choice:Verity CONN:MIG01XU MSISDN:00777773949999 GUID:56DFF3B3-5A4A-4865-9B55-7F3F19CA8381 Shortcode:63334</text:span></text:p>
      <text:p text:style-name="P1"><text:span text:style-name="T1">VOTE 1168123134 Campaign:ssss_uk_02A Validity:during Choice:Verity CONN:MIG00VU MSISDN:00777773219999 GUID:96C68323-E73C-4F70-BCA1-5F76BDF92B51 Shortcode:63334</text:span></text:p>
      <text:p text:style-name="P1"><text:span text:style-name="T1">VOTE 1168123134 Campaign:ssss_uk_02A Validity:during Choice:Tupele CONN:MIG01XU MSISDN:00777778369999 GUID:41AC4C3B-7D54-4377-AF98-A7453B4F3F43 Shortcode:63334</text:span></text:p>
      <text:p text:style-name="P1"><text:span text:style-name="T1">VOTE 1168123134 Campaign:ssss_uk_02A Validity:during Choice:Antony CONN:MIG01OU MSISDN:00777774979999 GUID:6F7B0A57-4B39-4EC1-A8B6-021EDA912208 Shortcode:63334</text:span></text:p>
      <text:p text:style-name="P1"><text:span text:style-name="T1">VOTE 1168123134 Campaign:ssss_uk_02A Validity:during Choice:Tupele CONN:MIG01OU MSISDN:00777770659999 GUID:FDB4AF74-399A-498F-AFC8-F5AA28253023 Shortcode:63334</text:span></text:p>
      <text:p text:style-name="P1"><text:span text:style-name="T1">VOTE 1168123134 Campaign:ssss_uk_02A Validity:during Choice:Verity CONN:MIG01OU MSISDN:00777773769999 GUID:0B56BFFF-D84B-4969-B857-157F97285622 Shortcode:63334</text:span></text:p>
      <text:p text:style-name="P1"><text:span text:style-name="T1">VOTE 1168123134 Campaign:ssss_uk_02A Validity:during Choice:Leon CONN:MIG01OU MSISDN:00777779469999 GUID:B6EA6F9A-CE45-4D13-8E81-40B7AE9E5459 Shortcode:63334</text:span></text:p>
      <text:p text:style-name="P1"><text:span text:style-name="T1">VOTE 1168123134 Campaign:ssss_uk_02A Validity:during Choice:Gemma CONN:MIG01TU MSISDN:00777779599999 GUID:86F4E17D-C609-421F-9420-286DB50F8E77 Shortcode:63334</text:span></text:p>
      <text:p text:style-name="P1"><text:span text:style-name="T1">VOTE 1168123134 Campaign:ssss_uk_02A Validity:during Choice:Antony CONN:MIG01XU MSISDN:00777771129999 GUID:BDA0C701-065C-4C77-9ED3-768CB9A6C1BA Shortcode:63334</text:span></text:p>
      <text:p text:style-name="P1"><text:span text:style-name="T1">VOTE 1168123134 Campaign:ssss_uk_02A Validity:during Choice:Antony CONN:MIG01XU MSISDN:00777776219999 GUID:44426432-D7F7-4157-B876-F04D20B089DE Shortcode:63334</text:span></text:p>
      <text:p text:style-name="P1"><text:span text:style-name="T1">VOTE 1168123134 Campaign:ssss_uk_02A Validity:during Choice:Antony CONN:MIG01XU MSISDN:00777771889999 GUID:42545398-F532-414A-BB97-D4335A26D6E6 Shortcode:63334</text:span></text:p>
      <text:p text:style-name="P1"><text:span text:style-name="T1">VOTE 1168123134 Campaign:ssss_uk_02A Validity:during Choice:Verity CONN:MIG01XU MSISDN:00777771929999 GUID:0E1A8F21-2F94-4C48-9FC0-529B24FADDD5 Shortcode:63334</text:span></text:p>
      <text:p text:style-name="P1"><text:span text:style-name="T1">VOTE 1168123135 Campaign:ssss_uk_02A Validity:during Choice:Mark CONN:MIG00VU MSISDN:00777779229999 GUID:2974434F-37C4-4596-9AE4-B90B8865DCCE Shortcode:63334</text:span></text:p>
      <text:p text:style-name="P1"><text:span text:style-name="T1">VOTE 1168123135 Campaign:ssss_uk_02A Validity:during Choice:Verity CONN:MIG00VU MSISDN:00777770579999 GUID:0AF489FC-B1BB-41F2-B7AB-646DA807C45F Shortcode:63334</text:span></text:p>
      <text:p text:style-name="P1"><text:span text:style-name="T1">VOTE 1168123135 Campaign:ssss_uk_02A Validity:during Choice:Leon CONN:MIG01TU MSISDN:00777771069999 GUID:A50F7981-B9EB-4C7B-A436-3DD273762725 Shortcode:63334</text:span></text:p>
      <text:p text:style-name="P1"><text:span text:style-name="T1">VOTE 1168123135 Campaign:ssss_uk_02A Validity:during Choice:Antony CONN:MIG01OU MSISDN:00777774649999 GUID:203532AD-8467-4E53-9818-CEF6CE6EB60C Shortcode:63334</text:span></text:p>
      <text:p text:style-name="P1"><text:span text:style-name="T1">VOTE 1168123135 Campaign:ssss_uk_02A Validity:during Choice:Antony CONN:MIG01OU MSISDN:00777773949999 GUID:EAC8B68C-79BD-4C8F-BEF6-6E765033914C Shortcode:63334</text:span></text:p>
      <text:p text:style-name="P1"><text:span text:style-name="T1">VOTE 1168123135 Campaign:ssss_uk_02A Validity:during Choice:Antony CONN:MIG01OU MSISDN:00777770629999 GUID:3B46C381-C370-4C49-B7AC-FEDEDD8C9BCC Shortcode:63334</text:span></text:p>
      <text:p text:style-name="P1"><text:span text:style-name="T1">VOTE 1168123135 Campaign:ssss_uk_02A Validity:during Choice:Antony CONN:MIG00VU MSISDN:00777774489999 GUID:AE4AB4AB-672A-4110-B5CC-EC3D68646883 Shortcode:63334</text:span></text:p>
      <text:p text:style-name="P1"><text:span text:style-name="T1">VOTE 1168123135 Campaign:ssss_uk_02A Validity:during Choice:Gemma CONN:MIG01TU MSISDN:00777776599999 GUID:E0138E2B-3E26-4825-996F-B9753937D904 Shortcode:63334</text:span></text:p>
      <text:p text:style-name="P1"><text:span text:style-name="T1">VOTE 1168123135 Campaign:ssss_uk_02A Validity:during Choice:Antony CONN:MIG00VU MSISDN:00777776039999 GUID:6B385B6F-3CCB-4092-9EF6-3B708C5361DA Shortcode:63334</text:span></text:p>
      <text:p text:style-name="P1"><text:span text:style-name="T1">VOTE 1168123135 Campaign:ssss_uk_02A Validity:during Choice:Verity CONN:MIG01XU MSISDN:00777770159999 GUID:CB4DB55C-702C-48F6-8DFA-6D201D7AD134 Shortcode:63334</text:span></text:p>
      <text:p text:style-name="P1"><text:span text:style-name="T1">VOTE 1168123135 Campaign:ssss_uk_02A Validity:during Choice:Mark CONN:MIG01XU MSISDN:00777779819999 GUID:D9A224D7-F732-40DC-8B21-10649E9EA897 Shortcode:63334</text:span></text:p>
      <text:p text:style-name="P1"><text:span text:style-name="T1">VOTE 1168123135 Campaign:ssss_uk_02A Validity:during Choice:Alan CONN:MIG01XU MSISDN:00777778469999 GUID:E1637435-2177-40D9-902F-27BC311AF54F Shortcode:63334</text:span></text:p>
      <text:p text:style-name="P1"><text:span text:style-name="T1">VOTE 1168123135 Campaign:ssss_uk_02A Validity:during Choice:Verity CONN:MIG01XU MSISDN:00777779249999 GUID:8FA3D936-2149-4A6E-A0A1-0BF52E0DD409 Shortcode:63334</text:span></text:p>
      <text:p text:style-name="P1"><text:span text:style-name="T1">VOTE 1168123135 Campaign:ssss_uk_02A Validity:during Choice:Alan CONN:MIG01OU MSISDN:00777771409999 GUID:849ABA8D-80B9-4A37-AA92-23A200E12E8A Shortcode:63334</text:span></text:p>
      <text:p text:style-name="P1"><text:span text:style-name="T1">VOTE 1168123135 Campaign:ssss_uk_02A Validity:during Choice:Leon CONN:MIG01XU MSISDN:00777776139999 GUID:F5E565B1-0ABE-4EB8-88C1-344E96E6E668 Shortcode:63334</text:span></text:p>
      <text:p text:style-name="P1"><text:span text:style-name="T1">VOTE 1168123135 Campaign:ssss_uk_02A Validity:during Choice:Verity CONN:MIG01OU </text:span><text:soft-page-break/><text:span text:style-name="T1">MSISDN:00777775549999 GUID:2AE0D1D9-20AC-4C23-8834-E155E51490E1 Shortcode:63334</text:span></text:p>
      <text:p text:style-name="P1"><text:span text:style-name="T1">VOTE 1168123135 Campaign:ssss_uk_02A Validity:during Choice:Verity CONN:MIG01OU MSISDN:00777770729999 GUID:112E2BB7-770D-437D-95E2-70634671C394 Shortcode:63334</text:span></text:p>
      <text:p text:style-name="P1"><text:span text:style-name="T1">VOTE 1168123135 Campaign:ssss_uk_02A Validity:during Choice:Verity CONN:MIG01XU MSISDN:00777771429999 GUID:021333C3-52AA-499A-B4BE-0E460CB949B4 Shortcode:63334</text:span></text:p>
      <text:p text:style-name="P1"><text:span text:style-name="T1">VOTE 1168123135 Campaign:ssss_uk_02A Validity:during Choice:Gemma CONN:MIG00VU MSISDN:00777770599999 GUID:C79B7142-43CB-4BF1-9D2E-0671005D8639 Shortcode:63334</text:span></text:p>
      <text:p text:style-name="P1"><text:span text:style-name="T1">VOTE 1168123135 Campaign:ssss_uk_02A Validity:during Choice:Alan CONN:MIG00VU MSISDN:00777770039999 GUID:EEDEEB96-D219-4722-A87C-8A678BE99A32 Shortcode:63334</text:span></text:p>
      <text:p text:style-name="P1"><text:span text:style-name="T1">VOTE 1168123135 Campaign:ssss_uk_02A Validity:during Choice:Antony CONN:MIG01TU MSISDN:00777773339999 GUID:C13B1163-36A5-4642-BD57-35A0A6DC0588 Shortcode:63334</text:span></text:p>
      <text:p text:style-name="P1"><text:span text:style-name="T1">VOTE 1168123135 Campaign:ssss_uk_02A Validity:during Choice:Leon CONN:MIG01XU MSISDN:00777779609999 GUID:94C2BD69-BF38-44B9-B348-723E821CCECD Shortcode:63334</text:span></text:p>
      <text:p text:style-name="P1"><text:span text:style-name="T1">VOTE 1168123135 Campaign:ssss_uk_02A Validity:during Choice:Mark CONN:MIG01XU MSISDN:00777776879999 GUID:C78FAE89-29D7-44AC-AA33-882AF7F7EB00 Shortcode:63334</text:span></text:p>
      <text:p text:style-name="P1"><text:span text:style-name="T1">VOTE 1168123135 Campaign:ssss_uk_02A Validity:during Choice:Verity CONN:MIG01XU MSISDN:00777774909999 GUID:C2E3C3C5-730D-4C59-A5B5-80ABF9D7EB6E Shortcode:63334</text:span></text:p>
      <text:p text:style-name="P1"><text:span text:style-name="T1">VOTE 1168123135 Campaign:ssss_uk_02A Validity:during Choice:Leon CONN:MIG01XU MSISDN:00777779629999 GUID:F93D8517-A34C-4956-ACBE-5735F8CAE827 Shortcode:63334</text:span></text:p>
      <text:p text:style-name="P1"><text:span text:style-name="T1">VOTE 1168123135 Campaign:ssss_uk_02A Validity:during Choice:Alan CONN:MIG01TU MSISDN:00777772919999 GUID:1C4636A0-7DFF-4F37-AE70-E2E75BC0013F Shortcode:63334</text:span></text:p>
      <text:p text:style-name="P1"><text:span text:style-name="T1">VOTE 1168123135 Campaign:ssss_uk_02A Validity:during Choice:Verity CONN:MIG01XU MSISDN:00777775959999 GUID:E4B4E950-AEE2-4397-A9FD-4841B3E9902D Shortcode:63334</text:span></text:p>
      <text:p text:style-name="P1"><text:span text:style-name="T1">VOTE 1168123135 Campaign:ssss_uk_02A Validity:during Choice:Gemma CONN:MIG01OU MSISDN:00777773309999 GUID:EEDBC722-2DA1-45F8-BA4D-BB50CF951703 Shortcode:63334</text:span></text:p>
      <text:p text:style-name="P1"><text:span text:style-name="T1">VOTE 1168123135 Campaign:ssss_uk_02A Validity:during Choice:Verity CONN:MIG01XU MSISDN:00777778919999 GUID:EAC07C96-6472-425D-BFA6-11438B353926 Shortcode:63334</text:span></text:p>
      <text:p text:style-name="P1"><text:span text:style-name="T1">VOTE 1168123135 Campaign:ssss_uk_02A Validity:during Choice:Verity CONN:MIG01OU MSISDN:00777773019999 GUID:E5E3DCA1-1B68-43DE-8667-5C76F62922C3 Shortcode:63334</text:span></text:p>
      <text:p text:style-name="P1"><text:span text:style-name="T1">VOTE 1168123135 Campaign:ssss_uk_02A Validity:during Choice:Antony CONN:MIG01XU MSISDN:00777775919999 GUID:6899C09E-E842-415F-8725-C704924C39E5 Shortcode:63334</text:span></text:p>
      <text:p text:style-name="P1"><text:span text:style-name="T1">VOTE 1168123135 Campaign:ssss_uk_02A Validity:during Choice:Antony CONN:MIG01OU MSISDN:00777772949999 GUID:8EB2DA35-0B31-4B4B-B675-41674D71418C Shortcode:63334</text:span></text:p>
      <text:p text:style-name="P1"><text:span text:style-name="T1">VOTE 1168123135 Campaign:ssss_uk_02A Validity:during Choice:Tupele CONN:MIG01OU MSISDN:00777772559999 GUID:DB3AAD0E-5D3B-43B2-8490-21853742948C Shortcode:63334</text:span></text:p>
      <text:p text:style-name="P1"><text:span text:style-name="T1">VOTE 1168123135 Campaign:ssss_uk_02A Validity:during Choice:Antony CONN:MIG01OU MSISDN:00777770119999 GUID:DAD6C5EF-CCC5-44BF-8ADE-6742F4FA2614 Shortcode:63334</text:span></text:p>
      <text:p text:style-name="P1"><text:span text:style-name="T1">VOTE 1168123135 Campaign:ssss_uk_02A Validity:during Choice:Tupele CONN:MIG01OU MSISDN:00777775519999 GUID:E292D3B4-9992-496B-B738-FAAFFCE03C97 Shortcode:63334</text:span></text:p>
      <text:p text:style-name="P1"><text:span text:style-name="T1">VOTE 1168123135 Campaign:ssss_uk_02A Validity:during Choice:Antony CONN:MIG00VU MSISDN:00777779279999 GUID:5EEFFF3F-D5B1-49B3-8AA0-FD73AECE957F Shortcode:63334</text:span></text:p>
      <text:p text:style-name="P1"><text:span text:style-name="T1">VOTE 1168123136 Campaign:ssss_uk_02A Validity:during Choice:Alan CONN:MIG01TU MSISDN:00777779369999 GUID:66191E3D-DC61-4A36-872C-ED71C29A4F21 Shortcode:63334</text:span></text:p>
      <text:p text:style-name="P1"><text:span text:style-name="T1">VOTE 1168123136 Campaign:ssss_uk_02A Validity:during Choice:Alan CONN:MIG01OU MSISDN:00777774399999 GUID:EDAD4E69-754C-4A2E-9D7C-EFA3E4687767 Shortcode:63334</text:span></text:p>
      <text:p text:style-name="P1"><text:span text:style-name="T1">VOTE 1168123136 Campaign:ssss_uk_02A Validity:during Choice:Antony CONN:MIG01XU MSISDN:00777771769999 GUID:58AB74F4-C9DB-4142-A518-E3D56F16D031 Shortcode:63334</text:span></text:p>
      <text:p text:style-name="P1"><text:span text:style-name="T1">VOTE 1168123136 Campaign:ssss_uk_02A Validity:during Choice:Verity CONN:MIG01XU MSISDN:00777775359999 GUID:B02D8411-F1A6-4DFB-A9B0-1DFE9F3F5825 Shortcode:63334</text:span></text:p>
      <text:p text:style-name="P1"><text:span text:style-name="T1">VOTE 1168123136 Campaign:ssss_uk_02A Validity:during Choice:Antony CONN:MIG01XU MSISDN:00777770869999 GUID:E2ED49F6-0B27-472F-A0D8-C7E9382BA76C Shortcode:63334</text:span></text:p>
      <text:p text:style-name="P1"><text:span text:style-name="T1">VOTE 1168123136 Campaign:ssss_uk_02A Validity:during Choice:Antony CONN:MIG01XU MSISDN:00777773089999 GUID:05B90C62-B89B-4FC1-A271-D6DB8694034E Shortcode:63334</text:span></text:p>
      <text:p text:style-name="P1"><text:span text:style-name="T1">VOTE 1168123136 Campaign:ssss_uk_02A Validity:during Choice:Mark CONN:MIG01XU MSISDN:00777773189999 GUID:87C39253-5B04-4A91-A58F-CD36C1C4DFDA Shortcode:63334</text:span></text:p>
      <text:p text:style-name="P1"><text:span text:style-name="T1">VOTE 1168123136 Campaign:ssss_uk_02A Validity:during Choice:Antony CONN:MIG01XU MSISDN:00777779629999 GUID:8EBDBEA5-68F2-4632-8ED0-E2BF3C14080D Shortcode:63334</text:span></text:p>
      <text:p text:style-name="P1"><text:span text:style-name="T1">VOTE 1168123136 Campaign:ssss_uk_02A Validity:during Choice:Antony CONN:MIG01OU MSISDN:00777779819999 GUID:E4B1E0B4-6A0C-41B7-B82D-5E184D92C9B3 Shortcode:63334</text:span></text:p>
      <text:p text:style-name="P1"><text:span text:style-name="T1">VOTE 1168123136 Campaign:ssss_uk_02A Validity:during Choice:Antony CONN:MIG01OU MSISDN:00777778009999 GUID:1636501E-719A-429C-BA7B-79AF08ABA873 Shortcode:63334</text:span></text:p>
      <text:p text:style-name="P1"><text:span text:style-name="T1">VOTE 1168123135 Campaign:ssss_uk_02A Validity:during Choice:Gemma CONN:MIG01XU </text:span><text:soft-page-break/><text:span text:style-name="T1">MSISDN:00777778519999 GUID:3B24CA52-0150-41F5-82EC-88E4E7367AD8 Shortcode:63334</text:span></text:p>
      <text:p text:style-name="P1"><text:span text:style-name="T1">VOTE 1168123136 Campaign:ssss_uk_02A Validity:during Choice:Antony CONN:MIG00VU MSISDN:00777779619999 GUID:044E0B2B-7A0B-4738-8EFB-FBA378315C27 Shortcode:63334</text:span></text:p>
      <text:p text:style-name="P1"><text:span text:style-name="T1">VOTE 1168123136 Campaign:ssss_uk_02A Validity:during Choice:Leon CONN:MIG01OU MSISDN:00777777609999 GUID:076C5D41-A3F7-42E5-A196-731AD8F0F52F Shortcode:63334</text:span></text:p>
      <text:p text:style-name="P1"><text:span text:style-name="T1">VOTE 1168123136 Campaign:ssss_uk_02A Validity:during Choice:Antony CONN:MIG01OU MSISDN:00777776899999 GUID:5935453E-A945-43BA-8B7D-B90EA177ABBE Shortcode:63334</text:span></text:p>
      <text:p text:style-name="P1"><text:span text:style-name="T1">VOTE 1168123136 Campaign:ssss_uk_02A Validity:during Choice:Gemma CONN:MIG01XU MSISDN:00777774789999 GUID:1EFF36AC-A60B-4324-9991-FC299CC815DD Shortcode:63334</text:span></text:p>
      <text:p text:style-name="P1"><text:span text:style-name="T1">VOTE 1168123136 Campaign:ssss_uk_02A Validity:during Choice:Verity CONN:MIG01XU MSISDN:00777778439999 GUID:91379FBC-D77E-4FED-90B3-72AE9E128770 Shortcode:63334</text:span></text:p>
      <text:p text:style-name="P1"><text:span text:style-name="T1">VOTE 1168123137 Campaign:ssss_uk_02A Validity:during Choice:Mark CONN:MIG00VU MSISDN:00777770529999 GUID:50762465-8DE9-47FD-B4E0-3ED44CBB186D Shortcode:63334</text:span></text:p>
      <text:p text:style-name="P1"><text:span text:style-name="T1">VOTE 1168123137 Campaign:ssss_uk_02A Validity:during Choice:Mark CONN:MIG01OU MSISDN:00777779609999 GUID:95D47839-403D-49D3-8885-104EB81530D4 Shortcode:63334</text:span></text:p>
      <text:p text:style-name="P1"><text:span text:style-name="T1">VOTE 1168123137 Campaign:ssss_uk_02A Validity:during Choice:Verity CONN:MIG01XU MSISDN:00777776009999 GUID:F7343092-C98C-47D6-A76A-5B93A1D528D5 Shortcode:63334</text:span></text:p>
      <text:p text:style-name="P1"><text:span text:style-name="T1">VOTE 1168123137 Campaign:ssss_uk_02A Validity:during Choice:Alan CONN:MIG01XU MSISDN:00777771449999 GUID:FACB738F-ACDE-47CB-ABB5-BF7985D68482 Shortcode:63334</text:span></text:p>
      <text:p text:style-name="P1"><text:span text:style-name="T1">VOTE 1168123137 Campaign:ssss_uk_02A Validity:during Choice:Mark CONN:MIG01OU MSISDN:00777774659999 GUID:F7203B11-A3E2-4D83-86B6-792D35E99E91 Shortcode:63334</text:span></text:p>
      <text:p text:style-name="P1"><text:span text:style-name="T1">VOTE 1168123137 Campaign:ssss_uk_02A Validity:during Choice:Alan CONN:MIG01XU MSISDN:00777773869999 GUID:FC5BD7CB-60A3-4AEB-A183-B41163999C1E Shortcode:63334</text:span></text:p>
      <text:p text:style-name="P1"><text:span text:style-name="T1">VOTE 1168123137 Campaign:ssss_uk_02A Validity:during Choice:Verity CONN:MIG01OU MSISDN:00777779279999 GUID:9EEB49A7-1804-4242-9796-47624090BE35 Shortcode:63334</text:span></text:p>
      <text:p text:style-name="P1"><text:span text:style-name="T1">VOTE 1168123137 Campaign:ssss_uk_02A Validity:during Choice:Antony CONN:MIG00VU MSISDN:00777778989999 GUID:A1C80C93-C932-4305-B79C-DA3D8EA1269E Shortcode:63334</text:span></text:p>
      <text:p text:style-name="P1"><text:span text:style-name="T1">VOTE 1168123138 Campaign:ssss_uk_02A Validity:during Choice:Antony CONN:MIG00VU MSISDN:00777773799999 GUID:FBA8CCFA-037A-4EBC-8A78-2A9EB7BDB6BD Shortcode:63334</text:span></text:p>
      <text:p text:style-name="P1"><text:span text:style-name="T1">VOTE 1168123138 Campaign:ssss_uk_02A Validity:during Choice:Mark CONN:MIG01XU MSISDN:00777778319999 GUID:BB57418E-48C7-4BBB-9DE9-443E68500BFA Shortcode:63334</text:span></text:p>
      <text:p text:style-name="P1"><text:span text:style-name="T1">VOTE 1168123138 Campaign:ssss_uk_02A Validity:during Choice:Verity CONN:MIG01XU MSISDN:00777778809999 GUID:D3CA9C42-242A-4AC5-9CE0-09DAB789705F Shortcode:63334</text:span></text:p>
      <text:p text:style-name="P1"><text:span text:style-name="T1">VOTE 1168123138 Campaign:ssss_uk_02A Validity:during Choice:Mark CONN:MIG01OU MSISDN:00777779529999 GUID:6EE1F647-A646-4CE7-81E5-FB94BFBD659B Shortcode:63334</text:span></text:p>
      <text:p text:style-name="P1"><text:span text:style-name="T1">VOTE 1168123138 Campaign:ssss_uk_02A Validity:during Choice:Gemma CONN:MIG00VU MSISDN:00777777389999 GUID:A2C69F63-94A8-4008-8014-F31E9F3B2824 Shortcode:63334</text:span></text:p>
      <text:p text:style-name="P1"><text:span text:style-name="T1">VOTE 1168123138 Campaign:ssss_uk_02A Validity:during Choice:Mark CONN:MIG01OU MSISDN:00777774029999 GUID:7B90DB26-F99D-4759-8B49-C490170D1BD4 Shortcode:63334</text:span></text:p>
      <text:p text:style-name="P1"><text:span text:style-name="T1">VOTE 1168123138 Campaign:ssss_uk_02A Validity:during Choice:Antony CONN:MIG00VU MSISDN:00777771469999 GUID:C3DB009C-42DA-460B-9C8F-17B5881249B8 Shortcode:63334</text:span></text:p>
      <text:p text:style-name="P1"><text:span text:style-name="T1">VOTE 1168123138 Campaign:ssss_uk_02A Validity:during Choice:Gemma CONN:MIG01XU MSISDN:00777778519999 GUID:CF3D58D4-A493-4D94-A485-59A8BABC4ADA Shortcode:63334</text:span></text:p>
      <text:p text:style-name="P1"><text:span text:style-name="T1">VOTE 1168123138 Campaign:ssss_uk_02A Validity:during Choice:Antony CONN:MIG01XU MSISDN:00777770589999 GUID:DF5ABA08-31D3-4480-A040-DE9C119D4FE4 Shortcode:63334</text:span></text:p>
      <text:p text:style-name="P1"><text:span text:style-name="T1">VOTE 1168123138 Campaign:ssss_uk_02A Validity:during Choice:Verity CONN:MIG00VU MSISDN:00777779699999 GUID:721A0243-865A-4E25-8E05-989B88BE6098 Shortcode:63334</text:span></text:p>
      <text:p text:style-name="P1"><text:span text:style-name="T1">VOTE 1168123138 Campaign:ssss_uk_02A Validity:during Choice:Antony CONN:MIG00VU MSISDN:00777776769999 GUID:CEAE15E1-77EE-457D-BE41-6345024BCD6D Shortcode:63334</text:span></text:p>
      <text:p text:style-name="P1"><text:span text:style-name="T1">VOTE 1168123138 Campaign:ssss_uk_02A Validity:during Choice:Alan CONN:MIG01XU MSISDN:00777776729999 GUID:6CA37954-CBBB-4E3D-9063-526BF0BC7C8C Shortcode:63334</text:span></text:p>
      <text:p text:style-name="P1"><text:span text:style-name="T1">VOTE 1168123138 Campaign:ssss_uk_02A Validity:during Choice:Leon CONN:MIG01OU MSISDN:00777775889999 GUID:1CA96452-C66C-43BC-9D6D-A8047FD45DC5 Shortcode:63334</text:span></text:p>
      <text:p text:style-name="P1"><text:span text:style-name="T1">VOTE 1168123138 Campaign:ssss_uk_02A Validity:during Choice:Gemma CONN:MIG01XU MSISDN:00777778299999 GUID:1718053D-F5CA-4784-A624-5C6B075D2E2D Shortcode:63334</text:span></text:p>
      <text:p text:style-name="P1"><text:span text:style-name="T1">VOTE 1168123138 Campaign:ssss_uk_02A Validity:during Choice:Antony CONN:MIG01OU MSISDN:00777772969999 GUID:D2E48619-8F50-4123-8463-E2083BB1A74C Shortcode:63334</text:span></text:p>
      <text:p text:style-name="P1"><text:span text:style-name="T1">VOTE 1168123138 Campaign:ssss_uk_02A Validity:during Choice:Verity CONN:MIG01OU MSISDN:00777778679999 GUID:7EEDA44F-2D19-42F0-8A27-2AD4D563CC6D Shortcode:63334</text:span></text:p>
      <text:p text:style-name="P1"><text:span text:style-name="T1">VOTE 1168123138 Campaign:ssss_uk_02A Validity:during Choice:Verity CONN:MIG01XU MSISDN:00777778689999 GUID:0415CFA4-E9BB-410A-9594-030F8C09FE34 Shortcode:63334</text:span></text:p>
      <text:p text:style-name="P1"><text:span text:style-name="T1">VOTE 1168123138 Campaign:ssss_uk_02A Validity:during Choice:Verity CONN:MIG01XU </text:span><text:soft-page-break/><text:span text:style-name="T1">MSISDN:00777778359999 GUID:B76403A7-5E50-4204-A722-414B81624E46 Shortcode:63334</text:span></text:p>
      <text:p text:style-name="P1"><text:span text:style-name="T1">VOTE 1168123138 Campaign:ssss_uk_02A Validity:during Choice:Mark CONN:MIG01OU MSISDN:00777772539999 GUID:2ECA2CFC-B302-4555-AE81-B38F664D4D81 Shortcode:63334</text:span></text:p>
      <text:p text:style-name="P1"><text:span text:style-name="T1">VOTE 1168123138 Campaign:ssss_uk_02A Validity:during Choice:Verity CONN:MIG01OU MSISDN:00777775109999 GUID:BFB97A39-84D3-4D84-9B92-D86FAFB6FC92 Shortcode:63334</text:span></text:p>
      <text:p text:style-name="P1"><text:span text:style-name="T1">VOTE 1168123138 Campaign:ssss_uk_02A Validity:during Choice:Alan CONN:MIG01OU MSISDN:00777772749999 GUID:307A1145-21D7-4145-B092-B2D3E530C9FB Shortcode:63334</text:span></text:p>
      <text:p text:style-name="P1"><text:span text:style-name="T1">VOTE 1168123138 Campaign:ssss_uk_02A Validity:during Choice:Mark CONN:MIG01XU MSISDN:00777774349999 GUID:BD536557-865C-48E6-A438-462294A8A299 Shortcode:63334</text:span></text:p>
      <text:p text:style-name="P1"><text:span text:style-name="T1">VOTE 1168123138 Campaign:ssss_uk_02A Validity:during Choice:Verity CONN:MIG01XU MSISDN:00777773179999 GUID:95F319BE-6986-4091-BA5A-8290156F6203 Shortcode:63334</text:span></text:p>
      <text:p text:style-name="P1"><text:span text:style-name="T1">VOTE 1168123138 Campaign:ssss_uk_02A Validity:during Choice:Antony CONN:MIG01XU MSISDN:00777776959999 GUID:CD5424E9-35B3-43AE-A23F-1285F9B34AF3 Shortcode:63334</text:span></text:p>
      <text:p text:style-name="P1"><text:span text:style-name="T1">VOTE 1168123139 Campaign:ssss_uk_02A Validity:during Choice:Antony CONN:MIG01XU MSISDN:00777771089999 GUID:9B859B30-6BAB-4111-B781-0B44CE4B35FC Shortcode:63334</text:span></text:p>
      <text:p text:style-name="P1"><text:span text:style-name="T1">VOTE 1168123139 Campaign:ssss_uk_02A Validity:during Choice:Leon CONN:MIG01XU MSISDN:00777777689999 GUID:5CB29303-7774-4AFF-962F-0101EEC6BBE2 Shortcode:63334</text:span></text:p>
      <text:p text:style-name="P1"><text:span text:style-name="T1">VOTE 1168123139 Campaign:ssss_uk_02A Validity:during Choice:Gemma CONN:MIG01XU MSISDN:00777775999999 GUID:E1A8FC0B-93DB-4084-A992-2A6546B41D8F Shortcode:63334</text:span></text:p>
      <text:p text:style-name="P1"><text:span text:style-name="T1">VOTE 1168123139 Campaign:ssss_uk_02A Validity:during Choice:Alan CONN:MIG01XU MSISDN:00777778879999 GUID:288D9458-C630-4209-8EB8-E47B11E59AE2 Shortcode:63334</text:span></text:p>
      <text:p text:style-name="P1"><text:span text:style-name="T1">VOTE 1168123139 Campaign:ssss_uk_02A Validity:during Choice:Verity CONN:MIG01XU MSISDN:00777779169999 GUID:E0A84980-630C-4127-8954-C0B105390E2A Shortcode:63334</text:span></text:p>
      <text:p text:style-name="P1"><text:span text:style-name="T1">VOTE 1168123139 Campaign:ssss_uk_02A Validity:during Choice:Tupele CONN:MIG01XU MSISDN:00777771149999 GUID:B372D670-C7ED-4D67-BD66-216294A010E0 Shortcode:63334</text:span></text:p>
      <text:p text:style-name="P1"><text:span text:style-name="T1">VOTE 1168123139 Campaign:ssss_uk_02A Validity:during Choice:Mark CONN:MIG01XU MSISDN:00777777789999 GUID:BE97756D-4047-4BE2-BCCC-DB3313EE829D Shortcode:63334</text:span></text:p>
      <text:p text:style-name="P1"><text:span text:style-name="T1">VOTE 1168123139 Campaign:ssss_uk_02A Validity:during Choice:Verity CONN:MIG01XU MSISDN:00777770249999 GUID:AC488372-7DEE-4D40-A313-61DD88F161FB Shortcode:63334</text:span></text:p>
      <text:p text:style-name="P1"><text:span text:style-name="T1">VOTE 1168123139 Campaign:ssss_uk_02A Validity:during Choice:Antony CONN:MIG01XU MSISDN:00777775639999 GUID:29EDDC0C-4432-4C53-8FE1-756E5D8A45A8 Shortcode:63334</text:span></text:p>
      <text:p text:style-name="P1"><text:span text:style-name="T1">VOTE 1168123139 Campaign:ssss_uk_02A Validity:during Choice:Antony CONN:MIG00VU MSISDN:00777779199999 GUID:CED37888-DAB9-470A-B989-55002C094C58 Shortcode:63334</text:span></text:p>
      <text:p text:style-name="P1"><text:span text:style-name="T1">VOTE 1168123139 Campaign:ssss_uk_02A Validity:during Choice:Verity CONN:MIG01OU MSISDN:00777779479999 GUID:74EF0980-E9DF-4128-9806-532284E35FA2 Shortcode:63334</text:span></text:p>
      <text:p text:style-name="P1"><text:span text:style-name="T1">VOTE 1168123139 Campaign:ssss_uk_02A Validity:during Choice:Verity CONN:MIG01OU MSISDN:00777776089999 GUID:59B7360C-1447-46EF-B442-5385437381AB Shortcode:63334</text:span></text:p>
      <text:p text:style-name="P1"><text:span text:style-name="T1">VOTE 1168123139 Campaign:ssss_uk_02A Validity:during Choice:Antony CONN:MIG01OU MSISDN:00777770749999 GUID:49F22EAD-7BC6-4570-A574-53D13BED35C4 Shortcode:63334</text:span></text:p>
      <text:p text:style-name="P1"><text:span text:style-name="T1">VOTE 1168123139 Campaign:ssss_uk_02A Validity:during Choice:Gemma CONN:MIG01OU MSISDN:00777772569999 GUID:B75518A0-658F-48B0-A882-6ADE6B68CED5 Shortcode:63334</text:span></text:p>
      <text:p text:style-name="P1"><text:span text:style-name="T1">VOTE 1168123139 Campaign:ssss_uk_02A Validity:during Choice:Antony CONN:MIG01XU MSISDN:00777774839999 GUID:7792EEB8-69A7-4283-A3B0-08945CF955BC Shortcode:63334</text:span></text:p>
      <text:p text:style-name="P1"><text:span text:style-name="T1">VOTE 1168123139 Campaign:ssss_uk_02A Validity:during Choice:Antony CONN:MIG01XU MSISDN:00777773999999 GUID:9F3C04A0-1A18-4BC4-925F-E6EF1CADA233 Shortcode:63334</text:span></text:p>
      <text:p text:style-name="P1"><text:span text:style-name="T1">VOTE 1168123139 Campaign:ssss_uk_02A Validity:during Choice:Alan CONN:MIG01XU MSISDN:00777778789999 GUID:179000CC-2B8D-4309-8106-46585C156A7D Shortcode:63334</text:span></text:p>
      <text:p text:style-name="P1"><text:span text:style-name="T1">VOTE 1168123139 Campaign:ssss_uk_02A Validity:during Choice:Leon CONN:MIG01XU MSISDN:00777771039999 GUID:4074E9ED-863B-4152-9B7C-27B204859E02 Shortcode:63334</text:span></text:p>
      <text:p text:style-name="P1"><text:span text:style-name="T1">VOTE 1168123139 Campaign:ssss_uk_02A Validity:during Choice:Mark CONN:MIG01XU MSISDN:00777774819999 GUID:F730A53D-4F6D-4086-A121-E999DE1A0166 Shortcode:63334</text:span></text:p>
      <text:p text:style-name="P1"><text:span text:style-name="T1">VOTE 1168123139 Campaign:ssss_uk_02A Validity:during Choice:Verity CONN:MIG01XU MSISDN:00777772739999 GUID:5CA0F121-6703-4732-9D73-BF72904C3E6E Shortcode:63334</text:span></text:p>
      <text:p text:style-name="P1"><text:span text:style-name="T1">VOTE 1168123139 Campaign:ssss_uk_02A Validity:during Choice:Gemma CONN:MIG01XU MSISDN:00777773719999 GUID:451E20C3-992D-47B1-9039-04A662455C13 Shortcode:63334</text:span></text:p>
      <text:p text:style-name="P1"><text:span text:style-name="T1">VOTE 1168123139 Campaign:ssss_uk_02A Validity:during Choice:Leon CONN:MIG01XU MSISDN:00777779389999 GUID:ED26B931-B572-4496-9CA7-8E665D11D666 Shortcode:63334</text:span></text:p>
      <text:p text:style-name="P1"><text:span text:style-name="T1">VOTE 1168123139 Campaign:ssss_uk_02A Validity:during Choice:Gemma CONN:MIG01XU MSISDN:00777777999999 GUID:8A7EE31A-D41C-470C-BE10-5645B9AB59ED Shortcode:63334</text:span></text:p>
      <text:p text:style-name="P1"><text:span text:style-name="T1">VOTE 1168123139 Campaign:ssss_uk_02A Validity:during Choice:Verity CONN:MIG01XU MSISDN:00777770899999 GUID:D916B4F5-119E-4787-8D43-DF5ADC41C1B5 Shortcode:63334</text:span></text:p>
      <text:p text:style-name="P1"><text:span text:style-name="T1">VOTE 1168123139 Campaign:ssss_uk_02A Validity:during Choice:Antony CONN:MIG01TU </text:span><text:soft-page-break/><text:span text:style-name="T1">MSISDN:00777776759999 GUID:B8F90885-75BB-4096-B3DD-5FD7DD3019F3 Shortcode:63334</text:span></text:p>
      <text:p text:style-name="P1"><text:span text:style-name="T1">VOTE 1168123139 Campaign:ssss_uk_02A Validity:during Choice:Antony CONN:MIG01OU MSISDN:00777774319999 GUID:9EA7CD7E-F5D9-4E34-B719-AE5EC7394D4D Shortcode:63334</text:span></text:p>
      <text:p text:style-name="P1"><text:span text:style-name="T1">VOTE 1168123139 Campaign:ssss_uk_02A Validity:during Choice:Tupele CONN:MIG01OU MSISDN:00777772329999 GUID:42B96765-D8CD-4865-B3BA-939C1B29766B Shortcode:63334</text:span></text:p>
      <text:p text:style-name="P1"><text:span text:style-name="T1">VOTE 1168123139 Campaign:ssss_uk_02A Validity:during Choice:Verity CONN:MIG01OU MSISDN:00777771289999 GUID:ACE29663-77D1-423E-AEFB-AF6A9AF78C24 Shortcode:63334</text:span></text:p>
      <text:p text:style-name="P1"><text:span text:style-name="T1">VOTE 1168123139 Campaign:ssss_uk_02A Validity:during Choice:Alan CONN:MIG00VU MSISDN:00777777809999 GUID:3507AECE-4458-4C0C-B98B-C96A6C818B15 Shortcode:63334</text:span></text:p>
      <text:p text:style-name="P1"><text:span text:style-name="T1">VOTE 1168123139 Campaign:ssss_uk_02A Validity:during Choice:Mark CONN:MIG01XU MSISDN:00777772719999 GUID:4DB82F65-AE90-45D8-AA3D-03D23473A028 Shortcode:63334</text:span></text:p>
      <text:p text:style-name="P1"><text:span text:style-name="T1">VOTE 1168123139 Campaign:ssss_uk_02A Validity:during Choice:Alan CONN:MIG01XU MSISDN:00777779019999 GUID:EBF28C2E-169D-44B5-B893-FB591E20885F Shortcode:63334</text:span></text:p>
      <text:p text:style-name="P1"><text:span text:style-name="T1">VOTE 1168123139 Campaign:ssss_uk_02A Validity:during Choice:Leon CONN:MIG01XU MSISDN:00777778219999 GUID:A53365E3-818B-4972-97CA-75A9610F58AE Shortcode:63334</text:span></text:p>
      <text:p text:style-name="P1"><text:span text:style-name="T1">VOTE 1168123139 Campaign:ssss_uk_02A Validity:during Choice:Antony CONN:MIG01OU MSISDN:00777777149999 GUID:32B933E8-8D42-408E-BBFF-04362E1720E5 Shortcode:63334</text:span></text:p>
      <text:p text:style-name="P1"><text:span text:style-name="T1">VOTE 1168123139 Campaign:ssss_uk_02A Validity:during Choice:Antony CONN:MIG01OU MSISDN:00777777719999 GUID:1ACC8A3E-F99A-4506-A115-2E394A65DD8F Shortcode:63334</text:span></text:p>
      <text:p text:style-name="P1"><text:span text:style-name="T1">VOTE 1168123139 Campaign:ssss_uk_02A Validity:during Choice:Antony CONN:MIG01OU MSISDN:00777772669999 GUID:50272440-837B-4258-9577-0A3FEF4A2FCE Shortcode:63334</text:span></text:p>
      <text:p text:style-name="P1"><text:span text:style-name="T1">VOTE 1168123139 Campaign:ssss_uk_02A Validity:during Choice:Antony CONN:MIG01OU MSISDN:00777770549999 GUID:8CE683A5-9D6B-492B-AA64-F1174DC6E459 Shortcode:63334</text:span></text:p>
      <text:p text:style-name="P1"><text:span text:style-name="T1">VOTE 1168123139 Campaign:ssss_uk_02A Validity:during Choice:Antony CONN:MIG01XU MSISDN:00777776099999 GUID:0A24021E-9E5E-4A77-A5EF-068B7AB75947 Shortcode:63334</text:span></text:p>
      <text:p text:style-name="P1"><text:span text:style-name="T1">VOTE 1168123139 Campaign:ssss_uk_02A Validity:during Choice:Verity CONN:MIG01XU MSISDN:00777778609999 GUID:DCE310AD-DCA4-4668-976D-15EB2C57C54C Shortcode:63334</text:span></text:p>
      <text:p text:style-name="P1"><text:span text:style-name="T1">VOTE 1168123139 Campaign:ssss_uk_02A Validity:during Choice:Antony CONN:MIG01OU MSISDN:00777770289999 GUID:AFB071A2-B46D-4B58-A2BA-B265F8C5CEBD Shortcode:63334</text:span></text:p>
      <text:p text:style-name="P1"><text:span text:style-name="T1">VOTE 1168123139 Campaign:ssss_uk_02A Validity:during Choice:Alan CONN:MIG01XU MSISDN:00777776109999 GUID:77ED426A-46EC-400E-9C3F-586D8E3958DD Shortcode:63334</text:span></text:p>
      <text:p text:style-name="P1"><text:span text:style-name="T1">VOTE 1168123140 Campaign:ssss_uk_02A Validity:during Choice:Alan CONN:MIG01XU MSISDN:00777775579999 GUID:8EF1E198-80AF-4278-9DDB-60D814E90B6F Shortcode:63334</text:span></text:p>
      <text:p text:style-name="P1"><text:span text:style-name="T1">VOTE 1168123140 Campaign:ssss_uk_02A Validity:during Choice:Verity CONN:MIG01XU MSISDN:00777778829999 GUID:682322A3-C5D4-4897-AAE8-B9DB6F06DAB9 Shortcode:63334</text:span></text:p>
      <text:p text:style-name="P1"><text:span text:style-name="T1">VOTE 1168123140 Campaign:ssss_uk_02A Validity:during Choice:Mark CONN:MIG01XU MSISDN:00777776679999 GUID:C4C348A7-D3ED-458D-9676-9AD0544AB782 Shortcode:63334</text:span></text:p>
      <text:p text:style-name="P1"><text:span text:style-name="T1">VOTE 1168123140 Campaign:ssss_uk_02A Validity:during Choice:Gemma CONN:MIG01XU MSISDN:00777774449999 GUID:4CE03155-C8C9-4465-B0FD-A123AF1479AD Shortcode:63334</text:span></text:p>
      <text:p text:style-name="P1"><text:span text:style-name="T1">VOTE 1168123140 Campaign:ssss_uk_02A Validity:during Choice:Mark CONN:MIG01XU MSISDN:00777778309999 GUID:38C64C91-2A54-4BD0-9D4A-61C367F9D641 Shortcode:63334</text:span></text:p>
      <text:p text:style-name="P1"><text:span text:style-name="T1">VOTE 1168123140 Campaign:ssss_uk_02A Validity:during Choice:Leon CONN:MIG01XU MSISDN:00777773019999 GUID:183B481F-A69E-4184-B23A-F6027106FDC9 Shortcode:63334</text:span></text:p>
      <text:p text:style-name="P1"><text:span text:style-name="T1">VOTE 1168123140 Campaign:ssss_uk_02A Validity:during Choice:Alan CONN:MIG01XU MSISDN:00777771039999 GUID:90173C77-0058-4D91-9C91-813AB5AEB215 Shortcode:63334</text:span></text:p>
      <text:p text:style-name="P1"><text:span text:style-name="T1">VOTE 1168123140 Campaign:ssss_uk_02A Validity:during Choice:Antony CONN:MIG01XU MSISDN:00777774379999 GUID:EF5844B4-6E7E-4CA4-8FFA-60B1ECE2F31D Shortcode:63334</text:span></text:p>
      <text:p text:style-name="P1"><text:span text:style-name="T1">VOTE 1168123140 Campaign:ssss_uk_02A Validity:during Choice:Antony CONN:MIG00VU MSISDN:00777775589999 GUID:9D80B11F-55A3-4700-BFFD-A91F42EE37BE Shortcode:63334</text:span></text:p>
      <text:p text:style-name="P1"><text:span text:style-name="T1">VOTE 1168123140 Campaign:ssss_uk_02A Validity:during Choice:Antony CONN:MIG01OU MSISDN:00777777049999 GUID:1ED7FA07-7D0C-4AC6-B9CA-DC9549990056 Shortcode:63334</text:span></text:p>
      <text:p text:style-name="P1"><text:span text:style-name="T1">VOTE 1168123140 Campaign:ssss_uk_02A Validity:during Choice:Matthew CONN:MIG01OU MSISDN:00777776689999 GUID:77EA609D-3307-4874-BAD5-838ED5A23FFE Shortcode:63334</text:span></text:p>
      <text:p text:style-name="P1"><text:span text:style-name="T1">VOTE 1168123140 Campaign:ssss_uk_02A Validity:during Choice:Verity CONN:MIG01OU MSISDN:00777777019999 GUID:CB46124C-E901-4D8A-ADEB-5AF0B4DDB373 Shortcode:63334</text:span></text:p>
      <text:p text:style-name="P1"><text:span text:style-name="T1">VOTE 1168123140 Campaign:ssss_uk_02A Validity:during Choice:Tupele CONN:MIG01OU MSISDN:00777771189999 GUID:827E89D2-A54A-4C7D-A7BE-A619D1493776 Shortcode:63334</text:span></text:p>
      <text:p text:style-name="P1"><text:span text:style-name="T1">VOTE 1168123140 Campaign:ssss_uk_02A Validity:during Choice:Antony CONN:MIG01OU MSISDN:00777771959999 GUID:7BA45736-492D-4788-87C7-0F8A16284DC4 Shortcode:63334</text:span></text:p>
      <text:p text:style-name="P1"><text:span text:style-name="T1">VOTE 1168123140 Campaign:ssss_uk_02A Validity:during Choice:Antony CONN:MIG01XU MSISDN:00777775649999 GUID:F7D92EB9-FFCD-4F78-B700-2E51E376FE3D Shortcode:63334</text:span></text:p>
      <text:p text:style-name="P1"><text:span text:style-name="T1">VOTE 1168123140 Campaign:ssss_uk_02A Validity:during Choice:Antony CONN:MIG01XU </text:span><text:soft-page-break/><text:span text:style-name="T1">MSISDN:00777779319999 GUID:10978C14-AD7C-461C-BEA7-F8C1B5B447CE Shortcode:63334</text:span></text:p>
      <text:p text:style-name="P1"><text:span text:style-name="T1">VOTE 1168123140 Campaign:ssss_uk_02A Validity:during Choice:Verity CONN:MIG01XU MSISDN:00777770389999 GUID:4E8D5B9D-4328-4FF0-AD4C-9E2B3BF502D1 Shortcode:63334</text:span></text:p>
      <text:p text:style-name="P1"><text:span text:style-name="T1">VOTE 1168123140 Campaign:ssss_uk_02A Validity:during Choice:Mark CONN:MIG01XU MSISDN:00777779339999 GUID:DBB15A7A-3C7E-43F0-8C8F-28361C298302 Shortcode:63334</text:span></text:p>
      <text:p text:style-name="P1"><text:span text:style-name="T1">VOTE 1168123140 Campaign:ssss_uk_02A Validity:during Choice:Leon CONN:MIG01XU MSISDN:00777771469999 GUID:649727FC-5164-429E-9C5B-3F4CCCDFA2AA Shortcode:63334</text:span></text:p>
      <text:p text:style-name="P1"><text:span text:style-name="T1">VOTE 1168123140 Campaign:ssss_uk_02A Validity:during Choice:Mark CONN:MIG01XU MSISDN:00777771959999 GUID:BD9232E8-6417-49A3-921D-BC42B83E0396 Shortcode:63334</text:span></text:p>
      <text:p text:style-name="P1"><text:span text:style-name="T1">VOTE 1168123140 Campaign:ssss_uk_02A Validity:during Choice:Antony CONN:MIG01XU MSISDN:00777775759999 GUID:5F7CD3D6-EC6E-4CCA-A131-0676B9EEA8D7 Shortcode:63334</text:span></text:p>
      <text:p text:style-name="P1"><text:span text:style-name="T1">VOTE 1168123140 Campaign:ssss_uk_02A Validity:during Choice:Verity CONN:MIG01XU MSISDN:00777779199999 GUID:49CE6897-594D-408C-ADDA-27EB04C60A36 Shortcode:63334</text:span></text:p>
      <text:p text:style-name="P1"><text:span text:style-name="T1">VOTE 1168123140 Campaign:ssss_uk_02A Validity:during Choice:Antony CONN:MIG01XU MSISDN:00777777449999 GUID:C145ECAC-358A-48FD-BCE6-E60734969E27 Shortcode:63334</text:span></text:p>
      <text:p text:style-name="P1"><text:span text:style-name="T1">VOTE 1168123140 Campaign:ssss_uk_02A Validity:during Choice:Verity CONN:MIG01XU MSISDN:00777773679999 GUID:A994E154-3674-4D8C-A181-E2FEB5B56147 Shortcode:63334</text:span></text:p>
      <text:p text:style-name="P1"><text:span text:style-name="T1">VOTE 1168123140 Campaign:ssss_uk_02A Validity:during Choice:Antony CONN:MIG01OU MSISDN:00777776209999 GUID:57D1E577-4CF4-4EC1-8123-A7193B39589B Shortcode:63334</text:span></text:p>
      <text:p text:style-name="P1"><text:span text:style-name="T1">VOTE 1168123140 Campaign:ssss_uk_02A Validity:during Choice:Antony CONN:MIG01OU MSISDN:00777770009999 GUID:8CF8D285-D634-4E68-9037-3ABF5AD52965 Shortcode:63334</text:span></text:p>
      <text:p text:style-name="P1"><text:span text:style-name="T1">VOTE 1168123140 Campaign:ssss_uk_02A Validity:during Choice:Antony CONN:MIG01OU MSISDN:00777775799999 GUID:AF3A3CA8-7371-43BF-9157-96F1D3522D1F Shortcode:63334</text:span></text:p>
      <text:p text:style-name="P1"><text:span text:style-name="T1">VOTE 1168123140 Campaign:ssss_uk_02A Validity:during Choice:Gemma CONN:MIG01OU MSISDN:00777771629999 GUID:13769771-BB92-4021-8E0E-E7E32A320E38 Shortcode:63334</text:span></text:p>
      <text:p text:style-name="P1"><text:span text:style-name="T1">VOTE 1168123140 Campaign:ssss_uk_02A Validity:during Choice:Antony CONN:MIG01XU MSISDN:00777771819999 GUID:03F899C4-8D4A-44F3-AC99-E3FA2DE284D6 Shortcode:63334</text:span></text:p>
      <text:p text:style-name="P1"><text:span text:style-name="T1">VOTE 1168123140 Campaign:ssss_uk_02A Validity:during Choice:Antony CONN:MIG01XU MSISDN:00777777699999 GUID:D227C339-A525-4FDD-B801-1DCB5889BDA1 Shortcode:63334</text:span></text:p>
      <text:p text:style-name="P1"><text:span text:style-name="T1">VOTE 1168123140 Campaign:ssss_uk_02A Validity:during Choice:Antony CONN:MIG01XU MSISDN:00777772039999 GUID:B2060FAF-EF1D-406F-AD3E-12CF3C18DCD3 Shortcode:63334</text:span></text:p>
      <text:p text:style-name="P1"><text:span text:style-name="T1">VOTE 1168123140 Campaign:ssss_uk_02A Validity:during Choice:Tupele CONN:MIG00VU MSISDN:00777779759999 GUID:7A40B924-1503-43BA-AF28-4CEA74D239E5 Shortcode:63334</text:span></text:p>
      <text:p text:style-name="P1"><text:span text:style-name="T1">VOTE 1168123140 Campaign:ssss_uk_02A Validity:during Choice:Antony CONN:MIG00VU MSISDN:00777775729999 GUID:F785E987-72D3-4B8B-8B49-674BA23C6833 Shortcode:63334</text:span></text:p>
      <text:p text:style-name="P1"><text:span text:style-name="T1">VOTE 1168123140 Campaign:ssss_uk_02A Validity:during Choice:Mark CONN:MIG00VU MSISDN:00777778449999 GUID:4DFA634D-AF5E-4903-8D22-7E2F338B153C Shortcode:63334</text:span></text:p>
      <text:p text:style-name="P1"><text:span text:style-name="T1">VOTE 1168123141 Campaign:ssss_uk_02A Validity:during Choice:Matthew CONN:MIG01OU MSISDN:00777775089999 GUID:DEA787D9-B8AD-4B5E-AEEF-214DE494DE3B Shortcode:63334</text:span></text:p>
      <text:p text:style-name="P1"><text:span text:style-name="T1">VOTE 1168123141 Campaign:ssss_uk_02A Validity:during Choice:Alan CONN:MIG01OU MSISDN:00777772949999 GUID:70F289B9-94ED-4CD3-842F-548CFE4945E4 Shortcode:63334</text:span></text:p>
      <text:p text:style-name="P1"><text:span text:style-name="T1">VOTE 1168123140 Campaign:ssss_uk_02A Validity:during Choice:Antony CONN:MIG01XU MSISDN:00777774609999 GUID:265F2221-6D29-45C9-B414-1A6C33A41250 Shortcode:63334</text:span></text:p>
      <text:p text:style-name="P1"><text:span text:style-name="T1">VOTE 1168123141 Campaign:ssss_uk_02A Validity:during Choice:Verity CONN:MIG01OU MSISDN:00777772719999 GUID:B7517ACA-CAB6-474A-8366-1CBDC2E580C6 Shortcode:63334</text:span></text:p>
      <text:p text:style-name="P1"><text:span text:style-name="T1">VOTE 1168123141 Campaign:ssss_uk_02A Validity:during Choice:Tupele CONN:MIG01TU MSISDN:00777773809999 GUID:8F608507-DFBB-4ED0-BC26-24EAE35FB5B3 Shortcode:63334</text:span></text:p>
      <text:p text:style-name="P1"><text:span text:style-name="T1">VOTE 1168123141 Campaign:ssss_uk_02A Validity:during Choice:Leon CONN:MIG01XU MSISDN:00777770869999 GUID:84AE1C41-6A98-4C49-91A1-08CAF9D632E8 Shortcode:63334</text:span></text:p>
      <text:p text:style-name="P1"><text:span text:style-name="T1">VOTE 1168123141 Campaign:ssss_uk_02A Validity:during Choice:Mark CONN:MIG01XU MSISDN:00777774999999 GUID:7D6858AA-3281-49EF-BD64-2260438AB3BF Shortcode:63334</text:span></text:p>
      <text:p text:style-name="P1"><text:span text:style-name="T1">VOTE 1168123141 Campaign:ssss_uk_02A Validity:during Choice:Mark CONN:MIG00VU MSISDN:00777778489999 GUID:94BC3240-7CC9-484A-9C6C-47B65F5945ED Shortcode:63334</text:span></text:p>
      <text:p text:style-name="P1"><text:span text:style-name="T1">VOTE 1168123141 Campaign:ssss_uk_02A Validity:during Choice:Verity CONN:MIG01XU MSISDN:00777775929999 GUID:EA573948-C873-41FF-B888-50AAC0A6E182 Shortcode:63334</text:span></text:p>
      <text:p text:style-name="P1"><text:span text:style-name="T1">VOTE 1168123141 Campaign:ssss_uk_02A Validity:during Choice:Matthew CONN:MIG01OU MSISDN:00777775689999 GUID:B695268D-700C-4CB8-86BD-6CF0FD5DDA4A Shortcode:63334</text:span></text:p>
      <text:p text:style-name="P1"><text:span text:style-name="T1">VOTE 1168123141 Campaign:ssss_uk_02A Validity:during Choice:Verity CONN:MIG01OU MSISDN:00777779789999 GUID:55794AA6-B948-4823-8A69-FDB40C6C75F5 Shortcode:63334</text:span></text:p>
      <text:p text:style-name="P1"><text:span text:style-name="T1">VOTE 1168123141 Campaign:ssss_uk_02A Validity:during Choice:Verity CONN:MIG01OU MSISDN:00777776149999 GUID:F5DDE04F-C779-4C20-8165-D9639207AA21 Shortcode:63334</text:span></text:p>
      <text:p text:style-name="P1"><text:span text:style-name="T1">VOTE 1168123141 Campaign:ssss_uk_02A Validity:during Choice:Matthew CONN:MIG01OU </text:span><text:soft-page-break/><text:span text:style-name="T1">MSISDN:00777775209999 GUID:A5B383A4-3C22-4064-96D2-39428CE8E976 Shortcode:63334</text:span></text:p>
      <text:p text:style-name="P1"><text:span text:style-name="T1">VOTE 1168123141 Campaign:ssss_uk_02A Validity:during Choice:Antony CONN:MIG01OU MSISDN:00777778219999 GUID:292ADF23-FD5E-426F-BA45-05FA1BB24BE7 Shortcode:63334</text:span></text:p>
      <text:p text:style-name="P1"><text:span text:style-name="T1">VOTE 1168123141 Campaign:ssss_uk_02A Validity:during Choice:Leon CONN:MIG01HU MSISDN:00777777239999 GUID:307D7CED-7DD9-4A83-BE27-C4BFBBA4F862 Shortcode:63334</text:span></text:p>
      <text:p text:style-name="P1"><text:span text:style-name="T1">VOTE 1168123141 Campaign:ssss_uk_02A Validity:during Choice:Alan CONN:MIG01TU MSISDN:00777774219999 GUID:3CB9A715-F87E-4754-8EA3-DC6B7E16726F Shortcode:63334</text:span></text:p>
      <text:p text:style-name="P1"><text:span text:style-name="T1">VOTE 1168123141 Campaign:ssss_uk_02A Validity:during Choice:Mark CONN:MIG01XU MSISDN:00777775649999 GUID:28952621-657B-42A1-B781-464C0A9BBEE5 Shortcode:63334</text:span></text:p>
      <text:p text:style-name="P1"><text:span text:style-name="T1">VOTE 1168123141 Campaign:ssss_uk_02A Validity:during Choice:Verity CONN:MIG01XU MSISDN:00777775199999 GUID:E2FD25D0-BE2E-41D5-A3F0-88C275FFC131 Shortcode:63334</text:span></text:p>
      <text:p text:style-name="P1"><text:span text:style-name="T1">VOTE 1168123141 Campaign:ssss_uk_02A Validity:during Choice:Antony CONN:MIG01XU MSISDN:00777774969999 GUID:C7C36923-31FB-43F5-A7BE-AFB28EA53584 Shortcode:63334</text:span></text:p>
      <text:p text:style-name="P1"><text:span text:style-name="T1">VOTE 1168123141 Campaign:ssss_uk_02A Validity:during Choice:Leon CONN:MIG01XU MSISDN:00777776159999 GUID:40E42493-3898-4792-91E7-D1D8E2095A4E Shortcode:63334</text:span></text:p>
      <text:p text:style-name="P1"><text:span text:style-name="T1">VOTE 1168123141 Campaign:ssss_uk_02A Validity:during Choice:Verity CONN:MIG01XU MSISDN:00777775179999 GUID:FC2A19BB-C956-44DC-94FC-23E24662BC8F Shortcode:63334</text:span></text:p>
      <text:p text:style-name="P1"><text:span text:style-name="T1">VOTE 1168123141 Campaign:ssss_uk_02A Validity:during Choice:Mark CONN:MIG01XU MSISDN:00777771209999 GUID:BEAB7961-28F9-47C5-A5F4-5E4FBDF806B7 Shortcode:63334</text:span></text:p>
      <text:p text:style-name="P1"><text:span text:style-name="T1">VOTE 1168123141 Campaign:ssss_uk_02A Validity:during Choice:Leon CONN:MIG01XU MSISDN:00777775039999 GUID:D2C1C652-C6E2-463A-9575-6A14D4B60755 Shortcode:63334</text:span></text:p>
      <text:p text:style-name="P1"><text:span text:style-name="T1">VOTE 1168123141 Campaign:ssss_uk_02A Validity:during Choice:Antony CONN:MIG01XU MSISDN:00777771009999 GUID:E8FD698D-EFAF-4F21-B64F-BB0CAB61DF96 Shortcode:63334</text:span></text:p>
      <text:p text:style-name="P1"><text:span text:style-name="T1">VOTE 1168123141 Campaign:ssss_uk_02A Validity:during Choice:Leon CONN:MIG01XU MSISDN:00777778359999 GUID:391E30F1-9AB9-4DE8-80F4-DA2B4F306126 Shortcode:63334</text:span></text:p>
      <text:p text:style-name="P1"><text:span text:style-name="T1">VOTE 1168123141 Campaign:ssss_uk_02A Validity:during Choice:Antony CONN:MIG01XU MSISDN:00777777999999 GUID:FEE27FC7-E959-47DC-8F71-0E08A95FBACB Shortcode:63334</text:span></text:p>
      <text:p text:style-name="P1"><text:span text:style-name="T1">VOTE 1168123141 Campaign:ssss_uk_02A Validity:during Choice:Alan CONN:MIG01XU MSISDN:00777773119999 GUID:543AE192-90B9-4194-A5E8-21E02C4D7C60 Shortcode:63334</text:span></text:p>
      <text:p text:style-name="P1"><text:span text:style-name="T1">VOTE 1168123141 Campaign:ssss_uk_02A Validity:during Choice:Tupele CONN:MIG01XU MSISDN:00777778829999 GUID:36DA1921-370B-46A6-93B9-11CE72D65E1F Shortcode:63334</text:span></text:p>
      <text:p text:style-name="P1"><text:span text:style-name="T1">VOTE 1168123141 Campaign:ssss_uk_02A Validity:during Choice:Antony CONN:MIG01XU MSISDN:00777774229999 GUID:7B189EE8-CF11-4B4F-A867-CF43EDABEEEE Shortcode:63334</text:span></text:p>
      <text:p text:style-name="P1"><text:span text:style-name="T1">VOTE 1168123141 Campaign:ssss_uk_02A Validity:during Choice:Antony CONN:MIG01XU MSISDN:00777771249999 GUID:77D67EFB-3C9B-4593-8FE1-A61F7C3E35E9 Shortcode:63334</text:span></text:p>
      <text:p text:style-name="P1"><text:span text:style-name="T1">VOTE 1168123141 Campaign:ssss_uk_02A Validity:during Choice:Gemma CONN:MIG01XU MSISDN:00777775959999 GUID:BDB1FCAB-2C4E-48CB-B4B3-A1FCDF880A14 Shortcode:63334</text:span></text:p>
      <text:p text:style-name="P1"><text:span text:style-name="T1">VOTE 1168123142 Campaign:ssss_uk_02A Validity:during Choice:Alan CONN:MIG01XU MSISDN:00777771399999 GUID:571F50A0-34EB-4CAC-A3F3-2D6AAB5AADFD Shortcode:63334</text:span></text:p>
      <text:p text:style-name="P1"><text:span text:style-name="T1">VOTE 1168123142 Campaign:ssss_uk_02A Validity:during Choice:Alan CONN:MIG01XU MSISDN:00777777389999 GUID:294BA1F7-A23A-48C2-BBC1-02132F692D5C Shortcode:63334</text:span></text:p>
      <text:p text:style-name="P1"><text:span text:style-name="T1">VOTE 1168123142 Campaign:ssss_uk_02A Validity:during Choice:Antony CONN:MIG01XU MSISDN:00777772259999 GUID:CF3A4E7E-17F1-47BE-855F-F3BF93E18D5E Shortcode:63334</text:span></text:p>
      <text:p text:style-name="P1"><text:span text:style-name="T1">VOTE 1168123142 Campaign:ssss_uk_02A Validity:during Choice:Alan CONN:MIG00VU MSISDN:00777770409999 GUID:5F2B58B2-0636-49E5-B58F-EBA247F0FAD5 Shortcode:63334</text:span></text:p>
      <text:p text:style-name="P1"><text:span text:style-name="T1">VOTE 1168123142 Campaign:ssss_uk_02A Validity:during Choice:Antony CONN:MIG00VU MSISDN:00777779879999 GUID:B2BA1054-2D7B-437B-8E8F-C0C28CE63C6B Shortcode:63334</text:span></text:p>
      <text:p text:style-name="P1"><text:span text:style-name="T1">VOTE 1168123142 Campaign:ssss_uk_02A Validity:during Choice:Alan CONN:MIG00VU MSISDN:00777770899999 GUID:B5684EED-2EB7-4898-B2E7-867EB62FE763 Shortcode:63334</text:span></text:p>
      <text:p text:style-name="P1"><text:span text:style-name="T1">VOTE 1168123142 Campaign:ssss_uk_02A Validity:during Choice:Verity CONN:MIG01XU MSISDN:00777773959999 GUID:5D869F5D-3CEE-4E06-AF1A-5CA0F33B0197 Shortcode:63334</text:span></text:p>
      <text:p text:style-name="P1"><text:span text:style-name="T1">VOTE 1168123142 Campaign:ssss_uk_02A Validity:during Choice:Gemma CONN:MIG01XU MSISDN:00777771229999 GUID:F16F58DC-56B0-4FF3-ADF1-BC9417E644E7 Shortcode:63334</text:span></text:p>
      <text:p text:style-name="P1"><text:span text:style-name="T1">VOTE 1168123142 Campaign:ssss_uk_02A Validity:during Choice:Verity CONN:MIG01XU MSISDN:00777772749999 GUID:7AFEA262-9187-450B-88ED-6495A1F7B7D2 Shortcode:63334</text:span></text:p>
      <text:p text:style-name="P1"><text:span text:style-name="T1">VOTE 1168123142 Campaign:ssss_uk_02A Validity:during Choice:Verity CONN:MIG01XU MSISDN:00777772559999 GUID:522A69BC-1DFC-479F-99DA-AA8A5815AC48 Shortcode:63334</text:span></text:p>
      <text:p text:style-name="P1"><text:span text:style-name="T1">VOTE 1168123142 Campaign:ssss_uk_02A Validity:during Choice:Mark CONN:MIG01XU MSISDN:00777777179999 GUID:4C1544E9-783E-4DB4-B4E3-BFF2DB3F44C7 Shortcode:63334</text:span></text:p>
      <text:p text:style-name="P1"><text:span text:style-name="T1">VOTE 1168123142 Campaign:ssss_uk_02A Validity:during Choice:Antony CONN:MIG01XU MSISDN:00777776389999 GUID:C56E0B9E-C777-4F84-BDAD-C6DDBE14CB25 Shortcode:63334</text:span></text:p>
      <text:p text:style-name="P1"><text:span text:style-name="T1">VOTE 1168123142 Campaign:ssss_uk_02A Validity:during Choice:Antony CONN:MIG01XU </text:span><text:soft-page-break/><text:span text:style-name="T1">MSISDN:00777778089999 GUID:47D38EC1-4FC4-4C22-95CE-DACB8238C18D Shortcode:63334</text:span></text:p>
      <text:p text:style-name="P1"><text:span text:style-name="T1">VOTE 1168123142 Campaign:ssss_uk_02A Validity:during Choice:Verity CONN:MIG01XU MSISDN:00777770789999 GUID:BFE1485E-F52A-48C7-A9CB-345947B6A801 Shortcode:63334</text:span></text:p>
      <text:p text:style-name="P1"><text:span text:style-name="T1">VOTE 1168123143 Campaign:ssss_uk_02A Validity:during Choice:Verity CONN:MIG00VU MSISDN:00777778799999 GUID:D3C5A61A-781A-4202-B170-B69C66EBA844 Shortcode:63334</text:span></text:p>
      <text:p text:style-name="P1"><text:span text:style-name="T1">VOTE 1168123143 Campaign:ssss_uk_02A Validity:during Choice:Alan CONN:MIG01XU MSISDN:00777776669999 GUID:EA89B7CF-4992-4276-9001-650D6B1C2BF4 Shortcode:63334</text:span></text:p>
      <text:p text:style-name="P1"><text:span text:style-name="T1">VOTE 1168123143 Campaign:ssss_uk_02A Validity:during Choice:Verity CONN:MIG01OU MSISDN:00777779969999 GUID:62A41644-F013-49B9-8FA3-39D38EC53135 Shortcode:63334</text:span></text:p>
      <text:p text:style-name="P1"><text:span text:style-name="T1">VOTE 1168123143 Campaign:ssss_uk_02A Validity:during Choice:Antony CONN:MIG01OU MSISDN:00777774259999 GUID:1F66B1DC-DC2D-4CA4-9D86-AC9654B19CBF Shortcode:63334</text:span></text:p>
      <text:p text:style-name="P1"><text:span text:style-name="T1">VOTE 1168123143 Campaign:ssss_uk_02A Validity:during Choice:Antony CONN:MIG01OU MSISDN:00777770949999 GUID:22169E7C-AE26-417A-BF2A-F520CC9E0720 Shortcode:63334</text:span></text:p>
      <text:p text:style-name="P1"><text:span text:style-name="T1">VOTE 1168123143 Campaign:ssss_uk_02A Validity:during Choice:Gemma CONN:MIG00VU MSISDN:00777777099999 GUID:B5ED120E-D147-449B-A0AC-08540B02C745 Shortcode:63334</text:span></text:p>
      <text:p text:style-name="P1"><text:span text:style-name="T1">VOTE 1168123143 Campaign:ssss_uk_02A Validity:during Choice:Leon CONN:MIG01OU MSISDN:00777771749999 GUID:84BA0136-7577-498E-A609-767A9F4F08F6 Shortcode:63334</text:span></text:p>
      <text:p text:style-name="P1"><text:span text:style-name="T1">VOTE 1168123143 Campaign:ssss_uk_02A Validity:during Choice:Verity CONN:MIG00VU MSISDN:00777778139999 GUID:0FD91B2F-DB56-46B2-95F3-9C7FA7AE72A3 Shortcode:63334</text:span></text:p>
      <text:p text:style-name="P1"><text:span text:style-name="T1">VOTE 1168123143 Campaign:ssss_uk_02A Validity:during Choice:Antony CONN:MIG01OU MSISDN:00777777589999 GUID:59413A52-5484-4F3C-A53A-6874982B158E Shortcode:63334</text:span></text:p>
      <text:p text:style-name="P1"><text:span text:style-name="T1">VOTE 1168123143 Campaign:ssss_uk_02A Validity:during Choice:Mark CONN:MIG01OU MSISDN:00777770679999 GUID:69AD26C6-66A1-4377-917C-9BFBC3AFE05A Shortcode:63334</text:span></text:p>
      <text:p text:style-name="P1"><text:span text:style-name="T1">VOTE 1168123143 Campaign:ssss_uk_02A Validity:during Choice:Matthew CONN:MIG01OU MSISDN:00777774939999 GUID:C0C2CED9-D50C-4372-8C71-C7BBFE7EAB35 Shortcode:63334</text:span></text:p>
      <text:p text:style-name="P1"><text:span text:style-name="T1">VOTE 1168123143 Campaign:ssss_uk_02A Validity:during Choice:Verity CONN:MIG01XU MSISDN:00777775419999 GUID:06514A7E-48A9-4C27-A8F5-48A84D1F6D60 Shortcode:63334</text:span></text:p>
      <text:p text:style-name="P1"><text:span text:style-name="T1">VOTE 1168123143 Campaign:ssss_uk_02A Validity:during Choice:Alan CONN:MIG01OU MSISDN:00777778749999 GUID:454BD481-F327-47DC-868E-F408C6AC472A Shortcode:63334</text:span></text:p>
      <text:p text:style-name="P1"><text:span text:style-name="T1">VOTE 1168123143 Campaign:ssss_uk_02A Validity:during Choice:Tupele CONN:MIG01OU MSISDN:00777773429999 GUID:E79881A4-1749-4569-8D54-3F84EA9EF228 Shortcode:63334</text:span></text:p>
      <text:p text:style-name="P1"><text:span text:style-name="T1">VOTE 1168123143 Campaign:ssss_uk_02A Validity:during Choice:Mark CONN:MIG01OU MSISDN:00777775119999 GUID:68BA7FAA-7C61-46E5-B7D7-56B9F5B0A7E7 Shortcode:63334</text:span></text:p>
      <text:p text:style-name="P1"><text:span text:style-name="T1">VOTE 1168123143 Campaign:ssss_uk_02A Validity:during Choice:Tupele CONN:MIG01OU MSISDN:00777772259999 GUID:E6646110-2B47-4F65-B8A9-C90C46D82057 Shortcode:63334</text:span></text:p>
      <text:p text:style-name="P1"><text:span text:style-name="T1">VOTE 1168123143 Campaign:ssss_uk_02A Validity:during Choice:Verity CONN:MIG01TU MSISDN:00777773669999 GUID:463CA87C-449B-489B-8F3B-EAD24D53D5D3 Shortcode:63334</text:span></text:p>
      <text:p text:style-name="P1"><text:span text:style-name="T1">VOTE 1168123143 Campaign:ssss_uk_02A Validity:during Choice:Antony CONN:MIG01OU MSISDN:00777779039999 GUID:149DA978-5EA4-4689-A742-76D1A4ABA618 Shortcode:63334</text:span></text:p>
      <text:p text:style-name="P1"><text:span text:style-name="T1">VOTE 1168123143 Campaign:ssss_uk_02A Validity:during Choice:Verity CONN:MIG01OU MSISDN:00777774609999 GUID:4583507F-CA7A-4D78-BE33-C4E12ADC6353 Shortcode:63334</text:span></text:p>
      <text:p text:style-name="P1"><text:span text:style-name="T1">VOTE 1168123143 Campaign:ssss_uk_02A Validity:during Choice:Antony CONN:MIG01OU MSISDN:00777774339999 GUID:9A63ED55-A832-418E-B586-19D08B8A211E Shortcode:63334</text:span></text:p>
      <text:p text:style-name="P1"><text:span text:style-name="T1">VOTE 1168123143 Campaign:ssss_uk_02A Validity:during Choice:Antony CONN:MIG01OU MSISDN:00777771349999 GUID:826A5C1E-1CE0-4E84-A44A-768297238902 Shortcode:63334</text:span></text:p>
      <text:p text:style-name="P1"><text:span text:style-name="T1">VOTE 1168123143 Campaign:ssss_uk_02A Validity:during Choice:Verity CONN:MIG01OU MSISDN:00777770209999 GUID:6D3E8800-FA0E-40CF-A2EB-603C0CCAEC64 Shortcode:63334</text:span></text:p>
      <text:p text:style-name="P1"><text:span text:style-name="T1">VOTE 1168123143 Campaign:ssss_uk_02A Validity:during Choice:Alan CONN:MIG01XU MSISDN:00777778909999 GUID:C06D4F10-F51D-4AEA-98AD-F7CB59E0E3E6 Shortcode:63334</text:span></text:p>
      <text:p text:style-name="P1"><text:span text:style-name="T1">VOTE 1168123143 Campaign:ssss_uk_02A Validity:during Choice:Leon CONN:MIG01XU MSISDN:00777776139999 GUID:E22CDDE2-04E8-4CA1-89C9-F289CF268787 Shortcode:63334</text:span></text:p>
      <text:p text:style-name="P1"><text:span text:style-name="T1">VOTE 1168123143 Campaign:ssss_uk_02A Validity:during Choice:Tupele CONN:MIG01XU MSISDN:00777779969999 GUID:24FA5ECC-B7EF-498B-8DBB-2EE439CAFA1F Shortcode:63334</text:span></text:p>
      <text:p text:style-name="P1"><text:span text:style-name="T1">VOTE 1168123143 Campaign:ssss_uk_02A Validity:during Choice:Antony CONN:MIG01XU MSISDN:00777779959999 GUID:5E362366-BB26-4E80-B821-5CA45A5D79AF Shortcode:63334</text:span></text:p>
      <text:p text:style-name="P1"><text:span text:style-name="T1">VOTE 1168123143 Campaign:ssss_uk_02A Validity:during Choice:Antony CONN:MIG01XU MSISDN:00777774159999 GUID:A43AEBAA-8ED2-43F3-97E3-90142984EA11 Shortcode:63334</text:span></text:p>
      <text:p text:style-name="P1"><text:span text:style-name="T1">VOTE 1168123143 Campaign:ssss_uk_02A Validity:during Choice:Antony CONN:MIG01XU MSISDN:00777778969999 GUID:07F257A6-F91C-4DD4-B393-F6A458CF6466 Shortcode:63334</text:span></text:p>
      <text:p text:style-name="P1"><text:span text:style-name="T1">VOTE 1168123143 Campaign:ssss_uk_02A Validity:during Choice:Antony CONN:MIG01XU MSISDN:00777776429999 GUID:58D1F4E7-0E88-4D7D-B213-08D38133D037 Shortcode:63334</text:span></text:p>
      <text:p text:style-name="P1"><text:span text:style-name="T1">VOTE 1168123143 Campaign:ssss_uk_02A Validity:during Choice:Antony CONN:MIG01XU </text:span><text:soft-page-break/><text:span text:style-name="T1">MSISDN:00777775259999 GUID:86508BCF-741F-4CFD-82DC-910288ECB10C Shortcode:63334</text:span></text:p>
      <text:p text:style-name="P1"><text:span text:style-name="T1">VOTE 1168123143 Campaign:ssss_uk_02A Validity:during Choice:Leon CONN:MIG01OU MSISDN:00777774619999 GUID:0EDFE90B-B976-4A52-B083-5356615F9D24 Shortcode:63334</text:span></text:p>
      <text:p text:style-name="P1"><text:span text:style-name="T1">VOTE 1168123143 Campaign:ssss_uk_02A Validity:during Choice:Antony CONN:MIG01OU MSISDN:00777777789999 GUID:C4F45D66-6579-4C8D-9E4C-F1B0764FBA40 Shortcode:63334</text:span></text:p>
      <text:p text:style-name="P1"><text:span text:style-name="T1">VOTE 1168123143 Campaign:ssss_uk_02A Validity:during Choice:Antony CONN:MIG01XU MSISDN:00777773829999 GUID:2CB87B29-EBB5-4858-B3C2-17C666C94425 Shortcode:63334</text:span></text:p>
      <text:p text:style-name="P1"><text:span text:style-name="T1">VOTE 1168123144 Campaign:ssss_uk_02A Validity:during Choice:Mark CONN:MIG01XU MSISDN:00777773409999 GUID:EC97B20E-A5C7-4906-9B2F-E9DD11F8FAE9 Shortcode:63334</text:span></text:p>
      <text:p text:style-name="P1"><text:span text:style-name="T1">VOTE 1168123144 Campaign:ssss_uk_02A Validity:during Choice:Verity CONN:MIG01XU MSISDN:00777776939999 GUID:208AC581-11A8-4D7B-8FF7-EBF6CFF9E51B Shortcode:63334</text:span></text:p>
      <text:p text:style-name="P1"><text:span text:style-name="T1">VOTE 1168123144 Campaign:ssss_uk_02A Validity:during Choice:Alan CONN:MIG01XU MSISDN:00777776159999 GUID:72FDD148-A014-45AF-B243-4FAADE8CF6C4 Shortcode:63334</text:span></text:p>
      <text:p text:style-name="P1"><text:span text:style-name="T1">VOTE 1168123144 Campaign:ssss_uk_02A Validity:during Choice:Antony CONN:MIG01XU MSISDN:00777772309999 GUID:A11D8B1E-1DA8-4B4D-A72B-D24FA8FE1EE0 Shortcode:63334</text:span></text:p>
      <text:p text:style-name="P1"><text:span text:style-name="T1">VOTE 1168123144 Campaign:ssss_uk_02A Validity:during Choice:Antony CONN:MIG01XU MSISDN:00777774989999 GUID:38DF70FA-8588-4565-9CD0-AC095B5039DE Shortcode:63334</text:span></text:p>
      <text:p text:style-name="P1"><text:span text:style-name="T1">VOTE 1168123144 Campaign:ssss_uk_02A Validity:during Choice:Mark CONN:MIG01XU MSISDN:00777777399999 GUID:87AC62AC-D987-4C56-9F12-2FEB9A4D1973 Shortcode:63334</text:span></text:p>
      <text:p text:style-name="P1"><text:span text:style-name="T1">VOTE 1168123144 Campaign:ssss_uk_02A Validity:during Choice:Mark CONN:MIG01XU MSISDN:00777779109999 GUID:6753F77E-CEED-4515-9533-37FFA1E241DC Shortcode:63334</text:span></text:p>
      <text:p text:style-name="P1"><text:span text:style-name="T1">VOTE 1168123144 Campaign:ssss_uk_02A Validity:during Choice:Alan CONN:MIG01XU MSISDN:00777771059999 GUID:1543E8A1-52B6-4800-B0CB-DF48D8371FB4 Shortcode:63334</text:span></text:p>
      <text:p text:style-name="P1"><text:span text:style-name="T1">VOTE 1168123144 Campaign:ssss_uk_02A Validity:during Choice:Gemma CONN:MIG01XU MSISDN:00777779939999 GUID:40493BC7-5B43-4583-AAAE-50D4305FFB5D Shortcode:63334</text:span></text:p>
      <text:p text:style-name="P1"><text:span text:style-name="T1">VOTE 1168123144 Campaign:ssss_uk_02A Validity:during Choice:Antony CONN:MIG01XU MSISDN:00777775849999 GUID:C39308E5-D747-4678-A351-EBD552E97541 Shortcode:63334</text:span></text:p>
      <text:p text:style-name="P1"><text:span text:style-name="T1">VOTE 1168123144 Campaign:ssss_uk_02A Validity:during Choice:Gemma CONN:MIG01OU MSISDN:00777775349999 GUID:D56EB811-8CCD-4A9B-A6CE-C88F3603CB1D Shortcode:63334</text:span></text:p>
      <text:p text:style-name="P1"><text:span text:style-name="T1">VOTE 1168123144 Campaign:ssss_uk_02A Validity:during Choice:Verity CONN:MIG01OU MSISDN:00777777529999 GUID:0D17B039-592C-47BB-BF5E-BE46ED45A166 Shortcode:63334</text:span></text:p>
      <text:p text:style-name="P1"><text:span text:style-name="T1">VOTE 1168123144 Campaign:ssss_uk_02A Validity:during Choice:Leon CONN:MIG01TU MSISDN:00777770099999 GUID:D3162BF5-3650-4CCD-8B80-64E59931C6A5 Shortcode:63334</text:span></text:p>
      <text:p text:style-name="P1"><text:span text:style-name="T1">VOTE 1168123144 Campaign:ssss_uk_02A Validity:during Choice:Antony CONN:MIG01OU MSISDN:00777772529999 GUID:F200A279-49AA-4BEA-A8CF-85E681297177 Shortcode:63334</text:span></text:p>
      <text:p text:style-name="P1"><text:span text:style-name="T1">VOTE 1168123144 Campaign:ssss_uk_02A Validity:during Choice:Antony CONN:MIG01XU MSISDN:00777777409999 GUID:A2841903-B44B-440F-8066-EEC50D42FFFB Shortcode:63334</text:span></text:p>
      <text:p text:style-name="P1"><text:span text:style-name="T1">VOTE 1168123144 Campaign:ssss_uk_02A Validity:during Choice:Mark CONN:MIG01XU MSISDN:00777771019999 GUID:7CCE0B9C-9770-4E1F-8B11-A9128FBA8127 Shortcode:63334</text:span></text:p>
      <text:p text:style-name="P1"><text:span text:style-name="T1">VOTE 1168123144 Campaign:ssss_uk_02A Validity:during Choice:Gemma CONN:MIG01XU MSISDN:00777778419999 GUID:2521358C-0931-4860-AB1F-64CCF82B5353 Shortcode:63334</text:span></text:p>
      <text:p text:style-name="P1"><text:span text:style-name="T1">VOTE 1168123144 Campaign:ssss_uk_02A Validity:during Choice:Alan CONN:MIG01XU MSISDN:00777771869999 GUID:2A27498B-98E9-4705-8459-F66176A9FCC0 Shortcode:63334</text:span></text:p>
      <text:p text:style-name="P1"><text:span text:style-name="T1">VOTE 1168123144 Campaign:ssss_uk_02A Validity:during Choice:Verity CONN:MIG01XU MSISDN:00777771579999 GUID:EDF8AB78-22A2-4038-B14F-03A74664D97B Shortcode:63334</text:span></text:p>
      <text:p text:style-name="P1"><text:span text:style-name="T1">VOTE 1168123144 Campaign:ssss_uk_02A Validity:during Choice:Leon CONN:MIG01XU MSISDN:00777776339999 GUID:23DD99BB-80FD-4589-8A9C-CF675C100163 Shortcode:63334</text:span></text:p>
      <text:p text:style-name="P1"><text:span text:style-name="T1">VOTE 1168123144 Campaign:ssss_uk_02A Validity:during Choice:Antony CONN:MIG01XU MSISDN:00777773349999 GUID:F4F80360-D6BD-4B5C-A14B-B7BD9F2E9C46 Shortcode:63334</text:span></text:p>
      <text:p text:style-name="P1"><text:span text:style-name="T1">VOTE 1168123144 Campaign:ssss_uk_02A Validity:during Choice:Antony CONN:MIG01XU MSISDN:00777778049999 GUID:97A772AD-4733-4687-AF59-69AF21B49195 Shortcode:63334</text:span></text:p>
      <text:p text:style-name="P1"><text:span text:style-name="T1">VOTE 1168123144 Campaign:ssss_uk_02A Validity:during Choice:Antony CONN:MIG01XU MSISDN:00777771819999 GUID:163D0807-0968-4293-8FED-4DA97E730176 Shortcode:63334</text:span></text:p>
      <text:p text:style-name="P1"><text:span text:style-name="T1">VOTE 1168123144 Campaign:ssss_uk_02A Validity:during Choice:Antony CONN:MIG01XU MSISDN:00777775499999 GUID:F20AF298-863C-4D6B-BFA8-0960DCE484CE Shortcode:63334</text:span></text:p>
      <text:p text:style-name="P1"><text:span text:style-name="T1">VOTE 1168123144 Campaign:ssss_uk_02A Validity:during Choice:Leon CONN:MIG01XU MSISDN:00777776079999 GUID:D54912C0-6035-435A-B0EC-7946E47C795F Shortcode:63334</text:span></text:p>
      <text:p text:style-name="P1"><text:span text:style-name="T1">VOTE 1168123144 Campaign:ssss_uk_02A Validity:during Choice:Antony CONN:MIG01XU MSISDN:00777779449999 GUID:9FEA1616-C97B-4A1A-A3F4-CC708909280B Shortcode:63334</text:span></text:p>
      <text:p text:style-name="P1"><text:span text:style-name="T1">VOTE 1168123144 Campaign:ssss_uk_02A Validity:during Choice:Verity CONN:MIG01XU MSISDN:00777776249999 GUID:A3A9761F-5C59-4C72-B7CC-827FB0AB7902 Shortcode:63334</text:span></text:p>
      <text:p text:style-name="P1"><text:span text:style-name="T1">VOTE 1168123144 Campaign:ssss_uk_02A Validity:during Choice:Antony CONN:MIG01OU </text:span><text:soft-page-break/><text:span text:style-name="T1">MSISDN:00777777129999 GUID:1AC0776A-B32E-4A75-B738-D47B0FE7C0EE Shortcode:63334</text:span></text:p>
      <text:p text:style-name="P1"><text:span text:style-name="T1">VOTE 1168123144 Campaign:ssss_uk_02A Validity:during Choice:Antony CONN:MIG01OU MSISDN:00777779989999 GUID:F8C3F2B6-1F78-40C1-BBF6-CC3F1AA524E8 Shortcode:63334</text:span></text:p>
      <text:p text:style-name="P1"><text:span text:style-name="T1">VOTE 1168123145 Campaign:ssss_uk_02A Validity:during Choice:Verity CONN:MIG00VU MSISDN:00777775709999 GUID:C2038774-04B1-4897-BAD6-BB74E507B71E Shortcode:63334</text:span></text:p>
      <text:p text:style-name="P1"><text:span text:style-name="T1">VOTE 1168123145 Campaign:ssss_uk_02A Validity:during Choice:Alan CONN:MIG00VU MSISDN:00777777539999 GUID:D9CDD30F-1842-4DDF-9666-40E36C705AAA Shortcode:63334</text:span></text:p>
      <text:p text:style-name="P1"><text:span text:style-name="T1">VOTE 1168123145 Campaign:ssss_uk_02A Validity:during Choice:Antony CONN:MIG00VU MSISDN:00777771789999 GUID:99A202AE-D6F8-4637-AC03-30A148C7C10C Shortcode:63334</text:span></text:p>
      <text:p text:style-name="P1"><text:span text:style-name="T1">VOTE 1168123145 Campaign:ssss_uk_02A Validity:during Choice:Antony CONN:MIG00VU MSISDN:00777779019999 GUID:A1C84762-2D05-406C-AA5E-609861BFD0AF Shortcode:63334</text:span></text:p>
      <text:p text:style-name="P1"><text:span text:style-name="T1">VOTE 1168123145 Campaign:ssss_uk_02A Validity:during Choice:Gemma CONN:MIG01XU MSISDN:00777774989999 GUID:1B337E02-77FB-415B-BEBF-B6D639D61D71 Shortcode:63334</text:span></text:p>
      <text:p text:style-name="P1"><text:span text:style-name="T1">VOTE 1168123145 Campaign:ssss_uk_02A Validity:during Choice:Verity CONN:MIG01XU MSISDN:00777771269999 GUID:B8D555DC-DBF6-4C49-9695-348B78C05AA6 Shortcode:63334</text:span></text:p>
      <text:p text:style-name="P1"><text:span text:style-name="T1">VOTE 1168123145 Campaign:ssss_uk_02A Validity:during Choice:Antony CONN:MIG01XU MSISDN:00777774939999 GUID:669DFD27-2B15-4534-AF97-3B881C373E06 Shortcode:63334</text:span></text:p>
      <text:p text:style-name="P1"><text:span text:style-name="T1">VOTE 1168123145 Campaign:ssss_uk_02A Validity:during Choice:Mark CONN:MIG01XU MSISDN:00777776059999 GUID:DB16383B-A1A1-4045-A421-64DB52D79499 Shortcode:63334</text:span></text:p>
      <text:p text:style-name="P1"><text:span text:style-name="T1">VOTE 1168123145 Campaign:ssss_uk_02A Validity:during Choice:Gemma CONN:MIG01XU MSISDN:00777773059999 GUID:3CBA753B-E5FB-40D6-828E-7B7B02B7B570 Shortcode:63334</text:span></text:p>
      <text:p text:style-name="P1"><text:span text:style-name="T1">VOTE 1168123145 Campaign:ssss_uk_02A Validity:during Choice:Antony CONN:MIG01XU MSISDN:00777774759999 GUID:F46A9BF6-5917-4608-B483-C86F131C8012 Shortcode:63334</text:span></text:p>
      <text:p text:style-name="P1"><text:span text:style-name="T1">VOTE 1168123145 Campaign:ssss_uk_02A Validity:during Choice:Mark CONN:MIG00VU MSISDN:00777770059999 GUID:C6153AB4-529A-45DF-A3F4-A9322D13DC21 Shortcode:63334</text:span></text:p>
      <text:p text:style-name="P1"><text:span text:style-name="T1">VOTE 1168123145 Campaign:ssss_uk_02A Validity:during Choice:Alan CONN:MIG00VU MSISDN:00777770799999 GUID:FD161297-EF84-4E7A-85B4-F2F2AB57BDB1 Shortcode:63334</text:span></text:p>
      <text:p text:style-name="P1"><text:span text:style-name="T1">VOTE 1168123145 Campaign:ssss_uk_02A Validity:during Choice:Verity CONN:MIG00VU MSISDN:00777775949999 GUID:C42B3183-A25B-4C14-B31A-D16731D3FD7E Shortcode:63334</text:span></text:p>
      <text:p text:style-name="P1"><text:span text:style-name="T1">VOTE 1168123145 Campaign:ssss_uk_02A Validity:during Choice:Antony CONN:MIG00VU MSISDN:00777775039999 GUID:E6C17588-6E7B-4716-A342-6AFF7E091083 Shortcode:63334</text:span></text:p>
      <text:p text:style-name="P1"><text:span text:style-name="T1">VOTE 1168123145 Campaign:ssss_uk_02A Validity:during Choice:Gemma CONN:MIG01XU MSISDN:00777774789999 GUID:359F0E39-4AAA-4EFD-A991-1B12737BE075 Shortcode:63334</text:span></text:p>
      <text:p text:style-name="P1"><text:span text:style-name="T1">VOTE 1168123145 Campaign:ssss_uk_02A Validity:during Choice:Verity CONN:MIG01XU MSISDN:00777773809999 GUID:484A5CB4-CC54-40FF-9B40-3599E790F447 Shortcode:63334</text:span></text:p>
      <text:p text:style-name="P1"><text:span text:style-name="T1">VOTE 1168123145 Campaign:ssss_uk_02A Validity:during Choice:Antony CONN:MIG01XU MSISDN:00777770529999 GUID:D9518E8A-A0E9-4B5C-BB83-6E40B95D844C Shortcode:63334</text:span></text:p>
      <text:p text:style-name="P1"><text:span text:style-name="T1">VOTE 1168123145 Campaign:ssss_uk_02A Validity:during Choice:Antony CONN:MIG01XU MSISDN:00777772859999 GUID:19C5CCFC-12A3-416E-BD46-B2062472A143 Shortcode:63334</text:span></text:p>
      <text:p text:style-name="P1"><text:span text:style-name="T1">VOTE 1168123145 Campaign:ssss_uk_02A Validity:during Choice:Verity CONN:MIG01XU MSISDN:00777773459999 GUID:4B39E02E-A5D2-4274-B267-F09181BD2E4F Shortcode:63334</text:span></text:p>
      <text:p text:style-name="P1"><text:span text:style-name="T1">VOTE 1168123145 Campaign:ssss_uk_02A Validity:during Choice:Antony CONN:MIG01XU MSISDN:00777777509999 GUID:75C2FE04-4653-4DF9-A153-4C0493E8CC4F Shortcode:63334</text:span></text:p>
      <text:p text:style-name="P1"><text:span text:style-name="T1">VOTE 1168123145 Campaign:ssss_uk_02A Validity:during Choice:Antony CONN:MIG01XU MSISDN:00777774279999 GUID:994189D7-61C2-466A-A8F0-35682F78FDD1 Shortcode:63334</text:span></text:p>
      <text:p text:style-name="P1"><text:span text:style-name="T1">VOTE 1168123145 Campaign:ssss_uk_02A Validity:during Choice:Verity CONN:MIG01XU MSISDN:00777778109999 GUID:B8E34633-E447-4BE9-BE40-FC44712B2E68 Shortcode:63334</text:span></text:p>
      <text:p text:style-name="P1"><text:span text:style-name="T1">VOTE 1168123145 Campaign:ssss_uk_02A Validity:during Choice:Matthew CONN:MIG01OU MSISDN:00777774249999 GUID:0FC15940-0045-4AE2-9FFD-526D524F9925 Shortcode:63334</text:span></text:p>
      <text:p text:style-name="P1"><text:span text:style-name="T1">VOTE 1168123145 Campaign:ssss_uk_02A Validity:during Choice:Leon CONN:MIG01XU MSISDN:00777770629999 GUID:8058796A-40B3-4AD9-B78B-00046F0A1E2E Shortcode:63334</text:span></text:p>
      <text:p text:style-name="P1"><text:span text:style-name="T1">VOTE 1168123145 Campaign:ssss_uk_02A Validity:during Choice:Antony CONN:MIG01XU MSISDN:00777776459999 GUID:14868D19-65D3-4E8A-A89C-5101A969198B Shortcode:63334</text:span></text:p>
      <text:p text:style-name="P1"><text:span text:style-name="T1">VOTE 1168123145 Campaign:ssss_uk_02A Validity:during Choice:Gemma CONN:MIG01XU MSISDN:00777775679999 GUID:B4A1B7BF-41AB-42F3-A7B0-2D36AF962CD7 Shortcode:63334</text:span></text:p>
      <text:p text:style-name="P1"><text:span text:style-name="T1">VOTE 1168123145 Campaign:ssss_uk_02A Validity:during Choice:Verity CONN:MIG01XU MSISDN:00777776599999 GUID:23233D73-D49F-4C72-ABBF-297C7C8CAF6A Shortcode:63334</text:span></text:p>
      <text:p text:style-name="P1"><text:span text:style-name="T1">VOTE 1168123145 Campaign:ssss_uk_02A Validity:during Choice:Mark CONN:MIG00VU MSISDN:00777770649999 GUID:6F4BC0A5-2D32-4A2E-9E6B-2739FF1A2570 Shortcode:63334</text:span></text:p>
      <text:p text:style-name="P1"><text:span text:style-name="T1">VOTE 1168123146 Campaign:ssss_uk_02A Validity:during Choice:Matthew CONN:MIG00VU MSISDN:00777777549999 GUID:44959044-155D-4B77-854E-28EEFF393D12 Shortcode:63334</text:span></text:p>
      <text:p text:style-name="P1"><text:span text:style-name="T1">VOTE 1168123146 Campaign:ssss_uk_02A Validity:during Choice:Alan CONN:MIG01OU </text:span><text:soft-page-break/><text:span text:style-name="T1">MSISDN:00777774179999 GUID:60753BDF-C83A-4774-A465-A4FCB52B3E02 Shortcode:63334</text:span></text:p>
      <text:p text:style-name="P1"><text:span text:style-name="T1">VOTE 1168123146 Campaign:ssss_uk_02A Validity:during Choice:Antony CONN:MIG01OU MSISDN:00777772109999 GUID:7A920AD2-16C2-411E-BBC9-FC659355BBB3 Shortcode:63334</text:span></text:p>
      <text:p text:style-name="P1"><text:span text:style-name="T1">VOTE 1168123146 Campaign:ssss_uk_02A Validity:during Choice:Gemma CONN:MIG01OU MSISDN:00777773369999 GUID:92B54EAC-20A6-4283-A4B4-82858F25D65C Shortcode:63334</text:span></text:p>
      <text:p text:style-name="P1"><text:span text:style-name="T1">VOTE 1168123146 Campaign:ssss_uk_02A Validity:during Choice:Verity CONN:MIG01XU MSISDN:00777776679999 GUID:49F4E2D6-D49C-4805-9392-28F45C3CEBCE Shortcode:63334</text:span></text:p>
      <text:p text:style-name="P1"><text:span text:style-name="T1">VOTE 1168123146 Campaign:ssss_uk_02A Validity:during Choice:Verity CONN:MIG01XU MSISDN:00777775459999 GUID:E01A4AF3-3104-4954-89D5-685B17113EB9 Shortcode:63334</text:span></text:p>
      <text:p text:style-name="P1"><text:span text:style-name="T1">VOTE 1168123146 Campaign:ssss_uk_02A Validity:during Choice:Verity CONN:MIG01XU MSISDN:00777776039999 GUID:8E986966-A0A2-425E-B062-69A0ACC89CE0 Shortcode:63334</text:span></text:p>
      <text:p text:style-name="P1"><text:span text:style-name="T1">VOTE 1168123146 Campaign:ssss_uk_02A Validity:during Choice:Antony CONN:MIG00VU MSISDN:00777770199999 GUID:990FB474-BF40-4360-B2B1-54B76916B37E Shortcode:63334</text:span></text:p>
      <text:p text:style-name="P1"><text:span text:style-name="T1">VOTE 1168123146 Campaign:ssss_uk_02A Validity:during Choice:Antony CONN:MIG00VU MSISDN:00777770149999 GUID:B6D41077-A867-4883-87D5-EBD9234E8BA3 Shortcode:63334</text:span></text:p>
      <text:p text:style-name="P1"><text:span text:style-name="T1">VOTE 1168123146 Campaign:ssss_uk_02A Validity:during Choice:Mark CONN:MIG01OU MSISDN:00777779749999 GUID:A90609D4-198E-4FCC-BD38-95E9EB34BD49 Shortcode:63334</text:span></text:p>
      <text:p text:style-name="P1"><text:span text:style-name="T1">VOTE 1168123146 Campaign:ssss_uk_02A Validity:during Choice:Leon CONN:MIG01OU MSISDN:00777779989999 GUID:B50F6A32-115B-4393-A75E-BD27D2A6965F Shortcode:63334</text:span></text:p>
      <text:p text:style-name="P1"><text:span text:style-name="T1">VOTE 1168123147 Campaign:ssss_uk_02A Validity:during Choice:Verity CONN:MIG01XU MSISDN:00777770249999 GUID:28D722E9-F32C-4B0C-880E-E3940EBB838C Shortcode:63334</text:span></text:p>
      <text:p text:style-name="P1"><text:span text:style-name="T1">VOTE 1168123147 Campaign:ssss_uk_02A Validity:during Choice:Antony CONN:MIG01OU MSISDN:00777773499999 GUID:5A3CAAB0-3309-4E43-A336-742FDA759369 Shortcode:63334</text:span></text:p>
      <text:p text:style-name="P1"><text:span text:style-name="T1">VOTE 1168123147 Campaign:ssss_uk_02A Validity:during Choice:Leon CONN:MIG00VU MSISDN:00777775389999 GUID:1094920E-5830-4691-B909-DB6E726C88A9 Shortcode:63334</text:span></text:p>
      <text:p text:style-name="P1"><text:span text:style-name="T1">VOTE 1168123147 Campaign:ssss_uk_02A Validity:during Choice:Verity CONN:MIG00VU MSISDN:00777771779999 GUID:2DF6FE20-4F70-444E-9565-E81BB98C7792 Shortcode:63334</text:span></text:p>
      <text:p text:style-name="P1"><text:span text:style-name="T1">VOTE 1168123147 Campaign:ssss_uk_02A Validity:during Choice:Antony CONN:MIG01XU MSISDN:00777772329999 GUID:282476C7-6D49-455F-B9BC-7579295C873C Shortcode:63334</text:span></text:p>
      <text:p text:style-name="P1"><text:span text:style-name="T1">VOTE 1168123147 Campaign:ssss_uk_02A Validity:during Choice:Antony CONN:MIG00VU MSISDN:00777779899999 GUID:3BD80FB5-4B90-4733-8C17-FE029252597B Shortcode:63334</text:span></text:p>
      <text:p text:style-name="P1"><text:span text:style-name="T1">VOTE 1168123147 Campaign:ssss_uk_02A Validity:during Choice:Antony CONN:MIG01OU MSISDN:00777777879999 GUID:7F9D3963-0E3B-40F2-BC15-54A27D16DDC1 Shortcode:63334</text:span></text:p>
      <text:p text:style-name="P1"><text:span text:style-name="T1">VOTE 1168123147 Campaign:ssss_uk_02A Validity:during Choice:Verity CONN:MIG01OU MSISDN:00777777829999 GUID:0B2481DF-C41B-484D-842D-7A78418ACDD8 Shortcode:63334</text:span></text:p>
      <text:p text:style-name="P1"><text:span text:style-name="T1">VOTE 1168123147 Campaign:ssss_uk_02A Validity:during Choice:Alan CONN:MIG01OU MSISDN:00777776719999 GUID:AED56507-AD5B-4E08-B4D7-266F34DA1975 Shortcode:63334</text:span></text:p>
      <text:p text:style-name="P1"><text:span text:style-name="T1">VOTE 1168123147 Campaign:ssss_uk_02A Validity:during Choice:Mark CONN:MIG00VU MSISDN:00777776429999 GUID:019AD090-89FE-4B17-9E89-FA2988C5A973 Shortcode:63334</text:span></text:p>
      <text:p text:style-name="P1"><text:span text:style-name="T1">VOTE 1168123147 Campaign:ssss_uk_02A Validity:during Choice:Antony CONN:MIG01TU MSISDN:00777770889999 GUID:689852F1-316C-4A79-BEB7-BE95610E58D8 Shortcode:63334</text:span></text:p>
      <text:p text:style-name="P1"><text:span text:style-name="T1">VOTE 1168123148 Campaign:ssss_uk_02A Validity:during Choice:Verity CONN:MIG01XU MSISDN:00777771699999 GUID:4DD91E43-B3D5-402E-8D2A-8161399E96D2 Shortcode:63334</text:span></text:p>
      <text:p text:style-name="P1"><text:span text:style-name="T1">VOTE 1168123148 Campaign:ssss_uk_02A Validity:during Choice:Verity CONN:MIG01XU MSISDN:00777779839999 GUID:12CD25E1-67C8-408B-A460-406F920B73E5 Shortcode:63334</text:span></text:p>
      <text:p text:style-name="P1"><text:span text:style-name="T1">VOTE 1168123148 Campaign:ssss_uk_02A Validity:during Choice:Antony CONN:MIG01XU MSISDN:00777776329999 GUID:CB3FE096-9776-4000-AF15-2B76AC479774 Shortcode:63334</text:span></text:p>
      <text:p text:style-name="P1"><text:span text:style-name="T1">VOTE 1168123148 Campaign:ssss_uk_02A Validity:during Choice:Tupele CONN:MIG01XU MSISDN:00777774079999 GUID:02361742-6C65-4766-BFF7-ECAF20423A65 Shortcode:63334</text:span></text:p>
      <text:p text:style-name="P1"><text:span text:style-name="T1">VOTE 1168123148 Campaign:ssss_uk_02A Validity:during Choice:Verity CONN:MIG01OU MSISDN:00777779179999 GUID:7B01E07E-D91F-47CF-B83F-9125AFD80ACC Shortcode:63334</text:span></text:p>
      <text:p text:style-name="P1"><text:span text:style-name="T1">VOTE 1168123148 Campaign:ssss_uk_02A Validity:during Choice:Verity CONN:MIG01OU MSISDN:00777771859999 GUID:005C19F8-711B-4F13-8859-A0D59994676E Shortcode:63334</text:span></text:p>
      <text:p text:style-name="P1"><text:span text:style-name="T1">VOTE 1168123148 Campaign:ssss_uk_02A Validity:during Choice:Alan CONN:MIG01XU MSISDN:00777779809999 GUID:C8D1C25B-0B49-4244-A972-730C259FC4A0 Shortcode:63334</text:span></text:p>
      <text:p text:style-name="P1"><text:span text:style-name="T1">VOTE 1168123148 Campaign:ssss_uk_02A Validity:during Choice:Antony CONN:MIG01XU MSISDN:00777774819999 GUID:53C53177-1EFC-4435-8F47-E1DD1E46B2E2 Shortcode:63334</text:span></text:p>
      <text:p text:style-name="P1"><text:span text:style-name="T1">VOTE 1168123148 Campaign:ssss_uk_02A Validity:during Choice:Verity CONN:MIG01XU MSISDN:00777775259999 GUID:595B63FF-D06C-4FB2-8139-5E851CF3D0A2 Shortcode:63334</text:span></text:p>
      <text:p text:style-name="P1"><text:span text:style-name="T1">VOTE 1168123148 Campaign:ssss_uk_02A Validity:during Choice:Verity CONN:MIG01XU MSISDN:00777776669999 GUID:9BB2C82E-5592-4B4E-922A-0F3733EC2862 Shortcode:63334</text:span></text:p>
      <text:p text:style-name="P1"><text:span text:style-name="T1">VOTE 1168123148 Campaign:ssss_uk_02A Validity:during Choice:Alan CONN:MIG00VU </text:span><text:soft-page-break/><text:span text:style-name="T1">MSISDN:00777779689999 GUID:65B1D265-73C8-420C-BAD9-BFB1D79C3877 Shortcode:63334</text:span></text:p>
      <text:p text:style-name="P1"><text:span text:style-name="T1">VOTE 1168123148 Campaign:ssss_uk_02A Validity:during Choice:Mark CONN:MIG00VU MSISDN:00777778449999 GUID:51D5378C-81D9-48A5-A187-7F0DFA3367FF Shortcode:63334</text:span></text:p>
      <text:p text:style-name="P1"><text:span text:style-name="T1">VOTE 1168123149 Campaign:ssss_uk_02A Validity:during Choice:Mark CONN:MIG00VU MSISDN:00777770539999 GUID:50A3FE0D-3BC7-47CB-ABBF-AFB0412560B8 Shortcode:63334</text:span></text:p>
      <text:p text:style-name="P1"><text:span text:style-name="T1">VOTE 1168123149 Campaign:ssss_uk_02A Validity:during Choice:Antony CONN:MIG00VU MSISDN:00777771639999 GUID:F3920578-6CBF-4011-9243-E3CDD41CDD80 Shortcode:63334</text:span></text:p>
      <text:p text:style-name="P1"><text:span text:style-name="T1">VOTE 1168123149 Campaign:ssss_uk_02A Validity:during Choice:Gemma CONN:MIG01XU MSISDN:00777779679999 GUID:7EF18B43-9771-4384-985D-BBE36730F485 Shortcode:63334</text:span></text:p>
      <text:p text:style-name="P1"><text:span text:style-name="T1">VOTE 1168123149 Campaign:ssss_uk_02A Validity:during Choice:Gemma CONN:MIG01XU MSISDN:00777772539999 GUID:35CA1FF1-EA54-46EA-B402-C345249BED81 Shortcode:63334</text:span></text:p>
      <text:p text:style-name="P1"><text:span text:style-name="T1">VOTE 1168123149 Campaign:ssss_uk_02A Validity:during Choice:Antony CONN:MIG01XU MSISDN:00777771569999 GUID:4B49EEB9-60F0-493E-B8E6-0F7523DD536F Shortcode:63334</text:span></text:p>
      <text:p text:style-name="P1"><text:span text:style-name="T1">VOTE 1168123149 Campaign:ssss_uk_02A Validity:during Choice:Antony CONN:MIG01XU MSISDN:00777776079999 GUID:C77C0B68-6A0A-43BF-9400-BD76ABDEC56E Shortcode:63334</text:span></text:p>
      <text:p text:style-name="P1"><text:span text:style-name="T1">VOTE 1168123149 Campaign:ssss_uk_02A Validity:during Choice:Antony CONN:MIG01XU MSISDN:00777779429999 GUID:54439B69-292D-4432-959D-4B3D9BC71D52 Shortcode:63334</text:span></text:p>
      <text:p text:style-name="P1"><text:span text:style-name="T1">VOTE 1168123149 Campaign:ssss_uk_02A Validity:during Choice:Gemma CONN:MIG01XU MSISDN:00777778179999 GUID:9EDCB6E1-98AA-4DBE-90BB-D1B89B27B311 Shortcode:63334</text:span></text:p>
      <text:p text:style-name="P1"><text:span text:style-name="T1">VOTE 1168123149 Campaign:ssss_uk_02A Validity:during Choice:Antony CONN:MIG01XU MSISDN:00777779129999 GUID:09C7DE49-A3FB-49A4-A101-0C984ADAE7B5 Shortcode:63334</text:span></text:p>
      <text:p text:style-name="P1"><text:span text:style-name="T1">VOTE 1168123149 Campaign:ssss_uk_02A Validity:during Choice:Verity CONN:MIG01XU MSISDN:00777779199999 GUID:3EC5DC07-0BF5-40F1-8B81-7DBCA4708D5B Shortcode:63334</text:span></text:p>
      <text:p text:style-name="P1"><text:span text:style-name="T1">VOTE 1168123149 Campaign:ssss_uk_02A Validity:during Choice:Leon CONN:MIG01XU MSISDN:00777774059999 GUID:703429A1-DD8C-4047-81C1-408D4814E517 Shortcode:63334</text:span></text:p>
      <text:p text:style-name="P1"><text:span text:style-name="T1">VOTE 1168123149 Campaign:ssss_uk_02A Validity:during Choice:Alan CONN:MIG01OU MSISDN:00777774779999 GUID:193E1BBB-594C-4D8F-9D49-5CAC2015F525 Shortcode:63334</text:span></text:p>
      <text:p text:style-name="P1"><text:span text:style-name="T1">VOTE 1168123149 Campaign:ssss_uk_02A Validity:during Choice:Antony CONN:MIG01OU MSISDN:00777779619999 GUID:C8525F28-D57A-46B5-AB55-B96BF97E1CAF Shortcode:63334</text:span></text:p>
      <text:p text:style-name="P1"><text:span text:style-name="T1">VOTE 1168123149 Campaign:ssss_uk_02A Validity:during Choice:Tupele CONN:MIG01OU MSISDN:00777773069999 GUID:1B2F526B-A92E-4F0E-8F7C-DEECC00F7CF9 Shortcode:63334</text:span></text:p>
      <text:p text:style-name="P1"><text:span text:style-name="T1">VOTE 1168123149 Campaign:ssss_uk_02A Validity:during Choice:Gemma CONN:MIG01OU MSISDN:00777779149999 GUID:8C574897-2C55-44EA-A6B0-F27AC0EE39B6 Shortcode:63334</text:span></text:p>
      <text:p text:style-name="P1"><text:span text:style-name="T1">VOTE 1168123149 Campaign:ssss_uk_02A Validity:during Choice:Tupele CONN:MIG01OU MSISDN:00777779929999 GUID:19B4AE4F-8781-429F-AEE7-187E4F9813EC Shortcode:63334</text:span></text:p>
      <text:p text:style-name="P1"><text:span text:style-name="T1">VOTE 1168123149 Campaign:ssss_uk_02A Validity:during Choice:Verity CONN:MIG01OU MSISDN:00777773409999 GUID:57CD99B2-F33C-4BF1-8D19-BE4E783EA85E Shortcode:63334</text:span></text:p>
      <text:p text:style-name="P1"><text:span text:style-name="T1">VOTE 1168123150 Campaign:ssss_uk_02A Validity:during Choice:Leon CONN:MIG01OU MSISDN:00777770279999 GUID:60AD0435-C45A-46F9-9E78-ED9C66A2CB4A Shortcode:63334</text:span></text:p>
      <text:p text:style-name="P1"><text:span text:style-name="T1">VOTE 1168123150 Campaign:ssss_uk_02A Validity:during Choice:Antony CONN:MIG01OU MSISDN:00777777169999 GUID:A095B0BB-E0D9-4DF4-9F5A-28B3F4633920 Shortcode:63334</text:span></text:p>
      <text:p text:style-name="P1"><text:span text:style-name="T1">VOTE 1168123150 Campaign:ssss_uk_02A Validity:during Choice:Leon CONN:MIG01OU MSISDN:00777775629999 GUID:80536DA0-7B07-451A-A0F6-45E7E9053705 Shortcode:63334</text:span></text:p>
      <text:p text:style-name="P1"><text:span text:style-name="T1">VOTE 1168123150 Campaign:ssss_uk_02A Validity:during Choice:Antony CONN:MIG01OU MSISDN:00777770849999 GUID:CCB54645-847A-4067-BCAB-80546C912617 Shortcode:63334</text:span></text:p>
      <text:p text:style-name="P1"><text:span text:style-name="T1">VOTE 1168123150 Campaign:ssss_uk_02A Validity:during Choice:Gemma CONN:MIG01OU MSISDN:00777775879999 GUID:AA9C09FC-5991-430A-B989-367D6C9D5631 Shortcode:63334</text:span></text:p>
      <text:p text:style-name="P1"><text:span text:style-name="T1">VOTE 1168123150 Campaign:ssss_uk_02A Validity:during Choice:Antony CONN:MIG01OU MSISDN:00777776069999 GUID:F3EB1567-A730-4818-8175-BB100B3E1105 Shortcode:63334</text:span></text:p>
      <text:p text:style-name="P1"><text:span text:style-name="T1">VOTE 1168123150 Campaign:ssss_uk_02A Validity:during Choice:Alan CONN:MIG01OU MSISDN:00777771639999 GUID:2269AB0E-5A9C-4624-B27F-6F72724A0984 Shortcode:63334</text:span></text:p>
      <text:p text:style-name="P1"><text:span text:style-name="T1">VOTE 1168123150 Campaign:ssss_uk_02A Validity:during Choice:Alan CONN:MIG01OU MSISDN:00777773549999 GUID:DDA0072C-BA6C-426E-BBE3-CCC7877524AA Shortcode:63334</text:span></text:p>
      <text:p text:style-name="P1"><text:span text:style-name="T1">VOTE 1168123150 Campaign:ssss_uk_02A Validity:during Choice:Antony CONN:MIG00VU MSISDN:00777773669999 GUID:50F86B64-F230-4F00-9788-936FA8271EDF Shortcode:63334</text:span></text:p>
      <text:p text:style-name="P1"><text:span text:style-name="T1">VOTE 1168123150 Campaign:ssss_uk_02A Validity:during Choice:Antony CONN:MIG00VU MSISDN:00777778779999 GUID:E2EB8B6B-DEB5-486B-B116-E5DD43AC3BC6 Shortcode:63334</text:span></text:p>
      <text:p text:style-name="P1"><text:span text:style-name="T1">VOTE 1168123150 Campaign:ssss_uk_02A Validity:during Choice:Tupele CONN:MIG01OU MSISDN:00777773289999 GUID:A7D55412-1741-42BE-BC03-F19BE237CDF8 Shortcode:63334</text:span></text:p>
      <text:p text:style-name="P1"><text:span text:style-name="T1">VOTE 1168123150 Campaign:ssss_uk_02A Validity:during Choice:Antony CONN:MIG01OU MSISDN:00777770639999 GUID:6FE6269A-7FA6-4089-8EBD-B3B4792791CC Shortcode:63334</text:span></text:p>
      <text:p text:style-name="P1"><text:span text:style-name="T1">VOTE 1168123150 Campaign:ssss_uk_02A Validity:during Choice:Verity CONN:MIG01XU </text:span><text:soft-page-break/><text:span text:style-name="T1">MSISDN:00777772069999 GUID:E1EDC028-5ECE-40D1-B6ED-D3BC6471DBFB Shortcode:63334</text:span></text:p>
      <text:p text:style-name="P1"><text:span text:style-name="T1">VOTE 1168123150 Campaign:ssss_uk_02A Validity:during Choice:Gemma CONN:MIG01XU MSISDN:00777773839999 GUID:17BA7D73-DCE3-431C-B728-80751E182910 Shortcode:63334</text:span></text:p>
      <text:p text:style-name="P1"><text:span text:style-name="T1">VOTE 1168123150 Campaign:ssss_uk_02A Validity:during Choice:Mark CONN:MIG01XU MSISDN:00777774429999 GUID:EF36825B-8B9B-4284-990A-E6812F270AE6 Shortcode:63334</text:span></text:p>
      <text:p text:style-name="P1"><text:span text:style-name="T1">VOTE 1168123150 Campaign:ssss_uk_02A Validity:during Choice:Antony CONN:MIG01XU MSISDN:00777771009999 GUID:89EA24BA-E130-40B4-9E4B-79D3D34AFEA5 Shortcode:63334</text:span></text:p>
      <text:p text:style-name="P1"><text:span text:style-name="T1">VOTE 1168123150 Campaign:ssss_uk_02A Validity:during Choice:Matthew CONN:MIG01XU MSISDN:00777774999999 GUID:14C5D7BC-7663-47F4-8534-E428BD76C6A1 Shortcode:63334</text:span></text:p>
      <text:p text:style-name="P1"><text:span text:style-name="T1">VOTE 1168123150 Campaign:ssss_uk_02A Validity:during Choice:Tupele CONN:MIG01XU MSISDN:00777772179999 GUID:419440FF-A9DD-4C53-B45D-6DE11368294B Shortcode:63334</text:span></text:p>
      <text:p text:style-name="P1"><text:span text:style-name="T1">VOTE 1168123150 Campaign:ssss_uk_02A Validity:during Choice:Antony CONN:MIG01XU MSISDN:00777779099999 GUID:D37BCB35-DD14-48E9-83EE-083D8A2FE574 Shortcode:63334</text:span></text:p>
      <text:p text:style-name="P1"><text:span text:style-name="T1">VOTE 1168123150 Campaign:ssss_uk_02A Validity:during Choice:Antony CONN:MIG01XU MSISDN:00777776169999 GUID:D6101DBE-248E-4806-866F-EA9AAF1291F3 Shortcode:63334</text:span></text:p>
      <text:p text:style-name="P1"><text:span text:style-name="T1">VOTE 1168123150 Campaign:ssss_uk_02A Validity:during Choice:Alan CONN:MIG01XU MSISDN:00777779759999 GUID:D6A22DAE-10FE-49DA-A49E-650D4B7CCD8C Shortcode:63334</text:span></text:p>
      <text:p text:style-name="P1"><text:span text:style-name="T1">VOTE 1168123150 Campaign:ssss_uk_02A Validity:during Choice:Alan CONN:MIG01XU MSISDN:00777775649999 GUID:1523D055-0455-4C30-9DE9-EFC0F779E5CE Shortcode:63334</text:span></text:p>
      <text:p text:style-name="P1"><text:span text:style-name="T1">VOTE 1168123150 Campaign:ssss_uk_02A Validity:during Choice:Gemma CONN:MIG01XU MSISDN:00777777779999 GUID:DC898570-2054-4A41-9F59-3DD78892C76A Shortcode:63334</text:span></text:p>
      <text:p text:style-name="P1"><text:span text:style-name="T1">VOTE 1168123150 Campaign:ssss_uk_02A Validity:during Choice:Antony CONN:MIG01XU MSISDN:00777776019999 GUID:B9D4990C-5EC5-42E4-8C37-1DD502C1ED54 Shortcode:63334</text:span></text:p>
      <text:p text:style-name="P1"><text:span text:style-name="T1">VOTE 1168123150 Campaign:ssss_uk_02A Validity:during Choice:Alan CONN:MIG01XU MSISDN:00777778379999 GUID:82843808-FA7D-4DD9-A28D-1861E4873A0D Shortcode:63334</text:span></text:p>
      <text:p text:style-name="P1"><text:span text:style-name="T1">VOTE 1168123150 Campaign:ssss_uk_02A Validity:during Choice:Antony CONN:MIG01XU MSISDN:00777779409999 GUID:4462E058-6A40-4A07-9E0E-3B0BB482812B Shortcode:63334</text:span></text:p>
      <text:p text:style-name="P1"><text:span text:style-name="T1">VOTE 1168123150 Campaign:ssss_uk_02A Validity:during Choice:Verity CONN:MIG01XU MSISDN:00777779979999 GUID:CA4F2ACB-0EA3-4FAA-BC5C-ED21219A305B Shortcode:63334</text:span></text:p>
      <text:p text:style-name="P1"><text:span text:style-name="T1">VOTE 1168123150 Campaign:ssss_uk_02A Validity:during Choice:Antony CONN:MIG00VU MSISDN:00777779629999 GUID:4D4F445E-B368-45B7-B266-715613951359 Shortcode:63334</text:span></text:p>
      <text:p text:style-name="P1"><text:span text:style-name="T1">VOTE 1168123150 Campaign:ssss_uk_02A Validity:during Choice:Verity CONN:MIG01XU MSISDN:00777776219999 GUID:2C11D468-C68F-4E9B-8297-67D6ECE35D2C Shortcode:63334</text:span></text:p>
      <text:p text:style-name="P1"><text:span text:style-name="T1">VOTE 1168123150 Campaign:ssss_uk_02A Validity:during Choice:Gemma CONN:MIG01XU MSISDN:00777779109999 GUID:35D85832-3A69-4E0B-B424-C31B9CEDD6D4 Shortcode:63334</text:span></text:p>
      <text:p text:style-name="P1"><text:span text:style-name="T1">VOTE 1168123150 Campaign:ssss_uk_02A Validity:during Choice:Alan CONN:MIG01XU MSISDN:00777775169999 GUID:10C6644B-D689-4166-A1DC-0F604760AEDA Shortcode:63334</text:span></text:p>
      <text:p text:style-name="P1"><text:span text:style-name="T1">VOTE 1168123150 Campaign:ssss_uk_02A Validity:during Choice:Mark CONN:MIG01XU MSISDN:00777773379999 GUID:8A38636E-1B83-44DA-AFFF-D73A1C350EDE Shortcode:63334</text:span></text:p>
      <text:p text:style-name="P1"><text:span text:style-name="T1">VOTE 1168123150 Campaign:ssss_uk_02A Validity:during Choice:Hayley CONN:MIG01XU MSISDN:00777771799999 GUID:5D5D71F9-B4EB-4663-B034-204624F07A81 Shortcode:63334</text:span></text:p>
      <text:p text:style-name="P1"><text:span text:style-name="T1">VOTE 1168123150 Campaign:ssss_uk_02A Validity:during Choice:Alan CONN:MIG01XU MSISDN:00777779719999 GUID:DFD3E902-09B1-4D4F-883D-DE36E7BC58CC Shortcode:63334</text:span></text:p>
      <text:p text:style-name="P1"><text:span text:style-name="T1">VOTE 1168123150 Campaign:ssss_uk_02A Validity:during Choice:Alan CONN:MIG01XU MSISDN:00777779579999 GUID:360B1D2B-1615-426E-B2F7-D053499605BA Shortcode:63334</text:span></text:p>
      <text:p text:style-name="P1"><text:span text:style-name="T1">VOTE 1168123150 Campaign:ssss_uk_02A Validity:during Choice:Mark CONN:MIG00VU MSISDN:00777778489999 GUID:8F5741E7-2E2E-47ED-A2F7-CF1963CA9AD8 Shortcode:63334</text:span></text:p>
      <text:p text:style-name="P1"><text:span text:style-name="T1">VOTE 1168123150 Campaign:ssss_uk_02A Validity:during Choice:Verity CONN:MIG01XU MSISDN:00777775609999 GUID:E3F8306B-3B71-4466-8E56-FDB7D68CAB32 Shortcode:63334</text:span></text:p>
      <text:p text:style-name="P1"><text:span text:style-name="T1">VOTE 1168123150 Campaign:ssss_uk_02A Validity:during Choice:Antony CONN:MIG01XU MSISDN:00777771649999 GUID:21E4123A-9F9D-41A5-BCB8-1DAA44927D33 Shortcode:63334</text:span></text:p>
      <text:p text:style-name="P1"><text:span text:style-name="T1">VOTE 1168123150 Campaign:ssss_uk_02A Validity:during Choice:Alan CONN:MIG01XU MSISDN:00777773889999 GUID:E7D3AD03-8C3B-432A-B4B8-9C1BAD972CD4 Shortcode:63334</text:span></text:p>
      <text:p text:style-name="P1"><text:span text:style-name="T1">VOTE 1168123150 Campaign:ssss_uk_02A Validity:during Choice:Verity CONN:MIG01XU MSISDN:00777771269999 GUID:0412642E-F241-4F8D-B657-8C59DC5AC6DE Shortcode:63334</text:span></text:p>
      <text:p text:style-name="P1"><text:span text:style-name="T1">VOTE 1168123150 Campaign:ssss_uk_02A Validity:during Choice:Antony CONN:MIG01XU MSISDN:00777772789999 GUID:59133AFE-87EF-4196-AB5A-91DDB6C3752B Shortcode:63334</text:span></text:p>
      <text:p text:style-name="P1"><text:span text:style-name="T1">VOTE 1168123150 Campaign:ssss_uk_02A Validity:during Choice:Antony CONN:MIG01XU MSISDN:00777778079999 GUID:641191D9-F4F1-4782-BACB-71344F46328B Shortcode:63334</text:span></text:p>
      <text:p text:style-name="P1"><text:span text:style-name="T1">VOTE 1168123150 Campaign:ssss_uk_02A Validity:during Choice:Antony CONN:MIG01XU MSISDN:00777773299999 GUID:47BB86D6-4BF0-48F7-8D0F-AADFD6FAC4CE Shortcode:63334</text:span></text:p>
      <text:p text:style-name="P1"><text:span text:style-name="T1">VOTE 1168123150 Campaign:ssss_uk_02A Validity:during Choice:Gemma CONN:MIG01XU </text:span><text:soft-page-break/><text:span text:style-name="T1">MSISDN:00777778919999 GUID:12D7A04F-ED2E-4022-87BA-3378DB83E793 Shortcode:63334</text:span></text:p>
      <text:p text:style-name="P1"><text:span text:style-name="T1">VOTE 1168123150 Campaign:ssss_uk_02A Validity:during Choice:Alan CONN:MIG01XU MSISDN:00777774939999 GUID:81D72BAB-CAA9-4B7B-A0A2-99E3A4BCABA1 Shortcode:63334</text:span></text:p>
      <text:p text:style-name="P1"><text:span text:style-name="T1">VOTE 1168123150 Campaign:ssss_uk_02A Validity:during Choice:Mark CONN:MIG01XU MSISDN:00777774939999 GUID:77A7612A-97B2-4699-8DCD-BB2FFE80521C Shortcode:63334</text:span></text:p>
      <text:p text:style-name="P1"><text:span text:style-name="T1">VOTE 1168123150 Campaign:ssss_uk_02A Validity:during Choice:Antony CONN:MIG01XU MSISDN:00777773969999 GUID:912E1BB7-C235-46F0-A9F7-667136682F60 Shortcode:63334</text:span></text:p>
      <text:p text:style-name="P1"><text:span text:style-name="T1">VOTE 1168123150 Campaign:ssss_uk_02A Validity:during Choice:Antony CONN:MIG01TU MSISDN:00777777199999 GUID:534182DC-5D6D-4C50-9D4C-DB7D75F1ADB8 Shortcode:63334</text:span></text:p>
      <text:p text:style-name="P1"><text:span text:style-name="T1">VOTE 1168123150 Campaign:ssss_uk_02A Validity:during Choice:Mark CONN:MIG01XU MSISDN:00777773399999 GUID:C80DE53A-9F74-4937-A127-B22CF070238B Shortcode:63334</text:span></text:p>
      <text:p text:style-name="P1"><text:span text:style-name="T1">VOTE 1168123150 Campaign:ssss_uk_02A Validity:during Choice:Verity CONN:MIG01XU MSISDN:00777771579999 GUID:F83660FF-5070-4AFA-A6A7-CD1FC0E4D873 Shortcode:63334</text:span></text:p>
      <text:p text:style-name="P1"><text:span text:style-name="T1">VOTE 1168123150 Campaign:ssss_uk_02A Validity:during Choice:Tupele CONN:MIG01XU MSISDN:00777777479999 GUID:EED90125-6CFB-49F1-ADE7-360B5FBCC488 Shortcode:63334</text:span></text:p>
      <text:p text:style-name="P1"><text:span text:style-name="T1">VOTE 1168123150 Campaign:ssss_uk_02A Validity:during Choice:Antony CONN:MIG01XU MSISDN:00777775519999 GUID:9765C165-CC16-4C92-8826-882470FBC3E2 Shortcode:63334</text:span></text:p>
      <text:p text:style-name="P1"><text:span text:style-name="T1">VOTE 1168123151 Campaign:ssss_uk_02A Validity:during Choice:Antony CONN:MIG01OU MSISDN:00777772699999 GUID:1763840E-EB8A-4873-A677-276595756178 Shortcode:63334</text:span></text:p>
      <text:p text:style-name="P1"><text:span text:style-name="T1">VOTE 1168123151 Campaign:ssss_uk_02A Validity:during Choice:Antony CONN:MIG01OU MSISDN:00777771709999 GUID:E4DA3E91-702D-4CC5-9026-178B2EFE0826 Shortcode:63334</text:span></text:p>
      <text:p text:style-name="P1"><text:span text:style-name="T1">VOTE 1168123151 Campaign:ssss_uk_02A Validity:during Choice:Mark CONN:MIG01OU MSISDN:00777775319999 GUID:902824F5-B190-4F64-90E0-8210A9BCF06C Shortcode:63334</text:span></text:p>
      <text:p text:style-name="P1"><text:span text:style-name="T1">VOTE 1168123151 Campaign:ssss_uk_02A Validity:during Choice:Antony CONN:MIG01XU MSISDN:00777776569999 GUID:B28CFC93-413D-40A2-AE39-8FEF5F2B0CDA Shortcode:63334</text:span></text:p>
      <text:p text:style-name="P1"><text:span text:style-name="T1">VOTE 1168123151 Campaign:ssss_uk_02A Validity:during Choice:Gemma CONN:MIG01XU MSISDN:00777775089999 GUID:7E10F417-4077-4896-9513-D10909813A9A Shortcode:63334</text:span></text:p>
      <text:p text:style-name="P1"><text:span text:style-name="T1">VOTE 1168123151 Campaign:ssss_uk_02A Validity:during Choice:Mark CONN:MIG01XU MSISDN:00777776149999 GUID:5AF81272-9493-4089-A0A9-4FEC6282C26F Shortcode:63334</text:span></text:p>
      <text:p text:style-name="P1"><text:span text:style-name="T1">VOTE 1168123151 Campaign:ssss_uk_02A Validity:during Choice:Antony CONN:MIG01OU MSISDN:00777775339999 GUID:777A15C3-A829-431D-B679-69EA7D0CC72E Shortcode:63334</text:span></text:p>
      <text:p text:style-name="P1"><text:span text:style-name="T1">VOTE 1168123151 Campaign:ssss_uk_02A Validity:during Choice:Antony CONN:MIG01OU MSISDN:00777770969999 GUID:D66E42A4-0387-4F3E-9890-F03049D1473A Shortcode:63334</text:span></text:p>
      <text:p text:style-name="P1"><text:span text:style-name="T1">VOTE 1168123151 Campaign:ssss_uk_02A Validity:during Choice:Antony CONN:MIG01OU MSISDN:00777773759999 GUID:2DD6B63F-2AC8-47AE-A3F5-BC1332E88DE9 Shortcode:63334</text:span></text:p>
      <text:p text:style-name="P1"><text:span text:style-name="T1">VOTE 1168123151 Campaign:ssss_uk_02A Validity:during Choice:Alan CONN:MIG01XU MSISDN:00777770339999 GUID:8F434587-A797-403B-903D-27946CBC4B1C Shortcode:63334</text:span></text:p>
      <text:p text:style-name="P1"><text:span text:style-name="T1">VOTE 1168123151 Campaign:ssss_uk_02A Validity:during Choice:Antony CONN:MIG01XU MSISDN:00777774209999 GUID:BBB47EE6-5C47-4BCF-B946-A95B25370EDE Shortcode:63334</text:span></text:p>
      <text:p text:style-name="P1"><text:span text:style-name="T1">VOTE 1168123151 Campaign:ssss_uk_02A Validity:during Choice:Verity CONN:MIG01XU MSISDN:00777770699999 GUID:9153F807-E06A-4D2F-8ED3-F7BA73850951 Shortcode:63334</text:span></text:p>
      <text:p text:style-name="P1"><text:span text:style-name="T1">VOTE 1168123151 Campaign:ssss_uk_02A Validity:during Choice:Gemma CONN:MIG01XU MSISDN:00777771439999 GUID:20B923F5-E931-4526-B653-EF0E64C7B76B Shortcode:63334</text:span></text:p>
      <text:p text:style-name="P1"><text:span text:style-name="T1">VOTE 1168123151 Campaign:ssss_uk_02A Validity:during Choice:Matthew CONN:MIG01XU MSISDN:00777776579999 GUID:7E132167-102D-4B40-8B7E-ECFFC8DEB7EC Shortcode:63334</text:span></text:p>
      <text:p text:style-name="P1"><text:span text:style-name="T1">VOTE 1168123151 Campaign:ssss_uk_02A Validity:during Choice:Gemma CONN:MIG01XU MSISDN:00777775979999 GUID:D7C832F4-0263-4790-BBBA-F576EDA2CE25 Shortcode:63334</text:span></text:p>
      <text:p text:style-name="P1"><text:span text:style-name="T1">VOTE 1168123151 Campaign:ssss_uk_02A Validity:during Choice:Antony CONN:MIG01XU MSISDN:00777774189999 GUID:DECA833D-3795-45C3-BC13-16D83EDDC9A0 Shortcode:63334</text:span></text:p>
      <text:p text:style-name="P1"><text:span text:style-name="T1">VOTE 1168123151 Campaign:ssss_uk_02A Validity:during Choice:Mark CONN:MIG01XU MSISDN:00777773789999 GUID:4E63FB18-F0B6-42D1-8B88-372038110DDC Shortcode:63334</text:span></text:p>
      <text:p text:style-name="P1"><text:span text:style-name="T1">VOTE 1168123152 Campaign:ssss_uk_02A Validity:during Choice:Antony CONN:MIG00VU MSISDN:00777778469999 GUID:2DC9F4B9-32C6-4DC7-893D-E844A21054E9 Shortcode:63334</text:span></text:p>
      <text:p text:style-name="P1"><text:span text:style-name="T1">VOTE 1168123152 Campaign:ssss_uk_02A Validity:during Choice:Antony CONN:MIG00VU MSISDN:00777775109999 GUID:B203ABE8-CE7E-416C-BF1D-A441353E6923 Shortcode:63334</text:span></text:p>
      <text:p text:style-name="P1"><text:span text:style-name="T1">VOTE 1168123152 Campaign:ssss_uk_02A Validity:during Choice:Verity CONN:MIG00VU MSISDN:00777770719999 GUID:EFC6E6E2-A987-402E-8B48-15BF86DD0BF0 Shortcode:63334</text:span></text:p>
      <text:p text:style-name="P1"><text:span text:style-name="T1">VOTE 1168123152 Campaign:ssss_uk_02A Validity:during Choice:Antony CONN:MIG01XU MSISDN:00777778919999 GUID:7A9FD3CF-7AF3-49F7-AD8A-332BD52556DD Shortcode:63334</text:span></text:p>
      <text:p text:style-name="P1"><text:span text:style-name="T1">VOTE 1168123152 Campaign:ssss_uk_02A Validity:during Choice:Gemma CONN:MIG01XU MSISDN:00777775789999 GUID:760F7085-4CE8-4D38-A5B7-CFB3C4345A72 Shortcode:63334</text:span></text:p>
      <text:p text:style-name="P1"><text:span text:style-name="T1">VOTE 1168123152 Campaign:ssss_uk_02A Validity:during Choice:Leon CONN:MIG01XU </text:span><text:soft-page-break/><text:span text:style-name="T1">MSISDN:00777779659999 GUID:14FAC58D-239D-4A7F-806A-3B0C96DDFB66 Shortcode:63334</text:span></text:p>
      <text:p text:style-name="P1"><text:span text:style-name="T1">VOTE 1168123152 Campaign:ssss_uk_02A Validity:during Choice:Antony CONN:MIG01XU MSISDN:00777773379999 GUID:5FCC1496-A911-4A92-BE65-4ABE6A33CC54 Shortcode:63334</text:span></text:p>
      <text:p text:style-name="P1"><text:span text:style-name="T1">VOTE 1168123152 Campaign:ssss_uk_02A Validity:during Choice:Leon CONN:MIG01OU MSISDN:00777774169999 GUID:FDF2F516-B406-4798-9D3D-872EC51EF43A Shortcode:63334</text:span></text:p>
      <text:p text:style-name="P1"><text:span text:style-name="T1">VOTE 1168123152 Campaign:ssss_uk_02A Validity:during Choice:Gemma CONN:MIG01OU MSISDN:00777770889999 GUID:1210CDD6-BB0A-44B0-BD3E-5FA9C13A1948 Shortcode:63334</text:span></text:p>
      <text:p text:style-name="P1"><text:span text:style-name="T1">VOTE 1168123152 Campaign:ssss_uk_02A Validity:during Choice:Leon CONN:MIG01OU MSISDN:00777771469999 GUID:3025FE66-00E4-4F87-990A-06B372CBC979 Shortcode:63334</text:span></text:p>
      <text:p text:style-name="P1"><text:span text:style-name="T1">VOTE 1168123152 Campaign:ssss_uk_02A Validity:during Choice:Alan CONN:MIG00VU MSISDN:00777777259999 GUID:E1D1BF3A-1A88-4E4F-A7B0-6AA1F233202B Shortcode:63334</text:span></text:p>
      <text:p text:style-name="P1"><text:span text:style-name="T1">VOTE 1168123152 Campaign:ssss_uk_02A Validity:during Choice:Alan CONN:MIG01XU MSISDN:00777775279999 GUID:FCFBF9F4-4602-4BB4-B6DB-20DB48371517 Shortcode:63334</text:span></text:p>
      <text:p text:style-name="P1"><text:span text:style-name="T1">VOTE 1168123152 Campaign:ssss_uk_02A Validity:during Choice:Verity CONN:MIG01OU MSISDN:00777770819999 GUID:C59C2ABC-C413-4A39-A321-4AE05342F3B2 Shortcode:63334</text:span></text:p>
      <text:p text:style-name="P1"><text:span text:style-name="T1">VOTE 1168123152 Campaign:ssss_uk_02A Validity:during Choice:Antony CONN:MIG01OU MSISDN:00777774639999 GUID:718E54A6-4B34-428E-B7E5-0213EB0B7454 Shortcode:63334</text:span></text:p>
      <text:p text:style-name="P1"><text:span text:style-name="T1">VOTE 1168123152 Campaign:ssss_uk_02A Validity:during Choice:Verity CONN:MIG01OU MSISDN:00777774939999 GUID:94E58C48-E224-4035-8C52-E28AD190F427 Shortcode:63334</text:span></text:p>
      <text:p text:style-name="P1"><text:span text:style-name="T1">VOTE 1168123152 Campaign:ssss_uk_02A Validity:during Choice:Tupele CONN:MIG00VU MSISDN:00777779059999 GUID:E3422F81-F2A6-44B0-B881-D55237949226 Shortcode:63334</text:span></text:p>
      <text:p text:style-name="P1"><text:span text:style-name="T1">VOTE 1168123152 Campaign:ssss_uk_02A Validity:during Choice:Antony CONN:MIG00VU MSISDN:00777777739999 GUID:A75DA71F-52BC-4799-87DD-0DA393F55ECF Shortcode:63334</text:span></text:p>
      <text:p text:style-name="P1"><text:span text:style-name="T1">VOTE 1168123153 Campaign:ssss_uk_02A Validity:during Choice:Verity CONN:MIG00VU MSISDN:00777770079999 GUID:33239FDE-FFA9-4D67-89F4-38020E8051C6 Shortcode:63334</text:span></text:p>
      <text:p text:style-name="P1"><text:span text:style-name="T1">VOTE 1168123153 Campaign:ssss_uk_02A Validity:during Choice:Tupele CONN:MIG01XU MSISDN:00777771379999 GUID:85B7F0C7-E7A5-48E8-BA67-B33D6C939C2A Shortcode:63334</text:span></text:p>
      <text:p text:style-name="P1"><text:span text:style-name="T1">VOTE 1168123153 Campaign:ssss_uk_02A Validity:during Choice:Mark CONN:MIG01XU MSISDN:00777774819999 GUID:B198FB46-BDBA-4936-9E04-3E2D6168A9FF Shortcode:63334</text:span></text:p>
      <text:p text:style-name="P1"><text:span text:style-name="T1">VOTE 1168123153 Campaign:ssss_uk_02A Validity:during Choice:Leon CONN:MIG01XU MSISDN:00777773199999 GUID:5BA6DCC9-0BEB-4F90-AB15-D396A5810342 Shortcode:63334</text:span></text:p>
      <text:p text:style-name="P1"><text:span text:style-name="T1">VOTE 1168123153 Campaign:ssss_uk_02A Validity:during Choice:Alan CONN:MIG01XU MSISDN:00777772329999 GUID:F99DCED5-8EEA-4116-B069-25BDB8626A65 Shortcode:63334</text:span></text:p>
      <text:p text:style-name="P1"><text:span text:style-name="T1">VOTE 1168123153 Campaign:ssss_uk_02A Validity:during Choice:Alan CONN:MIG01XU MSISDN:00777772119999 GUID:ACCCF044-C81A-40A3-B9C7-CA96E0EF4922 Shortcode:63334</text:span></text:p>
      <text:p text:style-name="P1"><text:span text:style-name="T1">VOTE 1168123153 Campaign:ssss_uk_02A Validity:during Choice:Antony CONN:MIG01XU MSISDN:00777773369999 GUID:101833E5-08A1-4E58-85EF-60788441738A Shortcode:63334</text:span></text:p>
      <text:p text:style-name="P1"><text:span text:style-name="T1">VOTE 1168123153 Campaign:ssss_uk_02A Validity:during Choice:Mark CONN:MIG01XU MSISDN:00777776549999 GUID:6C19CFD0-0623-4094-9376-66F684842198 Shortcode:63334</text:span></text:p>
      <text:p text:style-name="P1"><text:span text:style-name="T1">VOTE 1168123153 Campaign:ssss_uk_02A Validity:during Choice:Leon CONN:MIG01XU MSISDN:00777772859999 GUID:8BBAE833-E441-40A6-9CE0-2351C19E237F Shortcode:63334</text:span></text:p>
      <text:p text:style-name="P1"><text:span text:style-name="T1">VOTE 1168123153 Campaign:ssss_uk_02A Validity:during Choice:Antony CONN:MIG01XU MSISDN:00777775229999 GUID:F37514D9-043C-4E76-889A-1C624DDA9B52 Shortcode:63334</text:span></text:p>
      <text:p text:style-name="P1"><text:span text:style-name="T1">VOTE 1168123153 Campaign:ssss_uk_02A Validity:during Choice:Matthew CONN:MIG01XU MSISDN:00777778219999 GUID:446E2C18-B8DB-408A-9812-C2820C9C6C7E Shortcode:63334</text:span></text:p>
      <text:p text:style-name="P1"><text:span text:style-name="T1">VOTE 1168123153 Campaign:ssss_uk_02A Validity:during Choice:Tupele CONN:MIG01XU MSISDN:00777770309999 GUID:6A85790E-BE1D-4A06-AB16-22BB7E4F93BE Shortcode:63334</text:span></text:p>
      <text:p text:style-name="P1"><text:span text:style-name="T1">VOTE 1168123153 Campaign:ssss_uk_02A Validity:during Choice:Antony CONN:MIG01XU MSISDN:00777777589999 GUID:B3A665C6-598F-4604-806E-F62127BAFE98 Shortcode:63334</text:span></text:p>
      <text:p text:style-name="P1"><text:span text:style-name="T1">VOTE 1168123153 Campaign:ssss_uk_02A Validity:during Choice:Tupele CONN:MIG01XU MSISDN:00777773549999 GUID:B52938FF-FCBA-413E-8E65-18C464875E91 Shortcode:63334</text:span></text:p>
      <text:p text:style-name="P1"><text:span text:style-name="T1">VOTE 1168123153 Campaign:ssss_uk_02A Validity:during Choice:Antony CONN:MIG01XU MSISDN:00777775859999 GUID:34E1157D-D535-46E0-B3A4-97B15A9743F7 Shortcode:63334</text:span></text:p>
      <text:p text:style-name="P1"><text:span text:style-name="T1">VOTE 1168123153 Campaign:ssss_uk_02A Validity:during Choice:Verity CONN:MIG01XU MSISDN:00777773889999 GUID:AA360618-D0D1-47A0-A891-85C07154B007 Shortcode:63334</text:span></text:p>
      <text:p text:style-name="P1"><text:span text:style-name="T1">VOTE 1168123153 Campaign:ssss_uk_02A Validity:during Choice:Antony CONN:MIG01XU MSISDN:00777779419999 GUID:8E4944F0-6F49-49E4-81A6-0C7CE279F547 Shortcode:63334</text:span></text:p>
      <text:p text:style-name="P1"><text:span text:style-name="T1">VOTE 1168123153 Campaign:ssss_uk_02A Validity:during Choice:Verity CONN:MIG00VU MSISDN:00777770909999 GUID:9E208268-656A-4DBA-BF16-71452AC93699 Shortcode:63334</text:span></text:p>
      <text:p text:style-name="P1"><text:span text:style-name="T1">VOTE 1168123153 Campaign:ssss_uk_02A Validity:during Choice:Tupele CONN:MIG01OU MSISDN:00777776439999 GUID:14E7D463-08F6-4A02-9686-E4765BF2E0FB Shortcode:63334</text:span></text:p>
      <text:p text:style-name="P1"><text:span text:style-name="T1">VOTE 1168123153 Campaign:ssss_uk_02A Validity:during Choice:Verity CONN:MIG01OU </text:span><text:soft-page-break/><text:span text:style-name="T1">MSISDN:00777775569999 GUID:AB6A5168-C4BD-42A2-B503-E57621D65400 Shortcode:63334</text:span></text:p>
      <text:p text:style-name="P1"><text:span text:style-name="T1">VOTE 1168123153 Campaign:ssss_uk_02A Validity:during Choice:Mark CONN:MIG01OU MSISDN:00777776259999 GUID:9EFDD266-42EB-4476-9599-D501CEA010AA Shortcode:63334</text:span></text:p>
      <text:p text:style-name="P1"><text:span text:style-name="T1">VOTE 1168123153 Campaign:ssss_uk_02A Validity:during Choice:Antony CONN:MIG01OU MSISDN:00777777089999 GUID:4E8BCE63-49B6-4350-A358-9352AF717325 Shortcode:63334</text:span></text:p>
      <text:p text:style-name="P1"><text:span text:style-name="T1">VOTE 1168123153 Campaign:ssss_uk_02A Validity:during Choice:Verity CONN:MIG01XU MSISDN:00777775349999 GUID:C878066B-5AA2-402D-A5FE-F86E87A436E4 Shortcode:63334</text:span></text:p>
      <text:p text:style-name="P1"><text:span text:style-name="T1">VOTE 1168123153 Campaign:ssss_uk_02A Validity:during Choice:Verity CONN:MIG01XU MSISDN:00777771319999 GUID:EDD586B1-8606-4007-966F-36AD2C5147DC Shortcode:63334</text:span></text:p>
      <text:p text:style-name="P1"><text:span text:style-name="T1">VOTE 1168123153 Campaign:ssss_uk_02A Validity:during Choice:Alan CONN:MIG01XU MSISDN:00777770499999 GUID:B3DC3208-4CC8-4A50-97D0-C11AB4168BC4 Shortcode:63334</text:span></text:p>
      <text:p text:style-name="P1"><text:span text:style-name="T1">VOTE 1168123153 Campaign:ssss_uk_02A Validity:during Choice:Antony CONN:MIG01XU MSISDN:00777775259999 GUID:BDFB4341-E06D-4CAE-B745-814BAC3D7FE8 Shortcode:63334</text:span></text:p>
      <text:p text:style-name="P1"><text:span text:style-name="T1">VOTE 1168123153 Campaign:ssss_uk_02A Validity:during Choice:Verity CONN:MIG01XU MSISDN:00777775179999 GUID:22AAAA06-EC82-4D17-B42D-6408AC011F01 Shortcode:63334</text:span></text:p>
      <text:p text:style-name="P1"><text:span text:style-name="T1">VOTE 1168123153 Campaign:ssss_uk_02A Validity:during Choice:Antony CONN:MIG01XU MSISDN:00777779139999 GUID:434CEA66-17F2-4CC9-92E0-5B4E9C7CE4FA Shortcode:63334</text:span></text:p>
      <text:p text:style-name="P1"><text:span text:style-name="T1">VOTE 1168123153 Campaign:ssss_uk_02A Validity:during Choice:Antony CONN:MIG01XU MSISDN:00777779989999 GUID:46E44ED1-075A-4657-A17E-8C7C3AF13CAE Shortcode:63334</text:span></text:p>
      <text:p text:style-name="P1"><text:span text:style-name="T1">VOTE 1168123153 Campaign:ssss_uk_02A Validity:during Choice:Alan CONN:MIG01OU MSISDN:00777772279999 GUID:0F7AEE13-4073-4ED5-B793-BA5F5653713E Shortcode:63334</text:span></text:p>
      <text:p text:style-name="P1"><text:span text:style-name="T1">VOTE 1168123153 Campaign:ssss_uk_02A Validity:during Choice:Antony CONN:MIG01OU MSISDN:00777777739999 GUID:F97FF853-5681-4052-98A4-DA64096D5BA7 Shortcode:63334</text:span></text:p>
      <text:p text:style-name="P1"><text:span text:style-name="T1">VOTE 1168123154 Campaign:ssss_uk_02A Validity:during Choice:Mark CONN:MIG01XU MSISDN:00777770469999 GUID:77FC548D-C503-45CA-B639-49AA21C75C9C Shortcode:63334</text:span></text:p>
      <text:p text:style-name="P1"><text:span text:style-name="T1">VOTE 1168123154 Campaign:ssss_uk_02A Validity:during Choice:Antony CONN:MIG01XU MSISDN:00777771819999 GUID:D063DD6E-13B2-465B-9CD3-458FE260EA82 Shortcode:63334</text:span></text:p>
      <text:p text:style-name="P1"><text:span text:style-name="T1">VOTE 1168123154 Campaign:ssss_uk_02A Validity:during Choice:Leon CONN:MIG01XU MSISDN:00777773009999 GUID:82EB98FC-738F-4AB4-852D-59295233F23B Shortcode:63334</text:span></text:p>
      <text:p text:style-name="P1"><text:span text:style-name="T1">VOTE 1168123154 Campaign:ssss_uk_02A Validity:during Choice:Verity CONN:MIG01XU MSISDN:00777771369999 GUID:67FC9CC1-3019-4429-ACB7-10BC58E52E1A Shortcode:63334</text:span></text:p>
      <text:p text:style-name="P1"><text:span text:style-name="T1">VOTE 1168123154 Campaign:ssss_uk_02A Validity:during Choice:Verity CONN:MIG01XU MSISDN:00777779569999 GUID:8A050EE1-1CD1-4D92-8FCA-C56CD7C21096 Shortcode:63334</text:span></text:p>
      <text:p text:style-name="P1"><text:span text:style-name="T1">VOTE 1168123154 Campaign:ssss_uk_02A Validity:during Choice:Antony CONN:MIG01XU MSISDN:00777774559999 GUID:8F0B6032-4571-4811-AA63-20ED9CF63AE8 Shortcode:63334</text:span></text:p>
      <text:p text:style-name="P1"><text:span text:style-name="T1">VOTE 1168123154 Campaign:ssss_uk_02A Validity:during Choice:Verity CONN:MIG01XU MSISDN:00777773689999 GUID:AAD23FD7-F958-4777-8898-0E1150871836 Shortcode:63334</text:span></text:p>
      <text:p text:style-name="P1"><text:span text:style-name="T1">VOTE 1168123154 Campaign:ssss_uk_02A Validity:during Choice:Alan CONN:MIG01XU MSISDN:00777777049999 GUID:24AC1F6F-A78A-421E-9E91-CF64CDBA7EEA Shortcode:63334</text:span></text:p>
      <text:p text:style-name="P1"><text:span text:style-name="T1">VOTE 1168123154 Campaign:ssss_uk_02A Validity:during Choice:Antony CONN:MIG00VU MSISDN:00777775089999 GUID:9E8480E5-EA15-4D94-8977-7939336CBA63 Shortcode:63334</text:span></text:p>
      <text:p text:style-name="P1"><text:span text:style-name="T1">VOTE 1168123154 Campaign:ssss_uk_02A Validity:during Choice:Antony CONN:MIG00VU MSISDN:00777777639999 GUID:BCE6E455-3D5E-49F4-9B3E-89FF5D723A7E Shortcode:63334</text:span></text:p>
      <text:p text:style-name="P1"><text:span text:style-name="T1">VOTE 1168123154 Campaign:ssss_uk_02A Validity:during Choice:Antony CONN:MIG00VU MSISDN:00777775399999 GUID:421CAC2B-9992-473D-AC84-20F2C00D3A9A Shortcode:63334</text:span></text:p>
      <text:p text:style-name="P1"><text:span text:style-name="T1">VOTE 1168123154 Campaign:ssss_uk_02A Validity:during Choice:Antony CONN:MIG01XU MSISDN:00777771449999 GUID:954821EE-CEA7-4F75-9566-66E1C147F72B Shortcode:63334</text:span></text:p>
      <text:p text:style-name="P1"><text:span text:style-name="T1">VOTE 1168123154 Campaign:ssss_uk_02A Validity:during Choice:Leon CONN:MIG01XU MSISDN:00777773419999 GUID:4EC858B1-7469-4904-812B-2E508E4679F0 Shortcode:63334</text:span></text:p>
      <text:p text:style-name="P1"><text:span text:style-name="T1">VOTE 1168123154 Campaign:ssss_uk_02A Validity:during Choice:Leon CONN:MIG01XU MSISDN:00777775679999 GUID:3763E039-AB16-4D07-809D-6ACD9B7BCB93 Shortcode:63334</text:span></text:p>
      <text:p text:style-name="P1"><text:span text:style-name="T1">VOTE 1168123154 Campaign:ssss_uk_02A Validity:during Choice:Matthew CONN:MIG01XU MSISDN:00777777349999 GUID:5E093F5C-6468-4E94-BC06-4798503EC253 Shortcode:63334</text:span></text:p>
      <text:p text:style-name="P1"><text:span text:style-name="T1">VOTE 1168123154 Campaign:ssss_uk_02A Validity:during Choice:Alan CONN:MIG01XU MSISDN:00777779099999 GUID:394D1B44-7C50-4809-BE3B-E12440119723 Shortcode:63334</text:span></text:p>
      <text:p text:style-name="P1"><text:span text:style-name="T1">VOTE 1168123154 Campaign:ssss_uk_02A Validity:during Choice:Antony CONN:MIG01XU MSISDN:00777773639999 GUID:9E645420-D3B1-47BF-BCC0-9290EC5A9826 Shortcode:63334</text:span></text:p>
      <text:p text:style-name="P1"><text:span text:style-name="T1">VOTE 1168123154 Campaign:ssss_uk_02A Validity:during Choice:Antony CONN:MIG01OU MSISDN:00777773449999 GUID:7C5C11D8-9740-43B9-97CC-6016A518C55F Shortcode:63334</text:span></text:p>
      <text:p text:style-name="P1"><text:span text:style-name="T1">VOTE 1168123154 Campaign:ssss_uk_02A Validity:during Choice:Antony CONN:MIG01OU MSISDN:00777770549999 GUID:E650712A-99F4-466F-98F4-CE2B9836D193 Shortcode:63334</text:span></text:p>
      <text:p text:style-name="P1"><text:span text:style-name="T1">VOTE 1168123154 Campaign:ssss_uk_02A Validity:during Choice:Alan CONN:MIG01OU </text:span><text:soft-page-break/><text:span text:style-name="T1">MSISDN:00777774679999 GUID:E88929CB-373D-4771-BF68-F00D1A7ECBB0 Shortcode:63334</text:span></text:p>
      <text:p text:style-name="P1"><text:span text:style-name="T1">VOTE 1168123154 Campaign:ssss_uk_02A Validity:during Choice:Verity CONN:MIG00VU MSISDN:00777775289999 GUID:B3E91F77-A264-4E67-BDAC-EF2484778760 Shortcode:63334</text:span></text:p>
      <text:p text:style-name="P1"><text:span text:style-name="T1">VOTE 1168123155 Campaign:ssss_uk_02A Validity:during Choice:Antony CONN:MIG01XU MSISDN:00777779009999 GUID:1FF2E042-1462-4D86-A637-EB4B2E0E96AD Shortcode:63334</text:span></text:p>
      <text:p text:style-name="P1"><text:span text:style-name="T1">VOTE 1168123155 Campaign:ssss_uk_02A Validity:during Choice:Leon CONN:MIG01XU MSISDN:00777777139999 GUID:4C18610D-01D1-4FA5-BEED-76D8C9CCFF19 Shortcode:63334</text:span></text:p>
      <text:p text:style-name="P1"><text:span text:style-name="T1">VOTE 1168123155 Campaign:ssss_uk_02A Validity:during Choice:Antony CONN:MIG01XU MSISDN:00777776879999 GUID:B792B338-0C14-4297-9212-68A4E70AC507 Shortcode:63334</text:span></text:p>
      <text:p text:style-name="P1"><text:span text:style-name="T1">VOTE 1168123155 Campaign:ssss_uk_02A Validity:during Choice:Antony CONN:MIG01XU MSISDN:00777771999999 GUID:A5CA74C6-2D37-4303-8D64-C5D5A07233E7 Shortcode:63334</text:span></text:p>
      <text:p text:style-name="P1"><text:span text:style-name="T1">VOTE 1168123155 Campaign:ssss_uk_02A Validity:during Choice:Alan CONN:MIG01XU MSISDN:00777772829999 GUID:7B84FBED-E97F-4D01-BE77-4BE108E95C30 Shortcode:63334</text:span></text:p>
      <text:p text:style-name="P1"><text:span text:style-name="T1">VOTE 1168123155 Campaign:ssss_uk_02A Validity:during Choice:Antony CONN:MIG01XU MSISDN:00777775719999 GUID:01FCB4A3-1D50-42B7-9E1C-28A30C4C23BE Shortcode:63334</text:span></text:p>
      <text:p text:style-name="P1"><text:span text:style-name="T1">VOTE 1168123155 Campaign:ssss_uk_02A Validity:during Choice:Alan CONN:MIG01OU MSISDN:00777770749999 GUID:EE7E0B1D-9E55-413B-AACE-B61BF6DA5D47 Shortcode:63334</text:span></text:p>
      <text:p text:style-name="P1"><text:span text:style-name="T1">VOTE 1168123155 Campaign:ssss_uk_02A Validity:during Choice:Verity CONN:MIG01OU MSISDN:00777777129999 GUID:568B3742-BDD2-42B5-B73A-2E5E13AFC91B Shortcode:63334</text:span></text:p>
      <text:p text:style-name="P1"><text:span text:style-name="T1">VOTE 1168123155 Campaign:ssss_uk_02A Validity:during Choice:Matthew CONN:MIG00VU MSISDN:00777777579999 GUID:972146B0-8AD3-4563-AD97-E3B2D59D7241 Shortcode:63334</text:span></text:p>
      <text:p text:style-name="P1"><text:span text:style-name="T1">VOTE 1168123155 Campaign:ssss_uk_02A Validity:during Choice:Matthew CONN:MIG01OU MSISDN:00777771449999 GUID:33DC7830-DCA2-47CB-908F-6F74246CC156 Shortcode:63334</text:span></text:p>
      <text:p text:style-name="P1"><text:span text:style-name="T1">VOTE 1168123155 Campaign:ssss_uk_02A Validity:during Choice:Antony CONN:MIG00VU MSISDN:00777774779999 GUID:6C4A058B-04BF-4A7B-BE6F-973DD227B243 Shortcode:63334</text:span></text:p>
      <text:p text:style-name="P1"><text:span text:style-name="T1">VOTE 1168123155 Campaign:ssss_uk_02A Validity:during Choice:Tupele CONN:MIG01XU MSISDN:00777777839999 GUID:2654A237-3D4F-4901-A90F-0CE85C4AB7E4 Shortcode:63334</text:span></text:p>
      <text:p text:style-name="P1"><text:span text:style-name="T1">VOTE 1168123155 Campaign:ssss_uk_02A Validity:during Choice:Antony CONN:MIG01XU MSISDN:00777776499999 GUID:90286C96-4221-4A83-91C3-B62D3E819728 Shortcode:63334</text:span></text:p>
      <text:p text:style-name="P1"><text:span text:style-name="T1">VOTE 1168123155 Campaign:ssss_uk_02A Validity:during Choice:Antony CONN:MIG01XU MSISDN:00777775909999 GUID:893E31E5-9A58-4D5B-847E-8206BECC686C Shortcode:63334</text:span></text:p>
      <text:p text:style-name="P1"><text:span text:style-name="T1">VOTE 1168123155 Campaign:ssss_uk_02A Validity:during Choice:Tupele CONN:MIG01XU MSISDN:00777779309999 GUID:0C507489-27A5-4D81-B82D-0EB8CD66EB5C Shortcode:63334</text:span></text:p>
      <text:p text:style-name="P1"><text:span text:style-name="T1">VOTE 1168123155 Campaign:ssss_uk_02A Validity:during Choice:Alan CONN:MIG01XU MSISDN:00777778049999 GUID:4A13BA75-1CC2-4C9C-BC26-10CED2E883DC Shortcode:63334</text:span></text:p>
      <text:p text:style-name="P1"><text:span text:style-name="T1">VOTE 1168123155 Campaign:ssss_uk_02A Validity:during Choice:Verity CONN:MIG01XU MSISDN:00777776059999 GUID:78409E5F-622E-4C73-867F-EB6A9CA51A43 Shortcode:63334</text:span></text:p>
      <text:p text:style-name="P1"><text:span text:style-name="T1">VOTE 1168123155 Campaign:ssss_uk_02A Validity:during Choice:Alan CONN:MIG00VU MSISDN:00777776429999 GUID:4BBF0C51-7E1F-48AB-9624-F90C0070454C Shortcode:63334</text:span></text:p>
      <text:p text:style-name="P1"><text:span text:style-name="T1">VOTE 1168123155 Campaign:ssss_uk_02A Validity:during Choice:Verity CONN:MIG01TU MSISDN:00777776509999 GUID:EE2D7185-59BC-4B1D-AD81-8B3C892B4E57 Shortcode:63334</text:span></text:p>
      <text:p text:style-name="P1"><text:span text:style-name="T1">VOTE 1168123155 Campaign:ssss_uk_02A Validity:during Choice:Verity CONN:MIG01OU MSISDN:00777770689999 GUID:A4847E91-9C15-4875-B32C-C168F7D2004E Shortcode:63334</text:span></text:p>
      <text:p text:style-name="P1"><text:span text:style-name="T1">VOTE 1168123155 Campaign:ssss_uk_02A Validity:during Choice:Verity CONN:MIG01OU MSISDN:00777778539999 GUID:11929366-86B5-4B3A-AFD8-74D26BAEDFCB Shortcode:63334</text:span></text:p>
      <text:p text:style-name="P1"><text:span text:style-name="T1">VOTE 1168123155 Campaign:ssss_uk_02A Validity:during Choice:Gemma CONN:MIG01OU MSISDN:00777773569999 GUID:EC2A784C-BA75-4129-8B7C-AFBDE8B1E039 Shortcode:63334</text:span></text:p>
      <text:p text:style-name="P1"><text:span text:style-name="T1">VOTE 1168123155 Campaign:ssss_uk_02A Validity:during Choice:Antony CONN:MIG01OU MSISDN:00777772909999 GUID:30904F6C-0EC4-4A9F-87F1-B15F6880CCB5 Shortcode:63334</text:span></text:p>
      <text:p text:style-name="P1"><text:span text:style-name="T1">VOTE 1168123156 Campaign:ssss_uk_02A Validity:during Choice:Alan CONN:MIG01XU MSISDN:00777779769999 GUID:1AF1985B-B1AC-4138-A5A0-B100835D85A1 Shortcode:63334</text:span></text:p>
      <text:p text:style-name="P1"><text:span text:style-name="T1">VOTE 1168123156 Campaign:ssss_uk_02A Validity:during Choice:Antony CONN:MIG01OU MSISDN:00777776529999 GUID:B93ACD15-5E25-44BA-B712-E499F6DD8A55 Shortcode:63334</text:span></text:p>
      <text:p text:style-name="P1"><text:span text:style-name="T1">VOTE 1168123156 Campaign:ssss_uk_02A Validity:during Choice:Verity CONN:MIG01XU MSISDN:00777771869999 GUID:C84570AE-741B-4F52-85FE-C5D520CE3316 Shortcode:63334</text:span></text:p>
      <text:p text:style-name="P1"><text:span text:style-name="T1">VOTE 1168123156 Campaign:ssss_uk_02A Validity:during Choice:Verity CONN:MIG01XU MSISDN:00777773049999 GUID:C7EA8EF6-89CD-48DA-BDEB-106286F59CED Shortcode:63334</text:span></text:p>
      <text:p text:style-name="P1"><text:span text:style-name="T1">VOTE 1168123156 Campaign:ssss_uk_02A Validity:during Choice:Mark CONN:MIG01OU MSISDN:00777770959999 GUID:BE47181F-A850-4A66-8EC0-8BB6F9C8E98C Shortcode:63334</text:span></text:p>
      <text:p text:style-name="P1"><text:span text:style-name="T1">VOTE 1168123156 Campaign:ssss_uk_02A Validity:during Choice:Alan CONN:MIG01XU MSISDN:00777774699999 GUID:DA624CA8-5406-420C-8989-DF8030A3D6D2 Shortcode:63334</text:span></text:p>
      <text:p text:style-name="P1"><text:span text:style-name="T1">VOTE 1168123156 Campaign:ssss_uk_02A Validity:during Choice:Antony CONN:MIG01XU </text:span><text:soft-page-break/><text:span text:style-name="T1">MSISDN:00777774429999 GUID:881C92CC-0E56-4625-BAA9-050CB4A837C9 Shortcode:63334</text:span></text:p>
      <text:p text:style-name="P1"><text:span text:style-name="T1">VOTE 1168123156 Campaign:ssss_uk_02A Validity:during Choice:Antony CONN:MIG01XU MSISDN:00777779269999 GUID:17ECBBD6-BE5F-4E99-8CC2-529722D48F0F Shortcode:63334</text:span></text:p>
      <text:p text:style-name="P1"><text:span text:style-name="T1">VOTE 1168123156 Campaign:ssss_uk_02A Validity:during Choice:Verity CONN:MIG01XU MSISDN:00777774169999 GUID:AFA1B42F-A59A-4AC8-A95B-54FB7028FB4E Shortcode:63334</text:span></text:p>
      <text:p text:style-name="P1"><text:span text:style-name="T1">VOTE 1168123156 Campaign:ssss_uk_02A Validity:during Choice:Gemma CONN:MIG01XU MSISDN:00777776039999 GUID:B673CDE8-F253-43F2-95F2-E8D91F7141EE Shortcode:63334</text:span></text:p>
      <text:p text:style-name="P1"><text:span text:style-name="T1">VOTE 1168123156 Campaign:ssss_uk_02A Validity:during Choice:Antony CONN:MIG01XU MSISDN:00777775259999 GUID:BA1EE79E-43E0-4D67-AE5A-366D2BEDFD86 Shortcode:63334</text:span></text:p>
      <text:p text:style-name="P1"><text:span text:style-name="T1">VOTE 1168123156 Campaign:ssss_uk_02A Validity:during Choice:Verity CONN:MIG01XU MSISDN:00777779659999 GUID:8A1B651B-CED7-4FA7-83FA-055DA436EFC4 Shortcode:63334</text:span></text:p>
      <text:p text:style-name="P1"><text:span text:style-name="T1">VOTE 1168123156 Campaign:ssss_uk_02A Validity:during Choice:Alan CONN:MIG00VU MSISDN:00777770539999 GUID:046CE243-759A-4D45-BC87-414AEA744C40 Shortcode:63334</text:span></text:p>
      <text:p text:style-name="P1"><text:span text:style-name="T1">VOTE 1168123156 Campaign:ssss_uk_02A Validity:during Choice:Verity CONN:MIG01TU MSISDN:00777772819999 GUID:DF124874-A551-45B1-8296-D21C842941F1 Shortcode:63334</text:span></text:p>
      <text:p text:style-name="P1"><text:span text:style-name="T1">VOTE 1168123156 Campaign:ssss_uk_02A Validity:during Choice:Mark CONN:MIG01XU MSISDN:00777776269999 GUID:6CA7A48D-72E5-4158-9315-D335DB04D845 Shortcode:63334</text:span></text:p>
      <text:p text:style-name="P1"><text:span text:style-name="T1">VOTE 1168123156 Campaign:ssss_uk_02A Validity:during Choice:Antony CONN:MIG01XU MSISDN:00777773679999 GUID:80606CE0-CA1F-45B5-8C6A-DF9090B34D93 Shortcode:63334</text:span></text:p>
      <text:p text:style-name="P1"><text:span text:style-name="T1">VOTE 1168123156 Campaign:ssss_uk_02A Validity:during Choice:Antony CONN:MIG01XU MSISDN:00777770279999 GUID:439DA792-06F4-4BA3-B194-3903561696DD Shortcode:63334</text:span></text:p>
      <text:p text:style-name="P1"><text:span text:style-name="T1">VOTE 1168123156 Campaign:ssss_uk_02A Validity:during Choice:Antony CONN:MIG01XU MSISDN:00777779259999 GUID:4F3803C5-EAD9-49A3-9C23-E7517B9FCDC4 Shortcode:63334</text:span></text:p>
      <text:p text:style-name="P1"><text:span text:style-name="T1">VOTE 1168123156 Campaign:ssss_uk_02A Validity:during Choice:Antony CONN:MIG01XU MSISDN:00777778239999 GUID:368516F7-A24E-47AF-A760-F6FF33856C91 Shortcode:63334</text:span></text:p>
      <text:p text:style-name="P1"><text:span text:style-name="T1">VOTE 1168123156 Campaign:ssss_uk_02A Validity:during Choice:Tupele CONN:MIG01XU MSISDN:00777772729999 GUID:8ACD5FC5-99E1-4FA7-A872-AB430405456E Shortcode:63334</text:span></text:p>
      <text:p text:style-name="P1"><text:span text:style-name="T1">VOTE 1168123156 Campaign:ssss_uk_02A Validity:during Choice:Antony CONN:MIG01XU MSISDN:00777774249999 GUID:B7B47A74-9713-45BD-A10F-4247E9613393 Shortcode:63334</text:span></text:p>
      <text:p text:style-name="P1"><text:span text:style-name="T1">VOTE 1168123156 Campaign:ssss_uk_02A Validity:during Choice:Antony CONN:MIG01XU MSISDN:00777770559999 GUID:9861FFCD-18AE-4F78-AC09-DB505293B251 Shortcode:63334</text:span></text:p>
      <text:p text:style-name="P1"><text:span text:style-name="T1">VOTE 1168123156 Campaign:ssss_uk_02A Validity:during Choice:Mark CONN:MIG01XU MSISDN:00777771849999 GUID:747F2559-500C-486F-8DC4-359FA62B9F6B Shortcode:63334</text:span></text:p>
      <text:p text:style-name="P1"><text:span text:style-name="T1">VOTE 1168123156 Campaign:ssss_uk_02A Validity:during Choice:Mark CONN:MIG01XU MSISDN:00777776589999 GUID:3BE2FC8E-B2D5-4BE1-BFA5-0F13BAB6EEA5 Shortcode:63334</text:span></text:p>
      <text:p text:style-name="P1"><text:span text:style-name="T1">VOTE 1168123156 Campaign:ssss_uk_02A Validity:during Choice:Antony CONN:MIG01OU MSISDN:00777773149999 GUID:4BCEE6F0-B909-4AFE-A7C8-28368C5F69D3 Shortcode:63334</text:span></text:p>
      <text:p text:style-name="P1"><text:span text:style-name="T1">VOTE 1168123156 Campaign:ssss_uk_02A Validity:during Choice:Antony CONN:MIG01OU MSISDN:00777770639999 GUID:B3CBF9EA-77EB-4309-BEC4-F93FAD9CD10A Shortcode:63334</text:span></text:p>
      <text:p text:style-name="P1"><text:span text:style-name="T1">VOTE 1168123156 Campaign:ssss_uk_02A Validity:during Choice:Tupele CONN:MIG01OU MSISDN:00777776179999 GUID:2EF893B7-BDF3-4671-81C1-03908D53B94D Shortcode:63334</text:span></text:p>
      <text:p text:style-name="P1"><text:span text:style-name="T1">VOTE 1168123157 Campaign:ssss_uk_02A Validity:during Choice:Gemma CONN:MIG00VU MSISDN:00777779289999 GUID:C7106062-40E5-4286-B3EC-09D54C141EF0 Shortcode:63334</text:span></text:p>
      <text:p text:style-name="P1"><text:span text:style-name="T1">VOTE 1168123157 Campaign:ssss_uk_02A Validity:during Choice:Antony CONN:MIG00VU MSISDN:00777770879999 GUID:F808325B-8059-47BF-9977-8E9C6D76A291 Shortcode:63334</text:span></text:p>
      <text:p text:style-name="P1"><text:span text:style-name="T1">VOTE 1168123157 Campaign:ssss_uk_02A Validity:during Choice:Antony CONN:MIG00VU MSISDN:00777771449999 GUID:609A9213-39BB-45A7-AFD4-D3E9D8ACEC23 Shortcode:63334</text:span></text:p>
      <text:p text:style-name="P1"><text:span text:style-name="T1">VOTE 1168123157 Campaign:ssss_uk_02A Validity:during Choice:Alan CONN:MIG01XU MSISDN:00777771349999 GUID:7AE53FE5-2A76-4BA4-AF25-7DED3F314AAF Shortcode:63334</text:span></text:p>
      <text:p text:style-name="P1"><text:span text:style-name="T1">VOTE 1168123157 Campaign:ssss_uk_02A Validity:during Choice:Antony CONN:MIG01XU MSISDN:00777772859999 GUID:8D6BD1BF-13AD-43E8-9714-EF9E7F429D19 Shortcode:63334</text:span></text:p>
      <text:p text:style-name="P1"><text:span text:style-name="T1">VOTE 1168123157 Campaign:ssss_uk_02A Validity:during Choice:Verity CONN:MIG01XU MSISDN:00777779929999 GUID:4D99A0FF-7B42-46EE-9D99-38FDF33555A6 Shortcode:63334</text:span></text:p>
      <text:p text:style-name="P1"><text:span text:style-name="T1">VOTE 1168123157 Campaign:ssss_uk_02A Validity:during Choice:Antony CONN:MIG01XU MSISDN:00777775089999 GUID:5E623C2B-4DF4-47F5-BDFE-4A3B89187B8A Shortcode:63334</text:span></text:p>
      <text:p text:style-name="P1"><text:span text:style-name="T1">VOTE 1168123157 Campaign:ssss_uk_02A Validity:during Choice:Verity CONN:MIG01XU MSISDN:00777776989999 GUID:92E490AA-D74F-4BFF-9517-95AF7436D33B Shortcode:63334</text:span></text:p>
      <text:p text:style-name="P1"><text:span text:style-name="T1">VOTE 1168123157 Campaign:ssss_uk_02A Validity:during Choice:Mark CONN:MIG01XU MSISDN:00777774069999 GUID:AB8D6D7A-18AA-48DF-864E-BE5D219E9941 Shortcode:63334</text:span></text:p>
      <text:p text:style-name="P1"><text:span text:style-name="T1">VOTE 1168123157 Campaign:ssss_uk_02A Validity:during Choice:Antony CONN:MIG01OU MSISDN:00777771869999 GUID:F4BC44A8-7CBF-4E93-9EB1-4281F57C62C7 Shortcode:63334</text:span></text:p>
      <text:p text:style-name="P1"><text:span text:style-name="T1">VOTE 1168123157 Campaign:ssss_uk_02A Validity:during Choice:Antony CONN:MIG01XU </text:span><text:soft-page-break/><text:span text:style-name="T1">MSISDN:00777778119999 GUID:D000281D-B4AF-4964-9546-CBEDB9ADBBC3 Shortcode:63334</text:span></text:p>
      <text:p text:style-name="P1"><text:span text:style-name="T1">VOTE 1168123157 Campaign:ssss_uk_02A Validity:during Choice:Mark CONN:MIG00VU MSISDN:00777775189999 GUID:555A7E4E-F65F-4039-881B-7E3D46D51FFA Shortcode:63334</text:span></text:p>
      <text:p text:style-name="P1"><text:span text:style-name="T1">VOTE 1168123157 Campaign:ssss_uk_02A Validity:during Choice:Gemma CONN:MIG01OU MSISDN:00777771149999 GUID:586BB285-601E-4B0B-BCE9-7C567AA3F202 Shortcode:63334</text:span></text:p>
      <text:p text:style-name="P1"><text:span text:style-name="T1">VOTE 1168123157 Campaign:ssss_uk_02A Validity:during Choice:Leon CONN:MIG01OU MSISDN:00777776129999 GUID:0802EA1D-3222-4CA0-94DF-2B37EAACB927 Shortcode:63334</text:span></text:p>
      <text:p text:style-name="P1"><text:span text:style-name="T1">VOTE 1168123158 Campaign:ssss_uk_02A Validity:during Choice:Antony CONN:MIG00VU MSISDN:00777770029999 GUID:4AEB216E-E1B4-4DC0-8238-29F53E21AE82 Shortcode:63334</text:span></text:p>
      <text:p text:style-name="P1"><text:span text:style-name="T1">VOTE 1168123158 Campaign:ssss_uk_02A Validity:during Choice:Alan CONN:MIG00VU MSISDN:00777776149999 GUID:48E63A35-52C1-48ED-90D8-BA73B0FC334E Shortcode:63334</text:span></text:p>
      <text:p text:style-name="P1"><text:span text:style-name="T1">VOTE 1168123158 Campaign:ssss_uk_02A Validity:during Choice:Antony CONN:MIG01HU MSISDN:00777777589999 GUID:2EDB64B0-B591-4869-A00A-10BB95E20921 Shortcode:63334</text:span></text:p>
      <text:p text:style-name="P1"><text:span text:style-name="T1">VOTE 1168123158 Campaign:ssss_uk_02A Validity:during Choice:Verity CONN:MIG01HU MSISDN:00777777709999 GUID:AE30CA5E-8777-440E-AB3E-25AC0F86F4ED Shortcode:63334</text:span></text:p>
      <text:p text:style-name="P1"><text:span text:style-name="T1">VOTE 1168123156 Campaign:ssss_uk_02A Validity:during Choice:Alan CONN:MIG01XU MSISDN:00777778309999 GUID:9E3236DF-47C4-48AF-8017-ADB4CA80A53C Shortcode:63334</text:span></text:p>
      <text:p text:style-name="P1"><text:span text:style-name="T1">VOTE 1168123158 Campaign:ssss_uk_02A Validity:during Choice:Antony CONN:MIG01TU MSISDN:00777778519999 GUID:2E20E85A-8AD2-404E-901D-5B65DFAE0A9E Shortcode:63334</text:span></text:p>
      <text:p text:style-name="P1"><text:span text:style-name="T1">VOTE 1168123158 Campaign:ssss_uk_02A Validity:during Choice:Verity CONN:MIG00VU MSISDN:00777779029999 GUID:52DC979C-E2D7-48EB-B6EB-39EFABA9A10C Shortcode:63334</text:span></text:p>
      <text:p text:style-name="P1"><text:span text:style-name="T1">VOTE 1168123158 Campaign:ssss_uk_02A Validity:during Choice:Matthew CONN:MIG01XU MSISDN:00777774149999 GUID:3723D300-F1D7-4779-A364-F97DCE70B0B5 Shortcode:63334</text:span></text:p>
      <text:p text:style-name="P1"><text:span text:style-name="T1">VOTE 1168123158 Campaign:ssss_uk_02A Validity:during Choice:Verity CONN:MIG01XU MSISDN:00777772169999 GUID:F7878F8B-2362-4453-BBC2-2A5E45E452C9 Shortcode:63334</text:span></text:p>
      <text:p text:style-name="P1"><text:span text:style-name="T1">VOTE 1168123158 Campaign:ssss_uk_02A Validity:during Choice:Antony CONN:MIG01OU MSISDN:00777770279999 GUID:4421C286-E7BD-43C3-8B39-5A1F93451323 Shortcode:63334</text:span></text:p>
      <text:p text:style-name="P1"><text:span text:style-name="T1">VOTE 1168123158 Campaign:ssss_uk_02A Validity:during Choice:Antony CONN:MIG01XU MSISDN:00777775889999 GUID:894CC7B4-EB34-4926-A9EE-068FA085C1A8 Shortcode:63334</text:span></text:p>
      <text:p text:style-name="P1"><text:span text:style-name="T1">VOTE 1168123158 Campaign:ssss_uk_02A Validity:during Choice:Tupele CONN:MIG01XU MSISDN:00777770029999 GUID:3BA5CFFF-C169-45FC-B7EF-61B957A22A43 Shortcode:63334</text:span></text:p>
      <text:p text:style-name="P1"><text:span text:style-name="T1">VOTE 1168123158 Campaign:ssss_uk_02A Validity:during Choice:Matthew CONN:MIG01XU MSISDN:00777778799999 GUID:036A03E4-AFDC-4BA9-BE61-D211BC75FB45 Shortcode:63334</text:span></text:p>
      <text:p text:style-name="P1"><text:span text:style-name="T1">VOTE 1168123158 Campaign:ssss_uk_02A Validity:during Choice:Gemma CONN:MIG01XU MSISDN:00777770029999 GUID:F7CA0129-F6E0-4F3C-9978-F6EDB89309F0 Shortcode:63334</text:span></text:p>
      <text:p text:style-name="P1"><text:span text:style-name="T1">VOTE 1168123158 Campaign:ssss_uk_02A Validity:during Choice:Mark CONN:MIG01XU MSISDN:00777773069999 GUID:30B0CC30-E4D1-48C9-9412-C7A728D1D7FE Shortcode:63334</text:span></text:p>
      <text:p text:style-name="P1"><text:span text:style-name="T1">VOTE 1168123158 Campaign:ssss_uk_02A Validity:during Choice:Antony CONN:MIG01XU MSISDN:00777776659999 GUID:47AF811D-6464-4B56-83E9-403BB80C0069 Shortcode:63334</text:span></text:p>
      <text:p text:style-name="P1"><text:span text:style-name="T1">VOTE 1168123158 Campaign:ssss_uk_02A Validity:during Choice:Gemma CONN:MIG01XU MSISDN:00777776879999 GUID:07626A07-F2B3-462D-93C3-5DA54EAACB5E Shortcode:63334</text:span></text:p>
      <text:p text:style-name="P1"><text:span text:style-name="T1">VOTE 1168123158 Campaign:ssss_uk_02A Validity:during Choice:Antony CONN:MIG01XU MSISDN:00777773659999 GUID:6C597CC6-599D-4ABC-8626-E49DD0064A95 Shortcode:63334</text:span></text:p>
      <text:p text:style-name="P1"><text:span text:style-name="T1">VOTE 1168123158 Campaign:ssss_uk_02A Validity:during Choice:Leon CONN:MIG01XU MSISDN:00777777219999 GUID:DF51D3A4-4FDD-482F-8CF8-626C16615D31 Shortcode:63334</text:span></text:p>
      <text:p text:style-name="P1"><text:span text:style-name="T1">VOTE 1168123158 Campaign:ssss_uk_02A Validity:during Choice:Alan CONN:MIG01XU MSISDN:00777775089999 GUID:A0ED0B0C-4391-41B4-B6EC-C257DD57E81B Shortcode:63334</text:span></text:p>
      <text:p text:style-name="P1"><text:span text:style-name="T1">VOTE 1168123158 Campaign:ssss_uk_02A Validity:during Choice:Verity CONN:MIG01XU MSISDN:00777771549999 GUID:622FB883-8FA6-4E8A-AF97-DC6A2FFC9AEC Shortcode:63334</text:span></text:p>
      <text:p text:style-name="P1"><text:span text:style-name="T1">VOTE 1168123158 Campaign:ssss_uk_02A Validity:during Choice:Gemma CONN:MIG01XU MSISDN:00777777129999 GUID:B6E253C5-EE4F-4724-B0C9-5F9A4A4A8168 Shortcode:63334</text:span></text:p>
      <text:p text:style-name="P1"><text:span text:style-name="T1">VOTE 1168123158 Campaign:ssss_uk_02A Validity:during Choice:Alan CONN:MIG01OU MSISDN:00777770989999 GUID:2141F7A3-61CA-4A71-8226-A84D2F105F2F Shortcode:63334</text:span></text:p>
      <text:p text:style-name="P1"><text:span text:style-name="T1">VOTE 1168123158 Campaign:ssss_uk_02A Validity:during Choice:Antony CONN:MIG01XU MSISDN:00777771179999 GUID:B11F8D2D-8AEE-4490-8EE1-E495C7B1C39E Shortcode:63334</text:span></text:p>
      <text:p text:style-name="P1"><text:span text:style-name="T1">VOTE 1168123158 Campaign:ssss_uk_02A Validity:during Choice:Antony CONN:MIG01XU MSISDN:00777771589999 GUID:A48331FB-FAA7-484A-9A87-71CB8E18083E Shortcode:63334</text:span></text:p>
      <text:p text:style-name="P1"><text:span text:style-name="T1">VOTE 1168123158 Campaign:ssss_uk_02A Validity:during Choice:Gemma CONN:MIG01XU MSISDN:00777777439999 GUID:62AE36BE-27CC-4D24-A3AC-3E3AF22EA6AB Shortcode:63334</text:span></text:p>
      <text:p text:style-name="P1"><text:span text:style-name="T1">VOTE 1168123158 Campaign:ssss_uk_02A Validity:during Choice:Antony CONN:MIG01XU MSISDN:00777774069999 GUID:0DE82D3B-CB5A-4F6B-A688-7B2B09DC47D3 Shortcode:63334</text:span></text:p>
      <text:p text:style-name="P1"><text:span text:style-name="T1">VOTE 1168123158 Campaign:ssss_uk_02A Validity:during Choice:Antony CONN:MIG01XU </text:span><text:soft-page-break/><text:span text:style-name="T1">MSISDN:00777777729999 GUID:B9225748-BF2B-46B6-AFAC-F6CDD16F63CD Shortcode:63334</text:span></text:p>
      <text:p text:style-name="P1"><text:span text:style-name="T1">VOTE 1168123158 Campaign:ssss_uk_02A Validity:during Choice:Tupele CONN:MIG01XU MSISDN:00777771319999 GUID:1B15126B-276F-4A84-A69A-87E546EC0AD0 Shortcode:63334</text:span></text:p>
      <text:p text:style-name="P1"><text:span text:style-name="T1">VOTE 1168123158 Campaign:ssss_uk_02A Validity:during Choice:Verity CONN:MIG01XU MSISDN:00777779139999 GUID:47CB4D29-31B4-4F44-AFE7-0206C2C18ACC Shortcode:63334</text:span></text:p>
      <text:p text:style-name="P1"><text:span text:style-name="T1">VOTE 1168123158 Campaign:ssss_uk_02A Validity:during Choice:Mark CONN:MIG01XU MSISDN:00777773189999 GUID:8B73437C-C9F7-4C31-9D8C-1A8383E4C88F Shortcode:63334</text:span></text:p>
      <text:p text:style-name="P1"><text:span text:style-name="T1">VOTE 1168123159 Campaign:ssss_uk_02A Validity:during Choice:Antony CONN:MIG01TU MSISDN:00777771719999 GUID:DEAB9BB2-F428-4CAA-8280-CC63F7F66871 Shortcode:63334</text:span></text:p>
      <text:p text:style-name="P1"><text:span text:style-name="T1">VOTE 1168123159 Campaign:ssss_uk_02A Validity:during Choice:Verity CONN:MIG01XU MSISDN:00777771899999 GUID:0ED72F90-0CF9-4E10-B580-D713AAE31586 Shortcode:63334</text:span></text:p>
      <text:p text:style-name="P1"><text:span text:style-name="T1">VOTE 1168123159 Campaign:ssss_uk_02A Validity:during Choice:Antony CONN:MIG01XU MSISDN:00777776169999 GUID:81D31D95-B70E-4A75-92CC-3FAACDE84246 Shortcode:63334</text:span></text:p>
      <text:p text:style-name="P1"><text:span text:style-name="T1">VOTE 1168123159 Campaign:ssss_uk_02A Validity:during Choice:Alan CONN:MIG01XU MSISDN:00777779639999 GUID:17EC03BA-993A-4460-8C31-754031158941 Shortcode:63334</text:span></text:p>
      <text:p text:style-name="P1"><text:span text:style-name="T1">VOTE 1168123159 Campaign:ssss_uk_02A Validity:during Choice:Mark CONN:MIG01XU MSISDN:00777772719999 GUID:6A936D1A-39FD-44DC-B1FA-E9E4E62AC024 Shortcode:63334</text:span></text:p>
      <text:p text:style-name="P1"><text:span text:style-name="T1">VOTE 1168123159 Campaign:ssss_uk_02A Validity:during Choice:Matthew CONN:MIG01XU MSISDN:00777772519999 GUID:B612B1CD-FFB7-4886-A31D-BBB6B6900B80 Shortcode:63334</text:span></text:p>
      <text:p text:style-name="P1"><text:span text:style-name="T1">VOTE 1168123159 Campaign:ssss_uk_02A Validity:during Choice:Alan CONN:MIG01XU MSISDN:00777778769999 GUID:187DC64D-5030-4E83-AC6E-05338F2A5318 Shortcode:63334</text:span></text:p>
      <text:p text:style-name="P1"><text:span text:style-name="T1">VOTE 1168123159 Campaign:ssss_uk_02A Validity:during Choice:Verity CONN:MIG01OU MSISDN:00777777779999 GUID:F1CBA652-A015-48D2-84FF-58A565974227 Shortcode:63334</text:span></text:p>
      <text:p text:style-name="P1"><text:span text:style-name="T1">VOTE 1168123159 Campaign:ssss_uk_02A Validity:during Choice:Mark CONN:MIG01XU MSISDN:00777773739999 GUID:31C8FCE7-9AFA-47EA-B64E-60E90D877D99 Shortcode:63334</text:span></text:p>
      <text:p text:style-name="P1"><text:span text:style-name="T1">VOTE 1168123159 Campaign:ssss_uk_02A Validity:during Choice:Antony CONN:MIG01XU MSISDN:00777774359999 GUID:40C67500-2D70-49B0-80A5-B88868D4059F Shortcode:63334</text:span></text:p>
      <text:p text:style-name="P1"><text:span text:style-name="T1">VOTE 1168123159 Campaign:ssss_uk_02A Validity:during Choice:Antony CONN:MIG01XU MSISDN:00777775879999 GUID:EF8A1F23-82B8-4C7D-A327-4974A72BCC5C Shortcode:63334</text:span></text:p>
      <text:p text:style-name="P1"><text:span text:style-name="T1">VOTE 1168123159 Campaign:ssss_uk_02A Validity:during Choice:Alan CONN:MIG01XU MSISDN:00777770859999 GUID:8C4E252F-F746-419B-BF97-B7EC7F160548 Shortcode:63334</text:span></text:p>
      <text:p text:style-name="P1"><text:span text:style-name="T1">VOTE 1168123159 Campaign:ssss_uk_02A Validity:during Choice:Antony CONN:MIG01TU MSISDN:00777774239999 GUID:8FCB3A03-ABBF-4112-B555-8D603D437E8A Shortcode:63334</text:span></text:p>
      <text:p text:style-name="P1"><text:span text:style-name="T1">VOTE 1168123159 Campaign:ssss_uk_02A Validity:during Choice:Antony CONN:MIG01TU MSISDN:00777776549999 GUID:5BF93935-52A7-450F-8A18-D98E1EE1104B Shortcode:63334</text:span></text:p>
      <text:p text:style-name="P1"><text:span text:style-name="T1">VOTE 1168123159 Campaign:ssss_uk_02A Validity:during Choice:Antony CONN:MIG00VU MSISDN:00777777849999 GUID:6CDD5B08-A832-485D-8106-42CB91D9FF9F Shortcode:63334</text:span></text:p>
      <text:p text:style-name="P1"><text:span text:style-name="T1">VOTE 1168123159 Campaign:ssss_uk_02A Validity:during Choice:Gemma CONN:MIG00VU MSISDN:00777776409999 GUID:77E8A428-62B1-4DD5-A788-B5D2B8517490 Shortcode:63334</text:span></text:p>
      <text:p text:style-name="P1"><text:span text:style-name="T1">VOTE 1168123159 Campaign:ssss_uk_02A Validity:during Choice:Alan CONN:MIG01OU MSISDN:00777771399999 GUID:ABEEA689-5B77-493E-8EEB-896004E0FF73 Shortcode:63334</text:span></text:p>
      <text:p text:style-name="P1"><text:span text:style-name="T1">VOTE 1168123159 Campaign:ssss_uk_02A Validity:during Choice:Antony CONN:MIG01OU MSISDN:00777770779999 GUID:3F13462E-0B05-4499-95CD-0CE4A5791C57 Shortcode:63334</text:span></text:p>
      <text:p text:style-name="P1"><text:span text:style-name="T1">VOTE 1168123159 Campaign:ssss_uk_02A Validity:during Choice:Alan CONN:MIG01HU MSISDN:00777777869999 GUID:C6314061-9E55-4411-8C3B-DD71A0122311 Shortcode:63334</text:span></text:p>
      <text:p text:style-name="P1"><text:span text:style-name="T1">VOTE 1168123159 Campaign:ssss_uk_02A Validity:during Choice:Alan CONN:MIG00VU MSISDN:00777771539999 GUID:CA743761-729A-46D6-83D8-15A7D398EDD7 Shortcode:63334</text:span></text:p>
      <text:p text:style-name="P1"><text:span text:style-name="T1">VOTE 1168123159 Campaign:ssss_uk_02A Validity:during Choice:Antony CONN:MIG00VU MSISDN:00777777899999 GUID:6F481BF9-14DE-4BE1-B3CE-9DA3734188F9 Shortcode:63334</text:span></text:p>
      <text:p text:style-name="P1"><text:span text:style-name="T1">VOTE 1168123160 Campaign:ssss_uk_02A Validity:during Choice:Alan CONN:MIG01OU MSISDN:00777774299999 GUID:E808347F-7863-4106-AA4D-DF023329065F Shortcode:63334</text:span></text:p>
      <text:p text:style-name="P1"><text:span text:style-name="T1">VOTE 1168123160 Campaign:ssss_uk_02A Validity:during Choice:Leon CONN:MIG01OU MSISDN:00777770539999 GUID:8378C733-9F57-4322-9D0D-A82FF9628361 Shortcode:63334</text:span></text:p>
      <text:p text:style-name="P1"><text:span text:style-name="T1">VOTE 1168123160 Campaign:ssss_uk_02A Validity:during Choice:Leon CONN:MIG01OU MSISDN:00777771929999 GUID:62ADE4BB-30E8-4D5F-B08E-E61F43B86ED5 Shortcode:63334</text:span></text:p>
      <text:p text:style-name="P1"><text:span text:style-name="T1">VOTE 1168123160 Campaign:ssss_uk_02A Validity:during Choice:Antony CONN:MIG01XU MSISDN:00777777509999 GUID:323F771E-BE5B-436A-B317-E1BC4C8E47C8 Shortcode:63334</text:span></text:p>
      <text:p text:style-name="P1"><text:span text:style-name="T1">VOTE 1168123160 Campaign:ssss_uk_02A Validity:during Choice:Verity CONN:MIG01XU MSISDN:00777773419999 GUID:4E0285F8-C13F-417B-8BF3-1D1F50E012DE Shortcode:63334</text:span></text:p>
      <text:p text:style-name="P1"><text:span text:style-name="T1">VOTE 1168123160 Campaign:ssss_uk_02A Validity:during Choice:Alan CONN:MIG01XU MSISDN:00777775619999 GUID:E2619911-9BA2-4D2B-AAD4-6E0E0152DFC1 Shortcode:63334</text:span></text:p>
      <text:p text:style-name="P1"><text:span text:style-name="T1">VOTE 1168123160 Campaign:ssss_uk_02A Validity:during Choice:Mark CONN:MIG01XU </text:span><text:soft-page-break/><text:span text:style-name="T1">MSISDN:00777775879999 GUID:CD9F9188-F86E-4C40-B4E7-E8B63FB88B11 Shortcode:63334</text:span></text:p>
      <text:p text:style-name="P1"><text:span text:style-name="T1">VOTE 1168123160 Campaign:ssss_uk_02A Validity:during Choice:Tupele CONN:MIG01XU MSISDN:00777773249999 GUID:8BBFE322-A84A-4EC0-A4DE-CFA98EA80F1F Shortcode:63334</text:span></text:p>
      <text:p text:style-name="P1"><text:span text:style-name="T1">VOTE 1168123160 Campaign:ssss_uk_02A Validity:during Choice:Verity CONN:MIG01XU MSISDN:00777773449999 GUID:3C6AF50A-D681-4016-AC57-F0FDB0AA5463 Shortcode:63334</text:span></text:p>
      <text:p text:style-name="P1"><text:span text:style-name="T1">VOTE 1168123160 Campaign:ssss_uk_02A Validity:during Choice:Verity CONN:MIG01XU MSISDN:00777771479999 GUID:11BBD908-77FE-4FD0-B818-5CE976B611E8 Shortcode:63334</text:span></text:p>
      <text:p text:style-name="P1"><text:span text:style-name="T1">VOTE 1168123160 Campaign:ssss_uk_02A Validity:during Choice:Antony CONN:MIG01OU MSISDN:00777779839999 GUID:BED73D30-4778-4A40-A5DF-407D0AFDB4BE Shortcode:63334</text:span></text:p>
      <text:p text:style-name="P1"><text:span text:style-name="T1">VOTE 1168123160 Campaign:ssss_uk_02A Validity:during Choice:Leon CONN:MIG01OU MSISDN:00777774769999 GUID:5D7C78CE-36DE-42CE-BA79-FDBF6E0FE570 Shortcode:63334</text:span></text:p>
      <text:p text:style-name="P1"><text:span text:style-name="T1">VOTE 1168123160 Campaign:ssss_uk_02A Validity:during Choice:Leon CONN:MIG01XU MSISDN:00777779599999 GUID:4813D3C8-EE0D-425B-8057-3185B60EB7E5 Shortcode:63334</text:span></text:p>
      <text:p text:style-name="P1"><text:span text:style-name="T1">VOTE 1168123160 Campaign:ssss_uk_02A Validity:during Choice:Alan CONN:MIG01XU MSISDN:00777777389999 GUID:052724F5-30F5-4890-AC84-B2358879C0B5 Shortcode:63334</text:span></text:p>
      <text:p text:style-name="P1"><text:span text:style-name="T1">VOTE 1168123161 Campaign:ssss_uk_02A Validity:during Choice:Antony CONN:MIG01XU MSISDN:00777772669999 GUID:9BA95ED7-4DB5-41B0-8ADA-08F822AD58CF Shortcode:63334</text:span></text:p>
      <text:p text:style-name="P1"><text:span text:style-name="T1">VOTE 1168123161 Campaign:ssss_uk_02A Validity:during Choice:Alan CONN:MIG01XU MSISDN:00777779149999 GUID:9CBC9737-15DA-4A17-9A61-4052B4129065 Shortcode:63334</text:span></text:p>
      <text:p text:style-name="P1"><text:span text:style-name="T1">VOTE 1168123161 Campaign:ssss_uk_02A Validity:during Choice:Tupele CONN:MIG01XU MSISDN:00777774729999 GUID:943DE085-D616-4ABD-AB47-556095A446ED Shortcode:63334</text:span></text:p>
      <text:p text:style-name="P1"><text:span text:style-name="T1">VOTE 1168123161 Campaign:ssss_uk_02A Validity:during Choice:Antony CONN:MIG01XU MSISDN:00777770219999 GUID:1F710ECB-0345-4838-AF56-97A72D072032 Shortcode:63334</text:span></text:p>
      <text:p text:style-name="P1"><text:span text:style-name="T1">VOTE 1168123161 Campaign:ssss_uk_02A Validity:during Choice:Verity CONN:MIG01XU MSISDN:00777778719999 GUID:2BACA7B1-F501-4FE6-842E-D59DF22A2844 Shortcode:63334</text:span></text:p>
      <text:p text:style-name="P1"><text:span text:style-name="T1">VOTE 1168123161 Campaign:ssss_uk_02A Validity:during Choice:Leon CONN:MIG01XU MSISDN:00777776879999 GUID:1051EE36-FB4E-437C-85D6-D071C26B6AE7 Shortcode:63334</text:span></text:p>
      <text:p text:style-name="P1"><text:span text:style-name="T1">VOTE 1168123161 Campaign:ssss_uk_02A Validity:during Choice:Antony CONN:MIG01OU MSISDN:00777770569999 GUID:93F7F382-763B-4E05-86A7-278421179C2B Shortcode:63334</text:span></text:p>
      <text:p text:style-name="P1"><text:span text:style-name="T1">VOTE 1168123161 Campaign:ssss_uk_02A Validity:during Choice:Tupele CONN:MIG01OU MSISDN:00777770549999 GUID:D05B8584-3D5F-43AF-83B1-902488FFEFE1 Shortcode:63334</text:span></text:p>
      <text:p text:style-name="P1"><text:span text:style-name="T1">VOTE 1168123161 Campaign:ssss_uk_02A Validity:during Choice:Verity CONN:MIG01TU MSISDN:00777773739999 GUID:6CC4C64A-1173-45B9-BFAB-AFA905E89DEA Shortcode:63334</text:span></text:p>
      <text:p text:style-name="P1"><text:span text:style-name="T1">VOTE 1168123161 Campaign:ssss_uk_02A Validity:during Choice:Matthew CONN:MIG01OU MSISDN:00777775809999 GUID:D1FF1F52-A47D-48C0-84F6-E5117D1C2AA7 Shortcode:63334</text:span></text:p>
      <text:p text:style-name="P1"><text:span text:style-name="T1">VOTE 1168123161 Campaign:ssss_uk_02A Validity:during Choice:Verity CONN:MIG01OU MSISDN:00777770899999 GUID:87F31FAE-3F92-487E-87F9-15594F9D4798 Shortcode:63334</text:span></text:p>
      <text:p text:style-name="P1"><text:span text:style-name="T1">VOTE 1168123161 Campaign:ssss_uk_02A Validity:during Choice:Tupele CONN:MIG01XU MSISDN:00777773079999 GUID:71151A5D-222A-48C1-B719-B9374790E34B Shortcode:63334</text:span></text:p>
      <text:p text:style-name="P1"><text:span text:style-name="T1">VOTE 1168123161 Campaign:ssss_uk_02A Validity:during Choice:Antony CONN:MIG01XU MSISDN:00777776419999 GUID:598199E5-23CC-4726-9808-25F53B02D349 Shortcode:63334</text:span></text:p>
      <text:p text:style-name="P1"><text:span text:style-name="T1">VOTE 1168123161 Campaign:ssss_uk_02A Validity:during Choice:Alan CONN:MIG01XU MSISDN:00777771399999 GUID:A34E8E7D-F5BC-4B82-B953-1C1ED6519155 Shortcode:63334</text:span></text:p>
      <text:p text:style-name="P1"><text:span text:style-name="T1">VOTE 1168123161 Campaign:ssss_uk_02A Validity:during Choice:Antony CONN:MIG01TU MSISDN:00777770409999 GUID:47298CED-A9E4-40B7-8173-4203AC895A02 Shortcode:63334</text:span></text:p>
      <text:p text:style-name="P1"><text:span text:style-name="T1">VOTE 1168123161 Campaign:ssss_uk_02A Validity:during Choice:Antony CONN:MIG01XU MSISDN:00777775479999 GUID:D4F882E1-E0F1-4E25-9EA2-C308332CE05B Shortcode:63334</text:span></text:p>
      <text:p text:style-name="P1"><text:span text:style-name="T1">VOTE 1168123161 Campaign:ssss_uk_02A Validity:during Choice:Antony CONN:MIG01XU MSISDN:00777773509999 GUID:76BD7F60-1F84-4735-8172-7F9F845E0301 Shortcode:63334</text:span></text:p>
      <text:p text:style-name="P1"><text:span text:style-name="T1">VOTE 1168123161 Campaign:ssss_uk_02A Validity:during Choice:Mark CONN:MIG01XU MSISDN:00777776309999 GUID:9803F54B-C523-4C1C-A0B1-C67D5C345F5A Shortcode:63334</text:span></text:p>
      <text:p text:style-name="P1"><text:span text:style-name="T1">VOTE 1168123161 Campaign:ssss_uk_02A Validity:during Choice:Leon CONN:MIG01XU MSISDN:00777776439999 GUID:BF7A1BFD-8534-4E9C-8C37-2DD966BBCF43 Shortcode:63334</text:span></text:p>
      <text:p text:style-name="P1"><text:span text:style-name="T1">VOTE 1168123161 Campaign:ssss_uk_02A Validity:during Choice:Mark CONN:MIG01XU MSISDN:00777774179999 GUID:2CA41717-8F7A-48B2-B133-8BFEA3C62FAC Shortcode:63334</text:span></text:p>
      <text:p text:style-name="P1"><text:span text:style-name="T1">VOTE 1168123161 Campaign:ssss_uk_02A Validity:during Choice:Antony CONN:MIG01XU MSISDN:00777779389999 GUID:39914F29-BC2F-45A4-B84E-D0016C2CCE21 Shortcode:63334</text:span></text:p>
      <text:p text:style-name="P1"><text:span text:style-name="T1">VOTE 1168123161 Campaign:ssss_uk_02A Validity:during Choice:Alan CONN:MIG01XU MSISDN:00777774909999 GUID:F07D439E-9313-40E3-BD4B-284F016FAE7A Shortcode:63334</text:span></text:p>
      <text:p text:style-name="P1"><text:span text:style-name="T1">VOTE 1168123161 Campaign:ssss_uk_02A Validity:during Choice:Matthew CONN:MIG01TU MSISDN:00777777639999 GUID:631F1758-7F21-467B-AAA0-41744F442EB9 Shortcode:63334</text:span></text:p>
      <text:p text:style-name="P1"><text:span text:style-name="T1">VOTE 1168123161 Campaign:ssss_uk_02A Validity:during Choice:Verity CONN:MIG01HU </text:span><text:soft-page-break/><text:span text:style-name="T1">MSISDN:00777772259999 GUID:3D0610F2-C5C0-4BD4-9289-EB0DC9688DD7 Shortcode:63334</text:span></text:p>
      <text:p text:style-name="P1"><text:span text:style-name="T1">VOTE 1168123161 Campaign:ssss_uk_02A Validity:during Choice:Antony CONN:MIG00VU MSISDN:00777770969999 GUID:9D52E6DD-C704-497C-9CAC-48A96C9FF5AF Shortcode:63334</text:span></text:p>
      <text:p text:style-name="P1"><text:span text:style-name="T1">VOTE 1168123161 Campaign:ssss_uk_02A Validity:during Choice:Gemma CONN:MIG00VU MSISDN:00777770599999 GUID:E3833BC2-28CE-4151-B721-47571D8D4404 Shortcode:63334</text:span></text:p>
      <text:p text:style-name="P1"><text:span text:style-name="T1">VOTE 1168123158 Campaign:ssss_uk_02A Validity:during Choice:Antony CONN:MIG01OU MSISDN:00777779679999 GUID:8C9066CC-4A1E-4EF2-A57B-F4DE6255D586 Shortcode:63334</text:span></text:p>
      <text:p text:style-name="P1"><text:span text:style-name="T1">VOTE 1168123161 Campaign:ssss_uk_02A Validity:during Choice:Tupele CONN:MIG01TU MSISDN:00777774569999 GUID:D8C1723B-DA56-4397-87B0-FCF86A691C0D Shortcode:63334</text:span></text:p>
      <text:p text:style-name="P1"><text:span text:style-name="T1">VOTE 1168123159 Campaign:ssss_uk_02A Validity:during Choice:Leon CONN:MIG00VU MSISDN:00777778139999 GUID:E6CFC55F-5E23-4C88-AB55-A2B388F44DAA Shortcode:63334</text:span></text:p>
      <text:p text:style-name="P1"><text:span text:style-name="T1">VOTE 1168123161 Campaign:ssss_uk_02A Validity:during Choice:Antony CONN:MIG01TU MSISDN:00777770169999 GUID:5535608C-249E-434E-AEF9-F3787483EA90 Shortcode:63334</text:span></text:p>
      <text:p text:style-name="P1"><text:span text:style-name="T1">VOTE 1168123162 Campaign:ssss_uk_02A Validity:during Choice:Antony CONN:MIG01HU MSISDN:00777775389999 GUID:6B67C715-0F64-45C5-AFC1-9972B374E939 Shortcode:63334</text:span></text:p>
      <text:p text:style-name="P1"><text:span text:style-name="T1">VOTE 1168123162 Campaign:ssss_uk_02A Validity:during Choice:Antony CONN:MIG01TU MSISDN:00777774879999 GUID:30CCF54A-FC9B-400D-B6D8-EF62582D57E1 Shortcode:63334</text:span></text:p>
      <text:p text:style-name="P1"><text:span text:style-name="T1">VOTE 1168123162 Campaign:ssss_uk_02A Validity:during Choice:Verity CONN:MIG01XU MSISDN:00777772899999 GUID:F7160C39-DB24-4064-B0A8-7D630E3C5D17 Shortcode:63334</text:span></text:p>
      <text:p text:style-name="P1"><text:span text:style-name="T1">VOTE 1168123162 Campaign:ssss_uk_02A Validity:during Choice:Antony CONN:MIG01XU MSISDN:00777770749999 GUID:0431B35C-092A-401C-ACBA-7A0B84CDEDF8 Shortcode:63334</text:span></text:p>
      <text:p text:style-name="P1"><text:span text:style-name="T1">VOTE 1168123162 Campaign:ssss_uk_02A Validity:during Choice:Antony CONN:MIG01XU MSISDN:00777771929999 GUID:1A4793D4-05BD-4F29-8D0B-A53DB8D26FC0 Shortcode:63334</text:span></text:p>
      <text:p text:style-name="P1"><text:span text:style-name="T1">VOTE 1168123162 Campaign:ssss_uk_02A Validity:during Choice:Tupele CONN:MIG01XU MSISDN:00777771039999 GUID:6645169E-B977-4033-B886-983D5E29E595 Shortcode:63334</text:span></text:p>
      <text:p text:style-name="P1"><text:span text:style-name="T1">VOTE 1168123162 Campaign:ssss_uk_02A Validity:during Choice:Antony CONN:MIG01TU MSISDN:00777774119999 GUID:89AD2A8C-59F5-49A9-BD38-004047118563 Shortcode:63334</text:span></text:p>
      <text:p text:style-name="P1"><text:span text:style-name="T1">VOTE 1168123162 Campaign:ssss_uk_02A Validity:during Choice:Verity CONN:MIG01XU MSISDN:00777777599999 GUID:4273FFC7-DB6D-49E3-899D-43EAE88C011D Shortcode:63334</text:span></text:p>
      <text:p text:style-name="P1"><text:span text:style-name="T1">VOTE 1168123162 Campaign:ssss_uk_02A Validity:during Choice:Verity CONN:MIG01XU MSISDN:00777775459999 GUID:CFFAD5E0-28BE-4AA5-BC75-D36792180470 Shortcode:63334</text:span></text:p>
      <text:p text:style-name="P1"><text:span text:style-name="T1">VOTE 1168123162 Campaign:ssss_uk_02A Validity:during Choice:Verity CONN:MIG01XU MSISDN:00777779349999 GUID:CC4BAD49-4720-4F33-A1AF-0D8F50224B75 Shortcode:63334</text:span></text:p>
      <text:p text:style-name="P1"><text:span text:style-name="T1">VOTE 1168123162 Campaign:ssss_uk_02A Validity:during Choice:Antony CONN:MIG01OU MSISDN:00777770059999 GUID:775ADB02-FA03-4268-8660-75E79381281E Shortcode:63334</text:span></text:p>
      <text:p text:style-name="P1"><text:span text:style-name="T1">VOTE 1168123162 Campaign:ssss_uk_02A Validity:during Choice:Mark CONN:MIG01XU MSISDN:00777776709999 GUID:F34ED932-7746-46BB-B33D-83DE8F35D408 Shortcode:63334</text:span></text:p>
      <text:p text:style-name="P1"><text:span text:style-name="T1">VOTE 1168123162 Campaign:ssss_uk_02A Validity:during Choice:Verity CONN:MIG01OU MSISDN:00777771579999 GUID:D3D046C7-F9AA-46F7-9241-6F602583DAA7 Shortcode:63334</text:span></text:p>
      <text:p text:style-name="P1"><text:span text:style-name="T1">VOTE 1168123162 Campaign:ssss_uk_02A Validity:during Choice:Antony CONN:MIG01XU MSISDN:00777775289999 GUID:9AC55907-130F-48FA-A32B-5DFD7C821E50 Shortcode:63334</text:span></text:p>
      <text:p text:style-name="P1"><text:span text:style-name="T1">VOTE 1168123162 Campaign:ssss_uk_02A Validity:during Choice:Gemma CONN:MIG01OU MSISDN:00777776919999 GUID:7392813B-0D08-4CC4-A8AC-D25629F999C7 Shortcode:63334</text:span></text:p>
      <text:p text:style-name="P1"><text:span text:style-name="T1">VOTE 1168123162 Campaign:ssss_uk_02A Validity:during Choice:Leon CONN:MIG01XU MSISDN:00777773639999 GUID:7FBB8858-AC7A-4A83-B81C-6D22C5C0BF4F Shortcode:63334</text:span></text:p>
      <text:p text:style-name="P1"><text:span text:style-name="T1">VOTE 1168123162 Campaign:ssss_uk_02A Validity:during Choice:Verity CONN:MIG01XU MSISDN:00777776369999 GUID:16DC84EB-8AD9-4C93-8165-6D422513DEF7 Shortcode:63334</text:span></text:p>
      <text:p text:style-name="P1"><text:span text:style-name="T1">VOTE 1168123162 Campaign:ssss_uk_02A Validity:during Choice:Antony CONN:MIG01XU MSISDN:00777773099999 GUID:D6DAD100-5D46-45A3-B429-B89C61410888 Shortcode:63334</text:span></text:p>
      <text:p text:style-name="P1"><text:span text:style-name="T1">VOTE 1168123162 Campaign:ssss_uk_02A Validity:during Choice:Verity CONN:MIG01XU MSISDN:00777779959999 GUID:0F0BC0CF-1A18-4FE4-AC05-6CF7F16DF884 Shortcode:63334</text:span></text:p>
      <text:p text:style-name="P1"><text:span text:style-name="T1">VOTE 1168123162 Campaign:ssss_uk_02A Validity:during Choice:Antony CONN:MIG01XU MSISDN:00777776819999 GUID:079FC0C7-AC8D-4D26-B88B-F3177F3E4A0B Shortcode:63334</text:span></text:p>
      <text:p text:style-name="P1"><text:span text:style-name="T1">VOTE 1168123162 Campaign:ssss_uk_02A Validity:during Choice:Verity CONN:MIG01XU MSISDN:00777771609999 GUID:D588CDD1-B3B6-4775-B2F7-460B935CA5DB Shortcode:63334</text:span></text:p>
      <text:p text:style-name="P1"><text:span text:style-name="T1">VOTE 1168123162 Campaign:ssss_uk_02A Validity:during Choice:Gemma CONN:MIG01TU MSISDN:00777774689999 GUID:A25C78D9-CF69-4932-8C8F-06ED9D61DA0E Shortcode:63334</text:span></text:p>
      <text:p text:style-name="P1"><text:span text:style-name="T1">VOTE 1168123162 Campaign:ssss_uk_02A Validity:during Choice:Alan CONN:MIG01XU MSISDN:00777778919999 GUID:599763C7-FB46-41E2-800A-0CA3C74A1F74 Shortcode:63334</text:span></text:p>
      <text:p text:style-name="P1"><text:span text:style-name="T1">VOTE 1168123162 Campaign:ssss_uk_02A Validity:during Choice:Mark CONN:MIG01XU MSISDN:00777779509999 GUID:2700D35F-5003-4C95-A529-30365852F77F Shortcode:63334</text:span></text:p>
      <text:p text:style-name="P1"><text:span text:style-name="T1">VOTE 1168123162 Campaign:ssss_uk_02A Validity:during Choice:Antony CONN:MIG01XU </text:span><text:soft-page-break/><text:span text:style-name="T1">MSISDN:00777776979999 GUID:5BDE981B-84A4-4B84-B876-0AB0A65D147B Shortcode:63334</text:span></text:p>
      <text:p text:style-name="P1"><text:span text:style-name="T1">VOTE 1168123162 Campaign:ssss_uk_02A Validity:during Choice:Antony CONN:MIG01TU MSISDN:00777777749999 GUID:8A51C412-D074-4EFE-B3BE-141358E737A7 Shortcode:63334</text:span></text:p>
      <text:p text:style-name="P1"><text:span text:style-name="T1">VOTE 1168123162 Campaign:ssss_uk_02A Validity:during Choice:Antony CONN:MIG01XU MSISDN:00777779389999 GUID:669A525B-07B4-4F2B-9F22-BF60F6888309 Shortcode:63334</text:span></text:p>
      <text:p text:style-name="P1"><text:span text:style-name="T1">VOTE 1168123162 Campaign:ssss_uk_02A Validity:during Choice:Leon CONN:MIG01XU MSISDN:00777772909999 GUID:64ADEF33-F5F2-4B56-B36C-8FA85E1631B4 Shortcode:63334</text:span></text:p>
      <text:p text:style-name="P1"><text:span text:style-name="T1">VOTE 1168123162 Campaign:ssss_uk_02A Validity:during Choice:Antony CONN:MIG01XU MSISDN:00777771419999 GUID:C92BD982-5F65-4D42-8F40-5897EE06A327 Shortcode:63334</text:span></text:p>
      <text:p text:style-name="P1"><text:span text:style-name="T1">VOTE 1168123162 Campaign:ssss_uk_02A Validity:during Choice:Alan CONN:MIG01TU MSISDN:00777773509999 GUID:C391ABFD-B0D4-4B58-AACF-44ECF7D97B11 Shortcode:63334</text:span></text:p>
      <text:p text:style-name="P1"><text:span text:style-name="T1">VOTE 1168123162 Campaign:ssss_uk_02A Validity:during Choice:Verity CONN:MIG01TU MSISDN:00777777789999 GUID:DBC392CE-9B9C-4219-BF34-0EEF71B8509A Shortcode:63334</text:span></text:p>
      <text:p text:style-name="P1"><text:span text:style-name="T1">VOTE 1168123162 Campaign:ssss_uk_02A Validity:during Choice:Verity CONN:MIG01XU MSISDN:00777777579999 GUID:E171BFE4-4639-4439-B5D7-85F32E1FE43E Shortcode:63334</text:span></text:p>
      <text:p text:style-name="P1"><text:span text:style-name="T1">VOTE 1168123162 Campaign:ssss_uk_02A Validity:during Choice:Antony CONN:MIG01XU MSISDN:00777776939999 GUID:84B3A041-647F-4CDB-8271-6D93F2108180 Shortcode:63334</text:span></text:p>
      <text:p text:style-name="P1"><text:span text:style-name="T1">VOTE 1168123162 Campaign:ssss_uk_02A Validity:during Choice:Antony CONN:MIG01XU MSISDN:00777771189999 GUID:CD6B6DF9-87E1-4EF8-8A97-BE4818BC683C Shortcode:63334</text:span></text:p>
      <text:p text:style-name="P1"><text:span text:style-name="T1">VOTE 1168123162 Campaign:ssss_uk_02A Validity:during Choice:Gemma CONN:MIG01TU MSISDN:00777777979999 GUID:7F0419E8-8BC1-4C89-BFED-E3003CB154FE Shortcode:63334</text:span></text:p>
      <text:p text:style-name="P1"><text:span text:style-name="T1">VOTE 1168123163 Campaign:ssss_uk_02A Validity:during Choice:Antony CONN:MIG01OU MSISDN:00777775659999 GUID:0649B30A-8CC9-4AD1-AA1C-F7FD71DB95B1 Shortcode:63334</text:span></text:p>
      <text:p text:style-name="P1"><text:span text:style-name="T1">VOTE 1168123163 Campaign:ssss_uk_02A Validity:during Choice:Alan CONN:MIG01TU MSISDN:00777779709999 GUID:BE2A53CB-6FE1-4D64-AB93-182F56F759CF Shortcode:63334</text:span></text:p>
      <text:p text:style-name="P1"><text:span text:style-name="T1">VOTE 1168123163 Campaign:ssss_uk_02A Validity:during Choice:Antony CONN:MIG01XU MSISDN:00777772579999 GUID:F3699BBB-11E0-47BA-9244-7C8B3DB5F518 Shortcode:63334</text:span></text:p>
      <text:p text:style-name="P1"><text:span text:style-name="T1">VOTE 1168123163 Campaign:ssss_uk_02A Validity:during Choice:Leon CONN:MIG00VU MSISDN:00777776249999 GUID:09811600-FE85-4525-BEF9-3CB158B58BC7 Shortcode:63334</text:span></text:p>
      <text:p text:style-name="P1"><text:span text:style-name="T1">VOTE 1168123163 Campaign:ssss_uk_02A Validity:during Choice:Antony CONN:MIG01TU MSISDN:00777771829999 GUID:9BCCEE8A-C488-4E98-9BD5-D21A6081A499 Shortcode:63334</text:span></text:p>
      <text:p text:style-name="P1"><text:span text:style-name="T1">VOTE 1168123163 Campaign:ssss_uk_02A Validity:during Choice:Antony CONN:MIG01XU MSISDN:00777779599999 GUID:6A8FB9A8-9F00-4BC2-8A74-862C442BAD56 Shortcode:63334</text:span></text:p>
      <text:p text:style-name="P1"><text:span text:style-name="T1">VOTE 1168123163 Campaign:ssss_uk_02A Validity:during Choice:Antony CONN:MIG00VU MSISDN:00777776149999 GUID:623CA2BD-F44A-4DAD-983F-EDD1A5FCDA44 Shortcode:63334</text:span></text:p>
      <text:p text:style-name="P1"><text:span text:style-name="T1">VOTE 1168123163 Campaign:ssss_uk_02A Validity:during Choice:Mark CONN:MIG01XU MSISDN:00777774799999 GUID:3D7FEF23-0C6C-45A5-8BBA-8BC929F3FA82 Shortcode:63334</text:span></text:p>
      <text:p text:style-name="P1"><text:span text:style-name="T1">VOTE 1168123163 Campaign:ssss_uk_02A Validity:during Choice:Antony CONN:MIG01XU MSISDN:00777775289999 GUID:998B5173-D7A3-49B9-8B5E-DE3DF381DAD5 Shortcode:63334</text:span></text:p>
      <text:p text:style-name="P1"><text:span text:style-name="T1">VOTE 1168123163 Campaign:ssss_uk_02A Validity:during Choice:Antony CONN:MIG01XU MSISDN:00777771339999 GUID:3391DEB0-A4B0-44D6-B7F4-65045B98B92A Shortcode:63334</text:span></text:p>
      <text:p text:style-name="P1"><text:span text:style-name="T1">VOTE 1168123163 Campaign:ssss_uk_02A Validity:during Choice:Verity CONN:MIG01XU MSISDN:00777777479999 GUID:2989E0E8-B76B-4E18-857F-4A70094D8705 Shortcode:63334</text:span></text:p>
      <text:p text:style-name="P1"><text:span text:style-name="T1">VOTE 1168123163 Campaign:ssss_uk_02A Validity:during Choice:Alan CONN:MIG01TU MSISDN:00777772119999 GUID:E58EE355-F72B-4867-A102-1FB1414A0F15 Shortcode:63334</text:span></text:p>
      <text:p text:style-name="P1"><text:span text:style-name="T1">VOTE 1168123163 Campaign:ssss_uk_02A Validity:during Choice:Verity CONN:MIG01XU MSISDN:00777771309999 GUID:3CFFD4EB-5B99-41A3-B0D8-DEB152D10B3E Shortcode:63334</text:span></text:p>
      <text:p text:style-name="P1"><text:span text:style-name="T1">VOTE 1168123163 Campaign:ssss_uk_02A Validity:during Choice:Verity CONN:MIG01XU MSISDN:00777770149999 GUID:238FA10B-4A5C-4C3E-89E5-A17295D31359 Shortcode:63334</text:span></text:p>
      <text:p text:style-name="P1"><text:span text:style-name="T1">VOTE 1168123163 Campaign:ssss_uk_02A Validity:during Choice:Verity CONN:MIG01XU MSISDN:00777776279999 GUID:DEAA8764-A3AE-404A-B10A-B2F0AC9D28AE Shortcode:63334</text:span></text:p>
      <text:p text:style-name="P1"><text:span text:style-name="T1">VOTE 1168123163 Campaign:ssss_uk_02A Validity:during Choice:Antony CONN:MIG01XU MSISDN:00777774209999 GUID:EED84CCC-7C06-4E54-A5C6-18DAB0BFCB38 Shortcode:63334</text:span></text:p>
      <text:p text:style-name="P1"><text:span text:style-name="T1">VOTE 1168123163 Campaign:ssss_uk_02A Validity:during Choice:Alan CONN:MIG01TU MSISDN:00777774599999 GUID:B5D31758-0D0A-4238-A18B-853B1AD52FC9 Shortcode:63334</text:span></text:p>
      <text:p text:style-name="P1"><text:span text:style-name="T1">VOTE 1168123163 Campaign:ssss_uk_02A Validity:during Choice:Antony CONN:MIG01OU MSISDN:00777774789999 GUID:AFFA7BAF-E763-414B-9525-5E1257F63E72 Shortcode:63334</text:span></text:p>
      <text:p text:style-name="P1"><text:span text:style-name="T1">VOTE 1168123163 Campaign:ssss_uk_02A Validity:during Choice:Gemma CONN:MIG01TU MSISDN:00777774159999 GUID:474EB905-FA17-4BA1-A699-FE7A7C6B1F9C Shortcode:63334</text:span></text:p>
      <text:p text:style-name="P1"><text:span text:style-name="T1">VOTE 1168123163 Campaign:ssss_uk_02A Validity:during Choice:Antony CONN:MIG01TU MSISDN:00777774859999 GUID:7204B164-D7FA-4C62-ACD1-E8C4188F5EB5 Shortcode:63334</text:span></text:p>
      <text:p text:style-name="P1"><text:span text:style-name="T1">VOTE 1168123163 Campaign:ssss_uk_02A Validity:during Choice:Mark CONN:MIG00VU </text:span><text:soft-page-break/><text:span text:style-name="T1">MSISDN:00777770539999 GUID:E70E0113-E1B7-4A6F-A52C-A21F2FCACAD3 Shortcode:63334</text:span></text:p>
      <text:p text:style-name="P1"><text:span text:style-name="T1">VOTE 1168123163 Campaign:ssss_uk_02A Validity:during Choice:Verity CONN:MIG01OU MSISDN:00777773779999 GUID:AFBF384B-40ED-4288-ABF6-5B7ED78A380E Shortcode:63334</text:span></text:p>
      <text:p text:style-name="P1"><text:span text:style-name="T1">VOTE 1168123162 Campaign:ssss_uk_02A Validity:during Choice:Alan CONN:MIG01XU MSISDN:00777775299999 GUID:6A8C977A-9FBA-48A8-B3EA-886B17B93C00 Shortcode:63334</text:span></text:p>
      <text:p text:style-name="P1"><text:span text:style-name="T1">VOTE 1168123162 Campaign:ssss_uk_02A Validity:during Choice:Gemma CONN:MIG01XU MSISDN:00777774889999 GUID:20E20D8F-F4FC-4CBF-92D5-1E9FD13C16FB Shortcode:63334</text:span></text:p>
      <text:p text:style-name="P1"><text:span text:style-name="T1">VOTE 1168123163 Campaign:ssss_uk_02A Validity:during Choice:Antony CONN:MIG01XU MSISDN:00777776019999 GUID:B5CFFE1B-537B-4FBC-9496-CA114E92FC7E Shortcode:63334</text:span></text:p>
      <text:p text:style-name="P1"><text:span text:style-name="T1">VOTE 1168123163 Campaign:ssss_uk_02A Validity:during Choice:Antony CONN:MIG01XU MSISDN:00777772829999 GUID:5053CD2B-DD58-41F4-A120-5AA81CD84857 Shortcode:63334</text:span></text:p>
      <text:p text:style-name="P1"><text:span text:style-name="T1">VOTE 1168123163 Campaign:ssss_uk_02A Validity:during Choice:Antony CONN:MIG01XU MSISDN:00777771439999 GUID:97DEF1BD-C24F-40E5-B45D-2583826BF2A1 Shortcode:63334</text:span></text:p>
      <text:p text:style-name="P1"><text:span text:style-name="T1">VOTE 1168123163 Campaign:ssss_uk_02A Validity:during Choice:Antony CONN:MIG01OU MSISDN:00777771949999 GUID:EA5A1339-E16D-4353-B699-537FA652CAAA Shortcode:63334</text:span></text:p>
      <text:p text:style-name="P1"><text:span text:style-name="T1">VOTE 1168123163 Campaign:ssss_uk_02A Validity:during Choice:Antony CONN:MIG01OU MSISDN:00777771289999 GUID:DB8C3271-63EE-4B0C-988E-84D4683FA390 Shortcode:63334</text:span></text:p>
      <text:p text:style-name="P1"><text:span text:style-name="T1">VOTE 1168123163 Campaign:ssss_uk_02A Validity:during Choice:Gemma CONN:MIG01OU MSISDN:00777776869999 GUID:75F94321-F66D-4BEF-8EF8-2A8D25F9D8FC Shortcode:63334</text:span></text:p>
      <text:p text:style-name="P1"><text:span text:style-name="T1">VOTE 1168123163 Campaign:ssss_uk_02A Validity:during Choice:Antony CONN:MIG01XU MSISDN:00777776999999 GUID:A2136A68-DCD1-4A7D-8C8A-C5A7470DE4F3 Shortcode:63334</text:span></text:p>
      <text:p text:style-name="P1"><text:span text:style-name="T1">VOTE 1168123164 Campaign:ssss_uk_02A Validity:during Choice:Verity CONN:MIG01XU MSISDN:00777778589999 GUID:55A5D784-2DC7-4022-B030-A44D0184631F Shortcode:63334</text:span></text:p>
      <text:p text:style-name="P1"><text:span text:style-name="T1">VOTE 1168123164 Campaign:ssss_uk_02A Validity:during Choice:Verity CONN:MIG01XU MSISDN:00777775039999 GUID:6CF32EAF-C63C-4A92-82A8-008A446745DD Shortcode:63334</text:span></text:p>
      <text:p text:style-name="P1"><text:span text:style-name="T1">VOTE 1168123164 Campaign:ssss_uk_02A Validity:during Choice:Mark CONN:MIG01XU MSISDN:00777775269999 GUID:81AD5EE4-57BF-47EF-834B-6AEE48F592E9 Shortcode:63334</text:span></text:p>
      <text:p text:style-name="P1"><text:span text:style-name="T1">VOTE 1168123164 Campaign:ssss_uk_02A Validity:during Choice:Verity CONN:MIG01XU MSISDN:00777772859999 GUID:9E44B8AD-2030-4640-BE32-FCE3786F8D06 Shortcode:63334</text:span></text:p>
      <text:p text:style-name="P1"><text:span text:style-name="T1">VOTE 1168123164 Campaign:ssss_uk_02A Validity:during Choice:Alan CONN:MIG01XU MSISDN:00777771449999 GUID:E7531674-D17F-4D95-A15F-576EDF35D1F4 Shortcode:63334</text:span></text:p>
      <text:p text:style-name="P1"><text:span text:style-name="T1">VOTE 1168123164 Campaign:ssss_uk_02A Validity:during Choice:Antony CONN:MIG01XU MSISDN:00777771999999 GUID:422792A2-3E14-4EE1-A204-4E6B8B94B620 Shortcode:63334</text:span></text:p>
      <text:p text:style-name="P1"><text:span text:style-name="T1">VOTE 1168123164 Campaign:ssss_uk_02A Validity:during Choice:Mark CONN:MIG01XU MSISDN:00777773739999 GUID:6576C414-9194-4FE7-8FC5-66AAF6435738 Shortcode:63334</text:span></text:p>
      <text:p text:style-name="P1"><text:span text:style-name="T1">VOTE 1168123164 Campaign:ssss_uk_02A Validity:during Choice:Antony CONN:MIG01XU MSISDN:00777771879999 GUID:5F002648-547A-485A-8729-CB8E0BC22926 Shortcode:63334</text:span></text:p>
      <text:p text:style-name="P1"><text:span text:style-name="T1">VOTE 1168123164 Campaign:ssss_uk_02A Validity:during Choice:Gemma CONN:MIG01XU MSISDN:00777774859999 GUID:DF85944D-914D-4EC8-9C94-E2DEE3937FC9 Shortcode:63334</text:span></text:p>
      <text:p text:style-name="P1"><text:span text:style-name="T1">VOTE 1168123164 Campaign:ssss_uk_02A Validity:during Choice:Mark CONN:MIG01XU MSISDN:00777776699999 GUID:208F63CA-3EC9-41D7-BECC-E53390D3A6FB Shortcode:63334</text:span></text:p>
      <text:p text:style-name="P1"><text:span text:style-name="T1">VOTE 1168123164 Campaign:ssss_uk_02A Validity:during Choice:Leon CONN:MIG00VU MSISDN:00777778049999 GUID:AEC8E1F7-583C-458E-B771-9170C4DE7182 Shortcode:63334</text:span></text:p>
      <text:p text:style-name="P1"><text:span text:style-name="T1">VOTE 1168123164 Campaign:ssss_uk_02A Validity:during Choice:Antony CONN:MIG00VU MSISDN:00777776169999 GUID:2BD0E277-B6A7-4CCF-9CB3-723B48B8F782 Shortcode:63334</text:span></text:p>
      <text:p text:style-name="P1"><text:span text:style-name="T1">VOTE 1168123164 Campaign:ssss_uk_02A Validity:during Choice:Antony CONN:MIG01XU MSISDN:00777774339999 GUID:E2A85257-2A30-4128-A43E-AFD263D3A25B Shortcode:63334</text:span></text:p>
      <text:p text:style-name="P1"><text:span text:style-name="T1">VOTE 1168123164 Campaign:ssss_uk_02A Validity:during Choice:Gemma CONN:MIG01XU MSISDN:00777774329999 GUID:9CD72DD8-E59F-4EB4-AB7F-9E4444117572 Shortcode:63334</text:span></text:p>
      <text:p text:style-name="P1"><text:span text:style-name="T1">VOTE 1168123164 Campaign:ssss_uk_02A Validity:during Choice:Alan CONN:MIG01XU MSISDN:00777772219999 GUID:0EE363BB-165A-467B-9B09-889A5E1A0745 Shortcode:63334</text:span></text:p>
      <text:p text:style-name="P1"><text:span text:style-name="T1">VOTE 1168123164 Campaign:ssss_uk_02A Validity:during Choice:Tupele CONN:MIG01XU MSISDN:00777772729999 GUID:4270037A-6D26-4AE3-AE95-47C4C55BA8FC Shortcode:63334</text:span></text:p>
      <text:p text:style-name="P1"><text:span text:style-name="T1">VOTE 1168123164 Campaign:ssss_uk_02A Validity:during Choice:Verity CONN:MIG01XU MSISDN:00777772789999 GUID:045FF4DA-C066-4BC0-9135-A94871589B92 Shortcode:63334</text:span></text:p>
      <text:p text:style-name="P1"><text:span text:style-name="T1">VOTE 1168123164 Campaign:ssss_uk_02A Validity:during Choice:Verity CONN:MIG01XU MSISDN:00777776509999 GUID:9B42CEF0-0DA7-4835-AC8E-BDF184B287D9 Shortcode:63334</text:span></text:p>
      <text:p text:style-name="P1"><text:span text:style-name="T1">VOTE 1168123164 Campaign:ssss_uk_02A Validity:during Choice:Leon CONN:MIG01XU MSISDN:00777770459999 GUID:09DB19DA-EE2F-40CA-BC67-4C6A2EE98C26 Shortcode:63334</text:span></text:p>
      <text:p text:style-name="P1"><text:span text:style-name="T1">VOTE 1168123164 Campaign:ssss_uk_02A Validity:during Choice:Alan CONN:MIG01XU MSISDN:00777777169999 GUID:04A6F9E2-F5A8-4665-8F59-21337619EBE8 Shortcode:63334</text:span></text:p>
      <text:p text:style-name="P1"><text:span text:style-name="T1">VOTE 1168123161 Campaign:ssss_uk_02A Validity:during Choice:Antony CONN:MIG00VU </text:span><text:soft-page-break/><text:span text:style-name="T1">MSISDN:00777777729999 GUID:98229A03-0BDE-41DF-B989-BFCF2C7C0337 Shortcode:63334</text:span></text:p>
      <text:p text:style-name="P1"><text:span text:style-name="T1">VOTE 1168123164 Campaign:ssss_uk_02A Validity:during Choice:Alan CONN:MIG01TU MSISDN:00777776859999 GUID:5924ACC0-A20C-4B8E-8D05-F5A9DD347A9B Shortcode:63334</text:span></text:p>
      <text:p text:style-name="P1"><text:span text:style-name="T1">VOTE 1168123164 Campaign:ssss_uk_02A Validity:during Choice:Antony CONN:MIG01OU MSISDN:00777770159999 GUID:60891BDE-3E26-4F6C-BADC-D64306A711CB Shortcode:63334</text:span></text:p>
      <text:p text:style-name="P1"><text:span text:style-name="T1">VOTE 1168123164 Campaign:ssss_uk_02A Validity:during Choice:Mark CONN:MIG01OU MSISDN:00777779149999 GUID:AB840F78-BDC4-4117-811E-16C7CF75606A Shortcode:63334</text:span></text:p>
      <text:p text:style-name="P1"><text:span text:style-name="T1">VOTE 1168123149 Campaign:ssss_uk_02A Validity:during Choice:Antony CONN:MIG01TU MSISDN:00777771169999 GUID:FD838D07-1614-436B-A497-A8105F5B682E Shortcode:63334</text:span></text:p>
      <text:p text:style-name="P1"><text:span text:style-name="T1">VOTE 1168123165 Campaign:ssss_uk_02A Validity:during Choice:Alan CONN:MIG01XU MSISDN:00777774629999 GUID:8DF8C93E-65C0-4A3E-B021-23C6E20C1B63 Shortcode:63334</text:span></text:p>
      <text:p text:style-name="P1"><text:span text:style-name="T1">VOTE 1168123165 Campaign:ssss_uk_02A Validity:during Choice:Alan CONN:MIG01OU MSISDN:00777779279999 GUID:444028F2-F13E-466E-A020-FFA3A4DBE793 Shortcode:63334</text:span></text:p>
      <text:p text:style-name="P1"><text:span text:style-name="T1">VOTE 1168123165 Campaign:ssss_uk_02A Validity:during Choice:Verity CONN:MIG00VU MSISDN:00777770739999 GUID:4C360853-0D1D-4083-86FA-E42998E69991 Shortcode:63334</text:span></text:p>
      <text:p text:style-name="P1"><text:span text:style-name="T1">VOTE 1168123165 Campaign:ssss_uk_02A Validity:during Choice:Leon CONN:MIG01XU MSISDN:00777773729999 GUID:CD71F985-A5C5-4662-AF15-8C4471C58E15 Shortcode:63334</text:span></text:p>
      <text:p text:style-name="P1"><text:span text:style-name="T1">VOTE 1168123165 Campaign:ssss_uk_02A Validity:during Choice:Antony CONN:MIG01XU MSISDN:00777779289999 GUID:60DAAD9F-844C-427D-831B-3E83851E579B Shortcode:63334</text:span></text:p>
      <text:p text:style-name="P1"><text:span text:style-name="T1">VOTE 1168123165 Campaign:ssss_uk_02A Validity:during Choice:Verity CONN:MIG01XU MSISDN:00777776559999 GUID:1011DD3B-772F-4CFE-8B71-8A9787227C4D Shortcode:63334</text:span></text:p>
      <text:p text:style-name="P1"><text:span text:style-name="T1">VOTE 1168123165 Campaign:ssss_uk_02A Validity:during Choice:Tupele CONN:MIG01OU MSISDN:00777777549999 GUID:C448A2C5-217E-4C33-B01B-ECAEEFD69CD4 Shortcode:63334</text:span></text:p>
      <text:p text:style-name="P1"><text:span text:style-name="T1">VOTE 1168123165 Campaign:ssss_uk_02A Validity:during Choice:Antony CONN:MIG01TU MSISDN:00777774919999 GUID:5674AE9F-9C1E-4553-AC0F-42820075E1A0 Shortcode:63334</text:span></text:p>
      <text:p text:style-name="P1"><text:span text:style-name="T1">VOTE 1168123165 Campaign:ssss_uk_02A Validity:during Choice:Alan CONN:MIG01TU MSISDN:00777773509999 GUID:59873C95-158A-4932-B177-AE3FB40EB036 Shortcode:63334</text:span></text:p>
      <text:p text:style-name="P1"><text:span text:style-name="T1">VOTE 1168123165 Campaign:ssss_uk_02A Validity:during Choice:Alan CONN:MIG01XU MSISDN:00777776899999 GUID:8F258F3A-5BA5-48E7-A148-998644911F3B Shortcode:63334</text:span></text:p>
      <text:p text:style-name="P1"><text:span text:style-name="T1">VOTE 1168123165 Campaign:ssss_uk_02A Validity:during Choice:Mark CONN:MIG01XU MSISDN:00777779399999 GUID:60698DD1-8D21-4FE9-827E-AAFFD983884D Shortcode:63334</text:span></text:p>
      <text:p text:style-name="P1"><text:span text:style-name="T1">VOTE 1168123165 Campaign:ssss_uk_02A Validity:during Choice:Alan CONN:MIG01XU MSISDN:00777779799999 GUID:FF42982C-0E2D-4458-889D-E64E5758606C Shortcode:63334</text:span></text:p>
      <text:p text:style-name="P1"><text:span text:style-name="T1">VOTE 1168123165 Campaign:ssss_uk_02A Validity:during Choice:Antony CONN:MIG01XU MSISDN:00777770989999 GUID:BB7C115E-7158-4645-9F5D-989AF32D6DBC Shortcode:63334</text:span></text:p>
      <text:p text:style-name="P1"><text:span text:style-name="T1">VOTE 1168123165 Campaign:ssss_uk_02A Validity:during Choice:Antony CONN:MIG01XU MSISDN:00777779009999 GUID:0C4A3225-F268-40D3-97FF-03FCFE2C37BA Shortcode:63334</text:span></text:p>
      <text:p text:style-name="P1"><text:span text:style-name="T1">VOTE 1168123165 Campaign:ssss_uk_02A Validity:during Choice:Gemma CONN:MIG01XU MSISDN:00777773369999 GUID:BD58BD1E-CEED-4858-8D39-936549E6B5C1 Shortcode:63334</text:span></text:p>
      <text:p text:style-name="P1"><text:span text:style-name="T1">VOTE 1168123165 Campaign:ssss_uk_02A Validity:during Choice:Antony CONN:MIG01OU MSISDN:00777771319999 GUID:420991EE-D005-4EDC-9A09-DD77812F45CD Shortcode:63334</text:span></text:p>
      <text:p text:style-name="P1"><text:span text:style-name="T1">VOTE 1168123165 Campaign:ssss_uk_02A Validity:during Choice:Verity CONN:MIG01OU MSISDN:00777779199999 GUID:E0F15C1F-6A4A-472C-9723-7AABBC32F1A9 Shortcode:63334</text:span></text:p>
      <text:p text:style-name="P1"><text:span text:style-name="T1">VOTE 1168123165 Campaign:ssss_uk_02A Validity:during Choice:Antony CONN:MIG01XU MSISDN:00777774239999 GUID:2F7AEE04-EACC-42B8-82C8-CD674AA2220C Shortcode:63334</text:span></text:p>
      <text:p text:style-name="P1"><text:span text:style-name="T1">VOTE 1168123165 Campaign:ssss_uk_02A Validity:during Choice:Antony CONN:MIG01XU MSISDN:00777776279999 GUID:4F679724-4CC8-4822-95B8-11165021E511 Shortcode:63334</text:span></text:p>
      <text:p text:style-name="P1"><text:span text:style-name="T1">VOTE 1168123165 Campaign:ssss_uk_02A Validity:during Choice:Gemma CONN:MIG01XU MSISDN:00777778659999 GUID:5C6B6BE3-3618-40AB-ABB6-F2F655B0B48D Shortcode:63334</text:span></text:p>
      <text:p text:style-name="P1"><text:span text:style-name="T1">VOTE 1168123165 Campaign:ssss_uk_02A Validity:during Choice:Alan CONN:MIG01XU MSISDN:00777776709999 GUID:231E7D83-44E9-494A-BCBC-42A582091255 Shortcode:63334</text:span></text:p>
      <text:p text:style-name="P1"><text:span text:style-name="T1">VOTE 1168123165 Campaign:ssss_uk_02A Validity:during Choice:Matthew CONN:MIG01XU MSISDN:00777776449999 GUID:2A852DF0-C13C-4D92-9E2B-88BF20CBFC08 Shortcode:63334</text:span></text:p>
      <text:p text:style-name="P1"><text:span text:style-name="T1">VOTE 1168123165 Campaign:ssss_uk_02A Validity:during Choice:Matthew CONN:MIG01XU MSISDN:00777771669999 GUID:12E4C932-3B6A-4BBF-B42C-215EED00E322 Shortcode:63334</text:span></text:p>
      <text:p text:style-name="P1"><text:span text:style-name="T1">VOTE 1168123165 Campaign:ssss_uk_02A Validity:during Choice:Antony CONN:MIG01XU MSISDN:00777771889999 GUID:9A70CA34-8652-4A57-B77C-B0191B6B38BE Shortcode:63334</text:span></text:p>
      <text:p text:style-name="P1"><text:span text:style-name="T1">VOTE 1168123165 Campaign:ssss_uk_02A Validity:during Choice:Verity CONN:MIG01XU MSISDN:00777770209999 GUID:1394990C-C7CA-4423-901D-1531ACC7777B Shortcode:63334</text:span></text:p>
      <text:p text:style-name="P1"><text:span text:style-name="T1">VOTE 1168123165 Campaign:ssss_uk_02A Validity:during Choice:Antony CONN:MIG01XU MSISDN:00777777139999 GUID:EF927CF5-7D04-41F5-BA56-487A89F33469 Shortcode:63334</text:span></text:p>
      <text:p text:style-name="P1"><text:span text:style-name="T1">VOTE 1168123165 Campaign:ssss_uk_02A Validity:during Choice:Alan CONN:MIG01XU </text:span><text:soft-page-break/><text:span text:style-name="T1">MSISDN:00777770129999 GUID:3F5FBCBF-B9EA-49C1-9289-758B744BB91B Shortcode:63334</text:span></text:p>
      <text:p text:style-name="P1"><text:span text:style-name="T1">VOTE 1168123165 Campaign:ssss_uk_02A Validity:during Choice:Antony CONN:MIG01XU MSISDN:00777779119999 GUID:8462EAAF-A598-4457-A17B-4189DDC51D2F Shortcode:63334</text:span></text:p>
      <text:p text:style-name="P1"><text:span text:style-name="T1">VOTE 1168123166 Campaign:ssss_uk_02A Validity:during Choice:Leon CONN:MIG01XU MSISDN:00777779129999 GUID:F8D65D1C-048F-4A73-B684-A2692EC38290 Shortcode:63334</text:span></text:p>
      <text:p text:style-name="P1"><text:span text:style-name="T1">VOTE 1168123166 Campaign:ssss_uk_02A Validity:during Choice:Verity CONN:MIG01XU MSISDN:00777772679999 GUID:069610C0-C1A5-4EEE-9ACA-29C57976EFEC Shortcode:63334</text:span></text:p>
      <text:p text:style-name="P1"><text:span text:style-name="T1">VOTE 1168123166 Campaign:ssss_uk_02A Validity:during Choice:Mark CONN:MIG01XU MSISDN:00777774739999 GUID:36328684-1A9D-4C24-9D4D-33024F24DD2B Shortcode:63334</text:span></text:p>
      <text:p text:style-name="P1"><text:span text:style-name="T1">VOTE 1168123166 Campaign:ssss_uk_02A Validity:during Choice:Verity CONN:MIG01XU MSISDN:00777771789999 GUID:CFC97E5E-594F-4FFF-B5EA-C60DB30EAC91 Shortcode:63334</text:span></text:p>
      <text:p text:style-name="P1"><text:span text:style-name="T1">VOTE 1168123166 Campaign:ssss_uk_02A Validity:during Choice:Alan CONN:MIG01XU MSISDN:00777773109999 GUID:626CA08F-7567-4559-AA2A-18B2C793FBE9 Shortcode:63334</text:span></text:p>
      <text:p text:style-name="P1"><text:span text:style-name="T1">VOTE 1168123166 Campaign:ssss_uk_02A Validity:during Choice:Verity CONN:MIG01XU MSISDN:00777773709999 GUID:6747FD09-7CF9-41BE-BE73-2F7966B18127 Shortcode:63334</text:span></text:p>
      <text:p text:style-name="P1"><text:span text:style-name="T1">VOTE 1168123166 Campaign:ssss_uk_02A Validity:during Choice:Matthew CONN:MIG01XU MSISDN:00777779459999 GUID:67266EF3-B8FF-41BB-B32E-D62E3D5DFDF7 Shortcode:63334</text:span></text:p>
      <text:p text:style-name="P1"><text:span text:style-name="T1">VOTE 1168123166 Campaign:ssss_uk_02A Validity:during Choice:Tupele CONN:MIG01XU MSISDN:00777775179999 GUID:4615B7A2-C9B1-4B3F-8AD9-C5A3BF4B8537 Shortcode:63334</text:span></text:p>
      <text:p text:style-name="P1"><text:span text:style-name="T1">VOTE 1168123166 Campaign:ssss_uk_02A Validity:during Choice:Gemma CONN:MIG01XU MSISDN:00777774959999 GUID:95423939-3DCC-4433-A815-A5C1BF88AF11 Shortcode:63334</text:span></text:p>
      <text:p text:style-name="P1"><text:span text:style-name="T1">VOTE 1168123166 Campaign:ssss_uk_02A Validity:during Choice:Leon CONN:MIG01XU MSISDN:00777770589999 GUID:2E42B329-503A-4555-AC0A-D064A8AAFC7C Shortcode:63334</text:span></text:p>
      <text:p text:style-name="P1"><text:span text:style-name="T1">VOTE 1168123166 Campaign:ssss_uk_02A Validity:during Choice:Verity CONN:MIG01XU MSISDN:00777776009999 GUID:706286CF-7EE6-4116-85C1-FAFF8EF2959A Shortcode:63334</text:span></text:p>
      <text:p text:style-name="P1"><text:span text:style-name="T1">VOTE 1168123166 Campaign:ssss_uk_02A Validity:during Choice:Verity CONN:MIG01XU MSISDN:00777779049999 GUID:072CE939-956B-4363-94E9-61218862600E Shortcode:63334</text:span></text:p>
      <text:p text:style-name="P1"><text:span text:style-name="T1">VOTE 1168123166 Campaign:ssss_uk_02A Validity:during Choice:Mark CONN:MIG01XU MSISDN:00777779039999 GUID:AD045AE2-3E00-4AB0-8A41-3CD0AF0454F9 Shortcode:63334</text:span></text:p>
      <text:p text:style-name="P1"><text:span text:style-name="T1">VOTE 1168123166 Campaign:ssss_uk_02A Validity:during Choice:Antony CONN:MIG01XU MSISDN:00777778519999 GUID:4E55C914-DC99-498E-AA6A-634E0EAF0B61 Shortcode:63334</text:span></text:p>
      <text:p text:style-name="P1"><text:span text:style-name="T1">VOTE 1168123166 Campaign:ssss_uk_02A Validity:during Choice:Matthew CONN:MIG01XU MSISDN:00777775529999 GUID:B866B72F-2731-4CD3-9517-4361B2C24FE9 Shortcode:63334</text:span></text:p>
      <text:p text:style-name="P1"><text:span text:style-name="T1">VOTE 1168123166 Campaign:ssss_uk_02A Validity:during Choice:Antony CONN:MIG01XU MSISDN:00777776049999 GUID:AA8E9FE4-B609-400F-8FDC-B6535064398C Shortcode:63334</text:span></text:p>
      <text:p text:style-name="P1"><text:span text:style-name="T1">VOTE 1168123166 Campaign:ssss_uk_02A Validity:during Choice:Antony CONN:MIG01XU MSISDN:00777778059999 GUID:4122BC34-73D1-4178-8E8B-A97B6AE84C9C Shortcode:63334</text:span></text:p>
      <text:p text:style-name="P1"><text:span text:style-name="T1">VOTE 1168123166 Campaign:ssss_uk_02A Validity:during Choice:Verity CONN:MIG01XU MSISDN:00777776379999 GUID:8029FDB7-4E53-47BA-82A8-CA4A07A3A4FB Shortcode:63334</text:span></text:p>
      <text:p text:style-name="P1"><text:span text:style-name="T1">VOTE 1168123166 Campaign:ssss_uk_02A Validity:during Choice:Gemma CONN:MIG01XU MSISDN:00777773169999 GUID:B08FE1E4-A1AB-4023-874D-BE8334A83564 Shortcode:63334</text:span></text:p>
      <text:p text:style-name="P1"><text:span text:style-name="T1">VOTE 1168123166 Campaign:ssss_uk_02A Validity:during Choice:Gemma CONN:MIG01XU MSISDN:00777778709999 GUID:00757A78-29C3-42DC-8110-92F75858ACA1 Shortcode:63334</text:span></text:p>
      <text:p text:style-name="P1"><text:span text:style-name="T1">VOTE 1168123166 Campaign:ssss_uk_02A Validity:during Choice:Verity CONN:MIG01XU MSISDN:00777775229999 GUID:EE5A348C-0ECB-4789-85E5-C082C3B959DC Shortcode:63334</text:span></text:p>
      <text:p text:style-name="P1"><text:span text:style-name="T1">VOTE 1168123166 Campaign:ssss_uk_02A Validity:during Choice:Tupele CONN:MIG01XU MSISDN:00777772849999 GUID:F731BD75-6905-409B-964F-120B8FD68A4C Shortcode:63334</text:span></text:p>
      <text:p text:style-name="P1"><text:span text:style-name="T1">VOTE 1168123166 Campaign:ssss_uk_02A Validity:during Choice:Antony CONN:MIG00VU MSISDN:00777775399999 GUID:E6FDCB27-7AF7-4135-8B6E-31C4B82B9A0E Shortcode:63334</text:span></text:p>
      <text:p text:style-name="P1"><text:span text:style-name="T1">VOTE 1168123166 Campaign:ssss_uk_02A Validity:during Choice:Antony CONN:MIG01XU MSISDN:00777778219999 GUID:375D8149-BA4F-4574-A346-588B666AEF3B Shortcode:63334</text:span></text:p>
      <text:p text:style-name="P1"><text:span text:style-name="T1">VOTE 1168123166 Campaign:ssss_uk_02A Validity:during Choice:Alan CONN:MIG01OU MSISDN:00777776469999 GUID:5499A99E-4F3B-4323-8E46-288A2BAD2CD8 Shortcode:63334</text:span></text:p>
      <text:p text:style-name="P1"><text:span text:style-name="T1">VOTE 1168123166 Campaign:ssss_uk_02A Validity:during Choice:Tupele CONN:MIG01OU MSISDN:00777771689999 GUID:818B4E3A-8400-41C0-A31F-001F9D1A7835 Shortcode:63334</text:span></text:p>
      <text:p text:style-name="P1"><text:span text:style-name="T1">VOTE 1168123166 Campaign:ssss_uk_02A Validity:during Choice:Antony CONN:MIG00VU MSISDN:00777773919999 GUID:7249F23B-5EE3-435B-B4D6-B10801D66A06 Shortcode:63334</text:span></text:p>
      <text:p text:style-name="P1"><text:span text:style-name="T1">VOTE 1168123166 Campaign:ssss_uk_02A Validity:during Choice:Mark CONN:MIG00VU MSISDN:00777776019999 GUID:120B1A9C-9389-49D3-A5F5-053101A68C98 Shortcode:63334</text:span></text:p>
      <text:p text:style-name="P1"><text:span text:style-name="T1">VOTE 1168123166 Campaign:ssss_uk_02A Validity:during Choice:Verity CONN:MIG01XU MSISDN:00777771359999 GUID:8C831E88-F986-4021-9F35-C254CBDBED66 Shortcode:63334</text:span></text:p>
      <text:p text:style-name="P1"><text:span text:style-name="T1">VOTE 1168123166 Campaign:ssss_uk_02A Validity:during Choice:Alan CONN:MIG01XU </text:span><text:soft-page-break/><text:span text:style-name="T1">MSISDN:00777776509999 GUID:0D8B3387-49C1-4765-B91B-88F154848938 Shortcode:63334</text:span></text:p>
      <text:p text:style-name="P1"><text:span text:style-name="T1">VOTE 1168123166 Campaign:ssss_uk_02A Validity:during Choice:Verity CONN:MIG01XU MSISDN:00777775829999 GUID:2BCF61E2-6854-4118-BB46-17ED424A3DDD Shortcode:63334</text:span></text:p>
      <text:p text:style-name="P1"><text:span text:style-name="T1">VOTE 1168123166 Campaign:ssss_uk_02A Validity:during Choice:Antony CONN:MIG01XU MSISDN:00777772949999 GUID:323251A0-CA02-46B7-9770-7EBE96C15F16 Shortcode:63334</text:span></text:p>
      <text:p text:style-name="P1"><text:span text:style-name="T1">VOTE 1168123166 Campaign:ssss_uk_02A Validity:during Choice:Leon CONN:MIG00VU MSISDN:00777779649999 GUID:A9A3E21B-6F0B-4511-B76E-5E1325FFF7A6 Shortcode:63334</text:span></text:p>
      <text:p text:style-name="P1"><text:span text:style-name="T1">VOTE 1168123166 Campaign:ssss_uk_02A Validity:during Choice:Tupele CONN:MIG01XU MSISDN:00777773159999 GUID:1FD7B360-EF85-49BB-96C5-8C757792C479 Shortcode:63334</text:span></text:p>
      <text:p text:style-name="P1"><text:span text:style-name="T1">VOTE 1168123166 Campaign:ssss_uk_02A Validity:during Choice:Verity CONN:MIG01XU MSISDN:00777771589999 GUID:47F04FE7-95B6-4958-BCEA-5C8F471685C6 Shortcode:63334</text:span></text:p>
      <text:p text:style-name="P1"><text:span text:style-name="T1">VOTE 1168123167 Campaign:ssss_uk_02A Validity:during Choice:Gemma CONN:MIG01OU MSISDN:00777775839999 GUID:4EF31AC2-F9D1-454B-A5CF-022C980EEF0B Shortcode:63334</text:span></text:p>
      <text:p text:style-name="P1"><text:span text:style-name="T1">VOTE 1168123167 Campaign:ssss_uk_02A Validity:during Choice:Verity CONN:MIG01OU MSISDN:00777771049999 GUID:06A00A8B-C98B-4B0C-A8DA-E66C2B0658FA Shortcode:63334</text:span></text:p>
      <text:p text:style-name="P1"><text:span text:style-name="T1">VOTE 1168123167 Campaign:ssss_uk_02A Validity:during Choice:Gemma CONN:MIG01XU MSISDN:00777772679999 GUID:41A6CD17-09A3-484C-B434-41C7C455DCAB Shortcode:63334</text:span></text:p>
      <text:p text:style-name="P1"><text:span text:style-name="T1">VOTE 1168123167 Campaign:ssss_uk_02A Validity:during Choice:Tupele CONN:MIG01XU MSISDN:00777775529999 GUID:9167150E-26DB-410F-AF12-8955EE3CBFCC Shortcode:63334</text:span></text:p>
      <text:p text:style-name="P1"><text:span text:style-name="T1">VOTE 1168123167 Campaign:ssss_uk_02A Validity:during Choice:Gemma CONN:MIG01XU MSISDN:00777772739999 GUID:920AFB18-3B2E-4F8D-AD2C-110797D911CE Shortcode:63334</text:span></text:p>
      <text:p text:style-name="P1"><text:span text:style-name="T1">VOTE 1168123167 Campaign:ssss_uk_02A Validity:during Choice:Antony CONN:MIG01XU MSISDN:00777774339999 GUID:80E9E96F-ACBD-4777-A439-B275D5D5BD9F Shortcode:63334</text:span></text:p>
      <text:p text:style-name="P1"><text:span text:style-name="T1">VOTE 1168123167 Campaign:ssss_uk_02A Validity:during Choice:Antony CONN:MIG01XU MSISDN:00777779939999 GUID:78070182-5C48-472D-AC4B-7B5D49A80C89 Shortcode:63334</text:span></text:p>
      <text:p text:style-name="P1"><text:span text:style-name="T1">VOTE 1168123167 Campaign:ssss_uk_02A Validity:during Choice:Mark CONN:MIG01XU MSISDN:00777772179999 GUID:248A438F-7E4C-49F1-80B9-97D0BCFBDF71 Shortcode:63334</text:span></text:p>
      <text:p text:style-name="P1"><text:span text:style-name="T1">VOTE 1168123167 Campaign:ssss_uk_02A Validity:during Choice:Matthew CONN:MIG00VU MSISDN:00777770519999 GUID:C7347B17-E797-4862-8013-708F6723AEF4 Shortcode:63334</text:span></text:p>
      <text:p text:style-name="P1"><text:span text:style-name="T1">VOTE 1168123167 Campaign:ssss_uk_02A Validity:during Choice:Antony CONN:MIG00VU MSISDN:00777775099999 GUID:71994BD9-B0D5-40E5-92CD-6F1BDF720631 Shortcode:63334</text:span></text:p>
      <text:p text:style-name="P1"><text:span text:style-name="T1">VOTE 1168123167 Campaign:ssss_uk_02A Validity:during Choice:Verity CONN:MIG00VU MSISDN:00777778989999 GUID:F707A8B5-9A45-49B6-BBDF-4152FA003406 Shortcode:63334</text:span></text:p>
      <text:p text:style-name="P1"><text:span text:style-name="T1">VOTE 1168123167 Campaign:ssss_uk_02A Validity:during Choice:Antony CONN:MIG01OU MSISDN:00777776249999 GUID:84FC3EC3-0467-4DD5-8CBD-29B970018C47 Shortcode:63334</text:span></text:p>
      <text:p text:style-name="P1"><text:span text:style-name="T1">VOTE 1168123167 Campaign:ssss_uk_02A Validity:during Choice:Alan CONN:MIG01OU MSISDN:00777779389999 GUID:9F7093F3-DAE5-4624-9F75-4AC788FB32AB Shortcode:63334</text:span></text:p>
      <text:p text:style-name="P1"><text:span text:style-name="T1">VOTE 1168123168 Campaign:ssss_uk_02A Validity:during Choice:Antony CONN:MIG00VU MSISDN:00777778129999 GUID:CC44869E-EC4E-4D7C-A350-5937FB50E47E Shortcode:63334</text:span></text:p>
      <text:p text:style-name="P1"><text:span text:style-name="T1">VOTE 1168123168 Campaign:ssss_uk_02A Validity:during Choice:Verity CONN:MIG01OU MSISDN:00777770269999 GUID:950A6862-5A8E-40C9-A7CE-8901817D5ADC Shortcode:63334</text:span></text:p>
      <text:p text:style-name="P1"><text:span text:style-name="T1">VOTE 1168123168 Campaign:ssss_uk_02A Validity:during Choice:Antony CONN:MIG01OU MSISDN:00777771909999 GUID:B97254F7-1E7E-48A9-93F3-5D3AB116985D Shortcode:63334</text:span></text:p>
      <text:p text:style-name="P1"><text:span text:style-name="T1">VOTE 1168123168 Campaign:ssss_uk_02A Validity:during Choice:Alan CONN:MIG01XU MSISDN:00777775579999 GUID:B22D73C4-1540-4916-8E26-58AD55AB9313 Shortcode:63334</text:span></text:p>
      <text:p text:style-name="P1"><text:span text:style-name="T1">VOTE 1168123168 Campaign:ssss_uk_02A Validity:during Choice:Mark CONN:MIG01XU MSISDN:00777778099999 GUID:3530D778-F66C-4219-8634-9C94D8501B3F Shortcode:63334</text:span></text:p>
      <text:p text:style-name="P1"><text:span text:style-name="T1">VOTE 1168123168 Campaign:ssss_uk_02A Validity:during Choice:Verity CONN:MIG01XU MSISDN:00777779049999 GUID:0DC776BE-1F2C-4859-BB2B-D7BFDD29286F Shortcode:63334</text:span></text:p>
      <text:p text:style-name="P1"><text:span text:style-name="T1">VOTE 1168123168 Campaign:ssss_uk_02A Validity:during Choice:Leon CONN:MIG01XU MSISDN:00777774909999 GUID:D069810E-802F-4375-B877-73BB2AD278A5 Shortcode:63334</text:span></text:p>
      <text:p text:style-name="P1"><text:span text:style-name="T1">VOTE 1168123168 Campaign:ssss_uk_02A Validity:during Choice:Leon CONN:MIG01XU MSISDN:00777771019999 GUID:AECB79D0-67F2-4430-B5F4-F9DBAC43E2E5 Shortcode:63334</text:span></text:p>
      <text:p text:style-name="P1"><text:span text:style-name="T1">VOTE 1168123168 Campaign:ssss_uk_02A Validity:during Choice:Leon CONN:MIG00VU MSISDN:00777775319999 GUID:1C2DAF51-C3BF-4148-9FFA-817BDDA713D1 Shortcode:63334</text:span></text:p>
      <text:p text:style-name="P1"><text:span text:style-name="T1">VOTE 1168123168 Campaign:ssss_uk_02A Validity:during Choice:Verity CONN:MIG01OU MSISDN:00777774299999 GUID:AB79AFE6-D670-4733-B5DB-264650EED2AA Shortcode:63334</text:span></text:p>
      <text:p text:style-name="P1"><text:span text:style-name="T1">VOTE 1168123168 Campaign:ssss_uk_02A Validity:during Choice:Gemma CONN:MIG01XU MSISDN:00777776279999 GUID:361A26D7-946C-4351-93AA-A399F61E517A Shortcode:63334</text:span></text:p>
      <text:p text:style-name="P1"><text:span text:style-name="T1">VOTE 1168123168 Campaign:ssss_uk_02A Validity:during Choice:Leon CONN:MIG01XU MSISDN:00777777499999 GUID:B0467BA5-4A80-46C5-A497-D829B97757C1 Shortcode:63334</text:span></text:p>
      <text:p text:style-name="P1"><text:span text:style-name="T1">VOTE 1168123168 Campaign:ssss_uk_02A Validity:during Choice:Antony CONN:MIG01XU </text:span><text:soft-page-break/><text:span text:style-name="T1">MSISDN:00777773279999 GUID:994C5E39-D50B-40E5-AEB0-DBB12340DEAB Shortcode:63334</text:span></text:p>
      <text:p text:style-name="P1"><text:span text:style-name="T1">VOTE 1168123168 Campaign:ssss_uk_02A Validity:during Choice:Antony CONN:MIG01XU MSISDN:00777770769999 GUID:A64BB9A1-3875-476D-8CE4-14AF0F2C3896 Shortcode:63334</text:span></text:p>
      <text:p text:style-name="P1"><text:span text:style-name="T1">VOTE 1168123168 Campaign:ssss_uk_02A Validity:during Choice:Alan CONN:MIG01OU MSISDN:00777776369999 GUID:7057F50F-E388-4938-AAA7-98BA10E32152 Shortcode:63334</text:span></text:p>
      <text:p text:style-name="P1"><text:span text:style-name="T1">VOTE 1168123169 Campaign:ssss_uk_02A Validity:during Choice:Antony CONN:MIG00VU MSISDN:00777777349999 GUID:B59F198A-4695-4D07-AD68-144667DC935A Shortcode:63334</text:span></text:p>
      <text:p text:style-name="P1"><text:span text:style-name="T1">VOTE 1168123169 Campaign:ssss_uk_02A Validity:during Choice:Verity CONN:MIG00VU MSISDN:00777771749999 GUID:43F999CC-26D6-4E50-B920-AB39B61922F6 Shortcode:63334</text:span></text:p>
      <text:p text:style-name="P1"><text:span text:style-name="T1">VOTE 1168123169 Campaign:ssss_uk_02A Validity:during Choice:Antony CONN:MIG01XU MSISDN:00777770629999 GUID:2AC96348-FDAA-4896-9A31-1670186FEE8F Shortcode:63334</text:span></text:p>
      <text:p text:style-name="P1"><text:span text:style-name="T1">VOTE 1168123169 Campaign:ssss_uk_02A Validity:during Choice:Mark CONN:MIG01XU MSISDN:00777779349999 GUID:435D762C-FC7F-4355-904B-1269D7C73959 Shortcode:63334</text:span></text:p>
      <text:p text:style-name="P1"><text:span text:style-name="T1">VOTE 1168123169 Campaign:ssss_uk_02A Validity:during Choice:Alan CONN:MIG01XU MSISDN:00777777409999 GUID:0778CDB0-FE4D-4DD9-BAF6-79EE3CBB8938 Shortcode:63334</text:span></text:p>
      <text:p text:style-name="P1"><text:span text:style-name="T1">VOTE 1168123169 Campaign:ssss_uk_02A Validity:during Choice:Antony CONN:MIG01XU MSISDN:00777775729999 GUID:E3E711F3-5E5E-4A27-8F5E-08B906C151EB Shortcode:63334</text:span></text:p>
      <text:p text:style-name="P1"><text:span text:style-name="T1">VOTE 1168123169 Campaign:ssss_uk_02A Validity:during Choice:Leon CONN:MIG01XU MSISDN:00777770969999 GUID:B3E40EE4-55A9-4DB5-828A-B9F7AC9E02AE Shortcode:63334</text:span></text:p>
      <text:p text:style-name="P1"><text:span text:style-name="T1">VOTE 1168123169 Campaign:ssss_uk_02A Validity:during Choice:Antony CONN:MIG01XU MSISDN:00777776599999 GUID:DE74AF63-EB7C-4C28-AFAD-E0CAAE651EA0 Shortcode:63334</text:span></text:p>
      <text:p text:style-name="P1"><text:span text:style-name="T1">VOTE 1168123169 Campaign:ssss_uk_02A Validity:during Choice:Matthew CONN:MIG01OU MSISDN:00777772839999 GUID:80838697-7950-45F8-8810-FC1D989D6EFF Shortcode:63334</text:span></text:p>
      <text:p text:style-name="P1"><text:span text:style-name="T1">VOTE 1168123169 Campaign:ssss_uk_02A Validity:during Choice:Antony CONN:MIG01OU MSISDN:00777771509999 GUID:D12B43F8-FEB3-40A7-8D3A-8D740A66F1C9 Shortcode:63334</text:span></text:p>
      <text:p text:style-name="P1"><text:span text:style-name="T1">VOTE 1168123169 Campaign:ssss_uk_02A Validity:during Choice:Antony CONN:MIG01OU MSISDN:00777779909999 GUID:FEB873DD-58C8-40FE-8CC9-B7E91BBEBECC Shortcode:63334</text:span></text:p>
      <text:p text:style-name="P1"><text:span text:style-name="T1">VOTE 1168123169 Campaign:ssss_uk_02A Validity:during Choice:Verity CONN:MIG01XU MSISDN:00777773639999 GUID:4C85E163-2E55-44D2-9136-EE326A9E3127 Shortcode:63334</text:span></text:p>
      <text:p text:style-name="P1"><text:span text:style-name="T1">VOTE 1168123169 Campaign:ssss_uk_02A Validity:during Choice:Verity CONN:MIG01XU MSISDN:00777778229999 GUID:122E85EB-39A9-4CD3-88B4-44A89FDE904B Shortcode:63334</text:span></text:p>
      <text:p text:style-name="P1"><text:span text:style-name="T1">VOTE 1168123169 Campaign:ssss_uk_02A Validity:during Choice:Verity CONN:MIG00VU MSISDN:00777779339999 GUID:B718865E-AB0A-452B-9536-B6FDB6A3283A Shortcode:63334</text:span></text:p>
      <text:p text:style-name="P1"><text:span text:style-name="T1">VOTE 1168123169 Campaign:ssss_uk_02A Validity:during Choice:Antony CONN:MIG01XU MSISDN:00777772599999 GUID:41B8A411-A483-476B-9B4A-87FE2DCAE61A Shortcode:63334</text:span></text:p>
      <text:p text:style-name="P1"><text:span text:style-name="T1">VOTE 1168123169 Campaign:ssss_uk_02A Validity:during Choice:Antony CONN:MIG00VU MSISDN:00777774599999 GUID:FEB91AA5-26D3-427A-BB31-88D162F275E2 Shortcode:63334</text:span></text:p>
      <text:p text:style-name="P1"><text:span text:style-name="T1">VOTE 1168123169 Campaign:ssss_uk_02A Validity:during Choice:Gemma CONN:MIG01XU MSISDN:00777770199999 GUID:8EAF3277-ABC6-45E5-B181-F74C80FFBA8A Shortcode:63334</text:span></text:p>
      <text:p text:style-name="P1"><text:span text:style-name="T1">VOTE 1168123169 Campaign:ssss_uk_02A Validity:during Choice:Verity CONN:MIG01XU MSISDN:00777774469999 GUID:8A511BFF-0D2B-40C1-A3BE-60A3217F4685 Shortcode:63334</text:span></text:p>
      <text:p text:style-name="P1"><text:span text:style-name="T1">VOTE 1168123169 Campaign:ssss_uk_02A Validity:during Choice:Matthew CONN:MIG01XU MSISDN:00777774119999 GUID:AB722595-6287-4E94-8B0E-DCCE483B70C9 Shortcode:63334</text:span></text:p>
      <text:p text:style-name="P1"><text:span text:style-name="T1">VOTE 1168123169 Campaign:ssss_uk_02A Validity:during Choice:Alan CONN:MIG01XU MSISDN:00777775839999 GUID:FEDE4E15-40E3-440B-80A3-3568E17BE0F5 Shortcode:63334</text:span></text:p>
      <text:p text:style-name="P1"><text:span text:style-name="T1">VOTE 1168123169 Campaign:ssss_uk_02A Validity:during Choice:Mark CONN:MIG01XU MSISDN:00777777429999 GUID:AE0A3DB0-1CB5-4A74-BC2F-F7F479F949CF Shortcode:63334</text:span></text:p>
      <text:p text:style-name="P1"><text:span text:style-name="T1">VOTE 1168123169 Campaign:ssss_uk_02A Validity:during Choice:Verity CONN:MIG01OU MSISDN:00777777929999 GUID:2E13171D-6A65-4BD7-9EC8-D72650B1C578 Shortcode:63334</text:span></text:p>
      <text:p text:style-name="P1"><text:span text:style-name="T1">VOTE 1168123169 Campaign:ssss_uk_02A Validity:during Choice:Antony CONN:MIG01XU MSISDN:00777772709999 GUID:CCFE5FDC-7359-48D5-AAF3-097BC928FF11 Shortcode:63334</text:span></text:p>
      <text:p text:style-name="P1"><text:span text:style-name="T1">VOTE 1168123169 Campaign:ssss_uk_02A Validity:during Choice:Verity CONN:MIG01OU MSISDN:00777779949999 GUID:473F759F-6600-4EE4-AA68-B0FCF500F384 Shortcode:63334</text:span></text:p>
      <text:p text:style-name="P1"><text:span text:style-name="T1">VOTE 1168123169 Campaign:ssss_uk_02A Validity:during Choice:Antony CONN:MIG01XU MSISDN:00777775979999 GUID:9E211251-062D-4AF5-9501-DC861377BCEA Shortcode:63334</text:span></text:p>
      <text:p text:style-name="P1"><text:span text:style-name="T1">VOTE 1168123170 Campaign:ssss_uk_02A Validity:during Choice:Tupele CONN:MIG01TU MSISDN:00777770799999 GUID:5B64E4AC-2E7C-474C-A818-0EB606A8BAD7 Shortcode:63334</text:span></text:p>
      <text:p text:style-name="P1"><text:span text:style-name="T1">VOTE 1168123170 Campaign:ssss_uk_02A Validity:during Choice:Mark CONN:MIG01XU MSISDN:00777773949999 GUID:1EA8A73D-8712-48B8-8DAB-EADB20C4B60D Shortcode:63334</text:span></text:p>
      <text:p text:style-name="P1"><text:span text:style-name="T1">VOTE 1168123170 Campaign:ssss_uk_02A Validity:during Choice:Gemma CONN:MIG01TU MSISDN:00777777339999 GUID:EB55E0F2-6830-4908-85F9-ADB44D9553CE Shortcode:63334</text:span></text:p>
      <text:p text:style-name="P1"><text:span text:style-name="T1">VOTE 1168123170 Campaign:ssss_uk_02A Validity:during Choice:Verity CONN:MIG01XU </text:span><text:soft-page-break/><text:span text:style-name="T1">MSISDN:00777778389999 GUID:5F89AC19-89B8-4CD5-AB79-E98B6F47F642 Shortcode:63334</text:span></text:p>
      <text:p text:style-name="P1"><text:span text:style-name="T1">VOTE 1168123170 Campaign:ssss_uk_02A Validity:during Choice:Alan CONN:MIG01XU MSISDN:00777776439999 GUID:003B6334-DAE0-4877-8A7B-3D71D4AFACFC Shortcode:63334</text:span></text:p>
      <text:p text:style-name="P1"><text:span text:style-name="T1">VOTE 1168123170 Campaign:ssss_uk_02A Validity:during Choice:Mark CONN:MIG01XU MSISDN:00777773739999 GUID:5C7646CE-5CED-4FCF-B759-A4B76137C04F Shortcode:63334</text:span></text:p>
      <text:p text:style-name="P1"><text:span text:style-name="T1">VOTE 1168123170 Campaign:ssss_uk_02A Validity:during Choice:Mark CONN:MIG01XU MSISDN:00777779849999 GUID:552EE829-12ED-433C-88EA-D9E0DBC7F481 Shortcode:63334</text:span></text:p>
      <text:p text:style-name="P1"><text:span text:style-name="T1">VOTE 1168123170 Campaign:ssss_uk_02A Validity:during Choice:Alan CONN:MIG01OU MSISDN:00777776029999 GUID:1E7C77F8-B9FD-4C5B-8249-89AEFDF87EA4 Shortcode:63334</text:span></text:p>
      <text:p text:style-name="P1"><text:span text:style-name="T1">VOTE 1168123170 Campaign:ssss_uk_02A Validity:during Choice:Antony CONN:MIG00VU MSISDN:00777770829999 GUID:086FBEE9-2318-423C-AB8A-3F65A5D9BF42 Shortcode:63334</text:span></text:p>
      <text:p text:style-name="P1"><text:span text:style-name="T1">VOTE 1168123170 Campaign:ssss_uk_02A Validity:during Choice:Antony CONN:MIG01OU MSISDN:00777771429999 GUID:8B9E3CEC-74AD-41E7-832C-B33229388566 Shortcode:63334</text:span></text:p>
      <text:p text:style-name="P1"><text:span text:style-name="T1">VOTE 1168123170 Campaign:ssss_uk_02A Validity:during Choice:Verity CONN:MIG00VU MSISDN:00777773359999 GUID:81CAE7A4-E679-43AB-8C4F-21FB9DD285E4 Shortcode:63334</text:span></text:p>
      <text:p text:style-name="P1"><text:span text:style-name="T1">VOTE 1168123170 Campaign:ssss_uk_02A Validity:during Choice:Alan CONN:MIG01TU MSISDN:00777779149999 GUID:44FA46C7-41ED-4601-994C-2B5291888F6A Shortcode:63334</text:span></text:p>
      <text:p text:style-name="P1"><text:span text:style-name="T1">VOTE 1168123170 Campaign:ssss_uk_02A Validity:during Choice:Verity CONN:MIG01XU MSISDN:00777773199999 GUID:E7EA9235-E4AE-4008-B34B-C0C42E425451 Shortcode:63334</text:span></text:p>
      <text:p text:style-name="P1"><text:span text:style-name="T1">VOTE 1168123170 Campaign:ssss_uk_02A Validity:during Choice:Mark CONN:MIG01XU MSISDN:00777774199999 GUID:8D9795E8-957C-4667-8B87-B054184189F2 Shortcode:63334</text:span></text:p>
      <text:p text:style-name="P1"><text:span text:style-name="T1">VOTE 1168123170 Campaign:ssss_uk_02A Validity:during Choice:Mark CONN:MIG01XU MSISDN:00777774229999 GUID:006E38CA-9195-4C80-8248-A341882E2AEF Shortcode:63334</text:span></text:p>
      <text:p text:style-name="P1"><text:span text:style-name="T1">VOTE 1168123170 Campaign:ssss_uk_02A Validity:during Choice:Antony CONN:MIG01XU MSISDN:00777773739999 GUID:139B1588-87F5-424D-9410-1A0F7032AC53 Shortcode:63334</text:span></text:p>
      <text:p text:style-name="P1"><text:span text:style-name="T1">VOTE 1168123170 Campaign:ssss_uk_02A Validity:during Choice:Mark CONN:MIG01XU MSISDN:00777771899999 GUID:3E1301BE-1FB7-4D86-B11E-109EB51DE6F2 Shortcode:63334</text:span></text:p>
      <text:p text:style-name="P1"><text:span text:style-name="T1">VOTE 1168123170 Campaign:ssss_uk_02A Validity:during Choice:Antony CONN:MIG01XU MSISDN:00777775889999 GUID:1A28E928-1B1C-480E-ACA3-709084FB9E56 Shortcode:63334</text:span></text:p>
      <text:p text:style-name="P1"><text:span text:style-name="T1">VOTE 1168123170 Campaign:ssss_uk_02A Validity:during Choice:Gemma CONN:MIG01TU MSISDN:00777774309999 GUID:287B637A-260C-407C-BAB7-213797B676D8 Shortcode:63334</text:span></text:p>
      <text:p text:style-name="P1"><text:span text:style-name="T1">VOTE 1168123171 Campaign:ssss_uk_02A Validity:during Choice:Alan CONN:MIG01OU MSISDN:00777772269999 GUID:5AED18F6-B41D-4011-98CB-389C927CAC97 Shortcode:63334</text:span></text:p>
      <text:p text:style-name="P1"><text:span text:style-name="T1">VOTE 1168123171 Campaign:ssss_uk_02A Validity:during Choice:Verity CONN:MIG01OU MSISDN:00777774589999 GUID:36AFE152-B280-4E47-A3DE-CEA2239E7718 Shortcode:63334</text:span></text:p>
      <text:p text:style-name="P1"><text:span text:style-name="T1">VOTE 1168123171 Campaign:ssss_uk_02A Validity:during Choice:Leon CONN:MIG01XU MSISDN:00777771009999 GUID:AB88CC92-C5A9-4BD0-9828-3E534A3D3E1C Shortcode:63334</text:span></text:p>
      <text:p text:style-name="P1"><text:span text:style-name="T1">VOTE 1168123171 Campaign:ssss_uk_02A Validity:during Choice:Verity CONN:MIG01TU MSISDN:00777773409999 GUID:FAF857D5-20AD-41C6-8331-DACD9BC574A1 Shortcode:63334</text:span></text:p>
      <text:p text:style-name="P1"><text:span text:style-name="T1">VOTE 1168123171 Campaign:ssss_uk_02A Validity:during Choice:Alan CONN:MIG01TU MSISDN:00777774649999 GUID:E55AB767-6112-438E-B1F2-D4AE9C0BD345 Shortcode:63334</text:span></text:p>
      <text:p text:style-name="P1"><text:span text:style-name="T1">VOTE 1168123171 Campaign:ssss_uk_02A Validity:during Choice:Antony CONN:MIG01OU MSISDN:00777775639999 GUID:E791EF68-1A2A-4E4C-BD90-A3E6A7562B58 Shortcode:63334</text:span></text:p>
      <text:p text:style-name="P1"><text:span text:style-name="T1">VOTE 1168123171 Campaign:ssss_uk_02A Validity:during Choice:Antony CONN:MIG01XU MSISDN:00777779609999 GUID:4CAE3A2D-F143-432F-961E-890FE80BFF72 Shortcode:63334</text:span></text:p>
      <text:p text:style-name="P1"><text:span text:style-name="T1">VOTE 1168123171 Campaign:ssss_uk_02A Validity:during Choice:Mark CONN:MIG01XU MSISDN:00777772449999 GUID:81FBC996-9652-4E29-9001-1A2D6A5FF7C5 Shortcode:63334</text:span></text:p>
      <text:p text:style-name="P1"><text:span text:style-name="T1">VOTE 1168123171 Campaign:ssss_uk_02A Validity:during Choice:Leon CONN:MIG01XU MSISDN:00777778079999 GUID:86F1C67B-0B11-41A6-AA4C-1944081D1EC8 Shortcode:63334</text:span></text:p>
      <text:p text:style-name="P1"><text:span text:style-name="T1">VOTE 1168123171 Campaign:ssss_uk_02A Validity:during Choice:Tupele CONN:MIG01XU MSISDN:00777776219999 GUID:11AF7B65-A59E-41A6-A65D-20E7A3B66ECD Shortcode:63334</text:span></text:p>
      <text:p text:style-name="P1"><text:span text:style-name="T1">VOTE 1168123171 Campaign:ssss_uk_02A Validity:during Choice:Antony CONN:MIG01XU MSISDN:00777775559999 GUID:E579D878-52E4-4E88-8F0F-CE97FFB55259 Shortcode:63334</text:span></text:p>
      <text:p text:style-name="P1"><text:span text:style-name="T1">VOTE 1168123171 Campaign:ssss_uk_02A Validity:during Choice:Antony CONN:MIG01OU MSISDN:00777773489999 GUID:324D48EF-E24B-48FF-9F2F-FB85B8B55202 Shortcode:63334</text:span></text:p>
      <text:p text:style-name="P1"><text:span text:style-name="T1">VOTE 1168123171 Campaign:ssss_uk_02A Validity:during Choice:Antony CONN:MIG01OU MSISDN:00777770559999 GUID:E3996BDF-9EF1-47C8-AA83-0820CE8CD6BD Shortcode:63334</text:span></text:p>
      <text:p text:style-name="P1"><text:span text:style-name="T1">VOTE 1168123171 Campaign:ssss_uk_02A Validity:during Choice:Antony CONN:MIG01XU MSISDN:00777776789999 GUID:6E0DDC44-E50B-4ABC-BA29-707AAB420089 Shortcode:63334</text:span></text:p>
      <text:p text:style-name="P1"><text:span text:style-name="T1">VOTE 1168123171 Campaign:ssss_uk_02A Validity:during Choice:Matthew CONN:MIG01OU MSISDN:00777776689999 GUID:1102E253-A7FE-495E-B477-DDD429CA266C Shortcode:63334</text:span></text:p>
      <text:p text:style-name="P1"><text:span text:style-name="T1">VOTE 1168123171 Campaign:ssss_uk_02A Validity:during Choice:Alan CONN:MIG01XU </text:span><text:soft-page-break/><text:span text:style-name="T1">MSISDN:00777775239999 GUID:D541E4BD-FD7D-413F-82CA-960D6003A4DD Shortcode:63334</text:span></text:p>
      <text:p text:style-name="P1"><text:span text:style-name="T1">VOTE 1168123171 Campaign:ssss_uk_02A Validity:during Choice:Alan CONN:MIG01XU MSISDN:00777776499999 GUID:27A29748-7233-4AC4-891E-827090A88F59 Shortcode:63334</text:span></text:p>
      <text:p text:style-name="P1"><text:span text:style-name="T1">VOTE 1168123171 Campaign:ssss_uk_02A Validity:during Choice:Verity CONN:MIG01XU MSISDN:00777771799999 GUID:29BFA7E5-EDFF-4EE9-8743-B305E38A5BDA Shortcode:63334</text:span></text:p>
      <text:p text:style-name="P1"><text:span text:style-name="T1">VOTE 1168123172 Campaign:ssss_uk_02A Validity:during Choice:Antony CONN:MIG01OU MSISDN:00777770139999 GUID:C58355BC-D9B4-4704-AC50-6D16B24E0B98 Shortcode:63334</text:span></text:p>
      <text:p text:style-name="P1"><text:span text:style-name="T1">VOTE 1168123172 Campaign:ssss_uk_02A Validity:during Choice:Gemma CONN:MIG01OU MSISDN:00777773429999 GUID:940D6BB1-9EDF-4D14-AD96-007DD223A5C1 Shortcode:63334</text:span></text:p>
      <text:p text:style-name="P1"><text:span text:style-name="T1">VOTE 1168123172 Campaign:ssss_uk_02A Validity:during Choice:Verity CONN:MIG01TU MSISDN:00777774129999 GUID:CAD5A047-F86F-4EC5-AC1A-CF9B8F7E2217 Shortcode:63334</text:span></text:p>
      <text:p text:style-name="P1"><text:span text:style-name="T1">VOTE 1168123172 Campaign:ssss_uk_02A Validity:during Choice:Antony CONN:MIG01XU MSISDN:00777771079999 GUID:1C4EA3C2-9D54-4666-9C99-AC99030D33D0 Shortcode:63334</text:span></text:p>
      <text:p text:style-name="P1"><text:span text:style-name="T1">VOTE 1168123172 Campaign:ssss_uk_02A Validity:during Choice:Antony CONN:MIG01XU MSISDN:00777776219999 GUID:95385905-82EF-4518-9EE9-DBBD2787E5B6 Shortcode:63334</text:span></text:p>
      <text:p text:style-name="P1"><text:span text:style-name="T1">VOTE 1168123172 Campaign:ssss_uk_02A Validity:during Choice:Verity CONN:MIG01XU MSISDN:00777775489999 GUID:F8520FFC-5350-47F4-8736-4BFEA1455067 Shortcode:63334</text:span></text:p>
      <text:p text:style-name="P1"><text:span text:style-name="T1">VOTE 1168123172 Campaign:ssss_uk_02A Validity:during Choice:Alan CONN:MIG01XU MSISDN:00777777569999 GUID:22657682-011F-40EF-9526-D20C28680CAD Shortcode:63334</text:span></text:p>
      <text:p text:style-name="P1"><text:span text:style-name="T1">VOTE 1168123172 Campaign:ssss_uk_02A Validity:during Choice:Alan CONN:MIG01XU MSISDN:00777779479999 GUID:6E561BA0-1C20-4E38-9242-39E22A40CBC4 Shortcode:63334</text:span></text:p>
      <text:p text:style-name="P1"><text:span text:style-name="T1">VOTE 1168123172 Campaign:ssss_uk_02A Validity:during Choice:Antony CONN:MIG01TU MSISDN:00777776809999 GUID:AEC22CE4-B187-450D-A41B-550699CABDDE Shortcode:63334</text:span></text:p>
      <text:p text:style-name="P1"><text:span text:style-name="T1">VOTE 1168123172 Campaign:ssss_uk_02A Validity:during Choice:Gemma CONN:MIG01XU MSISDN:00777779479999 GUID:C7089D81-1931-4513-8584-F6FDBA7B044A Shortcode:63334</text:span></text:p>
      <text:p text:style-name="P1"><text:span text:style-name="T1">VOTE 1168123172 Campaign:ssss_uk_02A Validity:during Choice:Verity CONN:MIG01XU MSISDN:00777775659999 GUID:B477C47D-70F5-4860-A701-2FB3CD0B5224 Shortcode:63334</text:span></text:p>
      <text:p text:style-name="P1"><text:span text:style-name="T1">VOTE 1168123172 Campaign:ssss_uk_02A Validity:during Choice:Antony CONN:MIG01TU MSISDN:00777779989999 GUID:DE498C6F-0B7E-49BD-A265-09392891C944 Shortcode:63334</text:span></text:p>
      <text:p text:style-name="P1"><text:span text:style-name="T1">VOTE 1168123172 Campaign:ssss_uk_02A Validity:during Choice:Antony CONN:MIG00VU MSISDN:00777775259999 GUID:DB31291B-48E5-4229-85F3-3FE6B78736EE Shortcode:63334</text:span></text:p>
      <text:p text:style-name="P1"><text:span text:style-name="T1">VOTE 1168123172 Campaign:ssss_uk_02A Validity:during Choice:Matthew CONN:MIG00VU MSISDN:00777779089999 GUID:C516F869-EBF6-4337-B7A5-703119769F45 Shortcode:63334</text:span></text:p>
      <text:p text:style-name="P1"><text:span text:style-name="T1">VOTE 1168123172 Campaign:ssss_uk_02A Validity:during Choice:Antony CONN:MIG01OU MSISDN:00777775249999 GUID:D881F1E1-C025-4558-9C9D-CC92D2629736 Shortcode:63334</text:span></text:p>
      <text:p text:style-name="P1"><text:span text:style-name="T1">VOTE 1168123172 Campaign:ssss_uk_02A Validity:during Choice:Antony CONN:MIG01OU MSISDN:00777775759999 GUID:93CCF218-9836-490A-99E8-606C538D0CAB Shortcode:63334</text:span></text:p>
      <text:p text:style-name="P1"><text:span text:style-name="T1">VOTE 1168123172 Campaign:ssss_uk_02A Validity:during Choice:Matthew CONN:MIG01OU MSISDN:00777777079999 GUID:A092DE54-0B0C-4EBD-8B08-D6909279E7E9 Shortcode:63334</text:span></text:p>
      <text:p text:style-name="P1"><text:span text:style-name="T1">VOTE 1168123172 Campaign:ssss_uk_02A Validity:during Choice:Alan CONN:MIG01XU MSISDN:00777779439999 GUID:957D7CD3-0342-4214-A228-36D9B5B49F1E Shortcode:63334</text:span></text:p>
      <text:p text:style-name="P1"><text:span text:style-name="T1">VOTE 1168123172 Campaign:ssss_uk_02A Validity:during Choice:Tupele CONN:MIG01XU MSISDN:00777778349999 GUID:E65263CD-64E0-4FD3-A190-C4A1028E9E48 Shortcode:63334</text:span></text:p>
      <text:p text:style-name="P1"><text:span text:style-name="T1">VOTE 1168123172 Campaign:ssss_uk_02A Validity:during Choice:Leon CONN:MIG01XU MSISDN:00777776719999 GUID:2FA29E0F-FE29-4214-8D5A-8C022CC75A6E Shortcode:63334</text:span></text:p>
      <text:p text:style-name="P1"><text:span text:style-name="T1">VOTE 1168123173 Campaign:ssss_uk_02A Validity:during Choice:Antony CONN:MIG01OU MSISDN:00777772539999 GUID:BF224562-2CAC-47ED-B8D7-CF6C56E364BE Shortcode:63334</text:span></text:p>
      <text:p text:style-name="P1"><text:span text:style-name="T1">VOTE 1168123173 Campaign:ssss_uk_02A Validity:during Choice:Antony CONN:MIG01XU MSISDN:00777772649999 GUID:72BF06E4-7817-421D-B05B-A55A10F95A67 Shortcode:63334</text:span></text:p>
      <text:p text:style-name="P1"><text:span text:style-name="T1">VOTE 1168123173 Campaign:ssss_uk_02A Validity:during Choice:Antony CONN:MIG01XU MSISDN:00777774749999 GUID:48E4CBD0-108C-43E5-846A-BDE9BF997C20 Shortcode:63334</text:span></text:p>
      <text:p text:style-name="P1"><text:span text:style-name="T1">VOTE 1168123173 Campaign:ssss_uk_02A Validity:during Choice:Verity CONN:MIG01XU MSISDN:00777778029999 GUID:961FF057-7A99-43AF-9681-ABB5075C3B4C Shortcode:63334</text:span></text:p>
      <text:p text:style-name="P1"><text:span text:style-name="T1">VOTE 1168123173 Campaign:ssss_uk_02A Validity:during Choice:Antony CONN:MIG01XU MSISDN:00777778669999 GUID:248699B9-AF46-4755-990C-E4EFBF270F62 Shortcode:63334</text:span></text:p>
      <text:p text:style-name="P1"><text:span text:style-name="T1">VOTE 1168123173 Campaign:ssss_uk_02A Validity:during Choice:Mark CONN:MIG01XU MSISDN:00777776139999 GUID:E8C3B1A7-E43D-4A1C-A2B6-BC3B599BEF8E Shortcode:63334</text:span></text:p>
      <text:p text:style-name="P1"><text:span text:style-name="T1">VOTE 1168123173 Campaign:ssss_uk_02A Validity:during Choice:Leon CONN:MIG01XU MSISDN:00777772759999 GUID:76C7ADA1-CC87-4384-8DA2-31A56A9AEBB9 Shortcode:63334</text:span></text:p>
      <text:p text:style-name="P1"><text:span text:style-name="T1">VOTE 1168123173 Campaign:ssss_uk_02A Validity:during Choice:Verity CONN:MIG01OU MSISDN:00777771219999 GUID:7CDA7AC2-CF0C-4059-A175-47DD8EA95D4C Shortcode:63334</text:span></text:p>
      <text:p text:style-name="P1"><text:span text:style-name="T1">VOTE 1168123173 Campaign:ssss_uk_02A Validity:during Choice:Antony CONN:MIG01OU </text:span><text:soft-page-break/><text:span text:style-name="T1">MSISDN:00777776749999 GUID:F23E39B7-6FEB-4483-B81E-2460D6AAB340 Shortcode:63334</text:span></text:p>
      <text:p text:style-name="P1"><text:span text:style-name="T1">VOTE 1168123173 Campaign:ssss_uk_02A Validity:during Choice:Antony CONN:MIG00VU MSISDN:00777770839999 GUID:C5D58877-03ED-45D1-893E-1467517FDE0C Shortcode:63334</text:span></text:p>
      <text:p text:style-name="P1"><text:span text:style-name="T1">VOTE 1168123174 Campaign:ssss_uk_02A Validity:during Choice:Gemma CONN:MIG01XU MSISDN:00777774549999 GUID:642A46A1-D735-4267-B198-961D324E0D42 Shortcode:63334</text:span></text:p>
      <text:p text:style-name="P1"><text:span text:style-name="T1">VOTE 1168123174 Campaign:ssss_uk_02A Validity:during Choice:Verity CONN:MIG01XU MSISDN:00777776789999 GUID:0880F4A2-1B6F-4C0A-A81C-580CD17C4591 Shortcode:63334</text:span></text:p>
      <text:p text:style-name="P1"><text:span text:style-name="T1">VOTE 1168123174 Campaign:ssss_uk_02A Validity:during Choice:Verity CONN:MIG01XU MSISDN:00777779289999 GUID:4B2FEC30-4536-4D24-A906-FC1D9DE8E768 Shortcode:63334</text:span></text:p>
      <text:p text:style-name="P1"><text:span text:style-name="T1">VOTE 1168123174 Campaign:ssss_uk_02A Validity:during Choice:Antony CONN:MIG01XU MSISDN:00777773109999 GUID:6D2AD6AE-192F-4379-979F-23E4F1FEB509 Shortcode:63334</text:span></text:p>
      <text:p text:style-name="P1"><text:span text:style-name="T1">VOTE 1168123174 Campaign:ssss_uk_02A Validity:during Choice:Verity CONN:MIG00VU MSISDN:00777776339999 GUID:6362263F-976C-45F1-9578-8D7C7BE1D385 Shortcode:63334</text:span></text:p>
      <text:p text:style-name="P1"><text:span text:style-name="T1">VOTE 1168123174 Campaign:ssss_uk_02A Validity:during Choice:Verity CONN:MIG01OU MSISDN:00777770769999 GUID:8911B59E-B89C-4793-B12D-2FB4DB81105F Shortcode:63334</text:span></text:p>
      <text:p text:style-name="P1"><text:span text:style-name="T1">VOTE 1168123174 Campaign:ssss_uk_02A Validity:during Choice:Antony CONN:MIG01OU MSISDN:00777773649999 GUID:5F238CCD-523B-4C87-BA15-2B8502AB357F Shortcode:63334</text:span></text:p>
      <text:p text:style-name="P1"><text:span text:style-name="T1">VOTE 1168123174 Campaign:ssss_uk_02A Validity:during Choice:Antony CONN:MIG01OU MSISDN:00777776769999 GUID:59C8444B-2165-474F-A8B0-9AD6F7B7BEDC Shortcode:63334</text:span></text:p>
      <text:p text:style-name="P1"><text:span text:style-name="T1">VOTE 1168123174 Campaign:ssss_uk_02A Validity:during Choice:Antony CONN:MIG01XU MSISDN:00777772629999 GUID:D091CD79-B7CD-47C0-891C-7D637E72E69C Shortcode:63334</text:span></text:p>
      <text:p text:style-name="P1"><text:span text:style-name="T1">VOTE 1168123174 Campaign:ssss_uk_02A Validity:during Choice:Alan CONN:MIG01OU MSISDN:00777777939999 GUID:13119BB5-A32D-4CD1-AEE5-A2805C70E399 Shortcode:63334</text:span></text:p>
      <text:p text:style-name="P1"><text:span text:style-name="T1">VOTE 1168123174 Campaign:ssss_uk_02A Validity:during Choice:Tupele CONN:MIG01TU MSISDN:00777772619999 GUID:737BB90C-9052-4BBE-8846-B68C515B8BEA Shortcode:63334</text:span></text:p>
      <text:p text:style-name="P1"><text:span text:style-name="T1">VOTE 1168123175 Campaign:ssss_uk_02A Validity:during Choice:Antony CONN:MIG01XU MSISDN:00777776319999 GUID:1B5969C3-AFDE-4A30-954C-2E3E7E2BD349 Shortcode:63334</text:span></text:p>
      <text:p text:style-name="P1"><text:span text:style-name="T1">VOTE 1168123175 Campaign:ssss_uk_02A Validity:during Choice:Antony CONN:MIG01XU MSISDN:00777775859999 GUID:2D972300-481A-4729-8652-D2077CCEEE4A Shortcode:63334</text:span></text:p>
      <text:p text:style-name="P1"><text:span text:style-name="T1">VOTE 1168123175 Campaign:ssss_uk_02A Validity:during Choice:Mark CONN:MIG01XU MSISDN:00777772439999 GUID:8518FEA6-F0D8-4729-B7E9-714E537C65DB Shortcode:63334</text:span></text:p>
      <text:p text:style-name="P1"><text:span text:style-name="T1">VOTE 1168123175 Campaign:ssss_uk_02A Validity:during Choice:Antony CONN:MIG01XU MSISDN:00777771479999 GUID:CF254D83-A4D8-4F5F-B7CC-8928265CB1AE Shortcode:63334</text:span></text:p>
      <text:p text:style-name="P1"><text:span text:style-name="T1">VOTE 1168123175 Campaign:ssss_uk_02A Validity:during Choice:Antony CONN:MIG01XU MSISDN:00777773869999 GUID:215EA593-FCCE-42F9-A0FA-1168DC9C208D Shortcode:63334</text:span></text:p>
      <text:p text:style-name="P1"><text:span text:style-name="T1">VOTE 1168123175 Campaign:ssss_uk_02A Validity:during Choice:Alan CONN:MIG01HU MSISDN:00777777849999 GUID:B7C9D926-5215-4DE0-BE11-399540AEF852 Shortcode:63334</text:span></text:p>
      <text:p text:style-name="P1"><text:span text:style-name="T1">VOTE 1168123175 Campaign:ssss_uk_02A Validity:during Choice:Tupele CONN:MIG01OU MSISDN:00777778879999 GUID:0C137EC7-E416-4AC1-AD2B-9240572FD957 Shortcode:63334</text:span></text:p>
      <text:p text:style-name="P1"><text:span text:style-name="T1">VOTE 1168123175 Campaign:ssss_uk_02A Validity:during Choice:Alan CONN:MIG00VU MSISDN:00777778999999 GUID:19B51E98-731B-4576-A04B-D47CC8EC96AD Shortcode:63334</text:span></text:p>
      <text:p text:style-name="P1"><text:span text:style-name="T1">VOTE 1168123175 Campaign:ssss_uk_02A Validity:during Choice:Matthew CONN:MIG00VU MSISDN:00777770919999 GUID:47532D24-28C1-4E21-BA09-0B5820C3AF68 Shortcode:63334</text:span></text:p>
      <text:p text:style-name="P1"><text:span text:style-name="T1">VOTE 1168123175 Campaign:ssss_uk_02A Validity:during Choice:Verity CONN:MIG01XU MSISDN:00777774459999 GUID:DE1E97C3-8E58-4C7D-BFEE-CE307F5D756E Shortcode:63334</text:span></text:p>
      <text:p text:style-name="P1"><text:span text:style-name="T1">VOTE 1168123175 Campaign:ssss_uk_02A Validity:during Choice:Verity CONN:MIG01XU MSISDN:00777771929999 GUID:F9B286A8-2C1E-454D-8104-5ACAEAA1A68F Shortcode:63334</text:span></text:p>
      <text:p text:style-name="P1"><text:span text:style-name="T1">VOTE 1168123176 Campaign:ssss_uk_02A Validity:during Choice:Antony CONN:MIG01XU MSISDN:00777773029999 GUID:9F04E59C-04C4-49BF-B5C9-9634FC69D62F Shortcode:63334</text:span></text:p>
      <text:p text:style-name="P1"><text:span text:style-name="T1">VOTE 1168123176 Campaign:ssss_uk_02A Validity:during Choice:Antony CONN:MIG01XU MSISDN:00777779619999 GUID:07677CC1-2784-43D2-9317-17403BA825F2 Shortcode:63334</text:span></text:p>
      <text:p text:style-name="P1"><text:span text:style-name="T1">VOTE 1168123176 Campaign:ssss_uk_02A Validity:during Choice:Tupele CONN:MIG01XU MSISDN:00777771579999 GUID:0B013501-60A3-4D3D-AD97-C092807B3B70 Shortcode:63334</text:span></text:p>
      <text:p text:style-name="P1"><text:span text:style-name="T1">VOTE 1168123176 Campaign:ssss_uk_02A Validity:during Choice:Verity CONN:MIG01XU MSISDN:00777776469999 GUID:87159B24-D9F8-48B4-BC28-10D78D5F129A Shortcode:63334</text:span></text:p>
      <text:p text:style-name="P1"><text:span text:style-name="T1">VOTE 1168123176 Campaign:ssss_uk_02A Validity:during Choice:Antony CONN:MIG01XU MSISDN:00777774989999 GUID:AAA148CD-C8DD-4BD0-B0A9-1582E84DBE3F Shortcode:63334</text:span></text:p>
      <text:p text:style-name="P1"><text:span text:style-name="T1">VOTE 1168123176 Campaign:ssss_uk_02A Validity:during Choice:Alan CONN:MIG01XU MSISDN:00777778119999 GUID:168223B4-36D3-4B92-89AC-1A6B20D14B61 Shortcode:63334</text:span></text:p>
      <text:p text:style-name="P1"><text:span text:style-name="T1">VOTE 1168123176 Campaign:ssss_uk_02A Validity:during Choice:Antony CONN:MIG01XU MSISDN:00777778899999 GUID:E31CD488-4168-411D-8BE1-55FC16E19DA2 Shortcode:63334</text:span></text:p>
      <text:p text:style-name="P1"><text:span text:style-name="T1">VOTE 1168123176 Campaign:ssss_uk_02A Validity:during Choice:Hayley CONN:MIG01XU </text:span><text:soft-page-break/><text:span text:style-name="T1">MSISDN:00777777999999 GUID:8E03503A-6515-43B9-83B1-D0068DB2D49B Shortcode:63334</text:span></text:p>
      <text:p text:style-name="P1"><text:span text:style-name="T1">VOTE 1168123176 Campaign:ssss_uk_02A Validity:during Choice:Gemma CONN:MIG01XU MSISDN:00777772229999 GUID:92C2653B-4B20-44A0-AC0D-20FC1F621EE8 Shortcode:63334</text:span></text:p>
      <text:p text:style-name="P1"><text:span text:style-name="T1">VOTE 1168123176 Campaign:ssss_uk_02A Validity:during Choice:Alan CONN:MIG01OU MSISDN:00777772519999 GUID:77A7639D-61CA-483D-A875-5C22C679DE9C Shortcode:63334</text:span></text:p>
      <text:p text:style-name="P1"><text:span text:style-name="T1">VOTE 1168123176 Campaign:ssss_uk_02A Validity:during Choice:Antony CONN:MIG01OU MSISDN:00777774849999 GUID:F098041C-0E6D-4B4C-A60B-6F5EE4BDD6AA Shortcode:63334</text:span></text:p>
      <text:p text:style-name="P1"><text:span text:style-name="T1">VOTE 1168123176 Campaign:ssss_uk_02A Validity:during Choice:Antony CONN:MIG01XU MSISDN:00777775759999 GUID:B891A593-C0DA-4F30-B1EA-765D86ADDA0A Shortcode:63334</text:span></text:p>
      <text:p text:style-name="P1"><text:span text:style-name="T1">VOTE 1168123176 Campaign:ssss_uk_02A Validity:during Choice:Antony CONN:MIG01XU MSISDN:00777772829999 GUID:7C9BACD6-1B45-4D8E-BD7A-1555AE28E4FF Shortcode:63334</text:span></text:p>
      <text:p text:style-name="P1"><text:span text:style-name="T1">VOTE 1168123176 Campaign:ssss_uk_02A Validity:during Choice:Verity CONN:MIG01XU MSISDN:00777773329999 GUID:1C9245F9-678C-4CCD-A0D6-DF5F8361892C Shortcode:63334</text:span></text:p>
      <text:p text:style-name="P1"><text:span text:style-name="T1">VOTE 1168123177 Campaign:ssss_uk_02A Validity:during Choice:Mark CONN:MIG01XU MSISDN:00777771989999 GUID:74958E04-AB4B-43AF-BBC2-70E45D35F6A1 Shortcode:63334</text:span></text:p>
      <text:p text:style-name="P1"><text:span text:style-name="T1">VOTE 1168123177 Campaign:ssss_uk_02A Validity:during Choice:Mark CONN:MIG00VU MSISDN:00777778779999 GUID:318BF7D8-7AD6-457C-8CB3-9739137505F6 Shortcode:63334</text:span></text:p>
      <text:p text:style-name="P1"><text:span text:style-name="T1">VOTE 1168123177 Campaign:ssss_uk_02A Validity:during Choice:Antony CONN:MIG01XU MSISDN:00777772419999 GUID:0572FE51-3928-41AE-AB71-0F1A5CEC52E7 Shortcode:63334</text:span></text:p>
      <text:p text:style-name="P1"><text:span text:style-name="T1">VOTE 1168123177 Campaign:ssss_uk_02A Validity:during Choice:Verity CONN:MIG01OU MSISDN:00777774529999 GUID:0E723882-4779-4827-85E0-9D7FC25BB519 Shortcode:63334</text:span></text:p>
      <text:p text:style-name="P1"><text:span text:style-name="T1">VOTE 1168123177 Campaign:ssss_uk_02A Validity:during Choice:Verity CONN:MIG00VU MSISDN:00777770859999 GUID:13E7303D-B3C7-4136-A9D0-B18E18E17B3D Shortcode:63334</text:span></text:p>
      <text:p text:style-name="P1"><text:span text:style-name="T1">VOTE 1168123177 Campaign:ssss_uk_02A Validity:during Choice:Verity CONN:MIG01XU MSISDN:00777773289999 GUID:7C1C641D-70F1-4AF3-9CF3-4AB817A89255 Shortcode:63334</text:span></text:p>
      <text:p text:style-name="P1"><text:span text:style-name="T1">VOTE 1168123177 Campaign:ssss_uk_02A Validity:during Choice:Antony CONN:MIG01XU MSISDN:00777771999999 GUID:1F5297EE-A62D-4413-AF4A-A582B4FC7472 Shortcode:63334</text:span></text:p>
      <text:p text:style-name="P1"><text:span text:style-name="T1">VOTE 1168123177 Campaign:ssss_uk_02A Validity:during Choice:Mark CONN:MIG01XU MSISDN:00777775929999 GUID:9EEA655C-9E0E-4D0C-B49F-A7EFEC1D8B27 Shortcode:63334</text:span></text:p>
      <text:p text:style-name="P1"><text:span text:style-name="T1">VOTE 1168123177 Campaign:ssss_uk_02A Validity:during Choice:Leon CONN:MIG01XU MSISDN:00777774889999 GUID:36CD5185-D9FF-4A28-99DF-36A156A92EFB Shortcode:63334</text:span></text:p>
      <text:p text:style-name="P1"><text:span text:style-name="T1">VOTE 1168123177 Campaign:ssss_uk_02A Validity:during Choice:Gemma CONN:MIG01XU MSISDN:00777775439999 GUID:2ACEE761-61B5-48B2-B895-AC68BB59661E Shortcode:63334</text:span></text:p>
      <text:p text:style-name="P1"><text:span text:style-name="T1">VOTE 1168123177 Campaign:ssss_uk_02A Validity:during Choice:Antony CONN:MIG01XU MSISDN:00777771669999 GUID:280DCEC7-936F-4388-9FC9-E3AF1D3C127E Shortcode:63334</text:span></text:p>
      <text:p text:style-name="P1"><text:span text:style-name="T1">VOTE 1168123177 Campaign:ssss_uk_02A Validity:during Choice:Gemma CONN:MIG01XU MSISDN:00777776359999 GUID:985FB834-04AA-4789-A7B5-16380A1102C7 Shortcode:63334</text:span></text:p>
      <text:p text:style-name="P1"><text:span text:style-name="T1">VOTE 1168123177 Campaign:ssss_uk_02A Validity:during Choice:Leon CONN:MIG01XU MSISDN:00777771089999 GUID:F315B4E8-DED5-4423-9FAE-547E0D8B4F3B Shortcode:63334</text:span></text:p>
      <text:p text:style-name="P1"><text:span text:style-name="T1">VOTE 1168123177 Campaign:ssss_uk_02A Validity:during Choice:Leon CONN:MIG01XU MSISDN:00777776979999 GUID:06867213-A31D-44DB-BF16-8DFDE1F22456 Shortcode:63334</text:span></text:p>
      <text:p text:style-name="P1"><text:span text:style-name="T1">VOTE 1168123177 Campaign:ssss_uk_02A Validity:during Choice:Antony CONN:MIG01XU MSISDN:00777777149999 GUID:BA8AD11F-1540-415D-BA8F-C01AB1623E92 Shortcode:63334</text:span></text:p>
      <text:p text:style-name="P1"><text:span text:style-name="T1">VOTE 1168123177 Campaign:ssss_uk_02A Validity:during Choice:Mark CONN:MIG01XU MSISDN:00777778319999 GUID:8C59384D-931C-42C3-A321-8783757C39C9 Shortcode:63334</text:span></text:p>
      <text:p text:style-name="P1"><text:span text:style-name="T1">VOTE 1168123177 Campaign:ssss_uk_02A Validity:during Choice:Alan CONN:MIG01XU MSISDN:00777773539999 GUID:70048F8F-1F1E-4A29-A327-FF99679880D2 Shortcode:63334</text:span></text:p>
      <text:p text:style-name="P1"><text:span text:style-name="T1">VOTE 1168123177 Campaign:ssss_uk_02A Validity:during Choice:Verity CONN:MIG01OU MSISDN:00777770139999 GUID:2723BB59-A423-4A1A-ABBB-45607FD3DF6C Shortcode:63334</text:span></text:p>
      <text:p text:style-name="P1"><text:span text:style-name="T1">VOTE 1168123177 Campaign:ssss_uk_02A Validity:during Choice:Alan CONN:MIG01OU MSISDN:00777774419999 GUID:9366E6F3-DCD8-44F2-9C14-04DE2424A03A Shortcode:63334</text:span></text:p>
      <text:p text:style-name="P1"><text:span text:style-name="T1">VOTE 1168123178 Campaign:ssss_uk_02A Validity:during Choice:Antony CONN:MIG00VU MSISDN:00777778569999 GUID:D1CBB34F-FFF4-4A49-8CD6-7AF796C20BDE Shortcode:63334</text:span></text:p>
      <text:p text:style-name="P1"><text:span text:style-name="T1">VOTE 1168123178 Campaign:ssss_uk_02A Validity:during Choice:Tupele CONN:MIG01XU MSISDN:00777775239999 GUID:C8EA687F-66C4-4895-B273-FF4DF61F5951 Shortcode:63334</text:span></text:p>
      <text:p text:style-name="P1"><text:span text:style-name="T1">VOTE 1168123178 Campaign:ssss_uk_02A Validity:during Choice:Antony CONN:MIG01XU MSISDN:00777776149999 GUID:CD161D4A-4A48-4A59-868A-E4B369D1128B Shortcode:63334</text:span></text:p>
      <text:p text:style-name="P1"><text:span text:style-name="T1">VOTE 1168123178 Campaign:ssss_uk_02A Validity:during Choice:Antony CONN:MIG01XU MSISDN:00777773659999 GUID:CAD9810B-423D-4202-9542-0F861528E33D Shortcode:63334</text:span></text:p>
      <text:p text:style-name="P1"><text:span text:style-name="T1">VOTE 1168123178 Campaign:ssss_uk_02A Validity:during Choice:Antony CONN:MIG01XU MSISDN:00777771549999 GUID:6DD98998-0D55-4142-B5ED-2AD4D630474D Shortcode:63334</text:span></text:p>
      <text:p text:style-name="P1"><text:span text:style-name="T1">VOTE 1168123178 Campaign:ssss_uk_02A Validity:during Choice:Verity CONN:MIG01XU </text:span><text:soft-page-break/><text:span text:style-name="T1">MSISDN:00777779269999 GUID:2779BADC-6ADB-44DB-8EFD-D48D40884A9E Shortcode:63334</text:span></text:p>
      <text:p text:style-name="P1"><text:span text:style-name="T1">VOTE 1168123178 Campaign:ssss_uk_02A Validity:during Choice:Antony CONN:MIG00VU MSISDN:00777776569999 GUID:9F2F9ECF-1AB0-45A6-8E9B-50281063381C Shortcode:63334</text:span></text:p>
      <text:p text:style-name="P1"><text:span text:style-name="T1">VOTE 1168123178 Campaign:ssss_uk_02A Validity:during Choice:Verity CONN:MIG01OU MSISDN:00777771439999 GUID:D1E1A8FC-40AD-4D2C-B32E-3E7072D43B57 Shortcode:63334</text:span></text:p>
      <text:p text:style-name="P1"><text:span text:style-name="T1">VOTE 1168123179 Campaign:ssss_uk_02A Validity:during Choice:Gemma CONN:MIG01OU MSISDN:00777777519999 GUID:B2D70B14-27E4-44C0-A17B-506ADD56FCE9 Shortcode:63334</text:span></text:p>
      <text:p text:style-name="P1"><text:span text:style-name="T1">VOTE 1168123179 Campaign:ssss_uk_02A Validity:during Choice:Antony CONN:MIG01OU MSISDN:00777777579999 GUID:600CD46A-D847-49AD-BC7A-37F3C9F252CB Shortcode:63334</text:span></text:p>
      <text:p text:style-name="P1"><text:span text:style-name="T1">VOTE 1168123179 Campaign:ssss_uk_02A Validity:during Choice:Mark CONN:MIG01XU MSISDN:00777773779999 GUID:193800D5-84D4-4B2D-916D-A26501EAC56D Shortcode:63334</text:span></text:p>
      <text:p text:style-name="P1"><text:span text:style-name="T1">VOTE 1168123179 Campaign:ssss_uk_02A Validity:during Choice:Verity CONN:MIG01XU MSISDN:00777774219999 GUID:EAA1AA91-A40C-4C4F-9DC7-1FE533B29CF8 Shortcode:63334</text:span></text:p>
      <text:p text:style-name="P1"><text:span text:style-name="T1">VOTE 1168123179 Campaign:ssss_uk_02A Validity:during Choice:Antony CONN:MIG01XU MSISDN:00777774569999 GUID:F25F0163-D61A-4EF0-9A79-1A1EEC98413E Shortcode:63334</text:span></text:p>
      <text:p text:style-name="P1"><text:span text:style-name="T1">VOTE 1168123179 Campaign:ssss_uk_02A Validity:during Choice:Alan CONN:MIG01XU MSISDN:00777774599999 GUID:085644C7-E16F-437D-9B55-E9827FC2BB44 Shortcode:63334</text:span></text:p>
      <text:p text:style-name="P1"><text:span text:style-name="T1">VOTE 1168123179 Campaign:ssss_uk_02A Validity:during Choice:Antony CONN:MIG01XU MSISDN:00777779039999 GUID:B000D603-EF2C-439D-8C3F-739E265C6010 Shortcode:63334</text:span></text:p>
      <text:p text:style-name="P1"><text:span text:style-name="T1">VOTE 1168123179 Campaign:ssss_uk_02A Validity:during Choice:Verity CONN:MIG01XU MSISDN:00777772439999 GUID:DD0981B3-63BB-4563-B368-C9E5D7DF7AEE Shortcode:63334</text:span></text:p>
      <text:p text:style-name="P1"><text:span text:style-name="T1">VOTE 1168123179 Campaign:ssss_uk_02A Validity:during Choice:Tupele CONN:MIG01OU MSISDN:00777772609999 GUID:54693DDE-50E0-4FD8-9BEA-1B91EA360765 Shortcode:63334</text:span></text:p>
      <text:p text:style-name="P1"><text:span text:style-name="T1">VOTE 1168123179 Campaign:ssss_uk_02A Validity:during Choice:Antony CONN:MIG00VU MSISDN:00777776509999 GUID:0F7829E9-1F34-4C86-95FE-1F4E4E6F45A9 Shortcode:63334</text:span></text:p>
      <text:p text:style-name="P1"><text:span text:style-name="T1">VOTE 1168123179 Campaign:ssss_uk_02A Validity:during Choice:Alan CONN:MIG01OU MSISDN:00777777719999 GUID:13DBB849-629B-4A7C-914A-FF53C54C06CF Shortcode:63334</text:span></text:p>
      <text:p text:style-name="P1"><text:span text:style-name="T1">VOTE 1168123179 Campaign:ssss_uk_02A Validity:during Choice:Gemma CONN:MIG01XU MSISDN:00777779039999 GUID:4F15AEBA-20C6-4088-9008-68B79C825DED Shortcode:63334</text:span></text:p>
      <text:p text:style-name="P1"><text:span text:style-name="T1">VOTE 1168123179 Campaign:ssss_uk_02A Validity:during Choice:Leon CONN:MIG01XU MSISDN:00777772879999 GUID:91FFD7C8-0170-4A27-A7D7-10D5F5AE385E Shortcode:63334</text:span></text:p>
      <text:p text:style-name="P1"><text:span text:style-name="T1">VOTE 1168123179 Campaign:ssss_uk_02A Validity:during Choice:Alan CONN:MIG01XU MSISDN:00777774059999 GUID:921163D3-CA3F-4450-8925-337E5C916634 Shortcode:63334</text:span></text:p>
      <text:p text:style-name="P1"><text:span text:style-name="T1">VOTE 1168123179 Campaign:ssss_uk_02A Validity:during Choice:Leon CONN:MIG01XU MSISDN:00777778639999 GUID:C88C0018-9810-47D7-B29E-F0AF75CA90C3 Shortcode:63334</text:span></text:p>
      <text:p text:style-name="P1"><text:span text:style-name="T1">VOTE 1168123179 Campaign:ssss_uk_02A Validity:during Choice:Verity CONN:MIG01XU MSISDN:00777778999999 GUID:C99324F8-2A9E-4F65-AF8C-CE21C0FE01B5 Shortcode:63334</text:span></text:p>
      <text:p text:style-name="P1"><text:span text:style-name="T1">VOTE 1168123179 Campaign:ssss_uk_02A Validity:during Choice:Antony CONN:MIG01XU MSISDN:00777775159999 GUID:6A894A60-3738-4CFD-B951-B2865815938A Shortcode:63334</text:span></text:p>
      <text:p text:style-name="P1"><text:span text:style-name="T1">VOTE 1168123179 Campaign:ssss_uk_02A Validity:during Choice:Verity CONN:MIG01XU MSISDN:00777779149999 GUID:358C4E2D-EE54-4A42-B1BD-FCCDA622DEA2 Shortcode:63334</text:span></text:p>
      <text:p text:style-name="P1"><text:span text:style-name="T1">VOTE 1168123179 Campaign:ssss_uk_02A Validity:during Choice:Verity CONN:MIG00VU MSISDN:00777779699999 GUID:E821A2E7-B43E-49F9-BCF3-D0D9A3E6956C Shortcode:63334</text:span></text:p>
      <text:p text:style-name="P1"><text:span text:style-name="T1">VOTE 1168123180 Campaign:ssss_uk_02A Validity:during Choice:Antony CONN:MIG01OU MSISDN:00777777919999 GUID:ECD928E9-0096-47FF-8D03-2F1777630D2D Shortcode:63334</text:span></text:p>
      <text:p text:style-name="P1"><text:span text:style-name="T1">VOTE 1168123180 Campaign:ssss_uk_02A Validity:during Choice:Gemma CONN:MIG01XU MSISDN:00777772859999 GUID:74E0FF18-75B5-42CE-A6B7-BDC3C6782B23 Shortcode:63334</text:span></text:p>
      <text:p text:style-name="P1"><text:span text:style-name="T1">VOTE 1168123180 Campaign:ssss_uk_02A Validity:during Choice:Verity CONN:MIG01XU MSISDN:00777777369999 GUID:AA0DBF04-85DC-4E52-B791-17C04CBD426D Shortcode:63334</text:span></text:p>
      <text:p text:style-name="P1"><text:span text:style-name="T1">VOTE 1168123180 Campaign:ssss_uk_02A Validity:during Choice:Antony CONN:MIG01XU MSISDN:00777776609999 GUID:65D987D8-8F5B-4183-B23C-0DE93EC8E9B9 Shortcode:63334</text:span></text:p>
      <text:p text:style-name="P1"><text:span text:style-name="T1">VOTE 1168123180 Campaign:ssss_uk_02A Validity:during Choice:Antony CONN:MIG01XU MSISDN:00777773739999 GUID:A28C5138-EA6D-4E1C-B27F-423433D48A94 Shortcode:63334</text:span></text:p>
      <text:p text:style-name="P1"><text:span text:style-name="T1">VOTE 1168123180 Campaign:ssss_uk_02A Validity:during Choice:Verity CONN:MIG01XU MSISDN:00777776999999 GUID:5E96BA5E-E896-430B-A1F9-DB3E6BB1DB97 Shortcode:63334</text:span></text:p>
      <text:p text:style-name="P1"><text:span text:style-name="T1">VOTE 1168123180 Campaign:ssss_uk_02A Validity:during Choice:Mark CONN:MIG01XU MSISDN:00777779359999 GUID:E22B86C8-BFBE-4927-9F69-34D5760A4CE9 Shortcode:63334</text:span></text:p>
      <text:p text:style-name="P1"><text:span text:style-name="T1">VOTE 1168123180 Campaign:ssss_uk_02A Validity:during Choice:Leon CONN:MIG01TU MSISDN:00777771839999 GUID:60863733-6361-4E20-B7BB-17C700D3B571 Shortcode:63334</text:span></text:p>
      <text:p text:style-name="P1"><text:span text:style-name="T1">VOTE 1168123180 Campaign:ssss_uk_02A Validity:during Choice:Verity CONN:MIG01TU MSISDN:00777777269999 GUID:402804D8-AB35-46C3-BD77-8525964B40BC Shortcode:63334</text:span></text:p>
      <text:p text:style-name="P1"><text:span text:style-name="T1">VOTE 1168123180 Campaign:ssss_uk_02A Validity:during Choice:Antony CONN:MIG01HU </text:span><text:soft-page-break/><text:span text:style-name="T1">MSISDN:00777772899999 GUID:D56DED54-EC9D-4602-A7D3-03B0F1F40F75 Shortcode:63334</text:span></text:p>
      <text:p text:style-name="P1"><text:span text:style-name="T1">VOTE 1168123180 Campaign:ssss_uk_02A Validity:during Choice:Mark CONN:MIG01TU MSISDN:00777776269999 GUID:8E62DD09-8717-4C7B-ACF7-D6784CD08743 Shortcode:63334</text:span></text:p>
      <text:p text:style-name="P1"><text:span text:style-name="T1">VOTE 1168123180 Campaign:ssss_uk_02A Validity:during Choice:Antony CONN:MIG01TU MSISDN:00777779309999 GUID:27030A42-D098-42F7-B5DF-A914AD1FD8A0 Shortcode:63334</text:span></text:p>
      <text:p text:style-name="P1"><text:span text:style-name="T1">VOTE 1168123180 Campaign:ssss_uk_02A Validity:during Choice:Alan CONN:MIG01OU MSISDN:00777770899999 GUID:85DF6F35-A56B-403F-99F0-504BD29F7568 Shortcode:63334</text:span></text:p>
      <text:p text:style-name="P1"><text:span text:style-name="T1">VOTE 1168123180 Campaign:ssss_uk_02A Validity:during Choice:Alan CONN:MIG01OU MSISDN:00777777449999 GUID:E0305A5A-F6A5-42C3-9816-B2A78E6245DB Shortcode:63334</text:span></text:p>
      <text:p text:style-name="P1"><text:span text:style-name="T1">VOTE 1168123180 Campaign:ssss_uk_02A Validity:during Choice:Tupele CONN:MIG01OU MSISDN:00777777409999 GUID:1B7F8DA7-7E1F-48E8-A06A-FA252B68D6F2 Shortcode:63334</text:span></text:p>
      <text:p text:style-name="P1"><text:span text:style-name="T1">VOTE 1168123180 Campaign:ssss_uk_02A Validity:during Choice:Tupele CONN:MIG01XU MSISDN:00777775659999 GUID:86845CAC-3E4C-4172-88D1-E7E3C6FBCEAF Shortcode:63334</text:span></text:p>
      <text:p text:style-name="P1"><text:span text:style-name="T1">VOTE 1168123180 Campaign:ssss_uk_02A Validity:during Choice:Antony CONN:MIG01XU MSISDN:00777773559999 GUID:C9700817-3D71-4EC1-B6BA-AF20493961C1 Shortcode:63334</text:span></text:p>
      <text:p text:style-name="P1"><text:span text:style-name="T1">VOTE 1168123180 Campaign:ssss_uk_02A Validity:during Choice:Verity CONN:MIG01XU MSISDN:00777773469999 GUID:C3D1165D-C7E7-4F45-A620-574D70784695 Shortcode:63334</text:span></text:p>
      <text:p text:style-name="P1"><text:span text:style-name="T1">VOTE 1168123180 Campaign:ssss_uk_02A Validity:during Choice:Antony CONN:MIG01XU MSISDN:00777773279999 GUID:DEE461F9-362E-40BF-AC7D-7B65E1386A83 Shortcode:63334</text:span></text:p>
      <text:p text:style-name="P1"><text:span text:style-name="T1">VOTE 1168123181 Campaign:ssss_uk_02A Validity:during Choice:Antony CONN:MIG00VU MSISDN:00777779459999 GUID:37C6BD7A-A741-4D63-A4A5-1285A57967A5 Shortcode:63334</text:span></text:p>
      <text:p text:style-name="P1"><text:span text:style-name="T1">VOTE 1168123181 Campaign:ssss_uk_02A Validity:during Choice:Mark CONN:MIG00VU MSISDN:00777777419999 GUID:3AAC8A78-BB2E-45D6-A8D2-7455E1AC26CD Shortcode:63334</text:span></text:p>
      <text:p text:style-name="P1"><text:span text:style-name="T1">VOTE 1168123181 Campaign:ssss_uk_02A Validity:during Choice:Leon CONN:MIG01XU MSISDN:00777773549999 GUID:B6FC6E80-7274-4392-B5E8-13FF7F696ED9 Shortcode:63334</text:span></text:p>
      <text:p text:style-name="P1"><text:span text:style-name="T1">VOTE 1168123181 Campaign:ssss_uk_02A Validity:during Choice:Alan CONN:MIG01XU MSISDN:00777774179999 GUID:25AFDA97-C46C-49F9-9C24-1328A112F602 Shortcode:63334</text:span></text:p>
      <text:p text:style-name="P1"><text:span text:style-name="T1">VOTE 1168123181 Campaign:ssss_uk_02A Validity:during Choice:Verity CONN:MIG01XU MSISDN:00777776119999 GUID:2260EA57-5889-419D-A590-272028B40483 Shortcode:63334</text:span></text:p>
      <text:p text:style-name="P1"><text:span text:style-name="T1">VOTE 1168123181 Campaign:ssss_uk_02A Validity:during Choice:Antony CONN:MIG01XU MSISDN:00777779829999 GUID:DF4C002F-655A-4616-8841-B0A09AD1AAB6 Shortcode:63334</text:span></text:p>
      <text:p text:style-name="P1"><text:span text:style-name="T1">VOTE 1168123181 Campaign:ssss_uk_02A Validity:during Choice:Mark CONN:MIG01OU MSISDN:00777779729999 GUID:710D61C2-4F65-4F27-9E52-F60B6C779A4B Shortcode:63334</text:span></text:p>
      <text:p text:style-name="P1"><text:span text:style-name="T1">VOTE 1168123181 Campaign:ssss_uk_02A Validity:during Choice:Mark CONN:MIG01OU MSISDN:00777770849999 GUID:12961EB2-71B7-4C0A-8CEF-B0FA35DF4CE1 Shortcode:63334</text:span></text:p>
      <text:p text:style-name="P1"><text:span text:style-name="T1">VOTE 1168123182 Campaign:ssss_uk_02A Validity:during Choice:Alan CONN:MIG01XU MSISDN:00777776319999 GUID:73A1F3CB-B4C1-4D24-AA19-E5A2E3968E35 Shortcode:63334</text:span></text:p>
      <text:p text:style-name="P1"><text:span text:style-name="T1">VOTE 1168123182 Campaign:ssss_uk_02A Validity:during Choice:Tupele CONN:MIG01XU MSISDN:00777772229999 GUID:8FFAA86E-5EF7-4984-A297-D6A3B5FC0441 Shortcode:63334</text:span></text:p>
      <text:p text:style-name="P1"><text:span text:style-name="T1">VOTE 1168123182 Campaign:ssss_uk_02A Validity:during Choice:Tupele CONN:MIG01OU MSISDN:00777776179999 GUID:CDF5A4FB-A93C-45E9-95F3-B3799A4E900A Shortcode:63334</text:span></text:p>
      <text:p text:style-name="P1"><text:span text:style-name="T1">VOTE 1168123182 Campaign:ssss_uk_02A Validity:during Choice:Antony CONN:MIG01XU MSISDN:00777771669999 GUID:5F1BA27E-175D-4EC0-94F4-35E13FE0A625 Shortcode:63334</text:span></text:p>
      <text:p text:style-name="P1"><text:span text:style-name="T1">VOTE 1168123182 Campaign:ssss_uk_02A Validity:during Choice:Mark CONN:MIG01OU MSISDN:00777776089999 GUID:A3F4DBD9-1AB4-4772-BAB6-B56DD1B7B135 Shortcode:63334</text:span></text:p>
      <text:p text:style-name="P1"><text:span text:style-name="T1">VOTE 1168123182 Campaign:ssss_uk_02A Validity:during Choice:Leon CONN:MIG01OU MSISDN:00777779999999 GUID:1FA2CD37-669C-46E8-935E-0A2687302E8C Shortcode:63334</text:span></text:p>
      <text:p text:style-name="P1"><text:span text:style-name="T1">VOTE 1168123182 Campaign:ssss_uk_02A Validity:during Choice:Verity CONN:MIG01XU MSISDN:00777776159999 GUID:1C982F38-DDA4-4E0D-ACC7-325898B35338 Shortcode:63334</text:span></text:p>
      <text:p text:style-name="P1"><text:span text:style-name="T1">VOTE 1168123182 Campaign:ssss_uk_02A Validity:during Choice:Antony CONN:MIG01XU MSISDN:00777774059999 GUID:BCE33049-EBDC-4722-A5BB-C878D6C804B8 Shortcode:63334</text:span></text:p>
      <text:p text:style-name="P1"><text:span text:style-name="T1">VOTE 1168123182 Campaign:ssss_uk_02A Validity:during Choice:Antony CONN:MIG01XU MSISDN:00777771529999 GUID:B00B0946-CB69-40D5-9E2B-8070977CAAF2 Shortcode:63334</text:span></text:p>
      <text:p text:style-name="P1"><text:span text:style-name="T1">VOTE 1168123182 Campaign:ssss_uk_02A Validity:during Choice:Antony CONN:MIG01XU MSISDN:00777771739999 GUID:53BF4FCD-C613-4489-B094-8E379CA40442 Shortcode:63334</text:span></text:p>
      <text:p text:style-name="P1"><text:span text:style-name="T1">VOTE 1168123182 Campaign:ssss_uk_02A Validity:during Choice:Antony CONN:MIG01XU MSISDN:00777776389999 GUID:7B6FFF18-579B-41E6-B31A-C3A8019EFD18 Shortcode:63334</text:span></text:p>
      <text:p text:style-name="P1"><text:span text:style-name="T1">VOTE 1168123182 Campaign:ssss_uk_02A Validity:during Choice:Mark CONN:MIG00VU MSISDN:00777770889999 GUID:552579BE-6E16-4604-A279-A0BEDC5D6315 Shortcode:63334</text:span></text:p>
      <text:p text:style-name="P1"><text:span text:style-name="T1">VOTE 1168123182 Campaign:ssss_uk_02A Validity:during Choice:Verity CONN:MIG01OU MSISDN:00777772299999 GUID:C35A1DD6-4F91-4585-B0A3-3CC4290ACFB1 Shortcode:63334</text:span></text:p>
      <text:p text:style-name="P1"><text:span text:style-name="T1">VOTE 1168123182 Campaign:ssss_uk_02A Validity:during Choice:Mark CONN:MIG00VU </text:span><text:soft-page-break/><text:span text:style-name="T1">MSISDN:00777777729999 GUID:7521236E-FDFA-4EF5-8F4B-C557398DCC78 Shortcode:63334</text:span></text:p>
      <text:p text:style-name="P1"><text:span text:style-name="T1">VOTE 1168123183 Campaign:ssss_uk_02A Validity:during Choice:Mark CONN:MIG01XU MSISDN:00777775089999 GUID:6612A8DA-7274-4C16-8EB8-8A4F81426C6D Shortcode:63334</text:span></text:p>
      <text:p text:style-name="P1"><text:span text:style-name="T1">VOTE 1168123183 Campaign:ssss_uk_02A Validity:during Choice:Mark CONN:MIG01TU MSISDN:00777771059999 GUID:8658B0D8-002F-48CF-A144-A7430D00ED9F Shortcode:63334</text:span></text:p>
      <text:p text:style-name="P1"><text:span text:style-name="T1">VOTE 1168123183 Campaign:ssss_uk_02A Validity:during Choice:Mark CONN:MIG01TU MSISDN:00777778009999 GUID:4B19FD9D-20C7-4161-9023-840C26ACFB94 Shortcode:63334</text:span></text:p>
      <text:p text:style-name="P1"><text:span text:style-name="T1">VOTE 1168123183 Campaign:ssss_uk_02A Validity:during Choice:Tupele CONN:MIG01HU MSISDN:00777778839999 GUID:F8A0812F-8EB3-4FAE-9EE0-210E9946F36A Shortcode:63334</text:span></text:p>
      <text:p text:style-name="P1"><text:span text:style-name="T1">VOTE 1168123183 Campaign:ssss_uk_02A Validity:during Choice:Verity CONN:MIG01OU MSISDN:00777777519999 GUID:9E08E5BE-098D-4C5D-A93A-DC080BA9E0C7 Shortcode:63334</text:span></text:p>
      <text:p text:style-name="P1"><text:span text:style-name="T1">VOTE 1168123183 Campaign:ssss_uk_02A Validity:during Choice:Gemma CONN:MIG01OU MSISDN:00777772669999 GUID:8DB744D1-E80B-409D-903B-6B10B242BA65 Shortcode:63334</text:span></text:p>
      <text:p text:style-name="P1"><text:span text:style-name="T1">VOTE 1168123182 Campaign:ssss_uk_02A Validity:during Choice:Leon CONN:MIG01XU MSISDN:00777772859999 GUID:013395A4-B7D8-4843-9AE1-3E062F2EF6E6 Shortcode:63334</text:span></text:p>
      <text:p text:style-name="P1"><text:span text:style-name="T1">VOTE 1168123183 Campaign:ssss_uk_02A Validity:during Choice:Alan CONN:MIG01TU MSISDN:00777774779999 GUID:0943E05F-0E30-4500-A382-7EB1B1597AE4 Shortcode:63334</text:span></text:p>
      <text:p text:style-name="P1"><text:span text:style-name="T1">VOTE 1168123183 Campaign:ssss_uk_02A Validity:during Choice:Antony CONN:MIG01TU MSISDN:00777771309999 GUID:E61C4FC6-343F-4CCE-8812-8D4D7CBB4EE8 Shortcode:63334</text:span></text:p>
      <text:p text:style-name="P1"><text:span text:style-name="T1">VOTE 1168123183 Campaign:ssss_uk_02A Validity:during Choice:Alan CONN:MIG01XU MSISDN:00777778159999 GUID:54FBCF3C-C1BB-44A0-9B9F-BAA311DF2770 Shortcode:63334</text:span></text:p>
      <text:p text:style-name="P1"><text:span text:style-name="T1">VOTE 1168123183 Campaign:ssss_uk_02A Validity:during Choice:Alan CONN:MIG01XU MSISDN:00777779759999 GUID:AF9DC423-EAF9-46FD-98C3-7FCA224F6FD1 Shortcode:63334</text:span></text:p>
      <text:p text:style-name="P1"><text:span text:style-name="T1">VOTE 1168123183 Campaign:ssss_uk_02A Validity:during Choice:Alan CONN:MIG01XU MSISDN:00777772669999 GUID:EE98D6D9-04AD-48C5-9B8D-97C0A3A870F2 Shortcode:63334</text:span></text:p>
      <text:p text:style-name="P1"><text:span text:style-name="T1">VOTE 1168123183 Campaign:ssss_uk_02A Validity:during Choice:Tupele CONN:MIG01XU MSISDN:00777775319999 GUID:BAD0CBA9-068D-4042-B5C2-83F3ADBE4FEB Shortcode:63334</text:span></text:p>
      <text:p text:style-name="P1"><text:span text:style-name="T1">VOTE 1168123183 Campaign:ssss_uk_02A Validity:during Choice:Verity CONN:MIG01OU MSISDN:00777779839999 GUID:7BD343AE-FC84-4717-BA49-D208277F4B9F Shortcode:63334</text:span></text:p>
      <text:p text:style-name="P1"><text:span text:style-name="T1">VOTE 1168123183 Campaign:ssss_uk_02A Validity:during Choice:Leon CONN:MIG01OU MSISDN:00777773359999 GUID:8CEE2EFC-B370-4E0F-A84F-D3A0D719EA33 Shortcode:63334</text:span></text:p>
      <text:p text:style-name="P1"><text:span text:style-name="T1">VOTE 1168123184 Campaign:ssss_uk_02A Validity:during Choice:Antony CONN:MIG01TU MSISDN:00777777409999 GUID:5BE07453-C526-4A32-87D5-A185495E0B20 Shortcode:63334</text:span></text:p>
      <text:p text:style-name="P1"><text:span text:style-name="T1">VOTE 1168123184 Campaign:ssss_uk_02A Validity:during Choice:Antony CONN:MIG01OU MSISDN:00777777599999 GUID:63629413-CC7B-40D3-8284-579F45B48A26 Shortcode:63334</text:span></text:p>
      <text:p text:style-name="P1"><text:span text:style-name="T1">VOTE 1168123184 Campaign:ssss_uk_02A Validity:during Choice:Mark CONN:MIG01XU MSISDN:00777772899999 GUID:7793A66D-18D9-4B33-820E-1CC33FBC1BD6 Shortcode:63334</text:span></text:p>
      <text:p text:style-name="P1"><text:span text:style-name="T1">VOTE 1168123184 Campaign:ssss_uk_02A Validity:during Choice:Mark CONN:MIG00VU MSISDN:00777774069999 GUID:38F41CDC-3639-4F10-8059-095943BA67A1 Shortcode:63334</text:span></text:p>
      <text:p text:style-name="P1"><text:span text:style-name="T1">VOTE 1168123184 Campaign:ssss_uk_02A Validity:during Choice:Gemma CONN:MIG01XU MSISDN:00777772089999 GUID:14867C95-83B4-4EFB-AC76-B062BFDF76E6 Shortcode:63334</text:span></text:p>
      <text:p text:style-name="P1"><text:span text:style-name="T1">VOTE 1168123184 Campaign:ssss_uk_02A Validity:during Choice:Mark CONN:MIG01XU MSISDN:00777774959999 GUID:C4DF57FA-EF59-4BCE-B93F-8E606041D850 Shortcode:63334</text:span></text:p>
      <text:p text:style-name="P1"><text:span text:style-name="T1">VOTE 1168123184 Campaign:ssss_uk_02A Validity:during Choice:Alan CONN:MIG01XU MSISDN:00777773399999 GUID:0BE0C54E-0A6F-42BF-9182-41C44320B545 Shortcode:63334</text:span></text:p>
      <text:p text:style-name="P1"><text:span text:style-name="T1">VOTE 1168123184 Campaign:ssss_uk_02A Validity:during Choice:Matthew CONN:MIG01XU MSISDN:00777772639999 GUID:37A02E40-0FE3-4B4D-97F3-3DD73722A022 Shortcode:63334</text:span></text:p>
      <text:p text:style-name="P1"><text:span text:style-name="T1">VOTE 1168123184 Campaign:ssss_uk_02A Validity:during Choice:Verity CONN:MIG01XU MSISDN:00777773029999 GUID:6DFE8161-99FF-4109-82A6-A6DD8F92AA9A Shortcode:63334</text:span></text:p>
      <text:p text:style-name="P1"><text:span text:style-name="T1">VOTE 1168123184 Campaign:ssss_uk_02A Validity:during Choice:Antony CONN:MIG01XU MSISDN:00777774619999 GUID:E1A752A6-A250-4550-9DDD-6696F3123DF3 Shortcode:63334</text:span></text:p>
      <text:p text:style-name="P1"><text:span text:style-name="T1">VOTE 1168123185 Campaign:ssss_uk_02A Validity:during Choice:Antony CONN:MIG01XU MSISDN:00777773359999 GUID:7194CD28-D2AB-46CE-BA88-B0C2C34FD734 Shortcode:63334</text:span></text:p>
      <text:p text:style-name="P1"><text:span text:style-name="T1">VOTE 1168123185 Campaign:ssss_uk_02A Validity:during Choice:Leon CONN:MIG00VU MSISDN:00777775929999 GUID:6960DE5A-048E-41DD-B1D8-DE41277A294F Shortcode:63334</text:span></text:p>
      <text:p text:style-name="P1"><text:span text:style-name="T1">VOTE 1168123185 Campaign:ssss_uk_02A Validity:during Choice:Antony CONN:MIG01XU MSISDN:00777775569999 GUID:D01541C8-C796-4A8F-B723-6A3DCD31AFDF Shortcode:63334</text:span></text:p>
      <text:p text:style-name="P1"><text:span text:style-name="T1">VOTE 1168123185 Campaign:ssss_uk_02A Validity:during Choice:Verity CONN:MIG01XU MSISDN:00777771429999 GUID:9421868C-3A3C-4302-B5F8-9A1048B5B9F0 Shortcode:63334</text:span></text:p>
      <text:p text:style-name="P1"><text:span text:style-name="T1">VOTE 1168123185 Campaign:ssss_uk_02A Validity:during Choice:Antony CONN:MIG01XU MSISDN:00777772399999 GUID:092882A7-D1A6-4167-9795-F2A856239902 Shortcode:63334</text:span></text:p>
      <text:p text:style-name="P1"><text:span text:style-name="T1">VOTE 1168123185 Campaign:ssss_uk_02A Validity:during Choice:Matthew CONN:MIG01XU </text:span><text:soft-page-break/><text:span text:style-name="T1">MSISDN:00777772309999 GUID:E4323CC2-860E-4BC6-8DBC-6622976FDE27 Shortcode:63334</text:span></text:p>
      <text:p text:style-name="P1"><text:span text:style-name="T1">VOTE 1168123185 Campaign:ssss_uk_02A Validity:during Choice:Leon CONN:MIG01XU MSISDN:00777771659999 GUID:D9353B25-2C17-48E8-A0E8-03BE36877427 Shortcode:63334</text:span></text:p>
      <text:p text:style-name="P1"><text:span text:style-name="T1">VOTE 1168123185 Campaign:ssss_uk_02A Validity:during Choice:Gemma CONN:MIG01OU MSISDN:00777775879999 GUID:AB8FCED0-C34F-4AFD-82F6-24AA8AA07E17 Shortcode:63334</text:span></text:p>
      <text:p text:style-name="P1"><text:span text:style-name="T1">VOTE 1168123185 Campaign:ssss_uk_02A Validity:during Choice:Mark CONN:MIG01XU MSISDN:00777778439999 GUID:D4F5671C-54E7-452B-A3B5-D908C8776C24 Shortcode:63334</text:span></text:p>
      <text:p text:style-name="P1"><text:span text:style-name="T1">VOTE 1168123186 Campaign:ssss_uk_02A Validity:during Choice:Antony CONN:MIG01XU MSISDN:00777774299999 GUID:A2A0B966-4FC0-4C20-B321-B4E923EC9B13 Shortcode:63334</text:span></text:p>
      <text:p text:style-name="P1"><text:span text:style-name="T1">VOTE 1168123186 Campaign:ssss_uk_02A Validity:during Choice:Tupele CONN:MIG00VU MSISDN:00777778759999 GUID:8CCDE9AD-45F2-4E52-972E-EA233D74B24B Shortcode:63334</text:span></text:p>
      <text:p text:style-name="P1"><text:span text:style-name="T1">VOTE 1168123186 Campaign:ssss_uk_02A Validity:during Choice:Antony CONN:MIG01OU MSISDN:00777779569999 GUID:9C54124D-C901-4D80-B9E8-1C379AA828C7 Shortcode:63334</text:span></text:p>
      <text:p text:style-name="P1"><text:span text:style-name="T1">VOTE 1168123186 Campaign:ssss_uk_02A Validity:during Choice:Matthew CONN:MIG01XU MSISDN:00777770139999 GUID:5962B0FA-08A2-491F-9600-E39CC51EB3CC Shortcode:63334</text:span></text:p>
      <text:p text:style-name="P1"><text:span text:style-name="T1">VOTE 1168123186 Campaign:ssss_uk_02A Validity:during Choice:Matthew CONN:MIG00VU MSISDN:00777776409999 GUID:57EEA3C3-C78F-451C-93F1-D393F806F377 Shortcode:63334</text:span></text:p>
      <text:p text:style-name="P1"><text:span text:style-name="T1">VOTE 1168123186 Campaign:ssss_uk_02A Validity:during Choice:Antony CONN:MIG01OU MSISDN:00777770889999 GUID:692A61D1-AA83-4117-B67D-3805EE470659 Shortcode:63334</text:span></text:p>
      <text:p text:style-name="P1"><text:span text:style-name="T1">VOTE 1168123187 Campaign:ssss_uk_02A Validity:during Choice:Mark CONN:MIG01OU MSISDN:00777770909999 GUID:47AF5C91-46D0-478A-9DA2-AEB2F10AD9F9 Shortcode:63334</text:span></text:p>
      <text:p text:style-name="P1"><text:span text:style-name="T1">VOTE 1168123187 Campaign:ssss_uk_02A Validity:during Choice:Antony CONN:MIG01XU MSISDN:00777773639999 GUID:A104C83B-4C11-4058-B406-0BFDB320D6BB Shortcode:63334</text:span></text:p>
      <text:p text:style-name="P1"><text:span text:style-name="T1">VOTE 1168123187 Campaign:ssss_uk_02A Validity:during Choice:Antony CONN:MIG01XU MSISDN:00777772949999 GUID:DB2B15AD-E569-4AFB-884C-00971F727C2C Shortcode:63334</text:span></text:p>
      <text:p text:style-name="P1"><text:span text:style-name="T1">VOTE 1168123187 Campaign:ssss_uk_02A Validity:during Choice:Antony CONN:MIG01XU MSISDN:00777775939999 GUID:1B7AC9EA-5122-42F6-8A36-63537B06BD47 Shortcode:63334</text:span></text:p>
      <text:p text:style-name="P1"><text:span text:style-name="T1">VOTE 1168123187 Campaign:ssss_uk_02A Validity:during Choice:Gemma CONN:MIG01XU MSISDN:00777778079999 GUID:F5DB662B-0906-411C-BBD5-60C125A4182B Shortcode:63334</text:span></text:p>
      <text:p text:style-name="P1"><text:span text:style-name="T1">VOTE 1168123187 Campaign:ssss_uk_02A Validity:during Choice:Verity CONN:MIG01OU MSISDN:00777771749999 GUID:B08AF9F7-F374-47D0-A65D-CB656398234D Shortcode:63334</text:span></text:p>
      <text:p text:style-name="P1"><text:span text:style-name="T1">VOTE 1168123187 Campaign:ssss_uk_02A Validity:during Choice:Verity CONN:MIG01XU MSISDN:00777779109999 GUID:740DD591-F70A-424B-9ED2-72BDA8200482 Shortcode:63334</text:span></text:p>
      <text:p text:style-name="P1"><text:span text:style-name="T1">VOTE 1168123182 Campaign:ssss_uk_02A Validity:during Choice:Antony CONN:MIG01XU MSISDN:00777770499999 GUID:4583603B-4C8D-4DD6-AEFE-3B86C99169F8 Shortcode:63334</text:span></text:p>
      <text:p text:style-name="P1"><text:span text:style-name="T1">VOTE 1168123187 Campaign:ssss_uk_02A Validity:during Choice:Tupele CONN:MIG00VU MSISDN:00777779249999 GUID:D147CD49-4615-4795-BED7-965C4CB66AB9 Shortcode:63334</text:span></text:p>
      <text:p text:style-name="P1"><text:span text:style-name="T1">VOTE 1168123188 Campaign:ssss_uk_02A Validity:during Choice:Verity CONN:MIG01XU MSISDN:00777771359999 GUID:0722990B-DAC3-461A-B41D-690FB97A8B30 Shortcode:63334</text:span></text:p>
      <text:p text:style-name="P1"><text:span text:style-name="T1">VOTE 1168123188 Campaign:ssss_uk_02A Validity:during Choice:Antony CONN:MIG01XU MSISDN:00777779279999 GUID:1D675351-64ED-41BA-AA67-24156B1DA5C9 Shortcode:63334</text:span></text:p>
      <text:p text:style-name="P1"><text:span text:style-name="T1">VOTE 1168123188 Campaign:ssss_uk_02A Validity:during Choice:Tupele CONN:MIG01XU MSISDN:00777778579999 GUID:DC4112FA-904E-453D-AC5A-CC8028D5E584 Shortcode:63334</text:span></text:p>
      <text:p text:style-name="P1"><text:span text:style-name="T1">VOTE 1168123188 Campaign:ssss_uk_02A Validity:during Choice:Antony CONN:MIG01XU MSISDN:00777776009999 GUID:89E7008E-C446-495D-904A-7A54B6BBFE5B Shortcode:63334</text:span></text:p>
      <text:p text:style-name="P1"><text:span text:style-name="T1">VOTE 1168123188 Campaign:ssss_uk_02A Validity:during Choice:Mark CONN:MIG01XU MSISDN:00777772219999 GUID:189B028E-051E-4AA2-9843-DFA95D6B9BE9 Shortcode:63334</text:span></text:p>
      <text:p text:style-name="P1"><text:span text:style-name="T1">VOTE 1168123189 Campaign:ssss_uk_02A Validity:during Choice:Leon CONN:MIG01XU MSISDN:00777771389999 GUID:03D0400B-1EAB-44BB-955D-496E2563777E Shortcode:63334</text:span></text:p>
      <text:p text:style-name="P1"><text:span text:style-name="T1">VOTE 1168123189 Campaign:ssss_uk_02A Validity:during Choice:Tupele CONN:MIG01OU MSISDN:00777774129999 GUID:2AE0A381-431C-42AB-BC4C-F570A4D55C2C Shortcode:63334</text:span></text:p>
      <text:p text:style-name="P1"><text:span text:style-name="T1">VOTE 1168123189 Campaign:ssss_uk_02A Validity:during Choice:Gemma CONN:MIG01XU MSISDN:00777773609999 GUID:49EEE3EA-FFEE-46E3-84D3-742DF1EA7D05 Shortcode:63334</text:span></text:p>
      <text:p text:style-name="P1"><text:span text:style-name="T1">VOTE 1168123189 Campaign:ssss_uk_02A Validity:during Choice:Antony CONN:MIG01XU MSISDN:00777779169999 GUID:6EB50C89-7F28-4F3A-99B4-66DDD91217E4 Shortcode:63334</text:span></text:p>
      <text:p text:style-name="P1"><text:span text:style-name="T1">VOTE 1168123189 Campaign:ssss_uk_02A Validity:during Choice:Antony CONN:MIG01XU MSISDN:00777776689999 GUID:1AED1FA0-82D6-4E26-B90D-1284FD49965A Shortcode:63334</text:span></text:p>
      <text:p text:style-name="P1"><text:span text:style-name="T1">VOTE 1168123189 Campaign:ssss_uk_02A Validity:during Choice:Tupele CONN:MIG01XU MSISDN:00777773009999 GUID:4CD95EF1-B0AC-481E-A4B5-58C858C1E8B8 Shortcode:63334</text:span></text:p>
      <text:p text:style-name="P1"><text:span text:style-name="T1">VOTE 1168123189 Campaign:ssss_uk_02A Validity:during Choice:Antony CONN:MIG01XU MSISDN:00777776449999 GUID:D70A2DED-F359-4BF9-A667-C6F01AAE2917 Shortcode:63334</text:span></text:p>
      <text:p text:style-name="P1"><text:span text:style-name="T1">VOTE 1168123189 Campaign:ssss_uk_02A Validity:during Choice:Antony CONN:MIG01XU </text:span><text:soft-page-break/><text:span text:style-name="T1">MSISDN:00777772729999 GUID:CFD586E2-B4B2-49B1-83D1-ACC5E174D0AA Shortcode:63334</text:span></text:p>
      <text:p text:style-name="P1"><text:span text:style-name="T1">VOTE 1168123189 Campaign:ssss_uk_02A Validity:during Choice:Tupele CONN:MIG00VU MSISDN:00777776169999 GUID:1AB6512A-BDAA-4753-A8B0-088599582041 Shortcode:63334</text:span></text:p>
      <text:p text:style-name="P1"><text:span text:style-name="T1">VOTE 1168123189 Campaign:ssss_uk_02A Validity:during Choice:Tupele CONN:MIG00VU MSISDN:00777779309999 GUID:88BE3F79-063A-4D59-93F5-5FD7A3982265 Shortcode:63334</text:span></text:p>
      <text:p text:style-name="P1"><text:span text:style-name="T1">VOTE 1168123189 Campaign:ssss_uk_02A Validity:during Choice:Tupele CONN:MIG01TU MSISDN:00777775189999 GUID:3A57C036-25A7-4F38-AB32-15354D346D34 Shortcode:63334</text:span></text:p>
      <text:p text:style-name="P1"><text:span text:style-name="T1">VOTE 1168123189 Campaign:ssss_uk_02A Validity:during Choice:Antony CONN:MIG01TU MSISDN:00777776689999 GUID:84F10061-4A33-415A-B307-70E7F0D7E54B Shortcode:63334</text:span></text:p>
      <text:p text:style-name="P1"><text:span text:style-name="T1">VOTE 1168123189 Campaign:ssss_uk_02A Validity:during Choice:Alan CONN:MIG01TU MSISDN:00777775829999 GUID:E635D201-693A-4AC4-9C50-E7042274B665 Shortcode:63334</text:span></text:p>
      <text:p text:style-name="P1"><text:span text:style-name="T1">VOTE 1168123189 Campaign:ssss_uk_02A Validity:during Choice:Antony CONN:MIG01TU MSISDN:00777770859999 GUID:218D60E8-CCF9-4881-8385-4CC7A265CB72 Shortcode:63334</text:span></text:p>
      <text:p text:style-name="P1"><text:span text:style-name="T1">VOTE 1168123189 Campaign:ssss_uk_02A Validity:during Choice:Verity CONN:MIG01TU MSISDN:00777771529999 GUID:46B0A4BA-9368-4CB9-9B86-F3B5A2852E1C Shortcode:63334</text:span></text:p>
      <text:p text:style-name="P1"><text:span text:style-name="T1">VOTE 1168123189 Campaign:ssss_uk_02A Validity:during Choice:Antony CONN:MIG01TU MSISDN:00777770339999 GUID:A40E6DAF-8068-442C-B47C-7A694629C925 Shortcode:63334</text:span></text:p>
      <text:p text:style-name="P1"><text:span text:style-name="T1">VOTE 1168123189 Campaign:ssss_uk_02A Validity:during Choice:Tupele CONN:MIG01TU MSISDN:00777772249999 GUID:A9F5EFDA-BBAF-4772-8691-DFC8674E6C1B Shortcode:63334</text:span></text:p>
      <text:p text:style-name="P1"><text:span text:style-name="T1">VOTE 1168123189 Campaign:ssss_uk_02A Validity:during Choice:Gemma CONN:MIG01XU MSISDN:00777776739999 GUID:F7374319-CC2D-40AF-AC6C-C8AF5978ED78 Shortcode:63334</text:span></text:p>
      <text:p text:style-name="P1"><text:span text:style-name="T1">VOTE 1168123189 Campaign:ssss_uk_02A Validity:during Choice:Antony CONN:MIG01XU MSISDN:00777774749999 GUID:E951336B-3109-4053-8A2D-206C77DE6029 Shortcode:63334</text:span></text:p>
      <text:p text:style-name="P1"><text:span text:style-name="T1">VOTE 1168123190 Campaign:ssss_uk_02A Validity:during Choice:Alan CONN:MIG01XU MSISDN:00777779839999 GUID:657AFFB2-5232-43FA-9DB7-38FCDC2A1DA9 Shortcode:63334</text:span></text:p>
      <text:p text:style-name="P1"><text:span text:style-name="T1">VOTE 1168123190 Campaign:ssss_uk_02A Validity:during Choice:Alan CONN:MIG01XU MSISDN:00777774099999 GUID:443A4D79-F130-4927-A78F-C76A146773D9 Shortcode:63334</text:span></text:p>
      <text:p text:style-name="P1"><text:span text:style-name="T1">VOTE 1168123190 Campaign:ssss_uk_02A Validity:during Choice:Antony CONN:MIG01XU MSISDN:00777771359999 GUID:519BE43E-7D4D-48AB-BCCA-A5F69355151F Shortcode:63334</text:span></text:p>
      <text:p text:style-name="P1"><text:span text:style-name="T1">VOTE 1168123190 Campaign:ssss_uk_02A Validity:during Choice:Antony CONN:MIG00VU MSISDN:00777774039999 GUID:60622C3D-E0D7-4D88-A8A0-A1005E080D44 Shortcode:63334</text:span></text:p>
      <text:p text:style-name="P1"><text:span text:style-name="T1">VOTE 1168123190 Campaign:ssss_uk_02A Validity:during Choice:Antony CONN:MIG01XU MSISDN:00777776219999 GUID:E7AF0D50-7082-4EE3-A51C-813B33E8738C Shortcode:63334</text:span></text:p>
      <text:p text:style-name="P1"><text:span text:style-name="T1">VOTE 1168123190 Campaign:ssss_uk_02A Validity:during Choice:Antony CONN:MIG01XU MSISDN:00777771469999 GUID:F1110EBA-1818-423A-99DB-D84285003FC6 Shortcode:63334</text:span></text:p>
      <text:p text:style-name="P1"><text:span text:style-name="T1">VOTE 1168123190 Campaign:ssss_uk_02A Validity:during Choice:Alan CONN:MIG01HU MSISDN:00777777839999 GUID:0AEB8E56-3C80-4347-BA64-10A9AD0AEFFF Shortcode:63334</text:span></text:p>
      <text:p text:style-name="P1"><text:span text:style-name="T1">VOTE 1168123190 Campaign:ssss_uk_02A Validity:during Choice:Antony CONN:MIG01XU MSISDN:00777776009999 GUID:B3725F92-653E-4324-B231-63F963732F18 Shortcode:63334</text:span></text:p>
      <text:p text:style-name="P1"><text:span text:style-name="T1">VOTE 1168123190 Campaign:ssss_uk_02A Validity:during Choice:Leon CONN:MIG01XU MSISDN:00777777939999 GUID:67BB45EE-0839-4C08-A777-B88CF1A58062 Shortcode:63334</text:span></text:p>
      <text:p text:style-name="P1"><text:span text:style-name="T1">VOTE 1168123191 Campaign:ssss_uk_02A Validity:during Choice:Matthew CONN:MIG01OU MSISDN:00777772179999 GUID:C67890D0-19FA-4D04-924A-59E84AE11687 Shortcode:63334</text:span></text:p>
      <text:p text:style-name="P1"><text:span text:style-name="T1">VOTE 1168123191 Campaign:ssss_uk_02A Validity:during Choice:Alan CONN:MIG00VU MSISDN:00777770499999 GUID:B407C882-B182-45D6-89B6-ECFF45BBEAB7 Shortcode:63334</text:span></text:p>
      <text:p text:style-name="P1"><text:span text:style-name="T1">VOTE 1168123191 Campaign:ssss_uk_02A Validity:during Choice:Antony CONN:MIG01XU MSISDN:00777771679999 GUID:398F519E-18F5-428E-936A-6B23452CCBA7 Shortcode:63334</text:span></text:p>
      <text:p text:style-name="P1"><text:span text:style-name="T1">VOTE 1168123191 Campaign:ssss_uk_02A Validity:during Choice:Alan CONN:MIG01XU MSISDN:00777773289999 GUID:A9722019-3E69-4531-B375-B7709395C4BE Shortcode:63334</text:span></text:p>
      <text:p text:style-name="P1"><text:span text:style-name="T1">VOTE 1168123191 Campaign:ssss_uk_02A Validity:during Choice:Antony CONN:MIG01XU MSISDN:00777771549999 GUID:B1476176-FCC1-46B2-843B-BEFEBDF0E087 Shortcode:63334</text:span></text:p>
      <text:p text:style-name="P1"><text:span text:style-name="T1">VOTE 1168123191 Campaign:ssss_uk_02A Validity:during Choice:Leon CONN:MIG01XU MSISDN:00777774749999 GUID:EC9F85C9-4316-437F-9594-709D1BB6A2C2 Shortcode:63334</text:span></text:p>
      <text:p text:style-name="P1"><text:span text:style-name="T1">VOTE 1168123186 Campaign:ssss_uk_02A Validity:during Choice:Alan CONN:MIG01OU MSISDN:00777776469999 GUID:95B3AA4D-2DA1-495D-B43E-B0B35762739F Shortcode:63334</text:span></text:p>
      <text:p text:style-name="P1"><text:span text:style-name="T1">VOTE 1168123191 Campaign:ssss_uk_02A Validity:during Choice:Alan CONN:MIG01XU MSISDN:00777779299999 GUID:83A98C93-EA86-4B43-8505-B86E1A2AEA8F Shortcode:63334</text:span></text:p>
      <text:p text:style-name="P1"><text:span text:style-name="T1">VOTE 1168123191 Campaign:ssss_uk_02A Validity:during Choice:Antony CONN:MIG01XU MSISDN:00777774059999 GUID:9236E7ED-6887-44F7-911E-D318B7CD24DA Shortcode:63334</text:span></text:p>
      <text:p text:style-name="P1"><text:span text:style-name="T1">VOTE 1168123191 Campaign:ssss_uk_02A Validity:during Choice:Antony CONN:MIG01XU MSISDN:00777774789999 GUID:37AD797D-26B5-48AB-8CD0-BF5C063FFE64 Shortcode:63334</text:span></text:p>
      <text:p text:style-name="P1"><text:span text:style-name="T1">VOTE 1168123192 Campaign:ssss_uk_02A Validity:during Choice:Antony CONN:MIG00VU </text:span><text:soft-page-break/><text:span text:style-name="T1">MSISDN:00777773339999 GUID:56049E31-FE08-4039-92C2-9B00F532F1B7 Shortcode:63334</text:span></text:p>
      <text:p text:style-name="P1"><text:span text:style-name="T1">VOTE 1168123192 Campaign:ssss_uk_02A Validity:during Choice:Verity CONN:MIG01XU MSISDN:00777777429999 GUID:6F74A6E9-CAD5-4203-809C-177CF4B206F5 Shortcode:63334</text:span></text:p>
      <text:p text:style-name="P1"><text:span text:style-name="T1">VOTE 1168123192 Campaign:ssss_uk_02A Validity:during Choice:Verity CONN:MIG01TU MSISDN:00777774259999 GUID:8F78EEB5-AE5C-4F68-9231-FA9A0982A2DD Shortcode:63334</text:span></text:p>
      <text:p text:style-name="P1"><text:span text:style-name="T1">VOTE 1168123188 Campaign:ssss_uk_02A Validity:during Choice:Matthew CONN:MIG01OU MSISDN:00777772889999 GUID:B40EB7E0-9448-4D38-8B8D-02DC5E65EC74 Shortcode:63334</text:span></text:p>
      <text:p text:style-name="P1"><text:span text:style-name="T1">VOTE 1168123192 Campaign:ssss_uk_02A Validity:during Choice:Mark CONN:MIG01XU MSISDN:00777779039999 GUID:FA1CBD8A-8C03-45F3-877B-B0A1127E821C Shortcode:63334</text:span></text:p>
      <text:p text:style-name="P1"><text:span text:style-name="T1">VOTE 1168123188 Campaign:ssss_uk_02A Validity:during Choice:Antony CONN:MIG01OU MSISDN:00777771259999 GUID:856C39F9-AB16-4CAD-9BD3-8A61A2220186 Shortcode:63334</text:span></text:p>
      <text:p text:style-name="P1"><text:span text:style-name="T1">VOTE 1168123192 Campaign:ssss_uk_02A Validity:during Choice:Antony CONN:MIG01XU MSISDN:00777771919999 GUID:F66BAAB1-382C-4595-AB2B-F8A2211CC453 Shortcode:63334</text:span></text:p>
      <text:p text:style-name="P1"><text:span text:style-name="T1">VOTE 1168123192 Campaign:ssss_uk_02A Validity:during Choice:Leon CONN:MIG01XU MSISDN:00777771619999 GUID:9F661F04-F45B-46FA-8F9C-0F28F76975E1 Shortcode:63334</text:span></text:p>
      <text:p text:style-name="P1"><text:span text:style-name="T1">VOTE 1168123192 Campaign:ssss_uk_02A Validity:during Choice:Verity CONN:MIG01XU MSISDN:00777778829999 GUID:12FD7D13-0262-4DF5-B629-817056BE6A38 Shortcode:63334</text:span></text:p>
      <text:p text:style-name="P1"><text:span text:style-name="T1">VOTE 1168123192 Campaign:ssss_uk_02A Validity:during Choice:Antony CONN:MIG01TU MSISDN:00777778089999 GUID:9A153819-0785-41DF-A4D0-82C789A050D9 Shortcode:63334</text:span></text:p>
      <text:p text:style-name="P1"><text:span text:style-name="T1">VOTE 1168123192 Campaign:ssss_uk_02A Validity:during Choice:Verity CONN:MIG01TU MSISDN:00777775259999 GUID:AEA5B280-E65E-4C2D-8F24-B2CB3678A26F Shortcode:63334</text:span></text:p>
      <text:p text:style-name="P1"><text:span text:style-name="T1">VOTE 1168123192 Campaign:ssss_uk_02A Validity:during Choice:Leon CONN:MIG01XU MSISDN:00777778219999 GUID:B0BA7017-F49A-4EBD-B422-919AC276D429 Shortcode:63334</text:span></text:p>
      <text:p text:style-name="P1"><text:span text:style-name="T1">VOTE 1168123193 Campaign:ssss_uk_02A Validity:during Choice:Alan CONN:MIG01XU MSISDN:00777776679999 GUID:9134CF7E-9CEA-473A-93D6-7AA9CA8E65D9 Shortcode:63334</text:span></text:p>
      <text:p text:style-name="P1"><text:span text:style-name="T1">VOTE 1168123193 Campaign:ssss_uk_02A Validity:during Choice:Antony CONN:MIG01XU MSISDN:00777771999999 GUID:1C76E772-C45B-4E07-9DA1-780A648EC8C5 Shortcode:63334</text:span></text:p>
      <text:p text:style-name="P1"><text:span text:style-name="T1">VOTE 1168123193 Campaign:ssss_uk_02A Validity:during Choice:Gemma CONN:MIG01OU MSISDN:00777772429999 GUID:964731D6-F250-4D5F-9059-B224A2CFBC18 Shortcode:63334</text:span></text:p>
      <text:p text:style-name="P1"><text:span text:style-name="T1">VOTE 1168123189 Campaign:ssss_uk_02A Validity:during Choice:Leon CONN:MIG01OU MSISDN:00777777659999 GUID:D897D87B-0DED-4048-8C0D-4845F9BEA77A Shortcode:63334</text:span></text:p>
      <text:p text:style-name="P1"><text:span text:style-name="T1">VOTE 1168123193 Campaign:ssss_uk_02A Validity:during Choice:Antony CONN:MIG00VU MSISDN:00777774279999 GUID:DE6F174B-8466-4A64-8E6C-1AC0821DE358 Shortcode:63334</text:span></text:p>
      <text:p text:style-name="P1"><text:span text:style-name="T1">VOTE 1168123191 Campaign:ssss_uk_02A Validity:during Choice:Tupele CONN:MIG01OU MSISDN:00777775969999 GUID:E135BAB1-93FB-4230-A9AF-B701ED3BDA47 Shortcode:63334</text:span></text:p>
      <text:p text:style-name="P1"><text:span text:style-name="T1">VOTE 1168123193 Campaign:ssss_uk_02A Validity:during Choice:Tupele CONN:MIG01XU MSISDN:00777778789999 GUID:3583367F-3D17-4AE5-A04C-9FA7FC6D1A5F Shortcode:63334</text:span></text:p>
      <text:p text:style-name="P1"><text:span text:style-name="T1">VOTE 1168123193 Campaign:ssss_uk_02A Validity:during Choice:Antony CONN:MIG01XU MSISDN:00777774259999 GUID:BA539EED-05E6-4972-B77C-1AE1422335B4 Shortcode:63334</text:span></text:p>
      <text:p text:style-name="P1"><text:span text:style-name="T1">VOTE 1168123193 Campaign:ssss_uk_02A Validity:during Choice:Antony CONN:MIG01XU MSISDN:00777779289999 GUID:A0DD297F-2FBA-4B49-BF70-4C13C9AF7A4A Shortcode:63334</text:span></text:p>
      <text:p text:style-name="P1"><text:span text:style-name="T1">VOTE 1168123193 Campaign:ssss_uk_02A Validity:during Choice:Verity CONN:MIG01OU MSISDN:00777772379999 GUID:6726AEE3-B1C8-43C2-8B05-D857939FEAB7 Shortcode:63334</text:span></text:p>
      <text:p text:style-name="P1"><text:span text:style-name="T1">VOTE 1168123194 Campaign:ssss_uk_02A Validity:during Choice:Antony CONN:MIG01OU MSISDN:00777776779999 GUID:7B796D46-AB51-4908-9B98-907007BDC459 Shortcode:63334</text:span></text:p>
      <text:p text:style-name="P1"><text:span text:style-name="T1">VOTE 1168123194 Campaign:ssss_uk_02A Validity:during Choice:Antony CONN:MIG01XU MSISDN:00777771739999 GUID:3EC5C499-4BA9-471A-9A37-E1AFB811F9E5 Shortcode:63334</text:span></text:p>
      <text:p text:style-name="P1"><text:span text:style-name="T1">VOTE 1168123194 Campaign:ssss_uk_02A Validity:during Choice:Verity CONN:MIG01OU MSISDN:00777777749999 GUID:92C1961F-811C-4DEF-A65F-54529DB11679 Shortcode:63334</text:span></text:p>
      <text:p text:style-name="P1"><text:span text:style-name="T1">VOTE 1168123194 Campaign:ssss_uk_02A Validity:during Choice:Antony CONN:MIG01XU MSISDN:00777776919999 GUID:7FB4678B-DC02-404C-907A-B8D868AD9189 Shortcode:63334</text:span></text:p>
      <text:p text:style-name="P1"><text:span text:style-name="T1">VOTE 1168123194 Campaign:ssss_uk_02A Validity:during Choice:Antony CONN:MIG01XU MSISDN:00777774129999 GUID:B189498A-5A95-40AF-B252-4485F6CD5AF5 Shortcode:63334</text:span></text:p>
      <text:p text:style-name="P1"><text:span text:style-name="T1">VOTE 1168123194 Campaign:ssss_uk_02A Validity:during Choice:Mark CONN:MIG01XU MSISDN:00777770469999 GUID:D406483A-A1A7-4520-9E00-50A18A96B192 Shortcode:63334</text:span></text:p>
      <text:p text:style-name="P1"><text:span text:style-name="T1">VOTE 1168123194 Campaign:ssss_uk_02A Validity:during Choice:Alan CONN:MIG01XU MSISDN:00777774179999 GUID:7C90C5FA-1710-49D9-8BEF-BD49242AAB0A Shortcode:63334</text:span></text:p>
      <text:p text:style-name="P1"><text:span text:style-name="T1">VOTE 1168123194 Campaign:ssss_uk_02A Validity:during Choice:Antony CONN:MIG01OU MSISDN:00777779309999 GUID:8B1B41BE-3427-4CAD-8E5E-EBB480F50320 Shortcode:63334</text:span></text:p>
      <text:p text:style-name="P1"><text:span text:style-name="T1">VOTE 1168123195 Campaign:ssss_uk_02A Validity:during Choice:Antony CONN:MIG00VU MSISDN:00777779639999 GUID:CD30227B-EA1F-453F-93BE-66DDA4B64758 Shortcode:63334</text:span></text:p>
      <text:p text:style-name="P1"><text:span text:style-name="T1">VOTE 1168123195 Campaign:ssss_uk_02A Validity:during Choice:Tupele CONN:MIG00VU </text:span><text:soft-page-break/><text:span text:style-name="T1">MSISDN:00777773719999 GUID:BAF96613-D9A0-4EE3-A0DA-D18B42EAF860 Shortcode:63334</text:span></text:p>
      <text:p text:style-name="P1"><text:span text:style-name="T1">VOTE 1168123195 Campaign:ssss_uk_02A Validity:during Choice:Antony CONN:MIG01XU MSISDN:00777779979999 GUID:F8125B05-E64D-4589-A14A-E34CA1ADECBB Shortcode:63334</text:span></text:p>
      <text:p text:style-name="P1"><text:span text:style-name="T1">VOTE 1168123195 Campaign:ssss_uk_02A Validity:during Choice:Antony CONN:MIG01XU MSISDN:00777772749999 GUID:1C52E29D-CD18-4238-A443-2B3C30F68113 Shortcode:63334</text:span></text:p>
      <text:p text:style-name="P1"><text:span text:style-name="T1">VOTE 1168123195 Campaign:ssss_uk_02A Validity:during Choice:Mark CONN:MIG01XU MSISDN:00777775489999 GUID:6CA3F14E-6273-4D3D-BEB0-99190B3321E0 Shortcode:63334</text:span></text:p>
      <text:p text:style-name="P1"><text:span text:style-name="T1">VOTE 1168123195 Campaign:ssss_uk_02A Validity:during Choice:Tupele CONN:MIG01OU MSISDN:00777776899999 GUID:62EF5543-616B-4CE6-A8BB-F8ED4359431B Shortcode:63334</text:span></text:p>
      <text:p text:style-name="P1"><text:span text:style-name="T1">VOTE 1168123195 Campaign:ssss_uk_02A Validity:during Choice:Antony CONN:MIG01TU MSISDN:00777778489999 GUID:A48265CC-2B5B-43F6-9AEF-A67F7F839338 Shortcode:63334</text:span></text:p>
      <text:p text:style-name="P1"><text:span text:style-name="T1">VOTE 1168123195 Campaign:ssss_uk_02A Validity:during Choice:Leon CONN:MIG01TU MSISDN:00777778629999 GUID:5457DE17-312D-4141-86F6-C08BD0CD8F83 Shortcode:63334</text:span></text:p>
      <text:p text:style-name="P1"><text:span text:style-name="T1">VOTE 1168123195 Campaign:ssss_uk_02A Validity:during Choice:Antony CONN:MIG01OU MSISDN:00777770089999 GUID:5E874117-9A5B-4922-B783-6644EA97ED6E Shortcode:63334</text:span></text:p>
      <text:p text:style-name="P1"><text:span text:style-name="T1">VOTE 1168123195 Campaign:ssss_uk_02A Validity:during Choice:Antony CONN:MIG01XU MSISDN:00777775369999 GUID:B598763D-CC36-43E3-AB04-DE18303D6D47 Shortcode:63334</text:span></text:p>
      <text:p text:style-name="P1"><text:span text:style-name="T1">VOTE 1168123195 Campaign:ssss_uk_02A Validity:during Choice:Mark CONN:MIG01XU MSISDN:00777778319999 GUID:46D374F1-9586-4DA8-A00F-9B2528B4BC4F Shortcode:63334</text:span></text:p>
      <text:p text:style-name="P1"><text:span text:style-name="T1">VOTE 1168123195 Campaign:ssss_uk_02A Validity:during Choice:Gemma CONN:MIG01XU MSISDN:00777771259999 GUID:B705339B-9672-4DC1-A761-6D52118E6178 Shortcode:63334</text:span></text:p>
      <text:p text:style-name="P1"><text:span text:style-name="T1">VOTE 1168123195 Campaign:ssss_uk_02A Validity:during Choice:Leon CONN:MIG01XU MSISDN:00777774819999 GUID:324C1780-996A-4609-9907-2595BF5B0719 Shortcode:63334</text:span></text:p>
      <text:p text:style-name="P1"><text:span text:style-name="T1">VOTE 1168123195 Campaign:ssss_uk_02A Validity:during Choice:Tupele CONN:MIG01TU MSISDN:00777777079999 GUID:CDEF4420-8DCF-4D8F-BC8B-AADB97096AE2 Shortcode:63334</text:span></text:p>
      <text:p text:style-name="P1"><text:span text:style-name="T1">VOTE 1168123195 Campaign:ssss_uk_02A Validity:during Choice:Alan CONN:MIG01TU MSISDN:00777773209999 GUID:C79DE9A4-ACF8-4C82-BF06-26F91D702827 Shortcode:63334</text:span></text:p>
      <text:p text:style-name="P1"><text:span text:style-name="T1">VOTE 1168123196 Campaign:ssss_uk_02A Validity:during Choice:Antony CONN:MIG01OU MSISDN:00777770549999 GUID:790D9EAB-33F4-4F1B-B283-988081E0F9E5 Shortcode:63334</text:span></text:p>
      <text:p text:style-name="P1"><text:span text:style-name="T1">VOTE 1168123171 Campaign:ssss_uk_02A Validity:during Choice:Mark CONN:MIG00VU MSISDN:00777779369999 GUID:F4CB9A16-2026-4474-BAE7-2C0C94A66ECF Shortcode:63334</text:span></text:p>
      <text:p text:style-name="P1"><text:span text:style-name="T1">VOTE 1168123196 Campaign:ssss_uk_02A Validity:during Choice:Mark CONN:MIG01XU MSISDN:00777773059999 GUID:28908CF3-DF7C-4DA6-A26C-09BD6FBDC72A Shortcode:63334</text:span></text:p>
      <text:p text:style-name="P1"><text:span text:style-name="T1">VOTE 1168123196 Campaign:ssss_uk_02A Validity:during Choice:Alan CONN:MIG01XU MSISDN:00777775119999 GUID:E34DCB8E-64DD-4807-B768-5C6A6DB393B3 Shortcode:63334</text:span></text:p>
      <text:p text:style-name="P1"><text:span text:style-name="T1">VOTE 1168123196 Campaign:ssss_uk_02A Validity:during Choice:Antony CONN:MIG01XU MSISDN:00777772909999 GUID:67ED38EA-8AD8-43FF-A82B-91B1702D0200 Shortcode:63334</text:span></text:p>
      <text:p text:style-name="P1"><text:span text:style-name="T1">VOTE 1168123196 Campaign:ssss_uk_02A Validity:during Choice:Gemma CONN:MIG01XU MSISDN:00777770749999 GUID:06632289-4F71-472D-A8F6-F30F93291EEA Shortcode:63334</text:span></text:p>
      <text:p text:style-name="P1"><text:span text:style-name="T1">VOTE 1168123196 Campaign:ssss_uk_02A Validity:during Choice:Gemma CONN:MIG01XU MSISDN:00777778689999 GUID:325FAF16-F283-44F8-A2D7-313ED68A8EA8 Shortcode:63334</text:span></text:p>
      <text:p text:style-name="P1"><text:span text:style-name="T1">VOTE 1168123196 Campaign:ssss_uk_02A Validity:during Choice:Antony CONN:MIG01OU MSISDN:00777776199999 GUID:D939D358-C966-4120-B17C-D5DF9D1356FE Shortcode:63334</text:span></text:p>
      <text:p text:style-name="P1"><text:span text:style-name="T1">VOTE 1168123196 Campaign:ssss_uk_02A Validity:during Choice:Antony CONN:MIG00VU MSISDN:00777779879999 GUID:B4C2B95E-B44F-4E9C-92A7-F15E44ED089A Shortcode:63334</text:span></text:p>
      <text:p text:style-name="P1"><text:span text:style-name="T1">VOTE 1168123196 Campaign:ssss_uk_02A Validity:during Choice:Leon CONN:MIG00VU MSISDN:00777779969999 GUID:BE2B66BB-99FB-47DB-A651-02AB19A4E8E4 Shortcode:63334</text:span></text:p>
      <text:p text:style-name="P1"><text:span text:style-name="T1">VOTE 1168123197 Campaign:ssss_uk_02A Validity:during Choice:Antony CONN:MIG01OU MSISDN:00777770829999 GUID:39A5901E-8D5A-41C6-8195-2DA2CA52EE39 Shortcode:63334</text:span></text:p>
      <text:p text:style-name="P1"><text:span text:style-name="T1">VOTE 1168123171 Campaign:ssss_uk_02A Validity:during Choice:Antony CONN:MIG00VU MSISDN:00777779309999 GUID:6C35D4F9-7E16-4464-9E7D-DF4E39A57250 Shortcode:63334</text:span></text:p>
      <text:p text:style-name="P1"><text:span text:style-name="T1">VOTE 1168123197 Campaign:ssss_uk_02A Validity:during Choice:Alan CONN:MIG01XU MSISDN:00777778959999 GUID:76AE7446-9838-4BCB-8772-F702CDB15E01 Shortcode:63334</text:span></text:p>
      <text:p text:style-name="P1"><text:span text:style-name="T1">VOTE 1168123197 Campaign:ssss_uk_02A Validity:during Choice:Antony CONN:MIG01XU MSISDN:00777779359999 GUID:8600ADA0-DA2D-4485-AD33-22825410D12A Shortcode:63334</text:span></text:p>
      <text:p text:style-name="P1"><text:span text:style-name="T1">VOTE 1168123197 Campaign:ssss_uk_02A Validity:during Choice:Leon CONN:MIG01XU MSISDN:00777776139999 GUID:8A88EF73-56D2-4210-AAB4-0695C2A23B3A Shortcode:63334</text:span></text:p>
      <text:p text:style-name="P1"><text:span text:style-name="T1">VOTE 1168123197 Campaign:ssss_uk_02A Validity:during Choice:Leon CONN:MIG01XU MSISDN:00777778689999 GUID:202D85E1-096D-40AE-8AC7-E0CC867C6BBF Shortcode:63334</text:span></text:p>
      <text:p text:style-name="P1"><text:span text:style-name="T1">VOTE 1168123197 Campaign:ssss_uk_02A Validity:during Choice:Alan CONN:MIG01XU MSISDN:00777774419999 GUID:E5BFFE28-C752-4C41-8429-63E731938C80 Shortcode:63334</text:span></text:p>
      <text:p text:style-name="P1"><text:span text:style-name="T1">VOTE 1168123197 Campaign:ssss_uk_02A Validity:during Choice:Antony CONN:MIG01OU </text:span><text:soft-page-break/><text:span text:style-name="T1">MSISDN:00777770969999 GUID:99F2F9B1-7F9F-491E-B069-E48ECD914648 Shortcode:63334</text:span></text:p>
      <text:p text:style-name="P1"><text:span text:style-name="T1">VOTE 1168123197 Campaign:ssss_uk_02A Validity:during Choice:Matthew CONN:MIG01OU MSISDN:00777774759999 GUID:85BACF06-3D62-434B-AFD7-0DF821FD7A3C Shortcode:63334</text:span></text:p>
      <text:p text:style-name="P1"><text:span text:style-name="T1">VOTE 1168123197 Campaign:ssss_uk_02A Validity:during Choice:Alan CONN:MIG01XU MSISDN:00777779479999 GUID:9DD98B7D-7AF0-4DB2-BBF1-DC5FD9264A5D Shortcode:63334</text:span></text:p>
      <text:p text:style-name="P1"><text:span text:style-name="T1">VOTE 1168123197 Campaign:ssss_uk_02A Validity:during Choice:Leon CONN:MIG01XU MSISDN:00777774959999 GUID:013CD031-F941-41EA-AC3E-82FEEB62DD2F Shortcode:63334</text:span></text:p>
      <text:p text:style-name="P1"><text:span text:style-name="T1">VOTE 1168123198 Campaign:ssss_uk_02A Validity:during Choice:Antony CONN:MIG01OU MSISDN:00777775259999 GUID:5C1AE798-197F-44C7-9511-953978429A3B Shortcode:63334</text:span></text:p>
      <text:p text:style-name="P1"><text:span text:style-name="T1">VOTE 1168123198 Campaign:ssss_uk_02A Validity:during Choice:Antony CONN:MIG01XU MSISDN:00777771899999 GUID:A4E12156-F87E-42BA-9695-A4B3E2F45387 Shortcode:63334</text:span></text:p>
      <text:p text:style-name="P1"><text:span text:style-name="T1">VOTE 1168123198 Campaign:ssss_uk_02A Validity:during Choice:Antony CONN:MIG01XU MSISDN:00777779839999 GUID:B78BD613-AF7B-448D-A524-614F7F0223FB Shortcode:63334</text:span></text:p>
      <text:p text:style-name="P1"><text:span text:style-name="T1">VOTE 1168123198 Campaign:ssss_uk_02A Validity:during Choice:Alan CONN:MIG01XU MSISDN:00777770639999 GUID:8CE1FF2B-4887-479D-A6FD-18F1D7715001 Shortcode:63334</text:span></text:p>
      <text:p text:style-name="P1"><text:span text:style-name="T1">VOTE 1168123198 Campaign:ssss_uk_02A Validity:during Choice:Gemma CONN:MIG01TU MSISDN:00777777609999 GUID:8B4FD4CA-C183-4917-9755-6B7336FFFFD5 Shortcode:63334</text:span></text:p>
      <text:p text:style-name="P1"><text:span text:style-name="T1">VOTE 1168123198 Campaign:ssss_uk_02A Validity:during Choice:Antony CONN:MIG01TU MSISDN:00777771679999 GUID:603CC781-2693-45BD-9838-5181B2246037 Shortcode:63334</text:span></text:p>
      <text:p text:style-name="P1"><text:span text:style-name="T1">VOTE 1168123198 Campaign:ssss_uk_02A Validity:during Choice:Alan CONN:MIG01XU MSISDN:00777773679999 GUID:AA95DD54-10A1-42BE-87C9-742B7B9019A8 Shortcode:63334</text:span></text:p>
      <text:p text:style-name="P1"><text:span text:style-name="T1">VOTE 1168123198 Campaign:ssss_uk_02A Validity:during Choice:Verity CONN:MIG01XU MSISDN:00777770639999 GUID:4AE4287D-7F1B-4F53-BB25-4D9020766FE8 Shortcode:63334</text:span></text:p>
      <text:p text:style-name="P1"><text:span text:style-name="T1">VOTE 1168123197 Campaign:ssss_uk_02A Validity:during Choice:Antony CONN:MIG01XU MSISDN:00777771409999 GUID:8C1FD357-CC8A-4FBB-B71E-CF90600C7FB0 Shortcode:63334</text:span></text:p>
      <text:p text:style-name="P1"><text:span text:style-name="T1">VOTE 1168123198 Campaign:ssss_uk_02A Validity:during Choice:Alan CONN:MIG01TU MSISDN:00777773609999 GUID:AC3263AE-6672-4617-B686-62BE76851167 Shortcode:63334</text:span></text:p>
      <text:p text:style-name="P1"><text:span text:style-name="T1">VOTE 1168123198 Campaign:ssss_uk_02A Validity:during Choice:Mark CONN:MIG01TU MSISDN:00777774629999 GUID:3B18B97B-B736-489F-83AE-4DB4E8D32E2D Shortcode:63334</text:span></text:p>
      <text:p text:style-name="P1"><text:span text:style-name="T1">VOTE 1168123198 Campaign:ssss_uk_02A Validity:during Choice:Alan CONN:MIG01OU MSISDN:00777776519999 GUID:FC6F65FA-1784-465E-A4D4-D5E8E95603D7 Shortcode:63334</text:span></text:p>
      <text:p text:style-name="P1"><text:span text:style-name="T1">VOTE 1168123198 Campaign:ssss_uk_02A Validity:during Choice:Antony CONN:MIG00VU MSISDN:00777779819999 GUID:87DBEC4B-A912-4B08-9879-0EC892FF25E9 Shortcode:63334</text:span></text:p>
      <text:p text:style-name="P1"><text:span text:style-name="T1">VOTE 1168123198 Campaign:ssss_uk_02A Validity:during Choice:Mark CONN:MIG00VU MSISDN:00777773779999 GUID:50DF2F5F-3526-463D-B65A-91FDBAEBD57C Shortcode:63334</text:span></text:p>
      <text:p text:style-name="P1"><text:span text:style-name="T1">VOTE 1168123198 Campaign:ssss_uk_02A Validity:during Choice:Verity CONN:MIG01XU MSISDN:00777774619999 GUID:A96A9FC6-73AD-49A2-A734-6D735784B8E6 Shortcode:63334</text:span></text:p>
      <text:p text:style-name="P1"><text:span text:style-name="T1">VOTE 1168123198 Campaign:ssss_uk_02A Validity:during Choice:Alan CONN:MIG01XU MSISDN:00777779939999 GUID:37499B38-2E26-4DB7-B742-436912CE4C6F Shortcode:63334</text:span></text:p>
      <text:p text:style-name="P1"><text:span text:style-name="T1">VOTE 1168123198 Campaign:ssss_uk_02A Validity:during Choice:Alan CONN:MIG01XU MSISDN:00777776649999 GUID:A5981B39-F36A-47B8-A20E-CB041B7E82A1 Shortcode:63334</text:span></text:p>
      <text:p text:style-name="P1"><text:span text:style-name="T1">VOTE 1168123198 Campaign:ssss_uk_02A Validity:during Choice:Antony CONN:MIG01XU MSISDN:00777774249999 GUID:B667AE62-F2DC-412F-877E-52E4839366ED Shortcode:63334</text:span></text:p>
      <text:p text:style-name="P1"><text:span text:style-name="T1">VOTE 1168123199 Campaign:ssss_uk_02A Validity:during Choice:Antony CONN:MIG01XU MSISDN:00777776009999 GUID:C3D21273-040D-4045-922B-254689483C3B Shortcode:63334</text:span></text:p>
      <text:p text:style-name="P1"><text:span text:style-name="T1">VOTE 1168123199 Campaign:ssss_uk_02A Validity:during Choice:Antony CONN:MIG01XU MSISDN:00777773689999 GUID:2CD4D8B3-E294-4E6D-831C-8768DA70BD6C Shortcode:63334</text:span></text:p>
      <text:p text:style-name="P1"><text:span text:style-name="T1">VOTE 1168123199 Campaign:ssss_uk_02A Validity:during Choice:Antony CONN:MIG01XU MSISDN:00777779619999 GUID:322CE953-330B-498F-BEE3-90041D446A1E Shortcode:63334</text:span></text:p>
      <text:p text:style-name="P1"><text:span text:style-name="T1">VOTE 1168123199 Campaign:ssss_uk_02A Validity:during Choice:Antony CONN:MIG01XU MSISDN:00777774019999 GUID:FC8100AF-E48E-4881-A99C-5E7D15A1279A Shortcode:63334</text:span></text:p>
      <text:p text:style-name="P1"><text:span text:style-name="T1">VOTE 1168123199 Campaign:ssss_uk_02A Validity:during Choice:Verity CONN:MIG01OU MSISDN:00777779869999 GUID:7ADA9E39-B77F-49B3-A16B-868E6232F1A7 Shortcode:63334</text:span></text:p>
      <text:p text:style-name="P1"><text:span text:style-name="T1">VOTE 1168123199 Campaign:ssss_uk_02A Validity:during Choice:Hayley CONN:MIG01OU MSISDN:00777775349999 GUID:82867685-216E-46B3-860B-9BA13D767BF3 Shortcode:63334</text:span></text:p>
      <text:p text:style-name="P1"><text:span text:style-name="T1">VOTE 1168123199 Campaign:ssss_uk_02A Validity:during Choice:Mark CONN:MIG01XU MSISDN:00777779229999 GUID:31877A75-D946-462C-8FE1-3ED88E8C8657 Shortcode:63334</text:span></text:p>
      <text:p text:style-name="P1"><text:span text:style-name="T1">VOTE 1168123199 Campaign:ssss_uk_02A Validity:during Choice:Tupele CONN:MIG01XU MSISDN:00777771599999 GUID:9B33943B-7FEB-4012-A5D8-1A30AAD0E47D Shortcode:63334</text:span></text:p>
      <text:p text:style-name="P1"><text:span text:style-name="T1">VOTE 1168123199 Campaign:ssss_uk_02A Validity:during Choice:Antony CONN:MIG01XU MSISDN:00777771809999 GUID:64C2980A-F2D5-4959-AAFF-5B25F7591E87 Shortcode:63334</text:span></text:p>
      <text:p text:style-name="P1"><text:span text:style-name="T1">VOTE 1168123200 Campaign:ssss_uk_02A Validity:during Choice:Verity CONN:MIG01OU </text:span><text:soft-page-break/><text:span text:style-name="T1">MSISDN:00777779149999 GUID:D174C101-65C0-46FB-ABCB-56F0983CDB91 Shortcode:63334</text:span></text:p>
      <text:p text:style-name="P1"><text:span text:style-name="T1">VOTE 1168123200 Campaign:ssss_uk_02A Validity:during Choice:Alan CONN:MIG01OU MSISDN:00777774879999 GUID:09DBD466-2CAC-42BE-9EA8-1202651C52E6 Shortcode:63334</text:span></text:p>
      <text:p text:style-name="P1"><text:span text:style-name="T1">VOTE 1168123200 Campaign:ssss_uk_02A Validity:during Choice:Antony CONN:MIG01OU MSISDN:00777775459999 GUID:06EFA626-21D2-45FA-92AB-8FD50F2958CE Shortcode:63334</text:span></text:p>
      <text:p text:style-name="P1"><text:span text:style-name="T1">VOTE 1168123200 Campaign:ssss_uk_02A Validity:during Choice:Antony CONN:MIG00VU MSISDN:00777779779999 GUID:9DF5180B-3EBD-49FB-BA6D-4077A4B07451 Shortcode:63334</text:span></text:p>
      <text:p text:style-name="P1"><text:span text:style-name="T1">VOTE 1168123200 Campaign:ssss_uk_02A Validity:during Choice:Leon CONN:MIG00VU MSISDN:00777771989999 GUID:48442CDB-F0C3-4855-96DE-666742537DB4 Shortcode:63334</text:span></text:p>
      <text:p text:style-name="P1"><text:span text:style-name="T1">VOTE 1168123200 Campaign:ssss_uk_02A Validity:during Choice:Alan CONN:MIG01XU MSISDN:00777772759999 GUID:6D230D99-6CAC-4EEB-95C3-8CA6D7EF6B3A Shortcode:63334</text:span></text:p>
      <text:p text:style-name="P1"><text:span text:style-name="T1">VOTE 1168123200 Campaign:ssss_uk_02A Validity:during Choice:Verity CONN:MIG01XU MSISDN:00777776529999 GUID:06424E8E-BBCB-4EED-B953-7280B52E4050 Shortcode:63334</text:span></text:p>
      <text:p text:style-name="P1"><text:span text:style-name="T1">VOTE 1168123200 Campaign:ssss_uk_02A Validity:during Choice:Verity CONN:MIG01XU MSISDN:00777773369999 GUID:BC36E8AB-A8B5-41DF-8477-387D41EF471E Shortcode:63334</text:span></text:p>
      <text:p text:style-name="P1"><text:span text:style-name="T1">VOTE 1168123200 Campaign:ssss_uk_02A Validity:during Choice:Antony CONN:MIG01OU MSISDN:00777777539999 GUID:191AA590-6EE9-4A44-8E45-B94DC994E593 Shortcode:63334</text:span></text:p>
      <text:p text:style-name="P1"><text:span text:style-name="T1">VOTE 1168123201 Campaign:ssss_uk_02A Validity:during Choice:Alan CONN:MIG01XU MSISDN:00777779839999 GUID:F9290B43-65B5-44D7-B931-76358068272C Shortcode:63334</text:span></text:p>
      <text:p text:style-name="P1"><text:span text:style-name="T1">VOTE 1168123201 Campaign:ssss_uk_02A Validity:during Choice:Antony CONN:MIG01XU MSISDN:00777775549999 GUID:0BD952D5-D40B-4043-9E48-9C50993D1770 Shortcode:63334</text:span></text:p>
      <text:p text:style-name="P1"><text:span text:style-name="T1">VOTE 1168123201 Campaign:ssss_uk_02A Validity:during Choice:Mark CONN:MIG01XU MSISDN:00777776439999 GUID:FA8B601C-527E-4A99-9521-FEA9AFD0FE13 Shortcode:63334</text:span></text:p>
      <text:p text:style-name="P1"><text:span text:style-name="T1">VOTE 1168123201 Campaign:ssss_uk_02A Validity:during Choice:Verity CONN:MIG01XU MSISDN:00777773049999 GUID:DD1491EA-2DB9-4595-961D-178027949109 Shortcode:63334</text:span></text:p>
      <text:p text:style-name="P1"><text:span text:style-name="T1">VOTE 1168123201 Campaign:ssss_uk_02A Validity:during Choice:Gemma CONN:MIG01XU MSISDN:00777778839999 GUID:9CF782DD-8128-4F92-8D51-635E2A11B382 Shortcode:63334</text:span></text:p>
      <text:p text:style-name="P1"><text:span text:style-name="T1">VOTE 1168123202 Campaign:ssss_uk_02A Validity:during Choice:Antony CONN:MIG01XU MSISDN:00777772329999 GUID:5FAD51A0-A5AC-4552-82C7-0AF376FA56C4 Shortcode:63334</text:span></text:p>
      <text:p text:style-name="P1"><text:span text:style-name="T1">VOTE 1168123202 Campaign:ssss_uk_02A Validity:during Choice:Antony CONN:MIG01OU MSISDN:00777770359999 GUID:16C95B3C-D0DD-4006-889B-3BD1E9A83460 Shortcode:63334</text:span></text:p>
      <text:p text:style-name="P1"><text:span text:style-name="T1">VOTE 1168123202 Campaign:ssss_uk_02A Validity:during Choice:Antony CONN:MIG00VU MSISDN:00777777209999 GUID:E13E246D-5E9F-405E-A863-C7C3480A7D88 Shortcode:63334</text:span></text:p>
      <text:p text:style-name="P1"><text:span text:style-name="T1">VOTE 1168123202 Campaign:ssss_uk_02A Validity:during Choice:Verity CONN:MIG01XU MSISDN:00777778359999 GUID:DDDD8816-39CC-45E0-8B05-161B28C4ED19 Shortcode:63334</text:span></text:p>
      <text:p text:style-name="P1"><text:span text:style-name="T1">VOTE 1168123202 Campaign:ssss_uk_02A Validity:during Choice:Antony CONN:MIG01XU MSISDN:00777775319999 GUID:63E6D558-6095-42E2-B04F-AAD1C5382526 Shortcode:63334</text:span></text:p>
      <text:p text:style-name="P1"><text:span text:style-name="T1">VOTE 1168123202 Campaign:ssss_uk_02A Validity:during Choice:Verity CONN:MIG01XU MSISDN:00777773179999 GUID:E7F3D5A1-52BE-4E49-AD00-7D576CD9EFEB Shortcode:63334</text:span></text:p>
      <text:p text:style-name="P1"><text:span text:style-name="T1">VOTE 1168123202 Campaign:ssss_uk_02A Validity:during Choice:Antony CONN:MIG01XU MSISDN:00777776419999 GUID:A573D99E-5419-4EC2-A0CB-10C02FE62354 Shortcode:63334</text:span></text:p>
      <text:p text:style-name="P1"><text:span text:style-name="T1">VOTE 1168123202 Campaign:ssss_uk_02A Validity:during Choice:Antony CONN:MIG00VU MSISDN:00777776979999 GUID:08FF9DC9-3D50-4641-9ECA-ED26DA22D765 Shortcode:63334</text:span></text:p>
      <text:p text:style-name="P1"><text:span text:style-name="T1">VOTE 1168123202 Campaign:ssss_uk_02A Validity:during Choice:Tupele CONN:MIG01OU MSISDN:00777777919999 GUID:9AC142C7-0026-4C41-A916-9D38122F8873 Shortcode:63334</text:span></text:p>
      <text:p text:style-name="P1"><text:span text:style-name="T1">VOTE 1168123203 Campaign:ssss_uk_02A Validity:during Choice:Alan CONN:MIG01OU MSISDN:00777771259999 GUID:19E12752-EB20-41FC-AAAA-72153F30E793 Shortcode:63334</text:span></text:p>
      <text:p text:style-name="P1"><text:span text:style-name="T1">VOTE 1168123203 Campaign:ssss_uk_02A Validity:during Choice:Tupele CONN:MIG01OU MSISDN:00777774429999 GUID:ED8FAE2A-7850-4E16-B2C6-84A10D031B0F Shortcode:63334</text:span></text:p>
      <text:p text:style-name="P1"><text:span text:style-name="T1">VOTE 1168123203 Campaign:ssss_uk_02A Validity:during Choice:Verity CONN:MIG01OU MSISDN:00777777749999 GUID:9862B2C1-A110-4FAC-A743-7AE3AB5B914A Shortcode:63334</text:span></text:p>
      <text:p text:style-name="P1"><text:span text:style-name="T1">VOTE 1168123203 Campaign:ssss_uk_02A Validity:during Choice:Verity CONN:MIG01OU MSISDN:00777775919999 GUID:A7417EA8-9F70-420C-B3FA-28C8F1E70A52 Shortcode:63334</text:span></text:p>
      <text:p text:style-name="P1"><text:span text:style-name="T1">VOTE 1168123203 Campaign:ssss_uk_02A Validity:during Choice:Verity CONN:MIG01XU MSISDN:00777775059999 GUID:56198B07-26C5-4B5B-BB7E-7DB2FC32D2F7 Shortcode:63334</text:span></text:p>
      <text:p text:style-name="P1"><text:span text:style-name="T1">VOTE 1168123203 Campaign:ssss_uk_02A Validity:during Choice:Alan CONN:MIG01XU MSISDN:00777771359999 GUID:98A1996D-316A-443A-BA60-581E20082602 Shortcode:63334</text:span></text:p>
      <text:p text:style-name="P1"><text:span text:style-name="T1">VOTE 1168123204 Campaign:ssss_uk_02A Validity:during Choice:Leon CONN:MIG01XU MSISDN:00777772279999 GUID:5A451CA1-A798-4375-9302-89623FC731D5 Shortcode:63334</text:span></text:p>
      <text:p text:style-name="P1"><text:span text:style-name="T1">VOTE 1168123204 Campaign:ssss_uk_02A Validity:during Choice:Antony CONN:MIG01XU MSISDN:00777775269999 GUID:C152353E-A795-4C2B-87C9-93E2092FDF10 Shortcode:63334</text:span></text:p>
      <text:p text:style-name="P1"><text:span text:style-name="T1">VOTE 1168123203 Campaign:ssss_uk_02A Validity:during Choice:Mark CONN:MIG01XU </text:span><text:soft-page-break/><text:span text:style-name="T1">MSISDN:00777777509999 GUID:592AE936-BD54-463B-9D12-29B082E5BE96 Shortcode:63334</text:span></text:p>
      <text:p text:style-name="P1"><text:span text:style-name="T1">VOTE 1168123204 Campaign:ssss_uk_02A Validity:during Choice:Alan CONN:MIG01XU MSISDN:00777771919999 GUID:E1877C6C-564D-48D8-A5D7-DB4E22F65401 Shortcode:63334</text:span></text:p>
      <text:p text:style-name="P1"><text:span text:style-name="T1">VOTE 1168123204 Campaign:ssss_uk_02A Validity:during Choice:Verity CONN:MIG01XU MSISDN:00777771149999 GUID:563C372A-5ADA-4DCB-A8EC-E974B9447EF6 Shortcode:63334</text:span></text:p>
      <text:p text:style-name="P1"><text:span text:style-name="T1">VOTE 1168123204 Campaign:ssss_uk_02A Validity:during Choice:Alan CONN:MIG01XU MSISDN:00777775529999 GUID:6A6AA324-72B6-40D3-A603-43ACF10353EA Shortcode:63334</text:span></text:p>
      <text:p text:style-name="P1"><text:span text:style-name="T1">VOTE 1168123204 Campaign:ssss_uk_02A Validity:during Choice:Antony CONN:MIG00VU MSISDN:00777777269999 GUID:1398A726-A979-4EBE-9C60-38BFD8F9B6AC Shortcode:63334</text:span></text:p>
      <text:p text:style-name="P1"><text:span text:style-name="T1">VOTE 1168123205 Campaign:ssss_uk_02A Validity:during Choice:Tupele CONN:MIG01XU MSISDN:00777773729999 GUID:0D34FC1F-1A77-461F-A85D-533204CF09F1 Shortcode:63334</text:span></text:p>
      <text:p text:style-name="P1"><text:span text:style-name="T1">VOTE 1168123205 Campaign:ssss_uk_02A Validity:during Choice:Antony CONN:MIG01XU MSISDN:00777771779999 GUID:553F9080-6F91-4F20-AD04-B9AA99CC20B4 Shortcode:63334</text:span></text:p>
      <text:p text:style-name="P1"><text:span text:style-name="T1">VOTE 1168123205 Campaign:ssss_uk_02A Validity:during Choice:Gemma CONN:MIG01XU MSISDN:00777772679999 GUID:F90ED105-E7DC-40E2-AD55-AE60687E41A0 Shortcode:63334</text:span></text:p>
      <text:p text:style-name="P1"><text:span text:style-name="T1">VOTE 1168123205 Campaign:ssss_uk_02A Validity:during Choice:Verity CONN:MIG01OU MSISDN:00777776359999 GUID:1DCD42B2-E8AF-4EF8-9A95-262F91FDBA78 Shortcode:63334</text:span></text:p>
      <text:p text:style-name="P1"><text:span text:style-name="T1">VOTE 1168123205 Campaign:ssss_uk_02A Validity:during Choice:Matthew CONN:MIG01OU MSISDN:00777774369999 GUID:72BDC57E-21DE-45A6-8A0B-2F0CC81A2DEF Shortcode:63334</text:span></text:p>
      <text:p text:style-name="P1"><text:span text:style-name="T1">VOTE 1168123205 Campaign:ssss_uk_02A Validity:during Choice:Mark CONN:MIG01OU MSISDN:00777770579999 GUID:11636522-6A35-456B-83C6-EACDA5BE000E Shortcode:63334</text:span></text:p>
      <text:p text:style-name="P1"><text:span text:style-name="T1">VOTE 1168123205 Campaign:ssss_uk_02A Validity:during Choice:Antony CONN:MIG01TU MSISDN:00777777029999 GUID:EEE25D5A-F010-41DB-B9C3-47423165A491 Shortcode:63334</text:span></text:p>
      <text:p text:style-name="P1"><text:span text:style-name="T1">VOTE 1168123205 Campaign:ssss_uk_02A Validity:during Choice:Matthew CONN:MIG01TU MSISDN:00777770939999 GUID:99C66B92-ED02-489D-8F82-E56CFBFA3BD8 Shortcode:63334</text:span></text:p>
      <text:p text:style-name="P1"><text:span text:style-name="T1">VOTE 1168123205 Campaign:ssss_uk_02A Validity:during Choice:Antony CONN:MIG01OU MSISDN:00777773199999 GUID:543B0F39-633E-48A7-9A74-E7623973DDF8 Shortcode:63334</text:span></text:p>
      <text:p text:style-name="P1"><text:span text:style-name="T1">VOTE 1168123205 Campaign:ssss_uk_02A Validity:during Choice:Antony CONN:MIG01TU MSISDN:00777779829999 GUID:80691528-E2E9-41C8-BB9A-361A06FA47A2 Shortcode:63334</text:span></text:p>
      <text:p text:style-name="P1"><text:span text:style-name="T1">VOTE 1168123205 Campaign:ssss_uk_02A Validity:during Choice:Leon CONN:MIG01TU MSISDN:00777772339999 GUID:086D697D-9383-44C7-805A-1195A452D53A Shortcode:63334</text:span></text:p>
      <text:p text:style-name="P1"><text:span text:style-name="T1">VOTE 1168123205 Campaign:ssss_uk_02A Validity:during Choice:Verity CONN:MIG01TU MSISDN:00777778729999 GUID:DC274219-0FB9-4496-A0CD-889D2E84A530 Shortcode:63334</text:span></text:p>
      <text:p text:style-name="P1"><text:span text:style-name="T1">VOTE 1168123205 Campaign:ssss_uk_02A Validity:during Choice:Antony CONN:MIG01TU MSISDN:00777774949999 GUID:26FCC88E-072F-45C5-B261-70A7AC1A1E87 Shortcode:63334</text:span></text:p>
      <text:p text:style-name="P1"><text:span text:style-name="T1">VOTE 1168123205 Campaign:ssss_uk_02A Validity:during Choice:Mark CONN:MIG01XU MSISDN:00777771399999 GUID:571C0B17-05A4-4E8F-AFB3-ADCFD5F1D412 Shortcode:63334</text:span></text:p>
      <text:p text:style-name="P1"><text:span text:style-name="T1">VOTE 1168123205 Campaign:ssss_uk_02A Validity:during Choice:Antony CONN:MIG01XU MSISDN:00777776959999 GUID:26A14386-2B3F-4CC7-8E64-FD596FBDF7D6 Shortcode:63334</text:span></text:p>
      <text:p text:style-name="P1"><text:span text:style-name="T1">VOTE 1168123205 Campaign:ssss_uk_02A Validity:during Choice:Tupele CONN:MIG01XU MSISDN:00777771869999 GUID:E0B530A7-C266-425D-9D26-70501FD20B1D Shortcode:63334</text:span></text:p>
      <text:p text:style-name="P1"><text:span text:style-name="T1">VOTE 1168123206 Campaign:ssss_uk_02A Validity:during Choice:Antony CONN:MIG01OU MSISDN:00777779589999 GUID:4B1B276E-F0B8-4F6F-9052-9AE7D036BE2C Shortcode:63334</text:span></text:p>
      <text:p text:style-name="P1"><text:span text:style-name="T1">VOTE 1168123206 Campaign:ssss_uk_02A Validity:during Choice:Tupele CONN:MIG01XU MSISDN:00777779009999 GUID:461A8C9E-D6CC-40AC-A268-E2FDC5B86FDF Shortcode:63334</text:span></text:p>
      <text:p text:style-name="P1"><text:span text:style-name="T1">VOTE 1168123206 Campaign:ssss_uk_02A Validity:during Choice:Matthew CONN:MIG01XU MSISDN:00777775899999 GUID:1C96898A-F4A8-4B78-B054-65052B9462B1 Shortcode:63334</text:span></text:p>
      <text:p text:style-name="P1"><text:span text:style-name="T1">VOTE 1168123206 Campaign:ssss_uk_02A Validity:during Choice:Verity CONN:MIG01XU MSISDN:00777774009999 GUID:33E65561-F0C2-4716-A64F-E098F80BC97A Shortcode:63334</text:span></text:p>
      <text:p text:style-name="P1"><text:span text:style-name="T1">VOTE 1168123206 Campaign:ssss_uk_02A Validity:during Choice:Alan CONN:MIG01XU MSISDN:00777773179999 GUID:35F86676-981B-44A4-8F3B-C919C19A1734 Shortcode:63334</text:span></text:p>
      <text:p text:style-name="P1"><text:span text:style-name="T1">VOTE 1168123206 Campaign:ssss_uk_02A Validity:during Choice:Verity CONN:MIG00VU MSISDN:00777777869999 GUID:DD6F4041-5AF9-4233-A553-094C70CD1572 Shortcode:63334</text:span></text:p>
      <text:p text:style-name="P1"><text:span text:style-name="T1">VOTE 1168123206 Campaign:ssss_uk_02A Validity:during Choice:Verity CONN:MIG01XU MSISDN:00777773669999 GUID:6060BC78-5F53-4644-8398-1CFC9B06C810 Shortcode:63334</text:span></text:p>
      <text:p text:style-name="P1"><text:span text:style-name="T1">VOTE 1168123207 Campaign:ssss_uk_02A Validity:during Choice:Antony CONN:MIG01XU MSISDN:00777779599999 GUID:859F73A0-7A40-4EA4-8D66-96A235BB874A Shortcode:63334</text:span></text:p>
      <text:p text:style-name="P1"><text:span text:style-name="T1">VOTE 1168123207 Campaign:ssss_uk_02A Validity:during Choice:Mark CONN:MIG01XU MSISDN:00777778079999 GUID:C7F75BAF-CE6F-4FA6-A9D6-76D2A9EFC781 Shortcode:63334</text:span></text:p>
      <text:p text:style-name="P1"><text:span text:style-name="T1">VOTE 1168123207 Campaign:ssss_uk_02A Validity:during Choice:Mark CONN:MIG00VU MSISDN:00777771409999 GUID:CAC5C6D8-CAB5-466D-AA30-496D673D767B Shortcode:63334</text:span></text:p>
      <text:p text:style-name="P1"><text:span text:style-name="T1">VOTE 1168123207 Campaign:ssss_uk_02A Validity:during Choice:Alan CONN:MIG01XU </text:span><text:soft-page-break/><text:span text:style-name="T1">MSISDN:00777771159999 GUID:9542E8CD-DA92-4FA9-B141-0CEBDE4AEA99 Shortcode:63334</text:span></text:p>
      <text:p text:style-name="P1"><text:span text:style-name="T1">VOTE 1168123207 Campaign:ssss_uk_02A Validity:during Choice:Mark CONN:MIG01XU MSISDN:00777773849999 GUID:ACB96364-3A78-4AEF-8B28-C166186C30EF Shortcode:63334</text:span></text:p>
      <text:p text:style-name="P1"><text:span text:style-name="T1">VOTE 1168123207 Campaign:ssss_uk_02A Validity:during Choice:Alan CONN:MIG01XU MSISDN:00777776759999 GUID:9A5A19A7-94CC-4461-822D-93619FAF6946 Shortcode:63334</text:span></text:p>
      <text:p text:style-name="P1"><text:span text:style-name="T1">VOTE 1168123207 Campaign:ssss_uk_02A Validity:during Choice:Antony CONN:MIG01XU MSISDN:00777771889999 GUID:155F9AFA-67A8-4427-8FD4-8CA78D57FEAD Shortcode:63334</text:span></text:p>
      <text:p text:style-name="P1"><text:span text:style-name="T1">VOTE 1168123207 Campaign:ssss_uk_02A Validity:during Choice:Gemma CONN:MIG01XU MSISDN:00777774739999 GUID:3C359D52-FD4A-4018-920C-F275AC4F56A1 Shortcode:63334</text:span></text:p>
      <text:p text:style-name="P1"><text:span text:style-name="T1">VOTE 1168123207 Campaign:ssss_uk_02A Validity:during Choice:Verity CONN:MIG01OU MSISDN:00777775039999 GUID:32FA99A9-D676-4A94-8FCC-3536A47F9389 Shortcode:63334</text:span></text:p>
      <text:p text:style-name="P1"><text:span text:style-name="T1">VOTE 1168123207 Campaign:ssss_uk_02A Validity:during Choice:Matthew CONN:MIG01XU MSISDN:00777776849999 GUID:EF664D29-E589-49C5-8AD4-F2DA96E83984 Shortcode:63334</text:span></text:p>
      <text:p text:style-name="P1"><text:span text:style-name="T1">VOTE 1168123207 Campaign:ssss_uk_02A Validity:during Choice:Antony CONN:MIG01XU MSISDN:00777772599999 GUID:A434F072-1FBB-400D-BD30-3D935E9F28D3 Shortcode:63334</text:span></text:p>
      <text:p text:style-name="P1"><text:span text:style-name="T1">VOTE 1168123207 Campaign:ssss_uk_02A Validity:during Choice:Matthew CONN:MIG01XU MSISDN:00777776199999 GUID:0792EC69-AD0F-433B-ABBB-42C4AECF7E3B Shortcode:63334</text:span></text:p>
      <text:p text:style-name="P1"><text:span text:style-name="T1">VOTE 1168123208 Campaign:ssss_uk_02A Validity:during Choice:Verity CONN:MIG01OU MSISDN:00777779219999 GUID:2B300C74-536C-4369-A0C4-B5F3A59EDB33 Shortcode:63334</text:span></text:p>
      <text:p text:style-name="P1"><text:span text:style-name="T1">VOTE 1168123208 Campaign:ssss_uk_02A Validity:during Choice:Mark CONN:MIG01OU MSISDN:00777770679999 GUID:700F4326-8496-4FBD-AF9D-045D373C5A55 Shortcode:63334</text:span></text:p>
      <text:p text:style-name="P1"><text:span text:style-name="T1">VOTE 1168123208 Campaign:ssss_uk_02A Validity:during Choice:Leon CONN:MIG01XU MSISDN:00777778109999 GUID:72E52FD7-6038-48D5-91CF-35E41C68AF9B Shortcode:63334</text:span></text:p>
      <text:p text:style-name="P1"><text:span text:style-name="T1">VOTE 1168123208 Campaign:ssss_uk_02A Validity:during Choice:Verity CONN:MIG01XU MSISDN:00777776879999 GUID:51992997-9D4C-40E7-8A66-E2353E265B60 Shortcode:63334</text:span></text:p>
      <text:p text:style-name="P1"><text:span text:style-name="T1">VOTE 1168123208 Campaign:ssss_uk_02A Validity:during Choice:Antony CONN:MIG00VU MSISDN:00777775289999 GUID:2ADC4FD9-2A73-42E7-932D-459AA08DECC5 Shortcode:63334</text:span></text:p>
      <text:p text:style-name="P1"><text:span text:style-name="T1">VOTE 1168123208 Campaign:ssss_uk_02A Validity:during Choice:Antony CONN:MIG01TU MSISDN:00777774879999 GUID:F2315B0E-90E7-4DC4-BB3B-56AF26AF6BA2 Shortcode:63334</text:span></text:p>
      <text:p text:style-name="P1"><text:span text:style-name="T1">VOTE 1168123208 Campaign:ssss_uk_02A Validity:during Choice:Mark CONN:MIG01TU MSISDN:00777773539999 GUID:A67C704B-79FB-4A50-85B9-39C9F1311455 Shortcode:63334</text:span></text:p>
      <text:p text:style-name="P1"><text:span text:style-name="T1">VOTE 1168123209 Campaign:ssss_uk_02A Validity:during Choice:Alan CONN:MIG01XU MSISDN:00777776769999 GUID:0F72865A-1227-455D-AE16-255206A04E63 Shortcode:63334</text:span></text:p>
      <text:p text:style-name="P1"><text:span text:style-name="T1">VOTE 1168123209 Campaign:ssss_uk_02A Validity:during Choice:Antony CONN:MIG01XU MSISDN:00777779559999 GUID:694801E2-8E77-4DCC-A8EE-EC023FDAABA0 Shortcode:63334</text:span></text:p>
      <text:p text:style-name="P1"><text:span text:style-name="T1">VOTE 1168123209 Campaign:ssss_uk_02A Validity:during Choice:Antony CONN:MIG01XU MSISDN:00777779259999 GUID:0FE959DA-5EA0-426D-8087-66830150B65C Shortcode:63334</text:span></text:p>
      <text:p text:style-name="P1"><text:span text:style-name="T1">VOTE 1168123209 Campaign:ssss_uk_02A Validity:during Choice:Alan CONN:MIG01XU MSISDN:00777772049999 GUID:0B5EB9B7-C230-4E44-BE1E-E7B4AB50ACBB Shortcode:63334</text:span></text:p>
      <text:p text:style-name="P1"><text:span text:style-name="T1">VOTE 1168123209 Campaign:ssss_uk_02A Validity:during Choice:Verity CONN:MIG01XU MSISDN:00777775239999 GUID:E2ECA302-E7B6-4926-AC45-D80C5F37DEF6 Shortcode:63334</text:span></text:p>
      <text:p text:style-name="P1"><text:span text:style-name="T1">VOTE 1168123209 Campaign:ssss_uk_02A Validity:during Choice:Antony CONN:MIG01OU MSISDN:00777770159999 GUID:32304BE8-BCE1-4F9F-8B3B-4F609950EB81 Shortcode:63334</text:span></text:p>
      <text:p text:style-name="P1"><text:span text:style-name="T1">VOTE 1168123209 Campaign:ssss_uk_02A Validity:during Choice:Leon CONN:MIG01XU MSISDN:00777774149999 GUID:7F53EE1D-1A94-455B-A9EC-714082F9DA1F Shortcode:63334</text:span></text:p>
      <text:p text:style-name="P1"><text:span text:style-name="T1">VOTE 1168123209 Campaign:ssss_uk_02A Validity:during Choice:Mark CONN:MIG00VU MSISDN:00777778729999 GUID:63A1BD4E-08B7-46AB-B0A3-9D8D1AEA9127 Shortcode:63334</text:span></text:p>
      <text:p text:style-name="P1"><text:span text:style-name="T1">VOTE 1168123209 Campaign:ssss_uk_02A Validity:during Choice:Verity CONN:MIG01OU MSISDN:00777770689999 GUID:718B5610-09F2-4958-98F7-40EDA0C4ABEC Shortcode:63334</text:span></text:p>
      <text:p text:style-name="P1"><text:span text:style-name="T1">VOTE 1168123209 Campaign:ssss_uk_02A Validity:during Choice:Verity CONN:MIG01XU MSISDN:00777775299999 GUID:DA7742D1-AF8B-4C3C-A88E-4C755AB2BCB3 Shortcode:63334</text:span></text:p>
      <text:p text:style-name="P1"><text:span text:style-name="T1">VOTE 1168123209 Campaign:ssss_uk_02A Validity:during Choice:Antony CONN:MIG01XU MSISDN:00777779799999 GUID:08FF0643-AEF4-4FD6-8BFD-21A931CADAF7 Shortcode:63334</text:span></text:p>
      <text:p text:style-name="P1"><text:span text:style-name="T1">VOTE 1168123209 Campaign:ssss_uk_02A Validity:during Choice:Antony CONN:MIG01XU MSISDN:00777773419999 GUID:C6D68185-FC9A-4F24-B34A-E51C5E05B5E7 Shortcode:63334</text:span></text:p>
      <text:p text:style-name="P1"><text:span text:style-name="T1">VOTE 1168123210 Campaign:ssss_uk_02A Validity:during Choice:Verity CONN:MIG01XU MSISDN:00777770649999 GUID:0644A41E-6CC7-47D8-A6AA-B4D7B1B65E5F Shortcode:63334</text:span></text:p>
      <text:p text:style-name="P1"><text:span text:style-name="T1">VOTE 1168123210 Campaign:ssss_uk_02A Validity:during Choice:Gemma CONN:MIG01XU MSISDN:00777771849999 GUID:8CE03F06-381D-473E-9440-92E936FBFE7F Shortcode:63334</text:span></text:p>
      <text:p text:style-name="P1"><text:span text:style-name="T1">VOTE 1168123210 Campaign:ssss_uk_02A Validity:during Choice:Alan CONN:MIG01XU MSISDN:00777776169999 GUID:60650E2A-2B66-42EF-BE2F-2F8808B957C5 Shortcode:63334</text:span></text:p>
      <text:p text:style-name="P1"><text:span text:style-name="T1">VOTE 1168123210 Campaign:ssss_uk_02A Validity:during Choice:Verity CONN:MIG01XU </text:span><text:soft-page-break/><text:span text:style-name="T1">MSISDN:00777774389999 GUID:C1020D47-3805-46CE-ABD5-31AC3B325959 Shortcode:63334</text:span></text:p>
      <text:p text:style-name="P1"><text:span text:style-name="T1">VOTE 1168123210 Campaign:ssss_uk_02A Validity:during Choice:Verity CONN:MIG01OU MSISDN:00777775169999 GUID:6470C500-98F2-409B-ABD0-1AD25756626A Shortcode:63334</text:span></text:p>
      <text:p text:style-name="P1"><text:span text:style-name="T1">VOTE 1168123210 Campaign:ssss_uk_02A Validity:during Choice:Mark CONN:MIG01OU MSISDN:00777770209999 GUID:EC9C2AA3-AA49-4DAF-AE8E-4A101887E68B Shortcode:63334</text:span></text:p>
      <text:p text:style-name="P1"><text:span text:style-name="T1">VOTE 1168123210 Campaign:ssss_uk_02A Validity:during Choice:Mark CONN:MIG01XU MSISDN:00777770589999 GUID:B7393D54-5DE5-43F6-BBAF-C400B46C5FB0 Shortcode:63334</text:span></text:p>
      <text:p text:style-name="P1"><text:span text:style-name="T1">VOTE 1168123210 Campaign:ssss_uk_02A Validity:during Choice:Mark CONN:MIG01XU MSISDN:00777772469999 GUID:A85028EA-5DB9-4E62-97A2-825070862802 Shortcode:63334</text:span></text:p>
      <text:p text:style-name="P1"><text:span text:style-name="T1">VOTE 1168123210 Campaign:ssss_uk_02A Validity:during Choice:Gemma CONN:MIG01XU MSISDN:00777773099999 GUID:69247D1E-C8E6-4560-977D-BB40C690434B Shortcode:63334</text:span></text:p>
      <text:p text:style-name="P1"><text:span text:style-name="T1">VOTE 1168123210 Campaign:ssss_uk_02A Validity:during Choice:Verity CONN:MIG01XU MSISDN:00777771369999 GUID:E3E8A1C5-1F07-4411-B1AB-D054FC9B7618 Shortcode:63334</text:span></text:p>
      <text:p text:style-name="P1"><text:span text:style-name="T1">VOTE 1168123210 Campaign:ssss_uk_02A Validity:during Choice:Antony CONN:MIG01TU MSISDN:00777774659999 GUID:0FDACDFB-83AE-44A0-B31F-6CC478EA0E29 Shortcode:63334</text:span></text:p>
      <text:p text:style-name="P1"><text:span text:style-name="T1">VOTE 1168123210 Campaign:ssss_uk_02A Validity:during Choice:Mark CONN:MIG01TU MSISDN:00777774239999 GUID:8B32C2C6-5906-4ED0-8556-9B2B53E20D0F Shortcode:63334</text:span></text:p>
      <text:p text:style-name="P1"><text:span text:style-name="T1">VOTE 1168123210 Campaign:ssss_uk_02A Validity:during Choice:Alan CONN:MIG01TU MSISDN:00777774369999 GUID:DA3B3CB6-8F6B-4ECB-8BFA-4CFED9FA850C Shortcode:63334</text:span></text:p>
      <text:p text:style-name="P1"><text:span text:style-name="T1">VOTE 1168123210 Campaign:ssss_uk_02A Validity:during Choice:Tupele CONN:MIG01TU MSISDN:00777776259999 GUID:C232D2BA-9679-4A2A-8145-DD721240C0E2 Shortcode:63334</text:span></text:p>
      <text:p text:style-name="P1"><text:span text:style-name="T1">VOTE 1168123211 Campaign:ssss_uk_02A Validity:during Choice:Antony CONN:MIG01XU MSISDN:00777771429999 GUID:E56DD2BB-2B20-4428-9B98-911A084BF495 Shortcode:63334</text:span></text:p>
      <text:p text:style-name="P1"><text:span text:style-name="T1">VOTE 1168123211 Campaign:ssss_uk_02A Validity:during Choice:Verity CONN:MIG01XU MSISDN:00777779299999 GUID:E913F5DA-63E4-446F-B175-82223D61282D Shortcode:63334</text:span></text:p>
      <text:p text:style-name="P1"><text:span text:style-name="T1">VOTE 1168123211 Campaign:ssss_uk_02A Validity:during Choice:Tupele CONN:MIG01XU MSISDN:00777776039999 GUID:69C966EB-0CE2-4E63-9336-8ED68280FDBF Shortcode:63334</text:span></text:p>
      <text:p text:style-name="P1"><text:span text:style-name="T1">VOTE 1168123211 Campaign:ssss_uk_02A Validity:during Choice:Mark CONN:MIG01XU MSISDN:00777771529999 GUID:8798F4FA-C10F-4034-A9E7-DDE6046508E0 Shortcode:63334</text:span></text:p>
      <text:p text:style-name="P1"><text:span text:style-name="T1">VOTE 1168123211 Campaign:ssss_uk_02A Validity:during Choice:Verity CONN:MIG01OU MSISDN:00777777229999 GUID:719753CF-64DB-48C7-BB8D-9C0298E916BE Shortcode:63334</text:span></text:p>
      <text:p text:style-name="P1"><text:span text:style-name="T1">VOTE 1168123211 Campaign:ssss_uk_02A Validity:during Choice:Verity CONN:MIG01OU MSISDN:00777778799999 GUID:C02C730A-4E99-4E60-84CC-19A92A466455 Shortcode:63334</text:span></text:p>
      <text:p text:style-name="P1"><text:span text:style-name="T1">VOTE 1168123211 Campaign:ssss_uk_02A Validity:during Choice:Tupele CONN:MIG00VU MSISDN:00777778749999 GUID:C7D679D0-4FD5-47DA-B6D0-7CB5C272E8AC Shortcode:63334</text:span></text:p>
      <text:p text:style-name="P1"><text:span text:style-name="T1">VOTE 1168123211 Campaign:ssss_uk_02A Validity:during Choice:Verity CONN:MIG00VU MSISDN:00777775829999 GUID:E8472300-FA9E-408C-B25C-A05EC4CE801C Shortcode:63334</text:span></text:p>
      <text:p text:style-name="P1"><text:span text:style-name="T1">VOTE 1168123211 Campaign:ssss_uk_02A Validity:during Choice:Antony CONN:MIG01OU MSISDN:00777777169999 GUID:F1A052EF-E836-4A68-9724-3F455332683F Shortcode:63334</text:span></text:p>
      <text:p text:style-name="P1"><text:span text:style-name="T1">VOTE 1168123212 Campaign:ssss_uk_02A Validity:during Choice:Tupele CONN:MIG01XU MSISDN:00777775119999 GUID:67498A3F-55A7-4C3A-BCFF-D1D5B7781DDB Shortcode:63334</text:span></text:p>
      <text:p text:style-name="P1"><text:span text:style-name="T1">VOTE 1168123212 Campaign:ssss_uk_02A Validity:during Choice:Verity CONN:MIG01XU MSISDN:00777775659999 GUID:FCA413A9-7909-4F38-BED3-65045A109AE4 Shortcode:63334</text:span></text:p>
      <text:p text:style-name="P1"><text:span text:style-name="T1">VOTE 1168123212 Campaign:ssss_uk_02A Validity:during Choice:Antony CONN:MIG01XU MSISDN:00777774069999 GUID:2DF6BC76-8E51-45D7-8F01-FB704C817E08 Shortcode:63334</text:span></text:p>
      <text:p text:style-name="P1"><text:span text:style-name="T1">VOTE 1168123212 Campaign:ssss_uk_02A Validity:during Choice:Mark CONN:MIG01OU MSISDN:00777771449999 GUID:CC06C58C-B612-4EF1-BBAD-B852CCD5750A Shortcode:63334</text:span></text:p>
      <text:p text:style-name="P1"><text:span text:style-name="T1">VOTE 1168123212 Campaign:ssss_uk_02A Validity:during Choice:Antony CONN:MIG01XU MSISDN:00777772309999 GUID:0F6BFC26-DFE1-4373-BE9B-021DDD5A547F Shortcode:63334</text:span></text:p>
      <text:p text:style-name="P1"><text:span text:style-name="T1">VOTE 1168123212 Campaign:ssss_uk_02A Validity:during Choice:Matthew CONN:MIG01XU MSISDN:00777778849999 GUID:0CE0ED59-47CD-458F-A7B1-6C5899AABF6C Shortcode:63334</text:span></text:p>
      <text:p text:style-name="P1"><text:span text:style-name="T1">VOTE 1168123212 Campaign:ssss_uk_02A Validity:during Choice:Antony CONN:MIG01XU MSISDN:00777772089999 GUID:244544D5-7C73-4BFF-A5A2-F38F132E8304 Shortcode:63334</text:span></text:p>
      <text:p text:style-name="P1"><text:span text:style-name="T1">VOTE 1168123213 Campaign:ssss_uk_02A Validity:during Choice:Leon CONN:MIG01OU MSISDN:00777775409999 GUID:C0CDDD5A-6550-4E72-8DE8-BA4046F97C56 Shortcode:63334</text:span></text:p>
      <text:p text:style-name="P1"><text:span text:style-name="T1">VOTE 1168123213 Campaign:ssss_uk_02A Validity:during Choice:Antony CONN:MIG01OU MSISDN:00777776139999 GUID:49080F92-50C0-4BF6-AE6E-83E37CFDA5AC Shortcode:63334</text:span></text:p>
      <text:p text:style-name="P1"><text:span text:style-name="T1">VOTE 1168123213 Campaign:ssss_uk_02A Validity:during Choice:Antony CONN:MIG01OU MSISDN:00777773149999 GUID:E33D7C53-F354-466D-A60E-D2EE0DC2933B Shortcode:63334</text:span></text:p>
      <text:p text:style-name="P1"><text:span text:style-name="T1">VOTE 1168123213 Campaign:ssss_uk_02A Validity:during Choice:Antony CONN:MIG01OU MSISDN:00777772549999 GUID:F326D746-06D9-4A01-BFC1-E4966E9C2C37 Shortcode:63334</text:span></text:p>
      <text:p text:style-name="P1"><text:span text:style-name="T1">VOTE 1168123213 Campaign:ssss_uk_02A Validity:during Choice:Antony CONN:MIG01XU </text:span><text:soft-page-break/><text:span text:style-name="T1">MSISDN:00777779259999 GUID:04B3B244-B0F0-4AAF-9C60-4931BF4DAB97 Shortcode:63334</text:span></text:p>
      <text:p text:style-name="P1"><text:span text:style-name="T1">VOTE 1168123213 Campaign:ssss_uk_02A Validity:during Choice:Antony CONN:MIG01XU MSISDN:00777774409999 GUID:1B715044-15B1-4D39-9D67-FFF07B85C925 Shortcode:63334</text:span></text:p>
      <text:p text:style-name="P1"><text:span text:style-name="T1">VOTE 1168123213 Campaign:ssss_uk_02A Validity:during Choice:Tupele CONN:MIG01TU MSISDN:00777770229999 GUID:8C2B9683-97FD-45F9-9670-6274B8811B7D Shortcode:63334</text:span></text:p>
      <text:p text:style-name="P1"><text:span text:style-name="T1">VOTE 1168123213 Campaign:ssss_uk_02A Validity:during Choice:Alan CONN:MIG01XU MSISDN:00777776329999 GUID:F7738E4F-236E-49B3-B8B3-4735271A5864 Shortcode:63334</text:span></text:p>
      <text:p text:style-name="P1"><text:span text:style-name="T1">VOTE 1168123213 Campaign:ssss_uk_02A Validity:during Choice:Antony CONN:MIG01XU MSISDN:00777774749999 GUID:E662778A-B9E4-444E-959D-B5E7B6103157 Shortcode:63334</text:span></text:p>
      <text:p text:style-name="P1"><text:span text:style-name="T1">VOTE 1168123213 Campaign:ssss_uk_02A Validity:during Choice:Leon CONN:MIG01XU MSISDN:00777773779999 GUID:14BC0AF2-B94F-4FF0-AF2A-4AF79BB2DB4F Shortcode:63334</text:span></text:p>
      <text:p text:style-name="P1"><text:span text:style-name="T1">VOTE 1168123213 Campaign:ssss_uk_02A Validity:during Choice:Antony CONN:MIG01XU MSISDN:00777779289999 GUID:335675B5-AC25-4AC5-95FF-2002A82D0A83 Shortcode:63334</text:span></text:p>
      <text:p text:style-name="P1"><text:span text:style-name="T1">VOTE 1168123213 Campaign:ssss_uk_02A Validity:during Choice:Antony CONN:MIG01XU MSISDN:00777773219999 GUID:2F0DA2E9-8570-4095-BC45-28B69EC99E35 Shortcode:63334</text:span></text:p>
      <text:p text:style-name="P1"><text:span text:style-name="T1">VOTE 1168123213 Campaign:ssss_uk_02A Validity:during Choice:Mark CONN:MIG00VU MSISDN:00777770569999 GUID:ABCE30DF-EB6A-4D14-9ECA-8C1C7726B207 Shortcode:63334</text:span></text:p>
      <text:p text:style-name="P1"><text:span text:style-name="T1">VOTE 1168123213 Campaign:ssss_uk_02A Validity:during Choice:Gemma CONN:MIG01OU MSISDN:00777779479999 GUID:C4EB3199-1BB3-4949-9FB9-78AE007AD9BB Shortcode:63334</text:span></text:p>
      <text:p text:style-name="P1"><text:span text:style-name="T1">VOTE 1168123214 Campaign:ssss_uk_02A Validity:during Choice:Verity CONN:MIG01XU MSISDN:00777773419999 GUID:8930D32F-D815-4C4D-BD51-FFE9FFDC0EC6 Shortcode:63334</text:span></text:p>
      <text:p text:style-name="P1"><text:span text:style-name="T1">VOTE 1168123214 Campaign:ssss_uk_02A Validity:during Choice:Antony CONN:MIG01XU MSISDN:00777771289999 GUID:84FE1BFE-F9A8-471F-B784-6643E437A34D Shortcode:63334</text:span></text:p>
      <text:p text:style-name="P1"><text:span text:style-name="T1">VOTE 1168123214 Campaign:ssss_uk_02A Validity:during Choice:Verity CONN:MIG01XU MSISDN:00777772009999 GUID:D0C1ACAF-4FD1-4593-85DA-BAB9E4712EC7 Shortcode:63334</text:span></text:p>
      <text:p text:style-name="P1"><text:span text:style-name="T1">VOTE 1168123214 Campaign:ssss_uk_02A Validity:during Choice:Alan CONN:MIG01XU MSISDN:00777770069999 GUID:1E50D46C-0D0E-4A31-AC93-723AF4968343 Shortcode:63334</text:span></text:p>
      <text:p text:style-name="P1"><text:span text:style-name="T1">VOTE 1168123214 Campaign:ssss_uk_02A Validity:during Choice:Leon CONN:MIG01XU MSISDN:00777779559999 GUID:79E348F2-540B-4B4A-A158-8089E3E40757 Shortcode:63334</text:span></text:p>
      <text:p text:style-name="P1"><text:span text:style-name="T1">VOTE 1168123214 Campaign:ssss_uk_02A Validity:during Choice:Alan CONN:MIG01XU MSISDN:00777771939999 GUID:E538215F-CB47-4C5D-BC72-EBAA88F64268 Shortcode:63334</text:span></text:p>
      <text:p text:style-name="P1"><text:span text:style-name="T1">VOTE 1168123214 Campaign:ssss_uk_02A Validity:during Choice:Gemma CONN:MIG01XU MSISDN:00777775589999 GUID:E045328D-954A-4942-B97E-600E95823607 Shortcode:63334</text:span></text:p>
      <text:p text:style-name="P1"><text:span text:style-name="T1">VOTE 1168123214 Campaign:ssss_uk_02A Validity:during Choice:Verity CONN:MIG01XU MSISDN:00777775199999 GUID:63596863-BDED-4488-8A64-F59758052EFD Shortcode:63334</text:span></text:p>
      <text:p text:style-name="P1"><text:span text:style-name="T1">VOTE 1168123215 Campaign:ssss_uk_02A Validity:during Choice:Verity CONN:MIG01OU MSISDN:00777772789999 GUID:D9B09274-2156-4C45-AA8B-A28DDAFD0AF2 Shortcode:63334</text:span></text:p>
      <text:p text:style-name="P1"><text:span text:style-name="T1">VOTE 1168123215 Campaign:ssss_uk_02A Validity:during Choice:Mark CONN:MIG01XU MSISDN:00777779909999 GUID:E98EF920-BC24-4B7F-ADBC-BB6715E19763 Shortcode:63334</text:span></text:p>
      <text:p text:style-name="P1"><text:span text:style-name="T1">VOTE 1168123215 Campaign:ssss_uk_02A Validity:during Choice:Leon CONN:MIG01XU MSISDN:00777773769999 GUID:A49E0D2C-B299-4069-9D76-2B252FE7D0C0 Shortcode:63334</text:span></text:p>
      <text:p text:style-name="P1"><text:span text:style-name="T1">VOTE 1168123215 Campaign:ssss_uk_02A Validity:during Choice:Antony CONN:MIG01XU MSISDN:00777779489999 GUID:E251F6FE-A7FC-425C-A800-C3DEA40A3790 Shortcode:63334</text:span></text:p>
      <text:p text:style-name="P1"><text:span text:style-name="T1">VOTE 1168123215 Campaign:ssss_uk_02A Validity:during Choice:Verity CONN:MIG00VU MSISDN:00777778949999 GUID:9B8B5A85-9A94-4F73-85EF-507DFBB91C47 Shortcode:63334</text:span></text:p>
      <text:p text:style-name="P1"><text:span text:style-name="T1">VOTE 1168123215 Campaign:ssss_uk_02A Validity:during Choice:Gemma CONN:MIG00VU MSISDN:00777770779999 GUID:C148904C-4D59-46E9-ACAB-BE6BF711A195 Shortcode:63334</text:span></text:p>
      <text:p text:style-name="P1"><text:span text:style-name="T1">VOTE 1168123215 Campaign:ssss_uk_02A Validity:during Choice:Verity CONN:MIG01XU MSISDN:00777774319999 GUID:02A19E84-CD8E-4E38-ACDB-9FFE76A521D5 Shortcode:63334</text:span></text:p>
      <text:p text:style-name="P1"><text:span text:style-name="T1">VOTE 1168123215 Campaign:ssss_uk_02A Validity:during Choice:Antony CONN:MIG01XU MSISDN:00777774079999 GUID:425F75C2-57F7-46B6-B3CF-88A4E192D385 Shortcode:63334</text:span></text:p>
      <text:p text:style-name="P1"><text:span text:style-name="T1">VOTE 1168123215 Campaign:ssss_uk_02A Validity:during Choice:Alan CONN:MIG01XU MSISDN:00777779809999 GUID:649D85B3-D53F-436E-9FEB-9B3FF5DA7671 Shortcode:63334</text:span></text:p>
      <text:p text:style-name="P1"><text:span text:style-name="T1">VOTE 1168123215 Campaign:ssss_uk_02A Validity:during Choice:Antony CONN:MIG01XU MSISDN:00777775259999 GUID:BBB26393-4D25-4501-A776-9D3B6C7B1EDB Shortcode:63334</text:span></text:p>
      <text:p text:style-name="P1"><text:span text:style-name="T1">VOTE 1168123215 Campaign:ssss_uk_02A Validity:during Choice:Antony CONN:MIG01XU MSISDN:00777773579999 GUID:5BE0A3E1-3599-4C7D-A3E4-1FFBD80D3D31 Shortcode:63334</text:span></text:p>
      <text:p text:style-name="P1"><text:span text:style-name="T1">VOTE 1168123216 Campaign:ssss_uk_02A Validity:during Choice:Mark CONN:MIG01TU MSISDN:00777773539999 GUID:6491C7A9-B05E-4C65-BB93-CD79BD2FEBEC Shortcode:63334</text:span></text:p>
      <text:p text:style-name="P1"><text:span text:style-name="T1">VOTE 1168123216 Campaign:ssss_uk_02A Validity:during Choice:Mark CONN:MIG01TU MSISDN:00777771219999 GUID:D0EBE14E-3ADD-4499-8E7D-D493191D14B7 Shortcode:63334</text:span></text:p>
      <text:p text:style-name="P1"><text:span text:style-name="T1">VOTE 1168123216 Campaign:ssss_uk_02A Validity:during Choice:Gemma CONN:MIG01XU </text:span><text:soft-page-break/><text:span text:style-name="T1">MSISDN:00777773609999 GUID:537D3D88-C4CB-4EEA-B820-E6FCA1833964 Shortcode:63334</text:span></text:p>
      <text:p text:style-name="P1"><text:span text:style-name="T1">VOTE 1168123216 Campaign:ssss_uk_02A Validity:during Choice:Verity CONN:MIG01OU MSISDN:00777771629999 GUID:B5B3F4ED-02CB-4592-99B6-134F301935FD Shortcode:63334</text:span></text:p>
      <text:p text:style-name="P1"><text:span text:style-name="T1">VOTE 1168123216 Campaign:ssss_uk_02A Validity:during Choice:Verity CONN:MIG01XU MSISDN:00777772529999 GUID:0B85E285-8CC4-4987-97E3-851BFAFE9B93 Shortcode:63334</text:span></text:p>
      <text:p text:style-name="P1"><text:span text:style-name="T1">VOTE 1168123216 Campaign:ssss_uk_02A Validity:during Choice:Antony CONN:MIG01OU MSISDN:00777775639999 GUID:817923CA-FB67-4E62-A33E-11BDBC23C01C Shortcode:63334</text:span></text:p>
      <text:p text:style-name="P1"><text:span text:style-name="T1">VOTE 1168123216 Campaign:ssss_uk_02A Validity:during Choice:Leon CONN:MIG01OU MSISDN:00777777839999 GUID:328F63C2-ACA0-4A65-B614-4BCD7F2ADDF6 Shortcode:63334</text:span></text:p>
      <text:p text:style-name="P1"><text:span text:style-name="T1">VOTE 1168123216 Campaign:ssss_uk_02A Validity:during Choice:Leon CONN:MIG01TU MSISDN:00777770279999 GUID:F1F407B3-9747-4E92-9DC2-280B0888C9D1 Shortcode:63334</text:span></text:p>
      <text:p text:style-name="P1"><text:span text:style-name="T1">VOTE 1168123217 Campaign:ssss_uk_02A Validity:during Choice:Antony CONN:MIG01TU MSISDN:00777770089999 GUID:AEA2E7E5-D617-4F63-B6AE-80F480598C04 Shortcode:63334</text:span></text:p>
      <text:p text:style-name="P1"><text:span text:style-name="T1">VOTE 1168123217 Campaign:ssss_uk_02A Validity:during Choice:Verity CONN:MIG01XU MSISDN:00777773199999 GUID:370CB933-EF55-4877-9013-CAF11C2B07C8 Shortcode:63334</text:span></text:p>
      <text:p text:style-name="P1"><text:span text:style-name="T1">VOTE 1168123217 Campaign:ssss_uk_02A Validity:during Choice:Verity CONN:MIG01OU MSISDN:00777777399999 GUID:FF2F0084-49BE-4229-83D7-D61AB5F76FBB Shortcode:63334</text:span></text:p>
      <text:p text:style-name="P1"><text:span text:style-name="T1">VOTE 1168123217 Campaign:ssss_uk_02A Validity:during Choice:Antony CONN:MIG01XU MSISDN:00777776139999 GUID:781D472D-27ED-4829-8104-4F35998BBB94 Shortcode:63334</text:span></text:p>
      <text:p text:style-name="P1"><text:span text:style-name="T1">VOTE 1168123217 Campaign:ssss_uk_02A Validity:during Choice:Leon CONN:MIG01XU MSISDN:00777779609999 GUID:4B6782A3-C5DB-4AAE-906D-23917558D23F Shortcode:63334</text:span></text:p>
      <text:p text:style-name="P1"><text:span text:style-name="T1">VOTE 1168123217 Campaign:ssss_uk_02A Validity:during Choice:Mark CONN:MIG01XU MSISDN:00777772039999 GUID:F5A921E8-4131-478F-B932-A2F00BDA0B80 Shortcode:63334</text:span></text:p>
      <text:p text:style-name="P1"><text:span text:style-name="T1">VOTE 1168123217 Campaign:ssss_uk_02A Validity:during Choice:Verity CONN:MIG01XU MSISDN:00777773879999 GUID:29DD310E-91BB-4ABE-A412-2B2F016CC3C1 Shortcode:63334</text:span></text:p>
      <text:p text:style-name="P1"><text:span text:style-name="T1">VOTE 1168123217 Campaign:ssss_uk_02A Validity:during Choice:Alan CONN:MIG01XU MSISDN:00777779219999 GUID:BF114A0E-615C-47E0-B71C-D40FB2D42EB2 Shortcode:63334</text:span></text:p>
      <text:p text:style-name="P1"><text:span text:style-name="T1">VOTE 1168123218 Campaign:ssss_uk_02A Validity:during Choice:Antony CONN:MIG01XU MSISDN:00777778319999 GUID:D751F350-3A6B-4A54-B9C7-0CCC201A0483 Shortcode:63334</text:span></text:p>
      <text:p text:style-name="P1"><text:span text:style-name="T1">VOTE 1168123218 Campaign:ssss_uk_02A Validity:during Choice:Antony CONN:MIG01XU MSISDN:00777778689999 GUID:65F2C1CD-5C59-4640-81D0-8E7A0C6B88AA Shortcode:63334</text:span></text:p>
      <text:p text:style-name="P1"><text:span text:style-name="T1">VOTE 1168123218 Campaign:ssss_uk_02A Validity:during Choice:Leon CONN:MIG01XU MSISDN:00777779199999 GUID:9FCF4FF5-A547-40DC-A481-B6E04FAC05FD Shortcode:63334</text:span></text:p>
      <text:p text:style-name="P1"><text:span text:style-name="T1">VOTE 1168123218 Campaign:ssss_uk_02A Validity:during Choice:Verity CONN:MIG01XU MSISDN:00777777179999 GUID:F2FF4C44-9F25-4E64-B347-ADBA54B759AA Shortcode:63334</text:span></text:p>
      <text:p text:style-name="P1"><text:span text:style-name="T1">VOTE 1168123218 Campaign:ssss_uk_02A Validity:during Choice:Verity CONN:MIG00VU MSISDN:00777776559999 GUID:35C96C45-74B1-4487-A8AA-0085A8979AF6 Shortcode:63334</text:span></text:p>
      <text:p text:style-name="P1"><text:span text:style-name="T1">VOTE 1168123218 Campaign:ssss_uk_02A Validity:during Choice:Mark CONN:MIG01OU MSISDN:00777770579999 GUID:1A2C9FD6-DAB1-40BC-99BA-D2652FAB2972 Shortcode:63334</text:span></text:p>
      <text:p text:style-name="P1"><text:span text:style-name="T1">VOTE 1168123218 Campaign:ssss_uk_02A Validity:during Choice:Verity CONN:MIG01XU MSISDN:00777776159999 GUID:D9B2D7F4-788F-4541-8947-E73312A1C955 Shortcode:63334</text:span></text:p>
      <text:p text:style-name="P1"><text:span text:style-name="T1">VOTE 1168123218 Campaign:ssss_uk_02A Validity:during Choice:Gemma CONN:MIG01XU MSISDN:00777771539999 GUID:E00405C6-C136-44ED-98F3-09BD62C2FD15 Shortcode:63334</text:span></text:p>
      <text:p text:style-name="P1"><text:span text:style-name="T1">VOTE 1168123218 Campaign:ssss_uk_02A Validity:during Choice:Verity CONN:MIG01XU MSISDN:00777772189999 GUID:DD67E2C8-5139-4699-A2B1-14A5F65AC463 Shortcode:63334</text:span></text:p>
      <text:p text:style-name="P1"><text:span text:style-name="T1">VOTE 1168123218 Campaign:ssss_uk_02A Validity:during Choice:Tupele CONN:MIG01XU MSISDN:00777776999999 GUID:A919A147-C338-4E12-A570-2ABF9E1FD1BC Shortcode:63334</text:span></text:p>
      <text:p text:style-name="P1"><text:span text:style-name="T1">VOTE 1168123218 Campaign:ssss_uk_02A Validity:during Choice:Tupele CONN:MIG00VU MSISDN:00777775939999 GUID:778A31A1-2528-4022-B2D3-0F11012EBD16 Shortcode:63334</text:span></text:p>
      <text:p text:style-name="P1"><text:span text:style-name="T1">VOTE 1168123219 Campaign:ssss_uk_02A Validity:during Choice:Leon CONN:MIG01XU MSISDN:00777776179999 GUID:3658628F-0BCC-4447-8228-86F04572D31F Shortcode:63334</text:span></text:p>
      <text:p text:style-name="P1"><text:span text:style-name="T1">VOTE 1168123219 Campaign:ssss_uk_02A Validity:during Choice:Antony CONN:MIG01XU MSISDN:00777771769999 GUID:155CB870-F78B-40A2-83C2-320A29C1DBAA Shortcode:63334</text:span></text:p>
      <text:p text:style-name="P1"><text:span text:style-name="T1">VOTE 1168123219 Campaign:ssss_uk_02A Validity:during Choice:Alan CONN:MIG01XU MSISDN:00777779429999 GUID:8B5D05B0-74A1-4DA3-9468-EF8FA151FDF9 Shortcode:63334</text:span></text:p>
      <text:p text:style-name="P1"><text:span text:style-name="T1">VOTE 1168123219 Campaign:ssss_uk_02A Validity:during Choice:Gemma CONN:MIG01OU MSISDN:00777770779999 GUID:DC1A1735-5729-4B5F-A896-F0810D4938CB Shortcode:63334</text:span></text:p>
      <text:p text:style-name="P1"><text:span text:style-name="T1">VOTE 1168123219 Campaign:ssss_uk_02A Validity:during Choice:Antony CONN:MIG01XU MSISDN:00777775289999 GUID:15D2834C-6DE9-437C-9A5B-742198F9F799 Shortcode:63334</text:span></text:p>
      <text:p text:style-name="P1"><text:span text:style-name="T1">VOTE 1168123219 Campaign:ssss_uk_02A Validity:during Choice:Verity CONN:MIG01XU MSISDN:00777779759999 GUID:1EA69460-E3BD-47B4-89FB-DCE8B047B56A Shortcode:63334</text:span></text:p>
      <text:p text:style-name="P1"><text:span text:style-name="T1">VOTE 1168123219 Campaign:ssss_uk_02A Validity:during Choice:Gemma CONN:MIG01XU </text:span><text:soft-page-break/><text:span text:style-name="T1">MSISDN:00777776779999 GUID:BE2B9425-8F5B-445D-8B02-9001B156C1F7 Shortcode:63334</text:span></text:p>
      <text:p text:style-name="P1"><text:span text:style-name="T1">VOTE 1168123219 Campaign:ssss_uk_02A Validity:during Choice:Antony CONN:MIG01XU MSISDN:00777771519999 GUID:A3CCCBED-FD23-42B3-AAC8-680A57DBAC5C Shortcode:63334</text:span></text:p>
      <text:p text:style-name="P1"><text:span text:style-name="T1">VOTE 1168123219 Campaign:ssss_uk_02A Validity:during Choice:Antony CONN:MIG01XU MSISDN:00777776669999 GUID:369C6C95-630F-4F86-AC49-FBBF4E4DBF79 Shortcode:63334</text:span></text:p>
      <text:p text:style-name="P1"><text:span text:style-name="T1">VOTE 1168123219 Campaign:ssss_uk_02A Validity:during Choice:Alan CONN:MIG01XU MSISDN:00777771859999 GUID:96CE823F-B9AC-4DE5-8A1D-B0ED4F633ED8 Shortcode:63334</text:span></text:p>
      <text:p text:style-name="P1"><text:span text:style-name="T1">VOTE 1168123219 Campaign:ssss_uk_02A Validity:during Choice:Leon CONN:MIG01XU MSISDN:00777775089999 GUID:1A340E19-C056-4A02-872A-B576C66E08F4 Shortcode:63334</text:span></text:p>
      <text:p text:style-name="P1"><text:span text:style-name="T1">VOTE 1168123219 Campaign:ssss_uk_02A Validity:during Choice:Verity CONN:MIG01TU MSISDN:00777774439999 GUID:EE35B1D1-5B49-4DA2-8AF5-979A8378B4BE Shortcode:63334</text:span></text:p>
      <text:p text:style-name="P1"><text:span text:style-name="T1">VOTE 1168123219 Campaign:ssss_uk_02A Validity:during Choice:Mark CONN:MIG01TU MSISDN:00777772509999 GUID:97CBB8C0-BC19-47BE-AC8E-BA6FA9E210A6 Shortcode:63334</text:span></text:p>
      <text:p text:style-name="P1"><text:span text:style-name="T1">VOTE 1168123220 Campaign:ssss_uk_02A Validity:during Choice:Leon CONN:MIG01OU MSISDN:00777777659999 GUID:69EC77B9-93D4-487E-93E0-801BB9B0213F Shortcode:63334</text:span></text:p>
      <text:p text:style-name="P1"><text:span text:style-name="T1">VOTE 1168123220 Campaign:ssss_uk_02A Validity:during Choice:Verity CONN:MIG01OU MSISDN:00777770819999 GUID:B021261B-CFF6-49A8-A224-34BF09C38D29 Shortcode:63334</text:span></text:p>
      <text:p text:style-name="P1"><text:span text:style-name="T1">VOTE 1168123220 Campaign:ssss_uk_02A Validity:during Choice:Tupele CONN:MIG01XU MSISDN:00777779469999 GUID:6104D966-C63C-4744-9E13-58C7E05563A1 Shortcode:63334</text:span></text:p>
      <text:p text:style-name="P1"><text:span text:style-name="T1">VOTE 1168123220 Campaign:ssss_uk_02A Validity:during Choice:Leon CONN:MIG01XU MSISDN:00777773279999 GUID:0949B9C3-2A41-4869-811D-97A345E6E58E Shortcode:63334</text:span></text:p>
      <text:p text:style-name="P1"><text:span text:style-name="T1">VOTE 1168123220 Campaign:ssss_uk_02A Validity:during Choice:Antony CONN:MIG01XU MSISDN:00777777219999 GUID:E2C8B71A-0738-4DD1-BDB2-3F110FBF5999 Shortcode:63334</text:span></text:p>
      <text:p text:style-name="P1"><text:span text:style-name="T1">VOTE 1168123219 Campaign:ssss_uk_02A Validity:during Choice:Alan CONN:MIG01XU MSISDN:00777771179999 GUID:5B3C2ED6-4C25-4172-B703-DC9B2395F99D Shortcode:63334</text:span></text:p>
      <text:p text:style-name="P1"><text:span text:style-name="T1">VOTE 1168123221 Campaign:ssss_uk_02A Validity:during Choice:Antony CONN:MIG01OU MSISDN:00777775089999 GUID:13452E6F-104B-4A83-991E-87488D1753CB Shortcode:63334</text:span></text:p>
      <text:p text:style-name="P1"><text:span text:style-name="T1">VOTE 1168123221 Campaign:ssss_uk_02A Validity:during Choice:Verity CONN:MIG00VU MSISDN:00777776879999 GUID:5CB384D8-B7D5-48B1-B07F-2525C40D02CE Shortcode:63334</text:span></text:p>
      <text:p text:style-name="P1"><text:span text:style-name="T1">VOTE 1168123221 Campaign:ssss_uk_02A Validity:during Choice:Mark CONN:MIG01XU MSISDN:00777772559999 GUID:4427ACC9-867E-4B85-BC48-E6D52B7DCC81 Shortcode:63334</text:span></text:p>
      <text:p text:style-name="P1"><text:span text:style-name="T1">VOTE 1168123221 Campaign:ssss_uk_02A Validity:during Choice:Antony CONN:MIG01XU MSISDN:00777772829999 GUID:0041BBE6-A3C7-472F-862B-5EAAC3152474 Shortcode:63334</text:span></text:p>
      <text:p text:style-name="P1"><text:span text:style-name="T1">VOTE 1168123221 Campaign:ssss_uk_02A Validity:during Choice:Antony CONN:MIG01XU MSISDN:00777778349999 GUID:96E8A9A7-C475-4E1F-9328-CA1641A18435 Shortcode:63334</text:span></text:p>
      <text:p text:style-name="P1"><text:span text:style-name="T1">VOTE 1168123221 Campaign:ssss_uk_02A Validity:during Choice:Antony CONN:MIG01XU MSISDN:00777776209999 GUID:0513015D-52A2-4AF3-B65C-37C14D498AD8 Shortcode:63334</text:span></text:p>
      <text:p text:style-name="P1"><text:span text:style-name="T1">VOTE 1168123221 Campaign:ssss_uk_02A Validity:during Choice:Antony CONN:MIG01XU MSISDN:00777776509999 GUID:2EEB4DF5-4044-4ED6-9151-EC9419CA7DBF Shortcode:63334</text:span></text:p>
      <text:p text:style-name="P1"><text:span text:style-name="T1">VOTE 1168123221 Campaign:ssss_uk_02A Validity:during Choice:Tupele CONN:MIG00VU MSISDN:00777779249999 GUID:6E3EE2B3-1469-4CEA-87FD-137571F9EC85 Shortcode:63334</text:span></text:p>
      <text:p text:style-name="P1"><text:span text:style-name="T1">VOTE 1168123221 Campaign:ssss_uk_02A Validity:during Choice:Leon CONN:MIG01XU MSISDN:00777774149999 GUID:19152531-38B2-4025-96C6-F1AEB1C9E6E6 Shortcode:63334</text:span></text:p>
      <text:p text:style-name="P1"><text:span text:style-name="T1">VOTE 1168123221 Campaign:ssss_uk_02A Validity:during Choice:Verity CONN:MIG01XU MSISDN:00777779869999 GUID:F5C090AE-280E-41A2-A226-E2D0296E1008 Shortcode:63334</text:span></text:p>
      <text:p text:style-name="P1"><text:span text:style-name="T1">VOTE 1168123221 Campaign:ssss_uk_02A Validity:during Choice:Antony CONN:MIG01XU MSISDN:00777774259999 GUID:C0E90B37-9F82-459E-AACC-A25E66AC36BC Shortcode:63334</text:span></text:p>
      <text:p text:style-name="P1"><text:span text:style-name="T1">VOTE 1168123222 Campaign:ssss_uk_02A Validity:during Choice:Antony CONN:MIG01OU MSISDN:00777779579999 GUID:CB717105-5083-4C25-AC2D-B574E7B0C7DD Shortcode:63334</text:span></text:p>
      <text:p text:style-name="P1"><text:span text:style-name="T1">VOTE 1168123222 Campaign:ssss_uk_02A Validity:during Choice:Antony CONN:MIG01XU MSISDN:00777771269999 GUID:6D92DADD-FB0B-4F6B-B35E-AFCB7DA92E77 Shortcode:63334</text:span></text:p>
      <text:p text:style-name="P1"><text:span text:style-name="T1">VOTE 1168123222 Campaign:ssss_uk_02A Validity:during Choice:Antony CONN:MIG01XU MSISDN:00777774419999 GUID:1AD26BE6-5BBF-4618-ABBD-27BEC57788ED Shortcode:63334</text:span></text:p>
      <text:p text:style-name="P1"><text:span text:style-name="T1">VOTE 1168123222 Campaign:ssss_uk_02A Validity:during Choice:Antony CONN:MIG01XU MSISDN:00777778509999 GUID:FA2A69D2-1B7C-45A0-8B15-DF4E2244C1AD Shortcode:63334</text:span></text:p>
      <text:p text:style-name="P1"><text:span text:style-name="T1">VOTE 1168123222 Campaign:ssss_uk_02A Validity:during Choice:Antony CONN:MIG01XU MSISDN:00777773509999 GUID:BAE5EC91-DB1A-4C37-ABCE-49D47352EDE8 Shortcode:63334</text:span></text:p>
      <text:p text:style-name="P1"><text:span text:style-name="T1">VOTE 1168123222 Campaign:ssss_uk_02A Validity:during Choice:Antony CONN:MIG01XU MSISDN:00777776709999 GUID:F46F7E82-F81C-453E-9A14-EF4FD92EB372 Shortcode:63334</text:span></text:p>
      <text:p text:style-name="P1"><text:span text:style-name="T1">VOTE 1168123222 Campaign:ssss_uk_02A Validity:during Choice:Mark CONN:MIG01OU MSISDN:00777772319999 GUID:41364989-B8AB-45E1-AB0E-7D180FEE9989 Shortcode:63334</text:span></text:p>
      <text:p text:style-name="P1"><text:span text:style-name="T1">VOTE 1168123222 Campaign:ssss_uk_02A Validity:during Choice:Alan CONN:MIG01XU </text:span><text:soft-page-break/><text:span text:style-name="T1">MSISDN:00777772849999 GUID:1DBD5DB1-5E23-451D-B311-2715E8F44DFC Shortcode:63334</text:span></text:p>
      <text:p text:style-name="P1"><text:span text:style-name="T1">VOTE 1168123222 Campaign:ssss_uk_02A Validity:during Choice:Mark CONN:MIG01OU MSISDN:00777775759999 GUID:0A210165-E1DD-4611-B604-2CCC0AEE5302 Shortcode:63334</text:span></text:p>
      <text:p text:style-name="P1"><text:span text:style-name="T1">VOTE 1168123223 Campaign:ssss_uk_02A Validity:during Choice:Verity CONN:MIG01XU MSISDN:00777776979999 GUID:0C89CAC4-4343-4CBE-8FCD-DF6A89AD19DB Shortcode:63334</text:span></text:p>
      <text:p text:style-name="P1"><text:span text:style-name="T1">VOTE 1168123223 Campaign:ssss_uk_02A Validity:during Choice:Antony CONN:MIG01XU MSISDN:00777771429999 GUID:17447DAC-38BF-406D-9196-D752F445EF9E Shortcode:63334</text:span></text:p>
      <text:p text:style-name="P1"><text:span text:style-name="T1">VOTE 1168123223 Campaign:ssss_uk_02A Validity:during Choice:Antony CONN:MIG01TU MSISDN:00777776929999 GUID:3040AEEB-35B9-4039-B536-89A31588E62D Shortcode:63334</text:span></text:p>
      <text:p text:style-name="P1"><text:span text:style-name="T1">VOTE 1168123223 Campaign:ssss_uk_02A Validity:during Choice:Leon CONN:MIG01TU MSISDN:00777770249999 GUID:F0C918D9-2626-49C4-B91B-12B201D8CF9D Shortcode:63334</text:span></text:p>
      <text:p text:style-name="P1"><text:span text:style-name="T1">VOTE 1168123223 Campaign:ssss_uk_02A Validity:during Choice:Leon CONN:MIG01OU MSISDN:00777773329999 GUID:4ABE3D10-ED76-42EE-B1B0-F45A5FC04E68 Shortcode:63334</text:span></text:p>
      <text:p text:style-name="P1"><text:span text:style-name="T1">VOTE 1168123223 Campaign:ssss_uk_02A Validity:during Choice:Alan CONN:MIG01OU MSISDN:00777772939999 GUID:D0C62D4F-B2B6-4F0D-9E8B-AACBC50A6889 Shortcode:63334</text:span></text:p>
      <text:p text:style-name="P1"><text:span text:style-name="T1">VOTE 1168123223 Campaign:ssss_uk_02A Validity:during Choice:Antony CONN:MIG01XU MSISDN:00777778689999 GUID:3B96A7E1-E087-41B7-B61B-8D51666AAF7B Shortcode:63334</text:span></text:p>
      <text:p text:style-name="P1"><text:span text:style-name="T1">VOTE 1168123223 Campaign:ssss_uk_02A Validity:during Choice:Antony CONN:MIG00VU MSISDN:00777774269999 GUID:FA6F20A6-00A4-4DDE-A3CD-9A5DC83A6B0C Shortcode:63334</text:span></text:p>
      <text:p text:style-name="P1"><text:span text:style-name="T1">VOTE 1168123223 Campaign:ssss_uk_02A Validity:during Choice:Antony CONN:MIG01OU MSISDN:00777775449999 GUID:1ACF6F6F-6251-40A8-AF09-218F0CA38A95 Shortcode:63334</text:span></text:p>
      <text:p text:style-name="P1"><text:span text:style-name="T1">VOTE 1168123224 Campaign:ssss_uk_02A Validity:during Choice:Antony CONN:MIG01XU MSISDN:00777774019999 GUID:E1639128-560C-4DC7-BD05-E8BE357B18B6 Shortcode:63334</text:span></text:p>
      <text:p text:style-name="P1"><text:span text:style-name="T1">VOTE 1168123224 Campaign:ssss_uk_02A Validity:during Choice:Antony CONN:MIG01XU MSISDN:00777772619999 GUID:8F2FE623-EB6B-4ADE-9F40-8A66EA0FBAB8 Shortcode:63334</text:span></text:p>
      <text:p text:style-name="P1"><text:span text:style-name="T1">VOTE 1168123224 Campaign:ssss_uk_02A Validity:during Choice:Tupele CONN:MIG01XU MSISDN:00777776219999 GUID:9ADFDF6C-EC3D-4B52-8179-EB1CC11543FC Shortcode:63334</text:span></text:p>
      <text:p text:style-name="P1"><text:span text:style-name="T1">VOTE 1168123224 Campaign:ssss_uk_02A Validity:during Choice:Alan CONN:MIG01XU MSISDN:00777771519999 GUID:61F68328-A54C-4839-A524-4266EFC2835A Shortcode:63334</text:span></text:p>
      <text:p text:style-name="P1"><text:span text:style-name="T1">VOTE 1168123224 Campaign:ssss_uk_02A Validity:during Choice:Antony CONN:MIG01XU MSISDN:00777777089999 GUID:6496793E-CB06-4364-8354-D17D989B7CC4 Shortcode:63334</text:span></text:p>
      <text:p text:style-name="P1"><text:span text:style-name="T1">VOTE 1168123225 Campaign:ssss_uk_02A Validity:during Choice:Mark CONN:MIG01OU MSISDN:00777771429999 GUID:EAE2A9BF-8827-45A4-BEC0-36199BC2E237 Shortcode:63334</text:span></text:p>
      <text:p text:style-name="P1"><text:span text:style-name="T1">VOTE 1168123225 Campaign:ssss_uk_02A Validity:during Choice:Antony CONN:MIG01TU MSISDN:00777774549999 GUID:6A977D87-166C-4275-8D2F-764782664499 Shortcode:63334</text:span></text:p>
      <text:p text:style-name="P1"><text:span text:style-name="T1">VOTE 1168123225 Campaign:ssss_uk_02A Validity:during Choice:Verity CONN:MIG01XU MSISDN:00777775609999 GUID:813A4743-6358-4268-9016-1DF58D30678C Shortcode:63334</text:span></text:p>
      <text:p text:style-name="P1"><text:span text:style-name="T1">VOTE 1168123225 Campaign:ssss_uk_02A Validity:during Choice:Verity CONN:MIG01XU MSISDN:00777772919999 GUID:378E845C-64F2-4E54-9720-F3EA0504AE7E Shortcode:63334</text:span></text:p>
      <text:p text:style-name="P1"><text:span text:style-name="T1">VOTE 1168123225 Campaign:ssss_uk_02A Validity:during Choice:Antony CONN:MIG01XU MSISDN:00777770279999 GUID:69FD9231-0B90-42E9-817B-9B133ED8FA7E Shortcode:63334</text:span></text:p>
      <text:p text:style-name="P1"><text:span text:style-name="T1">VOTE 1168123223 Campaign:ssss_uk_02A Validity:during Choice:Mark CONN:MIG00VU MSISDN:00777777859999 GUID:81F0C516-5BC5-4A80-AC40-20F5FC317731 Shortcode:63334</text:span></text:p>
      <text:p text:style-name="P1"><text:span text:style-name="T1">VOTE 1168123226 Campaign:ssss_uk_02A Validity:during Choice:Verity CONN:MIG01XU MSISDN:00777775179999 GUID:E5AA1D21-0A3F-43EC-BB1C-AB696406C839 Shortcode:63334</text:span></text:p>
      <text:p text:style-name="P1"><text:span text:style-name="T1">VOTE 1168123226 Campaign:ssss_uk_02A Validity:during Choice:Leon CONN:MIG01XU MSISDN:00777770589999 GUID:738FCCD5-7D0E-485D-B074-A1315584D0E5 Shortcode:63334</text:span></text:p>
      <text:p text:style-name="P1"><text:span text:style-name="T1">VOTE 1168123226 Campaign:ssss_uk_02A Validity:during Choice:Verity CONN:MIG01XU MSISDN:00777779579999 GUID:D3DA0443-0E50-4D75-80B9-57F7088BFA7E Shortcode:63334</text:span></text:p>
      <text:p text:style-name="P1"><text:span text:style-name="T1">VOTE 1168123226 Campaign:ssss_uk_02A Validity:during Choice:Mark CONN:MIG01OU MSISDN:00777771819999 GUID:07C67E9E-4E86-4BEE-B6EC-BD6F8A8AA153 Shortcode:63334</text:span></text:p>
      <text:p text:style-name="P1"><text:span text:style-name="T1">VOTE 1168123226 Campaign:ssss_uk_02A Validity:during Choice:Antony CONN:MIG01XU MSISDN:00777779519999 GUID:0EB0290B-3294-4929-A81D-966EFF33B29A Shortcode:63334</text:span></text:p>
      <text:p text:style-name="P1"><text:span text:style-name="T1">VOTE 1168123226 Campaign:ssss_uk_02A Validity:during Choice:Antony CONN:MIG01XU MSISDN:00777772569999 GUID:9BB71416-7387-4D4E-857A-08BBEED98473 Shortcode:63334</text:span></text:p>
      <text:p text:style-name="P1"><text:span text:style-name="T1">VOTE 1168123226 Campaign:ssss_uk_02A Validity:during Choice:Leon CONN:MIG01OU MSISDN:00777777509999 GUID:6D8B33FE-2296-4EA1-9CC0-FA0192C804DC Shortcode:63334</text:span></text:p>
      <text:p text:style-name="P1"><text:span text:style-name="T1">VOTE 1168123226 Campaign:ssss_uk_02A Validity:during Choice:Verity CONN:MIG01OU MSISDN:00777776879999 GUID:3D2A256E-EB19-42CC-BAFE-1994FFED8629 Shortcode:63334</text:span></text:p>
      <text:p text:style-name="P1"><text:span text:style-name="T1">VOTE 1168123226 Campaign:ssss_uk_02A Validity:during Choice:Alan CONN:MIG01OU MSISDN:00777775819999 GUID:55862598-8C36-4801-920C-DACC8A2988D3 Shortcode:63334</text:span></text:p>
      <text:p text:style-name="P1"><text:span text:style-name="T1">VOTE 1168123226 Campaign:ssss_uk_02A Validity:during Choice:Verity CONN:MIG01XU </text:span><text:soft-page-break/><text:span text:style-name="T1">MSISDN:00777778899999 GUID:F2A2CAB2-0EC7-4887-9732-170E5A2E940B Shortcode:63334</text:span></text:p>
      <text:p text:style-name="P1"><text:span text:style-name="T1">VOTE 1168123226 Campaign:ssss_uk_02A Validity:during Choice:Antony CONN:MIG01OU MSISDN:00777776579999 GUID:3981E4D3-5F0F-4541-A4C1-F1A861137888 Shortcode:63334</text:span></text:p>
      <text:p text:style-name="P1"><text:span text:style-name="T1">VOTE 1168123227 Campaign:ssss_uk_02A Validity:during Choice:Alan CONN:MIG01XU MSISDN:00777773159999 GUID:1597E7E4-11DB-485B-89F0-5244BDC08251 Shortcode:63334</text:span></text:p>
      <text:p text:style-name="P1"><text:span text:style-name="T1">VOTE 1168123227 Campaign:ssss_uk_02A Validity:during Choice:Tupele CONN:MIG01XU MSISDN:00777776719999 GUID:E9F2AB76-7C5E-404E-8CC1-E8D4B1812E32 Shortcode:63334</text:span></text:p>
      <text:p text:style-name="P1"><text:span text:style-name="T1">VOTE 1168123227 Campaign:ssss_uk_02A Validity:during Choice:Antony CONN:MIG01XU MSISDN:00777774709999 GUID:A12B8C51-C88A-4464-A0FA-7CAC6A518EC4 Shortcode:63334</text:span></text:p>
      <text:p text:style-name="P1"><text:span text:style-name="T1">VOTE 1168123227 Campaign:ssss_uk_02A Validity:during Choice:Verity CONN:MIG01XU MSISDN:00777779799999 GUID:27B1F803-7842-4C21-81DD-F7A41D1C0054 Shortcode:63334</text:span></text:p>
      <text:p text:style-name="P1"><text:span text:style-name="T1">VOTE 1168123227 Campaign:ssss_uk_02A Validity:during Choice:Antony CONN:MIG01XU MSISDN:00777774269999 GUID:063EFA9C-8EB0-467F-81ED-DE0476F4CE9A Shortcode:63334</text:span></text:p>
      <text:p text:style-name="P1"><text:span text:style-name="T1">VOTE 1168123224 Campaign:ssss_uk_02A Validity:during Choice:Antony CONN:MIG01XU MSISDN:00777771339999 GUID:B390A592-A320-4F21-B881-56801B82DE50 Shortcode:63334</text:span></text:p>
      <text:p text:style-name="P1"><text:span text:style-name="T1">VOTE 1168123224 Campaign:ssss_uk_02A Validity:during Choice:Antony CONN:MIG01XU MSISDN:00777771239999 GUID:7BE8F553-06A9-4EF5-85A2-04EF182C8192 Shortcode:63334</text:span></text:p>
      <text:p text:style-name="P1"><text:span text:style-name="T1">VOTE 1168123228 Campaign:ssss_uk_02A Validity:during Choice:Tupele CONN:MIG01XU MSISDN:00777771639999 GUID:A8319A1D-8434-4A57-8C90-A46B320521C6 Shortcode:63334</text:span></text:p>
      <text:p text:style-name="P1"><text:span text:style-name="T1">VOTE 1168123225 Campaign:ssss_uk_02A Validity:during Choice:Gemma CONN:MIG01TU MSISDN:00777777539999 GUID:42E73732-B105-4B9C-B6B3-422404A909EA Shortcode:63334</text:span></text:p>
      <text:p text:style-name="P1"><text:span text:style-name="T1">VOTE 1168123228 Campaign:ssss_uk_02A Validity:during Choice:Leon CONN:MIG01OU MSISDN:00777773209999 GUID:BF94055C-AE4F-4553-AC12-8C07E5B430DA Shortcode:63334</text:span></text:p>
      <text:p text:style-name="P1"><text:span text:style-name="T1">VOTE 1168123225 Campaign:ssss_uk_02A Validity:during Choice:Antony CONN:MIG00VU MSISDN:00777770699999 GUID:5B901DE9-B802-477F-9B95-405FC85819BA Shortcode:63334</text:span></text:p>
      <text:p text:style-name="P1"><text:span text:style-name="T1">VOTE 1168123228 Campaign:ssss_uk_02A Validity:during Choice:Verity CONN:MIG01TU MSISDN:00777777439999 GUID:3AB03790-239F-4669-9EF6-4096D09967A7 Shortcode:63334</text:span></text:p>
      <text:p text:style-name="P1"><text:span text:style-name="T1">VOTE 1168123228 Campaign:ssss_uk_02A Validity:during Choice:Antony CONN:MIG01XU MSISDN:00777770979999 GUID:E11F5EE3-988E-46E1-AB03-B337F48E73EB Shortcode:63334</text:span></text:p>
      <text:p text:style-name="P1"><text:span text:style-name="T1">VOTE 1168123229 Campaign:ssss_uk_02A Validity:during Choice:Antony CONN:MIG01TU MSISDN:00777770399999 GUID:09E0A4C3-9A74-4651-B6B4-38E7DF55CFDA Shortcode:63334</text:span></text:p>
      <text:p text:style-name="P1"><text:span text:style-name="T1">VOTE 1168123229 Campaign:ssss_uk_02A Validity:during Choice:Leon CONN:MIG01OU MSISDN:00777776289999 GUID:EFB8185D-1DCE-4AEC-B8A3-270AD82A9D01 Shortcode:63334</text:span></text:p>
      <text:p text:style-name="P1"><text:span text:style-name="T1">VOTE 1168123229 Campaign:ssss_uk_02A Validity:during Choice:Verity CONN:MIG01OU MSISDN:00777770129999 GUID:30116C1F-1315-404D-9689-AC64A5BDBE05 Shortcode:63334</text:span></text:p>
      <text:p text:style-name="P1"><text:span text:style-name="T1">VOTE 1168123229 Campaign:ssss_uk_02A Validity:during Choice:Mark CONN:MIG01XU MSISDN:00777779349999 GUID:BFB078CD-1853-4A2A-844C-B79985959228 Shortcode:63334</text:span></text:p>
      <text:p text:style-name="P1"><text:span text:style-name="T1">VOTE 1168123229 Campaign:ssss_uk_02A Validity:during Choice:Verity CONN:MIG01OU MSISDN:00777773649999 GUID:713E7FA3-FEC1-4B30-A348-B52BC6729101 Shortcode:63334</text:span></text:p>
      <text:p text:style-name="P1"><text:span text:style-name="T1">VOTE 1168123229 Campaign:ssss_uk_02A Validity:during Choice:Verity CONN:MIG00VU MSISDN:00777779879999 GUID:7DC5FBD4-F6A2-47A5-A5DC-C792D2A662E6 Shortcode:63334</text:span></text:p>
      <text:p text:style-name="P1"><text:span text:style-name="T1">VOTE 1168123229 Campaign:ssss_uk_02A Validity:during Choice:Verity CONN:MIG01OU MSISDN:00777774079999 GUID:207C18FC-AE14-4A32-B109-254F3485B15C Shortcode:63334</text:span></text:p>
      <text:p text:style-name="P1"><text:span text:style-name="T1">VOTE 1168123229 Campaign:ssss_uk_02A Validity:during Choice:Alan CONN:MIG01OU MSISDN:00777771639999 GUID:1A834916-B4AB-4CC9-8C8C-6C85E4E9DB58 Shortcode:63334</text:span></text:p>
      <text:p text:style-name="P1"><text:span text:style-name="T1">VOTE 1168123230 Campaign:ssss_uk_02A Validity:during Choice:Verity CONN:MIG01XU MSISDN:00777778769999 GUID:E1483FCE-2A82-45B6-96D7-B735A0E5B81A Shortcode:63334</text:span></text:p>
      <text:p text:style-name="P1"><text:span text:style-name="T1">VOTE 1168123230 Campaign:ssss_uk_02A Validity:during Choice:Matthew CONN:MIG01XU MSISDN:00777774369999 GUID:B2771881-E891-4703-9A49-576FF165EBB5 Shortcode:63334</text:span></text:p>
      <text:p text:style-name="P1"><text:span text:style-name="T1">VOTE 1168123230 Campaign:ssss_uk_02A Validity:during Choice:Verity CONN:MIG01XU MSISDN:00777774409999 GUID:4F544A48-746D-487E-8D76-BFED11BDFA6E Shortcode:63334</text:span></text:p>
      <text:p text:style-name="P1"><text:span text:style-name="T1">VOTE 1168123230 Campaign:ssss_uk_02A Validity:during Choice:Antony CONN:MIG01XU MSISDN:00777779999999 GUID:61984EB0-4AFE-486B-9E95-1832F41F237D Shortcode:63334</text:span></text:p>
      <text:p text:style-name="P1"><text:span text:style-name="T1">VOTE 1168123230 Campaign:ssss_uk_02A Validity:during Choice:Verity CONN:MIG01XU MSISDN:00777770749999 GUID:63E7279A-3523-4A00-93ED-125526DE9F9B Shortcode:63334</text:span></text:p>
      <text:p text:style-name="P1"><text:span text:style-name="T1">VOTE 1168123230 Campaign:ssss_uk_02A Validity:during Choice:Mark CONN:MIG01XU MSISDN:00777772259999 GUID:7912AAF3-F5F8-412A-97D3-B7623EB497B5 Shortcode:63334</text:span></text:p>
      <text:p text:style-name="P1"><text:span text:style-name="T1">VOTE 1168123230 Campaign:ssss_uk_02A Validity:during Choice:Verity CONN:MIG01XU MSISDN:00777775609999 GUID:F1C4956D-50B8-460A-B14A-F772C78815C6 Shortcode:63334</text:span></text:p>
      <text:p text:style-name="P1"><text:span text:style-name="T1">VOTE 1168123230 Campaign:ssss_uk_02A Validity:during Choice:Alan CONN:MIG01XU MSISDN:00777776279999 GUID:05F8A50D-159B-4DB1-9EED-95A98A2C38F5 Shortcode:63334</text:span></text:p>
      <text:p text:style-name="P1"><text:span text:style-name="T1">VOTE 1168123230 Campaign:ssss_uk_02A Validity:during Choice:Tupele CONN:MIG01XU </text:span><text:soft-page-break/><text:span text:style-name="T1">MSISDN:00777775719999 GUID:C666CEB4-7A08-4E6C-98D2-B72CA087C845 Shortcode:63334</text:span></text:p>
      <text:p text:style-name="P1"><text:span text:style-name="T1">VOTE 1168123230 Campaign:ssss_uk_02A Validity:during Choice:Alan CONN:MIG01OU MSISDN:00777776009999 GUID:1EFD0C00-DAF1-45A4-9D51-17424045C863 Shortcode:63334</text:span></text:p>
      <text:p text:style-name="P1"><text:span text:style-name="T1">VOTE 1168123231 Campaign:ssss_uk_02A Validity:during Choice:Mark CONN:MIG01XU MSISDN:00777776119999 GUID:404F9120-2B83-404B-82A6-157642988972 Shortcode:63334</text:span></text:p>
      <text:p text:style-name="P1"><text:span text:style-name="T1">VOTE 1168123231 Campaign:ssss_uk_02A Validity:during Choice:Antony CONN:MIG01OU MSISDN:00777777329999 GUID:0C2405B8-1BBD-405D-8320-AFA555E35836 Shortcode:63334</text:span></text:p>
      <text:p text:style-name="P1"><text:span text:style-name="T1">VOTE 1168123231 Campaign:ssss_uk_02A Validity:during Choice:Matthew CONN:MIG01OU MSISDN:00777774959999 GUID:F5A32912-314D-4D73-B8C7-D4662869C6B4 Shortcode:63334</text:span></text:p>
      <text:p text:style-name="P1"><text:span text:style-name="T1">VOTE 1168123231 Campaign:ssss_uk_02A Validity:during Choice:Tupele CONN:MIG01XU MSISDN:00777773469999 GUID:F0A99110-8629-4966-8751-8E5DBC7BBF32 Shortcode:63334</text:span></text:p>
      <text:p text:style-name="P1"><text:span text:style-name="T1">VOTE 1168123231 Campaign:ssss_uk_02A Validity:during Choice:Antony CONN:MIG01XU MSISDN:00777771929999 GUID:5440AC00-F82C-4C83-BBD3-0D0F5DAFE2AF Shortcode:63334</text:span></text:p>
      <text:p text:style-name="P1"><text:span text:style-name="T1">VOTE 1168123231 Campaign:ssss_uk_02A Validity:during Choice:Tupele CONN:MIG00VU MSISDN:00777770159999 GUID:33D3CDD9-10DB-4B77-A4EE-FB3AB8C58EE6 Shortcode:63334</text:span></text:p>
      <text:p text:style-name="P1"><text:span text:style-name="T1">VOTE 1168123231 Campaign:ssss_uk_02A Validity:during Choice:Gemma CONN:MIG01TU MSISDN:00777771209999 GUID:AA6C2775-2D4C-4F18-9829-5771691E46AC Shortcode:63334</text:span></text:p>
      <text:p text:style-name="P1"><text:span text:style-name="T1">VOTE 1168123232 Campaign:ssss_uk_02A Validity:during Choice:Mark CONN:MIG01OU MSISDN:00777777599999 GUID:8DE9824C-7926-448B-A691-EA3CE4E768C1 Shortcode:63334</text:span></text:p>
      <text:p text:style-name="P1"><text:span text:style-name="T1">VOTE 1168123232 Campaign:ssss_uk_02A Validity:during Choice:Gemma CONN:MIG01XU MSISDN:00777770559999 GUID:60C671CC-49CE-43F6-A6F4-044DB914807C Shortcode:63334</text:span></text:p>
      <text:p text:style-name="P1"><text:span text:style-name="T1">VOTE 1168123232 Campaign:ssss_uk_02A Validity:during Choice:Verity CONN:MIG01TU MSISDN:00777774249999 GUID:E435CCAC-7331-4EC6-B708-46850D55251C Shortcode:63334</text:span></text:p>
      <text:p text:style-name="P1"><text:span text:style-name="T1">VOTE 1168123232 Campaign:ssss_uk_02A Validity:during Choice:Antony CONN:MIG00VU MSISDN:00777779409999 GUID:303DBC52-6863-4591-B76B-20E8BD63C41D Shortcode:63334</text:span></text:p>
      <text:p text:style-name="P1"><text:span text:style-name="T1">VOTE 1168123230 Campaign:ssss_uk_02A Validity:during Choice:Alan CONN:MIG01XU MSISDN:00777772509999 GUID:4D5DA05E-A365-44F1-B154-9E7859B2D557 Shortcode:63334</text:span></text:p>
      <text:p text:style-name="P1"><text:span text:style-name="T1">VOTE 1168123232 Campaign:ssss_uk_02A Validity:during Choice:Gemma CONN:MIG01OU MSISDN:00777775139999 GUID:F2EC105E-A4D6-4AE1-ACCD-4E055A43E30B Shortcode:63334</text:span></text:p>
      <text:p text:style-name="P1"><text:span text:style-name="T1">VOTE 1168123232 Campaign:ssss_uk_02A Validity:during Choice:Matthew CONN:MIG01OU MSISDN:00777771789999 GUID:9F171DFB-BFA4-40CF-B01A-700EA393FE24 Shortcode:63334</text:span></text:p>
      <text:p text:style-name="P1"><text:span text:style-name="T1">VOTE 1168123232 Campaign:ssss_uk_02A Validity:during Choice:Mark CONN:MIG01XU MSISDN:00777774429999 GUID:23F5F4E3-936A-4A35-A16D-162759EF70E1 Shortcode:63334</text:span></text:p>
      <text:p text:style-name="P1"><text:span text:style-name="T1">VOTE 1168123232 Campaign:ssss_uk_02A Validity:during Choice:Alan CONN:MIG01XU MSISDN:00777776969999 GUID:969F332C-A69D-4626-85F6-3812D46FB706 Shortcode:63334</text:span></text:p>
      <text:p text:style-name="P1"><text:span text:style-name="T1">VOTE 1168123232 Campaign:ssss_uk_02A Validity:during Choice:Mark CONN:MIG01XU MSISDN:00777771419999 GUID:838D7EB1-9CAC-4B4A-B33A-D9521C1711A4 Shortcode:63334</text:span></text:p>
      <text:p text:style-name="P1"><text:span text:style-name="T1">VOTE 1168123232 Campaign:ssss_uk_02A Validity:during Choice:Mark CONN:MIG01XU MSISDN:00777773939999 GUID:053635AD-8874-4F9C-AC5A-24B2A5FD40E5 Shortcode:63334</text:span></text:p>
      <text:p text:style-name="P1"><text:span text:style-name="T1">VOTE 1168123232 Campaign:ssss_uk_02A Validity:during Choice:Verity CONN:MIG01XU MSISDN:00777773989999 GUID:251A97D9-DF10-403A-AAA5-349DFCEF85CC Shortcode:63334</text:span></text:p>
      <text:p text:style-name="P1"><text:span text:style-name="T1">VOTE 1168123232 Campaign:ssss_uk_02A Validity:during Choice:Verity CONN:MIG01XU MSISDN:00777776119999 GUID:98600E32-2966-45D8-8124-70833FDCFB8D Shortcode:63334</text:span></text:p>
      <text:p text:style-name="P1"><text:span text:style-name="T1">VOTE 1168123233 Campaign:ssss_uk_02A Validity:during Choice:Mark CONN:MIG01XU MSISDN:00777775389999 GUID:5877278E-8A2D-48A0-B82C-9E87E9EF1A00 Shortcode:63334</text:span></text:p>
      <text:p text:style-name="P1"><text:span text:style-name="T1">VOTE 1168123233 Campaign:ssss_uk_02A Validity:during Choice:Mark CONN:MIG01XU MSISDN:00777770399999 GUID:CD5195DD-0586-4F8F-88B6-958685D4227D Shortcode:63334</text:span></text:p>
      <text:p text:style-name="P1"><text:span text:style-name="T1">VOTE 1168123233 Campaign:ssss_uk_02A Validity:during Choice:Matthew CONN:MIG01XU MSISDN:00777771269999 GUID:DBD05971-A756-412C-B920-CB7D3AD8C08D Shortcode:63334</text:span></text:p>
      <text:p text:style-name="P1"><text:span text:style-name="T1">VOTE 1168123233 Campaign:ssss_uk_02A Validity:during Choice:Verity CONN:MIG01XU MSISDN:00777779509999 GUID:5D1E293B-A743-4CB6-BD76-C6E921F0B150 Shortcode:63334</text:span></text:p>
      <text:p text:style-name="P1"><text:span text:style-name="T1">VOTE 1168123233 Campaign:ssss_uk_02A Validity:during Choice:Verity CONN:MIG01XU MSISDN:00777775109999 GUID:E25EE192-A319-42AF-B84F-19DF3CD28554 Shortcode:63334</text:span></text:p>
      <text:p text:style-name="P1"><text:span text:style-name="T1">VOTE 1168123233 Campaign:ssss_uk_02A Validity:during Choice:Antony CONN:MIG01XU MSISDN:00777775619999 GUID:61AA781C-3C9A-48EF-B770-EAF953D6ADD8 Shortcode:63334</text:span></text:p>
      <text:p text:style-name="P1"><text:span text:style-name="T1">VOTE 1168123233 Campaign:ssss_uk_02A Validity:during Choice:Mark CONN:MIG01OU MSISDN:00777774239999 GUID:8E089C22-DC15-4270-8909-546597F8B528 Shortcode:63334</text:span></text:p>
      <text:p text:style-name="P1"><text:span text:style-name="T1">VOTE 1168123234 Campaign:ssss_uk_02A Validity:during Choice:Mark CONN:MIG01XU MSISDN:00777776059999 GUID:C471D6C3-A53A-43EA-992E-F619293293E9 Shortcode:63334</text:span></text:p>
      <text:p text:style-name="P1"><text:span text:style-name="T1">VOTE 1168123234 Campaign:ssss_uk_02A Validity:during Choice:Verity CONN:MIG01XU MSISDN:00777772279999 GUID:76A54A0A-3358-4165-BECB-0546F0F77DD3 Shortcode:63334</text:span></text:p>
      <text:p text:style-name="P1"><text:span text:style-name="T1">VOTE 1168123234 Campaign:ssss_uk_02A Validity:during Choice:Gemma CONN:MIG01XU </text:span><text:soft-page-break/><text:span text:style-name="T1">MSISDN:00777778789999 GUID:A3F743F8-B7F0-4B9D-92A9-62E16A854E8B Shortcode:63334</text:span></text:p>
      <text:p text:style-name="P1"><text:span text:style-name="T1">VOTE 1168123234 Campaign:ssss_uk_02A Validity:during Choice:Antony CONN:MIG01OU MSISDN:00777774609999 GUID:C4C5570F-4C16-403D-B138-8BCEA1F6E5B8 Shortcode:63334</text:span></text:p>
      <text:p text:style-name="P1"><text:span text:style-name="T1">VOTE 1168123234 Campaign:ssss_uk_02A Validity:during Choice:Antony CONN:MIG00VU MSISDN:00777773129999 GUID:B6530967-B7B2-47C0-8210-A410E0202018 Shortcode:63334</text:span></text:p>
      <text:p text:style-name="P1"><text:span text:style-name="T1">VOTE 1168123234 Campaign:ssss_uk_02A Validity:during Choice:Verity CONN:MIG01XU MSISDN:00777772739999 GUID:81036C16-8773-4713-A5C8-FE1471EA1861 Shortcode:63334</text:span></text:p>
      <text:p text:style-name="P1"><text:span text:style-name="T1">VOTE 1168123234 Campaign:ssss_uk_02A Validity:during Choice:Antony CONN:MIG01XU MSISDN:00777775259999 GUID:ADF554E7-DC83-4337-A9D5-30BCE0277C7B Shortcode:63334</text:span></text:p>
      <text:p text:style-name="P1"><text:span text:style-name="T1">VOTE 1168123234 Campaign:ssss_uk_02A Validity:during Choice:Alan CONN:MIG01XU MSISDN:00777779009999 GUID:C96378A4-7346-44AD-96EC-CF035B5025C1 Shortcode:63334</text:span></text:p>
      <text:p text:style-name="P1"><text:span text:style-name="T1">VOTE 1168123234 Campaign:ssss_uk_02A Validity:during Choice:Antony CONN:MIG01XU MSISDN:00777770859999 GUID:F8307ED3-E5C9-4068-A4D7-361E1C06E365 Shortcode:63334</text:span></text:p>
      <text:p text:style-name="P1"><text:span text:style-name="T1">VOTE 1168123234 Campaign:ssss_uk_02A Validity:during Choice:Verity CONN:MIG01XU MSISDN:00777776119999 GUID:19AFE829-6168-43E5-BDA7-A703996E5E69 Shortcode:63334</text:span></text:p>
      <text:p text:style-name="P1"><text:span text:style-name="T1">VOTE 1168123234 Campaign:ssss_uk_02A Validity:during Choice:Antony CONN:MIG00VU MSISDN:00777772239999 GUID:81CBB27B-C6A5-4019-8B81-2D686DDB33A6 Shortcode:63334</text:span></text:p>
      <text:p text:style-name="P1"><text:span text:style-name="T1">VOTE 1168123235 Campaign:ssss_uk_02A Validity:during Choice:Tupele CONN:MIG01XU MSISDN:00777779279999 GUID:D8532287-B782-437F-8731-549E0F712AEE Shortcode:63334</text:span></text:p>
      <text:p text:style-name="P1"><text:span text:style-name="T1">VOTE 1168123235 Campaign:ssss_uk_02A Validity:during Choice:Alan CONN:MIG01OU MSISDN:00777770789999 GUID:DF239F0D-0173-4246-9125-71F762DE38F9 Shortcode:63334</text:span></text:p>
      <text:p text:style-name="P1"><text:span text:style-name="T1">VOTE 1168123235 Campaign:ssss_uk_02A Validity:during Choice:Antony CONN:MIG01OU MSISDN:00777776199999 GUID:68753D45-6C06-41A9-8DD0-7AE482A0618A Shortcode:63334</text:span></text:p>
      <text:p text:style-name="P1"><text:span text:style-name="T1">VOTE 1168123235 Campaign:ssss_uk_02A Validity:during Choice:Gemma CONN:MIG01TU MSISDN:00777772439999 GUID:55DB1A71-78AB-46BF-8BED-1C5956A899C6 Shortcode:63334</text:span></text:p>
      <text:p text:style-name="P1"><text:span text:style-name="T1">VOTE 1168123235 Campaign:ssss_uk_02A Validity:during Choice:Leon CONN:MIG01TU MSISDN:00777772169999 GUID:FD960984-2F42-481F-A0F6-664EB7949249 Shortcode:63334</text:span></text:p>
      <text:p text:style-name="P1"><text:span text:style-name="T1">VOTE 1168123235 Campaign:ssss_uk_02A Validity:during Choice:Alan CONN:MIG01HU MSISDN:00777777189999 GUID:8078804D-47F8-4203-BA4B-B18298A988B8 Shortcode:63334</text:span></text:p>
      <text:p text:style-name="P1"><text:span text:style-name="T1">VOTE 1168123235 Campaign:ssss_uk_02A Validity:during Choice:Antony CONN:MIG01XU MSISDN:00777774909999 GUID:07D3B0B0-A8E9-4AAF-9386-00FCFBBCF98D Shortcode:63334</text:span></text:p>
      <text:p text:style-name="P1"><text:span text:style-name="T1">VOTE 1168123235 Campaign:ssss_uk_02A Validity:during Choice:Verity CONN:MIG01XU MSISDN:00777774949999 GUID:B35A3246-303E-41AF-9C1D-D7E57CA880BF Shortcode:63334</text:span></text:p>
      <text:p text:style-name="P1"><text:span text:style-name="T1">VOTE 1168123236 Campaign:ssss_uk_02A Validity:during Choice:Leon CONN:MIG01XU MSISDN:00777772979999 GUID:2AF8ADCC-4033-4FE6-9435-B051F9BB3E30 Shortcode:63334</text:span></text:p>
      <text:p text:style-name="P1"><text:span text:style-name="T1">VOTE 1168123236 Campaign:ssss_uk_02A Validity:during Choice:Antony CONN:MIG01XU MSISDN:00777774819999 GUID:AD1B4BAC-DD94-4637-B265-36D9A3CA4E9A Shortcode:63334</text:span></text:p>
      <text:p text:style-name="P1"><text:span text:style-name="T1">VOTE 1168123236 Campaign:ssss_uk_02A Validity:during Choice:Antony CONN:MIG01XU MSISDN:00777772479999 GUID:E9FBAB17-7392-4A9F-82E8-EC060C87D8A8 Shortcode:63334</text:span></text:p>
      <text:p text:style-name="P1"><text:span text:style-name="T1">VOTE 1168123236 Campaign:ssss_uk_02A Validity:during Choice:Verity CONN:MIG00VU MSISDN:00777778299999 GUID:9EFAE778-4348-4B67-A132-51E8E0905CF2 Shortcode:63334</text:span></text:p>
      <text:p text:style-name="P1"><text:span text:style-name="T1">VOTE 1168123236 Campaign:ssss_uk_02A Validity:during Choice:Alan CONN:MIG01XU MSISDN:00777771699999 GUID:484BD2DB-E067-44FE-8B29-5A5A5032A329 Shortcode:63334</text:span></text:p>
      <text:p text:style-name="P1"><text:span text:style-name="T1">VOTE 1168123236 Campaign:ssss_uk_02A Validity:during Choice:Antony CONN:MIG01XU MSISDN:00777771349999 GUID:7B7D40F3-8632-4483-AEE6-11CEE1B3C277 Shortcode:63334</text:span></text:p>
      <text:p text:style-name="P1"><text:span text:style-name="T1">VOTE 1168123236 Campaign:ssss_uk_02A Validity:during Choice:Gemma CONN:MIG01XU MSISDN:00777779009999 GUID:9384ACD4-23D8-44E9-9951-D5F89FEFA1A4 Shortcode:63334</text:span></text:p>
      <text:p text:style-name="P1"><text:span text:style-name="T1">VOTE 1168123236 Campaign:ssss_uk_02A Validity:during Choice:Antony CONN:MIG01XU MSISDN:00777779269999 GUID:A403A9CC-5265-422F-81B1-1B470BA8C4AD Shortcode:63334</text:span></text:p>
      <text:p text:style-name="P1"><text:span text:style-name="T1">VOTE 1168123237 Campaign:ssss_uk_02A Validity:during Choice:Antony CONN:MIG00VU MSISDN:00777779859999 GUID:09B16D4C-1E75-4B5C-B34C-714C8197B0A9 Shortcode:63334</text:span></text:p>
      <text:p text:style-name="P1"><text:span text:style-name="T1">VOTE 1168123237 Campaign:ssss_uk_02A Validity:during Choice:Verity CONN:MIG01OU MSISDN:00777779879999 GUID:FE451531-D626-48F5-80DC-2A33542402AF Shortcode:63334</text:span></text:p>
      <text:p text:style-name="P1"><text:span text:style-name="T1">VOTE 1168123237 Campaign:ssss_uk_02A Validity:during Choice:Antony CONN:MIG01XU MSISDN:00777779649999 GUID:4CC81D8F-7B24-4014-AC07-231A37BB9AE1 Shortcode:63334</text:span></text:p>
      <text:p text:style-name="P1"><text:span text:style-name="T1">VOTE 1168123238 Campaign:ssss_uk_02A Validity:during Choice:Antony CONN:MIG01TU MSISDN:00777777149999 GUID:D5C2CA77-35D8-4357-ABE3-BC5382ECEB58 Shortcode:63334</text:span></text:p>
      <text:p text:style-name="P1"><text:span text:style-name="T1">VOTE 1168123238 Campaign:ssss_uk_02A Validity:during Choice:Mark CONN:MIG01XU MSISDN:00777778149999 GUID:00836DCA-EC84-4439-BFC1-D41939E9A672 Shortcode:63334</text:span></text:p>
      <text:p text:style-name="P1"><text:span text:style-name="T1">VOTE 1168123238 Campaign:ssss_uk_02A Validity:during Choice:Matthew CONN:MIG01XU MSISDN:00777776219999 GUID:75393120-82A6-4A24-9F49-2A636A5F3A04 Shortcode:63334</text:span></text:p>
      <text:p text:style-name="P1"><text:span text:style-name="T1">VOTE 1168123238 Campaign:ssss_uk_02A Validity:during Choice:Antony CONN:MIG01XU </text:span><text:soft-page-break/><text:span text:style-name="T1">MSISDN:00777770449999 GUID:D81B5EAB-7D0E-467C-8B67-F586055DC3DB Shortcode:63334</text:span></text:p>
      <text:p text:style-name="P1"><text:span text:style-name="T1">VOTE 1168123238 Campaign:ssss_uk_02A Validity:during Choice:Tupele CONN:MIG01XU MSISDN:00777773639999 GUID:0C4F0DE5-BBF8-451C-AC17-4660C32568E2 Shortcode:63334</text:span></text:p>
      <text:p text:style-name="P1"><text:span text:style-name="T1">VOTE 1168123238 Campaign:ssss_uk_02A Validity:during Choice:Gemma CONN:MIG01XU MSISDN:00777779659999 GUID:9617128E-5EF2-4CA7-BF08-5524E10FCFDF Shortcode:63334</text:span></text:p>
      <text:p text:style-name="P1"><text:span text:style-name="T1">VOTE 1168123238 Campaign:ssss_uk_02A Validity:during Choice:Antony CONN:MIG01XU MSISDN:00777771769999 GUID:2125C311-96ED-4D06-BE19-D9DE8B1F9417 Shortcode:63334</text:span></text:p>
      <text:p text:style-name="P1"><text:span text:style-name="T1">VOTE 1168123238 Campaign:ssss_uk_02A Validity:during Choice:Alan CONN:MIG01XU MSISDN:00777772749999 GUID:4E4FD1FA-9195-4121-9395-81200B2E9DAC Shortcode:63334</text:span></text:p>
      <text:p text:style-name="P1"><text:span text:style-name="T1">VOTE 1168123239 Campaign:ssss_uk_02A Validity:during Choice:Verity CONN:MIG01XU MSISDN:00777771629999 GUID:2628271A-BB12-44CE-A15C-C9727E5F4F29 Shortcode:63334</text:span></text:p>
      <text:p text:style-name="P1"><text:span text:style-name="T1">VOTE 1168123239 Campaign:ssss_uk_02A Validity:during Choice:Antony CONN:MIG01OU MSISDN:00777775639999 GUID:6AE48922-98B7-4406-BA6F-29B3ECCD3474 Shortcode:63334</text:span></text:p>
      <text:p text:style-name="P1"><text:span text:style-name="T1">VOTE 1168123239 Campaign:ssss_uk_02A Validity:during Choice:Mark CONN:MIG01XU MSISDN:00777777669999 GUID:8D385559-EFA0-4D1C-995B-830B8A4E8378 Shortcode:63334</text:span></text:p>
      <text:p text:style-name="P1"><text:span text:style-name="T1">VOTE 1168123239 Campaign:ssss_uk_02A Validity:during Choice:Mark CONN:MIG01XU MSISDN:00777776449999 GUID:04032C5A-6C5F-4C0C-8D9D-CC9E0C1553DE Shortcode:63334</text:span></text:p>
      <text:p text:style-name="P1"><text:span text:style-name="T1">VOTE 1168123239 Campaign:ssss_uk_02A Validity:during Choice:Verity CONN:MIG01XU MSISDN:00777771029999 GUID:FA4CABD7-42C0-40BD-81D6-1FF7A7229865 Shortcode:63334</text:span></text:p>
      <text:p text:style-name="P1"><text:span text:style-name="T1">VOTE 1168123239 Campaign:ssss_uk_02A Validity:during Choice:Gemma CONN:MIG01XU MSISDN:00777779639999 GUID:FB2F8B42-B27C-433D-8F38-C3175A79A8A0 Shortcode:63334</text:span></text:p>
      <text:p text:style-name="P1"><text:span text:style-name="T1">VOTE 1168123239 Campaign:ssss_uk_02A Validity:during Choice:Leon CONN:MIG00VU MSISDN:00777771669999 GUID:71862B53-684A-4AB4-9A22-A0CB151213BC Shortcode:63334</text:span></text:p>
      <text:p text:style-name="P1"><text:span text:style-name="T1">VOTE 1168123239 Campaign:ssss_uk_02A Validity:during Choice:Leon CONN:MIG00VU MSISDN:00777771959999 GUID:52146EB6-AE50-464D-9A77-FB8B59E09E64 Shortcode:63334</text:span></text:p>
      <text:p text:style-name="P1"><text:span text:style-name="T1">VOTE 1168123240 Campaign:ssss_uk_02A Validity:during Choice:Antony CONN:MIG01XU MSISDN:00777772909999 GUID:42969B6B-ADA7-49E8-AD25-04A71C2B5C2E Shortcode:63334</text:span></text:p>
      <text:p text:style-name="P1"><text:span text:style-name="T1">VOTE 1168123240 Campaign:ssss_uk_02A Validity:during Choice:Antony CONN:MIG01XU MSISDN:00777772419999 GUID:C0A849D8-AA01-4B6F-821B-1E5314B09084 Shortcode:63334</text:span></text:p>
      <text:p text:style-name="P1"><text:span text:style-name="T1">VOTE 1168123240 Campaign:ssss_uk_02A Validity:during Choice:Verity CONN:MIG01XU MSISDN:00777772739999 GUID:663E5074-7F79-42D7-8E6A-0FD521CC63CE Shortcode:63334</text:span></text:p>
      <text:p text:style-name="P1"><text:span text:style-name="T1">VOTE 1168123240 Campaign:ssss_uk_02A Validity:during Choice:Mark CONN:MIG01OU MSISDN:00777770059999 GUID:0A9E3ECC-2CE1-45B6-A704-E83BA6800D99 Shortcode:63334</text:span></text:p>
      <text:p text:style-name="P1"><text:span text:style-name="T1">VOTE 1168123240 Campaign:ssss_uk_02A Validity:during Choice:Tupele CONN:MIG01XU MSISDN:00777770309999 GUID:50ABE244-9951-484B-9D00-C4DDD0E7F3CB Shortcode:63334</text:span></text:p>
      <text:p text:style-name="P1"><text:span text:style-name="T1">VOTE 1168123240 Campaign:ssss_uk_02A Validity:during Choice:Mark CONN:MIG01OU MSISDN:00777774179999 GUID:E49F5C36-EB7E-431A-97E6-6CFB288DDC05 Shortcode:63334</text:span></text:p>
      <text:p text:style-name="P1"><text:span text:style-name="T1">VOTE 1168123241 Campaign:ssss_uk_02A Validity:during Choice:Gemma CONN:MIG01XU MSISDN:00777776719999 GUID:CF06378F-E26E-46B1-9BBF-881C9C33121F Shortcode:63334</text:span></text:p>
      <text:p text:style-name="P1"><text:span text:style-name="T1">VOTE 1168123241 Campaign:ssss_uk_02A Validity:during Choice:Gemma CONN:MIG01XU MSISDN:00777779359999 GUID:B66F520D-8A85-43B7-A39E-A96F295B0CE5 Shortcode:63334</text:span></text:p>
      <text:p text:style-name="P1"><text:span text:style-name="T1">VOTE 1168123241 Campaign:ssss_uk_02A Validity:during Choice:Mark CONN:MIG01XU MSISDN:00777778319999 GUID:630B9319-C4A4-441D-A06F-9B421BBF4D81 Shortcode:63334</text:span></text:p>
      <text:p text:style-name="P1"><text:span text:style-name="T1">VOTE 1168123241 Campaign:ssss_uk_02A Validity:during Choice:Antony CONN:MIG01XU MSISDN:00777775559999 GUID:384E84FC-16AC-4FD1-81CD-97A62C47E1D9 Shortcode:63334</text:span></text:p>
      <text:p text:style-name="P1"><text:span text:style-name="T1">VOTE 1168123241 Campaign:ssss_uk_02A Validity:during Choice:Verity CONN:MIG01XU MSISDN:00777776379999 GUID:BCB13901-8D65-448B-B59A-D9E7A7FE5698 Shortcode:63334</text:span></text:p>
      <text:p text:style-name="P1"><text:span text:style-name="T1">VOTE 1168123241 Campaign:ssss_uk_02A Validity:during Choice:Leon CONN:MIG01OU MSISDN:00777776029999 GUID:81BDBCBC-F93F-435C-ABE7-804EBC9599C3 Shortcode:63334</text:span></text:p>
      <text:p text:style-name="P1"><text:span text:style-name="T1">VOTE 1168123241 Campaign:ssss_uk_02A Validity:during Choice:Antony CONN:MIG01XU MSISDN:00777779749999 GUID:EF62707E-4A09-464A-8B82-4EB47F1B787E Shortcode:63334</text:span></text:p>
      <text:p text:style-name="P1"><text:span text:style-name="T1">VOTE 1168123241 Campaign:ssss_uk_02A Validity:during Choice:Verity CONN:MIG01XU MSISDN:00777773209999 GUID:8D47AD10-AE58-4FD1-B33B-15F9C333DB35 Shortcode:63334</text:span></text:p>
      <text:p text:style-name="P1"><text:span text:style-name="T1">VOTE 1168123241 Campaign:ssss_uk_02A Validity:during Choice:Leon CONN:MIG01XU MSISDN:00777774039999 GUID:D2277064-CE7C-4325-ADC0-E2551CBE9D43 Shortcode:63334</text:span></text:p>
      <text:p text:style-name="P1"><text:span text:style-name="T1">VOTE 1168123240 Campaign:ssss_uk_02A Validity:during Choice:Alan CONN:MIG01HU MSISDN:00777777809999 GUID:8BCC0E37-D139-476D-A468-4E673FD48EF4 Shortcode:63334</text:span></text:p>
      <text:p text:style-name="P1"><text:span text:style-name="T1">VOTE 1168123242 Campaign:ssss_uk_02A Validity:during Choice:Mark CONN:MIG01XU MSISDN:00777775029999 GUID:0FACBEFB-2D1F-4135-ADFA-93B2EB10B452 Shortcode:63334</text:span></text:p>
      <text:p text:style-name="P1"><text:span text:style-name="T1">VOTE 1168123242 Campaign:ssss_uk_02A Validity:during Choice:Verity CONN:MIG01XU MSISDN:00777775069999 GUID:72A6968F-C2DC-4789-86D5-2A32EA5FCA5B Shortcode:63334</text:span></text:p>
      <text:p text:style-name="P1"><text:span text:style-name="T1">VOTE 1168123242 Campaign:ssss_uk_02A Validity:during Choice:Verity CONN:MIG01XU </text:span><text:soft-page-break/><text:span text:style-name="T1">MSISDN:00777772509999 GUID:35C6AC0E-9ED6-45C0-9784-C1F2B26ECD95 Shortcode:63334</text:span></text:p>
      <text:p text:style-name="P1"><text:span text:style-name="T1">VOTE 1168123242 Campaign:ssss_uk_02A Validity:during Choice:Antony CONN:MIG01XU MSISDN:00777779479999 GUID:D3183119-FD09-414E-A4A1-4FC8DCD2A0B2 Shortcode:63334</text:span></text:p>
      <text:p text:style-name="P1"><text:span text:style-name="T1">VOTE 1168123242 Campaign:ssss_uk_02A Validity:during Choice:Antony CONN:MIG01XU MSISDN:00777776589999 GUID:6B11A0DA-9842-49F8-B6F4-13D6397F86F1 Shortcode:63334</text:span></text:p>
      <text:p text:style-name="P1"><text:span text:style-name="T1">VOTE 1168123242 Campaign:ssss_uk_02A Validity:during Choice:Alan CONN:MIG01TU MSISDN:00777774159999 GUID:7EE06893-3304-49FF-9F0E-F4475A8410B0 Shortcode:63334</text:span></text:p>
      <text:p text:style-name="P1"><text:span text:style-name="T1">VOTE 1168123242 Campaign:ssss_uk_02A Validity:during Choice:Verity CONN:MIG01TU MSISDN:00777770959999 GUID:BD258592-CA5F-4453-8735-61E6D226FACA Shortcode:63334</text:span></text:p>
      <text:p text:style-name="P1"><text:span text:style-name="T1">VOTE 1168123242 Campaign:ssss_uk_02A Validity:during Choice:Verity CONN:MIG01XU MSISDN:00777775979999 GUID:E143B40E-20B0-4C69-A97E-36160B70B175 Shortcode:63334</text:span></text:p>
      <text:p text:style-name="P1"><text:span text:style-name="T1">VOTE 1168123242 Campaign:ssss_uk_02A Validity:during Choice:Verity CONN:MIG01XU MSISDN:00777772019999 GUID:821F0A05-F094-4B7A-AA37-2F2EAC039EEF Shortcode:63334</text:span></text:p>
      <text:p text:style-name="P1"><text:span text:style-name="T1">VOTE 1168123243 Campaign:ssss_uk_02A Validity:during Choice:Antony CONN:MIG01OU MSISDN:00777779859999 GUID:1ACA233B-3CD6-4E6A-A7E5-37C2F3B817DB Shortcode:63334</text:span></text:p>
      <text:p text:style-name="P1"><text:span text:style-name="T1">VOTE 1168123243 Campaign:ssss_uk_02A Validity:during Choice:Gemma CONN:MIG00VU MSISDN:00777770139999 GUID:33FD87F8-7F1E-4E86-87B2-5B57AA80340C Shortcode:63334</text:span></text:p>
      <text:p text:style-name="P1"><text:span text:style-name="T1">VOTE 1168123243 Campaign:ssss_uk_02A Validity:during Choice:Antony CONN:MIG00VU MSISDN:00777770389999 GUID:CE86405A-F751-40A8-9313-7D8438CA49AE Shortcode:63334</text:span></text:p>
      <text:p text:style-name="P1"><text:span text:style-name="T1">VOTE 1168123243 Campaign:ssss_uk_02A Validity:during Choice:Alan CONN:MIG01XU MSISDN:00777776489999 GUID:D71251A8-F9D2-4642-AECA-358B31FC5E2D Shortcode:63334</text:span></text:p>
      <text:p text:style-name="P1"><text:span text:style-name="T1">VOTE 1168123243 Campaign:ssss_uk_02A Validity:during Choice:Antony CONN:MIG01XU MSISDN:00777775949999 GUID:4176BDF7-EEF6-44BC-A6F7-8524A4B8A0BA Shortcode:63334</text:span></text:p>
      <text:p text:style-name="P1"><text:span text:style-name="T1">VOTE 1168123243 Campaign:ssss_uk_02A Validity:during Choice:Antony CONN:MIG01XU MSISDN:00777774359999 GUID:6DF45E22-BA42-4DAD-A31F-C0BC720D9503 Shortcode:63334</text:span></text:p>
      <text:p text:style-name="P1"><text:span text:style-name="T1">VOTE 1168123243 Campaign:ssss_uk_02A Validity:during Choice:Mark CONN:MIG01XU MSISDN:00777773849999 GUID:32A9A63B-FCE5-4BF2-B398-62E5619BD129 Shortcode:63334</text:span></text:p>
      <text:p text:style-name="P1"><text:span text:style-name="T1">VOTE 1168123243 Campaign:ssss_uk_02A Validity:during Choice:Mark CONN:MIG01XU MSISDN:00777775389999 GUID:B86BFFB6-011D-4358-8B6B-BFBED531293E Shortcode:63334</text:span></text:p>
      <text:p text:style-name="P1"><text:span text:style-name="T1">VOTE 1168123243 Campaign:ssss_uk_02A Validity:during Choice:Antony CONN:MIG01XU MSISDN:00777771329999 GUID:A635B3D7-2F32-4362-BA73-3FA009C2D9AC Shortcode:63334</text:span></text:p>
      <text:p text:style-name="P1"><text:span text:style-name="T1">VOTE 1168123243 Campaign:ssss_uk_02A Validity:during Choice:Mark CONN:MIG01XU MSISDN:00777770499999 GUID:1235A9FF-C7AE-466D-BC4E-4A3985070C18 Shortcode:63334</text:span></text:p>
      <text:p text:style-name="P1"><text:span text:style-name="T1">VOTE 1168123243 Campaign:ssss_uk_02A Validity:during Choice:Matthew CONN:MIG01XU MSISDN:00777777179999 GUID:1E3569CD-A7F9-424C-BA4C-A7C09C1A5974 Shortcode:63334</text:span></text:p>
      <text:p text:style-name="P1"><text:span text:style-name="T1">VOTE 1168123244 Campaign:ssss_uk_02A Validity:during Choice:Antony CONN:MIG01XU MSISDN:00777779699999 GUID:D2AE0FC1-83A6-464E-86F6-2515E7595829 Shortcode:63334</text:span></text:p>
      <text:p text:style-name="P1"><text:span text:style-name="T1">VOTE 1168123244 Campaign:ssss_uk_02A Validity:during Choice:Mark CONN:MIG01XU MSISDN:00777779909999 GUID:2DCD5F99-BD75-46AA-BA9E-8F31E024F07B Shortcode:63334</text:span></text:p>
      <text:p text:style-name="P1"><text:span text:style-name="T1">VOTE 1168123244 Campaign:ssss_uk_02A Validity:during Choice:Verity CONN:MIG01OU MSISDN:00777770749999 GUID:F82DF51D-0481-41D1-8E5D-63DAD8B2E8AE Shortcode:63334</text:span></text:p>
      <text:p text:style-name="P1"><text:span text:style-name="T1">VOTE 1168123244 Campaign:ssss_uk_02A Validity:during Choice:Tupele CONN:MIG01XU MSISDN:00777772439999 GUID:8C8C9A02-2D8B-4623-8EAD-942A7FDEBC7D Shortcode:63334</text:span></text:p>
      <text:p text:style-name="P1"><text:span text:style-name="T1">VOTE 1168123244 Campaign:ssss_uk_02A Validity:during Choice:Antony CONN:MIG01XU MSISDN:00777772119999 GUID:B7495AFE-9D84-4AAE-922F-FA9B4D9A4BA6 Shortcode:63334</text:span></text:p>
      <text:p text:style-name="P1"><text:span text:style-name="T1">VOTE 1168123244 Campaign:ssss_uk_02A Validity:during Choice:Tupele CONN:MIG01XU MSISDN:00777779719999 GUID:5CCBE9E9-0D2B-4B10-A083-5A694829F70E Shortcode:63334</text:span></text:p>
      <text:p text:style-name="P1"><text:span text:style-name="T1">VOTE 1168123244 Campaign:ssss_uk_02A Validity:during Choice:Alan CONN:MIG01XU MSISDN:00777778159999 GUID:3845BAF1-0D7D-4B92-946C-A724460FD548 Shortcode:63334</text:span></text:p>
      <text:p text:style-name="P1"><text:span text:style-name="T1">VOTE 1168123245 Campaign:ssss_uk_02A Validity:during Choice:Mark CONN:MIG01OU MSISDN:00777773099999 GUID:CE149104-CFCB-45F3-B09E-4AB8B0EE2412 Shortcode:63334</text:span></text:p>
      <text:p text:style-name="P1"><text:span text:style-name="T1">VOTE 1168123244 Campaign:ssss_uk_02A Validity:during Choice:Antony CONN:MIG01XU MSISDN:00777777419999 GUID:9F135EA9-1BC1-4322-AE51-593E12A3CD79 Shortcode:63334</text:span></text:p>
      <text:p text:style-name="P1"><text:span text:style-name="T1">VOTE 1168123245 Campaign:ssss_uk_02A Validity:during Choice:Antony CONN:MIG01XU MSISDN:00777775259999 GUID:124E3A09-EA45-40C4-BF07-B3DA70EE2136 Shortcode:63334</text:span></text:p>
      <text:p text:style-name="P1"><text:span text:style-name="T1">VOTE 1168123245 Campaign:ssss_uk_02A Validity:during Choice:Antony CONN:MIG01XU MSISDN:00777773769999 GUID:E5E45BBD-DE60-45EE-A4FF-84CE18E4B70C Shortcode:63334</text:span></text:p>
      <text:p text:style-name="P1"><text:span text:style-name="T1">VOTE 1168123245 Campaign:ssss_uk_02A Validity:during Choice:Antony CONN:MIG01XU MSISDN:00777775469999 GUID:F4F87977-7C4A-4F8F-A1D1-1BC8ABACB5AC Shortcode:63334</text:span></text:p>
      <text:p text:style-name="P1"><text:span text:style-name="T1">VOTE 1168123245 Campaign:ssss_uk_02A Validity:during Choice:Alan CONN:MIG01TU MSISDN:00777777229999 GUID:2D859922-B92C-4686-B756-29273B0AD1FE Shortcode:63334</text:span></text:p>
      <text:p text:style-name="P1"><text:span text:style-name="T1">VOTE 1168123245 Campaign:ssss_uk_02A Validity:during Choice:Antony CONN:MIG01OU </text:span><text:soft-page-break/><text:span text:style-name="T1">MSISDN:00777777559999 GUID:73DA4A38-6D53-4AD2-A994-D93117C1560F Shortcode:63334</text:span></text:p>
      <text:p text:style-name="P1"><text:span text:style-name="T1">VOTE 1168123245 Campaign:ssss_uk_02A Validity:during Choice:Antony CONN:MIG01OU MSISDN:00777776959999 GUID:D1BC6FA3-6733-4BBA-9AFB-58907499F2DB Shortcode:63334</text:span></text:p>
      <text:p text:style-name="P1"><text:span text:style-name="T1">VOTE 1168123245 Campaign:ssss_uk_02A Validity:during Choice:Leon CONN:MIG01OU MSISDN:00777775619999 GUID:9F265953-79FE-41F5-A8EA-F19679759F4D Shortcode:63334</text:span></text:p>
      <text:p text:style-name="P1"><text:span text:style-name="T1">VOTE 1168123245 Campaign:ssss_uk_02A Validity:during Choice:Tupele CONN:MIG01XU MSISDN:00777771139999 GUID:CC662DA8-F337-47A5-BF5E-54150682C97A Shortcode:63334</text:span></text:p>
      <text:p text:style-name="P1"><text:span text:style-name="T1">VOTE 1168123246 Campaign:ssss_uk_02A Validity:during Choice:Verity CONN:MIG01XU MSISDN:00777771809999 GUID:8688BCA1-D98D-417D-98C3-789C749AB0EF Shortcode:63334</text:span></text:p>
      <text:p text:style-name="P1"><text:span text:style-name="T1">VOTE 1168123246 Campaign:ssss_uk_02A Validity:during Choice:Mark CONN:MIG01XU MSISDN:00777776219999 GUID:6583AEEA-1196-431A-B92E-D9B75A58D635 Shortcode:63334</text:span></text:p>
      <text:p text:style-name="P1"><text:span text:style-name="T1">VOTE 1168123247 Campaign:ssss_uk_02A Validity:during Choice:Tupele CONN:MIG00VU MSISDN:00777777659999 GUID:CBFA1E44-EC9B-4259-82F0-E2FC34FBF71A Shortcode:63334</text:span></text:p>
      <text:p text:style-name="P1"><text:span text:style-name="T1">VOTE 1168123247 Campaign:ssss_uk_02A Validity:during Choice:Antony CONN:MIG01TU MSISDN:00777777759999 GUID:55D49D97-53AD-4F12-A47F-2F9757C66E47 Shortcode:63334</text:span></text:p>
      <text:p text:style-name="P1"><text:span text:style-name="T1">VOTE 1168123247 Campaign:ssss_uk_02A Validity:during Choice:Mark CONN:MIG01TU MSISDN:00777773489999 GUID:1DE1FB2E-F4EC-4C29-9FD0-E8A53FC2E1E4 Shortcode:63334</text:span></text:p>
      <text:p text:style-name="P1"><text:span text:style-name="T1">VOTE 1168123247 Campaign:ssss_uk_02A Validity:during Choice:Antony CONN:MIG01XU MSISDN:00777774959999 GUID:E994DF62-E2F9-4C4C-B29A-F9CE5EF34D94 Shortcode:63334</text:span></text:p>
      <text:p text:style-name="P1"><text:span text:style-name="T1">VOTE 1168123247 Campaign:ssss_uk_02A Validity:during Choice:Verity CONN:MIG01XU MSISDN:00777777719999 GUID:77F6EE82-4D40-4585-B989-548B28C9AC78 Shortcode:63334</text:span></text:p>
      <text:p text:style-name="P1"><text:span text:style-name="T1">VOTE 1168123247 Campaign:ssss_uk_02A Validity:during Choice:Antony CONN:MIG01XU MSISDN:00777779039999 GUID:74ACBE8A-C815-461E-86A1-A6AD99DB13EF Shortcode:63334</text:span></text:p>
      <text:p text:style-name="P1"><text:span text:style-name="T1">VOTE 1168123247 Campaign:ssss_uk_02A Validity:during Choice:Antony CONN:MIG01XU MSISDN:00777779229999 GUID:CEAA1743-EC7D-4DB1-8C78-305F3A0325B3 Shortcode:63334</text:span></text:p>
      <text:p text:style-name="P1"><text:span text:style-name="T1">VOTE 1168123247 Campaign:ssss_uk_02A Validity:during Choice:Mark CONN:MIG01XU MSISDN:00777772679999 GUID:A7D38DEA-98E9-44F1-917A-1CCAD03923E4 Shortcode:63334</text:span></text:p>
      <text:p text:style-name="P1"><text:span text:style-name="T1">VOTE 1168123248 Campaign:ssss_uk_02A Validity:during Choice:Antony CONN:MIG01XU MSISDN:00777773639999 GUID:7E8565E0-4039-490E-A4B6-173CA8797DE1 Shortcode:63334</text:span></text:p>
      <text:p text:style-name="P1"><text:span text:style-name="T1">VOTE 1168123248 Campaign:ssss_uk_02A Validity:during Choice:Tupele CONN:MIG01OU MSISDN:00777776979999 GUID:FAA09B96-6D04-428D-90AC-9DE3D020AE6A Shortcode:63334</text:span></text:p>
      <text:p text:style-name="P1"><text:span text:style-name="T1">VOTE 1168123248 Campaign:ssss_uk_02A Validity:during Choice:Antony CONN:MIG01XU MSISDN:00777770739999 GUID:47A9AFCE-2E81-4117-9610-F6C91D82F276 Shortcode:63334</text:span></text:p>
      <text:p text:style-name="P1"><text:span text:style-name="T1">VOTE 1168123248 Campaign:ssss_uk_02A Validity:during Choice:Antony CONN:MIG01XU MSISDN:00777778999999 GUID:7F2DDBCC-B429-4429-ADC3-9D0C553551BA Shortcode:63334</text:span></text:p>
      <text:p text:style-name="P1"><text:span text:style-name="T1">VOTE 1168123248 Campaign:ssss_uk_02A Validity:during Choice:Antony CONN:MIG01XU MSISDN:00777772199999 GUID:5D36D3E3-054D-4221-B003-6B1EF3161175 Shortcode:63334</text:span></text:p>
      <text:p text:style-name="P1"><text:span text:style-name="T1">VOTE 1168123248 Campaign:ssss_uk_02A Validity:during Choice:Gemma CONN:MIG01XU MSISDN:00777779939999 GUID:C6C468F2-6C01-4485-8CDE-6C050FBEF5A7 Shortcode:63334</text:span></text:p>
      <text:p text:style-name="P1"><text:span text:style-name="T1">VOTE 1168123248 Campaign:ssss_uk_02A Validity:during Choice:Antony CONN:MIG01XU MSISDN:00777775659999 GUID:7A6AD6C8-4A52-4B4A-92B1-C9D1FD7B71F0 Shortcode:63334</text:span></text:p>
      <text:p text:style-name="P1"><text:span text:style-name="T1">VOTE 1168123249 Campaign:ssss_uk_02A Validity:during Choice:Antony CONN:MIG01OU MSISDN:00777772849999 GUID:0766A8BB-884F-4E9F-A34F-85F7AF4EBD15 Shortcode:63334</text:span></text:p>
      <text:p text:style-name="P1"><text:span text:style-name="T1">VOTE 1168123248 Campaign:ssss_uk_02A Validity:during Choice:Verity CONN:MIG01XU MSISDN:00777779429999 GUID:FE89D0AC-A1DB-422E-88AE-27ECE8B4624A Shortcode:63334</text:span></text:p>
      <text:p text:style-name="P1"><text:span text:style-name="T1">VOTE 1168123249 Campaign:ssss_uk_02A Validity:during Choice:Verity CONN:MIG01XU MSISDN:00777774699999 GUID:65643E01-18F3-4F5D-B565-9280490015F5 Shortcode:63334</text:span></text:p>
      <text:p text:style-name="P1"><text:span text:style-name="T1">VOTE 1168123249 Campaign:ssss_uk_02A Validity:during Choice:Antony CONN:MIG01OU MSISDN:00777774299999 GUID:0819A034-928F-4EC0-A184-C89D6301B740 Shortcode:63334</text:span></text:p>
      <text:p text:style-name="P1"><text:span text:style-name="T1">VOTE 1168123249 Campaign:ssss_uk_02A Validity:during Choice:Gemma CONN:MIG01XU MSISDN:00777773609999 GUID:4A1BB16D-8C28-4696-A2EC-5733331B4B88 Shortcode:63334</text:span></text:p>
      <text:p text:style-name="P1"><text:span text:style-name="T1">VOTE 1168123250 Campaign:ssss_uk_02A Validity:during Choice:Antony CONN:MIG01XU MSISDN:00777770679999 GUID:06B5EB9C-2140-42BB-9EAE-452FBA6AE513 Shortcode:63334</text:span></text:p>
      <text:p text:style-name="P1"><text:span text:style-name="T1">VOTE 1168123250 Campaign:ssss_uk_02A Validity:during Choice:Antony CONN:MIG01XU MSISDN:00777771049999 GUID:BE674BCB-6AB6-45FC-94A2-1E1A1284F940 Shortcode:63334</text:span></text:p>
      <text:p text:style-name="P1"><text:span text:style-name="T1">VOTE 1168123250 Campaign:ssss_uk_02A Validity:during Choice:Alan CONN:MIG01XU MSISDN:00777771129999 GUID:47955545-8812-4468-B373-217AFAA299B4 Shortcode:63334</text:span></text:p>
      <text:p text:style-name="P1"><text:span text:style-name="T1">VOTE 1168123250 Campaign:ssss_uk_02A Validity:during Choice:Antony CONN:MIG01XU MSISDN:00777779629999 GUID:0E0A16B0-8DB9-40F9-BEBC-A16EE9CC6D2A Shortcode:63334</text:span></text:p>
      <text:p text:style-name="P1"><text:span text:style-name="T1">VOTE 1168123250 Campaign:ssss_uk_02A Validity:during Choice:Hayley CONN:MIG01XU MSISDN:00777770259999 GUID:60E15DD7-3474-445C-B795-C60CA1336843 Shortcode:63334</text:span></text:p>
      <text:p text:style-name="P1"><text:span text:style-name="T1">VOTE 1168123250 Campaign:ssss_uk_02A Validity:during Choice:Antony CONN:MIG01XU </text:span><text:soft-page-break/><text:span text:style-name="T1">MSISDN:00777773789999 GUID:D4615D6E-4C7B-4527-82C3-27FD7E108E8C Shortcode:63334</text:span></text:p>
      <text:p text:style-name="P1"><text:span text:style-name="T1">VOTE 1168123250 Campaign:ssss_uk_02A Validity:during Choice:Verity CONN:MIG01XU MSISDN:00777772979999 GUID:B3B1D722-B8C9-4517-8846-20DE978D664F Shortcode:63334</text:span></text:p>
      <text:p text:style-name="P1"><text:span text:style-name="T1">VOTE 1168123250 Campaign:ssss_uk_02A Validity:during Choice:Antony CONN:MIG01XU MSISDN:00777771459999 GUID:D84854B0-B526-40D4-AE8C-B4003A86501A Shortcode:63334</text:span></text:p>
      <text:p text:style-name="P1"><text:span text:style-name="T1">VOTE 1168123250 Campaign:ssss_uk_02A Validity:during Choice:Mark CONN:MIG01TU MSISDN:00777779149999 GUID:2B19D580-1862-40C1-BDBF-77FC60BE1451 Shortcode:63334</text:span></text:p>
      <text:p text:style-name="P1"><text:span text:style-name="T1">VOTE 1168123250 Campaign:ssss_uk_02A Validity:during Choice:Antony CONN:MIG01TU MSISDN:00777775789999 GUID:E52CE006-39C2-4208-842E-5BDD36FCF2D3 Shortcode:63334</text:span></text:p>
      <text:p text:style-name="P1"><text:span text:style-name="T1">VOTE 1168123251 Campaign:ssss_uk_02A Validity:during Choice:Antony CONN:MIG00VU MSISDN:00777779279999 GUID:A531B480-B942-406C-A6E0-28019E593949 Shortcode:63334</text:span></text:p>
      <text:p text:style-name="P1"><text:span text:style-name="T1">VOTE 1168123251 Campaign:ssss_uk_02A Validity:during Choice:Leon CONN:MIG00VU MSISDN:00777771669999 GUID:347C4A21-BB8B-4520-A523-13469DDC9ECD Shortcode:63334</text:span></text:p>
      <text:p text:style-name="P1"><text:span text:style-name="T1">VOTE 1168123251 Campaign:ssss_uk_02A Validity:during Choice:Verity CONN:MIG01XU MSISDN:00777772549999 GUID:FA23AFD5-CE91-4AC6-89B4-8511322F35DD Shortcode:63334</text:span></text:p>
      <text:p text:style-name="P1"><text:span text:style-name="T1">VOTE 1168123251 Campaign:ssss_uk_02A Validity:during Choice:Tupele CONN:MIG01XU MSISDN:00777771809999 GUID:784F0E17-E919-4567-A111-491963D4D073 Shortcode:63334</text:span></text:p>
      <text:p text:style-name="P1"><text:span text:style-name="T1">VOTE 1168123251 Campaign:ssss_uk_02A Validity:during Choice:Mark CONN:MIG01XU MSISDN:00777779599999 GUID:D93DF682-337D-4181-B79B-7DAC08A9B053 Shortcode:63334</text:span></text:p>
      <text:p text:style-name="P1"><text:span text:style-name="T1">VOTE 1168123251 Campaign:ssss_uk_02A Validity:during Choice:Antony CONN:MIG01XU MSISDN:00777772929999 GUID:93480FEF-C5AA-4E9D-AAB5-BE3A4635900D Shortcode:63334</text:span></text:p>
      <text:p text:style-name="P1"><text:span text:style-name="T1">VOTE 1168123251 Campaign:ssss_uk_02A Validity:during Choice:Antony CONN:MIG01XU MSISDN:00777776589999 GUID:19966FC7-0143-4AE6-9616-49E7BEA230A3 Shortcode:63334</text:span></text:p>
      <text:p text:style-name="P1"><text:span text:style-name="T1">VOTE 1168123251 Campaign:ssss_uk_02A Validity:during Choice:Antony CONN:MIG01XU MSISDN:00777778689999 GUID:660A2088-734D-4DE5-B154-7351CFF86D2A Shortcode:63334</text:span></text:p>
      <text:p text:style-name="P1"><text:span text:style-name="T1">VOTE 1168123251 Campaign:ssss_uk_02A Validity:during Choice:Antony CONN:MIG01XU MSISDN:00777773969999 GUID:9E71A727-4877-4DF7-BB8E-5F3CAF8C259E Shortcode:63334</text:span></text:p>
      <text:p text:style-name="P1"><text:span text:style-name="T1">VOTE 1168123252 Campaign:ssss_uk_02A Validity:during Choice:Verity CONN:MIG01OU MSISDN:00777776079999 GUID:577B8888-910C-48EC-B42F-4B2D60DC29F8 Shortcode:63334</text:span></text:p>
      <text:p text:style-name="P1"><text:span text:style-name="T1">VOTE 1168123252 Campaign:ssss_uk_02A Validity:during Choice:Antony CONN:MIG01XU MSISDN:00777776759999 GUID:BF0388DD-EFA0-471A-9F39-4E0D41B56487 Shortcode:63334</text:span></text:p>
      <text:p text:style-name="P1"><text:span text:style-name="T1">VOTE 1168123252 Campaign:ssss_uk_02A Validity:during Choice:Antony CONN:MIG01XU MSISDN:00777778409999 GUID:90457168-B091-429D-9249-E2D75AFDEFC6 Shortcode:63334</text:span></text:p>
      <text:p text:style-name="P1"><text:span text:style-name="T1">VOTE 1168123252 Campaign:ssss_uk_02A Validity:during Choice:Alan CONN:MIG01XU MSISDN:00777779649999 GUID:65C3F08E-0CB0-4487-B07B-568613F8D78F Shortcode:63334</text:span></text:p>
      <text:p text:style-name="P1"><text:span text:style-name="T1">VOTE 1168123252 Campaign:ssss_uk_02A Validity:during Choice:Antony CONN:MIG01XU MSISDN:00777777589999 GUID:BAFD6464-2F58-4DB5-BC25-32FB6E8A1D1D Shortcode:63334</text:span></text:p>
      <text:p text:style-name="P1"><text:span text:style-name="T1">VOTE 1168123252 Campaign:ssss_uk_02A Validity:during Choice:Mark CONN:MIG01XU MSISDN:00777779359999 GUID:923D96C9-3623-495C-9F25-D0DDD7785887 Shortcode:63334</text:span></text:p>
      <text:p text:style-name="P1"><text:span text:style-name="T1">VOTE 1168123252 Campaign:ssss_uk_02A Validity:during Choice:Alan CONN:MIG01OU MSISDN:00777773819999 GUID:255119A0-4D47-42C7-B369-D16C90242265 Shortcode:63334</text:span></text:p>
      <text:p text:style-name="P1"><text:span text:style-name="T1">VOTE 1168123252 Campaign:ssss_uk_02A Validity:during Choice:Antony CONN:MIG01OU MSISDN:00777770819999 GUID:78E12FBE-223F-4A81-A448-60E8E4E8403E Shortcode:63334</text:span></text:p>
      <text:p text:style-name="P1"><text:span text:style-name="T1">VOTE 1168123253 Campaign:ssss_uk_02A Validity:during Choice:Tupele CONN:MIG01TU MSISDN:00777770899999 GUID:0C8A391C-65CF-4178-9D98-32C401A0ABE6 Shortcode:63334</text:span></text:p>
      <text:p text:style-name="P1"><text:span text:style-name="T1">VOTE 1168123253 Campaign:ssss_uk_02A Validity:during Choice:Alan CONN:MIG01TU MSISDN:00777771839999 GUID:7EE38B72-DA23-44FC-819E-7C0C76215CFA Shortcode:63334</text:span></text:p>
      <text:p text:style-name="P1"><text:span text:style-name="T1">VOTE 1168123253 Campaign:ssss_uk_02A Validity:during Choice:Antony CONN:MIG01XU MSISDN:00777776909999 GUID:5C4F964D-7753-4F00-998B-0E7C2FAAA709 Shortcode:63334</text:span></text:p>
      <text:p text:style-name="P1"><text:span text:style-name="T1">VOTE 1168123253 Campaign:ssss_uk_02A Validity:during Choice:Antony CONN:MIG01XU MSISDN:00777773949999 GUID:B75D909A-BE69-486C-A212-4CE851F25811 Shortcode:63334</text:span></text:p>
      <text:p text:style-name="P1"><text:span text:style-name="T1">VOTE 1168123253 Campaign:ssss_uk_02A Validity:during Choice:Tupele CONN:MIG01XU MSISDN:00777774579999 GUID:4F54CC80-81B6-4317-A99C-BCA983DD32AE Shortcode:63334</text:span></text:p>
      <text:p text:style-name="P1"><text:span text:style-name="T1">VOTE 1168123253 Campaign:ssss_uk_02A Validity:during Choice:Matthew CONN:MIG01OU MSISDN:00777776569999 GUID:C289E375-EDAD-4754-8CE2-44BA109BB05C Shortcode:63334</text:span></text:p>
      <text:p text:style-name="P1"><text:span text:style-name="T1">VOTE 1168123254 Campaign:ssss_uk_02A Validity:during Choice:Alan CONN:MIG01OU MSISDN:00777779389999 GUID:D15CAA4F-E775-4146-BCCD-2D59BE494859 Shortcode:63334</text:span></text:p>
      <text:p text:style-name="P1"><text:span text:style-name="T1">VOTE 1168123254 Campaign:ssss_uk_02A Validity:during Choice:Antony CONN:MIG01XU MSISDN:00777774239999 GUID:FE847FF8-FABD-43CA-B0CB-2A6B9FE54DF1 Shortcode:63334</text:span></text:p>
      <text:p text:style-name="P1"><text:span text:style-name="T1">VOTE 1168123254 Campaign:ssss_uk_02A Validity:during Choice:Tupele CONN:MIG01XU MSISDN:00777771929999 GUID:658DEC60-D15C-4BBD-82F7-C5BFE70245E1 Shortcode:63334</text:span></text:p>
      <text:p text:style-name="P1"><text:span text:style-name="T1">VOTE 1168123254 Campaign:ssss_uk_02A Validity:during Choice:Verity CONN:MIG01XU </text:span><text:soft-page-break/><text:span text:style-name="T1">MSISDN:00777771389999 GUID:225691B4-F973-4E85-8202-02BD28A28307 Shortcode:63334</text:span></text:p>
      <text:p text:style-name="P1"><text:span text:style-name="T1">VOTE 1168123254 Campaign:ssss_uk_02A Validity:during Choice:Mark CONN:MIG01XU MSISDN:00777776689999 GUID:17454EB8-36F6-4F83-BB5F-57A79BCCA012 Shortcode:63334</text:span></text:p>
      <text:p text:style-name="P1"><text:span text:style-name="T1">VOTE 1168123254 Campaign:ssss_uk_02A Validity:during Choice:Gemma CONN:MIG01XU MSISDN:00777773739999 GUID:5DBC3AC2-DEEE-4B1A-94EC-3A40F033CAAE Shortcode:63334</text:span></text:p>
      <text:p text:style-name="P1"><text:span text:style-name="T1">VOTE 1168123255 Campaign:ssss_uk_02A Validity:during Choice:Leon CONN:MIG01XU MSISDN:00777775089999 GUID:926FD0BF-6A87-49F0-848F-33DE35CCFCA9 Shortcode:63334</text:span></text:p>
      <text:p text:style-name="P1"><text:span text:style-name="T1">VOTE 1168123255 Campaign:ssss_uk_02A Validity:during Choice:Mark CONN:MIG01XU MSISDN:00777778259999 GUID:17CBF659-E45F-481C-AF69-3B03CE0A5D9E Shortcode:63334</text:span></text:p>
      <text:p text:style-name="P1"><text:span text:style-name="T1">VOTE 1168123255 Campaign:ssss_uk_02A Validity:during Choice:Antony CONN:MIG01XU MSISDN:00777776339999 GUID:54BFB4D0-71E7-4594-A674-89F2C1E3F47B Shortcode:63334</text:span></text:p>
      <text:p text:style-name="P1"><text:span text:style-name="T1">VOTE 1168123255 Campaign:ssss_uk_02A Validity:during Choice:Antony CONN:MIG01XU MSISDN:00777779339999 GUID:1CFE5BDF-D788-4C3D-8FAB-7286C40390B8 Shortcode:63334</text:span></text:p>
      <text:p text:style-name="P1"><text:span text:style-name="T1">VOTE 1168123255 Campaign:ssss_uk_02A Validity:during Choice:Antony CONN:MIG01XU MSISDN:00777775659999 GUID:AD5234B2-4C8A-40BB-AE31-170FD8075F25 Shortcode:63334</text:span></text:p>
      <text:p text:style-name="P1"><text:span text:style-name="T1">VOTE 1168123255 Campaign:ssss_uk_02A Validity:during Choice:Antony CONN:MIG01XU MSISDN:00777771739999 GUID:51444A5F-55E0-4CAB-A82E-9ABBEAA064B0 Shortcode:63334</text:span></text:p>
      <text:p text:style-name="P1"><text:span text:style-name="T1">VOTE 1168123256 Campaign:ssss_uk_02A Validity:during Choice:Mark CONN:MIG01TU MSISDN:00777777859999 GUID:DD5D3CCE-4971-400C-831D-5A0DAEB6A26A Shortcode:63334</text:span></text:p>
      <text:p text:style-name="P1"><text:span text:style-name="T1">VOTE 1168123256 Campaign:ssss_uk_02A Validity:during Choice:Antony CONN:MIG01TU MSISDN:00777774409999 GUID:B2671EE4-2F10-4FD1-B3C6-4858388D7FD2 Shortcode:63334</text:span></text:p>
      <text:p text:style-name="P1"><text:span text:style-name="T1">VOTE 1168123254 Campaign:ssss_uk_02A Validity:during Choice:Alan CONN:MIG01OU MSISDN:00777771459999 GUID:D01A7E85-C9FD-48CC-AC7F-10EB05D77C5C Shortcode:63334</text:span></text:p>
      <text:p text:style-name="P1"><text:span text:style-name="T1">VOTE 1168123256 Campaign:ssss_uk_02A Validity:during Choice:Leon CONN:MIG00VU MSISDN:00777776209999 GUID:5D3B708A-88B5-41F2-9A0C-13DAEDBA5935 Shortcode:63334</text:span></text:p>
      <text:p text:style-name="P1"><text:span text:style-name="T1">VOTE 1168123256 Campaign:ssss_uk_02A Validity:during Choice:Matthew CONN:MIG00VU MSISDN:00777770439999 GUID:FFE06CD9-076C-46F3-B39E-2F9DC0112974 Shortcode:63334</text:span></text:p>
      <text:p text:style-name="P1"><text:span text:style-name="T1">VOTE 1168123256 Campaign:ssss_uk_02A Validity:during Choice:Mark CONN:MIG01XU MSISDN:00777770199999 GUID:3EE541CA-0E1D-478A-B3B2-DD18B9D67B55 Shortcode:63334</text:span></text:p>
      <text:p text:style-name="P1"><text:span text:style-name="T1">VOTE 1168123256 Campaign:ssss_uk_02A Validity:during Choice:Antony CONN:MIG01XU MSISDN:00777776299999 GUID:39955992-1A55-4357-AF26-E4434526F6EC Shortcode:63334</text:span></text:p>
      <text:p text:style-name="P1"><text:span text:style-name="T1">VOTE 1168123256 Campaign:ssss_uk_02A Validity:during Choice:Gemma CONN:MIG01XU MSISDN:00777774439999 GUID:B27C1AF5-89D4-4406-867A-7CBB19D6C79D Shortcode:63334</text:span></text:p>
      <text:p text:style-name="P1"><text:span text:style-name="T1">VOTE 1168123256 Campaign:ssss_uk_02A Validity:during Choice:Mark CONN:MIG01XU MSISDN:00777779499999 GUID:DFBDE796-AEE6-4979-B01E-09881FF10AE9 Shortcode:63334</text:span></text:p>
      <text:p text:style-name="P1"><text:span text:style-name="T1">VOTE 1168123256 Campaign:ssss_uk_02A Validity:during Choice:Antony CONN:MIG01XU MSISDN:00777779579999 GUID:1397AB25-457E-432B-95D3-187C49395F42 Shortcode:63334</text:span></text:p>
      <text:p text:style-name="P1"><text:span text:style-name="T1">VOTE 1168123257 Campaign:ssss_uk_02A Validity:during Choice:Alan CONN:MIG01XU MSISDN:00777775079999 GUID:DD3047C2-6140-4C66-98D4-5D4BFCF14DD7 Shortcode:63334</text:span></text:p>
      <text:p text:style-name="P1"><text:span text:style-name="T1">VOTE 1168123257 Campaign:ssss_uk_02A Validity:during Choice:Antony CONN:MIG01XU MSISDN:00777779049999 GUID:8BF5E601-DF04-4E38-AC13-68FAC3B0E10E Shortcode:63334</text:span></text:p>
      <text:p text:style-name="P1"><text:span text:style-name="T1">VOTE 1168123257 Campaign:ssss_uk_02A Validity:during Choice:Antony CONN:MIG01XU MSISDN:00777775429999 GUID:2AE2933E-EAEA-40DF-AA03-6D0292B03608 Shortcode:63334</text:span></text:p>
      <text:p text:style-name="P1"><text:span text:style-name="T1">VOTE 1168123257 Campaign:ssss_uk_02A Validity:during Choice:Antony CONN:MIG01XU MSISDN:00777774009999 GUID:3A8E6000-9032-4D71-AD16-52FEEB385FDE Shortcode:63334</text:span></text:p>
      <text:p text:style-name="P1"><text:span text:style-name="T1">VOTE 1168123257 Campaign:ssss_uk_02A Validity:during Choice:Tupele CONN:MIG01XU MSISDN:00777770399999 GUID:7CFECF58-D4AE-4162-B39E-DC60201F6CF5 Shortcode:63334</text:span></text:p>
      <text:p text:style-name="P1"><text:span text:style-name="T1">VOTE 1168123258 Campaign:ssss_uk_02A Validity:during Choice:Verity CONN:MIG01OU MSISDN:00777776009999 GUID:6FEDCE8C-90C4-4D12-8050-829D0E082610 Shortcode:63334</text:span></text:p>
      <text:p text:style-name="P1"><text:span text:style-name="T1">VOTE 1168123258 Campaign:ssss_uk_02A Validity:during Choice:Tupele CONN:MIG01XU MSISDN:00777771749999 GUID:F9DB11D7-9A92-4B52-BFFE-BD31933D1C36 Shortcode:63334</text:span></text:p>
      <text:p text:style-name="P1"><text:span text:style-name="T1">VOTE 1168123258 Campaign:ssss_uk_02A Validity:during Choice:Tupele CONN:MIG00VU MSISDN:00777776549999 GUID:17F201E4-504C-4E3F-AD91-EDC49F827C27 Shortcode:63334</text:span></text:p>
      <text:p text:style-name="P1"><text:span text:style-name="T1">VOTE 1168123258 Campaign:ssss_uk_02A Validity:during Choice:Alan CONN:MIG01XU MSISDN:00777770499999 GUID:1AEC01F5-E34B-487E-8D81-54E12947960C Shortcode:63334</text:span></text:p>
      <text:p text:style-name="P1"><text:span text:style-name="T1">VOTE 1168123258 Campaign:ssss_uk_02A Validity:during Choice:Tupele CONN:MIG01XU MSISDN:00777774079999 GUID:E60C16FC-4A8B-4FAA-8D7E-38A0594C3F08 Shortcode:63334</text:span></text:p>
      <text:p text:style-name="P1"><text:span text:style-name="T1">VOTE 1168123258 Campaign:ssss_uk_02A Validity:during Choice:Leon CONN:MIG01XU MSISDN:00777772179999 GUID:91EF9E63-F26B-41C2-975D-35A01BEB380C Shortcode:63334</text:span></text:p>
      <text:p text:style-name="P1"><text:span text:style-name="T1">VOTE 1168123258 Campaign:ssss_uk_02A Validity:during Choice:Alan CONN:MIG01XU MSISDN:00777771439999 GUID:A03B674B-F37F-4F17-B950-E1968AE7BE0A Shortcode:63334</text:span></text:p>
      <text:p text:style-name="P1"><text:span text:style-name="T1">VOTE 1168123258 Campaign:ssss_uk_02A Validity:during Choice:Antony CONN:MIG01XU </text:span><text:soft-page-break/><text:span text:style-name="T1">MSISDN:00777775469999 GUID:AA7919DC-1940-40C4-9CD2-00ED02EA5593 Shortcode:63334</text:span></text:p>
      <text:p text:style-name="P1"><text:span text:style-name="T1">VOTE 1168123259 Campaign:ssss_uk_02A Validity:during Choice:Verity CONN:MIG01XU MSISDN:00777775549999 GUID:2C75DEA7-B351-4330-9A14-6C6934502C52 Shortcode:63334</text:span></text:p>
      <text:p text:style-name="P1"><text:span text:style-name="T1">VOTE 1168123259 Campaign:ssss_uk_02A Validity:during Choice:Mark CONN:MIG01XU MSISDN:00777775659999 GUID:7B833D2C-DD33-4595-9A17-38B98B0D5AC8 Shortcode:63334</text:span></text:p>
      <text:p text:style-name="P1"><text:span text:style-name="T1">VOTE 1168123259 Campaign:ssss_uk_02A Validity:during Choice:Leon CONN:MIG01XU MSISDN:00777771359999 GUID:C4EA3D19-5D0E-4361-BF8E-5DC4369F769B Shortcode:63334</text:span></text:p>
      <text:p text:style-name="P1"><text:span text:style-name="T1">VOTE 1168123259 Campaign:ssss_uk_02A Validity:during Choice:Alan CONN:MIG01OU MSISDN:00777778299999 GUID:FC68EF5E-DF9D-444D-8820-055547C1465A Shortcode:63334</text:span></text:p>
      <text:p text:style-name="P1"><text:span text:style-name="T1">VOTE 1168123259 Campaign:ssss_uk_02A Validity:during Choice:Antony CONN:MIG01XU MSISDN:00777773949999 GUID:26694590-34D6-4F3B-8F63-DDF90E8CB4A9 Shortcode:63334</text:span></text:p>
      <text:p text:style-name="P1"><text:span text:style-name="T1">VOTE 1168123259 Campaign:ssss_uk_02A Validity:during Choice:Matthew CONN:MIG01XU MSISDN:00777776279999 GUID:08873732-F499-4DFC-B91B-BBD8412D0D45 Shortcode:63334</text:span></text:p>
      <text:p text:style-name="P1"><text:span text:style-name="T1">VOTE 1168123259 Campaign:ssss_uk_02A Validity:during Choice:Antony CONN:MIG01XU MSISDN:00777776389999 GUID:F27EB76E-1ED3-4021-9AA4-041BFEE78267 Shortcode:63334</text:span></text:p>
      <text:p text:style-name="P1"><text:span text:style-name="T1">VOTE 1168123259 Campaign:ssss_uk_02A Validity:during Choice:Antony CONN:MIG01TU MSISDN:00777771709999 GUID:DB8BCFB9-0F1B-46AF-925C-662475037EDB Shortcode:63334</text:span></text:p>
      <text:p text:style-name="P1"><text:span text:style-name="T1">VOTE 1168123259 Campaign:ssss_uk_02A Validity:during Choice:Leon CONN:MIG01TU MSISDN:00777770349999 GUID:7DD16BB9-E747-4D6A-83F3-ACE8AE33AC6B Shortcode:63334</text:span></text:p>
      <text:p text:style-name="P1"><text:span text:style-name="T1">VOTE 1168123260 Campaign:ssss_uk_02A Validity:during Choice:Antony CONN:MIG01XU MSISDN:00777776089999 GUID:DEFF5293-6363-4110-9C8C-6BACFB557DD8 Shortcode:63334</text:span></text:p>
      <text:p text:style-name="P1"><text:span text:style-name="T1">VOTE 1168123260 Campaign:ssss_uk_02A Validity:during Choice:Matthew CONN:MIG01XU MSISDN:00777770809999 GUID:42D6DFC7-96B4-4774-9DF9-47DD7AEAB835 Shortcode:63334</text:span></text:p>
      <text:p text:style-name="P1"><text:span text:style-name="T1">VOTE 1168123260 Campaign:ssss_uk_02A Validity:during Choice:Alan CONN:MIG01XU MSISDN:00777772109999 GUID:B9906745-3DAF-451A-97D2-C9793D8B782B Shortcode:63334</text:span></text:p>
      <text:p text:style-name="P1"><text:span text:style-name="T1">VOTE 1168123260 Campaign:ssss_uk_02A Validity:during Choice:Alan CONN:MIG01XU MSISDN:00777772469999 GUID:DF03317C-FBC4-4731-A4FE-DB88D228A1EB Shortcode:63334</text:span></text:p>
      <text:p text:style-name="P1"><text:span text:style-name="T1">VOTE 1168123260 Campaign:ssss_uk_02A Validity:during Choice:Gemma CONN:MIG01XU MSISDN:00777772929999 GUID:A420709B-C2D2-44DF-8377-1B33058234E7 Shortcode:63334</text:span></text:p>
      <text:p text:style-name="P1"><text:span text:style-name="T1">VOTE 1168123260 Campaign:ssss_uk_02A Validity:during Choice:Tupele CONN:MIG01XU MSISDN:00777779139999 GUID:0017C0BB-7C5E-4593-88E8-9E4D0849F037 Shortcode:63334</text:span></text:p>
      <text:p text:style-name="P1"><text:span text:style-name="T1">VOTE 1168123260 Campaign:ssss_uk_02A Validity:during Choice:Leon CONN:MIG01XU MSISDN:00777775759999 GUID:71D26A8F-53A3-47A8-A64C-0025349CEDB4 Shortcode:63334</text:span></text:p>
      <text:p text:style-name="P1"><text:span text:style-name="T1">VOTE 1168123260 Campaign:ssss_uk_02A Validity:during Choice:Leon CONN:MIG01OU MSISDN:00777774669999 GUID:8CAC9AF1-A1FF-447C-8453-50EB99FAA204 Shortcode:63334</text:span></text:p>
      <text:p text:style-name="P1"><text:span text:style-name="T1">VOTE 1168123261 Campaign:ssss_uk_02A Validity:during Choice:Leon CONN:MIG01XU MSISDN:00777770739999 GUID:41590A1D-89BE-425E-A10F-B77E2B04D7D9 Shortcode:63334</text:span></text:p>
      <text:p text:style-name="P1"><text:span text:style-name="T1">VOTE 1168123261 Campaign:ssss_uk_02A Validity:during Choice:Antony CONN:MIG00VU MSISDN:00777770259999 GUID:3B939824-734D-480B-9FF1-36DECFE52B72 Shortcode:63334</text:span></text:p>
      <text:p text:style-name="P1"><text:span text:style-name="T1">VOTE 1168123261 Campaign:ssss_uk_02A Validity:during Choice:Tupele CONN:MIG01XU MSISDN:00777774479999 GUID:54445CE7-AEC7-4E16-8142-912B9F721C01 Shortcode:63334</text:span></text:p>
      <text:p text:style-name="P1"><text:span text:style-name="T1">VOTE 1168123261 Campaign:ssss_uk_02A Validity:during Choice:Antony CONN:MIG01XU MSISDN:00777774749999 GUID:EAF94742-5DBB-4273-9EED-F528A298C11B Shortcode:63334</text:span></text:p>
      <text:p text:style-name="P1"><text:span text:style-name="T1">VOTE 1168123262 Campaign:ssss_uk_02A Validity:during Choice:Antony CONN:MIG00VU MSISDN:00777779239999 GUID:5B8A9A55-215B-4D91-9D1E-F91944A81A0C Shortcode:63334</text:span></text:p>
      <text:p text:style-name="P1"><text:span text:style-name="T1">VOTE 1168123262 Campaign:ssss_uk_02A Validity:during Choice:Verity CONN:MIG01TU MSISDN:00777779809999 GUID:6408316F-E2E5-4E62-9A7E-1E3D0E171E4C Shortcode:63334</text:span></text:p>
      <text:p text:style-name="P1"><text:span text:style-name="T1">VOTE 1168123262 Campaign:ssss_uk_02A Validity:during Choice:Matthew CONN:MIG01XU MSISDN:00777774429999 GUID:EAAF8CAC-21EA-4F60-ACC0-AF7733C7A16A Shortcode:63334</text:span></text:p>
      <text:p text:style-name="P1"><text:span text:style-name="T1">VOTE 1168123262 Campaign:ssss_uk_02A Validity:during Choice:Verity CONN:MIG01XU MSISDN:00777778519999 GUID:52BC1B61-B559-4D88-88F2-2146547E609A Shortcode:63334</text:span></text:p>
      <text:p text:style-name="P1"><text:span text:style-name="T1">VOTE 1168123257 Campaign:ssss_uk_02A Validity:during Choice:Antony CONN:MIG01OU MSISDN:00777774469999 GUID:BC1C994B-B7DF-4509-9D05-AC1F6EEE6210 Shortcode:63334</text:span></text:p>
      <text:p text:style-name="P1"><text:span text:style-name="T1">VOTE 1168123256 Campaign:ssss_uk_02A Validity:during Choice:Alan CONN:MIG01OU MSISDN:00777778639999 GUID:2F6A9B98-2EF0-4BB6-9EC7-9507361A110D Shortcode:63334</text:span></text:p>
      <text:p text:style-name="P1"><text:span text:style-name="T1">VOTE 1168123257 Campaign:ssss_uk_02A Validity:during Choice:Antony CONN:MIG01OU MSISDN:00777775169999 GUID:24A423F3-532E-4BE9-BCCD-CFC31A60E3C8 Shortcode:63334</text:span></text:p>
      <text:p text:style-name="P1"><text:span text:style-name="T1">VOTE 1168123262 Campaign:ssss_uk_02A Validity:during Choice:Antony CONN:MIG01XU MSISDN:00777772459999 GUID:C2399BD8-525C-4145-8078-9083E751F528 Shortcode:63334</text:span></text:p>
      <text:p text:style-name="P1"><text:span text:style-name="T1">VOTE 1168123262 Campaign:ssss_uk_02A Validity:during Choice:Tupele CONN:MIG01XU MSISDN:00777775719999 GUID:CA11A57B-DFB4-42D5-BB38-0ED43429254A Shortcode:63334</text:span></text:p>
      <text:p text:style-name="P1"><text:span text:style-name="T1">VOTE 1168123258 Campaign:ssss_uk_02A Validity:during Choice:Gemma CONN:MIG01OU </text:span><text:soft-page-break/><text:span text:style-name="T1">MSISDN:00777778289999 GUID:F06B502C-C9F0-471B-82B2-8025B0C3D49E Shortcode:63334</text:span></text:p>
      <text:p text:style-name="P1"><text:span text:style-name="T1">VOTE 1168123263 Campaign:ssss_uk_02A Validity:during Choice:Alan CONN:MIG01OU MSISDN:00777771299999 GUID:CB9FD966-13CF-4EF4-AED0-6EA7BB0C1B88 Shortcode:63334</text:span></text:p>
      <text:p text:style-name="P1"><text:span text:style-name="T1">VOTE 1168123259 Campaign:ssss_uk_02A Validity:during Choice:Gemma CONN:MIG01XU MSISDN:00777775879999 GUID:664ABB89-2B1E-4985-BC53-694BD247BECE Shortcode:63334</text:span></text:p>
      <text:p text:style-name="P1"><text:span text:style-name="T1">VOTE 1168123264 Campaign:ssss_uk_02A Validity:during Choice:Matthew CONN:MIG01XU MSISDN:00777776289999 GUID:AE3F3D40-DAB8-435A-A79B-096121FDAB15 Shortcode:63334</text:span></text:p>
      <text:p text:style-name="P1"><text:span text:style-name="T1">VOTE 1168123264 Campaign:ssss_uk_02A Validity:during Choice:Mark CONN:MIG01XU MSISDN:00777777199999 GUID:43C3D6F6-4970-4E9E-ABB0-8FB2ED474F76 Shortcode:63334</text:span></text:p>
      <text:p text:style-name="P1"><text:span text:style-name="T1">VOTE 1168123264 Campaign:ssss_uk_02A Validity:during Choice:Verity CONN:MIG01XU MSISDN:00777771249999 GUID:EB9F0A93-5019-455E-9234-132E7F32F998 Shortcode:63334</text:span></text:p>
      <text:p text:style-name="P1"><text:span text:style-name="T1">VOTE 1168123264 Campaign:ssss_uk_02A Validity:during Choice:Gemma CONN:MIG01XU MSISDN:00777771789999 GUID:1E72D75B-07B3-405B-A576-960160DC27B0 Shortcode:63334</text:span></text:p>
      <text:p text:style-name="P1"><text:span text:style-name="T1">VOTE 1168123265 Campaign:ssss_uk_02A Validity:during Choice:Antony CONN:MIG01XU MSISDN:00777770139999 GUID:26AAEFC8-7A7E-4466-BEBD-597831665168 Shortcode:63334</text:span></text:p>
      <text:p text:style-name="P1"><text:span text:style-name="T1">VOTE 1168123265 Campaign:ssss_uk_02A Validity:during Choice:Verity CONN:MIG01XU MSISDN:00777779569999 GUID:3C527D77-FC32-418A-8475-D7A5C0180512 Shortcode:63334</text:span></text:p>
      <text:p text:style-name="P1"><text:span text:style-name="T1">VOTE 1168123265 Campaign:ssss_uk_02A Validity:during Choice:Antony CONN:MIG01XU MSISDN:00777772279999 GUID:8C4582AE-85D3-488D-8F68-6DBBC5A3EA54 Shortcode:63334</text:span></text:p>
      <text:p text:style-name="P1"><text:span text:style-name="T1">VOTE 1168123265 Campaign:ssss_uk_02A Validity:during Choice:Gemma CONN:MIG01OU MSISDN:00777770329999 GUID:84EE8DAC-4DB4-4858-918E-07BF358D72AF Shortcode:63334</text:span></text:p>
      <text:p text:style-name="P1"><text:span text:style-name="T1">VOTE 1168123265 Campaign:ssss_uk_02A Validity:during Choice:Leon CONN:MIG01TU MSISDN:00777774689999 GUID:0F3A2FC0-C5EF-489D-BDEE-C7C9FC11C5C7 Shortcode:63334</text:span></text:p>
      <text:p text:style-name="P1"><text:span text:style-name="T1">VOTE 1168123265 Campaign:ssss_uk_02A Validity:during Choice:Mark CONN:MIG01XU MSISDN:00777771179999 GUID:890ACCFF-535E-4E08-95B5-3F31F95AB255 Shortcode:63334</text:span></text:p>
      <text:p text:style-name="P1"><text:span text:style-name="T1">VOTE 1168123265 Campaign:ssss_uk_02A Validity:during Choice:Antony CONN:MIG01XU MSISDN:00777779169999 GUID:89322655-B79F-475D-90A7-9904E04EE440 Shortcode:63334</text:span></text:p>
      <text:p text:style-name="P1"><text:span text:style-name="T1">VOTE 1168123265 Campaign:ssss_uk_02A Validity:during Choice:Antony CONN:MIG01TU MSISDN:00777777059999 GUID:4C4B5D7B-A3D6-4171-851C-2F93FBFD19F0 Shortcode:63334</text:span></text:p>
      <text:p text:style-name="P1"><text:span text:style-name="T1">VOTE 1168123266 Campaign:ssss_uk_02A Validity:during Choice:Mark CONN:MIG01XU MSISDN:00777771639999 GUID:68BFFF62-5E68-4EB2-A53E-14F5E1248753 Shortcode:63334</text:span></text:p>
      <text:p text:style-name="P1"><text:span text:style-name="T1">VOTE 1168123266 Campaign:ssss_uk_02A Validity:during Choice:Antony CONN:MIG01XU MSISDN:00777779029999 GUID:D97BFCA7-B822-4B7C-853B-84AC3C8087A3 Shortcode:63334</text:span></text:p>
      <text:p text:style-name="P1"><text:span text:style-name="T1">VOTE 1168123266 Campaign:ssss_uk_02A Validity:during Choice:Antony CONN:MIG01OU MSISDN:00777774429999 GUID:08F4C425-F2D9-4695-99AE-2D5CBB506FF1 Shortcode:63334</text:span></text:p>
      <text:p text:style-name="P1"><text:span text:style-name="T1">VOTE 1168123266 Campaign:ssss_uk_02A Validity:during Choice:Mark CONN:MIG01OU MSISDN:00777773319999 GUID:A00C1943-4757-42C9-BEA3-E82923631418 Shortcode:63334</text:span></text:p>
      <text:p text:style-name="P1"><text:span text:style-name="T1">VOTE 1168123266 Campaign:ssss_uk_02A Validity:during Choice:Antony CONN:MIG01OU MSISDN:00777776579999 GUID:CD2B20EA-3618-42C8-83F8-2D0E8D3A3790 Shortcode:63334</text:span></text:p>
      <text:p text:style-name="P1"><text:span text:style-name="T1">VOTE 1168123266 Campaign:ssss_uk_02A Validity:during Choice:Verity CONN:MIG01XU MSISDN:00777779309999 GUID:9F8E2C8E-B590-454E-814C-8DF83666BD0E Shortcode:63334</text:span></text:p>
      <text:p text:style-name="P1"><text:span text:style-name="T1">VOTE 1168123266 Campaign:ssss_uk_02A Validity:during Choice:Mark CONN:MIG01XU MSISDN:00777774709999 GUID:F30BD341-F3C0-4E44-8CD6-2888CE527905 Shortcode:63334</text:span></text:p>
      <text:p text:style-name="P1"><text:span text:style-name="T1">VOTE 1168123266 Campaign:ssss_uk_02A Validity:during Choice:Alan CONN:MIG01XU MSISDN:00777772889999 GUID:3F96DA84-68C5-4648-B5ED-C9367CFD6C86 Shortcode:63334</text:span></text:p>
      <text:p text:style-name="P1"><text:span text:style-name="T1">VOTE 1168123267 Campaign:ssss_uk_02A Validity:during Choice:Antony CONN:MIG01XU MSISDN:00777779849999 GUID:7D56294E-9FF9-4E5A-B0E1-94DE337BED0F Shortcode:63334</text:span></text:p>
      <text:p text:style-name="P1"><text:span text:style-name="T1">VOTE 1168123267 Campaign:ssss_uk_02A Validity:during Choice:Alan CONN:MIG01XU MSISDN:00777771129999 GUID:48E2D719-D0D1-448C-A36C-7DD0DE152D57 Shortcode:63334</text:span></text:p>
      <text:p text:style-name="P1"><text:span text:style-name="T1">VOTE 1168123265 Campaign:ssss_uk_02A Validity:during Choice:Antony CONN:MIG01XU MSISDN:00777771539999 GUID:6CBD0BCA-EACA-4419-ADA9-55476C0B8ACC Shortcode:63334</text:span></text:p>
      <text:p text:style-name="P1"><text:span text:style-name="T1">VOTE 1168123267 Campaign:ssss_uk_02A Validity:during Choice:Alan CONN:MIG01OU MSISDN:00777771769999 GUID:F7CE4140-CC01-4458-8C53-C6827D81D688 Shortcode:63334</text:span></text:p>
      <text:p text:style-name="P1"><text:span text:style-name="T1">VOTE 1168123268 Campaign:ssss_uk_02A Validity:during Choice:Leon CONN:MIG00VU MSISDN:00777776479999 GUID:BD3F6361-CF20-449B-98CF-ADF90337BECC Shortcode:63334</text:span></text:p>
      <text:p text:style-name="P1"><text:span text:style-name="T1">VOTE 1168123268 Campaign:ssss_uk_02A Validity:during Choice:Gemma CONN:MIG01OU MSISDN:00777777749999 GUID:6B85FEF0-4BCC-4994-BCFC-9AADFD83F53B Shortcode:63334</text:span></text:p>
      <text:p text:style-name="P1"><text:span text:style-name="T1">VOTE 1168123268 Campaign:ssss_uk_02A Validity:during Choice:Leon CONN:MIG01XU MSISDN:00777776619999 GUID:1137CBBB-14DF-4713-B9FF-C3A8F19EC45B Shortcode:63334</text:span></text:p>
      <text:p text:style-name="P1"><text:span text:style-name="T1">VOTE 1168123268 Campaign:ssss_uk_02A Validity:during Choice:Alan CONN:MIG01XU MSISDN:00777777839999 GUID:B671F6A2-C6B8-4A5E-85D8-7ED846C52304 Shortcode:63334</text:span></text:p>
      <text:p text:style-name="P1"><text:span text:style-name="T1">VOTE 1168123268 Campaign:ssss_uk_02A Validity:during Choice:Tupele CONN:MIG01XU </text:span><text:soft-page-break/><text:span text:style-name="T1">MSISDN:00777779039999 GUID:B3D1CBAE-89F2-46BA-B58A-0C9D8ED7299C Shortcode:63334</text:span></text:p>
      <text:p text:style-name="P1"><text:span text:style-name="T1">VOTE 1168123268 Campaign:ssss_uk_02A Validity:during Choice:Alan CONN:MIG01XU MSISDN:00777771999999 GUID:45E51755-7B48-4C16-92BF-AD822EA53608 Shortcode:63334</text:span></text:p>
      <text:p text:style-name="P1"><text:span text:style-name="T1">VOTE 1168123268 Campaign:ssss_uk_02A Validity:during Choice:Matthew CONN:MIG01XU MSISDN:00777778099999 GUID:A998569A-E8B8-4876-A347-EF36DEE8069A Shortcode:63334</text:span></text:p>
      <text:p text:style-name="P1"><text:span text:style-name="T1">VOTE 1168123269 Campaign:ssss_uk_02A Validity:during Choice:Verity CONN:MIG01XU MSISDN:00777773359999 GUID:8FFB06F3-855E-4D7E-9073-A643A228289E Shortcode:63334</text:span></text:p>
      <text:p text:style-name="P1"><text:span text:style-name="T1">VOTE 1168123269 Campaign:ssss_uk_02A Validity:during Choice:Verity CONN:MIG01XU MSISDN:00777779899999 GUID:2CE19C31-4859-4399-9467-A0AF207EC46B Shortcode:63334</text:span></text:p>
      <text:p text:style-name="P1"><text:span text:style-name="T1">VOTE 1168123269 Campaign:ssss_uk_02A Validity:during Choice:Mark CONN:MIG01XU MSISDN:00777774999999 GUID:978F197E-3C93-4E2C-B84D-904652FA7EE1 Shortcode:63334</text:span></text:p>
      <text:p text:style-name="P1"><text:span text:style-name="T1">VOTE 1168123269 Campaign:ssss_uk_02A Validity:during Choice:Mark CONN:MIG01XU MSISDN:00777776269999 GUID:6D1B9D8F-32D2-47DE-9ADB-DA34BD7EE001 Shortcode:63334</text:span></text:p>
      <text:p text:style-name="P1"><text:span text:style-name="T1">VOTE 1168123269 Campaign:ssss_uk_02A Validity:during Choice:Verity CONN:MIG01XU MSISDN:00777776209999 GUID:361B6766-AA28-4FDE-948B-B96DDDCE00AC Shortcode:63334</text:span></text:p>
      <text:p text:style-name="P1"><text:span text:style-name="T1">VOTE 1168123270 Campaign:ssss_uk_02A Validity:during Choice:Gemma CONN:MIG01XU MSISDN:00777773719999 GUID:571046AB-199D-42DD-9056-D07DBC427EDB Shortcode:63334</text:span></text:p>
      <text:p text:style-name="P1"><text:span text:style-name="T1">VOTE 1168123270 Campaign:ssss_uk_02A Validity:during Choice:Antony CONN:MIG01XU MSISDN:00777776659999 GUID:8079F3EF-3C37-4007-B374-22C71299630A Shortcode:63334</text:span></text:p>
      <text:p text:style-name="P1"><text:span text:style-name="T1">VOTE 1168123270 Campaign:ssss_uk_02A Validity:during Choice:Antony CONN:MIG01OU MSISDN:00777776679999 GUID:4B4E03B1-BB5E-4C7A-9919-EC95844BB116 Shortcode:63334</text:span></text:p>
      <text:p text:style-name="P1"><text:span text:style-name="T1">VOTE 1168123270 Campaign:ssss_uk_02A Validity:during Choice:Gemma CONN:MIG01XU MSISDN:00777770229999 GUID:D668D59E-47D9-4396-AE3B-B37345EF66F1 Shortcode:63334</text:span></text:p>
      <text:p text:style-name="P1"><text:span text:style-name="T1">VOTE 1168123270 Campaign:ssss_uk_02A Validity:during Choice:Mark CONN:MIG01XU MSISDN:00777770199999 GUID:40C53602-67B7-4667-ADC9-964AA73A9B24 Shortcode:63334</text:span></text:p>
      <text:p text:style-name="P1"><text:span text:style-name="T1">VOTE 1168123270 Campaign:ssss_uk_02A Validity:during Choice:Tupele CONN:MIG01XU MSISDN:00777773249999 GUID:E36699E7-F7DB-487C-AD8F-9BBFEEB5152C Shortcode:63334</text:span></text:p>
      <text:p text:style-name="P1"><text:span text:style-name="T1">VOTE 1168123270 Campaign:ssss_uk_02A Validity:during Choice:Antony CONN:MIG01XU MSISDN:00777775309999 GUID:F710EDA0-ED5F-4E81-8AF8-59D3F9D09F73 Shortcode:63334</text:span></text:p>
      <text:p text:style-name="P1"><text:span text:style-name="T1">VOTE 1168123270 Campaign:ssss_uk_02A Validity:during Choice:Verity CONN:MIG01XU MSISDN:00777775099999 GUID:D5C30A4B-2C77-4531-AD6B-940A137333A0 Shortcode:63334</text:span></text:p>
      <text:p text:style-name="P1"><text:span text:style-name="T1">VOTE 1168123270 Campaign:ssss_uk_02A Validity:during Choice:Antony CONN:MIG01XU MSISDN:00777771799999 GUID:B85A1CA0-76FA-4637-AAAB-426149019ACC Shortcode:63334</text:span></text:p>
      <text:p text:style-name="P1"><text:span text:style-name="T1">VOTE 1168123270 Campaign:ssss_uk_02A Validity:during Choice:Antony CONN:MIG01XU MSISDN:00777774209999 GUID:972EAFBC-B085-4E1B-9F02-260BD60E3C3F Shortcode:63334</text:span></text:p>
      <text:p text:style-name="P1"><text:span text:style-name="T1">VOTE 1168123270 Campaign:ssss_uk_02A Validity:during Choice:Leon CONN:MIG01XU MSISDN:00777774999999 GUID:D461592F-388B-4489-8A68-D085085F8E18 Shortcode:63334</text:span></text:p>
      <text:p text:style-name="P1"><text:span text:style-name="T1">VOTE 1168123270 Campaign:ssss_uk_02A Validity:during Choice:Antony CONN:MIG01XU MSISDN:00777774109999 GUID:3679FBC6-F246-4E03-97DA-3046BA6AC7DA Shortcode:63334</text:span></text:p>
      <text:p text:style-name="P1"><text:span text:style-name="T1">VOTE 1168123271 Campaign:ssss_uk_02A Validity:during Choice:Leon CONN:MIG01OU MSISDN:00777770779999 GUID:D99A1748-60F5-4BE3-8CAC-5B60C0F52549 Shortcode:63334</text:span></text:p>
      <text:p text:style-name="P1"><text:span text:style-name="T1">VOTE 1168123271 Campaign:ssss_uk_02A Validity:during Choice:Alan CONN:MIG01OU MSISDN:00777770339999 GUID:B15B9D9A-7A2D-4BD1-9251-4A6D4E678F1B Shortcode:63334</text:span></text:p>
      <text:p text:style-name="P1"><text:span text:style-name="T1">VOTE 1168123271 Campaign:ssss_uk_02A Validity:during Choice:Verity CONN:MIG01OU MSISDN:00777771009999 GUID:7AE1F5B6-F020-4A25-B5F6-109ED9CE8195 Shortcode:63334</text:span></text:p>
      <text:p text:style-name="P1"><text:span text:style-name="T1">VOTE 1168123271 Campaign:ssss_uk_02A Validity:during Choice:Gemma CONN:MIG01XU MSISDN:00777779689999 GUID:DB8D8056-DC9C-4EA6-9250-0F40635B66E0 Shortcode:63334</text:span></text:p>
      <text:p text:style-name="P1"><text:span text:style-name="T1">VOTE 1168123271 Campaign:ssss_uk_02A Validity:during Choice:Mark CONN:MIG01OU MSISDN:00777775869999 GUID:6EB0E001-53C3-4697-BBEF-077D5EB5E9D0 Shortcode:63334</text:span></text:p>
      <text:p text:style-name="P1"><text:span text:style-name="T1">VOTE 1168123271 Campaign:ssss_uk_02A Validity:during Choice:Alan CONN:MIG01TU MSISDN:00777776759999 GUID:6A8ECBF5-00A2-4CA9-A2BD-7418743E89D4 Shortcode:63334</text:span></text:p>
      <text:p text:style-name="P1"><text:span text:style-name="T1">VOTE 1168123271 Campaign:ssss_uk_02A Validity:during Choice:Alan CONN:MIG01TU MSISDN:00777778009999 GUID:EBF8C5E5-5B87-4AA8-8B66-B9D91F2DD147 Shortcode:63334</text:span></text:p>
      <text:p text:style-name="P1"><text:span text:style-name="T1">VOTE 1168123271 Campaign:ssss_uk_02A Validity:during Choice:Antony CONN:MIG01XU MSISDN:00777777679999 GUID:ED459831-72D0-4CE3-B6B5-634B1537817C Shortcode:63334</text:span></text:p>
      <text:p text:style-name="P1"><text:span text:style-name="T1">VOTE 1168123271 Campaign:ssss_uk_02A Validity:during Choice:Mark CONN:MIG01XU MSISDN:00777770469999 GUID:271FBD65-6BBB-478D-AF9C-DD37CEF37752 Shortcode:63334</text:span></text:p>
      <text:p text:style-name="P1"><text:span text:style-name="T1">VOTE 1168123272 Campaign:ssss_uk_02A Validity:during Choice:Matthew CONN:MIG01OU MSISDN:00777775959999 GUID:56B5D436-A538-48E0-9489-567184A8801C Shortcode:63334</text:span></text:p>
      <text:p text:style-name="P1"><text:span text:style-name="T1">VOTE 1168123272 Campaign:ssss_uk_02A Validity:during Choice:Leon CONN:MIG01XU MSISDN:00777775159999 GUID:DE9EC04A-D5FE-471D-BEAF-1268F2203466 Shortcode:63334</text:span></text:p>
      <text:p text:style-name="P1"><text:span text:style-name="T1">VOTE 1168123272 Campaign:ssss_uk_02A Validity:during Choice:Tupele CONN:MIG01XU </text:span><text:soft-page-break/><text:span text:style-name="T1">MSISDN:00777777729999 GUID:A6D0F743-7A50-43B1-A64D-71A8DA605B95 Shortcode:63334</text:span></text:p>
      <text:p text:style-name="P1"><text:span text:style-name="T1">VOTE 1168123272 Campaign:ssss_uk_02A Validity:during Choice:Alan CONN:MIG01XU MSISDN:00777778469999 GUID:4C5F9E19-CFE8-4F3D-BCBC-201A5B64B762 Shortcode:63334</text:span></text:p>
      <text:p text:style-name="P1"><text:span text:style-name="T1">VOTE 1168123272 Campaign:ssss_uk_02A Validity:during Choice:Mark CONN:MIG01XU MSISDN:00777775799999 GUID:8F642312-DF52-4ECC-BB1A-9497460714CE Shortcode:63334</text:span></text:p>
      <text:p text:style-name="P1"><text:span text:style-name="T1">VOTE 1168123272 Campaign:ssss_uk_02A Validity:during Choice:Gemma CONN:MIG01XU MSISDN:00777774859999 GUID:9A1FB277-F862-4470-80AE-42B5B5D3281E Shortcode:63334</text:span></text:p>
      <text:p text:style-name="P1"><text:span text:style-name="T1">VOTE 1168123272 Campaign:ssss_uk_02A Validity:during Choice:Verity CONN:MIG01XU MSISDN:00777774489999 GUID:A5396991-4793-45EA-9AAA-2AD9371ECAFE Shortcode:63334</text:span></text:p>
      <text:p text:style-name="P1"><text:span text:style-name="T1">VOTE 1168123272 Campaign:ssss_uk_02A Validity:during Choice:Antony CONN:MIG01XU MSISDN:00777774629999 GUID:F3F4A8BF-14D3-4153-970E-26A7FD0D4D1A Shortcode:63334</text:span></text:p>
      <text:p text:style-name="P1"><text:span text:style-name="T1">VOTE 1168123272 Campaign:ssss_uk_02A Validity:during Choice:Alan CONN:MIG01XU MSISDN:00777775599999 GUID:FE7004AD-FFF2-4144-A202-690AADC6CFED Shortcode:63334</text:span></text:p>
      <text:p text:style-name="P1"><text:span text:style-name="T1">VOTE 1168123272 Campaign:ssss_uk_02A Validity:during Choice:Mark CONN:MIG01XU MSISDN:00777774799999 GUID:D89D2565-7957-44B9-AFF9-D2D6935BD940 Shortcode:63334</text:span></text:p>
      <text:p text:style-name="P1"><text:span text:style-name="T1">VOTE 1168123272 Campaign:ssss_uk_02A Validity:during Choice:Alan CONN:MIG01XU MSISDN:00777777409999 GUID:DA9952D4-4881-4BEF-8DBB-71396AAE3D29 Shortcode:63334</text:span></text:p>
      <text:p text:style-name="P1"><text:span text:style-name="T1">VOTE 1168123273 Campaign:ssss_uk_02A Validity:during Choice:Verity CONN:MIG01XU MSISDN:00777779009999 GUID:1A293F2C-3643-45EF-B1F2-C45C01237681 Shortcode:63334</text:span></text:p>
      <text:p text:style-name="P1"><text:span text:style-name="T1">VOTE 1168123273 Campaign:ssss_uk_02A Validity:during Choice:Verity CONN:MIG01XU MSISDN:00777773209999 GUID:26885507-2627-4F42-8EF5-63406ED1D0BD Shortcode:63334</text:span></text:p>
      <text:p text:style-name="P1"><text:span text:style-name="T1">VOTE 1168123273 Campaign:ssss_uk_02A Validity:during Choice:Antony CONN:MIG01XU MSISDN:00777775949999 GUID:B8208B3A-30A7-418D-BEB5-2A0B56D7EE04 Shortcode:63334</text:span></text:p>
      <text:p text:style-name="P1"><text:span text:style-name="T1">VOTE 1168123273 Campaign:ssss_uk_02A Validity:during Choice:Leon CONN:MIG00VU MSISDN:00777771079999 GUID:26AC2A11-E4C5-4673-BA53-40A4E5148121 Shortcode:63334</text:span></text:p>
      <text:p text:style-name="P1"><text:span text:style-name="T1">VOTE 1168123273 Campaign:ssss_uk_02A Validity:during Choice:Antony CONN:MIG00VU MSISDN:00777778749999 GUID:CCE1F871-6B6C-4AE8-ADE0-B3431D3E735B Shortcode:63334</text:span></text:p>
      <text:p text:style-name="P1"><text:span text:style-name="T1">VOTE 1168123274 Campaign:ssss_uk_02A Validity:during Choice:Alan CONN:MIG01XU MSISDN:00777779359999 GUID:914A59FB-549D-4FB8-AFA3-17B0430FAC63 Shortcode:63334</text:span></text:p>
      <text:p text:style-name="P1"><text:span text:style-name="T1">VOTE 1168123274 Campaign:ssss_uk_02A Validity:during Choice:Gemma CONN:MIG01XU MSISDN:00777772179999 GUID:A3725348-28A5-45E6-A7A9-C0BB4ED5F103 Shortcode:63334</text:span></text:p>
      <text:p text:style-name="P1"><text:span text:style-name="T1">VOTE 1168123274 Campaign:ssss_uk_02A Validity:during Choice:Antony CONN:MIG01TU MSISDN:00777775339999 GUID:2EDFADF6-2030-4156-9666-88C40BB11EAD Shortcode:63334</text:span></text:p>
      <text:p text:style-name="P1"><text:span text:style-name="T1">VOTE 1168123274 Campaign:ssss_uk_02A Validity:during Choice:Alan CONN:MIG01TU MSISDN:00777770499999 GUID:7CD7A9AE-CFBB-4F88-B3FE-78346A696634 Shortcode:63334</text:span></text:p>
      <text:p text:style-name="P1"><text:span text:style-name="T1">VOTE 1168123274 Campaign:ssss_uk_02A Validity:during Choice:Alan CONN:MIG01XU MSISDN:00777775169999 GUID:BE72C85B-8B55-4A0B-B63A-A95BB174893E Shortcode:63334</text:span></text:p>
      <text:p text:style-name="P1"><text:span text:style-name="T1">VOTE 1168123274 Campaign:ssss_uk_02A Validity:during Choice:Antony CONN:MIG01XU MSISDN:00777770049999 GUID:421D8231-2CE8-416B-88D5-55F22DEB2F31 Shortcode:63334</text:span></text:p>
      <text:p text:style-name="P1"><text:span text:style-name="T1">VOTE 1168123274 Campaign:ssss_uk_02A Validity:during Choice:Tupele CONN:MIG01XU MSISDN:00777773959999 GUID:12A92E51-B429-4284-B36E-EAC076BB53E0 Shortcode:63334</text:span></text:p>
      <text:p text:style-name="P1"><text:span text:style-name="T1">VOTE 1168123274 Campaign:ssss_uk_02A Validity:during Choice:Leon CONN:MIG01XU MSISDN:00777774699999 GUID:17264D4D-DAF5-42DF-9D5B-6F033993FDAA Shortcode:63334</text:span></text:p>
      <text:p text:style-name="P1"><text:span text:style-name="T1">VOTE 1168123274 Campaign:ssss_uk_02A Validity:during Choice:Matthew CONN:MIG01XU MSISDN:00777779969999 GUID:EE89EEE1-73F9-4FBB-97E2-4F2317F21C7D Shortcode:63334</text:span></text:p>
      <text:p text:style-name="P1"><text:span text:style-name="T1">VOTE 1168123275 Campaign:ssss_uk_02A Validity:during Choice:Antony CONN:MIG01XU MSISDN:00777773969999 GUID:64F61191-E5D9-48D8-8BC9-A6B880478FCE Shortcode:63334</text:span></text:p>
      <text:p text:style-name="P1"><text:span text:style-name="T1">VOTE 1168123275 Campaign:ssss_uk_02A Validity:during Choice:Antony CONN:MIG01XU MSISDN:00777771989999 GUID:B6B73F4D-0BF2-4149-8E1B-3FC02A61A899 Shortcode:63334</text:span></text:p>
      <text:p text:style-name="P1"><text:span text:style-name="T1">VOTE 1168123276 Campaign:ssss_uk_02A Validity:during Choice:Matthew CONN:MIG01XU MSISDN:00777776909999 GUID:E192BD5F-28B7-45EF-81A8-132340F1282C Shortcode:63334</text:span></text:p>
      <text:p text:style-name="P1"><text:span text:style-name="T1">VOTE 1168123276 Campaign:ssss_uk_02A Validity:during Choice:Alan CONN:MIG01XU MSISDN:00777772469999 GUID:566194C0-207D-4F91-93D2-0BC6091E9396 Shortcode:63334</text:span></text:p>
      <text:p text:style-name="P1"><text:span text:style-name="T1">VOTE 1168123276 Campaign:ssss_uk_02A Validity:during Choice:Antony CONN:MIG01OU MSISDN:00777778719999 GUID:80FC7A3E-BA13-425C-8861-1F5D76ED0C2B Shortcode:63334</text:span></text:p>
      <text:p text:style-name="P1"><text:span text:style-name="T1">VOTE 1168123276 Campaign:ssss_uk_02A Validity:during Choice:Verity CONN:MIG01XU MSISDN:00777776509999 GUID:C8F97E4E-43BE-4805-B31C-7CF594DD17E4 Shortcode:63334</text:span></text:p>
      <text:p text:style-name="P1"><text:span text:style-name="T1">VOTE 1168123277 Campaign:ssss_uk_02A Validity:during Choice:Antony CONN:MIG01OU MSISDN:00777776489999 GUID:AE21FF8A-2814-48B8-873A-26310D76B12B Shortcode:63334</text:span></text:p>
      <text:p text:style-name="P1"><text:span text:style-name="T1">VOTE 1168123277 Campaign:ssss_uk_02A Validity:during Choice:Verity CONN:MIG01XU MSISDN:00777772559999 GUID:C3FE8567-7BF2-41DA-86BD-720771ACC52C Shortcode:63334</text:span></text:p>
      <text:p text:style-name="P1"><text:span text:style-name="T1">VOTE 1168123277 Campaign:ssss_uk_02A Validity:during Choice:Alan CONN:MIG01XU </text:span><text:soft-page-break/><text:span text:style-name="T1">MSISDN:00777775999999 GUID:341D75E9-66E6-47DA-B403-38F65AB68165 Shortcode:63334</text:span></text:p>
      <text:p text:style-name="P1"><text:span text:style-name="T1">VOTE 1168123278 Campaign:ssss_uk_02A Validity:during Choice:Antony CONN:MIG01XU MSISDN:00777772949999 GUID:76AB1B06-B632-4793-97D5-CA9C8AA1DC11 Shortcode:63334</text:span></text:p>
      <text:p text:style-name="P1"><text:span text:style-name="T1">VOTE 1168123278 Campaign:ssss_uk_02A Validity:during Choice:Mark CONN:MIG01OU MSISDN:00777770579999 GUID:22ABFC9F-1C41-44A4-9E99-9617E62F2317 Shortcode:63334</text:span></text:p>
      <text:p text:style-name="P1"><text:span text:style-name="T1">VOTE 1168123278 Campaign:ssss_uk_02A Validity:during Choice:Antony CONN:MIG01XU MSISDN:00777771859999 GUID:05FAB32B-75AB-4009-9A9A-BC7BB0B96798 Shortcode:63334</text:span></text:p>
      <text:p text:style-name="P1"><text:span text:style-name="T1">VOTE 1168123278 Campaign:ssss_uk_02A Validity:during Choice:Alan CONN:MIG01XU MSISDN:00777772159999 GUID:9F578243-8ED5-47AC-ABEE-D736756F0F00 Shortcode:63334</text:span></text:p>
      <text:p text:style-name="P1"><text:span text:style-name="T1">VOTE 1168123278 Campaign:ssss_uk_02A Validity:during Choice:Mark CONN:MIG01OU MSISDN:00777775369999 GUID:BC068D21-592E-4837-9E0A-869AB987DFD4 Shortcode:63334</text:span></text:p>
      <text:p text:style-name="P1"><text:span text:style-name="T1">VOTE 1168123278 Campaign:ssss_uk_02A Validity:during Choice:Antony CONN:MIG01XU MSISDN:00777771779999 GUID:DB105C9F-6528-44D7-BCE7-2B5CFD171B80 Shortcode:63334</text:span></text:p>
      <text:p text:style-name="P1"><text:span text:style-name="T1">VOTE 1168123278 Campaign:ssss_uk_02A Validity:during Choice:Verity CONN:MIG01XU MSISDN:00777771739999 GUID:7C51F5E0-93AA-46DF-925B-32885958C499 Shortcode:63334</text:span></text:p>
      <text:p text:style-name="P1"><text:span text:style-name="T1">VOTE 1168123278 Campaign:ssss_uk_02A Validity:during Choice:Antony CONN:MIG01XU MSISDN:00777774479999 GUID:BB4EF85E-8712-448E-8A81-BF6D26B33D38 Shortcode:63334</text:span></text:p>
      <text:p text:style-name="P1"><text:span text:style-name="T1">VOTE 1168123278 Campaign:ssss_uk_02A Validity:during Choice:Gemma CONN:MIG01XU MSISDN:00777779369999 GUID:E919B546-08F0-4D14-A359-149E7DEBD39B Shortcode:63334</text:span></text:p>
      <text:p text:style-name="P1"><text:span text:style-name="T1">VOTE 1168123278 Campaign:ssss_uk_02A Validity:during Choice:Verity CONN:MIG01XU MSISDN:00777774079999 GUID:39DD37E4-81E8-4EA9-8674-20DAE912298D Shortcode:63334</text:span></text:p>
      <text:p text:style-name="P1"><text:span text:style-name="T1">VOTE 1168123278 Campaign:ssss_uk_02A Validity:during Choice:Tupele CONN:MIG01XU MSISDN:00777776179999 GUID:18D88BD2-F6E5-4798-9A27-F363E780086C Shortcode:63334</text:span></text:p>
      <text:p text:style-name="P1"><text:span text:style-name="T1">VOTE 1168123279 Campaign:ssss_uk_02A Validity:during Choice:Verity CONN:MIG01XU MSISDN:00777770649999 GUID:AEF43367-18CA-450A-8B5B-740CE204CEDE Shortcode:63334</text:span></text:p>
      <text:p text:style-name="P1"><text:span text:style-name="T1">VOTE 1168123279 Campaign:ssss_uk_02A Validity:during Choice:Alan CONN:MIG01XU MSISDN:00777772889999 GUID:FB29FA41-B7AB-4D28-BC0D-2CDF6422B4C7 Shortcode:63334</text:span></text:p>
      <text:p text:style-name="P1"><text:span text:style-name="T1">VOTE 1168123279 Campaign:ssss_uk_02A Validity:during Choice:Antony CONN:MIG01OU MSISDN:00777776779999 GUID:A7CBC9C4-2CEC-4945-9057-00ECE6D3656C Shortcode:63334</text:span></text:p>
      <text:p text:style-name="P1"><text:span text:style-name="T1">VOTE 1168123279 Campaign:ssss_uk_02A Validity:during Choice:Antony CONN:MIG01XU MSISDN:00777772439999 GUID:1A2DDB3C-545E-4776-AA56-C88E1BBB45C8 Shortcode:63334</text:span></text:p>
      <text:p text:style-name="P1"><text:span text:style-name="T1">VOTE 1168123279 Campaign:ssss_uk_02A Validity:during Choice:Alan CONN:MIG01XU MSISDN:00777776009999 GUID:0B126B1E-A7D9-432C-8D63-582A35829A89 Shortcode:63334</text:span></text:p>
      <text:p text:style-name="P1"><text:span text:style-name="T1">VOTE 1168123279 Campaign:ssss_uk_02A Validity:during Choice:Tupele CONN:MIG01XU MSISDN:00777773969999 GUID:B85CC8F2-9646-4922-9300-751DB57C6A66 Shortcode:63334</text:span></text:p>
      <text:p text:style-name="P1"><text:span text:style-name="T1">VOTE 1168123280 Campaign:ssss_uk_02A Validity:during Choice:Gemma CONN:MIG00VU MSISDN:00777779479999 GUID:CBE3B523-558C-4863-96C3-F092155475C6 Shortcode:63334</text:span></text:p>
      <text:p text:style-name="P1"><text:span text:style-name="T1">VOTE 1168123280 Campaign:ssss_uk_02A Validity:during Choice:Antony CONN:MIG01XU MSISDN:00777779579999 GUID:B9D99780-4F50-4B45-B9FE-B53F62F8D299 Shortcode:63334</text:span></text:p>
      <text:p text:style-name="P1"><text:span text:style-name="T1">VOTE 1168123280 Campaign:ssss_uk_02A Validity:during Choice:Mark CONN:MIG01XU MSISDN:00777778239999 GUID:14024456-C2AF-4DEA-809D-C3959780DA55 Shortcode:63334</text:span></text:p>
      <text:p text:style-name="P1"><text:span text:style-name="T1">VOTE 1168123280 Campaign:ssss_uk_02A Validity:during Choice:Antony CONN:MIG01XU MSISDN:00777772339999 GUID:9AF510AD-9B08-4DE2-A685-56D9A0837280 Shortcode:63334</text:span></text:p>
      <text:p text:style-name="P1"><text:span text:style-name="T1">VOTE 1168123280 Campaign:ssss_uk_02A Validity:during Choice:Alan CONN:MIG01XU MSISDN:00777773249999 GUID:A1568F92-E8CB-49A2-8418-1B3E677583A0 Shortcode:63334</text:span></text:p>
      <text:p text:style-name="P1"><text:span text:style-name="T1">VOTE 1168123280 Campaign:ssss_uk_02A Validity:during Choice:Mark CONN:MIG01XU MSISDN:00777777379999 GUID:350A03E5-F7D6-4CDC-8B63-35DC923BBF49 Shortcode:63334</text:span></text:p>
      <text:p text:style-name="P1"><text:span text:style-name="T1">VOTE 1168123280 Campaign:ssss_uk_02A Validity:during Choice:Tupele CONN:MIG01XU MSISDN:00777779199999 GUID:3687CACE-9FDE-419B-B7A9-EF95BEB26CB2 Shortcode:63334</text:span></text:p>
      <text:p text:style-name="P1"><text:span text:style-name="T1">VOTE 1168123280 Campaign:ssss_uk_02A Validity:during Choice:Matthew CONN:MIG01XU MSISDN:00777778199999 GUID:6EE72D0B-02A2-44FF-BD41-38288C17AEDC Shortcode:63334</text:span></text:p>
      <text:p text:style-name="P1"><text:span text:style-name="T1">VOTE 1168123280 Campaign:ssss_uk_02A Validity:during Choice:Tupele CONN:MIG01XU MSISDN:00777772849999 GUID:3874B8A0-04D0-4B31-B205-72BFB9B25DFB Shortcode:63334</text:span></text:p>
      <text:p text:style-name="P1"><text:span text:style-name="T1">VOTE 1168123281 Campaign:ssss_uk_02A Validity:during Choice:Verity CONN:MIG00VU MSISDN:00777778519999 GUID:E48E9E49-D34B-49AA-B342-F19A29EFF701 Shortcode:63334</text:span></text:p>
      <text:p text:style-name="P1"><text:span text:style-name="T1">VOTE 1168123281 Campaign:ssss_uk_02A Validity:during Choice:Gemma CONN:MIG01XU MSISDN:00777771429999 GUID:16FAA00C-B241-4BCD-8AB9-159A8C2B9B1A Shortcode:63334</text:span></text:p>
      <text:p text:style-name="P1"><text:span text:style-name="T1">VOTE 1168123281 Campaign:ssss_uk_02A Validity:during Choice:Gemma CONN:MIG01XU MSISDN:00777771419999 GUID:1F65C052-55D7-4FF9-ABE5-9C09062FB146 Shortcode:63334</text:span></text:p>
      <text:p text:style-name="P1"><text:span text:style-name="T1">VOTE 1168123281 Campaign:ssss_uk_02A Validity:during Choice:Verity CONN:MIG01TU MSISDN:00777777559999 GUID:782A6981-EB8C-4B81-8D82-B57FB6AEE8DD Shortcode:63334</text:span></text:p>
      <text:p text:style-name="P1"><text:span text:style-name="T1">VOTE 1168123281 Campaign:ssss_uk_02A Validity:during Choice:Verity CONN:MIG01TU </text:span><text:soft-page-break/><text:span text:style-name="T1">MSISDN:00777777739999 GUID:DF47E1AC-18DC-4D50-9A55-20B5FE457025 Shortcode:63334</text:span></text:p>
      <text:p text:style-name="P1"><text:span text:style-name="T1">VOTE 1168123282 Campaign:ssss_uk_02A Validity:during Choice:Alan CONN:MIG01XU MSISDN:00777774739999 GUID:E5E186A4-87A0-4C2E-897D-E8AC9B256CD2 Shortcode:63334</text:span></text:p>
      <text:p text:style-name="P1"><text:span text:style-name="T1">VOTE 1168123282 Campaign:ssss_uk_02A Validity:during Choice:Antony CONN:MIG01XU MSISDN:00777776849999 GUID:228DC76C-8A91-49C6-A1A1-DC9326A1D576 Shortcode:63334</text:span></text:p>
      <text:p text:style-name="P1"><text:span text:style-name="T1">VOTE 1168123282 Campaign:ssss_uk_02A Validity:during Choice:Leon CONN:MIG01XU MSISDN:00777779489999 GUID:23483FA6-1FFA-43D3-A0A1-E48CAFAA715E Shortcode:63334</text:span></text:p>
      <text:p text:style-name="P1"><text:span text:style-name="T1">VOTE 1168123282 Campaign:ssss_uk_02A Validity:during Choice:Antony CONN:MIG01XU MSISDN:00777771199999 GUID:40967577-89B7-43BB-8915-CA5C150CF01B Shortcode:63334</text:span></text:p>
      <text:p text:style-name="P1"><text:span text:style-name="T1">VOTE 1168123282 Campaign:ssss_uk_02A Validity:during Choice:Verity CONN:MIG01XU MSISDN:00777771029999 GUID:F016659B-54FF-4522-8E25-5E862B9CC2A2 Shortcode:63334</text:span></text:p>
      <text:p text:style-name="P1"><text:span text:style-name="T1">VOTE 1168123282 Campaign:ssss_uk_02A Validity:during Choice:Tupele CONN:MIG01XU MSISDN:00777771059999 GUID:167FD19C-A4B4-4F78-A55C-C95E44C15E7D Shortcode:63334</text:span></text:p>
      <text:p text:style-name="P1"><text:span text:style-name="T1">VOTE 1168123283 Campaign:ssss_uk_02A Validity:during Choice:Antony CONN:MIG01XU MSISDN:00777774629999 GUID:897BCC2E-4F37-4C31-8437-7CDA0AE53ECC Shortcode:63334</text:span></text:p>
      <text:p text:style-name="P1"><text:span text:style-name="T1">VOTE 1168123283 Campaign:ssss_uk_02A Validity:during Choice:Tupele CONN:MIG01XU MSISDN:00777770249999 GUID:36090F41-17C2-4904-A760-21BED0AFFECC Shortcode:63334</text:span></text:p>
      <text:p text:style-name="P1"><text:span text:style-name="T1">VOTE 1168123283 Campaign:ssss_uk_02A Validity:during Choice:Antony CONN:MIG01XU MSISDN:00777771979999 GUID:04B93AEC-F3C1-45F9-BE18-EAB97D07584B Shortcode:63334</text:span></text:p>
      <text:p text:style-name="P1"><text:span text:style-name="T1">VOTE 1168123283 Campaign:ssss_uk_02A Validity:during Choice:Alan CONN:MIG01XU MSISDN:00777776689999 GUID:B6477E99-3E3E-4B19-ADCC-9A9ABA09C407 Shortcode:63334</text:span></text:p>
      <text:p text:style-name="P1"><text:span text:style-name="T1">VOTE 1168123283 Campaign:ssss_uk_02A Validity:during Choice:Mark CONN:MIG01XU MSISDN:00777777669999 GUID:6F1BE2D5-E845-4AF9-BB08-AF74A2AE46F7 Shortcode:63334</text:span></text:p>
      <text:p text:style-name="P1"><text:span text:style-name="T1">VOTE 1168123283 Campaign:ssss_uk_02A Validity:during Choice:Mark CONN:MIG01XU MSISDN:00777776639999 GUID:9FA6036A-594D-4315-8170-FE26066784D6 Shortcode:63334</text:span></text:p>
      <text:p text:style-name="P1"><text:span text:style-name="T1">VOTE 1168123283 Campaign:ssss_uk_02A Validity:during Choice:Tupele CONN:MIG01XU MSISDN:00777774699999 GUID:8F7E0430-883A-457E-B835-C18747009FAD Shortcode:63334</text:span></text:p>
      <text:p text:style-name="P1"><text:span text:style-name="T1">VOTE 1168123281 Campaign:ssss_uk_02A Validity:during Choice:Antony CONN:MIG01XU MSISDN:00777772489999 GUID:480E17F9-3A5A-4705-82FD-1D0F8642FD24 Shortcode:63334</text:span></text:p>
      <text:p text:style-name="P1"><text:span text:style-name="T1">VOTE 1168123283 Campaign:ssss_uk_02A Validity:during Choice:Antony CONN:MIG01XU MSISDN:00777777879999 GUID:44D85D29-40A9-48C9-AD0C-35C9031C196F Shortcode:63334</text:span></text:p>
      <text:p text:style-name="P1"><text:span text:style-name="T1">VOTE 1168123284 Campaign:ssss_uk_02A Validity:during Choice:Antony CONN:MIG01OU MSISDN:00777776989999 GUID:A6499AD9-7E0F-4EE8-BCE3-632DE4AE98EA Shortcode:63334</text:span></text:p>
      <text:p text:style-name="P1"><text:span text:style-name="T1">VOTE 1168123284 Campaign:ssss_uk_02A Validity:during Choice:Mark CONN:MIG01OU MSISDN:00777771809999 GUID:300C1A9B-46B2-4EC1-89CA-80E5F1736F2B Shortcode:63334</text:span></text:p>
      <text:p text:style-name="P1"><text:span text:style-name="T1">VOTE 1168123284 Campaign:ssss_uk_02A Validity:during Choice:Leon CONN:MIG01OU MSISDN:00777777259999 GUID:EF918949-2555-4142-820E-333AF47740B0 Shortcode:63334</text:span></text:p>
      <text:p text:style-name="P1"><text:span text:style-name="T1">VOTE 1168123284 Campaign:ssss_uk_02A Validity:during Choice:Leon CONN:MIG01OU MSISDN:00777775329999 GUID:1C5A14BA-2362-431D-8B8A-41003D0987A5 Shortcode:63334</text:span></text:p>
      <text:p text:style-name="P1"><text:span text:style-name="T1">VOTE 1168123284 Campaign:ssss_uk_02A Validity:during Choice:Antony CONN:MIG01XU MSISDN:00777772289999 GUID:4C927467-2F2C-4DFC-9EA5-93D337199C4D Shortcode:63334</text:span></text:p>
      <text:p text:style-name="P1"><text:span text:style-name="T1">VOTE 1168123286 Campaign:ssss_uk_02A Validity:during Choice:Alan CONN:MIG01XU MSISDN:00777775579999 GUID:8AB7CA50-3A84-4377-9099-957D32A08AE0 Shortcode:63334</text:span></text:p>
      <text:p text:style-name="P1"><text:span text:style-name="T1">VOTE 1168123286 Campaign:ssss_uk_02A Validity:during Choice:Mark CONN:MIG00VU MSISDN:00777775259999 GUID:82F1CB92-07A0-421A-8C93-CFAFA2428D97 Shortcode:63334</text:span></text:p>
      <text:p text:style-name="P1"><text:span text:style-name="T1">VOTE 1168123286 Campaign:ssss_uk_02A Validity:during Choice:Verity CONN:MIG01TU MSISDN:00777773669999 GUID:8C6F89A7-DA20-4FA5-9B41-F3EF479A2E80 Shortcode:63334</text:span></text:p>
      <text:p text:style-name="P1"><text:span text:style-name="T1">VOTE 1168123286 Campaign:ssss_uk_02A Validity:during Choice:Leon CONN:MIG01TU MSISDN:00777778089999 GUID:151926DF-8EA2-411E-AE95-E486BCA5C3AA Shortcode:63334</text:span></text:p>
      <text:p text:style-name="P1"><text:span text:style-name="T1">VOTE 1168123286 Campaign:ssss_uk_02A Validity:during Choice:Mark CONN:MIG00VU MSISDN:00777777389999 GUID:062F5C63-F8E0-4FD9-8A02-495BF940DBDA Shortcode:63334</text:span></text:p>
      <text:p text:style-name="P1"><text:span text:style-name="T1">VOTE 1168123286 Campaign:ssss_uk_02A Validity:during Choice:Leon CONN:MIG01XU MSISDN:00777777099999 GUID:C30B6A42-F473-4E5B-81B3-0577CDDD52EC Shortcode:63334</text:span></text:p>
      <text:p text:style-name="P1"><text:span text:style-name="T1">VOTE 1168123287 Campaign:ssss_uk_02A Validity:during Choice:Antony CONN:MIG01XU MSISDN:00777779989999 GUID:029DBA7C-26E7-4F82-BAE9-2DEC2C665F6B Shortcode:63334�</text:span></text:p>
      <text:p text:style-name="P1"><text:span text:style-name="T1">VOTE 1168123287 Campaign:ssss_uk_02A Validity:during Choice:Alan CONN:MIG01XU MSISDN:00777770499999 GUID:942292F8-87BF-4F8B-B294-A6BCFC3CAE5D Shortcode:63334</text:span></text:p>
      <text:p text:style-name="P1"><text:span text:style-name="T1">VOTE 1168123287 Campaign:ssss_uk_02A Validity:during Choice:Mark CONN:MIG01XU MSISDN:00777773819999 GUID:6DAA0A28-CCAF-486D-9E74-39E6E949D939 Shortcode:63334</text:span></text:p>
      <text:p text:style-name="P1"><text:span text:style-name="T1">VOTE 1168123287 Campaign:ssss_uk_02A Validity:during Choice:Antony CONN:MIG01XU MSISDN:00777773449999 GUID:A345A3CF-A23E-479C-B8F7-6FEE004FFF85 Shortcode:63334</text:span></text:p>
      <text:p text:style-name="P1"><text:span text:style-name="T1">VOTE 1168123288 Campaign:ssss_uk_02A Validity:during Choice:Matthew CONN:MIG01OU </text:span><text:soft-page-break/><text:span text:style-name="T1">MSISDN:00777776639999 GUID:16859D90-79C4-4A16-A2C5-EBB72E5E8598 Shortcode:63334</text:span></text:p>
      <text:p text:style-name="P1"><text:span text:style-name="T1">VOTE 1168123288 Campaign:ssss_uk_02A Validity:during Choice:Antony CONN:MIG01XU MSISDN:00777774859999 GUID:7804D698-E5BF-48CC-86D5-DEFCF1A3CBF8 Shortcode:63334</text:span></text:p>
      <text:p text:style-name="P1"><text:span text:style-name="T1">VOTE 1168123288 Campaign:ssss_uk_02A Validity:during Choice:Antony CONN:MIG01XU MSISDN:00777779329999 GUID:1CD8D25B-67CE-421D-9285-7EC7813E7A1F Shortcode:63334</text:span></text:p>
      <text:p text:style-name="P1"><text:span text:style-name="T1">VOTE 1168123288 Campaign:ssss_uk_02A Validity:during Choice:Verity CONN:MIG01XU MSISDN:00777772739999 GUID:AE0FDA3B-538E-4BCB-BC82-6B0D46C6F204 Shortcode:63334</text:span></text:p>
      <text:p text:style-name="P1"><text:span text:style-name="T1">VOTE 1168123288 Campaign:ssss_uk_02A Validity:during Choice:Leon CONN:MIG01XU MSISDN:00777771969999 GUID:F23B1930-4462-4E04-AE93-F9AB49AF7310 Shortcode:63334</text:span></text:p>
      <text:p text:style-name="P1"><text:span text:style-name="T1">VOTE 1168123288 Campaign:ssss_uk_02A Validity:during Choice:Antony CONN:MIG01XU MSISDN:00777778859999 GUID:E132BF22-4118-4C74-8968-A077C1D92B30 Shortcode:63334</text:span></text:p>
      <text:p text:style-name="P1"><text:span text:style-name="T1">VOTE 1168123288 Campaign:ssss_uk_02A Validity:during Choice:Verity CONN:MIG01OU MSISDN:00777777519999 GUID:6800B3DC-4E31-4094-AAB7-057CD50E364C Shortcode:63334</text:span></text:p>
      <text:p text:style-name="P1"><text:span text:style-name="T1">VOTE 1168123287 Campaign:ssss_uk_02A Validity:during Choice:Antony CONN:MIG01OU MSISDN:00777774109999 GUID:A2B36678-B072-4548-A74D-E3F8D42BC296 Shortcode:63334</text:span></text:p>
      <text:p text:style-name="P1"><text:span text:style-name="T1">VOTE 1168123289 Campaign:ssss_uk_02A Validity:during Choice:Tupele CONN:MIG01XU MSISDN:00777775769999 GUID:21AB298E-9E99-4903-8D01-54C9B39A0A8F Shortcode:63334</text:span></text:p>
      <text:p text:style-name="P1"><text:span text:style-name="T1">VOTE 1168123289 Campaign:ssss_uk_02A Validity:during Choice:Tupele CONN:MIG01OU MSISDN:00777770669999 GUID:13B1B3B3-956F-47C3-A97F-1EB85F7F1DE9 Shortcode:63334</text:span></text:p>
      <text:p text:style-name="P1"><text:span text:style-name="T1">VOTE 1168123289 Campaign:ssss_uk_02A Validity:during Choice:Antony CONN:MIG01XU MSISDN:00777776299999 GUID:ACBB711C-9CD8-4A64-996E-23F34071696A Shortcode:63334</text:span></text:p>
      <text:p text:style-name="P1"><text:span text:style-name="T1">VOTE 1168123289 Campaign:ssss_uk_02A Validity:during Choice:Tupele CONN:MIG01XU MSISDN:00777771529999 GUID:0BAE7BEA-1328-43D2-86ED-489D2B7C1738 Shortcode:63334</text:span></text:p>
      <text:p text:style-name="P1"><text:span text:style-name="T1">VOTE 1168123289 Campaign:ssss_uk_02A Validity:during Choice:Alan CONN:MIG01XU MSISDN:00777773469999 GUID:973E7D16-3B2C-4096-9AF8-7579ABBF5799 Shortcode:63334</text:span></text:p>
      <text:p text:style-name="P1"><text:span text:style-name="T1">VOTE 1168123289 Campaign:ssss_uk_02A Validity:during Choice:Mark CONN:MIG01XU MSISDN:00777773179999 GUID:8E5203B7-D662-4BBB-9766-0968293DCC61 Shortcode:63334</text:span></text:p>
      <text:p text:style-name="P1"><text:span text:style-name="T1">VOTE 1168123290 Campaign:ssss_uk_02A Validity:during Choice:Hayley CONN:MIG01XU MSISDN:00777776519999 GUID:DB7D0467-F2EC-44DA-875B-60557341C881 Shortcode:63334</text:span></text:p>
      <text:p text:style-name="P1"><text:span text:style-name="T1">VOTE 1168123290 Campaign:ssss_uk_02A Validity:during Choice:Alan CONN:MIG01XU MSISDN:00777779459999 GUID:14153294-2564-427F-8F49-06B114D6D6E0 Shortcode:63334</text:span></text:p>
      <text:p text:style-name="P1"><text:span text:style-name="T1">VOTE 1168123290 Campaign:ssss_uk_02A Validity:during Choice:Leon CONN:MIG01OU MSISDN:00777777829999 GUID:CD4300BD-C43C-4C58-80C7-CBC02930624A Shortcode:63334</text:span></text:p>
      <text:p text:style-name="P1"><text:span text:style-name="T1">VOTE 1168123290 Campaign:ssss_uk_02A Validity:during Choice:Alan CONN:MIG01OU MSISDN:00777774929999 GUID:7FF4477A-87C5-4D28-A588-A4573C084928 Shortcode:63334</text:span></text:p>
      <text:p text:style-name="P1"><text:span text:style-name="T1">VOTE 1168123290 Campaign:ssss_uk_02A Validity:during Choice:Tupele CONN:MIG01XU MSISDN:00777775979999 GUID:0573AD41-A690-4EC8-877B-3EE332469546 Shortcode:63334</text:span></text:p>
      <text:p text:style-name="P1"><text:span text:style-name="T1">VOTE 1168123290 Campaign:ssss_uk_02A Validity:during Choice:Mark CONN:MIG01XU MSISDN:00777772019999 GUID:7541A489-7315-4D48-A459-DCA6A55615FA Shortcode:63334</text:span></text:p>
      <text:p text:style-name="P1"><text:span text:style-name="T1">VOTE 1168123290 Campaign:ssss_uk_02A Validity:during Choice:Verity CONN:MIG01XU MSISDN:00777771759999 GUID:6FC56683-A8BF-4CD0-9897-FDF57AAC44FC Shortcode:63334</text:span></text:p>
      <text:p text:style-name="P1"><text:span text:style-name="T1">VOTE 1168123291 Campaign:ssss_uk_02A Validity:during Choice:Hayley CONN:MIG01XU MSISDN:00777773989999 GUID:9952C668-3868-4E05-A2FF-7F11A9327129 Shortcode:63334</text:span></text:p>
      <text:p text:style-name="P1"><text:span text:style-name="T1">VOTE 1168123291 Campaign:ssss_uk_02A Validity:during Choice:Verity CONN:MIG01XU MSISDN:00777779359999 GUID:A9681597-8487-4083-82DA-337ED1AA8D42 Shortcode:63334</text:span></text:p>
      <text:p text:style-name="P1"><text:span text:style-name="T1">VOTE 1168123291 Campaign:ssss_uk_02A Validity:during Choice:Alan CONN:MIG01XU MSISDN:00777772159999 GUID:13E5321F-527A-4EEF-B60F-7EE5043EC81A Shortcode:63334</text:span></text:p>
      <text:p text:style-name="P1"><text:span text:style-name="T1">VOTE 1168123291 Campaign:ssss_uk_02A Validity:during Choice:Verity CONN:MIG01XU MSISDN:00777771159999 GUID:7EBE19E9-9297-47D5-A194-4D2C13E679D4 Shortcode:63334</text:span></text:p>
      <text:p text:style-name="P1"><text:span text:style-name="T1">VOTE 1168123289 Campaign:ssss_uk_02A Validity:during Choice:Alan CONN:MIG01XU MSISDN:00777774789999 GUID:7B232435-9FAF-4606-A325-E498C7B61C96 Shortcode:63334</text:span></text:p>
      <text:p text:style-name="P1"><text:span text:style-name="T1">VOTE 1168123291 Campaign:ssss_uk_02A Validity:during Choice:Alan CONN:MIG01XU MSISDN:00777772469999 GUID:83B4E03D-5C32-4F70-BFA0-24F8D596F6EF Shortcode:63334</text:span></text:p>
      <text:p text:style-name="P1"><text:span text:style-name="T1">VOTE 1168123292 Campaign:ssss_uk_02A Validity:during Choice:Verity CONN:MIG01XU MSISDN:00777771029999 GUID:07263FFB-6EC0-4506-BB11-6C9BEB0F0D56 Shortcode:63334</text:span></text:p>
      <text:p text:style-name="P1"><text:span text:style-name="T1">VOTE 1168123292 Campaign:ssss_uk_02A Validity:during Choice:Leon CONN:MIG01XU MSISDN:00777772979999 GUID:4C890C27-4B5E-4A62-B25D-04B7D510D42C Shortcode:63334</text:span></text:p>
      <text:p text:style-name="P1"><text:span text:style-name="T1">VOTE 1168123292 Campaign:ssss_uk_02A Validity:during Choice:Alan CONN:MIG01XU MSISDN:00777775919999 GUID:C3577B4D-7F46-405E-B82B-1AFA718E9308 Shortcode:63334</text:span></text:p>
      <text:p text:style-name="P1"><text:span text:style-name="T1">VOTE 1168123292 Campaign:ssss_uk_02A Validity:during Choice:Mark CONN:MIG01XU MSISDN:00777774159999 GUID:B133BF0C-99C9-4A3A-88A9-1E532F056DAE Shortcode:63334</text:span></text:p>
      <text:p text:style-name="P1"><text:span text:style-name="T1">VOTE 1168123289 Campaign:ssss_uk_02A Validity:during Choice:Verity CONN:MIG01XU </text:span><text:soft-page-break/><text:span text:style-name="T1">MSISDN:00777773279999 GUID:FE27F4C2-29CB-4809-BFD7-31954AA38BD3 Shortcode:63334</text:span></text:p>
      <text:p text:style-name="P1"><text:span text:style-name="T1">VOTE 1168123292 Campaign:ssss_uk_02A Validity:during Choice:Verity CONN:MIG01XU MSISDN:00777771569999 GUID:88B89C0F-E981-4B84-81DC-5D87A7BB4CF6 Shortcode:63334</text:span></text:p>
      <text:p text:style-name="P1"><text:span text:style-name="T1">VOTE 1168123292 Campaign:ssss_uk_02A Validity:during Choice:Gemma CONN:MIG01XU MSISDN:00777771029999 GUID:0B96BA80-6315-4B97-90CA-3C59EC6A34B6 Shortcode:63334</text:span></text:p>
      <text:p text:style-name="P1"><text:span text:style-name="T1">VOTE 1168123292 Campaign:ssss_uk_02A Validity:during Choice:Mark CONN:MIG01XU MSISDN:00777773419999 GUID:BBF7689E-E503-4B0B-855F-3FCFA05B2070 Shortcode:63334</text:span></text:p>
      <text:p text:style-name="P1"><text:span text:style-name="T1">VOTE 1168123293 Campaign:ssss_uk_02A Validity:during Choice:Alan CONN:MIG01XU MSISDN:00777779849999 GUID:FE240FB5-22FD-483D-A4E3-C8EF3156DE5A Shortcode:63334</text:span></text:p>
      <text:p text:style-name="P1"><text:span text:style-name="T1">VOTE 1168123293 Campaign:ssss_uk_02A Validity:during Choice:Mark CONN:MIG01XU MSISDN:00777770469999 GUID:D9DF277E-659C-4B84-BC3B-4122D1FED627 Shortcode:63334</text:span></text:p>
      <text:p text:style-name="P1"><text:span text:style-name="T1">VOTE 1168123293 Campaign:ssss_uk_02A Validity:during Choice:Antony CONN:MIG01XU MSISDN:00777772679999 GUID:A83A5B57-20F1-42D6-8CD8-117A8A9E3D9F Shortcode:63334</text:span></text:p>
      <text:p text:style-name="P1"><text:span text:style-name="T1">VOTE 1168123293 Campaign:ssss_uk_02A Validity:during Choice:Gemma CONN:MIG01XU MSISDN:00777776879999 GUID:C81CDDCA-3766-4C90-9CDB-C921C74C718C Shortcode:63334</text:span></text:p>
      <text:p text:style-name="P1"><text:span text:style-name="T1">VOTE 1168123293 Campaign:ssss_uk_02A Validity:during Choice:Gemma CONN:MIG01XU MSISDN:00777779039999 GUID:84258150-D503-4C8C-9032-564832C1222E Shortcode:63334</text:span></text:p>
      <text:p text:style-name="P1"><text:span text:style-name="T1">VOTE 1168123293 Campaign:ssss_uk_02A Validity:during Choice:Alan CONN:MIG01XU MSISDN:00777779909999 GUID:16F1E26F-85D7-4BF0-BC7C-3334D0CD8D80 Shortcode:63334</text:span></text:p>
      <text:p text:style-name="P1"><text:span text:style-name="T1">VOTE 1168123294 Campaign:ssss_uk_02A Validity:during Choice:Antony CONN:MIG01XU MSISDN:00777776299999 GUID:64C52684-DDC5-49C0-AE5A-3953B01F00C5 Shortcode:63334</text:span></text:p>
      <text:p text:style-name="P1"><text:span text:style-name="T1">VOTE 1168123294 Campaign:ssss_uk_02A Validity:during Choice:Verity CONN:MIG01XU MSISDN:00777774979999 GUID:1DDB4EBC-5A8F-49ED-B148-FE9E3EB470AE Shortcode:63334</text:span></text:p>
      <text:p text:style-name="P1"><text:span text:style-name="T1">VOTE 1168123292 Campaign:ssss_uk_02A Validity:during Choice:Mark CONN:MIG00VU MSISDN:00777777589999 GUID:B47E147A-97F3-4875-B625-9A97C3C6032E Shortcode:63334</text:span></text:p>
      <text:p text:style-name="P1"><text:span text:style-name="T1">VOTE 1168123294 Campaign:ssss_uk_02A Validity:during Choice:Mark CONN:MIG01XU MSISDN:00777770469999 GUID:4A472F63-BA3F-41FA-97D2-A2332D3D8091 Shortcode:63334</text:span></text:p>
      <text:p text:style-name="P1"><text:span text:style-name="T1">VOTE 1168123294 Campaign:ssss_uk_02A Validity:during Choice:Antony CONN:MIG01XU MSISDN:00777774309999 GUID:46AF9DB7-206B-45FA-8BD1-205E7714F81E Shortcode:63334</text:span></text:p>
      <text:p text:style-name="P1"><text:span text:style-name="T1">VOTE 1168123294 Campaign:ssss_uk_02A Validity:during Choice:Antony CONN:MIG01XU MSISDN:00777774369999 GUID:E5B2EA8E-12C0-49A1-98E9-E6CC582BD9A2 Shortcode:63334</text:span></text:p>
      <text:p text:style-name="P1"><text:span text:style-name="T1">VOTE 1168123295 Campaign:ssss_uk_02A Validity:during Choice:Alan CONN:MIG01TU MSISDN:00777771359999 GUID:F8C6356A-E5A6-42A3-8952-DD03293AE121 Shortcode:63334</text:span></text:p>
      <text:p text:style-name="P1"><text:span text:style-name="T1">VOTE 1168123295 Campaign:ssss_uk_02A Validity:during Choice:Antony CONN:MIG01XU MSISDN:00777772649999 GUID:C5578EC0-52B4-44DE-AF1F-96D7CA676C21 Shortcode:63334</text:span></text:p>
      <text:p text:style-name="P1"><text:span text:style-name="T1">VOTE 1168123295 Campaign:ssss_uk_02A Validity:during Choice:Antony CONN:MIG01XU MSISDN:00777774599999 GUID:75463347-10E3-4C28-B23B-8349163B9384 Shortcode:63334</text:span></text:p>
      <text:p text:style-name="P1"><text:span text:style-name="T1">VOTE 1168123296 Campaign:ssss_uk_02A Validity:during Choice:Matthew CONN:MIG01OU MSISDN:00777770589999 GUID:9B9F4663-3384-41A2-9ABC-8F9E39A89C76 Shortcode:63334</text:span></text:p>
      <text:p text:style-name="P1"><text:span text:style-name="T1">VOTE 1168123296 Campaign:ssss_uk_02A Validity:during Choice:Tupele CONN:MIG01OU MSISDN:00777770309999 GUID:A3CA167E-2AA0-4477-82BE-B6C273F203EC Shortcode:63334</text:span></text:p>
      <text:p text:style-name="P1"><text:span text:style-name="T1">VOTE 1168123296 Campaign:ssss_uk_02A Validity:during Choice:Gemma CONN:MIG01XU MSISDN:00777774749999 GUID:873836EC-E372-44F1-A7A6-0732662A0F2C Shortcode:63334</text:span></text:p>
      <text:p text:style-name="P1"><text:span text:style-name="T1">VOTE 1168123296 Campaign:ssss_uk_02A Validity:during Choice:Antony CONN:MIG01XU MSISDN:00777779599999 GUID:3FB50EB4-89A9-420E-8076-63A33EF9BE5B Shortcode:63334</text:span></text:p>
      <text:p text:style-name="P1"><text:span text:style-name="T1">VOTE 1168123296 Campaign:ssss_uk_02A Validity:during Choice:Alan CONN:MIG01OU MSISDN:00777779309999 GUID:7558823C-72D5-487B-84E8-2F9733C2B9FB Shortcode:63334</text:span></text:p>
      <text:p text:style-name="P1"><text:span text:style-name="T1">VOTE 1168123296 Campaign:ssss_uk_02A Validity:during Choice:Antony CONN:MIG01OU MSISDN:00777775459999 GUID:F083280D-A8D8-4642-9FD7-86CC83DC1796 Shortcode:63334</text:span></text:p>
      <text:p text:style-name="P1"><text:span text:style-name="T1">VOTE 1168123296 Campaign:ssss_uk_02A Validity:during Choice:Verity CONN:MIG01XU MSISDN:00777773359999 GUID:25C246C4-F986-427D-A0CC-B8DC475B4EF0 Shortcode:63334</text:span></text:p>
      <text:p text:style-name="P1"><text:span text:style-name="T1">VOTE 1168123296 Campaign:ssss_uk_02A Validity:during Choice:Verity CONN:MIG01XU MSISDN:00777775129999 GUID:4221B7FF-AF6B-4D7E-A3EB-06B9BDD74F3B Shortcode:63334</text:span></text:p>
      <text:p text:style-name="P1"><text:span text:style-name="T1">VOTE 1168123297 Campaign:ssss_uk_02A Validity:during Choice:Antony CONN:MIG01XU MSISDN:00777771249999 GUID:84E0C33B-9F83-42D8-9D43-B19D635AB511 Shortcode:63334</text:span></text:p>
      <text:p text:style-name="P1"><text:span text:style-name="T1">VOTE 1168123297 Campaign:ssss_uk_02A Validity:during Choice:Leon CONN:MIG01OU MSISDN:00777771189999 GUID:D916084F-FCAA-4BA5-8AEA-DB44DDC01F09 Shortcode:63334</text:span></text:p>
      <text:p text:style-name="P1"><text:span text:style-name="T1">VOTE 1168123297 Campaign:ssss_uk_02A Validity:during Choice:Antony CONN:MIG01OU MSISDN:00777774199999 GUID:DE6B7236-546A-41AB-AC16-B0FA63CCFEF9 Shortcode:63334</text:span></text:p>
      <text:p text:style-name="P1"><text:span text:style-name="T1">VOTE 1168123298 Campaign:ssss_uk_02A Validity:during Choice:Gemma CONN:MIG01XU MSISDN:00777772909999 GUID:427ABEB7-E7F6-4CA6-91FD-BCF94A4E543D Shortcode:63334</text:span></text:p>
      <text:p text:style-name="P1"><text:span text:style-name="T1">VOTE 1168123295 Campaign:ssss_uk_02A Validity:during Choice:Tupele CONN:MIG01TU </text:span><text:soft-page-break/><text:span text:style-name="T1">MSISDN:00777771919999 GUID:F87C6DCA-A977-43A6-97BE-9F40F55A4D6C Shortcode:63334</text:span></text:p>
      <text:p text:style-name="P1"><text:span text:style-name="T1">VOTE 1168123298 Campaign:ssss_uk_02A Validity:during Choice:Leon CONN:MIG01XU MSISDN:00777772979999 GUID:3F3E2CCC-8651-41FC-BA82-6A02AB4D085E Shortcode:63334</text:span></text:p>
      <text:p text:style-name="P1"><text:span text:style-name="T1">VOTE 1168123295 Campaign:ssss_uk_02A Validity:during Choice:Antony CONN:MIG00VU MSISDN:00777776369999 GUID:B6CF4AE3-2346-43C3-82CF-1BBBD1A8B0EC Shortcode:63334</text:span></text:p>
      <text:p text:style-name="P1"><text:span text:style-name="T1">VOTE 1168123298 Campaign:ssss_uk_02A Validity:during Choice:Verity CONN:MIG01XU MSISDN:00777773479999 GUID:477646C0-1807-4B93-875A-FE9EDE6EC70C Shortcode:63334</text:span></text:p>
      <text:p text:style-name="P1"><text:span text:style-name="T1">VOTE 1168123298 Campaign:ssss_uk_02A Validity:during Choice:Antony CONN:MIG01XU MSISDN:00777772179999 GUID:0C4D87F4-6A21-4888-B16F-2B4B932BB9A1 Shortcode:63334</text:span></text:p>
      <text:p text:style-name="P1"><text:span text:style-name="T1">VOTE 1168123298 Campaign:ssss_uk_02A Validity:during Choice:Tupele CONN:MIG01TU MSISDN:00777776779999 GUID:13852508-9E7C-4B47-A66B-5FBC697071FE Shortcode:63334</text:span></text:p>
      <text:p text:style-name="P1"><text:span text:style-name="T1">VOTE 1168123299 Campaign:ssss_uk_02A Validity:during Choice:Alan CONN:MIG01XU MSISDN:00777775919999 GUID:5D9ACF00-F54A-48DF-A0DF-85C21DA9FDA2 Shortcode:63334</text:span></text:p>
      <text:p text:style-name="P1"><text:span text:style-name="T1">VOTE 1168123299 Campaign:ssss_uk_02A Validity:during Choice:Mark CONN:MIG01XU MSISDN:00777778099999 GUID:1EAF6D26-598C-42D1-AA69-C922BB979AEF Shortcode:63334</text:span></text:p>
      <text:p text:style-name="P1"><text:span text:style-name="T1">VOTE 1168123300 Campaign:ssss_uk_02A Validity:during Choice:Gemma CONN:MIG01OU MSISDN:00777776529999 GUID:ACF23E5E-3B7A-49C1-AB50-B69BDD633579 Shortcode:63334</text:span></text:p>
      <text:p text:style-name="P1"><text:span text:style-name="T1">VOTE 1168123300 Campaign:ssss_uk_02A Validity:during Choice:Antony CONN:MIG01XU MSISDN:00777779169999 GUID:4B294ABF-DC75-4DFE-9A2C-3A4FC519F454 Shortcode:63334</text:span></text:p>
      <text:p text:style-name="P1"><text:span text:style-name="T1">VOTE 1168123300 Campaign:ssss_uk_02A Validity:during Choice:Matthew CONN:MIG01XU MSISDN:00777778099999 GUID:0F72A1D2-3CAE-477C-998C-832E873A45FD Shortcode:63334</text:span></text:p>
      <text:p text:style-name="P1"><text:span text:style-name="T1">VOTE 1168123301 Campaign:ssss_uk_02A Validity:during Choice:Alan CONN:MIG01OU MSISDN:00777778639999 GUID:FAD28C82-54F3-4935-99D9-65AE3CC21001 Shortcode:63334</text:span></text:p>
      <text:p text:style-name="P1"><text:span text:style-name="T1">VOTE 1168123301 Campaign:ssss_uk_02A Validity:during Choice:Gemma CONN:MIG01OU MSISDN:00777773819999 GUID:C24145A4-D52F-4FF5-BFA7-4304AB21AD3E Shortcode:63334</text:span></text:p>
      <text:p text:style-name="P1"><text:span text:style-name="T1">VOTE 1168123301 Campaign:ssss_uk_02A Validity:during Choice:Gemma CONN:MIG00VU MSISDN:00777770759999 GUID:658CA83D-B267-4707-90E7-FEDDBA3A6E10 Shortcode:63334</text:span></text:p>
      <text:p text:style-name="P1"><text:span text:style-name="T1">VOTE 1168123302 Campaign:ssss_uk_02A Validity:during Choice:Antony CONN:MIG01XU MSISDN:00777776689999 GUID:8C170233-35C2-4D92-BEAE-E01D82FF3267 Shortcode:63334</text:span></text:p>
      <text:p text:style-name="P1"><text:span text:style-name="T1">VOTE 1168123302 Campaign:ssss_uk_02A Validity:during Choice:Antony CONN:MIG01XU MSISDN:00777777729999 GUID:A932D74A-678D-4C20-B88C-DDD67DCE8517 Shortcode:63334</text:span></text:p>
      <text:p text:style-name="P1"><text:span text:style-name="T1">VOTE 1168123302 Campaign:ssss_uk_02A Validity:during Choice:Alan CONN:MIG01XU MSISDN:00777773449999 GUID:477ABDDC-13F6-44F0-8BBB-78FE0A78979B Shortcode:63334</text:span></text:p>
      <text:p text:style-name="P1"><text:span text:style-name="T1">VOTE 1168123302 Campaign:ssss_uk_02A Validity:during Choice:Verity CONN:MIG01OU MSISDN:00777779419999 GUID:4D7BDA69-9936-418D-85BC-916EB28E7299 Shortcode:63334</text:span></text:p>
      <text:p text:style-name="P1"><text:span text:style-name="T1">VOTE 1168123302 Campaign:ssss_uk_02A Validity:during Choice:Leon CONN:MIG01XU MSISDN:00777776619999 GUID:B6D7E2D7-002A-4155-9761-A5846165FABD Shortcode:63334</text:span></text:p>
      <text:p text:style-name="P1"><text:span text:style-name="T1">VOTE 1168123302 Campaign:ssss_uk_02A Validity:during Choice:Mark CONN:MIG01XU MSISDN:00777773279999 GUID:0A89EC4E-124A-4690-8C6D-BB4742B67CDF Shortcode:63334</text:span></text:p>
      <text:p text:style-name="P1"><text:span text:style-name="T1">VOTE 1168123302 Campaign:ssss_uk_02A Validity:during Choice:Antony CONN:MIG01XU MSISDN:00777778699999 GUID:7424AC31-4D34-4476-9E50-63F9874A3DF6 Shortcode:63334</text:span></text:p>
      <text:p text:style-name="P1"><text:span text:style-name="T1">VOTE 1168123303 Campaign:ssss_uk_02A Validity:during Choice:Antony CONN:MIG01XU MSISDN:00777773249999 GUID:04945DE4-316F-4440-8A56-EDE15077A2F7 Shortcode:63334</text:span></text:p>
      <text:p text:style-name="P1"><text:span text:style-name="T1">VOTE 1168123303 Campaign:ssss_uk_02A Validity:during Choice:Antony CONN:MIG01OU MSISDN:00777779609999 GUID:A9B0A00D-7F59-4D8E-90EF-AF3887669041 Shortcode:63334</text:span></text:p>
      <text:p text:style-name="P1"><text:span text:style-name="T1">VOTE 1168123303 Campaign:ssss_uk_02A Validity:during Choice:Antony CONN:MIG01XU MSISDN:00777779789999 GUID:E6A24F6B-3C8F-42BF-B622-E28151EFFE7E Shortcode:63334</text:span></text:p>
      <text:p text:style-name="P1"><text:span text:style-name="T1">VOTE 1168123304 Campaign:ssss_uk_02A Validity:during Choice:Verity CONN:MIG01TU MSISDN:00777772829999 GUID:86986B16-A049-46BA-97F7-D07203CC594A Shortcode:63334</text:span></text:p>
      <text:p text:style-name="P1"><text:span text:style-name="T1">VOTE 1168123304 Campaign:ssss_uk_02A Validity:during Choice:Tupele CONN:MIG01XU MSISDN:00777776419999 GUID:D13668DE-272B-4335-BB5D-A035D9A29D03 Shortcode:63334</text:span></text:p>
      <text:p text:style-name="P1"><text:span text:style-name="T1">VOTE 1168123305 Campaign:ssss_uk_02A Validity:during Choice:Antony CONN:MIG01XU MSISDN:00777772849999 GUID:7739C675-5D93-42C3-9D0E-8E6FB3CD5728 Shortcode:63334</text:span></text:p>
      <text:p text:style-name="P1"><text:span text:style-name="T1">VOTE 1168123304 Campaign:ssss_uk_02A Validity:during Choice:Verity CONN:MIG01TU MSISDN:00777776149999 GUID:A588479F-40E0-49F8-A49E-04DC09BB5C49 Shortcode:63334</text:span></text:p>
      <text:p text:style-name="P1"><text:span text:style-name="T1">VOTE 1168123305 Campaign:ssss_uk_02A Validity:during Choice:Matthew CONN:MIG00VU MSISDN:00777778159999 GUID:60FB42F0-6910-4BB6-A9FF-BD3134C6EA41 Shortcode:63334</text:span></text:p>
      <text:p text:style-name="P1"><text:span text:style-name="T1">VOTE 1168123305 Campaign:ssss_uk_02A Validity:during Choice:Verity CONN:MIG01XU MSISDN:00777772219999 GUID:47F737A2-EFED-4F78-8B77-06D1A2DF2494 Shortcode:63334</text:span></text:p>
      <text:p text:style-name="P1"><text:span text:style-name="T1">VOTE 1168123305 Campaign:ssss_uk_02A Validity:during Choice:Antony CONN:MIG01XU MSISDN:00777773399999 GUID:126A0D7C-DE4B-48B1-AFE2-8C7154BDA8DB Shortcode:63334</text:span></text:p>
      <text:p text:style-name="P1"><text:span text:style-name="T1">VOTE 1168123306 Campaign:ssss_uk_02A Validity:during Choice:Alan CONN:MIG01XU </text:span><text:soft-page-break/><text:span text:style-name="T1">MSISDN:00777779019999 GUID:E35CC529-17EE-4908-8065-DA9EA1FDB1AD Shortcode:63334</text:span></text:p>
      <text:p text:style-name="P1"><text:span text:style-name="T1">VOTE 1168123306 Campaign:ssss_uk_02A Validity:during Choice:Verity CONN:MIG01XU MSISDN:00777773009999 GUID:0180E677-0D67-4CD1-A871-FB22A617CEF8 Shortcode:63334</text:span></text:p>
      <text:p text:style-name="P1"><text:span text:style-name="T1">VOTE 1168123306 Campaign:ssss_uk_02A Validity:during Choice:Antony CONN:MIG01XU MSISDN:00777773839999 GUID:48E7B94A-26B6-4684-8A70-9F6444B3E6BD Shortcode:63334</text:span></text:p>
      <text:p text:style-name="P1"><text:span text:style-name="T1">VOTE 1168123306 Campaign:ssss_uk_02A Validity:during Choice:Mark CONN:MIG01XU MSISDN:00777777399999 GUID:91483ABC-4D79-4319-9B94-DCDD0A1E610A Shortcode:63334</text:span></text:p>
      <text:p text:style-name="P1"><text:span text:style-name="T1">VOTE 1168123307 Campaign:ssss_uk_02A Validity:during Choice:Verity CONN:MIG01XU MSISDN:00777777519999 GUID:8D537AEA-303A-40CA-A421-B23E1571E0FE Shortcode:63334</text:span></text:p>
      <text:p text:style-name="P1"><text:span text:style-name="T1">VOTE 1168123307 Campaign:ssss_uk_02A Validity:during Choice:Mark CONN:MIG01XU MSISDN:00777773789999 GUID:ED181377-34DE-4FB6-A70C-D0FCC94E24B4 Shortcode:63334</text:span></text:p>
      <text:p text:style-name="P1"><text:span text:style-name="T1">VOTE 1168123307 Campaign:ssss_uk_02A Validity:during Choice:Antony CONN:MIG01XU MSISDN:00777772759999 GUID:289D64DD-F78F-455C-9EF5-0093C8FF0168 Shortcode:63334</text:span></text:p>
      <text:p text:style-name="P1"><text:span text:style-name="T1">VOTE 1168123307 Campaign:ssss_uk_02A Validity:during Choice:Leon CONN:MIG01OU MSISDN:00777771769999 GUID:8EB68404-7D2C-449C-85E8-AE2C7E212973 Shortcode:63334</text:span></text:p>
      <text:p text:style-name="P1"><text:span text:style-name="T1">VOTE 1168123307 Campaign:ssss_uk_02A Validity:during Choice:Mark CONN:MIG01OU MSISDN:00777777259999 GUID:23860744-E17B-4306-B0F5-9173D8AEB8C7 Shortcode:63334</text:span></text:p>
      <text:p text:style-name="P1"><text:span text:style-name="T1">VOTE 1168123307 Campaign:ssss_uk_02A Validity:during Choice:Alan CONN:MIG01OU MSISDN:00777776279999 GUID:BA218AAE-F28C-440C-AC8D-81FA40E0988B Shortcode:63334</text:span></text:p>
      <text:p text:style-name="P1"><text:span text:style-name="T1">VOTE 1168123308 Campaign:ssss_uk_02A Validity:during Choice:Gemma CONN:MIG01XU MSISDN:00777778919999 GUID:7375D984-7709-40E0-AB4F-AD77FE8DECF4 Shortcode:63334</text:span></text:p>
      <text:p text:style-name="P1"><text:span text:style-name="T1">VOTE 1168123308 Campaign:ssss_uk_02A Validity:during Choice:Leon CONN:MIG01XU MSISDN:00777779739999 GUID:F8FE883A-2E86-4A9A-A121-60666B6B6F80 Shortcode:63334</text:span></text:p>
      <text:p text:style-name="P1"><text:span text:style-name="T1">VOTE 1168123308 Campaign:ssss_uk_02A Validity:during Choice:Tupele CONN:MIG01OU MSISDN:00777773739999 GUID:F2966D11-6643-418D-B0D0-1A8B5D76113D Shortcode:63334</text:span></text:p>
      <text:p text:style-name="P1"><text:span text:style-name="T1">VOTE 1168123308 Campaign:ssss_uk_02A Validity:during Choice:Alan CONN:MIG01OU MSISDN:00777779389999 GUID:D52210F4-E35C-4BD2-B5C3-C77910E1F01F Shortcode:63334</text:span></text:p>
      <text:p text:style-name="P1"><text:span text:style-name="T1">VOTE 1168123308 Campaign:ssss_uk_02A Validity:during Choice:Mark CONN:MIG01XU MSISDN:00777777639999 GUID:95827A65-48C6-4E7C-A475-33E89B199B8A Shortcode:63334</text:span></text:p>
      <text:p text:style-name="P1"><text:span text:style-name="T1">VOTE 1168123308 Campaign:ssss_uk_02A Validity:during Choice:Verity CONN:MIG01XU MSISDN:00777774339999 GUID:27FE4955-6448-4AF7-8535-5B6556144F26 Shortcode:63334</text:span></text:p>
      <text:p text:style-name="P1"><text:span text:style-name="T1">VOTE 1168123308 Campaign:ssss_uk_02A Validity:during Choice:Mark CONN:MIG01OU MSISDN:00777770579999 GUID:4A162670-1DD5-430E-8C23-80A8DCE315A8 Shortcode:63334</text:span></text:p>
      <text:p text:style-name="P1"><text:span text:style-name="T1">VOTE 1168123309 Campaign:ssss_uk_02A Validity:during Choice:Mark CONN:MIG01XU MSISDN:00777773749999 GUID:F8878C98-D7BF-441A-A23E-A17B0341A72D Shortcode:63334</text:span></text:p>
      <text:p text:style-name="P1"><text:span text:style-name="T1">VOTE 1168123309 Campaign:ssss_uk_02A Validity:during Choice:Tupele CONN:MIG01XU MSISDN:00777771009999 GUID:D339335D-7984-4A38-8F93-F151819D1950 Shortcode:63334</text:span></text:p>
      <text:p text:style-name="P1"><text:span text:style-name="T1">VOTE 1168123310 Campaign:ssss_uk_02A Validity:during Choice:Matthew CONN:MIG01XU MSISDN:00777776789999 GUID:856F7C3B-7FC8-4D7E-B567-42B779E171F7 Shortcode:63334</text:span></text:p>
      <text:p text:style-name="P1"><text:span text:style-name="T1">VOTE 1168123310 Campaign:ssss_uk_02A Validity:during Choice:Leon CONN:MIG00VU MSISDN:00777779519999 GUID:8A5E109F-055B-4B2A-82F3-F1DF32B36EBB Shortcode:63334</text:span></text:p>
      <text:p text:style-name="P1"><text:span text:style-name="T1">VOTE 1168123310 Campaign:ssss_uk_02A Validity:during Choice:Verity CONN:MIG01TU MSISDN:00777772899999 GUID:93BA9B7F-4D0D-4FBE-AA97-4345D5455773 Shortcode:63334</text:span></text:p>
      <text:p text:style-name="P1"><text:span text:style-name="T1">VOTE 1168123311 Campaign:ssss_uk_02A Validity:during Choice:Alan CONN:MIG01XU MSISDN:00777776509999 GUID:E9511D61-73E4-4E62-8E98-F376D026B16E Shortcode:63334</text:span></text:p>
      <text:p text:style-name="P1"><text:span text:style-name="T1">VOTE 1168123311 Campaign:ssss_uk_02A Validity:during Choice:Alan CONN:MIG01XU MSISDN:00777771519999 GUID:253733BE-2EBF-4576-AA78-23B809729DB1 Shortcode:63334</text:span></text:p>
      <text:p text:style-name="P1"><text:span text:style-name="T1">VOTE 1168123312 Campaign:ssss_uk_02A Validity:during Choice:Verity CONN:MIG01XU MSISDN:00777779569999 GUID:DE864D35-8080-4673-BB3B-568F70A30B71 Shortcode:63334</text:span></text:p>
      <text:p text:style-name="P1"><text:span text:style-name="T1">VOTE 1168123312 Campaign:ssss_uk_02A Validity:during Choice:Antony CONN:MIG01OU MSISDN:00777779319999 GUID:54709DBE-A5D9-4C13-9652-42C1F2A3A5A2 Shortcode:63334</text:span></text:p>
      <text:p text:style-name="P1"><text:span text:style-name="T1">VOTE 1168123312 Campaign:ssss_uk_02A Validity:during Choice:Tupele CONN:MIG01XU MSISDN:00777771579999 GUID:728DDBE7-699B-440B-B509-20B44595CC77 Shortcode:63334</text:span></text:p>
      <text:p text:style-name="P1"><text:span text:style-name="T1">VOTE 1168123312 Campaign:ssss_uk_02A Validity:during Choice:Antony CONN:MIG01XU MSISDN:00777779629999 GUID:2224E8B5-C997-4508-838D-0B8A38DCF8A6 Shortcode:63334</text:span></text:p>
      <text:p text:style-name="P1"><text:span text:style-name="T1">VOTE 1168123313 Campaign:ssss_uk_02A Validity:during Choice:Antony CONN:MIG01OU MSISDN:00777771349999 GUID:934EB0FD-0D27-42E7-A92F-7E0DB7ACA8DE Shortcode:63334</text:span></text:p>
      <text:p text:style-name="P1"><text:span text:style-name="T1">VOTE 1168123313 Campaign:ssss_uk_02A Validity:during Choice:Mark CONN:MIG01XU MSISDN:00777779049999 GUID:DB7B5459-82E5-4713-A60F-06A8311647FF Shortcode:63334</text:span></text:p>
      <text:p text:style-name="P1"><text:span text:style-name="T1">VOTE 1168123313 Campaign:ssss_uk_02A Validity:during Choice:Antony CONN:MIG01TU MSISDN:00777772849999 GUID:7305C488-3030-40E6-B6F5-A35CADE2A4E1 Shortcode:63334</text:span></text:p>
      <text:p text:style-name="P1"><text:span text:style-name="T1">VOTE 1168123313 Campaign:ssss_uk_02A Validity:during Choice:Gemma CONN:MIG01OU </text:span><text:soft-page-break/><text:span text:style-name="T1">MSISDN:00777771939999 GUID:5E8050B6-173E-4A06-9A5B-39D0708D37DE Shortcode:63334</text:span></text:p>
      <text:p text:style-name="P1"><text:span text:style-name="T1">VOTE 1168123312 Campaign:ssss_uk_02A Validity:during Choice:Leon CONN:MIG01XU MSISDN:00777771389999 GUID:E6924B15-E471-4413-9216-287C2D466D96 Shortcode:63334</text:span></text:p>
      <text:p text:style-name="P1"><text:span text:style-name="T1">VOTE 1168123314 Campaign:ssss_uk_02A Validity:during Choice:Antony CONN:MIG01OU MSISDN:00777774369999 GUID:8BDFCAD5-A348-4195-B9E4-82116DBB4479 Shortcode:63334</text:span></text:p>
      <text:p text:style-name="P1"><text:span text:style-name="T1">VOTE 1168123314 Campaign:ssss_uk_02A Validity:during Choice:Alan CONN:MIG01OU MSISDN:00777777939999 GUID:3F6A4026-3C76-4EA9-BCC6-EB27EEFD5AAE Shortcode:63334</text:span></text:p>
      <text:p text:style-name="P1"><text:span text:style-name="T1">VOTE 1168123314 Campaign:ssss_uk_02A Validity:during Choice:Antony CONN:MIG00VU MSISDN:00777779909999 GUID:DEBF69E3-3847-4398-A769-F83700AB05BB Shortcode:63334</text:span></text:p>
      <text:p text:style-name="P1"><text:span text:style-name="T1">VOTE 1168123314 Campaign:ssss_uk_02A Validity:during Choice:Antony CONN:MIG01XU MSISDN:00777774159999 GUID:888EF4A6-135C-4952-A8B9-466235C38458 Shortcode:63334</text:span></text:p>
      <text:p text:style-name="P1"><text:span text:style-name="T1">VOTE 1168123315 Campaign:ssss_uk_02A Validity:during Choice:Antony CONN:MIG01XU MSISDN:00777774799999 GUID:CBBB79E9-86FE-4AC3-938F-82BB64F41FE5 Shortcode:63334</text:span></text:p>
      <text:p text:style-name="P1"><text:span text:style-name="T1">VOTE 1168123315 Campaign:ssss_uk_02A Validity:during Choice:Antony CONN:MIG01XU MSISDN:00777774749999 GUID:35D2DF03-E406-454F-8BD3-5E3217AC99E2 Shortcode:63334</text:span></text:p>
      <text:p text:style-name="P1"><text:span text:style-name="T1">VOTE 1168123315 Campaign:ssss_uk_02A Validity:during Choice:Alan CONN:MIG01OU MSISDN:00777772469999 GUID:BC9550FA-08B6-44EC-AE99-75AB5EC49B1A Shortcode:63334</text:span></text:p>
      <text:p text:style-name="P1"><text:span text:style-name="T1">VOTE 1168123316 Campaign:ssss_uk_02A Validity:during Choice:Leon CONN:MIG01XU MSISDN:00777775329999 GUID:5AF94521-EC4D-43E5-96D6-6954BDE65C0F Shortcode:63334</text:span></text:p>
      <text:p text:style-name="P1"><text:span text:style-name="T1">VOTE 1168123316 Campaign:ssss_uk_02A Validity:during Choice:Tupele CONN:MIG01XU MSISDN:00777771249999 GUID:CA5B98F9-C95B-47ED-A7D7-43DB7EEF6B4D Shortcode:63334</text:span></text:p>
      <text:p text:style-name="P1"><text:span text:style-name="T1">VOTE 1168123316 Campaign:ssss_uk_02A Validity:during Choice:Antony CONN:MIG01XU MSISDN:00777775309999 GUID:77169556-B9E5-4DC2-B2DD-5C8312A01865 Shortcode:63334</text:span></text:p>
      <text:p text:style-name="P1"><text:span text:style-name="T1">VOTE 1168123316 Campaign:ssss_uk_02A Validity:during Choice:Antony CONN:MIG01TU MSISDN:00777778219999 GUID:B6950D58-3F94-4B50-9EF3-EEA3B3B54C17 Shortcode:63334</text:span></text:p>
      <text:p text:style-name="P1"><text:span text:style-name="T1">VOTE 1168123317 Campaign:ssss_uk_02A Validity:during Choice:Alan CONN:MIG01XU MSISDN:00777774349999 GUID:07DC05BB-8C7C-48BE-88B7-DAB3DCB4786A Shortcode:63334</text:span></text:p>
      <text:p text:style-name="P1"><text:span text:style-name="T1">VOTE 1168123318 Campaign:ssss_uk_02A Validity:during Choice:Mark CONN:MIG01XU MSISDN:00777779209999 GUID:8B2D89A2-33DA-40DD-8C73-8ABC2F4AEF1E Shortcode:63334</text:span></text:p>
      <text:p text:style-name="P1"><text:span text:style-name="T1">VOTE 1168123318 Campaign:ssss_uk_02A Validity:during Choice:Gemma CONN:MIG00VU MSISDN:00777779089999 GUID:2FE4C75A-D643-4BF2-A7BC-EA84BB7081CE Shortcode:63334</text:span></text:p>
      <text:p text:style-name="P1"><text:span text:style-name="T1">VOTE 1168123318 Campaign:ssss_uk_02A Validity:during Choice:Antony CONN:MIG01XU MSISDN:00777772819999 GUID:4FD7737B-5A73-472B-9743-0E539FD03007 Shortcode:63334</text:span></text:p>
      <text:p text:style-name="P1"><text:span text:style-name="T1">VOTE 1168123319 Campaign:ssss_uk_02A Validity:during Choice:Gemma CONN:MIG01XU MSISDN:00777779039999 GUID:62220DC0-D7F5-4FA3-AE32-305637F9A6D7 Shortcode:63334</text:span></text:p>
      <text:p text:style-name="P1"><text:span text:style-name="T1">VOTE 1168123320 Campaign:ssss_uk_02A Validity:during Choice:Verity CONN:MIG01TU MSISDN:00777772889999 GUID:EA5F44AE-6E06-4CA0-9918-35D98073E9CF Shortcode:63334</text:span></text:p>
      <text:p text:style-name="P1"><text:span text:style-name="T1">VOTE 1168123322 Campaign:ssss_uk_02A Validity:during Choice:Tupele CONN:MIG00VU MSISDN:00777771459999 GUID:7BB3C234-B510-4942-A43B-48A6678EA828 Shortcode:63334</text:span></text:p>
      <text:p text:style-name="P1"><text:span text:style-name="T1">VOTE 1168123322 Campaign:ssss_uk_02A Validity:during Choice:Tupele CONN:MIG01XU MSISDN:00777773179999 GUID:4B27AA93-24F6-4674-8D43-ACF592E3D64D Shortcode:63334</text:span></text:p>
      <text:p text:style-name="P1"><text:span text:style-name="T1">VOTE 1168123322 Campaign:ssss_uk_02A Validity:during Choice:Mark CONN:MIG01XU MSISDN:00777778259999 GUID:0BE1F04A-CD42-4F17-BE55-D2CBDBAF49D8 Shortcode:63334</text:span></text:p>
      <text:p text:style-name="P1"><text:span text:style-name="T1">VOTE 1168123322 Campaign:ssss_uk_02A Validity:during Choice:Leon CONN:MIG01XU MSISDN:00777775599999 GUID:79771324-9A0B-4B7B-8FFA-DE21B9692C7E Shortcode:63334</text:span></text:p>
      <text:p text:style-name="P1"><text:span text:style-name="T1">VOTE 1168123322 Campaign:ssss_uk_02A Validity:during Choice:Mark CONN:MIG01TU MSISDN:00777779919999 GUID:38BA9D64-C9BA-420D-9ACE-B875013686BC Shortcode:63334</text:span></text:p>
      <text:p text:style-name="P1"><text:span text:style-name="T1">VOTE 1168123323 Campaign:ssss_uk_02A Validity:during Choice:Verity CONN:MIG01XU MSISDN:00777772999999 GUID:B37C0A37-0F16-40D2-AC9A-E5B1EE2E28F7 Shortcode:63334</text:span></text:p>
      <text:p text:style-name="P1"><text:span text:style-name="T1">VOTE 1168123323 Campaign:ssss_uk_02A Validity:during Choice:Gemma CONN:MIG01OU MSISDN:00777770329999 GUID:F935A610-AB50-4793-8601-9DA254160668 Shortcode:63334</text:span></text:p>
      <text:p text:style-name="P1"><text:span text:style-name="T1">VOTE 1168123324 Campaign:ssss_uk_02A Validity:during Choice:Verity CONN:MIG01XU MSISDN:00777772679999 GUID:63A8B9BE-46E1-4B26-AB9F-EE25DED4EA29 Shortcode:63334</text:span></text:p>
      <text:p text:style-name="P1"><text:span text:style-name="T1">VOTE 1168123325 Campaign:ssss_uk_02A Validity:during Choice:Alan CONN:MIG01XU MSISDN:00777771409999 GUID:0BFC001C-B2E4-48A0-8822-D1108DAEDF4D Shortcode:63334</text:span></text:p>
      <text:p text:style-name="P1"><text:span text:style-name="T1">VOTE 1168123325 Campaign:ssss_uk_02A Validity:during Choice:Matthew CONN:MIG01OU MSISDN:00777777259999 GUID:7308E2CB-D0D7-4E55-8B09-C3FE2E4F4DDD Shortcode:63334</text:span></text:p>
      <text:p text:style-name="P1"><text:span text:style-name="T1">VOTE 1168123326 Campaign:ssss_uk_02A Validity:during Choice:Matthew CONN:MIG01TU MSISDN:00777772189999 GUID:D22250FF-879E-465E-9394-3208DAF4944F Shortcode:63334</text:span></text:p>
      <text:p text:style-name="P1"><text:span text:style-name="T1">VOTE 1168123326 Campaign:ssss_uk_02A Validity:during Choice:Tupele CONN:MIG00VU MSISDN:00777779119999 GUID:AD3B98DA-7E88-4BEC-AFC4-D1572B026B5E Shortcode:63334</text:span></text:p>
      <text:p text:style-name="P1"><text:span text:style-name="T1">VOTE 1168123326 Campaign:ssss_uk_02A Validity:during Choice:Mark CONN:MIG01XU </text:span><text:soft-page-break/><text:span text:style-name="T1">MSISDN:00777778709999 GUID:A1157312-6A20-45D4-B657-CAA2CCB74CE8 Shortcode:63334</text:span></text:p>
      <text:p text:style-name="P1"><text:span text:style-name="T1">VOTE 1168123327 Campaign:ssss_uk_02A Validity:during Choice:Matthew CONN:MIG01XU MSISDN:00777773379999 GUID:F6244B67-077A-4B96-9A39-94A51E7980E8 Shortcode:63334</text:span></text:p>
      <text:p text:style-name="P1"><text:span text:style-name="T1">VOTE 1168123325 Campaign:ssss_uk_02A Validity:during Choice:Antony CONN:MIG01OU MSISDN:00777770959999 GUID:284CD39B-C7F4-437A-B352-759BD58EA7E3 Shortcode:63334</text:span></text:p>
      <text:p text:style-name="P1"><text:span text:style-name="T1">VOTE 1168123328 Campaign:ssss_uk_02A Validity:during Choice:Antony CONN:MIG01XU MSISDN:00777779579999 GUID:FCD97B92-908F-4DC1-9DD1-2FFA9089877A Shortcode:63334</text:span></text:p>
      <text:p text:style-name="P1"><text:span text:style-name="T1">VOTE 1168123328 Campaign:ssss_uk_02A Validity:during Choice:Gemma CONN:MIG01XU MSISDN:00777770819999 GUID:5D253E98-C4EB-4F8A-B6DF-E11F38580B8E Shortcode:63334</text:span></text:p>
      <text:p text:style-name="P1"><text:span text:style-name="T1">VOTE 1168123326 Campaign:ssss_uk_02A Validity:during Choice:Verity CONN:MIG01OU MSISDN:00777778999999 GUID:B3FC8B9A-FFAE-49E3-B48B-23476251BE9E Shortcode:63334</text:span></text:p>
      <text:p text:style-name="P1"><text:span text:style-name="T1">VOTE 1168123329 Campaign:ssss_uk_02A Validity:during Choice:Verity CONN:MIG00VU MSISDN:00777779779999 GUID:456BF479-E5A4-47A0-9F54-7233D07F8ED4 Shortcode:63334</text:span></text:p>
      <text:p text:style-name="P1"><text:span text:style-name="T1">VOTE 1168123326 Campaign:ssss_uk_02A Validity:during Choice:Verity CONN:MIG01OU MSISDN:00777777059999 GUID:11472466-C90F-4EDA-9E93-25B385F3261C Shortcode:63334</text:span></text:p>
      <text:p text:style-name="P1"><text:span text:style-name="T1">VOTE 1168123329 Campaign:ssss_uk_02A Validity:during Choice:Tupele CONN:MIG01XU MSISDN:00777778129999 GUID:FDF0133E-C342-43EA-851C-4D3B45E5BF51 Shortcode:63334</text:span></text:p>
      <text:p text:style-name="P1"><text:span text:style-name="T1">VOTE 1168123326 Campaign:ssss_uk_02A Validity:during Choice:Leon CONN:MIG01OU MSISDN:00777777269999 GUID:81B24E5E-5D2F-41F3-8BA9-CC8BC5578BB2 Shortcode:63334</text:span></text:p>
      <text:p text:style-name="P1"><text:span text:style-name="T1">VOTE 1168123328 Campaign:ssss_uk_02A Validity:during Choice:Antony CONN:MIG01XU MSISDN:00777771659999 GUID:E9C8EB9A-630C-4392-A5E7-B984A78FF0AD Shortcode:63334</text:span></text:p>
      <text:p text:style-name="P1"><text:span text:style-name="T1">VOTE 1168123330 Campaign:ssss_uk_02A Validity:during Choice:Mark CONN:MIG01XU MSISDN:00777771519999 GUID:0B53012A-6E2B-4BE3-8A2A-3F04DCA825A2 Shortcode:63334</text:span></text:p>
      <text:p text:style-name="P1"><text:span text:style-name="T1">VOTE 1168123331 Campaign:ssss_uk_02A Validity:during Choice:Tupele CONN:MIG01XU MSISDN:00777772869999 GUID:2508727C-1F63-43B8-B340-87BC58441956 Shortcode:63334</text:span></text:p>
      <text:p text:style-name="P1"><text:span text:style-name="T1">VOTE 1168123331 Campaign:ssss_uk_02A Validity:during Choice:Verity CONN:MIG00VU MSISDN:00777777069999 GUID:1C03A437-0432-4AE4-8FAF-306EA3D1F1B4 Shortcode:63334</text:span></text:p>
      <text:p text:style-name="P1"><text:span text:style-name="T1">VOTE 1168123332 Campaign:ssss_uk_02A Validity:during Choice:Antony CONN:MIG01TU MSISDN:00777771219999 GUID:E07CB988-745A-4593-8A8D-AD23459E2B8F Shortcode:63334</text:span></text:p>
      <text:p text:style-name="P1"><text:span text:style-name="T1">VOTE 1168123331 Campaign:ssss_uk_02A Validity:during Choice:Alan CONN:MIG01XU MSISDN:00777776509999 GUID:2DF5D76E-F67F-4B32-BF54-99C043543866 Shortcode:63334</text:span></text:p>
      <text:p text:style-name="P1"><text:span text:style-name="T1">VOTE 1168123333 Campaign:ssss_uk_02A Validity:during Choice:Antony CONN:MIG01XU MSISDN:00777774499999 GUID:E285C831-5921-4F62-8135-D8E6F03A7027 Shortcode:63334</text:span></text:p>
      <text:p text:style-name="P1"><text:span text:style-name="T1">VOTE 1168123334 Campaign:ssss_uk_02A Validity:during Choice:Verity CONN:MIG01OU MSISDN:00777779069999 GUID:D676E1E6-677A-4B82-B2EF-46775FBC1356 Shortcode:63334</text:span></text:p>
      <text:p text:style-name="P1"><text:span text:style-name="T1">VOTE 1168123334 Campaign:ssss_uk_02A Validity:during Choice:Tupele CONN:MIG01OU MSISDN:00777779949999 GUID:2C32203A-CC11-452E-B996-609C8C19877A Shortcode:63334</text:span></text:p>
      <text:p text:style-name="P1"><text:span text:style-name="T1">VOTE 1168123334 Campaign:ssss_uk_02A Validity:during Choice:Gemma CONN:MIG01XU MSISDN:00777777099999 GUID:344A35A2-65D2-40B6-A891-77F63D5FB259 Shortcode:63334</text:span></text:p>
      <text:p text:style-name="P1"><text:span text:style-name="T1">VOTE 1168123335 Campaign:ssss_uk_02A Validity:during Choice:Tupele CONN:MIG01TU MSISDN:00777776379999 GUID:9EE5DF82-DAB6-4E78-8F3C-F7C094ADB03A Shortcode:63334</text:span></text:p>
      <text:p text:style-name="P1"><text:span text:style-name="T1">VOTE 1168123335 Campaign:ssss_uk_02A Validity:during Choice:Mark CONN:MIG01XU MSISDN:00777778319999 GUID:473D1A0A-7CAF-47FB-9CD0-BA0DE398EA37 Shortcode:63334</text:span></text:p>
      <text:p text:style-name="P1"><text:span text:style-name="T1">VOTE 1168123335 Campaign:ssss_uk_02A Validity:during Choice:Alan CONN:MIG00VU MSISDN:00777779919999 GUID:36F9C7BB-840B-4921-AF32-8CFFF8F4696F Shortcode:63334</text:span></text:p>
      <text:p text:style-name="P1"><text:span text:style-name="T1">VOTE 1168123336 Campaign:ssss_uk_02A Validity:during Choice:Antony CONN:MIG01XU MSISDN:00777775999999 GUID:6FF6A2D6-C16F-4551-845C-7622BB009CC1 Shortcode:63334</text:span></text:p>
      <text:p text:style-name="P1"><text:span text:style-name="T1">VOTE 1168123336 Campaign:ssss_uk_02A Validity:during Choice:Alan CONN:MIG01XU MSISDN:00777772739999 GUID:B0A86EE6-4896-4812-BC65-5A3C0B84471D Shortcode:63334</text:span></text:p>
      <text:p text:style-name="P1"><text:span text:style-name="T1">VOTE 1168123336 Campaign:ssss_uk_02A Validity:during Choice:Gemma CONN:MIG01XU MSISDN:00777779309999 GUID:E46D43C7-F9CD-4A8C-8618-1CC7B4F8DB87 Shortcode:63334</text:span></text:p>
      <text:p text:style-name="P1"><text:span text:style-name="T1">VOTE 1168123337 Campaign:ssss_uk_02A Validity:during Choice:Verity CONN:MIG01OU MSISDN:00777770359999 GUID:0318BC91-F99E-473B-9B32-EC5089A633CF Shortcode:63334</text:span></text:p>
      <text:p text:style-name="P1"><text:span text:style-name="T1">VOTE 1168123338 Campaign:ssss_uk_02A Validity:during Choice:Antony CONN:MIG01OU MSISDN:00777771859999 GUID:70B65536-1C94-4B98-82B3-8CE74F087991 Shortcode:63334</text:span></text:p>
      <text:p text:style-name="P1"><text:span text:style-name="T1">VOTE 1168123338 Campaign:ssss_uk_02A Validity:during Choice:Verity CONN:MIG01TU MSISDN:00777776219999 GUID:8F6293C7-CCF6-4081-BC91-0D14C083FD34 Shortcode:63334</text:span></text:p>
      <text:p text:style-name="P1"><text:span text:style-name="T1">VOTE 1168123338 Campaign:ssss_uk_02A Validity:during Choice:Verity CONN:MIG01OU MSISDN:00777779379999 GUID:8CDCFD96-33E2-446A-B42D-66F107CEF26E Shortcode:63334</text:span></text:p>
      <text:p text:style-name="P1"><text:span text:style-name="T1">VOTE 1168123338 Campaign:ssss_uk_02A Validity:during Choice:Alan CONN:MIG01OU MSISDN:00777770799999 GUID:3A51B540-FBA4-4F08-843A-BFC9A6371D29 Shortcode:63334</text:span></text:p>
      <text:p text:style-name="P1"><text:span text:style-name="T1">VOTE 1168123340 Campaign:ssss_uk_02A Validity:during Choice:Mark CONN:MIG01XU </text:span><text:soft-page-break/><text:span text:style-name="T1">MSISDN:00777770729999 GUID:E670CB4A-4DA7-43BD-AAD7-E6112AC87C2C Shortcode:63334</text:span></text:p>
      <text:p text:style-name="P1"><text:span text:style-name="T1">VOTE 1168123340 Campaign:ssss_uk_02A Validity:during Choice:Gemma CONN:MIG00VU MSISDN:00777770569999 GUID:E6F6F51D-AB40-41BD-A992-774ACEEEBBAE Shortcode:63334</text:span></text:p>
      <text:p text:style-name="P1"><text:span text:style-name="T1">VOTE 1168123340 Campaign:ssss_uk_02A Validity:during Choice:Tupele CONN:MIG01XU MSISDN:00777770309999 GUID:343FBCDF-B00E-43F0-9C46-72939945C56C Shortcode:63334</text:span></text:p>
      <text:p text:style-name="P1"><text:span text:style-name="T1">VOTE 1168123340 Campaign:ssss_uk_02A Validity:during Choice:Antony CONN:MIG01XU MSISDN:00777775369999 GUID:8FD0AF3A-1885-4F35-BD02-95C23CEDE310 Shortcode:63334</text:span></text:p>
      <text:p text:style-name="P1"><text:span text:style-name="T1">VOTE 1168123341 Campaign:ssss_uk_02A Validity:during Choice:Verity CONN:MIG01XU MSISDN:00777778769999 GUID:BFB02EE3-BA2D-44BD-99C0-14C2E66C0DE1 Shortcode:63334</text:span></text:p>
      <text:p text:style-name="P1"><text:span text:style-name="T1">VOTE 1168123342 Campaign:ssss_uk_02A Validity:during Choice:Antony CONN:MIG01OU MSISDN:00777770229999 GUID:1CC14DAF-8EDA-467E-922E-F513C88258BB Shortcode:63334</text:span></text:p>
      <text:p text:style-name="P1"><text:span text:style-name="T1">VOTE 1168123342 Campaign:ssss_uk_02A Validity:during Choice:Verity CONN:MIG01OU MSISDN:00777777229999 GUID:BE711A36-1EA6-486B-887E-5C6A77CD1529 Shortcode:63334</text:span></text:p>
      <text:p text:style-name="P1"><text:span text:style-name="T1">VOTE 1168123342 Campaign:ssss_uk_02A Validity:during Choice:Antony CONN:MIG01XU MSISDN:00777774239999 GUID:A239F490-15B8-4813-9F0F-5F7BC60C030A Shortcode:63334</text:span></text:p>
      <text:p text:style-name="P1"><text:span text:style-name="T1">VOTE 1168123342 Campaign:ssss_uk_02A Validity:during Choice:Leon CONN:MIG01XU MSISDN:00777772879999 GUID:B63D86AD-A2CF-4157-89DE-7247B3FA2DCE Shortcode:63334</text:span></text:p>
      <text:p text:style-name="P1"><text:span text:style-name="T1">VOTE 1168123343 Campaign:ssss_uk_02A Validity:during Choice:Mark CONN:MIG01XU MSISDN:00777773379999 GUID:002E13D6-D82C-4CB3-B1FF-A522836B721F Shortcode:63334</text:span></text:p>
      <text:p text:style-name="P1"><text:span text:style-name="T1">VOTE 1168123344 Campaign:ssss_uk_02A Validity:during Choice:Leon CONN:MIG01HU MSISDN:00777778659999 GUID:DDE2A367-FBDA-4459-A03D-99E5449F8432 Shortcode:63334</text:span></text:p>
      <text:p text:style-name="P1"><text:span text:style-name="T1">VOTE 1168123346 Campaign:ssss_uk_02A Validity:during Choice:Antony CONN:MIG01OU MSISDN:00777775959999 GUID:043412AE-BEF1-4BD7-BE7F-7C431C803AE2 Shortcode:63334</text:span></text:p>
      <text:p text:style-name="P1"><text:span text:style-name="T1">VOTE 1168123346 Campaign:ssss_uk_02A Validity:during Choice:Verity CONN:MIG01XU MSISDN:00777779389999 GUID:A3D71E81-BD04-4D1D-AA75-9BB52C976744 Shortcode:63334</text:span></text:p>
      <text:p text:style-name="P1"><text:span text:style-name="T1">VOTE 1168123347 Campaign:ssss_uk_02A Validity:during Choice:Antony CONN:MIG01OU MSISDN:00777779339999 GUID:1D0B9076-27F9-4EE8-B761-6DD62EAA0FCC Shortcode:63334</text:span></text:p>
      <text:p text:style-name="P1"><text:span text:style-name="T1">VOTE 1168123347 Campaign:ssss_uk_02A Validity:during Choice:Leon CONN:MIG01XU MSISDN:00777774979999 GUID:0295D25C-E98A-4BC5-B7CE-6D47ADDCA942 Shortcode:63334</text:span></text:p>
      <text:p text:style-name="P1"><text:span text:style-name="T1">VOTE 1168123348 Campaign:ssss_uk_02A Validity:during Choice:Antony CONN:MIG00VU MSISDN:00777771639999 GUID:187C74B1-6870-41E5-9A9A-0EBD04005A96 Shortcode:63334</text:span></text:p>
      <text:p text:style-name="P1"><text:span text:style-name="T1">VOTE 1168123348 Campaign:ssss_uk_02A Validity:during Choice:Antony CONN:MIG01XU MSISDN:00777771159999 GUID:45A2B9CF-84BE-4941-A8C8-DC150BBE2786 Shortcode:63334</text:span></text:p>
      <text:p text:style-name="P1"><text:span text:style-name="T1">VOTE 1168123348 Campaign:ssss_uk_02A Validity:during Choice:Mark CONN:MIG01OU MSISDN:00777777269999 GUID:B55CF8DA-EF27-4A55-AEEF-3375DF2A9C6A Shortcode:63334</text:span></text:p>
      <text:p text:style-name="P1"><text:span text:style-name="T1">VOTE 1168123348 Campaign:ssss_uk_02A Validity:during Choice:Tupele CONN:MIG01OU MSISDN:00777773429999 GUID:B5E1828A-EAC0-40A9-A255-CC575311E895 Shortcode:63334</text:span></text:p>
      <text:p text:style-name="P1"><text:span text:style-name="T1">VOTE 1168123348 Campaign:ssss_uk_02A Validity:during Choice:Mark CONN:MIG01XU MSISDN:00777774209999 GUID:41CFB7ED-AC24-456F-B6F4-7426206D2246 Shortcode:63334</text:span></text:p>
      <text:p text:style-name="P1"><text:span text:style-name="T1">VOTE 1168123351 Campaign:ssss_uk_02A Validity:during Choice:Tupele CONN:MIG00VU MSISDN:00777771759999 GUID:0F15453E-C1FD-4943-AE4B-B2EBB03D9EC0 Shortcode:63334</text:span></text:p>
      <text:p text:style-name="P1"><text:span text:style-name="T1">VOTE 1168123351 Campaign:ssss_uk_02A Validity:during Choice:Matthew CONN:MIG01OU MSISDN:00777770589999 GUID:E405C6FA-1DA5-4557-9CA7-68ACC023D2D5 Shortcode:63334</text:span></text:p>
      <text:p text:style-name="P1"><text:span text:style-name="T1">VOTE 1168123351 Campaign:ssss_uk_02A Validity:during Choice:Antony CONN:MIG01XU MSISDN:00777774379999 GUID:5FBB9FD7-853A-45E3-BE7F-6479D0A44F99 Shortcode:63334</text:span></text:p>
      <text:p text:style-name="P1"><text:span text:style-name="T1">VOTE 1168123352 Campaign:ssss_uk_02A Validity:during Choice:Mark CONN:MIG01XU MSISDN:00777778319999 GUID:7C17CAB4-E9A4-410A-B63F-0F8AE8436051 Shortcode:63334</text:span></text:p>
      <text:p text:style-name="P1"><text:span text:style-name="T1">VOTE 1168123352 Campaign:ssss_uk_02A Validity:during Choice:Alan CONN:MIG01XU MSISDN:00777771149999 GUID:A816D6AA-D657-4120-BD94-C759911C8278 Shortcode:63334</text:span></text:p>
      <text:p text:style-name="P1"><text:span text:style-name="T1">VOTE 1168123353 Campaign:ssss_uk_02A Validity:during Choice:Mark CONN:MIG01XU MSISDN:00777774459999 GUID:CA5503AA-56C0-4084-A629-5787F6F90E9F Shortcode:63334</text:span></text:p>
      <text:p text:style-name="P1"><text:span text:style-name="T1">VOTE 1168123353 Campaign:ssss_uk_02A Validity:during Choice:Antony CONN:MIG01OU MSISDN:00777771359999 GUID:E1C88672-BFA0-4FBD-8AE8-53829B3014F9 Shortcode:63334</text:span></text:p>
      <text:p text:style-name="P1"><text:span text:style-name="T1">VOTE 1168123355 Campaign:ssss_uk_02A Validity:during Choice:Antony CONN:MIG01XU MSISDN:00777774629999 GUID:3BE28B90-36EB-45C1-95AC-81C31C3C5290 Shortcode:63334</text:span></text:p>
      <text:p text:style-name="P1"><text:span text:style-name="T1">VOTE 1168123356 Campaign:ssss_uk_02A Validity:during Choice:Leon CONN:MIG01TU MSISDN:00777774289999 GUID:1DFD703E-4210-484F-BD3C-4E3E802BBCE7 Shortcode:63334</text:span></text:p>
      <text:p text:style-name="P1"><text:span text:style-name="T1">VOTE 1168123356 Campaign:ssss_uk_02A Validity:during Choice:Mark CONN:MIG01XU MSISDN:00777771609999 GUID:0E36327A-BC4F-4DBD-B205-8B46DFAF2315 Shortcode:63334</text:span></text:p>
      <text:p text:style-name="P1"><text:span text:style-name="T1">VOTE 1168123357 Campaign:ssss_uk_02A Validity:during Choice:Antony CONN:MIG01XU MSISDN:00777771179999 GUID:9EEAF5AD-B60C-40B7-AE17-42EA67242077 Shortcode:63334</text:span></text:p>
      <text:p text:style-name="P1"><text:span text:style-name="T1">VOTE 1168123358 Campaign:ssss_uk_02A Validity:during Choice:Mark CONN:MIG01XU </text:span><text:soft-page-break/><text:span text:style-name="T1">MSISDN:00777771349999 GUID:88238F85-5562-4877-894E-FBDC592D7C13 Shortcode:63334</text:span></text:p>
      <text:p text:style-name="P1"><text:span text:style-name="T1">VOTE 1168123358 Campaign:ssss_uk_02A Validity:during Choice:Matthew CONN:MIG01XU MSISDN:00777771789999 GUID:24A3FED4-0522-4BE9-A04E-46702EFF1C24 Shortcode:63334</text:span></text:p>
      <text:p text:style-name="P1"><text:span text:style-name="T1">VOTE 1168123359 Campaign:ssss_uk_02A Validity:during Choice:Antony CONN:MIG01XU MSISDN:00777772869999 GUID:996E5340-60AE-4B8F-9B5B-7C819F99A73F Shortcode:63334</text:span></text:p>
      <text:p text:style-name="P1"><text:span text:style-name="T1">VOTE 1168123360 Campaign:ssss_uk_02A Validity:during Choice:Antony CONN:MIG01OU MSISDN:00777771769999 GUID:D077C1FD-E6C0-4F22-8520-10CBE58FD8DE Shortcode:63334</text:span></text:p>
      <text:p text:style-name="P1"><text:span text:style-name="T1">VOTE 1168123356 Campaign:ssss_uk_02A Validity:during Choice:Mark CONN:MIG01XU MSISDN:00777773569999 GUID:A11A063C-3DDA-4E0F-AB99-85F5196BC44D Shortcode:63334</text:span></text:p>
      <text:p text:style-name="P1"><text:span text:style-name="T1">VOTE 1168123356 Campaign:ssss_uk_02A Validity:during Choice:Verity CONN:MIG00VU MSISDN:00777773219999 GUID:BC9CA21C-4348-4763-9CEC-46F1B1FF3068 Shortcode:63334</text:span></text:p>
      <text:p text:style-name="P1"><text:span text:style-name="T1">VOTE 1168123361 Campaign:ssss_uk_02A Validity:during Choice:Antony CONN:MIG01XU MSISDN:00777772659999 GUID:470FC111-64E7-4D52-A718-D42F0DCA1183 Shortcode:63334</text:span></text:p>
      <text:p text:style-name="P1"><text:span text:style-name="T1">VOTE 1168123362 Campaign:ssss_uk_02A Validity:during Choice:Matthew CONN:MIG01OU MSISDN:00777774369999 GUID:40A0B8C3-F5F7-4940-84F9-A28A58FB246D Shortcode:63334</text:span></text:p>
      <text:p text:style-name="P1"><text:span text:style-name="T1">VOTE 1168123362 Campaign:ssss_uk_02A Validity:during Choice:Gemma CONN:MIG01XU MSISDN:00777779699999 GUID:B50C87C1-7E07-4ED4-B146-75BB7C48730A Shortcode:63334</text:span></text:p>
      <text:p text:style-name="P1"><text:span text:style-name="T1">VOTE 1168123362 Campaign:ssss_uk_02A Validity:during Choice:Verity CONN:MIG01XU MSISDN:00777774079999 GUID:B691B5C7-BAE6-4709-9E4D-9000DCC153F6 Shortcode:63334</text:span></text:p>
      <text:p text:style-name="P1"><text:span text:style-name="T1">VOTE 1168123363 Campaign:ssss_uk_02A Validity:during Choice:Alan CONN:MIG01XU MSISDN:00777772129999 GUID:3129FC3F-B1BA-4AB5-95A9-15AE308937A7 Shortcode:63334</text:span></text:p>
      <text:p text:style-name="P1"><text:span text:style-name="T1">VOTE 1168123358 Campaign:ssss_uk_02A Validity:during Choice:Leon CONN:MIG01XU MSISDN:00777776649999 GUID:6F0C1350-0211-4000-9890-B8AE83EFF481 Shortcode:63334</text:span></text:p>
      <text:p text:style-name="P1"><text:span text:style-name="T1">VOTE 1168123359 Campaign:ssss_uk_02A Validity:during Choice:Antony CONN:MIG01XU MSISDN:00777771339999 GUID:5CA03FF9-39FB-44BE-80C5-AC4CF5D264E6 Shortcode:63334</text:span></text:p>
      <text:p text:style-name="P1"><text:span text:style-name="T1">VOTE 1168123360 Campaign:ssss_uk_02A Validity:during Choice:Leon CONN:MIG00VU MSISDN:00777778719999 GUID:ABA6FAE7-DD11-4B2B-A9D5-3B54623D3F3B Shortcode:63334</text:span></text:p>
      <text:p text:style-name="P1"><text:span text:style-name="T1">VOTE 1168123359 Campaign:ssss_uk_02A Validity:during Choice:Antony CONN:MIG01TU MSISDN:00777770789999 GUID:72997BB3-A7C4-47A4-AA96-1F6C5BDB56BB Shortcode:63334</text:span></text:p>
      <text:p text:style-name="P1"><text:span text:style-name="T1">VOTE 1168123366 Campaign:ssss_uk_02A Validity:during Choice:Mark CONN:MIG01XU MSISDN:00777771659999 GUID:E5E641F8-4FF0-4686-9149-CD82F5D4D56B Shortcode:63334</text:span></text:p>
      <text:p text:style-name="P1"><text:span text:style-name="T1">VOTE 1168123367 Campaign:ssss_uk_02A Validity:during Choice:Alan CONN:MIG01OU MSISDN:00777772259999 GUID:BCBC3FB5-EE68-45CA-9981-EFAEC09CA74B Shortcode:63334</text:span></text:p>
      <text:p text:style-name="P1"><text:span text:style-name="T1">VOTE 1168123367 Campaign:ssss_uk_02A Validity:during Choice:Verity CONN:MIG01XU MSISDN:00777776619999 GUID:AB71C073-0AD2-40D2-B068-F4766F478349 Shortcode:63334</text:span></text:p>
      <text:p text:style-name="P1"><text:span text:style-name="T1">VOTE 1168123370 Campaign:ssss_uk_02A Validity:during Choice:Mark CONN:MIG00VU MSISDN:00777770529999 GUID:20230935-9447-4C75-8159-64F13F053668 Shortcode:63334</text:span></text:p>
      <text:p text:style-name="P1"><text:span text:style-name="T1">VOTE 1168123370 Campaign:ssss_uk_02A Validity:during Choice:Mark CONN:MIG01XU MSISDN:00777774669999 GUID:B23EEE5C-0458-4F28-A348-BE6043EDDA5E Shortcode:63334</text:span></text:p>
      <text:p text:style-name="P1"><text:span text:style-name="T1">VOTE 1168123370 Campaign:ssss_uk_02A Validity:during Choice:Alan CONN:MIG01XU MSISDN:00777770779999 GUID:8BC31686-D5CC-40C2-B026-E6E5A75E4211 Shortcode:63334</text:span></text:p>
      <text:p text:style-name="P1"><text:span text:style-name="T1">VOTE 1168123371 Campaign:ssss_uk_02A Validity:during Choice:Alan CONN:MIG01XU MSISDN:00777773159999 GUID:ACFF776F-98AB-4712-BC4F-93A745D729E3 Shortcode:63334</text:span></text:p>
      <text:p text:style-name="P1"><text:span text:style-name="T1">VOTE 1168123373 Campaign:ssss_uk_02A Validity:during Choice:Leon CONN:MIG01XU MSISDN:00777776619999 GUID:7241A750-222A-4842-8364-40930BD95CE0 Shortcode:63334</text:span></text:p>
      <text:p text:style-name="P1"><text:span text:style-name="T1">VOTE 1168123373 Campaign:ssss_uk_02A Validity:during Choice:Mark CONN:MIG01XU MSISDN:00777771019999 GUID:3633AB1F-1C7A-43C3-B4CC-C7D38ADB6409 Shortcode:63334</text:span></text:p>
      <text:p text:style-name="P1"><text:span text:style-name="T1">VOTE 1168123374 Campaign:ssss_uk_02A Validity:during Choice:Leon CONN:MIG01TU MSISDN:00777773829999 GUID:0E9B583B-36B7-45AA-9C46-4DD813E82A94 Shortcode:63334</text:span></text:p>
      <text:p text:style-name="P1"><text:span text:style-name="T1">VOTE 1168123374 Campaign:ssss_uk_02A Validity:during Choice:Verity CONN:MIG01OU MSISDN:00777776749999 GUID:CA8879A8-E1CA-4F1F-98F0-3F4D72C810FF Shortcode:63334</text:span></text:p>
      <text:p text:style-name="P1"><text:span text:style-name="T1">VOTE 1168123374 Campaign:ssss_uk_02A Validity:during Choice:Antony CONN:MIG01XU MSISDN:00777773399999 GUID:9F0F83E4-C2F4-4C48-874D-60A73D692DE2 Shortcode:63334</text:span></text:p>
      <text:p text:style-name="P1"><text:span text:style-name="T1">VOTE 1168123375 Campaign:ssss_uk_02A Validity:during Choice:Verity CONN:MIG01OU MSISDN:00777771859999 GUID:FA3A5110-AEEE-45A8-A1E4-1FA701FB98E3 Shortcode:63334</text:span></text:p>
      <text:p text:style-name="P1"><text:span text:style-name="T1">VOTE 1168123375 Campaign:ssss_uk_02A Validity:during Choice:Mark CONN:MIG01XU MSISDN:00777778319999 GUID:800FCE4B-F073-4EF9-BC38-8B3524011A4D Shortcode:63334</text:span></text:p>
      <text:p text:style-name="P1"><text:span text:style-name="T1">VOTE 1168123376 Campaign:ssss_uk_02A Validity:during Choice:Matthew CONN:MIG01OU MSISDN:00777774369999 GUID:FCE6BA35-FA14-4DB6-844C-E5781DE6072F Shortcode:63334</text:span></text:p>
      <text:p text:style-name="P1"><text:span text:style-name="T1">VOTE 1168123375 Campaign:ssss_uk_02A Validity:during Choice:Antony CONN:MIG01XU MSISDN:00777779839999 GUID:D9F80CB3-CA25-4E76-B933-1CFB97732334 Shortcode:63334</text:span></text:p>
      <text:p text:style-name="P1"><text:span text:style-name="T1">VOTE 1168123376 Campaign:ssss_uk_02A Validity:during Choice:Verity CONN:MIG00VU </text:span><text:soft-page-break/><text:span text:style-name="T1">MSISDN:00777778449999 GUID:1B22634B-C7C8-4B5A-863B-4E263B4D95A9 Shortcode:63334</text:span></text:p>
      <text:p text:style-name="P1"><text:span text:style-name="T1">VOTE 1168123378 Campaign:ssss_uk_02A Validity:during Choice:Verity CONN:MIG01XU MSISDN:00777776899999 GUID:12ACAA35-C893-4E99-9B79-53A83CCC0A62 Shortcode:63334</text:span></text:p>
      <text:p text:style-name="P1"><text:span text:style-name="T1">VOTE 1168123378 Campaign:ssss_uk_02A Validity:during Choice:Hayley CONN:MIG01XU MSISDN:00777774849999 GUID:87CC7C06-6108-4BCA-B308-C58E2C1226EE Shortcode:63334</text:span></text:p>
      <text:p text:style-name="P1"><text:span text:style-name="T1">VOTE 1168123380 Campaign:ssss_uk_02A Validity:during Choice:Matthew CONN:MIG01OU MSISDN:00777775349999 GUID:FD2B4963-58AE-4ED3-B0C8-FDA7E027F4DA Shortcode:63334</text:span></text:p>
      <text:p text:style-name="P1"><text:span text:style-name="T1">VOTE 1168123380 Campaign:ssss_uk_02A Validity:during Choice:Gemma CONN:MIG00VU MSISDN:00777779969999 GUID:72759838-B7FB-4BAF-9B89-74B9B83428B5 Shortcode:63334</text:span></text:p>
      <text:p text:style-name="P1"><text:span text:style-name="T1">VOTE 1168123379 Campaign:ssss_uk_02A Validity:during Choice:Mark CONN:MIG01XU MSISDN:00777773429999 GUID:F73735A9-5538-46B9-A7E5-076DFB454469 Shortcode:63334</text:span></text:p>
      <text:p text:style-name="P1"><text:span text:style-name="T1">VOTE 1168123381 Campaign:ssss_uk_02A Validity:during Choice:Gemma CONN:MIG01XU MSISDN:00777779179999 GUID:0A207873-9377-4569-96ED-1F85824E7D22 Shortcode:63334</text:span></text:p>
      <text:p text:style-name="P1"><text:span text:style-name="T1">VOTE 1168123382 Campaign:ssss_uk_02A Validity:during Choice:Mark CONN:MIG01XU MSISDN:00777779559999 GUID:F96EF196-E3B4-4216-87FD-E21EB315DA72 Shortcode:63334</text:span></text:p>
      <text:p text:style-name="P1"><text:span text:style-name="T1">VOTE 1168123382 Campaign:ssss_uk_02A Validity:during Choice:Alan CONN:MIG01XU MSISDN:00777779559999 GUID:00C4D4C3-9999-4837-BCDA-9C2D9EA7AC66 Shortcode:63334</text:span></text:p>
      <text:p text:style-name="P1"><text:span text:style-name="T1">VOTE 1168123383 Campaign:ssss_uk_02A Validity:during Choice:Tupele CONN:MIG01TU MSISDN:00777771009999 GUID:CE6C748D-DE91-4604-AF1B-F4E6677B721A Shortcode:63334</text:span></text:p>
      <text:p text:style-name="P1"><text:span text:style-name="T1">VOTE 1168123383 Campaign:ssss_uk_02A Validity:during Choice:Mark CONN:MIG01XU MSISDN:00777777719999 GUID:CD5B1904-B7B4-4B91-9F84-FC2D3E2245D1 Shortcode:63334</text:span></text:p>
      <text:p text:style-name="P1"><text:span text:style-name="T1">VOTE 1168123384 Campaign:ssss_uk_02A Validity:during Choice:Mark CONN:MIG01OU MSISDN:00777779669999 GUID:38767FB9-701A-4EEE-BCAC-6A117221F1A2 Shortcode:63334</text:span></text:p>
      <text:p text:style-name="P1"><text:span text:style-name="T1">VOTE 1168123384 Campaign:ssss_uk_02A Validity:during Choice:Matthew CONN:MIG01XU MSISDN:00777776039999 GUID:70CE9AD0-D658-4663-BD23-F772C8BD13BF Shortcode:63334</text:span></text:p>
      <text:p text:style-name="P1"><text:span text:style-name="T1">VOTE 1168123384 Campaign:ssss_uk_02A Validity:during Choice:Antony CONN:MIG01OU MSISDN:00777777869999 GUID:0F99929A-10AE-448E-BE6A-2F5D17CFDB38 Shortcode:63334</text:span></text:p>
      <text:p text:style-name="P1"><text:span text:style-name="T1">VOTE 1168123384 Campaign:ssss_uk_02A Validity:during Choice:Alan CONN:MIG01XU MSISDN:00777773009999 GUID:97186AA4-EC2F-4710-BD78-E2FD81D04F8D Shortcode:63334</text:span></text:p>
      <text:p text:style-name="P1"><text:span text:style-name="T1">VOTE 1168123385 Campaign:ssss_uk_02A Validity:during Choice:Verity CONN:MIG01XU MSISDN:00777771889999 GUID:4A8BD96D-8D54-4E47-885C-EA1E45B1567F Shortcode:63334</text:span></text:p>
      <text:p text:style-name="P1"><text:span text:style-name="T1">VOTE 1168123386 Campaign:ssss_uk_02A Validity:during Choice:Gemma CONN:MIG01OU MSISDN:00777774929999 GUID:E913EC1B-4F27-4F20-96FF-CD33282A38C6 Shortcode:63334</text:span></text:p>
      <text:p text:style-name="P1"><text:span text:style-name="T1">VOTE 1168123387 Campaign:ssss_uk_02A Validity:during Choice:Antony CONN:MIG00VU MSISDN:00777771939999 GUID:D8F7DA81-FAA2-4BB2-9DBB-F391A3232F16 Shortcode:63334</text:span></text:p>
      <text:p text:style-name="P1"><text:span text:style-name="T1">VOTE 1168123387 Campaign:ssss_uk_02A Validity:during Choice:Leon CONN:MIG01XU MSISDN:00777777799999 GUID:45C99B65-859C-4AC8-8D41-760286ADD62B Shortcode:63334</text:span></text:p>
      <text:p text:style-name="P1"><text:span text:style-name="T1">VOTE 1168123388 Campaign:ssss_uk_02A Validity:during Choice:Matthew CONN:MIG01XU MSISDN:00777774489999 GUID:209C4083-FF51-4EAE-A018-677E0F3C3CF7 Shortcode:63334</text:span></text:p>
      <text:p text:style-name="P1"><text:span text:style-name="T1">VOTE 1168123388 Campaign:ssss_uk_02A Validity:during Choice:Tupele CONN:MIG01XU MSISDN:00777774759999 GUID:3F488213-93C7-47E9-AA2E-FC8FB4D33DAA Shortcode:63334</text:span></text:p>
      <text:p text:style-name="P1"><text:span text:style-name="T1">VOTE 1168123389 Campaign:ssss_uk_02A Validity:during Choice:Alan CONN:MIG01XU MSISDN:00777772679999 GUID:A3C1EE8D-809A-4CD3-B0F7-B4371368B9AB Shortcode:63334</text:span></text:p>
      <text:p text:style-name="P1"><text:span text:style-name="T1">VOTE 1168123389 Campaign:ssss_uk_02A Validity:during Choice:Matthew CONN:MIG01XU MSISDN:00777776329999 GUID:CECC1DB6-445C-4E4F-9C53-C9F33765523D Shortcode:63334</text:span></text:p>
      <text:p text:style-name="P1"><text:span text:style-name="T1">VOTE 1168123389 Campaign:ssss_uk_02A Validity:during Choice:Matthew CONN:MIG01OU MSISDN:00777774369999 GUID:3C480263-6573-445F-87D8-D20BB1FDB18E Shortcode:63334</text:span></text:p>
      <text:p text:style-name="P1"><text:span text:style-name="T1">VOTE 1168123390 Campaign:ssss_uk_02A Validity:during Choice:Gemma CONN:MIG01OU MSISDN:00777777129999 GUID:E798EA08-15FD-4687-B139-2D5677A4A38A Shortcode:63334</text:span></text:p>
      <text:p text:style-name="P1"><text:span text:style-name="T1">VOTE 1168123390 Campaign:ssss_uk_02A Validity:during Choice:Tupele CONN:MIG01XU MSISDN:00777770309999 GUID:C2018B7E-6CB2-4798-AB47-D943095355E1 Shortcode:63334</text:span></text:p>
      <text:p text:style-name="P1"><text:span text:style-name="T1">VOTE 1168123391 Campaign:ssss_uk_02A Validity:during Choice:Mark CONN:MIG00VU MSISDN:00777770039999 GUID:019E7D39-0E42-4DA4-B90C-721AE974C48E Shortcode:63334</text:span></text:p>
      <text:p text:style-name="P1"><text:span text:style-name="T1">VOTE 1168123391 Campaign:ssss_uk_02A Validity:during Choice:Antony CONN:MIG01XU MSISDN:00777779939999 GUID:278566E3-CE15-4C6E-A401-DA0EC485A8DC Shortcode:63334</text:span></text:p>
      <text:p text:style-name="P1"><text:span text:style-name="T1">VOTE 1168123392 Campaign:ssss_uk_02A Validity:during Choice:Verity CONN:MIG01TU MSISDN:00777775509999 GUID:25D6D91F-7A69-475E-AB0E-AD9D89788621 Shortcode:63334</text:span></text:p>
      <text:p text:style-name="P1"><text:span text:style-name="T1">VOTE 1168123391 Campaign:ssss_uk_02A Validity:during Choice:Antony CONN:MIG01OU MSISDN:00777777849999 GUID:07450111-EBC1-41D5-8A62-F7043DC2760A Shortcode:63334</text:span></text:p>
      <text:p text:style-name="P1"><text:span text:style-name="T1">VOTE 1168123391 Campaign:ssss_uk_02A Validity:during Choice:Mark CONN:MIG01XU MSISDN:00777778319999 GUID:B20A329C-6DD3-401B-8347-F8CEC0591F01 Shortcode:63334</text:span></text:p>
      <text:p text:style-name="P1"><text:span text:style-name="T1">VOTE 1168123395 Campaign:ssss_uk_02A Validity:during Choice:Verity CONN:MIG01XU </text:span><text:soft-page-break/><text:span text:style-name="T1">MSISDN:00777779169999 GUID:DC87D12F-7714-4632-9F3E-85E507DB8077 Shortcode:63334</text:span></text:p>
      <text:p text:style-name="P1"><text:span text:style-name="T1">VOTE 1168123395 Campaign:ssss_uk_02A Validity:during Choice:Antony CONN:MIG01OU MSISDN:00777779379999 GUID:3BBD188B-8904-4D8B-92B8-CC268D051634 Shortcode:63334</text:span></text:p>
      <text:p text:style-name="P1"><text:span text:style-name="T1">VOTE 1168123395 Campaign:ssss_uk_02A Validity:during Choice:Gemma CONN:MIG01XU MSISDN:00777771909999 GUID:B1C1C355-C99F-427E-B7C1-D36A2192AD16 Shortcode:63334</text:span></text:p>
      <text:p text:style-name="P1"><text:span text:style-name="T1">VOTE 1168123395 Campaign:ssss_uk_02A Validity:during Choice:Antony CONN:MIG01OU MSISDN:00777770259999 GUID:14373574-2730-4D17-A586-09C2344BFB21 Shortcode:63334</text:span></text:p>
      <text:p text:style-name="P1"><text:span text:style-name="T1">VOTE 1168123398 Campaign:ssss_uk_02A Validity:during Choice:Mark CONN:MIG01OU MSISDN:00777774079999 GUID:53D86960-9A51-42ED-BE89-ABC276815144 Shortcode:63334</text:span></text:p>
      <text:p text:style-name="P1"><text:span text:style-name="T1">VOTE 1168123397 Campaign:ssss_uk_02A Validity:during Choice:Antony CONN:MIG01XU MSISDN:00777775959999 GUID:44789363-B76B-41BF-A684-AF8891B7BEE8 Shortcode:63334</text:span></text:p>
      <text:p text:style-name="P1"><text:span text:style-name="T1">VOTE 1168123399 Campaign:ssss_uk_02A Validity:during Choice:Verity CONN:MIG01OU MSISDN:00777774529999 GUID:0E118749-7EA2-42B2-A1FF-9C78B586E8CB Shortcode:63334</text:span></text:p>
      <text:p text:style-name="P1"><text:span text:style-name="T1">VOTE 1168123400 Campaign:ssss_uk_02A Validity:during Choice:Antony CONN:MIG01XU MSISDN:00777773269999 GUID:6B1FFF3E-7635-444D-902D-A23CA4536F11 Shortcode:63334</text:span></text:p>
      <text:p text:style-name="P1"><text:span text:style-name="T1">VOTE 1168123401 Campaign:ssss_uk_02A Validity:during Choice:Verity CONN:MIG01XU MSISDN:00777778639999 GUID:D684EC01-9E47-4842-918C-383FC4BF27F2 Shortcode:63334</text:span></text:p>
      <text:p text:style-name="P1"><text:span text:style-name="T1">VOTE 1168123401 Campaign:ssss_uk_02A Validity:during Choice:Verity CONN:MIG01TU MSISDN:00777776239999 GUID:23C8D67B-888F-47F2-9696-B5765C2C9AF2 Shortcode:63334</text:span></text:p>
      <text:p text:style-name="P1"><text:span text:style-name="T1">VOTE 1168123403 Campaign:ssss_uk_02A Validity:during Choice:Verity CONN:MIG01OU MSISDN:00777770679999 GUID:41D5A95E-DB9E-422E-95D2-8AE09A8DB909 Shortcode:63334</text:span></text:p>
      <text:p text:style-name="P1"><text:span text:style-name="T1">VOTE 1168123404 Campaign:ssss_uk_02A Validity:during Choice:Verity CONN:MIG01XU MSISDN:00777778789999 GUID:AAE078A9-7D64-41E1-9AC2-8B73AF70840D Shortcode:63334</text:span></text:p>
      <text:p text:style-name="P1"><text:span text:style-name="T1">VOTE 1168123404 Campaign:ssss_uk_02A Validity:during Choice:Tupele CONN:MIG00VU MSISDN:00777776459999 GUID:200FFF80-24DF-4B6D-8D44-221EDE286C43 Shortcode:63334</text:span></text:p>
      <text:p text:style-name="P1"><text:span text:style-name="T1">VOTE 1168123404 Campaign:ssss_uk_02A Validity:during Choice:Mark CONN:MIG01TU MSISDN:00777770569999 GUID:C97CDC2E-7FDF-40C2-AA10-E8BF0EC17B12 Shortcode:63334</text:span></text:p>
      <text:p text:style-name="P1"><text:span text:style-name="T1">VOTE 1168123406 Campaign:ssss_uk_02A Validity:during Choice:Antony CONN:MIG01OU MSISDN:00777771079999 GUID:C7B3213C-0F4F-4CB8-A059-E8B6473FA3EC Shortcode:63334</text:span></text:p>
      <text:p text:style-name="P1"><text:span text:style-name="T1">VOTE 1168123406 Campaign:ssss_uk_02A Validity:during Choice:Tupele CONN:MIG01OU MSISDN:00777779479999 GUID:A47AB524-5EC9-4691-B57C-825527301252 Shortcode:63334</text:span></text:p>
      <text:p text:style-name="P1"><text:span text:style-name="T1">VOTE 1168123406 Campaign:ssss_uk_02A Validity:during Choice:Matthew CONN:MIG01XU MSISDN:00777776009999 GUID:3D91A24E-6D53-4607-949D-148B63E5A23D Shortcode:63334</text:span></text:p>
      <text:p text:style-name="P1"><text:span text:style-name="T1">VOTE 1168123409 Campaign:ssss_uk_02A Validity:during Choice:Alan CONN:MIG01XU MSISDN:00777774189999 GUID:5DD9F708-4123-4488-8EB6-0DA6F0DFBE0A Shortcode:63334</text:span></text:p>
      <text:p text:style-name="P1"><text:span text:style-name="T1">VOTE 1168123409 Campaign:ssss_uk_02A Validity:during Choice:Mark CONN:MIG01XU MSISDN:00777776929999 GUID:F7E27B40-3299-4A9A-AE76-3173AAE29C75 Shortcode:63334</text:span></text:p>
      <text:p text:style-name="P1"><text:span text:style-name="T1">VOTE 1168123410 Campaign:ssss_uk_02A Validity:during Choice:Mark CONN:MIG01XU MSISDN:00777777669999 GUID:7E73CFBB-CE8C-4B01-B605-76B4DE8D4DCA Shortcode:63334</text:span></text:p>
      <text:p text:style-name="P1"><text:span text:style-name="T1">VOTE 1168123410 Campaign:ssss_uk_02A Validity:during Choice:Mark CONN:MIG01TU MSISDN:00777778939999 GUID:FEC25E0A-B4B0-4B05-BE80-9037DD89D289 Shortcode:63334</text:span></text:p>
      <text:p text:style-name="P1"><text:span text:style-name="T1">VOTE 1168123412 Campaign:ssss_uk_02A Validity:during Choice:Alan CONN:MIG01XU MSISDN:00777775579999 GUID:609CA641-BF35-465F-A556-595D8EBECCBA Shortcode:63334</text:span></text:p>
      <text:p text:style-name="P1"><text:span text:style-name="T1">VOTE 1168123412 Campaign:ssss_uk_02A Validity:during Choice:Mark CONN:MIG01XU MSISDN:00777778859999 GUID:8F79CBF0-7115-46B8-9AAE-004F8854884E Shortcode:63334</text:span></text:p>
      <text:p text:style-name="P1"><text:span text:style-name="T1">VOTE 1168123412 Campaign:ssss_uk_02A Validity:during Choice:Leon CONN:MIG00VU MSISDN:00777770479999 GUID:67B762D4-E33E-4818-B068-006C084376C2 Shortcode:63334</text:span></text:p>
      <text:p text:style-name="P1"><text:span text:style-name="T1">VOTE 1168123412 Campaign:ssss_uk_02A Validity:during Choice:Matthew CONN:MIG01OU MSISDN:00777774079999 GUID:40C5DF55-0D09-4FC8-B350-19425F33247E Shortcode:63334</text:span></text:p>
      <text:p text:style-name="P1"><text:span text:style-name="T1">VOTE 1168123414 Campaign:ssss_uk_02A Validity:during Choice:Gemma CONN:MIG01OU MSISDN:00777776429999 GUID:B3327085-FCDE-4AEC-BB18-3CECD3D41ABA Shortcode:63334</text:span></text:p>
      <text:p text:style-name="P1"><text:span text:style-name="T1">VOTE 1168123416 Campaign:ssss_uk_02A Validity:during Choice:Gemma CONN:MIG01TU MSISDN:00777779699999 GUID:5B56E7B5-7605-44A6-9AB6-F1CC4DD6F11B Shortcode:63334</text:span></text:p>
      <text:p text:style-name="P1"><text:span text:style-name="T1">VOTE 1168123417 Campaign:ssss_uk_02A Validity:during Choice:Mark CONN:MIG01XU MSISDN:00777771299999 GUID:2F1D39FA-3138-481D-ACF9-36024BCD84FB Shortcode:63334</text:span></text:p>
      <text:p text:style-name="P1"><text:span text:style-name="T1">VOTE 1168123417 Campaign:ssss_uk_02A Validity:during Choice:Verity CONN:MIG00VU MSISDN:00777775439999 GUID:67FA2023-7F89-4973-8B4F-7FD848303250 Shortcode:63334</text:span></text:p>
      <text:p text:style-name="P1"><text:span text:style-name="T1">VOTE 1168123418 Campaign:ssss_uk_02A Validity:during Choice:Verity CONN:MIG01OU MSISDN:00777772879999 GUID:ED477AFD-694B-4AFE-BE1A-67A99EC45E66 Shortcode:63334</text:span></text:p>
      <text:p text:style-name="P1"><text:span text:style-name="T1">VOTE 1168123418 Campaign:ssss_uk_02A Validity:during Choice:Alan CONN:MIG01XU MSISDN:00777774309999 GUID:F3237F89-043A-4228-922E-A709812D628D Shortcode:63334</text:span></text:p>
      <text:p text:style-name="P1"><text:span text:style-name="T1">VOTE 1168123419 Campaign:ssss_uk_02A Validity:during Choice:Leon CONN:MIG01XU </text:span><text:soft-page-break/><text:span text:style-name="T1">MSISDN:00777778969999 GUID:8D05AA68-9908-4CF9-8762-1AABA40AA75D Shortcode:63334</text:span></text:p>
      <text:p text:style-name="P1"><text:span text:style-name="T1">VOTE 1168123416 Campaign:ssss_uk_02A Validity:during Choice:Antony CONN:MIG01XU MSISDN:00777774659999 GUID:01C637E2-7C48-41FE-A522-2DFB442DDB69 Shortcode:63334</text:span></text:p>
      <text:p text:style-name="P1"><text:span text:style-name="T1">VOTE 1168123415 Campaign:ssss_uk_02A Validity:during Choice:Verity CONN:MIG01OU MSISDN:00777779269999 GUID:C8C019AB-27BB-4509-A5AD-605716E29730 Shortcode:63334</text:span></text:p>
      <text:p text:style-name="P1"><text:span text:style-name="T1">VOTE 1168123419 Campaign:ssss_uk_02A Validity:during Choice:Leon CONN:MIG01XU MSISDN:00777774439999 GUID:C2C0F3A0-13DF-4D96-A75F-5169A0D3354C Shortcode:63334</text:span></text:p>
      <text:p text:style-name="P1"><text:span text:style-name="T1">VOTE 1168123419 Campaign:ssss_uk_02A Validity:during Choice:Alan CONN:MIG01XU MSISDN:00777775679999 GUID:1F724A5A-77C1-41F4-98D9-646CB5BB91D5 Shortcode:63334</text:span></text:p>
      <text:p text:style-name="P1"><text:span text:style-name="T1">VOTE 1168123419 Campaign:ssss_uk_02A Validity:during Choice:Antony CONN:MIG01OU MSISDN:00777774049999 GUID:9B403A18-4FB0-4A24-826B-4C1A102B3F86 Shortcode:63334</text:span></text:p>
      <text:p text:style-name="P1"><text:span text:style-name="T1">VOTE 1168123419 Campaign:ssss_uk_02A Validity:during Choice:Verity CONN:MIG01TU MSISDN:00777779559999 GUID:D44BC307-FF10-48B1-BAC9-B26839F83DD6 Shortcode:63334</text:span></text:p>
      <text:p text:style-name="P1"><text:span text:style-name="T1">VOTE 1168123421 Campaign:ssss_uk_02A Validity:during Choice:Antony CONN:MIG01XU MSISDN:00777774919999 GUID:512E9B94-E847-4A83-8179-20F77F7930A1 Shortcode:63334</text:span></text:p>
      <text:p text:style-name="P1"><text:span text:style-name="T1">VOTE 1168123421 Campaign:ssss_uk_02A Validity:during Choice:Verity CONN:MIG01XU MSISDN:00777771339999 GUID:33CB6A5A-CB10-4DD1-89C4-B8A49C1B35F6 Shortcode:63334</text:span></text:p>
      <text:p text:style-name="P1"><text:span text:style-name="T1">VOTE 1168123421 Campaign:ssss_uk_02A Validity:during Choice:Verity CONN:MIG01OU MSISDN:00777777519999 GUID:B500E9A7-E15F-441A-A08B-71FB1CB852BC Shortcode:63334</text:span></text:p>
      <text:p text:style-name="P1"><text:span text:style-name="T1">VOTE 1168123421 Campaign:ssss_uk_02A Validity:during Choice:Antony CONN:MIG01XU MSISDN:00777770989999 GUID:96B93DC0-D382-44B7-9971-E8C77573E1BF Shortcode:63334</text:span></text:p>
      <text:p text:style-name="P1"><text:span text:style-name="T1">VOTE 1168123421 Campaign:ssss_uk_02A Validity:during Choice:Gemma CONN:MIG01OU MSISDN:00777775279999 GUID:895A8F5E-D2BE-436F-824A-8963A5309B2E Shortcode:63334</text:span></text:p>
      <text:p text:style-name="P1"><text:span text:style-name="T1">VOTE 1168123421 Campaign:ssss_uk_02A Validity:during Choice:Antony CONN:MIG01OU MSISDN:00777779649999 GUID:04879606-35A6-4240-A994-62110DB4C3FF Shortcode:63334</text:span></text:p>
      <text:p text:style-name="P1"><text:span text:style-name="T1">VOTE 1168123421 Campaign:ssss_uk_02A Validity:during Choice:Gemma CONN:MIG00VU MSISDN:00777778229999 GUID:A3F4C1E0-7BB5-44F6-9350-4C81FC9E0BB8 Shortcode:63334</text:span></text:p>
      <text:p text:style-name="P1"><text:span text:style-name="T1">VOTE 1168123422 Campaign:ssss_uk_02A Validity:during Choice:Tupele CONN:MIG01XU MSISDN:00777779809999 GUID:4901522A-4366-48AF-A477-31033C60983C Shortcode:63334</text:span></text:p>
      <text:p text:style-name="P1"><text:span text:style-name="T1">VOTE 1168123422 Campaign:ssss_uk_02A Validity:during Choice:Mark CONN:MIG01XU MSISDN:00777777669999 GUID:3036869F-937F-4A4A-8E82-91DB4CDB085A Shortcode:63334</text:span></text:p>
      <text:p text:style-name="P1"><text:span text:style-name="T1">VOTE 1168123422 Campaign:ssss_uk_02A Validity:during Choice:Tupele CONN:MIG01XU MSISDN:00777774079999 GUID:D644277F-BA7A-43AF-AE2C-B2DF138705E8 Shortcode:63334</text:span></text:p>
      <text:p text:style-name="P1"><text:span text:style-name="T1">VOTE 1168123423 Campaign:ssss_uk_02A Validity:during Choice:Antony CONN:MIG01TU MSISDN:00777770739999 GUID:6F7E23D4-3F06-4978-8A14-E5794A4FCF17 Shortcode:63334</text:span></text:p>
      <text:p text:style-name="P1"><text:span text:style-name="T1">VOTE 1168123423 Campaign:ssss_uk_02A Validity:during Choice:Verity CONN:MIG01XU MSISDN:00777779499999 GUID:70611BE2-7D9A-486F-8070-7AEEB92DF3B3 Shortcode:63334</text:span></text:p>
      <text:p text:style-name="P1"><text:span text:style-name="T1">VOTE 1168123423 Campaign:ssss_uk_02A Validity:during Choice:Verity CONN:MIG01OU MSISDN:00777779909999 GUID:CD9D8D1B-C903-412A-9A4D-05254BFAE5D3 Shortcode:63334</text:span></text:p>
      <text:p text:style-name="P1"><text:span text:style-name="T1">VOTE 1168123423 Campaign:ssss_uk_02A Validity:during Choice:Verity CONN:MIG01XU MSISDN:00777771409999 GUID:721F0A5A-AE51-4B3C-946B-8840610532C5 Shortcode:63334</text:span></text:p>
      <text:p text:style-name="P1"><text:span text:style-name="T1">VOTE 1168123424 Campaign:ssss_uk_02A Validity:during Choice:Antony CONN:MIG01OU MSISDN:00777776419999 GUID:626772CF-4D27-4241-9E52-533EDD261FD5 Shortcode:63334</text:span></text:p>
      <text:p text:style-name="P1"><text:span text:style-name="T1">VOTE 1168123424 Campaign:ssss_uk_02A Validity:during Choice:Antony CONN:MIG01XU MSISDN:00777776959999 GUID:9FEF50B1-0614-44E1-A83D-CF71424077BB Shortcode:63334</text:span></text:p>
      <text:p text:style-name="P1"><text:span text:style-name="T1">VOTE 1168123424 Campaign:ssss_uk_02A Validity:during Choice:Alan CONN:MIG01OU MSISDN:00777774319999 GUID:0CB5E130-A7BF-4D8F-A80E-B80E33FCEE93 Shortcode:63334</text:span></text:p>
      <text:p text:style-name="P1"><text:span text:style-name="T1">VOTE 1168123422 Campaign:ssss_uk_02A Validity:during Choice:Leon CONN:MIG01XU MSISDN:00777775199999 GUID:233E6F09-1FED-41A3-9F96-EDED7E66953E Shortcode:63334</text:span></text:p>
      <text:p text:style-name="P1"><text:span text:style-name="T1">VOTE 1168123424 Campaign:ssss_uk_02A Validity:during Choice:Verity CONN:MIG01XU MSISDN:00777773149999 GUID:F0CB70DD-7D1A-4355-A1FE-3D1FEC45C6D1 Shortcode:63334</text:span></text:p>
      <text:p text:style-name="P1"><text:span text:style-name="T1">VOTE 1168123425 Campaign:ssss_uk_02A Validity:during Choice:Antony CONN:MIG01XU MSISDN:00777773809999 GUID:C400672F-34FA-4F9E-BC2B-E452C6A1DE05 Shortcode:63334</text:span></text:p>
      <text:p text:style-name="P1"><text:span text:style-name="T1">VOTE 1168123423 Campaign:ssss_uk_02A Validity:during Choice:Verity CONN:MIG00VU MSISDN:00777770359999 GUID:3730F58A-930B-47F0-9B1A-F48199747709 Shortcode:63334</text:span></text:p>
      <text:p text:style-name="P1"><text:span text:style-name="T1">VOTE 1168123425 Campaign:ssss_uk_02A Validity:during Choice:Antony CONN:MIG01OU MSISDN:00777770869999 GUID:8961A560-22E7-4391-A1DE-E6A5F4E335E0 Shortcode:63334</text:span></text:p>
      <text:p text:style-name="P1"><text:span text:style-name="T1">VOTE 1168123425 Campaign:ssss_uk_02A Validity:during Choice:Verity CONN:MIG01XU MSISDN:00777776549999 GUID:74840D47-302A-4D39-B5ED-00D80F406245 Shortcode:63334</text:span></text:p>
      <text:p text:style-name="P1"><text:span text:style-name="T1">VOTE 1168123425 Campaign:ssss_uk_02A Validity:during Choice:Verity CONN:MIG01OU MSISDN:00777772729999 GUID:585DC721-785B-4961-B95F-FB1AF2DF855B Shortcode:63334</text:span></text:p>
      <text:p text:style-name="P1"><text:span text:style-name="T1">VOTE 1168123426 Campaign:ssss_uk_02A Validity:during Choice:Verity CONN:MIG01TU </text:span><text:soft-page-break/><text:span text:style-name="T1">MSISDN:00777779959999 GUID:92B2B3AE-1425-45C2-9E8E-A393DB7753CD Shortcode:63334</text:span></text:p>
      <text:p text:style-name="P1"><text:span text:style-name="T1">VOTE 1168123426 Campaign:ssss_uk_02A Validity:during Choice:Tupele CONN:MIG00VU MSISDN:00777776449999 GUID:2D85D85D-9373-4989-BA88-DD44ADD0A573 Shortcode:63334</text:span></text:p>
      <text:p text:style-name="P1"><text:span text:style-name="T1">VOTE 1168123426 Campaign:ssss_uk_02A Validity:during Choice:Leon CONN:MIG01XU MSISDN:00777773569999 GUID:34AFDD79-78C0-4883-B531-F7BD7A3D6397 Shortcode:63334</text:span></text:p>
      <text:p text:style-name="P1"><text:span text:style-name="T1">VOTE 1168123426 Campaign:ssss_uk_02A Validity:during Choice:Leon CONN:MIG01OU MSISDN:00777770339999 GUID:DEBD4B7D-C83C-459B-9077-E3AB48AC887C Shortcode:63334</text:span></text:p>
      <text:p text:style-name="P1"><text:span text:style-name="T1">VOTE 1168123426 Campaign:ssss_uk_02A Validity:during Choice:Antony CONN:MIG01XU MSISDN:00777776109999 GUID:6B30C282-EDBC-4594-BADB-75A4C76DB4C2 Shortcode:63334</text:span></text:p>
      <text:p text:style-name="P1"><text:span text:style-name="T1">VOTE 1168123426 Campaign:ssss_uk_02A Validity:during Choice:Leon CONN:MIG01XU MSISDN:00777771589999 GUID:9F84A68F-B84A-4B2B-80B3-A59429971A34 Shortcode:63334</text:span></text:p>
      <text:p text:style-name="P1"><text:span text:style-name="T1">VOTE 1168123427 Campaign:ssss_uk_02A Validity:during Choice:Antony CONN:MIG01XU MSISDN:00777778089999 GUID:38C9977E-FC25-4317-A790-3D1E89CA4901 Shortcode:63334</text:span></text:p>
      <text:p text:style-name="P1"><text:span text:style-name="T1">VOTE 1168123427 Campaign:ssss_uk_02A Validity:during Choice:Alan CONN:MIG01OU MSISDN:00777770419999 GUID:1FC7A5DA-B1F2-4311-BFC8-55E989D278D4 Shortcode:63334</text:span></text:p>
      <text:p text:style-name="P1"><text:span text:style-name="T1">VOTE 1168123427 Campaign:ssss_uk_02A Validity:during Choice:Antony CONN:MIG01XU MSISDN:00777772109999 GUID:026D3D04-83F2-452C-AB47-9AF6EDB8622F Shortcode:63334</text:span></text:p>
      <text:p text:style-name="P1"><text:span text:style-name="T1">VOTE 1168123427 Campaign:ssss_uk_02A Validity:during Choice:Antony CONN:MIG01OU MSISDN:00777772819999 GUID:FE8BB42F-8154-4FD7-AC66-2043A1EB5F1B Shortcode:63334</text:span></text:p>
      <text:p text:style-name="P1"><text:span text:style-name="T1">VOTE 1168123427 Campaign:ssss_uk_02A Validity:during Choice:Verity CONN:MIG01XU MSISDN:00777775279999 GUID:8F734869-F1BC-4DF4-9270-D16D13F90803 Shortcode:63334</text:span></text:p>
      <text:p text:style-name="P1"><text:span text:style-name="T1">VOTE 1168123426 Campaign:ssss_uk_02A Validity:during Choice:Antony CONN:MIG01XU MSISDN:00777773159999 GUID:862C8E7B-75AF-43DA-9791-8B5E6D2332E0 Shortcode:63334</text:span></text:p>
      <text:p text:style-name="P1"><text:span text:style-name="T1">VOTE 1168123427 Campaign:ssss_uk_02A Validity:during Choice:Mark CONN:MIG01XU MSISDN:00777771679999 GUID:4EE308C5-68B3-48BC-AF2F-E224965D6256 Shortcode:63334</text:span></text:p>
      <text:p text:style-name="P1"><text:span text:style-name="T1">VOTE 1168123428 Campaign:ssss_uk_02A Validity:during Choice:Mark CONN:MIG00VU MSISDN:00777770529999 GUID:A4A5E176-4058-40B5-B85B-AAEE53F33E61 Shortcode:63334</text:span></text:p>
      <text:p text:style-name="P1"><text:span text:style-name="T1">VOTE 1168123428 Campaign:ssss_uk_02A Validity:during Choice:Mark CONN:MIG01OU MSISDN:00777771889999 GUID:89BACDCD-7F41-45FC-9F3F-4D80CEC27C22 Shortcode:63334</text:span></text:p>
      <text:p text:style-name="P1"><text:span text:style-name="T1">VOTE 1168123429 Campaign:ssss_uk_02A Validity:during Choice:Gemma CONN:MIG01XU MSISDN:00777778519999 GUID:2A915465-11FB-497A-91A8-C743F1E09567 Shortcode:63334</text:span></text:p>
      <text:p text:style-name="P1"><text:span text:style-name="T1">VOTE 1168123429 Campaign:ssss_uk_02A Validity:during Choice:Antony CONN:MIG01XU MSISDN:00777778689999 GUID:7F3B4B01-2641-421E-8CE6-77E202C75EEA Shortcode:63334</text:span></text:p>
      <text:p text:style-name="P1"><text:span text:style-name="T1">VOTE 1168123429 Campaign:ssss_uk_02A Validity:during Choice:Alan CONN:MIG01XU MSISDN:00777779949999 GUID:9E383EC9-88A5-4F94-9970-566B49617B77 Shortcode:63334</text:span></text:p>
      <text:p text:style-name="P1"><text:span text:style-name="T1">VOTE 1168123429 Campaign:ssss_uk_02A Validity:during Choice:Antony CONN:MIG01XU MSISDN:00777771749999 GUID:9015A64C-34B4-448C-AC33-FBBCD04B967B Shortcode:63334</text:span></text:p>
      <text:p text:style-name="P1"><text:span text:style-name="T1">VOTE 1168123429 Campaign:ssss_uk_02A Validity:during Choice:Gemma CONN:MIG01OU MSISDN:00777774759999 GUID:0A31FDAB-A6AA-4E54-8682-4F0A6FB0283A Shortcode:63334</text:span></text:p>
      <text:p text:style-name="P1"><text:span text:style-name="T1">VOTE 1168123429 Campaign:ssss_uk_02A Validity:during Choice:Tupele CONN:MIG01XU MSISDN:00777775069999 GUID:31D5840D-D6A1-4F43-AE4D-18D135B310A3 Shortcode:63334</text:span></text:p>
      <text:p text:style-name="P1"><text:span text:style-name="T1">VOTE 1168123428 Campaign:ssss_uk_02A Validity:during Choice:Antony CONN:MIG00VU MSISDN:00777776639999 GUID:3233D428-3F63-4519-AD96-A7B9CEFBC45B Shortcode:63334</text:span></text:p>
      <text:p text:style-name="P1"><text:span text:style-name="T1">VOTE 1168123430 Campaign:ssss_uk_02A Validity:during Choice:Alan CONN:MIG01XU MSISDN:00777771259999 GUID:6C724E20-F2CA-4F21-B48A-8C68BEAA62A7 Shortcode:63334</text:span></text:p>
      <text:p text:style-name="P1"><text:span text:style-name="T1">VOTE 1168123430 Campaign:ssss_uk_02A Validity:during Choice:Tupele CONN:MIG01OU MSISDN:00777770689999 GUID:9B80E7BB-45AF-4459-9625-CD2C0B4A0006 Shortcode:63334</text:span></text:p>
      <text:p text:style-name="P1"><text:span text:style-name="T1">VOTE 1168123430 Campaign:ssss_uk_02A Validity:during Choice:Gemma CONN:MIG01XU MSISDN:00777777769999 GUID:B072FB41-266B-428A-862D-16EAFE3E1332 Shortcode:63334</text:span></text:p>
      <text:p text:style-name="P1"><text:span text:style-name="T1">VOTE 1168123430 Campaign:ssss_uk_02A Validity:during Choice:Gemma CONN:MIG01OU MSISDN:00777770899999 GUID:C8183690-2890-4194-858B-DF2CC50A7AD9 Shortcode:63334</text:span></text:p>
      <text:p text:style-name="P1"><text:span text:style-name="T1">VOTE 1168123430 Campaign:ssss_uk_02A Validity:during Choice:Alan CONN:MIG00VU MSISDN:00777770139999 GUID:62890139-62E8-4923-9DE7-CCC28D585148 Shortcode:63334</text:span></text:p>
      <text:p text:style-name="P1"><text:span text:style-name="T1">VOTE 1168123430 Campaign:ssss_uk_02A Validity:during Choice:Alan CONN:MIG01XU MSISDN:00777776839999 GUID:F3F38B7F-83FD-4977-A495-9AA8CC137432 Shortcode:63334</text:span></text:p>
      <text:p text:style-name="P1"><text:span text:style-name="T1">VOTE 1168123430 Campaign:ssss_uk_02A Validity:during Choice:Verity CONN:MIG01XU MSISDN:00777770929999 GUID:4A46BD32-A377-41B5-8E5A-08F57E03C458 Shortcode:63334</text:span></text:p>
      <text:p text:style-name="P1"><text:span text:style-name="T1">VOTE 1168123430 Campaign:ssss_uk_02A Validity:during Choice:Alan CONN:MIG01HU MSISDN:00777777039999 GUID:C6FF84D7-A2D5-45B2-9329-E0BF90D0FD7A Shortcode:63334</text:span></text:p>
      <text:p text:style-name="P1"><text:span text:style-name="T1">VOTE 1168123431 Campaign:ssss_uk_02A Validity:during Choice:Mark CONN:MIG01XU MSISDN:00777775189999 GUID:9B4AE78F-4CF7-4F45-8621-AA37E742F5EF Shortcode:63334</text:span></text:p>
      <text:p text:style-name="P1"><text:span text:style-name="T1">VOTE 1168123431 Campaign:ssss_uk_02A Validity:during Choice:Antony CONN:MIG01XU </text:span><text:soft-page-break/><text:span text:style-name="T1">MSISDN:00777779839999 GUID:9A831FAD-EA0E-4915-A118-96E02E87E335 Shortcode:63334</text:span></text:p>
      <text:p text:style-name="P1"><text:span text:style-name="T1">VOTE 1168123431 Campaign:ssss_uk_02A Validity:during Choice:Antony CONN:MIG01OU MSISDN:00777775839999 GUID:5DEEED16-8656-4594-A5B0-47604720AC42 Shortcode:63334</text:span></text:p>
      <text:p text:style-name="P1"><text:span text:style-name="T1">VOTE 1168123431 Campaign:ssss_uk_02A Validity:during Choice:Verity CONN:MIG01XU MSISDN:00777774919999 GUID:9FD0DF58-AD9A-4350-BFF9-0B0600E2D075 Shortcode:63334</text:span></text:p>
      <text:p text:style-name="P1"><text:span text:style-name="T1">VOTE 1168123431 Campaign:ssss_uk_02A Validity:during Choice:Antony CONN:MIG01OU MSISDN:00777774889999 GUID:78D2B7E2-2E35-4FD9-927D-F08941D8E5E4 Shortcode:63334</text:span></text:p>
      <text:p text:style-name="P1"><text:span text:style-name="T1">VOTE 1168123432 Campaign:ssss_uk_02A Validity:during Choice:Verity CONN:MIG01XU MSISDN:00777770469999 GUID:CF15C61D-98CE-408B-882E-4B257419E649 Shortcode:63334</text:span></text:p>
      <text:p text:style-name="P1"><text:span text:style-name="T1">VOTE 1168123432 Campaign:ssss_uk_02A Validity:during Choice:Verity CONN:MIG01OU MSISDN:00777777519999 GUID:EDB56CC5-B5FD-40DF-8D49-AD506E5CE5E2 Shortcode:63334</text:span></text:p>
      <text:p text:style-name="P1"><text:span text:style-name="T1">VOTE 1168123432 Campaign:ssss_uk_02A Validity:during Choice:Antony CONN:MIG01XU MSISDN:00777776649999 GUID:9953371C-C7DF-4E64-A40C-666FA8675DEA Shortcode:63334</text:span></text:p>
      <text:p text:style-name="P1"><text:span text:style-name="T1">VOTE 1168123433 Campaign:ssss_uk_02A Validity:during Choice:Antony CONN:MIG01XU MSISDN:00777778219999 GUID:8B8D7969-003B-4B33-B35B-E2F1815309CF Shortcode:63334</text:span></text:p>
      <text:p text:style-name="P1"><text:span text:style-name="T1">VOTE 1168123433 Campaign:ssss_uk_02A Validity:during Choice:Verity CONN:MIG01XU MSISDN:00777771139999 GUID:3BF02A69-5DFD-4257-B170-C3C5A893ED28 Shortcode:63334</text:span></text:p>
      <text:p text:style-name="P1"><text:span text:style-name="T1">VOTE 1168123433 Campaign:ssss_uk_02A Validity:during Choice:Gemma CONN:MIG01XU MSISDN:00777776769999 GUID:FA946937-DDA1-4FE2-B697-C73A68BE67B2 Shortcode:63334</text:span></text:p>
      <text:p text:style-name="P1"><text:span text:style-name="T1">VOTE 1168123433 Campaign:ssss_uk_02A Validity:during Choice:Verity CONN:MIG01XU MSISDN:00777772759999 GUID:0FE5E575-C06E-4057-BC33-F5C88C7B05C1 Shortcode:63334</text:span></text:p>
      <text:p text:style-name="P1"><text:span text:style-name="T1">VOTE 1168123434 Campaign:ssss_uk_02A Validity:during Choice:Alan CONN:MIG00VU MSISDN:00777778659999 GUID:B3974182-D2E7-47D5-8B00-54BDEBBB57CF Shortcode:63334</text:span></text:p>
      <text:p text:style-name="P1"><text:span text:style-name="T1">VOTE 1168123434 Campaign:ssss_uk_02A Validity:during Choice:Antony CONN:MIG01XU MSISDN:00777778209999 GUID:BE0F10B5-E015-49B9-A422-BB27F696ACBB Shortcode:63334</text:span></text:p>
      <text:p text:style-name="P1"><text:span text:style-name="T1">VOTE 1168123434 Campaign:ssss_uk_02A Validity:during Choice:Verity CONN:MIG01XU MSISDN:00777776439999 GUID:5956C554-149F-4DF5-95D6-0351106E4119 Shortcode:63334</text:span></text:p>
      <text:p text:style-name="P1"><text:span text:style-name="T1">VOTE 1168123434 Campaign:ssss_uk_02A Validity:during Choice:Verity CONN:MIG01OU MSISDN:00777771679999 GUID:330F267C-4654-4E76-85D5-C47EACB3BDFF Shortcode:63334</text:span></text:p>
      <text:p text:style-name="P1"><text:span text:style-name="T1">VOTE 1168123434 Campaign:ssss_uk_02A Validity:during Choice:Tupele CONN:MIG01OU MSISDN:00777770209999 GUID:7AC82339-C903-4E06-8EC6-B7B55077AD9E Shortcode:63334</text:span></text:p>
      <text:p text:style-name="P1"><text:span text:style-name="T1">VOTE 1168123434 Campaign:ssss_uk_02A Validity:during Choice:Verity CONN:MIG00VU MSISDN:00777773219999 GUID:84561A43-0557-4E9B-BAEC-8B598D65418D Shortcode:63334</text:span></text:p>
      <text:p text:style-name="P1"><text:span text:style-name="T1">VOTE 1168123434 Campaign:ssss_uk_02A Validity:during Choice:Antony CONN:MIG01XU MSISDN:00777771329999 GUID:44DF430B-48B1-4176-BC2F-AC56FB2A46FE Shortcode:63334</text:span></text:p>
      <text:p text:style-name="P1"><text:span text:style-name="T1">VOTE 1168123434 Campaign:ssss_uk_02A Validity:during Choice:Tupele CONN:MIG01XU MSISDN:00777779979999 GUID:27259C9D-27ED-4F81-8065-3D4C4411613F Shortcode:63334</text:span></text:p>
      <text:p text:style-name="P1"><text:span text:style-name="T1">VOTE 1168123434 Campaign:ssss_uk_02A Validity:during Choice:Alan CONN:MIG01XU MSISDN:00777776289999 GUID:2535C526-2E07-4B6C-98AC-754CAA43EC2D Shortcode:63334</text:span></text:p>
      <text:p text:style-name="P1"><text:span text:style-name="T1">VOTE 1168123434 Campaign:ssss_uk_02A Validity:during Choice:Antony CONN:MIG01XU MSISDN:00777772419999 GUID:8271D8CE-45A5-4795-B6F6-3EF1007D08CA Shortcode:63334</text:span></text:p>
      <text:p text:style-name="P1"><text:span text:style-name="T1">VOTE 1168123434 Campaign:ssss_uk_02A Validity:during Choice:Verity CONN:MIG01XU MSISDN:00777772249999 GUID:16C13FD5-8D28-40CF-9828-20021837CE81 Shortcode:63334</text:span></text:p>
      <text:p text:style-name="P1"><text:span text:style-name="T1">VOTE 1168123435 Campaign:ssss_uk_02A Validity:during Choice:Verity CONN:MIG01OU MSISDN:00777777159999 GUID:A5D32887-C1AF-495D-A133-9E9268A2837A Shortcode:63334</text:span></text:p>
      <text:p text:style-name="P1"><text:span text:style-name="T1">VOTE 1168123435 Campaign:ssss_uk_02A Validity:during Choice:Tupele CONN:MIG01TU MSISDN:00777772209999 GUID:07C8D330-E2FE-4390-8DF9-CD9C7D9D0554 Shortcode:63334</text:span></text:p>
      <text:p text:style-name="P1"><text:span text:style-name="T1">VOTE 1168123435 Campaign:ssss_uk_02A Validity:during Choice:Antony CONN:MIG01XU MSISDN:00777779599999 GUID:79F5F179-4572-42D1-A3F9-9927D731486F Shortcode:63334</text:span></text:p>
      <text:p text:style-name="P1"><text:span text:style-name="T1">VOTE 1168123436 Campaign:ssss_uk_02A Validity:during Choice:Alan CONN:MIG01XU MSISDN:00777771959999 GUID:95E1E553-1E5D-4E23-A37F-873D79DD7359 Shortcode:63334</text:span></text:p>
      <text:p text:style-name="P1"><text:span text:style-name="T1">VOTE 1168123436 Campaign:ssss_uk_02A Validity:during Choice:Mark CONN:MIG01XU MSISDN:00777774759999 GUID:F9ACFE1E-4491-4CB3-AF07-5E1ACB1F45C8 Shortcode:63334</text:span></text:p>
      <text:p text:style-name="P1"><text:span text:style-name="T1">VOTE 1168123436 Campaign:ssss_uk_02A Validity:during Choice:Verity CONN:MIG01OU MSISDN:00777775709999 GUID:2CE9373B-BE9F-423D-A9F6-538615840D92 Shortcode:63334</text:span></text:p>
      <text:p text:style-name="P1"><text:span text:style-name="T1">VOTE 1168123436 Campaign:ssss_uk_02A Validity:during Choice:Alan CONN:MIG01OU MSISDN:00777777789999 GUID:CFB94083-BFAA-4C2E-955A-B2C8BA8CA078 Shortcode:63334</text:span></text:p>
      <text:p text:style-name="P1"><text:span text:style-name="T1">VOTE 1168123436 Campaign:ssss_uk_02A Validity:during Choice:Tupele CONN:MIG01XU MSISDN:00777774449999 GUID:37C3CB97-94E0-482D-9D33-44348B7550A9 Shortcode:63334</text:span></text:p>
      <text:p text:style-name="P1"><text:span text:style-name="T1">VOTE 1168123436 Campaign:ssss_uk_02A Validity:during Choice:Tupele CONN:MIG01XU MSISDN:00777771939999 GUID:64FC5177-ADB0-4E11-8D4A-FB6AC06F67FA Shortcode:63334</text:span></text:p>
      <text:p text:style-name="P1"><text:span text:style-name="T1">VOTE 1168123436 Campaign:ssss_uk_02A Validity:during Choice:Tupele CONN:MIG01XU </text:span><text:soft-page-break/><text:span text:style-name="T1">MSISDN:00777772869999 GUID:3063315D-DC35-46CE-8DF8-05C8F473B815 Shortcode:63334</text:span></text:p>
      <text:p text:style-name="P1"><text:span text:style-name="T1">VOTE 1168123437 Campaign:ssss_uk_02A Validity:during Choice:Tupele CONN:MIG01OU MSISDN:00777779689999 GUID:243882E5-2C7C-456B-AFCE-834B20E6FD35 Shortcode:63334</text:span></text:p>
      <text:p text:style-name="P1"><text:span text:style-name="T1">VOTE 1168123437 Campaign:ssss_uk_02A Validity:during Choice:Tupele CONN:MIG00VU MSISDN:00777779539999 GUID:77EF1254-EAB8-4AEA-BBF0-2E230A49EE7E Shortcode:63334</text:span></text:p>
      <text:p text:style-name="P1"><text:span text:style-name="T1">VOTE 1168123437 Campaign:ssss_uk_02A Validity:during Choice:Antony CONN:MIG00VU MSISDN:00777777649999 GUID:069381AD-206F-4C5D-8EF5-B9295942F9BD Shortcode:63334</text:span></text:p>
      <text:p text:style-name="P1"><text:span text:style-name="T1">VOTE 1168123437 Campaign:ssss_uk_02A Validity:during Choice:Antony CONN:MIG01XU MSISDN:00777776999999 GUID:23D021D2-8322-412F-B26D-64CDEA232458 Shortcode:63334</text:span></text:p>
      <text:p text:style-name="P1"><text:span text:style-name="T1">VOTE 1168123437 Campaign:ssss_uk_02A Validity:during Choice:Mark CONN:MIG01XU MSISDN:00777778969999 GUID:4E0E5DF3-816F-4CFD-BDFC-671FD2BFA57C Shortcode:63334</text:span></text:p>
      <text:p text:style-name="P1"><text:span text:style-name="T1">VOTE 1168123438 Campaign:ssss_uk_02A Validity:during Choice:Mark CONN:MIG01TU MSISDN:00777776409999 GUID:8C1B6DDB-B710-4199-900B-1445CFD369FF Shortcode:63334</text:span></text:p>
      <text:p text:style-name="P1"><text:span text:style-name="T1">VOTE 1168123438 Campaign:ssss_uk_02A Validity:during Choice:Verity CONN:MIG01OU MSISDN:00777772979999 GUID:F939A65C-11D3-4C90-B11A-9F06D2872843 Shortcode:63334</text:span></text:p>
      <text:p text:style-name="P1"><text:span text:style-name="T1">VOTE 1168123438 Campaign:ssss_uk_02A Validity:during Choice:Verity CONN:MIG01OU MSISDN:00777776579999 GUID:A177A427-3463-404E-BD49-B0662E3A7DD3 Shortcode:63334</text:span></text:p>
      <text:p text:style-name="P1"><text:span text:style-name="T1">VOTE 1168123438 Campaign:ssss_uk_02A Validity:during Choice:Matthew CONN:MIG01XU MSISDN:00777776849999 GUID:886875D7-D11E-4E13-9479-B42148E948DD Shortcode:63334</text:span></text:p>
      <text:p text:style-name="P1"><text:span text:style-name="T1">VOTE 1168123438 Campaign:ssss_uk_02A Validity:during Choice:Tupele CONN:MIG01XU MSISDN:00777776479999 GUID:293372E6-DAB9-495E-A559-FBB02009AD96 Shortcode:63334</text:span></text:p>
      <text:p text:style-name="P1"><text:span text:style-name="T1">VOTE 1168123438 Campaign:ssss_uk_02A Validity:during Choice:Verity CONN:MIG01XU MSISDN:00777778769999 GUID:A32097C8-EE00-4A33-AABB-FAF57543AEE0 Shortcode:63334</text:span></text:p>
      <text:p text:style-name="P1"><text:span text:style-name="T1">VOTE 1168123439 Campaign:ssss_uk_02A Validity:during Choice:Matthew CONN:MIG01OU MSISDN:00777779409999 GUID:36DFEE2B-39F8-49F0-A420-6437FA5493BD Shortcode:63334</text:span></text:p>
      <text:p text:style-name="P1"><text:span text:style-name="T1">VOTE 1168123439 Campaign:ssss_uk_02A Validity:during Choice:Antony CONN:MIG01XU MSISDN:00777770949999 GUID:7DDB04A9-E5F8-49CF-A109-3906C6D3A145 Shortcode:63334</text:span></text:p>
      <text:p text:style-name="P1"><text:span text:style-name="T1">VOTE 1168123439 Campaign:ssss_uk_02A Validity:during Choice:Antony CONN:MIG00VU MSISDN:00777773689999 GUID:C3E0A71A-956D-48DA-AA3C-D1EB26EE7D9E Shortcode:63334</text:span></text:p>
      <text:p text:style-name="P1"><text:span text:style-name="T1">VOTE 1168123439 Campaign:ssss_uk_02A Validity:during Choice:Verity CONN:MIG01XU MSISDN:00777776889999 GUID:14AA3CAD-5A48-47AF-9AB1-754A154433D2 Shortcode:63334</text:span></text:p>
      <text:p text:style-name="P1"><text:span text:style-name="T1">VOTE 1168123440 Campaign:ssss_uk_02A Validity:during Choice:Alan CONN:MIG01XU MSISDN:00777773559999 GUID:FBD98BB5-8547-4227-8DE0-EF2ED64C6EC2 Shortcode:63334</text:span></text:p>
      <text:p text:style-name="P1"><text:span text:style-name="T1">VOTE 1168123439 Campaign:ssss_uk_02A Validity:during Choice:Verity CONN:MIG01XU MSISDN:00777771229999 GUID:D587CD8E-B0A3-4FCF-8288-E91FF03FBE70 Shortcode:63334</text:span></text:p>
      <text:p text:style-name="P1"><text:span text:style-name="T1">VOTE 1168123440 Campaign:ssss_uk_02A Validity:during Choice:Verity CONN:MIG01OU MSISDN:00777775339999 GUID:FF7DB54D-4E9D-447B-BAE9-36E27ED63B6C Shortcode:63334</text:span></text:p>
      <text:p text:style-name="P1"><text:span text:style-name="T1">VOTE 1168123440 Campaign:ssss_uk_02A Validity:during Choice:Gemma CONN:MIG01XU MSISDN:00777773669999 GUID:9C5141AA-4817-4108-A6FE-99FDDCF3ECBE Shortcode:63334</text:span></text:p>
      <text:p text:style-name="P1"><text:span text:style-name="T1">VOTE 1168123440 Campaign:ssss_uk_02A Validity:during Choice:Mark CONN:MIG01XU MSISDN:00777771129999 GUID:B6258EB7-0558-4F90-B7A6-F302B42DC7C5 Shortcode:63334</text:span></text:p>
      <text:p text:style-name="P1"><text:span text:style-name="T1">VOTE 1168123440 Campaign:ssss_uk_02A Validity:during Choice:Antony CONN:MIG01XU MSISDN:00777772379999 GUID:7993CF37-1CD9-4BB0-89F7-8AE23E5A00AC Shortcode:63334</text:span></text:p>
      <text:p text:style-name="P1"><text:span text:style-name="T1">VOTE 1168123440 Campaign:ssss_uk_02A Validity:during Choice:Verity CONN:MIG01XU MSISDN:00777778769999 GUID:BC19F910-420A-469A-80FB-4900699921AD Shortcode:63334</text:span></text:p>
      <text:p text:style-name="P1"><text:span text:style-name="T1">VOTE 1168123441 Campaign:ssss_uk_02A Validity:during Choice:Verity CONN:MIG01OU MSISDN:00777775369999 GUID:F1C86C36-7644-4B26-BC37-ED4382BE9992 Shortcode:63334</text:span></text:p>
      <text:p text:style-name="P1"><text:span text:style-name="T1">VOTE 1168123441 Campaign:ssss_uk_02A Validity:during Choice:Mark CONN:MIG01TU MSISDN:00777777639999 GUID:3EE40966-25F5-4E92-98EC-B48549690CAC Shortcode:63334</text:span></text:p>
      <text:p text:style-name="P1"><text:span text:style-name="T1">VOTE 1168123441 Campaign:ssss_uk_02A Validity:during Choice:Alan CONN:MIG01OU MSISDN:00777774689999 GUID:58A1B22C-C29C-476B-995C-B86A10250E50 Shortcode:63334</text:span></text:p>
      <text:p text:style-name="P1"><text:span text:style-name="T1">VOTE 1168123442 Campaign:ssss_uk_02A Validity:during Choice:Verity CONN:MIG01HU MSISDN:00777777079999 GUID:9714D1F2-90F4-48EB-B89B-663C832C0EFE Shortcode:63334</text:span></text:p>
      <text:p text:style-name="P1"><text:span text:style-name="T1">VOTE 1168123442 Campaign:ssss_uk_02A Validity:during Choice:Antony CONN:MIG01XU MSISDN:00777779949999 GUID:75B12E47-F2BF-4A5D-9220-F63C849826C3 Shortcode:63334</text:span></text:p>
      <text:p text:style-name="P1"><text:span text:style-name="T1">VOTE 1168123442 Campaign:ssss_uk_02A Validity:during Choice:Leon CONN:MIG00VU MSISDN:00777777509999 GUID:E6770A27-E810-4A05-B543-E5DC6DAF2864 Shortcode:63334</text:span></text:p>
      <text:p text:style-name="P1"><text:span text:style-name="T1">VOTE 1168123442 Campaign:ssss_uk_02A Validity:during Choice:Tupele CONN:MIG01OU MSISDN:00777774169999 GUID:7E8F3795-27B7-4DFB-8BD1-AF2D27EC0126 Shortcode:63334</text:span></text:p>
      <text:p text:style-name="P1"><text:span text:style-name="T1">VOTE 1168123442 Campaign:ssss_uk_02A Validity:during Choice:Leon CONN:MIG00VU MSISDN:00777772069999 GUID:FCDAB74E-B90A-440C-8B7C-B973E6B058D7 Shortcode:63334</text:span></text:p>
      <text:p text:style-name="P1"><text:span text:style-name="T1">VOTE 1168123443 Campaign:ssss_uk_02A Validity:during Choice:Tupele CONN:MIG01XU </text:span><text:soft-page-break/><text:span text:style-name="T1">MSISDN:00777770309999 GUID:2AEA9C9F-DDB1-411B-AF6E-CCD5ACA0011D Shortcode:63334</text:span></text:p>
      <text:p text:style-name="P1"><text:span text:style-name="T1">VOTE 1168123443 Campaign:ssss_uk_02A Validity:during Choice:Antony CONN:MIG01XU MSISDN:00777775459999 GUID:B2BE8749-16A8-4F40-8091-8A2348F4F945 Shortcode:63334</text:span></text:p>
      <text:p text:style-name="P1"><text:span text:style-name="T1">VOTE 1168123442 Campaign:ssss_uk_02A Validity:during Choice:Leon CONN:MIG01XU MSISDN:00777771049999 GUID:844E1B5F-FE3F-4EDB-A232-6D61E21BB89A Shortcode:63334</text:span></text:p>
      <text:p text:style-name="P1"><text:span text:style-name="T1">VOTE 1168123443 Campaign:ssss_uk_02A Validity:during Choice:Tupele CONN:MIG01OU MSISDN:00777774749999 GUID:52CCA047-8234-46E0-B93F-0782AEFDFDE0 Shortcode:63334</text:span></text:p>
      <text:p text:style-name="P1"><text:span text:style-name="T1">VOTE 1168123443 Campaign:ssss_uk_02A Validity:during Choice:Antony CONN:MIG01XU MSISDN:00777778339999 GUID:D2EB5E5F-793D-47F4-851B-30A82DB9A941 Shortcode:63334</text:span></text:p>
      <text:p text:style-name="P1"><text:span text:style-name="T1">VOTE 1168123443 Campaign:ssss_uk_02A Validity:during Choice:Verity CONN:MIG01XU MSISDN:00777779149999 GUID:4E748BA8-711E-44A2-883A-B42CEC7AD8E9 Shortcode:63334</text:span></text:p>
      <text:p text:style-name="P1"><text:span text:style-name="T1">VOTE 1168123444 Campaign:ssss_uk_02A Validity:during Choice:Tupele CONN:MIG01XU MSISDN:00777771249999 GUID:AABB78BC-EA29-4DC6-8AFC-724358BECEDD Shortcode:63334</text:span></text:p>
      <text:p text:style-name="P1"><text:span text:style-name="T1">VOTE 1168123444 Campaign:ssss_uk_02A Validity:during Choice:Tupele CONN:MIG01OU MSISDN:00777770879999 GUID:0974F17F-E100-4B45-B0C7-2E54C8DD157C Shortcode:63334</text:span></text:p>
      <text:p text:style-name="P1"><text:span text:style-name="T1">VOTE 1168123444 Campaign:ssss_uk_02A Validity:during Choice:Matthew CONN:MIG01OU MSISDN:00777771119999 GUID:A79A4916-18BE-4EA2-B839-74CC308A6BB0 Shortcode:63334</text:span></text:p>
      <text:p text:style-name="P1"><text:span text:style-name="T1">VOTE 1168123444 Campaign:ssss_uk_02A Validity:during Choice:Antony CONN:MIG00VU MSISDN:00777779239999 GUID:C06308A3-C562-493C-A6FC-CF6C7B19DB02 Shortcode:63334</text:span></text:p>
      <text:p text:style-name="P1"><text:span text:style-name="T1">VOTE 1168123444 Campaign:ssss_uk_02A Validity:during Choice:Alan CONN:MIG01XU MSISDN:00777777039999 GUID:5FA63249-8F38-44A6-BAAB-08550E658681 Shortcode:63334</text:span></text:p>
      <text:p text:style-name="P1"><text:span text:style-name="T1">VOTE 1168123445 Campaign:ssss_uk_02A Validity:during Choice:Antony CONN:MIG00VU MSISDN:00777770379999 GUID:B6DB5D0C-7399-4AFA-A4B9-2C414B1AC6FD Shortcode:63334</text:span></text:p>
      <text:p text:style-name="P1"><text:span text:style-name="T1">VOTE 1168123445 Campaign:ssss_uk_02A Validity:during Choice:Matthew CONN:MIG01OU MSISDN:00777774369999 GUID:0E1521D1-B85B-45A9-A258-90EF8DBF7D54 Shortcode:63334</text:span></text:p>
      <text:p text:style-name="P1"><text:span text:style-name="T1">VOTE 1168123445 Campaign:ssss_uk_02A Validity:during Choice:Alan CONN:MIG01XU MSISDN:00777774249999 GUID:56709C94-56AF-44FD-8931-7DBE324E4157 Shortcode:63334</text:span></text:p>
      <text:p text:style-name="P1"><text:span text:style-name="T1">VOTE 1168123445 Campaign:ssss_uk_02A Validity:during Choice:Antony CONN:MIG01XU MSISDN:00777771899999 GUID:2D151905-7B68-49EF-A34A-72465A93EB31 Shortcode:63334</text:span></text:p>
      <text:p text:style-name="P1"><text:span text:style-name="T1">VOTE 1168123445 Campaign:ssss_uk_02A Validity:during Choice:Antony CONN:MIG01XU MSISDN:00777774859999 GUID:8AEE334D-1217-4040-B39B-B64B872A59BA Shortcode:63334</text:span></text:p>
      <text:p text:style-name="P1"><text:span text:style-name="T1">VOTE 1168123445 Campaign:ssss_uk_02A Validity:during Choice:Mark CONN:MIG01OU MSISDN:00777771809999 GUID:96CB4EE5-CFD9-44CB-82C0-0B58C3BA66CB Shortcode:63334</text:span></text:p>
      <text:p text:style-name="P1"><text:span text:style-name="T1">VOTE 1168123446 Campaign:ssss_uk_02A Validity:during Choice:Tupele CONN:MIG01XU MSISDN:00777775119999 GUID:F3C70C43-E6E4-493D-ABC5-A5EA8CFE95C1 Shortcode:63334</text:span></text:p>
      <text:p text:style-name="P1"><text:span text:style-name="T1">VOTE 1168123446 Campaign:ssss_uk_02A Validity:during Choice:Tupele CONN:MIG01XU MSISDN:00777770989999 GUID:21BE3740-8915-4334-9A5A-6952F599549E Shortcode:63334</text:span></text:p>
      <text:p text:style-name="P1"><text:span text:style-name="T1">VOTE 1168123446 Campaign:ssss_uk_02A Validity:during Choice:Mark CONN:MIG01OU MSISDN:00777770679999 GUID:2927E9EE-81A6-43BB-A7EC-AB47088C7BA7 Shortcode:63334</text:span></text:p>
      <text:p text:style-name="P1"><text:span text:style-name="T1">VOTE 1168123435 Campaign:ssss_uk_02A Validity:during Choice:Antony CONN:MIG01TU MSISDN:00777770739999 GUID:CD77F0D7-2F35-434A-9CFB-648413B46081 Shortcode:63334</text:span></text:p>
      <text:p text:style-name="P1"><text:span text:style-name="T1">VOTE 1168123446 Campaign:ssss_uk_02A Validity:during Choice:Antony CONN:MIG01XU MSISDN:00777774929999 GUID:2308107A-D3B1-4D90-9F77-81722B40AB78 Shortcode:63334</text:span></text:p>
      <text:p text:style-name="P1"><text:span text:style-name="T1">VOTE 1168123438 Campaign:ssss_uk_02A Validity:during Choice:Verity CONN:MIG01TU MSISDN:00777773979999 GUID:34292CB2-F776-411B-BC20-307416E42412 Shortcode:63334</text:span></text:p>
      <text:p text:style-name="P1"><text:span text:style-name="T1">VOTE 1168123447 Campaign:ssss_uk_02A Validity:during Choice:Antony CONN:MIG01OU MSISDN:00777773859999 GUID:582F5C29-F25B-4609-815B-3AF4CEA5A352 Shortcode:63334</text:span></text:p>
      <text:p text:style-name="P1"><text:span text:style-name="T1">VOTE 1168123447 Campaign:ssss_uk_02A Validity:during Choice:Verity CONN:MIG01XU MSISDN:00777773499999 GUID:410A6312-42AB-4179-A629-DBA37836FDC0 Shortcode:63334</text:span></text:p>
      <text:p text:style-name="P1"><text:span text:style-name="T1">VOTE 1168123447 Campaign:ssss_uk_02A Validity:during Choice:Antony CONN:MIG00VU MSISDN:00777776149999 GUID:3DE653C5-2B91-4965-BCCD-192428A8815C Shortcode:63334</text:span></text:p>
      <text:p text:style-name="P1"><text:span text:style-name="T1">VOTE 1168123447 Campaign:ssss_uk_02A Validity:during Choice:Verity CONN:MIG01OU MSISDN:00777775089999 GUID:3794CD8E-DCAE-4BDA-A75A-27B7CEAF5CF0 Shortcode:63334</text:span></text:p>
      <text:p text:style-name="P1"><text:span text:style-name="T1">VOTE 1168123447 Campaign:ssss_uk_02A Validity:during Choice:Alan CONN:MIG01TU MSISDN:00777771049999 GUID:E53C3FF0-5FD0-494F-AD95-9E0CA54A87F3 Shortcode:63334</text:span></text:p>
      <text:p text:style-name="P1"><text:span text:style-name="T1">VOTE 1168123447 Campaign:ssss_uk_02A Validity:during Choice:Mark CONN:MIG01TU MSISDN:00777778409999 GUID:924B9719-E1E6-4A02-901C-E7EE3B208371 Shortcode:63334</text:span></text:p>
      <text:p text:style-name="P1"><text:span text:style-name="T1">VOTE 1168123447 Campaign:ssss_uk_02A Validity:during Choice:Mark CONN:MIG01XU MSISDN:00777775469999 GUID:E3FFF78F-3718-4E12-A00F-4B2A9F460A6B Shortcode:63334</text:span></text:p>
      <text:p text:style-name="P1"><text:span text:style-name="T1">VOTE 1168123447 Campaign:ssss_uk_02A Validity:during Choice:Mark CONN:MIG00VU MSISDN:00777776949999 GUID:87D7963F-0451-47EB-AF0F-2AFFDE600336 Shortcode:63334</text:span></text:p>
      <text:p text:style-name="P1"><text:span text:style-name="T1">VOTE 1168123447 Campaign:ssss_uk_02A Validity:during Choice:Alan CONN:MIG01XU </text:span><text:soft-page-break/><text:span text:style-name="T1">MSISDN:00777775019999 GUID:6C52111D-547F-47DB-BC10-B1519659983B Shortcode:63334</text:span></text:p>
      <text:p text:style-name="P1"><text:span text:style-name="T1">VOTE 1168123447 Campaign:ssss_uk_02A Validity:during Choice:Matthew CONN:MIG01XU MSISDN:00777771319999 GUID:AC7D2C65-F477-41BA-A998-210E4466A5D6 Shortcode:63334</text:span></text:p>
      <text:p text:style-name="P1"><text:span text:style-name="T1">VOTE 1168123448 Campaign:ssss_uk_02A Validity:during Choice:Verity CONN:MIG01XU MSISDN:00777770389999 GUID:426AED0D-1AB9-46CC-BEF4-294ADABC57FB Shortcode:63334</text:span></text:p>
      <text:p text:style-name="P1"><text:span text:style-name="T1">VOTE 1168123448 Campaign:ssss_uk_02A Validity:during Choice:Tupele CONN:MIG01OU MSISDN:00777775759999 GUID:0C626901-B84A-4AD6-B4C1-BB6AB45DF3FA Shortcode:63334</text:span></text:p>
      <text:p text:style-name="P1"><text:span text:style-name="T1">VOTE 1168123448 Campaign:ssss_uk_02A Validity:during Choice:Matthew CONN:MIG01OU MSISDN:00777776579999 GUID:C64F9DF4-AB97-43DC-923D-0641EB9EA367 Shortcode:63334</text:span></text:p>
      <text:p text:style-name="P1"><text:span text:style-name="T1">VOTE 1168123448 Campaign:ssss_uk_02A Validity:during Choice:Antony CONN:MIG01XU MSISDN:00777771339999 GUID:BAD96E0A-F5B5-4F99-895C-0AA533F8C81B Shortcode:63334</text:span></text:p>
      <text:p text:style-name="P1"><text:span text:style-name="T1">VOTE 1168123448 Campaign:ssss_uk_02A Validity:during Choice:Matthew CONN:MIG01XU MSISDN:00777777149999 GUID:88A41741-7751-492D-8C63-15F48B60B8A7 Shortcode:63334</text:span></text:p>
      <text:p text:style-name="P1"><text:span text:style-name="T1">VOTE 1168123448 Campaign:ssss_uk_02A Validity:during Choice:Verity CONN:MIG01OU MSISDN:00777774439999 GUID:8E47ADC1-F3A6-47A3-8981-553A4D4D1338 Shortcode:63334</text:span></text:p>
      <text:p text:style-name="P1"><text:span text:style-name="T1">VOTE 1168123449 Campaign:ssss_uk_02A Validity:during Choice:Gemma CONN:MIG01HU MSISDN:00777777999999 GUID:BBB386C3-4E16-4085-84B4-0D6F7ED2B9CC Shortcode:63334</text:span></text:p>
      <text:p text:style-name="P1"><text:span text:style-name="T1">VOTE 1168123449 Campaign:ssss_uk_02A Validity:during Choice:Matthew CONN:MIG01XU MSISDN:00777777039999 GUID:67B492C6-9D4D-42C8-9B5F-8F2DE5DBF487 Shortcode:63334</text:span></text:p>
      <text:p text:style-name="P1"><text:span text:style-name="T1">VOTE 1168123449 Campaign:ssss_uk_02A Validity:during Choice:Verity CONN:MIG00VU MSISDN:00777776489999 GUID:1A50F28D-1F1D-4A1C-BF20-1052494CA98C Shortcode:63334</text:span></text:p>
      <text:p text:style-name="P1"><text:span text:style-name="T1">VOTE 1168123449 Campaign:ssss_uk_02A Validity:during Choice:Tupele CONN:MIG01HU MSISDN:00777778089999 GUID:9E41BD08-E239-4493-AC21-FA5D255D9618 Shortcode:63334</text:span></text:p>
      <text:p text:style-name="P1"><text:span text:style-name="T1">VOTE 1168123450 Campaign:ssss_uk_02A Validity:during Choice:Alan CONN:MIG01XU MSISDN:00777776289999 GUID:15BAC196-B2C6-4E95-9661-D575E903A796 Shortcode:63334</text:span></text:p>
      <text:p text:style-name="P1"><text:span text:style-name="T1">VOTE 1168123450 Campaign:ssss_uk_02A Validity:during Choice:Mark CONN:MIG01XU MSISDN:00777779449999 GUID:6199F5F6-CC3A-4D8B-B1B3-C11548EAA417 Shortcode:63334</text:span></text:p>
      <text:p text:style-name="P1"><text:span text:style-name="T1">VOTE 1168123450 Campaign:ssss_uk_02A Validity:during Choice:Gemma CONN:MIG01OU MSISDN:00777773159999 GUID:31F4DF5F-B339-4BB9-A9D6-AEC44E2C0503 Shortcode:63334</text:span></text:p>
      <text:p text:style-name="P1"><text:span text:style-name="T1">VOTE 1168123450 Campaign:ssss_uk_02A Validity:during Choice:Antony CONN:MIG00VU MSISDN:00777770479999 GUID:1E29BF9F-0715-4662-874B-75399A32EE87 Shortcode:63334</text:span></text:p>
      <text:p text:style-name="P1"><text:span text:style-name="T1">VOTE 1168123450 Campaign:ssss_uk_02A Validity:during Choice:Verity CONN:MIG01XU MSISDN:00777773269999 GUID:A9ED99CD-8A66-4B1E-9D2A-B6533FCFDE85 Shortcode:63334</text:span></text:p>
      <text:p text:style-name="P1"><text:span text:style-name="T1">VOTE 1168123450 Campaign:ssss_uk_02A Validity:during Choice:Antony CONN:MIG01XU MSISDN:00777779269999 GUID:A1E1AAA5-CD8C-4E3D-A9B3-173FC01F130F Shortcode:63334</text:span></text:p>
      <text:p text:style-name="P1"><text:span text:style-name="T1">VOTE 1168123450 Campaign:ssss_uk_02A Validity:during Choice:Antony CONN:MIG01TU MSISDN:00777771329999 GUID:606FC079-F80B-4DAE-B1D0-264FBA2B727C Shortcode:63334</text:span></text:p>
      <text:p text:style-name="P1"><text:span text:style-name="T1">VOTE 1168123450 Campaign:ssss_uk_02A Validity:during Choice:Alan CONN:MIG01TU MSISDN:00777778529999 GUID:58AA49D6-2016-47E8-9D3D-F8DD8EBF15FE Shortcode:63334</text:span></text:p>
      <text:p text:style-name="P1"><text:span text:style-name="T1">VOTE 1168123450 Campaign:ssss_uk_02A Validity:during Choice:Matthew CONN:MIG01OU MSISDN:00777779099999 GUID:CA936082-2AAC-42AC-A542-66D18E5DD294 Shortcode:63334</text:span></text:p>
      <text:p text:style-name="P1"><text:span text:style-name="T1">VOTE 1168123450 Campaign:ssss_uk_02A Validity:during Choice:Antony CONN:MIG01XU MSISDN:00777772949999 GUID:D4A771BC-CE51-404A-998D-A30BACD3419F Shortcode:63334</text:span></text:p>
      <text:p text:style-name="P1"><text:span text:style-name="T1">VOTE 1168123451 Campaign:ssss_uk_02A Validity:during Choice:Matthew CONN:MIG01HU MSISDN:00777775199999 GUID:1B27590C-5806-40F0-AE0C-A8E6D315FC14 Shortcode:63334</text:span></text:p>
      <text:p text:style-name="P1"><text:span text:style-name="T1">VOTE 1168123451 Campaign:ssss_uk_02A Validity:during Choice:Alan CONN:MIG01OU MSISDN:00777777199999 GUID:E80DC6AC-CAC1-4492-978A-EB7A8BD3A39B Shortcode:63334</text:span></text:p>
      <text:p text:style-name="P1"><text:span text:style-name="T1">VOTE 1168123451 Campaign:ssss_uk_02A Validity:during Choice:Tupele CONN:MIG01OU MSISDN:00777776529999 GUID:72D09B46-696C-41DF-9C0C-21D0AD250AB9 Shortcode:63334</text:span></text:p>
      <text:p text:style-name="P1"><text:span text:style-name="T1">VOTE 1168123451 Campaign:ssss_uk_02A Validity:during Choice:Tupele CONN:MIG01XU MSISDN:00777775589999 GUID:469FBFA9-8F67-4A8D-AAA3-CA382B47A499 Shortcode:63334</text:span></text:p>
      <text:p text:style-name="P1"><text:span text:style-name="T1">VOTE 1168123451 Campaign:ssss_uk_02A Validity:during Choice:Antony CONN:MIG01OU MSISDN:00777771039999 GUID:4F972B8B-00F5-417E-971F-3D48EA5664B0 Shortcode:63334</text:span></text:p>
      <text:p text:style-name="P1"><text:span text:style-name="T1">VOTE 1168123451 Campaign:ssss_uk_02A Validity:during Choice:Antony CONN:MIG01XU MSISDN:00777771859999 GUID:4CE12266-C6EA-4BCA-B542-50A9FCE6626F Shortcode:63334</text:span></text:p>
      <text:p text:style-name="P1"><text:span text:style-name="T1">VOTE 1168123451 Campaign:ssss_uk_02A Validity:during Choice:Gemma CONN:MIG01XU MSISDN:00777772759999 GUID:C70FB354-38F8-4FCD-A7FF-2C8110749D11 Shortcode:63334</text:span></text:p>
      <text:p text:style-name="P1"><text:span text:style-name="T1">VOTE 1168123451 Campaign:ssss_uk_02A Validity:during Choice:Gemma CONN:MIG01XU MSISDN:00777775869999 GUID:DDD71839-210F-4D6B-9BBE-F49051B11BED Shortcode:63334</text:span></text:p>
      <text:p text:style-name="P1"><text:span text:style-name="T1">VOTE 1168123451 Campaign:ssss_uk_02A Validity:during Choice:Matthew CONN:MIG01XU MSISDN:00777777069999 GUID:6581D573-9DC4-4232-82AA-9212B1320CE9 Shortcode:63334</text:span></text:p>
      <text:p text:style-name="P1"><text:span text:style-name="T1">VOTE 1168123451 Campaign:ssss_uk_02A Validity:during Choice:Verity CONN:MIG01OU </text:span><text:soft-page-break/><text:span text:style-name="T1">MSISDN:00777774779999 GUID:FB90F323-04DD-434D-893E-23790C2FB3B4 Shortcode:63334</text:span></text:p>
      <text:p text:style-name="P1"><text:span text:style-name="T1">VOTE 1168123451 Campaign:ssss_uk_02A Validity:during Choice:Matthew CONN:MIG01OU MSISDN:00777774669999 GUID:FD482299-1A2F-4755-BD5F-2B74CC8C4A20 Shortcode:63334</text:span></text:p>
      <text:p text:style-name="P1"><text:span text:style-name="T1">VOTE 1168123451 Campaign:ssss_uk_02A Validity:during Choice:Matthew CONN:MIG01XU MSISDN:00777773739999 GUID:6FAE3E82-0C25-4AAD-969D-0892BBEA1AC2 Shortcode:63334</text:span></text:p>
      <text:p text:style-name="P1"><text:span text:style-name="T1">VOTE 1168123451 Campaign:ssss_uk_02A Validity:during Choice:Gemma CONN:MIG01OU MSISDN:00777770289999 GUID:5DBC28CA-A2F8-43E2-875C-F410E13B90E5 Shortcode:63334</text:span></text:p>
      <text:p text:style-name="P1"><text:span text:style-name="T1">VOTE 1168123452 Campaign:ssss_uk_02A Validity:during Choice:Verity CONN:MIG01XU MSISDN:00777776119999 GUID:FC62FD57-73F0-45A4-8428-1078B8678666 Shortcode:63334</text:span></text:p>
      <text:p text:style-name="P1"><text:span text:style-name="T1">VOTE 1168123452 Campaign:ssss_uk_02A Validity:during Choice:Mark CONN:MIG01XU MSISDN:00777773799999 GUID:A998A001-BF9B-49BD-995F-AA5F5CD03E36 Shortcode:63334</text:span></text:p>
      <text:p text:style-name="P1"><text:span text:style-name="T1">VOTE 1168123452 Campaign:ssss_uk_02A Validity:during Choice:Matthew CONN:MIG01OU MSISDN:00777775739999 GUID:378B6A22-3CEA-480B-BCE0-3CB8172C87BD Shortcode:63334</text:span></text:p>
      <text:p text:style-name="P1"><text:span text:style-name="T1">VOTE 1168123452 Campaign:ssss_uk_02A Validity:during Choice:Matthew CONN:MIG01XU MSISDN:00777776149999 GUID:D8E723F7-9041-4755-9CB3-E7061B96E277 Shortcode:63334</text:span></text:p>
      <text:p text:style-name="P1"><text:span text:style-name="T1">VOTE 1168123452 Campaign:ssss_uk_02A Validity:during Choice:Alan CONN:MIG01XU MSISDN:00777779949999 GUID:9D072CB6-2850-4E7D-8D70-49D30C8E3675 Shortcode:63334</text:span></text:p>
      <text:p text:style-name="P1"><text:span text:style-name="T1">VOTE 1168123452 Campaign:ssss_uk_02A Validity:during Choice:Verity CONN:MIG01OU MSISDN:00777779569999 GUID:74E0979D-9954-4D56-9850-E157F1C581A4 Shortcode:63334</text:span></text:p>
      <text:p text:style-name="P1"><text:span text:style-name="T1">VOTE 1168123452 Campaign:ssss_uk_02A Validity:during Choice:Leon CONN:MIG01XU MSISDN:00777771589999 GUID:BF0B3806-1C16-41B0-A1FD-C80899E4E027 Shortcode:63334</text:span></text:p>
      <text:p text:style-name="P1"><text:span text:style-name="T1">VOTE 1168123452 Campaign:ssss_uk_02A Validity:during Choice:Tupele CONN:MIG01XU MSISDN:00777772469999 GUID:97CC9C6D-98A3-4FF5-9E2C-09AE6A473776 Shortcode:63334</text:span></text:p>
      <text:p text:style-name="P1"><text:span text:style-name="T1">VOTE 1168123452 Campaign:ssss_uk_02A Validity:during Choice:Mark CONN:MIG01OU MSISDN:00777776689999 GUID:76DC5124-C184-4EF2-858C-39FB35DD7A17 Shortcode:63334</text:span></text:p>
      <text:p text:style-name="P1"><text:span text:style-name="T1">VOTE 1168123452 Campaign:ssss_uk_02A Validity:during Choice:Antony CONN:MIG01XU MSISDN:00777775949999 GUID:C4C04543-27D5-49C9-9459-2657CB88A9AA Shortcode:63334</text:span></text:p>
      <text:p text:style-name="P1"><text:span text:style-name="T1">VOTE 1168123453 Campaign:ssss_uk_02A Validity:during Choice:Matthew CONN:MIG01XU MSISDN:00777772799999 GUID:9BFD7CA3-E65E-4F89-894C-1D61EC452FDB Shortcode:63334</text:span></text:p>
      <text:p text:style-name="P1"><text:span text:style-name="T1">VOTE 1168123453 Campaign:ssss_uk_02A Validity:during Choice:Matthew CONN:MIG01XU MSISDN:00777772899999 GUID:4729650C-97E6-4B1C-8784-397B276CFA9A Shortcode:63334</text:span></text:p>
      <text:p text:style-name="P1"><text:span text:style-name="T1">VOTE 1168123453 Campaign:ssss_uk_02A Validity:during Choice:Gemma CONN:MIG01HU MSISDN:00777777379999 GUID:A61071C5-A0AB-44FE-BDCF-54D9600BF5E9 Shortcode:63334</text:span></text:p>
      <text:p text:style-name="P1"><text:span text:style-name="T1">VOTE 1168123453 Campaign:ssss_uk_02A Validity:during Choice:Tupele CONN:MIG00VU MSISDN:00777777599999 GUID:E6D5E23A-4069-4671-8633-C7E45CACA7D5 Shortcode:63334</text:span></text:p>
      <text:p text:style-name="P1"><text:span text:style-name="T1">VOTE 1168123453 Campaign:ssss_uk_02A Validity:during Choice:Gemma CONN:MIG00VU MSISDN:00777778249999 GUID:998622E8-C034-49D1-A8EF-672A4B7F62B6 Shortcode:63334</text:span></text:p>
      <text:p text:style-name="P1"><text:span text:style-name="T1">VOTE 1168123453 Campaign:ssss_uk_02A Validity:during Choice:Gemma CONN:MIG01XU MSISDN:00777772059999 GUID:DB5C0D29-5BC2-41A7-BB6E-DD05E5210AEF Shortcode:63334</text:span></text:p>
      <text:p text:style-name="P1"><text:span text:style-name="T1">VOTE 1168123454 Campaign:ssss_uk_02A Validity:during Choice:Tupele CONN:MIG01XU MSISDN:00777772199999 GUID:53E5C14F-DC12-4C7F-BCEE-3ECBF95DF427 Shortcode:63334</text:span></text:p>
      <text:p text:style-name="P1"><text:span text:style-name="T1">VOTE 1168123454 Campaign:ssss_uk_02A Validity:during Choice:Mark CONN:MIG01XU MSISDN:00777779179999 GUID:CBB6488C-3E65-4784-9E33-52BE836139CF Shortcode:63334</text:span></text:p>
      <text:p text:style-name="P1"><text:span text:style-name="T1">VOTE 1168123454 Campaign:ssss_uk_02A Validity:during Choice:Gemma CONN:MIG01XU MSISDN:00777771149999 GUID:E72613D2-0A44-4958-BE86-11269C460504 Shortcode:63334</text:span></text:p>
      <text:p text:style-name="P1"><text:span text:style-name="T1">VOTE 1168123454 Campaign:ssss_uk_02A Validity:during Choice:Tupele CONN:MIG01XU MSISDN:00777777519999 GUID:507C475D-5DE0-42C1-BD6D-5647F4AFEBF3 Shortcode:63334</text:span></text:p>
      <text:p text:style-name="P1"><text:span text:style-name="T1">VOTE 1168123454 Campaign:ssss_uk_02A Validity:during Choice:Tupele CONN:MIG01OU MSISDN:00777771909999 GUID:B3C1798A-1EEB-44E3-A9FF-87FF8E50BE65 Shortcode:63334</text:span></text:p>
      <text:p text:style-name="P1"><text:span text:style-name="T1">VOTE 1168123454 Campaign:ssss_uk_02A Validity:during Choice:Mark CONN:MIG01OU MSISDN:00777774589999 GUID:AE1BB929-C1DE-445B-B727-24F7025D609E Shortcode:63334</text:span></text:p>
      <text:p text:style-name="P1"><text:span text:style-name="T1">VOTE 1168123454 Campaign:ssss_uk_02A Validity:during Choice:Gemma CONN:MIG01XU MSISDN:00777776499999 GUID:E096CB0F-6AAC-44EE-A573-048FB36806EE Shortcode:63334</text:span></text:p>
      <text:p text:style-name="P1"><text:span text:style-name="T1">VOTE 1168123455 Campaign:ssss_uk_02A Validity:during Choice:Alan CONN:MIG01OU MSISDN:00777777959999 GUID:8CEF46EC-472E-4E11-BE6B-863E83CEB62A Shortcode:63334</text:span></text:p>
      <text:p text:style-name="P1"><text:span text:style-name="T1">VOTE 1168123455 Campaign:ssss_uk_02A Validity:during Choice:Antony CONN:MIG01XU MSISDN:00777775989999 GUID:D5CA11EA-1DAC-4774-8D60-24C5D2EEF6D7 Shortcode:63334</text:span></text:p>
      <text:p text:style-name="P1"><text:span text:style-name="T1">VOTE 1168123455 Campaign:ssss_uk_02A Validity:during Choice:Verity CONN:MIG01OU MSISDN:00777775389999 GUID:1A5D5539-838D-411A-A982-D631DA53C380 Shortcode:63334</text:span></text:p>
      <text:p text:style-name="P1"><text:span text:style-name="T1">VOTE 1168123455 Campaign:ssss_uk_02A Validity:during Choice:Antony CONN:MIG01XU MSISDN:00777773889999 GUID:4FDD938E-4C49-468B-91E8-43EC9D755140 Shortcode:63334</text:span></text:p>
      <text:p text:style-name="P1"><text:span text:style-name="T1">VOTE 1168123455 Campaign:ssss_uk_02A Validity:during Choice:Tupele CONN:MIG01XU </text:span><text:soft-page-break/><text:span text:style-name="T1">MSISDN:00777774729999 GUID:AA707259-99CF-4B37-BDF0-C2373EF15FEB Shortcode:63334</text:span></text:p>
      <text:p text:style-name="P1"><text:span text:style-name="T1">VOTE 1168123455 Campaign:ssss_uk_02A Validity:during Choice:Gemma CONN:MIG01TU MSISDN:00777777539999 GUID:6D65EC9C-5C02-471D-B421-E566CC330A78 Shortcode:63334</text:span></text:p>
      <text:p text:style-name="P1"><text:span text:style-name="T1">VOTE 1168123455 Campaign:ssss_uk_02A Validity:during Choice:Antony CONN:MIG01TU MSISDN:00777776659999 GUID:511B61BE-CA47-42C1-BCF2-4B38972A1862 Shortcode:63334</text:span></text:p>
      <text:p text:style-name="P1"><text:span text:style-name="T1">VOTE 1168123455 Campaign:ssss_uk_02A Validity:during Choice:Mark CONN:MIG01TU MSISDN:00777770529999 GUID:7ADB925B-1631-4486-8E03-B69E073AF9F8 Shortcode:63334</text:span></text:p>
      <text:p text:style-name="P1"><text:span text:style-name="T1">VOTE 1168123455 Campaign:ssss_uk_02A Validity:during Choice:Verity CONN:MIG00VU MSISDN:00777770529999 GUID:C5DDD6E9-1758-4F74-8B58-3CDBD2F3AAC6 Shortcode:63334</text:span></text:p>
      <text:p text:style-name="P1"><text:span text:style-name="T1">VOTE 1168123455 Campaign:ssss_uk_02A Validity:during Choice:Matthew CONN:MIG01HU MSISDN:00777775089999 GUID:D46EE519-AD17-4A7C-8E79-E1C6B26946C5 Shortcode:63334</text:span></text:p>
      <text:p text:style-name="P1"><text:span text:style-name="T1">VOTE 1168123455 Campaign:ssss_uk_02A Validity:during Choice:Antony CONN:MIG01HU MSISDN:00777775009999 GUID:50AA4E38-93DB-4563-92E4-2E3872622DA2 Shortcode:63334</text:span></text:p>
      <text:p text:style-name="P1"><text:span text:style-name="T1">VOTE 1168123456 Campaign:ssss_uk_02A Validity:during Choice:Verity CONN:MIG01XU MSISDN:00777777789999 GUID:98FB36B5-F59F-4AB8-934E-D7E5AC20AFEF Shortcode:63334</text:span></text:p>
      <text:p text:style-name="P1"><text:span text:style-name="T1">VOTE 1168123456 Campaign:ssss_uk_02A Validity:during Choice:Antony CONN:MIG00VU MSISDN:00777779669999 GUID:FDCBAAC8-B5D3-44D0-BB09-E30CEB6FAFC5 Shortcode:63334</text:span></text:p>
      <text:p text:style-name="P1"><text:span text:style-name="T1">VOTE 1168123456 Campaign:ssss_uk_02A Validity:during Choice:Gemma CONN:MIG01OU MSISDN:00777772689999 GUID:3B62111F-578F-4803-AAEB-20A921C7E103 Shortcode:63334</text:span></text:p>
      <text:p text:style-name="P1"><text:span text:style-name="T1">VOTE 1168123456 Campaign:ssss_uk_02A Validity:during Choice:Tupele CONN:MIG01XU MSISDN:00777774539999 GUID:59113E0E-B9FD-4C1C-AC56-140F5F64B9DC Shortcode:63334</text:span></text:p>
      <text:p text:style-name="P1"><text:span text:style-name="T1">VOTE 1168123456 Campaign:ssss_uk_02A Validity:during Choice:Gemma CONN:MIG01XU MSISDN:00777779119999 GUID:AFEAA398-C706-430B-94E7-B18B146D3DF3 Shortcode:63334</text:span></text:p>
      <text:p text:style-name="P1"><text:span text:style-name="T1">VOTE 1168123456 Campaign:ssss_uk_02A Validity:during Choice:Gemma CONN:MIG01TU MSISDN:00777771749999 GUID:2D69C200-5C2C-42FB-9D63-C02CEA523A82 Shortcode:63334</text:span></text:p>
      <text:p text:style-name="P1"><text:span text:style-name="T1">VOTE 1168123456 Campaign:ssss_uk_02A Validity:during Choice:Antony CONN:MIG01TU MSISDN:00777771889999 GUID:AD1810A7-CCA8-49BB-BC16-D0C113AD6B88 Shortcode:63334</text:span></text:p>
      <text:p text:style-name="P1"><text:span text:style-name="T1">VOTE 1168123454 Campaign:ssss_uk_02A Validity:during Choice:Tupele CONN:MIG01OU MSISDN:00777775849999 GUID:47699F2A-1AFD-406B-8FDC-AC006044B50C Shortcode:63334</text:span></text:p>
      <text:p text:style-name="P1"><text:span text:style-name="T1">VOTE 1168123456 Campaign:ssss_uk_02A Validity:during Choice:Gemma CONN:MIG01XU MSISDN:00777771439999 GUID:B33E425A-B0BF-41E6-BC2B-01C6968F6E56 Shortcode:63334</text:span></text:p>
      <text:p text:style-name="P1"><text:span text:style-name="T1">VOTE 1168123456 Campaign:ssss_uk_02A Validity:during Choice:Tupele CONN:MIG01XU MSISDN:00777779019999 GUID:F4F21637-5AED-42F6-8485-F687BE29A454 Shortcode:63334</text:span></text:p>
      <text:p text:style-name="P1"><text:span text:style-name="T1">VOTE 1168123457 Campaign:ssss_uk_02A Validity:during Choice:Gemma CONN:MIG00VU MSISDN:00777775819999 GUID:764A8B6A-ACC6-4FFC-BA74-27C6DA528CED Shortcode:63334</text:span></text:p>
      <text:p text:style-name="P1"><text:span text:style-name="T1">VOTE 1168123457 Campaign:ssss_uk_02A Validity:during Choice:Matthew CONN:MIG01OU MSISDN:00777776149999 GUID:E10CFF11-9866-4259-AB33-AEA7565A45D1 Shortcode:63334</text:span></text:p>
      <text:p text:style-name="P1"><text:span text:style-name="T1">VOTE 1168123457 Campaign:ssss_uk_02A Validity:during Choice:Gemma CONN:MIG01OU MSISDN:00777777929999 GUID:2E439757-0E4F-451C-8014-1F9ACE644DD8 Shortcode:63334</text:span></text:p>
      <text:p text:style-name="P1"><text:span text:style-name="T1">VOTE 1168123457 Campaign:ssss_uk_02A Validity:during Choice:Gemma CONN:MIG01XU MSISDN:00777779539999 GUID:A10EA70E-82E2-4FB2-81CC-CB7645544723 Shortcode:63334</text:span></text:p>
      <text:p text:style-name="P1"><text:span text:style-name="T1">VOTE 1168123457 Campaign:ssss_uk_02A Validity:during Choice:Gemma CONN:MIG01XU MSISDN:00777774189999 GUID:2FE4496E-2D18-4734-925A-E59721040954 Shortcode:63334</text:span></text:p>
      <text:p text:style-name="P1"><text:span text:style-name="T1">VOTE 1168123457 Campaign:ssss_uk_02A Validity:during Choice:Matthew CONN:MIG01HU MSISDN:00777777319999 GUID:A7FAD330-BC95-42C2-85B7-8C5D5EEB0D2A Shortcode:63334</text:span></text:p>
      <text:p text:style-name="P1"><text:span text:style-name="T1">VOTE 1168123457 Campaign:ssss_uk_02A Validity:during Choice:Gemma CONN:MIG01XU MSISDN:00777776249999 GUID:9ABAA814-F709-4311-B8F9-74CDFA089D6A Shortcode:63334</text:span></text:p>
      <text:p text:style-name="P1"><text:span text:style-name="T1">VOTE 1168123457 Campaign:ssss_uk_02A Validity:during Choice:Antony CONN:MIG01XU MSISDN:00777771569999 GUID:800DE456-23D6-4AB4-A220-21A61386B68E Shortcode:63334</text:span></text:p>
      <text:p text:style-name="P1"><text:span text:style-name="T1">VOTE 1168123457 Campaign:ssss_uk_02A Validity:during Choice:Matthew CONN:MIG01XU MSISDN:00777774819999 GUID:A2C0DBB2-ADFA-4B67-875D-48BFD0B82063 Shortcode:63334</text:span></text:p>
      <text:p text:style-name="P1"><text:span text:style-name="T1">VOTE 1168123457 Campaign:ssss_uk_02A Validity:during Choice:Gemma CONN:MIG01XU MSISDN:00777773959999 GUID:476306DB-15BD-4585-B240-DC9745B24C04 Shortcode:63334</text:span></text:p>
      <text:p text:style-name="P1"><text:span text:style-name="T1">VOTE 1168123457 Campaign:ssss_uk_02A Validity:during Choice:Gemma CONN:MIG01OU MSISDN:00777774079999 GUID:B8316FF8-25A3-401A-929C-B769B8CE0249 Shortcode:63334</text:span></text:p>
      <text:p text:style-name="P1"><text:span text:style-name="T1">VOTE 1168123458 Campaign:ssss_uk_02A Validity:during Choice:Mark CONN:MIG01HU MSISDN:00777777199999 GUID:F6D6AC16-6E56-4023-BE1F-132FF15C40BE Shortcode:63334</text:span></text:p>
      <text:p text:style-name="P1"><text:span text:style-name="T1">VOTE 1168123458 Campaign:ssss_uk_02A Validity:during Choice:Alan CONN:MIG00VU MSISDN:00777777539999 GUID:B90D1D15-3D7C-450E-836F-36C5113F0099 Shortcode:63334</text:span></text:p>
      <text:p text:style-name="P1"><text:span text:style-name="T1">VOTE 1168123458 Campaign:ssss_uk_02A Validity:during Choice:Matthew CONN:MIG01XU MSISDN:00777778289999 GUID:8F983C34-6456-4F60-A613-9B8620DF6D11 Shortcode:63334</text:span></text:p>
      <text:p text:style-name="P1"><text:span text:style-name="T1">VOTE 1168123458 Campaign:ssss_uk_02A Validity:during Choice:Verity CONN:MIG01XU </text:span><text:soft-page-break/><text:span text:style-name="T1">MSISDN:00777774019999 GUID:31B92080-8031-4EEF-B917-2DF3067A8E4F Shortcode:63334</text:span></text:p>
      <text:p text:style-name="P1"><text:span text:style-name="T1">VOTE 1168123458 Campaign:ssss_uk_02A Validity:during Choice:Tupele CONN:MIG01XU MSISDN:00777771549999 GUID:6D65671F-D634-4951-B320-66CB63AB9034 Shortcode:63334</text:span></text:p>
      <text:p text:style-name="P1"><text:span text:style-name="T1">VOTE 1168123458 Campaign:ssss_uk_02A Validity:during Choice:Matthew CONN:MIG01XU MSISDN:00777777749999 GUID:5C7C71B8-05A9-4901-A23D-692C7EB775AF Shortcode:63334</text:span></text:p>
      <text:p text:style-name="P1"><text:span text:style-name="T1">VOTE 1168123458 Campaign:ssss_uk_02A Validity:during Choice:Gemma CONN:MIG00VU MSISDN:00777779689999 GUID:9FCC5C96-206E-4705-8BE1-26F822E3BBE0 Shortcode:63334</text:span></text:p>
      <text:p text:style-name="P1"><text:span text:style-name="T1">VOTE 1168123459 Campaign:ssss_uk_02A Validity:during Choice:Gemma CONN:MIG01XU MSISDN:00777778079999 GUID:D934A061-6F12-47A7-8540-E91F206B9D66 Shortcode:63334</text:span></text:p>
      <text:p text:style-name="P1"><text:span text:style-name="T1">VOTE 1168123459 Campaign:ssss_uk_02A Validity:during Choice:Gemma CONN:MIG01OU MSISDN:00777779729999 GUID:B0DAE205-5DC0-4F0A-A6A5-88C0E43A40FE Shortcode:63334</text:span></text:p>
      <text:p text:style-name="P1"><text:span text:style-name="T1">VOTE 1168123459 Campaign:ssss_uk_02A Validity:during Choice:Gemma CONN:MIG01XU MSISDN:00777771609999 GUID:2C33D424-DECA-40FC-8F27-F43FD7F7B86D Shortcode:63334</text:span></text:p>
      <text:p text:style-name="P1"><text:span text:style-name="T1">VOTE 1168123459 Campaign:ssss_uk_02A Validity:during Choice:Antony CONN:MIG01XU MSISDN:00777775309999 GUID:5CC2743A-9F9C-47C0-9A2B-36BCDEB8C97F Shortcode:63334</text:span></text:p>
      <text:p text:style-name="P1"><text:span text:style-name="T1">VOTE 1168123459 Campaign:ssss_uk_02A Validity:during Choice:Gemma CONN:MIG01XU MSISDN:00777777779999 GUID:8EA5E27A-628A-4E94-974F-71B42615937C Shortcode:63334</text:span></text:p>
      <text:p text:style-name="P1"><text:span text:style-name="T1">VOTE 1168123459 Campaign:ssss_uk_02A Validity:during Choice:Gemma CONN:MIG01OU MSISDN:00777770859999 GUID:BBCDC23B-C50F-4902-BAAA-296C1D4AD69F Shortcode:63334</text:span></text:p>
      <text:p text:style-name="P1"><text:span text:style-name="T1">VOTE 1168123459 Campaign:ssss_uk_02A Validity:during Choice:Gemma CONN:MIG01XU MSISDN:00777774459999 GUID:CB5C845A-E7D2-4E1D-972D-626EF4B52ECE Shortcode:63334</text:span></text:p>
      <text:p text:style-name="P1"><text:span text:style-name="T1">VOTE 1168123459 Campaign:ssss_uk_02A Validity:during Choice:Tupele CONN:MIG01XU MSISDN:00777774819999 GUID:37CE09CD-2257-48C1-8EEA-8AE4F1E9BF68 Shortcode:63334</text:span></text:p>
      <text:p text:style-name="P1"><text:span text:style-name="T1">VOTE 1168123459 Campaign:ssss_uk_02A Validity:during Choice:Verity CONN:MIG01XU MSISDN:00777779479999 GUID:95CF28A1-FF57-4BB2-94F1-C76ECAF06A05 Shortcode:63334</text:span></text:p>
      <text:p text:style-name="P1"><text:span text:style-name="T1">VOTE 1168123459 Campaign:ssss_uk_02A Validity:during Choice:Tupele CONN:MIG01OU MSISDN:00777771579999 GUID:6E3CD6E0-8A58-4458-B2E2-D2BF73C21215 Shortcode:63334</text:span></text:p>
      <text:p text:style-name="P1"><text:span text:style-name="T1">VOTE 1168123459 Campaign:ssss_uk_02A Validity:during Choice:Gemma CONN:MIG01OU MSISDN:00777774709999 GUID:AA4A59B6-3B93-4CEB-8DAA-B9B4FB052352 Shortcode:63334</text:span></text:p>
      <text:p text:style-name="P1"><text:span text:style-name="T1">VOTE 1168123459 Campaign:ssss_uk_02A Validity:during Choice:Gemma CONN:MIG01TU MSISDN:00777777159999 GUID:F4F85E63-B027-4290-B23E-649AA80107C3 Shortcode:63334</text:span></text:p>
      <text:p text:style-name="P1"><text:span text:style-name="T1">VOTE 1168123459 Campaign:ssss_uk_02A Validity:during Choice:Antony CONN:MIG01TU MSISDN:00777771519999 GUID:033102FF-21E6-4E5D-9E8A-1C8320B329C0 Shortcode:63334</text:span></text:p>
      <text:p text:style-name="P1"><text:span text:style-name="T1">VOTE 1168123459 Campaign:ssss_uk_02A Validity:during Choice:Verity CONN:MIG01TU MSISDN:00777771889999 GUID:4AF58373-A9EC-4D7D-B611-5AFEF3551DF8 Shortcode:63334</text:span></text:p>
      <text:p text:style-name="P1"><text:span text:style-name="T1">VOTE 1168123460 Campaign:ssss_uk_02A Validity:during Choice:Gemma CONN:MIG01XU MSISDN:00777771559999 GUID:C0CE6DCF-1CA9-498F-B639-B536A208FFF6 Shortcode:63334</text:span></text:p>
      <text:p text:style-name="P1"><text:span text:style-name="T1">VOTE 1168123460 Campaign:ssss_uk_02A Validity:during Choice:Tupele CONN:MIG01XU MSISDN:00777771339999 GUID:34D61FA6-80D7-4C00-9100-3EECC91EB2C7 Shortcode:63334</text:span></text:p>
      <text:p text:style-name="P1"><text:span text:style-name="T1">VOTE 1168123460 Campaign:ssss_uk_02A Validity:during Choice:Gemma CONN:MIG01XU MSISDN:00777779359999 GUID:1DDA612C-6B15-4B34-9997-947D2F4B81E1 Shortcode:63334</text:span></text:p>
      <text:p text:style-name="P1"><text:span text:style-name="T1">VOTE 1168123460 Campaign:ssss_uk_02A Validity:during Choice:Gemma CONN:MIG01XU MSISDN:00777776309999 GUID:63F521C0-845C-492A-91F9-D51E36FDB5E5 Shortcode:63334</text:span></text:p>
      <text:p text:style-name="P1"><text:span text:style-name="T1">VOTE 1168123460 Campaign:ssss_uk_02A Validity:during Choice:Antony CONN:MIG01OU MSISDN:00777771879999 GUID:4EAC5955-BC01-4449-A63A-EDA65032F535 Shortcode:63334</text:span></text:p>
      <text:p text:style-name="P1"><text:span text:style-name="T1">VOTE 1168123460 Campaign:ssss_uk_02A Validity:during Choice:Matthew CONN:MIG00VU MSISDN:00777773139999 GUID:1153EF36-A05F-4A7F-8677-6BDEB165C4DD Shortcode:63334</text:span></text:p>
      <text:p text:style-name="P1"><text:span text:style-name="T1">VOTE 1168123460 Campaign:ssss_uk_02A Validity:during Choice:Matthew CONN:MIG01HU MSISDN:00777773349999 GUID:F405F3A8-C7EF-4C05-864F-F4B58A6E6C6B Shortcode:63334</text:span></text:p>
      <text:p text:style-name="P1"><text:span text:style-name="T1">VOTE 1168123460 Campaign:ssss_uk_02A Validity:during Choice:Matthew CONN:MIG01XU MSISDN:00777779909999 GUID:DDE4CEB4-9788-4EC2-87AD-D536EBABD9D7 Shortcode:63334</text:span></text:p>
      <text:p text:style-name="P1"><text:span text:style-name="T1">VOTE 1168123460 Campaign:ssss_uk_02A Validity:during Choice:Tupele CONN:MIG01OU MSISDN:00777779839999 GUID:1B2845B4-FE46-4D4B-A2C1-BFE9EBACFE61 Shortcode:63334</text:span></text:p>
      <text:p text:style-name="P1"><text:span text:style-name="T1">VOTE 1168123460 Campaign:ssss_uk_02A Validity:during Choice:Tupele CONN:MIG01OU MSISDN:00777776939999 GUID:B9152E6F-2E4A-49E6-B303-B07D0C54CC2B Shortcode:63334</text:span></text:p>
      <text:p text:style-name="P1"><text:span text:style-name="T1">VOTE 1168123460 Campaign:ssss_uk_02A Validity:during Choice:Gemma CONN:MIG01XU MSISDN:00777772839999 GUID:2E43C455-B26D-4137-B156-EA79B079E333 Shortcode:63334</text:span></text:p>
      <text:p text:style-name="P1"><text:span text:style-name="T1">VOTE 1168123460 Campaign:ssss_uk_02A Validity:during Choice:Tupele CONN:MIG01OU MSISDN:00777774769999 GUID:37B7A8CD-8703-40E5-BF72-5B306CAE7B29 Shortcode:63334</text:span></text:p>
      <text:p text:style-name="P1"><text:span text:style-name="T1">VOTE 1168123460 Campaign:ssss_uk_02A Validity:during Choice:Antony CONN:MIG01XU MSISDN:00777773399999 GUID:5A323F09-93DF-41CF-907D-E967D5426BC9 Shortcode:63334</text:span></text:p>
      <text:p text:style-name="P1"><text:span text:style-name="T1">VOTE 1168123460 Campaign:ssss_uk_02A Validity:during Choice:Gemma CONN:MIG01XU </text:span><text:soft-page-break/><text:span text:style-name="T1">MSISDN:00777776279999 GUID:04000472-4E6B-44B9-B5B2-767F3591FD98 Shortcode:63334</text:span></text:p>
      <text:p text:style-name="P1"><text:span text:style-name="T1">VOTE 1168123460 Campaign:ssss_uk_02A Validity:during Choice:Antony CONN:MIG01XU MSISDN:00777773179999 GUID:37461557-B348-4C22-815A-206C3DD0E691 Shortcode:63334</text:span></text:p>
      <text:p text:style-name="P1"><text:span text:style-name="T1">VOTE 1168123460 Campaign:ssss_uk_02A Validity:during Choice:Gemma CONN:MIG01XU MSISDN:00777774869999 GUID:5CBF287B-32B8-4A45-9CFE-E1334286F585 Shortcode:63334</text:span></text:p>
      <text:p text:style-name="P1"><text:span text:style-name="T1">VOTE 1168123461 Campaign:ssss_uk_02A Validity:during Choice:Gemma CONN:MIG01HU MSISDN:00777772299999 GUID:07EAE2BE-55A4-45F1-88C1-2A6CCBE056D1 Shortcode:63334</text:span></text:p>
      <text:p text:style-name="P1"><text:span text:style-name="T1">VOTE 1168123460 Campaign:ssss_uk_02A Validity:during Choice:Gemma CONN:MIG01XU MSISDN:00777773139999 GUID:F0CA1943-61D1-4A77-BF9D-C574BF5BFC5F Shortcode:63334</text:span></text:p>
      <text:p text:style-name="P1"><text:span text:style-name="T1">VOTE 1168123461 Campaign:ssss_uk_02A Validity:during Choice:Leon CONN:MIG01XU MSISDN:00777779629999 GUID:2354B1BF-5224-42C8-9302-2602AF32A95F Shortcode:63334</text:span></text:p>
      <text:p text:style-name="P1"><text:span text:style-name="T1">VOTE 1168123461 Campaign:ssss_uk_02A Validity:during Choice:Gemma CONN:MIG01XU MSISDN:00777771009999 GUID:56A3DA02-9434-4D98-8BF9-AAE3656B29B4 Shortcode:63334</text:span></text:p>
      <text:p text:style-name="P1"><text:span text:style-name="T1">VOTE 1168123461 Campaign:ssss_uk_02A Validity:during Choice:Alan CONN:MIG01OU MSISDN:00777771279999 GUID:AAC927EB-37C5-4079-9662-A2AFFF3AFDBF Shortcode:63334</text:span></text:p>
      <text:p text:style-name="P1"><text:span text:style-name="T1">VOTE 1168123461 Campaign:ssss_uk_02A Validity:during Choice:Gemma CONN:MIG00VU MSISDN:00777776269999 GUID:A4726160-BA00-4D4D-B102-64385D68B64F Shortcode:63334</text:span></text:p>
      <text:p text:style-name="P1"><text:span text:style-name="T1">VOTE 1168123461 Campaign:ssss_uk_02A Validity:during Choice:Gemma CONN:MIG01OU MSISDN:00777774899999 GUID:40157A51-EB46-4AE4-BC41-49FE85FC31F6 Shortcode:63334</text:span></text:p>
      <text:p text:style-name="P1"><text:span text:style-name="T1">VOTE 1168123461 Campaign:ssss_uk_02A Validity:during Choice:Gemma CONN:MIG01XU MSISDN:00777773049999 GUID:4FDEB0F4-DC3B-44C4-AC45-D72488DD9C9C Shortcode:63334</text:span></text:p>
      <text:p text:style-name="P1"><text:span text:style-name="T1">VOTE 1168123461 Campaign:ssss_uk_02A Validity:during Choice:Verity CONN:MIG01XU MSISDN:00777779529999 GUID:6B960477-5698-4CA3-A005-A86FB6605C62 Shortcode:63334</text:span></text:p>
      <text:p text:style-name="P1"><text:span text:style-name="T1">VOTE 1168123461 Campaign:ssss_uk_02A Validity:during Choice:Tupele CONN:MIG01XU MSISDN:00777771259999 GUID:1ADB67D2-20A5-499B-9E8D-999080E593FE Shortcode:63334</text:span></text:p>
      <text:p text:style-name="P1"><text:span text:style-name="T1">VOTE 1168123461 Campaign:ssss_uk_02A Validity:during Choice:Gemma CONN:MIG01XU MSISDN:00777776599999 GUID:0FD9E72C-6BD5-4575-B521-04B175D4EA55 Shortcode:63334</text:span></text:p>
      <text:p text:style-name="P1"><text:span text:style-name="T1">VOTE 1168123461 Campaign:ssss_uk_02A Validity:during Choice:Gemma CONN:MIG01XU MSISDN:00777778009999 GUID:17F27A69-011B-444F-AEB7-9C53ADE1F0F7 Shortcode:63334</text:span></text:p>
      <text:p text:style-name="P1"><text:span text:style-name="T1">VOTE 1168123462 Campaign:ssss_uk_02A Validity:during Choice:Gemma CONN:MIG00VU MSISDN:00777778729999 GUID:391231DC-E630-49DA-8B09-BA86FEA87F6C Shortcode:63334</text:span></text:p>
      <text:p text:style-name="P1"><text:span text:style-name="T1">VOTE 1168123462 Campaign:ssss_uk_02A Validity:during Choice:Matthew CONN:MIG01XU MSISDN:00777775589999 GUID:D228BA3D-672F-4747-B00E-119B3ED976C8 Shortcode:63334</text:span></text:p>
      <text:p text:style-name="P1"><text:span text:style-name="T1">VOTE 1168123462 Campaign:ssss_uk_02A Validity:during Choice:Matthew CONN:MIG01OU MSISDN:00777774369999 GUID:079FDD9D-DF4B-4585-A193-7FE1A1942D37 Shortcode:63334</text:span></text:p>
      <text:p text:style-name="P1"><text:span text:style-name="T1">VOTE 1168123462 Campaign:ssss_uk_02A Validity:during Choice:Verity CONN:MIG01TU MSISDN:00777772579999 GUID:E24DFCE9-5762-4B47-9D1D-8FA91AD0BCEF Shortcode:63334</text:span></text:p>
      <text:p text:style-name="P1"><text:span text:style-name="T1">VOTE 1168123462 Campaign:ssss_uk_02A Validity:during Choice:Antony CONN:MIG01TU MSISDN:00777771569999 GUID:23268F0F-3F5A-4DD5-A1DB-A430E8139FFA Shortcode:63334</text:span></text:p>
      <text:p text:style-name="P1"><text:span text:style-name="T1">VOTE 1168123462 Campaign:ssss_uk_02A Validity:during Choice:Tupele CONN:MIG01TU MSISDN:00777771409999 GUID:C787C379-6C83-4368-A0A3-784E51C33073 Shortcode:63334</text:span></text:p>
      <text:p text:style-name="P1"><text:span text:style-name="T1">VOTE 1168123462 Campaign:ssss_uk_02A Validity:during Choice:Matthew CONN:MIG00VU MSISDN:00777771769999 GUID:58FFB57A-E956-42CB-82E6-865D5B950177 Shortcode:63334</text:span></text:p>
      <text:p text:style-name="P1"><text:span text:style-name="T1">VOTE 1168123462 Campaign:ssss_uk_02A Validity:during Choice:Tupele CONN:MIG01XU MSISDN:00777771089999 GUID:64EFB686-9249-4325-87AF-830EA0B21509 Shortcode:63334</text:span></text:p>
      <text:p text:style-name="P1"><text:span text:style-name="T1">VOTE 1168123462 Campaign:ssss_uk_02A Validity:during Choice:Gemma CONN:MIG01XU MSISDN:00777778699999 GUID:61E82AB9-D1B9-4A21-9926-F3A66FE7FA39 Shortcode:63334</text:span></text:p>
      <text:p text:style-name="P1"><text:span text:style-name="T1">VOTE 1168123462 Campaign:ssss_uk_02A Validity:during Choice:Matthew CONN:MIG01XU MSISDN:00777774459999 GUID:B8D6E92F-3DB2-4A84-983F-D445730140FF Shortcode:63334</text:span></text:p>
      <text:p text:style-name="P1"><text:span text:style-name="T1">VOTE 1168123462 Campaign:ssss_uk_02A Validity:during Choice:Leon CONN:MIG01XU MSISDN:00777771079999 GUID:D912DEA3-DC3B-4330-AA39-B33D6E04A691 Shortcode:63334</text:span></text:p>
      <text:p text:style-name="P1"><text:span text:style-name="T1">VOTE 1168123462 Campaign:ssss_uk_02A Validity:during Choice:Gemma CONN:MIG01OU MSISDN:00777776179999 GUID:95BA46CC-29CC-4E51-91FC-6D5D2669A253 Shortcode:63334</text:span></text:p>
      <text:p text:style-name="P1"><text:span text:style-name="T1">VOTE 1168123463 Campaign:ssss_uk_02A Validity:during Choice:Gemma CONN:MIG01XU MSISDN:00777773919999 GUID:4DF20C85-E3BD-4D14-B332-38D7B4B53339 Shortcode:63334</text:span></text:p>
      <text:p text:style-name="P1"><text:span text:style-name="T1">VOTE 1168123463 Campaign:ssss_uk_02A Validity:during Choice:Verity CONN:MIG01XU MSISDN:00777774169999 GUID:113D17EA-8997-4DAA-86CE-E3AC4D90FC18 Shortcode:63334</text:span></text:p>
      <text:p text:style-name="P1"><text:span text:style-name="T1">VOTE 1168123463 Campaign:ssss_uk_02A Validity:during Choice:Gemma CONN:MIG01XU MSISDN:00777776189999 GUID:944CF14E-6444-4DE6-85B9-A8906E83EFE2 Shortcode:63334</text:span></text:p>
      <text:p text:style-name="P1"><text:span text:style-name="T1">VOTE 1168123463 Campaign:ssss_uk_02A Validity:during Choice:Gemma CONN:MIG01OU MSISDN:00777777209999 GUID:EDC0E33A-8D5C-4374-8AE5-981A5B5BA87B Shortcode:63334</text:span></text:p>
      <text:p text:style-name="P1"><text:span text:style-name="T1">VOTE 1168123463 Campaign:ssss_uk_02A Validity:during Choice:Gemma CONN:MIG01OU </text:span><text:soft-page-break/><text:span text:style-name="T1">MSISDN:00777773159999 GUID:CA370BBA-78F7-4717-8CD5-D673E3BEA54E Shortcode:63334</text:span></text:p>
      <text:p text:style-name="P1"><text:span text:style-name="T1">VOTE 1168123463 Campaign:ssss_uk_02A Validity:during Choice:Matthew CONN:MIG01XU MSISDN:00777777389999 GUID:65B1C1EE-FED6-4231-82F1-1F4DA854EA33 Shortcode:63334</text:span></text:p>
      <text:p text:style-name="P1"><text:span text:style-name="T1">VOTE 1168123463 Campaign:ssss_uk_02A Validity:during Choice:Alan CONN:MIG01XU MSISDN:00777773329999 GUID:BE4E6302-2576-4920-95AB-D42969BE2EE1 Shortcode:63334</text:span></text:p>
      <text:p text:style-name="P1"><text:span text:style-name="T1">VOTE 1168123464 Campaign:ssss_uk_02A Validity:during Choice:Matthew CONN:MIG01XU MSISDN:00777776579999 GUID:7661B1BE-ADD2-4FD7-AFFC-122C5CD61BBB Shortcode:63334</text:span></text:p>
      <text:p text:style-name="P1"><text:span text:style-name="T1">VOTE 1168123464 Campaign:ssss_uk_02A Validity:during Choice:Leon CONN:MIG01XU MSISDN:00777774219999 GUID:97247D99-3E41-4089-AF5D-EF9797FE5006 Shortcode:63334</text:span></text:p>
      <text:p text:style-name="P1"><text:span text:style-name="T1">VOTE 1168123464 Campaign:ssss_uk_02A Validity:during Choice:Gemma CONN:MIG01XU MSISDN:00777777549999 GUID:92DBB653-3F9A-484F-854E-22D96CAC9829 Shortcode:63334</text:span></text:p>
      <text:p text:style-name="P1"><text:span text:style-name="T1">VOTE 1168123464 Campaign:ssss_uk_02A Validity:during Choice:Leon CONN:MIG01XU MSISDN:00777774159999 GUID:9E70D713-C56F-4C7C-9549-2BBC167DEE43 Shortcode:63334</text:span></text:p>
      <text:p text:style-name="P1"><text:span text:style-name="T1">VOTE 1168123464 Campaign:ssss_uk_02A Validity:during Choice:Matthew CONN:MIG01XU MSISDN:00777773189999 GUID:DFE076A4-3B8F-4FC9-BE54-E21B533EF0F8 Shortcode:63334</text:span></text:p>
      <text:p text:style-name="P1"><text:span text:style-name="T1">VOTE 1168123464 Campaign:ssss_uk_02A Validity:during Choice:Antony CONN:MIG01OU MSISDN:00777779459999 GUID:7A850A03-AC63-4773-949C-D9557C9580BA Shortcode:63334</text:span></text:p>
      <text:p text:style-name="P1"><text:span text:style-name="T1">VOTE 1168123464 Campaign:ssss_uk_02A Validity:during Choice:Mark CONN:MIG01OU MSISDN:00777776259999 GUID:739FBB4E-41B1-4094-AFA4-00E5E2BED2C4 Shortcode:63334</text:span></text:p>
      <text:p text:style-name="P1"><text:span text:style-name="T1">VOTE 1168123464 Campaign:ssss_uk_02A Validity:during Choice:Gemma CONN:MIG01XU MSISDN:00777774689999 GUID:656315A0-C0CB-4674-A535-CFE495F52428 Shortcode:63334</text:span></text:p>
      <text:p text:style-name="P1"><text:span text:style-name="T1">VOTE 1168123464 Campaign:ssss_uk_02A Validity:during Choice:Leon CONN:MIG01XU MSISDN:00777778929999 GUID:A38BAD8B-F0C2-4970-AA31-D90882B2A7F3 Shortcode:63334</text:span></text:p>
      <text:p text:style-name="P1"><text:span text:style-name="T1">VOTE 1168123464 Campaign:ssss_uk_02A Validity:during Choice:Gemma CONN:MIG01XU MSISDN:00777776019999 GUID:76ED11D0-8914-45DF-A048-3A4AF3D77299 Shortcode:63334</text:span></text:p>
      <text:p text:style-name="P1"><text:span text:style-name="T1">VOTE 1168123465 Campaign:ssss_uk_02A Validity:during Choice:Gemma CONN:MIG00VU MSISDN:00777779629999 GUID:26B2DE24-6384-4DC6-B195-18B7A38E865A Shortcode:63334</text:span></text:p>
      <text:p text:style-name="P1"><text:span text:style-name="T1">VOTE 1168123465 Campaign:ssss_uk_02A Validity:during Choice:Tupele CONN:MIG00VU MSISDN:00777773179999 GUID:2CF0EA58-7704-426A-B135-B7A97FA1009B Shortcode:63334</text:span></text:p>
      <text:p text:style-name="P1"><text:span text:style-name="T1">VOTE 1168123465 Campaign:ssss_uk_02A Validity:during Choice:Mark CONN:MIG01XU MSISDN:00777772109999 GUID:F69C2344-3C4B-436F-9A72-271299713B85 Shortcode:63334</text:span></text:p>
      <text:p text:style-name="P1"><text:span text:style-name="T1">VOTE 1168123465 Campaign:ssss_uk_02A Validity:during Choice:Gemma CONN:MIG01XU MSISDN:00777772889999 GUID:C03BBEDA-DE7E-49BA-9114-A244B6D91279 Shortcode:63334</text:span></text:p>
      <text:p text:style-name="P1"><text:span text:style-name="T1">VOTE 1168123465 Campaign:ssss_uk_02A Validity:during Choice:Antony CONN:MIG01XU MSISDN:00777775009999 GUID:7FDAA57F-5BB9-43D1-A858-4CD8F02E3E32 Shortcode:63334</text:span></text:p>
      <text:p text:style-name="P1"><text:span text:style-name="T1">VOTE 1168123465 Campaign:ssss_uk_02A Validity:during Choice:Tupele CONN:MIG01TU MSISDN:00777775949999 GUID:4B7B0718-27B3-4B95-9FFE-220176C0A645 Shortcode:63334</text:span></text:p>
      <text:p text:style-name="P1"><text:span text:style-name="T1">VOTE 1168123465 Campaign:ssss_uk_02A Validity:during Choice:Matthew CONN:MIG01TU MSISDN:00777777129999 GUID:C8BFBC4C-14A7-49EE-A868-ACA1C8D56575 Shortcode:63334</text:span></text:p>
      <text:p text:style-name="P1"><text:span text:style-name="T1">VOTE 1168123465 Campaign:ssss_uk_02A Validity:during Choice:Gemma CONN:MIG01TU MSISDN:00777772159999 GUID:4468C244-A171-4D80-93AD-FD2E162446DA Shortcode:63334</text:span></text:p>
      <text:p text:style-name="P1"><text:span text:style-name="T1">VOTE 1168123465 Campaign:ssss_uk_02A Validity:during Choice:Gemma CONN:MIG01OU MSISDN:00777770709999 GUID:275E8869-3020-4815-80FB-6D83818F0F73 Shortcode:63334</text:span></text:p>
      <text:p text:style-name="P1"><text:span text:style-name="T1">VOTE 1168123465 Campaign:ssss_uk_02A Validity:during Choice:Verity CONN:MIG01XU MSISDN:00777779169999 GUID:1607F77B-D59B-43D2-915A-9EB48C51274C Shortcode:63334</text:span></text:p>
      <text:p text:style-name="P1"><text:span text:style-name="T1">VOTE 1168123465 Campaign:ssss_uk_02A Validity:during Choice:Gemma CONN:MIG01XU MSISDN:00777778109999 GUID:608B538A-209A-41A4-A2C1-A838A186D21D Shortcode:63334</text:span></text:p>
      <text:p text:style-name="P1"><text:span text:style-name="T1">VOTE 1168123465 Campaign:ssss_uk_02A Validity:during Choice:Gemma CONN:MIG01XU MSISDN:00777772759999 GUID:8356D0DD-06E0-44AB-B79B-046E70AC746D Shortcode:63334</text:span></text:p>
      <text:p text:style-name="P1"><text:span text:style-name="T1">VOTE 1168123465 Campaign:ssss_uk_02A Validity:during Choice:Matthew CONN:MIG01XU MSISDN:00777776599999 GUID:4ACF6CD5-5138-401F-87BB-1CE779FFB785 Shortcode:63334</text:span></text:p>
      <text:p text:style-name="P1"><text:span text:style-name="T1">VOTE 1168123465 Campaign:ssss_uk_02A Validity:during Choice:Gemma CONN:MIG01XU MSISDN:00777773239999 GUID:28C63B8B-792B-45A0-B146-EB5211054036 Shortcode:63334</text:span></text:p>
      <text:p text:style-name="P1"><text:span text:style-name="T1">VOTE 1168123465 Campaign:ssss_uk_02A Validity:during Choice:Matthew CONN:MIG01XU MSISDN:00777771329999 GUID:18C9A544-B709-4430-BDEC-23A93C872025 Shortcode:63334</text:span></text:p>
      <text:p text:style-name="P1"><text:span text:style-name="T1">VOTE 1168123466 Campaign:ssss_uk_02A Validity:during Choice:Matthew CONN:MIG01OU MSISDN:00777777199999 GUID:85D8BC7B-8DB3-4F7A-BC7B-637D2C684AB3 Shortcode:63334</text:span></text:p>
      <text:p text:style-name="P1"><text:span text:style-name="T1">VOTE 1168123466 Campaign:ssss_uk_02A Validity:during Choice:Gemma CONN:MIG01OU MSISDN:00777772939999 GUID:DEC1572C-85B4-4914-8CDA-097A116DAC87 Shortcode:63334</text:span></text:p>
      <text:p text:style-name="P1"><text:span text:style-name="T1">VOTE 1168123466 Campaign:ssss_uk_02A Validity:during Choice:Tupele CONN:MIG00VU MSISDN:00777770179999 GUID:20064240-A23E-46CB-A0DC-3C22CB145AB0 Shortcode:63334</text:span></text:p>
      <text:p text:style-name="P1"><text:span text:style-name="T1">VOTE 1168123466 Campaign:ssss_uk_02A Validity:during Choice:Gemma CONN:MIG00VU </text:span><text:soft-page-break/><text:span text:style-name="T1">MSISDN:00777770529999 GUID:BD43ABD3-15AD-449D-A036-3975C43CEE66 Shortcode:63334</text:span></text:p>
      <text:p text:style-name="P1"><text:span text:style-name="T1">VOTE 1168123466 Campaign:ssss_uk_02A Validity:during Choice:Leon CONN:MIG01XU MSISDN:00777777109999 GUID:C0A7B9EF-228D-4EF8-90C0-BBD2846A871C Shortcode:63334</text:span></text:p>
      <text:p text:style-name="P1"><text:span text:style-name="T1">VOTE 1168123466 Campaign:ssss_uk_02A Validity:during Choice:Gemma CONN:MIG01OU MSISDN:00777779649999 GUID:E8F35648-D5EB-4B57-8863-54EAC01CE52D Shortcode:63334</text:span></text:p>
      <text:p text:style-name="P1"><text:span text:style-name="T1">VOTE 1168123466 Campaign:ssss_uk_02A Validity:during Choice:Antony CONN:MIG01XU MSISDN:00777772669999 GUID:9D30AEFE-27B4-4A40-BF0B-DDBE2019A00F Shortcode:63334</text:span></text:p>
      <text:p text:style-name="P1"><text:span text:style-name="T1">VOTE 1168123466 Campaign:ssss_uk_02A Validity:during Choice:Tupele CONN:MIG01XU MSISDN:00777772349999 GUID:3A173D86-CAE8-4CE8-AE25-97703ABCDF17 Shortcode:63334</text:span></text:p>
      <text:p text:style-name="P1"><text:span text:style-name="T1">VOTE 1168123466 Campaign:ssss_uk_02A Validity:during Choice:Mark CONN:MIG01XU MSISDN:00777776029999 GUID:A3ECBFFA-B50F-4509-9BE0-756E89702F27 Shortcode:63334</text:span></text:p>
      <text:p text:style-name="P1"><text:span text:style-name="T1">VOTE 1168123467 Campaign:ssss_uk_02A Validity:during Choice:Gemma CONN:MIG01XU MSISDN:00777775829999 GUID:2FC6AF4F-89FC-4677-859C-ED11C4A564AF Shortcode:63334</text:span></text:p>
      <text:p text:style-name="P1"><text:span text:style-name="T1">VOTE 1168123467 Campaign:ssss_uk_02A Validity:during Choice:Alan CONN:MIG01XU MSISDN:00777771059999 GUID:FDAB6B79-560D-4490-A6B8-3D20B6EF7E45 Shortcode:63334</text:span></text:p>
      <text:p text:style-name="P1"><text:span text:style-name="T1">VOTE 1168123467 Campaign:ssss_uk_02A Validity:during Choice:Matthew CONN:MIG01XU MSISDN:00777772239999 GUID:233A05E8-D994-4288-B542-1178BB191ED6 Shortcode:63334</text:span></text:p>
      <text:p text:style-name="P1"><text:span text:style-name="T1">VOTE 1168123467 Campaign:ssss_uk_02A Validity:during Choice:Gemma CONN:MIG01OU MSISDN:00777771009999 GUID:1CCB46F1-12B0-40DD-ABE2-F749B674D3FD Shortcode:63334</text:span></text:p>
      <text:p text:style-name="P1"><text:span text:style-name="T1">VOTE 1168123467 Campaign:ssss_uk_02A Validity:during Choice:Gemma CONN:MIG01OU MSISDN:00777772699999 GUID:B1C2D247-0F18-46FC-8707-D4A160B96244 Shortcode:63334</text:span></text:p>
      <text:p text:style-name="P1"><text:span text:style-name="T1">VOTE 1168123467 Campaign:ssss_uk_02A Validity:during Choice:Antony CONN:MIG01XU MSISDN:00777779149999 GUID:7AF3CB83-A510-4487-9676-FD27A732844E Shortcode:63334</text:span></text:p>
      <text:p text:style-name="P1"><text:span text:style-name="T1">VOTE 1168123467 Campaign:ssss_uk_02A Validity:during Choice:Matthew CONN:MIG01XU MSISDN:00777777489999 GUID:1BB7FE33-899B-4509-A7FC-45C6617806C3 Shortcode:63334</text:span></text:p>
      <text:p text:style-name="P1"><text:span text:style-name="T1">VOTE 1168123467 Campaign:ssss_uk_02A Validity:during Choice:Antony CONN:MIG01XU MSISDN:00777770089999 GUID:5C91026C-1517-4466-BCF1-79A432541FB6 Shortcode:63334</text:span></text:p>
      <text:p text:style-name="P1"><text:span text:style-name="T1">VOTE 1168123467 Campaign:ssss_uk_02A Validity:during Choice:Antony CONN:MIG01XU MSISDN:00777771029999 GUID:29161499-0F56-4D60-9BB2-0DD15912B1E0 Shortcode:63334</text:span></text:p>
      <text:p text:style-name="P1"><text:span text:style-name="T1">VOTE 1168123467 Campaign:ssss_uk_02A Validity:during Choice:Gemma CONN:MIG01XU MSISDN:00777775639999 GUID:32DED2A6-D8A4-4BA6-8252-31038B95EBFF Shortcode:63334</text:span></text:p>
      <text:p text:style-name="P1"><text:span text:style-name="T1">VOTE 1168123467 Campaign:ssss_uk_02A Validity:during Choice:Matthew CONN:MIG01XU MSISDN:00777773179999 GUID:0BE1818D-1B2B-4E7D-9802-7D27D101CC3B Shortcode:63334</text:span></text:p>
      <text:p text:style-name="P1"><text:span text:style-name="T1">VOTE 1168123467 Campaign:ssss_uk_02A Validity:during Choice:Verity CONN:MIG01OU MSISDN:00777772249999 GUID:E604B41E-A04F-4CDA-B5EC-F19D1B09AE22 Shortcode:63334</text:span></text:p>
      <text:p text:style-name="P1"><text:span text:style-name="T1">VOTE 1168123468 Campaign:ssss_uk_02A Validity:during Choice:Alan CONN:MIG01XU MSISDN:00777777919999 GUID:01680955-6189-4202-8681-2E31E5914AC3 Shortcode:63334</text:span></text:p>
      <text:p text:style-name="P1"><text:span text:style-name="T1">VOTE 1168123468 Campaign:ssss_uk_02A Validity:during Choice:Mark CONN:MIG01XU MSISDN:00777773359999 GUID:EE1EFAAB-376E-4C55-B013-0BE52B868C53 Shortcode:63334</text:span></text:p>
      <text:p text:style-name="P1"><text:span text:style-name="T1">VOTE 1168123468 Campaign:ssss_uk_02A Validity:during Choice:Tupele CONN:MIG01XU MSISDN:00777777419999 GUID:A7CB2267-BE73-4245-AEDC-384D72768B64 Shortcode:63334</text:span></text:p>
      <text:p text:style-name="P1"><text:span text:style-name="T1">VOTE 1168123468 Campaign:ssss_uk_02A Validity:during Choice:Gemma CONN:MIG01XU MSISDN:00777772439999 GUID:E86EE4B3-BDE8-464F-9B33-4E36CAE6CDB5 Shortcode:63334</text:span></text:p>
      <text:p text:style-name="P1"><text:span text:style-name="T1">VOTE 1168123468 Campaign:ssss_uk_02A Validity:during Choice:Gemma CONN:MIG01OU MSISDN:00777777709999 GUID:C652A624-8210-4718-ACED-A727FE3A81AB Shortcode:63334</text:span></text:p>
      <text:p text:style-name="P1"><text:span text:style-name="T1">VOTE 1168123468 Campaign:ssss_uk_02A Validity:during Choice:Gemma CONN:MIG01OU MSISDN:00777772699999 GUID:A53B47F9-6E80-4340-B906-0C670BFFD2E7 Shortcode:63334</text:span></text:p>
      <text:p text:style-name="P1"><text:span text:style-name="T1">VOTE 1168123468 Campaign:ssss_uk_02A Validity:during Choice:Gemma CONN:MIG00VU MSISDN:00777770289999 GUID:8300CAC6-2EBF-4371-9B48-4DA1318FF3C2 Shortcode:63334</text:span></text:p>
      <text:p text:style-name="P1"><text:span text:style-name="T1">VOTE 1168123468 Campaign:ssss_uk_02A Validity:during Choice:Tupele CONN:MIG01TU MSISDN:00777774379999 GUID:99BE550D-1F78-4FEB-BE76-E1235EB28193 Shortcode:63334</text:span></text:p>
      <text:p text:style-name="P1"><text:span text:style-name="T1">VOTE 1168123468 Campaign:ssss_uk_02A Validity:during Choice:Tupele CONN:MIG01TU MSISDN:00777771389999 GUID:53533479-AD9A-46CA-ABCC-9274F2693008 Shortcode:63334</text:span></text:p>
      <text:p text:style-name="P1"><text:span text:style-name="T1">VOTE 1168123468 Campaign:ssss_uk_02A Validity:during Choice:Gemma CONN:MIG01TU MSISDN:00777770009999 GUID:9EAFF345-E2C7-4A74-A309-7AA3BE83F4DE Shortcode:63334</text:span></text:p>
      <text:p text:style-name="P1"><text:span text:style-name="T1">VOTE 1168123468 Campaign:ssss_uk_02A Validity:during Choice:Verity CONN:MIG01XU MSISDN:00777771839999 GUID:D59D5C97-1882-46EA-8505-1F52F4AFDE20 Shortcode:63334</text:span></text:p>
      <text:p text:style-name="P1"><text:span text:style-name="T1">VOTE 1168123468 Campaign:ssss_uk_02A Validity:during Choice:Gemma CONN:MIG01XU MSISDN:00777773969999 GUID:8F0E03EE-A7FB-498F-A019-8B58F0FE4442 Shortcode:63334</text:span></text:p>
      <text:p text:style-name="P1"><text:span text:style-name="T1">VOTE 1168123468 Campaign:ssss_uk_02A Validity:during Choice:Gemma CONN:MIG01XU MSISDN:00777772529999 GUID:0F1E55AD-6E2D-4B6A-878E-AEB9E655C040 Shortcode:63334</text:span></text:p>
      <text:p text:style-name="P1"><text:span text:style-name="T1">VOTE 1168123468 Campaign:ssss_uk_02A Validity:during Choice:Verity CONN:MIG01XU </text:span><text:soft-page-break/><text:span text:style-name="T1">MSISDN:00777770389999 GUID:B92C3B3E-CF95-4944-9A3E-2DEF63D9D375 Shortcode:63334</text:span></text:p>
      <text:p text:style-name="P1"><text:span text:style-name="T1">VOTE 1168123469 Campaign:ssss_uk_02A Validity:during Choice:Mark CONN:MIG01OU MSISDN:00777770589999 GUID:593495DB-00B2-4985-BA4D-9DD15C0EE6F9 Shortcode:63334</text:span></text:p>
      <text:p text:style-name="P1"><text:span text:style-name="T1">VOTE 1168123469 Campaign:ssss_uk_02A Validity:during Choice:Matthew CONN:MIG00VU MSISDN:00777779559999 GUID:DA11F6AB-6E51-47BC-8BD8-8D3AAF6BF82F Shortcode:63334</text:span></text:p>
      <text:p text:style-name="P1"><text:span text:style-name="T1">VOTE 1168123469 Campaign:ssss_uk_02A Validity:during Choice:Tupele CONN:MIG01XU MSISDN:00777779039999 GUID:788B09A3-474D-4F82-B3F6-8D913D094052 Shortcode:63334</text:span></text:p>
      <text:p text:style-name="P1"><text:span text:style-name="T1">VOTE 1168123469 Campaign:ssss_uk_02A Validity:during Choice:Gemma CONN:MIG01OU MSISDN:00777776759999 GUID:8B3258D5-D954-4170-A44D-196F749271DF Shortcode:63334</text:span></text:p>
      <text:p text:style-name="P1"><text:span text:style-name="T1">VOTE 1168123469 Campaign:ssss_uk_02A Validity:during Choice:Gemma CONN:MIG01XU MSISDN:00777771379999 GUID:150CB7AE-6A32-4900-B3A9-F2522A82541E Shortcode:63334</text:span></text:p>
      <text:p text:style-name="P1"><text:span text:style-name="T1">VOTE 1168123469 Campaign:ssss_uk_02A Validity:during Choice:Tupele CONN:MIG01XU MSISDN:00777772749999 GUID:D5231A0C-0882-4CE2-8C21-AB7B1E3D7E32 Shortcode:63334</text:span></text:p>
      <text:p text:style-name="P1"><text:span text:style-name="T1">VOTE 1168123469 Campaign:ssss_uk_02A Validity:during Choice:Tupele CONN:MIG01XU MSISDN:00777778469999 GUID:E11D4C08-08BD-4E83-AFF0-A3C86CCD9740 Shortcode:63334</text:span></text:p>
      <text:p text:style-name="P1"><text:span text:style-name="T1">VOTE 1168123469 Campaign:ssss_uk_02A Validity:during Choice:Gemma CONN:MIG01OU MSISDN:00777775029999 GUID:627384C8-6F1C-4026-BB70-62350FCCC877 Shortcode:63334</text:span></text:p>
      <text:p text:style-name="P1"><text:span text:style-name="T1">VOTE 1168123469 Campaign:ssss_uk_02A Validity:during Choice:Mark CONN:MIG01XU MSISDN:00777773239999 GUID:807B6CB0-90E7-4C87-8A9F-358BC423E385 Shortcode:63334</text:span></text:p>
      <text:p text:style-name="P1"><text:span text:style-name="T1">VOTE 1168123469 Campaign:ssss_uk_02A Validity:during Choice:Alan CONN:MIG01OU MSISDN:00777776989999 GUID:AD39081D-1C8A-4D3C-8F89-6FBE00D27BEB Shortcode:63334</text:span></text:p>
      <text:p text:style-name="P1"><text:span text:style-name="T1">VOTE 1168123469 Campaign:ssss_uk_02A Validity:during Choice:Gemma CONN:MIG01XU MSISDN:00777777999999 GUID:1BCED748-CE2D-4589-8484-FE432D6BEB0A Shortcode:63334</text:span></text:p>
      <text:p text:style-name="P1"><text:span text:style-name="T1">VOTE 1168123469 Campaign:ssss_uk_02A Validity:during Choice:Gemma CONN:MIG01XU MSISDN:00777775729999 GUID:FB91C7D7-76E8-44BC-9683-25897FD24F90 Shortcode:63334</text:span></text:p>
      <text:p text:style-name="P1"><text:span text:style-name="T1">VOTE 1168123470 Campaign:ssss_uk_02A Validity:during Choice:Tupele CONN:MIG01OU MSISDN:00777771609999 GUID:07C208B4-AC03-484B-B7D0-133C9D358265 Shortcode:63334</text:span></text:p>
      <text:p text:style-name="P1"><text:span text:style-name="T1">VOTE 1168123470 Campaign:ssss_uk_02A Validity:during Choice:Verity CONN:MIG00VU MSISDN:00777779629999 GUID:0C1690EA-E55E-41FC-B045-0A35FE70D0BB Shortcode:63334</text:span></text:p>
      <text:p text:style-name="P1"><text:span text:style-name="T1">VOTE 1168123470 Campaign:ssss_uk_02A Validity:during Choice:Gemma CONN:MIG00VU MSISDN:00777778289999 GUID:FE350EA6-2B36-44C3-BBDB-29F800DEA8A5 Shortcode:63334</text:span></text:p>
      <text:p text:style-name="P1"><text:span text:style-name="T1">VOTE 1168123470 Campaign:ssss_uk_02A Validity:during Choice:Matthew CONN:MIG01XU MSISDN:00777771809999 GUID:F35AB859-B11F-45A0-98CC-27589C61EAB8 Shortcode:63334</text:span></text:p>
      <text:p text:style-name="P1"><text:span text:style-name="T1">VOTE 1168123470 Campaign:ssss_uk_02A Validity:during Choice:Gemma CONN:MIG01XU MSISDN:00777771909999 GUID:3CB80513-DCE6-4358-9042-B0D2D8E384A5 Shortcode:63334</text:span></text:p>
      <text:p text:style-name="P1"><text:span text:style-name="T1">VOTE 1168123470 Campaign:ssss_uk_02A Validity:during Choice:Antony CONN:MIG01XU MSISDN:00777771579999 GUID:4B2139F1-DDE1-4F86-B70F-97D13E6BCED2 Shortcode:63334</text:span></text:p>
      <text:p text:style-name="P1"><text:span text:style-name="T1">VOTE 1168123470 Campaign:ssss_uk_02A Validity:during Choice:Gemma CONN:MIG01XU MSISDN:00777776509999 GUID:E4F7AAB4-97A2-42F0-A497-E10378A70147 Shortcode:63334</text:span></text:p>
      <text:p text:style-name="P1"><text:span text:style-name="T1">VOTE 1168123470 Campaign:ssss_uk_02A Validity:during Choice:Matthew CONN:MIG00VU MSISDN:00777779039999 GUID:CEDBBCDD-192B-4534-8F95-05F08B6BF787 Shortcode:63334</text:span></text:p>
      <text:p text:style-name="P1"><text:span text:style-name="T1">VOTE 1168123470 Campaign:ssss_uk_02A Validity:during Choice:Gemma CONN:MIG00VU MSISDN:00777779299999 GUID:A7B8326F-1A03-48C0-BDC9-32E1101D5851 Shortcode:63334</text:span></text:p>
      <text:p text:style-name="P1"><text:span text:style-name="T1">VOTE 1168123470 Campaign:ssss_uk_02A Validity:during Choice:Tupele CONN:MIG01OU MSISDN:00777779139999 GUID:4867A626-0492-487C-8252-209D539F74BD Shortcode:63334</text:span></text:p>
      <text:p text:style-name="P1"><text:span text:style-name="T1">VOTE 1168123470 Campaign:ssss_uk_02A Validity:during Choice:Gemma CONN:MIG01XU MSISDN:00777773749999 GUID:B9B6A768-F1CC-4664-8CD9-CAC604108720 Shortcode:63334</text:span></text:p>
      <text:p text:style-name="P1"><text:span text:style-name="T1">VOTE 1168123471 Campaign:ssss_uk_02A Validity:during Choice:Gemma CONN:MIG01XU MSISDN:00777773459999 GUID:BABB5C3C-96EC-4251-9964-9E10C5853AB5 Shortcode:63334</text:span></text:p>
      <text:p text:style-name="P1"><text:span text:style-name="T1">VOTE 1168123471 Campaign:ssss_uk_02A Validity:during Choice:Tupele CONN:MIG01XU MSISDN:00777775899999 GUID:EA9365DB-147B-48AC-816A-665248F1DE20 Shortcode:63334</text:span></text:p>
      <text:p text:style-name="P1"><text:span text:style-name="T1">VOTE 1168123471 Campaign:ssss_uk_02A Validity:during Choice:Matthew CONN:MIG01XU MSISDN:00777775779999 GUID:7D29C177-1F6B-4F76-8C24-6E9E22E4087A Shortcode:63334</text:span></text:p>
      <text:p text:style-name="P1"><text:span text:style-name="T1">VOTE 1168123471 Campaign:ssss_uk_02A Validity:during Choice:Gemma CONN:MIG01XU MSISDN:00777775719999 GUID:AF322BA9-654B-47A3-8427-CDC5BE714706 Shortcode:63334</text:span></text:p>
      <text:p text:style-name="P1"><text:span text:style-name="T1">VOTE 1168123471 Campaign:ssss_uk_02A Validity:during Choice:Mark CONN:MIG01XU MSISDN:00777778319999 GUID:396FFDA6-F905-4200-B777-A052A1AEF48A Shortcode:63334</text:span></text:p>
      <text:p text:style-name="P1"><text:span text:style-name="T1">VOTE 1168123471 Campaign:ssss_uk_02A Validity:during Choice:Mark CONN:MIG01XU MSISDN:00777776409999 GUID:3CC6D340-4C3F-42D8-95A0-E7CD20730871 Shortcode:63334</text:span></text:p>
      <text:p text:style-name="P1"><text:span text:style-name="T1">VOTE 1168123471 Campaign:ssss_uk_02A Validity:during Choice:Mark CONN:MIG01HU MSISDN:00777772229999 GUID:F8E7A8E6-0C5F-4535-B9C0-31D6921B6992 Shortcode:63334</text:span></text:p>
      <text:p text:style-name="P1"><text:span text:style-name="T1">VOTE 1168123471 Campaign:ssss_uk_02A Validity:during Choice:Mark CONN:MIG01OU </text:span><text:soft-page-break/><text:span text:style-name="T1">MSISDN:00777771719999 GUID:58F989E1-227A-4A10-91F4-29A4B72B7577 Shortcode:63334</text:span></text:p>
      <text:p text:style-name="P1"><text:span text:style-name="T1">VOTE 1168123471 Campaign:ssss_uk_02A Validity:during Choice:Matthew CONN:MIG01XU MSISDN:00777776589999 GUID:4B4F8861-9A58-41E0-96A2-15970A232787 Shortcode:63334</text:span></text:p>
      <text:p text:style-name="P1"><text:span text:style-name="T1">VOTE 1168123471 Campaign:ssss_uk_02A Validity:during Choice:Mark CONN:MIG01XU MSISDN:00777777549999 GUID:3DB16DB0-FE52-4907-B825-3BC55AD5B663 Shortcode:63334</text:span></text:p>
      <text:p text:style-name="P1"><text:span text:style-name="T1">VOTE 1168123471 Campaign:ssss_uk_02A Validity:during Choice:Matthew CONN:MIG01XU MSISDN:00777771439999 GUID:776845DB-62C1-45B1-909F-38DDBA17E6FE Shortcode:63334</text:span></text:p>
      <text:p text:style-name="P1"><text:span text:style-name="T1">VOTE 1168123471 Campaign:ssss_uk_02A Validity:during Choice:Leon CONN:MIG01XU MSISDN:00777771519999 GUID:1954C727-9FDA-49E8-AB2E-44F5C55E0EDE Shortcode:63334</text:span></text:p>
      <text:p text:style-name="P1"><text:span text:style-name="T1">VOTE 1168123471 Campaign:ssss_uk_02A Validity:during Choice:Alan CONN:MIG01XU MSISDN:00777779899999 GUID:C447F844-5149-4699-BC33-093D1197B38C Shortcode:63334</text:span></text:p>
      <text:p text:style-name="P1"><text:span text:style-name="T1">VOTE 1168123471 Campaign:ssss_uk_02A Validity:during Choice:Gemma CONN:MIG01OU MSISDN:00777770899999 GUID:30E536D5-4AB5-41DB-B0C0-1B73EC1A72F8 Shortcode:63334</text:span></text:p>
      <text:p text:style-name="P1"><text:span text:style-name="T1">VOTE 1168123471 Campaign:ssss_uk_02A Validity:during Choice:Mark CONN:MIG01OU MSISDN:00777774569999 GUID:3FC464A2-EDD0-4E4F-962B-8CDDCE8100AE Shortcode:63334</text:span></text:p>
      <text:p text:style-name="P1"><text:span text:style-name="T1">VOTE 1168123471 Campaign:ssss_uk_02A Validity:during Choice:Gemma CONN:MIG01XU MSISDN:00777773099999 GUID:B9678013-5F34-4D1C-9D1C-0A4B16EF25FB Shortcode:63334</text:span></text:p>
      <text:p text:style-name="P1"><text:span text:style-name="T1">VOTE 1168123471 Campaign:ssss_uk_02A Validity:during Choice:Antony CONN:MIG01XU MSISDN:00777773399999 GUID:F8D314BA-4323-4439-B78C-AF3C2EECFFE6 Shortcode:63334</text:span></text:p>
      <text:p text:style-name="P1"><text:span text:style-name="T1">VOTE 1168123471 Campaign:ssss_uk_02A Validity:during Choice:Gemma CONN:MIG01TU MSISDN:00777771579999 GUID:6B276AB0-6991-4EDA-931A-6AC6B36D2792 Shortcode:63334</text:span></text:p>
      <text:p text:style-name="P1"><text:span text:style-name="T1">VOTE 1168123471 Campaign:ssss_uk_02A Validity:during Choice:Mark CONN:MIG01TU MSISDN:00777775389999 GUID:09A3B683-7C72-44CC-AB52-12B846663A53 Shortcode:63334</text:span></text:p>
      <text:p text:style-name="P1"><text:span text:style-name="T1">VOTE 1168123471 Campaign:ssss_uk_02A Validity:during Choice:Alan CONN:MIG00VU MSISDN:00777771639999 GUID:00B15759-F1B2-4D17-8422-0D1672CEDCB6 Shortcode:63334</text:span></text:p>
      <text:p text:style-name="P1"><text:span text:style-name="T1">VOTE 1168123471 Campaign:ssss_uk_02A Validity:during Choice:Leon CONN:MIG00VU MSISDN:00777779019999 GUID:574AAD9F-E1CB-42D4-A43B-2A33EF4A305C Shortcode:63334</text:span></text:p>
      <text:p text:style-name="P1"><text:span text:style-name="T1">VOTE 1168123472 Campaign:ssss_uk_02A Validity:during Choice:Gemma CONN:MIG01XU MSISDN:00777774409999 GUID:A6795850-C7E6-42C2-95DE-03BDD448F9C7 Shortcode:63334</text:span></text:p>
      <text:p text:style-name="P1"><text:span text:style-name="T1">VOTE 1168123472 Campaign:ssss_uk_02A Validity:during Choice:Matthew CONN:MIG01XU MSISDN:00777776489999 GUID:F6C4ADE6-C0FA-4DB0-B930-A5A7A10FFD18 Shortcode:63334</text:span></text:p>
      <text:p text:style-name="P1"><text:span text:style-name="T1">VOTE 1168123472 Campaign:ssss_uk_02A Validity:during Choice:Matthew CONN:MIG01XU MSISDN:00777775839999 GUID:86CB3BA8-42EC-4437-9AB4-DD41AA36ACFB Shortcode:63334</text:span></text:p>
      <text:p text:style-name="P1"><text:span text:style-name="T1">VOTE 1168123472 Campaign:ssss_uk_02A Validity:during Choice:Matthew CONN:MIG01OU MSISDN:00777774039999 GUID:416E28D7-D78E-4192-84E8-2E3D14061928 Shortcode:63334</text:span></text:p>
      <text:p text:style-name="P1"><text:span text:style-name="T1">VOTE 1168123472 Campaign:ssss_uk_02A Validity:during Choice:Gemma CONN:MIG01XU MSISDN:00777778619999 GUID:F2CBE8B4-B581-4E67-BEA6-FDFED8C64F3F Shortcode:63334</text:span></text:p>
      <text:p text:style-name="P1"><text:span text:style-name="T1">VOTE 1168123472 Campaign:ssss_uk_02A Validity:during Choice:Gemma CONN:MIG01XU MSISDN:00777772749999 GUID:C0F9A655-8D64-42B6-8414-82B22CFA235D Shortcode:63334</text:span></text:p>
      <text:p text:style-name="P1"><text:span text:style-name="T1">VOTE 1168123472 Campaign:ssss_uk_02A Validity:during Choice:Gemma CONN:MIG01XU MSISDN:00777771339999 GUID:B60EC42D-0A9E-459A-B2A9-EF03B37010A5 Shortcode:63334</text:span></text:p>
      <text:p text:style-name="P1"><text:span text:style-name="T1">VOTE 1168123472 Campaign:ssss_uk_02A Validity:during Choice:Mark CONN:MIG01XU MSISDN:00777779939999 GUID:7657D9B2-23E4-44CF-8339-72C17B230A28 Shortcode:63334</text:span></text:p>
      <text:p text:style-name="P1"><text:span text:style-name="T1">VOTE 1168123472 Campaign:ssss_uk_02A Validity:during Choice:Gemma CONN:MIG01XU MSISDN:00777778629999 GUID:0D3F5243-513A-4FEE-8478-4FBF2EFFF161 Shortcode:63334</text:span></text:p>
      <text:p text:style-name="P1"><text:span text:style-name="T1">VOTE 1168123472 Campaign:ssss_uk_02A Validity:during Choice:Gemma CONN:MIG01OU MSISDN:00777775889999 GUID:9E0151D6-A07C-4F4F-9965-0FFD93789CA9 Shortcode:63334</text:span></text:p>
      <text:p text:style-name="P1"><text:span text:style-name="T1">VOTE 1168123472 Campaign:ssss_uk_02A Validity:during Choice:Antony CONN:MIG01XU MSISDN:00777778439999 GUID:27AC4D36-8D1D-4901-948F-4E64F8CA95C4 Shortcode:63334</text:span></text:p>
      <text:p text:style-name="P1"><text:span text:style-name="T1">VOTE 1168123472 Campaign:ssss_uk_02A Validity:during Choice:Mark CONN:MIG01XU MSISDN:00777773059999 GUID:E419905D-5FB2-40EB-ADCA-E2C1BF172CA4 Shortcode:63334</text:span></text:p>
      <text:p text:style-name="P1"><text:span text:style-name="T1">VOTE 1168123472 Campaign:ssss_uk_02A Validity:during Choice:Gemma CONN:MIG01XU MSISDN:00777778209999 GUID:6F43DEAE-7A77-484A-9998-9A7A0F57837B Shortcode:63334</text:span></text:p>
      <text:p text:style-name="P1"><text:span text:style-name="T1">VOTE 1168123473 Campaign:ssss_uk_02A Validity:during Choice:Gemma CONN:MIG01XU MSISDN:00777776149999 GUID:B5323CBB-C809-4BCF-8BE9-2414D3C08BD0 Shortcode:63334</text:span></text:p>
      <text:p text:style-name="P1"><text:span text:style-name="T1">VOTE 1168123473 Campaign:ssss_uk_02A Validity:during Choice:Gemma CONN:MIG01XU MSISDN:00777771029999 GUID:87FA1862-8E9A-43ED-8380-6653B4AEDF84 Shortcode:63334</text:span></text:p>
      <text:p text:style-name="P1"><text:span text:style-name="T1">VOTE 1168123473 Campaign:ssss_uk_02A Validity:during Choice:Gemma CONN:MIG01OU MSISDN:00777778689999 GUID:2C37E43B-2241-41C5-8B5F-D952E2D2AF62 Shortcode:63334</text:span></text:p>
      <text:p text:style-name="P1"><text:span text:style-name="T1">VOTE 1168123473 Campaign:ssss_uk_02A Validity:during Choice:Antony CONN:MIG01XU MSISDN:00777775689999 GUID:D4985713-3D57-4F8C-8C9F-5977D6FF1E51 Shortcode:63334</text:span></text:p>
      <text:p text:style-name="P1"><text:span text:style-name="T1">VOTE 1168123473 Campaign:ssss_uk_02A Validity:during Choice:Mark CONN:MIG01XU </text:span><text:soft-page-break/><text:span text:style-name="T1">MSISDN:00777775879999 GUID:C3999865-BA12-43D4-8023-AD25644B5CDC Shortcode:63334</text:span></text:p>
      <text:p text:style-name="P1"><text:span text:style-name="T1">VOTE 1168123473 Campaign:ssss_uk_02A Validity:during Choice:Mark CONN:MIG01XU MSISDN:00777772869999 GUID:862F5F1B-EDCE-492E-8281-E09240EE1A12 Shortcode:63334</text:span></text:p>
      <text:p text:style-name="P1"><text:span text:style-name="T1">VOTE 1168123473 Campaign:ssss_uk_02A Validity:during Choice:Tupele CONN:MIG01XU MSISDN:00777775049999 GUID:9F586C27-5F01-4FE2-8CD3-2B608537BB7A Shortcode:63334</text:span></text:p>
      <text:p text:style-name="P1"><text:span text:style-name="T1">VOTE 1168123473 Campaign:ssss_uk_02A Validity:during Choice:Gemma CONN:MIG01XU MSISDN:00777776619999 GUID:DCD4DD72-D96C-4572-A391-69584D165353 Shortcode:63334</text:span></text:p>
      <text:p text:style-name="P1"><text:span text:style-name="T1">VOTE 1168123473 Campaign:ssss_uk_02A Validity:during Choice:Mark CONN:MIG01XU MSISDN:00777776839999 GUID:09B94B42-4EBB-4A15-846D-5BEAF7C95A33 Shortcode:63334</text:span></text:p>
      <text:p text:style-name="P1"><text:span text:style-name="T1">VOTE 1168123473 Campaign:ssss_uk_02A Validity:during Choice:Gemma CONN:MIG01XU MSISDN:00777771539999 GUID:A4590BD0-8DC8-4B51-A697-AB9EBF6935A4 Shortcode:63334</text:span></text:p>
      <text:p text:style-name="P1"><text:span text:style-name="T1">VOTE 1168123473 Campaign:ssss_uk_02A Validity:during Choice:Tupele CONN:MIG00VU MSISDN:00777777859999 GUID:28A40139-7715-40F8-AB78-2E5AC43CEEDE Shortcode:63334</text:span></text:p>
      <text:p text:style-name="P1"><text:span text:style-name="T1">VOTE 1168123473 Campaign:ssss_uk_02A Validity:during Choice:Matthew CONN:MIG00VU MSISDN:00777771649999 GUID:4D5BF698-9389-4AA6-9161-F49A8C05858C Shortcode:63334</text:span></text:p>
      <text:p text:style-name="P1"><text:span text:style-name="T1">VOTE 1168123473 Campaign:ssss_uk_02A Validity:during Choice:Mark CONN:MIG01OU MSISDN:00777770189999 GUID:2258C618-8188-43B5-B7CE-B0B04E120347 Shortcode:63334</text:span></text:p>
      <text:p text:style-name="P1"><text:span text:style-name="T1">VOTE 1168123473 Campaign:ssss_uk_02A Validity:during Choice:Gemma CONN:MIG01XU MSISDN:00777775969999 GUID:97D7269A-AC95-42AC-B138-2E5A9A79F0C6 Shortcode:63334</text:span></text:p>
      <text:p text:style-name="P1"><text:span text:style-name="T1">VOTE 1168123473 Campaign:ssss_uk_02A Validity:during Choice:Gemma CONN:MIG01XU MSISDN:00777778919999 GUID:395A5E37-A64D-4665-A0D6-A00EC5B93403 Shortcode:63334</text:span></text:p>
      <text:p text:style-name="P1"><text:span text:style-name="T1">VOTE 1168123473 Campaign:ssss_uk_02A Validity:during Choice:Leon CONN:MIG01XU MSISDN:00777778359999 GUID:A8976C6D-5F14-43C2-AE5C-975AD2ADC9B9 Shortcode:63334</text:span></text:p>
      <text:p text:style-name="P1"><text:span text:style-name="T1">VOTE 1168123474 Campaign:ssss_uk_02A Validity:during Choice:Mark CONN:MIG01XU MSISDN:00777775049999 GUID:C2CD866C-EF07-464A-8460-8755080AB728 Shortcode:63334</text:span></text:p>
      <text:p text:style-name="P1"><text:span text:style-name="T1">VOTE 1168123474 Campaign:ssss_uk_02A Validity:during Choice:Verity CONN:MIG01XU MSISDN:00777776919999 GUID:B05CBCE7-A20D-46F6-ABFB-7DA939445C3D Shortcode:63334</text:span></text:p>
      <text:p text:style-name="P1"><text:span text:style-name="T1">VOTE 1168123474 Campaign:ssss_uk_02A Validity:during Choice:Gemma CONN:MIG01OU MSISDN:00777775849999 GUID:BBA60C7D-EC0D-469B-AE82-6D39505A6EAB Shortcode:63334</text:span></text:p>
      <text:p text:style-name="P1"><text:span text:style-name="T1">VOTE 1168123474 Campaign:ssss_uk_02A Validity:during Choice:Gemma CONN:MIG01OU MSISDN:00777779019999 GUID:7120EB69-CA62-4886-9D96-E60351761DA6 Shortcode:63334</text:span></text:p>
      <text:p text:style-name="P1"><text:span text:style-name="T1">VOTE 1168123474 Campaign:ssss_uk_02A Validity:during Choice:Gemma CONN:MIG01OU MSISDN:00777779239999 GUID:9FDBA61E-4F4D-4773-A146-C1769556C9FB Shortcode:63334</text:span></text:p>
      <text:p text:style-name="P1"><text:span text:style-name="T1">VOTE 1168123474 Campaign:ssss_uk_02A Validity:during Choice:Antony CONN:MIG01OU MSISDN:00777771329999 GUID:82985ABE-778F-491B-916A-4F34273CD100 Shortcode:63334</text:span></text:p>
      <text:p text:style-name="P1"><text:span text:style-name="T1">VOTE 1168123474 Campaign:ssss_uk_02A Validity:during Choice:Gemma CONN:MIG01TU MSISDN:00777772919999 GUID:A6503459-8D41-4C5B-980C-0650C5177145 Shortcode:63334</text:span></text:p>
      <text:p text:style-name="P1"><text:span text:style-name="T1">VOTE 1168123474 Campaign:ssss_uk_02A Validity:during Choice:Gemma CONN:MIG01TU MSISDN:00777778259999 GUID:00BCF661-D2AD-4E97-BED4-48443D02826D Shortcode:63334</text:span></text:p>
      <text:p text:style-name="P1"><text:span text:style-name="T1">VOTE 1168123474 Campaign:ssss_uk_02A Validity:during Choice:Matthew CONN:MIG01XU MSISDN:00777773019999 GUID:03C82504-1F7F-4C15-8474-4A1C8DBD6EA3 Shortcode:63334</text:span></text:p>
      <text:p text:style-name="P1"><text:span text:style-name="T1">VOTE 1168123474 Campaign:ssss_uk_02A Validity:during Choice:Mark CONN:MIG01XU MSISDN:00777776019999 GUID:BBCA197D-C768-4522-AB93-DA25583B40D1 Shortcode:63334</text:span></text:p>
      <text:p text:style-name="P1"><text:span text:style-name="T1">VOTE 1168123474 Campaign:ssss_uk_02A Validity:during Choice:Gemma CONN:MIG01HU MSISDN:00777772219999 GUID:33021E20-75FA-4267-86DB-1F26C670F811 Shortcode:63334</text:span></text:p>
      <text:p text:style-name="P1"><text:span text:style-name="T1">VOTE 1168123474 Campaign:ssss_uk_02A Validity:during Choice:Gemma CONN:MIG01TU MSISDN:00777770849999 GUID:32BD9D8D-457C-40BF-AAA1-581EE39052FD Shortcode:63334</text:span></text:p>
      <text:p text:style-name="P1"><text:span text:style-name="T1">VOTE 1168123474 Campaign:ssss_uk_02A Validity:during Choice:Antony CONN:MIG01TU MSISDN:00777777789999 GUID:810A3689-79D6-49C2-87C9-DC745CA9B77D Shortcode:63334</text:span></text:p>
      <text:p text:style-name="P1"><text:span text:style-name="T1">VOTE 1168123474 Campaign:ssss_uk_02A Validity:during Choice:Gemma CONN:MIG01OU MSISDN:00777773159999 GUID:ECCBDF9D-BE3B-4465-922F-515C59130A9D Shortcode:63334</text:span></text:p>
      <text:p text:style-name="P1"><text:span text:style-name="T1">VOTE 1168123474 Campaign:ssss_uk_02A Validity:during Choice:Gemma CONN:MIG01TU MSISDN:00777773979999 GUID:1E5C91B9-8D69-471A-8CBD-31D67B95AA70 Shortcode:63334</text:span></text:p>
      <text:p text:style-name="P1"><text:span text:style-name="T1">VOTE 1168123474 Campaign:ssss_uk_02A Validity:during Choice:Gemma CONN:MIG01XU MSISDN:00777779779999 GUID:84B1387A-2706-47B1-83CB-6045C2552FA0 Shortcode:63334</text:span></text:p>
      <text:p text:style-name="P1"><text:span text:style-name="T1">VOTE 1168123474 Campaign:ssss_uk_02A Validity:during Choice:Matthew CONN:MIG01XU MSISDN:00777775619999 GUID:7BE1EF34-6C07-47D2-8E67-D35FF7F3E9F9 Shortcode:63334</text:span></text:p>
      <text:p text:style-name="P1"><text:span text:style-name="T1">VOTE 1168123474 Campaign:ssss_uk_02A Validity:during Choice:Matthew CONN:MIG01XU MSISDN:00777773719999 GUID:675BCF64-3CDB-4666-B6A0-A41368936519 Shortcode:63334</text:span></text:p>
      <text:p text:style-name="P1"><text:span text:style-name="T1">VOTE 1168123474 Campaign:ssss_uk_02A Validity:during Choice:Gemma CONN:MIG01XU MSISDN:00777779329999 GUID:A96FED99-E030-4C20-9F21-801DA1631C10 Shortcode:63334</text:span></text:p>
      <text:p text:style-name="P1"><text:span text:style-name="T1">VOTE 1168123475 Campaign:ssss_uk_02A Validity:during Choice:Gemma CONN:MIG00VU </text:span><text:soft-page-break/><text:span text:style-name="T1">MSISDN:00777770749999 GUID:CEAA1A36-8B2D-48EB-A6AE-8A93BA2A9D1C Shortcode:63334</text:span></text:p>
      <text:p text:style-name="P1"><text:span text:style-name="T1">VOTE 1168123475 Campaign:ssss_uk_02A Validity:during Choice:Gemma CONN:MIG00VU MSISDN:00777777569999 GUID:00BA793D-3666-4182-96E5-93419E950907 Shortcode:63334</text:span></text:p>
      <text:p text:style-name="P1"><text:span text:style-name="T1">VOTE 1168123475 Campaign:ssss_uk_02A Validity:during Choice:Tupele CONN:MIG01OU MSISDN:00777770629999 GUID:08F9F453-0C7F-4ECA-899A-B28D79127718 Shortcode:63334</text:span></text:p>
      <text:p text:style-name="P1"><text:span text:style-name="T1">VOTE 1168123475 Campaign:ssss_uk_02A Validity:during Choice:Alan CONN:MIG01TU MSISDN:00777776559999 GUID:4A2ECB39-FA9A-4806-988F-87E53A3F7DCF Shortcode:63334</text:span></text:p>
      <text:p text:style-name="P1"><text:span text:style-name="T1">VOTE 1168123475 Campaign:ssss_uk_02A Validity:during Choice:Matthew CONN:MIG01XU MSISDN:00777779079999 GUID:7B11B3A4-B348-4B25-B43B-4C1A02B3550F Shortcode:63334</text:span></text:p>
      <text:p text:style-name="P1"><text:span text:style-name="T1">VOTE 1168123475 Campaign:ssss_uk_02A Validity:during Choice:Mark CONN:MIG01XU MSISDN:00777778769999 GUID:A8126E6A-67BD-48A1-A8B9-B95B9F166181 Shortcode:63334</text:span></text:p>
      <text:p text:style-name="P1"><text:span text:style-name="T1">VOTE 1168123475 Campaign:ssss_uk_02A Validity:during Choice:Mark CONN:MIG01XU MSISDN:00777771409999 GUID:9C9CC2C5-EA92-4429-86C0-CEF1EC103AEE Shortcode:63334</text:span></text:p>
      <text:p text:style-name="P1"><text:span text:style-name="T1">VOTE 1168123475 Campaign:ssss_uk_02A Validity:during Choice:Gemma CONN:MIG01XU MSISDN:00777777439999 GUID:CF0E0C34-6B66-4F2E-A610-961F57758EFB Shortcode:63334</text:span></text:p>
      <text:p text:style-name="P1"><text:span text:style-name="T1">VOTE 1168123475 Campaign:ssss_uk_02A Validity:during Choice:Gemma CONN:MIG01XU MSISDN:00777774049999 GUID:49F21885-C153-4767-A7E0-98FEB56EFD8C Shortcode:63334</text:span></text:p>
      <text:p text:style-name="P1"><text:span text:style-name="T1">VOTE 1168123475 Campaign:ssss_uk_02A Validity:during Choice:Gemma CONN:MIG00VU MSISDN:00777774399999 GUID:AAA55E8E-94B9-4BBE-83E3-8A665C5624EA Shortcode:63334</text:span></text:p>
      <text:p text:style-name="P1"><text:span text:style-name="T1">VOTE 1168123475 Campaign:ssss_uk_02A Validity:during Choice:Tupele CONN:MIG00VU MSISDN:00777775289999 GUID:40B38522-5AE0-4D38-8664-465A106C55C0 Shortcode:63334</text:span></text:p>
      <text:p text:style-name="P1"><text:span text:style-name="T1">VOTE 1168123475 Campaign:ssss_uk_02A Validity:during Choice:Tupele CONN:MIG01OU MSISDN:00777770889999 GUID:724A96BC-C94B-4228-B074-5A6B9084E8D4 Shortcode:63334</text:span></text:p>
      <text:p text:style-name="P1"><text:span text:style-name="T1">VOTE 1168123475 Campaign:ssss_uk_02A Validity:during Choice:Antony CONN:MIG01XU MSISDN:00777777709999 GUID:A343BF46-5719-4047-B802-7D03C9E94952 Shortcode:63334</text:span></text:p>
      <text:p text:style-name="P1"><text:span text:style-name="T1">VOTE 1168123475 Campaign:ssss_uk_02A Validity:during Choice:Mark CONN:MIG01XU MSISDN:00777779349999 GUID:9E7510C8-FBEB-456C-BDD3-7B299A0A11F7 Shortcode:63334</text:span></text:p>
      <text:p text:style-name="P1"><text:span text:style-name="T1">VOTE 1168123475 Campaign:ssss_uk_02A Validity:during Choice:Mark CONN:MIG01XU MSISDN:00777772249999 GUID:B771D6A9-B82F-46CD-A4DA-F989857340EF Shortcode:63334</text:span></text:p>
      <text:p text:style-name="P1"><text:span text:style-name="T1">VOTE 1168123475 Campaign:ssss_uk_02A Validity:during Choice:Mark CONN:MIG01XU MSISDN:00777779869999 GUID:3F1DD9B6-D3BD-454A-9717-D80BE304C424 Shortcode:63334</text:span></text:p>
      <text:p text:style-name="P1"><text:span text:style-name="T1">VOTE 1168123476 Campaign:ssss_uk_02A Validity:during Choice:Gemma CONN:MIG01XU MSISDN:00777776309999 GUID:BC4E045E-3068-4D1E-8E47-0F0B6BA3686F Shortcode:63334</text:span></text:p>
      <text:p text:style-name="P1"><text:span text:style-name="T1">VOTE 1168123476 Campaign:ssss_uk_02A Validity:during Choice:Mark CONN:MIG01XU MSISDN:00777774669999 GUID:C28B0731-D26A-420B-A6E7-C53099A69EF4 Shortcode:63334</text:span></text:p>
      <text:p text:style-name="P1"><text:span text:style-name="T1">VOTE 1168123476 Campaign:ssss_uk_02A Validity:during Choice:Gemma CONN:MIG01OU MSISDN:00777775409999 GUID:16A55F46-2C94-42FF-9338-2103942CAEC6 Shortcode:63334</text:span></text:p>
      <text:p text:style-name="P1"><text:span text:style-name="T1">VOTE 1168123476 Campaign:ssss_uk_02A Validity:during Choice:Mark CONN:MIG01XU MSISDN:00777779469999 GUID:32A06362-3546-4E33-A56E-5629F8AB7EE2 Shortcode:63334</text:span></text:p>
      <text:p text:style-name="P1"><text:span text:style-name="T1">VOTE 1168123476 Campaign:ssss_uk_02A Validity:during Choice:Verity CONN:MIG01XU MSISDN:00777777849999 GUID:01C3DF1A-8A6C-444F-81E1-AED790C200B8 Shortcode:63334</text:span></text:p>
      <text:p text:style-name="P1"><text:span text:style-name="T1">VOTE 1168123476 Campaign:ssss_uk_02A Validity:during Choice:Gemma CONN:MIG01OU MSISDN:00777773769999 GUID:31DB0F24-34E9-445A-B31E-1C7818C40180 Shortcode:63334</text:span></text:p>
      <text:p text:style-name="P1"><text:span text:style-name="T1">VOTE 1168123476 Campaign:ssss_uk_02A Validity:during Choice:Tupele CONN:MIG01XU MSISDN:00777778319999 GUID:5586A97F-B5F3-471A-BCC2-286A5C5CA9F8 Shortcode:63334</text:span></text:p>
      <text:p text:style-name="P1"><text:span text:style-name="T1">VOTE 1168123476 Campaign:ssss_uk_02A Validity:during Choice:Gemma CONN:MIG01XU MSISDN:00777776239999 GUID:9549D1B7-ED40-44B7-9195-C4FE387C71A5 Shortcode:63334</text:span></text:p>
      <text:p text:style-name="P1"><text:span text:style-name="T1">VOTE 1168123476 Campaign:ssss_uk_02A Validity:during Choice:Mark CONN:MIG01OU MSISDN:00777774409999 GUID:BE00976F-F652-48AF-9B4C-45F68A014533 Shortcode:63334</text:span></text:p>
      <text:p text:style-name="P1"><text:span text:style-name="T1">VOTE 1168123477 Campaign:ssss_uk_02A Validity:during Choice:Tupele CONN:MIG00VU MSISDN:00777771799999 GUID:76888EFA-91C1-4247-8976-989B589E569C Shortcode:63334</text:span></text:p>
      <text:p text:style-name="P1"><text:span text:style-name="T1">VOTE 1168123477 Campaign:ssss_uk_02A Validity:during Choice:Gemma CONN:MIG00VU MSISDN:00777776149999 GUID:FCC7F6FA-6B51-415B-9BD6-A27C16CFBED4 Shortcode:63334</text:span></text:p>
      <text:p text:style-name="P1"><text:span text:style-name="T1">VOTE 1168123477 Campaign:ssss_uk_02A Validity:during Choice:Matthew CONN:MIG01XU MSISDN:00777776899999 GUID:4471DD45-F8BF-429B-A662-9EA0FC98AC1C Shortcode:63334</text:span></text:p>
      <text:p text:style-name="P1"><text:span text:style-name="T1">VOTE 1168123477 Campaign:ssss_uk_02A Validity:during Choice:Tupele CONN:MIG01XU MSISDN:00777774759999 GUID:D0C8F293-4756-4FEA-8D73-2C82FF31BFF0 Shortcode:63334</text:span></text:p>
      <text:p text:style-name="P1"><text:span text:style-name="T1">VOTE 1168123477 Campaign:ssss_uk_02A Validity:during Choice:Gemma CONN:MIG01OU MSISDN:00777777279999 GUID:BE13877D-9BC8-4C1D-AB79-7F28497253F3 Shortcode:63334</text:span></text:p>
      <text:p text:style-name="P1"><text:span text:style-name="T1">VOTE 1168123477 Campaign:ssss_uk_02A Validity:during Choice:Mark CONN:MIG01XU MSISDN:00777771989999 GUID:8CBE46F8-D94B-4008-9986-7288D8CC450B Shortcode:63334</text:span></text:p>
      <text:p text:style-name="P1"><text:span text:style-name="T1">VOTE 1168123477 Campaign:ssss_uk_02A Validity:during Choice:Matthew CONN:MIG01XU </text:span><text:soft-page-break/><text:span text:style-name="T1">MSISDN:00777772479999 GUID:145D48EA-19B1-425F-BB67-C2222A256791 Shortcode:63334</text:span></text:p>
      <text:p text:style-name="P1"><text:span text:style-name="T1">VOTE 1168123477 Campaign:ssss_uk_02A Validity:during Choice:Mark CONN:MIG01XU MSISDN:00777771629999 GUID:98DE8266-DE04-4B12-998A-28104E562B6A Shortcode:63334</text:span></text:p>
      <text:p text:style-name="P1"><text:span text:style-name="T1">VOTE 1168123477 Campaign:ssss_uk_02A Validity:during Choice:Gemma CONN:MIG01XU MSISDN:00777776749999 GUID:E9E62A6B-1CB9-43A2-938E-24B87DFB4396 Shortcode:63334</text:span></text:p>
      <text:p text:style-name="P1"><text:span text:style-name="T1">VOTE 1168123477 Campaign:ssss_uk_02A Validity:during Choice:Mark CONN:MIG01XU MSISDN:00777779449999 GUID:A90803BF-C32A-4C89-878A-949769C7FF18 Shortcode:63334</text:span></text:p>
      <text:p text:style-name="P1"><text:span text:style-name="T1">VOTE 1168123477 Campaign:ssss_uk_02A Validity:during Choice:Mark CONN:MIG01XU MSISDN:00777775179999 GUID:40E10CFE-9B27-4D24-99A0-F9AB6B7C383F Shortcode:63334</text:span></text:p>
      <text:p text:style-name="P1"><text:span text:style-name="T1">VOTE 1168123477 Campaign:ssss_uk_02A Validity:during Choice:Mark CONN:MIG01OU MSISDN:00777774269999 GUID:93CAADD7-BD9B-4008-AB9C-AE716488602E Shortcode:63334</text:span></text:p>
      <text:p text:style-name="P1"><text:span text:style-name="T1">VOTE 1168123477 Campaign:ssss_uk_02A Validity:during Choice:Alan CONN:MIG01XU MSISDN:00777775009999 GUID:E2317A23-A2A9-4E43-B11F-73A83C299E6D Shortcode:63334</text:span></text:p>
      <text:p text:style-name="P1"><text:span text:style-name="T1">VOTE 1168123477 Campaign:ssss_uk_02A Validity:during Choice:Mark CONN:MIG01OU MSISDN:00777776119999 GUID:BF0A389B-19F5-4EA2-82B4-401A7DC09D93 Shortcode:63334</text:span></text:p>
      <text:p text:style-name="P1"><text:span text:style-name="T1">VOTE 1168123477 Campaign:ssss_uk_02A Validity:during Choice:Tupele CONN:MIG00VU MSISDN:00777773349999 GUID:5189F463-5CEF-4BA5-A864-5A11F61DF8DD Shortcode:63334</text:span></text:p>
      <text:p text:style-name="P1"><text:span text:style-name="T1">VOTE 1168123477 Campaign:ssss_uk_02A Validity:during Choice:Mark CONN:MIG01TU MSISDN:00777776369999 GUID:C80E8035-DF0D-4722-87B7-661121F5220B Shortcode:63334</text:span></text:p>
      <text:p text:style-name="P1"><text:span text:style-name="T1">VOTE 1168123477 Campaign:ssss_uk_02A Validity:during Choice:Alan CONN:MIG01TU MSISDN:00777771119999 GUID:B43E06C2-46F0-4602-A2E6-8C9286010DF8 Shortcode:63334</text:span></text:p>
      <text:p text:style-name="P1"><text:span text:style-name="T1">VOTE 1168123477 Campaign:ssss_uk_02A Validity:during Choice:Mark CONN:MIG00VU MSISDN:00777775009999 GUID:84D93C20-FAEF-4E54-9313-F706AD7B0C73 Shortcode:63334</text:span></text:p>
      <text:p text:style-name="P1"><text:span text:style-name="T1">VOTE 1168123477 Campaign:ssss_uk_02A Validity:during Choice:Matthew CONN:MIG01XU MSISDN:00777776119999 GUID:EA929DE4-4F3A-49A1-8B2A-41BF9345685E Shortcode:63334</text:span></text:p>
      <text:p text:style-name="P1"><text:span text:style-name="T1">VOTE 1168123478 Campaign:ssss_uk_02A Validity:during Choice:Antony CONN:MIG01XU MSISDN:00777773369999 GUID:85B4EE1D-781C-4CDB-9DDF-F6AD426E6DC4 Shortcode:63334</text:span></text:p>
      <text:p text:style-name="P1"><text:span text:style-name="T1">VOTE 1168123478 Campaign:ssss_uk_02A Validity:during Choice:Mark CONN:MIG01XU MSISDN:00777776069999 GUID:A9F172D0-1B36-4A36-9EBC-E9A118451ADD Shortcode:63334</text:span></text:p>
      <text:p text:style-name="P1"><text:span text:style-name="T1">VOTE 1168123478 Campaign:ssss_uk_02A Validity:during Choice:Antony CONN:MIG01XU MSISDN:00777776299999 GUID:036AAC69-4D7E-4DEB-B00A-328BD577AE33 Shortcode:63334</text:span></text:p>
      <text:p text:style-name="P1"><text:span text:style-name="T1">VOTE 1168123478 Campaign:ssss_uk_02A Validity:during Choice:Mark CONN:MIG01XU MSISDN:00777771379999 GUID:0CCB3AAC-1B47-4AE2-90F9-5B27BA41620C Shortcode:63334</text:span></text:p>
      <text:p text:style-name="P1"><text:span text:style-name="T1">VOTE 1168123478 Campaign:ssss_uk_02A Validity:during Choice:Tupele CONN:MIG01XU MSISDN:00777773809999 GUID:D10576DB-C897-4015-8601-03F75B1E092F Shortcode:63334</text:span></text:p>
      <text:p text:style-name="P1"><text:span text:style-name="T1">VOTE 1168123478 Campaign:ssss_uk_02A Validity:during Choice:Mark CONN:MIG01XU MSISDN:00777776299999 GUID:A89B3172-7D70-4A5C-AC9D-DA004FB4DD3B Shortcode:63334</text:span></text:p>
      <text:p text:style-name="P1"><text:span text:style-name="T1">VOTE 1168123478 Campaign:ssss_uk_02A Validity:during Choice:Gemma CONN:MIG01OU MSISDN:00777775719999 GUID:1EA70BCC-6B83-4A47-9568-D2DAC0E94487 Shortcode:63334</text:span></text:p>
      <text:p text:style-name="P1"><text:span text:style-name="T1">VOTE 1168123478 Campaign:ssss_uk_02A Validity:during Choice:Mark CONN:MIG01OU MSISDN:00777777609999 GUID:31860577-696C-4943-86D9-254E3E637669 Shortcode:63334</text:span></text:p>
      <text:p text:style-name="P1"><text:span text:style-name="T1">VOTE 1168123478 Campaign:ssss_uk_02A Validity:during Choice:Antony CONN:MIG01OU MSISDN:00777770299999 GUID:586DC73A-CB3B-40B2-8A03-C97DE3319799 Shortcode:63334</text:span></text:p>
      <text:p text:style-name="P1"><text:span text:style-name="T1">VOTE 1168123478 Campaign:ssss_uk_02A Validity:during Choice:Matthew CONN:MIG00VU MSISDN:00777776819999 GUID:3A618F54-6ACE-4CC9-A6A7-55D71745B234 Shortcode:63334</text:span></text:p>
      <text:p text:style-name="P1"><text:span text:style-name="T1">VOTE 1168123478 Campaign:ssss_uk_02A Validity:during Choice:Gemma CONN:MIG00VU MSISDN:00777776809999 GUID:39B6DFB0-AC41-45BB-8835-AC7D1929AF72 Shortcode:63334</text:span></text:p>
      <text:p text:style-name="P1"><text:span text:style-name="T1">VOTE 1168123478 Campaign:ssss_uk_02A Validity:during Choice:Verity CONN:MIG01OU MSISDN:00777777079999 GUID:75D6D562-EE56-449E-B840-732EA0AC98F1 Shortcode:63334</text:span></text:p>
      <text:p text:style-name="P1"><text:span text:style-name="T1">VOTE 1168123478 Campaign:ssss_uk_02A Validity:during Choice:Mark CONN:MIG01OU MSISDN:00777771069999 GUID:24BF8919-F048-412B-BFE2-1743476B3E67 Shortcode:63334</text:span></text:p>
      <text:p text:style-name="P1"><text:span text:style-name="T1">VOTE 1168123478 Campaign:ssss_uk_02A Validity:during Choice:Gemma CONN:MIG01XU MSISDN:00777776679999 GUID:FB837A48-2E44-4B89-BDF1-1AF9C4635DA3 Shortcode:63334</text:span></text:p>
      <text:p text:style-name="P1"><text:span text:style-name="T1">VOTE 1168123478 Campaign:ssss_uk_02A Validity:during Choice:Gemma CONN:MIG01XU MSISDN:00777773739999 GUID:8F36C49D-BB89-4B4F-B9D7-21FD55E0B9F1 Shortcode:63334</text:span></text:p>
      <text:p text:style-name="P1"><text:span text:style-name="T1">VOTE 1168123478 Campaign:ssss_uk_02A Validity:during Choice:Matthew CONN:MIG01XU MSISDN:00777771839999 GUID:620ACF41-1BB0-40F9-8246-B9DA8D5DEC20 Shortcode:63334</text:span></text:p>
      <text:p text:style-name="P1"><text:span text:style-name="T1">VOTE 1168123478 Campaign:ssss_uk_02A Validity:during Choice:Gemma CONN:MIG01XU MSISDN:00777775319999 GUID:CFC88B70-2151-4ED9-8BA9-A00BDB7DE363 Shortcode:63334</text:span></text:p>
      <text:p text:style-name="P1"><text:span text:style-name="T1">VOTE 1168123478 Campaign:ssss_uk_02A Validity:during Choice:Gemma CONN:MIG01XU MSISDN:00777776269999 GUID:4F0229DA-E847-4D3A-9859-FD02251E48D2 Shortcode:63334</text:span></text:p>
      <text:p text:style-name="P1"><text:span text:style-name="T1">VOTE 1168123478 Campaign:ssss_uk_02A Validity:during Choice:Gemma CONN:MIG01OU </text:span><text:soft-page-break/><text:span text:style-name="T1">MSISDN:00777775449999 GUID:91C6B315-A7BE-4565-9171-667A00C87F88 Shortcode:63334</text:span></text:p>
      <text:p text:style-name="P1"><text:span text:style-name="T1">VOTE 1168123478 Campaign:ssss_uk_02A Validity:during Choice:Gemma CONN:MIG01XU MSISDN:00777773889999 GUID:E36972BD-6207-4C41-84FF-8DAEF3572BFB Shortcode:63334</text:span></text:p>
      <text:p text:style-name="P1"><text:span text:style-name="T1">VOTE 1168123479 Campaign:ssss_uk_02A Validity:during Choice:Gemma CONN:MIG01XU MSISDN:00777771589999 GUID:4388C67F-1002-441F-9904-FA900B761EDB Shortcode:63334</text:span></text:p>
      <text:p text:style-name="P1"><text:span text:style-name="T1">VOTE 1168123479 Campaign:ssss_uk_02A Validity:during Choice:Mark CONN:MIG01XU MSISDN:00777779709999 GUID:FAF86EEB-2ECC-488B-8899-42BA1099655E Shortcode:63334</text:span></text:p>
      <text:p text:style-name="P1"><text:span text:style-name="T1">VOTE 1168123479 Campaign:ssss_uk_02A Validity:during Choice:Gemma CONN:MIG01XU MSISDN:00777776859999 GUID:DA7B613C-2BB2-4870-9146-F354744A39A9 Shortcode:63334</text:span></text:p>
      <text:p text:style-name="P1"><text:span text:style-name="T1">VOTE 1168123479 Campaign:ssss_uk_02A Validity:during Choice:Gemma CONN:MIG01XU MSISDN:00777770889999 GUID:A65076AD-0A57-4F30-9F4E-8D01CBC1560E Shortcode:63334</text:span></text:p>
      <text:p text:style-name="P1"><text:span text:style-name="T1">VOTE 1168123479 Campaign:ssss_uk_02A Validity:during Choice:Matthew CONN:MIG01XU MSISDN:00777774919999 GUID:669C226E-9E5E-4BF2-AF31-4F6F0AE09647 Shortcode:63334</text:span></text:p>
      <text:p text:style-name="P1"><text:span text:style-name="T1">VOTE 1168123479 Campaign:ssss_uk_02A Validity:during Choice:Gemma CONN:MIG01XU MSISDN:00777777159999 GUID:09B836F0-02C3-4CC2-8C5D-B370FFA5D1D0 Shortcode:63334</text:span></text:p>
      <text:p text:style-name="P1"><text:span text:style-name="T1">VOTE 1168123479 Campaign:ssss_uk_02A Validity:during Choice:Gemma CONN:MIG01XU MSISDN:00777770109999 GUID:EFF028E9-1179-49DA-9B7A-2F2ECFC2B9E9 Shortcode:63334</text:span></text:p>
      <text:p text:style-name="P1"><text:span text:style-name="T1">VOTE 1168123479 Campaign:ssss_uk_02A Validity:during Choice:Matthew CONN:MIG01XU MSISDN:00777775179999 GUID:F5843658-AC85-4564-A41C-23FF9D45C721 Shortcode:63334</text:span></text:p>
      <text:p text:style-name="P1"><text:span text:style-name="T1">VOTE 1168123479 Campaign:ssss_uk_02A Validity:during Choice:Gemma CONN:MIG01OU MSISDN:00777774929999 GUID:1E71C1CE-68E7-4352-8D28-657B601F7675 Shortcode:63334</text:span></text:p>
      <text:p text:style-name="P1"><text:span text:style-name="T1">VOTE 1168123479 Campaign:ssss_uk_02A Validity:during Choice:Gemma CONN:MIG01OU MSISDN:00777779339999 GUID:4EE11E4B-A202-4661-A6F4-67C6269601BE Shortcode:63334</text:span></text:p>
      <text:p text:style-name="P1"><text:span text:style-name="T1">VOTE 1168123479 Campaign:ssss_uk_02A Validity:during Choice:Gemma CONN:MIG01OU MSISDN:00777772319999 GUID:A79BB627-F1DC-4823-B7B9-769BE425198A Shortcode:63334</text:span></text:p>
      <text:p text:style-name="P1"><text:span text:style-name="T1">VOTE 1168123479 Campaign:ssss_uk_02A Validity:during Choice:Verity CONN:MIG01XU MSISDN:00777776769999 GUID:93CA99CC-B560-4561-BFEA-34E87E337DE2 Shortcode:63334</text:span></text:p>
      <text:p text:style-name="P1"><text:span text:style-name="T1">VOTE 1168123480 Campaign:ssss_uk_02A Validity:during Choice:Mark CONN:MIG01XU MSISDN:00777770199999 GUID:70E582B6-22E7-45A4-A647-208BA2D11807 Shortcode:63334</text:span></text:p>
      <text:p text:style-name="P1"><text:span text:style-name="T1">VOTE 1168123480 Campaign:ssss_uk_02A Validity:during Choice:Mark CONN:MIG01XU MSISDN:00777776529999 GUID:59516783-A43D-472A-8824-39BAF373C4D1 Shortcode:63334</text:span></text:p>
      <text:p text:style-name="P1"><text:span text:style-name="T1">VOTE 1168123480 Campaign:ssss_uk_02A Validity:during Choice:Gemma CONN:MIG01XU MSISDN:00777772899999 GUID:62226AD0-E5F9-4743-91A7-D8A87474D894 Shortcode:63334</text:span></text:p>
      <text:p text:style-name="P1"><text:span text:style-name="T1">VOTE 1168123480 Campaign:ssss_uk_02A Validity:during Choice:Alan CONN:MIG01XU MSISDN:00777773069999 GUID:C2D091F6-1220-4DC6-BA8A-236D3C14290B Shortcode:63334</text:span></text:p>
      <text:p text:style-name="P1"><text:span text:style-name="T1">VOTE 1168123480 Campaign:ssss_uk_02A Validity:during Choice:Mark CONN:MIG01XU MSISDN:00777774999999 GUID:10561339-98F3-4404-86CA-D0338F5A6433 Shortcode:63334</text:span></text:p>
      <text:p text:style-name="P1"><text:span text:style-name="T1">VOTE 1168123480 Campaign:ssss_uk_02A Validity:during Choice:Leon CONN:MIG01XU MSISDN:00777773019999 GUID:0896462F-B4D4-4E65-B002-A8A3D9447B79 Shortcode:63334</text:span></text:p>
      <text:p text:style-name="P1"><text:span text:style-name="T1">VOTE 1168123480 Campaign:ssss_uk_02A Validity:during Choice:Tupele CONN:MIG00VU MSISDN:00777770569999 GUID:A0BB0200-DE18-4516-A7A8-69867485D931 Shortcode:63334</text:span></text:p>
      <text:p text:style-name="P1"><text:span text:style-name="T1">VOTE 1168123480 Campaign:ssss_uk_02A Validity:during Choice:Mark CONN:MIG01OU MSISDN:00777770699999 GUID:30EE8BA9-9E91-4F64-A3A2-D5210D352B6E Shortcode:63334</text:span></text:p>
      <text:p text:style-name="P1"><text:span text:style-name="T1">VOTE 1168123480 Campaign:ssss_uk_02A Validity:during Choice:Mark CONN:MIG01OU MSISDN:00777778749999 GUID:F7693160-A3B9-4839-9A15-9F109976F032 Shortcode:63334</text:span></text:p>
      <text:p text:style-name="P1"><text:span text:style-name="T1">VOTE 1168123480 Campaign:ssss_uk_02A Validity:during Choice:Gemma CONN:MIG01XU MSISDN:00777775929999 GUID:B641E9D6-FEB0-4AAB-94E6-10A2F4A2176B Shortcode:63334</text:span></text:p>
      <text:p text:style-name="P1"><text:span text:style-name="T1">VOTE 1168123480 Campaign:ssss_uk_02A Validity:during Choice:Gemma CONN:MIG01XU MSISDN:00777775639999 GUID:7C069DCA-0A29-43ED-89F2-F7A3E56A78AF Shortcode:63334</text:span></text:p>
      <text:p text:style-name="P1"><text:span text:style-name="T1">VOTE 1168123480 Campaign:ssss_uk_02A Validity:during Choice:Gemma CONN:MIG01XU MSISDN:00777773159999 GUID:752B960E-AFD5-4BBC-BA3E-BE39920AE50F Shortcode:63334</text:span></text:p>
      <text:p text:style-name="P1"><text:span text:style-name="T1">VOTE 1168123480 Campaign:ssss_uk_02A Validity:during Choice:Verity CONN:MIG01TU MSISDN:00777770599999 GUID:9E073D18-6811-4D6B-BD57-31F57A25C3D7 Shortcode:63334</text:span></text:p>
      <text:p text:style-name="P1"><text:span text:style-name="T1">VOTE 1168123480 Campaign:ssss_uk_02A Validity:during Choice:Leon CONN:MIG01TU MSISDN:00777778989999 GUID:FE3660DA-04C1-4751-BBAF-4033236A11F3 Shortcode:63334</text:span></text:p>
      <text:p text:style-name="P1"><text:span text:style-name="T1">VOTE 1168123480 Campaign:ssss_uk_02A Validity:during Choice:Tupele CONN:MIG00VU MSISDN:00777771739999 GUID:33ABA672-164A-4EAC-A661-78563EC26C2C Shortcode:63334</text:span></text:p>
      <text:p text:style-name="P1"><text:span text:style-name="T1">VOTE 1168123480 Campaign:ssss_uk_02A Validity:during Choice:Mark CONN:MIG01HU MSISDN:00777776639999 GUID:A18301F7-39E4-4AE6-9224-E712EBD51A35 Shortcode:63334</text:span></text:p>
      <text:p text:style-name="P1"><text:span text:style-name="T1">VOTE 1168123480 Campaign:ssss_uk_02A Validity:during Choice:Matthew CONN:MIG01TU MSISDN:00777770229999 GUID:0FE985BE-16A9-4202-BAE5-7FEE67A3135F Shortcode:63334</text:span></text:p>
      <text:p text:style-name="P1"><text:span text:style-name="T1">VOTE 1168123480 Campaign:ssss_uk_02A Validity:during Choice:Gemma CONN:MIG01XU </text:span><text:soft-page-break/><text:span text:style-name="T1">MSISDN:00777779349999 GUID:A2C8A193-FAA0-43EA-A223-2953AC83E70A Shortcode:63334</text:span></text:p>
      <text:p text:style-name="P1"><text:span text:style-name="T1">VOTE 1168123480 Campaign:ssss_uk_02A Validity:during Choice:Verity CONN:MIG01XU MSISDN:00777779619999 GUID:E80445AF-2B63-47F0-A9C4-6A68DB88C715 Shortcode:63334</text:span></text:p>
      <text:p text:style-name="P1"><text:span text:style-name="T1">VOTE 1168123480 Campaign:ssss_uk_02A Validity:during Choice:Gemma CONN:MIG01HU MSISDN:00777776679999 GUID:FB47A0BE-A39C-4A02-BEC0-3431E2AFB7B3 Shortcode:63334</text:span></text:p>
      <text:p text:style-name="P1"><text:span text:style-name="T1">VOTE 1168123480 Campaign:ssss_uk_02A Validity:during Choice:Antony CONN:MIG01TU MSISDN:00777777629999 GUID:37296474-8CD4-44B7-82BB-0CCA52685527 Shortcode:63334</text:span></text:p>
      <text:p text:style-name="P1"><text:span text:style-name="T1">VOTE 1168123480 Campaign:ssss_uk_02A Validity:during Choice:Gemma CONN:MIG01TU MSISDN:00777779509999 GUID:60ED2FE8-A623-421E-AB32-096EC611DF45 Shortcode:63334</text:span></text:p>
      <text:p text:style-name="P1"><text:span text:style-name="T1">VOTE 1168123481 Campaign:ssss_uk_02A Validity:during Choice:Gemma CONN:MIG01XU MSISDN:00777773149999 GUID:7D9448BF-F243-49EA-80BA-C1938AA0ABC5 Shortcode:63334</text:span></text:p>
      <text:p text:style-name="P1"><text:span text:style-name="T1">VOTE 1168123481 Campaign:ssss_uk_02A Validity:during Choice:Alan CONN:MIG01XU MSISDN:00777778689999 GUID:8864A890-08BE-465A-B92F-45E65B9106CE Shortcode:63334</text:span></text:p>
      <text:p text:style-name="P1"><text:span text:style-name="T1">VOTE 1168123481 Campaign:ssss_uk_02A Validity:during Choice:Gemma CONN:MIG01XU MSISDN:00777770389999 GUID:6B2D4252-5473-4472-A8CE-66063A226072 Shortcode:63334</text:span></text:p>
      <text:p text:style-name="P1"><text:span text:style-name="T1">VOTE 1168123481 Campaign:ssss_uk_02A Validity:during Choice:Gemma CONN:MIG01XU MSISDN:00777775369999 GUID:027F5707-F37C-4AFD-8460-E63305604E09 Shortcode:63334</text:span></text:p>
      <text:p text:style-name="P1"><text:span text:style-name="T1">VOTE 1168123481 Campaign:ssss_uk_02A Validity:during Choice:Verity CONN:MIG01OU MSISDN:00777776299999 GUID:10AD5BE5-74C9-4B61-9279-83CDD669FC34 Shortcode:63334</text:span></text:p>
      <text:p text:style-name="P1"><text:span text:style-name="T1">VOTE 1168123481 Campaign:ssss_uk_02A Validity:during Choice:Gemma CONN:MIG01OU MSISDN:00777778919999 GUID:46B56899-522B-42D8-A860-887924F78DE8 Shortcode:63334</text:span></text:p>
      <text:p text:style-name="P1"><text:span text:style-name="T1">VOTE 1168123481 Campaign:ssss_uk_02A Validity:during Choice:Tupele CONN:MIG00VU MSISDN:00777770309999 GUID:06A6B165-A661-483D-A08D-E7E708136AC7 Shortcode:63334</text:span></text:p>
      <text:p text:style-name="P1"><text:span text:style-name="T1">VOTE 1168123481 Campaign:ssss_uk_02A Validity:during Choice:Mark CONN:MIG01TU MSISDN:00777770349999 GUID:36933CCA-2CEF-4B63-B534-107F6B21CB5E Shortcode:63334</text:span></text:p>
      <text:p text:style-name="P1"><text:span text:style-name="T1">VOTE 1168123481 Campaign:ssss_uk_02A Validity:during Choice:Tupele CONN:MIG01OU MSISDN:00777779959999 GUID:BE53957A-70FE-4C57-B7B1-AC254ED762A4 Shortcode:63334</text:span></text:p>
      <text:p text:style-name="P1"><text:span text:style-name="T1">VOTE 1168123481 Campaign:ssss_uk_02A Validity:during Choice:Mark CONN:MIG01OU MSISDN:00777775369999 GUID:7A7A0193-A65F-44DE-AA64-C8A545A40C4F Shortcode:63334</text:span></text:p>
      <text:p text:style-name="P1"><text:span text:style-name="T1">VOTE 1168123481 Campaign:ssss_uk_02A Validity:during Choice:Mark CONN:MIG01XU MSISDN:00777778479999 GUID:D7693104-43E1-4F4B-B31C-E17BB5880D93 Shortcode:63334</text:span></text:p>
      <text:p text:style-name="P1"><text:span text:style-name="T1">VOTE 1168123480 Campaign:ssss_uk_02A Validity:during Choice:Mark CONN:MIG01XU MSISDN:00777777699999 GUID:9E90C157-A72F-4D26-9EA6-C314F8738135 Shortcode:63334</text:span></text:p>
      <text:p text:style-name="P1"><text:span text:style-name="T1">VOTE 1168123481 Campaign:ssss_uk_02A Validity:during Choice:Mark CONN:MIG01XU MSISDN:00777774769999 GUID:98DBE53B-0FD4-4972-AD01-11654E784244 Shortcode:63334</text:span></text:p>
      <text:p text:style-name="P1"><text:span text:style-name="T1">VOTE 1168123481 Campaign:ssss_uk_02A Validity:during Choice:Matthew CONN:MIG01XU MSISDN:00777774489999 GUID:812EC0E5-0ACE-4B9B-85DD-691B82BBF551 Shortcode:63334</text:span></text:p>
      <text:p text:style-name="P1"><text:span text:style-name="T1">VOTE 1168123482 Campaign:ssss_uk_02A Validity:during Choice:Mark CONN:MIG01XU MSISDN:00777770859999 GUID:57563B90-9AF0-4D46-A40B-48CE34D0B9C4 Shortcode:63334</text:span></text:p>
      <text:p text:style-name="P1"><text:span text:style-name="T1">VOTE 1168123482 Campaign:ssss_uk_02A Validity:during Choice:Mark CONN:MIG01XU MSISDN:00777772639999 GUID:2B6E0A6B-E077-4137-B86D-EFF6D617DB7E Shortcode:63334</text:span></text:p>
      <text:p text:style-name="P1"><text:span text:style-name="T1">VOTE 1168123482 Campaign:ssss_uk_02A Validity:during Choice:Alan CONN:MIG01XU MSISDN:00777779479999 GUID:BC8F804E-E00B-4DFF-A2CC-9159FC991A27 Shortcode:63334</text:span></text:p>
      <text:p text:style-name="P1"><text:span text:style-name="T1">VOTE 1168123482 Campaign:ssss_uk_02A Validity:during Choice:Mark CONN:MIG00VU MSISDN:00777779429999 GUID:124A8877-5022-401E-85EE-005039362599 Shortcode:63334</text:span></text:p>
      <text:p text:style-name="P1"><text:span text:style-name="T1">VOTE 1168123482 Campaign:ssss_uk_02A Validity:during Choice:Mark CONN:MIG01OU MSISDN:00777779859999 GUID:8387292B-966F-4E76-B80E-A5CDFD855EEB Shortcode:63334</text:span></text:p>
      <text:p text:style-name="P1"><text:span text:style-name="T1">VOTE 1168123482 Campaign:ssss_uk_02A Validity:during Choice:Mark CONN:MIG01OU MSISDN:00777774369999 GUID:8D962F6C-D8F8-4E5D-9445-487BDECCE712 Shortcode:63334</text:span></text:p>
      <text:p text:style-name="P1"><text:span text:style-name="T1">VOTE 1168123482 Campaign:ssss_uk_02A Validity:during Choice:Gemma CONN:MIG00VU MSISDN:00777770509999 GUID:2AAA9639-EA7E-46F1-8968-954D4637E0B5 Shortcode:63334</text:span></text:p>
      <text:p text:style-name="P1"><text:span text:style-name="T1">VOTE 1168123482 Campaign:ssss_uk_02A Validity:during Choice:Mark CONN:MIG01XU MSISDN:00777773099999 GUID:F2A5795C-0125-42B4-A913-CE75B80A081B Shortcode:63334</text:span></text:p>
      <text:p text:style-name="P1"><text:span text:style-name="T1">VOTE 1168123482 Campaign:ssss_uk_02A Validity:during Choice:Mark CONN:MIG01XU MSISDN:00777771819999 GUID:B052A59F-41AD-420C-84F8-075ECBA06674 Shortcode:63334</text:span></text:p>
      <text:p text:style-name="P1"><text:span text:style-name="T1">VOTE 1168123482 Campaign:ssss_uk_02A Validity:during Choice:Alan CONN:MIG01XU MSISDN:00777774219999 GUID:6C2E3ACF-6C63-4356-AFD0-97A84BA6B277 Shortcode:63334</text:span></text:p>
      <text:p text:style-name="P1"><text:span text:style-name="T1">VOTE 1168123482 Campaign:ssss_uk_02A Validity:during Choice:Mark CONN:MIG01XU MSISDN:00777772359999 GUID:410A6035-0EEF-49C2-8597-E26AB65B20E4 Shortcode:63334</text:span></text:p>
      <text:p text:style-name="P1"><text:span text:style-name="T1">VOTE 1168123482 Campaign:ssss_uk_02A Validity:during Choice:Gemma CONN:MIG01OU MSISDN:00777777539999 GUID:EF93CD56-9ACE-4AE4-A56D-E819ACD5297A Shortcode:63334</text:span></text:p>
      <text:p text:style-name="P1"><text:span text:style-name="T1">VOTE 1168123482 Campaign:ssss_uk_02A Validity:during Choice:Alan CONN:MIG01OU </text:span><text:soft-page-break/><text:span text:style-name="T1">MSISDN:00777777319999 GUID:5C0D4DA1-28F0-4AA8-A80C-EBCC96C879B9 Shortcode:63334</text:span></text:p>
      <text:p text:style-name="P1"><text:span text:style-name="T1">VOTE 1168123483 Campaign:ssss_uk_02A Validity:during Choice:Tupele CONN:MIG01XU MSISDN:00777770269999 GUID:004F0D1F-C399-4C8D-BE93-56F5380F9828 Shortcode:63334</text:span></text:p>
      <text:p text:style-name="P1"><text:span text:style-name="T1">VOTE 1168123483 Campaign:ssss_uk_02A Validity:during Choice:Antony CONN:MIG01XU MSISDN:00777776869999 GUID:D5B4D474-D4A7-47D1-B993-79BCCF0227AA Shortcode:63334</text:span></text:p>
      <text:p text:style-name="P1"><text:span text:style-name="T1">VOTE 1168123483 Campaign:ssss_uk_02A Validity:during Choice:Mark CONN:MIG01XU MSISDN:00777776529999 GUID:63545016-7783-4AD6-85AA-E0BEC6CB569B Shortcode:63334</text:span></text:p>
      <text:p text:style-name="P1"><text:span text:style-name="T1">VOTE 1168123483 Campaign:ssss_uk_02A Validity:during Choice:Alan CONN:MIG01XU MSISDN:00777773239999 GUID:0EF38DDC-6147-4E30-B03C-CAF1B58A6246 Shortcode:63334</text:span></text:p>
      <text:p text:style-name="P1"><text:span text:style-name="T1">VOTE 1168123483 Campaign:ssss_uk_02A Validity:during Choice:Mark CONN:MIG01XU MSISDN:00777774859999 GUID:3D2FBDAF-DF1D-46E4-9041-5D73CC61E60F Shortcode:63334</text:span></text:p>
      <text:p text:style-name="P1"><text:span text:style-name="T1">VOTE 1168123483 Campaign:ssss_uk_02A Validity:during Choice:Mark CONN:MIG01XU MSISDN:00777779829999 GUID:BA02B7D3-5AE7-48C5-A542-BA5DD08D29A2 Shortcode:63334</text:span></text:p>
      <text:p text:style-name="P1"><text:span text:style-name="T1">VOTE 1168123483 Campaign:ssss_uk_02A Validity:during Choice:Alan CONN:MIG00VU MSISDN:00777772129999 GUID:8E6E744D-FC7F-42CA-ADB1-42563F601449 Shortcode:63334</text:span></text:p>
      <text:p text:style-name="P1"><text:span text:style-name="T1">VOTE 1168123483 Campaign:ssss_uk_02A Validity:during Choice:Gemma CONN:MIG01OU MSISDN:00777773859999 GUID:1A80901F-D327-45D5-A2D0-2179BEEA9860 Shortcode:63334</text:span></text:p>
      <text:p text:style-name="P1"><text:span text:style-name="T1">VOTE 1168123483 Campaign:ssss_uk_02A Validity:during Choice:Gemma CONN:MIG01OU MSISDN:00777772559999 GUID:DE283706-D872-4780-97A5-48503A7AB31C Shortcode:63334</text:span></text:p>
      <text:p text:style-name="P1"><text:span text:style-name="T1">VOTE 1168123480 Campaign:ssss_uk_02A Validity:during Choice:Tupele CONN:MIG01OU MSISDN:00777770239999 GUID:EE77C767-CF1C-426C-A6B0-5971010BC838 Shortcode:63334</text:span></text:p>
      <text:p text:style-name="P1"><text:span text:style-name="T1">VOTE 1168123483 Campaign:ssss_uk_02A Validity:during Choice:Alan CONN:MIG01OU MSISDN:00777770809999 GUID:1B96259B-4816-4749-871E-8F5EA7C46AC0 Shortcode:63334</text:span></text:p>
      <text:p text:style-name="P1"><text:span text:style-name="T1">VOTE 1168123483 Campaign:ssss_uk_02A Validity:during Choice:Antony CONN:MIG01TU MSISDN:00777771699999 GUID:CC3B3B31-553F-4302-BB3C-4B6943FA47AA Shortcode:63334</text:span></text:p>
      <text:p text:style-name="P1"><text:span text:style-name="T1">VOTE 1168123483 Campaign:ssss_uk_02A Validity:during Choice:Tupele CONN:MIG01TU MSISDN:00777774719999 GUID:509DA974-2DD6-4C47-A055-3264C9F3220F Shortcode:63334</text:span></text:p>
      <text:p text:style-name="P1"><text:span text:style-name="T1">VOTE 1168123483 Campaign:ssss_uk_02A Validity:during Choice:Mark CONN:MIG00VU MSISDN:00777770059999 GUID:1808A5E7-A1CB-4B15-82D9-BEC4D9B4D42E Shortcode:63334</text:span></text:p>
      <text:p text:style-name="P1"><text:span text:style-name="T1">VOTE 1168123484 Campaign:ssss_uk_02A Validity:during Choice:Mark CONN:MIG01XU MSISDN:00777776669999 GUID:A491556D-7634-4F5D-B609-908E192EF554 Shortcode:63334</text:span></text:p>
      <text:p text:style-name="P1"><text:span text:style-name="T1">VOTE 1168123484 Campaign:ssss_uk_02A Validity:during Choice:Alan CONN:MIG01XU MSISDN:00777776869999 GUID:6F79C1FD-CFC3-4356-BFFA-01B63CC1721E Shortcode:63334</text:span></text:p>
      <text:p text:style-name="P1"><text:span text:style-name="T1">VOTE 1168123484 Campaign:ssss_uk_02A Validity:during Choice:Gemma CONN:MIG01XU MSISDN:00777771719999 GUID:2DD47078-55BA-4C21-8E5E-8962CC3F5DC8 Shortcode:63334</text:span></text:p>
      <text:p text:style-name="P1"><text:span text:style-name="T1">VOTE 1168123484 Campaign:ssss_uk_02A Validity:during Choice:Mark CONN:MIG01XU MSISDN:00777775539999 GUID:7533E811-699C-4F48-A7FD-78A6A5C015B0 Shortcode:63334</text:span></text:p>
      <text:p text:style-name="P1"><text:span text:style-name="T1">VOTE 1168123484 Campaign:ssss_uk_02A Validity:during Choice:Mark CONN:MIG01XU MSISDN:00777771159999 GUID:4010E21D-B818-4592-9BE2-0097D5C3D04E Shortcode:63334</text:span></text:p>
      <text:p text:style-name="P1"><text:span text:style-name="T1">VOTE 1168123484 Campaign:ssss_uk_02A Validity:during Choice:Mark CONN:MIG01XU MSISDN:00777772599999 GUID:1AB32E19-A0A6-44F6-966F-AC96145E0987 Shortcode:63334</text:span></text:p>
      <text:p text:style-name="P1"><text:span text:style-name="T1">VOTE 1168123484 Campaign:ssss_uk_02A Validity:during Choice:Tupele CONN:MIG01XU MSISDN:00777777859999 GUID:37880515-19EA-4037-8F62-4BD29AB43451 Shortcode:63334</text:span></text:p>
      <text:p text:style-name="P1"><text:span text:style-name="T1">VOTE 1168123484 Campaign:ssss_uk_02A Validity:during Choice:Gemma CONN:MIG01OU MSISDN:00777775989999 GUID:B619A6C4-BE5F-4831-BFD0-D8023CA0F789 Shortcode:63334</text:span></text:p>
      <text:p text:style-name="P1"><text:span text:style-name="T1">VOTE 1168123484 Campaign:ssss_uk_02A Validity:during Choice:Gemma CONN:MIG01OU MSISDN:00777777199999 GUID:07F5F38F-13AD-4063-AD7C-4BBABC058565 Shortcode:63334</text:span></text:p>
      <text:p text:style-name="P1"><text:span text:style-name="T1">VOTE 1168123484 Campaign:ssss_uk_02A Validity:during Choice:Mark CONN:MIG01OU MSISDN:00777771929999 GUID:EFEB8A94-244F-449E-9433-7EA28E175EDA Shortcode:63334</text:span></text:p>
      <text:p text:style-name="P1"><text:span text:style-name="T1">VOTE 1168123484 Campaign:ssss_uk_02A Validity:during Choice:Mark CONN:MIG01OU MSISDN:00777774479999 GUID:6FD8CC49-A623-46CF-8066-F5FD31606E2D Shortcode:63334</text:span></text:p>
      <text:p text:style-name="P1"><text:span text:style-name="T1">VOTE 1168123484 Campaign:ssss_uk_02A Validity:during Choice:Mark CONN:MIG00VU MSISDN:00777778609999 GUID:2AA215AC-A243-444F-9A46-39216B03752C Shortcode:63334</text:span></text:p>
      <text:p text:style-name="P1"><text:span text:style-name="T1">VOTE 1168123484 Campaign:ssss_uk_02A Validity:during Choice:Mark CONN:MIG01XU MSISDN:00777774459999 GUID:7AA9A169-0FA7-4048-A3F0-737A2C27AC6A Shortcode:63334</text:span></text:p>
      <text:p text:style-name="P1"><text:span text:style-name="T1">VOTE 1168123484 Campaign:ssss_uk_02A Validity:during Choice:Tupele CONN:MIG01XU MSISDN:00777772439999 GUID:1FF9C547-64F7-413C-ADD8-E22710EF246A Shortcode:63334</text:span></text:p>
      <text:p text:style-name="P1"><text:span text:style-name="T1">VOTE 1168123484 Campaign:ssss_uk_02A Validity:during Choice:Gemma CONN:MIG01XU MSISDN:00777778689999 GUID:65DBA1F3-D0C3-41A7-845D-74E408D81F78 Shortcode:63334</text:span></text:p>
      <text:p text:style-name="P1"><text:span text:style-name="T1">VOTE 1168123484 Campaign:ssss_uk_02A Validity:during Choice:Antony CONN:MIG01XU MSISDN:00777773399999 GUID:1E862356-F8E2-416E-9AC1-8FCC49589C98 Shortcode:63334</text:span></text:p>
      <text:p text:style-name="P1"><text:span text:style-name="T1">VOTE 1168123484 Campaign:ssss_uk_02A Validity:during Choice:Gemma CONN:MIG01XU </text:span><text:soft-page-break/><text:span text:style-name="T1">MSISDN:00777774029999 GUID:344CDAC4-1C4F-4A29-B274-55E98B0A0782 Shortcode:63334</text:span></text:p>
      <text:p text:style-name="P1"><text:span text:style-name="T1">VOTE 1168123484 Campaign:ssss_uk_02A Validity:during Choice:Mark CONN:MIG01XU MSISDN:00777776299999 GUID:672D16F0-0136-4735-8153-3A07729E10EB Shortcode:63334</text:span></text:p>
      <text:p text:style-name="P1"><text:span text:style-name="T1">VOTE 1168123484 Campaign:ssss_uk_02A Validity:during Choice:Gemma CONN:MIG01XU MSISDN:00777776529999 GUID:73A20ED0-8099-486F-A8AB-AA30A0C7E67A Shortcode:63334</text:span></text:p>
      <text:p text:style-name="P1"><text:span text:style-name="T1">VOTE 1168123484 Campaign:ssss_uk_02A Validity:during Choice:Gemma CONN:MIG00VU MSISDN:00777779599999 GUID:FE622964-39AA-4583-97FC-17BB62A0D7B7 Shortcode:63334</text:span></text:p>
      <text:p text:style-name="P1"><text:span text:style-name="T1">VOTE 1168123485 Campaign:ssss_uk_02A Validity:during Choice:Mark CONN:MIG01XU MSISDN:00777776399999 GUID:3B8F2C7C-9A9B-474E-9090-489D75577657 Shortcode:63334</text:span></text:p>
      <text:p text:style-name="P1"><text:span text:style-name="T1">VOTE 1168123485 Campaign:ssss_uk_02A Validity:during Choice:Alan CONN:MIG01XU MSISDN:00777778599999 GUID:E0CA2AE7-8DB0-4544-9524-1E8B9405E9F5 Shortcode:63334</text:span></text:p>
      <text:p text:style-name="P1"><text:span text:style-name="T1">VOTE 1168123485 Campaign:ssss_uk_02A Validity:during Choice:Mark CONN:MIG01XU MSISDN:00777772229999 GUID:8B2B3460-0021-4E6D-8BD5-E70D61AEB53B Shortcode:63334</text:span></text:p>
      <text:p text:style-name="P1"><text:span text:style-name="T1">VOTE 1168123485 Campaign:ssss_uk_02A Validity:during Choice:Tupele CONN:MIG01XU MSISDN:00777777169999 GUID:20CAF0E8-FCC6-4A5F-A3C1-CF13DE35D7CF Shortcode:63334</text:span></text:p>
      <text:p text:style-name="P1"><text:span text:style-name="T1">VOTE 1168123485 Campaign:ssss_uk_02A Validity:during Choice:Gemma CONN:MIG01XU MSISDN:00777773199999 GUID:2A5DB0C2-234E-4DBD-B407-0F90D961BA77 Shortcode:63334</text:span></text:p>
      <text:p text:style-name="P1"><text:span text:style-name="T1">VOTE 1168123485 Campaign:ssss_uk_02A Validity:during Choice:Mark CONN:MIG01XU MSISDN:00777772259999 GUID:AC85B728-6896-40C1-8469-30220C793DD3 Shortcode:63334</text:span></text:p>
      <text:p text:style-name="P1"><text:span text:style-name="T1">VOTE 1168123485 Campaign:ssss_uk_02A Validity:during Choice:Mark CONN:MIG01OU MSISDN:00777775199999 GUID:0F175286-4102-4E55-BC94-35DD03EFBEE9 Shortcode:63334</text:span></text:p>
      <text:p text:style-name="P1"><text:span text:style-name="T1">VOTE 1168123485 Campaign:ssss_uk_02A Validity:during Choice:Mark CONN:MIG01OU MSISDN:00777775639999 GUID:B1AEDCD0-ADAE-49C5-845D-9D9B3E35CD9D Shortcode:63334</text:span></text:p>
      <text:p text:style-name="P1"><text:span text:style-name="T1">VOTE 1168123485 Campaign:ssss_uk_02A Validity:during Choice:Gemma CONN:MIG01OU MSISDN:00777777309999 GUID:DA99A40D-10A7-4D0A-84D4-DD7C1821108A Shortcode:63334</text:span></text:p>
      <text:p text:style-name="P1"><text:span text:style-name="T1">VOTE 1168123485 Campaign:ssss_uk_02A Validity:during Choice:Gemma CONN:MIG01XU MSISDN:00777777609999 GUID:E8A5CDF8-DCBD-4BB7-AF51-61349EFCF8F9 Shortcode:63334</text:span></text:p>
      <text:p text:style-name="P1"><text:span text:style-name="T1">VOTE 1168123485 Campaign:ssss_uk_02A Validity:during Choice:Mark CONN:MIG01XU MSISDN:00777775799999 GUID:D9CF2A20-1B91-470E-9BB4-AE48298571ED Shortcode:63334</text:span></text:p>
      <text:p text:style-name="P1"><text:span text:style-name="T1">VOTE 1168123485 Campaign:ssss_uk_02A Validity:during Choice:Alan CONN:MIG01XU MSISDN:00777771469999 GUID:B11BA78D-DE36-4C2C-8F43-35968EF5C056 Shortcode:63334</text:span></text:p>
      <text:p text:style-name="P1"><text:span text:style-name="T1">VOTE 1168123485 Campaign:ssss_uk_02A Validity:during Choice:Gemma CONN:MIG01XU MSISDN:00777772579999 GUID:51B2D8A4-1525-4143-98B7-185D665EAF74 Shortcode:63334</text:span></text:p>
      <text:p text:style-name="P1"><text:span text:style-name="T1">VOTE 1168123485 Campaign:ssss_uk_02A Validity:during Choice:Gemma CONN:MIG01XU MSISDN:00777775099999 GUID:7D45F8F4-9490-4ACA-8775-487452D82EFC Shortcode:63334</text:span></text:p>
      <text:p text:style-name="P1"><text:span text:style-name="T1">VOTE 1168123485 Campaign:ssss_uk_02A Validity:during Choice:Gemma CONN:MIG01XU MSISDN:00777777319999 GUID:C1488D99-6684-4994-A5CA-7C705B5AA38F Shortcode:63334</text:span></text:p>
      <text:p text:style-name="P1"><text:span text:style-name="T1">VOTE 1168123485 Campaign:ssss_uk_02A Validity:during Choice:Mark CONN:MIG01TU MSISDN:00777776879999 GUID:C49F223E-0DF8-4A83-BCE4-977BA60A566C Shortcode:63334</text:span></text:p>
      <text:p text:style-name="P1"><text:span text:style-name="T1">VOTE 1168123485 Campaign:ssss_uk_02A Validity:during Choice:Gemma CONN:MIG01TU MSISDN:00777770439999 GUID:CA316173-B608-4E13-8D8C-3EAA7B159B20 Shortcode:63334</text:span></text:p>
      <text:p text:style-name="P1"><text:span text:style-name="T1">VOTE 1168123485 Campaign:ssss_uk_02A Validity:during Choice:Alan CONN:MIG01TU MSISDN:00777776559999 GUID:E90FB417-4B4C-4FAC-BAD7-38FB7FF8067B Shortcode:63334</text:span></text:p>
      <text:p text:style-name="P1"><text:span text:style-name="T1">VOTE 1168123485 Campaign:ssss_uk_02A Validity:during Choice:Matthew CONN:MIG01TU MSISDN:00777778339999 GUID:744808CA-4017-4178-8AFC-436ACB199A07 Shortcode:63334</text:span></text:p>
      <text:p text:style-name="P1"><text:span text:style-name="T1">VOTE 1168123485 Campaign:ssss_uk_02A Validity:during Choice:Tupele CONN:MIG01XU MSISDN:00777779439999 GUID:49706529-AD6F-4292-A0CF-777CF605A5B5 Shortcode:63334</text:span></text:p>
      <text:p text:style-name="P1"><text:span text:style-name="T1">VOTE 1168123485 Campaign:ssss_uk_02A Validity:during Choice:Gemma CONN:MIG01XU MSISDN:00777772859999 GUID:ADC6A232-261A-4293-BC03-523D6276CB03 Shortcode:63334</text:span></text:p>
      <text:p text:style-name="P1"><text:span text:style-name="T1">VOTE 1168123485 Campaign:ssss_uk_02A Validity:during Choice:Mark CONN:MIG01XU MSISDN:00777776879999 GUID:06085F5F-0178-41BD-B57D-17950267AA55 Shortcode:63334</text:span></text:p>
      <text:p text:style-name="P1"><text:span text:style-name="T1">VOTE 1168123485 Campaign:ssss_uk_02A Validity:during Choice:Matthew CONN:MIG01XU MSISDN:00777772439999 GUID:FAB3B3E0-8B98-43EC-AB83-C7DF93F773FF Shortcode:63334</text:span></text:p>
      <text:p text:style-name="P1"><text:span text:style-name="T1">VOTE 1168123485 Campaign:ssss_uk_02A Validity:during Choice:Gemma CONN:MIG01XU MSISDN:00777776589999 GUID:DA5E30D2-FE8F-41A4-BF4B-AE319CEE79B0 Shortcode:63334</text:span></text:p>
      <text:p text:style-name="P1"><text:span text:style-name="T1">VOTE 1168123485 Campaign:ssss_uk_02A Validity:during Choice:Mark CONN:MIG01XU MSISDN:00777778099999 GUID:8829063D-E047-4A5C-AE5F-95406766D710 Shortcode:63334</text:span></text:p>
      <text:p text:style-name="P1"><text:span text:style-name="T1">VOTE 1168123486 Campaign:ssss_uk_02A Validity:during Choice:Alan CONN:MIG00VU MSISDN:00777776489999 GUID:5B34DF3E-5C79-43DD-B47D-7EE538487184 Shortcode:63334</text:span></text:p>
      <text:p text:style-name="P1"><text:span text:style-name="T1">VOTE 1168123486 Campaign:ssss_uk_02A Validity:during Choice:Gemma CONN:MIG01OU MSISDN:00777779939999 GUID:29E5483F-4BA9-40E2-A298-91B63E3698C1 Shortcode:63334</text:span></text:p>
      <text:p text:style-name="P1"><text:span text:style-name="T1">VOTE 1168123486 Campaign:ssss_uk_02A Validity:during Choice:Gemma CONN:MIG01OU </text:span><text:soft-page-break/><text:span text:style-name="T1">MSISDN:00777776449999 GUID:8DA844BB-C193-4F2E-BAA0-7F93B6A504D7 Shortcode:63334</text:span></text:p>
      <text:p text:style-name="P1"><text:span text:style-name="T1">VOTE 1168123486 Campaign:ssss_uk_02A Validity:during Choice:Mark CONN:MIG01OU MSISDN:00777770799999 GUID:CB9D3D29-1568-4D87-A821-DF67BD4F4486 Shortcode:63334</text:span></text:p>
      <text:p text:style-name="P1"><text:span text:style-name="T1">VOTE 1168123486 Campaign:ssss_uk_02A Validity:during Choice:Verity CONN:MIG01HU MSISDN:00777778909999 GUID:726C45B5-2BAD-4B9D-9885-68A6D53F8748 Shortcode:63334</text:span></text:p>
      <text:p text:style-name="P1"><text:span text:style-name="T1">VOTE 1168123486 Campaign:ssss_uk_02A Validity:during Choice:Mark CONN:MIG01XU MSISDN:00777776349999 GUID:31909228-89CE-4319-829F-4CAB40B8F87F Shortcode:63334</text:span></text:p>
      <text:p text:style-name="P1"><text:span text:style-name="T1">VOTE 1168123486 Campaign:ssss_uk_02A Validity:during Choice:Mark CONN:MIG01XU MSISDN:00777773569999 GUID:D49C3069-53BF-4370-B4EE-3749FEBACF5D Shortcode:63334</text:span></text:p>
      <text:p text:style-name="P1"><text:span text:style-name="T1">VOTE 1168123486 Campaign:ssss_uk_02A Validity:during Choice:Matthew CONN:MIG01XU MSISDN:00777773009999 GUID:68CB5E38-720C-4F9C-B0DA-6AE4037DA81B Shortcode:63334</text:span></text:p>
      <text:p text:style-name="P1"><text:span text:style-name="T1">VOTE 1168123486 Campaign:ssss_uk_02A Validity:during Choice:Hayley CONN:MIG01TU MSISDN:00777770189999 GUID:5C020145-76DA-4720-A466-A11F2270669D Shortcode:63334</text:span></text:p>
      <text:p text:style-name="P1"><text:span text:style-name="T1">VOTE 1168123486 Campaign:ssss_uk_02A Validity:during Choice:Mark CONN:MIG01XU MSISDN:00777776839999 GUID:3E2C7C58-4633-473A-A8CD-A9ECD5CD5D5D Shortcode:63334</text:span></text:p>
      <text:p text:style-name="P1"><text:span text:style-name="T1">VOTE 1168123486 Campaign:ssss_uk_02A Validity:during Choice:Mark CONN:MIG01XU MSISDN:00777778699999 GUID:03C296A6-81F7-4125-BADD-EDBF8DC5F8C9 Shortcode:63334</text:span></text:p>
      <text:p text:style-name="P1"><text:span text:style-name="T1">VOTE 1168123486 Campaign:ssss_uk_02A Validity:during Choice:Tupele CONN:MIG01XU MSISDN:00777772899999 GUID:C77D8CF2-2AAB-4D5C-B999-43A624489C34 Shortcode:63334</text:span></text:p>
      <text:p text:style-name="P1"><text:span text:style-name="T1">VOTE 1168123486 Campaign:ssss_uk_02A Validity:during Choice:Mark CONN:MIG01XU MSISDN:00777775269999 GUID:39DAD33D-5CEC-422E-AD14-184FD0097F45 Shortcode:63334</text:span></text:p>
      <text:p text:style-name="P1"><text:span text:style-name="T1">VOTE 1168123486 Campaign:ssss_uk_02A Validity:during Choice:Mark CONN:MIG00VU MSISDN:00777778989999 GUID:054339C4-8D0A-4FA9-838B-33316C5924FE Shortcode:63334</text:span></text:p>
      <text:p text:style-name="P1"><text:span text:style-name="T1">VOTE 1168123486 Campaign:ssss_uk_02A Validity:during Choice:Gemma CONN:MIG01OU MSISDN:00777774469999 GUID:6399AB19-9F87-4D2D-940D-D32A15FFEF7A Shortcode:63334</text:span></text:p>
      <text:p text:style-name="P1"><text:span text:style-name="T1">VOTE 1168123486 Campaign:ssss_uk_02A Validity:during Choice:Mark CONN:MIG01OU MSISDN:00777772949999 GUID:07D14398-039C-4D61-9361-260E2ABB723B Shortcode:63334</text:span></text:p>
      <text:p text:style-name="P1"><text:span text:style-name="T1">VOTE 1168123487 Campaign:ssss_uk_02A Validity:during Choice:Mark CONN:MIG01OU MSISDN:00777775839999 GUID:B3C19EBC-2DF2-440F-869E-7352EC7B8EFE Shortcode:63334</text:span></text:p>
      <text:p text:style-name="P1"><text:span text:style-name="T1">VOTE 1168123486 Campaign:ssss_uk_02A Validity:during Choice:Tupele CONN:MIG00VU MSISDN:00777776309999 GUID:1D488AF9-D685-48F2-B9E7-9F1416A442FC Shortcode:63334</text:span></text:p>
      <text:p text:style-name="P1"><text:span text:style-name="T1">VOTE 1168123487 Campaign:ssss_uk_02A Validity:during Choice:Alan CONN:MIG00VU MSISDN:00777778229999 GUID:74290A62-8AC9-4CA5-ABE6-B77F67360657 Shortcode:63334</text:span></text:p>
      <text:p text:style-name="P1"><text:span text:style-name="T1">VOTE 1168123487 Campaign:ssss_uk_02A Validity:during Choice:Mark CONN:MIG01OU MSISDN:00777777549999 GUID:B94EED7A-0092-409B-8DF1-43B0ABCE1A9C Shortcode:63334</text:span></text:p>
      <text:p text:style-name="P1"><text:span text:style-name="T1">VOTE 1168123487 Campaign:ssss_uk_02A Validity:during Choice:Gemma CONN:MIG01XU MSISDN:00777771109999 GUID:C6C41CE6-209B-4DC9-8ADF-DA1AF1992078 Shortcode:63334</text:span></text:p>
      <text:p text:style-name="P1"><text:span text:style-name="T1">VOTE 1168123487 Campaign:ssss_uk_02A Validity:during Choice:Mark CONN:MIG01XU MSISDN:00777774589999 GUID:F7B5B0ED-28D6-40A8-AA98-4157F935C817 Shortcode:63334</text:span></text:p>
      <text:p text:style-name="P1"><text:span text:style-name="T1">VOTE 1168123487 Campaign:ssss_uk_02A Validity:during Choice:Mark CONN:MIG01XU MSISDN:00777774129999 GUID:6453D402-02EE-42E6-B9A6-5187ECCDAB94 Shortcode:63334</text:span></text:p>
      <text:p text:style-name="P1"><text:span text:style-name="T1">VOTE 1168123487 Campaign:ssss_uk_02A Validity:during Choice:Mark CONN:MIG01XU MSISDN:00777779619999 GUID:0921759E-F276-4FC3-917B-75807AB06BEE Shortcode:63334</text:span></text:p>
      <text:p text:style-name="P1"><text:span text:style-name="T1">VOTE 1168123487 Campaign:ssss_uk_02A Validity:during Choice:Gemma CONN:MIG01XU MSISDN:00777776869999 GUID:4A6B7B4F-CA4B-4E03-9792-E08D99BA3186 Shortcode:63334</text:span></text:p>
      <text:p text:style-name="P1"><text:span text:style-name="T1">VOTE 1168123487 Campaign:ssss_uk_02A Validity:during Choice:Mark CONN:MIG01XU MSISDN:00777771709999 GUID:8F2895C5-24BB-4E6B-869B-0835E9A1EDF0 Shortcode:63334</text:span></text:p>
      <text:p text:style-name="P1"><text:span text:style-name="T1">VOTE 1168123487 Campaign:ssss_uk_02A Validity:during Choice:Mark CONN:MIG00VU MSISDN:00777775959999 GUID:AB2A1F1F-A606-4618-A1C1-DED9BC675CF3 Shortcode:63334</text:span></text:p>
      <text:p text:style-name="P1"><text:span text:style-name="T1">VOTE 1168123487 Campaign:ssss_uk_02A Validity:during Choice:Tupele CONN:MIG01OU MSISDN:00777774689999 GUID:E254C6BD-EF8C-407E-8D64-3A25805F2DFF Shortcode:63334</text:span></text:p>
      <text:p text:style-name="P1"><text:span text:style-name="T1">VOTE 1168123487 Campaign:ssss_uk_02A Validity:during Choice:Gemma CONN:MIG01XU MSISDN:00777778339999 GUID:E89484C3-69C4-4C26-8543-E98C7637E9DA Shortcode:63334</text:span></text:p>
      <text:p text:style-name="P1"><text:span text:style-name="T1">VOTE 1168123487 Campaign:ssss_uk_02A Validity:during Choice:Alan CONN:MIG01XU MSISDN:00777773719999 GUID:1F525F2D-8E9B-45C3-A7F5-CACD7AD1B9D7 Shortcode:63334</text:span></text:p>
      <text:p text:style-name="P1"><text:span text:style-name="T1">VOTE 1168123487 Campaign:ssss_uk_02A Validity:during Choice:Mark CONN:MIG01XU MSISDN:00777773359999 GUID:4D70165C-718E-45A7-976E-D0A607DD43A2 Shortcode:63334</text:span></text:p>
      <text:p text:style-name="P1"><text:span text:style-name="T1">VOTE 1168123487 Campaign:ssss_uk_02A Validity:during Choice:Gemma CONN:MIG01XU MSISDN:00777778399999 GUID:C29FC1F8-734E-4A17-B11E-04A3A8736A41 Shortcode:63334</text:span></text:p>
      <text:p text:style-name="P1"><text:span text:style-name="T1">VOTE 1168123488 Campaign:ssss_uk_02A Validity:during Choice:Gemma CONN:MIG01XU MSISDN:00777778069999 GUID:3DBCADC5-EAB6-4CCF-94AC-7FE16310BB21 Shortcode:63334</text:span></text:p>
      <text:p text:style-name="P1"><text:span text:style-name="T1">VOTE 1168123488 Campaign:ssss_uk_02A Validity:during Choice:Mark CONN:MIG01XU </text:span><text:soft-page-break/><text:span text:style-name="T1">MSISDN:00777771349999 GUID:B95F2787-1D56-43B1-8592-0C2CD55DEBB6 Shortcode:63334</text:span></text:p>
      <text:p text:style-name="P1"><text:span text:style-name="T1">VOTE 1168123488 Campaign:ssss_uk_02A Validity:during Choice:Tupele CONN:MIG01XU MSISDN:00777774189999 GUID:E6177522-F40D-4873-9BCB-9A9A429153BB Shortcode:63334</text:span></text:p>
      <text:p text:style-name="P1"><text:span text:style-name="T1">VOTE 1168123488 Campaign:ssss_uk_02A Validity:during Choice:Gemma CONN:MIG01XU MSISDN:00777775869999 GUID:602C3BC9-00FA-4679-B1B1-212EBE03A769 Shortcode:63334</text:span></text:p>
      <text:p text:style-name="P1"><text:span text:style-name="T1">VOTE 1168123488 Campaign:ssss_uk_02A Validity:during Choice:Gemma CONN:MIG01OU MSISDN:00777774989999 GUID:D2BF04B4-5C79-4CCE-B270-3F4AA110CDC1 Shortcode:63334</text:span></text:p>
      <text:p text:style-name="P1"><text:span text:style-name="T1">VOTE 1168123488 Campaign:ssss_uk_02A Validity:during Choice:Alan CONN:MIG01XU MSISDN:00777774129999 GUID:10B504B9-69E1-4C17-B98A-E8AC226D1658 Shortcode:63334</text:span></text:p>
      <text:p text:style-name="P1"><text:span text:style-name="T1">VOTE 1168123488 Campaign:ssss_uk_02A Validity:during Choice:Alan CONN:MIG01XU MSISDN:00777777769999 GUID:82886E1F-F16D-4934-B341-98EAABD0AA73 Shortcode:63334</text:span></text:p>
      <text:p text:style-name="P1"><text:span text:style-name="T1">VOTE 1168123488 Campaign:ssss_uk_02A Validity:during Choice:Antony CONN:MIG01XU MSISDN:00777773489999 GUID:09FAE604-F588-4916-8498-00F90663417E Shortcode:63334</text:span></text:p>
      <text:p text:style-name="P1"><text:span text:style-name="T1">VOTE 1168123488 Campaign:ssss_uk_02A Validity:during Choice:Mark CONN:MIG01XU MSISDN:00777776839999 GUID:662B0271-5A59-481D-B262-1028FAEAFCF3 Shortcode:63334</text:span></text:p>
      <text:p text:style-name="P1"><text:span text:style-name="T1">VOTE 1168123488 Campaign:ssss_uk_02A Validity:during Choice:Gemma CONN:MIG01XU MSISDN:00777776629999 GUID:577DBD4A-3ECA-4722-9173-10C8CA0C5DA3 Shortcode:63334</text:span></text:p>
      <text:p text:style-name="P1"><text:span text:style-name="T1">VOTE 1168123488 Campaign:ssss_uk_02A Validity:during Choice:Mark CONN:MIG01XU MSISDN:00777776509999 GUID:9025A794-C549-4A02-B862-E28F2601FC38 Shortcode:63334</text:span></text:p>
      <text:p text:style-name="P1"><text:span text:style-name="T1">VOTE 1168123488 Campaign:ssss_uk_02A Validity:during Choice:Mark CONN:MIG01XU MSISDN:00777776709999 GUID:BE8596FB-8935-43CC-8BF2-3A602CC465B8 Shortcode:63334</text:span></text:p>
      <text:p text:style-name="P1"><text:span text:style-name="T1">VOTE 1168123488 Campaign:ssss_uk_02A Validity:during Choice:Alan CONN:MIG01OU MSISDN:00777770369999 GUID:103A56AD-4381-4C3F-9E98-CA5FB401ED6F Shortcode:63334</text:span></text:p>
      <text:p text:style-name="P1"><text:span text:style-name="T1">VOTE 1168123488 Campaign:ssss_uk_02A Validity:during Choice:Gemma CONN:MIG00VU MSISDN:00777775199999 GUID:4F4B1768-472D-49D9-9FAD-37493EBBB14E Shortcode:63334</text:span></text:p>
      <text:p text:style-name="P1"><text:span text:style-name="T1">VOTE 1168123488 Campaign:ssss_uk_02A Validity:during Choice:Alan CONN:MIG00VU MSISDN:00777779829999 GUID:F23D65CA-A936-4B5B-BADB-4E104C50CCD7 Shortcode:63334</text:span></text:p>
      <text:p text:style-name="P1"><text:span text:style-name="T1">VOTE 1168123488 Campaign:ssss_uk_02A Validity:during Choice:Mark CONN:MIG01XU MSISDN:00777776759999 GUID:92DC36A8-F6D7-4A9E-AE0C-56DBBC1BF42D Shortcode:63334</text:span></text:p>
      <text:p text:style-name="P1"><text:span text:style-name="T1">VOTE 1168123488 Campaign:ssss_uk_02A Validity:during Choice:Mark CONN:MIG01XU MSISDN:00777771509999 GUID:64FFCE91-C453-4288-BEFC-4C4CC4A9BE65 Shortcode:63334</text:span></text:p>
      <text:p text:style-name="P1"><text:span text:style-name="T1">VOTE 1168123488 Campaign:ssss_uk_02A Validity:during Choice:Alan CONN:MIG01XU MSISDN:00777775639999 GUID:BFF8DA4E-7BD6-4381-9434-D108D6E1FD68 Shortcode:63334</text:span></text:p>
      <text:p text:style-name="P1"><text:span text:style-name="T1">VOTE 1168123488 Campaign:ssss_uk_02A Validity:during Choice:Tupele CONN:MIG01XU MSISDN:00777778539999 GUID:CE700A39-80C6-4928-B731-7A8542FD5AC9 Shortcode:63334</text:span></text:p>
      <text:p text:style-name="P1"><text:span text:style-name="T1">VOTE 1168123488 Campaign:ssss_uk_02A Validity:during Choice:Mark CONN:MIG01XU MSISDN:00777772549999 GUID:D9B04FD4-A2D1-429A-BF33-C69B9B70CA12 Shortcode:63334</text:span></text:p>
      <text:p text:style-name="P1"><text:span text:style-name="T1">VOTE 1168123488 Campaign:ssss_uk_02A Validity:during Choice:Gemma CONN:MIG01XU MSISDN:00777777749999 GUID:CA3CBD3F-FEFB-4418-9E91-E0200BE13F81 Shortcode:63334</text:span></text:p>
      <text:p text:style-name="P1"><text:span text:style-name="T1">VOTE 1168123488 Campaign:ssss_uk_02A Validity:during Choice:Verity CONN:MIG01OU MSISDN:00777774219999 GUID:1FBE051E-629B-491D-8C2C-6CB84C80FEFB Shortcode:63334</text:span></text:p>
      <text:p text:style-name="P1"><text:span text:style-name="T1">VOTE 1168123488 Campaign:ssss_uk_02A Validity:during Choice:Alan CONN:MIG01OU MSISDN:00777770669999 GUID:22FA5EF3-D482-466E-8FC4-43524C335F5F Shortcode:63334</text:span></text:p>
      <text:p text:style-name="P1"><text:span text:style-name="T1">VOTE 1168123489 Campaign:ssss_uk_02A Validity:during Choice:Tupele CONN:MIG01XU MSISDN:00777771849999 GUID:0CEAE343-0B96-4BE2-9EDE-0BD55FD8FC63 Shortcode:63334</text:span></text:p>
      <text:p text:style-name="P1"><text:span text:style-name="T1">VOTE 1168123489 Campaign:ssss_uk_02A Validity:during Choice:Verity CONN:MIG01XU MSISDN:00777770589999 GUID:001B90BE-722A-4E5D-A823-E3F3935D88E1 Shortcode:63334</text:span></text:p>
      <text:p text:style-name="P1"><text:span text:style-name="T1">VOTE 1168123489 Campaign:ssss_uk_02A Validity:during Choice:Gemma CONN:MIG01XU MSISDN:00777776339999 GUID:EDD06D17-BE37-49E9-821D-137B0F2EF6F7 Shortcode:63334</text:span></text:p>
      <text:p text:style-name="P1"><text:span text:style-name="T1">VOTE 1168123489 Campaign:ssss_uk_02A Validity:during Choice:Mark CONN:MIG01OU MSISDN:00777771529999 GUID:897FB48E-E71C-485E-AB67-E930EF93277C Shortcode:63334</text:span></text:p>
      <text:p text:style-name="P1"><text:span text:style-name="T1">VOTE 1168123489 Campaign:ssss_uk_02A Validity:during Choice:Gemma CONN:MIG00VU MSISDN:00777776469999 GUID:A2491227-4FDA-43EB-A85B-58B8B2C12CCF Shortcode:63334</text:span></text:p>
      <text:p text:style-name="P1"><text:span text:style-name="T1">VOTE 1168123489 Campaign:ssss_uk_02A Validity:during Choice:Gemma CONN:MIG00VU MSISDN:00777777649999 GUID:39E6D402-8937-4450-9780-BD4F74122D6D Shortcode:63334</text:span></text:p>
      <text:p text:style-name="P1"><text:span text:style-name="T1">VOTE 1168123489 Campaign:ssss_uk_02A Validity:during Choice:Mark CONN:MIG01OU MSISDN:00777777549999 GUID:5325C196-47AF-45D3-8F2E-2C09239C68D4 Shortcode:63334</text:span></text:p>
      <text:p text:style-name="P1"><text:span text:style-name="T1">VOTE 1168123489 Campaign:ssss_uk_02A Validity:during Choice:Verity CONN:MIG01OU MSISDN:00777774379999 GUID:1D80A2DF-A54B-4A17-852B-3024345C45B7 Shortcode:63334</text:span></text:p>
      <text:p text:style-name="P1"><text:span text:style-name="T1">VOTE 1168123489 Campaign:ssss_uk_02A Validity:during Choice:Mark CONN:MIG01XU MSISDN:00777775359999 GUID:30DD8121-88D6-47B2-AE15-1E52B9FB4E46 Shortcode:63334</text:span></text:p>
      <text:p text:style-name="P1"><text:span text:style-name="T1">VOTE 1168123489 Campaign:ssss_uk_02A Validity:during Choice:Alan CONN:MIG01XU </text:span><text:soft-page-break/><text:span text:style-name="T1">MSISDN:00777776389999 GUID:46BFA8A9-6885-4BD6-9A88-59D57D475DC6 Shortcode:63334</text:span></text:p>
      <text:p text:style-name="P1"><text:span text:style-name="T1">VOTE 1168123489 Campaign:ssss_uk_02A Validity:during Choice:Mark CONN:MIG01TU MSISDN:00777776109999 GUID:8EEDB19F-DF56-4329-B440-D756E08044A6 Shortcode:63334</text:span></text:p>
      <text:p text:style-name="P1"><text:span text:style-name="T1">VOTE 1168123489 Campaign:ssss_uk_02A Validity:during Choice:Matthew CONN:MIG01XU MSISDN:00777773019999 GUID:E6C06153-B184-41BC-9765-0DB553AD4FDA Shortcode:63334</text:span></text:p>
      <text:p text:style-name="P1"><text:span text:style-name="T1">VOTE 1168123489 Campaign:ssss_uk_02A Validity:during Choice:Mark CONN:MIG01TU MSISDN:00777776619999 GUID:AEABA330-ACC7-4DBE-8382-987B1D8D3F0B Shortcode:63334</text:span></text:p>
      <text:p text:style-name="P1"><text:span text:style-name="T1">VOTE 1168123489 Campaign:ssss_uk_02A Validity:during Choice:Alan CONN:MIG01TU MSISDN:00777771749999 GUID:8366D033-93E9-4088-8CA9-5313C98FA781 Shortcode:63334</text:span></text:p>
      <text:p text:style-name="P1"><text:span text:style-name="T1">VOTE 1168123490 Campaign:ssss_uk_02A Validity:during Choice:Gemma CONN:MIG01TU MSISDN:00777778369999 GUID:CCC6124C-9DB9-48FA-A0D2-6E9AF24CBC6A Shortcode:63334</text:span></text:p>
      <text:p text:style-name="P1"><text:span text:style-name="T1">VOTE 1168123490 Campaign:ssss_uk_02A Validity:during Choice:Gemma CONN:MIG01HU MSISDN:00777778849999 GUID:3606CB51-4CB1-4F54-BEAB-E2B5B5E51DC5 Shortcode:63334</text:span></text:p>
      <text:p text:style-name="P1"><text:span text:style-name="T1">VOTE 1168123490 Campaign:ssss_uk_02A Validity:during Choice:Gemma CONN:MIG01HU MSISDN:00777777169999 GUID:A580CD2E-B62F-4D59-BD6E-57E5D2E6385C Shortcode:63334</text:span></text:p>
      <text:p text:style-name="P1"><text:span text:style-name="T1">VOTE 1168123490 Campaign:ssss_uk_02A Validity:during Choice:Mark CONN:MIG01OU MSISDN:00777775109999 GUID:25592415-32F6-430F-814F-DFF976560299 Shortcode:63334</text:span></text:p>
      <text:p text:style-name="P1"><text:span text:style-name="T1">VOTE 1168123490 Campaign:ssss_uk_02A Validity:during Choice:Gemma CONN:MIG01TU MSISDN:00777770489999 GUID:107B9EEF-3E39-4532-AADD-3C00EA04517F Shortcode:63334</text:span></text:p>
      <text:p text:style-name="P1"><text:span text:style-name="T1">VOTE 1168123490 Campaign:ssss_uk_02A Validity:during Choice:Tupele CONN:MIG01TU MSISDN:00777772249999 GUID:AF2FCCCF-14BB-483A-807A-ECD0070F11DA Shortcode:63334</text:span></text:p>
      <text:p text:style-name="P1"><text:span text:style-name="T1">VOTE 1168123489 Campaign:ssss_uk_02A Validity:during Choice:Mark CONN:MIG01XU MSISDN:00777772779999 GUID:64759119-7F66-45F2-B12B-0C2CEAB8910D Shortcode:63334</text:span></text:p>
      <text:p text:style-name="P1"><text:span text:style-name="T1">VOTE 1168123490 Campaign:ssss_uk_02A Validity:during Choice:Mark CONN:MIG01TU MSISDN:00777776159999 GUID:F1A3599F-4FD7-4773-A3F3-E9B4399E5896 Shortcode:63334</text:span></text:p>
      <text:p text:style-name="P1"><text:span text:style-name="T1">VOTE 1168123490 Campaign:ssss_uk_02A Validity:during Choice:Alan CONN:MIG01TU MSISDN:00777772259999 GUID:0B4DB035-565D-4FCC-8820-E549F64A32BB Shortcode:63334</text:span></text:p>
      <text:p text:style-name="P1"><text:span text:style-name="T1">VOTE 1168123490 Campaign:ssss_uk_02A Validity:during Choice:Gemma CONN:MIG01OU MSISDN:00777777999999 GUID:838EE1D5-E995-4BED-A34A-C2D74E30508A Shortcode:63334</text:span></text:p>
      <text:p text:style-name="P1"><text:span text:style-name="T1">VOTE 1168123490 Campaign:ssss_uk_02A Validity:during Choice:Mark CONN:MIG01XU MSISDN:00777776289999 GUID:7AA12787-03AA-41D4-BBE6-B4C0E92490D0 Shortcode:63334</text:span></text:p>
      <text:p text:style-name="P1"><text:span text:style-name="T1">VOTE 1168123490 Campaign:ssss_uk_02A Validity:during Choice:Mark CONN:MIG01XU MSISDN:00777773189999 GUID:30D0FC78-7BBD-46A7-B8FF-A1886768DF6B Shortcode:63334</text:span></text:p>
      <text:p text:style-name="P1"><text:span text:style-name="T1">VOTE 1168123490 Campaign:ssss_uk_02A Validity:during Choice:Alan CONN:MIG01XU MSISDN:00777772809999 GUID:B16BA872-EBCD-4FC0-BD3A-6FD8DEC252F8 Shortcode:63334</text:span></text:p>
      <text:p text:style-name="P1"><text:span text:style-name="T1">VOTE 1168123490 Campaign:ssss_uk_02A Validity:during Choice:Alan CONN:MIG01OU MSISDN:00777772949999 GUID:6A681EED-3F8A-4B5E-BD8E-B851D47FC6ED Shortcode:63334</text:span></text:p>
      <text:p text:style-name="P1"><text:span text:style-name="T1">VOTE 1168123490 Campaign:ssss_uk_02A Validity:during Choice:Gemma CONN:MIG00VU MSISDN:00777773859999 GUID:CFC96698-07C4-4471-AF55-CEA69267C883 Shortcode:63334</text:span></text:p>
      <text:p text:style-name="P1"><text:span text:style-name="T1">VOTE 1168123490 Campaign:ssss_uk_02A Validity:during Choice:Tupele CONN:MIG00VU MSISDN:00777777969999 GUID:E9544266-5594-4EB1-A761-09CB7C6E530E Shortcode:63334</text:span></text:p>
      <text:p text:style-name="P1"><text:span text:style-name="T1">VOTE 1168123490 Campaign:ssss_uk_02A Validity:during Choice:Mark CONN:MIG01XU MSISDN:00777776989999 GUID:F782207B-7EE4-4407-B6B7-A72B5016A34A Shortcode:63334</text:span></text:p>
      <text:p text:style-name="P1"><text:span text:style-name="T1">VOTE 1168123490 Campaign:ssss_uk_02A Validity:during Choice:Gemma CONN:MIG01XU MSISDN:00777773079999 GUID:ED505A16-B2B1-4ED2-9C6E-499E44CD7DAA Shortcode:63334</text:span></text:p>
      <text:p text:style-name="P1"><text:span text:style-name="T1">VOTE 1168123491 Campaign:ssss_uk_02A Validity:during Choice:Gemma CONN:MIG01XU MSISDN:00777773809999 GUID:E3E8FC7C-7FEC-437A-BE39-E8814AEA91EE Shortcode:63334</text:span></text:p>
      <text:p text:style-name="P1"><text:span text:style-name="T1">VOTE 1168123491 Campaign:ssss_uk_02A Validity:during Choice:Gemma CONN:MIG01XU MSISDN:00777777359999 GUID:122BD702-3000-4C7A-B7FF-5DCA66C68545 Shortcode:63334</text:span></text:p>
      <text:p text:style-name="P1"><text:span text:style-name="T1">VOTE 1168123491 Campaign:ssss_uk_02A Validity:during Choice:Mark CONN:MIG01XU MSISDN:00777776449999 GUID:61F99829-2CCF-46B8-B5D8-40693DF022F4 Shortcode:63334</text:span></text:p>
      <text:p text:style-name="P1"><text:span text:style-name="T1">VOTE 1168123491 Campaign:ssss_uk_02A Validity:during Choice:Alan CONN:MIG00VU MSISDN:00777779939999 GUID:A1C95125-300C-4606-B91F-88EE2ABBF81D Shortcode:63334</text:span></text:p>
      <text:p text:style-name="P1"><text:span text:style-name="T1">VOTE 1168123491 Campaign:ssss_uk_02A Validity:during Choice:Tupele CONN:MIG01OU MSISDN:00777777789999 GUID:37B02835-56B1-4489-ADC2-D8EA9357C65F Shortcode:63334</text:span></text:p>
      <text:p text:style-name="P1"><text:span text:style-name="T1">VOTE 1168123491 Campaign:ssss_uk_02A Validity:during Choice:Gemma CONN:MIG01OU MSISDN:00777772289999 GUID:66E5671C-B1AD-452B-AA74-6DF2A103646A Shortcode:63334</text:span></text:p>
      <text:p text:style-name="P1"><text:span text:style-name="T1">VOTE 1168123491 Campaign:ssss_uk_02A Validity:during Choice:Alan CONN:MIG01XU MSISDN:00777773739999 GUID:92CEC1C8-3ED8-4BF8-B6A0-33D3559B6D6A Shortcode:63334</text:span></text:p>
      <text:p text:style-name="P1"><text:span text:style-name="T1">VOTE 1168123491 Campaign:ssss_uk_02A Validity:during Choice:Gemma CONN:MIG01XU MSISDN:00777774379999 GUID:6991F364-E7B4-4D06-82E1-A716A3DE3876 Shortcode:63334</text:span></text:p>
      <text:p text:style-name="P1"><text:span text:style-name="T1">VOTE 1168123491 Campaign:ssss_uk_02A Validity:during Choice:Gemma CONN:MIG01XU </text:span><text:soft-page-break/><text:span text:style-name="T1">MSISDN:00777772089999 GUID:AEF01C12-C5A2-4A91-97A1-917C8B9922EE Shortcode:63334</text:span></text:p>
      <text:p text:style-name="P1"><text:span text:style-name="T1">VOTE 1168123491 Campaign:ssss_uk_02A Validity:during Choice:Antony CONN:MIG01OU MSISDN:00777770969999 GUID:515B5A0F-916F-49A6-A42E-2B2A95184CCF Shortcode:63334</text:span></text:p>
      <text:p text:style-name="P1"><text:span text:style-name="T1">VOTE 1168123491 Campaign:ssss_uk_02A Validity:during Choice:Mark CONN:MIG01XU MSISDN:00777778589999 GUID:54689F8B-D859-45A1-9FFE-F9671DF719DA Shortcode:63334</text:span></text:p>
      <text:p text:style-name="P1"><text:span text:style-name="T1">VOTE 1168123491 Campaign:ssss_uk_02A Validity:during Choice:Gemma CONN:MIG01XU MSISDN:00777771269999 GUID:0A719CE9-C1E4-40B5-A7F8-6400C3876A34 Shortcode:63334</text:span></text:p>
      <text:p text:style-name="P1"><text:span text:style-name="T1">VOTE 1168123491 Campaign:ssss_uk_02A Validity:during Choice:Antony CONN:MIG01XU MSISDN:00777774919999 GUID:5ED728B6-EB87-4B3B-95B7-983E265C62CD Shortcode:63334</text:span></text:p>
      <text:p text:style-name="P1"><text:span text:style-name="T1">VOTE 1168123491 Campaign:ssss_uk_02A Validity:during Choice:Mark CONN:MIG01XU MSISDN:00777774209999 GUID:AA2C72C9-E5F2-4DB1-8F7B-70DD1DC235EB Shortcode:63334</text:span></text:p>
      <text:p text:style-name="P1"><text:span text:style-name="T1">VOTE 1168123492 Campaign:ssss_uk_02A Validity:during Choice:Mark CONN:MIG01XU MSISDN:00777779049999 GUID:360A1F43-6DB1-4296-A08D-3A785B4641DD Shortcode:63334</text:span></text:p>
      <text:p text:style-name="P1"><text:span text:style-name="T1">VOTE 1168123491 Campaign:ssss_uk_02A Validity:during Choice:Matthew CONN:MIG00VU MSISDN:00777776649999 GUID:7C8722BD-E7A9-4104-B5F2-DC1FE91A17BE Shortcode:63334</text:span></text:p>
      <text:p text:style-name="P1"><text:span text:style-name="T1">VOTE 1168123492 Campaign:ssss_uk_02A Validity:during Choice:Mark CONN:MIG01XU MSISDN:00777773019999 GUID:025FD7E9-13E7-4BD2-9C65-C9C1F0F37E8A Shortcode:63334</text:span></text:p>
      <text:p text:style-name="P1"><text:span text:style-name="T1">VOTE 1168123492 Campaign:ssss_uk_02A Validity:during Choice:Gemma CONN:MIG01XU MSISDN:00777774289999 GUID:7CB63002-D34E-476E-8CC6-6EE0EF1F8033 Shortcode:63334</text:span></text:p>
      <text:p text:style-name="P1"><text:span text:style-name="T1">VOTE 1168123492 Campaign:ssss_uk_02A Validity:during Choice:Verity CONN:MIG01XU MSISDN:00777771659999 GUID:DC4F5731-53E4-4534-9B59-5064966CC0BB Shortcode:63334</text:span></text:p>
      <text:p text:style-name="P1"><text:span text:style-name="T1">VOTE 1168123492 Campaign:ssss_uk_02A Validity:during Choice:Mark CONN:MIG01XU MSISDN:00777772679999 GUID:A2D3CC5F-D973-4970-9BEF-0E70669D8ACA Shortcode:63334</text:span></text:p>
      <text:p text:style-name="P1"><text:span text:style-name="T1">VOTE 1168123492 Campaign:ssss_uk_02A Validity:during Choice:Alan CONN:MIG01XU MSISDN:00777775889999 GUID:42FCE6EF-AF1E-4C88-B856-7062133E9CD3 Shortcode:63334</text:span></text:p>
      <text:p text:style-name="P1"><text:span text:style-name="T1">VOTE 1168123492 Campaign:ssss_uk_02A Validity:during Choice:Gemma CONN:MIG01XU MSISDN:00777773629999 GUID:8618CD40-7C5A-4292-B6E2-0ACBF1D2E185 Shortcode:63334</text:span></text:p>
      <text:p text:style-name="P1"><text:span text:style-name="T1">VOTE 1168123492 Campaign:ssss_uk_02A Validity:during Choice:Mark CONN:MIG01OU MSISDN:00777770949999 GUID:BDEDD805-07B6-4A56-AFAA-303B84109197 Shortcode:63334</text:span></text:p>
      <text:p text:style-name="P1"><text:span text:style-name="T1">VOTE 1168123492 Campaign:ssss_uk_02A Validity:during Choice:Mark CONN:MIG01OU MSISDN:00777778509999 GUID:57A4D4CC-8D3B-4B69-A078-6EFF6EEC3AD3 Shortcode:63334</text:span></text:p>
      <text:p text:style-name="P1"><text:span text:style-name="T1">VOTE 1168123492 Campaign:ssss_uk_02A Validity:during Choice:Matthew CONN:MIG01XU MSISDN:00777776649999 GUID:B99DAF9C-368E-436D-B44A-1CAE982B3CD9 Shortcode:63334</text:span></text:p>
      <text:p text:style-name="P1"><text:span text:style-name="T1">VOTE 1168123492 Campaign:ssss_uk_02A Validity:during Choice:Mark CONN:MIG01XU MSISDN:00777771529999 GUID:CF56C283-0F99-4D31-A1E6-319119577A19 Shortcode:63334</text:span></text:p>
      <text:p text:style-name="P1"><text:span text:style-name="T1">VOTE 1168123492 Campaign:ssss_uk_02A Validity:during Choice:Mark CONN:MIG00VU MSISDN:00777771639999 GUID:3DE531D7-AB01-49F6-A5D5-E99A3E04D585 Shortcode:63334</text:span></text:p>
      <text:p text:style-name="P1"><text:span text:style-name="T1">VOTE 1168123492 Campaign:ssss_uk_02A Validity:during Choice:Mark CONN:MIG01OU MSISDN:00777775479999 GUID:AA653E64-55EA-4EDC-AFF9-094B20829F4B Shortcode:63334</text:span></text:p>
      <text:p text:style-name="P1"><text:span text:style-name="T1">VOTE 1168123492 Campaign:ssss_uk_02A Validity:during Choice:Gemma CONN:MIG01TU MSISDN:00777771029999 GUID:320FDA70-833E-4A30-A578-94E8A8F6ABE3 Shortcode:63334</text:span></text:p>
      <text:p text:style-name="P1"><text:span text:style-name="T1">VOTE 1168123492 Campaign:ssss_uk_02A Validity:during Choice:Mark CONN:MIG01TU MSISDN:00777771129999 GUID:C2494F5F-1595-4CA4-B305-4CAC3BAA4016 Shortcode:63334</text:span></text:p>
      <text:p text:style-name="P1"><text:span text:style-name="T1">VOTE 1168123492 Campaign:ssss_uk_02A Validity:during Choice:Mark CONN:MIG01OU MSISDN:00777775739999 GUID:08C7B1DA-E77F-4FEF-80FE-F1995B25EE74 Shortcode:63334</text:span></text:p>
      <text:p text:style-name="P1"><text:span text:style-name="T1">VOTE 1168123493 Campaign:ssss_uk_02A Validity:during Choice:Alan CONN:MIG01XU MSISDN:00777776039999 GUID:A14692A5-E634-4AD9-88FC-1C39F388E884 Shortcode:63334</text:span></text:p>
      <text:p text:style-name="P1"><text:span text:style-name="T1">VOTE 1168123493 Campaign:ssss_uk_02A Validity:during Choice:Mark CONN:MIG01XU MSISDN:00777775599999 GUID:7D630769-8653-401B-B09F-9D5F6D3D7435 Shortcode:63334</text:span></text:p>
      <text:p text:style-name="P1"><text:span text:style-name="T1">VOTE 1168123493 Campaign:ssss_uk_02A Validity:during Choice:Alan CONN:MIG01OU MSISDN:00777775889999 GUID:A4A46F3C-E862-4E0E-8F28-5EA054C620E5 Shortcode:63334</text:span></text:p>
      <text:p text:style-name="P1"><text:span text:style-name="T1">VOTE 1168123493 Campaign:ssss_uk_02A Validity:during Choice:Alan CONN:MIG01OU MSISDN:00777770029999 GUID:1CD67FEC-A1ED-417A-99CA-910E4A01A1EC Shortcode:63334</text:span></text:p>
      <text:p text:style-name="P1"><text:span text:style-name="T1">VOTE 1168123493 Campaign:ssss_uk_02A Validity:during Choice:Tupele CONN:MIG01TU MSISDN:00777770979999 GUID:4E468C13-956C-4BA3-A52A-265937D03C9A Shortcode:63334</text:span></text:p>
      <text:p text:style-name="P1"><text:span text:style-name="T1">VOTE 1168123493 Campaign:ssss_uk_02A Validity:during Choice:Gemma CONN:MIG00VU MSISDN:00777777179999 GUID:565C92A5-254A-4826-8195-71926A1EBDE0 Shortcode:63334</text:span></text:p>
      <text:p text:style-name="P1"><text:span text:style-name="T1">VOTE 1168123493 Campaign:ssss_uk_02A Validity:during Choice:Alan CONN:MIG00VU MSISDN:00777777709999 GUID:D5220F1C-1F03-4F24-9EF2-CBCDA336F637 Shortcode:63334</text:span></text:p>
      <text:p text:style-name="P1"><text:span text:style-name="T1">VOTE 1168123493 Campaign:ssss_uk_02A Validity:during Choice:Antony CONN:MIG01OU MSISDN:00777774409999 GUID:0F7C2EEE-7888-4A45-97B0-02FB13C60F5A Shortcode:63334</text:span></text:p>
      <text:p text:style-name="P1"><text:span text:style-name="T1">VOTE 1168123493 Campaign:ssss_uk_02A Validity:during Choice:Gemma CONN:MIG01XU </text:span><text:soft-page-break/><text:span text:style-name="T1">MSISDN:00777772449999 GUID:2E044A38-92FE-4F24-8294-501F1FD39B3A Shortcode:63334</text:span></text:p>
      <text:p text:style-name="P1"><text:span text:style-name="T1">VOTE 1168123493 Campaign:ssss_uk_02A Validity:during Choice:Antony CONN:MIG01XU MSISDN:00777777209999 GUID:9BC123A3-96C5-45C1-8281-D50FEFEBEA93 Shortcode:63334</text:span></text:p>
      <text:p text:style-name="P1"><text:span text:style-name="T1">VOTE 1168123493 Campaign:ssss_uk_02A Validity:during Choice:Mark CONN:MIG01XU MSISDN:00777771889999 GUID:A0EB206A-95CD-4803-A06D-36E72611E88B Shortcode:63334</text:span></text:p>
      <text:p text:style-name="P1"><text:span text:style-name="T1">VOTE 1168123493 Campaign:ssss_uk_02A Validity:during Choice:Tupele CONN:MIG01XU MSISDN:00777774079999 GUID:D5EE998F-7F41-43A6-9830-C7F4CF245806 Shortcode:63334</text:span></text:p>
      <text:p text:style-name="P1"><text:span text:style-name="T1">VOTE 1168123489 Campaign:ssss_uk_02A Validity:during Choice:Gemma CONN:MIG01XU MSISDN:00777776149999 GUID:91B25499-13B9-46CA-A98B-BD0409C5BB52 Shortcode:63334</text:span></text:p>
      <text:p text:style-name="P1"><text:span text:style-name="T1">VOTE 1168123493 Campaign:ssss_uk_02A Validity:during Choice:Gemma CONN:MIG01XU MSISDN:00777772389999 GUID:7EE12A54-CDC7-47D2-B4AD-C2D00BCCF74F Shortcode:63334</text:span></text:p>
      <text:p text:style-name="P1"><text:span text:style-name="T1">VOTE 1168123493 Campaign:ssss_uk_02A Validity:during Choice:Alan CONN:MIG01OU MSISDN:00777771159999 GUID:5D8D7B6E-973B-4C90-9A4F-19FD9FF7B4EC Shortcode:63334</text:span></text:p>
      <text:p text:style-name="P1"><text:span text:style-name="T1">VOTE 1168123493 Campaign:ssss_uk_02A Validity:during Choice:Mark CONN:MIG01OU MSISDN:00777775849999 GUID:E1A6E93E-6576-4521-9DCF-5248F9871F16 Shortcode:63334</text:span></text:p>
      <text:p text:style-name="P1"><text:span text:style-name="T1">VOTE 1168123494 Campaign:ssss_uk_02A Validity:during Choice:Gemma CONN:MIG01XU MSISDN:00777771889999 GUID:77B1440E-0D03-40ED-917A-DC8FD076FAA0 Shortcode:63334</text:span></text:p>
      <text:p text:style-name="P1"><text:span text:style-name="T1">VOTE 1168123494 Campaign:ssss_uk_02A Validity:during Choice:Mark CONN:MIG01XU MSISDN:00777770899999 GUID:65189E19-7827-42AA-9C20-DB0819750546 Shortcode:63334</text:span></text:p>
      <text:p text:style-name="P1"><text:span text:style-name="T1">VOTE 1168123494 Campaign:ssss_uk_02A Validity:during Choice:Alan CONN:MIG01XU MSISDN:00777773049999 GUID:CB5D4964-FBD9-4A84-955D-77766443F64E Shortcode:63334</text:span></text:p>
      <text:p text:style-name="P1"><text:span text:style-name="T1">VOTE 1168123494 Campaign:ssss_uk_02A Validity:during Choice:Mark CONN:MIG01XU MSISDN:00777771699999 GUID:5954F853-C9DD-444B-8D82-7569DF6FB5EF Shortcode:63334</text:span></text:p>
      <text:p text:style-name="P1"><text:span text:style-name="T1">VOTE 1168123494 Campaign:ssss_uk_02A Validity:during Choice:Gemma CONN:MIG01XU MSISDN:00777774019999 GUID:42B4AA89-7237-4791-8AB1-F3B4E28BB5CC Shortcode:63334</text:span></text:p>
      <text:p text:style-name="P1"><text:span text:style-name="T1">VOTE 1168123494 Campaign:ssss_uk_02A Validity:during Choice:Mark CONN:MIG01XU MSISDN:00777774049999 GUID:C2FEAEDC-CE1C-4C08-8B43-26049C8AEBF2 Shortcode:63334</text:span></text:p>
      <text:p text:style-name="P1"><text:span text:style-name="T1">VOTE 1168123494 Campaign:ssss_uk_02A Validity:during Choice:Mark CONN:MIG01XU MSISDN:00777774089999 GUID:5BA5024B-1887-41EC-B9DD-AEB86B7DFEB5 Shortcode:63334</text:span></text:p>
      <text:p text:style-name="P1"><text:span text:style-name="T1">VOTE 1168123494 Campaign:ssss_uk_02A Validity:during Choice:Antony CONN:MIG00VU MSISDN:00777779239999 GUID:1D70E132-3A8B-4924-B586-DB3381D8C81E Shortcode:63334</text:span></text:p>
      <text:p text:style-name="P1"><text:span text:style-name="T1">VOTE 1168123494 Campaign:ssss_uk_02A Validity:during Choice:Leon CONN:MIG00VU MSISDN:00777779269999 GUID:BF75231E-FC59-4C49-97AC-922BAE34407B Shortcode:63334</text:span></text:p>
      <text:p text:style-name="P1"><text:span text:style-name="T1">VOTE 1168123494 Campaign:ssss_uk_02A Validity:during Choice:Alan CONN:MIG01OU MSISDN:00777777309999 GUID:C8BCB3E9-79AB-4B49-ACBB-13607A1B18D4 Shortcode:63334</text:span></text:p>
      <text:p text:style-name="P1"><text:span text:style-name="T1">VOTE 1168123494 Campaign:ssss_uk_02A Validity:during Choice:Mark CONN:MIG01XU MSISDN:00777774789999 GUID:5299FB83-5F65-4E6A-BDB1-5467AAF3B4B2 Shortcode:63334</text:span></text:p>
      <text:p text:style-name="P1"><text:span text:style-name="T1">VOTE 1168123494 Campaign:ssss_uk_02A Validity:during Choice:Gemma CONN:MIG01XU MSISDN:00777778789999 GUID:45792F37-5A1B-41A2-AED4-926AF799039D Shortcode:63334</text:span></text:p>
      <text:p text:style-name="P1"><text:span text:style-name="T1">VOTE 1168123494 Campaign:ssss_uk_02A Validity:during Choice:Antony CONN:MIG01XU MSISDN:00777773399999 GUID:8CEDBE64-9D4A-49D0-A19F-AC7B84C84750 Shortcode:63334</text:span></text:p>
      <text:p text:style-name="P1"><text:span text:style-name="T1">VOTE 1168123494 Campaign:ssss_uk_02A Validity:during Choice:Alan CONN:MIG01XU MSISDN:00777771849999 GUID:2F52DDF0-F152-4699-A283-F7A116682511 Shortcode:63334</text:span></text:p>
      <text:p text:style-name="P1"><text:span text:style-name="T1">VOTE 1168123494 Campaign:ssss_uk_02A Validity:during Choice:Alan CONN:MIG01XU MSISDN:00777776429999 GUID:A4EAA5FD-CA90-4236-8A9A-12F44061CFF1 Shortcode:63334</text:span></text:p>
      <text:p text:style-name="P1"><text:span text:style-name="T1">VOTE 1168123494 Campaign:ssss_uk_02A Validity:during Choice:Verity CONN:MIG01XU MSISDN:00777772869999 GUID:767A12FB-3809-4C93-B641-963FCFFBAC1B Shortcode:63334</text:span></text:p>
      <text:p text:style-name="P1"><text:span text:style-name="T1">VOTE 1168123494 Campaign:ssss_uk_02A Validity:during Choice:Verity CONN:MIG01XU MSISDN:00777779139999 GUID:1321D98C-43A7-4E7C-AB30-1181F25479BF Shortcode:63334</text:span></text:p>
      <text:p text:style-name="P1"><text:span text:style-name="T1">VOTE 1168123494 Campaign:ssss_uk_02A Validity:during Choice:Gemma CONN:MIG01XU MSISDN:00777775779999 GUID:44B04967-28B7-435C-9DE5-CE5F7F3A8F0A Shortcode:63334</text:span></text:p>
      <text:p text:style-name="P1"><text:span text:style-name="T1">VOTE 1168123494 Campaign:ssss_uk_02A Validity:during Choice:Tupele CONN:MIG00VU MSISDN:00777777679999 GUID:6F8C0153-BC89-44D1-BDA3-51F5D09CA938 Shortcode:63334</text:span></text:p>
      <text:p text:style-name="P1"><text:span text:style-name="T1">VOTE 1168123494 Campaign:ssss_uk_02A Validity:during Choice:Mark CONN:MIG00VU MSISDN:00777776299999 GUID:C83BE680-4B69-4B9A-BA3C-CD36F01D2BBF Shortcode:63334</text:span></text:p>
      <text:p text:style-name="P1"><text:span text:style-name="T1">VOTE 1168123495 Campaign:ssss_uk_02A Validity:during Choice:Alan CONN:MIG01OU MSISDN:00777770919999 GUID:ACBEDA73-2EB3-47F1-BA26-CD8CBA365170 Shortcode:63334</text:span></text:p>
      <text:p text:style-name="P1"><text:span text:style-name="T1">VOTE 1168123495 Campaign:ssss_uk_02A Validity:during Choice:Alan CONN:MIG01XU MSISDN:00777776909999 GUID:FF906688-FCD6-482D-B378-084999888911 Shortcode:63334</text:span></text:p>
      <text:p text:style-name="P1"><text:span text:style-name="T1">VOTE 1168123495 Campaign:ssss_uk_02A Validity:during Choice:Mark CONN:MIG01XU MSISDN:00777771269999 GUID:377787DF-DEFE-4E1C-8EEF-C1D51B6CACB4 Shortcode:63334</text:span></text:p>
      <text:p text:style-name="P1"><text:span text:style-name="T1">VOTE 1168123495 Campaign:ssss_uk_02A Validity:during Choice:Alan CONN:MIG01XU </text:span><text:soft-page-break/><text:span text:style-name="T1">MSISDN:00777779539999 GUID:EC67181C-22E4-4B43-93EB-D1B6B1B540FC Shortcode:63334</text:span></text:p>
      <text:p text:style-name="P1"><text:span text:style-name="T1">VOTE 1168123495 Campaign:ssss_uk_02A Validity:during Choice:Gemma CONN:MIG01XU MSISDN:00777779669999 GUID:D6BC2927-9B68-4CB4-882C-537FE8BA0EFC Shortcode:63334</text:span></text:p>
      <text:p text:style-name="P1"><text:span text:style-name="T1">VOTE 1168123495 Campaign:ssss_uk_02A Validity:during Choice:Antony CONN:MIG01XU MSISDN:00777778639999 GUID:9B459B9B-9429-44BE-B189-51D5F5B32077 Shortcode:63334</text:span></text:p>
      <text:p text:style-name="P1"><text:span text:style-name="T1">VOTE 1168123492 Campaign:ssss_uk_02A Validity:during Choice:Antony CONN:MIG01HU MSISDN:00777777649999 GUID:AAC5FCE8-D3E8-4E18-A9EE-ECB16BEFD5E4 Shortcode:63334</text:span></text:p>
      <text:p text:style-name="P1"><text:span text:style-name="T1">VOTE 1168123495 Campaign:ssss_uk_02A Validity:during Choice:Alan CONN:MIG01OU MSISDN:00777776649999 GUID:07129F06-6804-4373-A794-0E8DE4E9CB79 Shortcode:63334</text:span></text:p>
      <text:p text:style-name="P1"><text:span text:style-name="T1">VOTE 1168123495 Campaign:ssss_uk_02A Validity:during Choice:Mark CONN:MIG01XU MSISDN:00777776879999 GUID:A7A09372-CC51-4A26-A13B-A22E878D78EA Shortcode:63334</text:span></text:p>
      <text:p text:style-name="P1"><text:span text:style-name="T1">VOTE 1168123495 Campaign:ssss_uk_02A Validity:during Choice:Alan CONN:MIG01XU MSISDN:00777773889999 GUID:3E79C5E4-5FC6-4088-8840-3C3799131508 Shortcode:63334</text:span></text:p>
      <text:p text:style-name="P1"><text:span text:style-name="T1">VOTE 1168123495 Campaign:ssss_uk_02A Validity:during Choice:Alan CONN:MIG01XU MSISDN:00777779859999 GUID:6F5FC6CF-8F0C-419B-97EC-5D1842612064 Shortcode:63334</text:span></text:p>
      <text:p text:style-name="P1"><text:span text:style-name="T1">VOTE 1168123495 Campaign:ssss_uk_02A Validity:during Choice:Alan CONN:MIG01XU MSISDN:00777779809999 GUID:1AD2B3E8-410F-41D6-8B6D-3DFE127AF32D Shortcode:63334</text:span></text:p>
      <text:p text:style-name="P1"><text:span text:style-name="T1">VOTE 1168123495 Campaign:ssss_uk_02A Validity:during Choice:Mark CONN:MIG01XU MSISDN:00777770719999 GUID:7A8F19E6-0D04-4F66-B288-B27E9DE89359 Shortcode:63334</text:span></text:p>
      <text:p text:style-name="P1"><text:span text:style-name="T1">VOTE 1168123496 Campaign:ssss_uk_02A Validity:during Choice:Alan CONN:MIG01TU MSISDN:00777772359999 GUID:EFC94A9A-256C-4FB1-AB0B-451C767FD9CA Shortcode:63334</text:span></text:p>
      <text:p text:style-name="P1"><text:span text:style-name="T1">VOTE 1168123496 Campaign:ssss_uk_02A Validity:during Choice:Alan CONN:MIG01TU MSISDN:00777778119999 GUID:846EA7B7-9D40-4074-894C-1781B72EA2E7 Shortcode:63334</text:span></text:p>
      <text:p text:style-name="P1"><text:span text:style-name="T1">VOTE 1168123496 Campaign:ssss_uk_02A Validity:during Choice:Verity CONN:MIG01TU MSISDN:00777776399999 GUID:11203A1B-40E0-4183-85BA-CB8B019A4B8F Shortcode:63334</text:span></text:p>
      <text:p text:style-name="P1"><text:span text:style-name="T1">VOTE 1168123496 Campaign:ssss_uk_02A Validity:during Choice:Mark CONN:MIG01OU MSISDN:00777772589999 GUID:141F252A-91FB-4B30-A579-9491CC2FD774 Shortcode:63334</text:span></text:p>
      <text:p text:style-name="P1"><text:span text:style-name="T1">VOTE 1168123496 Campaign:ssss_uk_02A Validity:during Choice:Gemma CONN:MIG01OU MSISDN:00777774749999 GUID:D7E40621-74BF-4D90-A04C-D9A4438DB5C7 Shortcode:63334</text:span></text:p>
      <text:p text:style-name="P1"><text:span text:style-name="T1">VOTE 1168123496 Campaign:ssss_uk_02A Validity:during Choice:Mark CONN:MIG01OU MSISDN:00777777439999 GUID:B43E5A0E-376D-4016-A672-1BF6D8792C91 Shortcode:63334</text:span></text:p>
      <text:p text:style-name="P1"><text:span text:style-name="T1">VOTE 1168123496 Campaign:ssss_uk_02A Validity:during Choice:Alan CONN:MIG01XU MSISDN:00777776229999 GUID:F3768A2F-D210-4CFE-BE76-214764DF2EF7 Shortcode:63334</text:span></text:p>
      <text:p text:style-name="P1"><text:span text:style-name="T1">VOTE 1168123496 Campaign:ssss_uk_02A Validity:during Choice:Gemma CONN:MIG01XU MSISDN:00777778919999 GUID:95B7D906-BC87-4B08-9606-A562FCD310D4 Shortcode:63334</text:span></text:p>
      <text:p text:style-name="P1"><text:span text:style-name="T1">VOTE 1168123496 Campaign:ssss_uk_02A Validity:during Choice:Mark CONN:MIG01HU MSISDN:00777779839999 GUID:E8C3A361-D689-4E55-ADA2-0E2BE9362F55 Shortcode:63334</text:span></text:p>
      <text:p text:style-name="P1"><text:span text:style-name="T1">VOTE 1168123496 Campaign:ssss_uk_02A Validity:during Choice:Gemma CONN:MIG01XU MSISDN:00777770429999 GUID:46B71FD9-CE6E-4698-AD2A-2E5EE1D9C332 Shortcode:63334</text:span></text:p>
      <text:p text:style-name="P1"><text:span text:style-name="T1">VOTE 1168123496 Campaign:ssss_uk_02A Validity:during Choice:Mark CONN:MIG01XU MSISDN:00777772679999 GUID:896B3CA4-7F6B-4D06-A72C-BD8FAB38C7E7 Shortcode:63334</text:span></text:p>
      <text:p text:style-name="P1"><text:span text:style-name="T1">VOTE 1168123496 Campaign:ssss_uk_02A Validity:during Choice:Alan CONN:MIG01XU MSISDN:00777776249999 GUID:AB1D4B48-0D95-4953-B316-E043A50FB13C Shortcode:63334</text:span></text:p>
      <text:p text:style-name="P1"><text:span text:style-name="T1">VOTE 1168123496 Campaign:ssss_uk_02A Validity:during Choice:Alan CONN:MIG01XU MSISDN:00777773889999 GUID:B35D8BEC-55DF-44A0-B2EC-8EF050C3C2BA Shortcode:63334</text:span></text:p>
      <text:p text:style-name="P1"><text:span text:style-name="T1">VOTE 1168123496 Campaign:ssss_uk_02A Validity:during Choice:Mark CONN:MIG00VU MSISDN:00777777069999 GUID:A164A7C3-8094-45BD-B7B6-0EC995957D92 Shortcode:63334</text:span></text:p>
      <text:p text:style-name="P1"><text:span text:style-name="T1">VOTE 1168123496 Campaign:ssss_uk_02A Validity:during Choice:Gemma CONN:MIG00VU MSISDN:00777771659999 GUID:F3759AD1-6D1D-45FD-A8D6-1788DE5D34A1 Shortcode:63334</text:span></text:p>
      <text:p text:style-name="P1"><text:span text:style-name="T1">VOTE 1168123496 Campaign:ssss_uk_02A Validity:during Choice:Alan CONN:MIG01OU MSISDN:00777776689999 GUID:05C724CC-C565-48DB-B6FD-54902B76F769 Shortcode:63334</text:span></text:p>
      <text:p text:style-name="P1"><text:span text:style-name="T1">VOTE 1168123496 Campaign:ssss_uk_02A Validity:during Choice:Alan CONN:MIG01OU MSISDN:00777776149999 GUID:5C1E1AD7-D518-4F09-AFA0-3213C1FEFF93 Shortcode:63334</text:span></text:p>
      <text:p text:style-name="P1"><text:span text:style-name="T1">VOTE 1168123496 Campaign:ssss_uk_02A Validity:during Choice:Mark CONN:MIG01XU MSISDN:00777772299999 GUID:53B9A089-1210-42EC-94EB-E7CDBBC95278 Shortcode:63334</text:span></text:p>
      <text:p text:style-name="P1"><text:span text:style-name="T1">VOTE 1168123496 Campaign:ssss_uk_02A Validity:during Choice:Mark CONN:MIG01XU MSISDN:00777776599999 GUID:898A4660-F3ED-4804-AEC1-D71D46CAB515 Shortcode:63334</text:span></text:p>
      <text:p text:style-name="P1"><text:span text:style-name="T1">VOTE 1168123496 Campaign:ssss_uk_02A Validity:during Choice:Gemma CONN:MIG01XU MSISDN:00777775219999 GUID:0BA796DB-6446-4160-B7F7-39E8823F2F2C Shortcode:63334</text:span></text:p>
      <text:p text:style-name="P1"><text:span text:style-name="T1">VOTE 1168123496 Campaign:ssss_uk_02A Validity:during Choice:Mark CONN:MIG01XU MSISDN:00777771429999 GUID:921D62BD-63ED-483F-8068-AF2C767DCDC1 Shortcode:63334</text:span></text:p>
      <text:p text:style-name="P1"><text:span text:style-name="T1">VOTE 1168123496 Campaign:ssss_uk_02A Validity:during Choice:Leon CONN:MIG01HU </text:span><text:soft-page-break/><text:span text:style-name="T1">MSISDN:00777776599999 GUID:E8DCDF52-CFBB-44CC-B663-0EA1376D896C Shortcode:63334</text:span></text:p>
      <text:p text:style-name="P1"><text:span text:style-name="T1">VOTE 1168123496 Campaign:ssss_uk_02A Validity:during Choice:Tupele CONN:MIG01XU MSISDN:00777771429999 GUID:110CC785-32FD-4A38-A69E-7EA7577A4E02 Shortcode:63334</text:span></text:p>
      <text:p text:style-name="P1"><text:span text:style-name="T1">VOTE 1168123496 Campaign:ssss_uk_02A Validity:during Choice:Mark CONN:MIG01XU MSISDN:00777779309999 GUID:065E9F02-48F0-4112-811B-E152DA2F825B Shortcode:63334</text:span></text:p>
      <text:p text:style-name="P1"><text:span text:style-name="T1">VOTE 1168123496 Campaign:ssss_uk_02A Validity:during Choice:Tupele CONN:MIG01XU MSISDN:00777778439999 GUID:8E3630F0-CF50-4C25-967A-F8E3617E9F44 Shortcode:63334</text:span></text:p>
      <text:p text:style-name="P1"><text:span text:style-name="T1">VOTE 1168123497 Campaign:ssss_uk_02A Validity:during Choice:Alan CONN:MIG01OU MSISDN:00777777049999 GUID:536E3AB4-60C1-4FBA-B140-0A7A97EC163F Shortcode:63334</text:span></text:p>
      <text:p text:style-name="P1"><text:span text:style-name="T1">VOTE 1168123497 Campaign:ssss_uk_02A Validity:during Choice:Gemma CONN:MIG01XU MSISDN:00777776519999 GUID:A1ACFF3C-20CD-42E8-AAAF-4B0BFCE469FA Shortcode:63334</text:span></text:p>
      <text:p text:style-name="P1"><text:span text:style-name="T1">VOTE 1168123497 Campaign:ssss_uk_02A Validity:during Choice:Mark CONN:MIG01XU MSISDN:00777776049999 GUID:0C765135-8492-46D0-99FE-F1DB8234B954 Shortcode:63334</text:span></text:p>
      <text:p text:style-name="P1"><text:span text:style-name="T1">VOTE 1168123497 Campaign:ssss_uk_02A Validity:during Choice:Gemma CONN:MIG01OU MSISDN:00777779449999 GUID:4DE432DF-A451-425B-BB53-3BF79717895F Shortcode:63334</text:span></text:p>
      <text:p text:style-name="P1"><text:span text:style-name="T1">VOTE 1168123497 Campaign:ssss_uk_02A Validity:during Choice:Mark CONN:MIG01XU MSISDN:00777777539999 GUID:4B1C42CF-CF7B-48DC-B946-DA39702BB886 Shortcode:63334</text:span></text:p>
      <text:p text:style-name="P1"><text:span text:style-name="T1">VOTE 1168123497 Campaign:ssss_uk_02A Validity:during Choice:Alan CONN:MIG01XU MSISDN:00777778499999 GUID:87685A05-1413-418A-B2EB-CBD4F4103CE4 Shortcode:63334</text:span></text:p>
      <text:p text:style-name="P1"><text:span text:style-name="T1">VOTE 1168123497 Campaign:ssss_uk_02A Validity:during Choice:Gemma CONN:MIG01XU MSISDN:00777772899999 GUID:A8FD5E1A-07EB-47A5-9A12-6A8E95A87738 Shortcode:63334</text:span></text:p>
      <text:p text:style-name="P1"><text:span text:style-name="T1">VOTE 1168123497 Campaign:ssss_uk_02A Validity:during Choice:Alan CONN:MIG01XU MSISDN:00777779359999 GUID:D016B944-5171-401E-91B4-146C2F4DABEC Shortcode:63334</text:span></text:p>
      <text:p text:style-name="P1"><text:span text:style-name="T1">VOTE 1168123497 Campaign:ssss_uk_02A Validity:during Choice:Matthew CONN:MIG01XU MSISDN:00777774509999 GUID:D7D6A15F-71A8-49F5-97EE-2A8EE9557CE0 Shortcode:63334</text:span></text:p>
      <text:p text:style-name="P1"><text:span text:style-name="T1">VOTE 1168123497 Campaign:ssss_uk_02A Validity:during Choice:Mark CONN:MIG01XU MSISDN:00777771669999 GUID:5AF88A91-8617-428F-856D-F70E2F97440D Shortcode:63334</text:span></text:p>
      <text:p text:style-name="P1"><text:span text:style-name="T1">VOTE 1168123497 Campaign:ssss_uk_02A Validity:during Choice:Alan CONN:MIG01XU MSISDN:00777772629999 GUID:B75AC237-F3C3-4121-A640-C95CC238B7B8 Shortcode:63334</text:span></text:p>
      <text:p text:style-name="P1"><text:span text:style-name="T1">VOTE 1168123497 Campaign:ssss_uk_02A Validity:during Choice:Mark CONN:MIG01XU MSISDN:00777775199999 GUID:FDBE8FC7-D399-40FF-865C-C740620E949B Shortcode:63334</text:span></text:p>
      <text:p text:style-name="P1"><text:span text:style-name="T1">VOTE 1168123497 Campaign:ssss_uk_02A Validity:during Choice:Alan CONN:MIG01OU MSISDN:00777777309999 GUID:D6FB005D-85E6-4B3A-88C9-F6B627C06243 Shortcode:63334</text:span></text:p>
      <text:p text:style-name="P1"><text:span text:style-name="T1">VOTE 1168123497 Campaign:ssss_uk_02A Validity:during Choice:Antony CONN:MIG00VU MSISDN:00777775509999 GUID:F23C7DA2-E0B2-4F87-A64F-9B4E15093D05 Shortcode:63334</text:span></text:p>
      <text:p text:style-name="P1"><text:span text:style-name="T1">VOTE 1168123497 Campaign:ssss_uk_02A Validity:during Choice:Gemma CONN:MIG01OU MSISDN:00777771879999 GUID:EDE30B1F-2399-4434-8521-D439FB8D2F92 Shortcode:63334</text:span></text:p>
      <text:p text:style-name="P1"><text:span text:style-name="T1">VOTE 1168123497 Campaign:ssss_uk_02A Validity:during Choice:Antony CONN:MIG01OU MSISDN:00777776689999 GUID:45021400-5CCF-4769-BADC-AB57B7C6590F Shortcode:63334</text:span></text:p>
      <text:p text:style-name="P1"><text:span text:style-name="T1">VOTE 1168123498 Campaign:ssss_uk_02A Validity:during Choice:Verity CONN:MIG01XU MSISDN:00777771079999 GUID:2F3C7DD2-8FD9-4635-8609-F1CEF24E8846 Shortcode:63334</text:span></text:p>
      <text:p text:style-name="P1"><text:span text:style-name="T1">VOTE 1168123498 Campaign:ssss_uk_02A Validity:during Choice:Mark CONN:MIG01XU MSISDN:00777771719999 GUID:13EA3826-9E3E-4EEF-B19C-B09CE6717085 Shortcode:63334</text:span></text:p>
      <text:p text:style-name="P1"><text:span text:style-name="T1">VOTE 1168123498 Campaign:ssss_uk_02A Validity:during Choice:Verity CONN:MIG01XU MSISDN:00777777009999 GUID:C6807606-2A7D-4F41-A8CD-20E24F0A9EFB Shortcode:63334</text:span></text:p>
      <text:p text:style-name="P1"><text:span text:style-name="T1">VOTE 1168123498 Campaign:ssss_uk_02A Validity:during Choice:Alan CONN:MIG01HU MSISDN:00777776939999 GUID:90029EB1-DE4A-4944-A614-086CFD3AD4DB Shortcode:63334</text:span></text:p>
      <text:p text:style-name="P1"><text:span text:style-name="T1">VOTE 1168123498 Campaign:ssss_uk_02A Validity:during Choice:Antony CONN:MIG01XU MSISDN:00777773489999 GUID:A4CB4189-4416-424C-BA5A-A92AE1C77D4D Shortcode:63334</text:span></text:p>
      <text:p text:style-name="P1"><text:span text:style-name="T1">VOTE 1168123498 Campaign:ssss_uk_02A Validity:during Choice:Alan CONN:MIG01XU MSISDN:00777772039999 GUID:8C9D76B2-6021-4146-8A15-A8ABAB48D1C9 Shortcode:63334</text:span></text:p>
      <text:p text:style-name="P1"><text:span text:style-name="T1">VOTE 1168123498 Campaign:ssss_uk_02A Validity:during Choice:Alan CONN:MIG01XU MSISDN:00777776049999 GUID:EEDA29A6-6C1B-41F0-9B7B-6167B5C53A79 Shortcode:63334</text:span></text:p>
      <text:p text:style-name="P1"><text:span text:style-name="T1">VOTE 1168123498 Campaign:ssss_uk_02A Validity:during Choice:Tupele CONN:MIG00VU MSISDN:00777778899999 GUID:F9B7CFB0-42EF-4F3D-AFD8-19C9CDABA32F Shortcode:63334</text:span></text:p>
      <text:p text:style-name="P1"><text:span text:style-name="T1">VOTE 1168123498 Campaign:ssss_uk_02A Validity:during Choice:Antony CONN:MIG01OU MSISDN:00777773639999 GUID:A105AB2D-1BB5-4FCB-8CFA-8C5CBF58468F Shortcode:63334</text:span></text:p>
      <text:p text:style-name="P1"><text:span text:style-name="T1">VOTE 1168123498 Campaign:ssss_uk_02A Validity:during Choice:Antony CONN:MIG01OU MSISDN:00777774439999 GUID:B8A12D75-3FB6-44B8-9079-A65ACCC11E52 Shortcode:63334</text:span></text:p>
      <text:p text:style-name="P1"><text:span text:style-name="T1">VOTE 1168123498 Campaign:ssss_uk_02A Validity:during Choice:Mark CONN:MIG01XU MSISDN:00777774389999 GUID:20A130AB-6175-4DE9-A3DB-60D826C3004A Shortcode:63334</text:span></text:p>
      <text:p text:style-name="P1"><text:span text:style-name="T1">VOTE 1168123498 Campaign:ssss_uk_02A Validity:during Choice:Alan CONN:MIG01XU </text:span><text:soft-page-break/><text:span text:style-name="T1">MSISDN:00777776409999 GUID:A6225307-34EB-4534-9B88-B97C4756E092 Shortcode:63334</text:span></text:p>
      <text:p text:style-name="P1"><text:span text:style-name="T1">VOTE 1168123498 Campaign:ssss_uk_02A Validity:during Choice:Alan CONN:MIG01XU MSISDN:00777773959999 GUID:9B2DECA1-17AB-4423-90BF-30569D71BDEF Shortcode:63334</text:span></text:p>
      <text:p text:style-name="P1"><text:span text:style-name="T1">VOTE 1168123498 Campaign:ssss_uk_02A Validity:during Choice:Alan CONN:MIG01XU MSISDN:00777772239999 GUID:E810C565-2419-42EA-981D-B533AE22B634 Shortcode:63334</text:span></text:p>
      <text:p text:style-name="P1"><text:span text:style-name="T1">VOTE 1168123498 Campaign:ssss_uk_02A Validity:during Choice:Alan CONN:MIG01XU MSISDN:00777774859999 GUID:D1B107D3-ECBF-490C-B992-F52A75902210 Shortcode:63334</text:span></text:p>
      <text:p text:style-name="P1"><text:span text:style-name="T1">VOTE 1168123498 Campaign:ssss_uk_02A Validity:during Choice:Antony CONN:MIG01XU MSISDN:00777778639999 GUID:0326AE64-4859-43E4-9E7A-8F5486953E24 Shortcode:63334</text:span></text:p>
      <text:p text:style-name="P1"><text:span text:style-name="T1">VOTE 1168123498 Campaign:ssss_uk_02A Validity:during Choice:Mark CONN:MIG01TU MSISDN:00777772149999 GUID:C2780A2A-A7DA-43B0-AAB2-1661CA85E214 Shortcode:63334</text:span></text:p>
      <text:p text:style-name="P1"><text:span text:style-name="T1">VOTE 1168123499 Campaign:ssss_uk_02A Validity:during Choice:Gemma CONN:MIG00VU MSISDN:00777770329999 GUID:CFDF2898-B067-44DA-B69A-BE2ABB780CBA Shortcode:63334</text:span></text:p>
      <text:p text:style-name="P1"><text:span text:style-name="T1">VOTE 1168123499 Campaign:ssss_uk_02A Validity:during Choice:Gemma CONN:MIG00VU MSISDN:00777778249999 GUID:31F5B803-FC1D-4FEB-A193-B558248510E8 Shortcode:63334</text:span></text:p>
      <text:p text:style-name="P1"><text:span text:style-name="T1">VOTE 1168123499 Campaign:ssss_uk_02A Validity:during Choice:Alan CONN:MIG01XU MSISDN:00777771059999 GUID:8CA04C5F-B484-43ED-A273-37ED0DB79E43 Shortcode:63334</text:span></text:p>
      <text:p text:style-name="P1"><text:span text:style-name="T1">VOTE 1168123499 Campaign:ssss_uk_02A Validity:during Choice:Gemma CONN:MIG01XU MSISDN:00777775579999 GUID:EDB07E43-5B71-4465-A660-19B2C6C1255F Shortcode:63334</text:span></text:p>
      <text:p text:style-name="P1"><text:span text:style-name="T1">VOTE 1168123499 Campaign:ssss_uk_02A Validity:during Choice:Alan CONN:MIG01XU MSISDN:00777775539999 GUID:96B58554-F532-440E-B2BA-B8AC937D2B79 Shortcode:63334</text:span></text:p>
      <text:p text:style-name="P1"><text:span text:style-name="T1">VOTE 1168123499 Campaign:ssss_uk_02A Validity:during Choice:Tupele CONN:MIG01XU MSISDN:00777777089999 GUID:07DE5C43-9BB2-4694-B8B5-1535E0F1E50D Shortcode:63334</text:span></text:p>
      <text:p text:style-name="P1"><text:span text:style-name="T1">VOTE 1168123499 Campaign:ssss_uk_02A Validity:during Choice:Gemma CONN:MIG01OU MSISDN:00777771339999 GUID:A882BE7F-A67F-412B-9B41-329668942AFE Shortcode:63334</text:span></text:p>
      <text:p text:style-name="P1"><text:span text:style-name="T1">VOTE 1168123499 Campaign:ssss_uk_02A Validity:during Choice:Alan CONN:MIG01XU MSISDN:00777774729999 GUID:91D30094-1EEB-415D-9422-86E746456B5A Shortcode:63334</text:span></text:p>
      <text:p text:style-name="P1"><text:span text:style-name="T1">VOTE 1168123499 Campaign:ssss_uk_02A Validity:during Choice:Antony CONN:MIG01XU MSISDN:00777772419999 GUID:81631F9B-DA52-46D7-9280-AC6491A8761F Shortcode:63334</text:span></text:p>
      <text:p text:style-name="P1"><text:span text:style-name="T1">VOTE 1168123499 Campaign:ssss_uk_02A Validity:during Choice:Alan CONN:MIG01XU MSISDN:00777774009999 GUID:B15832D6-FF09-4BEC-B85D-71E6FFA81A14 Shortcode:63334</text:span></text:p>
      <text:p text:style-name="P1"><text:span text:style-name="T1">VOTE 1168123499 Campaign:ssss_uk_02A Validity:during Choice:Alan CONN:MIG01OU MSISDN:00777779899999 GUID:365C7E9B-1CB3-45FB-B3A1-5BD9221E3320 Shortcode:63334</text:span></text:p>
      <text:p text:style-name="P1"><text:span text:style-name="T1">VOTE 1168123500 Campaign:ssss_uk_02A Validity:during Choice:Matthew CONN:MIG00VU MSISDN:00777779079999 GUID:A0DD9EC7-AD3C-46E7-BE3D-3EA2A42422C4 Shortcode:63334</text:span></text:p>
      <text:p text:style-name="P1"><text:span text:style-name="T1">VOTE 1168123500 Campaign:ssss_uk_02A Validity:during Choice:Alan CONN:MIG00VU MSISDN:00777773689999 GUID:F72013AD-B662-49E6-8287-DAC0D5A94823 Shortcode:63334</text:span></text:p>
      <text:p text:style-name="P1"><text:span text:style-name="T1">VOTE 1168123500 Campaign:ssss_uk_02A Validity:during Choice:Alan CONN:MIG01OU MSISDN:00777773769999 GUID:D9AF1774-C2AE-458E-871D-3E7AA5F8C065 Shortcode:63334</text:span></text:p>
      <text:p text:style-name="P1"><text:span text:style-name="T1">VOTE 1168123500 Campaign:ssss_uk_02A Validity:during Choice:Gemma CONN:MIG01XU MSISDN:00777776989999 GUID:22259114-72C3-4932-816C-828C55545070 Shortcode:63334</text:span></text:p>
      <text:p text:style-name="P1"><text:span text:style-name="T1">VOTE 1168123500 Campaign:ssss_uk_02A Validity:during Choice:Alan CONN:MIG01XU MSISDN:00777774769999 GUID:8C665798-0FFF-4152-B8FC-4FF2FC06446B Shortcode:63334</text:span></text:p>
      <text:p text:style-name="P1"><text:span text:style-name="T1">VOTE 1168123500 Campaign:ssss_uk_02A Validity:during Choice:Mark CONN:MIG01TU MSISDN:00777775239999 GUID:CFCFE136-270C-4024-B077-2D958ECF8CDD Shortcode:63334</text:span></text:p>
      <text:p text:style-name="P1"><text:span text:style-name="T1">VOTE 1168123500 Campaign:ssss_uk_02A Validity:during Choice:Mark CONN:MIG01XU MSISDN:00777776839999 GUID:3AE1F0C6-C153-4633-963A-DA3D7BF11A82 Shortcode:63334</text:span></text:p>
      <text:p text:style-name="P1"><text:span text:style-name="T1">VOTE 1168123500 Campaign:ssss_uk_02A Validity:during Choice:Mark CONN:MIG01XU MSISDN:00777770359999 GUID:B789AD87-EBD3-476C-9FEA-D79BE0199710 Shortcode:63334</text:span></text:p>
      <text:p text:style-name="P1"><text:span text:style-name="T1">VOTE 1168123500 Campaign:ssss_uk_02A Validity:during Choice:Gemma CONN:MIG01TU MSISDN:00777772129999 GUID:80C5F64B-A95D-4BAF-82D4-A9568AD08C2A Shortcode:63334</text:span></text:p>
      <text:p text:style-name="P1"><text:span text:style-name="T1">VOTE 1168123500 Campaign:ssss_uk_02A Validity:during Choice:Gemma CONN:MIG01XU MSISDN:00777772719999 GUID:3613BB90-49B8-4874-B1FA-0CDD06FC7E26 Shortcode:63334</text:span></text:p>
      <text:p text:style-name="P1"><text:span text:style-name="T1">VOTE 1168123500 Campaign:ssss_uk_02A Validity:during Choice:Alan CONN:MIG01TU MSISDN:00777773579999 GUID:DD180D53-62E2-4183-B2A6-DD8D12100642 Shortcode:63334</text:span></text:p>
      <text:p text:style-name="P1"><text:span text:style-name="T1">VOTE 1168123500 Campaign:ssss_uk_02A Validity:during Choice:Gemma CONN:MIG01XU MSISDN:00777774059999 GUID:65D8149E-7C45-4B71-909C-5F9609F19F5C Shortcode:63334</text:span></text:p>
      <text:p text:style-name="P1"><text:span text:style-name="T1">VOTE 1168123500 Campaign:ssss_uk_02A Validity:during Choice:Mark CONN:MIG01XU MSISDN:00777776039999 GUID:BC39E9D1-8825-43E8-80D2-1367FE3973CB Shortcode:63334</text:span></text:p>
      <text:p text:style-name="P1"><text:span text:style-name="T1">VOTE 1168123500 Campaign:ssss_uk_02A Validity:during Choice:Gemma CONN:MIG01HU MSISDN:00777773329999 GUID:C33E7E20-35D5-427D-9DE8-A7FB7698D308 Shortcode:63334</text:span></text:p>
      <text:p text:style-name="P1"><text:span text:style-name="T1">VOTE 1168123500 Campaign:ssss_uk_02A Validity:during Choice:Matthew CONN:MIG01XU </text:span><text:soft-page-break/><text:span text:style-name="T1">MSISDN:00777772299999 GUID:425BCCB8-FB74-49F7-B9A5-05767331E2E9 Shortcode:63334</text:span></text:p>
      <text:p text:style-name="P1"><text:span text:style-name="T1">VOTE 1168123500 Campaign:ssss_uk_02A Validity:during Choice:Gemma CONN:MIG01XU MSISDN:00777776499999 GUID:04E20E39-892A-444F-B5C8-FE5F2855848C Shortcode:63334</text:span></text:p>
      <text:p text:style-name="P1"><text:span text:style-name="T1">VOTE 1168123500 Campaign:ssss_uk_02A Validity:during Choice:Gemma CONN:MIG01TU MSISDN:00777779549999 GUID:3EEFEDC6-6B80-4028-AB06-7B9F1D77FF50 Shortcode:63334</text:span></text:p>
      <text:p text:style-name="P1"><text:span text:style-name="T1">VOTE 1168123500 Campaign:ssss_uk_02A Validity:during Choice:Alan CONN:MIG01XU MSISDN:00777773319999 GUID:B411E502-28A4-4A6E-8A84-41BD7D3105CC Shortcode:63334</text:span></text:p>
      <text:p text:style-name="P1"><text:span text:style-name="T1">VOTE 1168123500 Campaign:ssss_uk_02A Validity:during Choice:Mark CONN:MIG01XU MSISDN:00777778239999 GUID:52ED22EC-9E14-4B46-B026-90BF55B7CC83 Shortcode:63334</text:span></text:p>
      <text:p text:style-name="P1"><text:span text:style-name="T1">VOTE 1168123500 Campaign:ssss_uk_02A Validity:during Choice:Tupele CONN:MIG01XU MSISDN:00777772209999 GUID:17EEEBB0-D27B-4B24-B0AF-1F12E4D499AE Shortcode:63334</text:span></text:p>
      <text:p text:style-name="P1"><text:span text:style-name="T1">VOTE 1168123500 Campaign:ssss_uk_02A Validity:during Choice:Leon CONN:MIG01HU MSISDN:00777772299999 GUID:494A9BA6-43A9-49F6-A8AA-6DB68C4294CC Shortcode:63334</text:span></text:p>
      <text:p text:style-name="P1"><text:span text:style-name="T1">VOTE 1168123500 Campaign:ssss_uk_02A Validity:during Choice:Alan CONN:MIG01HU MSISDN:00777773359999 GUID:00CA3356-6C3C-4A98-BC68-F3A2A00CCA8A Shortcode:63334</text:span></text:p>
      <text:p text:style-name="P1"><text:span text:style-name="T1">VOTE 1168123501 Campaign:ssss_uk_02A Validity:during Choice:Alan CONN:MIG01XU MSISDN:00777774289999 GUID:45F80684-0114-4324-966A-45D92F4FE924 Shortcode:63334</text:span></text:p>
      <text:p text:style-name="P1"><text:span text:style-name="T1">VOTE 1168123501 Campaign:ssss_uk_02A Validity:during Choice:Leon CONN:MIG01XU MSISDN:00777773029999 GUID:51AB4B08-618B-45D2-B70A-645209D4739F Shortcode:63334</text:span></text:p>
      <text:p text:style-name="P1"><text:span text:style-name="T1">VOTE 1168123501 Campaign:ssss_uk_02A Validity:during Choice:Mark CONN:MIG01XU MSISDN:00777777499999 GUID:841596DA-D9EE-498F-8BC9-87D659D64CEB Shortcode:63334</text:span></text:p>
      <text:p text:style-name="P1"><text:span text:style-name="T1">VOTE 1168123501 Campaign:ssss_uk_02A Validity:during Choice:Tupele CONN:MIG01XU MSISDN:00777775179999 GUID:1A78D89C-2984-4368-ABBF-D379D2ACD883 Shortcode:63334</text:span></text:p>
      <text:p text:style-name="P1"><text:span text:style-name="T1">VOTE 1168123501 Campaign:ssss_uk_02A Validity:during Choice:Gemma CONN:MIG00VU MSISDN:00777777679999 GUID:E90CD104-26FE-4EE1-BFEF-5905CBA21141 Shortcode:63334</text:span></text:p>
      <text:p text:style-name="P1"><text:span text:style-name="T1">VOTE 1168123501 Campaign:ssss_uk_02A Validity:during Choice:Alan CONN:MIG01XU MSISDN:00777773139999 GUID:A19BB178-2600-4A36-AD0D-1A4005612E88 Shortcode:63334</text:span></text:p>
      <text:p text:style-name="P1"><text:span text:style-name="T1">VOTE 1168123501 Campaign:ssss_uk_02A Validity:during Choice:Leon CONN:MIG01XU MSISDN:00777775789999 GUID:D14DC93C-AF01-4CC9-951A-4845E9D24A67 Shortcode:63334</text:span></text:p>
      <text:p text:style-name="P1"><text:span text:style-name="T1">VOTE 1168123501 Campaign:ssss_uk_02A Validity:during Choice:Alan CONN:MIG01OU MSISDN:00777779629999 GUID:78E239E3-2CB3-4291-BB0A-99B4D0A80DB1 Shortcode:63334</text:span></text:p>
      <text:p text:style-name="P1"><text:span text:style-name="T1">VOTE 1168123501 Campaign:ssss_uk_02A Validity:during Choice:Alan CONN:MIG01OU MSISDN:00777770609999 GUID:8F5C82B4-7931-4B61-9DCF-1A3E077F759C Shortcode:63334</text:span></text:p>
      <text:p text:style-name="P1"><text:span text:style-name="T1">VOTE 1168123501 Campaign:ssss_uk_02A Validity:during Choice:Mark CONN:MIG01HU MSISDN:00777776509999 GUID:14EA1A7A-9AE0-4B72-A608-8EFA8D586875 Shortcode:63334</text:span></text:p>
      <text:p text:style-name="P1"><text:span text:style-name="T1">VOTE 1168123501 Campaign:ssss_uk_02A Validity:during Choice:Alan CONN:MIG01XU MSISDN:00777779079999 GUID:A288396A-941D-4C01-846D-F824E372B959 Shortcode:63334</text:span></text:p>
      <text:p text:style-name="P1"><text:span text:style-name="T1">VOTE 1168123502 Campaign:ssss_uk_02A Validity:during Choice:Alan CONN:MIG00VU MSISDN:00777776919999 GUID:7F5AD765-B8DA-49D3-BB2B-9A973BABB9D2 Shortcode:63334</text:span></text:p>
      <text:p text:style-name="P1"><text:span text:style-name="T1">VOTE 1168123502 Campaign:ssss_uk_02A Validity:during Choice:Alan CONN:MIG01OU MSISDN:00777775489999 GUID:F2717A8F-131A-4BF0-AB33-D034C18B870A Shortcode:63334</text:span></text:p>
      <text:p text:style-name="P1"><text:span text:style-name="T1">VOTE 1168123502 Campaign:ssss_uk_02A Validity:during Choice:Alan CONN:MIG01XU MSISDN:00777771349999 GUID:AACFAEB0-5AB3-4439-9AD2-C90125B88ED4 Shortcode:63334</text:span></text:p>
      <text:p text:style-name="P1"><text:span text:style-name="T1">VOTE 1168123502 Campaign:ssss_uk_02A Validity:during Choice:Gemma CONN:MIG01XU MSISDN:00777772129999 GUID:D87044A3-87BD-497E-9E58-094918A13B2F Shortcode:63334</text:span></text:p>
      <text:p text:style-name="P1"><text:span text:style-name="T1">VOTE 1168123502 Campaign:ssss_uk_02A Validity:during Choice:Alan CONN:MIG01XU MSISDN:00777775079999 GUID:5B5B47EA-B3AD-46B3-B638-23DB2C76A5C1 Shortcode:63334</text:span></text:p>
      <text:p text:style-name="P1"><text:span text:style-name="T1">VOTE 1168123502 Campaign:ssss_uk_02A Validity:during Choice:Gemma CONN:MIG01XU MSISDN:00777772999999 GUID:4DBBE1A0-764A-42A9-898E-3750FFA2B25A Shortcode:63334</text:span></text:p>
      <text:p text:style-name="P1"><text:span text:style-name="T1">VOTE 1168123502 Campaign:ssss_uk_02A Validity:during Choice:Alan CONN:MIG01TU MSISDN:00777771099999 GUID:5AFCD1FC-CBAD-4D13-A405-7B20C0A38712 Shortcode:63334</text:span></text:p>
      <text:p text:style-name="P1"><text:span text:style-name="T1">VOTE 1168123502 Campaign:ssss_uk_02A Validity:during Choice:Mark CONN:MIG01XU MSISDN:00777775699999 GUID:4D2C256A-1569-4855-A6DF-C57768B1EA15 Shortcode:63334</text:span></text:p>
      <text:p text:style-name="P1"><text:span text:style-name="T1">VOTE 1168123502 Campaign:ssss_uk_02A Validity:during Choice:Antony CONN:MIG01OU MSISDN:00777771119999 GUID:B271F01C-DC9E-4C86-8126-14A5C4C13B8B Shortcode:63334</text:span></text:p>
      <text:p text:style-name="P1"><text:span text:style-name="T1">VOTE 1168123502 Campaign:ssss_uk_02A Validity:during Choice:Alan CONN:MIG01XU MSISDN:00777776939999 GUID:6575A26F-D66E-4406-A0B1-C9282ACE09EC Shortcode:63334</text:span></text:p>
      <text:p text:style-name="P1"><text:span text:style-name="T1">VOTE 1168123502 Campaign:ssss_uk_02A Validity:during Choice:Alan CONN:MIG01TU MSISDN:00777778539999 GUID:F4294DC7-55B1-4F67-97E3-B61189F51800 Shortcode:63334</text:span></text:p>
      <text:p text:style-name="P1"><text:span text:style-name="T1">VOTE 1168123502 Campaign:ssss_uk_02A Validity:during Choice:Alan CONN:MIG01XU MSISDN:00777773029999 GUID:7733BC27-877E-41DF-A886-A26149F174E6 Shortcode:63334</text:span></text:p>
      <text:p text:style-name="P1"><text:span text:style-name="T1">VOTE 1168123502 Campaign:ssss_uk_02A Validity:during Choice:Alan CONN:MIG01XU </text:span><text:soft-page-break/><text:span text:style-name="T1">MSISDN:00777774519999 GUID:2F361AFC-7616-4D50-BDFB-90AB41326A0D Shortcode:63334</text:span></text:p>
      <text:p text:style-name="P1"><text:span text:style-name="T1">VOTE 1168123502 Campaign:ssss_uk_02A Validity:during Choice:Alan CONN:MIG01XU MSISDN:00777779849999 GUID:F93355C1-CE83-4267-BC19-05838D6E3547 Shortcode:63334</text:span></text:p>
      <text:p text:style-name="P1"><text:span text:style-name="T1">VOTE 1168123502 Campaign:ssss_uk_02A Validity:during Choice:Alan CONN:MIG00VU MSISDN:00777779049999 GUID:2E0E1C25-D0E9-40AA-A8C3-1C2B65606197 Shortcode:63334</text:span></text:p>
      <text:p text:style-name="P1"><text:span text:style-name="T1">VOTE 1168123502 Campaign:ssss_uk_02A Validity:during Choice:Tupele CONN:MIG01OU MSISDN:00777771909999 GUID:889B64F3-6BD4-4E49-9C5A-0D5D1C4DCB31 Shortcode:63334</text:span></text:p>
      <text:p text:style-name="P1"><text:span text:style-name="T1">VOTE 1168123502 Campaign:ssss_uk_02A Validity:during Choice:Leon CONN:MIG01OU MSISDN:00777770799999 GUID:C489029E-F841-4759-B554-C5CBC633C1FD Shortcode:63334</text:span></text:p>
      <text:p text:style-name="P1"><text:span text:style-name="T1">VOTE 1168123502 Campaign:ssss_uk_02A Validity:during Choice:Alan CONN:MIG01XU MSISDN:00777774039999 GUID:10579CEE-245B-4E57-A478-77A5A390653F Shortcode:63334</text:span></text:p>
      <text:p text:style-name="P1"><text:span text:style-name="T1">VOTE 1168123502 Campaign:ssss_uk_02A Validity:during Choice:Alan CONN:MIG01XU MSISDN:00777776639999 GUID:B2CD65CD-FE55-45FA-8F04-C8E45086BBC7 Shortcode:63334</text:span></text:p>
      <text:p text:style-name="P1"><text:span text:style-name="T1">VOTE 1168123502 Campaign:ssss_uk_02A Validity:during Choice:Gemma CONN:MIG01XU MSISDN:00777773079999 GUID:CA9AF1B7-4CB9-4324-B6C9-9A9035005800 Shortcode:63334</text:span></text:p>
      <text:p text:style-name="P1"><text:span text:style-name="T1">VOTE 1168123502 Campaign:ssss_uk_02A Validity:during Choice:Antony CONN:MIG01OU MSISDN:00777773259999 GUID:04316254-3C09-409C-AEB9-404C1D3DC7F0 Shortcode:63334</text:span></text:p>
      <text:p text:style-name="P1"><text:span text:style-name="T1">VOTE 1168123501 Campaign:ssss_uk_02A Validity:during Choice:Alan CONN:MIG01XU MSISDN:00777776719999 GUID:E13AAF4C-A679-4C19-AD9E-D8D6CA9A5E98 Shortcode:63334</text:span></text:p>
      <text:p text:style-name="P1"><text:span text:style-name="T1">VOTE 1168123503 Campaign:ssss_uk_02A Validity:during Choice:Alan CONN:MIG01OU MSISDN:00777775329999 GUID:EF415CE1-4B60-40E9-A580-5538FB771A15 Shortcode:63334</text:span></text:p>
      <text:p text:style-name="P1"><text:span text:style-name="T1">VOTE 1168123503 Campaign:ssss_uk_02A Validity:during Choice:Alan CONN:MIG01XU MSISDN:00777779329999 GUID:02AFD078-EBE1-40E1-8E96-CF2134E2D1B6 Shortcode:63334</text:span></text:p>
      <text:p text:style-name="P1"><text:span text:style-name="T1">VOTE 1168123503 Campaign:ssss_uk_02A Validity:during Choice:Mark CONN:MIG01XU MSISDN:00777772919999 GUID:4197C3F0-F68D-48EC-8B84-F78716EA3067 Shortcode:63334</text:span></text:p>
      <text:p text:style-name="P1"><text:span text:style-name="T1">VOTE 1168123503 Campaign:ssss_uk_02A Validity:during Choice:Gemma CONN:MIG01XU MSISDN:00777776209999 GUID:D07F5952-52C4-49FD-9DE8-66EB905D362A Shortcode:63334</text:span></text:p>
      <text:p text:style-name="P1"><text:span text:style-name="T1">VOTE 1168123503 Campaign:ssss_uk_02A Validity:during Choice:Tupele CONN:MIG01XU MSISDN:00777774219999 GUID:1F243C8D-74EF-4B17-AF24-578490C1727C Shortcode:63334</text:span></text:p>
      <text:p text:style-name="P1"><text:span text:style-name="T1">VOTE 1168123503 Campaign:ssss_uk_02A Validity:during Choice:Alan CONN:MIG01XU MSISDN:00777772349999 GUID:02A926DB-B23A-4FA7-8F1A-F835DAC1CBA8 Shortcode:63334</text:span></text:p>
      <text:p text:style-name="P1"><text:span text:style-name="T1">VOTE 1168123503 Campaign:ssss_uk_02A Validity:during Choice:Matthew CONN:MIG01OU MSISDN:00777774009999 GUID:386D8208-96BB-4110-9391-670CB46EE796 Shortcode:63334</text:span></text:p>
      <text:p text:style-name="P1"><text:span text:style-name="T1">VOTE 1168123503 Campaign:ssss_uk_02A Validity:during Choice:Alan CONN:MIG00VU MSISDN:00777776239999 GUID:D1D2496D-0A90-4D4E-905B-8A060F77873B Shortcode:63334</text:span></text:p>
      <text:p text:style-name="P1"><text:span text:style-name="T1">VOTE 1168123503 Campaign:ssss_uk_02A Validity:during Choice:Alan CONN:MIG01OU MSISDN:00777773459999 GUID:916BBABC-D570-4F9D-BE08-4D53ED7D77FB Shortcode:63334</text:span></text:p>
      <text:p text:style-name="P1"><text:span text:style-name="T1">VOTE 1168123503 Campaign:ssss_uk_02A Validity:during Choice:Alan CONN:MIG01OU MSISDN:00777775529999 GUID:A5D42BD4-342C-4568-9C36-E08FCEF54F3B Shortcode:63334</text:span></text:p>
      <text:p text:style-name="P1"><text:span text:style-name="T1">VOTE 1168123503 Campaign:ssss_uk_02A Validity:during Choice:Alan CONN:MIG01XU MSISDN:00777774249999 GUID:A89E1744-3B62-4783-8EEC-272C7C5AC884 Shortcode:63334</text:span></text:p>
      <text:p text:style-name="P1"><text:span text:style-name="T1">VOTE 1168123504 Campaign:ssss_uk_02A Validity:during Choice:Matthew CONN:MIG01XU MSISDN:00777770989999 GUID:127AA548-7B09-44E7-8699-32ECB636B2C9 Shortcode:63334</text:span></text:p>
      <text:p text:style-name="P1"><text:span text:style-name="T1">VOTE 1168123504 Campaign:ssss_uk_02A Validity:during Choice:Leon CONN:MIG01XU MSISDN:00777774059999 GUID:DF8C6EBC-C5AB-4B47-86A2-666655DCEA68 Shortcode:63334</text:span></text:p>
      <text:p text:style-name="P1"><text:span text:style-name="T1">VOTE 1168123504 Campaign:ssss_uk_02A Validity:during Choice:Gemma CONN:MIG01XU MSISDN:00777779189999 GUID:68C8773A-4139-4FE4-9CC8-9C19AD15B218 Shortcode:63334</text:span></text:p>
      <text:p text:style-name="P1"><text:span text:style-name="T1">VOTE 1168123504 Campaign:ssss_uk_02A Validity:during Choice:Verity CONN:MIG01XU MSISDN:00777774769999 GUID:D25C02D2-9F2D-4C63-89C7-A493D67D110F Shortcode:63334</text:span></text:p>
      <text:p text:style-name="P1"><text:span text:style-name="T1">VOTE 1168123504 Campaign:ssss_uk_02A Validity:during Choice:Alan CONN:MIG01XU MSISDN:00777776459999 GUID:22733069-1649-4CBC-832A-18C17C9531F2 Shortcode:63334</text:span></text:p>
      <text:p text:style-name="P1"><text:span text:style-name="T1">VOTE 1168123504 Campaign:ssss_uk_02A Validity:during Choice:Gemma CONN:MIG01XU MSISDN:00777776319999 GUID:0E959E85-FC37-48F0-9E87-3DA67DFD6C5E Shortcode:63334</text:span></text:p>
      <text:p text:style-name="P1"><text:span text:style-name="T1">VOTE 1168123504 Campaign:ssss_uk_02A Validity:during Choice:Mark CONN:MIG01OU MSISDN:00777776589999 GUID:15763E26-C1DE-4B6D-8ADD-31CF65A9556A Shortcode:63334</text:span></text:p>
      <text:p text:style-name="P1"><text:span text:style-name="T1">VOTE 1168123504 Campaign:ssss_uk_02A Validity:during Choice:Gemma CONN:MIG01XU MSISDN:00777777519999 GUID:29393C0D-AADA-47F1-BBC6-BAD8993EF490 Shortcode:63334</text:span></text:p>
      <text:p text:style-name="P1"><text:span text:style-name="T1">VOTE 1168123504 Campaign:ssss_uk_02A Validity:during Choice:Matthew CONN:MIG01XU MSISDN:00777777619999 GUID:55C3F84D-2E40-4DBA-877A-1CBD9310050C Shortcode:63334</text:span></text:p>
      <text:p text:style-name="P1"><text:span text:style-name="T1">VOTE 1168123504 Campaign:ssss_uk_02A Validity:during Choice:Alan CONN:MIG01XU MSISDN:00777778709999 GUID:CAD59E61-5DB2-4371-8978-0EC5382ACAD9 Shortcode:63334</text:span></text:p>
      <text:p text:style-name="P1"><text:span text:style-name="T1">VOTE 1168123504 Campaign:ssss_uk_02A Validity:during Choice:Leon CONN:MIG00VU </text:span><text:soft-page-break/><text:span text:style-name="T1">MSISDN:00777770829999 GUID:CCDD1D41-3F1A-422A-A070-9A06488DE85D Shortcode:63334</text:span></text:p>
      <text:p text:style-name="P1"><text:span text:style-name="T1">VOTE 1168123504 Campaign:ssss_uk_02A Validity:during Choice:Antony CONN:MIG01OU MSISDN:00777770159999 GUID:4179A8FF-96FD-43B4-8216-49053E7D266A Shortcode:63334</text:span></text:p>
      <text:p text:style-name="P1"><text:span text:style-name="T1">VOTE 1168123504 Campaign:ssss_uk_02A Validity:during Choice:Mark CONN:MIG01OU MSISDN:00777771559999 GUID:144C15BF-985F-4209-A384-DCBA6E1ABA77 Shortcode:63334</text:span></text:p>
      <text:p text:style-name="P1"><text:span text:style-name="T1">VOTE 1168123504 Campaign:ssss_uk_02A Validity:during Choice:Leon CONN:MIG01XU MSISDN:00777774859999 GUID:D5772CD0-844A-46EB-94F1-3AC1EF35B4CB Shortcode:63334</text:span></text:p>
      <text:p text:style-name="P1"><text:span text:style-name="T1">VOTE 1168123504 Campaign:ssss_uk_02A Validity:during Choice:Leon CONN:MIG01XU MSISDN:00777779209999 GUID:F825118F-C757-4A66-94C7-FF860FFA54EB Shortcode:63334</text:span></text:p>
      <text:p text:style-name="P1"><text:span text:style-name="T1">VOTE 1168123504 Campaign:ssss_uk_02A Validity:during Choice:Alan CONN:MIG01XU MSISDN:00777776089999 GUID:F37E9C0C-1C4A-4CB0-9012-A8F70D0CD923 Shortcode:63334</text:span></text:p>
      <text:p text:style-name="P1"><text:span text:style-name="T1">VOTE 1168123504 Campaign:ssss_uk_02A Validity:during Choice:Leon CONN:MIG01XU MSISDN:00777777759999 GUID:5A2583BD-FA51-4E98-BA18-D65BE3D93265 Shortcode:63334</text:span></text:p>
      <text:p text:style-name="P1"><text:span text:style-name="T1">VOTE 1168123505 Campaign:ssss_uk_02A Validity:during Choice:Alan CONN:MIG01OU MSISDN:00777770709999 GUID:5E63D484-1367-40CA-99FD-DB4215E6E1A7 Shortcode:63334</text:span></text:p>
      <text:p text:style-name="P1"><text:span text:style-name="T1">VOTE 1168123505 Campaign:ssss_uk_02A Validity:during Choice:Alan CONN:MIG01OU MSISDN:00777778619999 GUID:50E5378A-108D-4748-B9FA-5A8F5699D2DF Shortcode:63334</text:span></text:p>
      <text:p text:style-name="P1"><text:span text:style-name="T1">VOTE 1168123505 Campaign:ssss_uk_02A Validity:during Choice:Mark CONN:MIG01OU MSISDN:00777773519999 GUID:2C5BC7B6-4A5F-4238-9297-01F63B1A4527 Shortcode:63334</text:span></text:p>
      <text:p text:style-name="P1"><text:span text:style-name="T1">VOTE 1168123505 Campaign:ssss_uk_02A Validity:during Choice:Tupele CONN:MIG01TU MSISDN:00777770519999 GUID:C733285A-2590-47D4-9430-6E5F6D64E197 Shortcode:63334</text:span></text:p>
      <text:p text:style-name="P1"><text:span text:style-name="T1">VOTE 1168123505 Campaign:ssss_uk_02A Validity:during Choice:Gemma CONN:MIG01TU MSISDN:00777779899999 GUID:A56098BD-4C69-4437-BC36-D9A92FF3A483 Shortcode:63334</text:span></text:p>
      <text:p text:style-name="P1"><text:span text:style-name="T1">VOTE 1168123505 Campaign:ssss_uk_02A Validity:during Choice:Leon CONN:MIG01TU MSISDN:00777776759999 GUID:7382F055-D2A6-49D5-93CE-73513A87D1A1 Shortcode:63334</text:span></text:p>
      <text:p text:style-name="P1"><text:span text:style-name="T1">VOTE 1168123505 Campaign:ssss_uk_02A Validity:during Choice:Leon CONN:MIG01TU MSISDN:00777774179999 GUID:BEDAEFE2-6C8D-43D3-9FED-CF3B72F71428 Shortcode:63334</text:span></text:p>
      <text:p text:style-name="P1"><text:span text:style-name="T1">VOTE 1168123505 Campaign:ssss_uk_02A Validity:during Choice:Antony CONN:MIG01HU MSISDN:00777771039999 GUID:C06DBC52-C3C8-4E30-8AF4-E61AB1DA3B5C Shortcode:63334</text:span></text:p>
      <text:p text:style-name="P1"><text:span text:style-name="T1">VOTE 1168123505 Campaign:ssss_uk_02A Validity:during Choice:Gemma CONN:MIG01TU MSISDN:00777771639999 GUID:5F62A0C9-2759-4E76-B95D-F126B00D1D96 Shortcode:63334</text:span></text:p>
      <text:p text:style-name="P1"><text:span text:style-name="T1">VOTE 1168123505 Campaign:ssss_uk_02A Validity:during Choice:Mark CONN:MIG01TU MSISDN:00777776829999 GUID:C3774F1B-0818-49E1-90A9-D5CAF8450BCE Shortcode:63334</text:span></text:p>
      <text:p text:style-name="P1"><text:span text:style-name="T1">VOTE 1168123505 Campaign:ssss_uk_02A Validity:during Choice:Mark CONN:MIG01XU MSISDN:00777775759999 GUID:5D7F4C34-958B-4123-AC10-C12F8597294B Shortcode:63334</text:span></text:p>
      <text:p text:style-name="P1"><text:span text:style-name="T1">VOTE 1168123505 Campaign:ssss_uk_02A Validity:during Choice:Gemma CONN:MIG01XU MSISDN:00777775949999 GUID:8F765D05-6526-4AA7-87DE-1888D1C3E9BE Shortcode:63334</text:span></text:p>
      <text:p text:style-name="P1"><text:span text:style-name="T1">VOTE 1168123505 Campaign:ssss_uk_02A Validity:during Choice:Matthew CONN:MIG01XU MSISDN:00777774949999 GUID:543385DC-1005-4793-86BE-F6ECD08ECC2F Shortcode:63334</text:span></text:p>
      <text:p text:style-name="P1"><text:span text:style-name="T1">VOTE 1168123505 Campaign:ssss_uk_02A Validity:during Choice:Mark CONN:MIG01XU MSISDN:00777774259999 GUID:EDD8836D-A904-4F50-9750-DBCE585009CC Shortcode:63334</text:span></text:p>
      <text:p text:style-name="P1"><text:span text:style-name="T1">VOTE 1168123505 Campaign:ssss_uk_02A Validity:during Choice:Gemma CONN:MIG01OU MSISDN:00777776549999 GUID:DDC760F9-AAD8-403C-B36D-B5EAEA32F37C Shortcode:63334</text:span></text:p>
      <text:p text:style-name="P1"><text:span text:style-name="T1">VOTE 1168123505 Campaign:ssss_uk_02A Validity:during Choice:Alan CONN:MIG01XU MSISDN:00777774389999 GUID:FE5B4383-411F-4993-B94E-E4953551E281 Shortcode:63334</text:span></text:p>
      <text:p text:style-name="P1"><text:span text:style-name="T1">VOTE 1168123505 Campaign:ssss_uk_02A Validity:during Choice:Alan CONN:MIG01XU MSISDN:00777775339999 GUID:F9DA2AF4-CE1F-47A4-B197-0FD7762FDC8D Shortcode:63334</text:span></text:p>
      <text:p text:style-name="P1"><text:span text:style-name="T1">VOTE 1168123505 Campaign:ssss_uk_02A Validity:during Choice:Alan CONN:MIG01TU MSISDN:00777772119999 GUID:44784955-7B5C-429D-8640-73E0203DB5C8 Shortcode:63334</text:span></text:p>
      <text:p text:style-name="P1"><text:span text:style-name="T1">VOTE 1168123505 Campaign:ssss_uk_02A Validity:during Choice:Mark CONN:MIG01OU MSISDN:00777772059999 GUID:734DFD9D-9F4D-41C4-BEEA-9060A0498AEE Shortcode:63334</text:span></text:p>
      <text:p text:style-name="P1"><text:span text:style-name="T1">VOTE 1168123505 Campaign:ssss_uk_02A Validity:during Choice:Gemma CONN:MIG01TU MSISDN:00777776509999 GUID:774F7E79-C7AE-4F6E-B63D-EF9605F204E4 Shortcode:63334</text:span></text:p>
      <text:p text:style-name="P1"><text:span text:style-name="T1">VOTE 1168123505 Campaign:ssss_uk_02A Validity:during Choice:Mark CONN:MIG01TU MSISDN:00777770339999 GUID:96DB3F93-0531-47B5-AF63-5F5D7829DDB9 Shortcode:63334</text:span></text:p>
      <text:p text:style-name="P1"><text:span text:style-name="T1">VOTE 1168123505 Campaign:ssss_uk_02A Validity:during Choice:Alan CONN:MIG01TU MSISDN:00777777219999 GUID:4EA13200-45DF-4D1A-A559-6A610C1B174D Shortcode:63334</text:span></text:p>
      <text:p text:style-name="P1"><text:span text:style-name="T1">VOTE 1168123505 Campaign:ssss_uk_02A Validity:during Choice:Alan CONN:MIG01XU MSISDN:00777773499999 GUID:4CB4498B-9EB8-4463-B627-581F42EC6716 Shortcode:63334</text:span></text:p>
      <text:p text:style-name="P1"><text:span text:style-name="T1">VOTE 1168123505 Campaign:ssss_uk_02A Validity:during Choice:Leon CONN:MIG01XU MSISDN:00777774799999 GUID:762B0FBD-675C-4F2D-8A3C-712D6DFEDD88 Shortcode:63334</text:span></text:p>
      <text:p text:style-name="P1"><text:span text:style-name="T1">VOTE 1168123505 Campaign:ssss_uk_02A Validity:during Choice:Verity CONN:MIG01XU </text:span><text:soft-page-break/><text:span text:style-name="T1">MSISDN:00777772449999 GUID:EBFD988B-CF83-4685-9C40-EC72A3436201 Shortcode:63334</text:span></text:p>
      <text:p text:style-name="P1"><text:span text:style-name="T1">VOTE 1168123505 Campaign:ssss_uk_02A Validity:during Choice:Leon CONN:MIG01XU MSISDN:00777775029999 GUID:07D01C70-AB29-4447-B9B1-A06FA2CCE33D Shortcode:63334</text:span></text:p>
      <text:p text:style-name="P1"><text:span text:style-name="T1">VOTE 1168123505 Campaign:ssss_uk_02A Validity:during Choice:Gemma CONN:MIG01XU MSISDN:00777773859999 GUID:B1B5DCCE-3592-4136-9532-AE5507CB0A9C Shortcode:63334</text:span></text:p>
      <text:p text:style-name="P1"><text:span text:style-name="T1">VOTE 1168123505 Campaign:ssss_uk_02A Validity:during Choice:Gemma CONN:MIG01XU MSISDN:00777772559999 GUID:77171AA4-78D9-468D-BAF1-B4FA489BEAF7 Shortcode:63334</text:span></text:p>
      <text:p text:style-name="P1"><text:span text:style-name="T1">VOTE 1168123505 Campaign:ssss_uk_02A Validity:during Choice:Mark CONN:MIG01XU MSISDN:00777772749999 GUID:90CD7EED-3745-4BA3-A70B-48D244968C56 Shortcode:63334</text:span></text:p>
      <text:p text:style-name="P1"><text:span text:style-name="T1">VOTE 1168123506 Campaign:ssss_uk_02A Validity:during Choice:Alan CONN:MIG00VU MSISDN:00777779319999 GUID:86C3B0AB-530B-48C4-882C-6047E15A16DC Shortcode:63334</text:span></text:p>
      <text:p text:style-name="P1"><text:span text:style-name="T1">VOTE 1168123506 Campaign:ssss_uk_02A Validity:during Choice:Tupele CONN:MIG01OU MSISDN:00777776619999 GUID:BA058888-BA53-4996-836B-725F5E93924B Shortcode:63334</text:span></text:p>
      <text:p text:style-name="P1"><text:span text:style-name="T1">VOTE 1168123506 Campaign:ssss_uk_02A Validity:during Choice:Alan CONN:MIG01XU MSISDN:00777772839999 GUID:4D8C6F5D-2CFC-4712-9D7B-E12E6952D424 Shortcode:63334</text:span></text:p>
      <text:p text:style-name="P1"><text:span text:style-name="T1">VOTE 1168123506 Campaign:ssss_uk_02A Validity:during Choice:Antony CONN:MIG01XU MSISDN:00777776989999 GUID:858756C2-1BF6-424F-8D08-8B13E330CFCB Shortcode:63334</text:span></text:p>
      <text:p text:style-name="P1"><text:span text:style-name="T1">VOTE 1168123506 Campaign:ssss_uk_02A Validity:during Choice:Gemma CONN:MIG01XU MSISDN:00777771509999 GUID:AFAC7A40-8ED2-4C63-9054-27ADC5A177F6 Shortcode:63334</text:span></text:p>
      <text:p text:style-name="P1"><text:span text:style-name="T1">VOTE 1168123506 Campaign:ssss_uk_02A Validity:during Choice:Gemma CONN:MIG01XU MSISDN:00777773669999 GUID:766669E1-17B1-4F16-A4C6-21A4E51B2938 Shortcode:63334</text:span></text:p>
      <text:p text:style-name="P1"><text:span text:style-name="T1">VOTE 1168123506 Campaign:ssss_uk_02A Validity:during Choice:Leon CONN:MIG01XU MSISDN:00777777329999 GUID:7F7DAEE1-06C6-4B95-8F07-291332FD773E Shortcode:63334</text:span></text:p>
      <text:p text:style-name="P1"><text:span text:style-name="T1">VOTE 1168123506 Campaign:ssss_uk_02A Validity:during Choice:Alan CONN:MIG01XU MSISDN:00777772469999 GUID:DEFADB6C-054E-4D8D-9C02-056F8D0C07CC Shortcode:63334</text:span></text:p>
      <text:p text:style-name="P1"><text:span text:style-name="T1">VOTE 1168123506 Campaign:ssss_uk_02A Validity:during Choice:Mark CONN:MIG00VU MSISDN:00777779439999 GUID:26B09E37-7542-48F5-BF59-E9218F6FB8AE Shortcode:63334</text:span></text:p>
      <text:p text:style-name="P1"><text:span text:style-name="T1">VOTE 1168123506 Campaign:ssss_uk_02A Validity:during Choice:Alan CONN:MIG01XU MSISDN:00777775449999 GUID:F29A3B8E-09D5-49E0-BF78-BCCA13C63F06 Shortcode:63334</text:span></text:p>
      <text:p text:style-name="P1"><text:span text:style-name="T1">VOTE 1168123506 Campaign:ssss_uk_02A Validity:during Choice:Alan CONN:MIG01OU MSISDN:00777777499999 GUID:9551918A-7854-4CFE-BD87-2207A9BA952F Shortcode:63334</text:span></text:p>
      <text:p text:style-name="P1"><text:span text:style-name="T1">VOTE 1168123506 Campaign:ssss_uk_02A Validity:during Choice:Gemma CONN:MIG01HU MSISDN:00777775709999 GUID:424CFA14-FE86-4849-AF99-4CF282B51BA3 Shortcode:63334</text:span></text:p>
      <text:p text:style-name="P1"><text:span text:style-name="T1">VOTE 1168123506 Campaign:ssss_uk_02A Validity:during Choice:Leon CONN:MIG01XU MSISDN:00777775369999 GUID:EC4775E8-7307-443A-B792-098B6BACF022 Shortcode:63334</text:span></text:p>
      <text:p text:style-name="P1"><text:span text:style-name="T1">VOTE 1168123506 Campaign:ssss_uk_02A Validity:during Choice:Gemma CONN:MIG01XU MSISDN:00777775599999 GUID:6497E521-E522-46CE-B6C4-FAB2E2DC7B6F Shortcode:63334</text:span></text:p>
      <text:p text:style-name="P1"><text:span text:style-name="T1">VOTE 1168123506 Campaign:ssss_uk_02A Validity:during Choice:Leon CONN:MIG01XU MSISDN:00777774459999 GUID:8E3C76EF-3142-4C58-B169-DAB7D6FFB111 Shortcode:63334</text:span></text:p>
      <text:p text:style-name="P1"><text:span text:style-name="T1">VOTE 1168123506 Campaign:ssss_uk_02A Validity:during Choice:Alan CONN:MIG01XU MSISDN:00777779509999 GUID:FF33F65E-9234-4629-B762-7EBB0492AED2 Shortcode:63334</text:span></text:p>
      <text:p text:style-name="P1"><text:span text:style-name="T1">VOTE 1168123506 Campaign:ssss_uk_02A Validity:during Choice:Tupele CONN:MIG01XU MSISDN:00777778149999 GUID:D0D3E7A7-A6DF-4768-BFC3-CD7522C93707 Shortcode:63334</text:span></text:p>
      <text:p text:style-name="P1"><text:span text:style-name="T1">VOTE 1168123506 Campaign:ssss_uk_02A Validity:during Choice:Gemma CONN:MIG01OU MSISDN:00777778289999 GUID:430E4942-2CC1-4788-B7BC-78DCF5AB470C Shortcode:63334</text:span></text:p>
      <text:p text:style-name="P1"><text:span text:style-name="T1">VOTE 1168123506 Campaign:ssss_uk_02A Validity:during Choice:Alan CONN:MIG01XU MSISDN:00777776479999 GUID:67B9BCA6-B2BE-498D-800A-9F7E46D26189 Shortcode:63334</text:span></text:p>
      <text:p text:style-name="P1"><text:span text:style-name="T1">VOTE 1168123506 Campaign:ssss_uk_02A Validity:during Choice:Tupele CONN:MIG01XU MSISDN:00777775249999 GUID:2F554814-47A1-49FF-A9A8-534FB1E5BC62 Shortcode:63334</text:span></text:p>
      <text:p text:style-name="P1"><text:span text:style-name="T1">VOTE 1168123506 Campaign:ssss_uk_02A Validity:during Choice:Mark CONN:MIG01XU MSISDN:00777773049999 GUID:C8393435-B485-4F9D-8A15-4D9A4E930009 Shortcode:63334</text:span></text:p>
      <text:p text:style-name="P1"><text:span text:style-name="T1">VOTE 1168123507 Campaign:ssss_uk_02A Validity:during Choice:Alan CONN:MIG01OU MSISDN:00777771339999 GUID:8C007952-9FED-4B6A-BD0B-A222F33A03F6 Shortcode:63334</text:span></text:p>
      <text:p text:style-name="P1"><text:span text:style-name="T1">VOTE 1168123507 Campaign:ssss_uk_02A Validity:during Choice:Alan CONN:MIG00VU MSISDN:00777778049999 GUID:75421448-D0AE-4DDE-8131-BD894B952BBB Shortcode:63334</text:span></text:p>
      <text:p text:style-name="P1"><text:span text:style-name="T1">VOTE 1168123507 Campaign:ssss_uk_02A Validity:during Choice:Gemma CONN:MIG01OU MSISDN:00777779759999 GUID:3F786AEB-534C-47A3-BDFF-448C0247BD64 Shortcode:63334</text:span></text:p>
      <text:p text:style-name="P1"><text:span text:style-name="T1">VOTE 1168123507 Campaign:ssss_uk_02A Validity:during Choice:Verity CONN:MIG01XU MSISDN:00777771469999 GUID:ECF5A721-68F4-4728-A821-01089233E832 Shortcode:63334</text:span></text:p>
      <text:p text:style-name="P1"><text:span text:style-name="T1">VOTE 1168123507 Campaign:ssss_uk_02A Validity:during Choice:Matthew CONN:MIG01XU MSISDN:00777779009999 GUID:0DD95091-FB72-4BC5-BDC6-0154332A4255 Shortcode:63334</text:span></text:p>
      <text:p text:style-name="P1"><text:span text:style-name="T1">VOTE 1168123507 Campaign:ssss_uk_02A Validity:during Choice:Alan CONN:MIG01XU </text:span><text:soft-page-break/><text:span text:style-name="T1">MSISDN:00777773989999 GUID:10A0C72C-D91C-40D1-9357-40C7302BC118 Shortcode:63334</text:span></text:p>
      <text:p text:style-name="P1"><text:span text:style-name="T1">VOTE 1168123507 Campaign:ssss_uk_02A Validity:during Choice:Gemma CONN:MIG01XU MSISDN:00777779669999 GUID:B4817248-72FE-43D1-AEE7-EB9CB9B474F0 Shortcode:63334</text:span></text:p>
      <text:p text:style-name="P1"><text:span text:style-name="T1">VOTE 1168123507 Campaign:ssss_uk_02A Validity:during Choice:Leon CONN:MIG01XU MSISDN:00777770049999 GUID:980DB919-4568-43E6-A1D4-ABD153079F79 Shortcode:63334</text:span></text:p>
      <text:p text:style-name="P1"><text:span text:style-name="T1">VOTE 1168123507 Campaign:ssss_uk_02A Validity:during Choice:Alan CONN:MIG00VU MSISDN:00777775659999 GUID:CFC92AEA-103B-45D0-BBC0-91A758CAD20E Shortcode:63334</text:span></text:p>
      <text:p text:style-name="P1"><text:span text:style-name="T1">VOTE 1168123507 Campaign:ssss_uk_02A Validity:during Choice:Matthew CONN:MIG01OU MSISDN:00777771309999 GUID:A4CA97C4-C0D2-439C-A68F-06394210B273 Shortcode:63334</text:span></text:p>
      <text:p text:style-name="P1"><text:span text:style-name="T1">VOTE 1168123507 Campaign:ssss_uk_02A Validity:during Choice:Mark CONN:MIG01XU MSISDN:00777776549999 GUID:757218CE-72EE-4BAC-A358-0B7BD7703C50 Shortcode:63334</text:span></text:p>
      <text:p text:style-name="P1"><text:span text:style-name="T1">VOTE 1168123507 Campaign:ssss_uk_02A Validity:during Choice:Gemma CONN:MIG01OU MSISDN:00777773329999 GUID:95ECD5EF-00E0-4144-BD6C-B66AE700DF08 Shortcode:63334</text:span></text:p>
      <text:p text:style-name="P1"><text:span text:style-name="T1">VOTE 1168123508 Campaign:ssss_uk_02A Validity:during Choice:Alan CONN:MIG01XU MSISDN:00777771799999 GUID:30D540FA-351F-409D-B3D0-B2EF5A234AFE Shortcode:63334</text:span></text:p>
      <text:p text:style-name="P1"><text:span text:style-name="T1">VOTE 1168123508 Campaign:ssss_uk_02A Validity:during Choice:Leon CONN:MIG01XU MSISDN:00777774149999 GUID:28C2A551-94E7-4DE7-8271-30353669D985 Shortcode:63334</text:span></text:p>
      <text:p text:style-name="P1"><text:span text:style-name="T1">VOTE 1168123508 Campaign:ssss_uk_02A Validity:during Choice:Antony CONN:MIG01XU MSISDN:00777772299999 GUID:6D3BEA3F-6B7F-45D4-A04B-5429F57DF429 Shortcode:63334</text:span></text:p>
      <text:p text:style-name="P1"><text:span text:style-name="T1">VOTE 1168123508 Campaign:ssss_uk_02A Validity:during Choice:Gemma CONN:MIG01XU MSISDN:00777775659999 GUID:77E47577-1AFB-4453-9950-3A77AAA8ADDA Shortcode:63334</text:span></text:p>
      <text:p text:style-name="P1"><text:span text:style-name="T1">VOTE 1168123508 Campaign:ssss_uk_02A Validity:during Choice:Alan CONN:MIG01XU MSISDN:00777773489999 GUID:749B5F55-EDFB-4D31-AD6B-7D5E81706987 Shortcode:63334</text:span></text:p>
      <text:p text:style-name="P1"><text:span text:style-name="T1">VOTE 1168123508 Campaign:ssss_uk_02A Validity:during Choice:Leon CONN:MIG00VU MSISDN:00777771569999 GUID:27A7C9B6-9307-458F-968A-021525454831 Shortcode:63334</text:span></text:p>
      <text:p text:style-name="P1"><text:span text:style-name="T1">VOTE 1168123508 Campaign:ssss_uk_02A Validity:during Choice:Alan CONN:MIG01OU MSISDN:00777775399999 GUID:4E5A5C6B-81D7-47B6-BB94-92EA103097D0 Shortcode:63334</text:span></text:p>
      <text:p text:style-name="P1"><text:span text:style-name="T1">VOTE 1168123508 Campaign:ssss_uk_02A Validity:during Choice:Antony CONN:MIG01TU MSISDN:00777779229999 GUID:7187903B-0551-4C09-B8A4-D3F89A730031 Shortcode:63334</text:span></text:p>
      <text:p text:style-name="P1"><text:span text:style-name="T1">VOTE 1168123508 Campaign:ssss_uk_02A Validity:during Choice:Antony CONN:MIG01TU MSISDN:00777773779999 GUID:07533E20-7FB9-468C-952C-FCBDDEF02303 Shortcode:63334</text:span></text:p>
      <text:p text:style-name="P1"><text:span text:style-name="T1">VOTE 1168123508 Campaign:ssss_uk_02A Validity:during Choice:Gemma CONN:MIG01XU MSISDN:00777775779999 GUID:2E033BA3-4A25-481D-90FC-E2EA7597D432 Shortcode:63334</text:span></text:p>
      <text:p text:style-name="P1"><text:span text:style-name="T1">VOTE 1168123508 Campaign:ssss_uk_02A Validity:during Choice:Tupele CONN:MIG01OU MSISDN:00777770169999 GUID:13A48597-BEA1-4539-B81A-7B426853AA1A Shortcode:63334</text:span></text:p>
      <text:p text:style-name="P1"><text:span text:style-name="T1">VOTE 1168123508 Campaign:ssss_uk_02A Validity:during Choice:Alan CONN:MIG01XU MSISDN:00777775759999 GUID:3C3D0E9D-DFB7-4B75-91CA-004915AF167A Shortcode:63334</text:span></text:p>
      <text:p text:style-name="P1"><text:span text:style-name="T1">VOTE 1168123508 Campaign:ssss_uk_02A Validity:during Choice:Gemma CONN:MIG01XU MSISDN:00777779209999 GUID:AF8CF26F-2DE1-4E5F-9D6F-09ECF4910A50 Shortcode:63334</text:span></text:p>
      <text:p text:style-name="P1"><text:span text:style-name="T1">VOTE 1168123508 Campaign:ssss_uk_02A Validity:during Choice:Leon CONN:MIG01HU MSISDN:00777776739999 GUID:A982079A-AC2C-4E35-9A5C-BF9842BCA10C Shortcode:63334</text:span></text:p>
      <text:p text:style-name="P1"><text:span text:style-name="T1">VOTE 1168123508 Campaign:ssss_uk_02A Validity:during Choice:Alan CONN:MIG00VU MSISDN:00777770529999 GUID:6548FADE-5E05-420F-9841-CF77278A5823 Shortcode:63334</text:span></text:p>
      <text:p text:style-name="P1"><text:span text:style-name="T1">VOTE 1168123508 Campaign:ssss_uk_02A Validity:during Choice:Leon CONN:MIG01XU MSISDN:00777779219999 GUID:F6032438-E70D-4B99-8D2E-33D9F1748F6E Shortcode:63334</text:span></text:p>
      <text:p text:style-name="P1"><text:span text:style-name="T1">VOTE 1168123508 Campaign:ssss_uk_02A Validity:during Choice:Gemma CONN:MIG01XU MSISDN:00777779659999 GUID:8F859CD3-F7BE-450B-8983-1B545B541756 Shortcode:63334</text:span></text:p>
      <text:p text:style-name="P1"><text:span text:style-name="T1">VOTE 1168123508 Campaign:ssss_uk_02A Validity:during Choice:Alan CONN:MIG01OU MSISDN:00777775889999 GUID:4CB38342-5000-4D6B-B5BA-B2CF2968F645 Shortcode:63334</text:span></text:p>
      <text:p text:style-name="P1"><text:span text:style-name="T1">VOTE 1168123509 Campaign:ssss_uk_02A Validity:during Choice:Gemma CONN:MIG01XU MSISDN:00777779099999 GUID:46E60027-8956-409C-BA68-008989A3339B Shortcode:63334</text:span></text:p>
      <text:p text:style-name="P1"><text:span text:style-name="T1">VOTE 1168123509 Campaign:ssss_uk_02A Validity:during Choice:Gemma CONN:MIG00VU MSISDN:00777770879999 GUID:339AEE78-0E5B-4F6E-8E72-CBF6564499C9 Shortcode:63334</text:span></text:p>
      <text:p text:style-name="P1"><text:span text:style-name="T1">VOTE 1168123509 Campaign:ssss_uk_02A Validity:during Choice:Leon CONN:MIG01OU MSISDN:00777777509999 GUID:CF3D11F2-7A07-4A71-97E4-CF9DC5C3C8C4 Shortcode:63334</text:span></text:p>
      <text:p text:style-name="P1"><text:span text:style-name="T1">VOTE 1168123509 Campaign:ssss_uk_02A Validity:during Choice:Leon CONN:MIG01XU MSISDN:00777773099999 GUID:129E6D6F-F651-4291-91ED-4B3DA8B56E8F Shortcode:63334</text:span></text:p>
      <text:p text:style-name="P1"><text:span text:style-name="T1">VOTE 1168123509 Campaign:ssss_uk_02A Validity:during Choice:Mark CONN:MIG01XU MSISDN:00777776729999 GUID:4F46849A-0EB7-423D-8BC9-EE3ACFE2E748 Shortcode:63334</text:span></text:p>
      <text:p text:style-name="P1"><text:span text:style-name="T1">VOTE 1168123509 Campaign:ssss_uk_02A Validity:during Choice:Leon CONN:MIG01XU MSISDN:00777775839999 GUID:9C47B952-A7D3-4356-8243-3A9B91D84E81 Shortcode:63334</text:span></text:p>
      <text:p text:style-name="P1"><text:span text:style-name="T1">VOTE 1168123509 Campaign:ssss_uk_02A Validity:during Choice:Mark CONN:MIG01XU </text:span><text:soft-page-break/><text:span text:style-name="T1">MSISDN:00777774929999 GUID:FE5D5E9E-D7CF-4F59-8352-C42FFA8795D4 Shortcode:63334</text:span></text:p>
      <text:p text:style-name="P1"><text:span text:style-name="T1">VOTE 1168123509 Campaign:ssss_uk_02A Validity:during Choice:Tupele CONN:MIG01OU MSISDN:00777774319999 GUID:92019BC5-419C-4EA7-B40B-AFFB642FB929 Shortcode:63334</text:span></text:p>
      <text:p text:style-name="P1"><text:span text:style-name="T1">VOTE 1168123509 Campaign:ssss_uk_02A Validity:during Choice:Matthew CONN:MIG01OU MSISDN:00777779939999 GUID:9A1A7A05-2FBA-47A4-AE64-FA050C1F81D0 Shortcode:63334</text:span></text:p>
      <text:p text:style-name="P1"><text:span text:style-name="T1">VOTE 1168123509 Campaign:ssss_uk_02A Validity:during Choice:Mark CONN:MIG01OU MSISDN:00777775639999 GUID:AB55E79B-84B2-4CB6-9188-A9CA7AA6764B Shortcode:63334</text:span></text:p>
      <text:p text:style-name="P1"><text:span text:style-name="T1">VOTE 1168123510 Campaign:ssss_uk_02A Validity:during Choice:Alan CONN:MIG01XU MSISDN:00777778849999 GUID:5EC4768C-54A5-43F3-8836-AFBA7C5896C0 Shortcode:63334</text:span></text:p>
      <text:p text:style-name="P1"><text:span text:style-name="T1">VOTE 1168123510 Campaign:ssss_uk_02A Validity:during Choice:Alan CONN:MIG01XU MSISDN:00777774479999 GUID:A97D62B8-DC20-4C5F-81A9-6920E4FDF546 Shortcode:63334</text:span></text:p>
      <text:p text:style-name="P1"><text:span text:style-name="T1">VOTE 1168123510 Campaign:ssss_uk_02A Validity:during Choice:Alan CONN:MIG01XU MSISDN:00777775119999 GUID:365A78E2-7F56-4248-9588-473AB4017E1B Shortcode:63334</text:span></text:p>
      <text:p text:style-name="P1"><text:span text:style-name="T1">VOTE 1168123510 Campaign:ssss_uk_02A Validity:during Choice:Leon CONN:MIG00VU MSISDN:00777770269999 GUID:68D13558-1DBB-45C4-961F-A8D11BA7C556 Shortcode:63334</text:span></text:p>
      <text:p text:style-name="P1"><text:span text:style-name="T1">VOTE 1168123510 Campaign:ssss_uk_02A Validity:during Choice:Matthew CONN:MIG01OU MSISDN:00777777939999 GUID:625A856D-4798-4A07-A2E3-1B97E1D5654B Shortcode:63334</text:span></text:p>
      <text:p text:style-name="P1"><text:span text:style-name="T1">VOTE 1168123510 Campaign:ssss_uk_02A Validity:during Choice:Leon CONN:MIG01OU MSISDN:00777770449999 GUID:BE5FED40-3C6A-4192-931B-B5E1A8911AAA Shortcode:63334</text:span></text:p>
      <text:p text:style-name="P1"><text:span text:style-name="T1">VOTE 1168123510 Campaign:ssss_uk_02A Validity:during Choice:Alan CONN:MIG01OU MSISDN:00777770739999 GUID:88EE9A5B-E4C9-4525-94D1-9A907389BAC6 Shortcode:63334</text:span></text:p>
      <text:p text:style-name="P1"><text:span text:style-name="T1">VOTE 1168123510 Campaign:ssss_uk_02A Validity:during Choice:Tupele CONN:MIG01XU MSISDN:00777778369999 GUID:57725DCF-F514-45B2-A459-F97D9E7AFFE9 Shortcode:63334</text:span></text:p>
      <text:p text:style-name="P1"><text:span text:style-name="T1">VOTE 1168123510 Campaign:ssss_uk_02A Validity:during Choice:Leon CONN:MIG01XU MSISDN:00777777799999 GUID:F9B58147-F3D2-4E58-8F62-D99C7D7C465C Shortcode:63334</text:span></text:p>
      <text:p text:style-name="P1"><text:span text:style-name="T1">VOTE 1168123510 Campaign:ssss_uk_02A Validity:during Choice:Gemma CONN:MIG01XU MSISDN:00777774689999 GUID:6854A98F-E540-4792-A8FE-41377F934CDE Shortcode:63334</text:span></text:p>
      <text:p text:style-name="P1"><text:span text:style-name="T1">VOTE 1168123510 Campaign:ssss_uk_02A Validity:during Choice:Antony CONN:MIG01XU MSISDN:00777773619999 GUID:1E9568C0-EB0F-460E-800D-0B0A2BA35C78 Shortcode:63334</text:span></text:p>
      <text:p text:style-name="P1"><text:span text:style-name="T1">VOTE 1168123510 Campaign:ssss_uk_02A Validity:during Choice:Gemma CONN:MIG00VU MSISDN:00777775149999 GUID:E1756D26-EB0A-4413-855E-6C60CC8EEA0D Shortcode:63334</text:span></text:p>
      <text:p text:style-name="P1"><text:span text:style-name="T1">VOTE 1168123510 Campaign:ssss_uk_02A Validity:during Choice:Alan CONN:MIG01OU MSISDN:00777776769999 GUID:E3674C45-3D12-4421-9E76-BB3C883788BF Shortcode:63334</text:span></text:p>
      <text:p text:style-name="P1"><text:span text:style-name="T1">VOTE 1168123511 Campaign:ssss_uk_02A Validity:during Choice:Alan CONN:MIG01XU MSISDN:00777774189999 GUID:E4C11D63-6FE0-45CD-B8F7-F969E14E4D75 Shortcode:63334</text:span></text:p>
      <text:p text:style-name="P1"><text:span text:style-name="T1">VOTE 1168123511 Campaign:ssss_uk_02A Validity:during Choice:Gemma CONN:MIG01XU MSISDN:00777776239999 GUID:29761E04-D298-4C8A-9753-68C6AEF3C452 Shortcode:63334</text:span></text:p>
      <text:p text:style-name="P1"><text:span text:style-name="T1">VOTE 1168123511 Campaign:ssss_uk_02A Validity:during Choice:Leon CONN:MIG01XU MSISDN:00777777109999 GUID:C2543A6A-6E1B-4464-AB4A-8E480CA83A86 Shortcode:63334</text:span></text:p>
      <text:p text:style-name="P1"><text:span text:style-name="T1">VOTE 1168123511 Campaign:ssss_uk_02A Validity:during Choice:Mark CONN:MIG01OU MSISDN:00777776869999 GUID:C53B1175-3051-4473-85C0-0596F5EDFEE4 Shortcode:63334</text:span></text:p>
      <text:p text:style-name="P1"><text:span text:style-name="T1">VOTE 1168123511 Campaign:ssss_uk_02A Validity:during Choice:Alan CONN:MIG01XU MSISDN:00777773019999 GUID:CCB97455-383F-4E08-89C0-A7AE069DFA47 Shortcode:63334</text:span></text:p>
      <text:p text:style-name="P1"><text:span text:style-name="T1">VOTE 1168123511 Campaign:ssss_uk_02A Validity:during Choice:Gemma CONN:MIG01XU MSISDN:00777773209999 GUID:0DA8C5F7-767D-494B-BC34-57C0A656C538 Shortcode:63334</text:span></text:p>
      <text:p text:style-name="P1"><text:span text:style-name="T1">VOTE 1168123511 Campaign:ssss_uk_02A Validity:during Choice:Leon CONN:MIG01OU MSISDN:00777773789999 GUID:583A042D-DF94-4314-9573-73159FBF1C47 Shortcode:63334</text:span></text:p>
      <text:p text:style-name="P1"><text:span text:style-name="T1">VOTE 1168123511 Campaign:ssss_uk_02A Validity:during Choice:Alan CONN:MIG01OU MSISDN:00777776399999 GUID:43A53586-DD80-46C0-B447-356176079D9D Shortcode:63334</text:span></text:p>
      <text:p text:style-name="P1"><text:span text:style-name="T1">VOTE 1168123511 Campaign:ssss_uk_02A Validity:during Choice:Mark CONN:MIG01XU MSISDN:00777773749999 GUID:95EDA1CC-B0EF-428D-92AC-BD80FC88EDBD Shortcode:63334</text:span></text:p>
      <text:p text:style-name="P1"><text:span text:style-name="T1">VOTE 1168123511 Campaign:ssss_uk_02A Validity:during Choice:Antony CONN:MIG00VU MSISDN:00777777419999 GUID:9FE7B985-4A40-45BA-83FB-2FC858200E2A Shortcode:63334</text:span></text:p>
      <text:p text:style-name="P1"><text:span text:style-name="T1">VOTE 1168123511 Campaign:ssss_uk_02A Validity:during Choice:Alan CONN:MIG01XU MSISDN:00777778689999 GUID:5856E814-8231-445C-AFA6-D22759D001AA Shortcode:63334</text:span></text:p>
      <text:p text:style-name="P1"><text:span text:style-name="T1">VOTE 1168123511 Campaign:ssss_uk_02A Validity:during Choice:Mark CONN:MIG01XU MSISDN:00777777389999 GUID:9C7CC8FC-AAF7-46AD-8463-D03822DE106D Shortcode:63334</text:span></text:p>
      <text:p text:style-name="P1"><text:span text:style-name="T1">VOTE 1168123511 Campaign:ssss_uk_02A Validity:during Choice:Alan CONN:MIG01XU MSISDN:00777771129999 GUID:5092931D-1D1B-43C2-825A-1548F14A9E78 Shortcode:63334</text:span></text:p>
      <text:p text:style-name="P1"><text:span text:style-name="T1">VOTE 1168123511 Campaign:ssss_uk_02A Validity:during Choice:Alan CONN:MIG01XU MSISDN:00777772869999 GUID:BBC1DE3A-8DEA-42AE-94A8-0564ADE92E29 Shortcode:63334</text:span></text:p>
      <text:p text:style-name="P1"><text:span text:style-name="T1">VOTE 1168123511 Campaign:ssss_uk_02A Validity:during Choice:Gemma CONN:MIG01OU </text:span><text:soft-page-break/><text:span text:style-name="T1">MSISDN:00777771019999 GUID:DBC8E8D1-DAFA-4E07-B0E6-F2FACBEEC581 Shortcode:63334</text:span></text:p>
      <text:p text:style-name="P1"><text:span text:style-name="T1">VOTE 1168123512 Campaign:ssss_uk_02A Validity:during Choice:Mark CONN:MIG01TU MSISDN:00777773879999 GUID:6C080944-9DDE-4A72-96C1-07BFB0417E24 Shortcode:63334</text:span></text:p>
      <text:p text:style-name="P1"><text:span text:style-name="T1">VOTE 1168123512 Campaign:ssss_uk_02A Validity:during Choice:Leon CONN:MIG00VU MSISDN:00777776899999 GUID:5C5296CB-9828-473C-B77F-A6AB28D4848D Shortcode:63334</text:span></text:p>
      <text:p text:style-name="P1"><text:span text:style-name="T1">VOTE 1168123512 Campaign:ssss_uk_02A Validity:during Choice:Alan CONN:MIG01XU MSISDN:00777773999999 GUID:E46FC8A4-7BF8-4EAC-897F-F1C9E46BEDAD Shortcode:63334</text:span></text:p>
      <text:p text:style-name="P1"><text:span text:style-name="T1">VOTE 1168123512 Campaign:ssss_uk_02A Validity:during Choice:Leon CONN:MIG01XU MSISDN:00777776319999 GUID:CFB07451-A54B-4932-81BC-DC01A40FC4F8 Shortcode:63334</text:span></text:p>
      <text:p text:style-name="P1"><text:span text:style-name="T1">VOTE 1168123512 Campaign:ssss_uk_02A Validity:during Choice:Leon CONN:MIG01XU MSISDN:00777776639999 GUID:288BD862-DCCB-4AEE-9B7F-2952BC6C04B5 Shortcode:63334</text:span></text:p>
      <text:p text:style-name="P1"><text:span text:style-name="T1">VOTE 1168123512 Campaign:ssss_uk_02A Validity:during Choice:Alan CONN:MIG01XU MSISDN:00777776049999 GUID:B4CA77F6-9A4E-49B4-9D32-45E89D9B7C59 Shortcode:63334</text:span></text:p>
      <text:p text:style-name="P1"><text:span text:style-name="T1">VOTE 1168123512 Campaign:ssss_uk_02A Validity:during Choice:Leon CONN:MIG01OU MSISDN:00777772759999 GUID:62FCDD53-80F5-415B-A289-B8054F2B4BF8 Shortcode:63334</text:span></text:p>
      <text:p text:style-name="P1"><text:span text:style-name="T1">VOTE 1168123512 Campaign:ssss_uk_02A Validity:during Choice:Verity CONN:MIG01OU MSISDN:00777776729999 GUID:01F78DDC-299D-410C-AC77-7DAA28A73DCF Shortcode:63334</text:span></text:p>
      <text:p text:style-name="P1"><text:span text:style-name="T1">VOTE 1168123512 Campaign:ssss_uk_02A Validity:during Choice:Leon CONN:MIG01XU MSISDN:00777775999999 GUID:4A6660A8-E517-4CBE-B9DA-2981D2797224 Shortcode:63334</text:span></text:p>
      <text:p text:style-name="P1"><text:span text:style-name="T1">VOTE 1168123513 Campaign:ssss_uk_02A Validity:during Choice:Leon CONN:MIG01OU MSISDN:00777776969999 GUID:75F71D2F-95B0-4AEA-AFAC-DA965CC73705 Shortcode:63334</text:span></text:p>
      <text:p text:style-name="P1"><text:span text:style-name="T1">VOTE 1168123513 Campaign:ssss_uk_02A Validity:during Choice:Gemma CONN:MIG01OU MSISDN:00777773909999 GUID:D473A39C-191B-4BB1-A037-7965F8F50E2A Shortcode:63334</text:span></text:p>
      <text:p text:style-name="P1"><text:span text:style-name="T1">VOTE 1168123513 Campaign:ssss_uk_02A Validity:during Choice:Alan CONN:MIG01OU MSISDN:00777779329999 GUID:79A77CF2-6E0F-4158-82A0-1F9F64431E6E Shortcode:63334</text:span></text:p>
      <text:p text:style-name="P1"><text:span text:style-name="T1">VOTE 1168123513 Campaign:ssss_uk_02A Validity:during Choice:Alan CONN:MIG00VU MSISDN:00777775179999 GUID:CD81D641-96FF-4A53-A9BD-587D71475BF5 Shortcode:63334</text:span></text:p>
      <text:p text:style-name="P1"><text:span text:style-name="T1">VOTE 1168123513 Campaign:ssss_uk_02A Validity:during Choice:Gemma CONN:MIG01XU MSISDN:00777775779999 GUID:D933D776-ECA6-452D-8266-204B266B4ACF Shortcode:63334</text:span></text:p>
      <text:p text:style-name="P1"><text:span text:style-name="T1">VOTE 1168123513 Campaign:ssss_uk_02A Validity:during Choice:Antony CONN:MIG01TU MSISDN:00777776199999 GUID:D51A2447-F9A7-4D80-9EE1-7E3DE2990382 Shortcode:63334</text:span></text:p>
      <text:p text:style-name="P1"><text:span text:style-name="T1">VOTE 1168123513 Campaign:ssss_uk_02A Validity:during Choice:Gemma CONN:MIG01XU MSISDN:00777771809999 GUID:7D2B5AE9-8DCF-4180-9E3B-AFE11CEDFBE2 Shortcode:63334</text:span></text:p>
      <text:p text:style-name="P1"><text:span text:style-name="T1">VOTE 1168123513 Campaign:ssss_uk_02A Validity:during Choice:Leon CONN:MIG01XU MSISDN:00777771899999 GUID:6CB86728-B2F7-4675-B6A4-D1A63B5082BA Shortcode:63334</text:span></text:p>
      <text:p text:style-name="P1"><text:span text:style-name="T1">VOTE 1168123513 Campaign:ssss_uk_02A Validity:during Choice:Alan CONN:MIG01OU MSISDN:00777778919999 GUID:91AB3786-1A52-4D86-9E25-D250ED2B4CC0 Shortcode:63334</text:span></text:p>
      <text:p text:style-name="P1"><text:span text:style-name="T1">VOTE 1168123514 Campaign:ssss_uk_02A Validity:during Choice:Verity CONN:MIG00VU MSISDN:00777770549999 GUID:57A49E4A-07AE-4325-9872-4081F003359A Shortcode:63334</text:span></text:p>
      <text:p text:style-name="P1"><text:span text:style-name="T1">VOTE 1168123514 Campaign:ssss_uk_02A Validity:during Choice:Leon CONN:MIG01OU MSISDN:00777775929999 GUID:DFAC6744-88FB-4066-AC87-0FDD71C48034 Shortcode:63334</text:span></text:p>
      <text:p text:style-name="P1"><text:span text:style-name="T1">VOTE 1168123514 Campaign:ssss_uk_02A Validity:during Choice:Antony CONN:MIG01XU MSISDN:00777772609999 GUID:9F671809-2B2D-43E2-B702-10EF3801CD6B Shortcode:63334</text:span></text:p>
      <text:p text:style-name="P1"><text:span text:style-name="T1">VOTE 1168123514 Campaign:ssss_uk_02A Validity:during Choice:Alan CONN:MIG01XU MSISDN:00777776679999 GUID:CEFF4BA7-2EAD-4DFB-89B1-524360886701 Shortcode:63334</text:span></text:p>
      <text:p text:style-name="P1"><text:span text:style-name="T1">VOTE 1168123514 Campaign:ssss_uk_02A Validity:during Choice:Alan CONN:MIG01TU MSISDN:00777777959999 GUID:9EEBC1E1-39F7-4A84-89BA-90D77CFB5F30 Shortcode:63334</text:span></text:p>
      <text:p text:style-name="P1"><text:span text:style-name="T1">VOTE 1168123514 Campaign:ssss_uk_02A Validity:during Choice:Alan CONN:MIG01OU MSISDN:00777775529999 GUID:BE0A286E-6307-45BB-9881-A7E78D2F657F Shortcode:63334</text:span></text:p>
      <text:p text:style-name="P1"><text:span text:style-name="T1">VOTE 1168123514 Campaign:ssss_uk_02A Validity:during Choice:Antony CONN:MIG00VU MSISDN:00777775679999 GUID:C0861940-90F4-466E-A42D-89E62A0F0407 Shortcode:63334</text:span></text:p>
      <text:p text:style-name="P1"><text:span text:style-name="T1">VOTE 1168123514 Campaign:ssss_uk_02A Validity:during Choice:Gemma CONN:MIG01XU MSISDN:00777779249999 GUID:349105B1-023F-4F57-B1DF-052AE6186FC4 Shortcode:63334</text:span></text:p>
      <text:p text:style-name="P1"><text:span text:style-name="T1">VOTE 1168123514 Campaign:ssss_uk_02A Validity:during Choice:Mark CONN:MIG01XU MSISDN:00777775619999 GUID:9E98FB11-C93D-4687-ADDD-21897C8DCF63 Shortcode:63334</text:span></text:p>
      <text:p text:style-name="P1"><text:span text:style-name="T1">VOTE 1168123514 Campaign:ssss_uk_02A Validity:during Choice:Alan CONN:MIG01XU MSISDN:00777772519999 GUID:D9BA10CB-B20E-4ABB-AD32-4BC12710ADE3 Shortcode:63334</text:span></text:p>
      <text:p text:style-name="P1"><text:span text:style-name="T1">VOTE 1168123514 Campaign:ssss_uk_02A Validity:during Choice:Mark CONN:MIG01XU MSISDN:00777778729999 GUID:CF30CC9C-0A7B-48DA-A067-8DB54A920E55 Shortcode:63334</text:span></text:p>
      <text:p text:style-name="P1"><text:span text:style-name="T1">VOTE 1168123514 Campaign:ssss_uk_02A Validity:during Choice:Gemma CONN:MIG01TU MSISDN:00777774989999 GUID:F437A72D-0E60-4301-AB50-23E1F0106434 Shortcode:63334</text:span></text:p>
      <text:p text:style-name="P1"><text:span text:style-name="T1">VOTE 1168123514 Campaign:ssss_uk_02A Validity:during Choice:Alan CONN:MIG01XU </text:span><text:soft-page-break/><text:span text:style-name="T1">MSISDN:00777775149999 GUID:ECD70369-D35E-4A26-ADE6-DDFCB0D68388 Shortcode:63334</text:span></text:p>
      <text:p text:style-name="P1"><text:span text:style-name="T1">VOTE 1168123514 Campaign:ssss_uk_02A Validity:during Choice:Alan CONN:MIG01OU MSISDN:00777779619999 GUID:F3427340-EF11-4846-BAB5-D8F4726983F0 Shortcode:63334</text:span></text:p>
      <text:p text:style-name="P1"><text:span text:style-name="T1">VOTE 1168123515 Campaign:ssss_uk_02A Validity:during Choice:Tupele CONN:MIG01XU MSISDN:00777775189999 GUID:4C556E9A-2825-4C6F-ABBE-1D9E0484DA8F Shortcode:63334</text:span></text:p>
      <text:p text:style-name="P1"><text:span text:style-name="T1">VOTE 1168123515 Campaign:ssss_uk_02A Validity:during Choice:Matthew CONN:MIG01XU MSISDN:00777776629999 GUID:F89173C2-A5E7-4253-8C70-C22462DD1988 Shortcode:63334</text:span></text:p>
      <text:p text:style-name="P1"><text:span text:style-name="T1">VOTE 1168123515 Campaign:ssss_uk_02A Validity:during Choice:Leon CONN:MIG01XU MSISDN:00777771669999 GUID:365609EE-5526-4735-8140-20827B4E03F2 Shortcode:63334</text:span></text:p>
      <text:p text:style-name="P1"><text:span text:style-name="T1">VOTE 1168123515 Campaign:ssss_uk_02A Validity:during Choice:Leon CONN:MIG01XU MSISDN:00777776719999 GUID:58DE3732-47B4-4FC2-BDC8-F7835EBC55A4 Shortcode:63334</text:span></text:p>
      <text:p text:style-name="P1"><text:span text:style-name="T1">VOTE 1168123515 Campaign:ssss_uk_02A Validity:during Choice:Antony CONN:MIG01XU MSISDN:00777773769999 GUID:D849A3EF-BB9E-4111-A7EB-A5D5C8E9B190 Shortcode:63334</text:span></text:p>
      <text:p text:style-name="P1"><text:span text:style-name="T1">VOTE 1168123515 Campaign:ssss_uk_02A Validity:during Choice:Alan CONN:MIG01XU MSISDN:00777775129999 GUID:3F6D6E06-52F2-47A3-BCA9-1E8F4ADC3B17 Shortcode:63334</text:span></text:p>
      <text:p text:style-name="P1"><text:span text:style-name="T1">VOTE 1168123515 Campaign:ssss_uk_02A Validity:during Choice:Gemma CONN:MIG01OU MSISDN:00777772389999 GUID:2986FA2E-AA23-4480-AC20-4AFC98FB99BC Shortcode:63334</text:span></text:p>
      <text:p text:style-name="P1"><text:span text:style-name="T1">VOTE 1168123515 Campaign:ssss_uk_02A Validity:during Choice:Mark CONN:MIG01XU MSISDN:00777778889999 GUID:0825977B-E221-48A4-91DE-9A4D678EA5FA Shortcode:63334</text:span></text:p>
      <text:p text:style-name="P1"><text:span text:style-name="T1">VOTE 1168123515 Campaign:ssss_uk_02A Validity:during Choice:Verity CONN:MIG01OU MSISDN:00777770519999 GUID:56A7C007-676C-4093-9AEA-6B6FE44265FC Shortcode:63334</text:span></text:p>
      <text:p text:style-name="P1"><text:span text:style-name="T1">VOTE 1168123515 Campaign:ssss_uk_02A Validity:during Choice:Alan CONN:MIG00VU MSISDN:00777777089999 GUID:B12EEF3D-0235-48A8-8F24-73B535D02178 Shortcode:63334</text:span></text:p>
      <text:p text:style-name="P1"><text:span text:style-name="T1">VOTE 1168123515 Campaign:ssss_uk_02A Validity:during Choice:Alan CONN:MIG00VU MSISDN:00777779929999 GUID:327F7412-9BB7-4C94-B6CE-1A4B57C83B6B Shortcode:63334</text:span></text:p>
      <text:p text:style-name="P1"><text:span text:style-name="T1">VOTE 1168123515 Campaign:ssss_uk_02A Validity:during Choice:Antony CONN:MIG01OU MSISDN:00777772789999 GUID:F11E0C03-553E-4FB1-92FF-4EBF01B32B48 Shortcode:63334</text:span></text:p>
      <text:p text:style-name="P1"><text:span text:style-name="T1">VOTE 1168123515 Campaign:ssss_uk_02A Validity:during Choice:Gemma CONN:MIG01OU MSISDN:00777776689999 GUID:92808F2A-B6D3-4A43-8314-6AA291547247 Shortcode:63334</text:span></text:p>
      <text:p text:style-name="P1"><text:span text:style-name="T1">VOTE 1168123515 Campaign:ssss_uk_02A Validity:during Choice:Verity CONN:MIG01OU MSISDN:00777776049999 GUID:37585EDC-DFC5-4647-8CE2-29A5A986B4E0 Shortcode:63334</text:span></text:p>
      <text:p text:style-name="P1"><text:span text:style-name="T1">VOTE 1168123516 Campaign:ssss_uk_02A Validity:during Choice:Leon CONN:MIG00VU MSISDN:00777777429999 GUID:4BB5C93E-74C9-46FA-8C00-0E6E39582E81 Shortcode:63334</text:span></text:p>
      <text:p text:style-name="P1"><text:span text:style-name="T1">VOTE 1168123516 Campaign:ssss_uk_02A Validity:during Choice:Alan CONN:MIG00VU MSISDN:00777770119999 GUID:757E8BC7-7224-498D-851C-0C6F60AA7363 Shortcode:63334</text:span></text:p>
      <text:p text:style-name="P1"><text:span text:style-name="T1">VOTE 1168123516 Campaign:ssss_uk_02A Validity:during Choice:Gemma CONN:MIG01OU MSISDN:00777770899999 GUID:DFD59AA7-AEA5-4A69-A2A7-F1CFE08913E9 Shortcode:63334</text:span></text:p>
      <text:p text:style-name="P1"><text:span text:style-name="T1">VOTE 1168123516 Campaign:ssss_uk_02A Validity:during Choice:Mark CONN:MIG01OU MSISDN:00777777929999 GUID:02DEBA8C-6334-4C7F-ADC3-1F8938721231 Shortcode:63334</text:span></text:p>
      <text:p text:style-name="P1"><text:span text:style-name="T1">VOTE 1168123516 Campaign:ssss_uk_02A Validity:during Choice:Alan CONN:MIG01OU MSISDN:00777777659999 GUID:0A1FCAF3-8380-4984-9293-0A31BA7C930B Shortcode:63334</text:span></text:p>
      <text:p text:style-name="P1"><text:span text:style-name="T1">VOTE 1168123516 Campaign:ssss_uk_02A Validity:during Choice:Mark CONN:MIG00VU MSISDN:00777779099999 GUID:D0254FC2-5918-4789-A13B-B9DCA9B2A4CC Shortcode:63334</text:span></text:p>
      <text:p text:style-name="P1"><text:span text:style-name="T1">VOTE 1168123516 Campaign:ssss_uk_02A Validity:during Choice:Tupele CONN:MIG01OU MSISDN:00777771859999 GUID:39449001-7A24-436C-BFB0-E64F3B42858A Shortcode:63334</text:span></text:p>
      <text:p text:style-name="P1"><text:span text:style-name="T1">VOTE 1168123516 Campaign:ssss_uk_02A Validity:during Choice:Gemma CONN:MIG01XU MSISDN:00777778629999 GUID:210ECC56-A952-4C8C-B0CD-70C3A951A698 Shortcode:63334</text:span></text:p>
      <text:p text:style-name="P1"><text:span text:style-name="T1">VOTE 1168123516 Campaign:ssss_uk_02A Validity:during Choice:Alan CONN:MIG01XU MSISDN:00777771509999 GUID:C3F09598-E8C9-41E7-8E96-75B80C764E2C Shortcode:63334</text:span></text:p>
      <text:p text:style-name="P1"><text:span text:style-name="T1">VOTE 1168123516 Campaign:ssss_uk_02A Validity:during Choice:Alan CONN:MIG01XU MSISDN:00777771009999 GUID:619A5047-6FBF-47AC-ADC6-A75ABE6DEED6 Shortcode:63334</text:span></text:p>
      <text:p text:style-name="P1"><text:span text:style-name="T1">VOTE 1168123516 Campaign:ssss_uk_02A Validity:during Choice:Alan CONN:MIG01XU MSISDN:00777773609999 GUID:9CDBDA8E-63A0-4B5F-8F69-DCB7DF74DD2F Shortcode:63334</text:span></text:p>
      <text:p text:style-name="P1"><text:span text:style-name="T1">VOTE 1168123516 Campaign:ssss_uk_02A Validity:during Choice:Verity CONN:MIG01XU MSISDN:00777774869999 GUID:6492A1EB-B7AD-4B8B-A7EA-120CABEDD2FD Shortcode:63334</text:span></text:p>
      <text:p text:style-name="P1"><text:span text:style-name="T1">VOTE 1168123516 Campaign:ssss_uk_02A Validity:during Choice:Verity CONN:MIG01XU MSISDN:00777775889999 GUID:78D04BB9-8E59-42D9-8C07-38BD7A64DC65 Shortcode:63334</text:span></text:p>
      <text:p text:style-name="P1"><text:span text:style-name="T1">VOTE 1168123516 Campaign:ssss_uk_02A Validity:during Choice:Leon CONN:MIG01XU MSISDN:00777778559999 GUID:052B3A8E-0C87-4069-BCD7-F3BFEFA641D2 Shortcode:63334</text:span></text:p>
      <text:p text:style-name="P1"><text:span text:style-name="T1">VOTE 1168123516 Campaign:ssss_uk_02A Validity:during Choice:Antony CONN:MIG01XU MSISDN:00777779659999 GUID:D98D9A22-0F16-458F-8694-D63FB62AD11E Shortcode:63334</text:span></text:p>
      <text:p text:style-name="P1"><text:span text:style-name="T1">VOTE 1168123516 Campaign:ssss_uk_02A Validity:during Choice:Antony CONN:MIG01XU </text:span><text:soft-page-break/><text:span text:style-name="T1">MSISDN:00777772759999 GUID:8EA2813F-A3BE-4BDC-A2E2-98D12C853485 Shortcode:63334</text:span></text:p>
      <text:p text:style-name="P1"><text:span text:style-name="T1">VOTE 1168123516 Campaign:ssss_uk_02A Validity:during Choice:Alan CONN:MIG01XU MSISDN:00777776019999 GUID:4C7C6BDF-8AD3-4ACC-8C8C-298CD3EE0C9A Shortcode:63334</text:span></text:p>
      <text:p text:style-name="P1"><text:span text:style-name="T1">VOTE 1168123516 Campaign:ssss_uk_02A Validity:during Choice:Leon CONN:MIG01XU MSISDN:00777777409999 GUID:54F1EF8A-05E6-4A0F-9962-3D1C09B76A0E Shortcode:63334</text:span></text:p>
      <text:p text:style-name="P1"><text:span text:style-name="T1">VOTE 1168123516 Campaign:ssss_uk_02A Validity:during Choice:Alan CONN:MIG01XU MSISDN:00777778669999 GUID:CE3947E2-D25F-4F3A-B161-164FBF8DC2B5 Shortcode:63334</text:span></text:p>
      <text:p text:style-name="P1"><text:span text:style-name="T1">VOTE 1168123516 Campaign:ssss_uk_02A Validity:during Choice:Verity CONN:MIG01XU MSISDN:00777773879999 GUID:E8BA3C4A-EADF-4787-A54F-5DE5863DF4B0 Shortcode:63334</text:span></text:p>
      <text:p text:style-name="P1"><text:span text:style-name="T1">VOTE 1168123516 Campaign:ssss_uk_02A Validity:during Choice:Alan CONN:MIG01XU MSISDN:00777772359999 GUID:3BE77B91-A6B5-4122-93E0-80A0C54A767E Shortcode:63334</text:span></text:p>
      <text:p text:style-name="P1"><text:span text:style-name="T1">VOTE 1168123516 Campaign:ssss_uk_02A Validity:during Choice:Mark CONN:MIG01XU MSISDN:00777773669999 GUID:9FEA3176-7762-46AB-9716-4F8A8618D6D3 Shortcode:63334</text:span></text:p>
      <text:p text:style-name="P1"><text:span text:style-name="T1">VOTE 1168123516 Campaign:ssss_uk_02A Validity:during Choice:Gemma CONN:MIG01XU MSISDN:00777774689999 GUID:A0D84DBC-8CBD-44BE-8EE6-C23B525BA10E Shortcode:63334</text:span></text:p>
      <text:p text:style-name="P1"><text:span text:style-name="T1">VOTE 1168123516 Campaign:ssss_uk_02A Validity:during Choice:Alan CONN:MIG01XU MSISDN:00777779589999 GUID:5C5BF855-6283-441A-9AC3-D615DCC579B0 Shortcode:63334</text:span></text:p>
      <text:p text:style-name="P1"><text:span text:style-name="T1">VOTE 1168123516 Campaign:ssss_uk_02A Validity:during Choice:Verity CONN:MIG01XU MSISDN:00777772339999 GUID:8975D98F-42CE-4E26-B1DB-3B779CDE9B54 Shortcode:63334</text:span></text:p>
      <text:p text:style-name="P1"><text:span text:style-name="T1">VOTE 1168123516 Campaign:ssss_uk_02A Validity:during Choice:Leon CONN:MIG01XU MSISDN:00777776489999 GUID:6F712E25-D358-4D59-82B1-5DAEC3C7B080 Shortcode:63334</text:span></text:p>
      <text:p text:style-name="P1"><text:span text:style-name="T1">VOTE 1168123516 Campaign:ssss_uk_02A Validity:during Choice:Leon CONN:MIG01XU MSISDN:00777779779999 GUID:4467CECE-549C-4CD0-95FD-6F5A3FF81EA8 Shortcode:63334</text:span></text:p>
      <text:p text:style-name="P1"><text:span text:style-name="T1">VOTE 1168123516 Campaign:ssss_uk_02A Validity:during Choice:Leon CONN:MIG01XU MSISDN:00777779329999 GUID:4B4131AC-0750-4E05-B5DA-6CDC255C00E3 Shortcode:63334</text:span></text:p>
      <text:p text:style-name="P1"><text:span text:style-name="T1">VOTE 1168123517 Campaign:ssss_uk_02A Validity:during Choice:Alan CONN:MIG01XU MSISDN:00777774979999 GUID:83AB242F-2479-4D52-B7DA-6A9B1B4E2569 Shortcode:63334</text:span></text:p>
      <text:p text:style-name="P1"><text:span text:style-name="T1">VOTE 1168123517 Campaign:ssss_uk_02A Validity:during Choice:Leon CONN:MIG01XU MSISDN:00777774859999 GUID:18D242A1-67FC-44BA-93DB-DC954E0FFBF1 Shortcode:63334</text:span></text:p>
      <text:p text:style-name="P1"><text:span text:style-name="T1">VOTE 1168123517 Campaign:ssss_uk_02A Validity:during Choice:Leon CONN:MIG01XU MSISDN:00777771809999 GUID:972E2A6C-5D3E-4159-BBFE-36443886FC32 Shortcode:63334</text:span></text:p>
      <text:p text:style-name="P1"><text:span text:style-name="T1">VOTE 1168123517 Campaign:ssss_uk_02A Validity:during Choice:Mark CONN:MIG01OU MSISDN:00777779029999 GUID:66736AAC-24DA-494D-8C43-4D739768B9BB Shortcode:63334</text:span></text:p>
      <text:p text:style-name="P1"><text:span text:style-name="T1">VOTE 1168123517 Campaign:ssss_uk_02A Validity:during Choice:Leon CONN:MIG00VU MSISDN:00777776299999 GUID:D0CDA9CB-D9E4-4EA8-B7B9-5ACFD8A12848 Shortcode:63334</text:span></text:p>
      <text:p text:style-name="P1"><text:span text:style-name="T1">VOTE 1168123517 Campaign:ssss_uk_02A Validity:during Choice:Leon CONN:MIG01XU MSISDN:00777775759999 GUID:1AD48F0F-F374-4CEF-BB2C-CCC5B45DE291 Shortcode:63334</text:span></text:p>
      <text:p text:style-name="P1"><text:span text:style-name="T1">VOTE 1168123517 Campaign:ssss_uk_02A Validity:during Choice:Verity CONN:MIG01XU MSISDN:00777771999999 GUID:CB071AA0-ABCA-45FB-AD4C-F8EDFBFFD5B9 Shortcode:63334</text:span></text:p>
      <text:p text:style-name="P1"><text:span text:style-name="T1">VOTE 1168123517 Campaign:ssss_uk_02A Validity:during Choice:Verity CONN:MIG01XU MSISDN:00777776209999 GUID:5A6E68EB-3CE3-4AF0-BCFA-42E367935A4C Shortcode:63334</text:span></text:p>
      <text:p text:style-name="P1"><text:span text:style-name="T1">VOTE 1168123517 Campaign:ssss_uk_02A Validity:during Choice:Alan CONN:MIG01TU MSISDN:00777779899999 GUID:6928A00A-8863-4B52-900E-23AB53C8813F Shortcode:63334</text:span></text:p>
      <text:p text:style-name="P1"><text:span text:style-name="T1">VOTE 1168123517 Campaign:ssss_uk_02A Validity:during Choice:Leon CONN:MIG01OU MSISDN:00777775599999 GUID:D942E677-D9CF-4F46-A803-65DE1CCC1F87 Shortcode:63334</text:span></text:p>
      <text:p text:style-name="P1"><text:span text:style-name="T1">VOTE 1168123517 Campaign:ssss_uk_02A Validity:during Choice:Tupele CONN:MIG01OU MSISDN:00777770429999 GUID:9A583556-CFE9-4682-AFDD-56AB008B5530 Shortcode:63334</text:span></text:p>
      <text:p text:style-name="P1"><text:span text:style-name="T1">VOTE 1168123517 Campaign:ssss_uk_02A Validity:during Choice:Alan CONN:MIG01XU MSISDN:00777779939999 GUID:8EFD4C9B-E7AB-4E85-BC81-EE1D456D1DA0 Shortcode:63334</text:span></text:p>
      <text:p text:style-name="P1"><text:span text:style-name="T1">VOTE 1168123517 Campaign:ssss_uk_02A Validity:during Choice:Alan CONN:MIG01OU MSISDN:00777770659999 GUID:AA9F5BB0-C853-4BE0-A0CA-69E4CC36C628 Shortcode:63334</text:span></text:p>
      <text:p text:style-name="P1"><text:span text:style-name="T1">VOTE 1168123517 Campaign:ssss_uk_02A Validity:during Choice:Leon CONN:MIG01XU MSISDN:00777773679999 GUID:FE0A47A0-F22C-4D2A-88A2-38C54C0B4FC9 Shortcode:63334</text:span></text:p>
      <text:p text:style-name="P1"><text:span text:style-name="T1">VOTE 1168123517 Campaign:ssss_uk_02A Validity:during Choice:Leon CONN:MIG01XU MSISDN:00777775379999 GUID:84BC739E-3020-426A-8649-863A17A2C5DB Shortcode:63334</text:span></text:p>
      <text:p text:style-name="P1"><text:span text:style-name="T1">VOTE 1168123517 Campaign:ssss_uk_02A Validity:during Choice:Mark CONN:MIG01TU MSISDN:00777773379999 GUID:B16318C8-8C9E-4FE8-945F-27C35D323A55 Shortcode:63334</text:span></text:p>
      <text:p text:style-name="P1"><text:span text:style-name="T1">VOTE 1168123518 Campaign:ssss_uk_02A Validity:during Choice:Alan CONN:MIG00VU MSISDN:00777779479999 GUID:07165B10-6DFE-40A5-83F2-6487E24BE02C Shortcode:63334</text:span></text:p>
      <text:p text:style-name="P1"><text:span text:style-name="T1">VOTE 1168123518 Campaign:ssss_uk_02A Validity:during Choice:Alan CONN:MIG01XU MSISDN:00777775549999 GUID:D4BF0EAE-DFA7-4600-8747-8D3096C26F93 Shortcode:63334</text:span></text:p>
      <text:p text:style-name="P1"><text:span text:style-name="T1">VOTE 1168123518 Campaign:ssss_uk_02A Validity:during Choice:Verity CONN:MIG01XU </text:span><text:soft-page-break/><text:span text:style-name="T1">MSISDN:00777775799999 GUID:B37941ED-3611-4D9A-B181-13B2F84CA403 Shortcode:63334</text:span></text:p>
      <text:p text:style-name="P1"><text:span text:style-name="T1">VOTE 1168123518 Campaign:ssss_uk_02A Validity:during Choice:Alan CONN:MIG01XU MSISDN:00777773509999 GUID:B7B69E5A-5E00-4122-9D35-CF2AE541D22F Shortcode:63334</text:span></text:p>
      <text:p text:style-name="P1"><text:span text:style-name="T1">VOTE 1168123518 Campaign:ssss_uk_02A Validity:during Choice:Matthew CONN:MIG01XU MSISDN:00777774029999 GUID:8C195B50-03FB-4EE3-B6DC-35FFA274EB3F Shortcode:63334</text:span></text:p>
      <text:p text:style-name="P1"><text:span text:style-name="T1">VOTE 1168123518 Campaign:ssss_uk_02A Validity:during Choice:Leon CONN:MIG01XU MSISDN:00777773909999 GUID:B9723D5A-FFDC-4EAA-A46A-BB33A2BE8C73 Shortcode:63334</text:span></text:p>
      <text:p text:style-name="P1"><text:span text:style-name="T1">VOTE 1168123518 Campaign:ssss_uk_02A Validity:during Choice:Leon CONN:MIG01XU MSISDN:00777777109999 GUID:6E550EB8-FE1D-4115-8056-CFDB58FF576A Shortcode:63334</text:span></text:p>
      <text:p text:style-name="P1"><text:span text:style-name="T1">VOTE 1168123518 Campaign:ssss_uk_02A Validity:during Choice:Verity CONN:MIG01XU MSISDN:00777771349999 GUID:F3342D49-D0F3-4CAA-A420-192D1A1D1107 Shortcode:63334</text:span></text:p>
      <text:p text:style-name="P1"><text:span text:style-name="T1">VOTE 1168123518 Campaign:ssss_uk_02A Validity:during Choice:Leon CONN:MIG01HU MSISDN:00777778629999 GUID:4F12F47F-25C7-4EFE-B1AD-E9BCF5AC9EFC Shortcode:63334</text:span></text:p>
      <text:p text:style-name="P1"><text:span text:style-name="T1">VOTE 1168123518 Campaign:ssss_uk_02A Validity:during Choice:Verity CONN:MIG00VU MSISDN:00777777799999 GUID:C0CB7C0B-1D58-4D8E-BDF8-A1999A09301E Shortcode:63334</text:span></text:p>
      <text:p text:style-name="P1"><text:span text:style-name="T1">VOTE 1168123518 Campaign:ssss_uk_02A Validity:during Choice:Alan CONN:MIG01OU MSISDN:00777770579999 GUID:D482929D-C20E-4070-B465-1E8DAEE36CC6 Shortcode:63334</text:span></text:p>
      <text:p text:style-name="P1"><text:span text:style-name="T1">VOTE 1168123518 Campaign:ssss_uk_02A Validity:during Choice:Leon CONN:MIG01XU MSISDN:00777778339999 GUID:331CFF9D-9F3F-4AF6-88FF-17A17B694DF4 Shortcode:63334</text:span></text:p>
      <text:p text:style-name="P1"><text:span text:style-name="T1">VOTE 1168123518 Campaign:ssss_uk_02A Validity:during Choice:Leon CONN:MIG01XU MSISDN:00777772249999 GUID:EEDEF7AF-4EA5-43B4-88E9-4ABA15254367 Shortcode:63334</text:span></text:p>
      <text:p text:style-name="P1"><text:span text:style-name="T1">VOTE 1168123518 Campaign:ssss_uk_02A Validity:during Choice:Gemma CONN:MIG01XU MSISDN:00777772359999 GUID:DE656B8E-5B63-4F06-82F0-1D5A46EFA6A1 Shortcode:63334</text:span></text:p>
      <text:p text:style-name="P1"><text:span text:style-name="T1">VOTE 1168123518 Campaign:ssss_uk_02A Validity:during Choice:Verity CONN:MIG01XU MSISDN:00777771699999 GUID:6D0AEEFE-0780-4F6A-BC37-97A0E1B1D47F Shortcode:63334</text:span></text:p>
      <text:p text:style-name="P1"><text:span text:style-name="T1">VOTE 1168123519 Campaign:ssss_uk_02A Validity:during Choice:Alan CONN:MIG00VU MSISDN:00777777289999 GUID:F92154CD-FC65-4ACB-AE60-A14CFDFC26DC Shortcode:63334</text:span></text:p>
      <text:p text:style-name="P1"><text:span text:style-name="T1">VOTE 1168123519 Campaign:ssss_uk_02A Validity:during Choice:Verity CONN:MIG01OU MSISDN:00777770879999 GUID:0B8141BC-81AB-4729-B714-AF3BAE9EAB43 Shortcode:63334</text:span></text:p>
      <text:p text:style-name="P1"><text:span text:style-name="T1">VOTE 1168123519 Campaign:ssss_uk_02A Validity:during Choice:Tupele CONN:MIG01OU MSISDN:00777774109999 GUID:F5C64CF2-837C-4A53-A138-486FF7253B69 Shortcode:63334</text:span></text:p>
      <text:p text:style-name="P1"><text:span text:style-name="T1">VOTE 1168123519 Campaign:ssss_uk_02A Validity:during Choice:Verity CONN:MIG00VU MSISDN:00777777339999 GUID:1A94820D-0862-46A9-AE58-9B463E1A41F7 Shortcode:63334</text:span></text:p>
      <text:p text:style-name="P1"><text:span text:style-name="T1">VOTE 1168123519 Campaign:ssss_uk_02A Validity:during Choice:Gemma CONN:MIG01XU MSISDN:00777778099999 GUID:B08B8AA6-669F-46F1-B2B2-71B20F962268 Shortcode:63334</text:span></text:p>
      <text:p text:style-name="P1"><text:span text:style-name="T1">VOTE 1168123519 Campaign:ssss_uk_02A Validity:during Choice:Leon CONN:MIG01XU MSISDN:00777772649999 GUID:1F51C2AD-9373-4C35-9404-88AD29F8F554 Shortcode:63334</text:span></text:p>
      <text:p text:style-name="P1"><text:span text:style-name="T1">VOTE 1168123519 Campaign:ssss_uk_02A Validity:during Choice:Verity CONN:MIG01XU MSISDN:00777777599999 GUID:5680A8D2-8E7F-46A2-BF11-85D24BCC2B8C Shortcode:63334</text:span></text:p>
      <text:p text:style-name="P1"><text:span text:style-name="T1">VOTE 1168123519 Campaign:ssss_uk_02A Validity:during Choice:Alan CONN:MIG01XU MSISDN:00777772769999 GUID:FFFC6417-33FC-45B6-A6AE-5FE0F7A9EC2B Shortcode:63334</text:span></text:p>
      <text:p text:style-name="P1"><text:span text:style-name="T1">VOTE 1168123519 Campaign:ssss_uk_02A Validity:during Choice:Gemma CONN:MIG01XU MSISDN:00777779119999 GUID:4111E92F-542D-4715-8E82-803AD17D7665 Shortcode:63334</text:span></text:p>
      <text:p text:style-name="P1"><text:span text:style-name="T1">VOTE 1168123519 Campaign:ssss_uk_02A Validity:during Choice:Antony CONN:MIG01OU MSISDN:00777774229999 GUID:8D4706A5-3A1E-42B0-A512-A4D476CDA474 Shortcode:63334</text:span></text:p>
      <text:p text:style-name="P1"><text:span text:style-name="T1">VOTE 1168123519 Campaign:ssss_uk_02A Validity:during Choice:Alan CONN:MIG01OU MSISDN:00777775019999 GUID:6825266D-B651-4FF4-8629-309B8E798092 Shortcode:63334</text:span></text:p>
      <text:p text:style-name="P1"><text:span text:style-name="T1">VOTE 1168123519 Campaign:ssss_uk_02A Validity:during Choice:Leon CONN:MIG00VU MSISDN:00777770589999 GUID:994BD478-7432-4AF3-8907-A203BD4BE416 Shortcode:63334</text:span></text:p>
      <text:p text:style-name="P1"><text:span text:style-name="T1">VOTE 1168123519 Campaign:ssss_uk_02A Validity:during Choice:Mark CONN:MIG01OU MSISDN:00777774369999 GUID:74F5CAF4-4DB2-4CC2-8B84-259CA25266F5 Shortcode:63334</text:span></text:p>
      <text:p text:style-name="P1"><text:span text:style-name="T1">VOTE 1168123519 Campaign:ssss_uk_02A Validity:during Choice:Verity CONN:MIG00VU MSISDN:00777777139999 GUID:DC00FFC9-8180-4204-830F-FCB977170EF4 Shortcode:63334</text:span></text:p>
      <text:p text:style-name="P1"><text:span text:style-name="T1">VOTE 1168123519 Campaign:ssss_uk_02A Validity:during Choice:Mark CONN:MIG01XU MSISDN:00777771899999 GUID:2E2EE6AB-5C16-4A89-99A6-C838DBE02F29 Shortcode:63334</text:span></text:p>
      <text:p text:style-name="P1"><text:span text:style-name="T1">VOTE 1168123519 Campaign:ssss_uk_02A Validity:during Choice:Verity CONN:MIG01XU MSISDN:00777774829999 GUID:81765A7D-990B-4091-BB90-DDA056CD2E6D Shortcode:63334</text:span></text:p>
      <text:p text:style-name="P1"><text:span text:style-name="T1">VOTE 1168123519 Campaign:ssss_uk_02A Validity:during Choice:Leon CONN:MIG01XU MSISDN:00777777559999 GUID:41C85AD1-40B1-4C7F-8A92-1F3347C6BE9E Shortcode:63334</text:span></text:p>
      <text:p text:style-name="P1"><text:span text:style-name="T1">VOTE 1168123520 Campaign:ssss_uk_02A Validity:during Choice:Tupele CONN:MIG00VU MSISDN:00777779489999 GUID:BB4A35D8-2A44-4D64-A8D3-D1712BC64507 Shortcode:63334</text:span></text:p>
      <text:p text:style-name="P1"><text:span text:style-name="T1">VOTE 1168123520 Campaign:ssss_uk_02A Validity:during Choice:Verity CONN:MIG01XU </text:span><text:soft-page-break/><text:span text:style-name="T1">MSISDN:00777770029999 GUID:5CFE7F2E-2916-4D90-B465-BB9BC8E68382 Shortcode:63334</text:span></text:p>
      <text:p text:style-name="P1"><text:span text:style-name="T1">VOTE 1168123520 Campaign:ssss_uk_02A Validity:during Choice:Leon CONN:MIG01XU MSISDN:00777776519999 GUID:13D4D40E-86D9-4E3C-9C6A-CD300E821C69 Shortcode:63334</text:span></text:p>
      <text:p text:style-name="P1"><text:span text:style-name="T1">VOTE 1168123520 Campaign:ssss_uk_02A Validity:during Choice:Leon CONN:MIG01XU MSISDN:00777775569999 GUID:81B0180C-B469-4313-88B4-80F7124C072D Shortcode:63334</text:span></text:p>
      <text:p text:style-name="P1"><text:span text:style-name="T1">VOTE 1168123520 Campaign:ssss_uk_02A Validity:during Choice:Gemma CONN:MIG01XU MSISDN:00777773009999 GUID:298A8985-5312-45BD-81C5-EDB089B2ED6E Shortcode:63334</text:span></text:p>
      <text:p text:style-name="P1"><text:span text:style-name="T1">VOTE 1168123520 Campaign:ssss_uk_02A Validity:during Choice:Leon CONN:MIG01XU MSISDN:00777775609999 GUID:6A6FE2EC-FF9F-4C41-A492-10E3E34617DE Shortcode:63334</text:span></text:p>
      <text:p text:style-name="P1"><text:span text:style-name="T1">VOTE 1168123520 Campaign:ssss_uk_02A Validity:during Choice:Alan CONN:MIG01OU MSISDN:00777779639999 GUID:33F3457B-7E73-45ED-A6F2-6B3EAE22A02A Shortcode:63334</text:span></text:p>
      <text:p text:style-name="P1"><text:span text:style-name="T1">VOTE 1168123520 Campaign:ssss_uk_02A Validity:during Choice:Verity CONN:MIG01TU MSISDN:00777776359999 GUID:9E4FFBD1-9AFB-4FB8-A951-7EFD659AD53E Shortcode:63334</text:span></text:p>
      <text:p text:style-name="P1"><text:span text:style-name="T1">VOTE 1168123520 Campaign:ssss_uk_02A Validity:during Choice:Verity CONN:MIG01OU MSISDN:00777772859999 GUID:525302DD-4006-40B4-8301-E470377BB8A7 Shortcode:63334</text:span></text:p>
      <text:p text:style-name="P1"><text:span text:style-name="T1">VOTE 1168123520 Campaign:ssss_uk_02A Validity:during Choice:Leon CONN:MIG01XU MSISDN:00777771569999 GUID:5A17A015-20E0-4370-91C6-002603DABC83 Shortcode:63334</text:span></text:p>
      <text:p text:style-name="P1"><text:span text:style-name="T1">VOTE 1168123520 Campaign:ssss_uk_02A Validity:during Choice:Leon CONN:MIG01XU MSISDN:00777779839999 GUID:8419327E-1882-4C17-BE16-CC4DA0B62760 Shortcode:63334</text:span></text:p>
      <text:p text:style-name="P1"><text:span text:style-name="T1">VOTE 1168123520 Campaign:ssss_uk_02A Validity:during Choice:Antony CONN:MIG01XU MSISDN:00777776529999 GUID:72C57433-7987-44A1-B601-F8744DC584CF Shortcode:63334</text:span></text:p>
      <text:p text:style-name="P1"><text:span text:style-name="T1">VOTE 1168123520 Campaign:ssss_uk_02A Validity:during Choice:Verity CONN:MIG01XU MSISDN:00777776519999 GUID:48E1683E-210D-44EB-962F-3968142C9A79 Shortcode:63334</text:span></text:p>
      <text:p text:style-name="P1"><text:span text:style-name="T1">VOTE 1168123520 Campaign:ssss_uk_02A Validity:during Choice:Verity CONN:MIG01XU MSISDN:00777772819999 GUID:C2F38DBA-F1DA-4A0E-9530-99AB2B15C767 Shortcode:63334</text:span></text:p>
      <text:p text:style-name="P1"><text:span text:style-name="T1">VOTE 1168123520 Campaign:ssss_uk_02A Validity:during Choice:Leon CONN:MIG01XU MSISDN:00777773719999 GUID:4B0344C6-F69B-4EA0-B288-204AF63764B6 Shortcode:63334</text:span></text:p>
      <text:p text:style-name="P1"><text:span text:style-name="T1">VOTE 1168123521 Campaign:ssss_uk_02A Validity:during Choice:Verity CONN:MIG01XU MSISDN:00777778619999 GUID:07EFE1D0-1829-476C-B241-4F7C8FDD1C02 Shortcode:63334</text:span></text:p>
      <text:p text:style-name="P1"><text:span text:style-name="T1">VOTE 1168123521 Campaign:ssss_uk_02A Validity:during Choice:Mark CONN:MIG01XU MSISDN:00777779829999 GUID:D1CE9FEC-61BC-4D0F-B19A-6EF17329C0FC Shortcode:63334</text:span></text:p>
      <text:p text:style-name="P1"><text:span text:style-name="T1">VOTE 1168123521 Campaign:ssss_uk_02A Validity:during Choice:Alan CONN:MIG01XU MSISDN:00777771529999 GUID:4F47FFF7-FEB3-4F24-B724-989EE2EC5D36 Shortcode:63334</text:span></text:p>
      <text:p text:style-name="P1"><text:span text:style-name="T1">VOTE 1168123521 Campaign:ssss_uk_02A Validity:during Choice:Alan CONN:MIG01XU MSISDN:00777775279999 GUID:FB45A91D-A93D-42C6-BF7B-BBF3B59A226A Shortcode:63334</text:span></text:p>
      <text:p text:style-name="P1"><text:span text:style-name="T1">VOTE 1168123521 Campaign:ssss_uk_02A Validity:during Choice:Leon CONN:MIG01XU MSISDN:00777775259999 GUID:A6E56B25-38BB-4BAC-81EB-2F103636BDC6 Shortcode:63334</text:span></text:p>
      <text:p text:style-name="P1"><text:span text:style-name="T1">VOTE 1168123521 Campaign:ssss_uk_02A Validity:during Choice:Verity CONN:MIG01XU MSISDN:00777773039999 GUID:833E512A-0911-4BEC-A5AC-4604A5B11F9E Shortcode:63334</text:span></text:p>
      <text:p text:style-name="P1"><text:span text:style-name="T1">VOTE 1168123521 Campaign:ssss_uk_02A Validity:during Choice:Gemma CONN:MIG01XU MSISDN:00777773389999 GUID:4C31E732-AFBE-4331-89EE-D498399D56F8 Shortcode:63334</text:span></text:p>
      <text:p text:style-name="P1"><text:span text:style-name="T1">VOTE 1168123521 Campaign:ssss_uk_02A Validity:during Choice:Alan CONN:MIG01HU MSISDN:00777778289999 GUID:294425D2-8B3E-4E21-B4F0-EA28B7FCB557 Shortcode:63334</text:span></text:p>
      <text:p text:style-name="P1"><text:span text:style-name="T1">VOTE 1168123521 Campaign:ssss_uk_02A Validity:during Choice:Leon CONN:MIG01OU MSISDN:00777772389999 GUID:FE3E80C7-CF30-415B-91C7-8A43857E58E2 Shortcode:63334</text:span></text:p>
      <text:p text:style-name="P1"><text:span text:style-name="T1">VOTE 1168123521 Campaign:ssss_uk_02A Validity:during Choice:Alan CONN:MIG01OU MSISDN:00777775919999 GUID:17DFC95A-368E-48D6-884B-0C38B0BBC05F Shortcode:63334</text:span></text:p>
      <text:p text:style-name="P1"><text:span text:style-name="T1">VOTE 1168123521 Campaign:ssss_uk_02A Validity:during Choice:Verity CONN:MIG01XU MSISDN:00777779799999 GUID:E8B6BFD0-7B2B-4BEA-A5E7-E8DA657BC2A4 Shortcode:63334</text:span></text:p>
      <text:p text:style-name="P1"><text:span text:style-name="T1">VOTE 1168123521 Campaign:ssss_uk_02A Validity:during Choice:Tupele CONN:MIG01XU MSISDN:00777779549999 GUID:B561A94A-D11F-4C07-94D8-78DE790030AD Shortcode:63334</text:span></text:p>
      <text:p text:style-name="P1"><text:span text:style-name="T1">VOTE 1168123521 Campaign:ssss_uk_02A Validity:during Choice:Verity CONN:MIG01XU MSISDN:00777777159999 GUID:637BC1B7-517B-4708-B380-65806A9B0B3A Shortcode:63334</text:span></text:p>
      <text:p text:style-name="P1"><text:span text:style-name="T1">VOTE 1168123521 Campaign:ssss_uk_02A Validity:during Choice:Leon CONN:MIG01XU MSISDN:00777778009999 GUID:117F97F3-960F-40F6-B41D-7AC6963CEAC2 Shortcode:63334</text:span></text:p>
      <text:p text:style-name="P1"><text:span text:style-name="T1">VOTE 1168123521 Campaign:ssss_uk_02A Validity:during Choice:Matthew CONN:MIG01OU MSISDN:00777772919999 GUID:3E5BC6BB-358B-4226-B132-43ECB53D4972 Shortcode:63334</text:span></text:p>
      <text:p text:style-name="P1"><text:span text:style-name="T1">VOTE 1168123521 Campaign:ssss_uk_02A Validity:during Choice:Gemma CONN:MIG01XU MSISDN:00777773019999 GUID:26FC700C-30A1-48D6-B6A1-4FE3A087A59A Shortcode:63334</text:span></text:p>
      <text:p text:style-name="P1"><text:span text:style-name="T1">VOTE 1168123522 Campaign:ssss_uk_02A Validity:during Choice:Verity CONN:MIG00VU MSISDN:00777778269999 GUID:99ED2D7E-42F3-4DD1-A837-9C00241E6413 Shortcode:63334</text:span></text:p>
      <text:p text:style-name="P1"><text:span text:style-name="T1">VOTE 1168123522 Campaign:ssss_uk_02A Validity:during Choice:Gemma CONN:MIG01OU </text:span><text:soft-page-break/><text:span text:style-name="T1">MSISDN:00777779209999 GUID:DCEA9340-3373-4053-B1E2-0303C9090E78 Shortcode:63334</text:span></text:p>
      <text:p text:style-name="P1"><text:span text:style-name="T1">VOTE 1168123522 Campaign:ssss_uk_02A Validity:during Choice:Alan CONN:MIG01XU MSISDN:00777772379999 GUID:064E747F-3F0D-4E6E-88E2-5B1449B376DB Shortcode:63334</text:span></text:p>
      <text:p text:style-name="P1"><text:span text:style-name="T1">VOTE 1168123522 Campaign:ssss_uk_02A Validity:during Choice:Verity CONN:MIG01XU MSISDN:00777776989999 GUID:B99C9245-EC42-4DCB-BDA4-4CF3FDBE1522 Shortcode:63334</text:span></text:p>
      <text:p text:style-name="P1"><text:span text:style-name="T1">VOTE 1168123520 Campaign:ssss_uk_02A Validity:during Choice:Alan CONN:MIG01OU MSISDN:00777776879999 GUID:0343AF1D-8092-40B7-8579-38921F155AAE Shortcode:63334</text:span></text:p>
      <text:p text:style-name="P1"><text:span text:style-name="T1">VOTE 1168123522 Campaign:ssss_uk_02A Validity:during Choice:Leon CONN:MIG00VU MSISDN:00777770489999 GUID:CF7D30FF-8717-4823-B0A6-7A5535AE9DCA Shortcode:63334</text:span></text:p>
      <text:p text:style-name="P1"><text:span text:style-name="T1">VOTE 1168123522 Campaign:ssss_uk_02A Validity:during Choice:Alan CONN:MIG00VU MSISDN:00777775349999 GUID:266A0D7C-DD2F-4F09-ABC1-6A6169F44FF2 Shortcode:63334</text:span></text:p>
      <text:p text:style-name="P1"><text:span text:style-name="T1">VOTE 1168123522 Campaign:ssss_uk_02A Validity:during Choice:Antony CONN:MIG01XU MSISDN:00777773249999 GUID:2CB6A755-CE12-4364-BCC9-027336623494 Shortcode:63334</text:span></text:p>
      <text:p text:style-name="P1"><text:span text:style-name="T1">VOTE 1168123522 Campaign:ssss_uk_02A Validity:during Choice:Alan CONN:MIG01XU MSISDN:00777777649999 GUID:4D51FAE7-6E39-4235-9892-A442B30BF76C Shortcode:63334</text:span></text:p>
      <text:p text:style-name="P1"><text:span text:style-name="T1">VOTE 1168123522 Campaign:ssss_uk_02A Validity:during Choice:Leon CONN:MIG01XU MSISDN:00777771379999 GUID:5EAB25FC-2D18-431B-8B9C-B6A8C56B8674 Shortcode:63334</text:span></text:p>
      <text:p text:style-name="P1"><text:span text:style-name="T1">VOTE 1168123522 Campaign:ssss_uk_02A Validity:during Choice:Leon CONN:MIG01XU MSISDN:00777774539999 GUID:CE240DF5-59B2-41F6-96BF-A2F15DB3FA76 Shortcode:63334</text:span></text:p>
      <text:p text:style-name="P1"><text:span text:style-name="T1">VOTE 1168123523 Campaign:ssss_uk_02A Validity:during Choice:Verity CONN:MIG01OU MSISDN:00777775349999 GUID:E122F71A-6FB7-4D7E-B75E-A1B5F198BCA4 Shortcode:63334</text:span></text:p>
      <text:p text:style-name="P1"><text:span text:style-name="T1">VOTE 1168123523 Campaign:ssss_uk_02A Validity:during Choice:Mark CONN:MIG00VU MSISDN:00777777679999 GUID:7F3ACDEF-CAE8-4EFB-92E7-F1143F4C51D1 Shortcode:63334</text:span></text:p>
      <text:p text:style-name="P1"><text:span text:style-name="T1">VOTE 1168123523 Campaign:ssss_uk_02A Validity:during Choice:Leon CONN:MIG01XU MSISDN:00777779629999 GUID:E613E8F9-8A76-4439-9080-8819393ACAB9 Shortcode:63334</text:span></text:p>
      <text:p text:style-name="P1"><text:span text:style-name="T1">VOTE 1168123523 Campaign:ssss_uk_02A Validity:during Choice:Verity CONN:MIG01XU MSISDN:00777775779999 GUID:4B22A89B-441B-440E-B1D2-0FEF0037C6C3 Shortcode:63334</text:span></text:p>
      <text:p text:style-name="P1"><text:span text:style-name="T1">VOTE 1168123523 Campaign:ssss_uk_02A Validity:during Choice:Tupele CONN:MIG01OU MSISDN:00777778679999 GUID:734E25AF-92C0-4CE2-AA61-C586426E04FF Shortcode:63334</text:span></text:p>
      <text:p text:style-name="P1"><text:span text:style-name="T1">VOTE 1168123523 Campaign:ssss_uk_02A Validity:during Choice:Alan CONN:MIG01XU MSISDN:00777770919999 GUID:CE655487-2AF9-4C66-922F-96B17265303F Shortcode:63334</text:span></text:p>
      <text:p text:style-name="P1"><text:span text:style-name="T1">VOTE 1168123523 Campaign:ssss_uk_02A Validity:during Choice:Mark CONN:MIG01XU MSISDN:00777773639999 GUID:3F50659D-151D-4B6B-8275-C6164E9B210D Shortcode:63334</text:span></text:p>
      <text:p text:style-name="P1"><text:span text:style-name="T1">VOTE 1168123523 Campaign:ssss_uk_02A Validity:during Choice:Verity CONN:MIG01OU MSISDN:00777773819999 GUID:2DC28F6E-803E-41B1-B53C-2DA5050D1F33 Shortcode:63334</text:span></text:p>
      <text:p text:style-name="P1"><text:span text:style-name="T1">VOTE 1168123523 Campaign:ssss_uk_02A Validity:during Choice:Verity CONN:MIG01XU MSISDN:00777778809999 GUID:DBD40782-E82E-4FA6-B84B-84425D55BEB5 Shortcode:63334</text:span></text:p>
      <text:p text:style-name="P1"><text:span text:style-name="T1">VOTE 1168123523 Campaign:ssss_uk_02A Validity:during Choice:Mark CONN:MIG01XU MSISDN:00777776879999 GUID:1FB31177-A43F-43AF-9466-0074D32FE069 Shortcode:63334</text:span></text:p>
      <text:p text:style-name="P1"><text:span text:style-name="T1">VOTE 1168123523 Campaign:ssss_uk_02A Validity:during Choice:Leon CONN:MIG01OU MSISDN:00777770909999 GUID:BE23AE69-6475-4612-B0A4-28936F40F200 Shortcode:63334</text:span></text:p>
      <text:p text:style-name="P1"><text:span text:style-name="T1">VOTE 1168123523 Campaign:ssss_uk_02A Validity:during Choice:Mark CONN:MIG01OU MSISDN:00777771709999 GUID:493A79CB-EE6C-4BD2-A417-6D04D6F6DEBC Shortcode:63334</text:span></text:p>
      <text:p text:style-name="P1"><text:span text:style-name="T1">VOTE 1168123523 Campaign:ssss_uk_02A Validity:during Choice:Leon CONN:MIG00VU MSISDN:00777775579999 GUID:9BC54EFE-8F6D-4D7D-A301-24120A6ECE8B Shortcode:63334</text:span></text:p>
      <text:p text:style-name="P1"><text:span text:style-name="T1">VOTE 1168123524 Campaign:ssss_uk_02A Validity:during Choice:Verity CONN:MIG01XU MSISDN:00777771449999 GUID:1B049C94-CBFE-46EB-81FA-E603F5AFCA96 Shortcode:63334</text:span></text:p>
      <text:p text:style-name="P1"><text:span text:style-name="T1">VOTE 1168123524 Campaign:ssss_uk_02A Validity:during Choice:Leon CONN:MIG01XU MSISDN:00777779239999 GUID:62620A87-D5C0-4BC8-9401-578C85F64A27 Shortcode:63334</text:span></text:p>
      <text:p text:style-name="P1"><text:span text:style-name="T1">VOTE 1168123524 Campaign:ssss_uk_02A Validity:during Choice:Leon CONN:MIG01XU MSISDN:00777779229999 GUID:A01EA05B-861B-45F1-8B66-C3CEF8C22825 Shortcode:63334</text:span></text:p>
      <text:p text:style-name="P1"><text:span text:style-name="T1">VOTE 1168123524 Campaign:ssss_uk_02A Validity:during Choice:Verity CONN:MIG01XU MSISDN:00777774769999 GUID:699A42D4-34FC-43B7-B4AC-8704D47DA43B Shortcode:63334</text:span></text:p>
      <text:p text:style-name="P1"><text:span text:style-name="T1">VOTE 1168123524 Campaign:ssss_uk_02A Validity:during Choice:Mark CONN:MIG01OU MSISDN:00777773099999 GUID:162E2FBA-8325-4E81-835E-B59436CCF86C Shortcode:63334</text:span></text:p>
      <text:p text:style-name="P1"><text:span text:style-name="T1">VOTE 1168123524 Campaign:ssss_uk_02A Validity:during Choice:Leon CONN:MIG01XU MSISDN:00777773109999 GUID:EB2026BB-08C9-428B-982A-1FBCFDCD7F78 Shortcode:63334</text:span></text:p>
      <text:p text:style-name="P1"><text:span text:style-name="T1">VOTE 1168123524 Campaign:ssss_uk_02A Validity:during Choice:Leon CONN:MIG01OU MSISDN:00777772649999 GUID:87897A08-7DF2-4D12-9DB1-75DD7B78801A Shortcode:63334</text:span></text:p>
      <text:p text:style-name="P1"><text:span text:style-name="T1">VOTE 1168123524 Campaign:ssss_uk_02A Validity:during Choice:Verity CONN:MIG01OU MSISDN:00777777569999 GUID:EE424C23-44C3-4A9D-80A7-AFD0ED345E5F Shortcode:63334</text:span></text:p>
      <text:p text:style-name="P1"><text:span text:style-name="T1">VOTE 1168123524 Campaign:ssss_uk_02A Validity:during Choice:Mark CONN:MIG01OU </text:span><text:soft-page-break/><text:span text:style-name="T1">MSISDN:00777777069999 GUID:FAE7B759-401D-4E7F-98A5-4A9841438FE5 Shortcode:63334</text:span></text:p>
      <text:p text:style-name="P1"><text:span text:style-name="T1">VOTE 1168123524 Campaign:ssss_uk_02A Validity:during Choice:Alan CONN:MIG00VU MSISDN:00777776199999 GUID:EDDE57DD-ACF2-48CE-AA10-3C779E1D4256 Shortcode:63334</text:span></text:p>
      <text:p text:style-name="P1"><text:span text:style-name="T1">VOTE 1168123524 Campaign:ssss_uk_02A Validity:during Choice:Verity CONN:MIG01XU MSISDN:00777772419999 GUID:68DF5610-68B6-4025-BA74-ED3C16F53C4C Shortcode:63334</text:span></text:p>
      <text:p text:style-name="P1"><text:span text:style-name="T1">VOTE 1168123524 Campaign:ssss_uk_02A Validity:during Choice:Leon CONN:MIG01XU MSISDN:00777771669999 GUID:7C94B1B0-65B8-4968-8D61-5E648E0B4E46 Shortcode:63334</text:span></text:p>
      <text:p text:style-name="P1"><text:span text:style-name="T1">VOTE 1168123524 Campaign:ssss_uk_02A Validity:during Choice:Verity CONN:MIG01XU MSISDN:00777776419999 GUID:FF69639E-C7C2-44C6-885E-F292B82735F7 Shortcode:63334</text:span></text:p>
      <text:p text:style-name="P1"><text:span text:style-name="T1">VOTE 1168123524 Campaign:ssss_uk_02A Validity:during Choice:Mark CONN:MIG01XU MSISDN:00777776939999 GUID:09E2B160-B01A-4620-824D-A2A42F9223E2 Shortcode:63334</text:span></text:p>
      <text:p text:style-name="P1"><text:span text:style-name="T1">VOTE 1168123524 Campaign:ssss_uk_02A Validity:during Choice:Mark CONN:MIG01XU MSISDN:00777777539999 GUID:D2FCDDC2-ABC9-48DD-8BFE-9525A0B9C2B9 Shortcode:63334</text:span></text:p>
      <text:p text:style-name="P1"><text:span text:style-name="T1">VOTE 1168123525 Campaign:ssss_uk_02A Validity:during Choice:Alan CONN:MIG01XU MSISDN:00777777329999 GUID:AED9CAF0-4B23-4797-8E1F-CD40A14F7398 Shortcode:63334</text:span></text:p>
      <text:p text:style-name="P1"><text:span text:style-name="T1">VOTE 1168123525 Campaign:ssss_uk_02A Validity:during Choice:Leon CONN:MIG01OU MSISDN:00777772499999 GUID:8754E685-8591-4B58-83FC-AFA16AD81C8F Shortcode:63334</text:span></text:p>
      <text:p text:style-name="P1"><text:span text:style-name="T1">VOTE 1168123525 Campaign:ssss_uk_02A Validity:during Choice:Verity CONN:MIG01OU MSISDN:00777773439999 GUID:321AA8EC-8ABB-4F1C-8AE5-AE5E499B92D7 Shortcode:63334</text:span></text:p>
      <text:p text:style-name="P1"><text:span text:style-name="T1">VOTE 1168123525 Campaign:ssss_uk_02A Validity:during Choice:Leon CONN:MIG00VU MSISDN:00777779749999 GUID:919855E8-E48E-4551-8CAB-0739B1778E06 Shortcode:63334</text:span></text:p>
      <text:p text:style-name="P1"><text:span text:style-name="T1">VOTE 1168123525 Campaign:ssss_uk_02A Validity:during Choice:Gemma CONN:MIG01OU MSISDN:00777776689999 GUID:F9C41364-30C7-44A0-B402-547F9DBC124B Shortcode:63334</text:span></text:p>
      <text:p text:style-name="P1"><text:span text:style-name="T1">VOTE 1168123525 Campaign:ssss_uk_02A Validity:during Choice:Leon CONN:MIG01XU MSISDN:00777776819999 GUID:DB275D5F-893D-49E9-B5FA-3EC6D6F85004 Shortcode:63334</text:span></text:p>
      <text:p text:style-name="P1"><text:span text:style-name="T1">VOTE 1168123525 Campaign:ssss_uk_02A Validity:during Choice:Verity CONN:MIG01TU MSISDN:00777779579999 GUID:9C97A83A-C60D-43ED-A260-E03833B011F9 Shortcode:63334</text:span></text:p>
      <text:p text:style-name="P1"><text:span text:style-name="T1">VOTE 1168123525 Campaign:ssss_uk_02A Validity:during Choice:Verity CONN:MIG01XU MSISDN:00777774599999 GUID:D65C8191-D586-4B35-841C-B74D6B2FBE1E Shortcode:63334</text:span></text:p>
      <text:p text:style-name="P1"><text:span text:style-name="T1">VOTE 1168123525 Campaign:ssss_uk_02A Validity:during Choice:Verity CONN:MIG01OU MSISDN:00777774039999 GUID:DC25D01E-C988-49EB-8DB8-99784DCE1AC6 Shortcode:63334</text:span></text:p>
      <text:p text:style-name="P1"><text:span text:style-name="T1">VOTE 1168123525 Campaign:ssss_uk_02A Validity:during Choice:Verity CONN:MIG01TU MSISDN:00777771619999 GUID:75E0D9EF-68EA-431F-AA6F-994B0D8C0844 Shortcode:63334</text:span></text:p>
      <text:p text:style-name="P1"><text:span text:style-name="T1">VOTE 1168123525 Campaign:ssss_uk_02A Validity:during Choice:Alan CONN:MIG00VU MSISDN:00777778629999 GUID:19F3A082-031D-41C9-9FE8-A8FEA9DFD47A Shortcode:63334</text:span></text:p>
      <text:p text:style-name="P1"><text:span text:style-name="T1">VOTE 1168123525 Campaign:ssss_uk_02A Validity:during Choice:Gemma CONN:MIG01XU MSISDN:00777774029999 GUID:B9DAFA6D-3F8B-4221-A9AA-E4CC4DECEA06 Shortcode:63334</text:span></text:p>
      <text:p text:style-name="P1"><text:span text:style-name="T1">VOTE 1168123525 Campaign:ssss_uk_02A Validity:during Choice:Verity CONN:MIG01HU MSISDN:00777770099999 GUID:7B68AA9B-6837-4D10-AD8C-3FBABA0C0340 Shortcode:63334</text:span></text:p>
      <text:p text:style-name="P1"><text:span text:style-name="T1">VOTE 1168123525 Campaign:ssss_uk_02A Validity:during Choice:Leon CONN:MIG00VU MSISDN:00777778719999 GUID:29EA10BF-A118-4814-9533-0697DBDB882B Shortcode:63334</text:span></text:p>
      <text:p text:style-name="P1"><text:span text:style-name="T1">VOTE 1168123526 Campaign:ssss_uk_02A Validity:during Choice:Antony CONN:MIG01XU MSISDN:00777778639999 GUID:DCBD17E2-8185-490D-A854-091F6C900E43 Shortcode:63334</text:span></text:p>
      <text:p text:style-name="P1"><text:span text:style-name="T1">VOTE 1168123526 Campaign:ssss_uk_02A Validity:during Choice:Verity CONN:MIG01XU MSISDN:00777778619999 GUID:74D9DE93-ECAD-4318-8219-A422CDBED381 Shortcode:63334</text:span></text:p>
      <text:p text:style-name="P1"><text:span text:style-name="T1">VOTE 1168123526 Campaign:ssss_uk_02A Validity:during Choice:Mark CONN:MIG01XU MSISDN:00777779629999 GUID:C978BB33-21FC-47C8-B135-30E0B0275980 Shortcode:63334</text:span></text:p>
      <text:p text:style-name="P1"><text:span text:style-name="T1">VOTE 1168123526 Campaign:ssss_uk_02A Validity:during Choice:Antony CONN:MIG01XU MSISDN:00777771769999 GUID:7FD725C9-2E73-4D2A-8158-2ED09AA89C35 Shortcode:63334</text:span></text:p>
      <text:p text:style-name="P1"><text:span text:style-name="T1">VOTE 1168123526 Campaign:ssss_uk_02A Validity:during Choice:Verity CONN:MIG01XU MSISDN:00777771769999 GUID:45FE55C6-60BB-4C8C-BCCE-6BB9A5278410 Shortcode:63334</text:span></text:p>
      <text:p text:style-name="P1"><text:span text:style-name="T1">VOTE 1168123526 Campaign:ssss_uk_02A Validity:during Choice:Alan CONN:MIG01XU MSISDN:00777779179999 GUID:C9878F1D-946A-453B-B8AE-25B8695E19D4 Shortcode:63334</text:span></text:p>
      <text:p text:style-name="P1"><text:span text:style-name="T1">VOTE 1168123526 Campaign:ssss_uk_02A Validity:during Choice:Verity CONN:MIG01XU MSISDN:00777773499999 GUID:7D450396-9FFA-4016-A925-90E56F183E4B Shortcode:63334</text:span></text:p>
      <text:p text:style-name="P1"><text:span text:style-name="T1">VOTE 1168123526 Campaign:ssss_uk_02A Validity:during Choice:Verity CONN:MIG01XU MSISDN:00777774549999 GUID:6B31450E-D094-4F7C-A385-36E035422601 Shortcode:63334</text:span></text:p>
      <text:p text:style-name="P1"><text:span text:style-name="T1">VOTE 1168123526 Campaign:ssss_uk_02A Validity:during Choice:Leon CONN:MIG01XU MSISDN:00777771739999 GUID:AB269FA3-AF24-445C-B4F7-C316213AAA24 Shortcode:63334</text:span></text:p>
      <text:p text:style-name="P1"><text:span text:style-name="T1">VOTE 1168123526 Campaign:ssss_uk_02A Validity:during Choice:Verity CONN:MIG01XU MSISDN:00777773369999 GUID:876383AC-7333-415D-B144-57C7742E90DA Shortcode:63334</text:span></text:p>
      <text:p text:style-name="P1"><text:span text:style-name="T1">VOTE 1168123526 Campaign:ssss_uk_02A Validity:during Choice:Antony CONN:MIG01XU </text:span><text:soft-page-break/><text:span text:style-name="T1">MSISDN:00777778929999 GUID:5DF5F87E-E095-49A2-93BB-31D61168C7A5 Shortcode:63334</text:span></text:p>
      <text:p text:style-name="P1"><text:span text:style-name="T1">VOTE 1168123526 Campaign:ssss_uk_02A Validity:during Choice:Verity CONN:MIG01XU MSISDN:00777774369999 GUID:F5754B19-2856-4ABD-B2D8-7070FD0C7241 Shortcode:63334</text:span></text:p>
      <text:p text:style-name="P1"><text:span text:style-name="T1">VOTE 1168123523 Campaign:ssss_uk_02A Validity:during Choice:Verity CONN:MIG01XU MSISDN:00777776589999 GUID:5A9579CD-D32D-401B-973A-D40E7BC42516 Shortcode:63334</text:span></text:p>
      <text:p text:style-name="P1"><text:span text:style-name="T1">VOTE 1168123526 Campaign:ssss_uk_02A Validity:during Choice:Mark CONN:MIG01XU MSISDN:00777776459999 GUID:183BE58D-F919-464D-8EEB-F945293C02CB Shortcode:63334</text:span></text:p>
      <text:p text:style-name="P1"><text:span text:style-name="T1">VOTE 1168123526 Campaign:ssss_uk_02A Validity:during Choice:Verity CONN:MIG01XU MSISDN:00777777919999 GUID:8D3BB760-66AA-41A1-A044-D7394DEC1CFC Shortcode:63334</text:span></text:p>
      <text:p text:style-name="P1"><text:span text:style-name="T1">VOTE 1168123526 Campaign:ssss_uk_02A Validity:during Choice:Gemma CONN:MIG01XU MSISDN:00777776519999 GUID:EAFB58D5-D740-4DC6-B22A-1C9F00B5AEF5 Shortcode:63334</text:span></text:p>
      <text:p text:style-name="P1"><text:span text:style-name="T1">VOTE 1168123526 Campaign:ssss_uk_02A Validity:during Choice:Verity CONN:MIG01XU MSISDN:00777779979999 GUID:6F44C4D2-2499-405E-B763-48AF2281224E Shortcode:63334</text:span></text:p>
      <text:p text:style-name="P1"><text:span text:style-name="T1">VOTE 1168123526 Campaign:ssss_uk_02A Validity:during Choice:Verity CONN:MIG01XU MSISDN:00777779929999 GUID:274B6846-2B57-4748-976A-2FCE2017630A Shortcode:63334</text:span></text:p>
      <text:p text:style-name="P1"><text:span text:style-name="T1">VOTE 1168123526 Campaign:ssss_uk_02A Validity:during Choice:Gemma CONN:MIG00VU MSISDN:00777779629999 GUID:B3FFF6FF-7EEE-49A2-8601-F12CE9F486D7 Shortcode:63334</text:span></text:p>
      <text:p text:style-name="P1"><text:span text:style-name="T1">VOTE 1168123526 Campaign:ssss_uk_02A Validity:during Choice:Tupele CONN:MIG01XU MSISDN:00777776209999 GUID:611195CD-4D02-4821-8994-B51BA0EA168F Shortcode:63334</text:span></text:p>
      <text:p text:style-name="P1"><text:span text:style-name="T1">VOTE 1168123526 Campaign:ssss_uk_02A Validity:during Choice:Verity CONN:MIG01XU MSISDN:00777775369999 GUID:10CC5DCB-A5E4-471F-A997-8CDFC685BEC5 Shortcode:63334</text:span></text:p>
      <text:p text:style-name="P1"><text:span text:style-name="T1">VOTE 1168123526 Campaign:ssss_uk_02A Validity:during Choice:Antony CONN:MIG01XU MSISDN:00777773799999 GUID:FF65E44E-D5BC-48C1-B3CE-C979BB11F44A Shortcode:63334</text:span></text:p>
      <text:p text:style-name="P1"><text:span text:style-name="T1">VOTE 1168123526 Campaign:ssss_uk_02A Validity:during Choice:Alan CONN:MIG01XU MSISDN:00777771039999 GUID:120D2CCF-33AE-4CA6-B7C5-8290E4EB5BA1 Shortcode:63334</text:span></text:p>
      <text:p text:style-name="P1"><text:span text:style-name="T1">VOTE 1168123526 Campaign:ssss_uk_02A Validity:during Choice:Verity CONN:MIG01OU MSISDN:00777776929999 GUID:B598B164-12D2-41D5-9B7A-1084704D9037 Shortcode:63334</text:span></text:p>
      <text:p text:style-name="P1"><text:span text:style-name="T1">VOTE 1168123526 Campaign:ssss_uk_02A Validity:during Choice:Verity CONN:MIG00VU MSISDN:00777770429999 GUID:D96FE5D7-029B-465C-931E-7C92CBB817EB Shortcode:63334</text:span></text:p>
      <text:p text:style-name="P1"><text:span text:style-name="T1">VOTE 1168123526 Campaign:ssss_uk_02A Validity:during Choice:Alan CONN:MIG01XU MSISDN:00777774039999 GUID:DD8CCFFA-F5DE-4976-BA3F-A7796D869AAA Shortcode:63334</text:span></text:p>
      <text:p text:style-name="P1"><text:span text:style-name="T1">VOTE 1168123526 Campaign:ssss_uk_02A Validity:during Choice:Tupele CONN:MIG01XU MSISDN:00777779649999 GUID:3B700111-7A57-4531-8110-615C92DC812E Shortcode:63334</text:span></text:p>
      <text:p text:style-name="P1"><text:span text:style-name="T1">VOTE 1168123526 Campaign:ssss_uk_02A Validity:during Choice:Antony CONN:MIG01XU MSISDN:00777779279999 GUID:B43EF70B-E1D7-4930-AEFC-6FC3B271D16C Shortcode:63334</text:span></text:p>
      <text:p text:style-name="P1"><text:span text:style-name="T1">VOTE 1168123527 Campaign:ssss_uk_02A Validity:during Choice:Verity CONN:MIG00VU MSISDN:00777773779999 GUID:5C1D0182-CBED-4C28-8E19-CE96E33AFAB6 Shortcode:63334</text:span></text:p>
      <text:p text:style-name="P1"><text:span text:style-name="T1">VOTE 1168123527 Campaign:ssss_uk_02A Validity:during Choice:Verity CONN:MIG01XU MSISDN:00777779139999 GUID:60BBDBC0-3FC1-440B-9CF8-11FA1869C76D Shortcode:63334</text:span></text:p>
      <text:p text:style-name="P1"><text:span text:style-name="T1">VOTE 1168123527 Campaign:ssss_uk_02A Validity:during Choice:Gemma CONN:MIG01XU MSISDN:00777771499999 GUID:C058255D-DDF5-4054-8542-9CF3410C33EC Shortcode:63334</text:span></text:p>
      <text:p text:style-name="P1"><text:span text:style-name="T1">VOTE 1168123527 Campaign:ssss_uk_02A Validity:during Choice:Leon CONN:MIG01XU MSISDN:00777776679999 GUID:913E03B7-DB92-4057-804D-4CCE33184D98 Shortcode:63334</text:span></text:p>
      <text:p text:style-name="P1"><text:span text:style-name="T1">VOTE 1168123527 Campaign:ssss_uk_02A Validity:during Choice:Antony CONN:MIG01XU MSISDN:00777777429999 GUID:C65EF4DC-E50C-4F78-B915-9291F1CC89C8 Shortcode:63334</text:span></text:p>
      <text:p text:style-name="P1"><text:span text:style-name="T1">VOTE 1168123527 Campaign:ssss_uk_02A Validity:during Choice:Alan CONN:MIG01OU MSISDN:00777776259999 GUID:A53C6DF8-E06F-4F71-97A7-4AF1E95F3346 Shortcode:63334</text:span></text:p>
      <text:p text:style-name="P1"><text:span text:style-name="T1">VOTE 1168123527 Campaign:ssss_uk_02A Validity:during Choice:Tupele CONN:MIG01OU MSISDN:00777776999999 GUID:3D42B30A-4DBB-4B20-BCE4-05A60B3F7915 Shortcode:63334</text:span></text:p>
      <text:p text:style-name="P1"><text:span text:style-name="T1">VOTE 1168123527 Campaign:ssss_uk_02A Validity:during Choice:Verity CONN:MIG01OU MSISDN:00777775729999 GUID:8A6674FA-251F-4EEC-AFE7-A8B15CF49813 Shortcode:63334</text:span></text:p>
      <text:p text:style-name="P1"><text:span text:style-name="T1">VOTE 1168123527 Campaign:ssss_uk_02A Validity:during Choice:Alan CONN:MIG01OU MSISDN:00777771729999 GUID:B464EFCA-5668-4B37-AEE7-958A6DEE8818 Shortcode:63334</text:span></text:p>
      <text:p text:style-name="P1"><text:span text:style-name="T1">VOTE 1168123525 Campaign:ssss_uk_02A Validity:during Choice:Mark CONN:MIG01TU MSISDN:00777772489999 GUID:1F716902-E812-4990-94E1-65E1CBD958FD Shortcode:63334</text:span></text:p>
      <text:p text:style-name="P1"><text:span text:style-name="T1">VOTE 1168123525 Campaign:ssss_uk_02A Validity:during Choice:Alan CONN:MIG01TU MSISDN:00777779179999 GUID:BE50BC39-06F2-44C5-99D4-D8456F348F4A Shortcode:63334</text:span></text:p>
      <text:p text:style-name="P1"><text:span text:style-name="T1">VOTE 1168123527 Campaign:ssss_uk_02A Validity:during Choice:Verity CONN:MIG01TU MSISDN:00777771609999 GUID:757BFD49-827C-4023-A26E-BC5293B19D90 Shortcode:63334</text:span></text:p>
      <text:p text:style-name="P1"><text:span text:style-name="T1">VOTE 1168123527 Campaign:ssss_uk_02A Validity:during Choice:Verity CONN:MIG01XU MSISDN:00777775409999 GUID:529621A8-68CA-4137-B9D7-7BE2F65B7469 Shortcode:63334</text:span></text:p>
      <text:p text:style-name="P1"><text:span text:style-name="T1">VOTE 1168123527 Campaign:ssss_uk_02A Validity:during Choice:Verity CONN:MIG01XU </text:span><text:soft-page-break/><text:span text:style-name="T1">MSISDN:00777773449999 GUID:48ED88D7-253F-4870-AE01-3788C1CC6EA1 Shortcode:63334</text:span></text:p>
      <text:p text:style-name="P1"><text:span text:style-name="T1">VOTE 1168123527 Campaign:ssss_uk_02A Validity:during Choice:Mark CONN:MIG01XU MSISDN:00777773939999 GUID:FE84423F-445F-4AC3-B80B-95CA1A583928 Shortcode:63334</text:span></text:p>
      <text:p text:style-name="P1"><text:span text:style-name="T1">VOTE 1168123527 Campaign:ssss_uk_02A Validity:during Choice:Alan CONN:MIG01XU MSISDN:00777776379999 GUID:F4C5E8BE-6AB1-4FFD-9D22-FACA25213F96 Shortcode:63334</text:span></text:p>
      <text:p text:style-name="P1"><text:span text:style-name="T1">VOTE 1168123527 Campaign:ssss_uk_02A Validity:during Choice:Verity CONN:MIG00VU MSISDN:00777778539999 GUID:3DACC702-92E7-4D84-9357-A7E4C7EAF3FE Shortcode:63334</text:span></text:p>
      <text:p text:style-name="P1"><text:span text:style-name="T1">VOTE 1168123527 Campaign:ssss_uk_02A Validity:during Choice:Verity CONN:MIG01TU MSISDN:00777776149999 GUID:29865EC3-972C-42A6-BB19-59AA356128B4 Shortcode:63334</text:span></text:p>
      <text:p text:style-name="P1"><text:span text:style-name="T1">VOTE 1168123527 Campaign:ssss_uk_02A Validity:during Choice:Gemma CONN:MIG01TU MSISDN:00777779529999 GUID:824215D5-D151-4DEE-8A24-D7D546FED0F7 Shortcode:63334</text:span></text:p>
      <text:p text:style-name="P1"><text:span text:style-name="T1">VOTE 1168123527 Campaign:ssss_uk_02A Validity:during Choice:Verity CONN:MIG01OU MSISDN:00777770599999 GUID:C88A6123-5BDA-4F24-BF91-960D917965D6 Shortcode:63334</text:span></text:p>
      <text:p text:style-name="P1"><text:span text:style-name="T1">VOTE 1168123527 Campaign:ssss_uk_02A Validity:during Choice:Verity CONN:MIG01OU MSISDN:00777777439999 GUID:D9B81A94-4EAE-4A7D-BFEA-DD8A0E53B090 Shortcode:63334</text:span></text:p>
      <text:p text:style-name="P1"><text:span text:style-name="T1">VOTE 1168123528 Campaign:ssss_uk_02A Validity:during Choice:Verity CONN:MIG01XU MSISDN:00777779289999 GUID:0F18B4FF-1E00-439A-9C74-46EF1EB86084 Shortcode:63334</text:span></text:p>
      <text:p text:style-name="P1"><text:span text:style-name="T1">VOTE 1168123528 Campaign:ssss_uk_02A Validity:during Choice:Verity CONN:MIG01XU MSISDN:00777775589999 GUID:0A2E0D3C-645A-4AB7-BC1B-B8F5883DA529 Shortcode:63334</text:span></text:p>
      <text:p text:style-name="P1"><text:span text:style-name="T1">VOTE 1168123528 Campaign:ssss_uk_02A Validity:during Choice:Verity CONN:MIG01XU MSISDN:00777778029999 GUID:831776B0-630A-489D-8D9A-061182AD683D Shortcode:63334</text:span></text:p>
      <text:p text:style-name="P1"><text:span text:style-name="T1">VOTE 1168123528 Campaign:ssss_uk_02A Validity:during Choice:Verity CONN:MIG01XU MSISDN:00777778589999 GUID:9FAFC1D0-83A2-4C1D-8EE7-7BA011640F51 Shortcode:63334</text:span></text:p>
      <text:p text:style-name="P1"><text:span text:style-name="T1">VOTE 1168123528 Campaign:ssss_uk_02A Validity:during Choice:Gemma CONN:MIG01XU MSISDN:00777772799999 GUID:72D13D90-3CBC-4C8D-B28C-514A5F29A321 Shortcode:63334</text:span></text:p>
      <text:p text:style-name="P1"><text:span text:style-name="T1">VOTE 1168123528 Campaign:ssss_uk_02A Validity:during Choice:Verity CONN:MIG01XU MSISDN:00777772049999 GUID:4741D18F-481E-4BD6-8F40-187B70D00A8C Shortcode:63334</text:span></text:p>
      <text:p text:style-name="P1"><text:span text:style-name="T1">VOTE 1168123528 Campaign:ssss_uk_02A Validity:during Choice:Leon CONN:MIG01XU MSISDN:00777773729999 GUID:1C397CD5-4F8D-48EB-96A4-247C918409BF Shortcode:63334</text:span></text:p>
      <text:p text:style-name="P1"><text:span text:style-name="T1">VOTE 1168123528 Campaign:ssss_uk_02A Validity:during Choice:Verity CONN:MIG01XU MSISDN:00777770709999 GUID:05ED0AED-4E63-42B6-B64B-358ABCFFCE44 Shortcode:63334</text:span></text:p>
      <text:p text:style-name="P1"><text:span text:style-name="T1">VOTE 1168123528 Campaign:ssss_uk_02A Validity:during Choice:Gemma CONN:MIG00VU MSISDN:00777779559999 GUID:C3669D16-DB7B-4155-96F5-EF18B4044159 Shortcode:63334</text:span></text:p>
      <text:p text:style-name="P1"><text:span text:style-name="T1">VOTE 1168123528 Campaign:ssss_uk_02A Validity:during Choice:Leon CONN:MIG01OU MSISDN:00777772689999 GUID:5BAD8670-F0C1-46E9-88D2-5D030B6FF6E6 Shortcode:63334</text:span></text:p>
      <text:p text:style-name="P1"><text:span text:style-name="T1">VOTE 1168123528 Campaign:ssss_uk_02A Validity:during Choice:Verity CONN:MIG01OU MSISDN:00777779209999 GUID:C93DE8AB-EEB4-4ABA-96C9-1A7572739A12 Shortcode:63334</text:span></text:p>
      <text:p text:style-name="P1"><text:span text:style-name="T1">VOTE 1168123528 Campaign:ssss_uk_02A Validity:during Choice:Verity CONN:MIG01XU MSISDN:00777771209999 GUID:45EF74F9-0A13-4779-9EC1-16E120BC4B74 Shortcode:63334</text:span></text:p>
      <text:p text:style-name="P1"><text:span text:style-name="T1">VOTE 1168123505 Campaign:ssss_uk_02A Validity:during Choice:Leon CONN:MIG01OU MSISDN:00777771649999 GUID:43461A4E-A6AA-4751-96E7-77FDD32311BF Shortcode:63334</text:span></text:p>
      <text:p text:style-name="P1"><text:span text:style-name="T1">VOTE 1168123528 Campaign:ssss_uk_02A Validity:during Choice:Antony CONN:MIG01OU MSISDN:00777770919999 GUID:E745FD60-C714-483E-883C-7ED4C8A7BC5F Shortcode:63334</text:span></text:p>
      <text:p text:style-name="P1"><text:span text:style-name="T1">VOTE 1168123528 Campaign:ssss_uk_02A Validity:during Choice:Verity CONN:MIG01OU MSISDN:00777772699999 GUID:D1AC3B4B-A954-4DD6-8369-DEED51EBD940 Shortcode:63334</text:span></text:p>
      <text:p text:style-name="P1"><text:span text:style-name="T1">VOTE 1168123529 Campaign:ssss_uk_02A Validity:during Choice:Gemma CONN:MIG01XU MSISDN:00777776709999 GUID:566D6C10-DBF4-4DC9-B7CF-6F006B255884 Shortcode:63334</text:span></text:p>
      <text:p text:style-name="P1"><text:span text:style-name="T1">VOTE 1168123529 Campaign:ssss_uk_02A Validity:during Choice:Verity CONN:MIG01XU MSISDN:00777774319999 GUID:685D3C97-3B01-4627-BB1A-1CF1ADEAC969 Shortcode:63334</text:span></text:p>
      <text:p text:style-name="P1"><text:span text:style-name="T1">VOTE 1168123529 Campaign:ssss_uk_02A Validity:during Choice:Leon CONN:MIG01XU MSISDN:00777775529999 GUID:2D2A3AAF-8BBE-41F1-9059-BBC4FCC024C8 Shortcode:63334</text:span></text:p>
      <text:p text:style-name="P1"><text:span text:style-name="T1">VOTE 1168123529 Campaign:ssss_uk_02A Validity:during Choice:Matthew CONN:MIG01XU MSISDN:00777776589999 GUID:AD762CEC-54EE-4D4A-BC10-0AB61AE39A4D Shortcode:63334</text:span></text:p>
      <text:p text:style-name="P1"><text:span text:style-name="T1">VOTE 1168123529 Campaign:ssss_uk_02A Validity:during Choice:Alan CONN:MIG01XU MSISDN:00777775949999 GUID:1321B252-46E4-40F4-A2D9-0DC96A5013B1 Shortcode:63334</text:span></text:p>
      <text:p text:style-name="P1"><text:span text:style-name="T1">VOTE 1168123529 Campaign:ssss_uk_02A Validity:during Choice:Mark CONN:MIG01XU MSISDN:00777771069999 GUID:D0812930-6725-4166-8185-525C592AF172 Shortcode:63334</text:span></text:p>
      <text:p text:style-name="P1"><text:span text:style-name="T1">VOTE 1168123529 Campaign:ssss_uk_02A Validity:during Choice:Tupele CONN:MIG00VU MSISDN:00777776219999 GUID:11F4F30F-07A2-4295-B1BC-7A87749ED6F1 Shortcode:63334</text:span></text:p>
      <text:p text:style-name="P1"><text:span text:style-name="T1">VOTE 1168123529 Campaign:ssss_uk_02A Validity:during Choice:Leon CONN:MIG01OU MSISDN:00777770669999 GUID:38319B74-2180-42B0-8E4D-588B49617BDA Shortcode:63334</text:span></text:p>
      <text:p text:style-name="P1"><text:span text:style-name="T1">VOTE 1168123529 Campaign:ssss_uk_02A Validity:during Choice:Antony CONN:MIG01OU </text:span><text:soft-page-break/><text:span text:style-name="T1">MSISDN:00777773629999 GUID:77828F09-0C7F-4FA5-9BF5-5656C926FB0A Shortcode:63334</text:span></text:p>
      <text:p text:style-name="P1"><text:span text:style-name="T1">VOTE 1168123529 Campaign:ssss_uk_02A Validity:during Choice:Alan CONN:MIG01OU MSISDN:00777777459999 GUID:3F4D5EC3-C519-4B74-9506-19CC022DE7E5 Shortcode:63334</text:span></text:p>
      <text:p text:style-name="P1"><text:span text:style-name="T1">VOTE 1168123507 Campaign:ssss_uk_02A Validity:during Choice:Alan CONN:MIG01HU MSISDN:00777777099999 GUID:BBFDCB28-EF87-4F32-A2B4-A76F426648FA Shortcode:63334</text:span></text:p>
      <text:p text:style-name="P1"><text:span text:style-name="T1">VOTE 1168123507 Campaign:ssss_uk_02A Validity:during Choice:Leon CONN:MIG01HU MSISDN:00777777449999 GUID:4B5C7C6E-4A31-47A2-9239-EABC6FEBDC6D Shortcode:63334</text:span></text:p>
      <text:p text:style-name="P1"><text:span text:style-name="T1">VOTE 1168123529 Campaign:ssss_uk_02A Validity:during Choice:Antony CONN:MIG01TU MSISDN:00777778629999 GUID:3C1CBE79-47B2-465D-BD68-06468CA683B7 Shortcode:63334</text:span></text:p>
      <text:p text:style-name="P1"><text:span text:style-name="T1">VOTE 1168123529 Campaign:ssss_uk_02A Validity:during Choice:Alan CONN:MIG01TU MSISDN:00777777489999 GUID:DBCC8BE8-3726-4646-B8BC-0B7A70A6CD96 Shortcode:63334</text:span></text:p>
      <text:p text:style-name="P1"><text:span text:style-name="T1">VOTE 1168123529 Campaign:ssss_uk_02A Validity:during Choice:Verity CONN:MIG01TU MSISDN:00777772379999 GUID:1110F7F8-9B6A-4284-ABB2-1C612B988D11 Shortcode:63334</text:span></text:p>
      <text:p text:style-name="P1"><text:span text:style-name="T1">VOTE 1168123529 Campaign:ssss_uk_02A Validity:during Choice:Verity CONN:MIG01XU MSISDN:00777771059999 GUID:C84E3129-F164-48D3-8DFD-BFAF8A22E99D Shortcode:63334</text:span></text:p>
      <text:p text:style-name="P1"><text:span text:style-name="T1">VOTE 1168123529 Campaign:ssss_uk_02A Validity:during Choice:Alan CONN:MIG01XU MSISDN:00777776229999 GUID:38B11270-ADCD-4832-AF9E-71C9C4AFD94F Shortcode:63334</text:span></text:p>
      <text:p text:style-name="P1"><text:span text:style-name="T1">VOTE 1168123529 Campaign:ssss_uk_02A Validity:during Choice:Leon CONN:MIG01XU MSISDN:00777771059999 GUID:0697F4D9-0155-472E-906D-12FEF6ECB945 Shortcode:63334</text:span></text:p>
      <text:p text:style-name="P1"><text:span text:style-name="T1">VOTE 1168123529 Campaign:ssss_uk_02A Validity:during Choice:Verity CONN:MIG01XU MSISDN:00777779249999 GUID:F8EE5200-F314-47CF-AB98-2FA55B33048F Shortcode:63334</text:span></text:p>
      <text:p text:style-name="P1"><text:span text:style-name="T1">VOTE 1168123529 Campaign:ssss_uk_02A Validity:during Choice:Leon CONN:MIG01XU MSISDN:00777774369999 GUID:E86D0A8E-CDD3-4E10-A97B-4D15A09AC8CA Shortcode:63334</text:span></text:p>
      <text:p text:style-name="P1"><text:span text:style-name="T1">VOTE 1168123529 Campaign:ssss_uk_02A Validity:during Choice:Gemma CONN:MIG01XU MSISDN:00777773069999 GUID:C585BBA5-7007-4A4D-BCC3-31D08522F7F3 Shortcode:63334</text:span></text:p>
      <text:p text:style-name="P1"><text:span text:style-name="T1">VOTE 1168123529 Campaign:ssss_uk_02A Validity:during Choice:Verity CONN:MIG01XU MSISDN:00777770809999 GUID:B12E7589-A4FB-4DDD-AB83-A09823545DAA Shortcode:63334</text:span></text:p>
      <text:p text:style-name="P1"><text:span text:style-name="T1">VOTE 1168123529 Campaign:ssss_uk_02A Validity:during Choice:Leon CONN:MIG01XU MSISDN:00777771009999 GUID:C5F43743-B8D7-4E02-81C1-E5B3EBFACF54 Shortcode:63334</text:span></text:p>
      <text:p text:style-name="P1"><text:span text:style-name="T1">VOTE 1168123530 Campaign:ssss_uk_02A Validity:during Choice:Alan CONN:MIG00VU MSISDN:00777776419999 GUID:D5CC23E8-3B58-4C99-AC0F-2003ED11C8E6 Shortcode:63334</text:span></text:p>
      <text:p text:style-name="P1"><text:span text:style-name="T1">VOTE 1168123530 Campaign:ssss_uk_02A Validity:during Choice:Mark CONN:MIG01OU MSISDN:00777771219999 GUID:9CCB4512-5893-45CA-9B24-E3E4935EEC02 Shortcode:63334</text:span></text:p>
      <text:p text:style-name="P1"><text:span text:style-name="T1">VOTE 1168123530 Campaign:ssss_uk_02A Validity:during Choice:Antony CONN:MIG01OU MSISDN:00777774899999 GUID:888C503E-7867-46D1-9228-3A1E2D2FD158 Shortcode:63334</text:span></text:p>
      <text:p text:style-name="P1"><text:span text:style-name="T1">VOTE 1168123530 Campaign:ssss_uk_02A Validity:during Choice:Alan CONN:MIG01OU MSISDN:00777775059999 GUID:D572352C-BDAF-491F-99DB-07849CAFC04D Shortcode:63334</text:span></text:p>
      <text:p text:style-name="P1"><text:span text:style-name="T1">VOTE 1168123530 Campaign:ssss_uk_02A Validity:during Choice:Verity CONN:MIG01XU MSISDN:00777775359999 GUID:A6761035-549E-42CF-A4D4-9CC45D5F498E Shortcode:63334</text:span></text:p>
      <text:p text:style-name="P1"><text:span text:style-name="T1">VOTE 1168123530 Campaign:ssss_uk_02A Validity:during Choice:Verity CONN:MIG01XU MSISDN:00777771439999 GUID:0810CE49-DB60-48D5-94C0-DDC142950B01 Shortcode:63334</text:span></text:p>
      <text:p text:style-name="P1"><text:span text:style-name="T1">VOTE 1168123523 Campaign:ssss_uk_02A Validity:during Choice:Antony CONN:MIG01OU MSISDN:00777773319999 GUID:92DBC349-7B14-4711-852C-99F14677FD70 Shortcode:63334</text:span></text:p>
      <text:p text:style-name="P1"><text:span text:style-name="T1">VOTE 1168123530 Campaign:ssss_uk_02A Validity:during Choice:Leon CONN:MIG01XU MSISDN:00777777649999 GUID:B4210148-9F86-4983-B79D-04382874CB29 Shortcode:63334</text:span></text:p>
      <text:p text:style-name="P1"><text:span text:style-name="T1">VOTE 1168123530 Campaign:ssss_uk_02A Validity:during Choice:Antony CONN:MIG01XU MSISDN:00777776739999 GUID:0BE8CE64-857D-4BA0-826E-F1B2CB857808 Shortcode:63334</text:span></text:p>
      <text:p text:style-name="P1"><text:span text:style-name="T1">VOTE 1168123530 Campaign:ssss_uk_02A Validity:during Choice:Mark CONN:MIG01OU MSISDN:00777774519999 GUID:F3CB401D-D948-49D1-9A94-784BB8D338EB Shortcode:63334</text:span></text:p>
      <text:p text:style-name="P1"><text:span text:style-name="T1">VOTE 1168123523 Campaign:ssss_uk_02A Validity:during Choice:Gemma CONN:MIG01OU MSISDN:00777774709999 GUID:F17F5EA2-A3E7-4959-BF9A-E57F4DD641C3 Shortcode:63334</text:span></text:p>
      <text:p text:style-name="P1"><text:span text:style-name="T1">VOTE 1168123530 Campaign:ssss_uk_02A Validity:during Choice:Antony CONN:MIG01XU MSISDN:00777775409999 GUID:8E8B15FF-4438-4077-9F5F-B656EDB09892 Shortcode:63334</text:span></text:p>
      <text:p text:style-name="P1"><text:span text:style-name="T1">VOTE 1168123530 Campaign:ssss_uk_02A Validity:during Choice:Verity CONN:MIG01XU MSISDN:00777771469999 GUID:8F4A0D03-AB9F-45F6-ABA7-E96BF004E5A7 Shortcode:63334</text:span></text:p>
      <text:p text:style-name="P1"><text:span text:style-name="T1">VOTE 1168123530 Campaign:ssss_uk_02A Validity:during Choice:Gemma CONN:MIG01TU MSISDN:00777777829999 GUID:CAA2943F-8011-44F2-A831-D962F7CB83EE Shortcode:63334</text:span></text:p>
      <text:p text:style-name="P1"><text:span text:style-name="T1">VOTE 1168123530 Campaign:ssss_uk_02A Validity:during Choice:Verity CONN:MIG01TU MSISDN:00777772259999 GUID:E6A5E250-6783-4A85-99B3-6C512D41C772 Shortcode:63334</text:span></text:p>
      <text:p text:style-name="P1"><text:span text:style-name="T1">VOTE 1168123530 Campaign:ssss_uk_02A Validity:during Choice:Verity CONN:MIG01TU MSISDN:00777771849999 GUID:C4B22F16-B162-4C83-B534-0DBD195B8387 Shortcode:63334</text:span></text:p>
      <text:p text:style-name="P1"><text:span text:style-name="T1">VOTE 1168123530 Campaign:ssss_uk_02A Validity:during Choice:Mark CONN:MIG01TU </text:span><text:soft-page-break/><text:span text:style-name="T1">MSISDN:00777774779999 GUID:8D92FFBF-A534-43B7-9E42-BEC174293224 Shortcode:63334</text:span></text:p>
      <text:p text:style-name="P1"><text:span text:style-name="T1">VOTE 1168123530 Campaign:ssss_uk_02A Validity:during Choice:Verity CONN:MIG01TU MSISDN:00777774859999 GUID:C40CF4D4-99B1-4C8A-ABC9-8CE55BF28BCC Shortcode:63334</text:span></text:p>
      <text:p text:style-name="P1"><text:span text:style-name="T1">VOTE 1168123530 Campaign:ssss_uk_02A Validity:during Choice:Antony CONN:MIG01TU MSISDN:00777778769999 GUID:50D54FCD-3FFB-4D08-AE0A-F85D736A980D Shortcode:63334</text:span></text:p>
      <text:p text:style-name="P1"><text:span text:style-name="T1">VOTE 1168123530 Campaign:ssss_uk_02A Validity:during Choice:Antony CONN:MIG01OU MSISDN:00777774689999 GUID:54AC761F-8EAD-475D-B2EA-7EAAC269B68F Shortcode:63334</text:span></text:p>
      <text:p text:style-name="P1"><text:span text:style-name="T1">VOTE 1168123530 Campaign:ssss_uk_02A Validity:during Choice:Verity CONN:MIG01OU MSISDN:00777774759999 GUID:E952640F-7F2E-4E60-9EEB-A632C8013C98 Shortcode:63334</text:span></text:p>
      <text:p text:style-name="P1"><text:span text:style-name="T1">VOTE 1168123530 Campaign:ssss_uk_02A Validity:during Choice:Verity CONN:MIG01OU MSISDN:00777770659999 GUID:C8F2841B-4F1C-4719-AE7F-3C5380071EAA Shortcode:63334</text:span></text:p>
      <text:p text:style-name="P1"><text:span text:style-name="T1">VOTE 1168123530 Campaign:ssss_uk_02A Validity:during Choice:Verity CONN:MIG00VU MSISDN:00777770669999 GUID:1AB3630B-E6BF-4278-8055-29C50BF629C4 Shortcode:63334</text:span></text:p>
      <text:p text:style-name="P1"><text:span text:style-name="T1">VOTE 1168123531 Campaign:ssss_uk_02A Validity:during Choice:Verity CONN:MIG00VU MSISDN:00777777089999 GUID:087FE6D0-CA17-4415-9D0A-0C892D0D116B Shortcode:63334</text:span></text:p>
      <text:p text:style-name="P1"><text:span text:style-name="T1">VOTE 1168123531 Campaign:ssss_uk_02A Validity:during Choice:Leon CONN:MIG01OU MSISDN:00777772589999 GUID:66A99C49-6E04-4EBD-8B66-ACA9E665ED07 Shortcode:63334</text:span></text:p>
      <text:p text:style-name="P1"><text:span text:style-name="T1">VOTE 1168123531 Campaign:ssss_uk_02A Validity:during Choice:Alan CONN:MIG01XU MSISDN:00777777579999 GUID:13CFB590-1677-4699-A252-898DC051E788 Shortcode:63334</text:span></text:p>
      <text:p text:style-name="P1"><text:span text:style-name="T1">VOTE 1168123531 Campaign:ssss_uk_02A Validity:during Choice:Verity CONN:MIG01XU MSISDN:00777775089999 GUID:DA378389-1BCA-4F20-8CCA-EFAAC94B4CED Shortcode:63334</text:span></text:p>
      <text:p text:style-name="P1"><text:span text:style-name="T1">VOTE 1168123531 Campaign:ssss_uk_02A Validity:during Choice:Verity CONN:MIG01XU MSISDN:00777777609999 GUID:E29B1CE2-5EAB-448B-8D48-0FC08865DBD7 Shortcode:63334</text:span></text:p>
      <text:p text:style-name="P1"><text:span text:style-name="T1">VOTE 1168123531 Campaign:ssss_uk_02A Validity:during Choice:Mark CONN:MIG01XU MSISDN:00777774759999 GUID:9417939F-3FCB-4EBC-91BB-1B3E0DF237EE Shortcode:63334</text:span></text:p>
      <text:p text:style-name="P1"><text:span text:style-name="T1">VOTE 1168123531 Campaign:ssss_uk_02A Validity:during Choice:Leon CONN:MIG01XU MSISDN:00777777069999 GUID:CA833F62-4A56-4715-A092-6F9FBF340F22 Shortcode:63334</text:span></text:p>
      <text:p text:style-name="P1"><text:span text:style-name="T1">VOTE 1168123531 Campaign:ssss_uk_02A Validity:during Choice:Alan CONN:MIG01XU MSISDN:00777771799999 GUID:FB3E6855-FB89-4ABC-88D5-3DA74AA76C1F Shortcode:63334</text:span></text:p>
      <text:p text:style-name="P1"><text:span text:style-name="T1">VOTE 1168123531 Campaign:ssss_uk_02A Validity:during Choice:Verity CONN:MIG01XU MSISDN:00777774819999 GUID:E00AC261-0BBF-4CE8-91E0-6745F4839BB9 Shortcode:63334</text:span></text:p>
      <text:p text:style-name="P1"><text:span text:style-name="T1">VOTE 1168123531 Campaign:ssss_uk_02A Validity:during Choice:Verity CONN:MIG00VU MSISDN:00777776639999 GUID:51D3DF97-73DE-4E54-8CD2-6B0086516473 Shortcode:63334</text:span></text:p>
      <text:p text:style-name="P1"><text:span text:style-name="T1">VOTE 1168123531 Campaign:ssss_uk_02A Validity:during Choice:Gemma CONN:MIG01OU MSISDN:00777775529999 GUID:EDB1C1B0-DE0A-4330-88CF-F5031F9ED4E1 Shortcode:63334</text:span></text:p>
      <text:p text:style-name="P1"><text:span text:style-name="T1">VOTE 1168123531 Campaign:ssss_uk_02A Validity:during Choice:Antony CONN:MIG01OU MSISDN:00777779909999 GUID:93B62C35-1857-476A-B4E9-3CD4E8A2B6D0 Shortcode:63334</text:span></text:p>
      <text:p text:style-name="P1"><text:span text:style-name="T1">VOTE 1168123531 Campaign:ssss_uk_02A Validity:during Choice:Verity CONN:MIG01OU MSISDN:00777772779999 GUID:9939B73E-B829-49F5-B5D8-B9D56C5F649A Shortcode:63334</text:span></text:p>
      <text:p text:style-name="P1"><text:span text:style-name="T1">VOTE 1168123531 Campaign:ssss_uk_02A Validity:during Choice:Alan CONN:MIG01OU MSISDN:00777777149999 GUID:0E10733C-475D-4F73-90E0-F868E09039A4 Shortcode:63334</text:span></text:p>
      <text:p text:style-name="P1"><text:span text:style-name="T1">VOTE 1168123531 Campaign:ssss_uk_02A Validity:during Choice:Gemma CONN:MIG00VU MSISDN:00777779939999 GUID:CA83F3C2-80D9-4C7E-AC1D-4EC9DD58F42D Shortcode:63334</text:span></text:p>
      <text:p text:style-name="P1"><text:span text:style-name="T1">VOTE 1168123531 Campaign:ssss_uk_02A Validity:during Choice:Mark CONN:MIG01XU MSISDN:00777771929999 GUID:FE6CB61E-46D2-4261-9277-D24A78E507F2 Shortcode:63334</text:span></text:p>
      <text:p text:style-name="P1"><text:span text:style-name="T1">VOTE 1168123531 Campaign:ssss_uk_02A Validity:during Choice:Leon CONN:MIG01XU MSISDN:00777774249999 GUID:26FF144C-8D01-4916-B164-58D62DCEDC5E Shortcode:63334</text:span></text:p>
      <text:p text:style-name="P1"><text:span text:style-name="T1">VOTE 1168123532 Campaign:ssss_uk_02A Validity:during Choice:Verity CONN:MIG01OU MSISDN:00777771949999 GUID:5CFE51FE-738E-4F2F-A981-6886393C96BB Shortcode:63334</text:span></text:p>
      <text:p text:style-name="P1"><text:span text:style-name="T1">VOTE 1168123532 Campaign:ssss_uk_02A Validity:during Choice:Verity CONN:MIG00VU MSISDN:00777773339999 GUID:7A3F6641-DD18-443E-9FA9-4F8A2408FA9A Shortcode:63334</text:span></text:p>
      <text:p text:style-name="P1"><text:span text:style-name="T1">VOTE 1168123532 Campaign:ssss_uk_02A Validity:during Choice:Tupele CONN:MIG01XU MSISDN:00777772259999 GUID:2DCDB549-99A1-408F-8B44-FD8E68DF0DCC Shortcode:63334</text:span></text:p>
      <text:p text:style-name="P1"><text:span text:style-name="T1">VOTE 1168123532 Campaign:ssss_uk_02A Validity:during Choice:Verity CONN:MIG01XU MSISDN:00777771609999 GUID:A457670F-8520-4FBA-A810-1DAB643EF3C1 Shortcode:63334</text:span></text:p>
      <text:p text:style-name="P1"><text:span text:style-name="T1">VOTE 1168123532 Campaign:ssss_uk_02A Validity:during Choice:Leon CONN:MIG01XU MSISDN:00777778129999 GUID:FA93D887-E6F0-4F45-A910-920FA30CDD7D Shortcode:63334</text:span></text:p>
      <text:p text:style-name="P1"><text:span text:style-name="T1">VOTE 1168123532 Campaign:ssss_uk_02A Validity:during Choice:Verity CONN:MIG01XU MSISDN:00777772619999 GUID:ED5B2E34-5437-41B0-BED1-7DEB490ABC55 Shortcode:63334</text:span></text:p>
      <text:p text:style-name="P1"><text:span text:style-name="T1">VOTE 1168123532 Campaign:ssss_uk_02A Validity:during Choice:Verity CONN:MIG01OU MSISDN:00777776719999 GUID:739FA2B2-9C3B-4FBA-9EF8-1EAC4DDFA27A Shortcode:63334</text:span></text:p>
      <text:p text:style-name="P1"><text:span text:style-name="T1">VOTE 1168123532 Campaign:ssss_uk_02A Validity:during Choice:Antony CONN:MIG01OU </text:span><text:soft-page-break/><text:span text:style-name="T1">MSISDN:00777772389999 GUID:84EA21C6-EDC8-44E9-8615-50FE125E4B8A Shortcode:63334</text:span></text:p>
      <text:p text:style-name="P1"><text:span text:style-name="T1">VOTE 1168123532 Campaign:ssss_uk_02A Validity:during Choice:Mark CONN:MIG01OU MSISDN:00777772769999 GUID:8FBD5255-BA0B-4AAE-8AFE-FA1605657BE7 Shortcode:63334</text:span></text:p>
      <text:p text:style-name="P1"><text:span text:style-name="T1">VOTE 1168123532 Campaign:ssss_uk_02A Validity:during Choice:Verity CONN:MIG01OU MSISDN:00777774499999 GUID:CA862E99-9975-4EB4-8E28-3CC650E8E81D Shortcode:63334</text:span></text:p>
      <text:p text:style-name="P1"><text:span text:style-name="T1">VOTE 1168123532 Campaign:ssss_uk_02A Validity:during Choice:Alan CONN:MIG01XU MSISDN:00777776529999 GUID:A650C6CA-42A5-45CF-BC5E-65185C1EFC3A Shortcode:63334</text:span></text:p>
      <text:p text:style-name="P1"><text:span text:style-name="T1">VOTE 1168123532 Campaign:ssss_uk_02A Validity:during Choice:Verity CONN:MIG01XU MSISDN:00777770599999 GUID:42AC2CF0-1FF5-4225-8231-D6DF83442450 Shortcode:63334</text:span></text:p>
      <text:p text:style-name="P1"><text:span text:style-name="T1">VOTE 1168123532 Campaign:ssss_uk_02A Validity:during Choice:Alan CONN:MIG01TU MSISDN:00777776369999 GUID:FD3ABAD0-6278-4AC2-992F-42C6BF473294 Shortcode:63334</text:span></text:p>
      <text:p text:style-name="P1"><text:span text:style-name="T1">VOTE 1168123532 Campaign:ssss_uk_02A Validity:during Choice:Matthew CONN:MIG01TU MSISDN:00777771599999 GUID:B433135E-1F28-4D1E-A88B-3EDDD1D222FE Shortcode:63334</text:span></text:p>
      <text:p text:style-name="P1"><text:span text:style-name="T1">VOTE 1168123532 Campaign:ssss_uk_02A Validity:during Choice:Alan CONN:MIG01XU MSISDN:00777776899999 GUID:40FA65C3-349A-4010-995A-32AABC360706 Shortcode:63334</text:span></text:p>
      <text:p text:style-name="P1"><text:span text:style-name="T1">VOTE 1168123532 Campaign:ssss_uk_02A Validity:during Choice:Verity CONN:MIG01XU MSISDN:00777772749999 GUID:950C37BB-5785-4DA7-BC3F-11E8191A5527 Shortcode:63334</text:span></text:p>
      <text:p text:style-name="P1"><text:span text:style-name="T1">VOTE 1168123532 Campaign:ssss_uk_02A Validity:during Choice:Verity CONN:MIG01XU MSISDN:00777771669999 GUID:980A6B39-4BF8-47FB-AD59-CACEED1893E6 Shortcode:63334</text:span></text:p>
      <text:p text:style-name="P1"><text:span text:style-name="T1">VOTE 1168123533 Campaign:ssss_uk_02A Validity:during Choice:Alan CONN:MIG01XU MSISDN:00777775059999 GUID:FDC778C3-969E-4861-A54B-8B8AEDC92016 Shortcode:63334</text:span></text:p>
      <text:p text:style-name="P1"><text:span text:style-name="T1">VOTE 1168123533 Campaign:ssss_uk_02A Validity:during Choice:Antony CONN:MIG01OU MSISDN:00777770889999 GUID:F5C98762-40F8-4EFF-9969-8F2AE6E03D6E Shortcode:63334</text:span></text:p>
      <text:p text:style-name="P1"><text:span text:style-name="T1">VOTE 1168123533 Campaign:ssss_uk_02A Validity:during Choice:Verity CONN:MIG01XU MSISDN:00777773749999 GUID:50797631-6EB4-4276-B2AE-353DB7E5C62D Shortcode:63334</text:span></text:p>
      <text:p text:style-name="P1"><text:span text:style-name="T1">VOTE 1168123533 Campaign:ssss_uk_02A Validity:during Choice:Alan CONN:MIG01XU MSISDN:00777773179999 GUID:D21E69C2-8F07-41EB-85C7-3782E26A78FC Shortcode:63334</text:span></text:p>
      <text:p text:style-name="P1"><text:span text:style-name="T1">VOTE 1168123533 Campaign:ssss_uk_02A Validity:during Choice:Gemma CONN:MIG01OU MSISDN:00777779759999 GUID:0CF0BA1C-F317-42C1-9B63-129AEB518CD2 Shortcode:63334</text:span></text:p>
      <text:p text:style-name="P1"><text:span text:style-name="T1">VOTE 1168123533 Campaign:ssss_uk_02A Validity:during Choice:Verity CONN:MIG00VU MSISDN:00777776939999 GUID:2E55885F-0732-485F-9BDD-20305063684F Shortcode:63334</text:span></text:p>
      <text:p text:style-name="P1"><text:span text:style-name="T1">VOTE 1168123533 Campaign:ssss_uk_02A Validity:during Choice:Leon CONN:MIG01OU MSISDN:00777773999999 GUID:FCA16483-CC53-4A7C-878F-0EBD8D6A15E3 Shortcode:63334</text:span></text:p>
      <text:p text:style-name="P1"><text:span text:style-name="T1">VOTE 1168123533 Campaign:ssss_uk_02A Validity:during Choice:Antony CONN:MIG01OU MSISDN:00777772449999 GUID:84C0590C-5545-4361-8C87-72D4E1EF6084 Shortcode:63334</text:span></text:p>
      <text:p text:style-name="P1"><text:span text:style-name="T1">VOTE 1168123533 Campaign:ssss_uk_02A Validity:during Choice:Verity CONN:MIG01OU MSISDN:00777770559999 GUID:E181EBCE-CE51-4C6A-9578-928BDA344119 Shortcode:63334</text:span></text:p>
      <text:p text:style-name="P1"><text:span text:style-name="T1">VOTE 1168123533 Campaign:ssss_uk_02A Validity:during Choice:Alan CONN:MIG01XU MSISDN:00777779999999 GUID:88161281-7765-4D33-BA91-2EF74CDDCF5A Shortcode:63334</text:span></text:p>
      <text:p text:style-name="P1"><text:span text:style-name="T1">VOTE 1168123533 Campaign:ssss_uk_02A Validity:during Choice:Gemma CONN:MIG01XU MSISDN:00777771469999 GUID:77023792-539C-4253-B9CE-929C3C7D39B3 Shortcode:63334</text:span></text:p>
      <text:p text:style-name="P1"><text:span text:style-name="T1">VOTE 1168123533 Campaign:ssss_uk_02A Validity:during Choice:Verity CONN:MIG01XU MSISDN:00777779459999 GUID:3E584BB2-A6C5-4703-9FE5-6361E396DE1E Shortcode:63334</text:span></text:p>
      <text:p text:style-name="P1"><text:span text:style-name="T1">VOTE 1168123533 Campaign:ssss_uk_02A Validity:during Choice:Alan CONN:MIG01XU MSISDN:00777774189999 GUID:C155E938-FD88-40ED-98BE-8A01996A4AFB Shortcode:63334</text:span></text:p>
      <text:p text:style-name="P1"><text:span text:style-name="T1">VOTE 1168123533 Campaign:ssss_uk_02A Validity:during Choice:Matthew CONN:MIG01XU MSISDN:00777777559999 GUID:6E127B88-0934-4E48-85AF-F9D00F3433D2 Shortcode:63334</text:span></text:p>
      <text:p text:style-name="P1"><text:span text:style-name="T1">VOTE 1168123533 Campaign:ssss_uk_02A Validity:during Choice:Alan CONN:MIG01XU MSISDN:00777773989999 GUID:7941456F-891B-437C-8586-39B2F89410C0 Shortcode:63334</text:span></text:p>
      <text:p text:style-name="P1"><text:span text:style-name="T1">VOTE 1168123533 Campaign:ssss_uk_02A Validity:during Choice:Mark CONN:MIG01XU MSISDN:00777776159999 GUID:B1233ECD-24D7-4D6A-9E97-2B5EAC6778D5 Shortcode:63334</text:span></text:p>
      <text:p text:style-name="P1"><text:span text:style-name="T1">VOTE 1168123533 Campaign:ssss_uk_02A Validity:during Choice:Alan CONN:MIG01XU MSISDN:00777772999999 GUID:9F134911-5F0E-4121-8202-AECCAF9E8547 Shortcode:63334</text:span></text:p>
      <text:p text:style-name="P1"><text:span text:style-name="T1">VOTE 1168123533 Campaign:ssss_uk_02A Validity:during Choice:Matthew CONN:MIG01XU MSISDN:00777775889999 GUID:A0D11CC7-103F-4B45-B704-B57101BAF3A4 Shortcode:63334</text:span></text:p>
      <text:p text:style-name="P1"><text:span text:style-name="T1">VOTE 1168123533 Campaign:ssss_uk_02A Validity:during Choice:Verity CONN:MIG01XU MSISDN:00777770349999 GUID:38DF5D12-67E7-4A97-AAC7-4C187D85402B Shortcode:63334</text:span></text:p>
      <text:p text:style-name="P1"><text:span text:style-name="T1">VOTE 1168123533 Campaign:ssss_uk_02A Validity:during Choice:Alan CONN:MIG01XU MSISDN:00777779999999 GUID:58BFAB17-8009-4010-9106-6EE2B033FD1D Shortcode:63334</text:span></text:p>
      <text:p text:style-name="P1"><text:span text:style-name="T1">VOTE 1168123533 Campaign:ssss_uk_02A Validity:during Choice:Verity CONN:MIG01XU MSISDN:00777776229999 GUID:827114DF-2084-4942-84E8-5CA2CF00D772 Shortcode:63334</text:span></text:p>
      <text:p text:style-name="P1"><text:span text:style-name="T1">VOTE 1168123533 Campaign:ssss_uk_02A Validity:during Choice:Verity CONN:MIG01XU </text:span><text:soft-page-break/><text:span text:style-name="T1">MSISDN:00777772449999 GUID:6E04F4BB-31D9-4124-93AE-AA8D604F6A1B Shortcode:63334</text:span></text:p>
      <text:p text:style-name="P1"><text:span text:style-name="T1">VOTE 1168123534 Campaign:ssss_uk_02A Validity:during Choice:Antony CONN:MIG00VU MSISDN:00777770999999 GUID:6FBDFC5D-3B91-4808-8AE8-10FD635B774A Shortcode:63334</text:span></text:p>
      <text:p text:style-name="P1"><text:span text:style-name="T1">VOTE 1168123534 Campaign:ssss_uk_02A Validity:during Choice:Verity CONN:MIG00VU MSISDN:00777777619999 GUID:7D94C337-0FB9-40D2-9196-5063F3537F6D Shortcode:63334</text:span></text:p>
      <text:p text:style-name="P1"><text:span text:style-name="T1">VOTE 1168123534 Campaign:ssss_uk_02A Validity:during Choice:Antony CONN:MIG01XU MSISDN:00777770529999 GUID:1DC8C66E-AFFB-4090-870C-427ACD79E653 Shortcode:63334</text:span></text:p>
      <text:p text:style-name="P1"><text:span text:style-name="T1">VOTE 1168123534 Campaign:ssss_uk_02A Validity:during Choice:Leon CONN:MIG01XU MSISDN:00777776389999 GUID:3157F6D3-2C25-4890-9F69-CCB11D1E985D Shortcode:63334</text:span></text:p>
      <text:p text:style-name="P1"><text:span text:style-name="T1">VOTE 1168123534 Campaign:ssss_uk_02A Validity:during Choice:Verity CONN:MIG01XU MSISDN:00777774869999 GUID:3A76BA49-C19C-400B-A69F-306E722EA231 Shortcode:63334</text:span></text:p>
      <text:p text:style-name="P1"><text:span text:style-name="T1">VOTE 1168123534 Campaign:ssss_uk_02A Validity:during Choice:Mark CONN:MIG01XU MSISDN:00777779129999 GUID:37678380-C294-4D5C-8316-FD9B274D63C7 Shortcode:63334</text:span></text:p>
      <text:p text:style-name="P1"><text:span text:style-name="T1">VOTE 1168123534 Campaign:ssss_uk_02A Validity:during Choice:Antony CONN:MIG01XU MSISDN:00777778259999 GUID:F1583124-1027-4A45-8DC0-01D33C755B8A Shortcode:63334</text:span></text:p>
      <text:p text:style-name="P1"><text:span text:style-name="T1">VOTE 1168123534 Campaign:ssss_uk_02A Validity:during Choice:Mark CONN:MIG00VU MSISDN:00777776319999 GUID:9E467B48-D370-4A3B-873B-2A45B0D3F7E4 Shortcode:63334</text:span></text:p>
      <text:p text:style-name="P1"><text:span text:style-name="T1">VOTE 1168123534 Campaign:ssss_uk_02A Validity:during Choice:Gemma CONN:MIG01OU MSISDN:00777770809999 GUID:A2E0A7A8-4722-42BC-8B32-810E7086EE69 Shortcode:63334</text:span></text:p>
      <text:p text:style-name="P1"><text:span text:style-name="T1">VOTE 1168123534 Campaign:ssss_uk_02A Validity:during Choice:Antony CONN:MIG01OU MSISDN:00777779939999 GUID:873F54E2-D501-457F-9CB6-0FF3831777AC Shortcode:63334</text:span></text:p>
      <text:p text:style-name="P1"><text:span text:style-name="T1">VOTE 1168123534 Campaign:ssss_uk_02A Validity:during Choice:Verity CONN:MIG01OU MSISDN:00777775109999 GUID:59D11ED7-759B-476B-AE8F-0824D7F576A6 Shortcode:63334</text:span></text:p>
      <text:p text:style-name="P1"><text:span text:style-name="T1">VOTE 1168123534 Campaign:ssss_uk_02A Validity:during Choice:Mark CONN:MIG01OU MSISDN:00777779219999 GUID:28DAA50B-5D8A-464A-A4E0-BA8D8A06203F Shortcode:63334</text:span></text:p>
      <text:p text:style-name="P1"><text:span text:style-name="T1">VOTE 1168123534 Campaign:ssss_uk_02A Validity:during Choice:Antony CONN:MIG01OU MSISDN:00777775719999 GUID:E9BE2888-71E8-45C0-B3E5-268F2126B004 Shortcode:63334</text:span></text:p>
      <text:p text:style-name="P1"><text:span text:style-name="T1">VOTE 1168123534 Campaign:ssss_uk_02A Validity:during Choice:Verity CONN:MIG01XU MSISDN:00777773999999 GUID:A45C9661-B20B-459C-854C-0669A183DE02 Shortcode:63334</text:span></text:p>
      <text:p text:style-name="P1"><text:span text:style-name="T1">VOTE 1168123534 Campaign:ssss_uk_02A Validity:during Choice:Verity CONN:MIG01OU MSISDN:00777779469999 GUID:EC03C768-F3D0-4CE4-B9ED-2A67E06FB89A Shortcode:63334</text:span></text:p>
      <text:p text:style-name="P1"><text:span text:style-name="T1">VOTE 1168123534 Campaign:ssss_uk_02A Validity:during Choice:Antony CONN:MIG01XU MSISDN:00777774739999 GUID:77DD0540-8008-4C64-BEE5-ED5A16265090 Shortcode:63334</text:span></text:p>
      <text:p text:style-name="P1"><text:span text:style-name="T1">VOTE 1168123534 Campaign:ssss_uk_02A Validity:during Choice:Leon CONN:MIG01XU MSISDN:00777778439999 GUID:81722F1E-35CC-4C00-868B-36FB964E4A7A Shortcode:63334</text:span></text:p>
      <text:p text:style-name="P1"><text:span text:style-name="T1">VOTE 1168123534 Campaign:ssss_uk_02A Validity:during Choice:Alan CONN:MIG01XU MSISDN:00777771189999 GUID:294895E4-0B68-4E4F-A225-8B099D008163 Shortcode:63334</text:span></text:p>
      <text:p text:style-name="P1"><text:span text:style-name="T1">VOTE 1168123534 Campaign:ssss_uk_02A Validity:during Choice:Verity CONN:MIG00VU MSISDN:00777779049999 GUID:0B92C0DD-1EB3-497D-8F4B-DF85F73796F0 Shortcode:63334</text:span></text:p>
      <text:p text:style-name="P1"><text:span text:style-name="T1">VOTE 1168123534 Campaign:ssss_uk_02A Validity:during Choice:Gemma CONN:MIG01OU MSISDN:00777777869999 GUID:5EE95170-AAF4-42A3-A63D-ACF29D260B78 Shortcode:63334</text:span></text:p>
      <text:p text:style-name="P1"><text:span text:style-name="T1">VOTE 1168123534 Campaign:ssss_uk_02A Validity:during Choice:Leon CONN:MIG01OU MSISDN:00777777449999 GUID:B3CA1FF6-7D78-4293-B78F-62B282C56589 Shortcode:63334</text:span></text:p>
      <text:p text:style-name="P1"><text:span text:style-name="T1">VOTE 1168123534 Campaign:ssss_uk_02A Validity:during Choice:Verity CONN:MIG01OU MSISDN:00777775699999 GUID:BB13CF2D-A6FF-44F4-9527-6BE93BCE724C Shortcode:63334</text:span></text:p>
      <text:p text:style-name="P1"><text:span text:style-name="T1">VOTE 1168123534 Campaign:ssss_uk_02A Validity:during Choice:Alan CONN:MIG01OU MSISDN:00777776659999 GUID:BED23F51-B4E5-49E2-A6E4-1D1FBE7EE9A4 Shortcode:63334</text:span></text:p>
      <text:p text:style-name="P1"><text:span text:style-name="T1">VOTE 1168123535 Campaign:ssss_uk_02A Validity:during Choice:Verity CONN:MIG01XU MSISDN:00777773599999 GUID:E8A426D3-66ED-4899-A9BA-8988FB621919 Shortcode:63334</text:span></text:p>
      <text:p text:style-name="P1"><text:span text:style-name="T1">VOTE 1168123535 Campaign:ssss_uk_02A Validity:during Choice:Alan CONN:MIG01XU MSISDN:00777772059999 GUID:DA6F12E5-753B-48B2-A91D-F13590B7E493 Shortcode:63334</text:span></text:p>
      <text:p text:style-name="P1"><text:span text:style-name="T1">VOTE 1168123535 Campaign:ssss_uk_02A Validity:during Choice:Antony CONN:MIG01XU MSISDN:00777776529999 GUID:A9B8A474-9656-424E-99CE-F4CC72ACA244 Shortcode:63334</text:span></text:p>
      <text:p text:style-name="P1"><text:span text:style-name="T1">VOTE 1168123535 Campaign:ssss_uk_02A Validity:during Choice:Antony CONN:MIG01XU MSISDN:00777771019999 GUID:113CFC8B-8D38-4544-8402-6F96375220AE Shortcode:63334</text:span></text:p>
      <text:p text:style-name="P1"><text:span text:style-name="T1">VOTE 1168123535 Campaign:ssss_uk_02A Validity:during Choice:Verity CONN:MIG01XU MSISDN:00777777479999 GUID:7A39FA71-E888-4730-A60A-37E945E67BE4 Shortcode:63334</text:span></text:p>
      <text:p text:style-name="P1"><text:span text:style-name="T1">VOTE 1168123535 Campaign:ssss_uk_02A Validity:during Choice:Verity CONN:MIG00VU MSISDN:00777778589999 GUID:4B356B62-FACD-445C-8821-B36CCB4DE4DB Shortcode:63334</text:span></text:p>
      <text:p text:style-name="P1"><text:span text:style-name="T1">VOTE 1168123535 Campaign:ssss_uk_02A Validity:during Choice:Alan CONN:MIG01OU MSISDN:00777776009999 GUID:6CA2020F-8030-4584-9291-7FDCC13CA700 Shortcode:63334</text:span></text:p>
      <text:p text:style-name="P1"><text:span text:style-name="T1">VOTE 1168123535 Campaign:ssss_uk_02A Validity:during Choice:Mark CONN:MIG00VU </text:span><text:soft-page-break/><text:span text:style-name="T1">MSISDN:00777776719999 GUID:ECC45BA7-7481-455B-95FE-5B446B9AC2D3 Shortcode:63334</text:span></text:p>
      <text:p text:style-name="P1"><text:span text:style-name="T1">VOTE 1168123535 Campaign:ssss_uk_02A Validity:during Choice:Antony CONN:MIG01OU MSISDN:00777772969999 GUID:D76A4619-5637-43A8-B26F-53CDF7CFB446 Shortcode:63334</text:span></text:p>
      <text:p text:style-name="P1"><text:span text:style-name="T1">VOTE 1168123535 Campaign:ssss_uk_02A Validity:during Choice:Antony CONN:MIG01OU MSISDN:00777774489999 GUID:50CA2941-B4FB-4448-ADCF-9B0164656F93 Shortcode:63334</text:span></text:p>
      <text:p text:style-name="P1"><text:span text:style-name="T1">VOTE 1168123535 Campaign:ssss_uk_02A Validity:during Choice:Verity CONN:MIG01XU MSISDN:00777774479999 GUID:CD9C0D6F-9A29-4DA0-8D66-AE9478E48D66 Shortcode:63334</text:span></text:p>
      <text:p text:style-name="P1"><text:span text:style-name="T1">VOTE 1168123535 Campaign:ssss_uk_02A Validity:during Choice:Antony CONN:MIG01XU MSISDN:00777774149999 GUID:B5DE846B-8FC1-4150-A598-0C0DFAB51326 Shortcode:63334</text:span></text:p>
      <text:p text:style-name="P1"><text:span text:style-name="T1">VOTE 1168123535 Campaign:ssss_uk_02A Validity:during Choice:Antony CONN:MIG01XU MSISDN:00777774989999 GUID:C95CF977-5271-4B05-A9B3-80AEAE00FAC6 Shortcode:63334</text:span></text:p>
      <text:p text:style-name="P1"><text:span text:style-name="T1">VOTE 1168123535 Campaign:ssss_uk_02A Validity:during Choice:Antony CONN:MIG01XU MSISDN:00777777959999 GUID:091A9F08-0688-49D0-8D86-6B1A127651CC Shortcode:63334</text:span></text:p>
      <text:p text:style-name="P1"><text:span text:style-name="T1">VOTE 1168123535 Campaign:ssss_uk_02A Validity:during Choice:Alan CONN:MIG01XU MSISDN:00777776019999 GUID:ABCBE80F-8E82-4043-AEA8-07901CB3B6CF Shortcode:63334</text:span></text:p>
      <text:p text:style-name="P1"><text:span text:style-name="T1">VOTE 1168123535 Campaign:ssss_uk_02A Validity:during Choice:Alan CONN:MIG01TU MSISDN:00777775289999 GUID:2C2A1C94-EC4B-4426-9135-30158F60BEB6 Shortcode:63334</text:span></text:p>
      <text:p text:style-name="P1"><text:span text:style-name="T1">VOTE 1168123535 Campaign:ssss_uk_02A Validity:during Choice:Leon CONN:MIG01TU MSISDN:00777772729999 GUID:0CBEDCB9-41D4-4DC5-A989-8FC267C3EA86 Shortcode:63334</text:span></text:p>
      <text:p text:style-name="P1"><text:span text:style-name="T1">VOTE 1168123535 Campaign:ssss_uk_02A Validity:during Choice:Antony CONN:MIG01XU MSISDN:00777771189999 GUID:F33BA210-D586-40F5-8F56-F581E94710E3 Shortcode:63334</text:span></text:p>
      <text:p text:style-name="P1"><text:span text:style-name="T1">VOTE 1168123535 Campaign:ssss_uk_02A Validity:during Choice:Antony CONN:MIG01XU MSISDN:00777773239999 GUID:1FEEEE6F-C001-440D-8072-41FC41783C4B Shortcode:63334</text:span></text:p>
      <text:p text:style-name="P1"><text:span text:style-name="T1">VOTE 1168123535 Campaign:ssss_uk_02A Validity:during Choice:Leon CONN:MIG01XU MSISDN:00777771999999 GUID:9D35E270-634B-4B38-BBEB-C2A71196ED53 Shortcode:63334</text:span></text:p>
      <text:p text:style-name="P1"><text:span text:style-name="T1">VOTE 1168123535 Campaign:ssss_uk_02A Validity:during Choice:Verity CONN:MIG01TU MSISDN:00777774669999 GUID:C44B1936-8181-42CA-A0CF-F3493063F10A Shortcode:63334</text:span></text:p>
      <text:p text:style-name="P1"><text:span text:style-name="T1">VOTE 1168123535 Campaign:ssss_uk_02A Validity:during Choice:Verity CONN:MIG01OU MSISDN:00777778649999 GUID:36165108-1190-4985-8E70-9466DBCB56C6 Shortcode:63334</text:span></text:p>
      <text:p text:style-name="P1"><text:span text:style-name="T1">VOTE 1168123535 Campaign:ssss_uk_02A Validity:during Choice:Verity CONN:MIG01OU MSISDN:00777774679999 GUID:37608316-F8A4-4EBB-8AE2-63A8D423AB41 Shortcode:63334</text:span></text:p>
      <text:p text:style-name="P1"><text:span text:style-name="T1">VOTE 1168123535 Campaign:ssss_uk_02A Validity:during Choice:Antony CONN:MIG01TU MSISDN:00777778769999 GUID:FEAB9ADF-0ABF-4693-82B9-3D54A2F461FA Shortcode:63334</text:span></text:p>
      <text:p text:style-name="P1"><text:span text:style-name="T1">VOTE 1168123535 Campaign:ssss_uk_02A Validity:during Choice:Antony CONN:MIG01TU MSISDN:00777775319999 GUID:3DFAAF79-EFFA-46B6-82B7-45395191D615 Shortcode:63334</text:span></text:p>
      <text:p text:style-name="P1"><text:span text:style-name="T1">VOTE 1168123535 Campaign:ssss_uk_02A Validity:during Choice:Antony CONN:MIG01TU MSISDN:00777774289999 GUID:512E617C-3C05-4F9E-8AC3-E64B5A0ECFF1 Shortcode:63334</text:span></text:p>
      <text:p text:style-name="P1"><text:span text:style-name="T1">VOTE 1168123535 Campaign:ssss_uk_02A Validity:during Choice:Antony CONN:MIG01OU MSISDN:00777771649999 GUID:56C307AB-123A-480A-A34B-69C05C177133 Shortcode:63334</text:span></text:p>
      <text:p text:style-name="P1"><text:span text:style-name="T1">VOTE 1168123535 Campaign:ssss_uk_02A Validity:during Choice:Verity CONN:MIG01TU MSISDN:00777777599999 GUID:DE744EFB-BB65-41C3-ABAF-E0EB598E0B28 Shortcode:63334</text:span></text:p>
      <text:p text:style-name="P1"><text:span text:style-name="T1">VOTE 1168123536 Campaign:ssss_uk_02A Validity:during Choice:Mark CONN:MIG01OU MSISDN:00777770309999 GUID:5A569D5E-69E9-420D-B49A-F1DB5B0D5E9C Shortcode:63334</text:span></text:p>
      <text:p text:style-name="P1"><text:span text:style-name="T1">VOTE 1168123536 Campaign:ssss_uk_02A Validity:during Choice:Verity CONN:MIG01XU MSISDN:00777773549999 GUID:387DF304-3B8B-47BF-B183-23EE33EA83C9 Shortcode:63334</text:span></text:p>
      <text:p text:style-name="P1"><text:span text:style-name="T1">VOTE 1168123536 Campaign:ssss_uk_02A Validity:during Choice:Leon CONN:MIG01XU MSISDN:00777772819999 GUID:CF13E360-BADE-41FD-8F10-5BB7F373342C Shortcode:63334</text:span></text:p>
      <text:p text:style-name="P1"><text:span text:style-name="T1">VOTE 1168123536 Campaign:ssss_uk_02A Validity:during Choice:Alan CONN:MIG01XU MSISDN:00777771389999 GUID:79C8BF96-6B0F-4AB0-AD71-A72B0FA00544 Shortcode:63334</text:span></text:p>
      <text:p text:style-name="P1"><text:span text:style-name="T1">VOTE 1168123536 Campaign:ssss_uk_02A Validity:during Choice:Antony CONN:MIG01XU MSISDN:00777772809999 GUID:14B670A9-C34D-43E3-8A6B-03E07299B485 Shortcode:63334</text:span></text:p>
      <text:p text:style-name="P1"><text:span text:style-name="T1">VOTE 1168123536 Campaign:ssss_uk_02A Validity:during Choice:Verity CONN:MIG01XU MSISDN:00777774929999 GUID:044C28C4-4F0A-4D35-B6B0-AC7FBC346698 Shortcode:63334</text:span></text:p>
      <text:p text:style-name="P1"><text:span text:style-name="T1">VOTE 1168123536 Campaign:ssss_uk_02A Validity:during Choice:Verity CONN:MIG01TU MSISDN:00777779459999 GUID:2D4B3ABA-2436-458B-AFCE-2ADA3E0CCACE Shortcode:63334</text:span></text:p>
      <text:p text:style-name="P1"><text:span text:style-name="T1">VOTE 1168123536 Campaign:ssss_uk_02A Validity:during Choice:Leon CONN:MIG01TU MSISDN:00777777249999 GUID:6A3E0A83-5A2C-4D29-A5CE-F0AC1860637A Shortcode:63334</text:span></text:p>
      <text:p text:style-name="P1"><text:span text:style-name="T1">VOTE 1168123536 Campaign:ssss_uk_02A Validity:during Choice:Alan CONN:MIG01OU MSISDN:00777770979999 GUID:32F7BAC1-E89A-4F33-8989-D79602D13703 Shortcode:63334</text:span></text:p>
      <text:p text:style-name="P1"><text:span text:style-name="T1">VOTE 1168123536 Campaign:ssss_uk_02A Validity:during Choice:Antony CONN:MIG01OU MSISDN:00777775729999 GUID:08F383CD-2BA6-4E10-90EB-2D52D5293DCE Shortcode:63334</text:span></text:p>
      <text:p text:style-name="P1"><text:span text:style-name="T1">VOTE 1168123536 Campaign:ssss_uk_02A Validity:during Choice:Alan CONN:MIG00VU </text:span><text:soft-page-break/><text:span text:style-name="T1">MSISDN:00777770909999 GUID:BE85FCF5-74D0-48A8-B6A1-61E46B1CA6B0 Shortcode:63334</text:span></text:p>
      <text:p text:style-name="P1"><text:span text:style-name="T1">VOTE 1168123536 Campaign:ssss_uk_02A Validity:during Choice:Antony CONN:MIG00VU MSISDN:00777770489999 GUID:5D061E1D-7D77-4213-BD57-58A45215B5FD Shortcode:63334</text:span></text:p>
      <text:p text:style-name="P1"><text:span text:style-name="T1">VOTE 1168123536 Campaign:ssss_uk_02A Validity:during Choice:Tupele CONN:MIG01OU MSISDN:00777771629999 GUID:3AD80971-D787-4934-8D7B-6C5C03A5AEC1 Shortcode:63334</text:span></text:p>
      <text:p text:style-name="P1"><text:span text:style-name="T1">VOTE 1168123536 Campaign:ssss_uk_02A Validity:during Choice:Leon CONN:MIG01XU MSISDN:00777773569999 GUID:2C1F36E8-8D99-4C0C-A1D1-CB1AEFA3FE1B Shortcode:63334</text:span></text:p>
      <text:p text:style-name="P1"><text:span text:style-name="T1">VOTE 1168123536 Campaign:ssss_uk_02A Validity:during Choice:Matthew CONN:MIG01XU MSISDN:00777779309999 GUID:3A698BCC-06BB-47DD-87CE-0DEE3C8090E1 Shortcode:63334</text:span></text:p>
      <text:p text:style-name="P1"><text:span text:style-name="T1">VOTE 1168123536 Campaign:ssss_uk_02A Validity:during Choice:Antony CONN:MIG01XU MSISDN:00777778009999 GUID:61EB9855-1CAC-471B-8676-6C1DA5D7714B Shortcode:63334</text:span></text:p>
      <text:p text:style-name="P1"><text:span text:style-name="T1">VOTE 1168123536 Campaign:ssss_uk_02A Validity:during Choice:Verity CONN:MIG01TU MSISDN:00777774429999 GUID:00F7CE82-2232-4D63-B3C1-639D51465D82 Shortcode:63334</text:span></text:p>
      <text:p text:style-name="P1"><text:span text:style-name="T1">VOTE 1168123536 Campaign:ssss_uk_02A Validity:during Choice:Antony CONN:MIG01OU MSISDN:00777774769999 GUID:7A228781-DE84-4AD8-AA9E-E419964097A7 Shortcode:63334</text:span></text:p>
      <text:p text:style-name="P1"><text:span text:style-name="T1">VOTE 1168123536 Campaign:ssss_uk_02A Validity:during Choice:Antony CONN:MIG01OU MSISDN:00777776489999 GUID:1EC52D25-9FE5-45C4-81B0-4606F45559FA Shortcode:63334</text:span></text:p>
      <text:p text:style-name="P1"><text:span text:style-name="T1">VOTE 1168123537 Campaign:ssss_uk_02A Validity:during Choice:Antony CONN:MIG00VU MSISDN:00777777539999 GUID:E41C1EF6-E85A-48B6-B6D4-9D29D4BAA679 Shortcode:63334</text:span></text:p>
      <text:p text:style-name="P1"><text:span text:style-name="T1">VOTE 1168123537 Campaign:ssss_uk_02A Validity:during Choice:Verity CONN:MIG01XU MSISDN:00777772699999 GUID:5171702A-F88E-425B-964B-2365D80064DD Shortcode:63334</text:span></text:p>
      <text:p text:style-name="P1"><text:span text:style-name="T1">VOTE 1168123537 Campaign:ssss_uk_02A Validity:during Choice:Verity CONN:MIG01OU MSISDN:00777777179999 GUID:3430712A-3365-4145-AC7E-E35B2FC77E74 Shortcode:63334</text:span></text:p>
      <text:p text:style-name="P1"><text:span text:style-name="T1">VOTE 1168123537 Campaign:ssss_uk_02A Validity:during Choice:Mark CONN:MIG01OU MSISDN:00777775599999 GUID:C7F61D55-8F91-477B-89FA-8570E99FC45F Shortcode:63334</text:span></text:p>
      <text:p text:style-name="P1"><text:span text:style-name="T1">VOTE 1168123537 Campaign:ssss_uk_02A Validity:during Choice:Verity CONN:MIG00VU MSISDN:00777777039999 GUID:FD774B34-AA5F-4937-B67C-914BCCE6E160 Shortcode:63334</text:span></text:p>
      <text:p text:style-name="P1"><text:span text:style-name="T1">VOTE 1168123537 Campaign:ssss_uk_02A Validity:during Choice:Gemma CONN:MIG01XU MSISDN:00777779429999 GUID:1CBE3242-B522-49A7-AA96-2536803203CA Shortcode:63334</text:span></text:p>
      <text:p text:style-name="P1"><text:span text:style-name="T1">VOTE 1168123537 Campaign:ssss_uk_02A Validity:during Choice:Antony CONN:MIG01OU MSISDN:00777770549999 GUID:0209D2F7-8A59-4804-AD96-D35DCF4C0E9F Shortcode:63334</text:span></text:p>
      <text:p text:style-name="P1"><text:span text:style-name="T1">VOTE 1168123537 Campaign:ssss_uk_02A Validity:during Choice:Tupele CONN:MIG01OU MSISDN:00777775159999 GUID:F8E544AA-461F-413A-9C7E-87A520947D0B Shortcode:63334</text:span></text:p>
      <text:p text:style-name="P1"><text:span text:style-name="T1">VOTE 1168123537 Campaign:ssss_uk_02A Validity:during Choice:Antony CONN:MIG01OU MSISDN:00777773699999 GUID:7277354D-47D8-421E-BA18-ADAD4D467FDC Shortcode:63334</text:span></text:p>
      <text:p text:style-name="P1"><text:span text:style-name="T1">VOTE 1168123537 Campaign:ssss_uk_02A Validity:during Choice:Gemma CONN:MIG01HU MSISDN:00777778209999 GUID:609FCC0E-3ED6-49F1-BF16-AD495B81F802 Shortcode:63334</text:span></text:p>
      <text:p text:style-name="P1"><text:span text:style-name="T1">VOTE 1168123538 Campaign:ssss_uk_02A Validity:during Choice:Antony CONN:MIG01OU MSISDN:00777770409999 GUID:BE19EDBD-0900-4BD8-8D0D-BE96B7935BE4 Shortcode:63334</text:span></text:p>
      <text:p text:style-name="P1"><text:span text:style-name="T1">VOTE 1168123538 Campaign:ssss_uk_02A Validity:during Choice:Verity CONN:MIG01XU MSISDN:00777776319999 GUID:9C017EE8-B6CB-4404-A52B-C50A04B3BC10 Shortcode:63334</text:span></text:p>
      <text:p text:style-name="P1"><text:span text:style-name="T1">VOTE 1168123538 Campaign:ssss_uk_02A Validity:during Choice:Alan CONN:MIG01OU MSISDN:00777779719999 GUID:A4CEAA40-F733-44FA-97BC-CAAD0A78A992 Shortcode:63334</text:span></text:p>
      <text:p text:style-name="P1"><text:span text:style-name="T1">VOTE 1168123538 Campaign:ssss_uk_02A Validity:during Choice:Alan CONN:MIG01HU MSISDN:00777776569999 GUID:D0D5EC9F-9B64-49D8-AA82-3557F119B37F Shortcode:63334</text:span></text:p>
      <text:p text:style-name="P1"><text:span text:style-name="T1">VOTE 1168123538 Campaign:ssss_uk_02A Validity:during Choice:Matthew CONN:MIG00VU MSISDN:00777774279999 GUID:215C164C-5B2C-4BD2-9DCB-38C97C1E64C8 Shortcode:63334</text:span></text:p>
      <text:p text:style-name="P1"><text:span text:style-name="T1">VOTE 1168123538 Campaign:ssss_uk_02A Validity:during Choice:Verity CONN:MIG00VU MSISDN:00777776679999 GUID:BBC60ACB-0426-4A97-9EBD-989D7D7EDC9F Shortcode:63334</text:span></text:p>
      <text:p text:style-name="P1"><text:span text:style-name="T1">VOTE 1168123538 Campaign:ssss_uk_02A Validity:during Choice:Leon CONN:MIG01OU MSISDN:00777776129999 GUID:C33B6BD0-A032-4320-96B9-A0C98852BBCB Shortcode:63334</text:span></text:p>
      <text:p text:style-name="P1"><text:span text:style-name="T1">VOTE 1168123538 Campaign:ssss_uk_02A Validity:during Choice:Gemma CONN:MIG01XU MSISDN:00777770499999 GUID:286EA6B2-A71F-425A-BA45-B4E358372959 Shortcode:63334</text:span></text:p>
      <text:p text:style-name="P1"><text:span text:style-name="T1">VOTE 1168123538 Campaign:ssss_uk_02A Validity:during Choice:Gemma CONN:MIG01OU MSISDN:00777777629999 GUID:89447F4C-334A-441E-9EA5-9D6A9A70C4A2 Shortcode:63334</text:span></text:p>
      <text:p text:style-name="P1"><text:span text:style-name="T1">VOTE 1168123538 Campaign:ssss_uk_02A Validity:during Choice:Verity CONN:MIG01XU MSISDN:00777773349999 GUID:55F3A265-74F7-4145-A307-275AEFF118B7 Shortcode:63334</text:span></text:p>
      <text:p text:style-name="P1"><text:span text:style-name="T1">VOTE 1168123538 Campaign:ssss_uk_02A Validity:during Choice:Verity CONN:MIG01XU MSISDN:00777772369999 GUID:7F57713F-DBD5-4168-B3BA-D49F2A910CF3 Shortcode:63334</text:span></text:p>
      <text:p text:style-name="P1"><text:span text:style-name="T1">VOTE 1168123538 Campaign:ssss_uk_02A Validity:during Choice:Verity CONN:MIG01XU MSISDN:00777776399999 GUID:57C854A2-46BC-4B80-B1A3-81A248E657D6 Shortcode:63334</text:span></text:p>
      <text:p text:style-name="P1"><text:span text:style-name="T1">VOTE 1168123538 Campaign:ssss_uk_02A Validity:during Choice:Antony CONN:MIG01XU </text:span><text:soft-page-break/><text:span text:style-name="T1">MSISDN:00777777999999 GUID:17EC830F-40F2-4073-BDC5-5781E4DDCACC Shortcode:63334</text:span></text:p>
      <text:p text:style-name="P1"><text:span text:style-name="T1">VOTE 1168123539 Campaign:ssss_uk_02A Validity:during Choice:Verity CONN:MIG01OU MSISDN:00777777549999 GUID:1D0D6C58-D239-4A95-9DE3-0A0DE21F5AC6 Shortcode:63334</text:span></text:p>
      <text:p text:style-name="P1"><text:span text:style-name="T1">VOTE 1168123539 Campaign:ssss_uk_02A Validity:during Choice:Antony CONN:MIG01OU MSISDN:00777776379999 GUID:79E89D80-D9BA-4DDC-97EA-8F4A120D745F Shortcode:63334</text:span></text:p>
      <text:p text:style-name="P1"><text:span text:style-name="T1">VOTE 1168123539 Campaign:ssss_uk_02A Validity:during Choice:Tupele CONN:MIG01XU MSISDN:00777776979999 GUID:A11F04B4-34DA-4553-ABDD-7B9852A5DEFF Shortcode:63334</text:span></text:p>
      <text:p text:style-name="P1"><text:span text:style-name="T1">VOTE 1168123539 Campaign:ssss_uk_02A Validity:during Choice:Verity CONN:MIG01OU MSISDN:00777775379999 GUID:32E26E52-12FC-43F4-9BAB-4A41D042DD35 Shortcode:63334</text:span></text:p>
      <text:p text:style-name="P1"><text:span text:style-name="T1">VOTE 1168123539 Campaign:ssss_uk_02A Validity:during Choice:Antony CONN:MIG01OU MSISDN:00777776679999 GUID:184B33FD-A915-47DA-B846-E55AF4AE46F8 Shortcode:63334</text:span></text:p>
      <text:p text:style-name="P1"><text:span text:style-name="T1">VOTE 1168123539 Campaign:ssss_uk_02A Validity:during Choice:Antony CONN:MIG01XU MSISDN:00777777569999 GUID:5827118B-B09E-4F03-B991-3280F49837A5 Shortcode:63334</text:span></text:p>
      <text:p text:style-name="P1"><text:span text:style-name="T1">VOTE 1168123539 Campaign:ssss_uk_02A Validity:during Choice:Verity CONN:MIG01XU MSISDN:00777772439999 GUID:12346174-0602-4B82-8930-E8569211C15C Shortcode:63334</text:span></text:p>
      <text:p text:style-name="P1"><text:span text:style-name="T1">VOTE 1168123539 Campaign:ssss_uk_02A Validity:during Choice:Antony CONN:MIG01XU MSISDN:00777774449999 GUID:25ED9DE3-1F1C-4993-B8B3-59E591E4E78F Shortcode:63334</text:span></text:p>
      <text:p text:style-name="P1"><text:span text:style-name="T1">VOTE 1168123539 Campaign:ssss_uk_02A Validity:during Choice:Verity CONN:MIG01XU MSISDN:00777779119999 GUID:D09680A7-5CC8-4410-BD4A-22CA7E2F1F32 Shortcode:63334</text:span></text:p>
      <text:p text:style-name="P1"><text:span text:style-name="T1">VOTE 1168123539 Campaign:ssss_uk_02A Validity:during Choice:Gemma CONN:MIG01XU MSISDN:00777772739999 GUID:F70B9991-C0ED-40BD-8528-FE527DB37A8F Shortcode:63334</text:span></text:p>
      <text:p text:style-name="P1"><text:span text:style-name="T1">VOTE 1168123539 Campaign:ssss_uk_02A Validity:during Choice:Antony CONN:MIG01XU MSISDN:00777773049999 GUID:A18B2D14-9442-421A-9BE1-FADFB35D1DDD Shortcode:63334</text:span></text:p>
      <text:p text:style-name="P1"><text:span text:style-name="T1">VOTE 1168123539 Campaign:ssss_uk_02A Validity:during Choice:Leon CONN:MIG01OU MSISDN:00777772819999 GUID:E1F30E9F-8207-481B-B0EA-C9E449331637 Shortcode:63334</text:span></text:p>
      <text:p text:style-name="P1"><text:span text:style-name="T1">VOTE 1168123539 Campaign:ssss_uk_02A Validity:during Choice:Antony CONN:MIG01XU MSISDN:00777779469999 GUID:CF885303-143F-437A-A928-99B834FC8198 Shortcode:63334</text:span></text:p>
      <text:p text:style-name="P1"><text:span text:style-name="T1">VOTE 1168123539 Campaign:ssss_uk_02A Validity:during Choice:Antony CONN:MIG01XU MSISDN:00777776449999 GUID:6CC21F67-8FCC-48AE-9549-3A7CFFD8A0DC Shortcode:63334</text:span></text:p>
      <text:p text:style-name="P1"><text:span text:style-name="T1">VOTE 1168123539 Campaign:ssss_uk_02A Validity:during Choice:Leon CONN:MIG01XU MSISDN:00777771409999 GUID:5BC4CB57-421E-4899-AC97-D70A0B85F482 Shortcode:63334</text:span></text:p>
      <text:p text:style-name="P1"><text:span text:style-name="T1">VOTE 1168123539 Campaign:ssss_uk_02A Validity:during Choice:Verity CONN:MIG01XU MSISDN:00777773419999 GUID:5B995932-C2A4-4E95-BD71-45BC9B4E5BA7 Shortcode:63334</text:span></text:p>
      <text:p text:style-name="P1"><text:span text:style-name="T1">VOTE 1168123539 Campaign:ssss_uk_02A Validity:during Choice:Verity CONN:MIG01XU MSISDN:00777776729999 GUID:01ABC924-104F-4749-8BE1-0D89A6A45AD3 Shortcode:63334</text:span></text:p>
      <text:p text:style-name="P1"><text:span text:style-name="T1">VOTE 1168123539 Campaign:ssss_uk_02A Validity:during Choice:Antony CONN:MIG01XU MSISDN:00777775759999 GUID:5300ED0E-F577-480A-9BC8-57E28299FC01 Shortcode:63334</text:span></text:p>
      <text:p text:style-name="P1"><text:span text:style-name="T1">VOTE 1168123539 Campaign:ssss_uk_02A Validity:during Choice:Verity CONN:MIG01XU MSISDN:00777771549999 GUID:EEC94CF2-46AB-4D66-B702-2268FAF51C60 Shortcode:63334</text:span></text:p>
      <text:p text:style-name="P1"><text:span text:style-name="T1">VOTE 1168123539 Campaign:ssss_uk_02A Validity:during Choice:Verity CONN:MIG01TU MSISDN:00777772519999 GUID:2FECEAAF-E638-44DC-94DF-BC974A36576B Shortcode:63334</text:span></text:p>
      <text:p text:style-name="P1"><text:span text:style-name="T1">VOTE 1168123539 Campaign:ssss_uk_02A Validity:during Choice:Verity CONN:MIG01TU MSISDN:00777772989999 GUID:08E234B4-9E3F-47CC-9974-0FFC45B3A5F3 Shortcode:63334</text:span></text:p>
      <text:p text:style-name="P1"><text:span text:style-name="T1">VOTE 1168123539 Campaign:ssss_uk_02A Validity:during Choice:Antony CONN:MIG01TU MSISDN:00777774459999 GUID:54BBAD58-4F31-45F4-A151-76B9494A504A Shortcode:63334</text:span></text:p>
      <text:p text:style-name="P1"><text:span text:style-name="T1">VOTE 1168123539 Campaign:ssss_uk_02A Validity:during Choice:Leon CONN:MIG01TU MSISDN:00777773229999 GUID:DC0CCEA6-1C7B-4256-AEDF-E4EB0BF1FF51 Shortcode:63334</text:span></text:p>
      <text:p text:style-name="P1"><text:span text:style-name="T1">VOTE 1168123539 Campaign:ssss_uk_02A Validity:during Choice:Antony CONN:MIG01TU MSISDN:00777776719999 GUID:B00F4BE3-1A37-4D6B-81AA-062EAA9285D8 Shortcode:63334</text:span></text:p>
      <text:p text:style-name="P1"><text:span text:style-name="T1">VOTE 1168123539 Campaign:ssss_uk_02A Validity:during Choice:Leon CONN:MIG01TU MSISDN:00777773479999 GUID:645AE772-F81A-4C60-8F26-FBD5CFEDFA4F Shortcode:63334</text:span></text:p>
      <text:p text:style-name="P1"><text:span text:style-name="T1">VOTE 1168123539 Campaign:ssss_uk_02A Validity:during Choice:Alan CONN:MIG01TU MSISDN:00777779899999 GUID:4B8E079E-78C3-486E-BB0A-73AC09AF20D1 Shortcode:63334</text:span></text:p>
      <text:p text:style-name="P1"><text:span text:style-name="T1">VOTE 1168123540 Campaign:ssss_uk_02A Validity:during Choice:Verity CONN:MIG01HU MSISDN:00777776039999 GUID:1972AA3D-E675-463D-87B5-25BFE3061652 Shortcode:63334</text:span></text:p>
      <text:p text:style-name="P1"><text:span text:style-name="T1">VOTE 1168123540 Campaign:ssss_uk_02A Validity:during Choice:Verity CONN:MIG01OU MSISDN:00777770429999 GUID:D3C863B0-7273-4D0E-B96A-CA108D8CC25C Shortcode:63334</text:span></text:p>
      <text:p text:style-name="P1"><text:span text:style-name="T1">VOTE 1168123540 Campaign:ssss_uk_02A Validity:during Choice:Verity CONN:MIG01XU MSISDN:00777778349999 GUID:C2A09461-843C-4D0B-9991-479200132562 Shortcode:63334</text:span></text:p>
      <text:p text:style-name="P1"><text:span text:style-name="T1">VOTE 1168123540 Campaign:ssss_uk_02A Validity:during Choice:Antony CONN:MIG01XU MSISDN:00777775119999 GUID:F3248F67-3484-4BFC-A7D6-ADB204C69D56 Shortcode:63334</text:span></text:p>
      <text:p text:style-name="P1"><text:span text:style-name="T1">VOTE 1168123540 Campaign:ssss_uk_02A Validity:during Choice:Antony CONN:MIG01XU </text:span><text:soft-page-break/><text:span text:style-name="T1">MSISDN:00777778589999 GUID:542B389C-6080-4491-B0F5-DE6FF6A380FF Shortcode:63334</text:span></text:p>
      <text:p text:style-name="P1"><text:span text:style-name="T1">VOTE 1168123540 Campaign:ssss_uk_02A Validity:during Choice:Verity CONN:MIG01XU MSISDN:00777775749999 GUID:F5576335-6EF1-4B32-B2CD-5AD2C63906B2 Shortcode:63334</text:span></text:p>
      <text:p text:style-name="P1"><text:span text:style-name="T1">VOTE 1168123540 Campaign:ssss_uk_02A Validity:during Choice:Verity CONN:MIG01XU MSISDN:00777779049999 GUID:9B46E828-D539-44AB-AC26-32487E4791B2 Shortcode:63334</text:span></text:p>
      <text:p text:style-name="P1"><text:span text:style-name="T1">VOTE 1168123540 Campaign:ssss_uk_02A Validity:during Choice:Antony CONN:MIG01XU MSISDN:00777774059999 GUID:3730CF66-223A-4E16-8069-C4CD8789C926 Shortcode:63334</text:span></text:p>
      <text:p text:style-name="P1"><text:span text:style-name="T1">VOTE 1168123540 Campaign:ssss_uk_02A Validity:during Choice:Antony CONN:MIG01XU MSISDN:00777779079999 GUID:67847B7B-D36C-4B9E-8C06-906EBA61F858 Shortcode:63334</text:span></text:p>
      <text:p text:style-name="P1"><text:span text:style-name="T1">VOTE 1168123540 Campaign:ssss_uk_02A Validity:during Choice:Leon CONN:MIG00VU MSISDN:00777778159999 GUID:2DBFBCC9-7258-46BB-8BCD-74905E1EDDF5 Shortcode:63334</text:span></text:p>
      <text:p text:style-name="P1"><text:span text:style-name="T1">VOTE 1168123540 Campaign:ssss_uk_02A Validity:during Choice:Antony CONN:MIG00VU MSISDN:00777777679999 GUID:01A0F6B2-71A9-4E13-BDA2-D7C4873470F2 Shortcode:63334</text:span></text:p>
      <text:p text:style-name="P1"><text:span text:style-name="T1">VOTE 1168123540 Campaign:ssss_uk_02A Validity:during Choice:Antony CONN:MIG01OU MSISDN:00777779729999 GUID:6EF382F8-31BD-4477-8387-025D4F3BF7D8 Shortcode:63334</text:span></text:p>
      <text:p text:style-name="P1"><text:span text:style-name="T1">VOTE 1168123540 Campaign:ssss_uk_02A Validity:during Choice:Verity CONN:MIG01OU MSISDN:00777770679999 GUID:059069A0-4F5A-4890-85DB-03C9687E1749 Shortcode:63334</text:span></text:p>
      <text:p text:style-name="P1"><text:span text:style-name="T1">VOTE 1168123540 Campaign:ssss_uk_02A Validity:during Choice:Gemma CONN:MIG01OU MSISDN:00777771709999 GUID:E87CC1EE-1765-4D79-ADB6-1705BD9B611C Shortcode:63334</text:span></text:p>
      <text:p text:style-name="P1"><text:span text:style-name="T1">VOTE 1168123540 Campaign:ssss_uk_02A Validity:during Choice:Antony CONN:MIG01XU MSISDN:00777770779999 GUID:D7CA1607-F43A-47BF-A498-D9DEE3A75FCE Shortcode:63334</text:span></text:p>
      <text:p text:style-name="P1"><text:span text:style-name="T1">VOTE 1168123540 Campaign:ssss_uk_02A Validity:during Choice:Antony CONN:MIG01XU MSISDN:00777779659999 GUID:BDC2D42D-9CF0-4797-A44F-75EE54CBD483 Shortcode:63334</text:span></text:p>
      <text:p text:style-name="P1"><text:span text:style-name="T1">VOTE 1168123540 Campaign:ssss_uk_02A Validity:during Choice:Leon CONN:MIG01XU MSISDN:00777773759999 GUID:4478B822-15B7-47DD-9C32-D16C6E824980 Shortcode:63334</text:span></text:p>
      <text:p text:style-name="P1"><text:span text:style-name="T1">VOTE 1168123540 Campaign:ssss_uk_02A Validity:during Choice:Antony CONN:MIG01XU MSISDN:00777773149999 GUID:5359870A-B1F9-4947-A226-C653347FBFF6 Shortcode:63334</text:span></text:p>
      <text:p text:style-name="P1"><text:span text:style-name="T1">VOTE 1168123540 Campaign:ssss_uk_02A Validity:during Choice:Antony CONN:MIG01XU MSISDN:00777770409999 GUID:C26B9264-F193-4413-A9B3-E7B9FC4F55A9 Shortcode:63334</text:span></text:p>
      <text:p text:style-name="P1"><text:span text:style-name="T1">VOTE 1168123540 Campaign:ssss_uk_02A Validity:during Choice:Antony CONN:MIG01XU MSISDN:00777776639999 GUID:1C8762C1-8260-4CDB-8BA8-6A86B841BECF Shortcode:63334</text:span></text:p>
      <text:p text:style-name="P1"><text:span text:style-name="T1">VOTE 1168123540 Campaign:ssss_uk_02A Validity:during Choice:Antony CONN:MIG01OU MSISDN:00777770209999 GUID:5BBE30B2-D202-49DF-BBDE-4DDA896CE591 Shortcode:63334</text:span></text:p>
      <text:p text:style-name="P1"><text:span text:style-name="T1">VOTE 1168123541 Campaign:ssss_uk_02A Validity:during Choice:Antony CONN:MIG00VU MSISDN:00777779529999 GUID:2801E72B-90D2-4399-BFCD-1B44074F7961 Shortcode:63334</text:span></text:p>
      <text:p text:style-name="P1"><text:span text:style-name="T1">VOTE 1168123541 Campaign:ssss_uk_02A Validity:during Choice:Antony CONN:MIG00VU MSISDN:00777778529999 GUID:CFCC9686-9974-4413-8EB9-5C2A03221BE3 Shortcode:63334</text:span></text:p>
      <text:p text:style-name="P1"><text:span text:style-name="T1">VOTE 1168123541 Campaign:ssss_uk_02A Validity:during Choice:Antony CONN:MIG01XU MSISDN:00777773449999 GUID:42DAB328-00A3-4621-B4E7-1192039CFACC Shortcode:63334</text:span></text:p>
      <text:p text:style-name="P1"><text:span text:style-name="T1">VOTE 1168123541 Campaign:ssss_uk_02A Validity:during Choice:Antony CONN:MIG01XU MSISDN:00777774279999 GUID:4D24D81F-76F3-45BE-806B-20120E7D7AD3 Shortcode:63334</text:span></text:p>
      <text:p text:style-name="P1"><text:span text:style-name="T1">VOTE 1168123541 Campaign:ssss_uk_02A Validity:during Choice:Antony CONN:MIG01OU MSISDN:00777775229999 GUID:6C72788D-4409-4D00-9D47-AE6D01B0ACC0 Shortcode:63334</text:span></text:p>
      <text:p text:style-name="P1"><text:span text:style-name="T1">VOTE 1168123541 Campaign:ssss_uk_02A Validity:during Choice:Leon CONN:MIG01OU MSISDN:00777777789999 GUID:1960A323-562D-46D8-AB76-02FBB47688C0 Shortcode:63334</text:span></text:p>
      <text:p text:style-name="P1"><text:span text:style-name="T1">VOTE 1168123541 Campaign:ssss_uk_02A Validity:during Choice:Mark CONN:MIG01OU MSISDN:00777774799999 GUID:F0E9F842-F482-459F-AE02-54777F577E57 Shortcode:63334</text:span></text:p>
      <text:p text:style-name="P1"><text:span text:style-name="T1">VOTE 1168123541 Campaign:ssss_uk_02A Validity:during Choice:Antony CONN:MIG01XU MSISDN:00777776839999 GUID:B69BD784-0380-4487-94DE-AB5D5D3EB6B7 Shortcode:63334</text:span></text:p>
      <text:p text:style-name="P1"><text:span text:style-name="T1">VOTE 1168123541 Campaign:ssss_uk_02A Validity:during Choice:Alan CONN:MIG01XU MSISDN:00777776009999 GUID:A474436E-AAE9-492B-BF58-FE0887123070 Shortcode:63334</text:span></text:p>
      <text:p text:style-name="P1"><text:span text:style-name="T1">VOTE 1168123541 Campaign:ssss_uk_02A Validity:during Choice:Leon CONN:MIG01XU MSISDN:00777777159999 GUID:61C30494-2FA4-4BD7-9839-5A8E7B08BC22 Shortcode:63334</text:span></text:p>
      <text:p text:style-name="P1"><text:span text:style-name="T1">VOTE 1168123541 Campaign:ssss_uk_02A Validity:during Choice:Antony CONN:MIG01XU MSISDN:00777779209999 GUID:59FEAC92-9854-4202-B499-DC543FE2DFCB Shortcode:63334</text:span></text:p>
      <text:p text:style-name="P1"><text:span text:style-name="T1">VOTE 1168123541 Campaign:ssss_uk_02A Validity:during Choice:Verity CONN:MIG01OU MSISDN:00777776119999 GUID:33347437-9B36-4CC7-92CC-6CB3A9E4D976 Shortcode:63334</text:span></text:p>
      <text:p text:style-name="P1"><text:span text:style-name="T1">VOTE 1168123541 Campaign:ssss_uk_02A Validity:during Choice:Verity CONN:MIG00VU MSISDN:00777777849999 GUID:4921CF9C-8F50-41D7-AC90-2EEA6DF3665B Shortcode:63334</text:span></text:p>
      <text:p text:style-name="P1"><text:span text:style-name="T1">VOTE 1168123541 Campaign:ssss_uk_02A Validity:during Choice:Verity CONN:MIG00VU MSISDN:00777776199999 GUID:23EEAE43-3393-495D-A357-19A2D324AE2B Shortcode:63334</text:span></text:p>
      <text:p text:style-name="P1"><text:span text:style-name="T1">VOTE 1168123541 Campaign:ssss_uk_02A Validity:during Choice:Verity CONN:MIG01TU </text:span><text:soft-page-break/><text:span text:style-name="T1">MSISDN:00777771149999 GUID:6A684FCC-25AD-41FC-8E81-B545C818CAA9 Shortcode:63334</text:span></text:p>
      <text:p text:style-name="P1"><text:span text:style-name="T1">VOTE 1168123541 Campaign:ssss_uk_02A Validity:during Choice:Verity CONN:MIG01XU MSISDN:00777778799999 GUID:6878C693-3625-4681-B2B6-313752B540BF Shortcode:63334</text:span></text:p>
      <text:p text:style-name="P1"><text:span text:style-name="T1">VOTE 1168123541 Campaign:ssss_uk_02A Validity:during Choice:Antony CONN:MIG01XU MSISDN:00777776369999 GUID:63F0B879-D345-41A5-93A0-E47C78549CE1 Shortcode:63334</text:span></text:p>
      <text:p text:style-name="P1"><text:span text:style-name="T1">VOTE 1168123541 Campaign:ssss_uk_02A Validity:during Choice:Alan CONN:MIG01OU MSISDN:00777770919999 GUID:799CD4FF-2704-4A34-A074-843A98E407AF Shortcode:63334</text:span></text:p>
      <text:p text:style-name="P1"><text:span text:style-name="T1">VOTE 1168123542 Campaign:ssss_uk_02A Validity:during Choice:Verity CONN:MIG01XU MSISDN:00777770389999 GUID:A83E0E8F-A089-426F-A9BA-2B6CDF84193D Shortcode:63334</text:span></text:p>
      <text:p text:style-name="P1"><text:span text:style-name="T1">VOTE 1168123542 Campaign:ssss_uk_02A Validity:during Choice:Verity CONN:MIG01OU MSISDN:00777770299999 GUID:1E2008E4-5E22-4523-A19F-10A84CB6F76F Shortcode:63334</text:span></text:p>
      <text:p text:style-name="P1"><text:span text:style-name="T1">VOTE 1168123542 Campaign:ssss_uk_02A Validity:during Choice:Verity CONN:MIG01OU MSISDN:00777776729999 GUID:57E4AB9C-BC4E-4084-AC5D-B4772941A862 Shortcode:63334</text:span></text:p>
      <text:p text:style-name="P1"><text:span text:style-name="T1">VOTE 1168123542 Campaign:ssss_uk_02A Validity:during Choice:Alan CONN:MIG01OU MSISDN:00777776289999 GUID:02D0EF36-B90A-48D2-8558-06075FA0D8BA Shortcode:63334</text:span></text:p>
      <text:p text:style-name="P1"><text:span text:style-name="T1">VOTE 1168123542 Campaign:ssss_uk_02A Validity:during Choice:Antony CONN:MIG01OU MSISDN:00777774599999 GUID:DAE8CD44-B2B1-4252-84DA-831F00700997 Shortcode:63334</text:span></text:p>
      <text:p text:style-name="P1"><text:span text:style-name="T1">VOTE 1168123542 Campaign:ssss_uk_02A Validity:during Choice:Leon CONN:MIG01TU MSISDN:00777779529999 GUID:F735EDF3-96D2-400A-B7DF-155BA765001C Shortcode:63334</text:span></text:p>
      <text:p text:style-name="P1"><text:span text:style-name="T1">VOTE 1168123542 Campaign:ssss_uk_02A Validity:during Choice:Antony CONN:MIG01TU MSISDN:00777770269999 GUID:2A21B3D9-0E60-4300-8ED4-79E040E49C95 Shortcode:63334</text:span></text:p>
      <text:p text:style-name="P1"><text:span text:style-name="T1">VOTE 1168123542 Campaign:ssss_uk_02A Validity:during Choice:Alan CONN:MIG00VU MSISDN:00777779519999 GUID:09BD1174-F2F8-46B8-BDCA-9C3C82662CB9 Shortcode:63334</text:span></text:p>
      <text:p text:style-name="P1"><text:span text:style-name="T1">VOTE 1168123542 Campaign:ssss_uk_02A Validity:during Choice:Alan CONN:MIG00VU MSISDN:00777771539999 GUID:29DA7962-B2FA-430B-81C0-D07090EAF509 Shortcode:63334</text:span></text:p>
      <text:p text:style-name="P1"><text:span text:style-name="T1">VOTE 1168123542 Campaign:ssss_uk_02A Validity:during Choice:Matthew CONN:MIG01OU MSISDN:00777774369999 GUID:56E4CAC7-5917-4507-88FC-D1F028223C87 Shortcode:63334</text:span></text:p>
      <text:p text:style-name="P1"><text:span text:style-name="T1">VOTE 1168123542 Campaign:ssss_uk_02A Validity:during Choice:Verity CONN:MIG01XU MSISDN:00777771659999 GUID:716AF243-AB93-4FB0-BD03-272CCF273EDF Shortcode:63334</text:span></text:p>
      <text:p text:style-name="P1"><text:span text:style-name="T1">VOTE 1168123542 Campaign:ssss_uk_02A Validity:during Choice:Antony CONN:MIG01XU MSISDN:00777773439999 GUID:4DE76DC9-EF20-4E4B-AA18-2E8C2DC97C24 Shortcode:63334</text:span></text:p>
      <text:p text:style-name="P1"><text:span text:style-name="T1">VOTE 1168123542 Campaign:ssss_uk_02A Validity:during Choice:Verity CONN:MIG01XU MSISDN:00777771309999 GUID:F85E2D06-841F-494A-B078-E90F25C2E16D Shortcode:63334</text:span></text:p>
      <text:p text:style-name="P1"><text:span text:style-name="T1">VOTE 1168123542 Campaign:ssss_uk_02A Validity:during Choice:Antony CONN:MIG01XU MSISDN:00777775369999 GUID:EA8691A7-9171-4BCC-8955-670BC31061CC Shortcode:63334</text:span></text:p>
      <text:p text:style-name="P1"><text:span text:style-name="T1">VOTE 1168123542 Campaign:ssss_uk_02A Validity:during Choice:Antony CONN:MIG01XU MSISDN:00777770139999 GUID:A7D433D6-2836-4974-9CDA-363CE48A9FFE Shortcode:63334</text:span></text:p>
      <text:p text:style-name="P1"><text:span text:style-name="T1">VOTE 1168123542 Campaign:ssss_uk_02A Validity:during Choice:Verity CONN:MIG01OU MSISDN:00777776109999 GUID:A0542659-D538-4EFA-8C5D-012E7C1D5045 Shortcode:63334</text:span></text:p>
      <text:p text:style-name="P1"><text:span text:style-name="T1">VOTE 1168123542 Campaign:ssss_uk_02A Validity:during Choice:Gemma CONN:MIG01XU MSISDN:00777779929999 GUID:32733C59-8DCE-45EF-9A59-97CAEA7BBBE6 Shortcode:63334</text:span></text:p>
      <text:p text:style-name="P1"><text:span text:style-name="T1">VOTE 1168123542 Campaign:ssss_uk_02A Validity:during Choice:Mark CONN:MIG01XU MSISDN:00777774259999 GUID:373BAB6E-3505-4883-AB04-FEFB31C42D6E Shortcode:63334</text:span></text:p>
      <text:p text:style-name="P1"><text:span text:style-name="T1">VOTE 1168123543 Campaign:ssss_uk_02A Validity:during Choice:Antony CONN:MIG01TU MSISDN:00777773829999 GUID:EE669A28-A7CA-46C4-A485-DB6964BE73E1 Shortcode:63334</text:span></text:p>
      <text:p text:style-name="P1"><text:span text:style-name="T1">VOTE 1168123543 Campaign:ssss_uk_02A Validity:during Choice:Antony CONN:MIG01XU MSISDN:00777772489999 GUID:381CB827-99E8-4395-B0F6-74C3AEA8B3F5 Shortcode:63334</text:span></text:p>
      <text:p text:style-name="P1"><text:span text:style-name="T1">VOTE 1168123543 Campaign:ssss_uk_02A Validity:during Choice:Verity CONN:MIG01OU MSISDN:00777779659999 GUID:BD509EDC-DBB8-40AA-AB18-4E7356E22E6F Shortcode:63334</text:span></text:p>
      <text:p text:style-name="P1"><text:span text:style-name="T1">VOTE 1168123543 Campaign:ssss_uk_02A Validity:during Choice:Verity CONN:MIG01OU MSISDN:00777773079999 GUID:FD9ACAD6-2016-40D6-A212-A199503FDE60 Shortcode:63334</text:span></text:p>
      <text:p text:style-name="P1"><text:span text:style-name="T1">VOTE 1168123543 Campaign:ssss_uk_02A Validity:during Choice:Matthew CONN:MIG01TU MSISDN:00777771529999 GUID:9A6E2E7E-DB86-4C28-9878-D1FC2764BC97 Shortcode:63334</text:span></text:p>
      <text:p text:style-name="P1"><text:span text:style-name="T1">VOTE 1168123543 Campaign:ssss_uk_02A Validity:during Choice:Gemma CONN:MIG01HU MSISDN:00777777589999 GUID:E1364A54-82EC-482D-BF8A-F1166A790BB5 Shortcode:63334</text:span></text:p>
      <text:p text:style-name="P1"><text:span text:style-name="T1">VOTE 1168123543 Campaign:ssss_uk_02A Validity:during Choice:Verity CONN:MIG01OU MSISDN:00777776429999 GUID:BB199488-39B3-4617-B5CB-EA571B529BAC Shortcode:63334</text:span></text:p>
      <text:p text:style-name="P1"><text:span text:style-name="T1">VOTE 1168123543 Campaign:ssss_uk_02A Validity:during Choice:Antony CONN:MIG01OU MSISDN:00777770559999 GUID:C3005C36-30CA-4CCE-A812-49DCE8E5C6DE Shortcode:63334</text:span></text:p>
      <text:p text:style-name="P1"><text:span text:style-name="T1">VOTE 1168123543 Campaign:ssss_uk_02A Validity:during Choice:Antony CONN:MIG00VU MSISDN:00777777549999 GUID:00B94F54-6F7F-4700-A7E4-BF5AFAAC8F40 Shortcode:63334</text:span></text:p>
      <text:p text:style-name="P1"><text:span text:style-name="T1">VOTE 1168123543 Campaign:ssss_uk_02A Validity:during Choice:Verity CONN:MIG00VU </text:span><text:soft-page-break/><text:span text:style-name="T1">MSISDN:00777778229999 GUID:EE38F1A0-6370-421A-A1AB-B5C535927FBF Shortcode:63334</text:span></text:p>
      <text:p text:style-name="P1"><text:span text:style-name="T1">VOTE 1168123544 Campaign:ssss_uk_02A Validity:during Choice:Antony CONN:MIG01OU MSISDN:00777771289999 GUID:7B423589-47BE-43A5-ADBC-687E09C96C5F Shortcode:63334</text:span></text:p>
      <text:p text:style-name="P1"><text:span text:style-name="T1">VOTE 1168123544 Campaign:ssss_uk_02A Validity:during Choice:Verity CONN:MIG01OU MSISDN:00777775949999 GUID:BCAD34A6-52D6-4472-9482-7D71369DD3FD Shortcode:63334</text:span></text:p>
      <text:p text:style-name="P1"><text:span text:style-name="T1">VOTE 1168123544 Campaign:ssss_uk_02A Validity:during Choice:Mark CONN:MIG01OU MSISDN:00777775259999 GUID:423BBE29-4D95-4DB2-98A2-886A7708075F Shortcode:63334</text:span></text:p>
      <text:p text:style-name="P1"><text:span text:style-name="T1">VOTE 1168123542 Campaign:ssss_uk_02A Validity:during Choice:Alan CONN:MIG01XU MSISDN:00777775499999 GUID:CFB660A9-9C06-471D-9FAF-E030A7E1E8D7 Shortcode:63334</text:span></text:p>
      <text:p text:style-name="P1"><text:span text:style-name="T1">VOTE 1168123544 Campaign:ssss_uk_02A Validity:during Choice:Verity CONN:MIG01XU MSISDN:00777776949999 GUID:4B9A8564-0CD8-4F2F-BEF2-4FA18CD3D1E6 Shortcode:63334</text:span></text:p>
      <text:p text:style-name="P1"><text:span text:style-name="T1">VOTE 1168123544 Campaign:ssss_uk_02A Validity:during Choice:Verity CONN:MIG01XU MSISDN:00777772229999 GUID:4C19766B-B1B5-4171-A907-44C825177A90 Shortcode:63334</text:span></text:p>
      <text:p text:style-name="P1"><text:span text:style-name="T1">VOTE 1168123544 Campaign:ssss_uk_02A Validity:during Choice:Antony CONN:MIG01OU MSISDN:00777779909999 GUID:563BB746-5063-4EA9-BE8D-6A2A21E354D9 Shortcode:63334</text:span></text:p>
      <text:p text:style-name="P1"><text:span text:style-name="T1">VOTE 1168123544 Campaign:ssss_uk_02A Validity:during Choice:Antony CONN:MIG01XU MSISDN:00777777969999 GUID:3CFC259C-04E9-4848-BA8D-E1CD3762EBD0 Shortcode:63334</text:span></text:p>
      <text:p text:style-name="P1"><text:span text:style-name="T1">VOTE 1168123544 Campaign:ssss_uk_02A Validity:during Choice:Leon CONN:MIG00VU MSISDN:00777771709999 GUID:ED74A5C7-D87A-41D8-B025-4B4621CF6134 Shortcode:63334</text:span></text:p>
      <text:p text:style-name="P1"><text:span text:style-name="T1">VOTE 1168123544 Campaign:ssss_uk_02A Validity:during Choice:Alan CONN:MIG01TU MSISDN:00777775549999 GUID:3944E4F2-4E6C-4B08-81DA-A637A6229DC8 Shortcode:63334</text:span></text:p>
      <text:p text:style-name="P1"><text:span text:style-name="T1">VOTE 1168123544 Campaign:ssss_uk_02A Validity:during Choice:Tupele CONN:MIG01TU MSISDN:00777776079999 GUID:6C8B501C-6B72-4080-817A-FFAA629BA6C4 Shortcode:63334</text:span></text:p>
      <text:p text:style-name="P1"><text:span text:style-name="T1">VOTE 1168123544 Campaign:ssss_uk_02A Validity:during Choice:Antony CONN:MIG01HU MSISDN:00777777109999 GUID:D4A01769-D75F-41A1-AA1F-9E77D63E3F4C Shortcode:63334</text:span></text:p>
      <text:p text:style-name="P1"><text:span text:style-name="T1">VOTE 1168123544 Campaign:ssss_uk_02A Validity:during Choice:Verity CONN:MIG00VU MSISDN:00777778459999 GUID:EE731C29-1403-4448-9DE4-0442912633F5 Shortcode:63334</text:span></text:p>
      <text:p text:style-name="P1"><text:span text:style-name="T1">VOTE 1168123544 Campaign:ssss_uk_02A Validity:during Choice:Verity CONN:MIG01XU MSISDN:00777774109999 GUID:87F848FC-A54D-4734-8764-1F3F204D8729 Shortcode:63334</text:span></text:p>
      <text:p text:style-name="P1"><text:span text:style-name="T1">VOTE 1168123544 Campaign:ssss_uk_02A Validity:during Choice:Alan CONN:MIG01XU MSISDN:00777776039999 GUID:0538B1B2-EFEA-4CC0-A393-21818A1953BC Shortcode:63334</text:span></text:p>
      <text:p text:style-name="P1"><text:span text:style-name="T1">VOTE 1168123544 Campaign:ssss_uk_02A Validity:during Choice:Verity CONN:MIG01XU MSISDN:00777779309999 GUID:68EC6540-2554-48BB-8AD7-6F745644D228 Shortcode:63334</text:span></text:p>
      <text:p text:style-name="P1"><text:span text:style-name="T1">VOTE 1168123544 Campaign:ssss_uk_02A Validity:during Choice:Verity CONN:MIG01XU MSISDN:00777778099999 GUID:8365E232-4070-4631-9345-44894DAAFA98 Shortcode:63334</text:span></text:p>
      <text:p text:style-name="P1"><text:span text:style-name="T1">VOTE 1168123544 Campaign:ssss_uk_02A Validity:during Choice:Verity CONN:MIG01XU MSISDN:00777778509999 GUID:54A16DDC-4D5D-431C-8E02-26E7BA4F5DD1 Shortcode:63334</text:span></text:p>
      <text:p text:style-name="P1"><text:span text:style-name="T1">VOTE 1168123544 Campaign:ssss_uk_02A Validity:during Choice:Verity CONN:MIG01XU MSISDN:00777774839999 GUID:D8D4341D-BC25-4822-B786-1210140EE3D0 Shortcode:63334</text:span></text:p>
      <text:p text:style-name="P1"><text:span text:style-name="T1">VOTE 1168123544 Campaign:ssss_uk_02A Validity:during Choice:Antony CONN:MIG01XU MSISDN:00777775449999 GUID:7E66CE8A-F01A-45A8-9D16-B719BBCBCB41 Shortcode:63334</text:span></text:p>
      <text:p text:style-name="P1"><text:span text:style-name="T1">VOTE 1168123544 Campaign:ssss_uk_02A Validity:during Choice:Antony CONN:MIG01XU MSISDN:00777778649999 GUID:56348818-598E-4C22-BAD2-0A0B389479AD Shortcode:63334</text:span></text:p>
      <text:p text:style-name="P1"><text:span text:style-name="T1">VOTE 1168123544 Campaign:ssss_uk_02A Validity:during Choice:Antony CONN:MIG01XU MSISDN:00777772039999 GUID:94C9855B-7E74-4FDF-9386-D6371B0BA24F Shortcode:63334</text:span></text:p>
      <text:p text:style-name="P1"><text:span text:style-name="T1">VOTE 1168123544 Campaign:ssss_uk_02A Validity:during Choice:Verity CONN:MIG01XU MSISDN:00777774899999 GUID:1319EA9A-F68C-4C4F-A3D5-079027BBB379 Shortcode:63334</text:span></text:p>
      <text:p text:style-name="P1"><text:span text:style-name="T1">VOTE 1168123545 Campaign:ssss_uk_02A Validity:during Choice:Antony CONN:MIG01XU MSISDN:00777774149999 GUID:7B302F18-1504-40B3-A343-F0803B408CDC Shortcode:63334</text:span></text:p>
      <text:p text:style-name="P1"><text:span text:style-name="T1">VOTE 1168123545 Campaign:ssss_uk_02A Validity:during Choice:Antony CONN:MIG01XU MSISDN:00777778039999 GUID:44073468-B550-4573-852F-9E3D896E5FA0 Shortcode:63334</text:span></text:p>
      <text:p text:style-name="P1"><text:span text:style-name="T1">VOTE 1168123545 Campaign:ssss_uk_02A Validity:during Choice:Verity CONN:MIG01XU MSISDN:00777773429999 GUID:5C2EB709-423C-4E84-8603-0FB773113F57 Shortcode:63334</text:span></text:p>
      <text:p text:style-name="P1"><text:span text:style-name="T1">VOTE 1168123545 Campaign:ssss_uk_02A Validity:during Choice:Antony CONN:MIG01XU MSISDN:00777779649999 GUID:8F378BE0-23B7-4A08-A519-A4D620FE94B7 Shortcode:63334</text:span></text:p>
      <text:p text:style-name="P1"><text:span text:style-name="T1">VOTE 1168123545 Campaign:ssss_uk_02A Validity:during Choice:Verity CONN:MIG01XU MSISDN:00777771469999 GUID:C6BF8417-F234-4679-81EE-53C4BC9F625A Shortcode:63334</text:span></text:p>
      <text:p text:style-name="P1"><text:span text:style-name="T1">VOTE 1168123545 Campaign:ssss_uk_02A Validity:during Choice:Leon CONN:MIG01XU MSISDN:00777775599999 GUID:4C34AE2B-2EB1-49C7-B10D-01D1E95BCCC1 Shortcode:63334</text:span></text:p>
      <text:p text:style-name="P1"><text:span text:style-name="T1">VOTE 1168123545 Campaign:ssss_uk_02A Validity:during Choice:Mark CONN:MIG01XU MSISDN:00777772619999 GUID:FE5132C6-D4A2-44EE-97E0-B355ED3DB125 Shortcode:63334</text:span></text:p>
      <text:p text:style-name="P1"><text:span text:style-name="T1">VOTE 1168123545 Campaign:ssss_uk_02A Validity:during Choice:Alan CONN:MIG01XU </text:span><text:soft-page-break/><text:span text:style-name="T1">MSISDN:00777777859999 GUID:D67B96A4-5936-47DA-B027-15447E4A477C Shortcode:63334</text:span></text:p>
      <text:p text:style-name="P1"><text:span text:style-name="T1">VOTE 1168123545 Campaign:ssss_uk_02A Validity:during Choice:Verity CONN:MIG01XU MSISDN:00777776459999 GUID:63E988BA-1DFE-4D2F-B4F3-FCF0A18C954F Shortcode:63334</text:span></text:p>
      <text:p text:style-name="P1"><text:span text:style-name="T1">VOTE 1168123545 Campaign:ssss_uk_02A Validity:during Choice:Alan CONN:MIG01XU MSISDN:00777773449999 GUID:E7BDBB8E-B799-47BE-910D-27F2F735426C Shortcode:63334</text:span></text:p>
      <text:p text:style-name="P1"><text:span text:style-name="T1">VOTE 1168123545 Campaign:ssss_uk_02A Validity:during Choice:Antony CONN:MIG01XU MSISDN:00777776059999 GUID:F93068BD-74DF-4B7A-921E-5B6C0F0A4024 Shortcode:63334</text:span></text:p>
      <text:p text:style-name="P1"><text:span text:style-name="T1">VOTE 1168123545 Campaign:ssss_uk_02A Validity:during Choice:Mark CONN:MIG01OU MSISDN:00777770139999 GUID:E612C5A6-1BAA-401B-82DD-30BEA4657C34 Shortcode:63334</text:span></text:p>
      <text:p text:style-name="P1"><text:span text:style-name="T1">VOTE 1168123545 Campaign:ssss_uk_02A Validity:during Choice:Matthew CONN:MIG01OU MSISDN:00777776209999 GUID:AF5E5833-1AA4-4E72-B145-EED5F957D67D Shortcode:63334</text:span></text:p>
      <text:p text:style-name="P1"><text:span text:style-name="T1">VOTE 1168123545 Campaign:ssss_uk_02A Validity:during Choice:Antony CONN:MIG01OU MSISDN:00777770669999 GUID:0B9C5F8A-5E89-46DF-8CA9-A2CBD1F3200C Shortcode:63334</text:span></text:p>
      <text:p text:style-name="P1"><text:span text:style-name="T1">VOTE 1168123545 Campaign:ssss_uk_02A Validity:during Choice:Antony CONN:MIG01OU MSISDN:00777776659999 GUID:3AEDB7C7-01AC-4082-B957-FF702D259939 Shortcode:63334</text:span></text:p>
      <text:p text:style-name="P1"><text:span text:style-name="T1">VOTE 1168123545 Campaign:ssss_uk_02A Validity:during Choice:Antony CONN:MIG01XU MSISDN:00777772239999 GUID:4841B01C-70CA-4D60-A72B-2150CAA242A9 Shortcode:63334</text:span></text:p>
      <text:p text:style-name="P1"><text:span text:style-name="T1">VOTE 1168123545 Campaign:ssss_uk_02A Validity:during Choice:Antony CONN:MIG01XU MSISDN:00777776839999 GUID:535692A6-3B8B-491B-9AA6-88ED9429DC9B Shortcode:63334</text:span></text:p>
      <text:p text:style-name="P1"><text:span text:style-name="T1">VOTE 1168123545 Campaign:ssss_uk_02A Validity:during Choice:Verity CONN:MIG01XU MSISDN:00777772179999 GUID:E568AD84-FC8F-4F84-86E4-43A1B4523571 Shortcode:63334</text:span></text:p>
      <text:p text:style-name="P1"><text:span text:style-name="T1">VOTE 1168123545 Campaign:ssss_uk_02A Validity:during Choice:Verity CONN:MIG01TU MSISDN:00777772639999 GUID:4513B0B3-9B60-474F-AFCA-E03A0EA2643A Shortcode:63334</text:span></text:p>
      <text:p text:style-name="P1"><text:span text:style-name="T1">VOTE 1168123545 Campaign:ssss_uk_02A Validity:during Choice:Verity CONN:MIG01TU MSISDN:00777770919999 GUID:090BD190-96A0-4C89-97CC-E4FCCAE2E5F5 Shortcode:63334</text:span></text:p>
      <text:p text:style-name="P1"><text:span text:style-name="T1">VOTE 1168123545 Campaign:ssss_uk_02A Validity:during Choice:Leon CONN:MIG01TU MSISDN:00777778229999 GUID:FC1059D8-7D0B-44E0-96E4-8965078EBA93 Shortcode:63334</text:span></text:p>
      <text:p text:style-name="P1"><text:span text:style-name="T1">VOTE 1168123545 Campaign:ssss_uk_02A Validity:during Choice:Leon CONN:MIG01XU MSISDN:00777775619999 GUID:E4CA20CA-DFFA-4148-ABA1-9693D1AB84C4 Shortcode:63334</text:span></text:p>
      <text:p text:style-name="P1"><text:span text:style-name="T1">VOTE 1168123545 Campaign:ssss_uk_02A Validity:during Choice:Antony CONN:MIG01XU MSISDN:00777771439999 GUID:73AD669F-57CD-46D1-9E9B-07342540AD52 Shortcode:63334</text:span></text:p>
      <text:p text:style-name="P1"><text:span text:style-name="T1">VOTE 1168123545 Campaign:ssss_uk_02A Validity:during Choice:Verity CONN:MIG01XU MSISDN:00777772679999 GUID:61A847CF-1180-4BF1-8120-8BF8387A84E1 Shortcode:63334</text:span></text:p>
      <text:p text:style-name="P1"><text:span text:style-name="T1">VOTE 1168123545 Campaign:ssss_uk_02A Validity:during Choice:Verity CONN:MIG01XU MSISDN:00777772889999 GUID:A284BAA4-EDAF-4802-9D13-689584287903 Shortcode:63334</text:span></text:p>
      <text:p text:style-name="P1"><text:span text:style-name="T1">VOTE 1168123545 Campaign:ssss_uk_02A Validity:during Choice:Antony CONN:MIG01HU MSISDN:00777777989999 GUID:C9C4A8F7-4B76-4A6B-AB99-97E7B1A8C9D6 Shortcode:63334</text:span></text:p>
      <text:p text:style-name="P1"><text:span text:style-name="T1">VOTE 1168123545 Campaign:ssss_uk_02A Validity:during Choice:Antony CONN:MIG00VU MSISDN:00777777469999 GUID:DB2E13ED-89F8-4BF3-807C-3FDE3C5210C9 Shortcode:63334</text:span></text:p>
      <text:p text:style-name="P1"><text:span text:style-name="T1">VOTE 1168123546 Campaign:ssss_uk_02A Validity:during Choice:Verity CONN:MIG01OU MSISDN:00777770619999 GUID:CDDEDF44-22D6-4A83-9041-3A399E394D41 Shortcode:63334</text:span></text:p>
      <text:p text:style-name="P1"><text:span text:style-name="T1">VOTE 1168123546 Campaign:ssss_uk_02A Validity:during Choice:Antony CONN:MIG01OU MSISDN:00777775869999 GUID:C6C118F3-0E64-48AF-8ECB-014EB13F35A2 Shortcode:63334</text:span></text:p>
      <text:p text:style-name="P1"><text:span text:style-name="T1">VOTE 1168123546 Campaign:ssss_uk_02A Validity:during Choice:Verity CONN:MIG01OU MSISDN:00777770139999 GUID:0224673A-6125-4BA4-BB2E-B4B1DCCE95B3 Shortcode:63334</text:span></text:p>
      <text:p text:style-name="P1"><text:span text:style-name="T1">VOTE 1168123544 Campaign:ssss_uk_02A Validity:during Choice:Leon CONN:MIG01OU MSISDN:00777772689999 GUID:F07B80A4-1740-4EC7-8C00-A0DA5BAA22CC Shortcode:63334</text:span></text:p>
      <text:p text:style-name="P1"><text:span text:style-name="T1">VOTE 1168123546 Campaign:ssss_uk_02A Validity:during Choice:Antony CONN:MIG00VU MSISDN:00777779989999 GUID:45B2B763-CBE1-4A00-96A3-70D623FEE68F Shortcode:63334</text:span></text:p>
      <text:p text:style-name="P1"><text:span text:style-name="T1">VOTE 1168123546 Campaign:ssss_uk_02A Validity:during Choice:Antony CONN:MIG01OU MSISDN:00777771989999 GUID:CF0B70A9-3B65-4B21-B5C9-6F890129A885 Shortcode:63334</text:span></text:p>
      <text:p text:style-name="P1"><text:span text:style-name="T1">VOTE 1168123546 Campaign:ssss_uk_02A Validity:during Choice:Antony CONN:MIG01OU MSISDN:00777775589999 GUID:B8CC945D-550F-458E-9896-9CF4B9EA9881 Shortcode:63334</text:span></text:p>
      <text:p text:style-name="P1"><text:span text:style-name="T1">VOTE 1168123546 Campaign:ssss_uk_02A Validity:during Choice:Antony CONN:MIG01XU MSISDN:00777774439999 GUID:DD6135E9-C599-4261-9C72-598F2A90432D Shortcode:63334</text:span></text:p>
      <text:p text:style-name="P1"><text:span text:style-name="T1">VOTE 1168123546 Campaign:ssss_uk_02A Validity:during Choice:Verity CONN:MIG01XU MSISDN:00777773169999 GUID:FFAFE3BC-08A2-4BA0-9C8F-5DB0F0640FF4 Shortcode:63334</text:span></text:p>
      <text:p text:style-name="P1"><text:span text:style-name="T1">VOTE 1168123546 Campaign:ssss_uk_02A Validity:during Choice:Verity CONN:MIG01XU MSISDN:00777774989999 GUID:000D3A65-95A9-413E-86DF-E884A4B38039 Shortcode:63334</text:span></text:p>
      <text:p text:style-name="P1"><text:span text:style-name="T1">VOTE 1168123546 Campaign:ssss_uk_02A Validity:during Choice:Gemma CONN:MIG01HU MSISDN:00777777159999 GUID:4915FD23-5A52-448F-BC69-8FFBF95112E1 Shortcode:63334</text:span></text:p>
      <text:p text:style-name="P1"><text:span text:style-name="T1">VOTE 1168123546 Campaign:ssss_uk_02A Validity:during Choice:Antony CONN:MIG01OU </text:span><text:soft-page-break/><text:span text:style-name="T1">MSISDN:00777776749999 GUID:16249241-F717-481B-89FE-F56B3927DF81 Shortcode:63334</text:span></text:p>
      <text:p text:style-name="P1"><text:span text:style-name="T1">VOTE 1168123546 Campaign:ssss_uk_02A Validity:during Choice:Matthew CONN:MIG01OU MSISDN:00777779089999 GUID:0098E3BB-8699-488C-8C67-88D7F58B3844 Shortcode:63334</text:span></text:p>
      <text:p text:style-name="P1"><text:span text:style-name="T1">VOTE 1168123547 Campaign:ssss_uk_02A Validity:during Choice:Tupele CONN:MIG00VU MSISDN:00777770879999 GUID:DB5D0E6B-4DB3-4722-BFD7-F6220E53F2F0 Shortcode:63334</text:span></text:p>
      <text:p text:style-name="P1"><text:span text:style-name="T1">VOTE 1168123547 Campaign:ssss_uk_02A Validity:during Choice:Verity CONN:MIG01XU MSISDN:00777779639999 GUID:B4911757-1F4F-4923-93EE-A8362D4F4747 Shortcode:63334</text:span></text:p>
      <text:p text:style-name="P1"><text:span text:style-name="T1">VOTE 1168123547 Campaign:ssss_uk_02A Validity:during Choice:Mark CONN:MIG01XU MSISDN:00777771359999 GUID:23BA617D-4D10-47BC-B66A-A868222452C1 Shortcode:63334</text:span></text:p>
      <text:p text:style-name="P1"><text:span text:style-name="T1">VOTE 1168123547 Campaign:ssss_uk_02A Validity:during Choice:Antony CONN:MIG01XU MSISDN:00777779219999 GUID:A159753C-5099-4DDF-9298-1793CD798D90 Shortcode:63334</text:span></text:p>
      <text:p text:style-name="P1"><text:span text:style-name="T1">VOTE 1168123547 Campaign:ssss_uk_02A Validity:during Choice:Antony CONN:MIG01XU MSISDN:00777778059999 GUID:30CACD92-9464-4FC4-9449-1A64B166729B Shortcode:63334</text:span></text:p>
      <text:p text:style-name="P1"><text:span text:style-name="T1">VOTE 1168123547 Campaign:ssss_uk_02A Validity:during Choice:Verity CONN:MIG01XU MSISDN:00777779979999 GUID:BCACE8ED-71CF-4050-9392-A233E3DA8D86 Shortcode:63334</text:span></text:p>
      <text:p text:style-name="P1"><text:span text:style-name="T1">VOTE 1168123547 Campaign:ssss_uk_02A Validity:during Choice:Verity CONN:MIG01OU MSISDN:00777779249999 GUID:7A007EE0-0F83-4FE7-8042-50C65BA0DA8C Shortcode:63334</text:span></text:p>
      <text:p text:style-name="P1"><text:span text:style-name="T1">VOTE 1168123547 Campaign:ssss_uk_02A Validity:during Choice:Antony CONN:MIG01OU MSISDN:00777775049999 GUID:5E3A7DFD-23F6-495C-B24F-F82A464CF0AF Shortcode:63334</text:span></text:p>
      <text:p text:style-name="P1"><text:span text:style-name="T1">VOTE 1168123547 Campaign:ssss_uk_02A Validity:during Choice:Alan CONN:MIG01OU MSISDN:00777776149999 GUID:4193FB34-11BE-41E8-BAA5-635A6F38B7E6 Shortcode:63334</text:span></text:p>
      <text:p text:style-name="P1"><text:span text:style-name="T1">VOTE 1168123547 Campaign:ssss_uk_02A Validity:during Choice:Alan CONN:MIG00VU MSISDN:00777778569999 GUID:F7905FDE-8EFE-4650-B1A1-6B15C0FC98C3 Shortcode:63334</text:span></text:p>
      <text:p text:style-name="P1"><text:span text:style-name="T1">VOTE 1168123547 Campaign:ssss_uk_02A Validity:during Choice:Leon CONN:MIG01TU MSISDN:00777771979999 GUID:8AA307E9-19EB-4EE0-A594-0335603F34EE Shortcode:63334</text:span></text:p>
      <text:p text:style-name="P1"><text:span text:style-name="T1">VOTE 1168123548 Campaign:ssss_uk_02A Validity:during Choice:Leon CONN:MIG01XU MSISDN:00777775199999 GUID:FB909067-259E-4092-831E-7D0F7BEF3ADE Shortcode:63334</text:span></text:p>
      <text:p text:style-name="P1"><text:span text:style-name="T1">VOTE 1168123548 Campaign:ssss_uk_02A Validity:during Choice:Antony CONN:MIG01XU MSISDN:00777778139999 GUID:FBAB033D-7F9A-4B16-AA56-D7DA9A909F80 Shortcode:63334</text:span></text:p>
      <text:p text:style-name="P1"><text:span text:style-name="T1">VOTE 1168123548 Campaign:ssss_uk_02A Validity:during Choice:Verity CONN:MIG01XU MSISDN:00777777169999 GUID:EAE2770E-E385-4C20-B17A-10684FA68791 Shortcode:63334</text:span></text:p>
      <text:p text:style-name="P1"><text:span text:style-name="T1">VOTE 1168123548 Campaign:ssss_uk_02A Validity:during Choice:Mark CONN:MIG01XU MSISDN:00777775969999 GUID:DC61D9BA-0883-4F23-8E86-8188F363A411 Shortcode:63334</text:span></text:p>
      <text:p text:style-name="P1"><text:span text:style-name="T1">VOTE 1168123548 Campaign:ssss_uk_02A Validity:during Choice:Verity CONN:MIG01OU MSISDN:00777776879999 GUID:ABACDF50-7305-4EBD-BFD7-E0B8B2006186 Shortcode:63334</text:span></text:p>
      <text:p text:style-name="P1"><text:span text:style-name="T1">VOTE 1168123548 Campaign:ssss_uk_02A Validity:during Choice:Verity CONN:MIG01OU MSISDN:00777774939999 GUID:A2BC1632-7623-410F-9F88-7D3E2C85D815 Shortcode:63334</text:span></text:p>
      <text:p text:style-name="P1"><text:span text:style-name="T1">VOTE 1168123548 Campaign:ssss_uk_02A Validity:during Choice:Matthew CONN:MIG01TU MSISDN:00777773699999 GUID:BFA8A217-DE5A-47C2-911C-73294A3FEAA8 Shortcode:63334</text:span></text:p>
      <text:p text:style-name="P1"><text:span text:style-name="T1">VOTE 1168123548 Campaign:ssss_uk_02A Validity:during Choice:Verity CONN:MIG01TU MSISDN:00777779919999 GUID:C00C3E61-205A-432F-B6F2-90C24F9B154E Shortcode:63334</text:span></text:p>
      <text:p text:style-name="P1"><text:span text:style-name="T1">VOTE 1168123548 Campaign:ssss_uk_02A Validity:during Choice:Antony CONN:MIG01TU MSISDN:00777777219999 GUID:129C07D6-C4D6-41BD-A231-B099D3302A04 Shortcode:63334</text:span></text:p>
      <text:p text:style-name="P1"><text:span text:style-name="T1">VOTE 1168123548 Campaign:ssss_uk_02A Validity:during Choice:Tupele CONN:MIG01XU MSISDN:00777778949999 GUID:849B7786-AFCF-4F61-B8C7-BFE102E3BDE7 Shortcode:63334</text:span></text:p>
      <text:p text:style-name="P1"><text:span text:style-name="T1">VOTE 1168123548 Campaign:ssss_uk_02A Validity:during Choice:Alan CONN:MIG01XU MSISDN:00777779469999 GUID:CC31D97B-BB9F-469A-AD1F-944D98BA4786 Shortcode:63334</text:span></text:p>
      <text:p text:style-name="P1"><text:span text:style-name="T1">VOTE 1168123548 Campaign:ssss_uk_02A Validity:during Choice:Antony CONN:MIG01XU MSISDN:00777774439999 GUID:4E1EE539-C702-43F4-83D6-BF71829630B3 Shortcode:63334</text:span></text:p>
      <text:p text:style-name="P1"><text:span text:style-name="T1">VOTE 1168123548 Campaign:ssss_uk_02A Validity:during Choice:Verity CONN:MIG01XU MSISDN:00777772449999 GUID:16D36D1F-DB9D-4BD2-89A3-E0A872D33F93 Shortcode:63334</text:span></text:p>
      <text:p text:style-name="P1"><text:span text:style-name="T1">VOTE 1168123548 Campaign:ssss_uk_02A Validity:during Choice:Verity CONN:MIG01TU MSISDN:00777773549999 GUID:A5D0AFAD-AC8E-4C3D-B2F8-CEFD89E96A78 Shortcode:63334</text:span></text:p>
      <text:p text:style-name="P1"><text:span text:style-name="T1">VOTE 1168123548 Campaign:ssss_uk_02A Validity:during Choice:Antony CONN:MIG01XU MSISDN:00777772759999 GUID:BC79604B-C3B4-46B8-9223-B22413455DEC Shortcode:63334</text:span></text:p>
      <text:p text:style-name="P1"><text:span text:style-name="T1">VOTE 1168123548 Campaign:ssss_uk_02A Validity:during Choice:Leon CONN:MIG01TU MSISDN:00777773429999 GUID:9B95E419-208B-4CB3-8353-42123C9A02D5 Shortcode:63334</text:span></text:p>
      <text:p text:style-name="P1"><text:span text:style-name="T1">VOTE 1168123548 Campaign:ssss_uk_02A Validity:during Choice:Alan CONN:MIG01TU MSISDN:00777776599999 GUID:E6B1FAEF-5601-4181-B0B3-CB350DAF1323 Shortcode:63334</text:span></text:p>
      <text:p text:style-name="P1"><text:span text:style-name="T1">VOTE 1168123548 Campaign:ssss_uk_02A Validity:during Choice:Verity CONN:MIG01TU MSISDN:00777772949999 GUID:B819F882-EFF1-4E60-8718-B0F5B0DBC85B Shortcode:63334</text:span></text:p>
      <text:p text:style-name="P1"><text:span text:style-name="T1">VOTE 1168123548 Campaign:ssss_uk_02A Validity:during Choice:Antony CONN:MIG01OU </text:span><text:soft-page-break/><text:span text:style-name="T1">MSISDN:00777773669999 GUID:5D1494AF-3FD9-46BF-816D-5C6B0BEBC5B4 Shortcode:63334</text:span></text:p>
      <text:p text:style-name="P1"><text:span text:style-name="T1">VOTE 1168123548 Campaign:ssss_uk_02A Validity:during Choice:Verity CONN:MIG01OU MSISDN:00777775159999 GUID:13D7F18C-FA35-4446-B07D-07BAE74F1522 Shortcode:63334</text:span></text:p>
      <text:p text:style-name="P1"><text:span text:style-name="T1">VOTE 1168123549 Campaign:ssss_uk_02A Validity:during Choice:Antony CONN:MIG01XU MSISDN:00777773439999 GUID:FC88DC5D-1A74-4F0A-998B-F71BBB89CBC3 Shortcode:63334</text:span></text:p>
      <text:p text:style-name="P1"><text:span text:style-name="T1">VOTE 1168123549 Campaign:ssss_uk_02A Validity:during Choice:Antony CONN:MIG00VU MSISDN:00777775879999 GUID:3A08347E-F7DF-4F75-A697-BF85BD9E971A Shortcode:63334</text:span></text:p>
      <text:p text:style-name="P1"><text:span text:style-name="T1">VOTE 1168123549 Campaign:ssss_uk_02A Validity:during Choice:Antony CONN:MIG01XU MSISDN:00777774859999 GUID:4180B7EA-0334-4218-9566-2060771FBD0A Shortcode:63334</text:span></text:p>
      <text:p text:style-name="P1"><text:span text:style-name="T1">VOTE 1168123549 Campaign:ssss_uk_02A Validity:during Choice:Antony CONN:MIG01XU MSISDN:00777779239999 GUID:050EE207-5304-42FA-A0E6-6449961DE14D Shortcode:63334</text:span></text:p>
      <text:p text:style-name="P1"><text:span text:style-name="T1">VOTE 1168123549 Campaign:ssss_uk_02A Validity:during Choice:Antony CONN:MIG01XU MSISDN:00777771789999 GUID:8E548BCC-FF3A-40DF-90EC-153C9DF3CEF9 Shortcode:63334</text:span></text:p>
      <text:p text:style-name="P1"><text:span text:style-name="T1">VOTE 1168123549 Campaign:ssss_uk_02A Validity:during Choice:Antony CONN:MIG01XU MSISDN:00777779459999 GUID:4320BB7B-317F-494D-A97B-4E8EADF12432 Shortcode:63334</text:span></text:p>
      <text:p text:style-name="P1"><text:span text:style-name="T1">VOTE 1168123549 Campaign:ssss_uk_02A Validity:during Choice:Hayley CONN:MIG01XU MSISDN:00777774579999 GUID:7D7910EA-6CED-454C-AEFA-6363220072D6 Shortcode:63334</text:span></text:p>
      <text:p text:style-name="P1"><text:span text:style-name="T1">VOTE 1168123549 Campaign:ssss_uk_02A Validity:during Choice:Leon CONN:MIG01OU MSISDN:00777779139999 GUID:DC7C47EC-BCED-4B1D-930B-60B526FA130F Shortcode:63334</text:span></text:p>
      <text:p text:style-name="P1"><text:span text:style-name="T1">VOTE 1168123550 Campaign:ssss_uk_02A Validity:during Choice:Mark CONN:MIG01HU MSISDN:00777776279999 GUID:443F2E34-DFE5-4C1C-805F-7EA3CB4DB74B Shortcode:63334</text:span></text:p>
      <text:p text:style-name="P1"><text:span text:style-name="T1">VOTE 1168123550 Campaign:ssss_uk_02A Validity:during Choice:Alan CONN:MIG01HU MSISDN:00777772279999 GUID:A2C60E6E-BD56-434C-8C00-4E19193C5351 Shortcode:63334</text:span></text:p>
      <text:p text:style-name="P1"><text:span text:style-name="T1">VOTE 1168123550 Campaign:ssss_uk_02A Validity:during Choice:Antony CONN:MIG01OU MSISDN:00777770889999 GUID:1F1ECCC3-8A82-461F-A798-7EAA5A141F36 Shortcode:63334</text:span></text:p>
      <text:p text:style-name="P1"><text:span text:style-name="T1">VOTE 1168123550 Campaign:ssss_uk_02A Validity:during Choice:Antony CONN:MIG01OU MSISDN:00777774309999 GUID:CF265FEE-3A82-487A-B662-98A4D150D7E5 Shortcode:63334</text:span></text:p>
      <text:p text:style-name="P1"><text:span text:style-name="T1">VOTE 1168123550 Campaign:ssss_uk_02A Validity:during Choice:Antony CONN:MIG01OU MSISDN:00777779099999 GUID:8B7FDDD9-A519-49E1-9AAD-0720B31CF786 Shortcode:63334</text:span></text:p>
      <text:p text:style-name="P1"><text:span text:style-name="T1">VOTE 1168123550 Campaign:ssss_uk_02A Validity:during Choice:Verity CONN:MIG01OU MSISDN:00777779989999 GUID:B5E2E409-FF2D-43FA-A202-44C519E3AA68 Shortcode:63334</text:span></text:p>
      <text:p text:style-name="P1"><text:span text:style-name="T1">VOTE 1168123550 Campaign:ssss_uk_02A Validity:during Choice:Verity CONN:MIG01XU MSISDN:00777773499999 GUID:17DBB88A-67E3-40E5-BD92-7B15C9FCD8D9 Shortcode:63334</text:span></text:p>
      <text:p text:style-name="P1"><text:span text:style-name="T1">VOTE 1168123550 Campaign:ssss_uk_02A Validity:during Choice:Verity CONN:MIG01XU MSISDN:00777776549999 GUID:D5F7A7A7-D307-41C3-9F0D-8A4244DCBE54 Shortcode:63334</text:span></text:p>
      <text:p text:style-name="P1"><text:span text:style-name="T1">VOTE 1168123550 Campaign:ssss_uk_02A Validity:during Choice:Mark CONN:MIG01XU MSISDN:00777771949999 GUID:3BAC4A3A-02A9-4735-9CE5-9114B4D3DFDB Shortcode:63334</text:span></text:p>
      <text:p text:style-name="P1"><text:span text:style-name="T1">VOTE 1168123550 Campaign:ssss_uk_02A Validity:during Choice:Antony CONN:MIG01XU MSISDN:00777771599999 GUID:569B8906-7841-4ED8-AB9C-D6C791ABA428 Shortcode:63334</text:span></text:p>
      <text:p text:style-name="P1"><text:span text:style-name="T1">VOTE 1168123550 Campaign:ssss_uk_02A Validity:during Choice:Verity CONN:MIG01XU MSISDN:00777778139999 GUID:42844030-2168-49E0-AC1F-73377842894A Shortcode:63334</text:span></text:p>
      <text:p text:style-name="P1"><text:span text:style-name="T1">VOTE 1168123550 Campaign:ssss_uk_02A Validity:during Choice:Antony CONN:MIG00VU MSISDN:00777770909999 GUID:BEB13C6E-7F89-47FD-A2DB-368DACB78E7C Shortcode:63334</text:span></text:p>
      <text:p text:style-name="P1"><text:span text:style-name="T1">VOTE 1168123550 Campaign:ssss_uk_02A Validity:during Choice:Antony CONN:MIG01OU MSISDN:00777770749999 GUID:2DDEA326-76BF-4675-8F34-CA706A89E697 Shortcode:63334</text:span></text:p>
      <text:p text:style-name="P1"><text:span text:style-name="T1">VOTE 1168123550 Campaign:ssss_uk_02A Validity:during Choice:Antony CONN:MIG01XU MSISDN:00777775549999 GUID:96E09BD6-0F95-43C2-B544-0567397DCC3F Shortcode:63334</text:span></text:p>
      <text:p text:style-name="P1"><text:span text:style-name="T1">VOTE 1168123551 Campaign:ssss_uk_02A Validity:during Choice:Antony CONN:MIG00VU MSISDN:00777771769999 GUID:E6C60EE8-0570-4730-978F-94A3832B2FAF Shortcode:63334</text:span></text:p>
      <text:p text:style-name="P1"><text:span text:style-name="T1">VOTE 1168123551 Campaign:ssss_uk_02A Validity:during Choice:Antony CONN:MIG01OU MSISDN:00777771429999 GUID:86C33392-6C4C-492E-A337-82E72A3F5E8E Shortcode:63334</text:span></text:p>
      <text:p text:style-name="P1"><text:span text:style-name="T1">VOTE 1168123551 Campaign:ssss_uk_02A Validity:during Choice:Antony CONN:MIG01OU MSISDN:00777770179999 GUID:EE90F4A0-7E6F-4FF3-A1CB-EE16493D98C3 Shortcode:63334</text:span></text:p>
      <text:p text:style-name="P1"><text:span text:style-name="T1">VOTE 1168123551 Campaign:ssss_uk_02A Validity:during Choice:Alan CONN:MIG01OU MSISDN:00777771139999 GUID:40751C3D-B340-4EE8-93F1-2751B8E84E83 Shortcode:63334</text:span></text:p>
      <text:p text:style-name="P1"><text:span text:style-name="T1">VOTE 1168123551 Campaign:ssss_uk_02A Validity:during Choice:Antony CONN:MIG01OU MSISDN:00777770629999 GUID:0C60CB94-C516-4D42-95F7-029673F0D6CC Shortcode:63334</text:span></text:p>
      <text:p text:style-name="P1"><text:span text:style-name="T1">VOTE 1168123551 Campaign:ssss_uk_02A Validity:during Choice:Alan CONN:MIG01XU MSISDN:00777776059999 GUID:29FBDB1B-E46B-483A-9CC1-7162474CCD10 Shortcode:63334</text:span></text:p>
      <text:p text:style-name="P1"><text:span text:style-name="T1">VOTE 1168123551 Campaign:ssss_uk_02A Validity:during Choice:Antony CONN:MIG01XU MSISDN:00777771599999 GUID:63AA0F5D-C912-49C7-9BDB-425E91AFE813 Shortcode:63334</text:span></text:p>
      <text:p text:style-name="P1"><text:span text:style-name="T1">VOTE 1168123551 Campaign:ssss_uk_02A Validity:during Choice:Alan CONN:MIG01XU </text:span><text:soft-page-break/><text:span text:style-name="T1">MSISDN:00777778569999 GUID:FB754DF9-A8CF-4F22-B99E-2FA188D11CD7 Shortcode:63334</text:span></text:p>
      <text:p text:style-name="P1"><text:span text:style-name="T1">VOTE 1168123551 Campaign:ssss_uk_02A Validity:during Choice:Leon CONN:MIG01XU MSISDN:00777772509999 GUID:F33F3DA2-5A5E-44C1-AB52-32EAA7312A86 Shortcode:63334</text:span></text:p>
      <text:p text:style-name="P1"><text:span text:style-name="T1">VOTE 1168123551 Campaign:ssss_uk_02A Validity:during Choice:Antony CONN:MIG01XU MSISDN:00777771179999 GUID:62E981FF-60DE-4B75-BB59-2867D40DC602 Shortcode:63334</text:span></text:p>
      <text:p text:style-name="P1"><text:span text:style-name="T1">VOTE 1168123551 Campaign:ssss_uk_02A Validity:during Choice:Matthew CONN:MIG01TU MSISDN:00777776639999 GUID:14C18A00-C118-43C2-A976-3345C349362F Shortcode:63334</text:span></text:p>
      <text:p text:style-name="P1"><text:span text:style-name="T1">VOTE 1168123551 Campaign:ssss_uk_02A Validity:during Choice:Verity CONN:MIG01OU MSISDN:00777779709999 GUID:426A5541-E5FA-4278-8C9C-15A2F043A34E Shortcode:63334</text:span></text:p>
      <text:p text:style-name="P1"><text:span text:style-name="T1">VOTE 1168123551 Campaign:ssss_uk_02A Validity:during Choice:Mark CONN:MIG01XU MSISDN:00777772499999 GUID:656AC81F-8055-44E1-AC6A-EE0ADC54CB09 Shortcode:63334</text:span></text:p>
      <text:p text:style-name="P1"><text:span text:style-name="T1">VOTE 1168123551 Campaign:ssss_uk_02A Validity:during Choice:Antony CONN:MIG01XU MSISDN:00777777769999 GUID:EA095F3C-2953-4353-8938-FCD4B50089B5 Shortcode:63334</text:span></text:p>
      <text:p text:style-name="P1"><text:span text:style-name="T1">VOTE 1168123551 Campaign:ssss_uk_02A Validity:during Choice:Verity CONN:MIG01XU MSISDN:00777773269999 GUID:284E605F-1B2A-42D3-856D-2197200C41C1 Shortcode:63334</text:span></text:p>
      <text:p text:style-name="P1"><text:span text:style-name="T1">VOTE 1168123551 Campaign:ssss_uk_02A Validity:during Choice:Leon CONN:MIG01XU MSISDN:00777774389999 GUID:237B0473-7267-42A2-99C6-B1B3767D169E Shortcode:63334</text:span></text:p>
      <text:p text:style-name="P1"><text:span text:style-name="T1">VOTE 1168123551 Campaign:ssss_uk_02A Validity:during Choice:Antony CONN:MIG01XU MSISDN:00777778569999 GUID:4D0A8F80-93F1-433C-A70C-BB936D38515A Shortcode:63334</text:span></text:p>
      <text:p text:style-name="P1"><text:span text:style-name="T1">VOTE 1168123552 Campaign:ssss_uk_02A Validity:during Choice:Antony CONN:MIG01OU MSISDN:00777771169999 GUID:6DBAD8A7-15F2-4232-A153-9799F9ACE9C0 Shortcode:63334</text:span></text:p>
      <text:p text:style-name="P1"><text:span text:style-name="T1">VOTE 1168123552 Campaign:ssss_uk_02A Validity:during Choice:Leon CONN:MIG01OU MSISDN:00777776059999 GUID:E7C4FF0F-41DF-4ABD-A84A-02ED07F438DC Shortcode:63334</text:span></text:p>
      <text:p text:style-name="P1"><text:span text:style-name="T1">VOTE 1168123552 Campaign:ssss_uk_02A Validity:during Choice:Antony CONN:MIG01XU MSISDN:00777771519999 GUID:1D7012AA-E9B4-4CFA-BEB3-738AA7384F16 Shortcode:63334</text:span></text:p>
      <text:p text:style-name="P1"><text:span text:style-name="T1">VOTE 1168123552 Campaign:ssss_uk_02A Validity:during Choice:Mark CONN:MIG01XU MSISDN:00777772779999 GUID:D13F9AFA-F9EF-4D77-8160-2FE967CF9630 Shortcode:63334</text:span></text:p>
      <text:p text:style-name="P1"><text:span text:style-name="T1">VOTE 1168123552 Campaign:ssss_uk_02A Validity:during Choice:Antony CONN:MIG01XU MSISDN:00777779849999 GUID:F0CD3EA9-82DD-46F5-8FA1-A1932AE0B1FC Shortcode:63334</text:span></text:p>
      <text:p text:style-name="P1"><text:span text:style-name="T1">VOTE 1168123552 Campaign:ssss_uk_02A Validity:during Choice:Leon CONN:MIG01OU MSISDN:00777774749999 GUID:26AFC370-2810-485F-9624-CC1A0C4DEC0E Shortcode:63334</text:span></text:p>
      <text:p text:style-name="P1"><text:span text:style-name="T1">VOTE 1168123552 Campaign:ssss_uk_02A Validity:during Choice:Antony CONN:MIG01OU MSISDN:00777777939999 GUID:C0C64B17-1953-4760-A919-83BB91CB910F Shortcode:63334</text:span></text:p>
      <text:p text:style-name="P1"><text:span text:style-name="T1">VOTE 1168123547 Campaign:ssss_uk_02A Validity:during Choice:Verity CONN:MIG01XU MSISDN:00777774819999 GUID:7B7CCCB8-4ECC-4013-B31E-72F0BC161172 Shortcode:63334</text:span></text:p>
      <text:p text:style-name="P1"><text:span text:style-name="T1">VOTE 1168123552 Campaign:ssss_uk_02A Validity:during Choice:Antony CONN:MIG01XU MSISDN:00777773739999 GUID:6293E767-6306-4E24-98BE-6CCB7F8E57F9 Shortcode:63334</text:span></text:p>
      <text:p text:style-name="P1"><text:span text:style-name="T1">VOTE 1168123552 Campaign:ssss_uk_02A Validity:during Choice:Antony CONN:MIG01XU MSISDN:00777772249999 GUID:0B32AE55-7FA5-48B4-AA6B-80CCB5E36D49 Shortcode:63334</text:span></text:p>
      <text:p text:style-name="P1"><text:span text:style-name="T1">VOTE 1168123552 Campaign:ssss_uk_02A Validity:during Choice:Verity CONN:MIG01XU MSISDN:00777778029999 GUID:2A9322F4-F807-4E17-BFBF-DAED37676A57 Shortcode:63334</text:span></text:p>
      <text:p text:style-name="P1"><text:span text:style-name="T1">VOTE 1168123552 Campaign:ssss_uk_02A Validity:during Choice:Antony CONN:MIG00VU MSISDN:00777779279999 GUID:CB70D700-D60A-44D9-913A-EAF28DA2ABA9 Shortcode:63334</text:span></text:p>
      <text:p text:style-name="P1"><text:span text:style-name="T1">VOTE 1168123553 Campaign:ssss_uk_02A Validity:during Choice:Verity CONN:MIG01OU MSISDN:00777777799999 GUID:129CB57B-F342-48B4-AE9D-35AE4E5888A2 Shortcode:63334</text:span></text:p>
      <text:p text:style-name="P1"><text:span text:style-name="T1">VOTE 1168123553 Campaign:ssss_uk_02A Validity:during Choice:Verity CONN:MIG01XU MSISDN:00777777419999 GUID:B2D8C93A-801D-4243-A5C1-6BC9F7548718 Shortcode:63334</text:span></text:p>
      <text:p text:style-name="P1"><text:span text:style-name="T1">VOTE 1168123553 Campaign:ssss_uk_02A Validity:during Choice:Mark CONN:MIG01OU MSISDN:00777772439999 GUID:C74A1B93-BE2C-4B47-959F-7766F8182609 Shortcode:63334</text:span></text:p>
      <text:p text:style-name="P1"><text:span text:style-name="T1">VOTE 1168123553 Campaign:ssss_uk_02A Validity:during Choice:Mark CONN:MIG01OU MSISDN:00777775289999 GUID:F3024924-3FC6-412C-AE6E-D924D199DBDE Shortcode:63334</text:span></text:p>
      <text:p text:style-name="P1"><text:span text:style-name="T1">VOTE 1168123553 Campaign:ssss_uk_02A Validity:during Choice:Verity CONN:MIG01XU MSISDN:00777775089999 GUID:97746EAD-D551-4DE7-9B57-4A099FADB9D4 Shortcode:63334</text:span></text:p>
      <text:p text:style-name="P1"><text:span text:style-name="T1">VOTE 1168123553 Campaign:ssss_uk_02A Validity:during Choice:Antony CONN:MIG01XU MSISDN:00777776839999 GUID:B3D15E73-D336-4D91-8FEA-EEFDBD0C88A9 Shortcode:63334</text:span></text:p>
      <text:p text:style-name="P1"><text:span text:style-name="T1">VOTE 1168123553 Campaign:ssss_uk_02A Validity:during Choice:Leon CONN:MIG01XU MSISDN:00777779309999 GUID:07A27785-BD0C-45D1-BA15-132FFBDA81F2 Shortcode:63334</text:span></text:p>
      <text:p text:style-name="P1"><text:span text:style-name="T1">VOTE 1168123553 Campaign:ssss_uk_02A Validity:during Choice:Antony CONN:MIG01XU MSISDN:00777774859999 GUID:0043DBB4-DFB6-4CDC-8736-7B3EAB4C55C6 Shortcode:63334</text:span></text:p>
      <text:p text:style-name="P1"><text:span text:style-name="T1">VOTE 1168123548 Campaign:ssss_uk_02A Validity:during Choice:Leon CONN:MIG00VU MSISDN:00777779549999 GUID:58842831-4D1A-4063-A4EC-844BDCF659D7 Shortcode:63334</text:span></text:p>
      <text:p text:style-name="P1"><text:span text:style-name="T1">VOTE 1168123553 Campaign:ssss_uk_02A Validity:during Choice:Alan CONN:MIG01OU </text:span><text:soft-page-break/><text:span text:style-name="T1">MSISDN:00777772229999 GUID:AEC00DA5-B83E-4C40-9EBD-3549670CDD1E Shortcode:63334</text:span></text:p>
      <text:p text:style-name="P1"><text:span text:style-name="T1">VOTE 1168123553 Campaign:ssss_uk_02A Validity:during Choice:Verity CONN:MIG01XU MSISDN:00777772679999 GUID:DC3F8DAF-6671-4F5C-951B-5369AE6876FB Shortcode:63334</text:span></text:p>
      <text:p text:style-name="P1"><text:span text:style-name="T1">VOTE 1168123553 Campaign:ssss_uk_02A Validity:during Choice:Antony CONN:MIG01OU MSISDN:00777776449999 GUID:04E9CA04-2AD0-4F16-9E8B-C54CEB23B6E3 Shortcode:63334</text:span></text:p>
      <text:p text:style-name="P1"><text:span text:style-name="T1">VOTE 1168123553 Campaign:ssss_uk_02A Validity:during Choice:Antony CONN:MIG01XU MSISDN:00777775299999 GUID:844098FB-3DDE-489B-8514-AFA35C0D97BE Shortcode:63334</text:span></text:p>
      <text:p text:style-name="P1"><text:span text:style-name="T1">VOTE 1168123554 Campaign:ssss_uk_02A Validity:during Choice:Antony CONN:MIG01OU MSISDN:00777776389999 GUID:187EF43D-D81F-4975-B595-071F0831869B Shortcode:63334</text:span></text:p>
      <text:p text:style-name="P1"><text:span text:style-name="T1">VOTE 1168123554 Campaign:ssss_uk_02A Validity:during Choice:Leon CONN:MIG01OU MSISDN:00777779599999 GUID:5E2689E9-405B-4FDE-A6F9-83A31FA08D39 Shortcode:63334</text:span></text:p>
      <text:p text:style-name="P1"><text:span text:style-name="T1">VOTE 1168123554 Campaign:ssss_uk_02A Validity:during Choice:Verity CONN:MIG01OU MSISDN:00777775449999 GUID:56A15050-4CFD-40BD-A4C0-BB0E583544BC Shortcode:63334</text:span></text:p>
      <text:p text:style-name="P1"><text:span text:style-name="T1">VOTE 1168123554 Campaign:ssss_uk_02A Validity:during Choice:Alan CONN:MIG01OU MSISDN:00777770829999 GUID:83E8022A-BCCB-4319-925F-223C6A5FBF41 Shortcode:63334</text:span></text:p>
      <text:p text:style-name="P1"><text:span text:style-name="T1">VOTE 1168123554 Campaign:ssss_uk_02A Validity:during Choice:Antony CONN:MIG00VU MSISDN:00777779049999 GUID:5DBED362-0B67-4BBF-9A04-3E96032B2825 Shortcode:63334</text:span></text:p>
      <text:p text:style-name="P1"><text:span text:style-name="T1">VOTE 1168123554 Campaign:ssss_uk_02A Validity:during Choice:Antony CONN:MIG01OU MSISDN:00777779019999 GUID:22C40FC4-6A4F-4729-A7AE-5AA8D5593999 Shortcode:63334</text:span></text:p>
      <text:p text:style-name="P1"><text:span text:style-name="T1">VOTE 1168123554 Campaign:ssss_uk_02A Validity:during Choice:Verity CONN:MIG01OU MSISDN:00777776509999 GUID:CABA3681-2C43-4E3D-9018-ECCEC3201EAD Shortcode:63334</text:span></text:p>
      <text:p text:style-name="P1"><text:span text:style-name="T1">VOTE 1168123555 Campaign:ssss_uk_02A Validity:during Choice:Antony CONN:MIG01OU MSISDN:00777775029999 GUID:F594AA81-6C1B-4930-9174-F17309C1B063 Shortcode:63334</text:span></text:p>
      <text:p text:style-name="P1"><text:span text:style-name="T1">VOTE 1168123555 Campaign:ssss_uk_02A Validity:during Choice:Antony CONN:MIG01XU MSISDN:00777771779999 GUID:17B76ECC-09B6-4B9E-B90B-6F2D4A96AD3B Shortcode:63334</text:span></text:p>
      <text:p text:style-name="P1"><text:span text:style-name="T1">VOTE 1168123555 Campaign:ssss_uk_02A Validity:during Choice:Antony CONN:MIG01XU MSISDN:00777774939999 GUID:5CA20B05-E84E-447F-9586-841AC18DE2DF Shortcode:63334</text:span></text:p>
      <text:p text:style-name="P1"><text:span text:style-name="T1">VOTE 1168123555 Campaign:ssss_uk_02A Validity:during Choice:Antony CONN:MIG01XU MSISDN:00777779979999 GUID:880B9D1F-87DF-40EA-82B7-BC6C76F7F14F Shortcode:63334</text:span></text:p>
      <text:p text:style-name="P1"><text:span text:style-name="T1">VOTE 1168123555 Campaign:ssss_uk_02A Validity:during Choice:Verity CONN:MIG01XU MSISDN:00777771069999 GUID:FB242929-B02D-49B4-898B-598E3DDB67FA Shortcode:63334</text:span></text:p>
      <text:p text:style-name="P1"><text:span text:style-name="T1">VOTE 1168123555 Campaign:ssss_uk_02A Validity:during Choice:Antony CONN:MIG01XU MSISDN:00777778589999 GUID:8EFB937F-21F5-42A7-B326-32C5DB30371D Shortcode:63334</text:span></text:p>
      <text:p text:style-name="P1"><text:span text:style-name="T1">VOTE 1168123555 Campaign:ssss_uk_02A Validity:during Choice:Antony CONN:MIG01OU MSISDN:00777774679999 GUID:B990BAEE-E1E2-47AE-92EF-CBEC3D3CF6AA Shortcode:63334</text:span></text:p>
      <text:p text:style-name="P1"><text:span text:style-name="T1">VOTE 1168123555 Campaign:ssss_uk_02A Validity:during Choice:Verity CONN:MIG01XU MSISDN:00777777519999 GUID:27BC70CB-3A03-42C7-BBE6-F86BEFA7305B Shortcode:63334</text:span></text:p>
      <text:p text:style-name="P1"><text:span text:style-name="T1">VOTE 1168123555 Campaign:ssss_uk_02A Validity:during Choice:Antony CONN:MIG01XU MSISDN:00777777599999 GUID:F1156CAA-3B04-488C-BAC1-F2382CDA70A8 Shortcode:63334</text:span></text:p>
      <text:p text:style-name="P1"><text:span text:style-name="T1">VOTE 1168123555 Campaign:ssss_uk_02A Validity:during Choice:Antony CONN:MIG01XU MSISDN:00777777999999 GUID:11FB9453-4639-4D24-AB35-B269AD1629AE Shortcode:63334</text:span></text:p>
      <text:p text:style-name="P1"><text:span text:style-name="T1">VOTE 1168123555 Campaign:ssss_uk_02A Validity:during Choice:Tupele CONN:MIG01XU MSISDN:00777773759999 GUID:79566BB6-6796-44F2-A96D-C58F9A3131D5 Shortcode:63334</text:span></text:p>
      <text:p text:style-name="P1"><text:span text:style-name="T1">VOTE 1168123555 Campaign:ssss_uk_02A Validity:during Choice:Antony CONN:MIG01XU MSISDN:00777772259999 GUID:8B606700-4BC5-456B-9837-3D4BB9D87953 Shortcode:63334</text:span></text:p>
      <text:p text:style-name="P1"><text:span text:style-name="T1">VOTE 1168123555 Campaign:ssss_uk_02A Validity:during Choice:Verity CONN:MIG01XU MSISDN:00777778799999 GUID:65F5C8C2-6361-4DB1-A152-C87BCF9E3794 Shortcode:63334</text:span></text:p>
      <text:p text:style-name="P1"><text:span text:style-name="T1">VOTE 1168123555 Campaign:ssss_uk_02A Validity:during Choice:Mark CONN:MIG01XU MSISDN:00777775999999 GUID:A8FDDE73-DDF2-4577-BB16-B7A48CB2CBCF Shortcode:63334</text:span></text:p>
      <text:p text:style-name="P1"><text:span text:style-name="T1">VOTE 1168123555 Campaign:ssss_uk_02A Validity:during Choice:Verity CONN:MIG01XU MSISDN:00777772979999 GUID:0D240C20-7BE4-4485-AEAA-7AB95217D8DE Shortcode:63334</text:span></text:p>
      <text:p text:style-name="P1"><text:span text:style-name="T1">VOTE 1168123555 Campaign:ssss_uk_02A Validity:during Choice:Matthew CONN:MIG01XU MSISDN:00777779829999 GUID:A0962EFA-9A6F-4DA3-A4BC-3A50ACEE7D2C Shortcode:63334</text:span></text:p>
      <text:p text:style-name="P1"><text:span text:style-name="T1">VOTE 1168123555 Campaign:ssss_uk_02A Validity:during Choice:Antony CONN:MIG01XU MSISDN:00777772829999 GUID:0A0B645D-B954-4887-AEE0-2C63F2105BD9 Shortcode:63334</text:span></text:p>
      <text:p text:style-name="P1"><text:span text:style-name="T1">VOTE 1168123555 Campaign:ssss_uk_02A Validity:during Choice:Tupele CONN:MIG01OU MSISDN:00777775889999 GUID:E1E3C141-2E4D-4932-A7FD-D911E1AC3B84 Shortcode:63334</text:span></text:p>
      <text:p text:style-name="P1"><text:span text:style-name="T1">VOTE 1168123551 Campaign:ssss_uk_02A Validity:during Choice:Leon CONN:MIG01XU MSISDN:00777775679999 GUID:61548DB6-B864-469D-BD97-CC18AEEE5D05 Shortcode:63334</text:span></text:p>
      <text:p text:style-name="P1"><text:span text:style-name="T1">VOTE 1168123555 Campaign:ssss_uk_02A Validity:during Choice:Antony CONN:MIG01TU MSISDN:00777773549999 GUID:124564D8-0ADA-4C88-B4E9-12B061F1AE78 Shortcode:63334</text:span></text:p>
      <text:p text:style-name="P1"><text:span text:style-name="T1">VOTE 1168123555 Campaign:ssss_uk_02A Validity:during Choice:Antony CONN:MIG01TU </text:span><text:soft-page-break/><text:span text:style-name="T1">MSISDN:00777776039999 GUID:11BB01BB-FC99-456E-93B0-1A1105A0B987 Shortcode:63334</text:span></text:p>
      <text:p text:style-name="P1"><text:span text:style-name="T1">VOTE 1168123552 Campaign:ssss_uk_02A Validity:during Choice:Gemma CONN:MIG00VU MSISDN:00777770069999 GUID:4C8F22F0-2719-47AB-95A1-08B1933017AB Shortcode:63334</text:span></text:p>
      <text:p text:style-name="P1"><text:span text:style-name="T1">VOTE 1168123555 Campaign:ssss_uk_02A Validity:during Choice:Mark CONN:MIG01TU MSISDN:00777774319999 GUID:A2AAC812-8BD1-47C6-81A2-FA8F451CA48D Shortcode:63334</text:span></text:p>
      <text:p text:style-name="P1"><text:span text:style-name="T1">VOTE 1168123555 Campaign:ssss_uk_02A Validity:during Choice:Leon CONN:MIG01OU MSISDN:00777770119999 GUID:AE5E2801-9C89-4F61-BB1C-6624338C23CD Shortcode:63334</text:span></text:p>
      <text:p text:style-name="P1"><text:span text:style-name="T1">VOTE 1168123555 Campaign:ssss_uk_02A Validity:during Choice:Leon CONN:MIG01TU MSISDN:00777773679999 GUID:8E89B5A1-56F6-4036-8247-2F1F42AE21BD Shortcode:63334</text:span></text:p>
      <text:p text:style-name="P1"><text:span text:style-name="T1">VOTE 1168123555 Campaign:ssss_uk_02A Validity:during Choice:Alan CONN:MIG00VU MSISDN:00777775809999 GUID:57DD1BB4-E518-4527-ABB7-F9DD6A5ED5BA Shortcode:63334</text:span></text:p>
      <text:p text:style-name="P1"><text:span text:style-name="T1">VOTE 1168123555 Campaign:ssss_uk_02A Validity:during Choice:Verity CONN:MIG01TU MSISDN:00777779719999 GUID:3E8BC8F8-C41A-4361-A7BD-3D9B0A0ECD84 Shortcode:63334</text:span></text:p>
      <text:p text:style-name="P1"><text:span text:style-name="T1">VOTE 1168123555 Campaign:ssss_uk_02A Validity:during Choice:Verity CONN:MIG01OU MSISDN:00777777799999 GUID:29FB043C-5FAD-4AD8-BA4D-5EA5630CA9D7 Shortcode:63334</text:span></text:p>
      <text:p text:style-name="P1"><text:span text:style-name="T1">VOTE 1168123555 Campaign:ssss_uk_02A Validity:during Choice:Antony CONN:MIG01OU MSISDN:00777779169999 GUID:068BE0A1-E4CE-4558-A7D4-6499B34277CA Shortcode:63334</text:span></text:p>
      <text:p text:style-name="P1"><text:span text:style-name="T1">VOTE 1168123555 Campaign:ssss_uk_02A Validity:during Choice:Antony CONN:MIG01TU MSISDN:00777779239999 GUID:70171A56-43C3-4036-A381-C0EF2CC641F4 Shortcode:63334</text:span></text:p>
      <text:p text:style-name="P1"><text:span text:style-name="T1">VOTE 1168123555 Campaign:ssss_uk_02A Validity:during Choice:Verity CONN:MIG01TU MSISDN:00777775729999 GUID:D6675C43-4397-4CD6-B200-B26CD6A5FD43 Shortcode:63334</text:span></text:p>
      <text:p text:style-name="P1"><text:span text:style-name="T1">VOTE 1168123556 Campaign:ssss_uk_02A Validity:during Choice:Verity CONN:MIG01XU MSISDN:00777778849999 GUID:839D1AD5-3748-4790-A898-7826CEC72B26 Shortcode:63334</text:span></text:p>
      <text:p text:style-name="P1"><text:span text:style-name="T1">VOTE 1168123556 Campaign:ssss_uk_02A Validity:during Choice:Antony CONN:MIG01TU MSISDN:00777774309999 GUID:45095DE0-AB6D-4197-93C8-83C096AD0E2A Shortcode:63334</text:span></text:p>
      <text:p text:style-name="P1"><text:span text:style-name="T1">VOTE 1168123556 Campaign:ssss_uk_02A Validity:during Choice:Antony CONN:MIG01HU MSISDN:00777776789999 GUID:92168DF8-2979-486A-A488-FE9BCFEAFA9C Shortcode:63334</text:span></text:p>
      <text:p text:style-name="P1"><text:span text:style-name="T1">VOTE 1168123556 Campaign:ssss_uk_02A Validity:during Choice:Verity CONN:MIG01OU MSISDN:00777778269999 GUID:F82CD173-DDE8-4EB9-9779-5D7B3627D971 Shortcode:63334</text:span></text:p>
      <text:p text:style-name="P1"><text:span text:style-name="T1">VOTE 1168123556 Campaign:ssss_uk_02A Validity:during Choice:Alan CONN:MIG01OU MSISDN:00777770299999 GUID:FB0079FD-66F2-4056-8F3E-F5B142DA3AB6 Shortcode:63334</text:span></text:p>
      <text:p text:style-name="P1"><text:span text:style-name="T1">VOTE 1168123556 Campaign:ssss_uk_02A Validity:during Choice:Verity CONN:MIG01XU MSISDN:00777775999999 GUID:2539ABBF-685D-44DA-B277-A93FD7DD138B Shortcode:63334</text:span></text:p>
      <text:p text:style-name="P1"><text:span text:style-name="T1">VOTE 1168123556 Campaign:ssss_uk_02A Validity:during Choice:Antony CONN:MIG01XU MSISDN:00777775529999 GUID:6566120E-BFDD-4BEC-B06E-8CA4B342EE98 Shortcode:63334</text:span></text:p>
      <text:p text:style-name="P1"><text:span text:style-name="T1">VOTE 1168123556 Campaign:ssss_uk_02A Validity:during Choice:Antony CONN:MIG01XU MSISDN:00777779939999 GUID:3519D2B5-EBDC-48DE-8E0A-3136AB1E0740 Shortcode:63334</text:span></text:p>
      <text:p text:style-name="P1"><text:span text:style-name="T1">VOTE 1168123556 Campaign:ssss_uk_02A Validity:during Choice:Antony CONN:MIG01XU MSISDN:00777770139999 GUID:70F65387-9E4E-493C-9D7B-D996E70E8D13 Shortcode:63334</text:span></text:p>
      <text:p text:style-name="P1"><text:span text:style-name="T1">VOTE 1168123556 Campaign:ssss_uk_02A Validity:during Choice:Antony CONN:MIG01XU MSISDN:00777776919999 GUID:8FF82EB0-5EE1-44CF-AE37-D22775EE40F8 Shortcode:63334</text:span></text:p>
      <text:p text:style-name="P1"><text:span text:style-name="T1">VOTE 1168123556 Campaign:ssss_uk_02A Validity:during Choice:Leon CONN:MIG01OU MSISDN:00777772239999 GUID:59F714A3-B182-48C8-AF04-47791A484B01 Shortcode:63334</text:span></text:p>
      <text:p text:style-name="P1"><text:span text:style-name="T1">VOTE 1168123556 Campaign:ssss_uk_02A Validity:during Choice:Leon CONN:MIG01TU MSISDN:00777772699999 GUID:FC9D55FB-58E3-4B05-A90A-A207CB1A33A9 Shortcode:63334</text:span></text:p>
      <text:p text:style-name="P1"><text:span text:style-name="T1">VOTE 1168123556 Campaign:ssss_uk_02A Validity:during Choice:Leon CONN:MIG00VU MSISDN:00777772069999 GUID:6C894A90-D7B5-4986-BC19-56120CE0837B Shortcode:63334</text:span></text:p>
      <text:p text:style-name="P1"><text:span text:style-name="T1">VOTE 1168123556 Campaign:ssss_uk_02A Validity:during Choice:Leon CONN:MIG01OU MSISDN:00777773229999 GUID:F3C309F3-C480-48E4-8FF8-0AFB14F950BF Shortcode:63334</text:span></text:p>
      <text:p text:style-name="P1"><text:span text:style-name="T1">VOTE 1168123557 Campaign:ssss_uk_02A Validity:during Choice:Mark CONN:MIG00VU MSISDN:00777770529999 GUID:0726C073-F642-4A55-B141-9EB504763719 Shortcode:63334</text:span></text:p>
      <text:p text:style-name="P1"><text:span text:style-name="T1">VOTE 1168123557 Campaign:ssss_uk_02A Validity:during Choice:Antony CONN:MIG00VU MSISDN:00777779779999 GUID:E11F52B7-BBE2-4048-8534-1AA4FAC6E0A8 Shortcode:63334</text:span></text:p>
      <text:p text:style-name="P1"><text:span text:style-name="T1">VOTE 1168123557 Campaign:ssss_uk_02A Validity:during Choice:Verity CONN:MIG01XU MSISDN:00777772559999 GUID:044C5409-502D-4164-A345-E6978B396B2B Shortcode:63334</text:span></text:p>
      <text:p text:style-name="P1"><text:span text:style-name="T1">VOTE 1168123557 Campaign:ssss_uk_02A Validity:during Choice:Antony CONN:MIG01XU MSISDN:00777771819999 GUID:294CE172-DC77-480E-8246-42CE5163E653 Shortcode:63334</text:span></text:p>
      <text:p text:style-name="P1"><text:span text:style-name="T1">VOTE 1168123557 Campaign:ssss_uk_02A Validity:during Choice:Antony CONN:MIG01XU MSISDN:00777776029999 GUID:BFA2D466-5DAB-420F-9929-49E7A83F2F09 Shortcode:63334</text:span></text:p>
      <text:p text:style-name="P1"><text:span text:style-name="T1">VOTE 1168123557 Campaign:ssss_uk_02A Validity:during Choice:Tupele CONN:MIG01XU MSISDN:00777774299999 GUID:90F1479B-40E5-45B4-9116-08B15FC7B231 Shortcode:63334</text:span></text:p>
      <text:p text:style-name="P1"><text:span text:style-name="T1">VOTE 1168123557 Campaign:ssss_uk_02A Validity:during Choice:Antony CONN:MIG01XU </text:span><text:soft-page-break/><text:span text:style-name="T1">MSISDN:00777771089999 GUID:BDE10D8D-FC84-463F-81FF-C773F6C80D82 Shortcode:63334</text:span></text:p>
      <text:p text:style-name="P1"><text:span text:style-name="T1">VOTE 1168123554 Campaign:ssss_uk_02A Validity:during Choice:Verity CONN:MIG00VU MSISDN:00777775609999 GUID:A6A8B299-45B1-41A2-ACFD-309E2D196D4F Shortcode:63334</text:span></text:p>
      <text:p text:style-name="P1"><text:span text:style-name="T1">VOTE 1168123557 Campaign:ssss_uk_02A Validity:during Choice:Verity CONN:MIG01TU MSISDN:00777777549999 GUID:F916884B-62C9-4CEC-930E-E4ECBA8F38C4 Shortcode:63334</text:span></text:p>
      <text:p text:style-name="P1"><text:span text:style-name="T1">VOTE 1168123557 Campaign:ssss_uk_02A Validity:during Choice:Leon CONN:MIG01TU MSISDN:00777778729999 GUID:F31EAD5C-5D14-47AA-8F43-A8EE41EFEF01 Shortcode:63334</text:span></text:p>
      <text:p text:style-name="P1"><text:span text:style-name="T1">VOTE 1168123557 Campaign:ssss_uk_02A Validity:during Choice:Verity CONN:MIG01HU MSISDN:00777777239999 GUID:882F19A4-3EEB-4C4D-AB0F-B116E58E6684 Shortcode:63334</text:span></text:p>
      <text:p text:style-name="P1"><text:span text:style-name="T1">VOTE 1168123557 Campaign:ssss_uk_02A Validity:during Choice:Antony CONN:MIG01XU MSISDN:00777776249999 GUID:2BB89DB8-60BF-4999-BD71-A7BA7F0F823D Shortcode:63334</text:span></text:p>
      <text:p text:style-name="P1"><text:span text:style-name="T1">VOTE 1168123557 Campaign:ssss_uk_02A Validity:during Choice:Alan CONN:MIG01TU MSISDN:00777772689999 GUID:510FE0EB-360F-49E7-9951-7A17B7452350 Shortcode:63334</text:span></text:p>
      <text:p text:style-name="P1"><text:span text:style-name="T1">VOTE 1168123557 Campaign:ssss_uk_02A Validity:during Choice:Verity CONN:MIG01TU MSISDN:00777772129999 GUID:3C0F649D-7885-4C95-8F31-ADC566DC3290 Shortcode:63334</text:span></text:p>
      <text:p text:style-name="P1"><text:span text:style-name="T1">VOTE 1168123554 Campaign:ssss_uk_02A Validity:during Choice:Verity CONN:MIG01XU MSISDN:00777776379999 GUID:BBEF43CA-E685-47E8-8F45-3476CDE8B92F Shortcode:63334</text:span></text:p>
      <text:p text:style-name="P1"><text:span text:style-name="T1">VOTE 1168123557 Campaign:ssss_uk_02A Validity:during Choice:Antony CONN:MIG01XU MSISDN:00777771439999 GUID:30DEF50F-122D-4D5E-B7B1-89FA9773618B Shortcode:63334</text:span></text:p>
      <text:p text:style-name="P1"><text:span text:style-name="T1">VOTE 1168123557 Campaign:ssss_uk_02A Validity:during Choice:Antony CONN:MIG01XU MSISDN:00777776959999 GUID:6A7EA964-D770-4FDF-A393-12939960CC04 Shortcode:63334</text:span></text:p>
      <text:p text:style-name="P1"><text:span text:style-name="T1">VOTE 1168123557 Campaign:ssss_uk_02A Validity:during Choice:Alan CONN:MIG01XU MSISDN:00777770049999 GUID:9C58FA2F-512F-4370-88B4-D4AA29EA30CD Shortcode:63334</text:span></text:p>
      <text:p text:style-name="P1"><text:span text:style-name="T1">VOTE 1168123557 Campaign:ssss_uk_02A Validity:during Choice:Verity CONN:MIG01TU MSISDN:00777771849999 GUID:4E0F6996-64CA-406B-AC83-0FCF19BD7BD1 Shortcode:63334</text:span></text:p>
      <text:p text:style-name="P1"><text:span text:style-name="T1">VOTE 1168123557 Campaign:ssss_uk_02A Validity:during Choice:Leon CONN:MIG01TU MSISDN:00777778149999 GUID:8589B8F2-96B3-4923-9A4B-BE81A09A6E41 Shortcode:63334</text:span></text:p>
      <text:p text:style-name="P1"><text:span text:style-name="T1">VOTE 1168123557 Campaign:ssss_uk_02A Validity:during Choice:Verity CONN:MIG01XU MSISDN:00777779249999 GUID:22B43885-5297-460F-AF27-F5F6085B9E06 Shortcode:63334</text:span></text:p>
      <text:p text:style-name="P1"><text:span text:style-name="T1">VOTE 1168123557 Campaign:ssss_uk_02A Validity:during Choice:Verity CONN:MIG01HU MSISDN:00777776109999 GUID:A6E03769-8C47-43DF-BE38-2C59E0C4DD87 Shortcode:63334</text:span></text:p>
      <text:p text:style-name="P1"><text:span text:style-name="T1">VOTE 1168123558 Campaign:ssss_uk_02A Validity:during Choice:Leon CONN:MIG00VU MSISDN:00777776059999 GUID:D1037E52-9818-477F-8D85-CEEDD8B18B39 Shortcode:63334</text:span></text:p>
      <text:p text:style-name="P1"><text:span text:style-name="T1">VOTE 1168123558 Campaign:ssss_uk_02A Validity:during Choice:Antony CONN:MIG00VU MSISDN:00777773309999 GUID:BAECC230-3BAC-43BC-B58A-1933C2784106 Shortcode:63334</text:span></text:p>
      <text:p text:style-name="P1"><text:span text:style-name="T1">VOTE 1168123558 Campaign:ssss_uk_02A Validity:during Choice:Antony CONN:MIG00VU MSISDN:00777770939999 GUID:6395D78C-D6FC-4454-BB12-60A76FE2B9DF Shortcode:63334</text:span></text:p>
      <text:p text:style-name="P1"><text:span text:style-name="T1">VOTE 1168123558 Campaign:ssss_uk_02A Validity:during Choice:Verity CONN:MIG01OU MSISDN:00777777369999 GUID:5C2F729C-BB7B-4DC3-9792-A15348CA7723 Shortcode:63334</text:span></text:p>
      <text:p text:style-name="P1"><text:span text:style-name="T1">VOTE 1168123558 Campaign:ssss_uk_02A Validity:during Choice:Verity CONN:MIG01OU MSISDN:00777774769999 GUID:C9AC26D6-7A1F-4000-B31F-77903B6E3545 Shortcode:63334</text:span></text:p>
      <text:p text:style-name="P1"><text:span text:style-name="T1">VOTE 1168123558 Campaign:ssss_uk_02A Validity:during Choice:Antony CONN:MIG01XU MSISDN:00777775029999 GUID:BEF5E722-19CC-40A8-AAC9-B51C80F1E982 Shortcode:63334</text:span></text:p>
      <text:p text:style-name="P1"><text:span text:style-name="T1">VOTE 1168123558 Campaign:ssss_uk_02A Validity:during Choice:Tupele CONN:MIG01OU MSISDN:00777770429999 GUID:26E0B47B-6872-4968-8C47-67D1498340DE Shortcode:63334</text:span></text:p>
      <text:p text:style-name="P1"><text:span text:style-name="T1">VOTE 1168123558 Campaign:ssss_uk_02A Validity:during Choice:Alan CONN:MIG01OU MSISDN:00777771289999 GUID:EEF7C546-E228-491D-BE38-AE52D24B0E05 Shortcode:63334</text:span></text:p>
      <text:p text:style-name="P1"><text:span text:style-name="T1">VOTE 1168123558 Campaign:ssss_uk_02A Validity:during Choice:Antony CONN:MIG01OU MSISDN:00777774249999 GUID:566AFE64-5A88-4FA3-B530-C6DF313F8C39 Shortcode:63334</text:span></text:p>
      <text:p text:style-name="P1"><text:span text:style-name="T1">VOTE 1168123558 Campaign:ssss_uk_02A Validity:during Choice:Mark CONN:MIG01XU MSISDN:00777775109999 GUID:20B73945-5326-4EB0-BB30-BFC871CA2D18 Shortcode:63334</text:span></text:p>
      <text:p text:style-name="P1"><text:span text:style-name="T1">VOTE 1168123558 Campaign:ssss_uk_02A Validity:during Choice:Alan CONN:MIG00VU MSISDN:00777779439999 GUID:A10BD388-C3A5-4B9C-B00A-5CC835FB29BF Shortcode:63334</text:span></text:p>
      <text:p text:style-name="P1"><text:span text:style-name="T1">VOTE 1168123558 Campaign:ssss_uk_02A Validity:during Choice:Antony CONN:MIG01OU MSISDN:00777772859999 GUID:9CDB9952-F045-4DB1-97B9-CA4F0984A0E9 Shortcode:63334</text:span></text:p>
      <text:p text:style-name="P1"><text:span text:style-name="T1">VOTE 1168123558 Campaign:ssss_uk_02A Validity:during Choice:Antony CONN:MIG00VU MSISDN:00777775179999 GUID:25607808-83AF-4A5E-80E0-2136266EDB5A Shortcode:63334</text:span></text:p>
      <text:p text:style-name="P1"><text:span text:style-name="T1">VOTE 1168123558 Campaign:ssss_uk_02A Validity:during Choice:Verity CONN:MIG01OU MSISDN:00777777269999 GUID:D1E9E1B0-5F2B-49E9-9BBC-0F600D167A96 Shortcode:63334</text:span></text:p>
      <text:p text:style-name="P1"><text:span text:style-name="T1">VOTE 1168123558 Campaign:ssss_uk_02A Validity:during Choice:Verity CONN:MIG01OU MSISDN:00777779869999 GUID:4F0E7065-EA53-4D27-9CA5-A252D1631E4C Shortcode:63334</text:span></text:p>
      <text:p text:style-name="P1"><text:span text:style-name="T1">VOTE 1168123558 Campaign:ssss_uk_02A Validity:during Choice:Mark CONN:MIG01OU </text:span><text:soft-page-break/><text:span text:style-name="T1">MSISDN:00777775749999 GUID:3D5A3DC7-5E6F-4666-BDCD-111401877997 Shortcode:63334</text:span></text:p>
      <text:p text:style-name="P1"><text:span text:style-name="T1">VOTE 1168123558 Campaign:ssss_uk_02A Validity:during Choice:Mark CONN:MIG01OU MSISDN:00777770899999 GUID:0FDADDB2-FAB3-4E7E-93BA-1F435461BA25 Shortcode:63334</text:span></text:p>
      <text:p text:style-name="P1"><text:span text:style-name="T1">VOTE 1168123559 Campaign:ssss_uk_02A Validity:during Choice:Tupele CONN:MIG00VU MSISDN:00777777679999 GUID:0A58F627-A161-47D6-AA50-FC81D6A30754 Shortcode:63334</text:span></text:p>
      <text:p text:style-name="P1"><text:span text:style-name="T1">VOTE 1168123559 Campaign:ssss_uk_02A Validity:during Choice:Antony CONN:MIG00VU MSISDN:00777775249999 GUID:2E90712F-28BF-4125-AC63-D6CAC6485152 Shortcode:63334</text:span></text:p>
      <text:p text:style-name="P1"><text:span text:style-name="T1">VOTE 1168123559 Campaign:ssss_uk_02A Validity:during Choice:Leon CONN:MIG01OU MSISDN:00777777119999 GUID:4D614492-C51E-4546-BC2B-025E6BDA15C9 Shortcode:63334</text:span></text:p>
      <text:p text:style-name="P1"><text:span text:style-name="T1">VOTE 1168123559 Campaign:ssss_uk_02A Validity:during Choice:Verity CONN:MIG01XU MSISDN:00777779739999 GUID:A6A995B2-A116-4542-808D-89A91AFDEBC8 Shortcode:63334</text:span></text:p>
      <text:p text:style-name="P1"><text:span text:style-name="T1">VOTE 1168123559 Campaign:ssss_uk_02A Validity:during Choice:Tupele CONN:MIG01XU MSISDN:00777770799999 GUID:8B2C2D61-6233-49F9-B79F-A90CF9273864 Shortcode:63334</text:span></text:p>
      <text:p text:style-name="P1"><text:span text:style-name="T1">VOTE 1168123559 Campaign:ssss_uk_02A Validity:during Choice:Antony CONN:MIG01XU MSISDN:00777776609999 GUID:9A96E4EF-F5FD-460C-BEAD-9A22EDD466A5 Shortcode:63334</text:span></text:p>
      <text:p text:style-name="P1"><text:span text:style-name="T1">VOTE 1168123559 Campaign:ssss_uk_02A Validity:during Choice:Leon CONN:MIG01XU MSISDN:00777775759999 GUID:17C739C5-C76E-4800-B7A0-B37287872766 Shortcode:63334</text:span></text:p>
      <text:p text:style-name="P1"><text:span text:style-name="T1">VOTE 1168123559 Campaign:ssss_uk_02A Validity:during Choice:Verity CONN:MIG01XU MSISDN:00777774269999 GUID:F8EEB4F5-3B51-4387-9054-BE8A1728E2DD Shortcode:63334</text:span></text:p>
      <text:p text:style-name="P1"><text:span text:style-name="T1">VOTE 1168123559 Campaign:ssss_uk_02A Validity:during Choice:Antony CONN:MIG01XU MSISDN:00777771669999 GUID:569C2F97-AF39-421B-A239-10DF2CC84F5D Shortcode:63334</text:span></text:p>
      <text:p text:style-name="P1"><text:span text:style-name="T1">VOTE 1168123559 Campaign:ssss_uk_02A Validity:during Choice:Verity CONN:MIG01OU MSISDN:00777773339999 GUID:A962168F-3963-46EB-B6C2-AB5EDD10B2F0 Shortcode:63334</text:span></text:p>
      <text:p text:style-name="P1"><text:span text:style-name="T1">VOTE 1168123559 Campaign:ssss_uk_02A Validity:during Choice:Verity CONN:MIG01OU MSISDN:00777772559999 GUID:FCFEDD04-9BED-483C-8DE6-1F7D6DC252DC Shortcode:63334</text:span></text:p>
      <text:p text:style-name="P1"><text:span text:style-name="T1">VOTE 1168123559 Campaign:ssss_uk_02A Validity:during Choice:Antony CONN:MIG01OU MSISDN:00777772009999 GUID:1C6AFAB0-6811-465D-AC02-75DC6B424BBD Shortcode:63334</text:span></text:p>
      <text:p text:style-name="P1"><text:span text:style-name="T1">VOTE 1168123559 Campaign:ssss_uk_02A Validity:during Choice:Antony CONN:MIG01OU MSISDN:00777776769999 GUID:C94147B5-120A-4F29-91C8-06641DB3E48E Shortcode:63334</text:span></text:p>
      <text:p text:style-name="P1"><text:span text:style-name="T1">VOTE 1168123559 Campaign:ssss_uk_02A Validity:during Choice:Antony CONN:MIG01XU MSISDN:00777776039999 GUID:DEE57950-1ADC-4EAD-AA94-534F2E32F760 Shortcode:63334</text:span></text:p>
      <text:p text:style-name="P1"><text:span text:style-name="T1">VOTE 1168123559 Campaign:ssss_uk_02A Validity:during Choice:Antony CONN:MIG01XU MSISDN:00777777609999 GUID:CDCCD442-56D8-49D6-9CCC-3FA06711A206 Shortcode:63334</text:span></text:p>
      <text:p text:style-name="P1"><text:span text:style-name="T1">VOTE 1168123560 Campaign:ssss_uk_02A Validity:during Choice:Alan CONN:MIG00VU MSISDN:00777775949999 GUID:4B38FB54-345D-40E5-AE6F-36007EF8817D Shortcode:63334</text:span></text:p>
      <text:p text:style-name="P1"><text:span text:style-name="T1">VOTE 1168123560 Campaign:ssss_uk_02A Validity:during Choice:Antony CONN:MIG00VU MSISDN:00777770449999 GUID:F103EC87-EA02-4143-8A1F-6B01AAF9B422 Shortcode:63334</text:span></text:p>
      <text:p text:style-name="P1"><text:span text:style-name="T1">VOTE 1168123560 Campaign:ssss_uk_02A Validity:during Choice:Alan CONN:MIG01OU MSISDN:00777776119999 GUID:5F4DB442-236C-4825-BA93-6955214F4019 Shortcode:63334</text:span></text:p>
      <text:p text:style-name="P1"><text:span text:style-name="T1">VOTE 1168123560 Campaign:ssss_uk_02A Validity:during Choice:Verity CONN:MIG01XU MSISDN:00777774269999 GUID:553EDF5B-4C04-47E5-8C6E-A55F1FB771B1 Shortcode:63334</text:span></text:p>
      <text:p text:style-name="P1"><text:span text:style-name="T1">VOTE 1168123560 Campaign:ssss_uk_02A Validity:during Choice:Antony CONN:MIG01XU MSISDN:00777774139999 GUID:AAE4E604-0E7F-438B-9E5D-D8FD5B1216E3 Shortcode:63334</text:span></text:p>
      <text:p text:style-name="P1"><text:span text:style-name="T1">VOTE 1168123560 Campaign:ssss_uk_02A Validity:during Choice:Antony CONN:MIG01XU MSISDN:00777774389999 GUID:7A7E3D89-3522-4B08-82ED-6037AD318D49 Shortcode:63334</text:span></text:p>
      <text:p text:style-name="P1"><text:span text:style-name="T1">VOTE 1168123560 Campaign:ssss_uk_02A Validity:during Choice:Tupele CONN:MIG01XU MSISDN:00777774299999 GUID:90B43F92-C3B8-48F2-B01F-4E709E033DC7 Shortcode:63334</text:span></text:p>
      <text:p text:style-name="P1"><text:span text:style-name="T1">VOTE 1168123560 Campaign:ssss_uk_02A Validity:during Choice:Antony CONN:MIG01XU MSISDN:00777773649999 GUID:972EF1E9-DF99-4CA8-B0E3-52D889A7FDBA Shortcode:63334</text:span></text:p>
      <text:p text:style-name="P1"><text:span text:style-name="T1">VOTE 1168123560 Campaign:ssss_uk_02A Validity:during Choice:Antony CONN:MIG00VU MSISDN:00777779009999 GUID:0136375E-6A1D-4CE8-A24D-DD3CED86F0CA Shortcode:63334</text:span></text:p>
      <text:p text:style-name="P1"><text:span text:style-name="T1">VOTE 1168123560 Campaign:ssss_uk_02A Validity:during Choice:Antony CONN:MIG01OU MSISDN:00777776159999 GUID:12A1EF69-6E51-4DD3-8AC5-E32BD445391B Shortcode:63334</text:span></text:p>
      <text:p text:style-name="P1"><text:span text:style-name="T1">VOTE 1168123560 Campaign:ssss_uk_02A Validity:during Choice:Verity CONN:MIG01OU MSISDN:00777771479999 GUID:54BCCD26-BAA8-43D9-B5D8-6D0B92128A21 Shortcode:63334</text:span></text:p>
      <text:p text:style-name="P1"><text:span text:style-name="T1">VOTE 1168123560 Campaign:ssss_uk_02A Validity:during Choice:Antony CONN:MIG01OU MSISDN:00777772279999 GUID:5A4D407B-5C4E-4FF1-8108-4543C2A687A1 Shortcode:63334</text:span></text:p>
      <text:p text:style-name="P1"><text:span text:style-name="T1">VOTE 1168123560 Campaign:ssss_uk_02A Validity:during Choice:Antony CONN:MIG00VU MSISDN:00777771939999 GUID:2ECEC882-3CD3-4986-BE7D-CC5C3BAC5D45 Shortcode:63334</text:span></text:p>
      <text:p text:style-name="P1"><text:span text:style-name="T1">VOTE 1168123560 Campaign:ssss_uk_02A Validity:during Choice:Antony CONN:MIG01OU MSISDN:00777774569999 GUID:348AD18B-3730-4BB8-BE7E-88FBD720844E Shortcode:63334</text:span></text:p>
      <text:p text:style-name="P1"><text:span text:style-name="T1">VOTE 1168123560 Campaign:ssss_uk_02A Validity:during Choice:Antony CONN:MIG01XU </text:span><text:soft-page-break/><text:span text:style-name="T1">MSISDN:00777773149999 GUID:2AC62636-FF99-4669-9C6F-7F99C23BD557 Shortcode:63334</text:span></text:p>
      <text:p text:style-name="P1"><text:span text:style-name="T1">VOTE 1168123560 Campaign:ssss_uk_02A Validity:during Choice:Antony CONN:MIG01XU MSISDN:00777777749999 GUID:D7BB17B3-5DE2-4406-AFF8-57575268FB44 Shortcode:63334</text:span></text:p>
      <text:p text:style-name="P1"><text:span text:style-name="T1">VOTE 1168123560 Campaign:ssss_uk_02A Validity:during Choice:Alan CONN:MIG01XU MSISDN:00777779149999 GUID:316653BD-EDD6-4E8D-9DEF-67F6D8F30104 Shortcode:63334</text:span></text:p>
      <text:p text:style-name="P1"><text:span text:style-name="T1">VOTE 1168123560 Campaign:ssss_uk_02A Validity:during Choice:Antony CONN:MIG01XU MSISDN:00777774869999 GUID:9AD257C3-CE34-4108-A7FE-8F5AFAC05285 Shortcode:63334</text:span></text:p>
      <text:p text:style-name="P1"><text:span text:style-name="T1">VOTE 1168123560 Campaign:ssss_uk_02A Validity:during Choice:Verity CONN:MIG01XU MSISDN:00777778689999 GUID:2191981B-CBFB-45D5-8289-B8C4FAB79C77 Shortcode:63334</text:span></text:p>
      <text:p text:style-name="P1"><text:span text:style-name="T1">VOTE 1168123560 Campaign:ssss_uk_02A Validity:during Choice:Verity CONN:MIG01TU MSISDN:00777775459999 GUID:0055DAB6-6B54-49CC-80CA-7689A5E2DC92 Shortcode:63334</text:span></text:p>
      <text:p text:style-name="P1"><text:span text:style-name="T1">VOTE 1168123560 Campaign:ssss_uk_02A Validity:during Choice:Leon CONN:MIG01TU MSISDN:00777777929999 GUID:7C252E72-21C4-4967-A358-81D8F3117046 Shortcode:63334</text:span></text:p>
      <text:p text:style-name="P1"><text:span text:style-name="T1">VOTE 1168123560 Campaign:ssss_uk_02A Validity:during Choice:Verity CONN:MIG01TU MSISDN:00777778009999 GUID:4E12EA56-7FC3-43B3-ACD2-8D382FD1ACB0 Shortcode:63334</text:span></text:p>
      <text:p text:style-name="P1"><text:span text:style-name="T1">VOTE 1168123560 Campaign:ssss_uk_02A Validity:during Choice:Alan CONN:MIG01XU MSISDN:00777778759999 GUID:E9B9E6EE-E2D8-43B8-85A6-F3D375FD1AEC Shortcode:63334</text:span></text:p>
      <text:p text:style-name="P1"><text:span text:style-name="T1">VOTE 1168123560 Campaign:ssss_uk_02A Validity:during Choice:Antony CONN:MIG01XU MSISDN:00777774629999 GUID:8BDAD04A-0B40-4066-B3A5-885451F13499 Shortcode:63334</text:span></text:p>
      <text:p text:style-name="P1"><text:span text:style-name="T1">VOTE 1168123561 Campaign:ssss_uk_02A Validity:during Choice:Matthew CONN:MIG01XU MSISDN:00777776389999 GUID:20F5AA9F-CCA1-4FDB-BAE4-541ACE823D89 Shortcode:63334</text:span></text:p>
      <text:p text:style-name="P1"><text:span text:style-name="T1">VOTE 1168123561 Campaign:ssss_uk_02A Validity:during Choice:Tupele CONN:MIG01XU MSISDN:00777779219999 GUID:ED8152F4-51FF-4263-970E-DCC53A40C34E Shortcode:63334</text:span></text:p>
      <text:p text:style-name="P1"><text:span text:style-name="T1">VOTE 1168123561 Campaign:ssss_uk_02A Validity:during Choice:Verity CONN:MIG01XU MSISDN:00777774629999 GUID:CA3E5D24-D6C9-4DCE-B55F-34128220D950 Shortcode:63334</text:span></text:p>
      <text:p text:style-name="P1"><text:span text:style-name="T1">VOTE 1168123561 Campaign:ssss_uk_02A Validity:during Choice:Antony CONN:MIG01TU MSISDN:00777774229999 GUID:2554FA0A-DD50-4A0C-972B-A8B8D0811933 Shortcode:63334</text:span></text:p>
      <text:p text:style-name="P1"><text:span text:style-name="T1">VOTE 1168123561 Campaign:ssss_uk_02A Validity:during Choice:Antony CONN:MIG01TU MSISDN:00777774669999 GUID:6E10CC20-3320-499C-9D3C-4E4AC5E62714 Shortcode:63334</text:span></text:p>
      <text:p text:style-name="P1"><text:span text:style-name="T1">VOTE 1168123561 Campaign:ssss_uk_02A Validity:during Choice:Verity CONN:MIG01TU MSISDN:00777771959999 GUID:E49D1BA6-E2A2-4902-BE63-8215107FE528 Shortcode:63334</text:span></text:p>
      <text:p text:style-name="P1"><text:span text:style-name="T1">VOTE 1168123561 Campaign:ssss_uk_02A Validity:during Choice:Leon CONN:MIG00VU MSISDN:00777776679999 GUID:767D72FF-42FC-4AD3-A3FE-41E0877350E8 Shortcode:63334</text:span></text:p>
      <text:p text:style-name="P1"><text:span text:style-name="T1">VOTE 1168123561 Campaign:ssss_uk_02A Validity:during Choice:Verity CONN:MIG00VU MSISDN:00777773339999 GUID:EAC3A18C-77E5-470D-BC45-0B01F33B50DD Shortcode:63334</text:span></text:p>
      <text:p text:style-name="P1"><text:span text:style-name="T1">VOTE 1168123561 Campaign:ssss_uk_02A Validity:during Choice:Antony CONN:MIG01OU MSISDN:00777776179999 GUID:AD82E406-4422-4C25-B5D3-BEE3E95970D1 Shortcode:63334</text:span></text:p>
      <text:p text:style-name="P1"><text:span text:style-name="T1">VOTE 1168123561 Campaign:ssss_uk_02A Validity:during Choice:Leon CONN:MIG01TU MSISDN:00777774019999 GUID:1852A226-4C89-4F39-9B03-406DB909FE7A Shortcode:63334</text:span></text:p>
      <text:p text:style-name="P1"><text:span text:style-name="T1">VOTE 1168123561 Campaign:ssss_uk_02A Validity:during Choice:Antony CONN:MIG01XU MSISDN:00777777769999 GUID:14F8C269-AF46-4A1A-A156-C26FE11794CE Shortcode:63334</text:span></text:p>
      <text:p text:style-name="P1"><text:span text:style-name="T1">VOTE 1168123561 Campaign:ssss_uk_02A Validity:during Choice:Verity CONN:MIG01XU MSISDN:00777770249999 GUID:34B34DE3-93EE-46C5-9795-BB7916EB85F2 Shortcode:63334</text:span></text:p>
      <text:p text:style-name="P1"><text:span text:style-name="T1">VOTE 1168123561 Campaign:ssss_uk_02A Validity:during Choice:Verity CONN:MIG01OU MSISDN:00777776849999 GUID:E8BFB53B-9D96-47E1-B1B2-EFB5F3EC6B88 Shortcode:63334</text:span></text:p>
      <text:p text:style-name="P1"><text:span text:style-name="T1">VOTE 1168123561 Campaign:ssss_uk_02A Validity:during Choice:Verity CONN:MIG01XU MSISDN:00777778339999 GUID:8738A8B2-2FE1-4A1F-8B2A-852513042306 Shortcode:63334</text:span></text:p>
      <text:p text:style-name="P1"><text:span text:style-name="T1">VOTE 1168123561 Campaign:ssss_uk_02A Validity:during Choice:Antony CONN:MIG01OU MSISDN:00777774369999 GUID:4CA88F96-3586-4ED6-B4B4-A2D2B7E6402B Shortcode:63334</text:span></text:p>
      <text:p text:style-name="P1"><text:span text:style-name="T1">VOTE 1168123561 Campaign:ssss_uk_02A Validity:during Choice:Verity CONN:MIG01OU MSISDN:00777771719999 GUID:EE482982-F1F8-4B67-AB02-E34FBC393606 Shortcode:63334</text:span></text:p>
      <text:p text:style-name="P1"><text:span text:style-name="T1">VOTE 1168123561 Campaign:ssss_uk_02A Validity:during Choice:Antony CONN:MIG01OU MSISDN:00777773989999 GUID:EF89F75A-0219-4D6F-B539-8E3AB82F777B Shortcode:63334</text:span></text:p>
      <text:p text:style-name="P1"><text:span text:style-name="T1">VOTE 1168123561 Campaign:ssss_uk_02A Validity:during Choice:Verity CONN:MIG00VU MSISDN:00777776679999 GUID:AEDF248B-9990-4D00-A644-E334FDDBDF01 Shortcode:63334</text:span></text:p>
      <text:p text:style-name="P1"><text:span text:style-name="T1">VOTE 1168123561 Campaign:ssss_uk_02A Validity:during Choice:Antony CONN:MIG00VU MSISDN:00777776079999 GUID:E6682B34-BAD4-45F0-8D47-6BB010283487 Shortcode:63334</text:span></text:p>
      <text:p text:style-name="P1"><text:span text:style-name="T1">VOTE 1168123561 Campaign:ssss_uk_02A Validity:during Choice:Verity CONN:MIG01TU MSISDN:00777775869999 GUID:1F8A9D39-9CF4-47C4-B5AF-B2B72D4EB6D9 Shortcode:63334</text:span></text:p>
      <text:p text:style-name="P1"><text:span text:style-name="T1">VOTE 1168123562 Campaign:ssss_uk_02A Validity:during Choice:Verity CONN:MIG01XU MSISDN:00777779399999 GUID:A5FBE44C-ED86-44C1-91DE-47E42049329A Shortcode:63334</text:span></text:p>
      <text:p text:style-name="P1"><text:span text:style-name="T1">VOTE 1168123562 Campaign:ssss_uk_02A Validity:during Choice:Mark CONN:MIG01XU </text:span><text:soft-page-break/><text:span text:style-name="T1">MSISDN:00777778649999 GUID:0CFC050F-4C00-4254-8A8F-0279FB622DC8 Shortcode:63334</text:span></text:p>
      <text:p text:style-name="P1"><text:span text:style-name="T1">VOTE 1168123562 Campaign:ssss_uk_02A Validity:during Choice:Antony CONN:MIG01XU MSISDN:00777779389999 GUID:7D785D1B-359D-4C00-9DC2-B17317F1E39F Shortcode:63334</text:span></text:p>
      <text:p text:style-name="P1"><text:span text:style-name="T1">VOTE 1168123562 Campaign:ssss_uk_02A Validity:during Choice:Antony CONN:MIG01OU MSISDN:00777777619999 GUID:A7F20A87-D8C5-4162-A9D6-D334880BFE6A Shortcode:63334</text:span></text:p>
      <text:p text:style-name="P1"><text:span text:style-name="T1">VOTE 1168123562 Campaign:ssss_uk_02A Validity:during Choice:Antony CONN:MIG01TU MSISDN:00777775149999 GUID:C0C365D9-3826-4805-A79A-252D366B7CA0 Shortcode:63334</text:span></text:p>
      <text:p text:style-name="P1"><text:span text:style-name="T1">VOTE 1168123562 Campaign:ssss_uk_02A Validity:during Choice:Verity CONN:MIG00VU MSISDN:00777779659999 GUID:5C707937-7721-4EA1-8312-452875477594 Shortcode:63334</text:span></text:p>
      <text:p text:style-name="P1"><text:span text:style-name="T1">VOTE 1168123562 Campaign:ssss_uk_02A Validity:during Choice:Antony CONN:MIG01OU MSISDN:00777776709999 GUID:CD8340EA-8BF8-4170-AC41-B93309E97FB5 Shortcode:63334</text:span></text:p>
      <text:p text:style-name="P1"><text:span text:style-name="T1">VOTE 1168123562 Campaign:ssss_uk_02A Validity:during Choice:Antony CONN:MIG01OU MSISDN:00777775699999 GUID:B34EC70F-073E-452B-BB50-5E0821A0CE84 Shortcode:63334</text:span></text:p>
      <text:p text:style-name="P1"><text:span text:style-name="T1">VOTE 1168123562 Campaign:ssss_uk_02A Validity:during Choice:Alan CONN:MIG01XU MSISDN:00777774049999 GUID:124641CC-38DB-48CA-BF05-37A1CEDB216B Shortcode:63334</text:span></text:p>
      <text:p text:style-name="P1"><text:span text:style-name="T1">VOTE 1168123562 Campaign:ssss_uk_02A Validity:during Choice:Antony CONN:MIG01XU MSISDN:00777779529999 GUID:F8AD5067-2926-42B6-8BF3-F578C01E9E2A Shortcode:63334</text:span></text:p>
      <text:p text:style-name="P1"><text:span text:style-name="T1">VOTE 1168123562 Campaign:ssss_uk_02A Validity:during Choice:Antony CONN:MIG01XU MSISDN:00777770109999 GUID:9DF70E06-BB26-4CD1-AD10-E06FD1AB0DC6 Shortcode:63334</text:span></text:p>
      <text:p text:style-name="P1"><text:span text:style-name="T1">VOTE 1168123562 Campaign:ssss_uk_02A Validity:during Choice:Verity CONN:MIG01XU MSISDN:00777775889999 GUID:25A13FBF-1E3E-4691-B742-A149B4B705D0 Shortcode:63334</text:span></text:p>
      <text:p text:style-name="P1"><text:span text:style-name="T1">VOTE 1168123562 Campaign:ssss_uk_02A Validity:during Choice:Antony CONN:MIG01XU MSISDN:00777779689999 GUID:C1DFC7A2-DF4F-4056-87DC-93D7D9373BFE Shortcode:63334</text:span></text:p>
      <text:p text:style-name="P1"><text:span text:style-name="T1">VOTE 1168123562 Campaign:ssss_uk_02A Validity:during Choice:Leon CONN:MIG01XU MSISDN:00777779349999 GUID:D7602874-6C37-4986-A988-2CE98D6DF379 Shortcode:63334</text:span></text:p>
      <text:p text:style-name="P1"><text:span text:style-name="T1">VOTE 1168123562 Campaign:ssss_uk_02A Validity:during Choice:Antony CONN:MIG01OU MSISDN:00777771709999 GUID:525C491D-00E6-48D2-A955-F5B1647F61C2 Shortcode:63334</text:span></text:p>
      <text:p text:style-name="P1"><text:span text:style-name="T1">VOTE 1168123562 Campaign:ssss_uk_02A Validity:during Choice:Leon CONN:MIG01OU MSISDN:00777777699999 GUID:A108E4C6-00A4-4761-A109-5ADF7E097A08 Shortcode:63334</text:span></text:p>
      <text:p text:style-name="P1"><text:span text:style-name="T1">VOTE 1168123562 Campaign:ssss_uk_02A Validity:during Choice:Antony CONN:MIG01TU MSISDN:00777776409999 GUID:B86CD5A7-8B77-4106-838E-3639C300DBC4 Shortcode:63334</text:span></text:p>
      <text:p text:style-name="P1"><text:span text:style-name="T1">VOTE 1168123563 Campaign:ssss_uk_02A Validity:during Choice:Antony CONN:MIG00VU MSISDN:00777770979999 GUID:1D93FFA8-3F73-4625-A7E7-861282A257AE Shortcode:63334</text:span></text:p>
      <text:p text:style-name="P1"><text:span text:style-name="T1">VOTE 1168123563 Campaign:ssss_uk_02A Validity:during Choice:Antony CONN:MIG00VU MSISDN:00777773989999 GUID:EB510D08-CB16-4AE5-887C-D4B0C6438701 Shortcode:63334</text:span></text:p>
      <text:p text:style-name="P1"><text:span text:style-name="T1">VOTE 1168123563 Campaign:ssss_uk_02A Validity:during Choice:Mark CONN:MIG01XU MSISDN:00777775009999 GUID:4909324F-0E9E-48C7-A3AC-4995746AB989 Shortcode:63334</text:span></text:p>
      <text:p text:style-name="P1"><text:span text:style-name="T1">VOTE 1168123563 Campaign:ssss_uk_02A Validity:during Choice:Antony CONN:MIG01XU MSISDN:00777777459999 GUID:84BC9FF0-6884-4B88-B607-7304D993B0DF Shortcode:63334</text:span></text:p>
      <text:p text:style-name="P1"><text:span text:style-name="T1">VOTE 1168123563 Campaign:ssss_uk_02A Validity:during Choice:Antony CONN:MIG01XU MSISDN:00777777309999 GUID:8CD6D46E-7666-41E2-94E9-9C2813CA8AE4 Shortcode:63334</text:span></text:p>
      <text:p text:style-name="P1"><text:span text:style-name="T1">VOTE 1168123563 Campaign:ssss_uk_02A Validity:during Choice:Antony CONN:MIG01TU MSISDN:00777777039999 GUID:980225C2-C5D6-4E04-9B23-8BE8741B7A91 Shortcode:63334</text:span></text:p>
      <text:p text:style-name="P1"><text:span text:style-name="T1">VOTE 1168123563 Campaign:ssss_uk_02A Validity:during Choice:Antony CONN:MIG01TU MSISDN:00777771859999 GUID:6D3082A8-9D5D-48ED-BCEA-04C82BB9FB7E Shortcode:63334</text:span></text:p>
      <text:p text:style-name="P1"><text:span text:style-name="T1">VOTE 1168123563 Campaign:ssss_uk_02A Validity:during Choice:Antony CONN:MIG01XU MSISDN:00777771989999 GUID:78412496-B1E4-4345-B7F1-ABDD06D67867 Shortcode:63334</text:span></text:p>
      <text:p text:style-name="P1"><text:span text:style-name="T1">VOTE 1168123563 Campaign:ssss_uk_02A Validity:during Choice:Antony CONN:MIG01XU MSISDN:00777771549999 GUID:6FCF9B96-7310-4AFA-BF82-4FC475176248 Shortcode:63334</text:span></text:p>
      <text:p text:style-name="P1"><text:span text:style-name="T1">VOTE 1168123563 Campaign:ssss_uk_02A Validity:during Choice:Alan CONN:MIG01XU MSISDN:00777779809999 GUID:DE7E5057-CD07-472A-A191-9884EFA78CFD Shortcode:63334</text:span></text:p>
      <text:p text:style-name="P1"><text:span text:style-name="T1">VOTE 1168123563 Campaign:ssss_uk_02A Validity:during Choice:Verity CONN:MIG01OU MSISDN:00777770259999 GUID:4E348263-C2F2-4169-B8CF-5B57BB62E8D6 Shortcode:63334</text:span></text:p>
      <text:p text:style-name="P1"><text:span text:style-name="T1">VOTE 1168123563 Campaign:ssss_uk_02A Validity:during Choice:Antony CONN:MIG01OU MSISDN:00777773229999 GUID:79857FB5-E690-4C1C-A124-2D26CDBAD976 Shortcode:63334</text:span></text:p>
      <text:p text:style-name="P1"><text:span text:style-name="T1">VOTE 1168123563 Campaign:ssss_uk_02A Validity:during Choice:Verity CONN:MIG01OU MSISDN:00777771469999 GUID:F32C8B8B-D431-4495-82BC-7DFBC37FCB04 Shortcode:63334</text:span></text:p>
      <text:p text:style-name="P1"><text:span text:style-name="T1">VOTE 1168123563 Campaign:ssss_uk_02A Validity:during Choice:Verity CONN:MIG01TU MSISDN:00777772369999 GUID:9E63B522-ACAA-4EF6-8FDB-B9862E13BFCB Shortcode:63334</text:span></text:p>
      <text:p text:style-name="P1"><text:span text:style-name="T1">VOTE 1168123564 Campaign:ssss_uk_02A Validity:during Choice:Matthew CONN:MIG01TU MSISDN:00777777429999 GUID:3333C322-C3A2-4D0A-8A7C-7FC912194BE0 Shortcode:63334</text:span></text:p>
      <text:p text:style-name="P1"><text:span text:style-name="T1">VOTE 1168123564 Campaign:ssss_uk_02A Validity:during Choice:Mark CONN:MIG01TU </text:span><text:soft-page-break/><text:span text:style-name="T1">MSISDN:00777771009999 GUID:D887229F-1848-4367-B580-87002A6631FB Shortcode:63334</text:span></text:p>
      <text:p text:style-name="P1"><text:span text:style-name="T1">VOTE 1168123564 Campaign:ssss_uk_02A Validity:during Choice:Verity CONN:MIG01OU MSISDN:00777776339999 GUID:22690BBD-07EF-43C6-8BED-2A45477F2D2E Shortcode:63334</text:span></text:p>
      <text:p text:style-name="P1"><text:span text:style-name="T1">VOTE 1168123564 Campaign:ssss_uk_02A Validity:during Choice:Verity CONN:MIG01OU MSISDN:00777777879999 GUID:C91808A5-D3F1-4BF5-B83A-A94AC4E1CE3F Shortcode:63334</text:span></text:p>
      <text:p text:style-name="P1"><text:span text:style-name="T1">VOTE 1168123564 Campaign:ssss_uk_02A Validity:during Choice:Gemma CONN:MIG00VU MSISDN:00777775019999 GUID:519C23C6-32F0-4490-9B89-09CFFAF88C0C Shortcode:63334</text:span></text:p>
      <text:p text:style-name="P1"><text:span text:style-name="T1">VOTE 1168123564 Campaign:ssss_uk_02A Validity:during Choice:Leon CONN:MIG01XU MSISDN:00777774799999 GUID:52F8E9FA-E831-4C97-9562-31FD5224C50E Shortcode:63334</text:span></text:p>
      <text:p text:style-name="P1"><text:span text:style-name="T1">VOTE 1168123564 Campaign:ssss_uk_02A Validity:during Choice:Antony CONN:MIG01XU MSISDN:00777771809999 GUID:4A7754D3-055A-4284-A98A-B3110388466D Shortcode:63334</text:span></text:p>
      <text:p text:style-name="P1"><text:span text:style-name="T1">VOTE 1168123564 Campaign:ssss_uk_02A Validity:during Choice:Verity CONN:MIG01XU MSISDN:00777770489999 GUID:821DD88F-D712-44AC-A479-F62D98404B21 Shortcode:63334</text:span></text:p>
      <text:p text:style-name="P1"><text:span text:style-name="T1">VOTE 1168123564 Campaign:ssss_uk_02A Validity:during Choice:Antony CONN:MIG01XU MSISDN:00777773579999 GUID:CEA2B9FA-2A7E-413D-9DA0-3B201929AE10 Shortcode:63334</text:span></text:p>
      <text:p text:style-name="P1"><text:span text:style-name="T1">VOTE 1168123564 Campaign:ssss_uk_02A Validity:during Choice:Leon CONN:MIG01OU MSISDN:00777770159999 GUID:B30DC61B-2F4B-45EB-93FB-E1490F38A447 Shortcode:63334</text:span></text:p>
      <text:p text:style-name="P1"><text:span text:style-name="T1">VOTE 1168123564 Campaign:ssss_uk_02A Validity:during Choice:Antony CONN:MIG01OU MSISDN:00777779429999 GUID:1305C6BF-A516-4017-9B1E-9A169DB04782 Shortcode:63334</text:span></text:p>
      <text:p text:style-name="P1"><text:span text:style-name="T1">VOTE 1168123564 Campaign:ssss_uk_02A Validity:during Choice:Mark CONN:MIG00VU MSISDN:00777770989999 GUID:D6B33F53-FCCF-4547-B725-E4322546FE29 Shortcode:63334</text:span></text:p>
      <text:p text:style-name="P1"><text:span text:style-name="T1">VOTE 1168123564 Campaign:ssss_uk_02A Validity:during Choice:Verity CONN:MIG00VU MSISDN:00777770639999 GUID:665AF19A-F4E9-448D-BE43-896CE3C414AE Shortcode:63334</text:span></text:p>
      <text:p text:style-name="P1"><text:span text:style-name="T1">VOTE 1168123564 Campaign:ssss_uk_02A Validity:during Choice:Matthew CONN:MIG00VU MSISDN:00777777239999 GUID:1802FC4D-6B5C-4F37-AEE9-FA0E1B10D939 Shortcode:63334</text:span></text:p>
      <text:p text:style-name="P1"><text:span text:style-name="T1">VOTE 1168123565 Campaign:ssss_uk_02A Validity:during Choice:Antony CONN:MIG01XU MSISDN:00777771299999 GUID:8BC12BF1-E0F9-4E32-B2D2-93888FFE8FC2 Shortcode:63334</text:span></text:p>
      <text:p text:style-name="P1"><text:span text:style-name="T1">VOTE 1168123565 Campaign:ssss_uk_02A Validity:during Choice:Gemma CONN:MIG01XU MSISDN:00777776429999 GUID:9BDA6452-285A-466D-85FA-5DBA2175D587 Shortcode:63334</text:span></text:p>
      <text:p text:style-name="P1"><text:span text:style-name="T1">VOTE 1168123565 Campaign:ssss_uk_02A Validity:during Choice:Verity CONN:MIG01XU MSISDN:00777772679999 GUID:4C5F86D8-1FCE-4B9B-B8D4-856159A66472 Shortcode:63334</text:span></text:p>
      <text:p text:style-name="P1"><text:span text:style-name="T1">VOTE 1168123565 Campaign:ssss_uk_02A Validity:during Choice:Verity CONN:MIG01XU MSISDN:00777775279999 GUID:AC738195-E2A2-47BD-805A-703D893903FC Shortcode:63334</text:span></text:p>
      <text:p text:style-name="P1"><text:span text:style-name="T1">VOTE 1168123565 Campaign:ssss_uk_02A Validity:during Choice:Antony CONN:MIG01OU MSISDN:00777772499999 GUID:CB92543F-9FE0-4BA7-844C-A697F8D91B13 Shortcode:63334</text:span></text:p>
      <text:p text:style-name="P1"><text:span text:style-name="T1">VOTE 1168123565 Campaign:ssss_uk_02A Validity:during Choice:Matthew CONN:MIG01OU MSISDN:00777773389999 GUID:793F1EEC-E943-4B85-8E76-6DDEDAA24302 Shortcode:63334</text:span></text:p>
      <text:p text:style-name="P1"><text:span text:style-name="T1">VOTE 1168123565 Campaign:ssss_uk_02A Validity:during Choice:Verity CONN:MIG01OU MSISDN:00777777819999 GUID:BC20CC21-1AE2-414B-B322-8706BC80DBAF Shortcode:63334</text:span></text:p>
      <text:p text:style-name="P1"><text:span text:style-name="T1">VOTE 1168123565 Campaign:ssss_uk_02A Validity:during Choice:Tupele CONN:MIG01HU MSISDN:00777776169999 GUID:334B3151-0037-4800-8A0A-8270143DF527 Shortcode:63334</text:span></text:p>
      <text:p text:style-name="P1"><text:span text:style-name="T1">VOTE 1168123565 Campaign:ssss_uk_02A Validity:during Choice:Matthew CONN:MIG01XU MSISDN:00777772089999 GUID:9AA73EEE-B8EB-4F42-A00B-A57BB53D7E06 Shortcode:63334</text:span></text:p>
      <text:p text:style-name="P1"><text:span text:style-name="T1">VOTE 1168123565 Campaign:ssss_uk_02A Validity:during Choice:Leon CONN:MIG00VU MSISDN:00777770759999 GUID:817B6050-5F8F-42D7-A059-D1E2E9FF03F6 Shortcode:63334</text:span></text:p>
      <text:p text:style-name="P1"><text:span text:style-name="T1">VOTE 1168123565 Campaign:ssss_uk_02A Validity:during Choice:Antony CONN:MIG01XU MSISDN:00777778289999 GUID:EBC37EAC-4EC8-43AC-B757-54F437AEE68E Shortcode:63334</text:span></text:p>
      <text:p text:style-name="P1"><text:span text:style-name="T1">VOTE 1168123566 Campaign:ssss_uk_02A Validity:during Choice:Gemma CONN:MIG01XU MSISDN:00777779469999 GUID:A7568E91-44F3-4B77-9434-7F90E6B7B12B Shortcode:63334</text:span></text:p>
      <text:p text:style-name="P1"><text:span text:style-name="T1">VOTE 1168123566 Campaign:ssss_uk_02A Validity:during Choice:Alan CONN:MIG01XU MSISDN:00777774389999 GUID:AEBB46CF-7453-4139-B931-4D6875B06E74 Shortcode:63334</text:span></text:p>
      <text:p text:style-name="P1"><text:span text:style-name="T1">VOTE 1168123566 Campaign:ssss_uk_02A Validity:during Choice:Antony CONN:MIG01XU MSISDN:00777776299999 GUID:CE63B5A4-2CB6-4CD8-9BD6-C22DDC723854 Shortcode:63334</text:span></text:p>
      <text:p text:style-name="P1"><text:span text:style-name="T1">VOTE 1168123566 Campaign:ssss_uk_02A Validity:during Choice:Antony CONN:MIG01OU MSISDN:00777775719999 GUID:4A393BFB-1BA6-46A9-A71E-3665637DDF8A Shortcode:63334</text:span></text:p>
      <text:p text:style-name="P1"><text:span text:style-name="T1">VOTE 1168123566 Campaign:ssss_uk_02A Validity:during Choice:Gemma CONN:MIG01OU MSISDN:00777770889999 GUID:82332C68-0F3D-417B-BD96-5B4C1FC87570 Shortcode:63334</text:span></text:p>
      <text:p text:style-name="P1"><text:span text:style-name="T1">VOTE 1168123566 Campaign:ssss_uk_02A Validity:during Choice:Gemma CONN:MIG00VU MSISDN:00777779389999 GUID:44E6857B-711A-4363-86E6-F2FEA767401D Shortcode:63334</text:span></text:p>
      <text:p text:style-name="P1"><text:span text:style-name="T1">VOTE 1168123566 Campaign:ssss_uk_02A Validity:during Choice:Tupele CONN:MIG00VU MSISDN:00777775669999 GUID:7B9A4B0C-3A31-497A-8423-8A65642DDC5C Shortcode:63334</text:span></text:p>
      <text:p text:style-name="P1"><text:span text:style-name="T1">VOTE 1168123566 Campaign:ssss_uk_02A Validity:during Choice:Mark CONN:MIG01TU </text:span><text:soft-page-break/><text:span text:style-name="T1">MSISDN:00777774119999 GUID:CB4432CD-29FB-4F53-A904-3762EF66AEA7 Shortcode:63334</text:span></text:p>
      <text:p text:style-name="P1"><text:span text:style-name="T1">VOTE 1168123566 Campaign:ssss_uk_02A Validity:during Choice:Verity CONN:MIG01TU MSISDN:00777779269999 GUID:B86445B0-6008-43F6-B329-AF5266B277B1 Shortcode:63334</text:span></text:p>
      <text:p text:style-name="P1"><text:span text:style-name="T1">VOTE 1168123566 Campaign:ssss_uk_02A Validity:during Choice:Leon CONN:MIG01TU MSISDN:00777777709999 GUID:2B80809C-6E8A-4723-94C0-C2B0F10D3CD5 Shortcode:63334</text:span></text:p>
      <text:p text:style-name="P1"><text:span text:style-name="T1">VOTE 1168123566 Campaign:ssss_uk_02A Validity:during Choice:Alan CONN:MIG01TU MSISDN:00777772459999 GUID:91C84190-B412-4FA1-BCBD-F7236627E6E7 Shortcode:63334</text:span></text:p>
      <text:p text:style-name="P1"><text:span text:style-name="T1">VOTE 1168123566 Campaign:ssss_uk_02A Validity:during Choice:Tupele CONN:MIG01HU MSISDN:00777778779999 GUID:707DC934-E165-470E-8FEE-0929E81657D9 Shortcode:63334</text:span></text:p>
      <text:p text:style-name="P1"><text:span text:style-name="T1">VOTE 1168123566 Campaign:ssss_uk_02A Validity:during Choice:Leon CONN:MIG00VU MSISDN:00777777079999 GUID:C8D5DE3A-FA8E-475B-B1B9-C608A1F6F810 Shortcode:63334</text:span></text:p>
      <text:p text:style-name="P1"><text:span text:style-name="T1">VOTE 1168123565 Campaign:ssss_uk_02A Validity:during Choice:Leon CONN:MIG01XU MSISDN:00777775439999 GUID:5893C7CB-E41F-4B44-A813-C4A3A443F0A0 Shortcode:63334</text:span></text:p>
      <text:p text:style-name="P1"><text:span text:style-name="T1">VOTE 1168123566 Campaign:ssss_uk_02A Validity:during Choice:Matthew CONN:MIG01OU MSISDN:00777777649999 GUID:0CB94496-8D94-429B-B097-0DE9C193E79A Shortcode:63334</text:span></text:p>
      <text:p text:style-name="P1"><text:span text:style-name="T1">VOTE 1168123566 Campaign:ssss_uk_02A Validity:during Choice:Antony CONN:MIG01OU MSISDN:00777776489999 GUID:78215B7F-80E1-4F2A-A379-5CE3A4D267EB Shortcode:63334</text:span></text:p>
      <text:p text:style-name="P1"><text:span text:style-name="T1">VOTE 1168123567 Campaign:ssss_uk_02A Validity:during Choice:Antony CONN:MIG01OU MSISDN:00777774619999 GUID:929609E4-8930-4BB7-8CC3-BE19F89F039C Shortcode:63334</text:span></text:p>
      <text:p text:style-name="P1"><text:span text:style-name="T1">VOTE 1168123567 Campaign:ssss_uk_02A Validity:during Choice:Verity CONN:MIG01XU MSISDN:00777778309999 GUID:7C4FA70C-B0E9-46A3-82C1-229FC4C12DB8 Shortcode:63334</text:span></text:p>
      <text:p text:style-name="P1"><text:span text:style-name="T1">VOTE 1168123567 Campaign:ssss_uk_02A Validity:during Choice:Alan CONN:MIG01XU MSISDN:00777774089999 GUID:22552219-1F8E-488C-9EC4-298ECF7E991D Shortcode:63334</text:span></text:p>
      <text:p text:style-name="P1"><text:span text:style-name="T1">VOTE 1168123567 Campaign:ssss_uk_02A Validity:during Choice:Antony CONN:MIG01XU MSISDN:00777777809999 GUID:3296F4F1-08D3-4C4F-9E26-1CA5E97CB689 Shortcode:63334</text:span></text:p>
      <text:p text:style-name="P1"><text:span text:style-name="T1">VOTE 1168123567 Campaign:ssss_uk_02A Validity:during Choice:Mark CONN:MIG01XU MSISDN:00777779019999 GUID:C4B55C70-17A4-4B27-9623-32CF54897014 Shortcode:63334</text:span></text:p>
      <text:p text:style-name="P1"><text:span text:style-name="T1">VOTE 1168123565 Campaign:ssss_uk_02A Validity:during Choice:Gemma CONN:MIG01XU MSISDN:00777777459999 GUID:9B022E7C-3BD1-4F17-9571-49A806FB55CB Shortcode:63334</text:span></text:p>
      <text:p text:style-name="P1"><text:span text:style-name="T1">VOTE 1168123568 Campaign:ssss_uk_02A Validity:during Choice:Antony CONN:MIG01OU MSISDN:00777774329999 GUID:87EB64E8-585F-4CEF-9936-1EE5BEABCB96 Shortcode:63334</text:span></text:p>
      <text:p text:style-name="P1"><text:span text:style-name="T1">VOTE 1168123568 Campaign:ssss_uk_02A Validity:during Choice:Gemma CONN:MIG01OU MSISDN:00777777249999 GUID:D1B13FFD-FB47-4A2A-B0B3-E7DA010ED15D Shortcode:63334</text:span></text:p>
      <text:p text:style-name="P1"><text:span text:style-name="T1">VOTE 1168123568 Campaign:ssss_uk_02A Validity:during Choice:Leon CONN:MIG01XU MSISDN:00777772999999 GUID:27CBB1E8-BAC7-4744-B5F6-FB758DCCC257 Shortcode:63334</text:span></text:p>
      <text:p text:style-name="P1"><text:span text:style-name="T1">VOTE 1168123568 Campaign:ssss_uk_02A Validity:during Choice:Antony CONN:MIG01XU MSISDN:00777776709999 GUID:BC571CEB-0AD6-46F1-A5F2-40735607F19C Shortcode:63334</text:span></text:p>
      <text:p text:style-name="P1"><text:span text:style-name="T1">VOTE 1168123568 Campaign:ssss_uk_02A Validity:during Choice:Alan CONN:MIG01XU MSISDN:00777776049999 GUID:E5CA8757-EE50-449F-9105-09A87C0C5F01 Shortcode:63334</text:span></text:p>
      <text:p text:style-name="P1"><text:span text:style-name="T1">VOTE 1168123568 Campaign:ssss_uk_02A Validity:during Choice:Verity CONN:MIG01XU MSISDN:00777771869999 GUID:43024A11-ACCA-4B95-BCA7-9E6FCFF62FA8 Shortcode:63334</text:span></text:p>
      <text:p text:style-name="P1"><text:span text:style-name="T1">VOTE 1168123568 Campaign:ssss_uk_02A Validity:during Choice:Antony CONN:MIG01OU MSISDN:00777770629999 GUID:5871DAF8-FBBB-4340-A98E-ED1EEE4DD8F1 Shortcode:63334</text:span></text:p>
      <text:p text:style-name="P1"><text:span text:style-name="T1">VOTE 1168123568 Campaign:ssss_uk_02A Validity:during Choice:Verity CONN:MIG00VU MSISDN:00777777799999 GUID:3559A651-05E4-4174-9ABB-25140A12820C Shortcode:63334</text:span></text:p>
      <text:p text:style-name="P1"><text:span text:style-name="T1">VOTE 1168123568 Campaign:ssss_uk_02A Validity:during Choice:Antony CONN:MIG00VU MSISDN:00777775289999 GUID:EAB1A6BC-BBD0-40A7-A11B-7D36E5A0D391 Shortcode:63334</text:span></text:p>
      <text:p text:style-name="P1"><text:span text:style-name="T1">VOTE 1168123568 Campaign:ssss_uk_02A Validity:during Choice:Verity CONN:MIG00VU MSISDN:00777773339999 GUID:A05E38A0-DA5D-498A-BDCF-F0BF484B4715 Shortcode:63334</text:span></text:p>
      <text:p text:style-name="P1"><text:span text:style-name="T1">VOTE 1168123568 Campaign:ssss_uk_02A Validity:during Choice:Antony CONN:MIG01OU MSISDN:00777774869999 GUID:BA61988E-680C-4A7E-9E3D-636C59EEEEDC Shortcode:63334</text:span></text:p>
      <text:p text:style-name="P1"><text:span text:style-name="T1">VOTE 1168123568 Campaign:ssss_uk_02A Validity:during Choice:Alan CONN:MIG01OU MSISDN:00777779749999 GUID:A7946837-F770-4CE8-8D7A-F95E7BABC85D Shortcode:63334</text:span></text:p>
      <text:p text:style-name="P1"><text:span text:style-name="T1">VOTE 1168123568 Campaign:ssss_uk_02A Validity:during Choice:Tupele CONN:MIG01XU MSISDN:00777779139999 GUID:447A30C2-0FAC-44BC-8298-6A554DD2E391 Shortcode:63334</text:span></text:p>
      <text:p text:style-name="P1"><text:span text:style-name="T1">VOTE 1168123568 Campaign:ssss_uk_02A Validity:during Choice:Antony CONN:MIG01XU MSISDN:00777772029999 GUID:8E8B86F1-87D3-484F-B4B8-84F7371D2D80 Shortcode:63334</text:span></text:p>
      <text:p text:style-name="P1"><text:span text:style-name="T1">VOTE 1168123568 Campaign:ssss_uk_02A Validity:during Choice:Antony CONN:MIG01XU MSISDN:00777773549999 GUID:85F69A22-B671-465B-A15D-A6A1DBC3C9F4 Shortcode:63334</text:span></text:p>
      <text:p text:style-name="P1"><text:span text:style-name="T1">VOTE 1168123568 Campaign:ssss_uk_02A Validity:during Choice:Antony CONN:MIG01OU MSISDN:00777775879999 GUID:1BC91D5B-B5FF-4366-BA0A-4395D8A0F55B Shortcode:63334</text:span></text:p>
      <text:p text:style-name="P1"><text:span text:style-name="T1">VOTE 1168123568 Campaign:ssss_uk_02A Validity:during Choice:Antony CONN:MIG01OU </text:span><text:soft-page-break/><text:span text:style-name="T1">MSISDN:00777775059999 GUID:EAE1AB79-FB88-4545-9CEE-25EF52EBA229 Shortcode:63334</text:span></text:p>
      <text:p text:style-name="P1"><text:span text:style-name="T1">VOTE 1168123568 Campaign:ssss_uk_02A Validity:during Choice:Verity CONN:MIG00VU MSISDN:00777776079999 GUID:BB9E5E8A-ED94-4173-BC43-4632282E4F4D Shortcode:63334</text:span></text:p>
      <text:p text:style-name="P1"><text:span text:style-name="T1">VOTE 1168123569 Campaign:ssss_uk_02A Validity:during Choice:Verity CONN:MIG01TU MSISDN:00777771629999 GUID:330DA5C7-74A1-46AC-AE3C-FDBC73D248FE Shortcode:63334</text:span></text:p>
      <text:p text:style-name="P1"><text:span text:style-name="T1">VOTE 1168123569 Campaign:ssss_uk_02A Validity:during Choice:Leon CONN:MIG01TU MSISDN:00777778939999 GUID:0B4CB263-0FA4-4C59-9858-AB3EC8C1CA88 Shortcode:63334</text:span></text:p>
      <text:p text:style-name="P1"><text:span text:style-name="T1">VOTE 1168123569 Campaign:ssss_uk_02A Validity:during Choice:Verity CONN:MIG01XU MSISDN:00777771639999 GUID:FA34B3BE-E8E4-4C05-B03C-58733E165A6B Shortcode:63334</text:span></text:p>
      <text:p text:style-name="P1"><text:span text:style-name="T1">VOTE 1168123569 Campaign:ssss_uk_02A Validity:during Choice:Antony CONN:MIG01XU MSISDN:00777772229999 GUID:4E14EDFD-E70B-4497-B99B-C96322EC1E67 Shortcode:63334</text:span></text:p>
      <text:p text:style-name="P1"><text:span text:style-name="T1">VOTE 1168123569 Campaign:ssss_uk_02A Validity:during Choice:Antony CONN:MIG01XU MSISDN:00777771069999 GUID:7B93AF12-57F1-43B8-8049-D70BA8B4CAC2 Shortcode:63334</text:span></text:p>
      <text:p text:style-name="P1"><text:span text:style-name="T1">VOTE 1168123569 Campaign:ssss_uk_02A Validity:during Choice:Gemma CONN:MIG01XU MSISDN:00777772889999 GUID:EEE31579-D86A-4183-ABED-79FFD4224D1B Shortcode:63334</text:span></text:p>
      <text:p text:style-name="P1"><text:span text:style-name="T1">VOTE 1168123569 Campaign:ssss_uk_02A Validity:during Choice:Antony CONN:MIG01XU MSISDN:00777776799999 GUID:ED92C243-207A-4EAF-98FA-01BD01D1B7EA Shortcode:63334</text:span></text:p>
      <text:p text:style-name="P1"><text:span text:style-name="T1">VOTE 1168123569 Campaign:ssss_uk_02A Validity:during Choice:Leon CONN:MIG01TU MSISDN:00777774179999 GUID:809B3D92-55B4-4BBF-86BA-ADD0D34CAB02 Shortcode:63334</text:span></text:p>
      <text:p text:style-name="P1"><text:span text:style-name="T1">VOTE 1168123569 Campaign:ssss_uk_02A Validity:during Choice:Antony CONN:MIG01OU MSISDN:00777771299999 GUID:854AB6A2-C134-43A7-A3EB-6884F6ED2BAC Shortcode:63334</text:span></text:p>
      <text:p text:style-name="P1"><text:span text:style-name="T1">VOTE 1168123569 Campaign:ssss_uk_02A Validity:during Choice:Verity CONN:MIG00VU MSISDN:00777770239999 GUID:CEA2D4F5-292E-467C-A4AC-753A3B868BD4 Shortcode:63334</text:span></text:p>
      <text:p text:style-name="P1"><text:span text:style-name="T1">VOTE 1168123569 Campaign:ssss_uk_02A Validity:during Choice:Antony CONN:MIG00VU MSISDN:00777776529999 GUID:F57DCA1B-1207-45AD-B2F1-527685D1215D Shortcode:63334</text:span></text:p>
      <text:p text:style-name="P1"><text:span text:style-name="T1">VOTE 1168123569 Campaign:ssss_uk_02A Validity:during Choice:Tupele CONN:MIG00VU MSISDN:00777776509999 GUID:5C5BB87A-55B8-487A-B4BA-C025963E8946 Shortcode:63334</text:span></text:p>
      <text:p text:style-name="P1"><text:span text:style-name="T1">VOTE 1168123569 Campaign:ssss_uk_02A Validity:during Choice:Antony CONN:MIG01XU MSISDN:00777773169999 GUID:E404BCFC-8CCC-4535-B31E-C47A4CE8C97A Shortcode:63334</text:span></text:p>
      <text:p text:style-name="P1"><text:span text:style-name="T1">VOTE 1168123569 Campaign:ssss_uk_02A Validity:during Choice:Leon CONN:MIG01XU MSISDN:00777779119999 GUID:DD872579-1D43-47F3-9105-78FA7E9C8172 Shortcode:63334</text:span></text:p>
      <text:p text:style-name="P1"><text:span text:style-name="T1">VOTE 1168123569 Campaign:ssss_uk_02A Validity:during Choice:Tupele CONN:MIG01XU MSISDN:00777771549999 GUID:B5974BC9-3CC0-45CF-A8E9-B72EA749E7CC Shortcode:63334</text:span></text:p>
      <text:p text:style-name="P1"><text:span text:style-name="T1">VOTE 1168123569 Campaign:ssss_uk_02A Validity:during Choice:Antony CONN:MIG01HU MSISDN:00777770099999 GUID:EAECAA66-2690-4FCD-8275-0C3B76A014FF Shortcode:63334</text:span></text:p>
      <text:p text:style-name="P1"><text:span text:style-name="T1">VOTE 1168123569 Campaign:ssss_uk_02A Validity:during Choice:Antony CONN:MIG01XU MSISDN:00777779629999 GUID:7F142362-291C-4172-B984-18851CC36B1C Shortcode:63334</text:span></text:p>
      <text:p text:style-name="P1"><text:span text:style-name="T1">VOTE 1168123569 Campaign:ssss_uk_02A Validity:during Choice:Antony CONN:MIG01XU MSISDN:00777775109999 GUID:4EEB9349-DE2D-4A45-AF1F-B0F209A91B58 Shortcode:63334</text:span></text:p>
      <text:p text:style-name="P1"><text:span text:style-name="T1">VOTE 1168123570 Campaign:ssss_uk_02A Validity:during Choice:Antony CONN:MIG01OU MSISDN:00777772789999 GUID:B938F165-C904-40A6-A7EB-798C6EA6F08B Shortcode:63334</text:span></text:p>
      <text:p text:style-name="P1"><text:span text:style-name="T1">VOTE 1168123570 Campaign:ssss_uk_02A Validity:during Choice:Antony CONN:MIG01XU MSISDN:00777775899999 GUID:419892CD-FDB0-4E8F-85C2-F83B45902A3B Shortcode:63334</text:span></text:p>
      <text:p text:style-name="P1"><text:span text:style-name="T1">VOTE 1168123570 Campaign:ssss_uk_02A Validity:during Choice:Antony CONN:MIG01XU MSISDN:00777774869999 GUID:BDED452E-254E-4EF1-A132-2DB6945E66EF Shortcode:63334</text:span></text:p>
      <text:p text:style-name="P1"><text:span text:style-name="T1">VOTE 1168123570 Campaign:ssss_uk_02A Validity:during Choice:Alan CONN:MIG01HU MSISDN:00777778729999 GUID:7804EFCB-D964-40A4-B562-09440CFBB45C Shortcode:63334</text:span></text:p>
      <text:p text:style-name="P1"><text:span text:style-name="T1">VOTE 1168123570 Campaign:ssss_uk_02A Validity:during Choice:Verity CONN:MIG00VU MSISDN:00777776049999 GUID:D50E6AB1-C574-4C1C-B059-0E0054D71D28 Shortcode:63334</text:span></text:p>
      <text:p text:style-name="P1"><text:span text:style-name="T1">VOTE 1168123570 Campaign:ssss_uk_02A Validity:during Choice:Antony CONN:MIG01OU MSISDN:00777773759999 GUID:2347B1B0-40E0-435A-8C8A-6FCC1622C7BC Shortcode:63334</text:span></text:p>
      <text:p text:style-name="P1"><text:span text:style-name="T1">VOTE 1168123570 Campaign:ssss_uk_02A Validity:during Choice:Antony CONN:MIG01OU MSISDN:00777779419999 GUID:0E9A657F-E1FA-4272-BC94-AEEA9D090035 Shortcode:63334</text:span></text:p>
      <text:p text:style-name="P1"><text:span text:style-name="T1">VOTE 1168123570 Campaign:ssss_uk_02A Validity:during Choice:Verity CONN:MIG01XU MSISDN:00777770719999 GUID:754EE257-206F-45C9-99C7-61087B990FA4 Shortcode:63334</text:span></text:p>
      <text:p text:style-name="P1"><text:span text:style-name="T1">VOTE 1168123570 Campaign:ssss_uk_02A Validity:during Choice:Verity CONN:MIG01XU MSISDN:00777775059999 GUID:6C385B77-FD35-4888-A35D-FEF2BF0B056E Shortcode:63334</text:span></text:p>
      <text:p text:style-name="P1"><text:span text:style-name="T1">VOTE 1168123570 Campaign:ssss_uk_02A Validity:during Choice:Verity CONN:MIG01XU MSISDN:00777772489999 GUID:0243AE78-238B-4689-817B-CDFD764A0FE6 Shortcode:63334</text:span></text:p>
      <text:p text:style-name="P1"><text:span text:style-name="T1">VOTE 1168123570 Campaign:ssss_uk_02A Validity:during Choice:Antony CONN:MIG01XU MSISDN:00777774199999 GUID:D77618C6-1857-484C-902F-E3EDA5FB241B Shortcode:63334</text:span></text:p>
      <text:p text:style-name="P1"><text:span text:style-name="T1">VOTE 1168123570 Campaign:ssss_uk_02A Validity:during Choice:Antony CONN:MIG01XU </text:span><text:soft-page-break/><text:span text:style-name="T1">MSISDN:00777779809999 GUID:97765740-5201-45FA-8EFB-C5187C071C9E Shortcode:63334</text:span></text:p>
      <text:p text:style-name="P1"><text:span text:style-name="T1">VOTE 1168123571 Campaign:ssss_uk_02A Validity:during Choice:Verity CONN:MIG01OU MSISDN:00777773329999 GUID:45501B37-D29A-4BCA-A99C-F0B739CB6C01 Shortcode:63334</text:span></text:p>
      <text:p text:style-name="P1"><text:span text:style-name="T1">VOTE 1168123571 Campaign:ssss_uk_02A Validity:during Choice:Leon CONN:MIG01XU MSISDN:00777775439999 GUID:389B6F50-211B-431C-A82A-BCC8BCDE694D Shortcode:63334</text:span></text:p>
      <text:p text:style-name="P1"><text:span text:style-name="T1">VOTE 1168123571 Campaign:ssss_uk_02A Validity:during Choice:Mark CONN:MIG00VU MSISDN:00777775269999 GUID:34B5C269-3A91-4BC9-A2AC-3FB06989F2A2 Shortcode:63334</text:span></text:p>
      <text:p text:style-name="P1"><text:span text:style-name="T1">VOTE 1168123571 Campaign:ssss_uk_02A Validity:during Choice:Verity CONN:MIG00VU MSISDN:00777775879999 GUID:2432CF5F-0426-4081-A56B-D29851A5EAC7 Shortcode:63334</text:span></text:p>
      <text:p text:style-name="P1"><text:span text:style-name="T1">VOTE 1168123571 Campaign:ssss_uk_02A Validity:during Choice:Verity CONN:MIG00VU MSISDN:00777777219999 GUID:13A5EDCD-C1EB-4B24-9076-1E78D567064D Shortcode:63334</text:span></text:p>
      <text:p text:style-name="P1"><text:span text:style-name="T1">VOTE 1168123571 Campaign:ssss_uk_02A Validity:during Choice:Alan CONN:MIG01OU MSISDN:00777777189999 GUID:905542B4-5D8B-4395-A34A-62C83DFCC44E Shortcode:63334</text:span></text:p>
      <text:p text:style-name="P1"><text:span text:style-name="T1">VOTE 1168123571 Campaign:ssss_uk_02A Validity:during Choice:Antony CONN:MIG01OU MSISDN:00777777009999 GUID:2075922E-6DA9-45A5-8205-01942E694DF8 Shortcode:63334</text:span></text:p>
      <text:p text:style-name="P1"><text:span text:style-name="T1">VOTE 1168123571 Campaign:ssss_uk_02A Validity:during Choice:Antony CONN:MIG01OU MSISDN:00777771819999 GUID:A4EEC2EA-006B-40C7-AEE6-730751C31A32 Shortcode:63334</text:span></text:p>
      <text:p text:style-name="P1"><text:span text:style-name="T1">VOTE 1168123571 Campaign:ssss_uk_02A Validity:during Choice:Verity CONN:MIG01OU MSISDN:00777779969999 GUID:35F81FCB-18FB-4AC5-ABEC-584630CD2EA9 Shortcode:63334</text:span></text:p>
      <text:p text:style-name="P1"><text:span text:style-name="T1">VOTE 1168123571 Campaign:ssss_uk_02A Validity:during Choice:Antony CONN:MIG01XU MSISDN:00777774439999 GUID:D7EFCB69-8701-43A9-89F4-8652E9714AA8 Shortcode:63334</text:span></text:p>
      <text:p text:style-name="P1"><text:span text:style-name="T1">VOTE 1168123571 Campaign:ssss_uk_02A Validity:during Choice:Matthew CONN:MIG01XU MSISDN:00777773239999 GUID:3013B540-6505-4227-8F85-91F36DD63CE0 Shortcode:63334</text:span></text:p>
      <text:p text:style-name="P1"><text:span text:style-name="T1">VOTE 1168123572 Campaign:ssss_uk_02A Validity:during Choice:Antony CONN:MIG01TU MSISDN:00777779179999 GUID:85F9C1AE-EC21-4EB3-B954-8063F5FB1ADB Shortcode:63334</text:span></text:p>
      <text:p text:style-name="P1"><text:span text:style-name="T1">VOTE 1168123572 Campaign:ssss_uk_02A Validity:during Choice:Antony CONN:MIG01HU MSISDN:00777773079999 GUID:09074CA9-9144-41A5-9D45-81F187221154 Shortcode:63334</text:span></text:p>
      <text:p text:style-name="P1"><text:span text:style-name="T1">VOTE 1168123572 Campaign:ssss_uk_02A Validity:during Choice:Verity CONN:MIG01XU MSISDN:00777773049999 GUID:A4ABB372-6092-40E3-B841-127223B35533 Shortcode:63334</text:span></text:p>
      <text:p text:style-name="P1"><text:span text:style-name="T1">VOTE 1168123572 Campaign:ssss_uk_02A Validity:during Choice:Antony CONN:MIG01XU MSISDN:00777779219999 GUID:ED01FB97-F632-4B28-B39E-83D15BFF65CF Shortcode:63334</text:span></text:p>
      <text:p text:style-name="P1"><text:span text:style-name="T1">VOTE 1168123572 Campaign:ssss_uk_02A Validity:during Choice:Leon CONN:MIG01XU MSISDN:00777771169999 GUID:50F88581-7C90-4914-8517-83BC9618C6FD Shortcode:63334</text:span></text:p>
      <text:p text:style-name="P1"><text:span text:style-name="T1">VOTE 1168123572 Campaign:ssss_uk_02A Validity:during Choice:Antony CONN:MIG01OU MSISDN:00777771839999 GUID:D5EB15D3-C9C2-4068-AD9D-26CE496A3FED Shortcode:63334</text:span></text:p>
      <text:p text:style-name="P1"><text:span text:style-name="T1">VOTE 1168123572 Campaign:ssss_uk_02A Validity:during Choice:Antony CONN:MIG01OU MSISDN:00777770929999 GUID:47B0C023-FD9E-4F18-95E6-54A1A33E1E56 Shortcode:63334</text:span></text:p>
      <text:p text:style-name="P1"><text:span text:style-name="T1">VOTE 1168123572 Campaign:ssss_uk_02A Validity:during Choice:Antony CONN:MIG01XU MSISDN:00777775919999 GUID:9948C098-DA05-4B8F-A034-4AC6E4A3594A Shortcode:63334</text:span></text:p>
      <text:p text:style-name="P1"><text:span text:style-name="T1">VOTE 1168123572 Campaign:ssss_uk_02A Validity:during Choice:Verity CONN:MIG01TU MSISDN:00777773569999 GUID:5C8CB798-67BD-41E2-BD96-980B7C5392E5 Shortcode:63334</text:span></text:p>
      <text:p text:style-name="P1"><text:span text:style-name="T1">VOTE 1168123572 Campaign:ssss_uk_02A Validity:during Choice:Alan CONN:MIG01TU MSISDN:00777771589999 GUID:2297E26F-8F3B-4D45-B04D-1C7518682A6D Shortcode:63334</text:span></text:p>
      <text:p text:style-name="P1"><text:span text:style-name="T1">VOTE 1168123572 Campaign:ssss_uk_02A Validity:during Choice:Antony CONN:MIG00VU MSISDN:00777779809999 GUID:D81C7AF3-2F5A-4FAF-AD50-39AD00119BAF Shortcode:63334</text:span></text:p>
      <text:p text:style-name="P1"><text:span text:style-name="T1">VOTE 1168123572 Campaign:ssss_uk_02A Validity:during Choice:Antony CONN:MIG01XU MSISDN:00777772689999 GUID:D4EAFE82-F391-4791-9E3C-717484986BCE Shortcode:63334</text:span></text:p>
      <text:p text:style-name="P1"><text:span text:style-name="T1">VOTE 1168123573 Campaign:ssss_uk_02A Validity:during Choice:Verity CONN:MIG01XU MSISDN:00777772709999 GUID:B27820B7-6CBF-4E1F-A853-74569C29CC32 Shortcode:63334</text:span></text:p>
      <text:p text:style-name="P1"><text:span text:style-name="T1">VOTE 1168123573 Campaign:ssss_uk_02A Validity:during Choice:Antony CONN:MIG00VU MSISDN:00777774059999 GUID:C7E6BD4E-D0E6-4D86-BEB4-24F82DC6E417 Shortcode:63334</text:span></text:p>
      <text:p text:style-name="P1"><text:span text:style-name="T1">VOTE 1168123573 Campaign:ssss_uk_02A Validity:during Choice:Alan CONN:MIG00VU MSISDN:00777776349999 GUID:88BAD0C4-8290-49C1-BFCA-661C53DCA824 Shortcode:63334</text:span></text:p>
      <text:p text:style-name="P1"><text:span text:style-name="T1">VOTE 1168123573 Campaign:ssss_uk_02A Validity:during Choice:Tupele CONN:MIG00VU MSISDN:00777770879999 GUID:B88A92EB-C6CC-4975-BC92-814E454B6186 Shortcode:63334</text:span></text:p>
      <text:p text:style-name="P1"><text:span text:style-name="T1">VOTE 1168123573 Campaign:ssss_uk_02A Validity:during Choice:Alan CONN:MIG01OU MSISDN:00777776269999 GUID:569CD5A2-690C-4859-B89D-6602347C558C Shortcode:63334</text:span></text:p>
      <text:p text:style-name="P1"><text:span text:style-name="T1">VOTE 1168123573 Campaign:ssss_uk_02A Validity:during Choice:Antony CONN:MIG01XU MSISDN:00777779319999 GUID:58F96020-584B-4B5C-9808-DE7EA65F08CA Shortcode:63334</text:span></text:p>
      <text:p text:style-name="P1"><text:span text:style-name="T1">VOTE 1168123573 Campaign:ssss_uk_02A Validity:during Choice:Mark CONN:MIG01XU MSISDN:00777775829999 GUID:13FBA7E1-55E7-4443-AA75-46AB235D4804 Shortcode:63334</text:span></text:p>
      <text:p text:style-name="P1"><text:span text:style-name="T1">VOTE 1168123573 Campaign:ssss_uk_02A Validity:during Choice:Antony CONN:MIG01XU </text:span><text:soft-page-break/><text:span text:style-name="T1">MSISDN:00777777439999 GUID:88BECBBE-DC39-4475-9C13-3A4719920B76 Shortcode:63334</text:span></text:p>
      <text:p text:style-name="P1"><text:span text:style-name="T1">VOTE 1168123573 Campaign:ssss_uk_02A Validity:during Choice:Antony CONN:MIG01XU MSISDN:00777772469999 GUID:BD5C98DC-643C-424F-B3C4-7200350BD20E Shortcode:63334</text:span></text:p>
      <text:p text:style-name="P1"><text:span text:style-name="T1">VOTE 1168123573 Campaign:ssss_uk_02A Validity:during Choice:Verity CONN:MIG01XU MSISDN:00777775169999 GUID:82014903-0A56-4D1F-B6CE-65C5F576A49B Shortcode:63334</text:span></text:p>
      <text:p text:style-name="P1"><text:span text:style-name="T1">VOTE 1168123573 Campaign:ssss_uk_02A Validity:during Choice:Verity CONN:MIG01OU MSISDN:00777770109999 GUID:5A6CC1AC-7BC5-4BA9-9644-79492706B94F Shortcode:63334</text:span></text:p>
      <text:p text:style-name="P1"><text:span text:style-name="T1">VOTE 1168123573 Campaign:ssss_uk_02A Validity:during Choice:Verity CONN:MIG01HU MSISDN:00777778759999 GUID:96EEE4D2-0B5D-4B77-A41C-C7001D1D2CFB Shortcode:63334</text:span></text:p>
      <text:p text:style-name="P1"><text:span text:style-name="T1">VOTE 1168123574 Campaign:ssss_uk_02A Validity:during Choice:Antony CONN:MIG01XU MSISDN:00777776159999 GUID:6ECB9A1C-6DBC-470A-951F-566E3F127E4E Shortcode:63334</text:span></text:p>
      <text:p text:style-name="P1"><text:span text:style-name="T1">VOTE 1168123574 Campaign:ssss_uk_02A Validity:during Choice:Matthew CONN:MIG01OU MSISDN:00777772009999 GUID:953CAB37-B206-4BEF-8D37-E046F0C38B2E Shortcode:63334</text:span></text:p>
      <text:p text:style-name="P1"><text:span text:style-name="T1">VOTE 1168123574 Campaign:ssss_uk_02A Validity:during Choice:Antony CONN:MIG01XU MSISDN:00777779959999 GUID:95ABA5D3-01A0-4306-B8A5-71E1E685C3C2 Shortcode:63334</text:span></text:p>
      <text:p text:style-name="P1"><text:span text:style-name="T1">VOTE 1168123574 Campaign:ssss_uk_02A Validity:during Choice:Mark CONN:MIG01XU MSISDN:00777776299999 GUID:2634A379-71C8-43F8-A2C1-0A5D78328AA7 Shortcode:63334</text:span></text:p>
      <text:p text:style-name="P1"><text:span text:style-name="T1">VOTE 1168123574 Campaign:ssss_uk_02A Validity:during Choice:Alan CONN:MIG01XU MSISDN:00777778059999 GUID:3C46CC63-69EC-4F0A-8A02-ECADBFEB1DE1 Shortcode:63334</text:span></text:p>
      <text:p text:style-name="P1"><text:span text:style-name="T1">VOTE 1168123574 Campaign:ssss_uk_02A Validity:during Choice:Antony CONN:MIG01XU MSISDN:00777774499999 GUID:1F6D5DCA-7441-44A5-ABF8-602FC252BE3F Shortcode:63334</text:span></text:p>
      <text:p text:style-name="P1"><text:span text:style-name="T1">VOTE 1168123574 Campaign:ssss_uk_02A Validity:during Choice:Mark CONN:MIG01OU MSISDN:00777770579999 GUID:7021029E-9814-4F4E-9FC5-25FDD9B5A362 Shortcode:63334</text:span></text:p>
      <text:p text:style-name="P1"><text:span text:style-name="T1">VOTE 1168123574 Campaign:ssss_uk_02A Validity:during Choice:Alan CONN:MIG01OU MSISDN:00777776969999 GUID:5C10855E-1EDA-44B3-B9B6-592A0AA4F1FD Shortcode:63334</text:span></text:p>
      <text:p text:style-name="P1"><text:span text:style-name="T1">VOTE 1168123574 Campaign:ssss_uk_02A Validity:during Choice:Antony CONN:MIG01XU MSISDN:00777770089999 GUID:313455AF-AADA-42E0-A2E2-CCCD936C678C Shortcode:63334</text:span></text:p>
      <text:p text:style-name="P1"><text:span text:style-name="T1">VOTE 1168123574 Campaign:ssss_uk_02A Validity:during Choice:Verity CONN:MIG00VU MSISDN:00777771859999 GUID:3A7592DF-7E2D-49E8-B796-58808F878822 Shortcode:63334</text:span></text:p>
      <text:p text:style-name="P1"><text:span text:style-name="T1">VOTE 1168123575 Campaign:ssss_uk_02A Validity:during Choice:Antony CONN:MIG01XU MSISDN:00777778019999 GUID:43C2EC2F-6E95-4B52-A526-0E6E5663F9B4 Shortcode:63334</text:span></text:p>
      <text:p text:style-name="P1"><text:span text:style-name="T1">VOTE 1168123575 Campaign:ssss_uk_02A Validity:during Choice:Verity CONN:MIG01OU MSISDN:00777775379999 GUID:0BD7F3F5-D1C9-4229-8C4D-D7F042583C20 Shortcode:63334</text:span></text:p>
      <text:p text:style-name="P1"><text:span text:style-name="T1">VOTE 1168123575 Campaign:ssss_uk_02A Validity:during Choice:Verity CONN:MIG01TU MSISDN:00777774109999 GUID:59F20807-EE04-47C0-BA27-DE020BB1ECAA Shortcode:63334</text:span></text:p>
      <text:p text:style-name="P1"><text:span text:style-name="T1">VOTE 1168123575 Campaign:ssss_uk_02A Validity:during Choice:Mark CONN:MIG01TU MSISDN:00777774939999 GUID:BB4625DC-1662-4A33-917D-35A475070E7D Shortcode:63334</text:span></text:p>
      <text:p text:style-name="P1"><text:span text:style-name="T1">VOTE 1168123575 Campaign:ssss_uk_02A Validity:during Choice:Antony CONN:MIG01XU MSISDN:00777770679999 GUID:E3654E8F-D75A-477E-9645-33304016B888 Shortcode:63334</text:span></text:p>
      <text:p text:style-name="P1"><text:span text:style-name="T1">VOTE 1168123575 Campaign:ssss_uk_02A Validity:during Choice:Verity CONN:MIG01OU MSISDN:00777774769999 GUID:5A133D68-1621-4882-9237-2189D6D311A9 Shortcode:63334</text:span></text:p>
      <text:p text:style-name="P1"><text:span text:style-name="T1">VOTE 1168123575 Campaign:ssss_uk_02A Validity:during Choice:Verity CONN:MIG01OU MSISDN:00777773749999 GUID:000DE158-A656-4FDE-9873-1C148FC215F8 Shortcode:63334</text:span></text:p>
      <text:p text:style-name="P1"><text:span text:style-name="T1">VOTE 1168123575 Campaign:ssss_uk_02A Validity:during Choice:Antony CONN:MIG00VU MSISDN:00777778779999 GUID:EEF80542-F941-4DD7-9103-51AFBBFC17FD Shortcode:63334</text:span></text:p>
      <text:p text:style-name="P1"><text:span text:style-name="T1">VOTE 1168123575 Campaign:ssss_uk_02A Validity:during Choice:Alan CONN:MIG00VU MSISDN:00777777839999 GUID:B760FEE2-03EF-4601-8729-59BCEB32A525 Shortcode:63334</text:span></text:p>
      <text:p text:style-name="P1"><text:span text:style-name="T1">VOTE 1168123575 Campaign:ssss_uk_02A Validity:during Choice:Alan CONN:MIG01XU MSISDN:00777774079999 GUID:A831EEB0-7E37-4D59-9A15-70A141F1551B Shortcode:63334</text:span></text:p>
      <text:p text:style-name="P1"><text:span text:style-name="T1">VOTE 1168123575 Campaign:ssss_uk_02A Validity:during Choice:Verity CONN:MIG01TU MSISDN:00777771539999 GUID:622CF01F-9CF9-45A1-8381-E0A34560D3B0 Shortcode:63334</text:span></text:p>
      <text:p text:style-name="P1"><text:span text:style-name="T1">VOTE 1168123575 Campaign:ssss_uk_02A Validity:during Choice:Antony CONN:MIG01TU MSISDN:00777774119999 GUID:31A5989C-0BFC-4619-A609-DF68BADE4E49 Shortcode:63334</text:span></text:p>
      <text:p text:style-name="P1"><text:span text:style-name="T1">VOTE 1168123575 Campaign:ssss_uk_02A Validity:during Choice:Verity CONN:MIG01TU MSISDN:00777776749999 GUID:54CDE565-83E3-4080-B316-21617893B2F4 Shortcode:63334</text:span></text:p>
      <text:p text:style-name="P1"><text:span text:style-name="T1">VOTE 1168123576 Campaign:ssss_uk_02A Validity:during Choice:Antony CONN:MIG01XU MSISDN:00777772349999 GUID:3ED977DE-A132-4AE3-93EA-51E9508EF654 Shortcode:63334</text:span></text:p>
      <text:p text:style-name="P1"><text:span text:style-name="T1">VOTE 1168123576 Campaign:ssss_uk_02A Validity:during Choice:Alan CONN:MIG01XU MSISDN:00777778759999 GUID:3099E5FC-18AA-4FB5-BE52-E230C09DF2CA Shortcode:63334</text:span></text:p>
      <text:p text:style-name="P1"><text:span text:style-name="T1">VOTE 1168123576 Campaign:ssss_uk_02A Validity:during Choice:Tupele CONN:MIG01XU MSISDN:00777771859999 GUID:A6E40A8C-31CF-49B8-B5AA-BE3EBBD4A887 Shortcode:63334</text:span></text:p>
      <text:p text:style-name="P1"><text:span text:style-name="T1">VOTE 1168123576 Campaign:ssss_uk_02A Validity:during Choice:Matthew CONN:MIG01XU </text:span><text:soft-page-break/><text:span text:style-name="T1">MSISDN:00777774729999 GUID:B22DE58D-A067-421F-9233-EE82DDB95F79 Shortcode:63334</text:span></text:p>
      <text:p text:style-name="P1"><text:span text:style-name="T1">VOTE 1168123576 Campaign:ssss_uk_02A Validity:during Choice:Antony CONN:MIG01OU MSISDN:00777772649999 GUID:6AA234CB-1C02-4D9F-8681-651595630C3C Shortcode:63334</text:span></text:p>
      <text:p text:style-name="P1"><text:span text:style-name="T1">VOTE 1168123576 Campaign:ssss_uk_02A Validity:during Choice:Tupele CONN:MIG01OU MSISDN:00777771219999 GUID:7D8BDA40-E633-4818-A51F-1EAF33C6C863 Shortcode:63334</text:span></text:p>
      <text:p text:style-name="P1"><text:span text:style-name="T1">VOTE 1168123576 Campaign:ssss_uk_02A Validity:during Choice:Verity CONN:MIG01OU MSISDN:00777779629999 GUID:7FE9ECB7-7FAF-4FBF-ADEC-A00921D20CB2 Shortcode:63334</text:span></text:p>
      <text:p text:style-name="P1"><text:span text:style-name="T1">VOTE 1168123576 Campaign:ssss_uk_02A Validity:during Choice:Antony CONN:MIG01HU MSISDN:00777778929999 GUID:E55E2122-F896-4A47-BA0F-6AC5E8F1B646 Shortcode:63334</text:span></text:p>
      <text:p text:style-name="P1"><text:span text:style-name="T1">VOTE 1168123576 Campaign:ssss_uk_02A Validity:during Choice:Verity CONN:MIG00VU MSISDN:00777772279999 GUID:8FA38C0C-9635-4444-AD6C-ACDB1142D2AD Shortcode:63334</text:span></text:p>
      <text:p text:style-name="P1"><text:span text:style-name="T1">VOTE 1168123576 Campaign:ssss_uk_02A Validity:during Choice:Verity CONN:MIG01XU MSISDN:00777771299999 GUID:57501856-0681-46AC-908A-FBB310E47733 Shortcode:63334</text:span></text:p>
      <text:p text:style-name="P1"><text:span text:style-name="T1">VOTE 1168123576 Campaign:ssss_uk_02A Validity:during Choice:Verity CONN:MIG01OU MSISDN:00777770329999 GUID:9064BAB4-B26B-4F2A-89C1-A03316BC54A9 Shortcode:63334</text:span></text:p>
      <text:p text:style-name="P1"><text:span text:style-name="T1">VOTE 1168123577 Campaign:ssss_uk_02A Validity:during Choice:Verity CONN:MIG01OU MSISDN:00777772299999 GUID:52675E9B-D496-4152-9328-21EEA82F0347 Shortcode:63334</text:span></text:p>
      <text:p text:style-name="P1"><text:span text:style-name="T1">VOTE 1168123577 Campaign:ssss_uk_02A Validity:during Choice:Antony CONN:MIG01XU MSISDN:00777773809999 GUID:7C7C37EB-351B-487F-8242-EA5BBD55B144 Shortcode:63334</text:span></text:p>
      <text:p text:style-name="P1"><text:span text:style-name="T1">VOTE 1168123577 Campaign:ssss_uk_02A Validity:during Choice:Verity CONN:MIG01XU MSISDN:00777774109999 GUID:C2131427-6F80-4552-B164-B92D1A5E780E Shortcode:63334</text:span></text:p>
      <text:p text:style-name="P1"><text:span text:style-name="T1">VOTE 1168123577 Campaign:ssss_uk_02A Validity:during Choice:Alan CONN:MIG01XU MSISDN:00777772549999 GUID:9009EE62-E587-4D43-8009-36DB8C75CE24 Shortcode:63334</text:span></text:p>
      <text:p text:style-name="P1"><text:span text:style-name="T1">VOTE 1168123577 Campaign:ssss_uk_02A Validity:during Choice:Tupele CONN:MIG01XU MSISDN:00777774129999 GUID:4F4FF52B-ADE6-40C8-B93E-F6D4D2458E89 Shortcode:63334</text:span></text:p>
      <text:p text:style-name="P1"><text:span text:style-name="T1">VOTE 1168123577 Campaign:ssss_uk_02A Validity:during Choice:Mark CONN:MIG01OU MSISDN:00777773849999 GUID:A54524E9-36F9-49BE-9682-C66F0B21A4EA Shortcode:63334</text:span></text:p>
      <text:p text:style-name="P1"><text:span text:style-name="T1">VOTE 1168123577 Campaign:ssss_uk_02A Validity:during Choice:Antony CONN:MIG00VU MSISDN:00777773589999 GUID:7426C786-776F-4DDF-BB03-F7067CD64A49 Shortcode:63334</text:span></text:p>
      <text:p text:style-name="P1"><text:span text:style-name="T1">VOTE 1168123577 Campaign:ssss_uk_02A Validity:during Choice:Alan CONN:MIG00VU MSISDN:00777770579999 GUID:8C36D5A4-FD9F-44DD-B9EC-16EEAABA1C53 Shortcode:63334</text:span></text:p>
      <text:p text:style-name="P1"><text:span text:style-name="T1">VOTE 1168123577 Campaign:ssss_uk_02A Validity:during Choice:Antony CONN:MIG01XU MSISDN:00777774629999 GUID:8EB5D5AB-DC83-47FE-BB3D-17F271F9418C Shortcode:63334</text:span></text:p>
      <text:p text:style-name="P1"><text:span text:style-name="T1">VOTE 1168123577 Campaign:ssss_uk_02A Validity:during Choice:Alan CONN:MIG01XU MSISDN:00777771179999 GUID:D27D75C8-AB05-4683-BE32-9A1E65DFF781 Shortcode:63334</text:span></text:p>
      <text:p text:style-name="P1"><text:span text:style-name="T1">VOTE 1168123577 Campaign:ssss_uk_02A Validity:during Choice:Antony CONN:MIG01XU MSISDN:00777779159999 GUID:FC0FA9B9-3678-4E2E-AAD1-85E26CB41C36 Shortcode:63334</text:span></text:p>
      <text:p text:style-name="P1"><text:span text:style-name="T1">VOTE 1168123577 Campaign:ssss_uk_02A Validity:during Choice:Antony CONN:MIG01XU MSISDN:00777777539999 GUID:3B75FD86-F0B3-42C9-BA04-0004813F2523 Shortcode:63334</text:span></text:p>
      <text:p text:style-name="P1"><text:span text:style-name="T1">VOTE 1168123577 Campaign:ssss_uk_02A Validity:during Choice:Gemma CONN:MIG01OU MSISDN:00777779519999 GUID:CF586637-5489-4D61-A213-37055E762D83 Shortcode:63334</text:span></text:p>
      <text:p text:style-name="P1"><text:span text:style-name="T1">VOTE 1168123577 Campaign:ssss_uk_02A Validity:during Choice:Verity CONN:MIG01OU MSISDN:00777771169999 GUID:72B336C3-EE91-4523-8210-27CE163B9EDD Shortcode:63334</text:span></text:p>
      <text:p text:style-name="P1"><text:span text:style-name="T1">VOTE 1168123578 Campaign:ssss_uk_02A Validity:during Choice:Antony CONN:MIG01OU MSISDN:00777770619999 GUID:AC182566-C559-476C-874A-CA7EEFF52FD9 Shortcode:63334</text:span></text:p>
      <text:p text:style-name="P1"><text:span text:style-name="T1">VOTE 1168123578 Campaign:ssss_uk_02A Validity:during Choice:Verity CONN:MIG01XU MSISDN:00777773029999 GUID:A6E1980B-89F4-41E9-B790-460D8FC5F29D Shortcode:63334</text:span></text:p>
      <text:p text:style-name="P1"><text:span text:style-name="T1">VOTE 1168123578 Campaign:ssss_uk_02A Validity:during Choice:Verity CONN:MIG01XU MSISDN:00777775829999 GUID:2C0674E9-7549-4926-99EA-F7D391B5F828 Shortcode:63334</text:span></text:p>
      <text:p text:style-name="P1"><text:span text:style-name="T1">VOTE 1168123578 Campaign:ssss_uk_02A Validity:during Choice:Antony CONN:MIG01XU MSISDN:00777773379999 GUID:379C7A36-4053-4AB7-BED6-A86BAD86B314 Shortcode:63334</text:span></text:p>
      <text:p text:style-name="P1"><text:span text:style-name="T1">VOTE 1168123578 Campaign:ssss_uk_02A Validity:during Choice:Gemma CONN:MIG01OU MSISDN:00777771539999 GUID:0D779D85-3498-4BC9-8B56-C388C2E315C7 Shortcode:63334</text:span></text:p>
      <text:p text:style-name="P1"><text:span text:style-name="T1">VOTE 1168123578 Campaign:ssss_uk_02A Validity:during Choice:Antony CONN:MIG01TU MSISDN:00777770129999 GUID:7E952195-6E0C-48C0-A673-C02BECFC0446 Shortcode:63334</text:span></text:p>
      <text:p text:style-name="P1"><text:span text:style-name="T1">VOTE 1168123578 Campaign:ssss_uk_02A Validity:during Choice:Antony CONN:MIG01XU MSISDN:00777779269999 GUID:F3971739-B5E7-44C7-82EA-C6F31254014A Shortcode:63334</text:span></text:p>
      <text:p text:style-name="P1"><text:span text:style-name="T1">VOTE 1168123578 Campaign:ssss_uk_02A Validity:during Choice:Verity CONN:MIG01XU MSISDN:00777779509999 GUID:B2C4E09B-E922-44FE-95A0-A2C65148E443 Shortcode:63334</text:span></text:p>
      <text:p text:style-name="P1"><text:span text:style-name="T1">VOTE 1168123578 Campaign:ssss_uk_02A Validity:during Choice:Alan CONN:MIG01XU MSISDN:00777770909999 GUID:5C38A8FF-4768-410D-B1AE-167A70761114 Shortcode:63334</text:span></text:p>
      <text:p text:style-name="P1"><text:span text:style-name="T1">VOTE 1168123578 Campaign:ssss_uk_02A Validity:during Choice:Antony CONN:MIG01XU </text:span><text:soft-page-break/><text:span text:style-name="T1">MSISDN:00777774889999 GUID:35357FA6-B42E-49EA-9FD1-C09C9E449BDE Shortcode:63334</text:span></text:p>
      <text:p text:style-name="P1"><text:span text:style-name="T1">VOTE 1168123578 Campaign:ssss_uk_02A Validity:during Choice:Leon CONN:MIG01OU MSISDN:00777775299999 GUID:BDDDA7F2-3FA6-430C-B9AE-843C7130C540 Shortcode:63334</text:span></text:p>
      <text:p text:style-name="P1"><text:span text:style-name="T1">VOTE 1168123578 Campaign:ssss_uk_02A Validity:during Choice:Antony CONN:MIG01TU MSISDN:00777770269999 GUID:0151B1F9-E179-41ED-9251-20C7BA1E92AB Shortcode:63334</text:span></text:p>
      <text:p text:style-name="P1"><text:span text:style-name="T1">VOTE 1168123578 Campaign:ssss_uk_02A Validity:during Choice:Leon CONN:MIG01OU MSISDN:00777775989999 GUID:0B628D30-4E94-49AA-AF04-5F397DD094D0 Shortcode:63334</text:span></text:p>
      <text:p text:style-name="P1"><text:span text:style-name="T1">VOTE 1168123579 Campaign:ssss_uk_02A Validity:during Choice:Leon CONN:MIG01OU MSISDN:00777775489999 GUID:FB9C4FF0-B97F-4491-96E3-C79F53D46A3C Shortcode:63334</text:span></text:p>
      <text:p text:style-name="P1"><text:span text:style-name="T1">VOTE 1168123579 Campaign:ssss_uk_02A Validity:during Choice:Antony CONN:MIG01XU MSISDN:00777778859999 GUID:45A40DFA-4652-4BC9-8A68-641B1601AD68 Shortcode:63334</text:span></text:p>
      <text:p text:style-name="P1"><text:span text:style-name="T1">VOTE 1168123579 Campaign:ssss_uk_02A Validity:during Choice:Verity CONN:MIG00VU MSISDN:00777779699999 GUID:6A5D37B6-F248-4D10-8849-37AC767FEF9F Shortcode:63334</text:span></text:p>
      <text:p text:style-name="P1"><text:span text:style-name="T1">VOTE 1168123579 Campaign:ssss_uk_02A Validity:during Choice:Verity CONN:MIG01XU MSISDN:00777776749999 GUID:FCD6FDFF-5F86-4268-8B38-9E6CAAAAE317 Shortcode:63334</text:span></text:p>
      <text:p text:style-name="P1"><text:span text:style-name="T1">VOTE 1168123579 Campaign:ssss_uk_02A Validity:during Choice:Mark CONN:MIG01XU MSISDN:00777774989999 GUID:58625FE0-6A74-4C4D-8CA1-3BC2F5CF4CAC Shortcode:63334</text:span></text:p>
      <text:p text:style-name="P1"><text:span text:style-name="T1">VOTE 1168123580 Campaign:ssss_uk_02A Validity:during Choice:Antony CONN:MIG01TU MSISDN:00777774639999 GUID:FC2A6130-647C-469C-B37B-6FDD8381A0D0 Shortcode:63334</text:span></text:p>
      <text:p text:style-name="P1"><text:span text:style-name="T1">VOTE 1168123580 Campaign:ssss_uk_02A Validity:during Choice:Alan CONN:MIG01XU MSISDN:00777779279999 GUID:DC227D95-6C06-41B6-93D2-3E61E9928DDC Shortcode:63334</text:span></text:p>
      <text:p text:style-name="P1"><text:span text:style-name="T1">VOTE 1168123580 Campaign:ssss_uk_02A Validity:during Choice:Antony CONN:MIG01XU MSISDN:00777777689999 GUID:6C02DC1B-4812-486C-BFCC-48CB3641FF07 Shortcode:63334</text:span></text:p>
      <text:p text:style-name="P1"><text:span text:style-name="T1">VOTE 1168123580 Campaign:ssss_uk_02A Validity:during Choice:Mark CONN:MIG01XU MSISDN:00777771879999 GUID:14EAAD54-5962-4DC2-A794-5F5761550B4C Shortcode:63334</text:span></text:p>
      <text:p text:style-name="P1"><text:span text:style-name="T1">VOTE 1168123580 Campaign:ssss_uk_02A Validity:during Choice:Antony CONN:MIG01XU MSISDN:00777772859999 GUID:44B5237E-3D06-4039-B815-32864CD2831F Shortcode:63334</text:span></text:p>
      <text:p text:style-name="P1"><text:span text:style-name="T1">VOTE 1168123580 Campaign:ssss_uk_02A Validity:during Choice:Antony CONN:MIG01XU MSISDN:00777778179999 GUID:2A80C698-373A-4D88-9B48-6C18E60031E7 Shortcode:63334</text:span></text:p>
      <text:p text:style-name="P1"><text:span text:style-name="T1">VOTE 1168123580 Campaign:ssss_uk_02A Validity:during Choice:Antony CONN:MIG01XU MSISDN:00777775639999 GUID:0DC45DEE-596C-4140-82E6-3A79200F45AF Shortcode:63334</text:span></text:p>
      <text:p text:style-name="P1"><text:span text:style-name="T1">VOTE 1168123578 Campaign:ssss_uk_02A Validity:during Choice:Verity CONN:MIG01OU MSISDN:00777770949999 GUID:B5744B69-1B39-4AA8-9035-BAD51DB37464 Shortcode:63334</text:span></text:p>
      <text:p text:style-name="P1"><text:span text:style-name="T1">VOTE 1168123580 Campaign:ssss_uk_02A Validity:during Choice:Mark CONN:MIG00VU MSISDN:00777777549999 GUID:A335BF22-A7E3-4832-A1F7-DC541743B3BF Shortcode:63334</text:span></text:p>
      <text:p text:style-name="P1"><text:span text:style-name="T1">VOTE 1168123580 Campaign:ssss_uk_02A Validity:during Choice:Antony CONN:MIG01OU MSISDN:00777776549999 GUID:692DE5D5-0D12-49E9-80A0-11356F104283 Shortcode:63334</text:span></text:p>
      <text:p text:style-name="P1"><text:span text:style-name="T1">VOTE 1168123580 Campaign:ssss_uk_02A Validity:during Choice:Verity CONN:MIG01XU MSISDN:00777776599999 GUID:EA1B79BD-4ADB-4847-8ED0-17286C27401D Shortcode:63334</text:span></text:p>
      <text:p text:style-name="P1"><text:span text:style-name="T1">VOTE 1168123580 Campaign:ssss_uk_02A Validity:during Choice:Alan CONN:MIG01XU MSISDN:00777779899999 GUID:5AC291CE-31A4-4DFD-A32C-286D1FE63FEA Shortcode:63334</text:span></text:p>
      <text:p text:style-name="P1"><text:span text:style-name="T1">VOTE 1168123581 Campaign:ssss_uk_02A Validity:during Choice:Antony CONN:MIG00VU MSISDN:00777778159999 GUID:37C5220D-AB0C-4984-8834-C005558C6EA6 Shortcode:63334</text:span></text:p>
      <text:p text:style-name="P1"><text:span text:style-name="T1">VOTE 1168123581 Campaign:ssss_uk_02A Validity:during Choice:Verity CONN:MIG01XU MSISDN:00777772239999 GUID:4A161C42-3666-421C-89AF-4B0612A65EBB Shortcode:63334</text:span></text:p>
      <text:p text:style-name="P1"><text:span text:style-name="T1">VOTE 1168123581 Campaign:ssss_uk_02A Validity:during Choice:Gemma CONN:MIG01HU MSISDN:00777777169999 GUID:8CE97E53-B706-4098-B3DF-AFBF937B5EF8 Shortcode:63334</text:span></text:p>
      <text:p text:style-name="P1"><text:span text:style-name="T1">VOTE 1168123581 Campaign:ssss_uk_02A Validity:during Choice:Verity CONN:MIG01HU MSISDN:00777776979999 GUID:FDF98954-0213-47B6-ADBB-226603D9AAAC Shortcode:63334</text:span></text:p>
      <text:p text:style-name="P1"><text:span text:style-name="T1">VOTE 1168123581 Campaign:ssss_uk_02A Validity:during Choice:Gemma CONN:MIG01OU MSISDN:00777778119999 GUID:A714D759-ED01-4F9E-9E32-BEF5F2CD2DA6 Shortcode:63334</text:span></text:p>
      <text:p text:style-name="P1"><text:span text:style-name="T1">VOTE 1168123581 Campaign:ssss_uk_02A Validity:during Choice:Verity CONN:MIG01XU MSISDN:00777771809999 GUID:3FF27952-D3DE-4889-8462-5F9232341BB4 Shortcode:63334</text:span></text:p>
      <text:p text:style-name="P1"><text:span text:style-name="T1">VOTE 1168123581 Campaign:ssss_uk_02A Validity:during Choice:Antony CONN:MIG01HU MSISDN:00777778669999 GUID:45742C65-26B0-436C-AD89-81089D92AE7B Shortcode:63334</text:span></text:p>
      <text:p text:style-name="P1"><text:span text:style-name="T1">VOTE 1168123581 Campaign:ssss_uk_02A Validity:during Choice:Mark CONN:MIG01OU MSISDN:00777777309999 GUID:0071B699-ADF3-47C7-9F3D-7FC971BC929B Shortcode:63334</text:span></text:p>
      <text:p text:style-name="P1"><text:span text:style-name="T1">VOTE 1168123581 Campaign:ssss_uk_02A Validity:during Choice:Antony CONN:MIG00VU MSISDN:00777777079999 GUID:C6BD08AF-AACB-4156-9A84-B7EA4F51D502 Shortcode:63334</text:span></text:p>
      <text:p text:style-name="P1"><text:span text:style-name="T1">VOTE 1168123582 Campaign:ssss_uk_02A Validity:during Choice:Antony CONN:MIG01XU MSISDN:00777773739999 GUID:9A941167-462D-4153-94C3-73F7CE25D368 Shortcode:63334</text:span></text:p>
      <text:p text:style-name="P1"><text:span text:style-name="T1">VOTE 1168123582 Campaign:ssss_uk_02A Validity:during Choice:Mark CONN:MIG01XU </text:span><text:soft-page-break/><text:span text:style-name="T1">MSISDN:00777772669999 GUID:5F524181-EDD9-4717-AB40-37723D191288 Shortcode:63334</text:span></text:p>
      <text:p text:style-name="P1"><text:span text:style-name="T1">VOTE 1168123582 Campaign:ssss_uk_02A Validity:during Choice:Leon CONN:MIG01XU MSISDN:00777779389999 GUID:F1F9EC5D-D265-4C9D-B294-F06EF0812943 Shortcode:63334</text:span></text:p>
      <text:p text:style-name="P1"><text:span text:style-name="T1">VOTE 1168123582 Campaign:ssss_uk_02A Validity:during Choice:Antony CONN:MIG00VU MSISDN:00777776719999 GUID:9A69073D-AC19-489D-BA57-D6EC99A42283 Shortcode:63334</text:span></text:p>
      <text:p text:style-name="P1"><text:span text:style-name="T1">VOTE 1168123582 Campaign:ssss_uk_02A Validity:during Choice:Verity CONN:MIG00VU MSISDN:00777779739999 GUID:DB966F06-9C77-4965-B996-2B6C6E3E576D Shortcode:63334</text:span></text:p>
      <text:p text:style-name="P1"><text:span text:style-name="T1">VOTE 1168123582 Campaign:ssss_uk_02A Validity:during Choice:Antony CONN:MIG01OU MSISDN:00777773839999 GUID:5F211A43-35F5-4C80-ABB0-6249A7323369 Shortcode:63334</text:span></text:p>
      <text:p text:style-name="P1"><text:span text:style-name="T1">VOTE 1168123582 Campaign:ssss_uk_02A Validity:during Choice:Gemma CONN:MIG01TU MSISDN:00777770489999 GUID:A26CC9E0-31CA-44BD-B614-24B23163B9F7 Shortcode:63334</text:span></text:p>
      <text:p text:style-name="P1"><text:span text:style-name="T1">VOTE 1168123582 Campaign:ssss_uk_02A Validity:during Choice:Gemma CONN:MIG01TU MSISDN:00777770339999 GUID:13924F78-AB7A-4620-B289-398315121D29 Shortcode:63334</text:span></text:p>
      <text:p text:style-name="P1"><text:span text:style-name="T1">VOTE 1168123582 Campaign:ssss_uk_02A Validity:during Choice:Tupele CONN:MIG00VU MSISDN:00777777659999 GUID:28A502FA-E4D7-4C15-94CD-92D9C7CAF214 Shortcode:63334</text:span></text:p>
      <text:p text:style-name="P1"><text:span text:style-name="T1">VOTE 1168123582 Campaign:ssss_uk_02A Validity:during Choice:Antony CONN:MIG01XU MSISDN:00777778959999 GUID:08CB69AA-A035-4EFC-BD48-266475CD73F8 Shortcode:63334</text:span></text:p>
      <text:p text:style-name="P1"><text:span text:style-name="T1">VOTE 1168123582 Campaign:ssss_uk_02A Validity:during Choice:Verity CONN:MIG01HU MSISDN:00777778919999 GUID:5F0E357A-D9CD-4D49-8189-065C26F22245 Shortcode:63334</text:span></text:p>
      <text:p text:style-name="P1"><text:span text:style-name="T1">VOTE 1168123583 Campaign:ssss_uk_02A Validity:during Choice:Gemma CONN:MIG00VU MSISDN:00777778569999 GUID:CE9E3F20-637C-410E-A1C6-1A48CF3AFE15 Shortcode:63334</text:span></text:p>
      <text:p text:style-name="P1"><text:span text:style-name="T1">VOTE 1168123583 Campaign:ssss_uk_02A Validity:during Choice:Antony CONN:MIG01XU MSISDN:00777776619999 GUID:70A8B979-B6F4-4557-9A3E-9737FA337BDC Shortcode:63334</text:span></text:p>
      <text:p text:style-name="P1"><text:span text:style-name="T1">VOTE 1168123583 Campaign:ssss_uk_02A Validity:during Choice:Gemma CONN:MIG01XU MSISDN:00777779709999 GUID:813DA2C2-1FC3-4762-8D9C-E7875B85C8DF Shortcode:63334</text:span></text:p>
      <text:p text:style-name="P1"><text:span text:style-name="T1">VOTE 1168123583 Campaign:ssss_uk_02A Validity:during Choice:Gemma CONN:MIG01XU MSISDN:00777774329999 GUID:C03D2A0C-237B-4285-A0F8-85F0894714DC Shortcode:63334</text:span></text:p>
      <text:p text:style-name="P1"><text:span text:style-name="T1">VOTE 1168123583 Campaign:ssss_uk_02A Validity:during Choice:Antony CONN:MIG01OU MSISDN:00777771059999 GUID:A2AF0DAD-8622-44E4-91DE-18D4049B5592 Shortcode:63334</text:span></text:p>
      <text:p text:style-name="P1"><text:span text:style-name="T1">VOTE 1168123583 Campaign:ssss_uk_02A Validity:during Choice:Antony CONN:MIG01OU MSISDN:00777778869999 GUID:2C8AF03F-69DF-4C6C-91EA-9952C4443427 Shortcode:63334</text:span></text:p>
      <text:p text:style-name="P1"><text:span text:style-name="T1">VOTE 1168123583 Campaign:ssss_uk_02A Validity:during Choice:Verity CONN:MIG00VU MSISDN:00777777889999 GUID:91706E5A-98A9-485F-8D5B-7EAF493D42D7 Shortcode:63334</text:span></text:p>
      <text:p text:style-name="P1"><text:span text:style-name="T1">VOTE 1168123583 Campaign:ssss_uk_02A Validity:during Choice:Antony CONN:MIG01XU MSISDN:00777772879999 GUID:BEA7BC02-A752-44EA-92C3-C4F46E5A66C3 Shortcode:63334</text:span></text:p>
      <text:p text:style-name="P1"><text:span text:style-name="T1">VOTE 1168123583 Campaign:ssss_uk_02A Validity:during Choice:Verity CONN:MIG01XU MSISDN:00777773099999 GUID:2B0D930B-9C81-4164-97CB-A0FE32564D4C Shortcode:63334</text:span></text:p>
      <text:p text:style-name="P1"><text:span text:style-name="T1">VOTE 1168123583 Campaign:ssss_uk_02A Validity:during Choice:Alan CONN:MIG01XU MSISDN:00777774599999 GUID:7DB054EA-EB10-4471-8DE5-AD3162C6CFDB Shortcode:63334</text:span></text:p>
      <text:p text:style-name="P1"><text:span text:style-name="T1">VOTE 1168123583 Campaign:ssss_uk_02A Validity:during Choice:Alan CONN:MIG01XU MSISDN:00777779149999 GUID:F69EFEB7-809B-4F8E-9E9D-FD011DBDCA59 Shortcode:63334</text:span></text:p>
      <text:p text:style-name="P1"><text:span text:style-name="T1">VOTE 1168123583 Campaign:ssss_uk_02A Validity:during Choice:Antony CONN:MIG01XU MSISDN:00777779879999 GUID:9BB9A9FC-EC22-4F0A-8CA5-9CB2A2203DF0 Shortcode:63334</text:span></text:p>
      <text:p text:style-name="P1"><text:span text:style-name="T1">VOTE 1168123584 Campaign:ssss_uk_02A Validity:during Choice:Leon CONN:MIG01TU MSISDN:00777776989999 GUID:77914145-87F1-4E49-805F-7F617BDE1577 Shortcode:63334</text:span></text:p>
      <text:p text:style-name="P1"><text:span text:style-name="T1">VOTE 1168123584 Campaign:ssss_uk_02A Validity:during Choice:Antony CONN:MIG01TU MSISDN:00777770129999 GUID:4FA36282-D501-4169-B496-9ED1763BCC1A Shortcode:63334</text:span></text:p>
      <text:p text:style-name="P1"><text:span text:style-name="T1">VOTE 1168123584 Campaign:ssss_uk_02A Validity:during Choice:Tupele CONN:MIG01XU MSISDN:00777775849999 GUID:846B0D6E-0048-4C72-B63E-8F57D7E71998 Shortcode:63334</text:span></text:p>
      <text:p text:style-name="P1"><text:span text:style-name="T1">VOTE 1168123584 Campaign:ssss_uk_02A Validity:during Choice:Matthew CONN:MIG01XU MSISDN:00777771519999 GUID:F28B18EA-1282-4B21-934A-41A50B4BD16B Shortcode:63334</text:span></text:p>
      <text:p text:style-name="P1"><text:span text:style-name="T1">VOTE 1168123584 Campaign:ssss_uk_02A Validity:during Choice:Antony CONN:MIG01OU MSISDN:00777779759999 GUID:586CEF44-BF81-4F1C-A9D5-269AD4315EC1 Shortcode:63334</text:span></text:p>
      <text:p text:style-name="P1"><text:span text:style-name="T1">VOTE 1168123584 Campaign:ssss_uk_02A Validity:during Choice:Antony CONN:MIG01TU MSISDN:00777773339999 GUID:B6C55658-EBCE-47A6-BC14-E60209CD8563 Shortcode:63334</text:span></text:p>
      <text:p text:style-name="P1"><text:span text:style-name="T1">VOTE 1168123584 Campaign:ssss_uk_02A Validity:during Choice:Antony CONN:MIG01TU MSISDN:00777773409999 GUID:E469E759-32B2-4CFB-B677-AEC22A56F81C Shortcode:63334</text:span></text:p>
      <text:p text:style-name="P1"><text:span text:style-name="T1">VOTE 1168123584 Campaign:ssss_uk_02A Validity:during Choice:Tupele CONN:MIG01OU MSISDN:00777774079999 GUID:EF5DC7F8-BFDA-4D2B-AB5A-5F663816BBE2 Shortcode:63334</text:span></text:p>
      <text:p text:style-name="P1"><text:span text:style-name="T1">VOTE 1168123584 Campaign:ssss_uk_02A Validity:during Choice:Verity CONN:MIG01XU MSISDN:00777771299999 GUID:D0E1175F-1738-46CF-8A94-8D897D769C77 Shortcode:63334</text:span></text:p>
      <text:p text:style-name="P1"><text:span text:style-name="T1">VOTE 1168123584 Campaign:ssss_uk_02A Validity:during Choice:Antony CONN:MIG01XU </text:span><text:soft-page-break/><text:span text:style-name="T1">MSISDN:00777770429999 GUID:B79C1349-BFC4-463A-9C48-7784C6BB8260 Shortcode:63334</text:span></text:p>
      <text:p text:style-name="P1"><text:span text:style-name="T1">VOTE 1168123584 Campaign:ssss_uk_02A Validity:during Choice:Hayley CONN:MIG01XU MSISDN:00777776789999 GUID:EDD89123-240C-431C-A7CE-4F0F07C99A7F Shortcode:63334</text:span></text:p>
      <text:p text:style-name="P1"><text:span text:style-name="T1">VOTE 1168123585 Campaign:ssss_uk_02A Validity:during Choice:Mark CONN:MIG01OU MSISDN:00777770579999 GUID:2D2698E3-E0EE-4C49-A355-C13FC4670179 Shortcode:63334</text:span></text:p>
      <text:p text:style-name="P1"><text:span text:style-name="T1">VOTE 1168123585 Campaign:ssss_uk_02A Validity:during Choice:Alan CONN:MIG00VU MSISDN:00777779569999 GUID:2A56F02E-6969-4D29-A149-25991A51E14F Shortcode:63334</text:span></text:p>
      <text:p text:style-name="P1"><text:span text:style-name="T1">VOTE 1168123585 Campaign:ssss_uk_02A Validity:during Choice:Verity CONN:MIG01XU MSISDN:00777771789999 GUID:AE8EFFD7-78A2-4CB7-AAD2-69BA3D56789C Shortcode:63334</text:span></text:p>
      <text:p text:style-name="P1"><text:span text:style-name="T1">VOTE 1168123585 Campaign:ssss_uk_02A Validity:during Choice:Antony CONN:MIG01XU MSISDN:00777776599999 GUID:0B166969-4F26-4B0B-875E-7F4640AC4A4E Shortcode:63334</text:span></text:p>
      <text:p text:style-name="P1"><text:span text:style-name="T1">VOTE 1168123585 Campaign:ssss_uk_02A Validity:during Choice:Antony CONN:MIG01XU MSISDN:00777775459999 GUID:5C2101F5-09F7-4235-951B-4325C1A8E1AF Shortcode:63334</text:span></text:p>
      <text:p text:style-name="P1"><text:span text:style-name="T1">VOTE 1168123583 Campaign:ssss_uk_02A Validity:during Choice:Matthew CONN:MIG01OU MSISDN:00777774369999 GUID:76BE5AD1-D93D-452D-97CD-CFDE359A5CBB Shortcode:63334</text:span></text:p>
      <text:p text:style-name="P1"><text:span text:style-name="T1">VOTE 1168123585 Campaign:ssss_uk_02A Validity:during Choice:Antony CONN:MIG01OU MSISDN:00777777079999 GUID:A2EFB7EF-9478-4D48-B2A2-BB92F7AF039F Shortcode:63334</text:span></text:p>
      <text:p text:style-name="P1"><text:span text:style-name="T1">VOTE 1168123586 Campaign:ssss_uk_02A Validity:during Choice:Antony CONN:MIG00VU MSISDN:00777770559999 GUID:C9E31F5F-FFDB-40AD-9329-A05DAFE429FD Shortcode:63334</text:span></text:p>
      <text:p text:style-name="P1"><text:span text:style-name="T1">VOTE 1168123586 Campaign:ssss_uk_02A Validity:during Choice:Antony CONN:MIG00VU MSISDN:00777775599999 GUID:1DD08610-68A7-44F4-B69C-EADF9D2C81BE Shortcode:63334</text:span></text:p>
      <text:p text:style-name="P1"><text:span text:style-name="T1">VOTE 1168123586 Campaign:ssss_uk_02A Validity:during Choice:Matthew CONN:MIG01OU MSISDN:00777771109999 GUID:AF823DBF-4FB5-4D77-ABD1-3B9BC35F08EE Shortcode:63334</text:span></text:p>
      <text:p text:style-name="P1"><text:span text:style-name="T1">VOTE 1168123587 Campaign:ssss_uk_02A Validity:during Choice:Antony CONN:MIG01XU MSISDN:00777770679999 GUID:3634B586-CC45-47A3-95A5-5EF30E27157B Shortcode:63334</text:span></text:p>
      <text:p text:style-name="P1"><text:span text:style-name="T1">VOTE 1168123587 Campaign:ssss_uk_02A Validity:during Choice:Antony CONN:MIG01XU MSISDN:00777772689999 GUID:1A8E2D82-1AD8-4978-9804-4CD6582A4C8F Shortcode:63334</text:span></text:p>
      <text:p text:style-name="P1"><text:span text:style-name="T1">VOTE 1168123587 Campaign:ssss_uk_02A Validity:during Choice:Antony CONN:MIG00VU MSISDN:00777770779999 GUID:38EA036D-A641-4752-BA34-9F3DAAA87F2A Shortcode:63334</text:span></text:p>
      <text:p text:style-name="P1"><text:span text:style-name="T1">VOTE 1168123587 Campaign:ssss_uk_02A Validity:during Choice:Verity CONN:MIG01OU MSISDN:00777772429999 GUID:94388D5A-DFE4-40B2-9E49-564F8F12E3A5 Shortcode:63334</text:span></text:p>
      <text:p text:style-name="P1"><text:span text:style-name="T1">VOTE 1168123587 Campaign:ssss_uk_02A Validity:during Choice:Leon CONN:MIG01OU MSISDN:00777774609999 GUID:1D5C8FB2-CFF9-46BC-81DE-8F260057FEB4 Shortcode:63334</text:span></text:p>
      <text:p text:style-name="P1"><text:span text:style-name="T1">VOTE 1168123587 Campaign:ssss_uk_02A Validity:during Choice:Antony CONN:MIG01TU MSISDN:00777771229999 GUID:493BF913-C04A-4544-BE86-EEB16D9746D3 Shortcode:63334</text:span></text:p>
      <text:p text:style-name="P1"><text:span text:style-name="T1">VOTE 1168123587 Campaign:ssss_uk_02A Validity:during Choice:Verity CONN:MIG01TU MSISDN:00777770789999 GUID:D37AE5E6-CBE4-4629-85F5-129D24358B48 Shortcode:63334</text:span></text:p>
      <text:p text:style-name="P1"><text:span text:style-name="T1">VOTE 1168123587 Campaign:ssss_uk_02A Validity:during Choice:Alan CONN:MIG01OU MSISDN:00777776279999 GUID:649B4D7D-2F75-4819-8B90-4278E07906F6 Shortcode:63334</text:span></text:p>
      <text:p text:style-name="P1"><text:span text:style-name="T1">VOTE 1168123587 Campaign:ssss_uk_02A Validity:during Choice:Antony CONN:MIG01XU MSISDN:00777772219999 GUID:F8BB5B3A-118A-4012-9BEE-81F95ED4D02E Shortcode:63334</text:span></text:p>
      <text:p text:style-name="P1"><text:span text:style-name="T1">VOTE 1168123587 Campaign:ssss_uk_02A Validity:during Choice:Antony CONN:MIG01TU MSISDN:00777770539999 GUID:41AFA992-74BD-4A2C-9ADD-48ACBDC93116 Shortcode:63334</text:span></text:p>
      <text:p text:style-name="P1"><text:span text:style-name="T1">VOTE 1168123587 Campaign:ssss_uk_02A Validity:during Choice:Antony CONN:MIG01OU MSISDN:00777770539999 GUID:11D61EBD-C761-41EB-8935-E75412162536 Shortcode:63334</text:span></text:p>
      <text:p text:style-name="P1"><text:span text:style-name="T1">VOTE 1168123588 Campaign:ssss_uk_02A Validity:during Choice:Alan CONN:MIG00VU MSISDN:00777774449999 GUID:772DBD8E-AAFD-4CC9-BC7C-944EA3B96A2C Shortcode:63334</text:span></text:p>
      <text:p text:style-name="P1"><text:span text:style-name="T1">VOTE 1168123588 Campaign:ssss_uk_02A Validity:during Choice:Leon CONN:MIG01OU MSISDN:00777772459999 GUID:92909518-B7F7-49CA-A26F-AFA5BB455F01 Shortcode:63334</text:span></text:p>
      <text:p text:style-name="P1"><text:span text:style-name="T1">VOTE 1168123588 Campaign:ssss_uk_02A Validity:during Choice:Verity CONN:MIG01OU MSISDN:00777779839999 GUID:A24C09C8-F440-4141-B9D4-B15D9DDDAC10 Shortcode:63334</text:span></text:p>
      <text:p text:style-name="P1"><text:span text:style-name="T1">VOTE 1168123588 Campaign:ssss_uk_02A Validity:during Choice:Verity CONN:MIG01OU MSISDN:00777775259999 GUID:ACB38930-A637-4D8D-8E0B-39DC00D66B51 Shortcode:63334</text:span></text:p>
      <text:p text:style-name="P1"><text:span text:style-name="T1">VOTE 1168123588 Campaign:ssss_uk_02A Validity:during Choice:Alan CONN:MIG00VU MSISDN:00777779399999 GUID:1874DDE9-24DE-4925-B882-5BE381383DC1 Shortcode:63334</text:span></text:p>
      <text:p text:style-name="P1"><text:span text:style-name="T1">VOTE 1168123588 Campaign:ssss_uk_02A Validity:during Choice:Antony CONN:MIG00VU MSISDN:00777776389999 GUID:633A327C-D3E3-4C8F-9CF5-900A9F1BF56C Shortcode:63334</text:span></text:p>
      <text:p text:style-name="P1"><text:span text:style-name="T1">VOTE 1168123588 Campaign:ssss_uk_02A Validity:during Choice:Antony CONN:MIG01XU MSISDN:00777772629999 GUID:08B852E8-F7A7-4C3C-A1DF-9B21F2A8E786 Shortcode:63334</text:span></text:p>
      <text:p text:style-name="P1"><text:span text:style-name="T1">VOTE 1168123588 Campaign:ssss_uk_02A Validity:during Choice:Tupele CONN:MIG01XU MSISDN:00777776359999 GUID:9AC6543D-B7DB-4EA3-991C-26143614335C Shortcode:63334</text:span></text:p>
      <text:p text:style-name="P1"><text:span text:style-name="T1">VOTE 1168123588 Campaign:ssss_uk_02A Validity:during Choice:Gemma CONN:MIG01XU </text:span><text:soft-page-break/><text:span text:style-name="T1">MSISDN:00777777059999 GUID:6048B939-807D-4B91-9C01-863348667EC9 Shortcode:63334</text:span></text:p>
      <text:p text:style-name="P1"><text:span text:style-name="T1">VOTE 1168123589 Campaign:ssss_uk_02A Validity:during Choice:Antony CONN:MIG01OU MSISDN:00777776569999 GUID:47F41373-ED50-4E96-97DE-A2FEB3AA8396 Shortcode:63334</text:span></text:p>
      <text:p text:style-name="P1"><text:span text:style-name="T1">VOTE 1168123589 Campaign:ssss_uk_02A Validity:during Choice:Antony CONN:MIG01OU MSISDN:00777776259999 GUID:4C86D73A-DDF1-40F9-B544-9600F39C8653 Shortcode:63334</text:span></text:p>
      <text:p text:style-name="P1"><text:span text:style-name="T1">VOTE 1168123589 Campaign:ssss_uk_02A Validity:during Choice:Antony CONN:MIG00VU MSISDN:00777779049999 GUID:42DE89B2-348F-47D3-A80B-625D8BCD04B0 Shortcode:63334</text:span></text:p>
      <text:p text:style-name="P1"><text:span text:style-name="T1">VOTE 1168123590 Campaign:ssss_uk_02A Validity:during Choice:Verity CONN:MIG01OU MSISDN:00777774769999 GUID:115B4EF0-4832-4D63-A340-386A1DEDBED9 Shortcode:63334</text:span></text:p>
      <text:p text:style-name="P1"><text:span text:style-name="T1">VOTE 1168123590 Campaign:ssss_uk_02A Validity:during Choice:Leon CONN:MIG01OU MSISDN:00777775489999 GUID:42DCB467-EDB9-4483-A31C-34085648192C Shortcode:63334</text:span></text:p>
      <text:p text:style-name="P1"><text:span text:style-name="T1">VOTE 1168123590 Campaign:ssss_uk_02A Validity:during Choice:Verity CONN:MIG01XU MSISDN:00777771429999 GUID:27441198-D6AB-4537-844E-031E7B1B45D3 Shortcode:63334</text:span></text:p>
      <text:p text:style-name="P1"><text:span text:style-name="T1">VOTE 1168123590 Campaign:ssss_uk_02A Validity:during Choice:Mark CONN:MIG01OU MSISDN:00777774519999 GUID:97A074CB-B0E9-4DE9-9E7A-ADFC5ECDE545 Shortcode:63334</text:span></text:p>
      <text:p text:style-name="P1"><text:span text:style-name="T1">VOTE 1168123590 Campaign:ssss_uk_02A Validity:during Choice:Antony CONN:MIG01OU MSISDN:00777777969999 GUID:07517C25-778A-46B1-A4E0-50316B5BB619 Shortcode:63334</text:span></text:p>
      <text:p text:style-name="P1"><text:span text:style-name="T1">VOTE 1168123590 Campaign:ssss_uk_02A Validity:during Choice:Leon CONN:MIG01XU MSISDN:00777772929999 GUID:7D185488-4D12-4947-AB1E-21EDE136AECE Shortcode:63334</text:span></text:p>
      <text:p text:style-name="P1"><text:span text:style-name="T1">VOTE 1168123590 Campaign:ssss_uk_02A Validity:during Choice:Alan CONN:MIG01XU MSISDN:00777774079999 GUID:601D7840-008A-4709-A4CD-C89E0525FC0B Shortcode:63334</text:span></text:p>
      <text:p text:style-name="P1"><text:span text:style-name="T1">VOTE 1168123590 Campaign:ssss_uk_02A Validity:during Choice:Mark CONN:MIG01XU MSISDN:00777774929999 GUID:889F20C8-7474-4B57-B329-FB4D4130B6E1 Shortcode:63334</text:span></text:p>
      <text:p text:style-name="P1"><text:span text:style-name="T1">VOTE 1168123587 Campaign:ssss_uk_02A Validity:during Choice:Gemma CONN:MIG01XU MSISDN:00777772529999 GUID:CB6C1C39-C761-41BA-B0D9-6EFFCB6015C6 Shortcode:63334</text:span></text:p>
      <text:p text:style-name="P1"><text:span text:style-name="T1">VOTE 1168123591 Campaign:ssss_uk_02A Validity:during Choice:Antony CONN:MIG01XU MSISDN:00777779039999 GUID:ACB83C35-6A43-48EC-93F4-83A14BFCCA06 Shortcode:63334</text:span></text:p>
      <text:p text:style-name="P1"><text:span text:style-name="T1">VOTE 1168123591 Campaign:ssss_uk_02A Validity:during Choice:Mark CONN:MIG01XU MSISDN:00777776089999 GUID:0FFB9C8C-E459-48F1-86C3-A39F6838157A Shortcode:63334</text:span></text:p>
      <text:p text:style-name="P1"><text:span text:style-name="T1">VOTE 1168123591 Campaign:ssss_uk_02A Validity:during Choice:Antony CONN:MIG01XU MSISDN:00777776739999 GUID:2EDF6FA0-8C92-40EF-B9CC-8787F458788D Shortcode:63334</text:span></text:p>
      <text:p text:style-name="P1"><text:span text:style-name="T1">VOTE 1168123591 Campaign:ssss_uk_02A Validity:during Choice:Antony CONN:MIG01TU MSISDN:00777776579999 GUID:BAE6F8AA-7565-4A7A-B3C5-122302257443 Shortcode:63334</text:span></text:p>
      <text:p text:style-name="P1"><text:span text:style-name="T1">VOTE 1168123591 Campaign:ssss_uk_02A Validity:during Choice:Verity CONN:MIG01OU MSISDN:00777773949999 GUID:604A241B-B085-4B32-B8BD-3E2644D81D1D Shortcode:63334</text:span></text:p>
      <text:p text:style-name="P1"><text:span text:style-name="T1">VOTE 1168123591 Campaign:ssss_uk_02A Validity:during Choice:Antony CONN:MIG01OU MSISDN:00777775369999 GUID:B9C8EBD8-6239-4EBD-B3A2-86E297AA087C Shortcode:63334</text:span></text:p>
      <text:p text:style-name="P1"><text:span text:style-name="T1">VOTE 1168123591 Campaign:ssss_uk_02A Validity:during Choice:Verity CONN:MIG01OU MSISDN:00777777479999 GUID:2625559B-0560-4546-B336-C7406CF7AEF0 Shortcode:63334</text:span></text:p>
      <text:p text:style-name="P1"><text:span text:style-name="T1">VOTE 1168123591 Campaign:ssss_uk_02A Validity:during Choice:Gemma CONN:MIG01XU MSISDN:00777770459999 GUID:C6E6467F-8EBB-458E-94E0-8CAECC809E01 Shortcode:63334</text:span></text:p>
      <text:p text:style-name="P1"><text:span text:style-name="T1">VOTE 1168123591 Campaign:ssss_uk_02A Validity:during Choice:Alan CONN:MIG01XU MSISDN:00777772939999 GUID:FD9C5C05-9291-4953-BC5E-C6E03A3987FD Shortcode:63334</text:span></text:p>
      <text:p text:style-name="P1"><text:span text:style-name="T1">VOTE 1168123591 Campaign:ssss_uk_02A Validity:during Choice:Alan CONN:MIG01XU MSISDN:00777772539999 GUID:CD1FCA71-E678-4F21-B378-98DEA07ABE6F Shortcode:63334</text:span></text:p>
      <text:p text:style-name="P1"><text:span text:style-name="T1">VOTE 1168123592 Campaign:ssss_uk_02A Validity:during Choice:Tupele CONN:MIG00VU MSISDN:00777770209999 GUID:2C355130-169C-499E-BA3B-AD7492F43507 Shortcode:63334</text:span></text:p>
      <text:p text:style-name="P1"><text:span text:style-name="T1">VOTE 1168123592 Campaign:ssss_uk_02A Validity:during Choice:Antony CONN:MIG00VU MSISDN:00777773139999 GUID:81022254-2CC7-4B52-BC12-29724EF4225C Shortcode:63334</text:span></text:p>
      <text:p text:style-name="P1"><text:span text:style-name="T1">VOTE 1168123592 Campaign:ssss_uk_02A Validity:during Choice:Verity CONN:MIG01XU MSISDN:00777779299999 GUID:E1466BFF-8E45-4DAB-A827-D219A143AB04 Shortcode:63334</text:span></text:p>
      <text:p text:style-name="P1"><text:span text:style-name="T1">VOTE 1168123592 Campaign:ssss_uk_02A Validity:during Choice:Verity CONN:MIG01XU MSISDN:00777775769999 GUID:773E7DDA-885C-4501-AE3E-2028A956CB5E Shortcode:63334</text:span></text:p>
      <text:p text:style-name="P1"><text:span text:style-name="T1">VOTE 1168123592 Campaign:ssss_uk_02A Validity:during Choice:Verity CONN:MIG00VU MSISDN:00777779989999 GUID:B01AA605-7D4A-4BAE-9930-E0EEAD576F30 Shortcode:63334</text:span></text:p>
      <text:p text:style-name="P1"><text:span text:style-name="T1">VOTE 1168123592 Campaign:ssss_uk_02A Validity:during Choice:Matthew CONN:MIG01XU MSISDN:00777773369999 GUID:98D79271-C9B7-4B13-A9CF-1A5D285A26DF Shortcode:63334</text:span></text:p>
      <text:p text:style-name="P1"><text:span text:style-name="T1">VOTE 1168123591 Campaign:ssss_uk_02A Validity:during Choice:Verity CONN:MIG01TU MSISDN:00777775579999 GUID:AAB74FD5-BA8C-4500-AF68-742012291906 Shortcode:63334</text:span></text:p>
      <text:p text:style-name="P1"><text:span text:style-name="T1">VOTE 1168123591 Campaign:ssss_uk_02A Validity:during Choice:Alan CONN:MIG01TU MSISDN:00777771569999 GUID:A4176C42-2BFD-4F53-BCCC-566C3C4423CE Shortcode:63334</text:span></text:p>
      <text:p text:style-name="P1"><text:span text:style-name="T1">VOTE 1168123593 Campaign:ssss_uk_02A Validity:during Choice:Leon CONN:MIG01TU </text:span><text:soft-page-break/><text:span text:style-name="T1">MSISDN:00777777179999 GUID:E6AC413F-0BD5-4BAF-9277-EE8FAC464D84 Shortcode:63334</text:span></text:p>
      <text:p text:style-name="P1"><text:span text:style-name="T1">VOTE 1168123593 Campaign:ssss_uk_02A Validity:during Choice:Antony CONN:MIG00VU MSISDN:00777779369999 GUID:72B84F6F-DCA8-436E-ADB8-489A83138337 Shortcode:63334</text:span></text:p>
      <text:p text:style-name="P1"><text:span text:style-name="T1">VOTE 1168123593 Campaign:ssss_uk_02A Validity:during Choice:Antony CONN:MIG01XU MSISDN:00777774059999 GUID:5CB0181D-52FA-424B-9ABB-4EB42820DB2F Shortcode:63334</text:span></text:p>
      <text:p text:style-name="P1"><text:span text:style-name="T1">VOTE 1168123593 Campaign:ssss_uk_02A Validity:during Choice:Verity CONN:MIG01XU MSISDN:00777776029999 GUID:140E0B9A-F1A6-4CD4-809D-900EC3F85377 Shortcode:63334</text:span></text:p>
      <text:p text:style-name="P1"><text:span text:style-name="T1">VOTE 1168123593 Campaign:ssss_uk_02A Validity:during Choice:Antony CONN:MIG01XU MSISDN:00777772699999 GUID:C686BB68-88FA-4C29-99E9-9F9ED025C9F1 Shortcode:63334</text:span></text:p>
      <text:p text:style-name="P1"><text:span text:style-name="T1">VOTE 1168123593 Campaign:ssss_uk_02A Validity:during Choice:Verity CONN:MIG01TU MSISDN:00777779569999 GUID:991616F6-50E2-4794-AB55-738F32497CEC Shortcode:63334</text:span></text:p>
      <text:p text:style-name="P1"><text:span text:style-name="T1">VOTE 1168123593 Campaign:ssss_uk_02A Validity:during Choice:Antony CONN:MIG01TU MSISDN:00777776849999 GUID:B89B6BF1-850A-4E6F-B6B5-D312F135A865 Shortcode:63334</text:span></text:p>
      <text:p text:style-name="P1"><text:span text:style-name="T1">VOTE 1168123593 Campaign:ssss_uk_02A Validity:during Choice:Antony CONN:MIG01XU MSISDN:00777779069999 GUID:E51A4E19-873A-4B4F-8E2A-5B3E70E8AA4A Shortcode:63334</text:span></text:p>
      <text:p text:style-name="P1"><text:span text:style-name="T1">VOTE 1168123594 Campaign:ssss_uk_02A Validity:during Choice:Antony CONN:MIG01XU MSISDN:00777776919999 GUID:F9FA45DD-DC77-4312-8792-8B3A4FA4F19F Shortcode:63334</text:span></text:p>
      <text:p text:style-name="P1"><text:span text:style-name="T1">VOTE 1168123594 Campaign:ssss_uk_02A Validity:during Choice:Alan CONN:MIG01XU MSISDN:00777779739999 GUID:4E0F29B0-F29F-4D33-8184-998D93BACF16 Shortcode:63334</text:span></text:p>
      <text:p text:style-name="P1"><text:span text:style-name="T1">VOTE 1168123594 Campaign:ssss_uk_02A Validity:during Choice:Verity CONN:MIG01OU MSISDN:00777779819999 GUID:AEBB87DF-83B3-43AD-B539-F4E78A17EFC0 Shortcode:63334</text:span></text:p>
      <text:p text:style-name="P1"><text:span text:style-name="T1">VOTE 1168123594 Campaign:ssss_uk_02A Validity:during Choice:Antony CONN:MIG00VU MSISDN:00777773929999 GUID:7DD363E9-A435-4418-95F6-F228BCF335BD Shortcode:63334</text:span></text:p>
      <text:p text:style-name="P1"><text:span text:style-name="T1">VOTE 1168123594 Campaign:ssss_uk_02A Validity:during Choice:Antony CONN:MIG00VU MSISDN:00777778989999 GUID:B81BE1D4-6A83-4180-B5BA-143D978BF376 Shortcode:63334</text:span></text:p>
      <text:p text:style-name="P1"><text:span text:style-name="T1">VOTE 1168123594 Campaign:ssss_uk_02A Validity:during Choice:Verity CONN:MIG01XU MSISDN:00777771669999 GUID:20CB843A-6FCD-4A90-9B11-83A4CB87919C Shortcode:63334</text:span></text:p>
      <text:p text:style-name="P1"><text:span text:style-name="T1">VOTE 1168123594 Campaign:ssss_uk_02A Validity:during Choice:Mark CONN:MIG01OU MSISDN:00777778499999 GUID:59210285-2BDE-4AAD-9B82-3443994D64E3 Shortcode:63334</text:span></text:p>
      <text:p text:style-name="P1"><text:span text:style-name="T1">VOTE 1168123594 Campaign:ssss_uk_02A Validity:during Choice:Verity CONN:MIG01OU MSISDN:00777773139999 GUID:63AB8013-03CD-4945-A7BC-77B93A04E517 Shortcode:63334</text:span></text:p>
      <text:p text:style-name="P1"><text:span text:style-name="T1">VOTE 1168123594 Campaign:ssss_uk_02A Validity:during Choice:Gemma CONN:MIG01XU MSISDN:00777779729999 GUID:4D6E6633-8068-4AF8-B875-DFA18B21B685 Shortcode:63334</text:span></text:p>
      <text:p text:style-name="P1"><text:span text:style-name="T1">VOTE 1168123592 Campaign:ssss_uk_02A Validity:during Choice:Antony CONN:MIG01OU MSISDN:00777779329999 GUID:E298A062-874C-488C-8FBC-28A20D06D7A5 Shortcode:63334</text:span></text:p>
      <text:p text:style-name="P1"><text:span text:style-name="T1">VOTE 1168123595 Campaign:ssss_uk_02A Validity:during Choice:Verity CONN:MIG01XU MSISDN:00777776459999 GUID:0B092C03-AD63-4C45-98B4-A4BAE762022F Shortcode:63334</text:span></text:p>
      <text:p text:style-name="P1"><text:span text:style-name="T1">VOTE 1168123593 Campaign:ssss_uk_02A Validity:during Choice:Gemma CONN:MIG01OU MSISDN:00777771859999 GUID:F0A87EF1-223C-4C1C-93B5-7D04775BE3D6 Shortcode:63334</text:span></text:p>
      <text:p text:style-name="P1"><text:span text:style-name="T1">VOTE 1168123595 Campaign:ssss_uk_02A Validity:during Choice:Antony CONN:MIG00VU MSISDN:00777777069999 GUID:9A256855-9909-4675-8D4F-7EA5F8AAE275 Shortcode:63334</text:span></text:p>
      <text:p text:style-name="P1"><text:span text:style-name="T1">VOTE 1168123595 Campaign:ssss_uk_02A Validity:during Choice:Antony CONN:MIG00VU MSISDN:00777777249999 GUID:5236DAAC-E34E-4BE7-90F2-4E34AD3AF8B4 Shortcode:63334</text:span></text:p>
      <text:p text:style-name="P1"><text:span text:style-name="T1">VOTE 1168123595 Campaign:ssss_uk_02A Validity:during Choice:Antony CONN:MIG01XU MSISDN:00777777429999 GUID:A41D1CE8-83D6-48D5-AF20-71C778B97512 Shortcode:63334</text:span></text:p>
      <text:p text:style-name="P1"><text:span text:style-name="T1">VOTE 1168123595 Campaign:ssss_uk_02A Validity:during Choice:Antony CONN:MIG01XU MSISDN:00777775439999 GUID:30D3339E-46C4-4B6C-89C1-C9A4EDD6F2C6 Shortcode:63334</text:span></text:p>
      <text:p text:style-name="P1"><text:span text:style-name="T1">VOTE 1168123595 Campaign:ssss_uk_02A Validity:during Choice:Antony CONN:MIG01OU MSISDN:00777771349999 GUID:2EABA285-E048-4C57-8770-E864C59921FF Shortcode:63334</text:span></text:p>
      <text:p text:style-name="P1"><text:span text:style-name="T1">VOTE 1168123596 Campaign:ssss_uk_02A Validity:during Choice:Antony CONN:MIG01OU MSISDN:00777772429999 GUID:15E31AD8-BBAC-4402-A0CE-958C06426B8D Shortcode:63334</text:span></text:p>
      <text:p text:style-name="P1"><text:span text:style-name="T1">VOTE 1168123596 Campaign:ssss_uk_02A Validity:during Choice:Mark CONN:MIG01OU MSISDN:00777774559999 GUID:AF3B06A8-8FF6-408E-83D6-EB0F7B9CBEB7 Shortcode:63334</text:span></text:p>
      <text:p text:style-name="P1"><text:span text:style-name="T1">VOTE 1168123596 Campaign:ssss_uk_02A Validity:during Choice:Antony CONN:MIG01TU MSISDN:00777779209999 GUID:42A72D0C-53F7-4636-B4BB-472FA88E702D Shortcode:63334</text:span></text:p>
      <text:p text:style-name="P1"><text:span text:style-name="T1">VOTE 1168123596 Campaign:ssss_uk_02A Validity:during Choice:Matthew CONN:MIG01XU MSISDN:00777772619999 GUID:35391833-47E9-4AD3-BE0D-8D4B840AEA7A Shortcode:63334</text:span></text:p>
      <text:p text:style-name="P1"><text:span text:style-name="T1">VOTE 1168123596 Campaign:ssss_uk_02A Validity:during Choice:Verity CONN:MIG01XU MSISDN:00777771299999 GUID:90CEA468-5E0F-467D-90B2-10DB782C6D6E Shortcode:63334</text:span></text:p>
      <text:p text:style-name="P1"><text:span text:style-name="T1">VOTE 1168123596 Campaign:ssss_uk_02A Validity:during Choice:Antony CONN:MIG01XU MSISDN:00777772589999 GUID:AEC57039-A661-4F95-ABE5-1B0263700F2B Shortcode:63334</text:span></text:p>
      <text:p text:style-name="P1"><text:span text:style-name="T1">VOTE 1168123596 Campaign:ssss_uk_02A Validity:during Choice:Alan CONN:MIG01XU </text:span><text:soft-page-break/><text:span text:style-name="T1">MSISDN:00777774089999 GUID:0150A45F-96A9-4A81-A006-C0D9139975D8 Shortcode:63334</text:span></text:p>
      <text:p text:style-name="P1"><text:span text:style-name="T1">VOTE 1168123596 Campaign:ssss_uk_02A Validity:during Choice:Verity CONN:MIG01XU MSISDN:00777776909999 GUID:6AA5C2DF-A72C-41A0-A5D4-BD47C2ABCE8B Shortcode:63334</text:span></text:p>
      <text:p text:style-name="P1"><text:span text:style-name="T1">VOTE 1168123596 Campaign:ssss_uk_02A Validity:during Choice:Antony CONN:MIG01XU MSISDN:00777779979999 GUID:F75A12E6-69FB-4DA4-847F-EE2E08B9D1A6 Shortcode:63334</text:span></text:p>
      <text:p text:style-name="P1"><text:span text:style-name="T1">VOTE 1168123596 Campaign:ssss_uk_02A Validity:during Choice:Antony CONN:MIG01OU MSISDN:00777779709999 GUID:CF8FDBCF-86B5-48E2-AA30-1E6E55C3C937 Shortcode:63334</text:span></text:p>
      <text:p text:style-name="P1"><text:span text:style-name="T1">VOTE 1168123597 Campaign:ssss_uk_02A Validity:during Choice:Verity CONN:MIG00VU MSISDN:00777778469999 GUID:5016B10A-02E9-4732-B2B3-97B21802281E Shortcode:63334</text:span></text:p>
      <text:p text:style-name="P1"><text:span text:style-name="T1">VOTE 1168123597 Campaign:ssss_uk_02A Validity:during Choice:Antony CONN:MIG01XU MSISDN:00777775269999 GUID:229FB589-A47D-46F4-8702-9876FFD2F69D Shortcode:63334</text:span></text:p>
      <text:p text:style-name="P1"><text:span text:style-name="T1">VOTE 1168123597 Campaign:ssss_uk_02A Validity:during Choice:Verity CONN:MIG00VU MSISDN:00777777189999 GUID:3941F455-BE16-41A3-80E1-FDFF7BA3B240 Shortcode:63334</text:span></text:p>
      <text:p text:style-name="P1"><text:span text:style-name="T1">VOTE 1168123597 Campaign:ssss_uk_02A Validity:during Choice:Antony CONN:MIG01OU MSISDN:00777772939999 GUID:7B42B901-79CA-4862-A63B-4C9A5E755BA0 Shortcode:63334</text:span></text:p>
      <text:p text:style-name="P1"><text:span text:style-name="T1">VOTE 1168123597 Campaign:ssss_uk_02A Validity:during Choice:Tupele CONN:MIG01XU MSISDN:00777771279999 GUID:8DA091C8-C708-4488-9BF4-BD4C7EB91D05 Shortcode:63334</text:span></text:p>
      <text:p text:style-name="P1"><text:span text:style-name="T1">VOTE 1168123598 Campaign:ssss_uk_02A Validity:during Choice:Verity CONN:MIG01XU MSISDN:00777770809999 GUID:AECA3D8F-F365-42CE-9F10-FAEBADECFAC7 Shortcode:63334</text:span></text:p>
      <text:p text:style-name="P1"><text:span text:style-name="T1">VOTE 1168123598 Campaign:ssss_uk_02A Validity:during Choice:Verity CONN:MIG01XU MSISDN:00777776089999 GUID:E367DDAC-A0C8-4425-AF03-54101FA6C324 Shortcode:63334</text:span></text:p>
      <text:p text:style-name="P1"><text:span text:style-name="T1">VOTE 1168123598 Campaign:ssss_uk_02A Validity:during Choice:Leon CONN:MIG01XU MSISDN:00777773339999 GUID:D6CED5BF-7598-45E8-8BDF-F334CF7B174D Shortcode:63334</text:span></text:p>
      <text:p text:style-name="P1"><text:span text:style-name="T1">VOTE 1168123598 Campaign:ssss_uk_02A Validity:during Choice:Verity CONN:MIG01XU MSISDN:00777779139999 GUID:930225A2-8CBA-40CD-97D7-0BEFEA7A6319 Shortcode:63334</text:span></text:p>
      <text:p text:style-name="P1"><text:span text:style-name="T1">VOTE 1168123599 Campaign:ssss_uk_02A Validity:during Choice:Gemma CONN:MIG00VU MSISDN:00777779879999 GUID:AA72D497-DDCB-4A6D-819F-52EE35E47285 Shortcode:63334</text:span></text:p>
      <text:p text:style-name="P1"><text:span text:style-name="T1">VOTE 1168123599 Campaign:ssss_uk_02A Validity:during Choice:Tupele CONN:MIG01XU MSISDN:00777774709999 GUID:C43C31E0-FDA9-4D89-8952-7CA14E4A0283 Shortcode:63334</text:span></text:p>
      <text:p text:style-name="P1"><text:span text:style-name="T1">VOTE 1168123599 Campaign:ssss_uk_02A Validity:during Choice:Antony CONN:MIG01OU MSISDN:00777774289999 GUID:0E9FF07A-38F5-468A-B1AA-DCB127F072D7 Shortcode:63334</text:span></text:p>
      <text:p text:style-name="P1"><text:span text:style-name="T1">VOTE 1168123599 Campaign:ssss_uk_02A Validity:during Choice:Antony CONN:MIG01OU MSISDN:00777775739999 GUID:F9825E4F-BE9E-43A5-BDCF-75C9F7931BDA Shortcode:63334</text:span></text:p>
      <text:p text:style-name="P1"><text:span text:style-name="T1">VOTE 1168123599 Campaign:ssss_uk_02A Validity:during Choice:Verity CONN:MIG01OU MSISDN:00777777789999 GUID:2056462B-0191-4927-BF99-6EBCCC45C775 Shortcode:63334</text:span></text:p>
      <text:p text:style-name="P1"><text:span text:style-name="T1">VOTE 1168123599 Campaign:ssss_uk_02A Validity:during Choice:Verity CONN:MIG01OU MSISDN:00777774769999 GUID:81936097-D287-4B0C-9EEF-D52EC9707A03 Shortcode:63334</text:span></text:p>
      <text:p text:style-name="P1"><text:span text:style-name="T1">VOTE 1168123599 Campaign:ssss_uk_02A Validity:during Choice:Mark CONN:MIG01TU MSISDN:00777777429999 GUID:7DEF386B-3CA5-40D0-BD20-80707FF569E2 Shortcode:63334</text:span></text:p>
      <text:p text:style-name="P1"><text:span text:style-name="T1">VOTE 1168123599 Campaign:ssss_uk_02A Validity:during Choice:Antony CONN:MIG01TU MSISDN:00777774439999 GUID:BF786785-85E3-4409-81C1-5387165E5D8C Shortcode:63334</text:span></text:p>
      <text:p text:style-name="P1"><text:span text:style-name="T1">VOTE 1168123599 Campaign:ssss_uk_02A Validity:during Choice:Leon CONN:MIG01XU MSISDN:00777779559999 GUID:2F41B0D5-A306-4044-97B7-833F35844080 Shortcode:63334</text:span></text:p>
      <text:p text:style-name="P1"><text:span text:style-name="T1">VOTE 1168123599 Campaign:ssss_uk_02A Validity:during Choice:Antony CONN:MIG00VU MSISDN:00777779729999 GUID:E4A422E8-214F-47C8-9FC2-2E17DD119C8F Shortcode:63334</text:span></text:p>
      <text:p text:style-name="P1"><text:span text:style-name="T1">VOTE 1168123599 Campaign:ssss_uk_02A Validity:during Choice:Antony CONN:MIG01OU MSISDN:00777779029999 GUID:480AA1C1-085D-4FF7-B7F4-25AF56A0CE7C Shortcode:63334</text:span></text:p>
      <text:p text:style-name="P1"><text:span text:style-name="T1">VOTE 1168123599 Campaign:ssss_uk_02A Validity:during Choice:Antony CONN:MIG01TU MSISDN:00777774029999 GUID:9E654F5C-8F3B-45F6-BBB3-2A533DD2F461 Shortcode:63334</text:span></text:p>
      <text:p text:style-name="P1"><text:span text:style-name="T1">VOTE 1168123599 Campaign:ssss_uk_02A Validity:during Choice:Antony CONN:MIG01TU MSISDN:00777775739999 GUID:57F35A81-E67D-4D8B-A62E-C870B431ACBD Shortcode:63334</text:span></text:p>
      <text:p text:style-name="P1"><text:span text:style-name="T1">VOTE 1168123600 Campaign:ssss_uk_02A Validity:during Choice:Tupele CONN:MIG01XU MSISDN:00777774639999 GUID:0E4D2AEA-2C73-4E45-88DC-8A1F32D6EACA Shortcode:63334</text:span></text:p>
      <text:p text:style-name="P1"><text:span text:style-name="T1">VOTE 1168123600 Campaign:ssss_uk_02A Validity:during Choice:Matthew CONN:MIG01XU MSISDN:00777774489999 GUID:3C13512E-C0A6-4BF5-95BB-5967C232A4E8 Shortcode:63334</text:span></text:p>
      <text:p text:style-name="P1"><text:span text:style-name="T1">VOTE 1168123600 Campaign:ssss_uk_02A Validity:during Choice:Antony CONN:MIG01XU MSISDN:00777771369999 GUID:6D67711A-699E-41E3-B59D-30CD61F6E51A Shortcode:63334</text:span></text:p>
      <text:p text:style-name="P1"><text:span text:style-name="T1">VOTE 1168123601 Campaign:ssss_uk_02A Validity:during Choice:Verity CONN:MIG01XU MSISDN:00777775989999 GUID:702D9E98-A172-4EDF-8DBE-9D2B728F0096 Shortcode:63334</text:span></text:p>
      <text:p text:style-name="P1"><text:span text:style-name="T1">VOTE 1168123601 Campaign:ssss_uk_02A Validity:during Choice:Verity CONN:MIG01XU MSISDN:00777771339999 GUID:9BFF369C-FA5E-44C7-83EE-548C61262B04 Shortcode:63334</text:span></text:p>
      <text:p text:style-name="P1"><text:span text:style-name="T1">VOTE 1168123601 Campaign:ssss_uk_02A Validity:during Choice:Alan CONN:MIG01XU </text:span><text:soft-page-break/><text:span text:style-name="T1">MSISDN:00777771639999 GUID:8AD4571B-44DA-416C-A114-3F42FB0B5D19 Shortcode:63334</text:span></text:p>
      <text:p text:style-name="P1"><text:span text:style-name="T1">VOTE 1168123601 Campaign:ssss_uk_02A Validity:during Choice:Antony CONN:MIG00VU MSISDN:00777770629999 GUID:B012A883-58B8-4352-9FF8-008AE217573E Shortcode:63334</text:span></text:p>
      <text:p text:style-name="P1"><text:span text:style-name="T1">VOTE 1168123601 Campaign:ssss_uk_02A Validity:during Choice:Antony CONN:MIG00VU MSISDN:00777777289999 GUID:4FCCB051-A672-4CE6-9BF3-F7890382195D Shortcode:63334</text:span></text:p>
      <text:p text:style-name="P1"><text:span text:style-name="T1">VOTE 1168123601 Campaign:ssss_uk_02A Validity:during Choice:Antony CONN:MIG01XU MSISDN:00777771949999 GUID:00F5196F-AD8E-47E7-96E2-F0CCAE223443 Shortcode:63334</text:span></text:p>
      <text:p text:style-name="P1"><text:span text:style-name="T1">VOTE 1168123602 Campaign:ssss_uk_02A Validity:during Choice:Gemma CONN:MIG01OU MSISDN:00777771089999 GUID:FDDF00FA-A830-4207-890C-4A85224FB916 Shortcode:63334</text:span></text:p>
      <text:p text:style-name="P1"><text:span text:style-name="T1">VOTE 1168123602 Campaign:ssss_uk_02A Validity:during Choice:Verity CONN:MIG01XU MSISDN:00777771469999 GUID:2856D94B-752B-421A-975D-A2E39F25FDAA Shortcode:63334</text:span></text:p>
      <text:p text:style-name="P1"><text:span text:style-name="T1">VOTE 1168123602 Campaign:ssss_uk_02A Validity:during Choice:Tupele CONN:MIG01XU MSISDN:00777773579999 GUID:71D39C42-22FC-43A2-B2FA-B2CAEDA87C69 Shortcode:63334</text:span></text:p>
      <text:p text:style-name="P1"><text:span text:style-name="T1">VOTE 1168123602 Campaign:ssss_uk_02A Validity:during Choice:Verity CONN:MIG01XU MSISDN:00777774879999 GUID:1A9956C7-0EA5-446B-9285-F1CFC46613E0 Shortcode:63334</text:span></text:p>
      <text:p text:style-name="P1"><text:span text:style-name="T1">VOTE 1168123602 Campaign:ssss_uk_02A Validity:during Choice:Antony CONN:MIG01XU MSISDN:00777773619999 GUID:C3AC9D15-1F3D-41D2-AEBE-304B4E1DE6DF Shortcode:63334</text:span></text:p>
      <text:p text:style-name="P1"><text:span text:style-name="T1">VOTE 1168123603 Campaign:ssss_uk_02A Validity:during Choice:Antony CONN:MIG01OU MSISDN:00777774579999 GUID:85FE1B9B-DE45-4FC6-B8E4-5038BA1A1453 Shortcode:63334</text:span></text:p>
      <text:p text:style-name="P1"><text:span text:style-name="T1">VOTE 1168123603 Campaign:ssss_uk_02A Validity:during Choice:Alan CONN:MIG01OU MSISDN:00777772759999 GUID:EF23725E-6DF9-4FD4-8FA0-644802B7E907 Shortcode:63334</text:span></text:p>
      <text:p text:style-name="P1"><text:span text:style-name="T1">VOTE 1168123603 Campaign:ssss_uk_02A Validity:during Choice:Leon CONN:MIG01XU MSISDN:00777773169999 GUID:53E1B073-B5D8-4F1B-B5C8-339C7361266C Shortcode:63334</text:span></text:p>
      <text:p text:style-name="P1"><text:span text:style-name="T1">VOTE 1168123603 Campaign:ssss_uk_02A Validity:during Choice:Antony CONN:MIG00VU MSISDN:00777779409999 GUID:CFC7A694-62FD-4A34-B95C-BDAE2D92D845 Shortcode:63334</text:span></text:p>
      <text:p text:style-name="P1"><text:span text:style-name="T1">VOTE 1168123603 Campaign:ssss_uk_02A Validity:during Choice:Verity CONN:MIG01OU MSISDN:00777771339999 GUID:56E588AA-D5E9-4A84-99B8-A93F4DC645DA Shortcode:63334</text:span></text:p>
      <text:p text:style-name="P1"><text:span text:style-name="T1">VOTE 1168123603 Campaign:ssss_uk_02A Validity:during Choice:Antony CONN:MIG01XU MSISDN:00777771169999 GUID:9368AA79-79EB-44AA-B405-72ABBF1229DB Shortcode:63334</text:span></text:p>
      <text:p text:style-name="P1"><text:span text:style-name="T1">VOTE 1168123604 Campaign:ssss_uk_02A Validity:during Choice:Verity CONN:MIG00VU MSISDN:00777779749999 GUID:493D14C2-4684-4C4E-ACDC-EB588C50ED58 Shortcode:63334</text:span></text:p>
      <text:p text:style-name="P1"><text:span text:style-name="T1">VOTE 1168123604 Campaign:ssss_uk_02A Validity:during Choice:Antony CONN:MIG01XU MSISDN:00777774199999 GUID:D231BC34-E4F4-4CE3-A547-7269CA0970C0 Shortcode:63334</text:span></text:p>
      <text:p text:style-name="P1"><text:span text:style-name="T1">VOTE 1168123604 Campaign:ssss_uk_02A Validity:during Choice:Verity CONN:MIG01XU MSISDN:00777777679999 GUID:C36BC89C-B6F6-4EAE-AC74-BFDB84C9B48E Shortcode:63334</text:span></text:p>
      <text:p text:style-name="P1"><text:span text:style-name="T1">VOTE 1168123604 Campaign:ssss_uk_02A Validity:during Choice:Antony CONN:MIG01XU MSISDN:00777772459999 GUID:7793FE0B-8833-446C-B4F8-76C4DA2D54FD Shortcode:63334</text:span></text:p>
      <text:p text:style-name="P1"><text:span text:style-name="T1">VOTE 1168123604 Campaign:ssss_uk_02A Validity:during Choice:Tupele CONN:MIG01XU MSISDN:00777776149999 GUID:1730A215-9E64-4077-810F-C1664768889C Shortcode:63334</text:span></text:p>
      <text:p text:style-name="P1"><text:span text:style-name="T1">VOTE 1168123604 Campaign:ssss_uk_02A Validity:during Choice:Antony CONN:MIG01XU MSISDN:00777778679999 GUID:0752CD96-F88E-41FE-896B-B8194866F2E8 Shortcode:63334</text:span></text:p>
      <text:p text:style-name="P1"><text:span text:style-name="T1">VOTE 1168123604 Campaign:ssss_uk_02A Validity:during Choice:Tupele CONN:MIG01OU MSISDN:00777770849999 GUID:90D746A7-FDE6-4771-A4EF-CB1219A31FF6 Shortcode:63334</text:span></text:p>
      <text:p text:style-name="P1"><text:span text:style-name="T1">VOTE 1168123605 Campaign:ssss_uk_02A Validity:during Choice:Gemma CONN:MIG00VU MSISDN:00777778569999 GUID:B2AB9D10-0EFB-4B62-813D-BA16B2A1BEEA Shortcode:63334</text:span></text:p>
      <text:p text:style-name="P1"><text:span text:style-name="T1">VOTE 1168123605 Campaign:ssss_uk_02A Validity:during Choice:Verity CONN:MIG01XU MSISDN:00777771749999 GUID:29392183-E1DD-48FD-9BDB-D7B06E34F172 Shortcode:63334</text:span></text:p>
      <text:p text:style-name="P1"><text:span text:style-name="T1">VOTE 1168123605 Campaign:ssss_uk_02A Validity:during Choice:Antony CONN:MIG00VU MSISDN:00777770519999 GUID:CDC6848D-AAE5-4099-8833-0F7466953540 Shortcode:63334</text:span></text:p>
      <text:p text:style-name="P1"><text:span text:style-name="T1">VOTE 1168123605 Campaign:ssss_uk_02A Validity:during Choice:Mark CONN:MIG01TU MSISDN:00777771239999 GUID:58D7F875-7522-4D9F-BD21-F655AD38F12B Shortcode:63334</text:span></text:p>
      <text:p text:style-name="P1"><text:span text:style-name="T1">VOTE 1168123605 Campaign:ssss_uk_02A Validity:during Choice:Verity CONN:MIG01HU MSISDN:00777772069999 GUID:86A715E0-EA54-49F4-AB6C-D3EEB662AB94 Shortcode:63334</text:span></text:p>
      <text:p text:style-name="P1"><text:span text:style-name="T1">VOTE 1168123605 Campaign:ssss_uk_02A Validity:during Choice:Antony CONN:MIG01TU MSISDN:00777770509999 GUID:B8F7076E-9C07-4FDB-97D1-45F5AF55D9D9 Shortcode:63334</text:span></text:p>
      <text:p text:style-name="P1"><text:span text:style-name="T1">VOTE 1168123605 Campaign:ssss_uk_02A Validity:during Choice:Antony CONN:MIG01OU MSISDN:00777773649999 GUID:9878B9C4-90A0-40BF-89A1-2D32C2D4D04D Shortcode:63334</text:span></text:p>
      <text:p text:style-name="P1"><text:span text:style-name="T1">VOTE 1168123605 Campaign:ssss_uk_02A Validity:during Choice:Gemma CONN:MIG01TU MSISDN:00777776729999 GUID:A632F335-22F8-48E6-AE2F-F624E61C5C12 Shortcode:63334</text:span></text:p>
      <text:p text:style-name="P1"><text:span text:style-name="T1">VOTE 1168123605 Campaign:ssss_uk_02A Validity:during Choice:Mark CONN:MIG01TU MSISDN:00777775449999 GUID:8DB66066-3AF2-44DC-AD03-C677145DAE61 Shortcode:63334</text:span></text:p>
      <text:p text:style-name="P1"><text:span text:style-name="T1">VOTE 1168123605 Campaign:ssss_uk_02A Validity:during Choice:Antony CONN:MIG01OU </text:span><text:soft-page-break/><text:span text:style-name="T1">MSISDN:00777774219999 GUID:B63497F7-602F-4C48-B2CD-E45F60513DF0 Shortcode:63334</text:span></text:p>
      <text:p text:style-name="P1"><text:span text:style-name="T1">VOTE 1168123605 Campaign:ssss_uk_02A Validity:during Choice:Verity CONN:MIG01OU MSISDN:00777779829999 GUID:776B5989-9B56-43A7-8012-75DB7B581320 Shortcode:63334</text:span></text:p>
      <text:p text:style-name="P1"><text:span text:style-name="T1">VOTE 1168123606 Campaign:ssss_uk_02A Validity:during Choice:Mark CONN:MIG01OU MSISDN:00777778499999 GUID:701DB642-341F-412F-8208-1091A7EAAF2E Shortcode:63334</text:span></text:p>
      <text:p text:style-name="P1"><text:span text:style-name="T1">VOTE 1168123606 Campaign:ssss_uk_02A Validity:during Choice:Verity CONN:MIG01OU MSISDN:00777777029999 GUID:5773BAFA-A3F1-4F43-B727-D322E570AD3C Shortcode:63334</text:span></text:p>
      <text:p text:style-name="P1"><text:span text:style-name="T1">VOTE 1168123606 Campaign:ssss_uk_02A Validity:during Choice:Verity CONN:MIG00VU MSISDN:00777777069999 GUID:D33EDAB7-1E10-4562-81DF-A2C75CB543D5 Shortcode:63334</text:span></text:p>
      <text:p text:style-name="P1"><text:span text:style-name="T1">VOTE 1168123607 Campaign:ssss_uk_02A Validity:during Choice:Antony CONN:MIG00VU MSISDN:00777775509999 GUID:CF7E3AA7-0FC0-4E17-88FB-B8545BF3BFFB Shortcode:63334</text:span></text:p>
      <text:p text:style-name="P1"><text:span text:style-name="T1">VOTE 1168123607 Campaign:ssss_uk_02A Validity:during Choice:Gemma CONN:MIG01XU MSISDN:00777772459999 GUID:5921939A-2548-4575-9A4D-D7E4633FCC23 Shortcode:63334</text:span></text:p>
      <text:p text:style-name="P1"><text:span text:style-name="T1">VOTE 1168123607 Campaign:ssss_uk_02A Validity:during Choice:Antony CONN:MIG01XU MSISDN:00777779929999 GUID:88A03741-B743-44A1-B3E5-474B31EC29E7 Shortcode:63334</text:span></text:p>
      <text:p text:style-name="P1"><text:span text:style-name="T1">VOTE 1168123607 Campaign:ssss_uk_02A Validity:during Choice:Antony CONN:MIG01XU MSISDN:00777774879999 GUID:E857267F-1C5C-4B8E-A0B4-1A4AB739BF66 Shortcode:63334</text:span></text:p>
      <text:p text:style-name="P1"><text:span text:style-name="T1">VOTE 1168123607 Campaign:ssss_uk_02A Validity:during Choice:Gemma CONN:MIG01XU MSISDN:00777771249999 GUID:5CED0043-C29F-4A72-BD13-4C29277BE572 Shortcode:63334</text:span></text:p>
      <text:p text:style-name="P1"><text:span text:style-name="T1">VOTE 1168123608 Campaign:ssss_uk_02A Validity:during Choice:Antony CONN:MIG01OU MSISDN:00777775879999 GUID:61F8F990-5FD6-4F9C-9D63-298ACB1E4C58 Shortcode:63334</text:span></text:p>
      <text:p text:style-name="P1"><text:span text:style-name="T1">VOTE 1168123608 Campaign:ssss_uk_02A Validity:during Choice:Alan CONN:MIG00VU MSISDN:00777779059999 GUID:6D1E08D3-CC2C-4496-80F3-71F8763EC740 Shortcode:63334</text:span></text:p>
      <text:p text:style-name="P1"><text:span text:style-name="T1">VOTE 1168123608 Campaign:ssss_uk_02A Validity:during Choice:Antony CONN:MIG00VU MSISDN:00777777849999 GUID:C3A815D3-BCC3-4FD4-9672-29FE932E2A50 Shortcode:63334</text:span></text:p>
      <text:p text:style-name="P1"><text:span text:style-name="T1">VOTE 1168123608 Campaign:ssss_uk_02A Validity:during Choice:Verity CONN:MIG01XU MSISDN:00777778759999 GUID:BD62F436-6BE7-4EE3-A6ED-8C5059A98C45 Shortcode:63334</text:span></text:p>
      <text:p text:style-name="P1"><text:span text:style-name="T1">VOTE 1168123608 Campaign:ssss_uk_02A Validity:during Choice:Verity CONN:MIG01TU MSISDN:00777770239999 GUID:CA66E6EF-EA60-47C0-A2F2-5EFBAFAE6EC1 Shortcode:63334</text:span></text:p>
      <text:p text:style-name="P1"><text:span text:style-name="T1">VOTE 1168123608 Campaign:ssss_uk_02A Validity:during Choice:Antony CONN:MIG01TU MSISDN:00777777889999 GUID:CC4CBAF2-D4AC-48E2-A9F8-AF7D477E0DE8 Shortcode:63334</text:span></text:p>
      <text:p text:style-name="P1"><text:span text:style-name="T1">VOTE 1168123608 Campaign:ssss_uk_02A Validity:during Choice:Verity CONN:MIG01TU MSISDN:00777770399999 GUID:F2405009-9CAB-42C4-AC42-9F9DDDF358D9 Shortcode:63334</text:span></text:p>
      <text:p text:style-name="P1"><text:span text:style-name="T1">VOTE 1168123608 Campaign:ssss_uk_02A Validity:during Choice:Alan CONN:MIG01OU MSISDN:00777771399999 GUID:DA9B8D0D-CCB7-486D-BB96-AE0D353B686E Shortcode:63334</text:span></text:p>
      <text:p text:style-name="P1"><text:span text:style-name="T1">VOTE 1168123608 Campaign:ssss_uk_02A Validity:during Choice:Antony CONN:MIG01OU MSISDN:00777772549999 GUID:F3D8BB92-F044-4E38-8A87-10366081F025 Shortcode:63334</text:span></text:p>
      <text:p text:style-name="P1"><text:span text:style-name="T1">VOTE 1168123607 Campaign:ssss_uk_02A Validity:during Choice:Alan CONN:MIG01OU MSISDN:00777771499999 GUID:8508251F-749E-4B6C-8045-EED0FB205FB5 Shortcode:63334</text:span></text:p>
      <text:p text:style-name="P1"><text:span text:style-name="T1">VOTE 1168123609 Campaign:ssss_uk_02A Validity:during Choice:Antony CONN:MIG01XU MSISDN:00777778959999 GUID:25263CC2-0D21-481B-A805-4E0F3B11C9D3 Shortcode:63334</text:span></text:p>
      <text:p text:style-name="P1"><text:span text:style-name="T1">VOTE 1168123609 Campaign:ssss_uk_02A Validity:during Choice:Antony CONN:MIG00VU MSISDN:00777777409999 GUID:37679EE6-C8B4-4E64-A27B-B32C0A6292FF Shortcode:63334</text:span></text:p>
      <text:p text:style-name="P1"><text:span text:style-name="T1">VOTE 1168123609 Campaign:ssss_uk_02A Validity:during Choice:Verity CONN:MIG00VU MSISDN:00777774529999 GUID:66171065-9C99-42DA-8123-D5D32C23F944 Shortcode:63334</text:span></text:p>
      <text:p text:style-name="P1"><text:span text:style-name="T1">VOTE 1168123610 Campaign:ssss_uk_02A Validity:during Choice:Mark CONN:MIG01XU MSISDN:00777771629999 GUID:4DB699FF-80EA-43D1-B407-D1E8F5C3E7E9 Shortcode:63334</text:span></text:p>
      <text:p text:style-name="P1"><text:span text:style-name="T1">VOTE 1168123610 Campaign:ssss_uk_02A Validity:during Choice:Antony CONN:MIG01XU MSISDN:00777772189999 GUID:667742C6-58B5-4A23-B374-97CDE6D5596D Shortcode:63334</text:span></text:p>
      <text:p text:style-name="P1"><text:span text:style-name="T1">VOTE 1168123610 Campaign:ssss_uk_02A Validity:during Choice:Antony CONN:MIG01XU MSISDN:00777771239999 GUID:CF074D63-D267-4B3D-8AD6-AB929F23DAC1 Shortcode:63334</text:span></text:p>
      <text:p text:style-name="P1"><text:span text:style-name="T1">VOTE 1168123610 Campaign:ssss_uk_02A Validity:during Choice:Antony CONN:MIG01OU MSISDN:00777771339999 GUID:148C9D27-CA70-4AE2-886E-AEB779D63BA5 Shortcode:63334</text:span></text:p>
      <text:p text:style-name="P1"><text:span text:style-name="T1">VOTE 1168123610 Campaign:ssss_uk_02A Validity:during Choice:Antony CONN:MIG01OU MSISDN:00777771199999 GUID:0F7CE12F-60B9-49B4-86FD-7732D396C605 Shortcode:63334</text:span></text:p>
      <text:p text:style-name="P1"><text:span text:style-name="T1">VOTE 1168123610 Campaign:ssss_uk_02A Validity:during Choice:Alan CONN:MIG01XU MSISDN:00777774089999 GUID:5FCD514A-3B39-4F23-8612-2774CEC01EC8 Shortcode:63334</text:span></text:p>
      <text:p text:style-name="P1"><text:span text:style-name="T1">VOTE 1168123611 Campaign:ssss_uk_02A Validity:during Choice:Leon CONN:MIG01XU MSISDN:00777772259999 GUID:A5D2A9DC-1275-43C4-9B6E-1C57E4651F76 Shortcode:63334</text:span></text:p>
      <text:p text:style-name="P1"><text:span text:style-name="T1">VOTE 1168123611 Campaign:ssss_uk_02A Validity:during Choice:Antony CONN:MIG01OU MSISDN:00777772819999 GUID:05931133-AB76-4715-8426-59B05F60443C Shortcode:63334</text:span></text:p>
      <text:p text:style-name="P1"><text:span text:style-name="T1">VOTE 1168123611 Campaign:ssss_uk_02A Validity:during Choice:Mark CONN:MIG00VU </text:span><text:soft-page-break/><text:span text:style-name="T1">MSISDN:00777779559999 GUID:0D3E7932-A6A6-4879-88CB-3655DC0A56D9 Shortcode:63334</text:span></text:p>
      <text:p text:style-name="P1"><text:span text:style-name="T1">VOTE 1168123611 Campaign:ssss_uk_02A Validity:during Choice:Verity CONN:MIG00VU MSISDN:00777779029999 GUID:8D4E4956-88E2-4449-AE9B-BFC2B874B42B Shortcode:63334</text:span></text:p>
      <text:p text:style-name="P1"><text:span text:style-name="T1">VOTE 1168123612 Campaign:ssss_uk_02A Validity:during Choice:Tupele CONN:MIG01OU MSISDN:00777779789999 GUID:9287DEFA-1F9A-47B8-9AAC-453773E5D088 Shortcode:63334</text:span></text:p>
      <text:p text:style-name="P1"><text:span text:style-name="T1">VOTE 1168123612 Campaign:ssss_uk_02A Validity:during Choice:Mark CONN:MIG01XU MSISDN:00777773639999 GUID:3A9CE84A-D62B-4DB9-A8B5-EB1BAFB4867D Shortcode:63334</text:span></text:p>
      <text:p text:style-name="P1"><text:span text:style-name="T1">VOTE 1168123612 Campaign:ssss_uk_02A Validity:during Choice:Verity CONN:MIG00VU MSISDN:00777779549999 GUID:EA3F163A-73CD-4A06-86B7-458E1D0A05B4 Shortcode:63334</text:span></text:p>
      <text:p text:style-name="P1"><text:span text:style-name="T1">VOTE 1168123612 Campaign:ssss_uk_02A Validity:during Choice:Alan CONN:MIG01HU MSISDN:00777779049999 GUID:28C2A821-435F-4163-8002-4CB32C9E6BDF Shortcode:63334</text:span></text:p>
      <text:p text:style-name="P1"><text:span text:style-name="T1">VOTE 1168123612 Campaign:ssss_uk_02A Validity:during Choice:Antony CONN:MIG01XU MSISDN:00777772619999 GUID:5E97984D-A1E6-4F88-9A37-CFF35232CF56 Shortcode:63334</text:span></text:p>
      <text:p text:style-name="P1"><text:span text:style-name="T1">VOTE 1168123612 Campaign:ssss_uk_02A Validity:during Choice:Verity CONN:MIG00VU MSISDN:00777775049999 GUID:2EC179E4-DC38-4A1A-9B44-4B5AE909E40F Shortcode:63334</text:span></text:p>
      <text:p text:style-name="P1"><text:span text:style-name="T1">VOTE 1168123612 Campaign:ssss_uk_02A Validity:during Choice:Alan CONN:MIG01OU MSISDN:00777778709999 GUID:52CD2FB8-3680-4DF9-BAC6-F7544EDD97AC Shortcode:63334</text:span></text:p>
      <text:p text:style-name="P1"><text:span text:style-name="T1">VOTE 1168123613 Campaign:ssss_uk_02A Validity:during Choice:Tupele CONN:MIG01XU MSISDN:00777778519999 GUID:198CBD0E-A8EE-4C67-9F91-0B9B463E2DBB Shortcode:63334</text:span></text:p>
      <text:p text:style-name="P1"><text:span text:style-name="T1">VOTE 1168123613 Campaign:ssss_uk_02A Validity:during Choice:Antony CONN:MIG01XU MSISDN:00777775599999 GUID:D217785F-AA63-49CA-B960-F87815226340 Shortcode:63334</text:span></text:p>
      <text:p text:style-name="P1"><text:span text:style-name="T1">VOTE 1168123613 Campaign:ssss_uk_02A Validity:during Choice:Leon CONN:MIG01XU MSISDN:00777772439999 GUID:9A4CB51F-98E2-4C51-87EB-81A33CA5CDB0 Shortcode:63334</text:span></text:p>
      <text:p text:style-name="P1"><text:span text:style-name="T1">VOTE 1168123614 Campaign:ssss_uk_02A Validity:during Choice:Verity CONN:MIG01XU MSISDN:00777774779999 GUID:430B45E6-AA59-4335-AF23-AAD53BC65FE9 Shortcode:63334</text:span></text:p>
      <text:p text:style-name="P1"><text:span text:style-name="T1">VOTE 1168123614 Campaign:ssss_uk_02A Validity:during Choice:Verity CONN:MIG01TU MSISDN:00777773139999 GUID:7709DEEE-0516-461A-B042-67D74A8810DB Shortcode:63334</text:span></text:p>
      <text:p text:style-name="P1"><text:span text:style-name="T1">VOTE 1168123614 Campaign:ssss_uk_02A Validity:during Choice:Antony CONN:MIG01TU MSISDN:00777770079999 GUID:2F724181-C63C-4343-806E-4E5A4D18B7D2 Shortcode:63334</text:span></text:p>
      <text:p text:style-name="P1"><text:span text:style-name="T1">VOTE 1168123614 Campaign:ssss_uk_02A Validity:during Choice:Leon CONN:MIG00VU MSISDN:00777779719999 GUID:7B873834-5625-418A-8237-5B17C4FBA7C9 Shortcode:63334</text:span></text:p>
      <text:p text:style-name="P1"><text:span text:style-name="T1">VOTE 1168123615 Campaign:ssss_uk_02A Validity:during Choice:Antony CONN:MIG01OU MSISDN:00777777019999 GUID:097C1399-9F60-4661-90E8-17D8FF3B8E6A Shortcode:63334</text:span></text:p>
      <text:p text:style-name="P1"><text:span text:style-name="T1">VOTE 1168123615 Campaign:ssss_uk_02A Validity:during Choice:Verity CONN:MIG01OU MSISDN:00777774199999 GUID:85FABF01-2151-4F49-B3C9-5E27F4584724 Shortcode:63334</text:span></text:p>
      <text:p text:style-name="P1"><text:span text:style-name="T1">VOTE 1168123615 Campaign:ssss_uk_02A Validity:during Choice:Verity CONN:MIG01XU MSISDN:00777779279999 GUID:3C82D33F-3F65-4C7C-8319-07DC8770E329 Shortcode:63334</text:span></text:p>
      <text:p text:style-name="P1"><text:span text:style-name="T1">VOTE 1168123615 Campaign:ssss_uk_02A Validity:during Choice:Antony CONN:MIG01OU MSISDN:00777777319999 GUID:B28B371D-0A63-4B12-9FDD-B222E1A209E5 Shortcode:63334</text:span></text:p>
      <text:p text:style-name="P1"><text:span text:style-name="T1">VOTE 1168123615 Campaign:ssss_uk_02A Validity:during Choice:Antony CONN:MIG01XU MSISDN:00777779859999 GUID:C021C91C-0871-4880-A6A5-BC412225D138 Shortcode:63334</text:span></text:p>
      <text:p text:style-name="P1"><text:span text:style-name="T1">VOTE 1168123615 Campaign:ssss_uk_02A Validity:during Choice:Leon CONN:MIG01XU MSISDN:00777773849999 GUID:9DF33389-83F8-4E9D-ABD1-8EFAA7F6578E Shortcode:63334</text:span></text:p>
      <text:p text:style-name="P1"><text:span text:style-name="T1">VOTE 1168123615 Campaign:ssss_uk_02A Validity:during Choice:Antony CONN:MIG01XU MSISDN:00777777069999 GUID:EACCDF0B-8DC1-45AD-A397-CD0A4D62E3F7 Shortcode:63334</text:span></text:p>
      <text:p text:style-name="P1"><text:span text:style-name="T1">VOTE 1168123615 Campaign:ssss_uk_02A Validity:during Choice:Alan CONN:MIG01OU MSISDN:00777779279999 GUID:391E8641-1F97-4D2E-97FE-7D8B27C8C1F2 Shortcode:63334</text:span></text:p>
      <text:p text:style-name="P1"><text:span text:style-name="T1">VOTE 1168123616 Campaign:ssss_uk_02A Validity:during Choice:Tupele CONN:MIG01OU MSISDN:00777771139999 GUID:34F17261-A708-4BBA-B59C-50182D971981 Shortcode:63334</text:span></text:p>
      <text:p text:style-name="P1"><text:span text:style-name="T1">VOTE 1168123614 Campaign:ssss_uk_02A Validity:during Choice:Antony CONN:MIG01XU MSISDN:00777776819999 GUID:2588FA15-D907-4F36-B2F0-F4F626CCAFD7 Shortcode:63334</text:span></text:p>
      <text:p text:style-name="P1"><text:span text:style-name="T1">VOTE 1168123616 Campaign:ssss_uk_02A Validity:during Choice:Gemma CONN:MIG00VU MSISDN:00777775939999 GUID:540F41AC-660C-4A92-9C01-EB87794F95E1 Shortcode:63334</text:span></text:p>
      <text:p text:style-name="P1"><text:span text:style-name="T1">VOTE 1168123617 Campaign:ssss_uk_02A Validity:during Choice:Leon CONN:MIG01XU MSISDN:00777772699999 GUID:2B2C7B96-6103-453A-9163-F2754A19EA9D Shortcode:63334</text:span></text:p>
      <text:p text:style-name="P1"><text:span text:style-name="T1">VOTE 1168123617 Campaign:ssss_uk_02A Validity:during Choice:Mark CONN:MIG01TU MSISDN:00777777369999 GUID:6F712B43-22AC-4BF7-941C-DA3B8AF3DC04 Shortcode:63334</text:span></text:p>
      <text:p text:style-name="P1"><text:span text:style-name="T1">VOTE 1168123617 Campaign:ssss_uk_02A Validity:during Choice:Tupele CONN:MIG01TU MSISDN:00777771499999 GUID:767E1A70-1DB9-4A5A-960A-DBEF0ADC0B7F Shortcode:63334</text:span></text:p>
      <text:p text:style-name="P1"><text:span text:style-name="T1">VOTE 1168123616 Campaign:ssss_uk_02A Validity:during Choice:Leon CONN:MIG00VU MSISDN:00777776319999 GUID:0B948631-ED27-4A62-BAF8-C88BE780BD69 Shortcode:63334</text:span></text:p>
      <text:p text:style-name="P1"><text:span text:style-name="T1">VOTE 1168123618 Campaign:ssss_uk_02A Validity:during Choice:Antony CONN:MIG01XU </text:span><text:soft-page-break/><text:span text:style-name="T1">MSISDN:00777779659999 GUID:EFB90EDD-A4B6-4942-BE33-900F7BD13490 Shortcode:63334</text:span></text:p>
      <text:p text:style-name="P1"><text:span text:style-name="T1">VOTE 1168123617 Campaign:ssss_uk_02A Validity:during Choice:Antony CONN:MIG01TU MSISDN:00777776279999 GUID:CEBFD832-1EE3-44AA-B380-E8D9FF63894B Shortcode:63334</text:span></text:p>
      <text:p text:style-name="P1"><text:span text:style-name="T1">VOTE 1168123618 Campaign:ssss_uk_02A Validity:during Choice:Verity CONN:MIG01OU MSISDN:00777778629999 GUID:67DCD361-3246-4BD7-9168-C53F54FDA8DF Shortcode:63334</text:span></text:p>
      <text:p text:style-name="P1"><text:span text:style-name="T1">VOTE 1168123618 Campaign:ssss_uk_02A Validity:during Choice:Matthew CONN:MIG01OU MSISDN:00777775149999 GUID:488A28C9-B435-4BB6-A6F9-55F34FE41D79 Shortcode:63334</text:span></text:p>
      <text:p text:style-name="P1"><text:span text:style-name="T1">VOTE 1168123619 Campaign:ssss_uk_02A Validity:during Choice:Antony CONN:MIG01OU MSISDN:00777771909999 GUID:8EC6EDAF-BF79-4092-B52F-A134D7DF3070 Shortcode:63334</text:span></text:p>
      <text:p text:style-name="P1"><text:span text:style-name="T1">VOTE 1168123619 Campaign:ssss_uk_02A Validity:during Choice:Alan CONN:MIG01XU MSISDN:00777770099999 GUID:E03C2CB3-4FDB-4CBC-AC7B-DDDDA38C4DDC Shortcode:63334</text:span></text:p>
      <text:p text:style-name="P1"><text:span text:style-name="T1">VOTE 1168123620 Campaign:ssss_uk_02A Validity:during Choice:Antony CONN:MIG01XU MSISDN:00777775569999 GUID:96729359-3B49-4F6C-9B96-C1C119A44079 Shortcode:63334</text:span></text:p>
      <text:p text:style-name="P1"><text:span text:style-name="T1">VOTE 1168123620 Campaign:ssss_uk_02A Validity:during Choice:Gemma CONN:MIG01XU MSISDN:00777779589999 GUID:BFDB26DA-5EEE-47C3-8F97-1200CDEF781E Shortcode:63334</text:span></text:p>
      <text:p text:style-name="P1"><text:span text:style-name="T1">VOTE 1168123620 Campaign:ssss_uk_02A Validity:during Choice:Verity CONN:MIG01XU MSISDN:00777779069999 GUID:FEE66606-320E-4131-867B-76A6A9B7ECED Shortcode:63334</text:span></text:p>
      <text:p text:style-name="P1"><text:span text:style-name="T1">VOTE 1168123620 Campaign:ssss_uk_02A Validity:during Choice:Verity CONN:MIG01OU MSISDN:00777771359999 GUID:A9269BBE-9A28-4F65-8B92-60995046A8CD Shortcode:63334</text:span></text:p>
      <text:p text:style-name="P1"><text:span text:style-name="T1">VOTE 1168123620 Campaign:ssss_uk_02A Validity:during Choice:Verity CONN:MIG01OU MSISDN:00777779819999 GUID:EFA87487-7F13-4B78-9CA5-36E79C1E65EB Shortcode:63334</text:span></text:p>
      <text:p text:style-name="P1"><text:span text:style-name="T1">VOTE 1168123621 Campaign:ssss_uk_02A Validity:during Choice:Antony CONN:MIG01TU MSISDN:00777773659999 GUID:90FEF7D8-1A31-44C3-9E52-F674FB978D28 Shortcode:63334</text:span></text:p>
      <text:p text:style-name="P1"><text:span text:style-name="T1">VOTE 1168123621 Campaign:ssss_uk_02A Validity:during Choice:Mark CONN:MIG01HU MSISDN:00777778839999 GUID:8F66F9E1-20F5-401F-B93F-727B66B92386 Shortcode:63334</text:span></text:p>
      <text:p text:style-name="P1"><text:span text:style-name="T1">VOTE 1168123621 Campaign:ssss_uk_02A Validity:during Choice:Verity CONN:MIG01XU MSISDN:00777775259999 GUID:1AE05A60-A03A-4CA8-A9B4-03E67CF0AD6F Shortcode:63334</text:span></text:p>
      <text:p text:style-name="P1"><text:span text:style-name="T1">VOTE 1168123621 Campaign:ssss_uk_02A Validity:during Choice:Verity CONN:MIG01OU MSISDN:00777771459999 GUID:F8FF3B8F-E35A-48A8-9DE5-EED61D9A976A Shortcode:63334</text:span></text:p>
      <text:p text:style-name="P1"><text:span text:style-name="T1">VOTE 1168123622 Campaign:ssss_uk_02A Validity:during Choice:Antony CONN:MIG01XU MSISDN:00777771809999 GUID:C641397D-A7ED-4B13-9407-C0C4D80B5F48 Shortcode:63334</text:span></text:p>
      <text:p text:style-name="P1"><text:span text:style-name="T1">VOTE 1168123622 Campaign:ssss_uk_02A Validity:during Choice:Antony CONN:MIG01OU MSISDN:00777777019999 GUID:01DD2C81-0F52-4306-9735-988987C523C0 Shortcode:63334</text:span></text:p>
      <text:p text:style-name="P1"><text:span text:style-name="T1">VOTE 1168123622 Campaign:ssss_uk_02A Validity:during Choice:Verity CONN:MIG01XU MSISDN:00777775069999 GUID:7D259E49-1266-458A-9D41-D736E4A198C3 Shortcode:63334</text:span></text:p>
      <text:p text:style-name="P1"><text:span text:style-name="T1">VOTE 1168123622 Campaign:ssss_uk_02A Validity:during Choice:Antony CONN:MIG01XU MSISDN:00777772429999 GUID:8A5044F5-FBBE-4F93-9D55-CA284B2A5547 Shortcode:63334</text:span></text:p>
      <text:p text:style-name="P1"><text:span text:style-name="T1">VOTE 1168123623 Campaign:ssss_uk_02A Validity:during Choice:Antony CONN:MIG01XU MSISDN:00777773029999 GUID:DA011AF3-A100-4446-8A91-9D1FFEE98301 Shortcode:63334</text:span></text:p>
      <text:p text:style-name="P1"><text:span text:style-name="T1">VOTE 1168123623 Campaign:ssss_uk_02A Validity:during Choice:Matthew CONN:MIG01OU MSISDN:00777777429999 GUID:57C2763F-385C-48DA-A16B-54C027D99325 Shortcode:63334</text:span></text:p>
      <text:p text:style-name="P1"><text:span text:style-name="T1">VOTE 1168123620 Campaign:ssss_uk_02A Validity:during Choice:Antony CONN:MIG01XU MSISDN:00777775999999 GUID:2D686516-C994-4C7D-99C3-09CDB3376FD1 Shortcode:63334</text:span></text:p>
      <text:p text:style-name="P1"><text:span text:style-name="T1">VOTE 1168123623 Campaign:ssss_uk_02A Validity:during Choice:Antony CONN:MIG01TU MSISDN:00777773499999 GUID:97BDFBBE-8CF4-4945-A147-14600F850FF3 Shortcode:63334</text:span></text:p>
      <text:p text:style-name="P1"><text:span text:style-name="T1">VOTE 1168123619 Campaign:ssss_uk_02A Validity:during Choice:Antony CONN:MIG00VU MSISDN:00777770359999 GUID:B3CD8A74-E7F7-4166-83AE-902CF0688D1F Shortcode:63334</text:span></text:p>
      <text:p text:style-name="P1"><text:span text:style-name="T1">VOTE 1168123619 Campaign:ssss_uk_02A Validity:during Choice:Antony CONN:MIG01XU MSISDN:00777775039999 GUID:30723A47-4767-4248-8A62-BF94A76DD808 Shortcode:63334</text:span></text:p>
      <text:p text:style-name="P1"><text:span text:style-name="T1">VOTE 1168123619 Campaign:ssss_uk_02A Validity:during Choice:Mark CONN:MIG00VU MSISDN:00777779759999 GUID:7024257A-3AA1-4EBA-88C2-6DABDA11EC85 Shortcode:63334</text:span></text:p>
      <text:p text:style-name="P1"><text:span text:style-name="T1">VOTE 1168123624 Campaign:ssss_uk_02A Validity:during Choice:Antony CONN:MIG01XU MSISDN:00777773839999 GUID:FC7E4467-CAC4-49BE-BCF6-DB24C7F61EA3 Shortcode:63334</text:span></text:p>
      <text:p text:style-name="P1"><text:span text:style-name="T1">VOTE 1168123624 Campaign:ssss_uk_02A Validity:during Choice:Alan CONN:MIG00VU MSISDN:00777777489999 GUID:BB94305A-BAED-4A1E-8BA4-8CCF93533896 Shortcode:63334</text:span></text:p>
      <text:p text:style-name="P1"><text:span text:style-name="T1">VOTE 1168123624 Campaign:ssss_uk_02A Validity:during Choice:Leon CONN:MIG00VU MSISDN:00777770399999 GUID:E62FC03E-5518-404B-AD05-5353F8583EF7 Shortcode:63334</text:span></text:p>
      <text:p text:style-name="P1"><text:span text:style-name="T1">VOTE 1168123625 Campaign:ssss_uk_02A Validity:during Choice:Verity CONN:MIG01OU MSISDN:00777774589999 GUID:9D7F4103-CA5F-4EF8-9AD9-E29E2756F1E5 Shortcode:63334</text:span></text:p>
      <text:p text:style-name="P1"><text:span text:style-name="T1">VOTE 1168123626 Campaign:ssss_uk_02A Validity:during Choice:Leon CONN:MIG01OU MSISDN:00777770019999 GUID:652DA122-2D6F-4F95-9B06-87EB249AD824 Shortcode:63334</text:span></text:p>
      <text:p text:style-name="P1"><text:span text:style-name="T1">VOTE 1168123626 Campaign:ssss_uk_02A Validity:during Choice:Antony CONN:MIG01XU </text:span><text:soft-page-break/><text:span text:style-name="T1">MSISDN:00777779759999 GUID:9EE5897C-FEC5-4A93-A998-91A39B4DA7A0 Shortcode:63334</text:span></text:p>
      <text:p text:style-name="P1"><text:span text:style-name="T1">VOTE 1168123626 Campaign:ssss_uk_02A Validity:during Choice:Antony CONN:MIG01XU MSISDN:00777778119999 GUID:DF19A419-773A-462B-8E1E-2F173DDF4047 Shortcode:63334</text:span></text:p>
      <text:p text:style-name="P1"><text:span text:style-name="T1">VOTE 1168123626 Campaign:ssss_uk_02A Validity:during Choice:Tupele CONN:MIG01TU MSISDN:00777771639999 GUID:FCC47842-B255-4367-B3F0-BBA72ED951A0 Shortcode:63334</text:span></text:p>
      <text:p text:style-name="P1"><text:span text:style-name="T1">VOTE 1168123626 Campaign:ssss_uk_02A Validity:during Choice:Verity CONN:MIG01TU MSISDN:00777770669999 GUID:C52FD934-6F0C-424F-8395-A368154EEB04 Shortcode:63334</text:span></text:p>
      <text:p text:style-name="P1"><text:span text:style-name="T1">VOTE 1168123626 Campaign:ssss_uk_02A Validity:during Choice:Antony CONN:MIG01TU MSISDN:00777772239999 GUID:6EE2A3AB-04E1-43BC-AC30-109AE45429C2 Shortcode:63334</text:span></text:p>
      <text:p text:style-name="P1"><text:span text:style-name="T1">VOTE 1168123627 Campaign:ssss_uk_02A Validity:during Choice:Verity CONN:MIG01XU MSISDN:00777774479999 GUID:E6B6E8EE-C421-455B-B3E0-22640F96D0C7 Shortcode:63334</text:span></text:p>
      <text:p text:style-name="P1"><text:span text:style-name="T1">VOTE 1168123628 Campaign:ssss_uk_02A Validity:during Choice:Antony CONN:MIG01XU MSISDN:00777773009999 GUID:98A88630-4DDD-4342-B9EC-3F195E3E1F21 Shortcode:63334</text:span></text:p>
      <text:p text:style-name="P1"><text:span text:style-name="T1">VOTE 1168123629 Campaign:ssss_uk_02A Validity:during Choice:Verity CONN:MIG01XU MSISDN:00777775349999 GUID:FC366562-7149-4C32-AEBD-2B102B56BD26 Shortcode:63334</text:span></text:p>
      <text:p text:style-name="P1"><text:span text:style-name="T1">VOTE 1168123629 Campaign:ssss_uk_02A Validity:during Choice:Leon CONN:MIG00VU MSISDN:00777776619999 GUID:21635B44-436D-4DCA-BC34-EA75E9AEB256 Shortcode:63334</text:span></text:p>
      <text:p text:style-name="P1"><text:span text:style-name="T1">VOTE 1168123629 Campaign:ssss_uk_02A Validity:during Choice:Verity CONN:MIG00VU MSISDN:00777776989999 GUID:091B0A66-0187-4BE9-B9E2-F681340031EB Shortcode:63334</text:span></text:p>
      <text:p text:style-name="P1"><text:span text:style-name="T1">VOTE 1168123629 Campaign:ssss_uk_02A Validity:during Choice:Gemma CONN:MIG01TU MSISDN:00777776719999 GUID:B0C92538-54FB-48CB-BD1A-F2E0F53BB51C Shortcode:63334</text:span></text:p>
      <text:p text:style-name="P1"><text:span text:style-name="T1">VOTE 1168123629 Campaign:ssss_uk_02A Validity:during Choice:Antony CONN:MIG01TU MSISDN:00777778169999 GUID:36613FCF-588E-4FB2-AE55-3BCDC8F03677 Shortcode:63334</text:span></text:p>
      <text:p text:style-name="P1"><text:span text:style-name="T1">VOTE 1168123630 Campaign:ssss_uk_02A Validity:during Choice:Verity CONN:MIG01OU MSISDN:00777772619999 GUID:C6A03ED7-CF8A-4DE1-A5F1-709324CF541C Shortcode:63334</text:span></text:p>
      <text:p text:style-name="P1"><text:span text:style-name="T1">VOTE 1168123630 Campaign:ssss_uk_02A Validity:during Choice:Antony CONN:MIG01XU MSISDN:00777776829999 GUID:7AAC5AEB-B48B-4609-A9B1-B3F27A9120AB Shortcode:63334</text:span></text:p>
      <text:p text:style-name="P1"><text:span text:style-name="T1">VOTE 1168123630 Campaign:ssss_uk_02A Validity:during Choice:Verity CONN:MIG00VU MSISDN:00777773329999 GUID:B1DA90B6-9774-4509-9E42-5BFE38339F4A Shortcode:63334</text:span></text:p>
      <text:p text:style-name="P1"><text:span text:style-name="T1">VOTE 1168123630 Campaign:ssss_uk_02A Validity:during Choice:Verity CONN:MIG01OU MSISDN:00777771309999 GUID:0FDFF7ED-2D3B-41D2-A90A-D43B56E6F2A4 Shortcode:63334</text:span></text:p>
      <text:p text:style-name="P1"><text:span text:style-name="T1">VOTE 1168123630 Campaign:ssss_uk_02A Validity:during Choice:Tupele CONN:MIG01XU MSISDN:00777778519999 GUID:ECF82DFE-5CC4-497C-A26A-6AFF728EF203 Shortcode:63334</text:span></text:p>
      <text:p text:style-name="P1"><text:span text:style-name="T1">VOTE 1168123631 Campaign:ssss_uk_02A Validity:during Choice:Antony CONN:MIG01OU MSISDN:00777770439999 GUID:334A36E0-ACD9-493C-B2E9-7AA997277099 Shortcode:63334</text:span></text:p>
      <text:p text:style-name="P1"><text:span text:style-name="T1">VOTE 1168123631 Campaign:ssss_uk_02A Validity:during Choice:Gemma CONN:MIG01OU MSISDN:00777777659999 GUID:72A818A4-0E37-4C08-B7B5-05126B2549D6 Shortcode:63334</text:span></text:p>
      <text:p text:style-name="P1"><text:span text:style-name="T1">VOTE 1168123631 Campaign:ssss_uk_02A Validity:during Choice:Verity CONN:MIG00VU MSISDN:00777779799999 GUID:1A4C8A77-64B8-42CF-A313-B8686A951ECC Shortcode:63334</text:span></text:p>
      <text:p text:style-name="P1"><text:span text:style-name="T1">VOTE 1168123631 Campaign:ssss_uk_02A Validity:during Choice:Antony CONN:MIG01XU MSISDN:00777779659999 GUID:4496F712-0FDB-44DC-8CF5-272CA6D03874 Shortcode:63334</text:span></text:p>
      <text:p text:style-name="P1"><text:span text:style-name="T1">VOTE 1168123629 Campaign:ssss_uk_02A Validity:during Choice:Gemma CONN:MIG01XU MSISDN:00777770869999 GUID:2D32A756-EB94-4FFB-BADF-F24AD2987DE3 Shortcode:63334</text:span></text:p>
      <text:p text:style-name="P1"><text:span text:style-name="T1">VOTE 1168123632 Campaign:ssss_uk_02A Validity:during Choice:Gemma CONN:MIG01XU MSISDN:00777773239999 GUID:0C71452D-EC47-4244-B725-80DBF7758D4A Shortcode:63334</text:span></text:p>
      <text:p text:style-name="P1"><text:span text:style-name="T1">VOTE 1168123632 Campaign:ssss_uk_02A Validity:during Choice:Antony CONN:MIG01XU MSISDN:00777774009999 GUID:78328A91-6A96-40BC-83AB-54C0965421FA Shortcode:63334</text:span></text:p>
      <text:p text:style-name="P1"><text:span text:style-name="T1">VOTE 1168123632 Campaign:ssss_uk_02A Validity:during Choice:Antony CONN:MIG00VU MSISDN:00777775659999 GUID:9C6B6A0B-2518-4F79-8565-E31BAB4F3D4E Shortcode:63334</text:span></text:p>
      <text:p text:style-name="P1"><text:span text:style-name="T1">VOTE 1168123632 Campaign:ssss_uk_02A Validity:during Choice:Leon CONN:MIG00VU MSISDN:00777777119999 GUID:36A8563F-48AE-4122-8528-8ADDD3D96BC5 Shortcode:63334</text:span></text:p>
      <text:p text:style-name="P1"><text:span text:style-name="T1">VOTE 1168123633 Campaign:ssss_uk_02A Validity:during Choice:Gemma CONN:MIG00VU MSISDN:00777777349999 GUID:3CB2D5E5-77BD-45BA-8A38-1AAC9AB6347E Shortcode:63334</text:span></text:p>
      <text:p text:style-name="P1"><text:span text:style-name="T1">VOTE 1168123631 Campaign:ssss_uk_02A Validity:during Choice:Antony CONN:MIG01XU MSISDN:00777777629999 GUID:EDA14D49-E30A-4A24-A49D-B211089CE069 Shortcode:63334</text:span></text:p>
      <text:p text:style-name="P1"><text:span text:style-name="T1">VOTE 1168123634 Campaign:ssss_uk_02A Validity:during Choice:Hayley CONN:MIG01XU MSISDN:00777775459999 GUID:1BFC6617-1683-4150-8863-5DE3CDDF29E3 Shortcode:63334</text:span></text:p>
      <text:p text:style-name="P1"><text:span text:style-name="T1">VOTE 1168123634 Campaign:ssss_uk_02A Validity:during Choice:Antony CONN:MIG01HU MSISDN:00777777479999 GUID:0A24839E-5C4C-4CEB-86D0-90654E45F98D Shortcode:63334</text:span></text:p>
      <text:p text:style-name="P1"><text:span text:style-name="T1">VOTE 1168123634 Campaign:ssss_uk_02A Validity:during Choice:Alan CONN:MIG01OU MSISDN:00777770019999 GUID:717210BF-216B-43A2-B8A5-764D1D4AF15E Shortcode:63334</text:span></text:p>
      <text:p text:style-name="P1"><text:span text:style-name="T1">VOTE 1168123634 Campaign:ssss_uk_02A Validity:during Choice:Antony CONN:MIG01XU </text:span><text:soft-page-break/><text:span text:style-name="T1">MSISDN:00777773619999 GUID:DAD1A657-8EAB-4E48-90DB-6E7F8FC3F638 Shortcode:63334</text:span></text:p>
      <text:p text:style-name="P1"><text:span text:style-name="T1">VOTE 1168123635 Campaign:ssss_uk_02A Validity:during Choice:Antony CONN:MIG01TU MSISDN:00777771159999 GUID:C647597C-5142-446F-9DB1-C5DB01891A78 Shortcode:63334</text:span></text:p>
      <text:p text:style-name="P1"><text:span text:style-name="T1">VOTE 1168123635 Campaign:ssss_uk_02A Validity:during Choice:Leon CONN:MIG01TU MSISDN:00777779269999 GUID:432B8CCF-87CD-463F-9A34-8C31F3D19371 Shortcode:63334</text:span></text:p>
      <text:p text:style-name="P1"><text:span text:style-name="T1">VOTE 1168123635 Campaign:ssss_uk_02A Validity:during Choice:Gemma CONN:MIG01XU MSISDN:00777779429999 GUID:F2990FAE-813D-4029-A7E0-F018F234C84F Shortcode:63334</text:span></text:p>
      <text:p text:style-name="P1"><text:span text:style-name="T1">VOTE 1168123636 Campaign:ssss_uk_02A Validity:during Choice:Mark CONN:MIG01OU MSISDN:00777775919999 GUID:4F3EF620-9868-4AE9-8158-05A40F39A417 Shortcode:63334</text:span></text:p>
      <text:p text:style-name="P1"><text:span text:style-name="T1">VOTE 1168123636 Campaign:ssss_uk_02A Validity:during Choice:Antony CONN:MIG01OU MSISDN:00777774839999 GUID:F2C0DBD5-6EAE-459C-AC09-68A0A63E46CE Shortcode:63334</text:span></text:p>
      <text:p text:style-name="P1"><text:span text:style-name="T1">VOTE 1168123636 Campaign:ssss_uk_02A Validity:during Choice:Alan CONN:MIG01XU MSISDN:00777779569999 GUID:973D4F8B-CED3-473F-AEAE-1835417E0AC6 Shortcode:63334</text:span></text:p>
      <text:p text:style-name="P1"><text:span text:style-name="T1">VOTE 1168123637 Campaign:ssss_uk_02A Validity:during Choice:Antony CONN:MIG01XU MSISDN:00777776909999 GUID:EBF8A3D4-8AD8-41D8-B04C-EF9D9D2118A4 Shortcode:63334</text:span></text:p>
      <text:p text:style-name="P1"><text:span text:style-name="T1">VOTE 1168123637 Campaign:ssss_uk_02A Validity:during Choice:Antony CONN:MIG01XU MSISDN:00777772829999 GUID:8868206C-5068-419F-B392-E63D3F730008 Shortcode:63334</text:span></text:p>
      <text:p text:style-name="P1"><text:span text:style-name="T1">VOTE 1168123637 Campaign:ssss_uk_02A Validity:during Choice:Gemma CONN:MIG01XU MSISDN:00777779239999 GUID:C53CDAEA-B533-40B5-881C-2093B4BC42E3 Shortcode:63334</text:span></text:p>
      <text:p text:style-name="P1"><text:span text:style-name="T1">VOTE 1168123638 Campaign:ssss_uk_02A Validity:during Choice:Verity CONN:MIG00VU MSISDN:00777777799999 GUID:865733D7-DDC5-445C-838D-4F20F5C041BB Shortcode:63334</text:span></text:p>
      <text:p text:style-name="P1"><text:span text:style-name="T1">VOTE 1168123638 Campaign:ssss_uk_02A Validity:during Choice:Verity CONN:MIG00VU MSISDN:00777773219999 GUID:F86E5A2B-168F-4CBB-956A-6FF1F50F4878 Shortcode:63334</text:span></text:p>
      <text:p text:style-name="P1"><text:span text:style-name="T1">VOTE 1168123638 Campaign:ssss_uk_02A Validity:during Choice:Antony CONN:MIG01XU MSISDN:00777771269999 GUID:58146FEC-1994-459F-B682-C4202E1279F6 Shortcode:63334</text:span></text:p>
      <text:p text:style-name="P1"><text:span text:style-name="T1">VOTE 1168123638 Campaign:ssss_uk_02A Validity:during Choice:Verity CONN:MIG00VU MSISDN:00777779949999 GUID:B994EA4D-B4DA-495F-908F-2FFE542317E3 Shortcode:63334</text:span></text:p>
      <text:p text:style-name="P1"><text:span text:style-name="T1">VOTE 1168123639 Campaign:ssss_uk_02A Validity:during Choice:Verity CONN:MIG01TU MSISDN:00777776129999 GUID:69A1958E-AB3D-44B7-A1F0-ADDCEE219896 Shortcode:63334</text:span></text:p>
      <text:p text:style-name="P1"><text:span text:style-name="T1">VOTE 1168123639 Campaign:ssss_uk_02A Validity:during Choice:Tupele CONN:MIG01TU MSISDN:00777770279999 GUID:1635E200-AA45-4838-9DD2-993C899FE2CF Shortcode:63334</text:span></text:p>
      <text:p text:style-name="P1"><text:span text:style-name="T1">VOTE 1168123639 Campaign:ssss_uk_02A Validity:during Choice:Hayley CONN:MIG01TU MSISDN:00777776729999 GUID:20F42083-712C-45AA-8CA7-F4B719C052CE Shortcode:63334</text:span></text:p>
      <text:p text:style-name="P1"><text:span text:style-name="T1">VOTE 1168123640 Campaign:ssss_uk_02A Validity:during Choice:Antony CONN:MIG01XU MSISDN:00777772609999 GUID:DBE80F72-F37C-45F3-85E5-07C525A0BBDA Shortcode:63334</text:span></text:p>
      <text:p text:style-name="P1"><text:span text:style-name="T1">VOTE 1168123640 Campaign:ssss_uk_02A Validity:during Choice:Antony CONN:MIG01XU MSISDN:00777778589999 GUID:B213F18D-7087-4C4A-A44C-85B25EC540AA Shortcode:63334</text:span></text:p>
      <text:p text:style-name="P1"><text:span text:style-name="T1">VOTE 1168123640 Campaign:ssss_uk_02A Validity:during Choice:Antony CONN:MIG01OU MSISDN:00777779889999 GUID:38A78D80-D492-4DE1-9A13-08AA6F539CDF Shortcode:63334</text:span></text:p>
      <text:p text:style-name="P1"><text:span text:style-name="T1">VOTE 1168123640 Campaign:ssss_uk_02A Validity:during Choice:Gemma CONN:MIG00VU MSISDN:00777775119999 GUID:FAFE0F47-A194-4159-9422-386A10D1636D Shortcode:63334</text:span></text:p>
      <text:p text:style-name="P1"><text:span text:style-name="T1">VOTE 1168123640 Campaign:ssss_uk_02A Validity:during Choice:Leon CONN:MIG01OU MSISDN:00777771349999 GUID:E404EEE6-1B82-4B43-8646-08C4EFB51E90 Shortcode:63334</text:span></text:p>
      <text:p text:style-name="P1"><text:span text:style-name="T1">VOTE 1168123642 Campaign:ssss_uk_02A Validity:during Choice:Antony CONN:MIG01OU MSISDN:00777775389999 GUID:F9A4F2CC-5704-4D1C-B1A6-89EC787F01C0 Shortcode:63334</text:span></text:p>
      <text:p text:style-name="P1"><text:span text:style-name="T1">VOTE 1168123642 Campaign:ssss_uk_02A Validity:during Choice:Verity CONN:MIG01XU MSISDN:00777775409999 GUID:183F068C-6112-4548-BD26-D6E707EBE469 Shortcode:63334</text:span></text:p>
      <text:p text:style-name="P1"><text:span text:style-name="T1">VOTE 1168123643 Campaign:ssss_uk_02A Validity:during Choice:Matthew CONN:MIG01OU MSISDN:00777774369999 GUID:118B55B5-C3C7-4A94-8653-83ADDC1E8C8A Shortcode:63334</text:span></text:p>
      <text:p text:style-name="P1"><text:span text:style-name="T1">VOTE 1168123643 Campaign:ssss_uk_02A Validity:during Choice:Antony CONN:MIG01OU MSISDN:00777777829999 GUID:3FB96E44-2004-4C2A-87E6-1BADF414C67A Shortcode:63334</text:span></text:p>
      <text:p text:style-name="P1"><text:span text:style-name="T1">VOTE 1168123643 Campaign:ssss_uk_02A Validity:during Choice:Antony CONN:MIG01XU MSISDN:00777771679999 GUID:0F298DCF-BF18-484A-B351-C3226BB1A766 Shortcode:63334</text:span></text:p>
      <text:p text:style-name="P1"><text:span text:style-name="T1">VOTE 1168123643 Campaign:ssss_uk_02A Validity:during Choice:Alan CONN:MIG00VU MSISDN:00777779049999 GUID:B10B7A03-B90D-4E7A-AD86-9BA7F19C8B9E Shortcode:63334</text:span></text:p>
      <text:p text:style-name="P1"><text:span text:style-name="T1">VOTE 1168123643 Campaign:ssss_uk_02A Validity:during Choice:Verity CONN:MIG01XU MSISDN:00777774419999 GUID:9B553BF0-5F8D-45E4-8869-20F05462E636 Shortcode:63334</text:span></text:p>
      <text:p text:style-name="P1"><text:span text:style-name="T1">VOTE 1168123643 Campaign:ssss_uk_02A Validity:during Choice:Antony CONN:MIG01XU MSISDN:00777773839999 GUID:6DD2F033-F272-4AF8-B0DA-E29788656C89 Shortcode:63334</text:span></text:p>
      <text:p text:style-name="P1"><text:span text:style-name="T1">VOTE 1168123644 Campaign:ssss_uk_02A Validity:during Choice:Gemma CONN:MIG01XU MSISDN:00777775249999 GUID:33E610CF-FE03-47C1-A3C7-EBD753330369 Shortcode:63334</text:span></text:p>
      <text:p text:style-name="P1"><text:span text:style-name="T1">VOTE 1168123644 Campaign:ssss_uk_02A Validity:during Choice:Antony CONN:MIG01TU </text:span><text:soft-page-break/><text:span text:style-name="T1">MSISDN:00777770659999 GUID:E667326B-F57A-4603-B2B8-53AD4B3CF36F Shortcode:63334</text:span></text:p>
      <text:p text:style-name="P1"><text:span text:style-name="T1">VOTE 1168123644 Campaign:ssss_uk_02A Validity:during Choice:Leon CONN:MIG01TU MSISDN:00777774799999 GUID:182CBEC8-4F9E-4BB4-8857-CE0228BB073B Shortcode:63334</text:span></text:p>
      <text:p text:style-name="P1"><text:span text:style-name="T1">VOTE 1168123644 Campaign:ssss_uk_02A Validity:during Choice:Verity CONN:MIG01TU MSISDN:00777778339999 GUID:3F401302-B817-467A-8FBF-D157AF6EEBA2 Shortcode:63334</text:span></text:p>
      <text:p text:style-name="P1"><text:span text:style-name="T1">VOTE 1168123645 Campaign:ssss_uk_02A Validity:during Choice:Antony CONN:MIG01OU MSISDN:00777770789999 GUID:11949A0C-1ED0-421D-9628-B34B9078536F Shortcode:63334</text:span></text:p>
      <text:p text:style-name="P1"><text:span text:style-name="T1">VOTE 1168123646 Campaign:ssss_uk_02A Validity:during Choice:Tupele CONN:MIG01XU MSISDN:00777771719999 GUID:1534FD90-69D1-4D2A-A9CD-02E6C5119861 Shortcode:63334</text:span></text:p>
      <text:p text:style-name="P1"><text:span text:style-name="T1">VOTE 1168123647 Campaign:ssss_uk_02A Validity:during Choice:Antony CONN:MIG01XU MSISDN:00777771939999 GUID:F01B4A66-8FDD-4241-9831-9C13F15B0FA8 Shortcode:63334</text:span></text:p>
      <text:p text:style-name="P1"><text:span text:style-name="T1">VOTE 1168123646 Campaign:ssss_uk_02A Validity:during Choice:Leon CONN:MIG01OU MSISDN:00777775599999 GUID:33432032-C428-487F-B4AF-11DF8A147F29 Shortcode:63334</text:span></text:p>
      <text:p text:style-name="P1"><text:span text:style-name="T1">VOTE 1168123647 Campaign:ssss_uk_02A Validity:during Choice:Antony CONN:MIG00VU MSISDN:00777778569999 GUID:002B42A8-2164-41D0-B0B8-A17EA8A66E52 Shortcode:63334</text:span></text:p>
      <text:p text:style-name="P1"><text:span text:style-name="T1">VOTE 1168123647 Campaign:ssss_uk_02A Validity:during Choice:Tupele CONN:MIG01XU MSISDN:00777774769999 GUID:BF461057-231E-41A8-A208-C0BEF0587E2D Shortcode:63334</text:span></text:p>
      <text:p text:style-name="P1"><text:span text:style-name="T1">VOTE 1168123647 Campaign:ssss_uk_02A Validity:during Choice:Antony CONN:MIG01OU MSISDN:00777774839999 GUID:AE19C640-0BD5-4F6C-9C0E-F0833C7BCF1B Shortcode:63334</text:span></text:p>
      <text:p text:style-name="P1"><text:span text:style-name="T1">VOTE 1168123648 Campaign:ssss_uk_02A Validity:during Choice:Alan CONN:MIG01XU MSISDN:00777779039999 GUID:F8F4F045-B72B-49AC-A148-503418AB114B Shortcode:63334</text:span></text:p>
      <text:p text:style-name="P1"><text:span text:style-name="T1">VOTE 1168123649 Campaign:ssss_uk_02A Validity:during Choice:Leon CONN:MIG01XU MSISDN:00777773229999 GUID:09808569-CC99-4E75-89FE-73D82C2699EB Shortcode:63334</text:span></text:p>
      <text:p text:style-name="P1"><text:span text:style-name="T1">VOTE 1168123649 Campaign:ssss_uk_02A Validity:during Choice:Tupele CONN:MIG01XU MSISDN:00777771949999 GUID:5FDB4E61-E1C6-494D-A364-80DAEBE8BCBE Shortcode:63334</text:span></text:p>
      <text:p text:style-name="P1"><text:span text:style-name="T1">VOTE 1168123649 Campaign:ssss_uk_02A Validity:during Choice:Mark CONN:MIG01OU MSISDN:00777773809999 GUID:9CF2FFA7-E964-47D8-97FA-0C92D18185A7 Shortcode:63334</text:span></text:p>
      <text:p text:style-name="P1"><text:span text:style-name="T1">VOTE 1168123650 Campaign:ssss_uk_02A Validity:during Choice:Verity CONN:MIG01OU MSISDN:00777775119999 GUID:7FF9CCCA-82D4-4768-BC20-BB1F41F8953E Shortcode:63334</text:span></text:p>
      <text:p text:style-name="P1"><text:span text:style-name="T1">VOTE 1168123650 Campaign:ssss_uk_02A Validity:during Choice:Verity CONN:MIG00VU MSISDN:00777777799999 GUID:32977F18-FB70-43A1-AF3E-624B927464E0 Shortcode:63334</text:span></text:p>
      <text:p text:style-name="P1"><text:span text:style-name="T1">VOTE 1168123651 Campaign:ssss_uk_02A Validity:during Choice:Leon CONN:MIG01XU MSISDN:00777778089999 GUID:17741A16-3D73-4B32-B622-A2CC5BB2FE1E Shortcode:63334</text:span></text:p>
      <text:p text:style-name="P1"><text:span text:style-name="T1">VOTE 1168123652 Campaign:ssss_uk_02A Validity:during Choice:Antony CONN:MIG01XU MSISDN:00777772829999 GUID:D201A592-D004-41B9-A580-85A3221C3BA6 Shortcode:63334</text:span></text:p>
      <text:p text:style-name="P1"><text:span text:style-name="T1">VOTE 1168123656 Campaign:ssss_uk_02A Validity:during Choice:Antony CONN:MIG01TU MSISDN:00777771339999 GUID:38FCF4C3-E6F8-4301-B7E2-A033784B23FB Shortcode:63334</text:span></text:p>
      <text:p text:style-name="P1"><text:span text:style-name="T1">VOTE 1168123654 Campaign:ssss_uk_02A Validity:during Choice:Tupele CONN:MIG01TU MSISDN:00777773129999 GUID:02304FB4-1B79-4D23-95F5-7BA948013474 Shortcode:63334</text:span></text:p>
      <text:p text:style-name="P1"><text:span text:style-name="T1">VOTE 1168123654 Campaign:ssss_uk_02A Validity:during Choice:Mark CONN:MIG01TU MSISDN:00777774839999 GUID:FB9C998E-DE3B-43F9-9138-0E7CD14DC665 Shortcode:63334</text:span></text:p>
      <text:p text:style-name="P1"><text:span text:style-name="T1">VOTE 1168123658 Campaign:ssss_uk_02A Validity:during Choice:Leon CONN:MIG01XU MSISDN:00777776429999 GUID:6BCB570D-0BB3-44A6-884C-D7400424926F Shortcode:63334</text:span></text:p>
      <text:p text:style-name="P1"><text:span text:style-name="T1">VOTE 1168123658 Campaign:ssss_uk_02A Validity:during Choice:Alan CONN:MIG01OU MSISDN:00777775379999 GUID:525FCD8A-7038-420B-BBE6-9C2B5B4D83E1 Shortcode:63334</text:span></text:p>
      <text:p text:style-name="P1"><text:span text:style-name="T1">VOTE 1168123655 Campaign:ssss_uk_02A Validity:during Choice:Hayley CONN:MIG01OU MSISDN:00777777969999 GUID:E303D199-FE45-4805-8947-CBAC5D64CB50 Shortcode:63334</text:span></text:p>
      <text:p text:style-name="P1"><text:span text:style-name="T1">VOTE 1168123658 Campaign:ssss_uk_02A Validity:during Choice:Verity CONN:MIG00VU MSISDN:00777770009999 GUID:08532B08-0A5A-40F3-8544-6066302D3778 Shortcode:63334</text:span></text:p>
      <text:p text:style-name="P1"><text:span text:style-name="T1">VOTE 1168123661 Campaign:ssss_uk_02A Validity:during Choice:Antony CONN:MIG01XU MSISDN:00777778179999 GUID:B4577C82-291F-4AC5-992A-A6B450AF8E67 Shortcode:63334</text:span></text:p>
      <text:p text:style-name="P1"><text:span text:style-name="T1">VOTE 1168123662 Campaign:ssss_uk_02A Validity:during Choice:Verity CONN:MIG00VU MSISDN:00777770589999 GUID:BA7338DE-91FB-461B-845B-E5D1E1ACFBE2 Shortcode:63334</text:span></text:p>
      <text:p text:style-name="P1"><text:span text:style-name="T1">VOTE 1168123662 Campaign:ssss_uk_02A Validity:during Choice:Antony CONN:MIG01XU MSISDN:00777775309999 GUID:A901FC5F-8BDA-41D2-9F91-D115A1A613B1 Shortcode:63334</text:span></text:p>
      <text:p text:style-name="P1"><text:span text:style-name="T1">VOTE 1168123664 Campaign:ssss_uk_02A Validity:during Choice:Antony CONN:MIG01XU MSISDN:00777771649999 GUID:F1A795EF-97A0-451C-951E-EC52205FEC3C Shortcode:63334</text:span></text:p>
      <text:p text:style-name="P1"><text:span text:style-name="T1">VOTE 1168123664 Campaign:ssss_uk_02A Validity:during Choice:Hayley CONN:MIG00VU MSISDN:00777770139999 GUID:F73F182F-48A5-420B-8796-84F0C913244C Shortcode:63334</text:span></text:p>
      <text:p text:style-name="P1"><text:span text:style-name="T1">VOTE 1168123667 Campaign:ssss_uk_02A Validity:during Choice:Antony CONN:MIG01XU MSISDN:00777773619999 GUID:3ABC454D-D91B-4433-83A4-D1925F2D5C88 Shortcode:63334</text:span></text:p>
      <text:p text:style-name="P1"><text:span text:style-name="T1">VOTE 1168123669 Campaign:ssss_uk_02A Validity:during Choice:Antony CONN:MIG01TU </text:span><text:soft-page-break/><text:span text:style-name="T1">MSISDN:00777777169999 GUID:E761F334-B605-43E9-B764-DA1604D1DD4B Shortcode:63334</text:span></text:p>
      <text:p text:style-name="P1"><text:span text:style-name="T1">VOTE 1168123669 Campaign:ssss_uk_02A Validity:during Choice:Gemma CONN:MIG01TU MSISDN:00777772439999 GUID:674F534D-ADD0-48AD-B5E9-9179454FE56B Shortcode:63334</text:span></text:p>
      <text:p text:style-name="P1"><text:span text:style-name="T1">VOTE 1168123669 Campaign:ssss_uk_02A Validity:during Choice:Verity CONN:MIG01HU MSISDN:00777778809999 GUID:FFD8FFE8-89C7-46D7-8060-03275824546B Shortcode:63334</text:span></text:p>
      <text:p text:style-name="P1"><text:span text:style-name="T1">VOTE 1168123671 Campaign:ssss_uk_02A Validity:during Choice:Antony CONN:MIG00VU MSISDN:00777779019999 GUID:A36978E4-F29C-4AB5-AC09-70157E454AF5 Shortcode:63334</text:span></text:p>
      <text:p text:style-name="P1"><text:span text:style-name="T1">VOTE 1168123671 Campaign:ssss_uk_02A Validity:during Choice:Verity CONN:MIG01XU MSISDN:00777771359999 GUID:54CF1506-1515-442A-B903-2A236ABCF740 Shortcode:63334</text:span></text:p>
      <text:p text:style-name="P1"><text:span text:style-name="T1">VOTE 1168123675 Campaign:ssss_uk_02A Validity:during Choice:Mark CONN:MIG01XU MSISDN:00777779699999 GUID:F0F56174-49DF-4BC7-9D36-44168DEC269B Shortcode:63334</text:span></text:p>
      <text:p text:style-name="P1"><text:span text:style-name="T1">VOTE 1168123674 Campaign:ssss_uk_02A Validity:during Choice:Leon CONN:MIG01XU MSISDN:00777770869999 GUID:5AE57D87-918D-4E97-B8E8-3BC1795E7904 Shortcode:63334</text:span></text:p>
      <text:p text:style-name="P1"><text:span text:style-name="T1">VOTE 1168123679 Campaign:ssss_uk_02A Validity:during Choice:Antony CONN:MIG01XU MSISDN:00777772769999 GUID:13F74415-EF0C-4B30-9FF7-9B851EC41BD1 Shortcode:63334</text:span></text:p>
      <text:p text:style-name="P1"><text:span text:style-name="T1">VOTE 1168123681 Campaign:ssss_uk_02B Validity:during Choice:Antony CONN:MIG00VU MSISDN:00777774289999 GUID:2A8C4CFA-D4D1-4E88-A560-EC02FADADA22 Shortcode:63334</text:span></text:p>
      <text:p text:style-name="P1"><text:span text:style-name="T1">VOTE 1168123681 Campaign:ssss_uk_02B Validity:during Choice:Alan CONN:MIG01TU MSISDN:00777771889999 GUID:00AF5193-75A6-4D1B-AC31-5547D0ADCC9A Shortcode:63334</text:span></text:p>
      <text:p text:style-name="P1"><text:span text:style-name="T1">VOTE 1168123684 Campaign:ssss_uk_02B Validity:during Choice:Verity CONN:MIG01TU MSISDN:00777776859999 GUID:3BEC7F52-042C-4F9A-818F-2BA552CF15B1 Shortcode:63334</text:span></text:p>
      <text:p text:style-name="P1"><text:span text:style-name="T1">VOTE 1168123690 Campaign:ssss_uk_02B Validity:during Choice:Antony CONN:MIG01XU MSISDN:00777779929999 GUID:235C9FCB-2B6F-4195-A804-A101FA0506DA Shortcode:63334</text:span></text:p>
      <text:p text:style-name="P1"><text:span text:style-name="T1">VOTE 1168123693 Campaign:ssss_uk_02B Validity:during Choice:Mark CONN:MIG01TU MSISDN:00777777699999 GUID:A684C5C1-D260-458C-A8CE-032E512B373D Shortcode:63334</text:span></text:p>
      <text:p text:style-name="P1"><text:span text:style-name="T1">VOTE 1168123696 Campaign:ssss_uk_02B Validity:during Choice:Antony CONN:MIG01TU MSISDN:00777773329999 GUID:7FA731D4-F3D8-4CE6-8D5F-7E81D0372E8B Shortcode:63334</text:span></text:p>
      <text:p text:style-name="P1"><text:span text:style-name="T1">VOTE 1168123699 Campaign:ssss_uk_02B Validity:during Choice:Verity CONN:MIG01TU MSISDN:00777771399999 GUID:6BC66630-9642-4E19-8D8D-21E20F1B8147 Shortcode:63334</text:span></text:p>
      <text:p text:style-name="P1"><text:span text:style-name="T1">VOTE 1168123704 Campaign:ssss_uk_02B Validity:during Choice:Gemma CONN:MIG01XU MSISDN:00777775729999 GUID:DD418000-8E2E-49EF-B6F7-1E54E4FBF8AA Shortcode:63334</text:span></text:p>
      <text:p text:style-name="P1"><text:span text:style-name="T1">VOTE 1168123714 Campaign:ssss_uk_02B Validity:during Choice:Leon CONN:MIG01TU MSISDN:00777777119999 GUID:B6015E86-5732-4A20-ACD6-763A64908A0F Shortcode:63334</text:span></text:p>
      <text:p text:style-name="P1"><text:span text:style-name="T1">VOTE 1168123718 Campaign:ssss_uk_02B Validity:during Choice:Antony CONN:MIG01XU MSISDN:00777775999999 GUID:AA28C929-DC50-45DE-87E6-8FC0F5480644 Shortcode:63334</text:span></text:p>
      <text:p text:style-name="P1"><text:span text:style-name="T1">VOTE 1168123723 Campaign:ssss_uk_02B Validity:during Choice:Antony CONN:MIG01TU MSISDN:00777772299999 GUID:E045E5BC-DC2F-42D5-9D7F-595E36250F10 Shortcode:63334</text:span></text:p>
      <text:p text:style-name="P1"><text:span text:style-name="T1">VOTE 1168123726 Campaign:ssss_uk_02B Validity:during Choice:Antony CONN:MIG01XU MSISDN:00777773619999 GUID:51BB812C-403E-4783-8ECE-A52DA319328A Shortcode:63334</text:span></text:p>
      <text:p text:style-name="P1"><text:span text:style-name="T1">VOTE 1168123735 Campaign:ssss_uk_02B Validity:during Choice:Antony CONN:MIG01XU MSISDN:00777771669999 GUID:57D3C854-9C8B-4D01-9047-99D7AD49F7C5 Shortcode:63334</text:span></text:p>
      <text:p text:style-name="P1"><text:span text:style-name="T1">VOTE 1168123765 Campaign:ssss_uk_02B Validity:during Choice:Verity CONN:MIG01XU MSISDN:00777778199999 GUID:399F029E-80B1-43A5-A89F-0BF5F0013D64 Shortcode:63334</text:span></text:p>
      <text:p text:style-name="P1"><text:span text:style-name="T1">VOTE 1168123809 Campaign:ssss_uk_02B Validity:during Choice:Verity CONN:MIG00VU MSISDN:00777778329999 GUID:786EE68F-D4A3-4686-939D-2D69922DB160 Shortcode:63334</text:span></text:p>
      <text:p text:style-name="P1"><text:span text:style-name="T1">VOTE 1168123817 Campaign:ssss_uk_02B Validity:during Choice:Alan CONN:MIG00VU MSISDN:00777778549999 GUID:49921D3D-EDD7-4990-9362-4966D97A2EE1 Shortcode:63334</text:span></text:p>
      <text:p text:style-name="P1"><text:span text:style-name="T1">VOTE 1168123818 Campaign:ssss_uk_02B Validity:during Choice:Gemma CONN:MIG00VU MSISDN:00777776209999 GUID:C2DB6BB2-ED00-4BB7-8B93-A77BB6FE6CAA Shortcode:63334</text:span></text:p>
      <text:p text:style-name="P1"><text:span text:style-name="T1">VOTE 1168123835 Campaign:ssss_uk_02B Validity:during Choice:Antony CONN:MIG01TU MSISDN:00777770559999 GUID:49558D8B-1D05-4738-920A-B0AB2C41D20E Shortcode:63334</text:span></text:p>
      <text:p text:style-name="P1"><text:span text:style-name="T1">VOTE 1168123835 Campaign:ssss_uk_02B Validity:during Choice:Jane CONN:MIG01TU MSISDN:00777772669999 GUID:652DEA11-FDD4-4FF4-871A-7FE797DECF92 Shortcode:63334</text:span></text:p>
      <text:p text:style-name="P1"><text:span text:style-name="T1">VOTE 1168123841 Campaign:ssss_uk_02B Validity:during Choice:Antony CONN:MIG01TU MSISDN:00777776329999 GUID:A9A5868B-21D5-4C66-B436-65C8C91CFAC0 Shortcode:63334</text:span></text:p>
      <text:p text:style-name="P1"><text:span text:style-name="T1">VOTE 1168123850 Campaign:ssss_uk_02B Validity:during Choice:Mark CONN:MIG01HU MSISDN:00777778669999 GUID:095134D8-785B-41E3-BE49-9F9F162A9F31 Shortcode:63334</text:span></text:p>
      <text:p text:style-name="P1"><text:span text:style-name="T1">VOTE 1168123860 Campaign:ssss_uk_02B Validity:during Choice:Alan CONN:MIG01XU MSISDN:00777773759999 GUID:32DF4CD5-7C88-4262-B72F-04BD7567713B Shortcode:63334</text:span></text:p>
      <text:p text:style-name="P1"><text:span text:style-name="T1">VOTE 1168123874 Campaign:ssss_uk_02B Validity:during Choice:Antony CONN:MIG01OU MSISDN:00777772549999 GUID:1A49D47F-43D9-4A8D-8765-B204C7E18633 Shortcode:63334</text:span></text:p>
      <text:p text:style-name="P1"><text:span text:style-name="T1">VOTE 1168123879 Campaign:ssss_uk_02B Validity:during Choice:Tupele CONN:MIG00VU </text:span><text:soft-page-break/><text:span text:style-name="T1">MSISDN:00777776339999 GUID:75B31A6C-29C9-4F5B-BACD-AFDF83BB1DBB Shortcode:63334</text:span></text:p>
      <text:p text:style-name="P1"><text:span text:style-name="T1">VOTE 1168123889 Campaign:ssss_uk_02B Validity:during Choice:Leon CONN:MIG01XU MSISDN:00777771719999 GUID:C9EBC9EC-5F84-4DEE-BF64-38A015E0DD59 Shortcode:63334</text:span></text:p>
      <text:p text:style-name="P1"><text:span text:style-name="T1">VOTE 1168123895 Campaign:ssss_uk_02B Validity:during Choice:Antony CONN:MIG01XU MSISDN:00777773619999 GUID:AE44C728-C7C3-4DE3-BA87-E67FF1EEB966 Shortcode:63334</text:span></text:p>
      <text:p text:style-name="P1"><text:span text:style-name="T1">VOTE 1168123906 Campaign:ssss_uk_02B Validity:during Choice:Matthew CONN:MIG01XU MSISDN:00777779639999 GUID:ED6548AA-2AF8-4FB3-A6AD-C49CB60E1E01 Shortcode:63334</text:span></text:p>
      <text:p text:style-name="P1"><text:span text:style-name="T1">VOTE 1168123910 Campaign:ssss_uk_02B Validity:during Choice:Antony CONN:MIG01XU MSISDN:00777777819999 GUID:48CA2F54-EE3A-4D3C-B200-07D2CBE0ADBA Shortcode:63334</text:span></text:p>
      <text:p text:style-name="P1"><text:span text:style-name="T1">VOTE 1168123913 Campaign:ssss_uk_02B Validity:during Choice:Matthew CONN:MIG01XU MSISDN:00777774909999 GUID:9DB738D8-0B3F-48B0-8EAE-C8A2C39B0B8B Shortcode:63334</text:span></text:p>
      <text:p text:style-name="P1"><text:span text:style-name="T1">VOTE 1168123917 Campaign:ssss_uk_02B Validity:during Choice:Mark CONN:MIG01XU MSISDN:00777775149999 GUID:6A91B210-C5D2-48E5-8757-C410BD45F037 Shortcode:63334</text:span></text:p>
      <text:p text:style-name="P1"><text:span text:style-name="T1">VOTE 1168123920 Campaign:ssss_uk_02B Validity:during Choice:Antony CONN:MIG01XU MSISDN:00777773619999 GUID:E7A27943-062A-4B71-8C6B-B091E1CD1E6C Shortcode:63334</text:span></text:p>
      <text:p text:style-name="P1"><text:span text:style-name="T1">VOTE 1168123937 Campaign:Emmerdale Validity:during Choice:JIMMY CONN:MIG01XU MSISDN:00777777709999 GUID:B6A0B73C-BA29-45EA-B82B-394A7C4F6FF0 Shortcode:63339</text:span></text:p>
      <text:p text:style-name="P1"><text:span text:style-name="T1">VOTE 1168123957 Campaign:ssss_uk_02B Validity:during Choice:Leon CONN:MIG01XU MSISDN:00777777579999 GUID:E06A9D52-B053-461D-810E-684B07E7EE19 Shortcode:63334</text:span></text:p>
      <text:p text:style-name="P1"><text:span text:style-name="T1">VOTE 1168123958 Campaign:ssss_uk_02B Validity:during Choice:Matthew CONN:MIG01XU MSISDN:00777773739999 GUID:82081B68-F862-4B5C-840F-F0967AB37787 Shortcode:63334</text:span></text:p>
      <text:p text:style-name="P1"><text:span text:style-name="T1">VOTE 1168123959 Campaign:ssss_uk_02B Validity:during Choice:Antony CONN:MIG01TU MSISDN:00777772849999 GUID:7547A79B-049F-40EC-B5A8-55EADBA6B184 Shortcode:63334</text:span></text:p>
      <text:p text:style-name="P1"><text:span text:style-name="T1">VOTE 1168123962 Campaign:ssss_uk_02B Validity:during Choice:Leon CONN:MIG00VU MSISDN:00777777139999 GUID:F490EE27-8998-4F9A-A6EF-287EBC6A0561 Shortcode:63334</text:span></text:p>
      <text:p text:style-name="P1"><text:span text:style-name="T1">VOTE 1168123964 Campaign:ssss_uk_02B Validity:during Choice:Leon CONN:MIG01XU MSISDN:00777779989999 GUID:BBEB98A7-A066-4311-AAD9-E8B26A4700C3 Shortcode:63334</text:span></text:p>
      <text:p text:style-name="P1"><text:span text:style-name="T1">VOTE 1168123965 Campaign:ssss_uk_02B Validity:during Choice:Matthew CONN:MIG01TU MSISDN:00777776019999 GUID:92FB1AD6-060E-4796-B913-921153CEF155 Shortcode:63334</text:span></text:p>
      <text:p text:style-name="P1"><text:span text:style-name="T1">VOTE 1168123965 Campaign:ssss_uk_02B Validity:during Choice:Gemma CONN:MIG01XU MSISDN:00777776429999 GUID:4FD7FB6D-4045-4A8C-A81A-7894EE6FB9FC Shortcode:63334</text:span></text:p>
      <text:p text:style-name="P1"><text:span text:style-name="T1">VOTE 1168123965 Campaign:ssss_uk_02B Validity:during Choice:Matthew CONN:MIG01TU MSISDN:00777771919999 GUID:AB4D2592-C58E-423F-82A2-FEBDF5AF789C Shortcode:63334</text:span></text:p>
      <text:p text:style-name="P1"><text:span text:style-name="T1">VOTE 1168123965 Campaign:ssss_uk_02B Validity:during Choice:Leon CONN:MIG01XU MSISDN:00777775469999 GUID:CF7CFCDA-7501-4949-9C78-7492BEF7258D Shortcode:63334</text:span></text:p>
      <text:p text:style-name="P1"><text:span text:style-name="T1">VOTE 1168123966 Campaign:ssss_uk_02B Validity:during Choice:Leon CONN:MIG00VU MSISDN:00777779679999 GUID:0E8506AA-8693-49FF-A183-EE91BCBE30FB Shortcode:63334</text:span></text:p>
      <text:p text:style-name="P1"><text:span text:style-name="T1">VOTE 1168123966 Campaign:ssss_uk_02B Validity:during Choice:Matthew CONN:MIG01XU MSISDN:00777773739999 GUID:57FE912A-5D71-4E22-B219-78970C988F63 Shortcode:63334</text:span></text:p>
      <text:p text:style-name="P1"><text:span text:style-name="T1">VOTE 1168123966 Campaign:ssss_uk_02B Validity:during Choice:Matthew CONN:MIG01XU MSISDN:00777776209999 GUID:75001B18-6AD4-44D5-9B23-BB2AD7A592B9 Shortcode:63334</text:span></text:p>
      <text:p text:style-name="P1"><text:span text:style-name="T1">VOTE 1168123966 Campaign:ssss_uk_02B Validity:during Choice:Leon CONN:MIG01XU MSISDN:00777778689999 GUID:52112717-EBA9-408B-A32A-D431E456D73F Shortcode:63334</text:span></text:p>
      <text:p text:style-name="P1"><text:span text:style-name="T1">VOTE 1168123967 Campaign:ssss_uk_02B Validity:during Choice:Matthew CONN:MIG00VU MSISDN:00777777559999 GUID:8E9DD28C-3A4D-4913-AD0B-5E5DD72519E1 Shortcode:63334</text:span></text:p>
      <text:p text:style-name="P1"><text:span text:style-name="T1">VOTE 1168123967 Campaign:ssss_uk_02B Validity:during Choice:Leon CONN:MIG01XU MSISDN:00777776949999 GUID:7F31451D-463A-467E-9EF5-98C1C509AC52 Shortcode:63334</text:span></text:p>
      <text:p text:style-name="P1"><text:span text:style-name="T1">VOTE 1168123967 Campaign:ssss_uk_02B Validity:during Choice:Leon CONN:MIG00VU MSISDN:00777775189999 GUID:B36EA6CB-735E-4AF4-9E03-B67458E8C5BD Shortcode:63334</text:span></text:p>
      <text:p text:style-name="P1"><text:span text:style-name="T1">VOTE 1168123967 Campaign:ssss_uk_02B Validity:during Choice:Matthew CONN:MIG01XU MSISDN:00777777639999 GUID:03CD6D03-0B98-46AB-84C4-ACD5FECF6D31 Shortcode:63334</text:span></text:p>
      <text:p text:style-name="P1"><text:span text:style-name="T1">VOTE 1168123968 Campaign:ssss_uk_02B Validity:during Choice:Matthew CONN:MIG01XU MSISDN:00777773139999 GUID:9B072F80-BFFA-421A-A9FE-57D17AA5E899 Shortcode:63334</text:span></text:p>
      <text:p text:style-name="P1"><text:span text:style-name="T1">VOTE 1168123968 Campaign:ssss_uk_02B Validity:during Choice:Leon CONN:MIG01TU MSISDN:00777776279999 GUID:12DFF586-9108-4978-B8F2-1B1312A7F60E Shortcode:63334</text:span></text:p>
      <text:p text:style-name="P1"><text:span text:style-name="T1">VOTE 1168123968 Campaign:ssss_uk_02B Validity:during Choice:Leon CONN:MIG01XU MSISDN:00777774039999 GUID:583B3329-0612-4A53-81E9-09A93E547940 Shortcode:63334</text:span></text:p>
      <text:p text:style-name="P1"><text:span text:style-name="T1">VOTE 1168123968 Campaign:ssss_uk_02B Validity:during Choice:Leon CONN:MIG01XU MSISDN:00777771519999 GUID:107C044F-C43D-4935-8812-FFE4FBDDDF1D Shortcode:63334</text:span></text:p>
      <text:p text:style-name="P1"><text:span text:style-name="T1">VOTE 1168123969 Campaign:ssss_uk_02B Validity:during Choice:Matthew CONN:MIG00VU MSISDN:00777777769999 GUID:7B0434F5-C903-434E-994A-886B770EB1AE Shortcode:63334</text:span></text:p>
      <text:p text:style-name="P1"><text:span text:style-name="T1">VOTE 1168123969 Campaign:ssss_uk_02B Validity:during Choice:Leon CONN:MIG01XU </text:span><text:soft-page-break/><text:span text:style-name="T1">MSISDN:00777774809999 GUID:6F396667-FAD0-49AA-BBA9-80107D712B78 Shortcode:63334</text:span></text:p>
      <text:p text:style-name="P1"><text:span text:style-name="T1">VOTE 1168123969 Campaign:ssss_uk_02B Validity:during Choice:Leon CONN:MIG00VU MSISDN:00777779429999 GUID:F8BC1C68-D01C-4628-8432-D5714B85A0CC Shortcode:63334</text:span></text:p>
      <text:p text:style-name="P1"><text:span text:style-name="T1">VOTE 1168123969 Campaign:ssss_uk_02B Validity:during Choice:Leon CONN:MIG01XU MSISDN:00777774459999 GUID:FDA6C28D-ADC4-469B-8A24-37507BF64013 Shortcode:63334</text:span></text:p>
      <text:p text:style-name="P1"><text:span text:style-name="T1">VOTE 1168123965 Campaign:ssss_uk_02B Validity:during Choice:Leon CONN:MIG01XU MSISDN:00777775329999 GUID:5110C0BE-7872-4BE1-8DF9-0AF16CBF36E1 Shortcode:63334</text:span></text:p>
      <text:p text:style-name="P1"><text:span text:style-name="T1">VOTE 1168123969 Campaign:ssss_uk_02B Validity:during Choice:Leon CONN:MIG00VU MSISDN:00777773109999 GUID:A919FFDF-15CD-48BC-AF73-F48749F84F5D Shortcode:63334</text:span></text:p>
      <text:p text:style-name="P1"><text:span text:style-name="T1">VOTE 1168123969 Campaign:ssss_uk_02B Validity:during Choice:Leon CONN:MIG01XU MSISDN:00777775349999 GUID:30C394F6-6FF7-450F-9B52-FD81BB6F182F Shortcode:63334</text:span></text:p>
      <text:p text:style-name="P1"><text:span text:style-name="T1">VOTE 1168123970 Campaign:ssss_uk_02B Validity:during Choice:Leon CONN:MIG00VU MSISDN:00777776559999 GUID:27009BD3-63C7-4A03-9F81-E7414A5F52B2 Shortcode:63334</text:span></text:p>
      <text:p text:style-name="P1"><text:span text:style-name="T1">VOTE 1168123970 Campaign:ssss_uk_02B Validity:during Choice:Matthew CONN:MIG01XU MSISDN:00777779669999 GUID:D9E32AD3-C5C1-4C03-8AB2-62295B032579 Shortcode:63334</text:span></text:p>
      <text:p text:style-name="P1"><text:span text:style-name="T1">VOTE 1168123970 Campaign:ssss_uk_02B Validity:during Choice:Leon CONN:MIG01XU MSISDN:00777773919999 GUID:129C90D3-5C0E-4C48-98E5-53EF0E31F438 Shortcode:63334</text:span></text:p>
      <text:p text:style-name="P1"><text:span text:style-name="T1">VOTE 1168123970 Campaign:ssss_uk_02B Validity:during Choice:Matthew CONN:MIG01XU MSISDN:00777776329999 GUID:4083B57C-B251-4533-A6C6-0765B4F2F81E Shortcode:63334</text:span></text:p>
      <text:p text:style-name="P1"><text:span text:style-name="T1">VOTE 1168123970 Campaign:ssss_uk_02B Validity:during Choice:Leon CONN:MIG01XU MSISDN:00777773059999 GUID:B0633F09-90D5-4469-ADF8-0ECA4331EDFE Shortcode:63334</text:span></text:p>
      <text:p text:style-name="P1"><text:span text:style-name="T1">VOTE 1168123965 Campaign:ssss_uk_02B Validity:during Choice:Matthew CONN:MIG01HU MSISDN:00777777679999 GUID:9EC96EF1-B098-4C2A-9593-3A9BB956166F Shortcode:63334</text:span></text:p>
      <text:p text:style-name="P1"><text:span text:style-name="T1">VOTE 1168123970 Campaign:ssss_uk_02B Validity:during Choice:Matthew CONN:MIG01XU MSISDN:00777776569999 GUID:E3CCE9FA-B53B-4085-8CFC-A2D481FED755 Shortcode:63334</text:span></text:p>
      <text:p text:style-name="P1"><text:span text:style-name="T1">VOTE 1168123970 Campaign:ssss_uk_02B Validity:during Choice:Leon CONN:MIG01XU MSISDN:00777779839999 GUID:9F44A2C6-8F7B-4E4F-8A90-FC5812320032 Shortcode:63334</text:span></text:p>
      <text:p text:style-name="P1"><text:span text:style-name="T1">VOTE 1168123970 Campaign:ssss_uk_02B Validity:during Choice:Leon CONN:MIG01XU MSISDN:00777776559999 GUID:F4A92D9A-DD00-4F66-B974-0D9E25AC8EAC Shortcode:63334</text:span></text:p>
      <text:p text:style-name="P1"><text:span text:style-name="T1">VOTE 1168123970 Campaign:ssss_uk_02B Validity:during Choice:Leon CONN:MIG01XU MSISDN:00777779439999 GUID:E7F7561C-509C-4DBA-8DC7-CC8C5C35250D Shortcode:63334</text:span></text:p>
      <text:p text:style-name="P1"><text:span text:style-name="T1">VOTE 1168123970 Campaign:ssss_uk_02B Validity:during Choice:Matthew CONN:MIG00VU MSISDN:00777775929999 GUID:03FF7402-1C91-4206-B6F3-CF67BC3FEBE5 Shortcode:63334</text:span></text:p>
      <text:p text:style-name="P1"><text:span text:style-name="T1">VOTE 1168123970 Campaign:ssss_uk_02B Validity:during Choice:Leon CONN:MIG01HU MSISDN:00777777419999 GUID:4A8377CC-9282-489C-A6E6-9EA2065F6AF5 Shortcode:63334</text:span></text:p>
      <text:p text:style-name="P1"><text:span text:style-name="T1">VOTE 1168123970 Campaign:ssss_uk_02B Validity:during Choice:Leon CONN:MIG01XU MSISDN:00777771979999 GUID:D3B82420-C1F3-43C9-A8C9-D1F40EC7D3F4 Shortcode:63334</text:span></text:p>
      <text:p text:style-name="P1"><text:span text:style-name="T1">VOTE 1168123970 Campaign:ssss_uk_02B Validity:during Choice:Matthew CONN:MIG01XU MSISDN:00777776169999 GUID:0B544A85-B123-4FE9-812F-1C77BE49B628 Shortcode:63334</text:span></text:p>
      <text:p text:style-name="P1"><text:span text:style-name="T1">VOTE 1168123971 Campaign:ssss_uk_02B Validity:during Choice:Leon CONN:MIG01XU MSISDN:00777774069999 GUID:67F32713-F8A2-4ABF-99F6-434586599E78 Shortcode:63334</text:span></text:p>
      <text:p text:style-name="P1"><text:span text:style-name="T1">VOTE 1168123971 Campaign:ssss_uk_02B Validity:during Choice:Leon CONN:MIG01XU MSISDN:00777772469999 GUID:55329EEC-DC01-4A2C-9344-3CE4C058F19A Shortcode:63334</text:span></text:p>
      <text:p text:style-name="P1"><text:span text:style-name="T1">VOTE 1168123965 Campaign:ssss_uk_02B Validity:during Choice:Matthew CONN:MIG01TU MSISDN:00777770429999 GUID:E4D55E37-592E-42DA-B374-BD3FB30D9305 Shortcode:63334</text:span></text:p>
      <text:p text:style-name="P1"><text:span text:style-name="T1">VOTE 1168123965 Campaign:ssss_uk_02B Validity:during Choice:Leon CONN:MIG01TU MSISDN:00777773439999 GUID:8D72D065-A20C-4044-9BA2-3F5AF93BCFED Shortcode:63334</text:span></text:p>
      <text:p text:style-name="P1"><text:span text:style-name="T1">VOTE 1168123965 Campaign:ssss_uk_02B Validity:during Choice:Leon CONN:MIG01TU MSISDN:00777777639999 GUID:E13D01CC-7D2B-4B13-8804-E67D20A6AE82 Shortcode:63334</text:span></text:p>
      <text:p text:style-name="P1"><text:span text:style-name="T1">VOTE 1168123971 Campaign:ssss_uk_02B Validity:during Choice:Leon CONN:MIG00VU MSISDN:00777771769999 GUID:5ECBE351-E5C4-4458-8E60-384295856B37 Shortcode:63334</text:span></text:p>
      <text:p text:style-name="P1"><text:span text:style-name="T1">VOTE 1168123971 Campaign:ssss_uk_02B Validity:during Choice:Matthew CONN:MIG01TU MSISDN:00777773579999 GUID:4D490DC5-9667-4360-A686-39826CFE41FC Shortcode:63334</text:span></text:p>
      <text:p text:style-name="P1"><text:span text:style-name="T1">VOTE 1168123971 Campaign:ssss_uk_02B Validity:during Choice:Leon CONN:MIG01TU MSISDN:00777776519999 GUID:A3FA538F-A770-43A3-B922-69820A49198E Shortcode:63334</text:span></text:p>
      <text:p text:style-name="P1"><text:span text:style-name="T1">VOTE 1168123971 Campaign:ssss_uk_02B Validity:during Choice:Leon CONN:MIG01TU MSISDN:00777774229999 GUID:FE6E5734-3FDF-4C02-ADA8-615CFE34370A Shortcode:63334</text:span></text:p>
      <text:p text:style-name="P1"><text:span text:style-name="T1">VOTE 1168123971 Campaign:ssss_uk_02B Validity:during Choice:Matthew CONN:MIG01TU MSISDN:00777773529999 GUID:296FFE13-3FBF-49C3-AA2B-4BE6AE06D695 Shortcode:63334</text:span></text:p>
      <text:p text:style-name="P1"><text:span text:style-name="T1">VOTE 1168123971 Campaign:ssss_uk_02B Validity:during Choice:Leon CONN:MIG01TU MSISDN:00777777699999 GUID:8C5AC566-C34D-4633-A40E-EECC78C3101C Shortcode:63334</text:span></text:p>
      <text:p text:style-name="P1"><text:span text:style-name="T1">VOTE 1168123966 Campaign:ssss_uk_02B Validity:during Choice:Leon CONN:MIG01XU </text:span><text:soft-page-break/><text:span text:style-name="T1">MSISDN:00777773929999 GUID:D77EF2C3-3965-4AEA-BEBF-0402AE54C52D Shortcode:63334</text:span></text:p>
      <text:p text:style-name="P1"><text:span text:style-name="T1">VOTE 1168123971 Campaign:ssss_uk_02B Validity:during Choice:Leon CONN:MIG01HU MSISDN:00777772299999 GUID:AFEC3FA1-68D2-492E-82C6-10E2004A8706 Shortcode:63334</text:span></text:p>
      <text:p text:style-name="P1"><text:span text:style-name="T1">VOTE 1168123971 Campaign:ssss_uk_02B Validity:during Choice:Leon CONN:MIG01HU MSISDN:00777778809999 GUID:9A9BE657-5F7D-4F75-BBB8-8CC79B02FE94 Shortcode:63334</text:span></text:p>
      <text:p text:style-name="P1"><text:span text:style-name="T1">VOTE 1168123971 Campaign:ssss_uk_02B Validity:during Choice:Leon CONN:MIG01XU MSISDN:00777771449999 GUID:37C7C91E-2F7D-41BD-969D-E78A28F28DE5 Shortcode:63334</text:span></text:p>
      <text:p text:style-name="P1"><text:span text:style-name="T1">VOTE 1168123971 Campaign:ssss_uk_02B Validity:during Choice:Leon CONN:MIG01XU MSISDN:00777778919999 GUID:8E58BDE5-4AE3-470E-91B0-4A2C872F3FD8 Shortcode:63334</text:span></text:p>
      <text:p text:style-name="P1"><text:span text:style-name="T1">VOTE 1168123971 Campaign:ssss_uk_02B Validity:during Choice:Matthew CONN:MIG01XU MSISDN:00777772409999 GUID:7864F2B6-60CD-4754-B2E7-CF02324184B9 Shortcode:63334</text:span></text:p>
      <text:p text:style-name="P1"><text:span text:style-name="T1">VOTE 1168123971 Campaign:ssss_uk_02B Validity:during Choice:Leon CONN:MIG00VU MSISDN:00777775419999 GUID:F0FCCE65-7288-4C18-9D81-63108D04C706 Shortcode:63334</text:span></text:p>
      <text:p text:style-name="P1"><text:span text:style-name="T1">VOTE 1168123972 Campaign:ssss_uk_02B Validity:during Choice:Leon CONN:MIG00VU MSISDN:00777776829999 GUID:9DA15E21-F517-4365-A805-D2AE3DC8A21C Shortcode:63334</text:span></text:p>
      <text:p text:style-name="P1"><text:span text:style-name="T1">VOTE 1168123972 Campaign:ssss_uk_02B Validity:during Choice:Leon CONN:MIG01XU MSISDN:00777771339999 GUID:5D710617-5C52-4CF9-A5EA-654D018D08B1 Shortcode:63334</text:span></text:p>
      <text:p text:style-name="P1"><text:span text:style-name="T1">VOTE 1168123972 Campaign:ssss_uk_02B Validity:during Choice:Leon CONN:MIG01XU MSISDN:00777770689999 GUID:8BED8CC8-BEE2-42AE-8F8A-56912E6F56BD Shortcode:63334</text:span></text:p>
      <text:p text:style-name="P1"><text:span text:style-name="T1">VOTE 1168123972 Campaign:ssss_uk_02B Validity:during Choice:Leon CONN:MIG00VU MSISDN:00777777609999 GUID:0E0A3D16-654A-402A-8940-FE4DFBD560DC Shortcode:63334</text:span></text:p>
      <text:p text:style-name="P1"><text:span text:style-name="T1">VOTE 1168123972 Campaign:ssss_uk_02B Validity:during Choice:Leon CONN:MIG01HU MSISDN:00777777889999 GUID:C744FF9E-3833-4630-AEDE-809B444EC938 Shortcode:63334</text:span></text:p>
      <text:p text:style-name="P1"><text:span text:style-name="T1">VOTE 1168123972 Campaign:ssss_uk_02B Validity:during Choice:Leon CONN:MIG01XU MSISDN:00777774749999 GUID:7D08C315-933C-43E0-9713-AEC6044B40EA Shortcode:63334</text:span></text:p>
      <text:p text:style-name="P1"><text:span text:style-name="T1">VOTE 1168123972 Campaign:ssss_uk_02B Validity:during Choice:Leon CONN:MIG01XU MSISDN:00777776849999 GUID:72A76840-6878-4FB6-9F31-8EBFDA3D2835 Shortcode:63334</text:span></text:p>
      <text:p text:style-name="P1"><text:span text:style-name="T1">VOTE 1168123972 Campaign:ssss_uk_02B Validity:during Choice:Leon CONN:MIG00VU MSISDN:00777770489999 GUID:BCE08096-0B2A-47FF-A28E-CFD2E984AE97 Shortcode:63334</text:span></text:p>
      <text:p text:style-name="P1"><text:span text:style-name="T1">VOTE 1168123972 Campaign:ssss_uk_02B Validity:during Choice:Matthew CONN:MIG01XU MSISDN:00777779199999 GUID:EBC9FAA4-DB68-4338-A85D-73A9404EA889 Shortcode:63334</text:span></text:p>
      <text:p text:style-name="P1"><text:span text:style-name="T1">VOTE 1168123969 Campaign:ssss_uk_02B Validity:during Choice:Leon CONN:MIG01XU MSISDN:00777773859999 GUID:7C2C16FE-6D33-4B9B-A824-7C71B9C5CB33 Shortcode:63334</text:span></text:p>
      <text:p text:style-name="P1"><text:span text:style-name="T1">VOTE 1168123972 Campaign:ssss_uk_02B Validity:during Choice:Matthew CONN:MIG01XU MSISDN:00777773249999 GUID:FF9B074C-E9EF-4312-86EE-60DF475BA410 Shortcode:63334</text:span></text:p>
      <text:p text:style-name="P1"><text:span text:style-name="T1">VOTE 1168123973 Campaign:ssss_uk_02B Validity:during Choice:Leon CONN:MIG01XU MSISDN:00777776049999 GUID:586BD736-F800-4D4F-A513-40CE160233CA Shortcode:63334</text:span></text:p>
      <text:p text:style-name="P1"><text:span text:style-name="T1">VOTE 1168123973 Campaign:ssss_uk_02B Validity:during Choice:Leon CONN:MIG01HU MSISDN:00777777219999 GUID:1E3C8D34-7002-4202-9081-4239C3A097C9 Shortcode:63334</text:span></text:p>
      <text:p text:style-name="P1"><text:span text:style-name="T1">VOTE 1168123973 Campaign:ssss_uk_02B Validity:during Choice:Leon CONN:MIG01XU MSISDN:00777773299999 GUID:08350778-A339-45BA-A17E-F723A95F4C70 Shortcode:63334</text:span></text:p>
      <text:p text:style-name="P1"><text:span text:style-name="T1">VOTE 1168123973 Campaign:ssss_uk_02B Validity:during Choice:Leon CONN:MIG01XU MSISDN:00777773709999 GUID:3D0106AF-8689-4252-97D9-91C2D2EE7068 Shortcode:63334</text:span></text:p>
      <text:p text:style-name="P1"><text:span text:style-name="T1">VOTE 1168123973 Campaign:ssss_uk_02B Validity:during Choice:Leon CONN:MIG01XU MSISDN:00777773079999 GUID:FC4F242B-BF92-45E5-8079-474C12404FF3 Shortcode:63334</text:span></text:p>
      <text:p text:style-name="P1"><text:span text:style-name="T1">VOTE 1168123973 Campaign:ssss_uk_02B Validity:during Choice:Leon CONN:MIG00VU MSISDN:00777777219999 GUID:D0E57E9A-8160-4854-8955-B4607CAB4E3A Shortcode:63334</text:span></text:p>
      <text:p text:style-name="P1"><text:span text:style-name="T1">VOTE 1168123973 Campaign:ssss_uk_02B Validity:during Choice:Leon CONN:MIG01XU MSISDN:00777778619999 GUID:E5A257ED-BF93-41EE-85E3-9088FE48DE62 Shortcode:63334</text:span></text:p>
      <text:p text:style-name="P1"><text:span text:style-name="T1">VOTE 1168123973 Campaign:ssss_uk_02B Validity:during Choice:Leon CONN:MIG01XU MSISDN:00777775419999 GUID:E752C79D-9626-4208-BF0D-98623D2F2B49 Shortcode:63334</text:span></text:p>
      <text:p text:style-name="P1"><text:span text:style-name="T1">VOTE 1168123973 Campaign:ssss_uk_02B Validity:during Choice:Leon CONN:MIG01XU MSISDN:00777776599999 GUID:A6746D74-69A5-4674-98AE-6898C0C371E0 Shortcode:63334</text:span></text:p>
      <text:p text:style-name="P1"><text:span text:style-name="T1">VOTE 1168123973 Campaign:ssss_uk_02B Validity:during Choice:Leon CONN:MIG01XU MSISDN:00777779689999 GUID:0AD96265-29F0-4B47-8F32-05C1C5CF9DB3 Shortcode:63334</text:span></text:p>
      <text:p text:style-name="P1"><text:span text:style-name="T1">VOTE 1168123973 Campaign:ssss_uk_02B Validity:during Choice:Leon CONN:MIG00VU MSISDN:00777777899999 GUID:7C1CA1D6-E9F3-4542-8B3B-33A293694B5D Shortcode:63334</text:span></text:p>
      <text:p text:style-name="P1"><text:span text:style-name="T1">VOTE 1168123973 Campaign:ssss_uk_02B Validity:during Choice:Leon CONN:MIG01XU MSISDN:00777772929999 GUID:1427E41C-7D72-4E17-8EAA-568AB677AC3C Shortcode:63334</text:span></text:p>
      <text:p text:style-name="P1"><text:span text:style-name="T1">VOTE 1168123973 Campaign:ssss_uk_02B Validity:during Choice:Leon CONN:MIG01XU MSISDN:00777776049999 GUID:B991500E-6038-4E78-AB4C-33A8F692324A Shortcode:63334</text:span></text:p>
      <text:p text:style-name="P1"><text:span text:style-name="T1">VOTE 1168123973 Campaign:ssss_uk_02B Validity:during Choice:Leon CONN:MIG01XU </text:span><text:soft-page-break/><text:span text:style-name="T1">MSISDN:00777775539999 GUID:C4EC6133-27CB-4E50-A84E-11D416961EB7 Shortcode:63334</text:span></text:p>
      <text:p text:style-name="P1"><text:span text:style-name="T1">VOTE 1168123973 Campaign:ssss_uk_02B Validity:during Choice:Leon CONN:MIG00VU MSISDN:00777778269999 GUID:93101233-C205-4734-95BD-F320AFFEBCB4 Shortcode:63334</text:span></text:p>
      <text:p text:style-name="P1"><text:span text:style-name="T1">VOTE 1168123973 Campaign:ssss_uk_02B Validity:during Choice:Leon CONN:MIG01HU MSISDN:00777771659999 GUID:83E38C83-322A-4580-B061-4AF7B28213A7 Shortcode:63334</text:span></text:p>
      <text:p text:style-name="P1"><text:span text:style-name="T1">VOTE 1168123973 Campaign:ssss_uk_02B Validity:during Choice:Leon CONN:MIG01XU MSISDN:00777777599999 GUID:DD16BA4C-0914-42F7-9B0B-C3AFC1A18E9F Shortcode:63334</text:span></text:p>
      <text:p text:style-name="P1"><text:span text:style-name="T1">VOTE 1168123973 Campaign:ssss_uk_02B Validity:during Choice:Leon CONN:MIG01XU MSISDN:00777774459999 GUID:70530979-01D3-4E30-BCAA-E5EF5070FF7D Shortcode:63334</text:span></text:p>
      <text:p text:style-name="P1"><text:span text:style-name="T1">VOTE 1168123974 Campaign:ssss_uk_02B Validity:during Choice:Leon CONN:MIG01XU MSISDN:00777779919999 GUID:D3E9C2A2-DC37-402A-8EFF-E11AB0248102 Shortcode:63334</text:span></text:p>
      <text:p text:style-name="P1"><text:span text:style-name="T1">VOTE 1168123974 Campaign:ssss_uk_02B Validity:during Choice:Leon CONN:MIG00VU MSISDN:00777777749999 GUID:C41EF98A-4CD4-4AC5-82C2-43AD719FAD78 Shortcode:63334</text:span></text:p>
      <text:p text:style-name="P1"><text:span text:style-name="T1">VOTE 1168123974 Campaign:ssss_uk_02B Validity:during Choice:Matthew CONN:MIG01XU MSISDN:00777771989999 GUID:44801858-2187-418E-8881-08A3CAAAF658 Shortcode:63334</text:span></text:p>
      <text:p text:style-name="P1"><text:span text:style-name="T1">VOTE 1168123974 Campaign:ssss_uk_02B Validity:during Choice:Leon CONN:MIG01XU MSISDN:00777775519999 GUID:8B83340A-2A2F-4A98-BF34-9FEE7468AF7D Shortcode:63334</text:span></text:p>
      <text:p text:style-name="P1"><text:span text:style-name="T1">VOTE 1168123974 Campaign:ssss_uk_02B Validity:during Choice:Leon CONN:MIG01XU MSISDN:00777779819999 GUID:0B989A21-E7C2-44C6-A7FF-76E9CE3903E4 Shortcode:63334</text:span></text:p>
      <text:p text:style-name="P1"><text:span text:style-name="T1">VOTE 1168123974 Campaign:ssss_uk_02B Validity:during Choice:Leon CONN:MIG01XU MSISDN:00777775369999 GUID:492F9683-E803-4DC0-A941-27EA1BC03042 Shortcode:63334</text:span></text:p>
      <text:p text:style-name="P1"><text:span text:style-name="T1">VOTE 1168123974 Campaign:ssss_uk_02B Validity:during Choice:Leon CONN:MIG00VU MSISDN:00777776319999 GUID:808C387B-9B6B-4630-B809-ACB61580D866 Shortcode:63334</text:span></text:p>
      <text:p text:style-name="P1"><text:span text:style-name="T1">VOTE 1168123974 Campaign:ssss_uk_02B Validity:during Choice:Leon CONN:MIG01XU MSISDN:00777777379999 GUID:AB731069-92D4-49E2-8A66-8E140D741203 Shortcode:63334</text:span></text:p>
      <text:p text:style-name="P1"><text:span text:style-name="T1">VOTE 1168123974 Campaign:ssss_uk_02B Validity:during Choice:Leon CONN:MIG01XU MSISDN:00777774719999 GUID:DF9CDC3F-480C-42F3-8AE9-E57718A89F82 Shortcode:63334</text:span></text:p>
      <text:p text:style-name="P1"><text:span text:style-name="T1">VOTE 1168123974 Campaign:ssss_uk_02B Validity:during Choice:Leon CONN:MIG01XU MSISDN:00777773559999 GUID:EBBACFC2-9419-4F4C-8BA9-4126DEECBED6 Shortcode:63334</text:span></text:p>
      <text:p text:style-name="P1"><text:span text:style-name="T1">VOTE 1168123974 Campaign:ssss_uk_02B Validity:during Choice:Leon CONN:MIG01XU MSISDN:00777775699999 GUID:D1EE97B3-6954-4411-963F-0E1DB6C2ACA3 Shortcode:63334</text:span></text:p>
      <text:p text:style-name="P1"><text:span text:style-name="T1">VOTE 1168123974 Campaign:ssss_uk_02B Validity:during Choice:Matthew CONN:MIG01XU MSISDN:00777771629999 GUID:046F8DC5-7522-4E60-8EBA-BFCA12669128 Shortcode:63334</text:span></text:p>
      <text:p text:style-name="P1"><text:span text:style-name="T1">VOTE 1168123974 Campaign:ssss_uk_02B Validity:during Choice:Leon CONN:MIG01XU MSISDN:00777776039999 GUID:1CEDF3D2-837C-47DA-8895-CE4882A9F4AA Shortcode:63334</text:span></text:p>
      <text:p text:style-name="P1"><text:span text:style-name="T1">VOTE 1168123974 Campaign:ssss_uk_02B Validity:during Choice:Leon CONN:MIG01XU MSISDN:00777779359999 GUID:7B90309F-A026-4A92-B3FD-7427073308CD Shortcode:63334</text:span></text:p>
      <text:p text:style-name="P1"><text:span text:style-name="T1">VOTE 1168123974 Campaign:ssss_uk_02B Validity:during Choice:Leon CONN:MIG00VU MSISDN:00777779699999 GUID:87C26722-EE5A-47BD-A045-7C28E0AFBCCC Shortcode:63334</text:span></text:p>
      <text:p text:style-name="P1"><text:span text:style-name="T1">VOTE 1168123974 Campaign:ssss_uk_02B Validity:during Choice:Leon CONN:MIG01XU MSISDN:00777775609999 GUID:52E1E9C4-8C63-47A2-BC5E-C71097035803 Shortcode:63334</text:span></text:p>
      <text:p text:style-name="P1"><text:span text:style-name="T1">VOTE 1168123974 Campaign:ssss_uk_02B Validity:during Choice:Leon CONN:MIG01XU MSISDN:00777779169999 GUID:000D0DDE-96E0-4005-8280-579B171A1B41 Shortcode:63334</text:span></text:p>
      <text:p text:style-name="P1"><text:span text:style-name="T1">VOTE 1168123974 Campaign:ssss_uk_02B Validity:during Choice:Matthew CONN:MIG01XU MSISDN:00777776419999 GUID:791D4F26-8647-4C12-87BC-8D70A2A153DB Shortcode:63334</text:span></text:p>
      <text:p text:style-name="P1"><text:span text:style-name="T1">VOTE 1168123974 Campaign:ssss_uk_02B Validity:during Choice:Matthew CONN:MIG01XU MSISDN:00777776239999 GUID:7604ABF7-B806-4C65-85C0-DF62333E0FEA Shortcode:63334</text:span></text:p>
      <text:p text:style-name="P1"><text:span text:style-name="T1">VOTE 1168123974 Campaign:ssss_uk_02B Validity:during Choice:Leon CONN:MIG00VU MSISDN:00777776109999 GUID:69881C0D-3EA8-45E7-96FA-2EA8D5C99AF6 Shortcode:63334</text:span></text:p>
      <text:p text:style-name="P1"><text:span text:style-name="T1">VOTE 1168123975 Campaign:ssss_uk_02B Validity:during Choice:Leon CONN:MIG00VU MSISDN:00777775839999 GUID:590DC773-F631-4B7A-A454-56705A598654 Shortcode:63334</text:span></text:p>
      <text:p text:style-name="P1"><text:span text:style-name="T1">VOTE 1168123975 Campaign:ssss_uk_02B Validity:during Choice:Leon CONN:MIG01XU MSISDN:00777772529999 GUID:AC911638-55D8-4802-A89B-52400A19C040 Shortcode:63334</text:span></text:p>
      <text:p text:style-name="P1"><text:span text:style-name="T1">VOTE 1168123975 Campaign:ssss_uk_02B Validity:during Choice:Leon CONN:MIG01XU MSISDN:00777772329999 GUID:BCBF8A57-A2C0-4AD8-BC97-70375930BDD6 Shortcode:63334</text:span></text:p>
      <text:p text:style-name="P1"><text:span text:style-name="T1">VOTE 1168123975 Campaign:ssss_uk_02B Validity:during Choice:Leon CONN:MIG01XU MSISDN:00777771679999 GUID:B75D21B5-D612-421A-828D-8DC5413BEACA Shortcode:63334</text:span></text:p>
      <text:p text:style-name="P1"><text:span text:style-name="T1">VOTE 1168123975 Campaign:ssss_uk_02B Validity:during Choice:Leon CONN:MIG01XU MSISDN:00777772669999 GUID:15E5190A-5367-40E3-8286-C57D6E5ECD66 Shortcode:63334</text:span></text:p>
      <text:p text:style-name="P1"><text:span text:style-name="T1">VOTE 1168123975 Campaign:ssss_uk_02B Validity:during Choice:Leon CONN:MIG01XU MSISDN:00777774549999 GUID:8A26CD57-F677-407F-BA9B-8D6353D2201A Shortcode:63334</text:span></text:p>
      <text:p text:style-name="P1"><text:span text:style-name="T1">VOTE 1168123975 Campaign:ssss_uk_02B Validity:during Choice:Leon CONN:MIG01XU </text:span><text:soft-page-break/><text:span text:style-name="T1">MSISDN:00777770849999 GUID:3D2B5D52-EBB9-4968-94BF-E8579E3527AC Shortcode:63334</text:span></text:p>
      <text:p text:style-name="P1"><text:span text:style-name="T1">VOTE 1168123975 Campaign:ssss_uk_02B Validity:during Choice:Matthew CONN:MIG01XU MSISDN:00777779959999 GUID:4E0E433A-6C29-4147-BBF1-D0CD491E98FE Shortcode:63334</text:span></text:p>
      <text:p text:style-name="P1"><text:span text:style-name="T1">VOTE 1168123975 Campaign:ssss_uk_02B Validity:during Choice:Leon CONN:MIG01XU MSISDN:00777775219999 GUID:010FE530-1CD7-44C8-A1FA-3A101196081B Shortcode:63334</text:span></text:p>
      <text:p text:style-name="P1"><text:span text:style-name="T1">VOTE 1168123975 Campaign:ssss_uk_02B Validity:during Choice:Leon CONN:MIG01XU MSISDN:00777776289999 GUID:3A44C374-9A1F-4231-99CD-708BC1EBCBAA Shortcode:63334</text:span></text:p>
      <text:p text:style-name="P1"><text:span text:style-name="T1">VOTE 1168123975 Campaign:ssss_uk_02B Validity:during Choice:Leon CONN:MIG01XU MSISDN:00777779149999 GUID:EE89F656-441C-4EF2-84F8-4F1D2FD7021A Shortcode:63334</text:span></text:p>
      <text:p text:style-name="P1"><text:span text:style-name="T1">VOTE 1168123975 Campaign:ssss_uk_02B Validity:during Choice:Leon CONN:MIG01XU MSISDN:00777771829999 GUID:10B58583-B4FF-44FE-8E01-DE407B0AA99F Shortcode:63334</text:span></text:p>
      <text:p text:style-name="P1"><text:span text:style-name="T1">VOTE 1168123975 Campaign:ssss_uk_02B Validity:during Choice:Leon CONN:MIG01XU MSISDN:00777771759999 GUID:6187E901-DD1F-45D3-90AC-246B0BF8DA51 Shortcode:63334</text:span></text:p>
      <text:p text:style-name="P1"><text:span text:style-name="T1">VOTE 1168123975 Campaign:ssss_uk_02B Validity:during Choice:Leon CONN:MIG01XU MSISDN:00777774669999 GUID:F3B9C8A2-177B-46F7-8AF5-822E85F7EB5F Shortcode:63334</text:span></text:p>
      <text:p text:style-name="P1"><text:span text:style-name="T1">VOTE 1168123975 Campaign:ssss_uk_02B Validity:during Choice:Leon CONN:MIG01XU MSISDN:00777773029999 GUID:0CF862D7-601C-4DDE-8070-0DD7DF597C19 Shortcode:63334</text:span></text:p>
      <text:p text:style-name="P1"><text:span text:style-name="T1">VOTE 1168123975 Campaign:ssss_uk_02B Validity:during Choice:Leon CONN:MIG01XU MSISDN:00777772609999 GUID:0AA29539-AD9B-4282-A6B6-15652C34D1EA Shortcode:63334</text:span></text:p>
      <text:p text:style-name="P1"><text:span text:style-name="T1">VOTE 1168123975 Campaign:ssss_uk_02B Validity:during Choice:Leon CONN:MIG01XU MSISDN:00777773959999 GUID:46DF8030-CA2B-49AD-8200-8B15B7A4D401 Shortcode:63334</text:span></text:p>
      <text:p text:style-name="P1"><text:span text:style-name="T1">VOTE 1168123975 Campaign:ssss_uk_02B Validity:during Choice:Leon CONN:MIG01XU MSISDN:00777779959999 GUID:2D05226F-3F66-4FC1-BE11-DF5825F3EF79 Shortcode:63334</text:span></text:p>
      <text:p text:style-name="P1"><text:span text:style-name="T1">VOTE 1168123975 Campaign:ssss_uk_02B Validity:during Choice:Leon CONN:MIG01XU MSISDN:00777779129999 GUID:650F8408-3E25-48FB-A355-D358217F5949 Shortcode:63334</text:span></text:p>
      <text:p text:style-name="P1"><text:span text:style-name="T1">VOTE 1168123975 Campaign:ssss_uk_02B Validity:during Choice:Leon CONN:MIG01XU MSISDN:00777774759999 GUID:A25F3D52-6A35-4985-86AD-A1159B3CA504 Shortcode:63334</text:span></text:p>
      <text:p text:style-name="P1"><text:span text:style-name="T1">VOTE 1168123975 Campaign:ssss_uk_02B Validity:during Choice:Leon CONN:MIG01XU MSISDN:00777771139999 GUID:7573796F-778F-48A1-89F5-21999C2DAB54 Shortcode:63334</text:span></text:p>
      <text:p text:style-name="P1"><text:span text:style-name="T1">VOTE 1168123975 Campaign:ssss_uk_02B Validity:during Choice:Leon CONN:MIG01XU MSISDN:00777774039999 GUID:EB3A6326-7AE1-40E2-B085-003C825B1E7C Shortcode:63334</text:span></text:p>
      <text:p text:style-name="P1"><text:span text:style-name="T1">VOTE 1168123975 Campaign:ssss_uk_02B Validity:during Choice:Leon CONN:MIG01XU MSISDN:00777772819999 GUID:E628DDB5-F504-49D6-A439-C6E8FEB9E3AD Shortcode:63334</text:span></text:p>
      <text:p text:style-name="P1"><text:span text:style-name="T1">VOTE 1168123975 Campaign:ssss_uk_02B Validity:during Choice:Leon CONN:MIG01XU MSISDN:00777773039999 GUID:127CCF9F-6F27-4CDD-9062-6D608E5F5453 Shortcode:63334</text:span></text:p>
      <text:p text:style-name="P1"><text:span text:style-name="T1">VOTE 1168123976 Campaign:ssss_uk_02B Validity:during Choice:Leon CONN:MIG01XU MSISDN:00777773259999 GUID:8A81EE2F-E9D0-4D46-AD3F-0D9DE65C715E Shortcode:63334</text:span></text:p>
      <text:p text:style-name="P1"><text:span text:style-name="T1">VOTE 1168123976 Campaign:ssss_uk_02B Validity:during Choice:Leon CONN:MIG01XU MSISDN:00777779609999 GUID:7BA64597-9F8D-43DD-B793-528E1E9A911C Shortcode:63334</text:span></text:p>
      <text:p text:style-name="P1"><text:span text:style-name="T1">VOTE 1168123976 Campaign:ssss_uk_02B Validity:during Choice:Leon CONN:MIG01XU MSISDN:00777773989999 GUID:929B7CE9-3F2A-4B54-91F7-BE5996DD2A38 Shortcode:63334</text:span></text:p>
      <text:p text:style-name="P1"><text:span text:style-name="T1">VOTE 1168123976 Campaign:ssss_uk_02B Validity:during Choice:Matthew CONN:MIG01XU MSISDN:00777778309999 GUID:48D128FB-9585-4D2B-9408-EE9255A2DBD9 Shortcode:63334</text:span></text:p>
      <text:p text:style-name="P1"><text:span text:style-name="T1">VOTE 1168123976 Campaign:ssss_uk_02B Validity:during Choice:Leon CONN:MIG01XU MSISDN:00777776439999 GUID:4B5C7587-5E0F-4DC7-96B6-7713EC4C7750 Shortcode:63334</text:span></text:p>
      <text:p text:style-name="P1"><text:span text:style-name="T1">VOTE 1168123976 Campaign:ssss_uk_02B Validity:during Choice:Leon CONN:MIG01TU MSISDN:00777774599999 GUID:EE78DE46-CEC9-4223-8822-0905AE736D00 Shortcode:63334</text:span></text:p>
      <text:p text:style-name="P1"><text:span text:style-name="T1">VOTE 1168123976 Campaign:ssss_uk_02B Validity:during Choice:Leon CONN:MIG01XU MSISDN:00777779149999 GUID:31A33F17-FA27-4EA5-A9C0-C350871497A2 Shortcode:63334</text:span></text:p>
      <text:p text:style-name="P1"><text:span text:style-name="T1">VOTE 1168123976 Campaign:ssss_uk_02B Validity:during Choice:Leon CONN:MIG01TU MSISDN:00777772889999 GUID:17D0F239-599B-4238-ADB8-28FB2EF85EEE Shortcode:63334</text:span></text:p>
      <text:p text:style-name="P1"><text:span text:style-name="T1">VOTE 1168123976 Campaign:ssss_uk_02B Validity:during Choice:Leon CONN:MIG01TU MSISDN:00777777759999 GUID:B8BB66BD-478E-4AAA-B163-E142538E7241 Shortcode:63334</text:span></text:p>
      <text:p text:style-name="P1"><text:span text:style-name="T1">VOTE 1168123976 Campaign:ssss_uk_02B Validity:during Choice:Leon CONN:MIG01TU MSISDN:00777770889999 GUID:207240D1-DDBF-445D-9A59-0D7EF0237E6D Shortcode:63334</text:span></text:p>
      <text:p text:style-name="P1"><text:span text:style-name="T1">VOTE 1168123976 Campaign:ssss_uk_02B Validity:during Choice:Leon CONN:MIG01TU MSISDN:00777779109999 GUID:D6472E77-90E1-4C03-8CBB-E57A7AB12B7F Shortcode:63334</text:span></text:p>
      <text:p text:style-name="P1"><text:span text:style-name="T1">VOTE 1168123976 Campaign:ssss_uk_02B Validity:during Choice:Matthew CONN:MIG01XU MSISDN:00777773159999 GUID:EB7E6EDC-C308-494B-8E2E-EC6E65911448 Shortcode:63334</text:span></text:p>
      <text:p text:style-name="P1"><text:span text:style-name="T1">VOTE 1168123976 Campaign:ssss_uk_02B Validity:during Choice:Leon CONN:MIG01XU MSISDN:00777776699999 GUID:219EBC6E-D428-4630-A245-6747C55EBCCD Shortcode:63334</text:span></text:p>
      <text:p text:style-name="P1"><text:span text:style-name="T1">VOTE 1168123976 Campaign:ssss_uk_02B Validity:during Choice:Matthew CONN:MIG01XU </text:span><text:soft-page-break/><text:span text:style-name="T1">MSISDN:00777772239999 GUID:ACB5740C-F09D-4DC3-9622-9E0561561CAD Shortcode:63334</text:span></text:p>
      <text:p text:style-name="P1"><text:span text:style-name="T1">VOTE 1168123976 Campaign:ssss_uk_02B Validity:during Choice:Leon CONN:MIG01TU MSISDN:00777776009999 GUID:9E93ADCD-6E18-465E-957E-450137BB1C54 Shortcode:63334</text:span></text:p>
      <text:p text:style-name="P1"><text:span text:style-name="T1">VOTE 1168123976 Campaign:ssss_uk_02B Validity:during Choice:Leon CONN:MIG01TU MSISDN:00777772339999 GUID:F22F9B96-2F32-40AC-96D5-3720F99D42A5 Shortcode:63334</text:span></text:p>
      <text:p text:style-name="P1"><text:span text:style-name="T1">VOTE 1168123976 Campaign:ssss_uk_02B Validity:during Choice:Leon CONN:MIG01TU MSISDN:00777777349999 GUID:2A0F94A2-C5B0-446F-8B53-AF4273F38CC4 Shortcode:63334</text:span></text:p>
      <text:p text:style-name="P1"><text:span text:style-name="T1">VOTE 1168123976 Campaign:ssss_uk_02B Validity:during Choice:Leon CONN:MIG01XU MSISDN:00777779539999 GUID:49A6A906-042D-4535-81D8-29E6B36349DC Shortcode:63334</text:span></text:p>
      <text:p text:style-name="P1"><text:span text:style-name="T1">VOTE 1168123976 Campaign:ssss_uk_02B Validity:during Choice:Leon CONN:MIG01XU MSISDN:00777776359999 GUID:15C3781F-8320-455D-B4FA-E98A04BCE652 Shortcode:63334</text:span></text:p>
      <text:p text:style-name="P1"><text:span text:style-name="T1">VOTE 1168123976 Campaign:ssss_uk_02B Validity:during Choice:Leon CONN:MIG01TU MSISDN:00777772119999 GUID:D4F28FD4-6F8D-4749-8A2A-E300F5567E4E Shortcode:63334</text:span></text:p>
      <text:p text:style-name="P1"><text:span text:style-name="T1">VOTE 1168123976 Campaign:ssss_uk_02B Validity:during Choice:Leon CONN:MIG01HU MSISDN:00777777719999 GUID:CF3EEC08-E7A7-4D2E-97CD-B738D15B6B7C Shortcode:63334</text:span></text:p>
      <text:p text:style-name="P1"><text:span text:style-name="T1">VOTE 1168123976 Campaign:ssss_uk_02B Validity:during Choice:Leon CONN:MIG01HU MSISDN:00777777029999 GUID:38AC7EEF-8269-4B85-85D3-9C4F723DA022 Shortcode:63334</text:span></text:p>
      <text:p text:style-name="P1"><text:span text:style-name="T1">VOTE 1168123976 Campaign:ssss_uk_02B Validity:during Choice:Leon CONN:MIG01HU MSISDN:00777778689999 GUID:7043B716-BBBE-4043-B4CA-8FA802D98851 Shortcode:63334</text:span></text:p>
      <text:p text:style-name="P1"><text:span text:style-name="T1">VOTE 1168123976 Campaign:ssss_uk_02B Validity:during Choice:Leon CONN:MIG01XU MSISDN:00777775759999 GUID:E01E3722-6366-4000-8D12-FD507186A6E0 Shortcode:63334</text:span></text:p>
      <text:p text:style-name="P1"><text:span text:style-name="T1">VOTE 1168123976 Campaign:ssss_uk_02B Validity:during Choice:Leon CONN:MIG01XU MSISDN:00777775619999 GUID:25E2103D-CAD1-4C5E-AF49-1826EAB4E775 Shortcode:63334</text:span></text:p>
      <text:p text:style-name="P1"><text:span text:style-name="T1">VOTE 1168123976 Campaign:ssss_uk_02B Validity:during Choice:Leon CONN:MIG01XU MSISDN:00777775599999 GUID:517C7B31-AC8A-4967-A1CE-0C6829A43AD4 Shortcode:63334</text:span></text:p>
      <text:p text:style-name="P1"><text:span text:style-name="T1">VOTE 1168123976 Campaign:ssss_uk_02B Validity:during Choice:Leon CONN:MIG01XU MSISDN:00777772889999 GUID:5EB756F5-B19A-4479-B7F6-5A1ABC00043F Shortcode:63334</text:span></text:p>
      <text:p text:style-name="P1"><text:span text:style-name="T1">VOTE 1168123976 Campaign:ssss_uk_02B Validity:during Choice:Matthew CONN:MIG01XU MSISDN:00777775989999 GUID:C75239F7-B4B0-4438-9C5B-34AFBB7FC5B5 Shortcode:63334</text:span></text:p>
      <text:p text:style-name="P1"><text:span text:style-name="T1">VOTE 1168123976 Campaign:ssss_uk_02B Validity:during Choice:Leon CONN:MIG01XU MSISDN:00777779349999 GUID:F2DDDC4F-7EC2-4415-9E03-5DC9D6C9CD14 Shortcode:63334</text:span></text:p>
      <text:p text:style-name="P1"><text:span text:style-name="T1">VOTE 1168123976 Campaign:ssss_uk_02B Validity:during Choice:Leon CONN:MIG01XU MSISDN:00777779189999 GUID:D3185EBB-3B84-42B5-AEB2-F7BF4E151C65 Shortcode:63334</text:span></text:p>
      <text:p text:style-name="P1"><text:span text:style-name="T1">VOTE 1168123976 Campaign:ssss_uk_02B Validity:during Choice:Leon CONN:MIG01XU MSISDN:00777777729999 GUID:5165FEE4-EF78-400E-B070-5D2312C7B5D5 Shortcode:63334</text:span></text:p>
      <text:p text:style-name="P1"><text:span text:style-name="T1">VOTE 1168123976 Campaign:ssss_uk_02B Validity:during Choice:Leon CONN:MIG01XU MSISDN:00777779569999 GUID:AC3C1846-C17C-4C4D-B9D7-E5F97142A704 Shortcode:63334</text:span></text:p>
      <text:p text:style-name="P1"><text:span text:style-name="T1">VOTE 1168123976 Campaign:ssss_uk_02B Validity:during Choice:Leon CONN:MIG01XU MSISDN:00777773499999 GUID:7C9EDA38-46F9-40BF-B1C3-E80C881660C2 Shortcode:63334</text:span></text:p>
      <text:p text:style-name="P1"><text:span text:style-name="T1">VOTE 1168123976 Campaign:ssss_uk_02B Validity:during Choice:Leon CONN:MIG00VU MSISDN:00777779429999 GUID:03F8C872-AB9E-48A5-8FA9-0261A778F0D4 Shortcode:63334</text:span></text:p>
      <text:p text:style-name="P1"><text:span text:style-name="T1">VOTE 1168123976 Campaign:ssss_uk_02B Validity:during Choice:Leon CONN:MIG01XU MSISDN:00777773079999 GUID:2AE7DCE1-CEA7-4CC0-BB4D-18A309B2DD13 Shortcode:63334</text:span></text:p>
      <text:p text:style-name="P1"><text:span text:style-name="T1">VOTE 1168123976 Campaign:ssss_uk_02B Validity:during Choice:Leon CONN:MIG01XU MSISDN:00777778029999 GUID:50DCBC0D-8B62-4C44-9B78-BB3DE6478A1A Shortcode:63334</text:span></text:p>
      <text:p text:style-name="P1"><text:span text:style-name="T1">VOTE 1168123976 Campaign:ssss_uk_02B Validity:during Choice:Leon CONN:MIG01XU MSISDN:00777771659999 GUID:2F6EA1D3-E145-426B-A594-B907634BFCAA Shortcode:63334</text:span></text:p>
      <text:p text:style-name="P1"><text:span text:style-name="T1">VOTE 1168123976 Campaign:ssss_uk_02B Validity:during Choice:Leon CONN:MIG01XU MSISDN:00777779819999 GUID:880FF108-2F13-45AF-B8CB-2591E5F8B77B Shortcode:63334</text:span></text:p>
      <text:p text:style-name="P1"><text:span text:style-name="T1">VOTE 1168123976 Campaign:ssss_uk_02B Validity:during Choice:Leon CONN:MIG00VU MSISDN:00777770809999 GUID:9D2FFBB1-6FB8-4C1C-88BC-F0AC785C85F0 Shortcode:63334</text:span></text:p>
      <text:p text:style-name="P1"><text:span text:style-name="T1">VOTE 1168123976 Campaign:ssss_uk_02B Validity:during Choice:Matthew CONN:MIG00VU MSISDN:00777779279999 GUID:E10FB758-F98B-4582-8F2A-42866050CFDF Shortcode:63334</text:span></text:p>
      <text:p text:style-name="P1"><text:span text:style-name="T1">VOTE 1168123977 Campaign:ssss_uk_02B Validity:during Choice:Leon CONN:MIG00VU MSISDN:00777777849999 GUID:9AD021EF-80E0-4F60-9140-8BAA9A439D84 Shortcode:63334</text:span></text:p>
      <text:p text:style-name="P1"><text:span text:style-name="T1">VOTE 1168123977 Campaign:ssss_uk_02B Validity:during Choice:Leon CONN:MIG01XU MSISDN:00777771439999 GUID:A52C87F4-6F52-4D4A-89C0-F82AE117F88F Shortcode:63334</text:span></text:p>
      <text:p text:style-name="P1"><text:span text:style-name="T1">VOTE 1168123977 Campaign:ssss_uk_02B Validity:during Choice:Leon CONN:MIG01XU MSISDN:00777771549999 GUID:6C8B238F-70BD-4855-B8E6-5D3FE3B538F9 Shortcode:63334</text:span></text:p>
      <text:p text:style-name="P1"><text:span text:style-name="T1">VOTE 1168123977 Campaign:ssss_uk_02B Validity:during Choice:Leon CONN:MIG01XU MSISDN:00777776449999 GUID:069A7DC4-D09A-4F6F-8730-F2031104BC08 Shortcode:63334</text:span></text:p>
      <text:p text:style-name="P1"><text:span text:style-name="T1">VOTE 1168123977 Campaign:ssss_uk_02B Validity:during Choice:Leon CONN:MIG01XU </text:span><text:soft-page-break/><text:span text:style-name="T1">MSISDN:00777773959999 GUID:58F06565-5BAD-41E5-8BEE-8AF5BA049DDE Shortcode:63334</text:span></text:p>
      <text:p text:style-name="P1"><text:span text:style-name="T1">VOTE 1168123977 Campaign:ssss_uk_02B Validity:during Choice:Leon CONN:MIG00VU MSISDN:00777776019999 GUID:45C47EF7-E238-428C-976A-5A163BA91BE6 Shortcode:63334</text:span></text:p>
      <text:p text:style-name="P1"><text:span text:style-name="T1">VOTE 1168123977 Campaign:ssss_uk_02B Validity:during Choice:Leon CONN:MIG01XU MSISDN:00777777429999 GUID:2F17FAFA-5664-4B29-BBF7-6F270DCCE6FC Shortcode:63334</text:span></text:p>
      <text:p text:style-name="P1"><text:span text:style-name="T1">VOTE 1168123977 Campaign:ssss_uk_02B Validity:during Choice:Leon CONN:MIG00VU MSISDN:00777776609999 GUID:787F4CF5-43E7-4528-9F8C-FF942A93A13F Shortcode:63334</text:span></text:p>
      <text:p text:style-name="P1"><text:span text:style-name="T1">VOTE 1168123977 Campaign:ssss_uk_02B Validity:during Choice:Leon CONN:MIG01XU MSISDN:00777778259999 GUID:A2834932-422A-4E5C-8229-5E277D0FEB1C Shortcode:63334</text:span></text:p>
      <text:p text:style-name="P1"><text:span text:style-name="T1">VOTE 1168123977 Campaign:ssss_uk_02B Validity:during Choice:Leon CONN:MIG01XU MSISDN:00777773009999 GUID:7D184FA5-59D0-466E-AAFD-A09146945C86 Shortcode:63334</text:span></text:p>
      <text:p text:style-name="P1"><text:span text:style-name="T1">VOTE 1168123977 Campaign:ssss_uk_02B Validity:during Choice:Leon CONN:MIG00VU MSISDN:00777779819999 GUID:59DF11BE-655A-45E1-B0EC-BBBCA8DB91E1 Shortcode:63334</text:span></text:p>
      <text:p text:style-name="P1"><text:span text:style-name="T1">VOTE 1168123977 Campaign:ssss_uk_02B Validity:during Choice:Leon CONN:MIG01HU MSISDN:00777775749999 GUID:A7FBA110-369F-4C7E-B3E0-2BEF3589C680 Shortcode:63334</text:span></text:p>
      <text:p text:style-name="P1"><text:span text:style-name="T1">VOTE 1168123977 Campaign:ssss_uk_02B Validity:during Choice:Leon CONN:MIG01XU MSISDN:00777774239999 GUID:50D0C440-AAAA-466A-A96E-309BFFC50514 Shortcode:63334</text:span></text:p>
      <text:p text:style-name="P1"><text:span text:style-name="T1">VOTE 1168123977 Campaign:ssss_uk_02B Validity:during Choice:Leon CONN:MIG00VU MSISDN:00777775289999 GUID:CF85A25C-1689-46B2-9DE8-983334BD69F7 Shortcode:63334</text:span></text:p>
      <text:p text:style-name="P1"><text:span text:style-name="T1">VOTE 1168123977 Campaign:ssss_uk_02B Validity:during Choice:Matthew CONN:MIG01XU MSISDN:00777779169999 GUID:C031D4B1-8205-470B-BE5A-B03905A9EE6D Shortcode:63334</text:span></text:p>
      <text:p text:style-name="P1"><text:span text:style-name="T1">VOTE 1168123977 Campaign:ssss_uk_02B Validity:during Choice:Leon CONN:MIG01XU MSISDN:00777776889999 GUID:C2EE931C-C35E-4776-90EA-FEC55F072D56 Shortcode:63334</text:span></text:p>
      <text:p text:style-name="P1"><text:span text:style-name="T1">VOTE 1168123977 Campaign:ssss_uk_02B Validity:during Choice:Leon CONN:MIG00VU MSISDN:00777777419999 GUID:C04FC289-477A-4B20-8B32-A7AA387EAD62 Shortcode:63334</text:span></text:p>
      <text:p text:style-name="P1"><text:span text:style-name="T1">VOTE 1168123977 Campaign:ssss_uk_02B Validity:during Choice:Leon CONN:MIG00VU MSISDN:00777777959999 GUID:9A46C73F-2C87-4BD1-B5AC-F08D0799D0E1 Shortcode:63334</text:span></text:p>
      <text:p text:style-name="P1"><text:span text:style-name="T1">VOTE 1168123977 Campaign:ssss_uk_02B Validity:during Choice:Leon CONN:MIG00VU MSISDN:00777770149999 GUID:B5FBD569-755F-4AB5-9DC0-A51F6851DC5F Shortcode:63334</text:span></text:p>
      <text:p text:style-name="P1"><text:span text:style-name="T1">VOTE 1168123977 Campaign:ssss_uk_02B Validity:during Choice:Matthew CONN:MIG01TU MSISDN:00777779109999 GUID:382D2615-6DB5-4FC4-BE79-94FD6370B420 Shortcode:63334</text:span></text:p>
      <text:p text:style-name="P1"><text:span text:style-name="T1">VOTE 1168123977 Campaign:ssss_uk_02B Validity:during Choice:Leon CONN:MIG01TU MSISDN:00777774309999 GUID:8C4C1587-3466-48F8-A084-A21CCFE8F6EE Shortcode:63334</text:span></text:p>
      <text:p text:style-name="P1"><text:span text:style-name="T1">VOTE 1168123977 Campaign:ssss_uk_02B Validity:during Choice:Leon CONN:MIG01TU MSISDN:00777777749999 GUID:493B6F50-5ECA-468F-A28E-E378DAEF7382 Shortcode:63334</text:span></text:p>
      <text:p text:style-name="P1"><text:span text:style-name="T1">VOTE 1168123977 Campaign:ssss_uk_02B Validity:during Choice:Leon CONN:MIG01TU MSISDN:00777775769999 GUID:D0BE0531-824B-4AF4-842B-C4793930F88B Shortcode:63334</text:span></text:p>
      <text:p text:style-name="P1"><text:span text:style-name="T1">VOTE 1168123977 Campaign:ssss_uk_02B Validity:during Choice:Matthew CONN:MIG01TU MSISDN:00777774419999 GUID:0EA51E69-21B4-43BC-B5DE-315A5AB7C500 Shortcode:63334</text:span></text:p>
      <text:p text:style-name="P1"><text:span text:style-name="T1">VOTE 1168123977 Campaign:ssss_uk_02B Validity:during Choice:Matthew CONN:MIG00VU MSISDN:00777770219999 GUID:E7D0D8B1-6BA7-40E4-B91A-A6B75A266DDA Shortcode:63334</text:span></text:p>
      <text:p text:style-name="P1"><text:span text:style-name="T1">VOTE 1168123977 Campaign:ssss_uk_02B Validity:during Choice:Leon CONN:MIG00VU MSISDN:00777770279999 GUID:45FB6BBB-AA13-4915-94CF-4164AA4B05E6 Shortcode:63334</text:span></text:p>
      <text:p text:style-name="P1"><text:span text:style-name="T1">VOTE 1168123977 Campaign:ssss_uk_02B Validity:during Choice:Leon CONN:MIG00VU MSISDN:00777779009999 GUID:8E6A2EF3-25D4-480F-9D51-8AA2C14ADDC4 Shortcode:63334</text:span></text:p>
      <text:p text:style-name="P1"><text:span text:style-name="T1">VOTE 1168123977 Campaign:ssss_uk_02B Validity:during Choice:Leon CONN:MIG01XU MSISDN:00777773419999 GUID:3EE9F406-8264-467A-B561-375C078A13EE Shortcode:63334</text:span></text:p>
      <text:p text:style-name="P1"><text:span text:style-name="T1">VOTE 1168123977 Campaign:ssss_uk_02B Validity:during Choice:Leon CONN:MIG01XU MSISDN:00777771569999 GUID:CD6CB3A4-040C-417D-8620-8C4B5A48AF40 Shortcode:63334</text:span></text:p>
      <text:p text:style-name="P1"><text:span text:style-name="T1">VOTE 1168123977 Campaign:ssss_uk_02B Validity:during Choice:Leon CONN:MIG01XU MSISDN:00777772789999 GUID:0D494FD9-42A2-415B-BA00-FA591B528494 Shortcode:63334</text:span></text:p>
      <text:p text:style-name="P1"><text:span text:style-name="T1">VOTE 1168123977 Campaign:ssss_uk_02B Validity:during Choice:Leon CONN:MIG00VU MSISDN:00777776309999 GUID:7FC18F10-DD99-43AA-A589-8F099A77621A Shortcode:63334</text:span></text:p>
      <text:p text:style-name="P1"><text:span text:style-name="T1">VOTE 1168123977 Campaign:ssss_uk_02B Validity:during Choice:Leon CONN:MIG01XU MSISDN:00777775209999 GUID:A1C96E1A-A93C-4974-A197-8559F3547149 Shortcode:63334</text:span></text:p>
      <text:p text:style-name="P1"><text:span text:style-name="T1">VOTE 1168123977 Campaign:ssss_uk_02B Validity:during Choice:Leon CONN:MIG01XU MSISDN:00777771399999 GUID:68B54870-5818-4A10-BB5C-C9A72931C27B Shortcode:63334</text:span></text:p>
      <text:p text:style-name="P1"><text:span text:style-name="T1">VOTE 1168123978 Campaign:ssss_uk_02B Validity:during Choice:Leon CONN:MIG00VU MSISDN:00777775169999 GUID:29990AB8-5B56-42AC-9FC3-C2BAC468D543 Shortcode:63334</text:span></text:p>
      <text:p text:style-name="P1"><text:span text:style-name="T1">VOTE 1168123978 Campaign:ssss_uk_02B Validity:during Choice:Leon CONN:MIG01XU MSISDN:00777773339999 GUID:4B23DB51-7EF6-4C61-B851-558A54084B92 Shortcode:63334</text:span></text:p>
      <text:p text:style-name="P1"><text:span text:style-name="T1">VOTE 1168123978 Campaign:ssss_uk_02B Validity:during Choice:Leon CONN:MIG01XU </text:span><text:soft-page-break/><text:span text:style-name="T1">MSISDN:00777776629999 GUID:171B2085-7A84-4E06-84A6-E2D4C23EB9A3 Shortcode:63334</text:span></text:p>
      <text:p text:style-name="P1"><text:span text:style-name="T1">VOTE 1168123978 Campaign:ssss_uk_02B Validity:during Choice:Leon CONN:MIG00VU MSISDN:00777770989999 GUID:7A28AB28-D25F-4283-8E8E-6C72880C7BF2 Shortcode:63334</text:span></text:p>
      <text:p text:style-name="P1"><text:span text:style-name="T1">VOTE 1168123978 Campaign:ssss_uk_02B Validity:during Choice:Leon CONN:MIG01XU MSISDN:00777772989999 GUID:1F108D65-822A-45AE-9C84-DA267CF5A0CE Shortcode:63334</text:span></text:p>
      <text:p text:style-name="P1"><text:span text:style-name="T1">VOTE 1168123978 Campaign:ssss_uk_02B Validity:during Choice:Leon CONN:MIG01XU MSISDN:00777771049999 GUID:E339B346-C8EF-4D3C-82A9-2005EE3B6D34 Shortcode:63334</text:span></text:p>
      <text:p text:style-name="P1"><text:span text:style-name="T1">VOTE 1168123978 Campaign:ssss_uk_02B Validity:during Choice:Leon CONN:MIG01TU MSISDN:00777779489999 GUID:5680D7B1-95BE-479D-837F-64E4B27BDC7A Shortcode:63334</text:span></text:p>
      <text:p text:style-name="P1"><text:span text:style-name="T1">VOTE 1168123978 Campaign:ssss_uk_02B Validity:during Choice:Leon CONN:MIG01TU MSISDN:00777774339999 GUID:8D26C345-8EC4-4B20-9A10-03366A21B6D1 Shortcode:63334</text:span></text:p>
      <text:p text:style-name="P1"><text:span text:style-name="T1">VOTE 1168123978 Campaign:ssss_uk_02B Validity:during Choice:Leon CONN:MIG01TU MSISDN:00777776949999 GUID:D9AC1715-2F54-4A53-AD8E-8CD2FC714770 Shortcode:63334</text:span></text:p>
      <text:p text:style-name="P1"><text:span text:style-name="T1">VOTE 1168123978 Campaign:ssss_uk_02B Validity:during Choice:Matthew CONN:MIG01TU MSISDN:00777775709999 GUID:5F0F5F6B-6D79-44E7-B21E-11C7BD4D5E55 Shortcode:63334</text:span></text:p>
      <text:p text:style-name="P1"><text:span text:style-name="T1">VOTE 1168123978 Campaign:ssss_uk_02B Validity:during Choice:Leon CONN:MIG01TU MSISDN:00777771369999 GUID:CC3DCFBA-7A19-4796-84F8-0559BD49083D Shortcode:63334</text:span></text:p>
      <text:p text:style-name="P1"><text:span text:style-name="T1">VOTE 1168123978 Campaign:ssss_uk_02B Validity:during Choice:Leon CONN:MIG00VU MSISDN:00777775019999 GUID:829231F1-047E-4E49-8823-51D10F6B280F Shortcode:63334</text:span></text:p>
      <text:p text:style-name="P1"><text:span text:style-name="T1">VOTE 1168123978 Campaign:ssss_uk_02B Validity:during Choice:Matthew CONN:MIG01XU MSISDN:00777775099999 GUID:4540BC56-94B1-49ED-B380-BC0555D12E9A Shortcode:63334</text:span></text:p>
      <text:p text:style-name="P1"><text:span text:style-name="T1">VOTE 1168123978 Campaign:ssss_uk_02B Validity:during Choice:Leon CONN:MIG01TU MSISDN:00777770009999 GUID:DF670C1A-30AD-419B-B19A-3642EE75E88F Shortcode:63334</text:span></text:p>
      <text:p text:style-name="P1"><text:span text:style-name="T1">VOTE 1168123978 Campaign:ssss_uk_02B Validity:during Choice:Leon CONN:MIG01TU MSISDN:00777771479999 GUID:0AC14A17-0673-45E2-8079-D89A5FB73F11 Shortcode:63334</text:span></text:p>
      <text:p text:style-name="P1"><text:span text:style-name="T1">VOTE 1168123978 Campaign:ssss_uk_02B Validity:during Choice:Leon CONN:MIG00VU MSISDN:00777777419999 GUID:D7671DED-6DB2-439D-B722-B2BC535DBE4F Shortcode:63334</text:span></text:p>
      <text:p text:style-name="P1"><text:span text:style-name="T1">VOTE 1168123978 Campaign:ssss_uk_02B Validity:during Choice:Leon CONN:MIG01HU MSISDN:00777779589999 GUID:935CEB62-A985-4A4D-AA41-762E64943351 Shortcode:63334</text:span></text:p>
      <text:p text:style-name="P1"><text:span text:style-name="T1">VOTE 1168123978 Campaign:ssss_uk_02B Validity:during Choice:Leon CONN:MIG01TU MSISDN:00777779839999 GUID:A5CD34A5-FB2D-4EBA-9625-44CA4AD0F41F Shortcode:63334</text:span></text:p>
      <text:p text:style-name="P1"><text:span text:style-name="T1">VOTE 1168123978 Campaign:ssss_uk_02B Validity:during Choice:Leon CONN:MIG01XU MSISDN:00777773989999 GUID:6F848BC9-251F-47C4-8AA9-A5803EBA66D1 Shortcode:63334</text:span></text:p>
      <text:p text:style-name="P1"><text:span text:style-name="T1">VOTE 1168123978 Campaign:ssss_uk_02B Validity:during Choice:Leon CONN:MIG01XU MSISDN:00777774789999 GUID:CFE0920D-49EB-425F-BA21-ED79BFFC200B Shortcode:63334</text:span></text:p>
      <text:p text:style-name="P1"><text:span text:style-name="T1">VOTE 1168123978 Campaign:ssss_uk_02B Validity:during Choice:Leon CONN:MIG01TU MSISDN:00777776369999 GUID:C09857A0-5DDE-477B-9F88-D16BA2451794 Shortcode:63334</text:span></text:p>
      <text:p text:style-name="P1"><text:span text:style-name="T1">VOTE 1168123978 Campaign:ssss_uk_02B Validity:during Choice:Leon CONN:MIG01TU MSISDN:00777777419999 GUID:88D94FA1-8976-4718-8869-A4C3DFB85A52 Shortcode:63334</text:span></text:p>
      <text:p text:style-name="P1"><text:span text:style-name="T1">VOTE 1168123978 Campaign:ssss_uk_02B Validity:during Choice:Leon CONN:MIG01TU MSISDN:00777779229999 GUID:C70B49A6-6FBD-4E75-BF73-F5CA145E9237 Shortcode:63334</text:span></text:p>
      <text:p text:style-name="P1"><text:span text:style-name="T1">VOTE 1168123978 Campaign:ssss_uk_02B Validity:during Choice:Matthew CONN:MIG00VU MSISDN:00777775229999 GUID:011225D5-6693-4CFC-9FE2-52AAD15E226D Shortcode:63334</text:span></text:p>
      <text:p text:style-name="P1"><text:span text:style-name="T1">VOTE 1168123978 Campaign:ssss_uk_02B Validity:during Choice:Leon CONN:MIG01TU MSISDN:00777777449999 GUID:1DE465E8-9413-4162-875D-EDA457CEDABB Shortcode:63334</text:span></text:p>
      <text:p text:style-name="P1"><text:span text:style-name="T1">VOTE 1168123978 Campaign:ssss_uk_02B Validity:during Choice:Leon CONN:MIG01TU MSISDN:00777773939999 GUID:32B71B28-8472-4877-AF3E-4F0D2C25BDBB Shortcode:63334</text:span></text:p>
      <text:p text:style-name="P1"><text:span text:style-name="T1">VOTE 1168123978 Campaign:ssss_uk_02B Validity:during Choice:Leon CONN:MIG01XU MSISDN:00777771259999 GUID:1EA621AC-1681-4956-99B7-692AB091C8B9 Shortcode:63334</text:span></text:p>
      <text:p text:style-name="P1"><text:span text:style-name="T1">VOTE 1168123978 Campaign:ssss_uk_02B Validity:during Choice:Leon CONN:MIG01XU MSISDN:00777772889999 GUID:E41C48C2-00D1-4E5E-BB55-584AABDF0848 Shortcode:63334</text:span></text:p>
      <text:p text:style-name="P1"><text:span text:style-name="T1">VOTE 1168123978 Campaign:ssss_uk_02B Validity:during Choice:Gemma CONN:MIG01TU MSISDN:00777779479999 GUID:7CDAA741-779E-4E44-9421-B16390EF6622 Shortcode:63334</text:span></text:p>
      <text:p text:style-name="P1"><text:span text:style-name="T1">VOTE 1168123978 Campaign:ssss_uk_02B Validity:during Choice:Leon CONN:MIG01TU MSISDN:00777774569999 GUID:3AA17B77-4842-4A18-BD28-7C997C8312C4 Shortcode:63334</text:span></text:p>
      <text:p text:style-name="P1"><text:span text:style-name="T1">VOTE 1168123978 Campaign:ssss_uk_02B Validity:during Choice:Leon CONN:MIG01TU MSISDN:00777770999999 GUID:F2654700-ACDE-4423-A80C-FAE8C2A1AFF9 Shortcode:63334</text:span></text:p>
      <text:p text:style-name="P1"><text:span text:style-name="T1">VOTE 1168123978 Campaign:ssss_uk_02B Validity:during Choice:Leon CONN:MIG00VU MSISDN:00777776529999 GUID:620C5429-C2D6-41D8-89C4-46FB120D5F8A Shortcode:63334</text:span></text:p>
      <text:p text:style-name="P1"><text:span text:style-name="T1">VOTE 1168123978 Campaign:ssss_uk_02B Validity:during Choice:Leon CONN:MIG01TU MSISDN:00777774229999 GUID:B2DEB286-001F-420F-93E2-C24157CD205E Shortcode:63334</text:span></text:p>
      <text:p text:style-name="P1"><text:span text:style-name="T1">VOTE 1168123978 Campaign:ssss_uk_02B Validity:during Choice:Leon CONN:MIG01TU </text:span><text:soft-page-break/><text:span text:style-name="T1">MSISDN:00777778769999 GUID:8FEA8BE1-B15F-4938-8F02-67C64A3934FD Shortcode:63334</text:span></text:p>
      <text:p text:style-name="P1"><text:span text:style-name="T1">VOTE 1168123978 Campaign:ssss_uk_02B Validity:during Choice:Leon CONN:MIG01XU MSISDN:00777770129999 GUID:14ABF927-115A-4774-A26C-436CE51D51F6 Shortcode:63334</text:span></text:p>
      <text:p text:style-name="P1"><text:span text:style-name="T1">VOTE 1168123978 Campaign:ssss_uk_02B Validity:during Choice:Matthew CONN:MIG01XU MSISDN:00777775059999 GUID:15D5B842-70F2-48FF-BFD3-5D2C15BDF1A0 Shortcode:63334</text:span></text:p>
      <text:p text:style-name="P1"><text:span text:style-name="T1">VOTE 1168123978 Campaign:ssss_uk_02B Validity:during Choice:Matthew CONN:MIG01TU MSISDN:00777773719999 GUID:B0127689-7D86-47AE-804F-B39CB1961520 Shortcode:63334</text:span></text:p>
      <text:p text:style-name="P1"><text:span text:style-name="T1">VOTE 1168123978 Campaign:ssss_uk_02B Validity:during Choice:Leon CONN:MIG01XU MSISDN:00777776699999 GUID:92725B7B-CB02-45EE-BFCF-5AA88657DF98 Shortcode:63334</text:span></text:p>
      <text:p text:style-name="P1"><text:span text:style-name="T1">VOTE 1168123978 Campaign:ssss_uk_02B Validity:during Choice:Leon CONN:MIG00VU MSISDN:00777777049999 GUID:09C8B7BF-D0CD-4CD7-8BE9-5E09FD0FFDE0 Shortcode:63334</text:span></text:p>
      <text:p text:style-name="P1"><text:span text:style-name="T1">VOTE 1168123978 Campaign:ssss_uk_02B Validity:during Choice:Leon CONN:MIG01TU MSISDN:00777779879999 GUID:1039D38A-DA93-4908-9A71-99DFC218CE2B Shortcode:63334</text:span></text:p>
      <text:p text:style-name="P1"><text:span text:style-name="T1">VOTE 1168123978 Campaign:ssss_uk_02B Validity:during Choice:Leon CONN:MIG01TU MSISDN:00777773479999 GUID:1C6B373B-EAE7-4488-9A72-2D335FA42CBB Shortcode:63334</text:span></text:p>
      <text:p text:style-name="P1"><text:span text:style-name="T1">VOTE 1168123978 Campaign:ssss_uk_02B Validity:during Choice:Matthew CONN:MIG01TU MSISDN:00777776509999 GUID:F909CC19-5DA2-4DF8-A9C8-E3F9C81EF84C Shortcode:63334</text:span></text:p>
      <text:p text:style-name="P1"><text:span text:style-name="T1">VOTE 1168123978 Campaign:ssss_uk_02B Validity:during Choice:Leon CONN:MIG01TU MSISDN:00777776319999 GUID:AD509D33-8E69-4324-AF5D-F11D5AB8B7C4 Shortcode:63334</text:span></text:p>
      <text:p text:style-name="P1"><text:span text:style-name="T1">VOTE 1168123978 Campaign:ssss_uk_02B Validity:during Choice:Matthew CONN:MIG01XU MSISDN:00777776249999 GUID:876A1AB4-F414-418E-8D12-FD7E6137B146 Shortcode:63334</text:span></text:p>
      <text:p text:style-name="P1"><text:span text:style-name="T1">VOTE 1168123978 Campaign:ssss_uk_02B Validity:during Choice:Leon CONN:MIG01XU MSISDN:00777773719999 GUID:4826303C-908D-4AC4-A538-653C4A0A76EF Shortcode:63334</text:span></text:p>
      <text:p text:style-name="P1"><text:span text:style-name="T1">VOTE 1168123978 Campaign:ssss_uk_02B Validity:during Choice:Leon CONN:MIG00VU MSISDN:00777774369999 GUID:6521BA91-C311-4155-9038-635FA3D6AEA2 Shortcode:63334</text:span></text:p>
      <text:p text:style-name="P1"><text:span text:style-name="T1">VOTE 1168123978 Campaign:ssss_uk_02B Validity:during Choice:Leon CONN:MIG01TU MSISDN:00777775239999 GUID:AA13D110-AFB7-4C33-86CE-604251ABC9E6 Shortcode:63334</text:span></text:p>
      <text:p text:style-name="P1"><text:span text:style-name="T1">VOTE 1168123978 Campaign:ssss_uk_02B Validity:during Choice:Leon CONN:MIG01TU MSISDN:00777773809999 GUID:A26244B1-A343-45A0-B62C-CDF3ABA1C009 Shortcode:63334</text:span></text:p>
      <text:p text:style-name="P1"><text:span text:style-name="T1">VOTE 1168123978 Campaign:ssss_uk_02B Validity:during Choice:Mark CONN:MIG01TU MSISDN:00777772319999 GUID:55B5E586-DE84-4AD8-AF25-60FB8565BB9F Shortcode:63334</text:span></text:p>
      <text:p text:style-name="P1"><text:span text:style-name="T1">VOTE 1168123978 Campaign:ssss_uk_02B Validity:during Choice:Leon CONN:MIG01HU MSISDN:00777777419999 GUID:93E0CE85-9A84-4EAB-98A1-7DE8DB322337 Shortcode:63334</text:span></text:p>
      <text:p text:style-name="P1"><text:span text:style-name="T1">VOTE 1168123978 Campaign:ssss_uk_02B Validity:during Choice:Leon CONN:MIG01XU MSISDN:00777773129999 GUID:8F13B719-6C2E-4EBA-A72F-FB7D61180C24 Shortcode:63334</text:span></text:p>
      <text:p text:style-name="P1"><text:span text:style-name="T1">VOTE 1168123978 Campaign:ssss_uk_02B Validity:during Choice:Leon CONN:MIG01XU MSISDN:00777777839999 GUID:A221AD17-FBFB-47F0-A344-B81E53DD4774 Shortcode:63334</text:span></text:p>
      <text:p text:style-name="P1"><text:span text:style-name="T1">VOTE 1168123978 Campaign:ssss_uk_02B Validity:during Choice:Leon CONN:MIG00VU MSISDN:00777778489999 GUID:77388BB0-A42D-45DD-BA13-4DC119336CD2 Shortcode:63334</text:span></text:p>
      <text:p text:style-name="P1"><text:span text:style-name="T1">VOTE 1168123978 Campaign:ssss_uk_02B Validity:during Choice:Leon CONN:MIG01XU MSISDN:00777775549999 GUID:6593DEB9-416F-4A1F-BF5A-A966C48ADD9E Shortcode:63334</text:span></text:p>
      <text:p text:style-name="P1"><text:span text:style-name="T1">VOTE 1168123978 Campaign:ssss_uk_02B Validity:during Choice:Leon CONN:MIG01HU MSISDN:00777778219999 GUID:D5DAA4E2-8CB2-4884-B595-183FC4351869 Shortcode:63334</text:span></text:p>
      <text:p text:style-name="P1"><text:span text:style-name="T1">VOTE 1168123978 Campaign:ssss_uk_02B Validity:during Choice:Leon CONN:MIG01XU MSISDN:00777772499999 GUID:0E4E6DCC-40B5-4CB6-B164-FAFB31467CBA Shortcode:63334</text:span></text:p>
      <text:p text:style-name="P1"><text:span text:style-name="T1">VOTE 1168123978 Campaign:ssss_uk_02B Validity:during Choice:Leon CONN:MIG01XU MSISDN:00777779419999 GUID:960A8D1B-6392-49DC-8DA4-AAC013B1CF50 Shortcode:63334</text:span></text:p>
      <text:p text:style-name="P1"><text:span text:style-name="T1">VOTE 1168123978 Campaign:ssss_uk_02B Validity:during Choice:Leon CONN:MIG00VU MSISDN:00777775329999 GUID:98BFFD22-A62B-45F9-B988-3E88F79FFE3D Shortcode:63334</text:span></text:p>
      <text:p text:style-name="P1"><text:span text:style-name="T1">VOTE 1168123978 Campaign:ssss_uk_02B Validity:during Choice:Leon CONN:MIG01XU MSISDN:00777773859999 GUID:2F8B83F7-085E-4A91-B202-0C899E7C7BF1 Shortcode:63334</text:span></text:p>
      <text:p text:style-name="P1"><text:span text:style-name="T1">VOTE 1168123978 Campaign:ssss_uk_02B Validity:during Choice:Leon CONN:MIG00VU MSISDN:00777776959999 GUID:2FB58A63-DEB9-4E90-A182-7CC0C6511BA0 Shortcode:63334</text:span></text:p>
      <text:p text:style-name="P1"><text:span text:style-name="T1">VOTE 1168123978 Campaign:ssss_uk_02B Validity:during Choice:Leon CONN:MIG01XU MSISDN:00777776999999 GUID:79A53D54-FB7D-4E30-BDE6-B0A77191FA2E Shortcode:63334</text:span></text:p>
      <text:p text:style-name="P1"><text:span text:style-name="T1">VOTE 1168123978 Campaign:ssss_uk_02B Validity:during Choice:Leon CONN:MIG01XU MSISDN:00777771239999 GUID:815103AF-FE26-4BF1-BDD1-27ADFE6F4A0D Shortcode:63334</text:span></text:p>
      <text:p text:style-name="P1"><text:span text:style-name="T1">VOTE 1168123978 Campaign:ssss_uk_02B Validity:during Choice:Leon CONN:MIG01XU MSISDN:00777779449999 GUID:88FDA352-24B4-4390-B56F-04531B7F5A50 Shortcode:63334</text:span></text:p>
      <text:p text:style-name="P1"><text:span text:style-name="T1">VOTE 1168123978 Campaign:ssss_uk_02B Validity:during Choice:Matthew CONN:MIG01XU MSISDN:00777770179999 GUID:743758E0-EE0C-42CF-86B0-BC6581E57864 Shortcode:63334</text:span></text:p>
      <text:p text:style-name="P1"><text:span text:style-name="T1">VOTE 1168123978 Campaign:ssss_uk_02B Validity:during Choice:Matthew CONN:MIG00VU </text:span><text:soft-page-break/><text:span text:style-name="T1">MSISDN:00777776319999 GUID:4C1D19F0-F8B6-405B-9984-0B5C90CA40CB Shortcode:63334</text:span></text:p>
      <text:p text:style-name="P1"><text:span text:style-name="T1">VOTE 1168123978 Campaign:ssss_uk_02B Validity:during Choice:Leon CONN:MIG01XU MSISDN:00777773749999 GUID:C7C91B1D-BE93-4A25-B2EA-23228F03C519 Shortcode:63334</text:span></text:p>
      <text:p text:style-name="P1"><text:span text:style-name="T1">VOTE 1168123978 Campaign:ssss_uk_02B Validity:during Choice:Leon CONN:MIG01HU MSISDN:00777777569999 GUID:2688EA27-7CDC-43C7-8D95-DB643FB84483 Shortcode:63334</text:span></text:p>
      <text:p text:style-name="P1"><text:span text:style-name="T1">VOTE 1168123978 Campaign:ssss_uk_02B Validity:during Choice:Leon CONN:MIG01HU MSISDN:00777777689999 GUID:B75900E5-1767-4088-92AB-231C1F0BBD36 Shortcode:63334</text:span></text:p>
      <text:p text:style-name="P1"><text:span text:style-name="T1">VOTE 1168123979 Campaign:ssss_uk_02B Validity:during Choice:Leon CONN:MIG01XU MSISDN:00777771509999 GUID:D1AEA84B-2145-4C94-B0C1-D3775B4FA108 Shortcode:63334</text:span></text:p>
      <text:p text:style-name="P1"><text:span text:style-name="T1">VOTE 1168123979 Campaign:ssss_uk_02B Validity:during Choice:Leon CONN:MIG00VU MSISDN:00777777389999 GUID:1D8241CE-01FE-4115-B7FE-A00A2E5122D2 Shortcode:63334</text:span></text:p>
      <text:p text:style-name="P1"><text:span text:style-name="T1">VOTE 1168123979 Campaign:ssss_uk_02B Validity:during Choice:Leon CONN:MIG01XU MSISDN:00777776999999 GUID:229AF3C0-66B4-42EC-A2EA-481810957572 Shortcode:63334</text:span></text:p>
      <text:p text:style-name="P1"><text:span text:style-name="T1">VOTE 1168123979 Campaign:ssss_uk_02B Validity:during Choice:Leon CONN:MIG01XU MSISDN:00777770679999 GUID:1DBA43F5-BBB0-485D-8423-CCB5BB3A898A Shortcode:63334</text:span></text:p>
      <text:p text:style-name="P1"><text:span text:style-name="T1">VOTE 1168123979 Campaign:ssss_uk_02B Validity:during Choice:Leon CONN:MIG01XU MSISDN:00777776699999 GUID:B82B107B-0946-43C7-9AB9-4C42F1546DC7 Shortcode:63334</text:span></text:p>
      <text:p text:style-name="P1"><text:span text:style-name="T1">VOTE 1168123979 Campaign:ssss_uk_02B Validity:during Choice:Matthew CONN:MIG00VU MSISDN:00777777689999 GUID:390F923D-8FE1-4BB3-9F39-64E5798E9CD8 Shortcode:63334</text:span></text:p>
      <text:p text:style-name="P1"><text:span text:style-name="T1">VOTE 1168123979 Campaign:ssss_uk_02B Validity:during Choice:Leon CONN:MIG01XU MSISDN:00777775579999 GUID:76F12325-E4C6-4F7E-8BF3-4B5C6ECD68A5 Shortcode:63334</text:span></text:p>
      <text:p text:style-name="P1"><text:span text:style-name="T1">VOTE 1168123979 Campaign:ssss_uk_02B Validity:during Choice:Leon CONN:MIG01XU MSISDN:00777779849999 GUID:704D0EB4-021A-455C-B5C6-D6F6D9F35784 Shortcode:63334</text:span></text:p>
      <text:p text:style-name="P1"><text:span text:style-name="T1">VOTE 1168123979 Campaign:ssss_uk_02B Validity:during Choice:Matthew CONN:MIG01XU MSISDN:00777771569999 GUID:19BCB94C-36AF-4747-89BB-FEE4BA4669E6 Shortcode:63334</text:span></text:p>
      <text:p text:style-name="P1"><text:span text:style-name="T1">VOTE 1168123979 Campaign:ssss_uk_02B Validity:during Choice:Leon CONN:MIG00VU MSISDN:00777771809999 GUID:EF4FE722-E61A-4F43-BF7E-C7040213AB1D Shortcode:63334</text:span></text:p>
      <text:p text:style-name="P1"><text:span text:style-name="T1">VOTE 1168123979 Campaign:ssss_uk_02B Validity:during Choice:Leon CONN:MIG01HU MSISDN:00777777219999 GUID:C3D805AC-AD7B-414B-AC01-AE1301B5B8D8 Shortcode:63334</text:span></text:p>
      <text:p text:style-name="P1"><text:span text:style-name="T1">VOTE 1168123979 Campaign:ssss_uk_02B Validity:during Choice:Leon CONN:MIG01XU MSISDN:00777773739999 GUID:0B108DAA-62F7-4BCC-8166-FC5489EED39C Shortcode:63334</text:span></text:p>
      <text:p text:style-name="P1"><text:span text:style-name="T1">VOTE 1168123979 Campaign:ssss_uk_02B Validity:during Choice:Leon CONN:MIG01XU MSISDN:00777773159999 GUID:36C1305D-532A-42C4-933E-AC172C20245E Shortcode:63334</text:span></text:p>
      <text:p text:style-name="P1"><text:span text:style-name="T1">VOTE 1168123979 Campaign:ssss_uk_02B Validity:during Choice:Leon CONN:MIG00VU MSISDN:00777770829999 GUID:A7E5AF7C-C091-43BB-9B2F-A391DFA08B16 Shortcode:63334</text:span></text:p>
      <text:p text:style-name="P1"><text:span text:style-name="T1">VOTE 1168123979 Campaign:ssss_uk_02B Validity:during Choice:Leon CONN:MIG01XU MSISDN:00777774999999 GUID:B60EDA6C-FD90-4621-8BA1-7AA7205A0BB5 Shortcode:63334</text:span></text:p>
      <text:p text:style-name="P1"><text:span text:style-name="T1">VOTE 1168123979 Campaign:ssss_uk_02B Validity:during Choice:Leon CONN:MIG00VU MSISDN:00777771789999 GUID:A8226023-5E8B-4D7B-819C-D919C546F027 Shortcode:63334</text:span></text:p>
      <text:p text:style-name="P1"><text:span text:style-name="T1">VOTE 1168123979 Campaign:ssss_uk_02B Validity:during Choice:Leon CONN:MIG01XU MSISDN:00777777129999 GUID:E624CA7C-AA48-44ED-BDE9-BC05AE781564 Shortcode:63334</text:span></text:p>
      <text:p text:style-name="P1"><text:span text:style-name="T1">VOTE 1168123979 Campaign:ssss_uk_02B Validity:during Choice:Leon CONN:MIG01XU MSISDN:00777771909999 GUID:FA0A5147-8D2C-476F-A37D-642A06B32E59 Shortcode:63334</text:span></text:p>
      <text:p text:style-name="P1"><text:span text:style-name="T1">VOTE 1168123979 Campaign:ssss_uk_02B Validity:during Choice:Leon CONN:MIG00VU MSISDN:00777776909999 GUID:718C3E74-4F73-4375-848B-99D9822C29ED Shortcode:63334</text:span></text:p>
      <text:p text:style-name="P1"><text:span text:style-name="T1">VOTE 1168123979 Campaign:ssss_uk_02B Validity:during Choice:Matthew CONN:MIG01XU MSISDN:00777772919999 GUID:F2945A68-D93A-4743-B300-610D40E30634 Shortcode:63334</text:span></text:p>
      <text:p text:style-name="P1"><text:span text:style-name="T1">VOTE 1168123979 Campaign:ssss_uk_02B Validity:during Choice:Leon CONN:MIG00VU MSISDN:00777770039999 GUID:635FA87A-BE12-45FA-B8CA-BACF4C129D85 Shortcode:63334</text:span></text:p>
      <text:p text:style-name="P1"><text:span text:style-name="T1">VOTE 1168123979 Campaign:ssss_uk_02B Validity:during Choice:Leon CONN:MIG01XU MSISDN:00777776719999 GUID:93C3871E-56E8-4779-A340-EEEAE3A225F3 Shortcode:63334</text:span></text:p>
      <text:p text:style-name="P1"><text:span text:style-name="T1">VOTE 1168123979 Campaign:ssss_uk_02B Validity:during Choice:Matthew CONN:MIG01XU MSISDN:00777779399999 GUID:F186B3D6-0BD2-4703-892F-EA4D58C8AB97 Shortcode:63334</text:span></text:p>
      <text:p text:style-name="P1"><text:span text:style-name="T1">VOTE 1168123979 Campaign:ssss_uk_02B Validity:during Choice:Matthew CONN:MIG01XU MSISDN:00777775309999 GUID:131DFC5F-E274-4404-A43F-E4F5DBB817DB Shortcode:63334</text:span></text:p>
      <text:p text:style-name="P1"><text:span text:style-name="T1">VOTE 1168123979 Campaign:ssss_uk_02B Validity:during Choice:Matthew CONN:MIG00VU MSISDN:00777776579999 GUID:3CBDEA0C-9CB5-4FD2-921A-4110BC78F881 Shortcode:63334</text:span></text:p>
      <text:p text:style-name="P1"><text:span text:style-name="T1">VOTE 1168123979 Campaign:ssss_uk_02B Validity:during Choice:Matthew CONN:MIG01XU MSISDN:00777779109999 GUID:0B5595BC-7380-4661-ABCA-9DEBE84D6073 Shortcode:63334</text:span></text:p>
      <text:p text:style-name="P1"><text:span text:style-name="T1">VOTE 1168123979 Campaign:ssss_uk_02B Validity:during Choice:Leon CONN:MIG01XU MSISDN:00777771569999 GUID:BAC6E7DC-ED6E-4405-9B44-F57F935DB17E Shortcode:63334</text:span></text:p>
      <text:p text:style-name="P1"><text:span text:style-name="T1">VOTE 1168123979 Campaign:ssss_uk_02B Validity:during Choice:Leon CONN:MIG00VU </text:span><text:soft-page-break/><text:span text:style-name="T1">MSISDN:00777777049999 GUID:01E661BB-609B-44B1-8CB7-BBB22B0AB0FF Shortcode:63334</text:span></text:p>
      <text:p text:style-name="P1"><text:span text:style-name="T1">VOTE 1168123979 Campaign:ssss_uk_02B Validity:during Choice:Leon CONN:MIG01XU MSISDN:00777770409999 GUID:B958F2C7-5ACA-4AF1-B4F7-75821EFAD315 Shortcode:63334</text:span></text:p>
      <text:p text:style-name="P1"><text:span text:style-name="T1">VOTE 1168123979 Campaign:ssss_uk_02B Validity:during Choice:Matthew CONN:MIG01HU MSISDN:00777775089999 GUID:688480B0-6920-479F-9222-54D2D91F611C Shortcode:63334</text:span></text:p>
      <text:p text:style-name="P1"><text:span text:style-name="T1">VOTE 1168123979 Campaign:ssss_uk_02B Validity:during Choice:Matthew CONN:MIG00VU MSISDN:00777777509999 GUID:E0DBD567-D26A-4307-9F6F-8ED38FE2FD8D Shortcode:63334</text:span></text:p>
      <text:p text:style-name="P1"><text:span text:style-name="T1">VOTE 1168123979 Campaign:ssss_uk_02B Validity:during Choice:Matthew CONN:MIG01XU MSISDN:00777773019999 GUID:79D91554-BB96-4818-949C-51CA3DB96FEE Shortcode:63334</text:span></text:p>
      <text:p text:style-name="P1"><text:span text:style-name="T1">VOTE 1168123979 Campaign:ssss_uk_02B Validity:during Choice:Matthew CONN:MIG00VU MSISDN:00777776509999 GUID:705A3DB2-2525-47A0-BDD2-EBB4B5DEB90F Shortcode:63334</text:span></text:p>
      <text:p text:style-name="P1"><text:span text:style-name="T1">VOTE 1168123979 Campaign:ssss_uk_02B Validity:during Choice:Leon CONN:MIG00VU MSISDN:00777774599999 GUID:17E8B274-47AF-4108-97FF-6A05127BECBF Shortcode:63334</text:span></text:p>
      <text:p text:style-name="P1"><text:span text:style-name="T1">VOTE 1168123980 Campaign:ssss_uk_02B Validity:during Choice:Matthew CONN:MIG01XU MSISDN:00777774189999 GUID:A2011719-01FC-431C-AD17-71A903949D8D Shortcode:63334</text:span></text:p>
      <text:p text:style-name="P1"><text:span text:style-name="T1">VOTE 1168123980 Campaign:ssss_uk_02B Validity:during Choice:Leon CONN:MIG01XU MSISDN:00777778939999 GUID:6AA9A678-8236-45B8-A619-9D3185A69C6B Shortcode:63334</text:span></text:p>
      <text:p text:style-name="P1"><text:span text:style-name="T1">VOTE 1168123980 Campaign:ssss_uk_02B Validity:during Choice:Leon CONN:MIG01XU MSISDN:00777773969999 GUID:264707CF-49D9-483D-81FF-FCD6D75C46D3 Shortcode:63334</text:span></text:p>
      <text:p text:style-name="P1"><text:span text:style-name="T1">VOTE 1168123980 Campaign:ssss_uk_02B Validity:during Choice:Leon CONN:MIG01HU MSISDN:00777771659999 GUID:72055CF2-AFF4-45EC-B52F-A562E78012E4 Shortcode:63334</text:span></text:p>
      <text:p text:style-name="P1"><text:span text:style-name="T1">VOTE 1168123980 Campaign:ssss_uk_02B Validity:during Choice:Leon CONN:MIG01HU MSISDN:00777775189999 GUID:0EEEE04A-DAB5-4321-AEB7-E9A04AC736B6 Shortcode:63334</text:span></text:p>
      <text:p text:style-name="P1"><text:span text:style-name="T1">VOTE 1168123980 Campaign:ssss_uk_02B Validity:during Choice:Leon CONN:MIG00VU MSISDN:00777777839999 GUID:25C37EC9-F18B-42E0-AB6E-9741769D0CEC Shortcode:63334</text:span></text:p>
      <text:p text:style-name="P1"><text:span text:style-name="T1">VOTE 1168123980 Campaign:ssss_uk_02B Validity:during Choice:Leon CONN:MIG01XU MSISDN:00777770589999 GUID:81FFDBD8-ED93-4A46-8607-24C19C7E3472 Shortcode:63334</text:span></text:p>
      <text:p text:style-name="P1"><text:span text:style-name="T1">VOTE 1168123980 Campaign:ssss_uk_02B Validity:during Choice:Matthew CONN:MIG00VU MSISDN:00777778849999 GUID:464FACD4-2D5C-40E0-9D4E-19AFB4FC9433 Shortcode:63334</text:span></text:p>
      <text:p text:style-name="P1"><text:span text:style-name="T1">VOTE 1168123980 Campaign:ssss_uk_02B Validity:during Choice:Leon CONN:MIG00VU MSISDN:00777779629999 GUID:7D4EC41D-BB0C-434B-9514-F473EF7D1E62 Shortcode:63334</text:span></text:p>
      <text:p text:style-name="P1"><text:span text:style-name="T1">VOTE 1168123980 Campaign:ssss_uk_02B Validity:during Choice:Leon CONN:MIG01XU MSISDN:00777773759999 GUID:78B6D822-6614-4846-B866-1922DBA63C21 Shortcode:63334</text:span></text:p>
      <text:p text:style-name="P1"><text:span text:style-name="T1">VOTE 1168123980 Campaign:ssss_uk_02B Validity:during Choice:Matthew CONN:MIG01XU MSISDN:00777776539999 GUID:588D042A-B2E5-4B66-A7A7-CE209EC5D9F3 Shortcode:63334</text:span></text:p>
      <text:p text:style-name="P1"><text:span text:style-name="T1">VOTE 1168123980 Campaign:ssss_uk_02B Validity:during Choice:Leon CONN:MIG01XU MSISDN:00777773629999 GUID:5A55159E-F6BF-4AC8-9703-1F6321674410 Shortcode:63334</text:span></text:p>
      <text:p text:style-name="P1"><text:span text:style-name="T1">VOTE 1168123980 Campaign:ssss_uk_02B Validity:during Choice:Matthew CONN:MIG01XU MSISDN:00777774179999 GUID:B552293C-6A6D-49BD-89C6-1DBF75FEC7CC Shortcode:63334</text:span></text:p>
      <text:p text:style-name="P1"><text:span text:style-name="T1">VOTE 1168123980 Campaign:ssss_uk_02B Validity:during Choice:Matthew CONN:MIG01TU MSISDN:00777772589999 GUID:6EA245F0-60E3-4F75-AF4B-A6EEC5519C95 Shortcode:63334</text:span></text:p>
      <text:p text:style-name="P1"><text:span text:style-name="T1">VOTE 1168123980 Campaign:ssss_uk_02B Validity:during Choice:Leon CONN:MIG01XU MSISDN:00777778029999 GUID:03ADAFF1-BD97-4864-AAF0-0A3D0FFDE094 Shortcode:63334</text:span></text:p>
      <text:p text:style-name="P1"><text:span text:style-name="T1">VOTE 1168123980 Campaign:ssss_uk_02B Validity:during Choice:Leon CONN:MIG01TU MSISDN:00777777659999 GUID:41655DB3-1463-45EB-84A5-967ED0886519 Shortcode:63334</text:span></text:p>
      <text:p text:style-name="P1"><text:span text:style-name="T1">VOTE 1168123980 Campaign:ssss_uk_02B Validity:during Choice:Leon CONN:MIG01TU MSISDN:00777773529999 GUID:0E59CD7C-094B-4788-B819-FC18D8AD58CC Shortcode:63334</text:span></text:p>
      <text:p text:style-name="P1"><text:span text:style-name="T1">VOTE 1168123980 Campaign:ssss_uk_02B Validity:during Choice:Leon CONN:MIG01XU MSISDN:00777777099999 GUID:D1FCAA4F-4CF0-444D-9595-4D2BCAAB71C9 Shortcode:63334</text:span></text:p>
      <text:p text:style-name="P1"><text:span text:style-name="T1">VOTE 1168123980 Campaign:ssss_uk_02B Validity:during Choice:Leon CONN:MIG01XU MSISDN:00777774379999 GUID:F2D329D7-5DB0-4AA4-863B-3EAFE2F5AC4C Shortcode:63334</text:span></text:p>
      <text:p text:style-name="P1"><text:span text:style-name="T1">VOTE 1168123980 Campaign:ssss_uk_02B Validity:during Choice:Matthew CONN:MIG01XU MSISDN:00777771999999 GUID:3D844207-1BD7-4186-9290-90CF38A2D6FF Shortcode:63334</text:span></text:p>
      <text:p text:style-name="P1"><text:span text:style-name="T1">VOTE 1168123980 Campaign:ssss_uk_02B Validity:during Choice:Leon CONN:MIG01XU MSISDN:00777774209999 GUID:5F201CE3-FBC3-4D0E-A35F-D6B86DD1A8C3 Shortcode:63334</text:span></text:p>
      <text:p text:style-name="P1"><text:span text:style-name="T1">VOTE 1168123980 Campaign:ssss_uk_02B Validity:during Choice:Leon CONN:MIG01XU MSISDN:00777779609999 GUID:D8E0C972-51E9-43B1-A5E6-D40B6E7544FE Shortcode:63334</text:span></text:p>
      <text:p text:style-name="P1"><text:span text:style-name="T1">VOTE 1168123980 Campaign:ssss_uk_02B Validity:during Choice:Leon CONN:MIG01XU MSISDN:00777771549999 GUID:5676BB13-C117-49FA-B8DC-A36F081265FE Shortcode:63334</text:span></text:p>
      <text:p text:style-name="P1"><text:span text:style-name="T1">VOTE 1168123980 Campaign:ssss_uk_02B Validity:during Choice:Leon CONN:MIG01XU MSISDN:00777772909999 GUID:9870ED0E-AD9B-466F-8083-F11030EA3209 Shortcode:63334</text:span></text:p>
      <text:p text:style-name="P1"><text:span text:style-name="T1">VOTE 1168123980 Campaign:ssss_uk_02B Validity:during Choice:Leon CONN:MIG01XU </text:span><text:soft-page-break/><text:span text:style-name="T1">MSISDN:00777772729999 GUID:01309DF6-01AD-4277-A187-78A353BA7421 Shortcode:63334</text:span></text:p>
      <text:p text:style-name="P1"><text:span text:style-name="T1">VOTE 1168123980 Campaign:ssss_uk_02B Validity:during Choice:Leon CONN:MIG01XU MSISDN:00777777179999 GUID:F2C81332-4E84-4465-B48C-0B05E8256A42 Shortcode:63334</text:span></text:p>
      <text:p text:style-name="P1"><text:span text:style-name="T1">VOTE 1168123980 Campaign:ssss_uk_02B Validity:during Choice:Matthew CONN:MIG01XU MSISDN:00777776059999 GUID:823285CC-A502-4A17-A1D9-0214C0B5AB19 Shortcode:63334</text:span></text:p>
      <text:p text:style-name="P1"><text:span text:style-name="T1">VOTE 1168123981 Campaign:ssss_uk_02B Validity:during Choice:Leon CONN:MIG00VU MSISDN:00777777639999 GUID:65BE653C-A8E5-43AB-9A2D-31A6032E9225 Shortcode:63334</text:span></text:p>
      <text:p text:style-name="P1"><text:span text:style-name="T1">VOTE 1168123981 Campaign:ssss_uk_02B Validity:during Choice:Leon CONN:MIG00VU MSISDN:00777770559999 GUID:1AE6604D-8981-44DD-B315-FE3B586BDE1D Shortcode:63334</text:span></text:p>
      <text:p text:style-name="P1"><text:span text:style-name="T1">VOTE 1168123981 Campaign:ssss_uk_02B Validity:during Choice:Leon CONN:MIG00VU MSISDN:00777771779999 GUID:226D60E5-7746-4105-B69A-FD2CDD8CC938 Shortcode:63334</text:span></text:p>
      <text:p text:style-name="P1"><text:span text:style-name="T1">VOTE 1168123981 Campaign:ssss_uk_02B Validity:during Choice:Leon CONN:MIG01TU MSISDN:00777773009999 GUID:A02FEF08-C9ED-4530-9C65-DE94045446F6 Shortcode:63334</text:span></text:p>
      <text:p text:style-name="P1"><text:span text:style-name="T1">VOTE 1168123981 Campaign:ssss_uk_02B Validity:during Choice:Leon CONN:MIG01TU MSISDN:00777779949999 GUID:BFA6C9FD-EBFC-4C3F-8A02-1637539B8B4D Shortcode:63334</text:span></text:p>
      <text:p text:style-name="P1"><text:span text:style-name="T1">VOTE 1168123981 Campaign:ssss_uk_02B Validity:during Choice:Leon CONN:MIG01TU MSISDN:00777775799999 GUID:880403F3-1550-4C48-92CA-C8FF808ABC82 Shortcode:63334</text:span></text:p>
      <text:p text:style-name="P1"><text:span text:style-name="T1">VOTE 1168123981 Campaign:ssss_uk_02B Validity:during Choice:Leon CONN:MIG01HU MSISDN:00777778849999 GUID:42CA061E-B58D-4885-85DF-AA2936360B3D Shortcode:63334</text:span></text:p>
      <text:p text:style-name="P1"><text:span text:style-name="T1">VOTE 1168123981 Campaign:ssss_uk_02B Validity:during Choice:Leon CONN:MIG01HU MSISDN:00777776489999 GUID:FCCEC6E4-1758-4A06-9DF8-C2F15695FA75 Shortcode:63334</text:span></text:p>
      <text:p text:style-name="P1"><text:span text:style-name="T1">VOTE 1168123981 Campaign:ssss_uk_02B Validity:during Choice:Leon CONN:MIG01XU MSISDN:00777779259999 GUID:7EFB83BB-0029-4C1B-A0EB-A3C0EE043977 Shortcode:63334</text:span></text:p>
      <text:p text:style-name="P1"><text:span text:style-name="T1">VOTE 1168123981 Campaign:ssss_uk_02B Validity:during Choice:Leon CONN:MIG01XU MSISDN:00777779609999 GUID:F600791D-628B-4E58-970E-02CD655F9AE1 Shortcode:63334</text:span></text:p>
      <text:p text:style-name="P1"><text:span text:style-name="T1">VOTE 1168123981 Campaign:ssss_uk_02B Validity:during Choice:Matthew CONN:MIG00VU MSISDN:00777779879999 GUID:CCF24E65-38B7-4D6B-9612-94C38A40BB55 Shortcode:63334</text:span></text:p>
      <text:p text:style-name="P1"><text:span text:style-name="T1">VOTE 1168123981 Campaign:ssss_uk_02B Validity:during Choice:Leon CONN:MIG01XU MSISDN:00777775479999 GUID:5BFAF771-FC26-44B2-9FE8-6F1DE1C863B6 Shortcode:63334</text:span></text:p>
      <text:p text:style-name="P1"><text:span text:style-name="T1">VOTE 1168123981 Campaign:ssss_uk_02B Validity:during Choice:Leon CONN:MIG01TU MSISDN:00777772259999 GUID:64882E57-D2E5-4BEE-9E00-0F5929DE73B5 Shortcode:63334</text:span></text:p>
      <text:p text:style-name="P1"><text:span text:style-name="T1">VOTE 1168123981 Campaign:ssss_uk_02B Validity:during Choice:Leon CONN:MIG01TU MSISDN:00777776379999 GUID:0C92B3CC-FE3C-40D1-AC41-BE9F9E29AFF3 Shortcode:63334</text:span></text:p>
      <text:p text:style-name="P1"><text:span text:style-name="T1">VOTE 1168123981 Campaign:ssss_uk_02B Validity:during Choice:Leon CONN:MIG01TU MSISDN:00777779789999 GUID:374353CE-C3EA-4113-9B2C-FD8F3623C62B Shortcode:63334</text:span></text:p>
      <text:p text:style-name="P1"><text:span text:style-name="T1">VOTE 1168123981 Campaign:ssss_uk_02B Validity:during Choice:Leon CONN:MIG01TU MSISDN:00777777079999 GUID:9DACB0A6-6403-4B9A-9887-8A143AA9F5A4 Shortcode:63334</text:span></text:p>
      <text:p text:style-name="P1"><text:span text:style-name="T1">VOTE 1168123981 Campaign:ssss_uk_02B Validity:during Choice:Leon CONN:MIG01TU MSISDN:00777772309999 GUID:E7D0861C-B076-4E02-9F60-FAA7C819828B Shortcode:63334</text:span></text:p>
      <text:p text:style-name="P1"><text:span text:style-name="T1">VOTE 1168123981 Campaign:ssss_uk_02B Validity:during Choice:Matthew CONN:MIG00VU MSISDN:00777770909999 GUID:3D946C93-8159-4AC1-8BAF-22E25757F213 Shortcode:63334</text:span></text:p>
      <text:p text:style-name="P1"><text:span text:style-name="T1">VOTE 1168123981 Campaign:ssss_uk_02B Validity:during Choice:Leon CONN:MIG01TU MSISDN:00777776389999 GUID:DF96A952-3752-495F-9DB8-33D0F9C8913E Shortcode:63334</text:span></text:p>
      <text:p text:style-name="P1"><text:span text:style-name="T1">VOTE 1168123981 Campaign:ssss_uk_02B Validity:during Choice:Leon CONN:MIG00VU MSISDN:00777776209999 GUID:6431BF6F-015B-4320-ABAA-6DEA13FA86E7 Shortcode:63334</text:span></text:p>
      <text:p text:style-name="P1"><text:span text:style-name="T1">VOTE 1168123981 Campaign:ssss_uk_02B Validity:during Choice:Leon CONN:MIG01TU MSISDN:00777775519999 GUID:60713E46-DF11-4D56-AB94-ECB4E899B5EF Shortcode:63334</text:span></text:p>
      <text:p text:style-name="P1"><text:span text:style-name="T1">VOTE 1168123981 Campaign:ssss_uk_02B Validity:during Choice:Leon CONN:MIG01TU MSISDN:00777774359999 GUID:8240BC83-5BF6-4257-9281-628CA2C70BBA Shortcode:63334</text:span></text:p>
      <text:p text:style-name="P1"><text:span text:style-name="T1">VOTE 1168123981 Campaign:ssss_uk_02B Validity:during Choice:Leon CONN:MIG01TU MSISDN:00777770449999 GUID:5AFE1E83-A340-4ED1-87F5-66922A0EF99F Shortcode:63334</text:span></text:p>
      <text:p text:style-name="P1"><text:span text:style-name="T1">VOTE 1168123981 Campaign:ssss_uk_02B Validity:during Choice:Matthew CONN:MIG00VU MSISDN:00777779279999 GUID:7AC046D2-B207-4AFB-9748-522F5B5E58A4 Shortcode:63334</text:span></text:p>
      <text:p text:style-name="P1"><text:span text:style-name="T1">VOTE 1168123981 Campaign:ssss_uk_02B Validity:during Choice:Matthew CONN:MIG01TU MSISDN:00777777979999 GUID:8A20E0EF-896F-4CCD-ABF2-BB862B3E6533 Shortcode:63334</text:span></text:p>
      <text:p text:style-name="P1"><text:span text:style-name="T1">VOTE 1168123981 Campaign:ssss_uk_02B Validity:during Choice:Leon CONN:MIG01TU MSISDN:00777774929999 GUID:0BEEDB72-E0AB-4A6F-BC84-C572E48CB328 Shortcode:63334</text:span></text:p>
      <text:p text:style-name="P1"><text:span text:style-name="T1">VOTE 1168123981 Campaign:ssss_uk_02B Validity:during Choice:Leon CONN:MIG01XU MSISDN:00777774069999 GUID:7C5FF15C-74DB-4B63-8E9D-8499D17F924A Shortcode:63334</text:span></text:p>
      <text:p text:style-name="P1"><text:span text:style-name="T1">VOTE 1168123981 Campaign:ssss_uk_02B Validity:during Choice:Leon CONN:MIG01XU MSISDN:00777774069999 GUID:7D0599A5-C818-4EBA-8E05-E48D7A380979 Shortcode:63334</text:span></text:p>
      <text:p text:style-name="P1"><text:span text:style-name="T1">VOTE 1168123981 Campaign:ssss_uk_02B Validity:during Choice:Leon CONN:MIG00VU </text:span><text:soft-page-break/><text:span text:style-name="T1">MSISDN:00777774489999 GUID:639A1B81-7125-4C18-ADBF-903A24E205A8 Shortcode:63334</text:span></text:p>
      <text:p text:style-name="P1"><text:span text:style-name="T1">VOTE 1168123981 Campaign:ssss_uk_02B Validity:during Choice:Leon CONN:MIG01TU MSISDN:00777771379999 GUID:80E89A91-4932-44EE-8B78-32E52C7EBB1D Shortcode:63334</text:span></text:p>
      <text:p text:style-name="P1"><text:span text:style-name="T1">VOTE 1168123981 Campaign:ssss_uk_02B Validity:during Choice:Leon CONN:MIG01TU MSISDN:00777770949999 GUID:7DEA7918-F2BD-4BAB-BFF3-FB510A1468CC Shortcode:63334</text:span></text:p>
      <text:p text:style-name="P1"><text:span text:style-name="T1">VOTE 1168123981 Campaign:ssss_uk_02B Validity:during Choice:Leon CONN:MIG01HU MSISDN:00777776679999 GUID:991FDCC0-D5E4-49E4-B713-B155F8C7ABDE Shortcode:63334</text:span></text:p>
      <text:p text:style-name="P1"><text:span text:style-name="T1">VOTE 1168123981 Campaign:ssss_uk_02B Validity:during Choice:Leon CONN:MIG01HU MSISDN:00777773279999 GUID:D7B6E21D-1046-45CB-8670-49FD1309B588 Shortcode:63334</text:span></text:p>
      <text:p text:style-name="P1"><text:span text:style-name="T1">VOTE 1168123981 Campaign:ssss_uk_02B Validity:during Choice:Leon CONN:MIG01XU MSISDN:00777772179999 GUID:2CEE9395-BC4F-475E-B7D7-6A2FBD636476 Shortcode:63334</text:span></text:p>
      <text:p text:style-name="P1"><text:span text:style-name="T1">VOTE 1168123981 Campaign:ssss_uk_02B Validity:during Choice:Matthew CONN:MIG01XU MSISDN:00777773579999 GUID:E7AEA715-0924-44F5-BA21-5ECD44FE6EF6 Shortcode:63334</text:span></text:p>
      <text:p text:style-name="P1"><text:span text:style-name="T1">VOTE 1168123981 Campaign:ssss_uk_02B Validity:during Choice:Leon CONN:MIG00VU MSISDN:00777770629999 GUID:F4700AA3-C0B3-4D1C-862D-BAD8FA313D32 Shortcode:63334</text:span></text:p>
      <text:p text:style-name="P1"><text:span text:style-name="T1">VOTE 1168123981 Campaign:ssss_uk_02B Validity:during Choice:Leon CONN:MIG01TU MSISDN:00777774409999 GUID:DAD3226F-F986-43A8-8F32-3F6AB26BF653 Shortcode:63334</text:span></text:p>
      <text:p text:style-name="P1"><text:span text:style-name="T1">VOTE 1168123981 Campaign:ssss_uk_02B Validity:during Choice:Leon CONN:MIG01TU MSISDN:00777779529999 GUID:71C8C89B-B762-46BB-8D78-18F0B5AAC778 Shortcode:63334</text:span></text:p>
      <text:p text:style-name="P1"><text:span text:style-name="T1">VOTE 1168123981 Campaign:ssss_uk_02B Validity:during Choice:Leon CONN:MIG01TU MSISDN:00777770669999 GUID:3D624A80-DD17-4B83-BE55-5611C4009ECE Shortcode:63334</text:span></text:p>
      <text:p text:style-name="P1"><text:span text:style-name="T1">VOTE 1168123981 Campaign:ssss_uk_02B Validity:during Choice:Leon CONN:MIG01XU MSISDN:00777771009999 GUID:BAFFAE47-8953-45F1-B477-A23043E0DD3E Shortcode:63334</text:span></text:p>
      <text:p text:style-name="P1"><text:span text:style-name="T1">VOTE 1168123981 Campaign:ssss_uk_02B Validity:during Choice:Leon CONN:MIG01TU MSISDN:00777772489999 GUID:5E430BC2-073D-4E88-8423-DCFDEDFEE215 Shortcode:63334</text:span></text:p>
      <text:p text:style-name="P1"><text:span text:style-name="T1">VOTE 1168123981 Campaign:ssss_uk_02B Validity:during Choice:Leon CONN:MIG01TU MSISDN:00777776259999 GUID:2FB9A47D-4803-47F7-8EC8-7015C134E022 Shortcode:63334</text:span></text:p>
      <text:p text:style-name="P1"><text:span text:style-name="T1">VOTE 1168123981 Campaign:ssss_uk_02B Validity:during Choice:Leon CONN:MIG01TU MSISDN:00777778009999 GUID:6CDDEC8E-F1BA-46B5-A187-BA6086EDE928 Shortcode:63334</text:span></text:p>
      <text:p text:style-name="P1"><text:span text:style-name="T1">VOTE 1168123981 Campaign:ssss_uk_02B Validity:during Choice:Leon CONN:MIG01TU MSISDN:00777779139999 GUID:B66562A0-6D35-4CE5-96C9-03163ABD757F Shortcode:63334</text:span></text:p>
      <text:p text:style-name="P1"><text:span text:style-name="T1">VOTE 1168123982 Campaign:ssss_uk_02B Validity:during Choice:Leon CONN:MIG01TU MSISDN:00777774229999 GUID:81A33FF0-3008-4212-A457-4CD6CFAB4AC1 Shortcode:63334</text:span></text:p>
      <text:p text:style-name="P1"><text:span text:style-name="T1">VOTE 1168123982 Campaign:ssss_uk_02B Validity:during Choice:Leon CONN:MIG01TU MSISDN:00777777109999 GUID:943ED9E1-9AB7-4B10-A591-67A70829D2A3 Shortcode:63334</text:span></text:p>
      <text:p text:style-name="P1"><text:span text:style-name="T1">VOTE 1168123982 Campaign:ssss_uk_02B Validity:during Choice:Leon CONN:MIG01TU MSISDN:00777777729999 GUID:AF92B808-C29D-444A-9EBF-256A12A19841 Shortcode:63334</text:span></text:p>
      <text:p text:style-name="P1"><text:span text:style-name="T1">VOTE 1168123982 Campaign:ssss_uk_02B Validity:during Choice:Leon CONN:MIG01TU MSISDN:00777770459999 GUID:0F37AB3C-FD6E-4E13-8CBC-92BF5A789797 Shortcode:63334</text:span></text:p>
      <text:p text:style-name="P1"><text:span text:style-name="T1">VOTE 1168123982 Campaign:ssss_uk_02B Validity:during Choice:Leon CONN:MIG01TU MSISDN:00777770179999 GUID:26A232FE-6AF5-4A7D-9F10-50923711F667 Shortcode:63334</text:span></text:p>
      <text:p text:style-name="P1"><text:span text:style-name="T1">VOTE 1168123982 Campaign:ssss_uk_02B Validity:during Choice:Leon CONN:MIG01TU MSISDN:00777773359999 GUID:7F1726A4-2F7E-4B35-A78C-93DEE2C6FDDF Shortcode:63334</text:span></text:p>
      <text:p text:style-name="P1"><text:span text:style-name="T1">VOTE 1168123982 Campaign:ssss_uk_02B Validity:during Choice:Matthew CONN:MIG01XU MSISDN:00777774909999 GUID:C2DC4FEA-6183-4041-A832-490ABCBEB458 Shortcode:63334</text:span></text:p>
      <text:p text:style-name="P1"><text:span text:style-name="T1">VOTE 1168123982 Campaign:ssss_uk_02B Validity:during Choice:Matthew CONN:MIG01XU MSISDN:00777772469999 GUID:D27792D0-BA4B-476A-B39A-2207CA5DD16F Shortcode:63334</text:span></text:p>
      <text:p text:style-name="P1"><text:span text:style-name="T1">VOTE 1168123982 Campaign:ssss_uk_02B Validity:during Choice:Leon CONN:MIG01XU MSISDN:00777777489999 GUID:7814C3B5-1F49-49A5-9905-DD1F0DA9F19C Shortcode:63334</text:span></text:p>
      <text:p text:style-name="P1"><text:span text:style-name="T1">VOTE 1168123982 Campaign:ssss_uk_02B Validity:during Choice:Matthew CONN:MIG01TU MSISDN:00777779389999 GUID:1772617C-06BE-4849-A1BB-6B1D995D901E Shortcode:63334</text:span></text:p>
      <text:p text:style-name="P1"><text:span text:style-name="T1">VOTE 1168123982 Campaign:ssss_uk_02B Validity:during Choice:Leon CONN:MIG01TU MSISDN:00777774629999 GUID:AC5473C7-B791-41E4-9C82-E618E8A3CC9F Shortcode:63334</text:span></text:p>
      <text:p text:style-name="P1"><text:span text:style-name="T1">VOTE 1168123982 Campaign:ssss_uk_02B Validity:during Choice:Matthew CONN:MIG01TU MSISDN:00777773829999 GUID:21371F65-D17B-4C0C-ABB8-C9495B9E8777 Shortcode:63334</text:span></text:p>
      <text:p text:style-name="P1"><text:span text:style-name="T1">VOTE 1168123982 Campaign:ssss_uk_02B Validity:during Choice:Leon CONN:MIG01TU MSISDN:00777776339999 GUID:BF02295E-BAB9-43C2-B3A7-75D33C895F7F Shortcode:63334</text:span></text:p>
      <text:p text:style-name="P1"><text:span text:style-name="T1">VOTE 1168123982 Campaign:ssss_uk_02B Validity:during Choice:Leon CONN:MIG00VU MSISDN:00777776739999 GUID:9AB231CD-8386-455B-B151-5AFFB4DD1A82 Shortcode:63334</text:span></text:p>
      <text:p text:style-name="P1"><text:span text:style-name="T1">VOTE 1168123982 Campaign:ssss_uk_02B Validity:during Choice:Leon CONN:MIG01TU MSISDN:00777774149999 GUID:6DDD99B2-BC14-4C60-A436-1A78357C0432 Shortcode:63334</text:span></text:p>
      <text:p text:style-name="P1"><text:span text:style-name="T1">VOTE 1168123982 Campaign:ssss_uk_02B Validity:during Choice:Leon CONN:MIG01HU </text:span><text:soft-page-break/><text:span text:style-name="T1">MSISDN:00777777879999 GUID:F5752265-2EFB-4F00-BD03-B635C6AB7F3E Shortcode:63334</text:span></text:p>
      <text:p text:style-name="P1"><text:span text:style-name="T1">VOTE 1168123982 Campaign:ssss_uk_02B Validity:during Choice:Leon CONN:MIG01XU MSISDN:00777777609999 GUID:6DD7A72F-50D4-4E9F-9F33-A25A8E47923C Shortcode:63334</text:span></text:p>
      <text:p text:style-name="P1"><text:span text:style-name="T1">VOTE 1168123982 Campaign:ssss_uk_02B Validity:during Choice:Leon CONN:MIG01HU MSISDN:00777772279999 GUID:9237A5AD-63AE-4116-8817-E4FC866019F4 Shortcode:63334</text:span></text:p>
      <text:p text:style-name="P1"><text:span text:style-name="T1">VOTE 1168123982 Campaign:ssss_uk_02B Validity:during Choice:Leon CONN:MIG01HU MSISDN:00777777699999 GUID:A005B1F1-7491-4155-B08C-39A48D322D93 Shortcode:63334</text:span></text:p>
      <text:p text:style-name="P1"><text:span text:style-name="T1">VOTE 1168123982 Campaign:ssss_uk_02B Validity:during Choice:Leon CONN:MIG01XU MSISDN:00777770039999 GUID:C3E74B16-A034-4588-A7D9-82C99D1D844E Shortcode:63334</text:span></text:p>
      <text:p text:style-name="P1"><text:span text:style-name="T1">VOTE 1168123982 Campaign:ssss_uk_02B Validity:during Choice:Leon CONN:MIG01XU MSISDN:00777771829999 GUID:9A06A878-2F83-4B20-8359-5A5B1A8EAD6B Shortcode:63334</text:span></text:p>
      <text:p text:style-name="P1"><text:span text:style-name="T1">VOTE 1168123982 Campaign:ssss_uk_02B Validity:during Choice:Leon CONN:MIG01HU MSISDN:00777778299999 GUID:D4C92ABA-2F15-4919-B8C5-A6830E5C1805 Shortcode:63334</text:span></text:p>
      <text:p text:style-name="P1"><text:span text:style-name="T1">VOTE 1168123982 Campaign:ssss_uk_02B Validity:during Choice:Leon CONN:MIG01XU MSISDN:00777774269999 GUID:9DD563EC-CD9A-44A4-83B9-2F9431B54194 Shortcode:63334</text:span></text:p>
      <text:p text:style-name="P1"><text:span text:style-name="T1">VOTE 1168123982 Campaign:ssss_uk_02B Validity:during Choice:Leon CONN:MIG01TU MSISDN:00777778289999 GUID:B1A68F8E-0C6B-43D0-BBF4-13659FDAE2AC Shortcode:63334</text:span></text:p>
      <text:p text:style-name="P1"><text:span text:style-name="T1">VOTE 1168123982 Campaign:ssss_uk_02B Validity:during Choice:Matthew CONN:MIG01HU MSISDN:00777778839999 GUID:31C3255B-40BF-455A-9040-A0F6E6413B18 Shortcode:63334</text:span></text:p>
      <text:p text:style-name="P1"><text:span text:style-name="T1">VOTE 1168123982 Campaign:ssss_uk_02B Validity:during Choice:Matthew CONN:MIG01HU MSISDN:00777777179999 GUID:AB3AA66E-5B0A-47B6-B6CB-6D534003CA2B Shortcode:63334</text:span></text:p>
      <text:p text:style-name="P1"><text:span text:style-name="T1">VOTE 1168123982 Campaign:ssss_uk_02B Validity:during Choice:Matthew CONN:MIG01HU MSISDN:00777777499999 GUID:B6EA0603-211C-43D4-9C10-9AE8EC6D16B9 Shortcode:63334</text:span></text:p>
      <text:p text:style-name="P1"><text:span text:style-name="T1">VOTE 1168123982 Campaign:ssss_uk_02B Validity:during Choice:Leon CONN:MIG01HU MSISDN:00777776859999 GUID:EC7D00CB-7339-45A8-AF9B-A2D99D225205 Shortcode:63334</text:span></text:p>
      <text:p text:style-name="P1"><text:span text:style-name="T1">VOTE 1168123982 Campaign:ssss_uk_02B Validity:during Choice:Leon CONN:MIG01XU MSISDN:00777771469999 GUID:CFFDA52F-2FDC-4EC4-B9D3-2308F65DBD18 Shortcode:63334</text:span></text:p>
      <text:p text:style-name="P1"><text:span text:style-name="T1">VOTE 1168123982 Campaign:ssss_uk_02B Validity:during Choice:Leon CONN:MIG01XU MSISDN:00777779439999 GUID:9ACA3213-D58A-42F8-8F4F-D839CFF3FF96 Shortcode:63334</text:span></text:p>
      <text:p text:style-name="P1"><text:span text:style-name="T1">VOTE 1168123982 Campaign:ssss_uk_02B Validity:during Choice:Leon CONN:MIG01XU MSISDN:00777772459999 GUID:BFC69B8B-F031-4751-9AAE-196AB4DC8A78 Shortcode:63334</text:span></text:p>
      <text:p text:style-name="P1"><text:span text:style-name="T1">VOTE 1168123982 Campaign:ssss_uk_02B Validity:during Choice:Leon CONN:MIG00VU MSISDN:00777779679999 GUID:ADE082A4-6563-4656-8AA9-B0A7B785AB4B Shortcode:63334</text:span></text:p>
      <text:p text:style-name="P1"><text:span text:style-name="T1">VOTE 1168123982 Campaign:ssss_uk_02B Validity:during Choice:Leon CONN:MIG01XU MSISDN:00777775149999 GUID:D1981973-B7E9-4F22-B0A5-77067F91FB65 Shortcode:63334</text:span></text:p>
      <text:p text:style-name="P1"><text:span text:style-name="T1">VOTE 1168123982 Campaign:ssss_uk_02B Validity:during Choice:Leon CONN:MIG01XU MSISDN:00777771369999 GUID:56088462-11FC-497E-A2ED-D72877C591F3 Shortcode:63334</text:span></text:p>
      <text:p text:style-name="P1"><text:span text:style-name="T1">VOTE 1168123982 Campaign:ssss_uk_02B Validity:during Choice:Matthew CONN:MIG01XU MSISDN:00777777539999 GUID:ADBDB7D6-80A4-4B88-AA53-4450C71B288C Shortcode:63334</text:span></text:p>
      <text:p text:style-name="P1"><text:span text:style-name="T1">VOTE 1168123982 Campaign:ssss_uk_02B Validity:during Choice:Leon CONN:MIG01XU MSISDN:00777771499999 GUID:25D56A37-6003-49A6-96C0-9083903EDFB6 Shortcode:63334</text:span></text:p>
      <text:p text:style-name="P1"><text:span text:style-name="T1">VOTE 1168123982 Campaign:ssss_uk_02B Validity:during Choice:Leon CONN:MIG01HU MSISDN:00777777649999 GUID:F299CCEE-0F74-43BC-9975-B6FAC7EB74B7 Shortcode:63334</text:span></text:p>
      <text:p text:style-name="P1"><text:span text:style-name="T1">VOTE 1168123982 Campaign:ssss_uk_02B Validity:during Choice:Leon CONN:MIG01HU MSISDN:00777777599999 GUID:24F1DBC1-2AAB-421C-BA6A-A065FBCBD3EE Shortcode:63334</text:span></text:p>
      <text:p text:style-name="P1"><text:span text:style-name="T1">VOTE 1168123982 Campaign:ssss_uk_02B Validity:during Choice:Matthew CONN:MIG01XU MSISDN:00777771309999 GUID:B8ECE510-D9BC-4E75-9D9F-4E95021D0E85 Shortcode:63334</text:span></text:p>
      <text:p text:style-name="P1"><text:span text:style-name="T1">VOTE 1168123983 Campaign:ssss_uk_02B Validity:during Choice:Matthew CONN:MIG01HU MSISDN:00777777699999 GUID:76297B10-35F3-478F-9CA9-7BE3149FA3CD Shortcode:63334</text:span></text:p>
      <text:p text:style-name="P1"><text:span text:style-name="T1">VOTE 1168123983 Campaign:ssss_uk_02B Validity:during Choice:Leon CONN:MIG01HU MSISDN:00777777159999 GUID:22321A00-FBA3-4263-B4E8-DA5F2E52D31A Shortcode:63334</text:span></text:p>
      <text:p text:style-name="P1"><text:span text:style-name="T1">VOTE 1168123983 Campaign:ssss_uk_02B Validity:during Choice:Matthew CONN:MIG00VU MSISDN:00777770879999 GUID:F15FE103-E7F9-4FCF-AE7E-376A5CE7D0D4 Shortcode:63334</text:span></text:p>
      <text:p text:style-name="P1"><text:span text:style-name="T1">VOTE 1168123983 Campaign:ssss_uk_02B Validity:during Choice:Leon CONN:MIG01XU MSISDN:00777774459999 GUID:9B0511AC-2FDC-4281-8FA1-F2745714AB4B Shortcode:63334</text:span></text:p>
      <text:p text:style-name="P1"><text:span text:style-name="T1">VOTE 1168123983 Campaign:ssss_uk_02B Validity:during Choice:Leon CONN:MIG01XU MSISDN:00777771009999 GUID:5711ABF4-BC95-4F2A-B48A-B2AA9595D325 Shortcode:63334</text:span></text:p>
      <text:p text:style-name="P1"><text:span text:style-name="T1">VOTE 1168123983 Campaign:ssss_uk_02B Validity:during Choice:Leon CONN:MIG01XU MSISDN:00777778819999 GUID:E6129228-6487-40D0-9499-BDB131F5E6D1 Shortcode:63334</text:span></text:p>
      <text:p text:style-name="P1"><text:span text:style-name="T1">VOTE 1168123983 Campaign:ssss_uk_02B Validity:during Choice:Leon CONN:MIG01XU MSISDN:00777775609999 GUID:46D5A341-CD27-467D-8B2A-823452DA5C7A Shortcode:63334</text:span></text:p>
      <text:p text:style-name="P1"><text:span text:style-name="T1">VOTE 1168123983 Campaign:ssss_uk_02B Validity:during Choice:Leon CONN:MIG01XU </text:span><text:soft-page-break/><text:span text:style-name="T1">MSISDN:00777771679999 GUID:BF938182-BD40-417E-BFA9-129C2EF57E8B Shortcode:63334</text:span></text:p>
      <text:p text:style-name="P1"><text:span text:style-name="T1">VOTE 1168123983 Campaign:ssss_uk_02B Validity:during Choice:Leon CONN:MIG01XU MSISDN:00777775619999 GUID:34D587DF-FD5F-438B-A0D8-5F23F722777B Shortcode:63334</text:span></text:p>
      <text:p text:style-name="P1"><text:span text:style-name="T1">VOTE 1168123983 Campaign:ssss_uk_02B Validity:during Choice:Leon CONN:MIG01XU MSISDN:00777772859999 GUID:64CC95B8-CCF7-4BF6-AD29-6E2409D4F6AD Shortcode:63334</text:span></text:p>
      <text:p text:style-name="P1"><text:span text:style-name="T1">VOTE 1168123983 Campaign:ssss_uk_02B Validity:during Choice:Leon CONN:MIG01HU MSISDN:00777778919999 GUID:6D34D4FE-265F-4F03-84A8-1A88F6CCD17B Shortcode:63334</text:span></text:p>
      <text:p text:style-name="P1"><text:span text:style-name="T1">VOTE 1168123983 Campaign:ssss_uk_02B Validity:during Choice:Leon CONN:MIG01HU MSISDN:00777771099999 GUID:AAFD5018-7EF5-4409-AB9B-F533F6395A86 Shortcode:63334</text:span></text:p>
      <text:p text:style-name="P1"><text:span text:style-name="T1">VOTE 1168123983 Campaign:ssss_uk_02B Validity:during Choice:Leon CONN:MIG01HU MSISDN:00777778649999 GUID:6F6242D9-2C25-43C8-B1C3-6D805E5A5F97 Shortcode:63334</text:span></text:p>
      <text:p text:style-name="P1"><text:span text:style-name="T1">VOTE 1168123983 Campaign:ssss_uk_02B Validity:during Choice:Leon CONN:MIG01HU MSISDN:00777777139999 GUID:129B9D0C-643A-400B-A03D-DBD3EDA8673C Shortcode:63334</text:span></text:p>
      <text:p text:style-name="P1"><text:span text:style-name="T1">VOTE 1168123983 Campaign:ssss_uk_02B Validity:during Choice:Leon CONN:MIG01XU MSISDN:00777775289999 GUID:712D74C1-87F6-442D-8F24-9BA6DE41E4D7 Shortcode:63334</text:span></text:p>
      <text:p text:style-name="P1"><text:span text:style-name="T1">VOTE 1168123983 Campaign:ssss_uk_02B Validity:during Choice:Leon CONN:MIG01XU MSISDN:00777774929999 GUID:BBFF9547-A1B6-4836-BCD9-D4C3BA0D1C4F Shortcode:63334</text:span></text:p>
      <text:p text:style-name="P1"><text:span text:style-name="T1">VOTE 1168123983 Campaign:ssss_uk_02B Validity:during Choice:Leon CONN:MIG01XU MSISDN:00777771449999 GUID:A6279457-07B7-4767-ADAB-E451C338DC38 Shortcode:63334</text:span></text:p>
      <text:p text:style-name="P1"><text:span text:style-name="T1">VOTE 1168123983 Campaign:ssss_uk_02B Validity:during Choice:Leon CONN:MIG01XU MSISDN:00777775149999 GUID:845D0924-C4B9-4A6E-BA08-C88BD93AFDA3 Shortcode:63334</text:span></text:p>
      <text:p text:style-name="P1"><text:span text:style-name="T1">VOTE 1168123983 Campaign:ssss_uk_02B Validity:during Choice:Leon CONN:MIG01XU MSISDN:00777774069999 GUID:8BCE7EBB-5819-487D-97E5-0FEAA7976A3B Shortcode:63334</text:span></text:p>
      <text:p text:style-name="P1"><text:span text:style-name="T1">VOTE 1168123983 Campaign:ssss_uk_02B Validity:during Choice:Leon CONN:MIG01XU MSISDN:00777778309999 GUID:859F44A7-2BCE-4660-B37D-4189B564225A Shortcode:63334</text:span></text:p>
      <text:p text:style-name="P1"><text:span text:style-name="T1">VOTE 1168123983 Campaign:ssss_uk_02B Validity:during Choice:Leon CONN:MIG01XU MSISDN:00777779879999 GUID:03397D4F-A593-4602-82C7-CFCCDBAA771F Shortcode:63334</text:span></text:p>
      <text:p text:style-name="P1"><text:span text:style-name="T1">VOTE 1168123983 Campaign:ssss_uk_02B Validity:during Choice:Leon CONN:MIG01XU MSISDN:00777779519999 GUID:4527FB42-4126-4200-BD8A-CE0241713522 Shortcode:63334</text:span></text:p>
      <text:p text:style-name="P1"><text:span text:style-name="T1">VOTE 1168123983 Campaign:ssss_uk_02B Validity:during Choice:Leon CONN:MIG01XU MSISDN:00777775429999 GUID:D66FF12D-84CE-486F-B639-F5CE40C23341 Shortcode:63334</text:span></text:p>
      <text:p text:style-name="P1"><text:span text:style-name="T1">VOTE 1168123983 Campaign:ssss_uk_02B Validity:during Choice:Leon CONN:MIG01XU MSISDN:00777776329999 GUID:C0969342-A6AD-4C16-927B-85B90E2E50C0 Shortcode:63334</text:span></text:p>
      <text:p text:style-name="P1"><text:span text:style-name="T1">VOTE 1168123984 Campaign:ssss_uk_02B Validity:during Choice:Leon CONN:MIG01XU MSISDN:00777775819999 GUID:B33A689D-B204-42AA-94B2-01FA15A8F71B Shortcode:63334</text:span></text:p>
      <text:p text:style-name="P1"><text:span text:style-name="T1">VOTE 1168123984 Campaign:ssss_uk_02B Validity:during Choice:Leon CONN:MIG01XU MSISDN:00777775819999 GUID:7E562F08-66C5-4C5E-A44C-706A38A064D1 Shortcode:63334</text:span></text:p>
      <text:p text:style-name="P1"><text:span text:style-name="T1">VOTE 1168123984 Campaign:ssss_uk_02B Validity:during Choice:Leon CONN:MIG01TU MSISDN:00777776519999 GUID:B23A7940-226E-4129-B50E-0BA020D6950B Shortcode:63334</text:span></text:p>
      <text:p text:style-name="P1"><text:span text:style-name="T1">VOTE 1168123984 Campaign:ssss_uk_02B Validity:during Choice:Leon CONN:MIG01TU MSISDN:00777771109999 GUID:0E6D458E-767F-4060-B883-65D7B656B33F Shortcode:63334</text:span></text:p>
      <text:p text:style-name="P1"><text:span text:style-name="T1">VOTE 1168123984 Campaign:ssss_uk_02B Validity:during Choice:Leon CONN:MIG01XU MSISDN:00777779369999 GUID:1AD333FE-8E3A-446C-8954-872BCF0A9FDF Shortcode:63334</text:span></text:p>
      <text:p text:style-name="P1"><text:span text:style-name="T1">VOTE 1168123984 Campaign:ssss_uk_02B Validity:during Choice:Leon CONN:MIG01HU MSISDN:00777776689999 GUID:EE24C731-E1AF-440C-87B5-2D3841D51BF0 Shortcode:63334</text:span></text:p>
      <text:p text:style-name="P1"><text:span text:style-name="T1">VOTE 1168123984 Campaign:ssss_uk_02B Validity:during Choice:Matthew CONN:MIG01XU MSISDN:00777777509999 GUID:98F4F916-2087-45E8-955B-C8EA4A4F3559 Shortcode:63334</text:span></text:p>
      <text:p text:style-name="P1"><text:span text:style-name="T1">VOTE 1168123984 Campaign:ssss_uk_02B Validity:during Choice:Matthew CONN:MIG01HU MSISDN:00777778639999 GUID:2B147C8E-E3B7-4866-A8A4-47423FF9FB6E Shortcode:63334</text:span></text:p>
      <text:p text:style-name="P1"><text:span text:style-name="T1">VOTE 1168123984 Campaign:ssss_uk_02B Validity:during Choice:Leon CONN:MIG01HU MSISDN:00777773259999 GUID:28482414-9BC2-422F-9D1C-74EE78646B57 Shortcode:63334</text:span></text:p>
      <text:p text:style-name="P1"><text:span text:style-name="T1">VOTE 1168123984 Campaign:ssss_uk_02B Validity:during Choice:Leon CONN:MIG01XU MSISDN:00777777709999 GUID:16451753-1E85-4C19-A08A-D4688F30EB3C Shortcode:63334</text:span></text:p>
      <text:p text:style-name="P1"><text:span text:style-name="T1">VOTE 1168123984 Campaign:ssss_uk_02B Validity:during Choice:Leon CONN:MIG01HU MSISDN:00777772259999 GUID:A65E050E-86F9-40DD-962D-2C1F8141465C Shortcode:63334</text:span></text:p>
      <text:p text:style-name="P1"><text:span text:style-name="T1">VOTE 1168123984 Campaign:ssss_uk_02B Validity:during Choice:Leon CONN:MIG01XU MSISDN:00777778959999 GUID:914A3964-35F0-47C7-8EE8-053B01BC8F3A Shortcode:63334</text:span></text:p>
      <text:p text:style-name="P1"><text:span text:style-name="T1">VOTE 1168123984 Campaign:ssss_uk_02B Validity:during Choice:Leon CONN:MIG01TU MSISDN:00777778379999 GUID:77895A99-FDB6-43A3-8B55-52F02B4953BE Shortcode:63334</text:span></text:p>
      <text:p text:style-name="P1"><text:span text:style-name="T1">VOTE 1168123984 Campaign:ssss_uk_02B Validity:during Choice:Leon CONN:MIG01TU MSISDN:00777775219999 GUID:90260D11-B362-486A-8BE8-9D6AA6E29752 Shortcode:63334</text:span></text:p>
      <text:p text:style-name="P1"><text:span text:style-name="T1">VOTE 1168123984 Campaign:ssss_uk_02B Validity:during Choice:Leon CONN:MIG01TU </text:span><text:soft-page-break/><text:span text:style-name="T1">MSISDN:00777773999999 GUID:296AA295-C4C6-4B60-8705-35DA5BD58259 Shortcode:63334</text:span></text:p>
      <text:p text:style-name="P1"><text:span text:style-name="T1">VOTE 1168123984 Campaign:ssss_uk_02B Validity:during Choice:Leon CONN:MIG01TU MSISDN:00777772269999 GUID:449CEECB-09B0-48FC-AF9B-069C14E378D7 Shortcode:63334</text:span></text:p>
      <text:p text:style-name="P1"><text:span text:style-name="T1">VOTE 1168123984 Campaign:ssss_uk_02B Validity:during Choice:Leon CONN:MIG01TU MSISDN:00777774239999 GUID:6EC78812-8B12-4B41-B241-D55A3B1B6071 Shortcode:63334</text:span></text:p>
      <text:p text:style-name="P1"><text:span text:style-name="T1">VOTE 1168123984 Campaign:ssss_uk_02B Validity:during Choice:Leon CONN:MIG01XU MSISDN:00777778029999 GUID:3C7079C3-4A96-4BA8-9E2B-D285832E2ADF Shortcode:63334</text:span></text:p>
      <text:p text:style-name="P1"><text:span text:style-name="T1">VOTE 1168123984 Campaign:ssss_uk_02B Validity:during Choice:Leon CONN:MIG01XU MSISDN:00777771589999 GUID:07DF7D60-8EF8-4504-B020-D4629D0E2908 Shortcode:63334</text:span></text:p>
      <text:p text:style-name="P1"><text:span text:style-name="T1">VOTE 1168123984 Campaign:ssss_uk_02B Validity:during Choice:Leon CONN:MIG01TU MSISDN:00777771159999 GUID:21CFD26D-2B53-4FAC-8DD1-A3E1C4DFF2B4 Shortcode:63334</text:span></text:p>
      <text:p text:style-name="P1"><text:span text:style-name="T1">VOTE 1168123984 Campaign:ssss_uk_02B Validity:during Choice:Leon CONN:MIG01TU MSISDN:00777773869999 GUID:FC4F8224-FA7F-4197-A19A-5A3B3E551586 Shortcode:63334</text:span></text:p>
      <text:p text:style-name="P1"><text:span text:style-name="T1">VOTE 1168123984 Campaign:ssss_uk_02B Validity:during Choice:Leon CONN:MIG01XU MSISDN:00777776119999 GUID:27F1CB86-2739-4A81-A45F-06632B8E905C Shortcode:63334</text:span></text:p>
      <text:p text:style-name="P1"><text:span text:style-name="T1">VOTE 1168123984 Campaign:ssss_uk_02B Validity:during Choice:Leon CONN:MIG01XU MSISDN:00777774129999 GUID:CF8013E0-F2E4-4A3F-9828-F5A31906AB5D Shortcode:63334</text:span></text:p>
      <text:p text:style-name="P1"><text:span text:style-name="T1">VOTE 1168123984 Campaign:ssss_uk_02B Validity:during Choice:Leon CONN:MIG01TU MSISDN:00777779209999 GUID:990B05C6-3BE8-4956-9E65-01377809633B Shortcode:63334</text:span></text:p>
      <text:p text:style-name="P1"><text:span text:style-name="T1">VOTE 1168123984 Campaign:ssss_uk_02B Validity:during Choice:Leon CONN:MIG00VU MSISDN:00777770889999 GUID:8910DE62-DC16-4934-9E54-A91C02252FCE Shortcode:63334</text:span></text:p>
      <text:p text:style-name="P1"><text:span text:style-name="T1">VOTE 1168123984 Campaign:ssss_uk_02B Validity:during Choice:Leon CONN:MIG01HU MSISDN:00777778229999 GUID:52DE573B-B814-4A2A-B142-741E900D829F Shortcode:63334</text:span></text:p>
      <text:p text:style-name="P1"><text:span text:style-name="T1">VOTE 1168123984 Campaign:ssss_uk_02B Validity:during Choice:Leon CONN:MIG01TU MSISDN:00777773809999 GUID:143DA473-B64A-4486-92DE-69DCC1F510FA Shortcode:63334</text:span></text:p>
      <text:p text:style-name="P1"><text:span text:style-name="T1">VOTE 1168123984 Campaign:ssss_uk_02B Validity:during Choice:Matthew CONN:MIG01TU MSISDN:00777772189999 GUID:E8FFEE5F-C784-4582-AB61-3BD99A34CC22 Shortcode:63334</text:span></text:p>
      <text:p text:style-name="P1"><text:span text:style-name="T1">VOTE 1168123984 Campaign:ssss_uk_02B Validity:during Choice:Leon CONN:MIG01TU MSISDN:00777772989999 GUID:E163198C-ACC8-456D-AA64-3CFE82BEA743 Shortcode:63334</text:span></text:p>
      <text:p text:style-name="P1"><text:span text:style-name="T1">VOTE 1168123984 Campaign:ssss_uk_02B Validity:during Choice:Leon CONN:MIG00VU MSISDN:00777776779999 GUID:69981BC5-19C5-4A80-B879-D69FE184116F Shortcode:63334</text:span></text:p>
      <text:p text:style-name="P1"><text:span text:style-name="T1">VOTE 1168123984 Campaign:ssss_uk_02B Validity:during Choice:Leon CONN:MIG01TU MSISDN:00777778659999 GUID:8FBE71A7-DD78-4CBD-B5D9-C0B639DDD82F Shortcode:63334</text:span></text:p>
      <text:p text:style-name="P1"><text:span text:style-name="T1">VOTE 1168123984 Campaign:ssss_uk_02B Validity:during Choice:Leon CONN:MIG01TU MSISDN:00777771939999 GUID:E4B916F5-05F2-49C8-AA56-F13696AB550B Shortcode:63334</text:span></text:p>
      <text:p text:style-name="P1"><text:span text:style-name="T1">VOTE 1168123984 Campaign:ssss_uk_02B Validity:during Choice:Leon CONN:MIG01TU MSISDN:00777776999999 GUID:C89454C8-F606-49E6-953E-075B01AB89B9 Shortcode:63334</text:span></text:p>
      <text:p text:style-name="P1"><text:span text:style-name="T1">VOTE 1168123984 Campaign:ssss_uk_02B Validity:during Choice:Leon CONN:MIG01TU MSISDN:00777779599999 GUID:32ABAA76-2C01-4287-A454-4FC4CB728DF4 Shortcode:63334</text:span></text:p>
      <text:p text:style-name="P1"><text:span text:style-name="T1">VOTE 1168123984 Campaign:ssss_uk_02B Validity:during Choice:Leon CONN:MIG00VU MSISDN:00777779119999 GUID:B10DA420-0457-4FC0-B974-0046D769E078 Shortcode:63334</text:span></text:p>
      <text:p text:style-name="P1"><text:span text:style-name="T1">VOTE 1168123984 Campaign:ssss_uk_02B Validity:during Choice:Leon CONN:MIG01XU MSISDN:00777776839999 GUID:4244D27B-1900-4B2C-9422-79B175FAB2A8 Shortcode:63334</text:span></text:p>
      <text:p text:style-name="P1"><text:span text:style-name="T1">VOTE 1168123984 Campaign:ssss_uk_02B Validity:during Choice:Leon CONN:MIG01XU MSISDN:00777776149999 GUID:0511DD33-0B6E-4FF9-A121-E1BA60753DF3 Shortcode:63334</text:span></text:p>
      <text:p text:style-name="P1"><text:span text:style-name="T1">VOTE 1168123984 Campaign:ssss_uk_02B Validity:during Choice:Leon CONN:MIG01HU MSISDN:00777777309999 GUID:851F0C53-A0FF-4EB5-AF2D-6A04020BB8A9 Shortcode:63334</text:span></text:p>
      <text:p text:style-name="P1"><text:span text:style-name="T1">VOTE 1168123984 Campaign:ssss_uk_02B Validity:during Choice:Matthew CONN:MIG01TU MSISDN:00777773699999 GUID:F5DC6192-68FD-4839-9ECF-181B8CDF8D3C Shortcode:63334</text:span></text:p>
      <text:p text:style-name="P1"><text:span text:style-name="T1">VOTE 1168123984 Campaign:ssss_uk_02B Validity:during Choice:Matthew CONN:MIG00VU MSISDN:00777779599999 GUID:B718E8E0-3AEE-439B-ADC5-9E2C151D4E04 Shortcode:63334</text:span></text:p>
      <text:p text:style-name="P1"><text:span text:style-name="T1">VOTE 1168123984 Campaign:ssss_uk_02B Validity:during Choice:Leon CONN:MIG01TU MSISDN:00777778579999 GUID:2A9FF906-9CDC-4406-A99C-6EBDEF1C12BF Shortcode:63334</text:span></text:p>
      <text:p text:style-name="P1"><text:span text:style-name="T1">VOTE 1168123984 Campaign:ssss_uk_02B Validity:during Choice:Leon CONN:MIG01TU MSISDN:00777777539999 GUID:97143E9B-7FFE-42E8-94C3-7005DC00AA32 Shortcode:63334</text:span></text:p>
      <text:p text:style-name="P1"><text:span text:style-name="T1">VOTE 1168123984 Campaign:ssss_uk_02B Validity:during Choice:Leon CONN:MIG01TU MSISDN:00777775919999 GUID:359301B4-A370-4904-99E1-A4A76F9FAE4B Shortcode:63334</text:span></text:p>
      <text:p text:style-name="P1"><text:span text:style-name="T1">VOTE 1168123984 Campaign:ssss_uk_02B Validity:during Choice:Leon CONN:MIG01XU MSISDN:00777773159999 GUID:9C1DBDA6-5527-4914-8DC2-307B82414F2B Shortcode:63334</text:span></text:p>
      <text:p text:style-name="P1"><text:span text:style-name="T1">VOTE 1168123984 Campaign:ssss_uk_02B Validity:during Choice:Leon CONN:MIG00VU MSISDN:00777777029999 GUID:ADC5E41A-6AE3-4449-A62D-02FC3336DB71 Shortcode:63334</text:span></text:p>
      <text:p text:style-name="P1"><text:span text:style-name="T1">VOTE 1168123984 Campaign:ssss_uk_02B Validity:during Choice:Matthew CONN:MIG01TU </text:span><text:soft-page-break/><text:span text:style-name="T1">MSISDN:00777777079999 GUID:EB1EA97B-108C-46E2-9A5C-948FBF6AFED6 Shortcode:63334</text:span></text:p>
      <text:p text:style-name="P1"><text:span text:style-name="T1">VOTE 1168123984 Campaign:ssss_uk_02B Validity:during Choice:Leon CONN:MIG01TU MSISDN:00777771039999 GUID:9647664E-BB7D-4526-A7FE-8FDDDA74A5CF Shortcode:63334</text:span></text:p>
      <text:p text:style-name="P1"><text:span text:style-name="T1">VOTE 1168123984 Campaign:ssss_uk_02B Validity:during Choice:Leon CONN:MIG01XU MSISDN:00777774619999 GUID:4C9E70D9-B95C-4A0A-A4E0-A40FBB5DD5EF Shortcode:63334</text:span></text:p>
      <text:p text:style-name="P1"><text:span text:style-name="T1">VOTE 1168123985 Campaign:ssss_uk_02B Validity:during Choice:Leon CONN:MIG01TU MSISDN:00777770979999 GUID:77E41750-CEA3-43B1-9DBD-B594F093ECC4 Shortcode:63334</text:span></text:p>
      <text:p text:style-name="P1"><text:span text:style-name="T1">VOTE 1168123985 Campaign:ssss_uk_02B Validity:during Choice:Leon CONN:MIG01TU MSISDN:00777778659999 GUID:5F9A5C17-3684-4A0D-99DF-027C620C21C4 Shortcode:63334</text:span></text:p>
      <text:p text:style-name="P1"><text:span text:style-name="T1">VOTE 1168123985 Campaign:ssss_uk_02B Validity:during Choice:Leon CONN:MIG00VU MSISDN:00777771939999 GUID:C9AAA46D-5E39-4FC6-BB11-D9DB3AB838F4 Shortcode:63334</text:span></text:p>
      <text:p text:style-name="P1"><text:span text:style-name="T1">VOTE 1168123985 Campaign:ssss_uk_02B Validity:during Choice:Matthew CONN:MIG01TU MSISDN:00777770949999 GUID:9A483EBA-AC4D-4BB3-835C-805E3CF34981 Shortcode:63334</text:span></text:p>
      <text:p text:style-name="P1"><text:span text:style-name="T1">VOTE 1168123985 Campaign:ssss_uk_02B Validity:during Choice:Leon CONN:MIG01XU MSISDN:00777772879999 GUID:E8E11929-AA06-485B-99CF-808FB40F13C7 Shortcode:63334</text:span></text:p>
      <text:p text:style-name="P1"><text:span text:style-name="T1">VOTE 1168123985 Campaign:ssss_uk_02B Validity:during Choice:Leon CONN:MIG01TU MSISDN:00777779129999 GUID:15EF98B9-8707-4BA7-BF66-C6638117CE73 Shortcode:63334</text:span></text:p>
      <text:p text:style-name="P1"><text:span text:style-name="T1">VOTE 1168123985 Campaign:ssss_uk_02B Validity:during Choice:Matthew CONN:MIG01TU MSISDN:00777775449999 GUID:E2BAC02B-D94C-49FB-9D1B-28946A6CCE30 Shortcode:63334</text:span></text:p>
      <text:p text:style-name="P1"><text:span text:style-name="T1">VOTE 1168123985 Campaign:ssss_uk_02B Validity:during Choice:Leon CONN:MIG01TU MSISDN:00777774799999 GUID:7A596EF3-DFFB-42B1-ABA7-3D8AFCBEDB98 Shortcode:63334</text:span></text:p>
      <text:p text:style-name="P1"><text:span text:style-name="T1">VOTE 1168123985 Campaign:ssss_uk_02B Validity:during Choice:Leon CONN:MIG01TU MSISDN:00777771909999 GUID:767DDDEF-CB1B-4770-8CD1-3276FE097503 Shortcode:63334</text:span></text:p>
      <text:p text:style-name="P1"><text:span text:style-name="T1">VOTE 1168123985 Campaign:ssss_uk_02B Validity:during Choice:Leon CONN:MIG01TU MSISDN:00777770319999 GUID:58EEEB48-804F-4005-8214-D2FA94BCCE59 Shortcode:63334</text:span></text:p>
      <text:p text:style-name="P1"><text:span text:style-name="T1">VOTE 1168123985 Campaign:ssss_uk_02B Validity:during Choice:Leon CONN:MIG01TU MSISDN:00777774199999 GUID:14BD52C6-980D-4F8C-922C-7D595316CA67 Shortcode:63334</text:span></text:p>
      <text:p text:style-name="P1"><text:span text:style-name="T1">VOTE 1168123985 Campaign:ssss_uk_02B Validity:during Choice:Leon CONN:MIG01TU MSISDN:00777770619999 GUID:41A0D7FA-A6F4-40A1-8B53-BD268EBC48E7 Shortcode:63334</text:span></text:p>
      <text:p text:style-name="P1"><text:span text:style-name="T1">VOTE 1168123985 Campaign:ssss_uk_02B Validity:during Choice:Leon CONN:MIG01TU MSISDN:00777772299999 GUID:DA4C2F76-C588-4624-9471-4B377DC04A30 Shortcode:63334</text:span></text:p>
      <text:p text:style-name="P1"><text:span text:style-name="T1">VOTE 1168123985 Campaign:ssss_uk_02B Validity:during Choice:Leon CONN:MIG01XU MSISDN:00777772709999 GUID:16498A3C-E8BB-4B5F-8901-997D9AAA1BA3 Shortcode:63334</text:span></text:p>
      <text:p text:style-name="P1"><text:span text:style-name="T1">VOTE 1168123985 Campaign:ssss_uk_02B Validity:during Choice:Leon CONN:MIG00VU MSISDN:00777770129999 GUID:7F84F2CD-F754-411C-9293-FCB2C759A178 Shortcode:63334</text:span></text:p>
      <text:p text:style-name="P1"><text:span text:style-name="T1">VOTE 1168123985 Campaign:ssss_uk_02B Validity:during Choice:Matthew CONN:MIG01TU MSISDN:00777779989999 GUID:A03014E5-9829-46BC-83FA-2B23CB2ED95E Shortcode:63334</text:span></text:p>
      <text:p text:style-name="P1"><text:span text:style-name="T1">VOTE 1168123985 Campaign:ssss_uk_02B Validity:during Choice:Leon CONN:MIG01TU MSISDN:00777777639999 GUID:3B18F433-CAF8-480F-B735-B13A5E163939 Shortcode:63334</text:span></text:p>
      <text:p text:style-name="P1"><text:span text:style-name="T1">VOTE 1168123985 Campaign:ssss_uk_02B Validity:during Choice:Leon CONN:MIG01TU MSISDN:00777770739999 GUID:0CF4AD71-FE6C-41E5-9BCC-9105C36E4535 Shortcode:63334</text:span></text:p>
      <text:p text:style-name="P1"><text:span text:style-name="T1">VOTE 1168123985 Campaign:ssss_uk_02B Validity:during Choice:Leon CONN:MIG01TU MSISDN:00777771589999 GUID:2E228ECD-C14F-4703-99E4-280C75F750A4 Shortcode:63334</text:span></text:p>
      <text:p text:style-name="P1"><text:span text:style-name="T1">VOTE 1168123985 Campaign:ssss_uk_02B Validity:during Choice:Leon CONN:MIG01XU MSISDN:00777775749999 GUID:771B5C35-CDFC-45D7-A38C-26A0A2E8A28D Shortcode:63334</text:span></text:p>
      <text:p text:style-name="P1"><text:span text:style-name="T1">VOTE 1168123985 Campaign:ssss_uk_02B Validity:during Choice:Leon CONN:MIG01XU MSISDN:00777777709999 GUID:34788B57-1BC8-42A5-99A2-2B79E94D3A35 Shortcode:63334</text:span></text:p>
      <text:p text:style-name="P1"><text:span text:style-name="T1">VOTE 1168123985 Campaign:ssss_uk_02B Validity:during Choice:Leon CONN:MIG01XU MSISDN:00777774179999 GUID:AAA8F024-9A9B-4C95-A954-79554733633B Shortcode:63334</text:span></text:p>
      <text:p text:style-name="P1"><text:span text:style-name="T1">VOTE 1168123985 Campaign:ssss_uk_02B Validity:during Choice:Leon CONN:MIG01HU MSISDN:00777778769999 GUID:55BCE5EE-2A45-4842-8A7F-93790E3F1FE0 Shortcode:63334</text:span></text:p>
      <text:p text:style-name="P1"><text:span text:style-name="T1">VOTE 1168123985 Campaign:ssss_uk_02B Validity:during Choice:Leon CONN:MIG01HU MSISDN:00777777049999 GUID:38CFAC54-B62E-4689-A609-A70A488198C9 Shortcode:63334</text:span></text:p>
      <text:p text:style-name="P1"><text:span text:style-name="T1">VOTE 1168123985 Campaign:ssss_uk_02B Validity:during Choice:Leon CONN:MIG01HU MSISDN:00777776639999 GUID:B7389985-C4F0-423C-A0E2-2DAFAD4452E1 Shortcode:63334</text:span></text:p>
      <text:p text:style-name="P1"><text:span text:style-name="T1">VOTE 1168123985 Campaign:ssss_uk_02B Validity:during Choice:Leon CONN:MIG01TU MSISDN:00777770269999 GUID:57814F14-FEFC-4995-B177-F1CB9E6CC9DE Shortcode:63334</text:span></text:p>
      <text:p text:style-name="P1"><text:span text:style-name="T1">VOTE 1168123985 Campaign:ssss_uk_02B Validity:during Choice:Leon CONN:MIG00VU MSISDN:00777779459999 GUID:FB7EFED6-4784-41C8-80D2-91825DD665EA Shortcode:63334</text:span></text:p>
      <text:p text:style-name="P1"><text:span text:style-name="T1">VOTE 1168123985 Campaign:ssss_uk_02B Validity:during Choice:Leon CONN:MIG01TU MSISDN:00777770969999 GUID:01D43A16-1FCF-4D2A-AFA9-6F271BB473D8 Shortcode:63334</text:span></text:p>
      <text:p text:style-name="P1"><text:span text:style-name="T1">VOTE 1168123985 Campaign:ssss_uk_02B Validity:during Choice:Leon CONN:MIG01XU </text:span><text:soft-page-break/><text:span text:style-name="T1">MSISDN:00777771109999 GUID:3B473566-6BF2-4B44-AE47-198C59131378 Shortcode:63334</text:span></text:p>
      <text:p text:style-name="P1"><text:span text:style-name="T1">VOTE 1168123985 Campaign:ssss_uk_02B Validity:during Choice:Matthew CONN:MIG01XU MSISDN:00777777459999 GUID:9AB1F14E-CCFD-4676-878A-40DD3FD7578F Shortcode:63334</text:span></text:p>
      <text:p text:style-name="P1"><text:span text:style-name="T1">VOTE 1168123985 Campaign:ssss_uk_02B Validity:during Choice:Leon CONN:MIG01XU MSISDN:00777777109999 GUID:C134D810-87FA-4807-BB00-429C191872E4 Shortcode:63334</text:span></text:p>
      <text:p text:style-name="P1"><text:span text:style-name="T1">VOTE 1168123985 Campaign:ssss_uk_02B Validity:during Choice:Leon CONN:MIG01XU MSISDN:00777776539999 GUID:FECC2C37-C0AA-4E11-AAEF-3C5E5BE77F9C Shortcode:63334</text:span></text:p>
      <text:p text:style-name="P1"><text:span text:style-name="T1">VOTE 1168123985 Campaign:ssss_uk_02B Validity:during Choice:Leon CONN:MIG01TU MSISDN:00777770689999 GUID:96ACB886-4CC7-4664-B7B8-58766677487F Shortcode:63334</text:span></text:p>
      <text:p text:style-name="P1"><text:span text:style-name="T1">VOTE 1168123985 Campaign:ssss_uk_02B Validity:during Choice:Leon CONN:MIG01TU MSISDN:00777771329999 GUID:9442652C-C238-45CE-8F73-5208F7ED569E Shortcode:63334</text:span></text:p>
      <text:p text:style-name="P1"><text:span text:style-name="T1">VOTE 1168123985 Campaign:ssss_uk_02B Validity:during Choice:Leon CONN:MIG01TU MSISDN:00777772249999 GUID:394D6BBF-2DFD-453B-9980-7D33E9CDDFAE Shortcode:63334</text:span></text:p>
      <text:p text:style-name="P1"><text:span text:style-name="T1">VOTE 1168123985 Campaign:ssss_uk_02B Validity:during Choice:Matthew CONN:MIG01XU MSISDN:00777774759999 GUID:F7615D1E-E796-404F-A406-CA579E7E77F3 Shortcode:63334</text:span></text:p>
      <text:p text:style-name="P1"><text:span text:style-name="T1">VOTE 1168123985 Campaign:ssss_uk_02B Validity:during Choice:Leon CONN:MIG01TU MSISDN:00777778739999 GUID:2068AB6A-5E7C-4FFC-84FE-72B17D6C001E Shortcode:63334</text:span></text:p>
      <text:p text:style-name="P1"><text:span text:style-name="T1">VOTE 1168123985 Campaign:ssss_uk_02B Validity:during Choice:Leon CONN:MIG01XU MSISDN:00777775379999 GUID:53D8BD5A-4BBB-4002-B82F-0231A2A143D2 Shortcode:63334</text:span></text:p>
      <text:p text:style-name="P1"><text:span text:style-name="T1">VOTE 1168123985 Campaign:ssss_uk_02B Validity:during Choice:Leon CONN:MIG01XU MSISDN:00777774369999 GUID:831DE3E6-6BFA-47BF-A70B-D51DA56E0A66 Shortcode:63334</text:span></text:p>
      <text:p text:style-name="P1"><text:span text:style-name="T1">VOTE 1168123985 Campaign:ssss_uk_02B Validity:during Choice:Leon CONN:MIG01XU MSISDN:00777774229999 GUID:C6319644-5897-4BF0-842E-33CC2FB8E0C8 Shortcode:63334</text:span></text:p>
      <text:p text:style-name="P1"><text:span text:style-name="T1">VOTE 1168123985 Campaign:ssss_uk_02B Validity:during Choice:Leon CONN:MIG01XU MSISDN:00777774549999 GUID:1E8C01ED-E7D3-494F-8FCE-C2208C7819B0 Shortcode:63334</text:span></text:p>
      <text:p text:style-name="P1"><text:span text:style-name="T1">VOTE 1168123985 Campaign:ssss_uk_02B Validity:during Choice:Matthew CONN:MIG01XU MSISDN:00777776999999 GUID:3C8954FA-0CED-4779-B637-75BD2C32521B Shortcode:63334</text:span></text:p>
      <text:p text:style-name="P1"><text:span text:style-name="T1">VOTE 1168123985 Campaign:ssss_uk_02B Validity:during Choice:Leon CONN:MIG01XU MSISDN:00777773909999 GUID:61CF0EB2-9EDB-40A9-969B-2CAB1681B1C6 Shortcode:63334</text:span></text:p>
      <text:p text:style-name="P1"><text:span text:style-name="T1">VOTE 1168123985 Campaign:ssss_uk_02B Validity:during Choice:Matthew CONN:MIG01XU MSISDN:00777776959999 GUID:381ED879-2C92-4D0A-9D11-474745E13C9D Shortcode:63334</text:span></text:p>
      <text:p text:style-name="P1"><text:span text:style-name="T1">VOTE 1168123985 Campaign:ssss_uk_02B Validity:during Choice:Matthew CONN:MIG01TU MSISDN:00777773049999 GUID:9958FBB9-D27C-497C-BAE7-FE3D1E992E28 Shortcode:63334</text:span></text:p>
      <text:p text:style-name="P1"><text:span text:style-name="T1">VOTE 1168123985 Campaign:ssss_uk_02B Validity:during Choice:Leon CONN:MIG00VU MSISDN:00777777309999 GUID:2151931E-044B-439F-AFCD-8E37A9D2FBDF Shortcode:63334</text:span></text:p>
      <text:p text:style-name="P1"><text:span text:style-name="T1">VOTE 1168123985 Campaign:ssss_uk_02B Validity:during Choice:Matthew CONN:MIG01TU MSISDN:00777776349999 GUID:3D2E018C-8A55-4B47-9D13-785DA2FDB9B9 Shortcode:63334</text:span></text:p>
      <text:p text:style-name="P1"><text:span text:style-name="T1">VOTE 1168123985 Campaign:ssss_uk_02B Validity:during Choice:Leon CONN:MIG01TU MSISDN:00777778459999 GUID:9A1DCFA8-69F6-47B6-96E9-58F5B6C8647A Shortcode:63334</text:span></text:p>
      <text:p text:style-name="P1"><text:span text:style-name="T1">VOTE 1168123985 Campaign:ssss_uk_02B Validity:during Choice:Leon CONN:MIG01XU MSISDN:00777777509999 GUID:8576C1B1-67C9-43B4-8F1A-25D46DA31DC0 Shortcode:63334</text:span></text:p>
      <text:p text:style-name="P1"><text:span text:style-name="T1">VOTE 1168123985 Campaign:ssss_uk_02B Validity:during Choice:Leon CONN:MIG01XU MSISDN:00777773289999 GUID:93002193-E07D-4534-9D74-53F2F1098948 Shortcode:63334</text:span></text:p>
      <text:p text:style-name="P1"><text:span text:style-name="T1">VOTE 1168123985 Campaign:ssss_uk_02B Validity:during Choice:Leon CONN:MIG01XU MSISDN:00777776859999 GUID:05E2E876-D82F-4A30-9312-A5A0AF836468 Shortcode:63334</text:span></text:p>
      <text:p text:style-name="P1"><text:span text:style-name="T1">VOTE 1168123985 Campaign:ssss_uk_02B Validity:during Choice:Matthew CONN:MIG01XU MSISDN:00777773899999 GUID:DC00A939-37BD-4963-A37F-E523C8F90BCA Shortcode:63334</text:span></text:p>
      <text:p text:style-name="P1"><text:span text:style-name="T1">VOTE 1168123985 Campaign:ssss_uk_02B Validity:during Choice:Leon CONN:MIG01XU MSISDN:00777771389999 GUID:7A02F2A8-F715-4517-A4E6-A116DE93D53C Shortcode:63334</text:span></text:p>
      <text:p text:style-name="P1"><text:span text:style-name="T1">VOTE 1168123986 Campaign:ssss_uk_02B Validity:during Choice:Matthew CONN:MIG01XU MSISDN:00777774979999 GUID:D9CA9887-37A9-4C8C-B59E-6B4DC44C261E Shortcode:63334</text:span></text:p>
      <text:p text:style-name="P1"><text:span text:style-name="T1">VOTE 1168123986 Campaign:ssss_uk_02B Validity:during Choice:Leon CONN:MIG01HU MSISDN:00777777079999 GUID:DEDB7D6D-FC0F-434E-ACFB-296870976879 Shortcode:63334</text:span></text:p>
      <text:p text:style-name="P1"><text:span text:style-name="T1">VOTE 1168123986 Campaign:ssss_uk_02B Validity:during Choice:Leon CONN:MIG01HU MSISDN:00777777369999 GUID:844DB2E8-EA59-41BD-BED8-DDE4F24C5CAE Shortcode:63334</text:span></text:p>
      <text:p text:style-name="P1"><text:span text:style-name="T1">VOTE 1168123986 Campaign:ssss_uk_02B Validity:during Choice:Leon CONN:MIG01HU MSISDN:00777778839999 GUID:811AB337-1D5E-47F2-8A9B-1F31D7E6445A Shortcode:63334</text:span></text:p>
      <text:p text:style-name="P1"><text:span text:style-name="T1">VOTE 1168123986 Campaign:ssss_uk_02B Validity:during Choice:Matthew CONN:MIG01XU MSISDN:00777774829999 GUID:46789781-14AE-4A97-92D9-82A1CF6C0288 Shortcode:63334</text:span></text:p>
      <text:p text:style-name="P1"><text:span text:style-name="T1">VOTE 1168123986 Campaign:ssss_uk_02B Validity:during Choice:Matthew CONN:MIG00VU MSISDN:00777779469999 GUID:D5BCDE49-5C37-4CC7-964C-1E6C32832390 Shortcode:63334</text:span></text:p>
      <text:p text:style-name="P1"><text:span text:style-name="T1">VOTE 1168123986 Campaign:ssss_uk_02B Validity:during Choice:Leon CONN:MIG01XU </text:span><text:soft-page-break/><text:span text:style-name="T1">MSISDN:00777776759999 GUID:39E62F70-5C51-4E85-94D9-01E959E0396C Shortcode:63334</text:span></text:p>
      <text:p text:style-name="P1"><text:span text:style-name="T1">VOTE 1168123986 Campaign:ssss_uk_02B Validity:during Choice:Leon CONN:MIG01XU MSISDN:00777779849999 GUID:2B3F77E8-6978-4D68-994C-336011AB89FF Shortcode:63334</text:span></text:p>
      <text:p text:style-name="P1"><text:span text:style-name="T1">VOTE 1168123986 Campaign:ssss_uk_02B Validity:during Choice:Leon CONN:MIG01HU MSISDN:00777778259999 GUID:447B10C0-430F-4B08-9A5B-05071CD39647 Shortcode:63334</text:span></text:p>
      <text:p text:style-name="P1"><text:span text:style-name="T1">VOTE 1168123986 Campaign:ssss_uk_02B Validity:during Choice:Leon CONN:MIG00VU MSISDN:00777779799999 GUID:E1BF8443-EDAF-4535-AF63-EB95E249F7D3 Shortcode:63334</text:span></text:p>
      <text:p text:style-name="P1"><text:span text:style-name="T1">VOTE 1168123986 Campaign:ssss_uk_02B Validity:during Choice:Leon CONN:MIG01HU MSISDN:00777770379999 GUID:C926FD19-073A-438F-AD27-CE5A3719F11D Shortcode:63334</text:span></text:p>
      <text:p text:style-name="P1"><text:span text:style-name="T1">VOTE 1168123986 Campaign:ssss_uk_02B Validity:during Choice:Matthew CONN:MIG01XU MSISDN:00777778319999 GUID:E688364C-2755-438F-9262-4130774E3D50 Shortcode:63334</text:span></text:p>
      <text:p text:style-name="P1"><text:span text:style-name="T1">VOTE 1168123986 Campaign:ssss_uk_02B Validity:during Choice:Leon CONN:MIG01HU MSISDN:00777777969999 GUID:5F2C7563-7F5A-4142-A02D-D844CE03577D Shortcode:63334</text:span></text:p>
      <text:p text:style-name="P1"><text:span text:style-name="T1">VOTE 1168123986 Campaign:ssss_uk_02B Validity:during Choice:Matthew CONN:MIG01XU MSISDN:00777779019999 GUID:FE279898-E53F-4F19-B519-383777106659 Shortcode:63334</text:span></text:p>
      <text:p text:style-name="P1"><text:span text:style-name="T1">VOTE 1168123986 Campaign:ssss_uk_02B Validity:during Choice:Leon CONN:MIG01XU MSISDN:00777774809999 GUID:38546BE9-08F1-4C59-A2B5-D420082F72BD Shortcode:63334</text:span></text:p>
      <text:p text:style-name="P1"><text:span text:style-name="T1">VOTE 1168123986 Campaign:ssss_uk_02B Validity:during Choice:Leon CONN:MIG01XU MSISDN:00777778189999 GUID:9F5DF335-7402-48C7-9F7D-A6B3E0BB3618 Shortcode:63334</text:span></text:p>
      <text:p text:style-name="P1"><text:span text:style-name="T1">VOTE 1168123986 Campaign:ssss_uk_02B Validity:during Choice:Leon CONN:MIG00VU MSISDN:00777776139999 GUID:C72AC63F-28C2-4855-AA09-642D9B6F035F Shortcode:63334</text:span></text:p>
      <text:p text:style-name="P1"><text:span text:style-name="T1">VOTE 1168123986 Campaign:ssss_uk_02B Validity:during Choice:Leon CONN:MIG01XU MSISDN:00777778519999 GUID:764E3432-3B3D-4133-BD83-1D3AABD63065 Shortcode:63334</text:span></text:p>
      <text:p text:style-name="P1"><text:span text:style-name="T1">VOTE 1168123986 Campaign:ssss_uk_02B Validity:during Choice:Matthew CONN:MIG01XU MSISDN:00777779639999 GUID:14A97BF0-76BC-4867-9004-F0B3210C81CF Shortcode:63334</text:span></text:p>
      <text:p text:style-name="P1"><text:span text:style-name="T1">VOTE 1168123986 Campaign:ssss_uk_02B Validity:during Choice:Leon CONN:MIG01XU MSISDN:00777773949999 GUID:61FD3EF5-86D6-4C47-A723-A24CA4B2C9C3 Shortcode:63334</text:span></text:p>
      <text:p text:style-name="P1"><text:span text:style-name="T1">VOTE 1168123986 Campaign:ssss_uk_02B Validity:during Choice:Leon CONN:MIG01XU MSISDN:00777776989999 GUID:756A4FD6-7BD5-4DAA-AD69-C1ECE10745BF Shortcode:63334</text:span></text:p>
      <text:p text:style-name="P1"><text:span text:style-name="T1">VOTE 1168123986 Campaign:ssss_uk_02B Validity:during Choice:Leon CONN:MIG01XU MSISDN:00777771789999 GUID:0FADAB39-6A26-4C5A-B164-CE5FFDFC459E Shortcode:63334</text:span></text:p>
      <text:p text:style-name="P1"><text:span text:style-name="T1">VOTE 1168123986 Campaign:ssss_uk_02B Validity:during Choice:Matthew CONN:MIG01XU MSISDN:00777770989999 GUID:CC6F5388-55E8-47C5-B21F-DE90162279C1 Shortcode:63334</text:span></text:p>
      <text:p text:style-name="P1"><text:span text:style-name="T1">VOTE 1168123986 Campaign:ssss_uk_02B Validity:during Choice:Leon CONN:MIG01XU MSISDN:00777776379999 GUID:B87196B5-8B95-4A38-9492-3BE5C3385E16 Shortcode:63334</text:span></text:p>
      <text:p text:style-name="P1"><text:span text:style-name="T1">VOTE 1168123986 Campaign:ssss_uk_02B Validity:during Choice:Matthew CONN:MIG01XU MSISDN:00777771519999 GUID:ACB9DF60-AE6A-4922-B8D1-260A719079B8 Shortcode:63334</text:span></text:p>
      <text:p text:style-name="P1"><text:span text:style-name="T1">VOTE 1168123986 Campaign:ssss_uk_02B Validity:during Choice:Leon CONN:MIG00VU MSISDN:00777779539999 GUID:8021B055-2F16-47BA-8AFA-82491EF0B9EC Shortcode:63334</text:span></text:p>
      <text:p text:style-name="P1"><text:span text:style-name="T1">VOTE 1168123986 Campaign:ssss_uk_02B Validity:during Choice:Matthew CONN:MIG01XU MSISDN:00777779929999 GUID:2FF79E61-ADDF-4A1B-A012-30E0E1C54AD4 Shortcode:63334</text:span></text:p>
      <text:p text:style-name="P1"><text:span text:style-name="T1">VOTE 1168123986 Campaign:ssss_uk_02B Validity:during Choice:Matthew CONN:MIG01XU MSISDN:00777771219999 GUID:B5B0FB86-2456-476A-BA3A-4EA721347951 Shortcode:63334</text:span></text:p>
      <text:p text:style-name="P1"><text:span text:style-name="T1">VOTE 1168123986 Campaign:ssss_uk_02B Validity:during Choice:Leon CONN:MIG01XU MSISDN:00777772519999 GUID:B36138FE-7580-4645-9695-53826F2A251C Shortcode:63334</text:span></text:p>
      <text:p text:style-name="P1"><text:span text:style-name="T1">VOTE 1168123986 Campaign:ssss_uk_02B Validity:during Choice:Leon CONN:MIG01XU MSISDN:00777779549999 GUID:E132DA5F-CCFE-4714-8555-2E5B75075394 Shortcode:63334</text:span></text:p>
      <text:p text:style-name="P1"><text:span text:style-name="T1">VOTE 1168123986 Campaign:ssss_uk_02B Validity:during Choice:Leon CONN:MIG01XU MSISDN:00777774379999 GUID:D3A37735-97A5-45FA-BF2E-C5C273A7A421 Shortcode:63334</text:span></text:p>
      <text:p text:style-name="P1"><text:span text:style-name="T1">VOTE 1168123986 Campaign:ssss_uk_02B Validity:during Choice:Leon CONN:MIG01XU MSISDN:00777775719999 GUID:C3BBE095-7E53-4971-9144-BF6F146406B6 Shortcode:63334</text:span></text:p>
      <text:p text:style-name="P1"><text:span text:style-name="T1">VOTE 1168123986 Campaign:ssss_uk_02B Validity:during Choice:Leon CONN:MIG01HU MSISDN:00777777129999 GUID:7D736324-8FC1-43BF-A674-8DABBCA823FC Shortcode:63334</text:span></text:p>
      <text:p text:style-name="P1"><text:span text:style-name="T1">VOTE 1168123986 Campaign:ssss_uk_02B Validity:during Choice:Leon CONN:MIG01XU MSISDN:00777776599999 GUID:D51B17A2-84E8-4A57-AC07-8747725F9DE9 Shortcode:63334</text:span></text:p>
      <text:p text:style-name="P1"><text:span text:style-name="T1">VOTE 1168123986 Campaign:ssss_uk_02B Validity:during Choice:Leon CONN:MIG00VU MSISDN:00777773109999 GUID:D1068665-3351-431B-A17B-195DDED90E3B Shortcode:63334</text:span></text:p>
      <text:p text:style-name="P1"><text:span text:style-name="T1">VOTE 1168123986 Campaign:ssss_uk_02B Validity:during Choice:Leon CONN:MIG01XU MSISDN:00777773049999 GUID:2673FF26-0469-4C15-9929-F3E441F082E5 Shortcode:63334</text:span></text:p>
      <text:p text:style-name="P1"><text:span text:style-name="T1">VOTE 1168123986 Campaign:ssss_uk_02B Validity:during Choice:Leon CONN:MIG01XU MSISDN:00777775139999 GUID:05426378-809F-4F41-A39A-AFEC60E3313C Shortcode:63334</text:span></text:p>
      <text:p text:style-name="P1"><text:span text:style-name="T1">VOTE 1168123986 Campaign:ssss_uk_02B Validity:during Choice:Leon CONN:MIG01HU </text:span><text:soft-page-break/><text:span text:style-name="T1">MSISDN:00777772239999 GUID:C59919E2-3751-42A4-B0E5-3BDEAF2870DD Shortcode:63334</text:span></text:p>
      <text:p text:style-name="P1"><text:span text:style-name="T1">VOTE 1168123986 Campaign:ssss_uk_02B Validity:during Choice:Matthew CONN:MIG01XU MSISDN:00777775229999 GUID:E59E4A3F-65CC-4362-BE16-A948F4D467A9 Shortcode:63334</text:span></text:p>
      <text:p text:style-name="P1"><text:span text:style-name="T1">VOTE 1168123987 Campaign:ssss_uk_02B Validity:during Choice:Leon CONN:MIG01XU MSISDN:00777775319999 GUID:F93E12DA-77C7-4936-B212-5233B1D1C712 Shortcode:63334</text:span></text:p>
      <text:p text:style-name="P1"><text:span text:style-name="T1">VOTE 1168123987 Campaign:ssss_uk_02B Validity:during Choice:Leon CONN:MIG01XU MSISDN:00777771509999 GUID:DB1788ED-4882-49DD-8A1A-31E0C2135B8F Shortcode:63334</text:span></text:p>
      <text:p text:style-name="P1"><text:span text:style-name="T1">VOTE 1168123987 Campaign:ssss_uk_02B Validity:during Choice:Matthew CONN:MIG01HU MSISDN:00777779019999 GUID:2EB4EE51-8972-4BB6-A8DA-BABF7E2EC81B Shortcode:63334</text:span></text:p>
      <text:p text:style-name="P1"><text:span text:style-name="T1">VOTE 1168123987 Campaign:ssss_uk_02B Validity:during Choice:Matthew CONN:MIG01HU MSISDN:00777778909999 GUID:F0C2EA8D-C354-466B-9B81-CB71E88DA51A Shortcode:63334</text:span></text:p>
      <text:p text:style-name="P1"><text:span text:style-name="T1">VOTE 1168123987 Campaign:ssss_uk_02B Validity:during Choice:Leon CONN:MIG00VU MSISDN:00777770019999 GUID:C782E5DF-4BD8-4DE8-B12B-6958B23930D2 Shortcode:63334</text:span></text:p>
      <text:p text:style-name="P1"><text:span text:style-name="T1">VOTE 1168123987 Campaign:ssss_uk_02B Validity:during Choice:Leon CONN:MIG01XU MSISDN:00777776949999 GUID:CA6C2F90-21F3-415E-8EAF-C93827A554CA Shortcode:63334</text:span></text:p>
      <text:p text:style-name="P1"><text:span text:style-name="T1">VOTE 1168123987 Campaign:ssss_uk_02B Validity:during Choice:Leon CONN:MIG01XU MSISDN:00777772319999 GUID:20AA8AAF-75B6-4756-8B71-4812BFF50CDB Shortcode:63334</text:span></text:p>
      <text:p text:style-name="P1"><text:span text:style-name="T1">VOTE 1168123987 Campaign:ssss_uk_02B Validity:during Choice:Leon CONN:MIG01XU MSISDN:00777771139999 GUID:70F08EED-4410-48EF-92A2-6F0207647361 Shortcode:63334</text:span></text:p>
      <text:p text:style-name="P1"><text:span text:style-name="T1">VOTE 1168123987 Campaign:ssss_uk_02B Validity:during Choice:Leon CONN:MIG01TU MSISDN:00777771699999 GUID:ACE9FB86-7586-4467-B7CE-EE00684043C9 Shortcode:63334</text:span></text:p>
      <text:p text:style-name="P1"><text:span text:style-name="T1">VOTE 1168123987 Campaign:ssss_uk_02B Validity:during Choice:Matthew CONN:MIG01TU MSISDN:00777776429999 GUID:2235351F-D9F9-4D19-B36F-99E4CB2E1B37 Shortcode:63334</text:span></text:p>
      <text:p text:style-name="P1"><text:span text:style-name="T1">VOTE 1168123987 Campaign:ssss_uk_02B Validity:during Choice:Leon CONN:MIG01TU MSISDN:00777776519999 GUID:01270FAC-F9F7-47F0-B84F-4B7308E49CE4 Shortcode:63334</text:span></text:p>
      <text:p text:style-name="P1"><text:span text:style-name="T1">VOTE 1168123987 Campaign:ssss_uk_02B Validity:during Choice:Matthew CONN:MIG01TU MSISDN:00777772979999 GUID:C18B59D7-CB05-475F-B0CB-EA0F9ECC8990 Shortcode:63334</text:span></text:p>
      <text:p text:style-name="P1"><text:span text:style-name="T1">VOTE 1168123987 Campaign:ssss_uk_02B Validity:during Choice:Matthew CONN:MIG01TU MSISDN:00777774549999 GUID:98FF3837-3F0D-4E27-9007-57C81E3ACFE0 Shortcode:63334</text:span></text:p>
      <text:p text:style-name="P1"><text:span text:style-name="T1">VOTE 1168123987 Campaign:ssss_uk_02B Validity:during Choice:Leon CONN:MIG01TU MSISDN:00777772229999 GUID:9FA9C0AD-6E80-41AC-9CF3-7491D0564B80 Shortcode:63334</text:span></text:p>
      <text:p text:style-name="P1"><text:span text:style-name="T1">VOTE 1168123987 Campaign:ssss_uk_02B Validity:during Choice:Matthew CONN:MIG01TU MSISDN:00777771919999 GUID:5184FF92-EED4-4211-9EAC-6C842C9C5370 Shortcode:63334</text:span></text:p>
      <text:p text:style-name="P1"><text:span text:style-name="T1">VOTE 1168123987 Campaign:ssss_uk_02B Validity:during Choice:Matthew CONN:MIG00VU MSISDN:00777771289999 GUID:98C05B86-4419-4BE6-9CA8-DE7467CFBD93 Shortcode:63334</text:span></text:p>
      <text:p text:style-name="P1"><text:span text:style-name="T1">VOTE 1168123987 Campaign:ssss_uk_02B Validity:during Choice:Leon CONN:MIG01TU MSISDN:00777777729999 GUID:C44B3FAA-6987-4638-A41D-97DE2D7B56C5 Shortcode:63334</text:span></text:p>
      <text:p text:style-name="P1"><text:span text:style-name="T1">VOTE 1168123987 Campaign:ssss_uk_02B Validity:during Choice:Leon CONN:MIG01TU MSISDN:00777779129999 GUID:CB63AE14-47E3-4442-ACAE-2AD45D4CC6BA Shortcode:63334</text:span></text:p>
      <text:p text:style-name="P1"><text:span text:style-name="T1">VOTE 1168123987 Campaign:ssss_uk_02B Validity:during Choice:Leon CONN:MIG01XU MSISDN:00777773019999 GUID:85D3945F-1172-4495-AAC7-BBAA185FA923 Shortcode:63334</text:span></text:p>
      <text:p text:style-name="P1"><text:span text:style-name="T1">VOTE 1168123987 Campaign:ssss_uk_02B Validity:during Choice:Leon CONN:MIG01TU MSISDN:00777773159999 GUID:9CB6086B-C545-4597-AC8B-2FCD87B73A32 Shortcode:63334</text:span></text:p>
      <text:p text:style-name="P1"><text:span text:style-name="T1">VOTE 1168123987 Campaign:ssss_uk_02B Validity:during Choice:Leon CONN:MIG01XU MSISDN:00777775229999 GUID:B0BC91C0-7ABD-4127-A5DD-413CDA84BA2E Shortcode:63334</text:span></text:p>
      <text:p text:style-name="P1"><text:span text:style-name="T1">VOTE 1168123987 Campaign:ssss_uk_02B Validity:during Choice:Leon CONN:MIG01XU MSISDN:00777773359999 GUID:0F99574F-434D-44FF-8D0B-422BBF0BEA59 Shortcode:63334</text:span></text:p>
      <text:p text:style-name="P1"><text:span text:style-name="T1">VOTE 1168123987 Campaign:ssss_uk_02B Validity:during Choice:Leon CONN:MIG01XU MSISDN:00777776919999 GUID:5133FEB8-4165-43A7-9656-BC0F63594E32 Shortcode:63334</text:span></text:p>
      <text:p text:style-name="P1"><text:span text:style-name="T1">VOTE 1168123987 Campaign:ssss_uk_02B Validity:during Choice:Leon CONN:MIG01HU MSISDN:00777778859999 GUID:1DBE52C4-3AFE-4332-B152-EE7A3F3E7B07 Shortcode:63334</text:span></text:p>
      <text:p text:style-name="P1"><text:span text:style-name="T1">VOTE 1168123987 Campaign:ssss_uk_02B Validity:during Choice:Leon CONN:MIG01HU MSISDN:00777778629999 GUID:FC4A5623-F11E-4487-877C-CDCD24580502 Shortcode:63334</text:span></text:p>
      <text:p text:style-name="P1"><text:span text:style-name="T1">VOTE 1168123987 Campaign:ssss_uk_02B Validity:during Choice:Leon CONN:MIG01HU MSISDN:00777777039999 GUID:C61D32D5-5DC2-4F8D-AC81-8962C7914BF4 Shortcode:63334</text:span></text:p>
      <text:p text:style-name="P1"><text:span text:style-name="T1">VOTE 1168123987 Campaign:ssss_uk_02B Validity:during Choice:Leon CONN:MIG01HU MSISDN:00777773709999 GUID:9B5F75D1-C46A-46FC-A9BB-0B761C176AE7 Shortcode:63334</text:span></text:p>
      <text:p text:style-name="P1"><text:span text:style-name="T1">VOTE 1168123987 Campaign:ssss_uk_02B Validity:during Choice:Matthew CONN:MIG01TU MSISDN:00777776839999 GUID:313639AD-45CF-4E71-9B0F-CD106A4571B3 Shortcode:63334</text:span></text:p>
      <text:p text:style-name="P1"><text:span text:style-name="T1">VOTE 1168123987 Campaign:ssss_uk_02B Validity:during Choice:Leon CONN:MIG01TU MSISDN:00777771749999 GUID:D4F49179-9D80-412C-98A2-E07CCBCE80A1 Shortcode:63334</text:span></text:p>
      <text:p text:style-name="P1"><text:span text:style-name="T1">VOTE 1168123987 Campaign:ssss_uk_02B Validity:during Choice:Leon CONN:MIG01TU </text:span><text:soft-page-break/><text:span text:style-name="T1">MSISDN:00777779069999 GUID:4A305528-FF96-4004-B612-2253EDBA30F5 Shortcode:63334</text:span></text:p>
      <text:p text:style-name="P1"><text:span text:style-name="T1">VOTE 1168123987 Campaign:ssss_uk_02B Validity:during Choice:Matthew CONN:MIG01TU MSISDN:00777770659999 GUID:82294FFA-279D-4094-A0E0-C53D9BD9B8CA Shortcode:63334</text:span></text:p>
      <text:p text:style-name="P1"><text:span text:style-name="T1">VOTE 1168123987 Campaign:ssss_uk_02B Validity:during Choice:Leon CONN:MIG01HU MSISDN:00777777219999 GUID:727EB287-2839-4442-9DCE-0B62BDC381DA Shortcode:63334</text:span></text:p>
      <text:p text:style-name="P1"><text:span text:style-name="T1">VOTE 1168123987 Campaign:ssss_uk_02B Validity:during Choice:Leon CONN:MIG01HU MSISDN:00777777619999 GUID:3D3D5E78-DCE3-461F-9DBF-1729E0401F10 Shortcode:63334</text:span></text:p>
      <text:p text:style-name="P1"><text:span text:style-name="T1">VOTE 1168123987 Campaign:ssss_uk_02B Validity:during Choice:Leon CONN:MIG01HU MSISDN:00777778989999 GUID:E0FD02E4-7175-4040-A443-FB2F065B9578 Shortcode:63334</text:span></text:p>
      <text:p text:style-name="P1"><text:span text:style-name="T1">VOTE 1168123988 Campaign:ssss_uk_02B Validity:during Choice:Leon CONN:MIG01XU MSISDN:00777777539999 GUID:426C83CC-A9A8-40DA-BBA8-572204D241A2 Shortcode:63334</text:span></text:p>
      <text:p text:style-name="P1"><text:span text:style-name="T1">VOTE 1168123988 Campaign:ssss_uk_02B Validity:during Choice:Leon CONN:MIG01XU MSISDN:00777773039999 GUID:503B80B4-16DB-405D-AB16-5D62F8892198 Shortcode:63334</text:span></text:p>
      <text:p text:style-name="P1"><text:span text:style-name="T1">VOTE 1168123988 Campaign:ssss_uk_02B Validity:during Choice:Leon CONN:MIG01XU MSISDN:00777770599999 GUID:1A67C2EF-2779-4392-9B2F-E9B3AD62ABCD Shortcode:63334</text:span></text:p>
      <text:p text:style-name="P1"><text:span text:style-name="T1">VOTE 1168123988 Campaign:ssss_uk_02B Validity:during Choice:Leon CONN:MIG01XU MSISDN:00777776349999 GUID:84073183-F262-431E-90A2-05CEA4315B2D Shortcode:63334</text:span></text:p>
      <text:p text:style-name="P1"><text:span text:style-name="T1">VOTE 1168123988 Campaign:ssss_uk_02B Validity:during Choice:Leon CONN:MIG01TU MSISDN:00777776299999 GUID:B2FE5352-3E23-4C30-A2C5-B0A96C942623 Shortcode:63334</text:span></text:p>
      <text:p text:style-name="P1"><text:span text:style-name="T1">VOTE 1168123988 Campaign:ssss_uk_02B Validity:during Choice:Leon CONN:MIG01TU MSISDN:00777771489999 GUID:267ACE28-5D78-43C4-9043-F258EF30AF00 Shortcode:63334</text:span></text:p>
      <text:p text:style-name="P1"><text:span text:style-name="T1">VOTE 1168123988 Campaign:ssss_uk_02B Validity:during Choice:Leon CONN:MIG01TU MSISDN:00777774849999 GUID:F6CE1ECC-C4F4-4BC4-A583-98E4B4B29BCD Shortcode:63334</text:span></text:p>
      <text:p text:style-name="P1"><text:span text:style-name="T1">VOTE 1168123988 Campaign:ssss_uk_02B Validity:during Choice:Leon CONN:MIG00VU MSISDN:00777770809999 GUID:4616EA0A-B267-4C4A-A682-49ACA8C3CA84 Shortcode:63334</text:span></text:p>
      <text:p text:style-name="P1"><text:span text:style-name="T1">VOTE 1168123988 Campaign:ssss_uk_02B Validity:during Choice:Matthew CONN:MIG01XU MSISDN:00777772289999 GUID:D60E8B77-7E05-4E1D-9C94-8761BDCB229A Shortcode:63334</text:span></text:p>
      <text:p text:style-name="P1"><text:span text:style-name="T1">VOTE 1168123988 Campaign:ssss_uk_02B Validity:during Choice:Leon CONN:MIG01TU MSISDN:00777777339999 GUID:4A8F27F0-73B1-4810-9ED5-8A111576AC22 Shortcode:63334</text:span></text:p>
      <text:p text:style-name="P1"><text:span text:style-name="T1">VOTE 1168123988 Campaign:ssss_uk_02B Validity:during Choice:Leon CONN:MIG01TU MSISDN:00777771399999 GUID:F01ED075-CB4F-4738-B72A-13A6E6C1495C Shortcode:63334</text:span></text:p>
      <text:p text:style-name="P1"><text:span text:style-name="T1">VOTE 1168123988 Campaign:ssss_uk_02B Validity:during Choice:Leon CONN:MIG01HU MSISDN:00777777469999 GUID:316213E2-87CF-4FB7-9022-CB4DEBD7EB74 Shortcode:63334</text:span></text:p>
      <text:p text:style-name="P1"><text:span text:style-name="T1">VOTE 1168123988 Campaign:ssss_uk_02B Validity:during Choice:Leon CONN:MIG01XU MSISDN:00777779129999 GUID:39F9A7A4-68D3-40AE-83D0-395068C8CD75 Shortcode:63334</text:span></text:p>
      <text:p text:style-name="P1"><text:span text:style-name="T1">VOTE 1168123988 Campaign:ssss_uk_02B Validity:during Choice:Leon CONN:MIG01XU MSISDN:00777775689999 GUID:FDF4CFF1-3AA3-4738-817F-9E366BEBA85D Shortcode:63334</text:span></text:p>
      <text:p text:style-name="P1"><text:span text:style-name="T1">VOTE 1168123988 Campaign:ssss_uk_02B Validity:during Choice:Leon CONN:MIG01XU MSISDN:00777772339999 GUID:6C51BAF1-4C6D-4CB9-926F-382619F54B6A Shortcode:63334</text:span></text:p>
      <text:p text:style-name="P1"><text:span text:style-name="T1">VOTE 1168123988 Campaign:ssss_uk_02B Validity:during Choice:Leon CONN:MIG00VU MSISDN:00777770169999 GUID:6857E9D7-83D2-4E29-85CD-D20733F352D5 Shortcode:63334</text:span></text:p>
      <text:p text:style-name="P1"><text:span text:style-name="T1">VOTE 1168123988 Campaign:ssss_uk_02B Validity:during Choice:Leon CONN:MIG01HU MSISDN:00777777589999 GUID:0BAA0E84-7FB2-4D44-AD27-490FAF9BBB95 Shortcode:63334</text:span></text:p>
      <text:p text:style-name="P1"><text:span text:style-name="T1">VOTE 1168123988 Campaign:ssss_uk_02B Validity:during Choice:Leon CONN:MIG01XU MSISDN:00777772479999 GUID:369249A0-F675-4D34-B333-B2EDF7B14C26 Shortcode:63334</text:span></text:p>
      <text:p text:style-name="P1"><text:span text:style-name="T1">VOTE 1168123988 Campaign:ssss_uk_02B Validity:during Choice:Leon CONN:MIG00VU MSISDN:00777773389999 GUID:D680A9C7-2C9C-4E73-B6E9-5B807AD32E32 Shortcode:63334</text:span></text:p>
      <text:p text:style-name="P1"><text:span text:style-name="T1">VOTE 1168123988 Campaign:ssss_uk_02B Validity:during Choice:Leon CONN:MIG01TU MSISDN:00777778909999 GUID:E1E99AED-BBB9-426A-ADE5-9346F99F2FF4 Shortcode:63334</text:span></text:p>
      <text:p text:style-name="P1"><text:span text:style-name="T1">VOTE 1168123988 Campaign:ssss_uk_02B Validity:during Choice:Leon CONN:MIG01TU MSISDN:00777771499999 GUID:5F216586-2F76-48D0-99F9-393A173A1827 Shortcode:63334</text:span></text:p>
      <text:p text:style-name="P1"><text:span text:style-name="T1">VOTE 1168123988 Campaign:ssss_uk_02B Validity:during Choice:Matthew CONN:MIG01TU MSISDN:00777774299999 GUID:20E082A2-72A6-4E84-A257-00333009006C Shortcode:63334</text:span></text:p>
      <text:p text:style-name="P1"><text:span text:style-name="T1">VOTE 1168123988 Campaign:ssss_uk_02B Validity:during Choice:Leon CONN:MIG01TU MSISDN:00777779969999 GUID:90DF52B3-C910-45D1-8EB0-E966D49D7F49 Shortcode:63334</text:span></text:p>
      <text:p text:style-name="P1"><text:span text:style-name="T1">VOTE 1168123988 Campaign:ssss_uk_02B Validity:during Choice:Leon CONN:MIG01XU MSISDN:00777774959999 GUID:50A531B2-47D5-4480-BA73-34D462F69655 Shortcode:63334</text:span></text:p>
      <text:p text:style-name="P1"><text:span text:style-name="T1">VOTE 1168123988 Campaign:ssss_uk_02B Validity:during Choice:Leon CONN:MIG01XU MSISDN:00777779409999 GUID:3DD9DC09-BC0E-48EF-938C-0FC5F85A8837 Shortcode:63334</text:span></text:p>
      <text:p text:style-name="P1"><text:span text:style-name="T1">VOTE 1168123988 Campaign:ssss_uk_02B Validity:during Choice:Matthew CONN:MIG01XU MSISDN:00777771309999 GUID:4EDEE518-4065-47E7-A779-07814E7D5674 Shortcode:63334</text:span></text:p>
      <text:p text:style-name="P1"><text:span text:style-name="T1">VOTE 1168123988 Campaign:ssss_uk_02B Validity:during Choice:Leon CONN:MIG00VU </text:span><text:soft-page-break/><text:span text:style-name="T1">MSISDN:00777773369999 GUID:B7E66D82-A2F9-4321-B0A4-AA6410AA71FD Shortcode:63334</text:span></text:p>
      <text:p text:style-name="P1"><text:span text:style-name="T1">VOTE 1168123988 Campaign:ssss_uk_02B Validity:during Choice:Leon CONN:MIG01TU MSISDN:00777774709999 GUID:764BAED0-BB9E-42F0-8AF0-47C679D49C12 Shortcode:63334</text:span></text:p>
      <text:p text:style-name="P1"><text:span text:style-name="T1">VOTE 1168123988 Campaign:ssss_uk_02B Validity:during Choice:Leon CONN:MIG01XU MSISDN:00777772579999 GUID:BCAD8C57-E5BF-4D65-BBE5-FC04F89A4A8E Shortcode:63334</text:span></text:p>
      <text:p text:style-name="P1"><text:span text:style-name="T1">VOTE 1168123988 Campaign:ssss_uk_02B Validity:during Choice:Leon CONN:MIG01TU MSISDN:00777773289999 GUID:FD991EAD-2348-4A2D-9F76-2B856D574671 Shortcode:63334</text:span></text:p>
      <text:p text:style-name="P1"><text:span text:style-name="T1">VOTE 1168123988 Campaign:ssss_uk_02B Validity:during Choice:Leon CONN:MIG01HU MSISDN:00777777149999 GUID:A14336F0-A733-44D0-A146-78732BBAAEF2 Shortcode:63334</text:span></text:p>
      <text:p text:style-name="P1"><text:span text:style-name="T1">VOTE 1168123988 Campaign:ssss_uk_02B Validity:during Choice:Leon CONN:MIG01TU MSISDN:00777773459999 GUID:BF12B68E-A630-4FE1-9E5A-E3A2BEF1DBBF Shortcode:63334</text:span></text:p>
      <text:p text:style-name="P1"><text:span text:style-name="T1">VOTE 1168123988 Campaign:ssss_uk_02B Validity:during Choice:Leon CONN:MIG01TU MSISDN:00777774749999 GUID:5AE6444D-9D3B-4FF7-A15B-70AC31D091B2 Shortcode:63334</text:span></text:p>
      <text:p text:style-name="P1"><text:span text:style-name="T1">VOTE 1168123988 Campaign:ssss_uk_02B Validity:during Choice:Leon CONN:MIG00VU MSISDN:00777775259999 GUID:7D4949FD-6F66-4721-9856-1DA1FCD3685A Shortcode:63334</text:span></text:p>
      <text:p text:style-name="P1"><text:span text:style-name="T1">VOTE 1168123988 Campaign:ssss_uk_02B Validity:during Choice:Leon CONN:MIG01TU MSISDN:00777770359999 GUID:BA9C3C76-8259-4478-85CB-13ADCD0D6085 Shortcode:63334</text:span></text:p>
      <text:p text:style-name="P1"><text:span text:style-name="T1">VOTE 1168123988 Campaign:ssss_uk_02B Validity:during Choice:Leon CONN:MIG01TU MSISDN:00777778459999 GUID:6C38668A-92E1-4B57-B10B-8A8D96412C23 Shortcode:63334</text:span></text:p>
      <text:p text:style-name="P1"><text:span text:style-name="T1">VOTE 1168123988 Campaign:ssss_uk_02B Validity:during Choice:Matthew CONN:MIG01XU MSISDN:00777771409999 GUID:27D55B7E-B4BF-49CB-96E5-DC3F90684507 Shortcode:63334</text:span></text:p>
      <text:p text:style-name="P1"><text:span text:style-name="T1">VOTE 1168123988 Campaign:ssss_uk_02B Validity:during Choice:Leon CONN:MIG01XU MSISDN:00777776269999 GUID:5E86E7EE-111C-4213-9899-6A8668BAECC9 Shortcode:63334</text:span></text:p>
      <text:p text:style-name="P1"><text:span text:style-name="T1">VOTE 1168123988 Campaign:ssss_uk_02B Validity:during Choice:Leon CONN:MIG01XU MSISDN:00777774669999 GUID:538B0E11-ACB1-4633-8598-7211BEF0C805 Shortcode:63334</text:span></text:p>
      <text:p text:style-name="P1"><text:span text:style-name="T1">VOTE 1168123988 Campaign:ssss_uk_02B Validity:during Choice:Matthew CONN:MIG00VU MSISDN:00777779069999 GUID:2A1E599B-BBBE-44BD-8E6B-C5BACA532762 Shortcode:63334</text:span></text:p>
      <text:p text:style-name="P1"><text:span text:style-name="T1">VOTE 1168123988 Campaign:ssss_uk_02B Validity:during Choice:Leon CONN:MIG01TU MSISDN:00777778799999 GUID:F5BD4693-B081-48D9-BE5E-2C6023CF35F5 Shortcode:63334</text:span></text:p>
      <text:p text:style-name="P1"><text:span text:style-name="T1">VOTE 1168123988 Campaign:ssss_uk_02B Validity:during Choice:Matthew CONN:MIG01TU MSISDN:00777776919999 GUID:C1E7794C-20A3-498C-A09A-04A728A3852F Shortcode:63334</text:span></text:p>
      <text:p text:style-name="P1"><text:span text:style-name="T1">VOTE 1168123988 Campaign:ssss_uk_02B Validity:during Choice:Leon CONN:MIG01TU MSISDN:00777774429999 GUID:FB12419B-E1AF-4751-9822-4C83B4B01D09 Shortcode:63334</text:span></text:p>
      <text:p text:style-name="P1"><text:span text:style-name="T1">VOTE 1168123988 Campaign:ssss_uk_02B Validity:during Choice:Leon CONN:MIG01XU MSISDN:00777771399999 GUID:459886FB-1F63-464D-AA4A-2ED78B60DC73 Shortcode:63334</text:span></text:p>
      <text:p text:style-name="P1"><text:span text:style-name="T1">VOTE 1168123988 Campaign:ssss_uk_02B Validity:during Choice:Leon CONN:MIG01TU MSISDN:00777775389999 GUID:48132A90-FD04-414B-902C-5040F49B8069 Shortcode:63334</text:span></text:p>
      <text:p text:style-name="P1"><text:span text:style-name="T1">VOTE 1168123988 Campaign:ssss_uk_02B Validity:during Choice:Matthew CONN:MIG00VU MSISDN:00777779539999 GUID:D0F30863-B7A9-482B-B3A9-166D73F0AB77 Shortcode:63334</text:span></text:p>
      <text:p text:style-name="P1"><text:span text:style-name="T1">VOTE 1168123988 Campaign:ssss_uk_02B Validity:during Choice:Leon CONN:MIG01HU MSISDN:00777777399999 GUID:6DE4E19C-F6D6-468D-B4D7-077719BABA49 Shortcode:63334</text:span></text:p>
      <text:p text:style-name="P1"><text:span text:style-name="T1">VOTE 1168123988 Campaign:ssss_uk_02B Validity:during Choice:Leon CONN:MIG01HU MSISDN:00777777499999 GUID:80A295FD-9978-4323-BE95-920904827A52 Shortcode:63334</text:span></text:p>
      <text:p text:style-name="P1"><text:span text:style-name="T1">VOTE 1168123988 Campaign:ssss_uk_02B Validity:during Choice:Leon CONN:MIG01HU MSISDN:00777777639999 GUID:8CB04F58-C265-4CB9-B8B6-65B25B29B55F Shortcode:63334</text:span></text:p>
      <text:p text:style-name="P1"><text:span text:style-name="T1">VOTE 1168123988 Campaign:ssss_uk_02B Validity:during Choice:Leon CONN:MIG01XU MSISDN:00777771999999 GUID:8A326754-4ED8-4A67-9023-8FDE48DC5F4B Shortcode:63334</text:span></text:p>
      <text:p text:style-name="P1"><text:span text:style-name="T1">VOTE 1168123988 Campaign:ssss_uk_02B Validity:during Choice:Leon CONN:MIG01XU MSISDN:00777778599999 GUID:059545C4-D58A-488F-919E-379D40E7E981 Shortcode:63334</text:span></text:p>
      <text:p text:style-name="P1"><text:span text:style-name="T1">VOTE 1168123988 Campaign:Emmerdale Validity:during Choice:MATTHEW CONN:MIG01XU MSISDN:00777777159999 GUID:C8FEABDC-4AE4-4122-8801-7D76CD65562C Shortcode:63339</text:span></text:p>
      <text:p text:style-name="P1"><text:span text:style-name="T1">VOTE 1168123988 Campaign:ssss_uk_02B Validity:during Choice:Leon CONN:MIG01TU MSISDN:00777776379999 GUID:C21B6E67-B210-49A2-AF23-38E58D368C6F Shortcode:63334</text:span></text:p>
      <text:p text:style-name="P1"><text:span text:style-name="T1">VOTE 1168123988 Campaign:ssss_uk_02B Validity:during Choice:Matthew CONN:MIG01TU MSISDN:00777772149999 GUID:7C84FCF4-5905-4C2D-A2DB-CFAC317180BB Shortcode:63334</text:span></text:p>
      <text:p text:style-name="P1"><text:span text:style-name="T1">VOTE 1168123988 Campaign:ssss_uk_02B Validity:during Choice:Leon CONN:MIG01TU MSISDN:00777774419999 GUID:642016C5-DCA0-4D1F-AE54-3C5D3CC5C69D Shortcode:63334</text:span></text:p>
      <text:p text:style-name="P1"><text:span text:style-name="T1">VOTE 1168123988 Campaign:ssss_uk_02B Validity:during Choice:Leon CONN:MIG01TU MSISDN:00777776369999 GUID:98E3BAD7-DF54-430E-A018-C72E0A988AF5 Shortcode:63334</text:span></text:p>
      <text:p text:style-name="P1"><text:span text:style-name="T1">VOTE 1168123989 Campaign:ssss_uk_02B Validity:during Choice:Leon CONN:MIG00VU MSISDN:00777779369999 GUID:9C853F8F-BE50-479D-8AD7-2EC829FE21E4 Shortcode:63334</text:span></text:p>
      <text:p text:style-name="P1"><text:span text:style-name="T1">VOTE 1168123989 Campaign:ssss_uk_02B Validity:during Choice:Leon CONN:MIG01TU </text:span><text:soft-page-break/><text:span text:style-name="T1">MSISDN:00777771959999 GUID:76CEB732-A1C9-4907-8EB3-827A268430B5 Shortcode:63334</text:span></text:p>
      <text:p text:style-name="P1"><text:span text:style-name="T1">VOTE 1168123989 Campaign:ssss_uk_02B Validity:during Choice:Leon CONN:MIG01TU MSISDN:00777770709999 GUID:26FA68F9-F2BB-488B-B5F0-203BF2A01FC8 Shortcode:63334</text:span></text:p>
      <text:p text:style-name="P1"><text:span text:style-name="T1">VOTE 1168123989 Campaign:ssss_uk_02B Validity:during Choice:Leon CONN:MIG01XU MSISDN:00777773259999 GUID:769AFA8C-433C-40D1-B54C-F67F0D257F2B Shortcode:63334</text:span></text:p>
      <text:p text:style-name="P1"><text:span text:style-name="T1">VOTE 1168123989 Campaign:ssss_uk_02B Validity:during Choice:Leon CONN:MIG01TU MSISDN:00777773939999 GUID:A3867870-3A79-4BB0-9387-29A1686F0EA0 Shortcode:63334</text:span></text:p>
      <text:p text:style-name="P1"><text:span text:style-name="T1">VOTE 1168123989 Campaign:ssss_uk_02B Validity:during Choice:Matthew CONN:MIG01TU MSISDN:00777774619999 GUID:DBBADEA4-463C-4D30-A94B-037667DB8393 Shortcode:63334</text:span></text:p>
      <text:p text:style-name="P1"><text:span text:style-name="T1">VOTE 1168123989 Campaign:ssss_uk_02B Validity:during Choice:Leon CONN:MIG01TU MSISDN:00777773299999 GUID:448E3EFA-B21F-4E51-91FA-0C9B6548EF62 Shortcode:63334</text:span></text:p>
      <text:p text:style-name="P1"><text:span text:style-name="T1">VOTE 1168123989 Campaign:ssss_uk_02B Validity:during Choice:Leon CONN:MIG01XU MSISDN:00777779119999 GUID:AF469470-A3AF-4B11-B0B8-C3BC847FA4CB Shortcode:63334</text:span></text:p>
      <text:p text:style-name="P1"><text:span text:style-name="T1">VOTE 1168123989 Campaign:ssss_uk_02B Validity:during Choice:Matthew CONN:MIG01XU MSISDN:00777776019999 GUID:0C0B4484-FAAE-424D-82D6-31984AEBF10E Shortcode:63334</text:span></text:p>
      <text:p text:style-name="P1"><text:span text:style-name="T1">VOTE 1168123989 Campaign:ssss_uk_02B Validity:during Choice:Leon CONN:MIG01XU MSISDN:00777779099999 GUID:23340E5E-9554-4079-8721-B398637CBDF1 Shortcode:63334</text:span></text:p>
      <text:p text:style-name="P1"><text:span text:style-name="T1">VOTE 1168123989 Campaign:ssss_uk_02B Validity:during Choice:Matthew CONN:MIG00VU MSISDN:00777776469999 GUID:2C07B975-B122-42F7-B501-A50714270325 Shortcode:63334</text:span></text:p>
      <text:p text:style-name="P1"><text:span text:style-name="T1">VOTE 1168123989 Campaign:ssss_uk_02B Validity:during Choice:Leon CONN:MIG01TU MSISDN:00777770069999 GUID:43B05078-172E-4192-B47C-94BC8F3C1CAF Shortcode:63334</text:span></text:p>
      <text:p text:style-name="P1"><text:span text:style-name="T1">VOTE 1168123989 Campaign:ssss_uk_02B Validity:during Choice:Leon CONN:MIG01TU MSISDN:00777775559999 GUID:8F20B3CE-6B83-4683-AD24-ECFCC53E14F2 Shortcode:63334</text:span></text:p>
      <text:p text:style-name="P1"><text:span text:style-name="T1">VOTE 1168123989 Campaign:ssss_uk_02B Validity:during Choice:Leon CONN:MIG01TU MSISDN:00777777309999 GUID:ACD2CCDC-04D7-4EE1-99E1-F796F49C3CD7 Shortcode:63334</text:span></text:p>
      <text:p text:style-name="P1"><text:span text:style-name="T1">VOTE 1168123989 Campaign:ssss_uk_02B Validity:during Choice:Leon CONN:MIG01TU MSISDN:00777773599999 GUID:34BA0FFF-74D8-4EE9-AC82-C72FC2C41772 Shortcode:63334</text:span></text:p>
      <text:p text:style-name="P1"><text:span text:style-name="T1">VOTE 1168123989 Campaign:ssss_uk_02B Validity:during Choice:Matthew CONN:MIG01TU MSISDN:00777775189999 GUID:2E4A27C2-5DD1-47BE-84F1-AE044E012E72 Shortcode:63334</text:span></text:p>
      <text:p text:style-name="P1"><text:span text:style-name="T1">VOTE 1168123989 Campaign:ssss_uk_02B Validity:during Choice:Matthew CONN:MIG01TU MSISDN:00777778649999 GUID:C265EF0D-DC7D-4695-9DCA-62EE215ACFC2 Shortcode:63334</text:span></text:p>
      <text:p text:style-name="P1"><text:span text:style-name="T1">VOTE 1168123989 Campaign:ssss_uk_02B Validity:during Choice:Leon CONN:MIG01HU MSISDN:00777777329999 GUID:575C333B-D24B-4E09-86F3-B235B6AA0BFB Shortcode:63334</text:span></text:p>
      <text:p text:style-name="P1"><text:span text:style-name="T1">VOTE 1168123989 Campaign:ssss_uk_02B Validity:during Choice:Leon CONN:MIG01XU MSISDN:00777776069999 GUID:38F51901-F7B9-44DD-BAEC-2380CC0103C8 Shortcode:63334</text:span></text:p>
      <text:p text:style-name="P1"><text:span text:style-name="T1">VOTE 1168123989 Campaign:ssss_uk_02B Validity:during Choice:Matthew CONN:MIG01TU MSISDN:00777771639999 GUID:A6CCD4F6-7DE8-4343-8D55-F9BB2BE243C3 Shortcode:63334</text:span></text:p>
      <text:p text:style-name="P1"><text:span text:style-name="T1">VOTE 1168123989 Campaign:ssss_uk_02B Validity:during Choice:Leon CONN:MIG01TU MSISDN:00777771159999 GUID:6E93DC01-18ED-4B64-AFD2-447C2EDBEAD5 Shortcode:63334</text:span></text:p>
      <text:p text:style-name="P1"><text:span text:style-name="T1">VOTE 1168123989 Campaign:ssss_uk_02B Validity:during Choice:Leon CONN:MIG01TU MSISDN:00777779579999 GUID:A4B84B8B-FA72-4916-AB83-2F9244E79E66 Shortcode:63334</text:span></text:p>
      <text:p text:style-name="P1"><text:span text:style-name="T1">VOTE 1168123989 Campaign:ssss_uk_02B Validity:during Choice:Leon CONN:MIG00VU MSISDN:00777778229999 GUID:038377F5-0A24-45ED-9D0B-DCE073B58ED2 Shortcode:63334</text:span></text:p>
      <text:p text:style-name="P1"><text:span text:style-name="T1">VOTE 1168123989 Campaign:ssss_uk_02B Validity:during Choice:Leon CONN:MIG01XU MSISDN:00777776359999 GUID:BE526637-E298-452F-88FD-58E330B02B63 Shortcode:63334</text:span></text:p>
      <text:p text:style-name="P1"><text:span text:style-name="T1">VOTE 1168123989 Campaign:ssss_uk_02B Validity:during Choice:Leon CONN:MIG01XU MSISDN:00777777109999 GUID:EC80EA16-EEED-4D01-9B74-D68612BCA4E6 Shortcode:63334</text:span></text:p>
      <text:p text:style-name="P1"><text:span text:style-name="T1">VOTE 1168123989 Campaign:ssss_uk_02B Validity:during Choice:Leon CONN:MIG01XU MSISDN:00777778089999 GUID:3BC65E43-E7E8-454F-BB2A-2FBE155A44F9 Shortcode:63334</text:span></text:p>
      <text:p text:style-name="P1"><text:span text:style-name="T1">VOTE 1168123989 Campaign:ssss_uk_02B Validity:during Choice:Leon CONN:MIG01TU MSISDN:00777779149999 GUID:57AA9901-4ABC-4134-926C-CA8A07B05B66 Shortcode:63334</text:span></text:p>
      <text:p text:style-name="P1"><text:span text:style-name="T1">VOTE 1168123989 Campaign:ssss_uk_02B Validity:during Choice:Leon CONN:MIG01TU MSISDN:00777771269999 GUID:70D1892A-F43F-4A80-97AA-28AAF62F6F5D Shortcode:63334</text:span></text:p>
      <text:p text:style-name="P1"><text:span text:style-name="T1">VOTE 1168123989 Campaign:ssss_uk_02B Validity:during Choice:Leon CONN:MIG01TU MSISDN:00777772709999 GUID:A3B2F63F-E267-4E32-BBB6-184974C55D7A Shortcode:63334</text:span></text:p>
      <text:p text:style-name="P1"><text:span text:style-name="T1">VOTE 1168123989 Campaign:ssss_uk_02B Validity:during Choice:Matthew CONN:MIG01HU MSISDN:00777777159999 GUID:4EBA2881-7B59-4CE1-825D-6DA79206DA04 Shortcode:63334</text:span></text:p>
      <text:p text:style-name="P1"><text:span text:style-name="T1">VOTE 1168123989 Campaign:ssss_uk_02B Validity:during Choice:Leon CONN:MIG01HU MSISDN:00777772639999 GUID:3EB3E264-8E10-4023-A362-BAEC77B9A0B9 Shortcode:63334</text:span></text:p>
      <text:p text:style-name="P1"><text:span text:style-name="T1">VOTE 1168123989 Campaign:ssss_uk_02B Validity:during Choice:Matthew CONN:MIG00VU MSISDN:00777771659999 GUID:3689C5E9-44A8-468B-842B-7F69C7C85C37 Shortcode:63334</text:span></text:p>
      <text:p text:style-name="P1"><text:span text:style-name="T1">VOTE 1168123989 Campaign:ssss_uk_02B Validity:during Choice:Leon CONN:MIG01HU </text:span><text:soft-page-break/><text:span text:style-name="T1">MSISDN:00777778769999 GUID:67602FD6-4A26-4E36-BC48-7B5C20285337 Shortcode:63334</text:span></text:p>
      <text:p text:style-name="P1"><text:span text:style-name="T1">VOTE 1168123989 Campaign:ssss_uk_02B Validity:during Choice:Leon CONN:MIG01HU MSISDN:00777778929999 GUID:8BEC58DD-3743-4C2F-80F7-EE211AE6D70F Shortcode:63334</text:span></text:p>
      <text:p text:style-name="P1"><text:span text:style-name="T1">VOTE 1168123989 Campaign:ssss_uk_02B Validity:during Choice:Leon CONN:MIG01HU MSISDN:00777777949999 GUID:C2D5C995-7299-4C7D-A33C-F5E3710DCE03 Shortcode:63334</text:span></text:p>
      <text:p text:style-name="P1"><text:span text:style-name="T1">VOTE 1168123989 Campaign:ssss_uk_02B Validity:during Choice:Leon CONN:MIG01HU MSISDN:00777771239999 GUID:FCD385DB-C219-4B96-9ABF-4D76C83E2B39 Shortcode:63334</text:span></text:p>
      <text:p text:style-name="P1"><text:span text:style-name="T1">VOTE 1168123989 Campaign:ssss_uk_02B Validity:during Choice:Leon CONN:MIG01XU MSISDN:00777773399999 GUID:C30B8323-11AA-4EF7-B66E-A27B151B6D2D Shortcode:63334</text:span></text:p>
      <text:p text:style-name="P1"><text:span text:style-name="T1">VOTE 1168123989 Campaign:ssss_uk_02B Validity:during Choice:Matthew CONN:MIG01XU MSISDN:00777773019999 GUID:431C555C-CA59-47F7-A6A4-3BC08418A10D Shortcode:63334</text:span></text:p>
      <text:p text:style-name="P1"><text:span text:style-name="T1">VOTE 1168123989 Campaign:ssss_uk_02B Validity:during Choice:Leon CONN:MIG01XU MSISDN:00777773039999 GUID:F16EA3FE-4476-4223-8E1C-E0DC3D755246 Shortcode:63334</text:span></text:p>
      <text:p text:style-name="P1"><text:span text:style-name="T1">VOTE 1168123989 Campaign:ssss_uk_02B Validity:during Choice:Leon CONN:MIG01XU MSISDN:00777771699999 GUID:B0F89E28-CDE5-4786-97C5-3A5186362C24 Shortcode:63334</text:span></text:p>
      <text:p text:style-name="P1"><text:span text:style-name="T1">VOTE 1168123989 Campaign:ssss_uk_02B Validity:during Choice:Matthew CONN:MIG00VU MSISDN:00777779049999 GUID:17512D7E-52DC-4E3D-B12F-B52483C26DBA Shortcode:63334</text:span></text:p>
      <text:p text:style-name="P1"><text:span text:style-name="T1">VOTE 1168123989 Campaign:ssss_uk_02B Validity:during Choice:Leon CONN:MIG01XU MSISDN:00777772799999 GUID:4A490BDB-86A9-4D5E-A885-EFD1DE945733 Shortcode:63334</text:span></text:p>
      <text:p text:style-name="P1"><text:span text:style-name="T1">VOTE 1168123989 Campaign:ssss_uk_02B Validity:during Choice:Leon CONN:MIG01XU MSISDN:00777774049999 GUID:D5E559A7-6A5D-4ACD-9C4C-CE8A7CBF4C50 Shortcode:63334</text:span></text:p>
      <text:p text:style-name="P1"><text:span text:style-name="T1">VOTE 1168123989 Campaign:ssss_uk_02B Validity:during Choice:Leon CONN:MIG01XU MSISDN:00777771129999 GUID:A78FC555-0A85-4042-8379-B57C184A0449 Shortcode:63334</text:span></text:p>
      <text:p text:style-name="P1"><text:span text:style-name="T1">VOTE 1168123989 Campaign:ssss_uk_02B Validity:during Choice:Leon CONN:MIG01HU MSISDN:00777773579999 GUID:9E04B21C-C8EB-4211-AFCB-F56266EC276B Shortcode:63334</text:span></text:p>
      <text:p text:style-name="P1"><text:span text:style-name="T1">VOTE 1168123989 Campaign:ssss_uk_02B Validity:during Choice:Leon CONN:MIG01HU MSISDN:00777776549999 GUID:4FAB1110-9C44-4646-88FA-E2EFA2E16C95 Shortcode:63334</text:span></text:p>
      <text:p text:style-name="P1"><text:span text:style-name="T1">VOTE 1168123989 Campaign:ssss_uk_02B Validity:during Choice:Matthew CONN:MIG01XU MSISDN:00777771769999 GUID:E1F8807D-BCD9-4B40-B7C2-AAA820BBEC8C Shortcode:63334</text:span></text:p>
      <text:p text:style-name="P1"><text:span text:style-name="T1">VOTE 1168123989 Campaign:ssss_uk_02B Validity:during Choice:Leon CONN:MIG01XU MSISDN:00777778409999 GUID:BA45648A-1858-4FC9-9E10-B69435E80935 Shortcode:63334</text:span></text:p>
      <text:p text:style-name="P1"><text:span text:style-name="T1">VOTE 1168123989 Campaign:ssss_uk_02B Validity:during Choice:Leon CONN:MIG01HU MSISDN:00777773079999 GUID:CC38DAD2-669A-4834-870E-57391C797DB4 Shortcode:63334</text:span></text:p>
      <text:p text:style-name="P1"><text:span text:style-name="T1">VOTE 1168123990 Campaign:ssss_uk_02B Validity:during Choice:Leon CONN:MIG01HU MSISDN:00777777319999 GUID:0ED599EE-7F7B-41C4-A615-E994B7BA2142 Shortcode:63334</text:span></text:p>
      <text:p text:style-name="P1"><text:span text:style-name="T1">VOTE 1168123990 Campaign:ssss_uk_02B Validity:during Choice:Leon CONN:MIG00VU MSISDN:00777778299999 GUID:177DC1B1-E635-4D2B-8743-A157B670D3B9 Shortcode:63334</text:span></text:p>
      <text:p text:style-name="P1"><text:span text:style-name="T1">VOTE 1168123990 Campaign:ssss_uk_02B Validity:during Choice:Leon CONN:MIG01HU MSISDN:00777777619999 GUID:DDFBB870-A2BF-45FC-A597-C3BB3760672F Shortcode:63334</text:span></text:p>
      <text:p text:style-name="P1"><text:span text:style-name="T1">VOTE 1168123990 Campaign:ssss_uk_02B Validity:during Choice:Leon CONN:MIG00VU MSISDN:00777777609999 GUID:9A84549C-7927-4446-9405-C094AD3F87CB Shortcode:63334</text:span></text:p>
      <text:p text:style-name="P1"><text:span text:style-name="T1">VOTE 1168123990 Campaign:ssss_uk_02B Validity:during Choice:Leon CONN:MIG00VU MSISDN:00777771579999 GUID:93E5BFEB-8402-4842-AD0C-CAFE9CAFE29C Shortcode:63334</text:span></text:p>
      <text:p text:style-name="P1"><text:span text:style-name="T1">VOTE 1168123990 Campaign:ssss_uk_02B Validity:during Choice:Leon CONN:MIG01HU MSISDN:00777777639999 GUID:AA2F239C-D7DD-4A17-8595-C1F7D23F5901 Shortcode:63334</text:span></text:p>
      <text:p text:style-name="P1"><text:span text:style-name="T1">VOTE 1168123990 Campaign:ssss_uk_02B Validity:during Choice:Matthew CONN:MIG01TU MSISDN:00777773009999 GUID:BC6176CA-901F-49D0-B06D-5BAB259CFF1E Shortcode:63334</text:span></text:p>
      <text:p text:style-name="P1"><text:span text:style-name="T1">VOTE 1168123990 Campaign:ssss_uk_02B Validity:during Choice:Leon CONN:MIG01HU MSISDN:00777776929999 GUID:170539E5-88A5-46E5-A1E1-5BD35FC83A91 Shortcode:63334</text:span></text:p>
      <text:p text:style-name="P1"><text:span text:style-name="T1">VOTE 1168123990 Campaign:ssss_uk_02B Validity:during Choice:Matthew CONN:MIG01HU MSISDN:00777773349999 GUID:4C4A1D8A-E11B-40BF-AD48-E8D4D7764B34 Shortcode:63334</text:span></text:p>
      <text:p text:style-name="P1"><text:span text:style-name="T1">VOTE 1168123990 Campaign:ssss_uk_02B Validity:during Choice:Leon CONN:MIG01XU MSISDN:00777779839999 GUID:7047755C-2542-4B9A-B8F9-91D1A8802B75 Shortcode:63334</text:span></text:p>
      <text:p text:style-name="P1"><text:span text:style-name="T1">VOTE 1168123990 Campaign:ssss_uk_02B Validity:during Choice:Leon CONN:MIG01XU MSISDN:00777773279999 GUID:F3EADF83-2C5B-43BD-A6B8-223829ADC9D2 Shortcode:63334</text:span></text:p>
      <text:p text:style-name="P1"><text:span text:style-name="T1">VOTE 1168123990 Campaign:ssss_uk_02B Validity:during Choice:Leon CONN:MIG01XU MSISDN:00777772399999 GUID:49FC9781-3133-4FBB-A175-6E9045A79B81 Shortcode:63334</text:span></text:p>
      <text:p text:style-name="P1"><text:span text:style-name="T1">VOTE 1168123990 Campaign:ssss_uk_02B Validity:during Choice:Leon CONN:MIG01XU MSISDN:00777773619999 GUID:F1F57E3D-B34E-46EB-A6B7-561818F7CF06 Shortcode:63334</text:span></text:p>
      <text:p text:style-name="P1"><text:span text:style-name="T1">VOTE 1168123990 Campaign:ssss_uk_02B Validity:during Choice:Leon CONN:MIG00VU MSISDN:00777770219999 GUID:4BDF1652-4526-4166-B990-D0D4E6C9EDAE Shortcode:63334</text:span></text:p>
      <text:p text:style-name="P1"><text:span text:style-name="T1">VOTE 1168123990 Campaign:ssss_uk_02B Validity:during Choice:Matthew CONN:MIG00VU </text:span><text:soft-page-break/><text:span text:style-name="T1">MSISDN:00777774259999 GUID:3158B748-7A73-4CC1-A1E4-7F7971EE3F8F Shortcode:63334</text:span></text:p>
      <text:p text:style-name="P1"><text:span text:style-name="T1">VOTE 1168123990 Campaign:ssss_uk_02B Validity:during Choice:Leon CONN:MIG01XU MSISDN:00777771079999 GUID:71661224-34E6-4076-93F3-132F4BEB95FD Shortcode:63334</text:span></text:p>
      <text:p text:style-name="P1"><text:span text:style-name="T1">VOTE 1168123990 Campaign:ssss_uk_02B Validity:during Choice:Leon CONN:MIG01XU MSISDN:00777776669999 GUID:823418CC-EAD0-4B6E-9D25-2E9926ACD184 Shortcode:63334</text:span></text:p>
      <text:p text:style-name="P1"><text:span text:style-name="T1">VOTE 1168123990 Campaign:ssss_uk_02B Validity:during Choice:Leon CONN:MIG01XU MSISDN:00777771839999 GUID:CB7F7A2D-8F9B-4AB5-BB33-2CAD569A56D6 Shortcode:63334</text:span></text:p>
      <text:p text:style-name="P1"><text:span text:style-name="T1">VOTE 1168123991 Campaign:ssss_uk_02B Validity:during Choice:Leon CONN:MIG01XU MSISDN:00777775639999 GUID:7C553B13-BBE6-41CB-A514-F07A52053574 Shortcode:63334</text:span></text:p>
      <text:p text:style-name="P1"><text:span text:style-name="T1">VOTE 1168123991 Campaign:ssss_uk_02B Validity:during Choice:Matthew CONN:MIG01TU MSISDN:00777770269999 GUID:8692BBA4-62B4-4070-932B-E3DC50F2CD63 Shortcode:63334</text:span></text:p>
      <text:p text:style-name="P1"><text:span text:style-name="T1">VOTE 1168123991 Campaign:ssss_uk_02B Validity:during Choice:Leon CONN:MIG01TU MSISDN:00777774299999 GUID:39E83D8E-F901-4FFD-A836-21C22C8A1776 Shortcode:63334</text:span></text:p>
      <text:p text:style-name="P1"><text:span text:style-name="T1">VOTE 1168123991 Campaign:ssss_uk_02B Validity:during Choice:Matthew CONN:MIG01TU MSISDN:00777777919999 GUID:17C73CC0-488C-47E2-88DB-F24513621FA2 Shortcode:63334</text:span></text:p>
      <text:p text:style-name="P1"><text:span text:style-name="T1">VOTE 1168123991 Campaign:ssss_uk_02B Validity:during Choice:Leon CONN:MIG01TU MSISDN:00777774959999 GUID:DB7AF312-7A72-4193-9463-0D5D6B104190 Shortcode:63334</text:span></text:p>
      <text:p text:style-name="P1"><text:span text:style-name="T1">VOTE 1168123991 Campaign:ssss_uk_02B Validity:during Choice:Leon CONN:MIG01TU MSISDN:00777779899999 GUID:6C8AABAA-7AE2-4BF4-8E29-C633EF40B4BA Shortcode:63334</text:span></text:p>
      <text:p text:style-name="P1"><text:span text:style-name="T1">VOTE 1168123991 Campaign:ssss_uk_02B Validity:during Choice:Leon CONN:MIG01TU MSISDN:00777772299999 GUID:6BBBC236-3FCA-44A7-AF64-8CCF1E58D083 Shortcode:63334</text:span></text:p>
      <text:p text:style-name="P1"><text:span text:style-name="T1">VOTE 1168123991 Campaign:ssss_uk_02B Validity:during Choice:Leon CONN:MIG01TU MSISDN:00777776019999 GUID:6AEFCE41-C668-445F-BBAE-9E02C4DA9538 Shortcode:63334</text:span></text:p>
      <text:p text:style-name="P1"><text:span text:style-name="T1">VOTE 1168123991 Campaign:ssss_uk_02B Validity:during Choice:Leon CONN:MIG01TU MSISDN:00777771659999 GUID:A182CCFF-0CF6-4F2E-AB96-FF6143A574B7 Shortcode:63334</text:span></text:p>
      <text:p text:style-name="P1"><text:span text:style-name="T1">VOTE 1168123991 Campaign:ssss_uk_02B Validity:during Choice:Matthew CONN:MIG01HU MSISDN:00777776859999 GUID:C0A03FBD-6D63-4427-8166-EA27758537CF Shortcode:63334</text:span></text:p>
      <text:p text:style-name="P1"><text:span text:style-name="T1">VOTE 1168123991 Campaign:ssss_uk_02B Validity:during Choice:Leon CONN:MIG01TU MSISDN:00777779259999 GUID:521BE68C-5235-4311-85B8-9A7B5AA750BF Shortcode:63334</text:span></text:p>
      <text:p text:style-name="P1"><text:span text:style-name="T1">VOTE 1168123991 Campaign:ssss_uk_02B Validity:during Choice:Leon CONN:MIG01TU MSISDN:00777776299999 GUID:E89E96FA-B722-4387-831E-91978AA1165C Shortcode:63334</text:span></text:p>
      <text:p text:style-name="P1"><text:span text:style-name="T1">VOTE 1168123991 Campaign:ssss_uk_02B Validity:during Choice:Leon CONN:MIG01XU MSISDN:00777778439999 GUID:968415D8-7AB0-4D86-8C6B-C82604BA3CEE Shortcode:63334</text:span></text:p>
      <text:p text:style-name="P1"><text:span text:style-name="T1">VOTE 1168123991 Campaign:ssss_uk_02B Validity:during Choice:Leon CONN:MIG01XU MSISDN:00777773099999 GUID:E20B6A5F-0843-420E-BDB4-CE81BFF25BC8 Shortcode:63334</text:span></text:p>
      <text:p text:style-name="P1"><text:span text:style-name="T1">VOTE 1168123991 Campaign:ssss_uk_02B Validity:during Choice:Leon CONN:MIG01TU MSISDN:00777778199999 GUID:BD4386BB-15FD-41F9-A723-0920A0B62FB8 Shortcode:63334</text:span></text:p>
      <text:p text:style-name="P1"><text:span text:style-name="T1">VOTE 1168123991 Campaign:ssss_uk_02B Validity:during Choice:Leon CONN:MIG01XU MSISDN:00777771499999 GUID:9D047E20-40F3-4D2C-AE6A-1DEECDECB18C Shortcode:63334</text:span></text:p>
      <text:p text:style-name="P1"><text:span text:style-name="T1">VOTE 1168123991 Campaign:ssss_uk_02B Validity:during Choice:Matthew CONN:MIG01HU MSISDN:00777777219999 GUID:28425AC9-494F-40D9-88C4-F9545830AA94 Shortcode:63334</text:span></text:p>
      <text:p text:style-name="P1"><text:span text:style-name="T1">VOTE 1168123991 Campaign:ssss_uk_02B Validity:during Choice:Leon CONN:MIG01XU MSISDN:00777776219999 GUID:D051E941-0785-4751-8250-A1E8597EFFA6 Shortcode:63334</text:span></text:p>
      <text:p text:style-name="P1"><text:span text:style-name="T1">VOTE 1168123991 Campaign:ssss_uk_02B Validity:during Choice:Leon CONN:MIG01TU MSISDN:00777774269999 GUID:94AEB6E2-DC07-4580-9FFA-3E069927E010 Shortcode:63334</text:span></text:p>
      <text:p text:style-name="P1"><text:span text:style-name="T1">VOTE 1168123991 Campaign:ssss_uk_02B Validity:during Choice:Leon CONN:MIG01XU MSISDN:00777776439999 GUID:A287D008-4C66-438C-9A5A-D7C2CCE041C3 Shortcode:63334</text:span></text:p>
      <text:p text:style-name="P1"><text:span text:style-name="T1">VOTE 1168123991 Campaign:ssss_uk_02B Validity:during Choice:Leon CONN:MIG01HU MSISDN:00777776259999 GUID:995E6351-7F17-4292-9EAF-FB35BCC78C67 Shortcode:63334</text:span></text:p>
      <text:p text:style-name="P1"><text:span text:style-name="T1">VOTE 1168123991 Campaign:ssss_uk_02B Validity:during Choice:Leon CONN:MIG01XU MSISDN:00777775759999 GUID:261341C1-C798-4DCF-887A-217437582A8A Shortcode:63334</text:span></text:p>
      <text:p text:style-name="P1"><text:span text:style-name="T1">VOTE 1168123991 Campaign:ssss_uk_02B Validity:during Choice:Leon CONN:MIG01XU MSISDN:00777772929999 GUID:80616953-50B1-4EAC-9ACB-6F73FCD08E3B Shortcode:63334</text:span></text:p>
      <text:p text:style-name="P1"><text:span text:style-name="T1">VOTE 1168123991 Campaign:ssss_uk_02B Validity:during Choice:Matthew CONN:MIG01TU MSISDN:00777777059999 GUID:6C582E12-BE05-4F44-B1FE-F84272A20D4A Shortcode:63334</text:span></text:p>
      <text:p text:style-name="P1"><text:span text:style-name="T1">VOTE 1168123991 Campaign:ssss_uk_02B Validity:during Choice:Leon CONN:MIG01TU MSISDN:00777772309999 GUID:6882E20A-CDE1-4871-9B7E-543B855A1BE4 Shortcode:63334</text:span></text:p>
      <text:p text:style-name="P1"><text:span text:style-name="T1">VOTE 1168123991 Campaign:ssss_uk_02B Validity:during Choice:Leon CONN:MIG01TU MSISDN:00777778789999 GUID:76DB579E-8146-4F43-BFBB-1E6CF4684C99 Shortcode:63334</text:span></text:p>
      <text:p text:style-name="P1"><text:span text:style-name="T1">VOTE 1168123991 Campaign:ssss_uk_02B Validity:during Choice:Leon CONN:MIG01TU MSISDN:00777771329999 GUID:18217BCF-E116-4554-BA05-80731A3E4DD1 Shortcode:63334</text:span></text:p>
      <text:p text:style-name="P1"><text:span text:style-name="T1">VOTE 1168123991 Campaign:ssss_uk_02B Validity:during Choice:Leon CONN:MIG01XU </text:span><text:soft-page-break/><text:span text:style-name="T1">MSISDN:00777776549999 GUID:A9A39292-02AE-48AB-BC1E-B619587977A3 Shortcode:63334</text:span></text:p>
      <text:p text:style-name="P1"><text:span text:style-name="T1">VOTE 1168123991 Campaign:ssss_uk_02B Validity:during Choice:Leon CONN:MIG01TU MSISDN:00777773809999 GUID:C33A1700-80AE-4CA9-859D-BC5A826B8331 Shortcode:63334</text:span></text:p>
      <text:p text:style-name="P1"><text:span text:style-name="T1">VOTE 1168123991 Campaign:ssss_uk_02B Validity:during Choice:Leon CONN:MIG01XU MSISDN:00777773269999 GUID:815EA626-549F-4D11-99F7-BCD34F72323B Shortcode:63334</text:span></text:p>
      <text:p text:style-name="P1"><text:span text:style-name="T1">VOTE 1168123991 Campaign:ssss_uk_02B Validity:during Choice:Leon CONN:MIG01TU MSISDN:00777776419999 GUID:01BBB482-0C18-4463-8838-9017900B889B Shortcode:63334</text:span></text:p>
      <text:p text:style-name="P1"><text:span text:style-name="T1">VOTE 1168123991 Campaign:ssss_uk_02B Validity:during Choice:Leon CONN:MIG01TU MSISDN:00777777729999 GUID:6B42C63C-5289-4486-99A4-04BB3DA26861 Shortcode:63334</text:span></text:p>
      <text:p text:style-name="P1"><text:span text:style-name="T1">VOTE 1168123991 Campaign:ssss_uk_02B Validity:during Choice:Leon CONN:MIG01XU MSISDN:00777773709999 GUID:43A99219-BD4E-4532-94F1-BB3ED8C98593 Shortcode:63334</text:span></text:p>
      <text:p text:style-name="P1"><text:span text:style-name="T1">VOTE 1168123991 Campaign:ssss_uk_02B Validity:during Choice:Leon CONN:MIG01XU MSISDN:00777771919999 GUID:F985318B-5734-4AA0-8A17-9721BD4B64DD Shortcode:63334</text:span></text:p>
      <text:p text:style-name="P1"><text:span text:style-name="T1">VOTE 1168123991 Campaign:ssss_uk_02B Validity:during Choice:Leon CONN:MIG01XU MSISDN:00777775029999 GUID:1D366213-AD0E-4662-BF1C-ADE6304A19C3 Shortcode:63334</text:span></text:p>
      <text:p text:style-name="P1"><text:span text:style-name="T1">VOTE 1168123991 Campaign:ssss_uk_02B Validity:during Choice:Leon CONN:MIG01TU MSISDN:00777773349999 GUID:AD70839F-5DE2-4BAD-A6CB-5EE601CCCE4C Shortcode:63334</text:span></text:p>
      <text:p text:style-name="P1"><text:span text:style-name="T1">VOTE 1168123991 Campaign:ssss_uk_02B Validity:during Choice:Leon CONN:MIG01TU MSISDN:00777779029999 GUID:8F5D0396-35E8-4AA6-B545-05A4BDA82B80 Shortcode:63334</text:span></text:p>
      <text:p text:style-name="P1"><text:span text:style-name="T1">VOTE 1168123991 Campaign:ssss_uk_02B Validity:during Choice:Leon CONN:MIG01TU MSISDN:00777773279999 GUID:77C8CE7C-0444-4552-8219-F3130B62A327 Shortcode:63334</text:span></text:p>
      <text:p text:style-name="P1"><text:span text:style-name="T1">VOTE 1168123991 Campaign:ssss_uk_02B Validity:during Choice:Leon CONN:MIG01TU MSISDN:00777773559999 GUID:543F624C-C7C3-45E6-AD9F-98FDAE3CFBD5 Shortcode:63334</text:span></text:p>
      <text:p text:style-name="P1"><text:span text:style-name="T1">VOTE 1168123991 Campaign:ssss_uk_02B Validity:during Choice:Matthew CONN:MIG01TU MSISDN:00777776759999 GUID:51BC76DC-8538-4922-BD53-D2C34B0C4AA0 Shortcode:63334</text:span></text:p>
      <text:p text:style-name="P1"><text:span text:style-name="T1">VOTE 1168123991 Campaign:ssss_uk_02B Validity:during Choice:Leon CONN:MIG01TU MSISDN:00777776099999 GUID:09657D98-D2C7-4A11-8BFD-D5F7348F031E Shortcode:63334</text:span></text:p>
      <text:p text:style-name="P1"><text:span text:style-name="T1">VOTE 1168123991 Campaign:ssss_uk_02B Validity:during Choice:Matthew CONN:MIG01TU MSISDN:00777774679999 GUID:F0E64D22-D787-4233-8B03-C204727F998B Shortcode:63334</text:span></text:p>
      <text:p text:style-name="P1"><text:span text:style-name="T1">VOTE 1168123991 Campaign:ssss_uk_02B Validity:during Choice:Leon CONN:MIG01HU MSISDN:00777777249999 GUID:86D81382-B973-4FE8-AE6D-A10632259BD8 Shortcode:63334</text:span></text:p>
      <text:p text:style-name="P1"><text:span text:style-name="T1">VOTE 1168123991 Campaign:ssss_uk_02B Validity:during Choice:Matthew CONN:MIG00VU MSISDN:00777779849999 GUID:DEEF88FB-6638-4CDF-9D38-E716824A41E8 Shortcode:63334</text:span></text:p>
      <text:p text:style-name="P1"><text:span text:style-name="T1">VOTE 1168123991 Campaign:ssss_uk_02B Validity:during Choice:Leon CONN:MIG01HU MSISDN:00777778469999 GUID:5BE83F6D-0A3F-414C-8432-B63752AB88EA Shortcode:63334</text:span></text:p>
      <text:p text:style-name="P1"><text:span text:style-name="T1">VOTE 1168123992 Campaign:ssss_uk_02B Validity:during Choice:Leon CONN:MIG01XU MSISDN:00777779059999 GUID:05C34360-F3B6-448F-9450-6A3D2C5BECDE Shortcode:63334</text:span></text:p>
      <text:p text:style-name="P1"><text:span text:style-name="T1">VOTE 1168123992 Campaign:ssss_uk_02B Validity:during Choice:Leon CONN:MIG01XU MSISDN:00777778799999 GUID:C6515D74-2998-4EA2-9EE8-0C321DB77EEB Shortcode:63334</text:span></text:p>
      <text:p text:style-name="P1"><text:span text:style-name="T1">VOTE 1168123992 Campaign:ssss_uk_02B Validity:during Choice:Leon CONN:MIG01XU MSISDN:00777776209999 GUID:647A43D3-F9ED-4F8A-B4B8-58483DC76EB1 Shortcode:63334</text:span></text:p>
      <text:p text:style-name="P1"><text:span text:style-name="T1">VOTE 1168123992 Campaign:ssss_uk_02B Validity:during Choice:Matthew CONN:MIG01XU MSISDN:00777776039999 GUID:9F6AA2EF-90CB-4D33-AB0B-ACBA4DBB245F Shortcode:63334</text:span></text:p>
      <text:p text:style-name="P1"><text:span text:style-name="T1">VOTE 1168123992 Campaign:ssss_uk_02B Validity:during Choice:Leon CONN:MIG01TU MSISDN:00777774469999 GUID:B18B639C-CD76-4D5E-82F8-934F8F1441D8 Shortcode:63334</text:span></text:p>
      <text:p text:style-name="P1"><text:span text:style-name="T1">VOTE 1168123992 Campaign:ssss_uk_02B Validity:during Choice:Leon CONN:MIG01TU MSISDN:00777776269999 GUID:7704BCCF-6F00-434F-BBCE-B3248C94F986 Shortcode:63334</text:span></text:p>
      <text:p text:style-name="P1"><text:span text:style-name="T1">VOTE 1168123992 Campaign:ssss_uk_02B Validity:during Choice:Leon CONN:MIG01HU MSISDN:00777770419999 GUID:C9AAABB9-50DF-4AAB-9353-009307C11727 Shortcode:63334</text:span></text:p>
      <text:p text:style-name="P1"><text:span text:style-name="T1">VOTE 1168123992 Campaign:ssss_uk_02B Validity:during Choice:Matthew CONN:MIG01HU MSISDN:00777775209999 GUID:B644AB81-4158-4E79-95AB-461016C0B448 Shortcode:63334</text:span></text:p>
      <text:p text:style-name="P1"><text:span text:style-name="T1">VOTE 1168123992 Campaign:ssss_uk_02B Validity:during Choice:Leon CONN:MIG01HU MSISDN:00777777449999 GUID:502FB1ED-9EF7-40DC-9C42-F08A29D6155B Shortcode:63334</text:span></text:p>
      <text:p text:style-name="P1"><text:span text:style-name="T1">VOTE 1168123992 Campaign:ssss_uk_02B Validity:during Choice:Leon CONN:MIG01XU MSISDN:00777771209999 GUID:1F070EC0-F1D6-4DB8-8B80-81D815EE8037 Shortcode:63334</text:span></text:p>
      <text:p text:style-name="P1"><text:span text:style-name="T1">VOTE 1168123992 Campaign:ssss_uk_02B Validity:during Choice:Matthew CONN:MIG01XU MSISDN:00777776899999 GUID:040A485D-7EA8-486E-A960-D752E54B8893 Shortcode:63334</text:span></text:p>
      <text:p text:style-name="P1"><text:span text:style-name="T1">VOTE 1168123992 Campaign:ssss_uk_02B Validity:during Choice:Leon CONN:MIG01XU MSISDN:00777774099999 GUID:3AB14FFF-1DC0-405A-9730-AB7EB9A362BB Shortcode:63334</text:span></text:p>
      <text:p text:style-name="P1"><text:span text:style-name="T1">VOTE 1168123992 Campaign:ssss_uk_02B Validity:during Choice:Leon CONN:MIG01XU MSISDN:00777776819999 GUID:5CC03821-10FF-4722-8C65-B4B9903CCEF4 Shortcode:63334</text:span></text:p>
      <text:p text:style-name="P1"><text:span text:style-name="T1">VOTE 1168123992 Campaign:ssss_uk_02B Validity:during Choice:Leon CONN:MIG01TU </text:span><text:soft-page-break/><text:span text:style-name="T1">MSISDN:00777770229999 GUID:217C5FB0-9AF2-406D-A1CE-FC004707CA8F Shortcode:63334</text:span></text:p>
      <text:p text:style-name="P1"><text:span text:style-name="T1">VOTE 1168123992 Campaign:ssss_uk_02B Validity:during Choice:Leon CONN:MIG01TU MSISDN:00777774509999 GUID:49580886-2987-42E9-B06F-6AAA0147F4CD Shortcode:63334</text:span></text:p>
      <text:p text:style-name="P1"><text:span text:style-name="T1">VOTE 1168123992 Campaign:ssss_uk_02B Validity:during Choice:Matthew CONN:MIG01TU MSISDN:00777771409999 GUID:12A128E1-7B54-460E-AFA7-2B6F4C2E5C22 Shortcode:63334</text:span></text:p>
      <text:p text:style-name="P1"><text:span text:style-name="T1">VOTE 1168123992 Campaign:ssss_uk_02B Validity:during Choice:Leon CONN:MIG01TU MSISDN:00777771669999 GUID:47FC5C30-1B56-49DD-A4BC-FD2084C7E8F6 Shortcode:63334</text:span></text:p>
      <text:p text:style-name="P1"><text:span text:style-name="T1">VOTE 1168123992 Campaign:ssss_uk_02B Validity:during Choice:Leon CONN:MIG01TU MSISDN:00777773999999 GUID:256FDA1E-F2A1-4121-8376-F8045D7D0C4E Shortcode:63334</text:span></text:p>
      <text:p text:style-name="P1"><text:span text:style-name="T1">VOTE 1168123992 Campaign:ssss_uk_02B Validity:during Choice:Leon CONN:MIG01XU MSISDN:00777778439999 GUID:8EA183CA-C02F-4599-899E-D08AAA324FC5 Shortcode:63334</text:span></text:p>
      <text:p text:style-name="P1"><text:span text:style-name="T1">VOTE 1168123992 Campaign:ssss_uk_02B Validity:during Choice:Leon CONN:MIG01HU MSISDN:00777777459999 GUID:245616DE-7976-446E-8B17-110B77227375 Shortcode:63334</text:span></text:p>
      <text:p text:style-name="P1"><text:span text:style-name="T1">VOTE 1168123992 Campaign:ssss_uk_02B Validity:during Choice:Leon CONN:MIG01HU MSISDN:00777777009999 GUID:9CC0281E-1B5D-4C14-BE8B-EC2688776C20 Shortcode:63334</text:span></text:p>
      <text:p text:style-name="P1"><text:span text:style-name="T1">VOTE 1168123992 Campaign:ssss_uk_02B Validity:during Choice:Leon CONN:MIG01XU MSISDN:00777772229999 GUID:809904DE-6ED2-4A9B-9898-7EC9DD10A2EC Shortcode:63334</text:span></text:p>
      <text:p text:style-name="P1"><text:span text:style-name="T1">VOTE 1168123992 Campaign:ssss_uk_02B Validity:during Choice:Matthew CONN:MIG01XU MSISDN:00777773029999 GUID:AC8F7738-2AEF-46F7-8193-ECFDC48E3143 Shortcode:63334</text:span></text:p>
      <text:p text:style-name="P1"><text:span text:style-name="T1">VOTE 1168123992 Campaign:ssss_uk_02B Validity:during Choice:Matthew CONN:MIG01XU MSISDN:00777779019999 GUID:9D5190B1-5FD8-4173-B11A-608DFA58DE62 Shortcode:63334</text:span></text:p>
      <text:p text:style-name="P1"><text:span text:style-name="T1">VOTE 1168123992 Campaign:ssss_uk_02B Validity:during Choice:Matthew CONN:MIG01XU MSISDN:00777777149999 GUID:00469BD9-8F00-4909-8560-94BDD436D147 Shortcode:63334</text:span></text:p>
      <text:p text:style-name="P1"><text:span text:style-name="T1">VOTE 1168123992 Campaign:ssss_uk_02B Validity:during Choice:Leon CONN:MIG01HU MSISDN:00777778729999 GUID:6BB1B471-4A59-4B1F-9B4D-C7CD113E27D5 Shortcode:63334</text:span></text:p>
      <text:p text:style-name="P1"><text:span text:style-name="T1">VOTE 1168123992 Campaign:ssss_uk_02B Validity:during Choice:Leon CONN:MIG01HU MSISDN:00777776309999 GUID:B0C763E9-908E-4D7A-98CC-20FEF767F028 Shortcode:63334</text:span></text:p>
      <text:p text:style-name="P1"><text:span text:style-name="T1">VOTE 1168123992 Campaign:ssss_uk_02B Validity:during Choice:Leon CONN:MIG01TU MSISDN:00777772709999 GUID:C1584D93-540C-4BC3-9CDF-D8A9948DE13B Shortcode:63334</text:span></text:p>
      <text:p text:style-name="P1"><text:span text:style-name="T1">VOTE 1168123992 Campaign:ssss_uk_02B Validity:during Choice:Leon CONN:MIG01TU MSISDN:00777774879999 GUID:099F0B1F-C0B2-4E5A-800E-3ADBF9CEF5C9 Shortcode:63334</text:span></text:p>
      <text:p text:style-name="P1"><text:span text:style-name="T1">VOTE 1168123992 Campaign:ssss_uk_02B Validity:during Choice:Matthew CONN:MIG01TU MSISDN:00777770879999 GUID:F44F5725-3F81-4292-8CA2-71705F0A6A72 Shortcode:63334</text:span></text:p>
      <text:p text:style-name="P1"><text:span text:style-name="T1">VOTE 1168123993 Campaign:ssss_uk_02B Validity:during Choice:Matthew CONN:MIG01HU MSISDN:00777778399999 GUID:30A98970-BBC6-4FF9-BC2A-9881DF6ADF8C Shortcode:63334</text:span></text:p>
      <text:p text:style-name="P1"><text:span text:style-name="T1">VOTE 1168123993 Campaign:ssss_uk_02B Validity:during Choice:Leon CONN:MIG00VU MSISDN:00777778259999 GUID:22E10E4F-E60D-439D-9978-A812ED204A23 Shortcode:63334</text:span></text:p>
      <text:p text:style-name="P1"><text:span text:style-name="T1">VOTE 1168123993 Campaign:ssss_uk_02B Validity:during Choice:Matthew CONN:MIG00VU MSISDN:00777779939999 GUID:A7FA22EE-80F9-4636-86FB-117F5A1D8B29 Shortcode:63334</text:span></text:p>
      <text:p text:style-name="P1"><text:span text:style-name="T1">VOTE 1168123993 Campaign:ssss_uk_02B Validity:during Choice:Leon CONN:MIG01XU MSISDN:00777778129999 GUID:8FE941FB-84A7-4477-8336-B10373C89205 Shortcode:63334</text:span></text:p>
      <text:p text:style-name="P1"><text:span text:style-name="T1">VOTE 1168123993 Campaign:ssss_uk_02B Validity:during Choice:Leon CONN:MIG01XU MSISDN:00777774879999 GUID:AA09AF03-3104-4BA8-AC69-3CD845A03574 Shortcode:63334</text:span></text:p>
      <text:p text:style-name="P1"><text:span text:style-name="T1">VOTE 1168123993 Campaign:ssss_uk_02B Validity:during Choice:Matthew CONN:MIG01XU MSISDN:00777772119999 GUID:8869122C-752F-4448-AF20-11D7809E44EE Shortcode:63334</text:span></text:p>
      <text:p text:style-name="P1"><text:span text:style-name="T1">VOTE 1168123993 Campaign:ssss_uk_02B Validity:during Choice:Leon CONN:MIG01XU MSISDN:00777777249999 GUID:B06F9CAE-FDAC-4E93-BF3F-6D1374EBF9A6 Shortcode:63334</text:span></text:p>
      <text:p text:style-name="P1"><text:span text:style-name="T1">VOTE 1168123993 Campaign:ssss_uk_02B Validity:during Choice:Leon CONN:MIG01XU MSISDN:00777778919999 GUID:012EDC4A-B9F7-4595-AE05-9440F69B45A9 Shortcode:63334</text:span></text:p>
      <text:p text:style-name="P1"><text:span text:style-name="T1">VOTE 1168123993 Campaign:ssss_uk_02B Validity:during Choice:Leon CONN:MIG01XU MSISDN:00777770819999 GUID:0EEBDEB6-7E36-45BC-B3C0-72F50B5293B6 Shortcode:63334</text:span></text:p>
      <text:p text:style-name="P1"><text:span text:style-name="T1">VOTE 1168123993 Campaign:ssss_uk_02B Validity:during Choice:Leon CONN:MIG01XU MSISDN:00777778689999 GUID:A42DE7F2-5770-4ABC-A3C3-F8A272BD0F53 Shortcode:63334</text:span></text:p>
      <text:p text:style-name="P1"><text:span text:style-name="T1">VOTE 1168123993 Campaign:ssss_uk_02B Validity:during Choice:Leon CONN:MIG01XU MSISDN:00777778629999 GUID:C8C3F436-4A78-4280-BA99-F42ABE0DC263 Shortcode:63334</text:span></text:p>
      <text:p text:style-name="P1"><text:span text:style-name="T1">VOTE 1168123993 Campaign:ssss_uk_02B Validity:during Choice:Leon CONN:MIG01XU MSISDN:00777776519999 GUID:F84BA169-5B64-4E25-AC29-E145B4F4AD45 Shortcode:63334</text:span></text:p>
      <text:p text:style-name="P1"><text:span text:style-name="T1">VOTE 1168123994 Campaign:ssss_uk_02B Validity:during Choice:Leon CONN:MIG01XU MSISDN:00777771419999 GUID:B5458D68-E7D3-403D-8680-40AC2097C446 Shortcode:63334</text:span></text:p>
      <text:p text:style-name="P1"><text:span text:style-name="T1">VOTE 1168123994 Campaign:ssss_uk_02B Validity:during Choice:Leon CONN:MIG01XU MSISDN:00777779829999 GUID:D4CFA625-8248-4A86-998E-67F7B7D048AC Shortcode:63334</text:span></text:p>
      <text:p text:style-name="P1"><text:span text:style-name="T1">VOTE 1168123994 Campaign:ssss_uk_02B Validity:during Choice:Leon CONN:MIG01TU </text:span><text:soft-page-break/><text:span text:style-name="T1">MSISDN:00777779089999 GUID:98DD7991-81DC-4C8B-BC57-610FFAED23FA Shortcode:63334</text:span></text:p>
      <text:p text:style-name="P1"><text:span text:style-name="T1">VOTE 1168123994 Campaign:ssss_uk_02B Validity:during Choice:Leon CONN:MIG01TU MSISDN:00777776819999 GUID:4706D513-6E8E-4C64-8291-E594D2D7B2F8 Shortcode:63334</text:span></text:p>
      <text:p text:style-name="P1"><text:span text:style-name="T1">VOTE 1168123994 Campaign:ssss_uk_02B Validity:during Choice:Leon CONN:MIG01HU MSISDN:00777773029999 GUID:FC1F5FCD-9596-4BF0-9CCE-30727A30C885 Shortcode:63334</text:span></text:p>
      <text:p text:style-name="P1"><text:span text:style-name="T1">VOTE 1168123994 Campaign:ssss_uk_02B Validity:during Choice:Leon CONN:MIG01HU MSISDN:00777777839999 GUID:D17E367C-FD3E-4EF4-B919-7576E7D1E024 Shortcode:63334</text:span></text:p>
      <text:p text:style-name="P1"><text:span text:style-name="T1">VOTE 1168123994 Campaign:ssss_uk_02B Validity:during Choice:Leon CONN:MIG01XU MSISDN:00777778589999 GUID:A01E42E3-CA0F-49BC-B16C-27DD00E19C92 Shortcode:63334</text:span></text:p>
      <text:p text:style-name="P1"><text:span text:style-name="T1">VOTE 1168123994 Campaign:ssss_uk_02B Validity:during Choice:Leon CONN:MIG01XU MSISDN:00777772079999 GUID:BEEDBDC0-6CFA-4494-BE53-5450956F1473 Shortcode:63334</text:span></text:p>
      <text:p text:style-name="P1"><text:span text:style-name="T1">VOTE 1168123994 Campaign:ssss_uk_02B Validity:during Choice:Leon CONN:MIG01XU MSISDN:00777773969999 GUID:067CFA7D-5571-4E91-BED1-713B73820906 Shortcode:63334</text:span></text:p>
      <text:p text:style-name="P1"><text:span text:style-name="T1">VOTE 1168123994 Campaign:ssss_uk_02B Validity:during Choice:Leon CONN:MIG01XU MSISDN:00777776589999 GUID:86982BB3-BF7E-4A88-8EEB-09DEF6451DC4 Shortcode:63334</text:span></text:p>
      <text:p text:style-name="P1"><text:span text:style-name="T1">VOTE 1168123994 Campaign:ssss_uk_02B Validity:during Choice:Leon CONN:MIG01TU MSISDN:00777773939999 GUID:744E4AD1-21E4-495F-A137-6A42D6C2B63A Shortcode:63334</text:span></text:p>
      <text:p text:style-name="P1"><text:span text:style-name="T1">VOTE 1168123994 Campaign:ssss_uk_02B Validity:during Choice:Leon CONN:MIG01TU MSISDN:00777774209999 GUID:4574AF47-02FE-483F-8A17-1B8619166052 Shortcode:63334</text:span></text:p>
      <text:p text:style-name="P1"><text:span text:style-name="T1">VOTE 1168123994 Campaign:ssss_uk_02B Validity:during Choice:Leon CONN:MIG01TU MSISDN:00777774419999 GUID:DD2ACB3D-8CCA-462A-8044-3653E9A4E29E Shortcode:63334</text:span></text:p>
      <text:p text:style-name="P1"><text:span text:style-name="T1">VOTE 1168123994 Campaign:ssss_uk_02B Validity:during Choice:Leon CONN:MIG01XU MSISDN:00777774969999 GUID:C003BD78-F821-4110-AD98-50AB36591A48 Shortcode:63334</text:span></text:p>
      <text:p text:style-name="P1"><text:span text:style-name="T1">VOTE 1168123994 Campaign:ssss_uk_02B Validity:during Choice:Leon CONN:MIG01XU MSISDN:00777772779999 GUID:7FAFAE82-D14D-4143-94B3-626264CB9625 Shortcode:63334</text:span></text:p>
      <text:p text:style-name="P1"><text:span text:style-name="T1">VOTE 1168123994 Campaign:ssss_uk_02B Validity:during Choice:Matthew CONN:MIG01XU MSISDN:00777772679999 GUID:3C67BF37-B403-4A92-9DB3-F121297C6A0E Shortcode:63334</text:span></text:p>
      <text:p text:style-name="P1"><text:span text:style-name="T1">VOTE 1168123994 Campaign:ssss_uk_02B Validity:during Choice:Leon CONN:MIG01XU MSISDN:00777770529999 GUID:015C1C87-B922-4993-8AEF-33ADD91FE70F Shortcode:63334</text:span></text:p>
      <text:p text:style-name="P1"><text:span text:style-name="T1">VOTE 1168123994 Campaign:ssss_uk_02B Validity:during Choice:Leon CONN:MIG01XU MSISDN:00777773539999 GUID:9CA0BA3A-68E4-48C2-8D8F-CC700D30E8FB Shortcode:63334</text:span></text:p>
      <text:p text:style-name="P1"><text:span text:style-name="T1">VOTE 1168123994 Campaign:ssss_uk_02B Validity:during Choice:Leon CONN:MIG01XU MSISDN:00777774769999 GUID:B48AA8A1-644A-49A4-8732-8E995D399520 Shortcode:63334</text:span></text:p>
      <text:p text:style-name="P1"><text:span text:style-name="T1">VOTE 1168123994 Campaign:ssss_uk_02B Validity:during Choice:Leon CONN:MIG01TU MSISDN:00777770299999 GUID:DF1F5B64-8131-46A5-BA32-93C422A04F5B Shortcode:63334</text:span></text:p>
      <text:p text:style-name="P1"><text:span text:style-name="T1">VOTE 1168123994 Campaign:ssss_uk_02B Validity:during Choice:Leon CONN:MIG01TU MSISDN:00777771239999 GUID:D3721DAF-867F-4BFB-8601-C4690C7C5F22 Shortcode:63334</text:span></text:p>
      <text:p text:style-name="P1"><text:span text:style-name="T1">VOTE 1168123994 Campaign:ssss_uk_02B Validity:during Choice:Matthew CONN:MIG01TU MSISDN:00777772059999 GUID:7CA96970-0E66-4ADF-8B43-A93284289E7A Shortcode:63334</text:span></text:p>
      <text:p text:style-name="P1"><text:span text:style-name="T1">VOTE 1168123994 Campaign:ssss_uk_02B Validity:during Choice:Leon CONN:MIG01TU MSISDN:00777772369999 GUID:D543A7C8-BF9E-4632-BBEE-09C16EE18066 Shortcode:63334</text:span></text:p>
      <text:p text:style-name="P1"><text:span text:style-name="T1">VOTE 1168123994 Campaign:ssss_uk_02B Validity:during Choice:Leon CONN:MIG01TU MSISDN:00777773359999 GUID:708A4D5D-4B21-4856-8743-C5A617927EB4 Shortcode:63334</text:span></text:p>
      <text:p text:style-name="P1"><text:span text:style-name="T1">VOTE 1168123994 Campaign:ssss_uk_02B Validity:during Choice:Matthew CONN:MIG00VU MSISDN:00777775359999 GUID:8CD88B73-9BBF-4731-80C2-436771F39F04 Shortcode:63334</text:span></text:p>
      <text:p text:style-name="P1"><text:span text:style-name="T1">VOTE 1168123994 Campaign:ssss_uk_02B Validity:during Choice:Leon CONN:MIG01TU MSISDN:00777771159999 GUID:73719E67-F041-438D-A289-15DE4BE00998 Shortcode:63334</text:span></text:p>
      <text:p text:style-name="P1"><text:span text:style-name="T1">VOTE 1168123994 Campaign:ssss_uk_02B Validity:during Choice:Leon CONN:MIG01TU MSISDN:00777770859999 GUID:1BF64104-19C7-4B68-8E53-61BAB00F333B Shortcode:63334</text:span></text:p>
      <text:p text:style-name="P1"><text:span text:style-name="T1">VOTE 1168123994 Campaign:ssss_uk_02B Validity:during Choice:Matthew CONN:MIG01XU MSISDN:00777774439999 GUID:0620A0F2-F7DA-4D87-83EE-53C75894E324 Shortcode:63334</text:span></text:p>
      <text:p text:style-name="P1"><text:span text:style-name="T1">VOTE 1168123994 Campaign:ssss_uk_02B Validity:during Choice:Matthew CONN:MIG01XU MSISDN:00777776679999 GUID:AB3398D6-18CF-4863-A569-4D25846CB155 Shortcode:63334</text:span></text:p>
      <text:p text:style-name="P1"><text:span text:style-name="T1">VOTE 1168123994 Campaign:ssss_uk_02B Validity:during Choice:Matthew CONN:MIG01XU MSISDN:00777773539999 GUID:2E137EDB-76A1-4EAF-BF08-19D467A8CA7F Shortcode:63334</text:span></text:p>
      <text:p text:style-name="P1"><text:span text:style-name="T1">VOTE 1168123994 Campaign:ssss_uk_02B Validity:during Choice:Leon CONN:MIG00VU MSISDN:00777777749999 GUID:F95A4714-7763-403F-8F1F-823635D8E354 Shortcode:63334</text:span></text:p>
      <text:p text:style-name="P1"><text:span text:style-name="T1">VOTE 1168123994 Campaign:ssss_uk_02B Validity:during Choice:Leon CONN:MIG01XU MSISDN:00777776589999 GUID:390E9049-3C8A-4AE7-8D64-2DC04D291B42 Shortcode:63334</text:span></text:p>
      <text:p text:style-name="P1"><text:span text:style-name="T1">VOTE 1168123994 Campaign:ssss_uk_02B Validity:during Choice:Leon CONN:MIG00VU MSISDN:00777775309999 GUID:347423CC-0486-475E-9A13-1DA49D20807A Shortcode:63334</text:span></text:p>
      <text:p text:style-name="P1"><text:span text:style-name="T1">VOTE 1168123994 Campaign:ssss_uk_02B Validity:during Choice:Leon CONN:MIG01TU </text:span><text:soft-page-break/><text:span text:style-name="T1">MSISDN:00777774089999 GUID:81844ADC-E685-4AA4-B3EE-6326F0088E29 Shortcode:63334</text:span></text:p>
      <text:p text:style-name="P1"><text:span text:style-name="T1">VOTE 1168123994 Campaign:ssss_uk_02B Validity:during Choice:Leon CONN:MIG01TU MSISDN:00777774339999 GUID:FD4FA08A-A84F-4C9E-907C-FBDC5EFCC4B5 Shortcode:63334</text:span></text:p>
      <text:p text:style-name="P1"><text:span text:style-name="T1">VOTE 1168123994 Campaign:ssss_uk_02B Validity:during Choice:Leon CONN:MIG00VU MSISDN:00777775549999 GUID:7DB4BD62-B8D6-4824-BFC3-822FD9E76C12 Shortcode:63334</text:span></text:p>
      <text:p text:style-name="P1"><text:span text:style-name="T1">VOTE 1168123994 Campaign:ssss_uk_02B Validity:during Choice:Leon CONN:MIG01TU MSISDN:00777771369999 GUID:71D67989-3CE0-4415-B405-5052CC2A6DAA Shortcode:63334</text:span></text:p>
      <text:p text:style-name="P1"><text:span text:style-name="T1">VOTE 1168123994 Campaign:ssss_uk_02B Validity:during Choice:Leon CONN:MIG01XU MSISDN:00777779249999 GUID:C9DCE83D-42B2-4BD0-8055-58D673C7971F Shortcode:63334</text:span></text:p>
      <text:p text:style-name="P1"><text:span text:style-name="T1">VOTE 1168123994 Campaign:ssss_uk_02B Validity:during Choice:Leon CONN:MIG01XU MSISDN:00777773479999 GUID:FDD3E7BE-B918-4DA9-9EAB-00355A7EF153 Shortcode:63334</text:span></text:p>
      <text:p text:style-name="P1"><text:span text:style-name="T1">VOTE 1168123994 Campaign:ssss_uk_02B Validity:during Choice:Leon CONN:MIG01TU MSISDN:00777771059999 GUID:AA2ECC60-81EC-4418-BE28-D28653A15F73 Shortcode:63334</text:span></text:p>
      <text:p text:style-name="P1"><text:span text:style-name="T1">VOTE 1168123994 Campaign:ssss_uk_02B Validity:during Choice:Matthew CONN:MIG01TU MSISDN:00777774219999 GUID:E9398021-01F8-4DB9-93ED-CCB648EC6EB1 Shortcode:63334</text:span></text:p>
      <text:p text:style-name="P1"><text:span text:style-name="T1">VOTE 1168123995 Campaign:ssss_uk_02B Validity:during Choice:Leon CONN:MIG01HU MSISDN:00777776599999 GUID:86431D25-D808-4F94-88B6-433E11030717 Shortcode:63334</text:span></text:p>
      <text:p text:style-name="P1"><text:span text:style-name="T1">VOTE 1168123995 Campaign:ssss_uk_02B Validity:during Choice:Leon CONN:MIG01HU MSISDN:00777776979999 GUID:907EAB94-2EED-47EA-9D64-194021AE5F95 Shortcode:63334</text:span></text:p>
      <text:p text:style-name="P1"><text:span text:style-name="T1">VOTE 1168123995 Campaign:ssss_uk_02B Validity:during Choice:Leon CONN:MIG01HU MSISDN:00777776579999 GUID:B7410DEF-6B5C-41EA-97FB-E3C6E9F62C25 Shortcode:63334</text:span></text:p>
      <text:p text:style-name="P1"><text:span text:style-name="T1">VOTE 1168123995 Campaign:ssss_uk_02B Validity:during Choice:Leon CONN:MIG01TU MSISDN:00777771889999 GUID:E5DC6986-04E7-4ADE-B1E2-05B1B45CF0CE Shortcode:63334</text:span></text:p>
      <text:p text:style-name="P1"><text:span text:style-name="T1">VOTE 1168123995 Campaign:ssss_uk_02B Validity:during Choice:Leon CONN:MIG01TU MSISDN:00777777249999 GUID:F7D8D5E1-138D-425E-98CC-AE674B183985 Shortcode:63334</text:span></text:p>
      <text:p text:style-name="P1"><text:span text:style-name="T1">VOTE 1168123995 Campaign:ssss_uk_02B Validity:during Choice:Leon CONN:MIG00VU MSISDN:00777770829999 GUID:77E789E3-DE7F-49CB-A0AC-A6118588F30C Shortcode:63334</text:span></text:p>
      <text:p text:style-name="P1"><text:span text:style-name="T1">VOTE 1168123995 Campaign:ssss_uk_02B Validity:during Choice:Leon CONN:MIG01TU MSISDN:00777773509999 GUID:454639F7-B8EA-468B-BD9B-C9BB6FCF8DBF Shortcode:63334</text:span></text:p>
      <text:p text:style-name="P1"><text:span text:style-name="T1">VOTE 1168123995 Campaign:ssss_uk_02B Validity:during Choice:Leon CONN:MIG01XU MSISDN:00777773849999 GUID:BB810FC9-DBAE-42AC-A4EB-845AEAE12B03 Shortcode:63334</text:span></text:p>
      <text:p text:style-name="P1"><text:span text:style-name="T1">VOTE 1168123995 Campaign:ssss_uk_02B Validity:during Choice:Matthew CONN:MIG01XU MSISDN:00777771569999 GUID:23307987-EAE8-4F30-93CE-4A1B07EA3C28 Shortcode:63334</text:span></text:p>
      <text:p text:style-name="P1"><text:span text:style-name="T1">VOTE 1168123995 Campaign:ssss_uk_02B Validity:during Choice:Leon CONN:MIG01HU MSISDN:00777778819999 GUID:0E05058A-0A9E-4854-94C4-5D12C89C588A Shortcode:63334</text:span></text:p>
      <text:p text:style-name="P1"><text:span text:style-name="T1">VOTE 1168123995 Campaign:ssss_uk_02B Validity:during Choice:Leon CONN:MIG01TU MSISDN:00777772009999 GUID:D7DA697D-0885-4F76-BEBF-63B2D6562B5C Shortcode:63334</text:span></text:p>
      <text:p text:style-name="P1"><text:span text:style-name="T1">VOTE 1168123995 Campaign:ssss_uk_02B Validity:during Choice:Leon CONN:MIG01TU MSISDN:00777772909999 GUID:6C125042-085C-4260-93D3-77410A372BF3 Shortcode:63334</text:span></text:p>
      <text:p text:style-name="P1"><text:span text:style-name="T1">VOTE 1168123995 Campaign:ssss_uk_02B Validity:during Choice:Matthew CONN:MIG01TU MSISDN:00777774009999 GUID:EEA4DE26-9DDE-464A-BFE3-05384D5C044C Shortcode:63334</text:span></text:p>
      <text:p text:style-name="P1"><text:span text:style-name="T1">VOTE 1168123995 Campaign:ssss_uk_02B Validity:during Choice:Leon CONN:MIG01HU MSISDN:00777777709999 GUID:613E34E7-5233-4EE0-9A7A-13ED0808DF9E Shortcode:63334</text:span></text:p>
      <text:p text:style-name="P1"><text:span text:style-name="T1">VOTE 1168123995 Campaign:ssss_uk_02B Validity:during Choice:Leon CONN:MIG01HU MSISDN:00777770349999 GUID:E210D342-4BAD-48D1-B9FA-1C3A729F8875 Shortcode:63334</text:span></text:p>
      <text:p text:style-name="P1"><text:span text:style-name="T1">VOTE 1168123995 Campaign:ssss_uk_02B Validity:during Choice:Matthew CONN:MIG01HU MSISDN:00777777159999 GUID:AB53C51D-4878-4A51-B9CA-294F0603969E Shortcode:63334</text:span></text:p>
      <text:p text:style-name="P1"><text:span text:style-name="T1">VOTE 1168123995 Campaign:ssss_uk_02B Validity:during Choice:Leon CONN:MIG01HU MSISDN:00777777589999 GUID:909E1A2B-47F3-4019-8976-AEC39B396665 Shortcode:63334</text:span></text:p>
      <text:p text:style-name="P1"><text:span text:style-name="T1">VOTE 1168123995 Campaign:ssss_uk_02B Validity:during Choice:Leon CONN:MIG01HU MSISDN:00777771609999 GUID:1ACFAF32-5BA9-449E-9558-CA4ED08BC6D1 Shortcode:63334</text:span></text:p>
      <text:p text:style-name="P1"><text:span text:style-name="T1">VOTE 1168123995 Campaign:ssss_uk_02B Validity:during Choice:Leon CONN:MIG01TU MSISDN:00777774839999 GUID:9C386761-2505-4D38-AA0F-69A2915ED41D Shortcode:63334</text:span></text:p>
      <text:p text:style-name="P1"><text:span text:style-name="T1">VOTE 1168123995 Campaign:ssss_uk_02B Validity:during Choice:Leon CONN:MIG01TU MSISDN:00777772009999 GUID:D818C946-4396-4B77-8CB5-FB96784BA830 Shortcode:63334</text:span></text:p>
      <text:p text:style-name="P1"><text:span text:style-name="T1">VOTE 1168123995 Campaign:ssss_uk_02B Validity:during Choice:Leon CONN:MIG01TU MSISDN:00777776689999 GUID:F7FDEE5D-4A75-4AAC-9681-69A7E9E7CEB6 Shortcode:63334</text:span></text:p>
      <text:p text:style-name="P1"><text:span text:style-name="T1">VOTE 1168123995 Campaign:ssss_uk_02B Validity:during Choice:Leon CONN:MIG01TU MSISDN:00777773769999 GUID:8BD18676-DC4A-4E01-951D-EBA114446F1A Shortcode:63334</text:span></text:p>
      <text:p text:style-name="P1"><text:span text:style-name="T1">VOTE 1168123995 Campaign:ssss_uk_02B Validity:during Choice:Leon CONN:MIG01HU MSISDN:00777777239999 GUID:ED3EEBF6-759C-4222-AFD7-250EE6A6C81C Shortcode:63334</text:span></text:p>
      <text:p text:style-name="P1"><text:span text:style-name="T1">VOTE 1168123995 Campaign:ssss_uk_02B Validity:during Choice:Leon CONN:MIG01TU </text:span><text:soft-page-break/><text:span text:style-name="T1">MSISDN:00777774029999 GUID:0B41BD11-6469-4D86-A633-100646BD738B Shortcode:63334</text:span></text:p>
      <text:p text:style-name="P1"><text:span text:style-name="T1">VOTE 1168123995 Campaign:ssss_uk_02B Validity:during Choice:Matthew CONN:MIG01TU MSISDN:00777772369999 GUID:2D8D0EB1-1931-4083-B070-82F612DED109 Shortcode:63334</text:span></text:p>
      <text:p text:style-name="P1"><text:span text:style-name="T1">VOTE 1168123995 Campaign:ssss_uk_02B Validity:during Choice:Leon CONN:MIG01TU MSISDN:00777779849999 GUID:B9D4B23F-4710-428F-BE0E-95EBD1929F5A Shortcode:63334</text:span></text:p>
      <text:p text:style-name="P1"><text:span text:style-name="T1">VOTE 1168123995 Campaign:ssss_uk_02B Validity:during Choice:Leon CONN:MIG01TU MSISDN:00777771169999 GUID:B426CAB4-8653-4327-A5E2-75C45DA6882C Shortcode:63334</text:span></text:p>
      <text:p text:style-name="P1"><text:span text:style-name="T1">VOTE 1168123995 Campaign:ssss_uk_02B Validity:during Choice:Leon CONN:MIG01XU MSISDN:00777779709999 GUID:7DAEEE1E-6FF8-47C1-9A3E-3FA3F1986964 Shortcode:63334</text:span></text:p>
      <text:p text:style-name="P1"><text:span text:style-name="T1">VOTE 1168123995 Campaign:ssss_uk_02B Validity:during Choice:Leon CONN:MIG01XU MSISDN:00777775089999 GUID:417046F6-5359-4EE5-9E8B-FCCDCF2B57FF Shortcode:63334</text:span></text:p>
      <text:p text:style-name="P1"><text:span text:style-name="T1">VOTE 1168123996 Campaign:ssss_uk_02B Validity:during Choice:Leon CONN:MIG01XU MSISDN:00777773559999 GUID:AA78E240-2C61-4E38-9BB0-483D83ED2DAA Shortcode:63334</text:span></text:p>
      <text:p text:style-name="P1"><text:span text:style-name="T1">VOTE 1168123996 Campaign:ssss_uk_02B Validity:during Choice:Leon CONN:MIG01XU MSISDN:00777773919999 GUID:0E589605-A379-460E-B590-15F0482128C3 Shortcode:63334</text:span></text:p>
      <text:p text:style-name="P1"><text:span text:style-name="T1">VOTE 1168123996 Campaign:ssss_uk_02B Validity:during Choice:Leon CONN:MIG01XU MSISDN:00777774689999 GUID:C4B599C9-180D-402E-8738-FC4886205B19 Shortcode:63334</text:span></text:p>
      <text:p text:style-name="P1"><text:span text:style-name="T1">VOTE 1168123996 Campaign:ssss_uk_02B Validity:during Choice:Matthew CONN:MIG01XU MSISDN:00777776829999 GUID:E554F328-2E67-48B5-B760-84BAAACE7116 Shortcode:63334</text:span></text:p>
      <text:p text:style-name="P1"><text:span text:style-name="T1">VOTE 1168123996 Campaign:ssss_uk_02B Validity:during Choice:Matthew CONN:MIG01XU MSISDN:00777777119999 GUID:CEEE3A93-5190-473A-AC70-0A0FC0DBEA4A Shortcode:63334</text:span></text:p>
      <text:p text:style-name="P1"><text:span text:style-name="T1">VOTE 1168123996 Campaign:ssss_uk_02B Validity:during Choice:Leon CONN:MIG00VU MSISDN:00777771939999 GUID:6805AB91-B454-4C74-A252-EB36C1DD8941 Shortcode:63334</text:span></text:p>
      <text:p text:style-name="P1"><text:span text:style-name="T1">VOTE 1168123996 Campaign:ssss_uk_02B Validity:during Choice:Leon CONN:MIG01XU MSISDN:00777779539999 GUID:8EEA07BD-E2BE-4C9D-A0C6-461F27D498F7 Shortcode:63334</text:span></text:p>
      <text:p text:style-name="P1"><text:span text:style-name="T1">VOTE 1168123996 Campaign:ssss_uk_02B Validity:during Choice:Leon CONN:MIG01TU MSISDN:00777777709999 GUID:3BA4D404-D269-4FB2-A521-4D00DB0C5ABD Shortcode:63334</text:span></text:p>
      <text:p text:style-name="P1"><text:span text:style-name="T1">VOTE 1168123996 Campaign:ssss_uk_02B Validity:during Choice:Leon CONN:MIG01TU MSISDN:00777772929999 GUID:036ACCCE-C4C3-4903-9BA8-FE528958BE07 Shortcode:63334</text:span></text:p>
      <text:p text:style-name="P1"><text:span text:style-name="T1">VOTE 1168123996 Campaign:ssss_uk_02B Validity:during Choice:Matthew CONN:MIG00VU MSISDN:00777771879999 GUID:6BF8E4A5-E24C-42B3-8287-D0373B118666 Shortcode:63334</text:span></text:p>
      <text:p text:style-name="P1"><text:span text:style-name="T1">VOTE 1168123996 Campaign:ssss_uk_02B Validity:during Choice:Leon CONN:MIG01HU MSISDN:00777778379999 GUID:882E47DA-93D0-42A3-8568-27B7382CFF78 Shortcode:63334</text:span></text:p>
      <text:p text:style-name="P1"><text:span text:style-name="T1">VOTE 1168123996 Campaign:ssss_uk_02B Validity:during Choice:Leon CONN:MIG01HU MSISDN:00777770179999 GUID:E5658E65-2625-4DDF-9DEA-22DF9B62C573 Shortcode:63334</text:span></text:p>
      <text:p text:style-name="P1"><text:span text:style-name="T1">VOTE 1168123996 Campaign:ssss_uk_02B Validity:during Choice:Leon CONN:MIG01HU MSISDN:00777778289999 GUID:D9424C3E-8211-487B-BEFA-C8F9FCECADE7 Shortcode:63334</text:span></text:p>
      <text:p text:style-name="P1"><text:span text:style-name="T1">VOTE 1168123996 Campaign:ssss_uk_02B Validity:during Choice:Leon CONN:MIG01XU MSISDN:00777774669999 GUID:B0D95061-81BB-44A8-899E-653FE15C50A8 Shortcode:63334</text:span></text:p>
      <text:p text:style-name="P1"><text:span text:style-name="T1">VOTE 1168123996 Campaign:ssss_uk_02B Validity:during Choice:Matthew CONN:MIG01XU MSISDN:00777772549999 GUID:15D00EFF-67C6-4907-AD3D-85EF9887F672 Shortcode:63334</text:span></text:p>
      <text:p text:style-name="P1"><text:span text:style-name="T1">VOTE 1168123996 Campaign:ssss_uk_02B Validity:during Choice:Leon CONN:MIG01XU MSISDN:00777773049999 GUID:DE9FF99F-14B5-440D-9538-37E72FBB068E Shortcode:63334</text:span></text:p>
      <text:p text:style-name="P1"><text:span text:style-name="T1">VOTE 1168123996 Campaign:ssss_uk_02B Validity:during Choice:Leon CONN:MIG01HU MSISDN:00777778459999 GUID:6CE21932-0E8F-4E12-98ED-53C79563803C Shortcode:63334</text:span></text:p>
      <text:p text:style-name="P1"><text:span text:style-name="T1">VOTE 1168123996 Campaign:ssss_uk_02B Validity:during Choice:Leon CONN:MIG00VU MSISDN:00777770829999 GUID:2570CBFC-AA91-4531-A2E7-1E3B5FFA226D Shortcode:63334</text:span></text:p>
      <text:p text:style-name="P1"><text:span text:style-name="T1">VOTE 1168123996 Campaign:ssss_uk_02B Validity:during Choice:Leon CONN:MIG01HU MSISDN:00777778889999 GUID:61472C1F-F102-4459-8D5B-616956C3872D Shortcode:63334</text:span></text:p>
      <text:p text:style-name="P1"><text:span text:style-name="T1">VOTE 1168123996 Campaign:ssss_uk_02B Validity:during Choice:Leon CONN:MIG01HU MSISDN:00777778219999 GUID:E4A99723-F29C-4820-B075-3D9D730A6A37 Shortcode:63334</text:span></text:p>
      <text:p text:style-name="P1"><text:span text:style-name="T1">VOTE 1168123996 Campaign:ssss_uk_02B Validity:during Choice:Leon CONN:MIG01TU MSISDN:00777779189999 GUID:6ADF19D8-E923-4ABA-8A8E-54EE5B6E00D1 Shortcode:63334</text:span></text:p>
      <text:p text:style-name="P1"><text:span text:style-name="T1">VOTE 1168123996 Campaign:ssss_uk_02B Validity:during Choice:Matthew CONN:MIG01TU MSISDN:00777772979999 GUID:0BB32C3C-7FE4-4BA0-AE6B-16BDD4C4CAA7 Shortcode:63334</text:span></text:p>
      <text:p text:style-name="P1"><text:span text:style-name="T1">VOTE 1168123996 Campaign:ssss_uk_02B Validity:during Choice:Leon CONN:MIG01XU MSISDN:00777772139999 GUID:F897F63B-8591-4057-99E1-7E0FFAC2AB19 Shortcode:63334</text:span></text:p>
      <text:p text:style-name="P1"><text:span text:style-name="T1">VOTE 1168123996 Campaign:ssss_uk_02B Validity:during Choice:Leon CONN:MIG01HU MSISDN:00777772479999 GUID:63714E97-FCC2-4596-A944-0C02E1B699DA Shortcode:63334</text:span></text:p>
      <text:p text:style-name="P1"><text:span text:style-name="T1">VOTE 1168123996 Campaign:ssss_uk_02B Validity:during Choice:Leon CONN:MIG01HU MSISDN:00777777569999 GUID:3E946420-BD7F-4A9F-B3EB-77FD310B1BD8 Shortcode:63334</text:span></text:p>
      <text:p text:style-name="P1"><text:span text:style-name="T1">VOTE 1168123996 Campaign:ssss_uk_02B Validity:during Choice:Leon CONN:MIG00VU </text:span><text:soft-page-break/><text:span text:style-name="T1">MSISDN:00777777529999 GUID:75954E60-9487-40E9-A542-2C5471D071CF Shortcode:63334</text:span></text:p>
      <text:p text:style-name="P1"><text:span text:style-name="T1">VOTE 1168123996 Campaign:ssss_uk_02B Validity:during Choice:Leon CONN:MIG01HU MSISDN:00777778649999 GUID:3818011C-07D9-46BE-BFD9-4DEDCABDDFC2 Shortcode:63334</text:span></text:p>
      <text:p text:style-name="P1"><text:span text:style-name="T1">VOTE 1168123996 Campaign:ssss_uk_02B Validity:during Choice:Leon CONN:MIG01HU MSISDN:00777779079999 GUID:7A465F51-9AB8-4972-A548-5D4F8BE0D362 Shortcode:63334</text:span></text:p>
      <text:p text:style-name="P1"><text:span text:style-name="T1">VOTE 1168123996 Campaign:ssss_uk_02B Validity:during Choice:Leon CONN:MIG01XU MSISDN:00777776009999 GUID:B452CEBA-251F-4CA7-B352-D1A6ABA9CE4F Shortcode:63334</text:span></text:p>
      <text:p text:style-name="P1"><text:span text:style-name="T1">VOTE 1168123996 Campaign:ssss_uk_02B Validity:during Choice:Matthew CONN:MIG00VU MSISDN:00777778779999 GUID:29A19989-D576-46A8-B334-0E218437126C Shortcode:63334</text:span></text:p>
      <text:p text:style-name="P1"><text:span text:style-name="T1">VOTE 1168123996 Campaign:ssss_uk_02B Validity:during Choice:Leon CONN:MIG01XU MSISDN:00777771829999 GUID:9BB1E6B0-4379-4611-A243-34DA22E48223 Shortcode:63334</text:span></text:p>
      <text:p text:style-name="P1"><text:span text:style-name="T1">VOTE 1168123996 Campaign:ssss_uk_02B Validity:during Choice:Matthew CONN:MIG01XU MSISDN:00777776939999 GUID:44B05011-CEEB-4630-B6D0-24581F9964CA Shortcode:63334</text:span></text:p>
      <text:p text:style-name="P1"><text:span text:style-name="T1">VOTE 1168123996 Campaign:ssss_uk_02B Validity:during Choice:Leon CONN:MIG01HU MSISDN:00777776979999 GUID:770EE56A-4B0B-4793-9CB4-3A812CD75F31 Shortcode:63334</text:span></text:p>
      <text:p text:style-name="P1"><text:span text:style-name="T1">VOTE 1168123996 Campaign:ssss_uk_02B Validity:during Choice:Leon CONN:MIG01HU MSISDN:00777777399999 GUID:F9EF17C7-40D9-490A-B91E-81ECE88DF1D2 Shortcode:63334</text:span></text:p>
      <text:p text:style-name="P1"><text:span text:style-name="T1">VOTE 1168123996 Campaign:ssss_uk_02B Validity:during Choice:Matthew CONN:MIG00VU MSISDN:00777779909999 GUID:26D0C501-5733-4CC7-9802-089F8CB4A586 Shortcode:63334</text:span></text:p>
      <text:p text:style-name="P1"><text:span text:style-name="T1">VOTE 1168123996 Campaign:ssss_uk_02B Validity:during Choice:Leon CONN:MIG01XU MSISDN:00777771729999 GUID:FE10EB50-B57B-4BFE-A3F5-A887D9ABFA4E Shortcode:63334</text:span></text:p>
      <text:p text:style-name="P1"><text:span text:style-name="T1">VOTE 1168123996 Campaign:ssss_uk_02B Validity:during Choice:Leon CONN:MIG01XU MSISDN:00777774699999 GUID:72AA360B-A02F-4C35-86B3-A38FAA347C69 Shortcode:63334</text:span></text:p>
      <text:p text:style-name="P1"><text:span text:style-name="T1">VOTE 1168123996 Campaign:ssss_uk_02B Validity:during Choice:Leon CONN:MIG01XU MSISDN:00777777049999 GUID:D29B36F0-BCAC-477B-B2CA-D9759776B6A7 Shortcode:63334</text:span></text:p>
      <text:p text:style-name="P1"><text:span text:style-name="T1">VOTE 1168123996 Campaign:ssss_uk_02B Validity:during Choice:Matthew CONN:MIG01XU MSISDN:00777773289999 GUID:6D7A7721-E489-479C-81E1-FCA59D6FDA27 Shortcode:63334</text:span></text:p>
      <text:p text:style-name="P1"><text:span text:style-name="T1">VOTE 1168123996 Campaign:ssss_uk_02B Validity:during Choice:Leon CONN:MIG00VU MSISDN:00777778489999 GUID:5ED98096-531A-49A2-B275-E93F0DB75436 Shortcode:63334</text:span></text:p>
      <text:p text:style-name="P1"><text:span text:style-name="T1">VOTE 1168123996 Campaign:ssss_uk_02B Validity:during Choice:Leon CONN:MIG01XU MSISDN:00777774669999 GUID:DE1502AF-057B-4BC7-B55C-F6712D3C1965 Shortcode:63334</text:span></text:p>
      <text:p text:style-name="P1"><text:span text:style-name="T1">VOTE 1168123997 Campaign:ssss_uk_02B Validity:during Choice:Leon CONN:MIG00VU MSISDN:00777770519999 GUID:7CB3234F-3EA8-4441-87EF-E5139C77FCF7 Shortcode:63334</text:span></text:p>
      <text:p text:style-name="P1"><text:span text:style-name="T1">VOTE 1168123997 Campaign:ssss_uk_02B Validity:during Choice:Leon CONN:MIG01HU MSISDN:00777778209999 GUID:737B959C-575A-4E8C-8807-A51BD0EF1B8E Shortcode:63334</text:span></text:p>
      <text:p text:style-name="P1"><text:span text:style-name="T1">VOTE 1168123997 Campaign:ssss_uk_02B Validity:during Choice:Matthew CONN:MIG01HU MSISDN:00777777939999 GUID:6D9619F2-F796-4A05-B90D-D92F3516A5C4 Shortcode:63334</text:span></text:p>
      <text:p text:style-name="P1"><text:span text:style-name="T1">VOTE 1168123997 Campaign:ssss_uk_02B Validity:during Choice:Leon CONN:MIG01HU MSISDN:00777774479999 GUID:C2D2D53F-3FB3-45C9-9EA6-7D82B2B3F5A8 Shortcode:63334</text:span></text:p>
      <text:p text:style-name="P1"><text:span text:style-name="T1">VOTE 1168123997 Campaign:ssss_uk_02B Validity:during Choice:Leon CONN:MIG01XU MSISDN:00777773179999 GUID:0C5A8A52-16E1-4550-90E0-D33D71C8E1E9 Shortcode:63334</text:span></text:p>
      <text:p text:style-name="P1"><text:span text:style-name="T1">VOTE 1168123997 Campaign:ssss_uk_02B Validity:during Choice:Leon CONN:MIG01XU MSISDN:00777778359999 GUID:EB7C5AA9-7398-40B1-AC72-C10796CAF68F Shortcode:63334</text:span></text:p>
      <text:p text:style-name="P1"><text:span text:style-name="T1">VOTE 1168123997 Campaign:ssss_uk_02B Validity:during Choice:Matthew CONN:MIG01XU MSISDN:00777774459999 GUID:7FA981AF-3AF9-4123-8245-823F1747B541 Shortcode:63334</text:span></text:p>
      <text:p text:style-name="P1"><text:span text:style-name="T1">VOTE 1168123997 Campaign:ssss_uk_02B Validity:during Choice:Matthew CONN:MIG01XU MSISDN:00777778359999 GUID:E0354115-F9AA-4904-9C87-DA8CBDD09970 Shortcode:63334</text:span></text:p>
      <text:p text:style-name="P1"><text:span text:style-name="T1">VOTE 1168123997 Campaign:ssss_uk_02B Validity:during Choice:Leon CONN:MIG00VU MSISDN:00777777719999 GUID:07846480-0325-4230-8566-C7DC6D07B7CC Shortcode:63334</text:span></text:p>
      <text:p text:style-name="P1"><text:span text:style-name="T1">VOTE 1168123997 Campaign:ssss_uk_02B Validity:during Choice:Leon CONN:MIG01XU MSISDN:00777774929999 GUID:53A1BADC-C734-45A7-B56A-28A6D9D8B427 Shortcode:63334</text:span></text:p>
      <text:p text:style-name="P1"><text:span text:style-name="T1">VOTE 1168123997 Campaign:ssss_uk_02B Validity:during Choice:Leon CONN:MIG01XU MSISDN:00777779109999 GUID:4227726F-9E95-4A55-925D-45C7BBE2D9C1 Shortcode:63334</text:span></text:p>
      <text:p text:style-name="P1"><text:span text:style-name="T1">VOTE 1168123997 Campaign:ssss_uk_02B Validity:during Choice:Leon CONN:MIG01XU MSISDN:00777774259999 GUID:4C7C097E-822A-4FFD-88D4-87C09E6CA4FA Shortcode:63334</text:span></text:p>
      <text:p text:style-name="P1"><text:span text:style-name="T1">VOTE 1168123997 Campaign:ssss_uk_02B Validity:during Choice:Leon CONN:MIG01XU MSISDN:00777778009999 GUID:B2C6D6F1-9FD8-45EA-9986-1F734695A87D Shortcode:63334</text:span></text:p>
      <text:p text:style-name="P1"><text:span text:style-name="T1">VOTE 1168123997 Campaign:ssss_uk_02B Validity:during Choice:Matthew CONN:MIG01TU MSISDN:00777772859999 GUID:ECFF064F-F898-489A-A3EB-6DBDFCF3F4FD Shortcode:63334</text:span></text:p>
      <text:p text:style-name="P1"><text:span text:style-name="T1">VOTE 1168123997 Campaign:ssss_uk_02B Validity:during Choice:Leon CONN:MIG01TU MSISDN:00777771719999 GUID:7B4054A5-9BB1-4F0C-B4B3-4ADC72912198 Shortcode:63334</text:span></text:p>
      <text:p text:style-name="P1"><text:span text:style-name="T1">VOTE 1168123997 Campaign:ssss_uk_02B Validity:during Choice:Leon CONN:MIG01HU </text:span><text:soft-page-break/><text:span text:style-name="T1">MSISDN:00777778809999 GUID:AE379C9E-3506-4FFB-A5D3-BDA7A4BF2D79 Shortcode:63334</text:span></text:p>
      <text:p text:style-name="P1"><text:span text:style-name="T1">VOTE 1168123997 Campaign:ssss_uk_02B Validity:during Choice:Leon CONN:MIG01HU MSISDN:00777778739999 GUID:CA0C5121-94BD-48AE-AA17-C36AEB4B684F Shortcode:63334</text:span></text:p>
      <text:p text:style-name="P1"><text:span text:style-name="T1">VOTE 1168123997 Campaign:ssss_uk_02B Validity:during Choice:Leon CONN:MIG01HU MSISDN:00777773619999 GUID:1EAAA927-4870-4AEF-B2DC-1803A28BF8AC Shortcode:63334</text:span></text:p>
      <text:p text:style-name="P1"><text:span text:style-name="T1">VOTE 1168123998 Campaign:ssss_uk_02B Validity:during Choice:Leon CONN:MIG01TU MSISDN:00777777089999 GUID:D47F775C-93F7-41F3-B49E-4E6F69054B40 Shortcode:63334</text:span></text:p>
      <text:p text:style-name="P1"><text:span text:style-name="T1">VOTE 1168123998 Campaign:ssss_uk_02B Validity:during Choice:Leon CONN:MIG01TU MSISDN:00777770099999 GUID:3A3A0E35-65F1-4DAA-A250-AF49D79832BB Shortcode:63334</text:span></text:p>
      <text:p text:style-name="P1"><text:span text:style-name="T1">VOTE 1168123998 Campaign:ssss_uk_02B Validity:during Choice:Leon CONN:MIG01TU MSISDN:00777773669999 GUID:499F8CE3-B195-4ED2-95C9-9F6B4C020145 Shortcode:63334</text:span></text:p>
      <text:p text:style-name="P1"><text:span text:style-name="T1">VOTE 1168123998 Campaign:ssss_uk_02B Validity:during Choice:Leon CONN:MIG01TU MSISDN:00777771279999 GUID:88B1DEB9-2589-4802-88B6-515FC0E1363C Shortcode:63334</text:span></text:p>
      <text:p text:style-name="P1"><text:span text:style-name="T1">VOTE 1168123998 Campaign:ssss_uk_02B Validity:during Choice:Leon CONN:MIG01HU MSISDN:00777777249999 GUID:16D4DC38-5FE1-4008-98A5-FD4244A6FF91 Shortcode:63334</text:span></text:p>
      <text:p text:style-name="P1"><text:span text:style-name="T1">VOTE 1168123998 Campaign:ssss_uk_02B Validity:during Choice:Leon CONN:MIG01XU MSISDN:00777779509999 GUID:2C1B02AD-E22C-4C41-9840-6E599A9C2E6B Shortcode:63334</text:span></text:p>
      <text:p text:style-name="P1"><text:span text:style-name="T1">VOTE 1168123998 Campaign:ssss_uk_02B Validity:during Choice:Matthew CONN:MIG00VU MSISDN:00777771959999 GUID:C2D290B6-0E71-4BEC-9DAD-A51C6460C26A Shortcode:63334</text:span></text:p>
      <text:p text:style-name="P1"><text:span text:style-name="T1">VOTE 1168123998 Campaign:ssss_uk_02B Validity:during Choice:Leon CONN:MIG01HU MSISDN:00777777739999 GUID:AB92BABD-9775-4C13-98A0-D64A39875D9B Shortcode:63334</text:span></text:p>
      <text:p text:style-name="P1"><text:span text:style-name="T1">VOTE 1168123998 Campaign:ssss_uk_02B Validity:during Choice:Matthew CONN:MIG01XU MSISDN:00777771239999 GUID:77B994FB-E384-4095-A46D-FF3FD4551DFD Shortcode:63334</text:span></text:p>
      <text:p text:style-name="P1"><text:span text:style-name="T1">VOTE 1168123998 Campaign:ssss_uk_02B Validity:during Choice:Leon CONN:MIG01TU MSISDN:00777771609999 GUID:32012A28-F9AE-487B-9775-0BE253D22669 Shortcode:63334</text:span></text:p>
      <text:p text:style-name="P1"><text:span text:style-name="T1">VOTE 1168123998 Campaign:ssss_uk_02B Validity:during Choice:Leon CONN:MIG01XU MSISDN:00777774729999 GUID:B7CD3993-D752-4004-9658-BB1F94574FA8 Shortcode:63334</text:span></text:p>
      <text:p text:style-name="P1"><text:span text:style-name="T1">VOTE 1168123998 Campaign:ssss_uk_02B Validity:during Choice:Leon CONN:MIG01XU MSISDN:00777773749999 GUID:4C5C430F-B297-4A36-A641-7A3DB2B070CC Shortcode:63334</text:span></text:p>
      <text:p text:style-name="P1"><text:span text:style-name="T1">VOTE 1168123998 Campaign:ssss_uk_02B Validity:during Choice:Leon CONN:MIG00VU MSISDN:00777779749999 GUID:9704EBB3-FE11-4295-9273-DDD7C6BB5A00 Shortcode:63334</text:span></text:p>
      <text:p text:style-name="P1"><text:span text:style-name="T1">VOTE 1168123998 Campaign:ssss_uk_02B Validity:during Choice:Leon CONN:MIG01TU MSISDN:00777774519999 GUID:5DB552B9-EB86-4ED2-BED1-46893115B15F Shortcode:63334</text:span></text:p>
      <text:p text:style-name="P1"><text:span text:style-name="T1">VOTE 1168123998 Campaign:ssss_uk_02B Validity:during Choice:Leon CONN:MIG01HU MSISDN:00777777419999 GUID:EA18F58F-53B5-48FC-A73C-F965610881E8 Shortcode:63334</text:span></text:p>
      <text:p text:style-name="P1"><text:span text:style-name="T1">VOTE 1168123998 Campaign:ssss_uk_02B Validity:during Choice:Matthew CONN:MIG01HU MSISDN:00777777969999 GUID:8A1C8B62-3109-4FE9-9B25-6C3A9FF1BED9 Shortcode:63334</text:span></text:p>
      <text:p text:style-name="P1"><text:span text:style-name="T1">VOTE 1168123998 Campaign:ssss_uk_02B Validity:during Choice:Matthew CONN:MIG01XU MSISDN:00777772919999 GUID:125CF009-5F24-4370-96EF-0A1C9F410962 Shortcode:63334</text:span></text:p>
      <text:p text:style-name="P1"><text:span text:style-name="T1">VOTE 1168123998 Campaign:ssss_uk_02B Validity:during Choice:Leon CONN:MIG01XU MSISDN:00777776039999 GUID:EED7DD7A-E90D-4128-A7AB-1F250D9DA54E Shortcode:63334</text:span></text:p>
      <text:p text:style-name="P1"><text:span text:style-name="T1">VOTE 1168123998 Campaign:ssss_uk_02B Validity:during Choice:Matthew CONN:MIG01TU MSISDN:00777774089999 GUID:71FCCBBA-2B65-4FC4-85EE-22B31873A4F8 Shortcode:63334</text:span></text:p>
      <text:p text:style-name="P1"><text:span text:style-name="T1">VOTE 1168123998 Campaign:ssss_uk_02B Validity:during Choice:Matthew CONN:MIG00VU MSISDN:00777775929999 GUID:993CA1C8-8486-461C-A27B-E456677726F0 Shortcode:63334</text:span></text:p>
      <text:p text:style-name="P1"><text:span text:style-name="T1">VOTE 1168123998 Campaign:ssss_uk_02B Validity:during Choice:Leon CONN:MIG01XU MSISDN:00777774869999 GUID:5900DA0B-9811-4DFF-8E89-57B4CE454916 Shortcode:63334</text:span></text:p>
      <text:p text:style-name="P1"><text:span text:style-name="T1">VOTE 1168123998 Campaign:ssss_uk_02B Validity:during Choice:Leon CONN:MIG01XU MSISDN:00777777909999 GUID:E63FAA03-37FA-4EC8-A964-36272D6F46DD Shortcode:63334</text:span></text:p>
      <text:p text:style-name="P1"><text:span text:style-name="T1">VOTE 1168123998 Campaign:ssss_uk_02B Validity:during Choice:Matthew CONN:MIG01TU MSISDN:00777772349999 GUID:1D0E7009-285F-4FA3-BC81-7C1D0BC561E8 Shortcode:63334</text:span></text:p>
      <text:p text:style-name="P1"><text:span text:style-name="T1">VOTE 1168123998 Campaign:ssss_uk_02B Validity:during Choice:Leon CONN:MIG01TU MSISDN:00777778399999 GUID:23DE14C3-66A3-4489-BC26-974DFA3B0202 Shortcode:63334</text:span></text:p>
      <text:p text:style-name="P1"><text:span text:style-name="T1">VOTE 1168123998 Campaign:ssss_uk_02B Validity:during Choice:Leon CONN:MIG01TU MSISDN:00777770999999 GUID:D81E5C94-49B8-4B24-B9D7-2E06A1667EFF Shortcode:63334</text:span></text:p>
      <text:p text:style-name="P1"><text:span text:style-name="T1">VOTE 1168123998 Campaign:ssss_uk_02B Validity:during Choice:Leon CONN:MIG01XU MSISDN:00777776469999 GUID:EDFFC58B-A4BA-4109-A935-A39896B500CC Shortcode:63334</text:span></text:p>
      <text:p text:style-name="P1"><text:span text:style-name="T1">VOTE 1168123998 Campaign:ssss_uk_02B Validity:during Choice:Leon CONN:MIG00VU MSISDN:00777777429999 GUID:0594DBFE-07C4-4B63-8551-81C491856AA4 Shortcode:63334</text:span></text:p>
      <text:p text:style-name="P1"><text:span text:style-name="T1">VOTE 1168123998 Campaign:ssss_uk_02B Validity:during Choice:Leon CONN:MIG01XU MSISDN:00777776049999 GUID:74AABB0A-D0AA-4005-8656-39A7CF3664F8 Shortcode:63334</text:span></text:p>
      <text:p text:style-name="P1"><text:span text:style-name="T1">VOTE 1168123998 Campaign:ssss_uk_02B Validity:during Choice:Leon CONN:MIG01XU </text:span><text:soft-page-break/><text:span text:style-name="T1">MSISDN:00777770789999 GUID:0E4FF5CE-A5EF-4E67-A72B-8AD95D932AED Shortcode:63334</text:span></text:p>
      <text:p text:style-name="P1"><text:span text:style-name="T1">VOTE 1168123998 Campaign:ssss_uk_02B Validity:during Choice:Leon CONN:MIG01XU MSISDN:00777776209999 GUID:2751CCD1-1837-4077-9F30-412DBF9D4021 Shortcode:63334</text:span></text:p>
      <text:p text:style-name="P1"><text:span text:style-name="T1">VOTE 1168123998 Campaign:ssss_uk_02B Validity:during Choice:Matthew CONN:MIG01TU MSISDN:00777777589999 GUID:C396EECD-447C-48C1-B16E-6C4EA8B68476 Shortcode:63334</text:span></text:p>
      <text:p text:style-name="P1"><text:span text:style-name="T1">VOTE 1168123998 Campaign:ssss_uk_02B Validity:during Choice:Leon CONN:MIG01TU MSISDN:00777770669999 GUID:5598E6E5-B254-492F-A47A-9AFF8CD668D4 Shortcode:63334</text:span></text:p>
      <text:p text:style-name="P1"><text:span text:style-name="T1">VOTE 1168123998 Campaign:ssss_uk_02B Validity:during Choice:Leon CONN:MIG01TU MSISDN:00777770189999 GUID:CA1D72D6-FECF-400B-9365-E273FE6F49A8 Shortcode:63334</text:span></text:p>
      <text:p text:style-name="P1"><text:span text:style-name="T1">VOTE 1168123998 Campaign:ssss_uk_02B Validity:during Choice:Leon CONN:MIG00VU MSISDN:00777770059999 GUID:F0AE042A-2BF5-43DC-8A1E-7841654BB56C Shortcode:63334</text:span></text:p>
      <text:p text:style-name="P1"><text:span text:style-name="T1">VOTE 1168123998 Campaign:ssss_uk_02B Validity:during Choice:Leon CONN:MIG01TU MSISDN:00777776449999 GUID:38ED7DB6-23AF-4F9A-A08E-243B01E0BFD3 Shortcode:63334</text:span></text:p>
      <text:p text:style-name="P1"><text:span text:style-name="T1">VOTE 1168123998 Campaign:ssss_uk_02B Validity:during Choice:Leon CONN:MIG01XU MSISDN:00777771339999 GUID:1B3F4833-D91D-442C-A6CD-0454B97F4E6B Shortcode:63334</text:span></text:p>
      <text:p text:style-name="P1"><text:span text:style-name="T1">VOTE 1168123998 Campaign:ssss_uk_02B Validity:during Choice:Matthew CONN:MIG00VU MSISDN:00777779999999 GUID:10A711E7-CBAE-4593-AF61-3E585ADE99FF Shortcode:63334</text:span></text:p>
      <text:p text:style-name="P1"><text:span text:style-name="T1">VOTE 1168123998 Campaign:ssss_uk_02B Validity:during Choice:Leon CONN:MIG01TU MSISDN:00777776889999 GUID:60D2DE0A-A637-4709-8C9E-DD610AC13669 Shortcode:63334</text:span></text:p>
      <text:p text:style-name="P1"><text:span text:style-name="T1">VOTE 1168123998 Campaign:ssss_uk_02B Validity:during Choice:Matthew CONN:MIG01TU MSISDN:00777779299999 GUID:F69A96DB-1606-4B26-96A8-581B0F04656B Shortcode:63334</text:span></text:p>
      <text:p text:style-name="P1"><text:span text:style-name="T1">VOTE 1168123998 Campaign:ssss_uk_02B Validity:during Choice:Matthew CONN:MIG01TU MSISDN:00777770499999 GUID:3F90C3FE-6A03-42E3-A093-0FF6468001DA Shortcode:63334</text:span></text:p>
      <text:p text:style-name="P1"><text:span text:style-name="T1">VOTE 1168123998 Campaign:ssss_uk_02B Validity:during Choice:Leon CONN:MIG01XU MSISDN:00777779499999 GUID:E5AE00BF-2FA8-4EED-882C-8563812D39DE Shortcode:63334</text:span></text:p>
      <text:p text:style-name="P1"><text:span text:style-name="T1">VOTE 1168123998 Campaign:ssss_uk_02B Validity:during Choice:Matthew CONN:MIG01XU MSISDN:00777773019999 GUID:23734687-E286-40DC-AFCD-785BC17F1701 Shortcode:63334</text:span></text:p>
      <text:p text:style-name="P1"><text:span text:style-name="T1">VOTE 1168123998 Campaign:ssss_uk_02B Validity:during Choice:Leon CONN:MIG01XU MSISDN:00777771429999 GUID:2CA9BDA3-290B-4CBC-8B28-933C6C3A66ED Shortcode:63334</text:span></text:p>
      <text:p text:style-name="P1"><text:span text:style-name="T1">VOTE 1168123998 Campaign:ssss_uk_02B Validity:during Choice:Leon CONN:MIG01TU MSISDN:00777777149999 GUID:7995CE73-7D4E-4477-B6C4-ADD82A5CB90E Shortcode:63334</text:span></text:p>
      <text:p text:style-name="P1"><text:span text:style-name="T1">VOTE 1168123998 Campaign:ssss_uk_02B Validity:during Choice:Leon CONN:MIG01HU MSISDN:00777770109999 GUID:C327491D-2179-4C1D-B001-03DD327D67D0 Shortcode:63334</text:span></text:p>
      <text:p text:style-name="P1"><text:span text:style-name="T1">VOTE 1168123998 Campaign:ssss_uk_02B Validity:during Choice:Leon CONN:MIG01TU MSISDN:00777771489999 GUID:1D2EA4E8-7EF7-4A65-BAB6-362A0FEF6920 Shortcode:63334</text:span></text:p>
      <text:p text:style-name="P1"><text:span text:style-name="T1">VOTE 1168123998 Campaign:ssss_uk_02B Validity:during Choice:Leon CONN:MIG01TU MSISDN:00777777259999 GUID:ABE8731A-2DD8-4A38-BFCB-4541CD03BD60 Shortcode:63334</text:span></text:p>
      <text:p text:style-name="P1"><text:span text:style-name="T1">VOTE 1168123998 Campaign:ssss_uk_02B Validity:during Choice:Matthew CONN:MIG01TU MSISDN:00777772729999 GUID:5CD88530-44C3-44B0-97BE-404778215C2B Shortcode:63334</text:span></text:p>
      <text:p text:style-name="P1"><text:span text:style-name="T1">VOTE 1168123999 Campaign:ssss_uk_02B Validity:during Choice:Leon CONN:MIG01TU MSISDN:00777771089999 GUID:D8C85DE2-E8F7-4139-8848-3B5B6A176C35 Shortcode:63334</text:span></text:p>
      <text:p text:style-name="P1"><text:span text:style-name="T1">VOTE 1168123999 Campaign:ssss_uk_02B Validity:during Choice:Leon CONN:MIG01TU MSISDN:00777770369999 GUID:95081949-BC02-490C-8EE2-4CDDBEC752C2 Shortcode:63334</text:span></text:p>
      <text:p text:style-name="P1"><text:span text:style-name="T1">VOTE 1168123999 Campaign:ssss_uk_02B Validity:during Choice:Leon CONN:MIG01TU MSISDN:00777770389999 GUID:3B934EBD-2D1B-46DD-87D1-88702DBDAD92 Shortcode:63334</text:span></text:p>
      <text:p text:style-name="P1"><text:span text:style-name="T1">VOTE 1168123999 Campaign:ssss_uk_02B Validity:during Choice:Leon CONN:MIG01XU MSISDN:00777772889999 GUID:704D03C4-9466-4DE4-B7C4-BC1E0C8B77DF Shortcode:63334</text:span></text:p>
      <text:p text:style-name="P1"><text:span text:style-name="T1">VOTE 1168123999 Campaign:ssss_uk_02B Validity:during Choice:Leon CONN:MIG01XU MSISDN:00777776079999 GUID:CACC95CD-F426-4F7B-AB04-5B5A4CBFE627 Shortcode:63334</text:span></text:p>
      <text:p text:style-name="P1"><text:span text:style-name="T1">VOTE 1168123999 Campaign:ssss_uk_02B Validity:during Choice:Leon CONN:MIG01XU MSISDN:00777779409999 GUID:02B856CA-22C9-4B93-AF1C-0C6A87C90B8C Shortcode:63334</text:span></text:p>
      <text:p text:style-name="P1"><text:span text:style-name="T1">VOTE 1168123999 Campaign:ssss_uk_02B Validity:during Choice:Leon CONN:MIG01XU MSISDN:00777776229999 GUID:58296477-5F33-491F-8E92-6DB1D7086318 Shortcode:63334</text:span></text:p>
      <text:p text:style-name="P1"><text:span text:style-name="T1">VOTE 1168123999 Campaign:ssss_uk_02B Validity:during Choice:Leon CONN:MIG01XU MSISDN:00777771559999 GUID:0F49A773-37BA-44D5-8164-61D0FDB4426E Shortcode:63334</text:span></text:p>
      <text:p text:style-name="P1"><text:span text:style-name="T1">VOTE 1168123999 Campaign:ssss_uk_02B Validity:during Choice:Matthew CONN:MIG01XU MSISDN:00777777639999 GUID:191EC9CF-E2B3-4F91-A4B2-D486288CB476 Shortcode:63334</text:span></text:p>
      <text:p text:style-name="P1"><text:span text:style-name="T1">VOTE 1168123999 Campaign:ssss_uk_02B Validity:during Choice:Leon CONN:MIG01XU MSISDN:00777772899999 GUID:9798BF4E-FA6F-4F9E-A99F-15EB0D3939F7 Shortcode:63334</text:span></text:p>
      <text:p text:style-name="P1"><text:span text:style-name="T1">VOTE 1168123999 Campaign:ssss_uk_02B Validity:during Choice:Leon CONN:MIG01XU MSISDN:00777773859999 GUID:C92986E2-BDEC-428F-9493-0B1D59B35324 Shortcode:63334</text:span></text:p>
      <text:p text:style-name="P1"><text:span text:style-name="T1">VOTE 1168123999 Campaign:ssss_uk_02B Validity:during Choice:Leon CONN:MIG01XU </text:span><text:soft-page-break/><text:span text:style-name="T1">MSISDN:00777771399999 GUID:4FFF0F76-25A3-4350-B34A-1A2D61B8558D Shortcode:63334</text:span></text:p>
      <text:p text:style-name="P1"><text:span text:style-name="T1">VOTE 1168123999 Campaign:ssss_uk_02B Validity:during Choice:Leon CONN:MIG01XU MSISDN:00777771859999 GUID:AF782DF2-CB51-4807-A90B-084259EBE6A4 Shortcode:63334</text:span></text:p>
      <text:p text:style-name="P1"><text:span text:style-name="T1">VOTE 1168123999 Campaign:ssss_uk_02B Validity:during Choice:Leon CONN:MIG01TU MSISDN:00777770989999 GUID:ED850EB6-5328-487B-9ABA-EB87E8E3FCDB Shortcode:63334</text:span></text:p>
      <text:p text:style-name="P1"><text:span text:style-name="T1">VOTE 1168123999 Campaign:ssss_uk_02B Validity:during Choice:Leon CONN:MIG01TU MSISDN:00777771439999 GUID:147CB136-39D2-4B8C-BDA6-5A2902CC18AE Shortcode:63334</text:span></text:p>
      <text:p text:style-name="P1"><text:span text:style-name="T1">VOTE 1168123999 Campaign:ssss_uk_02B Validity:during Choice:Leon CONN:MIG01TU MSISDN:00777774749999 GUID:43BB7B4F-4E98-461F-8953-00E256AA8EBE Shortcode:63334</text:span></text:p>
      <text:p text:style-name="P1"><text:span text:style-name="T1">VOTE 1168123999 Campaign:ssss_uk_02B Validity:during Choice:Leon CONN:MIG01TU MSISDN:00777775499999 GUID:EDCA379A-C01A-4A88-8351-EBC5A1316836 Shortcode:63334</text:span></text:p>
      <text:p text:style-name="P1"><text:span text:style-name="T1">VOTE 1168123999 Campaign:ssss_uk_02B Validity:during Choice:Leon CONN:MIG01HU MSISDN:00777772629999 GUID:C46AD933-00BF-4819-8A1B-1EEC85A37A8C Shortcode:63334</text:span></text:p>
      <text:p text:style-name="P1"><text:span text:style-name="T1">VOTE 1168123999 Campaign:ssss_uk_02B Validity:during Choice:Leon CONN:MIG01HU MSISDN:00777778619999 GUID:05C6F9FC-4805-4E50-A67B-39768C013987 Shortcode:63334</text:span></text:p>
      <text:p text:style-name="P1"><text:span text:style-name="T1">VOTE 1168123999 Campaign:ssss_uk_02B Validity:during Choice:Leon CONN:MIG01XU MSISDN:00777773019999 GUID:1A70727D-BC67-4940-8E47-26D69354D417 Shortcode:63334</text:span></text:p>
      <text:p text:style-name="P1"><text:span text:style-name="T1">VOTE 1168123999 Campaign:ssss_uk_02B Validity:during Choice:Leon CONN:MIG01HU MSISDN:00777778419999 GUID:5B55A44D-490E-4524-966F-EE0D8153554A Shortcode:63334</text:span></text:p>
      <text:p text:style-name="P1"><text:span text:style-name="T1">VOTE 1168123999 Campaign:ssss_uk_02B Validity:during Choice:Leon CONN:MIG01XU MSISDN:00777770009999 GUID:8D151FE7-F271-47FE-8CE2-2BED6435E94C Shortcode:63334</text:span></text:p>
      <text:p text:style-name="P1"><text:span text:style-name="T1">VOTE 1168123999 Campaign:ssss_uk_02B Validity:during Choice:Leon CONN:MIG01TU MSISDN:00777779689999 GUID:F104D6FD-21DD-40A3-A8C7-871564541D15 Shortcode:63334</text:span></text:p>
      <text:p text:style-name="P1"><text:span text:style-name="T1">VOTE 1168123999 Campaign:ssss_uk_02B Validity:during Choice:Leon CONN:MIG01TU MSISDN:00777770409999 GUID:2A84DC58-9505-4285-9B87-C057C056104C Shortcode:63334</text:span></text:p>
      <text:p text:style-name="P1"><text:span text:style-name="T1">VOTE 1168123999 Campaign:ssss_uk_02B Validity:during Choice:Leon CONN:MIG01XU MSISDN:00777771539999 GUID:ED2B5199-CA7C-4140-B206-2DAAD418D4FE Shortcode:63334</text:span></text:p>
      <text:p text:style-name="P1"><text:span text:style-name="T1">VOTE 1168123999 Campaign:ssss_uk_02B Validity:during Choice:Matthew CONN:MIG01TU MSISDN:00777772139999 GUID:7E52CB58-9945-4CF2-9CC9-7886E5FD5037 Shortcode:63334</text:span></text:p>
      <text:p text:style-name="P1"><text:span text:style-name="T1">VOTE 1168123999 Campaign:ssss_uk_02B Validity:during Choice:Matthew CONN:MIG01TU MSISDN:00777770279999 GUID:EEC35D79-DEEF-4B21-947C-732C47B1CD05 Shortcode:63334</text:span></text:p>
      <text:p text:style-name="P1"><text:span text:style-name="T1">VOTE 1168123999 Campaign:ssss_uk_02B Validity:during Choice:Leon CONN:MIG01TU MSISDN:00777778249999 GUID:3F69FAE6-B572-49FC-A02B-F8DDED926F83 Shortcode:63334</text:span></text:p>
      <text:p text:style-name="P1"><text:span text:style-name="T1">VOTE 1168123999 Campaign:ssss_uk_02B Validity:during Choice:Leon CONN:MIG01XU MSISDN:00777777729999 GUID:22CD4D7A-114C-401F-8DF3-5183A5DDB81B Shortcode:63334</text:span></text:p>
      <text:p text:style-name="P1"><text:span text:style-name="T1">VOTE 1168123999 Campaign:ssss_uk_02B Validity:during Choice:Leon CONN:MIG01XU MSISDN:00777777119999 GUID:6E72AFA0-6985-4441-8A3B-8A01FB9D9875 Shortcode:63334</text:span></text:p>
      <text:p text:style-name="P1"><text:span text:style-name="T1">VOTE 1168123999 Campaign:ssss_uk_02B Validity:during Choice:Leon CONN:MIG01XU MSISDN:00777773249999 GUID:1C32D6B8-3630-4DDD-B1A4-C0B4E18079A0 Shortcode:63334</text:span></text:p>
      <text:p text:style-name="P1"><text:span text:style-name="T1">VOTE 1168123999 Campaign:ssss_uk_02B Validity:during Choice:Leon CONN:MIG01TU MSISDN:00777779209999 GUID:E5211ADF-87A0-4789-B464-B77F4D433C14 Shortcode:63334</text:span></text:p>
      <text:p text:style-name="P1"><text:span text:style-name="T1">VOTE 1168123999 Campaign:ssss_uk_02B Validity:during Choice:Matthew CONN:MIG01HU MSISDN:00777778839999 GUID:82EF1458-B398-4B24-A936-7F0A69CD94E4 Shortcode:63334</text:span></text:p>
      <text:p text:style-name="P1"><text:span text:style-name="T1">VOTE 1168123999 Campaign:ssss_uk_02B Validity:during Choice:Leon CONN:MIG01TU MSISDN:00777776439999 GUID:F1138B79-E471-479E-A008-A3EA948725F8 Shortcode:63334</text:span></text:p>
      <text:p text:style-name="P1"><text:span text:style-name="T1">VOTE 1168123999 Campaign:ssss_uk_02B Validity:during Choice:Leon CONN:MIG01XU MSISDN:00777777899999 GUID:DFB9E91D-1F04-4530-BBEF-F894AB4369E5 Shortcode:63334</text:span></text:p>
      <text:p text:style-name="P1"><text:span text:style-name="T1">VOTE 1168123999 Campaign:ssss_uk_02B Validity:during Choice:Matthew CONN:MIG01TU MSISDN:00777775219999 GUID:13D7EFF7-86AC-4A2C-9D61-988143970EC4 Shortcode:63334</text:span></text:p>
      <text:p text:style-name="P1"><text:span text:style-name="T1">VOTE 1168123999 Campaign:ssss_uk_02B Validity:during Choice:Matthew CONN:MIG01TU MSISDN:00777773929999 GUID:2BE5B85F-F4B3-48BC-A3E1-24ECC74E1156 Shortcode:63334</text:span></text:p>
      <text:p text:style-name="P1"><text:span text:style-name="T1">VOTE 1168123999 Campaign:ssss_uk_02B Validity:during Choice:Matthew CONN:MIG01XU MSISDN:00777776049999 GUID:5C4FEADC-77B4-408D-921F-B05306B3B6BA Shortcode:63334</text:span></text:p>
      <text:p text:style-name="P1"><text:span text:style-name="T1">VOTE 1168124000 Campaign:ssss_uk_02B Validity:during Choice:Leon CONN:MIG01TU MSISDN:00777772889999 GUID:76C8832B-8498-4A48-A3A8-8A60075E375D Shortcode:63334</text:span></text:p>
      <text:p text:style-name="P1"><text:span text:style-name="T1">VOTE 1168124000 Campaign:ssss_uk_02B Validity:during Choice:Leon CONN:MIG01TU MSISDN:00777776689999 GUID:15105136-2969-4C8A-9107-E96537FFFE33 Shortcode:63334</text:span></text:p>
      <text:p text:style-name="P1"><text:span text:style-name="T1">VOTE 1168124000 Campaign:ssss_uk_02B Validity:during Choice:Leon CONN:MIG00VU MSISDN:00777776619999 GUID:C1C4035A-D65C-4C15-8F2B-E07B9140C8EA Shortcode:63334</text:span></text:p>
      <text:p text:style-name="P1"><text:span text:style-name="T1">VOTE 1168124000 Campaign:ssss_uk_02B Validity:during Choice:Leon CONN:MIG01TU MSISDN:00777772079999 GUID:3517F371-67A8-4159-8C39-FBF5A1D0F163 Shortcode:63334</text:span></text:p>
      <text:p text:style-name="P1"><text:span text:style-name="T1">VOTE 1168124000 Campaign:ssss_uk_02B Validity:during Choice:Leon CONN:MIG01TU </text:span><text:soft-page-break/><text:span text:style-name="T1">MSISDN:00777771389999 GUID:1D7F8BF1-24BE-4342-8329-9D8CFD817095 Shortcode:63334</text:span></text:p>
      <text:p text:style-name="P1"><text:span text:style-name="T1">VOTE 1168124000 Campaign:ssss_uk_02B Validity:during Choice:Leon CONN:MIG01TU MSISDN:00777770899999 GUID:BDF5E173-4E08-4BFA-90D5-D82267D04F3A Shortcode:63334</text:span></text:p>
      <text:p text:style-name="P1"><text:span text:style-name="T1">VOTE 1168124000 Campaign:ssss_uk_02B Validity:during Choice:Leon CONN:MIG01TU MSISDN:00777774019999 GUID:4D4DC814-652E-4113-9A4B-F19AAB3A8D3F Shortcode:63334</text:span></text:p>
      <text:p text:style-name="P1"><text:span text:style-name="T1">VOTE 1168124000 Campaign:ssss_uk_02B Validity:during Choice:Matthew CONN:MIG01TU MSISDN:00777774629999 GUID:27AC93E0-F9F1-4F8E-AF36-E427ACD657EA Shortcode:63334</text:span></text:p>
      <text:p text:style-name="P1"><text:span text:style-name="T1">VOTE 1168124000 Campaign:ssss_uk_02B Validity:during Choice:Leon CONN:MIG00VU MSISDN:00777776609999 GUID:23F3A987-9338-4C91-BBF0-64C2FADD081C Shortcode:63334</text:span></text:p>
      <text:p text:style-name="P1"><text:span text:style-name="T1">VOTE 1168124000 Campaign:ssss_uk_02B Validity:during Choice:Leon CONN:MIG01HU MSISDN:00777777299999 GUID:CC34FD70-570D-4E0D-BD85-E629211C47DD Shortcode:63334</text:span></text:p>
      <text:p text:style-name="P1"><text:span text:style-name="T1">VOTE 1168124000 Campaign:ssss_uk_02B Validity:during Choice:Leon CONN:MIG01HU MSISDN:00777778299999 GUID:709C731D-E593-49C1-A4E7-8C269303DA26 Shortcode:63334</text:span></text:p>
      <text:p text:style-name="P1"><text:span text:style-name="T1">VOTE 1168124000 Campaign:ssss_uk_02B Validity:during Choice:Leon CONN:MIG01HU MSISDN:00777773009999 GUID:15EBC939-F759-4EAB-A955-5E0B239D4D3A Shortcode:63334</text:span></text:p>
      <text:p text:style-name="P1"><text:span text:style-name="T1">VOTE 1168124000 Campaign:ssss_uk_02B Validity:during Choice:Matthew CONN:MIG01HU MSISDN:00777778509999 GUID:68AB6933-41B0-4AF7-A6C7-89EA926C7FE7 Shortcode:63334</text:span></text:p>
      <text:p text:style-name="P1"><text:span text:style-name="T1">VOTE 1168124000 Campaign:ssss_uk_02B Validity:during Choice:Leon CONN:MIG01TU MSISDN:00777775789999 GUID:006CE777-BBB3-49DD-8D9E-D0EF63894F11 Shortcode:63334</text:span></text:p>
      <text:p text:style-name="P1"><text:span text:style-name="T1">VOTE 1168124000 Campaign:ssss_uk_02B Validity:during Choice:Leon CONN:MIG01TU MSISDN:00777772929999 GUID:AFB102D6-D0B3-4285-9894-0B5F5D34CE04 Shortcode:63334</text:span></text:p>
      <text:p text:style-name="P1"><text:span text:style-name="T1">VOTE 1168124000 Campaign:ssss_uk_02B Validity:during Choice:Matthew CONN:MIG01TU MSISDN:00777772969999 GUID:E9C8D4EE-50F5-4AB7-9EF3-958DD91DDF3A Shortcode:63334</text:span></text:p>
      <text:p text:style-name="P1"><text:span text:style-name="T1">VOTE 1168124000 Campaign:ssss_uk_02B Validity:during Choice:Leon CONN:MIG01XU MSISDN:00777770359999 GUID:3D8C1595-FC92-49AA-951E-3509AE359515 Shortcode:63334</text:span></text:p>
      <text:p text:style-name="P1"><text:span text:style-name="T1">VOTE 1168124000 Campaign:ssss_uk_02B Validity:during Choice:Leon CONN:MIG01TU MSISDN:00777776509999 GUID:011FC0A7-F854-4585-B3C0-30FCF57E4BD5 Shortcode:63334</text:span></text:p>
      <text:p text:style-name="P1"><text:span text:style-name="T1">VOTE 1168124000 Campaign:ssss_uk_02B Validity:during Choice:Matthew CONN:MIG01TU MSISDN:00777773979999 GUID:EE08AE65-5BF1-4CC8-ADB9-E6586AEEE225 Shortcode:63334</text:span></text:p>
      <text:p text:style-name="P1"><text:span text:style-name="T1">VOTE 1168124000 Campaign:ssss_uk_02B Validity:during Choice:Leon CONN:MIG01XU MSISDN:00777779139999 GUID:B0111C1E-0753-4227-8F0D-A51959734366 Shortcode:63334</text:span></text:p>
      <text:p text:style-name="P1"><text:span text:style-name="T1">VOTE 1168124000 Campaign:ssss_uk_02B Validity:during Choice:Matthew CONN:MIG01XU MSISDN:00777779459999 GUID:B7096C3D-DE15-4573-9101-8A9100BA14E8 Shortcode:63334</text:span></text:p>
      <text:p text:style-name="P1"><text:span text:style-name="T1">VOTE 1168124000 Campaign:ssss_uk_02B Validity:during Choice:Matthew CONN:MIG01XU MSISDN:00777771429999 GUID:7B794BCD-CD32-4D63-B90A-C1923712F4C4 Shortcode:63334</text:span></text:p>
      <text:p text:style-name="P1"><text:span text:style-name="T1">VOTE 1168124000 Campaign:ssss_uk_02B Validity:during Choice:Matthew CONN:MIG01XU MSISDN:00777771529999 GUID:7643BA9B-89F3-4319-8278-43806D4BC1BA Shortcode:63334</text:span></text:p>
      <text:p text:style-name="P1"><text:span text:style-name="T1">VOTE 1168124000 Campaign:ssss_uk_02B Validity:during Choice:Leon CONN:MIG01XU MSISDN:00777779559999 GUID:1C301B60-1803-4399-AD82-A635FAD19E5B Shortcode:63334</text:span></text:p>
      <text:p text:style-name="P1"><text:span text:style-name="T1">VOTE 1168124000 Campaign:ssss_uk_02B Validity:during Choice:Leon CONN:MIG01HU MSISDN:00777778909999 GUID:1D17EFC3-E80E-450B-9FE7-0F593E77EF74 Shortcode:63334</text:span></text:p>
      <text:p text:style-name="P1"><text:span text:style-name="T1">VOTE 1168124000 Campaign:ssss_uk_02B Validity:during Choice:Leon CONN:MIG01TU MSISDN:00777774199999 GUID:795FF9D1-D1E7-4CF0-8413-C8407A341822 Shortcode:63334</text:span></text:p>
      <text:p text:style-name="P1"><text:span text:style-name="T1">VOTE 1168124000 Campaign:ssss_uk_02B Validity:during Choice:Leon CONN:MIG01HU MSISDN:00777775389999 GUID:CF475D3B-F2A7-444B-8925-BF04329DA183 Shortcode:63334</text:span></text:p>
      <text:p text:style-name="P1"><text:span text:style-name="T1">VOTE 1168124000 Campaign:ssss_uk_02B Validity:during Choice:Leon CONN:MIG01HU MSISDN:00777777749999 GUID:C76367C6-CF89-49A2-9825-96B803E3EBAD Shortcode:63334</text:span></text:p>
      <text:p text:style-name="P1"><text:span text:style-name="T1">VOTE 1168124000 Campaign:ssss_uk_02B Validity:during Choice:Leon CONN:MIG01HU MSISDN:00777776199999 GUID:D3561FFA-027F-4567-993A-F0FDBED4D8D8 Shortcode:63334</text:span></text:p>
      <text:p text:style-name="P1"><text:span text:style-name="T1">VOTE 1168124000 Campaign:ssss_uk_02B Validity:during Choice:Matthew CONN:MIG01XU MSISDN:00777772689999 GUID:55E7B755-079E-463F-BD1B-047975AC48E2 Shortcode:63334</text:span></text:p>
      <text:p text:style-name="P1"><text:span text:style-name="T1">VOTE 1168124000 Campaign:ssss_uk_02B Validity:during Choice:Leon CONN:MIG01XU MSISDN:00777775689999 GUID:854C53AD-CFED-415F-AD6F-0BCE1BE40373 Shortcode:63334</text:span></text:p>
      <text:p text:style-name="P1"><text:span text:style-name="T1">VOTE 1168124000 Campaign:ssss_uk_02B Validity:during Choice:Leon CONN:MIG01XU MSISDN:00777778789999 GUID:47260219-D050-4514-B6DE-FB1942C76181 Shortcode:63334</text:span></text:p>
      <text:p text:style-name="P1"><text:span text:style-name="T1">VOTE 1168124000 Campaign:ssss_uk_02B Validity:during Choice:Leon CONN:MIG01XU MSISDN:00777772879999 GUID:FB327809-0BDC-4F73-9DAE-92219C380010 Shortcode:63334</text:span></text:p>
      <text:p text:style-name="P1"><text:span text:style-name="T1">VOTE 1168124000 Campaign:ssss_uk_02B Validity:during Choice:Matthew CONN:MIG01TU MSISDN:00777770839999 GUID:CCAA628E-DCC0-4FEC-9C64-292D29014028 Shortcode:63334</text:span></text:p>
      <text:p text:style-name="P1"><text:span text:style-name="T1">VOTE 1168124000 Campaign:ssss_uk_02B Validity:during Choice:Leon CONN:MIG01TU MSISDN:00777777969999 GUID:BE676C3E-0F2F-4B10-A087-3A657B9BAE58 Shortcode:63334</text:span></text:p>
      <text:p text:style-name="P1"><text:span text:style-name="T1">VOTE 1168124000 Campaign:ssss_uk_02B Validity:during Choice:Leon CONN:MIG01TU </text:span><text:soft-page-break/><text:span text:style-name="T1">MSISDN:00777773419999 GUID:DDAA9811-5847-4DE3-8FFB-4A1AC8226186 Shortcode:63334</text:span></text:p>
      <text:p text:style-name="P1"><text:span text:style-name="T1">VOTE 1168124000 Campaign:ssss_uk_02B Validity:during Choice:Matthew CONN:MIG01TU MSISDN:00777777669999 GUID:32693FE4-3419-4A06-BC47-AE0911760064 Shortcode:63334</text:span></text:p>
      <text:p text:style-name="P1"><text:span text:style-name="T1">VOTE 1168124000 Campaign:ssss_uk_02B Validity:during Choice:Leon CONN:MIG01TU MSISDN:00777772149999 GUID:5E23FA73-7735-4BF0-B60F-D099D4627C61 Shortcode:63334</text:span></text:p>
      <text:p text:style-name="P1"><text:span text:style-name="T1">VOTE 1168124000 Campaign:ssss_uk_02B Validity:during Choice:Leon CONN:MIG01XU MSISDN:00777774829999 GUID:12BC62B9-06C4-46F9-BB88-59422190BEF1 Shortcode:63334</text:span></text:p>
      <text:p text:style-name="P1"><text:span text:style-name="T1">VOTE 1168124000 Campaign:ssss_uk_02B Validity:during Choice:Matthew CONN:MIG01XU MSISDN:00777775909999 GUID:BCC04E02-4379-462A-8B52-13A0C5D6B4C0 Shortcode:63334</text:span></text:p>
      <text:p text:style-name="P1"><text:span text:style-name="T1">VOTE 1168124001 Campaign:ssss_uk_02B Validity:during Choice:Leon CONN:MIG01XU MSISDN:00777775329999 GUID:4352D728-426C-4951-B11E-1A310A622909 Shortcode:63334</text:span></text:p>
      <text:p text:style-name="P1"><text:span text:style-name="T1">VOTE 1168124001 Campaign:ssss_uk_02B Validity:during Choice:Leon CONN:MIG01TU MSISDN:00777773929999 GUID:C03A4BA5-A2F1-4C17-8E5B-886798BDE6BF Shortcode:63334</text:span></text:p>
      <text:p text:style-name="P1"><text:span text:style-name="T1">VOTE 1168124001 Campaign:ssss_uk_02B Validity:during Choice:Leon CONN:MIG01TU MSISDN:00777779009999 GUID:B098EDC7-E2AD-4B09-B813-85799D334179 Shortcode:63334</text:span></text:p>
      <text:p text:style-name="P1"><text:span text:style-name="T1">VOTE 1168124001 Campaign:ssss_uk_02B Validity:during Choice:Leon CONN:MIG01TU MSISDN:00777773429999 GUID:C76863CD-1599-4794-880B-D1536BF02AFB Shortcode:63334</text:span></text:p>
      <text:p text:style-name="P1"><text:span text:style-name="T1">VOTE 1168124001 Campaign:ssss_uk_02B Validity:during Choice:Leon CONN:MIG01XU MSISDN:00777776179999 GUID:05FDFB68-0111-4C75-82A6-C4D7D533B149 Shortcode:63334</text:span></text:p>
      <text:p text:style-name="P1"><text:span text:style-name="T1">VOTE 1168124001 Campaign:ssss_uk_02B Validity:during Choice:Leon CONN:MIG01XU MSISDN:00777771119999 GUID:271654F9-CBE8-48AA-B79C-36D4076B693C Shortcode:63334</text:span></text:p>
      <text:p text:style-name="P1"><text:span text:style-name="T1">VOTE 1168124001 Campaign:ssss_uk_02B Validity:during Choice:Leon CONN:MIG01HU MSISDN:00777774219999 GUID:5884452B-5E9C-42D0-B4E6-A23C5F199350 Shortcode:63334</text:span></text:p>
      <text:p text:style-name="P1"><text:span text:style-name="T1">VOTE 1168124001 Campaign:ssss_uk_02B Validity:during Choice:Matthew CONN:MIG01XU MSISDN:00777773059999 GUID:C88C6971-D631-4F69-8132-2228B344B79A Shortcode:63334</text:span></text:p>
      <text:p text:style-name="P1"><text:span text:style-name="T1">VOTE 1168124001 Campaign:ssss_uk_02B Validity:during Choice:Leon CONN:MIG01XU MSISDN:00777775729999 GUID:45950894-214B-4024-B1F3-A32F0DB9E704 Shortcode:63334</text:span></text:p>
      <text:p text:style-name="P1"><text:span text:style-name="T1">VOTE 1168124001 Campaign:ssss_uk_02B Validity:during Choice:Leon CONN:MIG01TU MSISDN:00777771559999 GUID:0D05259B-0BA4-4091-9F8F-0856C737E3FD Shortcode:63334</text:span></text:p>
      <text:p text:style-name="P1"><text:span text:style-name="T1">VOTE 1168124001 Campaign:ssss_uk_02B Validity:during Choice:Matthew CONN:MIG01TU MSISDN:00777771219999 GUID:EDC1367B-A511-4176-9C48-6D15CA1AF872 Shortcode:63334</text:span></text:p>
      <text:p text:style-name="P1"><text:span text:style-name="T1">VOTE 1168124001 Campaign:ssss_uk_02B Validity:during Choice:Leon CONN:MIG01XU MSISDN:00777779059999 GUID:95509F10-9A5A-4537-894C-F138AF0C0CB8 Shortcode:63334</text:span></text:p>
      <text:p text:style-name="P1"><text:span text:style-name="T1">VOTE 1168124001 Campaign:ssss_uk_02B Validity:during Choice:Matthew CONN:MIG01TU MSISDN:00777774299999 GUID:4976F70E-3AC7-4A21-A9B6-EF727D86CAF2 Shortcode:63334</text:span></text:p>
      <text:p text:style-name="P1"><text:span text:style-name="T1">VOTE 1168124001 Campaign:ssss_uk_02B Validity:during Choice:Leon CONN:MIG01XU MSISDN:00777772549999 GUID:F582D814-D2E2-4214-9C96-302B3DF7E663 Shortcode:63334</text:span></text:p>
      <text:p text:style-name="P1"><text:span text:style-name="T1">VOTE 1168124001 Campaign:ssss_uk_02B Validity:during Choice:Leon CONN:MIG01HU MSISDN:00777770819999 GUID:5BB809F6-21D0-41E5-97F1-00547839C834 Shortcode:63334</text:span></text:p>
      <text:p text:style-name="P1"><text:span text:style-name="T1">VOTE 1168124001 Campaign:ssss_uk_02B Validity:during Choice:Leon CONN:MIG01TU MSISDN:00777779879999 GUID:8DC031FB-2155-405B-818F-37BB167A6190 Shortcode:63334</text:span></text:p>
      <text:p text:style-name="P1"><text:span text:style-name="T1">VOTE 1168124001 Campaign:ssss_uk_02B Validity:during Choice:Leon CONN:MIG01TU MSISDN:00777774539999 GUID:DFEE61BF-8F8A-4C85-AD59-006159A5F80E Shortcode:63334</text:span></text:p>
      <text:p text:style-name="P1"><text:span text:style-name="T1">VOTE 1168124001 Campaign:ssss_uk_02B Validity:during Choice:Leon CONN:MIG01XU MSISDN:00777776979999 GUID:DC1CAD6C-F6A4-497C-A776-557F8D56FE9D Shortcode:63334</text:span></text:p>
      <text:p text:style-name="P1"><text:span text:style-name="T1">VOTE 1168124001 Campaign:ssss_uk_02B Validity:during Choice:Leon CONN:MIG01XU MSISDN:00777776779999 GUID:4572B803-96A3-4034-8CEB-6143E7716F94 Shortcode:63334</text:span></text:p>
      <text:p text:style-name="P1"><text:span text:style-name="T1">VOTE 1168124001 Campaign:ssss_uk_02B Validity:during Choice:Leon CONN:MIG01XU MSISDN:00777770029999 GUID:B7762366-3B4B-4353-A930-ECED4A6C07C8 Shortcode:63334</text:span></text:p>
      <text:p text:style-name="P1"><text:span text:style-name="T1">VOTE 1168124001 Campaign:ssss_uk_02B Validity:during Choice:Leon CONN:MIG01XU MSISDN:00777771599999 GUID:79AA320D-6350-450E-A495-02DF13B675D2 Shortcode:63334</text:span></text:p>
      <text:p text:style-name="P1"><text:span text:style-name="T1">VOTE 1168124001 Campaign:ssss_uk_02B Validity:during Choice:Leon CONN:MIG01XU MSISDN:00777771909999 GUID:EF68266D-C14C-40E7-962B-96F4720430FF Shortcode:63334</text:span></text:p>
      <text:p text:style-name="P1"><text:span text:style-name="T1">VOTE 1168124001 Campaign:ssss_uk_02B Validity:during Choice:Leon CONN:MIG01XU MSISDN:00777777409999 GUID:EB203C13-35D5-4B4F-B9E0-55AB1488D2A1 Shortcode:63334</text:span></text:p>
      <text:p text:style-name="P1"><text:span text:style-name="T1">VOTE 1168124001 Campaign:ssss_uk_02B Validity:during Choice:Leon CONN:MIG00VU MSISDN:00777776649999 GUID:B4D9C6AE-D939-4B8E-ACBF-4D8ADC6CC59E Shortcode:63334</text:span></text:p>
      <text:p text:style-name="P1"><text:span text:style-name="T1">VOTE 1168124001 Campaign:ssss_uk_02B Validity:during Choice:Leon CONN:MIG01XU MSISDN:00777773999999 GUID:51EDE745-8F19-44FF-80D1-5C133E0BD0A2 Shortcode:63334</text:span></text:p>
      <text:p text:style-name="P1"><text:span text:style-name="T1">VOTE 1168124001 Campaign:ssss_uk_02B Validity:during Choice:Matthew CONN:MIG01TU MSISDN:00777776039999 GUID:17FFF281-0278-4E55-8DE9-269EDDDCC868 Shortcode:63334</text:span></text:p>
      <text:p text:style-name="P1"><text:span text:style-name="T1">VOTE 1168124001 Campaign:ssss_uk_02B Validity:during Choice:Leon CONN:MIG01TU </text:span><text:soft-page-break/><text:span text:style-name="T1">MSISDN:00777770819999 GUID:0E05E1AE-EB22-4D37-A00A-30143A32EB69 Shortcode:63334</text:span></text:p>
      <text:p text:style-name="P1"><text:span text:style-name="T1">VOTE 1168124001 Campaign:ssss_uk_02B Validity:during Choice:Leon CONN:MIG01TU MSISDN:00777776359999 GUID:8DA48139-99EB-47A8-8CF0-4B3B2F33BA57 Shortcode:63334</text:span></text:p>
      <text:p text:style-name="P1"><text:span text:style-name="T1">VOTE 1168124001 Campaign:ssss_uk_02B Validity:during Choice:Leon CONN:MIG00VU MSISDN:00777775819999 GUID:B208ECF6-03FA-48D0-977B-BC08CAE89ED0 Shortcode:63334</text:span></text:p>
      <text:p text:style-name="P1"><text:span text:style-name="T1">VOTE 1168124001 Campaign:ssss_uk_02B Validity:during Choice:Leon CONN:MIG01TU MSISDN:00777772209999 GUID:392455C1-44BF-49BD-BD01-F4EF1F0BAD5C Shortcode:63334</text:span></text:p>
      <text:p text:style-name="P1"><text:span text:style-name="T1">VOTE 1168124001 Campaign:ssss_uk_02B Validity:during Choice:Leon CONN:MIG01TU MSISDN:00777779859999 GUID:A6692078-28E4-46FD-8C2E-C2C759A88DD2 Shortcode:63334</text:span></text:p>
      <text:p text:style-name="P1"><text:span text:style-name="T1">VOTE 1168124001 Campaign:ssss_uk_02B Validity:during Choice:Leon CONN:MIG00VU MSISDN:00777777669999 GUID:3280C1DC-4943-4C6D-A676-6323FDE1E9C1 Shortcode:63334</text:span></text:p>
      <text:p text:style-name="P1"><text:span text:style-name="T1">VOTE 1168124001 Campaign:ssss_uk_02B Validity:during Choice:Leon CONN:MIG01TU MSISDN:00777770109999 GUID:4CA2731B-C724-4098-8E76-6A14D80695B7 Shortcode:63334</text:span></text:p>
      <text:p text:style-name="P1"><text:span text:style-name="T1">VOTE 1168124001 Campaign:ssss_uk_02B Validity:during Choice:Leon CONN:MIG01TU MSISDN:00777778939999 GUID:1717EC31-34D0-4C2C-BF9B-362D32F5BCD8 Shortcode:63334</text:span></text:p>
      <text:p text:style-name="P1"><text:span text:style-name="T1">VOTE 1168124001 Campaign:ssss_uk_02B Validity:during Choice:Leon CONN:MIG01TU MSISDN:00777773869999 GUID:CE67F086-717C-4D23-ADFB-6A95900FC4A2 Shortcode:63334</text:span></text:p>
      <text:p text:style-name="P1"><text:span text:style-name="T1">VOTE 1168124001 Campaign:ssss_uk_02B Validity:during Choice:Leon CONN:MIG00VU MSISDN:00777779809999 GUID:911CC32F-C832-4AE9-BC64-A69E80F7289F Shortcode:63334</text:span></text:p>
      <text:p text:style-name="P1"><text:span text:style-name="T1">VOTE 1168124001 Campaign:ssss_uk_02B Validity:during Choice:Matthew CONN:MIG01HU MSISDN:00777772669999 GUID:2B8938FA-F737-4FBE-86AE-76899FA52285 Shortcode:63334</text:span></text:p>
      <text:p text:style-name="P1"><text:span text:style-name="T1">VOTE 1168124001 Campaign:ssss_uk_02B Validity:during Choice:Leon CONN:MIG01TU MSISDN:00777777379999 GUID:99F86F27-664A-425B-B401-053D1754F68D Shortcode:63334</text:span></text:p>
      <text:p text:style-name="P1"><text:span text:style-name="T1">VOTE 1168124002 Campaign:ssss_uk_02B Validity:during Choice:Leon CONN:MIG00VU MSISDN:00777770669999 GUID:9C545F6D-FEEE-415F-8240-A3C866CF1855 Shortcode:63334</text:span></text:p>
      <text:p text:style-name="P1"><text:span text:style-name="T1">VOTE 1168124002 Campaign:ssss_uk_02B Validity:during Choice:Leon CONN:MIG01TU MSISDN:00777773399999 GUID:5AFD4E7E-B1AA-44E1-9434-F9B1CC8E2C63 Shortcode:63334</text:span></text:p>
      <text:p text:style-name="P1"><text:span text:style-name="T1">VOTE 1168124002 Campaign:ssss_uk_02B Validity:during Choice:Leon CONN:MIG01TU MSISDN:00777774519999 GUID:D12C0144-4879-4423-BF1B-AF7571070D62 Shortcode:63334</text:span></text:p>
      <text:p text:style-name="P1"><text:span text:style-name="T1">VOTE 1168124002 Campaign:ssss_uk_02B Validity:during Choice:Matthew CONN:MIG01TU MSISDN:00777772109999 GUID:D5DEF2FB-BDAC-4224-AED3-078218B68644 Shortcode:63334</text:span></text:p>
      <text:p text:style-name="P1"><text:span text:style-name="T1">VOTE 1168124002 Campaign:ssss_uk_02B Validity:during Choice:Matthew CONN:MIG01TU MSISDN:00777772129999 GUID:CDD8989E-BCAC-44F7-9DE9-835888FE08B3 Shortcode:63334</text:span></text:p>
      <text:p text:style-name="P1"><text:span text:style-name="T1">VOTE 1168124003 Campaign:ssss_uk_02B Validity:during Choice:Leon CONN:MIG01TU MSISDN:00777772069999 GUID:67CC9819-C873-4A81-A4D3-BDE65B5782B7 Shortcode:63334</text:span></text:p>
      <text:p text:style-name="P1"><text:span text:style-name="T1">VOTE 1168124003 Campaign:ssss_uk_02B Validity:during Choice:Matthew CONN:MIG01TU MSISDN:00777777319999 GUID:6065F0E6-F45B-42EE-A972-4E85A5E19A9C Shortcode:63334</text:span></text:p>
      <text:p text:style-name="P1"><text:span text:style-name="T1">VOTE 1168124003 Campaign:ssss_uk_02B Validity:during Choice:Leon CONN:MIG00VU MSISDN:00777774709999 GUID:6D441EE4-FAEA-4006-98A2-64BF9ED63BDF Shortcode:63334</text:span></text:p>
      <text:p text:style-name="P1"><text:span text:style-name="T1">VOTE 1168124003 Campaign:ssss_uk_02B Validity:during Choice:Leon CONN:MIG01TU MSISDN:00777771529999 GUID:5441BA91-FF93-4D6E-AD6D-A84157DF6CFC Shortcode:63334</text:span></text:p>
      <text:p text:style-name="P1"><text:span text:style-name="T1">VOTE 1168124003 Campaign:ssss_uk_02B Validity:during Choice:Matthew CONN:MIG01TU MSISDN:00777774149999 GUID:A1035C80-BD25-4743-851F-01B5DFF1CC9E Shortcode:63334</text:span></text:p>
      <text:p text:style-name="P1"><text:span text:style-name="T1">VOTE 1168124003 Campaign:ssss_uk_02B Validity:during Choice:Leon CONN:MIG00VU MSISDN:00777773119999 GUID:8E08A31D-61AD-4988-BD1F-7EB56D70B9BE Shortcode:63334</text:span></text:p>
      <text:p text:style-name="P1"><text:span text:style-name="T1">VOTE 1168124003 Campaign:ssss_uk_02B Validity:during Choice:Leon CONN:MIG01TU MSISDN:00777774419999 GUID:F1AFFE30-736D-4BF2-9713-04703621DF40 Shortcode:63334</text:span></text:p>
      <text:p text:style-name="P1"><text:span text:style-name="T1">VOTE 1168124003 Campaign:ssss_uk_02B Validity:during Choice:Leon CONN:MIG01XU MSISDN:00777773049999 GUID:FAEDAF7F-69DC-4A5E-A215-F3E8F3A25DC8 Shortcode:63334</text:span></text:p>
      <text:p text:style-name="P1"><text:span text:style-name="T1">VOTE 1168124003 Campaign:ssss_uk_02B Validity:during Choice:Leon CONN:MIG01XU MSISDN:00777774929999 GUID:ABFDDF18-B3D7-4CE6-ADBA-117B2C0CD74A Shortcode:63334</text:span></text:p>
      <text:p text:style-name="P1"><text:span text:style-name="T1">VOTE 1168124003 Campaign:ssss_uk_02B Validity:during Choice:Leon CONN:MIG01XU MSISDN:00777775549999 GUID:B285AC18-71DC-442F-885A-736512B70B7B Shortcode:63334</text:span></text:p>
      <text:p text:style-name="P1"><text:span text:style-name="T1">VOTE 1168124003 Campaign:ssss_uk_02B Validity:during Choice:Leon CONN:MIG01XU MSISDN:00777774149999 GUID:2FC68764-3C91-4B99-94E6-AB170FFF0315 Shortcode:63334</text:span></text:p>
      <text:p text:style-name="P1"><text:span text:style-name="T1">VOTE 1168124003 Campaign:ssss_uk_02B Validity:during Choice:Leon CONN:MIG01XU MSISDN:00777773109999 GUID:EF64FE0A-4C0A-40B6-8C44-4BDB6D8F4774 Shortcode:63334</text:span></text:p>
      <text:p text:style-name="P1"><text:span text:style-name="T1">VOTE 1168124004 Campaign:ssss_uk_02B Validity:during Choice:Leon CONN:MIG01XU MSISDN:00777776909999 GUID:51C2E3F9-85E6-4881-B5AE-2235D9C8FAD0 Shortcode:63334</text:span></text:p>
      <text:p text:style-name="P1"><text:span text:style-name="T1">VOTE 1168124004 Campaign:ssss_uk_02B Validity:during Choice:Leon CONN:MIG01XU MSISDN:00777773559999 GUID:F917F263-8B1E-4AD3-BC95-6CFF7273421B Shortcode:63334</text:span></text:p>
      <text:p text:style-name="P1"><text:span text:style-name="T1">VOTE 1168124004 Campaign:ssss_uk_02B Validity:during Choice:Leon CONN:MIG01TU </text:span><text:soft-page-break/><text:span text:style-name="T1">MSISDN:00777773779999 GUID:8D7433ED-6EF6-4A4E-A460-09C169712DC3 Shortcode:63334</text:span></text:p>
      <text:p text:style-name="P1"><text:span text:style-name="T1">VOTE 1168124004 Campaign:ssss_uk_02B Validity:during Choice:Leon CONN:MIG01XU MSISDN:00777773179999 GUID:36B2825A-ED93-4C2C-9E47-75DE48F6A1FF Shortcode:63334</text:span></text:p>
      <text:p text:style-name="P1"><text:span text:style-name="T1">VOTE 1168124004 Campaign:ssss_uk_02B Validity:during Choice:Leon CONN:MIG01XU MSISDN:00777773859999 GUID:CB6A08C5-4050-4624-A0A8-BBCCA3510D8D Shortcode:63334</text:span></text:p>
      <text:p text:style-name="P1"><text:span text:style-name="T1">VOTE 1168124004 Campaign:ssss_uk_02B Validity:during Choice:Matthew CONN:MIG01XU MSISDN:00777776919999 GUID:ECC0A8DE-DCBA-42E9-ADB9-03399E95EA41 Shortcode:63334</text:span></text:p>
      <text:p text:style-name="P1"><text:span text:style-name="T1">VOTE 1168124004 Campaign:ssss_uk_02B Validity:during Choice:Leon CONN:MIG01XU MSISDN:00777774939999 GUID:CFBF7283-D286-42EA-B6E4-2D4A234B6DDA Shortcode:63334</text:span></text:p>
      <text:p text:style-name="P1"><text:span text:style-name="T1">VOTE 1168124004 Campaign:ssss_uk_02B Validity:during Choice:Leon CONN:MIG01XU MSISDN:00777771979999 GUID:42B8E45B-1CD1-4148-AF73-62AE2A998FDB Shortcode:63334</text:span></text:p>
      <text:p text:style-name="P1"><text:span text:style-name="T1">VOTE 1168124004 Campaign:ssss_uk_02B Validity:during Choice:Matthew CONN:MIG01XU MSISDN:00777776309999 GUID:C53D2C76-107A-4771-85ED-E396D1594AEB Shortcode:63334</text:span></text:p>
      <text:p text:style-name="P1"><text:span text:style-name="T1">VOTE 1168124004 Campaign:ssss_uk_02B Validity:during Choice:Matthew CONN:MIG00VU MSISDN:00777770499999 GUID:E367D822-F8D7-4C35-AF79-80571FE49574 Shortcode:63334</text:span></text:p>
      <text:p text:style-name="P1"><text:span text:style-name="T1">VOTE 1168124004 Campaign:ssss_uk_02B Validity:during Choice:Leon CONN:MIG01XU MSISDN:00777775699999 GUID:4A53AD1C-EE1F-471F-8055-11D79B4441B2 Shortcode:63334</text:span></text:p>
      <text:p text:style-name="P1"><text:span text:style-name="T1">VOTE 1168124004 Campaign:ssss_uk_02B Validity:during Choice:Leon CONN:MIG01TU MSISDN:00777777789999 GUID:1E9A2017-CE03-4896-8ACE-A44A8F5F1453 Shortcode:63334</text:span></text:p>
      <text:p text:style-name="P1"><text:span text:style-name="T1">VOTE 1168124004 Campaign:ssss_uk_02B Validity:during Choice:Leon CONN:MIG01XU MSISDN:00777773819999 GUID:5EAF0854-37E1-48D3-8B78-FA27C56D10C0 Shortcode:63334</text:span></text:p>
      <text:p text:style-name="P1"><text:span text:style-name="T1">VOTE 1168124004 Campaign:ssss_uk_02B Validity:during Choice:Leon CONN:MIG01XU MSISDN:00777775739999 GUID:E1B9783E-1A63-47B0-A227-83AC43B43007 Shortcode:63334</text:span></text:p>
      <text:p text:style-name="P1"><text:span text:style-name="T1">VOTE 1168124004 Campaign:ssss_uk_02B Validity:during Choice:Matthew CONN:MIG01XU MSISDN:00777775459999 GUID:4C7FF33C-F787-4F2C-9379-999B67014A11 Shortcode:63334</text:span></text:p>
      <text:p text:style-name="P1"><text:span text:style-name="T1">VOTE 1168124004 Campaign:ssss_uk_02B Validity:during Choice:Matthew CONN:MIG01XU MSISDN:00777776799999 GUID:D9848C33-761D-4F65-95FE-26DA0377D73A Shortcode:63334</text:span></text:p>
      <text:p text:style-name="P1"><text:span text:style-name="T1">VOTE 1168124004 Campaign:ssss_uk_02B Validity:during Choice:Matthew CONN:MIG01HU MSISDN:00777776109999 GUID:EA74B53C-2AC6-4D4F-892A-AB46F8879B08 Shortcode:63334</text:span></text:p>
      <text:p text:style-name="P1"><text:span text:style-name="T1">VOTE 1168124004 Campaign:ssss_uk_02B Validity:during Choice:Matthew CONN:MIG00VU MSISDN:00777770879999 GUID:DECBB738-37E9-4556-B621-EFF6F7A94335 Shortcode:63334</text:span></text:p>
      <text:p text:style-name="P1"><text:span text:style-name="T1">VOTE 1168124004 Campaign:ssss_uk_02B Validity:during Choice:Leon CONN:MIG01HU MSISDN:00777778879999 GUID:10A2ABAA-D8C7-468F-BF11-DABDBF297DA2 Shortcode:63334</text:span></text:p>
      <text:p text:style-name="P1"><text:span text:style-name="T1">VOTE 1168124004 Campaign:ssss_uk_02B Validity:during Choice:Leon CONN:MIG01HU MSISDN:00777778759999 GUID:A12A816B-06A5-496A-8FF2-8BB448759F50 Shortcode:63334</text:span></text:p>
      <text:p text:style-name="P1"><text:span text:style-name="T1">VOTE 1168124004 Campaign:ssss_uk_02B Validity:during Choice:Leon CONN:MIG01XU MSISDN:00777771399999 GUID:16EBEA8C-5F94-48A2-9A0F-FB7793EB5DDE Shortcode:63334</text:span></text:p>
      <text:p text:style-name="P1"><text:span text:style-name="T1">VOTE 1168124005 Campaign:ssss_uk_02B Validity:during Choice:Leon CONN:MIG01XU MSISDN:00777771569999 GUID:8C71DA01-9919-46CF-931B-475B6799B388 Shortcode:63334</text:span></text:p>
      <text:p text:style-name="P1"><text:span text:style-name="T1">VOTE 1168124005 Campaign:ssss_uk_02B Validity:during Choice:Matthew CONN:MIG01XU MSISDN:00777775149999 GUID:2BC58484-7944-450B-8D31-AC52AA8719FE Shortcode:63334</text:span></text:p>
      <text:p text:style-name="P1"><text:span text:style-name="T1">VOTE 1168124005 Campaign:ssss_uk_02B Validity:during Choice:Leon CONN:MIG01XU MSISDN:00777773669999 GUID:6EBDAF5F-F266-4E49-B954-A22CDA87BB28 Shortcode:63334</text:span></text:p>
      <text:p text:style-name="P1"><text:span text:style-name="T1">VOTE 1168124005 Campaign:ssss_uk_02B Validity:during Choice:Leon CONN:MIG01TU MSISDN:00777773349999 GUID:AEC8AED2-1EEE-467A-9034-C4424CCB4C14 Shortcode:63334</text:span></text:p>
      <text:p text:style-name="P1"><text:span text:style-name="T1">VOTE 1168124005 Campaign:ssss_uk_02B Validity:during Choice:Leon CONN:MIG01TU MSISDN:00777776339999 GUID:A038570F-DA0D-4556-8942-B3E1D9312094 Shortcode:63334</text:span></text:p>
      <text:p text:style-name="P1"><text:span text:style-name="T1">VOTE 1168124005 Campaign:ssss_uk_02B Validity:during Choice:Leon CONN:MIG01XU MSISDN:00777775639999 GUID:512F3615-B067-4783-A8D8-BD71143FA87E Shortcode:63334</text:span></text:p>
      <text:p text:style-name="P1"><text:span text:style-name="T1">VOTE 1168124005 Campaign:ssss_uk_02B Validity:during Choice:Leon CONN:MIG01TU MSISDN:00777776839999 GUID:62944390-9099-4716-8057-22B115B1A685 Shortcode:63334</text:span></text:p>
      <text:p text:style-name="P1"><text:span text:style-name="T1">VOTE 1168124005 Campaign:ssss_uk_02B Validity:during Choice:Leon CONN:MIG01TU MSISDN:00777772929999 GUID:5BAFA629-EE79-4368-92F5-C316DA3B49F6 Shortcode:63334</text:span></text:p>
      <text:p text:style-name="P1"><text:span text:style-name="T1">VOTE 1168124005 Campaign:ssss_uk_02B Validity:during Choice:Leon CONN:MIG00VU MSISDN:00777778899999 GUID:E64D7759-DB01-41E7-AB6B-7DA5B4939E51 Shortcode:63334</text:span></text:p>
      <text:p text:style-name="P1"><text:span text:style-name="T1">VOTE 1168124005 Campaign:ssss_uk_02B Validity:during Choice:Leon CONN:MIG01TU MSISDN:00777779849999 GUID:EC81AF6B-4084-4019-9802-77BD3E7A8CD7 Shortcode:63334</text:span></text:p>
      <text:p text:style-name="P1"><text:span text:style-name="T1">VOTE 1168124005 Campaign:ssss_uk_02B Validity:during Choice:Matthew CONN:MIG01TU MSISDN:00777776959999 GUID:70A1843E-6F55-4510-A0FF-E756CAE24C68 Shortcode:63334</text:span></text:p>
      <text:p text:style-name="P1"><text:span text:style-name="T1">VOTE 1168124005 Campaign:ssss_uk_02B Validity:during Choice:Matthew CONN:MIG01TU MSISDN:00777773639999 GUID:35F39181-A201-4C30-BF1C-DB1D26642FD3 Shortcode:63334</text:span></text:p>
      <text:p text:style-name="P1"><text:span text:style-name="T1">VOTE 1168124005 Campaign:ssss_uk_02B Validity:during Choice:Leon CONN:MIG01TU </text:span><text:soft-page-break/><text:span text:style-name="T1">MSISDN:00777772569999 GUID:D1531994-09AF-410F-9E31-D0AEED623300 Shortcode:63334</text:span></text:p>
      <text:p text:style-name="P1"><text:span text:style-name="T1">VOTE 1168124005 Campaign:ssss_uk_02B Validity:during Choice:Leon CONN:MIG01TU MSISDN:00777770999999 GUID:68597C4A-6557-4329-908A-4C91783ECF48 Shortcode:63334</text:span></text:p>
      <text:p text:style-name="P1"><text:span text:style-name="T1">VOTE 1168124005 Campaign:ssss_uk_02B Validity:during Choice:Matthew CONN:MIG01HU MSISDN:00777778729999 GUID:CC104390-54A6-456A-BF7B-69AE91F274FE Shortcode:63334</text:span></text:p>
      <text:p text:style-name="P1"><text:span text:style-name="T1">VOTE 1168124005 Campaign:ssss_uk_02B Validity:during Choice:Matthew CONN:MIG00VU MSISDN:00777778009999 GUID:770E907E-6AFE-4A86-BAFD-74893AE17F2F Shortcode:63334</text:span></text:p>
      <text:p text:style-name="P1"><text:span text:style-name="T1">VOTE 1168124005 Campaign:ssss_uk_02B Validity:during Choice:Leon CONN:MIG01HU MSISDN:00777778339999 GUID:8F39D97B-B8ED-410E-B5C2-24E44B7D1235 Shortcode:63334</text:span></text:p>
      <text:p text:style-name="P1"><text:span text:style-name="T1">VOTE 1168124005 Campaign:ssss_uk_02B Validity:during Choice:Leon CONN:MIG01HU MSISDN:00777773379999 GUID:4C5CA035-1119-4C48-8280-7F6991240FCC Shortcode:63334</text:span></text:p>
      <text:p text:style-name="P1"><text:span text:style-name="T1">VOTE 1168124005 Campaign:ssss_uk_02B Validity:during Choice:Leon CONN:MIG01HU MSISDN:00777771149999 GUID:6835737F-E6F3-493C-AA36-AFC0E5F79CF4 Shortcode:63334</text:span></text:p>
      <text:p text:style-name="P1"><text:span text:style-name="T1">VOTE 1168124005 Campaign:ssss_uk_02B Validity:during Choice:Leon CONN:MIG01HU MSISDN:00777777369999 GUID:8A7A30FF-15BC-4918-A8FC-467056DE1873 Shortcode:63334</text:span></text:p>
      <text:p text:style-name="P1"><text:span text:style-name="T1">VOTE 1168124005 Campaign:ssss_uk_02B Validity:during Choice:Leon CONN:MIG01HU MSISDN:00777778249999 GUID:6739040A-25B0-4D18-9ADE-9E42DB188FEA Shortcode:63334</text:span></text:p>
      <text:p text:style-name="P1"><text:span text:style-name="T1">VOTE 1168124006 Campaign:ssss_uk_02B Validity:during Choice:Leon CONN:MIG01TU MSISDN:00777776179999 GUID:8D9FB566-4ED2-4B02-AAC4-1C11E9E2DC0A Shortcode:63334</text:span></text:p>
      <text:p text:style-name="P1"><text:span text:style-name="T1">VOTE 1168124006 Campaign:ssss_uk_02B Validity:during Choice:Leon CONN:MIG01TU MSISDN:00777779269999 GUID:BB6F0797-96EC-4A11-92DC-DEC6A6AA8AC9 Shortcode:63334</text:span></text:p>
      <text:p text:style-name="P1"><text:span text:style-name="T1">VOTE 1168124006 Campaign:ssss_uk_02B Validity:during Choice:Matthew CONN:MIG01TU MSISDN:00777773389999 GUID:20896DE7-1615-4EC7-9F3C-F73573C1A0E1 Shortcode:63334</text:span></text:p>
      <text:p text:style-name="P1"><text:span text:style-name="T1">VOTE 1168124006 Campaign:ssss_uk_02B Validity:during Choice:Leon CONN:MIG00VU MSISDN:00777777779999 GUID:8C866537-80C8-46FC-98AE-7863B7055328 Shortcode:63334</text:span></text:p>
      <text:p text:style-name="P1"><text:span text:style-name="T1">VOTE 1168124006 Campaign:ssss_uk_02B Validity:during Choice:Leon CONN:MIG01HU MSISDN:00777778449999 GUID:48D64C69-07A3-4396-89F1-1B40B42281E1 Shortcode:63334</text:span></text:p>
      <text:p text:style-name="P1"><text:span text:style-name="T1">VOTE 1168124006 Campaign:ssss_uk_02B Validity:during Choice:Leon CONN:MIG01HU MSISDN:00777779019999 GUID:475BA2D2-F880-4B76-8BBD-949E0BCB0E27 Shortcode:63334</text:span></text:p>
      <text:p text:style-name="P1"><text:span text:style-name="T1">VOTE 1168124006 Campaign:ssss_uk_02B Validity:during Choice:Leon CONN:MIG01HU MSISDN:00777778469999 GUID:19F68611-C7E2-4F6C-90CF-AFFAC32A5C81 Shortcode:63334</text:span></text:p>
      <text:p text:style-name="P1"><text:span text:style-name="T1">VOTE 1168124006 Campaign:ssss_uk_02B Validity:during Choice:Leon CONN:MIG01XU MSISDN:00777772979999 GUID:58C92B27-D91C-4D3F-BF8F-1675B642CD84 Shortcode:63334</text:span></text:p>
      <text:p text:style-name="P1"><text:span text:style-name="T1">VOTE 1168124006 Campaign:ssss_uk_02B Validity:during Choice:Leon CONN:MIG01XU MSISDN:00777771899999 GUID:E889EFBD-03A1-4B62-A630-FBD58B1479F6 Shortcode:63334</text:span></text:p>
      <text:p text:style-name="P1"><text:span text:style-name="T1">VOTE 1168124006 Campaign:ssss_uk_02B Validity:during Choice:Matthew CONN:MIG01XU MSISDN:00777778009999 GUID:F0232F49-FA2D-4C17-9312-3BEAD3FE527A Shortcode:63334</text:span></text:p>
      <text:p text:style-name="P1"><text:span text:style-name="T1">VOTE 1168124006 Campaign:ssss_uk_02B Validity:during Choice:Leon CONN:MIG01HU MSISDN:00777777919999 GUID:447FE44E-2456-4E1A-93DF-7E3D7E6C71D2 Shortcode:63334</text:span></text:p>
      <text:p text:style-name="P1"><text:span text:style-name="T1">VOTE 1168124006 Campaign:ssss_uk_02B Validity:during Choice:Leon CONN:MIG00VU MSISDN:00777773719999 GUID:0D866607-B14A-452F-9E97-060808080A71 Shortcode:63334</text:span></text:p>
      <text:p text:style-name="P1"><text:span text:style-name="T1">VOTE 1168124006 Campaign:ssss_uk_02B Validity:during Choice:Leon CONN:MIG01XU MSISDN:00777773719999 GUID:4B132FA8-16B9-4B63-85CC-CB9388C67A8E Shortcode:63334</text:span></text:p>
      <text:p text:style-name="P1"><text:span text:style-name="T1">VOTE 1168124006 Campaign:ssss_uk_02B Validity:during Choice:Leon CONN:MIG01XU MSISDN:00777779609999 GUID:F5842B13-315A-4B87-8F26-25E0F2F6CF2B Shortcode:63334</text:span></text:p>
      <text:p text:style-name="P1"><text:span text:style-name="T1">VOTE 1168124006 Campaign:ssss_uk_02B Validity:during Choice:Leon CONN:MIG01XU MSISDN:00777772609999 GUID:FA9F3D9B-3D7A-42B3-9E49-04906496A5CA Shortcode:63334</text:span></text:p>
      <text:p text:style-name="P1"><text:span text:style-name="T1">VOTE 1168124006 Campaign:ssss_uk_02B Validity:during Choice:Leon CONN:MIG01TU MSISDN:00777773609999 GUID:B056F473-3F9C-4AA3-9C0F-CADE8FA3C2B6 Shortcode:63334</text:span></text:p>
      <text:p text:style-name="P1"><text:span text:style-name="T1">VOTE 1168124006 Campaign:ssss_uk_02B Validity:during Choice:Leon CONN:MIG01XU MSISDN:00777771539999 GUID:B9815D06-086B-43C2-B034-499C690F15D5 Shortcode:63334</text:span></text:p>
      <text:p text:style-name="P1"><text:span text:style-name="T1">VOTE 1168124006 Campaign:ssss_uk_02B Validity:during Choice:Leon CONN:MIG01TU MSISDN:00777772559999 GUID:D1135DA6-7FED-4F70-9057-A918F33F21D5 Shortcode:63334</text:span></text:p>
      <text:p text:style-name="P1"><text:span text:style-name="T1">VOTE 1168124006 Campaign:ssss_uk_02B Validity:during Choice:Leon CONN:MIG01XU MSISDN:00777776839999 GUID:6203681F-55B6-445E-94C4-E0479C5F5390 Shortcode:63334</text:span></text:p>
      <text:p text:style-name="P1"><text:span text:style-name="T1">VOTE 1168124006 Campaign:ssss_uk_02B Validity:during Choice:Leon CONN:MIG01TU MSISDN:00777774909999 GUID:4B3EDC7A-E971-4F40-99A3-BAFBE3BD6C14 Shortcode:63334</text:span></text:p>
      <text:p text:style-name="P1"><text:span text:style-name="T1">VOTE 1168124006 Campaign:ssss_uk_02B Validity:during Choice:Leon CONN:MIG01TU MSISDN:00777777009999 GUID:9DF6B9F5-A66C-428F-8158-E450ECC578D1 Shortcode:63334</text:span></text:p>
      <text:p text:style-name="P1"><text:span text:style-name="T1">VOTE 1168124006 Campaign:ssss_uk_02B Validity:during Choice:Leon CONN:MIG01TU MSISDN:00777770149999 GUID:16A84DF7-B4F6-492F-BB84-55F77D7140E4 Shortcode:63334</text:span></text:p>
      <text:p text:style-name="P1"><text:span text:style-name="T1">VOTE 1168124006 Campaign:ssss_uk_02B Validity:during Choice:Leon CONN:MIG00VU </text:span><text:soft-page-break/><text:span text:style-name="T1">MSISDN:00777770379999 GUID:8F545FB0-4420-488A-ABAD-116F51ADDD28 Shortcode:63334</text:span></text:p>
      <text:p text:style-name="P1"><text:span text:style-name="T1">VOTE 1168124006 Campaign:ssss_uk_02B Validity:during Choice:Leon CONN:MIG01XU MSISDN:00777775029999 GUID:075CF6B7-D031-4A6F-9EAD-5E011B9EE8FF Shortcode:63334</text:span></text:p>
      <text:p text:style-name="P1"><text:span text:style-name="T1">VOTE 1168124006 Campaign:ssss_uk_02B Validity:during Choice:Matthew CONN:MIG01TU MSISDN:00777771929999 GUID:85599E56-CF63-44DB-80C2-3C17A4607DB5 Shortcode:63334</text:span></text:p>
      <text:p text:style-name="P1"><text:span text:style-name="T1">VOTE 1168124006 Campaign:ssss_uk_02B Validity:during Choice:Leon CONN:MIG01XU MSISDN:00777771489999 GUID:4F04D5C3-F9EC-46D9-8562-CE0D3CFEF338 Shortcode:63334</text:span></text:p>
      <text:p text:style-name="P1"><text:span text:style-name="T1">VOTE 1168124006 Campaign:ssss_uk_02B Validity:during Choice:Leon CONN:MIG01TU MSISDN:00777771529999 GUID:62C157A4-7EBB-4737-A4BE-57A23ABB068B Shortcode:63334</text:span></text:p>
      <text:p text:style-name="P1"><text:span text:style-name="T1">VOTE 1168124006 Campaign:ssss_uk_02B Validity:during Choice:Matthew CONN:MIG01TU MSISDN:00777779729999 GUID:E96B3C35-583E-4AB3-9572-74E408282AC0 Shortcode:63334</text:span></text:p>
      <text:p text:style-name="P1"><text:span text:style-name="T1">VOTE 1168124006 Campaign:ssss_uk_02B Validity:during Choice:Matthew CONN:MIG01TU MSISDN:00777779139999 GUID:4C877537-D44B-49B9-BD12-799EAB0B5BD2 Shortcode:63334</text:span></text:p>
      <text:p text:style-name="P1"><text:span text:style-name="T1">VOTE 1168124006 Campaign:ssss_uk_02B Validity:during Choice:Leon CONN:MIG01TU MSISDN:00777772229999 GUID:30A01047-4E39-402B-835E-2622C187DEFD Shortcode:63334</text:span></text:p>
      <text:p text:style-name="P1"><text:span text:style-name="T1">VOTE 1168124006 Campaign:ssss_uk_02B Validity:during Choice:Leon CONN:MIG01XU MSISDN:00777776559999 GUID:50A52E95-E0C0-49FB-AB37-266C69CA5746 Shortcode:63334</text:span></text:p>
      <text:p text:style-name="P1"><text:span text:style-name="T1">VOTE 1168124006 Campaign:ssss_uk_02B Validity:during Choice:Leon CONN:MIG01HU MSISDN:00777776819999 GUID:68E461DC-905A-4E0A-B589-0AAC8456B428 Shortcode:63334</text:span></text:p>
      <text:p text:style-name="P1"><text:span text:style-name="T1">VOTE 1168124006 Campaign:ssss_uk_02B Validity:during Choice:Leon CONN:MIG01HU MSISDN:00777771369999 GUID:5CB10ED4-3EA3-42AA-850D-01479F4CF8C9 Shortcode:63334</text:span></text:p>
      <text:p text:style-name="P1"><text:span text:style-name="T1">VOTE 1168124006 Campaign:ssss_uk_02B Validity:during Choice:Leon CONN:MIG01HU MSISDN:00777773039999 GUID:D9F167B5-29BE-489F-BCDA-C08F1A01490E Shortcode:63334</text:span></text:p>
      <text:p text:style-name="P1"><text:span text:style-name="T1">VOTE 1168124006 Campaign:ssss_uk_02B Validity:during Choice:Leon CONN:MIG01HU MSISDN:00777778299999 GUID:0E45F664-856B-4A59-AE65-DE83FB59DA38 Shortcode:63334</text:span></text:p>
      <text:p text:style-name="P1"><text:span text:style-name="T1">VOTE 1168124006 Campaign:ssss_uk_02B Validity:during Choice:Leon CONN:MIG01XU MSISDN:00777772279999 GUID:20D63B2F-61B6-4B66-9367-7EE4FFAAB1CD Shortcode:63334</text:span></text:p>
      <text:p text:style-name="P1"><text:span text:style-name="T1">VOTE 1168124006 Campaign:ssss_uk_02B Validity:during Choice:Leon CONN:MIG00VU MSISDN:00777770509999 GUID:AE5308E4-909A-41F9-8FD4-A4F49B018619 Shortcode:63334</text:span></text:p>
      <text:p text:style-name="P1"><text:span text:style-name="T1">VOTE 1168124006 Campaign:ssss_uk_02B Validity:during Choice:Leon CONN:MIG01HU MSISDN:00777777169999 GUID:E14EFBD4-EE55-4248-B496-7E80730ED31E Shortcode:63334</text:span></text:p>
      <text:p text:style-name="P1"><text:span text:style-name="T1">VOTE 1168124006 Campaign:ssss_uk_02B Validity:during Choice:Matthew CONN:MIG01XU MSISDN:00777773649999 GUID:50E0765D-6000-4F0E-9C97-C038B2F6F0B2 Shortcode:63334</text:span></text:p>
      <text:p text:style-name="P1"><text:span text:style-name="T1">VOTE 1168124006 Campaign:ssss_uk_02B Validity:during Choice:Leon CONN:MIG01TU MSISDN:00777771589999 GUID:4A3E834D-9837-48E7-983B-7FAB46DF2E82 Shortcode:63334</text:span></text:p>
      <text:p text:style-name="P1"><text:span text:style-name="T1">VOTE 1168124006 Campaign:ssss_uk_02B Validity:during Choice:Leon CONN:MIG01TU MSISDN:00777776319999 GUID:CDEBE034-3CD3-4AC9-BA63-04D906399E1A Shortcode:63334</text:span></text:p>
      <text:p text:style-name="P1"><text:span text:style-name="T1">VOTE 1168124006 Campaign:ssss_uk_02B Validity:during Choice:Leon CONN:MIG01TU MSISDN:00777770209999 GUID:687650CC-6A1E-4F13-BE86-9AB43FE881E9 Shortcode:63334</text:span></text:p>
      <text:p text:style-name="P1"><text:span text:style-name="T1">VOTE 1168124006 Campaign:ssss_uk_02B Validity:during Choice:Matthew CONN:MIG01TU MSISDN:00777774329999 GUID:7A34A5FE-A620-4CD4-A390-8E4BD175F76D Shortcode:63334</text:span></text:p>
      <text:p text:style-name="P1"><text:span text:style-name="T1">VOTE 1168124006 Campaign:ssss_uk_02B Validity:during Choice:Leon CONN:MIG01XU MSISDN:00777773209999 GUID:7F662E76-FEB7-4284-B63F-AF034CA422D6 Shortcode:63334</text:span></text:p>
      <text:p text:style-name="P1"><text:span text:style-name="T1">VOTE 1168124006 Campaign:ssss_uk_02B Validity:during Choice:Leon CONN:MIG00VU MSISDN:00777779649999 GUID:5C292680-74B2-424C-B623-D127AACF7596 Shortcode:63334</text:span></text:p>
      <text:p text:style-name="P1"><text:span text:style-name="T1">VOTE 1168124006 Campaign:ssss_uk_02B Validity:during Choice:Leon CONN:MIG01TU MSISDN:00777774949999 GUID:CA80AE41-E5E1-43AF-8B34-600D1CAB8FA2 Shortcode:63334</text:span></text:p>
      <text:p text:style-name="P1"><text:span text:style-name="T1">VOTE 1168124006 Campaign:ssss_uk_02B Validity:during Choice:Matthew CONN:MIG01HU MSISDN:00777776169999 GUID:BF2D0D44-3F1A-4A97-82BF-DFEDF23C1473 Shortcode:63334</text:span></text:p>
      <text:p text:style-name="P1"><text:span text:style-name="T1">VOTE 1168124006 Campaign:ssss_uk_02B Validity:during Choice:Matthew CONN:MIG01HU MSISDN:00777778399999 GUID:DEDC2A7B-8ADA-4F66-A2C3-99E42F22B689 Shortcode:63334</text:span></text:p>
      <text:p text:style-name="P1"><text:span text:style-name="T1">VOTE 1168124006 Campaign:ssss_uk_02B Validity:during Choice:Leon CONN:MIG01HU MSISDN:00777773369999 GUID:B82452FF-3504-4AA1-938C-E9A6FCB7322C Shortcode:63334</text:span></text:p>
      <text:p text:style-name="P1"><text:span text:style-name="T1">VOTE 1168124007 Campaign:ssss_uk_02B Validity:during Choice:Leon CONN:MIG01HU MSISDN:00777776169999 GUID:BE249560-E20B-42D2-B3AA-51FB64D1EC1E Shortcode:63334</text:span></text:p>
      <text:p text:style-name="P1"><text:span text:style-name="T1">VOTE 1168124007 Campaign:ssss_uk_02B Validity:during Choice:Leon CONN:MIG01TU MSISDN:00777772229999 GUID:D0ED685D-C579-4238-866E-C7DC09CF3E2D Shortcode:63334</text:span></text:p>
      <text:p text:style-name="P1"><text:span text:style-name="T1">VOTE 1168124007 Campaign:ssss_uk_02B Validity:during Choice:Leon CONN:MIG00VU MSISDN:00777771529999 GUID:BF9E1DE1-1174-4ECA-AB03-A00C925CE058 Shortcode:63334</text:span></text:p>
      <text:p text:style-name="P1"><text:span text:style-name="T1">VOTE 1168124007 Campaign:ssss_uk_02B Validity:during Choice:Leon CONN:MIG01TU MSISDN:00777770949999 GUID:A9CA3C17-51CB-4B7F-95F5-D4C9C7324E35 Shortcode:63334</text:span></text:p>
      <text:p text:style-name="P1"><text:span text:style-name="T1">VOTE 1168124007 Campaign:ssss_uk_02B Validity:during Choice:Leon CONN:MIG01TU </text:span><text:soft-page-break/><text:span text:style-name="T1">MSISDN:00777770549999 GUID:D099BDEF-60A8-4437-9FC4-F7091606F4F2 Shortcode:63334</text:span></text:p>
      <text:p text:style-name="P1"><text:span text:style-name="T1">VOTE 1168124007 Campaign:ssss_uk_02B Validity:during Choice:Leon CONN:MIG01TU MSISDN:00777772939999 GUID:BD46F4EB-E30E-4412-B639-2C8A9FEB07C9 Shortcode:63334</text:span></text:p>
      <text:p text:style-name="P1"><text:span text:style-name="T1">VOTE 1168124007 Campaign:ssss_uk_02B Validity:during Choice:Matthew CONN:MIG01TU MSISDN:00777771519999 GUID:11CF949E-4431-4D0E-86B9-55BAFE940DF1 Shortcode:63334</text:span></text:p>
      <text:p text:style-name="P1"><text:span text:style-name="T1">VOTE 1168124007 Campaign:ssss_uk_02B Validity:during Choice:Leon CONN:MIG01HU MSISDN:00777778769999 GUID:1DF14C9E-8427-4946-BC28-13880D615341 Shortcode:63334</text:span></text:p>
      <text:p text:style-name="P1"><text:span text:style-name="T1">VOTE 1168124007 Campaign:ssss_uk_02B Validity:during Choice:Leon CONN:MIG00VU MSISDN:00777779379999 GUID:3CB108E8-C554-4AAB-877D-78D65966B88E Shortcode:63334</text:span></text:p>
      <text:p text:style-name="P1"><text:span text:style-name="T1">VOTE 1168124007 Campaign:ssss_uk_02B Validity:during Choice:Matthew CONN:MIG01HU MSISDN:00777779049999 GUID:54A779F6-875A-4F67-86DA-53CCBE9E652F Shortcode:63334</text:span></text:p>
      <text:p text:style-name="P1"><text:span text:style-name="T1">VOTE 1168124007 Campaign:ssss_uk_02B Validity:during Choice:Leon CONN:MIG01HU MSISDN:00777775089999 GUID:4266D06C-2BBC-4702-8310-73FB20EB4AA0 Shortcode:63334</text:span></text:p>
      <text:p text:style-name="P1"><text:span text:style-name="T1">VOTE 1168124007 Campaign:ssss_uk_02B Validity:during Choice:Leon CONN:MIG01TU MSISDN:00777779119999 GUID:E0D85535-FD1A-4906-B80C-DFB5BB1F60EF Shortcode:63334</text:span></text:p>
      <text:p text:style-name="P1"><text:span text:style-name="T1">VOTE 1168124007 Campaign:ssss_uk_02B Validity:during Choice:Leon CONN:MIG01TU MSISDN:00777770999999 GUID:6AE99781-11EC-43C9-925A-F63A3888AC85 Shortcode:63334</text:span></text:p>
      <text:p text:style-name="P1"><text:span text:style-name="T1">VOTE 1168124007 Campaign:ssss_uk_02B Validity:during Choice:Leon CONN:MIG01TU MSISDN:00777776109999 GUID:A97FAA91-2750-4642-A7CE-4B78AFA30DFD Shortcode:63334</text:span></text:p>
      <text:p text:style-name="P1"><text:span text:style-name="T1">VOTE 1168124007 Campaign:ssss_uk_02B Validity:during Choice:Leon CONN:MIG01TU MSISDN:00777779709999 GUID:2EAC9D55-062A-469F-8DC3-1F7ED6CAE93A Shortcode:63334</text:span></text:p>
      <text:p text:style-name="P1"><text:span text:style-name="T1">VOTE 1168124007 Campaign:ssss_uk_02B Validity:during Choice:Leon CONN:MIG01TU MSISDN:00777770689999 GUID:C2E2C3F5-FE0B-49C7-92ED-601550D8E06A Shortcode:63334</text:span></text:p>
      <text:p text:style-name="P1"><text:span text:style-name="T1">VOTE 1168124007 Campaign:ssss_uk_02B Validity:during Choice:Leon CONN:MIG01TU MSISDN:00777770439999 GUID:DD38DD50-3ACD-49B3-A0FD-12C70FA8D881 Shortcode:63334</text:span></text:p>
      <text:p text:style-name="P1"><text:span text:style-name="T1">VOTE 1168124007 Campaign:ssss_uk_02B Validity:during Choice:Leon CONN:MIG01TU MSISDN:00777772119999 GUID:BCBA8134-8658-43BC-95D6-A0469C96FED8 Shortcode:63334</text:span></text:p>
      <text:p text:style-name="P1"><text:span text:style-name="T1">VOTE 1168124007 Campaign:ssss_uk_02B Validity:during Choice:Leon CONN:MIG01HU MSISDN:00777777779999 GUID:21927FB2-6DCA-4F18-9100-421869236119 Shortcode:63334</text:span></text:p>
      <text:p text:style-name="P1"><text:span text:style-name="T1">VOTE 1168124007 Campaign:ssss_uk_02B Validity:during Choice:Leon CONN:MIG01XU MSISDN:00777771109999 GUID:2A1238C2-DAD5-4FCB-A59F-BCE1A17592E6 Shortcode:63334</text:span></text:p>
      <text:p text:style-name="P1"><text:span text:style-name="T1">VOTE 1168124007 Campaign:ssss_uk_02B Validity:during Choice:Leon CONN:MIG01HU MSISDN:00777777799999 GUID:18C32B13-7317-4815-9274-31D4F89ABD78 Shortcode:63334</text:span></text:p>
      <text:p text:style-name="P1"><text:span text:style-name="T1">VOTE 1168124007 Campaign:ssss_uk_02B Validity:during Choice:Leon CONN:MIG01XU MSISDN:00777775299999 GUID:2042918F-36BC-4039-9310-77F07B8B277B Shortcode:63334</text:span></text:p>
      <text:p text:style-name="P1"><text:span text:style-name="T1">VOTE 1168124007 Campaign:ssss_uk_02B Validity:during Choice:Leon CONN:MIG00VU MSISDN:00777776379999 GUID:9610828C-AFFD-4C7F-AECF-F413C7CCF550 Shortcode:63334</text:span></text:p>
      <text:p text:style-name="P1"><text:span text:style-name="T1">VOTE 1168124007 Campaign:ssss_uk_02B Validity:during Choice:Leon CONN:MIG01XU MSISDN:00777771469999 GUID:4DFE905E-3FD6-4311-B8EA-B4CCEAC74278 Shortcode:63334</text:span></text:p>
      <text:p text:style-name="P1"><text:span text:style-name="T1">VOTE 1168124007 Campaign:ssss_uk_02B Validity:during Choice:Leon CONN:MIG01HU MSISDN:00777776869999 GUID:CF24CFAA-5489-434B-8464-6B16450904E7 Shortcode:63334</text:span></text:p>
      <text:p text:style-name="P1"><text:span text:style-name="T1">VOTE 1168124007 Campaign:ssss_uk_02B Validity:during Choice:Matthew CONN:MIG01TU MSISDN:00777779469999 GUID:BF37480D-A69F-44A6-8B0D-2AE341F5D628 Shortcode:63334</text:span></text:p>
      <text:p text:style-name="P1"><text:span text:style-name="T1">VOTE 1168124007 Campaign:ssss_uk_02B Validity:during Choice:Matthew CONN:MIG01XU MSISDN:00777776529999 GUID:28A13E21-FD53-44F3-AE9D-8749BF2B2F6E Shortcode:63334</text:span></text:p>
      <text:p text:style-name="P1"><text:span text:style-name="T1">VOTE 1168124007 Campaign:ssss_uk_02B Validity:during Choice:Leon CONN:MIG01TU MSISDN:00777776759999 GUID:BFF67596-2575-4F48-8973-1F6A89A45C5F Shortcode:63334</text:span></text:p>
      <text:p text:style-name="P1"><text:span text:style-name="T1">VOTE 1168124007 Campaign:ssss_uk_02B Validity:during Choice:Matthew CONN:MIG01TU MSISDN:00777774929999 GUID:B208EBD9-D849-4772-B941-857D486FFFA3 Shortcode:63334</text:span></text:p>
      <text:p text:style-name="P1"><text:span text:style-name="T1">VOTE 1168124007 Campaign:ssss_uk_02B Validity:during Choice:Leon CONN:MIG01TU MSISDN:00777770309999 GUID:C1EBF136-4484-4765-B7DE-FC5F27084C13 Shortcode:63334</text:span></text:p>
      <text:p text:style-name="P1"><text:span text:style-name="T1">VOTE 1168124007 Campaign:ssss_uk_02B Validity:during Choice:Matthew CONN:MIG01XU MSISDN:00777771619999 GUID:CF741822-2350-4D3F-B9C9-68F7A749962F Shortcode:63334</text:span></text:p>
      <text:p text:style-name="P1"><text:span text:style-name="T1">VOTE 1168124007 Campaign:ssss_uk_02B Validity:during Choice:Leon CONN:MIG01XU MSISDN:00777776849999 GUID:CC669E34-38EC-4C3D-B954-2204A92DABDC Shortcode:63334</text:span></text:p>
      <text:p text:style-name="P1"><text:span text:style-name="T1">VOTE 1168124007 Campaign:ssss_uk_02B Validity:during Choice:Leon CONN:MIG01XU MSISDN:00777776249999 GUID:37CD8AE1-E075-4EF3-A0F3-589610CBA8C1 Shortcode:63334</text:span></text:p>
      <text:p text:style-name="P1"><text:span text:style-name="T1">VOTE 1168124007 Campaign:ssss_uk_02B Validity:during Choice:Leon CONN:MIG01TU MSISDN:00777779179999 GUID:EEB8F43D-AC7F-41E4-8EAE-D66E378FAD84 Shortcode:63334</text:span></text:p>
      <text:p text:style-name="P1"><text:span text:style-name="T1">VOTE 1168124007 Campaign:ssss_uk_02B Validity:during Choice:Leon CONN:MIG01TU MSISDN:00777771889999 GUID:35BFE4BF-5AE7-4A3B-A1C6-8C8CCF429BA4 Shortcode:63334</text:span></text:p>
      <text:p text:style-name="P1"><text:span text:style-name="T1">VOTE 1168124007 Campaign:ssss_uk_02B Validity:during Choice:Leon CONN:MIG01TU </text:span><text:soft-page-break/><text:span text:style-name="T1">MSISDN:00777777169999 GUID:2B88B3E1-C64C-4FA2-9D17-71393AE6DFB1 Shortcode:63334</text:span></text:p>
      <text:p text:style-name="P1"><text:span text:style-name="T1">VOTE 1168124007 Campaign:ssss_uk_02B Validity:during Choice:Leon CONN:MIG01XU MSISDN:00777776169999 GUID:B463BED1-2426-4422-859A-65D9EF5F2F23 Shortcode:63334</text:span></text:p>
      <text:p text:style-name="P1"><text:span text:style-name="T1">VOTE 1168124007 Campaign:ssss_uk_02B Validity:during Choice:Matthew CONN:MIG01TU MSISDN:00777772799999 GUID:028F2A2C-7018-4DA6-AD7B-8796B533E990 Shortcode:63334</text:span></text:p>
      <text:p text:style-name="P1"><text:span text:style-name="T1">VOTE 1168124007 Campaign:ssss_uk_02B Validity:during Choice:Leon CONN:MIG01TU MSISDN:00777771809999 GUID:10A0571E-6B89-4282-AE42-1C7067D3B300 Shortcode:63334</text:span></text:p>
      <text:p text:style-name="P1"><text:span text:style-name="T1">VOTE 1168124007 Campaign:ssss_uk_02B Validity:during Choice:Leon CONN:MIG00VU MSISDN:00777779079999 GUID:B0E7B03A-08BA-4176-9237-AFCD38B147F0 Shortcode:63334</text:span></text:p>
      <text:p text:style-name="P1"><text:span text:style-name="T1">VOTE 1168124007 Campaign:ssss_uk_02B Validity:during Choice:Leon CONN:MIG01HU MSISDN:00777777699999 GUID:299F0338-448D-4CB5-A7B0-552795A761AD Shortcode:63334</text:span></text:p>
      <text:p text:style-name="P1"><text:span text:style-name="T1">VOTE 1168124007 Campaign:ssss_uk_02B Validity:during Choice:Leon CONN:MIG01TU MSISDN:00777773809999 GUID:E487B4D5-E769-423A-8D00-2F0C065C2610 Shortcode:63334</text:span></text:p>
      <text:p text:style-name="P1"><text:span text:style-name="T1">VOTE 1168124007 Campaign:ssss_uk_02B Validity:during Choice:Leon CONN:MIG01TU MSISDN:00777775539999 GUID:47A53770-49DE-43E6-918E-D62B0F5A5559 Shortcode:63334</text:span></text:p>
      <text:p text:style-name="P1"><text:span text:style-name="T1">VOTE 1168124007 Campaign:ssss_uk_02B Validity:during Choice:Leon CONN:MIG01XU MSISDN:00777774999999 GUID:5EFB3D5A-D68E-409F-B39C-C2742DE60E69 Shortcode:63334</text:span></text:p>
      <text:p text:style-name="P1"><text:span text:style-name="T1">VOTE 1168124007 Campaign:ssss_uk_02B Validity:during Choice:Leon CONN:MIG01TU MSISDN:00777770379999 GUID:648320EB-8193-4643-8C71-FCD06CDDCE91 Shortcode:63334</text:span></text:p>
      <text:p text:style-name="P1"><text:span text:style-name="T1">VOTE 1168124007 Campaign:ssss_uk_02B Validity:during Choice:Matthew CONN:MIG01XU MSISDN:00777773509999 GUID:3C2C431F-0BD8-455F-BA36-CCD3F9BC04DD Shortcode:63334</text:span></text:p>
      <text:p text:style-name="P1"><text:span text:style-name="T1">VOTE 1168124007 Campaign:ssss_uk_02B Validity:during Choice:Leon CONN:MIG01XU MSISDN:00777779339999 GUID:02E9905C-9849-4E5D-B0A6-A3FDFA29C7DB Shortcode:63334</text:span></text:p>
      <text:p text:style-name="P1"><text:span text:style-name="T1">VOTE 1168124007 Campaign:ssss_uk_02B Validity:during Choice:Matthew CONN:MIG01TU MSISDN:00777774539999 GUID:7029896B-7FD1-4714-9F46-99547C228792 Shortcode:63334</text:span></text:p>
      <text:p text:style-name="P1"><text:span text:style-name="T1">VOTE 1168124007 Campaign:ssss_uk_02B Validity:during Choice:Leon CONN:MIG01TU MSISDN:00777770859999 GUID:F2CD7A86-BB6B-4344-AA06-5CDBD2D16B1A Shortcode:63334</text:span></text:p>
      <text:p text:style-name="P1"><text:span text:style-name="T1">VOTE 1168124007 Campaign:ssss_uk_02B Validity:during Choice:Leon CONN:MIG01TU MSISDN:00777779379999 GUID:668DB412-69A1-46A4-9596-8273C880980A Shortcode:63334</text:span></text:p>
      <text:p text:style-name="P1"><text:span text:style-name="T1">VOTE 1168124007 Campaign:ssss_uk_02B Validity:during Choice:Leon CONN:MIG00VU MSISDN:00777777199999 GUID:BEB4C0BE-9582-41E3-8D8B-7EB2B5EA7D36 Shortcode:63334</text:span></text:p>
      <text:p text:style-name="P1"><text:span text:style-name="T1">VOTE 1168124007 Campaign:ssss_uk_02B Validity:during Choice:Leon CONN:MIG01TU MSISDN:00777774629999 GUID:37A13E2F-52BB-4719-A9ED-319D23C93BCB Shortcode:63334</text:span></text:p>
      <text:p text:style-name="P1"><text:span text:style-name="T1">VOTE 1168124007 Campaign:ssss_uk_02B Validity:during Choice:Leon CONN:MIG01TU MSISDN:00777771449999 GUID:12B2F3E4-9C62-43F3-8927-B1516BA14CBB Shortcode:63334</text:span></text:p>
      <text:p text:style-name="P1"><text:span text:style-name="T1">VOTE 1168124007 Campaign:ssss_uk_02B Validity:during Choice:Leon CONN:MIG01TU MSISDN:00777777089999 GUID:DD27547A-891D-42C5-8EAC-8A80B740232C Shortcode:63334</text:span></text:p>
      <text:p text:style-name="P1"><text:span text:style-name="T1">VOTE 1168124008 Campaign:ssss_uk_02B Validity:during Choice:Leon CONN:MIG01XU MSISDN:00777771529999 GUID:93C72EE8-6F95-41E8-811A-E7E0CEEC5EBD Shortcode:63334</text:span></text:p>
      <text:p text:style-name="P1"><text:span text:style-name="T1">VOTE 1168124008 Campaign:ssss_uk_02B Validity:during Choice:Leon CONN:MIG01XU MSISDN:00777778259999 GUID:B2F5CF8C-DF91-4592-9FCE-DBB5CCCF97AD Shortcode:63334</text:span></text:p>
      <text:p text:style-name="P1"><text:span text:style-name="T1">VOTE 1168124008 Campaign:ssss_uk_02B Validity:during Choice:Leon CONN:MIG00VU MSISDN:00777770169999 GUID:BBA10AC5-3135-45E0-949A-3BBEA2D80C02 Shortcode:63334</text:span></text:p>
      <text:p text:style-name="P1"><text:span text:style-name="T1">VOTE 1168124008 Campaign:ssss_uk_02B Validity:during Choice:Leon CONN:MIG01XU MSISDN:00777776119999 GUID:09F646FE-DE49-4D4B-9DA9-2381B319EAB0 Shortcode:63334</text:span></text:p>
      <text:p text:style-name="P1"><text:span text:style-name="T1">VOTE 1168124008 Campaign:ssss_uk_02B Validity:during Choice:Leon CONN:MIG01XU MSISDN:00777773799999 GUID:35542473-2591-4FF9-A19D-F556E9674E87 Shortcode:63334</text:span></text:p>
      <text:p text:style-name="P1"><text:span text:style-name="T1">VOTE 1168124008 Campaign:ssss_uk_02B Validity:during Choice:Leon CONN:MIG01XU MSISDN:00777771589999 GUID:AE55E4EE-5092-4F8A-BD58-99C84F65DADE Shortcode:63334</text:span></text:p>
      <text:p text:style-name="P1"><text:span text:style-name="T1">VOTE 1168124008 Campaign:ssss_uk_02B Validity:during Choice:Leon CONN:MIG01XU MSISDN:00777770669999 GUID:2F12AF7A-480A-4F00-98E4-0FCB466AA4DF Shortcode:63334</text:span></text:p>
      <text:p text:style-name="P1"><text:span text:style-name="T1">VOTE 1168124008 Campaign:ssss_uk_02B Validity:during Choice:Matthew CONN:MIG01TU MSISDN:00777777639999 GUID:F88A0842-88D5-498C-A218-1833242DBA26 Shortcode:63334</text:span></text:p>
      <text:p text:style-name="P1"><text:span text:style-name="T1">VOTE 1168124008 Campaign:ssss_uk_02B Validity:during Choice:Leon CONN:MIG01TU MSISDN:00777779299999 GUID:2CA8CF1D-FF8A-421F-8365-DEB8BEB18F8B Shortcode:63334</text:span></text:p>
      <text:p text:style-name="P1"><text:span text:style-name="T1">VOTE 1168124008 Campaign:ssss_uk_02B Validity:during Choice:Leon CONN:MIG00VU MSISDN:00777779529999 GUID:6947DFBF-5E52-4E97-98E1-2B4816413AEA Shortcode:63334</text:span></text:p>
      <text:p text:style-name="P1"><text:span text:style-name="T1">VOTE 1168124008 Campaign:ssss_uk_02B Validity:during Choice:Leon CONN:MIG01TU MSISDN:00777779329999 GUID:3ECAE5CC-F9B4-45F2-8E2D-914762FCCC27 Shortcode:63334</text:span></text:p>
      <text:p text:style-name="P1"><text:span text:style-name="T1">VOTE 1168124008 Campaign:ssss_uk_02B Validity:during Choice:Leon CONN:MIG00VU MSISDN:00777777479999 GUID:FD1F86AA-D27E-4738-8963-CF4238E2FF5C Shortcode:63334</text:span></text:p>
      <text:p text:style-name="P1"><text:span text:style-name="T1">VOTE 1168124008 Campaign:ssss_uk_02B Validity:during Choice:Matthew CONN:MIG01TU </text:span><text:soft-page-break/><text:span text:style-name="T1">MSISDN:00777770329999 GUID:5BB5AE37-08F2-4B94-B5CD-421CDED5013D Shortcode:63334</text:span></text:p>
      <text:p text:style-name="P1"><text:span text:style-name="T1">VOTE 1168124008 Campaign:ssss_uk_02B Validity:during Choice:Matthew CONN:MIG01HU MSISDN:00777773829999 GUID:C6AF386B-7A8D-4B49-9CBD-7962C753E5E4 Shortcode:63334</text:span></text:p>
      <text:p text:style-name="P1"><text:span text:style-name="T1">VOTE 1168124008 Campaign:ssss_uk_02B Validity:during Choice:Leon CONN:MIG01XU MSISDN:00777774999999 GUID:F8059925-0163-4C4E-80EA-C6523C7A46FB Shortcode:63334</text:span></text:p>
      <text:p text:style-name="P1"><text:span text:style-name="T1">VOTE 1168124008 Campaign:ssss_uk_02B Validity:during Choice:Leon CONN:MIG01HU MSISDN:00777777559999 GUID:4F2BC0B8-6102-4FA7-B8FF-C56F7D49CFE0 Shortcode:63334</text:span></text:p>
      <text:p text:style-name="P1"><text:span text:style-name="T1">VOTE 1168124008 Campaign:ssss_uk_02B Validity:during Choice:Matthew CONN:MIG01XU MSISDN:00777774609999 GUID:D6A57EA8-FDB1-46BB-AED2-9B45D5A8C597 Shortcode:63334</text:span></text:p>
      <text:p text:style-name="P1"><text:span text:style-name="T1">VOTE 1168124008 Campaign:ssss_uk_02B Validity:during Choice:Matthew CONN:MIG01HU MSISDN:00777776289999 GUID:B2A0B0FB-8AE4-4ED9-94B4-911908F599F9 Shortcode:63334</text:span></text:p>
      <text:p text:style-name="P1"><text:span text:style-name="T1">VOTE 1168124008 Campaign:ssss_uk_02B Validity:during Choice:Matthew CONN:MIG01HU MSISDN:00777777619999 GUID:79015B08-8625-4A5F-8A71-AAD351809BE1 Shortcode:63334</text:span></text:p>
      <text:p text:style-name="P1"><text:span text:style-name="T1">VOTE 1168124008 Campaign:ssss_uk_02B Validity:during Choice:Leon CONN:MIG01XU MSISDN:00777773309999 GUID:0608F665-0AF3-4054-9428-4B3876BDA7B6 Shortcode:63334</text:span></text:p>
      <text:p text:style-name="P1"><text:span text:style-name="T1">VOTE 1168124008 Campaign:ssss_uk_02B Validity:during Choice:Leon CONN:MIG01XU MSISDN:00777774989999 GUID:EE8D48D8-84F0-4C87-9B2C-1DFF1EB5724F Shortcode:63334</text:span></text:p>
      <text:p text:style-name="P1"><text:span text:style-name="T1">VOTE 1168124008 Campaign:ssss_uk_02B Validity:during Choice:Leon CONN:MIG01XU MSISDN:00777778719999 GUID:67C3FCA7-74D4-4A7C-AFF8-B10EDD55BA6C Shortcode:63334</text:span></text:p>
      <text:p text:style-name="P1"><text:span text:style-name="T1">VOTE 1168124008 Campaign:ssss_uk_02B Validity:during Choice:Leon CONN:MIG01XU MSISDN:00777773369999 GUID:1F169AED-93FC-4E50-B33C-D4197B031843 Shortcode:63334</text:span></text:p>
      <text:p text:style-name="P1"><text:span text:style-name="T1">VOTE 1168124008 Campaign:ssss_uk_02B Validity:during Choice:Leon CONN:MIG01XU MSISDN:00777778549999 GUID:B3039E35-356A-4262-9B48-83940DDEF8CC Shortcode:63334</text:span></text:p>
      <text:p text:style-name="P1"><text:span text:style-name="T1">VOTE 1168124009 Campaign:ssss_uk_02B Validity:during Choice:Leon CONN:MIG01XU MSISDN:00777774729999 GUID:E62F309D-03A1-4649-B6C6-8E71077DCB07 Shortcode:63334</text:span></text:p>
      <text:p text:style-name="P1"><text:span text:style-name="T1">VOTE 1168124009 Campaign:ssss_uk_02B Validity:during Choice:Leon CONN:MIG01XU MSISDN:00777776359999 GUID:1CE8DB67-84FD-43C2-9DF0-2AF743B7C7BC Shortcode:63334</text:span></text:p>
      <text:p text:style-name="P1"><text:span text:style-name="T1">VOTE 1168124009 Campaign:ssss_uk_02B Validity:during Choice:Leon CONN:MIG01TU MSISDN:00777776629999 GUID:DE8B2345-D283-4E37-B9B2-EAB5C5E7A40E Shortcode:63334</text:span></text:p>
      <text:p text:style-name="P1"><text:span text:style-name="T1">VOTE 1168124009 Campaign:ssss_uk_02B Validity:during Choice:Leon CONN:MIG01HU MSISDN:00777777399999 GUID:08BFE6D2-EC1A-4CAD-B559-9F56C6FD0CB7 Shortcode:63334</text:span></text:p>
      <text:p text:style-name="P1"><text:span text:style-name="T1">VOTE 1168124009 Campaign:ssss_uk_02B Validity:during Choice:Leon CONN:MIG01HU MSISDN:00777779889999 GUID:8E60A058-B95D-4567-B6F4-6373D24454C4 Shortcode:63334</text:span></text:p>
      <text:p text:style-name="P1"><text:span text:style-name="T1">VOTE 1168124009 Campaign:ssss_uk_02B Validity:during Choice:Leon CONN:MIG01XU MSISDN:00777774669999 GUID:720FDAA1-3E89-4BD0-B3AD-57351C73D9B1 Shortcode:63334</text:span></text:p>
      <text:p text:style-name="P1"><text:span text:style-name="T1">VOTE 1168124009 Campaign:ssss_uk_02B Validity:during Choice:Leon CONN:MIG00VU MSISDN:00777779549999 GUID:5FB433D7-4B4E-4A25-9C5A-8A5158C0F1B0 Shortcode:63334</text:span></text:p>
      <text:p text:style-name="P1"><text:span text:style-name="T1">VOTE 1168124009 Campaign:ssss_uk_02B Validity:during Choice:Matthew CONN:MIG00VU MSISDN:00777777129999 GUID:E09DCD07-1D2E-4303-A7C3-30A3E3D702AC Shortcode:63334</text:span></text:p>
      <text:p text:style-name="P1"><text:span text:style-name="T1">VOTE 1168124009 Campaign:ssss_uk_02B Validity:during Choice:Leon CONN:MIG01TU MSISDN:00777770559999 GUID:D942132D-B8AC-47CF-981E-D2DDC1F5FEAF Shortcode:63334</text:span></text:p>
      <text:p text:style-name="P1"><text:span text:style-name="T1">VOTE 1168124009 Campaign:ssss_uk_02B Validity:during Choice:Leon CONN:MIG01TU MSISDN:00777772489999 GUID:A71C9785-3A9D-46F0-B1F1-44BC2B2CE6C2 Shortcode:63334</text:span></text:p>
      <text:p text:style-name="P1"><text:span text:style-name="T1">VOTE 1168124009 Campaign:ssss_uk_02B Validity:during Choice:Leon CONN:MIG00VU MSISDN:00777776039999 GUID:968D8489-5F29-4654-8E43-2BBA8DAA8AED Shortcode:63334</text:span></text:p>
      <text:p text:style-name="P1"><text:span text:style-name="T1">VOTE 1168124009 Campaign:ssss_uk_02B Validity:during Choice:Leon CONN:MIG01XU MSISDN:00777774419999 GUID:CBC148B0-43E5-4CDA-9B16-4A454AE26B08 Shortcode:63334</text:span></text:p>
      <text:p text:style-name="P1"><text:span text:style-name="T1">VOTE 1168124009 Campaign:ssss_uk_02B Validity:during Choice:Matthew CONN:MIG00VU MSISDN:00777776529999 GUID:8D64CFA3-EDFA-404A-9E74-38B210D34419 Shortcode:63334</text:span></text:p>
      <text:p text:style-name="P1"><text:span text:style-name="T1">VOTE 1168124009 Campaign:ssss_uk_02B Validity:during Choice:Leon CONN:MIG01XU MSISDN:00777779469999 GUID:B137DEBE-D3CC-4A15-9979-EF92185BFD79 Shortcode:63334</text:span></text:p>
      <text:p text:style-name="P1"><text:span text:style-name="T1">VOTE 1168124009 Campaign:ssss_uk_02B Validity:during Choice:Leon CONN:MIG01XU MSISDN:00777774689999 GUID:694F1AAE-65A5-4438-AB25-683C1E83D0B1 Shortcode:63334</text:span></text:p>
      <text:p text:style-name="P1"><text:span text:style-name="T1">VOTE 1168124009 Campaign:ssss_uk_02B Validity:during Choice:Matthew CONN:MIG01XU MSISDN:00777771189999 GUID:B8C820C7-4DA5-4722-B62A-AA6FCBFC6299 Shortcode:63334</text:span></text:p>
      <text:p text:style-name="P1"><text:span text:style-name="T1">VOTE 1168124009 Campaign:ssss_uk_02B Validity:during Choice:Leon CONN:MIG01XU MSISDN:00777775209999 GUID:6BDFC41B-BE72-4B92-97AC-A03E9B2914E4 Shortcode:63334</text:span></text:p>
      <text:p text:style-name="P1"><text:span text:style-name="T1">VOTE 1168124009 Campaign:ssss_uk_02B Validity:during Choice:Leon CONN:MIG01XU MSISDN:00777771929999 GUID:6C6D45E5-F659-4738-AF99-25E34EA64A1D Shortcode:63334</text:span></text:p>
      <text:p text:style-name="P1"><text:span text:style-name="T1">VOTE 1168124009 Campaign:ssss_uk_02B Validity:during Choice:Matthew CONN:MIG01XU MSISDN:00777771009999 GUID:0018C0AD-4470-4031-8153-F077F0D178E0 Shortcode:63334</text:span></text:p>
      <text:p text:style-name="P1"><text:span text:style-name="T1">VOTE 1168124009 Campaign:ssss_uk_02B Validity:during Choice:Leon CONN:MIG01XU </text:span><text:soft-page-break/><text:span text:style-name="T1">MSISDN:00777773679999 GUID:11F57C61-7440-43E7-A690-A145CE755A76 Shortcode:63334</text:span></text:p>
      <text:p text:style-name="P1"><text:span text:style-name="T1">VOTE 1168124009 Campaign:ssss_uk_02B Validity:during Choice:Leon CONN:MIG01XU MSISDN:00777774459999 GUID:DCEBE095-0F59-4FE9-A331-A0EA5451F68C Shortcode:63334</text:span></text:p>
      <text:p text:style-name="P1"><text:span text:style-name="T1">VOTE 1168124010 Campaign:ssss_uk_02B Validity:during Choice:Leon CONN:MIG01XU MSISDN:00777776009999 GUID:A477A9FC-39EF-4CF8-A128-5957EC4462CD Shortcode:63334</text:span></text:p>
      <text:p text:style-name="P1"><text:span text:style-name="T1">VOTE 1168124010 Campaign:ssss_uk_02B Validity:during Choice:Leon CONN:MIG00VU MSISDN:00777771539999 GUID:3090AF89-9E07-4AD9-83D8-0C1512166D98 Shortcode:63334</text:span></text:p>
      <text:p text:style-name="P1"><text:span text:style-name="T1">VOTE 1168124010 Campaign:ssss_uk_02B Validity:during Choice:Matthew CONN:MIG01XU MSISDN:00777779319999 GUID:B7BC7B96-403B-4378-B9A2-1A8122AAA4DF Shortcode:63334</text:span></text:p>
      <text:p text:style-name="P1"><text:span text:style-name="T1">VOTE 1168124010 Campaign:ssss_uk_02B Validity:during Choice:Leon CONN:MIG00VU MSISDN:00777779859999 GUID:C963CB48-4A8C-4414-951E-0CE66967AFFF Shortcode:63334</text:span></text:p>
      <text:p text:style-name="P1"><text:span text:style-name="T1">VOTE 1168124010 Campaign:ssss_uk_02B Validity:during Choice:Matthew CONN:MIG01TU MSISDN:00777772849999 GUID:CF92D186-1A89-4A00-BC87-234C551CA0A1 Shortcode:63334</text:span></text:p>
      <text:p text:style-name="P1"><text:span text:style-name="T1">VOTE 1168124010 Campaign:ssss_uk_02B Validity:during Choice:Leon CONN:MIG01TU MSISDN:00777775499999 GUID:ED989AB4-D1CC-4634-BFC7-A4223038727A Shortcode:63334</text:span></text:p>
      <text:p text:style-name="P1"><text:span text:style-name="T1">VOTE 1168124010 Campaign:ssss_uk_02B Validity:during Choice:Leon CONN:MIG01TU MSISDN:00777771989999 GUID:98C8477A-3DCB-41A2-9B3B-FF784288BD51 Shortcode:63334</text:span></text:p>
      <text:p text:style-name="P1"><text:span text:style-name="T1">VOTE 1168124010 Campaign:ssss_uk_02B Validity:during Choice:Leon CONN:MIG01TU MSISDN:00777774049999 GUID:00918AFA-0D18-4376-8226-D90E896FF775 Shortcode:63334</text:span></text:p>
      <text:p text:style-name="P1"><text:span text:style-name="T1">VOTE 1168124010 Campaign:ssss_uk_02B Validity:during Choice:Leon CONN:MIG01TU MSISDN:00777776389999 GUID:EED5FC09-1782-42B0-AC38-983E6286DC18 Shortcode:63334</text:span></text:p>
      <text:p text:style-name="P1"><text:span text:style-name="T1">VOTE 1168124010 Campaign:ssss_uk_02B Validity:during Choice:Leon CONN:MIG01XU MSISDN:00777778629999 GUID:ABF50F65-EA40-422B-A7FB-53965F5D608B Shortcode:63334</text:span></text:p>
      <text:p text:style-name="P1"><text:span text:style-name="T1">VOTE 1168124010 Campaign:ssss_uk_02B Validity:during Choice:Matthew CONN:MIG00VU MSISDN:00777779759999 GUID:4B66509F-923D-41DB-91CC-E97EF3C1689C Shortcode:63334</text:span></text:p>
      <text:p text:style-name="P1"><text:span text:style-name="T1">VOTE 1168124010 Campaign:ssss_uk_02B Validity:during Choice:Matthew CONN:MIG01HU MSISDN:00777771679999 GUID:77419696-9CA0-449B-BB75-935D40CB7CE1 Shortcode:63334</text:span></text:p>
      <text:p text:style-name="P1"><text:span text:style-name="T1">VOTE 1168124010 Campaign:ssss_uk_02B Validity:during Choice:Leon CONN:MIG01HU MSISDN:00777773939999 GUID:E334CE27-2BB0-4E9C-9494-3DA07B3C33E9 Shortcode:63334</text:span></text:p>
      <text:p text:style-name="P1"><text:span text:style-name="T1">VOTE 1168124010 Campaign:ssss_uk_02B Validity:during Choice:Leon CONN:MIG01TU MSISDN:00777778219999 GUID:23679E45-A951-43C4-9CE7-9F5DD4E103AA Shortcode:63334</text:span></text:p>
      <text:p text:style-name="P1"><text:span text:style-name="T1">VOTE 1168124010 Campaign:ssss_uk_02B Validity:during Choice:Leon CONN:MIG01TU MSISDN:00777772679999 GUID:A572A738-FF98-43DF-99A1-551CDF4FD6FE Shortcode:63334</text:span></text:p>
      <text:p text:style-name="P1"><text:span text:style-name="T1">VOTE 1168124010 Campaign:ssss_uk_02B Validity:during Choice:Leon CONN:MIG01XU MSISDN:00777774659999 GUID:5D3245EC-D330-4858-8774-D6F95C1BCEF9 Shortcode:63334</text:span></text:p>
      <text:p text:style-name="P1"><text:span text:style-name="T1">VOTE 1168124010 Campaign:ssss_uk_02B Validity:during Choice:Leon CONN:MIG01XU MSISDN:00777776079999 GUID:EF5073BA-3661-4B3E-8CDF-9117CFB14695 Shortcode:63334</text:span></text:p>
      <text:p text:style-name="P1"><text:span text:style-name="T1">VOTE 1168124010 Campaign:ssss_uk_02B Validity:during Choice:Matthew CONN:MIG01TU MSISDN:00777772979999 GUID:B02FE0E7-9358-43F5-B21A-52F7B7FD764E Shortcode:63334</text:span></text:p>
      <text:p text:style-name="P1"><text:span text:style-name="T1">VOTE 1168124010 Campaign:ssss_uk_02B Validity:during Choice:Leon CONN:MIG01HU MSISDN:00777777129999 GUID:B4A3A1E4-CFA1-4C3A-B973-DB0435CE17CD Shortcode:63334</text:span></text:p>
      <text:p text:style-name="P1"><text:span text:style-name="T1">VOTE 1168124010 Campaign:ssss_uk_02B Validity:during Choice:Leon CONN:MIG01TU MSISDN:00777774979999 GUID:487FF205-3AFD-48E9-94C7-A18E96CA369C Shortcode:63334</text:span></text:p>
      <text:p text:style-name="P1"><text:span text:style-name="T1">VOTE 1168124010 Campaign:ssss_uk_02B Validity:during Choice:Leon CONN:MIG01XU MSISDN:00777774069999 GUID:4595E839-3CDC-4A36-9E44-97A155AE73B4 Shortcode:63334</text:span></text:p>
      <text:p text:style-name="P1"><text:span text:style-name="T1">VOTE 1168124010 Campaign:ssss_uk_02B Validity:during Choice:Leon CONN:MIG01XU MSISDN:00777776279999 GUID:F9DA342E-1F73-42A2-BB33-4E46AE4FA2E4 Shortcode:63334</text:span></text:p>
      <text:p text:style-name="P1"><text:span text:style-name="T1">VOTE 1168124010 Campaign:ssss_uk_02B Validity:during Choice:Leon CONN:MIG01TU MSISDN:00777773549999 GUID:96C48387-D55C-4AF9-9992-00FADC017107 Shortcode:63334</text:span></text:p>
      <text:p text:style-name="P1"><text:span text:style-name="T1">VOTE 1168124010 Campaign:ssss_uk_02B Validity:during Choice:Leon CONN:MIG01XU MSISDN:00777774619999 GUID:0D936C06-A18B-445C-9F78-72F271DA909E Shortcode:63334</text:span></text:p>
      <text:p text:style-name="P1"><text:span text:style-name="T1">VOTE 1168124010 Campaign:ssss_uk_02B Validity:during Choice:Leon CONN:MIG01TU MSISDN:00777771079999 GUID:BC03A720-CACC-45CF-B7EE-7579305F150D Shortcode:63334</text:span></text:p>
      <text:p text:style-name="P1"><text:span text:style-name="T1">VOTE 1168124010 Campaign:ssss_uk_02B Validity:during Choice:Matthew CONN:MIG01TU MSISDN:00777778029999 GUID:E1273D66-09F1-4E54-AD08-DF673C4795C6 Shortcode:63334</text:span></text:p>
      <text:p text:style-name="P1"><text:span text:style-name="T1">VOTE 1168124010 Campaign:ssss_uk_02B Validity:during Choice:Leon CONN:MIG00VU MSISDN:00777770739999 GUID:C69163C9-C9DE-4A0C-A397-30FBD4375A0D Shortcode:63334</text:span></text:p>
      <text:p text:style-name="P1"><text:span text:style-name="T1">VOTE 1168124010 Campaign:ssss_uk_02B Validity:during Choice:Leon CONN:MIG01TU MSISDN:00777778019999 GUID:E4B36C30-3A0E-415B-81BC-AF8C8B41176A Shortcode:63334</text:span></text:p>
      <text:p text:style-name="P1"><text:span text:style-name="T1">VOTE 1168124010 Campaign:ssss_uk_02B Validity:during Choice:Leon CONN:MIG01TU MSISDN:00777773449999 GUID:742898C0-A064-4C33-8F49-EA947CF60AB4 Shortcode:63334</text:span></text:p>
      <text:p text:style-name="P1"><text:span text:style-name="T1">VOTE 1168124010 Campaign:ssss_uk_02B Validity:during Choice:Leon CONN:MIG01TU </text:span><text:soft-page-break/><text:span text:style-name="T1">MSISDN:00777774349999 GUID:ABCB04A2-7DA4-4F2A-B5D0-2C1A490BE520 Shortcode:63334</text:span></text:p>
      <text:p text:style-name="P1"><text:span text:style-name="T1">VOTE 1168124010 Campaign:ssss_uk_02B Validity:during Choice:Leon CONN:MIG00VU MSISDN:00777770889999 GUID:4FFE4F30-EC24-4FF7-9297-C759B3796C1C Shortcode:63334</text:span></text:p>
      <text:p text:style-name="P1"><text:span text:style-name="T1">VOTE 1168124010 Campaign:ssss_uk_02B Validity:during Choice:Leon CONN:MIG01TU MSISDN:00777770159999 GUID:97C6D57D-A1C4-4DC8-BB19-3BBC00D97869 Shortcode:63334</text:span></text:p>
      <text:p text:style-name="P1"><text:span text:style-name="T1">VOTE 1168124010 Campaign:ssss_uk_02B Validity:during Choice:Leon CONN:MIG01TU MSISDN:00777777999999 GUID:323E5CF8-E42E-4FAA-B9F6-8F6C3C5450E6 Shortcode:63334</text:span></text:p>
      <text:p text:style-name="P1"><text:span text:style-name="T1">VOTE 1168124010 Campaign:ssss_uk_02B Validity:during Choice:Leon CONN:MIG01TU MSISDN:00777772189999 GUID:7F460FC8-7CDF-4EE4-B0F0-6E98B0102D0B Shortcode:63334</text:span></text:p>
      <text:p text:style-name="P1"><text:span text:style-name="T1">VOTE 1168124011 Campaign:ssss_uk_02B Validity:during Choice:Leon CONN:MIG01HU MSISDN:00777772219999 GUID:3B5E2648-1249-4C3B-A313-80B3FA7CF909 Shortcode:63334</text:span></text:p>
      <text:p text:style-name="P1"><text:span text:style-name="T1">VOTE 1168124011 Campaign:ssss_uk_02B Validity:during Choice:Matthew CONN:MIG01HU MSISDN:00777779049999 GUID:CCB2972D-8081-4181-9863-8A24AF68994A Shortcode:63334</text:span></text:p>
      <text:p text:style-name="P1"><text:span text:style-name="T1">VOTE 1168124011 Campaign:ssss_uk_02B Validity:during Choice:Leon CONN:MIG01TU MSISDN:00777778479999 GUID:99B8D10C-EA0D-413B-B227-234AF3F9226C Shortcode:63334</text:span></text:p>
      <text:p text:style-name="P1"><text:span text:style-name="T1">VOTE 1168124011 Campaign:ssss_uk_02B Validity:during Choice:Leon CONN:MIG01TU MSISDN:00777777339999 GUID:CF3FF6DD-FB63-496E-BF67-D81D6F98CBB6 Shortcode:63334</text:span></text:p>
      <text:p text:style-name="P1"><text:span text:style-name="T1">VOTE 1168124011 Campaign:ssss_uk_02B Validity:during Choice:Leon CONN:MIG01TU MSISDN:00777771329999 GUID:B7B9B556-FBC4-4503-87B6-71CF8AD91A63 Shortcode:63334</text:span></text:p>
      <text:p text:style-name="P1"><text:span text:style-name="T1">VOTE 1168124011 Campaign:ssss_uk_02B Validity:during Choice:Leon CONN:MIG01TU MSISDN:00777777999999 GUID:03F4572B-7387-4A84-8E06-B1CCA87CCAC2 Shortcode:63334</text:span></text:p>
      <text:p text:style-name="P1"><text:span text:style-name="T1">VOTE 1168124011 Campaign:ssss_uk_02B Validity:during Choice:Leon CONN:MIG01TU MSISDN:00777776049999 GUID:9FEF346C-84CB-4181-A786-6AF7C833A821 Shortcode:63334</text:span></text:p>
      <text:p text:style-name="P1"><text:span text:style-name="T1">VOTE 1168124011 Campaign:ssss_uk_02B Validity:during Choice:Leon CONN:MIG01XU MSISDN:00777774699999 GUID:BB7A6267-7015-4334-A81F-1FB16EAC9C55 Shortcode:63334</text:span></text:p>
      <text:p text:style-name="P1"><text:span text:style-name="T1">VOTE 1168124011 Campaign:ssss_uk_02B Validity:during Choice:Matthew CONN:MIG01XU MSISDN:00777777409999 GUID:62129BE6-B313-4048-AFF3-B0F929F735C1 Shortcode:63334</text:span></text:p>
      <text:p text:style-name="P1"><text:span text:style-name="T1">VOTE 1168124011 Campaign:ssss_uk_02B Validity:during Choice:Leon CONN:MIG01XU MSISDN:00777772789999 GUID:8C0895FD-1918-405D-B0EC-7CF8986CB1C3 Shortcode:63334</text:span></text:p>
      <text:p text:style-name="P1"><text:span text:style-name="T1">VOTE 1168124011 Campaign:ssss_uk_02B Validity:during Choice:Matthew CONN:MIG01XU MSISDN:00777772449999 GUID:9F6FD273-2179-447D-A250-7CEE06F4DD5F Shortcode:63334</text:span></text:p>
      <text:p text:style-name="P1"><text:span text:style-name="T1">VOTE 1168124011 Campaign:ssss_uk_02B Validity:during Choice:Leon CONN:MIG01XU MSISDN:00777771229999 GUID:4DA0D6F4-4B7F-47C2-AB70-7AE94F797586 Shortcode:63334</text:span></text:p>
      <text:p text:style-name="P1"><text:span text:style-name="T1">VOTE 1168124011 Campaign:ssss_uk_02B Validity:during Choice:Leon CONN:MIG01XU MSISDN:00777773079999 GUID:9B104F2B-AC32-4EC6-9174-0D38E8E5BF67 Shortcode:63334</text:span></text:p>
      <text:p text:style-name="P1"><text:span text:style-name="T1">VOTE 1168124011 Campaign:ssss_uk_02B Validity:during Choice:Leon CONN:MIG01XU MSISDN:00777771889999 GUID:4926B2CB-F3C3-465B-9DBE-F1B7C31BF470 Shortcode:63334</text:span></text:p>
      <text:p text:style-name="P1"><text:span text:style-name="T1">VOTE 1168124011 Campaign:ssss_uk_02B Validity:during Choice:Matthew CONN:MIG01TU MSISDN:00777777769999 GUID:FB62D49F-E128-4E07-8219-CF590AF8157A Shortcode:63334</text:span></text:p>
      <text:p text:style-name="P1"><text:span text:style-name="T1">VOTE 1168124011 Campaign:ssss_uk_02B Validity:during Choice:Leon CONN:MIG00VU MSISDN:00777776679999 GUID:94AE2913-ED00-4945-B169-A629EFA71E19 Shortcode:63334</text:span></text:p>
      <text:p text:style-name="P1"><text:span text:style-name="T1">VOTE 1168124011 Campaign:ssss_uk_02B Validity:during Choice:Leon CONN:MIG00VU MSISDN:00777770079999 GUID:46ADF134-836F-42F4-9F54-9DA6ECAE55B9 Shortcode:63334</text:span></text:p>
      <text:p text:style-name="P1"><text:span text:style-name="T1">VOTE 1168124011 Campaign:ssss_uk_02B Validity:during Choice:Matthew CONN:MIG00VU MSISDN:00777776529999 GUID:2AC34114-FB3B-40D7-830F-61B8AEA94824 Shortcode:63334</text:span></text:p>
      <text:p text:style-name="P1"><text:span text:style-name="T1">VOTE 1168124011 Campaign:ssss_uk_02B Validity:during Choice:Leon CONN:MIG01TU MSISDN:00777771419999 GUID:85E1D78D-DC83-4D94-AA0B-E259A51B02D8 Shortcode:63334</text:span></text:p>
      <text:p text:style-name="P1"><text:span text:style-name="T1">VOTE 1168124011 Campaign:ssss_uk_02B Validity:during Choice:Leon CONN:MIG01TU MSISDN:00777777559999 GUID:376CD3B6-9BFC-42B3-9D80-32587B90F5AA Shortcode:63334</text:span></text:p>
      <text:p text:style-name="P1"><text:span text:style-name="T1">VOTE 1168124011 Campaign:ssss_uk_02B Validity:during Choice:Leon CONN:MIG01TU MSISDN:00777774579999 GUID:5731F527-175C-4D90-A06B-444989C05C4F Shortcode:63334</text:span></text:p>
      <text:p text:style-name="P1"><text:span text:style-name="T1">VOTE 1168124011 Campaign:ssss_uk_02B Validity:during Choice:Leon CONN:MIG00VU MSISDN:00777779319999 GUID:8F4939FF-1247-4C88-BD30-89F64C97EC8E Shortcode:63334</text:span></text:p>
      <text:p text:style-name="P1"><text:span text:style-name="T1">VOTE 1168124012 Campaign:ssss_uk_02B Validity:during Choice:Leon CONN:MIG01HU MSISDN:00777771359999 GUID:1ABF1D7E-1923-41DC-B066-4178032287C9 Shortcode:63334</text:span></text:p>
      <text:p text:style-name="P1"><text:span text:style-name="T1">VOTE 1168124012 Campaign:ssss_uk_02B Validity:during Choice:Leon CONN:MIG01TU MSISDN:00777778429999 GUID:BBBE50C3-FED5-4181-9663-426F2E2559E2 Shortcode:63334</text:span></text:p>
      <text:p text:style-name="P1"><text:span text:style-name="T1">VOTE 1168124012 Campaign:ssss_uk_02B Validity:during Choice:Leon CONN:MIG01TU MSISDN:00777777849999 GUID:177542BB-9FBC-4320-92E4-52BF2C30BA6E Shortcode:63334</text:span></text:p>
      <text:p text:style-name="P1"><text:span text:style-name="T1">VOTE 1168124012 Campaign:ssss_uk_02B Validity:during Choice:Leon CONN:MIG01TU MSISDN:00777777399999 GUID:7115B275-E0FE-4C98-8E56-0E22B4CC7401 Shortcode:63334</text:span></text:p>
      <text:p text:style-name="P1"><text:span text:style-name="T1">VOTE 1168124012 Campaign:ssss_uk_02B Validity:during Choice:Leon CONN:MIG01TU </text:span><text:soft-page-break/><text:span text:style-name="T1">MSISDN:00777778689999 GUID:C8967FA7-0C1D-4C62-A2D3-173218361951 Shortcode:63334</text:span></text:p>
      <text:p text:style-name="P1"><text:span text:style-name="T1">VOTE 1168124012 Campaign:ssss_uk_02B Validity:during Choice:Matthew CONN:MIG01XU MSISDN:00777775849999 GUID:43EFD617-30CD-4EAB-B708-767519E0EA15 Shortcode:63334</text:span></text:p>
      <text:p text:style-name="P1"><text:span text:style-name="T1">VOTE 1168124012 Campaign:ssss_uk_02B Validity:during Choice:Leon CONN:MIG01XU MSISDN:00777776709999 GUID:7C540590-1596-49DD-A20D-64C818DC4CE8 Shortcode:63334</text:span></text:p>
      <text:p text:style-name="P1"><text:span text:style-name="T1">VOTE 1168124012 Campaign:ssss_uk_02B Validity:during Choice:Leon CONN:MIG01XU MSISDN:00777775229999 GUID:F216EE3F-EC02-411D-8286-88C211D5917C Shortcode:63334</text:span></text:p>
      <text:p text:style-name="P1"><text:span text:style-name="T1">VOTE 1168124012 Campaign:ssss_uk_02B Validity:during Choice:Leon CONN:MIG01XU MSISDN:00777771089999 GUID:BD57553D-F719-45CC-9A52-3657D1F10C82 Shortcode:63334</text:span></text:p>
      <text:p text:style-name="P1"><text:span text:style-name="T1">VOTE 1168124012 Campaign:ssss_uk_02B Validity:during Choice:Leon CONN:MIG01TU MSISDN:00777770869999 GUID:5D0D670B-A22F-4A9C-B851-5B802EA19ECB Shortcode:63334</text:span></text:p>
      <text:p text:style-name="P1"><text:span text:style-name="T1">VOTE 1168124012 Campaign:ssss_uk_02B Validity:during Choice:Leon CONN:MIG01TU MSISDN:00777777179999 GUID:8FB94265-33BB-4363-8434-954B5343DBAB Shortcode:63334</text:span></text:p>
      <text:p text:style-name="P1"><text:span text:style-name="T1">VOTE 1168124012 Campaign:ssss_uk_02B Validity:during Choice:Leon CONN:MIG01TU MSISDN:00777770269999 GUID:D64C8F7D-43E8-4AD3-B913-CFF90A81DE4B Shortcode:63334</text:span></text:p>
      <text:p text:style-name="P1"><text:span text:style-name="T1">VOTE 1168124012 Campaign:ssss_uk_02B Validity:during Choice:Matthew CONN:MIG01XU MSISDN:00777774179999 GUID:CC21B140-38A6-4622-A878-12C859CD40DD Shortcode:63334</text:span></text:p>
      <text:p text:style-name="P1"><text:span text:style-name="T1">VOTE 1168124012 Campaign:ssss_uk_02B Validity:during Choice:Leon CONN:MIG01XU MSISDN:00777779669999 GUID:EA0A934F-01B2-438E-BF70-15B2B9A1806F Shortcode:63334</text:span></text:p>
      <text:p text:style-name="P1"><text:span text:style-name="T1">VOTE 1168124012 Campaign:ssss_uk_02B Validity:during Choice:Matthew CONN:MIG00VU MSISDN:00777778869999 GUID:E5889D78-B130-49D8-AB7B-EE51D5B7A812 Shortcode:63334</text:span></text:p>
      <text:p text:style-name="P1"><text:span text:style-name="T1">VOTE 1168124012 Campaign:ssss_uk_02B Validity:during Choice:Leon CONN:MIG01TU MSISDN:00777771069999 GUID:3EE84610-7794-4E44-A14D-B6338F57C0B0 Shortcode:63334</text:span></text:p>
      <text:p text:style-name="P1"><text:span text:style-name="T1">VOTE 1168124012 Campaign:ssss_uk_02B Validity:during Choice:Leon CONN:MIG00VU MSISDN:00777775819999 GUID:809D3160-BB7A-41D8-A0E0-F0A2850C89C7 Shortcode:63334</text:span></text:p>
      <text:p text:style-name="P1"><text:span text:style-name="T1">VOTE 1168124013 Campaign:ssss_uk_02B Validity:during Choice:Matthew CONN:MIG00VU MSISDN:00777774359999 GUID:B47EE588-5797-4A6E-B078-B081F1808EC3 Shortcode:63334</text:span></text:p>
      <text:p text:style-name="P1"><text:span text:style-name="T1">VOTE 1168124013 Campaign:ssss_uk_02B Validity:during Choice:Leon CONN:MIG01XU MSISDN:00777779859999 GUID:EB1BEA25-5C46-4BEB-ABF8-D094E8886CEF Shortcode:63334</text:span></text:p>
      <text:p text:style-name="P1"><text:span text:style-name="T1">VOTE 1168124013 Campaign:ssss_uk_02B Validity:during Choice:Matthew CONN:MIG01XU MSISDN:00777778839999 GUID:D1927B45-CCF5-4C33-9E90-066E2B862A67 Shortcode:63334</text:span></text:p>
      <text:p text:style-name="P1"><text:span text:style-name="T1">VOTE 1168124013 Campaign:ssss_uk_02B Validity:during Choice:Leon CONN:MIG00VU MSISDN:00777775229999 GUID:B3AC7BCD-C020-47C0-A0DA-5FB1296B37E0 Shortcode:63334</text:span></text:p>
      <text:p text:style-name="P1"><text:span text:style-name="T1">VOTE 1168124013 Campaign:ssss_uk_02B Validity:during Choice:Matthew CONN:MIG01XU MSISDN:00777771099999 GUID:11DD3671-D404-4F36-8EBF-AAF4E91E79EA Shortcode:63334</text:span></text:p>
      <text:p text:style-name="P1"><text:span text:style-name="T1">VOTE 1168124013 Campaign:ssss_uk_02B Validity:during Choice:Leon CONN:MIG01XU MSISDN:00777776069999 GUID:B050981D-6FC2-4BEE-9807-61CA7EB8CB33 Shortcode:63334</text:span></text:p>
      <text:p text:style-name="P1"><text:span text:style-name="T1">VOTE 1168124013 Campaign:ssss_uk_02B Validity:during Choice:Leon CONN:MIG01TU MSISDN:00777777169999 GUID:8AE03FFA-B81E-45A7-9631-4BF20CC40CF0 Shortcode:63334</text:span></text:p>
      <text:p text:style-name="P1"><text:span text:style-name="T1">VOTE 1168124013 Campaign:ssss_uk_02B Validity:during Choice:Leon CONN:MIG01TU MSISDN:00777772359999 GUID:16BC1570-0894-484B-B26D-6A41C6450FA6 Shortcode:63334</text:span></text:p>
      <text:p text:style-name="P1"><text:span text:style-name="T1">VOTE 1168124013 Campaign:ssss_uk_02B Validity:during Choice:Matthew CONN:MIG01TU MSISDN:00777770819999 GUID:23844623-5AC4-4E5B-8EF4-B625ACD611F8 Shortcode:63334</text:span></text:p>
      <text:p text:style-name="P1"><text:span text:style-name="T1">VOTE 1168124014 Campaign:ssss_uk_02B Validity:during Choice:Matthew CONN:MIG01XU MSISDN:00777775049999 GUID:ADD0FC53-F025-4BA6-847C-ECA16747C39C Shortcode:63334</text:span></text:p>
      <text:p text:style-name="P1"><text:span text:style-name="T1">VOTE 1168124014 Campaign:ssss_uk_02B Validity:during Choice:Leon CONN:MIG01XU MSISDN:00777779549999 GUID:B5D5EE78-439C-4FC1-98D5-F1D5BAC46BA0 Shortcode:63334</text:span></text:p>
      <text:p text:style-name="P1"><text:span text:style-name="T1">VOTE 1168124014 Campaign:ssss_uk_02B Validity:during Choice:Leon CONN:MIG00VU MSISDN:00777770629999 GUID:956173F0-7A31-42DD-BD01-7F185E60013C Shortcode:63334</text:span></text:p>
      <text:p text:style-name="P1"><text:span text:style-name="T1">VOTE 1168124014 Campaign:ssss_uk_02B Validity:during Choice:Leon CONN:MIG01XU MSISDN:00777771399999 GUID:7597C5D7-0D64-42A8-B98D-AFEA63DE18E7 Shortcode:63334</text:span></text:p>
      <text:p text:style-name="P1"><text:span text:style-name="T1">VOTE 1168124014 Campaign:ssss_uk_02B Validity:during Choice:Matthew CONN:MIG01XU MSISDN:00777778209999 GUID:F6766EB3-8546-4682-BA46-C89498602A40 Shortcode:63334</text:span></text:p>
      <text:p text:style-name="P1"><text:span text:style-name="T1">VOTE 1168124014 Campaign:ssss_uk_02B Validity:during Choice:Leon CONN:MIG00VU MSISDN:00777779839999 GUID:8891AEC8-2F59-4120-AFEA-6956C9C65874 Shortcode:63334</text:span></text:p>
      <text:p text:style-name="P1"><text:span text:style-name="T1">VOTE 1168124014 Campaign:ssss_uk_02B Validity:during Choice:Leon CONN:MIG01XU MSISDN:00777770739999 GUID:3D69E420-F1D0-42DB-8391-FEFE1BB3C9CA Shortcode:63334</text:span></text:p>
      <text:p text:style-name="P1"><text:span text:style-name="T1">VOTE 1168124014 Campaign:ssss_uk_02B Validity:during Choice:Leon CONN:MIG01XU MSISDN:00777779869999 GUID:C4C0604A-93F1-40DE-89E8-DE4D459D5C56 Shortcode:63334</text:span></text:p>
      <text:p text:style-name="P1"><text:span text:style-name="T1">VOTE 1168124014 Campaign:ssss_uk_02B Validity:during Choice:Matthew CONN:MIG01XU MSISDN:00777775549999 GUID:DA441389-2213-4A19-9D89-B182574B3C35 Shortcode:63334</text:span></text:p>
      <text:p text:style-name="P1"><text:span text:style-name="T1">VOTE 1168124014 Campaign:ssss_uk_02B Validity:during Choice:Matthew CONN:MIG01XU </text:span><text:soft-page-break/><text:span text:style-name="T1">MSISDN:00777778629999 GUID:8CFC6A4D-DBB9-414A-897D-6421B5CDA3E2 Shortcode:63334</text:span></text:p>
      <text:p text:style-name="P1"><text:span text:style-name="T1">VOTE 1168124015 Campaign:ssss_uk_02B Validity:during Choice:Matthew CONN:MIG01TU MSISDN:00777776849999 GUID:BD47BC9F-D2A6-41BD-8E5A-FF01286E8C41 Shortcode:63334</text:span></text:p>
      <text:p text:style-name="P1"><text:span text:style-name="T1">VOTE 1168124015 Campaign:ssss_uk_02B Validity:during Choice:Leon CONN:MIG01TU MSISDN:00777775239999 GUID:09062A12-B7B8-4C02-8CA7-E7AF4C844251 Shortcode:63334</text:span></text:p>
      <text:p text:style-name="P1"><text:span text:style-name="T1">VOTE 1168124015 Campaign:ssss_uk_02B Validity:during Choice:Leon CONN:MIG01TU MSISDN:00777774319999 GUID:4269EE76-ACC9-467A-A5BC-A29A8D28F039 Shortcode:63334</text:span></text:p>
      <text:p text:style-name="P1"><text:span text:style-name="T1">VOTE 1168124015 Campaign:ssss_uk_02B Validity:during Choice:Leon CONN:MIG01TU MSISDN:00777779079999 GUID:A01ACBE4-9F98-4573-BA9D-B70D8B7C35E6 Shortcode:63334</text:span></text:p>
      <text:p text:style-name="P1"><text:span text:style-name="T1">VOTE 1168124015 Campaign:ssss_uk_02B Validity:during Choice:Leon CONN:MIG01TU MSISDN:00777771249999 GUID:722FFA5F-F2BC-48AB-A4E1-A6C720CE2EED Shortcode:63334</text:span></text:p>
      <text:p text:style-name="P1"><text:span text:style-name="T1">VOTE 1168124015 Campaign:ssss_uk_02B Validity:during Choice:Leon CONN:MIG01XU MSISDN:00777779939999 GUID:EC43D362-E4BA-42DB-A3FA-118128EE3772 Shortcode:63334</text:span></text:p>
      <text:p text:style-name="P1"><text:span text:style-name="T1">VOTE 1168124015 Campaign:ssss_uk_02B Validity:during Choice:Leon CONN:MIG01XU MSISDN:00777775989999 GUID:3C5F4040-48C3-45A6-9635-57B233180888 Shortcode:63334</text:span></text:p>
      <text:p text:style-name="P1"><text:span text:style-name="T1">VOTE 1168124015 Campaign:ssss_uk_02B Validity:during Choice:Leon CONN:MIG01HU MSISDN:00777773339999 GUID:4CDC2574-AB7C-47F9-91D1-F42B1654AC55 Shortcode:63334</text:span></text:p>
      <text:p text:style-name="P1"><text:span text:style-name="T1">VOTE 1168124015 Campaign:ssss_uk_02B Validity:during Choice:Leon CONN:MIG01HU MSISDN:00777779299999 GUID:6993BC28-1512-42D1-B1F0-79A4CA00149E Shortcode:63334</text:span></text:p>
      <text:p text:style-name="P1"><text:span text:style-name="T1">VOTE 1168124015 Campaign:ssss_uk_02B Validity:during Choice:Leon CONN:MIG01HU MSISDN:00777778639999 GUID:6A5EECDB-83AC-4D27-86AE-0CB177A47FF9 Shortcode:63334</text:span></text:p>
      <text:p text:style-name="P1"><text:span text:style-name="T1">VOTE 1168124015 Campaign:ssss_uk_02B Validity:during Choice:Matthew CONN:MIG01XU MSISDN:00777775179999 GUID:E6D297B2-F579-46AB-9AE4-5891C2CFB189 Shortcode:63334</text:span></text:p>
      <text:p text:style-name="P1"><text:span text:style-name="T1">VOTE 1168124015 Campaign:ssss_uk_02B Validity:during Choice:Matthew CONN:MIG01XU MSISDN:00777771579999 GUID:FB909CFA-7BDF-40C0-A545-62A4DF732F10 Shortcode:63334</text:span></text:p>
      <text:p text:style-name="P1"><text:span text:style-name="T1">VOTE 1168124015 Campaign:ssss_uk_02B Validity:during Choice:Matthew CONN:MIG00VU MSISDN:00777770189999 GUID:5DBB56AE-7538-4E62-9B18-BA51B96A9DA4 Shortcode:63334</text:span></text:p>
      <text:p text:style-name="P1"><text:span text:style-name="T1">VOTE 1168124015 Campaign:ssss_uk_02B Validity:during Choice:Leon CONN:MIG01TU MSISDN:00777776069999 GUID:AA68B801-E867-4A01-993D-979F0CC449D5 Shortcode:63334</text:span></text:p>
      <text:p text:style-name="P1"><text:span text:style-name="T1">VOTE 1168124015 Campaign:ssss_uk_02B Validity:during Choice:Matthew CONN:MIG01HU MSISDN:00777776909999 GUID:948137FE-B007-4152-9C3D-275E035CDA2F Shortcode:63334</text:span></text:p>
      <text:p text:style-name="P1"><text:span text:style-name="T1">VOTE 1168124015 Campaign:ssss_uk_02B Validity:during Choice:Matthew CONN:MIG01HU MSISDN:00777779299999 GUID:464D113D-D6E8-40F1-84E5-6077052E707E Shortcode:63334</text:span></text:p>
      <text:p text:style-name="P1"><text:span text:style-name="T1">VOTE 1168124015 Campaign:ssss_uk_02B Validity:during Choice:Matthew CONN:MIG01XU MSISDN:00777779999999 GUID:91519A05-7C49-43A8-8999-975E3D114B0B Shortcode:63334</text:span></text:p>
      <text:p text:style-name="P1"><text:span text:style-name="T1">VOTE 1168124015 Campaign:ssss_uk_02B Validity:during Choice:Matthew CONN:MIG01HU MSISDN:00777777209999 GUID:3D162DC6-DDC6-4171-AB39-2699D432480F Shortcode:63334</text:span></text:p>
      <text:p text:style-name="P1"><text:span text:style-name="T1">VOTE 1168124015 Campaign:ssss_uk_02B Validity:during Choice:Leon CONN:MIG01HU MSISDN:00777777119999 GUID:58EEDE45-8CE0-46EF-AFA8-F9A437F3B534 Shortcode:63334</text:span></text:p>
      <text:p text:style-name="P1"><text:span text:style-name="T1">VOTE 1168124015 Campaign:ssss_uk_02B Validity:during Choice:Matthew CONN:MIG01HU MSISDN:00777778379999 GUID:E1D85DD6-9EB5-4F47-BC3B-917BF4493EE5 Shortcode:63334</text:span></text:p>
      <text:p text:style-name="P1"><text:span text:style-name="T1">VOTE 1168124015 Campaign:ssss_uk_02B Validity:during Choice:Matthew CONN:MIG01TU MSISDN:00777772429999 GUID:AA6B1E6A-305F-41BE-B34B-638776224053 Shortcode:63334</text:span></text:p>
      <text:p text:style-name="P1"><text:span text:style-name="T1">VOTE 1168124015 Campaign:ssss_uk_02B Validity:during Choice:Matthew CONN:MIG01TU MSISDN:00777770039999 GUID:9A5BA516-D21B-40CA-9CE5-7B2E6D188932 Shortcode:63334</text:span></text:p>
      <text:p text:style-name="P1"><text:span text:style-name="T1">VOTE 1168124015 Campaign:ssss_uk_02B Validity:during Choice:Leon CONN:MIG01TU MSISDN:00777774919999 GUID:99C39D3B-4649-4BE3-BFCB-CA306F3A6166 Shortcode:63334</text:span></text:p>
      <text:p text:style-name="P1"><text:span text:style-name="T1">VOTE 1168124015 Campaign:ssss_uk_02B Validity:during Choice:Matthew CONN:MIG01TU MSISDN:00777770279999 GUID:4D9D5170-8A83-4E85-9612-BFF829EAD846 Shortcode:63334</text:span></text:p>
      <text:p text:style-name="P1"><text:span text:style-name="T1">VOTE 1168124015 Campaign:ssss_uk_02B Validity:during Choice:Matthew CONN:MIG01TU MSISDN:00777778659999 GUID:2DC77E0C-557A-4651-8EA2-0BA2E2158597 Shortcode:63334</text:span></text:p>
      <text:p text:style-name="P1"><text:span text:style-name="T1">VOTE 1168124015 Campaign:ssss_uk_02B Validity:during Choice:Matthew CONN:MIG01XU MSISDN:00777776499999 GUID:BB5B8B38-4450-45F4-95A0-2BC1701F29F8 Shortcode:63334</text:span></text:p>
      <text:p text:style-name="P1"><text:span text:style-name="T1">VOTE 1168124015 Campaign:ssss_uk_02B Validity:during Choice:Leon CONN:MIG01XU MSISDN:00777779409999 GUID:9E6C1EBF-34FD-44A5-A72B-B630729BEAFB Shortcode:63334</text:span></text:p>
      <text:p text:style-name="P1"><text:span text:style-name="T1">VOTE 1168124015 Campaign:ssss_uk_02B Validity:during Choice:Matthew CONN:MIG01XU MSISDN:00777775579999 GUID:DBBFC98D-70D3-4402-95D0-CEDB6A3B9BBA Shortcode:63334</text:span></text:p>
      <text:p text:style-name="P1"><text:span text:style-name="T1">VOTE 1168124015 Campaign:ssss_uk_02B Validity:during Choice:Leon CONN:MIG01XU MSISDN:00777779909999 GUID:F0C71188-B74D-48D8-92A1-4ED279844221 Shortcode:63334</text:span></text:p>
      <text:p text:style-name="P1"><text:span text:style-name="T1">VOTE 1168124015 Campaign:ssss_uk_02B Validity:during Choice:Leon CONN:MIG00VU MSISDN:00777779559999 GUID:41736078-F4FF-471B-804D-896EAE5FE6DE Shortcode:63334</text:span></text:p>
      <text:p text:style-name="P1"><text:span text:style-name="T1">VOTE 1168124015 Campaign:ssss_uk_02B Validity:during Choice:Leon CONN:MIG01TU </text:span><text:soft-page-break/><text:span text:style-name="T1">MSISDN:00777772989999 GUID:4656DBE9-50D5-4CE2-8472-2DE6B68BE4C5 Shortcode:63334</text:span></text:p>
      <text:p text:style-name="P1"><text:span text:style-name="T1">VOTE 1168124015 Campaign:ssss_uk_02B Validity:during Choice:Leon CONN:MIG01TU MSISDN:00777770749999 GUID:49451BDD-15A0-4D9A-B5F4-98427E284FBB Shortcode:63334</text:span></text:p>
      <text:p text:style-name="P1"><text:span text:style-name="T1">VOTE 1168124015 Campaign:ssss_uk_02B Validity:during Choice:Matthew CONN:MIG01TU MSISDN:00777775779999 GUID:84D75463-8C7B-4F60-905A-F51E08FE9C8D Shortcode:63334</text:span></text:p>
      <text:p text:style-name="P1"><text:span text:style-name="T1">VOTE 1168124015 Campaign:ssss_uk_02B Validity:during Choice:Leon CONN:MIG01TU MSISDN:00777770659999 GUID:F349D534-8C37-461F-9818-F16D41D7E881 Shortcode:63334</text:span></text:p>
      <text:p text:style-name="P1"><text:span text:style-name="T1">VOTE 1168124015 Campaign:ssss_uk_02B Validity:during Choice:Leon CONN:MIG01TU MSISDN:00777779089999 GUID:ABD3ABBD-0392-4506-999B-941FF20C5A38 Shortcode:63334</text:span></text:p>
      <text:p text:style-name="P1"><text:span text:style-name="T1">VOTE 1168124015 Campaign:ssss_uk_02B Validity:during Choice:Leon CONN:MIG00VU MSISDN:00777776279999 GUID:55BB8D03-FB60-48E9-843B-E31DE6F3D1C5 Shortcode:63334</text:span></text:p>
      <text:p text:style-name="P1"><text:span text:style-name="T1">VOTE 1168124015 Campaign:ssss_uk_02B Validity:during Choice:Leon CONN:MIG01TU MSISDN:00777771019999 GUID:06901830-7420-47CE-BA1E-081F4BABACF1 Shortcode:63334</text:span></text:p>
      <text:p text:style-name="P1"><text:span text:style-name="T1">VOTE 1168124015 Campaign:ssss_uk_02B Validity:during Choice:Matthew CONN:MIG01TU MSISDN:00777770889999 GUID:7C16A51F-FC4B-4974-8C75-985D41B0377C Shortcode:63334</text:span></text:p>
      <text:p text:style-name="P1"><text:span text:style-name="T1">VOTE 1168124016 Campaign:ssss_uk_02B Validity:during Choice:Leon CONN:MIG01TU MSISDN:00777770709999 GUID:B90AEC23-ED18-4E65-95CD-1D48324E89A6 Shortcode:63334</text:span></text:p>
      <text:p text:style-name="P1"><text:span text:style-name="T1">VOTE 1168124016 Campaign:ssss_uk_02B Validity:during Choice:Leon CONN:MIG01TU MSISDN:00777770799999 GUID:527B1861-71FA-472F-8283-30E5BE24A70D Shortcode:63334</text:span></text:p>
      <text:p text:style-name="P1"><text:span text:style-name="T1">VOTE 1168124016 Campaign:ssss_uk_02B Validity:during Choice:Leon CONN:MIG00VU MSISDN:00777778149999 GUID:622DAFA5-2CBD-4E8B-B633-4ACA4D161D20 Shortcode:63334</text:span></text:p>
      <text:p text:style-name="P1"><text:span text:style-name="T1">VOTE 1168124016 Campaign:ssss_uk_02B Validity:during Choice:Leon CONN:MIG01TU MSISDN:00777779849999 GUID:C085C06D-A5BA-4EC9-A160-AF6BB5A1B125 Shortcode:63334</text:span></text:p>
      <text:p text:style-name="P1"><text:span text:style-name="T1">VOTE 1168124016 Campaign:ssss_uk_02B Validity:during Choice:Matthew CONN:MIG01TU MSISDN:00777771489999 GUID:96B82C19-7834-41FC-8E29-EAB56703F43F Shortcode:63334</text:span></text:p>
      <text:p text:style-name="P1"><text:span text:style-name="T1">VOTE 1168124016 Campaign:ssss_uk_02B Validity:during Choice:Leon CONN:MIG00VU MSISDN:00777776629999 GUID:D17B8DFB-021B-4A41-8BA3-E48E1B7B5566 Shortcode:63334</text:span></text:p>
      <text:p text:style-name="P1"><text:span text:style-name="T1">VOTE 1168124016 Campaign:ssss_uk_02B Validity:during Choice:Leon CONN:MIG01TU MSISDN:00777773889999 GUID:87C38E54-5484-432D-A0CF-5972DA92C84D Shortcode:63334</text:span></text:p>
      <text:p text:style-name="P1"><text:span text:style-name="T1">VOTE 1168124016 Campaign:ssss_uk_02B Validity:during Choice:Leon CONN:MIG01TU MSISDN:00777773219999 GUID:9F414567-0D52-4FDC-9771-72533BF3FD3F Shortcode:63334</text:span></text:p>
      <text:p text:style-name="P1"><text:span text:style-name="T1">VOTE 1168124016 Campaign:ssss_uk_02B Validity:during Choice:Leon CONN:MIG01TU MSISDN:00777778199999 GUID:C4857E8B-D9B9-4A73-B435-73CE28552DB4 Shortcode:63334</text:span></text:p>
      <text:p text:style-name="P1"><text:span text:style-name="T1">VOTE 1168124016 Campaign:ssss_uk_02B Validity:during Choice:Matthew CONN:MIG00VU MSISDN:00777779279999 GUID:BA05E95D-22A9-4DED-B693-8900BDA6C659 Shortcode:63334</text:span></text:p>
      <text:p text:style-name="P1"><text:span text:style-name="T1">VOTE 1168124016 Campaign:ssss_uk_02B Validity:during Choice:Matthew CONN:MIG01TU MSISDN:00777779939999 GUID:2784E39C-D942-4224-8B42-8832AB12A236 Shortcode:63334</text:span></text:p>
      <text:p text:style-name="P1"><text:span text:style-name="T1">VOTE 1168124016 Campaign:ssss_uk_02B Validity:during Choice:Leon CONN:MIG01XU MSISDN:00777776639999 GUID:BC5A7CB4-B929-407C-A896-64857CD6BA5C Shortcode:63334</text:span></text:p>
      <text:p text:style-name="P1"><text:span text:style-name="T1">VOTE 1168124016 Campaign:ssss_uk_02B Validity:during Choice:Leon CONN:MIG01XU MSISDN:00777774969999 GUID:F1167C2D-14E8-4236-B423-ADE46215E50B Shortcode:63334</text:span></text:p>
      <text:p text:style-name="P1"><text:span text:style-name="T1">VOTE 1168124016 Campaign:ssss_uk_02B Validity:during Choice:Matthew CONN:MIG01XU MSISDN:00777779209999 GUID:EA3F7B10-0A02-4207-8DAC-581634E7F797 Shortcode:63334</text:span></text:p>
      <text:p text:style-name="P1"><text:span text:style-name="T1">VOTE 1168124016 Campaign:ssss_uk_02B Validity:during Choice:Leon CONN:MIG01XU MSISDN:00777771679999 GUID:1B38B5AF-BE21-45E4-B436-4E326590ECBB Shortcode:63334</text:span></text:p>
      <text:p text:style-name="P1"><text:span text:style-name="T1">VOTE 1168124016 Campaign:ssss_uk_02B Validity:during Choice:Leon CONN:MIG01XU MSISDN:00777774109999 GUID:7833B69F-88E9-4E56-A2C7-2464E5B6D1B7 Shortcode:63334</text:span></text:p>
      <text:p text:style-name="P1"><text:span text:style-name="T1">VOTE 1168124016 Campaign:ssss_uk_02B Validity:during Choice:Leon CONN:MIG01XU MSISDN:00777775009999 GUID:CDA16FC6-4C1E-46B5-9187-9B49553B36A7 Shortcode:63334</text:span></text:p>
      <text:p text:style-name="P1"><text:span text:style-name="T1">VOTE 1168124016 Campaign:ssss_uk_02B Validity:during Choice:Leon CONN:MIG01XU MSISDN:00777773859999 GUID:491FDFA4-1249-4A5C-92D1-10B8EF82DEF4 Shortcode:63334</text:span></text:p>
      <text:p text:style-name="P1"><text:span text:style-name="T1">VOTE 1168124016 Campaign:ssss_uk_02B Validity:during Choice:Matthew CONN:MIG01TU MSISDN:00777777059999 GUID:CF37C779-2F68-49F2-A0D9-8DB01CBE8D99 Shortcode:63334</text:span></text:p>
      <text:p text:style-name="P1"><text:span text:style-name="T1">VOTE 1168124016 Campaign:ssss_uk_02B Validity:during Choice:Leon CONN:MIG01TU MSISDN:00777770969999 GUID:4A34BAC5-F210-4322-BC80-DFA72B728FC4 Shortcode:63334</text:span></text:p>
      <text:p text:style-name="P1"><text:span text:style-name="T1">VOTE 1168124016 Campaign:ssss_uk_02B Validity:during Choice:Leon CONN:MIG01XU MSISDN:00777775239999 GUID:9EDDA873-6C69-40EF-8DAB-CA4834D7F7B2 Shortcode:63334</text:span></text:p>
      <text:p text:style-name="P1"><text:span text:style-name="T1">VOTE 1168124016 Campaign:ssss_uk_02B Validity:during Choice:Leon CONN:MIG01TU MSISDN:00777777519999 GUID:34E90B17-E7F6-4EEA-B71A-2A6237F9D326 Shortcode:63334</text:span></text:p>
      <text:p text:style-name="P1"><text:span text:style-name="T1">VOTE 1168124016 Campaign:ssss_uk_02B Validity:during Choice:Leon CONN:MIG01TU MSISDN:00777771519999 GUID:A08F1465-D6F0-463D-BFC8-942BB92E470F Shortcode:63334</text:span></text:p>
      <text:p text:style-name="P1"><text:span text:style-name="T1">VOTE 1168124016 Campaign:ssss_uk_02B Validity:during Choice:Matthew CONN:MIG01HU </text:span><text:soft-page-break/><text:span text:style-name="T1">MSISDN:00777779049999 GUID:EA2764E2-304E-46E8-BC7E-A0B55D7DD08A Shortcode:63334</text:span></text:p>
      <text:p text:style-name="P1"><text:span text:style-name="T1">VOTE 1168124016 Campaign:ssss_uk_02B Validity:during Choice:Leon CONN:MIG01XU MSISDN:00777777139999 GUID:70468897-1007-47A3-94FF-AEB7837E7275 Shortcode:63334</text:span></text:p>
      <text:p text:style-name="P1"><text:span text:style-name="T1">VOTE 1168124016 Campaign:ssss_uk_02B Validity:during Choice:Leon CONN:MIG00VU MSISDN:00777777029999 GUID:F1FB120A-F7F4-4CEC-8E32-D7414FD64CF0 Shortcode:63334</text:span></text:p>
      <text:p text:style-name="P1"><text:span text:style-name="T1">VOTE 1168124017 Campaign:ssss_uk_02B Validity:during Choice:Leon CONN:MIG01XU MSISDN:00777779129999 GUID:60653006-8CB2-48AB-B3C4-F5699C40D0F7 Shortcode:63334</text:span></text:p>
      <text:p text:style-name="P1"><text:span text:style-name="T1">VOTE 1168124017 Campaign:ssss_uk_02B Validity:during Choice:Matthew CONN:MIG01XU MSISDN:00777778849999 GUID:F7782E68-6911-4AEB-8F30-A81F8B284D82 Shortcode:63334</text:span></text:p>
      <text:p text:style-name="P1"><text:span text:style-name="T1">VOTE 1168124017 Campaign:ssss_uk_02B Validity:during Choice:Leon CONN:MIG01XU MSISDN:00777778519999 GUID:6C58329F-B73E-4181-BE27-F06CD3892756 Shortcode:63334</text:span></text:p>
      <text:p text:style-name="P1"><text:span text:style-name="T1">VOTE 1168124017 Campaign:ssss_uk_02B Validity:during Choice:Matthew CONN:MIG00VU MSISDN:00777771949999 GUID:33D03F70-680F-4278-850F-D1E0A4154E9F Shortcode:63334</text:span></text:p>
      <text:p text:style-name="P1"><text:span text:style-name="T1">VOTE 1168124017 Campaign:ssss_uk_02B Validity:during Choice:Leon CONN:MIG01XU MSISDN:00777771849999 GUID:EA804D71-2EDB-4048-BDC5-25B73A4F6BB0 Shortcode:63334</text:span></text:p>
      <text:p text:style-name="P1"><text:span text:style-name="T1">VOTE 1168124017 Campaign:ssss_uk_02B Validity:during Choice:Matthew CONN:MIG01XU MSISDN:00777770509999 GUID:B8BB56AD-DA2D-44C4-8C91-D2A5ADB73EE6 Shortcode:63334</text:span></text:p>
      <text:p text:style-name="P1"><text:span text:style-name="T1">VOTE 1168124017 Campaign:ssss_uk_02B Validity:during Choice:Leon CONN:MIG01XU MSISDN:00777779959999 GUID:328274B4-525E-4C9B-8CB6-BB8B3882B0A7 Shortcode:63334</text:span></text:p>
      <text:p text:style-name="P1"><text:span text:style-name="T1">VOTE 1168124017 Campaign:ssss_uk_02B Validity:during Choice:Leon CONN:MIG01XU MSISDN:00777772869999 GUID:6B3598BA-327A-4A7A-8CA3-0F8F14B366ED Shortcode:63334</text:span></text:p>
      <text:p text:style-name="P1"><text:span text:style-name="T1">VOTE 1168124017 Campaign:ssss_uk_02B Validity:during Choice:Matthew CONN:MIG01TU MSISDN:00777776409999 GUID:221CDFF7-3D1B-47B7-A39C-7CC34B221986 Shortcode:63334</text:span></text:p>
      <text:p text:style-name="P1"><text:span text:style-name="T1">VOTE 1168124017 Campaign:ssss_uk_02B Validity:during Choice:Leon CONN:MIG01TU MSISDN:00777775769999 GUID:B94DF80A-28B8-408D-934E-0A49EA65C9EE Shortcode:63334</text:span></text:p>
      <text:p text:style-name="P1"><text:span text:style-name="T1">VOTE 1168124017 Campaign:ssss_uk_02B Validity:during Choice:Matthew CONN:MIG01TU MSISDN:00777772089999 GUID:E4FD3048-F63B-481A-9395-EE0722E40A51 Shortcode:63334</text:span></text:p>
      <text:p text:style-name="P1"><text:span text:style-name="T1">VOTE 1168124017 Campaign:ssss_uk_02B Validity:during Choice:Leon CONN:MIG01HU MSISDN:00777777029999 GUID:5362984E-258F-4C5C-B9D6-17A85FE76D55 Shortcode:63334</text:span></text:p>
      <text:p text:style-name="P1"><text:span text:style-name="T1">VOTE 1168124017 Campaign:ssss_uk_02B Validity:during Choice:Matthew CONN:MIG01HU MSISDN:00777778409999 GUID:F7E580AB-8F38-48B3-B899-0B4518C4C2F2 Shortcode:63334</text:span></text:p>
      <text:p text:style-name="P1"><text:span text:style-name="T1">VOTE 1168124017 Campaign:ssss_uk_02B Validity:during Choice:Leon CONN:MIG01TU MSISDN:00777773889999 GUID:E50A3040-2125-4C2A-B664-D11A76E3E53E Shortcode:63334</text:span></text:p>
      <text:p text:style-name="P1"><text:span text:style-name="T1">VOTE 1168124017 Campaign:ssss_uk_02B Validity:during Choice:Leon CONN:MIG01TU MSISDN:00777779819999 GUID:645FF4A9-C594-43B1-8CE7-F7919AC7DFE2 Shortcode:63334</text:span></text:p>
      <text:p text:style-name="P1"><text:span text:style-name="T1">VOTE 1168124017 Campaign:ssss_uk_02B Validity:during Choice:Leon CONN:MIG01TU MSISDN:00777770669999 GUID:53927030-C124-4982-9FC0-E36A43211868 Shortcode:63334</text:span></text:p>
      <text:p text:style-name="P1"><text:span text:style-name="T1">VOTE 1168124017 Campaign:ssss_uk_02B Validity:during Choice:Leon CONN:MIG01TU MSISDN:00777776439999 GUID:B69AC68A-81EA-4140-8E8D-7071A3D9D5CC Shortcode:63334</text:span></text:p>
      <text:p text:style-name="P1"><text:span text:style-name="T1">VOTE 1168124017 Campaign:ssss_uk_02B Validity:during Choice:Matthew CONN:MIG01TU MSISDN:00777772729999 GUID:5E140B28-AB54-4E03-94BA-F5FB64FD46A3 Shortcode:63334</text:span></text:p>
      <text:p text:style-name="P1"><text:span text:style-name="T1">VOTE 1168124017 Campaign:ssss_uk_02B Validity:during Choice:Leon CONN:MIG01HU MSISDN:00777777319999 GUID:53D1B872-4A02-44AB-B233-A500205763E0 Shortcode:63334</text:span></text:p>
      <text:p text:style-name="P1"><text:span text:style-name="T1">VOTE 1168124017 Campaign:ssss_uk_02B Validity:during Choice:Leon CONN:MIG01HU MSISDN:00777777459999 GUID:9A490325-A06E-4466-8DCC-729A45DB4ADA Shortcode:63334</text:span></text:p>
      <text:p text:style-name="P1"><text:span text:style-name="T1">VOTE 1168124017 Campaign:ssss_uk_02B Validity:during Choice:Leon CONN:MIG00VU MSISDN:00777779809999 GUID:BF809525-BF04-4FE8-B430-B45B9BAFFC56 Shortcode:63334</text:span></text:p>
      <text:p text:style-name="P1"><text:span text:style-name="T1">VOTE 1168124017 Campaign:ssss_uk_02B Validity:during Choice:Leon CONN:MIG01TU MSISDN:00777772759999 GUID:62C8B8D8-02C3-4083-9387-22ABF9571ACF Shortcode:63334</text:span></text:p>
      <text:p text:style-name="P1"><text:span text:style-name="T1">VOTE 1168124017 Campaign:ssss_uk_02B Validity:during Choice:Leon CONN:MIG01TU MSISDN:00777779529999 GUID:6B3CBE6D-EBF9-4B18-B33F-E9E9306966AB Shortcode:63334</text:span></text:p>
      <text:p text:style-name="P1"><text:span text:style-name="T1">VOTE 1168124017 Campaign:ssss_uk_02B Validity:during Choice:Leon CONN:MIG01TU MSISDN:00777778709999 GUID:E2AD9428-4CB7-4C3D-8875-38DF2DD5F562 Shortcode:63334</text:span></text:p>
      <text:p text:style-name="P1"><text:span text:style-name="T1">VOTE 1168124017 Campaign:ssss_uk_02B Validity:during Choice:Matthew CONN:MIG01XU MSISDN:00777774219999 GUID:451CE1B2-8551-46AC-987D-762336F46E20 Shortcode:63334</text:span></text:p>
      <text:p text:style-name="P1"><text:span text:style-name="T1">VOTE 1168124017 Campaign:ssss_uk_02B Validity:during Choice:Leon CONN:MIG01HU MSISDN:00777777929999 GUID:EA32B7AF-59BD-4B70-A3A8-1C2534C3C825 Shortcode:63334</text:span></text:p>
      <text:p text:style-name="P1"><text:span text:style-name="T1">VOTE 1168124017 Campaign:ssss_uk_02B Validity:during Choice:Leon CONN:MIG01XU MSISDN:00777776509999 GUID:4675A931-71A4-4850-918A-2515C02C70CD Shortcode:63334</text:span></text:p>
      <text:p text:style-name="P1"><text:span text:style-name="T1">VOTE 1168124017 Campaign:ssss_uk_02B Validity:during Choice:Leon CONN:MIG01HU MSISDN:00777777649999 GUID:BE847CF6-11DE-4009-A361-00BC8130595F Shortcode:63334</text:span></text:p>
      <text:p text:style-name="P1"><text:span text:style-name="T1">VOTE 1168124017 Campaign:ssss_uk_02B Validity:during Choice:Leon CONN:MIG01XU </text:span><text:soft-page-break/><text:span text:style-name="T1">MSISDN:00777773809999 GUID:BD303EC7-ADB4-4B06-9A73-FC93CEFC336E Shortcode:63334</text:span></text:p>
      <text:p text:style-name="P1"><text:span text:style-name="T1">VOTE 1168124017 Campaign:ssss_uk_02B Validity:during Choice:Matthew CONN:MIG01XU MSISDN:00777776259999 GUID:1EE86B60-696C-4D71-8ED3-FA0651F6CC11 Shortcode:63334</text:span></text:p>
      <text:p text:style-name="P1"><text:span text:style-name="T1">VOTE 1168124017 Campaign:ssss_uk_02B Validity:during Choice:Matthew CONN:MIG01TU MSISDN:00777776709999 GUID:F8A01C5D-8B79-4AFB-BCDA-D83FEB079972 Shortcode:63334</text:span></text:p>
      <text:p text:style-name="P1"><text:span text:style-name="T1">VOTE 1168124017 Campaign:ssss_uk_02B Validity:during Choice:Leon CONN:MIG01XU MSISDN:00777778589999 GUID:B0C920BC-7126-4183-9AC5-787CAB7C299C Shortcode:63334</text:span></text:p>
      <text:p text:style-name="P1"><text:span text:style-name="T1">VOTE 1168124017 Campaign:ssss_uk_02B Validity:during Choice:Leon CONN:MIG01TU MSISDN:00777779859999 GUID:EF98E330-67C1-4599-8945-2D7D0974EA4F Shortcode:63334</text:span></text:p>
      <text:p text:style-name="P1"><text:span text:style-name="T1">VOTE 1168124017 Campaign:ssss_uk_02B Validity:during Choice:Leon CONN:MIG01TU MSISDN:00777777329999 GUID:327AC02E-D42C-43C7-B122-6DB4E14661AF Shortcode:63334</text:span></text:p>
      <text:p text:style-name="P1"><text:span text:style-name="T1">VOTE 1168124017 Campaign:ssss_uk_02B Validity:during Choice:Leon CONN:MIG01HU MSISDN:00777779769999 GUID:8136BF40-C6E2-42DC-BEDD-9A2F29253834 Shortcode:63334</text:span></text:p>
      <text:p text:style-name="P1"><text:span text:style-name="T1">VOTE 1168124017 Campaign:ssss_uk_02B Validity:during Choice:Matthew CONN:MIG01XU MSISDN:00777779329999 GUID:B2353135-F713-4969-969E-6302173FC47C Shortcode:63334</text:span></text:p>
      <text:p text:style-name="P1"><text:span text:style-name="T1">VOTE 1168124017 Campaign:ssss_uk_02B Validity:during Choice:Leon CONN:MIG01XU MSISDN:00777775409999 GUID:F4D50901-6FF7-477C-B6C1-5B583568AB48 Shortcode:63334</text:span></text:p>
      <text:p text:style-name="P1"><text:span text:style-name="T1">VOTE 1168124017 Campaign:ssss_uk_02B Validity:during Choice:Leon CONN:MIG01XU MSISDN:00777778839999 GUID:9CCE802A-5658-4983-B3C0-1A5D27B77056 Shortcode:63334</text:span></text:p>
      <text:p text:style-name="P1"><text:span text:style-name="T1">VOTE 1168124017 Campaign:ssss_uk_02B Validity:during Choice:Leon CONN:MIG01XU MSISDN:00777776519999 GUID:CDD7CDD8-D93E-48AD-81D0-BAE1CE138F11 Shortcode:63334</text:span></text:p>
      <text:p text:style-name="P1"><text:span text:style-name="T1">VOTE 1168124017 Campaign:ssss_uk_02B Validity:during Choice:Leon CONN:MIG00VU MSISDN:00777773759999 GUID:3141E1C6-90E2-4649-847D-7F5D0ADAEE1A Shortcode:63334</text:span></text:p>
      <text:p text:style-name="P1"><text:span text:style-name="T1">VOTE 1168124018 Campaign:ssss_uk_02B Validity:during Choice:Leon CONN:MIG01XU MSISDN:00777771069999 GUID:E7D62451-FD7A-47B7-A1EC-92C45F4759DA Shortcode:63334</text:span></text:p>
      <text:p text:style-name="P1"><text:span text:style-name="T1">VOTE 1168124018 Campaign:ssss_uk_02B Validity:during Choice:Matthew CONN:MIG01XU MSISDN:00777775699999 GUID:4514843E-01EC-4DE6-BC3A-CB931ABFCBD9 Shortcode:63334</text:span></text:p>
      <text:p text:style-name="P1"><text:span text:style-name="T1">VOTE 1168124018 Campaign:ssss_uk_02B Validity:during Choice:Leon CONN:MIG01XU MSISDN:00777778949999 GUID:D331B83B-03E0-4379-8EEE-FF4DE9C56FD4 Shortcode:63334</text:span></text:p>
      <text:p text:style-name="P1"><text:span text:style-name="T1">VOTE 1168124018 Campaign:ssss_uk_02B Validity:during Choice:Matthew CONN:MIG00VU MSISDN:00777779869999 GUID:636945FC-2942-48F5-B232-16699B0BD145 Shortcode:63334</text:span></text:p>
      <text:p text:style-name="P1"><text:span text:style-name="T1">VOTE 1168124018 Campaign:ssss_uk_02B Validity:during Choice:Leon CONN:MIG01XU MSISDN:00777779759999 GUID:909F197D-94CC-4431-B875-615AE900F597 Shortcode:63334</text:span></text:p>
      <text:p text:style-name="P1"><text:span text:style-name="T1">VOTE 1168124018 Campaign:ssss_uk_02B Validity:during Choice:Leon CONN:MIG01XU MSISDN:00777774159999 GUID:D56DD145-6A54-4213-8DDE-D4944872363A Shortcode:63334</text:span></text:p>
      <text:p text:style-name="P1"><text:span text:style-name="T1">VOTE 1168124018 Campaign:ssss_uk_02B Validity:during Choice:Leon CONN:MIG01XU MSISDN:00777773979999 GUID:AE18CBB3-ADAD-4F57-804F-65FDFA0357F7 Shortcode:63334</text:span></text:p>
      <text:p text:style-name="P1"><text:span text:style-name="T1">VOTE 1168124018 Campaign:ssss_uk_02B Validity:during Choice:Leon CONN:MIG01XU MSISDN:00777773899999 GUID:3B6CB2ED-B894-4C41-8AF9-E0002ABF75C5 Shortcode:63334</text:span></text:p>
      <text:p text:style-name="P1"><text:span text:style-name="T1">VOTE 1168124018 Campaign:ssss_uk_02B Validity:during Choice:Leon CONN:MIG01XU MSISDN:00777779009999 GUID:88EAAF58-B3E6-4DD6-AD77-0DD76D10D558 Shortcode:63334</text:span></text:p>
      <text:p text:style-name="P1"><text:span text:style-name="T1">VOTE 1168124019 Campaign:ssss_uk_02B Validity:during Choice:Leon CONN:MIG01XU MSISDN:00777771579999 GUID:9B097DA2-E252-44C7-8FAA-7D7EEE4136C2 Shortcode:63334</text:span></text:p>
      <text:p text:style-name="P1"><text:span text:style-name="T1">VOTE 1168124019 Campaign:ssss_uk_02B Validity:during Choice:Matthew CONN:MIG01XU MSISDN:00777778229999 GUID:B3A40EBC-B8B8-4900-B5A0-ED245CCB78BA Shortcode:63334</text:span></text:p>
      <text:p text:style-name="P1"><text:span text:style-name="T1">VOTE 1168124019 Campaign:ssss_uk_02B Validity:during Choice:Leon CONN:MIG01XU MSISDN:00777779439999 GUID:09CAB11B-8124-466F-B46A-29F1254FF2A8 Shortcode:63334</text:span></text:p>
      <text:p text:style-name="P1"><text:span text:style-name="T1">VOTE 1168124019 Campaign:ssss_uk_02B Validity:during Choice:Leon CONN:MIG01XU MSISDN:00777774069999 GUID:9600F26D-7B30-4D53-8129-1800F1F256B6 Shortcode:63334</text:span></text:p>
      <text:p text:style-name="P1"><text:span text:style-name="T1">VOTE 1168124019 Campaign:ssss_uk_02B Validity:during Choice:Leon CONN:MIG01XU MSISDN:00777779339999 GUID:0428EA13-63B4-4FCF-BCA2-63E912ECBACD Shortcode:63334</text:span></text:p>
      <text:p text:style-name="P1"><text:span text:style-name="T1">VOTE 1168124019 Campaign:ssss_uk_02B Validity:during Choice:Leon CONN:MIG01XU MSISDN:00777778589999 GUID:B968B321-E650-402D-BD36-F3406955638C Shortcode:63334</text:span></text:p>
      <text:p text:style-name="P1"><text:span text:style-name="T1">VOTE 1168124019 Campaign:ssss_uk_02B Validity:during Choice:Matthew CONN:MIG01XU MSISDN:00777775379999 GUID:AF7AD731-F062-493E-A2C8-20DA2AAA974B Shortcode:63334</text:span></text:p>
      <text:p text:style-name="P1"><text:span text:style-name="T1">VOTE 1168124019 Campaign:ssss_uk_02B Validity:during Choice:Leon CONN:MIG01XU MSISDN:00777779249999 GUID:B93A85F1-B20A-4029-9CC7-49FDE710AD8F Shortcode:63334</text:span></text:p>
      <text:p text:style-name="P1"><text:span text:style-name="T1">VOTE 1168124019 Campaign:ssss_uk_02B Validity:during Choice:Leon CONN:MIG01XU MSISDN:00777773469999 GUID:6275475D-85D2-452F-A0FB-AB123B388085 Shortcode:63334</text:span></text:p>
      <text:p text:style-name="P1"><text:span text:style-name="T1">VOTE 1168124019 Campaign:ssss_uk_02B Validity:during Choice:Leon CONN:MIG01XU MSISDN:00777773769999 GUID:4198FC1E-C391-4CC2-9ADF-3F0349C14868 Shortcode:63334</text:span></text:p>
      <text:p text:style-name="P1"><text:span text:style-name="T1">VOTE 1168124019 Campaign:ssss_uk_02B Validity:during Choice:Leon CONN:MIG01XU </text:span><text:soft-page-break/><text:span text:style-name="T1">MSISDN:00777778969999 GUID:8092FF8D-7FB1-496D-9278-85082D2DEDC6 Shortcode:63334</text:span></text:p>
      <text:p text:style-name="P1"><text:span text:style-name="T1">VOTE 1168124019 Campaign:ssss_uk_02B Validity:during Choice:Matthew CONN:MIG01XU MSISDN:00777770699999 GUID:3E347C3D-5DC3-4A70-B13E-FBC3D45508DF Shortcode:63334</text:span></text:p>
      <text:p text:style-name="P1"><text:span text:style-name="T1">VOTE 1168124019 Campaign:ssss_uk_02B Validity:during Choice:Leon CONN:MIG00VU MSISDN:00777772329999 GUID:1FA672C7-1D4F-40DB-90FA-13DDA73C95B6 Shortcode:63334</text:span></text:p>
      <text:p text:style-name="P1"><text:span text:style-name="T1">VOTE 1168124019 Campaign:Emmerdale Validity:during Choice:MATTHEW CONN:MIG01XU MSISDN:00777777489999 GUID:2F2B8BE8-C292-41A1-84FC-312EA83AF7F1 Shortcode:63339</text:span></text:p>
      <text:p text:style-name="P1"><text:span text:style-name="T1">VOTE 1168124020 Campaign:ssss_uk_02B Validity:during Choice:Leon CONN:MIG00VU MSISDN:00777775229999 GUID:6240B6DC-D5A0-4FDB-912E-3F49BC18755B Shortcode:63334</text:span></text:p>
      <text:p text:style-name="P1"><text:span text:style-name="T1">VOTE 1168124020 Campaign:ssss_uk_02B Validity:during Choice:Leon CONN:MIG01XU MSISDN:00777776359999 GUID:23496F07-A405-4678-AEAC-E17CCAFE344B Shortcode:63334</text:span></text:p>
      <text:p text:style-name="P1"><text:span text:style-name="T1">VOTE 1168124020 Campaign:ssss_uk_02B Validity:during Choice:Leon CONN:MIG01XU MSISDN:00777771129999 GUID:C7BF5880-BE16-45E4-BE31-0D8542D92FC4 Shortcode:63334</text:span></text:p>
      <text:p text:style-name="P1"><text:span text:style-name="T1">VOTE 1168124020 Campaign:ssss_uk_02B Validity:during Choice:Leon CONN:MIG00VU MSISDN:00777775239999 GUID:30866D43-F7D0-4701-8A4E-4D4B744C69E6 Shortcode:63334</text:span></text:p>
      <text:p text:style-name="P1"><text:span text:style-name="T1">VOTE 1168124020 Campaign:ssss_uk_02B Validity:during Choice:Leon CONN:MIG00VU MSISDN:00777775039999 GUID:B7936083-E495-41B9-BE03-624929F729FB Shortcode:63334</text:span></text:p>
      <text:p text:style-name="P1"><text:span text:style-name="T1">VOTE 1168124020 Campaign:ssss_uk_02B Validity:during Choice:Leon CONN:MIG01XU MSISDN:00777779919999 GUID:443230DD-ABAF-4658-A387-550CD84AC6BA Shortcode:63334</text:span></text:p>
      <text:p text:style-name="P1"><text:span text:style-name="T1">VOTE 1168124020 Campaign:ssss_uk_02B Validity:during Choice:Leon CONN:MIG01XU MSISDN:00777771519999 GUID:D67D1291-570F-4955-A84C-48BD69448E07 Shortcode:63334</text:span></text:p>
      <text:p text:style-name="P1"><text:span text:style-name="T1">VOTE 1168124020 Campaign:ssss_uk_02B Validity:during Choice:Leon CONN:MIG01XU MSISDN:00777777759999 GUID:D8E0E0B2-0EB6-4503-848C-9FF18D550999 Shortcode:63334</text:span></text:p>
      <text:p text:style-name="P1"><text:span text:style-name="T1">VOTE 1168124020 Campaign:ssss_uk_02B Validity:during Choice:Leon CONN:MIG01XU MSISDN:00777772419999 GUID:38653A99-D3DB-4638-80DE-92222B8769E3 Shortcode:63334</text:span></text:p>
      <text:p text:style-name="P1"><text:span text:style-name="T1">VOTE 1168124020 Campaign:ssss_uk_02B Validity:during Choice:Leon CONN:MIG01XU MSISDN:00777771889999 GUID:6B0F456B-3C6D-43D9-8481-D1AE8443894B Shortcode:63334</text:span></text:p>
      <text:p text:style-name="P1"><text:span text:style-name="T1">VOTE 1168124020 Campaign:ssss_uk_02B Validity:during Choice:Leon CONN:MIG01XU MSISDN:00777776279999 GUID:1C28A993-0E32-4BC8-8CDC-EDD3B66F1094 Shortcode:63334</text:span></text:p>
      <text:p text:style-name="P1"><text:span text:style-name="T1">VOTE 1168124020 Campaign:ssss_uk_02B Validity:during Choice:Leon CONN:MIG01XU MSISDN:00777773819999 GUID:BCF900FA-5D15-447A-AB3A-E851EC6133AF Shortcode:63334</text:span></text:p>
      <text:p text:style-name="P1"><text:span text:style-name="T1">VOTE 1168124020 Campaign:ssss_uk_02B Validity:during Choice:Leon CONN:MIG01XU MSISDN:00777779629999 GUID:A35B835B-B03C-42F4-99E7-B02E9E23302E Shortcode:63334</text:span></text:p>
      <text:p text:style-name="P1"><text:span text:style-name="T1">VOTE 1168124020 Campaign:ssss_uk_02B Validity:during Choice:Matthew CONN:MIG01XU MSISDN:00777777689999 GUID:A7585385-D853-4EDE-AE3F-2F6BA98FE2CB Shortcode:63334</text:span></text:p>
      <text:p text:style-name="P1"><text:span text:style-name="T1">VOTE 1168124020 Campaign:ssss_uk_02B Validity:during Choice:Leon CONN:MIG01XU MSISDN:00777773049999 GUID:AD8012E2-C06E-48B9-B390-2996D1DC1DC7 Shortcode:63334</text:span></text:p>
      <text:p text:style-name="P1"><text:span text:style-name="T1">VOTE 1168124020 Campaign:ssss_uk_02B Validity:during Choice:Leon CONN:MIG01XU MSISDN:00777775999999 GUID:E8F03F24-2368-4308-AF0A-C5B5A27F5799 Shortcode:63334</text:span></text:p>
      <text:p text:style-name="P1"><text:span text:style-name="T1">VOTE 1168124021 Campaign:ssss_uk_02B Validity:during Choice:Matthew CONN:MIG00VU MSISDN:00777777039999 GUID:8363D8CE-D342-48D7-BC02-193E0A8162D8 Shortcode:63334</text:span></text:p>
      <text:p text:style-name="P1"><text:span text:style-name="T1">VOTE 1168124021 Campaign:ssss_uk_02B Validity:during Choice:Matthew CONN:MIG01TU MSISDN:00777774659999 GUID:DCC26C6F-8927-4F7A-8795-9C5303E0CC9C Shortcode:63334</text:span></text:p>
      <text:p text:style-name="P1"><text:span text:style-name="T1">VOTE 1168124021 Campaign:ssss_uk_02B Validity:during Choice:Leon CONN:MIG01TU MSISDN:00777774549999 GUID:9B1DB376-D5EB-4C46-AF8A-3C83BF075A7D Shortcode:63334</text:span></text:p>
      <text:p text:style-name="P1"><text:span text:style-name="T1">VOTE 1168124021 Campaign:ssss_uk_02B Validity:during Choice:Matthew CONN:MIG01TU MSISDN:00777772969999 GUID:2690B3C0-8BAD-40FD-BE50-C0DE08751014 Shortcode:63334</text:span></text:p>
      <text:p text:style-name="P1"><text:span text:style-name="T1">VOTE 1168124021 Campaign:ssss_uk_02B Validity:during Choice:Leon CONN:MIG01HU MSISDN:00777777949999 GUID:2F074C9A-AF44-4830-81CF-EBDCE5877CDE Shortcode:63334</text:span></text:p>
      <text:p text:style-name="P1"><text:span text:style-name="T1">VOTE 1168124021 Campaign:ssss_uk_02B Validity:during Choice:Leon CONN:MIG01TU MSISDN:00777776589999 GUID:C7D5C651-CEEA-4CFD-8E00-485F00B87F38 Shortcode:63334</text:span></text:p>
      <text:p text:style-name="P1"><text:span text:style-name="T1">VOTE 1168124021 Campaign:ssss_uk_02B Validity:during Choice:Leon CONN:MIG01TU MSISDN:00777773409999 GUID:97CE6BC4-ED1D-4B3C-A929-CA58DA4CBD07 Shortcode:63334</text:span></text:p>
      <text:p text:style-name="P1"><text:span text:style-name="T1">VOTE 1168124021 Campaign:ssss_uk_02B Validity:during Choice:Leon CONN:MIG01TU MSISDN:00777770179999 GUID:F9481606-0556-4A9D-9C89-4EF9CC6E8CFC Shortcode:63334</text:span></text:p>
      <text:p text:style-name="P1"><text:span text:style-name="T1">VOTE 1168124021 Campaign:ssss_uk_02B Validity:during Choice:Leon CONN:MIG01TU MSISDN:00777773349999 GUID:AD5C2A16-D379-475E-B8BF-164BC891BF2E Shortcode:63334</text:span></text:p>
      <text:p text:style-name="P1"><text:span text:style-name="T1">VOTE 1168124021 Campaign:ssss_uk_02B Validity:during Choice:Leon CONN:MIG01TU MSISDN:00777770799999 GUID:8EFE5F97-8026-4E98-AC06-7F7C231E6CBA Shortcode:63334</text:span></text:p>
      <text:p text:style-name="P1"><text:span text:style-name="T1">VOTE 1168124021 Campaign:ssss_uk_02B Validity:during Choice:Leon CONN:MIG01TU MSISDN:00777777509999 GUID:1C6F53E3-9C22-4EA7-B211-1B737783798C Shortcode:63334</text:span></text:p>
      <text:p text:style-name="P1"><text:span text:style-name="T1">VOTE 1168124021 Campaign:ssss_uk_02B Validity:during Choice:Leon CONN:MIG01TU </text:span><text:soft-page-break/><text:span text:style-name="T1">MSISDN:00777777809999 GUID:CF6700C3-9C5D-4B51-BCE7-171A5D2E986F Shortcode:63334</text:span></text:p>
      <text:p text:style-name="P1"><text:span text:style-name="T1">VOTE 1168124021 Campaign:ssss_uk_02B Validity:during Choice:Leon CONN:MIG01XU MSISDN:00777779639999 GUID:E0DA1588-FAD2-4450-8BDD-C2CE00863A9A Shortcode:63334</text:span></text:p>
      <text:p text:style-name="P1"><text:span text:style-name="T1">VOTE 1168124021 Campaign:ssss_uk_02B Validity:during Choice:Matthew CONN:MIG01XU MSISDN:00777779839999 GUID:40CC800D-7205-4A0A-B1FB-7B3608DB36FE Shortcode:63334</text:span></text:p>
      <text:p text:style-name="P1"><text:span text:style-name="T1">VOTE 1168124021 Campaign:ssss_uk_02B Validity:during Choice:Leon CONN:MIG00VU MSISDN:00777771519999 GUID:9C1DCF65-8CAB-45BA-9355-EB8E0D674FBD Shortcode:63334</text:span></text:p>
      <text:p text:style-name="P1"><text:span text:style-name="T1">VOTE 1168124021 Campaign:ssss_uk_02B Validity:during Choice:Leon CONN:MIG01XU MSISDN:00777772539999 GUID:34EA3CFA-81A9-4E38-9003-CD767360CCB4 Shortcode:63334</text:span></text:p>
      <text:p text:style-name="P1"><text:span text:style-name="T1">VOTE 1168124021 Campaign:ssss_uk_02B Validity:during Choice:Leon CONN:MIG01HU MSISDN:00777777159999 GUID:4330BD5E-87EF-4B90-8C57-033139675461 Shortcode:63334</text:span></text:p>
      <text:p text:style-name="P1"><text:span text:style-name="T1">VOTE 1168124021 Campaign:ssss_uk_02B Validity:during Choice:Leon CONN:MIG01XU MSISDN:00777776849999 GUID:AC26F6DA-B8E4-423A-9A82-724C169128B9 Shortcode:63334</text:span></text:p>
      <text:p text:style-name="P1"><text:span text:style-name="T1">VOTE 1168124021 Campaign:ssss_uk_02B Validity:during Choice:Leon CONN:MIG01XU MSISDN:00777772069999 GUID:28F25E5A-BEE3-44BF-BE4D-9C5C0309D05E Shortcode:63334</text:span></text:p>
      <text:p text:style-name="P1"><text:span text:style-name="T1">VOTE 1168124021 Campaign:ssss_uk_02B Validity:during Choice:Matthew CONN:MIG01XU MSISDN:00777774439999 GUID:171FA1CF-0B1B-4C66-8F11-216530B8D0AD Shortcode:63334</text:span></text:p>
      <text:p text:style-name="P1"><text:span text:style-name="T1">VOTE 1168124021 Campaign:ssss_uk_02B Validity:during Choice:Leon CONN:MIG01XU MSISDN:00777778039999 GUID:8FFAF2CE-7911-47D2-8E9B-5296F864C9FC Shortcode:63334</text:span></text:p>
      <text:p text:style-name="P1"><text:span text:style-name="T1">VOTE 1168124021 Campaign:ssss_uk_02B Validity:during Choice:Leon CONN:MIG01XU MSISDN:00777771079999 GUID:A56B2DDB-F63D-41F9-B51D-37E3B9DDBF3E Shortcode:63334</text:span></text:p>
      <text:p text:style-name="P1"><text:span text:style-name="T1">VOTE 1168124021 Campaign:ssss_uk_02B Validity:during Choice:Leon CONN:MIG01XU MSISDN:00777775029999 GUID:C21B1F06-316B-4D69-B9EB-418598BC8B7A Shortcode:63334</text:span></text:p>
      <text:p text:style-name="P1"><text:span text:style-name="T1">VOTE 1168124022 Campaign:ssss_uk_02B Validity:during Choice:Leon CONN:MIG01TU MSISDN:00777773399999 GUID:2D00FFAC-85D3-4EF5-B6B7-81874CAD0369 Shortcode:63334</text:span></text:p>
      <text:p text:style-name="P1"><text:span text:style-name="T1">VOTE 1168124022 Campaign:ssss_uk_02B Validity:during Choice:Leon CONN:MIG01TU MSISDN:00777778039999 GUID:AE05B176-223F-4275-AE30-D7E0B6802DD6 Shortcode:63334</text:span></text:p>
      <text:p text:style-name="P1"><text:span text:style-name="T1">VOTE 1168124022 Campaign:ssss_uk_02B Validity:during Choice:Matthew CONN:MIG01TU MSISDN:00777772009999 GUID:9AE57122-F43D-4333-A615-2939F98FB029 Shortcode:63334</text:span></text:p>
      <text:p text:style-name="P1"><text:span text:style-name="T1">VOTE 1168124022 Campaign:ssss_uk_02B Validity:during Choice:Matthew CONN:MIG01XU MSISDN:00777775409999 GUID:7245ABC5-A6AA-4EE3-8620-53B5930F0976 Shortcode:63334</text:span></text:p>
      <text:p text:style-name="P1"><text:span text:style-name="T1">VOTE 1168124022 Campaign:ssss_uk_02B Validity:during Choice:Leon CONN:MIG01XU MSISDN:00777771529999 GUID:7868DE14-B426-4094-A62A-7633947EE200 Shortcode:63334</text:span></text:p>
      <text:p text:style-name="P1"><text:span text:style-name="T1">VOTE 1168124022 Campaign:ssss_uk_02B Validity:during Choice:Leon CONN:MIG01TU MSISDN:00777775389999 GUID:9C5CDBC6-DD86-4C79-B18B-2632BF74563C Shortcode:63334</text:span></text:p>
      <text:p text:style-name="P1"><text:span text:style-name="T1">VOTE 1168124022 Campaign:ssss_uk_02B Validity:during Choice:Leon CONN:MIG01TU MSISDN:00777774299999 GUID:38A95333-97A4-4BFD-A563-7017C553EBF2 Shortcode:63334</text:span></text:p>
      <text:p text:style-name="P1"><text:span text:style-name="T1">VOTE 1168124022 Campaign:ssss_uk_02B Validity:during Choice:Matthew CONN:MIG01XU MSISDN:00777774709999 GUID:55E2A782-978D-4860-A064-3280B8A8D976 Shortcode:63334</text:span></text:p>
      <text:p text:style-name="P1"><text:span text:style-name="T1">VOTE 1168124022 Campaign:ssss_uk_02B Validity:during Choice:Matthew CONN:MIG01TU MSISDN:00777774719999 GUID:4123F605-2557-49BE-B9AF-549D67964E4E Shortcode:63334</text:span></text:p>
      <text:p text:style-name="P1"><text:span text:style-name="T1">VOTE 1168124022 Campaign:ssss_uk_02B Validity:during Choice:Leon CONN:MIG01TU MSISDN:00777779529999 GUID:96D6693E-C136-45A0-9327-3F8854A2030D Shortcode:63334</text:span></text:p>
      <text:p text:style-name="P1"><text:span text:style-name="T1">VOTE 1168124022 Campaign:ssss_uk_02B Validity:during Choice:Leon CONN:MIG01TU MSISDN:00777770439999 GUID:48A2C14F-A116-4E51-B4E9-DBD4E6000CD1 Shortcode:63334</text:span></text:p>
      <text:p text:style-name="P1"><text:span text:style-name="T1">VOTE 1168124022 Campaign:ssss_uk_02B Validity:during Choice:Matthew CONN:MIG00VU MSISDN:00777773039999 GUID:EC4119EE-0B00-4468-9899-6931C8A48BC3 Shortcode:63334</text:span></text:p>
      <text:p text:style-name="P1"><text:span text:style-name="T1">VOTE 1168124022 Campaign:ssss_uk_02B Validity:during Choice:Leon CONN:MIG01XU MSISDN:00777776249999 GUID:6F6A273B-84ED-4833-BE11-F8FBBDF70BC1 Shortcode:63334</text:span></text:p>
      <text:p text:style-name="P1"><text:span text:style-name="T1">VOTE 1168124022 Campaign:ssss_uk_02B Validity:during Choice:Leon CONN:MIG01TU MSISDN:00777777589999 GUID:0E216BC5-187E-4ECD-85D4-57081BF0E15A Shortcode:63334</text:span></text:p>
      <text:p text:style-name="P1"><text:span text:style-name="T1">VOTE 1168124022 Campaign:ssss_uk_02B Validity:during Choice:Leon CONN:MIG01TU MSISDN:00777776349999 GUID:F8310D4E-E17A-4E9C-93E9-D8F7D180F920 Shortcode:63334</text:span></text:p>
      <text:p text:style-name="P1"><text:span text:style-name="T1">VOTE 1168124022 Campaign:ssss_uk_02B Validity:during Choice:Leon CONN:MIG01HU MSISDN:00777777469999 GUID:2C3F3C13-DFC8-46A6-9233-0CADA1D8BBD3 Shortcode:63334</text:span></text:p>
      <text:p text:style-name="P1"><text:span text:style-name="T1">VOTE 1168124022 Campaign:ssss_uk_02B Validity:during Choice:Leon CONN:MIG01HU MSISDN:00777777949999 GUID:A54DD595-277E-493B-BC91-1EBCB1344A8A Shortcode:63334</text:span></text:p>
      <text:p text:style-name="P1"><text:span text:style-name="T1">VOTE 1168124022 Campaign:ssss_uk_02B Validity:during Choice:Leon CONN:MIG01TU MSISDN:00777772949999 GUID:68996CD4-6A4F-454E-A784-85645CD5563E Shortcode:63334</text:span></text:p>
      <text:p text:style-name="P1"><text:span text:style-name="T1">VOTE 1168124022 Campaign:ssss_uk_02B Validity:during Choice:Leon CONN:MIG01TU MSISDN:00777770719999 GUID:B1A2220D-136F-4850-9B63-BF31C5C0F4CE Shortcode:63334</text:span></text:p>
      <text:p text:style-name="P1"><text:span text:style-name="T1">VOTE 1168124022 Campaign:ssss_uk_02B Validity:during Choice:Leon CONN:MIG01TU </text:span><text:soft-page-break/><text:span text:style-name="T1">MSISDN:00777774119999 GUID:617F70AB-B02C-492F-A720-3B385C7950BC Shortcode:63334</text:span></text:p>
      <text:p text:style-name="P1"><text:span text:style-name="T1">VOTE 1168124022 Campaign:ssss_uk_02B Validity:during Choice:Leon CONN:MIG01TU MSISDN:00777778049999 GUID:292A909C-45EF-4AAC-8B13-76EC9A30E8C6 Shortcode:63334</text:span></text:p>
      <text:p text:style-name="P1"><text:span text:style-name="T1">VOTE 1168124023 Campaign:ssss_uk_02B Validity:during Choice:Leon CONN:MIG01TU MSISDN:00777774059999 GUID:94F6C7A2-BB93-485B-BCE5-3C6F119872C5 Shortcode:63334</text:span></text:p>
      <text:p text:style-name="P1"><text:span text:style-name="T1">VOTE 1168124019 Campaign:ssss_uk_02B Validity:during Choice:Leon CONN:MIG01XU MSISDN:00777771639999 GUID:3E488B34-3EE2-40C5-A377-4EAFFA64A8B5 Shortcode:63334</text:span></text:p>
      <text:p text:style-name="P1"><text:span text:style-name="T1">VOTE 1168124023 Campaign:ssss_uk_02B Validity:during Choice:Leon CONN:MIG01XU MSISDN:00777772789999 GUID:4B990478-2751-47CA-A911-0CD0FC70523B Shortcode:63334</text:span></text:p>
      <text:p text:style-name="P1"><text:span text:style-name="T1">VOTE 1168124023 Campaign:ssss_uk_02B Validity:during Choice:Leon CONN:MIG01XU MSISDN:00777775159999 GUID:FB01B54D-51B5-4B92-A62C-9C5100009B70 Shortcode:63334</text:span></text:p>
      <text:p text:style-name="P1"><text:span text:style-name="T1">VOTE 1168124023 Campaign:ssss_uk_02B Validity:during Choice:Leon CONN:MIG01TU MSISDN:00777776189999 GUID:4890B37F-F72E-4563-8016-A089528AA54B Shortcode:63334</text:span></text:p>
      <text:p text:style-name="P1"><text:span text:style-name="T1">VOTE 1168124021 Campaign:ssss_uk_02B Validity:during Choice:Leon CONN:MIG01TU MSISDN:00777774849999 GUID:3228C62B-306B-4B43-A9C5-387F706B765F Shortcode:63334</text:span></text:p>
      <text:p text:style-name="P1"><text:span text:style-name="T1">VOTE 1168124024 Campaign:ssss_uk_02B Validity:during Choice:Leon CONN:MIG01TU MSISDN:00777771889999 GUID:88214D4E-7D28-40A0-93EC-FA3BA6160DF4 Shortcode:63334</text:span></text:p>
      <text:p text:style-name="P1"><text:span text:style-name="T1">VOTE 1168124024 Campaign:ssss_uk_02B Validity:during Choice:Leon CONN:MIG01TU MSISDN:00777772889999 GUID:3F8A1451-5B9A-4B98-8D06-FF8F6EC7B60A Shortcode:63334</text:span></text:p>
      <text:p text:style-name="P1"><text:span text:style-name="T1">VOTE 1168124024 Campaign:ssss_uk_02B Validity:during Choice:Leon CONN:MIG01TU MSISDN:00777778529999 GUID:8D0C7B45-87F3-427A-983A-BDA3A6231C8F Shortcode:63334</text:span></text:p>
      <text:p text:style-name="P1"><text:span text:style-name="T1">VOTE 1168124024 Campaign:ssss_uk_02B Validity:during Choice:Matthew CONN:MIG01TU MSISDN:00777772109999 GUID:49864027-8935-4388-949A-74C128F71D20 Shortcode:63334</text:span></text:p>
      <text:p text:style-name="P1"><text:span text:style-name="T1">VOTE 1168124024 Campaign:ssss_uk_02B Validity:during Choice:Leon CONN:MIG01TU MSISDN:00777776649999 GUID:9EA3DA51-6777-488A-B5C4-64DFBCC6A21E Shortcode:63334</text:span></text:p>
      <text:p text:style-name="P1"><text:span text:style-name="T1">VOTE 1168124024 Campaign:ssss_uk_02B Validity:during Choice:Leon CONN:MIG01TU MSISDN:00777779509999 GUID:0841A2C8-D723-4821-94A8-6C214D756373 Shortcode:63334</text:span></text:p>
      <text:p text:style-name="P1"><text:span text:style-name="T1">VOTE 1168124024 Campaign:ssss_uk_02B Validity:during Choice:Matthew CONN:MIG01TU MSISDN:00777770189999 GUID:C6A4583D-B563-408B-8010-CD54B14DCB34 Shortcode:63334</text:span></text:p>
      <text:p text:style-name="P1"><text:span text:style-name="T1">VOTE 1168124024 Campaign:ssss_uk_02B Validity:during Choice:Leon CONN:MIG01XU MSISDN:00777773659999 GUID:8D5B2A65-BC4C-4C4A-B323-2AB99F8478D4 Shortcode:63334</text:span></text:p>
      <text:p text:style-name="P1"><text:span text:style-name="T1">VOTE 1168124024 Campaign:ssss_uk_02B Validity:during Choice:Matthew CONN:MIG01TU MSISDN:00777772159999 GUID:CE116DD2-875F-44D3-8257-15036C770EE3 Shortcode:63334</text:span></text:p>
      <text:p text:style-name="P1"><text:span text:style-name="T1">VOTE 1168124024 Campaign:ssss_uk_02B Validity:during Choice:Leon CONN:MIG01HU MSISDN:00777778219999 GUID:E9C19F26-6B25-4556-A713-91911FA2A168 Shortcode:63334</text:span></text:p>
      <text:p text:style-name="P1"><text:span text:style-name="T1">VOTE 1168124024 Campaign:ssss_uk_02B Validity:during Choice:Leon CONN:MIG01HU MSISDN:00777778639999 GUID:AFDD51C8-3980-4972-9DAA-1369B8ED60BA Shortcode:63334</text:span></text:p>
      <text:p text:style-name="P1"><text:span text:style-name="T1">VOTE 1168124024 Campaign:ssss_uk_02B Validity:during Choice:Leon CONN:MIG01HU MSISDN:00777775659999 GUID:6FD48FC5-BDF4-407B-B1E8-B7B64FE582F5 Shortcode:63334</text:span></text:p>
      <text:p text:style-name="P1"><text:span text:style-name="T1">VOTE 1168124024 Campaign:ssss_uk_02B Validity:during Choice:Matthew CONN:MIG01HU MSISDN:00777776959999 GUID:9A682E1A-47AF-48BF-9679-9A48F87D2404 Shortcode:63334</text:span></text:p>
      <text:p text:style-name="P1"><text:span text:style-name="T1">VOTE 1168124024 Campaign:ssss_uk_02B Validity:during Choice:Matthew CONN:MIG01TU MSISDN:00777774409999 GUID:22A2C9C3-7714-4E04-922D-FE3594343B5E Shortcode:63334</text:span></text:p>
      <text:p text:style-name="P1"><text:span text:style-name="T1">VOTE 1168124024 Campaign:ssss_uk_02B Validity:during Choice:Matthew CONN:MIG01TU MSISDN:00777770139999 GUID:13B1BC2A-CBB0-43D6-96D7-63F9FEE29BA0 Shortcode:63334</text:span></text:p>
      <text:p text:style-name="P1"><text:span text:style-name="T1">VOTE 1168124024 Campaign:ssss_uk_02B Validity:during Choice:Leon CONN:MIG01TU MSISDN:00777779829999 GUID:FBFDC9E2-B7AF-481B-8987-69584851A878 Shortcode:63334</text:span></text:p>
      <text:p text:style-name="P1"><text:span text:style-name="T1">VOTE 1168124024 Campaign:ssss_uk_02B Validity:during Choice:Leon CONN:MIG01XU MSISDN:00777776239999 GUID:9EBBDBE8-9A33-486F-A4DC-222F09D7201D Shortcode:63334</text:span></text:p>
      <text:p text:style-name="P1"><text:span text:style-name="T1">VOTE 1168124024 Campaign:ssss_uk_02B Validity:during Choice:Matthew CONN:MIG01XU MSISDN:00777774669999 GUID:E41BFB32-146A-4F96-AA35-8DD42B206989 Shortcode:63334</text:span></text:p>
      <text:p text:style-name="P1"><text:span text:style-name="T1">VOTE 1168124024 Campaign:ssss_uk_02B Validity:during Choice:Matthew CONN:MIG01XU MSISDN:00777778909999 GUID:D95FB1E9-5C43-4828-9C49-CC6143674746 Shortcode:63334</text:span></text:p>
      <text:p text:style-name="P1"><text:span text:style-name="T1">VOTE 1168124024 Campaign:ssss_uk_02B Validity:during Choice:Leon CONN:MIG01TU MSISDN:00777778859999 GUID:EF188CC4-51A0-40D2-A622-04675BDECC2A Shortcode:63334</text:span></text:p>
      <text:p text:style-name="P1"><text:span text:style-name="T1">VOTE 1168124024 Campaign:ssss_uk_02B Validity:during Choice:Leon CONN:MIG01TU MSISDN:00777770029999 GUID:52408398-6728-4564-BECA-AAFC489275C1 Shortcode:63334</text:span></text:p>
      <text:p text:style-name="P1"><text:span text:style-name="T1">VOTE 1168124024 Campaign:ssss_uk_02B Validity:during Choice:Leon CONN:MIG01XU MSISDN:00777779469999 GUID:7E066E60-1C1E-474E-A4E1-58645A6F3465 Shortcode:63334</text:span></text:p>
      <text:p text:style-name="P1"><text:span text:style-name="T1">VOTE 1168124024 Campaign:ssss_uk_02B Validity:during Choice:Leon CONN:MIG01TU MSISDN:00777779729999 GUID:85C0A1FF-F2B7-4D2F-9F30-B212137332C8 Shortcode:63334</text:span></text:p>
      <text:p text:style-name="P1"><text:span text:style-name="T1">VOTE 1168124024 Campaign:ssss_uk_02B Validity:during Choice:Leon CONN:MIG01TU </text:span><text:soft-page-break/><text:span text:style-name="T1">MSISDN:00777772569999 GUID:63845479-7ED7-4F7D-87D9-00B3C0741F3E Shortcode:63334</text:span></text:p>
      <text:p text:style-name="P1"><text:span text:style-name="T1">VOTE 1168124024 Campaign:ssss_uk_02B Validity:during Choice:Leon CONN:MIG01TU MSISDN:00777779549999 GUID:6B2AEA26-6E33-474D-9755-83F23935EB1C Shortcode:63334</text:span></text:p>
      <text:p text:style-name="P1"><text:span text:style-name="T1">VOTE 1168124024 Campaign:ssss_uk_02B Validity:during Choice:Leon CONN:MIG01XU MSISDN:00777773749999 GUID:BF864AEF-0D32-40BC-93A0-DF1C177DDE9D Shortcode:63334</text:span></text:p>
      <text:p text:style-name="P1"><text:span text:style-name="T1">VOTE 1168124024 Campaign:ssss_uk_02B Validity:during Choice:Leon CONN:MIG01XU MSISDN:00777773319999 GUID:D43BC918-462C-40E1-B488-E3BCE4FACB09 Shortcode:63334</text:span></text:p>
      <text:p text:style-name="P1"><text:span text:style-name="T1">VOTE 1168124023 Campaign:ssss_uk_02B Validity:during Choice:Leon CONN:MIG00VU MSISDN:00777779289999 GUID:DA1A2B0A-B20B-486A-8E06-124C22640ACE Shortcode:63334</text:span></text:p>
      <text:p text:style-name="P1"><text:span text:style-name="T1">VOTE 1168124024 Campaign:ssss_uk_02B Validity:during Choice:Leon CONN:MIG01XU MSISDN:00777773339999 GUID:0AA21B51-747F-4649-AF3E-200905E55E59 Shortcode:63334</text:span></text:p>
      <text:p text:style-name="P1"><text:span text:style-name="T1">VOTE 1168124024 Campaign:ssss_uk_02B Validity:during Choice:Leon CONN:MIG01HU MSISDN:00777778369999 GUID:46F2DD3D-3BF3-449E-BE56-7D48BAF5BD27 Shortcode:63334</text:span></text:p>
      <text:p text:style-name="P1"><text:span text:style-name="T1">VOTE 1168124024 Campaign:ssss_uk_02B Validity:during Choice:Leon CONN:MIG01HU MSISDN:00777777989999 GUID:A9893510-1911-4BF3-BBB6-40DDC00BE062 Shortcode:63334</text:span></text:p>
      <text:p text:style-name="P1"><text:span text:style-name="T1">VOTE 1168124024 Campaign:ssss_uk_02B Validity:during Choice:Matthew CONN:MIG01XU MSISDN:00777779529999 GUID:379F8C8A-0D9D-4AF7-B305-BB6768BF37F9 Shortcode:63334</text:span></text:p>
      <text:p text:style-name="P1"><text:span text:style-name="T1">VOTE 1168124024 Campaign:ssss_uk_02B Validity:during Choice:Matthew CONN:MIG01TU MSISDN:00777777429999 GUID:041DC468-64CC-4FDD-97AA-3C993585F9A7 Shortcode:63334</text:span></text:p>
      <text:p text:style-name="P1"><text:span text:style-name="T1">VOTE 1168124024 Campaign:ssss_uk_02B Validity:during Choice:Leon CONN:MIG01TU MSISDN:00777770529999 GUID:6D8CAA5B-75FC-4DC5-B1B3-BE7CE223A9A9 Shortcode:63334</text:span></text:p>
      <text:p text:style-name="P1"><text:span text:style-name="T1">VOTE 1168124024 Campaign:ssss_uk_02B Validity:during Choice:Leon CONN:MIG01XU MSISDN:00777779559999 GUID:AD14A106-D0CE-4F6E-A156-CEE7F924AD21 Shortcode:63334</text:span></text:p>
      <text:p text:style-name="P1"><text:span text:style-name="T1">VOTE 1168124024 Campaign:ssss_uk_02B Validity:during Choice:Leon CONN:MIG01TU MSISDN:00777771989999 GUID:4C8158A6-05DD-4299-872B-C592219D2E48 Shortcode:63334</text:span></text:p>
      <text:p text:style-name="P1"><text:span text:style-name="T1">VOTE 1168124024 Campaign:ssss_uk_02B Validity:during Choice:Leon CONN:MIG01XU MSISDN:00777779979999 GUID:BF13C5BD-14DB-4208-887A-74CED56495AE Shortcode:63334</text:span></text:p>
      <text:p text:style-name="P1"><text:span text:style-name="T1">VOTE 1168124024 Campaign:ssss_uk_02B Validity:during Choice:Matthew CONN:MIG01TU MSISDN:00777771069999 GUID:343636B8-E6D4-4035-A461-79BD4C1DA398 Shortcode:63334</text:span></text:p>
      <text:p text:style-name="P1"><text:span text:style-name="T1">VOTE 1168124024 Campaign:ssss_uk_02B Validity:during Choice:Matthew CONN:MIG01TU MSISDN:00777771879999 GUID:86CB11FB-A2FC-49E0-A737-481EC16CBC89 Shortcode:63334</text:span></text:p>
      <text:p text:style-name="P1"><text:span text:style-name="T1">VOTE 1168124024 Campaign:ssss_uk_02B Validity:during Choice:Leon CONN:MIG00VU MSISDN:00777771609999 GUID:264D8299-9821-4B94-BFFF-37D11367DFB5 Shortcode:63334</text:span></text:p>
      <text:p text:style-name="P1"><text:span text:style-name="T1">VOTE 1168124024 Campaign:ssss_uk_02B Validity:during Choice:Matthew CONN:MIG01XU MSISDN:00777778629999 GUID:4EA658B8-A28E-43F1-8759-4DC72F5C5568 Shortcode:63334</text:span></text:p>
      <text:p text:style-name="P1"><text:span text:style-name="T1">VOTE 1168124024 Campaign:ssss_uk_02B Validity:during Choice:Leon CONN:MIG01TU MSISDN:00777773329999 GUID:442E6BA8-0228-4533-9595-A9C048282A3F Shortcode:63334</text:span></text:p>
      <text:p text:style-name="P1"><text:span text:style-name="T1">VOTE 1168124024 Campaign:ssss_uk_02B Validity:during Choice:Leon CONN:MIG01TU MSISDN:00777774759999 GUID:FD79CBF0-08F6-4B7F-8D15-17E35671BFAE Shortcode:63334</text:span></text:p>
      <text:p text:style-name="P1"><text:span text:style-name="T1">VOTE 1168124024 Campaign:ssss_uk_02B Validity:during Choice:Leon CONN:MIG01XU MSISDN:00777778859999 GUID:33361BB4-D1DA-4CD3-B735-EAC779EDCB87 Shortcode:63334</text:span></text:p>
      <text:p text:style-name="P1"><text:span text:style-name="T1">VOTE 1168124024 Campaign:ssss_uk_02B Validity:during Choice:Matthew CONN:MIG01TU MSISDN:00777774069999 GUID:FEC0347E-CF89-40F9-A07D-EAD1441D0778 Shortcode:63334</text:span></text:p>
      <text:p text:style-name="P1"><text:span text:style-name="T1">VOTE 1168124024 Campaign:ssss_uk_02B Validity:during Choice:Leon CONN:MIG00VU MSISDN:00777777019999 GUID:14CA1729-2AC2-473C-8170-243E6F147FE5 Shortcode:63334</text:span></text:p>
      <text:p text:style-name="P1"><text:span text:style-name="T1">VOTE 1168124024 Campaign:ssss_uk_02B Validity:during Choice:Leon CONN:MIG01XU MSISDN:00777773639999 GUID:198322F3-C475-47A7-80C3-A19EA5958A3A Shortcode:63334</text:span></text:p>
      <text:p text:style-name="P1"><text:span text:style-name="T1">VOTE 1168124025 Campaign:ssss_uk_02B Validity:during Choice:Matthew CONN:MIG01TU MSISDN:00777777079999 GUID:86520C18-897F-46E9-9CA7-71D1F73EE675 Shortcode:63334</text:span></text:p>
      <text:p text:style-name="P1"><text:span text:style-name="T1">VOTE 1168124025 Campaign:ssss_uk_02B Validity:during Choice:Leon CONN:MIG01TU MSISDN:00777770069999 GUID:96963A26-C61A-4CD2-B2B1-B603EF4040E6 Shortcode:63334</text:span></text:p>
      <text:p text:style-name="P1"><text:span text:style-name="T1">VOTE 1168124025 Campaign:ssss_uk_02B Validity:during Choice:Leon CONN:MIG01TU MSISDN:00777776759999 GUID:A132DAE2-60C4-4ECB-BEB5-73B3F7FFD6BD Shortcode:63334</text:span></text:p>
      <text:p text:style-name="P1"><text:span text:style-name="T1">VOTE 1168124025 Campaign:ssss_uk_02B Validity:during Choice:Leon CONN:MIG01TU MSISDN:00777778449999 GUID:FFA33FAE-983C-48AB-8F7F-AC6AF895DC8D Shortcode:63334</text:span></text:p>
      <text:p text:style-name="P1"><text:span text:style-name="T1">VOTE 1168124025 Campaign:ssss_uk_02B Validity:during Choice:Leon CONN:MIG01TU MSISDN:00777773919999 GUID:A55FDDC9-DEF2-4AA9-8627-E92CFCD455BA Shortcode:63334</text:span></text:p>
      <text:p text:style-name="P1"><text:span text:style-name="T1">VOTE 1168124025 Campaign:ssss_uk_02B Validity:during Choice:Leon CONN:MIG01XU MSISDN:00777774669999 GUID:65251128-49F1-4C6E-8E0E-F6ABB55BBD0C Shortcode:63334</text:span></text:p>
      <text:p text:style-name="P1"><text:span text:style-name="T1">VOTE 1168124025 Campaign:ssss_uk_02B Validity:during Choice:Matthew CONN:MIG01TU MSISDN:00777771569999 GUID:8D3ACE5E-0D6D-43EA-93C9-FE38E34FD527 Shortcode:63334</text:span></text:p>
      <text:p text:style-name="P1"><text:span text:style-name="T1">VOTE 1168124025 Campaign:ssss_uk_02B Validity:during Choice:Leon CONN:MIG01TU </text:span><text:soft-page-break/><text:span text:style-name="T1">MSISDN:00777772839999 GUID:B8B63700-78E1-4E2C-9640-9DF8C47B853D Shortcode:63334</text:span></text:p>
      <text:p text:style-name="P1"><text:span text:style-name="T1">VOTE 1168124025 Campaign:ssss_uk_02B Validity:during Choice:Leon CONN:MIG01TU MSISDN:00777776729999 GUID:A370C5CA-D45E-4274-83D8-5D32B96CBFD6 Shortcode:63334</text:span></text:p>
      <text:p text:style-name="P1"><text:span text:style-name="T1">VOTE 1168124025 Campaign:ssss_uk_02B Validity:during Choice:Leon CONN:MIG01TU MSISDN:00777776189999 GUID:60A03DE4-BA80-431B-B861-978FAE1264CF Shortcode:63334</text:span></text:p>
      <text:p text:style-name="P1"><text:span text:style-name="T1">VOTE 1168124025 Campaign:ssss_uk_02B Validity:during Choice:Matthew CONN:MIG01TU MSISDN:00777773839999 GUID:B7592282-2CBB-48A6-830E-DDCB64A575E8 Shortcode:63334</text:span></text:p>
      <text:p text:style-name="P1"><text:span text:style-name="T1">VOTE 1168124025 Campaign:ssss_uk_02B Validity:during Choice:Leon CONN:MIG01HU MSISDN:00777777159999 GUID:DB932DA3-B9E4-42EE-89F2-AFB9BD8DA4F4 Shortcode:63334</text:span></text:p>
      <text:p text:style-name="P1"><text:span text:style-name="T1">VOTE 1168124025 Campaign:ssss_uk_02B Validity:during Choice:Leon CONN:MIG01TU MSISDN:00777774319999 GUID:C251457D-C359-427C-B37F-A63EEDA8364A Shortcode:63334</text:span></text:p>
      <text:p text:style-name="P1"><text:span text:style-name="T1">VOTE 1168124025 Campaign:ssss_uk_02B Validity:during Choice:Leon CONN:MIG01TU MSISDN:00777770699999 GUID:61AFB7E5-2266-4E83-8D67-95E20E9FC339 Shortcode:63334</text:span></text:p>
      <text:p text:style-name="P1"><text:span text:style-name="T1">VOTE 1168124025 Campaign:ssss_uk_02B Validity:during Choice:Matthew CONN:MIG01XU MSISDN:00777775259999 GUID:34E92C64-613C-448A-BE3F-E482CAEEA7DB Shortcode:63334</text:span></text:p>
      <text:p text:style-name="P1"><text:span text:style-name="T1">VOTE 1168124025 Campaign:ssss_uk_02B Validity:during Choice:Matthew CONN:MIG01TU MSISDN:00777772909999 GUID:5C81459E-BF1C-4C2B-A91D-5EDEC7772A5D Shortcode:63334</text:span></text:p>
      <text:p text:style-name="P1"><text:span text:style-name="T1">VOTE 1168124025 Campaign:ssss_uk_02B Validity:during Choice:Leon CONN:MIG01TU MSISDN:00777772569999 GUID:A83A2B42-58FC-45FB-864C-AF5667590322 Shortcode:63334</text:span></text:p>
      <text:p text:style-name="P1"><text:span text:style-name="T1">VOTE 1168124025 Campaign:ssss_uk_02B Validity:during Choice:Leon CONN:MIG01TU MSISDN:00777772709999 GUID:E58B2375-400A-4C70-9072-88E0FD069E1A Shortcode:63334</text:span></text:p>
      <text:p text:style-name="P1"><text:span text:style-name="T1">VOTE 1168124025 Campaign:ssss_uk_02B Validity:during Choice:Leon CONN:MIG01TU MSISDN:00777771069999 GUID:297087EF-0D82-4A0C-8047-7FD65DFBF7AD Shortcode:63334</text:span></text:p>
      <text:p text:style-name="P1"><text:span text:style-name="T1">VOTE 1168124025 Campaign:ssss_uk_02B Validity:during Choice:Leon CONN:MIG01TU MSISDN:00777773129999 GUID:465AC7DB-25D8-48AF-8290-9CB2453AC98A Shortcode:63334</text:span></text:p>
      <text:p text:style-name="P1"><text:span text:style-name="T1">VOTE 1168124025 Campaign:ssss_uk_02B Validity:during Choice:Matthew CONN:MIG01TU MSISDN:00777777909999 GUID:99704DFB-DF1A-451B-B28B-9CBB1BD24E3B Shortcode:63334</text:span></text:p>
      <text:p text:style-name="P1"><text:span text:style-name="T1">VOTE 1168124025 Campaign:ssss_uk_02B Validity:during Choice:Leon CONN:MIG01HU MSISDN:00777778339999 GUID:7C840208-E954-417A-AF6A-780BF655A4A0 Shortcode:63334</text:span></text:p>
      <text:p text:style-name="P1"><text:span text:style-name="T1">VOTE 1168124025 Campaign:ssss_uk_02B Validity:during Choice:Matthew CONN:MIG01XU MSISDN:00777775069999 GUID:E0D2A073-DC53-4CB9-ABC3-62E62DA5B641 Shortcode:63334</text:span></text:p>
      <text:p text:style-name="P1"><text:span text:style-name="T1">VOTE 1168124025 Campaign:ssss_uk_02B Validity:during Choice:Leon CONN:MIG00VU MSISDN:00777771869999 GUID:BB1636BB-5E65-4644-82CA-D8AE24C7D6A3 Shortcode:63334</text:span></text:p>
      <text:p text:style-name="P1"><text:span text:style-name="T1">VOTE 1168124025 Campaign:ssss_uk_02B Validity:during Choice:Leon CONN:MIG01TU MSISDN:00777773559999 GUID:60868308-F656-4250-8D47-BB1B2B8661AD Shortcode:63334</text:span></text:p>
      <text:p text:style-name="P1"><text:span text:style-name="T1">VOTE 1168124025 Campaign:ssss_uk_02B Validity:during Choice:Leon CONN:MIG01TU MSISDN:00777773919999 GUID:A14ACEF6-BC1C-4642-82BC-9C50AB4D3D21 Shortcode:63334</text:span></text:p>
      <text:p text:style-name="P1"><text:span text:style-name="T1">VOTE 1168124025 Campaign:ssss_uk_02B Validity:during Choice:Leon CONN:MIG01TU MSISDN:00777776789999 GUID:19F506CA-F3A4-469D-949B-0ED0D086ABC4 Shortcode:63334</text:span></text:p>
      <text:p text:style-name="P1"><text:span text:style-name="T1">VOTE 1168124025 Campaign:ssss_uk_02B Validity:during Choice:Matthew CONN:MIG01HU MSISDN:00777777039999 GUID:3B538D30-B44B-43C1-90DC-44DB1DA65D4F Shortcode:63334</text:span></text:p>
      <text:p text:style-name="P1"><text:span text:style-name="T1">VOTE 1168124025 Campaign:ssss_uk_02B Validity:during Choice:Matthew CONN:MIG01XU MSISDN:00777776149999 GUID:97877F2D-4FAA-4333-B99D-B1074604EF52 Shortcode:63334</text:span></text:p>
      <text:p text:style-name="P1"><text:span text:style-name="T1">VOTE 1168124025 Campaign:ssss_uk_02B Validity:during Choice:Leon CONN:MIG01XU MSISDN:00777774349999 GUID:500DBB39-F91E-4400-A91B-89831205ACEF Shortcode:63334</text:span></text:p>
      <text:p text:style-name="P1"><text:span text:style-name="T1">VOTE 1168124025 Campaign:ssss_uk_02B Validity:during Choice:Leon CONN:MIG01TU MSISDN:00777773929999 GUID:517C9E83-8AF9-4517-9976-78B5E3C0A0FF Shortcode:63334</text:span></text:p>
      <text:p text:style-name="P1"><text:span text:style-name="T1">VOTE 1168124025 Campaign:ssss_uk_02B Validity:during Choice:Matthew CONN:MIG01XU MSISDN:00777771369999 GUID:07E49FB0-367D-4DAE-B808-3D3762F71A05 Shortcode:63334</text:span></text:p>
      <text:p text:style-name="P1"><text:span text:style-name="T1">VOTE 1168124025 Campaign:ssss_uk_02B Validity:during Choice:Leon CONN:MIG01TU MSISDN:00777774299999 GUID:24229CC1-3793-46D1-A7CE-FB99B794EB32 Shortcode:63334</text:span></text:p>
      <text:p text:style-name="P1"><text:span text:style-name="T1">VOTE 1168124025 Campaign:ssss_uk_02B Validity:during Choice:Leon CONN:MIG01XU MSISDN:00777776379999 GUID:30B4E33C-6B7D-423A-A3A4-B8CB69909744 Shortcode:63334</text:span></text:p>
      <text:p text:style-name="P1"><text:span text:style-name="T1">VOTE 1168124025 Campaign:ssss_uk_02B Validity:during Choice:Matthew CONN:MIG01HU MSISDN:00777778329999 GUID:1A63E68A-9A4F-4631-BE1C-64DAFD7223E0 Shortcode:63334</text:span></text:p>
      <text:p text:style-name="P1"><text:span text:style-name="T1">VOTE 1168124025 Campaign:ssss_uk_02B Validity:during Choice:Leon CONN:MIG01XU MSISDN:00777775119999 GUID:7120F8DD-AD1A-473A-BC2F-6DC2C6BE8721 Shortcode:63334</text:span></text:p>
      <text:p text:style-name="P1"><text:span text:style-name="T1">VOTE 1168124025 Campaign:ssss_uk_02B Validity:during Choice:Leon CONN:MIG01XU MSISDN:00777772109999 GUID:E452CC28-6864-49A3-87C2-3CE27F6AFC54 Shortcode:63334</text:span></text:p>
      <text:p text:style-name="P1"><text:span text:style-name="T1">VOTE 1168124025 Campaign:ssss_uk_02B Validity:during Choice:Leon CONN:MIG01TU MSISDN:00777773169999 GUID:354DAFEC-942B-4E25-B40A-069C7C588D7F Shortcode:63334</text:span></text:p>
      <text:p text:style-name="P1"><text:span text:style-name="T1">VOTE 1168124026 Campaign:ssss_uk_02B Validity:during Choice:Matthew CONN:MIG01XU </text:span><text:soft-page-break/><text:span text:style-name="T1">MSISDN:00777778109999 GUID:629D9676-C125-40AB-80BF-66F2F342493C Shortcode:63334</text:span></text:p>
      <text:p text:style-name="P1"><text:span text:style-name="T1">VOTE 1168124026 Campaign:ssss_uk_02B Validity:during Choice:Leon CONN:MIG01XU MSISDN:00777779309999 GUID:4EE4EF78-FA11-4A6E-8799-E477AAD501A4 Shortcode:63334</text:span></text:p>
      <text:p text:style-name="P1"><text:span text:style-name="T1">VOTE 1168124026 Campaign:ssss_uk_02B Validity:during Choice:Leon CONN:MIG01HU MSISDN:00777776209999 GUID:A01EFA65-6EB7-45D2-95A5-F140B2BA30EA Shortcode:63334</text:span></text:p>
      <text:p text:style-name="P1"><text:span text:style-name="T1">VOTE 1168124026 Campaign:ssss_uk_02B Validity:during Choice:Leon CONN:MIG01HU MSISDN:00777777079999 GUID:A1739714-E789-4B26-B242-1A5B529B7511 Shortcode:63334</text:span></text:p>
      <text:p text:style-name="P1"><text:span text:style-name="T1">VOTE 1168124026 Campaign:ssss_uk_02B Validity:during Choice:Leon CONN:MIG01XU MSISDN:00777776349999 GUID:F6AEF208-0AB6-4611-AAE6-666A35CD2E8A Shortcode:63334</text:span></text:p>
      <text:p text:style-name="P1"><text:span text:style-name="T1">VOTE 1168124026 Campaign:ssss_uk_02B Validity:during Choice:Leon CONN:MIG01XU MSISDN:00777773139999 GUID:74B8E079-BD62-40AD-8ABF-9F7F37215F47 Shortcode:63334</text:span></text:p>
      <text:p text:style-name="P1"><text:span text:style-name="T1">VOTE 1168124026 Campaign:ssss_uk_02B Validity:during Choice:Leon CONN:MIG01TU MSISDN:00777774999999 GUID:CBDF0A2E-4697-4F00-A40B-BB1E9B0121F1 Shortcode:63334</text:span></text:p>
      <text:p text:style-name="P1"><text:span text:style-name="T1">VOTE 1168124026 Campaign:ssss_uk_02B Validity:during Choice:Matthew CONN:MIG01TU MSISDN:00777773039999 GUID:19EE0356-DFE6-4584-98F9-C6F2A7A756D9 Shortcode:63334</text:span></text:p>
      <text:p text:style-name="P1"><text:span text:style-name="T1">VOTE 1168124026 Campaign:ssss_uk_02B Validity:during Choice:Leon CONN:MIG01XU MSISDN:00777772449999 GUID:34D31734-8255-42A4-B7D7-996CF4EACADC Shortcode:63334</text:span></text:p>
      <text:p text:style-name="P1"><text:span text:style-name="T1">VOTE 1168124026 Campaign:ssss_uk_02B Validity:during Choice:Leon CONN:MIG01XU MSISDN:00777779509999 GUID:6B56DFCD-20AC-4BC3-A88F-F6477606A5E8 Shortcode:63334</text:span></text:p>
      <text:p text:style-name="P1"><text:span text:style-name="T1">VOTE 1168124026 Campaign:ssss_uk_02B Validity:during Choice:Leon CONN:MIG01XU MSISDN:00777770379999 GUID:538AA6F0-C044-425D-A0FA-F43A4818D6BE Shortcode:63334</text:span></text:p>
      <text:p text:style-name="P1"><text:span text:style-name="T1">VOTE 1168124026 Campaign:ssss_uk_02B Validity:during Choice:Matthew CONN:MIG01XU MSISDN:00777772169999 GUID:FFD34B7C-D8CD-4887-AC6F-E8F603302FE1 Shortcode:63334</text:span></text:p>
      <text:p text:style-name="P1"><text:span text:style-name="T1">VOTE 1168124026 Campaign:ssss_uk_02B Validity:during Choice:Leon CONN:MIG01TU MSISDN:00777776699999 GUID:9BC4D3B3-465C-498D-BBE4-8C0308A99EF8 Shortcode:63334</text:span></text:p>
      <text:p text:style-name="P1"><text:span text:style-name="T1">VOTE 1168124026 Campaign:ssss_uk_02B Validity:during Choice:Leon CONN:MIG01XU MSISDN:00777775969999 GUID:74F12A2E-6553-41DF-9935-1A0FD203195C Shortcode:63334</text:span></text:p>
      <text:p text:style-name="P1"><text:span text:style-name="T1">VOTE 1168124026 Campaign:ssss_uk_02B Validity:during Choice:Leon CONN:MIG01TU MSISDN:00777774169999 GUID:EF75FE22-4BB5-4B9A-9B2D-AA6774AC58A9 Shortcode:63334</text:span></text:p>
      <text:p text:style-name="P1"><text:span text:style-name="T1">VOTE 1168124026 Campaign:ssss_uk_02B Validity:during Choice:Leon CONN:MIG01TU MSISDN:00777773009999 GUID:F7D9FB0D-08A3-4223-8F1D-F1BE66F55FC7 Shortcode:63334</text:span></text:p>
      <text:p text:style-name="P1"><text:span text:style-name="T1">VOTE 1168124026 Campaign:ssss_uk_02B Validity:during Choice:Matthew CONN:MIG01XU MSISDN:00777776039999 GUID:7C24B1B5-24C4-4271-806F-EA564055B491 Shortcode:63334</text:span></text:p>
      <text:p text:style-name="P1"><text:span text:style-name="T1">VOTE 1168124026 Campaign:ssss_uk_02B Validity:during Choice:Leon CONN:MIG01XU MSISDN:00777779149999 GUID:3CA99A71-3204-4C4B-8DB8-66FB94E867E3 Shortcode:63334</text:span></text:p>
      <text:p text:style-name="P1"><text:span text:style-name="T1">VOTE 1168124026 Campaign:ssss_uk_02B Validity:during Choice:Leon CONN:MIG01XU MSISDN:00777773389999 GUID:796F4D98-7CAB-42DD-B767-EBFE78660DBA Shortcode:63334</text:span></text:p>
      <text:p text:style-name="P1"><text:span text:style-name="T1">VOTE 1168124026 Campaign:ssss_uk_02B Validity:during Choice:Leon CONN:MIG01TU MSISDN:00777773559999 GUID:3945A1F7-4238-4E4B-8891-B3C7320234E2 Shortcode:63334</text:span></text:p>
      <text:p text:style-name="P1"><text:span text:style-name="T1">VOTE 1168124026 Campaign:ssss_uk_02B Validity:during Choice:Matthew CONN:MIG01TU MSISDN:00777770069999 GUID:257D89B0-0D8C-406F-AAEA-DE74FF2B6C64 Shortcode:63334</text:span></text:p>
      <text:p text:style-name="P1"><text:span text:style-name="T1">VOTE 1168124026 Campaign:ssss_uk_02B Validity:during Choice:Leon CONN:MIG01TU MSISDN:00777778249999 GUID:CFDCCEEC-D330-48EF-9216-215CF4B7F6E9 Shortcode:63334</text:span></text:p>
      <text:p text:style-name="P1"><text:span text:style-name="T1">VOTE 1168124026 Campaign:ssss_uk_02B Validity:during Choice:Leon CONN:MIG01TU MSISDN:00777776309999 GUID:80822355-7D9B-4402-BDA9-4FF86A924C14 Shortcode:63334</text:span></text:p>
      <text:p text:style-name="P1"><text:span text:style-name="T1">VOTE 1168124026 Campaign:ssss_uk_02B Validity:during Choice:Leon CONN:MIG01TU MSISDN:00777773899999 GUID:E8F96495-ED2A-4622-9EEA-38DD481D8679 Shortcode:63334</text:span></text:p>
      <text:p text:style-name="P1"><text:span text:style-name="T1">VOTE 1168124026 Campaign:ssss_uk_02B Validity:during Choice:Matthew CONN:MIG01TU MSISDN:00777776199999 GUID:B626D2E2-8D8B-4D2C-8EAB-08BCB26D8C54 Shortcode:63334</text:span></text:p>
      <text:p text:style-name="P1"><text:span text:style-name="T1">VOTE 1168124026 Campaign:ssss_uk_02B Validity:during Choice:Leon CONN:MIG01TU MSISDN:00777772029999 GUID:B535E5BA-6B66-46CA-AE2B-B281909EBC98 Shortcode:63334</text:span></text:p>
      <text:p text:style-name="P1"><text:span text:style-name="T1">VOTE 1168124026 Campaign:ssss_uk_02B Validity:during Choice:Matthew CONN:MIG01TU MSISDN:00777774619999 GUID:B20F73D7-DD59-4D58-83F4-5B8A6D6E7961 Shortcode:63334</text:span></text:p>
      <text:p text:style-name="P1"><text:span text:style-name="T1">VOTE 1168124026 Campaign:ssss_uk_02B Validity:during Choice:Matthew CONN:MIG01TU MSISDN:00777770049999 GUID:132C6B4C-3E6B-417A-BEEC-6BC10A54D458 Shortcode:63334</text:span></text:p>
      <text:p text:style-name="P1"><text:span text:style-name="T1">VOTE 1168124026 Campaign:ssss_uk_02B Validity:during Choice:Matthew CONN:MIG01TU MSISDN:00777770379999 GUID:AB8417DC-F501-4CC7-A241-D2BB0FCFE99A Shortcode:63334</text:span></text:p>
      <text:p text:style-name="P1"><text:span text:style-name="T1">VOTE 1168124026 Campaign:ssss_uk_02B Validity:during Choice:Leon CONN:MIG01TU MSISDN:00777770559999 GUID:FC230435-2435-41AD-B955-B7B365463C86 Shortcode:63334</text:span></text:p>
      <text:p text:style-name="P1"><text:span text:style-name="T1">VOTE 1168124026 Campaign:ssss_uk_02B Validity:during Choice:Leon CONN:MIG01TU MSISDN:00777772519999 GUID:97590A73-C682-48EF-8D3A-783C321868C7 Shortcode:63334</text:span></text:p>
      <text:p text:style-name="P1"><text:span text:style-name="T1">VOTE 1168124026 Campaign:ssss_uk_02B Validity:during Choice:Leon CONN:MIG01TU </text:span><text:soft-page-break/><text:span text:style-name="T1">MSISDN:00777771569999 GUID:D763B663-51B8-43DF-89E3-31EE21AE7DAE Shortcode:63334</text:span></text:p>
      <text:p text:style-name="P1"><text:span text:style-name="T1">VOTE 1168124026 Campaign:ssss_uk_02B Validity:during Choice:Matthew CONN:MIG00VU MSISDN:00777775579999 GUID:DB3CBC83-2861-494A-AC60-5D616E17A983 Shortcode:63334</text:span></text:p>
      <text:p text:style-name="P1"><text:span text:style-name="T1">VOTE 1168124026 Campaign:ssss_uk_02B Validity:during Choice:Matthew CONN:MIG01XU MSISDN:00777776979999 GUID:15F01E33-76C6-424E-BBED-7616440CA1DC Shortcode:63334</text:span></text:p>
      <text:p text:style-name="P1"><text:span text:style-name="T1">VOTE 1168124026 Campaign:ssss_uk_02B Validity:during Choice:Leon CONN:MIG01XU MSISDN:00777775889999 GUID:F9D5F606-B73B-4BE1-B4CC-812D9EBA1D3B Shortcode:63334</text:span></text:p>
      <text:p text:style-name="P1"><text:span text:style-name="T1">VOTE 1168124026 Campaign:ssss_uk_02B Validity:during Choice:Leon CONN:MIG01XU MSISDN:00777774829999 GUID:55D2AFD7-277B-4C81-A780-1F23BD113D5B Shortcode:63334</text:span></text:p>
      <text:p text:style-name="P1"><text:span text:style-name="T1">VOTE 1168124026 Campaign:ssss_uk_02B Validity:during Choice:Leon CONN:MIG01XU MSISDN:00777775569999 GUID:04107B25-53D0-4739-8002-9AB1FA8704BF Shortcode:63334</text:span></text:p>
      <text:p text:style-name="P1"><text:span text:style-name="T1">VOTE 1168124026 Campaign:ssss_uk_02B Validity:during Choice:Matthew CONN:MIG00VU MSISDN:00777777169999 GUID:37E8ACA4-678C-4335-B1F8-169FBD2AAF33 Shortcode:63334</text:span></text:p>
      <text:p text:style-name="P1"><text:span text:style-name="T1">VOTE 1168124026 Campaign:ssss_uk_02B Validity:during Choice:Leon CONN:MIG01XU MSISDN:00777771199999 GUID:25EEEC56-7301-43B2-9109-6895A026DDCF Shortcode:63334</text:span></text:p>
      <text:p text:style-name="P1"><text:span text:style-name="T1">VOTE 1168124026 Campaign:ssss_uk_02B Validity:during Choice:Leon CONN:MIG01TU MSISDN:00777776439999 GUID:D95379B8-BAB8-4A80-86B0-21CBE8D41136 Shortcode:63334</text:span></text:p>
      <text:p text:style-name="P1"><text:span text:style-name="T1">VOTE 1168124026 Campaign:ssss_uk_02B Validity:during Choice:Leon CONN:MIG01TU MSISDN:00777771909999 GUID:A590BF8D-3D64-465E-8F02-E0C39606B54E Shortcode:63334</text:span></text:p>
      <text:p text:style-name="P1"><text:span text:style-name="T1">VOTE 1168124026 Campaign:ssss_uk_02B Validity:during Choice:Leon CONN:MIG01TU MSISDN:00777778359999 GUID:5FEA1E90-F9EF-4E87-B600-444D05DC46B0 Shortcode:63334</text:span></text:p>
      <text:p text:style-name="P1"><text:span text:style-name="T1">VOTE 1168124026 Campaign:ssss_uk_02B Validity:during Choice:Leon CONN:MIG01XU MSISDN:00777777499999 GUID:FA96759F-77C0-484C-9817-707126AC372B Shortcode:63334</text:span></text:p>
      <text:p text:style-name="P1"><text:span text:style-name="T1">VOTE 1168124026 Campaign:ssss_uk_02B Validity:during Choice:Leon CONN:MIG01XU MSISDN:00777778689999 GUID:F1419F3D-414D-4764-9D0B-940D45E1A582 Shortcode:63334</text:span></text:p>
      <text:p text:style-name="P1"><text:span text:style-name="T1">VOTE 1168124027 Campaign:Emmerdale Validity:during Choice:MATTHEW CONN:MIG01TU MSISDN:00777776729999 GUID:30C0FD78-4E0D-4C73-BF04-9226340F87E0 Shortcode:63339</text:span></text:p>
      <text:p text:style-name="P1"><text:span text:style-name="T1">VOTE 1168124027 Campaign:ssss_uk_02B Validity:during Choice:Leon CONN:MIG01XU MSISDN:00777772039999 GUID:9DE776E4-CB33-4608-A907-5BC742D66571 Shortcode:63334</text:span></text:p>
      <text:p text:style-name="P1"><text:span text:style-name="T1">VOTE 1168124027 Campaign:ssss_uk_02B Validity:during Choice:Matthew CONN:MIG01XU MSISDN:00777779559999 GUID:1AB80FEE-8765-4946-85FF-0E2C4183CFF1 Shortcode:63334</text:span></text:p>
      <text:p text:style-name="P1"><text:span text:style-name="T1">VOTE 1168124027 Campaign:ssss_uk_02B Validity:during Choice:Leon CONN:MIG01XU MSISDN:00777770609999 GUID:4C63C8FE-BF46-4BA7-B46D-33FCD781D46D Shortcode:63334</text:span></text:p>
      <text:p text:style-name="P1"><text:span text:style-name="T1">VOTE 1168124027 Campaign:ssss_uk_02B Validity:during Choice:Leon CONN:MIG01XU MSISDN:00777774939999 GUID:DA23194B-3C54-47B4-9303-3F4630CBF58B Shortcode:63334</text:span></text:p>
      <text:p text:style-name="P1"><text:span text:style-name="T1">VOTE 1168124027 Campaign:ssss_uk_02B Validity:during Choice:Leon CONN:MIG01TU MSISDN:00777776229999 GUID:20EBFD1A-A0EC-441C-B3BD-611B6E264A4E Shortcode:63334</text:span></text:p>
      <text:p text:style-name="P1"><text:span text:style-name="T1">VOTE 1168124027 Campaign:ssss_uk_02B Validity:during Choice:Leon CONN:MIG01XU MSISDN:00777772309999 GUID:6709EE03-9E43-46BF-96F9-693D1207CD14 Shortcode:63334</text:span></text:p>
      <text:p text:style-name="P1"><text:span text:style-name="T1">VOTE 1168124027 Campaign:ssss_uk_02B Validity:during Choice:Leon CONN:MIG01XU MSISDN:00777775259999 GUID:DEC52DE1-46E9-4DEE-8394-01B330F3737B Shortcode:63334</text:span></text:p>
      <text:p text:style-name="P1"><text:span text:style-name="T1">VOTE 1168124027 Campaign:ssss_uk_02B Validity:during Choice:Leon CONN:MIG01XU MSISDN:00777770959999 GUID:F5787B4D-B46B-4445-A17A-1C4F58D5C05A Shortcode:63334</text:span></text:p>
      <text:p text:style-name="P1"><text:span text:style-name="T1">VOTE 1168124027 Campaign:ssss_uk_02B Validity:during Choice:Matthew CONN:MIG01XU MSISDN:00777775069999 GUID:0ABE78AC-9459-48A0-BB88-E40CD93BB1CC Shortcode:63334</text:span></text:p>
      <text:p text:style-name="P1"><text:span text:style-name="T1">VOTE 1168124027 Campaign:ssss_uk_02B Validity:during Choice:Matthew CONN:MIG01XU MSISDN:00777776259999 GUID:55D83554-CC4A-4A80-8827-52AE7EF77D10 Shortcode:63334</text:span></text:p>
      <text:p text:style-name="P1"><text:span text:style-name="T1">VOTE 1168124027 Campaign:ssss_uk_02B Validity:during Choice:Matthew CONN:MIG01XU MSISDN:00777776269999 GUID:4048178F-9CF3-4FA7-A76C-079AB570BCC9 Shortcode:63334</text:span></text:p>
      <text:p text:style-name="P1"><text:span text:style-name="T1">VOTE 1168124027 Campaign:ssss_uk_02B Validity:during Choice:Matthew CONN:MIG00VU MSISDN:00777779039999 GUID:6E81DF33-5508-4170-A4C0-38E8B20FF510 Shortcode:63334</text:span></text:p>
      <text:p text:style-name="P1"><text:span text:style-name="T1">VOTE 1168124027 Campaign:ssss_uk_02B Validity:during Choice:Leon CONN:MIG01XU MSISDN:00777774679999 GUID:207A7D64-AA6D-4170-8BCA-22B1CC3855AA Shortcode:63334</text:span></text:p>
      <text:p text:style-name="P1"><text:span text:style-name="T1">VOTE 1168124027 Campaign:ssss_uk_02B Validity:during Choice:Leon CONN:MIG01TU MSISDN:00777772239999 GUID:B159E2EA-B404-44D4-91BE-8F7DB4D80ED0 Shortcode:63334</text:span></text:p>
      <text:p text:style-name="P1"><text:span text:style-name="T1">VOTE 1168124027 Campaign:ssss_uk_02B Validity:during Choice:Leon CONN:MIG01XU MSISDN:00777774949999 GUID:0D42FBBA-6F58-483F-BBC5-922B77863AC0 Shortcode:63334</text:span></text:p>
      <text:p text:style-name="P1"><text:span text:style-name="T1">VOTE 1168124027 Campaign:ssss_uk_02B Validity:during Choice:Leon CONN:MIG01TU MSISDN:00777770259999 GUID:34EB60A3-E6D1-4B00-BEDC-5387D83A28A5 Shortcode:63334</text:span></text:p>
      <text:p text:style-name="P1"><text:span text:style-name="T1">VOTE 1168124027 Campaign:ssss_uk_02B Validity:during Choice:Leon CONN:MIG01TU MSISDN:00777776619999 GUID:AED1B7C8-8941-4D1D-A381-337F3573653E Shortcode:63334</text:span></text:p>
      <text:p text:style-name="P1"><text:span text:style-name="T1">VOTE 1168124027 Campaign:ssss_uk_02B Validity:during Choice:Leon CONN:MIG01XU </text:span><text:soft-page-break/><text:span text:style-name="T1">MSISDN:00777771869999 GUID:595728CA-F6FA-42CA-9C51-7F9F11128CE8 Shortcode:63334</text:span></text:p>
      <text:p text:style-name="P1"><text:span text:style-name="T1">VOTE 1168124027 Campaign:ssss_uk_02B Validity:during Choice:Leon CONN:MIG01HU MSISDN:00777774169999 GUID:EEAE859F-111E-49A6-997F-88234FE276AF Shortcode:63334</text:span></text:p>
      <text:p text:style-name="P1"><text:span text:style-name="T1">VOTE 1168124027 Campaign:ssss_uk_02B Validity:during Choice:Leon CONN:MIG01TU MSISDN:00777775559999 GUID:FB56E8DB-F2BE-4D12-97E7-5F1DC00E7503 Shortcode:63334</text:span></text:p>
      <text:p text:style-name="P1"><text:span text:style-name="T1">VOTE 1168124027 Campaign:ssss_uk_02B Validity:during Choice:Leon CONN:MIG01TU MSISDN:00777774219999 GUID:CB4827D3-9FE4-478F-BFCB-AE07B5D3349B Shortcode:63334</text:span></text:p>
      <text:p text:style-name="P1"><text:span text:style-name="T1">VOTE 1168124027 Campaign:ssss_uk_02B Validity:during Choice:Leon CONN:MIG01TU MSISDN:00777771519999 GUID:CC3B4A6A-DF2B-4BFE-9ABA-9719D3D4DF6B Shortcode:63334</text:span></text:p>
      <text:p text:style-name="P1"><text:span text:style-name="T1">VOTE 1168124027 Campaign:ssss_uk_02B Validity:during Choice:Leon CONN:MIG01XU MSISDN:00777774889999 GUID:8DDEF189-1145-4647-982A-950272101722 Shortcode:63334</text:span></text:p>
      <text:p text:style-name="P1"><text:span text:style-name="T1">VOTE 1168124027 Campaign:ssss_uk_02B Validity:during Choice:Leon CONN:MIG01XU MSISDN:00777772289999 GUID:C7825BCF-A4E3-4D17-ADB6-EF6053E19442 Shortcode:63334</text:span></text:p>
      <text:p text:style-name="P1"><text:span text:style-name="T1">VOTE 1168124027 Campaign:ssss_uk_02B Validity:during Choice:Leon CONN:MIG01TU MSISDN:00777770149999 GUID:4CB0E565-DCF1-49D6-8F80-FD0C1BAF1717 Shortcode:63334</text:span></text:p>
      <text:p text:style-name="P1"><text:span text:style-name="T1">VOTE 1168124027 Campaign:ssss_uk_02B Validity:during Choice:Leon CONN:MIG01TU MSISDN:00777774849999 GUID:B50D8CB7-44EB-411F-8822-917D81385193 Shortcode:63334</text:span></text:p>
      <text:p text:style-name="P1"><text:span text:style-name="T1">VOTE 1168124027 Campaign:ssss_uk_02B Validity:during Choice:Leon CONN:MIG01TU MSISDN:00777776669999 GUID:0D413F3B-372E-4F88-ADFB-7026A926F4AA Shortcode:63334</text:span></text:p>
      <text:p text:style-name="P1"><text:span text:style-name="T1">VOTE 1168124027 Campaign:ssss_uk_02B Validity:during Choice:Matthew CONN:MIG01TU MSISDN:00777771889999 GUID:237FD0ED-1F65-464F-BF26-7D369DC134C4 Shortcode:63334</text:span></text:p>
      <text:p text:style-name="P1"><text:span text:style-name="T1">VOTE 1168124027 Campaign:ssss_uk_02B Validity:during Choice:Leon CONN:MIG01TU MSISDN:00777772849999 GUID:77D979DD-4623-4B02-8F5D-D204A64CBDB2 Shortcode:63334</text:span></text:p>
      <text:p text:style-name="P1"><text:span text:style-name="T1">VOTE 1168124028 Campaign:ssss_uk_02B Validity:during Choice:Matthew CONN:MIG01XU MSISDN:00777772029999 GUID:04F376D5-A928-4F45-98CE-F381707D3E01 Shortcode:63334</text:span></text:p>
      <text:p text:style-name="P1"><text:span text:style-name="T1">VOTE 1168124028 Campaign:ssss_uk_02B Validity:during Choice:Leon CONN:MIG01XU MSISDN:00777773449999 GUID:5A656D95-EE7E-48F8-8F6D-DE7DD1225529 Shortcode:63334</text:span></text:p>
      <text:p text:style-name="P1"><text:span text:style-name="T1">VOTE 1168124028 Campaign:ssss_uk_02B Validity:during Choice:Matthew CONN:MIG01TU MSISDN:00777774699999 GUID:9A730505-A782-48D3-9976-DE52CBD8E783 Shortcode:63334</text:span></text:p>
      <text:p text:style-name="P1"><text:span text:style-name="T1">VOTE 1168124028 Campaign:ssss_uk_02B Validity:during Choice:Leon CONN:MIG01TU MSISDN:00777775669999 GUID:52E1DE53-228D-4409-958F-2D168FF2C73E Shortcode:63334</text:span></text:p>
      <text:p text:style-name="P1"><text:span text:style-name="T1">VOTE 1168124028 Campaign:ssss_uk_02B Validity:during Choice:Leon CONN:MIG01TU MSISDN:00777771349999 GUID:C4E19AF7-8016-463E-BD84-25C43BA59305 Shortcode:63334</text:span></text:p>
      <text:p text:style-name="P1"><text:span text:style-name="T1">VOTE 1168124028 Campaign:ssss_uk_02B Validity:during Choice:Leon CONN:MIG01TU MSISDN:00777770219999 GUID:B1A876CC-8FC0-4476-942D-76551D8BD652 Shortcode:63334</text:span></text:p>
      <text:p text:style-name="P1"><text:span text:style-name="T1">VOTE 1168124028 Campaign:ssss_uk_02B Validity:during Choice:Leon CONN:MIG01HU MSISDN:00777778719999 GUID:DF3C29F5-F76D-40DD-A6B5-D21360814299 Shortcode:63334</text:span></text:p>
      <text:p text:style-name="P1"><text:span text:style-name="T1">VOTE 1168124028 Campaign:ssss_uk_02B Validity:during Choice:Leon CONN:MIG00VU MSISDN:00777778049999 GUID:350AFA4C-F43D-4E1F-9A5D-5BFF322B5086 Shortcode:63334</text:span></text:p>
      <text:p text:style-name="P1"><text:span text:style-name="T1">VOTE 1168124028 Campaign:ssss_uk_02B Validity:during Choice:Leon CONN:MIG01XU MSISDN:00777771799999 GUID:286F819A-81AC-4D05-94D5-383703D1D5CC Shortcode:63334</text:span></text:p>
      <text:p text:style-name="P1"><text:span text:style-name="T1">VOTE 1168124028 Campaign:ssss_uk_02B Validity:during Choice:Matthew CONN:MIG00VU MSISDN:00777778899999 GUID:F9C72E88-3ACE-4F5A-AC2F-00D16F000394 Shortcode:63334</text:span></text:p>
      <text:p text:style-name="P1"><text:span text:style-name="T1">VOTE 1168124028 Campaign:ssss_uk_02B Validity:during Choice:Matthew CONN:MIG01XU MSISDN:00777774429999 GUID:D737A1C8-38B9-4326-A0C8-49CABA033DE8 Shortcode:63334</text:span></text:p>
      <text:p text:style-name="P1"><text:span text:style-name="T1">VOTE 1168124028 Campaign:ssss_uk_02B Validity:during Choice:Matthew CONN:MIG01XU MSISDN:00777772479999 GUID:456B7AFB-140D-47C3-A85F-E9C3585EEE71 Shortcode:63334</text:span></text:p>
      <text:p text:style-name="P1"><text:span text:style-name="T1">VOTE 1168124028 Campaign:ssss_uk_02B Validity:during Choice:Matthew CONN:MIG01XU MSISDN:00777773019999 GUID:3B5FB8E1-A341-4DBF-BEEA-601B8E878487 Shortcode:63334</text:span></text:p>
      <text:p text:style-name="P1"><text:span text:style-name="T1">VOTE 1168124028 Campaign:ssss_uk_02B Validity:during Choice:Leon CONN:MIG00VU MSISDN:00777777849999 GUID:40A75700-6DCC-4582-A17C-99DE0E3921E9 Shortcode:63334</text:span></text:p>
      <text:p text:style-name="P1"><text:span text:style-name="T1">VOTE 1168124029 Campaign:ssss_uk_02B Validity:during Choice:Leon CONN:MIG01XU MSISDN:00777774859999 GUID:4640DF00-6A58-40D6-85BD-91863E9E560E Shortcode:63334</text:span></text:p>
      <text:p text:style-name="P1"><text:span text:style-name="T1">VOTE 1168124029 Campaign:ssss_uk_02B Validity:during Choice:Leon CONN:MIG01XU MSISDN:00777775009999 GUID:1E4106A2-D6D8-4353-B572-D8BC1C9092E2 Shortcode:63334</text:span></text:p>
      <text:p text:style-name="P1"><text:span text:style-name="T1">VOTE 1168124029 Campaign:ssss_uk_02B Validity:during Choice:Leon CONN:MIG01XU MSISDN:00777773289999 GUID:E8C8F126-4737-4C8B-AC28-8A6F57493AC7 Shortcode:63334</text:span></text:p>
      <text:p text:style-name="P1"><text:span text:style-name="T1">VOTE 1168124029 Campaign:ssss_uk_02B Validity:during Choice:Leon CONN:MIG01XU MSISDN:00777771239999 GUID:EB8F19A0-5D69-44C8-B915-33BB78659B09 Shortcode:63334</text:span></text:p>
      <text:p text:style-name="P1"><text:span text:style-name="T1">VOTE 1168124029 Campaign:ssss_uk_02B Validity:during Choice:Leon CONN:MIG01XU MSISDN:00777779319999 GUID:5E530E97-4D8C-4A4D-BA4E-58DBF4FB8E6C Shortcode:63334</text:span></text:p>
      <text:p text:style-name="P1"><text:span text:style-name="T1">VOTE 1168124029 Campaign:ssss_uk_02B Validity:during Choice:Matthew CONN:MIG01XU </text:span><text:soft-page-break/><text:span text:style-name="T1">MSISDN:00777772899999 GUID:0470DC46-1C22-4332-955D-84A2DE251E0D Shortcode:63334</text:span></text:p>
      <text:p text:style-name="P1"><text:span text:style-name="T1">VOTE 1168124029 Campaign:ssss_uk_02B Validity:during Choice:Leon CONN:MIG01XU MSISDN:00777775959999 GUID:2EA6BD5C-2138-430F-97B8-76317337FE8A Shortcode:63334</text:span></text:p>
      <text:p text:style-name="P1"><text:span text:style-name="T1">VOTE 1168124029 Campaign:ssss_uk_02B Validity:during Choice:Leon CONN:MIG00VU MSISDN:00777779409999 GUID:7608B80F-C07D-4930-B6AA-54B21CC6DE7E Shortcode:63334</text:span></text:p>
      <text:p text:style-name="P1"><text:span text:style-name="T1">VOTE 1168124029 Campaign:ssss_uk_02B Validity:during Choice:Matthew CONN:MIG01XU MSISDN:00777772289999 GUID:AFD3F636-5B2B-4434-97D9-8746F6E5A7CE Shortcode:63334</text:span></text:p>
      <text:p text:style-name="P1"><text:span text:style-name="T1">VOTE 1168124029 Campaign:ssss_uk_02B Validity:during Choice:Leon CONN:MIG01XU MSISDN:00777774389999 GUID:40056FC9-C6A3-40AA-ABF6-E33A90E6A138 Shortcode:63334</text:span></text:p>
      <text:p text:style-name="P1"><text:span text:style-name="T1">VOTE 1168124029 Campaign:ssss_uk_02B Validity:during Choice:Leon CONN:MIG01XU MSISDN:00777775199999 GUID:8AF2B450-49B7-4E71-A6A0-4A4416C12C86 Shortcode:63334</text:span></text:p>
      <text:p text:style-name="P1"><text:span text:style-name="T1">VOTE 1168124029 Campaign:ssss_uk_02B Validity:during Choice:Leon CONN:MIG01XU MSISDN:00777776439999 GUID:38567E53-701E-441A-B31D-E466219C3A13 Shortcode:63334</text:span></text:p>
      <text:p text:style-name="P1"><text:span text:style-name="T1">VOTE 1168124029 Campaign:ssss_uk_02B Validity:during Choice:Matthew CONN:MIG00VU MSISDN:00777770829999 GUID:43B70572-81DE-43FA-81F5-EF1C419D49B8 Shortcode:63334</text:span></text:p>
      <text:p text:style-name="P1"><text:span text:style-name="T1">VOTE 1168124030 Campaign:ssss_uk_02B Validity:during Choice:Leon CONN:MIG01XU MSISDN:00777771489999 GUID:18ECF67C-3065-4BC8-A255-2A5A56B291AA Shortcode:63334</text:span></text:p>
      <text:p text:style-name="P1"><text:span text:style-name="T1">VOTE 1168124030 Campaign:ssss_uk_02B Validity:during Choice:Leon CONN:MIG01XU MSISDN:00777775909999 GUID:45464461-D975-4A67-A2AA-60AD9656C701 Shortcode:63334</text:span></text:p>
      <text:p text:style-name="P1"><text:span text:style-name="T1">VOTE 1168124030 Campaign:ssss_uk_02B Validity:during Choice:Leon CONN:MIG01XU MSISDN:00777771159999 GUID:6D403DAA-A23E-4019-9C45-018EAFDCF9DD Shortcode:63334</text:span></text:p>
      <text:p text:style-name="P1"><text:span text:style-name="T1">VOTE 1168124030 Campaign:ssss_uk_02B Validity:during Choice:Leon CONN:MIG01XU MSISDN:00777771599999 GUID:77BE3E36-0757-427D-A9A3-1C9EF8E4847F Shortcode:63334</text:span></text:p>
      <text:p text:style-name="P1"><text:span text:style-name="T1">VOTE 1168124030 Campaign:ssss_uk_02B Validity:during Choice:Leon CONN:MIG00VU MSISDN:00777778839999 GUID:E6101983-4B8D-446C-8989-3F423B2AE2E0 Shortcode:63334</text:span></text:p>
      <text:p text:style-name="P1"><text:span text:style-name="T1">VOTE 1168124030 Campaign:ssss_uk_02B Validity:during Choice:Matthew CONN:MIG01XU MSISDN:00777778219999 GUID:DF862D62-8EAC-4DF6-B32C-516CEF7DF50E Shortcode:63334</text:span></text:p>
      <text:p text:style-name="P1"><text:span text:style-name="T1">VOTE 1168124030 Campaign:ssss_uk_02B Validity:during Choice:Leon CONN:MIG01XU MSISDN:00777778589999 GUID:6A311BEC-E881-4617-BFCC-4DC744C8DD20 Shortcode:63334</text:span></text:p>
      <text:p text:style-name="P1"><text:span text:style-name="T1">VOTE 1168124030 Campaign:ssss_uk_02B Validity:during Choice:Leon CONN:MIG00VU MSISDN:00777777849999 GUID:1F9E0204-8090-4E6D-A1D3-A1D760023D65 Shortcode:63334</text:span></text:p>
      <text:p text:style-name="P1"><text:span text:style-name="T1">VOTE 1168124030 Campaign:ssss_uk_02B Validity:during Choice:Leon CONN:MIG00VU MSISDN:00777770599999 GUID:CED1FFC2-6A45-4E22-B799-A730D35B8071 Shortcode:63334</text:span></text:p>
      <text:p text:style-name="P1"><text:span text:style-name="T1">VOTE 1168124030 Campaign:ssss_uk_02B Validity:during Choice:Leon CONN:MIG01XU MSISDN:00777779319999 GUID:E119EDD9-0E96-4F89-854B-A88224A75574 Shortcode:63334</text:span></text:p>
      <text:p text:style-name="P1"><text:span text:style-name="T1">VOTE 1168124031 Campaign:ssss_uk_02B Validity:during Choice:Leon CONN:MIG01XU MSISDN:00777771909999 GUID:11F4CEB1-A361-4CAE-ADF9-98393C29B3E3 Shortcode:63334</text:span></text:p>
      <text:p text:style-name="P1"><text:span text:style-name="T1">VOTE 1168124031 Campaign:ssss_uk_02B Validity:during Choice:Leon CONN:MIG01XU MSISDN:00777771109999 GUID:13F1C8E0-F884-4BEA-B558-1B1891B9DCF6 Shortcode:63334</text:span></text:p>
      <text:p text:style-name="P1"><text:span text:style-name="T1">VOTE 1168124031 Campaign:ssss_uk_02B Validity:during Choice:Leon CONN:MIG01TU MSISDN:00777771079999 GUID:47E26F93-5909-4B42-8923-41718D6F3AAC Shortcode:63334</text:span></text:p>
      <text:p text:style-name="P1"><text:span text:style-name="T1">VOTE 1168124031 Campaign:ssss_uk_02B Validity:during Choice:Leon CONN:MIG01XU MSISDN:00777774729999 GUID:2BBC95DB-CE22-4C99-A042-22C7201293B1 Shortcode:63334</text:span></text:p>
      <text:p text:style-name="P1"><text:span text:style-name="T1">VOTE 1168124031 Campaign:ssss_uk_02B Validity:during Choice:Leon CONN:MIG01XU MSISDN:00777773029999 GUID:CFA28485-D40C-4EC7-850F-D2BEB4DE4A66 Shortcode:63334</text:span></text:p>
      <text:p text:style-name="P1"><text:span text:style-name="T1">VOTE 1168124031 Campaign:ssss_uk_02B Validity:during Choice:Leon CONN:MIG01XU MSISDN:00777774849999 GUID:65ED7244-DD15-4EA5-B829-6492B6B719E5 Shortcode:63334</text:span></text:p>
      <text:p text:style-name="P1"><text:span text:style-name="T1">VOTE 1168124031 Campaign:ssss_uk_02B Validity:during Choice:Leon CONN:MIG01TU MSISDN:00777776799999 GUID:A238FA24-A766-4C3A-8A75-8267066F79B9 Shortcode:63334</text:span></text:p>
      <text:p text:style-name="P1"><text:span text:style-name="T1">VOTE 1168124031 Campaign:ssss_uk_02B Validity:during Choice:Matthew CONN:MIG01TU MSISDN:00777776649999 GUID:19CD18AE-0D2A-44C6-9F4D-D9C6BB78ED55 Shortcode:63334</text:span></text:p>
      <text:p text:style-name="P1"><text:span text:style-name="T1">VOTE 1168124031 Campaign:ssss_uk_02B Validity:during Choice:Leon CONN:MIG01HU MSISDN:00777778979999 GUID:2EE2A66A-810E-44D5-97B7-011CDEE9DD18 Shortcode:63334</text:span></text:p>
      <text:p text:style-name="P1"><text:span text:style-name="T1">VOTE 1168124031 Campaign:ssss_uk_02B Validity:during Choice:Leon CONN:MIG01XU MSISDN:00777778589999 GUID:6F74F172-8C30-4D91-ABC0-55B8ADDBCE04 Shortcode:63334</text:span></text:p>
      <text:p text:style-name="P1"><text:span text:style-name="T1">VOTE 1168124031 Campaign:ssss_uk_02B Validity:during Choice:Leon CONN:MIG01HU MSISDN:00777778949999 GUID:B8DBECC6-FF47-4B68-A46C-0C561FB9368E Shortcode:63334</text:span></text:p>
      <text:p text:style-name="P1"><text:span text:style-name="T1">VOTE 1168124031 Campaign:ssss_uk_02B Validity:during Choice:Leon CONN:MIG01TU MSISDN:00777773819999 GUID:C8F67FA8-3BEE-4A6E-A96D-A829443D1341 Shortcode:63334</text:span></text:p>
      <text:p text:style-name="P1"><text:span text:style-name="T1">VOTE 1168124031 Campaign:ssss_uk_02B Validity:during Choice:Matthew CONN:MIG01XU MSISDN:00777774209999 GUID:27761624-121B-4863-AF39-FD179D9982D8 Shortcode:63334</text:span></text:p>
      <text:p text:style-name="P1"><text:span text:style-name="T1">VOTE 1168124031 Campaign:ssss_uk_02B Validity:during Choice:Matthew CONN:MIG01XU </text:span><text:soft-page-break/><text:span text:style-name="T1">MSISDN:00777776599999 GUID:7EFE6B92-9885-4AE6-B92F-D7CD7F2F5EAF Shortcode:63334</text:span></text:p>
      <text:p text:style-name="P1"><text:span text:style-name="T1">VOTE 1168124031 Campaign:ssss_uk_02B Validity:during Choice:Matthew CONN:MIG01TU MSISDN:00777770979999 GUID:E5E43967-E6DD-40A5-8B92-F21D642B9A1B Shortcode:63334</text:span></text:p>
      <text:p text:style-name="P1"><text:span text:style-name="T1">VOTE 1168124031 Campaign:ssss_uk_02B Validity:during Choice:Leon CONN:MIG01TU MSISDN:00777771929999 GUID:3130CB24-EF97-40F9-93C4-2DC4CFDBB5C5 Shortcode:63334</text:span></text:p>
      <text:p text:style-name="P1"><text:span text:style-name="T1">VOTE 1168124031 Campaign:ssss_uk_02B Validity:during Choice:Leon CONN:MIG01TU MSISDN:00777771859999 GUID:22223813-0CBC-47A3-B70B-0D84C369712B Shortcode:63334</text:span></text:p>
      <text:p text:style-name="P1"><text:span text:style-name="T1">VOTE 1168124031 Campaign:ssss_uk_02B Validity:during Choice:Leon CONN:MIG01XU MSISDN:00777779969999 GUID:62545244-2766-45E6-B09D-22FB2958C1A2 Shortcode:63334</text:span></text:p>
      <text:p text:style-name="P1"><text:span text:style-name="T1">VOTE 1168124031 Campaign:ssss_uk_02B Validity:during Choice:Matthew CONN:MIG01TU MSISDN:00777773399999 GUID:2DE19E0A-9798-4B2A-8810-EBF608E8123C Shortcode:63334</text:span></text:p>
      <text:p text:style-name="P1"><text:span text:style-name="T1">VOTE 1168124031 Campaign:ssss_uk_02B Validity:during Choice:Matthew CONN:MIG01XU MSISDN:00777776689999 GUID:CE8A156E-5D38-450D-9430-73841A17DC98 Shortcode:63334</text:span></text:p>
      <text:p text:style-name="P1"><text:span text:style-name="T1">VOTE 1168124031 Campaign:ssss_uk_02B Validity:during Choice:Leon CONN:MIG01TU MSISDN:00777777659999 GUID:40A9A9BF-098A-489F-9F28-3CCFD7C443D9 Shortcode:63334</text:span></text:p>
      <text:p text:style-name="P1"><text:span text:style-name="T1">VOTE 1168124031 Campaign:ssss_uk_02B Validity:during Choice:Matthew CONN:MIG01TU MSISDN:00777777379999 GUID:1BBBF172-C044-471A-9454-3B0A978E205A Shortcode:63334</text:span></text:p>
      <text:p text:style-name="P1"><text:span text:style-name="T1">VOTE 1168124031 Campaign:ssss_uk_02B Validity:during Choice:Leon CONN:MIG01XU MSISDN:00777777069999 GUID:86B39FD7-E231-456E-9803-F9D41AF89C8C Shortcode:63334</text:span></text:p>
      <text:p text:style-name="P1"><text:span text:style-name="T1">VOTE 1168124031 Campaign:ssss_uk_02B Validity:during Choice:Leon CONN:MIG01XU MSISDN:00777779819999 GUID:7055A039-70A0-4600-A796-7EC956D03463 Shortcode:63334</text:span></text:p>
      <text:p text:style-name="P1"><text:span text:style-name="T1">VOTE 1168124031 Campaign:ssss_uk_02B Validity:during Choice:Leon CONN:MIG01XU MSISDN:00777772729999 GUID:75DC9E76-AC73-475D-8B42-370779F4DF5C Shortcode:63334</text:span></text:p>
      <text:p text:style-name="P1"><text:span text:style-name="T1">VOTE 1168124031 Campaign:ssss_uk_02B Validity:during Choice:Leon CONN:MIG01XU MSISDN:00777779259999 GUID:E29E6AA4-B79B-4392-884E-E75D565C88B9 Shortcode:63334</text:span></text:p>
      <text:p text:style-name="P1"><text:span text:style-name="T1">VOTE 1168124031 Campaign:ssss_uk_02B Validity:during Choice:Matthew CONN:MIG00VU MSISDN:00777770879999 GUID:F1F494E6-6CDF-4596-BBC1-5441AA8EE310 Shortcode:63334</text:span></text:p>
      <text:p text:style-name="P1"><text:span text:style-name="T1">VOTE 1168124031 Campaign:ssss_uk_02B Validity:during Choice:Matthew CONN:MIG01TU MSISDN:00777770439999 GUID:FE04845C-A3A8-4E97-9B7A-C4BDD3E7ADAE Shortcode:63334</text:span></text:p>
      <text:p text:style-name="P1"><text:span text:style-name="T1">VOTE 1168124031 Campaign:ssss_uk_02B Validity:during Choice:Matthew CONN:MIG01TU MSISDN:00777772139999 GUID:2024FD8C-C419-4887-A547-60A6BBABDEE5 Shortcode:63334</text:span></text:p>
      <text:p text:style-name="P1"><text:span text:style-name="T1">VOTE 1168124031 Campaign:ssss_uk_02B Validity:during Choice:Leon CONN:MIG01TU MSISDN:00777779209999 GUID:28200E0F-7557-492C-B203-F25B826C4CBA Shortcode:63334</text:span></text:p>
      <text:p text:style-name="P1"><text:span text:style-name="T1">VOTE 1168124031 Campaign:ssss_uk_02B Validity:during Choice:Leon CONN:MIG01TU MSISDN:00777774739999 GUID:56CF5BF4-E222-4CA7-AEE0-E696EC6691B6 Shortcode:63334</text:span></text:p>
      <text:p text:style-name="P1"><text:span text:style-name="T1">VOTE 1168124032 Campaign:ssss_uk_02B Validity:during Choice:Leon CONN:MIG01TU MSISDN:00777777289999 GUID:436AEA95-300A-403F-8FB6-F15E14E86270 Shortcode:63334</text:span></text:p>
      <text:p text:style-name="P1"><text:span text:style-name="T1">VOTE 1168124032 Campaign:ssss_uk_02B Validity:during Choice:Leon CONN:MIG01XU MSISDN:00777773029999 GUID:025BD507-4A3A-4FF4-83B3-A6E3016D455F Shortcode:63334</text:span></text:p>
      <text:p text:style-name="P1"><text:span text:style-name="T1">VOTE 1168124032 Campaign:ssss_uk_02B Validity:during Choice:Leon CONN:MIG00VU MSISDN:00777777279999 GUID:5FEC1534-38AC-4EF5-B94E-94DCFF85628D Shortcode:63334</text:span></text:p>
      <text:p text:style-name="P1"><text:span text:style-name="T1">VOTE 1168124032 Campaign:ssss_uk_02B Validity:during Choice:Leon CONN:MIG01TU MSISDN:00777773309999 GUID:385738F8-F1BB-4136-BFB8-A287E2AF53FA Shortcode:63334</text:span></text:p>
      <text:p text:style-name="P1"><text:span text:style-name="T1">VOTE 1168124032 Campaign:ssss_uk_02B Validity:during Choice:Leon CONN:MIG00VU MSISDN:00777777639999 GUID:2CF50D7A-8DB8-4966-AD78-3A84D6BAA07D Shortcode:63334</text:span></text:p>
      <text:p text:style-name="P1"><text:span text:style-name="T1">VOTE 1168124032 Campaign:ssss_uk_02B Validity:during Choice:Leon CONN:MIG01TU MSISDN:00777770559999 GUID:07D59FF9-3E41-45A4-9AEA-F7FA3EBDA5E3 Shortcode:63334</text:span></text:p>
      <text:p text:style-name="P1"><text:span text:style-name="T1">VOTE 1168124032 Campaign:ssss_uk_02B Validity:during Choice:Matthew CONN:MIG01TU MSISDN:00777771009999 GUID:B1C6A26C-2CE6-41F9-8F33-46FDDDCE22C4 Shortcode:63334</text:span></text:p>
      <text:p text:style-name="P1"><text:span text:style-name="T1">VOTE 1168124032 Campaign:ssss_uk_02B Validity:during Choice:Leon CONN:MIG01XU MSISDN:00777773949999 GUID:C4BFC79B-9B5B-4800-9D85-43FEF111A4E9 Shortcode:63334</text:span></text:p>
      <text:p text:style-name="P1"><text:span text:style-name="T1">VOTE 1168124032 Campaign:ssss_uk_02B Validity:during Choice:Matthew CONN:MIG01XU MSISDN:00777775969999 GUID:82E13DB7-5A00-45EA-BAE7-91EAC6F9EB56 Shortcode:63334</text:span></text:p>
      <text:p text:style-name="P1"><text:span text:style-name="T1">VOTE 1168124032 Campaign:ssss_uk_02B Validity:during Choice:Leon CONN:MIG01XU MSISDN:00777775059999 GUID:9F6DFC36-6738-4669-86A2-8DCC2C3305E1 Shortcode:63334</text:span></text:p>
      <text:p text:style-name="P1"><text:span text:style-name="T1">VOTE 1168124032 Campaign:ssss_uk_02B Validity:during Choice:Leon CONN:MIG01TU MSISDN:00777777409999 GUID:0FD5BDD0-55B6-481E-9872-F0FCADD32A65 Shortcode:63334</text:span></text:p>
      <text:p text:style-name="P1"><text:span text:style-name="T1">VOTE 1168124032 Campaign:ssss_uk_02B Validity:during Choice:Matthew CONN:MIG01XU MSISDN:00777771579999 GUID:D05B15DE-00E3-432B-B398-1E90A6D6BAD7 Shortcode:63334</text:span></text:p>
      <text:p text:style-name="P1"><text:span text:style-name="T1">VOTE 1168124032 Campaign:ssss_uk_02B Validity:during Choice:Matthew CONN:MIG01XU MSISDN:00777779459999 GUID:F039DFAF-7563-4946-AB0D-647EB3EF8D26 Shortcode:63334</text:span></text:p>
      <text:p text:style-name="P1"><text:span text:style-name="T1">VOTE 1168124032 Campaign:ssss_uk_02B Validity:during Choice:Matthew CONN:MIG01XU </text:span><text:soft-page-break/><text:span text:style-name="T1">MSISDN:00777779029999 GUID:7BA04276-B877-4339-915B-F56A5EBC5194 Shortcode:63334</text:span></text:p>
      <text:p text:style-name="P1"><text:span text:style-name="T1">VOTE 1168124032 Campaign:ssss_uk_02B Validity:during Choice:Leon CONN:MIG01TU MSISDN:00777778779999 GUID:54F1B6E4-70E6-4116-80B4-A7A2B437B80F Shortcode:63334</text:span></text:p>
      <text:p text:style-name="P1"><text:span text:style-name="T1">VOTE 1168124032 Campaign:ssss_uk_02B Validity:during Choice:Leon CONN:MIG01TU MSISDN:00777773339999 GUID:19AE58DC-74D3-48AD-825A-EFA6A1495EB4 Shortcode:63334</text:span></text:p>
      <text:p text:style-name="P1"><text:span text:style-name="T1">VOTE 1168124033 Campaign:ssss_uk_02B Validity:during Choice:Leon CONN:MIG01TU MSISDN:00777771429999 GUID:E525D2BE-F898-4743-932B-3A8DCB6BA58A Shortcode:63334</text:span></text:p>
      <text:p text:style-name="P1"><text:span text:style-name="T1">VOTE 1168124033 Campaign:ssss_uk_02B Validity:during Choice:Leon CONN:MIG00VU MSISDN:00777775649999 GUID:6E9A565B-92E7-4D4E-A5C5-C8F6CB906033 Shortcode:63334</text:span></text:p>
      <text:p text:style-name="P1"><text:span text:style-name="T1">VOTE 1168124033 Campaign:ssss_uk_02B Validity:during Choice:Leon CONN:MIG01TU MSISDN:00777773559999 GUID:06F780C2-B489-45B6-B157-049F1D736B6A Shortcode:63334</text:span></text:p>
      <text:p text:style-name="P1"><text:span text:style-name="T1">VOTE 1168124033 Campaign:ssss_uk_02B Validity:during Choice:Leon CONN:MIG01XU MSISDN:00777779159999 GUID:CE27E1E8-3047-4F87-BFD4-C97584E39AD2 Shortcode:63334</text:span></text:p>
      <text:p text:style-name="P1"><text:span text:style-name="T1">VOTE 1168124033 Campaign:ssss_uk_02B Validity:during Choice:Leon CONN:MIG01XU MSISDN:00777773029999 GUID:57F35DB5-FBA3-41F9-B8C8-EEC44D888EBE Shortcode:63334</text:span></text:p>
      <text:p text:style-name="P1"><text:span text:style-name="T1">VOTE 1168124033 Campaign:ssss_uk_02B Validity:during Choice:Leon CONN:MIG01TU MSISDN:00777777219999 GUID:BBB0E44D-E286-4686-99C1-CBB2D22734C0 Shortcode:63334</text:span></text:p>
      <text:p text:style-name="P1"><text:span text:style-name="T1">VOTE 1168124033 Campaign:ssss_uk_02B Validity:during Choice:Leon CONN:MIG01TU MSISDN:00777774849999 GUID:8E756CC1-70D8-46C5-BF7B-9FA722979AA9 Shortcode:63334</text:span></text:p>
      <text:p text:style-name="P1"><text:span text:style-name="T1">VOTE 1168124033 Campaign:ssss_uk_02B Validity:during Choice:Leon CONN:MIG00VU MSISDN:00777771509999 GUID:1D23D7F9-7404-4C45-AA91-95E90B2CF1CA Shortcode:63334</text:span></text:p>
      <text:p text:style-name="P1"><text:span text:style-name="T1">VOTE 1168124033 Campaign:ssss_uk_02B Validity:during Choice:Leon CONN:MIG01TU MSISDN:00777770119999 GUID:3C574555-CDD7-43D0-942E-5A07ABF90314 Shortcode:63334</text:span></text:p>
      <text:p text:style-name="P1"><text:span text:style-name="T1">VOTE 1168124033 Campaign:ssss_uk_02B Validity:during Choice:Leon CONN:MIG01TU MSISDN:00777779939999 GUID:0FB0FFE4-2C9D-49F1-A435-EC7A3E80CC92 Shortcode:63334</text:span></text:p>
      <text:p text:style-name="P1"><text:span text:style-name="T1">VOTE 1168124033 Campaign:ssss_uk_02B Validity:during Choice:Matthew CONN:MIG01TU MSISDN:00777770389999 GUID:F5B279D8-DC3D-403D-8AFA-B3599297DC0B Shortcode:63334</text:span></text:p>
      <text:p text:style-name="P1"><text:span text:style-name="T1">VOTE 1168124033 Campaign:ssss_uk_02B Validity:during Choice:Matthew CONN:MIG01TU MSISDN:00777774089999 GUID:E6A14A50-69EC-446D-875B-636D6B225DE5 Shortcode:63334</text:span></text:p>
      <text:p text:style-name="P1"><text:span text:style-name="T1">VOTE 1168124034 Campaign:ssss_uk_02B Validity:during Choice:Leon CONN:MIG01XU MSISDN:00777771019999 GUID:6CFE826C-7056-4923-BBE1-7F4D20313B70 Shortcode:63334</text:span></text:p>
      <text:p text:style-name="P1"><text:span text:style-name="T1">VOTE 1168124034 Campaign:ssss_uk_02B Validity:during Choice:Matthew CONN:MIG01TU MSISDN:00777774889999 GUID:CFAA4593-3A44-4D62-A952-D31577D1AE15 Shortcode:63334</text:span></text:p>
      <text:p text:style-name="P1"><text:span text:style-name="T1">VOTE 1168124034 Campaign:ssss_uk_02B Validity:during Choice:Leon CONN:MIG01XU MSISDN:00777773579999 GUID:5DBB6990-DFF0-4937-8285-3B4DA47E8E10 Shortcode:63334</text:span></text:p>
      <text:p text:style-name="P1"><text:span text:style-name="T1">VOTE 1168124034 Campaign:ssss_uk_02B Validity:during Choice:Matthew CONN:MIG01TU MSISDN:00777775829999 GUID:4B8F4235-18B6-4350-9D60-6D0B748E189E Shortcode:63334</text:span></text:p>
      <text:p text:style-name="P1"><text:span text:style-name="T1">VOTE 1168124034 Campaign:ssss_uk_02B Validity:during Choice:Leon CONN:MIG01XU MSISDN:00777775209999 GUID:2AF192B3-2A61-4C24-A8D3-4ED6C081C79A Shortcode:63334</text:span></text:p>
      <text:p text:style-name="P1"><text:span text:style-name="T1">VOTE 1168124034 Campaign:ssss_uk_02B Validity:during Choice:Leon CONN:MIG01XU MSISDN:00777771379999 GUID:84A9100B-31CD-479F-85F2-BECC2AE4F2E8 Shortcode:63334</text:span></text:p>
      <text:p text:style-name="P1"><text:span text:style-name="T1">VOTE 1168124034 Campaign:ssss_uk_02B Validity:during Choice:Leon CONN:MIG01TU MSISDN:00777772239999 GUID:25A571A6-B8ED-4E8F-B285-5CD3681475B2 Shortcode:63334</text:span></text:p>
      <text:p text:style-name="P1"><text:span text:style-name="T1">VOTE 1168124034 Campaign:ssss_uk_02B Validity:during Choice:Leon CONN:MIG01XU MSISDN:00777770459999 GUID:51358A7F-797B-4754-A2BB-2923A0B12AF6 Shortcode:63334</text:span></text:p>
      <text:p text:style-name="P1"><text:span text:style-name="T1">VOTE 1168124034 Campaign:ssss_uk_02B Validity:during Choice:Leon CONN:MIG01XU MSISDN:00777772469999 GUID:026E8636-2F9C-4FBC-B567-1911F5501621 Shortcode:63334</text:span></text:p>
      <text:p text:style-name="P1"><text:span text:style-name="T1">VOTE 1168124034 Campaign:ssss_uk_02B Validity:during Choice:Leon CONN:MIG01TU MSISDN:00777776579999 GUID:D7FC2280-2745-476E-AF48-1CF3A08710AC Shortcode:63334</text:span></text:p>
      <text:p text:style-name="P1"><text:span text:style-name="T1">VOTE 1168124034 Campaign:ssss_uk_02B Validity:during Choice:Leon CONN:MIG00VU MSISDN:00777778949999 GUID:5D0D7B4B-82BF-4A91-987D-F2BD6449838B Shortcode:63334</text:span></text:p>
      <text:p text:style-name="P1"><text:span text:style-name="T1">VOTE 1168124034 Campaign:ssss_uk_02B Validity:during Choice:Leon CONN:MIG01TU MSISDN:00777779849999 GUID:6E991EAC-57FC-43C0-848D-FC1CAB8F7960 Shortcode:63334</text:span></text:p>
      <text:p text:style-name="P1"><text:span text:style-name="T1">VOTE 1168124034 Campaign:ssss_uk_02B Validity:during Choice:Leon CONN:MIG01TU MSISDN:00777774849999 GUID:E78AA0BB-F20A-4DAA-A935-76331E093454 Shortcode:63334</text:span></text:p>
      <text:p text:style-name="P1"><text:span text:style-name="T1">VOTE 1168124034 Campaign:ssss_uk_02B Validity:during Choice:Leon CONN:MIG01TU MSISDN:00777771519999 GUID:566C7F78-7FAD-4102-A0DC-7D79235E9BA1 Shortcode:63334</text:span></text:p>
      <text:p text:style-name="P1"><text:span text:style-name="T1">VOTE 1168124034 Campaign:ssss_uk_02B Validity:during Choice:Leon CONN:MIG01TU MSISDN:00777771029999 GUID:A8615296-F62C-4D09-BE30-AEE2255409E6 Shortcode:63334</text:span></text:p>
      <text:p text:style-name="P1"><text:span text:style-name="T1">VOTE 1168124034 Campaign:ssss_uk_02B Validity:during Choice:Matthew CONN:MIG01TU MSISDN:00777777319999 GUID:F579350E-0B4F-4481-96BE-25C7BF483D21 Shortcode:63334</text:span></text:p>
      <text:p text:style-name="P1"><text:span text:style-name="T1">VOTE 1168124035 Campaign:ssss_uk_02B Validity:during Choice:Leon CONN:MIG01TU </text:span><text:soft-page-break/><text:span text:style-name="T1">MSISDN:00777775479999 GUID:AD1AE1C6-6460-4352-90A6-5397F1036AEC Shortcode:63334</text:span></text:p>
      <text:p text:style-name="P1"><text:span text:style-name="T1">VOTE 1168124035 Campaign:ssss_uk_02B Validity:during Choice:Leon CONN:MIG01TU MSISDN:00777774879999 GUID:A19A9452-76DA-41FE-8F16-5B0EA1BE83B8 Shortcode:63334</text:span></text:p>
      <text:p text:style-name="P1"><text:span text:style-name="T1">VOTE 1168124035 Campaign:ssss_uk_02B Validity:during Choice:Leon CONN:MIG01TU MSISDN:00777774689999 GUID:6ABCD2E0-A6A0-40B7-8EED-16BF59267DD4 Shortcode:63334</text:span></text:p>
      <text:p text:style-name="P1"><text:span text:style-name="T1">VOTE 1168124035 Campaign:ssss_uk_02B Validity:during Choice:Leon CONN:MIG00VU MSISDN:00777770599999 GUID:51B24B30-5E4A-4E73-8376-3AEA63236653 Shortcode:63334</text:span></text:p>
      <text:p text:style-name="P1"><text:span text:style-name="T1">VOTE 1168124035 Campaign:ssss_uk_02B Validity:during Choice:Leon CONN:MIG01TU MSISDN:00777779049999 GUID:4A31149B-CEDB-4B31-8C14-7BFE10863F0F Shortcode:63334</text:span></text:p>
      <text:p text:style-name="P1"><text:span text:style-name="T1">VOTE 1168124035 Campaign:ssss_uk_02B Validity:during Choice:Leon CONN:MIG01XU MSISDN:00777775459999 GUID:CDF8B8B3-F500-4ECC-A44C-33877347E6A0 Shortcode:63334</text:span></text:p>
      <text:p text:style-name="P1"><text:span text:style-name="T1">VOTE 1168124035 Campaign:ssss_uk_02B Validity:during Choice:Leon CONN:MIG01XU MSISDN:00777776759999 GUID:075C2E67-C5D9-4B60-94FA-FF7A5D56104A Shortcode:63334</text:span></text:p>
      <text:p text:style-name="P1"><text:span text:style-name="T1">VOTE 1168124035 Campaign:ssss_uk_02B Validity:during Choice:Leon CONN:MIG01TU MSISDN:00777772139999 GUID:7BA3438B-A574-4946-B47F-33C9F4464FEC Shortcode:63334</text:span></text:p>
      <text:p text:style-name="P1"><text:span text:style-name="T1">VOTE 1168124035 Campaign:ssss_uk_02B Validity:during Choice:Leon CONN:MIG01TU MSISDN:00777774379999 GUID:6EEB70EE-3A9A-4170-B183-00DC92DF19E4 Shortcode:63334</text:span></text:p>
      <text:p text:style-name="P1"><text:span text:style-name="T1">VOTE 1168124032 Campaign:ssss_uk_02B Validity:during Choice:Matthew CONN:MIG01TU MSISDN:00777774389999 GUID:F922309F-6D36-456D-88C1-AF37B6BCAE5D Shortcode:63334</text:span></text:p>
      <text:p text:style-name="P1"><text:span text:style-name="T1">VOTE 1168124032 Campaign:ssss_uk_02B Validity:during Choice:Leon CONN:MIG01TU MSISDN:00777776469999 GUID:82408861-40D6-4234-9D5D-F4E7EBB456B8 Shortcode:63334</text:span></text:p>
      <text:p text:style-name="P1"><text:span text:style-name="T1">VOTE 1168124032 Campaign:ssss_uk_02B Validity:during Choice:Matthew CONN:MIG01TU MSISDN:00777778899999 GUID:1391EF3A-BDB1-4DF5-920A-7AD0AAD1C90B Shortcode:63334</text:span></text:p>
      <text:p text:style-name="P1"><text:span text:style-name="T1">VOTE 1168124032 Campaign:ssss_uk_02B Validity:during Choice:Matthew CONN:MIG01XU MSISDN:00777779319999 GUID:ECC30F54-0DA5-4504-B18B-87484BF5802E Shortcode:63334</text:span></text:p>
      <text:p text:style-name="P1"><text:span text:style-name="T1">VOTE 1168124035 Campaign:ssss_uk_02B Validity:during Choice:Leon CONN:MIG00VU MSISDN:00777771469999 GUID:C89D231D-8442-4D44-8758-C9B5ABF5033B Shortcode:63334</text:span></text:p>
      <text:p text:style-name="P1"><text:span text:style-name="T1">VOTE 1168124035 Campaign:ssss_uk_02B Validity:during Choice:Leon CONN:MIG01TU MSISDN:00777779679999 GUID:AFBCD0D8-75B8-4FD4-9C01-BA2284C3B230 Shortcode:63334</text:span></text:p>
      <text:p text:style-name="P1"><text:span text:style-name="T1">VOTE 1168124035 Campaign:ssss_uk_02B Validity:during Choice:Matthew CONN:MIG01TU MSISDN:00777773489999 GUID:DE686588-C2BC-4331-8207-8C08C9A4E7DC Shortcode:63334</text:span></text:p>
      <text:p text:style-name="P1"><text:span text:style-name="T1">VOTE 1168124035 Campaign:ssss_uk_02B Validity:during Choice:Leon CONN:MIG01TU MSISDN:00777773999999 GUID:829FEB03-DE47-42FE-B322-1CAA9DB61CAB Shortcode:63334</text:span></text:p>
      <text:p text:style-name="P1"><text:span text:style-name="T1">VOTE 1168124035 Campaign:ssss_uk_02B Validity:during Choice:Leon CONN:MIG01TU MSISDN:00777771859999 GUID:15DCD298-AE39-498F-895A-97A7C4512C72 Shortcode:63334</text:span></text:p>
      <text:p text:style-name="P1"><text:span text:style-name="T1">VOTE 1168124036 Campaign:ssss_uk_02B Validity:during Choice:Leon CONN:MIG01TU MSISDN:00777771509999 GUID:59D84699-AD0C-454E-8709-6C04C33DC290 Shortcode:63334</text:span></text:p>
      <text:p text:style-name="P1"><text:span text:style-name="T1">VOTE 1168124036 Campaign:ssss_uk_02B Validity:during Choice:Matthew CONN:MIG01TU MSISDN:00777774309999 GUID:600AA42A-3D00-4493-96F0-089CB73A4966 Shortcode:63334</text:span></text:p>
      <text:p text:style-name="P1"><text:span text:style-name="T1">VOTE 1168124036 Campaign:ssss_uk_02B Validity:during Choice:Leon CONN:MIG01TU MSISDN:00777774929999 GUID:C779579D-D11A-4AE6-81D9-D77D23C16136 Shortcode:63334</text:span></text:p>
      <text:p text:style-name="P1"><text:span text:style-name="T1">VOTE 1168124036 Campaign:Emmerdale Validity:during Choice:MATTHEW CONN:MIG01XU MSISDN:00777777329999 GUID:1AD8A02B-A9A2-4B30-AB9B-24F0A6F34AEA Shortcode:63339</text:span></text:p>
      <text:p text:style-name="P1"><text:span text:style-name="T1">VOTE 1168124036 Campaign:ssss_uk_02B Validity:during Choice:Leon CONN:MIG01TU MSISDN:00777777639999 GUID:5E99A876-E062-430E-AFE8-28D2CA7FDB48 Shortcode:63334</text:span></text:p>
      <text:p text:style-name="P1"><text:span text:style-name="T1">VOTE 1168124036 Campaign:ssss_uk_02B Validity:during Choice:Leon CONN:MIG01XU MSISDN:00777771029999 GUID:B140EF08-EC47-4F86-9804-18096E01848A Shortcode:63334</text:span></text:p>
      <text:p text:style-name="P1"><text:span text:style-name="T1">VOTE 1168124036 Campaign:ssss_uk_02B Validity:during Choice:Leon CONN:MIG01TU MSISDN:00777772539999 GUID:0F74249C-10F7-43E1-8F59-4DA10BE53E04 Shortcode:63334</text:span></text:p>
      <text:p text:style-name="P1"><text:span text:style-name="T1">VOTE 1168124033 Campaign:ssss_uk_02B Validity:during Choice:Leon CONN:MIG01XU MSISDN:00777779939999 GUID:7480AA84-2693-4EA1-A0B6-B4B6FE96CBDA Shortcode:63334</text:span></text:p>
      <text:p text:style-name="P1"><text:span text:style-name="T1">VOTE 1168124036 Campaign:ssss_uk_02B Validity:during Choice:Matthew CONN:MIG01TU MSISDN:00777772009999 GUID:8C37A6C7-0CBF-417F-8F9E-9051D66A11FD Shortcode:63334</text:span></text:p>
      <text:p text:style-name="P1"><text:span text:style-name="T1">VOTE 1168124036 Campaign:ssss_uk_02B Validity:during Choice:Leon CONN:MIG01TU MSISDN:00777777619999 GUID:3E60DA0F-BD07-4F69-B055-9AA1A2D3740C Shortcode:63334</text:span></text:p>
      <text:p text:style-name="P1"><text:span text:style-name="T1">VOTE 1168124036 Campaign:ssss_uk_02B Validity:during Choice:Leon CONN:MIG01XU MSISDN:00777773719999 GUID:8A83CBCA-6343-4B4D-A029-985CD3126BD6 Shortcode:63334</text:span></text:p>
      <text:p text:style-name="P1"><text:span text:style-name="T1">VOTE 1168124036 Campaign:ssss_uk_02B Validity:during Choice:Matthew CONN:MIG01TU MSISDN:00777779249999 GUID:A40BA37E-1CA7-41E2-88C0-B6D9E53724B5 Shortcode:63334</text:span></text:p>
      <text:p text:style-name="P1"><text:span text:style-name="T1">VOTE 1168124036 Campaign:ssss_uk_02B Validity:during Choice:Matthew CONN:MIG01XU MSISDN:00777778159999 GUID:C795F042-0047-4679-AADD-D5A485F662DA Shortcode:63334</text:span></text:p>
      <text:p text:style-name="P1"><text:span text:style-name="T1">VOTE 1168124036 Campaign:ssss_uk_02B Validity:during Choice:Leon CONN:MIG01XU </text:span><text:soft-page-break/><text:span text:style-name="T1">MSISDN:00777779329999 GUID:4B8F8E0A-5675-42B9-AE3D-AF9595134474 Shortcode:63334</text:span></text:p>
      <text:p text:style-name="P1"><text:span text:style-name="T1">VOTE 1168124036 Campaign:ssss_uk_02B Validity:during Choice:Leon CONN:MIG01TU MSISDN:00777770349999 GUID:8C6A6423-FC14-4CE0-AD29-B4033F5BFA2F Shortcode:63334</text:span></text:p>
      <text:p text:style-name="P1"><text:span text:style-name="T1">VOTE 1168124036 Campaign:ssss_uk_02B Validity:during Choice:Leon CONN:MIG01TU MSISDN:00777779719999 GUID:F8E61576-7140-4281-8898-F49A82131FA0 Shortcode:63334</text:span></text:p>
      <text:p text:style-name="P1"><text:span text:style-name="T1">VOTE 1168124036 Campaign:ssss_uk_02B Validity:during Choice:Matthew CONN:MIG01TU MSISDN:00777776609999 GUID:5AB1A23D-8827-4264-92D0-AA5948899EF9 Shortcode:63334</text:span></text:p>
      <text:p text:style-name="P1"><text:span text:style-name="T1">VOTE 1168124036 Campaign:ssss_uk_02B Validity:during Choice:Leon CONN:MIG01XU MSISDN:00777776439999 GUID:0AFDA75C-9F72-4918-9EF0-DBB415CFEB50 Shortcode:63334</text:span></text:p>
      <text:p text:style-name="P1"><text:span text:style-name="T1">VOTE 1168124036 Campaign:ssss_uk_02B Validity:during Choice:Leon CONN:MIG01HU MSISDN:00777776669999 GUID:2AD24B95-C897-4288-B2AE-57E11FACF809 Shortcode:63334</text:span></text:p>
      <text:p text:style-name="P1"><text:span text:style-name="T1">VOTE 1168124036 Campaign:ssss_uk_02B Validity:during Choice:Leon CONN:MIG00VU MSISDN:00777776239999 GUID:C9A4B1FC-DBF8-4310-9EDA-D68481395FBC Shortcode:63334</text:span></text:p>
      <text:p text:style-name="P1"><text:span text:style-name="T1">VOTE 1168124036 Campaign:ssss_uk_02B Validity:during Choice:Leon CONN:MIG01TU MSISDN:00777776839999 GUID:7DB8AB88-651A-4A26-A5AC-BCEF04B8B1F0 Shortcode:63334</text:span></text:p>
      <text:p text:style-name="P1"><text:span text:style-name="T1">VOTE 1168124036 Campaign:ssss_uk_02B Validity:during Choice:Leon CONN:MIG01XU MSISDN:00777772879999 GUID:DB0FA6DC-A580-473A-B46A-F14CDA3A8D54 Shortcode:63334</text:span></text:p>
      <text:p text:style-name="P1"><text:span text:style-name="T1">VOTE 1168124036 Campaign:ssss_uk_02B Validity:during Choice:Leon CONN:MIG01TU MSISDN:00777774959999 GUID:B8034D2A-A48A-43EE-89B0-61AEBFBBD444 Shortcode:63334</text:span></text:p>
      <text:p text:style-name="P1"><text:span text:style-name="T1">VOTE 1168124036 Campaign:ssss_uk_02B Validity:during Choice:Leon CONN:MIG01TU MSISDN:00777773179999 GUID:D9A179C0-2162-4DF1-A119-D94066AACF7F Shortcode:63334</text:span></text:p>
      <text:p text:style-name="P1"><text:span text:style-name="T1">VOTE 1168124036 Campaign:ssss_uk_02B Validity:during Choice:Leon CONN:MIG01TU MSISDN:00777771419999 GUID:FC6884F2-A28C-4851-9D19-0D1FA79B1B90 Shortcode:63334</text:span></text:p>
      <text:p text:style-name="P1"><text:span text:style-name="T1">VOTE 1168124036 Campaign:ssss_uk_02B Validity:during Choice:Leon CONN:MIG01XU MSISDN:00777772799999 GUID:AA131F5E-FF00-4981-AA7E-5FB72864C4A3 Shortcode:63334</text:span></text:p>
      <text:p text:style-name="P1"><text:span text:style-name="T1">VOTE 1168124036 Campaign:ssss_uk_02B Validity:during Choice:Matthew CONN:MIG01XU MSISDN:00777773059999 GUID:18C7FB18-54A7-482C-BB27-995190ECFCC9 Shortcode:63334</text:span></text:p>
      <text:p text:style-name="P1"><text:span text:style-name="T1">VOTE 1168124036 Campaign:ssss_uk_02B Validity:during Choice:Leon CONN:MIG01XU MSISDN:00777778119999 GUID:ED4EFE9F-E502-4CB8-A904-B1614F3AA8D2 Shortcode:63334</text:span></text:p>
      <text:p text:style-name="P1"><text:span text:style-name="T1">VOTE 1168124036 Campaign:ssss_uk_02B Validity:during Choice:Matthew CONN:MIG01XU MSISDN:00777774889999 GUID:62AA2145-73C8-4548-928D-79EEBFC8EB48 Shortcode:63334</text:span></text:p>
      <text:p text:style-name="P1"><text:span text:style-name="T1">VOTE 1168124036 Campaign:ssss_uk_02B Validity:during Choice:Leon CONN:MIG01XU MSISDN:00777779539999 GUID:80F810D1-2E46-4934-82D7-3044A8279D26 Shortcode:63334</text:span></text:p>
      <text:p text:style-name="P1"><text:span text:style-name="T1">VOTE 1168124037 Campaign:ssss_uk_02B Validity:during Choice:Leon CONN:MIG01XU MSISDN:00777773669999 GUID:CFC107FB-821B-4B20-A147-5D2ABDF90A0D Shortcode:63334</text:span></text:p>
      <text:p text:style-name="P1"><text:span text:style-name="T1">VOTE 1168124037 Campaign:ssss_uk_02B Validity:during Choice:Leon CONN:MIG01TU MSISDN:00777770249999 GUID:562AEB5B-7656-4BFC-BBA1-6102275792DF Shortcode:63334</text:span></text:p>
      <text:p text:style-name="P1"><text:span text:style-name="T1">VOTE 1168124037 Campaign:ssss_uk_02B Validity:during Choice:Matthew CONN:MIG01TU MSISDN:00777771529999 GUID:1D88045D-3C02-4C82-8E68-BE6D5FF0E3E0 Shortcode:63334</text:span></text:p>
      <text:p text:style-name="P1"><text:span text:style-name="T1">VOTE 1168124037 Campaign:ssss_uk_02B Validity:during Choice:Leon CONN:MIG01TU MSISDN:00777771009999 GUID:0B6A7D9E-6772-4651-BFD3-E197790E83E2 Shortcode:63334</text:span></text:p>
      <text:p text:style-name="P1"><text:span text:style-name="T1">VOTE 1168124037 Campaign:ssss_uk_02B Validity:during Choice:Matthew CONN:MIG01XU MSISDN:00777779679999 GUID:6A45F667-8465-420E-8787-E387FE89A1A2 Shortcode:63334</text:span></text:p>
      <text:p text:style-name="P1"><text:span text:style-name="T1">VOTE 1168124037 Campaign:ssss_uk_02B Validity:during Choice:Leon CONN:MIG01TU MSISDN:00777776449999 GUID:202D41EC-3193-4C53-A15D-D2A9265DC870 Shortcode:63334</text:span></text:p>
      <text:p text:style-name="P1"><text:span text:style-name="T1">VOTE 1168124037 Campaign:ssss_uk_02B Validity:during Choice:Leon CONN:MIG01TU MSISDN:00777771569999 GUID:923AE22B-E6DB-4EE3-BF3D-B34E40344FD1 Shortcode:63334</text:span></text:p>
      <text:p text:style-name="P1"><text:span text:style-name="T1">VOTE 1168124037 Campaign:ssss_uk_02B Validity:during Choice:Leon CONN:MIG01XU MSISDN:00777771879999 GUID:FD2A0AF3-C70D-4047-B66E-B29CA4A5CBC5 Shortcode:63334</text:span></text:p>
      <text:p text:style-name="P1"><text:span text:style-name="T1">VOTE 1168124037 Campaign:ssss_uk_02B Validity:during Choice:Matthew CONN:MIG01TU MSISDN:00777774469999 GUID:0AE180FF-4E11-4D76-9E54-779CAB19858C Shortcode:63334</text:span></text:p>
      <text:p text:style-name="P1"><text:span text:style-name="T1">VOTE 1168124037 Campaign:ssss_uk_02B Validity:during Choice:Leon CONN:MIG01XU MSISDN:00777772679999 GUID:1F0A99C9-8D69-4863-84FB-28F07393D121 Shortcode:63334</text:span></text:p>
      <text:p text:style-name="P1"><text:span text:style-name="T1">VOTE 1168124037 Campaign:ssss_uk_02B Validity:during Choice:Leon CONN:MIG01XU MSISDN:00777779399999 GUID:0D4E0A6F-621D-485E-982E-DF0C96976D34 Shortcode:63334</text:span></text:p>
      <text:p text:style-name="P1"><text:span text:style-name="T1">VOTE 1168124037 Campaign:ssss_uk_02B Validity:during Choice:Leon CONN:MIG01XU MSISDN:00777773279999 GUID:0B43A055-8824-4EF3-A9BB-2CCA6B046452 Shortcode:63334</text:span></text:p>
      <text:p text:style-name="P1"><text:span text:style-name="T1">VOTE 1168124037 Campaign:ssss_uk_02B Validity:during Choice:Matthew CONN:MIG01TU MSISDN:00777776649999 GUID:DC51C697-FBEA-43FC-9FEE-D33D63E6BC4C Shortcode:63334</text:span></text:p>
      <text:p text:style-name="P1"><text:span text:style-name="T1">VOTE 1168124037 Campaign:ssss_uk_02B Validity:during Choice:Leon CONN:MIG01TU MSISDN:00777772879999 GUID:A7BE4BAC-804C-47EB-9A53-FAAFA24D9CEC Shortcode:63334</text:span></text:p>
      <text:p text:style-name="P1"><text:span text:style-name="T1">VOTE 1168124037 Campaign:ssss_uk_02B Validity:during Choice:Leon CONN:MIG01TU </text:span><text:soft-page-break/><text:span text:style-name="T1">MSISDN:00777773229999 GUID:FCA97D4C-FED7-4929-AB8E-24C7C7CFF622 Shortcode:63334</text:span></text:p>
      <text:p text:style-name="P1"><text:span text:style-name="T1">VOTE 1168124037 Campaign:ssss_uk_02B Validity:during Choice:Leon CONN:MIG01XU MSISDN:00777771689999 GUID:F23B994F-8F65-45E4-8520-7DFA8E273D08 Shortcode:63334</text:span></text:p>
      <text:p text:style-name="P1"><text:span text:style-name="T1">VOTE 1168124037 Campaign:ssss_uk_02B Validity:during Choice:Leon CONN:MIG01XU MSISDN:00777773069999 GUID:B253F0F7-08F6-4522-886E-474732996410 Shortcode:63334</text:span></text:p>
      <text:p text:style-name="P1"><text:span text:style-name="T1">VOTE 1168124037 Campaign:ssss_uk_02B Validity:during Choice:Leon CONN:MIG01XU MSISDN:00777779999999 GUID:FB576B9D-8BC4-4697-903E-B62E3D35D57C Shortcode:63334</text:span></text:p>
      <text:p text:style-name="P1"><text:span text:style-name="T1">VOTE 1168124037 Campaign:ssss_uk_02B Validity:during Choice:Leon CONN:MIG01TU MSISDN:00777772379999 GUID:F46F6181-1343-45B4-BBB1-1C99D0452A29 Shortcode:63334</text:span></text:p>
      <text:p text:style-name="P1"><text:span text:style-name="T1">VOTE 1168124037 Campaign:ssss_uk_02B Validity:during Choice:Matthew CONN:MIG01TU MSISDN:00777770819999 GUID:D9880E50-77EB-4D76-99A0-4C8D4FB28E20 Shortcode:63334</text:span></text:p>
      <text:p text:style-name="P1"><text:span text:style-name="T1">VOTE 1168124037 Campaign:ssss_uk_02B Validity:during Choice:Matthew CONN:MIG01TU MSISDN:00777770569999 GUID:A3D5B9A6-8AA9-42AA-8361-F849B5EF4CB4 Shortcode:63334</text:span></text:p>
      <text:p text:style-name="P1"><text:span text:style-name="T1">VOTE 1168124037 Campaign:ssss_uk_02B Validity:during Choice:Leon CONN:MIG01TU MSISDN:00777777339999 GUID:723A8CA8-4D55-4F97-9A97-52C15439D2ED Shortcode:63334</text:span></text:p>
      <text:p text:style-name="P1"><text:span text:style-name="T1">VOTE 1168124037 Campaign:ssss_uk_02B Validity:during Choice:Leon CONN:MIG01TU MSISDN:00777772179999 GUID:C5C04068-34C2-4184-B090-11FC473C53D0 Shortcode:63334</text:span></text:p>
      <text:p text:style-name="P1"><text:span text:style-name="T1">VOTE 1168124037 Campaign:ssss_uk_02B Validity:during Choice:Leon CONN:MIG01TU MSISDN:00777772969999 GUID:D630FE24-456F-4873-820A-54486DD5315A Shortcode:63334</text:span></text:p>
      <text:p text:style-name="P1"><text:span text:style-name="T1">VOTE 1168124037 Campaign:ssss_uk_02B Validity:during Choice:Leon CONN:MIG01XU MSISDN:00777773679999 GUID:D3196F92-BA95-4E4A-A626-F1DCDFDBD601 Shortcode:63334</text:span></text:p>
      <text:p text:style-name="P1"><text:span text:style-name="T1">VOTE 1168124037 Campaign:ssss_uk_02B Validity:during Choice:Matthew CONN:MIG01TU MSISDN:00777773439999 GUID:863D35FD-7E49-4D87-B826-C1D5D947E799 Shortcode:63334</text:span></text:p>
      <text:p text:style-name="P1"><text:span text:style-name="T1">VOTE 1168124037 Campaign:ssss_uk_02B Validity:during Choice:Leon CONN:MIG01TU MSISDN:00777776319999 GUID:8719945F-AC7C-417C-9677-4D39E921F1B0 Shortcode:63334</text:span></text:p>
      <text:p text:style-name="P1"><text:span text:style-name="T1">VOTE 1168124037 Campaign:ssss_uk_02B Validity:during Choice:Matthew CONN:MIG01TU MSISDN:00777774179999 GUID:F38C1387-A394-4229-838C-C2722CF5C484 Shortcode:63334</text:span></text:p>
      <text:p text:style-name="P1"><text:span text:style-name="T1">VOTE 1168124037 Campaign:ssss_uk_02B Validity:during Choice:Leon CONN:MIG01XU MSISDN:00777773689999 GUID:4AA1CA26-6EAE-4A4D-89F7-CA05E8BBD0A1 Shortcode:63334</text:span></text:p>
      <text:p text:style-name="P1"><text:span text:style-name="T1">VOTE 1168124037 Campaign:ssss_uk_02B Validity:during Choice:Leon CONN:MIG01XU MSISDN:00777771209999 GUID:41C66589-9089-41E9-BDE8-23DE858DAFE2 Shortcode:63334</text:span></text:p>
      <text:p text:style-name="P1"><text:span text:style-name="T1">VOTE 1168124037 Campaign:ssss_uk_02B Validity:during Choice:Leon CONN:MIG01XU MSISDN:00777774979999 GUID:E74C6A01-1D43-4FF3-B4A7-33E2A4349CCB Shortcode:63334</text:span></text:p>
      <text:p text:style-name="P1"><text:span text:style-name="T1">VOTE 1168124037 Campaign:ssss_uk_02B Validity:during Choice:Leon CONN:MIG00VU MSISDN:00777778629999 GUID:FAFD7D5F-56D0-4915-A701-ECFA387D9097 Shortcode:63334</text:span></text:p>
      <text:p text:style-name="P1"><text:span text:style-name="T1">VOTE 1168124037 Campaign:ssss_uk_02B Validity:during Choice:Leon CONN:MIG01TU MSISDN:00777771499999 GUID:E36E24FF-BC09-496B-B4FE-733F88AEB26D Shortcode:63334</text:span></text:p>
      <text:p text:style-name="P1"><text:span text:style-name="T1">VOTE 1168124037 Campaign:ssss_uk_02B Validity:during Choice:Leon CONN:MIG01TU MSISDN:00777776669999 GUID:5F29D3DA-4CC7-4182-B7B2-EA45454DAD2A Shortcode:63334</text:span></text:p>
      <text:p text:style-name="P1"><text:span text:style-name="T1">VOTE 1168124031 Campaign:ssss_uk_02B Validity:during Choice:Leon CONN:MIG01TU MSISDN:00777779479999 GUID:A1218F2B-8580-4E2B-A13D-38CEFCE97171 Shortcode:63334</text:span></text:p>
      <text:p text:style-name="P1"><text:span text:style-name="T1">VOTE 1168124037 Campaign:ssss_uk_02B Validity:during Choice:Matthew CONN:MIG01TU MSISDN:00777775349999 GUID:3A65D13F-1808-4E60-B1D9-581C32CBAF9F Shortcode:63334</text:span></text:p>
      <text:p text:style-name="P1"><text:span text:style-name="T1">VOTE 1168124037 Campaign:ssss_uk_02B Validity:during Choice:Leon CONN:MIG01TU MSISDN:00777777079999 GUID:22A2051F-E9EF-467F-9732-AA180D77FB50 Shortcode:63334</text:span></text:p>
      <text:p text:style-name="P1"><text:span text:style-name="T1">VOTE 1168124037 Campaign:ssss_uk_02B Validity:during Choice:Matthew CONN:MIG01TU MSISDN:00777777369999 GUID:FE040D93-3D09-4011-8177-8E30C945EFF9 Shortcode:63334</text:span></text:p>
      <text:p text:style-name="P1"><text:span text:style-name="T1">VOTE 1168124037 Campaign:ssss_uk_02B Validity:during Choice:Matthew CONN:MIG01XU MSISDN:00777779559999 GUID:44BC721C-5415-4CC0-AE9D-582B068FD5C1 Shortcode:63334</text:span></text:p>
      <text:p text:style-name="P1"><text:span text:style-name="T1">VOTE 1168124037 Campaign:ssss_uk_02B Validity:during Choice:Matthew CONN:MIG01TU MSISDN:00777772369999 GUID:53116A08-BAA9-4D3F-B382-BA745DC4CB47 Shortcode:63334</text:span></text:p>
      <text:p text:style-name="P1"><text:span text:style-name="T1">VOTE 1168124038 Campaign:ssss_uk_02B Validity:during Choice:Matthew CONN:MIG01XU MSISDN:00777771629999 GUID:F20CDFF9-900F-43CE-9C50-1CF4FAD90067 Shortcode:63334</text:span></text:p>
      <text:p text:style-name="P1"><text:span text:style-name="T1">VOTE 1168124038 Campaign:ssss_uk_02B Validity:during Choice:Leon CONN:MIG01TU MSISDN:00777775389999 GUID:924769D5-E173-4492-BC01-2AAA60473FEE Shortcode:63334</text:span></text:p>
      <text:p text:style-name="P1"><text:span text:style-name="T1">VOTE 1168124038 Campaign:ssss_uk_02B Validity:during Choice:Leon CONN:MIG01XU MSISDN:00777775059999 GUID:CBB5041B-58FD-4468-A0DB-BD864D8D2702 Shortcode:63334</text:span></text:p>
      <text:p text:style-name="P1"><text:span text:style-name="T1">VOTE 1168124038 Campaign:ssss_uk_02B Validity:during Choice:Matthew CONN:MIG01XU MSISDN:00777779299999 GUID:C2D7CD14-AE91-43E0-9869-690E97320AFD Shortcode:63334</text:span></text:p>
      <text:p text:style-name="P1"><text:span text:style-name="T1">VOTE 1168124038 Campaign:ssss_uk_02B Validity:during Choice:Matthew CONN:MIG01TU MSISDN:00777774869999 GUID:49561F1E-190E-4990-A2B6-86F8E7BE9CB1 Shortcode:63334</text:span></text:p>
      <text:p text:style-name="P1"><text:span text:style-name="T1">VOTE 1168124038 Campaign:ssss_uk_02B Validity:during Choice:Leon CONN:MIG01TU </text:span><text:soft-page-break/><text:span text:style-name="T1">MSISDN:00777771369999 GUID:ED8BD344-84B1-484A-AC25-8787A9D87BBA Shortcode:63334</text:span></text:p>
      <text:p text:style-name="P1"><text:span text:style-name="T1">VOTE 1168124038 Campaign:ssss_uk_02B Validity:during Choice:Matthew CONN:MIG01TU MSISDN:00777779899999 GUID:2D13E46A-407D-45F8-BED4-C1E105FBB580 Shortcode:63334</text:span></text:p>
      <text:p text:style-name="P1"><text:span text:style-name="T1">VOTE 1168124038 Campaign:ssss_uk_02B Validity:during Choice:Leon CONN:MIG01XU MSISDN:00777779249999 GUID:8A703355-7AA0-494E-ADE2-2281AB76BF6A Shortcode:63334</text:span></text:p>
      <text:p text:style-name="P1"><text:span text:style-name="T1">VOTE 1168124038 Campaign:ssss_uk_02B Validity:during Choice:Leon CONN:MIG01TU MSISDN:00777777559999 GUID:5E7728D8-CEAE-4E05-BBFE-452DEE7630E1 Shortcode:63334</text:span></text:p>
      <text:p text:style-name="P1"><text:span text:style-name="T1">VOTE 1168124038 Campaign:ssss_uk_02B Validity:during Choice:Leon CONN:MIG01XU MSISDN:00777771259999 GUID:1BF12A15-8808-4CDF-B8ED-47D3B88C2AED Shortcode:63334</text:span></text:p>
      <text:p text:style-name="P1"><text:span text:style-name="T1">VOTE 1168124038 Campaign:ssss_uk_02B Validity:during Choice:Matthew CONN:MIG01XU MSISDN:00777774239999 GUID:059E1649-EFF3-4350-AF20-29E7D6817970 Shortcode:63334</text:span></text:p>
      <text:p text:style-name="P1"><text:span text:style-name="T1">VOTE 1168124038 Campaign:ssss_uk_02B Validity:during Choice:Leon CONN:MIG01XU MSISDN:00777770989999 GUID:265F52EE-3189-43F1-97B4-5191E51617B7 Shortcode:63334</text:span></text:p>
      <text:p text:style-name="P1"><text:span text:style-name="T1">VOTE 1168124038 Campaign:ssss_uk_02B Validity:during Choice:Matthew CONN:MIG01TU MSISDN:00777772509999 GUID:C9A005DE-8A8B-4B52-8A99-BAE5E6364F54 Shortcode:63334</text:span></text:p>
      <text:p text:style-name="P1"><text:span text:style-name="T1">VOTE 1168124038 Campaign:ssss_uk_02B Validity:during Choice:Leon CONN:MIG01TU MSISDN:00777778479999 GUID:F82F5219-DE90-4F8F-9FA3-0FB57C15A7A7 Shortcode:63334</text:span></text:p>
      <text:p text:style-name="P1"><text:span text:style-name="T1">VOTE 1168124038 Campaign:ssss_uk_02B Validity:during Choice:Leon CONN:MIG01TU MSISDN:00777777919999 GUID:BCE1A926-57CB-4F67-A63C-DCE85346D620 Shortcode:63334</text:span></text:p>
      <text:p text:style-name="P1"><text:span text:style-name="T1">VOTE 1168124038 Campaign:ssss_uk_02B Validity:during Choice:Leon CONN:MIG01TU MSISDN:00777778009999 GUID:56392B38-FC9B-46B5-B6A4-384243B0B1F2 Shortcode:63334</text:span></text:p>
      <text:p text:style-name="P1"><text:span text:style-name="T1">VOTE 1168124038 Campaign:ssss_uk_02B Validity:during Choice:Leon CONN:MIG01TU MSISDN:00777774119999 GUID:881AAF7A-E8D0-4161-B87B-D53111DAD2E3 Shortcode:63334</text:span></text:p>
      <text:p text:style-name="P1"><text:span text:style-name="T1">VOTE 1168124038 Campaign:ssss_uk_02B Validity:during Choice:Matthew CONN:MIG01XU MSISDN:00777773229999 GUID:C2207848-BF32-4B7C-B172-3057ECAB0EAF Shortcode:63334</text:span></text:p>
      <text:p text:style-name="P1"><text:span text:style-name="T1">VOTE 1168124038 Campaign:ssss_uk_02B Validity:during Choice:Leon CONN:MIG01XU MSISDN:00777775679999 GUID:E2D8738D-970C-4061-A842-E110E7643303 Shortcode:63334</text:span></text:p>
      <text:p text:style-name="P1"><text:span text:style-name="T1">VOTE 1168124038 Campaign:ssss_uk_02B Validity:during Choice:Leon CONN:MIG01HU MSISDN:00777779939999 GUID:AE00CFB2-641D-40B9-895C-AF476505C0F2 Shortcode:63334</text:span></text:p>
      <text:p text:style-name="P1"><text:span text:style-name="T1">VOTE 1168124038 Campaign:ssss_uk_02B Validity:during Choice:Leon CONN:MIG01XU MSISDN:00777775539999 GUID:4877156E-AE1B-4D9E-96C3-DCB1C22C2711 Shortcode:63334</text:span></text:p>
      <text:p text:style-name="P1"><text:span text:style-name="T1">VOTE 1168124038 Campaign:ssss_uk_02B Validity:during Choice:Leon CONN:MIG01HU MSISDN:00777779109999 GUID:4CDF893B-2EE2-49E1-8781-2C3715E6EAA2 Shortcode:63334</text:span></text:p>
      <text:p text:style-name="P1"><text:span text:style-name="T1">VOTE 1168124038 Campaign:ssss_uk_02B Validity:during Choice:Leon CONN:MIG00VU MSISDN:00777776619999 GUID:1AA0DB94-0096-49E2-BEA8-2DD0BE369ED4 Shortcode:63334</text:span></text:p>
      <text:p text:style-name="P1"><text:span text:style-name="T1">VOTE 1168124038 Campaign:ssss_uk_02B Validity:during Choice:Leon CONN:MIG01XU MSISDN:00777779309999 GUID:D3C166F2-A98E-46A4-891A-71E0C922E55E Shortcode:63334</text:span></text:p>
      <text:p text:style-name="P1"><text:span text:style-name="T1">VOTE 1168124038 Campaign:ssss_uk_02B Validity:during Choice:Leon CONN:MIG01XU MSISDN:00777778629999 GUID:995889F7-4D44-41B0-A2CD-FBA56BBFF57B Shortcode:63334</text:span></text:p>
      <text:p text:style-name="P1"><text:span text:style-name="T1">VOTE 1168124038 Campaign:ssss_uk_02B Validity:during Choice:Leon CONN:MIG01XU MSISDN:00777775429999 GUID:00B2E0F7-CEE3-426E-98A1-74B6644C2FDA Shortcode:63334</text:span></text:p>
      <text:p text:style-name="P1"><text:span text:style-name="T1">VOTE 1168124038 Campaign:ssss_uk_02B Validity:during Choice:Leon CONN:MIG01XU MSISDN:00777778589999 GUID:6F5E1821-EDFB-4288-83E4-4047FE6B1552 Shortcode:63334</text:span></text:p>
      <text:p text:style-name="P1"><text:span text:style-name="T1">VOTE 1168124038 Campaign:ssss_uk_02B Validity:during Choice:Leon CONN:MIG01HU MSISDN:00777777649999 GUID:92842524-B456-4EDD-A8EA-7672229C3CF0 Shortcode:63334</text:span></text:p>
      <text:p text:style-name="P1"><text:span text:style-name="T1">VOTE 1168124038 Campaign:ssss_uk_02B Validity:during Choice:Leon CONN:MIG01XU MSISDN:00777770039999 GUID:7944D8A7-9003-4CC5-8D59-D0EA598CA46C Shortcode:63334</text:span></text:p>
      <text:p text:style-name="P1"><text:span text:style-name="T1">VOTE 1168124038 Campaign:ssss_uk_02B Validity:during Choice:Leon CONN:MIG01XU MSISDN:00777776739999 GUID:FF1D0993-E97C-47D4-9B5C-DC2017EEFED3 Shortcode:63334</text:span></text:p>
      <text:p text:style-name="P1"><text:span text:style-name="T1">VOTE 1168124038 Campaign:ssss_uk_02B Validity:during Choice:Leon CONN:MIG01XU MSISDN:00777778049999 GUID:44CECFC4-FD3B-4D77-A49E-AFC65F4D3CD5 Shortcode:63334</text:span></text:p>
      <text:p text:style-name="P1"><text:span text:style-name="T1">VOTE 1168124039 Campaign:ssss_uk_02B Validity:during Choice:Leon CONN:MIG01TU MSISDN:00777774359999 GUID:B4B1F1E9-26F6-4732-B486-415DE7F3297C Shortcode:63334</text:span></text:p>
      <text:p text:style-name="P1"><text:span text:style-name="T1">VOTE 1168124039 Campaign:ssss_uk_02B Validity:during Choice:Matthew CONN:MIG01TU MSISDN:00777774479999 GUID:354BBA75-BB1A-4DCA-8E25-2F6259A8612E Shortcode:63334</text:span></text:p>
      <text:p text:style-name="P1"><text:span text:style-name="T1">VOTE 1168124039 Campaign:ssss_uk_02B Validity:during Choice:Leon CONN:MIG01XU MSISDN:00777773119999 GUID:7F406F4E-31CF-41B0-8F07-0BC805EF2416 Shortcode:63334</text:span></text:p>
      <text:p text:style-name="P1"><text:span text:style-name="T1">VOTE 1168124039 Campaign:ssss_uk_02B Validity:during Choice:Leon CONN:MIG01XU MSISDN:00777779899999 GUID:0AD4D0F6-2A96-4E13-9EEC-11B94C56BAF7 Shortcode:63334</text:span></text:p>
      <text:p text:style-name="P1"><text:span text:style-name="T1">VOTE 1168124039 Campaign:ssss_uk_02B Validity:during Choice:Leon CONN:MIG01XU MSISDN:00777771039999 GUID:63122635-B07E-4265-92C7-8A7DD104322B Shortcode:63334</text:span></text:p>
      <text:p text:style-name="P1"><text:span text:style-name="T1">VOTE 1168124039 Campaign:ssss_uk_02B Validity:during Choice:Leon CONN:MIG01XU </text:span><text:soft-page-break/><text:span text:style-name="T1">MSISDN:00777773409999 GUID:5BE3B823-E578-4E43-BE14-8366D648AF8C Shortcode:63334</text:span></text:p>
      <text:p text:style-name="P1"><text:span text:style-name="T1">VOTE 1168124039 Campaign:ssss_uk_02B Validity:during Choice:Leon CONN:MIG01XU MSISDN:00777775819999 GUID:D20A27B8-5E14-4C2D-BD65-C02828BDA5EF Shortcode:63334</text:span></text:p>
      <text:p text:style-name="P1"><text:span text:style-name="T1">VOTE 1168124039 Campaign:ssss_uk_02B Validity:during Choice:Leon CONN:MIG01TU MSISDN:00777776389999 GUID:5FD74CB1-9B48-4E86-A2F1-4A7B6C39430D Shortcode:63334</text:span></text:p>
      <text:p text:style-name="P1"><text:span text:style-name="T1">VOTE 1168124039 Campaign:ssss_uk_02B Validity:during Choice:Leon CONN:MIG01TU MSISDN:00777771099999 GUID:7DB929F9-47D7-4E5F-95D7-4EE202513958 Shortcode:63334</text:span></text:p>
      <text:p text:style-name="P1"><text:span text:style-name="T1">VOTE 1168124039 Campaign:ssss_uk_02B Validity:during Choice:Matthew CONN:MIG01TU MSISDN:00777779479999 GUID:40BE5336-162E-40C0-9FE5-1B9AA544AB67 Shortcode:63334</text:span></text:p>
      <text:p text:style-name="P1"><text:span text:style-name="T1">VOTE 1168124039 Campaign:ssss_uk_02B Validity:during Choice:Matthew CONN:MIG01XU MSISDN:00777773019999 GUID:E2FEE188-E7FF-4D16-A446-95216681F52C Shortcode:63334</text:span></text:p>
      <text:p text:style-name="P1"><text:span text:style-name="T1">VOTE 1168124039 Campaign:ssss_uk_02B Validity:during Choice:Leon CONN:MIG01XU MSISDN:00777775869999 GUID:D14D7794-F531-4EB7-88F1-AC70712286A0 Shortcode:63334</text:span></text:p>
      <text:p text:style-name="P1"><text:span text:style-name="T1">VOTE 1168124039 Campaign:ssss_uk_02B Validity:during Choice:Leon CONN:MIG01XU MSISDN:00777772599999 GUID:48F2BA6B-D2AA-4BCD-B58E-3B686B6116F1 Shortcode:63334</text:span></text:p>
      <text:p text:style-name="P1"><text:span text:style-name="T1">VOTE 1168124039 Campaign:ssss_uk_02B Validity:during Choice:Leon CONN:MIG01XU MSISDN:00777771209999 GUID:2FD856BB-9A6B-4E0F-A6E3-1A47016E33F7 Shortcode:63334</text:span></text:p>
      <text:p text:style-name="P1"><text:span text:style-name="T1">VOTE 1168124039 Campaign:ssss_uk_02B Validity:during Choice:Matthew CONN:MIG00VU MSISDN:00777777179999 GUID:68622445-E112-401B-B0DF-382F9D1C41C4 Shortcode:63334</text:span></text:p>
      <text:p text:style-name="P1"><text:span text:style-name="T1">VOTE 1168124040 Campaign:ssss_uk_02B Validity:during Choice:Leon CONN:MIG01TU MSISDN:00777771029999 GUID:D4B1BE56-D4FB-44DD-91CE-51D59F3B2CCE Shortcode:63334</text:span></text:p>
      <text:p text:style-name="P1"><text:span text:style-name="T1">VOTE 1168124040 Campaign:ssss_uk_02B Validity:during Choice:Leon CONN:MIG01TU MSISDN:00777770399999 GUID:344A56EB-2B46-4FCC-9332-30759E7620CA Shortcode:63334</text:span></text:p>
      <text:p text:style-name="P1"><text:span text:style-name="T1">VOTE 1168124040 Campaign:ssss_uk_02B Validity:during Choice:Matthew CONN:MIG01TU MSISDN:00777771319999 GUID:0AF7E738-4B29-4047-8016-13A13E0AEDF8 Shortcode:63334</text:span></text:p>
      <text:p text:style-name="P1"><text:span text:style-name="T1">VOTE 1168124040 Campaign:ssss_uk_02B Validity:during Choice:Leon CONN:MIG01TU MSISDN:00777773449999 GUID:D0897288-78D1-47DB-A390-AFF443A2D81B Shortcode:63334</text:span></text:p>
      <text:p text:style-name="P1"><text:span text:style-name="T1">VOTE 1168124040 Campaign:ssss_uk_02B Validity:during Choice:Leon CONN:MIG01TU MSISDN:00777772489999 GUID:D6CE13E6-8D8D-4E6A-9BB3-D55A09F9C84F Shortcode:63334</text:span></text:p>
      <text:p text:style-name="P1"><text:span text:style-name="T1">VOTE 1168124040 Campaign:ssss_uk_02B Validity:during Choice:Leon CONN:MIG01XU MSISDN:00777778729999 GUID:1588A14E-55C7-41BE-B4CC-853DF3738BB9 Shortcode:63334</text:span></text:p>
      <text:p text:style-name="P1"><text:span text:style-name="T1">VOTE 1168124040 Campaign:ssss_uk_02B Validity:during Choice:Leon CONN:MIG01XU MSISDN:00777779679999 GUID:71628DCC-44B6-4F46-A2F6-0E1CD54FF005 Shortcode:63334</text:span></text:p>
      <text:p text:style-name="P1"><text:span text:style-name="T1">VOTE 1168124040 Campaign:ssss_uk_02B Validity:during Choice:Leon CONN:MIG01TU MSISDN:00777778559999 GUID:12900C56-805B-4CB9-A47C-1AB8234FF81E Shortcode:63334</text:span></text:p>
      <text:p text:style-name="P1"><text:span text:style-name="T1">VOTE 1168124040 Campaign:ssss_uk_02B Validity:during Choice:Matthew CONN:MIG01TU MSISDN:00777773429999 GUID:2F01CCE9-EB91-4033-A9EF-1A3BEF0480FA Shortcode:63334</text:span></text:p>
      <text:p text:style-name="P1"><text:span text:style-name="T1">VOTE 1168124040 Campaign:ssss_uk_02B Validity:during Choice:Leon CONN:MIG01TU MSISDN:00777773359999 GUID:DB6934E4-1ECD-4C2F-8A3D-62016AEB2420 Shortcode:63334</text:span></text:p>
      <text:p text:style-name="P1"><text:span text:style-name="T1">VOTE 1168124040 Campaign:ssss_uk_02B Validity:during Choice:Leon CONN:MIG01TU MSISDN:00777779569999 GUID:8F6C04DB-A5EF-46AF-927B-97D1B2F5899E Shortcode:63334</text:span></text:p>
      <text:p text:style-name="P1"><text:span text:style-name="T1">VOTE 1168124040 Campaign:ssss_uk_02B Validity:during Choice:Leon CONN:MIG01TU MSISDN:00777774349999 GUID:06EDA39A-F47D-441C-B51F-A5EDDB63172C Shortcode:63334</text:span></text:p>
      <text:p text:style-name="P1"><text:span text:style-name="T1">VOTE 1168124040 Campaign:ssss_uk_02B Validity:during Choice:Leon CONN:MIG01XU MSISDN:00777776509999 GUID:FA218601-87AC-48D6-A8F3-86709BF897DD Shortcode:63334</text:span></text:p>
      <text:p text:style-name="P1"><text:span text:style-name="T1">VOTE 1168124040 Campaign:ssss_uk_02B Validity:during Choice:Leon CONN:MIG01TU MSISDN:00777770069999 GUID:5119B18A-765D-4994-B6AB-328E9ADFF032 Shortcode:63334</text:span></text:p>
      <text:p text:style-name="P1"><text:span text:style-name="T1">VOTE 1168124040 Campaign:ssss_uk_02B Validity:during Choice:Leon CONN:MIG01TU MSISDN:00777772199999 GUID:F5E2FF6C-59DB-49A3-938A-DC7F5B84257A Shortcode:63334</text:span></text:p>
      <text:p text:style-name="P1"><text:span text:style-name="T1">VOTE 1168124040 Campaign:ssss_uk_02B Validity:during Choice:Leon CONN:MIG01TU MSISDN:00777770619999 GUID:634E2428-4EE6-4884-A3BD-B896BC0A8B23 Shortcode:63334</text:span></text:p>
      <text:p text:style-name="P1"><text:span text:style-name="T1">VOTE 1168124040 Campaign:ssss_uk_02B Validity:during Choice:Leon CONN:MIG01HU MSISDN:00777776849999 GUID:2BDA2032-426B-4F84-A234-0FC7C63BD709 Shortcode:63334</text:span></text:p>
      <text:p text:style-name="P1"><text:span text:style-name="T1">VOTE 1168124040 Campaign:ssss_uk_02B Validity:during Choice:Leon CONN:MIG01TU MSISDN:00777772819999 GUID:B670C1DD-DA79-4A3D-830C-94B4BF85F3AB Shortcode:63334</text:span></text:p>
      <text:p text:style-name="P1"><text:span text:style-name="T1">VOTE 1168124040 Campaign:ssss_uk_02B Validity:during Choice:Leon CONN:MIG01HU MSISDN:00777777699999 GUID:D6DC0330-9BCF-4941-8669-5EB84BE4845C Shortcode:63334</text:span></text:p>
      <text:p text:style-name="P1"><text:span text:style-name="T1">VOTE 1168124040 Campaign:ssss_uk_02B Validity:during Choice:Leon CONN:MIG01XU MSISDN:00777779159999 GUID:0114C837-CB56-4F0F-B9A2-B7CDCE369CB0 Shortcode:63334</text:span></text:p>
      <text:p text:style-name="P1"><text:span text:style-name="T1">VOTE 1168124040 Campaign:ssss_uk_02B Validity:during Choice:Matthew CONN:MIG01XU MSISDN:00777776019999 GUID:B5365CC6-26C5-4985-B771-475E0F94B160 Shortcode:63334</text:span></text:p>
      <text:p text:style-name="P1"><text:span text:style-name="T1">VOTE 1168124040 Campaign:ssss_uk_02B Validity:during Choice:Leon CONN:MIG01XU </text:span><text:soft-page-break/><text:span text:style-name="T1">MSISDN:00777778389999 GUID:C316E1EA-2A65-4C5E-A2C1-9621982D6317 Shortcode:63334</text:span></text:p>
      <text:p text:style-name="P1"><text:span text:style-name="T1">VOTE 1168124040 Campaign:ssss_uk_02B Validity:during Choice:Matthew CONN:MIG01XU MSISDN:00777771339999 GUID:931AAC6E-6F6F-40FA-8375-A4454445FDD2 Shortcode:63334</text:span></text:p>
      <text:p text:style-name="P1"><text:span text:style-name="T1">VOTE 1168124040 Campaign:ssss_uk_02B Validity:during Choice:Matthew CONN:MIG01XU MSISDN:00777773449999 GUID:91599447-6900-443E-9B40-0955B42406D9 Shortcode:63334</text:span></text:p>
      <text:p text:style-name="P1"><text:span text:style-name="T1">VOTE 1168124041 Campaign:ssss_uk_02B Validity:during Choice:Leon CONN:MIG01XU MSISDN:00777779349999 GUID:5DB15196-8473-4088-A1D6-A8A16CFC328A Shortcode:63334</text:span></text:p>
      <text:p text:style-name="P1"><text:span text:style-name="T1">VOTE 1168124041 Campaign:ssss_uk_02B Validity:during Choice:Matthew CONN:MIG01XU MSISDN:00777774119999 GUID:DD9A02A2-5281-4274-8F64-8310E5FC0BEC Shortcode:63334</text:span></text:p>
      <text:p text:style-name="P1"><text:span text:style-name="T1">VOTE 1168124041 Campaign:ssss_uk_02B Validity:during Choice:Leon CONN:MIG01XU MSISDN:00777771689999 GUID:36DC71FE-269E-4F95-85AC-CA95C9D121A5 Shortcode:63334</text:span></text:p>
      <text:p text:style-name="P1"><text:span text:style-name="T1">VOTE 1168124041 Campaign:ssss_uk_02B Validity:during Choice:Leon CONN:MIG01XU MSISDN:00777774449999 GUID:F1F6ACC0-9E7D-46E6-B627-B89C13FA61FA Shortcode:63334</text:span></text:p>
      <text:p text:style-name="P1"><text:span text:style-name="T1">VOTE 1168124041 Campaign:ssss_uk_02B Validity:during Choice:Leon CONN:MIG01XU MSISDN:00777779269999 GUID:F1B27C16-E354-44A1-8D68-527ABE443F95 Shortcode:63334</text:span></text:p>
      <text:p text:style-name="P1"><text:span text:style-name="T1">VOTE 1168124041 Campaign:ssss_uk_02B Validity:during Choice:Leon CONN:MIG01XU MSISDN:00777776079999 GUID:3046DFFF-204F-4256-9F61-98501096F76E Shortcode:63334</text:span></text:p>
      <text:p text:style-name="P1"><text:span text:style-name="T1">VOTE 1168124041 Campaign:ssss_uk_02B Validity:during Choice:Leon CONN:MIG01XU MSISDN:00777775019999 GUID:9EED5EC5-B3B2-4425-B8DE-E2F0B6E061F6 Shortcode:63334</text:span></text:p>
      <text:p text:style-name="P1"><text:span text:style-name="T1">VOTE 1168124041 Campaign:ssss_uk_02B Validity:during Choice:Matthew CONN:MIG01XU MSISDN:00777779699999 GUID:A4F1A357-56DA-4039-AFEE-41B221E4679E Shortcode:63334</text:span></text:p>
      <text:p text:style-name="P1"><text:span text:style-name="T1">VOTE 1168124041 Campaign:ssss_uk_02B Validity:during Choice:Leon CONN:MIG01HU MSISDN:00777776209999 GUID:5A96ECA4-2A35-474B-A8E8-A5B78CD0E33E Shortcode:63334</text:span></text:p>
      <text:p text:style-name="P1"><text:span text:style-name="T1">VOTE 1168124041 Campaign:ssss_uk_02B Validity:during Choice:Leon CONN:MIG01XU MSISDN:00777773379999 GUID:B64DBA22-9421-4FEB-82AF-EBDE834CDE43 Shortcode:63334</text:span></text:p>
      <text:p text:style-name="P1"><text:span text:style-name="T1">VOTE 1168124041 Campaign:ssss_uk_02B Validity:during Choice:Leon CONN:MIG01XU MSISDN:00777776269999 GUID:FD5CFF80-C95D-426D-B768-1B1388D745AC Shortcode:63334</text:span></text:p>
      <text:p text:style-name="P1"><text:span text:style-name="T1">VOTE 1168124041 Campaign:ssss_uk_02B Validity:during Choice:Leon CONN:MIG01XU MSISDN:00777775099999 GUID:EDE82A7B-5360-4516-88EF-79317061B8E3 Shortcode:63334</text:span></text:p>
      <text:p text:style-name="P1"><text:span text:style-name="T1">VOTE 1168124041 Campaign:ssss_uk_02B Validity:during Choice:Leon CONN:MIG01XU MSISDN:00777771939999 GUID:8361FF10-8D03-4FBC-AA3C-DC607534FDBF Shortcode:63334</text:span></text:p>
      <text:p text:style-name="P1"><text:span text:style-name="T1">VOTE 1168124041 Campaign:ssss_uk_02B Validity:during Choice:Leon CONN:MIG00VU MSISDN:00777779319999 GUID:6EC0639C-EC8B-4512-9D77-652D6D63E344 Shortcode:63334</text:span></text:p>
      <text:p text:style-name="P1"><text:span text:style-name="T1">VOTE 1168124041 Campaign:ssss_uk_02B Validity:during Choice:Leon CONN:MIG01XU MSISDN:00777778729999 GUID:F897C1BD-6B02-4C2B-A7F9-B9B83C0DD2DA Shortcode:63334</text:span></text:p>
      <text:p text:style-name="P1"><text:span text:style-name="T1">VOTE 1168124041 Campaign:ssss_uk_02B Validity:during Choice:Leon CONN:MIG01XU MSISDN:00777775269999 GUID:DFF32290-3FF8-4DCE-8448-3A038D5C018C Shortcode:63334</text:span></text:p>
      <text:p text:style-name="P1"><text:span text:style-name="T1">VOTE 1168124041 Campaign:ssss_uk_02B Validity:during Choice:Leon CONN:MIG01XU MSISDN:00777777779999 GUID:ACE97815-F464-470D-A3CD-C9F9DD6D9D1C Shortcode:63334</text:span></text:p>
      <text:p text:style-name="P1"><text:span text:style-name="T1">VOTE 1168124041 Campaign:ssss_uk_02B Validity:during Choice:Leon CONN:MIG01XU MSISDN:00777777369999 GUID:4878E2FD-61E0-444F-B07C-84A2E3EA1E19 Shortcode:63334</text:span></text:p>
      <text:p text:style-name="P1"><text:span text:style-name="T1">VOTE 1168124041 Campaign:ssss_uk_02B Validity:during Choice:Matthew CONN:MIG01XU MSISDN:00777771319999 GUID:5836F0EE-756F-4892-A37F-5A1EC4555CE1 Shortcode:63334</text:span></text:p>
      <text:p text:style-name="P1"><text:span text:style-name="T1">VOTE 1168124041 Campaign:ssss_uk_02B Validity:during Choice:Leon CONN:MIG01XU MSISDN:00777779719999 GUID:05649DEA-CCE7-4A40-8C1B-E9A7B3D1953B Shortcode:63334</text:span></text:p>
      <text:p text:style-name="P1"><text:span text:style-name="T1">VOTE 1168124041 Campaign:ssss_uk_02B Validity:during Choice:Leon CONN:MIG01XU MSISDN:00777775219999 GUID:7BBBBF74-A25F-4F56-9C93-09BB2B24B7A4 Shortcode:63334</text:span></text:p>
      <text:p text:style-name="P1"><text:span text:style-name="T1">VOTE 1168124041 Campaign:ssss_uk_02B Validity:during Choice:Leon CONN:MIG01XU MSISDN:00777778809999 GUID:9CDA9B00-F735-47E9-ABE6-073B50AC46F3 Shortcode:63334</text:span></text:p>
      <text:p text:style-name="P1"><text:span text:style-name="T1">VOTE 1168124041 Campaign:ssss_uk_02B Validity:during Choice:Leon CONN:MIG01XU MSISDN:00777776029999 GUID:851D69EC-D66C-49FC-B3BD-6DF22A3531E9 Shortcode:63334</text:span></text:p>
      <text:p text:style-name="P1"><text:span text:style-name="T1">VOTE 1168124041 Campaign:ssss_uk_02B Validity:during Choice:Leon CONN:MIG01XU MSISDN:00777779359999 GUID:F3E88B01-29DD-4B03-9C5A-9A7B74861699 Shortcode:63334</text:span></text:p>
      <text:p text:style-name="P1"><text:span text:style-name="T1">VOTE 1168124041 Campaign:ssss_uk_02B Validity:during Choice:Leon CONN:MIG01TU MSISDN:00777779309999 GUID:C3A81723-EB8C-4685-9304-800DC48E0682 Shortcode:63334</text:span></text:p>
      <text:p text:style-name="P1"><text:span text:style-name="T1">VOTE 1168124041 Campaign:ssss_uk_02B Validity:during Choice:Matthew CONN:MIG01TU MSISDN:00777772609999 GUID:64E4E285-8526-414B-A3CC-9492B7EB3515 Shortcode:63334</text:span></text:p>
      <text:p text:style-name="P1"><text:span text:style-name="T1">VOTE 1168124041 Campaign:ssss_uk_02B Validity:during Choice:Leon CONN:MIG01TU MSISDN:00777770339999 GUID:24AD11EC-177E-405C-B995-71EC0801A09B Shortcode:63334</text:span></text:p>
      <text:p text:style-name="P1"><text:span text:style-name="T1">VOTE 1168124042 Campaign:ssss_uk_02B Validity:during Choice:Matthew CONN:MIG00VU MSISDN:00777775009999 GUID:9C86B097-993B-4C8E-83D7-E47184F8967C Shortcode:63334</text:span></text:p>
      <text:p text:style-name="P1"><text:span text:style-name="T1">VOTE 1168124042 Campaign:ssss_uk_02B Validity:during Choice:Leon CONN:MIG01XU </text:span><text:soft-page-break/><text:span text:style-name="T1">MSISDN:00777776119999 GUID:1997E44F-138A-4077-8D57-45D3BD1ECFFF Shortcode:63334</text:span></text:p>
      <text:p text:style-name="P1"><text:span text:style-name="T1">VOTE 1168124042 Campaign:ssss_uk_02B Validity:during Choice:Matthew CONN:MIG01XU MSISDN:00777775189999 GUID:54E3150D-3167-46C6-AC62-1FC2A84AD418 Shortcode:63334</text:span></text:p>
      <text:p text:style-name="P1"><text:span text:style-name="T1">VOTE 1168124042 Campaign:ssss_uk_02B Validity:during Choice:Leon CONN:MIG01XU MSISDN:00777775809999 GUID:D5A85677-79C4-4EC9-8589-6851AD98F9B1 Shortcode:63334</text:span></text:p>
      <text:p text:style-name="P1"><text:span text:style-name="T1">VOTE 1168124042 Campaign:ssss_uk_02B Validity:during Choice:Leon CONN:MIG01TU MSISDN:00777777559999 GUID:F1982649-CB1F-4E1C-B10B-453E1CFD71E1 Shortcode:63334</text:span></text:p>
      <text:p text:style-name="P1"><text:span text:style-name="T1">VOTE 1168124042 Campaign:ssss_uk_02B Validity:during Choice:Leon CONN:MIG01TU MSISDN:00777776099999 GUID:DCDD0FD6-9D3D-4D96-8A28-25AD8C82BA35 Shortcode:63334</text:span></text:p>
      <text:p text:style-name="P1"><text:span text:style-name="T1">VOTE 1168124042 Campaign:ssss_uk_02B Validity:during Choice:Leon CONN:MIG01TU MSISDN:00777770609999 GUID:7D92F951-538A-4770-95FD-AD6666BBB066 Shortcode:63334</text:span></text:p>
      <text:p text:style-name="P1"><text:span text:style-name="T1">VOTE 1168124042 Campaign:ssss_uk_02B Validity:during Choice:Matthew CONN:MIG01TU MSISDN:00777779249999 GUID:18E07565-5AFB-4DB6-8E13-3DA6CD45B230 Shortcode:63334</text:span></text:p>
      <text:p text:style-name="P1"><text:span text:style-name="T1">VOTE 1168124042 Campaign:ssss_uk_02B Validity:during Choice:Leon CONN:MIG01XU MSISDN:00777771959999 GUID:29BA5950-19C3-4169-8879-B1EB6DCD50A3 Shortcode:63334</text:span></text:p>
      <text:p text:style-name="P1"><text:span text:style-name="T1">VOTE 1168124042 Campaign:ssss_uk_02B Validity:during Choice:Leon CONN:MIG01XU MSISDN:00777778159999 GUID:112B550E-5158-4762-B93B-C6596AA416A3 Shortcode:63334</text:span></text:p>
      <text:p text:style-name="P1"><text:span text:style-name="T1">VOTE 1168124042 Campaign:ssss_uk_02B Validity:during Choice:Leon CONN:MIG01XU MSISDN:00777772799999 GUID:376D0C61-E384-4166-998D-5AD54DF2CF6B Shortcode:63334</text:span></text:p>
      <text:p text:style-name="P1"><text:span text:style-name="T1">VOTE 1168124042 Campaign:ssss_uk_02B Validity:during Choice:Matthew CONN:MIG01XU MSISDN:00777777539999 GUID:BA59382F-B78B-46BA-8C2C-589148A4C60E Shortcode:63334</text:span></text:p>
      <text:p text:style-name="P1"><text:span text:style-name="T1">VOTE 1168124042 Campaign:ssss_uk_02B Validity:during Choice:Matthew CONN:MIG01XU MSISDN:00777770389999 GUID:2B9E2A8D-446A-4C7E-B1F0-6174E7156D68 Shortcode:63334</text:span></text:p>
      <text:p text:style-name="P1"><text:span text:style-name="T1">VOTE 1168124042 Campaign:ssss_uk_02B Validity:during Choice:Leon CONN:MIG01XU MSISDN:00777775709999 GUID:FB0F4CEB-0FA1-477A-8867-7D9D051E62A2 Shortcode:63334</text:span></text:p>
      <text:p text:style-name="P1"><text:span text:style-name="T1">VOTE 1168124042 Campaign:ssss_uk_02B Validity:during Choice:Leon CONN:MIG01TU MSISDN:00777773349999 GUID:17FFCAD9-F506-4264-A697-DF4070D7772C Shortcode:63334</text:span></text:p>
      <text:p text:style-name="P1"><text:span text:style-name="T1">VOTE 1168124042 Campaign:ssss_uk_02B Validity:during Choice:Leon CONN:MIG01HU MSISDN:00777778639999 GUID:353F648B-E309-40F1-BC09-937DAC69707F Shortcode:63334</text:span></text:p>
      <text:p text:style-name="P1"><text:span text:style-name="T1">VOTE 1168124042 Campaign:ssss_uk_02B Validity:during Choice:Leon CONN:MIG01HU MSISDN:00777779139999 GUID:DD75463D-860B-4C9E-8C65-65AC1FC45BC4 Shortcode:63334</text:span></text:p>
      <text:p text:style-name="P1"><text:span text:style-name="T1">VOTE 1168124042 Campaign:ssss_uk_02B Validity:during Choice:Leon CONN:MIG01TU MSISDN:00777773399999 GUID:667B2C89-0482-4853-8164-87C2DB253662 Shortcode:63334</text:span></text:p>
      <text:p text:style-name="P1"><text:span text:style-name="T1">VOTE 1168124042 Campaign:ssss_uk_02B Validity:during Choice:Matthew CONN:MIG01XU MSISDN:00777773749999 GUID:6F8C746E-C7AE-449B-8EBA-AA3B49FC82DB Shortcode:63334</text:span></text:p>
      <text:p text:style-name="P1"><text:span text:style-name="T1">VOTE 1168124042 Campaign:ssss_uk_02B Validity:during Choice:Leon CONN:MIG01XU MSISDN:00777779329999 GUID:AD51F80C-31BC-4E4E-B3CC-DDF0EAE7F85B Shortcode:63334</text:span></text:p>
      <text:p text:style-name="P1"><text:span text:style-name="T1">VOTE 1168124042 Campaign:ssss_uk_02B Validity:during Choice:Leon CONN:MIG01XU MSISDN:00777772879999 GUID:B8844DCA-D84C-4370-9E63-AA6CF748B28C Shortcode:63334</text:span></text:p>
      <text:p text:style-name="P1"><text:span text:style-name="T1">VOTE 1168124043 Campaign:ssss_uk_02B Validity:during Choice:Matthew CONN:MIG01XU MSISDN:00777771839999 GUID:A821C2BB-38D3-4195-9A37-BDCAFBAA3BAD Shortcode:63334</text:span></text:p>
      <text:p text:style-name="P1"><text:span text:style-name="T1">VOTE 1168124043 Campaign:ssss_uk_02B Validity:during Choice:Leon CONN:MIG01XU MSISDN:00777779179999 GUID:DEC5F887-135B-4E83-8D60-A9D6D54ECBB7 Shortcode:63334</text:span></text:p>
      <text:p text:style-name="P1"><text:span text:style-name="T1">VOTE 1168124043 Campaign:ssss_uk_02B Validity:during Choice:Leon CONN:MIG01TU MSISDN:00777770519999 GUID:DA550EDB-28D6-4339-80D0-06F86FADB8B6 Shortcode:63334</text:span></text:p>
      <text:p text:style-name="P1"><text:span text:style-name="T1">VOTE 1168124043 Campaign:ssss_uk_02B Validity:during Choice:Leon CONN:MIG00VU MSISDN:00777770949999 GUID:374F9F31-A8AC-475E-9BB8-F14E9A3C06B2 Shortcode:63334</text:span></text:p>
      <text:p text:style-name="P1"><text:span text:style-name="T1">VOTE 1168124043 Campaign:ssss_uk_02B Validity:during Choice:Leon CONN:MIG01HU MSISDN:00777778879999 GUID:A2091A0D-1967-449E-8946-E49090F4707F Shortcode:63334</text:span></text:p>
      <text:p text:style-name="P1"><text:span text:style-name="T1">VOTE 1168124043 Campaign:ssss_uk_02B Validity:during Choice:Leon CONN:MIG01HU MSISDN:00777777449999 GUID:63848C1D-DEB6-4713-B28D-F25AD39C7365 Shortcode:63334</text:span></text:p>
      <text:p text:style-name="P1"><text:span text:style-name="T1">VOTE 1168124043 Campaign:ssss_uk_02B Validity:during Choice:Leon CONN:MIG01HU MSISDN:00777777149999 GUID:0AACA66D-9B5B-41F9-80B6-9F9EC450576E Shortcode:63334</text:span></text:p>
      <text:p text:style-name="P1"><text:span text:style-name="T1">VOTE 1168124043 Campaign:ssss_uk_02B Validity:during Choice:Leon CONN:MIG01HU MSISDN:00777777799999 GUID:CD3EF1B8-E8C2-4A2A-845B-9C0A0155B588 Shortcode:63334</text:span></text:p>
      <text:p text:style-name="P1"><text:span text:style-name="T1">VOTE 1168124043 Campaign:ssss_uk_02B Validity:during Choice:Leon CONN:MIG01TU MSISDN:00777775979999 GUID:E1A902C9-DA34-47A3-9CD4-5F8F014BDCA8 Shortcode:63334</text:span></text:p>
      <text:p text:style-name="P1"><text:span text:style-name="T1">VOTE 1168124043 Campaign:ssss_uk_02B Validity:during Choice:Leon CONN:MIG01XU MSISDN:00777772879999 GUID:76320786-EC16-41B5-A1BE-30A8CDE3382A Shortcode:63334</text:span></text:p>
      <text:p text:style-name="P1"><text:span text:style-name="T1">VOTE 1168124043 Campaign:ssss_uk_02B Validity:during Choice:Leon CONN:MIG01XU MSISDN:00777772329999 GUID:97E0CF1A-37A1-4D18-92BC-5F9EF584493E Shortcode:63334</text:span></text:p>
      <text:p text:style-name="P1"><text:span text:style-name="T1">VOTE 1168124043 Campaign:ssss_uk_02B Validity:during Choice:Matthew CONN:MIG00VU </text:span><text:soft-page-break/><text:span text:style-name="T1">MSISDN:00777773069999 GUID:5A6D9BCE-55BD-414B-B264-A2776BCD0AF1 Shortcode:63334</text:span></text:p>
      <text:p text:style-name="P1"><text:span text:style-name="T1">VOTE 1168124044 Campaign:ssss_uk_02B Validity:during Choice:Leon CONN:MIG01XU MSISDN:00777770789999 GUID:C7DA77E0-122F-43C5-996F-751B47F43F40 Shortcode:63334</text:span></text:p>
      <text:p text:style-name="P1"><text:span text:style-name="T1">VOTE 1168124044 Campaign:ssss_uk_02B Validity:during Choice:Leon CONN:MIG01TU MSISDN:00777771569999 GUID:F240E125-5DA1-4B67-89E6-442B7AEBDD86 Shortcode:63334</text:span></text:p>
      <text:p text:style-name="P1"><text:span text:style-name="T1">VOTE 1168124044 Campaign:ssss_uk_02B Validity:during Choice:Matthew CONN:MIG00VU MSISDN:00777778669999 GUID:A2D9312A-7897-4C8F-87B4-C3F2D2F97AAE Shortcode:63334</text:span></text:p>
      <text:p text:style-name="P1"><text:span text:style-name="T1">VOTE 1168124044 Campaign:ssss_uk_02B Validity:during Choice:Leon CONN:MIG01XU MSISDN:00777772769999 GUID:5524BEA7-2FEB-4DA2-B1DE-93F79EF4475F Shortcode:63334</text:span></text:p>
      <text:p text:style-name="P1"><text:span text:style-name="T1">VOTE 1168124044 Campaign:ssss_uk_02B Validity:during Choice:Leon CONN:MIG01XU MSISDN:00777774439999 GUID:93677B5D-8EB9-4DBD-A205-B4D47B020FD4 Shortcode:63334</text:span></text:p>
      <text:p text:style-name="P1"><text:span text:style-name="T1">VOTE 1168124044 Campaign:ssss_uk_02B Validity:during Choice:Leon CONN:MIG01XU MSISDN:00777776209999 GUID:7B2243B1-F18D-486A-B8D8-47F4DE30AD1B Shortcode:63334</text:span></text:p>
      <text:p text:style-name="P1"><text:span text:style-name="T1">VOTE 1168124044 Campaign:ssss_uk_02B Validity:during Choice:Leon CONN:MIG01TU MSISDN:00777771279999 GUID:A15DB42E-F668-4A22-A3B3-2335E849C365 Shortcode:63334</text:span></text:p>
      <text:p text:style-name="P1"><text:span text:style-name="T1">VOTE 1168124044 Campaign:ssss_uk_02B Validity:during Choice:Matthew CONN:MIG01TU MSISDN:00777779929999 GUID:33DA9EA9-E79F-44A7-B39A-ECF1ACB245A4 Shortcode:63334</text:span></text:p>
      <text:p text:style-name="P1"><text:span text:style-name="T1">VOTE 1168124044 Campaign:ssss_uk_02B Validity:during Choice:Leon CONN:MIG01TU MSISDN:00777773639999 GUID:9B2B41A5-66FF-49A5-99F3-94681CE2F91E Shortcode:63334</text:span></text:p>
      <text:p text:style-name="P1"><text:span text:style-name="T1">VOTE 1168124044 Campaign:ssss_uk_02B Validity:during Choice:Leon CONN:MIG01TU MSISDN:00777773389999 GUID:B27D4441-0ABD-49FA-B8A0-2E7921A96BE3 Shortcode:63334</text:span></text:p>
      <text:p text:style-name="P1"><text:span text:style-name="T1">VOTE 1168124044 Campaign:ssss_uk_02B Validity:during Choice:Matthew CONN:MIG01TU MSISDN:00777776999999 GUID:188F472B-3FAC-46B8-B30C-74B6D11DC51A Shortcode:63334</text:span></text:p>
      <text:p text:style-name="P1"><text:span text:style-name="T1">VOTE 1168124044 Campaign:ssss_uk_02B Validity:during Choice:Leon CONN:MIG01XU MSISDN:00777770249999 GUID:8F85FEF9-F1E7-4542-A75F-749972C0698D Shortcode:63334</text:span></text:p>
      <text:p text:style-name="P1"><text:span text:style-name="T1">VOTE 1168124044 Campaign:ssss_uk_02B Validity:during Choice:Matthew CONN:MIG01TU MSISDN:00777774699999 GUID:835C89A3-05EF-4D8F-8BC8-C31A8FA467DD Shortcode:63334</text:span></text:p>
      <text:p text:style-name="P1"><text:span text:style-name="T1">VOTE 1168124044 Campaign:ssss_uk_02B Validity:during Choice:Leon CONN:MIG01HU MSISDN:00777777459999 GUID:849C6F5C-CFB7-42BF-8C46-691A30DFEC4B Shortcode:63334</text:span></text:p>
      <text:p text:style-name="P1"><text:span text:style-name="T1">VOTE 1168124044 Campaign:ssss_uk_02B Validity:during Choice:Leon CONN:MIG00VU MSISDN:00777778519999 GUID:14AECD45-04F9-4EEF-86EE-E6A978094510 Shortcode:63334</text:span></text:p>
      <text:p text:style-name="P1"><text:span text:style-name="T1">VOTE 1168124044 Campaign:ssss_uk_02B Validity:during Choice:Leon CONN:MIG00VU MSISDN:00777771739999 GUID:F9933D76-D92A-4901-8973-91DCA9E78D8E Shortcode:63334</text:span></text:p>
      <text:p text:style-name="P1"><text:span text:style-name="T1">VOTE 1168124044 Campaign:ssss_uk_02B Validity:during Choice:Leon CONN:MIG00VU MSISDN:00777777349999 GUID:5D25248A-8174-4E87-A71B-FF99953261F9 Shortcode:63334</text:span></text:p>
      <text:p text:style-name="P1"><text:span text:style-name="T1">VOTE 1168124044 Campaign:ssss_uk_02B Validity:during Choice:Matthew CONN:MIG00VU MSISDN:00777778199999 GUID:D5779C22-499D-4FFC-B632-70B9A44546BC Shortcode:63334</text:span></text:p>
      <text:p text:style-name="P1"><text:span text:style-name="T1">VOTE 1168124044 Campaign:ssss_uk_02B Validity:during Choice:Leon CONN:MIG00VU MSISDN:00777770869999 GUID:303413A7-81E5-423A-B02F-0ADA532D723F Shortcode:63334</text:span></text:p>
      <text:p text:style-name="P1"><text:span text:style-name="T1">VOTE 1168124044 Campaign:ssss_uk_02B Validity:during Choice:Leon CONN:MIG00VU MSISDN:00777777609999 GUID:43329D14-FA62-40C0-8675-575A12201C97 Shortcode:63334</text:span></text:p>
      <text:p text:style-name="P1"><text:span text:style-name="T1">VOTE 1168124044 Campaign:ssss_uk_02B Validity:during Choice:Leon CONN:MIG01XU MSISDN:00777775069999 GUID:880B67F0-0A8E-4659-84FD-4CF8D1E08A01 Shortcode:63334</text:span></text:p>
      <text:p text:style-name="P1"><text:span text:style-name="T1">VOTE 1168124044 Campaign:ssss_uk_02B Validity:during Choice:Leon CONN:MIG01XU MSISDN:00777771659999 GUID:3543E16D-5A48-457C-B07A-FFF62819EDFD Shortcode:63334</text:span></text:p>
      <text:p text:style-name="P1"><text:span text:style-name="T1">VOTE 1168124044 Campaign:ssss_uk_02B Validity:during Choice:Leon CONN:MIG01HU MSISDN:00777777569999 GUID:0D5B3A98-38E7-4B15-AB37-E925DB411B59 Shortcode:63334</text:span></text:p>
      <text:p text:style-name="P1"><text:span text:style-name="T1">VOTE 1168124045 Campaign:ssss_uk_02B Validity:during Choice:Matthew CONN:MIG01XU MSISDN:00777771469999 GUID:BFFE345F-C1AB-4C57-A4D2-7427BE1FF1B7 Shortcode:63334</text:span></text:p>
      <text:p text:style-name="P1"><text:span text:style-name="T1">VOTE 1168124045 Campaign:ssss_uk_02B Validity:during Choice:Leon CONN:MIG01XU MSISDN:00777772739999 GUID:4704106F-ED26-458A-BFD1-4A028CC761FE Shortcode:63334</text:span></text:p>
      <text:p text:style-name="P1"><text:span text:style-name="T1">VOTE 1168124045 Campaign:ssss_uk_02B Validity:during Choice:Leon CONN:MIG01XU MSISDN:00777773029999 GUID:1EB3BDB2-4E0F-40B3-A640-BFC235EE6C0F Shortcode:63334</text:span></text:p>
      <text:p text:style-name="P1"><text:span text:style-name="T1">VOTE 1168124045 Campaign:ssss_uk_02B Validity:during Choice:Matthew CONN:MIG01XU MSISDN:00777779199999 GUID:D366E62D-2DA8-4FE2-8AAC-D44A59DCAEF4 Shortcode:63334</text:span></text:p>
      <text:p text:style-name="P1"><text:span text:style-name="T1">VOTE 1168124045 Campaign:ssss_uk_02B Validity:during Choice:Leon CONN:MIG00VU MSISDN:00777777459999 GUID:07898A7A-F11E-421C-92AF-3588BF6779A4 Shortcode:63334</text:span></text:p>
      <text:p text:style-name="P1"><text:span text:style-name="T1">VOTE 1168124045 Campaign:ssss_uk_02B Validity:during Choice:Leon CONN:MIG01XU MSISDN:00777775159999 GUID:3BA57A1E-3312-4524-945C-B2D15746E607 Shortcode:63334</text:span></text:p>
      <text:p text:style-name="P1"><text:span text:style-name="T1">VOTE 1168124045 Campaign:ssss_uk_02B Validity:during Choice:Leon CONN:MIG01XU MSISDN:00777775909999 GUID:A8095A51-D578-494B-9FB7-BF10ACB4A239 Shortcode:63334</text:span></text:p>
      <text:p text:style-name="P1"><text:span text:style-name="T1">VOTE 1168124045 Campaign:ssss_uk_02B Validity:during Choice:Leon CONN:MIG01XU </text:span><text:soft-page-break/><text:span text:style-name="T1">MSISDN:00777771389999 GUID:FEA621FC-D3D3-4870-B282-0EF51039E1FB Shortcode:63334</text:span></text:p>
      <text:p text:style-name="P1"><text:span text:style-name="T1">VOTE 1168124045 Campaign:ssss_uk_02B Validity:during Choice:Leon CONN:MIG01XU MSISDN:00777771749999 GUID:FD6BC533-407B-41DB-A5A4-680F1FC20EDD Shortcode:63334</text:span></text:p>
      <text:p text:style-name="P1"><text:span text:style-name="T1">VOTE 1168124045 Campaign:ssss_uk_02B Validity:during Choice:Leon CONN:MIG00VU MSISDN:00777777099999 GUID:BDFE8AC9-6569-451C-B58E-5E437BEAEB87 Shortcode:63334</text:span></text:p>
      <text:p text:style-name="P1"><text:span text:style-name="T1">VOTE 1168124045 Campaign:ssss_uk_02B Validity:during Choice:Leon CONN:MIG01XU MSISDN:00777770309999 GUID:B574AAFF-8EB9-47F4-84F7-0048FC072D18 Shortcode:63334</text:span></text:p>
      <text:p text:style-name="P1"><text:span text:style-name="T1">VOTE 1168124045 Campaign:ssss_uk_02B Validity:during Choice:Leon CONN:MIG01XU MSISDN:00777770569999 GUID:721CF08B-A28C-41EF-8AD5-790E19AE145A Shortcode:63334</text:span></text:p>
      <text:p text:style-name="P1"><text:span text:style-name="T1">VOTE 1168124045 Campaign:ssss_uk_02B Validity:during Choice:Matthew CONN:MIG01TU MSISDN:00777773139999 GUID:35F0198B-D77C-44AE-9D21-189536AE9FF5 Shortcode:63334</text:span></text:p>
      <text:p text:style-name="P1"><text:span text:style-name="T1">VOTE 1168124045 Campaign:ssss_uk_02B Validity:during Choice:Leon CONN:MIG01TU MSISDN:00777773739999 GUID:E55940FC-FAB0-48AA-ABDA-0DDBA074EF54 Shortcode:63334</text:span></text:p>
      <text:p text:style-name="P1"><text:span text:style-name="T1">VOTE 1168124045 Campaign:ssss_uk_02B Validity:during Choice:Leon CONN:MIG01TU MSISDN:00777776909999 GUID:1CD6233B-1CB8-4673-B99C-3A875C18CA00 Shortcode:63334</text:span></text:p>
      <text:p text:style-name="P1"><text:span text:style-name="T1">VOTE 1168124045 Campaign:ssss_uk_02B Validity:during Choice:Leon CONN:MIG01TU MSISDN:00777773589999 GUID:EFD4CC81-05EE-4B65-A6EC-0D01F10B5D97 Shortcode:63334</text:span></text:p>
      <text:p text:style-name="P1"><text:span text:style-name="T1">VOTE 1168124045 Campaign:ssss_uk_02B Validity:during Choice:Matthew CONN:MIG01TU MSISDN:00777770319999 GUID:66B1FA61-6ADE-4C2C-AC7A-5B58901A8977 Shortcode:63334</text:span></text:p>
      <text:p text:style-name="P1"><text:span text:style-name="T1">VOTE 1168124045 Campaign:ssss_uk_02B Validity:during Choice:Leon CONN:MIG01XU MSISDN:00777770289999 GUID:FE6D5546-CD34-49E5-B168-FE184F27E104 Shortcode:63334</text:span></text:p>
      <text:p text:style-name="P1"><text:span text:style-name="T1">VOTE 1168124045 Campaign:ssss_uk_02B Validity:during Choice:Leon CONN:MIG01XU MSISDN:00777776949999 GUID:29F745EB-B6CE-4E32-BE97-885EAB97A76E Shortcode:63334</text:span></text:p>
      <text:p text:style-name="P1"><text:span text:style-name="T1">VOTE 1168124045 Campaign:ssss_uk_02B Validity:during Choice:Leon CONN:MIG01XU MSISDN:00777770829999 GUID:0D8150FA-BCD1-427B-979A-D83309FAD8B9 Shortcode:63334</text:span></text:p>
      <text:p text:style-name="P1"><text:span text:style-name="T1">VOTE 1168124046 Campaign:ssss_uk_02B Validity:during Choice:Leon CONN:MIG01XU MSISDN:00777771679999 GUID:7B4C2119-C2BB-46CA-A9FF-7C24E595AF17 Shortcode:63334</text:span></text:p>
      <text:p text:style-name="P1"><text:span text:style-name="T1">VOTE 1168124046 Campaign:ssss_uk_02B Validity:during Choice:Leon CONN:MIG01XU MSISDN:00777774239999 GUID:374ABA28-1CF7-4EAA-8EC4-EFB968761F37 Shortcode:63334</text:span></text:p>
      <text:p text:style-name="P1"><text:span text:style-name="T1">VOTE 1168124046 Campaign:ssss_uk_02B Validity:during Choice:Matthew CONN:MIG01XU MSISDN:00777771649999 GUID:7C30FCC7-5868-44D6-A0C7-33A91975396F Shortcode:63334</text:span></text:p>
      <text:p text:style-name="P1"><text:span text:style-name="T1">VOTE 1168124046 Campaign:ssss_uk_02B Validity:during Choice:Matthew CONN:MIG00VU MSISDN:00777771589999 GUID:87AD107F-6A19-40BF-83E3-5421EE713A22 Shortcode:63334</text:span></text:p>
      <text:p text:style-name="P1"><text:span text:style-name="T1">VOTE 1168124046 Campaign:ssss_uk_02B Validity:during Choice:Leon CONN:MIG01XU MSISDN:00777774629999 GUID:082C9FA6-6312-4574-90FF-8B7315C7BB11 Shortcode:63334</text:span></text:p>
      <text:p text:style-name="P1"><text:span text:style-name="T1">VOTE 1168124046 Campaign:ssss_uk_02B Validity:during Choice:Leon CONN:MIG01XU MSISDN:00777771419999 GUID:A63B0BB9-E845-448D-B1CA-500A665FEB4E Shortcode:63334</text:span></text:p>
      <text:p text:style-name="P1"><text:span text:style-name="T1">VOTE 1168124046 Campaign:ssss_uk_02B Validity:during Choice:Leon CONN:MIG01XU MSISDN:00777773189999 GUID:B1750F58-688B-4050-B544-ED1E4EB23DE7 Shortcode:63334</text:span></text:p>
      <text:p text:style-name="P1"><text:span text:style-name="T1">VOTE 1168124046 Campaign:ssss_uk_02B Validity:during Choice:Leon CONN:MIG01XU MSISDN:00777771589999 GUID:AF331989-7E7D-493F-A0FB-6072579B2055 Shortcode:63334</text:span></text:p>
      <text:p text:style-name="P1"><text:span text:style-name="T1">VOTE 1168124046 Campaign:ssss_uk_02B Validity:during Choice:Leon CONN:MIG01TU MSISDN:00777777309999 GUID:14736BC2-B595-4E5F-B691-B80A3A3F9DD0 Shortcode:63334</text:span></text:p>
      <text:p text:style-name="P1"><text:span text:style-name="T1">VOTE 1168124046 Campaign:ssss_uk_02B Validity:during Choice:Leon CONN:MIG01TU MSISDN:00777775669999 GUID:FD288527-6C73-459B-A05C-8376C6487DD3 Shortcode:63334</text:span></text:p>
      <text:p text:style-name="P1"><text:span text:style-name="T1">VOTE 1168124046 Campaign:ssss_uk_02B Validity:during Choice:Matthew CONN:MIG01TU MSISDN:00777772869999 GUID:39E4DC55-E85E-42C0-A09A-8E9A82F34973 Shortcode:63334</text:span></text:p>
      <text:p text:style-name="P1"><text:span text:style-name="T1">VOTE 1168124046 Campaign:ssss_uk_02B Validity:during Choice:Leon CONN:MIG01TU MSISDN:00777774829999 GUID:03AEF1F6-2F93-45F2-84D7-5D07A81C688B Shortcode:63334</text:span></text:p>
      <text:p text:style-name="P1"><text:span text:style-name="T1">VOTE 1168124046 Campaign:ssss_uk_02B Validity:during Choice:Leon CONN:MIG01TU MSISDN:00777777619999 GUID:76B40C85-BB31-4C3A-BCE3-BBE6CB5A3D63 Shortcode:63334</text:span></text:p>
      <text:p text:style-name="P1"><text:span text:style-name="T1">VOTE 1168124046 Campaign:ssss_uk_02B Validity:during Choice:Leon CONN:MIG01TU MSISDN:00777772089999 GUID:79E0E237-6A23-4DAA-9A70-5AF00782A53C Shortcode:63334</text:span></text:p>
      <text:p text:style-name="P1"><text:span text:style-name="T1">VOTE 1168124046 Campaign:ssss_uk_02B Validity:during Choice:Leon CONN:MIG01XU MSISDN:00777776099999 GUID:51D31061-A767-46F4-B351-56ABB2DFB16D Shortcode:63334</text:span></text:p>
      <text:p text:style-name="P1"><text:span text:style-name="T1">VOTE 1168124046 Campaign:ssss_uk_02B Validity:during Choice:Leon CONN:MIG00VU MSISDN:00777779909999 GUID:6ECACA33-8015-496D-A800-2958E0C243D8 Shortcode:63334</text:span></text:p>
      <text:p text:style-name="P1"><text:span text:style-name="T1">VOTE 1168124046 Campaign:ssss_uk_02B Validity:during Choice:Leon CONN:MIG01XU MSISDN:00777770999999 GUID:E7D40418-21F8-456F-BAC3-1A9003CF0AA5 Shortcode:63334</text:span></text:p>
      <text:p text:style-name="P1"><text:span text:style-name="T1">VOTE 1168124046 Campaign:ssss_uk_02B Validity:during Choice:Leon CONN:MIG01XU MSISDN:00777779649999 GUID:94C46617-4F2A-4762-9727-C53789336955 Shortcode:63334</text:span></text:p>
      <text:p text:style-name="P1"><text:span text:style-name="T1">VOTE 1168124046 Campaign:ssss_uk_02B Validity:during Choice:Leon CONN:MIG01XU </text:span><text:soft-page-break/><text:span text:style-name="T1">MSISDN:00777776439999 GUID:0AC470F3-4797-4523-8AC7-007874086BCC Shortcode:63334</text:span></text:p>
      <text:p text:style-name="P1"><text:span text:style-name="T1">VOTE 1168124046 Campaign:ssss_uk_02B Validity:during Choice:Leon CONN:MIG01HU MSISDN:00777778709999 GUID:9A139EB1-8C81-4A7C-A598-E078A4D1E3AB Shortcode:63334</text:span></text:p>
      <text:p text:style-name="P1"><text:span text:style-name="T1">VOTE 1168124046 Campaign:ssss_uk_02B Validity:during Choice:Leon CONN:MIG01XU MSISDN:00777772309999 GUID:4D4565A0-AB80-4A04-94F0-6A92E1379EFE Shortcode:63334</text:span></text:p>
      <text:p text:style-name="P1"><text:span text:style-name="T1">VOTE 1168124047 Campaign:ssss_uk_02B Validity:during Choice:Leon CONN:MIG01XU MSISDN:00777778629999 GUID:17441977-6522-4B2A-90AA-F740C9B11718 Shortcode:63334</text:span></text:p>
      <text:p text:style-name="P1"><text:span text:style-name="T1">VOTE 1168124047 Campaign:ssss_uk_02B Validity:during Choice:Leon CONN:MIG01XU MSISDN:00777774539999 GUID:3BB95EAF-0AAC-49FA-BFF1-D9A1A7D5759B Shortcode:63334</text:span></text:p>
      <text:p text:style-name="P1"><text:span text:style-name="T1">VOTE 1168124047 Campaign:ssss_uk_02B Validity:during Choice:Leon CONN:MIG01XU MSISDN:00777776879999 GUID:909999F9-A382-42F7-AF34-E290AA3FD22F Shortcode:63334</text:span></text:p>
      <text:p text:style-name="P1"><text:span text:style-name="T1">VOTE 1168124047 Campaign:ssss_uk_02B Validity:during Choice:Leon CONN:MIG01XU MSISDN:00777779329999 GUID:1284864B-F104-4341-9415-DEDBDA4D101E Shortcode:63334</text:span></text:p>
      <text:p text:style-name="P1"><text:span text:style-name="T1">VOTE 1168124047 Campaign:ssss_uk_02B Validity:during Choice:Matthew CONN:MIG01XU MSISDN:00777771089999 GUID:433AEAC5-2836-4985-85D0-95335A4AD717 Shortcode:63334</text:span></text:p>
      <text:p text:style-name="P1"><text:span text:style-name="T1">VOTE 1168124047 Campaign:ssss_uk_02B Validity:during Choice:Leon CONN:MIG01XU MSISDN:00777774459999 GUID:8DA00387-2253-450C-9848-5FDF003A58C6 Shortcode:63334</text:span></text:p>
      <text:p text:style-name="P1"><text:span text:style-name="T1">VOTE 1168124047 Campaign:ssss_uk_02B Validity:during Choice:Leon CONN:MIG01XU MSISDN:00777774849999 GUID:08B4AEEC-C0E3-4F35-8B8A-F228F32DD82F Shortcode:63334</text:span></text:p>
      <text:p text:style-name="P1"><text:span text:style-name="T1">VOTE 1168124047 Campaign:ssss_uk_02B Validity:during Choice:Matthew CONN:MIG01XU MSISDN:00777774739999 GUID:E7B039A9-7282-4D68-8AFA-C48AEC9E5CF0 Shortcode:63334</text:span></text:p>
      <text:p text:style-name="P1"><text:span text:style-name="T1">VOTE 1168124047 Campaign:ssss_uk_02B Validity:during Choice:Matthew CONN:MIG00VU MSISDN:00777773189999 GUID:6724F298-2CD2-4520-80C1-A303D1E2FB0E Shortcode:63334</text:span></text:p>
      <text:p text:style-name="P1"><text:span text:style-name="T1">VOTE 1168124047 Campaign:ssss_uk_02B Validity:during Choice:Leon CONN:MIG01XU MSISDN:00777776119999 GUID:6EE5B7BB-CFFE-4988-8807-E03CE8BCD90C Shortcode:63334</text:span></text:p>
      <text:p text:style-name="P1"><text:span text:style-name="T1">VOTE 1168124047 Campaign:ssss_uk_02B Validity:during Choice:Leon CONN:MIG00VU MSISDN:00777779029999 GUID:56BA85D3-19C1-46DB-A798-12B219628733 Shortcode:63334</text:span></text:p>
      <text:p text:style-name="P1"><text:span text:style-name="T1">VOTE 1168124047 Campaign:ssss_uk_02B Validity:during Choice:Leon CONN:MIG01XU MSISDN:00777774199999 GUID:753522D0-CCBA-4CF0-87A7-41E94B1F3743 Shortcode:63334</text:span></text:p>
      <text:p text:style-name="P1"><text:span text:style-name="T1">VOTE 1168124047 Campaign:ssss_uk_02B Validity:during Choice:Leon CONN:MIG01XU MSISDN:00777775549999 GUID:0106240F-641C-4B53-9568-05CE601A37C9 Shortcode:63334</text:span></text:p>
      <text:p text:style-name="P1"><text:span text:style-name="T1">VOTE 1168124047 Campaign:ssss_uk_02B Validity:during Choice:Matthew CONN:MIG01XU MSISDN:00777771619999 GUID:ABFA01FB-D97E-4F78-BF69-23B090423233 Shortcode:63334</text:span></text:p>
      <text:p text:style-name="P1"><text:span text:style-name="T1">VOTE 1168124047 Campaign:ssss_uk_02B Validity:during Choice:Leon CONN:MIG01XU MSISDN:00777773649999 GUID:B568CB9A-0857-419A-B4AF-42BF3C8EC1DE Shortcode:63334</text:span></text:p>
      <text:p text:style-name="P1"><text:span text:style-name="T1">VOTE 1168124047 Campaign:ssss_uk_02B Validity:during Choice:Leon CONN:MIG01XU MSISDN:00777774409999 GUID:8C5ED1A0-D6DD-4813-B2CD-8877DE4896B1 Shortcode:63334</text:span></text:p>
      <text:p text:style-name="P1"><text:span text:style-name="T1">VOTE 1168124047 Campaign:ssss_uk_02B Validity:during Choice:Leon CONN:MIG01XU MSISDN:00777771639999 GUID:B109755C-B17B-47E5-8D2D-D0A03F437EE2 Shortcode:63334</text:span></text:p>
      <text:p text:style-name="P1"><text:span text:style-name="T1">VOTE 1168124047 Campaign:ssss_uk_02B Validity:during Choice:Leon CONN:MIG01XU MSISDN:00777779189999 GUID:F10BE6DC-ED0C-441F-ABB1-70B928DB5A14 Shortcode:63334</text:span></text:p>
      <text:p text:style-name="P1"><text:span text:style-name="T1">VOTE 1168124047 Campaign:ssss_uk_02B Validity:during Choice:Leon CONN:MIG01XU MSISDN:00777771079999 GUID:8A087181-245B-4D32-8724-11E3CC7494CB Shortcode:63334</text:span></text:p>
      <text:p text:style-name="P1"><text:span text:style-name="T1">VOTE 1168124048 Campaign:ssss_uk_02B Validity:during Choice:Leon CONN:MIG01XU MSISDN:00777775379999 GUID:99F59EB1-D8FF-401F-BB4D-F4B106E147FE Shortcode:63334</text:span></text:p>
      <text:p text:style-name="P1"><text:span text:style-name="T1">VOTE 1168124048 Campaign:ssss_uk_02B Validity:during Choice:Leon CONN:MIG01XU MSISDN:00777775109999 GUID:F39CA367-1896-4C44-AE11-8513972618FF Shortcode:63334</text:span></text:p>
      <text:p text:style-name="P1"><text:span text:style-name="T1">VOTE 1168124048 Campaign:ssss_uk_02B Validity:during Choice:Leon CONN:MIG01TU MSISDN:00777770119999 GUID:76B95CC5-DDC2-47B0-B37C-DA7F947B6BF8 Shortcode:63334</text:span></text:p>
      <text:p text:style-name="P1"><text:span text:style-name="T1">VOTE 1168124048 Campaign:ssss_uk_02B Validity:during Choice:Leon CONN:MIG01TU MSISDN:00777770529999 GUID:92A4A86A-1158-40E7-ABCA-080FC29E2C76 Shortcode:63334</text:span></text:p>
      <text:p text:style-name="P1"><text:span text:style-name="T1">VOTE 1168124048 Campaign:ssss_uk_02B Validity:during Choice:Matthew CONN:MIG01TU MSISDN:00777770689999 GUID:1D3F0F8E-5C50-45D7-A05D-79479B4CA984 Shortcode:63334</text:span></text:p>
      <text:p text:style-name="P1"><text:span text:style-name="T1">VOTE 1168124048 Campaign:ssss_uk_02B Validity:during Choice:Leon CONN:MIG01XU MSISDN:00777770899999 GUID:1CAA8320-244F-4914-A7CD-82F9554569BF Shortcode:63334</text:span></text:p>
      <text:p text:style-name="P1"><text:span text:style-name="T1">VOTE 1168124048 Campaign:ssss_uk_02B Validity:during Choice:Matthew CONN:MIG01XU MSISDN:00777777219999 GUID:1507C69E-D132-4FBF-A7D1-6BF14F86A2FE Shortcode:63334</text:span></text:p>
      <text:p text:style-name="P1"><text:span text:style-name="T1">VOTE 1168124048 Campaign:ssss_uk_02B Validity:during Choice:Leon CONN:MIG01XU MSISDN:00777774549999 GUID:A9B1AAB8-AB01-4544-BD4E-C9BF637011C0 Shortcode:63334</text:span></text:p>
      <text:p text:style-name="P1"><text:span text:style-name="T1">VOTE 1168124048 Campaign:ssss_uk_02B Validity:during Choice:Matthew CONN:MIG01XU MSISDN:00777779049999 GUID:4B77BF96-D28A-4C99-90ED-AE25C948258E Shortcode:63334</text:span></text:p>
      <text:p text:style-name="P1"><text:span text:style-name="T1">VOTE 1168124048 Campaign:ssss_uk_02B Validity:during Choice:Leon CONN:MIG01XU </text:span><text:soft-page-break/><text:span text:style-name="T1">MSISDN:00777773169999 GUID:04F29D81-AC9B-4CE0-B1C1-F3BC311170F8 Shortcode:63334</text:span></text:p>
      <text:p text:style-name="P1"><text:span text:style-name="T1">VOTE 1168124048 Campaign:ssss_uk_02B Validity:during Choice:Leon CONN:MIG01XU MSISDN:00777779229999 GUID:35BB2A13-8E9B-40D2-9266-ACC2474CF4A8 Shortcode:63334</text:span></text:p>
      <text:p text:style-name="P1"><text:span text:style-name="T1">VOTE 1168124048 Campaign:ssss_uk_02B Validity:during Choice:Leon CONN:MIG01XU MSISDN:00777775549999 GUID:7B1AF6FC-91E6-4D1D-9430-34459366E9FC Shortcode:63334</text:span></text:p>
      <text:p text:style-name="P1"><text:span text:style-name="T1">VOTE 1168124048 Campaign:ssss_uk_02B Validity:during Choice:Leon CONN:MIG01XU MSISDN:00777773799999 GUID:937EC236-9473-4995-A5C4-C649152826CB Shortcode:63334</text:span></text:p>
      <text:p text:style-name="P1"><text:span text:style-name="T1">VOTE 1168124048 Campaign:ssss_uk_02B Validity:during Choice:Matthew CONN:MIG00VU MSISDN:00777779089999 GUID:B65CFC88-6816-4769-958E-276E39409784 Shortcode:63334</text:span></text:p>
      <text:p text:style-name="P1"><text:span text:style-name="T1">VOTE 1168124048 Campaign:ssss_uk_02B Validity:during Choice:Leon CONN:MIG00VU MSISDN:00777773679999 GUID:12EF7E25-66B5-47A9-9183-256F1DB4EB5D Shortcode:63334</text:span></text:p>
      <text:p text:style-name="P1"><text:span text:style-name="T1">VOTE 1168124048 Campaign:ssss_uk_02B Validity:during Choice:Leon CONN:MIG01XU MSISDN:00777773869999 GUID:F1075EF2-1816-4FCC-BCF3-A225DDBBF1B9 Shortcode:63334</text:span></text:p>
      <text:p text:style-name="P1"><text:span text:style-name="T1">VOTE 1168124048 Campaign:ssss_uk_02B Validity:during Choice:Leon CONN:MIG01XU MSISDN:00777773019999 GUID:0DFBED45-B4FD-4760-BA8B-8E002C00E3CC Shortcode:63334</text:span></text:p>
      <text:p text:style-name="P1"><text:span text:style-name="T1">VOTE 1168124048 Campaign:ssss_uk_02B Validity:during Choice:Leon CONN:MIG01XU MSISDN:00777774279999 GUID:D402AF0A-91E2-4590-86DF-C083A301088A Shortcode:63334</text:span></text:p>
      <text:p text:style-name="P1"><text:span text:style-name="T1">VOTE 1168124048 Campaign:ssss_uk_02B Validity:during Choice:Matthew CONN:MIG01XU MSISDN:00777775139999 GUID:1C04A993-9DD7-4BB9-A340-17AD4BE5D72F Shortcode:63334</text:span></text:p>
      <text:p text:style-name="P1"><text:span text:style-name="T1">VOTE 1168124048 Campaign:ssss_uk_02B Validity:during Choice:Leon CONN:MIG01TU MSISDN:00777774119999 GUID:0C615BBE-66FC-44C4-9B55-691E4AEFF7B2 Shortcode:63334</text:span></text:p>
      <text:p text:style-name="P1"><text:span text:style-name="T1">VOTE 1168124048 Campaign:ssss_uk_02B Validity:during Choice:Leon CONN:MIG01TU MSISDN:00777771169999 GUID:77E880E6-7156-45B0-925D-35231D88F215 Shortcode:63334</text:span></text:p>
      <text:p text:style-name="P1"><text:span text:style-name="T1">VOTE 1168124048 Campaign:ssss_uk_02B Validity:during Choice:Leon CONN:MIG01TU MSISDN:00777772599999 GUID:37B81D9D-3C8C-4083-AA4F-5967632010C9 Shortcode:63334</text:span></text:p>
      <text:p text:style-name="P1"><text:span text:style-name="T1">VOTE 1168124048 Campaign:ssss_uk_02B Validity:during Choice:Matthew CONN:MIG01TU MSISDN:00777770439999 GUID:DF07DF2B-7B62-4A81-86F2-B65D22540911 Shortcode:63334</text:span></text:p>
      <text:p text:style-name="P1"><text:span text:style-name="T1">VOTE 1168124048 Campaign:ssss_uk_02B Validity:during Choice:Matthew CONN:MIG01TU MSISDN:00777775809999 GUID:4DE96497-D6B5-41B6-880A-E3B3A648833B Shortcode:63334</text:span></text:p>
      <text:p text:style-name="P1"><text:span text:style-name="T1">VOTE 1168124048 Campaign:ssss_uk_02B Validity:during Choice:Leon CONN:MIG01HU MSISDN:00777777039999 GUID:C8EA4204-EED8-48A8-A69A-E32C20F890CC Shortcode:63334</text:span></text:p>
      <text:p text:style-name="P1"><text:span text:style-name="T1">VOTE 1168124049 Campaign:ssss_uk_02B Validity:during Choice:Leon CONN:MIG01TU MSISDN:00777773389999 GUID:128812A6-C2C0-4AB8-82CB-0A1835631494 Shortcode:63334</text:span></text:p>
      <text:p text:style-name="P1"><text:span text:style-name="T1">VOTE 1168124049 Campaign:ssss_uk_02B Validity:during Choice:Leon CONN:MIG01TU MSISDN:00777776399999 GUID:F6FBC9C5-EBE3-43E7-934A-07EA61648C9A Shortcode:63334</text:span></text:p>
      <text:p text:style-name="P1"><text:span text:style-name="T1">VOTE 1168124049 Campaign:ssss_uk_02B Validity:during Choice:Leon CONN:MIG01TU MSISDN:00777774159999 GUID:D3BDC854-C0E4-4B9D-B025-A0051EBD6D3F Shortcode:63334</text:span></text:p>
      <text:p text:style-name="P1"><text:span text:style-name="T1">VOTE 1168124049 Campaign:ssss_uk_02B Validity:during Choice:Leon CONN:MIG01TU MSISDN:00777776109999 GUID:E5F3B884-E06B-4CB2-ACD7-D07EBCF9DFE2 Shortcode:63334</text:span></text:p>
      <text:p text:style-name="P1"><text:span text:style-name="T1">VOTE 1168124049 Campaign:ssss_uk_02B Validity:during Choice:Leon CONN:MIG01TU MSISDN:00777778039999 GUID:80D129F4-5889-49DA-9F1A-6D8C12F4CABC Shortcode:63334</text:span></text:p>
      <text:p text:style-name="P1"><text:span text:style-name="T1">VOTE 1168124049 Campaign:ssss_uk_02B Validity:during Choice:Matthew CONN:MIG01XU MSISDN:00777771249999 GUID:A6159623-130A-4023-8BE4-94AA59ACAD22 Shortcode:63334</text:span></text:p>
      <text:p text:style-name="P1"><text:span text:style-name="T1">VOTE 1168124049 Campaign:ssss_uk_02B Validity:during Choice:Leon CONN:MIG01XU MSISDN:00777773079999 GUID:65DF7CB9-0E68-48C5-88F4-53211167E41C Shortcode:63334</text:span></text:p>
      <text:p text:style-name="P1"><text:span text:style-name="T1">VOTE 1168124049 Campaign:ssss_uk_02B Validity:during Choice:Matthew CONN:MIG01XU MSISDN:00777778989999 GUID:7F8C1459-6FC5-46B3-84E7-BFCF8D0BAF18 Shortcode:63334</text:span></text:p>
      <text:p text:style-name="P1"><text:span text:style-name="T1">VOTE 1168124049 Campaign:ssss_uk_02B Validity:during Choice:Leon CONN:MIG01XU MSISDN:00777778719999 GUID:759909FD-FEB7-4799-AB19-16ED5CFA3258 Shortcode:63334</text:span></text:p>
      <text:p text:style-name="P1"><text:span text:style-name="T1">VOTE 1168124049 Campaign:ssss_uk_02B Validity:during Choice:Leon CONN:MIG01XU MSISDN:00777779309999 GUID:DD247106-B80B-4E74-AA01-A3E42B5564D1 Shortcode:63334</text:span></text:p>
      <text:p text:style-name="P1"><text:span text:style-name="T1">VOTE 1168124049 Campaign:ssss_uk_02B Validity:during Choice:Leon CONN:MIG01XU MSISDN:00777774669999 GUID:B1A9FCBA-6910-4C44-9779-D408724C7341 Shortcode:63334</text:span></text:p>
      <text:p text:style-name="P1"><text:span text:style-name="T1">VOTE 1168124049 Campaign:ssss_uk_02B Validity:during Choice:Leon CONN:MIG01XU MSISDN:00777779619999 GUID:A6DB746E-2A3E-412B-B3B7-FF43B9B8BFCD Shortcode:63334</text:span></text:p>
      <text:p text:style-name="P1"><text:span text:style-name="T1">VOTE 1168124049 Campaign:ssss_uk_02B Validity:during Choice:Leon CONN:MIG01XU MSISDN:00777776949999 GUID:6ECE64A5-4C3C-4CDD-B43C-02BCFBF10450 Shortcode:63334</text:span></text:p>
      <text:p text:style-name="P1"><text:span text:style-name="T1">VOTE 1168124049 Campaign:ssss_uk_02B Validity:during Choice:Leon CONN:MIG01XU MSISDN:00777776469999 GUID:21EF6854-A350-4B88-9B74-BBE7F77D1FE3 Shortcode:63334</text:span></text:p>
      <text:p text:style-name="P1"><text:span text:style-name="T1">VOTE 1168124049 Campaign:ssss_uk_02B Validity:during Choice:Leon CONN:MIG01XU MSISDN:00777771749999 GUID:D5EE9039-D57B-49E9-9EFC-C4F708040EFC Shortcode:63334</text:span></text:p>
      <text:p text:style-name="P1"><text:span text:style-name="T1">VOTE 1168124049 Campaign:ssss_uk_02B Validity:during Choice:Leon CONN:MIG01XU </text:span><text:soft-page-break/><text:span text:style-name="T1">MSISDN:00777772709999 GUID:82A7A9E1-1A73-44D1-B9F8-CF726DC72CBB Shortcode:63334</text:span></text:p>
      <text:p text:style-name="P1"><text:span text:style-name="T1">VOTE 1168124049 Campaign:ssss_uk_02B Validity:during Choice:Leon CONN:MIG01XU MSISDN:00777775969999 GUID:7AC1AF69-B000-4842-9A80-94587D1BBAB1 Shortcode:63334</text:span></text:p>
      <text:p text:style-name="P1"><text:span text:style-name="T1">VOTE 1168124049 Campaign:ssss_uk_02B Validity:during Choice:Leon CONN:MIG01TU MSISDN:00777777219999 GUID:263D7708-78BC-471A-BA0C-C2B755EE865E Shortcode:63334</text:span></text:p>
      <text:p text:style-name="P1"><text:span text:style-name="T1">VOTE 1168124049 Campaign:ssss_uk_02B Validity:during Choice:Leon CONN:MIG00VU MSISDN:00777774589999 GUID:BD15C7D6-D26B-4D3B-8752-86C94BFF329A Shortcode:63334</text:span></text:p>
      <text:p text:style-name="P1"><text:span text:style-name="T1">VOTE 1168124049 Campaign:ssss_uk_02B Validity:during Choice:Leon CONN:MIG00VU MSISDN:00777776369999 GUID:6CC563F3-89C0-47A2-ADD3-805AE1D0601E Shortcode:63334</text:span></text:p>
      <text:p text:style-name="P1"><text:span text:style-name="T1">VOTE 1168124049 Campaign:ssss_uk_02B Validity:during Choice:Leon CONN:MIG01XU MSISDN:00777776699999 GUID:A2E87E20-81F7-41CC-AF1A-EE42BDA1C43C Shortcode:63334</text:span></text:p>
      <text:p text:style-name="P1"><text:span text:style-name="T1">VOTE 1168124050 Campaign:ssss_uk_02B Validity:during Choice:Leon CONN:MIG01HU MSISDN:00777773109999 GUID:68BF273C-2DC1-45C4-8507-2F33858931C4 Shortcode:63334</text:span></text:p>
      <text:p text:style-name="P1"><text:span text:style-name="T1">VOTE 1168124050 Campaign:ssss_uk_02B Validity:during Choice:Leon CONN:MIG01XU MSISDN:00777771269999 GUID:01172AEF-FC09-4125-9D64-2E89DED4F696 Shortcode:63334</text:span></text:p>
      <text:p text:style-name="P1"><text:span text:style-name="T1">VOTE 1168124050 Campaign:ssss_uk_02B Validity:during Choice:Leon CONN:MIG01XU MSISDN:00777775039999 GUID:8B4CDE28-5D4E-4A5D-BCCC-06C3D94FC489 Shortcode:63334</text:span></text:p>
      <text:p text:style-name="P1"><text:span text:style-name="T1">VOTE 1168124050 Campaign:ssss_uk_02B Validity:during Choice:Leon CONN:MIG01XU MSISDN:00777779219999 GUID:294FBE77-BFE1-4C27-BEAF-81033F9249C0 Shortcode:63334</text:span></text:p>
      <text:p text:style-name="P1"><text:span text:style-name="T1">VOTE 1168124050 Campaign:ssss_uk_02B Validity:during Choice:Leon CONN:MIG01XU MSISDN:00777776329999 GUID:92622C0F-8CEE-4B92-9044-EE1EC4CE964F Shortcode:63334</text:span></text:p>
      <text:p text:style-name="P1"><text:span text:style-name="T1">VOTE 1168124050 Campaign:ssss_uk_02B Validity:during Choice:Leon CONN:MIG01XU MSISDN:00777776229999 GUID:61474F2E-BE69-4CAA-A3A6-1B62FD894A79 Shortcode:63334</text:span></text:p>
      <text:p text:style-name="P1"><text:span text:style-name="T1">VOTE 1168124050 Campaign:ssss_uk_02B Validity:during Choice:Leon CONN:MIG01XU MSISDN:00777778939999 GUID:40CE1B61-4447-4F5E-BAEF-6E9D590E8ADE Shortcode:63334</text:span></text:p>
      <text:p text:style-name="P1"><text:span text:style-name="T1">VOTE 1168124050 Campaign:ssss_uk_02B Validity:during Choice:Leon CONN:MIG01XU MSISDN:00777771229999 GUID:7072760F-F7AA-4ED2-8D59-1C828888EDC0 Shortcode:63334</text:span></text:p>
      <text:p text:style-name="P1"><text:span text:style-name="T1">VOTE 1168124050 Campaign:ssss_uk_02B Validity:during Choice:Leon CONN:MIG01XU MSISDN:00777774269999 GUID:52A4B4A0-64BD-416F-A864-8B043B2C7CE9 Shortcode:63334</text:span></text:p>
      <text:p text:style-name="P1"><text:span text:style-name="T1">VOTE 1168124050 Campaign:ssss_uk_02B Validity:during Choice:Leon CONN:MIG01XU MSISDN:00777776509999 GUID:843F0BBC-CB08-4127-9775-CF8FDF66CD7C Shortcode:63334</text:span></text:p>
      <text:p text:style-name="P1"><text:span text:style-name="T1">VOTE 1168124050 Campaign:ssss_uk_02B Validity:during Choice:Leon CONN:MIG01XU MSISDN:00777773389999 GUID:C8AF08A1-0494-458E-BD01-D8854D20D84B Shortcode:63334</text:span></text:p>
      <text:p text:style-name="P1"><text:span text:style-name="T1">VOTE 1168124050 Campaign:ssss_uk_02B Validity:during Choice:Leon CONN:MIG01XU MSISDN:00777778929999 GUID:759A8862-A130-43FC-AB9C-126E992FA573 Shortcode:63334</text:span></text:p>
      <text:p text:style-name="P1"><text:span text:style-name="T1">VOTE 1168124050 Campaign:ssss_uk_02B Validity:during Choice:Matthew CONN:MIG01XU MSISDN:00777776699999 GUID:4B61B5DC-D13D-4129-B1B2-3BA6EBBE1DC8 Shortcode:63334</text:span></text:p>
      <text:p text:style-name="P1"><text:span text:style-name="T1">VOTE 1168124050 Campaign:ssss_uk_02B Validity:during Choice:Leon CONN:MIG01XU MSISDN:00777778049999 GUID:F21440A2-FC9C-43E2-BE95-C763D0EDB8CA Shortcode:63334</text:span></text:p>
      <text:p text:style-name="P1"><text:span text:style-name="T1">VOTE 1168124050 Campaign:ssss_uk_02B Validity:during Choice:Leon CONN:MIG01XU MSISDN:00777776879999 GUID:A92B8F84-DA7B-4661-9991-DAE1A489D3A0 Shortcode:63334</text:span></text:p>
      <text:p text:style-name="P1"><text:span text:style-name="T1">VOTE 1168124050 Campaign:ssss_uk_02B Validity:during Choice:Leon CONN:MIG01XU MSISDN:00777777619999 GUID:B968C094-2544-4747-90A2-E0C154E96BDE Shortcode:63334</text:span></text:p>
      <text:p text:style-name="P1"><text:span text:style-name="T1">VOTE 1168124050 Campaign:ssss_uk_02B Validity:during Choice:Leon CONN:MIG01XU MSISDN:00777771129999 GUID:C853EF43-EB7E-41B2-A4DA-8995C8FA2C71 Shortcode:63334</text:span></text:p>
      <text:p text:style-name="P1"><text:span text:style-name="T1">VOTE 1168124050 Campaign:ssss_uk_02B Validity:during Choice:Leon CONN:MIG01XU MSISDN:00777779869999 GUID:D6E6BE15-435C-4BAF-8677-BDCCF9B2E5D1 Shortcode:63334</text:span></text:p>
      <text:p text:style-name="P1"><text:span text:style-name="T1">VOTE 1168124050 Campaign:ssss_uk_02B Validity:during Choice:Leon CONN:MIG01XU MSISDN:00777774449999 GUID:ADD62BD5-1FDC-419D-9015-5DE63149F5BB Shortcode:63334</text:span></text:p>
      <text:p text:style-name="P1"><text:span text:style-name="T1">VOTE 1168124050 Campaign:ssss_uk_02B Validity:during Choice:Leon CONN:MIG01XU MSISDN:00777774959999 GUID:DAD3C8E2-1DD1-41CC-997A-0D457759D6D7 Shortcode:63334</text:span></text:p>
      <text:p text:style-name="P1"><text:span text:style-name="T1">VOTE 1168124050 Campaign:ssss_uk_02B Validity:during Choice:Leon CONN:MIG01XU MSISDN:00777774159999 GUID:3FBD2B4D-FE3D-4CA7-B3CE-A4AA7AE3BF28 Shortcode:63334</text:span></text:p>
      <text:p text:style-name="P1"><text:span text:style-name="T1">VOTE 1168124050 Campaign:ssss_uk_02B Validity:during Choice:Matthew CONN:MIG01XU MSISDN:00777776819999 GUID:C4A271B3-1142-49B3-A53B-3E02FD4957CE Shortcode:63334</text:span></text:p>
      <text:p text:style-name="P1"><text:span text:style-name="T1">VOTE 1168124050 Campaign:ssss_uk_02B Validity:during Choice:Matthew CONN:MIG01XU MSISDN:00777773359999 GUID:609B47A4-A2C2-4DD4-AE0B-D0C2CA407310 Shortcode:63334</text:span></text:p>
      <text:p text:style-name="P1"><text:span text:style-name="T1">VOTE 1168124050 Campaign:ssss_uk_02B Validity:during Choice:Leon CONN:MIG01XU MSISDN:00777776639999 GUID:B5A11D7C-6ECE-481B-A373-0203C8F2C3AE Shortcode:63334</text:span></text:p>
      <text:p text:style-name="P1"><text:span text:style-name="T1">VOTE 1168124050 Campaign:ssss_uk_02B Validity:during Choice:Leon CONN:MIG01XU MSISDN:00777773179999 GUID:097EB0A5-197F-434C-BF66-C76F426BD7D2 Shortcode:63334</text:span></text:p>
      <text:p text:style-name="P1"><text:span text:style-name="T1">VOTE 1168124050 Campaign:ssss_uk_02B Validity:during Choice:Leon CONN:MIG01XU </text:span><text:soft-page-break/><text:span text:style-name="T1">MSISDN:00777778569999 GUID:55A8E6A4-1320-4523-920E-722B3A9A5539 Shortcode:63334</text:span></text:p>
      <text:p text:style-name="P1"><text:span text:style-name="T1">VOTE 1168124050 Campaign:ssss_uk_02B Validity:during Choice:Leon CONN:MIG01XU MSISDN:00777773019999 GUID:56C385F4-3CCA-465A-9FF4-01F7B086C24F Shortcode:63334</text:span></text:p>
      <text:p text:style-name="P1"><text:span text:style-name="T1">VOTE 1168124050 Campaign:ssss_uk_02B Validity:during Choice:Leon CONN:MIG01TU MSISDN:00777776879999 GUID:BB518D66-F499-43A6-94E5-0086646941EF Shortcode:63334</text:span></text:p>
      <text:p text:style-name="P1"><text:span text:style-name="T1">VOTE 1168124051 Campaign:ssss_uk_02B Validity:during Choice:Leon CONN:MIG01TU MSISDN:00777776499999 GUID:9292A557-AA82-46BB-874E-F908E4EF1DA9 Shortcode:63334</text:span></text:p>
      <text:p text:style-name="P1"><text:span text:style-name="T1">VOTE 1168124051 Campaign:ssss_uk_02B Validity:during Choice:Leon CONN:MIG01TU MSISDN:00777776819999 GUID:2637952C-8C31-417B-9E4F-31ECC9F6535E Shortcode:63334</text:span></text:p>
      <text:p text:style-name="P1"><text:span text:style-name="T1">VOTE 1168124051 Campaign:ssss_uk_02B Validity:during Choice:Leon CONN:MIG01XU MSISDN:00777779739999 GUID:FC9AB2D7-BF29-4954-996C-4F9730B39773 Shortcode:63334</text:span></text:p>
      <text:p text:style-name="P1"><text:span text:style-name="T1">VOTE 1168124051 Campaign:ssss_uk_02B Validity:during Choice:Matthew CONN:MIG01XU MSISDN:00777775709999 GUID:8A062B2F-C9AA-4A88-8F4C-6FD35BF40725 Shortcode:63334</text:span></text:p>
      <text:p text:style-name="P1"><text:span text:style-name="T1">VOTE 1168124051 Campaign:ssss_uk_02B Validity:during Choice:Leon CONN:MIG01XU MSISDN:00777779209999 GUID:DCC7CEB3-42EC-4FC4-BA8F-7F5DE6BA5D34 Shortcode:63334</text:span></text:p>
      <text:p text:style-name="P1"><text:span text:style-name="T1">VOTE 1168124051 Campaign:ssss_uk_02B Validity:during Choice:Leon CONN:MIG01TU MSISDN:00777771949999 GUID:8126CF0D-E92D-40D1-A285-A86AAE74C52D Shortcode:63334</text:span></text:p>
      <text:p text:style-name="P1"><text:span text:style-name="T1">VOTE 1168124051 Campaign:ssss_uk_02B Validity:during Choice:Leon CONN:MIG01TU MSISDN:00777772049999 GUID:85FB589C-9B59-4280-B0DC-73521F47250E Shortcode:63334</text:span></text:p>
      <text:p text:style-name="P1"><text:span text:style-name="T1">VOTE 1168124051 Campaign:ssss_uk_02B Validity:during Choice:Matthew CONN:MIG01TU MSISDN:00777771599999 GUID:A89B6D69-FDC7-4B37-BFC9-FF07C1A6F066 Shortcode:63334</text:span></text:p>
      <text:p text:style-name="P1"><text:span text:style-name="T1">VOTE 1168124051 Campaign:ssss_uk_02B Validity:during Choice:Leon CONN:MIG01TU MSISDN:00777771949999 GUID:708500D4-60DA-40A7-8503-E85C458CE047 Shortcode:63334</text:span></text:p>
      <text:p text:style-name="P1"><text:span text:style-name="T1">VOTE 1168124051 Campaign:ssss_uk_02B Validity:during Choice:Leon CONN:MIG01TU MSISDN:00777776969999 GUID:F6FCEFAD-A311-4EAC-9782-A0B01217E895 Shortcode:63334</text:span></text:p>
      <text:p text:style-name="P1"><text:span text:style-name="T1">VOTE 1168124051 Campaign:ssss_uk_02B Validity:during Choice:Leon CONN:MIG01XU MSISDN:00777778589999 GUID:2C7CAE07-732E-4721-B0AA-30491A6C7EAF Shortcode:63334</text:span></text:p>
      <text:p text:style-name="P1"><text:span text:style-name="T1">VOTE 1168124051 Campaign:ssss_uk_02B Validity:during Choice:Leon CONN:MIG01TU MSISDN:00777778669999 GUID:8E7CD86D-194B-4730-976C-EEF02CA53FE2 Shortcode:63334</text:span></text:p>
      <text:p text:style-name="P1"><text:span text:style-name="T1">VOTE 1168124051 Campaign:ssss_uk_02B Validity:during Choice:Leon CONN:MIG01TU MSISDN:00777772239999 GUID:A20B4A58-1F7E-4C47-8225-3020217BE955 Shortcode:63334</text:span></text:p>
      <text:p text:style-name="P1"><text:span text:style-name="T1">VOTE 1168124051 Campaign:ssss_uk_02B Validity:during Choice:Leon CONN:MIG01TU MSISDN:00777771719999 GUID:82322FE8-CDF5-416A-99BB-9B7C868A6000 Shortcode:63334</text:span></text:p>
      <text:p text:style-name="P1"><text:span text:style-name="T1">VOTE 1168124051 Campaign:ssss_uk_02B Validity:during Choice:Leon CONN:MIG01XU MSISDN:00777775719999 GUID:9A54B2EB-38CA-4A17-B7EE-CD8A30E6550E Shortcode:63334</text:span></text:p>
      <text:p text:style-name="P1"><text:span text:style-name="T1">VOTE 1168124051 Campaign:ssss_uk_02B Validity:during Choice:Leon CONN:MIG01XU MSISDN:00777779229999 GUID:0D22152F-C777-4F62-965A-0424458A38EC Shortcode:63334</text:span></text:p>
      <text:p text:style-name="P1"><text:span text:style-name="T1">VOTE 1168124051 Campaign:ssss_uk_02B Validity:during Choice:Leon CONN:MIG01XU MSISDN:00777771109999 GUID:693AA488-7C63-43B3-A5F3-A6934B9A87B4 Shortcode:63334</text:span></text:p>
      <text:p text:style-name="P1"><text:span text:style-name="T1">VOTE 1168124051 Campaign:ssss_uk_02B Validity:during Choice:Matthew CONN:MIG01XU MSISDN:00777779309999 GUID:D3265916-5740-40A5-B311-61B9CF65473C Shortcode:63334</text:span></text:p>
      <text:p text:style-name="P1"><text:span text:style-name="T1">VOTE 1168124051 Campaign:ssss_uk_02B Validity:during Choice:Leon CONN:MIG01XU MSISDN:00777779689999 GUID:34B58799-99CA-4B4D-AE7E-B95361592A14 Shortcode:63334</text:span></text:p>
      <text:p text:style-name="P1"><text:span text:style-name="T1">VOTE 1168124051 Campaign:ssss_uk_02B Validity:during Choice:Leon CONN:MIG01TU MSISDN:00777777969999 GUID:AAB63BB8-EA18-4859-ABFF-C72A724767AD Shortcode:63334</text:span></text:p>
      <text:p text:style-name="P1"><text:span text:style-name="T1">VOTE 1168124051 Campaign:ssss_uk_02B Validity:during Choice:Leon CONN:MIG01TU MSISDN:00777774479999 GUID:93D71BCD-4C65-4F11-949C-3481AEB2345A Shortcode:63334</text:span></text:p>
      <text:p text:style-name="P1"><text:span text:style-name="T1">VOTE 1168124052 Campaign:ssss_uk_02B Validity:during Choice:Matthew CONN:MIG01HU MSISDN:00777778609999 GUID:7BB58592-9978-483A-A020-8ECE5196025A Shortcode:63334</text:span></text:p>
      <text:p text:style-name="P1"><text:span text:style-name="T1">VOTE 1168124052 Campaign:ssss_uk_02B Validity:during Choice:Leon CONN:MIG01XU MSISDN:00777779349999 GUID:33CCAE6A-EF08-4C6D-9B96-5312EA2E1775 Shortcode:63334</text:span></text:p>
      <text:p text:style-name="P1"><text:span text:style-name="T1">VOTE 1168124052 Campaign:ssss_uk_02B Validity:during Choice:Leon CONN:MIG01XU MSISDN:00777776809999 GUID:47C9DE53-7C19-4594-BBB1-49E6670B243D Shortcode:63334</text:span></text:p>
      <text:p text:style-name="P1"><text:span text:style-name="T1">VOTE 1168124052 Campaign:ssss_uk_02B Validity:during Choice:Leon CONN:MIG01XU MSISDN:00777779939999 GUID:50EA8DB4-CC26-42AE-9C94-3014CD371BF2 Shortcode:63334</text:span></text:p>
      <text:p text:style-name="P1"><text:span text:style-name="T1">VOTE 1168124052 Campaign:ssss_uk_02B Validity:during Choice:Leon CONN:MIG01XU MSISDN:00777773029999 GUID:4D1498DA-2356-4403-9BC8-71F5BD3BBB4F Shortcode:63334</text:span></text:p>
      <text:p text:style-name="P1"><text:span text:style-name="T1">VOTE 1168124052 Campaign:ssss_uk_02B Validity:during Choice:Matthew CONN:MIG01XU MSISDN:00777777619999 GUID:F752929C-F1D7-488B-BD14-8AF02806CEBF Shortcode:63334</text:span></text:p>
      <text:p text:style-name="P1"><text:span text:style-name="T1">VOTE 1168124052 Campaign:ssss_uk_02B Validity:during Choice:Leon CONN:MIG01XU MSISDN:00777772879999 GUID:945A7183-E66B-43FD-A241-ED00DB49503C Shortcode:63334</text:span></text:p>
      <text:p text:style-name="P1"><text:span text:style-name="T1">VOTE 1168124052 Campaign:ssss_uk_02B Validity:during Choice:Matthew CONN:MIG01XU </text:span><text:soft-page-break/><text:span text:style-name="T1">MSISDN:00777771989999 GUID:BAFDE4F0-F5CC-4B0E-B86F-E3AC3BC649B2 Shortcode:63334</text:span></text:p>
      <text:p text:style-name="P1"><text:span text:style-name="T1">VOTE 1168124052 Campaign:ssss_uk_02B Validity:during Choice:Matthew CONN:MIG01XU MSISDN:00777778979999 GUID:4DCCA646-4B06-4724-B467-0695BF5A9D7B Shortcode:63334</text:span></text:p>
      <text:p text:style-name="P1"><text:span text:style-name="T1">VOTE 1168124052 Campaign:ssss_uk_02B Validity:during Choice:Leon CONN:MIG01XU MSISDN:00777773169999 GUID:1900DA08-4841-497D-B1C4-67435F6F1CAE Shortcode:63334</text:span></text:p>
      <text:p text:style-name="P1"><text:span text:style-name="T1">VOTE 1168124052 Campaign:ssss_uk_02B Validity:during Choice:Leon CONN:MIG01XU MSISDN:00777774659999 GUID:F5670556-EC56-4120-823C-8246E4255A9B Shortcode:63334</text:span></text:p>
      <text:p text:style-name="P1"><text:span text:style-name="T1">VOTE 1168124052 Campaign:ssss_uk_02B Validity:during Choice:Leon CONN:MIG01XU MSISDN:00777772299999 GUID:C7B890C9-625B-4C2D-B5F6-63F15FBE4FF1 Shortcode:63334</text:span></text:p>
      <text:p text:style-name="P1"><text:span text:style-name="T1">VOTE 1168124052 Campaign:ssss_uk_02B Validity:during Choice:Leon CONN:MIG01HU MSISDN:00777778379999 GUID:45DA6C25-6AB3-488C-9207-A161B76BE545 Shortcode:63334</text:span></text:p>
      <text:p text:style-name="P1"><text:span text:style-name="T1">VOTE 1168124052 Campaign:ssss_uk_02B Validity:during Choice:Leon CONN:MIG01XU MSISDN:00777776679999 GUID:4404333D-893F-40F9-8BF8-A684BD649FB5 Shortcode:63334</text:span></text:p>
      <text:p text:style-name="P1"><text:span text:style-name="T1">VOTE 1168124052 Campaign:ssss_uk_02B Validity:during Choice:Leon CONN:MIG01XU MSISDN:00777774739999 GUID:BF2F88CD-D05B-4D4B-8352-4B3A25E1367E Shortcode:63334</text:span></text:p>
      <text:p text:style-name="P1"><text:span text:style-name="T1">VOTE 1168124052 Campaign:ssss_uk_02B Validity:during Choice:Leon CONN:MIG01XU MSISDN:00777776719999 GUID:AAF60E39-C6BD-403A-8308-19992FAEF27F Shortcode:63334</text:span></text:p>
      <text:p text:style-name="P1"><text:span text:style-name="T1">VOTE 1168124052 Campaign:ssss_uk_02B Validity:during Choice:Leon CONN:MIG01XU MSISDN:00777776389999 GUID:00158460-D9C7-4F74-8A9D-EDB5F6FCB89D Shortcode:63334</text:span></text:p>
      <text:p text:style-name="P1"><text:span text:style-name="T1">VOTE 1168124052 Campaign:ssss_uk_02B Validity:during Choice:Matthew CONN:MIG01XU MSISDN:00777775329999 GUID:94DE357E-0CD1-4DD8-BD44-4248C9FCF691 Shortcode:63334</text:span></text:p>
      <text:p text:style-name="P1"><text:span text:style-name="T1">VOTE 1168124052 Campaign:ssss_uk_02B Validity:during Choice:Leon CONN:MIG01HU MSISDN:00777778489999 GUID:1559AEAC-0282-4C9B-90E8-D006879DB2A5 Shortcode:63334</text:span></text:p>
      <text:p text:style-name="P1"><text:span text:style-name="T1">VOTE 1168124053 Campaign:ssss_uk_02B Validity:during Choice:Leon CONN:MIG01XU MSISDN:00777776329999 GUID:3909F6E6-89F9-4817-ABC7-D7F1BC404476 Shortcode:63334</text:span></text:p>
      <text:p text:style-name="P1"><text:span text:style-name="T1">VOTE 1168124054 Campaign:ssss_uk_02B Validity:during Choice:Matthew CONN:MIG01XU MSISDN:00777772459999 GUID:EAC4660E-5019-4D10-A08A-AC016A865F13 Shortcode:63334</text:span></text:p>
      <text:p text:style-name="P1"><text:span text:style-name="T1">VOTE 1168124054 Campaign:ssss_uk_02B Validity:during Choice:Leon CONN:MIG01XU MSISDN:00777773569999 GUID:8F2820AD-415D-4461-8DB4-D70CD734153A Shortcode:63334</text:span></text:p>
      <text:p text:style-name="P1"><text:span text:style-name="T1">VOTE 1168124054 Campaign:ssss_uk_02B Validity:during Choice:Matthew CONN:MIG01XU MSISDN:00777779349999 GUID:9176F294-C1B7-4819-B8AA-97B2CC4F9006 Shortcode:63334</text:span></text:p>
      <text:p text:style-name="P1"><text:span text:style-name="T1">VOTE 1168124054 Campaign:ssss_uk_02B Validity:during Choice:Leon CONN:MIG01XU MSISDN:00777777389999 GUID:C307B556-9554-40D1-AD0C-FDB2BCD86581 Shortcode:63334</text:span></text:p>
      <text:p text:style-name="P1"><text:span text:style-name="T1">VOTE 1168124054 Campaign:ssss_uk_02B Validity:during Choice:Leon CONN:MIG01XU MSISDN:00777777229999 GUID:1D6D0385-F907-4E12-970F-27F3D97DEB19 Shortcode:63334</text:span></text:p>
      <text:p text:style-name="P1"><text:span text:style-name="T1">VOTE 1168124054 Campaign:ssss_uk_02B Validity:during Choice:Matthew CONN:MIG01XU MSISDN:00777771799999 GUID:A5F5D035-FE62-4703-A8F1-548E2F9BB918 Shortcode:63334</text:span></text:p>
      <text:p text:style-name="P1"><text:span text:style-name="T1">VOTE 1168124054 Campaign:ssss_uk_02B Validity:during Choice:Leon CONN:MIG01XU MSISDN:00777771029999 GUID:FABAA88A-CEE6-432F-A28F-5A1CE9854A27 Shortcode:63334</text:span></text:p>
      <text:p text:style-name="P1"><text:span text:style-name="T1">VOTE 1168124054 Campaign:ssss_uk_02B Validity:during Choice:Leon CONN:MIG01XU MSISDN:00777778959999 GUID:912FDC36-EADC-492D-8483-36401ACEB530 Shortcode:63334</text:span></text:p>
      <text:p text:style-name="P1"><text:span text:style-name="T1">VOTE 1168124055 Campaign:ssss_uk_02B Validity:during Choice:Leon CONN:MIG01XU MSISDN:00777778809999 GUID:65B73ED2-712F-4FEB-9E40-0C82D7204514 Shortcode:63334</text:span></text:p>
      <text:p text:style-name="P1"><text:span text:style-name="T1">VOTE 1168124055 Campaign:ssss_uk_02B Validity:during Choice:Leon CONN:MIG01XU MSISDN:00777774259999 GUID:684B3105-779B-4849-8251-73EEB45FB75C Shortcode:63334</text:span></text:p>
      <text:p text:style-name="P1"><text:span text:style-name="T1">VOTE 1168124055 Campaign:ssss_uk_02B Validity:during Choice:Matthew CONN:MIG01TU MSISDN:00777771299999 GUID:D4BC63DC-532E-4512-9CBC-AEF74265070B Shortcode:63334</text:span></text:p>
      <text:p text:style-name="P1"><text:span text:style-name="T1">VOTE 1168124055 Campaign:ssss_uk_02B Validity:during Choice:Matthew CONN:MIG01TU MSISDN:00777777569999 GUID:9C3CE498-D6F3-416E-A2AC-BF04F683C3D8 Shortcode:63334</text:span></text:p>
      <text:p text:style-name="P1"><text:span text:style-name="T1">VOTE 1168124055 Campaign:ssss_uk_02B Validity:during Choice:Matthew CONN:MIG01TU MSISDN:00777776199999 GUID:FD03925B-383D-41DE-8C4A-847C9837A055 Shortcode:63334</text:span></text:p>
      <text:p text:style-name="P1"><text:span text:style-name="T1">VOTE 1168124055 Campaign:ssss_uk_02B Validity:during Choice:Matthew CONN:MIG01TU MSISDN:00777770639999 GUID:CCFFBCE9-4778-4887-A7D6-C4FC470DE9F5 Shortcode:63334</text:span></text:p>
      <text:p text:style-name="P1"><text:span text:style-name="T1">VOTE 1168124055 Campaign:ssss_uk_02B Validity:during Choice:Leon CONN:MIG00VU MSISDN:00777775429999 GUID:260E366A-645F-476F-9678-7A91DAD977D7 Shortcode:63334</text:span></text:p>
      <text:p text:style-name="P1"><text:span text:style-name="T1">VOTE 1168124055 Campaign:ssss_uk_02B Validity:during Choice:Matthew CONN:MIG00VU MSISDN:00777771119999 GUID:2DA0D85C-48DF-45C3-A6E5-51F3174DDE51 Shortcode:63334</text:span></text:p>
      <text:p text:style-name="P1"><text:span text:style-name="T1">VOTE 1168124055 Campaign:ssss_uk_02B Validity:during Choice:Matthew CONN:MIG01XU MSISDN:00777774249999 GUID:6424FBD4-3B83-474D-8EB6-894B7243D07D Shortcode:63334</text:span></text:p>
      <text:p text:style-name="P1"><text:span text:style-name="T1">VOTE 1168124055 Campaign:ssss_uk_02B Validity:during Choice:Leon CONN:MIG01XU MSISDN:00777774959999 GUID:100F5797-FA15-4BF4-AA54-355A3D074349 Shortcode:63334</text:span></text:p>
      <text:p text:style-name="P1"><text:span text:style-name="T1">VOTE 1168124055 Campaign:ssss_uk_02B Validity:during Choice:Leon CONN:MIG00VU </text:span><text:soft-page-break/><text:span text:style-name="T1">MSISDN:00777770829999 GUID:0A5D49E1-A4E5-4E04-A39B-7F07AC0B6B25 Shortcode:63334</text:span></text:p>
      <text:p text:style-name="P1"><text:span text:style-name="T1">VOTE 1168124055 Campaign:ssss_uk_02B Validity:during Choice:Leon CONN:MIG00VU MSISDN:00777776349999 GUID:377BA904-4544-4C7A-85EE-12787C20B1F5 Shortcode:63334</text:span></text:p>
      <text:p text:style-name="P1"><text:span text:style-name="T1">VOTE 1168124055 Campaign:ssss_uk_02B Validity:during Choice:Leon CONN:MIG01HU MSISDN:00777777339999 GUID:E3C67E3B-3EEC-4F8B-A4AD-A52A9982211A Shortcode:63334</text:span></text:p>
      <text:p text:style-name="P1"><text:span text:style-name="T1">VOTE 1168124055 Campaign:ssss_uk_02B Validity:during Choice:Leon CONN:MIG00VU MSISDN:00777778759999 GUID:9A70086A-E95E-4A3B-A7D5-595447EB17C0 Shortcode:63334</text:span></text:p>
      <text:p text:style-name="P1"><text:span text:style-name="T1">VOTE 1168124055 Campaign:ssss_uk_02B Validity:during Choice:Leon CONN:MIG00VU MSISDN:00777779849999 GUID:2405E947-B1E7-48B7-9BB5-A5B510159671 Shortcode:63334</text:span></text:p>
      <text:p text:style-name="P1"><text:span text:style-name="T1">VOTE 1168124055 Campaign:ssss_uk_02B Validity:during Choice:Matthew CONN:MIG01TU MSISDN:00777770769999 GUID:F9690462-9033-443D-A7F4-455DEEB5CA9D Shortcode:63334</text:span></text:p>
      <text:p text:style-name="P1"><text:span text:style-name="T1">VOTE 1168124055 Campaign:ssss_uk_02B Validity:during Choice:Matthew CONN:MIG01XU MSISDN:00777771809999 GUID:7AF265F3-D95D-4EDD-9705-2EFBF3DDCC05 Shortcode:63334</text:span></text:p>
      <text:p text:style-name="P1"><text:span text:style-name="T1">VOTE 1168124055 Campaign:ssss_uk_02B Validity:during Choice:Leon CONN:MIG01XU MSISDN:00777776609999 GUID:9F95C642-AF5A-47E3-BD4D-E5413522A892 Shortcode:63334</text:span></text:p>
      <text:p text:style-name="P1"><text:span text:style-name="T1">VOTE 1168124055 Campaign:ssss_uk_02B Validity:during Choice:Matthew CONN:MIG00VU MSISDN:00777773039999 GUID:F9DE4600-D795-43DA-AE70-1509E5501F8A Shortcode:63334</text:span></text:p>
      <text:p text:style-name="P1"><text:span text:style-name="T1">VOTE 1168124055 Campaign:ssss_uk_02B Validity:during Choice:Matthew CONN:MIG00VU MSISDN:00777779049999 GUID:135A0C58-E837-43C9-92F0-53FF9AB887EF Shortcode:63334</text:span></text:p>
      <text:p text:style-name="P1"><text:span text:style-name="T1">VOTE 1168124055 Campaign:ssss_uk_02B Validity:during Choice:Leon CONN:MIG01TU MSISDN:00777779419999 GUID:4FD8EBB9-B490-419B-A0A8-2016AA035FB4 Shortcode:63334</text:span></text:p>
      <text:p text:style-name="P1"><text:span text:style-name="T1">VOTE 1168124055 Campaign:ssss_uk_02B Validity:during Choice:Matthew CONN:MIG00VU MSISDN:00777779849999 GUID:F9BF13CA-0168-4238-9345-13B1F11B1283 Shortcode:63334</text:span></text:p>
      <text:p text:style-name="P1"><text:span text:style-name="T1">VOTE 1168124055 Campaign:ssss_uk_02B Validity:during Choice:Leon CONN:MIG01XU MSISDN:00777774739999 GUID:4852A65B-0F95-4376-92CE-E56442E75AE9 Shortcode:63334</text:span></text:p>
      <text:p text:style-name="P1"><text:span text:style-name="T1">VOTE 1168124055 Campaign:ssss_uk_02B Validity:during Choice:Leon CONN:MIG01XU MSISDN:00777773109999 GUID:2F3DBC4D-80E5-4E5A-9911-189E5E2CA8B5 Shortcode:63334</text:span></text:p>
      <text:p text:style-name="P1"><text:span text:style-name="T1">VOTE 1168124055 Campaign:ssss_uk_02B Validity:during Choice:Leon CONN:MIG01TU MSISDN:00777773829999 GUID:47FE0C0E-7840-40B3-821E-A06E6D1C074D Shortcode:63334</text:span></text:p>
      <text:p text:style-name="P1"><text:span text:style-name="T1">VOTE 1168124055 Campaign:ssss_uk_02B Validity:during Choice:Leon CONN:MIG00VU MSISDN:00777779059999 GUID:E8F0AFF1-417D-497E-ACE2-3651210D0E30 Shortcode:63334</text:span></text:p>
      <text:p text:style-name="P1"><text:span text:style-name="T1">VOTE 1168124055 Campaign:ssss_uk_02B Validity:during Choice:Leon CONN:MIG00VU MSISDN:00777770969999 GUID:CEE7753B-F60B-49C2-BC22-5E946044969E Shortcode:63334</text:span></text:p>
      <text:p text:style-name="P1"><text:span text:style-name="T1">VOTE 1168124055 Campaign:ssss_uk_02B Validity:during Choice:Matthew CONN:MIG00VU MSISDN:00777774659999 GUID:4AAFB673-10AE-439F-AC81-63EE689C289A Shortcode:63334</text:span></text:p>
      <text:p text:style-name="P1"><text:span text:style-name="T1">VOTE 1168124056 Campaign:ssss_uk_02B Validity:during Choice:Matthew CONN:MIG01TU MSISDN:00777776839999 GUID:A19761F1-D24E-4858-856C-0F894E4055F6 Shortcode:63334</text:span></text:p>
      <text:p text:style-name="P1"><text:span text:style-name="T1">VOTE 1168124056 Campaign:ssss_uk_02B Validity:during Choice:Leon CONN:MIG01TU MSISDN:00777777819999 GUID:9409021C-F159-4160-B9E8-E020BFEA02D5 Shortcode:63334</text:span></text:p>
      <text:p text:style-name="P1"><text:span text:style-name="T1">VOTE 1168124056 Campaign:ssss_uk_02B Validity:during Choice:Leon CONN:MIG01TU MSISDN:00777778589999 GUID:4166CEA2-2394-4AED-A3BA-740295C596DB Shortcode:63334</text:span></text:p>
      <text:p text:style-name="P1"><text:span text:style-name="T1">VOTE 1168124056 Campaign:ssss_uk_02B Validity:during Choice:Matthew CONN:MIG00VU MSISDN:00777777029999 GUID:45D817B8-6504-4F42-B971-23DF9CDEE63E Shortcode:63334</text:span></text:p>
      <text:p text:style-name="P1"><text:span text:style-name="T1">VOTE 1168124056 Campaign:ssss_uk_02B Validity:during Choice:Leon CONN:MIG01TU MSISDN:00777773979999 GUID:396B5FFD-2E8D-45D5-B6DA-7B59A61C59D1 Shortcode:63334</text:span></text:p>
      <text:p text:style-name="P1"><text:span text:style-name="T1">VOTE 1168124056 Campaign:ssss_uk_02B Validity:during Choice:Leon CONN:MIG01TU MSISDN:00777777229999 GUID:F3F0DF4A-CF7F-474B-9275-E9CF0CF9A2F6 Shortcode:63334</text:span></text:p>
      <text:p text:style-name="P1"><text:span text:style-name="T1">VOTE 1168124056 Campaign:ssss_uk_02B Validity:during Choice:Leon CONN:MIG01TU MSISDN:00777779469999 GUID:980A58DE-1165-4189-8D4A-578DDD666925 Shortcode:63334</text:span></text:p>
      <text:p text:style-name="P1"><text:span text:style-name="T1">VOTE 1168124056 Campaign:ssss_uk_02B Validity:during Choice:Matthew CONN:MIG01TU MSISDN:00777777309999 GUID:DFB6DD7D-8BEC-494A-AF6F-D4CE731B6A4E Shortcode:63334</text:span></text:p>
      <text:p text:style-name="P1"><text:span text:style-name="T1">VOTE 1168124056 Campaign:ssss_uk_02B Validity:during Choice:Leon CONN:MIG01TU MSISDN:00777778809999 GUID:BDCC4259-40D8-41BB-B166-23CC52A4B0B2 Shortcode:63334</text:span></text:p>
      <text:p text:style-name="P1"><text:span text:style-name="T1">VOTE 1168124056 Campaign:ssss_uk_02B Validity:during Choice:Leon CONN:MIG01XU MSISDN:00777771109999 GUID:72ECB500-B6DE-4221-A37D-0BB20D2BBFF0 Shortcode:63334</text:span></text:p>
      <text:p text:style-name="P1"><text:span text:style-name="T1">VOTE 1168124056 Campaign:ssss_uk_02B Validity:during Choice:Leon CONN:MIG01HU MSISDN:00777771349999 GUID:931EB7FB-E59C-488B-9DA3-77C4C8C9EFDC Shortcode:63334</text:span></text:p>
      <text:p text:style-name="P1"><text:span text:style-name="T1">VOTE 1168124056 Campaign:ssss_uk_02B Validity:during Choice:Leon CONN:MIG01HU MSISDN:00777777339999 GUID:DC67F943-C013-435A-BF70-F0C9744491B5 Shortcode:63334</text:span></text:p>
      <text:p text:style-name="P1"><text:span text:style-name="T1">VOTE 1168124056 Campaign:ssss_uk_02B Validity:during Choice:Matthew CONN:MIG01XU MSISDN:00777779669999 GUID:A84AE377-8D98-46BD-8ED9-0EF0F7D64587 Shortcode:63334</text:span></text:p>
      <text:p text:style-name="P1"><text:span text:style-name="T1">VOTE 1168124056 Campaign:ssss_uk_02B Validity:during Choice:Leon CONN:MIG01XU </text:span><text:soft-page-break/><text:span text:style-name="T1">MSISDN:00777777819999 GUID:B6501382-B7FF-41C2-8615-0ECB39B6BC90 Shortcode:63334</text:span></text:p>
      <text:p text:style-name="P1"><text:span text:style-name="T1">VOTE 1168124056 Campaign:ssss_uk_02B Validity:during Choice:Leon CONN:MIG01XU MSISDN:00777771089999 GUID:C3DCE8DF-3E01-4D8E-A20A-C7D6A9688935 Shortcode:63334</text:span></text:p>
      <text:p text:style-name="P1"><text:span text:style-name="T1">VOTE 1168124056 Campaign:ssss_uk_02B Validity:during Choice:Matthew CONN:MIG01XU MSISDN:00777779139999 GUID:8A2A9C6E-9AE3-4B14-B1B1-ADC8E482DBDA Shortcode:63334</text:span></text:p>
      <text:p text:style-name="P1"><text:span text:style-name="T1">VOTE 1168124056 Campaign:ssss_uk_02B Validity:during Choice:Leon CONN:MIG01XU MSISDN:00777771049999 GUID:3961393C-9F07-4997-9D88-695855A042BE Shortcode:63334</text:span></text:p>
      <text:p text:style-name="P1"><text:span text:style-name="T1">VOTE 1168124056 Campaign:ssss_uk_02B Validity:during Choice:Leon CONN:MIG01XU MSISDN:00777771909999 GUID:8E12004A-B96D-43A0-AC5B-E5A913664AD4 Shortcode:63334</text:span></text:p>
      <text:p text:style-name="P1"><text:span text:style-name="T1">VOTE 1168124056 Campaign:ssss_uk_02B Validity:during Choice:Matthew CONN:MIG01XU MSISDN:00777774869999 GUID:959883BA-EC6F-44EA-9AE5-A77A6FD04456 Shortcode:63334</text:span></text:p>
      <text:p text:style-name="P1"><text:span text:style-name="T1">VOTE 1168124057 Campaign:ssss_uk_02B Validity:during Choice:Leon CONN:MIG01HU MSISDN:00777777909999 GUID:22F1DD08-9835-4BC7-8005-6F3AF92D9C70 Shortcode:63334</text:span></text:p>
      <text:p text:style-name="P1"><text:span text:style-name="T1">VOTE 1168124057 Campaign:ssss_uk_02B Validity:during Choice:Leon CONN:MIG01XU MSISDN:00777773559999 GUID:585DDB05-1392-41DB-BA0E-24913C02055F Shortcode:63334</text:span></text:p>
      <text:p text:style-name="P1"><text:span text:style-name="T1">VOTE 1168124057 Campaign:ssss_uk_02B Validity:during Choice:Leon CONN:MIG01XU MSISDN:00777773859999 GUID:263BEC20-0F73-4DBB-A1E7-9496B01FD868 Shortcode:63334</text:span></text:p>
      <text:p text:style-name="P1"><text:span text:style-name="T1">VOTE 1168124057 Campaign:ssss_uk_02B Validity:during Choice:Leon CONN:MIG01XU MSISDN:00777777089999 GUID:2BDF0646-2997-4CB1-89B7-331F284F077E Shortcode:63334</text:span></text:p>
      <text:p text:style-name="P1"><text:span text:style-name="T1">VOTE 1168124057 Campaign:ssss_uk_02B Validity:during Choice:Leon CONN:MIG01TU MSISDN:00777776079999 GUID:9DBD83AE-3F1F-4989-B081-EEC4E07A8E72 Shortcode:63334</text:span></text:p>
      <text:p text:style-name="P1"><text:span text:style-name="T1">VOTE 1168124057 Campaign:ssss_uk_02B Validity:during Choice:Leon CONN:MIG01TU MSISDN:00777779079999 GUID:C52661EA-BD1C-46B4-88B8-3BC2E34465C3 Shortcode:63334</text:span></text:p>
      <text:p text:style-name="P1"><text:span text:style-name="T1">VOTE 1168124057 Campaign:ssss_uk_02B Validity:during Choice:Leon CONN:MIG01TU MSISDN:00777771949999 GUID:08427DE0-CDBA-415E-83FE-6EF590A1CBE6 Shortcode:63334</text:span></text:p>
      <text:p text:style-name="P1"><text:span text:style-name="T1">VOTE 1168124057 Campaign:ssss_uk_02B Validity:during Choice:Matthew CONN:MIG01TU MSISDN:00777777809999 GUID:7BA87704-13C8-4990-82A5-45AEB0B0CBCF Shortcode:63334</text:span></text:p>
      <text:p text:style-name="P1"><text:span text:style-name="T1">VOTE 1168124057 Campaign:ssss_uk_02B Validity:during Choice:Leon CONN:MIG01XU MSISDN:00777771569999 GUID:2210E887-B70E-47E7-BAA9-88A281C4186D Shortcode:63334</text:span></text:p>
      <text:p text:style-name="P1"><text:span text:style-name="T1">VOTE 1168124057 Campaign:ssss_uk_02B Validity:during Choice:Leon CONN:MIG01XU MSISDN:00777774819999 GUID:89A26A50-EFAB-4B55-AFD9-051DD1B0CF60 Shortcode:63334</text:span></text:p>
      <text:p text:style-name="P1"><text:span text:style-name="T1">VOTE 1168124057 Campaign:ssss_uk_02B Validity:during Choice:Leon CONN:MIG00VU MSISDN:00777770799999 GUID:277D7D18-BEAB-4618-8EFA-50914986F4C3 Shortcode:63334</text:span></text:p>
      <text:p text:style-name="P1"><text:span text:style-name="T1">VOTE 1168124057 Campaign:ssss_uk_02B Validity:during Choice:Matthew CONN:MIG01XU MSISDN:00777777119999 GUID:C803A461-A6A5-48C5-A32C-EC6B9750F19E Shortcode:63334</text:span></text:p>
      <text:p text:style-name="P1"><text:span text:style-name="T1">VOTE 1168124057 Campaign:ssss_uk_02B Validity:during Choice:Matthew CONN:MIG01XU MSISDN:00777772939999 GUID:257B5527-6201-40AC-8A25-81D902E07F02 Shortcode:63334</text:span></text:p>
      <text:p text:style-name="P1"><text:span text:style-name="T1">VOTE 1168124057 Campaign:ssss_uk_02B Validity:during Choice:Leon CONN:MIG01XU MSISDN:00777777699999 GUID:AE385716-1D92-4176-8434-19818756365B Shortcode:63334</text:span></text:p>
      <text:p text:style-name="P1"><text:span text:style-name="T1">VOTE 1168124057 Campaign:ssss_uk_02B Validity:during Choice:Leon CONN:MIG01XU MSISDN:00777772609999 GUID:DB2DAC9B-8FCE-4020-842D-4C3E951FC12E Shortcode:63334</text:span></text:p>
      <text:p text:style-name="P1"><text:span text:style-name="T1">VOTE 1168124057 Campaign:ssss_uk_02B Validity:during Choice:Matthew CONN:MIG01TU MSISDN:00777776649999 GUID:0538DB71-1580-4690-848E-3607E1560F7E Shortcode:63334</text:span></text:p>
      <text:p text:style-name="P1"><text:span text:style-name="T1">VOTE 1168124057 Campaign:ssss_uk_02B Validity:during Choice:Leon CONN:MIG01TU MSISDN:00777772929999 GUID:7C70E857-060C-48DC-83A5-7196E65BE199 Shortcode:63334</text:span></text:p>
      <text:p text:style-name="P1"><text:span text:style-name="T1">VOTE 1168124057 Campaign:ssss_uk_02B Validity:during Choice:Matthew CONN:MIG01TU MSISDN:00777770479999 GUID:FB729C5B-5263-41BC-A452-6B4F5C5B9A01 Shortcode:63334</text:span></text:p>
      <text:p text:style-name="P1"><text:span text:style-name="T1">VOTE 1168124057 Campaign:ssss_uk_02B Validity:during Choice:Leon CONN:MIG01TU MSISDN:00777774689999 GUID:951E8EEF-D767-4FE9-B793-44559226F2C9 Shortcode:63334</text:span></text:p>
      <text:p text:style-name="P1"><text:span text:style-name="T1">VOTE 1168124057 Campaign:ssss_uk_02B Validity:during Choice:Leon CONN:MIG01TU MSISDN:00777777129999 GUID:5403CDDA-13B7-4945-98AA-DE0A9E0D8C3E Shortcode:63334</text:span></text:p>
      <text:p text:style-name="P1"><text:span text:style-name="T1">VOTE 1168124057 Campaign:ssss_uk_02B Validity:during Choice:Leon CONN:MIG01XU MSISDN:00777773189999 GUID:2D62C1D9-D4C9-4E20-8BF5-2EABEEC9AE9A Shortcode:63334</text:span></text:p>
      <text:p text:style-name="P1"><text:span text:style-name="T1">VOTE 1168124057 Campaign:ssss_uk_02B Validity:during Choice:Leon CONN:MIG00VU MSISDN:00777770509999 GUID:861AF8DB-C72A-4496-8121-EE6CD003F678 Shortcode:63334</text:span></text:p>
      <text:p text:style-name="P1"><text:span text:style-name="T1">VOTE 1168124057 Campaign:ssss_uk_02B Validity:during Choice:Matthew CONN:MIG00VU MSISDN:00777778819999 GUID:34ED7CA0-2D3A-42AB-9288-2A34F41021D5 Shortcode:63334</text:span></text:p>
      <text:p text:style-name="P1"><text:span text:style-name="T1">VOTE 1168124057 Campaign:ssss_uk_02B Validity:during Choice:Matthew CONN:MIG01XU MSISDN:00777771949999 GUID:610DE22C-3071-444F-879F-A33A91EB4759 Shortcode:63334</text:span></text:p>
      <text:p text:style-name="P1"><text:span text:style-name="T1">VOTE 1168124057 Campaign:ssss_uk_02B Validity:during Choice:Leon CONN:MIG01XU MSISDN:00777777589999 GUID:8283AC2C-7B85-452E-A31F-BFE2555F9B71 Shortcode:63334</text:span></text:p>
      <text:p text:style-name="P1"><text:span text:style-name="T1">VOTE 1168124058 Campaign:ssss_uk_02B Validity:during Choice:Leon CONN:MIG01TU </text:span><text:soft-page-break/><text:span text:style-name="T1">MSISDN:00777778219999 GUID:A68A1928-26D5-4DD0-9756-320187EDBF0B Shortcode:63334</text:span></text:p>
      <text:p text:style-name="P1"><text:span text:style-name="T1">VOTE 1168124058 Campaign:ssss_uk_02B Validity:during Choice:Leon CONN:MIG01XU MSISDN:00777775539999 GUID:2CFC8DFC-5C34-429C-9123-590FC9273627 Shortcode:63334</text:span></text:p>
      <text:p text:style-name="P1"><text:span text:style-name="T1">VOTE 1168124058 Campaign:ssss_uk_02B Validity:during Choice:Leon CONN:MIG01TU MSISDN:00777770139999 GUID:4FD521E0-65C5-4D4D-BCF3-D98310E9FEDF Shortcode:63334</text:span></text:p>
      <text:p text:style-name="P1"><text:span text:style-name="T1">VOTE 1168124058 Campaign:ssss_uk_02B Validity:during Choice:Leon CONN:MIG01XU MSISDN:00777772829999 GUID:8C6A2A3A-CDF4-4118-A165-D5D7BD28E618 Shortcode:63334</text:span></text:p>
      <text:p text:style-name="P1"><text:span text:style-name="T1">VOTE 1168124058 Campaign:ssss_uk_02B Validity:during Choice:Matthew CONN:MIG00VU MSISDN:00777775459999 GUID:57511786-C9AB-4FDB-B5DA-CA59CC8F2D2F Shortcode:63334</text:span></text:p>
      <text:p text:style-name="P1"><text:span text:style-name="T1">VOTE 1168124059 Campaign:ssss_uk_02B Validity:during Choice:Leon CONN:MIG00VU MSISDN:00777770389999 GUID:70DD66D4-C9B9-4923-B1BF-06B67206413B Shortcode:63334</text:span></text:p>
      <text:p text:style-name="P1"><text:span text:style-name="T1">VOTE 1168124059 Campaign:ssss_uk_02B Validity:during Choice:Matthew CONN:MIG01XU MSISDN:00777773639999 GUID:67D9FEA5-1A66-478B-96FD-3F199AAC50D1 Shortcode:63334</text:span></text:p>
      <text:p text:style-name="P1"><text:span text:style-name="T1">VOTE 1168124059 Campaign:ssss_uk_02B Validity:during Choice:Leon CONN:MIG01XU MSISDN:00777776609999 GUID:652DCDA3-03A7-4546-9B76-4CDC4D945772 Shortcode:63334</text:span></text:p>
      <text:p text:style-name="P1"><text:span text:style-name="T1">VOTE 1168124059 Campaign:ssss_uk_02B Validity:during Choice:Leon CONN:MIG01XU MSISDN:00777774179999 GUID:C1847781-87C9-4679-868B-AE6C06ED4764 Shortcode:63334</text:span></text:p>
      <text:p text:style-name="P1"><text:span text:style-name="T1">VOTE 1168124059 Campaign:ssss_uk_02B Validity:during Choice:Leon CONN:MIG01XU MSISDN:00777774679999 GUID:FB36C9BE-A438-43BF-B9B4-EA338D8F4D77 Shortcode:63334</text:span></text:p>
      <text:p text:style-name="P1"><text:span text:style-name="T1">VOTE 1168124059 Campaign:ssss_uk_02B Validity:during Choice:Matthew CONN:MIG01XU MSISDN:00777774609999 GUID:49A2B7D2-495E-4927-9632-9A9BD6397638 Shortcode:63334</text:span></text:p>
      <text:p text:style-name="P1"><text:span text:style-name="T1">VOTE 1168124059 Campaign:ssss_uk_02B Validity:during Choice:Matthew CONN:MIG01XU MSISDN:00777774209999 GUID:C6C2C7A9-9A1B-439A-AB2D-0D19182113CD Shortcode:63334</text:span></text:p>
      <text:p text:style-name="P1"><text:span text:style-name="T1">VOTE 1168124059 Campaign:ssss_uk_02B Validity:during Choice:Leon CONN:MIG01XU MSISDN:00777773989999 GUID:862CF589-B4C3-491A-8965-987DA333A6D6 Shortcode:63334</text:span></text:p>
      <text:p text:style-name="P1"><text:span text:style-name="T1">VOTE 1168124059 Campaign:ssss_uk_02B Validity:during Choice:Leon CONN:MIG01XU MSISDN:00777773889999 GUID:9DC9A921-E7FA-45DB-B7F8-9CCC734B1B01 Shortcode:63334</text:span></text:p>
      <text:p text:style-name="P1"><text:span text:style-name="T1">VOTE 1168124059 Campaign:ssss_uk_02B Validity:during Choice:Matthew CONN:MIG01XU MSISDN:00777777329999 GUID:942ABD60-44EC-4B84-AB9C-00834D2192F9 Shortcode:63334</text:span></text:p>
      <text:p text:style-name="P1"><text:span text:style-name="T1">VOTE 1168124059 Campaign:ssss_uk_02B Validity:during Choice:Matthew CONN:MIG01XU MSISDN:00777778459999 GUID:50E1DDF0-9880-44BB-9CD9-E3543F7DAF1D Shortcode:63334</text:span></text:p>
      <text:p text:style-name="P1"><text:span text:style-name="T1">VOTE 1168124059 Campaign:ssss_uk_02B Validity:during Choice:Leon CONN:MIG01HU MSISDN:00777778859999 GUID:3ACFC05D-ADD2-42F2-AAFD-B49E3900ED5D Shortcode:63334</text:span></text:p>
      <text:p text:style-name="P1"><text:span text:style-name="T1">VOTE 1168124060 Campaign:ssss_uk_02B Validity:during Choice:Leon CONN:MIG01XU MSISDN:00777776329999 GUID:236B2D30-9338-4B4C-9F66-3A6A7B28DD4E Shortcode:63334</text:span></text:p>
      <text:p text:style-name="P1"><text:span text:style-name="T1">VOTE 1168124060 Campaign:ssss_uk_02B Validity:during Choice:Leon CONN:MIG01XU MSISDN:00777777009999 GUID:99C519F2-41F0-41B7-B068-C8260B362955 Shortcode:63334</text:span></text:p>
      <text:p text:style-name="P1"><text:span text:style-name="T1">VOTE 1168124060 Campaign:ssss_uk_02B Validity:during Choice:Leon CONN:MIG01XU MSISDN:00777775819999 GUID:40710DB6-1AB1-4BFF-B730-17D863FC9190 Shortcode:63334</text:span></text:p>
      <text:p text:style-name="P1"><text:span text:style-name="T1">VOTE 1168124060 Campaign:ssss_uk_02B Validity:during Choice:Matthew CONN:MIG01XU MSISDN:00777778959999 GUID:ECEF6ED7-E461-4A66-B1C3-31339C03FC22 Shortcode:63334</text:span></text:p>
      <text:p text:style-name="P1"><text:span text:style-name="T1">VOTE 1168124060 Campaign:ssss_uk_02B Validity:during Choice:Leon CONN:MIG01XU MSISDN:00777774059999 GUID:DE0449A1-94A9-4CED-9E57-E4C25335DDCD Shortcode:63334</text:span></text:p>
      <text:p text:style-name="P1"><text:span text:style-name="T1">VOTE 1168124060 Campaign:ssss_uk_02B Validity:during Choice:Matthew CONN:MIG01XU MSISDN:00777772879999 GUID:F0A27579-383D-4199-805E-D09FD0547F30 Shortcode:63334</text:span></text:p>
      <text:p text:style-name="P1"><text:span text:style-name="T1">VOTE 1168124060 Campaign:ssss_uk_02B Validity:during Choice:Leon CONN:MIG01XU MSISDN:00777774019999 GUID:02A7446A-6FB0-4E55-9A1C-91366BDF56B0 Shortcode:63334</text:span></text:p>
      <text:p text:style-name="P1"><text:span text:style-name="T1">VOTE 1168124060 Campaign:ssss_uk_02B Validity:during Choice:Leon CONN:MIG01XU MSISDN:00777776679999 GUID:0AB47424-AAFF-45C2-AFC5-5FEB5ACE2C00 Shortcode:63334</text:span></text:p>
      <text:p text:style-name="P1"><text:span text:style-name="T1">VOTE 1168124060 Campaign:ssss_uk_02B Validity:during Choice:Leon CONN:MIG01XU MSISDN:00777779369999 GUID:30984D25-AFCC-4A13-BBBF-3C45694B95DB Shortcode:63334</text:span></text:p>
      <text:p text:style-name="P1"><text:span text:style-name="T1">VOTE 1168124060 Campaign:ssss_uk_02B Validity:during Choice:Leon CONN:MIG01XU MSISDN:00777772629999 GUID:E1F2BE82-8313-4AF4-AE2B-832E8C2D618B Shortcode:63334</text:span></text:p>
      <text:p text:style-name="P1"><text:span text:style-name="T1">VOTE 1168124060 Campaign:ssss_uk_02B Validity:during Choice:Leon CONN:MIG01XU MSISDN:00777775309999 GUID:B7654B44-5029-4F74-81D2-1FF472000306 Shortcode:63334</text:span></text:p>
      <text:p text:style-name="P1"><text:span text:style-name="T1">VOTE 1168124060 Campaign:ssss_uk_02B Validity:during Choice:Leon CONN:MIG00VU MSISDN:00777776369999 GUID:3EF7A925-75E2-484E-ACFF-D0C334B3D1FA Shortcode:63334</text:span></text:p>
      <text:p text:style-name="P1"><text:span text:style-name="T1">VOTE 1168124061 Campaign:ssss_uk_02B Validity:during Choice:Leon CONN:MIG01XU MSISDN:00777771469999 GUID:D87969E7-DCE7-411A-ACCD-C96BE05940DA Shortcode:63334</text:span></text:p>
      <text:p text:style-name="P1"><text:span text:style-name="T1">VOTE 1168124061 Campaign:ssss_uk_02B Validity:during Choice:Leon CONN:MIG01XU MSISDN:00777779609999 GUID:A6BDF73F-340C-42FF-A25A-8DA7F85B3451 Shortcode:63334</text:span></text:p>
      <text:p text:style-name="P1"><text:span text:style-name="T1">VOTE 1168124061 Campaign:ssss_uk_02B Validity:during Choice:Matthew CONN:MIG00VU </text:span><text:soft-page-break/><text:span text:style-name="T1">MSISDN:00777778299999 GUID:3E1D4707-94CB-4A40-A308-5FDCC14F79F8 Shortcode:63334</text:span></text:p>
      <text:p text:style-name="P1"><text:span text:style-name="T1">VOTE 1168124061 Campaign:ssss_uk_02B Validity:during Choice:Matthew CONN:MIG01TU MSISDN:00777777799999 GUID:0B5F5D50-680A-4B25-A181-881748391CB8 Shortcode:63334</text:span></text:p>
      <text:p text:style-name="P1"><text:span text:style-name="T1">VOTE 1168124061 Campaign:ssss_uk_02B Validity:during Choice:Leon CONN:MIG01TU MSISDN:00777773439999 GUID:CBF4905B-D39A-43B2-882C-752C898433CC Shortcode:63334</text:span></text:p>
      <text:p text:style-name="P1"><text:span text:style-name="T1">VOTE 1168124061 Campaign:ssss_uk_02B Validity:during Choice:Leon CONN:MIG01TU MSISDN:00777776329999 GUID:EF451487-3D3C-410F-8B28-92DD7B0E6D70 Shortcode:63334</text:span></text:p>
      <text:p text:style-name="P1"><text:span text:style-name="T1">VOTE 1168124061 Campaign:ssss_uk_02B Validity:during Choice:Leon CONN:MIG01TU MSISDN:00777772369999 GUID:C2A7F029-ECCC-46BF-89C0-38618F109D72 Shortcode:63334</text:span></text:p>
      <text:p text:style-name="P1"><text:span text:style-name="T1">VOTE 1168124061 Campaign:ssss_uk_02B Validity:during Choice:Matthew CONN:MIG01TU MSISDN:00777770219999 GUID:53F3DA23-EDBE-4057-B06B-22559D950CAF Shortcode:63334</text:span></text:p>
      <text:p text:style-name="P1"><text:span text:style-name="T1">VOTE 1168124061 Campaign:ssss_uk_02B Validity:during Choice:Matthew CONN:MIG01TU MSISDN:00777773169999 GUID:446AC6B2-8A37-4DAA-BC54-F9AEA20B91E7 Shortcode:63334</text:span></text:p>
      <text:p text:style-name="P1"><text:span text:style-name="T1">VOTE 1168124061 Campaign:ssss_uk_02B Validity:during Choice:Leon CONN:MIG01TU MSISDN:00777771369999 GUID:D5645578-2B3A-4922-9A58-4B8C88442AB0 Shortcode:63334</text:span></text:p>
      <text:p text:style-name="P1"><text:span text:style-name="T1">VOTE 1168124061 Campaign:ssss_uk_02B Validity:during Choice:Leon CONN:MIG01HU MSISDN:00777778889999 GUID:9B8E4172-A819-4DF9-9D5B-4A428AF2C41C Shortcode:63334</text:span></text:p>
      <text:p text:style-name="P1"><text:span text:style-name="T1">VOTE 1168124061 Campaign:ssss_uk_02B Validity:during Choice:Leon CONN:MIG01XU MSISDN:00777773069999 GUID:46184F74-C5D8-4395-905F-FBAA9A193BCB Shortcode:63334</text:span></text:p>
      <text:p text:style-name="P1"><text:span text:style-name="T1">VOTE 1168124061 Campaign:ssss_uk_02B Validity:during Choice:Matthew CONN:MIG01XU MSISDN:00777778099999 GUID:85AEA7EC-DC4F-4964-B3B6-83A32ADFCDB9 Shortcode:63334</text:span></text:p>
      <text:p text:style-name="P1"><text:span text:style-name="T1">VOTE 1168124062 Campaign:ssss_uk_02B Validity:during Choice:Leon CONN:MIG00VU MSISDN:00777774779999 GUID:72D9608E-A820-43E0-AD2A-C347859B63E2 Shortcode:63334</text:span></text:p>
      <text:p text:style-name="P1"><text:span text:style-name="T1">VOTE 1168124062 Campaign:ssss_uk_02B Validity:during Choice:Leon CONN:MIG01TU MSISDN:00777774159999 GUID:CE097C70-A450-4B43-80AC-02E49B42ECBE Shortcode:63334</text:span></text:p>
      <text:p text:style-name="P1"><text:span text:style-name="T1">VOTE 1168124062 Campaign:ssss_uk_02B Validity:during Choice:Leon CONN:MIG01HU MSISDN:00777777009999 GUID:17ED951B-9649-43A9-A120-1559F5FAA10C Shortcode:63334</text:span></text:p>
      <text:p text:style-name="P1"><text:span text:style-name="T1">VOTE 1168124062 Campaign:ssss_uk_02B Validity:during Choice:Leon CONN:MIG00VU MSISDN:00777778159999 GUID:9565C437-9E54-42E5-9860-B5BD4A63E668 Shortcode:63334</text:span></text:p>
      <text:p text:style-name="P1"><text:span text:style-name="T1">VOTE 1168124063 Campaign:ssss_uk_02B Validity:during Choice:Matthew CONN:MIG00VU MSISDN:00777777349999 GUID:1B125E77-BF35-48C7-A1EA-9AD8BABF7DD9 Shortcode:63334</text:span></text:p>
      <text:p text:style-name="P1"><text:span text:style-name="T1">VOTE 1168124063 Campaign:ssss_uk_02B Validity:during Choice:Leon CONN:MIG01XU MSISDN:00777772079999 GUID:C89BAEE2-7136-4794-904E-EACB96FD8BB4 Shortcode:63334</text:span></text:p>
      <text:p text:style-name="P1"><text:span text:style-name="T1">VOTE 1168124063 Campaign:ssss_uk_02B Validity:during Choice:Leon CONN:MIG01XU MSISDN:00777774679999 GUID:3F72DE2D-C199-4512-92A8-2BEBFE21AB9C Shortcode:63334</text:span></text:p>
      <text:p text:style-name="P1"><text:span text:style-name="T1">VOTE 1168124063 Campaign:ssss_uk_02B Validity:during Choice:Matthew CONN:MIG01XU MSISDN:00777775529999 GUID:52376BCB-FF67-4C1B-8FAA-4A003711EBA4 Shortcode:63334</text:span></text:p>
      <text:p text:style-name="P1"><text:span text:style-name="T1">VOTE 1168124063 Campaign:ssss_uk_02B Validity:during Choice:Leon CONN:MIG01XU MSISDN:00777771659999 GUID:0771ECB7-54AE-4B54-8012-9164BE42C03F Shortcode:63334</text:span></text:p>
      <text:p text:style-name="P1"><text:span text:style-name="T1">VOTE 1168124063 Campaign:ssss_uk_02B Validity:during Choice:Matthew CONN:MIG01XU MSISDN:00777771599999 GUID:8DF8AA28-59D1-41FE-A31B-5902AA130B44 Shortcode:63334</text:span></text:p>
      <text:p text:style-name="P1"><text:span text:style-name="T1">VOTE 1168124063 Campaign:ssss_uk_02B Validity:during Choice:Leon CONN:MIG01XU MSISDN:00777772129999 GUID:E02C8D7B-FC21-4F9F-AA5F-BEA47290C345 Shortcode:63334</text:span></text:p>
      <text:p text:style-name="P1"><text:span text:style-name="T1">VOTE 1168124063 Campaign:ssss_uk_02B Validity:during Choice:Leon CONN:MIG01XU MSISDN:00777778119999 GUID:4FAE99DE-B867-4E10-A782-40612577D547 Shortcode:63334</text:span></text:p>
      <text:p text:style-name="P1"><text:span text:style-name="T1">VOTE 1168124063 Campaign:ssss_uk_02B Validity:during Choice:Leon CONN:MIG01XU MSISDN:00777778539999 GUID:3ADA6509-D312-4C40-B732-F00C656B2FFB Shortcode:63334</text:span></text:p>
      <text:p text:style-name="P1"><text:span text:style-name="T1">VOTE 1168124063 Campaign:ssss_uk_02B Validity:during Choice:Leon CONN:MIG01TU MSISDN:00777774779999 GUID:A0735C83-447A-4BBC-85BF-6C0A7A77714B Shortcode:63334</text:span></text:p>
      <text:p text:style-name="P1"><text:span text:style-name="T1">VOTE 1168124063 Campaign:ssss_uk_02B Validity:during Choice:Matthew CONN:MIG01TU MSISDN:00777776289999 GUID:04F5B43A-EC37-456D-8C0C-40228E5FE7A7 Shortcode:63334</text:span></text:p>
      <text:p text:style-name="P1"><text:span text:style-name="T1">VOTE 1168124063 Campaign:ssss_uk_02B Validity:during Choice:Matthew CONN:MIG01TU MSISDN:00777770629999 GUID:93936D3F-A59B-47D8-A953-B0E3C0617CEA Shortcode:63334</text:span></text:p>
      <text:p text:style-name="P1"><text:span text:style-name="T1">VOTE 1168124063 Campaign:ssss_uk_02B Validity:during Choice:Matthew CONN:MIG01HU MSISDN:00777778669999 GUID:BFA729DC-4D83-48B4-A2B5-1B96C836DA8C Shortcode:63334</text:span></text:p>
      <text:p text:style-name="P1"><text:span text:style-name="T1">VOTE 1168124063 Campaign:ssss_uk_02B Validity:during Choice:Leon CONN:MIG01HU MSISDN:00777777459999 GUID:FD1D2803-3FBD-4841-812C-5E2956932CD0 Shortcode:63334</text:span></text:p>
      <text:p text:style-name="P1"><text:span text:style-name="T1">VOTE 1168124063 Campaign:ssss_uk_02B Validity:during Choice:Leon CONN:MIG01XU MSISDN:00777772689999 GUID:5D9ED102-EAFA-4CB0-AC20-5EE5528FB981 Shortcode:63334</text:span></text:p>
      <text:p text:style-name="P1"><text:span text:style-name="T1">VOTE 1168124063 Campaign:ssss_uk_02B Validity:during Choice:Leon CONN:MIG01XU MSISDN:00777771389999 GUID:66792919-C039-4467-9CC2-51AB2E98059D Shortcode:63334</text:span></text:p>
      <text:p text:style-name="P1"><text:span text:style-name="T1">VOTE 1168124063 Campaign:ssss_uk_02B Validity:during Choice:Leon CONN:MIG01XU </text:span><text:soft-page-break/><text:span text:style-name="T1">MSISDN:00777779119999 GUID:F63F03C3-0FEE-4C11-B735-D3FC53CD0BE9 Shortcode:63334</text:span></text:p>
      <text:p text:style-name="P1"><text:span text:style-name="T1">VOTE 1168124064 Campaign:ssss_uk_02B Validity:during Choice:Leon CONN:MIG01TU MSISDN:00777776369999 GUID:B6762265-0956-4D6E-983B-FB60D8C36DD7 Shortcode:63334</text:span></text:p>
      <text:p text:style-name="P1"><text:span text:style-name="T1">VOTE 1168124064 Campaign:ssss_uk_02B Validity:during Choice:Matthew CONN:MIG01TU MSISDN:00777774089999 GUID:F01FD6B4-FB01-4071-933A-44FB819D5E2A Shortcode:63334</text:span></text:p>
      <text:p text:style-name="P1"><text:span text:style-name="T1">VOTE 1168124064 Campaign:ssss_uk_02B Validity:during Choice:Leon CONN:MIG00VU MSISDN:00777772879999 GUID:FAEDC76B-774C-4959-BEEE-5FF721C660D1 Shortcode:63334</text:span></text:p>
      <text:p text:style-name="P1"><text:span text:style-name="T1">VOTE 1168124065 Campaign:ssss_uk_02B Validity:during Choice:Leon CONN:MIG01HU MSISDN:00777776109999 GUID:829310B6-0126-4622-97B7-409D4CD64683 Shortcode:63334</text:span></text:p>
      <text:p text:style-name="P1"><text:span text:style-name="T1">VOTE 1168124065 Campaign:ssss_uk_02B Validity:during Choice:Leon CONN:MIG00VU MSISDN:00777778679999 GUID:FEB4852D-57D9-449B-AF4B-5F29D5AE6D12 Shortcode:63334</text:span></text:p>
      <text:p text:style-name="P1"><text:span text:style-name="T1">VOTE 1168124065 Campaign:ssss_uk_02B Validity:during Choice:Leon CONN:MIG01HU MSISDN:00777778379999 GUID:89A01A5D-0996-4D04-84B3-253F916FB622 Shortcode:63334</text:span></text:p>
      <text:p text:style-name="P1"><text:span text:style-name="T1">VOTE 1168124065 Campaign:ssss_uk_02B Validity:during Choice:Leon CONN:MIG01XU MSISDN:00777775329999 GUID:AD053269-789A-4CCD-9C7B-6845E10BC46B Shortcode:63334</text:span></text:p>
      <text:p text:style-name="P1"><text:span text:style-name="T1">VOTE 1168124065 Campaign:ssss_uk_02B Validity:during Choice:Leon CONN:MIG01HU MSISDN:00777777849999 GUID:00BD11D5-F4BF-43B0-B4B5-3AEF31687BD1 Shortcode:63334</text:span></text:p>
      <text:p text:style-name="P1"><text:span text:style-name="T1">VOTE 1168124065 Campaign:ssss_uk_02B Validity:during Choice:Leon CONN:MIG01XU MSISDN:00777779999999 GUID:7641942D-D34E-4B84-B7F5-0A1876B0FFC0 Shortcode:63334</text:span></text:p>
      <text:p text:style-name="P1"><text:span text:style-name="T1">VOTE 1168124065 Campaign:ssss_uk_02B Validity:during Choice:Leon CONN:MIG01XU MSISDN:00777772839999 GUID:0B08F4EA-CA53-4E38-B9E9-2E4BEFBD15C9 Shortcode:63334</text:span></text:p>
      <text:p text:style-name="P1"><text:span text:style-name="T1">VOTE 1168124065 Campaign:ssss_uk_02B Validity:during Choice:Matthew CONN:MIG01HU MSISDN:00777777469999 GUID:B62ABF83-1EFE-46C8-A9A4-89258B4BE071 Shortcode:63334</text:span></text:p>
      <text:p text:style-name="P1"><text:span text:style-name="T1">VOTE 1168124066 Campaign:ssss_uk_02B Validity:during Choice:Leon CONN:MIG00VU MSISDN:00777770519999 GUID:77A574A6-B4D3-4A84-B754-F7F5EA750834 Shortcode:63334</text:span></text:p>
      <text:p text:style-name="P1"><text:span text:style-name="T1">VOTE 1168124066 Campaign:ssss_uk_02B Validity:during Choice:Leon CONN:MIG01XU MSISDN:00777776519999 GUID:1252178E-2DD2-475C-8831-662FA13300BF Shortcode:63334</text:span></text:p>
      <text:p text:style-name="P1"><text:span text:style-name="T1">VOTE 1168124066 Campaign:ssss_uk_02B Validity:during Choice:Leon CONN:MIG01TU MSISDN:00777779689999 GUID:C62D532B-8770-4C9E-A886-31B7F2649936 Shortcode:63334</text:span></text:p>
      <text:p text:style-name="P1"><text:span text:style-name="T1">VOTE 1168124066 Campaign:ssss_uk_02B Validity:during Choice:Leon CONN:MIG01TU MSISDN:00777771819999 GUID:1EFD421D-7F9C-4E59-B8CE-285BFB37CC68 Shortcode:63334</text:span></text:p>
      <text:p text:style-name="P1"><text:span text:style-name="T1">VOTE 1168124066 Campaign:ssss_uk_02B Validity:during Choice:Leon CONN:MIG01XU MSISDN:00777773289999 GUID:4AD12ADC-F06C-44B1-8040-4F8E48FF2E2F Shortcode:63334</text:span></text:p>
      <text:p text:style-name="P1"><text:span text:style-name="T1">VOTE 1168124066 Campaign:ssss_uk_02B Validity:during Choice:Leon CONN:MIG01XU MSISDN:00777772799999 GUID:D4BEC682-30E4-4053-A76B-1B11570B5CEE Shortcode:63334</text:span></text:p>
      <text:p text:style-name="P1"><text:span text:style-name="T1">VOTE 1168124066 Campaign:ssss_uk_02B Validity:during Choice:Leon CONN:MIG01XU MSISDN:00777773789999 GUID:8A834ACA-BA6A-43EA-9DF9-B2A47FCE58AC Shortcode:63334</text:span></text:p>
      <text:p text:style-name="P1"><text:span text:style-name="T1">VOTE 1168124066 Campaign:ssss_uk_02B Validity:during Choice:Leon CONN:MIG01XU MSISDN:00777774319999 GUID:C36A7BA8-930E-4C54-82D7-A03035209220 Shortcode:63334</text:span></text:p>
      <text:p text:style-name="P1"><text:span text:style-name="T1">VOTE 1168124066 Campaign:ssss_uk_02B Validity:during Choice:Leon CONN:MIG01XU MSISDN:00777775899999 GUID:C6C0B33A-7386-4463-BF51-6D8C2ACBCDCB Shortcode:63334</text:span></text:p>
      <text:p text:style-name="P1"><text:span text:style-name="T1">VOTE 1168124066 Campaign:ssss_uk_02B Validity:during Choice:Leon CONN:MIG01XU MSISDN:00777778629999 GUID:1281852E-15F0-43A2-BACF-1BBDD55B8295 Shortcode:63334</text:span></text:p>
      <text:p text:style-name="P1"><text:span text:style-name="T1">VOTE 1168124066 Campaign:ssss_uk_02B Validity:during Choice:Leon CONN:MIG01XU MSISDN:00777772769999 GUID:E5B8D5B1-EEA9-4EE1-B3FE-53A9FB82CA56 Shortcode:63334</text:span></text:p>
      <text:p text:style-name="P1"><text:span text:style-name="T1">VOTE 1168124066 Campaign:ssss_uk_02B Validity:during Choice:Leon CONN:MIG01XU MSISDN:00777776529999 GUID:DC085630-8431-45FE-8740-F204744C308C Shortcode:63334</text:span></text:p>
      <text:p text:style-name="P1"><text:span text:style-name="T1">VOTE 1168124066 Campaign:ssss_uk_02B Validity:during Choice:Leon CONN:MIG01XU MSISDN:00777777049999 GUID:D1FA0588-17E9-4D57-8107-7416E220B6C3 Shortcode:63334</text:span></text:p>
      <text:p text:style-name="P1"><text:span text:style-name="T1">VOTE 1168124066 Campaign:ssss_uk_02B Validity:during Choice:Leon CONN:MIG01XU MSISDN:00777771079999 GUID:F1C8D5F7-636C-44B3-AB10-219C4721B72F Shortcode:63334</text:span></text:p>
      <text:p text:style-name="P1"><text:span text:style-name="T1">VOTE 1168124066 Campaign:ssss_uk_02B Validity:during Choice:Leon CONN:MIG01XU MSISDN:00777776529999 GUID:E389B6CA-A578-477C-90B5-4FE8BA59CA29 Shortcode:63334</text:span></text:p>
      <text:p text:style-name="P1"><text:span text:style-name="T1">VOTE 1168124066 Campaign:ssss_uk_02B Validity:during Choice:Matthew CONN:MIG01XU MSISDN:00777771689999 GUID:798C1113-9F8C-450E-82C2-3CC0F74EB371 Shortcode:63334</text:span></text:p>
      <text:p text:style-name="P1"><text:span text:style-name="T1">VOTE 1168124066 Campaign:ssss_uk_02B Validity:during Choice:Leon CONN:MIG01XU MSISDN:00777770289999 GUID:F3C46B58-25E6-4FA1-AA84-A2295489A5AB Shortcode:63334</text:span></text:p>
      <text:p text:style-name="P1"><text:span text:style-name="T1">VOTE 1168124066 Campaign:ssss_uk_02B Validity:during Choice:Leon CONN:MIG01XU MSISDN:00777775649999 GUID:3548777C-4A03-4EEF-BD3A-8FDA415FDD18 Shortcode:63334</text:span></text:p>
      <text:p text:style-name="P1"><text:span text:style-name="T1">VOTE 1168124066 Campaign:ssss_uk_02B Validity:during Choice:Leon CONN:MIG01XU MSISDN:00777779309999 GUID:342A791B-462A-4BFE-A11B-2677350D6263 Shortcode:63334</text:span></text:p>
      <text:p text:style-name="P1"><text:span text:style-name="T1">VOTE 1168124067 Campaign:ssss_uk_02B Validity:during Choice:Leon CONN:MIG01XU </text:span><text:soft-page-break/><text:span text:style-name="T1">MSISDN:00777777319999 GUID:01D03203-C717-4196-B2FE-85DF8500E847 Shortcode:63334</text:span></text:p>
      <text:p text:style-name="P1"><text:span text:style-name="T1">VOTE 1168124067 Campaign:ssss_uk_02B Validity:during Choice:Leon CONN:MIG01XU MSISDN:00777771649999 GUID:F315678F-A3D7-4D5B-9B00-8C0BA134AD0E Shortcode:63334</text:span></text:p>
      <text:p text:style-name="P1"><text:span text:style-name="T1">VOTE 1168124067 Campaign:ssss_uk_02B Validity:during Choice:Leon CONN:MIG01XU MSISDN:00777772749999 GUID:2CDE7633-CB14-485D-B84F-C9896A97172A Shortcode:63334</text:span></text:p>
      <text:p text:style-name="P1"><text:span text:style-name="T1">VOTE 1168124067 Campaign:ssss_uk_02B Validity:during Choice:Leon CONN:MIG01XU MSISDN:00777775959999 GUID:5802D936-97CA-4D19-9214-CB513A9646CE Shortcode:63334</text:span></text:p>
      <text:p text:style-name="P1"><text:span text:style-name="T1">VOTE 1168124067 Campaign:ssss_uk_02B Validity:during Choice:Leon CONN:MIG01XU MSISDN:00777779609999 GUID:80EA40C9-9A67-4982-A557-A576F9D395F9 Shortcode:63334</text:span></text:p>
      <text:p text:style-name="P1"><text:span text:style-name="T1">VOTE 1168124068 Campaign:ssss_uk_02B Validity:during Choice:Leon CONN:MIG01XU MSISDN:00777773119999 GUID:9DB2317E-DE4E-4BC9-9594-CCFEBE59C9A1 Shortcode:63334</text:span></text:p>
      <text:p text:style-name="P1"><text:span text:style-name="T1">VOTE 1168124068 Campaign:ssss_uk_02B Validity:during Choice:Leon CONN:MIG01XU MSISDN:00777771029999 GUID:0E27919D-F330-4C28-9021-9BC1BF1EC996 Shortcode:63334</text:span></text:p>
      <text:p text:style-name="P1"><text:span text:style-name="T1">VOTE 1168124068 Campaign:ssss_uk_02B Validity:during Choice:Leon CONN:MIG01XU MSISDN:00777773019999 GUID:C2BF43E9-8059-437C-8E5D-6ACC6D690834 Shortcode:63334</text:span></text:p>
      <text:p text:style-name="P1"><text:span text:style-name="T1">VOTE 1168124068 Campaign:ssss_uk_02B Validity:during Choice:Leon CONN:MIG01XU MSISDN:00777776379999 GUID:73DAE841-7521-4900-8073-EC70EFEE0374 Shortcode:63334</text:span></text:p>
      <text:p text:style-name="P1"><text:span text:style-name="T1">VOTE 1168124068 Campaign:ssss_uk_02B Validity:during Choice:Leon CONN:MIG01XU MSISDN:00777771299999 GUID:27BEB97E-A8CB-41C6-BA55-6E7C4D6AD1F7 Shortcode:63334</text:span></text:p>
      <text:p text:style-name="P1"><text:span text:style-name="T1">VOTE 1168124069 Campaign:ssss_uk_02B Validity:during Choice:Matthew CONN:MIG00VU MSISDN:00777779539999 GUID:0EA8A260-4F3C-49B3-9CB0-490818833822 Shortcode:63334</text:span></text:p>
      <text:p text:style-name="P1"><text:span text:style-name="T1">VOTE 1168124069 Campaign:ssss_uk_02B Validity:during Choice:Matthew CONN:MIG01TU MSISDN:00777773939999 GUID:E437E53A-1975-44F2-8395-4E6AA74EC4D0 Shortcode:63334</text:span></text:p>
      <text:p text:style-name="P1"><text:span text:style-name="T1">VOTE 1168124069 Campaign:ssss_uk_02B Validity:during Choice:Matthew CONN:MIG01TU MSISDN:00777778189999 GUID:A98C490E-AC61-4F33-9182-71177CC287C4 Shortcode:63334</text:span></text:p>
      <text:p text:style-name="P1"><text:span text:style-name="T1">VOTE 1168124069 Campaign:ssss_uk_02B Validity:during Choice:Matthew CONN:MIG01TU MSISDN:00777771159999 GUID:CF659672-5658-4562-A444-35D7DEB369D2 Shortcode:63334</text:span></text:p>
      <text:p text:style-name="P1"><text:span text:style-name="T1">VOTE 1168124069 Campaign:ssss_uk_02B Validity:during Choice:Leon CONN:MIG01TU MSISDN:00777776969999 GUID:6098850A-A9C2-4595-AD84-243AADB9A94C Shortcode:63334</text:span></text:p>
      <text:p text:style-name="P1"><text:span text:style-name="T1">VOTE 1168124069 Campaign:ssss_uk_02B Validity:during Choice:Leon CONN:MIG01TU MSISDN:00777771109999 GUID:3CDAF901-36C3-4B13-B871-4EE8D53E2FB9 Shortcode:63334</text:span></text:p>
      <text:p text:style-name="P1"><text:span text:style-name="T1">VOTE 1168124069 Campaign:ssss_uk_02B Validity:during Choice:Matthew CONN:MIG01TU MSISDN:00777774179999 GUID:20CE2C3D-BC00-4A6B-AEE7-01D8CE9F6814 Shortcode:63334</text:span></text:p>
      <text:p text:style-name="P1"><text:span text:style-name="T1">VOTE 1168124069 Campaign:ssss_uk_02B Validity:during Choice:Matthew CONN:MIG01TU MSISDN:00777774019999 GUID:55E4FE75-AAE6-4CE9-B31C-BEE4B3CDE4AA Shortcode:63334</text:span></text:p>
      <text:p text:style-name="P1"><text:span text:style-name="T1">VOTE 1168124069 Campaign:ssss_uk_02B Validity:during Choice:Leon CONN:MIG01HU MSISDN:00777772619999 GUID:76C56E22-CF7F-47E5-B254-8F1A7A244ACC Shortcode:63334</text:span></text:p>
      <text:p text:style-name="P1"><text:span text:style-name="T1">VOTE 1168124069 Campaign:ssss_uk_02B Validity:during Choice:Leon CONN:MIG01HU MSISDN:00777777449999 GUID:F6C232FC-77F2-4E61-862A-B736503F311C Shortcode:63334</text:span></text:p>
      <text:p text:style-name="P1"><text:span text:style-name="T1">VOTE 1168124069 Campaign:ssss_uk_02B Validity:during Choice:Leon CONN:MIG01HU MSISDN:00777776819999 GUID:63D564A6-806D-4150-A47F-79D9741E0540 Shortcode:63334</text:span></text:p>
      <text:p text:style-name="P1"><text:span text:style-name="T1">VOTE 1168124069 Campaign:ssss_uk_02B Validity:during Choice:Leon CONN:MIG01TU MSISDN:00777773399999 GUID:16D03940-67C2-4C12-83B6-2E7E93FF14FC Shortcode:63334</text:span></text:p>
      <text:p text:style-name="P1"><text:span text:style-name="T1">VOTE 1168124069 Campaign:ssss_uk_02B Validity:during Choice:Leon CONN:MIG01HU MSISDN:00777778869999 GUID:7BCF2CCA-96E4-436C-98B2-39200414A563 Shortcode:63334</text:span></text:p>
      <text:p text:style-name="P1"><text:span text:style-name="T1">VOTE 1168124069 Campaign:ssss_uk_02B Validity:during Choice:Leon CONN:MIG01HU MSISDN:00777777239999 GUID:8285C938-DCCE-4A7F-BF64-B745612C01D0 Shortcode:63334</text:span></text:p>
      <text:p text:style-name="P1"><text:span text:style-name="T1">VOTE 1168124069 Campaign:ssss_uk_02B Validity:during Choice:Leon CONN:MIG01TU MSISDN:00777777939999 GUID:28128554-4DC0-48AC-BCB6-8EE33E34BB1B Shortcode:63334</text:span></text:p>
      <text:p text:style-name="P1"><text:span text:style-name="T1">VOTE 1168124069 Campaign:ssss_uk_02B Validity:during Choice:Matthew CONN:MIG01TU MSISDN:00777777579999 GUID:0FE7BBEC-C63A-4316-A3B9-C8963C9855DA Shortcode:63334</text:span></text:p>
      <text:p text:style-name="P1"><text:span text:style-name="T1">VOTE 1168124069 Campaign:ssss_uk_02B Validity:during Choice:Leon CONN:MIG01TU MSISDN:00777778209999 GUID:0E1A46BD-C996-4098-A1CB-090FAACC272C Shortcode:63334</text:span></text:p>
      <text:p text:style-name="P1"><text:span text:style-name="T1">VOTE 1168124069 Campaign:ssss_uk_02B Validity:during Choice:Leon CONN:MIG01TU MSISDN:00777776949999 GUID:0AF3255E-FB00-43D5-B909-31B5879FD54F Shortcode:63334</text:span></text:p>
      <text:p text:style-name="P1"><text:span text:style-name="T1">VOTE 1168124069 Campaign:ssss_uk_02B Validity:during Choice:Leon CONN:MIG01TU MSISDN:00777771439999 GUID:457E82AC-D0A4-4632-82F9-89F3EB462403 Shortcode:63334</text:span></text:p>
      <text:p text:style-name="P1"><text:span text:style-name="T1">VOTE 1168124069 Campaign:ssss_uk_02B Validity:during Choice:Matthew CONN:MIG01TU MSISDN:00777772099999 GUID:5AB8628A-F6CF-42D3-984F-33D6272F69E0 Shortcode:63334</text:span></text:p>
      <text:p text:style-name="P1"><text:span text:style-name="T1">VOTE 1168124069 Campaign:ssss_uk_02B Validity:during Choice:Leon CONN:MIG01TU MSISDN:00777774399999 GUID:F2A84FC5-A4E8-4677-9A7B-A3B0DFC007B6 Shortcode:63334</text:span></text:p>
      <text:p text:style-name="P1"><text:span text:style-name="T1">VOTE 1168124069 Campaign:ssss_uk_02B Validity:during Choice:Leon CONN:MIG01TU </text:span><text:soft-page-break/><text:span text:style-name="T1">MSISDN:00777772799999 GUID:905D63DA-17AA-4870-AD29-B0E3C8978ED6 Shortcode:63334</text:span></text:p>
      <text:p text:style-name="P1"><text:span text:style-name="T1">VOTE 1168124069 Campaign:ssss_uk_02B Validity:during Choice:Matthew CONN:MIG01TU MSISDN:00777779249999 GUID:47479849-CC47-4BC0-B1CA-DB51AE04144A Shortcode:63334</text:span></text:p>
      <text:p text:style-name="P1"><text:span text:style-name="T1">VOTE 1168124069 Campaign:ssss_uk_02B Validity:during Choice:Leon CONN:MIG01TU MSISDN:00777770849999 GUID:ABC96913-0512-40E8-A67E-889AC0FC5C14 Shortcode:63334</text:span></text:p>
      <text:p text:style-name="P1"><text:span text:style-name="T1">VOTE 1168124069 Campaign:ssss_uk_02B Validity:during Choice:Leon CONN:MIG01TU MSISDN:00777772169999 GUID:C93887E1-E3A9-46D4-9C33-0DAD8B9F00BC Shortcode:63334</text:span></text:p>
      <text:p text:style-name="P1"><text:span text:style-name="T1">VOTE 1168124069 Campaign:ssss_uk_02B Validity:during Choice:Leon CONN:MIG01TU MSISDN:00777774119999 GUID:BF731EC4-5A1C-4A81-8CF2-B0CA6FBD1593 Shortcode:63334</text:span></text:p>
      <text:p text:style-name="P1"><text:span text:style-name="T1">VOTE 1168124069 Campaign:ssss_uk_02B Validity:during Choice:Leon CONN:MIG01TU MSISDN:00777774119999 GUID:880D5999-638C-4425-9E01-1CE42E07056A Shortcode:63334</text:span></text:p>
      <text:p text:style-name="P1"><text:span text:style-name="T1">VOTE 1168124069 Campaign:ssss_uk_02B Validity:during Choice:Leon CONN:MIG01TU MSISDN:00777776329999 GUID:B409B670-8855-4510-92FE-D5B4DCA49181 Shortcode:63334</text:span></text:p>
      <text:p text:style-name="P1"><text:span text:style-name="T1">VOTE 1168124069 Campaign:ssss_uk_02B Validity:during Choice:Leon CONN:MIG01TU MSISDN:00777771579999 GUID:6D5A6AA4-336F-4D25-A4BD-CEFE3BAC45BA Shortcode:63334</text:span></text:p>
      <text:p text:style-name="P1"><text:span text:style-name="T1">VOTE 1168124069 Campaign:ssss_uk_02B Validity:during Choice:Leon CONN:MIG01XU MSISDN:00777772619999 GUID:336F8113-9266-4ABB-AA56-A835F4668DF1 Shortcode:63334</text:span></text:p>
      <text:p text:style-name="P1"><text:span text:style-name="T1">VOTE 1168124069 Campaign:ssss_uk_02B Validity:during Choice:Leon CONN:MIG00VU MSISDN:00777775759999 GUID:E4545E17-169F-4A07-96FA-49CB90C82D7A Shortcode:63334</text:span></text:p>
      <text:p text:style-name="P1"><text:span text:style-name="T1">VOTE 1168124069 Campaign:ssss_uk_02B Validity:during Choice:Matthew CONN:MIG01XU MSISDN:00777777819999 GUID:818D0519-6007-4C49-A77E-0B7FE4D69655 Shortcode:63334</text:span></text:p>
      <text:p text:style-name="P1"><text:span text:style-name="T1">VOTE 1168124070 Campaign:ssss_uk_02B Validity:during Choice:Leon CONN:MIG01XU MSISDN:00777773029999 GUID:9E9BD523-D21C-4B3C-AE6F-5C8F5B7387DB Shortcode:63334</text:span></text:p>
      <text:p text:style-name="P1"><text:span text:style-name="T1">VOTE 1168124070 Campaign:ssss_uk_02B Validity:during Choice:Leon CONN:MIG01XU MSISDN:00777775869999 GUID:ABAAB51A-2C15-49F2-8FBB-E34C392D5690 Shortcode:63334</text:span></text:p>
      <text:p text:style-name="P1"><text:span text:style-name="T1">VOTE 1168124070 Campaign:ssss_uk_02B Validity:during Choice:Leon CONN:MIG01TU MSISDN:00777778049999 GUID:E47BC984-2E35-477D-B920-C0F2B72693D2 Shortcode:63334</text:span></text:p>
      <text:p text:style-name="P1"><text:span text:style-name="T1">VOTE 1168124070 Campaign:ssss_uk_02B Validity:during Choice:Matthew CONN:MIG01XU MSISDN:00777775809999 GUID:52D4ECA1-0C0A-4BED-B536-6068F851D6FB Shortcode:63334</text:span></text:p>
      <text:p text:style-name="P1"><text:span text:style-name="T1">VOTE 1168124070 Campaign:ssss_uk_02B Validity:during Choice:Leon CONN:MIG01XU MSISDN:00777778579999 GUID:DE7BE85D-DA5E-4AEF-A20D-0B376CD705D3 Shortcode:63334</text:span></text:p>
      <text:p text:style-name="P1"><text:span text:style-name="T1">VOTE 1168124070 Campaign:ssss_uk_02B Validity:during Choice:Leon CONN:MIG01TU MSISDN:00777771659999 GUID:EF356922-0536-4BED-A8AE-5742D0B5962F Shortcode:63334</text:span></text:p>
      <text:p text:style-name="P1"><text:span text:style-name="T1">VOTE 1168124070 Campaign:ssss_uk_02B Validity:during Choice:Matthew CONN:MIG01XU MSISDN:00777779749999 GUID:109E3B28-E16C-4E7F-AA07-B9BAF197561A Shortcode:63334</text:span></text:p>
      <text:p text:style-name="P1"><text:span text:style-name="T1">VOTE 1168124070 Campaign:ssss_uk_02B Validity:during Choice:Leon CONN:MIG01XU MSISDN:00777775529999 GUID:3A836AFD-1908-48FF-8043-FFAFD37153E8 Shortcode:63334</text:span></text:p>
      <text:p text:style-name="P1"><text:span text:style-name="T1">VOTE 1168124070 Campaign:ssss_uk_02B Validity:during Choice:Leon CONN:MIG01XU MSISDN:00777771019999 GUID:A4BDF912-782B-4E68-A65F-4D315CC8F139 Shortcode:63334</text:span></text:p>
      <text:p text:style-name="P1"><text:span text:style-name="T1">VOTE 1168124070 Campaign:ssss_uk_02B Validity:during Choice:Matthew CONN:MIG01XU MSISDN:00777779949999 GUID:0747CA55-E840-4C5C-B2D8-C285ACD3C011 Shortcode:63334</text:span></text:p>
      <text:p text:style-name="P1"><text:span text:style-name="T1">VOTE 1168124070 Campaign:ssss_uk_02B Validity:during Choice:Leon CONN:MIG01XU MSISDN:00777774919999 GUID:C5D64D36-C3EE-45D2-AFEC-4B2AF6FA40EE Shortcode:63334</text:span></text:p>
      <text:p text:style-name="P1"><text:span text:style-name="T1">VOTE 1168124070 Campaign:ssss_uk_02B Validity:during Choice:Leon CONN:MIG01XU MSISDN:00777778759999 GUID:808AAC77-A34D-49E2-8F85-B52F13760DFA Shortcode:63334</text:span></text:p>
      <text:p text:style-name="P1"><text:span text:style-name="T1">VOTE 1168124070 Campaign:ssss_uk_02B Validity:during Choice:Leon CONN:MIG01XU MSISDN:00777771439999 GUID:F5C1B3F8-634D-4E61-8318-15EF0F6DB971 Shortcode:63334</text:span></text:p>
      <text:p text:style-name="P1"><text:span text:style-name="T1">VOTE 1168124071 Campaign:ssss_uk_02B Validity:during Choice:Matthew CONN:MIG01HU MSISDN:00777776569999 GUID:0E040C7A-1E6D-4427-8954-072139ACBB0E Shortcode:63334</text:span></text:p>
      <text:p text:style-name="P1"><text:span text:style-name="T1">VOTE 1168124071 Campaign:ssss_uk_02B Validity:during Choice:Leon CONN:MIG01XU MSISDN:00777778859999 GUID:8E6574AE-D1FD-4260-9612-D1DFB6592C48 Shortcode:63334</text:span></text:p>
      <text:p text:style-name="P1"><text:span text:style-name="T1">VOTE 1168124071 Campaign:ssss_uk_02B Validity:during Choice:Matthew CONN:MIG01XU MSISDN:00777774249999 GUID:1AC0ACDB-732A-4182-A197-E81355A12378 Shortcode:63334</text:span></text:p>
      <text:p text:style-name="P1"><text:span text:style-name="T1">VOTE 1168124071 Campaign:ssss_uk_02B Validity:during Choice:Leon CONN:MIG01XU MSISDN:00777779919999 GUID:3BB91A66-897F-4C4E-B8FB-7F3996414998 Shortcode:63334</text:span></text:p>
      <text:p text:style-name="P1"><text:span text:style-name="T1">VOTE 1168124071 Campaign:ssss_uk_02B Validity:during Choice:Leon CONN:MIG01XU MSISDN:00777775249999 GUID:0D55CCDD-6C62-4A5C-B78B-8BFDEBAD5BA1 Shortcode:63334</text:span></text:p>
      <text:p text:style-name="P1"><text:span text:style-name="T1">VOTE 1168124071 Campaign:ssss_uk_02B Validity:during Choice:Leon CONN:MIG00VU MSISDN:00777774009999 GUID:5239BF60-3A51-46DA-8BC3-D2C26921D15E Shortcode:63334</text:span></text:p>
      <text:p text:style-name="P1"><text:span text:style-name="T1">VOTE 1168124071 Campaign:ssss_uk_02B Validity:during Choice:Matthew CONN:MIG01HU MSISDN:00777778839999 GUID:8960E350-ACFF-499B-B76E-F2E256626F46 Shortcode:63334</text:span></text:p>
      <text:p text:style-name="P1"><text:span text:style-name="T1">VOTE 1168124071 Campaign:ssss_uk_02B Validity:during Choice:Leon CONN:MIG01XU </text:span><text:soft-page-break/><text:span text:style-name="T1">MSISDN:00777774689999 GUID:5470A9F5-2F77-49FE-9C99-22EEC3E164F6 Shortcode:63334</text:span></text:p>
      <text:p text:style-name="P1"><text:span text:style-name="T1">VOTE 1168124071 Campaign:ssss_uk_02B Validity:during Choice:Leon CONN:MIG01XU MSISDN:00777778309999 GUID:102A389A-D816-44F3-912D-D8872CF4F25A Shortcode:63334</text:span></text:p>
      <text:p text:style-name="P1"><text:span text:style-name="T1">VOTE 1168124071 Campaign:ssss_uk_02B Validity:during Choice:Leon CONN:MIG01XU MSISDN:00777771199999 GUID:C4FC03F4-07EE-4E51-B408-C8BA4E9B2788 Shortcode:63334</text:span></text:p>
      <text:p text:style-name="P1"><text:span text:style-name="T1">VOTE 1168124071 Campaign:ssss_uk_02B Validity:during Choice:Leon CONN:MIG01XU MSISDN:00777775479999 GUID:4F25F56A-7A1F-42B0-91E6-E8FA869A9047 Shortcode:63334</text:span></text:p>
      <text:p text:style-name="P1"><text:span text:style-name="T1">VOTE 1168124071 Campaign:ssss_uk_02B Validity:during Choice:Matthew CONN:MIG01OU MSISDN:00777776859999 GUID:4F135201-F255-418F-8906-F191E01EBB42 Shortcode:63334</text:span></text:p>
      <text:p text:style-name="P1"><text:span text:style-name="T1">VOTE 1168124071 Campaign:ssss_uk_02B Validity:during Choice:Leon CONN:MIG01XU MSISDN:00777775899999 GUID:446A04DB-F828-4E9D-B1A0-C8A433C1BD5A Shortcode:63334</text:span></text:p>
      <text:p text:style-name="P1"><text:span text:style-name="T1">VOTE 1168124072 Campaign:ssss_uk_02B Validity:during Choice:Leon CONN:MIG01XU MSISDN:00777775299999 GUID:0C77BFE4-3BD2-43C7-9C9E-89B1DF93045F Shortcode:63334</text:span></text:p>
      <text:p text:style-name="P1"><text:span text:style-name="T1">VOTE 1168124072 Campaign:ssss_uk_02B Validity:during Choice:Leon CONN:MIG00VU MSISDN:00777779799999 GUID:924BC488-B93C-4CE5-8140-6634FB6C41B5 Shortcode:63334</text:span></text:p>
      <text:p text:style-name="P1"><text:span text:style-name="T1">VOTE 1168124072 Campaign:ssss_uk_02B Validity:during Choice:Leon CONN:MIG01XU MSISDN:00777776329999 GUID:B6D1879F-5512-44E8-9C1C-F9F16BC24347 Shortcode:63334</text:span></text:p>
      <text:p text:style-name="P1"><text:span text:style-name="T1">VOTE 1168124072 Campaign:ssss_uk_02B Validity:during Choice:Leon CONN:MIG01XU MSISDN:00777779019999 GUID:62481F1E-E7E1-48DA-AE33-432E34833013 Shortcode:63334</text:span></text:p>
      <text:p text:style-name="P1"><text:span text:style-name="T1">VOTE 1168124072 Campaign:ssss_uk_02B Validity:during Choice:Leon CONN:MIG01XU MSISDN:00777779439999 GUID:8A448492-FE67-45CC-BEA7-F0D335F4226B Shortcode:63334</text:span></text:p>
      <text:p text:style-name="P1"><text:span text:style-name="T1">VOTE 1168124072 Campaign:ssss_uk_02B Validity:during Choice:Leon CONN:MIG01TU MSISDN:00777779709999 GUID:2887DB81-4A36-4AA0-A15C-D2BF74A255BB Shortcode:63334</text:span></text:p>
      <text:p text:style-name="P1"><text:span text:style-name="T1">VOTE 1168124072 Campaign:ssss_uk_02B Validity:during Choice:Leon CONN:MIG01TU MSISDN:00777778779999 GUID:DD1DAF81-471A-4697-B75E-2E8C2625E15E Shortcode:63334</text:span></text:p>
      <text:p text:style-name="P1"><text:span text:style-name="T1">VOTE 1168124072 Campaign:ssss_uk_02B Validity:during Choice:Matthew CONN:MIG01TU MSISDN:00777776739999 GUID:579E4BDF-FC25-4589-B589-6DB96121EE6A Shortcode:63334</text:span></text:p>
      <text:p text:style-name="P1"><text:span text:style-name="T1">VOTE 1168124072 Campaign:ssss_uk_02B Validity:during Choice:Leon CONN:MIG01TU MSISDN:00777773569999 GUID:EB81632E-9B1E-4338-93BE-2BBEA26DD187 Shortcode:63334</text:span></text:p>
      <text:p text:style-name="P1"><text:span text:style-name="T1">VOTE 1168124072 Campaign:ssss_uk_02B Validity:during Choice:Leon CONN:MIG01TU MSISDN:00777771719999 GUID:26F79158-E123-41BA-B8FE-26CF47E14494 Shortcode:63334</text:span></text:p>
      <text:p text:style-name="P1"><text:span text:style-name="T1">VOTE 1168124072 Campaign:ssss_uk_02B Validity:during Choice:Leon CONN:MIG01TU MSISDN:00777770319999 GUID:6463B788-888D-4FA2-B104-1899B71F651D Shortcode:63334</text:span></text:p>
      <text:p text:style-name="P1"><text:span text:style-name="T1">VOTE 1168124072 Campaign:ssss_uk_02B Validity:during Choice:Matthew CONN:MIG01TU MSISDN:00777771129999 GUID:272AC891-9F4D-4AD6-9A61-C78091A9231D Shortcode:63334</text:span></text:p>
      <text:p text:style-name="P1"><text:span text:style-name="T1">VOTE 1168124072 Campaign:ssss_uk_02B Validity:during Choice:Leon CONN:MIG01TU MSISDN:00777776289999 GUID:61CFAE3B-73AD-45A2-8394-6F3AA31812E2 Shortcode:63334</text:span></text:p>
      <text:p text:style-name="P1"><text:span text:style-name="T1">VOTE 1168124073 Campaign:ssss_uk_02B Validity:during Choice:Leon CONN:MIG01TU MSISDN:00777776609999 GUID:ED42062D-28DE-4475-B30A-2D86403A960A Shortcode:63334</text:span></text:p>
      <text:p text:style-name="P1"><text:span text:style-name="T1">VOTE 1168124073 Campaign:ssss_uk_02B Validity:during Choice:Leon CONN:MIG00VU MSISDN:00777775169999 GUID:8BB9C78A-CDBC-49E6-84E5-70BA9B60507C Shortcode:63334</text:span></text:p>
      <text:p text:style-name="P1"><text:span text:style-name="T1">VOTE 1168124073 Campaign:ssss_uk_02B Validity:during Choice:Leon CONN:MIG01XU MSISDN:00777775989999 GUID:FC6927F1-CA0A-4C5B-8094-D534E17F122A Shortcode:63334</text:span></text:p>
      <text:p text:style-name="P1"><text:span text:style-name="T1">VOTE 1168124073 Campaign:ssss_uk_02B Validity:during Choice:Leon CONN:MIG01XU MSISDN:00777776629999 GUID:97C07F84-63B5-496D-B8A3-E7DF65906A40 Shortcode:63334</text:span></text:p>
      <text:p text:style-name="P1"><text:span text:style-name="T1">VOTE 1168124073 Campaign:ssss_uk_02B Validity:during Choice:Leon CONN:MIG01XU MSISDN:00777776529999 GUID:EA57AB70-48D8-4E22-B021-24BBAEFC83FE Shortcode:63334</text:span></text:p>
      <text:p text:style-name="P1"><text:span text:style-name="T1">VOTE 1168124073 Campaign:ssss_uk_02B Validity:during Choice:Leon CONN:MIG01XU MSISDN:00777774469999 GUID:BCC15FDF-B3C8-4F76-8DA4-D395D9ECD3FB Shortcode:63334</text:span></text:p>
      <text:p text:style-name="P1"><text:span text:style-name="T1">VOTE 1168124073 Campaign:ssss_uk_02B Validity:during Choice:Leon CONN:MIG01XU MSISDN:00777778589999 GUID:23887EA8-179D-4FFE-A8C7-831C1FC4A5E8 Shortcode:63334</text:span></text:p>
      <text:p text:style-name="P1"><text:span text:style-name="T1">VOTE 1168124074 Campaign:ssss_uk_02B Validity:during Choice:Matthew CONN:MIG00VU MSISDN:00777776489999 GUID:DC7D815D-7438-40FA-A58C-7E7DDECB1A7B Shortcode:63334</text:span></text:p>
      <text:p text:style-name="P1"><text:span text:style-name="T1">VOTE 1168124074 Campaign:ssss_uk_02B Validity:during Choice:Leon CONN:MIG01XU MSISDN:00777771869999 GUID:58ECA14B-FD8B-45AB-9396-6C2A2022F470 Shortcode:63334</text:span></text:p>
      <text:p text:style-name="P1"><text:span text:style-name="T1">VOTE 1168124074 Campaign:ssss_uk_02B Validity:during Choice:Matthew CONN:MIG01XU MSISDN:00777775269999 GUID:7A41F5F7-101A-434A-BDF9-C1FB18C0F1B0 Shortcode:63334</text:span></text:p>
      <text:p text:style-name="P1"><text:span text:style-name="T1">VOTE 1168124074 Campaign:ssss_uk_02B Validity:during Choice:Leon CONN:MIG01XU MSISDN:00777773089999 GUID:CD0E7043-41DF-4EF1-AE69-48F64010A597 Shortcode:63334</text:span></text:p>
      <text:p text:style-name="P1"><text:span text:style-name="T1">VOTE 1168124074 Campaign:ssss_uk_02B Validity:during Choice:Leon CONN:MIG01XU MSISDN:00777773349999 GUID:0CE37D12-20B9-4218-9B47-0393AFC6D219 Shortcode:63334</text:span></text:p>
      <text:p text:style-name="P1"><text:span text:style-name="T1">VOTE 1168124075 Campaign:ssss_uk_02B Validity:during Choice:Matthew CONN:MIG01XU </text:span><text:soft-page-break/><text:span text:style-name="T1">MSISDN:00777772829999 GUID:4C762453-92CE-4881-8AF2-337EFEE5226E Shortcode:63334</text:span></text:p>
      <text:p text:style-name="P1"><text:span text:style-name="T1">VOTE 1168124075 Campaign:ssss_uk_02B Validity:during Choice:Leon CONN:MIG01XU MSISDN:00777777089999 GUID:3728C56A-9AB3-45AB-B617-0A35F2A67D7E Shortcode:63334</text:span></text:p>
      <text:p text:style-name="P1"><text:span text:style-name="T1">VOTE 1168124075 Campaign:ssss_uk_02B Validity:during Choice:Leon CONN:MIG01XU MSISDN:00777775219999 GUID:24C4D9D0-3AB9-463D-9A73-CE3C0C299E9E Shortcode:63334</text:span></text:p>
      <text:p text:style-name="P1"><text:span text:style-name="T1">VOTE 1168124075 Campaign:ssss_uk_02B Validity:during Choice:Leon CONN:MIG01XU MSISDN:00777776679999 GUID:C56AEBC3-57DC-4B53-8C1D-39238DA3EBEC Shortcode:63334</text:span></text:p>
      <text:p text:style-name="P1"><text:span text:style-name="T1">VOTE 1168124075 Campaign:ssss_uk_02B Validity:during Choice:Leon CONN:MIG01TU MSISDN:00777779689999 GUID:14F0DCBB-2991-4DA0-AADE-6F2EAB660DC0 Shortcode:63334</text:span></text:p>
      <text:p text:style-name="P1"><text:span text:style-name="T1">VOTE 1168124075 Campaign:ssss_uk_02B Validity:during Choice:Leon CONN:MIG01TU MSISDN:00777778369999 GUID:B89822F6-AEFC-4A84-AD5E-665BEFA5E88D Shortcode:63334</text:span></text:p>
      <text:p text:style-name="P1"><text:span text:style-name="T1">VOTE 1168124075 Campaign:ssss_uk_02B Validity:during Choice:Leon CONN:MIG01TU MSISDN:00777772569999 GUID:0592791C-8C6A-4C3B-A2BA-1469FA7DD262 Shortcode:63334</text:span></text:p>
      <text:p text:style-name="P1"><text:span text:style-name="T1">VOTE 1168124075 Campaign:ssss_uk_02B Validity:during Choice:Matthew CONN:MIG01TU MSISDN:00777772059999 GUID:32C0DA19-4636-4387-A14B-7D1F5EF9314E Shortcode:63334</text:span></text:p>
      <text:p text:style-name="P1"><text:span text:style-name="T1">VOTE 1168124075 Campaign:ssss_uk_02B Validity:during Choice:Leon CONN:MIG00VU MSISDN:00777779789999 GUID:DC8B7497-0EF4-49EC-8837-0884FA08A8BB Shortcode:63334</text:span></text:p>
      <text:p text:style-name="P1"><text:span text:style-name="T1">VOTE 1168124075 Campaign:ssss_uk_02B Validity:during Choice:Leon CONN:MIG01XU MSISDN:00777778809999 GUID:80D68A3C-4029-4C20-B517-DCAC1911F912 Shortcode:63334</text:span></text:p>
      <text:p text:style-name="P1"><text:span text:style-name="T1">VOTE 1168124075 Campaign:ssss_uk_02B Validity:during Choice:Leon CONN:MIG01XU MSISDN:00777773969999 GUID:9A1F90A7-3BED-4639-B28B-708C6F4ACDE0 Shortcode:63334</text:span></text:p>
      <text:p text:style-name="P1"><text:span text:style-name="T1">VOTE 1168124075 Campaign:ssss_uk_02B Validity:during Choice:Matthew CONN:MIG01TU MSISDN:00777771729999 GUID:BDBA6D8A-7FCA-473B-AF01-DAA11CF435FB Shortcode:63334</text:span></text:p>
      <text:p text:style-name="P1"><text:span text:style-name="T1">VOTE 1168124075 Campaign:ssss_uk_02B Validity:during Choice:Leon CONN:MIG01TU MSISDN:00777770569999 GUID:81FC8453-B1FB-4DBC-B6BB-ECC8E7CA9632 Shortcode:63334</text:span></text:p>
      <text:p text:style-name="P1"><text:span text:style-name="T1">VOTE 1168124075 Campaign:ssss_uk_02B Validity:during Choice:Leon CONN:MIG01TU MSISDN:00777775959999 GUID:80B5F9AE-B191-4824-8E92-5A71442AF55D Shortcode:63334</text:span></text:p>
      <text:p text:style-name="P1"><text:span text:style-name="T1">VOTE 1168124075 Campaign:ssss_uk_02B Validity:during Choice:Leon CONN:MIG01TU MSISDN:00777771999999 GUID:FC8DCF12-24A6-4D46-A634-39D0EE1C849B Shortcode:63334</text:span></text:p>
      <text:p text:style-name="P1"><text:span text:style-name="T1">VOTE 1168124076 Campaign:ssss_uk_02B Validity:during Choice:Matthew CONN:MIG01XU MSISDN:00777773459999 GUID:8D6CD18F-FCA7-494C-876F-EF9EA71CC011 Shortcode:63334</text:span></text:p>
      <text:p text:style-name="P1"><text:span text:style-name="T1">VOTE 1168124076 Campaign:ssss_uk_02B Validity:during Choice:Leon CONN:MIG01HU MSISDN:00777777279999 GUID:DD9DB7B9-9ECD-453D-AEF5-33A280F09667 Shortcode:63334</text:span></text:p>
      <text:p text:style-name="P1"><text:span text:style-name="T1">VOTE 1168124076 Campaign:ssss_uk_02B Validity:during Choice:Leon CONN:MIG01XU MSISDN:00777773629999 GUID:1A9654E9-2289-4D7A-9A50-E784282AE19D Shortcode:63334</text:span></text:p>
      <text:p text:style-name="P1"><text:span text:style-name="T1">VOTE 1168124076 Campaign:ssss_uk_02B Validity:during Choice:Matthew CONN:MIG01XU MSISDN:00777771169999 GUID:439F4979-F4E0-49B7-B3A8-52CC7B4B9DDD Shortcode:63334</text:span></text:p>
      <text:p text:style-name="P1"><text:span text:style-name="T1">VOTE 1168124076 Campaign:ssss_uk_02B Validity:during Choice:Leon CONN:MIG00VU MSISDN:00777779509999 GUID:5E28F723-E352-4B27-8466-616392A7103D Shortcode:63334</text:span></text:p>
      <text:p text:style-name="P1"><text:span text:style-name="T1">VOTE 1168124077 Campaign:ssss_uk_02B Validity:during Choice:Leon CONN:MIG01HU MSISDN:00777777019999 GUID:259185FD-60A7-4B45-A121-5414074B2C46 Shortcode:63334</text:span></text:p>
      <text:p text:style-name="P1"><text:span text:style-name="T1">VOTE 1168124077 Campaign:ssss_uk_02B Validity:during Choice:Leon CONN:MIG01HU MSISDN:00777771289999 GUID:956E4BBE-ADD1-4A39-A39A-CC6A559300BB Shortcode:63334</text:span></text:p>
      <text:p text:style-name="P1"><text:span text:style-name="T1">VOTE 1168124077 Campaign:ssss_uk_02B Validity:during Choice:Leon CONN:MIG01XU MSISDN:00777776149999 GUID:92DBA1A1-886D-447A-9296-5659F017F443 Shortcode:63334</text:span></text:p>
      <text:p text:style-name="P1"><text:span text:style-name="T1">VOTE 1168124077 Campaign:ssss_uk_02B Validity:during Choice:Leon CONN:MIG00VU MSISDN:00777777769999 GUID:51A7A7A4-604E-43E0-B22D-DABD91EAFB5A Shortcode:63334</text:span></text:p>
      <text:p text:style-name="P1"><text:span text:style-name="T1">VOTE 1168124077 Campaign:ssss_uk_02B Validity:during Choice:Matthew CONN:MIG01XU MSISDN:00777770909999 GUID:90213255-C365-494B-8E7E-837FB5A41D1E Shortcode:63334</text:span></text:p>
      <text:p text:style-name="P1"><text:span text:style-name="T1">VOTE 1168124077 Campaign:ssss_uk_02B Validity:during Choice:Leon CONN:MIG01XU MSISDN:00777776659999 GUID:7278F2BE-D54F-4644-90AF-52F4338D927F Shortcode:63334</text:span></text:p>
      <text:p text:style-name="P1"><text:span text:style-name="T1">VOTE 1168124078 Campaign:ssss_uk_02B Validity:during Choice:Leon CONN:MIG01XU MSISDN:00777771699999 GUID:7ADCA580-BD94-48DE-8CAA-2D0FDC37E6F3 Shortcode:63334</text:span></text:p>
      <text:p text:style-name="P1"><text:span text:style-name="T1">VOTE 1168124078 Campaign:ssss_uk_02B Validity:during Choice:Leon CONN:MIG01XU MSISDN:00777775009999 GUID:4E504BE1-E255-4BD9-8D5B-2FB37A7FA21F Shortcode:63334</text:span></text:p>
      <text:p text:style-name="P1"><text:span text:style-name="T1">VOTE 1168124078 Campaign:ssss_uk_02B Validity:during Choice:Leon CONN:MIG01TU MSISDN:00777773629999 GUID:E269A531-9152-401A-9666-84FB0A70A5BA Shortcode:63334</text:span></text:p>
      <text:p text:style-name="P1"><text:span text:style-name="T1">VOTE 1168124078 Campaign:ssss_uk_02B Validity:during Choice:Leon CONN:MIG01TU MSISDN:00777779159999 GUID:E42B3DDB-A813-4B8A-8349-3F9B92B147F8 Shortcode:63334</text:span></text:p>
      <text:p text:style-name="P1"><text:span text:style-name="T1">VOTE 1168124078 Campaign:ssss_uk_02B Validity:during Choice:Matthew CONN:MIG01TU MSISDN:00777774249999 GUID:50FAD727-6D67-411A-9799-55C9F0B0D03D Shortcode:63334</text:span></text:p>
      <text:p text:style-name="P1"><text:span text:style-name="T1">VOTE 1168124078 Campaign:ssss_uk_02B Validity:during Choice:Leon CONN:MIG01TU </text:span><text:soft-page-break/><text:span text:style-name="T1">MSISDN:00777779189999 GUID:93984D5D-E64B-4D0F-9189-D80076726DEE Shortcode:63334</text:span></text:p>
      <text:p text:style-name="P1"><text:span text:style-name="T1">VOTE 1168124078 Campaign:ssss_uk_02B Validity:during Choice:Leon CONN:MIG01TU MSISDN:00777776049999 GUID:8696E085-5E81-42C0-B93A-7273FC806B6C Shortcode:63334</text:span></text:p>
      <text:p text:style-name="P1"><text:span text:style-name="T1">VOTE 1168124078 Campaign:ssss_uk_02B Validity:during Choice:Matthew CONN:MIG01TU MSISDN:00777775949999 GUID:614EB817-072A-475F-B66C-60769E648434 Shortcode:63334</text:span></text:p>
      <text:p text:style-name="P1"><text:span text:style-name="T1">VOTE 1168124078 Campaign:ssss_uk_02B Validity:during Choice:Matthew CONN:MIG01TU MSISDN:00777770649999 GUID:CF5DB1D1-51CB-40FA-A5E5-F74FDAEE2A81 Shortcode:63334</text:span></text:p>
      <text:p text:style-name="P1"><text:span text:style-name="T1">VOTE 1168124078 Campaign:ssss_uk_02B Validity:during Choice:Matthew CONN:MIG01TU MSISDN:00777770869999 GUID:69603FA8-840D-4856-9F71-F42A0BAC5C11 Shortcode:63334</text:span></text:p>
      <text:p text:style-name="P1"><text:span text:style-name="T1">VOTE 1168124078 Campaign:ssss_uk_02B Validity:during Choice:Matthew CONN:MIG00VU MSISDN:00777778679999 GUID:7B140991-AC02-483B-855A-E18AE5345D0D Shortcode:63334</text:span></text:p>
      <text:p text:style-name="P1"><text:span text:style-name="T1">VOTE 1168124078 Campaign:ssss_uk_02B Validity:during Choice:Leon CONN:MIG01XU MSISDN:00777778399999 GUID:EAA66024-21E3-4A35-A830-10C246814FB1 Shortcode:63334</text:span></text:p>
      <text:p text:style-name="P1"><text:span text:style-name="T1">VOTE 1168124078 Campaign:ssss_uk_02B Validity:during Choice:Leon CONN:MIG01XU MSISDN:00777776199999 GUID:9E080E98-8010-4D86-BD39-872086843A5C Shortcode:63334</text:span></text:p>
      <text:p text:style-name="P1"><text:span text:style-name="T1">VOTE 1168124078 Campaign:ssss_uk_02B Validity:during Choice:Matthew CONN:MIG01HU MSISDN:00777771399999 GUID:0F6CF2F2-192D-49B1-BEB3-E56BFDB58352 Shortcode:63334</text:span></text:p>
      <text:p text:style-name="P1"><text:span text:style-name="T1">VOTE 1168124079 Campaign:ssss_uk_02B Validity:during Choice:Matthew CONN:MIG00VU MSISDN:00777778569999 GUID:3EA7AAFA-2006-40FE-91A9-0B86655EFCFE Shortcode:63334</text:span></text:p>
      <text:p text:style-name="P1"><text:span text:style-name="T1">VOTE 1168124080 Campaign:ssss_uk_02B Validity:during Choice:Matthew CONN:MIG01XU MSISDN:00777776239999 GUID:957C2124-D750-47B1-9130-0BC3D3DABB19 Shortcode:63334</text:span></text:p>
      <text:p text:style-name="P1"><text:span text:style-name="T1">VOTE 1168124080 Campaign:ssss_uk_02B Validity:during Choice:Matthew CONN:MIG01XU MSISDN:00777777999999 GUID:36686781-BD6B-4910-8D61-1CDAF44B77FC Shortcode:63334</text:span></text:p>
      <text:p text:style-name="P1"><text:span text:style-name="T1">VOTE 1168124080 Campaign:ssss_uk_02B Validity:during Choice:Leon CONN:MIG01XU MSISDN:00777774439999 GUID:6282EA27-6F06-410D-89FC-42C1FFDE4CBC Shortcode:63334</text:span></text:p>
      <text:p text:style-name="P1"><text:span text:style-name="T1">VOTE 1168124080 Campaign:ssss_uk_02B Validity:during Choice:Leon CONN:MIG01XU MSISDN:00777774229999 GUID:B21316B8-CFA6-4F2E-9672-1BF21655175B Shortcode:63334</text:span></text:p>
      <text:p text:style-name="P1"><text:span text:style-name="T1">VOTE 1168124080 Campaign:ssss_uk_02B Validity:during Choice:Leon CONN:MIG00VU MSISDN:00777776579999 GUID:50959324-F7A8-4D76-A0CE-BFE5AE5F4798 Shortcode:63334</text:span></text:p>
      <text:p text:style-name="P1"><text:span text:style-name="T1">VOTE 1168124080 Campaign:ssss_uk_02B Validity:during Choice:Leon CONN:MIG01HU MSISDN:00777777679999 GUID:358FD9A9-7269-429D-ACA4-5BAED7150C3E Shortcode:63334</text:span></text:p>
      <text:p text:style-name="P1"><text:span text:style-name="T1">VOTE 1168124080 Campaign:ssss_uk_02B Validity:during Choice:Leon CONN:MIG01HU MSISDN:00777777649999 GUID:D91ACA52-9544-490C-B39C-F76ED42ACF5E Shortcode:63334</text:span></text:p>
      <text:p text:style-name="P1"><text:span text:style-name="T1">VOTE 1168124080 Campaign:ssss_uk_02B Validity:during Choice:Matthew CONN:MIG01XU MSISDN:00777778059999 GUID:72899373-78D3-40FE-B6E3-F23529CA5796 Shortcode:63334</text:span></text:p>
      <text:p text:style-name="P1"><text:span text:style-name="T1">VOTE 1168124080 Campaign:ssss_uk_02B Validity:during Choice:Matthew CONN:MIG01XU MSISDN:00777773439999 GUID:23FA2FF8-A0CD-4FDB-BD7D-BB9E3AAB220B Shortcode:63334</text:span></text:p>
      <text:p text:style-name="P1"><text:span text:style-name="T1">VOTE 1168124080 Campaign:ssss_uk_02B Validity:during Choice:Leon CONN:MIG01XU MSISDN:00777772409999 GUID:ADA486CE-C1B3-4DD3-ABCF-0489BA008582 Shortcode:63334</text:span></text:p>
      <text:p text:style-name="P1"><text:span text:style-name="T1">VOTE 1168124080 Campaign:ssss_uk_02B Validity:during Choice:Matthew CONN:MIG01XU MSISDN:00777774439999 GUID:50008F11-174A-4051-8824-2B8C9AB7A952 Shortcode:63334</text:span></text:p>
      <text:p text:style-name="P1"><text:span text:style-name="T1">VOTE 1168124081 Campaign:ssss_uk_02B Validity:during Choice:Leon CONN:MIG01HU MSISDN:00777778199999 GUID:36A8F03A-9AE6-4EDD-ADE8-ABED4AA3B766 Shortcode:63334</text:span></text:p>
      <text:p text:style-name="P1"><text:span text:style-name="T1">VOTE 1168124081 Campaign:ssss_uk_02B Validity:during Choice:Leon CONN:MIG01TU MSISDN:00777776299999 GUID:1434F777-A307-4BD7-B8E9-22962D6971F5 Shortcode:63334</text:span></text:p>
      <text:p text:style-name="P1"><text:span text:style-name="T1">VOTE 1168124081 Campaign:ssss_uk_02B Validity:during Choice:Leon CONN:MIG01TU MSISDN:00777772599999 GUID:1E9BEBE6-3E59-46EE-ABBC-601DBF4BFDB9 Shortcode:63334</text:span></text:p>
      <text:p text:style-name="P1"><text:span text:style-name="T1">VOTE 1168124081 Campaign:ssss_uk_02B Validity:during Choice:Leon CONN:MIG01TU MSISDN:00777771109999 GUID:3FB39894-87B6-43AD-ADF2-11024D1D6344 Shortcode:63334</text:span></text:p>
      <text:p text:style-name="P1"><text:span text:style-name="T1">VOTE 1168124081 Campaign:ssss_uk_02B Validity:during Choice:Matthew CONN:MIG01TU MSISDN:00777774139999 GUID:C39E600C-F587-4A6C-8A9A-E404CC04A004 Shortcode:63334</text:span></text:p>
      <text:p text:style-name="P1"><text:span text:style-name="T1">VOTE 1168124081 Campaign:ssss_uk_02B Validity:during Choice:Matthew CONN:MIG01TU MSISDN:00777774839999 GUID:AA8970E5-8B6F-446A-94AE-507E5E02EE16 Shortcode:63334</text:span></text:p>
      <text:p text:style-name="P1"><text:span text:style-name="T1">VOTE 1168124082 Campaign:ssss_uk_02B Validity:during Choice:Matthew CONN:MIG00VU MSISDN:00777778209999 GUID:F6EA24B2-5AFD-4B03-AFCB-854A4DD69950 Shortcode:63334</text:span></text:p>
      <text:p text:style-name="P1"><text:span text:style-name="T1">VOTE 1168124082 Campaign:ssss_uk_02B Validity:during Choice:Leon CONN:MIG01XU MSISDN:00777773309999 GUID:9A988F67-2912-4E6A-A84E-48103FCDDB2C Shortcode:63334</text:span></text:p>
      <text:p text:style-name="P1"><text:span text:style-name="T1">VOTE 1168124082 Campaign:ssss_uk_02B Validity:during Choice:Leon CONN:MIG01XU MSISDN:00777774609999 GUID:2994E537-6761-4FE5-B629-93F32DCC3278 Shortcode:63334</text:span></text:p>
      <text:p text:style-name="P1"><text:span text:style-name="T1">VOTE 1168124082 Campaign:ssss_uk_02B Validity:during Choice:Leon CONN:MIG01HU MSISDN:00777777359999 GUID:EC58EBA6-3E6E-4FCD-8A27-BE0CCD0EFA46 Shortcode:63334</text:span></text:p>
      <text:p text:style-name="P1"><text:span text:style-name="T1">VOTE 1168124083 Campaign:ssss_uk_02B Validity:during Choice:Matthew CONN:MIG00VU </text:span><text:soft-page-break/><text:span text:style-name="T1">MSISDN:00777779209999 GUID:B8D5F21D-1B7B-497F-B954-D5EEE753CF8D Shortcode:63334</text:span></text:p>
      <text:p text:style-name="P1"><text:span text:style-name="T1">VOTE 1168124083 Campaign:ssss_uk_02B Validity:during Choice:Leon CONN:MIG01XU MSISDN:00777776849999 GUID:23D9C79C-FEDF-4ADD-9A62-F8B1B350D726 Shortcode:63334</text:span></text:p>
      <text:p text:style-name="P1"><text:span text:style-name="T1">VOTE 1168124084 Campaign:ssss_uk_02B Validity:during Choice:Matthew CONN:MIG00VU MSISDN:00777776549999 GUID:79EF530F-C85B-4731-993F-EB48F018F057 Shortcode:63334</text:span></text:p>
      <text:p text:style-name="P1"><text:span text:style-name="T1">VOTE 1168124084 Campaign:ssss_uk_02B Validity:during Choice:Matthew CONN:MIG01XU MSISDN:00777778379999 GUID:6E7E68DA-EAA6-4245-9E80-FDFCCAF03675 Shortcode:63334</text:span></text:p>
      <text:p text:style-name="P1"><text:span text:style-name="T1">VOTE 1168124084 Campaign:ssss_uk_02B Validity:during Choice:Leon CONN:MIG01XU MSISDN:00777776609999 GUID:41925BFD-379C-476F-A034-BE17415235A8 Shortcode:63334</text:span></text:p>
      <text:p text:style-name="P1"><text:span text:style-name="T1">VOTE 1168124084 Campaign:ssss_uk_02B Validity:during Choice:Leon CONN:MIG01TU MSISDN:00777779129999 GUID:BCBC9412-C762-4579-A0D4-C679710DAC0F Shortcode:63334</text:span></text:p>
      <text:p text:style-name="P1"><text:span text:style-name="T1">VOTE 1168124084 Campaign:ssss_uk_02B Validity:during Choice:Matthew CONN:MIG00VU MSISDN:00777776839999 GUID:095B4FB0-6AEE-4D88-9C52-D5860F1F4F96 Shortcode:63334</text:span></text:p>
      <text:p text:style-name="P1"><text:span text:style-name="T1">VOTE 1168124084 Campaign:ssss_uk_02B Validity:during Choice:Leon CONN:MIG01XU MSISDN:00777774789999 GUID:63DA69F5-E70A-4412-BB5E-88A5701FF23C Shortcode:63334</text:span></text:p>
      <text:p text:style-name="P1"><text:span text:style-name="T1">VOTE 1168124086 Campaign:ssss_uk_02B Validity:during Choice:Leon CONN:MIG00VU MSISDN:00777776009999 GUID:E1E1843B-78D0-450F-9B11-492F0F72BAF2 Shortcode:63334</text:span></text:p>
      <text:p text:style-name="P1"><text:span text:style-name="T1">VOTE 1168124086 Campaign:ssss_uk_02B Validity:during Choice:Leon CONN:MIG01TU MSISDN:00777777419999 GUID:28B11015-B9A4-481B-BC0F-547EE35FA581 Shortcode:63334</text:span></text:p>
      <text:p text:style-name="P1"><text:span text:style-name="T1">VOTE 1168124086 Campaign:ssss_uk_02B Validity:during Choice:Leon CONN:MIG01TU MSISDN:00777778459999 GUID:0161E998-0FF1-4D58-A730-6963BC9AAFD6 Shortcode:63334</text:span></text:p>
      <text:p text:style-name="P1"><text:span text:style-name="T1">VOTE 1168124086 Campaign:ssss_uk_02B Validity:during Choice:Leon CONN:MIG01TU MSISDN:00777771579999 GUID:4388ABE3-FEEE-486D-B57D-778B6644AE07 Shortcode:63334</text:span></text:p>
      <text:p text:style-name="P1"><text:span text:style-name="T1">VOTE 1168124086 Campaign:ssss_uk_02B Validity:during Choice:Leon CONN:MIG01TU MSISDN:00777779309999 GUID:1CE9456F-C791-40E8-93DB-CC4A649AA5BB Shortcode:63334</text:span></text:p>
      <text:p text:style-name="P1"><text:span text:style-name="T1">VOTE 1168124086 Campaign:ssss_uk_02B Validity:during Choice:Matthew CONN:MIG01TU MSISDN:00777779249999 GUID:F4BF7C80-AFCA-44DB-81BF-D84C4E7A934C Shortcode:63334</text:span></text:p>
      <text:p text:style-name="P1"><text:span text:style-name="T1">VOTE 1168124086 Campaign:ssss_uk_02B Validity:during Choice:Matthew CONN:MIG01TU MSISDN:00777777189999 GUID:CC73CB41-2A97-4B98-A62E-8B69D66FDA02 Shortcode:63334</text:span></text:p>
      <text:p text:style-name="P1"><text:span text:style-name="T1">VOTE 1168124086 Campaign:ssss_uk_02B Validity:during Choice:Leon CONN:MIG01TU MSISDN:00777772929999 GUID:3F4C6357-3757-4AC5-A50F-5ADF09823DAC Shortcode:63334</text:span></text:p>
      <text:p text:style-name="P1"><text:span text:style-name="T1">VOTE 1168124086 Campaign:ssss_uk_02B Validity:during Choice:Matthew CONN:MIG01HU MSISDN:00777772499999 GUID:827E73AB-3800-49B9-9903-0BD496EDB4A1 Shortcode:63334</text:span></text:p>
      <text:p text:style-name="P1"><text:span text:style-name="T1">VOTE 1168124086 Campaign:ssss_uk_02B Validity:during Choice:Leon CONN:MIG01HU MSISDN:00777778779999 GUID:37F45E03-8667-4352-B52B-C60E11DC1CA8 Shortcode:63334</text:span></text:p>
      <text:p text:style-name="P1"><text:span text:style-name="T1">VOTE 1168124086 Campaign:ssss_uk_02B Validity:during Choice:Leon CONN:MIG01TU MSISDN:00777776519999 GUID:B2CEA34F-4192-4D2B-B172-3EF5F939CF6F Shortcode:63334</text:span></text:p>
      <text:p text:style-name="P1"><text:span text:style-name="T1">VOTE 1168124086 Campaign:ssss_uk_02B Validity:during Choice:Leon CONN:MIG01TU MSISDN:00777770249999 GUID:DC38B61F-C5D1-4D52-8EEA-91F854FDA1E8 Shortcode:63334</text:span></text:p>
      <text:p text:style-name="P1"><text:span text:style-name="T1">VOTE 1168124087 Campaign:ssss_uk_02B Validity:during Choice:Leon CONN:MIG01XU MSISDN:00777773869999 GUID:FDE6F245-5D62-435D-9D23-431B7A661ABB Shortcode:63334</text:span></text:p>
      <text:p text:style-name="P1"><text:span text:style-name="T1">VOTE 1168124087 Campaign:ssss_uk_02B Validity:during Choice:Matthew CONN:MIG01XU MSISDN:00777770049999 GUID:18FF7CE7-7FDC-430B-99B0-D69364D942C4 Shortcode:63334</text:span></text:p>
      <text:p text:style-name="P1"><text:span text:style-name="T1">VOTE 1168124087 Campaign:ssss_uk_02B Validity:during Choice:Matthew CONN:MIG01XU MSISDN:00777771019999 GUID:82BC6B9E-8A3D-47D9-87A8-0FB201867E25 Shortcode:63334</text:span></text:p>
      <text:p text:style-name="P1"><text:span text:style-name="T1">VOTE 1168124087 Campaign:ssss_uk_02B Validity:during Choice:Matthew CONN:MIG01TU MSISDN:00777772849999 GUID:67578835-5681-4C29-9894-EC0DADAA823F Shortcode:63334</text:span></text:p>
      <text:p text:style-name="P1"><text:span text:style-name="T1">VOTE 1168124087 Campaign:ssss_uk_02B Validity:during Choice:Leon CONN:MIG01TU MSISDN:00777776909999 GUID:42921216-FE67-4018-84BD-82D5863D5136 Shortcode:63334</text:span></text:p>
      <text:p text:style-name="P1"><text:span text:style-name="T1">VOTE 1168124087 Campaign:ssss_uk_02B Validity:during Choice:Leon CONN:MIG01TU MSISDN:00777776329999 GUID:FF52EC53-63DA-49A3-9E5D-2D9B05C0471F Shortcode:63334</text:span></text:p>
      <text:p text:style-name="P1"><text:span text:style-name="T1">VOTE 1168124087 Campaign:ssss_uk_02B Validity:during Choice:Leon CONN:MIG01TU MSISDN:00777771979999 GUID:E4C3D221-9DBA-47FE-B20F-30C8D94C3CAA Shortcode:63334</text:span></text:p>
      <text:p text:style-name="P1"><text:span text:style-name="T1">VOTE 1168124087 Campaign:ssss_uk_02B Validity:during Choice:Leon CONN:MIG01XU MSISDN:00777774089999 GUID:08AB36DA-2A53-40EA-B220-B748725F3E8B Shortcode:63334</text:span></text:p>
      <text:p text:style-name="P1"><text:span text:style-name="T1">VOTE 1168124087 Campaign:ssss_uk_02B Validity:during Choice:Leon CONN:MIG01XU MSISDN:00777771579999 GUID:328F061E-C6F4-4241-98E2-F651119ED22A Shortcode:63334</text:span></text:p>
      <text:p text:style-name="P1"><text:span text:style-name="T1">VOTE 1168124087 Campaign:ssss_uk_02B Validity:during Choice:Leon CONN:MIG01XU MSISDN:00777779899999 GUID:A005E062-69E0-4CA7-BD65-69A2F2FF617D Shortcode:63334</text:span></text:p>
      <text:p text:style-name="P1"><text:span text:style-name="T1">VOTE 1168124088 Campaign:ssss_uk_02B Validity:during Choice:Leon CONN:MIG01TU MSISDN:00777778739999 GUID:71D38020-C878-426D-A5CC-5754C72D834A Shortcode:63334</text:span></text:p>
      <text:p text:style-name="P1"><text:span text:style-name="T1">VOTE 1168124088 Campaign:ssss_uk_02B Validity:during Choice:Matthew CONN:MIG01TU </text:span><text:soft-page-break/><text:span text:style-name="T1">MSISDN:00777775189999 GUID:CF61527A-7D39-4809-BE96-7C40C6513943 Shortcode:63334</text:span></text:p>
      <text:p text:style-name="P1"><text:span text:style-name="T1">VOTE 1168124088 Campaign:ssss_uk_02B Validity:during Choice:Leon CONN:MIG01TU MSISDN:00777773999999 GUID:F2533984-5268-421C-976C-099B8DA7EC87 Shortcode:63334</text:span></text:p>
      <text:p text:style-name="P1"><text:span text:style-name="T1">VOTE 1168124088 Campaign:ssss_uk_02B Validity:during Choice:Matthew CONN:MIG01TU MSISDN:00777776379999 GUID:D2608F9A-47AB-40B3-B2C4-CA358EE7E59A Shortcode:63334</text:span></text:p>
      <text:p text:style-name="P1"><text:span text:style-name="T1">VOTE 1168124084 Campaign:ssss_uk_02B Validity:during Choice:Leon CONN:MIG01XU MSISDN:00777777019999 GUID:3C824E81-4BB7-400B-AAE2-CDC8370EB163 Shortcode:63334</text:span></text:p>
      <text:p text:style-name="P1"><text:span text:style-name="T1">VOTE 1168124089 Campaign:ssss_uk_02B Validity:during Choice:Leon CONN:MIG01XU MSISDN:00777779569999 GUID:7990EB7C-BA41-4BA8-ABBA-154C456E2877 Shortcode:63334</text:span></text:p>
      <text:p text:style-name="P1"><text:span text:style-name="T1">VOTE 1168124089 Campaign:ssss_uk_02B Validity:during Choice:Leon CONN:MIG01XU MSISDN:00777775249999 GUID:F2DD69DA-8CE9-4EE0-BE50-73C5215692B0 Shortcode:63334</text:span></text:p>
      <text:p text:style-name="P1"><text:span text:style-name="T1">VOTE 1168124089 Campaign:ssss_uk_02B Validity:during Choice:Leon CONN:MIG01HU MSISDN:00777778829999 GUID:42818C5D-D3C7-4D50-84F4-08E8CF3B7AF1 Shortcode:63334</text:span></text:p>
      <text:p text:style-name="P1"><text:span text:style-name="T1">VOTE 1168124089 Campaign:ssss_uk_02B Validity:during Choice:Leon CONN:MIG01XU MSISDN:00777776449999 GUID:81D6069B-BE76-4D34-93D1-BF423B0CDFBD Shortcode:63334</text:span></text:p>
      <text:p text:style-name="P1"><text:span text:style-name="T1">VOTE 1168124089 Campaign:ssss_uk_02B Validity:during Choice:Leon CONN:MIG01XU MSISDN:00777775829999 GUID:0A0A9322-8C5A-4369-9917-4377385C14FE Shortcode:63334</text:span></text:p>
      <text:p text:style-name="P1"><text:span text:style-name="T1">VOTE 1168124089 Campaign:ssss_uk_02B Validity:during Choice:Leon CONN:MIG01HU MSISDN:00777777109999 GUID:FDB897DC-2007-425A-A529-CAB3A056C627 Shortcode:63334</text:span></text:p>
      <text:p text:style-name="P1"><text:span text:style-name="T1">VOTE 1168124090 Campaign:ssss_uk_02B Validity:during Choice:Leon CONN:MIG01XU MSISDN:00777778569999 GUID:8686DE48-7D86-425D-BF8E-8D700A28B906 Shortcode:63334</text:span></text:p>
      <text:p text:style-name="P1"><text:span text:style-name="T1">VOTE 1168124090 Campaign:ssss_uk_02B Validity:during Choice:Leon CONN:MIG01XU MSISDN:00777774239999 GUID:F4C964AF-C376-49EB-B5BD-9CEE591EEBC3 Shortcode:63334</text:span></text:p>
      <text:p text:style-name="P1"><text:span text:style-name="T1">VOTE 1168124090 Campaign:ssss_uk_02B Validity:during Choice:Matthew CONN:MIG01XU MSISDN:00777775329999 GUID:91AAD667-D6E3-4848-9E30-BF246A47A14B Shortcode:63334</text:span></text:p>
      <text:p text:style-name="P1"><text:span text:style-name="T1">VOTE 1168124090 Campaign:ssss_uk_02B Validity:during Choice:Leon CONN:MIG01XU MSISDN:00777775839999 GUID:BF0173C4-F4A2-4544-8099-4BE9C8DFBAA3 Shortcode:63334</text:span></text:p>
      <text:p text:style-name="P1"><text:span text:style-name="T1">VOTE 1168124090 Campaign:ssss_uk_02B Validity:during Choice:Leon CONN:MIG00VU MSISDN:00777776949999 GUID:7AC53938-ED67-4E1F-9965-8BAE2FFD7833 Shortcode:63334</text:span></text:p>
      <text:p text:style-name="P1"><text:span text:style-name="T1">VOTE 1168124087 Campaign:ssss_uk_02B Validity:during Choice:Matthew CONN:MIG01TU MSISDN:00777771069999 GUID:436EE21B-03EE-45CF-B4A3-7E88D4B7B765 Shortcode:63334</text:span></text:p>
      <text:p text:style-name="P1"><text:span text:style-name="T1">VOTE 1168124090 Campaign:ssss_uk_02B Validity:during Choice:Leon CONN:MIG01TU MSISDN:00777774479999 GUID:032E58BD-C6A5-4085-ACA6-34DDD6007DA7 Shortcode:63334</text:span></text:p>
      <text:p text:style-name="P1"><text:span text:style-name="T1">VOTE 1168124090 Campaign:ssss_uk_02B Validity:during Choice:Leon CONN:MIG01XU MSISDN:00777772379999 GUID:7F6FAB96-397E-420B-A93E-60AD6E11B967 Shortcode:63334</text:span></text:p>
      <text:p text:style-name="P1"><text:span text:style-name="T1">VOTE 1168124090 Campaign:ssss_uk_02B Validity:during Choice:Leon CONN:MIG01XU MSISDN:00777775049999 GUID:811EC252-53A6-4C86-BC0E-85230A97B84C Shortcode:63334</text:span></text:p>
      <text:p text:style-name="P1"><text:span text:style-name="T1">VOTE 1168124090 Campaign:ssss_uk_02B Validity:during Choice:Leon CONN:MIG01XU MSISDN:00777779469999 GUID:4A4AFC42-CC71-4360-9C11-C1258A738810 Shortcode:63334</text:span></text:p>
      <text:p text:style-name="P1"><text:span text:style-name="T1">VOTE 1168124090 Campaign:ssss_uk_02B Validity:during Choice:Leon CONN:MIG01TU MSISDN:00777777619999 GUID:E8BACCB9-51ED-48A6-AD63-E650021BC2BC Shortcode:63334</text:span></text:p>
      <text:p text:style-name="P1"><text:span text:style-name="T1">VOTE 1168124090 Campaign:ssss_uk_02B Validity:during Choice:Leon CONN:MIG01XU MSISDN:00777775259999 GUID:17806E8E-F774-48DD-B01D-874C0ED8B6D5 Shortcode:63334</text:span></text:p>
      <text:p text:style-name="P1"><text:span text:style-name="T1">VOTE 1168124090 Campaign:ssss_uk_02B Validity:during Choice:Matthew CONN:MIG01XU MSISDN:00777772989999 GUID:5D9B7BF5-62F7-4CFD-BF14-EFEEF0E2DB4F Shortcode:63334</text:span></text:p>
      <text:p text:style-name="P1"><text:span text:style-name="T1">VOTE 1168124090 Campaign:ssss_uk_02B Validity:during Choice:Leon CONN:MIG01TU MSISDN:00777774549999 GUID:1BCBCCD3-614A-4969-9B2C-9272AC62B917 Shortcode:63334</text:span></text:p>
      <text:p text:style-name="P1"><text:span text:style-name="T1">VOTE 1168124090 Campaign:ssss_uk_02B Validity:during Choice:Leon CONN:MIG01TU MSISDN:00777770779999 GUID:72896A19-5752-44EA-B9B2-DDEF608B46D1 Shortcode:63334</text:span></text:p>
      <text:p text:style-name="P1"><text:span text:style-name="T1">VOTE 1168124090 Campaign:ssss_uk_02B Validity:during Choice:Leon CONN:MIG01TU MSISDN:00777776529999 GUID:70B5789D-87BB-4E41-AA1C-D9FDC17FC6CE Shortcode:63334</text:span></text:p>
      <text:p text:style-name="P1"><text:span text:style-name="T1">VOTE 1168124090 Campaign:ssss_uk_02B Validity:during Choice:Leon CONN:MIG01TU MSISDN:00777776039999 GUID:406713BF-A18C-4D83-A4D1-597D4F535CD6 Shortcode:63334</text:span></text:p>
      <text:p text:style-name="P1"><text:span text:style-name="T1">VOTE 1168124090 Campaign:ssss_uk_02B Validity:during Choice:Leon CONN:MIG01TU MSISDN:00777771049999 GUID:86AFC829-329E-4773-85C8-1845F57886DA Shortcode:63334</text:span></text:p>
      <text:p text:style-name="P1"><text:span text:style-name="T1">VOTE 1168124090 Campaign:ssss_uk_02B Validity:during Choice:Leon CONN:MIG01TU MSISDN:00777776819999 GUID:908E24ED-46FF-43FB-B107-E4C80F771256 Shortcode:63334</text:span></text:p>
      <text:p text:style-name="P1"><text:span text:style-name="T1">VOTE 1168124090 Campaign:ssss_uk_02B Validity:during Choice:Leon CONN:MIG01TU MSISDN:00777770589999 GUID:907554A8-2148-44EC-B27C-24A279FDFCFD Shortcode:63334</text:span></text:p>
      <text:p text:style-name="P1"><text:span text:style-name="T1">VOTE 1168124091 Campaign:ssss_uk_02B Validity:during Choice:Leon CONN:MIG01TU MSISDN:00777776239999 GUID:1BE1B418-ACB3-46F1-8500-5B3D10BAE141 Shortcode:63334</text:span></text:p>
      <text:p text:style-name="P1"><text:span text:style-name="T1">VOTE 1168124091 Campaign:ssss_uk_02B Validity:during Choice:Leon CONN:MIG01TU </text:span><text:soft-page-break/><text:span text:style-name="T1">MSISDN:00777778779999 GUID:A3A8A0AE-E050-4F6E-8C11-EA957C472D2F Shortcode:63334</text:span></text:p>
      <text:p text:style-name="P1"><text:span text:style-name="T1">VOTE 1168124091 Campaign:ssss_uk_02B Validity:during Choice:Leon CONN:MIG01HU MSISDN:00777777489999 GUID:073EFF06-6AE9-4402-9742-F7D1A079BD3D Shortcode:63334</text:span></text:p>
      <text:p text:style-name="P1"><text:span text:style-name="T1">VOTE 1168124091 Campaign:ssss_uk_02B Validity:during Choice:Leon CONN:MIG01TU MSISDN:00777771109999 GUID:DB180666-6034-4344-8F68-7536EBEB5BA4 Shortcode:63334</text:span></text:p>
      <text:p text:style-name="P1"><text:span text:style-name="T1">VOTE 1168124091 Campaign:ssss_uk_02B Validity:during Choice:Matthew CONN:MIG01XU MSISDN:00777771369999 GUID:DB890E16-631E-43D3-807C-F6FD2B0A0F90 Shortcode:63334</text:span></text:p>
      <text:p text:style-name="P1"><text:span text:style-name="T1">VOTE 1168124092 Campaign:ssss_uk_02B Validity:during Choice:Leon CONN:MIG01XU MSISDN:00777779139999 GUID:E29B3C76-9F44-4142-AB6D-CF5A39B12F48 Shortcode:63334</text:span></text:p>
      <text:p text:style-name="P1"><text:span text:style-name="T1">VOTE 1168124092 Campaign:ssss_uk_02B Validity:during Choice:Leon CONN:MIG01XU MSISDN:00777773339999 GUID:2CA0BDA8-D848-4B12-9728-A62F7E7D7079 Shortcode:63334</text:span></text:p>
      <text:p text:style-name="P1"><text:span text:style-name="T1">VOTE 1168124092 Campaign:ssss_uk_02B Validity:during Choice:Leon CONN:MIG01XU MSISDN:00777773049999 GUID:A9354997-378E-4725-9D4E-898830F09A68 Shortcode:63334</text:span></text:p>
      <text:p text:style-name="P1"><text:span text:style-name="T1">VOTE 1168124092 Campaign:ssss_uk_02B Validity:during Choice:Leon CONN:MIG01XU MSISDN:00777773699999 GUID:8909E9B3-9CB3-4404-A04C-E397D960B6EA Shortcode:63334</text:span></text:p>
      <text:p text:style-name="P1"><text:span text:style-name="T1">VOTE 1168124093 Campaign:ssss_uk_02B Validity:during Choice:Leon CONN:MIG01XU MSISDN:00777778019999 GUID:3F43F7DA-8441-4D48-B10D-1CAB88C15088 Shortcode:63334</text:span></text:p>
      <text:p text:style-name="P1"><text:span text:style-name="T1">VOTE 1168124093 Campaign:ssss_uk_02B Validity:during Choice:Leon CONN:MIG01XU MSISDN:00777776759999 GUID:E60DAAF5-BB17-4484-8999-89C21C70B4AB Shortcode:63334</text:span></text:p>
      <text:p text:style-name="P1"><text:span text:style-name="T1">VOTE 1168124092 Campaign:ssss_uk_02B Validity:during Choice:Leon CONN:MIG01XU MSISDN:00777770259999 GUID:A3EDFC58-FB10-4F3D-92F9-080E8C9F0483 Shortcode:63334</text:span></text:p>
      <text:p text:style-name="P1"><text:span text:style-name="T1">VOTE 1168124093 Campaign:ssss_uk_02B Validity:during Choice:Leon CONN:MIG00VU MSISDN:00777777789999 GUID:B947335F-4A0E-45D0-9C36-79D002ABF879 Shortcode:63334</text:span></text:p>
      <text:p text:style-name="P1"><text:span text:style-name="T1">VOTE 1168124092 Campaign:ssss_uk_02B Validity:during Choice:Matthew CONN:MIG00VU MSISDN:00777775279999 GUID:8E7B0899-8E57-4477-A6C0-77545175025D Shortcode:63334</text:span></text:p>
      <text:p text:style-name="P1"><text:span text:style-name="T1">VOTE 1168124093 Campaign:ssss_uk_02B Validity:during Choice:Leon CONN:MIG01XU MSISDN:00777773579999 GUID:DBCB18E6-D1BF-48C8-A3C4-B01F46CCA219 Shortcode:63334</text:span></text:p>
      <text:p text:style-name="P1"><text:span text:style-name="T1">VOTE 1168124094 Campaign:ssss_uk_02B Validity:during Choice:Leon CONN:MIG01HU MSISDN:00777778779999 GUID:93A84247-8A2A-4229-9F75-0A357339F1A3 Shortcode:63334</text:span></text:p>
      <text:p text:style-name="P1"><text:span text:style-name="T1">VOTE 1168124094 Campaign:ssss_uk_02B Validity:during Choice:Matthew CONN:MIG01XU MSISDN:00777777709999 GUID:5CC58586-0DAA-4A30-AB6A-44A46FB75F74 Shortcode:63334</text:span></text:p>
      <text:p text:style-name="P1"><text:span text:style-name="T1">VOTE 1168124094 Campaign:ssss_uk_02B Validity:during Choice:Leon CONN:MIG01TU MSISDN:00777773229999 GUID:D43CF32A-5B77-4D13-B898-0F8734EC9280 Shortcode:63334</text:span></text:p>
      <text:p text:style-name="P1"><text:span text:style-name="T1">VOTE 1168124094 Campaign:ssss_uk_02B Validity:during Choice:Matthew CONN:MIG01TU MSISDN:00777771199999 GUID:19ED38E3-F672-44A2-BFAC-6BB9722AC716 Shortcode:63334</text:span></text:p>
      <text:p text:style-name="P1"><text:span text:style-name="T1">VOTE 1168124094 Campaign:ssss_uk_02B Validity:during Choice:Leon CONN:MIG01TU MSISDN:00777770639999 GUID:A343D80E-908C-4441-8A40-0F315D6EFAC7 Shortcode:63334</text:span></text:p>
      <text:p text:style-name="P1"><text:span text:style-name="T1">VOTE 1168124094 Campaign:ssss_uk_02B Validity:during Choice:Leon CONN:MIG01HU MSISDN:00777777249999 GUID:2C6767CB-DCDD-4DCB-82DB-20547B9C82D6 Shortcode:63334</text:span></text:p>
      <text:p text:style-name="P1"><text:span text:style-name="T1">VOTE 1168124094 Campaign:ssss_uk_02B Validity:during Choice:Leon CONN:MIG01XU MSISDN:00777771649999 GUID:B74F3B60-E965-4722-A9B8-F572979E7653 Shortcode:63334</text:span></text:p>
      <text:p text:style-name="P1"><text:span text:style-name="T1">VOTE 1168124094 Campaign:ssss_uk_02B Validity:during Choice:Leon CONN:MIG01XU MSISDN:00777771499999 GUID:C7DC817E-8DC9-4FF4-A883-B2D4EE0E3150 Shortcode:63334</text:span></text:p>
      <text:p text:style-name="P1"><text:span text:style-name="T1">VOTE 1168124095 Campaign:ssss_uk_02B Validity:during Choice:Matthew CONN:MIG01XU MSISDN:00777778859999 GUID:10C9A91B-DBD3-44A9-AA6E-182121EFA28E Shortcode:63334</text:span></text:p>
      <text:p text:style-name="P1"><text:span text:style-name="T1">VOTE 1168124095 Campaign:ssss_uk_02B Validity:during Choice:Leon CONN:MIG01XU MSISDN:00777777759999 GUID:2A61F4DF-748B-4705-AC04-2A0565E3988D Shortcode:63334</text:span></text:p>
      <text:p text:style-name="P1"><text:span text:style-name="T1">VOTE 1168124095 Campaign:ssss_uk_02B Validity:during Choice:Leon CONN:MIG01XU MSISDN:00777773039999 GUID:D689C253-6312-4CE3-90DE-94328CA45C52 Shortcode:63334</text:span></text:p>
      <text:p text:style-name="P1"><text:span text:style-name="T1">VOTE 1168124095 Campaign:ssss_uk_02B Validity:during Choice:Leon CONN:MIG00VU MSISDN:00777779939999 GUID:27605E16-FA97-46A0-9C89-E426ED173894 Shortcode:63334</text:span></text:p>
      <text:p text:style-name="P1"><text:span text:style-name="T1">VOTE 1168124096 Campaign:ssss_uk_02B Validity:during Choice:Leon CONN:MIG00VU MSISDN:00777771699999 GUID:F79563EA-DBBB-46E2-B157-D42795683809 Shortcode:63334</text:span></text:p>
      <text:p text:style-name="P1"><text:span text:style-name="T1">VOTE 1168124096 Campaign:ssss_uk_02B Validity:during Choice:Matthew CONN:MIG01XU MSISDN:00777777069999 GUID:23DF1CB7-67F9-4F40-BA67-DCB7312D8B18 Shortcode:63334</text:span></text:p>
      <text:p text:style-name="P1"><text:span text:style-name="T1">VOTE 1168124096 Campaign:ssss_uk_02B Validity:during Choice:Matthew CONN:MIG01XU MSISDN:00777774819999 GUID:7ED29896-1A77-418E-B405-D414C26697C1 Shortcode:63334</text:span></text:p>
      <text:p text:style-name="P1"><text:span text:style-name="T1">VOTE 1168124096 Campaign:ssss_uk_02B Validity:during Choice:Leon CONN:MIG01XU MSISDN:00777772469999 GUID:DA716A44-A57E-4F37-B146-9AA547A9923E Shortcode:63334</text:span></text:p>
      <text:p text:style-name="P1"><text:span text:style-name="T1">VOTE 1168124096 Campaign:ssss_uk_02B Validity:during Choice:Leon CONN:MIG01TU MSISDN:00777770849999 GUID:F5E5E082-61C8-4787-B43C-EFFE16D7C150 Shortcode:63334</text:span></text:p>
      <text:p text:style-name="P1"><text:span text:style-name="T1">VOTE 1168124096 Campaign:ssss_uk_02B Validity:during Choice:Leon CONN:MIG01TU </text:span><text:soft-page-break/><text:span text:style-name="T1">MSISDN:00777771239999 GUID:9497700D-2B75-42F0-8C46-06A53D5443CD Shortcode:63334</text:span></text:p>
      <text:p text:style-name="P1"><text:span text:style-name="T1">VOTE 1168124096 Campaign:ssss_uk_02B Validity:during Choice:Matthew CONN:MIG00VU MSISDN:00777779319999 GUID:D188335F-DF24-4BBE-8DAD-E4A08EA3A647 Shortcode:63334</text:span></text:p>
      <text:p text:style-name="P1"><text:span text:style-name="T1">VOTE 1168124096 Campaign:ssss_uk_02B Validity:during Choice:Leon CONN:MIG01TU MSISDN:00777776909999 GUID:8AB39B8A-E310-402C-8D9F-DFF927E8BB6B Shortcode:63334</text:span></text:p>
      <text:p text:style-name="P1"><text:span text:style-name="T1">VOTE 1168124096 Campaign:ssss_uk_02B Validity:during Choice:Leon CONN:MIG01TU MSISDN:00777776049999 GUID:06EA8F5B-759C-40A5-9779-A9A95477C03E Shortcode:63334</text:span></text:p>
      <text:p text:style-name="P1"><text:span text:style-name="T1">VOTE 1168124097 Campaign:ssss_uk_02B Validity:during Choice:Matthew CONN:MIG01XU MSISDN:00777772419999 GUID:756910DB-AF40-4AD4-B5F7-4C3D9541A690 Shortcode:63334</text:span></text:p>
      <text:p text:style-name="P1"><text:span text:style-name="T1">VOTE 1168124098 Campaign:ssss_uk_02B Validity:during Choice:Leon CONN:MIG01XU MSISDN:00777772869999 GUID:3DF7C29B-E60C-45B6-BE47-8BC23080A736 Shortcode:63334</text:span></text:p>
      <text:p text:style-name="P1"><text:span text:style-name="T1">VOTE 1168124098 Campaign:ssss_uk_02B Validity:during Choice:Matthew CONN:MIG01HU MSISDN:00777777489999 GUID:9D23C564-4D01-4C9F-9EFD-26647ADFB06D Shortcode:63334</text:span></text:p>
      <text:p text:style-name="P1"><text:span text:style-name="T1">VOTE 1168124097 Campaign:ssss_uk_02B Validity:during Choice:Matthew CONN:MIG01XU MSISDN:00777773999999 GUID:0FD46C93-B662-41A6-91E0-2FD487C37723 Shortcode:63334</text:span></text:p>
      <text:p text:style-name="P1"><text:span text:style-name="T1">VOTE 1168124098 Campaign:ssss_uk_02B Validity:during Choice:Matthew CONN:MIG01XU MSISDN:00777779109999 GUID:9DBDCA79-72E4-4DF0-A145-A44DF95EB660 Shortcode:63334</text:span></text:p>
      <text:p text:style-name="P1"><text:span text:style-name="T1">VOTE 1168124099 Campaign:ssss_uk_02B Validity:during Choice:Leon CONN:MIG01XU MSISDN:00777774229999 GUID:F1FCB236-EDDB-4895-897C-C6C4A688A005 Shortcode:63334</text:span></text:p>
      <text:p text:style-name="P1"><text:span text:style-name="T1">VOTE 1168124099 Campaign:ssss_uk_02B Validity:during Choice:Leon CONN:MIG01XU MSISDN:00777776119999 GUID:EC8734C0-F13C-4107-921D-4B3A96B16F20 Shortcode:63334</text:span></text:p>
      <text:p text:style-name="P1"><text:span text:style-name="T1">VOTE 1168124099 Campaign:ssss_uk_02B Validity:during Choice:Matthew CONN:MIG01HU MSISDN:00777777079999 GUID:D245720D-8F90-478C-AE5B-E52DBF6C86C6 Shortcode:63334</text:span></text:p>
      <text:p text:style-name="P1"><text:span text:style-name="T1">VOTE 1168124096 Campaign:ssss_uk_02B Validity:during Choice:Leon CONN:MIG01XU MSISDN:00777776679999 GUID:FC607B4B-0867-4F23-94E3-729610264681 Shortcode:63334</text:span></text:p>
      <text:p text:style-name="P1"><text:span text:style-name="T1">VOTE 1168124099 Campaign:ssss_uk_02B Validity:during Choice:Matthew CONN:MIG01XU MSISDN:00777777539999 GUID:1562B95F-3E8B-4C1D-8E32-1C4E53508949 Shortcode:63334</text:span></text:p>
      <text:p text:style-name="P1"><text:span text:style-name="T1">VOTE 1168124099 Campaign:ssss_uk_02B Validity:during Choice:Leon CONN:MIG01TU MSISDN:00777778239999 GUID:42C814D2-C523-4726-B7E3-27B90ECC64CD Shortcode:63334</text:span></text:p>
      <text:p text:style-name="P1"><text:span text:style-name="T1">VOTE 1168124100 Campaign:ssss_uk_02B Validity:during Choice:Leon CONN:MIG01XU MSISDN:00777771499999 GUID:C2FC3B44-48BC-4732-8D62-D7592AF2D1C4 Shortcode:63334</text:span></text:p>
      <text:p text:style-name="P1"><text:span text:style-name="T1">VOTE 1168124100 Campaign:ssss_uk_02B Validity:during Choice:Leon CONN:MIG01XU MSISDN:00777779469999 GUID:2AFBED09-BEBF-4223-9156-899B5093BB62 Shortcode:63334</text:span></text:p>
      <text:p text:style-name="P1"><text:span text:style-name="T1">VOTE 1168124100 Campaign:ssss_uk_02B Validity:during Choice:Leon CONN:MIG01HU MSISDN:00777777469999 GUID:452D4E5F-1767-4723-BB18-559F927584C9 Shortcode:63334</text:span></text:p>
      <text:p text:style-name="P1"><text:span text:style-name="T1">VOTE 1168124100 Campaign:ssss_uk_02B Validity:during Choice:Leon CONN:MIG01XU MSISDN:00777776219999 GUID:248B6ABA-1142-4937-8263-2A33FA0112FF Shortcode:63334</text:span></text:p>
      <text:p text:style-name="P1"><text:span text:style-name="T1">VOTE 1168124100 Campaign:ssss_uk_02B Validity:during Choice:Leon CONN:MIG01XU MSISDN:00777779059999 GUID:FA98DE51-AC77-4B08-8981-EE807BDBF1C3 Shortcode:63334</text:span></text:p>
      <text:p text:style-name="P1"><text:span text:style-name="T1">VOTE 1168124101 Campaign:ssss_uk_02B Validity:during Choice:Leon CONN:MIG01XU MSISDN:00777778969999 GUID:52EC7FB6-251D-452C-8C07-229D2AA745B7 Shortcode:63334</text:span></text:p>
      <text:p text:style-name="P1"><text:span text:style-name="T1">VOTE 1168124101 Campaign:ssss_uk_02B Validity:during Choice:Leon CONN:MIG01XU MSISDN:00777775979999 GUID:EA4BA1CF-E564-42F7-A2EB-3B9A65E6043A Shortcode:63334</text:span></text:p>
      <text:p text:style-name="P1"><text:span text:style-name="T1">VOTE 1168124101 Campaign:ssss_uk_02B Validity:during Choice:Leon CONN:MIG01HU MSISDN:00777776169999 GUID:3AC74CAD-7495-43C8-9D8E-A26D57FBA23F Shortcode:63334</text:span></text:p>
      <text:p text:style-name="P1"><text:span text:style-name="T1">VOTE 1168124096 Campaign:ssss_uk_02B Validity:during Choice:Leon CONN:MIG01HU MSISDN:00777778239999 GUID:CE466B9A-16E7-4B9C-9E3C-0EAD2EA07262 Shortcode:63334</text:span></text:p>
      <text:p text:style-name="P1"><text:span text:style-name="T1">VOTE 1168124101 Campaign:ssss_uk_02B Validity:during Choice:Matthew CONN:MIG00VU MSISDN:00777779579999 GUID:FEF48040-ABBA-4DA3-9F87-725B27E146F1 Shortcode:63334</text:span></text:p>
      <text:p text:style-name="P1"><text:span text:style-name="T1">VOTE 1168124101 Campaign:ssss_uk_02B Validity:during Choice:Leon CONN:MIG00VU MSISDN:00777777729999 GUID:5C3DF139-8F21-4CFF-B09F-336DFD48F650 Shortcode:63334</text:span></text:p>
      <text:p text:style-name="P1"><text:span text:style-name="T1">VOTE 1168124101 Campaign:ssss_uk_02B Validity:during Choice:Matthew CONN:MIG01XU MSISDN:00777772429999 GUID:862DC54D-C877-404D-B5AD-41FF9D733AF8 Shortcode:63334</text:span></text:p>
      <text:p text:style-name="P1"><text:span text:style-name="T1">VOTE 1168124101 Campaign:ssss_uk_02B Validity:during Choice:Leon CONN:MIG01XU MSISDN:00777773409999 GUID:1EBFC3A9-6982-4041-9F65-0F4245266757 Shortcode:63334</text:span></text:p>
      <text:p text:style-name="P1"><text:span text:style-name="T1">VOTE 1168124097 Campaign:ssss_uk_02B Validity:during Choice:Matthew CONN:MIG01TU MSISDN:00777772339999 GUID:4AF2E795-A0BC-4E9E-B3A0-018625D79C1D Shortcode:63334</text:span></text:p>
      <text:p text:style-name="P1"><text:span text:style-name="T1">VOTE 1168124097 Campaign:ssss_uk_02B Validity:during Choice:Leon CONN:MIG01TU MSISDN:00777770349999 GUID:BE1E6494-74D5-49E7-81CA-76B83AFDA174 Shortcode:63334</text:span></text:p>
      <text:p text:style-name="P1"><text:span text:style-name="T1">VOTE 1168124102 Campaign:ssss_uk_02B Validity:during Choice:Leon CONN:MIG01XU MSISDN:00777778619999 GUID:AFBCD3EC-06A5-4746-A674-405E08DBBC5B Shortcode:63334</text:span></text:p>
      <text:p text:style-name="P1"><text:span text:style-name="T1">VOTE 1168124102 Campaign:ssss_uk_02B Validity:during Choice:Leon CONN:MIG01XU </text:span><text:soft-page-break/><text:span text:style-name="T1">MSISDN:00777771829999 GUID:568581C0-757C-43B5-9EA4-73EA365357CF Shortcode:63334</text:span></text:p>
      <text:p text:style-name="P1"><text:span text:style-name="T1">VOTE 1168124102 Campaign:ssss_uk_02B Validity:during Choice:Leon CONN:MIG01XU MSISDN:00777774549999 GUID:7D0B75D9-F280-4D23-A326-D33BF1C09CD1 Shortcode:63334</text:span></text:p>
      <text:p text:style-name="P1"><text:span text:style-name="T1">VOTE 1168124102 Campaign:ssss_uk_02B Validity:during Choice:Leon CONN:MIG01XU MSISDN:00777773249999 GUID:792E4FBF-6CCD-4979-AB25-59EE367725EA Shortcode:63334</text:span></text:p>
      <text:p text:style-name="P1"><text:span text:style-name="T1">VOTE 1168124103 Campaign:ssss_uk_02B Validity:during Choice:Leon CONN:MIG01TU MSISDN:00777774119999 GUID:B1DDD28B-2869-4D43-9398-CC97FF4E23EE Shortcode:63334</text:span></text:p>
      <text:p text:style-name="P1"><text:span text:style-name="T1">VOTE 1168124103 Campaign:ssss_uk_02B Validity:during Choice:Leon CONN:MIG01HU MSISDN:00777777459999 GUID:4F46F6C3-8948-4D24-B751-D0178586A4AE Shortcode:63334</text:span></text:p>
      <text:p text:style-name="P1"><text:span text:style-name="T1">VOTE 1168124099 Campaign:ssss_uk_02B Validity:during Choice:Matthew CONN:MIG01TU MSISDN:00777771909999 GUID:EA925027-9856-4316-A0C9-BB7462C80D69 Shortcode:63334</text:span></text:p>
      <text:p text:style-name="P1"><text:span text:style-name="T1">VOTE 1168124103 Campaign:ssss_uk_02B Validity:during Choice:Leon CONN:MIG01XU MSISDN:00777776029999 GUID:199F66BB-9F5B-4CF9-9478-4CBFEDBF4773 Shortcode:63334</text:span></text:p>
      <text:p text:style-name="P1"><text:span text:style-name="T1">VOTE 1168124104 Campaign:ssss_uk_02B Validity:during Choice:Leon CONN:MIG01XU MSISDN:00777778109999 GUID:C94969F3-183E-441B-B12D-70912D354BB1 Shortcode:63334</text:span></text:p>
      <text:p text:style-name="P1"><text:span text:style-name="T1">VOTE 1168124104 Campaign:ssss_uk_02B Validity:during Choice:Leon CONN:MIG01XU MSISDN:00777770099999 GUID:AFDF2B26-A567-48FD-9FD8-4F5EC1743C49 Shortcode:63334</text:span></text:p>
      <text:p text:style-name="P1"><text:span text:style-name="T1">VOTE 1168124105 Campaign:ssss_uk_02B Validity:during Choice:Matthew CONN:MIG00VU MSISDN:00777778059999 GUID:432E4929-7A91-48EE-9ADA-18B381E43851 Shortcode:63334</text:span></text:p>
      <text:p text:style-name="P1"><text:span text:style-name="T1">VOTE 1168124105 Campaign:ssss_uk_02B Validity:during Choice:Leon CONN:MIG01XU MSISDN:00777772649999 GUID:9D54B05A-58A8-4B31-B61C-E8C129D24C62 Shortcode:63334</text:span></text:p>
      <text:p text:style-name="P1"><text:span text:style-name="T1">VOTE 1168124105 Campaign:ssss_uk_02B Validity:during Choice:Leon CONN:MIG01XU MSISDN:00777772169999 GUID:7ABE07CF-E8DE-403F-B9FA-E291A193F372 Shortcode:63334</text:span></text:p>
      <text:p text:style-name="P1"><text:span text:style-name="T1">VOTE 1168124105 Campaign:ssss_uk_02B Validity:during Choice:Leon CONN:MIG01XU MSISDN:00777778539999 GUID:92E6BF89-9123-4409-840A-DC484C6D389C Shortcode:63334</text:span></text:p>
      <text:p text:style-name="P1"><text:span text:style-name="T1">VOTE 1168124106 Campaign:ssss_uk_02B Validity:during Choice:Leon CONN:MIG01XU MSISDN:00777771089999 GUID:45904E4F-B030-45CB-ABFF-370E0DF458CC Shortcode:63334</text:span></text:p>
      <text:p text:style-name="P1"><text:span text:style-name="T1">VOTE 1168124106 Campaign:ssss_uk_02B Validity:during Choice:Leon CONN:MIG00VU MSISDN:00777775039999 GUID:793E90EF-F481-4688-A4A9-2FEE8F00976F Shortcode:63334</text:span></text:p>
      <text:p text:style-name="P1"><text:span text:style-name="T1">VOTE 1168124107 Campaign:ssss_uk_02B Validity:during Choice:Matthew CONN:MIG01HU MSISDN:00777772229999 GUID:53D215E1-AC4F-4632-9B81-957DE3B42463 Shortcode:63334</text:span></text:p>
      <text:p text:style-name="P1"><text:span text:style-name="T1">VOTE 1168124107 Campaign:ssss_uk_02B Validity:during Choice:Leon CONN:MIG01OU MSISDN:00777776459999 GUID:F54598BA-FCE3-4336-A70C-430F9652C899 Shortcode:63334</text:span></text:p>
      <text:p text:style-name="P1"><text:span text:style-name="T1">VOTE 1168124107 Campaign:ssss_uk_02B Validity:during Choice:Matthew CONN:MIG01TU MSISDN:00777773029999 GUID:3578B461-07EB-4A90-9F97-244E00BA9539 Shortcode:63334</text:span></text:p>
      <text:p text:style-name="P1"><text:span text:style-name="T1">VOTE 1168124107 Campaign:ssss_uk_02B Validity:during Choice:Leon CONN:MIG01OU MSISDN:00777772169999 GUID:2ABD0219-663B-415F-A89F-A4F9052A2890 Shortcode:63334</text:span></text:p>
      <text:p text:style-name="P1"><text:span text:style-name="T1">VOTE 1168124107 Campaign:ssss_uk_02B Validity:during Choice:Leon CONN:MIG01XU MSISDN:00777776779999 GUID:4B9B87D4-E318-4529-A3CB-BD20A3EDECB4 Shortcode:63334</text:span></text:p>
      <text:p text:style-name="P1"><text:span text:style-name="T1">VOTE 1168124107 Campaign:ssss_uk_02B Validity:during Choice:Matthew CONN:MIG01XU MSISDN:00777773639999 GUID:C4BFD9A5-91B3-40DD-A31E-BB3550A15AD2 Shortcode:63334</text:span></text:p>
      <text:p text:style-name="P1"><text:span text:style-name="T1">VOTE 1168124107 Campaign:ssss_uk_02B Validity:during Choice:Matthew CONN:MIG01OU MSISDN:00777777869999 GUID:4EC5F7F2-624D-480F-929A-7AC81B8FD5FC Shortcode:63334</text:span></text:p>
      <text:p text:style-name="P1"><text:span text:style-name="T1">VOTE 1168124108 Campaign:ssss_uk_02B Validity:during Choice:Leon CONN:MIG01HU MSISDN:00777773699999 GUID:A2EEF552-2340-4911-AE60-E7533EF3D340 Shortcode:63334</text:span></text:p>
      <text:p text:style-name="P1"><text:span text:style-name="T1">VOTE 1168124108 Campaign:ssss_uk_02B Validity:during Choice:Leon CONN:MIG01XU MSISDN:00777779469999 GUID:6E3DE306-B9E6-4B1A-87BD-84FD291B55D8 Shortcode:63334</text:span></text:p>
      <text:p text:style-name="P1"><text:span text:style-name="T1">VOTE 1168124108 Campaign:ssss_uk_02B Validity:during Choice:Matthew CONN:MIG01XU MSISDN:00777771719999 GUID:D5C1CFD8-7AD3-407C-B1BC-0912F9BA9309 Shortcode:63334</text:span></text:p>
      <text:p text:style-name="P1"><text:span text:style-name="T1">VOTE 1168124108 Campaign:ssss_uk_02B Validity:during Choice:Leon CONN:MIG01XU MSISDN:00777778969999 GUID:995F3034-8E33-4525-A7F4-2F959930BD46 Shortcode:63334</text:span></text:p>
      <text:p text:style-name="P1"><text:span text:style-name="T1">VOTE 1168124108 Campaign:ssss_uk_02B Validity:during Choice:Matthew CONN:MIG01XU MSISDN:00777773359999 GUID:E94D209B-8280-49AC-A58C-D062B07948E5 Shortcode:63334</text:span></text:p>
      <text:p text:style-name="P1"><text:span text:style-name="T1">VOTE 1168124108 Campaign:ssss_uk_02B Validity:during Choice:Leon CONN:MIG01XU MSISDN:00777775039999 GUID:605038A0-6412-40FF-99A0-623E3C8DF87B Shortcode:63334</text:span></text:p>
      <text:p text:style-name="P1"><text:span text:style-name="T1">VOTE 1168124109 Campaign:ssss_uk_02B Validity:during Choice:Leon CONN:MIG01XU MSISDN:00777771729999 GUID:A5FD395F-39C0-4EEC-878A-7FA18462DFE0 Shortcode:63334</text:span></text:p>
      <text:p text:style-name="P1"><text:span text:style-name="T1">VOTE 1168124109 Campaign:ssss_uk_02B Validity:during Choice:Leon CONN:MIG01XU MSISDN:00777779009999 GUID:64DA669F-3D6E-4585-8535-BB60602D0DB5 Shortcode:63334</text:span></text:p>
      <text:p text:style-name="P1"><text:span text:style-name="T1">VOTE 1168124109 Campaign:ssss_uk_02B Validity:during Choice:Leon CONN:MIG01TU MSISDN:00777776329999 GUID:42765C8E-EEE4-43CF-A828-88FA0E69863F Shortcode:63334</text:span></text:p>
      <text:p text:style-name="P1"><text:span text:style-name="T1">VOTE 1168124110 Campaign:ssss_uk_02B Validity:during Choice:Leon CONN:MIG01TU </text:span><text:soft-page-break/><text:span text:style-name="T1">MSISDN:00777777579999 GUID:0D5B36A7-47A1-4A63-9FDA-57CD57F14F80 Shortcode:63334</text:span></text:p>
      <text:p text:style-name="P1"><text:span text:style-name="T1">VOTE 1168124110 Campaign:ssss_uk_02B Validity:during Choice:Leon CONN:MIG01HU MSISDN:00777777749999 GUID:32052983-6F64-49F0-A2FB-8140FF9767FB Shortcode:63334</text:span></text:p>
      <text:p text:style-name="P1"><text:span text:style-name="T1">VOTE 1168124110 Campaign:ssss_uk_02B Validity:during Choice:Leon CONN:MIG01TU MSISDN:00777776819999 GUID:FA49AB36-0200-49D0-8265-EC11E9257954 Shortcode:63334</text:span></text:p>
      <text:p text:style-name="P1"><text:span text:style-name="T1">VOTE 1168124110 Campaign:ssss_uk_02B Validity:during Choice:Leon CONN:MIG01TU MSISDN:00777771579999 GUID:E4144E9E-3592-441C-B1A8-A02F87164A51 Shortcode:63334</text:span></text:p>
      <text:p text:style-name="P1"><text:span text:style-name="T1">VOTE 1168124110 Campaign:ssss_uk_02B Validity:during Choice:Matthew CONN:MIG01TU MSISDN:00777779249999 GUID:906728DF-C3A3-40E5-B951-71D4CCB23DFD Shortcode:63334</text:span></text:p>
      <text:p text:style-name="P1"><text:span text:style-name="T1">VOTE 1168124110 Campaign:ssss_uk_02B Validity:during Choice:Matthew CONN:MIG01TU MSISDN:00777778689999 GUID:08BA6A88-FCE0-46A4-B804-B866BD31A43F Shortcode:63334</text:span></text:p>
      <text:p text:style-name="P1"><text:span text:style-name="T1">VOTE 1168124110 Campaign:ssss_uk_02B Validity:during Choice:Leon CONN:MIG01TU MSISDN:00777777219999 GUID:7F7B2807-4833-416C-8499-7512FB67B7EF Shortcode:63334</text:span></text:p>
      <text:p text:style-name="P1"><text:span text:style-name="T1">VOTE 1168124110 Campaign:ssss_uk_02B Validity:during Choice:Matthew CONN:MIG01XU MSISDN:00777779129999 GUID:2DB19949-3B36-4CB2-8267-71441EEC92BA Shortcode:63334</text:span></text:p>
      <text:p text:style-name="P1"><text:span text:style-name="T1">VOTE 1168124110 Campaign:ssss_uk_02B Validity:during Choice:Leon CONN:MIG01XU MSISDN:00777779349999 GUID:F6B94BF0-08AC-43D7-B28E-A16A9A8B7968 Shortcode:63334</text:span></text:p>
      <text:p text:style-name="P1"><text:span text:style-name="T1">VOTE 1168124110 Campaign:ssss_uk_02B Validity:during Choice:Leon CONN:MIG01XU MSISDN:00777775829999 GUID:E3B8781B-577D-4844-889E-C97C92E6C978 Shortcode:63334</text:span></text:p>
      <text:p text:style-name="P1"><text:span text:style-name="T1">VOTE 1168124110 Campaign:ssss_uk_02B Validity:during Choice:Matthew CONN:MIG00VU MSISDN:00777777349999 GUID:C374DAFE-6D5B-43F4-98AC-3C3996A401F5 Shortcode:63334</text:span></text:p>
      <text:p text:style-name="P1"><text:span text:style-name="T1">VOTE 1168124110 Campaign:ssss_uk_02B Validity:during Choice:Matthew CONN:MIG01XU MSISDN:00777776359999 GUID:D02C4345-D0AE-4191-BF22-B0BD82E3C37B Shortcode:63334</text:span></text:p>
      <text:p text:style-name="P1"><text:span text:style-name="T1">VOTE 1168124111 Campaign:ssss_uk_02B Validity:during Choice:Leon CONN:MIG01XU MSISDN:00777770689999 GUID:AB7BB998-038B-436E-8072-783DC5D8B43B Shortcode:63334</text:span></text:p>
      <text:p text:style-name="P1"><text:span text:style-name="T1">VOTE 1168124111 Campaign:ssss_uk_02B Validity:during Choice:Leon CONN:MIG01XU MSISDN:00777775089999 GUID:B78DC5BF-3BB1-4ADF-8E3C-F81CF7637F07 Shortcode:63334</text:span></text:p>
      <text:p text:style-name="P1"><text:span text:style-name="T1">VOTE 1168124111 Campaign:ssss_uk_02B Validity:during Choice:Leon CONN:MIG01XU MSISDN:00777772159999 GUID:3240D534-ED18-4AFE-AE77-805D94655BDE Shortcode:63334</text:span></text:p>
      <text:p text:style-name="P1"><text:span text:style-name="T1">VOTE 1168124111 Campaign:ssss_uk_02B Validity:during Choice:Leon CONN:MIG01XU MSISDN:00777774879999 GUID:34000CAA-7F3B-4981-931B-4EF7A3DD47BD Shortcode:63334</text:span></text:p>
      <text:p text:style-name="P1"><text:span text:style-name="T1">VOTE 1168124112 Campaign:ssss_uk_02B Validity:during Choice:Leon CONN:MIG01TU MSISDN:00777772709999 GUID:808AF5B9-460A-411D-AB35-9F2F93A477B7 Shortcode:63334</text:span></text:p>
      <text:p text:style-name="P1"><text:span text:style-name="T1">VOTE 1168124112 Campaign:ssss_uk_02B Validity:during Choice:Leon CONN:MIG01TU MSISDN:00777774299999 GUID:4F4111F8-EA62-4DDD-910C-E7456060C9E3 Shortcode:63334</text:span></text:p>
      <text:p text:style-name="P1"><text:span text:style-name="T1">VOTE 1168124112 Campaign:ssss_uk_02B Validity:during Choice:Leon CONN:MIG01TU MSISDN:00777774749999 GUID:575507D6-B52C-45ED-AD00-A4F168E18AFD Shortcode:63334</text:span></text:p>
      <text:p text:style-name="P1"><text:span text:style-name="T1">VOTE 1168124112 Campaign:ssss_uk_02B Validity:during Choice:Matthew CONN:MIG01TU MSISDN:00777770439999 GUID:844031FD-E3CB-4C3F-A9A1-2B82512B12FC Shortcode:63334</text:span></text:p>
      <text:p text:style-name="P1"><text:span text:style-name="T1">VOTE 1168124112 Campaign:ssss_uk_02B Validity:during Choice:Leon CONN:MIG01TU MSISDN:00777775209999 GUID:CB0FEDB7-572E-4371-9E84-0641332F6EFB Shortcode:63334</text:span></text:p>
      <text:p text:style-name="P1"><text:span text:style-name="T1">VOTE 1168124112 Campaign:ssss_uk_02B Validity:during Choice:Leon CONN:MIG01TU MSISDN:00777772829999 GUID:8C298321-3926-47C4-B3C7-306A98CA91FB Shortcode:63334</text:span></text:p>
      <text:p text:style-name="P1"><text:span text:style-name="T1">VOTE 1168124112 Campaign:ssss_uk_02B Validity:during Choice:Leon CONN:MIG01TU MSISDN:00777775469999 GUID:644DFCBD-E3A3-417B-8449-174DF487D038 Shortcode:63334</text:span></text:p>
      <text:p text:style-name="P1"><text:span text:style-name="T1">VOTE 1168124112 Campaign:ssss_uk_02B Validity:during Choice:Leon CONN:MIG01TU MSISDN:00777773219999 GUID:6C60F876-6494-4BDB-A240-0A83F78F975D Shortcode:63334</text:span></text:p>
      <text:p text:style-name="P1"><text:span text:style-name="T1">VOTE 1168124112 Campaign:ssss_uk_02B Validity:during Choice:Leon CONN:MIG01TU MSISDN:00777773169999 GUID:43A2459F-1EA3-4D38-BB99-0220C5A66992 Shortcode:63334</text:span></text:p>
      <text:p text:style-name="P1"><text:span text:style-name="T1">VOTE 1168124112 Campaign:ssss_uk_02B Validity:during Choice:Leon CONN:MIG01HU MSISDN:00777771289999 GUID:A3FA9B67-775E-46C4-9475-45CB4EBEF55D Shortcode:63334</text:span></text:p>
      <text:p text:style-name="P1"><text:span text:style-name="T1">VOTE 1168124112 Campaign:ssss_uk_02B Validity:during Choice:Matthew CONN:MIG01TU MSISDN:00777774699999 GUID:35302199-7168-4AED-8E48-ED8AD60F829C Shortcode:63334</text:span></text:p>
      <text:p text:style-name="P1"><text:span text:style-name="T1">VOTE 1168124112 Campaign:ssss_uk_02B Validity:during Choice:Leon CONN:MIG01XU MSISDN:00777770409999 GUID:3950B50F-8C5D-49B0-882E-C417F92FD271 Shortcode:63334</text:span></text:p>
      <text:p text:style-name="P1"><text:span text:style-name="T1">VOTE 1168124112 Campaign:ssss_uk_02B Validity:during Choice:Matthew CONN:MIG01XU MSISDN:00777771459999 GUID:A18C03D3-7EAE-4DF2-8741-F8A173469809 Shortcode:63334</text:span></text:p>
      <text:p text:style-name="P1"><text:span text:style-name="T1">VOTE 1168124112 Campaign:ssss_uk_02B Validity:during Choice:Leon CONN:MIG01XU MSISDN:00777775459999 GUID:AD9D8B7C-169B-491C-8328-AD2450B189C9 Shortcode:63334</text:span></text:p>
      <text:p text:style-name="P1"><text:span text:style-name="T1">VOTE 1168124112 Campaign:ssss_uk_02B Validity:during Choice:Leon CONN:MIG01XU MSISDN:00777779009999 GUID:E3A8C04A-48F3-490F-86F3-57B5ED2892A2 Shortcode:63334</text:span></text:p>
      <text:p text:style-name="P1"><text:span text:style-name="T1">VOTE 1168124113 Campaign:ssss_uk_02B Validity:during Choice:Leon CONN:MIG01XU </text:span><text:soft-page-break/><text:span text:style-name="T1">MSISDN:00777772419999 GUID:5BD95567-C5F5-4629-9816-AC90699C9ED2 Shortcode:63334</text:span></text:p>
      <text:p text:style-name="P1"><text:span text:style-name="T1">VOTE 1168124113 Campaign:ssss_uk_02B Validity:during Choice:Leon CONN:MIG01XU MSISDN:00777774489999 GUID:17AC0768-62A7-4F0F-9C63-C0E0401E90D5 Shortcode:63334</text:span></text:p>
      <text:p text:style-name="P1"><text:span text:style-name="T1">VOTE 1168124113 Campaign:ssss_uk_02B Validity:during Choice:Leon CONN:MIG01XU MSISDN:00777771039999 GUID:C9A69891-0BDE-4F32-85F6-5D0C505919E4 Shortcode:63334</text:span></text:p>
      <text:p text:style-name="P1"><text:span text:style-name="T1">VOTE 1168124113 Campaign:ssss_uk_02B Validity:during Choice:Leon CONN:MIG01XU MSISDN:00777772719999 GUID:4175E36D-4BE1-4C03-A0CB-A0BC3D131238 Shortcode:63334</text:span></text:p>
      <text:p text:style-name="P1"><text:span text:style-name="T1">VOTE 1168124114 Campaign:ssss_uk_02B Validity:during Choice:Leon CONN:MIG01XU MSISDN:00777779879999 GUID:34A7BAF9-230C-4AA6-922D-3704C1B05328 Shortcode:63334</text:span></text:p>
      <text:p text:style-name="P1"><text:span text:style-name="T1">VOTE 1168124114 Campaign:ssss_uk_02B Validity:during Choice:Leon CONN:MIG01XU MSISDN:00777772599999 GUID:0B5D83C6-B1D5-40B9-B283-F3CCE068DDF4 Shortcode:63334</text:span></text:p>
      <text:p text:style-name="P1"><text:span text:style-name="T1">VOTE 1168124116 Campaign:ssss_uk_02B Validity:during Choice:Leon CONN:MIG00VU MSISDN:00777779539999 GUID:D0B6BF30-659A-4A26-B6E8-9E8DD6785F62 Shortcode:63334</text:span></text:p>
      <text:p text:style-name="P1"><text:span text:style-name="T1">VOTE 1168124116 Campaign:ssss_uk_02B Validity:during Choice:Leon CONN:MIG01XU MSISDN:00777772449999 GUID:4EFB21A4-A752-4BBF-BF93-EF19731B381C Shortcode:63334</text:span></text:p>
      <text:p text:style-name="P1"><text:span text:style-name="T1">VOTE 1168124116 Campaign:ssss_uk_02B Validity:during Choice:Leon CONN:MIG01XU MSISDN:00777779969999 GUID:D1049C3D-0B36-4C8F-92AF-9F53F2B71846 Shortcode:63334</text:span></text:p>
      <text:p text:style-name="P1"><text:span text:style-name="T1">VOTE 1168124116 Campaign:ssss_uk_02B Validity:during Choice:Leon CONN:MIG01XU MSISDN:00777778159999 GUID:ED7AF07D-E5D6-4FE7-8768-E4451D4CA6D7 Shortcode:63334</text:span></text:p>
      <text:p text:style-name="P1"><text:span text:style-name="T1">VOTE 1168124116 Campaign:ssss_uk_02B Validity:during Choice:Leon CONN:MIG01XU MSISDN:00777776379999 GUID:FDF4FB71-93AC-43D4-92B2-EA858DA83790 Shortcode:63334</text:span></text:p>
      <text:p text:style-name="P1"><text:span text:style-name="T1">VOTE 1168124116 Campaign:ssss_uk_02B Validity:during Choice:Leon CONN:MIG01XU MSISDN:00777771929999 GUID:426E8D93-62AE-4BF9-9F7F-C37FEC833313 Shortcode:63334</text:span></text:p>
      <text:p text:style-name="P1"><text:span text:style-name="T1">VOTE 1168124116 Campaign:ssss_uk_02B Validity:during Choice:Leon CONN:MIG01XU MSISDN:00777772089999 GUID:84A43C04-5DA2-4284-86A2-3FD51447F6A6 Shortcode:63334</text:span></text:p>
      <text:p text:style-name="P1"><text:span text:style-name="T1">VOTE 1168124116 Campaign:ssss_uk_02B Validity:during Choice:Leon CONN:MIG01XU MSISDN:00777771119999 GUID:9F80AE63-3AF0-4825-84DD-87EB4E2A6021 Shortcode:63334</text:span></text:p>
      <text:p text:style-name="P1"><text:span text:style-name="T1">VOTE 1168124116 Campaign:ssss_uk_02B Validity:during Choice:Leon CONN:MIG01XU MSISDN:00777771039999 GUID:9DB98D0C-98A0-4A86-9E20-4AC6C0BE7912 Shortcode:63334</text:span></text:p>
      <text:p text:style-name="P1"><text:span text:style-name="T1">VOTE 1168124116 Campaign:ssss_uk_02B Validity:during Choice:Leon CONN:MIG01XU MSISDN:00777779469999 GUID:E7EB1A1C-5BCE-47FD-BAF0-D4B10E2F62A7 Shortcode:63334</text:span></text:p>
      <text:p text:style-name="P1"><text:span text:style-name="T1">VOTE 1168124116 Campaign:ssss_uk_02B Validity:during Choice:Leon CONN:MIG01XU MSISDN:00777771649999 GUID:84AFADA9-8CEC-4C46-9C94-80A91DD87964 Shortcode:63334</text:span></text:p>
      <text:p text:style-name="P1"><text:span text:style-name="T1">VOTE 1168124116 Campaign:ssss_uk_02B Validity:during Choice:Leon CONN:MIG01XU MSISDN:00777772619999 GUID:27DD4242-0ADC-4286-B358-F9888AA69DDE Shortcode:63334</text:span></text:p>
      <text:p text:style-name="P1"><text:span text:style-name="T1">VOTE 1168124117 Campaign:ssss_uk_02B Validity:during Choice:Leon CONN:MIG01XU MSISDN:00777770289999 GUID:AE473C43-A8D1-4B9B-84DB-38F2D21C463D Shortcode:63334</text:span></text:p>
      <text:p text:style-name="P1"><text:span text:style-name="T1">VOTE 1168124117 Campaign:ssss_uk_02B Validity:during Choice:Matthew CONN:MIG01XU MSISDN:00777772959999 GUID:0D9C8A71-4318-4D17-938B-F97933D6F3BB Shortcode:63334</text:span></text:p>
      <text:p text:style-name="P1"><text:span text:style-name="T1">VOTE 1168124117 Campaign:ssss_uk_02B Validity:during Choice:Leon CONN:MIG01TU MSISDN:00777770059999 GUID:9ACA0354-ADEF-41FC-9CAB-9130F0B36E15 Shortcode:63334</text:span></text:p>
      <text:p text:style-name="P1"><text:span text:style-name="T1">VOTE 1168124117 Campaign:ssss_uk_02B Validity:during Choice:Matthew CONN:MIG01TU MSISDN:00777776989999 GUID:AE0E4B92-3BF2-41E4-B9A8-BF264C9FB1C2 Shortcode:63334</text:span></text:p>
      <text:p text:style-name="P1"><text:span text:style-name="T1">VOTE 1168124117 Campaign:ssss_uk_02B Validity:during Choice:Leon CONN:MIG01TU MSISDN:00777771579999 GUID:CDF1C4DA-C56D-43B5-A537-88070ADE8F42 Shortcode:63334</text:span></text:p>
      <text:p text:style-name="P1"><text:span text:style-name="T1">VOTE 1168124117 Campaign:ssss_uk_02B Validity:during Choice:Matthew CONN:MIG01TU MSISDN:00777779869999 GUID:5E6208FA-2785-4CDE-80D1-1F511D750C2D Shortcode:63334</text:span></text:p>
      <text:p text:style-name="P1"><text:span text:style-name="T1">VOTE 1168124117 Campaign:ssss_uk_02B Validity:during Choice:Matthew CONN:MIG01XU MSISDN:00777774939999 GUID:208FDFA8-03AA-46EF-B873-6DFB0289B7CC Shortcode:63334</text:span></text:p>
      <text:p text:style-name="P1"><text:span text:style-name="T1">VOTE 1168124117 Campaign:ssss_uk_02B Validity:during Choice:Matthew CONN:MIG01XU MSISDN:00777779819999 GUID:2AD7931A-39FA-4952-9291-9040112D0127 Shortcode:63334</text:span></text:p>
      <text:p text:style-name="P1"><text:span text:style-name="T1">VOTE 1168124118 Campaign:ssss_uk_02B Validity:during Choice:Leon CONN:MIG01TU MSISDN:00777778539999 GUID:00A6B58A-0A4E-4483-AA01-4462085293AF Shortcode:63334</text:span></text:p>
      <text:p text:style-name="P1"><text:span text:style-name="T1">VOTE 1168124118 Campaign:ssss_uk_02B Validity:during Choice:Matthew CONN:MIG01XU MSISDN:00777771009999 GUID:82EF46A6-0280-45EB-BDB7-7AC50C0AC1EB Shortcode:63334</text:span></text:p>
      <text:p text:style-name="P1"><text:span text:style-name="T1">VOTE 1168124118 Campaign:ssss_uk_02B Validity:during Choice:Leon CONN:MIG01TU MSISDN:00777770619999 GUID:F94DDA25-F48A-4D10-9428-BBC19BB5BBF8 Shortcode:63334</text:span></text:p>
      <text:p text:style-name="P1"><text:span text:style-name="T1">VOTE 1168124119 Campaign:ssss_uk_02B Validity:during Choice:Leon CONN:MIG01XU MSISDN:00777774879999 GUID:BC419CAE-1479-45C8-8F7D-87FA0942A3C5 Shortcode:63334</text:span></text:p>
      <text:p text:style-name="P1"><text:span text:style-name="T1">VOTE 1168124120 Campaign:ssss_uk_02B Validity:during Choice:Leon CONN:MIG01XU MSISDN:00777778449999 GUID:0056D5CE-0A27-49E1-9B38-991C652C9103 Shortcode:63334</text:span></text:p>
      <text:p text:style-name="P1"><text:span text:style-name="T1">VOTE 1168124120 Campaign:ssss_uk_02B Validity:during Choice:Leon CONN:MIG01XU </text:span><text:soft-page-break/><text:span text:style-name="T1">MSISDN:00777777539999 GUID:15156B59-F0FB-48AD-BEE9-CE615CAAD1DB Shortcode:63334</text:span></text:p>
      <text:p text:style-name="P1"><text:span text:style-name="T1">VOTE 1168124120 Campaign:ssss_uk_02B Validity:during Choice:Matthew CONN:MIG01XU MSISDN:00777776479999 GUID:909487E4-2646-4CB2-AA2B-4FC82F0734A1 Shortcode:63334</text:span></text:p>
      <text:p text:style-name="P1"><text:span text:style-name="T1">VOTE 1168124120 Campaign:ssss_uk_02B Validity:during Choice:Mark CONN:MIG01XU MSISDN:00777776649999 GUID:6C8A305B-7B63-4D41-AEED-385DF469FFD3 Shortcode:63334</text:span></text:p>
      <text:p text:style-name="P1"><text:span text:style-name="T1">VOTE 1168124120 Campaign:ssss_uk_02B Validity:during Choice:Matthew CONN:MIG01XU MSISDN:00777771429999 GUID:69A19C80-A477-45F1-B8CE-3D1024DF6857 Shortcode:63334</text:span></text:p>
      <text:p text:style-name="P1"><text:span text:style-name="T1">VOTE 1168124120 Campaign:ssss_uk_02B Validity:during Choice:Matthew CONN:MIG01XU MSISDN:00777774309999 GUID:6B50B2F6-3289-4291-909B-008005F24AC4 Shortcode:63334</text:span></text:p>
      <text:p text:style-name="P1"><text:span text:style-name="T1">VOTE 1168124120 Campaign:ssss_uk_02B Validity:during Choice:Matthew CONN:MIG01XU MSISDN:00777778989999 GUID:4EAEBA13-95B3-46E2-921F-FD3DA999E060 Shortcode:63334</text:span></text:p>
      <text:p text:style-name="P1"><text:span text:style-name="T1">VOTE 1168124121 Campaign:ssss_uk_02B Validity:during Choice:Leon CONN:MIG01XU MSISDN:00777776119999 GUID:DD63000D-E105-4F82-8BA2-B029C71FCCB9 Shortcode:63334</text:span></text:p>
      <text:p text:style-name="P1"><text:span text:style-name="T1">VOTE 1168124121 Campaign:ssss_uk_02B Validity:during Choice:Matthew CONN:MIG00VU MSISDN:00777770179999 GUID:7FBC7D82-0B54-49FD-9F73-461DC64FA6C4 Shortcode:63334</text:span></text:p>
      <text:p text:style-name="P1"><text:span text:style-name="T1">VOTE 1168124121 Campaign:ssss_uk_02B Validity:during Choice:Matthew CONN:MIG01HU MSISDN:00777778689999 GUID:B3D97CAB-3545-4173-AEF0-C136A1386038 Shortcode:63334</text:span></text:p>
      <text:p text:style-name="P1"><text:span text:style-name="T1">VOTE 1168124121 Campaign:ssss_uk_02B Validity:during Choice:Leon CONN:MIG01TU MSISDN:00777776769999 GUID:A09D0B83-EE83-4800-8E5B-2FB9D4F9A997 Shortcode:63334</text:span></text:p>
      <text:p text:style-name="P1"><text:span text:style-name="T1">VOTE 1168124121 Campaign:ssss_uk_02B Validity:during Choice:Leon CONN:MIG01TU MSISDN:00777770849999 GUID:A6CFB5BF-0A2D-4CDE-82C2-FE818C61A38F Shortcode:63334</text:span></text:p>
      <text:p text:style-name="P1"><text:span text:style-name="T1">VOTE 1168124121 Campaign:ssss_uk_02B Validity:during Choice:Leon CONN:MIG01XU MSISDN:00777779899999 GUID:D2639528-7A5C-4DD0-8BF8-ED31D359235B Shortcode:63334</text:span></text:p>
      <text:p text:style-name="P1"><text:span text:style-name="T1">VOTE 1168124122 Campaign:ssss_uk_02B Validity:during Choice:Leon CONN:MIG01TU MSISDN:00777779169999 GUID:1938AE1F-6547-4C75-BF73-12D9B978A361 Shortcode:63334</text:span></text:p>
      <text:p text:style-name="P1"><text:span text:style-name="T1">VOTE 1168124122 Campaign:ssss_uk_02B Validity:during Choice:Leon CONN:MIG01XU MSISDN:00777779989999 GUID:C4EA8F04-40DD-4FDA-A2F4-1E90720D9855 Shortcode:63334</text:span></text:p>
      <text:p text:style-name="P1"><text:span text:style-name="T1">VOTE 1168124122 Campaign:ssss_uk_02B Validity:during Choice:Leon CONN:MIG01XU MSISDN:00777772629999 GUID:5DD7E232-F1F0-4D4C-963C-0D04B15E62B0 Shortcode:63334</text:span></text:p>
      <text:p text:style-name="P1"><text:span text:style-name="T1">VOTE 1168124122 Campaign:ssss_uk_02B Validity:during Choice:Leon CONN:MIG01XU MSISDN:00777778289999 GUID:060EEE6B-EC99-4A77-806A-FA83FAF47D44 Shortcode:63334</text:span></text:p>
      <text:p text:style-name="P1"><text:span text:style-name="T1">VOTE 1168124123 Campaign:ssss_uk_02B Validity:during Choice:Matthew CONN:MIG01TU MSISDN:00777776339999 GUID:ED6D81BE-8504-45D6-AE61-F2AFB29414FC Shortcode:63334</text:span></text:p>
      <text:p text:style-name="P1"><text:span text:style-name="T1">VOTE 1168124123 Campaign:ssss_uk_02B Validity:during Choice:Leon CONN:MIG01XU MSISDN:00777779389999 GUID:7889FB98-0629-406F-81F8-E53ED2CF8221 Shortcode:63334</text:span></text:p>
      <text:p text:style-name="P1"><text:span text:style-name="T1">VOTE 1168124123 Campaign:ssss_uk_02B Validity:during Choice:Matthew CONN:MIG01OU MSISDN:00777775729999 GUID:B5697D9B-BE25-4136-9F08-D5A49B43BFD1 Shortcode:63334</text:span></text:p>
      <text:p text:style-name="P1"><text:span text:style-name="T1">VOTE 1168124124 Campaign:ssss_uk_02B Validity:during Choice:Leon CONN:MIG01XU MSISDN:00777772019999 GUID:E798EDC1-FB61-4065-AAF7-2D7046CE305E Shortcode:63334</text:span></text:p>
      <text:p text:style-name="P1"><text:span text:style-name="T1">VOTE 1168124124 Campaign:ssss_uk_02B Validity:during Choice:Matthew CONN:MIG01TU MSISDN:00777771749999 GUID:F3D89C76-5899-45EC-8706-617FE1FFB0F5 Shortcode:63334</text:span></text:p>
      <text:p text:style-name="P1"><text:span text:style-name="T1">VOTE 1168124124 Campaign:ssss_uk_02B Validity:during Choice:Leon CONN:MIG01XU MSISDN:00777775209999 GUID:9B8F2018-8132-4ACA-BB7D-18BD63E0056C Shortcode:63334</text:span></text:p>
      <text:p text:style-name="P1"><text:span text:style-name="T1">VOTE 1168124125 Campaign:ssss_uk_02B Validity:during Choice:Leon CONN:MIG01XU MSISDN:00777774189999 GUID:E46E992E-BD41-4113-8EF7-21674BBFBB04 Shortcode:63334</text:span></text:p>
      <text:p text:style-name="P1"><text:span text:style-name="T1">VOTE 1168124125 Campaign:ssss_uk_02B Validity:during Choice:Leon CONN:MIG01XU MSISDN:00777779229999 GUID:CD8282F7-EE93-4738-A3BC-6E9E0774B268 Shortcode:63334</text:span></text:p>
      <text:p text:style-name="P1"><text:span text:style-name="T1">VOTE 1168124126 Campaign:ssss_uk_02B Validity:during Choice:Leon CONN:MIG01XU MSISDN:00777773019999 GUID:74C6D117-01CA-40B1-AFDF-0CC136FF86E4 Shortcode:63334</text:span></text:p>
      <text:p text:style-name="P1"><text:span text:style-name="T1">VOTE 1168124126 Campaign:ssss_uk_02B Validity:during Choice:Leon CONN:MIG01XU MSISDN:00777777659999 GUID:A27FED40-0A5C-457D-9174-3CACDEDD1390 Shortcode:63334</text:span></text:p>
      <text:p text:style-name="P1"><text:span text:style-name="T1">VOTE 1168124126 Campaign:ssss_uk_02B Validity:during Choice:Matthew CONN:MIG01XU MSISDN:00777779529999 GUID:B2DD3CCF-0531-40FC-AB33-B679D96EA7CA Shortcode:63334</text:span></text:p>
      <text:p text:style-name="P1"><text:span text:style-name="T1">VOTE 1168124126 Campaign:ssss_uk_02B Validity:during Choice:Matthew CONN:MIG01XU MSISDN:00777770409999 GUID:1F245F55-ACEE-4BB6-B24C-0B83CAD89B63 Shortcode:63334</text:span></text:p>
      <text:p text:style-name="P1"><text:span text:style-name="T1">VOTE 1168124126 Campaign:ssss_uk_02B Validity:during Choice:Leon CONN:MIG01XU MSISDN:00777773639999 GUID:CAA9ED1B-E0A1-421B-BE48-87C4DF1FE21D Shortcode:63334</text:span></text:p>
      <text:p text:style-name="P1"><text:span text:style-name="T1">VOTE 1168124127 Campaign:ssss_uk_02B Validity:during Choice:Leon CONN:MIG00VU MSISDN:00777777419999 GUID:C91D0F51-0719-412A-B47F-7917C807AB2E Shortcode:63334</text:span></text:p>
      <text:p text:style-name="P1"><text:span text:style-name="T1">VOTE 1168124127 Campaign:ssss_uk_02B Validity:during Choice:Verity CONN:MIG01TU MSISDN:00777773969999 GUID:224D9004-DBE0-4ED5-9385-E4039880185F Shortcode:63334</text:span></text:p>
      <text:p text:style-name="P1"><text:span text:style-name="T1">VOTE 1168124127 Campaign:ssss_uk_02B Validity:during Choice:Leon CONN:MIG01TU </text:span><text:soft-page-break/><text:span text:style-name="T1">MSISDN:00777774419999 GUID:B138E35E-84DF-49FF-A314-A6CA91A5A79F Shortcode:63334</text:span></text:p>
      <text:p text:style-name="P1"><text:span text:style-name="T1">VOTE 1168124127 Campaign:ssss_uk_02B Validity:during Choice:Leon CONN:MIG01TU MSISDN:00777770429999 GUID:CBCC586E-C3BC-469D-88EF-8C9BC3A881DB Shortcode:63334</text:span></text:p>
      <text:p text:style-name="P1"><text:span text:style-name="T1">VOTE 1168124127 Campaign:ssss_uk_02B Validity:during Choice:Matthew CONN:MIG01TU MSISDN:00777779249999 GUID:8AC6583E-8468-48CE-A76C-F97E84A70181 Shortcode:63334</text:span></text:p>
      <text:p text:style-name="P1"><text:span text:style-name="T1">VOTE 1168124127 Campaign:ssss_uk_02B Validity:during Choice:Leon CONN:MIG00VU MSISDN:00777775759999 GUID:CAEB535B-FEF5-4C7C-9ED6-91AE1BB364E8 Shortcode:63334</text:span></text:p>
      <text:p text:style-name="P1"><text:span text:style-name="T1">VOTE 1168124127 Campaign:ssss_uk_02B Validity:during Choice:Matthew CONN:MIG01XU MSISDN:00777774329999 GUID:2D82EC4D-0201-4E94-8A63-D29DF9171DED Shortcode:63334</text:span></text:p>
      <text:p text:style-name="P1"><text:span text:style-name="T1">VOTE 1168124127 Campaign:ssss_uk_02B Validity:during Choice:Matthew CONN:MIG01XU MSISDN:00777775369999 GUID:6F77BD53-8163-41FF-8DFA-708C6DE845F0 Shortcode:63334</text:span></text:p>
      <text:p text:style-name="P1"><text:span text:style-name="T1">VOTE 1168124127 Campaign:ssss_uk_02B Validity:during Choice:Leon CONN:MIG01XU MSISDN:00777772919999 GUID:EA8478CE-202C-4165-AE20-5E322C9E439E Shortcode:63334</text:span></text:p>
      <text:p text:style-name="P1"><text:span text:style-name="T1">VOTE 1168124128 Campaign:ssss_uk_02B Validity:during Choice:Leon CONN:MIG01XU MSISDN:00777773939999 GUID:93D2C5BF-8442-4794-A977-42068E457C51 Shortcode:63334</text:span></text:p>
      <text:p text:style-name="P1"><text:span text:style-name="T1">VOTE 1168124128 Campaign:ssss_uk_02B Validity:during Choice:Leon CONN:MIG01XU MSISDN:00777779569999 GUID:E4722C62-DD65-4BC7-9CAE-BCF732B77230 Shortcode:63334</text:span></text:p>
      <text:p text:style-name="P1"><text:span text:style-name="T1">VOTE 1168124128 Campaign:ssss_uk_02B Validity:during Choice:Leon CONN:MIG00VU MSISDN:00777770189999 GUID:CBCD0307-6D97-4CF6-B30E-43CD859728E7 Shortcode:63334</text:span></text:p>
      <text:p text:style-name="P1"><text:span text:style-name="T1">VOTE 1168124128 Campaign:ssss_uk_02B Validity:during Choice:Leon CONN:MIG00VU MSISDN:00777775999999 GUID:B7B65227-726D-4417-BA62-D869AF9F9CC7 Shortcode:63334</text:span></text:p>
      <text:p text:style-name="P1"><text:span text:style-name="T1">VOTE 1168124128 Campaign:ssss_uk_02B Validity:during Choice:Leon CONN:MIG01XU MSISDN:00777775539999 GUID:BB7D5C86-61B9-43E5-BB48-2F32D41AA21E Shortcode:63334</text:span></text:p>
      <text:p text:style-name="P1"><text:span text:style-name="T1">VOTE 1168124128 Campaign:ssss_uk_02B Validity:during Choice:Matthew CONN:MIG01XU MSISDN:00777775249999 GUID:E3E73A3C-2FA7-49CC-9CE8-67C526F8D72C Shortcode:63334</text:span></text:p>
      <text:p text:style-name="P1"><text:span text:style-name="T1">VOTE 1168124129 Campaign:ssss_uk_02B Validity:during Choice:Matthew CONN:MIG01XU MSISDN:00777776019999 GUID:7BED1318-4E99-4305-B309-7237622D382B Shortcode:63334</text:span></text:p>
      <text:p text:style-name="P1"><text:span text:style-name="T1">VOTE 1168124129 Campaign:ssss_uk_02B Validity:during Choice:Matthew CONN:MIG01XU MSISDN:00777774839999 GUID:35A99D3D-4C8D-4BBF-BDBF-F342720CBA03 Shortcode:63334</text:span></text:p>
      <text:p text:style-name="P1"><text:span text:style-name="T1">VOTE 1168124129 Campaign:ssss_uk_02B Validity:during Choice:Leon CONN:MIG01XU MSISDN:00777777969999 GUID:0CE8E1AF-9E90-4BFE-88C7-64230325B71F Shortcode:63334</text:span></text:p>
      <text:p text:style-name="P1"><text:span text:style-name="T1">VOTE 1168124129 Campaign:ssss_uk_02B Validity:during Choice:Leon CONN:MIG00VU MSISDN:00777771589999 GUID:3781DC78-B9DF-48C8-A257-64071D4FED8F Shortcode:63334</text:span></text:p>
      <text:p text:style-name="P1"><text:span text:style-name="T1">VOTE 1168124129 Campaign:ssss_uk_02B Validity:during Choice:Leon CONN:MIG01XU MSISDN:00777779959999 GUID:6A304E2D-386C-4664-BF06-15D6E7C3061A Shortcode:63334</text:span></text:p>
      <text:p text:style-name="P1"><text:span text:style-name="T1">VOTE 1168124130 Campaign:ssss_uk_02B Validity:during Choice:Leon CONN:MIG01XU MSISDN:00777779709999 GUID:F6133461-37A6-47CA-9E82-199BC1D27C64 Shortcode:63334</text:span></text:p>
      <text:p text:style-name="P1"><text:span text:style-name="T1">VOTE 1168124130 Campaign:ssss_uk_02B Validity:during Choice:Leon CONN:MIG01XU MSISDN:00777774719999 GUID:96271FA0-BCD1-421E-BE06-AF8613F05943 Shortcode:63334</text:span></text:p>
      <text:p text:style-name="P1"><text:span text:style-name="T1">VOTE 1168124130 Campaign:ssss_uk_02B Validity:during Choice:Leon CONN:MIG00VU MSISDN:00777778569999 GUID:A6DC1864-4D48-42D1-B73F-878F46C556E7 Shortcode:63334</text:span></text:p>
      <text:p text:style-name="P1"><text:span text:style-name="T1">VOTE 1168124130 Campaign:ssss_uk_02B Validity:during Choice:Leon CONN:MIG01TU MSISDN:00777778669999 GUID:994747EC-3B09-4749-B5F3-71F4DA9EF5D0 Shortcode:63334</text:span></text:p>
      <text:p text:style-name="P1"><text:span text:style-name="T1">VOTE 1168124131 Campaign:ssss_uk_02B Validity:during Choice:Matthew CONN:MIG01XU MSISDN:00777770829999 GUID:186857CA-0A0B-4243-A4EA-FE4CE834BC0D Shortcode:63334</text:span></text:p>
      <text:p text:style-name="P1"><text:span text:style-name="T1">VOTE 1168124131 Campaign:ssss_uk_02B Validity:during Choice:Leon CONN:MIG01XU MSISDN:00777775109999 GUID:3CC764E2-3904-4B72-9BB9-39572CFEAC12 Shortcode:63334</text:span></text:p>
      <text:p text:style-name="P1"><text:span text:style-name="T1">VOTE 1168124131 Campaign:ssss_uk_02B Validity:during Choice:Leon CONN:MIG01XU MSISDN:00777773249999 GUID:B260523F-3CA5-4D78-AC10-C574FFC6150F Shortcode:63334</text:span></text:p>
      <text:p text:style-name="P1"><text:span text:style-name="T1">VOTE 1168124131 Campaign:ssss_uk_02B Validity:during Choice:Matthew CONN:MIG01XU MSISDN:00777776209999 GUID:66A3D02A-9912-46DA-BE5C-0BF84D3F7EFC Shortcode:63334</text:span></text:p>
      <text:p text:style-name="P1"><text:span text:style-name="T1">VOTE 1168124131 Campaign:ssss_uk_02B Validity:during Choice:Leon CONN:MIG01XU MSISDN:00777776029999 GUID:372D00AD-FF10-499D-BDD7-5B0A83F29C29 Shortcode:63334</text:span></text:p>
      <text:p text:style-name="P1"><text:span text:style-name="T1">VOTE 1168124132 Campaign:ssss_uk_02B Validity:during Choice:Leon CONN:MIG01XU MSISDN:00777775089999 GUID:D2202E89-76F0-4597-96AC-6F20AAE29895 Shortcode:63334</text:span></text:p>
      <text:p text:style-name="P1"><text:span text:style-name="T1">VOTE 1168124132 Campaign:ssss_uk_02B Validity:during Choice:Leon CONN:MIG01XU MSISDN:00777770739999 GUID:A07950E7-F1BB-4348-9645-825AE8729AE9 Shortcode:63334</text:span></text:p>
      <text:p text:style-name="P1"><text:span text:style-name="T1">VOTE 1168124132 Campaign:ssss_uk_02B Validity:during Choice:Leon CONN:MIG01XU MSISDN:00777775649999 GUID:77625DB0-8623-46CD-BFC4-C668B64BC400 Shortcode:63334</text:span></text:p>
      <text:p text:style-name="P1"><text:span text:style-name="T1">VOTE 1168124133 Campaign:ssss_uk_02B Validity:during Choice:Leon CONN:MIG01TU MSISDN:00777772019999 GUID:68FB7046-A78C-450A-A052-63CE9C56C1F3 Shortcode:63334</text:span></text:p>
      <text:p text:style-name="P1"><text:span text:style-name="T1">VOTE 1168124133 Campaign:ssss_uk_02B Validity:during Choice:Leon CONN:MIG01TU </text:span><text:soft-page-break/><text:span text:style-name="T1">MSISDN:00777771939999 GUID:E8AE5808-7453-4E35-958A-74F1F762D4D2 Shortcode:63334</text:span></text:p>
      <text:p text:style-name="P1"><text:span text:style-name="T1">VOTE 1168124133 Campaign:ssss_uk_02B Validity:during Choice:Leon CONN:MIG01TU MSISDN:00777776989999 GUID:70AF10CB-A9B5-4403-B0B7-F2581586AF59 Shortcode:63334</text:span></text:p>
      <text:p text:style-name="P1"><text:span text:style-name="T1">VOTE 1168124133 Campaign:ssss_uk_02B Validity:during Choice:Leon CONN:MIG01TU MSISDN:00777779359999 GUID:CCFCFBD1-03A6-4B21-AC99-0286021FCF84 Shortcode:63334</text:span></text:p>
      <text:p text:style-name="P1"><text:span text:style-name="T1">VOTE 1168124133 Campaign:ssss_uk_02B Validity:during Choice:Leon CONN:MIG01TU MSISDN:00777774019999 GUID:FDCE4458-FA68-42C6-8F85-3E64731E4616 Shortcode:63334</text:span></text:p>
      <text:p text:style-name="P1"><text:span text:style-name="T1">VOTE 1168124133 Campaign:ssss_uk_02B Validity:during Choice:Leon CONN:MIG01XU MSISDN:00777771139999 GUID:204A786C-C340-4D17-82AE-74A3F007E884 Shortcode:63334</text:span></text:p>
      <text:p text:style-name="P1"><text:span text:style-name="T1">VOTE 1168124134 Campaign:ssss_uk_02B Validity:during Choice:Leon CONN:MIG01XU MSISDN:00777779259999 GUID:C62BFE5F-C4ED-4B06-92AF-FFB9FE9E197F Shortcode:63334</text:span></text:p>
      <text:p text:style-name="P1"><text:span text:style-name="T1">VOTE 1168124134 Campaign:ssss_uk_02B Validity:during Choice:Matthew CONN:MIG01XU MSISDN:00777774949999 GUID:B570A8B0-109B-4F57-BC0C-7F51C68ACDCA Shortcode:63334</text:span></text:p>
      <text:p text:style-name="P1"><text:span text:style-name="T1">VOTE 1168124134 Campaign:ssss_uk_02B Validity:during Choice:Leon CONN:MIG01XU MSISDN:00777775739999 GUID:18094366-E38E-4090-A2E3-F2DE6610EBB5 Shortcode:63334</text:span></text:p>
      <text:p text:style-name="P1"><text:span text:style-name="T1">VOTE 1168124134 Campaign:ssss_uk_02B Validity:during Choice:Leon CONN:MIG01XU MSISDN:00777773449999 GUID:359BAA28-3AC6-4EE0-8836-603D90C9B804 Shortcode:63334</text:span></text:p>
      <text:p text:style-name="P1"><text:span text:style-name="T1">VOTE 1168124134 Campaign:ssss_uk_02B Validity:during Choice:Leon CONN:MIG00VU MSISDN:00777771639999 GUID:54C60DAF-DF51-4E70-AE89-E96D5AA39906 Shortcode:63334</text:span></text:p>
      <text:p text:style-name="P1"><text:span text:style-name="T1">VOTE 1168124135 Campaign:ssss_uk_02B Validity:during Choice:Leon CONN:MIG01XU MSISDN:00777779509999 GUID:0F3E0DDC-8E38-4953-9DB2-1859CC859949 Shortcode:63334</text:span></text:p>
      <text:p text:style-name="P1"><text:span text:style-name="T1">VOTE 1168124135 Campaign:ssss_uk_02B Validity:during Choice:Leon CONN:MIG01XU MSISDN:00777777579999 GUID:0CC1F8C1-42ED-4076-83D8-40E4AD0ECE94 Shortcode:63334</text:span></text:p>
      <text:p text:style-name="P1"><text:span text:style-name="T1">VOTE 1168124136 Campaign:ssss_uk_02B Validity:during Choice:Leon CONN:MIG01XU MSISDN:00777771929999 GUID:F8D983C5-AC41-4D43-A973-A130B775773E Shortcode:63334</text:span></text:p>
      <text:p text:style-name="P1"><text:span text:style-name="T1">VOTE 1168124136 Campaign:ssss_uk_02B Validity:during Choice:Leon CONN:MIG01XU MSISDN:00777779329999 GUID:276A4107-9454-45CA-8E86-77521ADDD8E5 Shortcode:63334</text:span></text:p>
      <text:p text:style-name="P1"><text:span text:style-name="T1">VOTE 1168124136 Campaign:ssss_uk_02B Validity:during Choice:Leon CONN:MIG01TU MSISDN:00777771359999 GUID:C0A14898-772A-408F-91C9-A4233C3E0C65 Shortcode:63334</text:span></text:p>
      <text:p text:style-name="P1"><text:span text:style-name="T1">VOTE 1168124136 Campaign:ssss_uk_02B Validity:during Choice:Leon CONN:MIG01TU MSISDN:00777779299999 GUID:373EAA33-658C-4157-A8AF-F773214AA9F4 Shortcode:63334</text:span></text:p>
      <text:p text:style-name="P1"><text:span text:style-name="T1">VOTE 1168124136 Campaign:ssss_uk_02B Validity:during Choice:Matthew CONN:MIG01TU MSISDN:00777771529999 GUID:272DBCF3-7C04-4DD6-AB05-DD686145D666 Shortcode:63334</text:span></text:p>
      <text:p text:style-name="P1"><text:span text:style-name="T1">VOTE 1168124136 Campaign:ssss_uk_02B Validity:during Choice:Leon CONN:MIG01HU MSISDN:00777776599999 GUID:67FAD443-4982-41D9-957B-EC5FAA612852 Shortcode:63334</text:span></text:p>
      <text:p text:style-name="P1"><text:span text:style-name="T1">VOTE 1168124137 Campaign:ssss_uk_02B Validity:during Choice:Leon CONN:MIG01XU MSISDN:00777779619999 GUID:06DBF860-A15E-4EB6-8355-521B94F8EBDE Shortcode:63334</text:span></text:p>
      <text:p text:style-name="P1"><text:span text:style-name="T1">VOTE 1168124137 Campaign:ssss_uk_02B Validity:during Choice:Leon CONN:MIG01XU MSISDN:00777774889999 GUID:C5B2DF50-F0A2-49C5-B507-132BD93E6C61 Shortcode:63334</text:span></text:p>
      <text:p text:style-name="P1"><text:span text:style-name="T1">VOTE 1168124137 Campaign:ssss_uk_02B Validity:during Choice:Leon CONN:MIG01XU MSISDN:00777772459999 GUID:FF461364-45A4-41B2-9024-39C61E5AC767 Shortcode:63334</text:span></text:p>
      <text:p text:style-name="P1"><text:span text:style-name="T1">VOTE 1168124138 Campaign:ssss_uk_02B Validity:during Choice:Matthew CONN:MIG01XU MSISDN:00777778359999 GUID:EF069DD6-9A5F-4909-B937-8EE17860BC43 Shortcode:63334</text:span></text:p>
      <text:p text:style-name="P1"><text:span text:style-name="T1">VOTE 1168124138 Campaign:ssss_uk_02B Validity:during Choice:Matthew CONN:MIG01XU MSISDN:00777771029999 GUID:E5B0DA79-FC00-4378-9F80-8466EF4EE7E3 Shortcode:63334</text:span></text:p>
      <text:p text:style-name="P1"><text:span text:style-name="T1">VOTE 1168124138 Campaign:ssss_uk_02B Validity:during Choice:Matthew CONN:MIG01XU MSISDN:00777779829999 GUID:ACAEEE9A-692E-4607-83CB-3BB0A1F84CF9 Shortcode:63334</text:span></text:p>
      <text:p text:style-name="P1"><text:span text:style-name="T1">VOTE 1168124139 Campaign:ssss_uk_02B Validity:during Choice:Leon CONN:MIG01XU MSISDN:00777776189999 GUID:E036DDF5-6459-4D0A-8261-F1221D827F2D Shortcode:63334</text:span></text:p>
      <text:p text:style-name="P1"><text:span text:style-name="T1">VOTE 1168124139 Campaign:ssss_uk_02B Validity:during Choice:Leon CONN:MIG01XU MSISDN:00777772249999 GUID:9851A7EF-16F7-4F8F-AE5B-F20FF0B63EF6 Shortcode:63334</text:span></text:p>
      <text:p text:style-name="P1"><text:span text:style-name="T1">VOTE 1168124139 Campaign:ssss_uk_02B Validity:during Choice:Matthew CONN:MIG01XU MSISDN:00777773339999 GUID:A7DA0C0C-BD55-4C52-A443-A29697E51539 Shortcode:63334</text:span></text:p>
      <text:p text:style-name="P1"><text:span text:style-name="T1">VOTE 1168124139 Campaign:ssss_uk_02B Validity:during Choice:Matthew CONN:MIG01XU MSISDN:00777779169999 GUID:13E00A9C-252E-475E-AF70-D0A53C30F861 Shortcode:63334</text:span></text:p>
      <text:p text:style-name="P1"><text:span text:style-name="T1">VOTE 1168124139 Campaign:ssss_uk_02B Validity:during Choice:Leon CONN:MIG01XU MSISDN:00777779959999 GUID:77A9C21D-500F-4A77-AE5B-2F6ED2FDCA66 Shortcode:63334</text:span></text:p>
      <text:p text:style-name="P1"><text:span text:style-name="T1">VOTE 1168124140 Campaign:ssss_uk_02B Validity:during Choice:Matthew CONN:MIG01XU MSISDN:00777771049999 GUID:69978142-E6BC-4C96-BD7A-170AACA65105 Shortcode:63334</text:span></text:p>
      <text:p text:style-name="P1"><text:span text:style-name="T1">VOTE 1168124140 Campaign:ssss_uk_02B Validity:during Choice:Matthew CONN:MIG01XU MSISDN:00777773399999 GUID:BFA3ADCF-C3E8-43F5-9133-B5DE5BB7B547 Shortcode:63334</text:span></text:p>
      <text:p text:style-name="P1"><text:span text:style-name="T1">VOTE 1168124140 Campaign:ssss_uk_02B Validity:during Choice:Matthew CONN:MIG01XU </text:span><text:soft-page-break/><text:span text:style-name="T1">MSISDN:00777778059999 GUID:66AF8071-70A6-4A78-BA0E-7C385601E4D5 Shortcode:63334</text:span></text:p>
      <text:p text:style-name="P1"><text:span text:style-name="T1">VOTE 1168124140 Campaign:ssss_uk_02B Validity:during Choice:Leon CONN:MIG01XU MSISDN:00777773859999 GUID:2A93863D-A9F7-4B8C-B58A-D3F3C247314A Shortcode:63334</text:span></text:p>
      <text:p text:style-name="P1"><text:span text:style-name="T1">VOTE 1168124140 Campaign:ssss_uk_02B Validity:during Choice:Leon CONN:MIG01TU MSISDN:00777773409999 GUID:0CA68CC6-A183-4FC8-ABC2-F779CED826CA Shortcode:63334</text:span></text:p>
      <text:p text:style-name="P1"><text:span text:style-name="T1">VOTE 1168124140 Campaign:ssss_uk_02B Validity:during Choice:Leon CONN:MIG01TU MSISDN:00777771899999 GUID:4EEE7494-11E7-49D2-83B6-8ABB996B6E61 Shortcode:63334</text:span></text:p>
      <text:p text:style-name="P1"><text:span text:style-name="T1">VOTE 1168124141 Campaign:ssss_uk_02B Validity:during Choice:Leon CONN:MIG01XU MSISDN:00777771409999 GUID:CF540777-AA6D-4E2A-8AB9-50100ADA50EB Shortcode:63334</text:span></text:p>
      <text:p text:style-name="P1"><text:span text:style-name="T1">VOTE 1168124141 Campaign:ssss_uk_02B Validity:during Choice:Matthew CONN:MIG01XU MSISDN:00777770279999 GUID:9F088D31-0118-4BDC-92B7-ED82F47797C9 Shortcode:63334</text:span></text:p>
      <text:p text:style-name="P1"><text:span text:style-name="T1">VOTE 1168124142 Campaign:ssss_uk_02B Validity:during Choice:Leon CONN:MIG01XU MSISDN:00777771969999 GUID:F4605576-785A-4031-9126-757B2E0BC861 Shortcode:63334</text:span></text:p>
      <text:p text:style-name="P1"><text:span text:style-name="T1">VOTE 1168124142 Campaign:ssss_uk_02B Validity:during Choice:Leon CONN:MIG01TU MSISDN:00777770349999 GUID:7C7F994D-5BF7-4EC9-9CA1-EC367EDCEE85 Shortcode:63334</text:span></text:p>
      <text:p text:style-name="P1"><text:span text:style-name="T1">VOTE 1168124142 Campaign:ssss_uk_02B Validity:during Choice:Antony CONN:MIG01TU MSISDN:00777776249999 GUID:6D377A25-2352-4F1B-9543-39BE99F09659 Shortcode:63334</text:span></text:p>
      <text:p text:style-name="P1"><text:span text:style-name="T1">VOTE 1168124142 Campaign:ssss_uk_02B Validity:during Choice:Leon CONN:MIG01TU MSISDN:00777774569999 GUID:FFB907B9-7E6E-45ED-B8E2-C56BE5BD996A Shortcode:63334</text:span></text:p>
      <text:p text:style-name="P1"><text:span text:style-name="T1">VOTE 1168124142 Campaign:ssss_uk_02B Validity:during Choice:Leon CONN:MIG01TU MSISDN:00777771529999 GUID:37B3E55A-9DBA-4DE3-805B-94ED926C04A7 Shortcode:63334</text:span></text:p>
      <text:p text:style-name="P1"><text:span text:style-name="T1">VOTE 1168124142 Campaign:ssss_uk_02B Validity:during Choice:Matthew CONN:MIG01TU MSISDN:00777771169999 GUID:9C1C6F6D-16B2-4D35-B931-F269D8AB5445 Shortcode:63334</text:span></text:p>
      <text:p text:style-name="P1"><text:span text:style-name="T1">VOTE 1168124142 Campaign:ssss_uk_02B Validity:during Choice:Leon CONN:MIG01OU MSISDN:00777770469999 GUID:7ECE06B3-BBF2-4443-92FE-274A41A11D42 Shortcode:63334</text:span></text:p>
      <text:p text:style-name="P1"><text:span text:style-name="T1">VOTE 1168124142 Campaign:ssss_uk_02B Validity:during Choice:Leon CONN:MIG01HU MSISDN:00777776939999 GUID:D8434DCB-57FD-4D18-A0C8-AF23BBABCC6E Shortcode:63334</text:span></text:p>
      <text:p text:style-name="P1"><text:span text:style-name="T1">VOTE 1168124142 Campaign:ssss_uk_02B Validity:during Choice:Matthew CONN:MIG01XU MSISDN:00777770119999 GUID:E0C7ADBA-D306-4945-ADD7-5062D0F02E8F Shortcode:63334</text:span></text:p>
      <text:p text:style-name="P1"><text:span text:style-name="T1">VOTE 1168124142 Campaign:ssss_uk_02B Validity:during Choice:Leon CONN:MIG01XU MSISDN:00777777929999 GUID:A688FF38-5C55-44CB-93A3-6EBDB0DC6479 Shortcode:63334</text:span></text:p>
      <text:p text:style-name="P1"><text:span text:style-name="T1">VOTE 1168124142 Campaign:ssss_uk_02B Validity:during Choice:Leon CONN:MIG01XU MSISDN:00777772599999 GUID:A715568D-700D-48A6-8967-0450B5DD65E0 Shortcode:63334</text:span></text:p>
      <text:p text:style-name="P1"><text:span text:style-name="T1">VOTE 1168124143 Campaign:ssss_uk_02B Validity:during Choice:Leon CONN:MIG01XU MSISDN:00777771099999 GUID:2179599F-CD21-4835-BA64-57833D1DF565 Shortcode:63334</text:span></text:p>
      <text:p text:style-name="P1"><text:span text:style-name="T1">VOTE 1168124144 Campaign:ssss_uk_02B Validity:during Choice:Matthew CONN:MIG01XU MSISDN:00777776039999 GUID:263CC067-3E39-42D7-9D3D-CEAE4FA37FD1 Shortcode:63334</text:span></text:p>
      <text:p text:style-name="P1"><text:span text:style-name="T1">VOTE 1168124144 Campaign:Emmerdale Validity:during Choice:MATTHEW CONN:MIG01XU MSISDN:00777773509999 GUID:12A85DE2-0AD1-4A7A-992B-10ED584036BF Shortcode:63339</text:span></text:p>
      <text:p text:style-name="P1"><text:span text:style-name="T1">VOTE 1168124144 Campaign:ssss_uk_02B Validity:during Choice:Leon CONN:MIG01XU MSISDN:00777772899999 GUID:0F05C0BA-4D05-4A4C-84F8-8D7266D0AE5A Shortcode:63334</text:span></text:p>
      <text:p text:style-name="P1"><text:span text:style-name="T1">VOTE 1168124145 Campaign:ssss_uk_02B Validity:during Choice:Matthew CONN:MIG00VU MSISDN:00777779799999 GUID:E4B75930-1148-4DF0-B28E-96EAA342BC2E Shortcode:63334</text:span></text:p>
      <text:p text:style-name="P1"><text:span text:style-name="T1">VOTE 1168124145 Campaign:ssss_uk_02B Validity:during Choice:Leon CONN:MIG01TU MSISDN:00777773169999 GUID:2A15F180-4CE6-44CA-BF66-63B84BC58366 Shortcode:63334</text:span></text:p>
      <text:p text:style-name="P1"><text:span text:style-name="T1">VOTE 1168124145 Campaign:ssss_uk_02B Validity:during Choice:Leon CONN:MIG01TU MSISDN:00777779599999 GUID:0D09169A-4683-4140-80DA-849DF11DD660 Shortcode:63334</text:span></text:p>
      <text:p text:style-name="P1"><text:span text:style-name="T1">VOTE 1168124145 Campaign:ssss_uk_02B Validity:during Choice:Matthew CONN:MIG01XU MSISDN:00777776339999 GUID:83361CE6-0F9D-4D88-BD92-5CDE05BA47E1 Shortcode:63334</text:span></text:p>
      <text:p text:style-name="P1"><text:span text:style-name="T1">VOTE 1168124146 Campaign:ssss_uk_02B Validity:during Choice:Leon CONN:MIG01XU MSISDN:00777779709999 GUID:57362D9E-6F5F-4A47-9B24-FF986D4E591D Shortcode:63334</text:span></text:p>
      <text:p text:style-name="P1"><text:span text:style-name="T1">VOTE 1168124147 Campaign:ssss_uk_02B Validity:during Choice:Leon CONN:MIG01HU MSISDN:00777777339999 GUID:B43CBB73-19E4-4FCD-A6F8-3F02EA81FE43 Shortcode:63334</text:span></text:p>
      <text:p text:style-name="P1"><text:span text:style-name="T1">VOTE 1168124147 Campaign:ssss_uk_02B Validity:during Choice:Matthew CONN:MIG01XU MSISDN:00777778619999 GUID:80D802DF-2795-4134-ADE6-3E87DF8915DD Shortcode:63334</text:span></text:p>
      <text:p text:style-name="P1"><text:span text:style-name="T1">VOTE 1168124147 Campaign:ssss_uk_02B Validity:during Choice:Leon CONN:MIG01XU MSISDN:00777775799999 GUID:1824D852-64FA-4426-B7F2-4AE6E5F047F2 Shortcode:63334</text:span></text:p>
      <text:p text:style-name="P1"><text:span text:style-name="T1">VOTE 1168124147 Campaign:ssss_uk_02B Validity:during Choice:Leon CONN:MIG01HU MSISDN:00777779999999 GUID:1B36BFCB-EF60-468B-975D-19E081B9722C Shortcode:63334</text:span></text:p>
      <text:p text:style-name="P1"><text:span text:style-name="T1">VOTE 1168124147 Campaign:ssss_uk_02B Validity:during Choice:Matthew CONN:MIG01XU MSISDN:00777776009999 GUID:738B3F0B-43AE-4565-AA49-8A612F4DFE1C Shortcode:63334</text:span></text:p>
      <text:p text:style-name="P1"><text:span text:style-name="T1">VOTE 1168124148 Campaign:ssss_uk_02B Validity:during Choice:Leon CONN:MIG01XU </text:span><text:soft-page-break/><text:span text:style-name="T1">MSISDN:00777776609999 GUID:917C7379-A7F9-462E-B56F-32D5A04D1A90 Shortcode:63334</text:span></text:p>
      <text:p text:style-name="P1"><text:span text:style-name="T1">VOTE 1168124148 Campaign:ssss_uk_02B Validity:during Choice:Leon CONN:MIG01TU MSISDN:00777776899999 GUID:EA955932-247E-4984-946F-7374BB0AFD02 Shortcode:63334</text:span></text:p>
      <text:p text:style-name="P1"><text:span text:style-name="T1">VOTE 1168124148 Campaign:ssss_uk_02B Validity:during Choice:Leon CONN:MIG01HU MSISDN:00777778889999 GUID:8E79E32B-8065-41FB-B07C-75F67D040054 Shortcode:63334</text:span></text:p>
      <text:p text:style-name="P1"><text:span text:style-name="T1">VOTE 1168124148 Campaign:ssss_uk_02B Validity:during Choice:Leon CONN:MIG01TU MSISDN:00777777469999 GUID:32C4774E-19B5-4117-A515-29109AE743A5 Shortcode:63334</text:span></text:p>
      <text:p text:style-name="P1"><text:span text:style-name="T1">VOTE 1168124148 Campaign:ssss_uk_02B Validity:during Choice:Leon CONN:MIG01XU MSISDN:00777775989999 GUID:7887542F-0D25-46EC-8DC9-18701A098DF2 Shortcode:63334</text:span></text:p>
      <text:p text:style-name="P1"><text:span text:style-name="T1">VOTE 1168124148 Campaign:ssss_uk_02B Validity:during Choice:Leon CONN:MIG01XU MSISDN:00777772079999 GUID:F05A5F49-08C8-427E-95AC-782C5F74448B Shortcode:63334</text:span></text:p>
      <text:p text:style-name="P1"><text:span text:style-name="T1">VOTE 1168124148 Campaign:ssss_uk_02B Validity:during Choice:Leon CONN:MIG01XU MSISDN:00777778729999 GUID:3FD98BE4-60D6-4117-B56F-E77F360BA3DB Shortcode:63334</text:span></text:p>
      <text:p text:style-name="P1"><text:span text:style-name="T1">VOTE 1168124148 Campaign:ssss_uk_02B Validity:during Choice:Leon CONN:MIG00VU MSISDN:00777779349999 GUID:83E7B6FA-578E-4527-A8DA-092EA4AC5560 Shortcode:63334</text:span></text:p>
      <text:p text:style-name="P1"><text:span text:style-name="T1">VOTE 1168124148 Campaign:ssss_uk_02B Validity:during Choice:Leon CONN:MIG00VU MSISDN:00777779929999 GUID:2BCB0D58-CCC5-4464-9C89-87762DD643EA Shortcode:63334</text:span></text:p>
      <text:p text:style-name="P1"><text:span text:style-name="T1">VOTE 1168124148 Campaign:ssss_uk_02B Validity:during Choice:Leon CONN:MIG01XU MSISDN:00777775569999 GUID:9D67944D-3EBF-43ED-867F-F19F485783CE Shortcode:63334</text:span></text:p>
      <text:p text:style-name="P1"><text:span text:style-name="T1">VOTE 1168124148 Campaign:ssss_uk_02B Validity:during Choice:Leon CONN:MIG01TU MSISDN:00777771109999 GUID:84DFC6E3-5FE5-4ADC-9593-80A502E9F5D4 Shortcode:63334</text:span></text:p>
      <text:p text:style-name="P1"><text:span text:style-name="T1">VOTE 1168124149 Campaign:ssss_uk_02B Validity:during Choice:Leon CONN:MIG01XU MSISDN:00777773989999 GUID:3C31661E-138D-4E64-BE8B-D4F667B19C9D Shortcode:63334</text:span></text:p>
      <text:p text:style-name="P1"><text:span text:style-name="T1">VOTE 1168124150 Campaign:ssss_uk_02B Validity:during Choice:Matthew CONN:MIG01XU MSISDN:00777774239999 GUID:607A827D-BC9C-4604-89A8-166929EE53E2 Shortcode:63334</text:span></text:p>
      <text:p text:style-name="P1"><text:span text:style-name="T1">VOTE 1168124150 Campaign:ssss_uk_02B Validity:during Choice:Matthew CONN:MIG01HU MSISDN:00777776369999 GUID:D7A9517A-DDE5-43E3-91C8-F9B2946554C8 Shortcode:63334</text:span></text:p>
      <text:p text:style-name="P1"><text:span text:style-name="T1">VOTE 1168124150 Campaign:ssss_uk_02B Validity:during Choice:Leon CONN:MIG01XU MSISDN:00777779059999 GUID:C0EA6DB2-7499-4C00-A61C-F29F2A627AAB Shortcode:63334</text:span></text:p>
      <text:p text:style-name="P1"><text:span text:style-name="T1">VOTE 1168124150 Campaign:ssss_uk_02B Validity:during Choice:Leon CONN:MIG01XU MSISDN:00777770459999 GUID:E7C2DE2A-35FA-4493-AC28-3116FE1B6E14 Shortcode:63334</text:span></text:p>
      <text:p text:style-name="P1"><text:span text:style-name="T1">VOTE 1168124151 Campaign:ssss_uk_02B Validity:during Choice:Matthew CONN:MIG01TU MSISDN:00777773399999 GUID:859B46CA-5419-41DD-97DF-12F96E80B286 Shortcode:63334</text:span></text:p>
      <text:p text:style-name="P1"><text:span text:style-name="T1">VOTE 1168124151 Campaign:ssss_uk_02B Validity:during Choice:Leon CONN:MIG01TU MSISDN:00777778219999 GUID:C96AFE8E-B796-4D29-8C4D-60E7DE44AAF3 Shortcode:63334</text:span></text:p>
      <text:p text:style-name="P1"><text:span text:style-name="T1">VOTE 1168124150 Campaign:ssss_uk_02B Validity:during Choice:Leon CONN:MIG01XU MSISDN:00777778569999 GUID:27A35E0C-6F57-4AAD-B912-D8A9F08B227D Shortcode:63334</text:span></text:p>
      <text:p text:style-name="P1"><text:span text:style-name="T1">VOTE 1168124151 Campaign:ssss_uk_02B Validity:during Choice:Leon CONN:MIG01XU MSISDN:00777774789999 GUID:2198D7B7-2BF2-43FF-AA17-D240FF7E450C Shortcode:63334</text:span></text:p>
      <text:p text:style-name="P1"><text:span text:style-name="T1">VOTE 1168124151 Campaign:ssss_uk_02B Validity:during Choice:Leon CONN:MIG01XU MSISDN:00777771239999 GUID:DA8BEB30-481E-4424-AEB5-92DD9E892A82 Shortcode:63334</text:span></text:p>
      <text:p text:style-name="P1"><text:span text:style-name="T1">VOTE 1168124152 Campaign:ssss_uk_02B Validity:during Choice:Leon CONN:MIG01XU MSISDN:00777774679999 GUID:84EE1F50-91C7-4175-B57C-4146CCE67116 Shortcode:63334</text:span></text:p>
      <text:p text:style-name="P1"><text:span text:style-name="T1">VOTE 1168124151 Campaign:ssss_uk_02B Validity:during Choice:Leon CONN:MIG01TU MSISDN:00777776389999 GUID:F604EC3A-A1A0-402E-897C-A4F5BB81A198 Shortcode:63334</text:span></text:p>
      <text:p text:style-name="P1"><text:span text:style-name="T1">VOTE 1168124153 Campaign:ssss_uk_02B Validity:during Choice:Leon CONN:MIG00VU MSISDN:00777775699999 GUID:F198885D-FD51-4EDB-8819-58FF1C746E46 Shortcode:63334</text:span></text:p>
      <text:p text:style-name="P1"><text:span text:style-name="T1">VOTE 1168124153 Campaign:ssss_uk_02B Validity:during Choice:Leon CONN:MIG01XU MSISDN:00777771719999 GUID:A636A57D-D20F-4524-BAC4-3B315F62CF5A Shortcode:63334</text:span></text:p>
      <text:p text:style-name="P1"><text:span text:style-name="T1">VOTE 1168124153 Campaign:Emmerdale Validity:during Choice:MATTHEW CONN:MIG01XU MSISDN:00777773729999 GUID:B2DF298F-9208-4A80-B334-57804D966CE8 Shortcode:63339</text:span></text:p>
      <text:p text:style-name="P1"><text:span text:style-name="T1">VOTE 1168124154 Campaign:ssss_uk_02B Validity:during Choice:Leon CONN:MIG01TU MSISDN:00777779139999 GUID:3DC2C497-5016-4382-887C-32C26B325129 Shortcode:63334</text:span></text:p>
      <text:p text:style-name="P1"><text:span text:style-name="T1">VOTE 1168124154 Campaign:ssss_uk_02B Validity:during Choice:Matthew CONN:MIG01TU MSISDN:00777775579999 GUID:B5EC416C-C6BE-41A8-8E8E-A5AF4EC763EE Shortcode:63334</text:span></text:p>
      <text:p text:style-name="P1"><text:span text:style-name="T1">VOTE 1168124154 Campaign:ssss_uk_02B Validity:during Choice:Leon CONN:MIG01TU MSISDN:00777770119999 GUID:4F8F7414-4EEE-419A-A1F7-4C8DBDDF357C Shortcode:63334</text:span></text:p>
      <text:p text:style-name="P1"><text:span text:style-name="T1">VOTE 1168124154 Campaign:ssss_uk_02B Validity:during Choice:Matthew CONN:MIG01XU MSISDN:00777779519999 GUID:B0DD83D3-F4AF-4F5B-9772-8547FEF27AFF Shortcode:63334</text:span></text:p>
      <text:p text:style-name="P1"><text:span text:style-name="T1">VOTE 1168124155 Campaign:ssss_uk_02B Validity:during Choice:Matthew CONN:MIG01XU MSISDN:00777772639999 GUID:AF042F28-D2B9-499F-9B9A-CCD718DE63E5 Shortcode:63334</text:span></text:p>
      <text:p text:style-name="P1"><text:span text:style-name="T1">VOTE 1168124155 Campaign:ssss_uk_02B Validity:during Choice:Leon CONN:MIG01XU </text:span><text:soft-page-break/><text:span text:style-name="T1">MSISDN:00777777139999 GUID:A66F5E5D-4BA5-4A3F-BC57-1AF3CC684601 Shortcode:63334</text:span></text:p>
      <text:p text:style-name="P1"><text:span text:style-name="T1">VOTE 1168124156 Campaign:ssss_uk_02B Validity:during Choice:Matthew CONN:MIG01XU MSISDN:00777779829999 GUID:0EC85771-390B-4DAD-8B43-885DC1F50956 Shortcode:63334</text:span></text:p>
      <text:p text:style-name="P1"><text:span text:style-name="T1">VOTE 1168124156 Campaign:ssss_uk_02B Validity:during Choice:Matthew CONN:MIG01XU MSISDN:00777779029999 GUID:5DF4E397-17D7-456B-A24B-4881033CAFFF Shortcode:63334</text:span></text:p>
      <text:p text:style-name="P1"><text:span text:style-name="T1">VOTE 1168124156 Campaign:ssss_uk_02B Validity:during Choice:Leon CONN:MIG01XU MSISDN:00777778869999 GUID:F4312F4A-CABD-4D04-8D58-A78CD7BD840D Shortcode:63334</text:span></text:p>
      <text:p text:style-name="P1"><text:span text:style-name="T1">VOTE 1168124157 Campaign:ssss_uk_02B Validity:during Choice:Leon CONN:MIG01TU MSISDN:00777779299999 GUID:44BCB2F0-C2B8-4D22-8591-3588DBFC7B52 Shortcode:63334</text:span></text:p>
      <text:p text:style-name="P1"><text:span text:style-name="T1">VOTE 1168124157 Campaign:ssss_uk_02B Validity:during Choice:Leon CONN:MIG01TU MSISDN:00777773589999 GUID:4F4638F8-6106-4B62-835C-43D5A25BA2E4 Shortcode:63334</text:span></text:p>
      <text:p text:style-name="P1"><text:span text:style-name="T1">VOTE 1168124158 Campaign:ssss_uk_02B Validity:during Choice:Leon CONN:MIG01XU MSISDN:00777779389999 GUID:861A92A0-6575-47E4-BFB6-3B3C5C5E3EBA Shortcode:63334</text:span></text:p>
      <text:p text:style-name="P1"><text:span text:style-name="T1">VOTE 1168124158 Campaign:ssss_uk_02B Validity:during Choice:Leon CONN:MIG01XU MSISDN:00777779299999 GUID:31A5C6AF-8C05-4732-8895-09E1E0201F24 Shortcode:63334</text:span></text:p>
      <text:p text:style-name="P1"><text:span text:style-name="T1">VOTE 1168124155 Campaign:ssss_uk_02B Validity:during Choice:Matthew CONN:MIG01XU MSISDN:00777776089999 GUID:A124C03E-5A17-4B32-B83E-F29F625B1598 Shortcode:63334</text:span></text:p>
      <text:p text:style-name="P1"><text:span text:style-name="T1">VOTE 1168124158 Campaign:ssss_uk_02B Validity:during Choice:Leon CONN:MIG01XU MSISDN:00777771579999 GUID:697E0196-EA2C-43D5-9CF4-26EAFD743449 Shortcode:63334</text:span></text:p>
      <text:p text:style-name="P1"><text:span text:style-name="T1">VOTE 1168124159 Campaign:ssss_uk_02B Validity:during Choice:Leon CONN:MIG01XU MSISDN:00777772869999 GUID:935EBB2A-69B4-44B2-A727-DFFEA9E96273 Shortcode:63334</text:span></text:p>
      <text:p text:style-name="P1"><text:span text:style-name="T1">VOTE 1168124159 Campaign:ssss_uk_02B Validity:during Choice:Leon CONN:MIG01XU MSISDN:00777776229999 GUID:AFC5CB29-45C7-444B-8DB3-56D834E6B7A6 Shortcode:63334</text:span></text:p>
      <text:p text:style-name="P1"><text:span text:style-name="T1">VOTE 1168124159 Campaign:ssss_uk_02B Validity:during Choice:Matthew CONN:MIG01XU MSISDN:00777773199999 GUID:DC723D7D-E393-463C-BE40-9F58BBCBED1C Shortcode:63334</text:span></text:p>
      <text:p text:style-name="P1"><text:span text:style-name="T1">VOTE 1168124159 Campaign:ssss_uk_02B Validity:during Choice:Leon CONN:MIG01HU MSISDN:00777776399999 GUID:F82F2B9D-B848-4D59-A712-BB44FA6CBC68 Shortcode:63334</text:span></text:p>
      <text:p text:style-name="P1"><text:span text:style-name="T1">VOTE 1168124159 Campaign:ssss_uk_02B Validity:during Choice:Matthew CONN:MIG00VU MSISDN:00777779849999 GUID:1AA58B9D-1E9D-4EA1-96C6-B9FFE61229E5 Shortcode:63334</text:span></text:p>
      <text:p text:style-name="P1"><text:span text:style-name="T1">VOTE 1168124160 Campaign:ssss_uk_02B Validity:during Choice:Matthew CONN:MIG01TU MSISDN:00777776249999 GUID:F461FE46-EF8D-4E7A-B6C7-B5EFE86E3144 Shortcode:63334</text:span></text:p>
      <text:p text:style-name="P1"><text:span text:style-name="T1">VOTE 1168124160 Campaign:ssss_uk_02B Validity:during Choice:Matthew CONN:MIG01TU MSISDN:00777772319999 GUID:2143604F-7981-4F4C-820B-3FA14682A033 Shortcode:63334</text:span></text:p>
      <text:p text:style-name="P1"><text:span text:style-name="T1">VOTE 1168124160 Campaign:ssss_uk_02B Validity:during Choice:Leon CONN:MIG01TU MSISDN:00777770849999 GUID:B329C38E-7968-4A51-971A-0E1CD4F96E3B Shortcode:63334</text:span></text:p>
      <text:p text:style-name="P1"><text:span text:style-name="T1">VOTE 1168124160 Campaign:ssss_uk_02B Validity:during Choice:Leon CONN:MIG01XU MSISDN:00777779579999 GUID:382EF37A-2262-404D-BE4E-4636659C5BEF Shortcode:63334</text:span></text:p>
      <text:p text:style-name="P1"><text:span text:style-name="T1">VOTE 1168124160 Campaign:ssss_uk_02B Validity:during Choice:Leon CONN:MIG01XU MSISDN:00777776639999 GUID:BD221416-FB39-4D95-89B5-7DF341F0076D Shortcode:63334</text:span></text:p>
      <text:p text:style-name="P1"><text:span text:style-name="T1">VOTE 1168124160 Campaign:ssss_uk_02B Validity:during Choice:Matthew CONN:MIG01XU MSISDN:00777771929999 GUID:94A9DB47-299A-4835-982B-E6F650657487 Shortcode:63334</text:span></text:p>
      <text:p text:style-name="P1"><text:span text:style-name="T1">VOTE 1168124161 Campaign:ssss_uk_02B Validity:during Choice:Matthew CONN:MIG01XU MSISDN:00777774249999 GUID:9CBFC76F-ED69-45E6-BC23-224FF3158B08 Shortcode:63334</text:span></text:p>
      <text:p text:style-name="P1"><text:span text:style-name="T1">VOTE 1168124161 Campaign:ssss_uk_02B Validity:during Choice:Leon CONN:MIG01XU MSISDN:00777775299999 GUID:C3443C09-63E3-4FE6-BAB1-E86C18A4237D Shortcode:63334</text:span></text:p>
      <text:p text:style-name="P1"><text:span text:style-name="T1">VOTE 1168124162 Campaign:ssss_uk_02B Validity:during Choice:Matthew CONN:MIG01XU MSISDN:00777772579999 GUID:E3FC4176-7C48-4BEA-8295-1793C2CB1799 Shortcode:63334</text:span></text:p>
      <text:p text:style-name="P1"><text:span text:style-name="T1">VOTE 1168124162 Campaign:ssss_uk_02B Validity:during Choice:Leon CONN:MIG01XU MSISDN:00777777439999 GUID:8FE4816C-5137-4292-8B1E-C0238F76040E Shortcode:63334</text:span></text:p>
      <text:p text:style-name="P1"><text:span text:style-name="T1">VOTE 1168124162 Campaign:ssss_uk_02B Validity:during Choice:Leon CONN:MIG01TU MSISDN:00777776829999 GUID:EC5E1FF4-C6D6-4665-86E6-8F6EFD1D1F9C Shortcode:63334</text:span></text:p>
      <text:p text:style-name="P1"><text:span text:style-name="T1">VOTE 1168124162 Campaign:ssss_uk_02B Validity:during Choice:Leon CONN:MIG01XU MSISDN:00777771339999 GUID:2FD49894-FDA4-4B40-A1EA-74E3C38BF518 Shortcode:63334</text:span></text:p>
      <text:p text:style-name="P1"><text:span text:style-name="T1">VOTE 1168124162 Campaign:ssss_uk_02B Validity:during Choice:Leon CONN:MIG01HU MSISDN:00777772389999 GUID:C19154AE-5BD5-40BF-831B-4E6E38DCC899 Shortcode:63334</text:span></text:p>
      <text:p text:style-name="P1"><text:span text:style-name="T1">VOTE 1168124162 Campaign:ssss_uk_02B Validity:during Choice:Leon CONN:MIG01TU MSISDN:00777776519999 GUID:BED5A3FC-4C4B-4DB4-9D22-F24E054F8493 Shortcode:63334</text:span></text:p>
      <text:p text:style-name="P1"><text:span text:style-name="T1">VOTE 1168124162 Campaign:ssss_uk_02B Validity:during Choice:Matthew CONN:MIG01HU MSISDN:00777777239999 GUID:2F6FD461-92DE-4567-81A7-09D0D5812DDA Shortcode:63334</text:span></text:p>
      <text:p text:style-name="P1"><text:span text:style-name="T1">VOTE 1168124163 Campaign:ssss_uk_02B Validity:during Choice:Leon CONN:MIG00VU MSISDN:00777777549999 GUID:545AB666-D2F9-48C6-8DFB-ADFF483EFF51 Shortcode:63334</text:span></text:p>
      <text:p text:style-name="P1"><text:span text:style-name="T1">VOTE 1168124163 Campaign:ssss_uk_02B Validity:during Choice:Leon CONN:MIG01XU </text:span><text:soft-page-break/><text:span text:style-name="T1">MSISDN:00777779129999 GUID:835755E0-B2CE-48D7-9F07-9783107E0634 Shortcode:63334</text:span></text:p>
      <text:p text:style-name="P1"><text:span text:style-name="T1">VOTE 1168124163 Campaign:ssss_uk_02B Validity:during Choice:Leon CONN:MIG00VU MSISDN:00777771849999 GUID:5DDA39C2-1DBC-4A9D-9DF3-BFFCB244A00C Shortcode:63334</text:span></text:p>
      <text:p text:style-name="P1"><text:span text:style-name="T1">VOTE 1168124163 Campaign:ssss_uk_02B Validity:during Choice:Leon CONN:MIG01HU MSISDN:00777778649999 GUID:A6BAD6DA-56FE-4F17-9032-B777E2E096EF Shortcode:63334</text:span></text:p>
      <text:p text:style-name="P1"><text:span text:style-name="T1">VOTE 1168124163 Campaign:ssss_uk_02B Validity:during Choice:Leon CONN:MIG01XU MSISDN:00777771359999 GUID:FF66A570-9F11-4885-9286-9EBF2DB75855 Shortcode:63334</text:span></text:p>
      <text:p text:style-name="P1"><text:span text:style-name="T1">VOTE 1168124163 Campaign:ssss_uk_02B Validity:during Choice:Leon CONN:MIG01XU MSISDN:00777771839999 GUID:98D05C91-0D7D-4C6E-AB0D-1F3AB872C585 Shortcode:63334</text:span></text:p>
      <text:p text:style-name="P1"><text:span text:style-name="T1">VOTE 1168124119 Campaign:ssss_uk_02B Validity:during Choice:Leon CONN:MIG01HU MSISDN:00777777699999 GUID:A56B8DAE-A604-4480-A854-2E9036E12C78 Shortcode:63334</text:span></text:p>
      <text:p text:style-name="P1"><text:span text:style-name="T1">VOTE 1168124119 Campaign:ssss_uk_02B Validity:during Choice:Leon CONN:MIG01TU MSISDN:00777774219999 GUID:CF383BCF-3F91-4A49-8289-B3DC1EC44712 Shortcode:63334</text:span></text:p>
      <text:p text:style-name="P1"><text:span text:style-name="T1">VOTE 1168124110 Campaign:ssss_uk_02B Validity:during Choice:Leon CONN:MIG01TU MSISDN:00777771719999 GUID:8D4FA387-41F6-437C-8F1C-8968D93B787A Shortcode:63334</text:span></text:p>
      <text:p text:style-name="P1"><text:span text:style-name="T1">VOTE 1168124164 Campaign:ssss_uk_02B Validity:during Choice:Leon CONN:MIG01XU MSISDN:00777779449999 GUID:86160D04-5A82-4A4E-9226-DE6579306108 Shortcode:63334</text:span></text:p>
      <text:p text:style-name="P1"><text:span text:style-name="T1">VOTE 1168124105 Campaign:ssss_uk_02B Validity:during Choice:Matthew CONN:MIG00VU MSISDN:00777778909999 GUID:2E12C7DE-239F-4626-9C5E-E1F2A12B6041 Shortcode:63334</text:span></text:p>
      <text:p text:style-name="P1"><text:span text:style-name="T1">VOTE 1168124164 Campaign:ssss_uk_02B Validity:during Choice:Leon CONN:MIG01XU MSISDN:00777773019999 GUID:58D69E89-20F5-4C50-A205-38CE6DED7137 Shortcode:63334</text:span></text:p>
      <text:p text:style-name="P1"><text:span text:style-name="T1">VOTE 1168124164 Campaign:ssss_uk_02B Validity:during Choice:Matthew CONN:MIG01XU MSISDN:00777774879999 GUID:E8B68DDD-ED79-410C-B7C0-FF8748C8E1DA Shortcode:63334</text:span></text:p>
      <text:p text:style-name="P1"><text:span text:style-name="T1">VOTE 1168124165 Campaign:ssss_uk_02B Validity:during Choice:Leon CONN:MIG01XU MSISDN:00777779839999 GUID:34A70870-9CEA-487F-89DD-71F65ECE6775 Shortcode:63334</text:span></text:p>
      <text:p text:style-name="P1"><text:span text:style-name="T1">VOTE 1168124165 Campaign:ssss_uk_02B Validity:during Choice:Leon CONN:MIG01XU MSISDN:00777771589999 GUID:AB5C443E-0797-4121-BBED-E90E916B99E5 Shortcode:63334</text:span></text:p>
      <text:p text:style-name="P1"><text:span text:style-name="T1">VOTE 1168124165 Campaign:ssss_uk_02B Validity:during Choice:Leon CONN:MIG01TU MSISDN:00777775039999 GUID:D19C76E5-D189-4609-ABB9-D40734AECD95 Shortcode:63334</text:span></text:p>
      <text:p text:style-name="P1"><text:span text:style-name="T1">VOTE 1168124165 Campaign:ssss_uk_02B Validity:during Choice:Leon CONN:MIG01TU MSISDN:00777779419999 GUID:021B9DB4-91C6-438F-B70C-E378B48876CE Shortcode:63334</text:span></text:p>
      <text:p text:style-name="P1"><text:span text:style-name="T1">VOTE 1168124165 Campaign:ssss_uk_02B Validity:during Choice:Leon CONN:MIG01TU MSISDN:00777775409999 GUID:5DD193F8-3089-45C7-9F70-E6DD46331B03 Shortcode:63334</text:span></text:p>
      <text:p text:style-name="P1"><text:span text:style-name="T1">VOTE 1168124121 Campaign:ssss_uk_02B Validity:during Choice:Leon CONN:MIG01HU MSISDN:00777777099999 GUID:5C8ADFAF-4EF5-4FCC-9205-803BA1A06986 Shortcode:63334</text:span></text:p>
      <text:p text:style-name="P1"><text:span text:style-name="T1">VOTE 1168124165 Campaign:ssss_uk_02B Validity:during Choice:Leon CONN:MIG01XU MSISDN:00777771729999 GUID:2F3D007E-33A9-4166-8F8E-B6426DFC69A2 Shortcode:63334</text:span></text:p>
      <text:p text:style-name="P1"><text:span text:style-name="T1">VOTE 1168124124 Campaign:ssss_uk_02B Validity:during Choice:Leon CONN:MIG01TU MSISDN:00777776399999 GUID:5F9302CC-0A22-446A-9939-19283064283E Shortcode:63334</text:span></text:p>
      <text:p text:style-name="P1"><text:span text:style-name="T1">VOTE 1168124165 Campaign:ssss_uk_02B Validity:during Choice:Leon CONN:MIG01XU MSISDN:00777774779999 GUID:C753B7BB-456B-438F-B1DD-1DBD4DEA83D6 Shortcode:63334</text:span></text:p>
      <text:p text:style-name="P1"><text:span text:style-name="T1">VOTE 1168124166 Campaign:ssss_uk_02B Validity:during Choice:Matthew CONN:MIG00VU MSISDN:00777777919999 GUID:7019D9A7-FF73-4B0C-A8F7-4D3D1E8CE704 Shortcode:63334</text:span></text:p>
      <text:p text:style-name="P1"><text:span text:style-name="T1">VOTE 1168124166 Campaign:ssss_uk_02B Validity:during Choice:Leon CONN:MIG01XU MSISDN:00777775839999 GUID:BD474532-88BE-4F8A-9F1F-19FF1CAE2A4B Shortcode:63334</text:span></text:p>
      <text:p text:style-name="P1"><text:span text:style-name="T1">VOTE 1168124166 Campaign:ssss_uk_02B Validity:during Choice:Matthew CONN:MIG01XU MSISDN:00777772419999 GUID:23A42F47-F907-45C1-A710-BCE7404D7DE6 Shortcode:63334</text:span></text:p>
      <text:p text:style-name="P1"><text:span text:style-name="T1">VOTE 1168124167 Campaign:ssss_uk_02B Validity:during Choice:Matthew CONN:MIG01XU MSISDN:00777776019999 GUID:9177C89B-8804-4046-8BB9-68C74D78E211 Shortcode:63334</text:span></text:p>
      <text:p text:style-name="P1"><text:span text:style-name="T1">VOTE 1168124167 Campaign:ssss_uk_02B Validity:during Choice:Matthew CONN:MIG01XU MSISDN:00777779479999 GUID:ACEC2F49-7F04-47F2-9544-1EC0372D348C Shortcode:63334</text:span></text:p>
      <text:p text:style-name="P1"><text:span text:style-name="T1">VOTE 1168124168 Campaign:ssss_uk_02B Validity:during Choice:Matthew CONN:MIG01XU MSISDN:00777775039999 GUID:09B68EBF-4834-46E8-9CB4-DA7B7A0DE328 Shortcode:63334</text:span></text:p>
      <text:p text:style-name="P1"><text:span text:style-name="T1">VOTE 1168124169 Campaign:ssss_uk_02B Validity:during Choice:Leon CONN:MIG01XU MSISDN:00777771209999 GUID:76A3AF46-B699-4FE1-AC9A-5C6163C63CE1 Shortcode:63334</text:span></text:p>
      <text:p text:style-name="P1"><text:span text:style-name="T1">VOTE 1168124169 Campaign:ssss_uk_02B Validity:during Choice:Leon CONN:MIG01TU MSISDN:00777770369999 GUID:D3730288-A7F3-4F6A-95D4-FE3C03F0ED4F Shortcode:63334</text:span></text:p>
      <text:p text:style-name="P1"><text:span text:style-name="T1">VOTE 1168124169 Campaign:ssss_uk_02B Validity:during Choice:Leon CONN:MIG01XU MSISDN:00777771229999 GUID:18B6244C-EE69-4AE4-A32E-00296456459D Shortcode:63334</text:span></text:p>
      <text:p text:style-name="P1"><text:span text:style-name="T1">VOTE 1168124166 Campaign:ssss_uk_02B Validity:during Choice:Leon CONN:MIG01TU MSISDN:00777773169999 GUID:5CCE287D-0708-452D-801B-FB7674E69AEB Shortcode:63334</text:span></text:p>
      <text:p text:style-name="P1"><text:span text:style-name="T1">VOTE 1168124166 Campaign:ssss_uk_02B Validity:during Choice:Leon CONN:MIG01TU </text:span><text:soft-page-break/><text:span text:style-name="T1">MSISDN:00777779099999 GUID:AE479CC4-DE07-422F-86EE-E853F03849B1 Shortcode:63334</text:span></text:p>
      <text:p text:style-name="P1"><text:span text:style-name="T1">VOTE 1168124166 Campaign:ssss_uk_02B Validity:during Choice:Matthew CONN:MIG01TU MSISDN:00777770549999 GUID:F08019DC-2646-49AB-9AB0-B06DA0C72AB2 Shortcode:63334</text:span></text:p>
      <text:p text:style-name="P1"><text:span text:style-name="T1">VOTE 1168124166 Campaign:ssss_uk_02B Validity:during Choice:Matthew CONN:MIG01TU MSISDN:00777779249999 GUID:9C68C4DF-61EB-41CD-907A-22FF767D48FA Shortcode:63334</text:span></text:p>
      <text:p text:style-name="P1"><text:span text:style-name="T1">VOTE 1168124171 Campaign:ssss_uk_02B Validity:during Choice:Matthew CONN:MIG01XU MSISDN:00777774289999 GUID:685AB26E-6F5B-460A-9E9A-297CD77AE38E Shortcode:63334</text:span></text:p>
      <text:p text:style-name="P1"><text:span text:style-name="T1">VOTE 1168124172 Campaign:ssss_uk_02B Validity:during Choice:Leon CONN:MIG01XU MSISDN:00777773169999 GUID:70B66B2A-BB97-44C9-93D2-905F223246C1 Shortcode:63334</text:span></text:p>
      <text:p text:style-name="P1"><text:span text:style-name="T1">VOTE 1168124145 Campaign:ssss_uk_02B Validity:during Choice:Leon CONN:MIG01XU MSISDN:00777771039999 GUID:79A103EE-065F-46EA-BF07-72A56A0A1B25 Shortcode:63334</text:span></text:p>
      <text:p text:style-name="P1"><text:span text:style-name="T1">VOTE 1168124173 Campaign:ssss_uk_02B Validity:during Choice:Leon CONN:MIG01XU MSISDN:00777774159999 GUID:349F0E54-D8A9-4998-8ECD-17FF32EA9E17 Shortcode:63334</text:span></text:p>
      <text:p text:style-name="P1"><text:span text:style-name="T1">VOTE 1168124173 Campaign:ssss_uk_02B Validity:during Choice:Leon CONN:MIG01XU MSISDN:00777771519999 GUID:6F38CE1D-1D30-4FFF-AEFA-630114DA5E99 Shortcode:63334</text:span></text:p>
      <text:p text:style-name="P1"><text:span text:style-name="T1">VOTE 1168124173 Campaign:ssss_uk_02B Validity:during Choice:Matthew CONN:MIG01HU MSISDN:00777772499999 GUID:5CA69BC3-F7E1-4D9A-99DC-2388B0AC155C Shortcode:63334</text:span></text:p>
      <text:p text:style-name="P1"><text:span text:style-name="T1">VOTE 1168124174 Campaign:ssss_uk_02B Validity:during Choice:Leon CONN:MIG01XU MSISDN:00777779879999 GUID:796D79F3-0B60-4C9E-A8FE-E36CF84577FA Shortcode:63334</text:span></text:p>
      <text:p text:style-name="P1"><text:span text:style-name="T1">VOTE 1168124174 Campaign:ssss_uk_02B Validity:during Choice:Matthew CONN:MIG01XU MSISDN:00777777319999 GUID:01D99840-CDE3-4DF9-8AD2-69CA88C1A251 Shortcode:63334</text:span></text:p>
      <text:p text:style-name="P1"><text:span text:style-name="T1">VOTE 1168124175 Campaign:ssss_uk_02B Validity:during Choice:Leon CONN:MIG01XU MSISDN:00777775079999 GUID:5EA79A52-7C60-4A40-B2A1-B7D34038F675 Shortcode:63334</text:span></text:p>
      <text:p text:style-name="P1"><text:span text:style-name="T1">VOTE 1168124175 Campaign:ssss_uk_02B Validity:during Choice:Leon CONN:MIG01XU MSISDN:00777772599999 GUID:6F1FB160-603F-4E3E-B787-2B2E88D492ED Shortcode:63334</text:span></text:p>
      <text:p text:style-name="P1"><text:span text:style-name="T1">VOTE 1168124176 Campaign:ssss_uk_02B Validity:during Choice:Leon CONN:MIG01XU MSISDN:00777771429999 GUID:4F5EF714-F2FE-4F9E-8758-C80595BECDDE Shortcode:63334</text:span></text:p>
      <text:p text:style-name="P1"><text:span text:style-name="T1">VOTE 1168124176 Campaign:ssss_uk_02B Validity:during Choice:Matthew CONN:MIG01XU MSISDN:00777771759999 GUID:87D08AAA-5D8F-44AD-8C40-48248B6630A6 Shortcode:63334</text:span></text:p>
      <text:p text:style-name="P1"><text:span text:style-name="T1">VOTE 1168124176 Campaign:ssss_uk_02B Validity:during Choice:Leon CONN:MIG01HU MSISDN:00777777489999 GUID:C59DF666-CC7F-4225-B167-FA9B343CC46C Shortcode:63334</text:span></text:p>
      <text:p text:style-name="P1"><text:span text:style-name="T1">VOTE 1168124176 Campaign:ssss_uk_02B Validity:during Choice:Leon CONN:MIG01XU MSISDN:00777774579999 GUID:F9795EAA-0625-4572-B505-CC96E2B322CF Shortcode:63334</text:span></text:p>
      <text:p text:style-name="P1"><text:span text:style-name="T1">VOTE 1168124176 Campaign:ssss_uk_02B Validity:during Choice:Leon CONN:MIG00VU MSISDN:00777779909999 GUID:67F6FB77-1BCB-4BA3-A93F-CD48FAC1701C Shortcode:63334</text:span></text:p>
      <text:p text:style-name="P1"><text:span text:style-name="T1">VOTE 1168124176 Campaign:ssss_uk_02B Validity:during Choice:Leon CONN:MIG01XU MSISDN:00777776329999 GUID:F700D243-13C6-4C37-B11F-17298045B1B1 Shortcode:63334</text:span></text:p>
      <text:p text:style-name="P1"><text:span text:style-name="T1">VOTE 1168124177 Campaign:ssss_uk_02B Validity:during Choice:Matthew CONN:MIG01HU MSISDN:00777778489999 GUID:68BC9A68-210B-4242-B814-E660D5F84D83 Shortcode:63334</text:span></text:p>
      <text:p text:style-name="P1"><text:span text:style-name="T1">VOTE 1168124177 Campaign:ssss_uk_02B Validity:during Choice:Matthew CONN:MIG01XU MSISDN:00777778059999 GUID:778947A6-B4FF-4BEE-AB7F-A7AFB76ADA1B Shortcode:63334</text:span></text:p>
      <text:p text:style-name="P1"><text:span text:style-name="T1">VOTE 1168124177 Campaign:ssss_uk_02B Validity:during Choice:Leon CONN:MIG01XU MSISDN:00777774369999 GUID:711533A3-9804-4CF8-A4F4-E5BAFEA9F90C Shortcode:63334</text:span></text:p>
      <text:p text:style-name="P1"><text:span text:style-name="T1">VOTE 1168124178 Campaign:ssss_uk_02B Validity:during Choice:Leon CONN:MIG01TU MSISDN:00777773459999 GUID:B0006037-4ED2-4A93-B320-69DB0289ED2F Shortcode:63334</text:span></text:p>
      <text:p text:style-name="P1"><text:span text:style-name="T1">VOTE 1168124178 Campaign:ssss_uk_02B Validity:during Choice:Leon CONN:MIG01TU MSISDN:00777772969999 GUID:21FFECFB-228D-4E4F-A9FD-D01D2BD1EB87 Shortcode:63334</text:span></text:p>
      <text:p text:style-name="P1"><text:span text:style-name="T1">VOTE 1168124178 Campaign:ssss_uk_02B Validity:during Choice:Leon CONN:MIG01XU MSISDN:00777770899999 GUID:4381257B-CD74-4F3E-9D31-744D5CC6F0F9 Shortcode:63334</text:span></text:p>
      <text:p text:style-name="P1"><text:span text:style-name="T1">VOTE 1168124178 Campaign:ssss_uk_02B Validity:during Choice:Leon CONN:MIG01XU MSISDN:00777771549999 GUID:4FE0E994-9BED-470B-9885-D939C361AC6D Shortcode:63334</text:span></text:p>
      <text:p text:style-name="P1"><text:span text:style-name="T1">VOTE 1168124179 Campaign:ssss_uk_02B Validity:during Choice:Matthew CONN:MIG01XU MSISDN:00777775469999 GUID:8DC91FDC-7693-45CE-8196-F8027C2FCBEB Shortcode:63334</text:span></text:p>
      <text:p text:style-name="P1"><text:span text:style-name="T1">VOTE 1168124180 Campaign:ssss_uk_02B Validity:during Choice:Matthew CONN:MIG01XU MSISDN:00777774599999 GUID:38C5BE59-AE4E-4025-AFBF-7538FFA69390 Shortcode:63334</text:span></text:p>
      <text:p text:style-name="P1"><text:span text:style-name="T1">VOTE 1168124180 Campaign:ssss_uk_02B Validity:during Choice:Leon CONN:MIG01XU MSISDN:00777779529999 GUID:25881756-20D0-4E85-AB81-5124AB4AB7BB Shortcode:63334</text:span></text:p>
      <text:p text:style-name="P1"><text:span text:style-name="T1">VOTE 1168124180 Campaign:ssss_uk_02B Validity:during Choice:Leon CONN:MIG01XU MSISDN:00777771679999 GUID:B2AFAEF0-0930-4F78-8C0D-A4256351E6E0 Shortcode:63334</text:span></text:p>
      <text:p text:style-name="P1"><text:span text:style-name="T1">VOTE 1168124181 Campaign:ssss_uk_02B Validity:during Choice:Leon CONN:MIG01XU MSISDN:00777779319999 GUID:99CA9BA9-59BF-4FBB-81B1-E913C5CA1078 Shortcode:63334</text:span></text:p>
      <text:p text:style-name="P1"><text:span text:style-name="T1">VOTE 1168124182 Campaign:ssss_uk_02B Validity:during Choice:Leon CONN:MIG01TU </text:span><text:soft-page-break/><text:span text:style-name="T1">MSISDN:00777779569999 GUID:DFED0F09-4085-49BD-BCC8-A00127FC07EF Shortcode:63334</text:span></text:p>
      <text:p text:style-name="P1"><text:span text:style-name="T1">VOTE 1168124182 Campaign:ssss_uk_02B Validity:during Choice:Matthew CONN:MIG01XU MSISDN:00777778289999 GUID:D523E997-F2D6-4240-98FB-E705BBACFEAF Shortcode:63334</text:span></text:p>
      <text:p text:style-name="P1"><text:span text:style-name="T1">VOTE 1168124182 Campaign:ssss_uk_02B Validity:during Choice:Matthew CONN:MIG01XU MSISDN:00777774059999 GUID:341C0036-9520-4DAB-B1B4-4B5138779625 Shortcode:63334</text:span></text:p>
      <text:p text:style-name="P1"><text:span text:style-name="T1">VOTE 1168124182 Campaign:ssss_uk_02B Validity:during Choice:Leon CONN:MIG01XU MSISDN:00777772889999 GUID:EFE0E38C-9CC9-4AED-A08E-ADE1BE7F901A Shortcode:63334</text:span></text:p>
      <text:p text:style-name="P1"><text:span text:style-name="T1">VOTE 1168124184 Campaign:ssss_uk_02B Validity:during Choice:Matthew CONN:MIG01XU MSISDN:00777779479999 GUID:C070C2F0-83B0-4AC0-951B-D115E17FE866 Shortcode:63334</text:span></text:p>
      <text:p text:style-name="P1"><text:span text:style-name="T1">VOTE 1168124184 Campaign:ssss_uk_02B Validity:during Choice:Leon CONN:MIG01XU MSISDN:00777772979999 GUID:9DAC1C15-9C2A-4CC3-ADB6-0999569B2364 Shortcode:63334</text:span></text:p>
      <text:p text:style-name="P1"><text:span text:style-name="T1">VOTE 1168124184 Campaign:ssss_uk_02B Validity:during Choice:Leon CONN:MIG01XU MSISDN:00777773729999 GUID:78E18BDB-3E34-4358-871D-75F290B41AA5 Shortcode:63334</text:span></text:p>
      <text:p text:style-name="P1"><text:span text:style-name="T1">VOTE 1168124184 Campaign:ssss_uk_02B Validity:during Choice:Matthew CONN:MIG01TU MSISDN:00777777909999 GUID:074D4CC8-B6F7-4148-A8A7-6C08FA4A58BE Shortcode:63334</text:span></text:p>
      <text:p text:style-name="P1"><text:span text:style-name="T1">VOTE 1168124184 Campaign:ssss_uk_02B Validity:during Choice:Leon CONN:MIG01TU MSISDN:00777772569999 GUID:1D80EF20-32A1-4031-AED7-1BCEDDBBF9A8 Shortcode:63334</text:span></text:p>
      <text:p text:style-name="P1"><text:span text:style-name="T1">VOTE 1168124184 Campaign:ssss_uk_02B Validity:during Choice:Leon CONN:MIG01XU MSISDN:00777771229999 GUID:DA362985-F530-4C92-8640-954687DE7891 Shortcode:63334</text:span></text:p>
      <text:p text:style-name="P1"><text:span text:style-name="T1">VOTE 1168124185 Campaign:ssss_uk_02B Validity:during Choice:Leon CONN:MIG01XU MSISDN:00777775159999 GUID:1A39AAF3-414F-4F78-960A-B69AE8423E5D Shortcode:63334</text:span></text:p>
      <text:p text:style-name="P1"><text:span text:style-name="T1">VOTE 1168124185 Campaign:ssss_uk_02B Validity:during Choice:Leon CONN:MIG01XU MSISDN:00777775099999 GUID:C15DD1AF-C622-4948-BF85-5A63A0218978 Shortcode:63334</text:span></text:p>
      <text:p text:style-name="P1"><text:span text:style-name="T1">VOTE 1168124185 Campaign:ssss_uk_02B Validity:during Choice:Matthew CONN:MIG01TU MSISDN:00777771129999 GUID:F605F4EA-B668-488B-AAC0-2394BE40182B Shortcode:63334</text:span></text:p>
      <text:p text:style-name="P1"><text:span text:style-name="T1">VOTE 1168124185 Campaign:ssss_uk_02B Validity:during Choice:Matthew CONN:MIG01XU MSISDN:00777772789999 GUID:2EF9606D-66B4-4316-968D-D2DC7F00A422 Shortcode:63334</text:span></text:p>
      <text:p text:style-name="P1"><text:span text:style-name="T1">VOTE 1168124185 Campaign:ssss_uk_02B Validity:during Choice:Matthew CONN:MIG01XU MSISDN:00777770539999 GUID:A6F51619-1701-4175-A4DC-1911C38FBBE5 Shortcode:63334</text:span></text:p>
      <text:p text:style-name="P1"><text:span text:style-name="T1">VOTE 1168124186 Campaign:ssss_uk_02B Validity:during Choice:Leon CONN:MIG01HU MSISDN:00777770249999 GUID:39C695C9-BC56-4D97-B605-5215B206C108 Shortcode:63334</text:span></text:p>
      <text:p text:style-name="P1"><text:span text:style-name="T1">VOTE 1168124186 Campaign:ssss_uk_02B Validity:during Choice:Leon CONN:MIG00VU MSISDN:00777774209999 GUID:A0866C6C-00B2-472C-BE1C-CABC7CD6ABD1 Shortcode:63334</text:span></text:p>
      <text:p text:style-name="P1"><text:span text:style-name="T1">VOTE 1168124187 Campaign:ssss_uk_02B Validity:during Choice:Leon CONN:MIG01XU MSISDN:00777774059999 GUID:FB8016B5-8C34-4F89-9059-8F5E0D7C9C94 Shortcode:63334</text:span></text:p>
      <text:p text:style-name="P1"><text:span text:style-name="T1">VOTE 1168124187 Campaign:ssss_uk_02B Validity:during Choice:Leon CONN:MIG01XU MSISDN:00777777479999 GUID:277F976D-386B-4BE0-9FF7-B5645B0931E7 Shortcode:63334</text:span></text:p>
      <text:p text:style-name="P1"><text:span text:style-name="T1">VOTE 1168124188 Campaign:ssss_uk_02B Validity:during Choice:Matthew CONN:MIG01XU MSISDN:00777779419999 GUID:C2D74C34-5632-4111-B6E6-B41C260C1FE1 Shortcode:63334</text:span></text:p>
      <text:p text:style-name="P1"><text:span text:style-name="T1">VOTE 1168124188 Campaign:ssss_uk_02B Validity:during Choice:Leon CONN:MIG01XU MSISDN:00777775299999 GUID:D87564F2-6A25-46E9-91FC-1C4714DCA887 Shortcode:63334</text:span></text:p>
      <text:p text:style-name="P1"><text:span text:style-name="T1">VOTE 1168124188 Campaign:ssss_uk_02B Validity:during Choice:Leon CONN:MIG01XU MSISDN:00777775619999 GUID:72C96371-6526-4C42-BDF7-79BFA3E5697E Shortcode:63334</text:span></text:p>
      <text:p text:style-name="P1"><text:span text:style-name="T1">VOTE 1168124190 Campaign:ssss_uk_02B Validity:during Choice:Leon CONN:MIG01XU MSISDN:00777774159999 GUID:BACF5870-CBE9-489A-BD60-B5663A1A5031 Shortcode:63334</text:span></text:p>
      <text:p text:style-name="P1"><text:span text:style-name="T1">VOTE 1168124190 Campaign:ssss_uk_02B Validity:during Choice:Leon CONN:MIG01XU MSISDN:00777775539999 GUID:AA9723CA-83BF-4B41-AB6D-742C4866D248 Shortcode:63334</text:span></text:p>
      <text:p text:style-name="P1"><text:span text:style-name="T1">VOTE 1168124190 Campaign:ssss_uk_02B Validity:during Choice:Leon CONN:MIG01TU MSISDN:00777776329999 GUID:1B0AB9DC-7212-4B91-B328-92DADEABF291 Shortcode:63334</text:span></text:p>
      <text:p text:style-name="P1"><text:span text:style-name="T1">VOTE 1168124190 Campaign:ssss_uk_02B Validity:during Choice:Leon CONN:MIG01TU MSISDN:00777773519999 GUID:12FEF2DE-FA9D-47D3-B6AD-874ABB20D4FA Shortcode:63334</text:span></text:p>
      <text:p text:style-name="P1"><text:span text:style-name="T1">VOTE 1168124190 Campaign:ssss_uk_02B Validity:during Choice:Leon CONN:MIG01TU MSISDN:00777773289999 GUID:87001638-1912-4206-B2B4-F68A4664DA67 Shortcode:63334</text:span></text:p>
      <text:p text:style-name="P1"><text:span text:style-name="T1">VOTE 1168124190 Campaign:ssss_uk_02B Validity:during Choice:Leon CONN:MIG01TU MSISDN:00777776489999 GUID:B6EA9280-8DC8-416F-A612-235DC815E775 Shortcode:63334</text:span></text:p>
      <text:p text:style-name="P1"><text:span text:style-name="T1">VOTE 1168124190 Campaign:ssss_uk_02B Validity:during Choice:Leon CONN:MIG01XU MSISDN:00777771739999 GUID:0A74C75D-0015-4B44-A10D-5EC4FAD390D8 Shortcode:63334</text:span></text:p>
      <text:p text:style-name="P1"><text:span text:style-name="T1">VOTE 1168124190 Campaign:ssss_uk_02B Validity:during Choice:Leon CONN:MIG01XU MSISDN:00777775099999 GUID:3A6B98D7-35A4-48FE-8A56-65EB0A344500 Shortcode:63334</text:span></text:p>
      <text:p text:style-name="P1"><text:span text:style-name="T1">VOTE 1168124193 Campaign:ssss_uk_02B Validity:during Choice:Leon CONN:MIG01XU MSISDN:00777771379999 GUID:CB668A8A-C5B7-4215-87A4-BD68E3546BCD Shortcode:63334</text:span></text:p>
      <text:p text:style-name="P1"><text:span text:style-name="T1">VOTE 1168124193 Campaign:ssss_uk_02B Validity:during Choice:Leon CONN:MIG01XU </text:span><text:soft-page-break/><text:span text:style-name="T1">MSISDN:00777775919999 GUID:3A12B815-E104-4E3B-B45E-1BB02DD5B059 Shortcode:63334</text:span></text:p>
      <text:p text:style-name="P1"><text:span text:style-name="T1">VOTE 1168124193 Campaign:ssss_uk_02B Validity:during Choice:Leon CONN:MIG01TU MSISDN:00777770479999 GUID:D061D6EA-335C-4C7A-B30E-D7EE490B6E8F Shortcode:63334</text:span></text:p>
      <text:p text:style-name="P1"><text:span text:style-name="T1">VOTE 1168124194 Campaign:ssss_uk_02B Validity:during Choice:Matthew CONN:MIG01XU MSISDN:00777771749999 GUID:13307706-F558-4417-A605-F31046A58BD1 Shortcode:63334</text:span></text:p>
      <text:p text:style-name="P1"><text:span text:style-name="T1">VOTE 1168124194 Campaign:ssss_uk_02B Validity:during Choice:Matthew CONN:MIG01XU MSISDN:00777779969999 GUID:145AD21F-2945-4BC1-BAE0-19EEA4D85F31 Shortcode:63334</text:span></text:p>
      <text:p text:style-name="P1"><text:span text:style-name="T1">VOTE 1168124195 Campaign:ssss_uk_02B Validity:during Choice:Matthew CONN:MIG01HU MSISDN:00777776899999 GUID:F27D9373-F8E3-4A80-B376-81EDA5282C08 Shortcode:63334</text:span></text:p>
      <text:p text:style-name="P1"><text:span text:style-name="T1">VOTE 1168124195 Campaign:ssss_uk_02B Validity:during Choice:Leon CONN:MIG00VU MSISDN:00777777629999 GUID:D0F5E5EC-2BF0-47F8-843C-A2ACD700A42C Shortcode:63334</text:span></text:p>
      <text:p text:style-name="P1"><text:span text:style-name="T1">VOTE 1168124195 Campaign:ssss_uk_02B Validity:during Choice:Leon CONN:MIG01XU MSISDN:00777773889999 GUID:22D2BBC1-4859-4573-B262-D9485E5B11AB Shortcode:63334</text:span></text:p>
      <text:p text:style-name="P1"><text:span text:style-name="T1">VOTE 1168124196 Campaign:ssss_uk_02B Validity:during Choice:Matthew CONN:MIG01XU MSISDN:00777773229999 GUID:C7D492B6-8371-4829-BE34-7633D0F41CE0 Shortcode:63334</text:span></text:p>
      <text:p text:style-name="P1"><text:span text:style-name="T1">VOTE 1168124196 Campaign:ssss_uk_02B Validity:during Choice:Leon CONN:MIG01TU MSISDN:00777779589999 GUID:F92AA81C-CB11-4F09-B055-EF6DDB66E3B2 Shortcode:63334</text:span></text:p>
      <text:p text:style-name="P1"><text:span text:style-name="T1">VOTE 1168124196 Campaign:ssss_uk_02B Validity:during Choice:Leon CONN:MIG01TU MSISDN:00777774299999 GUID:7A24A8A5-CED5-4B32-A986-4BED531C0C42 Shortcode:63334</text:span></text:p>
      <text:p text:style-name="P1"><text:span text:style-name="T1">VOTE 1168124197 Campaign:ssss_uk_02B Validity:during Choice:Matthew CONN:MIG01XU MSISDN:00777771309999 GUID:39F76FD9-C785-4736-BE37-FB711273C7EF Shortcode:63334</text:span></text:p>
      <text:p text:style-name="P1"><text:span text:style-name="T1">VOTE 1168124198 Campaign:ssss_uk_02B Validity:during Choice:Leon CONN:MIG01XU MSISDN:00777774139999 GUID:B5269D26-B67E-4DD7-870E-BACF5F570EFF Shortcode:63334</text:span></text:p>
      <text:p text:style-name="P1"><text:span text:style-name="T1">VOTE 1168124198 Campaign:ssss_uk_02B Validity:during Choice:Matthew CONN:MIG01HU MSISDN:00777777859999 GUID:BDD60483-C6FA-469B-9123-526DE249CABB Shortcode:63334</text:span></text:p>
      <text:p text:style-name="P1"><text:span text:style-name="T1">VOTE 1168124198 Campaign:ssss_uk_02B Validity:during Choice:Leon CONN:MIG01XU MSISDN:00777770989999 GUID:043402D6-1FAE-4BDC-A363-AB518B3870E0 Shortcode:63334</text:span></text:p>
      <text:p text:style-name="P1"><text:span text:style-name="T1">VOTE 1168124198 Campaign:ssss_uk_02B Validity:during Choice:Leon CONN:MIG01XU MSISDN:00777775689999 GUID:00555A75-BF78-4410-BD72-C764F1AF4DEE Shortcode:63334</text:span></text:p>
      <text:p text:style-name="P1"><text:span text:style-name="T1">VOTE 1168124199 Campaign:ssss_uk_02B Validity:during Choice:Leon CONN:MIG01XU MSISDN:00777776709999 GUID:7EEE011D-EBB4-42C8-B64C-BD656632FCB0 Shortcode:63334</text:span></text:p>
      <text:p text:style-name="P1"><text:span text:style-name="T1">VOTE 1168124201 Campaign:ssss_uk_02B Validity:during Choice:Leon CONN:MIG01XU MSISDN:00777779329999 GUID:DEC50104-A6AF-4245-9777-41D6D37B2002 Shortcode:63334</text:span></text:p>
      <text:p text:style-name="P1"><text:span text:style-name="T1">VOTE 1168124202 Campaign:ssss_uk_02B Validity:during Choice:Leon CONN:MIG01TU MSISDN:00777771649999 GUID:1A656FC2-E3C8-423F-8AC5-F7467F275800 Shortcode:63334</text:span></text:p>
      <text:p text:style-name="P1"><text:span text:style-name="T1">VOTE 1168124202 Campaign:ssss_uk_02B Validity:during Choice:Leon CONN:MIG01TU MSISDN:00777776399999 GUID:CC816C7A-F444-4B30-8B16-57DCF26F6628 Shortcode:63334</text:span></text:p>
      <text:p text:style-name="P1"><text:span text:style-name="T1">VOTE 1168124203 Campaign:ssss_uk_02B Validity:during Choice:Leon CONN:MIG01XU MSISDN:00777775749999 GUID:80E80A27-DAD8-4C49-871E-7F06857E7403 Shortcode:63334</text:span></text:p>
      <text:p text:style-name="P1"><text:span text:style-name="T1">VOTE 1168124203 Campaign:ssss_uk_02B Validity:during Choice:Leon CONN:MIG01XU MSISDN:00777772069999 GUID:A656FB49-867F-4BAE-B418-840F15B6E9F2 Shortcode:63334</text:span></text:p>
      <text:p text:style-name="P1"><text:span text:style-name="T1">VOTE 1168124203 Campaign:ssss_uk_02B Validity:during Choice:Matthew CONN:MIG01XU MSISDN:00777773539999 GUID:230D8C84-44A1-42D1-9DD5-FAAEECCBBAFC Shortcode:63334</text:span></text:p>
      <text:p text:style-name="P1"><text:span text:style-name="T1">VOTE 1168124205 Campaign:ssss_uk_02B Validity:during Choice:Leon CONN:MIG01XU MSISDN:00777773099999 GUID:F75C72CC-9D55-49A7-8E42-7115A49DB6CE Shortcode:63334</text:span></text:p>
      <text:p text:style-name="P1"><text:span text:style-name="T1">VOTE 1168124206 Campaign:ssss_uk_02B Validity:during Choice:Leon CONN:MIG01TU MSISDN:00777773099999 GUID:B33EA9D7-4144-4635-A0B5-F93A40595C1D Shortcode:63334</text:span></text:p>
      <text:p text:style-name="P1"><text:span text:style-name="T1">VOTE 1168124206 Campaign:ssss_uk_02B Validity:during Choice:Leon CONN:MIG01TU MSISDN:00777777839999 GUID:019853E8-9954-401E-80E8-03E3283F3CB4 Shortcode:63334</text:span></text:p>
      <text:p text:style-name="P1"><text:span text:style-name="T1">VOTE 1168124206 Campaign:ssss_uk_02B Validity:during Choice:Leon CONN:MIG01TU MSISDN:00777777279999 GUID:8F04CAAB-FFB4-4413-9817-49044B4EB345 Shortcode:63334</text:span></text:p>
      <text:p text:style-name="P1"><text:span text:style-name="T1">VOTE 1168124206 Campaign:ssss_uk_02B Validity:during Choice:Matthew CONN:MIG01XU MSISDN:00777778059999 GUID:2CEA5CC8-DC63-4BAA-B950-FBE62F1C8135 Shortcode:63334</text:span></text:p>
      <text:p text:style-name="P1"><text:span text:style-name="T1">VOTE 1168124206 Campaign:ssss_uk_02B Validity:during Choice:Matthew CONN:MIG01XU MSISDN:00777774299999 GUID:0B12FD8D-2286-47A4-9C9A-FB69ACD40483 Shortcode:63334</text:span></text:p>
      <text:p text:style-name="P1"><text:span text:style-name="T1">VOTE 1168124206 Campaign:ssss_uk_02B Validity:during Choice:Leon CONN:MIG01XU MSISDN:00777773879999 GUID:4A6178E0-BA6A-4561-BFCE-51FD54662D03 Shortcode:63334</text:span></text:p>
      <text:p text:style-name="P1"><text:span text:style-name="T1">VOTE 1168124207 Campaign:ssss_uk_02B Validity:during Choice:Leon CONN:MIG00VU MSISDN:00777779019999 GUID:E8778B70-99FA-4D34-8FF9-EEC91329576A Shortcode:63334</text:span></text:p>
      <text:p text:style-name="P1"><text:span text:style-name="T1">VOTE 1168124208 Campaign:ssss_uk_02B Validity:during Choice:Leon CONN:MIG01TU MSISDN:00777776039999 GUID:F4BD04F3-C6BB-41BB-8EC9-82635D0BF01F Shortcode:63334</text:span></text:p>
      <text:p text:style-name="P1"><text:span text:style-name="T1">VOTE 1168124208 Campaign:ssss_uk_02B Validity:during Choice:Matthew CONN:MIG01TU </text:span><text:soft-page-break/><text:span text:style-name="T1">MSISDN:00777779249999 GUID:C01F626E-5EEE-4226-B7CA-92F19EBC0E40 Shortcode:63334</text:span></text:p>
      <text:p text:style-name="P1"><text:span text:style-name="T1">VOTE 1168124208 Campaign:ssss_uk_02B Validity:during Choice:Leon CONN:MIG01TU MSISDN:00777779649999 GUID:C4A0885E-A5FB-4D11-A6E3-EFEBB34A2619 Shortcode:63334</text:span></text:p>
      <text:p text:style-name="P1"><text:span text:style-name="T1">VOTE 1168124209 Campaign:ssss_uk_02B Validity:during Choice:Matthew CONN:MIG01HU MSISDN:00777777939999 GUID:C519F993-EA49-4784-9370-11766E9C0C7D Shortcode:63334</text:span></text:p>
      <text:p text:style-name="P1"><text:span text:style-name="T1">VOTE 1168124209 Campaign:ssss_uk_02B Validity:during Choice:Matthew CONN:MIG01XU MSISDN:00777772679999 GUID:268BF3F3-210F-46D8-927C-F6AD331CDD02 Shortcode:63334</text:span></text:p>
      <text:p text:style-name="P1"><text:span text:style-name="T1">VOTE 1168124211 Campaign:ssss_uk_02B Validity:during Choice:Leon CONN:MIG01XU MSISDN:00777771009999 GUID:789F8759-DE4F-4C59-87C0-4748523155A1 Shortcode:63334</text:span></text:p>
      <text:p text:style-name="P1"><text:span text:style-name="T1">VOTE 1168124211 Campaign:ssss_uk_02B Validity:during Choice:Leon CONN:MIG01XU MSISDN:00777774469999 GUID:1A29FFAD-65AF-42BF-854F-F8BEBF04D1A4 Shortcode:63334</text:span></text:p>
      <text:p text:style-name="P1"><text:span text:style-name="T1">VOTE 1168124211 Campaign:ssss_uk_02B Validity:during Choice:Matthew CONN:MIG01XU MSISDN:00777774469999 GUID:198F0643-93B3-472E-88B8-7045AA013D99 Shortcode:63334</text:span></text:p>
      <text:p text:style-name="P1"><text:span text:style-name="T1">VOTE 1168124215 Campaign:ssss_uk_02B Validity:during Choice:Leon CONN:MIG01TU MSISDN:00777778229999 GUID:59512D75-87B2-4CB9-BFD8-4A5D4D17096F Shortcode:63334</text:span></text:p>
      <text:p text:style-name="P1"><text:span text:style-name="T1">VOTE 1168124215 Campaign:ssss_uk_02B Validity:during Choice:Leon CONN:MIG01TU MSISDN:00777774569999 GUID:F2CF8A0F-7AF0-46B2-9E69-AB2C781A09EE Shortcode:63334</text:span></text:p>
      <text:p text:style-name="P1"><text:span text:style-name="T1">VOTE 1168124215 Campaign:ssss_uk_02B Validity:during Choice:Matthew CONN:MIG01HU MSISDN:00777777239999 GUID:AE8405B5-2DFF-4B39-9C5C-6A9DBEE5FA05 Shortcode:63334</text:span></text:p>
      <text:p text:style-name="P1"><text:span text:style-name="T1">VOTE 1168124216 Campaign:ssss_uk_02B Validity:during Choice:Leon CONN:MIG00VU MSISDN:00777776799999 GUID:2501CED9-F2B9-4B12-B099-D9A04AF50E51 Shortcode:63334</text:span></text:p>
      <text:p text:style-name="P1"><text:span text:style-name="T1">VOTE 1168124221 Campaign:ssss_uk_02B Validity:during Choice:Leon CONN:MIG01TU MSISDN:00777773969999 GUID:0DA7145D-F355-4F8C-B64F-36B49D959983 Shortcode:63334</text:span></text:p>
      <text:p text:style-name="P1"><text:span text:style-name="T1">VOTE 1168124223 Campaign:ssss_uk_02B Validity:during Choice:Matthew CONN:MIG01HU MSISDN:00777777239999 GUID:E62AFF61-FE82-43C6-906C-01102F939C90 Shortcode:63334</text:span></text:p>
      <text:p text:style-name="P1"><text:span text:style-name="T1">VOTE 1168124224 Campaign:ssss_uk_02B Validity:during Choice:Leon CONN:MIG01TU MSISDN:00777771899999 GUID:F96E7078-0C64-49D6-828B-0056B0312E86 Shortcode:63334</text:span></text:p>
      <text:p text:style-name="P1"><text:span text:style-name="T1">VOTE 1168124225 Campaign:ssss_uk_02B Validity:during Choice:Matthew CONN:MIG01HU MSISDN:00777772229999 GUID:78C9D23E-0CC7-40ED-B210-5E993A9D5075 Shortcode:63334</text:span></text:p>
      <text:p text:style-name="P1"><text:span text:style-name="T1">VOTE 1168124222 Campaign:ssss_uk_02B Validity:during Choice:Matthew CONN:MIG01XU MSISDN:00777774839999 GUID:489CDF2E-BDF8-474E-B4C4-D855A7E0C898 Shortcode:63334</text:span></text:p>
      <text:p text:style-name="P1"><text:span text:style-name="T1">VOTE 1168124220 Campaign:ssss_uk_02B Validity:during Choice:Leon CONN:MIG01XU MSISDN:00777775289999 GUID:E67C39D2-0CBF-4CE1-BD91-AC69BA03EFB2 Shortcode:63334</text:span></text:p>
      <text:p text:style-name="P1"><text:span text:style-name="T1">VOTE 1168124221 Campaign:ssss_uk_02B Validity:during Choice:Leon CONN:MIG01TU MSISDN:00777772009999 GUID:8E9792F4-FD82-452E-8042-CAEEAC3EA3A2 Shortcode:63334</text:span></text:p>
      <text:p text:style-name="P1"><text:span text:style-name="T1">VOTE 1168124225 Campaign:ssss_uk_02B Validity:during Choice:Matthew CONN:MIG01XU MSISDN:00777774239999 GUID:CB5D8DCB-6A73-49F4-B023-E8281E910AF1 Shortcode:63334</text:span></text:p>
      <text:p text:style-name="P1"><text:span text:style-name="T1">VOTE 1168124230 Campaign:ssss_uk_02B Validity:during Choice:Leon CONN:MIG01TU MSISDN:00777770979999 GUID:CC72CA89-9260-45AF-9041-4D9DE31CF3C5 Shortcode:63334</text:span></text:p>
      <text:p text:style-name="P1"><text:span text:style-name="T1">VOTE 1168124228 Campaign:ssss_uk_02B Validity:during Choice:Leon CONN:MIG00VU MSISDN:00777779439999 GUID:12094EFA-413A-441C-820E-10D95889CE49 Shortcode:63334</text:span></text:p>
      <text:p text:style-name="P1"><text:span text:style-name="T1">VOTE 1168124233 Campaign:ssss_uk_02B Validity:during Choice:Matthew CONN:MIG01TU MSISDN:00777777759999 GUID:38427982-F059-478D-9F21-1B770B7B0F22 Shortcode:63334</text:span></text:p>
      <text:p text:style-name="P1"><text:span text:style-name="T1">VOTE 1168124236 Campaign:ssss_uk_02B Validity:during Choice:Matthew CONN:MIG01XU MSISDN:00777771179999 GUID:CB70F3EE-2EC6-48F3-B481-6460A24C2BC6 Shortcode:63334</text:span></text:p>
      <text:p text:style-name="P1"><text:span text:style-name="T1">VOTE 1168124234 Campaign:ssss_uk_02B Validity:during Choice:Matthew CONN:MIG01HU MSISDN:00777772229999 GUID:BA57F8A0-4EE0-4E23-B7FC-8210E1F63CC7 Shortcode:63334</text:span></text:p>
      <text:p text:style-name="P1"><text:span text:style-name="T1">VOTE 1168124239 Campaign:ssss_uk_02B Validity:during Choice:Matthew CONN:MIG01HU MSISDN:00777778519999 GUID:2DF9B00A-DB2C-4645-A31D-CEDC5858F11C Shortcode:63334</text:span></text:p>
      <text:p text:style-name="P1"><text:span text:style-name="T1">VOTE 1168124241 Campaign:ssss_uk_02B Validity:during Choice:Leon CONN:MIG01XU MSISDN:00777771029999 GUID:544EBC3A-CCFA-4032-8CCA-40C1B0454DDB Shortcode:63334</text:span></text:p>
      <text:p text:style-name="P1"><text:span text:style-name="T1">VOTE 1168124242 Campaign:ssss_uk_02B Validity:during Choice:Matthew CONN:MIG01TU MSISDN:00777776379999 GUID:911D8D9B-1CC8-4B68-A50F-C7F90D91F955 Shortcode:63334</text:span></text:p>
      <text:p text:style-name="P1"><text:span text:style-name="T1">VOTE 1168124242 Campaign:ssss_uk_02B Validity:during Choice:Leon CONN:MIG01XU MSISDN:00777773749999 GUID:C1C8D65B-B574-449E-A512-05E3FE153D48 Shortcode:63334</text:span></text:p>
      <text:p text:style-name="P1"><text:span text:style-name="T1">VOTE 1168124242 Campaign:ssss_uk_02B Validity:during Choice:Leon CONN:MIG01HU MSISDN:00777771039999 GUID:FD57AD80-3485-45B9-8804-2A170407E28E Shortcode:63334</text:span></text:p>
      <text:p text:style-name="P1"><text:span text:style-name="T1">VOTE 1168124244 Campaign:ssss_uk_02B Validity:during Choice:Leon CONN:MIG00VU MSISDN:00777771619999 GUID:89A1E187-5DA7-4327-ACFF-44347B4C8C63 Shortcode:63334</text:span></text:p>
      <text:p text:style-name="P1"><text:span text:style-name="T1">VOTE 1168124247 Campaign:ssss_uk_02B Validity:during Choice:Matthew CONN:MIG01HU MSISDN:00777777939999 GUID:DE689453-B59D-4DAB-9425-3DB4326CA9EC Shortcode:63334</text:span></text:p>
      <text:p text:style-name="P1"><text:span text:style-name="T1">VOTE 1168124248 Campaign:ssss_uk_02B Validity:during Choice:Leon CONN:MIG01TU </text:span><text:soft-page-break/><text:span text:style-name="T1">MSISDN:00777771529999 GUID:493C096B-E313-43D0-B573-AA693525E9B4 Shortcode:63334</text:span></text:p>
      <text:p text:style-name="P1"><text:span text:style-name="T1">VOTE 1168124249 Campaign:ssss_uk_02B Validity:during Choice:Leon CONN:MIG01XU MSISDN:00777777799999 GUID:502ECBDA-B488-4662-9E21-A4D86C822EC4 Shortcode:63334</text:span></text:p>
      <text:p text:style-name="P1"><text:span text:style-name="T1">VOTE 1168124250 Campaign:ssss_uk_02B Validity:during Choice:Matthew CONN:MIG01XU MSISDN:00777771369999 GUID:762F3966-9B8B-4080-9DB0-CE0EBA246DF9 Shortcode:63334</text:span></text:p>
      <text:p text:style-name="P1"><text:span text:style-name="T1">VOTE 1168124251 Campaign:ssss_uk_02B Validity:during Choice:Leon CONN:MIG00VU MSISDN:00777770639999 GUID:7BE7CFF8-5B0D-4E62-95F5-119A59EA4C3F Shortcode:63334</text:span></text:p>
      <text:p text:style-name="P1"><text:span text:style-name="T1">VOTE 1168124251 Campaign:ssss_uk_02B Validity:during Choice:Leon CONN:MIG01XU MSISDN:00777779329999 GUID:EF99D2BB-E111-42F4-9178-F8C83EC1F4B7 Shortcode:63334</text:span></text:p>
      <text:p text:style-name="P1"><text:span text:style-name="T1">VOTE 1168124254 Campaign:ssss_uk_02B Validity:during Choice:Leon CONN:MIG01TU MSISDN:00777770849999 GUID:BEE7F7F3-D820-404C-8784-335D95A09C5A Shortcode:63334</text:span></text:p>
      <text:p text:style-name="P1"><text:span text:style-name="T1">VOTE 1168124254 Campaign:ssss_uk_02B Validity:during Choice:Leon CONN:MIG01TU MSISDN:00777779789999 GUID:5F136A17-DF8C-46F7-9D79-D05663D67BC9 Shortcode:63334</text:span></text:p>
      <text:p text:style-name="P1"><text:span text:style-name="T1">VOTE 1168124254 Campaign:ssss_uk_02B Validity:during Choice:Leon CONN:MIG01XU MSISDN:00777775719999 GUID:E5041386-B2E9-48D8-AA76-2CB464E41634 Shortcode:63334</text:span></text:p>
      <text:p text:style-name="P1"><text:span text:style-name="T1">VOTE 1168124257 Campaign:ssss_uk_02B Validity:during Choice:Leon CONN:MIG01TU MSISDN:00777772779999 GUID:0B1C9381-3215-4D17-86C7-0E8EE4C0E513 Shortcode:63334</text:span></text:p>
      <text:p text:style-name="P1"><text:span text:style-name="T1">VOTE 1168124260 Campaign:ssss_uk_02B Validity:during Choice:Leon CONN:MIG01TU MSISDN:00777771529999 GUID:314ED48A-36D1-4C4F-9BB3-B68BAC52D0AD Shortcode:63334</text:span></text:p>
      <text:p text:style-name="P1"><text:span text:style-name="T1">VOTE 1168124260 Campaign:ssss_uk_02B Validity:during Choice:Leon CONN:MIG01TU MSISDN:00777771229999 GUID:A5AFBD07-6424-4EF2-85EC-AF58A5DC9C81 Shortcode:63334</text:span></text:p>
      <text:p text:style-name="P1"><text:span text:style-name="T1">VOTE 1168124261 Campaign:ssss_uk_02B Validity:during Choice:Leon CONN:MIG00VU MSISDN:00777776229999 GUID:78A04928-549A-4034-9C8A-65C29C0CBD8A Shortcode:63334</text:span></text:p>
      <text:p text:style-name="P1"><text:span text:style-name="T1">VOTE 1168124262 Campaign:ssss_uk_02B Validity:during Choice:Matthew CONN:MIG01HU MSISDN:00777776409999 GUID:D5DE29BF-BF1C-47D6-ADDD-308F029AC7C6 Shortcode:63334</text:span></text:p>
      <text:p text:style-name="P1"><text:span text:style-name="T1">VOTE 1168124263 Campaign:ssss_uk_02B Validity:during Choice:Leon CONN:MIG01TU MSISDN:00777772319999 GUID:8BE2B8C1-4847-47F7-9204-548964FA4A78 Shortcode:63334</text:span></text:p>
      <text:p text:style-name="P1"><text:span text:style-name="T1">VOTE 1168124264 Campaign:ssss_uk_02B Validity:during Choice:Leon CONN:MIG01XU MSISDN:00777779309999 GUID:4D570B80-1D16-4509-9749-42B1B343B1AD Shortcode:63334</text:span></text:p>
      <text:p text:style-name="P1"><text:span text:style-name="T1">VOTE 1168124264 Campaign:ssss_uk_02B Validity:during Choice:Leon CONN:MIG01XU MSISDN:00777776689999 GUID:D046CDD9-96BB-4892-B7F6-C39ECA454B35 Shortcode:63334</text:span></text:p>
      <text:p text:style-name="P1"><text:span text:style-name="T1">VOTE 1168124265 Campaign:ssss_uk_02B Validity:during Choice:Leon CONN:MIG01XU MSISDN:00777778669999 GUID:ABCF15EF-FDD1-40AC-B99E-37B677EA65CB Shortcode:63334</text:span></text:p>
      <text:p text:style-name="P1"><text:span text:style-name="T1">VOTE 1168124265 Campaign:ssss_uk_02B Validity:during Choice:Leon CONN:MIG01XU MSISDN:00777774339999 GUID:ECD14143-C0CB-4595-94ED-49619D9CCA20 Shortcode:63334</text:span></text:p>
      <text:p text:style-name="P1"><text:span text:style-name="T1">VOTE 1168124266 Campaign:ssss_uk_02B Validity:during Choice:Matthew CONN:MIG01TU MSISDN:00777776319999 GUID:6FD15BA2-574B-4230-92A9-91496C35258D Shortcode:63334</text:span></text:p>
      <text:p text:style-name="P1"><text:span text:style-name="T1">VOTE 1168124267 Campaign:ssss_uk_02B Validity:during Choice:Leon CONN:MIG00VU MSISDN:00777773779999 GUID:F2312F8F-8A74-451A-BFFA-2CC488ABEA2A Shortcode:63334</text:span></text:p>
      <text:p text:style-name="P1"><text:span text:style-name="T1">VOTE 1168124269 Campaign:ssss_uk_02B Validity:during Choice:Leon CONN:MIG01TU MSISDN:00777779849999 GUID:83644AAE-26B3-43E7-A158-7F8BFC247DCA Shortcode:63334</text:span></text:p>
      <text:p text:style-name="P1"><text:span text:style-name="T1">VOTE 1168124269 Campaign:ssss_uk_02B Validity:during Choice:Leon CONN:MIG01TU MSISDN:00777770439999 GUID:A4A74C77-5A5E-445C-9371-88902833281F Shortcode:63334</text:span></text:p>
      <text:p text:style-name="P1"><text:span text:style-name="T1">VOTE 1168124272 Campaign:ssss_uk_02B Validity:during Choice:Leon CONN:MIG01TU MSISDN:00777771529999 GUID:0902AF21-7C61-4ABD-A1D1-6C801EDF7E62 Shortcode:63334</text:span></text:p>
      <text:p text:style-name="P1"><text:span text:style-name="T1">VOTE 1168124272 Campaign:ssss_uk_02B Validity:during Choice:Leon CONN:MIG01TU MSISDN:00777771559999 GUID:CA1BDFB8-556E-497E-B37A-3A5F45F48665 Shortcode:63334</text:span></text:p>
      <text:p text:style-name="P1"><text:span text:style-name="T1">VOTE 1168124274 Campaign:ssss_uk_02B Validity:during Choice:Matthew CONN:MIG01HU MSISDN:00777772229999 GUID:CDAF8E1E-909A-4527-A3CA-89F40181A6A5 Shortcode:63334</text:span></text:p>
      <text:p text:style-name="P1"><text:span text:style-name="T1">VOTE 1168124274 Campaign:ssss_uk_02B Validity:during Choice:Leon CONN:MIG01XU MSISDN:00777776169999 GUID:C91F90B5-8720-403D-86BD-08FDA9ECDC93 Shortcode:63334</text:span></text:p>
      <text:p text:style-name="P1"><text:span text:style-name="T1">VOTE 1168124276 Campaign:ssss_uk_02B Validity:during Choice:Leon CONN:MIG00VU MSISDN:00777776499999 GUID:6758567A-7E46-420C-B4CE-8A7F14F6B531 Shortcode:63334</text:span></text:p>
      <text:p text:style-name="P1"><text:span text:style-name="T1">VOTE 1168124276 Campaign:ssss_uk_02B Validity:during Choice:Leon CONN:MIG01XU MSISDN:00777772549999 GUID:DFA2A06A-60EE-431D-9314-442CA2D8DAAA Shortcode:63334</text:span></text:p>
      <text:p text:style-name="P1"><text:span text:style-name="T1">VOTE 1168124277 Campaign:ssss_uk_02B Validity:during Choice:Matthew CONN:MIG01XU MSISDN:00777772959999 GUID:82D0B75F-D8E2-4993-9398-3C2978024E57 Shortcode:63334</text:span></text:p>
      <text:p text:style-name="P1"><text:span text:style-name="T1">VOTE 1168124278 Campaign:ssss_uk_02B Validity:during Choice:Leon CONN:MIG01TU MSISDN:00777774689999 GUID:11232CAC-F84D-4DD1-BCC6-75525A9052C9 Shortcode:63334</text:span></text:p>
      <text:p text:style-name="P1"><text:span text:style-name="T1">VOTE 1168124278 Campaign:ssss_uk_02B Validity:during Choice:Leon CONN:MIG01TU MSISDN:00777775039999 GUID:FD3F5F9F-CA1D-4E3B-A5D5-775F93C7BEBE Shortcode:63334</text:span></text:p>
      <text:p text:style-name="P1"><text:span text:style-name="T1">VOTE 1168124279 Campaign:ssss_uk_02B Validity:during Choice:Leon CONN:MIG01XU </text:span><text:soft-page-break/><text:span text:style-name="T1">MSISDN:00777770979999 GUID:E418164E-C700-4BD5-B7A0-7270F30EC739 Shortcode:63334</text:span></text:p>
      <text:p text:style-name="P1"><text:span text:style-name="T1">VOTE 1168124280 Campaign:ssss_uk_02B Validity:during Choice:Leon CONN:MIG00VU MSISDN:00777774129999 GUID:FE83A5AE-8385-47D4-ACCF-17B3E87A127F Shortcode:63334</text:span></text:p>
      <text:p text:style-name="P1"><text:span text:style-name="T1">VOTE 1168124280 Campaign:ssss_uk_02B Validity:during Choice:Matthew CONN:MIG01HU MSISDN:00777777939999 GUID:4C368F5B-8296-4614-A42B-A489329C51DD Shortcode:63334</text:span></text:p>
      <text:p text:style-name="P1"><text:span text:style-name="T1">VOTE 1168124281 Campaign:ssss_uk_02B Validity:during Choice:Matthew CONN:MIG01TU MSISDN:00777776559999 GUID:EC246A43-1BFE-4593-BD07-098C69E6DAC4 Shortcode:63334</text:span></text:p>
      <text:p text:style-name="P1"><text:span text:style-name="T1">VOTE 1168124287 Campaign:ssss_uk_02B Validity:during Choice:Leon CONN:MIG01TU MSISDN:00777775039999 GUID:B1650CEC-3E04-4782-8D89-6A75AC847E2D Shortcode:63334</text:span></text:p>
      <text:p text:style-name="P1"><text:span text:style-name="T1">VOTE 1168124287 Campaign:ssss_uk_02B Validity:during Choice:Leon CONN:MIG01TU MSISDN:00777773169999 GUID:93562221-F8B2-45F9-B226-351EADF60595 Shortcode:63334</text:span></text:p>
      <text:p text:style-name="P1"><text:span text:style-name="T1">VOTE 1168124290 Campaign:ssss_uk_02B Validity:during Choice:Matthew CONN:MIG00VU MSISDN:00777779419999 GUID:E725AF0C-8D9F-48E7-8574-1292C4C892EC Shortcode:63334</text:span></text:p>
      <text:p text:style-name="P1"><text:span text:style-name="T1">VOTE 1168124289 Campaign:ssss_uk_02B Validity:during Choice:Matthew CONN:MIG01XU MSISDN:00777771969999 GUID:DDBCD664-AF05-45AC-A402-19F92D11D6D9 Shortcode:63334</text:span></text:p>
      <text:p text:style-name="P1"><text:span text:style-name="T1">VOTE 1168124290 Campaign:ssss_uk_02B Validity:during Choice:Matthew CONN:MIG01TU MSISDN:00777770179999 GUID:AEB0B7E8-6AA8-484A-8996-319B7BA6F99D Shortcode:63334</text:span></text:p>
      <text:p text:style-name="P1"><text:span text:style-name="T1">VOTE 1168124290 Campaign:ssss_uk_02B Validity:during Choice:Matthew CONN:MIG01XU MSISDN:00777771169999 GUID:8BAAEA29-B7B2-4AEC-A389-B3C192BFEAFC Shortcode:63334</text:span></text:p>
      <text:p text:style-name="P1"><text:span text:style-name="T1">VOTE 1168124290 Campaign:ssss_uk_02B Validity:during Choice:Leon CONN:MIG01XU MSISDN:00777774469999 GUID:05482A70-8772-463E-A7AC-734D9D04842D Shortcode:63334</text:span></text:p>
      <text:p text:style-name="P1"><text:span text:style-name="T1">VOTE 1168124291 Campaign:ssss_uk_02B Validity:during Choice:Leon CONN:MIG01XU MSISDN:00777773459999 GUID:978161AE-F7C4-40FB-A44D-6C658571E8DD Shortcode:63334</text:span></text:p>
      <text:p text:style-name="P1"><text:span text:style-name="T1">VOTE 1168124300 Campaign:ssss_uk_02B Validity:during Choice:Matthew CONN:MIG01TU MSISDN:00777774609999 GUID:92EF2BDC-EE3A-4594-B14F-ABCF0007D8C3 Shortcode:63334</text:span></text:p>
      <text:p text:style-name="P1"><text:span text:style-name="T1">VOTE 1168124300 Campaign:ssss_uk_02B Validity:during Choice:Leon CONN:MIG01XU MSISDN:00777773969999 GUID:6957EED4-06B5-4E0A-AC11-85B0AA10C6FF Shortcode:63334</text:span></text:p>
      <text:p text:style-name="P1"><text:span text:style-name="T1">VOTE 1168124301 Campaign:ssss_uk_02B Validity:during Choice:Matthew CONN:MIG01XU MSISDN:00777775709999 GUID:44A741E2-0FDC-4511-9587-3A5D79FFA614 Shortcode:63334</text:span></text:p>
      <text:p text:style-name="P1"><text:span text:style-name="T1">VOTE 1168124300 Campaign:ssss_uk_02B Validity:during Choice:Leon CONN:MIG01TU MSISDN:00777773169999 GUID:4AEA9EE2-B69A-4E3B-BCCB-CCA280CBCADE Shortcode:63334</text:span></text:p>
      <text:p text:style-name="P1"><text:span text:style-name="T1">VOTE 1168124300 Campaign:ssss_uk_02B Validity:during Choice:Leon CONN:MIG01TU MSISDN:00777779509999 GUID:E0591D72-F88F-4C88-BBCE-2023D49D732A Shortcode:63334</text:span></text:p>
      <text:p text:style-name="P1"><text:span text:style-name="T1">VOTE 1168124300 Campaign:ssss_uk_02B Validity:during Choice:Matthew CONN:MIG00VU MSISDN:00777771119999 GUID:EDEDBABB-47BA-41B1-AD20-37CFA9F4F595 Shortcode:63334</text:span></text:p>
      <text:p text:style-name="P1"><text:span text:style-name="T1">VOTE 1168124302 Campaign:ssss_uk_02B Validity:during Choice:Leon CONN:MIG01XU MSISDN:00777771429999 GUID:68BCAD8F-7C20-49CD-BAC3-4F323E1D44C2 Shortcode:63334</text:span></text:p>
      <text:p text:style-name="P1"><text:span text:style-name="T1">VOTE 1168124302 Campaign:ssss_uk_02B Validity:during Choice:Leon CONN:MIG01XU MSISDN:00777774779999 GUID:77B2484E-6FA0-440B-95F7-62D7C1656CFD Shortcode:63334</text:span></text:p>
      <text:p text:style-name="P1"><text:span text:style-name="T1">VOTE 1168124302 Campaign:ssss_uk_02B Validity:during Choice:Matthew CONN:MIG01TU MSISDN:00777770469999 GUID:73C1AE8A-A8F6-47A0-A016-46F7393F9C9A Shortcode:63334</text:span></text:p>
      <text:p text:style-name="P1"><text:span text:style-name="T1">VOTE 1168124304 Campaign:ssss_uk_02B Validity:during Choice:Leon CONN:MIG00VU MSISDN:00777776499999 GUID:0923E990-EB66-4FB9-B691-14812C377EC4 Shortcode:63334</text:span></text:p>
      <text:p text:style-name="P1"><text:span text:style-name="T1">VOTE 1168124305 Campaign:ssss_uk_02B Validity:during Choice:Leon CONN:MIG01XU MSISDN:00777774839999 GUID:F0291EC1-EBF8-45BA-A477-DA682E35B6A2 Shortcode:63334</text:span></text:p>
      <text:p text:style-name="P1"><text:span text:style-name="T1">VOTE 1168124306 Campaign:ssss_uk_02B Validity:during Choice:Leon CONN:MIG01XU MSISDN:00777779979999 GUID:4C330A02-1A2E-4FB4-8BB9-2558D3F8C1D6 Shortcode:63334</text:span></text:p>
      <text:p text:style-name="P1"><text:span text:style-name="T1">VOTE 1168124307 Campaign:ssss_uk_02B Validity:during Choice:Matthew CONN:MIG01XU MSISDN:00777772959999 GUID:E7BD4835-D14E-42FD-8F6A-94B47B6F7DC1 Shortcode:63334</text:span></text:p>
      <text:p text:style-name="P1"><text:span text:style-name="T1">VOTE 1168124307 Campaign:ssss_uk_02B Validity:during Choice:Leon CONN:MIG01XU MSISDN:00777779879999 GUID:1AA4EC20-762C-412F-AD38-4BFD391CF37F Shortcode:63334</text:span></text:p>
      <text:p text:style-name="P1"><text:span text:style-name="T1">VOTE 1168124310 Campaign:ssss_uk_02B Validity:during Choice:Matthew CONN:MIG01HU MSISDN:00777777239999 GUID:9DB1696C-728A-4505-ABEA-2494172A4F0B Shortcode:63334</text:span></text:p>
      <text:p text:style-name="P1"><text:span text:style-name="T1">VOTE 1168124312 Campaign:ssss_uk_02B Validity:during Choice:Matthew CONN:MIG01TU MSISDN:00777777909999 GUID:3B8D3AE2-988E-4A4B-9A56-C29C7CBCC0C7 Shortcode:63334</text:span></text:p>
      <text:p text:style-name="P1"><text:span text:style-name="T1">VOTE 1168124313 Campaign:ssss_uk_02B Validity:during Choice:Matthew CONN:MIG01XU MSISDN:00777772949999 GUID:D0156B18-4077-493A-84D1-61C5B05C0766 Shortcode:63334</text:span></text:p>
      <text:p text:style-name="P1"><text:span text:style-name="T1">VOTE 1168124315 Campaign:ssss_uk_02B Validity:during Choice:Leon CONN:MIG01TU MSISDN:00777773249999 GUID:549EBEED-8FA0-40E6-85C4-E9A250C9AAFD Shortcode:63334</text:span></text:p>
      <text:p text:style-name="P1"><text:span text:style-name="T1">VOTE 1168124315 Campaign:ssss_uk_02B Validity:during Choice:Matthew CONN:MIG01XU MSISDN:00777775639999 GUID:4EC3C0BE-DB27-423D-8981-1659E4B58999 Shortcode:63334</text:span></text:p>
      <text:p text:style-name="P1"><text:span text:style-name="T1">VOTE 1168124315 Campaign:ssss_uk_02B Validity:during Choice:Leon CONN:MIG01XU </text:span><text:soft-page-break/><text:span text:style-name="T1">MSISDN:00777777509999 GUID:3137B71C-8226-4619-B540-2A92FEAB358A Shortcode:63334</text:span></text:p>
      <text:p text:style-name="P1"><text:span text:style-name="T1">VOTE 1168124312 Campaign:ssss_uk_02B Validity:during Choice:Leon CONN:MIG01OU MSISDN:00777772169999 GUID:3D50E0A3-8DD9-4023-B912-A3DC2F59A6DB Shortcode:63334</text:span></text:p>
      <text:p text:style-name="P1"><text:span text:style-name="T1">VOTE 1168124317 Campaign:ssss_uk_02B Validity:during Choice:Matthew CONN:MIG01XU MSISDN:00777779629999 GUID:E583F294-EC57-4E40-89D7-5F39D1B0B3E0 Shortcode:63334</text:span></text:p>
      <text:p text:style-name="P1"><text:span text:style-name="T1">VOTE 1168124317 Campaign:ssss_uk_02B Validity:during Choice:Matthew CONN:MIG00VU MSISDN:00777773219999 GUID:62FE6EFE-8B9E-487B-AD88-A755DC76C37A Shortcode:63334</text:span></text:p>
      <text:p text:style-name="P1"><text:span text:style-name="T1">VOTE 1168124318 Campaign:ssss_uk_02B Validity:during Choice:Leon CONN:MIG01TU MSISDN:00777773159999 GUID:893DC482-BE26-44AA-B193-8B2480E6881C Shortcode:63334</text:span></text:p>
      <text:p text:style-name="P1"><text:span text:style-name="T1">VOTE 1168124319 Campaign:ssss_uk_02B Validity:during Choice:Leon CONN:MIG01OU MSISDN:00777776439999 GUID:9A115BCA-FE1D-4935-A037-1729F1DEACFC Shortcode:63334</text:span></text:p>
      <text:p text:style-name="P1"><text:span text:style-name="T1">VOTE 1168124320 Campaign:ssss_uk_02B Validity:during Choice:Leon CONN:MIG01XU MSISDN:00777779879999 GUID:0F12BF81-58CB-4F75-908F-0105960E0EDF Shortcode:63334</text:span></text:p>
      <text:p text:style-name="P1"><text:span text:style-name="T1">VOTE 1168124321 Campaign:ssss_uk_02B Validity:during Choice:Leon CONN:MIG01TU MSISDN:00777774039999 GUID:59A885B8-A558-4D8D-98F1-7F72AE7E4878 Shortcode:63334</text:span></text:p>
      <text:p text:style-name="P1"><text:span text:style-name="T1">VOTE 1168124321 Campaign:ssss_uk_02B Validity:during Choice:Leon CONN:MIG01XU MSISDN:00777771069999 GUID:9FB636A1-60B3-4EFB-B8E7-26F82DB625EA Shortcode:63334</text:span></text:p>
      <text:p text:style-name="P1"><text:span text:style-name="T1">VOTE 1168124321 Campaign:ssss_uk_02B Validity:during Choice:Leon CONN:MIG01XU MSISDN:00777775159999 GUID:955567C1-5BB0-4E39-A571-C69B6F4E5981 Shortcode:63334</text:span></text:p>
      <text:p text:style-name="P1"><text:span text:style-name="T1">VOTE 1168124322 Campaign:ssss_uk_02B Validity:during Choice:Leon CONN:MIG01XU MSISDN:00777771569999 GUID:04390070-C38D-477A-822F-C1AC7995E623 Shortcode:63334</text:span></text:p>
      <text:p text:style-name="P1"><text:span text:style-name="T1">VOTE 1168124324 Campaign:ssss_uk_02B Validity:during Choice:Tupele CONN:MIG01OU MSISDN:00777771999999 GUID:BAD3E3C1-FF75-4090-8EE4-18F56C684CDD Shortcode:63334</text:span></text:p>
      <text:p text:style-name="P1"><text:span text:style-name="T1">VOTE 1168124324 Campaign:ssss_uk_02B Validity:during Choice:Leon CONN:MIG00VU MSISDN:00777776029999 GUID:90017E01-B3B3-4895-A206-6CCE3391A72A Shortcode:63334</text:span></text:p>
      <text:p text:style-name="P1"><text:span text:style-name="T1">VOTE 1168124324 Campaign:ssss_uk_02B Validity:during Choice:Leon CONN:MIG01TU MSISDN:00777773249999 GUID:FF02D70C-F5CE-407E-899B-BC30F180C474 Shortcode:63334</text:span></text:p>
      <text:p text:style-name="P1"><text:span text:style-name="T1">VOTE 1168124327 Campaign:ssss_uk_02B Validity:during Choice:Leon CONN:MIG01TU MSISDN:00777773099999 GUID:71915DAA-889B-4AF8-8366-468A140AC43E Shortcode:63334</text:span></text:p>
      <text:p text:style-name="P1"><text:span text:style-name="T1">VOTE 1168124330 Campaign:ssss_uk_02B Validity:during Choice:Matthew CONN:MIG01HU MSISDN:00777777649999 GUID:CF98A712-CF4B-4372-8C50-9C5A331794EC Shortcode:63334</text:span></text:p>
      <text:p text:style-name="P1"><text:span text:style-name="T1">VOTE 1168124330 Campaign:ssss_uk_02B Validity:during Choice:Leon CONN:MIG01OU MSISDN:00777779669999 GUID:9708B2B3-2E68-4D65-B4B9-21C9A4272602 Shortcode:63334</text:span></text:p>
      <text:p text:style-name="P1"><text:span text:style-name="T1">VOTE 1168124330 Campaign:ssss_uk_02B Validity:during Choice:Leon CONN:MIG01TU MSISDN:00777777029999 GUID:EDA7A93C-D641-4070-8E06-AE990CAFD86A Shortcode:63334</text:span></text:p>
      <text:p text:style-name="P1"><text:span text:style-name="T1">VOTE 1168124332 Campaign:ssss_uk_02B Validity:during Choice:Leon CONN:MIG01XU MSISDN:00777779879999 GUID:DEBAEF5D-8A6B-440C-9251-E5EAE5E99AC7 Shortcode:63334</text:span></text:p>
      <text:p text:style-name="P1"><text:span text:style-name="T1">VOTE 1168124333 Campaign:ssss_uk_02B Validity:during Choice:Matthew CONN:MIG01TU MSISDN:00777771419999 GUID:350D3261-9BB9-4D08-AFA8-D866B047A457 Shortcode:63334</text:span></text:p>
      <text:p text:style-name="P1"><text:span text:style-name="T1">VOTE 1168124333 Campaign:ssss_uk_02B Validity:during Choice:Leon CONN:MIG01XU MSISDN:00777774779999 GUID:F1B9CF34-5737-45BF-903F-4829D2DFC8DB Shortcode:63334</text:span></text:p>
      <text:p text:style-name="P1"><text:span text:style-name="T1">VOTE 1168124335 Campaign:ssss_uk_02B Validity:during Choice:Leon CONN:MIG01XU MSISDN:00777771429999 GUID:B146C97D-92F8-4F22-A4E2-D2E68F3284B9 Shortcode:63334</text:span></text:p>
      <text:p text:style-name="P1"><text:span text:style-name="T1">VOTE 1168124336 Campaign:ssss_uk_02B Validity:during Choice:Leon CONN:MIG01OU MSISDN:00777779669999 GUID:DF48307D-DDA9-4A2B-B29F-6EA4812CB3B3 Shortcode:63334</text:span></text:p>
      <text:p text:style-name="P1"><text:span text:style-name="T1">VOTE 1168124337 Campaign:ssss_uk_02B Validity:during Choice:Leon CONN:MIG01XU MSISDN:00777777759999 GUID:50E76490-8BD3-4244-A39A-1EEFDD8C66E8 Shortcode:63334</text:span></text:p>
      <text:p text:style-name="P1"><text:span text:style-name="T1">VOTE 1168124337 Campaign:ssss_uk_02B Validity:during Choice:Leon CONN:MIG00VU MSISDN:00777770869999 GUID:924CF906-0B1F-4467-BC6C-5EFE4055F5AB Shortcode:63334</text:span></text:p>
      <text:p text:style-name="P1"><text:span text:style-name="T1">VOTE 1168124338 Campaign:ssss_uk_02B Validity:during Choice:Leon CONN:MIG01XU MSISDN:00777771429999 GUID:7937E19E-F4BE-4F91-94E6-558529832EAC Shortcode:63334</text:span></text:p>
      <text:p text:style-name="P1"><text:span text:style-name="T1">VOTE 1168124339 Campaign:ssss_uk_02B Validity:during Choice:Matthew CONN:MIG01TU MSISDN:00777777139999 GUID:666DC796-0182-4451-9E5C-FB0FB96D5714 Shortcode:63334</text:span></text:p>
      <text:p text:style-name="P1"><text:span text:style-name="T1">VOTE 1168124339 Campaign:ssss_uk_02B Validity:during Choice:Leon CONN:MIG01TU MSISDN:00777772379999 GUID:B79E53E3-67E6-49AD-A579-E065631F52AC Shortcode:63334</text:span></text:p>
      <text:p text:style-name="P1"><text:span text:style-name="T1">VOTE 1168124339 Campaign:ssss_uk_02B Validity:during Choice:Matthew CONN:MIG01HU MSISDN:00777777239999 GUID:0C63B8F3-89B9-4A88-9C93-9EA5077A53DF Shortcode:63334</text:span></text:p>
      <text:p text:style-name="P1"><text:span text:style-name="T1">VOTE 1168124340 Campaign:ssss_uk_02B Validity:during Choice:Leon CONN:MIG01OU MSISDN:00777779669999 GUID:ED881676-EC34-4F86-8689-48F217E0DA62 Shortcode:63334</text:span></text:p>
      <text:p text:style-name="P1"><text:span text:style-name="T1">VOTE 1168124341 Campaign:ssss_uk_02B Validity:during Choice:Leon CONN:MIG01XU MSISDN:00777771409999 GUID:8A40F411-743B-4C30-B53B-EE7D8EFA9FD7 Shortcode:63334</text:span></text:p>
      <text:p text:style-name="P1"><text:span text:style-name="T1">VOTE 1168124343 Campaign:ssss_uk_02B Validity:during Choice:Leon CONN:MIG01OU </text:span><text:soft-page-break/><text:span text:style-name="T1">MSISDN:00777777839999 GUID:BB9E1484-ABC7-4373-9D20-05B2E225FF19 Shortcode:63334</text:span></text:p>
      <text:p text:style-name="P1"><text:span text:style-name="T1">VOTE 1168124343 Campaign:ssss_uk_02B Validity:during Choice:Leon CONN:MIG01XU MSISDN:00777770969999 GUID:349C298E-A5CA-4B42-95F9-42A69FED50EE Shortcode:63334</text:span></text:p>
      <text:p text:style-name="P1"><text:span text:style-name="T1">VOTE 1168124344 Campaign:ssss_uk_02B Validity:during Choice:Matthew CONN:MIG01HU MSISDN:00777777239999 GUID:1F1A2557-56C8-4451-A679-CCFACF93A351 Shortcode:63334</text:span></text:p>
      <text:p text:style-name="P1"><text:span text:style-name="T1">VOTE 1168124345 Campaign:ssss_uk_02B Validity:during Choice:Leon CONN:MIG01TU MSISDN:00777773529999 GUID:9A8D2AF2-CF01-4C7B-BF59-C4AF3EC8D762 Shortcode:63334</text:span></text:p>
      <text:p text:style-name="P1"><text:span text:style-name="T1">VOTE 1168124345 Campaign:ssss_uk_02B Validity:during Choice:Leon CONN:MIG01XU MSISDN:00777774779999 GUID:8D544513-113D-4165-B405-8A570F61BB02 Shortcode:63334</text:span></text:p>
      <text:p text:style-name="P1"><text:span text:style-name="T1">VOTE 1168124347 Campaign:Emmerdale Validity:during Choice:MATTHEW CONN:MIG01OU MSISDN:00777770149999 GUID:7E05FB5F-D515-428F-A4C5-5F4AEAA54BA3 Shortcode:63339</text:span></text:p>
      <text:p text:style-name="P1"><text:span text:style-name="T1">VOTE 1168124348 Campaign:ssss_uk_02B Validity:during Choice:Matthew CONN:MIG00VU MSISDN:00777779069999 GUID:0D38E510-9B51-449E-989E-93583B183D38 Shortcode:63334</text:span></text:p>
      <text:p text:style-name="P1"><text:span text:style-name="T1">VOTE 1168124348 Campaign:ssss_uk_02B Validity:during Choice:Leon CONN:MIG01TU MSISDN:00777771529999 GUID:FF7D6A20-B4F4-494E-84B4-1A41EA8EF5B7 Shortcode:63334</text:span></text:p>
      <text:p text:style-name="P1"><text:span text:style-name="T1">VOTE 1168124355 Campaign:ssss_uk_02B Validity:during Choice:Matthew CONN:MIG01OU MSISDN:00777775149999 GUID:24B1CD76-64E7-4B9F-9B28-E7AADE8B21F3 Shortcode:63334</text:span></text:p>
      <text:p text:style-name="P1"><text:span text:style-name="T1">VOTE 1168124356 Campaign:ssss_uk_02B Validity:during Choice:Matthew CONN:MIG01XU MSISDN:00777779039999 GUID:263653EA-1FD6-4798-9E09-4730D8FEF8D6 Shortcode:63334</text:span></text:p>
      <text:p text:style-name="P1"><text:span text:style-name="T1">VOTE 1168124361 Campaign:ssss_uk_02B Validity:during Choice:Matthew CONN:MIG00VU MSISDN:00777770769999 GUID:5B423BA0-FF68-499B-B120-60770DDEB608 Shortcode:63334</text:span></text:p>
      <text:p text:style-name="P1"><text:span text:style-name="T1">VOTE 1168124358 Campaign:ssss_uk_02B Validity:during Choice:Leon CONN:MIG01XU MSISDN:00777772259999 GUID:AA85C511-5AEE-4B60-A586-F32E092F9D75 Shortcode:63334</text:span></text:p>
      <text:p text:style-name="P1"><text:span text:style-name="T1">VOTE 1168124360 Campaign:ssss_uk_02B Validity:during Choice:Matthew CONN:MIG01TU MSISDN:00777770289999 GUID:8262ABE8-6B13-4569-9B68-0F8CF09C092B Shortcode:63334</text:span></text:p>
      <text:p text:style-name="P1"><text:span text:style-name="T1">VOTE 1168124363 Campaign:ssss_uk_02B Validity:during Choice:Matthew CONN:MIG01TU MSISDN:00777773249999 GUID:BD1C7FE5-C279-4747-9092-CAF38286667C Shortcode:63334</text:span></text:p>
      <text:p text:style-name="P1"><text:span text:style-name="T1">VOTE 1168124362 Campaign:ssss_uk_02B Validity:during Choice:Matthew CONN:MIG01XU MSISDN:00777773539999 GUID:261BCF5E-DC58-4FA4-960B-C525B5C5E299 Shortcode:63334</text:span></text:p>
      <text:p text:style-name="P1"><text:span text:style-name="T1">VOTE 1168124364 Campaign:ssss_uk_02B Validity:during Choice:Leon CONN:MIG01XU MSISDN:00777778979999 GUID:228A0E3B-67F5-4EE5-B5F8-653A63C61FD7 Shortcode:63334</text:span></text:p>
      <text:p text:style-name="P1"><text:span text:style-name="T1">VOTE 1168124365 Campaign:ssss_uk_02B Validity:during Choice:Matthew CONN:MIG01OU MSISDN:00777772189999 GUID:2042A326-6A30-463E-A2E8-6925808671BF Shortcode:63334</text:span></text:p>
      <text:p text:style-name="P1"><text:span text:style-name="T1">VOTE 1168124369 Campaign:ssss_uk_02B Validity:during Choice:Leon CONN:MIG01TU MSISDN:00777771389999 GUID:46ACB77D-078D-465B-9F43-6B4498F8F07D Shortcode:63334</text:span></text:p>
      <text:p text:style-name="P1"><text:span text:style-name="T1">VOTE 1168124370 Campaign:ssss_uk_02B Validity:during Choice:Leon CONN:MIG01XU MSISDN:00777771429999 GUID:D7D0D69F-DAF5-43C4-9E9F-95B903B3ABD7 Shortcode:63334</text:span></text:p>
      <text:p text:style-name="P1"><text:span text:style-name="T1">VOTE 1168124371 Campaign:ssss_uk_02B Validity:during Choice:Leon CONN:MIG01OU MSISDN:00777770159999 GUID:22CEC5F1-2721-470B-9505-6E573EE13ACC Shortcode:63334</text:span></text:p>
      <text:p text:style-name="P1"><text:span text:style-name="T1">VOTE 1168124372 Campaign:ssss_uk_02B Validity:during Choice:Leon CONN:MIG01HU MSISDN:00777778729999 GUID:C6C0F69C-A43B-43CB-B387-EA437DF27D5A Shortcode:63334</text:span></text:p>
      <text:p text:style-name="P1"><text:span text:style-name="T1">VOTE 1168124373 Campaign:ssss_uk_02B Validity:during Choice:Matthew CONN:MIG01XU MSISDN:00777771749999 GUID:A1492AC4-9C35-497E-8F0D-EF3944F841FC Shortcode:63334</text:span></text:p>
      <text:p text:style-name="P1"><text:span text:style-name="T1">VOTE 1168124373 Campaign:ssss_uk_02B Validity:during Choice:Matthew CONN:MIG01OU MSISDN:00777776149999 GUID:68D85A86-3156-46BA-9C0B-8E8E76C442BB Shortcode:63334</text:span></text:p>
      <text:p text:style-name="P1"><text:span text:style-name="T1">VOTE 1168124378 Campaign:ssss_uk_02B Validity:during Choice:Matthew CONN:MIG01XU MSISDN:00777776399999 GUID:E6187331-A75E-4277-A133-246480A95419 Shortcode:63334</text:span></text:p>
      <text:p text:style-name="P1"><text:span text:style-name="T1">VOTE 1168124378 Campaign:ssss_uk_02B Validity:during Choice:Leon CONN:MIG01XU MSISDN:00777774779999 GUID:84290ACA-8D77-47C1-9995-8AF9683E448F Shortcode:63334</text:span></text:p>
      <text:p text:style-name="P1"><text:span text:style-name="T1">VOTE 1168124379 Campaign:ssss_uk_02B Validity:during Choice:Leon CONN:MIG01XU MSISDN:00777771409999 GUID:0E952ECD-89E4-4CBD-BE98-14E7E1749CAC Shortcode:63334</text:span></text:p>
      <text:p text:style-name="P1"><text:span text:style-name="T1">VOTE 1168124380 Campaign:ssss_uk_02B Validity:during Choice:Matthew CONN:MIG01XU MSISDN:00777779399999 GUID:D8E06624-03AD-4294-914E-E77C19E5596C Shortcode:63334</text:span></text:p>
      <text:p text:style-name="P1"><text:span text:style-name="T1">VOTE 1168124384 Campaign:ssss_uk_02B Validity:during Choice:Matthew CONN:MIG01XU MSISDN:00777779479999 GUID:D1CFE73A-BB17-40D5-8CF9-7AD6C3082E4E Shortcode:63334</text:span></text:p>
      <text:p text:style-name="P1"><text:span text:style-name="T1">VOTE 1168124384 Campaign:ssss_uk_02B Validity:during Choice:Matthew CONN:MIG01TU MSISDN:00777774079999 GUID:97306B2D-5689-4873-809A-69263DA73ED2 Shortcode:63334</text:span></text:p>
      <text:p text:style-name="P1"><text:span text:style-name="T1">VOTE 1168124387 Campaign:ssss_uk_02B Validity:during Choice:Matthew CONN:MIG01TU MSISDN:00777777119999 GUID:B5D927D7-8600-4AD1-BA21-6ECEBE1A57A9 Shortcode:63334</text:span></text:p>
      <text:p text:style-name="P1"><text:span text:style-name="T1">VOTE 1168124379 Campaign:ssss_uk_02B Validity:during Choice:Leon CONN:MIG01OU MSISDN:00777776019999 GUID:6AF70F44-1134-4505-BBFD-2F56EA34402C Shortcode:63334</text:span></text:p>
      <text:p text:style-name="P1"><text:span text:style-name="T1">VOTE 1168124390 Campaign:ssss_uk_02B Validity:during Choice:Leon CONN:MIG01XU </text:span><text:soft-page-break/><text:span text:style-name="T1">MSISDN:00777770969999 GUID:4FFBC9E1-F529-46A8-BD19-2CBE5DF53041 Shortcode:63334</text:span></text:p>
      <text:p text:style-name="P1"><text:span text:style-name="T1">VOTE 1168124391 Campaign:ssss_uk_02B Validity:during Choice:Leon CONN:MIG01TU MSISDN:00777771529999 GUID:C3EFCFAE-20D1-4E3F-9605-A33B580F36E5 Shortcode:63334</text:span></text:p>
      <text:p text:style-name="P1"><text:span text:style-name="T1">VOTE 1168124391 Campaign:ssss_uk_02B Validity:during Choice:Leon CONN:MIG01OU MSISDN:00777779669999 GUID:860CF775-2D17-449E-A217-A04FFE18E736 Shortcode:63334</text:span></text:p>
      <text:p text:style-name="P1"><text:span text:style-name="T1">VOTE 1168124392 Campaign:ssss_uk_02B Validity:during Choice:Leon CONN:MIG01XU MSISDN:00777774779999 GUID:A769C7BA-A181-45C6-9FC6-8A9218E14DA0 Shortcode:63334</text:span></text:p>
      <text:p text:style-name="P1"><text:span text:style-name="T1">VOTE 1168124392 Campaign:Emmerdale Validity:during Choice:MATTHEW CONN:MIG01XU MSISDN:00777776089999 GUID:C28E6BBD-A95F-4F96-BB1F-573E929B5FB8 Shortcode:63339</text:span></text:p>
      <text:p text:style-name="P1"><text:span text:style-name="T1">VOTE 1168124393 Campaign:ssss_uk_02B Validity:during Choice:Leon CONN:MIG01OU MSISDN:00777771499999 GUID:3AEEB336-90AD-4ED2-83A9-13A7EB698B19 Shortcode:63334</text:span></text:p>
      <text:p text:style-name="P1"><text:span text:style-name="T1">VOTE 1168124395 Campaign:ssss_uk_02B Validity:during Choice:Leon CONN:MIG01XU MSISDN:00777779329999 GUID:62CD40AA-4474-46FD-A239-43852AF37E0A Shortcode:63334</text:span></text:p>
      <text:p text:style-name="P1"><text:span text:style-name="T1">VOTE 1168124397 Campaign:ssss_uk_02B Validity:during Choice:Leon CONN:MIG01XU MSISDN:00777773789999 GUID:754A3DD5-9F9F-4920-AB28-4351BCBEAE07 Shortcode:63334</text:span></text:p>
      <text:p text:style-name="P1"><text:span text:style-name="T1">VOTE 1168124397 Campaign:ssss_uk_02B Validity:during Choice:Matthew CONN:MIG01XU MSISDN:00777776119999 GUID:15D57DB2-369C-40C9-ACEA-366BEC6AEC47 Shortcode:63334</text:span></text:p>
      <text:p text:style-name="P1"><text:span text:style-name="T1">VOTE 1168124398 Campaign:ssss_uk_02B Validity:during Choice:Leon CONN:MIG01OU MSISDN:00777774579999 GUID:C30AAEEB-F2FE-438C-82BA-99181A147F46 Shortcode:63334</text:span></text:p>
      <text:p text:style-name="P1"><text:span text:style-name="T1">VOTE 1168124399 Campaign:ssss_uk_02B Validity:during Choice:Leon CONN:MIG01TU MSISDN:00777771529999 GUID:F38A2E65-4383-42DE-9B8B-6035BF0D272C Shortcode:63334</text:span></text:p>
      <text:p text:style-name="P1"><text:span text:style-name="T1">VOTE 1168124402 Campaign:ssss_uk_02B Validity:during Choice:Leon CONN:MIG01OU MSISDN:00777775519999 GUID:7ABFFD4D-4E93-4FC4-829B-EBF063E7E20D Shortcode:63334</text:span></text:p>
      <text:p text:style-name="P1"><text:span text:style-name="T1">VOTE 1168124406 Campaign:ssss_uk_02B Validity:during Choice:Matthew CONN:MIG01HU MSISDN:00777777459999 GUID:28771D40-5BB1-4438-944F-DA90E3F97E2F Shortcode:63334</text:span></text:p>
      <text:p text:style-name="P1"><text:span text:style-name="T1">VOTE 1168124391 Campaign:ssss_uk_02B Validity:during Choice:Matthew CONN:MIG01TU MSISDN:00777772829999 GUID:2AF30A50-02D8-4CC6-93BF-06E42323C375 Shortcode:63334</text:span></text:p>
      <text:p text:style-name="P1"><text:span text:style-name="T1">VOTE 1168124408 Campaign:ssss_uk_02B Validity:during Choice:Matthew CONN:MIG01XU MSISDN:00777773559999 GUID:9E2799DE-F2B5-423E-AFB5-5631F47DFA12 Shortcode:63334</text:span></text:p>
      <text:p text:style-name="P1"><text:span text:style-name="T1">VOTE 1168124409 Campaign:ssss_uk_02B Validity:during Choice:Leon CONN:MIG01XU MSISDN:00777779109999 GUID:0B7FCB6A-B14F-4DD8-8716-2442E15D31CB Shortcode:63334</text:span></text:p>
      <text:p text:style-name="P1"><text:span text:style-name="T1">VOTE 1168124411 Campaign:ssss_uk_02B Validity:during Choice:Leon CONN:MIG01OU MSISDN:00777772169999 GUID:54E4FB99-9883-4256-A3B7-BB52500B4A44 Shortcode:63334</text:span></text:p>
      <text:p text:style-name="P1"><text:span text:style-name="T1">VOTE 1168124414 Campaign:ssss_uk_02B Validity:during Choice:Leon CONN:MIG01XU MSISDN:00777774779999 GUID:92FA8E04-8C17-439B-AD4E-CB7FD9CFDF9A Shortcode:63334</text:span></text:p>
      <text:p text:style-name="P1"><text:span text:style-name="T1">VOTE 1168124415 Campaign:ssss_uk_02B Validity:during Choice:Leon CONN:MIG01XU MSISDN:00777773739999 GUID:E28D9E44-D1E7-4C03-82AB-FF9C301C22F1 Shortcode:63334</text:span></text:p>
      <text:p text:style-name="P1"><text:span text:style-name="T1">VOTE 1168124415 Campaign:ssss_uk_02B Validity:during Choice:Matthew CONN:MIG01OU MSISDN:00777776909999 GUID:9EC660D2-A3D3-4A83-9BB0-BB88FDF43548 Shortcode:63334</text:span></text:p>
      <text:p text:style-name="P1"><text:span text:style-name="T1">VOTE 1168124416 Campaign:ssss_uk_02B Validity:during Choice:Leon CONN:MIG01XU MSISDN:00777773449999 GUID:490A4F86-2F11-4186-A20D-38902F80C993 Shortcode:63334</text:span></text:p>
      <text:p text:style-name="P1"><text:span text:style-name="T1">VOTE 1168124416 Campaign:ssss_uk_02B Validity:during Choice:Matthew CONN:MIG01XU MSISDN:00777779559999 GUID:BB8E0700-EEF8-4E74-B93C-80B15382CA8F Shortcode:63334</text:span></text:p>
      <text:p text:style-name="P1"><text:span text:style-name="T1">VOTE 1168124419 Campaign:ssss_uk_02B Validity:during Choice:Matthew CONN:MIG01XU MSISDN:00777773559999 GUID:D91D3C79-5D9C-4174-AE86-3985D03C7B2B Shortcode:63334</text:span></text:p>
      <text:p text:style-name="P1"><text:span text:style-name="T1">VOTE 1168124420 Campaign:ssss_uk_02B Validity:during Choice:Matthew CONN:MIG01OU MSISDN:00777772559999 GUID:593C5ED1-FECA-4C7D-B892-D0CBB28C7AE0 Shortcode:63334</text:span></text:p>
      <text:p text:style-name="P1"><text:span text:style-name="T1">VOTE 1168124421 Campaign:ssss_uk_02B Validity:during Choice:Leon CONN:MIG01TU MSISDN:00777773099999 GUID:51D47CF9-858F-4B6C-A7BF-91FEF3EC3AF2 Shortcode:63334</text:span></text:p>
      <text:p text:style-name="P1"><text:span text:style-name="T1">VOTE 1168124423 Campaign:ssss_uk_02B Validity:during Choice:Matthew CONN:MIG01XU MSISDN:00777779479999 GUID:4AE78DDA-8DF3-43CE-9BF5-3456F237EB6B Shortcode:63334</text:span></text:p>
      <text:p text:style-name="P1"><text:span text:style-name="T1">VOTE 1168124424 Campaign:ssss_uk_02B Validity:during Choice:Leon CONN:MIG01XU MSISDN:00777779919999 GUID:86025C7F-D194-4E1A-9EEA-0040736F157E Shortcode:63334</text:span></text:p>
      <text:p text:style-name="P1"><text:span text:style-name="T1">VOTE 1168124427 Campaign:ssss_uk_02B Validity:during Choice:Leon CONN:MIG01OU MSISDN:00777774269999 GUID:F34109CE-1967-482C-8F8E-BF54FBA4C5E0 Shortcode:63334</text:span></text:p>
      <text:p text:style-name="P1"><text:span text:style-name="T1">VOTE 1168124431 Campaign:ssss_uk_02B Validity:during Choice:Matthew CONN:MIG01XU MSISDN:00777776179999 GUID:3114D1D7-2BC4-4F79-8734-3AA8AA23F2E7 Shortcode:63334</text:span></text:p>
      <text:p text:style-name="P1"><text:span text:style-name="T1">VOTE 1168124431 Campaign:ssss_uk_02B Validity:during Choice:Matthew CONN:MIG01XU MSISDN:00777773559999 GUID:AED63F68-776A-4672-940B-6C15CBA8B4F6 Shortcode:63334</text:span></text:p>
      <text:p text:style-name="P1"><text:span text:style-name="T1">VOTE 1168124427 Campaign:ssss_uk_02B Validity:during Choice:Leon CONN:MIG01XU MSISDN:00777776389999 GUID:DB5BC84D-0FE3-48AA-809B-0C034F8FF8B5 Shortcode:63334</text:span></text:p>
      <text:p text:style-name="P1"><text:span text:style-name="T1">VOTE 1168124432 Campaign:ssss_uk_02B Validity:during Choice:Leon CONN:MIG01OU </text:span><text:soft-page-break/><text:span text:style-name="T1">MSISDN:00777777839999 GUID:C33B9867-C465-4B6C-8E97-F874F1C0A068 Shortcode:63334</text:span></text:p>
      <text:p text:style-name="P1"><text:span text:style-name="T1">VOTE 1168124429 Campaign:ssss_uk_02B Validity:during Choice:Matthew CONN:MIG01HU MSISDN:00777772499999 GUID:679F305E-7A3D-417E-90DA-25F4BE89F017 Shortcode:63334</text:span></text:p>
      <text:p text:style-name="P1"><text:span text:style-name="T1">VOTE 1168124434 Campaign:ssss_uk_02B Validity:during Choice:Leon CONN:MIG01XU MSISDN:00777775349999 GUID:87EA67FD-F8DE-4A09-9977-D8D5B6B44FF3 Shortcode:63334</text:span></text:p>
      <text:p text:style-name="P1"><text:span text:style-name="T1">VOTE 1168124435 Campaign:ssss_uk_02B Validity:during Choice:Leon CONN:MIG01XU MSISDN:00777777579999 GUID:DCA4C60C-C414-4FA3-BDA6-2B28BDD454AA Shortcode:63334</text:span></text:p>
      <text:p text:style-name="P1"><text:span text:style-name="T1">VOTE 1168124437 Campaign:ssss_uk_02B Validity:during Choice:Leon CONN:MIG01OU MSISDN:00777770749999 GUID:531FAD84-51A1-43C0-9550-3A69602D1BAA Shortcode:63334</text:span></text:p>
      <text:p text:style-name="P1"><text:span text:style-name="T1">VOTE 1168124437 Campaign:ssss_uk_02B Validity:during Choice:Leon CONN:MIG01XU MSISDN:00777771339999 GUID:BE9CC3F5-5C1B-47EC-881D-1C27A871F09A Shortcode:63334</text:span></text:p>
      <text:p text:style-name="P1"><text:span text:style-name="T1">VOTE 1168124442 Campaign:ssss_uk_02B Validity:during Choice:Leon CONN:MIG01HU MSISDN:00777777329999 GUID:7291CA81-A85C-4424-9C00-C7333018963B Shortcode:63334</text:span></text:p>
      <text:p text:style-name="P1"><text:span text:style-name="T1">VOTE 1168124442 Campaign:ssss_uk_02B Validity:during Choice:Leon CONN:MIG01XU MSISDN:00777775949999 GUID:55939FEA-3329-46CA-844F-20ECDF7D0E10 Shortcode:63334</text:span></text:p>
      <text:p text:style-name="P1"><text:span text:style-name="T1">VOTE 1168124442 Campaign:ssss_uk_02B Validity:during Choice:Leon CONN:MIG01OU MSISDN:00777779669999 GUID:BB48FDE1-6BE4-46D4-AF0F-149676F19EE3 Shortcode:63334</text:span></text:p>
      <text:p text:style-name="P1"><text:span text:style-name="T1">VOTE 1168124443 Campaign:ssss_uk_02B Validity:during Choice:Matthew CONN:MIG00VU MSISDN:00777777459999 GUID:54816ABB-B45A-42D3-9188-8208E6515D7E Shortcode:63334</text:span></text:p>
      <text:p text:style-name="P1"><text:span text:style-name="T1">VOTE 1168124443 Campaign:ssss_uk_02B Validity:during Choice:Matthew CONN:MIG01XU MSISDN:00777775879999 GUID:AC82DDCB-6A12-4C20-8B17-683C3292FD0B Shortcode:63334</text:span></text:p>
      <text:p text:style-name="P1"><text:span text:style-name="T1">VOTE 1168124445 Campaign:ssss_uk_02B Validity:during Choice:Matthew CONN:MIG01XU MSISDN:00777773559999 GUID:AFD761A5-7B69-47AE-B735-F70634198C46 Shortcode:63334</text:span></text:p>
      <text:p text:style-name="P1"><text:span text:style-name="T1">VOTE 1168124447 Campaign:ssss_uk_02B Validity:during Choice:Matthew CONN:MIG01OU MSISDN:00777776849999 GUID:3112CBFE-20E0-4D31-830B-EE9931AE1DFB Shortcode:63334</text:span></text:p>
      <text:p text:style-name="P1"><text:span text:style-name="T1">VOTE 1168124449 Campaign:ssss_uk_02B Validity:during Choice:Leon CONN:MIG01XU MSISDN:00777776279999 GUID:35C47381-8533-4A0C-B964-F54B5AF3A857 Shortcode:63334</text:span></text:p>
      <text:p text:style-name="P1"><text:span text:style-name="T1">VOTE 1168124449 Campaign:ssss_uk_02B Validity:during Choice:Leon CONN:MIG01XU MSISDN:00777773839999 GUID:1EA97EE3-1DC2-4D9B-A286-DC82E92A6C1F Shortcode:63334</text:span></text:p>
      <text:p text:style-name="P1"><text:span text:style-name="T1">VOTE 1168124449 Campaign:ssss_uk_02B Validity:during Choice:Leon CONN:MIG00VU MSISDN:00777775999999 GUID:4FAF9705-375A-41E1-A29F-AB6614912547 Shortcode:63334</text:span></text:p>
      <text:p text:style-name="P1"><text:span text:style-name="T1">VOTE 1168124451 Campaign:ssss_uk_02B Validity:during Choice:Matthew CONN:MIG01XU MSISDN:00777779559999 GUID:E629FA76-4CAA-40BE-805A-1807B8B7B09C Shortcode:63334</text:span></text:p>
      <text:p text:style-name="P1"><text:span text:style-name="T1">VOTE 1168124451 Campaign:ssss_uk_02B Validity:during Choice:Matthew CONN:MIG00VU MSISDN:00777773339999 GUID:E19FAB4C-C82A-49DC-B8B8-63A9A9FB98D5 Shortcode:63334</text:span></text:p>
      <text:p text:style-name="P1"><text:span text:style-name="T1">VOTE 1168124454 Campaign:ssss_uk_02B Validity:during Choice:Leon CONN:MIG01TU MSISDN:00777771529999 GUID:7003DDAD-3FDF-489F-B5E9-4068FB9B1B44 Shortcode:63334</text:span></text:p>
      <text:p text:style-name="P1"><text:span text:style-name="T1">VOTE 1168124452 Campaign:Emmerdale Validity:during Choice:MATTHEW CONN:MIG01OU MSISDN:00777776979999 GUID:3108599F-8B84-40AF-B2C0-BB22305276A7 Shortcode:63339</text:span></text:p>
      <text:p text:style-name="P1"><text:span text:style-name="T1">VOTE 1168124456 Campaign:ssss_uk_02B Validity:during Choice:Matthew CONN:MIG01XU MSISDN:00777773559999 GUID:BBD21133-16E9-42AE-8C88-DBE205E9FD38 Shortcode:63334</text:span></text:p>
      <text:p text:style-name="P1"><text:span text:style-name="T1">VOTE 1168124457 Campaign:ssss_uk_02B Validity:during Choice:Leon CONN:MIG01XU MSISDN:00777773669999 GUID:C62DDECE-9D7D-4C6C-94E1-9E0940E86B4A Shortcode:63334</text:span></text:p>
      <text:p text:style-name="P1"><text:span text:style-name="T1">VOTE 1168124460 Campaign:ssss_uk_02B Validity:during Choice:Matthew CONN:MIG01XU MSISDN:00777776809999 GUID:1358C2AE-4AE5-4944-B363-44988A91664C Shortcode:63334</text:span></text:p>
      <text:p text:style-name="P1"><text:span text:style-name="T1">VOTE 1168124463 Campaign:ssss_uk_02B Validity:during Choice:Leon CONN:MIG01XU MSISDN:00777775989999 GUID:E6E221B0-5088-45B0-B944-4A69F5E73578 Shortcode:63334</text:span></text:p>
      <text:p text:style-name="P1"><text:span text:style-name="T1">VOTE 1168124463 Campaign:ssss_uk_02B Validity:during Choice:Leon CONN:MIG01TU MSISDN:00777776489999 GUID:6378938B-CE9F-4298-A471-9494608BEDBB Shortcode:63334</text:span></text:p>
      <text:p text:style-name="P1"><text:span text:style-name="T1">VOTE 1168124463 Campaign:ssss_uk_02B Validity:during Choice:Leon CONN:MIG01OU MSISDN:00777773309999 GUID:85D49A28-0567-4B58-8995-163E6B58A917 Shortcode:63334</text:span></text:p>
      <text:p text:style-name="P1"><text:span text:style-name="T1">VOTE 1168124464 Campaign:ssss_uk_02B Validity:during Choice:Leon CONN:MIG00VU MSISDN:00777778659999 GUID:654ACFD7-56AB-49F2-8D20-17A73B622A82 Shortcode:63334</text:span></text:p>
      <text:p text:style-name="P1"><text:span text:style-name="T1">VOTE 1168124466 Campaign:ssss_uk_02B Validity:during Choice:Leon CONN:MIG00VU MSISDN:00777779619999 GUID:21E45996-CF36-4282-9A61-3085F1A59CBA Shortcode:63334</text:span></text:p>
      <text:p text:style-name="P1"><text:span text:style-name="T1">VOTE 1168124469 Campaign:ssss_uk_02B Validity:during Choice:Matthew CONN:MIG01XU MSISDN:00777776119999 GUID:D9486817-F0F2-487E-B5DC-A0D94CE9E219 Shortcode:63334</text:span></text:p>
      <text:p text:style-name="P1"><text:span text:style-name="T1">VOTE 1168124469 Campaign:ssss_uk_02B Validity:during Choice:Matthew CONN:MIG00VU MSISDN:00777776909999 GUID:6A1D4EB7-D9C1-4296-8868-35B29B7E2C28 Shortcode:63334</text:span></text:p>
      <text:p text:style-name="P1"><text:span text:style-name="T1">VOTE 1168124470 Campaign:ssss_uk_02B Validity:during Choice:Leon CONN:MIG01XU MSISDN:00777773169999 GUID:51565C8C-86E3-4EF1-B086-88965025810A Shortcode:63334</text:span></text:p>
      <text:p text:style-name="P1"><text:span text:style-name="T1">VOTE 1168124470 Campaign:ssss_uk_02B Validity:during Choice:Leon CONN:MIG01XU </text:span><text:soft-page-break/><text:span text:style-name="T1">MSISDN:00777771999999 GUID:95E768E0-D837-4459-A2E0-E4529A22A935 Shortcode:63334</text:span></text:p>
      <text:p text:style-name="P1"><text:span text:style-name="T1">VOTE 1168124470 Campaign:ssss_uk_02B Validity:during Choice:Leon CONN:MIG01OU MSISDN:00777774139999 GUID:1F6D53C5-41B8-47BB-89B4-4C63EAAA2E6A Shortcode:63334</text:span></text:p>
      <text:p text:style-name="P1"><text:span text:style-name="T1">VOTE 1168124471 Campaign:ssss_uk_02B Validity:during Choice:Leon CONN:MIG00VU MSISDN:00777771609999 GUID:7C5CB221-3EC3-44DC-BEAD-A26D8C8C9D75 Shortcode:63334</text:span></text:p>
      <text:p text:style-name="P1"><text:span text:style-name="T1">VOTE 1168124472 Campaign:ssss_uk_02B Validity:during Choice:Leon CONN:MIG01XU MSISDN:00777776339999 GUID:1C462750-D36A-4EAB-BD9F-80375F1ACE25 Shortcode:63334</text:span></text:p>
      <text:p text:style-name="P1"><text:span text:style-name="T1">VOTE 1168124473 Campaign:ssss_uk_02B Validity:during Choice:Leon CONN:MIG00VU MSISDN:00777770809999 GUID:764A65C9-11E1-4139-83E3-A50ED6A8BAFE Shortcode:63334</text:span></text:p>
      <text:p text:style-name="P1"><text:span text:style-name="T1">VOTE 1168124473 Campaign:ssss_uk_02B Validity:during Choice:Leon CONN:MIG00VU MSISDN:00777777459999 GUID:B1158BE2-FFE8-402B-AB32-987AC0CC0E82 Shortcode:63334</text:span></text:p>
      <text:p text:style-name="P1"><text:span text:style-name="T1">VOTE 1168124474 Campaign:ssss_uk_02B Validity:during Choice:Leon CONN:MIG01XU MSISDN:00777775019999 GUID:76339E55-7D75-4E88-A77C-53881A2450A9 Shortcode:63334</text:span></text:p>
      <text:p text:style-name="P1"><text:span text:style-name="T1">VOTE 1168124476 Campaign:ssss_uk_02B Validity:during Choice:Leon CONN:MIG01XU MSISDN:00777779489999 GUID:2F62D7E9-0F85-4CD0-8FD6-CEDFEEE04E51 Shortcode:63334</text:span></text:p>
      <text:p text:style-name="P1"><text:span text:style-name="T1">VOTE 1168124478 Campaign:ssss_uk_02B Validity:during Choice:Matthew CONN:MIG01TU MSISDN:00777772379999 GUID:7C87C3B4-1A6B-40EE-A1F2-11F842ADAFD2 Shortcode:63334</text:span></text:p>
      <text:p text:style-name="P1"><text:span text:style-name="T1">VOTE 1168124479 Campaign:ssss_uk_02B Validity:during Choice:Matthew CONN:MIG01XU MSISDN:00777773559999 GUID:D914D083-7124-4C54-B92F-072E56EE74B7 Shortcode:63334</text:span></text:p>
      <text:p text:style-name="P1"><text:span text:style-name="T1">VOTE 1168124479 Campaign:ssss_uk_02B Validity:during Choice:Matthew CONN:MIG01OU MSISDN:00777779929999 GUID:1EA0D573-6A4E-4DB5-9983-33162FB22177 Shortcode:63334</text:span></text:p>
      <text:p text:style-name="P1"><text:span text:style-name="T1">VOTE 1168124480 Campaign:ssss_uk_02B Validity:during Choice:Leon CONN:MIG00VU MSISDN:00777779959999 GUID:3CC12619-A8C9-4A94-96C7-4A889E6355DA Shortcode:63334</text:span></text:p>
      <text:p text:style-name="P1"><text:span text:style-name="T1">VOTE 1168124481 Campaign:ssss_uk_02B Validity:during Choice:Leon CONN:MIG01XU MSISDN:00777774959999 GUID:7A3396BE-60C4-411A-9390-B88880001E21 Shortcode:63334</text:span></text:p>
      <text:p text:style-name="P1"><text:span text:style-name="T1">VOTE 1168124485 Campaign:ssss_uk_02B Validity:during Choice:Matthew CONN:MIG01XU MSISDN:00777779609999 GUID:77C8D98B-D297-4CED-B266-3949D1F41BFB Shortcode:63334</text:span></text:p>
      <text:p text:style-name="P1"><text:span text:style-name="T1">VOTE 1168124486 Campaign:ssss_uk_02B Validity:during Choice:Matthew CONN:MIG00VU MSISDN:00777779849999 GUID:E7A565ED-8A39-4A11-AAFD-3E2DBC77839F Shortcode:63334</text:span></text:p>
      <text:p text:style-name="P1"><text:span text:style-name="T1">VOTE 1168124487 Campaign:ssss_uk_02B Validity:during Choice:Matthew CONN:MIG01TU MSISDN:00777778489999 GUID:13C8A9BD-90F4-4FD2-8548-1716FCCA5084 Shortcode:63334</text:span></text:p>
      <text:p text:style-name="P1"><text:span text:style-name="T1">VOTE 1168124489 Campaign:ssss_uk_02B Validity:during Choice:Matthew CONN:MIG01OU MSISDN:00777774369999 GUID:6C35AE54-D473-4277-9290-22364A251A9D Shortcode:63334</text:span></text:p>
      <text:p text:style-name="P1"><text:span text:style-name="T1">VOTE 1168124489 Campaign:ssss_uk_02B Validity:during Choice:Matthew CONN:MIG00VU MSISDN:00777770779999 GUID:D192CE26-E129-4A4E-94D1-162D4016E520 Shortcode:63334</text:span></text:p>
      <text:p text:style-name="P1"><text:span text:style-name="T1">VOTE 1168124492 Campaign:ssss_uk_02B Validity:during Choice:Matthew CONN:MIG00VU MSISDN:00777776009999 GUID:4EB8E354-CB7B-4276-B7B2-92786A451DEC Shortcode:63334</text:span></text:p>
      <text:p text:style-name="P1"><text:span text:style-name="T1">VOTE 1168124493 Campaign:ssss_uk_02B Validity:during Choice:Matthew CONN:MIG01XU MSISDN:00777779559999 GUID:B2F52E4B-FC4D-462B-AA8B-CBBBC300FA1F Shortcode:63334</text:span></text:p>
      <text:p text:style-name="P1"><text:span text:style-name="T1">VOTE 1168124494 Campaign:ssss_uk_02B Validity:during Choice:Leon CONN:MIG01HU MSISDN:00777777799999 GUID:1EAAB03E-AF5D-4DB0-A49E-B6516CAFBE20 Shortcode:63334</text:span></text:p>
      <text:p text:style-name="P1"><text:span text:style-name="T1">VOTE 1168124499 Campaign:ssss_uk_02B Validity:during Choice:Matthew CONN:MIG01TU MSISDN:00777777229999 GUID:99335AD2-5FEA-4A7D-B4D2-2715E923034E Shortcode:63334</text:span></text:p>
      <text:p text:style-name="P1"><text:span text:style-name="T1">VOTE 1168124499 Campaign:ssss_uk_02B Validity:during Choice:Matthew CONN:MIG01XU MSISDN:00777770839999 GUID:7A16D0FB-91E9-44A8-9311-9EDB5F85F343 Shortcode:63334</text:span></text:p>
      <text:p text:style-name="P1"><text:span text:style-name="T1">VOTE 1168124503 Campaign:ssss_uk_02B Validity:during Choice:Matthew CONN:MIG01OU MSISDN:00777774369999 GUID:53109B03-4959-4FD1-AD49-4A170F614E68 Shortcode:63334</text:span></text:p>
      <text:p text:style-name="P1"><text:span text:style-name="T1">VOTE 1168124504 Campaign:ssss_uk_02B Validity:during Choice:Leon CONN:MIG01XU MSISDN:00777771599999 GUID:53DF4F87-B406-4DDE-B1B1-4C13E53FE4A3 Shortcode:63334</text:span></text:p>
      <text:p text:style-name="P1"><text:span text:style-name="T1">VOTE 1168124505 Campaign:ssss_uk_02B Validity:during Choice:Leon CONN:MIG01XU MSISDN:00777778289999 GUID:957C6C3D-FB20-4DE9-BCC3-5A03ADE7F913 Shortcode:63334</text:span></text:p>
      <text:p text:style-name="P1"><text:span text:style-name="T1">VOTE 1168124500 Campaign:ssss_uk_02B Validity:during Choice:Leon CONN:MIG00VU MSISDN:00777770049999 GUID:88B05F63-16C3-45F9-9C7B-D4E02FA0C30B Shortcode:63334</text:span></text:p>
      <text:p text:style-name="P1"><text:span text:style-name="T1">VOTE 1168124509 Campaign:ssss_uk_02B Validity:during Choice:Matthew CONN:MIG01OU MSISDN:00777777849999 GUID:458CC58C-BB39-4CD3-A679-51C2011F37EB Shortcode:63334</text:span></text:p>
      <text:p text:style-name="P1"><text:span text:style-name="T1">VOTE 1168124511 Campaign:ssss_uk_02B Validity:during Choice:Matthew CONN:MIG01XU MSISDN:00777779559999 GUID:6752CA71-732E-461B-9759-5FCF18DEAD30 Shortcode:63334</text:span></text:p>
      <text:p text:style-name="P1"><text:span text:style-name="T1">VOTE 1168124511 Campaign:ssss_uk_02B Validity:during Choice:Alan CONN:MIG00VU MSISDN:00777775479999 GUID:8B22811E-BE59-4C59-A981-246EB5E93084 Shortcode:63334</text:span></text:p>
      <text:p text:style-name="P1"><text:span text:style-name="T1">VOTE 1168124511 Campaign:Emmerdale Validity:during Choice:MATTHEW CONN:MIG01XU MSISDN:00777773159999 GUID:73191BDF-B80C-45E4-B026-D6BD9552EF55 Shortcode:63339</text:span></text:p>
      <text:p text:style-name="P1"><text:span text:style-name="T1">VOTE 1168124511 Campaign:ssss_uk_02B Validity:during Choice:Leon CONN:MIG01TU </text:span><text:soft-page-break/><text:span text:style-name="T1">MSISDN:00777777599999 GUID:88810430-164F-4E1E-8991-69E16ECBE5FF Shortcode:63334</text:span></text:p>
      <text:p text:style-name="P1"><text:span text:style-name="T1">VOTE 1168124512 Campaign:ssss_uk_02B Validity:during Choice:Leon CONN:MIG00VU MSISDN:00777777519999 GUID:683DD6AA-DD73-4C84-9834-28103A8F4D6E Shortcode:63334</text:span></text:p>
      <text:p text:style-name="P1"><text:span text:style-name="T1">VOTE 1168124516 Campaign:ssss_uk_02B Validity:during Choice:Matthew CONN:MIG01OU MSISDN:00777777569999 GUID:5D489E47-5D02-47C2-9A6A-11BE6253DE87 Shortcode:63334</text:span></text:p>
      <text:p text:style-name="P1"><text:span text:style-name="T1">VOTE 1168124517 Campaign:ssss_uk_02B Validity:during Choice:Leon CONN:MIG01XU MSISDN:00777774629999 GUID:BC24FB8F-CB81-45C4-B12D-A3C5C8656003 Shortcode:63334</text:span></text:p>
      <text:p text:style-name="P1"><text:span text:style-name="T1">VOTE 1168124518 Campaign:ssss_uk_02B Validity:during Choice:Leon CONN:MIG01XU MSISDN:00777777799999 GUID:6F044C9F-6C3E-45AF-AB43-22A3A0D31156 Shortcode:63334</text:span></text:p>
      <text:p text:style-name="P1"><text:span text:style-name="T1">VOTE 1168124518 Campaign:ssss_uk_02B Validity:during Choice:Matthew CONN:MIG01OU MSISDN:00777774369999 GUID:6C23BCF3-5BDC-42D8-BE3B-2586CEF6FF68 Shortcode:63334</text:span></text:p>
      <text:p text:style-name="P1"><text:span text:style-name="T1">VOTE 1168124519 Campaign:ssss_uk_02B Validity:during Choice:Leon CONN:MIG00VU MSISDN:00777770769999 GUID:DE82657E-6FFD-4834-8C8B-75128816D36D Shortcode:63334</text:span></text:p>
      <text:p text:style-name="P1"><text:span text:style-name="T1">VOTE 1168124520 Campaign:ssss_uk_02B Validity:during Choice:Matthew CONN:MIG01HU MSISDN:00777777069999 GUID:931866E6-59B3-4445-831F-07AE44E64F5D Shortcode:63334</text:span></text:p>
      <text:p text:style-name="P1"><text:span text:style-name="T1">VOTE 1168124521 Campaign:ssss_uk_02B Validity:during Choice:Leon CONN:MIG01XU MSISDN:00777774789999 GUID:EA15977C-8AFC-4B7E-B08B-DF86755A61E1 Shortcode:63334</text:span></text:p>
      <text:p text:style-name="P1"><text:span text:style-name="T1">VOTE 1168124521 Campaign:ssss_uk_02B Validity:during Choice:Leon CONN:MIG01XU MSISDN:00777779619999 GUID:3C82C3A9-4220-4488-8432-2CBE89D6332A Shortcode:63334</text:span></text:p>
      <text:p text:style-name="P1"><text:span text:style-name="T1">VOTE 1168124523 Campaign:ssss_uk_02B Validity:during Choice:Leon CONN:MIG01OU MSISDN:00777779669999 GUID:28042F22-729D-4335-A79E-A6E11C2F8044 Shortcode:63334</text:span></text:p>
      <text:p text:style-name="P1"><text:span text:style-name="T1">VOTE 1168124524 Campaign:ssss_uk_02B Validity:during Choice:Leon CONN:MIG01HU MSISDN:00777777379999 GUID:DF00340C-D59F-4253-A305-3548B1B92D96 Shortcode:63334</text:span></text:p>
      <text:p text:style-name="P1"><text:span text:style-name="T1">VOTE 1168124524 Campaign:ssss_uk_02B Validity:during Choice:Matthew CONN:MIG01XU MSISDN:00777775629999 GUID:16F54CF5-4387-4BB5-BDD9-B1229D574005 Shortcode:63334</text:span></text:p>
      <text:p text:style-name="P1"><text:span text:style-name="T1">VOTE 1168124524 Campaign:ssss_uk_02B Validity:during Choice:Leon CONN:MIG01XU MSISDN:00777774209999 GUID:01CBCB90-0BE9-49E5-AA44-743F1208C955 Shortcode:63334</text:span></text:p>
      <text:p text:style-name="P1"><text:span text:style-name="T1">VOTE 1168124531 Campaign:ssss_uk_02B Validity:during Choice:Leon CONN:MIG00VU MSISDN:00777771919999 GUID:2E766C39-725C-4566-87C1-EF1D6BE338A1 Shortcode:63334</text:span></text:p>
      <text:p text:style-name="P1"><text:span text:style-name="T1">VOTE 1168124532 Campaign:ssss_uk_02B Validity:during Choice:Leon CONN:MIG00VU MSISDN:00777779219999 GUID:880F6021-DD9E-44A3-90BD-A4C2356C0CF3 Shortcode:63334</text:span></text:p>
      <text:p text:style-name="P1"><text:span text:style-name="T1">VOTE 1168124533 Campaign:ssss_uk_02B Validity:during Choice:Matthew CONN:MIG01XU MSISDN:00777771639999 GUID:71F9A152-03EF-4B0B-935F-F9A683A8A484 Shortcode:63334</text:span></text:p>
      <text:p text:style-name="P1"><text:span text:style-name="T1">VOTE 1168124534 Campaign:ssss_uk_02B Validity:during Choice:Matthew CONN:MIG01XU MSISDN:00777776719999 GUID:EC25738E-1927-434B-89AD-8C46FE5B370A Shortcode:63334</text:span></text:p>
      <text:p text:style-name="P1"><text:span text:style-name="T1">VOTE 1168124534 Campaign:ssss_uk_02B Validity:during Choice:Leon CONN:MIG01OU MSISDN:00777772499999 GUID:99F40CE3-C243-4BE4-A392-0426137EAE44 Shortcode:63334</text:span></text:p>
      <text:p text:style-name="P1"><text:span text:style-name="T1">VOTE 1168124536 Campaign:ssss_uk_02B Validity:during Choice:Matthew CONN:MIG01XU MSISDN:00777779559999 GUID:C6A87A90-8986-40C5-953D-5945E235AB40 Shortcode:63334</text:span></text:p>
      <text:p text:style-name="P1"><text:span text:style-name="T1">VOTE 1168124537 Campaign:ssss_uk_02B Validity:during Choice:Matthew CONN:MIG01XU MSISDN:00777779569999 GUID:1331E7BF-F771-443D-9F86-DF9791A76CCD Shortcode:63334</text:span></text:p>
      <text:p text:style-name="P1"><text:span text:style-name="T1">VOTE 1168124537 Campaign:ssss_uk_02B Validity:during Choice:Matthew CONN:MIG01OU MSISDN:00777774369999 GUID:11626725-F203-4A53-87CD-461E43EEC196 Shortcode:63334</text:span></text:p>
      <text:p text:style-name="P1"><text:span text:style-name="T1">VOTE 1168124541 Campaign:ssss_uk_02B Validity:during Choice:Matthew CONN:MIG01XU MSISDN:00777776289999 GUID:5C05FA23-F64C-4A9A-9949-D9E0B1A7A87F Shortcode:63334</text:span></text:p>
      <text:p text:style-name="P1"><text:span text:style-name="T1">VOTE 1168124541 Campaign:ssss_uk_02B Validity:during Choice:Leon CONN:MIG01XU MSISDN:00777779519999 GUID:0D883A90-5B91-4DE3-864B-618F1F22C2F9 Shortcode:63334</text:span></text:p>
      <text:p text:style-name="P1"><text:span text:style-name="T1">VOTE 1168124543 Campaign:ssss_uk_02B Validity:during Choice:Leon CONN:MIG00VU MSISDN:00777771919999 GUID:746EA346-00F2-4E7B-AF8F-58EB2871F2CE Shortcode:63334</text:span></text:p>
      <text:p text:style-name="P1"><text:span text:style-name="T1">VOTE 1168124544 Campaign:ssss_uk_02B Validity:during Choice:Leon CONN:MIG00VU MSISDN:00777771359999 GUID:C21D6E0B-6E92-46C2-AC0A-1A962A44D138 Shortcode:63334</text:span></text:p>
      <text:p text:style-name="P1"><text:span text:style-name="T1">VOTE 1168124547 Campaign:ssss_uk_02B Validity:during Choice:Leon CONN:MIG01XU MSISDN:00777773779999 GUID:11620B7C-8411-4F2D-8082-9C529562A48D Shortcode:63334</text:span></text:p>
      <text:p text:style-name="P1"><text:span text:style-name="T1">VOTE 1168124547 Campaign:ssss_uk_02B Validity:during Choice:Matthew CONN:MIG01XU MSISDN:00777776089999 GUID:57B2F41A-A018-4645-826E-8290480605BA Shortcode:63334</text:span></text:p>
      <text:p text:style-name="P1"><text:span text:style-name="T1">VOTE 1168124550 Campaign:ssss_uk_02B Validity:during Choice:Matthew CONN:MIG00VU MSISDN:00777774219999 GUID:706EA5B8-8BC7-47A2-AC63-1D68C4AAA5C7 Shortcode:63334</text:span></text:p>
      <text:p text:style-name="P1"><text:span text:style-name="T1">VOTE 1168124552 Campaign:ssss_uk_02B Validity:during Choice:Matthew CONN:MIG01OU MSISDN:00777774369999 GUID:79DA031A-F79D-4396-A586-CCF83BD7A6C9 Shortcode:63334</text:span></text:p>
      <text:p text:style-name="P1"><text:span text:style-name="T1">VOTE 1168124554 Campaign:ssss_uk_02B Validity:during Choice:Leon CONN:MIG01XU MSISDN:00777772699999 GUID:EDE5A376-B064-43B6-BB82-99AFA3BECBAF Shortcode:63334</text:span></text:p>
      <text:p text:style-name="P1"><text:span text:style-name="T1">VOTE 1168124554 Campaign:ssss_uk_02B Validity:during Choice:Matthew CONN:MIG00VU </text:span><text:soft-page-break/><text:span text:style-name="T1">MSISDN:00777775429999 GUID:C57B2FDC-3DDA-4451-A4C4-72F998818990 Shortcode:63334</text:span></text:p>
      <text:p text:style-name="P1"><text:span text:style-name="T1">VOTE 1168124557 Campaign:ssss_uk_02B Validity:during Choice:Matthew CONN:MIG01OU MSISDN:00777775729999 GUID:460E5783-5565-4233-9F20-91C9133AD535 Shortcode:63334</text:span></text:p>
      <text:p text:style-name="P1"><text:span text:style-name="T1">VOTE 1168124558 Campaign:ssss_uk_02B Validity:during Choice:Leon CONN:MIG01XU MSISDN:00777774329999 GUID:01C4466C-3A01-4B61-949C-DB8431C1AC95 Shortcode:63334</text:span></text:p>
      <text:p text:style-name="P1"><text:span text:style-name="T1">VOTE 1168124561 Campaign:ssss_uk_02B Validity:during Choice:Matthew CONN:MIG01OU MSISDN:00777774389999 GUID:49961546-7596-4D49-81FB-B80BC0C4CAA1 Shortcode:63334</text:span></text:p>
      <text:p text:style-name="P1"><text:span text:style-name="T1">VOTE 1168124561 Campaign:ssss_uk_02B Validity:during Choice:Leon CONN:MIG00VU MSISDN:00777774449999 GUID:20BE5A60-2EE1-44E4-92C7-F65C57184D72 Shortcode:63334</text:span></text:p>
      <text:p text:style-name="P1"><text:span text:style-name="T1">VOTE 1168124566 Campaign:ssss_uk_02B Validity:during Choice:Matthew CONN:MIG01OU MSISDN:00777774369999 GUID:5F5846F9-6CC7-4394-A6AD-70CBADDD46FE Shortcode:63334</text:span></text:p>
      <text:p text:style-name="P1"><text:span text:style-name="T1">VOTE 1168124569 Campaign:ssss_uk_02B Validity:during Choice:Leon CONN:MIG01OU MSISDN:00777779669999 GUID:69601D86-73A4-462C-AF01-AA33EE52D5EB Shortcode:63334</text:span></text:p>
      <text:p text:style-name="P1"><text:span text:style-name="T1">VOTE 1168124570 Campaign:ssss_uk_02B Validity:during Choice:Matthew CONN:MIG01XU MSISDN:00777779989999 GUID:A0C4F8BE-D6E5-402D-88D3-016E53082BA6 Shortcode:63334</text:span></text:p>
      <text:p text:style-name="P1"><text:span text:style-name="T1">VOTE 1168124572 Campaign:ssss_uk_02B Validity:during Choice:Verity CONN:MIG00VU MSISDN:00777777699999 GUID:D4E0A077-F0B7-41CD-AC85-1EE8CD7CEB11 Shortcode:63334</text:span></text:p>
      <text:p text:style-name="P1"><text:span text:style-name="T1">VOTE 1168124575 Campaign:ssss_uk_02B Validity:during Choice:Matthew CONN:MIG01OU MSISDN:00777776649999 GUID:DCDD3E32-9535-4D7F-9A17-43D2081C29B3 Shortcode:63334</text:span></text:p>
      <text:p text:style-name="P1"><text:span text:style-name="T1">VOTE 1168124581 Campaign:ssss_uk_02B Validity:during Choice:Leon CONN:MIG01XU MSISDN:00777770529999 GUID:BB88A7CB-0CF4-4CF7-83E3-DF1A2D4BF33F Shortcode:63334</text:span></text:p>
      <text:p text:style-name="P1"><text:span text:style-name="T1">VOTE 1168124584 Campaign:ssss_uk_02B Validity:during Choice:Matthew CONN:MIG01OU MSISDN:00777776649999 GUID:19AED38F-A657-4EE9-B4DC-8138BB935577 Shortcode:63334</text:span></text:p>
      <text:p text:style-name="P1"><text:span text:style-name="T1">VOTE 1168124591 Campaign:ssss_uk_02B Validity:during Choice:Matthew CONN:MIG01OU MSISDN:00777776649999 GUID:C920D5A3-DC10-42DF-8714-2CC06C112D5A Shortcode:63334</text:span></text:p>
      <text:p text:style-name="P1"><text:span text:style-name="T1">VOTE 1168124593 Campaign:ssss_uk_02B Validity:during Choice:Leon CONN:MIG01XU MSISDN:00777770529999 GUID:A0F64F5A-65AF-499A-A6BF-892340B418CE Shortcode:63334</text:span></text:p>
      <text:p text:style-name="P1"><text:span text:style-name="T1">VOTE 1168124603 Campaign:ssss_uk_02B Validity:during Choice:Leon CONN:MIG01XU MSISDN:00777776029999 GUID:885F9A27-FF7A-483D-B10F-E266703CD153 Shortcode:63334</text:span></text:p>
      <text:p text:style-name="P1"><text:span text:style-name="T1">VOTE 1168124607 Campaign:ssss_uk_02B Validity:during Choice:Verity CONN:MIG01XU MSISDN:00777775199999 GUID:0338653D-CBCF-4652-A16A-DDAD59E77175 Shortcode:63334</text:span></text:p>
      <text:p text:style-name="P1"><text:span text:style-name="T1">VOTE 1168124608 Campaign:ssss_uk_02B Validity:during Choice:Leon CONN:MIG01OU MSISDN:00777774249999 GUID:D981B832-2E9D-4D19-BC97-BA58844112CF Shortcode:63334</text:span></text:p>
      <text:p text:style-name="P1"><text:span text:style-name="T1">VOTE 1168124610 Campaign:ssss_uk_02B Validity:during Choice:Leon CONN:MIG01OU MSISDN:00777774789999 GUID:DC584728-B5F8-4477-971B-1A995A42F3B7 Shortcode:63334</text:span></text:p>
      <text:p text:style-name="P1"><text:span text:style-name="T1">VOTE 1168124611 Campaign:ssss_uk_02B Validity:during Choice:Gemma CONN:MIG01OU MSISDN:00777771689999 GUID:FC140B38-E0D0-49ED-A68F-66ACD84B90CC Shortcode:63334</text:span></text:p>
      <text:p text:style-name="P1"><text:span text:style-name="T1">VOTE 1168124615 Campaign:ssss_uk_02B Validity:during Choice:Matthew CONN:MIG01XU MSISDN:00777771169999 GUID:396EC590-5DEB-4F82-BBB3-E6041387011E Shortcode:63334</text:span></text:p>
      <text:p text:style-name="P1"><text:span text:style-name="T1">VOTE 1168124620 Campaign:ssss_uk_02B Validity:during Choice:Leon CONN:MIG01OU MSISDN:00777777959999 GUID:A3246882-2227-4110-A1C3-82CB5B4BF340 Shortcode:63334</text:span></text:p>
      <text:p text:style-name="P1"><text:span text:style-name="T1">VOTE 1168124620 Campaign:ssss_uk_02B Validity:during Choice:Leon CONN:MIG01XU MSISDN:00777776029999 GUID:CC3ED806-AE5F-4043-BB5B-B5862ED57AF5 Shortcode:63334</text:span></text:p>
      <text:p text:style-name="P1"><text:span text:style-name="T1">VOTE 1168124622 Campaign:ssss_uk_02B Validity:during Choice:Verity CONN:MIG01XU MSISDN:00777770539999 GUID:4A2AA65D-95BA-46C2-B436-ECC5904312AA Shortcode:63334</text:span></text:p>
      <text:p text:style-name="P1"><text:span text:style-name="T1">VOTE 1168124627 Campaign:ssss_uk_02B Validity:during Choice:Matthew CONN:MIG01OU MSISDN:00777779409999 GUID:0B40A383-2876-4CE4-BE8E-4DF677F470E2 Shortcode:63334</text:span></text:p>
      <text:p text:style-name="P1"><text:span text:style-name="T1">VOTE 1168124627 Campaign:ssss_uk_02B Validity:during Choice:Leon CONN:MIG01XU MSISDN:00777772759999 GUID:9D298E21-B22C-466A-A938-D7BB636F841F Shortcode:63334</text:span></text:p>
      <text:p text:style-name="P1"><text:span text:style-name="T1">VOTE 1168124634 Campaign:ssss_uk_02B Validity:during Choice:Leon CONN:MIG01OU MSISDN:00777779669999 GUID:96B57FBC-A3A1-48EB-800F-DAEB1CFE0B36 Shortcode:63334</text:span></text:p>
      <text:p text:style-name="P1"><text:span text:style-name="T1">VOTE 1168124635 Campaign:ssss_uk_02B Validity:during Choice:Leon CONN:MIG01XU MSISDN:00777771359999 GUID:866BBCEC-1FAB-4471-8BCC-152D03019513 Shortcode:63334</text:span></text:p>
      <text:p text:style-name="P1"><text:span text:style-name="T1">VOTE 1168124639 Campaign:ssss_uk_02B Validity:during Choice:Leon CONN:MIG01OU MSISDN:00777772249999 GUID:66DC8EBB-D36F-4D57-B970-348FB4BC8E44 Shortcode:63334</text:span></text:p>
      <text:p text:style-name="P1"><text:span text:style-name="T1">VOTE 1168124641 Campaign:ssss_uk_02B Validity:during Choice:Leon CONN:MIG01XU MSISDN:00777774779999 GUID:AD148544-6024-4FE7-BC87-B329B3CB2D36 Shortcode:63334</text:span></text:p>
      <text:p text:style-name="P1"><text:span text:style-name="T1">VOTE 1168124644 Campaign:ssss_uk_02B Validity:during Choice:Leon CONN:MIG01OU MSISDN:00777779669999 GUID:0001DCF8-C526-4E52-A472-66C3CA28016D Shortcode:63334</text:span></text:p>
      <text:p text:style-name="P1"><text:span text:style-name="T1">VOTE 1168124648 Campaign:ssss_uk_02B Validity:during Choice:Matthew CONN:MIG01OU MSISDN:00777779439999 GUID:876AD020-AF30-4D7A-A566-FE676892B049 Shortcode:63334</text:span></text:p>
      <text:p text:style-name="P1"><text:span text:style-name="T1">VOTE 1168124649 Campaign:ssss_uk_02B Validity:during Choice:Leon CONN:MIG01XU </text:span><text:soft-page-break/><text:span text:style-name="T1">MSISDN:00777774779999 GUID:40F7820F-75A4-406F-B127-79D30322F816 Shortcode:63334</text:span></text:p>
      <text:p text:style-name="P1"><text:span text:style-name="T1">VOTE 1168124650 Campaign:ssss_uk_02B Validity:during Choice:Matthew CONN:MIG01XU MSISDN:00777777599999 GUID:88D50B5A-8D5D-41B4-B4FE-1E7A3B2231A0 Shortcode:63334</text:span></text:p>
      <text:p text:style-name="P1"><text:span text:style-name="T1">VOTE 1168124652 Campaign:ssss_uk_02B Validity:during Choice:Leon CONN:MIG01XU MSISDN:00777776659999 GUID:B9C2F718-B1D2-4C5D-A5EB-03C8457E426E Shortcode:63334</text:span></text:p>
      <text:p text:style-name="P1"><text:span text:style-name="T1">VOTE 1168124654 Campaign:ssss_uk_02B Validity:during Choice:Leon CONN:MIG01XU MSISDN:00777775919999 GUID:EF653FE6-EA77-49B6-9765-E34770E083BE Shortcode:63334</text:span></text:p>
      <text:p text:style-name="P1"><text:span text:style-name="T1">VOTE 1168124657 Campaign:ssss_uk_02B Validity:during Choice:Leon CONN:MIG01XU MSISDN:00777777739999 GUID:C812581C-C44B-4461-AA0A-FA67488BEB14 Shortcode:63334</text:span></text:p>
      <text:p text:style-name="P1"><text:span text:style-name="T1">VOTE 1168124658 Campaign:ssss_uk_02B Validity:during Choice:Leon CONN:MIG01XU MSISDN:00777776689999 GUID:1D213880-3419-483A-84A6-3C074012BF1C Shortcode:63334</text:span></text:p>
      <text:p text:style-name="P1"><text:span text:style-name="T1">VOTE 1168124660 Campaign:ssss_uk_02B Validity:during Choice:Leon CONN:MIG01XU MSISDN:00777771919999 GUID:1BF64F14-0D01-4E28-B45E-63FE4DA56F71 Shortcode:63334</text:span></text:p>
      <text:p text:style-name="P1"><text:span text:style-name="T1">VOTE 1168124663 Campaign:ssss_uk_02B Validity:during Choice:Leon CONN:MIG01OU MSISDN:00777770419999 GUID:BE20D33E-CF1E-4A18-ACCB-4644D5552754 Shortcode:63334</text:span></text:p>
      <text:p text:style-name="P1"><text:span text:style-name="T1">VOTE 1168124663 Campaign:ssss_uk_02B Validity:during Choice:Gemma CONN:MIG01XU MSISDN:00777773679999 GUID:1A9BFC70-E904-443B-B434-83E53FF72EE3 Shortcode:63334</text:span></text:p>
      <text:p text:style-name="P1"><text:span text:style-name="T1">VOTE 1168124665 Campaign:ssss_uk_02B Validity:during Choice:Verity CONN:MIG01XU MSISDN:00777770539999 GUID:CE6BE163-8186-47A4-B5AC-79CB849748E9 Shortcode:63334</text:span></text:p>
      <text:p text:style-name="P1"><text:span text:style-name="T1">VOTE 1168124668 Campaign:ssss_uk_02B Validity:during Choice:Matthew CONN:MIG01XU MSISDN:00777776659999 GUID:75D4D730-FB51-4604-B04F-282F38BD1325 Shortcode:63334</text:span></text:p>
      <text:p text:style-name="P1"><text:span text:style-name="T1">VOTE 1168124668 Campaign:ssss_uk_02B Validity:during Choice:Leon CONN:MIG01XU MSISDN:00777774739999 GUID:7DB6D460-A5D3-4E9F-9BB7-0158D8C7FF9B Shortcode:63334</text:span></text:p>
      <text:p text:style-name="P1"><text:span text:style-name="T1">VOTE 1168124669 Campaign:ssss_uk_02B Validity:during Choice:Leon CONN:MIG01XU MSISDN:00777774779999 GUID:CA9A89C7-29F8-44E1-891C-E3EBC646DE7D Shortcode:63334</text:span></text:p>
      <text:p text:style-name="P1"><text:span text:style-name="T1">VOTE 1168124676 Campaign:ssss_uk_02B Validity:during Choice:Leon CONN:MIG01XU MSISDN:00777771359999 GUID:97424A02-62F6-4094-98BD-49CADA658EB4 Shortcode:63334</text:span></text:p>
      <text:p text:style-name="P1"><text:span text:style-name="T1">VOTE 1168124677 Campaign:ssss_uk_02B Validity:during Choice:Matthew CONN:MIG01XU MSISDN:00777775299999 GUID:96D15B29-6A27-4462-BAD4-4A037DC93597 Shortcode:63334</text:span></text:p>
      <text:p text:style-name="P1"><text:span text:style-name="T1">VOTE 1168124678 Campaign:ssss_uk_02B Validity:during Choice:Leon CONN:MIG01OU MSISDN:00777775419999 GUID:5FD52F5B-0419-4A33-9439-4E007028EEF0 Shortcode:63334</text:span></text:p>
      <text:p text:style-name="P1"><text:span text:style-name="T1">VOTE 1168124679 Campaign:ssss_uk_02B Validity:during Choice:Leon CONN:MIG01XU MSISDN:00777779019999 GUID:14448DA8-1706-403E-A518-A746DED6C570 Shortcode:63334</text:span></text:p>
      <text:p text:style-name="P1"><text:span text:style-name="T1">VOTE 1168124683 Campaign:ssss_uk_02B Validity:during Choice:Leon CONN:MIG01XU MSISDN:00777774329999 GUID:AD5CE5B4-C7BF-4A9D-9463-2BF3EC74B2F4 Shortcode:63334</text:span></text:p>
      <text:p text:style-name="P1"><text:span text:style-name="T1">VOTE 1168124685 Campaign:ssss_uk_02B Validity:during Choice:Leon CONN:MIG01XU MSISDN:00777773609999 GUID:06451C29-B0E1-4818-9279-0627224F819F Shortcode:63334</text:span></text:p>
      <text:p text:style-name="P1"><text:span text:style-name="T1">VOTE 1168124691 Campaign:ssss_uk_02B Validity:during Choice:Leon CONN:MIG01OU MSISDN:00777772839999 GUID:D7734EB4-8D2A-4043-8DB8-4934745A4C75 Shortcode:63334</text:span></text:p>
      <text:p text:style-name="P1"><text:span text:style-name="T1">VOTE 1168124692 Campaign:ssss_uk_02B Validity:during Choice:Leon CONN:MIG01XU MSISDN:00777776549999 GUID:D35330E1-600E-469D-8B65-069EB809DBA1 Shortcode:63334</text:span></text:p>
      <text:p text:style-name="P1"><text:span text:style-name="T1">VOTE 1168124695 Campaign:ssss_uk_02B Validity:during Choice:Leon CONN:MIG01XU MSISDN:00777774779999 GUID:D940CE43-6B2D-4717-BC72-A60FE25A2760 Shortcode:63334</text:span></text:p>
      <text:p text:style-name="P1"><text:span text:style-name="T1">VOTE 1168124698 Campaign:ssss_uk_02B Validity:during Choice:Leon CONN:MIG01OU MSISDN:00777779669999 GUID:BDA5CC2A-F79A-4EF7-A749-40ED3AF700AB Shortcode:63334</text:span></text:p>
      <text:p text:style-name="P1"><text:span text:style-name="T1">VOTE 1168124702 Campaign:ssss_uk_02B Validity:during Choice:Leon CONN:MIG01OU MSISDN:00777779669999 GUID:B4A9D69C-35B5-43AE-833A-19740101B1BB Shortcode:63334</text:span></text:p>
      <text:p text:style-name="P1"><text:span text:style-name="T1">VOTE 1168124707 Campaign:ssss_uk_02B Validity:during Choice:Leon CONN:MIG01OU MSISDN:00777779669999 GUID:4933029D-7FE9-479D-8C78-EA2103A20057 Shortcode:63334</text:span></text:p>
      <text:p text:style-name="P1"><text:span text:style-name="T1">VOTE 1168124712 Campaign:ssss_uk_02B Validity:during Choice:Leon CONN:MIG01OU MSISDN:00777779669999 GUID:5B425E87-1B71-4D57-B665-46AEF2C00464 Shortcode:63334</text:span></text:p>
      <text:p text:style-name="P1"><text:span text:style-name="T1">VOTE 1168124721 Campaign:ssss_uk_02B Validity:during Choice:Matthew CONN:MIG01OU MSISDN:00777772789999 GUID:8F7014F5-D048-446F-8AB1-D9A855D0EF5E Shortcode:63334</text:span></text:p>
      <text:p text:style-name="P1"><text:span text:style-name="T1">VOTE 1168124730 Campaign:ssss_uk_02B Validity:during Choice:Leon CONN:MIG00VU MSISDN:00777776369999 GUID:0976E84E-E5E0-4543-AF11-BE64250CFA15 Shortcode:63334</text:span></text:p>
      <text:p text:style-name="P1"><text:span text:style-name="T1">VOTE 1168124741 Campaign:ssss_uk_02B Validity:during Choice:Matthew CONN:MIG00VU MSISDN:00777773739999 GUID:19BF58E5-01C9-41EB-B8EB-4F9CA9BED7D6 Shortcode:63334</text:span></text:p>
      <text:p text:style-name="P1"><text:span text:style-name="T1">VOTE 1168124748 Campaign:ssss_uk_02B Validity:during Choice:Matthew CONN:MIG01OU MSISDN:00777770469999 GUID:68C71009-D4A6-4920-B822-F1D8DB68B8E2 Shortcode:63334</text:span></text:p>
      <text:p text:style-name="P1"><text:span text:style-name="T1">VOTE 1168124749 Campaign:ssss_uk_02B Validity:during Choice:Matthew CONN:MIG01OU MSISDN:00777770049999 GUID:82A6DBC9-4E65-49CD-9CEA-4C08357D11B2 Shortcode:63334</text:span></text:p>
      <text:p text:style-name="P1"><text:span text:style-name="T1">VOTE 1168124749 Campaign:ssss_uk_02B Validity:during Choice:Matthew CONN:MIG01OU </text:span><text:soft-page-break/><text:span text:style-name="T1">MSISDN:00777776109999 GUID:FA3E8ABC-DF28-4E41-8269-04BA5E02C682 Shortcode:63334</text:span></text:p>
      <text:p text:style-name="P1"><text:span text:style-name="T1">VOTE 1168124751 Campaign:ssss_uk_02B Validity:during Choice:Matthew CONN:MIG01OU MSISDN:00777778589999 GUID:C08965A4-86D7-466E-A100-7072D7680C18 Shortcode:63334</text:span></text:p>
      <text:p text:style-name="P1"><text:span text:style-name="T1">VOTE 1168124751 Campaign:ssss_uk_02B Validity:during Choice:Leon CONN:MIG01OU MSISDN:00777775459999 GUID:32A0DDF7-45AA-464E-8A87-9F93E5E0D02B Shortcode:63334</text:span></text:p>
      <text:p text:style-name="P1"><text:span text:style-name="T1">VOTE 1168124752 Campaign:ssss_uk_02B Validity:during Choice:Verity CONN:MIG00VU MSISDN:00777771519999 GUID:9CE14DF7-7876-47AF-B80E-A42F43190F6D Shortcode:63334</text:span></text:p>
      <text:p text:style-name="P1"><text:span text:style-name="T1">VOTE 1168124753 Campaign:ssss_uk_02B Validity:during Choice:Matthew CONN:MIG00VU MSISDN:00777779269999 GUID:459030A5-25D8-49B5-8A75-EC03A39D785C Shortcode:63334</text:span></text:p>
      <text:p text:style-name="P1"><text:span text:style-name="T1">VOTE 1168124758 Campaign:ssss_uk_02B Validity:during Choice:Leon CONN:MIG00VU MSISDN:00777775129999 GUID:785B8A0A-DF6B-49E6-965A-6B61E5C4299E Shortcode:63334</text:span></text:p>
      <text:p text:style-name="P1"><text:span text:style-name="T1">VOTE 1168124765 Campaign:ssss_uk_02B Validity:during Choice:Leon CONN:MIG01OU MSISDN:00777777869999 GUID:F3C68994-E6FF-4300-A80C-9AF4B0B514F9 Shortcode:63334</text:span></text:p>
      <text:p text:style-name="P1"><text:span text:style-name="T1">VOTE 1168124784 Campaign:ssss_uk_02B Validity:during Choice:Leon CONN:MIG00VU MSISDN:00777775499999 GUID:C00B73B9-74B5-4538-BE4A-E27E26DA81F5 Shortcode:63334</text:span></text:p>
      <text:p text:style-name="P1"><text:span text:style-name="T1">VOTE 1168124790 Campaign:ssss_uk_02B Validity:during Choice:Matthew CONN:MIG00VU MSISDN:00777777899999 GUID:53F8DDA4-0583-4831-A920-2C54190DD699 Shortcode:63334</text:span></text:p>
      <text:p text:style-name="P1"><text:span text:style-name="T1">VOTE 1168124790 Campaign:ssss_uk_02B Validity:during Choice:Leon CONN:MIG01TU MSISDN:00777774279999 GUID:01880AED-6DFD-41F3-879D-03A7397B28DA Shortcode:63334</text:span></text:p>
      <text:p text:style-name="P1"><text:span text:style-name="T1">VOTE 1168124790 Campaign:ssss_uk_02B Validity:during Choice:Leon CONN:MIG00VU MSISDN:00777777579999 GUID:9BA9BEEB-193E-4F2F-B6D1-73FA677AC836 Shortcode:63334</text:span></text:p>
      <text:p text:style-name="P1"><text:span text:style-name="T1">VOTE 1168124790 Campaign:ssss_uk_02B Validity:during Choice:Jane CONN:MIG00VU MSISDN:00777770669999 GUID:19131CB3-5B16-4CF9-ACBC-7F96626E25DC Shortcode:63334</text:span></text:p>
      <text:p text:style-name="P1"><text:span text:style-name="T1">VOTE 1168124802 Campaign:ssss_uk_02B Validity:during Choice:Leon CONN:MIG01HU MSISDN:00777770729999 GUID:7BE47B62-C88A-4524-9B0B-0270568B9274 Shortcode:63334</text:span></text:p>
      <text:p text:style-name="P1"><text:span text:style-name="T1">VOTE 1168124801 Campaign:ssss_uk_02B Validity:during Choice:Leon CONN:MIG01OU MSISDN:00777776419999 GUID:FC6A71BB-D7A2-4087-BD0E-E05318764584 Shortcode:63334</text:span></text:p>
      <text:p text:style-name="P1"><text:span text:style-name="T1">VOTE 1168124803 Campaign:ssss_uk_02B Validity:during Choice:Leon CONN:MIG00VU MSISDN:00777770259999 GUID:1EFB702B-6E3F-4BAD-B91B-B425031FB971 Shortcode:63334</text:span></text:p>
      <text:p text:style-name="P1"><text:span text:style-name="T1">VOTE 1168124806 Campaign:ssss_uk_02B Validity:during Choice:Leon CONN:MIG01OU MSISDN:00777773399999 GUID:19952652-8B8A-4CE6-A11B-6877F38451AE Shortcode:63334</text:span></text:p>
      <text:p text:style-name="P1"><text:span text:style-name="T1">VOTE 1168124808 Campaign:ssss_uk_02B Validity:during Choice:Matthew CONN:MIG00VU MSISDN:00777779649999 GUID:D23C77FF-8A6D-4315-BFBD-DC283CA8722F Shortcode:63334</text:span></text:p>
      <text:p text:style-name="P1"><text:span text:style-name="T1">VOTE 1168124808 Campaign:ssss_uk_02B Validity:during Choice:Matthew CONN:MIG01TU MSISDN:00777772829999 GUID:3D54544B-6E1C-4B0E-BC6F-5A29E52C4E97 Shortcode:63334</text:span></text:p>
      <text:p text:style-name="P1"><text:span text:style-name="T1">VOTE 1168124809 Campaign:ssss_uk_02B Validity:during Choice:Leon CONN:MIG01OU MSISDN:00777773399999 GUID:346CD973-EF8A-44D4-B411-4C5E7100D4A9 Shortcode:63334</text:span></text:p>
      <text:p text:style-name="P1"><text:span text:style-name="T1">VOTE 1168124813 Campaign:ssss_uk_02B Validity:during Choice:Matthew CONN:MIG01OU MSISDN:00777776109999 GUID:1CA6F5D2-573C-457A-B3C4-BCE19DD691DC Shortcode:63334</text:span></text:p>
      <text:p text:style-name="P1"><text:span text:style-name="T1">VOTE 1168124814 Campaign:ssss_uk_02B Validity:during Choice:Leon CONN:MIG00VU MSISDN:00777777579999 GUID:A92D3136-3EC2-40D1-85FF-F408A0053865 Shortcode:63334</text:span></text:p>
      <text:p text:style-name="P1"><text:span text:style-name="T1">VOTE 1168124824 Campaign:ssss_uk_02B Validity:during Choice:Leon CONN:MIG01OU MSISDN:00777772839999 GUID:B243D8B1-54BB-4268-8B27-C550895A4B3A Shortcode:63334</text:span></text:p>
      <text:p text:style-name="P1"><text:span text:style-name="T1">VOTE 1168124824 Campaign:ssss_uk_02B Validity:during Choice:Matthew CONN:MIG01OU MSISDN:00777777489999 GUID:A527706D-051A-4C5F-ADD0-A4039D3F3F90 Shortcode:63334</text:span></text:p>
      <text:p text:style-name="P1"><text:span text:style-name="T1">VOTE 1168124828 Campaign:ssss_uk_02B Validity:during Choice:Leon CONN:MIG01OU MSISDN:00777771049999 GUID:86E54561-3C1E-40F4-98BC-1A714CC76C88 Shortcode:63334</text:span></text:p>
      <text:p text:style-name="P1"><text:span text:style-name="T1">VOTE 1168124836 Campaign:ssss_uk_02B Validity:during Choice:Leon CONN:MIG01OU MSISDN:00777776439999 GUID:9B027959-D779-46CA-BA3E-59C5EAE6A330 Shortcode:63334</text:span></text:p>
      <text:p text:style-name="P1"><text:span text:style-name="T1">VOTE 1168124842 Campaign:ssss_uk_02B Validity:during Choice:Leon CONN:MIG01OU MSISDN:00777777109999 GUID:55B61B51-035E-470E-9686-79867EDA0A31 Shortcode:63334</text:span></text:p>
      <text:p text:style-name="P1"><text:span text:style-name="T1">VOTE 1168124863 Campaign:ssss_uk_02B Validity:during Choice:Leon CONN:MIG01OU MSISDN:00777776489999 GUID:BBEA9D72-D122-4ABA-81DF-D44686B08B57 Shortcode:63334</text:span></text:p>
      <text:p text:style-name="P1"><text:span text:style-name="T1">VOTE 1168124870 Campaign:ssss_uk_02B Validity:during Choice:Leon CONN:MIG01OU MSISDN:00777773399999 GUID:88463638-12A4-4209-843B-FE01866E22AC Shortcode:63334</text:span></text:p>
      <text:p text:style-name="P1"><text:span text:style-name="T1">VOTE 1168124878 Campaign:ssss_uk_02B Validity:during Choice:Leon CONN:MIG01OU MSISDN:00777772739999 GUID:E10B77CA-FD23-4150-80AB-D0672CB0CAB4 Shortcode:63334</text:span></text:p>
      <text:p text:style-name="P1"><text:span text:style-name="T1">VOTE 1168124882 Campaign:ssss_uk_02B Validity:during Choice:Leon CONN:MIG01OU MSISDN:00777776639999 GUID:F91BBA73-E0A3-4415-9519-548067C8B321 Shortcode:63334</text:span></text:p>
      <text:p text:style-name="P1"><text:span text:style-name="T1">VOTE 1168124886 Campaign:ssss_uk_02B Validity:during Choice:Matthew CONN:MIG01OU MSISDN:00777779229999 GUID:7648212E-0D5F-40DF-BEFF-59AEB307617D Shortcode:63334</text:span></text:p>
      <text:p text:style-name="P1"><text:span text:style-name="T1">VOTE 1168124887 Campaign:ssss_uk_02B Validity:during Choice:Matthew CONN:MIG01OU </text:span><text:soft-page-break/><text:span text:style-name="T1">MSISDN:00777779659999 GUID:A93D0CA5-672C-4268-876F-410AC0EE9905 Shortcode:63334</text:span></text:p>
      <text:p text:style-name="P1"><text:span text:style-name="T1">VOTE 1168124888 Campaign:ssss_uk_02B Validity:during Choice:Leon CONN:MIG01OU MSISDN:00777770259999 GUID:C8499750-78E0-4F4E-80D0-05D5668AB4F5 Shortcode:63334</text:span></text:p>
      <text:p text:style-name="P1"><text:span text:style-name="T1">VOTE 1168124893 Campaign:ssss_uk_02B Validity:during Choice:Leon CONN:MIG01OU MSISDN:00777772069999 GUID:ECC3BEDE-35FB-4327-BBF1-DB3449B62758 Shortcode:63334</text:span></text:p>
      <text:p text:style-name="P1"><text:span text:style-name="T1">VOTE 1168124902 Campaign:ssss_uk_02B Validity:during Choice:Matthew CONN:MIG01OU MSISDN:00777779229999 GUID:8302CB16-AA46-4558-B86C-5CCA399A0D89 Shortcode:63334</text:span></text:p>
      <text:p text:style-name="P1"><text:span text:style-name="T1">VOTE 1168124908 Campaign:ssss_uk_02B Validity:during Choice:Leon CONN:MIG01OU MSISDN:00777772839999 GUID:3AA2FDB6-763A-48E2-A0E3-3C0FE0D967E2 Shortcode:63334</text:span></text:p>
      <text:p text:style-name="P1"><text:span text:style-name="T1">VOTE 1168124968 Campaign:ssss_uk_02B Validity:during Choice:Matthew CONN:MIG00VU MSISDN:00777773219999 GUID:35EA7553-C3A7-4D7F-92F4-F08D4342FF41 Shortcode:63334</text:span></text:p>
      <text:p text:style-name="P1"><text:span text:style-name="T1">VOTE 1168124970 Campaign:ssss_uk_02B Validity:during Choice:Mark CONN:MIG00VU MSISDN:00777770589999 GUID:86C6A205-DACA-4D09-AA99-A305FA3BE93D Shortcode:63334</text:span></text:p>
      <text:p text:style-name="P1"><text:span text:style-name="T1">VOTE 1168124974 Campaign:ssss_uk_02B Validity:during Choice:Leon CONN:MIG00VU MSISDN:00777778409999 GUID:C7599CB0-F19D-45C9-A575-36002942BC97 Shortcode:63334</text:span></text:p>
      <text:p text:style-name="P1"><text:span text:style-name="T1">VOTE 1168124974 Campaign:ssss_uk_02B Validity:during Choice:Matthew CONN:MIG00VU MSISDN:00777776649999 GUID:9B4A682A-ED0E-4178-ABB4-D099302C1A3A Shortcode:63334</text:span></text:p>
      <text:p text:style-name="P1"><text:span text:style-name="T1">VOTE 1168124974 Campaign:ssss_uk_02B Validity:during Choice:Leon CONN:MIG00VU MSISDN:00777779889999 GUID:F64D3C5C-6CCB-498C-B3D9-113A063AC675 Shortcode:63334</text:span></text:p>
      <text:p text:style-name="P1"><text:span text:style-name="T1">VOTE 1168124983 Campaign:ssss_uk_02B Validity:during Choice:Matthew CONN:MIG00VU MSISDN:00777773219999 GUID:77A7D7B1-EEEF-49F5-8BE5-60FFBF07CB90 Shortcode:63334</text:span></text:p>
      <text:p text:style-name="P1"><text:span text:style-name="T1">VOTE 1168124984 Campaign:ssss_uk_02B Validity:during Choice:Leon CONN:MIG00VU MSISDN:00777777889999 GUID:81839862-EC93-4EC9-A0AF-8F3B6925103C Shortcode:63334</text:span></text:p>
      <text:p text:style-name="P1"><text:span text:style-name="T1">VOTE 1168124988 Campaign:ssss_uk_02B Validity:during Choice:Leon CONN:MIG00VU MSISDN:00777779749999 GUID:E00605D6-25BD-442C-842A-C1DE040CBEAB Shortcode:63334</text:span></text:p>
      <text:p text:style-name="P1"><text:span text:style-name="T1">VOTE 1168124988 Campaign:ssss_uk_02B Validity:during Choice:Leon CONN:MIG00VU MSISDN:00777778409999 GUID:6245DE51-E9C6-4A96-88BB-6A2149E6DA1E Shortcode:63334</text:span></text:p>
      <text:p text:style-name="P1"><text:span text:style-name="T1">VOTE 1168124998 Campaign:ssss_uk_02B Validity:during Choice:Matthew CONN:MIG00VU MSISDN:00777773219999 GUID:8DEEEC46-AEE2-4C4C-B350-D113BA41BE1E Shortcode:63334</text:span></text:p>
      <text:p text:style-name="P1"><text:span text:style-name="T1">VOTE 1168125004 Campaign:ssss_uk_02B Validity:during Choice:Leon CONN:MIG01TU MSISDN:00777770379999 GUID:FBCA12E8-4933-4382-AD4C-1EC77F7C284E Shortcode:63334</text:span></text:p>
      <text:p text:style-name="P1"><text:span text:style-name="T1">VOTE 1168125005 Campaign:ssss_uk_02B Validity:during Choice:Leon CONN:MIG00VU MSISDN:00777777699999 GUID:E17E4D24-4E17-42B9-BDA0-081C6974B69D Shortcode:63334</text:span></text:p>
      <text:p text:style-name="P1"><text:span text:style-name="T1">VOTE 1168125006 Campaign:ssss_uk_02B Validity:during Choice:Leon CONN:MIG00VU MSISDN:00777778409999 GUID:570B8A87-7AD1-4347-8DF4-08F050070CBC Shortcode:63334</text:span></text:p>
      <text:p text:style-name="P1"><text:span text:style-name="T1">VOTE 1168125007 Campaign:ssss_uk_02B Validity:during Choice:Leon CONN:MIG00VU MSISDN:00777774159999 GUID:91AD531C-6D64-4CC2-9B05-1D60F2F2DB45 Shortcode:63334</text:span></text:p>
      <text:p text:style-name="P1"><text:span text:style-name="T1">VOTE 1168125009 Campaign:ssss_uk_02B Validity:during Choice:Leon CONN:MIG00VU MSISDN:00777777329999 GUID:892EDD6D-86A5-4DB9-92EC-056F9F0029F0 Shortcode:63334</text:span></text:p>
      <text:p text:style-name="P1"><text:span text:style-name="T1">VOTE 1168125009 Campaign:ssss_uk_02B Validity:during Choice:Matthew CONN:MIG00VU MSISDN:00777777139999 GUID:7C4DA593-E3E2-4294-965A-1A27C8B39BC6 Shortcode:63334</text:span></text:p>
      <text:p text:style-name="P1"><text:span text:style-name="T1">VOTE 1168125010 Campaign:ssss_uk_02B Validity:during Choice:Leon CONN:MIG01TU MSISDN:00777770379999 GUID:D9F576A9-362E-4AC4-92DC-78409564655B Shortcode:63334</text:span></text:p>
      <text:p text:style-name="P1"><text:span text:style-name="T1">VOTE 1168125012 Campaign:ssss_uk_02B Validity:during Choice:Matthew CONN:MIG00VU MSISDN:00777773219999 GUID:155F1011-7704-44BE-A4D5-EBF8F5F612CA Shortcode:63334</text:span></text:p>
      <text:p text:style-name="P1"><text:span text:style-name="T1">VOTE 1168125012 Campaign:ssss_uk_02B Validity:during Choice:Leon CONN:MIG00VU MSISDN:00777775059999 GUID:93185EF6-2654-4733-96F4-0C2A22726EED Shortcode:63334</text:span></text:p>
      <text:p text:style-name="P1"><text:span text:style-name="T1">VOTE 1168125013 Campaign:ssss_uk_02B Validity:during Choice:Leon CONN:MIG01OU MSISDN:00777772839999 GUID:8BAFA0F9-57E8-476E-B4A9-E8908BA33EC9 Shortcode:63334</text:span></text:p>
      <text:p text:style-name="P1"><text:span text:style-name="T1">VOTE 1168125015 Campaign:ssss_uk_02B Validity:during Choice:Matthew CONN:MIG01OU MSISDN:00777779659999 GUID:DCB459BA-C098-4532-8EFE-D93F4C703DBF Shortcode:63334</text:span></text:p>
      <text:p text:style-name="P1"><text:span text:style-name="T1">VOTE 1168125017 Campaign:ssss_uk_02B Validity:during Choice:Leon CONN:MIG00VU MSISDN:00777777089999 GUID:E73ED3EE-42F6-4580-A965-57CE44C4E253 Shortcode:63334</text:span></text:p>
      <text:p text:style-name="P1"><text:span text:style-name="T1">VOTE 1168125018 Campaign:ssss_uk_02B Validity:during Choice:Leon CONN:MIG00VU MSISDN:00777773519999 GUID:078155E7-810E-4B6F-9CAB-579A6C830117 Shortcode:63334</text:span></text:p>
      <text:p text:style-name="P1"><text:span text:style-name="T1">VOTE 1168125020 Campaign:ssss_uk_02B Validity:during Choice:Leon CONN:MIG00VU MSISDN:00777778409999 GUID:33CA2E19-0734-4190-8FFA-1A520C3A021F Shortcode:63334</text:span></text:p>
      <text:p text:style-name="P1"><text:span text:style-name="T1">VOTE 1168125021 Campaign:ssss_uk_02B Validity:during Choice:Leon CONN:MIG00VU MSISDN:00777779159999 GUID:1DCF45C0-930F-4D38-B46E-799814C5FBFD Shortcode:63334</text:span></text:p>
      <text:p text:style-name="P1"><text:span text:style-name="T1">VOTE 1168125023 Campaign:ssss_uk_02B Validity:during Choice:Leon CONN:MIG00VU MSISDN:00777777609999 GUID:6261399E-B2D3-4CA3-8DA6-710EA4FE5507 Shortcode:63334</text:span></text:p>
      <text:p text:style-name="P1"><text:span text:style-name="T1">VOTE 1168125024 Campaign:ssss_uk_02B Validity:during Choice:Matthew CONN:MIG00VU </text:span><text:soft-page-break/><text:span text:style-name="T1">MSISDN:00777773789999 GUID:BAE86A23-7482-4033-82C6-8ACF19BFDE5C Shortcode:63334</text:span></text:p>
      <text:p text:style-name="P1"><text:span text:style-name="T1">VOTE 1168125024 Campaign:ssss_uk_02B Validity:during Choice:Leon CONN:MIG00VU MSISDN:00777775059999 GUID:05534A95-EDD1-46F8-BD3F-7F9E84F18DB8 Shortcode:63334</text:span></text:p>
      <text:p text:style-name="P1"><text:span text:style-name="T1">VOTE 1168125025 Campaign:ssss_uk_02B Validity:during Choice:Matthew CONN:MIG00VU MSISDN:00777773219999 GUID:2FA595A2-3960-4E7D-912C-6413DE79ED03 Shortcode:63334</text:span></text:p>
      <text:p text:style-name="P1"><text:span text:style-name="T1">VOTE 1168125026 Campaign:ssss_uk_02B Validity:during Choice:Leon CONN:MIG01OU MSISDN:00777772839999 GUID:01754CD3-750D-40B6-906E-5940EE6A275F Shortcode:63334</text:span></text:p>
      <text:p text:style-name="P1"><text:span text:style-name="T1">VOTE 1168125027 Campaign:ssss_uk_02B Validity:during Choice:Leon CONN:MIG01OU MSISDN:00777776589999 GUID:6A225334-1117-4AEF-8B5A-6C9E441D01C2 Shortcode:63334</text:span></text:p>
      <text:p text:style-name="P1"><text:span text:style-name="T1">VOTE 1168125028 Campaign:ssss_uk_02B Validity:during Choice:Leon CONN:MIG00VU MSISDN:00777773519999 GUID:DA438353-84FE-44FD-A2E0-CF7A495EC6B0 Shortcode:63334</text:span></text:p>
      <text:p text:style-name="P1"><text:span text:style-name="T1">VOTE 1168125034 Campaign:ssss_uk_02B Validity:during Choice:Verity CONN:MIG00VU MSISDN:00777770589999 GUID:F589663C-95CD-413B-97D8-EA59CBF383E5 Shortcode:63334</text:span></text:p>
      <text:p text:style-name="P1"><text:span text:style-name="T1">VOTE 1168125036 Campaign:ssss_uk_02B Validity:during Choice:Leon CONN:MIG00VU MSISDN:00777775059999 GUID:04589DCE-3108-4860-8B3C-0144C835AD68 Shortcode:63334</text:span></text:p>
      <text:p text:style-name="P1"><text:span text:style-name="T1">VOTE 1168125037 Campaign:ssss_uk_02B Validity:during Choice:Verity CONN:MIG01OU MSISDN:00777774569999 GUID:EC3C68A7-DEFC-440D-B0C0-8C92F4546ECA Shortcode:63334</text:span></text:p>
      <text:p text:style-name="P1"><text:span text:style-name="T1">VOTE 1168125037 Campaign:ssss_uk_02B Validity:during Choice:Leon CONN:MIG01TU MSISDN:00777770379999 GUID:969AC4C2-45DE-4C81-A66A-BC8E4403AE06 Shortcode:63334</text:span></text:p>
      <text:p text:style-name="P1"><text:span text:style-name="T1">VOTE 1168125040 Campaign:ssss_uk_02B Validity:during Choice:Leon CONN:MIG01TU MSISDN:00777770979999 GUID:9D05A9B3-842F-405C-8C85-554F76F03454 Shortcode:63334</text:span></text:p>
      <text:p text:style-name="P1"><text:span text:style-name="T1">VOTE 1168125042 Campaign:ssss_uk_02B Validity:during Choice:Leon CONN:MIG01XU MSISDN:00777775269999 GUID:73DA3E39-E395-484D-B7A8-975FB1D15592 Shortcode:63334</text:span></text:p>
      <text:p text:style-name="P1"><text:span text:style-name="T1">VOTE 1168125043 Campaign:ssss_uk_02B Validity:during Choice:Leon CONN:MIG01TU MSISDN:00777770379999 GUID:516C4BE4-1584-4E55-9E55-F4FD35AA8112 Shortcode:63334</text:span></text:p>
      <text:p text:style-name="P1"><text:span text:style-name="T1">VOTE 1168125043 Campaign:ssss_uk_02B Validity:during Choice:Leon CONN:MIG01OU MSISDN:00777772839999 GUID:4575EDDC-1221-4971-B4AB-03979FE8A2DA Shortcode:63334</text:span></text:p>
      <text:p text:style-name="P1"><text:span text:style-name="T1">VOTE 1168125043 Campaign:ssss_uk_02B Validity:during Choice:Leon CONN:MIG01XU MSISDN:00777773509999 GUID:EE431DB7-E93E-4ADA-BCF3-C571595716E8 Shortcode:63334</text:span></text:p>
      <text:p text:style-name="P1"><text:span text:style-name="T1">VOTE 1168125043 Campaign:ssss_uk_02B Validity:during Choice:Leon CONN:MIG01HU MSISDN:00777777259999 GUID:6B1505E5-9EDE-46FF-90A1-7FEE8B4D53B9 Shortcode:63334</text:span></text:p>
      <text:p text:style-name="P1"><text:span text:style-name="T1">VOTE 1168125043 Campaign:ssss_uk_02B Validity:during Choice:Leon CONN:MIG01XU MSISDN:00777778629999 GUID:C828F694-38C7-4FC4-B46C-B7562755898D Shortcode:63334</text:span></text:p>
      <text:p text:style-name="P1"><text:span text:style-name="T1">VOTE 1168125043 Campaign:ssss_uk_02B Validity:during Choice:Leon CONN:MIG01HU MSISDN:00777774209999 GUID:3124EAAD-70ED-496B-A614-966CCA9E6F4B Shortcode:63334</text:span></text:p>
      <text:p text:style-name="P1"><text:span text:style-name="T1">VOTE 1168125045 Campaign:ssss_uk_02B Validity:during Choice:Leon CONN:MIG01OU MSISDN:00777777939999 GUID:AEA13E46-AAA7-4DD3-9A49-EE9D1EBF95E4 Shortcode:63334</text:span></text:p>
      <text:p text:style-name="P1"><text:span text:style-name="T1">VOTE 1168125045 Campaign:ssss_uk_02B Validity:during Choice:Leon CONN:MIG01XU MSISDN:00777778119999 GUID:2D234174-8889-47D7-8D1C-2911FFBC4F97 Shortcode:63334</text:span></text:p>
      <text:p text:style-name="P1"><text:span text:style-name="T1">VOTE 1168125046 Campaign:ssss_uk_02B Validity:during Choice:Leon CONN:MIG00VU MSISDN:00777770199999 GUID:199939E7-B368-4C7D-9515-5943F3DD11A6 Shortcode:63334</text:span></text:p>
      <text:p text:style-name="P1"><text:span text:style-name="T1">VOTE 1168125046 Campaign:ssss_uk_02B Validity:during Choice:Leon CONN:MIG01XU MSISDN:00777776329999 GUID:53FEA4E4-B54D-4552-A723-C5F3F229E8BA Shortcode:63334</text:span></text:p>
      <text:p text:style-name="P1"><text:span text:style-name="T1">VOTE 1168125046 Campaign:ssss_uk_02B Validity:during Choice:Mark CONN:MIG01TU MSISDN:00777770529999 GUID:FBCB8BE1-44F8-43E2-AA27-FD4B38B6D096 Shortcode:63334</text:span></text:p>
      <text:p text:style-name="P1"><text:span text:style-name="T1">VOTE 1168125046 Campaign:ssss_uk_02B Validity:during Choice:Leon CONN:MIG01TU MSISDN:00777778179999 GUID:E3F9AB19-61C8-4B9F-A437-21067E095312 Shortcode:63334</text:span></text:p>
      <text:p text:style-name="P1"><text:span text:style-name="T1">VOTE 1168125046 Campaign:ssss_uk_02B Validity:during Choice:Leon CONN:MIG01OU MSISDN:00777777599999 GUID:59C4D98E-C3EF-45B4-B791-2F0EACB99A0D Shortcode:63334</text:span></text:p>
      <text:p text:style-name="P1"><text:span text:style-name="T1">VOTE 1168125046 Campaign:ssss_uk_02B Validity:during Choice:Leon CONN:MIG01XU MSISDN:00777774779999 GUID:3B049BD5-5FEA-4BF1-A2F5-B45D0836A045 Shortcode:63334</text:span></text:p>
      <text:p text:style-name="P1"><text:span text:style-name="T1">VOTE 1168125046 Campaign:ssss_uk_02B Validity:during Choice:Leon CONN:MIG01HU MSISDN:00777773669999 GUID:5C1594B5-4AED-4BF5-BDC1-8AE794C00AEF Shortcode:63334</text:span></text:p>
      <text:p text:style-name="P1"><text:span text:style-name="T1">VOTE 1168125046 Campaign:ssss_uk_02B Validity:during Choice:Leon CONN:MIG01HU MSISDN:00777776179999 GUID:41261C99-3252-4F61-85B3-A8F6DEE85436 Shortcode:63334</text:span></text:p>
      <text:p text:style-name="P1"><text:span text:style-name="T1">VOTE 1168125047 Campaign:ssss_uk_02B Validity:during Choice:Leon CONN:MIG00VU MSISDN:00777777199999 GUID:A51D9B28-CAB5-4A82-8208-1B50F2D727FF Shortcode:63334</text:span></text:p>
      <text:p text:style-name="P1"><text:span text:style-name="T1">VOTE 1168125047 Campaign:ssss_uk_02B Validity:during Choice:Leon CONN:MIG01XU MSISDN:00777777789999 GUID:C1DB1E06-A80C-4CDD-AC27-884711F7A0D7 Shortcode:63334</text:span></text:p>
      <text:p text:style-name="P1"><text:span text:style-name="T1">VOTE 1168125047 Campaign:ssss_uk_02B Validity:during Choice:Leon CONN:MIG01OU MSISDN:00777773089999 GUID:C5472C0E-7520-4C49-924C-F260E8466E77 Shortcode:63334</text:span></text:p>
      <text:p text:style-name="P1"><text:span text:style-name="T1">VOTE 1168125047 Campaign:ssss_uk_02B Validity:during Choice:Leon CONN:MIG00VU </text:span><text:soft-page-break/><text:span text:style-name="T1">MSISDN:00777779689999 GUID:7593932C-CC06-43E8-91B2-686C6576CED7 Shortcode:63334</text:span></text:p>
      <text:p text:style-name="P1"><text:span text:style-name="T1">VOTE 1168125048 Campaign:ssss_uk_02B Validity:during Choice:Matthew CONN:MIG01OU MSISDN:00777771299999 GUID:E0D6B1E6-E11C-4513-9BEB-30395FD25782 Shortcode:63334</text:span></text:p>
      <text:p text:style-name="P1"><text:span text:style-name="T1">VOTE 1168125048 Campaign:ssss_uk_02B Validity:during Choice:Matthew CONN:MIG00VU MSISDN:00777779639999 GUID:C80A5434-22EB-4687-B98A-602FD0DFB58F Shortcode:63334</text:span></text:p>
      <text:p text:style-name="P1"><text:span text:style-name="T1">VOTE 1168125048 Campaign:ssss_uk_02B Validity:during Choice:Leon CONN:MIG01XU MSISDN:00777773379999 GUID:25958ABC-2CB6-4C58-8509-D9A8771445F2 Shortcode:63334</text:span></text:p>
      <text:p text:style-name="P1"><text:span text:style-name="T1">VOTE 1168125049 Campaign:ssss_uk_02B Validity:during Choice:Leon CONN:MIG00VU MSISDN:00777778929999 GUID:1E956D02-EEFF-4C62-948A-BB6814CB6BFE Shortcode:63334</text:span></text:p>
      <text:p text:style-name="P1"><text:span text:style-name="T1">VOTE 1168125049 Campaign:ssss_uk_02B Validity:during Choice:Leon CONN:MIG01TU MSISDN:00777774299999 GUID:0A0D916E-77E4-4BE3-9B34-5A236BC4F06B Shortcode:63334</text:span></text:p>
      <text:p text:style-name="P1"><text:span text:style-name="T1">VOTE 1168125049 Campaign:ssss_uk_02B Validity:during Choice:Leon CONN:MIG01TU MSISDN:00777779799999 GUID:9C1F754C-DE8E-4FAA-BA6B-AED2D6C9E407 Shortcode:63334</text:span></text:p>
      <text:p text:style-name="P1"><text:span text:style-name="T1">VOTE 1168125049 Campaign:ssss_uk_02B Validity:during Choice:Leon CONN:MIG01XU MSISDN:00777772339999 GUID:5EB31C20-34A4-4C73-8118-E54A6E1CBA12 Shortcode:63334</text:span></text:p>
      <text:p text:style-name="P1"><text:span text:style-name="T1">VOTE 1168125049 Campaign:ssss_uk_02B Validity:during Choice:Matthew CONN:MIG00VU MSISDN:00777775479999 GUID:2963DEC3-4BE8-415A-A279-660D2D3CA565 Shortcode:63334</text:span></text:p>
      <text:p text:style-name="P1"><text:span text:style-name="T1">VOTE 1168125049 Campaign:ssss_uk_02B Validity:during Choice:Leon CONN:MIG01OU MSISDN:00777779609999 GUID:EFD518AE-781B-445F-A569-0656EFB44D72 Shortcode:63334</text:span></text:p>
      <text:p text:style-name="P1"><text:span text:style-name="T1">VOTE 1168125050 Campaign:ssss_uk_02B Validity:during Choice:Matthew CONN:MIG01XU MSISDN:00777775709999 GUID:DABB4F3C-3E3C-4382-9FF5-1BA509637959 Shortcode:63334</text:span></text:p>
      <text:p text:style-name="P1"><text:span text:style-name="T1">VOTE 1168125050 Campaign:ssss_uk_02B Validity:during Choice:Leon CONN:MIG01OU MSISDN:00777772959999 GUID:07B37EF6-4711-4092-B2D4-15E66231EBDA Shortcode:63334</text:span></text:p>
      <text:p text:style-name="P1"><text:span text:style-name="T1">VOTE 1168125050 Campaign:ssss_uk_02B Validity:during Choice:Leon CONN:MIG00VU MSISDN:00777776319999 GUID:89930B36-AA07-44BD-84A0-A764554D1C60 Shortcode:63334</text:span></text:p>
      <text:p text:style-name="P1"><text:span text:style-name="T1">VOTE 1168125050 Campaign:ssss_uk_02B Validity:during Choice:Matthew CONN:MIG01XU MSISDN:00777777949999 GUID:29DEE921-60CD-43E9-B5A5-BA4B29C1D929 Shortcode:63334</text:span></text:p>
      <text:p text:style-name="P1"><text:span text:style-name="T1">VOTE 1168125050 Campaign:ssss_uk_02B Validity:during Choice:Leon CONN:MIG01XU MSISDN:00777774219999 GUID:6A3E5DF3-D656-4361-BAC7-3451256A0521 Shortcode:63334</text:span></text:p>
      <text:p text:style-name="P1"><text:span text:style-name="T1">VOTE 1168125051 Campaign:ssss_uk_02B Validity:during Choice:Matthew CONN:MIG00VU MSISDN:00777777869999 GUID:78B0769A-8FD0-4D05-9988-2175F7DC1D0A Shortcode:63334</text:span></text:p>
      <text:p text:style-name="P1"><text:span text:style-name="T1">VOTE 1168125051 Campaign:ssss_uk_02B Validity:during Choice:Matthew CONN:MIG01XU MSISDN:00777774299999 GUID:972813C7-D407-454C-A488-B5234A0182BD Shortcode:63334</text:span></text:p>
      <text:p text:style-name="P1"><text:span text:style-name="T1">VOTE 1168125051 Campaign:ssss_uk_02B Validity:during Choice:Matthew CONN:MIG01OU MSISDN:00777771159999 GUID:E6BC21B7-ADB7-4D3A-BF71-0A2703B66827 Shortcode:63334</text:span></text:p>
      <text:p text:style-name="P1"><text:span text:style-name="T1">VOTE 1168125051 Campaign:ssss_uk_02B Validity:during Choice:Leon CONN:MIG01XU MSISDN:00777775539999 GUID:A64225E3-C9FB-4BED-BF96-6E3F3CAC8622 Shortcode:63334</text:span></text:p>
      <text:p text:style-name="P1"><text:span text:style-name="T1">VOTE 1168125051 Campaign:ssss_uk_02B Validity:during Choice:Leon CONN:MIG01OU MSISDN:00777777919999 GUID:4ABB31D5-FD72-422F-B54B-5515165FCFBB Shortcode:63334</text:span></text:p>
      <text:p text:style-name="P1"><text:span text:style-name="T1">VOTE 1168125051 Campaign:ssss_uk_02B Validity:during Choice:Leon CONN:MIG01XU MSISDN:00777774219999 GUID:7E089278-D5FC-4350-B2FA-E9D0CACCC619 Shortcode:63334</text:span></text:p>
      <text:p text:style-name="P1"><text:span text:style-name="T1">VOTE 1168125051 Campaign:ssss_uk_02B Validity:during Choice:Matthew CONN:MIG01OU MSISDN:00777776599999 GUID:DE9D5E95-5926-4616-B4E2-FE894FF96981 Shortcode:63334</text:span></text:p>
      <text:p text:style-name="P1"><text:span text:style-name="T1">VOTE 1168125051 Campaign:ssss_uk_02B Validity:during Choice:Matthew CONN:MIG01OU MSISDN:00777775459999 GUID:B7A4ABF2-B196-4815-8908-F3B24B37CF6F Shortcode:63334</text:span></text:p>
      <text:p text:style-name="P1"><text:span text:style-name="T1">VOTE 1168125052 Campaign:ssss_uk_02B Validity:during Choice:Leon CONN:MIG01HU MSISDN:00777777599999 GUID:1AF3EE53-880A-4E23-B8DD-8C1EAC4D5AD7 Shortcode:63334</text:span></text:p>
      <text:p text:style-name="P1"><text:span text:style-name="T1">VOTE 1168125052 Campaign:ssss_uk_02B Validity:during Choice:Leon CONN:MIG01TU MSISDN:00777773749999 GUID:650345EA-AF60-42BA-A20F-3C73FF51ABFB Shortcode:63334</text:span></text:p>
      <text:p text:style-name="P1"><text:span text:style-name="T1">VOTE 1168125052 Campaign:ssss_uk_02B Validity:during Choice:Leon CONN:MIG01OU MSISDN:00777771019999 GUID:1B544751-3866-40E3-BB6F-260B288C518D Shortcode:63334</text:span></text:p>
      <text:p text:style-name="P1"><text:span text:style-name="T1">VOTE 1168125052 Campaign:ssss_uk_02B Validity:during Choice:Matthew CONN:MIG00VU MSISDN:00777776419999 GUID:43985E45-1069-497C-AEEC-6198E09385D0 Shortcode:63334</text:span></text:p>
      <text:p text:style-name="P1"><text:span text:style-name="T1">VOTE 1168125053 Campaign:ssss_uk_02B Validity:during Choice:Leon CONN:MIG01OU MSISDN:00777778729999 GUID:D3126577-3EFF-4153-B31F-E3B98DB93657 Shortcode:63334</text:span></text:p>
      <text:p text:style-name="P1"><text:span text:style-name="T1">VOTE 1168125053 Campaign:ssss_uk_02B Validity:during Choice:Leon CONN:MIG00VU MSISDN:00777776549999 GUID:8338003A-7EB3-4199-9A46-DD39F852B9A2 Shortcode:63334</text:span></text:p>
      <text:p text:style-name="P1"><text:span text:style-name="T1">VOTE 1168125053 Campaign:ssss_uk_02B Validity:during Choice:Leon CONN:MIG01XU MSISDN:00777774909999 GUID:8C1F910D-6721-4085-9301-7D621EC56B21 Shortcode:63334</text:span></text:p>
      <text:p text:style-name="P1"><text:span text:style-name="T1">VOTE 1168125053 Campaign:ssss_uk_02B Validity:during Choice:Leon CONN:MIG01OU MSISDN:00777779859999 GUID:04CE0290-6859-41DB-B5AF-C38010CF1BDB Shortcode:63334</text:span></text:p>
      <text:p text:style-name="P1"><text:span text:style-name="T1">VOTE 1168125053 Campaign:ssss_uk_02B Validity:during Choice:Leon CONN:MIG00VU </text:span><text:soft-page-break/><text:span text:style-name="T1">MSISDN:00777775659999 GUID:13D7B4CC-D03A-46AD-B28A-46C4B9CFCA6A Shortcode:63334</text:span></text:p>
      <text:p text:style-name="P1"><text:span text:style-name="T1">VOTE 1168125054 Campaign:ssss_uk_02B Validity:during Choice:Leon CONN:MIG01OU MSISDN:00777771759999 GUID:8B070D86-9AE3-4FF8-8F8C-ABAE967AA027 Shortcode:63334</text:span></text:p>
      <text:p text:style-name="P1"><text:span text:style-name="T1">VOTE 1168125054 Campaign:ssss_uk_02B Validity:during Choice:Leon CONN:MIG00VU MSISDN:00777777399999 GUID:9FC4E4DF-FD0A-48AE-961E-1C4155AD1741 Shortcode:63334</text:span></text:p>
      <text:p text:style-name="P1"><text:span text:style-name="T1">VOTE 1168125054 Campaign:ssss_uk_02B Validity:during Choice:Leon CONN:MIG01XU MSISDN:00777772599999 GUID:12FD836D-4993-404D-995F-4B51EB1D014E Shortcode:63334</text:span></text:p>
      <text:p text:style-name="P1"><text:span text:style-name="T1">VOTE 1168125054 Campaign:ssss_uk_02B Validity:during Choice:Matthew CONN:MIG00VU MSISDN:00777773399999 GUID:4BBC416A-72BA-4D6C-BFD6-9369E615EDC5 Shortcode:63334</text:span></text:p>
      <text:p text:style-name="P1"><text:span text:style-name="T1">VOTE 1168125054 Campaign:ssss_uk_02B Validity:during Choice:Leon CONN:MIG01XU MSISDN:00777776179999 GUID:96FDA2B9-2107-410D-B9E4-BBD043325B06 Shortcode:63334</text:span></text:p>
      <text:p text:style-name="P1"><text:span text:style-name="T1">VOTE 1168125055 Campaign:ssss_uk_02B Validity:during Choice:Leon CONN:MIG01OU MSISDN:00777777639999 GUID:1F54DB56-0382-4189-9530-FB01F904C785 Shortcode:63334</text:span></text:p>
      <text:p text:style-name="P1"><text:span text:style-name="T1">VOTE 1168125055 Campaign:ssss_uk_02B Validity:during Choice:Matthew CONN:MIG00VU MSISDN:00777770899999 GUID:D73E4714-6B0B-4219-BB25-0E318DE8050F Shortcode:63334</text:span></text:p>
      <text:p text:style-name="P1"><text:span text:style-name="T1">VOTE 1168125055 Campaign:ssss_uk_02B Validity:during Choice:Leon CONN:MIG01OU MSISDN:00777770399999 GUID:1BC7F386-269A-433D-8EBC-1DF24E313BAC Shortcode:63334</text:span></text:p>
      <text:p text:style-name="P1"><text:span text:style-name="T1">VOTE 1168125055 Campaign:ssss_uk_02B Validity:during Choice:Leon CONN:MIG01TU MSISDN:00777775179999 GUID:FD58BE85-D439-4AF5-BCFC-4E5C1753D66E Shortcode:63334</text:span></text:p>
      <text:p text:style-name="P1"><text:span text:style-name="T1">VOTE 1168125055 Campaign:ssss_uk_02B Validity:during Choice:Leon CONN:MIG01TU MSISDN:00777774669999 GUID:F7E2EBBA-0DBF-4291-AD86-4BFCC37BC937 Shortcode:63334</text:span></text:p>
      <text:p text:style-name="P1"><text:span text:style-name="T1">VOTE 1168125053 Campaign:ssss_uk_02B Validity:during Choice:Matthew CONN:MIG00VU MSISDN:00777779719999 GUID:DD1BADBD-C9DD-4600-AA69-8524DF236BF7 Shortcode:63334</text:span></text:p>
      <text:p text:style-name="P1"><text:span text:style-name="T1">VOTE 1168125055 Campaign:ssss_uk_02B Validity:during Choice:Leon CONN:MIG01XU MSISDN:00777779579999 GUID:1AA0D73F-2822-4F37-B82C-9C859D2BE1F9 Shortcode:63334</text:span></text:p>
      <text:p text:style-name="P1"><text:span text:style-name="T1">VOTE 1168125056 Campaign:ssss_uk_02B Validity:during Choice:Leon CONN:MIG01OU MSISDN:00777771229999 GUID:7981A436-9F01-42F1-987A-7354C08BE924 Shortcode:63334</text:span></text:p>
      <text:p text:style-name="P1"><text:span text:style-name="T1">VOTE 1168125056 Campaign:ssss_uk_02B Validity:during Choice:Leon CONN:MIG01XU MSISDN:00777777759999 GUID:B3106DAB-A46E-4BF3-8737-109EDB453077 Shortcode:63334</text:span></text:p>
      <text:p text:style-name="P1"><text:span text:style-name="T1">VOTE 1168125056 Campaign:ssss_uk_02B Validity:during Choice:Matthew CONN:MIG01OU MSISDN:00777772929999 GUID:C94EAD30-1CE0-4AEF-A09C-A52DD515DAAF Shortcode:63334</text:span></text:p>
      <text:p text:style-name="P1"><text:span text:style-name="T1">VOTE 1168125056 Campaign:ssss_uk_02B Validity:during Choice:Leon CONN:MIG00VU MSISDN:00777778639999 GUID:4779B112-708F-41FD-A9CD-35033B10A39E Shortcode:63334</text:span></text:p>
      <text:p text:style-name="P1"><text:span text:style-name="T1">VOTE 1168125056 Campaign:ssss_uk_02B Validity:during Choice:Leon CONN:MIG01OU MSISDN:00777774639999 GUID:F5A40A98-EE5E-4669-90C3-BD4069005648 Shortcode:63334</text:span></text:p>
      <text:p text:style-name="P1"><text:span text:style-name="T1">VOTE 1168125054 Campaign:ssss_uk_02B Validity:during Choice:Leon CONN:MIG00VU MSISDN:00777776339999 GUID:7CE3876A-22ED-407E-87E1-523DD90DF7BC Shortcode:63334</text:span></text:p>
      <text:p text:style-name="P1"><text:span text:style-name="T1">VOTE 1168125056 Campaign:ssss_uk_02B Validity:during Choice:Leon CONN:MIG00VU MSISDN:00777770619999 GUID:082903BD-214B-4A39-9435-562111EFBE90 Shortcode:63334</text:span></text:p>
      <text:p text:style-name="P1"><text:span text:style-name="T1">VOTE 1168125054 Campaign:ssss_uk_02B Validity:during Choice:Matthew CONN:MIG00VU MSISDN:00777776519999 GUID:3948135E-0AE3-4A83-9427-E6FF4AA72EA3 Shortcode:63334</text:span></text:p>
      <text:p text:style-name="P1"><text:span text:style-name="T1">VOTE 1168125057 Campaign:ssss_uk_02B Validity:during Choice:Leon CONN:MIG01XU MSISDN:00777779239999 GUID:E9473E9B-9AC6-4E7A-B47C-EC9961CBDE64 Shortcode:63334</text:span></text:p>
      <text:p text:style-name="P1"><text:span text:style-name="T1">VOTE 1168125057 Campaign:ssss_uk_02B Validity:during Choice:Matthew CONN:MIG01HU MSISDN:00777770339999 GUID:E4DA2382-F362-4B95-9825-6F32C3AC8A1A Shortcode:63334</text:span></text:p>
      <text:p text:style-name="P1"><text:span text:style-name="T1">VOTE 1168125057 Campaign:ssss_uk_02B Validity:during Choice:Matthew CONN:MIG00VU MSISDN:00777778739999 GUID:0CF031F7-3E13-459A-B545-26ED1CC21FDF Shortcode:63334</text:span></text:p>
      <text:p text:style-name="P1"><text:span text:style-name="T1">VOTE 1168125057 Campaign:ssss_uk_02B Validity:during Choice:Leon CONN:MIG01OU MSISDN:00777775059999 GUID:F9AB88B8-A7B7-4795-90C8-F23D5DB1C328 Shortcode:63334</text:span></text:p>
      <text:p text:style-name="P1"><text:span text:style-name="T1">VOTE 1168125057 Campaign:ssss_uk_02B Validity:during Choice:Leon CONN:MIG00VU MSISDN:00777779869999 GUID:B76F03D1-39D7-4BF3-A951-FFBA147C5298 Shortcode:63334</text:span></text:p>
      <text:p text:style-name="P1"><text:span text:style-name="T1">VOTE 1168125057 Campaign:ssss_uk_02B Validity:during Choice:Leon CONN:MIG01XU MSISDN:00777776599999 GUID:3FE162DD-94DC-47B4-A1A5-648C97BAFA1A Shortcode:63334</text:span></text:p>
      <text:p text:style-name="P1"><text:span text:style-name="T1">VOTE 1168125057 Campaign:ssss_uk_02B Validity:during Choice:Leon CONN:MIG00VU MSISDN:00777776349999 GUID:B4500152-9122-4EFC-ACBA-3274F01CB6E3 Shortcode:63334</text:span></text:p>
      <text:p text:style-name="P1"><text:span text:style-name="T1">VOTE 1168125058 Campaign:ssss_uk_02B Validity:during Choice:Leon CONN:MIG00VU MSISDN:00777774779999 GUID:613C6116-5695-4419-A0C1-A6A69751F117 Shortcode:63334</text:span></text:p>
      <text:p text:style-name="P1"><text:span text:style-name="T1">VOTE 1168125058 Campaign:ssss_uk_02B Validity:during Choice:Leon CONN:MIG01OU MSISDN:00777771709999 GUID:3D1E430C-F2FD-4CA2-8746-1738592170E1 Shortcode:63334</text:span></text:p>
      <text:p text:style-name="P1"><text:span text:style-name="T1">VOTE 1168125058 Campaign:ssss_uk_02B Validity:during Choice:Leon CONN:MIG00VU MSISDN:00777779999999 GUID:DC251370-FBF1-4458-B4BE-85B22FF44BCD Shortcode:63334</text:span></text:p>
      <text:p text:style-name="P1"><text:span text:style-name="T1">VOTE 1168125058 Campaign:ssss_uk_02B Validity:during Choice:Matthew CONN:MIG01TU </text:span><text:soft-page-break/><text:span text:style-name="T1">MSISDN:00777773519999 GUID:837A7C87-821D-4259-B93A-9E60759EF5EA Shortcode:63334</text:span></text:p>
      <text:p text:style-name="P1"><text:span text:style-name="T1">VOTE 1168125058 Campaign:ssss_uk_02B Validity:during Choice:Leon CONN:MIG01TU MSISDN:00777770339999 GUID:E884651B-973B-4BFE-A069-6B066DDE92AC Shortcode:63334</text:span></text:p>
      <text:p text:style-name="P1"><text:span text:style-name="T1">VOTE 1168125058 Campaign:ssss_uk_02B Validity:during Choice:Leon CONN:MIG01TU MSISDN:00777774739999 GUID:97A4E5B1-B825-41B9-8566-035E3E7494EE Shortcode:63334</text:span></text:p>
      <text:p text:style-name="P1"><text:span text:style-name="T1">VOTE 1168125058 Campaign:ssss_uk_02B Validity:during Choice:Matthew CONN:MIG01TU MSISDN:00777776939999 GUID:E456A09D-EAEF-430B-9F75-06B938A9757C Shortcode:63334</text:span></text:p>
      <text:p text:style-name="P1"><text:span text:style-name="T1">VOTE 1168125058 Campaign:ssss_uk_02B Validity:during Choice:Matthew CONN:MIG00VU MSISDN:00777771529999 GUID:5B57448D-6D33-4A8F-9CA5-C30DE6141142 Shortcode:63334</text:span></text:p>
      <text:p text:style-name="P1"><text:span text:style-name="T1">VOTE 1168125058 Campaign:ssss_uk_02B Validity:during Choice:Leon CONN:MIG01OU MSISDN:00777776259999 GUID:CED89386-9016-4498-A980-34231C5CEAC1 Shortcode:63334</text:span></text:p>
      <text:p text:style-name="P1"><text:span text:style-name="T1">VOTE 1168125059 Campaign:ssss_uk_02B Validity:during Choice:Leon CONN:MIG00VU MSISDN:00777777769999 GUID:4CCF53BF-F276-4699-8D73-3F9039AA934C Shortcode:63334</text:span></text:p>
      <text:p text:style-name="P1"><text:span text:style-name="T1">VOTE 1168125059 Campaign:ssss_uk_02B Validity:during Choice:Leon CONN:MIG01XU MSISDN:00777773619999 GUID:12CC3917-6A6A-4066-8854-F1A0C6355483 Shortcode:63334</text:span></text:p>
      <text:p text:style-name="P1"><text:span text:style-name="T1">VOTE 1168125059 Campaign:ssss_uk_02B Validity:during Choice:Leon CONN:MIG00VU MSISDN:00777778509999 GUID:D9B4108C-3F73-4DE4-B564-0F2DF43BF421 Shortcode:63334</text:span></text:p>
      <text:p text:style-name="P1"><text:span text:style-name="T1">VOTE 1168125059 Campaign:ssss_uk_02B Validity:during Choice:Leon CONN:MIG01XU MSISDN:00777772429999 GUID:422A2361-3F9F-41A1-8C8E-FF42FF97E9D0 Shortcode:63334</text:span></text:p>
      <text:p text:style-name="P1"><text:span text:style-name="T1">VOTE 1168125060 Campaign:ssss_uk_02B Validity:during Choice:Leon CONN:MIG00VU MSISDN:00777775079999 GUID:EE3FF317-CD6F-4098-B295-DAA864972929 Shortcode:63334</text:span></text:p>
      <text:p text:style-name="P1"><text:span text:style-name="T1">VOTE 1168125060 Campaign:ssss_uk_02B Validity:during Choice:Leon CONN:MIG01XU MSISDN:00777776239999 GUID:D9F83217-4886-4FB0-BF3D-DC9D3890AC83 Shortcode:63334</text:span></text:p>
      <text:p text:style-name="P1"><text:span text:style-name="T1">VOTE 1168125060 Campaign:ssss_uk_02B Validity:during Choice:Leon CONN:MIG01OU MSISDN:00777770019999 GUID:FF14D1EC-30CB-4EB2-909E-30F530F68E45 Shortcode:63334</text:span></text:p>
      <text:p text:style-name="P1"><text:span text:style-name="T1">VOTE 1168125060 Campaign:ssss_uk_02B Validity:during Choice:Leon CONN:MIG01OU MSISDN:00777775709999 GUID:01BBACB8-833C-45EC-8CC9-1F25C3092BFD Shortcode:63334</text:span></text:p>
      <text:p text:style-name="P1"><text:span text:style-name="T1">VOTE 1168125060 Campaign:ssss_uk_02B Validity:during Choice:Leon CONN:MIG01XU MSISDN:00777773669999 GUID:F3664C33-E529-4AB9-A645-5C2D3E3922CE Shortcode:63334</text:span></text:p>
      <text:p text:style-name="P1"><text:span text:style-name="T1">VOTE 1168125061 Campaign:ssss_uk_02B Validity:during Choice:Matthew CONN:MIG01OU MSISDN:00777778119999 GUID:6EEB47BE-A3BB-48EA-8791-52F3F1AEE8C5 Shortcode:63334</text:span></text:p>
      <text:p text:style-name="P1"><text:span text:style-name="T1">VOTE 1168125061 Campaign:ssss_uk_02B Validity:during Choice:Leon CONN:MIG01XU MSISDN:00777775759999 GUID:BEA7AE31-18F1-46E8-9DE4-4C35D02BC0B0 Shortcode:63334</text:span></text:p>
      <text:p text:style-name="P1"><text:span text:style-name="T1">VOTE 1168125061 Campaign:ssss_uk_02B Validity:during Choice:Leon CONN:MIG01OU MSISDN:00777773939999 GUID:9E177B73-CFCC-4372-B721-618BC09EBCE7 Shortcode:63334</text:span></text:p>
      <text:p text:style-name="P1"><text:span text:style-name="T1">VOTE 1168125061 Campaign:ssss_uk_02B Validity:during Choice:Matthew CONN:MIG01TU MSISDN:00777770339999 GUID:3FBD45CD-067A-4942-99B5-5E973CD7E659 Shortcode:63334</text:span></text:p>
      <text:p text:style-name="P1"><text:span text:style-name="T1">VOTE 1168125061 Campaign:ssss_uk_02B Validity:during Choice:Matthew CONN:MIG01TU MSISDN:00777771519999 GUID:EB40A46E-8740-42A3-B99B-2DF971064E21 Shortcode:63334</text:span></text:p>
      <text:p text:style-name="P1"><text:span text:style-name="T1">VOTE 1168125061 Campaign:ssss_uk_02B Validity:during Choice:Leon CONN:MIG01TU MSISDN:00777779709999 GUID:ADC86F7D-9C71-4B0F-B856-E062AE2F50E4 Shortcode:63334</text:span></text:p>
      <text:p text:style-name="P1"><text:span text:style-name="T1">VOTE 1168125061 Campaign:ssss_uk_02B Validity:during Choice:Leon CONN:MIG01TU MSISDN:00777772159999 GUID:C5FF6036-C3E2-4958-B815-2AA262AF33F9 Shortcode:63334</text:span></text:p>
      <text:p text:style-name="P1"><text:span text:style-name="T1">VOTE 1168125061 Campaign:ssss_uk_02B Validity:during Choice:Leon CONN:MIG00VU MSISDN:00777775899999 GUID:AA729A66-4B9D-4BE5-9A23-EC37AE467B00 Shortcode:63334</text:span></text:p>
      <text:p text:style-name="P1"><text:span text:style-name="T1">VOTE 1168125061 Campaign:ssss_uk_02B Validity:during Choice:Leon CONN:MIG00VU MSISDN:00777773779999 GUID:007509A1-6914-4E33-9D14-097DD20982EE Shortcode:63334</text:span></text:p>
      <text:p text:style-name="P1"><text:span text:style-name="T1">VOTE 1168125061 Campaign:ssss_uk_02B Validity:during Choice:Leon CONN:MIG00VU MSISDN:00777776109999 GUID:1510C020-596A-485B-82A4-AB774B5C335E Shortcode:63334</text:span></text:p>
      <text:p text:style-name="P1"><text:span text:style-name="T1">VOTE 1168125062 Campaign:ssss_uk_02B Validity:during Choice:Matthew CONN:MIG01OU MSISDN:00777777539999 GUID:4B22A027-2705-43A3-9529-08434FCAF6F8 Shortcode:63334</text:span></text:p>
      <text:p text:style-name="P1"><text:span text:style-name="T1">VOTE 1168125062 Campaign:ssss_uk_02B Validity:during Choice:Matthew CONN:MIG01XU MSISDN:00777776849999 GUID:AD64FDBE-0879-41D5-9270-5D23E156B323 Shortcode:63334</text:span></text:p>
      <text:p text:style-name="P1"><text:span text:style-name="T1">VOTE 1168125062 Campaign:ssss_uk_02B Validity:during Choice:Matthew CONN:MIG01OU MSISDN:00777779669999 GUID:D09FC80E-6A31-4D35-AEB7-CAAA5447BD56 Shortcode:63334</text:span></text:p>
      <text:p text:style-name="P1"><text:span text:style-name="T1">VOTE 1168125062 Campaign:ssss_uk_02B Validity:during Choice:Leon CONN:MIG00VU MSISDN:00777779949999 GUID:80D3CC1E-2EA1-40C7-A5E6-13AF24D4E6D3 Shortcode:63334</text:span></text:p>
      <text:p text:style-name="P1"><text:span text:style-name="T1">VOTE 1168125063 Campaign:ssss_uk_02B Validity:during Choice:Leon CONN:MIG01XU MSISDN:00777776789999 GUID:657A8222-9266-42AE-8C9D-151AD35F4AE6 Shortcode:63334</text:span></text:p>
      <text:p text:style-name="P1"><text:span text:style-name="T1">VOTE 1168125063 Campaign:ssss_uk_02B Validity:during Choice:Matthew CONN:MIG01OU MSISDN:00777774979999 GUID:400326F7-B4E4-4205-8D68-786BEAD5FC30 Shortcode:63334</text:span></text:p>
      <text:p text:style-name="P1"><text:span text:style-name="T1">VOTE 1168125063 Campaign:ssss_uk_02B Validity:during Choice:Leon CONN:MIG00VU </text:span><text:soft-page-break/><text:span text:style-name="T1">MSISDN:00777776369999 GUID:887788B2-021D-49B9-9A68-EB9FEF314EFC Shortcode:63334</text:span></text:p>
      <text:p text:style-name="P1"><text:span text:style-name="T1">VOTE 1168125063 Campaign:ssss_uk_02B Validity:during Choice:Leon CONN:MIG01XU MSISDN:00777772699999 GUID:2FA37334-02EB-4FEE-A6BC-AF6318B4ECEA Shortcode:63334</text:span></text:p>
      <text:p text:style-name="P1"><text:span text:style-name="T1">VOTE 1168125063 Campaign:ssss_uk_02B Validity:during Choice:Leon CONN:MIG01HU MSISDN:00777770459999 GUID:94C1F223-2DFC-4716-80DE-3DADB21E41A2 Shortcode:63334</text:span></text:p>
      <text:p text:style-name="P1"><text:span text:style-name="T1">VOTE 1168125064 Campaign:ssss_uk_02B Validity:during Choice:Matthew CONN:MIG01XU MSISDN:00777775369999 GUID:021E15B0-BCE8-46DB-8ABF-8D5A5C6FDB06 Shortcode:63334</text:span></text:p>
      <text:p text:style-name="P1"><text:span text:style-name="T1">VOTE 1168125064 Campaign:ssss_uk_02B Validity:during Choice:Matthew CONN:MIG00VU MSISDN:00777778679999 GUID:5D73A740-3F3D-4E58-B299-D3B6199F5561 Shortcode:63334</text:span></text:p>
      <text:p text:style-name="P1"><text:span text:style-name="T1">VOTE 1168125064 Campaign:ssss_uk_02B Validity:during Choice:Matthew CONN:MIG01OU MSISDN:00777771939999 GUID:9B4CE621-3B72-4CC9-B9E4-C674BBB3A6A7 Shortcode:63334</text:span></text:p>
      <text:p text:style-name="P1"><text:span text:style-name="T1">VOTE 1168125064 Campaign:ssss_uk_02B Validity:during Choice:Leon CONN:MIG00VU MSISDN:00777777569999 GUID:58811CD9-FE09-473D-929A-A8139BC34A0E Shortcode:63334</text:span></text:p>
      <text:p text:style-name="P1"><text:span text:style-name="T1">VOTE 1168125064 Campaign:ssss_uk_02B Validity:during Choice:Leon CONN:MIG01TU MSISDN:00777770499999 GUID:CC81A608-AA41-4EA0-B478-B389499885B1 Shortcode:63334</text:span></text:p>
      <text:p text:style-name="P1"><text:span text:style-name="T1">VOTE 1168125064 Campaign:ssss_uk_02B Validity:during Choice:Leon CONN:MIG01TU MSISDN:00777778199999 GUID:D23E2CDB-61D2-46FA-B80F-85B1C05DBDA4 Shortcode:63334</text:span></text:p>
      <text:p text:style-name="P1"><text:span text:style-name="T1">VOTE 1168125064 Campaign:ssss_uk_02B Validity:during Choice:Matthew CONN:MIG01TU MSISDN:00777773839999 GUID:B8025D63-0F6D-45CE-8375-4CFC9BD5C8EB Shortcode:63334</text:span></text:p>
      <text:p text:style-name="P1"><text:span text:style-name="T1">VOTE 1168125064 Campaign:ssss_uk_02B Validity:during Choice:Leon CONN:MIG01TU MSISDN:00777771769999 GUID:0DECD424-4674-418E-833B-212CF3FDBD98 Shortcode:63334</text:span></text:p>
      <text:p text:style-name="P1"><text:span text:style-name="T1">VOTE 1168125065 Campaign:ssss_uk_02B Validity:during Choice:Matthew CONN:MIG01OU MSISDN:00777774259999 GUID:488680B1-3043-4932-8FD7-50E551E11B5E Shortcode:63334</text:span></text:p>
      <text:p text:style-name="P1"><text:span text:style-name="T1">VOTE 1168125065 Campaign:ssss_uk_02B Validity:during Choice:Leon CONN:MIG01XU MSISDN:00777774229999 GUID:CDC906FA-9A77-4CCE-BA85-7D0309263AF6 Shortcode:63334</text:span></text:p>
      <text:p text:style-name="P1"><text:span text:style-name="T1">VOTE 1168125065 Campaign:ssss_uk_02B Validity:during Choice:Leon CONN:MIG00VU MSISDN:00777777729999 GUID:BB1E8D61-548B-4C1D-9B03-CDA6209B3838 Shortcode:63334</text:span></text:p>
      <text:p text:style-name="P1"><text:span text:style-name="T1">VOTE 1168125065 Campaign:ssss_uk_02B Validity:during Choice:Leon CONN:MIG00VU MSISDN:00777774549999 GUID:A6FB464A-9514-4580-92D5-52F5FD215C7A Shortcode:63334</text:span></text:p>
      <text:p text:style-name="P1"><text:span text:style-name="T1">VOTE 1168125065 Campaign:ssss_uk_02B Validity:during Choice:Matthew CONN:MIG00VU MSISDN:00777776519999 GUID:3E4201A7-97C2-4A9B-981B-289323F2D3C2 Shortcode:63334</text:span></text:p>
      <text:p text:style-name="P1"><text:span text:style-name="T1">VOTE 1168125065 Campaign:ssss_uk_02B Validity:during Choice:Matthew CONN:MIG00VU MSISDN:00777770949999 GUID:8D8B015F-9B7A-460C-B866-55B2CD3ECE76 Shortcode:63334</text:span></text:p>
      <text:p text:style-name="P1"><text:span text:style-name="T1">VOTE 1168125066 Campaign:ssss_uk_02B Validity:during Choice:Matthew CONN:MIG01XU MSISDN:00777771319999 GUID:B93D15CE-1846-4675-B64D-626358817F7A Shortcode:63334</text:span></text:p>
      <text:p text:style-name="P1"><text:span text:style-name="T1">VOTE 1168125066 Campaign:ssss_uk_02B Validity:during Choice:Leon CONN:MIG01OU MSISDN:00777776539999 GUID:BEC5AE07-B60E-4702-A7A3-2DC97133A091 Shortcode:63334</text:span></text:p>
      <text:p text:style-name="P1"><text:span text:style-name="T1">VOTE 1168125066 Campaign:ssss_uk_02B Validity:during Choice:Leon CONN:MIG01XU MSISDN:00777773489999 GUID:0FD16570-804A-44CB-AB6C-9DFC3B1B0C78 Shortcode:63334</text:span></text:p>
      <text:p text:style-name="P1"><text:span text:style-name="T1">VOTE 1168125066 Campaign:ssss_uk_02B Validity:during Choice:Leon CONN:MIG00VU MSISDN:00777771819999 GUID:AE7FEBA0-603A-4DBF-83A9-B55BA070D399 Shortcode:63334</text:span></text:p>
      <text:p text:style-name="P1"><text:span text:style-name="T1">VOTE 1168125067 Campaign:ssss_uk_02B Validity:during Choice:Leon CONN:MIG01TU MSISDN:00777774749999 GUID:22FA3963-E6F8-4601-824E-C20651303369 Shortcode:63334</text:span></text:p>
      <text:p text:style-name="P1"><text:span text:style-name="T1">VOTE 1168125067 Campaign:ssss_uk_02B Validity:during Choice:Leon CONN:MIG01OU MSISDN:00777770079999 GUID:38467A28-AE0A-47BF-9841-B8E45CECEAFC Shortcode:63334</text:span></text:p>
      <text:p text:style-name="P1"><text:span text:style-name="T1">VOTE 1168125067 Campaign:ssss_uk_02B Validity:during Choice:Leon CONN:MIG00VU MSISDN:00777777539999 GUID:FC56DE68-C3A4-45DB-8D1E-C817F739DB6D Shortcode:63334</text:span></text:p>
      <text:p text:style-name="P1"><text:span text:style-name="T1">VOTE 1168125067 Campaign:ssss_uk_02B Validity:during Choice:Leon CONN:MIG01XU MSISDN:00777776669999 GUID:F4CB02F6-F890-48BE-A741-90320AC33405 Shortcode:63334</text:span></text:p>
      <text:p text:style-name="P1"><text:span text:style-name="T1">VOTE 1168125067 Campaign:ssss_uk_02B Validity:during Choice:Leon CONN:MIG00VU MSISDN:00777778139999 GUID:98CDEF8C-0B55-4BE7-B5B1-A213A34078AA Shortcode:63334</text:span></text:p>
      <text:p text:style-name="P1"><text:span text:style-name="T1">VOTE 1168125067 Campaign:ssss_uk_02B Validity:during Choice:Leon CONN:MIG01OU MSISDN:00777773159999 GUID:08D77C27-1445-43B2-8A8D-0F45284010F4 Shortcode:63334</text:span></text:p>
      <text:p text:style-name="P1"><text:span text:style-name="T1">VOTE 1168125067 Campaign:ssss_uk_02B Validity:during Choice:Matthew CONN:MIG01TU MSISDN:00777776519999 GUID:62AAF1F9-425D-4024-BA3A-DB242D48602E Shortcode:63334</text:span></text:p>
      <text:p text:style-name="P1"><text:span text:style-name="T1">VOTE 1168125067 Campaign:ssss_uk_02B Validity:during Choice:Matthew CONN:MIG01TU MSISDN:00777776029999 GUID:DCCF1F3D-CC4E-43C3-898C-247F074D304C Shortcode:63334</text:span></text:p>
      <text:p text:style-name="P1"><text:span text:style-name="T1">VOTE 1168125067 Campaign:ssss_uk_02B Validity:during Choice:Leon CONN:MIG01TU MSISDN:00777770329999 GUID:301B0E50-2784-41AA-AD2A-E69EA8C7D982 Shortcode:63334</text:span></text:p>
      <text:p text:style-name="P1"><text:span text:style-name="T1">VOTE 1168125067 Campaign:ssss_uk_02B Validity:during Choice:Leon CONN:MIG00VU MSISDN:00777775679999 GUID:373CA0C2-B176-4C9C-B9FE-29DE5D76B70A Shortcode:63334</text:span></text:p>
      <text:p text:style-name="P1"><text:span text:style-name="T1">VOTE 1168125068 Campaign:ssss_uk_02B Validity:during Choice:Matthew CONN:MIG01XU </text:span><text:soft-page-break/><text:span text:style-name="T1">MSISDN:00777772869999 GUID:B27B725E-8ED8-44D6-8AFC-54B15BE9D9E5 Shortcode:63334</text:span></text:p>
      <text:p text:style-name="P1"><text:span text:style-name="T1">VOTE 1168125068 Campaign:ssss_uk_02B Validity:during Choice:Leon CONN:MIG00VU MSISDN:00777778609999 GUID:870A3C09-EA96-45C3-BFE1-81F5649AC817 Shortcode:63334</text:span></text:p>
      <text:p text:style-name="P1"><text:span text:style-name="T1">VOTE 1168125067 Campaign:ssss_uk_02B Validity:during Choice:Leon CONN:MIG01TU MSISDN:00777779809999 GUID:85A8D250-A4A7-42F9-A16D-7DF6DD3B1777 Shortcode:63334</text:span></text:p>
      <text:p text:style-name="P1"><text:span text:style-name="T1">VOTE 1168125069 Campaign:ssss_uk_02B Validity:during Choice:Leon CONN:MIG01XU MSISDN:00777773809999 GUID:915563BB-4550-48F7-A2F5-2083448CA351 Shortcode:63334</text:span></text:p>
      <text:p text:style-name="P1"><text:span text:style-name="T1">VOTE 1168125069 Campaign:ssss_uk_02B Validity:during Choice:Leon CONN:MIG01HU MSISDN:00777777029999 GUID:8E4D5DCF-8303-4CB0-9635-869AA30AB3EE Shortcode:63334</text:span></text:p>
      <text:p text:style-name="P1"><text:span text:style-name="T1">VOTE 1168125069 Campaign:ssss_uk_02B Validity:during Choice:Leon CONN:MIG01XU MSISDN:00777773709999 GUID:5F23E3D5-0D22-4256-8E71-C62706F55B71 Shortcode:63334</text:span></text:p>
      <text:p text:style-name="P1"><text:span text:style-name="T1">VOTE 1168125069 Campaign:ssss_uk_02B Validity:during Choice:Matthew CONN:MIG00VU MSISDN:00777779539999 GUID:8682D963-D384-4DF2-A5A1-6D287A037D88 Shortcode:63334</text:span></text:p>
      <text:p text:style-name="P1"><text:span text:style-name="T1">VOTE 1168125070 Campaign:ssss_uk_02B Validity:during Choice:Leon CONN:MIG01HU MSISDN:00777777379999 GUID:9C73E1D3-1BC6-4E7B-A63F-3AD51EE5AB13 Shortcode:63334</text:span></text:p>
      <text:p text:style-name="P1"><text:span text:style-name="T1">VOTE 1168125070 Campaign:ssss_uk_02B Validity:during Choice:Leon CONN:MIG01OU MSISDN:00777771339999 GUID:0F1A4A73-A32C-45E1-BB61-1F99A90B7138 Shortcode:63334</text:span></text:p>
      <text:p text:style-name="P1"><text:span text:style-name="T1">VOTE 1168125070 Campaign:ssss_uk_02B Validity:during Choice:Leon CONN:MIG01TU MSISDN:00777771749999 GUID:6868C1FF-DC1A-4632-8D07-89BF9DDCA66E Shortcode:63334</text:span></text:p>
      <text:p text:style-name="P1"><text:span text:style-name="T1">VOTE 1168125070 Campaign:ssss_uk_02B Validity:during Choice:Leon CONN:MIG00VU MSISDN:00777775719999 GUID:CDF44750-45AA-4FD2-ACBB-FCFC1086595D Shortcode:63334</text:span></text:p>
      <text:p text:style-name="P1"><text:span text:style-name="T1">VOTE 1168125070 Campaign:ssss_uk_02B Validity:during Choice:Leon CONN:MIG01OU MSISDN:00777779719999 GUID:ADAA1154-C204-4078-B336-D928C6774E5A Shortcode:63334</text:span></text:p>
      <text:p text:style-name="P1"><text:span text:style-name="T1">VOTE 1168125070 Campaign:ssss_uk_02B Validity:during Choice:Leon CONN:MIG01TU MSISDN:00777779799999 GUID:D0AF0F2D-625F-45AA-B282-294D609C7B73 Shortcode:63334</text:span></text:p>
      <text:p text:style-name="P1"><text:span text:style-name="T1">VOTE 1168125070 Campaign:ssss_uk_02B Validity:during Choice:Matthew CONN:MIG01TU MSISDN:00777773749999 GUID:33B48D5D-0FE3-418F-B417-69A926F6BACF Shortcode:63334</text:span></text:p>
      <text:p text:style-name="P1"><text:span text:style-name="T1">VOTE 1168125070 Campaign:ssss_uk_02B Validity:during Choice:Leon CONN:MIG01TU MSISDN:00777776439999 GUID:31829FAC-9F06-4C25-9D7A-6208EC6946FE Shortcode:63334</text:span></text:p>
      <text:p text:style-name="P1"><text:span text:style-name="T1">VOTE 1168125070 Campaign:ssss_uk_02B Validity:during Choice:Leon CONN:MIG01TU MSISDN:00777772709999 GUID:5758F410-7D53-42FB-ADC0-2AF3A8E9557D Shortcode:63334</text:span></text:p>
      <text:p text:style-name="P1"><text:span text:style-name="T1">VOTE 1168125070 Campaign:ssss_uk_02B Validity:during Choice:Leon CONN:MIG01TU MSISDN:00777770859999 GUID:1E1D7E01-BBDF-4297-BC05-D1CB9A993EF7 Shortcode:63334</text:span></text:p>
      <text:p text:style-name="P1"><text:span text:style-name="T1">VOTE 1168125070 Campaign:ssss_uk_02B Validity:during Choice:Leon CONN:MIG00VU MSISDN:00777776509999 GUID:988547A8-B882-4CE9-9B39-A9BB255E1F7E Shortcode:63334</text:span></text:p>
      <text:p text:style-name="P1"><text:span text:style-name="T1">VOTE 1168125070 Campaign:ssss_uk_02B Validity:during Choice:Leon CONN:MIG01OU MSISDN:00777779079999 GUID:95A0B13B-00E0-4DC3-A84A-A25734B2B473 Shortcode:63334</text:span></text:p>
      <text:p text:style-name="P1"><text:span text:style-name="T1">VOTE 1168125071 Campaign:ssss_uk_02B Validity:during Choice:Matthew CONN:MIG00VU MSISDN:00777779949999 GUID:9D22E551-2DA8-4BBD-A303-120645905334 Shortcode:63334</text:span></text:p>
      <text:p text:style-name="P1"><text:span text:style-name="T1">VOTE 1168125071 Campaign:ssss_uk_02B Validity:during Choice:Matthew CONN:MIG01OU MSISDN:00777776139999 GUID:8053029E-2513-4B7A-88D6-0CC927A0BBC9 Shortcode:63334</text:span></text:p>
      <text:p text:style-name="P1"><text:span text:style-name="T1">VOTE 1168125071 Campaign:ssss_uk_02B Validity:during Choice:Leon CONN:MIG01HU MSISDN:00777777379999 GUID:FD783A88-3E3F-451C-B329-8931892D6866 Shortcode:63334</text:span></text:p>
      <text:p text:style-name="P1"><text:span text:style-name="T1">VOTE 1168125071 Campaign:ssss_uk_02B Validity:during Choice:Leon CONN:MIG00VU MSISDN:00777778929999 GUID:4D4D85C0-FD36-44D0-84C7-4232C4081046 Shortcode:63334</text:span></text:p>
      <text:p text:style-name="P1"><text:span text:style-name="T1">VOTE 1168125071 Campaign:ssss_uk_02B Validity:during Choice:Leon CONN:MIG00VU MSISDN:00777776529999 GUID:193AD68A-BAAA-4C26-81AF-B09B0F6F47BF Shortcode:63334</text:span></text:p>
      <text:p text:style-name="P1"><text:span text:style-name="T1">VOTE 1168125071 Campaign:ssss_uk_02B Validity:during Choice:Leon CONN:MIG01OU MSISDN:00777770999999 GUID:71936AC8-B679-449A-A3BC-CF7737B8FC26 Shortcode:63334</text:span></text:p>
      <text:p text:style-name="P1"><text:span text:style-name="T1">VOTE 1168125071 Campaign:ssss_uk_02B Validity:during Choice:Leon CONN:MIG01OU MSISDN:00777776029999 GUID:B67A392C-DE12-48D6-9DB0-210EF9D557C2 Shortcode:63334</text:span></text:p>
      <text:p text:style-name="P1"><text:span text:style-name="T1">VOTE 1168125071 Campaign:ssss_uk_02B Validity:during Choice:Matthew CONN:MIG01XU MSISDN:00777776149999 GUID:10369B39-53A3-4F86-9A47-5A2B8A3FE053 Shortcode:63334</text:span></text:p>
      <text:p text:style-name="P1"><text:span text:style-name="T1">VOTE 1168125072 Campaign:ssss_uk_02B Validity:during Choice:Leon CONN:MIG00VU MSISDN:00777777769999 GUID:66EAAB0A-103D-49B7-B52B-A6A7A12A6553 Shortcode:63334</text:span></text:p>
      <text:p text:style-name="P1"><text:span text:style-name="T1">VOTE 1168125072 Campaign:ssss_uk_02B Validity:during Choice:Leon CONN:MIG01HU MSISDN:00777775619999 GUID:3DC4F6B8-02EE-478E-877C-8ACBB9391986 Shortcode:63334</text:span></text:p>
      <text:p text:style-name="P1"><text:span text:style-name="T1">VOTE 1168125072 Campaign:ssss_uk_02B Validity:during Choice:Leon CONN:MIG01OU MSISDN:00777772839999 GUID:3020E5BD-3B27-4A12-BA31-53A8BE283BD0 Shortcode:63334</text:span></text:p>
      <text:p text:style-name="P1"><text:span text:style-name="T1">VOTE 1168125072 Campaign:ssss_uk_02B Validity:during Choice:Matthew CONN:MIG00VU MSISDN:00777775339999 GUID:C84540C9-2EDA-4EB2-89C3-29BB360215D7 Shortcode:63334</text:span></text:p>
      <text:p text:style-name="P1"><text:span text:style-name="T1">VOTE 1168125073 Campaign:ssss_uk_02B Validity:during Choice:Matthew CONN:MIG00VU </text:span><text:soft-page-break/><text:span text:style-name="T1">MSISDN:00777775159999 GUID:4821397A-DBA3-4B85-A351-3830F5BFC5B3 Shortcode:63334</text:span></text:p>
      <text:p text:style-name="P1"><text:span text:style-name="T1">VOTE 1168125073 Campaign:ssss_uk_02B Validity:during Choice:Leon CONN:MIG01OU MSISDN:00777775129999 GUID:A36640E6-82C1-4585-AC15-5F7E13FCBD60 Shortcode:63334</text:span></text:p>
      <text:p text:style-name="P1"><text:span text:style-name="T1">VOTE 1168125073 Campaign:ssss_uk_02B Validity:during Choice:Leon CONN:MIG01TU MSISDN:00777773629999 GUID:1FBAE3CC-42F8-47D1-87BB-F0CB470C8185 Shortcode:63334</text:span></text:p>
      <text:p text:style-name="P1"><text:span text:style-name="T1">VOTE 1168125073 Campaign:ssss_uk_02B Validity:during Choice:Matthew CONN:MIG01TU MSISDN:00777771009999 GUID:7782E96A-C5BA-4ED2-BF08-4D250C1FA72A Shortcode:63334</text:span></text:p>
      <text:p text:style-name="P1"><text:span text:style-name="T1">VOTE 1168125073 Campaign:ssss_uk_02B Validity:during Choice:Leon CONN:MIG01TU MSISDN:00777770979999 GUID:435F7F9D-DFFC-490F-8E8D-FC8E456D9C7D Shortcode:63334</text:span></text:p>
      <text:p text:style-name="P1"><text:span text:style-name="T1">VOTE 1168125073 Campaign:ssss_uk_02B Validity:during Choice:Leon CONN:MIG00VU MSISDN:00777776419999 GUID:1187A317-8F84-43F1-B717-A2E72937D9A6 Shortcode:63334</text:span></text:p>
      <text:p text:style-name="P1"><text:span text:style-name="T1">VOTE 1168125074 Campaign:ssss_uk_02B Validity:during Choice:Leon CONN:MIG01OU MSISDN:00777772579999 GUID:F71B2E24-AF4C-462C-B0BD-E22308F15B0B Shortcode:63334</text:span></text:p>
      <text:p text:style-name="P1"><text:span text:style-name="T1">VOTE 1168125073 Campaign:ssss_uk_02B Validity:during Choice:Leon CONN:MIG01HU MSISDN:00777773039999 GUID:7861276C-5030-4953-87F2-7C582767DF56 Shortcode:63334</text:span></text:p>
      <text:p text:style-name="P1"><text:span text:style-name="T1">VOTE 1168125074 Campaign:ssss_uk_02B Validity:during Choice:Leon CONN:MIG00VU MSISDN:00777777649999 GUID:56FA8311-1A46-402F-8E9D-B0E88CE439FC Shortcode:63334</text:span></text:p>
      <text:p text:style-name="P1"><text:span text:style-name="T1">VOTE 1168125074 Campaign:ssss_uk_02B Validity:during Choice:Matthew CONN:MIG00VU MSISDN:00777779489999 GUID:423168A4-AA86-441F-A878-AA0E2EE47BE5 Shortcode:63334</text:span></text:p>
      <text:p text:style-name="P1"><text:span text:style-name="T1">VOTE 1168125074 Campaign:ssss_uk_02B Validity:during Choice:Leon CONN:MIG01XU MSISDN:00777771379999 GUID:33D886A5-663B-4FA9-B2EF-73BB482693F1 Shortcode:63334</text:span></text:p>
      <text:p text:style-name="P1"><text:span text:style-name="T1">VOTE 1168125074 Campaign:ssss_uk_02B Validity:during Choice:Leon CONN:MIG01XU MSISDN:00777771369999 GUID:183A9309-CBEC-4F08-BE31-E77BA1DF3239 Shortcode:63334</text:span></text:p>
      <text:p text:style-name="P1"><text:span text:style-name="T1">VOTE 1168125074 Campaign:ssss_uk_02B Validity:during Choice:Leon CONN:MIG00VU MSISDN:00777777659999 GUID:04C56F16-FD61-410A-B9C9-7E2AE3B263D7 Shortcode:63334</text:span></text:p>
      <text:p text:style-name="P1"><text:span text:style-name="T1">VOTE 1168125074 Campaign:ssss_uk_02B Validity:during Choice:Matthew CONN:MIG00VU MSISDN:00777770159999 GUID:6836D42A-6CC5-4EE4-BD3A-93A6AB6F99C3 Shortcode:63334</text:span></text:p>
      <text:p text:style-name="P1"><text:span text:style-name="T1">VOTE 1168125074 Campaign:ssss_uk_02B Validity:during Choice:Leon CONN:MIG00VU MSISDN:00777777309999 GUID:DD1A9F16-DE8C-4E26-9B6C-1B413BF182A9 Shortcode:63334</text:span></text:p>
      <text:p text:style-name="P1"><text:span text:style-name="T1">VOTE 1168125075 Campaign:ssss_uk_02B Validity:during Choice:Leon CONN:MIG00VU MSISDN:00777770849999 GUID:90D3C257-496D-48D3-BC98-0B4466D1916E Shortcode:63334</text:span></text:p>
      <text:p text:style-name="P1"><text:span text:style-name="T1">VOTE 1168125075 Campaign:ssss_uk_02B Validity:during Choice:Leon CONN:MIG00VU MSISDN:00777774599999 GUID:A99A1B0E-B812-4224-A5EF-888DD0566223 Shortcode:63334</text:span></text:p>
      <text:p text:style-name="P1"><text:span text:style-name="T1">VOTE 1168125075 Campaign:ssss_uk_02B Validity:during Choice:Leon CONN:MIG01OU MSISDN:00777777899999 GUID:9DEF0F3B-9E84-44AD-A722-DFAD3BF986D5 Shortcode:63334</text:span></text:p>
      <text:p text:style-name="P1"><text:span text:style-name="T1">VOTE 1168125076 Campaign:ssss_uk_02B Validity:during Choice:Leon CONN:MIG01XU MSISDN:00777778509999 GUID:64171F8A-53B5-4805-B0BA-959A9E471812 Shortcode:63334</text:span></text:p>
      <text:p text:style-name="P1"><text:span text:style-name="T1">VOTE 1168125076 Campaign:ssss_uk_02B Validity:during Choice:Matthew CONN:MIG01OU MSISDN:00777778119999 GUID:4C5AB116-DAB5-44AF-9065-7FD756CA137A Shortcode:63334</text:span></text:p>
      <text:p text:style-name="P1"><text:span text:style-name="T1">VOTE 1168125076 Campaign:ssss_uk_02B Validity:during Choice:Leon CONN:MIG01TU MSISDN:00777779409999 GUID:9CB4EE9D-898B-4C95-BDC2-38CC33881F81 Shortcode:63334</text:span></text:p>
      <text:p text:style-name="P1"><text:span text:style-name="T1">VOTE 1168125076 Campaign:ssss_uk_02B Validity:during Choice:Matthew CONN:MIG01TU MSISDN:00777774219999 GUID:664338BF-0731-4017-86C9-E9C8E073BFD2 Shortcode:63334</text:span></text:p>
      <text:p text:style-name="P1"><text:span text:style-name="T1">VOTE 1168125076 Campaign:ssss_uk_02B Validity:during Choice:Leon CONN:MIG01TU MSISDN:00777772069999 GUID:23FD0C34-7F05-4E08-9CFF-CFB7A434B678 Shortcode:63334</text:span></text:p>
      <text:p text:style-name="P1"><text:span text:style-name="T1">VOTE 1168125076 Campaign:ssss_uk_02B Validity:during Choice:Matthew CONN:MIG01TU MSISDN:00777776219999 GUID:16209AFF-49B0-4A3F-B334-74B6823355F2 Shortcode:63334</text:span></text:p>
      <text:p text:style-name="P1"><text:span text:style-name="T1">VOTE 1168125076 Campaign:ssss_uk_02B Validity:during Choice:Leon CONN:MIG01TU MSISDN:00777775419999 GUID:64EBB7AF-4B39-4116-B506-ED3A0D68E7DA Shortcode:63334</text:span></text:p>
      <text:p text:style-name="P1"><text:span text:style-name="T1">VOTE 1168125076 Campaign:ssss_uk_02B Validity:during Choice:Leon CONN:MIG01TU MSISDN:00777771589999 GUID:2BAED407-608B-44D2-BF6F-97EB92D3C1CD Shortcode:63334</text:span></text:p>
      <text:p text:style-name="P1"><text:span text:style-name="T1">VOTE 1168125077 Campaign:ssss_uk_02B Validity:during Choice:Matthew CONN:MIG00VU MSISDN:00777778769999 GUID:EA7E2B3E-3E95-4A8C-B8E8-6E76429CC424 Shortcode:63334</text:span></text:p>
      <text:p text:style-name="P1"><text:span text:style-name="T1">VOTE 1168125077 Campaign:ssss_uk_02B Validity:during Choice:Leon CONN:MIG00VU MSISDN:00777779699999 GUID:52230923-4FFD-4A4F-B5F7-FC2B49530875 Shortcode:63334</text:span></text:p>
      <text:p text:style-name="P1"><text:span text:style-name="T1">VOTE 1168125077 Campaign:ssss_uk_02B Validity:during Choice:Leon CONN:MIG00VU MSISDN:00777773399999 GUID:C742F7ED-9DAC-4807-8FFD-F4ED484A0A30 Shortcode:63334</text:span></text:p>
      <text:p text:style-name="P1"><text:span text:style-name="T1">VOTE 1168125077 Campaign:ssss_uk_02B Validity:during Choice:Leon CONN:MIG01XU MSISDN:00777774619999 GUID:4FFE1817-ACCD-4DBC-A9BF-421FB90E2A7D Shortcode:63334</text:span></text:p>
      <text:p text:style-name="P1"><text:span text:style-name="T1">VOTE 1168125078 Campaign:ssss_uk_02B Validity:during Choice:Leon CONN:MIG00VU MSISDN:00777779839999 GUID:2937B05D-ED7F-4A8D-89EB-8240BD17DF59 Shortcode:63334</text:span></text:p>
      <text:p text:style-name="P1"><text:span text:style-name="T1">VOTE 1168125078 Campaign:ssss_uk_02B Validity:during Choice:Leon CONN:MIG01OU </text:span><text:soft-page-break/><text:span text:style-name="T1">MSISDN:00777779859999 GUID:EA1FF11C-550F-4784-B8B4-4BBC763CE2F6 Shortcode:63334</text:span></text:p>
      <text:p text:style-name="P1"><text:span text:style-name="T1">VOTE 1168125078 Campaign:ssss_uk_02B Validity:during Choice:Matthew CONN:MIG01OU MSISDN:00777777879999 GUID:6F9016C3-DD6A-469C-8FB1-501A6D11B882 Shortcode:63334</text:span></text:p>
      <text:p text:style-name="P1"><text:span text:style-name="T1">VOTE 1168125078 Campaign:ssss_uk_02B Validity:during Choice:Matthew CONN:MIG01XU MSISDN:00777772039999 GUID:9E41E837-F4F5-48E9-B5D6-49F1CC6B9759 Shortcode:63334</text:span></text:p>
      <text:p text:style-name="P1"><text:span text:style-name="T1">VOTE 1168125079 Campaign:ssss_uk_02B Validity:during Choice:Leon CONN:MIG01TU MSISDN:00777773149999 GUID:9C6B4424-B564-4489-AFF1-20F8B152F547 Shortcode:63334</text:span></text:p>
      <text:p text:style-name="P1"><text:span text:style-name="T1">VOTE 1168125079 Campaign:ssss_uk_02B Validity:during Choice:Matthew CONN:MIG01TU MSISDN:00777779039999 GUID:5248C551-8F1C-454C-85A8-E7D7486BB479 Shortcode:63334</text:span></text:p>
      <text:p text:style-name="P1"><text:span text:style-name="T1">VOTE 1168125079 Campaign:ssss_uk_02B Validity:during Choice:Leon CONN:MIG00VU MSISDN:00777776069999 GUID:22B80B9B-5AB6-4D98-8389-2B63B0C0D85C Shortcode:63334</text:span></text:p>
      <text:p text:style-name="P1"><text:span text:style-name="T1">VOTE 1168125080 Campaign:ssss_uk_02B Validity:during Choice:Matthew CONN:MIG00VU MSISDN:00777770579999 GUID:E0A4E105-3ADF-477A-B7DF-21E46BE56664 Shortcode:63334</text:span></text:p>
      <text:p text:style-name="P1"><text:span text:style-name="T1">VOTE 1168125080 Campaign:ssss_uk_02B Validity:during Choice:Leon CONN:MIG01XU MSISDN:00777771149999 GUID:81544FCF-F660-495A-BD83-0D86F9AC670C Shortcode:63334</text:span></text:p>
      <text:p text:style-name="P1"><text:span text:style-name="T1">VOTE 1168125080 Campaign:ssss_uk_02B Validity:during Choice:Leon CONN:MIG01OU MSISDN:00777777539999 GUID:E4161EB6-FEF4-4880-9C86-C98664FFEFE8 Shortcode:63334</text:span></text:p>
      <text:p text:style-name="P1"><text:span text:style-name="T1">VOTE 1168125080 Campaign:ssss_uk_02B Validity:during Choice:Leon CONN:MIG00VU MSISDN:00777776289999 GUID:091A9DDF-156F-4AEA-B4DC-1F14CA48D2E0 Shortcode:63334</text:span></text:p>
      <text:p text:style-name="P1"><text:span text:style-name="T1">VOTE 1168125080 Campaign:ssss_uk_02B Validity:during Choice:Leon CONN:MIG00VU MSISDN:00777779519999 GUID:364815B1-A9F0-4AAB-8AC9-9C9881968BF1 Shortcode:63334</text:span></text:p>
      <text:p text:style-name="P1"><text:span text:style-name="T1">VOTE 1168125080 Campaign:ssss_uk_02B Validity:during Choice:Leon CONN:MIG01OU MSISDN:00777774359999 GUID:76FF17C9-5C5A-4AC4-96D5-B264D3A3E3CD Shortcode:63334</text:span></text:p>
      <text:p text:style-name="P1"><text:span text:style-name="T1">VOTE 1168125081 Campaign:ssss_uk_02B Validity:during Choice:Matthew CONN:MIG01OU MSISDN:00777771009999 GUID:26AECFF5-9274-4E61-B9E9-F841142DD0FE Shortcode:63334</text:span></text:p>
      <text:p text:style-name="P1"><text:span text:style-name="T1">VOTE 1168125081 Campaign:ssss_uk_02B Validity:during Choice:Leon CONN:MIG00VU MSISDN:00777778489999 GUID:095E0455-22D8-4411-B04A-0ADC90F151B4 Shortcode:63334</text:span></text:p>
      <text:p text:style-name="P1"><text:span text:style-name="T1">VOTE 1168125081 Campaign:ssss_uk_02B Validity:during Choice:Leon CONN:MIG01XU MSISDN:00777773999999 GUID:3CE0056F-4342-40EC-B6BF-5A90ACEC1D68 Shortcode:63334</text:span></text:p>
      <text:p text:style-name="P1"><text:span text:style-name="T1">VOTE 1168125081 Campaign:ssss_uk_02B Validity:during Choice:Leon CONN:MIG01OU MSISDN:00777777669999 GUID:9E8B5D89-DE31-4440-8A21-6AB132597C13 Shortcode:63334</text:span></text:p>
      <text:p text:style-name="P1"><text:span text:style-name="T1">VOTE 1168125082 Campaign:ssss_uk_02B Validity:during Choice:Matthew CONN:MIG01TU MSISDN:00777770749999 GUID:ABBB9E6D-F99D-4498-BF8F-FD14512A2B68 Shortcode:63334</text:span></text:p>
      <text:p text:style-name="P1"><text:span text:style-name="T1">VOTE 1168125082 Campaign:ssss_uk_02B Validity:during Choice:Matthew CONN:MIG01TU MSISDN:00777775899999 GUID:7D7A55C9-C659-462A-87A3-4A7F3B47406A Shortcode:63334</text:span></text:p>
      <text:p text:style-name="P1"><text:span text:style-name="T1">VOTE 1168125082 Campaign:ssss_uk_02B Validity:during Choice:Leon CONN:MIG01TU MSISDN:00777778209999 GUID:5F8304F0-C5D6-437E-B4A2-1CA26C8F1838 Shortcode:63334</text:span></text:p>
      <text:p text:style-name="P1"><text:span text:style-name="T1">VOTE 1168125082 Campaign:ssss_uk_02B Validity:during Choice:Leon CONN:MIG00VU MSISDN:00777777579999 GUID:2BDAA2E3-3F71-4C28-9A3F-68AFEEABBAB6 Shortcode:63334</text:span></text:p>
      <text:p text:style-name="P1"><text:span text:style-name="T1">VOTE 1168125083 Campaign:ssss_uk_02B Validity:during Choice:Matthew CONN:MIG01XU MSISDN:00777775169999 GUID:80F288BF-036F-4AD1-BD76-94852356B38A Shortcode:63334</text:span></text:p>
      <text:p text:style-name="P1"><text:span text:style-name="T1">VOTE 1168125083 Campaign:ssss_uk_02B Validity:during Choice:Leon CONN:MIG00VU MSISDN:00777770549999 GUID:03B846CE-EF93-43A8-8FE5-7D9EBAEA1933 Shortcode:63334</text:span></text:p>
      <text:p text:style-name="P1"><text:span text:style-name="T1">VOTE 1168125083 Campaign:ssss_uk_02B Validity:during Choice:Leon CONN:MIG00VU MSISDN:00777775659999 GUID:EFAEC953-DD60-4687-BD51-73AAE58641D3 Shortcode:63334</text:span></text:p>
      <text:p text:style-name="P1"><text:span text:style-name="T1">VOTE 1168125083 Campaign:ssss_uk_02B Validity:during Choice:Leon CONN:MIG01OU MSISDN:00777772839999 GUID:1B140CF3-3829-4158-B517-7DC1E131C9F1 Shortcode:63334</text:span></text:p>
      <text:p text:style-name="P1"><text:span text:style-name="T1">VOTE 1168125083 Campaign:ssss_uk_02B Validity:during Choice:Leon CONN:MIG00VU MSISDN:00777779899999 GUID:285D3870-CC87-4EBD-9D9D-210D6A629995 Shortcode:63334</text:span></text:p>
      <text:p text:style-name="P1"><text:span text:style-name="T1">VOTE 1168125084 Campaign:ssss_uk_02B Validity:during Choice:Matthew CONN:MIG01OU MSISDN:00777776889999 GUID:CCCC13D1-3768-4CAA-B19C-C2D005AC5BE1 Shortcode:63334</text:span></text:p>
      <text:p text:style-name="P1"><text:span text:style-name="T1">VOTE 1168125084 Campaign:ssss_uk_02B Validity:during Choice:Leon CONN:MIG01OU MSISDN:00777770859999 GUID:876F815B-7436-496B-A41D-2E3620E7D2C5 Shortcode:63334</text:span></text:p>
      <text:p text:style-name="P1"><text:span text:style-name="T1">VOTE 1168125084 Campaign:ssss_uk_02B Validity:during Choice:Leon CONN:MIG00VU MSISDN:00777770749999 GUID:6A8ADEB3-78F0-4716-88CE-8B276B5B82AD Shortcode:63334</text:span></text:p>
      <text:p text:style-name="P1"><text:span text:style-name="T1">VOTE 1168125084 Campaign:ssss_uk_02B Validity:during Choice:Leon CONN:MIG01XU MSISDN:00777776599999 GUID:0B951F10-0BA2-438B-B1F7-1EA790181BED Shortcode:63334</text:span></text:p>
      <text:p text:style-name="P1"><text:span text:style-name="T1">VOTE 1168125085 Campaign:ssss_uk_02B Validity:during Choice:Leon CONN:MIG00VU MSISDN:00777770879999 GUID:9DECCCBD-8DDE-41C0-A4EC-9A0018CF862E Shortcode:63334</text:span></text:p>
      <text:p text:style-name="P1"><text:span text:style-name="T1">VOTE 1168125085 Campaign:ssss_uk_02B Validity:during Choice:Leon CONN:MIG01TU MSISDN:00777770299999 GUID:E79B12E4-D8E6-4158-914E-EC4D0A8BAB34 Shortcode:63334</text:span></text:p>
      <text:p text:style-name="P1"><text:span text:style-name="T1">VOTE 1168125085 Campaign:ssss_uk_02B Validity:during Choice:Matthew CONN:MIG01HU </text:span><text:soft-page-break/><text:span text:style-name="T1">MSISDN:00777778389999 GUID:6BA28CC3-A18C-4A6F-A848-AE510957D584 Shortcode:63334</text:span></text:p>
      <text:p text:style-name="P1"><text:span text:style-name="T1">VOTE 1168125085 Campaign:ssss_uk_02B Validity:during Choice:Leon CONN:MIG01HU MSISDN:00777776979999 GUID:6003EFDA-CB06-4EBC-A89A-1CE4F24C4B83 Shortcode:63334</text:span></text:p>
      <text:p text:style-name="P1"><text:span text:style-name="T1">VOTE 1168125086 Campaign:ssss_uk_02B Validity:during Choice:Matthew CONN:MIG01XU MSISDN:00777772179999 GUID:5DFD010C-AC99-4538-A650-F9941A50A935 Shortcode:63334</text:span></text:p>
      <text:p text:style-name="P1"><text:span text:style-name="T1">VOTE 1168125086 Campaign:ssss_uk_02B Validity:during Choice:Leon CONN:MIG00VU MSISDN:00777778869999 GUID:57AD24CA-CE34-46B2-A175-114515D60A32 Shortcode:63334</text:span></text:p>
      <text:p text:style-name="P1"><text:span text:style-name="T1">VOTE 1168125086 Campaign:ssss_uk_02B Validity:during Choice:Leon CONN:MIG00VU MSISDN:00777778799999 GUID:41DAED8D-77F1-43A9-A2CC-89CD428803D1 Shortcode:63334</text:span></text:p>
      <text:p text:style-name="P1"><text:span text:style-name="T1">VOTE 1168125087 Campaign:ssss_uk_02B Validity:during Choice:Leon CONN:MIG01OU MSISDN:00777770309999 GUID:F850F51A-49EE-46FF-B0D5-725A1D8C8FF1 Shortcode:63334</text:span></text:p>
      <text:p text:style-name="P1"><text:span text:style-name="T1">VOTE 1168125087 Campaign:ssss_uk_02B Validity:during Choice:Leon CONN:MIG00VU MSISDN:00777775849999 GUID:0CBF04F8-4698-484F-9A01-97E998FB08A8 Shortcode:63334</text:span></text:p>
      <text:p text:style-name="P1"><text:span text:style-name="T1">VOTE 1168125087 Campaign:ssss_uk_02B Validity:during Choice:Leon CONN:MIG00VU MSISDN:00777773679999 GUID:EDA13640-5EB7-410E-BEE7-644A18534E38 Shortcode:63334</text:span></text:p>
      <text:p text:style-name="P1"><text:span text:style-name="T1">VOTE 1168125087 Campaign:ssss_uk_02B Validity:during Choice:Leon CONN:MIG00VU MSISDN:00777777879999 GUID:451C1B18-4D5A-4698-B2EE-97A8FD4CC6B7 Shortcode:63334</text:span></text:p>
      <text:p text:style-name="P1"><text:span text:style-name="T1">VOTE 1168125087 Campaign:ssss_uk_02B Validity:during Choice:Matthew CONN:MIG01OU MSISDN:00777772949999 GUID:F75DB9BB-4DA9-4ABA-AC82-BFD5C6704871 Shortcode:63334</text:span></text:p>
      <text:p text:style-name="P1"><text:span text:style-name="T1">VOTE 1168125088 Campaign:ssss_uk_02B Validity:during Choice:Matthew CONN:MIG00VU MSISDN:00777778469999 GUID:053D6316-85A7-4078-9965-9743C1529931 Shortcode:63334</text:span></text:p>
      <text:p text:style-name="P1"><text:span text:style-name="T1">VOTE 1168125088 Campaign:ssss_uk_02B Validity:during Choice:Leon CONN:MIG01TU MSISDN:00777771209999 GUID:BC1940C4-4B1B-4AF2-AF9B-2EAE5E6C10B7 Shortcode:63334</text:span></text:p>
      <text:p text:style-name="P1"><text:span text:style-name="T1">VOTE 1168125088 Campaign:ssss_uk_02B Validity:during Choice:Leon CONN:MIG01TU MSISDN:00777770669999 GUID:E040A918-D896-42CA-8F63-A6349B9516F9 Shortcode:63334</text:span></text:p>
      <text:p text:style-name="P1"><text:span text:style-name="T1">VOTE 1168125089 Campaign:ssss_uk_02B Validity:during Choice:Matthew CONN:MIG01OU MSISDN:00777774119999 GUID:70F892DC-1B9B-4659-8709-C0E218E70ADB Shortcode:63334</text:span></text:p>
      <text:p text:style-name="P1"><text:span text:style-name="T1">VOTE 1168125089 Campaign:ssss_uk_02B Validity:during Choice:Matthew CONN:MIG00VU MSISDN:00777776179999 GUID:C7A78628-6B8A-4E0F-AF32-545BFD8E9FA5 Shortcode:63334</text:span></text:p>
      <text:p text:style-name="P1"><text:span text:style-name="T1">VOTE 1168125090 Campaign:ssss_uk_02B Validity:during Choice:Leon CONN:MIG01XU MSISDN:00777773989999 GUID:79DAA2EA-8E32-4B05-B2CD-4F8AFB7B9611 Shortcode:63334</text:span></text:p>
      <text:p text:style-name="P1"><text:span text:style-name="T1">VOTE 1168125090 Campaign:ssss_uk_02B Validity:during Choice:Leon CONN:MIG00VU MSISDN:00777771809999 GUID:4A5575D5-1B19-4255-A651-DE4EE15F40D9 Shortcode:63334</text:span></text:p>
      <text:p text:style-name="P1"><text:span text:style-name="T1">VOTE 1168125090 Campaign:ssss_uk_02B Validity:during Choice:Leon CONN:MIG01OU MSISDN:00777770179999 GUID:3519AFAA-9BFD-4A34-B791-167D366FC882 Shortcode:63334</text:span></text:p>
      <text:p text:style-name="P1"><text:span text:style-name="T1">VOTE 1168125090 Campaign:ssss_uk_02B Validity:during Choice:Leon CONN:MIG00VU MSISDN:00777775059999 GUID:7427B552-CCF2-4B02-82F3-A4915ED86A65 Shortcode:63334</text:span></text:p>
      <text:p text:style-name="P1"><text:span text:style-name="T1">VOTE 1168125091 Campaign:ssss_uk_02B Validity:during Choice:Leon CONN:MIG01HU MSISDN:00777778259999 GUID:20E8FEC0-130D-411A-8B6A-A6F3D121E0CA Shortcode:63334</text:span></text:p>
      <text:p text:style-name="P1"><text:span text:style-name="T1">VOTE 1168125092 Campaign:ssss_uk_02B Validity:during Choice:Leon CONN:MIG00VU MSISDN:00777772609999 GUID:4E07E9E1-2720-4928-AD14-D2FDB5E1140F Shortcode:63334</text:span></text:p>
      <text:p text:style-name="P1"><text:span text:style-name="T1">VOTE 1168125092 Campaign:ssss_uk_02B Validity:during Choice:Leon CONN:MIG01XU MSISDN:00777772869999 GUID:E02410D4-40FD-4076-A256-9B2295A79167 Shortcode:63334</text:span></text:p>
      <text:p text:style-name="P1"><text:span text:style-name="T1">VOTE 1168125092 Campaign:ssss_uk_02B Validity:during Choice:Leon CONN:MIG01HU MSISDN:00777777399999 GUID:52664245-C161-4DBA-8A4B-00C23335B6B7 Shortcode:63334</text:span></text:p>
      <text:p text:style-name="P1"><text:span text:style-name="T1">VOTE 1168125093 Campaign:ssss_uk_02B Validity:during Choice:Matthew CONN:MIG00VU MSISDN:00777771829999 GUID:1233A51D-C346-4F16-8D07-7473429FAEC1 Shortcode:63334</text:span></text:p>
      <text:p text:style-name="P1"><text:span text:style-name="T1">VOTE 1168125093 Campaign:ssss_uk_02B Validity:during Choice:Leon CONN:MIG00VU MSISDN:00777778279999 GUID:67F874C4-0F77-462D-8F3E-AE9C3C4BDC83 Shortcode:63334</text:span></text:p>
      <text:p text:style-name="P1"><text:span text:style-name="T1">VOTE 1168125094 Campaign:ssss_uk_02B Validity:during Choice:Matthew CONN:MIG01XU MSISDN:00777776269999 GUID:483742EB-28F9-425F-9E3D-062BEF2A710D Shortcode:63334</text:span></text:p>
      <text:p text:style-name="P1"><text:span text:style-name="T1">VOTE 1168125094 Campaign:ssss_uk_02B Validity:during Choice:Leon CONN:MIG01TU MSISDN:00777770469999 GUID:695B3048-4734-4C8B-AD75-71E5B27B0883 Shortcode:63334</text:span></text:p>
      <text:p text:style-name="P1"><text:span text:style-name="T1">VOTE 1168125094 Campaign:ssss_uk_02B Validity:during Choice:Leon CONN:MIG01TU MSISDN:00777779299999 GUID:E0F40155-569E-4A5D-86EE-5C99CA6FDF9C Shortcode:63334</text:span></text:p>
      <text:p text:style-name="P1"><text:span text:style-name="T1">VOTE 1168125094 Campaign:ssss_uk_02B Validity:during Choice:Matthew CONN:MIG01TU MSISDN:00777773609999 GUID:5E0A87CD-0C4C-4546-A214-C01A0921B981 Shortcode:63334</text:span></text:p>
      <text:p text:style-name="P1"><text:span text:style-name="T1">VOTE 1168125095 Campaign:ssss_uk_02B Validity:during Choice:Leon CONN:MIG01OU MSISDN:00777770049999 GUID:53FA0569-C9D8-4BBB-8476-BAC6843CD323 Shortcode:63334</text:span></text:p>
      <text:p text:style-name="P1"><text:span text:style-name="T1">VOTE 1168125095 Campaign:ssss_uk_02B Validity:during Choice:Matthew CONN:MIG00VU MSISDN:00777771299999 GUID:EB7805CD-6FD5-44EB-82FA-0CD00F509DB8 Shortcode:63334</text:span></text:p>
      <text:p text:style-name="P1"><text:span text:style-name="T1">VOTE 1168125095 Campaign:ssss_uk_02B Validity:during Choice:Leon CONN:MIG01OU </text:span><text:soft-page-break/><text:span text:style-name="T1">MSISDN:00777773629999 GUID:A8E5F7D9-83DE-4329-A2D9-161F67E55E38 Shortcode:63334</text:span></text:p>
      <text:p text:style-name="P1"><text:span text:style-name="T1">VOTE 1168125095 Campaign:ssss_uk_02B Validity:during Choice:Matthew CONN:MIG01XU MSISDN:00777774999999 GUID:02EA394C-95D5-4B5E-A2BD-22DE75B3C4D5 Shortcode:63334</text:span></text:p>
      <text:p text:style-name="P1"><text:span text:style-name="T1">VOTE 1168125097 Campaign:ssss_uk_02B Validity:during Choice:Leon CONN:MIG01OU MSISDN:00777778739999 GUID:E2E99C8D-E3F7-49F9-A59C-6869D91E0A83 Shortcode:63334</text:span></text:p>
      <text:p text:style-name="P1"><text:span text:style-name="T1">VOTE 1168125097 Campaign:ssss_uk_02B Validity:during Choice:Matthew CONN:MIG01OU MSISDN:00777776099999 GUID:CDD7C912-FFFA-44F3-8CDF-D018064B007F Shortcode:63334</text:span></text:p>
      <text:p text:style-name="P1"><text:span text:style-name="T1">VOTE 1168125097 Campaign:ssss_uk_02B Validity:during Choice:Leon CONN:MIG01XU MSISDN:00777779609999 GUID:048B7B74-A689-43A2-80FC-2005327A9AED Shortcode:63334</text:span></text:p>
      <text:p text:style-name="P1"><text:span text:style-name="T1">VOTE 1168125097 Campaign:ssss_uk_02B Validity:during Choice:Matthew CONN:MIG01TU MSISDN:00777770909999 GUID:00C22787-34F0-4007-B096-BCC323C32810 Shortcode:63334</text:span></text:p>
      <text:p text:style-name="P1"><text:span text:style-name="T1">VOTE 1168125097 Campaign:ssss_uk_02B Validity:during Choice:Leon CONN:MIG01TU MSISDN:00777772599999 GUID:85B639AD-E36E-4600-BF1E-B4CB7F4B37B3 Shortcode:63334</text:span></text:p>
      <text:p text:style-name="P1"><text:span text:style-name="T1">VOTE 1168125098 Campaign:ssss_uk_02B Validity:during Choice:Leon CONN:MIG00VU MSISDN:00777777809999 GUID:B5FDC31E-6186-4A5A-8CFF-C72DB3C60190 Shortcode:63334</text:span></text:p>
      <text:p text:style-name="P1"><text:span text:style-name="T1">VOTE 1168125099 Campaign:ssss_uk_02B Validity:during Choice:Leon CONN:MIG01OU MSISDN:00777771159999 GUID:40E3BDD4-B29E-4C12-AEC9-91847F36E463 Shortcode:63334</text:span></text:p>
      <text:p text:style-name="P1"><text:span text:style-name="T1">VOTE 1168125099 Campaign:ssss_uk_02B Validity:during Choice:Leon CONN:MIG00VU MSISDN:00777775659999 GUID:D979429B-AE3A-40A1-92DD-6BD9B83E82EC Shortcode:63334</text:span></text:p>
      <text:p text:style-name="P1"><text:span text:style-name="T1">VOTE 1168125099 Campaign:ssss_uk_02B Validity:during Choice:Leon CONN:MIG00VU MSISDN:00777779089999 GUID:522D5FD4-C6F7-4CA2-B8C1-D22C92405AA0 Shortcode:63334</text:span></text:p>
      <text:p text:style-name="P1"><text:span text:style-name="T1">VOTE 1168125099 Campaign:ssss_uk_02B Validity:during Choice:Matthew CONN:MIG01OU MSISDN:00777774369999 GUID:3AA359B0-B417-45A1-94B9-61607A72DDD1 Shortcode:63334</text:span></text:p>
      <text:p text:style-name="P1"><text:span text:style-name="T1">VOTE 1168125100 Campaign:ssss_uk_02B Validity:during Choice:Leon CONN:MIG01XU MSISDN:00777774659999 GUID:EA2BE0B0-D994-43C1-95EC-C421AB918636 Shortcode:63334</text:span></text:p>
      <text:p text:style-name="P1"><text:span text:style-name="T1">VOTE 1168125100 Campaign:ssss_uk_02B Validity:during Choice:Matthew CONN:MIG01TU MSISDN:00777770649999 GUID:4533E525-D585-4D30-B068-88334B5EF3AF Shortcode:63334</text:span></text:p>
      <text:p text:style-name="P1"><text:span text:style-name="T1">VOTE 1168125100 Campaign:ssss_uk_02B Validity:during Choice:Leon CONN:MIG01TU MSISDN:00777770869999 GUID:DCA59409-3821-4E76-9DFD-1D4EAB30B5C7 Shortcode:63334</text:span></text:p>
      <text:p text:style-name="P1"><text:span text:style-name="T1">VOTE 1168125100 Campaign:ssss_uk_02B Validity:during Choice:Leon CONN:MIG01TU MSISDN:00777776959999 GUID:4A713919-4D3D-42F0-B6E8-3E1A5CB37E18 Shortcode:63334</text:span></text:p>
      <text:p text:style-name="P1"><text:span text:style-name="T1">VOTE 1168125101 Campaign:ssss_uk_02B Validity:during Choice:Leon CONN:MIG00VU MSISDN:00777770749999 GUID:7ECF8EA2-16BD-4030-926F-8EF398BA0B02 Shortcode:63334</text:span></text:p>
      <text:p text:style-name="P1"><text:span text:style-name="T1">VOTE 1168125101 Campaign:ssss_uk_02B Validity:during Choice:Leon CONN:MIG00VU MSISDN:00777778729999 GUID:A29D3A46-6E3F-4DFB-867C-3B9C61396608 Shortcode:63334</text:span></text:p>
      <text:p text:style-name="P1"><text:span text:style-name="T1">VOTE 1168125102 Campaign:ssss_uk_02B Validity:during Choice:Antony CONN:MIG00VU MSISDN:00777777549999 GUID:97C94466-712A-4904-97FA-C3E5106E4361 Shortcode:63334</text:span></text:p>
      <text:p text:style-name="P1"><text:span text:style-name="T1">VOTE 1168125102 Campaign:ssss_uk_02B Validity:during Choice:Matthew CONN:MIG01XU MSISDN:00777773999999 GUID:2671E86E-C137-4EB4-878E-D53A73B5CCF1 Shortcode:63334</text:span></text:p>
      <text:p text:style-name="P1"><text:span text:style-name="T1">VOTE 1168125102 Campaign:ssss_uk_02B Validity:during Choice:Matthew CONN:MIG00VU MSISDN:00777779889999 GUID:D1666D27-E817-4025-A483-D410D61C5C78 Shortcode:63334</text:span></text:p>
      <text:p text:style-name="P1"><text:span text:style-name="T1">VOTE 1168125103 Campaign:ssss_uk_02B Validity:during Choice:Matthew CONN:MIG01HU MSISDN:00777772479999 GUID:5E5FFA68-F9CF-43D0-AB2E-5F4E06118CDB Shortcode:63334</text:span></text:p>
      <text:p text:style-name="P1"><text:span text:style-name="T1">VOTE 1168125103 Campaign:ssss_uk_02B Validity:during Choice:Matthew CONN:MIG01OU MSISDN:00777779669999 GUID:E9695020-5F6E-4A4A-88D1-C34D8279B346 Shortcode:63334</text:span></text:p>
      <text:p text:style-name="P1"><text:span text:style-name="T1">VOTE 1168125103 Campaign:ssss_uk_02B Validity:during Choice:Matthew CONN:MIG01OU MSISDN:00777770569999 GUID:0CB40E2B-F9B2-41E0-A14E-F3089055883F Shortcode:63334</text:span></text:p>
      <text:p text:style-name="P1"><text:span text:style-name="T1">VOTE 1168125106 Campaign:ssss_uk_02B Validity:during Choice:Leon CONN:MIG01OU MSISDN:00777772839999 GUID:467B7F5A-8215-431C-9AD5-9C68DF84FE78 Shortcode:63334</text:span></text:p>
      <text:p text:style-name="P1"><text:span text:style-name="T1">VOTE 1168125106 Campaign:ssss_uk_02B Validity:during Choice:Leon CONN:MIG01OU MSISDN:00777776259999 GUID:F5AE9045-0E6A-414C-B7C8-83DB6A958026 Shortcode:63334</text:span></text:p>
      <text:p text:style-name="P1"><text:span text:style-name="T1">VOTE 1168125106 Campaign:ssss_uk_02B Validity:during Choice:Leon CONN:MIG00VU MSISDN:00777773199999 GUID:BEFFEB34-09D5-4EF6-BF12-825A34DF4738 Shortcode:63334</text:span></text:p>
      <text:p text:style-name="P1"><text:span text:style-name="T1">VOTE 1168125107 Campaign:ssss_uk_02B Validity:during Choice:Matthew CONN:MIG01TU MSISDN:00777778339999 GUID:90A97BEF-4876-4AAC-983F-86CC7414F2AD Shortcode:63334</text:span></text:p>
      <text:p text:style-name="P1"><text:span text:style-name="T1">VOTE 1168125107 Campaign:ssss_uk_02B Validity:during Choice:Matthew CONN:MIG01TU MSISDN:00777771249999 GUID:6F0B939E-8F98-4D29-B1EE-61D8955E6740 Shortcode:63334</text:span></text:p>
      <text:p text:style-name="P1"><text:span text:style-name="T1">VOTE 1168125107 Campaign:ssss_uk_02B Validity:during Choice:Leon CONN:MIG00VU MSISDN:00777770179999 GUID:3021ECAA-4FFF-4D67-9B5D-1D380DF31A53 Shortcode:63334</text:span></text:p>
      <text:p text:style-name="P1"><text:span text:style-name="T1">VOTE 1168125107 Campaign:ssss_uk_02B Validity:during Choice:Leon CONN:MIG00VU MSISDN:00777776549999 GUID:6DB8193B-5A8A-47E5-A1CA-BB0B72D14674 Shortcode:63334</text:span></text:p>
      <text:p text:style-name="P1"><text:span text:style-name="T1">VOTE 1168125107 Campaign:ssss_uk_02B Validity:during Choice:Leon CONN:MIG01TU </text:span><text:soft-page-break/><text:span text:style-name="T1">MSISDN:00777776919999 GUID:42544B95-F7A7-4F98-9BBD-85BD12D01921 Shortcode:63334</text:span></text:p>
      <text:p text:style-name="P1"><text:span text:style-name="T1">VOTE 1168125108 Campaign:ssss_uk_02B Validity:during Choice:Leon CONN:MIG00VU MSISDN:00777778079999 GUID:14D0FDBA-15D8-4BE2-80C4-F6A65A99B317 Shortcode:63334</text:span></text:p>
      <text:p text:style-name="P1"><text:span text:style-name="T1">VOTE 1168125107 Campaign:ssss_uk_02B Validity:during Choice:Leon CONN:MIG01HU MSISDN:00777776129999 GUID:A23FEC2C-9FAB-4C0D-B50A-5DBF264802C5 Shortcode:63334</text:span></text:p>
      <text:p text:style-name="P1"><text:span text:style-name="T1">VOTE 1168125110 Campaign:ssss_uk_02B Validity:during Choice:Leon CONN:MIG01TU MSISDN:00777770129999 GUID:4DD6022E-B58E-43ED-883D-0450C8E74BE3 Shortcode:63334</text:span></text:p>
      <text:p text:style-name="P1"><text:span text:style-name="T1">VOTE 1168125111 Campaign:ssss_uk_02B Validity:during Choice:Matthew CONN:MIG01OU MSISDN:00777779399999 GUID:136726B7-BABA-4D1C-9EAC-BE41147534E9 Shortcode:63334</text:span></text:p>
      <text:p text:style-name="P1"><text:span text:style-name="T1">VOTE 1168125105 Campaign:ssss_uk_02B Validity:during Choice:Leon CONN:MIG01XU MSISDN:00777778559999 GUID:8306A01E-26CD-473E-BAF8-F1B71A7507D3 Shortcode:63334</text:span></text:p>
      <text:p text:style-name="P1"><text:span text:style-name="T1">VOTE 1168125112 Campaign:ssss_uk_02B Validity:during Choice:Leon CONN:MIG01TU MSISDN:00777775309999 GUID:C075FDAB-0A79-43E5-8AE7-78F80417E798 Shortcode:63334</text:span></text:p>
      <text:p text:style-name="P1"><text:span text:style-name="T1">VOTE 1168125113 Campaign:ssss_uk_02B Validity:during Choice:Matthew CONN:MIG00VU MSISDN:00777771299999 GUID:5CA6B32F-BED1-4CE9-8A76-09EE5D674C74 Shortcode:63334</text:span></text:p>
      <text:p text:style-name="P1"><text:span text:style-name="T1">VOTE 1168125114 Campaign:ssss_uk_02B Validity:during Choice:Matthew CONN:MIG01OU MSISDN:00777779969999 GUID:5181788B-CBFC-47F1-8315-E7EF6BC01DD8 Shortcode:63334</text:span></text:p>
      <text:p text:style-name="P1"><text:span text:style-name="T1">VOTE 1168125114 Campaign:ssss_uk_02B Validity:during Choice:Leon CONN:MIG00VU MSISDN:00777774049999 GUID:FFE46F95-2C2E-4BAE-ACD7-AE5981C9F976 Shortcode:63334</text:span></text:p>
      <text:p text:style-name="P1"><text:span text:style-name="T1">VOTE 1168125115 Campaign:ssss_uk_02B Validity:during Choice:Leon CONN:MIG01XU MSISDN:00777779409999 GUID:75FAF992-E53C-4650-AC3C-6FCDC7593227 Shortcode:63334</text:span></text:p>
      <text:p text:style-name="P1"><text:span text:style-name="T1">VOTE 1168125116 Campaign:ssss_uk_02B Validity:during Choice:Matthew CONN:MIG01OU MSISDN:00777771109999 GUID:4A36230E-C9B6-4DD5-8AC1-37A50AA1D70D Shortcode:63334</text:span></text:p>
      <text:p text:style-name="P1"><text:span text:style-name="T1">VOTE 1168125116 Campaign:ssss_uk_02B Validity:during Choice:Leon CONN:MIG01OU MSISDN:00777771229999 GUID:625A9966-BE05-47FE-B028-167AA658D5A1 Shortcode:63334</text:span></text:p>
      <text:p text:style-name="P1"><text:span text:style-name="T1">VOTE 1168125119 Campaign:ssss_uk_02B Validity:during Choice:Leon CONN:MIG01TU MSISDN:00777773169999 GUID:F3B41ACD-BE74-4C1B-94FC-F55B3B0AF5A9 Shortcode:63334</text:span></text:p>
      <text:p text:style-name="P1"><text:span text:style-name="T1">VOTE 1168125119 Campaign:ssss_uk_02B Validity:during Choice:Matthew CONN:MIG01TU MSISDN:00777770499999 GUID:5E089A57-00CD-4C2F-8C8C-5BF754E863F6 Shortcode:63334</text:span></text:p>
      <text:p text:style-name="P1"><text:span text:style-name="T1">VOTE 1168125119 Campaign:ssss_uk_02B Validity:during Choice:Leon CONN:MIG01OU MSISDN:00777775609999 GUID:13D72DB0-8086-43FE-98AC-DAF3DE6E5C07 Shortcode:63334</text:span></text:p>
      <text:p text:style-name="P1"><text:span text:style-name="T1">VOTE 1168125118 Campaign:ssss_uk_02B Validity:during Choice:Leon CONN:MIG00VU MSISDN:00777778769999 GUID:40387AC2-8ED7-4552-B9EF-685BBF3635CF Shortcode:63334</text:span></text:p>
      <text:p text:style-name="P1"><text:span text:style-name="T1">VOTE 1168125119 Campaign:ssss_uk_02B Validity:during Choice:Matthew CONN:MIG00VU MSISDN:00777777409999 GUID:B385DF9C-299C-4607-8362-9CE46860552E Shortcode:63334</text:span></text:p>
      <text:p text:style-name="P1"><text:span text:style-name="T1">VOTE 1168125119 Campaign:ssss_uk_02B Validity:during Choice:Leon CONN:MIG01XU MSISDN:00777778269999 GUID:C8EE207A-874B-4437-8115-3763E56C863D Shortcode:63334</text:span></text:p>
      <text:p text:style-name="P1"><text:span text:style-name="T1">VOTE 1168125120 Campaign:ssss_uk_02B Validity:during Choice:Leon CONN:MIG00VU MSISDN:00777776219999 GUID:A477D613-C043-4AF4-9887-3B0EA315DE63 Shortcode:63334</text:span></text:p>
      <text:p text:style-name="P1"><text:span text:style-name="T1">VOTE 1168125121 Campaign:ssss_uk_02B Validity:during Choice:Leon CONN:MIG01TU MSISDN:00777776499999 GUID:462C037C-4322-431C-9DDE-50BE61106B6B Shortcode:63334</text:span></text:p>
      <text:p text:style-name="P1"><text:span text:style-name="T1">VOTE 1168125121 Campaign:ssss_uk_02B Validity:during Choice:Leon CONN:MIG01TU MSISDN:00777770309999 GUID:5B209C00-7E50-467F-855A-3D2B91042B6F Shortcode:63334</text:span></text:p>
      <text:p text:style-name="P1"><text:span text:style-name="T1">VOTE 1168125122 Campaign:ssss_uk_02B Validity:during Choice:Matthew CONN:MIG01OU MSISDN:00777770649999 GUID:45DE736B-5A67-4FC7-857E-C5083DE86D2D Shortcode:63334</text:span></text:p>
      <text:p text:style-name="P1"><text:span text:style-name="T1">VOTE 1168125122 Campaign:ssss_uk_02B Validity:during Choice:Matthew CONN:MIG00VU MSISDN:00777776859999 GUID:8A0E81F7-929C-44D4-960F-85DBD745EF93 Shortcode:63334</text:span></text:p>
      <text:p text:style-name="P1"><text:span text:style-name="T1">VOTE 1168125123 Campaign:ssss_uk_02B Validity:during Choice:Leon CONN:MIG01HU MSISDN:00777778479999 GUID:E289EC79-B46B-4CAE-95D6-BFAD07DE2C85 Shortcode:63334</text:span></text:p>
      <text:p text:style-name="P1"><text:span text:style-name="T1">VOTE 1168125124 Campaign:ssss_uk_02B Validity:during Choice:Leon CONN:MIG00VU MSISDN:00777770639999 GUID:E79F9C6A-9036-4E32-B8E2-F311E4B47820 Shortcode:63334</text:span></text:p>
      <text:p text:style-name="P1"><text:span text:style-name="T1">VOTE 1168125125 Campaign:ssss_uk_02B Validity:during Choice:Leon CONN:MIG01TU MSISDN:00777772469999 GUID:43F5033D-D6FD-43AD-A1EA-CEE1CE047B03 Shortcode:63334</text:span></text:p>
      <text:p text:style-name="P1"><text:span text:style-name="T1">VOTE 1168125125 Campaign:ssss_uk_02B Validity:during Choice:Leon CONN:MIG01XU MSISDN:00777775129999 GUID:DC14F5D4-F51B-4B65-ABE6-47432039E692 Shortcode:63334</text:span></text:p>
      <text:p text:style-name="P1"><text:span text:style-name="T1">VOTE 1168125127 Campaign:ssss_uk_02B Validity:during Choice:Matthew CONN:MIG00VU MSISDN:00777778159999 GUID:119F8BBA-B7B8-4AE4-BC2A-DBAE6EC7852A Shortcode:63334</text:span></text:p>
      <text:p text:style-name="P1"><text:span text:style-name="T1">VOTE 1168125128 Campaign:ssss_uk_02B Validity:during Choice:Matthew CONN:MIG01TU MSISDN:00777771639999 GUID:1730DE38-162D-4451-A9BB-2939A41E2C5F Shortcode:63334</text:span></text:p>
      <text:p text:style-name="P1"><text:span text:style-name="T1">VOTE 1168125128 Campaign:ssss_uk_02B Validity:during Choice:Matthew CONN:MIG01XU MSISDN:00777779309999 GUID:5E3DF7D7-8EC7-4DFD-9957-D0DA3B3CA046 Shortcode:63334</text:span></text:p>
      <text:p text:style-name="P1"><text:span text:style-name="T1">VOTE 1168125128 Campaign:ssss_uk_02B Validity:during Choice:Leon CONN:MIG00VU </text:span><text:soft-page-break/><text:span text:style-name="T1">MSISDN:00777779399999 GUID:98573E41-1F06-4AF8-A18B-DE715F943436 Shortcode:63334</text:span></text:p>
      <text:p text:style-name="P1"><text:span text:style-name="T1">VOTE 1168125128 Campaign:ssss_uk_02B Validity:during Choice:Leon CONN:MIG00VU MSISDN:00777777769999 GUID:815133CF-15EB-4B7C-8E93-46F05E80121B Shortcode:63334</text:span></text:p>
      <text:p text:style-name="P1"><text:span text:style-name="T1">VOTE 1168125129 Campaign:ssss_uk_02B Validity:during Choice:Leon CONN:MIG00VU MSISDN:00777778609999 GUID:5EB7B31D-D350-4D99-8C70-CCA43FAAB700 Shortcode:63334</text:span></text:p>
      <text:p text:style-name="P1"><text:span text:style-name="T1">VOTE 1168125130 Campaign:ssss_uk_02B Validity:during Choice:Leon CONN:MIG00VU MSISDN:00777774009999 GUID:D2659580-A1E4-424C-8942-DF7CB60D86FB Shortcode:63334</text:span></text:p>
      <text:p text:style-name="P1"><text:span text:style-name="T1">VOTE 1168125130 Campaign:ssss_uk_02B Validity:during Choice:Leon CONN:MIG01OU MSISDN:00777776359999 GUID:2B970740-16F6-4A77-98F0-092F649440A4 Shortcode:63334</text:span></text:p>
      <text:p text:style-name="P1"><text:span text:style-name="T1">VOTE 1168125131 Campaign:ssss_uk_02B Validity:during Choice:Leon CONN:MIG00VU MSISDN:00777777709999 GUID:CA00D7BE-B4BA-46C0-969E-0CA605CFD8D8 Shortcode:63334</text:span></text:p>
      <text:p text:style-name="P1"><text:span text:style-name="T1">VOTE 1168125131 Campaign:ssss_uk_02B Validity:during Choice:Leon CONN:MIG01TU MSISDN:00777773769999 GUID:55271E27-8EA3-49CB-9FA4-BD5CABC72094 Shortcode:63334</text:span></text:p>
      <text:p text:style-name="P1"><text:span text:style-name="T1">VOTE 1168125131 Campaign:ssss_uk_02B Validity:during Choice:Leon CONN:MIG01HU MSISDN:00777777029999 GUID:A1ADA839-FEC5-4045-AA97-1CF7FB610E49 Shortcode:63334</text:span></text:p>
      <text:p text:style-name="P1"><text:span text:style-name="T1">VOTE 1168125132 Campaign:ssss_uk_02B Validity:during Choice:Matthew CONN:MIG00VU MSISDN:00777770519999 GUID:3BC4CECC-EF30-4905-8621-4AA66EA2921A Shortcode:63334</text:span></text:p>
      <text:p text:style-name="P1"><text:span text:style-name="T1">VOTE 1168125132 Campaign:ssss_uk_02B Validity:during Choice:Matthew CONN:MIG00VU MSISDN:00777771579999 GUID:E8A0AC38-0BE2-41B6-8F03-94E82FF1220B Shortcode:63334</text:span></text:p>
      <text:p text:style-name="P1"><text:span text:style-name="T1">VOTE 1168125133 Campaign:ssss_uk_02B Validity:during Choice:Matthew CONN:MIG00VU MSISDN:00777771839999 GUID:C248AD14-A6D1-4FED-B2C0-6A1C47A22F12 Shortcode:63334</text:span></text:p>
      <text:p text:style-name="P1"><text:span text:style-name="T1">VOTE 1168125134 Campaign:ssss_uk_02B Validity:during Choice:Matthew CONN:MIG01TU MSISDN:00777772939999 GUID:D174C661-5904-452D-8C2F-664123C38C6B Shortcode:63334</text:span></text:p>
      <text:p text:style-name="P1"><text:span text:style-name="T1">VOTE 1168125135 Campaign:ssss_uk_02B Validity:during Choice:Leon CONN:MIG01XU MSISDN:00777774219999 GUID:E8699676-3DA5-440E-8DFE-E5106F671116 Shortcode:63334</text:span></text:p>
      <text:p text:style-name="P1"><text:span text:style-name="T1">VOTE 1168125135 Campaign:ssss_uk_02B Validity:during Choice:Matthew CONN:MIG00VU MSISDN:00777775709999 GUID:727336DE-F88B-4C56-A54A-381D04FD3EA7 Shortcode:63334</text:span></text:p>
      <text:p text:style-name="P1"><text:span text:style-name="T1">VOTE 1168125136 Campaign:ssss_uk_02B Validity:during Choice:Leon CONN:MIG00VU MSISDN:00777779299999 GUID:E119F915-F31F-4EA8-8851-4B7C07EACCC4 Shortcode:63334</text:span></text:p>
      <text:p text:style-name="P1"><text:span text:style-name="T1">VOTE 1168125137 Campaign:ssss_uk_02B Validity:during Choice:Leon CONN:MIG00VU MSISDN:00777778679999 GUID:A2FA5B5F-2555-4140-AAB0-AB00F650AA5B Shortcode:63334</text:span></text:p>
      <text:p text:style-name="P1"><text:span text:style-name="T1">VOTE 1168125139 Campaign:ssss_uk_02B Validity:during Choice:Leon CONN:MIG00VU MSISDN:00777771659999 GUID:CBE12DA7-A638-4843-B62C-2858EA57E8B8 Shortcode:63334</text:span></text:p>
      <text:p text:style-name="P1"><text:span text:style-name="T1">VOTE 1168125140 Campaign:ssss_uk_02B Validity:during Choice:Leon CONN:MIG00VU MSISDN:00777778279999 GUID:0DA6A7AF-FEF7-423A-B708-763C4A5AD45C Shortcode:63334</text:span></text:p>
      <text:p text:style-name="P1"><text:span text:style-name="T1">VOTE 1168125141 Campaign:ssss_uk_02B Validity:during Choice:Leon CONN:MIG00VU MSISDN:00777770259999 GUID:C9266B34-7C08-4963-A561-F306F1BFA1F0 Shortcode:63334</text:span></text:p>
      <text:p text:style-name="P1"><text:span text:style-name="T1">VOTE 1168125140 Campaign:ssss_uk_02B Validity:during Choice:Matthew CONN:MIG01OU MSISDN:00777774359999 GUID:EFA7BE9E-F663-4954-8D18-1B464AC4FCDB Shortcode:63334</text:span></text:p>
      <text:p text:style-name="P1"><text:span text:style-name="T1">VOTE 1168125128 Campaign:ssss_uk_02B Validity:during Choice:Leon CONN:MIG01TU MSISDN:00777772279999 GUID:81D90275-3E1B-465E-8458-B99154CBDAD0 Shortcode:63334</text:span></text:p>
      <text:p text:style-name="P1"><text:span text:style-name="T1">VOTE 1168125137 Campaign:ssss_uk_02B Validity:during Choice:Leon CONN:MIG01TU MSISDN:00777774739999 GUID:D6B676DE-A570-4711-9C3B-6606DCD52FF8 Shortcode:63334</text:span></text:p>
      <text:p text:style-name="P1"><text:span text:style-name="T1">VOTE 1168125144 Campaign:ssss_uk_02B Validity:during Choice:Matthew CONN:MIG01OU MSISDN:00777772679999 GUID:12894379-97C9-49E8-A944-1AA62E945256 Shortcode:63334</text:span></text:p>
      <text:p text:style-name="P1"><text:span text:style-name="T1">VOTE 1168125145 Campaign:ssss_uk_02B Validity:during Choice:Leon CONN:MIG00VU MSISDN:00777770749999 GUID:03AEA6FC-8510-420A-BF04-D237817B8E6C Shortcode:63334</text:span></text:p>
      <text:p text:style-name="P1"><text:span text:style-name="T1">VOTE 1168125145 Campaign:ssss_uk_02B Validity:during Choice:Leon CONN:MIG01XU MSISDN:00777773219999 GUID:909B7120-BD37-4259-A88A-D345AABE0BB5 Shortcode:63334</text:span></text:p>
      <text:p text:style-name="P1"><text:span text:style-name="T1">VOTE 1168125145 Campaign:ssss_uk_02B Validity:during Choice:Leon CONN:MIG01OU MSISDN:00777773069999 GUID:EE34B58A-BD27-481C-A33C-7DCF928822EC Shortcode:63334</text:span></text:p>
      <text:p text:style-name="P1"><text:span text:style-name="T1">VOTE 1168125147 Campaign:ssss_uk_02B Validity:during Choice:Leon CONN:MIG00VU MSISDN:00777775189999 GUID:456D86C5-0D0C-4AD7-A8A9-7EC59CC49852 Shortcode:63334</text:span></text:p>
      <text:p text:style-name="P1"><text:span text:style-name="T1">VOTE 1168125147 Campaign:ssss_uk_02B Validity:during Choice:Matthew CONN:MIG01OU MSISDN:00777774649999 GUID:B6460174-2E41-42F6-BEA9-8671CE78371D Shortcode:63334</text:span></text:p>
      <text:p text:style-name="P1"><text:span text:style-name="T1">VOTE 1168125149 Campaign:ssss_uk_02B Validity:during Choice:Leon CONN:MIG01XU MSISDN:00777773209999 GUID:B39C7F05-D817-4A4B-950E-D063B5A60E0A Shortcode:63334</text:span></text:p>
      <text:p text:style-name="P1"><text:span text:style-name="T1">VOTE 1168125150 Campaign:ssss_uk_02B Validity:during Choice:Matthew CONN:MIG00VU MSISDN:00777778159999 GUID:E3307DF6-1928-401E-A862-2836F1E83C6B Shortcode:63334</text:span></text:p>
      <text:p text:style-name="P1"><text:span text:style-name="T1">VOTE 1168125152 Campaign:ssss_uk_02B Validity:during Choice:Leon CONN:MIG01OU MSISDN:00777776589999 GUID:49EF9AD4-5DA3-4F92-A6FF-AFEDE4FA8C31 Shortcode:63334</text:span></text:p>
      <text:p text:style-name="P1"><text:span text:style-name="T1">VOTE 1168125154 Campaign:ssss_uk_02B Validity:during Choice:Leon CONN:MIG00VU </text:span><text:soft-page-break/><text:span text:style-name="T1">MSISDN:00777773779999 GUID:AC83D61F-F0B8-4191-8AAF-D7AC65A22C14 Shortcode:63334</text:span></text:p>
      <text:p text:style-name="P1"><text:span text:style-name="T1">VOTE 1168125155 Campaign:ssss_uk_02B Validity:during Choice:Leon CONN:MIG01TU MSISDN:00777774499999 GUID:CB8BDA28-30B1-48D4-ACDB-EDC42D91F04D Shortcode:63334</text:span></text:p>
      <text:p text:style-name="P1"><text:span text:style-name="T1">VOTE 1168125158 Campaign:ssss_uk_02B Validity:during Choice:Leon CONN:MIG00VU MSISDN:00777777769999 GUID:B70C66B4-DD04-43FD-9FDB-349177733EB7 Shortcode:63334</text:span></text:p>
      <text:p text:style-name="P1"><text:span text:style-name="T1">VOTE 1168125160 Campaign:ssss_uk_02B Validity:during Choice:Matthew CONN:MIG01XU MSISDN:00777771859999 GUID:8467DC2E-F021-4781-963B-4E85539C95EE Shortcode:63334</text:span></text:p>
      <text:p text:style-name="P1"><text:span text:style-name="T1">VOTE 1168125160 Campaign:ssss_uk_02B Validity:during Choice:Matthew CONN:MIG01OU MSISDN:00777772089999 GUID:8FEED40A-2BD2-44F1-BCB6-CEF310AE86C6 Shortcode:63334</text:span></text:p>
      <text:p text:style-name="P1"><text:span text:style-name="T1">VOTE 1168125163 Campaign:ssss_uk_02B Validity:during Choice:Matthew CONN:MIG01HU MSISDN:00777777449999 GUID:5DA26E82-3844-46AB-9314-89F70A04456F Shortcode:63334</text:span></text:p>
      <text:p text:style-name="P1"><text:span text:style-name="T1">VOTE 1168125165 Campaign:ssss_uk_02B Validity:during Choice:Alan CONN:MIG01XU MSISDN:00777770509999 GUID:EF343198-0047-45AF-AF23-09ED4658889E Shortcode:63334</text:span></text:p>
      <text:p text:style-name="P1"><text:span text:style-name="T1">VOTE 1168125165 Campaign:ssss_uk_02B Validity:during Choice:Leon CONN:MIG01HU MSISDN:00777773669999 GUID:2B05C91C-BB8E-41FD-BEA2-E35B8AAF607D Shortcode:63334</text:span></text:p>
      <text:p text:style-name="P1"><text:span text:style-name="T1">VOTE 1168125167 Campaign:ssss_uk_02B Validity:during Choice:Matthew CONN:MIG01XU MSISDN:00777771099999 GUID:426FE6A6-4825-4F46-9599-36D9F0234759 Shortcode:63334</text:span></text:p>
      <text:p text:style-name="P1"><text:span text:style-name="T1">VOTE 1168125168 Campaign:ssss_uk_02B Validity:during Choice:Matthew CONN:MIG00VU MSISDN:00777779859999 GUID:38976D61-2DB8-42A4-B217-1E9D8DCF04D5 Shortcode:63334</text:span></text:p>
      <text:p text:style-name="P1"><text:span text:style-name="T1">VOTE 1168125170 Campaign:ssss_uk_02B Validity:during Choice:Leon CONN:MIG01TU MSISDN:00777773409999 GUID:017D5564-D55B-4EF9-9F4A-CF8FE6CD1010 Shortcode:63334</text:span></text:p>
      <text:p text:style-name="P1"><text:span text:style-name="T1">VOTE 1168125171 Campaign:ssss_uk_02B Validity:during Choice:Leon CONN:MIG01OU MSISDN:00777775709999 GUID:C5C47D3A-83F0-4B41-A9C0-2B0CC104625F Shortcode:63334</text:span></text:p>
      <text:p text:style-name="P1"><text:span text:style-name="T1">VOTE 1168125171 Campaign:ssss_uk_02B Validity:during Choice:Leon CONN:MIG00VU MSISDN:00777774599999 GUID:96D49625-8CDF-45DF-B6CC-02718560144F Shortcode:63334</text:span></text:p>
      <text:p text:style-name="P1"><text:span text:style-name="T1">VOTE 1168125176 Campaign:ssss_uk_02B Validity:during Choice:Matthew CONN:MIG00VU MSISDN:00777778039999 GUID:61DC51F5-FC2C-4416-9906-86D2004D875F Shortcode:63334</text:span></text:p>
      <text:p text:style-name="P1"><text:span text:style-name="T1">VOTE 1168125176 Campaign:ssss_uk_02B Validity:during Choice:Matthew CONN:MIG01XU MSISDN:00777771439999 GUID:694F8F75-0BE0-4830-96D9-AC778825EDF7 Shortcode:63334</text:span></text:p>
      <text:p text:style-name="P1"><text:span text:style-name="T1">VOTE 1168125180 Campaign:ssss_uk_02B Validity:during Choice:Leon CONN:MIG00VU MSISDN:00777773519999 GUID:0CBE3C38-ED3B-4ED4-B95D-83D70AF39FB3 Shortcode:63334</text:span></text:p>
      <text:p text:style-name="P1"><text:span text:style-name="T1">VOTE 1168125182 Campaign:ssss_uk_02B Validity:during Choice:Matthew CONN:MIG01OU MSISDN:00777771109999 GUID:40B20124-358D-4BC4-9CA3-0B8A13AFFB7E Shortcode:63334</text:span></text:p>
      <text:p text:style-name="P1"><text:span text:style-name="T1">VOTE 1168125185 Campaign:ssss_uk_02B Validity:during Choice:Leon CONN:MIG01TU MSISDN:00777772319999 GUID:ADA371B0-92D4-4166-92B2-03F74CA61FCF Shortcode:63334</text:span></text:p>
      <text:p text:style-name="P1"><text:span text:style-name="T1">VOTE 1168125187 Campaign:ssss_uk_02B Validity:during Choice:Leon CONN:MIG01OU MSISDN:00777772839999 GUID:F8355688-C895-4783-8BE1-7F5AAF8157EF Shortcode:63334</text:span></text:p>
      <text:p text:style-name="P1"><text:span text:style-name="T1">VOTE 1168125187 Campaign:ssss_uk_02B Validity:during Choice:Leon CONN:MIG00VU MSISDN:00777779539999 GUID:12A034F2-8141-45B5-823C-AAF0A5165547 Shortcode:63334</text:span></text:p>
      <text:p text:style-name="P1"><text:span text:style-name="T1">VOTE 1168125189 Campaign:ssss_uk_02B Validity:during Choice:Leon CONN:MIG00VU MSISDN:00777776719999 GUID:4FEDBE77-A566-46DC-B53B-84A9D7C8CCFA Shortcode:63334</text:span></text:p>
      <text:p text:style-name="P1"><text:span text:style-name="T1">VOTE 1168125194 Campaign:ssss_uk_02B Validity:during Choice:Matthew CONN:MIG01TU MSISDN:00777773109999 GUID:69B00DFE-4305-48EB-AE0F-C7E04B6E480C Shortcode:63334</text:span></text:p>
      <text:p text:style-name="P1"><text:span text:style-name="T1">VOTE 1168125195 Campaign:ssss_uk_02B Validity:during Choice:Leon CONN:MIG01OU MSISDN:00777771889999 GUID:B57F00F1-34FD-4771-8369-E32F84EB9EB8 Shortcode:63334</text:span></text:p>
      <text:p text:style-name="P1"><text:span text:style-name="T1">VOTE 1168125197 Campaign:ssss_uk_02B Validity:during Choice:Leon CONN:MIG00VU MSISDN:00777770589999 GUID:A8D47DB5-4FE3-472C-A179-40BB5A863902 Shortcode:63334</text:span></text:p>
      <text:p text:style-name="P1"><text:span text:style-name="T1">VOTE 1168125197 Campaign:ssss_uk_02B Validity:during Choice:Leon CONN:MIG01TU MSISDN:00777774349999 GUID:BFD44517-6E8B-4862-BDAB-169B3BC9A9C0 Shortcode:63334</text:span></text:p>
      <text:p text:style-name="P1"><text:span text:style-name="T1">VOTE 1168125199 Campaign:ssss_uk_02B Validity:during Choice:Leon CONN:MIG00VU MSISDN:00777779429999 GUID:EEEE0A92-BD72-436B-B3C9-F8FA9E9E889D Shortcode:63334</text:span></text:p>
      <text:p text:style-name="P1"><text:span text:style-name="T1">VOTE 1168125204 Campaign:ssss_uk_02B Validity:during Choice:Leon CONN:MIG00VU MSISDN:00777775289999 GUID:7D3D1B0E-867B-47CC-B1F1-F3FFF1A90F9A Shortcode:63334</text:span></text:p>
      <text:p text:style-name="P1"><text:span text:style-name="T1">VOTE 1168125208 Campaign:ssss_uk_02B Validity:during Choice:Hayley CONN:MIG00VU MSISDN:00777778889999 GUID:B9D87C5F-6E10-4CFB-9948-F3DB267458F5 Shortcode:63334</text:span></text:p>
      <text:p text:style-name="P1"><text:span text:style-name="T1">VOTE 1168125210 Campaign:ssss_uk_02B Validity:during Choice:Matthew CONN:MIG00VU MSISDN:00777770519999 GUID:1AFEA3BC-22F3-4813-9986-61525C143B9A Shortcode:63334</text:span></text:p>
      <text:p text:style-name="P1"><text:span text:style-name="T1">VOTE 1168125206 Campaign:ssss_uk_02B Validity:during Choice:Leon CONN:MIG01TU MSISDN:00777773999999 GUID:49E1B842-7A67-4BF6-AB45-21D9B27DC18C Shortcode:63334</text:span></text:p>
      <text:p text:style-name="P1"><text:span text:style-name="T1">VOTE 1168125221 Campaign:ssss_uk_02B Validity:during Choice:Matthew CONN:MIG00VU MSISDN:00777777509999 GUID:AE36A44C-C6B6-468C-A59E-4F0F0075AB74 Shortcode:63334</text:span></text:p>
      <text:p text:style-name="P1"><text:span text:style-name="T1">VOTE 1168125224 Campaign:ssss_uk_02B Validity:during Choice:Matthew CONN:MIG01TU </text:span><text:soft-page-break/><text:span text:style-name="T1">MSISDN:00777773099999 GUID:35233B47-47AC-4E9A-BA61-2E29F7842E62 Shortcode:63334</text:span></text:p>
      <text:p text:style-name="P1"><text:span text:style-name="T1">VOTE 1168125224 Campaign:ssss_uk_02B Validity:during Choice:Matthew CONN:MIG01TU MSISDN:00777774219999 GUID:239A02A4-9E05-4057-BA19-368C087A76A7 Shortcode:63334</text:span></text:p>
      <text:p text:style-name="P1"><text:span text:style-name="T1">VOTE 1168125229 Campaign:ssss_uk_02B Validity:during Choice:Leon CONN:MIG00VU MSISDN:00777778279999 GUID:D1B04933-699D-45D6-A8A0-7866D2D4C565 Shortcode:63334</text:span></text:p>
      <text:p text:style-name="P1"><text:span text:style-name="T1">VOTE 1168125232 Campaign:ssss_uk_02B Validity:during Choice:Matthew CONN:MIG00VU MSISDN:00777777509999 GUID:EBD867F2-3100-4EB9-93DB-0B4017ABACFB Shortcode:63334</text:span></text:p>
      <text:p text:style-name="P1"><text:span text:style-name="T1">VOTE 1168125236 Campaign:ssss_uk_02B Validity:during Choice:Matthew CONN:MIG01TU MSISDN:00777770559999 GUID:178F3EA8-C813-4568-8608-90E6CD4D138A Shortcode:63334</text:span></text:p>
      <text:p text:style-name="P1"><text:span text:style-name="T1">VOTE 1168125244 Campaign:ssss_uk_02B Validity:during Choice:Matthew CONN:MIG00VU MSISDN:00777770519999 GUID:289BC7A5-E720-458D-8FFD-9B8457E8DF6A Shortcode:63334</text:span></text:p>
      <text:p text:style-name="P1"><text:span text:style-name="T1">VOTE 1168125245 Campaign:ssss_uk_02B Validity:during Choice:Leon CONN:MIG01TU MSISDN:00777777199999 GUID:8FC93931-2C95-40D3-B73C-B251E9D7AA12 Shortcode:63334</text:span></text:p>
      <text:p text:style-name="P1"><text:span text:style-name="T1">VOTE 1168125265 Campaign:ssss_uk_02B Validity:during Choice:Matthew CONN:MIG00VU MSISDN:00777776399999 GUID:846F2368-BC43-4BFA-B563-E78A9250C905 Shortcode:63334</text:span></text:p>
      <text:p text:style-name="P1"><text:span text:style-name="T1">VOTE 1168125267 Campaign:ssss_uk_02B Validity:during Choice:Matthew CONN:MIG00VU MSISDN:00777779669999 GUID:BFA63E0E-B1DE-41CC-9014-9176D591B714 Shortcode:63334</text:span></text:p>
      <text:p text:style-name="P1"><text:span text:style-name="T1">VOTE 1168125268 Campaign:ssss_uk_02B Validity:during Choice:Leon CONN:MIG00VU MSISDN:00777779519999 GUID:2C0CA2FE-B6CF-4F16-9CB9-3923BB7A8618 Shortcode:63334</text:span></text:p>
      <text:p text:style-name="P1"><text:span text:style-name="T1">VOTE 1168125275 Campaign:ssss_uk_02B Validity:during Choice:Leon CONN:MIG00VU MSISDN:00777776849999 GUID:C80E61A8-6718-448B-8D7C-C6B275CE2BC2 Shortcode:63334</text:span></text:p>
      <text:p text:style-name="P1"><text:span text:style-name="T1">VOTE 1168125276 Campaign:ssss_uk_02B Validity:during Choice:Matthew CONN:MIG00VU MSISDN:00777778059999 GUID:B3EB5169-CCEC-48CF-8AB0-2CB158713BB4 Shortcode:63334</text:span></text:p>
      <text:p text:style-name="P1"><text:span text:style-name="T1">VOTE 1168125280 Campaign:ssss_uk_02B Validity:during Choice:Leon CONN:MIG00VU MSISDN:00777777719999 GUID:5013373A-F177-49F6-9927-0C47A8BDDCBC Shortcode:63334</text:span></text:p>
      <text:p text:style-name="P1"><text:span text:style-name="T1">VOTE 1168125280 Campaign:ssss_uk_02B Validity:during Choice:Matthew CONN:MIG00VU MSISDN:00777774109999 GUID:E311AE85-956D-4190-B03B-79C52CFB3E81 Shortcode:63334</text:span></text:p>
      <text:p text:style-name="P1"><text:span text:style-name="T1">VOTE 1168125280 Campaign:ssss_uk_02B Validity:during Choice:Matthew CONN:MIG01OU MSISDN:00777779959999 GUID:62C22A11-3D35-4A1A-9739-A576E017164A Shortcode:63334</text:span></text:p>
      <text:p text:style-name="P1"><text:span text:style-name="T1">VOTE 1168125283 Campaign:ssss_uk_02B Validity:during Choice:Leon CONN:MIG01OU MSISDN:00777771439999 GUID:8F7C7A2D-3FE2-4780-A218-0C69AD11036A Shortcode:63334</text:span></text:p>
      <text:p text:style-name="P1"><text:span text:style-name="T1">VOTE 1168125288 Campaign:ssss_uk_02B Validity:during Choice:Leon CONN:MIG01OU MSISDN:00777777169999 GUID:A4FF7D17-491B-4D93-9E13-F5523AE02C32 Shortcode:63334</text:span></text:p>
      <text:p text:style-name="P1"><text:span text:style-name="T1">VOTE 1168125290 Campaign:ssss_uk_02B Validity:during Choice:Matthew CONN:MIG00VU MSISDN:00777776799999 GUID:D19A51E5-21FC-4BBC-93B8-125FEE7A4C89 Shortcode:63334</text:span></text:p>
      <text:p text:style-name="P1"><text:span text:style-name="T1">VOTE 1168125293 Campaign:ssss_uk_02B Validity:during Choice:Leon CONN:MIG01OU MSISDN:00777776589999 GUID:E30E03AD-8352-4C43-8836-0A44D6C5A491 Shortcode:63334</text:span></text:p>
      <text:p text:style-name="P1"><text:span text:style-name="T1">VOTE 1168125294 Campaign:ssss_uk_02B Validity:during Choice:Matthew CONN:MIG00VU MSISDN:00777778229999 GUID:C007FF90-4C3F-428F-A78D-50AE2ABE86D3 Shortcode:63334</text:span></text:p>
      <text:p text:style-name="P1"><text:span text:style-name="T1">VOTE 1168125294 Campaign:ssss_uk_02B Validity:during Choice:Matthew CONN:MIG00VU MSISDN:00777779669999 GUID:DD4DDC02-0EEC-47BE-AD5B-F03C50BEBBA3 Shortcode:63334</text:span></text:p>
      <text:p text:style-name="P1"><text:span text:style-name="T1">VOTE 1168125295 Campaign:ssss_uk_02B Validity:during Choice:Leon CONN:MIG00VU MSISDN:00777776609999 GUID:24D3F3FD-25AD-42BE-AF38-60A58200C692 Shortcode:63334</text:span></text:p>
      <text:p text:style-name="P1"><text:span text:style-name="T1">VOTE 1168125300 Campaign:ssss_uk_02B Validity:during Choice:Matthew CONN:MIG00VU MSISDN:00777776229999 GUID:DC7D5BC5-2AD6-4931-95BE-B6C6718E8DF2 Shortcode:63334</text:span></text:p>
      <text:p text:style-name="P1"><text:span text:style-name="T1">VOTE 1168125305 Campaign:ssss_uk_02B Validity:during Choice:Leon CONN:MIG00VU MSISDN:00777776609999 GUID:3E50ED8C-9D26-40CA-A3A9-C27BC57CF81B Shortcode:63334</text:span></text:p>
      <text:p text:style-name="P1"><text:span text:style-name="T1">VOTE 1168125308 Campaign:ssss_uk_02B Validity:during Choice:Leon CONN:MIG01OU MSISDN:00777776589999 GUID:A3B79DA8-154F-43D2-AFA7-6BEE584CA93D Shortcode:63334</text:span></text:p>
      <text:p text:style-name="P1"><text:span text:style-name="T1">VOTE 1168125311 Campaign:ssss_uk_02B Validity:during Choice:Leon CONN:MIG01OU MSISDN:00777774709999 GUID:393E364B-769C-4874-B7A3-0EEBB2DC7C14 Shortcode:63334</text:span></text:p>
      <text:p text:style-name="P1"><text:span text:style-name="T1">VOTE 1168125314 Campaign:ssss_uk_02B Validity:during Choice:Leon CONN:MIG00VU MSISDN:00777771609999 GUID:20C1E582-624B-4DED-9184-B8DF1669E485 Shortcode:63334</text:span></text:p>
      <text:p text:style-name="P1"><text:span text:style-name="T1">VOTE 1168125316 Campaign:ssss_uk_02B Validity:during Choice:Leon CONN:MIG00VU MSISDN:00777776719999 GUID:FF9302D7-59B8-4988-8A0B-F5A8370F7703 Shortcode:63334</text:span></text:p>
      <text:p text:style-name="P1"><text:span text:style-name="T1">VOTE 1168125316 Campaign:ssss_uk_02B Validity:during Choice:Leon CONN:MIG01OU MSISDN:00777776599999 GUID:1D0E11CB-DB99-47DC-9810-9ED8AFC8AC00 Shortcode:63334</text:span></text:p>
      <text:p text:style-name="P1"><text:span text:style-name="T1">VOTE 1168125318 Campaign:ssss_uk_02B Validity:during Choice:Matthew CONN:MIG00VU MSISDN:00777776799999 GUID:DFFD0341-0059-4E5C-8749-382F57033E36 Shortcode:63334</text:span></text:p>
      <text:p text:style-name="P1"><text:span text:style-name="T1">VOTE 1168125318 Campaign:ssss_uk_02B Validity:during Choice:Leon CONN:MIG00VU MSISDN:00777776609999 GUID:2B7F16DB-666D-4550-9641-209DFC92AFF8 Shortcode:63334</text:span></text:p>
      <text:p text:style-name="P1"><text:span text:style-name="T1">VOTE 1168125323 Campaign:ssss_uk_02B Validity:during Choice:Leon CONN:MIG01OU </text:span><text:soft-page-break/><text:span text:style-name="T1">MSISDN:00777770259999 GUID:C87349C0-A3C8-46D6-B4BE-3F9426F25ED1 Shortcode:63334</text:span></text:p>
      <text:p text:style-name="P1"><text:span text:style-name="T1">VOTE 1168125324 Campaign:ssss_uk_02B Validity:during Choice:Leon CONN:MIG00VU MSISDN:00777778639999 GUID:7A1B7387-049B-410E-B003-4BF922E1922C Shortcode:63334</text:span></text:p>
      <text:p text:style-name="P1"><text:span text:style-name="T1">VOTE 1168125321 Campaign:ssss_uk_02B Validity:during Choice:Matthew CONN:MIG01TU MSISDN:00777770639999 GUID:D463EE14-8512-47C1-829A-0634FE9F53A1 Shortcode:63334</text:span></text:p>
      <text:p text:style-name="P1"><text:span text:style-name="T1">VOTE 1168125332 Campaign:ssss_uk_02B Validity:during Choice:Matthew CONN:MIG01OU MSISDN:00777775519999 GUID:C1FD5C86-6E80-488A-8B7C-916B04DC4C97 Shortcode:63334</text:span></text:p>
      <text:p text:style-name="P1"><text:span text:style-name="T1">VOTE 1168125336 Campaign:ssss_uk_02B Validity:during Choice:Matthew CONN:MIG01OU MSISDN:00777771439999 GUID:D4A4EC25-17B7-413A-803C-9293BAAD0BDE Shortcode:63334</text:span></text:p>
      <text:p text:style-name="P1"><text:span text:style-name="T1">VOTE 1168125338 Campaign:ssss_uk_02B Validity:during Choice:Matthew CONN:MIG01HU MSISDN:00777777099999 GUID:CB07293D-12AC-42B0-A308-806FF95404EE Shortcode:63334</text:span></text:p>
      <text:p text:style-name="P1"><text:span text:style-name="T1">VOTE 1168125336 Campaign:ssss_uk_02B Validity:during Choice:Leon CONN:MIG00VU MSISDN:00777776609999 GUID:36892647-CF00-4CE5-8ADA-CD0FE0EF963D Shortcode:63334</text:span></text:p>
      <text:p text:style-name="P1"><text:span text:style-name="T1">VOTE 1168125337 Campaign:ssss_uk_02B Validity:during Choice:Leon CONN:MIG00VU MSISDN:00777777869999 GUID:C28C3D22-654F-4307-844D-10BE44575BA6 Shortcode:63334</text:span></text:p>
      <text:p text:style-name="P1"><text:span text:style-name="T1">VOTE 1168125340 Campaign:ssss_uk_02B Validity:during Choice:Leon CONN:MIG01OU MSISDN:00777776359999 GUID:13FFEB0C-C301-4791-8806-499D4A882356 Shortcode:63334</text:span></text:p>
      <text:p text:style-name="P1"><text:span text:style-name="T1">VOTE 1168125342 Campaign:ssss_uk_02B Validity:during Choice:Leon CONN:MIG01TU MSISDN:00777772969999 GUID:124CD53F-9F32-4E50-8C98-9949B9426355 Shortcode:63334</text:span></text:p>
      <text:p text:style-name="P1"><text:span text:style-name="T1">VOTE 1168125344 Campaign:ssss_uk_02B Validity:during Choice:Matthew CONN:MIG01OU MSISDN:00777775949999 GUID:94DB8AB7-E5C4-4998-A12E-D0E75DC2BE9F Shortcode:63334</text:span></text:p>
      <text:p text:style-name="P1"><text:span text:style-name="T1">VOTE 1168125348 Campaign:ssss_uk_02B Validity:during Choice:Matthew CONN:MIG01TU MSISDN:00777771679999 GUID:CEEE57D8-1102-4E36-9A52-CEF6A29423FA Shortcode:63334</text:span></text:p>
      <text:p text:style-name="P1"><text:span text:style-name="T1">VOTE 1168125349 Campaign:ssss_uk_02B Validity:during Choice:Leon CONN:MIG00VU MSISDN:00777776609999 GUID:0AB283C8-7C34-4871-92E9-607C3C48DCE9 Shortcode:63334</text:span></text:p>
      <text:p text:style-name="P1"><text:span text:style-name="T1">VOTE 1168125352 Campaign:ssss_uk_02B Validity:during Choice:Matthew CONN:MIG00VU MSISDN:00777773399999 GUID:CF3061FE-8BDD-46EA-818F-864D6F33B895 Shortcode:63334</text:span></text:p>
      <text:p text:style-name="P1"><text:span text:style-name="T1">VOTE 1168125354 Campaign:ssss_uk_02B Validity:during Choice:Matthew CONN:MIG01OU MSISDN:00777771929999 GUID:B6011405-7E6F-4B92-B39D-E9E112BB72E5 Shortcode:63334</text:span></text:p>
      <text:p text:style-name="P1"><text:span text:style-name="T1">VOTE 1168125357 Campaign:ssss_uk_02B Validity:during Choice:Leon CONN:MIG01TU MSISDN:00777778489999 GUID:AB0AA5BC-BEA1-405E-8D76-47DE82524F11 Shortcode:63334</text:span></text:p>
      <text:p text:style-name="P1"><text:span text:style-name="T1">VOTE 1168125357 Campaign:ssss_uk_02B Validity:during Choice:Leon CONN:MIG00VU MSISDN:00777778559999 GUID:69733496-3B2C-4211-9D21-94FE532964B3 Shortcode:63334</text:span></text:p>
      <text:p text:style-name="P1"><text:span text:style-name="T1">VOTE 1168125359 Campaign:ssss_uk_02B Validity:during Choice:Leon CONN:MIG01OU MSISDN:00777777279999 GUID:30C1E226-5ED0-473B-BE2B-B27DF44B88F9 Shortcode:63334</text:span></text:p>
      <text:p text:style-name="P1"><text:span text:style-name="T1">VOTE 1168125356 Campaign:ssss_uk_02B Validity:during Choice:Matthew CONN:MIG01XU MSISDN:00777771169999 GUID:CCB729F9-D2B5-44E7-8FDC-A2894F3E5F49 Shortcode:63334</text:span></text:p>
      <text:p text:style-name="P1"><text:span text:style-name="T1">VOTE 1168125360 Campaign:ssss_uk_02B Validity:during Choice:Leon CONN:MIG00VU MSISDN:00777776609999 GUID:C494C237-2BE7-4AA6-9654-D9DE7794AD22 Shortcode:63334</text:span></text:p>
      <text:p text:style-name="P1"><text:span text:style-name="T1">VOTE 1168125360 Campaign:ssss_uk_02B Validity:during Choice:Leon CONN:MIG00VU MSISDN:00777776319999 GUID:A447EA1A-4780-46BD-B9E0-D0E92C845967 Shortcode:63334</text:span></text:p>
      <text:p text:style-name="P1"><text:span text:style-name="T1">VOTE 1168125369 Campaign:ssss_uk_02B Validity:during Choice:Matthew CONN:MIG01XU MSISDN:00777775039999 GUID:9AA91B41-AADE-4057-B671-5F9C465E8243 Shortcode:63334</text:span></text:p>
      <text:p text:style-name="P1"><text:span text:style-name="T1">VOTE 1168125374 Campaign:ssss_uk_02B Validity:during Choice:Leon CONN:MIG00VU MSISDN:00777776609999 GUID:791E3BC2-7A11-46DD-8327-FBCB15906D0C Shortcode:63334</text:span></text:p>
      <text:p text:style-name="P1"><text:span text:style-name="T1">VOTE 1168125374 Campaign:ssss_uk_02B Validity:during Choice:Matthew CONN:MIG01XU MSISDN:00777771169999 GUID:D23DE270-0EC4-402A-AA9C-550BE02A62AF Shortcode:63334</text:span></text:p>
      <text:p text:style-name="P1"><text:span text:style-name="T1">VOTE 1168125387 Campaign:ssss_uk_02B Validity:during Choice:Matthew CONN:MIG01XU MSISDN:00777773869999 GUID:7989C8D7-458E-4C1C-811B-BF273316A7A5 Shortcode:63334</text:span></text:p>
      <text:p text:style-name="P1"><text:span text:style-name="T1">VOTE 1168125402 Campaign:ssss_uk_02B Validity:during Choice:Leon CONN:MIG01XU MSISDN:00777772889999 GUID:85BE2951-6C7F-45AA-8EB3-A7598E40269C Shortcode:63334</text:span></text:p>
      <text:p text:style-name="P1"><text:span text:style-name="T1">VOTE 1168125412 Campaign:ssss_uk_02B Validity:during Choice:Leon CONN:MIG01XU MSISDN:00777778169999 GUID:C50F6D2E-3759-4AFD-A079-AB597B9ED798 Shortcode:63334</text:span></text:p>
      <text:p text:style-name="P1"><text:span text:style-name="T1">VOTE 1168125474 Campaign:ssss_uk_02B Validity:during Choice:Leon CONN:MIG00VU MSISDN:00777778789999 GUID:CA4A2983-31A6-4413-A510-E18576E5F8A9 Shortcode:63334</text:span></text:p>
      <text:p text:style-name="P1"><text:span text:style-name="T1">VOTE 1168125472 Campaign:ssss_uk_02B Validity:during Choice:Leon CONN:MIG01XU MSISDN:00777772529999 GUID:A2C147A7-0F3E-4175-BBB2-2D069308F0DB Shortcode:63334</text:span></text:p>
      <text:p text:style-name="P1"><text:span text:style-name="T1">VOTE 1168125477 Campaign:ssss_uk_02B Validity:during Choice:Leon CONN:MIG01XU MSISDN:00777771079999 GUID:2EB58AA6-D974-48BB-9BEB-0329F2946864 Shortcode:63334</text:span></text:p>
      <text:p text:style-name="P1"><text:span text:style-name="T1">VOTE 1168125488 Campaign:ssss_uk_02B Validity:during Choice:Matthew CONN:MIG01OU MSISDN:00777774739999 GUID:19B58B4E-9FD2-49C4-BA17-3AF23FD47189 Shortcode:63334</text:span></text:p>
      <text:p text:style-name="P1"><text:span text:style-name="T1">VOTE 1168125499 Campaign:ssss_uk_02B Validity:during Choice:Leon CONN:MIG01XU </text:span><text:soft-page-break/><text:span text:style-name="T1">MSISDN:00777774199999 GUID:9A1AF20A-CE3F-4969-9EB7-0B46A6412353 Shortcode:63334</text:span></text:p>
      <text:p text:style-name="P1"><text:span text:style-name="T1">VOTE 1168125503 Campaign:ssss_uk_02B Validity:during Choice:Leon CONN:MIG01OU MSISDN:00777773329999 GUID:67C12C15-2482-4739-A0C6-6EF6466FBA18 Shortcode:63334</text:span></text:p>
      <text:p text:style-name="P1"><text:span text:style-name="T1">VOTE 1168125505 Campaign:ssss_uk_02B Validity:during Choice:Antony CONN:MIG01TU MSISDN:00777772439999 GUID:1A06A0E8-4CBB-444C-B09B-C94C9DA9C624 Shortcode:63334</text:span></text:p>
      <text:p text:style-name="P1"><text:span text:style-name="T1">VOTE 1168125508 Campaign:ssss_uk_02B Validity:during Choice:Matthew CONN:MIG01OU MSISDN:00777774359999 GUID:A76AD263-1F88-4C71-91BD-0148BB19E2E8 Shortcode:63334</text:span></text:p>
      <text:p text:style-name="P1"><text:span text:style-name="T1">VOTE 1168125511 Campaign:ssss_uk_02B Validity:during Choice:Matthew CONN:MIG00VU MSISDN:00777778409999 GUID:4AA40C48-61CE-4E61-BD0E-7A9CA676EC65 Shortcode:63334</text:span></text:p>
      <text:p text:style-name="P1"><text:span text:style-name="T1">VOTE 1168125517 Campaign:ssss_uk_02B Validity:during Choice:Leon CONN:MIG01OU MSISDN:00777777099999 GUID:3FED2614-A4BA-4B4A-A05E-CD6C1371396F Shortcode:63334</text:span></text:p>
      <text:p text:style-name="P1"><text:span text:style-name="T1">VOTE 1168125520 Campaign:ssss_uk_02B Validity:during Choice:Leon CONN:MIG01TU MSISDN:00777776529999 GUID:82F0EDE6-BBCD-40F9-ACC9-756EE476E8FC Shortcode:63334</text:span></text:p>
      <text:p text:style-name="P1"><text:span text:style-name="T1">VOTE 1168125527 Campaign:ssss_uk_02B Validity:during Choice:Verity CONN:MIG01XU MSISDN:00777776529999 GUID:D14E08DB-9E0A-4B6E-B632-6079C4E0D35C Shortcode:63334</text:span></text:p>
      <text:p text:style-name="P1"><text:span text:style-name="T1">VOTE 1168125536 Campaign:ssss_uk_02B Validity:during Choice:Gemma CONN:MIG01HU MSISDN:00777778659999 GUID:1613E693-39FC-4FAC-8052-C60FBF7928D8 Shortcode:63334</text:span></text:p>
      <text:p text:style-name="P1"><text:span text:style-name="T1">VOTE 1168125543 Campaign:ssss_uk_02B Validity:during Choice:Leon CONN:MIG01XU MSISDN:00777771099999 GUID:21212540-92F0-42A9-9AC9-270DC04ED929 Shortcode:63334</text:span></text:p>
      <text:p text:style-name="P1"><text:span text:style-name="T1">VOTE 1168125557 Campaign:ssss_uk_02B Validity:during Choice:Matthew CONN:MIG01OU MSISDN:00777771109999 GUID:8303A7BC-7582-4577-8893-9C5666EB2FE1 Shortcode:63334</text:span></text:p>
      <text:p text:style-name="P1"><text:span text:style-name="T1">VOTE 1168125561 Campaign:ssss_uk_02B Validity:during Choice:Tupele CONN:MIG01OU MSISDN:00777773689999 GUID:A620CFC1-7282-414E-9720-6C8FAD32CE25 Shortcode:63334</text:span></text:p>
      <text:p text:style-name="P1"><text:span text:style-name="T1">VOTE 1168125567 Campaign:ssss_uk_02B Validity:during Choice:Matthew CONN:MIG01OU MSISDN:00777771209999 GUID:1B35C87E-8A5E-4916-87CB-401683324DE9 Shortcode:63334</text:span></text:p>
      <text:p text:style-name="P1"><text:span text:style-name="T1">VOTE 1168125571 Campaign:ssss_uk_02B Validity:during Choice:Alan CONN:MIG01OU MSISDN:00777779199999 GUID:E11D0887-6941-4FB0-9116-1559F00C4EE8 Shortcode:63334</text:span></text:p>
      <text:p text:style-name="P1"><text:span text:style-name="T1">VOTE 1168125573 Campaign:ssss_uk_02B Validity:during Choice:Matthew CONN:MIG01OU MSISDN:00777771929999 GUID:882C533D-32C8-468C-AC62-0F34C7EB5182 Shortcode:63334</text:span></text:p>
      <text:p text:style-name="P1"><text:span text:style-name="T1">VOTE 1168125585 Campaign:ssss_uk_02B Validity:during Choice:Matthew CONN:MIG01OU MSISDN:00777771929999 GUID:5C96DCB0-B5D2-49BE-B171-4F2A46DE67FC Shortcode:63334</text:span></text:p>
      <text:p text:style-name="P1"><text:span text:style-name="T1">VOTE 1168125679 Campaign:ssss_uk_02B Validity:during Choice:Matthew CONN:MIG01XU MSISDN:00777771489999 GUID:92C08A30-C785-4CA2-B627-AD3DFFFD60E4 Shortcode:63334</text:span></text:p>
      <text:p text:style-name="P1"><text:span text:style-name="T1">VOTE 1168125681 Campaign:ssss_uk_02B Validity:during Choice:Leon CONN:MIG01OU MSISDN:00777775609999 GUID:4D753E1B-B9A3-437C-872C-8230F6B3AB18 Shortcode:63334</text:span></text:p>
      <text:p text:style-name="P1"><text:span text:style-name="T1">VOTE 1168125689 Campaign:ssss_uk_02B Validity:during Choice:Leon CONN:MIG01OU MSISDN:00777773169999 GUID:56E9CD0D-86ED-4D84-8259-BC9AF0DBEDC5 Shortcode:63334</text:span></text:p>
      <text:p text:style-name="P1"><text:span text:style-name="T1">VOTE 1168125691 Campaign:ssss_uk_02B Validity:during Choice:Leon CONN:MIG01XU MSISDN:00777771699999 GUID:44728757-D18B-4302-ABD7-49EF9F7D914D Shortcode:63334</text:span></text:p>
      <text:p text:style-name="P1"><text:span text:style-name="T1">VOTE 1168125688 Campaign:ssss_uk_02B Validity:during Choice:Leon CONN:MIG00VU MSISDN:00777775519999 GUID:0246C9E1-31E4-416A-8643-6CD939E0D6CE Shortcode:63334</text:span></text:p>
      <text:p text:style-name="P1"><text:span text:style-name="T1">VOTE 1168125696 Campaign:ssss_uk_02B Validity:during Choice:Leon CONN:MIG01XU MSISDN:00777779429999 GUID:93FFA15E-5A18-43A1-A79A-D0AECD68E2BD Shortcode:63334</text:span></text:p>
      <text:p text:style-name="P1"><text:span text:style-name="T1">VOTE 1168125698 Campaign:ssss_uk_02B Validity:during Choice:Leon CONN:MIG01XU MSISDN:00777776129999 GUID:036865E3-0914-47FC-88FC-760F8030BC43 Shortcode:63334</text:span></text:p>
      <text:p text:style-name="P1"><text:span text:style-name="T1">VOTE 1168125700 Campaign:ssss_uk_02B Validity:during Choice:Gemma CONN:MIG00VU MSISDN:00777778729999 GUID:D55480DF-44CB-44F6-8427-A8B0C4C578E4 Shortcode:63334</text:span></text:p>
      <text:p text:style-name="P1"><text:span text:style-name="T1">VOTE 1168125717 Campaign:ssss_uk_02B Validity:during Choice:Leon CONN:MIG01OU MSISDN:00777772909999 GUID:43A66187-D639-4582-A0F7-C56A81B823A9 Shortcode:63334</text:span></text:p>
      <text:p text:style-name="P1"><text:span text:style-name="T1">VOTE 1168125722 Campaign:ssss_uk_02B Validity:during Choice:Leon CONN:MIG01TU MSISDN:00777774159999 GUID:48A578E1-F720-4C7E-B30F-93F7DE235B7D Shortcode:63334</text:span></text:p>
      <text:p text:style-name="P1"><text:span text:style-name="T1">VOTE 1168125723 Campaign:ssss_uk_02B Validity:during Choice:Leon CONN:MIG01TU MSISDN:00777777119999 GUID:C4176A89-62F8-4BAA-BB11-D52605C7A6DD Shortcode:63334</text:span></text:p>
      <text:p text:style-name="P1"><text:span text:style-name="T1">VOTE 1168125723 Campaign:ssss_uk_02B Validity:during Choice:Matthew CONN:MIG01TU MSISDN:00777778579999 GUID:9AA8CDD6-AB54-4E50-A1FB-11AEF00999D4 Shortcode:63334</text:span></text:p>
      <text:p text:style-name="P1"><text:span text:style-name="T1">VOTE 1168125730 Campaign:ssss_uk_02B Validity:during Choice:Matthew CONN:MIG01OU MSISDN:00777775069999 GUID:A4426EA8-2359-4464-ABF3-25C14B2664F9 Shortcode:63334</text:span></text:p>
      <text:p text:style-name="P1"><text:span text:style-name="T1">VOTE 1168125737 Campaign:ssss_uk_02B Validity:during Choice:Leon CONN:MIG01TU MSISDN:00777776769999 GUID:BF75FE2C-7EFA-4688-9A26-089C42D3F0B1 Shortcode:63334</text:span></text:p>
      <text:p text:style-name="P1"><text:span text:style-name="T1">VOTE 1168125738 Campaign:ssss_uk_02B Validity:during Choice:Leon CONN:MIG01OU MSISDN:00777778959999 GUID:22DCFBEE-AA90-4D31-90F3-820D3F148C4D Shortcode:63334</text:span></text:p>
      <text:p text:style-name="P1"><text:span text:style-name="T1">VOTE 1168125740 Campaign:ssss_uk_02B Validity:during Choice:Matthew CONN:MIG01OU </text:span><text:soft-page-break/><text:span text:style-name="T1">MSISDN:00777776289999 GUID:400FC103-0F0A-4EEF-91A2-99089AFB36BB Shortcode:63334</text:span></text:p>
      <text:p text:style-name="P1"><text:span text:style-name="T1">VOTE 1168125750 Campaign:ssss_uk_02B Validity:during Choice:Leon CONN:MIG00VU MSISDN:00777777869999 GUID:B443774F-CF07-418E-AA11-CC5FA01FE139 Shortcode:63334</text:span></text:p>
      <text:p text:style-name="P1"><text:span text:style-name="T1">VOTE 1168125843 Campaign:ssss_uk_02B Validity:during Choice:Matthew CONN:MIG01TU MSISDN:00777772039999 GUID:94BEC908-36A2-4581-BDDD-69ABFA54F250 Shortcode:63334</text:span></text:p>
      <text:p text:style-name="P1"><text:span text:style-name="T1">VOTE 1168125852 Campaign:ssss_uk_02B Validity:during Choice:Leon CONN:MIG01OU MSISDN:00777771949999 GUID:A6789352-4AB5-4B2B-939C-89C20BCB79FD Shortcode:63334</text:span></text:p>
      <text:p text:style-name="P1"><text:span text:style-name="T1">VOTE 1168125865 Campaign:ssss_uk_02B Validity:during Choice:Leon CONN:MIG01TU MSISDN:00777772759999 GUID:987586F6-462B-4984-A03C-747604B330BB Shortcode:63334</text:span></text:p>
      <text:p text:style-name="P1"><text:span text:style-name="T1">VOTE 1168125875 Campaign:ssss_uk_02B Validity:during Choice:Leon CONN:MIG01XU MSISDN:00777774909999 GUID:FE4636E8-077F-448F-925D-0A16A99F1566 Shortcode:63334</text:span></text:p>
      <text:p text:style-name="P1"><text:span text:style-name="T1">VOTE 1168125880 Campaign:ssss_uk_02B Validity:during Choice:Leon CONN:MIG01TU MSISDN:00777770899999 GUID:7932C82A-34B4-4744-B875-AA8A9784F8AA Shortcode:63334</text:span></text:p>
      <text:p text:style-name="P1"><text:span text:style-name="T1">VOTE 1168125901 Campaign:ssss_uk_02B Validity:during Choice:Leon CONN:MIG01OU MSISDN:00777775449999 GUID:0B3BDDF6-0859-439D-8E90-1996978BE67D Shortcode:63334</text:span></text:p>
      <text:p text:style-name="P1"><text:span text:style-name="T1">VOTE 1168125904 Campaign:ssss_uk_02B Validity:during Choice:Matthew CONN:MIG01OU MSISDN:00777775699999 GUID:219ECCFB-9AD1-42E4-8A16-C670BCD08443 Shortcode:63334</text:span></text:p>
      <text:p text:style-name="P1"><text:span text:style-name="T1">VOTE 1168125907 Campaign:ssss_uk_02B Validity:during Choice:Leon CONN:MIG00VU MSISDN:00777771409999 GUID:054E5822-0F74-4DBC-938A-31C397C869F3 Shortcode:63334</text:span></text:p>
      <text:p text:style-name="P1"><text:span text:style-name="T1">VOTE 1168125916 Campaign:ssss_uk_02B Validity:during Choice:Leon CONN:MIG01TU MSISDN:00777776109999 GUID:790F8547-0717-4298-BF03-87DE338D1EE0 Shortcode:63334</text:span></text:p>
      <text:p text:style-name="P1"><text:span text:style-name="T1">VOTE 1168125921 Campaign:ssss_uk_02B Validity:during Choice:Tupele CONN:MIG01XU MSISDN:00777776939999 GUID:4BAAAF49-A3EA-46A1-B2AD-196A6A3CF680 Shortcode:63334</text:span></text:p>
      <text:p text:style-name="P1"><text:span text:style-name="T1">VOTE 1168125925 Campaign:ssss_uk_02B Validity:during Choice:Gemma CONN:MIG01XU MSISDN:00777777869999 GUID:F53756F5-BCBB-45CA-ADA2-ACE046767A1B Shortcode:63334</text:span></text:p>
      <text:p text:style-name="P1"><text:span text:style-name="T1">VOTE 1168125939 Campaign:ssss_uk_02B Validity:during Choice:Leon CONN:MIG01XU MSISDN:00777774079999 GUID:36875CD8-748C-4E5B-8C83-7AFC7331F793 Shortcode:63334</text:span></text:p>
      <text:p text:style-name="P1"><text:span text:style-name="T1">VOTE 1168126017 Campaign:ssss_uk_02B Validity:during Choice:Leon CONN:MIG00VU MSISDN:00777770879999 GUID:79D200EB-F338-4F17-8AE4-3D76C256E7F5 Shortcode:63334</text:span></text:p>
      <text:p text:style-name="P1"><text:span text:style-name="T1">VOTE 1168126024 Campaign:ssss_uk_02B Validity:during Choice:Matthew CONN:MIG01XU MSISDN:00777770389999 GUID:0E038EF9-FD24-4027-8A33-FA01E02C224B Shortcode:63334</text:span></text:p>
      <text:p text:style-name="P1"><text:span text:style-name="T1">VOTE 1168126024 Campaign:Emmerdale Validity:during Choice:BOB CONN:MIG01XU MSISDN:00777774469999 GUID:892BE84F-0B2B-48F0-86EF-B5281F754B6B Shortcode:63339</text:span></text:p>
      <text:p text:style-name="P1"><text:span text:style-name="T1">VOTE 1168126034 Campaign:ssss_uk_02B Validity:during Choice:Antony CONN:MIG01XU MSISDN:00777775329999 GUID:CC39C282-16B2-4827-8C5A-D9388F04BA36 Shortcode:63334</text:span></text:p>
      <text:p text:style-name="P1"><text:span text:style-name="T1">VOTE 1168126040 Campaign:ssss_uk_02B Validity:during Choice:Leon CONN:MIG00VU MSISDN:00777775529999 GUID:EA3ECA5C-8A90-4503-8623-93C24447BCB5 Shortcode:63334</text:span></text:p>
      <text:p text:style-name="P1"><text:span text:style-name="T1">VOTE 1168126046 Campaign:ssss_uk_02B Validity:during Choice:Leon CONN:MIG01TU MSISDN:00777774839999 GUID:23E70B84-EFE5-468E-AF56-CDF950D59D02 Shortcode:63334</text:span></text:p>
      <text:p text:style-name="P1"><text:span text:style-name="T1">VOTE 1168126048 Campaign:ssss_uk_02B Validity:during Choice:Mark CONN:MIG01OU MSISDN:00777770709999 GUID:24ECAB39-8E18-4295-A39F-54B8A3894933 Shortcode:63334</text:span></text:p>
      <text:p text:style-name="P1"><text:span text:style-name="T1">VOTE 1168126052 Campaign:ssss_uk_02B Validity:during Choice:Alan CONN:MIG01OU MSISDN:00777770709999 GUID:ED574287-C586-4F9F-B67E-5F1C06DAA730 Shortcode:63334</text:span></text:p>
      <text:p text:style-name="P1"><text:span text:style-name="T1">VOTE 1168126064 Campaign:ssss_uk_02B Validity:during Choice:Matthew CONN:MIG01TU MSISDN:00777772619999 GUID:3EB67105-3E0B-420B-A966-70F7249FFB06 Shortcode:63334</text:span></text:p>
      <text:p text:style-name="P1"><text:span text:style-name="T1">VOTE 1168126067 Campaign:ssss_uk_02B Validity:during Choice:Leon CONN:MIG01TU MSISDN:00777776419999 GUID:FC2E0285-26DD-483D-A9A2-113E6C9B566E Shortcode:63334</text:span></text:p>
      <text:p text:style-name="P1"><text:span text:style-name="T1">VOTE 1168126069 Campaign:ssss_uk_02B Validity:during Choice:Matthew CONN:MIG01OU MSISDN:00777771789999 GUID:C8EF2203-6AB1-4FBC-94A7-5841D894F829 Shortcode:63334</text:span></text:p>
      <text:p text:style-name="P1"><text:span text:style-name="T1">VOTE 1168126082 Campaign:ssss_uk_02B Validity:during Choice:Matthew CONN:MIG01TU MSISDN:00777776909999 GUID:D3ABC4EB-9A34-4888-AAF5-3794541DC698 Shortcode:63334</text:span></text:p>
      <text:p text:style-name="P1"><text:span text:style-name="T1">VOTE 1168126151 Campaign:ssss_uk_02B Validity:during Choice:Leon CONN:MIG00VU MSISDN:00777771669999 GUID:5D3ADBA3-770F-41A3-A659-EC8AD1F5645B Shortcode:63334</text:span></text:p>
      <text:p text:style-name="P1"><text:span text:style-name="T1">VOTE 1168126150 Campaign:ssss_uk_02B Validity:during Choice:Leon CONN:MIG01OU MSISDN:00777775809999 GUID:FD487EFB-06BB-403C-A189-8D7589CE6471 Shortcode:63334</text:span></text:p>
      <text:p text:style-name="P1"><text:span text:style-name="T1">VOTE 1168126157 Campaign:ssss_uk_02B Validity:during Choice:Hayley CONN:MIG01OU MSISDN:00777776879999 GUID:0878F4F0-10BD-4B64-BF28-F813E9EBE565 Shortcode:63334</text:span></text:p>
      <text:p text:style-name="P1"><text:span text:style-name="T1">VOTE 1168126166 Campaign:ssss_uk_02B Validity:during Choice:Leon CONN:MIG00VU MSISDN:00777779389999 GUID:C83918E1-2B38-4890-A636-0391BEE72947 Shortcode:63334</text:span></text:p>
      <text:p text:style-name="P1"><text:span text:style-name="T1">VOTE 1168126166 Campaign:ssss_uk_02B Validity:during Choice:Leon CONN:MIG01TU MSISDN:00777778739999 GUID:7556128B-1599-4B66-917E-4B96E636FE5E Shortcode:63334</text:span></text:p>
      <text:p text:style-name="P1"><text:span text:style-name="T1">VOTE 1168126171 Campaign:ssss_uk_02B Validity:during Choice:Leon CONN:MIG00VU </text:span><text:soft-page-break/><text:span text:style-name="T1">MSISDN:00777771669999 GUID:FE23C4CA-DA5E-4535-AA50-DF94B1A0CA31 Shortcode:63334</text:span></text:p>
      <text:p text:style-name="P1"><text:span text:style-name="T1">VOTE 1168126173 Campaign:ssss_uk_02B Validity:during Choice:Leon CONN:MIG01XU MSISDN:00777772619999 GUID:01348435-38C3-4A92-9A13-7BE82AB75436 Shortcode:63334</text:span></text:p>
      <text:p text:style-name="P1"><text:span text:style-name="T1">VOTE 1168126180 Campaign:ssss_uk_02B Validity:during Choice:Leon CONN:MIG01OU MSISDN:00777773039999 GUID:9398111A-70F5-410B-A6E4-65E422A491F1 Shortcode:63334</text:span></text:p>
      <text:p text:style-name="P1"><text:span text:style-name="T1">VOTE 1168126181 Campaign:ssss_uk_02B Validity:during Choice:Matthew CONN:MIG01TU MSISDN:00777770149999 GUID:3C24B66E-9E19-4434-B067-81678F95EEEA Shortcode:63334</text:span></text:p>
      <text:p text:style-name="P1"><text:span text:style-name="T1">VOTE 1168126183 Campaign:ssss_uk_02B Validity:during Choice:Leon CONN:MIG01OU MSISDN:00777770589999 GUID:6272C8DF-DD2F-4063-A7D4-B9B8AD5C30F3 Shortcode:63334</text:span></text:p>
      <text:p text:style-name="P1"><text:span text:style-name="T1">VOTE 1168126185 Campaign:ssss_uk_02B Validity:during Choice:Leon CONN:MIG01OU MSISDN:00777771969999 GUID:0B680D07-23C0-4FE9-86DF-5A2C5874858D Shortcode:63334</text:span></text:p>
      <text:p text:style-name="P1"><text:span text:style-name="T1">VOTE 1168126190 Campaign:ssss_uk_02B Validity:during Choice:Matthew CONN:MIG01OU MSISDN:00777774359999 GUID:26BB1182-F5A9-4B66-B297-9FFBC4EF4946 Shortcode:63334</text:span></text:p>
      <text:p text:style-name="P1"><text:span text:style-name="T1">VOTE 1168126190 Campaign:ssss_uk_02B Validity:during Choice:Leon CONN:MIG01TU MSISDN:00777774629999 GUID:DD36F618-46B0-4344-BE0E-033F51B00738 Shortcode:63334</text:span></text:p>
      <text:p text:style-name="P1"><text:span text:style-name="T1">VOTE 1168126189 Campaign:ssss_uk_02B Validity:during Choice:Matthew CONN:MIG00VU MSISDN:00777775289999 GUID:11B01E7D-88B5-49FC-A0FD-46C10B167E8D Shortcode:63334</text:span></text:p>
      <text:p text:style-name="P1"><text:span text:style-name="T1">VOTE 1168126193 Campaign:ssss_uk_02B Validity:during Choice:Leon CONN:MIG01XU MSISDN:00777778619999 GUID:392E93DC-85A2-4844-AA1C-296432B70A1E Shortcode:63334</text:span></text:p>
      <text:p text:style-name="P1"><text:span text:style-name="T1">VOTE 1168126198 Campaign:ssss_uk_02B Validity:during Choice:Gemma CONN:MIG01XU MSISDN:00777772489999 GUID:F06D7308-0771-49C4-8582-214E04C4ABB1 Shortcode:63334</text:span></text:p>
      <text:p text:style-name="P1"><text:span text:style-name="T1">VOTE 1168126199 Campaign:ssss_uk_02B Validity:during Choice:Leon CONN:MIG00VU MSISDN:00777771669999 GUID:7C87D776-34DD-45D6-8A0C-6645CF19E76A Shortcode:63334</text:span></text:p>
      <text:p text:style-name="P1"><text:span text:style-name="T1">VOTE 1168126205 Campaign:ssss_uk_02B Validity:during Choice:Leon CONN:MIG01OU MSISDN:00777776729999 GUID:A27FA12F-62EF-4CD0-B445-F28B7B493DB6 Shortcode:63334</text:span></text:p>
      <text:p text:style-name="P1"><text:span text:style-name="T1">VOTE 1168126205 Campaign:ssss_uk_02B Validity:during Choice:Leon CONN:MIG01OU MSISDN:00777776769999 GUID:5B0A85B7-1301-4C4F-A289-E12F73BE161D Shortcode:63334</text:span></text:p>
      <text:p text:style-name="P1"><text:span text:style-name="T1">VOTE 1168126205 Campaign:ssss_uk_02B Validity:during Choice:Matthew CONN:MIG01TU MSISDN:00777772339999 GUID:4EB3C853-C5DF-4181-86E4-759F040CF1C1 Shortcode:63334</text:span></text:p>
      <text:p text:style-name="P1"><text:span text:style-name="T1">VOTE 1168126209 Campaign:ssss_uk_02B Validity:during Choice:Leon CONN:MIG00VU MSISDN:00777771669999 GUID:54E6E204-260D-4597-8E07-7FBA09C1B6F2 Shortcode:63334</text:span></text:p>
      <text:p text:style-name="P1"><text:span text:style-name="T1">VOTE 1168126209 Campaign:ssss_uk_02B Validity:during Choice:Leon CONN:MIG00VU MSISDN:00777770589999 GUID:89F21BD8-787A-4328-B7D2-8AE49EB5FAA6 Shortcode:63334</text:span></text:p>
      <text:p text:style-name="P1"><text:span text:style-name="T1">VOTE 1168126219 Campaign:ssss_uk_02B Validity:during Choice:Leon CONN:MIG00VU MSISDN:00777771669999 GUID:556282C2-68C9-46F3-8B59-EA5DADF4FB4F Shortcode:63334</text:span></text:p>
      <text:p text:style-name="P1"><text:span text:style-name="T1">VOTE 1168126230 Campaign:ssss_uk_02B Validity:during Choice:Leon CONN:MIG00VU MSISDN:00777771669999 GUID:E0587B94-6005-4BD0-900D-4CCDAEEF3E9F Shortcode:63334</text:span></text:p>
      <text:p text:style-name="P1"><text:span text:style-name="T1">VOTE 1168126241 Campaign:ssss_uk_02B Validity:during Choice:Leon CONN:MIG00VU MSISDN:00777771669999 GUID:080046D0-2272-489B-A3B6-F872D457D0C4 Shortcode:63334</text:span></text:p>
      <text:p text:style-name="P1"><text:span text:style-name="T1">VOTE 1168126253 Campaign:ssss_uk_02B Validity:during Choice:Leon CONN:MIG00VU MSISDN:00777770959999 GUID:A156149E-44EF-4810-B1CE-C0C731A4DC14 Shortcode:63334</text:span></text:p>
      <text:p text:style-name="P1"><text:span text:style-name="T1">VOTE 1168126257 Campaign:ssss_uk_02B Validity:during Choice:Matthew CONN:MIG00VU MSISDN:00777778689999 GUID:32ACFA1B-9D4D-4FE1-95EF-064D1D01737B Shortcode:63334</text:span></text:p>
      <text:p text:style-name="P1"><text:span text:style-name="T1">VOTE 1168126264 Campaign:ssss_uk_02B Validity:during Choice:Leon CONN:MIG00VU MSISDN:00777771669999 GUID:646FBE39-42BC-4AE9-9D0E-07C761953F78 Shortcode:63334</text:span></text:p>
      <text:p text:style-name="P1"><text:span text:style-name="T1">VOTE 1168126266 Campaign:ssss_uk_02B Validity:during Choice:Leon CONN:MIG00VU MSISDN:00777770959999 GUID:45222B88-0F4D-40C2-8AC9-3EA77D7BDB78 Shortcode:63334</text:span></text:p>
      <text:p text:style-name="P1"><text:span text:style-name="T1">VOTE 1168126278 Campaign:ssss_uk_02B Validity:during Choice:Leon CONN:MIG00VU MSISDN:00777771669999 GUID:43FE489A-974C-4D87-8A58-4E5DB3F15589 Shortcode:63334</text:span></text:p>
      <text:p text:style-name="P1"><text:span text:style-name="T1">VOTE 1168126290 Campaign:ssss_uk_02B Validity:during Choice:Leon CONN:MIG00VU MSISDN:00777771669999 GUID:4BD7D72D-382E-4EE6-A6BC-D820472C9D30 Shortcode:63334</text:span></text:p>
      <text:p text:style-name="P1"><text:span text:style-name="T1">VOTE 1168126302 Campaign:ssss_uk_02B Validity:during Choice:Leon CONN:MIG00VU MSISDN:00777771669999 GUID:84DC5FE8-A1B3-4427-91A3-C004BEA1800C Shortcode:63334</text:span></text:p>
      <text:p text:style-name="P1"><text:span text:style-name="T1">VOTE 1168126311 Campaign:ssss_uk_02B Validity:during Choice:Leon CONN:MIG00VU MSISDN:00777770959999 GUID:D7D71EB3-0C15-47F0-AEB9-43CF989D4F8D Shortcode:63334</text:span></text:p>
      <text:p text:style-name="P1"><text:span text:style-name="T1">VOTE 1168126317 Campaign:ssss_uk_02B Validity:during Choice:Leon CONN:MIG00VU MSISDN:00777771669999 GUID:3DC20648-2DAC-4E33-AA2B-4A28FA55C154 Shortcode:63334</text:span></text:p>
      <text:p text:style-name="P1"><text:span text:style-name="T1">VOTE 1168126319 Campaign:ssss_uk_02B Validity:during Choice:Leon CONN:MIG00VU MSISDN:00777770959999 GUID:A861DECA-5ECE-4948-9889-BF72E25C16F4 Shortcode:63334</text:span></text:p>
      <text:p text:style-name="P1"><text:span text:style-name="T1">VOTE 1168126324 Campaign:ssss_uk_02B Validity:during Choice:Leon CONN:MIG01OU MSISDN:00777770399999 GUID:55245AC8-642B-4BD8-B493-A6C9755B4B00 Shortcode:63334</text:span></text:p>
      <text:p text:style-name="P1"><text:span text:style-name="T1">VOTE 1168126328 Campaign:ssss_uk_02B Validity:during Choice:Leon CONN:MIG00VU </text:span><text:soft-page-break/><text:span text:style-name="T1">MSISDN:00777771669999 GUID:387D31A6-C140-4B4F-814C-2F824E0F2062 Shortcode:63334</text:span></text:p>
      <text:p text:style-name="P1"><text:span text:style-name="T1">VOTE 1168126333 Campaign:ssss_uk_02B Validity:during Choice:Leon CONN:MIG01XU MSISDN:00777773239999 GUID:51056EC9-70E1-4982-B209-0C2F6BCD7826 Shortcode:63334</text:span></text:p>
      <text:p text:style-name="P1"><text:span text:style-name="T1">VOTE 1168126336 Campaign:ssss_uk_02B Validity:during Choice:Matthew CONN:MIG00VU MSISDN:00777775289999 GUID:145F47DC-76D4-442A-AE17-0535512B4540 Shortcode:63334</text:span></text:p>
      <text:p text:style-name="P1"><text:span text:style-name="T1">VOTE 1168126344 Campaign:ssss_uk_02B Validity:during Choice:Matthew CONN:MIG01OU MSISDN:00777771789999 GUID:3C3FF14D-69F6-4309-9272-FE0F4782D20A Shortcode:63334</text:span></text:p>
      <text:p text:style-name="P1"><text:span text:style-name="T1">VOTE 1168126346 Campaign:ssss_uk_02B Validity:during Choice:Leon CONN:MIG00VU MSISDN:00777770959999 GUID:E53307EB-7EF7-47D5-8F24-D7EA52895726 Shortcode:63334</text:span></text:p>
      <text:p text:style-name="P1"><text:span text:style-name="T1">VOTE 1168126351 Campaign:ssss_uk_02B Validity:during Choice:Leon CONN:MIG00VU MSISDN:00777770449999 GUID:974710D7-4370-4C1E-B211-07058C9D9827 Shortcode:63334</text:span></text:p>
      <text:p text:style-name="P1"><text:span text:style-name="T1">VOTE 1168126363 Campaign:ssss_uk_02B Validity:during Choice:Leon CONN:MIG01OU MSISDN:00777775459999 GUID:2F606B4D-72BA-413A-8947-A75769E1EE5F Shortcode:63334</text:span></text:p>
      <text:p text:style-name="P1"><text:span text:style-name="T1">VOTE 1168126383 Campaign:ssss_uk_02B Validity:during Choice:Leon CONN:MIG01XU MSISDN:00777778289999 GUID:A6ADF874-818F-4A8D-BB0C-35A88299FEE8 Shortcode:63334</text:span></text:p>
      <text:p text:style-name="P1"><text:span text:style-name="T1">VOTE 1168126387 Campaign:ssss_uk_02B Validity:during Choice:Alan CONN:MIG01XU MSISDN:00777776049999 GUID:F40396FC-B0FD-46D2-B96B-84C9C6FFE6AA Shortcode:63334</text:span></text:p>
      <text:p text:style-name="P1"><text:span text:style-name="T1">VOTE 1168126387 Campaign:ssss_uk_02B Validity:during Choice:Leon CONN:MIG01XU MSISDN:00777778289999 GUID:750AFBB2-B9A2-4F5A-A42F-96AC206607B9 Shortcode:63334</text:span></text:p>
      <text:p text:style-name="P1"><text:span text:style-name="T1">VOTE 1168126389 Campaign:ssss_uk_02B Validity:during Choice:Leon CONN:MIG01OU MSISDN:00777771749999 GUID:52E3A99C-DDCD-4A33-BCBC-5E4D84691D9F Shortcode:63334</text:span></text:p>
      <text:p text:style-name="P1"><text:span text:style-name="T1">VOTE 1168126391 Campaign:ssss_uk_02B Validity:during Choice:Leon CONN:MIG01XU MSISDN:00777778289999 GUID:BDB80165-AFF8-46BA-A700-74EF7389D3C0 Shortcode:63334</text:span></text:p>
      <text:p text:style-name="P1"><text:span text:style-name="T1">VOTE 1168126395 Campaign:ssss_uk_02B Validity:during Choice:Leon CONN:MIG01XU MSISDN:00777778289999 GUID:7E8C1EFD-A4FC-42EA-A22E-8F69E2C04C41 Shortcode:63334</text:span></text:p>
      <text:p text:style-name="P1"><text:span text:style-name="T1">VOTE 1168126400 Campaign:ssss_uk_02B Validity:during Choice:Leon CONN:MIG01XU MSISDN:00777778289999 GUID:3C4591BD-DB79-465D-B56C-D9BD98081376 Shortcode:63334</text:span></text:p>
      <text:p text:style-name="P1"><text:span text:style-name="T1">VOTE 1168126404 Campaign:ssss_uk_02B Validity:during Choice:Leon CONN:MIG01XU MSISDN:00777778289999 GUID:4EDAA327-7CCC-49E0-9D12-6B7024B6121B Shortcode:63334</text:span></text:p>
      <text:p text:style-name="P1"><text:span text:style-name="T1">VOTE 1168126413 Campaign:ssss_uk_02B Validity:during Choice:Leon CONN:MIG01TU MSISDN:00777771689999 GUID:9BB4CE2C-404E-452B-A41E-697907DD7E29 Shortcode:63334</text:span></text:p>
      <text:p text:style-name="P1"><text:span text:style-name="T1">VOTE 1168126424 Campaign:ssss_uk_02B Validity:during Choice:Leon CONN:MIG01XU MSISDN:00777779009999 GUID:48770412-9204-4B16-B3D3-A760A14B01A2 Shortcode:63334</text:span></text:p>
      <text:p text:style-name="P1"><text:span text:style-name="T1">VOTE 1168126434 Campaign:ssss_uk_02B Validity:during Choice:Leon CONN:MIG01XU MSISDN:00777771869999 GUID:FDFED019-86D4-4E52-BE96-4F0EE08ACBCB Shortcode:63334</text:span></text:p>
      <text:p text:style-name="P1"><text:span text:style-name="T1">VOTE 1168126442 Campaign:ssss_uk_02B Validity:during Choice:Leon CONN:MIG01XU MSISDN:00777778179999 GUID:991D315D-9E86-4FEE-BAF0-F4EC7AE2DF0D Shortcode:63334</text:span></text:p>
      <text:p text:style-name="P1"><text:span text:style-name="T1">VOTE 1168126506 Campaign:ssss_uk_02B Validity:during Choice:Matthew CONN:MIG00VU MSISDN:00777770509999 GUID:7A541692-23D2-4887-98A9-5244B9F3831F Shortcode:63334</text:span></text:p>
      <text:p text:style-name="P1"><text:span text:style-name="T1">VOTE 1168126518 Campaign:ssss_uk_02B Validity:during Choice:Antony CONN:MIG01XU MSISDN:00777773509999 GUID:8B2721C2-891F-4384-80D8-A9426447B6D4 Shortcode:63334</text:span></text:p>
      <text:p text:style-name="P1"><text:span text:style-name="T1">VOTE 1168126522 Campaign:ssss_uk_02B Validity:during Choice:Leon CONN:MIG01TU MSISDN:00777778249999 GUID:31EA6328-F04A-4BD7-96B9-88F04D93DEA1 Shortcode:63334</text:span></text:p>
      <text:p text:style-name="P1"><text:span text:style-name="T1">VOTE 1168126524 Campaign:ssss_uk_02B Validity:during Choice:Leon CONN:MIG00VU MSISDN:00777770959999 GUID:E5A9A122-D2E7-4F5B-ADB6-B809632AC974 Shortcode:63334</text:span></text:p>
      <text:p text:style-name="P1"><text:span text:style-name="T1">VOTE 1168126527 Campaign:ssss_uk_02B Validity:during Choice:Matthew CONN:MIG01OU MSISDN:00777773859999 GUID:30103898-74FC-46B3-87DB-FC7342EE2058 Shortcode:63334</text:span></text:p>
      <text:p text:style-name="P1"><text:span text:style-name="T1">VOTE 1168126531 Campaign:ssss_uk_02B Validity:during Choice:Mark CONN:MIG01TU MSISDN:00777775629999 GUID:78E05227-D058-44EB-A61A-0DFD6F6E505F Shortcode:63334</text:span></text:p>
      <text:p text:style-name="P1"><text:span text:style-name="T1">VOTE 1168126534 Campaign:ssss_uk_02B Validity:during Choice:Leon CONN:MIG01TU MSISDN:00777771139999 GUID:9FC713CF-424F-4E59-BDA8-4591B0A1DF01 Shortcode:63334</text:span></text:p>
      <text:p text:style-name="P1"><text:span text:style-name="T1">VOTE 1168126539 Campaign:ssss_uk_02B Validity:during Choice:Matthew CONN:MIG01XU MSISDN:00777774509999 GUID:0E1222C1-DE2F-49AA-A718-D92BA7D69847 Shortcode:63334</text:span></text:p>
      <text:p text:style-name="P1"><text:span text:style-name="T1">VOTE 1168126545 Campaign:ssss_uk_02B Validity:during Choice:Leon CONN:MIG01OU MSISDN:00777770819999 GUID:96F0AF84-72CD-4177-967D-2CC97F00DEBD Shortcode:63334</text:span></text:p>
      <text:p text:style-name="P1"><text:span text:style-name="T1">VOTE 1168126549 Campaign:ssss_uk_02B Validity:during Choice:Leon CONN:MIG01TU MSISDN:00777773839999 GUID:9CA5C046-CA09-4414-B9BF-1058C388BB0B Shortcode:63334</text:span></text:p>
      <text:p text:style-name="P1"><text:span text:style-name="T1">VOTE 1168126551 Campaign:ssss_uk_02B Validity:during Choice:Tupele CONN:MIG01XU MSISDN:00777776689999 GUID:60362F5D-7425-435E-A835-E3CAD17A2BF0 Shortcode:63334</text:span></text:p>
      <text:p text:style-name="P1"><text:span text:style-name="T1">VOTE 1168126552 Campaign:ssss_uk_02B Validity:during Choice:Alan CONN:MIG01XU MSISDN:00777773349999 GUID:FFA36282-4170-4AD5-9B9B-82374FF2449E Shortcode:63334</text:span></text:p>
      <text:p text:style-name="P1"><text:span text:style-name="T1">VOTE 1168126567 Campaign:ssss_uk_02B Validity:during Choice:Leon CONN:MIG00VU </text:span><text:soft-page-break/><text:span text:style-name="T1">MSISDN:00777770959999 GUID:FA8679B3-0348-4F3D-A1D1-8EFEB470EFD2 Shortcode:63334</text:span></text:p>
      <text:p text:style-name="P1"><text:span text:style-name="T1">VOTE 1168126660 Campaign:ssss_uk_02B Validity:during Choice:Matthew CONN:MIG01OU MSISDN:00777771929999 GUID:16F8B934-05D2-453B-8A0E-E179A249A7E3 Shortcode:63334</text:span></text:p>
      <text:p text:style-name="P1"><text:span text:style-name="T1">VOTE 1168126662 Campaign:ssss_uk_02B Validity:during Choice:Leon CONN:MIG01OU MSISDN:00777779549999 GUID:3A0EBF7E-F93E-4651-A1DE-B507E5597A77 Shortcode:63334</text:span></text:p>
      <text:p text:style-name="P1"><text:span text:style-name="T1">VOTE 1168126660 Campaign:ssss_uk_02B Validity:during Choice:Leon CONN:MIG01OU MSISDN:00777772099999 GUID:EDCB92EF-1F52-4B94-BB4C-AD3C754F2C0C Shortcode:63334</text:span></text:p>
      <text:p text:style-name="P1"><text:span text:style-name="T1">VOTE 1168126665 Campaign:ssss_uk_02B Validity:during Choice:Matthew CONN:MIG01OU MSISDN:00777771929999 GUID:B0F8F6FB-17F1-4319-B708-768B1063ABCE Shortcode:63334</text:span></text:p>
      <text:p text:style-name="P1"><text:span text:style-name="T1">VOTE 1168126666 Campaign:ssss_uk_02B Validity:during Choice:Matthew CONN:MIG00VU MSISDN:00777770509999 GUID:3BAAE99D-F897-4635-A730-D49B4BEBC288 Shortcode:63334</text:span></text:p>
      <text:p text:style-name="P1"><text:span text:style-name="T1">VOTE 1168126668 Campaign:ssss_uk_02B Validity:during Choice:Leon CONN:MIG00VU MSISDN:00777770869999 GUID:A173E160-C3AA-4D25-9A8E-0E483601E851 Shortcode:63334</text:span></text:p>
      <text:p text:style-name="P1"><text:span text:style-name="T1">VOTE 1168126668 Campaign:ssss_uk_02B Validity:during Choice:Matthew CONN:MIG01OU MSISDN:00777771929999 GUID:47A0409A-5652-4375-8A0E-13DC26729A18 Shortcode:63334</text:span></text:p>
      <text:p text:style-name="P1"><text:span text:style-name="T1">VOTE 1168126671 Campaign:ssss_uk_02B Validity:during Choice:Leon CONN:MIG01OU MSISDN:00777770419999 GUID:6A7C5398-1C97-4DE7-8EEC-5EA9E2DF9D56 Shortcode:63334</text:span></text:p>
      <text:p text:style-name="P1"><text:span text:style-name="T1">VOTE 1168126676 Campaign:ssss_uk_02B Validity:during Choice:Leon CONN:MIG01HU MSISDN:00777773329999 GUID:C6BD6B58-F016-4EC6-BD57-C8E8EC26FFB3 Shortcode:63334</text:span></text:p>
      <text:p text:style-name="P1"><text:span text:style-name="T1">VOTE 1168126681 Campaign:ssss_uk_02B Validity:during Choice:Matthew CONN:MIG01TU MSISDN:00777771739999 GUID:21CAD77A-7E92-4220-BE2A-FDA5398739A4 Shortcode:63334</text:span></text:p>
      <text:p text:style-name="P1"><text:span text:style-name="T1">VOTE 1168126684 Campaign:ssss_uk_02B Validity:during Choice:Matthew CONN:MIG01TU MSISDN:00777775589999 GUID:4198C1B8-884D-4C0C-98BB-CA377D35015E Shortcode:63334</text:span></text:p>
      <text:p text:style-name="P1"><text:span text:style-name="T1">VOTE 1168126686 Campaign:ssss_uk_02B Validity:during Choice:Leon CONN:MIG00VU MSISDN:00777776779999 GUID:794E841C-651C-4898-845E-6B276AAA1001 Shortcode:63334</text:span></text:p>
      <text:p text:style-name="P1"><text:span text:style-name="T1">VOTE 1168126693 Campaign:ssss_uk_02B Validity:during Choice:Matthew CONN:MIG01TU MSISDN:00777778339999 GUID:40A40310-8FC1-4BD6-A9A2-8673E5E34842 Shortcode:63334</text:span></text:p>
      <text:p text:style-name="P1"><text:span text:style-name="T1">VOTE 1168126710 Campaign:ssss_uk_02B Validity:during Choice:Alan CONN:MIG01XU MSISDN:00777773349999 GUID:F2CCB8C4-2851-4C93-AE6E-775641692C04 Shortcode:63334</text:span></text:p>
      <text:p text:style-name="P1"><text:span text:style-name="T1">VOTE 1168126717 Campaign:ssss_uk_02B Validity:during Choice:Gemma CONN:MIG01XU MSISDN:00777773449999 GUID:1BB7F890-C06F-435E-89CB-32CAE36C4297 Shortcode:63334</text:span></text:p>
      <text:p text:style-name="P1"><text:span text:style-name="T1">VOTE 1168126719 Campaign:ssss_uk_02B Validity:during Choice:Matthew CONN:MIG01OU MSISDN:00777774369999 GUID:9AD2CE16-ED73-4C26-9FEB-659A1AB60405 Shortcode:63334</text:span></text:p>
      <text:p text:style-name="P1"><text:span text:style-name="T1">VOTE 1168126722 Campaign:Emmerdale Validity:during Choice:ROSEMARY CONN:MIG00VU MSISDN:00777775439999 GUID:9F7B3D39-8B39-4DFE-9E70-2059B353C971 Shortcode:63339</text:span></text:p>
      <text:p text:style-name="P1"><text:span text:style-name="T1">VOTE 1168126733 Campaign:ssss_uk_02B Validity:during Choice:Matthew CONN:MIG01OU MSISDN:00777774369999 GUID:99F88AA1-1ECC-4B89-9AE4-76A61322C0F2 Shortcode:63334</text:span></text:p>
      <text:p text:style-name="P1"><text:span text:style-name="T1">VOTE 1168126741 Campaign:ssss_uk_02B Validity:during Choice:Leon CONN:MIG01OU MSISDN:00777773349999 GUID:859BB756-DF6A-4E39-9A4C-6BE9E277E94A Shortcode:63334</text:span></text:p>
      <text:p text:style-name="P1"><text:span text:style-name="T1">VOTE 1168126809 Campaign:ssss_uk_02B Validity:during Choice:Leon CONN:MIG00VU MSISDN:00777777789999 GUID:68C5030A-D72D-4C64-9F0B-8EB008A176BD Shortcode:63334</text:span></text:p>
      <text:p text:style-name="P1"><text:span text:style-name="T1">VOTE 1168126810 Campaign:ssss_uk_02B Validity:during Choice:Matthew CONN:MIG00VU MSISDN:00777770119999 GUID:2CB6F223-C309-47F0-863E-19EF32682B41 Shortcode:63334</text:span></text:p>
      <text:p text:style-name="P1"><text:span text:style-name="T1">VOTE 1168126830 Campaign:ssss_uk_02B Validity:during Choice:Matthew CONN:MIG01OU MSISDN:00777770759999 GUID:AB071D84-C3DD-4FA4-A795-0739957D628E Shortcode:63334</text:span></text:p>
      <text:p text:style-name="P1"><text:span text:style-name="T1">VOTE 1168126839 Campaign:ssss_uk_02B Validity:during Choice:Leon CONN:MIG01HU MSISDN:00777778279999 GUID:7661BF8E-3D65-4176-8C60-85C1786445A8 Shortcode:63334</text:span></text:p>
      <text:p text:style-name="P1"><text:span text:style-name="T1">VOTE 1168126840 Campaign:ssss_uk_02B Validity:during Choice:Leon CONN:MIG01XU MSISDN:00777778209999 GUID:ADADF85B-1E7B-441E-9634-6C052C500F77 Shortcode:63334</text:span></text:p>
      <text:p text:style-name="P1"><text:span text:style-name="T1">VOTE 1168126842 Campaign:ssss_uk_02B Validity:during Choice:Leon CONN:MIG00VU MSISDN:00777779729999 GUID:B7905313-F16B-404C-AB32-F8F07804C1D6 Shortcode:63334</text:span></text:p>
      <text:p text:style-name="P1"><text:span text:style-name="T1">VOTE 1168126846 Campaign:ssss_uk_02B Validity:during Choice:Leon CONN:MIG00VU MSISDN:00777776489999 GUID:16889AB3-0534-4659-BF24-8AA09496270B Shortcode:63334</text:span></text:p>
      <text:p text:style-name="P1"><text:span text:style-name="T1">VOTE 1168126847 Campaign:ssss_uk_02B Validity:during Choice:Leon CONN:MIG00VU MSISDN:00777770649999 GUID:75B989ED-553A-45BA-BBA8-C043D9695F06 Shortcode:63334</text:span></text:p>
      <text:p text:style-name="P1"><text:span text:style-name="T1">VOTE 1168126851 Campaign:ssss_uk_02B Validity:during Choice:Mark CONN:MIG01XU MSISDN:00777774869999 GUID:E1BD14D1-57D9-429A-A8A7-F479DD35D591 Shortcode:63334</text:span></text:p>
      <text:p text:style-name="P1"><text:span text:style-name="T1">VOTE 1168126852 Campaign:ssss_uk_02B Validity:during Choice:Leon CONN:MIG00VU MSISDN:00777779899999 GUID:D9BC96F1-D261-4061-9E5B-05ACC75C1C09 Shortcode:63334</text:span></text:p>
      <text:p text:style-name="P1"><text:span text:style-name="T1">VOTE 1168126864 Campaign:ssss_uk_02B Validity:during Choice:Leon CONN:MIG00VU MSISDN:00777778279999 GUID:E2A1E25B-51BC-4A52-A8D5-DEE74F75F12F Shortcode:63334</text:span></text:p>
      <text:p text:style-name="P1"><text:span text:style-name="T1">VOTE 1168126879 Campaign:ssss_uk_02B Validity:during Choice:Leon CONN:MIG01XU </text:span><text:soft-page-break/><text:span text:style-name="T1">MSISDN:00777776339999 GUID:F26E94C5-3D86-4640-8D25-BC47F729B18F Shortcode:63334</text:span></text:p>
      <text:p text:style-name="P1"><text:span text:style-name="T1">VOTE 1168126886 Campaign:ssss_uk_02B Validity:during Choice:Leon CONN:MIG01XU MSISDN:00777775989999 GUID:8735C588-99C8-44CE-A212-2962A5C5BC2B Shortcode:63334</text:span></text:p>
      <text:p text:style-name="P1"><text:span text:style-name="T1">VOTE 1168126901 Campaign:ssss_uk_02B Validity:during Choice:Leon CONN:MIG01OU MSISDN:00777777839999 GUID:3B13CF95-A354-49D1-BF1D-BF9EACF80738 Shortcode:63334</text:span></text:p>
      <text:p text:style-name="P1"><text:span text:style-name="T1">VOTE 1168127047 Campaign:ssss_uk_02B Validity:during Choice:Leon CONN:MIG01XU MSISDN:00777778499999 GUID:D1A9E189-AD29-4191-A0A2-F54F2981288D Shortcode:63334</text:span></text:p>
      <text:p text:style-name="P1"><text:span text:style-name="T1">VOTE 1168127062 Campaign:ssss_uk_02B Validity:during Choice:Gemma CONN:MIG01XU MSISDN:00777771039999 GUID:D5237C88-6C85-400A-8743-E6EA5A300B72 Shortcode:63334</text:span></text:p>
      <text:p text:style-name="P1"><text:span text:style-name="T1">VOTE 1168127076 Campaign:ssss_uk_02B Validity:during Choice:Leon CONN:MIG01TU MSISDN:00777778179999 GUID:CD13F091-C9F0-4124-B170-10BEB5B57461 Shortcode:63334</text:span></text:p>
      <text:p text:style-name="P1"><text:span text:style-name="T1">VOTE 1168127106 Campaign:ssss_uk_02B Validity:during Choice:Matthew CONN:MIG01OU MSISDN:00777779239999 GUID:F8A208C9-CF28-4138-8506-2EC25D15177D Shortcode:63334</text:span></text:p>
      <text:p text:style-name="P1"><text:span text:style-name="T1">VOTE 1168127145 Campaign:ssss_uk_02B Validity:during Choice:Leon CONN:MIG01XU MSISDN:00777779759999 GUID:47D938F6-D904-4E46-9495-F839A61B06BA Shortcode:63334</text:span></text:p>
      <text:p text:style-name="P1"><text:span text:style-name="T1">VOTE 1168127163 Campaign:ssss_uk_02B Validity:during Choice:Matthew CONN:MIG01TU MSISDN:00777778319999 GUID:ECDA574F-0737-4279-8ACD-382B3689F054 Shortcode:63334</text:span></text:p>
      <text:p text:style-name="P1"><text:span text:style-name="T1">VOTE 1168127166 Campaign:ssss_uk_02B Validity:during Choice:Leon CONN:MIG01HU MSISDN:00777778219999 GUID:02015341-CCE1-4B5C-AF10-E981E3997C1B Shortcode:63334</text:span></text:p>
      <text:p text:style-name="P1"><text:span text:style-name="T1">VOTE 1168127179 Campaign:ssss_uk_02B Validity:during Choice:Leon CONN:MIG01XU MSISDN:00777773589999 GUID:5EE536C6-B464-4F51-985C-DA4F3FE13FB7 Shortcode:63334</text:span></text:p>
      <text:p text:style-name="P1"><text:span text:style-name="T1">VOTE 1168127296 Campaign:ssss_uk_02B Validity:during Choice:Mark CONN:MIG01XU MSISDN:00777771039999 GUID:F4F86F05-CAA0-4931-8A16-AD243E68447F Shortcode:63334</text:span></text:p>
      <text:p text:style-name="P1"><text:span text:style-name="T1">VOTE 1168127303 Campaign:ssss_uk_02B Validity:during Choice:Leon CONN:MIG01XU MSISDN:00777775749999 GUID:EA3D4844-1173-420A-BD00-624697002FD0 Shortcode:63334</text:span></text:p>
      <text:p text:style-name="P1"><text:span text:style-name="T1">VOTE 1168127315 Campaign:ssss_uk_02B Validity:during Choice:Alan CONN:MIG01OU MSISDN:00777776529999 GUID:9B15EEA0-F4A5-4468-B8FA-3AAEB86A47F4 Shortcode:63334</text:span></text:p>
      <text:p text:style-name="P1"><text:span text:style-name="T1">VOTE 1168127321 Campaign:ssss_uk_02B Validity:during Choice:Leon CONN:MIG01OU MSISDN:00777777789999 GUID:9448C2BC-669B-4BF2-856A-884AC31FB88F Shortcode:63334</text:span></text:p>
      <text:p text:style-name="P1"><text:span text:style-name="T1">VOTE 1168127329 Campaign:ssss_uk_02B Validity:during Choice:Matthew CONN:MIG01HU MSISDN:00777777069999 GUID:C88BE024-C4B3-4393-9F05-0B2D7A521E04 Shortcode:63334</text:span></text:p>
      <text:p text:style-name="P1"><text:span text:style-name="T1">VOTE 1168127332 Campaign:ssss_uk_02B Validity:during Choice:Matthew CONN:MIG01TU MSISDN:00777772319999 GUID:275FA19D-231D-4058-AADC-2D6BBA8C8C5C Shortcode:63334</text:span></text:p>
      <text:p text:style-name="P1"><text:span text:style-name="T1">VOTE 1168127333 Campaign:ssss_uk_02B Validity:during Choice:Leon CONN:MIG01XU MSISDN:00777772009999 GUID:4706DF93-B7D2-4C9E-9C8A-D666649A8745 Shortcode:63334</text:span></text:p>
      <text:p text:style-name="P1"><text:span text:style-name="T1">VOTE 1168127341 Campaign:ssss_uk_02B Validity:during Choice:Leon CONN:MIG01XU MSISDN:00777771039999 GUID:8404E8D0-C380-427A-9CCF-866B9647B3F6 Shortcode:63334</text:span></text:p>
      <text:p text:style-name="P1"><text:span text:style-name="T1">VOTE 1168127360 Campaign:ssss_uk_02B Validity:during Choice:Matthew CONN:MIG00VU MSISDN:00777770119999 GUID:45A1E544-A435-4FAF-9BA2-FB51565FD01E Shortcode:63334</text:span></text:p>
      <text:p text:style-name="P1"><text:span text:style-name="T1">VOTE 1168127371 Campaign:ssss_uk_02B Validity:during Choice:Leon CONN:MIG01XU MSISDN:00777775259999 GUID:32400814-3907-4243-9102-358EFBAE0E52 Shortcode:63334</text:span></text:p>
      <text:p text:style-name="P1"><text:span text:style-name="T1">VOTE 1168127384 Campaign:ssss_uk_02B Validity:during Choice:Mark CONN:MIG01OU MSISDN:00777770649999 GUID:449B9E4B-508D-41AE-8B00-BABD807F776A Shortcode:63334</text:span></text:p>
      <text:p text:style-name="P1"><text:span text:style-name="T1">VOTE 1168127388 Campaign:ssss_uk_02B Validity:during Choice:Alan CONN:MIG01OU MSISDN:00777776529999 GUID:F303C49E-833F-44AC-9A95-02840B463F8F Shortcode:63334</text:span></text:p>
      <text:p text:style-name="P1"><text:span text:style-name="T1">VOTE 1168127457 Campaign:ssss_uk_02B Validity:during Choice:Leon CONN:MIG01XU MSISDN:00777772069999 GUID:DD868269-D0E9-4028-A6C8-60028EA59C74 Shortcode:63334</text:span></text:p>
      <text:p text:style-name="P1"><text:span text:style-name="T1">VOTE 1168127458 Campaign:ssss_uk_02B Validity:during Choice:Leon CONN:MIG01XU MSISDN:00777773449999 GUID:1677DCBA-8873-4673-850F-D1B727CA7373 Shortcode:63334</text:span></text:p>
      <text:p text:style-name="P1"><text:span text:style-name="T1">VOTE 1168127459 Campaign:ssss_uk_02B Validity:during Choice:Leon CONN:MIG01XU MSISDN:00777778079999 GUID:39174073-8EC4-4B8F-87AB-37DF1E026BCB Shortcode:63334</text:span></text:p>
      <text:p text:style-name="P1"><text:span text:style-name="T1">VOTE 1168127459 Campaign:ssss_uk_02B Validity:during Choice:Leon CONN:MIG01XU MSISDN:00777775119999 GUID:471AF66F-9DC6-4B23-B70E-DC32EA83BBF2 Shortcode:63334</text:span></text:p>
      <text:p text:style-name="P1"><text:span text:style-name="T1">VOTE 1168127460 Campaign:ssss_uk_02B Validity:during Choice:Leon CONN:MIG01XU MSISDN:00777775449999 GUID:137D6FE6-E25A-4F5A-8683-56F6D5AE3ACE Shortcode:63334</text:span></text:p>
      <text:p text:style-name="P1"><text:span text:style-name="T1">VOTE 1168127460 Campaign:ssss_uk_02B Validity:during Choice:Leon CONN:MIG01XU MSISDN:00777771849999 GUID:3C4F768A-451B-436B-956E-BB13D69467D7 Shortcode:63334</text:span></text:p>
      <text:p text:style-name="P1"><text:span text:style-name="T1">VOTE 1168127461 Campaign:ssss_uk_02B Validity:during Choice:Leon CONN:MIG01XU MSISDN:00777779989999 GUID:8D079C4C-F04B-4BDC-971F-D467ED93F08E Shortcode:63334</text:span></text:p>
      <text:p text:style-name="P1"><text:span text:style-name="T1">VOTE 1168127461 Campaign:ssss_uk_02B Validity:during Choice:Leon CONN:MIG01TU MSISDN:00777775589999 GUID:91903830-FC23-410B-8A61-A857226BCFC3 Shortcode:63334</text:span></text:p>
      <text:p text:style-name="P1"><text:span text:style-name="T1">VOTE 1168127462 Campaign:ssss_uk_02B Validity:during Choice:Leon CONN:MIG01HU </text:span><text:soft-page-break/><text:span text:style-name="T1">MSISDN:00777778259999 GUID:639FB70C-B3CE-4BF3-9C00-578B58E98D3C Shortcode:63334</text:span></text:p>
      <text:p text:style-name="P1"><text:span text:style-name="T1">VOTE 1168127464 Campaign:ssss_uk_02B Validity:during Choice:Leon CONN:MIG01XU MSISDN:00777775769999 GUID:17E0E07E-E553-475C-8E7F-723C9280E7B3 Shortcode:63334</text:span></text:p>
      <text:p text:style-name="P1"><text:span text:style-name="T1">VOTE 1168127465 Campaign:ssss_uk_02B Validity:during Choice:Leon CONN:MIG01XU MSISDN:00777775299999 GUID:527CE110-4525-4B1D-A74C-468163835AC5 Shortcode:63334</text:span></text:p>
      <text:p text:style-name="P1"><text:span text:style-name="T1">VOTE 1168127465 Campaign:ssss_uk_02B Validity:during Choice:Leon CONN:MIG01HU MSISDN:00777777259999 GUID:050F3846-79AF-4503-8E36-020ED42BD230 Shortcode:63334</text:span></text:p>
      <text:p text:style-name="P1"><text:span text:style-name="T1">VOTE 1168127466 Campaign:ssss_uk_02B Validity:during Choice:Matthew CONN:MIG01XU MSISDN:00777770969999 GUID:1E80A6D3-4EDD-4816-8B0A-C78328E6AC0D Shortcode:63334</text:span></text:p>
      <text:p text:style-name="P1"><text:span text:style-name="T1">VOTE 1168127466 Campaign:ssss_uk_02B Validity:during Choice:Matthew CONN:MIG01XU MSISDN:00777771049999 GUID:234A7743-5A6B-4304-94CA-EB7B8D3E3E73 Shortcode:63334</text:span></text:p>
      <text:p text:style-name="P1"><text:span text:style-name="T1">VOTE 1168127467 Campaign:ssss_uk_02B Validity:during Choice:Matthew CONN:MIG01HU MSISDN:00777778639999 GUID:A7DAC8F4-13B2-4659-9623-3A5C124EC328 Shortcode:63334</text:span></text:p>
      <text:p text:style-name="P1"><text:span text:style-name="T1">VOTE 1168127468 Campaign:ssss_uk_02B Validity:during Choice:Matthew CONN:MIG01XU MSISDN:00777776819999 GUID:1E81CEC5-4BF0-44A9-9178-BF3C558C1A16 Shortcode:63334</text:span></text:p>
      <text:p text:style-name="P1"><text:span text:style-name="T1">VOTE 1168127466 Campaign:ssss_uk_02B Validity:during Choice:Leon CONN:MIG01XU MSISDN:00777778119999 GUID:0680A058-7304-403B-B727-C2F35AF9916A Shortcode:63334</text:span></text:p>
      <text:p text:style-name="P1"><text:span text:style-name="T1">VOTE 1168127468 Campaign:ssss_uk_02B Validity:during Choice:Leon CONN:MIG01HU MSISDN:00777770379999 GUID:C4206314-5472-4D71-A48A-90BA0B965CF3 Shortcode:63334</text:span></text:p>
      <text:p text:style-name="P1"><text:span text:style-name="T1">VOTE 1168127468 Campaign:ssss_uk_02B Validity:during Choice:Leon CONN:MIG01XU MSISDN:00777777619999 GUID:8331DFEC-AB95-409C-BE89-1E6C58C34039 Shortcode:63334</text:span></text:p>
      <text:p text:style-name="P1"><text:span text:style-name="T1">VOTE 1168127469 Campaign:ssss_uk_02B Validity:during Choice:Matthew CONN:MIG01XU MSISDN:00777773639999 GUID:F85E1DE8-87B2-4778-B37C-417D3F41BE6C Shortcode:63334</text:span></text:p>
      <text:p text:style-name="P1"><text:span text:style-name="T1">VOTE 1168127470 Campaign:ssss_uk_02B Validity:during Choice:Matthew CONN:MIG01XU MSISDN:00777776059999 GUID:8506DE22-6621-4225-ABCC-5DBAEF59EDD2 Shortcode:63334</text:span></text:p>
      <text:p text:style-name="P1"><text:span text:style-name="T1">VOTE 1168127470 Campaign:ssss_uk_02B Validity:during Choice:Matthew CONN:MIG01XU MSISDN:00777774419999 GUID:629E4155-66B2-4574-ACAB-9795FCC375A3 Shortcode:63334</text:span></text:p>
      <text:p text:style-name="P1"><text:span text:style-name="T1">VOTE 1168127470 Campaign:ssss_uk_02B Validity:during Choice:Leon CONN:MIG01XU MSISDN:00777771469999 GUID:09F41031-C112-452A-8522-197CE9F2FECA Shortcode:63334</text:span></text:p>
      <text:p text:style-name="P1"><text:span text:style-name="T1">VOTE 1168127470 Campaign:ssss_uk_02B Validity:during Choice:Leon CONN:MIG01TU MSISDN:00777770459999 GUID:87AFDC80-259A-47AB-B835-CBCDA02494B4 Shortcode:63334</text:span></text:p>
      <text:p text:style-name="P1"><text:span text:style-name="T1">VOTE 1168127470 Campaign:ssss_uk_02B Validity:during Choice:Leon CONN:MIG01TU MSISDN:00777776519999 GUID:C802B29F-D4B5-4D4B-A090-E51636BC98E2 Shortcode:63334</text:span></text:p>
      <text:p text:style-name="P1"><text:span text:style-name="T1">VOTE 1168127470 Campaign:ssss_uk_02B Validity:during Choice:Leon CONN:MIG01XU MSISDN:00777779789999 GUID:19289C48-4724-43E9-B70D-72FA058E9243 Shortcode:63334</text:span></text:p>
      <text:p text:style-name="P1"><text:span text:style-name="T1">VOTE 1168127471 Campaign:ssss_uk_02B Validity:during Choice:Matthew CONN:MIG01XU MSISDN:00777771439999 GUID:D2DEC1CD-33E9-4304-AB3A-00E6FB7B66A0 Shortcode:63334</text:span></text:p>
      <text:p text:style-name="P1"><text:span text:style-name="T1">VOTE 1168127472 Campaign:ssss_uk_02B Validity:during Choice:Leon CONN:MIG01XU MSISDN:00777779579999 GUID:669C0C2F-8816-4FCF-B6CF-337961872273 Shortcode:63334</text:span></text:p>
      <text:p text:style-name="P1"><text:span text:style-name="T1">VOTE 1168127472 Campaign:ssss_uk_02B Validity:during Choice:Leon CONN:MIG01XU MSISDN:00777772059999 GUID:AA87CABC-1237-473D-8AA9-72DF2A3089CB Shortcode:63334</text:span></text:p>
      <text:p text:style-name="P1"><text:span text:style-name="T1">VOTE 1168127473 Campaign:ssss_uk_02B Validity:during Choice:Leon CONN:MIG01XU MSISDN:00777778929999 GUID:11217319-EEF4-4C92-876E-D7175C4D2BFB Shortcode:63334</text:span></text:p>
      <text:p text:style-name="P1"><text:span text:style-name="T1">VOTE 1168127473 Campaign:ssss_uk_02B Validity:during Choice:Leon CONN:MIG01XU MSISDN:00777772689999 GUID:9E015953-5335-485B-B30D-6B1774327ADD Shortcode:63334</text:span></text:p>
      <text:p text:style-name="P1"><text:span text:style-name="T1">VOTE 1168127473 Campaign:ssss_uk_02B Validity:during Choice:Matthew CONN:MIG01TU MSISDN:00777779349999 GUID:57A7DF94-1A15-45FA-A028-FE85B3B3A3E8 Shortcode:63334</text:span></text:p>
      <text:p text:style-name="P1"><text:span text:style-name="T1">VOTE 1168127473 Campaign:ssss_uk_02B Validity:during Choice:Leon CONN:MIG01TU MSISDN:00777776629999 GUID:FF2E0E41-F8EB-4C04-89E0-821AC1185B3C Shortcode:63334</text:span></text:p>
      <text:p text:style-name="P1"><text:span text:style-name="T1">VOTE 1168127473 Campaign:ssss_uk_02B Validity:during Choice:Leon CONN:MIG01XU MSISDN:00777770599999 GUID:8AA6C85F-7888-4E77-8061-D2715D42D402 Shortcode:63334</text:span></text:p>
      <text:p text:style-name="P1"><text:span text:style-name="T1">VOTE 1168127474 Campaign:ssss_uk_02B Validity:during Choice:Leon CONN:MIG01XU MSISDN:00777778959999 GUID:9CD034D6-852D-4AEE-A057-2F97B8CDE169 Shortcode:63334</text:span></text:p>
      <text:p text:style-name="P1"><text:span text:style-name="T1">VOTE 1168127475 Campaign:ssss_uk_02B Validity:during Choice:Leon CONN:MIG01XU MSISDN:00777771439999 GUID:1F8DA9CB-9257-4E49-BB2D-01CD99AAD309 Shortcode:63334</text:span></text:p>
      <text:p text:style-name="P1"><text:span text:style-name="T1">VOTE 1168127475 Campaign:ssss_uk_02B Validity:during Choice:Leon CONN:MIG01XU MSISDN:00777778679999 GUID:9F23495A-DF2F-40FE-9F90-FB4BE7F179DF Shortcode:63334</text:span></text:p>
      <text:p text:style-name="P1"><text:span text:style-name="T1">VOTE 1168127475 Campaign:ssss_uk_02B Validity:during Choice:Leon CONN:MIG01HU MSISDN:00777776329999 GUID:B01E2C9D-B2B1-4FBA-9CF4-341982589A0E Shortcode:63334</text:span></text:p>
      <text:p text:style-name="P1"><text:span text:style-name="T1">VOTE 1168127476 Campaign:ssss_uk_02B Validity:during Choice:Leon CONN:MIG01XU MSISDN:00777772879999 GUID:63724F60-D66F-4BDE-AC73-906FCB67756C Shortcode:63334</text:span></text:p>
      <text:p text:style-name="P1"><text:span text:style-name="T1">VOTE 1168127476 Campaign:ssss_uk_02B Validity:during Choice:Leon CONN:MIG01XU </text:span><text:soft-page-break/><text:span text:style-name="T1">MSISDN:00777779619999 GUID:466CBF6F-0E85-46F7-A0A3-6A607D7C5709 Shortcode:63334</text:span></text:p>
      <text:p text:style-name="P1"><text:span text:style-name="T1">VOTE 1168127473 Campaign:ssss_uk_02B Validity:during Choice:Leon CONN:MIG01TU MSISDN:00777776609999 GUID:E7CA36A8-5F82-4002-9961-6B20481E37C4 Shortcode:63334</text:span></text:p>
      <text:p text:style-name="P1"><text:span text:style-name="T1">VOTE 1168127473 Campaign:ssss_uk_02B Validity:during Choice:Leon CONN:MIG01TU MSISDN:00777779709999 GUID:FF6B8343-EFBE-4F3F-9315-48DE70B32176 Shortcode:63334</text:span></text:p>
      <text:p text:style-name="P1"><text:span text:style-name="T1">VOTE 1168127476 Campaign:ssss_uk_02B Validity:during Choice:Leon CONN:MIG01HU MSISDN:00777777549999 GUID:CAB7AB47-5632-4913-81DD-8209017DD906 Shortcode:63334</text:span></text:p>
      <text:p text:style-name="P1"><text:span text:style-name="T1">VOTE 1168127476 Campaign:ssss_uk_02B Validity:during Choice:Leon CONN:MIG01TU MSISDN:00777779409999 GUID:D5B9BC79-2A83-44B2-88E5-435EA78DD23C Shortcode:63334</text:span></text:p>
      <text:p text:style-name="P1"><text:span text:style-name="T1">VOTE 1168127477 Campaign:ssss_uk_02B Validity:during Choice:Leon CONN:MIG01HU MSISDN:00777775069999 GUID:3B1ACAB5-B475-4545-89D8-0893963636E3 Shortcode:63334</text:span></text:p>
      <text:p text:style-name="P1"><text:span text:style-name="T1">VOTE 1168127477 Campaign:ssss_uk_02B Validity:during Choice:Leon CONN:MIG01XU MSISDN:00777770619999 GUID:2D4DDBFE-A1BC-4F99-A7F1-700C33881259 Shortcode:63334</text:span></text:p>
      <text:p text:style-name="P1"><text:span text:style-name="T1">VOTE 1168127477 Campaign:ssss_uk_02B Validity:during Choice:Leon CONN:MIG01XU MSISDN:00777774529999 GUID:C22C33ED-B80C-4572-B314-36B21AEA892F Shortcode:63334</text:span></text:p>
      <text:p text:style-name="P1"><text:span text:style-name="T1">VOTE 1168127477 Campaign:ssss_uk_02B Validity:during Choice:Matthew CONN:MIG01HU MSISDN:00777777259999 GUID:8E9F0050-CE9A-43AE-A5E7-751BC5737ADA Shortcode:63334</text:span></text:p>
      <text:p text:style-name="P1"><text:span text:style-name="T1">VOTE 1168127477 Campaign:ssss_uk_02B Validity:during Choice:Leon CONN:MIG01XU MSISDN:00777778289999 GUID:578D5DC1-B7B5-4AC6-ACFB-B00F51506469 Shortcode:63334</text:span></text:p>
      <text:p text:style-name="P1"><text:span text:style-name="T1">VOTE 1168127478 Campaign:ssss_uk_02B Validity:during Choice:Leon CONN:MIG01XU MSISDN:00777774439999 GUID:DC7B51D0-116E-4DFB-B6B3-FA41E3198362 Shortcode:63334</text:span></text:p>
      <text:p text:style-name="P1"><text:span text:style-name="T1">VOTE 1168127478 Campaign:ssss_uk_02B Validity:during Choice:Matthew CONN:MIG01XU MSISDN:00777776899999 GUID:615C954B-3A57-472A-AE07-0809BCBE1CEC Shortcode:63334</text:span></text:p>
      <text:p text:style-name="P1"><text:span text:style-name="T1">VOTE 1168127479 Campaign:ssss_uk_02B Validity:during Choice:Leon CONN:MIG01XU MSISDN:00777776089999 GUID:C83248D3-0353-486C-B1CB-E9902256D189 Shortcode:63334</text:span></text:p>
      <text:p text:style-name="P1"><text:span text:style-name="T1">VOTE 1168127479 Campaign:ssss_uk_02B Validity:during Choice:Leon CONN:MIG01TU MSISDN:00777773369999 GUID:EB05BFA3-DFB4-476D-A0D9-5A10D509C80D Shortcode:63334</text:span></text:p>
      <text:p text:style-name="P1"><text:span text:style-name="T1">VOTE 1168127480 Campaign:ssss_uk_02B Validity:during Choice:Leon CONN:MIG01HU MSISDN:00777777279999 GUID:4C502DF3-CC25-4B21-B211-A8DF28F7AF54 Shortcode:63334</text:span></text:p>
      <text:p text:style-name="P1"><text:span text:style-name="T1">VOTE 1168127480 Campaign:ssss_uk_02B Validity:during Choice:Leon CONN:MIG01XU MSISDN:00777772959999 GUID:379A86F7-BB87-4F1B-AA02-2A972400F48F Shortcode:63334</text:span></text:p>
      <text:p text:style-name="P1"><text:span text:style-name="T1">VOTE 1168127480 Campaign:ssss_uk_02B Validity:during Choice:Leon CONN:MIG01XU MSISDN:00777771649999 GUID:9B171ED7-3E02-4BF5-8EDF-A4E218682BC3 Shortcode:63334</text:span></text:p>
      <text:p text:style-name="P1"><text:span text:style-name="T1">VOTE 1168127480 Campaign:ssss_uk_02B Validity:during Choice:Leon CONN:MIG01XU MSISDN:00777775339999 GUID:7B8C783D-DD14-4405-B336-B21974D85880 Shortcode:63334</text:span></text:p>
      <text:p text:style-name="P1"><text:span text:style-name="T1">VOTE 1168127481 Campaign:ssss_uk_02B Validity:during Choice:Matthew CONN:MIG01XU MSISDN:00777772249999 GUID:96A4D4F3-75EA-4D6C-9CE5-4C19883615B7 Shortcode:63334</text:span></text:p>
      <text:p text:style-name="P1"><text:span text:style-name="T1">VOTE 1168127481 Campaign:ssss_uk_02B Validity:during Choice:Leon CONN:MIG01XU MSISDN:00777772999999 GUID:5F5944C4-4ECA-4F63-8416-756D967A5B91 Shortcode:63334</text:span></text:p>
      <text:p text:style-name="P1"><text:span text:style-name="T1">VOTE 1168127482 Campaign:ssss_uk_02B Validity:during Choice:Leon CONN:MIG01XU MSISDN:00777779799999 GUID:0A5143DB-10D1-4A55-898B-2045FFD7D573 Shortcode:63334</text:span></text:p>
      <text:p text:style-name="P1"><text:span text:style-name="T1">VOTE 1168127482 Campaign:ssss_uk_02B Validity:during Choice:Matthew CONN:MIG01XU MSISDN:00777779039999 GUID:6D62437D-EB50-426D-9848-E9714BD9FEB6 Shortcode:63334</text:span></text:p>
      <text:p text:style-name="P1"><text:span text:style-name="T1">VOTE 1168127482 Campaign:ssss_uk_02B Validity:during Choice:Leon CONN:MIG01XU MSISDN:00777778099999 GUID:43D73C4E-E352-4E7B-80B1-686353BE6BCD Shortcode:63334</text:span></text:p>
      <text:p text:style-name="P1"><text:span text:style-name="T1">VOTE 1168127473 Campaign:ssss_uk_02B Validity:during Choice:Leon CONN:MIG01TU MSISDN:00777770009999 GUID:D529DB00-2BF8-46E4-8AC9-8557A1511DDA Shortcode:63334</text:span></text:p>
      <text:p text:style-name="P1"><text:span text:style-name="T1">VOTE 1168127473 Campaign:ssss_uk_02B Validity:during Choice:Matthew CONN:MIG01OU MSISDN:00777770929999 GUID:CD9FF8B7-6B1E-467A-B7AE-9F0E6AB99EFD Shortcode:63334</text:span></text:p>
      <text:p text:style-name="P1"><text:span text:style-name="T1">VOTE 1168127482 Campaign:ssss_uk_02B Validity:during Choice:Leon CONN:MIG01XU MSISDN:00777775509999 GUID:31B32BE2-8C17-4E38-AD77-CFB1F11F5E47 Shortcode:63334</text:span></text:p>
      <text:p text:style-name="P1"><text:span text:style-name="T1">VOTE 1168127482 Campaign:ssss_uk_02B Validity:during Choice:Leon CONN:MIG01XU MSISDN:00777774229999 GUID:A91410D6-ECB1-489D-9D54-A8DBB964E040 Shortcode:63334</text:span></text:p>
      <text:p text:style-name="P1"><text:span text:style-name="T1">VOTE 1168127482 Campaign:ssss_uk_02B Validity:during Choice:Leon CONN:MIG01TU MSISDN:00777775379999 GUID:A8D85927-0753-4298-B0CA-FCA1ED5F6F62 Shortcode:63334</text:span></text:p>
      <text:p text:style-name="P1"><text:span text:style-name="T1">VOTE 1168127483 Campaign:ssss_uk_02B Validity:during Choice:Leon CONN:MIG01XU MSISDN:00777776599999 GUID:6D9F0A65-195F-4D8F-80E1-91AFA19C7663 Shortcode:63334</text:span></text:p>
      <text:p text:style-name="P1"><text:span text:style-name="T1">VOTE 1168127483 Campaign:ssss_uk_02B Validity:during Choice:Leon CONN:MIG01XU MSISDN:00777773099999 GUID:6240F4EC-5410-4F30-B7AD-3E13601E41A0 Shortcode:63334</text:span></text:p>
      <text:p text:style-name="P1"><text:span text:style-name="T1">VOTE 1168127485 Campaign:ssss_uk_02B Validity:during Choice:Leon CONN:MIG01XU MSISDN:00777773609999 GUID:E8E34F3B-BAE0-4DC1-8EDE-CA90D661419D Shortcode:63334</text:span></text:p>
      <text:p text:style-name="P1"><text:span text:style-name="T1">VOTE 1168127485 Campaign:ssss_uk_02B Validity:during Choice:Leon CONN:MIG01TU </text:span><text:soft-page-break/><text:span text:style-name="T1">MSISDN:00777774999999 GUID:BB4B1473-423C-4F01-9F43-8F9FA3A3C914 Shortcode:63334</text:span></text:p>
      <text:p text:style-name="P1"><text:span text:style-name="T1">VOTE 1168127486 Campaign:ssss_uk_02B Validity:during Choice:Leon CONN:MIG01OU MSISDN:00777776899999 GUID:BD89B65E-C45E-4FD2-938C-3D56252C1890 Shortcode:63334</text:span></text:p>
      <text:p text:style-name="P1"><text:span text:style-name="T1">VOTE 1168127486 Campaign:ssss_uk_02B Validity:during Choice:Leon CONN:MIG01XU MSISDN:00777775129999 GUID:A9E8C4AA-8571-450B-9B13-052BCF93B252 Shortcode:63334</text:span></text:p>
      <text:p text:style-name="P1"><text:span text:style-name="T1">VOTE 1168127487 Campaign:ssss_uk_02B Validity:during Choice:Leon CONN:MIG01XU MSISDN:00777772879999 GUID:8788531C-9708-4C05-A3AA-2F69AD2302FE Shortcode:63334</text:span></text:p>
      <text:p text:style-name="P1"><text:span text:style-name="T1">VOTE 1168127488 Campaign:ssss_uk_02B Validity:during Choice:Leon CONN:MIG01TU MSISDN:00777774709999 GUID:F4D2648E-E02B-47E0-85AF-C7891AB3ACC5 Shortcode:63334</text:span></text:p>
      <text:p text:style-name="P1"><text:span text:style-name="T1">VOTE 1168127489 Campaign:ssss_uk_02B Validity:during Choice:Leon CONN:MIG01OU MSISDN:00777776359999 GUID:ECCF5417-4676-496D-8B93-A96092345C15 Shortcode:63334</text:span></text:p>
      <text:p text:style-name="P1"><text:span text:style-name="T1">VOTE 1168127489 Campaign:ssss_uk_02B Validity:during Choice:Leon CONN:MIG01XU MSISDN:00777770989999 GUID:FC654979-6331-4D45-9C15-5BB97E0755A7 Shortcode:63334</text:span></text:p>
      <text:p text:style-name="P1"><text:span text:style-name="T1">VOTE 1168127490 Campaign:ssss_uk_02B Validity:during Choice:Leon CONN:MIG01HU MSISDN:00777777839999 GUID:FAE39AD0-0C8A-4437-B544-7068B9B70A51 Shortcode:63334</text:span></text:p>
      <text:p text:style-name="P1"><text:span text:style-name="T1">VOTE 1168127490 Campaign:ssss_uk_02B Validity:during Choice:Leon CONN:MIG01XU MSISDN:00777771709999 GUID:8AA220FD-E00F-4274-B4C4-CEEED3E97D71 Shortcode:63334</text:span></text:p>
      <text:p text:style-name="P1"><text:span text:style-name="T1">VOTE 1168127490 Campaign:ssss_uk_02B Validity:during Choice:Leon CONN:MIG01XU MSISDN:00777779759999 GUID:63C3DA19-9F97-458B-B35A-DD45E5F62584 Shortcode:63334</text:span></text:p>
      <text:p text:style-name="P1"><text:span text:style-name="T1">VOTE 1168127490 Campaign:ssss_uk_02B Validity:during Choice:Matthew CONN:MIG01XU MSISDN:00777771049999 GUID:83D99C9C-196D-4031-9451-E4986CB214F4 Shortcode:63334</text:span></text:p>
      <text:p text:style-name="P1"><text:span text:style-name="T1">VOTE 1168127491 Campaign:ssss_uk_02B Validity:during Choice:Matthew CONN:MIG01OU MSISDN:00777779969999 GUID:631D7FBE-80B1-4515-9F78-4B6A750EFF4D Shortcode:63334</text:span></text:p>
      <text:p text:style-name="P1"><text:span text:style-name="T1">VOTE 1168127491 Campaign:ssss_uk_02B Validity:during Choice:Matthew CONN:MIG01XU MSISDN:00777779009999 GUID:DA2A5079-AE76-4B50-A969-1E428CB711BC Shortcode:63334</text:span></text:p>
      <text:p text:style-name="P1"><text:span text:style-name="T1">VOTE 1168127491 Campaign:ssss_uk_02B Validity:during Choice:Leon CONN:MIG01TU MSISDN:00777773189999 GUID:7D9ECC21-A209-4E90-8300-F3F4C099C6EF Shortcode:63334</text:span></text:p>
      <text:p text:style-name="P1"><text:span text:style-name="T1">VOTE 1168127491 Campaign:ssss_uk_02B Validity:during Choice:Matthew CONN:MIG01TU MSISDN:00777772219999 GUID:500973C8-BEF5-4E3B-B015-8B5412A18710 Shortcode:63334</text:span></text:p>
      <text:p text:style-name="P1"><text:span text:style-name="T1">VOTE 1168127491 Campaign:ssss_uk_02B Validity:during Choice:Leon CONN:MIG01TU MSISDN:00777778739999 GUID:7C100016-7995-4A8A-8CC3-0F4AE865359A Shortcode:63334</text:span></text:p>
      <text:p text:style-name="P1"><text:span text:style-name="T1">VOTE 1168127492 Campaign:ssss_uk_02B Validity:during Choice:Matthew CONN:MIG01XU MSISDN:00777775249999 GUID:0D0C9780-111F-4EED-9412-DA0927933F46 Shortcode:63334</text:span></text:p>
      <text:p text:style-name="P1"><text:span text:style-name="T1">VOTE 1168127492 Campaign:ssss_uk_02B Validity:during Choice:Leon CONN:MIG01XU MSISDN:00777772349999 GUID:828372FB-E369-4ABF-B407-5823605DFCED Shortcode:63334</text:span></text:p>
      <text:p text:style-name="P1"><text:span text:style-name="T1">VOTE 1168127492 Campaign:ssss_uk_02B Validity:during Choice:Leon CONN:MIG01XU MSISDN:00777770549999 GUID:56D4F462-5051-421C-B37F-9CC32A78430C Shortcode:63334</text:span></text:p>
      <text:p text:style-name="P1"><text:span text:style-name="T1">VOTE 1168127493 Campaign:ssss_uk_02B Validity:during Choice:Leon CONN:MIG01XU MSISDN:00777772779999 GUID:CFFDCAD4-B9FA-4BFB-9AB5-68F0C8FE4D86 Shortcode:63334</text:span></text:p>
      <text:p text:style-name="P1"><text:span text:style-name="T1">VOTE 1168127493 Campaign:ssss_uk_02B Validity:during Choice:Leon CONN:MIG01OU MSISDN:00777779259999 GUID:8327A742-E5DB-4329-AEC8-51D060447EAC Shortcode:63334</text:span></text:p>
      <text:p text:style-name="P1"><text:span text:style-name="T1">VOTE 1168127493 Campaign:ssss_uk_02B Validity:during Choice:Matthew CONN:MIG01XU MSISDN:00777772599999 GUID:86AB5E6B-ECFC-443E-8653-190D6ABEBC34 Shortcode:63334</text:span></text:p>
      <text:p text:style-name="P1"><text:span text:style-name="T1">VOTE 1168127494 Campaign:ssss_uk_02B Validity:during Choice:Leon CONN:MIG01XU MSISDN:00777771709999 GUID:E0CD2B67-2BEC-4B2D-A56E-FC6920D06BFA Shortcode:63334</text:span></text:p>
      <text:p text:style-name="P1"><text:span text:style-name="T1">VOTE 1168127494 Campaign:ssss_uk_02B Validity:during Choice:Leon CONN:MIG01HU MSISDN:00777777169999 GUID:0BFB1CE9-78D5-47C5-A146-EC4B8EF6F42D Shortcode:63334</text:span></text:p>
      <text:p text:style-name="P1"><text:span text:style-name="T1">VOTE 1168127494 Campaign:ssss_uk_02B Validity:during Choice:Leon CONN:MIG01TU MSISDN:00777770269999 GUID:820B19C4-DC48-4ECA-B431-97318FCB0113 Shortcode:63334</text:span></text:p>
      <text:p text:style-name="P1"><text:span text:style-name="T1">VOTE 1168127495 Campaign:ssss_uk_02B Validity:during Choice:Matthew CONN:MIG01XU MSISDN:00777775549999 GUID:B4FC348F-AA4C-44DD-81B9-8B41B6DC3AA0 Shortcode:63334</text:span></text:p>
      <text:p text:style-name="P1"><text:span text:style-name="T1">VOTE 1168127495 Campaign:ssss_uk_02B Validity:during Choice:Leon CONN:MIG01XU MSISDN:00777779599999 GUID:955B3115-1F76-4126-B75F-890C311F77B3 Shortcode:63334</text:span></text:p>
      <text:p text:style-name="P1"><text:span text:style-name="T1">VOTE 1168127495 Campaign:ssss_uk_02B Validity:during Choice:Leon CONN:MIG01XU MSISDN:00777770579999 GUID:598C7C8F-E8B9-4D69-9038-840389D756ED Shortcode:63334</text:span></text:p>
      <text:p text:style-name="P1"><text:span text:style-name="T1">VOTE 1168127496 Campaign:ssss_uk_02B Validity:during Choice:Leon CONN:MIG01OU MSISDN:00777770699999 GUID:ECBF94F2-6D05-458F-A95E-8BCCE514ADD5 Shortcode:63334</text:span></text:p>
      <text:p text:style-name="P1"><text:span text:style-name="T1">VOTE 1168127497 Campaign:ssss_uk_02B Validity:during Choice:Leon CONN:MIG01XU MSISDN:00777775249999 GUID:45D8A777-7D96-4A47-9E6E-D5397845259A Shortcode:63334</text:span></text:p>
      <text:p text:style-name="P1"><text:span text:style-name="T1">VOTE 1168127497 Campaign:ssss_uk_02B Validity:during Choice:Matthew CONN:MIG01TU MSISDN:00777772229999 GUID:07444007-94B6-42BE-A2B1-1280771B6763 Shortcode:63334</text:span></text:p>
      <text:p text:style-name="P1"><text:span text:style-name="T1">VOTE 1168127497 Campaign:ssss_uk_02B Validity:during Choice:Leon CONN:MIG01TU </text:span><text:soft-page-break/><text:span text:style-name="T1">MSISDN:00777772239999 GUID:2E2BF4E4-752C-4E37-A9B4-C53DA460AA7C Shortcode:63334</text:span></text:p>
      <text:p text:style-name="P1"><text:span text:style-name="T1">VOTE 1168127497 Campaign:ssss_uk_02B Validity:during Choice:Leon CONN:MIG01TU MSISDN:00777779089999 GUID:641616D9-DB3E-498D-9D65-E55F68142E57 Shortcode:63334</text:span></text:p>
      <text:p text:style-name="P1"><text:span text:style-name="T1">VOTE 1168127498 Campaign:ssss_uk_02B Validity:during Choice:Matthew CONN:MIG01XU MSISDN:00777774019999 GUID:8C5A9CA9-D4F8-4CDC-8901-AE542C88CC61 Shortcode:63334</text:span></text:p>
      <text:p text:style-name="P1"><text:span text:style-name="T1">VOTE 1168127498 Campaign:ssss_uk_02B Validity:during Choice:Leon CONN:MIG01XU MSISDN:00777771499999 GUID:AF779AAF-0764-4A97-89D6-A33B34CB9998 Shortcode:63334</text:span></text:p>
      <text:p text:style-name="P1"><text:span text:style-name="T1">VOTE 1168127499 Campaign:ssss_uk_02B Validity:during Choice:Matthew CONN:MIG01OU MSISDN:00777771929999 GUID:03CE3A84-5C9A-41DD-A58E-E391350C20B2 Shortcode:63334</text:span></text:p>
      <text:p text:style-name="P1"><text:span text:style-name="T1">VOTE 1168127500 Campaign:ssss_uk_02B Validity:during Choice:Matthew CONN:MIG01TU MSISDN:00777772219999 GUID:714C39E0-BB59-412C-8E8C-1ACB235C38B2 Shortcode:63334</text:span></text:p>
      <text:p text:style-name="P1"><text:span text:style-name="T1">VOTE 1168127500 Campaign:ssss_uk_02B Validity:during Choice:Leon CONN:MIG01TU MSISDN:00777777039999 GUID:E8E1B169-1856-445A-B13B-591B70734DB8 Shortcode:63334</text:span></text:p>
      <text:p text:style-name="P1"><text:span text:style-name="T1">VOTE 1168127501 Campaign:ssss_uk_02B Validity:during Choice:Leon CONN:MIG01XU MSISDN:00777776939999 GUID:53AB2BFE-793F-4FE8-BF88-BA52E058434A Shortcode:63334</text:span></text:p>
      <text:p text:style-name="P1"><text:span text:style-name="T1">VOTE 1168127503 Campaign:ssss_uk_02B Validity:during Choice:Matthew CONN:MIG01OU MSISDN:00777776489999 GUID:D40906BA-B121-4F3D-A3C0-220E0E57B283 Shortcode:63334</text:span></text:p>
      <text:p text:style-name="P1"><text:span text:style-name="T1">VOTE 1168127504 Campaign:ssss_uk_02B Validity:during Choice:Leon CONN:MIG01TU MSISDN:00777778179999 GUID:F18698E5-CF29-4CE3-A367-A17DB5E5448D Shortcode:63334</text:span></text:p>
      <text:p text:style-name="P1"><text:span text:style-name="T1">VOTE 1168127504 Campaign:ssss_uk_02B Validity:during Choice:Leon CONN:MIG01TU MSISDN:00777772769999 GUID:17747F42-35E8-4081-A85B-CF0FD585DE80 Shortcode:63334</text:span></text:p>
      <text:p text:style-name="P1"><text:span text:style-name="T1">VOTE 1168127504 Campaign:ssss_uk_02B Validity:during Choice:Leon CONN:MIG01TU MSISDN:00777773189999 GUID:30F56542-5325-4133-967A-18794E4D51E4 Shortcode:63334</text:span></text:p>
      <text:p text:style-name="P1"><text:span text:style-name="T1">VOTE 1168127504 Campaign:ssss_uk_02B Validity:during Choice:Leon CONN:MIG01TU MSISDN:00777774299999 GUID:749D5AF8-1F97-4531-A68D-F2EF350B572F Shortcode:63334</text:span></text:p>
      <text:p text:style-name="P1"><text:span text:style-name="T1">VOTE 1168127504 Campaign:ssss_uk_02B Validity:during Choice:Leon CONN:MIG01TU MSISDN:00777773849999 GUID:AB0BD7C4-3321-4E9B-B6C1-943917E641E9 Shortcode:63334</text:span></text:p>
      <text:p text:style-name="P1"><text:span text:style-name="T1">VOTE 1168127506 Campaign:ssss_uk_02B Validity:during Choice:Matthew CONN:MIG01TU MSISDN:00777772219999 GUID:C657FABA-6998-44A3-AC12-71050A43B3E7 Shortcode:63334</text:span></text:p>
      <text:p text:style-name="P1"><text:span text:style-name="T1">VOTE 1168127509 Campaign:ssss_uk_02B Validity:during Choice:Leon CONN:MIG01OU MSISDN:00777771499999 GUID:04B4D8A8-9D73-459F-BDDE-AEA3C472D29D Shortcode:63334</text:span></text:p>
      <text:p text:style-name="P1"><text:span text:style-name="T1">VOTE 1168127510 Campaign:ssss_uk_02B Validity:during Choice:Leon CONN:MIG01XU MSISDN:00777771709999 GUID:0B21FB96-921F-4EB3-A634-BA37965DF37E Shortcode:63334</text:span></text:p>
      <text:p text:style-name="P1"><text:span text:style-name="T1">VOTE 1168127510 Campaign:ssss_uk_02B Validity:during Choice:Matthew CONN:MIG01TU MSISDN:00777779629999 GUID:1FF8AFF1-06D4-4594-BBFB-C1FA75350FF3 Shortcode:63334</text:span></text:p>
      <text:p text:style-name="P1"><text:span text:style-name="T1">VOTE 1168127513 Campaign:ssss_uk_02B Validity:during Choice:Leon CONN:MIG01TU MSISDN:00777772249999 GUID:6F0271A4-ED61-46AB-BD75-1F13A997995C Shortcode:63334</text:span></text:p>
      <text:p text:style-name="P1"><text:span text:style-name="T1">VOTE 1168127513 Campaign:ssss_uk_02B Validity:during Choice:Leon CONN:MIG01XU MSISDN:00777771709999 GUID:0915A80F-0F09-4C2A-9A16-F8D7BCA31E89 Shortcode:63334</text:span></text:p>
      <text:p text:style-name="P1"><text:span text:style-name="T1">VOTE 1168127513 Campaign:ssss_uk_02B Validity:during Choice:Leon CONN:MIG01XU MSISDN:00777778549999 GUID:F4CAEAF6-DA6E-498B-A35E-9F0D39A015E6 Shortcode:63334</text:span></text:p>
      <text:p text:style-name="P1"><text:span text:style-name="T1">VOTE 1168127516 Campaign:ssss_uk_02B Validity:during Choice:Leon CONN:MIG01TU MSISDN:00777772239999 GUID:9EA0DA41-09B4-4C53-96C8-CCA028729CC5 Shortcode:63334</text:span></text:p>
      <text:p text:style-name="P1"><text:span text:style-name="T1">VOTE 1168127516 Campaign:ssss_uk_02B Validity:during Choice:Leon CONN:MIG01TU MSISDN:00777778179999 GUID:56E7B6CF-92C2-430F-B7B0-11CE04C27EC7 Shortcode:63334</text:span></text:p>
      <text:p text:style-name="P1"><text:span text:style-name="T1">VOTE 1168127516 Campaign:ssss_uk_02B Validity:during Choice:Leon CONN:MIG01XU MSISDN:00777777019999 GUID:BC0358FD-E562-4CD3-A782-F989542A6320 Shortcode:63334</text:span></text:p>
      <text:p text:style-name="P1"><text:span text:style-name="T1">VOTE 1168127518 Campaign:ssss_uk_02B Validity:during Choice:Matthew CONN:MIG01XU MSISDN:00777779839999 GUID:089B0789-95C8-4CBF-9480-CDFA29D43B04 Shortcode:63334</text:span></text:p>
      <text:p text:style-name="P1"><text:span text:style-name="T1">VOTE 1168127518 Campaign:ssss_uk_02B Validity:during Choice:Leon CONN:MIG01HU MSISDN:00777776329999 GUID:C96EEA8E-4384-4337-89ED-D24AD9B8A174 Shortcode:63334</text:span></text:p>
      <text:p text:style-name="P1"><text:span text:style-name="T1">VOTE 1168127520 Campaign:ssss_uk_02B Validity:during Choice:Leon CONN:MIG01XU MSISDN:00777774449999 GUID:199E9011-9CB6-40D8-906C-BF534D6C9FCC Shortcode:63334</text:span></text:p>
      <text:p text:style-name="P1"><text:span text:style-name="T1">VOTE 1168127520 Campaign:ssss_uk_02B Validity:during Choice:Matthew CONN:MIG01OU MSISDN:00777775159999 GUID:F5EFA83F-2980-422D-AE4D-E286CA628252 Shortcode:63334</text:span></text:p>
      <text:p text:style-name="P1"><text:span text:style-name="T1">VOTE 1168127522 Campaign:ssss_uk_02B Validity:during Choice:Matthew CONN:MIG01HU MSISDN:00777777259999 GUID:3E82C86C-3B3E-44C5-BC91-5902E92E1770 Shortcode:63334</text:span></text:p>
      <text:p text:style-name="P1"><text:span text:style-name="T1">VOTE 1168127525 Campaign:ssss_uk_02B Validity:during Choice:Leon CONN:MIG01XU MSISDN:00777771709999 GUID:DC694565-40CC-49A0-B5EE-E3CAF8E1A2F7 Shortcode:63334</text:span></text:p>
      <text:p text:style-name="P1"><text:span text:style-name="T1">VOTE 1168127523 Campaign:ssss_uk_02B Validity:during Choice:Leon CONN:MIG01XU MSISDN:00777774759999 GUID:AAD63606-BC18-4007-BBFB-2C6E03397899 Shortcode:63334</text:span></text:p>
      <text:p text:style-name="P1"><text:span text:style-name="T1">VOTE 1168127527 Campaign:ssss_uk_02B Validity:during Choice:Leon CONN:MIG01XU </text:span><text:soft-page-break/><text:span text:style-name="T1">MSISDN:00777775249999 GUID:622A94A5-6CDF-4E72-8B24-087680434B8A Shortcode:63334</text:span></text:p>
      <text:p text:style-name="P1"><text:span text:style-name="T1">VOTE 1168127528 Campaign:ssss_uk_02B Validity:during Choice:Leon CONN:MIG01TU MSISDN:00777777249999 GUID:9D91C07B-5543-4FBB-9AAC-7C971BEA37E2 Shortcode:63334</text:span></text:p>
      <text:p text:style-name="P1"><text:span text:style-name="T1">VOTE 1168127528 Campaign:ssss_uk_02B Validity:during Choice:Leon CONN:MIG01XU MSISDN:00777771709999 GUID:171F22B2-E200-4ADB-8101-69FE5A55C452 Shortcode:63334</text:span></text:p>
      <text:p text:style-name="P1"><text:span text:style-name="T1">VOTE 1168127528 Campaign:ssss_uk_02B Validity:during Choice:Leon CONN:MIG01XU MSISDN:00777771519999 GUID:5DE55D2D-A710-4295-A8A2-B3820B71586E Shortcode:63334</text:span></text:p>
      <text:p text:style-name="P1"><text:span text:style-name="T1">VOTE 1168127528 Campaign:ssss_uk_02B Validity:during Choice:Matthew CONN:MIG01TU MSISDN:00777771949999 GUID:73B99C1A-47D9-4EE9-8234-8EF35B89BEC2 Shortcode:63334</text:span></text:p>
      <text:p text:style-name="P1"><text:span text:style-name="T1">VOTE 1168127528 Campaign:ssss_uk_02B Validity:during Choice:Leon CONN:MIG01TU MSISDN:00777777259999 GUID:2CD9F687-50E4-443C-804C-604C6F004510 Shortcode:63334</text:span></text:p>
      <text:p text:style-name="P1"><text:span text:style-name="T1">VOTE 1168127530 Campaign:ssss_uk_02B Validity:during Choice:Leon CONN:MIG01XU MSISDN:00777779389999 GUID:9EC536F9-9A97-4C95-A615-08FFCA69DFF9 Shortcode:63334</text:span></text:p>
      <text:p text:style-name="P1"><text:span text:style-name="T1">VOTE 1168127531 Campaign:ssss_uk_02B Validity:during Choice:Leon CONN:MIG01TU MSISDN:00777774879999 GUID:03110688-07E8-41C6-9E36-717D9E73605F Shortcode:63334</text:span></text:p>
      <text:p text:style-name="P1"><text:span text:style-name="T1">VOTE 1168127531 Campaign:ssss_uk_02B Validity:during Choice:Matthew CONN:MIG01TU MSISDN:00777779149999 GUID:DD8A38AA-D89E-4DD1-B372-B0BF13DE833D Shortcode:63334</text:span></text:p>
      <text:p text:style-name="P1"><text:span text:style-name="T1">VOTE 1168127531 Campaign:ssss_uk_02B Validity:during Choice:Leon CONN:MIG01TU MSISDN:00777778179999 GUID:2B173C5C-2427-4CAF-93B2-57B84F65B62E Shortcode:63334</text:span></text:p>
      <text:p text:style-name="P1"><text:span text:style-name="T1">VOTE 1168127530 Campaign:ssss_uk_02B Validity:during Choice:Leon CONN:MIG01XU MSISDN:00777770649999 GUID:30CE4FFB-F8C9-4673-AA26-ECBFA28E2C04 Shortcode:63334</text:span></text:p>
      <text:p text:style-name="P1"><text:span text:style-name="T1">VOTE 1168127531 Campaign:ssss_uk_02B Validity:during Choice:Leon CONN:MIG01XU MSISDN:00777772469999 GUID:771B357A-EAD8-4F2A-A9A0-1F8666271E98 Shortcode:63334</text:span></text:p>
      <text:p text:style-name="P1"><text:span text:style-name="T1">VOTE 1168127532 Campaign:ssss_uk_02B Validity:during Choice:Leon CONN:MIG01HU MSISDN:00777776329999 GUID:08DA13DB-6DC6-4DAD-AE11-33BB2A4D90C1 Shortcode:63334</text:span></text:p>
      <text:p text:style-name="P1"><text:span text:style-name="T1">VOTE 1168127534 Campaign:ssss_uk_02B Validity:during Choice:Matthew CONN:MIG01TU MSISDN:00777773629999 GUID:CE30ADC4-EDCD-4F0B-BF72-2E49F6F93D78 Shortcode:63334</text:span></text:p>
      <text:p text:style-name="P1"><text:span text:style-name="T1">VOTE 1168127535 Campaign:ssss_uk_02B Validity:during Choice:Matthew CONN:MIG01XU MSISDN:00777775179999 GUID:4DC329C9-EAC8-47DB-BDF1-1DBC4EBA6228 Shortcode:63334</text:span></text:p>
      <text:p text:style-name="P1"><text:span text:style-name="T1">VOTE 1168127537 Campaign:ssss_uk_02B Validity:during Choice:Leon CONN:MIG01TU MSISDN:00777774299999 GUID:B048D904-7730-4D94-8F77-1705D0C5EA8A Shortcode:63334</text:span></text:p>
      <text:p text:style-name="P1"><text:span text:style-name="T1">VOTE 1168127540 Campaign:ssss_uk_02B Validity:during Choice:Matthew CONN:MIG01XU MSISDN:00777776319999 GUID:2083778D-4186-4AE4-A610-D7421C21FC75 Shortcode:63334</text:span></text:p>
      <text:p text:style-name="P1"><text:span text:style-name="T1">VOTE 1168127540 Campaign:ssss_uk_02B Validity:during Choice:Leon CONN:MIG01TU MSISDN:00777772619999 GUID:D5B891BF-5E19-479B-8818-322141840BB6 Shortcode:63334</text:span></text:p>
      <text:p text:style-name="P1"><text:span text:style-name="T1">VOTE 1168127541 Campaign:ssss_uk_02B Validity:during Choice:Leon CONN:MIG01XU MSISDN:00777774639999 GUID:0B5BCB05-BDAD-424B-A1EC-4E3B7884A0B2 Shortcode:63334</text:span></text:p>
      <text:p text:style-name="P1"><text:span text:style-name="T1">VOTE 1168127541 Campaign:ssss_uk_02B Validity:during Choice:Leon CONN:MIG01XU MSISDN:00777778639999 GUID:B0E3C0FB-F6F7-46FD-A1FF-0D2B1851C74E Shortcode:63334</text:span></text:p>
      <text:p text:style-name="P1"><text:span text:style-name="T1">VOTE 1168127541 Campaign:ssss_uk_02B Validity:during Choice:Leon CONN:MIG01XU MSISDN:00777779429999 GUID:F5C9DC7B-7D10-41A5-A6FF-85FEC68F2928 Shortcode:63334</text:span></text:p>
      <text:p text:style-name="P1"><text:span text:style-name="T1">VOTE 1168127543 Campaign:ssss_uk_02B Validity:during Choice:Leon CONN:MIG01TU MSISDN:00777774079999 GUID:8DB673AC-C730-4B23-ACAB-CD92275BB603 Shortcode:63334</text:span></text:p>
      <text:p text:style-name="P1"><text:span text:style-name="T1">VOTE 1168127547 Campaign:ssss_uk_02B Validity:during Choice:Leon CONN:MIG01XU MSISDN:00777778269999 GUID:664F9217-7904-4AB7-89C7-FD29409B51FC Shortcode:63334</text:span></text:p>
      <text:p text:style-name="P1"><text:span text:style-name="T1">VOTE 1168127547 Campaign:ssss_uk_02B Validity:during Choice:Leon CONN:MIG01HU MSISDN:00777776329999 GUID:E821E1CE-E36E-40D4-AEE5-01984E14A845 Shortcode:63334</text:span></text:p>
      <text:p text:style-name="P1"><text:span text:style-name="T1">VOTE 1168127549 Campaign:ssss_uk_02B Validity:during Choice:Leon CONN:MIG01TU MSISDN:00777778179999 GUID:F34A8577-F23B-4B1B-8177-702FF44EFFE3 Shortcode:63334</text:span></text:p>
      <text:p text:style-name="P1"><text:span text:style-name="T1">VOTE 1168127544 Campaign:ssss_uk_02B Validity:during Choice:Matthew CONN:MIG01OU MSISDN:00777777309999 GUID:D4352630-DB70-4AD1-B77C-72D0F4A27028 Shortcode:63334</text:span></text:p>
      <text:p text:style-name="P1"><text:span text:style-name="T1">VOTE 1168127551 Campaign:ssss_uk_02B Validity:during Choice:Leon CONN:MIG01XU MSISDN:00777776489999 GUID:17C033DA-F032-47CD-8AB9-9877CDB0364D Shortcode:63334</text:span></text:p>
      <text:p text:style-name="P1"><text:span text:style-name="T1">VOTE 1168127555 Campaign:ssss_uk_02B Validity:during Choice:Leon CONN:MIG01XU MSISDN:00777774699999 GUID:B5BCB5E5-570C-4261-B2E3-E8251B9DC9E3 Shortcode:63334</text:span></text:p>
      <text:p text:style-name="P1"><text:span text:style-name="T1">VOTE 1168127555 Campaign:ssss_uk_02B Validity:during Choice:Matthew CONN:MIG01XU MSISDN:00777771049999 GUID:DD1075F6-67C5-4639-AB0F-84F52D542F50 Shortcode:63334</text:span></text:p>
      <text:p text:style-name="P1"><text:span text:style-name="T1">VOTE 1168127557 Campaign:ssss_uk_02B Validity:during Choice:Leon CONN:MIG01HU MSISDN:00777776329999 GUID:8BD24BB6-144A-4EE1-852E-B26E808F1FFE Shortcode:63334</text:span></text:p>
      <text:p text:style-name="P1"><text:span text:style-name="T1">VOTE 1168127558 Campaign:ssss_uk_02B Validity:during Choice:Leon CONN:MIG01TU MSISDN:00777771679999 GUID:0BA60F53-BF77-4F42-A509-F0EEE05EF3EF Shortcode:63334</text:span></text:p>
      <text:p text:style-name="P1"><text:span text:style-name="T1">VOTE 1168127558 Campaign:ssss_uk_02B Validity:during Choice:Matthew CONN:MIG01TU </text:span><text:soft-page-break/><text:span text:style-name="T1">MSISDN:00777778339999 GUID:F5C90FE0-F86C-41F0-B2F3-885920016787 Shortcode:63334</text:span></text:p>
      <text:p text:style-name="P1"><text:span text:style-name="T1">VOTE 1168127558 Campaign:ssss_uk_02B Validity:during Choice:Leon CONN:MIG01XU MSISDN:00777773489999 GUID:65869089-33EA-4A0D-841E-1B9C0E441878 Shortcode:63334</text:span></text:p>
      <text:p text:style-name="P1"><text:span text:style-name="T1">VOTE 1168127559 Campaign:ssss_uk_02B Validity:during Choice:Matthew CONN:MIG01XU MSISDN:00777775179999 GUID:E8B4ADE3-5BBA-419A-BBCE-A6F833A2F15F Shortcode:63334</text:span></text:p>
      <text:p text:style-name="P1"><text:span text:style-name="T1">VOTE 1168127559 Campaign:ssss_uk_02B Validity:during Choice:Leon CONN:MIG01OU MSISDN:00777777659999 GUID:E334D97F-2E9F-45C9-A344-655E570248D9 Shortcode:63334</text:span></text:p>
      <text:p text:style-name="P1"><text:span text:style-name="T1">VOTE 1168127560 Campaign:ssss_uk_02B Validity:during Choice:Matthew CONN:MIG01HU MSISDN:00777776329999 GUID:8965C217-1CD0-410D-B63E-ACFCD67DAADE Shortcode:63334</text:span></text:p>
      <text:p text:style-name="P1"><text:span text:style-name="T1">VOTE 1168127560 Campaign:ssss_uk_02B Validity:during Choice:Leon CONN:MIG01XU MSISDN:00777772569999 GUID:756BEE49-29F5-490A-BFBD-02689FF2FF0B Shortcode:63334</text:span></text:p>
      <text:p text:style-name="P1"><text:span text:style-name="T1">VOTE 1168127561 Campaign:ssss_uk_02B Validity:during Choice:Matthew CONN:MIG01TU MSISDN:00777772609999 GUID:82B3D97D-00C8-4AD1-8030-12838726A2E7 Shortcode:63334</text:span></text:p>
      <text:p text:style-name="P1"><text:span text:style-name="T1">VOTE 1168127561 Campaign:ssss_uk_02B Validity:during Choice:Matthew CONN:MIG01TU MSISDN:00777773929999 GUID:A9007EBB-416B-490F-8642-F7557AB36378 Shortcode:63334</text:span></text:p>
      <text:p text:style-name="P1"><text:span text:style-name="T1">VOTE 1168127563 Campaign:ssss_uk_02B Validity:during Choice:Matthew CONN:MIG01XU MSISDN:00777778849999 GUID:D915BC31-ABD7-4AC7-A248-38E8174B3D81 Shortcode:63334</text:span></text:p>
      <text:p text:style-name="P1"><text:span text:style-name="T1">VOTE 1168127565 Campaign:ssss_uk_02B Validity:during Choice:Leon CONN:MIG01XU MSISDN:00777774179999 GUID:802EA401-3B88-478F-B6DB-72EFBD99D930 Shortcode:63334</text:span></text:p>
      <text:p text:style-name="P1"><text:span text:style-name="T1">VOTE 1168127568 Campaign:ssss_uk_02B Validity:during Choice:Leon CONN:MIG01HU MSISDN:00777776329999 GUID:2ADF8B07-4D7D-447A-A007-2E533CC58C52 Shortcode:63334</text:span></text:p>
      <text:p text:style-name="P1"><text:span text:style-name="T1">VOTE 1168127568 Campaign:ssss_uk_02B Validity:during Choice:Leon CONN:MIG01XU MSISDN:00777775209999 GUID:67FDE2D8-D9F9-4000-9959-5626B08A3282 Shortcode:63334</text:span></text:p>
      <text:p text:style-name="P1"><text:span text:style-name="T1">VOTE 1168127570 Campaign:ssss_uk_02B Validity:during Choice:Matthew CONN:MIG01XU MSISDN:00777772029999 GUID:3F3FC2BB-F0C1-4ADA-80CC-35BDFA91E9AF Shortcode:63334</text:span></text:p>
      <text:p text:style-name="P1"><text:span text:style-name="T1">VOTE 1168127570 Campaign:ssss_uk_02B Validity:during Choice:Matthew CONN:MIG01XU MSISDN:00777772249999 GUID:4F1CAA86-68E5-4E26-8B23-CC6D33990AE0 Shortcode:63334</text:span></text:p>
      <text:p text:style-name="P1"><text:span text:style-name="T1">VOTE 1168127575 Campaign:ssss_uk_02B Validity:during Choice:Leon CONN:MIG01XU MSISDN:00777774749999 GUID:6484DF05-0A68-40A9-93BE-70C3ABA024AF Shortcode:63334</text:span></text:p>
      <text:p text:style-name="P1"><text:span text:style-name="T1">VOTE 1168127579 Campaign:ssss_uk_02B Validity:during Choice:Leon CONN:MIG01TU MSISDN:00777772459999 GUID:99E9A586-10D0-45A0-A5D1-D731EA347039 Shortcode:63334</text:span></text:p>
      <text:p text:style-name="P1"><text:span text:style-name="T1">VOTE 1168127585 Campaign:ssss_uk_02B Validity:during Choice:Leon CONN:MIG01TU MSISDN:00777778179999 GUID:340ECB95-8562-4642-903F-FF525A50DD52 Shortcode:63334</text:span></text:p>
      <text:p text:style-name="P1"><text:span text:style-name="T1">VOTE 1168127588 Campaign:ssss_uk_02B Validity:during Choice:Leon CONN:MIG01TU MSISDN:00777770739999 GUID:88A674D9-F900-47D0-BDE4-5833A8C7EA06 Shortcode:63334</text:span></text:p>
      <text:p text:style-name="P1"><text:span text:style-name="T1">VOTE 1168127597 Campaign:ssss_uk_02B Validity:during Choice:Matthew CONN:MIG01TU MSISDN:00777777489999 GUID:B6691255-AF66-4FE9-9D89-92E7CAE1F24C Shortcode:63334</text:span></text:p>
      <text:p text:style-name="P1"><text:span text:style-name="T1">VOTE 1168127612 Campaign:ssss_uk_02B Validity:during Choice:Leon CONN:MIG01TU MSISDN:00777778249999 GUID:40BDBCB3-B879-4F79-85C2-A48DFFF920CE Shortcode:63334</text:span></text:p>
      <text:p text:style-name="P1"><text:span text:style-name="T1">VOTE 1168127614 Campaign:ssss_uk_02B Validity:during Choice:Leon CONN:MIG01HU MSISDN:00777777179999 GUID:A82930C3-96E7-4DEF-9BE8-B9000A06FEA4 Shortcode:63334</text:span></text:p>
      <text:p text:style-name="P1"><text:span text:style-name="T1">VOTE 1168127618 Campaign:ssss_uk_02B Validity:during Choice:Leon CONN:MIG01TU MSISDN:00777777509999 GUID:3038DD50-0C56-46B7-A4C6-EB4D24E2DAFD Shortcode:63334</text:span></text:p>
      <text:p text:style-name="P1"><text:span text:style-name="T1">VOTE 1168127621 Campaign:ssss_uk_02B Validity:during Choice:Matthew CONN:MIG01TU MSISDN:00777771649999 GUID:351FEF27-1E66-4F0A-A4D1-CCC4BDB4D626 Shortcode:63334</text:span></text:p>
      <text:p text:style-name="P1"><text:span text:style-name="T1">VOTE 1168127672 Campaign:ssss_uk_02B Validity:during Choice:Leon CONN:MIG01XU MSISDN:00777771709999 GUID:5A7F7393-AE66-46C9-B41D-F7805657E306 Shortcode:63334</text:span></text:p>
      <text:p text:style-name="P1"><text:span text:style-name="T1">VOTE 1168127674 Campaign:ssss_uk_02B Validity:during Choice:Leon CONN:MIG01XU MSISDN:00777775179999 GUID:897C5AEC-48A5-4D28-889A-0081996EFC95 Shortcode:63334</text:span></text:p>
      <text:p text:style-name="P1"><text:span text:style-name="T1">VOTE 1168127672 Campaign:ssss_uk_02B Validity:during Choice:Leon CONN:MIG01TU MSISDN:00777772989999 GUID:0118AD50-9BA0-4C8D-B370-6A355C056617 Shortcode:63334</text:span></text:p>
      <text:p text:style-name="P1"><text:span text:style-name="T1">VOTE 1168127674 Campaign:ssss_uk_02B Validity:during Choice:Leon CONN:MIG01XU MSISDN:00777771709999 GUID:9F6830FA-1C44-46FC-9DE7-42213050A4F0 Shortcode:63334</text:span></text:p>
      <text:p text:style-name="P1"><text:span text:style-name="T1">VOTE 1168127676 Campaign:ssss_uk_02B Validity:during Choice:Leon CONN:MIG01XU MSISDN:00777777579999 GUID:5D91C708-EABF-4083-8B31-2955E6F7C403 Shortcode:63334</text:span></text:p>
      <text:p text:style-name="P1"><text:span text:style-name="T1">VOTE 1168127684 Campaign:ssss_uk_02B Validity:during Choice:Matthew CONN:MIG01TU MSISDN:00777770639999 GUID:F9A7D8DC-3F99-4B03-8836-B7A9CAC3C796 Shortcode:63334</text:span></text:p>
      <text:p text:style-name="P1"><text:span text:style-name="T1">VOTE 1168127687 Campaign:ssss_uk_02B Validity:during Choice:Leon CONN:MIG01XU MSISDN:00777774889999 GUID:2A8680E5-A2E1-40C4-9F2C-A2A09F117685 Shortcode:63334</text:span></text:p>
      <text:p text:style-name="P1"><text:span text:style-name="T1">VOTE 1168127691 Campaign:ssss_uk_02B Validity:during Choice:Matthew CONN:MIG01XU MSISDN:00777775179999 GUID:83B5D6A5-840F-4818-9AD3-5959F3787869 Shortcode:63334</text:span></text:p>
      <text:p text:style-name="P1"><text:span text:style-name="T1">VOTE 1168127692 Campaign:ssss_uk_02B Validity:during Choice:Matthew CONN:MIG01XU </text:span><text:soft-page-break/><text:span text:style-name="T1">MSISDN:00777775469999 GUID:3AFEAD4F-F37C-4ED5-A998-B7F69D91B179 Shortcode:63334</text:span></text:p>
      <text:p text:style-name="P1"><text:span text:style-name="T1">VOTE 1168127692 Campaign:ssss_uk_02B Validity:during Choice:Gemma CONN:MIG01OU MSISDN:00777779129999 GUID:F7BAB82F-BB4B-4FD6-A259-F7CEC95E0831 Shortcode:63334</text:span></text:p>
      <text:p text:style-name="P1"><text:span text:style-name="T1">VOTE 1168127701 Campaign:ssss_uk_02B Validity:during Choice:Leon CONN:MIG01XU MSISDN:00777774359999 GUID:9B85C54F-1C0A-459F-987E-F9C3470D2BD0 Shortcode:63334</text:span></text:p>
      <text:p text:style-name="P1"><text:span text:style-name="T1">VOTE 1168127707 Campaign:ssss_uk_02B Validity:during Choice:Leon CONN:MIG01OU MSISDN:00777771859999 GUID:4A813A89-F6F1-4CBC-BAEB-C69CA7870E98 Shortcode:63334</text:span></text:p>
      <text:p text:style-name="P1"><text:span text:style-name="T1">VOTE 1168127711 Campaign:ssss_uk_02B Validity:during Choice:Leon CONN:MIG01XU MSISDN:00777771709999 GUID:7D6A5173-7AC4-4BBA-82EA-033B6D786633 Shortcode:63334</text:span></text:p>
      <text:p text:style-name="P1"><text:span text:style-name="T1">VOTE 1168127711 Campaign:ssss_uk_02B Validity:during Choice:Matthew CONN:MIG01TU MSISDN:00777772829999 GUID:F79C092E-D48B-4815-9F65-80D6D39B117A Shortcode:63334</text:span></text:p>
      <text:p text:style-name="P1"><text:span text:style-name="T1">VOTE 1168127713 Campaign:ssss_uk_02B Validity:during Choice:Verity CONN:MIG01OU MSISDN:00777775919999 GUID:B7D58C8C-82BE-4978-8747-5F307854DC78 Shortcode:63334</text:span></text:p>
      <text:p text:style-name="P1"><text:span text:style-name="T1">VOTE 1168127714 Campaign:ssss_uk_02B Validity:during Choice:Leon CONN:MIG01XU MSISDN:00777771709999 GUID:6BF69CB8-289C-4B85-B019-BBF6622C4BE4 Shortcode:63334</text:span></text:p>
      <text:p text:style-name="P1"><text:span text:style-name="T1">VOTE 1168127715 Campaign:ssss_uk_02B Validity:during Choice:Matthew CONN:MIG01OU MSISDN:00777771979999 GUID:80B309EA-6F7B-43C3-8DB8-9A21F14EFA90 Shortcode:63334</text:span></text:p>
      <text:p text:style-name="P1"><text:span text:style-name="T1">VOTE 1168127717 Campaign:ssss_uk_02B Validity:during Choice:Antony CONN:MIG01OU MSISDN:00777775919999 GUID:02A8CB82-CAF9-448D-9DAE-11CA6D1B04CF Shortcode:63334</text:span></text:p>
      <text:p text:style-name="P1"><text:span text:style-name="T1">VOTE 1168127717 Campaign:ssss_uk_02B Validity:during Choice:Leon CONN:MIG01XU MSISDN:00777771709999 GUID:525BF413-A498-49AD-8560-B09743B2B741 Shortcode:63334</text:span></text:p>
      <text:p text:style-name="P1"><text:span text:style-name="T1">VOTE 1168127729 Campaign:ssss_uk_02B Validity:during Choice:Leon CONN:MIG01XU MSISDN:00777771709999 GUID:9CE15CE4-F756-47E6-98FB-8A991F22BF51 Shortcode:63334</text:span></text:p>
      <text:p text:style-name="P1"><text:span text:style-name="T1">VOTE 1168127730 Campaign:ssss_uk_02B Validity:during Choice:Leon CONN:MIG01OU MSISDN:00777779129999 GUID:7755D409-86F7-4DA2-9877-6388A6608E79 Shortcode:63334</text:span></text:p>
      <text:p text:style-name="P1"><text:span text:style-name="T1">VOTE 1168127739 Campaign:ssss_uk_02B Validity:during Choice:Matthew CONN:MIG01TU MSISDN:00777772829999 GUID:8AF40424-185C-4FFC-AFC5-CE6DAAD7E379 Shortcode:63334</text:span></text:p>
      <text:p text:style-name="P1"><text:span text:style-name="T1">VOTE 1168127744 Campaign:ssss_uk_02B Validity:during Choice:Matthew CONN:MIG01OU MSISDN:00777771979999 GUID:93D1D585-0687-4781-92F3-21827701BBF7 Shortcode:63334</text:span></text:p>
      <text:p text:style-name="P1"><text:span text:style-name="T1">VOTE 1168127744 Campaign:ssss_uk_02B Validity:during Choice:Leon CONN:MIG01OU MSISDN:00777771859999 GUID:52646D64-0D14-4725-A7FA-D1BA6BB797A0 Shortcode:63334</text:span></text:p>
      <text:p text:style-name="P1"><text:span text:style-name="T1">VOTE 1168127746 Campaign:ssss_uk_02B Validity:during Choice:Matthew CONN:MIG01XU MSISDN:00777775469999 GUID:05CC4955-BC6C-445F-BE19-CC34B8F8BB5C Shortcode:63334</text:span></text:p>
      <text:p text:style-name="P1"><text:span text:style-name="T1">VOTE 1168127752 Campaign:ssss_uk_02B Validity:during Choice:Antony CONN:MIG01XU MSISDN:00777771069999 GUID:AD4BB8B5-7502-487C-9E1B-3DE2B56127AC Shortcode:63334</text:span></text:p>
      <text:p text:style-name="P1"><text:span text:style-name="T1">VOTE 1168127758 Campaign:ssss_uk_02B Validity:during Choice:Leon CONN:MIG01OU MSISDN:00777775409999 GUID:21113CBD-7E5D-4C00-B9A1-DF02B4D34F21 Shortcode:63334</text:span></text:p>
      <text:p text:style-name="P1"><text:span text:style-name="T1">VOTE 1168127765 Campaign:ssss_uk_02B Validity:during Choice:Matthew CONN:MIG00VU MSISDN:00777779399999 GUID:F0575DEF-7E31-4B7A-8046-1CB3C876ED77 Shortcode:63334</text:span></text:p>
      <text:p text:style-name="P1"><text:span text:style-name="T1">VOTE 1168127772 Campaign:ssss_uk_02B Validity:during Choice:Matthew CONN:MIG00VU MSISDN:00777776459999 GUID:91649A38-7576-4B5A-9DA2-B2A9C32FE6DF Shortcode:63334</text:span></text:p>
      <text:p text:style-name="P1"><text:span text:style-name="T1">VOTE 1168127774 Campaign:ssss_uk_02B Validity:during Choice:Leon CONN:MIG01OU MSISDN:00777778239999 GUID:17DECD0D-D74F-41AB-9B3E-4BC9D34807A7 Shortcode:63334</text:span></text:p>
      <text:p text:style-name="P1"><text:span text:style-name="T1">VOTE 1168127777 Campaign:ssss_uk_02B Validity:during Choice:Matthew CONN:MIG00VU MSISDN:00777779159999 GUID:86B7E333-38F5-48A2-B11B-E4B94D8103A2 Shortcode:63334</text:span></text:p>
      <text:p text:style-name="P1"><text:span text:style-name="T1">VOTE 1168127779 Campaign:ssss_uk_02B Validity:during Choice:Matthew CONN:MIG01OU MSISDN:00777771979999 GUID:2A80BD95-08EE-4423-BCE2-31F15506CFDF Shortcode:63334</text:span></text:p>
      <text:p text:style-name="P1"><text:span text:style-name="T1">VOTE 1168127782 Campaign:ssss_uk_02B Validity:during Choice:Leon CONN:MIG00VU MSISDN:00777773919999 GUID:05CFE572-8D96-4C5E-BAF5-DB17E4DDBA49 Shortcode:63334</text:span></text:p>
      <text:p text:style-name="P1"><text:span text:style-name="T1">VOTE 1168127783 Campaign:ssss_uk_02B Validity:during Choice:Verity CONN:MIG00VU MSISDN:00777779059999 GUID:E6F9D03B-EFFB-4C5F-BC2F-2BCAE349EA19 Shortcode:63334</text:span></text:p>
      <text:p text:style-name="P1"><text:span text:style-name="T1">VOTE 1168127913 Campaign:ssss_uk_02B Validity:during Choice:Matthew CONN:MIG01OU MSISDN:00777777569999 GUID:5CF6810A-887D-425D-B581-CF8591F14D26 Shortcode:63334</text:span></text:p>
      <text:p text:style-name="P1"><text:span text:style-name="T1">VOTE 1168127917 Campaign:ssss_uk_02B Validity:during Choice:Matthew CONN:MIG01XU MSISDN:00777774269999 GUID:075C4EBA-67A2-4E9C-B9DC-DF551D37947B Shortcode:63334</text:span></text:p>
      <text:p text:style-name="P1"><text:span text:style-name="T1">VOTE 1168127938 Campaign:ssss_uk_02B Validity:during Choice:Leon CONN:MIG01OU MSISDN:00777776299999 GUID:9BD0C91C-6A73-4898-B634-471F29EFF6CD Shortcode:63334</text:span></text:p>
      <text:p text:style-name="P1"><text:span text:style-name="T1">VOTE 1168127948 Campaign:ssss_uk_02B Validity:during Choice:Leon CONN:MIG01XU MSISDN:00777777769999 GUID:B93B743B-E611-4811-B5FE-1BC9AB4E4F82 Shortcode:63334</text:span></text:p>
      <text:p text:style-name="P1"><text:span text:style-name="T1">VOTE 1168127949 Campaign:ssss_uk_02B Validity:during Choice:Matthew CONN:MIG00VU MSISDN:00777772069999 GUID:FAD7EF71-CFAE-4528-8869-1456ED3BCDD2 Shortcode:63334</text:span></text:p>
      <text:p text:style-name="P1"><text:span text:style-name="T1">VOTE 1168127956 Campaign:ssss_uk_02B Validity:during Choice:Antony CONN:MIG01OU </text:span><text:soft-page-break/><text:span text:style-name="T1">MSISDN:00777779419999 GUID:51742738-DFFA-41DA-B76F-7DE5DBF59E32 Shortcode:63334</text:span></text:p>
      <text:p text:style-name="P1"><text:span text:style-name="T1">VOTE 1168127958 Campaign:ssss_uk_02B Validity:during Choice:Leon CONN:MIG01XU MSISDN:00777777769999 GUID:187FF582-0D87-442F-B24B-C9DFFE7BB532 Shortcode:63334</text:span></text:p>
      <text:p text:style-name="P1"><text:span text:style-name="T1">VOTE 1168127958 Campaign:ssss_uk_02B Validity:during Choice:Antony CONN:MIG01TU MSISDN:00777770939999 GUID:A4A44192-D83E-40E3-82FF-5B00A2BDA9BE Shortcode:63334</text:span></text:p>
      <text:p text:style-name="P1"><text:span text:style-name="T1">VOTE 1168127961 Campaign:ssss_uk_02B Validity:during Choice:Leon CONN:MIG00VU MSISDN:00777771699999 GUID:74D9B65A-4E8E-4B5D-9D4C-830EF1904393 Shortcode:63334</text:span></text:p>
      <text:p text:style-name="P1"><text:span text:style-name="T1">VOTE 1168127963 Campaign:ssss_uk_02B Validity:during Choice:Leon CONN:MIG00VU MSISDN:00777778149999 GUID:F5B0DE09-3853-4B8A-AB4D-B2B0A4469A87 Shortcode:63334</text:span></text:p>
      <text:p text:style-name="P1"><text:span text:style-name="T1">VOTE 1168127966 Campaign:ssss_uk_02B Validity:during Choice:Matthew CONN:MIG01OU MSISDN:00777771979999 GUID:940417FA-ABBE-4693-B9C0-41627BCF552D Shortcode:63334</text:span></text:p>
      <text:p text:style-name="P1"><text:span text:style-name="T1">VOTE 1168127970 Campaign:ssss_uk_02B Validity:during Choice:Matthew CONN:MIG01XU MSISDN:00777770699999 GUID:E7E4E716-514B-4FCA-B0A5-B8F8AD7B28DF Shortcode:63334</text:span></text:p>
      <text:p text:style-name="P1"><text:span text:style-name="T1">VOTE 1168127988 Campaign:ssss_uk_02B Validity:during Choice:Matthew CONN:MIG01XU MSISDN:00777770699999 GUID:28D90AEF-4915-47EC-BE94-8F05F9A9EFB3 Shortcode:63334</text:span></text:p>
      <text:p text:style-name="P1"><text:span text:style-name="T1">VOTE 1168127998 Campaign:ssss_uk_02B Validity:during Choice:Antony CONN:MIG00VU MSISDN:00777778479999 GUID:2B76B676-559F-48C9-9C41-A55A75CE4452 Shortcode:63334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0T23:27:42</dc:date>
    <dc:creator>HappyHome </dc:creator>
    <meta:document-statistic meta:table-count="0" meta:image-count="0" meta:object-count="0" meta:page-count="419" meta:paragraph-count="12967" meta:word-count="116692" meta:character-count="2060750" meta:non-whitespace-character-count="1944057"/>
    <meta:generator>LibreOffice/4.0.2.2$Linux_x86 LibreOffice_project/400m0$Build-2</meta:generator>
  </office:meta>
</office:document-meta>
</file>